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090000007048CC9F035AD6722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egean2" svg:font-family="Aegean"/>
    <style:font-face style:name="Aroania1" svg:font-family="Aroania"/>
    <style:font-face style:name="Asea" svg:font-family="Asea"/>
    <style:font-face style:name="Calibri Light2" svg:font-family="'Calibri Light'" style:font-adornments="Regular"/>
    <style:font-face style:name="Mangal1" svg:font-family="Mangal"/>
    <style:font-face style:name="Aegean" svg:font-family="Aegean" style:font-family-generic="swiss"/>
    <style:font-face style:name="Calibri" svg:font-family="Calibri" style:font-family-generic="swiss"/>
    <style:font-face style:name="Cambria" svg:font-family="Cambria" style:font-family-generic="swiss"/>
    <style:font-face style:name="Consolas" svg:font-family="Consolas" style:font-family-generic="swiss"/>
    <style:font-face style:name="Tahoma" svg:font-family="Tahoma" style:font-family-generic="swiss"/>
    <style:font-face style:name="Times New Roman" svg:font-family="'Times New Roman'"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egean3" svg:font-family="Aegean" style:font-family-generic="roman" style:font-pitch="variable"/>
    <style:font-face style:name="Symbola" svg:font-family="Symbola" style:font-family-generic="roman" style:font-pitch="variable"/>
    <style:font-face style:name="Times" svg:font-family="Times" style:font-family-generic="roman" style:font-pitch="variable"/>
    <style:font-face style:name="Times New Roman2" svg:font-family="'Times New Roman'" style:font-family-generic="roman" style:font-pitch="variable"/>
    <style:font-face style:name="Aegean1" svg:font-family="Aegean" style:font-family-generic="swiss" style:font-pitch="variable"/>
    <style:font-face style:name="Aegean001" svg:font-family="Aegean001" style:font-family-generic="swiss" style:font-pitch="variable"/>
    <style:font-face style:name="Aegean2011" svg:font-family="Aegean2011" style:font-family-generic="swiss" style:font-pitch="variable"/>
    <style:font-face style:name="Aegean:aalt" svg:font-family="Aegean:aalt" style:font-family-generic="swiss" style:font-pitch="variable"/>
    <style:font-face style:name="Aegean:aalt=10" svg:font-family="Aegean:aalt=10" style:font-family-generic="swiss" style:font-pitch="variable"/>
    <style:font-face style:name="Aegean:aalt=11" svg:font-family="Aegean:aalt=11" style:font-family-generic="swiss" style:font-pitch="variable"/>
    <style:font-face style:name="Aegean:aalt=12" svg:font-family="Aegean:aalt=12" style:font-family-generic="swiss" style:font-pitch="variable"/>
    <style:font-face style:name="Aegean:aalt=13" svg:font-family="Aegean:aalt=13" style:font-family-generic="swiss" style:font-pitch="variable"/>
    <style:font-face style:name="Aegean:aalt=14" svg:font-family="Aegean:aalt=14" style:font-family-generic="swiss" style:font-pitch="variable"/>
    <style:font-face style:name="Aegean:aalt=17" svg:font-family="Aegean:aalt=17" style:font-family-generic="swiss" style:font-pitch="variable"/>
    <style:font-face style:name="Aegean:aalt=2" svg:font-family="Aegean:aalt=2" style:font-family-generic="swiss" style:font-pitch="variable"/>
    <style:font-face style:name="Aegean:aalt=3" svg:font-family="Aegean:aalt=3" style:font-family-generic="swiss" style:font-pitch="variable"/>
    <style:font-face style:name="Aegean:aalt=4" svg:font-family="Aegean:aalt=4" style:font-family-generic="swiss" style:font-pitch="variable"/>
    <style:font-face style:name="Aegean:aalt=5" svg:font-family="Aegean:aalt=5" style:font-family-generic="swiss" style:font-pitch="variable"/>
    <style:font-face style:name="Aegean:aalt=6" svg:font-family="Aegean:aalt=6" style:font-family-generic="swiss" style:font-pitch="variable"/>
    <style:font-face style:name="Aegean:aalt=7" svg:font-family="Aegean:aalt=7" style:font-family-generic="swiss" style:font-pitch="variable"/>
    <style:font-face style:name="Aegean:aalt=8" svg:font-family="Aegean:aalt=8" style:font-family-generic="swiss" style:font-pitch="variable"/>
    <style:font-face style:name="Aegean:aalt=9" svg:font-family="Aegean:aalt=9" style:font-family-generic="swiss" style:font-pitch="variable"/>
    <style:font-face style:name="Aegean:cv01" svg:font-family="Aegean:cv01" style:font-family-generic="swiss" style:font-pitch="variable"/>
    <style:font-face style:name="Aegean:cv02" svg:font-family="Aegean:cv02" style:font-family-generic="swiss" style:font-pitch="variable"/>
    <style:font-face style:name="Aegean:cv02=2" svg:font-family="Aegean:cv02=2" style:font-family-generic="swiss" style:font-pitch="variable"/>
    <style:font-face style:name="Aegean:cv03" svg:font-family="Aegean:cv03" style:font-family-generic="swiss" style:font-pitch="variable"/>
    <style:font-face style:name="Aegean:cv03=2" svg:font-family="Aegean:cv03=2" style:font-family-generic="swiss" style:font-pitch="variable"/>
    <style:font-face style:name="Aegean:cv03=3" svg:font-family="Aegean:cv03=3" style:font-family-generic="swiss" style:font-pitch="variable"/>
    <style:font-face style:name="Aegean:cv04" svg:font-family="Aegean:cv04" style:font-family-generic="swiss" style:font-pitch="variable"/>
    <style:font-face style:name="Aegean:cv04=2" svg:font-family="Aegean:cv04=2" style:font-family-generic="swiss" style:font-pitch="variable"/>
    <style:font-face style:name="Aegean:cv04=3" svg:font-family="Aegean:cv04=3" style:font-family-generic="swiss" style:font-pitch="variable"/>
    <style:font-face style:name="Aegean:cv04=4" svg:font-family="Aegean:cv04=4" style:font-family-generic="swiss" style:font-pitch="variable"/>
    <style:font-face style:name="Aegean:cv05" svg:font-family="Aegean:cv05" style:font-family-generic="swiss" style:font-pitch="variable"/>
    <style:font-face style:name="Aegean:cv05=2" svg:font-family="Aegean:cv05=2" style:font-family-generic="swiss" style:font-pitch="variable"/>
    <style:font-face style:name="Aegean:cv05=3" svg:font-family="Aegean:cv05=3" style:font-family-generic="swiss" style:font-pitch="variable"/>
    <style:font-face style:name="Aegean:cv05=4" svg:font-family="Aegean:cv05=4" style:font-family-generic="swiss" style:font-pitch="variable"/>
    <style:font-face style:name="Aegean:cv05=5" svg:font-family="Aegean:cv05=5" style:font-family-generic="swiss" style:font-pitch="variable"/>
    <style:font-face style:name="Aegean:cv06" svg:font-family="Aegean:cv06" style:font-family-generic="swiss" style:font-pitch="variable"/>
    <style:font-face style:name="Aegean:cv06=2" svg:font-family="Aegean:cv06=2" style:font-family-generic="swiss" style:font-pitch="variable"/>
    <style:font-face style:name="Aegean:cv06=3" svg:font-family="Aegean:cv06=3" style:font-family-generic="swiss" style:font-pitch="variable"/>
    <style:font-face style:name="Aegean:cv06=4" svg:font-family="Aegean:cv06=4" style:font-family-generic="swiss" style:font-pitch="variable"/>
    <style:font-face style:name="Aegean:cv06=5" svg:font-family="Aegean:cv06=5" style:font-family-generic="swiss" style:font-pitch="variable"/>
    <style:font-face style:name="Aegean:cv06=6" svg:font-family="Aegean:cv06=6" style:font-family-generic="swiss" style:font-pitch="variable"/>
    <style:font-face style:name="Aegean:cv07" svg:font-family="Aegean:cv07" style:font-family-generic="swiss" style:font-pitch="variable"/>
    <style:font-face style:name="Aegean:cv07=2" svg:font-family="Aegean:cv07=2" style:font-family-generic="swiss" style:font-pitch="variable"/>
    <style:font-face style:name="Aegean:cv07=3" svg:font-family="Aegean:cv07=3" style:font-family-generic="swiss" style:font-pitch="variable"/>
    <style:font-face style:name="Aegean:cv07=4" svg:font-family="Aegean:cv07=4" style:font-family-generic="swiss" style:font-pitch="variable"/>
    <style:font-face style:name="Aegean:cv07=5" svg:font-family="Aegean:cv07=5" style:font-family-generic="swiss" style:font-pitch="variable"/>
    <style:font-face style:name="Aegean:cv07=6" svg:font-family="Aegean:cv07=6" style:font-family-generic="swiss" style:font-pitch="variable"/>
    <style:font-face style:name="Aegean:cv07=7" svg:font-family="Aegean:cv07=7" style:font-family-generic="swiss" style:font-pitch="variable"/>
    <style:font-face style:name="Aegean:cv08" svg:font-family="Aegean:cv08" style:font-family-generic="swiss" style:font-pitch="variable"/>
    <style:font-face style:name="Aegean:cv08=2" svg:font-family="Aegean:cv08=2" style:font-family-generic="swiss" style:font-pitch="variable"/>
    <style:font-face style:name="Aegean:cv08=3" svg:font-family="Aegean:cv08=3" style:font-family-generic="swiss" style:font-pitch="variable"/>
    <style:font-face style:name="Aegean:cv08=4" svg:font-family="Aegean:cv08=4" style:font-family-generic="swiss" style:font-pitch="variable"/>
    <style:font-face style:name="Aegean:cv08=5" svg:font-family="Aegean:cv08=5" style:font-family-generic="swiss" style:font-pitch="variable"/>
    <style:font-face style:name="Aegean:cv08=6" svg:font-family="Aegean:cv08=6" style:font-family-generic="swiss" style:font-pitch="variable"/>
    <style:font-face style:name="Aegean:cv08=7" svg:font-family="Aegean:cv08=7" style:font-family-generic="swiss" style:font-pitch="variable"/>
    <style:font-face style:name="Aegean:cv08=8" svg:font-family="Aegean:cv08=8" style:font-family-generic="swiss" style:font-pitch="variable"/>
    <style:font-face style:name="Aegean:cv09" svg:font-family="Aegean:cv09" style:font-family-generic="swiss" style:font-pitch="variable"/>
    <style:font-face style:name="Aegean:cv09=2" svg:font-family="Aegean:cv09=2" style:font-family-generic="swiss" style:font-pitch="variable"/>
    <style:font-face style:name="Aegean:cv09=3" svg:font-family="Aegean:cv09=3" style:font-family-generic="swiss" style:font-pitch="variable"/>
    <style:font-face style:name="Aegean:cv09=4" svg:font-family="Aegean:cv09=4" style:font-family-generic="swiss" style:font-pitch="variable"/>
    <style:font-face style:name="Aegean:cv09=5" svg:font-family="Aegean:cv09=5" style:font-family-generic="swiss" style:font-pitch="variable"/>
    <style:font-face style:name="Aegean:cv09=6" svg:font-family="Aegean:cv09=6" style:font-family-generic="swiss" style:font-pitch="variable"/>
    <style:font-face style:name="Aegean:cv09=7" svg:font-family="Aegean:cv09=7" style:font-family-generic="swiss" style:font-pitch="variable"/>
    <style:font-face style:name="Aegean:cv09=8" svg:font-family="Aegean:cv09=8" style:font-family-generic="swiss" style:font-pitch="variable"/>
    <style:font-face style:name="Aegean:cv09=9" svg:font-family="Aegean:cv09=9" style:font-family-generic="swiss" style:font-pitch="variable"/>
    <style:font-face style:name="Aegean:cv10" svg:font-family="Aegean:cv10" style:font-family-generic="swiss" style:font-pitch="variable"/>
    <style:font-face style:name="Aegean:cv10=10" svg:font-family="Aegean:cv10=10" style:font-family-generic="swiss" style:font-pitch="variable"/>
    <style:font-face style:name="Aegean:cv10=2" svg:font-family="Aegean:cv10=2" style:font-family-generic="swiss" style:font-pitch="variable"/>
    <style:font-face style:name="Aegean:cv10=3" svg:font-family="Aegean:cv10=3" style:font-family-generic="swiss" style:font-pitch="variable"/>
    <style:font-face style:name="Aegean:cv10=4" svg:font-family="Aegean:cv10=4" style:font-family-generic="swiss" style:font-pitch="variable"/>
    <style:font-face style:name="Aegean:cv10=5" svg:font-family="Aegean:cv10=5" style:font-family-generic="swiss" style:font-pitch="variable"/>
    <style:font-face style:name="Aegean:cv10=6" svg:font-family="Aegean:cv10=6" style:font-family-generic="swiss" style:font-pitch="variable"/>
    <style:font-face style:name="Aegean:cv10=7" svg:font-family="Aegean:cv10=7" style:font-family-generic="swiss" style:font-pitch="variable"/>
    <style:font-face style:name="Aegean:cv10=8" svg:font-family="Aegean:cv10=8" style:font-family-generic="swiss" style:font-pitch="variable"/>
    <style:font-face style:name="Aegean:cv10=9" svg:font-family="Aegean:cv10=9" style:font-family-generic="swiss" style:font-pitch="variable"/>
    <style:font-face style:name="Aegean:cv11" svg:font-family="Aegean:cv11" style:font-family-generic="swiss" style:font-pitch="variable"/>
    <style:font-face style:name="Aegean:cv11=10" svg:font-family="Aegean:cv11=10" style:font-family-generic="swiss" style:font-pitch="variable"/>
    <style:font-face style:name="Aegean:cv11=11" svg:font-family="Aegean:cv11=11" style:font-family-generic="swiss" style:font-pitch="variable"/>
    <style:font-face style:name="Aegean:cv11=2" svg:font-family="Aegean:cv11=2" style:font-family-generic="swiss" style:font-pitch="variable"/>
    <style:font-face style:name="Aegean:cv11=3" svg:font-family="Aegean:cv11=3" style:font-family-generic="swiss" style:font-pitch="variable"/>
    <style:font-face style:name="Aegean:cv11=4" svg:font-family="Aegean:cv11=4" style:font-family-generic="swiss" style:font-pitch="variable"/>
    <style:font-face style:name="Aegean:cv11=5" svg:font-family="Aegean:cv11=5" style:font-family-generic="swiss" style:font-pitch="variable"/>
    <style:font-face style:name="Aegean:cv11=6" svg:font-family="Aegean:cv11=6" style:font-family-generic="swiss" style:font-pitch="variable"/>
    <style:font-face style:name="Aegean:cv11=7" svg:font-family="Aegean:cv11=7" style:font-family-generic="swiss" style:font-pitch="variable"/>
    <style:font-face style:name="Aegean:cv11=8" svg:font-family="Aegean:cv11=8" style:font-family-generic="swiss" style:font-pitch="variable"/>
    <style:font-face style:name="Aegean:cv11=9" svg:font-family="Aegean:cv11=9" style:font-family-generic="swiss" style:font-pitch="variable"/>
    <style:font-face style:name="Aegean:cv12" svg:font-family="Aegean:cv12" style:font-family-generic="swiss" style:font-pitch="variable"/>
    <style:font-face style:name="Aegean:cv12=10" svg:font-family="Aegean:cv12=10" style:font-family-generic="swiss" style:font-pitch="variable"/>
    <style:font-face style:name="Aegean:cv12=11" svg:font-family="Aegean:cv12=11" style:font-family-generic="swiss" style:font-pitch="variable"/>
    <style:font-face style:name="Aegean:cv12=12" svg:font-family="Aegean:cv12=12" style:font-family-generic="swiss" style:font-pitch="variable"/>
    <style:font-face style:name="Aegean:cv12=2" svg:font-family="Aegean:cv12=2" style:font-family-generic="swiss" style:font-pitch="variable"/>
    <style:font-face style:name="Aegean:cv12=3" svg:font-family="Aegean:cv12=3" style:font-family-generic="swiss" style:font-pitch="variable"/>
    <style:font-face style:name="Aegean:cv12=4" svg:font-family="Aegean:cv12=4" style:font-family-generic="swiss" style:font-pitch="variable"/>
    <style:font-face style:name="Aegean:cv12=5" svg:font-family="Aegean:cv12=5" style:font-family-generic="swiss" style:font-pitch="variable"/>
    <style:font-face style:name="Aegean:cv12=6" svg:font-family="Aegean:cv12=6" style:font-family-generic="swiss" style:font-pitch="variable"/>
    <style:font-face style:name="Aegean:cv12=7" svg:font-family="Aegean:cv12=7" style:font-family-generic="swiss" style:font-pitch="variable"/>
    <style:font-face style:name="Aegean:cv12=8" svg:font-family="Aegean:cv12=8" style:font-family-generic="swiss" style:font-pitch="variable"/>
    <style:font-face style:name="Aegean:cv12=9" svg:font-family="Aegean:cv12=9" style:font-family-generic="swiss" style:font-pitch="variable"/>
    <style:font-face style:name="Aegean:cv13" svg:font-family="Aegean:cv13" style:font-family-generic="swiss" style:font-pitch="variable"/>
    <style:font-face style:name="Aegean:cv13=10" svg:font-family="Aegean:cv13=10" style:font-family-generic="swiss" style:font-pitch="variable"/>
    <style:font-face style:name="Aegean:cv13=11" svg:font-family="Aegean:cv13=11" style:font-family-generic="swiss" style:font-pitch="variable"/>
    <style:font-face style:name="Aegean:cv13=12" svg:font-family="Aegean:cv13=12" style:font-family-generic="swiss" style:font-pitch="variable"/>
    <style:font-face style:name="Aegean:cv13=13" svg:font-family="Aegean:cv13=13" style:font-family-generic="swiss" style:font-pitch="variable"/>
    <style:font-face style:name="Aegean:cv13=2" svg:font-family="Aegean:cv13=2" style:font-family-generic="swiss" style:font-pitch="variable"/>
    <style:font-face style:name="Aegean:cv13=3" svg:font-family="Aegean:cv13=3" style:font-family-generic="swiss" style:font-pitch="variable"/>
    <style:font-face style:name="Aegean:cv13=4" svg:font-family="Aegean:cv13=4" style:font-family-generic="swiss" style:font-pitch="variable"/>
    <style:font-face style:name="Aegean:cv13=5" svg:font-family="Aegean:cv13=5" style:font-family-generic="swiss" style:font-pitch="variable"/>
    <style:font-face style:name="Aegean:cv13=6" svg:font-family="Aegean:cv13=6" style:font-family-generic="swiss" style:font-pitch="variable"/>
    <style:font-face style:name="Aegean:cv13=7" svg:font-family="Aegean:cv13=7" style:font-family-generic="swiss" style:font-pitch="variable"/>
    <style:font-face style:name="Aegean:cv13=8" svg:font-family="Aegean:cv13=8" style:font-family-generic="swiss" style:font-pitch="variable"/>
    <style:font-face style:name="Aegean:cv13=9" svg:font-family="Aegean:cv13=9" style:font-family-generic="swiss" style:font-pitch="variable"/>
    <style:font-face style:name="Aegean:cv14" svg:font-family="Aegean:cv14" style:font-family-generic="swiss" style:font-pitch="variable"/>
    <style:font-face style:name="Aegean:cv14=10" svg:font-family="Aegean:cv14=10" style:font-family-generic="swiss" style:font-pitch="variable"/>
    <style:font-face style:name="Aegean:cv14=11" svg:font-family="Aegean:cv14=11" style:font-family-generic="swiss" style:font-pitch="variable"/>
    <style:font-face style:name="Aegean:cv14=12" svg:font-family="Aegean:cv14=12" style:font-family-generic="swiss" style:font-pitch="variable"/>
    <style:font-face style:name="Aegean:cv14=13" svg:font-family="Aegean:cv14=13" style:font-family-generic="swiss" style:font-pitch="variable"/>
    <style:font-face style:name="Aegean:cv14=14" svg:font-family="Aegean:cv14=14" style:font-family-generic="swiss" style:font-pitch="variable"/>
    <style:font-face style:name="Aegean:cv14=2" svg:font-family="Aegean:cv14=2" style:font-family-generic="swiss" style:font-pitch="variable"/>
    <style:font-face style:name="Aegean:cv14=3" svg:font-family="Aegean:cv14=3" style:font-family-generic="swiss" style:font-pitch="variable"/>
    <style:font-face style:name="Aegean:cv14=4" svg:font-family="Aegean:cv14=4" style:font-family-generic="swiss" style:font-pitch="variable"/>
    <style:font-face style:name="Aegean:cv14=5" svg:font-family="Aegean:cv14=5" style:font-family-generic="swiss" style:font-pitch="variable"/>
    <style:font-face style:name="Aegean:cv14=6" svg:font-family="Aegean:cv14=6" style:font-family-generic="swiss" style:font-pitch="variable"/>
    <style:font-face style:name="Aegean:cv14=7" svg:font-family="Aegean:cv14=7" style:font-family-generic="swiss" style:font-pitch="variable"/>
    <style:font-face style:name="Aegean:cv14=8" svg:font-family="Aegean:cv14=8" style:font-family-generic="swiss" style:font-pitch="variable"/>
    <style:font-face style:name="Aegean:cv14=9" svg:font-family="Aegean:cv14=9" style:font-family-generic="swiss" style:font-pitch="variable"/>
    <style:font-face style:name="Aegean:cv15" svg:font-family="Aegean:cv15" style:font-family-generic="swiss" style:font-pitch="variable"/>
    <style:font-face style:name="Aegean:cv15=12" svg:font-family="Aegean:cv15=12" style:font-family-generic="swiss" style:font-pitch="variable"/>
    <style:font-face style:name="Aegean:cv15=13" svg:font-family="Aegean:cv15=13" style:font-family-generic="swiss" style:font-pitch="variable"/>
    <style:font-face style:name="Aegean:cv15=14" svg:font-family="Aegean:cv15=14" style:font-family-generic="swiss" style:font-pitch="variable"/>
    <style:font-face style:name="Aegean:cv15=15" svg:font-family="Aegean:cv15=15" style:font-family-generic="swiss" style:font-pitch="variable"/>
    <style:font-face style:name="Aegean:cv15=2" svg:font-family="Aegean:cv15=2" style:font-family-generic="swiss" style:font-pitch="variable"/>
    <style:font-face style:name="Aegean:cv15=3" svg:font-family="Aegean:cv15=3" style:font-family-generic="swiss" style:font-pitch="variable"/>
    <style:font-face style:name="Aegean:cv15=4" svg:font-family="Aegean:cv15=4" style:font-family-generic="swiss" style:font-pitch="variable"/>
    <style:font-face style:name="Aegean:cv15=5" svg:font-family="Aegean:cv15=5" style:font-family-generic="swiss" style:font-pitch="variable"/>
    <style:font-face style:name="Aegean:cv15=6" svg:font-family="Aegean:cv15=6" style:font-family-generic="swiss" style:font-pitch="variable"/>
    <style:font-face style:name="Aegean:cv15=7" svg:font-family="Aegean:cv15=7" style:font-family-generic="swiss" style:font-pitch="variable"/>
    <style:font-face style:name="Aegean:cv15=8" svg:font-family="Aegean:cv15=8" style:font-family-generic="swiss" style:font-pitch="variable"/>
    <style:font-face style:name="Aegean:cv15=9" svg:font-family="Aegean:cv15=9" style:font-family-generic="swiss" style:font-pitch="variable"/>
    <style:font-face style:name="Aegean:cv16" svg:font-family="Aegean:cv16" style:font-family-generic="swiss" style:font-pitch="variable"/>
    <style:font-face style:name="Aegean:cv16=10" svg:font-family="Aegean:cv16=10" style:font-family-generic="swiss" style:font-pitch="variable"/>
    <style:font-face style:name="Aegean:cv16=11" svg:font-family="Aegean:cv16=11" style:font-family-generic="swiss" style:font-pitch="variable"/>
    <style:font-face style:name="Aegean:cv16=12" svg:font-family="Aegean:cv16=12" style:font-family-generic="swiss" style:font-pitch="variable"/>
    <style:font-face style:name="Aegean:cv16=13" svg:font-family="Aegean:cv16=13" style:font-family-generic="swiss" style:font-pitch="variable"/>
    <style:font-face style:name="Aegean:cv16=14" svg:font-family="Aegean:cv16=14" style:font-family-generic="swiss" style:font-pitch="variable"/>
    <style:font-face style:name="Aegean:cv16=15" svg:font-family="Aegean:cv16=15" style:font-family-generic="swiss" style:font-pitch="variable"/>
    <style:font-face style:name="Aegean:cv16=16" svg:font-family="Aegean:cv16=16" style:font-family-generic="swiss" style:font-pitch="variable"/>
    <style:font-face style:name="Aegean:cv16=2" svg:font-family="Aegean:cv16=2" style:font-family-generic="swiss" style:font-pitch="variable"/>
    <style:font-face style:name="Aegean:cv16=3" svg:font-family="Aegean:cv16=3" style:font-family-generic="swiss" style:font-pitch="variable"/>
    <style:font-face style:name="Aegean:cv16=4" svg:font-family="Aegean:cv16=4" style:font-family-generic="swiss" style:font-pitch="variable"/>
    <style:font-face style:name="Aegean:cv16=5" svg:font-family="Aegean:cv16=5" style:font-family-generic="swiss" style:font-pitch="variable"/>
    <style:font-face style:name="Aegean:cv16=6" svg:font-family="Aegean:cv16=6" style:font-family-generic="swiss" style:font-pitch="variable"/>
    <style:font-face style:name="Aegean:cv16=7" svg:font-family="Aegean:cv16=7" style:font-family-generic="swiss" style:font-pitch="variable"/>
    <style:font-face style:name="Aegean:cv16=8" svg:font-family="Aegean:cv16=8" style:font-family-generic="swiss" style:font-pitch="variable"/>
    <style:font-face style:name="Aegean:cv16=9" svg:font-family="Aegean:cv16=9" style:font-family-generic="swiss" style:font-pitch="variable"/>
    <style:font-face style:name="Aegean:cv17" svg:font-family="Aegean:cv17" style:font-family-generic="swiss" style:font-pitch="variable"/>
    <style:font-face style:name="Aegean:cv17=10" svg:font-family="Aegean:cv17=10" style:font-family-generic="swiss" style:font-pitch="variable"/>
    <style:font-face style:name="Aegean:cv17=11" svg:font-family="Aegean:cv17=11" style:font-family-generic="swiss" style:font-pitch="variable"/>
    <style:font-face style:name="Aegean:cv17=12" svg:font-family="Aegean:cv17=12" style:font-family-generic="swiss" style:font-pitch="variable"/>
    <style:font-face style:name="Aegean:cv17=13" svg:font-family="Aegean:cv17=13" style:font-family-generic="swiss" style:font-pitch="variable"/>
    <style:font-face style:name="Aegean:cv17=14" svg:font-family="Aegean:cv17=14" style:font-family-generic="swiss" style:font-pitch="variable"/>
    <style:font-face style:name="Aegean:cv17=15" svg:font-family="Aegean:cv17=15" style:font-family-generic="swiss" style:font-pitch="variable"/>
    <style:font-face style:name="Aegean:cv17=16" svg:font-family="Aegean:cv17=16" style:font-family-generic="swiss" style:font-pitch="variable"/>
    <style:font-face style:name="Aegean:cv17=17" svg:font-family="Aegean:cv17=17" style:font-family-generic="swiss" style:font-pitch="variable"/>
    <style:font-face style:name="Aegean:cv17=2" svg:font-family="Aegean:cv17=2" style:font-family-generic="swiss" style:font-pitch="variable"/>
    <style:font-face style:name="Aegean:cv17=3" svg:font-family="Aegean:cv17=3" style:font-family-generic="swiss" style:font-pitch="variable"/>
    <style:font-face style:name="Aegean:cv17=4" svg:font-family="Aegean:cv17=4" style:font-family-generic="swiss" style:font-pitch="variable"/>
    <style:font-face style:name="Aegean:cv17=5" svg:font-family="Aegean:cv17=5" style:font-family-generic="swiss" style:font-pitch="variable"/>
    <style:font-face style:name="Aegean:cv17=6" svg:font-family="Aegean:cv17=6" style:font-family-generic="swiss" style:font-pitch="variable"/>
    <style:font-face style:name="Aegean:cv17=7" svg:font-family="Aegean:cv17=7" style:font-family-generic="swiss" style:font-pitch="variable"/>
    <style:font-face style:name="Aegean:cv17=8" svg:font-family="Aegean:cv17=8" style:font-family-generic="swiss" style:font-pitch="variable"/>
    <style:font-face style:name="Aegean:cv17=9" svg:font-family="Aegean:cv17=9" style:font-family-generic="swiss" style:font-pitch="variable"/>
    <style:font-face style:name="Aegean:cv18" svg:font-family="Aegean:cv18" style:font-family-generic="swiss" style:font-pitch="variable"/>
    <style:font-face style:name="Aegean:cv18=10" svg:font-family="Aegean:cv18=10" style:font-family-generic="swiss" style:font-pitch="variable"/>
    <style:font-face style:name="Aegean:cv18=11" svg:font-family="Aegean:cv18=11" style:font-family-generic="swiss" style:font-pitch="variable"/>
    <style:font-face style:name="Aegean:cv18=12" svg:font-family="Aegean:cv18=12" style:font-family-generic="swiss" style:font-pitch="variable"/>
    <style:font-face style:name="Aegean:cv18=13" svg:font-family="Aegean:cv18=13" style:font-family-generic="swiss" style:font-pitch="variable"/>
    <style:font-face style:name="Aegean:cv18=14" svg:font-family="Aegean:cv18=14" style:font-family-generic="swiss" style:font-pitch="variable"/>
    <style:font-face style:name="Aegean:cv18=15" svg:font-family="Aegean:cv18=15" style:font-family-generic="swiss" style:font-pitch="variable"/>
    <style:font-face style:name="Aegean:cv18=16" svg:font-family="Aegean:cv18=16" style:font-family-generic="swiss" style:font-pitch="variable"/>
    <style:font-face style:name="Aegean:cv18=17" svg:font-family="Aegean:cv18=17" style:font-family-generic="swiss" style:font-pitch="variable"/>
    <style:font-face style:name="Aegean:cv18=18" svg:font-family="Aegean:cv18=18" style:font-family-generic="swiss" style:font-pitch="variable"/>
    <style:font-face style:name="Aegean:cv18=2" svg:font-family="Aegean:cv18=2" style:font-family-generic="swiss" style:font-pitch="variable"/>
    <style:font-face style:name="Aegean:cv18=3" svg:font-family="Aegean:cv18=3" style:font-family-generic="swiss" style:font-pitch="variable"/>
    <style:font-face style:name="Aegean:cv18=4" svg:font-family="Aegean:cv18=4" style:font-family-generic="swiss" style:font-pitch="variable"/>
    <style:font-face style:name="Aegean:cv18=5" svg:font-family="Aegean:cv18=5" style:font-family-generic="swiss" style:font-pitch="variable"/>
    <style:font-face style:name="Aegean:cv18=6" svg:font-family="Aegean:cv18=6" style:font-family-generic="swiss" style:font-pitch="variable"/>
    <style:font-face style:name="Aegean:cv18=7" svg:font-family="Aegean:cv18=7" style:font-family-generic="swiss" style:font-pitch="variable"/>
    <style:font-face style:name="Aegean:cv18=8" svg:font-family="Aegean:cv18=8" style:font-family-generic="swiss" style:font-pitch="variable"/>
    <style:font-face style:name="Aegean:cv18=9" svg:font-family="Aegean:cv18=9" style:font-family-generic="swiss" style:font-pitch="variable"/>
    <style:font-face style:name="Aegean:cv19" svg:font-family="Aegean:cv19" style:font-family-generic="swiss" style:font-pitch="variable"/>
    <style:font-face style:name="Aegean:cv19=10" svg:font-family="Aegean:cv19=10" style:font-family-generic="swiss" style:font-pitch="variable"/>
    <style:font-face style:name="Aegean:cv19=11" svg:font-family="Aegean:cv19=11" style:font-family-generic="swiss" style:font-pitch="variable"/>
    <style:font-face style:name="Aegean:cv19=12" svg:font-family="Aegean:cv19=12" style:font-family-generic="swiss" style:font-pitch="variable"/>
    <style:font-face style:name="Aegean:cv19=13" svg:font-family="Aegean:cv19=13" style:font-family-generic="swiss" style:font-pitch="variable"/>
    <style:font-face style:name="Aegean:cv19=14" svg:font-family="Aegean:cv19=14" style:font-family-generic="swiss" style:font-pitch="variable"/>
    <style:font-face style:name="Aegean:cv19=15" svg:font-family="Aegean:cv19=15" style:font-family-generic="swiss" style:font-pitch="variable"/>
    <style:font-face style:name="Aegean:cv19=16" svg:font-family="Aegean:cv19=16" style:font-family-generic="swiss" style:font-pitch="variable"/>
    <style:font-face style:name="Aegean:cv19=17" svg:font-family="Aegean:cv19=17" style:font-family-generic="swiss" style:font-pitch="variable"/>
    <style:font-face style:name="Aegean:cv19=18" svg:font-family="Aegean:cv19=18" style:font-family-generic="swiss" style:font-pitch="variable"/>
    <style:font-face style:name="Aegean:cv19=19" svg:font-family="Aegean:cv19=19" style:font-family-generic="swiss" style:font-pitch="variable"/>
    <style:font-face style:name="Aegean:cv19=2" svg:font-family="Aegean:cv19=2" style:font-family-generic="swiss" style:font-pitch="variable"/>
    <style:font-face style:name="Aegean:cv19=3" svg:font-family="Aegean:cv19=3" style:font-family-generic="swiss" style:font-pitch="variable"/>
    <style:font-face style:name="Aegean:cv19=4" svg:font-family="Aegean:cv19=4" style:font-family-generic="swiss" style:font-pitch="variable"/>
    <style:font-face style:name="Aegean:cv19=5" svg:font-family="Aegean:cv19=5" style:font-family-generic="swiss" style:font-pitch="variable"/>
    <style:font-face style:name="Aegean:cv19=6" svg:font-family="Aegean:cv19=6" style:font-family-generic="swiss" style:font-pitch="variable"/>
    <style:font-face style:name="Aegean:cv19=7" svg:font-family="Aegean:cv19=7" style:font-family-generic="swiss" style:font-pitch="variable"/>
    <style:font-face style:name="Aegean:cv19=8" svg:font-family="Aegean:cv19=8" style:font-family-generic="swiss" style:font-pitch="variable"/>
    <style:font-face style:name="Aegean:cv19=9" svg:font-family="Aegean:cv19=9" style:font-family-generic="swiss" style:font-pitch="variable"/>
    <style:font-face style:name="Aegean:cv20" svg:font-family="Aegean:cv20" style:font-family-generic="swiss" style:font-pitch="variable"/>
    <style:font-face style:name="Aegean:cv20=10" svg:font-family="Aegean:cv20=10" style:font-family-generic="swiss" style:font-pitch="variable"/>
    <style:font-face style:name="Aegean:cv20=11" svg:font-family="Aegean:cv20=11" style:font-family-generic="swiss" style:font-pitch="variable"/>
    <style:font-face style:name="Aegean:cv20=12" svg:font-family="Aegean:cv20=12" style:font-family-generic="swiss" style:font-pitch="variable"/>
    <style:font-face style:name="Aegean:cv20=13" svg:font-family="Aegean:cv20=13" style:font-family-generic="swiss" style:font-pitch="variable"/>
    <style:font-face style:name="Aegean:cv20=14" svg:font-family="Aegean:cv20=14" style:font-family-generic="swiss" style:font-pitch="variable"/>
    <style:font-face style:name="Aegean:cv20=15" svg:font-family="Aegean:cv20=15" style:font-family-generic="swiss" style:font-pitch="variable"/>
    <style:font-face style:name="Aegean:cv20=16" svg:font-family="Aegean:cv20=16" style:font-family-generic="swiss" style:font-pitch="variable"/>
    <style:font-face style:name="Aegean:cv20=17" svg:font-family="Aegean:cv20=17" style:font-family-generic="swiss" style:font-pitch="variable"/>
    <style:font-face style:name="Aegean:cv20=18" svg:font-family="Aegean:cv20=18" style:font-family-generic="swiss" style:font-pitch="variable"/>
    <style:font-face style:name="Aegean:cv20=19" svg:font-family="Aegean:cv20=19" style:font-family-generic="swiss" style:font-pitch="variable"/>
    <style:font-face style:name="Aegean:cv20=2" svg:font-family="Aegean:cv20=2" style:font-family-generic="swiss" style:font-pitch="variable"/>
    <style:font-face style:name="Aegean:cv20=20" svg:font-family="Aegean:cv20=20" style:font-family-generic="swiss" style:font-pitch="variable"/>
    <style:font-face style:name="Aegean:cv20=3" svg:font-family="Aegean:cv20=3" style:font-family-generic="swiss" style:font-pitch="variable"/>
    <style:font-face style:name="Aegean:cv20=4" svg:font-family="Aegean:cv20=4" style:font-family-generic="swiss" style:font-pitch="variable"/>
    <style:font-face style:name="Aegean:cv20=5" svg:font-family="Aegean:cv20=5" style:font-family-generic="swiss" style:font-pitch="variable"/>
    <style:font-face style:name="Aegean:cv20=6" svg:font-family="Aegean:cv20=6" style:font-family-generic="swiss" style:font-pitch="variable"/>
    <style:font-face style:name="Aegean:cv20=7" svg:font-family="Aegean:cv20=7" style:font-family-generic="swiss" style:font-pitch="variable"/>
    <style:font-face style:name="Aegean:cv20=8" svg:font-family="Aegean:cv20=8" style:font-family-generic="swiss" style:font-pitch="variable"/>
    <style:font-face style:name="Aegean:cv20=9" svg:font-family="Aegean:cv20=9" style:font-family-generic="swiss" style:font-pitch="variable"/>
    <style:font-face style:name="Aegean:cv21" svg:font-family="Aegean:cv21" style:font-family-generic="swiss" style:font-pitch="variable"/>
    <style:font-face style:name="Aegean:cv21=9" svg:font-family="Aegean:cv21=9" style:font-family-generic="swiss" style:font-pitch="variable"/>
    <style:font-face style:name="Aegean:cv22" svg:font-family="Aegean:cv22" style:font-family-generic="swiss" style:font-pitch="variable"/>
    <style:font-face style:name="Aegean:cv22=10" svg:font-family="Aegean:cv22=10" style:font-family-generic="swiss" style:font-pitch="variable"/>
    <style:font-face style:name="Aegean:cv22=11" svg:font-family="Aegean:cv22=11" style:font-family-generic="swiss" style:font-pitch="variable"/>
    <style:font-face style:name="Aegean:cv22=12" svg:font-family="Aegean:cv22=12" style:font-family-generic="swiss" style:font-pitch="variable"/>
    <style:font-face style:name="Aegean:cv22=13" svg:font-family="Aegean:cv22=13" style:font-family-generic="swiss" style:font-pitch="variable"/>
    <style:font-face style:name="Aegean:cv22=14" svg:font-family="Aegean:cv22=14" style:font-family-generic="swiss" style:font-pitch="variable"/>
    <style:font-face style:name="Aegean:cv22=15" svg:font-family="Aegean:cv22=15" style:font-family-generic="swiss" style:font-pitch="variable"/>
    <style:font-face style:name="Aegean:cv22=16" svg:font-family="Aegean:cv22=16" style:font-family-generic="swiss" style:font-pitch="variable"/>
    <style:font-face style:name="Aegean:cv22=17" svg:font-family="Aegean:cv22=17" style:font-family-generic="swiss" style:font-pitch="variable"/>
    <style:font-face style:name="Aegean:cv22=18" svg:font-family="Aegean:cv22=18" style:font-family-generic="swiss" style:font-pitch="variable"/>
    <style:font-face style:name="Aegean:cv22=19" svg:font-family="Aegean:cv22=19" style:font-family-generic="swiss" style:font-pitch="variable"/>
    <style:font-face style:name="Aegean:cv22=2" svg:font-family="Aegean:cv22=2" style:font-family-generic="swiss" style:font-pitch="variable"/>
    <style:font-face style:name="Aegean:cv22=20" svg:font-family="Aegean:cv22=20" style:font-family-generic="swiss" style:font-pitch="variable"/>
    <style:font-face style:name="Aegean:cv22=21" svg:font-family="Aegean:cv22=21" style:font-family-generic="swiss" style:font-pitch="variable"/>
    <style:font-face style:name="Aegean:cv22=22" svg:font-family="Aegean:cv22=22" style:font-family-generic="swiss" style:font-pitch="variable"/>
    <style:font-face style:name="Aegean:cv22=3" svg:font-family="Aegean:cv22=3" style:font-family-generic="swiss" style:font-pitch="variable"/>
    <style:font-face style:name="Aegean:cv22=4" svg:font-family="Aegean:cv22=4" style:font-family-generic="swiss" style:font-pitch="variable"/>
    <style:font-face style:name="Aegean:cv22=5" svg:font-family="Aegean:cv22=5" style:font-family-generic="swiss" style:font-pitch="variable"/>
    <style:font-face style:name="Aegean:cv22=6" svg:font-family="Aegean:cv22=6" style:font-family-generic="swiss" style:font-pitch="variable"/>
    <style:font-face style:name="Aegean:cv22=7" svg:font-family="Aegean:cv22=7" style:font-family-generic="swiss" style:font-pitch="variable"/>
    <style:font-face style:name="Aegean:cv22=8" svg:font-family="Aegean:cv22=8" style:font-family-generic="swiss" style:font-pitch="variable"/>
    <style:font-face style:name="Aegean:cv22=9" svg:font-family="Aegean:cv22=9" style:font-family-generic="swiss" style:font-pitch="variable"/>
    <style:font-face style:name="Aegean:cv23" svg:font-family="Aegean:cv23" style:font-family-generic="swiss" style:font-pitch="variable"/>
    <style:font-face style:name="Aegean:cv23=10" svg:font-family="Aegean:cv23=10" style:font-family-generic="swiss" style:font-pitch="variable"/>
    <style:font-face style:name="Aegean:cv23=11" svg:font-family="Aegean:cv23=11" style:font-family-generic="swiss" style:font-pitch="variable"/>
    <style:font-face style:name="Aegean:cv23=12" svg:font-family="Aegean:cv23=12" style:font-family-generic="swiss" style:font-pitch="variable"/>
    <style:font-face style:name="Aegean:cv23=13" svg:font-family="Aegean:cv23=13" style:font-family-generic="swiss" style:font-pitch="variable"/>
    <style:font-face style:name="Aegean:cv23=14" svg:font-family="Aegean:cv23=14" style:font-family-generic="swiss" style:font-pitch="variable"/>
    <style:font-face style:name="Aegean:cv23=15" svg:font-family="Aegean:cv23=15" style:font-family-generic="swiss" style:font-pitch="variable"/>
    <style:font-face style:name="Aegean:cv23=16" svg:font-family="Aegean:cv23=16" style:font-family-generic="swiss" style:font-pitch="variable"/>
    <style:font-face style:name="Aegean:cv23=17" svg:font-family="Aegean:cv23=17" style:font-family-generic="swiss" style:font-pitch="variable"/>
    <style:font-face style:name="Aegean:cv23=18" svg:font-family="Aegean:cv23=18" style:font-family-generic="swiss" style:font-pitch="variable"/>
    <style:font-face style:name="Aegean:cv23=19" svg:font-family="Aegean:cv23=19" style:font-family-generic="swiss" style:font-pitch="variable"/>
    <style:font-face style:name="Aegean:cv23=2" svg:font-family="Aegean:cv23=2" style:font-family-generic="swiss" style:font-pitch="variable"/>
    <style:font-face style:name="Aegean:cv23=20" svg:font-family="Aegean:cv23=20" style:font-family-generic="swiss" style:font-pitch="variable"/>
    <style:font-face style:name="Aegean:cv23=21" svg:font-family="Aegean:cv23=21" style:font-family-generic="swiss" style:font-pitch="variable"/>
    <style:font-face style:name="Aegean:cv23=22" svg:font-family="Aegean:cv23=22" style:font-family-generic="swiss" style:font-pitch="variable"/>
    <style:font-face style:name="Aegean:cv23=23" svg:font-family="Aegean:cv23=23" style:font-family-generic="swiss" style:font-pitch="variable"/>
    <style:font-face style:name="Aegean:cv23=3" svg:font-family="Aegean:cv23=3" style:font-family-generic="swiss" style:font-pitch="variable"/>
    <style:font-face style:name="Aegean:cv23=4" svg:font-family="Aegean:cv23=4" style:font-family-generic="swiss" style:font-pitch="variable"/>
    <style:font-face style:name="Aegean:cv23=5" svg:font-family="Aegean:cv23=5" style:font-family-generic="swiss" style:font-pitch="variable"/>
    <style:font-face style:name="Aegean:cv23=6" svg:font-family="Aegean:cv23=6" style:font-family-generic="swiss" style:font-pitch="variable"/>
    <style:font-face style:name="Aegean:cv23=7" svg:font-family="Aegean:cv23=7" style:font-family-generic="swiss" style:font-pitch="variable"/>
    <style:font-face style:name="Aegean:cv23=8" svg:font-family="Aegean:cv23=8" style:font-family-generic="swiss" style:font-pitch="variable"/>
    <style:font-face style:name="Aegean:cv23=9" svg:font-family="Aegean:cv23=9" style:font-family-generic="swiss" style:font-pitch="variable"/>
    <style:font-face style:name="Aegean:cv26" svg:font-family="Aegean:cv26" style:font-family-generic="swiss" style:font-pitch="variable"/>
    <style:font-face style:name="Aegean:cv26=10" svg:font-family="Aegean:cv26=10" style:font-family-generic="swiss" style:font-pitch="variable"/>
    <style:font-face style:name="Aegean:cv26=11" svg:font-family="Aegean:cv26=11" style:font-family-generic="swiss" style:font-pitch="variable"/>
    <style:font-face style:name="Aegean:cv26=12" svg:font-family="Aegean:cv26=12" style:font-family-generic="swiss" style:font-pitch="variable"/>
    <style:font-face style:name="Aegean:cv26=13" svg:font-family="Aegean:cv26=13" style:font-family-generic="swiss" style:font-pitch="variable"/>
    <style:font-face style:name="Aegean:cv26=14" svg:font-family="Aegean:cv26=14" style:font-family-generic="swiss" style:font-pitch="variable"/>
    <style:font-face style:name="Aegean:cv26=15" svg:font-family="Aegean:cv26=15" style:font-family-generic="swiss" style:font-pitch="variable"/>
    <style:font-face style:name="Aegean:cv26=16" svg:font-family="Aegean:cv26=16" style:font-family-generic="swiss" style:font-pitch="variable"/>
    <style:font-face style:name="Aegean:cv26=17" svg:font-family="Aegean:cv26=17" style:font-family-generic="swiss" style:font-pitch="variable"/>
    <style:font-face style:name="Aegean:cv26=18" svg:font-family="Aegean:cv26=18" style:font-family-generic="swiss" style:font-pitch="variable"/>
    <style:font-face style:name="Aegean:cv26=19" svg:font-family="Aegean:cv26=19" style:font-family-generic="swiss" style:font-pitch="variable"/>
    <style:font-face style:name="Aegean:cv26=2" svg:font-family="Aegean:cv26=2" style:font-family-generic="swiss" style:font-pitch="variable"/>
    <style:font-face style:name="Aegean:cv26=20" svg:font-family="Aegean:cv26=20" style:font-family-generic="swiss" style:font-pitch="variable"/>
    <style:font-face style:name="Aegean:cv26=21" svg:font-family="Aegean:cv26=21" style:font-family-generic="swiss" style:font-pitch="variable"/>
    <style:font-face style:name="Aegean:cv26=22" svg:font-family="Aegean:cv26=22" style:font-family-generic="swiss" style:font-pitch="variable"/>
    <style:font-face style:name="Aegean:cv26=23" svg:font-family="Aegean:cv26=23" style:font-family-generic="swiss" style:font-pitch="variable"/>
    <style:font-face style:name="Aegean:cv26=24" svg:font-family="Aegean:cv26=24" style:font-family-generic="swiss" style:font-pitch="variable"/>
    <style:font-face style:name="Aegean:cv26=25" svg:font-family="Aegean:cv26=25" style:font-family-generic="swiss" style:font-pitch="variable"/>
    <style:font-face style:name="Aegean:cv26=26" svg:font-family="Aegean:cv26=26" style:font-family-generic="swiss" style:font-pitch="variable"/>
    <style:font-face style:name="Aegean:cv26=3" svg:font-family="Aegean:cv26=3" style:font-family-generic="swiss" style:font-pitch="variable"/>
    <style:font-face style:name="Aegean:cv26=4" svg:font-family="Aegean:cv26=4" style:font-family-generic="swiss" style:font-pitch="variable"/>
    <style:font-face style:name="Aegean:cv26=5" svg:font-family="Aegean:cv26=5" style:font-family-generic="swiss" style:font-pitch="variable"/>
    <style:font-face style:name="Aegean:cv26=6" svg:font-family="Aegean:cv26=6" style:font-family-generic="swiss" style:font-pitch="variable"/>
    <style:font-face style:name="Aegean:cv26=7" svg:font-family="Aegean:cv26=7" style:font-family-generic="swiss" style:font-pitch="variable"/>
    <style:font-face style:name="Aegean:cv26=8" svg:font-family="Aegean:cv26=8" style:font-family-generic="swiss" style:font-pitch="variable"/>
    <style:font-face style:name="Aegean:cv26=9" svg:font-family="Aegean:cv26=9" style:font-family-generic="swiss" style:font-pitch="variable"/>
    <style:font-face style:name="Aegean:cv29" svg:font-family="Aegean:cv29" style:font-family-generic="swiss" style:font-pitch="variable"/>
    <style:font-face style:name="Aegean:cv29=10" svg:font-family="Aegean:cv29=10" style:font-family-generic="swiss" style:font-pitch="variable"/>
    <style:font-face style:name="Aegean:cv29=11" svg:font-family="Aegean:cv29=11" style:font-family-generic="swiss" style:font-pitch="variable"/>
    <style:font-face style:name="Aegean:cv29=12" svg:font-family="Aegean:cv29=12" style:font-family-generic="swiss" style:font-pitch="variable"/>
    <style:font-face style:name="Aegean:cv29=13" svg:font-family="Aegean:cv29=13" style:font-family-generic="swiss" style:font-pitch="variable"/>
    <style:font-face style:name="Aegean:cv29=14" svg:font-family="Aegean:cv29=14" style:font-family-generic="swiss" style:font-pitch="variable"/>
    <style:font-face style:name="Aegean:cv29=15" svg:font-family="Aegean:cv29=15" style:font-family-generic="swiss" style:font-pitch="variable"/>
    <style:font-face style:name="Aegean:cv29=16" svg:font-family="Aegean:cv29=16" style:font-family-generic="swiss" style:font-pitch="variable"/>
    <style:font-face style:name="Aegean:cv29=17" svg:font-family="Aegean:cv29=17" style:font-family-generic="swiss" style:font-pitch="variable"/>
    <style:font-face style:name="Aegean:cv29=18" svg:font-family="Aegean:cv29=18" style:font-family-generic="swiss" style:font-pitch="variable"/>
    <style:font-face style:name="Aegean:cv29=19" svg:font-family="Aegean:cv29=19" style:font-family-generic="swiss" style:font-pitch="variable"/>
    <style:font-face style:name="Aegean:cv29=2" svg:font-family="Aegean:cv29=2" style:font-family-generic="swiss" style:font-pitch="variable"/>
    <style:font-face style:name="Aegean:cv29=20" svg:font-family="Aegean:cv29=20" style:font-family-generic="swiss" style:font-pitch="variable"/>
    <style:font-face style:name="Aegean:cv29=21" svg:font-family="Aegean:cv29=21" style:font-family-generic="swiss" style:font-pitch="variable"/>
    <style:font-face style:name="Aegean:cv29=22" svg:font-family="Aegean:cv29=22" style:font-family-generic="swiss" style:font-pitch="variable"/>
    <style:font-face style:name="Aegean:cv29=23" svg:font-family="Aegean:cv29=23" style:font-family-generic="swiss" style:font-pitch="variable"/>
    <style:font-face style:name="Aegean:cv29=24" svg:font-family="Aegean:cv29=24" style:font-family-generic="swiss" style:font-pitch="variable"/>
    <style:font-face style:name="Aegean:cv29=25" svg:font-family="Aegean:cv29=25" style:font-family-generic="swiss" style:font-pitch="variable"/>
    <style:font-face style:name="Aegean:cv29=26" svg:font-family="Aegean:cv29=26" style:font-family-generic="swiss" style:font-pitch="variable"/>
    <style:font-face style:name="Aegean:cv29=27" svg:font-family="Aegean:cv29=27" style:font-family-generic="swiss" style:font-pitch="variable"/>
    <style:font-face style:name="Aegean:cv29=28" svg:font-family="Aegean:cv29=28" style:font-family-generic="swiss" style:font-pitch="variable"/>
    <style:font-face style:name="Aegean:cv29=29" svg:font-family="Aegean:cv29=29" style:font-family-generic="swiss" style:font-pitch="variable"/>
    <style:font-face style:name="Aegean:cv29=3" svg:font-family="Aegean:cv29=3" style:font-family-generic="swiss" style:font-pitch="variable"/>
    <style:font-face style:name="Aegean:cv29=4" svg:font-family="Aegean:cv29=4" style:font-family-generic="swiss" style:font-pitch="variable"/>
    <style:font-face style:name="Aegean:cv29=5" svg:font-family="Aegean:cv29=5" style:font-family-generic="swiss" style:font-pitch="variable"/>
    <style:font-face style:name="Aegean:cv29=6" svg:font-family="Aegean:cv29=6" style:font-family-generic="swiss" style:font-pitch="variable"/>
    <style:font-face style:name="Aegean:cv29=7" svg:font-family="Aegean:cv29=7" style:font-family-generic="swiss" style:font-pitch="variable"/>
    <style:font-face style:name="Aegean:cv29=8" svg:font-family="Aegean:cv29=8" style:font-family-generic="swiss" style:font-pitch="variable"/>
    <style:font-face style:name="Aegean:cv29=9" svg:font-family="Aegean:cv29=9" style:font-family-generic="swiss" style:font-pitch="variable"/>
    <style:font-face style:name="Aegean:cv31" svg:font-family="Aegean:cv31" style:font-family-generic="swiss" style:font-pitch="variable"/>
    <style:font-face style:name="Aegean:cv31=10" svg:font-family="Aegean:cv31=10" style:font-family-generic="swiss" style:font-pitch="variable"/>
    <style:font-face style:name="Aegean:cv31=11" svg:font-family="Aegean:cv31=11" style:font-family-generic="swiss" style:font-pitch="variable"/>
    <style:font-face style:name="Aegean:cv31=12" svg:font-family="Aegean:cv31=12" style:font-family-generic="swiss" style:font-pitch="variable"/>
    <style:font-face style:name="Aegean:cv31=13" svg:font-family="Aegean:cv31=13" style:font-family-generic="swiss" style:font-pitch="variable"/>
    <style:font-face style:name="Aegean:cv31=14" svg:font-family="Aegean:cv31=14" style:font-family-generic="swiss" style:font-pitch="variable"/>
    <style:font-face style:name="Aegean:cv31=15" svg:font-family="Aegean:cv31=15" style:font-family-generic="swiss" style:font-pitch="variable"/>
    <style:font-face style:name="Aegean:cv31=16" svg:font-family="Aegean:cv31=16" style:font-family-generic="swiss" style:font-pitch="variable"/>
    <style:font-face style:name="Aegean:cv31=17" svg:font-family="Aegean:cv31=17" style:font-family-generic="swiss" style:font-pitch="variable"/>
    <style:font-face style:name="Aegean:cv31=18" svg:font-family="Aegean:cv31=18" style:font-family-generic="swiss" style:font-pitch="variable"/>
    <style:font-face style:name="Aegean:cv31=19" svg:font-family="Aegean:cv31=19" style:font-family-generic="swiss" style:font-pitch="variable"/>
    <style:font-face style:name="Aegean:cv31=2" svg:font-family="Aegean:cv31=2" style:font-family-generic="swiss" style:font-pitch="variable"/>
    <style:font-face style:name="Aegean:cv31=20" svg:font-family="Aegean:cv31=20" style:font-family-generic="swiss" style:font-pitch="variable"/>
    <style:font-face style:name="Aegean:cv31=21" svg:font-family="Aegean:cv31=21" style:font-family-generic="swiss" style:font-pitch="variable"/>
    <style:font-face style:name="Aegean:cv31=22" svg:font-family="Aegean:cv31=22" style:font-family-generic="swiss" style:font-pitch="variable"/>
    <style:font-face style:name="Aegean:cv31=23" svg:font-family="Aegean:cv31=23" style:font-family-generic="swiss" style:font-pitch="variable"/>
    <style:font-face style:name="Aegean:cv31=24" svg:font-family="Aegean:cv31=24" style:font-family-generic="swiss" style:font-pitch="variable"/>
    <style:font-face style:name="Aegean:cv31=25" svg:font-family="Aegean:cv31=25" style:font-family-generic="swiss" style:font-pitch="variable"/>
    <style:font-face style:name="Aegean:cv31=26" svg:font-family="Aegean:cv31=26" style:font-family-generic="swiss" style:font-pitch="variable"/>
    <style:font-face style:name="Aegean:cv31=27" svg:font-family="Aegean:cv31=27" style:font-family-generic="swiss" style:font-pitch="variable"/>
    <style:font-face style:name="Aegean:cv31=28" svg:font-family="Aegean:cv31=28" style:font-family-generic="swiss" style:font-pitch="variable"/>
    <style:font-face style:name="Aegean:cv31=29" svg:font-family="Aegean:cv31=29" style:font-family-generic="swiss" style:font-pitch="variable"/>
    <style:font-face style:name="Aegean:cv31=3" svg:font-family="Aegean:cv31=3" style:font-family-generic="swiss" style:font-pitch="variable"/>
    <style:font-face style:name="Aegean:cv31=30" svg:font-family="Aegean:cv31=30" style:font-family-generic="swiss" style:font-pitch="variable"/>
    <style:font-face style:name="Aegean:cv31=31" svg:font-family="Aegean:cv31=31" style:font-family-generic="swiss" style:font-pitch="variable"/>
    <style:font-face style:name="Aegean:cv31=4" svg:font-family="Aegean:cv31=4" style:font-family-generic="swiss" style:font-pitch="variable"/>
    <style:font-face style:name="Aegean:cv31=5" svg:font-family="Aegean:cv31=5" style:font-family-generic="swiss" style:font-pitch="variable"/>
    <style:font-face style:name="Aegean:cv31=6" svg:font-family="Aegean:cv31=6" style:font-family-generic="swiss" style:font-pitch="variable"/>
    <style:font-face style:name="Aegean:cv31=7" svg:font-family="Aegean:cv31=7" style:font-family-generic="swiss" style:font-pitch="variable"/>
    <style:font-face style:name="Aegean:cv31=8" svg:font-family="Aegean:cv31=8" style:font-family-generic="swiss" style:font-pitch="variable"/>
    <style:font-face style:name="Aegean:cv31=9" svg:font-family="Aegean:cv31=9" style:font-family-generic="swiss" style:font-pitch="variable"/>
    <style:font-face style:name="Aegean:cv32" svg:font-family="Aegean:cv32" style:font-family-generic="swiss" style:font-pitch="variable"/>
    <style:font-face style:name="Aegean:cv41" svg:font-family="Aegean:cv41" style:font-family-generic="swiss" style:font-pitch="variable"/>
    <style:font-face style:name="Aegean:cv42" svg:font-family="Aegean:cv42" style:font-family-generic="swiss" style:font-pitch="variable"/>
    <style:font-face style:name="Aegean:cv51" svg:font-family="Aegean:cv51" style:font-family-generic="swiss" style:font-pitch="variable"/>
    <style:font-face style:name="Aegean:cv52" svg:font-family="Aegean:cv52" style:font-family-generic="swiss" style:font-pitch="variable"/>
    <style:font-face style:name="Aegean:cv61" svg:font-family="Aegean:cv61" style:font-family-generic="swiss" style:font-pitch="variable"/>
    <style:font-face style:name="Aegean:cv62" svg:font-family="Aegean:cv62" style:font-family-generic="swiss" style:font-pitch="variable"/>
    <style:font-face style:name="Aegean:cv63" svg:font-family="Aegean:cv63" style:font-family-generic="swiss" style:font-pitch="variable"/>
    <style:font-face style:name="Aegean:dlig" svg:font-family="Aegean:dlig" style:font-family-generic="swiss" style:font-pitch="variable"/>
    <style:font-face style:name="Aegean:dnom" svg:font-family="Aegean:dnom" style:font-family-generic="swiss" style:font-pitch="variable"/>
    <style:font-face style:name="Aegean:frac" svg:font-family="Aegean:frac" style:font-family-generic="swiss" style:font-pitch="variable"/>
    <style:font-face style:name="Aegean:liga=0" svg:font-family="Aegean:liga=0" style:font-family-generic="swiss" style:font-pitch="variable"/>
    <style:font-face style:name="Aegean:numr" svg:font-family="Aegean:numr" style:font-family-generic="swiss" style:font-pitch="variable"/>
    <style:font-face style:name="Aegean:onum" svg:font-family="Aegean:onum" style:font-family-generic="swiss" style:font-pitch="variable"/>
    <style:font-face style:name="Aegean:ornm" svg:font-family="Aegean:ornm" style:font-family-generic="swiss" style:font-pitch="variable"/>
    <style:font-face style:name="Aegean:rtlm" svg:font-family="Aegean:rtlm" style:font-family-generic="swiss" style:font-pitch="variable"/>
    <style:font-face style:name="Aegean:rtlm&amp;cv01" svg:font-family="Aegean:rtlm&amp;cv01" style:font-family-generic="swiss" style:font-pitch="variable"/>
    <style:font-face style:name="Aegean:rtlm&amp;cv02" svg:font-family="Aegean:rtlm&amp;cv02" style:font-family-generic="swiss" style:font-pitch="variable"/>
    <style:font-face style:name="Aegean:rtlm&amp;cv02=2" svg:font-family="Aegean:rtlm&amp;cv02=2" style:font-family-generic="swiss" style:font-pitch="variable"/>
    <style:font-face style:name="Aegean:rtlm&amp;cv03" svg:font-family="Aegean:rtlm&amp;cv03" style:font-family-generic="swiss" style:font-pitch="variable"/>
    <style:font-face style:name="Aegean:rtlm&amp;cv03=2" svg:font-family="Aegean:rtlm&amp;cv03=2" style:font-family-generic="swiss" style:font-pitch="variable"/>
    <style:font-face style:name="Aegean:rtlm&amp;cv03=3" svg:font-family="Aegean:rtlm&amp;cv03=3" style:font-family-generic="swiss" style:font-pitch="variable"/>
    <style:font-face style:name="Aegean:salt" svg:font-family="Aegean:salt" style:font-family-generic="swiss" style:font-pitch="variable"/>
    <style:font-face style:name="Aegean:ss01" svg:font-family="Aegean:ss01" style:font-family-generic="swiss" style:font-pitch="variable"/>
    <style:font-face style:name="Aegean:ss01&amp;aalt" svg:font-family="Aegean:ss01&amp;aalt" style:font-family-generic="swiss" style:font-pitch="variable"/>
    <style:font-face style:name="Aegean:ss01&amp;aalt=3" svg:font-family="Aegean:ss01&amp;aalt=3" style:font-family-generic="swiss" style:font-pitch="variable"/>
    <style:font-face style:name="Aegean:ss01&amp;cv01" svg:font-family="Aegean:ss01&amp;cv01" style:font-family-generic="swiss" style:font-pitch="variable"/>
    <style:font-face style:name="Aegean:ss02" svg:font-family="Aegean:ss02" style:font-family-generic="swiss" style:font-pitch="variable"/>
    <style:font-face style:name="Aegean:ss02&amp;cv01" svg:font-family="Aegean:ss02&amp;cv01" style:font-family-generic="swiss" style:font-pitch="variable"/>
    <style:font-face style:name="Aegean:ss02&amp;cv02" svg:font-family="Aegean:ss02&amp;cv02" style:font-family-generic="swiss" style:font-pitch="variable"/>
    <style:font-face style:name="Aegean:ss02&amp;cv02=2" svg:font-family="Aegean:ss02&amp;cv02=2" style:font-family-generic="swiss" style:font-pitch="variable"/>
    <style:font-face style:name="Aegean:ss02&amp;cv03" svg:font-family="Aegean:ss02&amp;cv03" style:font-family-generic="swiss" style:font-pitch="variable"/>
    <style:font-face style:name="Aegean:ss02&amp;cv03=2" svg:font-family="Aegean:ss02&amp;cv03=2" style:font-family-generic="swiss" style:font-pitch="variable"/>
    <style:font-face style:name="Aegean:ss02&amp;cv03=3" svg:font-family="Aegean:ss02&amp;cv03=3" style:font-family-generic="swiss" style:font-pitch="variable"/>
    <style:font-face style:name="Aegean:ss02&amp;cv04" svg:font-family="Aegean:ss02&amp;cv04" style:font-family-generic="swiss" style:font-pitch="variable"/>
    <style:font-face style:name="Aegean:ss02&amp;cv04=2" svg:font-family="Aegean:ss02&amp;cv04=2" style:font-family-generic="swiss" style:font-pitch="variable"/>
    <style:font-face style:name="Aegean:ss02&amp;cv04=3" svg:font-family="Aegean:ss02&amp;cv04=3" style:font-family-generic="swiss" style:font-pitch="variable"/>
    <style:font-face style:name="Aegean:ss02&amp;cv04=4" svg:font-family="Aegean:ss02&amp;cv04=4" style:font-family-generic="swiss" style:font-pitch="variable"/>
    <style:font-face style:name="Aegean:ss03" svg:font-family="Aegean:ss03" style:font-family-generic="swiss" style:font-pitch="variable"/>
    <style:font-face style:name="Aegean:ss03&amp;cv01" svg:font-family="Aegean:ss03&amp;cv01" style:font-family-generic="swiss" style:font-pitch="variable"/>
    <style:font-face style:name="Aegean:ss03&amp;cv02" svg:font-family="Aegean:ss03&amp;cv02" style:font-family-generic="swiss" style:font-pitch="variable"/>
    <style:font-face style:name="Aegean:ss03&amp;cv02=2" svg:font-family="Aegean:ss03&amp;cv02=2" style:font-family-generic="swiss" style:font-pitch="variable"/>
    <style:font-face style:name="Aegean:ss03*cv01" svg:font-family="Aegean:ss03*cv01" style:font-family-generic="swiss" style:font-pitch="variable"/>
    <style:font-face style:name="Aegean:ss04" svg:font-family="Aegean:ss04" style:font-family-generic="swiss" style:font-pitch="variable"/>
    <style:font-face style:name="Aegean:ss04&amp;cv01" svg:font-family="Aegean:ss04&amp;cv01" style:font-family-generic="swiss" style:font-pitch="variable"/>
    <style:font-face style:name="Aegean:ss04&amp;cv02" svg:font-family="Aegean:ss04&amp;cv02" style:font-family-generic="swiss" style:font-pitch="variable"/>
    <style:font-face style:name="Aegean:ss04&amp;cv02=2" svg:font-family="Aegean:ss04&amp;cv02=2" style:font-family-generic="swiss" style:font-pitch="variable"/>
    <style:font-face style:name="Aegean:ss04&amp;cv03" svg:font-family="Aegean:ss04&amp;cv03" style:font-family-generic="swiss" style:font-pitch="variable"/>
    <style:font-face style:name="Aegean:ss04&amp;cv03=2" svg:font-family="Aegean:ss04&amp;cv03=2" style:font-family-generic="swiss" style:font-pitch="variable"/>
    <style:font-face style:name="Aegean:ss04&amp;cv03=3" svg:font-family="Aegean:ss04&amp;cv03=3" style:font-family-generic="swiss" style:font-pitch="variable"/>
    <style:font-face style:name="Aegean:ss04&amp;cv04" svg:font-family="Aegean:ss04&amp;cv04" style:font-family-generic="swiss" style:font-pitch="variable"/>
    <style:font-face style:name="Aegean:ss04&amp;cv04=2" svg:font-family="Aegean:ss04&amp;cv04=2" style:font-family-generic="swiss" style:font-pitch="variable"/>
    <style:font-face style:name="Aegean:ss04&amp;cv04=3" svg:font-family="Aegean:ss04&amp;cv04=3" style:font-family-generic="swiss" style:font-pitch="variable"/>
    <style:font-face style:name="Aegean:ss04&amp;cv04=4" svg:font-family="Aegean:ss04&amp;cv04=4" style:font-family-generic="swiss" style:font-pitch="variable"/>
    <style:font-face style:name="Aegean:ss04&amp;cv05" svg:font-family="Aegean:ss04&amp;cv05" style:font-family-generic="swiss" style:font-pitch="variable"/>
    <style:font-face style:name="Aegean:ss04&amp;cv05=2" svg:font-family="Aegean:ss04&amp;cv05=2" style:font-family-generic="swiss" style:font-pitch="variable"/>
    <style:font-face style:name="Aegean:ss04&amp;cv05=3" svg:font-family="Aegean:ss04&amp;cv05=3" style:font-family-generic="swiss" style:font-pitch="variable"/>
    <style:font-face style:name="Aegean:ss04&amp;cv05=4" svg:font-family="Aegean:ss04&amp;cv05=4" style:font-family-generic="swiss" style:font-pitch="variable"/>
    <style:font-face style:name="Aegean:ss04&amp;cv05=5" svg:font-family="Aegean:ss04&amp;cv05=5" style:font-family-generic="swiss" style:font-pitch="variable"/>
    <style:font-face style:name="Aegean:ss04&amp;cv06" svg:font-family="Aegean:ss04&amp;cv06" style:font-family-generic="swiss" style:font-pitch="variable"/>
    <style:font-face style:name="Aegean:ss04&amp;cv06=2" svg:font-family="Aegean:ss04&amp;cv06=2" style:font-family-generic="swiss" style:font-pitch="variable"/>
    <style:font-face style:name="Aegean:ss04&amp;cv06=3" svg:font-family="Aegean:ss04&amp;cv06=3" style:font-family-generic="swiss" style:font-pitch="variable"/>
    <style:font-face style:name="Aegean:ss04&amp;cv06=4" svg:font-family="Aegean:ss04&amp;cv06=4" style:font-family-generic="swiss" style:font-pitch="variable"/>
    <style:font-face style:name="Aegean:ss04&amp;cv06=5" svg:font-family="Aegean:ss04&amp;cv06=5" style:font-family-generic="swiss" style:font-pitch="variable"/>
    <style:font-face style:name="Aegean:ss04&amp;cv06=6" svg:font-family="Aegean:ss04&amp;cv06=6" style:font-family-generic="swiss" style:font-pitch="variable"/>
    <style:font-face style:name="Aegean:ss05" svg:font-family="Aegean:ss05" style:font-family-generic="swiss" style:font-pitch="variable"/>
    <style:font-face style:name="Aegean:ss05&amp;cv01" svg:font-family="Aegean:ss05&amp;cv01" style:font-family-generic="swiss" style:font-pitch="variable"/>
    <style:font-face style:name="Aegean:ss05&amp;cv02" svg:font-family="Aegean:ss05&amp;cv02" style:font-family-generic="swiss" style:font-pitch="variable"/>
    <style:font-face style:name="Aegean:ss05&amp;cv02=2" svg:font-family="Aegean:ss05&amp;cv02=2" style:font-family-generic="swiss" style:font-pitch="variable"/>
    <style:font-face style:name="Aegean:ss05&amp;cv03" svg:font-family="Aegean:ss05&amp;cv03" style:font-family-generic="swiss" style:font-pitch="variable"/>
    <style:font-face style:name="Aegean:ss05&amp;cv03=2" svg:font-family="Aegean:ss05&amp;cv03=2" style:font-family-generic="swiss" style:font-pitch="variable"/>
    <style:font-face style:name="Aegean:ss05&amp;cv03=3" svg:font-family="Aegean:ss05&amp;cv03=3" style:font-family-generic="swiss" style:font-pitch="variable"/>
    <style:font-face style:name="Aegean:ss05&amp;cv04" svg:font-family="Aegean:ss05&amp;cv04" style:font-family-generic="swiss" style:font-pitch="variable"/>
    <style:font-face style:name="Aegean:ss05&amp;cv04=2" svg:font-family="Aegean:ss05&amp;cv04=2" style:font-family-generic="swiss" style:font-pitch="variable"/>
    <style:font-face style:name="Aegean:ss05&amp;cv04=3" svg:font-family="Aegean:ss05&amp;cv04=3" style:font-family-generic="swiss" style:font-pitch="variable"/>
    <style:font-face style:name="Aegean:ss05&amp;cv04=4" svg:font-family="Aegean:ss05&amp;cv04=4" style:font-family-generic="swiss" style:font-pitch="variable"/>
    <style:font-face style:name="Aegean:ss05&amp;cv05" svg:font-family="Aegean:ss05&amp;cv05" style:font-family-generic="swiss" style:font-pitch="variable"/>
    <style:font-face style:name="Aegean:ss05&amp;cv05=2" svg:font-family="Aegean:ss05&amp;cv05=2" style:font-family-generic="swiss" style:font-pitch="variable"/>
    <style:font-face style:name="Aegean:ss05&amp;cv05=3" svg:font-family="Aegean:ss05&amp;cv05=3" style:font-family-generic="swiss" style:font-pitch="variable"/>
    <style:font-face style:name="Aegean:ss05&amp;cv05=4" svg:font-family="Aegean:ss05&amp;cv05=4" style:font-family-generic="swiss" style:font-pitch="variable"/>
    <style:font-face style:name="Aegean:ss05&amp;cv05=5" svg:font-family="Aegean:ss05&amp;cv05=5" style:font-family-generic="swiss" style:font-pitch="variable"/>
    <style:font-face style:name="Aegean:ss06" svg:font-family="Aegean:ss06" style:font-family-generic="swiss" style:font-pitch="variable"/>
    <style:font-face style:name="Aegean:ss06&amp;cv01" svg:font-family="Aegean:ss06&amp;cv01" style:font-family-generic="swiss" style:font-pitch="variable"/>
    <style:font-face style:name="Aegean:ss06&amp;cv02" svg:font-family="Aegean:ss06&amp;cv02" style:font-family-generic="swiss" style:font-pitch="variable"/>
    <style:font-face style:name="Aegean:ss06&amp;cv02=2" svg:font-family="Aegean:ss06&amp;cv02=2" style:font-family-generic="swiss" style:font-pitch="variable"/>
    <style:font-face style:name="Aegean:ss06&amp;cv03" svg:font-family="Aegean:ss06&amp;cv03" style:font-family-generic="swiss" style:font-pitch="variable"/>
    <style:font-face style:name="Aegean:ss06&amp;cv03=2" svg:font-family="Aegean:ss06&amp;cv03=2" style:font-family-generic="swiss" style:font-pitch="variable"/>
    <style:font-face style:name="Aegean:ss06&amp;cv03=3" svg:font-family="Aegean:ss06&amp;cv03=3" style:font-family-generic="swiss" style:font-pitch="variable"/>
    <style:font-face style:name="Aegean:ss06&amp;cv04" svg:font-family="Aegean:ss06&amp;cv04" style:font-family-generic="swiss" style:font-pitch="variable"/>
    <style:font-face style:name="Aegean:ss06&amp;cv04=2" svg:font-family="Aegean:ss06&amp;cv04=2" style:font-family-generic="swiss" style:font-pitch="variable"/>
    <style:font-face style:name="Aegean:ss06&amp;cv04=3" svg:font-family="Aegean:ss06&amp;cv04=3" style:font-family-generic="swiss" style:font-pitch="variable"/>
    <style:font-face style:name="Aegean:ss06&amp;cv04=4" svg:font-family="Aegean:ss06&amp;cv04=4" style:font-family-generic="swiss" style:font-pitch="variable"/>
    <style:font-face style:name="Aegean:ss06&amp;cv05" svg:font-family="Aegean:ss06&amp;cv05" style:font-family-generic="swiss" style:font-pitch="variable"/>
    <style:font-face style:name="Aegean:ss06&amp;cv05=2" svg:font-family="Aegean:ss06&amp;cv05=2" style:font-family-generic="swiss" style:font-pitch="variable"/>
    <style:font-face style:name="Aegean:ss06&amp;cv05=3" svg:font-family="Aegean:ss06&amp;cv05=3" style:font-family-generic="swiss" style:font-pitch="variable"/>
    <style:font-face style:name="Aegean:ss06&amp;cv05=4" svg:font-family="Aegean:ss06&amp;cv05=4" style:font-family-generic="swiss" style:font-pitch="variable"/>
    <style:font-face style:name="Aegean:ss06&amp;cv05=5" svg:font-family="Aegean:ss06&amp;cv05=5" style:font-family-generic="swiss" style:font-pitch="variable"/>
    <style:font-face style:name="Aegean:ss06&amp;cv08" svg:font-family="Aegean:ss06&amp;cv08" style:font-family-generic="swiss" style:font-pitch="variable"/>
    <style:font-face style:name="Aegean:ss06&amp;cv08=2" svg:font-family="Aegean:ss06&amp;cv08=2" style:font-family-generic="swiss" style:font-pitch="variable"/>
    <style:font-face style:name="Aegean:ss06&amp;cv08=3" svg:font-family="Aegean:ss06&amp;cv08=3" style:font-family-generic="swiss" style:font-pitch="variable"/>
    <style:font-face style:name="Aegean:ss06&amp;cv08=4" svg:font-family="Aegean:ss06&amp;cv08=4" style:font-family-generic="swiss" style:font-pitch="variable"/>
    <style:font-face style:name="Aegean:ss06&amp;cv08=5" svg:font-family="Aegean:ss06&amp;cv08=5" style:font-family-generic="swiss" style:font-pitch="variable"/>
    <style:font-face style:name="Aegean:ss06&amp;cv08=6" svg:font-family="Aegean:ss06&amp;cv08=6" style:font-family-generic="swiss" style:font-pitch="variable"/>
    <style:font-face style:name="Aegean:ss06&amp;cv08=7" svg:font-family="Aegean:ss06&amp;cv08=7" style:font-family-generic="swiss" style:font-pitch="variable"/>
    <style:font-face style:name="Aegean:ss06&amp;cv08=8" svg:font-family="Aegean:ss06&amp;cv08=8" style:font-family-generic="swiss" style:font-pitch="variable"/>
    <style:font-face style:name="Aegean:ss07" svg:font-family="Aegean:ss07" style:font-family-generic="swiss" style:font-pitch="variable"/>
    <style:font-face style:name="Aegean:ss07&amp;cv01" svg:font-family="Aegean:ss07&amp;cv01" style:font-family-generic="swiss" style:font-pitch="variable"/>
    <style:font-face style:name="Aegean:ss08" svg:font-family="Aegean:ss08" style:font-family-generic="swiss" style:font-pitch="variable"/>
    <style:font-face style:name="Aegean:ss08&amp;cv01" svg:font-family="Aegean:ss08&amp;cv01" style:font-family-generic="swiss" style:font-pitch="variable"/>
    <style:font-face style:name="Aegean:ss08&amp;cv03" svg:font-family="Aegean:ss08&amp;cv03" style:font-family-generic="swiss" style:font-pitch="variable"/>
    <style:font-face style:name="Aegean:ss08&amp;cv03=2" svg:font-family="Aegean:ss08&amp;cv03=2" style:font-family-generic="swiss" style:font-pitch="variable"/>
    <style:font-face style:name="Aegean:ss08&amp;cv03=3" svg:font-family="Aegean:ss08&amp;cv03=3" style:font-family-generic="swiss" style:font-pitch="variable"/>
    <style:font-face style:name="Aegean:ss08&amp;cv04" svg:font-family="Aegean:ss08&amp;cv04" style:font-family-generic="swiss" style:font-pitch="variable"/>
    <style:font-face style:name="Aegean:ss08&amp;cv04=2" svg:font-family="Aegean:ss08&amp;cv04=2" style:font-family-generic="swiss" style:font-pitch="variable"/>
    <style:font-face style:name="Aegean:ss08&amp;cv04=3" svg:font-family="Aegean:ss08&amp;cv04=3" style:font-family-generic="swiss" style:font-pitch="variable"/>
    <style:font-face style:name="Aegean:ss08&amp;cv04=4" svg:font-family="Aegean:ss08&amp;cv04=4" style:font-family-generic="swiss" style:font-pitch="variable"/>
    <style:font-face style:name="Aegean:ss08&amp;cv05" svg:font-family="Aegean:ss08&amp;cv05" style:font-family-generic="swiss" style:font-pitch="variable"/>
    <style:font-face style:name="Aegean:ss08&amp;cv05=2" svg:font-family="Aegean:ss08&amp;cv05=2" style:font-family-generic="swiss" style:font-pitch="variable"/>
    <style:font-face style:name="Aegean:ss08&amp;cv05=3" svg:font-family="Aegean:ss08&amp;cv05=3" style:font-family-generic="swiss" style:font-pitch="variable"/>
    <style:font-face style:name="Aegean:ss08&amp;cv05=4" svg:font-family="Aegean:ss08&amp;cv05=4" style:font-family-generic="swiss" style:font-pitch="variable"/>
    <style:font-face style:name="Aegean:ss08&amp;cv05=5" svg:font-family="Aegean:ss08&amp;cv05=5" style:font-family-generic="swiss" style:font-pitch="variable"/>
    <style:font-face style:name="Aegean:ss08&amp;cv06" svg:font-family="Aegean:ss08&amp;cv06" style:font-family-generic="swiss" style:font-pitch="variable"/>
    <style:font-face style:name="Aegean:ss08&amp;cv06=2" svg:font-family="Aegean:ss08&amp;cv06=2" style:font-family-generic="swiss" style:font-pitch="variable"/>
    <style:font-face style:name="Aegean:ss08&amp;cv06=3" svg:font-family="Aegean:ss08&amp;cv06=3" style:font-family-generic="swiss" style:font-pitch="variable"/>
    <style:font-face style:name="Aegean:ss08&amp;cv06=4" svg:font-family="Aegean:ss08&amp;cv06=4" style:font-family-generic="swiss" style:font-pitch="variable"/>
    <style:font-face style:name="Aegean:ss08&amp;cv06=5" svg:font-family="Aegean:ss08&amp;cv06=5" style:font-family-generic="swiss" style:font-pitch="variable"/>
    <style:font-face style:name="Aegean:ss08&amp;cv06=6" svg:font-family="Aegean:ss08&amp;cv06=6" style:font-family-generic="swiss" style:font-pitch="variable"/>
    <style:font-face style:name="Aegean:ss08&amp;cv07" svg:font-family="Aegean:ss08&amp;cv07" style:font-family-generic="swiss" style:font-pitch="variable"/>
    <style:font-face style:name="Aegean:ss08&amp;cv07=2" svg:font-family="Aegean:ss08&amp;cv07=2" style:font-family-generic="swiss" style:font-pitch="variable"/>
    <style:font-face style:name="Aegean:ss08&amp;cv07=3" svg:font-family="Aegean:ss08&amp;cv07=3" style:font-family-generic="swiss" style:font-pitch="variable"/>
    <style:font-face style:name="Aegean:ss08&amp;cv07=4" svg:font-family="Aegean:ss08&amp;cv07=4" style:font-family-generic="swiss" style:font-pitch="variable"/>
    <style:font-face style:name="Aegean:ss08&amp;cv07=5" svg:font-family="Aegean:ss08&amp;cv07=5" style:font-family-generic="swiss" style:font-pitch="variable"/>
    <style:font-face style:name="Aegean:ss08&amp;cv07=6" svg:font-family="Aegean:ss08&amp;cv07=6" style:font-family-generic="swiss" style:font-pitch="variable"/>
    <style:font-face style:name="Aegean:ss08&amp;cv07=7" svg:font-family="Aegean:ss08&amp;cv07=7" style:font-family-generic="swiss" style:font-pitch="variable"/>
    <style:font-face style:name="Aegean:ss08&amp;cv08" svg:font-family="Aegean:ss08&amp;cv08" style:font-family-generic="swiss" style:font-pitch="variable"/>
    <style:font-face style:name="Aegean:ss08&amp;cv08=2" svg:font-family="Aegean:ss08&amp;cv08=2" style:font-family-generic="swiss" style:font-pitch="variable"/>
    <style:font-face style:name="Aegean:ss08&amp;cv08=3" svg:font-family="Aegean:ss08&amp;cv08=3" style:font-family-generic="swiss" style:font-pitch="variable"/>
    <style:font-face style:name="Aegean:ss08&amp;cv08=4" svg:font-family="Aegean:ss08&amp;cv08=4" style:font-family-generic="swiss" style:font-pitch="variable"/>
    <style:font-face style:name="Aegean:ss08&amp;cv08=5" svg:font-family="Aegean:ss08&amp;cv08=5" style:font-family-generic="swiss" style:font-pitch="variable"/>
    <style:font-face style:name="Aegean:ss08&amp;cv08=6" svg:font-family="Aegean:ss08&amp;cv08=6" style:font-family-generic="swiss" style:font-pitch="variable"/>
    <style:font-face style:name="Aegean:ss08&amp;cv08=7" svg:font-family="Aegean:ss08&amp;cv08=7" style:font-family-generic="swiss" style:font-pitch="variable"/>
    <style:font-face style:name="Aegean:ss08&amp;cv08=8" svg:font-family="Aegean:ss08&amp;cv08=8" style:font-family-generic="swiss" style:font-pitch="variable"/>
    <style:font-face style:name="Aegean:ss08&amp;cv09" svg:font-family="Aegean:ss08&amp;cv09" style:font-family-generic="swiss" style:font-pitch="variable"/>
    <style:font-face style:name="Aegean:ss08&amp;cv09=2" svg:font-family="Aegean:ss08&amp;cv09=2" style:font-family-generic="swiss" style:font-pitch="variable"/>
    <style:font-face style:name="Aegean:ss08&amp;cv09=3" svg:font-family="Aegean:ss08&amp;cv09=3" style:font-family-generic="swiss" style:font-pitch="variable"/>
    <style:font-face style:name="Aegean:ss08&amp;cv09=4" svg:font-family="Aegean:ss08&amp;cv09=4" style:font-family-generic="swiss" style:font-pitch="variable"/>
    <style:font-face style:name="Aegean:ss08&amp;cv09=5" svg:font-family="Aegean:ss08&amp;cv09=5" style:font-family-generic="swiss" style:font-pitch="variable"/>
    <style:font-face style:name="Aegean:ss08&amp;cv09=6" svg:font-family="Aegean:ss08&amp;cv09=6" style:font-family-generic="swiss" style:font-pitch="variable"/>
    <style:font-face style:name="Aegean:ss08&amp;cv09=7" svg:font-family="Aegean:ss08&amp;cv09=7" style:font-family-generic="swiss" style:font-pitch="variable"/>
    <style:font-face style:name="Aegean:ss08&amp;cv09=8" svg:font-family="Aegean:ss08&amp;cv09=8" style:font-family-generic="swiss" style:font-pitch="variable"/>
    <style:font-face style:name="Aegean:ss08&amp;cv09=9" svg:font-family="Aegean:ss08&amp;cv09=9" style:font-family-generic="swiss" style:font-pitch="variable"/>
    <style:font-face style:name="Aegean:ss08&amp;cv10" svg:font-family="Aegean:ss08&amp;cv10" style:font-family-generic="swiss" style:font-pitch="variable"/>
    <style:font-face style:name="Aegean:ss08&amp;cv1010" svg:font-family="Aegean:ss08&amp;cv1010" style:font-family-generic="swiss" style:font-pitch="variable"/>
    <style:font-face style:name="Aegean:ss08&amp;cv10=2" svg:font-family="Aegean:ss08&amp;cv10=2" style:font-family-generic="swiss" style:font-pitch="variable"/>
    <style:font-face style:name="Aegean:ss08&amp;cv10=3" svg:font-family="Aegean:ss08&amp;cv10=3" style:font-family-generic="swiss" style:font-pitch="variable"/>
    <style:font-face style:name="Aegean:ss08&amp;cv10=4" svg:font-family="Aegean:ss08&amp;cv10=4" style:font-family-generic="swiss" style:font-pitch="variable"/>
    <style:font-face style:name="Aegean:ss08&amp;cv10=5" svg:font-family="Aegean:ss08&amp;cv10=5" style:font-family-generic="swiss" style:font-pitch="variable"/>
    <style:font-face style:name="Aegean:ss08&amp;cv10=6" svg:font-family="Aegean:ss08&amp;cv10=6" style:font-family-generic="swiss" style:font-pitch="variable"/>
    <style:font-face style:name="Aegean:ss08&amp;cv10=7" svg:font-family="Aegean:ss08&amp;cv10=7" style:font-family-generic="swiss" style:font-pitch="variable"/>
    <style:font-face style:name="Aegean:ss08&amp;cv10=8" svg:font-family="Aegean:ss08&amp;cv10=8" style:font-family-generic="swiss" style:font-pitch="variable"/>
    <style:font-face style:name="Aegean:ss08&amp;cv10=9" svg:font-family="Aegean:ss08&amp;cv10=9" style:font-family-generic="swiss" style:font-pitch="variable"/>
    <style:font-face style:name="Aegean:ss08&amp;cv12" svg:font-family="Aegean:ss08&amp;cv12" style:font-family-generic="swiss" style:font-pitch="variable"/>
    <style:font-face style:name="Aegean:ss08&amp;cv12=10" svg:font-family="Aegean:ss08&amp;cv12=10" style:font-family-generic="swiss" style:font-pitch="variable"/>
    <style:font-face style:name="Aegean:ss08&amp;cv12=11" svg:font-family="Aegean:ss08&amp;cv12=11" style:font-family-generic="swiss" style:font-pitch="variable"/>
    <style:font-face style:name="Aegean:ss08&amp;cv12=12" svg:font-family="Aegean:ss08&amp;cv12=12" style:font-family-generic="swiss" style:font-pitch="variable"/>
    <style:font-face style:name="Aegean:ss08&amp;cv12=2" svg:font-family="Aegean:ss08&amp;cv12=2" style:font-family-generic="swiss" style:font-pitch="variable"/>
    <style:font-face style:name="Aegean:ss08&amp;cv12=3" svg:font-family="Aegean:ss08&amp;cv12=3" style:font-family-generic="swiss" style:font-pitch="variable"/>
    <style:font-face style:name="Aegean:ss08&amp;cv12=4" svg:font-family="Aegean:ss08&amp;cv12=4" style:font-family-generic="swiss" style:font-pitch="variable"/>
    <style:font-face style:name="Aegean:ss08&amp;cv12=6" svg:font-family="Aegean:ss08&amp;cv12=6" style:font-family-generic="swiss" style:font-pitch="variable"/>
    <style:font-face style:name="Aegean:ss08&amp;cv12=7" svg:font-family="Aegean:ss08&amp;cv12=7" style:font-family-generic="swiss" style:font-pitch="variable"/>
    <style:font-face style:name="Aegean:ss08&amp;cv12=8" svg:font-family="Aegean:ss08&amp;cv12=8" style:font-family-generic="swiss" style:font-pitch="variable"/>
    <style:font-face style:name="Aegean:ss08&amp;cv12=9" svg:font-family="Aegean:ss08&amp;cv12=9" style:font-family-generic="swiss" style:font-pitch="variable"/>
    <style:font-face style:name="Aegean:ss09" svg:font-family="Aegean:ss09" style:font-family-generic="swiss" style:font-pitch="variable"/>
    <style:font-face style:name="Aegean:ss09&amp;cv01" svg:font-family="Aegean:ss09&amp;cv01" style:font-family-generic="swiss" style:font-pitch="variable"/>
    <style:font-face style:name="Aegean:ss09&amp;cv02" svg:font-family="Aegean:ss09&amp;cv02" style:font-family-generic="swiss" style:font-pitch="variable"/>
    <style:font-face style:name="Aegean:ss09&amp;cv02=2" svg:font-family="Aegean:ss09&amp;cv02=2" style:font-family-generic="swiss" style:font-pitch="variable"/>
    <style:font-face style:name="Aegean:ss09&amp;cv03" svg:font-family="Aegean:ss09&amp;cv03" style:font-family-generic="swiss" style:font-pitch="variable"/>
    <style:font-face style:name="Aegean:ss09&amp;cv03=2" svg:font-family="Aegean:ss09&amp;cv03=2" style:font-family-generic="swiss" style:font-pitch="variable"/>
    <style:font-face style:name="Aegean:ss09&amp;cv03=3" svg:font-family="Aegean:ss09&amp;cv03=3" style:font-family-generic="swiss" style:font-pitch="variable"/>
    <style:font-face style:name="Aegean:ss09&amp;cv04" svg:font-family="Aegean:ss09&amp;cv04" style:font-family-generic="swiss" style:font-pitch="variable"/>
    <style:font-face style:name="Aegean:ss09&amp;cv04=2" svg:font-family="Aegean:ss09&amp;cv04=2" style:font-family-generic="swiss" style:font-pitch="variable"/>
    <style:font-face style:name="Aegean:ss09&amp;cv04=3" svg:font-family="Aegean:ss09&amp;cv04=3" style:font-family-generic="swiss" style:font-pitch="variable"/>
    <style:font-face style:name="Aegean:ss09&amp;cv04=4" svg:font-family="Aegean:ss09&amp;cv04=4" style:font-family-generic="swiss" style:font-pitch="variable"/>
    <style:font-face style:name="Aegean:ss09&amp;cv05" svg:font-family="Aegean:ss09&amp;cv05" style:font-family-generic="swiss" style:font-pitch="variable"/>
    <style:font-face style:name="Aegean:ss09&amp;cv05=2" svg:font-family="Aegean:ss09&amp;cv05=2" style:font-family-generic="swiss" style:font-pitch="variable"/>
    <style:font-face style:name="Aegean:ss09&amp;cv05=3" svg:font-family="Aegean:ss09&amp;cv05=3" style:font-family-generic="swiss" style:font-pitch="variable"/>
    <style:font-face style:name="Aegean:ss09&amp;cv05=4" svg:font-family="Aegean:ss09&amp;cv05=4" style:font-family-generic="swiss" style:font-pitch="variable"/>
    <style:font-face style:name="Aegean:ss09&amp;cv05=5" svg:font-family="Aegean:ss09&amp;cv05=5" style:font-family-generic="swiss" style:font-pitch="variable"/>
    <style:font-face style:name="Aegean:ss09&amp;cv06" svg:font-family="Aegean:ss09&amp;cv06" style:font-family-generic="swiss" style:font-pitch="variable"/>
    <style:font-face style:name="Aegean:ss09&amp;cv06=2" svg:font-family="Aegean:ss09&amp;cv06=2" style:font-family-generic="swiss" style:font-pitch="variable"/>
    <style:font-face style:name="Aegean:ss09&amp;cv06=3" svg:font-family="Aegean:ss09&amp;cv06=3" style:font-family-generic="swiss" style:font-pitch="variable"/>
    <style:font-face style:name="Aegean:ss09&amp;cv06=4" svg:font-family="Aegean:ss09&amp;cv06=4" style:font-family-generic="swiss" style:font-pitch="variable"/>
    <style:font-face style:name="Aegean:ss09&amp;cv06=5" svg:font-family="Aegean:ss09&amp;cv06=5" style:font-family-generic="swiss" style:font-pitch="variable"/>
    <style:font-face style:name="Aegean:ss09&amp;cv06=6" svg:font-family="Aegean:ss09&amp;cv06=6" style:font-family-generic="swiss" style:font-pitch="variable"/>
    <style:font-face style:name="Aegean:ss09&amp;cv07" svg:font-family="Aegean:ss09&amp;cv07" style:font-family-generic="swiss" style:font-pitch="variable"/>
    <style:font-face style:name="Aegean:ss09&amp;cv07=2" svg:font-family="Aegean:ss09&amp;cv07=2" style:font-family-generic="swiss" style:font-pitch="variable"/>
    <style:font-face style:name="Aegean:ss09&amp;cv07=3" svg:font-family="Aegean:ss09&amp;cv07=3" style:font-family-generic="swiss" style:font-pitch="variable"/>
    <style:font-face style:name="Aegean:ss09&amp;cv07=4" svg:font-family="Aegean:ss09&amp;cv07=4" style:font-family-generic="swiss" style:font-pitch="variable"/>
    <style:font-face style:name="Aegean:ss09&amp;cv07=5" svg:font-family="Aegean:ss09&amp;cv07=5" style:font-family-generic="swiss" style:font-pitch="variable"/>
    <style:font-face style:name="Aegean:ss09&amp;cv07=6" svg:font-family="Aegean:ss09&amp;cv07=6" style:font-family-generic="swiss" style:font-pitch="variable"/>
    <style:font-face style:name="Aegean:ss09&amp;cv07=7" svg:font-family="Aegean:ss09&amp;cv07=7" style:font-family-generic="swiss" style:font-pitch="variable"/>
    <style:font-face style:name="Aegean:ss09&amp;cv08" svg:font-family="Aegean:ss09&amp;cv08" style:font-family-generic="swiss" style:font-pitch="variable"/>
    <style:font-face style:name="Aegean:ss09&amp;cv08=2" svg:font-family="Aegean:ss09&amp;cv08=2" style:font-family-generic="swiss" style:font-pitch="variable"/>
    <style:font-face style:name="Aegean:ss09&amp;cv08=3" svg:font-family="Aegean:ss09&amp;cv08=3" style:font-family-generic="swiss" style:font-pitch="variable"/>
    <style:font-face style:name="Aegean:ss09&amp;cv08=4" svg:font-family="Aegean:ss09&amp;cv08=4" style:font-family-generic="swiss" style:font-pitch="variable"/>
    <style:font-face style:name="Aegean:ss09&amp;cv08=5" svg:font-family="Aegean:ss09&amp;cv08=5" style:font-family-generic="swiss" style:font-pitch="variable"/>
    <style:font-face style:name="Aegean:ss09&amp;cv08=6" svg:font-family="Aegean:ss09&amp;cv08=6" style:font-family-generic="swiss" style:font-pitch="variable"/>
    <style:font-face style:name="Aegean:ss09&amp;cv08=7" svg:font-family="Aegean:ss09&amp;cv08=7" style:font-family-generic="swiss" style:font-pitch="variable"/>
    <style:font-face style:name="Aegean:ss09&amp;cv08=8" svg:font-family="Aegean:ss09&amp;cv08=8" style:font-family-generic="swiss" style:font-pitch="variable"/>
    <style:font-face style:name="Aegean:ss10" svg:font-family="Aegean:ss10" style:font-family-generic="swiss" style:font-pitch="variable"/>
    <style:font-face style:name="Aegean:ss10&amp;cv01" svg:font-family="Aegean:ss10&amp;cv01" style:font-family-generic="swiss" style:font-pitch="variable"/>
    <style:font-face style:name="Aegean:ss11" svg:font-family="Aegean:ss11" style:font-family-generic="swiss" style:font-pitch="variable"/>
    <style:font-face style:name="Aegean:ss11&amp;cv01" svg:font-family="Aegean:ss11&amp;cv01" style:font-family-generic="swiss" style:font-pitch="variable"/>
    <style:font-face style:name="Aegean:ss11&amp;cv04" svg:font-family="Aegean:ss11&amp;cv04" style:font-family-generic="swiss" style:font-pitch="variable"/>
    <style:font-face style:name="Aegean:ss11&amp;cv04=2" svg:font-family="Aegean:ss11&amp;cv04=2" style:font-family-generic="swiss" style:font-pitch="variable"/>
    <style:font-face style:name="Aegean:ss11&amp;cv04=3" svg:font-family="Aegean:ss11&amp;cv04=3" style:font-family-generic="swiss" style:font-pitch="variable"/>
    <style:font-face style:name="Aegean:ss11&amp;cv04=4" svg:font-family="Aegean:ss11&amp;cv04=4" style:font-family-generic="swiss" style:font-pitch="variable"/>
    <style:font-face style:name="Aegean:ss12" svg:font-family="Aegean:ss12" style:font-family-generic="swiss" style:font-pitch="variable"/>
    <style:font-face style:name="Aegean:ss12&amp;cv01" svg:font-family="Aegean:ss12&amp;cv01" style:font-family-generic="swiss" style:font-pitch="variable"/>
    <style:font-face style:name="Aegean:ss13" svg:font-family="Aegean:ss13" style:font-family-generic="swiss" style:font-pitch="variable"/>
    <style:font-face style:name="Aegean:ss13&amp;cv01" svg:font-family="Aegean:ss13&amp;cv01" style:font-family-generic="swiss" style:font-pitch="variable"/>
    <style:font-face style:name="Aegean:ss13&amp;cv02" svg:font-family="Aegean:ss13&amp;cv02" style:font-family-generic="swiss" style:font-pitch="variable"/>
    <style:font-face style:name="Aegean:ss13&amp;cv02=2" svg:font-family="Aegean:ss13&amp;cv02=2" style:font-family-generic="swiss" style:font-pitch="variable"/>
    <style:font-face style:name="Aegean:ss13&amp;cv03" svg:font-family="Aegean:ss13&amp;cv03" style:font-family-generic="swiss" style:font-pitch="variable"/>
    <style:font-face style:name="Aegean:ss13&amp;cv03=2" svg:font-family="Aegean:ss13&amp;cv03=2" style:font-family-generic="swiss" style:font-pitch="variable"/>
    <style:font-face style:name="Aegean:ss13&amp;cv03=3" svg:font-family="Aegean:ss13&amp;cv03=3" style:font-family-generic="swiss" style:font-pitch="variable"/>
    <style:font-face style:name="Aegean:ss13&amp;cv04" svg:font-family="Aegean:ss13&amp;cv04" style:font-family-generic="swiss" style:font-pitch="variable"/>
    <style:font-face style:name="Aegean:ss13&amp;cv04=2" svg:font-family="Aegean:ss13&amp;cv04=2" style:font-family-generic="swiss" style:font-pitch="variable"/>
    <style:font-face style:name="Aegean:ss13&amp;cv04=3" svg:font-family="Aegean:ss13&amp;cv04=3" style:font-family-generic="swiss" style:font-pitch="variable"/>
    <style:font-face style:name="Aegean:ss13&amp;cv04=4" svg:font-family="Aegean:ss13&amp;cv04=4" style:font-family-generic="swiss" style:font-pitch="variable"/>
    <style:font-face style:name="Aegean:ss13&amp;cv05" svg:font-family="Aegean:ss13&amp;cv05" style:font-family-generic="swiss" style:font-pitch="variable"/>
    <style:font-face style:name="Aegean:ss13&amp;cv05=2" svg:font-family="Aegean:ss13&amp;cv05=2" style:font-family-generic="swiss" style:font-pitch="variable"/>
    <style:font-face style:name="Aegean:ss13&amp;cv05=3" svg:font-family="Aegean:ss13&amp;cv05=3" style:font-family-generic="swiss" style:font-pitch="variable"/>
    <style:font-face style:name="Aegean:ss13&amp;cv05=4" svg:font-family="Aegean:ss13&amp;cv05=4" style:font-family-generic="swiss" style:font-pitch="variable"/>
    <style:font-face style:name="Aegean:ss13&amp;cv05=5" svg:font-family="Aegean:ss13&amp;cv05=5" style:font-family-generic="swiss" style:font-pitch="variable"/>
    <style:font-face style:name="Aegean:ss13&amp;cv06" svg:font-family="Aegean:ss13&amp;cv06" style:font-family-generic="swiss" style:font-pitch="variable"/>
    <style:font-face style:name="Aegean:ss13&amp;cv06=2" svg:font-family="Aegean:ss13&amp;cv06=2" style:font-family-generic="swiss" style:font-pitch="variable"/>
    <style:font-face style:name="Aegean:ss13&amp;cv06=3" svg:font-family="Aegean:ss13&amp;cv06=3" style:font-family-generic="swiss" style:font-pitch="variable"/>
    <style:font-face style:name="Aegean:ss13&amp;cv06=4" svg:font-family="Aegean:ss13&amp;cv06=4" style:font-family-generic="swiss" style:font-pitch="variable"/>
    <style:font-face style:name="Aegean:ss13&amp;cv06=5" svg:font-family="Aegean:ss13&amp;cv06=5" style:font-family-generic="swiss" style:font-pitch="variable"/>
    <style:font-face style:name="Aegean:ss13&amp;cv06=6" svg:font-family="Aegean:ss13&amp;cv06=6" style:font-family-generic="swiss" style:font-pitch="variable"/>
    <style:font-face style:name="Aegean:ss13&amp;cv07" svg:font-family="Aegean:ss13&amp;cv07" style:font-family-generic="swiss" style:font-pitch="variable"/>
    <style:font-face style:name="Aegean:ss13&amp;cv07=2" svg:font-family="Aegean:ss13&amp;cv07=2" style:font-family-generic="swiss" style:font-pitch="variable"/>
    <style:font-face style:name="Aegean:ss13&amp;cv07=3" svg:font-family="Aegean:ss13&amp;cv07=3" style:font-family-generic="swiss" style:font-pitch="variable"/>
    <style:font-face style:name="Aegean:ss13&amp;cv07=4" svg:font-family="Aegean:ss13&amp;cv07=4" style:font-family-generic="swiss" style:font-pitch="variable"/>
    <style:font-face style:name="Aegean:ss13&amp;cv07=5" svg:font-family="Aegean:ss13&amp;cv07=5" style:font-family-generic="swiss" style:font-pitch="variable"/>
    <style:font-face style:name="Aegean:ss13&amp;cv07=6" svg:font-family="Aegean:ss13&amp;cv07=6" style:font-family-generic="swiss" style:font-pitch="variable"/>
    <style:font-face style:name="Aegean:ss13&amp;cv07=7" svg:font-family="Aegean:ss13&amp;cv07=7" style:font-family-generic="swiss" style:font-pitch="variable"/>
    <style:font-face style:name="Aegean:ss13&amp;cv08" svg:font-family="Aegean:ss13&amp;cv08" style:font-family-generic="swiss" style:font-pitch="variable"/>
    <style:font-face style:name="Aegean:ss13&amp;cv08=2" svg:font-family="Aegean:ss13&amp;cv08=2" style:font-family-generic="swiss" style:font-pitch="variable"/>
    <style:font-face style:name="Aegean:ss13&amp;cv08=3" svg:font-family="Aegean:ss13&amp;cv08=3" style:font-family-generic="swiss" style:font-pitch="variable"/>
    <style:font-face style:name="Aegean:ss13&amp;cv08=4" svg:font-family="Aegean:ss13&amp;cv08=4" style:font-family-generic="swiss" style:font-pitch="variable"/>
    <style:font-face style:name="Aegean:ss13&amp;cv08=5" svg:font-family="Aegean:ss13&amp;cv08=5" style:font-family-generic="swiss" style:font-pitch="variable"/>
    <style:font-face style:name="Aegean:ss13&amp;cv08=6" svg:font-family="Aegean:ss13&amp;cv08=6" style:font-family-generic="swiss" style:font-pitch="variable"/>
    <style:font-face style:name="Aegean:ss13&amp;cv08=7" svg:font-family="Aegean:ss13&amp;cv08=7" style:font-family-generic="swiss" style:font-pitch="variable"/>
    <style:font-face style:name="Aegean:ss13&amp;cv08=8" svg:font-family="Aegean:ss13&amp;cv08=8" style:font-family-generic="swiss" style:font-pitch="variable"/>
    <style:font-face style:name="Aegean:ss14" svg:font-family="Aegean:ss14" style:font-family-generic="swiss" style:font-pitch="variable"/>
    <style:font-face style:name="Aegean:ss14&amp;cv01" svg:font-family="Aegean:ss14&amp;cv01" style:font-family-generic="swiss" style:font-pitch="variable"/>
    <style:font-face style:name="Aegean:ss14&amp;cv02" svg:font-family="Aegean:ss14&amp;cv02" style:font-family-generic="swiss" style:font-pitch="variable"/>
    <style:font-face style:name="Aegean:ss14&amp;cv02=2" svg:font-family="Aegean:ss14&amp;cv02=2" style:font-family-generic="swiss" style:font-pitch="variable"/>
    <style:font-face style:name="Aegean:ss14&amp;cv03" svg:font-family="Aegean:ss14&amp;cv03" style:font-family-generic="swiss" style:font-pitch="variable"/>
    <style:font-face style:name="Aegean:ss14&amp;cv03=2" svg:font-family="Aegean:ss14&amp;cv03=2" style:font-family-generic="swiss" style:font-pitch="variable"/>
    <style:font-face style:name="Aegean:ss14&amp;cv03=3" svg:font-family="Aegean:ss14&amp;cv03=3" style:font-family-generic="swiss" style:font-pitch="variable"/>
    <style:font-face style:name="Aegean:ss14&amp;cv04" svg:font-family="Aegean:ss14&amp;cv04" style:font-family-generic="swiss" style:font-pitch="variable"/>
    <style:font-face style:name="Aegean:ss14&amp;cv04=2" svg:font-family="Aegean:ss14&amp;cv04=2" style:font-family-generic="swiss" style:font-pitch="variable"/>
    <style:font-face style:name="Aegean:ss14&amp;cv04=3" svg:font-family="Aegean:ss14&amp;cv04=3" style:font-family-generic="swiss" style:font-pitch="variable"/>
    <style:font-face style:name="Aegean:ss14&amp;cv04=4" svg:font-family="Aegean:ss14&amp;cv04=4" style:font-family-generic="swiss" style:font-pitch="variable"/>
    <style:font-face style:name="Aegean:ss14&amp;cv05" svg:font-family="Aegean:ss14&amp;cv05" style:font-family-generic="swiss" style:font-pitch="variable"/>
    <style:font-face style:name="Aegean:ss14&amp;cv05=2" svg:font-family="Aegean:ss14&amp;cv05=2" style:font-family-generic="swiss" style:font-pitch="variable"/>
    <style:font-face style:name="Aegean:ss14&amp;cv05=3" svg:font-family="Aegean:ss14&amp;cv05=3" style:font-family-generic="swiss" style:font-pitch="variable"/>
    <style:font-face style:name="Aegean:ss14&amp;cv05=4" svg:font-family="Aegean:ss14&amp;cv05=4" style:font-family-generic="swiss" style:font-pitch="variable"/>
    <style:font-face style:name="Aegean:ss14&amp;cv05=5" svg:font-family="Aegean:ss14&amp;cv05=5" style:font-family-generic="swiss" style:font-pitch="variable"/>
    <style:font-face style:name="Aegean:ss15" svg:font-family="Aegean:ss15" style:font-family-generic="swiss" style:font-pitch="variable"/>
    <style:font-face style:name="Aegean:ss15&amp;cv01" svg:font-family="Aegean:ss15&amp;cv01" style:font-family-generic="swiss" style:font-pitch="variable"/>
    <style:font-face style:name="Aegean:ss15&amp;cv02" svg:font-family="Aegean:ss15&amp;cv02" style:font-family-generic="swiss" style:font-pitch="variable"/>
    <style:font-face style:name="Aegean:ss15&amp;cv02=2" svg:font-family="Aegean:ss15&amp;cv02=2" style:font-family-generic="swiss" style:font-pitch="variable"/>
    <style:font-face style:name="Aegean:ss15&amp;cv03" svg:font-family="Aegean:ss15&amp;cv03" style:font-family-generic="swiss" style:font-pitch="variable"/>
    <style:font-face style:name="Aegean:ss15&amp;cv03=2" svg:font-family="Aegean:ss15&amp;cv03=2" style:font-family-generic="swiss" style:font-pitch="variable"/>
    <style:font-face style:name="Aegean:ss15&amp;cv03=3" svg:font-family="Aegean:ss15&amp;cv03=3" style:font-family-generic="swiss" style:font-pitch="variable"/>
    <style:font-face style:name="Aegean:ss15&amp;cv04" svg:font-family="Aegean:ss15&amp;cv04" style:font-family-generic="swiss" style:font-pitch="variable"/>
    <style:font-face style:name="Aegean:ss15&amp;cv04=2" svg:font-family="Aegean:ss15&amp;cv04=2" style:font-family-generic="swiss" style:font-pitch="variable"/>
    <style:font-face style:name="Aegean:ss15&amp;cv04=3" svg:font-family="Aegean:ss15&amp;cv04=3" style:font-family-generic="swiss" style:font-pitch="variable"/>
    <style:font-face style:name="Aegean:ss15&amp;cv04=4" svg:font-family="Aegean:ss15&amp;cv04=4" style:font-family-generic="swiss" style:font-pitch="variable"/>
    <style:font-face style:name="Aegean:ss15&amp;cv05" svg:font-family="Aegean:ss15&amp;cv05" style:font-family-generic="swiss" style:font-pitch="variable"/>
    <style:font-face style:name="Aegean:ss15&amp;cv05=2" svg:font-family="Aegean:ss15&amp;cv05=2" style:font-family-generic="swiss" style:font-pitch="variable"/>
    <style:font-face style:name="Aegean:ss15&amp;cv05=3" svg:font-family="Aegean:ss15&amp;cv05=3" style:font-family-generic="swiss" style:font-pitch="variable"/>
    <style:font-face style:name="Aegean:ss15&amp;cv05=4" svg:font-family="Aegean:ss15&amp;cv05=4" style:font-family-generic="swiss" style:font-pitch="variable"/>
    <style:font-face style:name="Aegean:ss15&amp;cv05=5" svg:font-family="Aegean:ss15&amp;cv05=5" style:font-family-generic="swiss" style:font-pitch="variable"/>
    <style:font-face style:name="Aegean:ss15&amp;cv06" svg:font-family="Aegean:ss15&amp;cv06" style:font-family-generic="swiss" style:font-pitch="variable"/>
    <style:font-face style:name="Aegean:ss15&amp;cv06=2" svg:font-family="Aegean:ss15&amp;cv06=2" style:font-family-generic="swiss" style:font-pitch="variable"/>
    <style:font-face style:name="Aegean:ss15&amp;cv06=3" svg:font-family="Aegean:ss15&amp;cv06=3" style:font-family-generic="swiss" style:font-pitch="variable"/>
    <style:font-face style:name="Aegean:ss15&amp;cv06=4" svg:font-family="Aegean:ss15&amp;cv06=4" style:font-family-generic="swiss" style:font-pitch="variable"/>
    <style:font-face style:name="Aegean:ss15&amp;cv06=5" svg:font-family="Aegean:ss15&amp;cv06=5" style:font-family-generic="swiss" style:font-pitch="variable"/>
    <style:font-face style:name="Aegean:ss15&amp;cv06=6" svg:font-family="Aegean:ss15&amp;cv06=6" style:font-family-generic="swiss" style:font-pitch="variable"/>
    <style:font-face style:name="Aegean:ss15&amp;cv07" svg:font-family="Aegean:ss15&amp;cv07" style:font-family-generic="swiss" style:font-pitch="variable"/>
    <style:font-face style:name="Aegean:ss15&amp;cv07=2" svg:font-family="Aegean:ss15&amp;cv07=2" style:font-family-generic="swiss" style:font-pitch="variable"/>
    <style:font-face style:name="Aegean:ss15&amp;cv07=3" svg:font-family="Aegean:ss15&amp;cv07=3" style:font-family-generic="swiss" style:font-pitch="variable"/>
    <style:font-face style:name="Aegean:ss15&amp;cv07=4" svg:font-family="Aegean:ss15&amp;cv07=4" style:font-family-generic="swiss" style:font-pitch="variable"/>
    <style:font-face style:name="Aegean:ss15&amp;cv07=5" svg:font-family="Aegean:ss15&amp;cv07=5" style:font-family-generic="swiss" style:font-pitch="variable"/>
    <style:font-face style:name="Aegean:ss15&amp;cv07=6" svg:font-family="Aegean:ss15&amp;cv07=6" style:font-family-generic="swiss" style:font-pitch="variable"/>
    <style:font-face style:name="Aegean:ss15&amp;cv07=7" svg:font-family="Aegean:ss15&amp;cv07=7" style:font-family-generic="swiss" style:font-pitch="variable"/>
    <style:font-face style:name="Aegean:ss15&amp;cv08" svg:font-family="Aegean:ss15&amp;cv08" style:font-family-generic="swiss" style:font-pitch="variable"/>
    <style:font-face style:name="Aegean:ss15&amp;cv08=2" svg:font-family="Aegean:ss15&amp;cv08=2" style:font-family-generic="swiss" style:font-pitch="variable"/>
    <style:font-face style:name="Aegean:ss15&amp;cv08=3" svg:font-family="Aegean:ss15&amp;cv08=3" style:font-family-generic="swiss" style:font-pitch="variable"/>
    <style:font-face style:name="Aegean:ss15&amp;cv08=4" svg:font-family="Aegean:ss15&amp;cv08=4" style:font-family-generic="swiss" style:font-pitch="variable"/>
    <style:font-face style:name="Aegean:ss15&amp;cv08=5" svg:font-family="Aegean:ss15&amp;cv08=5" style:font-family-generic="swiss" style:font-pitch="variable"/>
    <style:font-face style:name="Aegean:ss15&amp;cv08=6" svg:font-family="Aegean:ss15&amp;cv08=6" style:font-family-generic="swiss" style:font-pitch="variable"/>
    <style:font-face style:name="Aegean:ss15&amp;cv08=7" svg:font-family="Aegean:ss15&amp;cv08=7" style:font-family-generic="swiss" style:font-pitch="variable"/>
    <style:font-face style:name="Aegean:ss15&amp;cv08=8" svg:font-family="Aegean:ss15&amp;cv08=8" style:font-family-generic="swiss" style:font-pitch="variable"/>
    <style:font-face style:name="Aegean:ss15&amp;cv09" svg:font-family="Aegean:ss15&amp;cv09" style:font-family-generic="swiss" style:font-pitch="variable"/>
    <style:font-face style:name="Aegean:ss15&amp;cv09=2" svg:font-family="Aegean:ss15&amp;cv09=2" style:font-family-generic="swiss" style:font-pitch="variable"/>
    <style:font-face style:name="Aegean:ss15&amp;cv09=3" svg:font-family="Aegean:ss15&amp;cv09=3" style:font-family-generic="swiss" style:font-pitch="variable"/>
    <style:font-face style:name="Aegean:ss15&amp;cv09=4" svg:font-family="Aegean:ss15&amp;cv09=4" style:font-family-generic="swiss" style:font-pitch="variable"/>
    <style:font-face style:name="Aegean:ss15&amp;cv09=5" svg:font-family="Aegean:ss15&amp;cv09=5" style:font-family-generic="swiss" style:font-pitch="variable"/>
    <style:font-face style:name="Aegean:ss15&amp;cv09=6" svg:font-family="Aegean:ss15&amp;cv09=6" style:font-family-generic="swiss" style:font-pitch="variable"/>
    <style:font-face style:name="Aegean:ss15&amp;cv09=7" svg:font-family="Aegean:ss15&amp;cv09=7" style:font-family-generic="swiss" style:font-pitch="variable"/>
    <style:font-face style:name="Aegean:ss15&amp;cv09=8" svg:font-family="Aegean:ss15&amp;cv09=8" style:font-family-generic="swiss" style:font-pitch="variable"/>
    <style:font-face style:name="Aegean:ss15&amp;cv09=9" svg:font-family="Aegean:ss15&amp;cv09=9" style:font-family-generic="swiss" style:font-pitch="variable"/>
    <style:font-face style:name="Aegean:ss16" svg:font-family="Aegean:ss16" style:font-family-generic="swiss" style:font-pitch="variable"/>
    <style:font-face style:name="Aegean:ss16&amp;cv01" svg:font-family="Aegean:ss16&amp;cv01" style:font-family-generic="swiss" style:font-pitch="variable"/>
    <style:font-face style:name="Aegean:ss16&amp;cv02" svg:font-family="Aegean:ss16&amp;cv02" style:font-family-generic="swiss" style:font-pitch="variable"/>
    <style:font-face style:name="Aegean:ss16&amp;cv02=2" svg:font-family="Aegean:ss16&amp;cv02=2" style:font-family-generic="swiss" style:font-pitch="variable"/>
    <style:font-face style:name="Aegean:ss16&amp;cv03" svg:font-family="Aegean:ss16&amp;cv03" style:font-family-generic="swiss" style:font-pitch="variable"/>
    <style:font-face style:name="Aegean:ss16&amp;cv03=2" svg:font-family="Aegean:ss16&amp;cv03=2" style:font-family-generic="swiss" style:font-pitch="variable"/>
    <style:font-face style:name="Aegean:ss16&amp;cv03=3" svg:font-family="Aegean:ss16&amp;cv03=3" style:font-family-generic="swiss" style:font-pitch="variable"/>
    <style:font-face style:name="Aegean:ss16&amp;cv04" svg:font-family="Aegean:ss16&amp;cv04" style:font-family-generic="swiss" style:font-pitch="variable"/>
    <style:font-face style:name="Aegean:ss16&amp;cv04=2" svg:font-family="Aegean:ss16&amp;cv04=2" style:font-family-generic="swiss" style:font-pitch="variable"/>
    <style:font-face style:name="Aegean:ss16&amp;cv04=3" svg:font-family="Aegean:ss16&amp;cv04=3" style:font-family-generic="swiss" style:font-pitch="variable"/>
    <style:font-face style:name="Aegean:ss16&amp;cv04=4" svg:font-family="Aegean:ss16&amp;cv04=4" style:font-family-generic="swiss" style:font-pitch="variable"/>
    <style:font-face style:name="Aegean:ss16&amp;cv05" svg:font-family="Aegean:ss16&amp;cv05" style:font-family-generic="swiss" style:font-pitch="variable"/>
    <style:font-face style:name="Aegean:ss16&amp;cv05=2" svg:font-family="Aegean:ss16&amp;cv05=2" style:font-family-generic="swiss" style:font-pitch="variable"/>
    <style:font-face style:name="Aegean:ss16&amp;cv05=3" svg:font-family="Aegean:ss16&amp;cv05=3" style:font-family-generic="swiss" style:font-pitch="variable"/>
    <style:font-face style:name="Aegean:ss16&amp;cv05=4" svg:font-family="Aegean:ss16&amp;cv05=4" style:font-family-generic="swiss" style:font-pitch="variable"/>
    <style:font-face style:name="Aegean:ss16&amp;cv05=5" svg:font-family="Aegean:ss16&amp;cv05=5" style:font-family-generic="swiss" style:font-pitch="variable"/>
    <style:font-face style:name="Aegean:ss16&amp;cv06" svg:font-family="Aegean:ss16&amp;cv06" style:font-family-generic="swiss" style:font-pitch="variable"/>
    <style:font-face style:name="Aegean:ss16&amp;cv06=2" svg:font-family="Aegean:ss16&amp;cv06=2" style:font-family-generic="swiss" style:font-pitch="variable"/>
    <style:font-face style:name="Aegean:ss16&amp;cv06=3" svg:font-family="Aegean:ss16&amp;cv06=3" style:font-family-generic="swiss" style:font-pitch="variable"/>
    <style:font-face style:name="Aegean:ss16&amp;cv06=4" svg:font-family="Aegean:ss16&amp;cv06=4" style:font-family-generic="swiss" style:font-pitch="variable"/>
    <style:font-face style:name="Aegean:ss16&amp;cv06=5" svg:font-family="Aegean:ss16&amp;cv06=5" style:font-family-generic="swiss" style:font-pitch="variable"/>
    <style:font-face style:name="Aegean:ss16&amp;cv06=6" svg:font-family="Aegean:ss16&amp;cv06=6" style:font-family-generic="swiss" style:font-pitch="variable"/>
    <style:font-face style:name="Aegean:ss16&amp;cv08" svg:font-family="Aegean:ss16&amp;cv08" style:font-family-generic="swiss" style:font-pitch="variable"/>
    <style:font-face style:name="Aegean:ss16&amp;cv08=2" svg:font-family="Aegean:ss16&amp;cv08=2" style:font-family-generic="swiss" style:font-pitch="variable"/>
    <style:font-face style:name="Aegean:ss16&amp;cv08=3" svg:font-family="Aegean:ss16&amp;cv08=3" style:font-family-generic="swiss" style:font-pitch="variable"/>
    <style:font-face style:name="Aegean:ss16&amp;cv08=4" svg:font-family="Aegean:ss16&amp;cv08=4" style:font-family-generic="swiss" style:font-pitch="variable"/>
    <style:font-face style:name="Aegean:ss16&amp;cv08=5" svg:font-family="Aegean:ss16&amp;cv08=5" style:font-family-generic="swiss" style:font-pitch="variable"/>
    <style:font-face style:name="Aegean:ss16&amp;cv08=6" svg:font-family="Aegean:ss16&amp;cv08=6" style:font-family-generic="swiss" style:font-pitch="variable"/>
    <style:font-face style:name="Aegean:ss16&amp;cv08=7" svg:font-family="Aegean:ss16&amp;cv08=7" style:font-family-generic="swiss" style:font-pitch="variable"/>
    <style:font-face style:name="Aegean:ss16&amp;cv08=8" svg:font-family="Aegean:ss16&amp;cv08=8" style:font-family-generic="swiss" style:font-pitch="variable"/>
    <style:font-face style:name="Aegean:ss16&amp;cv09" svg:font-family="Aegean:ss16&amp;cv09" style:font-family-generic="swiss" style:font-pitch="variable"/>
    <style:font-face style:name="Aegean:ss16&amp;cv09=2" svg:font-family="Aegean:ss16&amp;cv09=2" style:font-family-generic="swiss" style:font-pitch="variable"/>
    <style:font-face style:name="Aegean:ss16&amp;cv09=3" svg:font-family="Aegean:ss16&amp;cv09=3" style:font-family-generic="swiss" style:font-pitch="variable"/>
    <style:font-face style:name="Aegean:ss16&amp;cv09=4" svg:font-family="Aegean:ss16&amp;cv09=4" style:font-family-generic="swiss" style:font-pitch="variable"/>
    <style:font-face style:name="Aegean:ss16&amp;cv09=5" svg:font-family="Aegean:ss16&amp;cv09=5" style:font-family-generic="swiss" style:font-pitch="variable"/>
    <style:font-face style:name="Aegean:ss16&amp;cv09=6" svg:font-family="Aegean:ss16&amp;cv09=6" style:font-family-generic="swiss" style:font-pitch="variable"/>
    <style:font-face style:name="Aegean:ss16&amp;cv09=7" svg:font-family="Aegean:ss16&amp;cv09=7" style:font-family-generic="swiss" style:font-pitch="variable"/>
    <style:font-face style:name="Aegean:ss16&amp;cv09=8" svg:font-family="Aegean:ss16&amp;cv09=8" style:font-family-generic="swiss" style:font-pitch="variable"/>
    <style:font-face style:name="Aegean:ss16&amp;cv09=9" svg:font-family="Aegean:ss16&amp;cv09=9" style:font-family-generic="swiss" style:font-pitch="variable"/>
    <style:font-face style:name="Aegean:ss17" svg:font-family="Aegean:ss17" style:font-family-generic="swiss" style:font-pitch="variable"/>
    <style:font-face style:name="Aegean:ss17&amp;cv01" svg:font-family="Aegean:ss17&amp;cv01" style:font-family-generic="swiss" style:font-pitch="variable"/>
    <style:font-face style:name="Aegean:ss17&amp;cv02" svg:font-family="Aegean:ss17&amp;cv02" style:font-family-generic="swiss" style:font-pitch="variable"/>
    <style:font-face style:name="Aegean:ss17&amp;cv02=2" svg:font-family="Aegean:ss17&amp;cv02=2" style:font-family-generic="swiss" style:font-pitch="variable"/>
    <style:font-face style:name="Aegean:ss17&amp;cv03" svg:font-family="Aegean:ss17&amp;cv03" style:font-family-generic="swiss" style:font-pitch="variable"/>
    <style:font-face style:name="Aegean:ss17&amp;cv03=2" svg:font-family="Aegean:ss17&amp;cv03=2" style:font-family-generic="swiss" style:font-pitch="variable"/>
    <style:font-face style:name="Aegean:ss17&amp;cv03=3" svg:font-family="Aegean:ss17&amp;cv03=3" style:font-family-generic="swiss" style:font-pitch="variable"/>
    <style:font-face style:name="Aegean:ss17&amp;cv04" svg:font-family="Aegean:ss17&amp;cv04" style:font-family-generic="swiss" style:font-pitch="variable"/>
    <style:font-face style:name="Aegean:ss17&amp;cv04=2" svg:font-family="Aegean:ss17&amp;cv04=2" style:font-family-generic="swiss" style:font-pitch="variable"/>
    <style:font-face style:name="Aegean:ss17&amp;cv04=3" svg:font-family="Aegean:ss17&amp;cv04=3" style:font-family-generic="swiss" style:font-pitch="variable"/>
    <style:font-face style:name="Aegean:ss17&amp;cv04=4" svg:font-family="Aegean:ss17&amp;cv04=4" style:font-family-generic="swiss" style:font-pitch="variable"/>
    <style:font-face style:name="Aegean:ss17&amp;cv05" svg:font-family="Aegean:ss17&amp;cv05" style:font-family-generic="swiss" style:font-pitch="variable"/>
    <style:font-face style:name="Aegean:ss17&amp;cv05=2" svg:font-family="Aegean:ss17&amp;cv05=2" style:font-family-generic="swiss" style:font-pitch="variable"/>
    <style:font-face style:name="Aegean:ss17&amp;cv05=3" svg:font-family="Aegean:ss17&amp;cv05=3" style:font-family-generic="swiss" style:font-pitch="variable"/>
    <style:font-face style:name="Aegean:ss17&amp;cv05=4" svg:font-family="Aegean:ss17&amp;cv05=4" style:font-family-generic="swiss" style:font-pitch="variable"/>
    <style:font-face style:name="Aegean:ss17&amp;cv05=5" svg:font-family="Aegean:ss17&amp;cv05=5" style:font-family-generic="swiss" style:font-pitch="variable"/>
    <style:font-face style:name="Aegean:ss18" svg:font-family="Aegean:ss18" style:font-family-generic="swiss" style:font-pitch="variable"/>
    <style:font-face style:name="Aegean:ss18&amp;cv01" svg:font-family="Aegean:ss18&amp;cv01" style:font-family-generic="swiss" style:font-pitch="variable"/>
    <style:font-face style:name="Aegean:ss19" svg:font-family="Aegean:ss19" style:font-family-generic="swiss" style:font-pitch="variable"/>
    <style:font-face style:name="Aegean:ss19&amp;cv01" svg:font-family="Aegean:ss19&amp;cv01" style:font-family-generic="swiss" style:font-pitch="variable"/>
    <style:font-face style:name="Aegean:ss19&amp;cv02" svg:font-family="Aegean:ss19&amp;cv02" style:font-family-generic="swiss" style:font-pitch="variable"/>
    <style:font-face style:name="Aegean:ss19&amp;cv02=2" svg:font-family="Aegean:ss19&amp;cv02=2" style:font-family-generic="swiss" style:font-pitch="variable"/>
    <style:font-face style:name="Aegean:ss20" svg:font-family="Aegean:ss20" style:font-family-generic="swiss" style:font-pitch="variable"/>
    <style:font-face style:name="Aegean:ss20&amp;cv01" svg:font-family="Aegean:ss20&amp;cv01" style:font-family-generic="swiss" style:font-pitch="variable"/>
    <style:font-face style:name="Aegean:ss20&amp;cv02" svg:font-family="Aegean:ss20&amp;cv02" style:font-family-generic="swiss" style:font-pitch="variable"/>
    <style:font-face style:name="Aegean:ss20&amp;cv02=2" svg:font-family="Aegean:ss20&amp;cv02=2" style:font-family-generic="swiss" style:font-pitch="variable"/>
    <style:font-face style:name="Aegean:subs" svg:font-family="Aegean:subs" style:font-family-generic="swiss" style:font-pitch="variable"/>
    <style:font-face style:name="Aegean:sups" svg:font-family="Aegean:sups" style:font-family-generic="swiss" style:font-pitch="variable"/>
    <style:font-face style:name="Anatolian" svg:font-family="Anatolian" style:font-family-generic="swiss" style:font-pitch="variable"/>
    <style:font-face style:name="Aroania" svg:font-family="Aroania" style:font-family-generic="swiss" style:font-pitch="variable"/>
    <style:font-face style:name="Aroania:frac" svg:font-family="Aroania:frac" style:font-family-generic="swiss" style:font-pitch="variable"/>
    <style:font-face style:name="Aroania:sups" svg:font-family="Aroania:sups" style:font-family-generic="swiss" style:font-pitch="variable"/>
    <style:font-face style:name="Calibri1" svg:font-family="Calibri"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Calibri Light:c2sc" svg:font-family="'Calibri Light:c2sc'" style:font-adornments="Regular" style:font-family-generic="swiss" style:font-pitch="variable"/>
    <style:font-face style:name="Calibri Light:onum" svg:font-family="'Calibri Light:onum'" style:font-adornments="Regular" style:font-family-generic="swiss" style:font-pitch="variable"/>
    <style:font-face style:name="Calibri Light:smcp" svg:font-family="'Calibri Light:smcp'" style:font-adornments="Regular" style:font-family-generic="swiss" style:font-pitch="variable"/>
    <style:font-face style:name="Calibri:onum" svg:font-family="Calibri:onum" style:font-family-generic="swiss" style:font-pitch="variable"/>
    <style:font-face style:name="Calibri:smcp" svg:font-family="Calibri:smcp" style:font-family-generic="swiss" style:font-pitch="variable"/>
    <style:font-face style:name="Aegean4" svg:font-family="Aegean" style:font-family-generic="system" style:font-pitch="variable"/>
    <style:font-face style:name="Aegean0011" svg:font-family="Aegean001" style:font-family-generic="system" style:font-pitch="variable"/>
    <style:font-face style:name="Calibri2" svg:font-family="Calibri" style:font-family-generic="system" style:font-pitch="variable"/>
    <style:font-face style:name="Calibri Light3" svg:font-family="'Calibri Light'"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Πίνακας6" style:family="table">
      <style:table-properties style:width="16.166cm" fo:margin-left="0cm" table:align="left" style:writing-mode="lr-tb"/>
    </style:style>
    <style:style style:name="Πίνακας6.A" style:family="table-column">
      <style:table-column-properties style:column-width="0.34cm"/>
    </style:style>
    <style:style style:name="Πίνακας6.B" style:family="table-column">
      <style:table-column-properties style:column-width="0.381cm"/>
    </style:style>
    <style:style style:name="Πίνακας6.C" style:family="table-column">
      <style:table-column-properties style:column-width="0.33cm"/>
    </style:style>
    <style:style style:name="Πίνακας6.D" style:family="table-column">
      <style:table-column-properties style:column-width="0.843cm"/>
    </style:style>
    <style:style style:name="Πίνακας6.E" style:family="table-column">
      <style:table-column-properties style:column-width="0.175cm"/>
    </style:style>
    <style:style style:name="Πίνακας6.H" style:family="table-column">
      <style:table-column-properties style:column-width="0.422cm"/>
    </style:style>
    <style:style style:name="Πίνακας6.I" style:family="table-column">
      <style:table-column-properties style:column-width="0.46cm"/>
    </style:style>
    <style:style style:name="Πίνακας6.J" style:family="table-column">
      <style:table-column-properties style:column-width="0.559cm"/>
    </style:style>
    <style:style style:name="Πίνακας6.K" style:family="table-column">
      <style:table-column-properties style:column-width="1.573cm"/>
    </style:style>
    <style:style style:name="Πίνακας6.O" style:family="table-column">
      <style:table-column-properties style:column-width="0.566cm"/>
    </style:style>
    <style:style style:name="Πίνακας6.P" style:family="table-column">
      <style:table-column-properties style:column-width="0.522cm"/>
    </style:style>
    <style:style style:name="Πίνακας6.Q" style:family="table-column">
      <style:table-column-properties style:column-width="0.593cm"/>
    </style:style>
    <style:style style:name="Πίνακας6.R" style:family="table-column">
      <style:table-column-properties style:column-width="1.603cm"/>
    </style:style>
    <style:style style:name="Πίνακας6.V" style:family="table-column">
      <style:table-column-properties style:column-width="0.709cm"/>
    </style:style>
    <style:style style:name="Πίνακας6.W" style:family="table-column">
      <style:table-column-properties style:column-width="0.425cm"/>
    </style:style>
    <style:style style:name="Πίνακας6.X" style:family="table-column">
      <style:table-column-properties style:column-width="0.478cm"/>
    </style:style>
    <style:style style:name="Πίνακας6.Y" style:family="table-column">
      <style:table-column-properties style:column-width="1.706cm"/>
    </style:style>
    <style:style style:name="Πίνακας6.c" style:family="table-column">
      <style:table-column-properties style:column-width="0.995cm"/>
    </style:style>
    <style:style style:name="Πίνακας6.d" style:family="table-column">
      <style:table-column-properties style:column-width="0.399cm"/>
    </style:style>
    <style:style style:name="Πίνακας6.e" style:family="table-column">
      <style:table-column-properties style:column-width="0.647cm"/>
    </style:style>
    <style:style style:name="Πίνακας6.f" style:family="table-column">
      <style:table-column-properties style:column-width="0.519cm"/>
    </style:style>
    <style:style style:name="Πίνακας6.1" style:family="table-row">
      <style:table-row-properties fo:keep-together="always"/>
    </style:style>
    <style:style style:name="Πίνακας6.A1" style:family="table-cell">
      <style:table-cell-properties style:vertical-align="middle" fo:background-color="transparent" fo:padding="0.049cm" fo:border="none">
        <style:background-image/>
      </style:table-cell-properties>
    </style:style>
    <style:style style:name="Πίνακας6.C1" style:family="table-cell">
      <style:table-cell-properties fo:background-color="transparent" fo:padding="0.049cm" fo:border="none">
        <style:background-image/>
      </style:table-cell-properties>
    </style:style>
    <style:style style:name="Πίνακας6.D1" style:family="table-cell">
      <style:table-cell-properties fo:background-color="transparent" fo:padding="0.049cm" fo:border="none">
        <style:background-image/>
      </style:table-cell-properties>
    </style:style>
    <style:style style:name="Πίνακας6.E1" style:family="table-cell">
      <style:table-cell-properties fo:background-color="transparent" fo:padding="0.049cm" fo:border="none">
        <style:background-image/>
      </style:table-cell-properties>
    </style:style>
    <style:style style:name="Πίνακας6.F1" style:family="table-cell">
      <style:table-cell-properties fo:background-color="#eeeeee" fo:padding="0.049cm" fo:border="none">
        <style:background-image/>
      </style:table-cell-properties>
    </style:style>
    <style:style style:name="Πίνακας6.G1" style:family="table-cell">
      <style:table-cell-properties fo:background-color="transparent" fo:padding="0.049cm" fo:border="none">
        <style:background-image/>
      </style:table-cell-properties>
    </style:style>
    <style:style style:name="Πίνακας6.H1" style:family="table-cell">
      <style:table-cell-properties fo:background-color="transparent" fo:padding="0.049cm" fo:border="none">
        <style:background-image/>
      </style:table-cell-properties>
    </style:style>
    <style:style style:name="Πίνακας6.I1" style:family="table-cell">
      <style:table-cell-properties fo:background-color="transparent" fo:padding="0.049cm" fo:border="none">
        <style:background-image/>
      </style:table-cell-properties>
    </style:style>
    <style:style style:name="Πίνακας6.J1" style:family="table-cell">
      <style:table-cell-properties fo:background-color="transparent" fo:padding="0.049cm" fo:border="none">
        <style:background-image/>
      </style:table-cell-properties>
    </style:style>
    <style:style style:name="Πίνακας6.K1" style:family="table-cell">
      <style:table-cell-properties fo:background-color="transparent" fo:padding="0.049cm" fo:border="none">
        <style:background-image/>
      </style:table-cell-properties>
    </style:style>
    <style:style style:name="Πίνακας6.L1" style:family="table-cell">
      <style:table-cell-properties fo:background-color="transparent" fo:padding="0.049cm" fo:border="none">
        <style:background-image/>
      </style:table-cell-properties>
    </style:style>
    <style:style style:name="Πίνακας6.M1" style:family="table-cell">
      <style:table-cell-properties fo:background-color="#eeeeee" fo:padding="0.049cm" fo:border="none">
        <style:background-image/>
      </style:table-cell-properties>
    </style:style>
    <style:style style:name="Πίνακας6.N1" style:family="table-cell">
      <style:table-cell-properties fo:background-color="transparent" fo:padding="0.049cm" fo:border="none">
        <style:background-image/>
      </style:table-cell-properties>
    </style:style>
    <style:style style:name="Πίνακας6.Q1" style:family="table-cell">
      <style:table-cell-properties fo:background-color="transparent" fo:padding="0.049cm" fo:border="none">
        <style:background-image/>
      </style:table-cell-properties>
    </style:style>
    <style:style style:name="Πίνακας6.R1" style:family="table-cell">
      <style:table-cell-properties fo:background-color="transparent" fo:padding="0.049cm" fo:border="none">
        <style:background-image/>
      </style:table-cell-properties>
    </style:style>
    <style:style style:name="Πίνακας6.S1" style:family="table-cell">
      <style:table-cell-properties fo:background-color="transparent" fo:padding="0.049cm" fo:border="none">
        <style:background-image/>
      </style:table-cell-properties>
    </style:style>
    <style:style style:name="Πίνακας6.T1" style:family="table-cell">
      <style:table-cell-properties fo:background-color="#eeeeee" fo:padding="0.049cm" fo:border="none">
        <style:background-image/>
      </style:table-cell-properties>
    </style:style>
    <style:style style:name="Πίνακας6.U1" style:family="table-cell">
      <style:table-cell-properties fo:background-color="transparent" fo:padding="0.049cm" fo:border="none">
        <style:background-image/>
      </style:table-cell-properties>
    </style:style>
    <style:style style:name="Πίνακας6.V1" style:family="table-cell">
      <style:table-cell-properties fo:background-color="transparent" fo:padding="0.049cm" fo:border="none">
        <style:background-image/>
      </style:table-cell-properties>
    </style:style>
    <style:style style:name="Πίνακας6.W1" style:family="table-cell">
      <style:table-cell-properties fo:background-color="transparent" fo:padding="0.049cm" fo:border="none">
        <style:background-image/>
      </style:table-cell-properties>
    </style:style>
    <style:style style:name="Πίνακας6.X1" style:family="table-cell">
      <style:table-cell-properties fo:background-color="transparent" fo:padding="0.049cm" fo:border="none">
        <style:background-image/>
      </style:table-cell-properties>
    </style:style>
    <style:style style:name="Πίνακας6.Y1" style:family="table-cell">
      <style:table-cell-properties fo:background-color="transparent" fo:padding="0.049cm" fo:border="none">
        <style:background-image/>
      </style:table-cell-properties>
    </style:style>
    <style:style style:name="Πίνακας6.Z1" style:family="table-cell">
      <style:table-cell-properties fo:background-color="transparent" fo:padding="0.049cm" fo:border="none">
        <style:background-image/>
      </style:table-cell-properties>
    </style:style>
    <style:style style:name="Πίνακας6.a1" style:family="table-cell">
      <style:table-cell-properties fo:background-color="#eeeeee" fo:padding="0.049cm" fo:border="none">
        <style:background-image/>
      </style:table-cell-properties>
    </style:style>
    <style:style style:name="Πίνακας6.b1" style:family="table-cell">
      <style:table-cell-properties fo:background-color="transparent" fo:padding="0.049cm" fo:border="none">
        <style:background-image/>
      </style:table-cell-properties>
    </style:style>
    <style:style style:name="Πίνακας6.c1" style:family="table-cell">
      <style:table-cell-properties fo:background-color="transparent" fo:padding="0.049cm" fo:border="none">
        <style:background-image/>
      </style:table-cell-properties>
    </style:style>
    <style:style style:name="Πίνακας6.d1" style:family="table-cell">
      <style:table-cell-properties fo:background-color="transparent" fo:padding="0.049cm" fo:border="none">
        <style:background-image/>
      </style:table-cell-properties>
    </style:style>
    <style:style style:name="Πίνακας6.e1" style:family="table-cell">
      <style:table-cell-properties fo:background-color="transparent" fo:padding="0.049cm" fo:border="none">
        <style:background-image/>
      </style:table-cell-properties>
    </style:style>
    <style:style style:name="Πίνακας6.f1" style:family="table-cell">
      <style:table-cell-properties fo:background-color="transparent" fo:padding="0.049cm" fo:border="none">
        <style:background-image/>
      </style:table-cell-properties>
    </style:style>
    <style:style style:name="Πίνακας6.C2" style:family="table-cell">
      <style:table-cell-properties fo:background-color="transparent" fo:padding="0.049cm" fo:border="none">
        <style:background-image/>
      </style:table-cell-properties>
    </style:style>
    <style:style style:name="Πίνακας6.D2" style:family="table-cell">
      <style:table-cell-properties fo:background-color="transparent" fo:padding="0.049cm" fo:border="none">
        <style:background-image/>
      </style:table-cell-properties>
    </style:style>
    <style:style style:name="Πίνακας6.E2" style:family="table-cell">
      <style:table-cell-properties fo:background-color="transparent" fo:padding="0.049cm" fo:border="none">
        <style:background-image/>
      </style:table-cell-properties>
    </style:style>
    <style:style style:name="Πίνακας6.F2" style:family="table-cell">
      <style:table-cell-properties fo:background-color="#eeeeee" fo:padding="0.049cm" fo:border="none">
        <style:background-image/>
      </style:table-cell-properties>
    </style:style>
    <style:style style:name="Πίνακας6.G2" style:family="table-cell">
      <style:table-cell-properties fo:background-color="transparent" fo:padding="0.049cm" fo:border="none">
        <style:background-image/>
      </style:table-cell-properties>
    </style:style>
    <style:style style:name="Πίνακας6.H2" style:family="table-cell">
      <style:table-cell-properties fo:background-color="transparent" fo:padding="0.049cm" fo:border="none">
        <style:background-image/>
      </style:table-cell-properties>
    </style:style>
    <style:style style:name="Πίνακας6.I2" style:family="table-cell">
      <style:table-cell-properties fo:background-color="transparent" fo:padding="0.049cm" fo:border="none">
        <style:background-image/>
      </style:table-cell-properties>
    </style:style>
    <style:style style:name="Πίνακας6.J2" style:family="table-cell">
      <style:table-cell-properties fo:background-color="transparent" fo:padding="0.049cm" fo:border="none">
        <style:background-image/>
      </style:table-cell-properties>
    </style:style>
    <style:style style:name="Πίνακας6.K2" style:family="table-cell">
      <style:table-cell-properties fo:background-color="transparent" fo:padding="0.049cm" fo:border="none">
        <style:background-image/>
      </style:table-cell-properties>
    </style:style>
    <style:style style:name="Πίνακας6.L2" style:family="table-cell">
      <style:table-cell-properties fo:background-color="transparent" fo:padding="0.049cm" fo:border="none">
        <style:background-image/>
      </style:table-cell-properties>
    </style:style>
    <style:style style:name="Πίνακας6.M2" style:family="table-cell">
      <style:table-cell-properties fo:background-color="#eeeeee" fo:padding="0.049cm" fo:border="none">
        <style:background-image/>
      </style:table-cell-properties>
    </style:style>
    <style:style style:name="Πίνακας6.N2" style:family="table-cell">
      <style:table-cell-properties fo:background-color="transparent" fo:padding="0.049cm" fo:border="none">
        <style:background-image/>
      </style:table-cell-properties>
    </style:style>
    <style:style style:name="Πίνακας6.Q2" style:family="table-cell">
      <style:table-cell-properties fo:background-color="transparent" fo:padding="0.049cm" fo:border="none">
        <style:background-image/>
      </style:table-cell-properties>
    </style:style>
    <style:style style:name="Πίνακας6.R2" style:family="table-cell">
      <style:table-cell-properties fo:background-color="transparent" fo:padding="0.049cm" fo:border="none">
        <style:background-image/>
      </style:table-cell-properties>
    </style:style>
    <style:style style:name="Πίνακας6.S2" style:family="table-cell">
      <style:table-cell-properties fo:background-color="transparent" fo:padding="0.049cm" fo:border="none">
        <style:background-image/>
      </style:table-cell-properties>
    </style:style>
    <style:style style:name="Πίνακας6.T2" style:family="table-cell">
      <style:table-cell-properties fo:background-color="#eeeeee" fo:padding="0.049cm" fo:border="none">
        <style:background-image/>
      </style:table-cell-properties>
    </style:style>
    <style:style style:name="Πίνακας6.U2" style:family="table-cell">
      <style:table-cell-properties fo:background-color="transparent" fo:padding="0.049cm" fo:border="none">
        <style:background-image/>
      </style:table-cell-properties>
    </style:style>
    <style:style style:name="Πίνακας6.V2" style:family="table-cell">
      <style:table-cell-properties fo:background-color="transparent" fo:padding="0.049cm" fo:border="none">
        <style:background-image/>
      </style:table-cell-properties>
    </style:style>
    <style:style style:name="Πίνακας6.W2" style:family="table-cell">
      <style:table-cell-properties fo:background-color="transparent" fo:padding="0.049cm" fo:border="none">
        <style:background-image/>
      </style:table-cell-properties>
    </style:style>
    <style:style style:name="Πίνακας6.X2" style:family="table-cell">
      <style:table-cell-properties fo:background-color="transparent" fo:padding="0.049cm" fo:border="none">
        <style:background-image/>
      </style:table-cell-properties>
    </style:style>
    <style:style style:name="Πίνακας6.Y2" style:family="table-cell">
      <style:table-cell-properties fo:background-color="transparent" fo:padding="0.049cm" fo:border="none">
        <style:background-image/>
      </style:table-cell-properties>
    </style:style>
    <style:style style:name="Πίνακας6.Z2" style:family="table-cell">
      <style:table-cell-properties fo:background-color="transparent" fo:padding="0.049cm" fo:border="none">
        <style:background-image/>
      </style:table-cell-properties>
    </style:style>
    <style:style style:name="Πίνακας6.a2" style:family="table-cell">
      <style:table-cell-properties fo:background-color="#eeeeee" fo:padding="0.049cm" fo:border="none">
        <style:background-image/>
      </style:table-cell-properties>
    </style:style>
    <style:style style:name="Πίνακας6.b2" style:family="table-cell">
      <style:table-cell-properties fo:background-color="transparent" fo:padding="0.049cm" fo:border="none">
        <style:background-image/>
      </style:table-cell-properties>
    </style:style>
    <style:style style:name="Πίνακας6.c2" style:family="table-cell">
      <style:table-cell-properties fo:background-color="transparent" fo:padding="0.049cm" fo:border="none">
        <style:background-image/>
      </style:table-cell-properties>
    </style:style>
    <style:style style:name="Πίνακας6.d2" style:family="table-cell">
      <style:table-cell-properties fo:background-color="transparent" fo:padding="0.049cm" fo:border="none">
        <style:background-image/>
      </style:table-cell-properties>
    </style:style>
    <style:style style:name="Πίνακας6.e2" style:family="table-cell">
      <style:table-cell-properties fo:background-color="transparent" fo:padding="0.049cm" fo:border="none">
        <style:background-image/>
      </style:table-cell-properties>
    </style:style>
    <style:style style:name="Πίνακας6.f2" style:family="table-cell">
      <style:table-cell-properties fo:background-color="transparent" fo:padding="0.049cm" fo:border="none">
        <style:background-image/>
      </style:table-cell-properties>
    </style:style>
    <style:style style:name="Πίνακας6.C3" style:family="table-cell">
      <style:table-cell-properties fo:background-color="transparent" fo:padding="0.049cm" fo:border="none">
        <style:background-image/>
      </style:table-cell-properties>
    </style:style>
    <style:style style:name="Πίνακας6.D3" style:family="table-cell">
      <style:table-cell-properties fo:background-color="transparent" fo:padding="0.049cm" fo:border="none">
        <style:background-image/>
      </style:table-cell-properties>
    </style:style>
    <style:style style:name="Πίνακας6.E3" style:family="table-cell">
      <style:table-cell-properties fo:background-color="transparent" fo:padding="0.049cm" fo:border="none">
        <style:background-image/>
      </style:table-cell-properties>
    </style:style>
    <style:style style:name="Πίνακας6.F3" style:family="table-cell">
      <style:table-cell-properties fo:background-color="#eeeeee" fo:padding="0.049cm" fo:border="none">
        <style:background-image/>
      </style:table-cell-properties>
    </style:style>
    <style:style style:name="Πίνακας6.G3" style:family="table-cell">
      <style:table-cell-properties fo:background-color="transparent" fo:padding="0.049cm" fo:border="none">
        <style:background-image/>
      </style:table-cell-properties>
    </style:style>
    <style:style style:name="Πίνακας6.H3" style:family="table-cell">
      <style:table-cell-properties fo:background-color="transparent" fo:padding="0.049cm" fo:border="none">
        <style:background-image/>
      </style:table-cell-properties>
    </style:style>
    <style:style style:name="Πίνακας6.I3" style:family="table-cell">
      <style:table-cell-properties fo:background-color="transparent" fo:padding="0.049cm" fo:border="none">
        <style:background-image/>
      </style:table-cell-properties>
    </style:style>
    <style:style style:name="Πίνακας6.J3" style:family="table-cell">
      <style:table-cell-properties fo:background-color="transparent" fo:padding="0.049cm" fo:border="none">
        <style:background-image/>
      </style:table-cell-properties>
    </style:style>
    <style:style style:name="Πίνακας6.K3" style:family="table-cell">
      <style:table-cell-properties fo:background-color="transparent" fo:padding="0.049cm" fo:border="none">
        <style:background-image/>
      </style:table-cell-properties>
    </style:style>
    <style:style style:name="Πίνακας6.L3" style:family="table-cell">
      <style:table-cell-properties fo:background-color="transparent" fo:padding="0.049cm" fo:border="none">
        <style:background-image/>
      </style:table-cell-properties>
    </style:style>
    <style:style style:name="Πίνακας6.M3" style:family="table-cell">
      <style:table-cell-properties fo:background-color="#eeeeee" fo:padding="0.049cm" fo:border="none">
        <style:background-image/>
      </style:table-cell-properties>
    </style:style>
    <style:style style:name="Πίνακας6.N3" style:family="table-cell">
      <style:table-cell-properties fo:background-color="transparent" fo:padding="0.049cm" fo:border="none">
        <style:background-image/>
      </style:table-cell-properties>
    </style:style>
    <style:style style:name="Πίνακας6.Q3" style:family="table-cell">
      <style:table-cell-properties fo:background-color="transparent" fo:padding="0.049cm" fo:border="none">
        <style:background-image/>
      </style:table-cell-properties>
    </style:style>
    <style:style style:name="Πίνακας6.R3" style:family="table-cell">
      <style:table-cell-properties fo:background-color="transparent" fo:padding="0.049cm" fo:border="none">
        <style:background-image/>
      </style:table-cell-properties>
    </style:style>
    <style:style style:name="Πίνακας6.S3" style:family="table-cell">
      <style:table-cell-properties fo:background-color="transparent" fo:padding="0.049cm" fo:border="none">
        <style:background-image/>
      </style:table-cell-properties>
    </style:style>
    <style:style style:name="Πίνακας6.T3" style:family="table-cell">
      <style:table-cell-properties fo:background-color="#eeeeee" fo:padding="0.049cm" fo:border="none">
        <style:background-image/>
      </style:table-cell-properties>
    </style:style>
    <style:style style:name="Πίνακας6.U3" style:family="table-cell">
      <style:table-cell-properties fo:background-color="transparent" fo:padding="0.049cm" fo:border="none">
        <style:background-image/>
      </style:table-cell-properties>
    </style:style>
    <style:style style:name="Πίνακας6.V3" style:family="table-cell">
      <style:table-cell-properties fo:background-color="transparent" fo:padding="0.049cm" fo:border="none">
        <style:background-image/>
      </style:table-cell-properties>
    </style:style>
    <style:style style:name="Πίνακας6.W3" style:family="table-cell">
      <style:table-cell-properties fo:background-color="transparent" fo:padding="0.049cm" fo:border="none">
        <style:background-image/>
      </style:table-cell-properties>
    </style:style>
    <style:style style:name="Πίνακας6.X3" style:family="table-cell">
      <style:table-cell-properties fo:background-color="transparent" fo:padding="0.049cm" fo:border="none">
        <style:background-image/>
      </style:table-cell-properties>
    </style:style>
    <style:style style:name="Πίνακας6.Y3" style:family="table-cell">
      <style:table-cell-properties fo:background-color="transparent" fo:padding="0.049cm" fo:border="none">
        <style:background-image/>
      </style:table-cell-properties>
    </style:style>
    <style:style style:name="Πίνακας6.Z3" style:family="table-cell">
      <style:table-cell-properties fo:background-color="transparent" fo:padding="0.049cm" fo:border="none">
        <style:background-image/>
      </style:table-cell-properties>
    </style:style>
    <style:style style:name="Πίνακας6.a3" style:family="table-cell">
      <style:table-cell-properties fo:background-color="#eeeeee" fo:padding="0.049cm" fo:border="none">
        <style:background-image/>
      </style:table-cell-properties>
    </style:style>
    <style:style style:name="Πίνακας6.b3" style:family="table-cell">
      <style:table-cell-properties fo:background-color="transparent" fo:padding="0.049cm" fo:border="none">
        <style:background-image/>
      </style:table-cell-properties>
    </style:style>
    <style:style style:name="Πίνακας6.c3" style:family="table-cell">
      <style:table-cell-properties fo:background-color="transparent" fo:padding="0.049cm" fo:border="none">
        <style:background-image/>
      </style:table-cell-properties>
    </style:style>
    <style:style style:name="Πίνακας6.d3" style:family="table-cell">
      <style:table-cell-properties fo:background-color="transparent" fo:padding="0.049cm" fo:border="none">
        <style:background-image/>
      </style:table-cell-properties>
    </style:style>
    <style:style style:name="Πίνακας6.e3" style:family="table-cell">
      <style:table-cell-properties fo:background-color="transparent" fo:padding="0.049cm" fo:border="none">
        <style:background-image/>
      </style:table-cell-properties>
    </style:style>
    <style:style style:name="Πίνακας6.f3" style:family="table-cell">
      <style:table-cell-properties fo:background-color="transparent" fo:padding="0.049cm" fo:border="none">
        <style:background-image/>
      </style:table-cell-properties>
    </style:style>
    <style:style style:name="Πίνακας6.C4" style:family="table-cell">
      <style:table-cell-properties fo:background-color="transparent" fo:padding="0.049cm" fo:border="none">
        <style:background-image/>
      </style:table-cell-properties>
    </style:style>
    <style:style style:name="Πίνακας6.D4" style:family="table-cell">
      <style:table-cell-properties fo:background-color="transparent" fo:padding="0.049cm" fo:border="none">
        <style:background-image/>
      </style:table-cell-properties>
    </style:style>
    <style:style style:name="Πίνακας6.E4" style:family="table-cell">
      <style:table-cell-properties fo:background-color="transparent" fo:padding="0.049cm" fo:border="none">
        <style:background-image/>
      </style:table-cell-properties>
    </style:style>
    <style:style style:name="Πίνακας6.F4" style:family="table-cell">
      <style:table-cell-properties fo:background-color="#eeeeee" fo:padding="0.049cm" fo:border="none">
        <style:background-image/>
      </style:table-cell-properties>
    </style:style>
    <style:style style:name="Πίνακας6.G4" style:family="table-cell">
      <style:table-cell-properties fo:background-color="transparent" fo:padding="0.049cm" fo:border="none">
        <style:background-image/>
      </style:table-cell-properties>
    </style:style>
    <style:style style:name="Πίνακας6.H4" style:family="table-cell">
      <style:table-cell-properties fo:background-color="transparent" fo:padding="0.049cm" fo:border="none">
        <style:background-image/>
      </style:table-cell-properties>
    </style:style>
    <style:style style:name="Πίνακας6.I4" style:family="table-cell">
      <style:table-cell-properties fo:background-color="transparent" fo:padding="0.049cm" fo:border="none">
        <style:background-image/>
      </style:table-cell-properties>
    </style:style>
    <style:style style:name="Πίνακας6.J4" style:family="table-cell">
      <style:table-cell-properties fo:background-color="transparent" fo:padding="0.049cm" fo:border="none">
        <style:background-image/>
      </style:table-cell-properties>
    </style:style>
    <style:style style:name="Πίνακας6.K4" style:family="table-cell">
      <style:table-cell-properties fo:background-color="transparent" fo:padding="0.049cm" fo:border="none">
        <style:background-image/>
      </style:table-cell-properties>
    </style:style>
    <style:style style:name="Πίνακας6.L4" style:family="table-cell">
      <style:table-cell-properties fo:background-color="transparent" fo:padding="0.049cm" fo:border="none">
        <style:background-image/>
      </style:table-cell-properties>
    </style:style>
    <style:style style:name="Πίνακας6.M4" style:family="table-cell">
      <style:table-cell-properties fo:background-color="#eeeeee" fo:padding="0.049cm" fo:border="none">
        <style:background-image/>
      </style:table-cell-properties>
    </style:style>
    <style:style style:name="Πίνακας6.N4" style:family="table-cell">
      <style:table-cell-properties fo:background-color="transparent" fo:padding="0.049cm" fo:border="none">
        <style:background-image/>
      </style:table-cell-properties>
    </style:style>
    <style:style style:name="Πίνακας6.Q4" style:family="table-cell">
      <style:table-cell-properties fo:background-color="transparent" fo:padding="0.049cm" fo:border="none">
        <style:background-image/>
      </style:table-cell-properties>
    </style:style>
    <style:style style:name="Πίνακας6.R4" style:family="table-cell">
      <style:table-cell-properties fo:background-color="transparent" fo:padding="0.049cm" fo:border="none">
        <style:background-image/>
      </style:table-cell-properties>
    </style:style>
    <style:style style:name="Πίνακας6.S4" style:family="table-cell">
      <style:table-cell-properties fo:background-color="transparent" fo:padding="0.049cm" fo:border="none">
        <style:background-image/>
      </style:table-cell-properties>
    </style:style>
    <style:style style:name="Πίνακας6.T4" style:family="table-cell">
      <style:table-cell-properties fo:background-color="#eeeeee" fo:padding="0.049cm" fo:border="none">
        <style:background-image/>
      </style:table-cell-properties>
    </style:style>
    <style:style style:name="Πίνακας6.U4" style:family="table-cell">
      <style:table-cell-properties fo:background-color="transparent" fo:padding="0.049cm" fo:border="none">
        <style:background-image/>
      </style:table-cell-properties>
    </style:style>
    <style:style style:name="Πίνακας6.V4" style:family="table-cell">
      <style:table-cell-properties fo:background-color="transparent" fo:padding="0.049cm" fo:border="none">
        <style:background-image/>
      </style:table-cell-properties>
    </style:style>
    <style:style style:name="Πίνακας6.W4" style:family="table-cell">
      <style:table-cell-properties fo:background-color="transparent" fo:padding="0.049cm" fo:border="none">
        <style:background-image/>
      </style:table-cell-properties>
    </style:style>
    <style:style style:name="Πίνακας6.X4" style:family="table-cell">
      <style:table-cell-properties fo:background-color="transparent" fo:padding="0.049cm" fo:border="none">
        <style:background-image/>
      </style:table-cell-properties>
    </style:style>
    <style:style style:name="Πίνακας6.Y4" style:family="table-cell">
      <style:table-cell-properties fo:background-color="transparent" fo:padding="0.049cm" fo:border="none">
        <style:background-image/>
      </style:table-cell-properties>
    </style:style>
    <style:style style:name="Πίνακας6.Z4" style:family="table-cell">
      <style:table-cell-properties fo:background-color="transparent" fo:padding="0.049cm" fo:border="none">
        <style:background-image/>
      </style:table-cell-properties>
    </style:style>
    <style:style style:name="Πίνακας6.a4" style:family="table-cell">
      <style:table-cell-properties fo:background-color="#eeeeee" fo:padding="0.049cm" fo:border="none">
        <style:background-image/>
      </style:table-cell-properties>
    </style:style>
    <style:style style:name="Πίνακας6.b4" style:family="table-cell">
      <style:table-cell-properties fo:background-color="transparent" fo:padding="0.049cm" fo:border="none">
        <style:background-image/>
      </style:table-cell-properties>
    </style:style>
    <style:style style:name="Πίνακας6.c4" style:family="table-cell">
      <style:table-cell-properties fo:background-color="transparent" fo:padding="0.049cm" fo:border="none">
        <style:background-image/>
      </style:table-cell-properties>
    </style:style>
    <style:style style:name="Πίνακας6.d4" style:family="table-cell">
      <style:table-cell-properties fo:background-color="transparent" fo:padding="0.049cm" fo:border="none">
        <style:background-image/>
      </style:table-cell-properties>
    </style:style>
    <style:style style:name="Πίνακας6.e4" style:family="table-cell">
      <style:table-cell-properties fo:background-color="transparent" fo:padding="0.049cm" fo:border="none">
        <style:background-image/>
      </style:table-cell-properties>
    </style:style>
    <style:style style:name="Πίνακας6.f4" style:family="table-cell">
      <style:table-cell-properties fo:background-color="transparent" fo:padding="0.049cm" fo:border="none">
        <style:background-image/>
      </style:table-cell-properties>
    </style:style>
    <style:style style:name="Πίνακας6.C5" style:family="table-cell">
      <style:table-cell-properties fo:background-color="transparent" fo:padding="0.049cm" fo:border="none">
        <style:background-image/>
      </style:table-cell-properties>
    </style:style>
    <style:style style:name="Πίνακας6.D5" style:family="table-cell">
      <style:table-cell-properties fo:background-color="transparent" fo:padding="0.049cm" fo:border="none">
        <style:background-image/>
      </style:table-cell-properties>
    </style:style>
    <style:style style:name="Πίνακας6.E5" style:family="table-cell">
      <style:table-cell-properties fo:background-color="transparent" fo:padding="0.049cm" fo:border="none">
        <style:background-image/>
      </style:table-cell-properties>
    </style:style>
    <style:style style:name="Πίνακας6.F5" style:family="table-cell">
      <style:table-cell-properties fo:background-color="#eeeeee" fo:padding="0.049cm" fo:border="none">
        <style:background-image/>
      </style:table-cell-properties>
    </style:style>
    <style:style style:name="Πίνακας6.G5" style:family="table-cell">
      <style:table-cell-properties fo:background-color="transparent" fo:padding="0.049cm" fo:border="none">
        <style:background-image/>
      </style:table-cell-properties>
    </style:style>
    <style:style style:name="Πίνακας6.H5" style:family="table-cell">
      <style:table-cell-properties fo:background-color="transparent" fo:padding="0.049cm" fo:border="none">
        <style:background-image/>
      </style:table-cell-properties>
    </style:style>
    <style:style style:name="Πίνακας6.I5" style:family="table-cell">
      <style:table-cell-properties fo:background-color="transparent" fo:padding="0.049cm" fo:border="none">
        <style:background-image/>
      </style:table-cell-properties>
    </style:style>
    <style:style style:name="Πίνακας6.J5" style:family="table-cell">
      <style:table-cell-properties fo:background-color="transparent" fo:padding="0.049cm" fo:border="none">
        <style:background-image/>
      </style:table-cell-properties>
    </style:style>
    <style:style style:name="Πίνακας6.K5" style:family="table-cell">
      <style:table-cell-properties fo:background-color="transparent" fo:padding="0.049cm" fo:border="none">
        <style:background-image/>
      </style:table-cell-properties>
    </style:style>
    <style:style style:name="Πίνακας6.L5" style:family="table-cell">
      <style:table-cell-properties fo:background-color="transparent" fo:padding="0.049cm" fo:border="none">
        <style:background-image/>
      </style:table-cell-properties>
    </style:style>
    <style:style style:name="Πίνακας6.M5" style:family="table-cell">
      <style:table-cell-properties fo:background-color="#eeeeee" fo:padding="0.049cm" fo:border="none">
        <style:background-image/>
      </style:table-cell-properties>
    </style:style>
    <style:style style:name="Πίνακας6.N5" style:family="table-cell">
      <style:table-cell-properties fo:background-color="transparent" fo:padding="0.049cm" fo:border="none">
        <style:background-image/>
      </style:table-cell-properties>
    </style:style>
    <style:style style:name="Πίνακας6.Q5" style:family="table-cell">
      <style:table-cell-properties fo:background-color="transparent" fo:padding="0.049cm" fo:border="none">
        <style:background-image/>
      </style:table-cell-properties>
    </style:style>
    <style:style style:name="Πίνακας6.R5" style:family="table-cell">
      <style:table-cell-properties fo:background-color="transparent" fo:padding="0.049cm" fo:border="none">
        <style:background-image/>
      </style:table-cell-properties>
    </style:style>
    <style:style style:name="Πίνακας6.S5" style:family="table-cell">
      <style:table-cell-properties fo:background-color="transparent" fo:padding="0.049cm" fo:border="none">
        <style:background-image/>
      </style:table-cell-properties>
    </style:style>
    <style:style style:name="Πίνακας6.T5" style:family="table-cell">
      <style:table-cell-properties fo:background-color="#eeeeee" fo:padding="0.049cm" fo:border="none">
        <style:background-image/>
      </style:table-cell-properties>
    </style:style>
    <style:style style:name="Πίνακας6.U5" style:family="table-cell">
      <style:table-cell-properties fo:background-color="transparent" fo:padding="0.049cm" fo:border="none">
        <style:background-image/>
      </style:table-cell-properties>
    </style:style>
    <style:style style:name="Πίνακας6.V5" style:family="table-cell">
      <style:table-cell-properties fo:background-color="transparent" fo:padding="0.049cm" fo:border="none">
        <style:background-image/>
      </style:table-cell-properties>
    </style:style>
    <style:style style:name="Πίνακας6.W5" style:family="table-cell">
      <style:table-cell-properties fo:background-color="transparent" fo:padding="0.049cm" fo:border="none">
        <style:background-image/>
      </style:table-cell-properties>
    </style:style>
    <style:style style:name="Πίνακας6.X5" style:family="table-cell">
      <style:table-cell-properties fo:background-color="transparent" fo:padding="0.049cm" fo:border="none">
        <style:background-image/>
      </style:table-cell-properties>
    </style:style>
    <style:style style:name="Πίνακας6.Y5" style:family="table-cell">
      <style:table-cell-properties fo:background-color="transparent" fo:padding="0.049cm" fo:border="none">
        <style:background-image/>
      </style:table-cell-properties>
    </style:style>
    <style:style style:name="Πίνακας6.Z5" style:family="table-cell">
      <style:table-cell-properties fo:background-color="transparent" fo:padding="0.049cm" fo:border="none">
        <style:background-image/>
      </style:table-cell-properties>
    </style:style>
    <style:style style:name="Πίνακας6.a5" style:family="table-cell">
      <style:table-cell-properties fo:background-color="#eeeeee" fo:padding="0.049cm" fo:border="none">
        <style:background-image/>
      </style:table-cell-properties>
    </style:style>
    <style:style style:name="Πίνακας6.b5" style:family="table-cell">
      <style:table-cell-properties fo:background-color="transparent" fo:padding="0.049cm" fo:border="none">
        <style:background-image/>
      </style:table-cell-properties>
    </style:style>
    <style:style style:name="Πίνακας6.c5" style:family="table-cell">
      <style:table-cell-properties fo:background-color="transparent" fo:padding="0.049cm" fo:border="none">
        <style:background-image/>
      </style:table-cell-properties>
    </style:style>
    <style:style style:name="Πίνακας6.d5" style:family="table-cell">
      <style:table-cell-properties fo:background-color="transparent" fo:padding="0.049cm" fo:border="none">
        <style:background-image/>
      </style:table-cell-properties>
    </style:style>
    <style:style style:name="Πίνακας6.e5" style:family="table-cell">
      <style:table-cell-properties fo:background-color="transparent" fo:padding="0.049cm" fo:border="none">
        <style:background-image/>
      </style:table-cell-properties>
    </style:style>
    <style:style style:name="Πίνακας6.f5" style:family="table-cell">
      <style:table-cell-properties fo:background-color="transparent" fo:padding="0.049cm" fo:border="none">
        <style:background-image/>
      </style:table-cell-properties>
    </style:style>
    <style:style style:name="Πίνακας6.C6" style:family="table-cell">
      <style:table-cell-properties fo:background-color="transparent" fo:padding="0.049cm" fo:border="none">
        <style:background-image/>
      </style:table-cell-properties>
    </style:style>
    <style:style style:name="Πίνακας6.D6" style:family="table-cell">
      <style:table-cell-properties fo:background-color="transparent" fo:padding="0.049cm" fo:border="none">
        <style:background-image/>
      </style:table-cell-properties>
    </style:style>
    <style:style style:name="Πίνακας6.E6" style:family="table-cell">
      <style:table-cell-properties fo:background-color="transparent" fo:padding="0.049cm" fo:border="none">
        <style:background-image/>
      </style:table-cell-properties>
    </style:style>
    <style:style style:name="Πίνακας6.F6" style:family="table-cell">
      <style:table-cell-properties fo:background-color="#eeeeee" fo:padding="0.049cm" fo:border="none">
        <style:background-image/>
      </style:table-cell-properties>
    </style:style>
    <style:style style:name="Πίνακας6.G6" style:family="table-cell">
      <style:table-cell-properties fo:background-color="transparent" fo:padding="0.049cm" fo:border="none">
        <style:background-image/>
      </style:table-cell-properties>
    </style:style>
    <style:style style:name="Πίνακας6.H6" style:family="table-cell">
      <style:table-cell-properties fo:background-color="transparent" fo:padding="0.049cm" fo:border="none">
        <style:background-image/>
      </style:table-cell-properties>
    </style:style>
    <style:style style:name="Πίνακας6.I6" style:family="table-cell">
      <style:table-cell-properties fo:background-color="transparent" fo:padding="0.049cm" fo:border="none">
        <style:background-image/>
      </style:table-cell-properties>
    </style:style>
    <style:style style:name="Πίνακας6.J6" style:family="table-cell">
      <style:table-cell-properties fo:background-color="transparent" fo:padding="0.049cm" fo:border="none">
        <style:background-image/>
      </style:table-cell-properties>
    </style:style>
    <style:style style:name="Πίνακας6.K6" style:family="table-cell">
      <style:table-cell-properties fo:background-color="transparent" fo:padding="0.049cm" fo:border="none">
        <style:background-image/>
      </style:table-cell-properties>
    </style:style>
    <style:style style:name="Πίνακας6.L6" style:family="table-cell">
      <style:table-cell-properties fo:background-color="transparent" fo:padding="0.049cm" fo:border="none">
        <style:background-image/>
      </style:table-cell-properties>
    </style:style>
    <style:style style:name="Πίνακας6.M6" style:family="table-cell">
      <style:table-cell-properties fo:background-color="#eeeeee" fo:padding="0.049cm" fo:border="none">
        <style:background-image/>
      </style:table-cell-properties>
    </style:style>
    <style:style style:name="Πίνακας6.N6" style:family="table-cell">
      <style:table-cell-properties fo:background-color="transparent" fo:padding="0.049cm" fo:border="none">
        <style:background-image/>
      </style:table-cell-properties>
    </style:style>
    <style:style style:name="Πίνακας6.Q6" style:family="table-cell">
      <style:table-cell-properties fo:background-color="transparent" fo:padding="0.049cm" fo:border="none">
        <style:background-image/>
      </style:table-cell-properties>
    </style:style>
    <style:style style:name="Πίνακας6.R6" style:family="table-cell">
      <style:table-cell-properties fo:background-color="transparent" fo:padding="0.049cm" fo:border="none">
        <style:background-image/>
      </style:table-cell-properties>
    </style:style>
    <style:style style:name="Πίνακας6.S6" style:family="table-cell">
      <style:table-cell-properties fo:background-color="transparent" fo:padding="0.049cm" fo:border="none">
        <style:background-image/>
      </style:table-cell-properties>
    </style:style>
    <style:style style:name="Πίνακας6.T6" style:family="table-cell">
      <style:table-cell-properties fo:background-color="#eeeeee" fo:padding="0.049cm" fo:border="none">
        <style:background-image/>
      </style:table-cell-properties>
    </style:style>
    <style:style style:name="Πίνακας6.U6" style:family="table-cell">
      <style:table-cell-properties fo:background-color="transparent" fo:padding="0.049cm" fo:border="none">
        <style:background-image/>
      </style:table-cell-properties>
    </style:style>
    <style:style style:name="Πίνακας6.V6" style:family="table-cell">
      <style:table-cell-properties fo:background-color="transparent" fo:padding="0.049cm" fo:border="none">
        <style:background-image/>
      </style:table-cell-properties>
    </style:style>
    <style:style style:name="Πίνακας6.W6" style:family="table-cell">
      <style:table-cell-properties fo:background-color="transparent" fo:padding="0.049cm" fo:border="none">
        <style:background-image/>
      </style:table-cell-properties>
    </style:style>
    <style:style style:name="Πίνακας6.X6" style:family="table-cell">
      <style:table-cell-properties fo:background-color="transparent" fo:padding="0.049cm" fo:border="none">
        <style:background-image/>
      </style:table-cell-properties>
    </style:style>
    <style:style style:name="Πίνακας6.Y6" style:family="table-cell">
      <style:table-cell-properties fo:background-color="transparent" fo:padding="0.049cm" fo:border="none">
        <style:background-image/>
      </style:table-cell-properties>
    </style:style>
    <style:style style:name="Πίνακας6.Z6" style:family="table-cell">
      <style:table-cell-properties fo:background-color="transparent" fo:padding="0.049cm" fo:border="none">
        <style:background-image/>
      </style:table-cell-properties>
    </style:style>
    <style:style style:name="Πίνακας6.a6" style:family="table-cell">
      <style:table-cell-properties fo:background-color="#eeeeee" fo:padding="0.049cm" fo:border="none">
        <style:background-image/>
      </style:table-cell-properties>
    </style:style>
    <style:style style:name="Πίνακας6.b6" style:family="table-cell">
      <style:table-cell-properties fo:background-color="transparent" fo:padding="0.049cm" fo:border="none">
        <style:background-image/>
      </style:table-cell-properties>
    </style:style>
    <style:style style:name="Πίνακας6.c6" style:family="table-cell">
      <style:table-cell-properties fo:background-color="transparent" fo:padding="0.049cm" fo:border="none">
        <style:background-image/>
      </style:table-cell-properties>
    </style:style>
    <style:style style:name="Πίνακας6.d6" style:family="table-cell">
      <style:table-cell-properties fo:background-color="transparent" fo:padding="0.049cm" fo:border="none">
        <style:background-image/>
      </style:table-cell-properties>
    </style:style>
    <style:style style:name="Πίνακας6.e6" style:family="table-cell">
      <style:table-cell-properties fo:background-color="transparent" fo:padding="0.049cm" fo:border="none">
        <style:background-image/>
      </style:table-cell-properties>
    </style:style>
    <style:style style:name="Πίνακας6.f6" style:family="table-cell">
      <style:table-cell-properties fo:background-color="transparent" fo:padding="0.049cm" fo:border="none">
        <style:background-image/>
      </style:table-cell-properties>
    </style:style>
    <style:style style:name="Πίνακας6.C7" style:family="table-cell">
      <style:table-cell-properties fo:background-color="transparent" fo:padding="0.049cm" fo:border="none">
        <style:background-image/>
      </style:table-cell-properties>
    </style:style>
    <style:style style:name="Πίνακας6.D7" style:family="table-cell">
      <style:table-cell-properties fo:background-color="transparent" fo:padding="0.049cm" fo:border="none">
        <style:background-image/>
      </style:table-cell-properties>
    </style:style>
    <style:style style:name="Πίνακας6.E7" style:family="table-cell">
      <style:table-cell-properties fo:background-color="transparent" fo:padding="0.049cm" fo:border="none">
        <style:background-image/>
      </style:table-cell-properties>
    </style:style>
    <style:style style:name="Πίνακας6.F7" style:family="table-cell">
      <style:table-cell-properties fo:background-color="#eeeeee" fo:padding="0.049cm" fo:border="none">
        <style:background-image/>
      </style:table-cell-properties>
    </style:style>
    <style:style style:name="Πίνακας6.G7" style:family="table-cell">
      <style:table-cell-properties fo:background-color="transparent" fo:padding="0.049cm" fo:border="none">
        <style:background-image/>
      </style:table-cell-properties>
    </style:style>
    <style:style style:name="Πίνακας6.H7" style:family="table-cell">
      <style:table-cell-properties fo:background-color="transparent" fo:padding="0.049cm" fo:border="none">
        <style:background-image/>
      </style:table-cell-properties>
    </style:style>
    <style:style style:name="Πίνακας6.I7" style:family="table-cell">
      <style:table-cell-properties fo:background-color="transparent" fo:padding="0.049cm" fo:border="none">
        <style:background-image/>
      </style:table-cell-properties>
    </style:style>
    <style:style style:name="Πίνακας6.J7" style:family="table-cell">
      <style:table-cell-properties fo:background-color="transparent" fo:padding="0.049cm" fo:border="none">
        <style:background-image/>
      </style:table-cell-properties>
    </style:style>
    <style:style style:name="Πίνακας6.K7" style:family="table-cell">
      <style:table-cell-properties fo:background-color="transparent" fo:padding="0.049cm" fo:border="none">
        <style:background-image/>
      </style:table-cell-properties>
    </style:style>
    <style:style style:name="Πίνακας6.L7" style:family="table-cell">
      <style:table-cell-properties fo:background-color="transparent" fo:padding="0.049cm" fo:border="none">
        <style:background-image/>
      </style:table-cell-properties>
    </style:style>
    <style:style style:name="Πίνακας6.M7" style:family="table-cell">
      <style:table-cell-properties fo:background-color="#eeeeee" fo:padding="0.049cm" fo:border="none">
        <style:background-image/>
      </style:table-cell-properties>
    </style:style>
    <style:style style:name="Πίνακας6.N7" style:family="table-cell">
      <style:table-cell-properties fo:background-color="transparent" fo:padding="0.049cm" fo:border="none">
        <style:background-image/>
      </style:table-cell-properties>
    </style:style>
    <style:style style:name="Πίνακας6.Q7" style:family="table-cell">
      <style:table-cell-properties fo:background-color="transparent" fo:padding="0.049cm" fo:border="none">
        <style:background-image/>
      </style:table-cell-properties>
    </style:style>
    <style:style style:name="Πίνακας6.R7" style:family="table-cell">
      <style:table-cell-properties fo:background-color="transparent" fo:padding="0.049cm" fo:border="none">
        <style:background-image/>
      </style:table-cell-properties>
    </style:style>
    <style:style style:name="Πίνακας6.S7" style:family="table-cell">
      <style:table-cell-properties fo:background-color="transparent" fo:padding="0.049cm" fo:border="none">
        <style:background-image/>
      </style:table-cell-properties>
    </style:style>
    <style:style style:name="Πίνακας6.T7" style:family="table-cell">
      <style:table-cell-properties fo:background-color="#eeeeee" fo:padding="0.049cm" fo:border="none">
        <style:background-image/>
      </style:table-cell-properties>
    </style:style>
    <style:style style:name="Πίνακας6.U7" style:family="table-cell">
      <style:table-cell-properties fo:background-color="transparent" fo:padding="0.049cm" fo:border="none">
        <style:background-image/>
      </style:table-cell-properties>
    </style:style>
    <style:style style:name="Πίνακας6.V7" style:family="table-cell">
      <style:table-cell-properties fo:background-color="transparent" fo:padding="0.049cm" fo:border="none">
        <style:background-image/>
      </style:table-cell-properties>
    </style:style>
    <style:style style:name="Πίνακας6.W7" style:family="table-cell">
      <style:table-cell-properties fo:background-color="transparent" fo:padding="0.049cm" fo:border="none">
        <style:background-image/>
      </style:table-cell-properties>
    </style:style>
    <style:style style:name="Πίνακας6.X7" style:family="table-cell">
      <style:table-cell-properties fo:background-color="transparent" fo:padding="0.049cm" fo:border="none">
        <style:background-image/>
      </style:table-cell-properties>
    </style:style>
    <style:style style:name="Πίνακας6.Y7" style:family="table-cell">
      <style:table-cell-properties fo:background-color="transparent" fo:padding="0.049cm" fo:border="none">
        <style:background-image/>
      </style:table-cell-properties>
    </style:style>
    <style:style style:name="Πίνακας6.Z7" style:family="table-cell">
      <style:table-cell-properties fo:background-color="transparent" fo:padding="0.049cm" fo:border="none">
        <style:background-image/>
      </style:table-cell-properties>
    </style:style>
    <style:style style:name="Πίνακας6.a7" style:family="table-cell">
      <style:table-cell-properties fo:background-color="#eeeeee" fo:padding="0.049cm" fo:border="none">
        <style:background-image/>
      </style:table-cell-properties>
    </style:style>
    <style:style style:name="Πίνακας6.b7" style:family="table-cell">
      <style:table-cell-properties fo:background-color="transparent" fo:padding="0.049cm" fo:border="none">
        <style:background-image/>
      </style:table-cell-properties>
    </style:style>
    <style:style style:name="Πίνακας6.c7" style:family="table-cell">
      <style:table-cell-properties fo:background-color="transparent" fo:padding="0.049cm" fo:border="none">
        <style:background-image/>
      </style:table-cell-properties>
    </style:style>
    <style:style style:name="Πίνακας6.d7" style:family="table-cell">
      <style:table-cell-properties fo:background-color="transparent" fo:padding="0.049cm" fo:border="none">
        <style:background-image/>
      </style:table-cell-properties>
    </style:style>
    <style:style style:name="Πίνακας6.e7" style:family="table-cell">
      <style:table-cell-properties fo:background-color="transparent" fo:padding="0.049cm" fo:border="none">
        <style:background-image/>
      </style:table-cell-properties>
    </style:style>
    <style:style style:name="Πίνακας6.f7" style:family="table-cell">
      <style:table-cell-properties fo:background-color="transparent" fo:padding="0.049cm" fo:border="none">
        <style:background-image/>
      </style:table-cell-properties>
    </style:style>
    <style:style style:name="Πίνακας6.C8" style:family="table-cell">
      <style:table-cell-properties fo:background-color="transparent" fo:padding="0.049cm" fo:border="none">
        <style:background-image/>
      </style:table-cell-properties>
    </style:style>
    <style:style style:name="Πίνακας6.D8" style:family="table-cell">
      <style:table-cell-properties fo:background-color="transparent" fo:padding="0.049cm" fo:border="none">
        <style:background-image/>
      </style:table-cell-properties>
    </style:style>
    <style:style style:name="Πίνακας6.E8" style:family="table-cell">
      <style:table-cell-properties fo:background-color="transparent" fo:padding="0.049cm" fo:border="none">
        <style:background-image/>
      </style:table-cell-properties>
    </style:style>
    <style:style style:name="Πίνακας6.F8" style:family="table-cell">
      <style:table-cell-properties fo:background-color="#eeeeee" fo:padding="0.049cm" fo:border="none">
        <style:background-image/>
      </style:table-cell-properties>
    </style:style>
    <style:style style:name="Πίνακας6.G8" style:family="table-cell">
      <style:table-cell-properties fo:background-color="transparent" fo:padding="0.049cm" fo:border="none">
        <style:background-image/>
      </style:table-cell-properties>
    </style:style>
    <style:style style:name="Πίνακας6.H8" style:family="table-cell">
      <style:table-cell-properties fo:background-color="transparent" fo:padding="0.049cm" fo:border="none">
        <style:background-image/>
      </style:table-cell-properties>
    </style:style>
    <style:style style:name="Πίνακας6.I8" style:family="table-cell">
      <style:table-cell-properties fo:background-color="transparent" fo:padding="0.049cm" fo:border="none">
        <style:background-image/>
      </style:table-cell-properties>
    </style:style>
    <style:style style:name="Πίνακας6.J8" style:family="table-cell">
      <style:table-cell-properties fo:background-color="transparent" fo:padding="0.049cm" fo:border="none">
        <style:background-image/>
      </style:table-cell-properties>
    </style:style>
    <style:style style:name="Πίνακας6.K8" style:family="table-cell">
      <style:table-cell-properties fo:background-color="transparent" fo:padding="0.049cm" fo:border="none">
        <style:background-image/>
      </style:table-cell-properties>
    </style:style>
    <style:style style:name="Πίνακας6.L8" style:family="table-cell">
      <style:table-cell-properties fo:background-color="transparent" fo:padding="0.049cm" fo:border="none">
        <style:background-image/>
      </style:table-cell-properties>
    </style:style>
    <style:style style:name="Πίνακας6.M8" style:family="table-cell">
      <style:table-cell-properties fo:background-color="#eeeeee" fo:padding="0.049cm" fo:border="none">
        <style:background-image/>
      </style:table-cell-properties>
    </style:style>
    <style:style style:name="Πίνακας6.N8" style:family="table-cell">
      <style:table-cell-properties fo:background-color="transparent" fo:padding="0.049cm" fo:border="none">
        <style:background-image/>
      </style:table-cell-properties>
    </style:style>
    <style:style style:name="Πίνακας6.Q8" style:family="table-cell">
      <style:table-cell-properties fo:background-color="transparent" fo:padding="0.049cm" fo:border="none">
        <style:background-image/>
      </style:table-cell-properties>
    </style:style>
    <style:style style:name="Πίνακας6.R8" style:family="table-cell">
      <style:table-cell-properties fo:background-color="transparent" fo:padding="0.049cm" fo:border="none">
        <style:background-image/>
      </style:table-cell-properties>
    </style:style>
    <style:style style:name="Πίνακας6.S8" style:family="table-cell">
      <style:table-cell-properties fo:background-color="transparent" fo:padding="0.049cm" fo:border="none">
        <style:background-image/>
      </style:table-cell-properties>
    </style:style>
    <style:style style:name="Πίνακας6.T8" style:family="table-cell">
      <style:table-cell-properties fo:background-color="#eeeeee" fo:padding="0.049cm" fo:border="none">
        <style:background-image/>
      </style:table-cell-properties>
    </style:style>
    <style:style style:name="Πίνακας6.U8" style:family="table-cell">
      <style:table-cell-properties fo:background-color="transparent" fo:padding="0.049cm" fo:border="none">
        <style:background-image/>
      </style:table-cell-properties>
    </style:style>
    <style:style style:name="Πίνακας6.V8" style:family="table-cell">
      <style:table-cell-properties fo:background-color="transparent" fo:padding="0.049cm" fo:border="none">
        <style:background-image/>
      </style:table-cell-properties>
    </style:style>
    <style:style style:name="Πίνακας6.W8" style:family="table-cell">
      <style:table-cell-properties fo:background-color="transparent" fo:padding="0.049cm" fo:border="none">
        <style:background-image/>
      </style:table-cell-properties>
    </style:style>
    <style:style style:name="Πίνακας6.X8" style:family="table-cell">
      <style:table-cell-properties fo:background-color="transparent" fo:padding="0.049cm" fo:border="none">
        <style:background-image/>
      </style:table-cell-properties>
    </style:style>
    <style:style style:name="Πίνακας6.Y8" style:family="table-cell">
      <style:table-cell-properties fo:background-color="transparent" fo:padding="0.049cm" fo:border="none">
        <style:background-image/>
      </style:table-cell-properties>
    </style:style>
    <style:style style:name="Πίνακας6.Z8" style:family="table-cell">
      <style:table-cell-properties fo:background-color="transparent" fo:padding="0.049cm" fo:border="none">
        <style:background-image/>
      </style:table-cell-properties>
    </style:style>
    <style:style style:name="Πίνακας6.a8" style:family="table-cell">
      <style:table-cell-properties fo:background-color="#eeeeee" fo:padding="0.049cm" fo:border="none">
        <style:background-image/>
      </style:table-cell-properties>
    </style:style>
    <style:style style:name="Πίνακας6.b8" style:family="table-cell">
      <style:table-cell-properties fo:background-color="transparent" fo:padding="0.049cm" fo:border="none">
        <style:background-image/>
      </style:table-cell-properties>
    </style:style>
    <style:style style:name="Πίνακας6.c8" style:family="table-cell">
      <style:table-cell-properties fo:background-color="transparent" fo:padding="0.049cm" fo:border="none">
        <style:background-image/>
      </style:table-cell-properties>
    </style:style>
    <style:style style:name="Πίνακας6.d8" style:family="table-cell">
      <style:table-cell-properties fo:background-color="transparent" fo:padding="0.049cm" fo:border="none">
        <style:background-image/>
      </style:table-cell-properties>
    </style:style>
    <style:style style:name="Πίνακας6.e8" style:family="table-cell">
      <style:table-cell-properties fo:background-color="transparent" fo:padding="0.049cm" fo:border="none">
        <style:background-image/>
      </style:table-cell-properties>
    </style:style>
    <style:style style:name="Πίνακας6.f8" style:family="table-cell">
      <style:table-cell-properties fo:background-color="transparent" fo:padding="0.049cm" fo:border="none">
        <style:background-image/>
      </style:table-cell-properties>
    </style:style>
    <style:style style:name="Πίνακας6.C9" style:family="table-cell">
      <style:table-cell-properties fo:background-color="transparent" fo:padding="0.049cm" fo:border="none">
        <style:background-image/>
      </style:table-cell-properties>
    </style:style>
    <style:style style:name="Πίνακας6.D9" style:family="table-cell">
      <style:table-cell-properties fo:background-color="transparent" fo:padding="0.049cm" fo:border="none">
        <style:background-image/>
      </style:table-cell-properties>
    </style:style>
    <style:style style:name="Πίνακας6.E9" style:family="table-cell">
      <style:table-cell-properties fo:background-color="transparent" fo:padding="0.049cm" fo:border="none">
        <style:background-image/>
      </style:table-cell-properties>
    </style:style>
    <style:style style:name="Πίνακας6.F9" style:family="table-cell">
      <style:table-cell-properties fo:background-color="#eeeeee" fo:padding="0.049cm" fo:border="none">
        <style:background-image/>
      </style:table-cell-properties>
    </style:style>
    <style:style style:name="Πίνακας6.G9" style:family="table-cell">
      <style:table-cell-properties fo:background-color="transparent" fo:padding="0.049cm" fo:border="none">
        <style:background-image/>
      </style:table-cell-properties>
    </style:style>
    <style:style style:name="Πίνακας6.H9" style:family="table-cell">
      <style:table-cell-properties fo:background-color="transparent" fo:padding="0.049cm" fo:border="none">
        <style:background-image/>
      </style:table-cell-properties>
    </style:style>
    <style:style style:name="Πίνακας6.I9" style:family="table-cell">
      <style:table-cell-properties fo:background-color="transparent" fo:padding="0.049cm" fo:border="none">
        <style:background-image/>
      </style:table-cell-properties>
    </style:style>
    <style:style style:name="Πίνακας6.J9" style:family="table-cell">
      <style:table-cell-properties fo:background-color="transparent" fo:padding="0.049cm" fo:border="none">
        <style:background-image/>
      </style:table-cell-properties>
    </style:style>
    <style:style style:name="Πίνακας6.K9" style:family="table-cell">
      <style:table-cell-properties fo:background-color="transparent" fo:padding="0.049cm" fo:border="none">
        <style:background-image/>
      </style:table-cell-properties>
    </style:style>
    <style:style style:name="Πίνακας6.L9" style:family="table-cell">
      <style:table-cell-properties fo:background-color="transparent" fo:padding="0.049cm" fo:border="none">
        <style:background-image/>
      </style:table-cell-properties>
    </style:style>
    <style:style style:name="Πίνακας6.M9" style:family="table-cell">
      <style:table-cell-properties fo:background-color="#eeeeee" fo:padding="0.049cm" fo:border="none">
        <style:background-image/>
      </style:table-cell-properties>
    </style:style>
    <style:style style:name="Πίνακας6.N9" style:family="table-cell">
      <style:table-cell-properties fo:background-color="transparent" fo:padding="0.049cm" fo:border="none">
        <style:background-image/>
      </style:table-cell-properties>
    </style:style>
    <style:style style:name="Πίνακας6.Q9" style:family="table-cell">
      <style:table-cell-properties fo:background-color="transparent" fo:padding="0.049cm" fo:border="none">
        <style:background-image/>
      </style:table-cell-properties>
    </style:style>
    <style:style style:name="Πίνακας6.R9" style:family="table-cell">
      <style:table-cell-properties fo:background-color="transparent" fo:padding="0.049cm" fo:border="none">
        <style:background-image/>
      </style:table-cell-properties>
    </style:style>
    <style:style style:name="Πίνακας6.S9" style:family="table-cell">
      <style:table-cell-properties fo:background-color="transparent" fo:padding="0.049cm" fo:border="none">
        <style:background-image/>
      </style:table-cell-properties>
    </style:style>
    <style:style style:name="Πίνακας6.T9" style:family="table-cell">
      <style:table-cell-properties fo:background-color="#eeeeee" fo:padding="0.049cm" fo:border="none">
        <style:background-image/>
      </style:table-cell-properties>
    </style:style>
    <style:style style:name="Πίνακας6.U9" style:family="table-cell">
      <style:table-cell-properties fo:background-color="transparent" fo:padding="0.049cm" fo:border="none">
        <style:background-image/>
      </style:table-cell-properties>
    </style:style>
    <style:style style:name="Πίνακας6.V9" style:family="table-cell">
      <style:table-cell-properties fo:background-color="transparent" fo:padding="0.049cm" fo:border="none">
        <style:background-image/>
      </style:table-cell-properties>
    </style:style>
    <style:style style:name="Πίνακας6.W9" style:family="table-cell">
      <style:table-cell-properties fo:background-color="transparent" fo:padding="0.049cm" fo:border="none">
        <style:background-image/>
      </style:table-cell-properties>
    </style:style>
    <style:style style:name="Πίνακας6.X9" style:family="table-cell">
      <style:table-cell-properties fo:background-color="transparent" fo:padding="0.049cm" fo:border="none">
        <style:background-image/>
      </style:table-cell-properties>
    </style:style>
    <style:style style:name="Πίνακας6.Y9" style:family="table-cell">
      <style:table-cell-properties fo:background-color="transparent" fo:padding="0.049cm" fo:border="none">
        <style:background-image/>
      </style:table-cell-properties>
    </style:style>
    <style:style style:name="Πίνακας6.Z9" style:family="table-cell">
      <style:table-cell-properties fo:background-color="transparent" fo:padding="0.049cm" fo:border="none">
        <style:background-image/>
      </style:table-cell-properties>
    </style:style>
    <style:style style:name="Πίνακας6.a9" style:family="table-cell">
      <style:table-cell-properties fo:background-color="#eeeeee" fo:padding="0.049cm" fo:border="none">
        <style:background-image/>
      </style:table-cell-properties>
    </style:style>
    <style:style style:name="Πίνακας6.b9" style:family="table-cell">
      <style:table-cell-properties fo:background-color="transparent" fo:padding="0.049cm" fo:border="none">
        <style:background-image/>
      </style:table-cell-properties>
    </style:style>
    <style:style style:name="Πίνακας6.c9" style:family="table-cell">
      <style:table-cell-properties fo:background-color="transparent" fo:padding="0.049cm" fo:border="none">
        <style:background-image/>
      </style:table-cell-properties>
    </style:style>
    <style:style style:name="Πίνακας6.d9" style:family="table-cell">
      <style:table-cell-properties fo:background-color="transparent" fo:padding="0.049cm" fo:border="none">
        <style:background-image/>
      </style:table-cell-properties>
    </style:style>
    <style:style style:name="Πίνακας6.e9" style:family="table-cell">
      <style:table-cell-properties fo:background-color="transparent" fo:padding="0.049cm" fo:border="none">
        <style:background-image/>
      </style:table-cell-properties>
    </style:style>
    <style:style style:name="Πίνακας6.f9" style:family="table-cell">
      <style:table-cell-properties fo:background-color="transparent" fo:padding="0.049cm" fo:border="none">
        <style:background-image/>
      </style:table-cell-properties>
    </style:style>
    <style:style style:name="Πίνακας6.C10" style:family="table-cell">
      <style:table-cell-properties fo:background-color="transparent" fo:padding="0.049cm" fo:border="none">
        <style:background-image/>
      </style:table-cell-properties>
    </style:style>
    <style:style style:name="Πίνακας6.D10" style:family="table-cell">
      <style:table-cell-properties fo:background-color="transparent" fo:padding="0.049cm" fo:border="none">
        <style:background-image/>
      </style:table-cell-properties>
    </style:style>
    <style:style style:name="Πίνακας6.E10" style:family="table-cell">
      <style:table-cell-properties fo:background-color="transparent" fo:padding="0.049cm" fo:border="none">
        <style:background-image/>
      </style:table-cell-properties>
    </style:style>
    <style:style style:name="Πίνακας6.F10" style:family="table-cell">
      <style:table-cell-properties fo:background-color="#eeeeee" fo:padding="0.049cm" fo:border="none">
        <style:background-image/>
      </style:table-cell-properties>
    </style:style>
    <style:style style:name="Πίνακας6.G10" style:family="table-cell">
      <style:table-cell-properties fo:background-color="transparent" fo:padding="0.049cm" fo:border="none">
        <style:background-image/>
      </style:table-cell-properties>
    </style:style>
    <style:style style:name="Πίνακας6.H10" style:family="table-cell">
      <style:table-cell-properties fo:background-color="transparent" fo:padding="0.049cm" fo:border="none">
        <style:background-image/>
      </style:table-cell-properties>
    </style:style>
    <style:style style:name="Πίνακας6.I10" style:family="table-cell">
      <style:table-cell-properties fo:background-color="transparent" fo:padding="0.049cm" fo:border="none">
        <style:background-image/>
      </style:table-cell-properties>
    </style:style>
    <style:style style:name="Πίνακας6.J10" style:family="table-cell">
      <style:table-cell-properties fo:background-color="transparent" fo:padding="0.049cm" fo:border="none">
        <style:background-image/>
      </style:table-cell-properties>
    </style:style>
    <style:style style:name="Πίνακας6.K10" style:family="table-cell">
      <style:table-cell-properties fo:background-color="transparent" fo:padding="0.049cm" fo:border="none">
        <style:background-image/>
      </style:table-cell-properties>
    </style:style>
    <style:style style:name="Πίνακας6.L10" style:family="table-cell">
      <style:table-cell-properties fo:background-color="transparent" fo:padding="0.049cm" fo:border="none">
        <style:background-image/>
      </style:table-cell-properties>
    </style:style>
    <style:style style:name="Πίνακας6.M10" style:family="table-cell">
      <style:table-cell-properties fo:background-color="#eeeeee" fo:padding="0.049cm" fo:border="none">
        <style:background-image/>
      </style:table-cell-properties>
    </style:style>
    <style:style style:name="Πίνακας6.N10" style:family="table-cell">
      <style:table-cell-properties fo:background-color="transparent" fo:padding="0.049cm" fo:border="none">
        <style:background-image/>
      </style:table-cell-properties>
    </style:style>
    <style:style style:name="Πίνακας6.Q10" style:family="table-cell">
      <style:table-cell-properties fo:background-color="transparent" fo:padding="0.049cm" fo:border="none">
        <style:background-image/>
      </style:table-cell-properties>
    </style:style>
    <style:style style:name="Πίνακας6.R10" style:family="table-cell">
      <style:table-cell-properties fo:background-color="transparent" fo:padding="0.049cm" fo:border="none">
        <style:background-image/>
      </style:table-cell-properties>
    </style:style>
    <style:style style:name="Πίνακας6.S10" style:family="table-cell">
      <style:table-cell-properties fo:background-color="transparent" fo:padding="0.049cm" fo:border="none">
        <style:background-image/>
      </style:table-cell-properties>
    </style:style>
    <style:style style:name="Πίνακας6.T10" style:family="table-cell">
      <style:table-cell-properties fo:background-color="#eeeeee" fo:padding="0.049cm" fo:border="none">
        <style:background-image/>
      </style:table-cell-properties>
    </style:style>
    <style:style style:name="Πίνακας6.U10" style:family="table-cell">
      <style:table-cell-properties fo:background-color="transparent" fo:padding="0.049cm" fo:border="none">
        <style:background-image/>
      </style:table-cell-properties>
    </style:style>
    <style:style style:name="Πίνακας6.V10" style:family="table-cell">
      <style:table-cell-properties fo:background-color="transparent" fo:padding="0.049cm" fo:border="none">
        <style:background-image/>
      </style:table-cell-properties>
    </style:style>
    <style:style style:name="Πίνακας6.W10" style:family="table-cell">
      <style:table-cell-properties fo:background-color="transparent" fo:padding="0.049cm" fo:border="none">
        <style:background-image/>
      </style:table-cell-properties>
    </style:style>
    <style:style style:name="Πίνακας6.X10" style:family="table-cell">
      <style:table-cell-properties fo:background-color="transparent" fo:padding="0.049cm" fo:border="none">
        <style:background-image/>
      </style:table-cell-properties>
    </style:style>
    <style:style style:name="Πίνακας6.Y10" style:family="table-cell">
      <style:table-cell-properties fo:background-color="transparent" fo:padding="0.049cm" fo:border="none">
        <style:background-image/>
      </style:table-cell-properties>
    </style:style>
    <style:style style:name="Πίνακας6.Z10" style:family="table-cell">
      <style:table-cell-properties fo:background-color="transparent" fo:padding="0.049cm" fo:border="none">
        <style:background-image/>
      </style:table-cell-properties>
    </style:style>
    <style:style style:name="Πίνακας6.a10" style:family="table-cell">
      <style:table-cell-properties fo:background-color="#eeeeee" fo:padding="0.049cm" fo:border="none">
        <style:background-image/>
      </style:table-cell-properties>
    </style:style>
    <style:style style:name="Πίνακας6.b10" style:family="table-cell">
      <style:table-cell-properties fo:background-color="transparent" fo:padding="0.049cm" fo:border="none">
        <style:background-image/>
      </style:table-cell-properties>
    </style:style>
    <style:style style:name="Πίνακας6.c10" style:family="table-cell">
      <style:table-cell-properties fo:background-color="transparent" fo:padding="0.049cm" fo:border="none">
        <style:background-image/>
      </style:table-cell-properties>
    </style:style>
    <style:style style:name="Πίνακας6.d10" style:family="table-cell">
      <style:table-cell-properties fo:background-color="transparent" fo:padding="0.049cm" fo:border="none">
        <style:background-image/>
      </style:table-cell-properties>
    </style:style>
    <style:style style:name="Πίνακας6.e10" style:family="table-cell">
      <style:table-cell-properties fo:background-color="transparent" fo:padding="0.049cm" fo:border="none">
        <style:background-image/>
      </style:table-cell-properties>
    </style:style>
    <style:style style:name="Πίνακας6.f10" style:family="table-cell">
      <style:table-cell-properties fo:background-color="transparent" fo:padding="0.049cm" fo:border="none">
        <style:background-image/>
      </style:table-cell-properties>
    </style:style>
    <style:style style:name="Πίνακας6.C11" style:family="table-cell">
      <style:table-cell-properties fo:background-color="transparent" fo:padding="0.049cm" fo:border="none">
        <style:background-image/>
      </style:table-cell-properties>
    </style:style>
    <style:style style:name="Πίνακας6.D11" style:family="table-cell">
      <style:table-cell-properties fo:background-color="transparent" fo:padding="0.049cm" fo:border="none">
        <style:background-image/>
      </style:table-cell-properties>
    </style:style>
    <style:style style:name="Πίνακας6.E11" style:family="table-cell">
      <style:table-cell-properties fo:background-color="transparent" fo:padding="0.049cm" fo:border="none">
        <style:background-image/>
      </style:table-cell-properties>
    </style:style>
    <style:style style:name="Πίνακας6.F11" style:family="table-cell">
      <style:table-cell-properties fo:background-color="#eeeeee" fo:padding="0.049cm" fo:border="none">
        <style:background-image/>
      </style:table-cell-properties>
    </style:style>
    <style:style style:name="Πίνακας6.G11" style:family="table-cell">
      <style:table-cell-properties fo:background-color="transparent" fo:padding="0.049cm" fo:border="none">
        <style:background-image/>
      </style:table-cell-properties>
    </style:style>
    <style:style style:name="Πίνακας6.H11" style:family="table-cell">
      <style:table-cell-properties fo:background-color="transparent" fo:padding="0.049cm" fo:border="none">
        <style:background-image/>
      </style:table-cell-properties>
    </style:style>
    <style:style style:name="Πίνακας6.I11" style:family="table-cell">
      <style:table-cell-properties fo:background-color="transparent" fo:padding="0.049cm" fo:border="none">
        <style:background-image/>
      </style:table-cell-properties>
    </style:style>
    <style:style style:name="Πίνακας6.J11" style:family="table-cell">
      <style:table-cell-properties fo:background-color="transparent" fo:padding="0.049cm" fo:border="none">
        <style:background-image/>
      </style:table-cell-properties>
    </style:style>
    <style:style style:name="Πίνακας6.K11" style:family="table-cell">
      <style:table-cell-properties fo:background-color="transparent" fo:padding="0.049cm" fo:border="none">
        <style:background-image/>
      </style:table-cell-properties>
    </style:style>
    <style:style style:name="Πίνακας6.L11" style:family="table-cell">
      <style:table-cell-properties fo:background-color="transparent" fo:padding="0.049cm" fo:border="none">
        <style:background-image/>
      </style:table-cell-properties>
    </style:style>
    <style:style style:name="Πίνακας6.M11" style:family="table-cell">
      <style:table-cell-properties fo:background-color="#eeeeee" fo:padding="0.049cm" fo:border="none">
        <style:background-image/>
      </style:table-cell-properties>
    </style:style>
    <style:style style:name="Πίνακας6.N11" style:family="table-cell">
      <style:table-cell-properties fo:background-color="transparent" fo:padding="0.049cm" fo:border="none">
        <style:background-image/>
      </style:table-cell-properties>
    </style:style>
    <style:style style:name="Πίνακας6.Q11" style:family="table-cell">
      <style:table-cell-properties fo:background-color="transparent" fo:padding="0.049cm" fo:border="none">
        <style:background-image/>
      </style:table-cell-properties>
    </style:style>
    <style:style style:name="Πίνακας6.R11" style:family="table-cell">
      <style:table-cell-properties fo:background-color="transparent" fo:padding="0.049cm" fo:border="none">
        <style:background-image/>
      </style:table-cell-properties>
    </style:style>
    <style:style style:name="Πίνακας6.S11" style:family="table-cell">
      <style:table-cell-properties fo:background-color="transparent" fo:padding="0.049cm" fo:border="none">
        <style:background-image/>
      </style:table-cell-properties>
    </style:style>
    <style:style style:name="Πίνακας6.T11" style:family="table-cell">
      <style:table-cell-properties fo:background-color="#eeeeee" fo:padding="0.049cm" fo:border="none">
        <style:background-image/>
      </style:table-cell-properties>
    </style:style>
    <style:style style:name="Πίνακας6.U11" style:family="table-cell">
      <style:table-cell-properties fo:background-color="transparent" fo:padding="0.049cm" fo:border="none">
        <style:background-image/>
      </style:table-cell-properties>
    </style:style>
    <style:style style:name="Πίνακας6.V11" style:family="table-cell">
      <style:table-cell-properties fo:background-color="transparent" fo:padding="0.049cm" fo:border="none">
        <style:background-image/>
      </style:table-cell-properties>
    </style:style>
    <style:style style:name="Πίνακας6.W11" style:family="table-cell">
      <style:table-cell-properties fo:background-color="transparent" fo:padding="0.049cm" fo:border="none">
        <style:background-image/>
      </style:table-cell-properties>
    </style:style>
    <style:style style:name="Πίνακας6.X11" style:family="table-cell">
      <style:table-cell-properties fo:background-color="transparent" fo:padding="0.049cm" fo:border="none">
        <style:background-image/>
      </style:table-cell-properties>
    </style:style>
    <style:style style:name="Πίνακας6.Y11" style:family="table-cell">
      <style:table-cell-properties fo:background-color="transparent" fo:padding="0.049cm" fo:border="none">
        <style:background-image/>
      </style:table-cell-properties>
    </style:style>
    <style:style style:name="Πίνακας6.Z11" style:family="table-cell">
      <style:table-cell-properties fo:background-color="transparent" fo:padding="0.049cm" fo:border="none">
        <style:background-image/>
      </style:table-cell-properties>
    </style:style>
    <style:style style:name="Πίνακας6.a11" style:family="table-cell">
      <style:table-cell-properties fo:background-color="#eeeeee" fo:padding="0.049cm" fo:border="none">
        <style:background-image/>
      </style:table-cell-properties>
    </style:style>
    <style:style style:name="Πίνακας6.b11" style:family="table-cell">
      <style:table-cell-properties fo:background-color="transparent" fo:padding="0.049cm" fo:border="none">
        <style:background-image/>
      </style:table-cell-properties>
    </style:style>
    <style:style style:name="Πίνακας6.c11" style:family="table-cell">
      <style:table-cell-properties fo:background-color="transparent" fo:padding="0.049cm" fo:border="none">
        <style:background-image/>
      </style:table-cell-properties>
    </style:style>
    <style:style style:name="Πίνακας6.d11" style:family="table-cell">
      <style:table-cell-properties fo:background-color="transparent" fo:padding="0.049cm" fo:border="none">
        <style:background-image/>
      </style:table-cell-properties>
    </style:style>
    <style:style style:name="Πίνακας6.e11" style:family="table-cell">
      <style:table-cell-properties fo:background-color="transparent" fo:padding="0.049cm" fo:border="none">
        <style:background-image/>
      </style:table-cell-properties>
    </style:style>
    <style:style style:name="Πίνακας6.f11" style:family="table-cell">
      <style:table-cell-properties fo:background-color="transparent" fo:padding="0.049cm" fo:border="none">
        <style:background-image/>
      </style:table-cell-properties>
    </style:style>
    <style:style style:name="Πίνακας6.C12" style:family="table-cell">
      <style:table-cell-properties fo:background-color="transparent" fo:padding="0.049cm" fo:border="none">
        <style:background-image/>
      </style:table-cell-properties>
    </style:style>
    <style:style style:name="Πίνακας6.D12" style:family="table-cell">
      <style:table-cell-properties fo:background-color="transparent" fo:padding="0.049cm" fo:border="none">
        <style:background-image/>
      </style:table-cell-properties>
    </style:style>
    <style:style style:name="Πίνακας6.E12" style:family="table-cell">
      <style:table-cell-properties fo:background-color="transparent" fo:padding="0.049cm" fo:border="none">
        <style:background-image/>
      </style:table-cell-properties>
    </style:style>
    <style:style style:name="Πίνακας6.F12" style:family="table-cell">
      <style:table-cell-properties fo:background-color="#eeeeee" fo:padding="0.049cm" fo:border="none">
        <style:background-image/>
      </style:table-cell-properties>
    </style:style>
    <style:style style:name="Πίνακας6.G12" style:family="table-cell">
      <style:table-cell-properties fo:background-color="transparent" fo:padding="0.049cm" fo:border="none">
        <style:background-image/>
      </style:table-cell-properties>
    </style:style>
    <style:style style:name="Πίνακας6.H12" style:family="table-cell">
      <style:table-cell-properties fo:background-color="transparent" fo:padding="0.049cm" fo:border="none">
        <style:background-image/>
      </style:table-cell-properties>
    </style:style>
    <style:style style:name="Πίνακας6.I12" style:family="table-cell">
      <style:table-cell-properties fo:background-color="transparent" fo:padding="0.049cm" fo:border="none">
        <style:background-image/>
      </style:table-cell-properties>
    </style:style>
    <style:style style:name="Πίνακας6.J12" style:family="table-cell">
      <style:table-cell-properties fo:background-color="transparent" fo:padding="0.049cm" fo:border="none">
        <style:background-image/>
      </style:table-cell-properties>
    </style:style>
    <style:style style:name="Πίνακας6.K12" style:family="table-cell">
      <style:table-cell-properties fo:background-color="transparent" fo:padding="0.049cm" fo:border="none">
        <style:background-image/>
      </style:table-cell-properties>
    </style:style>
    <style:style style:name="Πίνακας6.L12" style:family="table-cell">
      <style:table-cell-properties fo:background-color="transparent" fo:padding="0.049cm" fo:border="none">
        <style:background-image/>
      </style:table-cell-properties>
    </style:style>
    <style:style style:name="Πίνακας6.M12" style:family="table-cell">
      <style:table-cell-properties fo:background-color="#eeeeee" fo:padding="0.049cm" fo:border="none">
        <style:background-image/>
      </style:table-cell-properties>
    </style:style>
    <style:style style:name="Πίνακας6.N12" style:family="table-cell">
      <style:table-cell-properties fo:background-color="transparent" fo:padding="0.049cm" fo:border="none">
        <style:background-image/>
      </style:table-cell-properties>
    </style:style>
    <style:style style:name="Πίνακας6.Q12" style:family="table-cell">
      <style:table-cell-properties fo:background-color="transparent" fo:padding="0.049cm" fo:border="none">
        <style:background-image/>
      </style:table-cell-properties>
    </style:style>
    <style:style style:name="Πίνακας6.R12" style:family="table-cell">
      <style:table-cell-properties fo:background-color="transparent" fo:padding="0.049cm" fo:border="none">
        <style:background-image/>
      </style:table-cell-properties>
    </style:style>
    <style:style style:name="Πίνακας6.S12" style:family="table-cell">
      <style:table-cell-properties fo:background-color="transparent" fo:padding="0.049cm" fo:border="none">
        <style:background-image/>
      </style:table-cell-properties>
    </style:style>
    <style:style style:name="Πίνακας6.T12" style:family="table-cell">
      <style:table-cell-properties fo:background-color="#eeeeee" fo:padding="0.049cm" fo:border="none">
        <style:background-image/>
      </style:table-cell-properties>
    </style:style>
    <style:style style:name="Πίνακας6.U12" style:family="table-cell">
      <style:table-cell-properties fo:background-color="transparent" fo:padding="0.049cm" fo:border="none">
        <style:background-image/>
      </style:table-cell-properties>
    </style:style>
    <style:style style:name="Πίνακας6.V12" style:family="table-cell">
      <style:table-cell-properties fo:background-color="transparent" fo:padding="0.049cm" fo:border="none">
        <style:background-image/>
      </style:table-cell-properties>
    </style:style>
    <style:style style:name="Πίνακας6.W12" style:family="table-cell">
      <style:table-cell-properties fo:background-color="transparent" fo:padding="0.049cm" fo:border="none">
        <style:background-image/>
      </style:table-cell-properties>
    </style:style>
    <style:style style:name="Πίνακας6.X12" style:family="table-cell">
      <style:table-cell-properties fo:background-color="transparent" fo:padding="0.049cm" fo:border="none">
        <style:background-image/>
      </style:table-cell-properties>
    </style:style>
    <style:style style:name="Πίνακας6.Y12" style:family="table-cell">
      <style:table-cell-properties fo:background-color="transparent" fo:padding="0.049cm" fo:border="none">
        <style:background-image/>
      </style:table-cell-properties>
    </style:style>
    <style:style style:name="Πίνακας6.Z12" style:family="table-cell">
      <style:table-cell-properties fo:background-color="transparent" fo:padding="0.049cm" fo:border="none">
        <style:background-image/>
      </style:table-cell-properties>
    </style:style>
    <style:style style:name="Πίνακας6.a12" style:family="table-cell">
      <style:table-cell-properties fo:background-color="#eeeeee" fo:padding="0.049cm" fo:border="none">
        <style:background-image/>
      </style:table-cell-properties>
    </style:style>
    <style:style style:name="Πίνακας6.b12" style:family="table-cell">
      <style:table-cell-properties fo:background-color="transparent" fo:padding="0.049cm" fo:border="none">
        <style:background-image/>
      </style:table-cell-properties>
    </style:style>
    <style:style style:name="Πίνακας6.c12" style:family="table-cell">
      <style:table-cell-properties fo:background-color="transparent" fo:padding="0.049cm" fo:border="none">
        <style:background-image/>
      </style:table-cell-properties>
    </style:style>
    <style:style style:name="Πίνακας6.d12" style:family="table-cell">
      <style:table-cell-properties fo:background-color="transparent" fo:padding="0.049cm" fo:border="none">
        <style:background-image/>
      </style:table-cell-properties>
    </style:style>
    <style:style style:name="Πίνακας6.e12" style:family="table-cell">
      <style:table-cell-properties fo:background-color="transparent" fo:padding="0.049cm" fo:border="none">
        <style:background-image/>
      </style:table-cell-properties>
    </style:style>
    <style:style style:name="Πίνακας6.f12" style:family="table-cell">
      <style:table-cell-properties fo:background-color="transparent" fo:padding="0.049cm" fo:border="none">
        <style:background-image/>
      </style:table-cell-properties>
    </style:style>
    <style:style style:name="Πίνακας6.C13" style:family="table-cell">
      <style:table-cell-properties fo:background-color="transparent" fo:padding="0.049cm" fo:border="none">
        <style:background-image/>
      </style:table-cell-properties>
    </style:style>
    <style:style style:name="Πίνακας6.D13" style:family="table-cell">
      <style:table-cell-properties fo:background-color="transparent" fo:padding="0.049cm" fo:border="none">
        <style:background-image/>
      </style:table-cell-properties>
    </style:style>
    <style:style style:name="Πίνακας6.E13" style:family="table-cell">
      <style:table-cell-properties fo:background-color="transparent" fo:padding="0.049cm" fo:border="none">
        <style:background-image/>
      </style:table-cell-properties>
    </style:style>
    <style:style style:name="Πίνακας6.F13" style:family="table-cell">
      <style:table-cell-properties fo:background-color="#eeeeee" fo:padding="0.049cm" fo:border="none">
        <style:background-image/>
      </style:table-cell-properties>
    </style:style>
    <style:style style:name="Πίνακας6.G13" style:family="table-cell">
      <style:table-cell-properties fo:background-color="transparent" fo:padding="0.049cm" fo:border="none">
        <style:background-image/>
      </style:table-cell-properties>
    </style:style>
    <style:style style:name="Πίνακας6.H13" style:family="table-cell">
      <style:table-cell-properties fo:background-color="transparent" fo:padding="0.049cm" fo:border="none">
        <style:background-image/>
      </style:table-cell-properties>
    </style:style>
    <style:style style:name="Πίνακας6.I13" style:family="table-cell">
      <style:table-cell-properties fo:background-color="transparent" fo:padding="0.049cm" fo:border="none">
        <style:background-image/>
      </style:table-cell-properties>
    </style:style>
    <style:style style:name="Πίνακας6.J13" style:family="table-cell">
      <style:table-cell-properties fo:background-color="transparent" fo:padding="0.049cm" fo:border="none">
        <style:background-image/>
      </style:table-cell-properties>
    </style:style>
    <style:style style:name="Πίνακας6.K13" style:family="table-cell">
      <style:table-cell-properties fo:background-color="transparent" fo:padding="0.049cm" fo:border="none">
        <style:background-image/>
      </style:table-cell-properties>
    </style:style>
    <style:style style:name="Πίνακας6.L13" style:family="table-cell">
      <style:table-cell-properties fo:background-color="transparent" fo:padding="0.049cm" fo:border="none">
        <style:background-image/>
      </style:table-cell-properties>
    </style:style>
    <style:style style:name="Πίνακας6.M13" style:family="table-cell">
      <style:table-cell-properties fo:background-color="#eeeeee" fo:padding="0.049cm" fo:border="none">
        <style:background-image/>
      </style:table-cell-properties>
    </style:style>
    <style:style style:name="Πίνακας6.N13" style:family="table-cell">
      <style:table-cell-properties fo:background-color="transparent" fo:padding="0.049cm" fo:border="none">
        <style:background-image/>
      </style:table-cell-properties>
    </style:style>
    <style:style style:name="Πίνακας6.Q13" style:family="table-cell">
      <style:table-cell-properties fo:background-color="transparent" fo:padding="0.049cm" fo:border="none">
        <style:background-image/>
      </style:table-cell-properties>
    </style:style>
    <style:style style:name="Πίνακας6.R13" style:family="table-cell">
      <style:table-cell-properties fo:background-color="transparent" fo:padding="0.049cm" fo:border="none">
        <style:background-image/>
      </style:table-cell-properties>
    </style:style>
    <style:style style:name="Πίνακας6.S13" style:family="table-cell">
      <style:table-cell-properties fo:background-color="transparent" fo:padding="0.049cm" fo:border="none">
        <style:background-image/>
      </style:table-cell-properties>
    </style:style>
    <style:style style:name="Πίνακας6.T13" style:family="table-cell">
      <style:table-cell-properties fo:background-color="#eeeeee" fo:padding="0.049cm" fo:border="none">
        <style:background-image/>
      </style:table-cell-properties>
    </style:style>
    <style:style style:name="Πίνακας6.U13" style:family="table-cell">
      <style:table-cell-properties fo:background-color="transparent" fo:padding="0.049cm" fo:border="none">
        <style:background-image/>
      </style:table-cell-properties>
    </style:style>
    <style:style style:name="Πίνακας6.V13" style:family="table-cell">
      <style:table-cell-properties fo:background-color="transparent" fo:padding="0.049cm" fo:border="none">
        <style:background-image/>
      </style:table-cell-properties>
    </style:style>
    <style:style style:name="Πίνακας6.W13" style:family="table-cell">
      <style:table-cell-properties fo:background-color="transparent" fo:padding="0.049cm" fo:border="none">
        <style:background-image/>
      </style:table-cell-properties>
    </style:style>
    <style:style style:name="Πίνακας6.X13" style:family="table-cell">
      <style:table-cell-properties fo:background-color="transparent" fo:padding="0.049cm" fo:border="none">
        <style:background-image/>
      </style:table-cell-properties>
    </style:style>
    <style:style style:name="Πίνακας6.Y13" style:family="table-cell">
      <style:table-cell-properties fo:background-color="transparent" fo:padding="0.049cm" fo:border="none">
        <style:background-image/>
      </style:table-cell-properties>
    </style:style>
    <style:style style:name="Πίνακας6.Z13" style:family="table-cell">
      <style:table-cell-properties fo:background-color="transparent" fo:padding="0.049cm" fo:border="none">
        <style:background-image/>
      </style:table-cell-properties>
    </style:style>
    <style:style style:name="Πίνακας6.a13" style:family="table-cell">
      <style:table-cell-properties fo:background-color="#eeeeee" fo:padding="0.049cm" fo:border="none">
        <style:background-image/>
      </style:table-cell-properties>
    </style:style>
    <style:style style:name="Πίνακας6.b13" style:family="table-cell">
      <style:table-cell-properties fo:background-color="transparent" fo:padding="0.049cm" fo:border="none">
        <style:background-image/>
      </style:table-cell-properties>
    </style:style>
    <style:style style:name="Πίνακας6.c13" style:family="table-cell">
      <style:table-cell-properties fo:background-color="transparent" fo:padding="0.049cm" fo:border="none">
        <style:background-image/>
      </style:table-cell-properties>
    </style:style>
    <style:style style:name="Πίνακας6.d13" style:family="table-cell">
      <style:table-cell-properties fo:background-color="transparent" fo:padding="0.049cm" fo:border="none">
        <style:background-image/>
      </style:table-cell-properties>
    </style:style>
    <style:style style:name="Πίνακας6.e13" style:family="table-cell">
      <style:table-cell-properties fo:background-color="transparent" fo:padding="0.049cm" fo:border="none">
        <style:background-image/>
      </style:table-cell-properties>
    </style:style>
    <style:style style:name="Πίνακας6.f13" style:family="table-cell">
      <style:table-cell-properties fo:background-color="transparent" fo:padding="0.049cm" fo:border="none">
        <style:background-image/>
      </style:table-cell-properties>
    </style:style>
    <style:style style:name="Πίνακας7" style:family="table">
      <style:table-properties style:width="17cm" fo:margin-left="0cm" table:align="left" style:writing-mode="lr-tb"/>
    </style:style>
    <style:style style:name="Πίνακας7.A" style:family="table-column">
      <style:table-column-properties style:column-width="0.404cm"/>
    </style:style>
    <style:style style:name="Πίνακας7.B" style:family="table-column">
      <style:table-column-properties style:column-width="1.108cm"/>
    </style:style>
    <style:style style:name="Πίνακας7.C" style:family="table-column">
      <style:table-column-properties style:column-width="3.33cm"/>
    </style:style>
    <style:style style:name="Πίνακας7.D" style:family="table-column">
      <style:table-column-properties style:column-width="0.136cm"/>
    </style:style>
    <style:style style:name="Πίνακας7.E" style:family="table-column">
      <style:table-column-properties style:column-width="0.529cm"/>
    </style:style>
    <style:style style:name="Πίνακας7.F" style:family="table-column">
      <style:table-column-properties style:column-width="0.469cm"/>
    </style:style>
    <style:style style:name="Πίνακας7.G" style:family="table-column">
      <style:table-column-properties style:column-width="6.186cm"/>
    </style:style>
    <style:style style:name="Πίνακας7.I" style:family="table-column">
      <style:table-column-properties style:column-width="0.617cm"/>
    </style:style>
    <style:style style:name="Πίνακας7.J" style:family="table-column">
      <style:table-column-properties style:column-width="0.614cm"/>
    </style:style>
    <style:style style:name="Πίνακας7.K" style:family="table-column">
      <style:table-column-properties style:column-width="3.471cm"/>
    </style:style>
    <style:style style:name="Πίνακας7.1" style:family="table-row">
      <style:table-row-properties fo:keep-together="always"/>
    </style:style>
    <style:style style:name="Πίνακας7.A1" style:family="table-cell">
      <style:table-cell-properties style:vertical-align="middle" fo:padding-left="0.03cm" fo:padding-right="0.03cm" fo:padding-top="0.049cm" fo:padding-bottom="0.049cm" fo:border="none"/>
    </style:style>
    <style:style style:name="Πίνακας7.D1" style:family="table-cell">
      <style:table-cell-properties style:vertical-align="middle" fo:background-color="#eeeeee" fo:padding-left="0.03cm" fo:padding-right="0.03cm" fo:padding-top="0.049cm" fo:padding-bottom="0.049cm" fo:border="none">
        <style:background-image/>
      </style:table-cell-properties>
    </style:style>
    <style:style style:name="Πίνακας7.A3" style:family="table-cell">
      <style:table-cell-properties style:vertical-align="middle" fo:background-color="transparent" fo:padding-left="0.03cm" fo:padding-right="0.03cm" fo:padding-top="0.049cm" fo:padding-bottom="0.049cm" fo:border="none">
        <style:background-image/>
      </style:table-cell-properties>
    </style:style>
    <style:style style:name="Πίνακας5" style:family="table">
      <style:table-properties style:width="14.402cm" table:align="center" style:writing-mode="lr-tb"/>
    </style:style>
    <style:style style:name="Πίνακας5.A" style:family="table-column">
      <style:table-column-properties style:column-width="1.307cm"/>
    </style:style>
    <style:style style:name="Πίνακας5.B" style:family="table-column">
      <style:table-column-properties style:column-width="0.392cm"/>
    </style:style>
    <style:style style:name="Πίνακας5.C" style:family="table-column">
      <style:table-column-properties style:column-width="1.191cm"/>
    </style:style>
    <style:style style:name="Πίνακας5.D" style:family="table-column">
      <style:table-column-properties style:column-width="1.475cm"/>
    </style:style>
    <style:style style:name="Πίνακας5.E" style:family="table-column">
      <style:table-column-properties style:column-width="1.461cm"/>
    </style:style>
    <style:style style:name="Πίνακας5.F" style:family="table-column">
      <style:table-column-properties style:column-width="1.24cm"/>
    </style:style>
    <style:style style:name="Πίνακας5.G" style:family="table-column">
      <style:table-column-properties style:column-width="1.323cm"/>
    </style:style>
    <style:style style:name="Πίνακας5.H" style:family="table-column">
      <style:table-column-properties style:column-width="1.201cm"/>
    </style:style>
    <style:style style:name="Πίνακας5.I" style:family="table-column">
      <style:table-column-properties style:column-width="1.304cm"/>
    </style:style>
    <style:style style:name="Πίνακας5.J" style:family="table-column">
      <style:table-column-properties style:column-width="1.45cm"/>
    </style:style>
    <style:style style:name="Πίνακας5.K" style:family="table-column">
      <style:table-column-properties style:column-width="1cm"/>
    </style:style>
    <style:style style:name="Πίνακας5.L" style:family="table-column">
      <style:table-column-properties style:column-width="1.06cm"/>
    </style:style>
    <style:style style:name="Πίνακας5.A1" style:family="table-cell">
      <style:table-cell-properties style:vertical-align="middle" fo:padding-left="0.191cm" fo:padding-right="0.191cm" fo:padding-top="0cm" fo:padding-bottom="0cm" fo:border="none"/>
    </style:style>
    <style:style style:name="Πίνακας10" style:family="table">
      <style:table-properties style:width="16.896cm" fo:margin-top="0.049cm" fo:margin-bottom="0.049cm" table:align="center" style:writing-mode="lr-tb"/>
    </style:style>
    <style:style style:name="Πίνακας10.A" style:family="table-column">
      <style:table-column-properties style:column-width="0.411cm"/>
    </style:style>
    <style:style style:name="Πίνακας10.B" style:family="table-column">
      <style:table-column-properties style:column-width="0.462cm"/>
    </style:style>
    <style:style style:name="Πίνακας10.C" style:family="table-column">
      <style:table-column-properties style:column-width="0.522cm"/>
    </style:style>
    <style:style style:name="Πίνακας10.D" style:family="table-column">
      <style:table-column-properties style:column-width="0.402cm"/>
    </style:style>
    <style:style style:name="Πίνακας10.E" style:family="table-column">
      <style:table-column-properties style:column-width="0.557cm"/>
    </style:style>
    <style:style style:name="Πίνακας10.G" style:family="table-column">
      <style:table-column-properties style:column-width="0.512cm"/>
    </style:style>
    <style:style style:name="Πίνακας10.H" style:family="table-column">
      <style:table-column-properties style:column-width="0.547cm"/>
    </style:style>
    <style:style style:name="Πίνακας10.I" style:family="table-column">
      <style:table-column-properties style:column-width="0.404cm"/>
    </style:style>
    <style:style style:name="Πίνακας10.J" style:family="table-column">
      <style:table-column-properties style:column-width="0.579cm"/>
    </style:style>
    <style:style style:name="Πίνακας10.K" style:family="table-column">
      <style:table-column-properties style:column-width="0.418cm"/>
    </style:style>
    <style:style style:name="Πίνακας10.M" style:family="table-column">
      <style:table-column-properties style:column-width="0.436cm"/>
    </style:style>
    <style:style style:name="Πίνακας10.N" style:family="table-column">
      <style:table-column-properties style:column-width="0.42cm"/>
    </style:style>
    <style:style style:name="Πίνακας10.P" style:family="table-column">
      <style:table-column-properties style:column-width="0.432cm"/>
    </style:style>
    <style:style style:name="Πίνακας10.Q" style:family="table-column">
      <style:table-column-properties style:column-width="0.422cm"/>
    </style:style>
    <style:style style:name="Πίνακας10.V" style:family="table-column">
      <style:table-column-properties style:column-width="0.406cm"/>
    </style:style>
    <style:style style:name="Πίνακας10.W" style:family="table-column">
      <style:table-column-properties style:column-width="0.45cm"/>
    </style:style>
    <style:style style:name="Πίνακας10.Y" style:family="table-column">
      <style:table-column-properties style:column-width="0.471cm"/>
    </style:style>
    <style:style style:name="Πίνακας10.a" style:family="table-column">
      <style:table-column-properties style:column-width="0.445cm"/>
    </style:style>
    <style:style style:name="Πίνακας10.e" style:family="table-column">
      <style:table-column-properties style:column-width="0.388cm"/>
    </style:style>
    <style:style style:name="Πίνακας10.f" style:family="table-column">
      <style:table-column-properties style:column-width="0.377cm"/>
    </style:style>
    <style:style style:name="Πίνακας10.g" style:family="table-column">
      <style:table-column-properties style:column-width="0.49cm"/>
    </style:style>
    <style:style style:name="Πίνακας10.h" style:family="table-column">
      <style:table-column-properties style:column-width="0.494cm"/>
    </style:style>
    <style:style style:name="Πίνακας10.i" style:family="table-column">
      <style:table-column-properties style:column-width="0.386cm"/>
    </style:style>
    <style:style style:name="Πίνακας10.j" style:family="table-column">
      <style:table-column-properties style:column-width="0.395cm"/>
    </style:style>
    <style:style style:name="Πίνακας10.k" style:family="table-column">
      <style:table-column-properties style:column-width="0.409cm"/>
    </style:style>
    <style:style style:name="Πίνακας10.m" style:family="table-column">
      <style:table-column-properties style:column-width="0.379cm"/>
    </style:style>
    <style:style style:name="Πίνακας10.1" style:family="table-row">
      <style:table-row-properties fo:keep-together="always"/>
    </style:style>
    <style:style style:name="Πίνακας10.A1" style:family="table-cell">
      <style:table-cell-properties style:vertical-align="middle" fo:padding-left="0cm" fo:padding-right="0cm" fo:padding-top="0.049cm" fo:padding-bottom="0.049cm" fo:border="none"/>
    </style:style>
    <style:style style:name="Πίνακας10.T1" style:family="table-cell">
      <style:table-cell-properties style:vertical-align="middle" fo:background-color="transparent" fo:padding-left="0cm" fo:padding-right="0cm" fo:padding-top="0.049cm" fo:padding-bottom="0.049cm" fo:border="none">
        <style:background-image/>
      </style:table-cell-properties>
    </style:style>
    <style:style style:name="Πίνακας10.3" style:family="table-row">
      <style:table-row-properties style:min-row-height="0.011cm" fo:keep-together="always"/>
    </style:style>
    <style:style style:name="Πίνακας10.C3" style:family="table-cell">
      <style:table-cell-properties style:vertical-align="middle" fo:padding-left="0cm" fo:padding-right="0cm" fo:padding-top="0.049cm" fo:padding-bottom="0.049cm" fo:border-left="0.05pt solid #000000" fo:border-right="none" fo:border-top="0.05pt solid #000000" fo:border-bottom="none"/>
    </style:style>
    <style:style style:name="Πίνακας10.D3" style:family="table-cell">
      <style:table-cell-properties style:vertical-align="middle" fo:padding-left="0cm" fo:padding-right="0cm" fo:padding-top="0.049cm" fo:padding-bottom="0.049cm" fo:border-left="none" fo:border-right="none" fo:border-top="0.05pt solid #000000" fo:border-bottom="none"/>
    </style:style>
    <style:style style:name="Πίνακας10.E3" style:family="table-cell">
      <style:table-cell-properties style:vertical-align="middle" fo:padding-left="0cm" fo:padding-right="0cm" fo:padding-top="0.049cm" fo:padding-bottom="0.049cm" fo:border-left="0.05pt solid #000000" fo:border-right="none" fo:border-top="0.05pt solid #000000" fo:border-bottom="none"/>
    </style:style>
    <style:style style:name="Πίνακας10.F3" style:family="table-cell">
      <style:table-cell-properties style:vertical-align="middle" fo:padding-left="0cm" fo:padding-right="0cm" fo:padding-top="0.049cm" fo:padding-bottom="0.049cm" fo:border-left="none" fo:border-right="0.05pt solid #000000" fo:border-top="0.05pt solid #000000" fo:border-bottom="none"/>
    </style:style>
    <style:style style:name="Πίνακας10.G3" style:family="table-cell">
      <style:table-cell-properties style:vertical-align="middle" fo:padding-left="0cm" fo:padding-right="0cm" fo:padding-top="0.049cm" fo:padding-bottom="0.049cm" fo:border-left="none" fo:border-right="none" fo:border-top="0.05pt solid #000000" fo:border-bottom="none"/>
    </style:style>
    <style:style style:name="Πίνακας10.H3" style:family="table-cell">
      <style:table-cell-properties style:vertical-align="middle" fo:padding-left="0cm" fo:padding-right="0cm" fo:padding-top="0.049cm" fo:padding-bottom="0.049cm" fo:border-left="none" fo:border-right="none" fo:border-top="0.05pt solid #000000" fo:border-bottom="none"/>
    </style:style>
    <style:style style:name="Πίνακας10.I3" style:family="table-cell">
      <style:table-cell-properties style:vertical-align="middle" fo:padding-left="0cm" fo:padding-right="0cm" fo:padding-top="0.049cm" fo:padding-bottom="0.049cm" fo:border-left="none" fo:border-right="none" fo:border-top="0.05pt solid #000000" fo:border-bottom="none"/>
    </style:style>
    <style:style style:name="Πίνακας10.J3" style:family="table-cell">
      <style:table-cell-properties style:vertical-align="middle" fo:padding-left="0cm" fo:padding-right="0cm" fo:padding-top="0.049cm" fo:padding-bottom="0.049cm" fo:border-left="0.05pt solid #000000" fo:border-right="none" fo:border-top="0.05pt solid #000000" fo:border-bottom="none"/>
    </style:style>
    <style:style style:name="Πίνακας10.K3" style:family="table-cell">
      <style:table-cell-properties style:vertical-align="middle" fo:padding-left="0cm" fo:padding-right="0cm" fo:padding-top="0.049cm" fo:padding-bottom="0.049cm" fo:border-left="none" fo:border-right="none" fo:border-top="0.05pt solid #000000" fo:border-bottom="none"/>
    </style:style>
    <style:style style:name="Πίνακας10.L3" style:family="table-cell">
      <style:table-cell-properties style:vertical-align="middle" fo:padding-left="0cm" fo:padding-right="0cm" fo:padding-top="0.049cm" fo:padding-bottom="0.049cm" fo:border-left="none" fo:border-right="0.05pt solid #000000" fo:border-top="0.05pt solid #000000" fo:border-bottom="none"/>
    </style:style>
    <style:style style:name="Πίνακας10.M3" style:family="table-cell">
      <style:table-cell-properties style:vertical-align="middle" fo:padding-left="0cm" fo:padding-right="0cm" fo:padding-top="0.049cm" fo:padding-bottom="0.049cm" fo:border-left="none" fo:border-right="none" fo:border-top="0.05pt solid #000000" fo:border-bottom="none"/>
    </style:style>
    <style:style style:name="Πίνακας10.N3" style:family="table-cell">
      <style:table-cell-properties style:vertical-align="middle" fo:padding-left="0cm" fo:padding-right="0cm" fo:padding-top="0.049cm" fo:padding-bottom="0.049cm" fo:border-left="none" fo:border-right="none" fo:border-top="0.05pt solid #000000" fo:border-bottom="none"/>
    </style:style>
    <style:style style:name="Πίνακας10.O3" style:family="table-cell">
      <style:table-cell-properties style:vertical-align="middle" fo:padding-left="0cm" fo:padding-right="0cm" fo:padding-top="0.049cm" fo:padding-bottom="0.049cm" fo:border-left="none" fo:border-right="none" fo:border-top="0.05pt solid #000000" fo:border-bottom="none"/>
    </style:style>
    <style:style style:name="Πίνακας10.P3" style:family="table-cell">
      <style:table-cell-properties style:vertical-align="middle" fo:padding-left="0cm" fo:padding-right="0cm" fo:padding-top="0.049cm" fo:padding-bottom="0.049cm" fo:border-left="0.05pt solid #000000" fo:border-right="none" fo:border-top="0.05pt solid #000000" fo:border-bottom="none"/>
    </style:style>
    <style:style style:name="Πίνακας10.Q3" style:family="table-cell">
      <style:table-cell-properties style:vertical-align="middle" fo:padding-left="0cm" fo:padding-right="0cm" fo:padding-top="0.049cm" fo:padding-bottom="0.049cm" fo:border-left="none" fo:border-right="none" fo:border-top="0.05pt solid #000000" fo:border-bottom="none"/>
    </style:style>
    <style:style style:name="Πίνακας10.R3" style:family="table-cell">
      <style:table-cell-properties style:vertical-align="middle" fo:padding-left="0cm" fo:padding-right="0cm" fo:padding-top="0.049cm" fo:padding-bottom="0.049cm" fo:border-left="none" fo:border-right="none" fo:border-top="0.05pt solid #000000" fo:border-bottom="none"/>
    </style:style>
    <style:style style:name="Πίνακας10.S3" style:family="table-cell">
      <style:table-cell-properties style:vertical-align="middle" fo:padding-left="0cm" fo:padding-right="0cm" fo:padding-top="0.049cm" fo:padding-bottom="0.049cm" fo:border-left="none" fo:border-right="0.05pt solid #000000" fo:border-top="0.05pt solid #000000" fo:border-bottom="none"/>
    </style:style>
    <style:style style:name="Πίνακας10.V3" style:family="table-cell">
      <style:table-cell-properties style:vertical-align="middle" fo:padding-left="0cm" fo:padding-right="0cm" fo:padding-top="0.049cm" fo:padding-bottom="0.049cm" fo:border-left="none" fo:border-right="0.05pt solid #000000" fo:border-top="none" fo:border-bottom="none"/>
    </style:style>
    <style:style style:name="Πίνακας10.W3" style:family="table-cell">
      <style:table-cell-properties style:vertical-align="middle" fo:padding-left="0cm" fo:padding-right="0cm" fo:padding-top="0.049cm" fo:padding-bottom="0.049cm" fo:border-left="none" fo:border-right="none" fo:border-top="0.05pt solid #000000" fo:border-bottom="none"/>
    </style:style>
    <style:style style:name="Πίνακας10.X3" style:family="table-cell">
      <style:table-cell-properties style:vertical-align="middle" fo:padding-left="0cm" fo:padding-right="0cm" fo:padding-top="0.049cm" fo:padding-bottom="0.049cm" fo:border-left="none" fo:border-right="none" fo:border-top="0.05pt solid #000000" fo:border-bottom="none"/>
    </style:style>
    <style:style style:name="Πίνακας10.Y3" style:family="table-cell">
      <style:table-cell-properties style:vertical-align="middle" fo:padding-left="0cm" fo:padding-right="0cm" fo:padding-top="0.049cm" fo:padding-bottom="0.049cm" fo:border-left="0.05pt solid #000000" fo:border-right="none" fo:border-top="0.05pt solid #000000" fo:border-bottom="none"/>
    </style:style>
    <style:style style:name="Πίνακας10.Z3" style:family="table-cell">
      <style:table-cell-properties style:vertical-align="middle" fo:padding-left="0cm" fo:padding-right="0cm" fo:padding-top="0.049cm" fo:padding-bottom="0.049cm" fo:border-left="none" fo:border-right="0.05pt solid #000000" fo:border-top="0.05pt solid #000000" fo:border-bottom="none"/>
    </style:style>
    <style:style style:name="Πίνακας10.a3" style:family="table-cell">
      <style:table-cell-properties style:vertical-align="middle" fo:padding-left="0cm" fo:padding-right="0cm" fo:padding-top="0.049cm" fo:padding-bottom="0.049cm" fo:border-left="none" fo:border-right="none" fo:border-top="0.05pt solid #000000" fo:border-bottom="none"/>
    </style:style>
    <style:style style:name="Πίνακας10.b3" style:family="table-cell">
      <style:table-cell-properties style:vertical-align="middle" fo:padding-left="0cm" fo:padding-right="0cm" fo:padding-top="0.049cm" fo:padding-bottom="0.049cm" fo:border-left="none" fo:border-right="none" fo:border-top="0.05pt solid #000000" fo:border-bottom="none"/>
    </style:style>
    <style:style style:name="Πίνακας10.c3" style:family="table-cell">
      <style:table-cell-properties style:vertical-align="middle" fo:padding-left="0cm" fo:padding-right="0cm" fo:padding-top="0.049cm" fo:padding-bottom="0.049cm" fo:border-left="none" fo:border-right="none" fo:border-top="0.05pt solid #000000" fo:border-bottom="none"/>
    </style:style>
    <style:style style:name="Πίνακας10.d3" style:family="table-cell">
      <style:table-cell-properties style:vertical-align="middle" fo:padding-left="0cm" fo:padding-right="0cm" fo:padding-top="0.049cm" fo:padding-bottom="0.049cm" fo:border-left="0.05pt solid #000000" fo:border-right="none" fo:border-top="0.05pt solid #000000" fo:border-bottom="none"/>
    </style:style>
    <style:style style:name="Πίνακας10.e3" style:family="table-cell">
      <style:table-cell-properties style:vertical-align="middle" fo:padding-left="0cm" fo:padding-right="0cm" fo:padding-top="0.049cm" fo:padding-bottom="0.049cm" fo:border-left="none" fo:border-right="none" fo:border-top="0.05pt solid #000000" fo:border-bottom="none"/>
    </style:style>
    <style:style style:name="Πίνακας10.f3" style:family="table-cell">
      <style:table-cell-properties style:vertical-align="middle" fo:padding-left="0cm" fo:padding-right="0cm" fo:padding-top="0.049cm" fo:padding-bottom="0.049cm" fo:border-left="none" fo:border-right="0.05pt solid #000000" fo:border-top="0.05pt solid #000000" fo:border-bottom="none"/>
    </style:style>
    <style:style style:name="Πίνακας10.g3" style:family="table-cell">
      <style:table-cell-properties style:vertical-align="middle" fo:padding-left="0cm" fo:padding-right="0cm" fo:padding-top="0.049cm" fo:padding-bottom="0.049cm" fo:border-left="none" fo:border-right="none" fo:border-top="0.05pt solid #000000" fo:border-bottom="none"/>
    </style:style>
    <style:style style:name="Πίνακας10.h3" style:family="table-cell">
      <style:table-cell-properties style:vertical-align="middle" fo:padding-left="0cm" fo:padding-right="0cm" fo:padding-top="0.049cm" fo:padding-bottom="0.049cm" fo:border-left="none" fo:border-right="none" fo:border-top="0.05pt solid #000000" fo:border-bottom="none"/>
    </style:style>
    <style:style style:name="Πίνακας10.i3" style:family="table-cell">
      <style:table-cell-properties style:vertical-align="middle" fo:padding-left="0cm" fo:padding-right="0cm" fo:padding-top="0.049cm" fo:padding-bottom="0.049cm" fo:border-left="none" fo:border-right="none" fo:border-top="0.05pt solid #000000" fo:border-bottom="none"/>
    </style:style>
    <style:style style:name="Πίνακας10.j3" style:family="table-cell">
      <style:table-cell-properties style:vertical-align="middle" fo:padding-left="0cm" fo:padding-right="0cm" fo:padding-top="0.049cm" fo:padding-bottom="0.049cm" fo:border-left="0.05pt solid #000000" fo:border-right="none" fo:border-top="0.05pt solid #000000" fo:border-bottom="none"/>
    </style:style>
    <style:style style:name="Πίνακας10.k3" style:family="table-cell">
      <style:table-cell-properties style:vertical-align="middle" fo:padding-left="0cm" fo:padding-right="0cm" fo:padding-top="0.049cm" fo:padding-bottom="0.049cm" fo:border-left="none" fo:border-right="none" fo:border-top="0.05pt solid #000000" fo:border-bottom="none"/>
    </style:style>
    <style:style style:name="Πίνακας10.l3" style:family="table-cell">
      <style:table-cell-properties style:vertical-align="middle" fo:padding-left="0cm" fo:padding-right="0cm" fo:padding-top="0.049cm" fo:padding-bottom="0.049cm" fo:border-left="none" fo:border-right="none" fo:border-top="0.05pt solid #000000" fo:border-bottom="none"/>
    </style:style>
    <style:style style:name="Πίνακας10.m3" style:family="table-cell">
      <style:table-cell-properties style:vertical-align="middle" fo:padding-left="0cm" fo:padding-right="0cm" fo:padding-top="0.049cm" fo:padding-bottom="0.049cm" fo:border-left="none" fo:border-right="0.05pt solid #000000" fo:border-top="0.05pt solid #000000" fo:border-bottom="none"/>
    </style:style>
    <style:style style:name="Πίνακας10.C4" style:family="table-cell">
      <style:table-cell-properties style:vertical-align="middle" fo:padding-left="0cm" fo:padding-right="0cm" fo:padding-top="0.049cm" fo:padding-bottom="0.049cm" fo:border-left="0.05pt solid #000000" fo:border-right="none" fo:border-top="none" fo:border-bottom="none"/>
    </style:style>
    <style:style style:name="Πίνακας10.E4"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4"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4" style:family="table-cell">
      <style:table-cell-properties style:vertical-align="middle" fo:padding-left="0cm" fo:padding-right="0cm" fo:padding-top="0.049cm" fo:padding-bottom="0.049cm" fo:border-left="0.05pt solid #000000" fo:border-right="none" fo:border-top="none" fo:border-bottom="none"/>
    </style:style>
    <style:style style:name="Πίνακας10.L4" style:family="table-cell">
      <style:table-cell-properties style:vertical-align="middle" fo:padding-left="0cm" fo:padding-right="0cm" fo:padding-top="0.049cm" fo:padding-bottom="0.049cm" fo:border-left="none" fo:border-right="0.05pt solid #000000" fo:border-top="none" fo:border-bottom="none"/>
    </style:style>
    <style:style style:name="Πίνακας10.P4" style:family="table-cell">
      <style:table-cell-properties style:vertical-align="middle" fo:padding-left="0cm" fo:padding-right="0cm" fo:padding-top="0.049cm" fo:padding-bottom="0.049cm" fo:border-left="0.05pt solid #000000" fo:border-right="none" fo:border-top="none" fo:border-bottom="none"/>
    </style:style>
    <style:style style:name="Πίνακας10.S4" style:family="table-cell">
      <style:table-cell-properties style:vertical-align="middle" fo:padding-left="0cm" fo:padding-right="0cm" fo:padding-top="0.049cm" fo:padding-bottom="0.049cm" fo:border-left="none" fo:border-right="0.05pt solid #000000" fo:border-top="none" fo:border-bottom="none"/>
    </style:style>
    <style:style style:name="Πίνακας10.V4" style:family="table-cell">
      <style:table-cell-properties style:vertical-align="middle" fo:padding-left="0cm" fo:padding-right="0cm" fo:padding-top="0.049cm" fo:padding-bottom="0.049cm" fo:border-left="none" fo:border-right="0.05pt solid #000000" fo:border-top="none" fo:border-bottom="none"/>
    </style:style>
    <style:style style:name="Πίνακας10.Y4" style:family="table-cell">
      <style:table-cell-properties style:vertical-align="middle" fo:padding-left="0cm" fo:padding-right="0cm" fo:padding-top="0.049cm" fo:padding-bottom="0.049cm" fo:border-left="0.05pt solid #000000" fo:border-right="none" fo:border-top="none" fo:border-bottom="none"/>
    </style:style>
    <style:style style:name="Πίνακας10.Z4" style:family="table-cell">
      <style:table-cell-properties style:vertical-align="middle" fo:padding-left="0cm" fo:padding-right="0cm" fo:padding-top="0.049cm" fo:padding-bottom="0.049cm" fo:border-left="none" fo:border-right="0.05pt solid #000000" fo:border-top="none" fo:border-bottom="none"/>
    </style:style>
    <style:style style:name="Πίνακας10.d4"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4"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4" style:family="table-cell">
      <style:table-cell-properties style:vertical-align="middle" fo:padding-left="0cm" fo:padding-right="0cm" fo:padding-top="0.049cm" fo:padding-bottom="0.049cm" fo:border-left="0.05pt solid #000000" fo:border-right="none" fo:border-top="none" fo:border-bottom="none"/>
    </style:style>
    <style:style style:name="Πίνακας10.m4" style:family="table-cell">
      <style:table-cell-properties style:vertical-align="middle" fo:padding-left="0cm" fo:padding-right="0cm" fo:padding-top="0.049cm" fo:padding-bottom="0.049cm" fo:border-left="none" fo:border-right="0.05pt solid #000000" fo:border-top="none" fo:border-bottom="none"/>
    </style:style>
    <style:style style:name="Πίνακας10.C5" style:family="table-cell">
      <style:table-cell-properties style:vertical-align="middle" fo:padding-left="0cm" fo:padding-right="0cm" fo:padding-top="0.049cm" fo:padding-bottom="0.049cm" fo:border-left="0.05pt solid #000000" fo:border-right="none" fo:border-top="none" fo:border-bottom="none"/>
    </style:style>
    <style:style style:name="Πίνακας10.E5"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5"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5" style:family="table-cell">
      <style:table-cell-properties style:vertical-align="middle" fo:padding-left="0cm" fo:padding-right="0cm" fo:padding-top="0.049cm" fo:padding-bottom="0.049cm" fo:border-left="0.05pt solid #000000" fo:border-right="none" fo:border-top="none" fo:border-bottom="none"/>
    </style:style>
    <style:style style:name="Πίνακας10.L5" style:family="table-cell">
      <style:table-cell-properties style:vertical-align="middle" fo:padding-left="0cm" fo:padding-right="0cm" fo:padding-top="0.049cm" fo:padding-bottom="0.049cm" fo:border-left="none" fo:border-right="0.05pt solid #000000" fo:border-top="none" fo:border-bottom="none"/>
    </style:style>
    <style:style style:name="Πίνακας10.P5" style:family="table-cell">
      <style:table-cell-properties style:vertical-align="middle" fo:padding-left="0cm" fo:padding-right="0cm" fo:padding-top="0.049cm" fo:padding-bottom="0.049cm" fo:border-left="0.05pt solid #000000" fo:border-right="none" fo:border-top="none" fo:border-bottom="none"/>
    </style:style>
    <style:style style:name="Πίνακας10.S5" style:family="table-cell">
      <style:table-cell-properties style:vertical-align="middle" fo:padding-left="0cm" fo:padding-right="0cm" fo:padding-top="0.049cm" fo:padding-bottom="0.049cm" fo:border-left="none" fo:border-right="0.05pt solid #000000" fo:border-top="none" fo:border-bottom="none"/>
    </style:style>
    <style:style style:name="Πίνακας10.V5" style:family="table-cell">
      <style:table-cell-properties style:vertical-align="middle" fo:padding-left="0cm" fo:padding-right="0cm" fo:padding-top="0.049cm" fo:padding-bottom="0.049cm" fo:border-left="none" fo:border-right="0.05pt solid #000000" fo:border-top="none" fo:border-bottom="none"/>
    </style:style>
    <style:style style:name="Πίνακας10.Y5" style:family="table-cell">
      <style:table-cell-properties style:vertical-align="middle" fo:padding-left="0cm" fo:padding-right="0cm" fo:padding-top="0.049cm" fo:padding-bottom="0.049cm" fo:border-left="0.05pt solid #000000" fo:border-right="none" fo:border-top="none" fo:border-bottom="none"/>
    </style:style>
    <style:style style:name="Πίνακας10.Z5" style:family="table-cell">
      <style:table-cell-properties style:vertical-align="middle" fo:padding-left="0cm" fo:padding-right="0cm" fo:padding-top="0.049cm" fo:padding-bottom="0.049cm" fo:border-left="none" fo:border-right="0.05pt solid #000000" fo:border-top="none" fo:border-bottom="none"/>
    </style:style>
    <style:style style:name="Πίνακας10.d5"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5"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5" style:family="table-cell">
      <style:table-cell-properties style:vertical-align="middle" fo:padding-left="0cm" fo:padding-right="0cm" fo:padding-top="0.049cm" fo:padding-bottom="0.049cm" fo:border-left="0.05pt solid #000000" fo:border-right="none" fo:border-top="none" fo:border-bottom="none"/>
    </style:style>
    <style:style style:name="Πίνακας10.m5" style:family="table-cell">
      <style:table-cell-properties style:vertical-align="middle" fo:padding-left="0cm" fo:padding-right="0cm" fo:padding-top="0.049cm" fo:padding-bottom="0.049cm" fo:border-left="none" fo:border-right="0.05pt solid #000000" fo:border-top="none" fo:border-bottom="none"/>
    </style:style>
    <style:style style:name="Πίνακας10.C6" style:family="table-cell">
      <style:table-cell-properties style:vertical-align="middle" fo:padding-left="0cm" fo:padding-right="0cm" fo:padding-top="0.049cm" fo:padding-bottom="0.049cm" fo:border-left="0.05pt solid #000000" fo:border-right="none" fo:border-top="none" fo:border-bottom="none"/>
    </style:style>
    <style:style style:name="Πίνακας10.E6"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6"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6" style:family="table-cell">
      <style:table-cell-properties style:vertical-align="middle" fo:padding-left="0cm" fo:padding-right="0cm" fo:padding-top="0.049cm" fo:padding-bottom="0.049cm" fo:border-left="0.05pt solid #000000" fo:border-right="none" fo:border-top="none" fo:border-bottom="none"/>
    </style:style>
    <style:style style:name="Πίνακας10.L6" style:family="table-cell">
      <style:table-cell-properties style:vertical-align="middle" fo:padding-left="0cm" fo:padding-right="0cm" fo:padding-top="0.049cm" fo:padding-bottom="0.049cm" fo:border-left="none" fo:border-right="0.05pt solid #000000" fo:border-top="none" fo:border-bottom="none"/>
    </style:style>
    <style:style style:name="Πίνακας10.P6" style:family="table-cell">
      <style:table-cell-properties style:vertical-align="middle" fo:padding-left="0cm" fo:padding-right="0cm" fo:padding-top="0.049cm" fo:padding-bottom="0.049cm" fo:border-left="0.05pt solid #000000" fo:border-right="none" fo:border-top="none" fo:border-bottom="none"/>
    </style:style>
    <style:style style:name="Πίνακας10.S6" style:family="table-cell">
      <style:table-cell-properties style:vertical-align="middle" fo:padding-left="0cm" fo:padding-right="0cm" fo:padding-top="0.049cm" fo:padding-bottom="0.049cm" fo:border-left="none" fo:border-right="0.05pt solid #000000" fo:border-top="none" fo:border-bottom="none"/>
    </style:style>
    <style:style style:name="Πίνακας10.V6" style:family="table-cell">
      <style:table-cell-properties style:vertical-align="middle" fo:padding-left="0cm" fo:padding-right="0cm" fo:padding-top="0.049cm" fo:padding-bottom="0.049cm" fo:border-left="none" fo:border-right="0.05pt solid #000000" fo:border-top="none" fo:border-bottom="none"/>
    </style:style>
    <style:style style:name="Πίνακας10.Y6" style:family="table-cell">
      <style:table-cell-properties style:vertical-align="middle" fo:padding-left="0cm" fo:padding-right="0cm" fo:padding-top="0.049cm" fo:padding-bottom="0.049cm" fo:border-left="0.05pt solid #000000" fo:border-right="none" fo:border-top="none" fo:border-bottom="none"/>
    </style:style>
    <style:style style:name="Πίνακας10.Z6" style:family="table-cell">
      <style:table-cell-properties style:vertical-align="middle" fo:padding-left="0cm" fo:padding-right="0cm" fo:padding-top="0.049cm" fo:padding-bottom="0.049cm" fo:border-left="none" fo:border-right="0.05pt solid #000000" fo:border-top="none" fo:border-bottom="none"/>
    </style:style>
    <style:style style:name="Πίνακας10.d6"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6"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6" style:family="table-cell">
      <style:table-cell-properties style:vertical-align="middle" fo:padding-left="0cm" fo:padding-right="0cm" fo:padding-top="0.049cm" fo:padding-bottom="0.049cm" fo:border-left="0.05pt solid #000000" fo:border-right="none" fo:border-top="none" fo:border-bottom="none"/>
    </style:style>
    <style:style style:name="Πίνακας10.m6" style:family="table-cell">
      <style:table-cell-properties style:vertical-align="middle" fo:padding-left="0cm" fo:padding-right="0cm" fo:padding-top="0.049cm" fo:padding-bottom="0.049cm" fo:border-left="none" fo:border-right="0.05pt solid #000000" fo:border-top="none" fo:border-bottom="none"/>
    </style:style>
    <style:style style:name="Πίνακας10.C7" style:family="table-cell">
      <style:table-cell-properties style:vertical-align="middle" fo:padding-left="0cm" fo:padding-right="0cm" fo:padding-top="0.049cm" fo:padding-bottom="0.049cm" fo:border-left="0.05pt solid #000000" fo:border-right="none" fo:border-top="none" fo:border-bottom="none"/>
    </style:style>
    <style:style style:name="Πίνακας10.E7"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7"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7" style:family="table-cell">
      <style:table-cell-properties style:vertical-align="middle" fo:padding-left="0cm" fo:padding-right="0cm" fo:padding-top="0.049cm" fo:padding-bottom="0.049cm" fo:border-left="0.05pt solid #000000" fo:border-right="none" fo:border-top="none" fo:border-bottom="none"/>
    </style:style>
    <style:style style:name="Πίνακας10.L7" style:family="table-cell">
      <style:table-cell-properties style:vertical-align="middle" fo:padding-left="0cm" fo:padding-right="0cm" fo:padding-top="0.049cm" fo:padding-bottom="0.049cm" fo:border-left="none" fo:border-right="0.05pt solid #000000" fo:border-top="none" fo:border-bottom="none"/>
    </style:style>
    <style:style style:name="Πίνακας10.P7" style:family="table-cell">
      <style:table-cell-properties style:vertical-align="middle" fo:padding-left="0cm" fo:padding-right="0cm" fo:padding-top="0.049cm" fo:padding-bottom="0.049cm" fo:border-left="0.05pt solid #000000" fo:border-right="none" fo:border-top="none" fo:border-bottom="none"/>
    </style:style>
    <style:style style:name="Πίνακας10.S7" style:family="table-cell">
      <style:table-cell-properties style:vertical-align="middle" fo:padding-left="0cm" fo:padding-right="0cm" fo:padding-top="0.049cm" fo:padding-bottom="0.049cm" fo:border-left="none" fo:border-right="0.05pt solid #000000" fo:border-top="none" fo:border-bottom="none"/>
    </style:style>
    <style:style style:name="Πίνακας10.V7" style:family="table-cell">
      <style:table-cell-properties style:vertical-align="middle" fo:padding-left="0cm" fo:padding-right="0cm" fo:padding-top="0.049cm" fo:padding-bottom="0.049cm" fo:border-left="none" fo:border-right="0.05pt solid #000000" fo:border-top="none" fo:border-bottom="none"/>
    </style:style>
    <style:style style:name="Πίνακας10.Y7" style:family="table-cell">
      <style:table-cell-properties style:vertical-align="middle" fo:padding-left="0cm" fo:padding-right="0cm" fo:padding-top="0.049cm" fo:padding-bottom="0.049cm" fo:border-left="0.05pt solid #000000" fo:border-right="none" fo:border-top="none" fo:border-bottom="none"/>
    </style:style>
    <style:style style:name="Πίνακας10.Z7" style:family="table-cell">
      <style:table-cell-properties style:vertical-align="middle" fo:padding-left="0cm" fo:padding-right="0cm" fo:padding-top="0.049cm" fo:padding-bottom="0.049cm" fo:border-left="none" fo:border-right="0.05pt solid #000000" fo:border-top="none" fo:border-bottom="none"/>
    </style:style>
    <style:style style:name="Πίνακας10.d7"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7"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7" style:family="table-cell">
      <style:table-cell-properties style:vertical-align="middle" fo:padding-left="0cm" fo:padding-right="0cm" fo:padding-top="0.049cm" fo:padding-bottom="0.049cm" fo:border-left="0.05pt solid #000000" fo:border-right="none" fo:border-top="none" fo:border-bottom="none"/>
    </style:style>
    <style:style style:name="Πίνακας10.m7" style:family="table-cell">
      <style:table-cell-properties style:vertical-align="middle" fo:padding-left="0cm" fo:padding-right="0cm" fo:padding-top="0.049cm" fo:padding-bottom="0.049cm" fo:border-left="none" fo:border-right="0.05pt solid #000000" fo:border-top="none" fo:border-bottom="none"/>
    </style:style>
    <style:style style:name="Πίνακας10.C8" style:family="table-cell">
      <style:table-cell-properties style:vertical-align="middle" fo:padding-left="0cm" fo:padding-right="0cm" fo:padding-top="0.049cm" fo:padding-bottom="0.049cm" fo:border-left="0.05pt solid #000000" fo:border-right="none" fo:border-top="none" fo:border-bottom="none"/>
    </style:style>
    <style:style style:name="Πίνακας10.E8"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8"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8" style:family="table-cell">
      <style:table-cell-properties style:vertical-align="middle" fo:padding-left="0cm" fo:padding-right="0cm" fo:padding-top="0.049cm" fo:padding-bottom="0.049cm" fo:border-left="0.05pt solid #000000" fo:border-right="none" fo:border-top="none" fo:border-bottom="none"/>
    </style:style>
    <style:style style:name="Πίνακας10.L8" style:family="table-cell">
      <style:table-cell-properties style:vertical-align="middle" fo:padding-left="0cm" fo:padding-right="0cm" fo:padding-top="0.049cm" fo:padding-bottom="0.049cm" fo:border-left="none" fo:border-right="0.05pt solid #000000" fo:border-top="none" fo:border-bottom="none"/>
    </style:style>
    <style:style style:name="Πίνακας10.P8" style:family="table-cell">
      <style:table-cell-properties style:vertical-align="middle" fo:padding-left="0cm" fo:padding-right="0cm" fo:padding-top="0.049cm" fo:padding-bottom="0.049cm" fo:border-left="0.05pt solid #000000" fo:border-right="none" fo:border-top="none" fo:border-bottom="none"/>
    </style:style>
    <style:style style:name="Πίνακας10.S8" style:family="table-cell">
      <style:table-cell-properties style:vertical-align="middle" fo:padding-left="0cm" fo:padding-right="0cm" fo:padding-top="0.049cm" fo:padding-bottom="0.049cm" fo:border-left="none" fo:border-right="0.05pt solid #000000" fo:border-top="none" fo:border-bottom="none"/>
    </style:style>
    <style:style style:name="Πίνακας10.V8" style:family="table-cell">
      <style:table-cell-properties style:vertical-align="middle" fo:padding-left="0cm" fo:padding-right="0cm" fo:padding-top="0.049cm" fo:padding-bottom="0.049cm" fo:border-left="none" fo:border-right="0.05pt solid #000000" fo:border-top="none" fo:border-bottom="none"/>
    </style:style>
    <style:style style:name="Πίνακας10.Y8" style:family="table-cell">
      <style:table-cell-properties style:vertical-align="middle" fo:padding-left="0cm" fo:padding-right="0cm" fo:padding-top="0.049cm" fo:padding-bottom="0.049cm" fo:border-left="0.05pt solid #000000" fo:border-right="none" fo:border-top="none" fo:border-bottom="none"/>
    </style:style>
    <style:style style:name="Πίνακας10.Z8" style:family="table-cell">
      <style:table-cell-properties style:vertical-align="middle" fo:padding-left="0cm" fo:padding-right="0cm" fo:padding-top="0.049cm" fo:padding-bottom="0.049cm" fo:border-left="none" fo:border-right="0.05pt solid #000000" fo:border-top="none" fo:border-bottom="none"/>
    </style:style>
    <style:style style:name="Πίνακας10.d8"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8"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8" style:family="table-cell">
      <style:table-cell-properties style:vertical-align="middle" fo:padding-left="0cm" fo:padding-right="0cm" fo:padding-top="0.049cm" fo:padding-bottom="0.049cm" fo:border-left="0.05pt solid #000000" fo:border-right="none" fo:border-top="none" fo:border-bottom="none"/>
    </style:style>
    <style:style style:name="Πίνακας10.m8" style:family="table-cell">
      <style:table-cell-properties style:vertical-align="middle" fo:padding-left="0cm" fo:padding-right="0cm" fo:padding-top="0.049cm" fo:padding-bottom="0.049cm" fo:border-left="none" fo:border-right="0.05pt solid #000000" fo:border-top="none" fo:border-bottom="none"/>
    </style:style>
    <style:style style:name="Πίνακας10.C9" style:family="table-cell">
      <style:table-cell-properties style:vertical-align="middle" fo:background-color="transparent" fo:padding-left="0cm" fo:padding-right="0cm" fo:padding-top="0.049cm" fo:padding-bottom="0.049cm" fo:border-left="0.05pt solid #000000" fo:border-right="none" fo:border-top="none" fo:border-bottom="none">
        <style:background-image/>
      </style:table-cell-properties>
    </style:style>
    <style:style style:name="Πίνακας10.E9"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9"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9" style:family="table-cell">
      <style:table-cell-properties style:vertical-align="middle" fo:padding-left="0cm" fo:padding-right="0cm" fo:padding-top="0.049cm" fo:padding-bottom="0.049cm" fo:border-left="0.05pt solid #000000" fo:border-right="none" fo:border-top="none" fo:border-bottom="none"/>
    </style:style>
    <style:style style:name="Πίνακας10.L9" style:family="table-cell">
      <style:table-cell-properties style:vertical-align="middle" fo:padding-left="0cm" fo:padding-right="0cm" fo:padding-top="0.049cm" fo:padding-bottom="0.049cm" fo:border-left="none" fo:border-right="0.05pt solid #000000" fo:border-top="none" fo:border-bottom="none"/>
    </style:style>
    <style:style style:name="Πίνακας10.P9" style:family="table-cell">
      <style:table-cell-properties style:vertical-align="middle" fo:padding-left="0cm" fo:padding-right="0cm" fo:padding-top="0.049cm" fo:padding-bottom="0.049cm" fo:border-left="0.05pt solid #000000" fo:border-right="none" fo:border-top="none" fo:border-bottom="none"/>
    </style:style>
    <style:style style:name="Πίνακας10.S9" style:family="table-cell">
      <style:table-cell-properties style:vertical-align="middle" fo:padding-left="0cm" fo:padding-right="0cm" fo:padding-top="0.049cm" fo:padding-bottom="0.049cm" fo:border-left="none" fo:border-right="0.05pt solid #000000" fo:border-top="none" fo:border-bottom="none"/>
    </style:style>
    <style:style style:name="Πίνακας10.V9" style:family="table-cell">
      <style:table-cell-properties style:vertical-align="middle" fo:padding-left="0cm" fo:padding-right="0cm" fo:padding-top="0.049cm" fo:padding-bottom="0.049cm" fo:border-left="none" fo:border-right="0.05pt solid #000000" fo:border-top="none" fo:border-bottom="none"/>
    </style:style>
    <style:style style:name="Πίνακας10.Y9" style:family="table-cell">
      <style:table-cell-properties style:vertical-align="middle" fo:padding-left="0cm" fo:padding-right="0cm" fo:padding-top="0.049cm" fo:padding-bottom="0.049cm" fo:border-left="0.05pt solid #000000" fo:border-right="none" fo:border-top="none" fo:border-bottom="none"/>
    </style:style>
    <style:style style:name="Πίνακας10.Z9" style:family="table-cell">
      <style:table-cell-properties style:vertical-align="middle" fo:padding-left="0cm" fo:padding-right="0cm" fo:padding-top="0.049cm" fo:padding-bottom="0.049cm" fo:border-left="none" fo:border-right="0.05pt solid #000000" fo:border-top="none" fo:border-bottom="none"/>
    </style:style>
    <style:style style:name="Πίνακας10.d9"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9"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9" style:family="table-cell">
      <style:table-cell-properties style:vertical-align="middle" fo:padding-left="0cm" fo:padding-right="0cm" fo:padding-top="0.049cm" fo:padding-bottom="0.049cm" fo:border-left="0.05pt solid #000000" fo:border-right="none" fo:border-top="none" fo:border-bottom="none"/>
    </style:style>
    <style:style style:name="Πίνακας10.m9" style:family="table-cell">
      <style:table-cell-properties style:vertical-align="middle" fo:padding-left="0cm" fo:padding-right="0cm" fo:padding-top="0.049cm" fo:padding-bottom="0.049cm" fo:border-left="none" fo:border-right="0.05pt solid #000000" fo:border-top="none" fo:border-bottom="none"/>
    </style:style>
    <style:style style:name="Πίνακας10.C10" style:family="table-cell">
      <style:table-cell-properties style:vertical-align="middle" fo:padding-left="0cm" fo:padding-right="0cm" fo:padding-top="0.049cm" fo:padding-bottom="0.049cm" fo:border-left="0.05pt solid #000000" fo:border-right="none" fo:border-top="none" fo:border-bottom="none"/>
    </style:style>
    <style:style style:name="Πίνακας10.E10"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10"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10" style:family="table-cell">
      <style:table-cell-properties style:vertical-align="middle" fo:padding-left="0cm" fo:padding-right="0cm" fo:padding-top="0.049cm" fo:padding-bottom="0.049cm" fo:border-left="0.05pt solid #000000" fo:border-right="none" fo:border-top="none" fo:border-bottom="none"/>
    </style:style>
    <style:style style:name="Πίνακας10.L10" style:family="table-cell">
      <style:table-cell-properties style:vertical-align="middle" fo:padding-left="0cm" fo:padding-right="0cm" fo:padding-top="0.049cm" fo:padding-bottom="0.049cm" fo:border-left="none" fo:border-right="0.05pt solid #000000" fo:border-top="none" fo:border-bottom="none"/>
    </style:style>
    <style:style style:name="Πίνακας10.P10" style:family="table-cell">
      <style:table-cell-properties style:vertical-align="middle" fo:padding-left="0cm" fo:padding-right="0cm" fo:padding-top="0.049cm" fo:padding-bottom="0.049cm" fo:border-left="0.05pt solid #000000" fo:border-right="none" fo:border-top="none" fo:border-bottom="none"/>
    </style:style>
    <style:style style:name="Πίνακας10.S10" style:family="table-cell">
      <style:table-cell-properties style:vertical-align="middle" fo:padding-left="0cm" fo:padding-right="0cm" fo:padding-top="0.049cm" fo:padding-bottom="0.049cm" fo:border-left="none" fo:border-right="0.05pt solid #000000" fo:border-top="none" fo:border-bottom="none"/>
    </style:style>
    <style:style style:name="Πίνακας10.V10" style:family="table-cell">
      <style:table-cell-properties style:vertical-align="middle" fo:padding-left="0cm" fo:padding-right="0cm" fo:padding-top="0.049cm" fo:padding-bottom="0.049cm" fo:border-left="none" fo:border-right="0.05pt solid #000000" fo:border-top="none" fo:border-bottom="none"/>
    </style:style>
    <style:style style:name="Πίνακας10.Y10" style:family="table-cell">
      <style:table-cell-properties style:vertical-align="middle" fo:padding-left="0cm" fo:padding-right="0cm" fo:padding-top="0.049cm" fo:padding-bottom="0.049cm" fo:border-left="0.05pt solid #000000" fo:border-right="none" fo:border-top="none" fo:border-bottom="none"/>
    </style:style>
    <style:style style:name="Πίνακας10.Z10" style:family="table-cell">
      <style:table-cell-properties style:vertical-align="middle" fo:padding-left="0cm" fo:padding-right="0cm" fo:padding-top="0.049cm" fo:padding-bottom="0.049cm" fo:border-left="none" fo:border-right="0.05pt solid #000000" fo:border-top="none" fo:border-bottom="none"/>
    </style:style>
    <style:style style:name="Πίνακας10.d10"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10"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10" style:family="table-cell">
      <style:table-cell-properties style:vertical-align="middle" fo:padding-left="0cm" fo:padding-right="0cm" fo:padding-top="0.049cm" fo:padding-bottom="0.049cm" fo:border-left="0.05pt solid #000000" fo:border-right="none" fo:border-top="none" fo:border-bottom="none"/>
    </style:style>
    <style:style style:name="Πίνακας10.m10" style:family="table-cell">
      <style:table-cell-properties style:vertical-align="middle" fo:padding-left="0cm" fo:padding-right="0cm" fo:padding-top="0.049cm" fo:padding-bottom="0.049cm" fo:border-left="none" fo:border-right="0.05pt solid #000000" fo:border-top="none" fo:border-bottom="none"/>
    </style:style>
    <style:style style:name="Πίνακας10.C11" style:family="table-cell">
      <style:table-cell-properties style:vertical-align="middle" fo:padding-left="0cm" fo:padding-right="0cm" fo:padding-top="0.049cm" fo:padding-bottom="0.049cm" fo:border-left="0.05pt solid #000000" fo:border-right="none" fo:border-top="none" fo:border-bottom="none"/>
    </style:style>
    <style:style style:name="Πίνακας10.E11"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11"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11" style:family="table-cell">
      <style:table-cell-properties style:vertical-align="middle" fo:padding-left="0cm" fo:padding-right="0cm" fo:padding-top="0.049cm" fo:padding-bottom="0.049cm" fo:border-left="0.05pt solid #000000" fo:border-right="none" fo:border-top="none" fo:border-bottom="none"/>
    </style:style>
    <style:style style:name="Πίνακας10.L11" style:family="table-cell">
      <style:table-cell-properties style:vertical-align="middle" fo:padding-left="0cm" fo:padding-right="0cm" fo:padding-top="0.049cm" fo:padding-bottom="0.049cm" fo:border-left="none" fo:border-right="0.05pt solid #000000" fo:border-top="none" fo:border-bottom="none"/>
    </style:style>
    <style:style style:name="Πίνακας10.P11" style:family="table-cell">
      <style:table-cell-properties style:vertical-align="middle" fo:padding-left="0cm" fo:padding-right="0cm" fo:padding-top="0.049cm" fo:padding-bottom="0.049cm" fo:border-left="0.05pt solid #000000" fo:border-right="none" fo:border-top="none" fo:border-bottom="none"/>
    </style:style>
    <style:style style:name="Πίνακας10.S11" style:family="table-cell">
      <style:table-cell-properties style:vertical-align="middle" fo:padding-left="0cm" fo:padding-right="0cm" fo:padding-top="0.049cm" fo:padding-bottom="0.049cm" fo:border-left="none" fo:border-right="0.05pt solid #000000" fo:border-top="none" fo:border-bottom="none"/>
    </style:style>
    <style:style style:name="Πίνακας10.V11" style:family="table-cell">
      <style:table-cell-properties style:vertical-align="middle" fo:padding-left="0cm" fo:padding-right="0cm" fo:padding-top="0.049cm" fo:padding-bottom="0.049cm" fo:border-left="none" fo:border-right="0.05pt solid #000000" fo:border-top="none" fo:border-bottom="none"/>
    </style:style>
    <style:style style:name="Πίνακας10.Y11" style:family="table-cell">
      <style:table-cell-properties style:vertical-align="middle" fo:padding-left="0cm" fo:padding-right="0cm" fo:padding-top="0.049cm" fo:padding-bottom="0.049cm" fo:border-left="0.05pt solid #000000" fo:border-right="none" fo:border-top="none" fo:border-bottom="none"/>
    </style:style>
    <style:style style:name="Πίνακας10.Z11" style:family="table-cell">
      <style:table-cell-properties style:vertical-align="middle" fo:padding-left="0cm" fo:padding-right="0cm" fo:padding-top="0.049cm" fo:padding-bottom="0.049cm" fo:border-left="none" fo:border-right="0.05pt solid #000000" fo:border-top="none" fo:border-bottom="none"/>
    </style:style>
    <style:style style:name="Πίνακας10.d11"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11"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11" style:family="table-cell">
      <style:table-cell-properties style:vertical-align="middle" fo:padding-left="0cm" fo:padding-right="0cm" fo:padding-top="0.049cm" fo:padding-bottom="0.049cm" fo:border-left="0.05pt solid #000000" fo:border-right="none" fo:border-top="none" fo:border-bottom="none"/>
    </style:style>
    <style:style style:name="Πίνακας10.m11" style:family="table-cell">
      <style:table-cell-properties style:vertical-align="middle" fo:padding-left="0cm" fo:padding-right="0cm" fo:padding-top="0.049cm" fo:padding-bottom="0.049cm" fo:border-left="none" fo:border-right="0.05pt solid #000000" fo:border-top="none" fo:border-bottom="none"/>
    </style:style>
    <style:style style:name="Πίνακας10.C12" style:family="table-cell">
      <style:table-cell-properties style:vertical-align="middle" fo:padding-left="0cm" fo:padding-right="0cm" fo:padding-top="0.049cm" fo:padding-bottom="0.049cm" fo:border-left="0.05pt solid #000000" fo:border-right="none" fo:border-top="none" fo:border-bottom="none"/>
    </style:style>
    <style:style style:name="Πίνακας10.E12"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12"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12" style:family="table-cell">
      <style:table-cell-properties style:vertical-align="middle" fo:padding-left="0cm" fo:padding-right="0cm" fo:padding-top="0.049cm" fo:padding-bottom="0.049cm" fo:border-left="0.05pt solid #000000" fo:border-right="none" fo:border-top="none" fo:border-bottom="none"/>
    </style:style>
    <style:style style:name="Πίνακας10.L12" style:family="table-cell">
      <style:table-cell-properties style:vertical-align="middle" fo:padding-left="0cm" fo:padding-right="0cm" fo:padding-top="0.049cm" fo:padding-bottom="0.049cm" fo:border-left="none" fo:border-right="0.05pt solid #000000" fo:border-top="none" fo:border-bottom="none"/>
    </style:style>
    <style:style style:name="Πίνακας10.P12" style:family="table-cell">
      <style:table-cell-properties style:vertical-align="middle" fo:padding-left="0cm" fo:padding-right="0cm" fo:padding-top="0.049cm" fo:padding-bottom="0.049cm" fo:border-left="0.05pt solid #000000" fo:border-right="none" fo:border-top="none" fo:border-bottom="none"/>
    </style:style>
    <style:style style:name="Πίνακας10.S12" style:family="table-cell">
      <style:table-cell-properties style:vertical-align="middle" fo:padding-left="0cm" fo:padding-right="0cm" fo:padding-top="0.049cm" fo:padding-bottom="0.049cm" fo:border-left="none" fo:border-right="0.05pt solid #000000" fo:border-top="none" fo:border-bottom="none"/>
    </style:style>
    <style:style style:name="Πίνακας10.V12" style:family="table-cell">
      <style:table-cell-properties style:vertical-align="middle" fo:padding-left="0cm" fo:padding-right="0cm" fo:padding-top="0.049cm" fo:padding-bottom="0.049cm" fo:border-left="none" fo:border-right="0.05pt solid #000000" fo:border-top="none" fo:border-bottom="none"/>
    </style:style>
    <style:style style:name="Πίνακας10.Y12" style:family="table-cell">
      <style:table-cell-properties style:vertical-align="middle" fo:padding-left="0cm" fo:padding-right="0cm" fo:padding-top="0.049cm" fo:padding-bottom="0.049cm" fo:border-left="0.05pt solid #000000" fo:border-right="none" fo:border-top="none" fo:border-bottom="none"/>
    </style:style>
    <style:style style:name="Πίνακας10.Z12" style:family="table-cell">
      <style:table-cell-properties style:vertical-align="middle" fo:padding-left="0cm" fo:padding-right="0cm" fo:padding-top="0.049cm" fo:padding-bottom="0.049cm" fo:border-left="none" fo:border-right="0.05pt solid #000000" fo:border-top="none" fo:border-bottom="none"/>
    </style:style>
    <style:style style:name="Πίνακας10.d12"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12"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12" style:family="table-cell">
      <style:table-cell-properties style:vertical-align="middle" fo:padding-left="0cm" fo:padding-right="0cm" fo:padding-top="0.049cm" fo:padding-bottom="0.049cm" fo:border-left="0.05pt solid #000000" fo:border-right="none" fo:border-top="none" fo:border-bottom="none"/>
    </style:style>
    <style:style style:name="Πίνακας10.m12" style:family="table-cell">
      <style:table-cell-properties style:vertical-align="middle" fo:padding-left="0cm" fo:padding-right="0cm" fo:padding-top="0.049cm" fo:padding-bottom="0.049cm" fo:border-left="none" fo:border-right="0.05pt solid #000000" fo:border-top="none" fo:border-bottom="none"/>
    </style:style>
    <style:style style:name="Πίνακας10.C13" style:family="table-cell">
      <style:table-cell-properties style:vertical-align="middle" fo:padding-left="0cm" fo:padding-right="0cm" fo:padding-top="0.049cm" fo:padding-bottom="0.049cm" fo:border-left="0.05pt solid #000000" fo:border-right="none" fo:border-top="none" fo:border-bottom="none"/>
    </style:style>
    <style:style style:name="Πίνακας10.E13"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13"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13" style:family="table-cell">
      <style:table-cell-properties style:vertical-align="middle" fo:padding-left="0cm" fo:padding-right="0cm" fo:padding-top="0.049cm" fo:padding-bottom="0.049cm" fo:border-left="0.05pt solid #000000" fo:border-right="none" fo:border-top="none" fo:border-bottom="none"/>
    </style:style>
    <style:style style:name="Πίνακας10.L13" style:family="table-cell">
      <style:table-cell-properties style:vertical-align="middle" fo:padding-left="0cm" fo:padding-right="0cm" fo:padding-top="0.049cm" fo:padding-bottom="0.049cm" fo:border-left="none" fo:border-right="0.05pt solid #000000" fo:border-top="none" fo:border-bottom="none"/>
    </style:style>
    <style:style style:name="Πίνακας10.P13" style:family="table-cell">
      <style:table-cell-properties style:vertical-align="middle" fo:padding-left="0cm" fo:padding-right="0cm" fo:padding-top="0.049cm" fo:padding-bottom="0.049cm" fo:border-left="0.05pt solid #000000" fo:border-right="none" fo:border-top="none" fo:border-bottom="none"/>
    </style:style>
    <style:style style:name="Πίνακας10.S13" style:family="table-cell">
      <style:table-cell-properties style:vertical-align="middle" fo:padding-left="0cm" fo:padding-right="0cm" fo:padding-top="0.049cm" fo:padding-bottom="0.049cm" fo:border-left="none" fo:border-right="0.05pt solid #000000" fo:border-top="none" fo:border-bottom="none"/>
    </style:style>
    <style:style style:name="Πίνακας10.V13" style:family="table-cell">
      <style:table-cell-properties style:vertical-align="middle" fo:padding-left="0cm" fo:padding-right="0cm" fo:padding-top="0.049cm" fo:padding-bottom="0.049cm" fo:border-left="none" fo:border-right="0.05pt solid #000000" fo:border-top="none" fo:border-bottom="none"/>
    </style:style>
    <style:style style:name="Πίνακας10.Y13" style:family="table-cell">
      <style:table-cell-properties style:vertical-align="middle" fo:padding-left="0cm" fo:padding-right="0cm" fo:padding-top="0.049cm" fo:padding-bottom="0.049cm" fo:border-left="0.05pt solid #000000" fo:border-right="none" fo:border-top="none" fo:border-bottom="none"/>
    </style:style>
    <style:style style:name="Πίνακας10.Z13" style:family="table-cell">
      <style:table-cell-properties style:vertical-align="middle" fo:padding-left="0cm" fo:padding-right="0cm" fo:padding-top="0.049cm" fo:padding-bottom="0.049cm" fo:border-left="none" fo:border-right="0.05pt solid #000000" fo:border-top="none" fo:border-bottom="none"/>
    </style:style>
    <style:style style:name="Πίνακας10.d13"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13"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13" style:family="table-cell">
      <style:table-cell-properties style:vertical-align="middle" fo:padding-left="0cm" fo:padding-right="0cm" fo:padding-top="0.049cm" fo:padding-bottom="0.049cm" fo:border-left="0.05pt solid #000000" fo:border-right="none" fo:border-top="none" fo:border-bottom="none"/>
    </style:style>
    <style:style style:name="Πίνακας10.m13" style:family="table-cell">
      <style:table-cell-properties style:vertical-align="middle" fo:padding-left="0cm" fo:padding-right="0cm" fo:padding-top="0.049cm" fo:padding-bottom="0.049cm" fo:border-left="none" fo:border-right="0.05pt solid #000000" fo:border-top="none" fo:border-bottom="none"/>
    </style:style>
    <style:style style:name="Πίνακας10.C14" style:family="table-cell">
      <style:table-cell-properties style:vertical-align="middle" fo:padding-left="0cm" fo:padding-right="0cm" fo:padding-top="0.049cm" fo:padding-bottom="0.049cm" fo:border-left="0.05pt solid #000000" fo:border-right="none" fo:border-top="none" fo:border-bottom="none"/>
    </style:style>
    <style:style style:name="Πίνακας10.E14"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14"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14" style:family="table-cell">
      <style:table-cell-properties style:vertical-align="middle" fo:padding-left="0cm" fo:padding-right="0cm" fo:padding-top="0.049cm" fo:padding-bottom="0.049cm" fo:border-left="0.05pt solid #000000" fo:border-right="none" fo:border-top="none" fo:border-bottom="none"/>
    </style:style>
    <style:style style:name="Πίνακας10.L14" style:family="table-cell">
      <style:table-cell-properties style:vertical-align="middle" fo:padding-left="0cm" fo:padding-right="0cm" fo:padding-top="0.049cm" fo:padding-bottom="0.049cm" fo:border-left="none" fo:border-right="0.05pt solid #000000" fo:border-top="none" fo:border-bottom="none"/>
    </style:style>
    <style:style style:name="Πίνακας10.P14" style:family="table-cell">
      <style:table-cell-properties style:vertical-align="middle" fo:padding-left="0cm" fo:padding-right="0cm" fo:padding-top="0.049cm" fo:padding-bottom="0.049cm" fo:border-left="0.05pt solid #000000" fo:border-right="none" fo:border-top="none" fo:border-bottom="none"/>
    </style:style>
    <style:style style:name="Πίνακας10.S14" style:family="table-cell">
      <style:table-cell-properties style:vertical-align="middle" fo:padding-left="0cm" fo:padding-right="0cm" fo:padding-top="0.049cm" fo:padding-bottom="0.049cm" fo:border-left="none" fo:border-right="0.05pt solid #000000" fo:border-top="none" fo:border-bottom="none"/>
    </style:style>
    <style:style style:name="Πίνακας10.V14" style:family="table-cell">
      <style:table-cell-properties style:vertical-align="middle" fo:padding-left="0cm" fo:padding-right="0cm" fo:padding-top="0.049cm" fo:padding-bottom="0.049cm" fo:border-left="none" fo:border-right="0.05pt solid #000000" fo:border-top="none" fo:border-bottom="none"/>
    </style:style>
    <style:style style:name="Πίνακας10.Y14" style:family="table-cell">
      <style:table-cell-properties style:vertical-align="middle" fo:padding-left="0cm" fo:padding-right="0cm" fo:padding-top="0.049cm" fo:padding-bottom="0.049cm" fo:border-left="0.05pt solid #000000" fo:border-right="none" fo:border-top="none" fo:border-bottom="none"/>
    </style:style>
    <style:style style:name="Πίνακας10.Z14" style:family="table-cell">
      <style:table-cell-properties style:vertical-align="middle" fo:padding-left="0cm" fo:padding-right="0cm" fo:padding-top="0.049cm" fo:padding-bottom="0.049cm" fo:border-left="none" fo:border-right="0.05pt solid #000000" fo:border-top="none" fo:border-bottom="none"/>
    </style:style>
    <style:style style:name="Πίνακας10.d14"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14"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14" style:family="table-cell">
      <style:table-cell-properties style:vertical-align="middle" fo:padding-left="0cm" fo:padding-right="0cm" fo:padding-top="0.049cm" fo:padding-bottom="0.049cm" fo:border-left="0.05pt solid #000000" fo:border-right="none" fo:border-top="none" fo:border-bottom="none"/>
    </style:style>
    <style:style style:name="Πίνακας10.m14" style:family="table-cell">
      <style:table-cell-properties style:vertical-align="middle" fo:padding-left="0cm" fo:padding-right="0cm" fo:padding-top="0.049cm" fo:padding-bottom="0.049cm" fo:border-left="none" fo:border-right="0.05pt solid #000000" fo:border-top="none" fo:border-bottom="none"/>
    </style:style>
    <style:style style:name="Πίνακας10.C15" style:family="table-cell">
      <style:table-cell-properties style:vertical-align="middle" fo:padding-left="0cm" fo:padding-right="0cm" fo:padding-top="0.049cm" fo:padding-bottom="0.049cm" fo:border-left="0.05pt solid #000000" fo:border-right="none" fo:border-top="none" fo:border-bottom="none"/>
    </style:style>
    <style:style style:name="Πίνακας10.E15"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15"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15" style:family="table-cell">
      <style:table-cell-properties style:vertical-align="middle" fo:padding-left="0cm" fo:padding-right="0cm" fo:padding-top="0.049cm" fo:padding-bottom="0.049cm" fo:border-left="0.05pt solid #000000" fo:border-right="none" fo:border-top="none" fo:border-bottom="none"/>
    </style:style>
    <style:style style:name="Πίνακας10.L15" style:family="table-cell">
      <style:table-cell-properties style:vertical-align="middle" fo:padding-left="0cm" fo:padding-right="0cm" fo:padding-top="0.049cm" fo:padding-bottom="0.049cm" fo:border-left="none" fo:border-right="0.05pt solid #000000" fo:border-top="none" fo:border-bottom="none"/>
    </style:style>
    <style:style style:name="Πίνακας10.P15" style:family="table-cell">
      <style:table-cell-properties style:vertical-align="middle" fo:padding-left="0cm" fo:padding-right="0cm" fo:padding-top="0.049cm" fo:padding-bottom="0.049cm" fo:border-left="0.05pt solid #000000" fo:border-right="none" fo:border-top="none" fo:border-bottom="none"/>
    </style:style>
    <style:style style:name="Πίνακας10.S15" style:family="table-cell">
      <style:table-cell-properties style:vertical-align="middle" fo:padding-left="0cm" fo:padding-right="0cm" fo:padding-top="0.049cm" fo:padding-bottom="0.049cm" fo:border-left="none" fo:border-right="0.05pt solid #000000" fo:border-top="none" fo:border-bottom="none"/>
    </style:style>
    <style:style style:name="Πίνακας10.V15" style:family="table-cell">
      <style:table-cell-properties style:vertical-align="middle" fo:padding-left="0cm" fo:padding-right="0cm" fo:padding-top="0.049cm" fo:padding-bottom="0.049cm" fo:border-left="none" fo:border-right="0.05pt solid #000000" fo:border-top="none" fo:border-bottom="none"/>
    </style:style>
    <style:style style:name="Πίνακας10.Y15" style:family="table-cell">
      <style:table-cell-properties style:vertical-align="middle" fo:padding-left="0cm" fo:padding-right="0cm" fo:padding-top="0.049cm" fo:padding-bottom="0.049cm" fo:border-left="0.05pt solid #000000" fo:border-right="none" fo:border-top="none" fo:border-bottom="none"/>
    </style:style>
    <style:style style:name="Πίνακας10.Z15" style:family="table-cell">
      <style:table-cell-properties style:vertical-align="middle" fo:padding-left="0cm" fo:padding-right="0cm" fo:padding-top="0.049cm" fo:padding-bottom="0.049cm" fo:border-left="none" fo:border-right="0.05pt solid #000000" fo:border-top="none" fo:border-bottom="none"/>
    </style:style>
    <style:style style:name="Πίνακας10.d15"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15"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15" style:family="table-cell">
      <style:table-cell-properties style:vertical-align="middle" fo:padding-left="0cm" fo:padding-right="0cm" fo:padding-top="0.049cm" fo:padding-bottom="0.049cm" fo:border-left="0.05pt solid #000000" fo:border-right="none" fo:border-top="none" fo:border-bottom="none"/>
    </style:style>
    <style:style style:name="Πίνακας10.m15" style:family="table-cell">
      <style:table-cell-properties style:vertical-align="middle" fo:padding-left="0cm" fo:padding-right="0cm" fo:padding-top="0.049cm" fo:padding-bottom="0.049cm" fo:border-left="none" fo:border-right="0.05pt solid #000000" fo:border-top="none" fo:border-bottom="none"/>
    </style:style>
    <style:style style:name="Πίνακας10.C16" style:family="table-cell">
      <style:table-cell-properties style:vertical-align="middle" fo:padding-left="0cm" fo:padding-right="0cm" fo:padding-top="0.049cm" fo:padding-bottom="0.049cm" fo:border-left="0.05pt solid #000000" fo:border-right="none" fo:border-top="none" fo:border-bottom="none"/>
    </style:style>
    <style:style style:name="Πίνακας10.E16"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16"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16" style:family="table-cell">
      <style:table-cell-properties style:vertical-align="middle" fo:padding-left="0cm" fo:padding-right="0cm" fo:padding-top="0.049cm" fo:padding-bottom="0.049cm" fo:border-left="0.05pt solid #000000" fo:border-right="none" fo:border-top="none" fo:border-bottom="none"/>
    </style:style>
    <style:style style:name="Πίνακας10.L16" style:family="table-cell">
      <style:table-cell-properties style:vertical-align="middle" fo:padding-left="0cm" fo:padding-right="0cm" fo:padding-top="0.049cm" fo:padding-bottom="0.049cm" fo:border-left="none" fo:border-right="0.05pt solid #000000" fo:border-top="none" fo:border-bottom="none"/>
    </style:style>
    <style:style style:name="Πίνακας10.P16" style:family="table-cell">
      <style:table-cell-properties style:vertical-align="middle" fo:padding-left="0cm" fo:padding-right="0cm" fo:padding-top="0.049cm" fo:padding-bottom="0.049cm" fo:border-left="0.05pt solid #000000" fo:border-right="none" fo:border-top="none" fo:border-bottom="none"/>
    </style:style>
    <style:style style:name="Πίνακας10.S16" style:family="table-cell">
      <style:table-cell-properties style:vertical-align="middle" fo:padding-left="0cm" fo:padding-right="0cm" fo:padding-top="0.049cm" fo:padding-bottom="0.049cm" fo:border-left="none" fo:border-right="0.05pt solid #000000" fo:border-top="none" fo:border-bottom="none"/>
    </style:style>
    <style:style style:name="Πίνακας10.V16" style:family="table-cell">
      <style:table-cell-properties style:vertical-align="middle" fo:padding-left="0cm" fo:padding-right="0cm" fo:padding-top="0.049cm" fo:padding-bottom="0.049cm" fo:border-left="none" fo:border-right="0.05pt solid #000000" fo:border-top="none" fo:border-bottom="none"/>
    </style:style>
    <style:style style:name="Πίνακας10.Y16" style:family="table-cell">
      <style:table-cell-properties style:vertical-align="middle" fo:padding-left="0cm" fo:padding-right="0cm" fo:padding-top="0.049cm" fo:padding-bottom="0.049cm" fo:border-left="0.05pt solid #000000" fo:border-right="none" fo:border-top="none" fo:border-bottom="none"/>
    </style:style>
    <style:style style:name="Πίνακας10.Z16" style:family="table-cell">
      <style:table-cell-properties style:vertical-align="middle" fo:padding-left="0cm" fo:padding-right="0cm" fo:padding-top="0.049cm" fo:padding-bottom="0.049cm" fo:border-left="none" fo:border-right="0.05pt solid #000000" fo:border-top="none" fo:border-bottom="none"/>
    </style:style>
    <style:style style:name="Πίνακας10.d16"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16"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16" style:family="table-cell">
      <style:table-cell-properties style:vertical-align="middle" fo:padding-left="0cm" fo:padding-right="0cm" fo:padding-top="0.049cm" fo:padding-bottom="0.049cm" fo:border-left="0.05pt solid #000000" fo:border-right="none" fo:border-top="none" fo:border-bottom="none"/>
    </style:style>
    <style:style style:name="Πίνακας10.m16" style:family="table-cell">
      <style:table-cell-properties style:vertical-align="middle" fo:padding-left="0cm" fo:padding-right="0cm" fo:padding-top="0.049cm" fo:padding-bottom="0.049cm" fo:border-left="none" fo:border-right="0.05pt solid #000000" fo:border-top="none" fo:border-bottom="none"/>
    </style:style>
    <style:style style:name="Πίνακας10.C17" style:family="table-cell">
      <style:table-cell-properties style:vertical-align="middle" fo:padding-left="0cm" fo:padding-right="0cm" fo:padding-top="0.049cm" fo:padding-bottom="0.049cm" fo:border-left="0.05pt solid #000000" fo:border-right="none" fo:border-top="none" fo:border-bottom="none"/>
    </style:style>
    <style:style style:name="Πίνακας10.E17"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17"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17" style:family="table-cell">
      <style:table-cell-properties style:vertical-align="middle" fo:padding-left="0cm" fo:padding-right="0cm" fo:padding-top="0.049cm" fo:padding-bottom="0.049cm" fo:border-left="0.05pt solid #000000" fo:border-right="none" fo:border-top="none" fo:border-bottom="none"/>
    </style:style>
    <style:style style:name="Πίνακας10.L17" style:family="table-cell">
      <style:table-cell-properties style:vertical-align="middle" fo:padding-left="0cm" fo:padding-right="0cm" fo:padding-top="0.049cm" fo:padding-bottom="0.049cm" fo:border-left="none" fo:border-right="0.05pt solid #000000" fo:border-top="none" fo:border-bottom="none"/>
    </style:style>
    <style:style style:name="Πίνακας10.P17" style:family="table-cell">
      <style:table-cell-properties style:vertical-align="middle" fo:padding-left="0cm" fo:padding-right="0cm" fo:padding-top="0.049cm" fo:padding-bottom="0.049cm" fo:border-left="0.05pt solid #000000" fo:border-right="none" fo:border-top="none" fo:border-bottom="none"/>
    </style:style>
    <style:style style:name="Πίνακας10.S17" style:family="table-cell">
      <style:table-cell-properties style:vertical-align="middle" fo:padding-left="0cm" fo:padding-right="0cm" fo:padding-top="0.049cm" fo:padding-bottom="0.049cm" fo:border-left="none" fo:border-right="0.05pt solid #000000" fo:border-top="none" fo:border-bottom="none"/>
    </style:style>
    <style:style style:name="Πίνακας10.V17" style:family="table-cell">
      <style:table-cell-properties style:vertical-align="middle" fo:padding-left="0cm" fo:padding-right="0cm" fo:padding-top="0.049cm" fo:padding-bottom="0.049cm" fo:border-left="none" fo:border-right="0.05pt solid #000000" fo:border-top="none" fo:border-bottom="none"/>
    </style:style>
    <style:style style:name="Πίνακας10.Y17" style:family="table-cell">
      <style:table-cell-properties style:vertical-align="middle" fo:padding-left="0cm" fo:padding-right="0cm" fo:padding-top="0.049cm" fo:padding-bottom="0.049cm" fo:border-left="0.05pt solid #000000" fo:border-right="none" fo:border-top="none" fo:border-bottom="none"/>
    </style:style>
    <style:style style:name="Πίνακας10.Z17" style:family="table-cell">
      <style:table-cell-properties style:vertical-align="middle" fo:padding-left="0cm" fo:padding-right="0cm" fo:padding-top="0.049cm" fo:padding-bottom="0.049cm" fo:border-left="none" fo:border-right="0.05pt solid #000000" fo:border-top="none" fo:border-bottom="none"/>
    </style:style>
    <style:style style:name="Πίνακας10.d17"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17"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17" style:family="table-cell">
      <style:table-cell-properties style:vertical-align="middle" fo:padding-left="0cm" fo:padding-right="0cm" fo:padding-top="0.049cm" fo:padding-bottom="0.049cm" fo:border-left="0.05pt solid #000000" fo:border-right="none" fo:border-top="none" fo:border-bottom="none"/>
    </style:style>
    <style:style style:name="Πίνακας10.m17" style:family="table-cell">
      <style:table-cell-properties style:vertical-align="middle" fo:padding-left="0cm" fo:padding-right="0cm" fo:padding-top="0.049cm" fo:padding-bottom="0.049cm" fo:border-left="none" fo:border-right="0.05pt solid #000000" fo:border-top="none" fo:border-bottom="none"/>
    </style:style>
    <style:style style:name="Πίνακας10.C18" style:family="table-cell">
      <style:table-cell-properties style:vertical-align="middle" fo:padding-left="0cm" fo:padding-right="0cm" fo:padding-top="0.049cm" fo:padding-bottom="0.049cm" fo:border-left="0.05pt solid #000000" fo:border-right="none" fo:border-top="none" fo:border-bottom="none"/>
    </style:style>
    <style:style style:name="Πίνακας10.E18"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18"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18" style:family="table-cell">
      <style:table-cell-properties style:vertical-align="middle" fo:padding-left="0cm" fo:padding-right="0cm" fo:padding-top="0.049cm" fo:padding-bottom="0.049cm" fo:border-left="0.05pt solid #000000" fo:border-right="none" fo:border-top="none" fo:border-bottom="none"/>
    </style:style>
    <style:style style:name="Πίνακας10.L18" style:family="table-cell">
      <style:table-cell-properties style:vertical-align="middle" fo:padding-left="0cm" fo:padding-right="0cm" fo:padding-top="0.049cm" fo:padding-bottom="0.049cm" fo:border-left="none" fo:border-right="0.05pt solid #000000" fo:border-top="none" fo:border-bottom="none"/>
    </style:style>
    <style:style style:name="Πίνακας10.P18" style:family="table-cell">
      <style:table-cell-properties style:vertical-align="middle" fo:padding-left="0cm" fo:padding-right="0cm" fo:padding-top="0.049cm" fo:padding-bottom="0.049cm" fo:border-left="0.05pt solid #000000" fo:border-right="none" fo:border-top="none" fo:border-bottom="none"/>
    </style:style>
    <style:style style:name="Πίνακας10.S18" style:family="table-cell">
      <style:table-cell-properties style:vertical-align="middle" fo:padding-left="0cm" fo:padding-right="0cm" fo:padding-top="0.049cm" fo:padding-bottom="0.049cm" fo:border-left="none" fo:border-right="0.05pt solid #000000" fo:border-top="none" fo:border-bottom="none"/>
    </style:style>
    <style:style style:name="Πίνακας10.V18" style:family="table-cell">
      <style:table-cell-properties style:vertical-align="middle" fo:padding-left="0cm" fo:padding-right="0cm" fo:padding-top="0.049cm" fo:padding-bottom="0.049cm" fo:border-left="none" fo:border-right="0.05pt solid #000000" fo:border-top="none" fo:border-bottom="none"/>
    </style:style>
    <style:style style:name="Πίνακας10.Y18" style:family="table-cell">
      <style:table-cell-properties style:vertical-align="middle" fo:padding-left="0cm" fo:padding-right="0cm" fo:padding-top="0.049cm" fo:padding-bottom="0.049cm" fo:border-left="0.05pt solid #000000" fo:border-right="none" fo:border-top="none" fo:border-bottom="none"/>
    </style:style>
    <style:style style:name="Πίνακας10.Z18" style:family="table-cell">
      <style:table-cell-properties style:vertical-align="middle" fo:padding-left="0cm" fo:padding-right="0cm" fo:padding-top="0.049cm" fo:padding-bottom="0.049cm" fo:border-left="none" fo:border-right="0.05pt solid #000000" fo:border-top="none" fo:border-bottom="none"/>
    </style:style>
    <style:style style:name="Πίνακας10.d18"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18"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18" style:family="table-cell">
      <style:table-cell-properties style:vertical-align="middle" fo:padding-left="0cm" fo:padding-right="0cm" fo:padding-top="0.049cm" fo:padding-bottom="0.049cm" fo:border-left="0.05pt solid #000000" fo:border-right="none" fo:border-top="none" fo:border-bottom="none"/>
    </style:style>
    <style:style style:name="Πίνακας10.m18" style:family="table-cell">
      <style:table-cell-properties style:vertical-align="middle" fo:padding-left="0cm" fo:padding-right="0cm" fo:padding-top="0.049cm" fo:padding-bottom="0.049cm" fo:border-left="none" fo:border-right="0.05pt solid #000000" fo:border-top="none" fo:border-bottom="none"/>
    </style:style>
    <style:style style:name="Πίνακας10.C19" style:family="table-cell">
      <style:table-cell-properties style:vertical-align="middle" fo:padding-left="0cm" fo:padding-right="0cm" fo:padding-top="0.049cm" fo:padding-bottom="0.049cm" fo:border-left="0.05pt solid #000000" fo:border-right="none" fo:border-top="none" fo:border-bottom="none"/>
    </style:style>
    <style:style style:name="Πίνακας10.E19"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19"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19" style:family="table-cell">
      <style:table-cell-properties style:vertical-align="middle" fo:padding-left="0cm" fo:padding-right="0cm" fo:padding-top="0.049cm" fo:padding-bottom="0.049cm" fo:border-left="0.05pt solid #000000" fo:border-right="none" fo:border-top="none" fo:border-bottom="none"/>
    </style:style>
    <style:style style:name="Πίνακας10.L19" style:family="table-cell">
      <style:table-cell-properties style:vertical-align="middle" fo:padding-left="0cm" fo:padding-right="0cm" fo:padding-top="0.049cm" fo:padding-bottom="0.049cm" fo:border-left="none" fo:border-right="0.05pt solid #000000" fo:border-top="none" fo:border-bottom="none"/>
    </style:style>
    <style:style style:name="Πίνακας10.P19" style:family="table-cell">
      <style:table-cell-properties style:vertical-align="middle" fo:padding-left="0cm" fo:padding-right="0cm" fo:padding-top="0.049cm" fo:padding-bottom="0.049cm" fo:border-left="0.05pt solid #000000" fo:border-right="none" fo:border-top="none" fo:border-bottom="none"/>
    </style:style>
    <style:style style:name="Πίνακας10.S19" style:family="table-cell">
      <style:table-cell-properties style:vertical-align="middle" fo:padding-left="0cm" fo:padding-right="0cm" fo:padding-top="0.049cm" fo:padding-bottom="0.049cm" fo:border-left="none" fo:border-right="0.05pt solid #000000" fo:border-top="none" fo:border-bottom="none"/>
    </style:style>
    <style:style style:name="Πίνακας10.V19" style:family="table-cell">
      <style:table-cell-properties style:vertical-align="middle" fo:padding-left="0cm" fo:padding-right="0cm" fo:padding-top="0.049cm" fo:padding-bottom="0.049cm" fo:border-left="none" fo:border-right="0.05pt solid #000000" fo:border-top="none" fo:border-bottom="none"/>
    </style:style>
    <style:style style:name="Πίνακας10.Y19" style:family="table-cell">
      <style:table-cell-properties style:vertical-align="middle" fo:padding-left="0cm" fo:padding-right="0cm" fo:padding-top="0.049cm" fo:padding-bottom="0.049cm" fo:border-left="0.05pt solid #000000" fo:border-right="none" fo:border-top="none" fo:border-bottom="none"/>
    </style:style>
    <style:style style:name="Πίνακας10.Z19" style:family="table-cell">
      <style:table-cell-properties style:vertical-align="middle" fo:padding-left="0cm" fo:padding-right="0cm" fo:padding-top="0.049cm" fo:padding-bottom="0.049cm" fo:border-left="none" fo:border-right="0.05pt solid #000000" fo:border-top="none" fo:border-bottom="none"/>
    </style:style>
    <style:style style:name="Πίνακας10.d19"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19"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19" style:family="table-cell">
      <style:table-cell-properties style:vertical-align="middle" fo:padding-left="0cm" fo:padding-right="0cm" fo:padding-top="0.049cm" fo:padding-bottom="0.049cm" fo:border-left="0.05pt solid #000000" fo:border-right="none" fo:border-top="none" fo:border-bottom="none"/>
    </style:style>
    <style:style style:name="Πίνακας10.m19" style:family="table-cell">
      <style:table-cell-properties style:vertical-align="middle" fo:padding-left="0cm" fo:padding-right="0cm" fo:padding-top="0.049cm" fo:padding-bottom="0.049cm" fo:border-left="none" fo:border-right="0.05pt solid #000000" fo:border-top="none" fo:border-bottom="none"/>
    </style:style>
    <style:style style:name="Πίνακας10.C20" style:family="table-cell">
      <style:table-cell-properties style:vertical-align="middle" fo:padding-left="0cm" fo:padding-right="0cm" fo:padding-top="0.049cm" fo:padding-bottom="0.049cm" fo:border-left="0.05pt solid #000000" fo:border-right="none" fo:border-top="none" fo:border-bottom="none"/>
    </style:style>
    <style:style style:name="Πίνακας10.E20"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20"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20" style:family="table-cell">
      <style:table-cell-properties style:vertical-align="middle" fo:padding-left="0cm" fo:padding-right="0cm" fo:padding-top="0.049cm" fo:padding-bottom="0.049cm" fo:border-left="0.05pt solid #000000" fo:border-right="none" fo:border-top="none" fo:border-bottom="none"/>
    </style:style>
    <style:style style:name="Πίνακας10.L20" style:family="table-cell">
      <style:table-cell-properties style:vertical-align="middle" fo:padding-left="0cm" fo:padding-right="0cm" fo:padding-top="0.049cm" fo:padding-bottom="0.049cm" fo:border-left="none" fo:border-right="0.05pt solid #000000" fo:border-top="none" fo:border-bottom="none"/>
    </style:style>
    <style:style style:name="Πίνακας10.P20" style:family="table-cell">
      <style:table-cell-properties style:vertical-align="middle" fo:padding-left="0cm" fo:padding-right="0cm" fo:padding-top="0.049cm" fo:padding-bottom="0.049cm" fo:border-left="0.05pt solid #000000" fo:border-right="none" fo:border-top="none" fo:border-bottom="none"/>
    </style:style>
    <style:style style:name="Πίνακας10.S20" style:family="table-cell">
      <style:table-cell-properties style:vertical-align="middle" fo:padding-left="0cm" fo:padding-right="0cm" fo:padding-top="0.049cm" fo:padding-bottom="0.049cm" fo:border-left="none" fo:border-right="0.05pt solid #000000" fo:border-top="none" fo:border-bottom="none"/>
    </style:style>
    <style:style style:name="Πίνακας10.V20" style:family="table-cell">
      <style:table-cell-properties style:vertical-align="middle" fo:padding-left="0cm" fo:padding-right="0cm" fo:padding-top="0.049cm" fo:padding-bottom="0.049cm" fo:border-left="none" fo:border-right="0.05pt solid #000000" fo:border-top="none" fo:border-bottom="none"/>
    </style:style>
    <style:style style:name="Πίνακας10.Y20" style:family="table-cell">
      <style:table-cell-properties style:vertical-align="middle" fo:padding-left="0cm" fo:padding-right="0cm" fo:padding-top="0.049cm" fo:padding-bottom="0.049cm" fo:border-left="0.05pt solid #000000" fo:border-right="none" fo:border-top="none" fo:border-bottom="none"/>
    </style:style>
    <style:style style:name="Πίνακας10.Z20" style:family="table-cell">
      <style:table-cell-properties style:vertical-align="middle" fo:padding-left="0cm" fo:padding-right="0cm" fo:padding-top="0.049cm" fo:padding-bottom="0.049cm" fo:border-left="none" fo:border-right="0.05pt solid #000000" fo:border-top="none" fo:border-bottom="none"/>
    </style:style>
    <style:style style:name="Πίνακας10.d20"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20"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20" style:family="table-cell">
      <style:table-cell-properties style:vertical-align="middle" fo:padding-left="0cm" fo:padding-right="0cm" fo:padding-top="0.049cm" fo:padding-bottom="0.049cm" fo:border-left="0.05pt solid #000000" fo:border-right="none" fo:border-top="none" fo:border-bottom="none"/>
    </style:style>
    <style:style style:name="Πίνακας10.m20" style:family="table-cell">
      <style:table-cell-properties style:vertical-align="middle" fo:padding-left="0cm" fo:padding-right="0cm" fo:padding-top="0.049cm" fo:padding-bottom="0.049cm" fo:border-left="none" fo:border-right="0.05pt solid #000000" fo:border-top="none" fo:border-bottom="none"/>
    </style:style>
    <style:style style:name="Πίνακας10.C21" style:family="table-cell">
      <style:table-cell-properties style:vertical-align="middle" fo:padding-left="0cm" fo:padding-right="0cm" fo:padding-top="0.049cm" fo:padding-bottom="0.049cm" fo:border-left="0.05pt solid #000000" fo:border-right="none" fo:border-top="none" fo:border-bottom="none"/>
    </style:style>
    <style:style style:name="Πίνακας10.E21"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21"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21" style:family="table-cell">
      <style:table-cell-properties style:vertical-align="middle" fo:padding-left="0cm" fo:padding-right="0cm" fo:padding-top="0.049cm" fo:padding-bottom="0.049cm" fo:border-left="0.05pt solid #000000" fo:border-right="none" fo:border-top="none" fo:border-bottom="none"/>
    </style:style>
    <style:style style:name="Πίνακας10.L21" style:family="table-cell">
      <style:table-cell-properties style:vertical-align="middle" fo:padding-left="0cm" fo:padding-right="0cm" fo:padding-top="0.049cm" fo:padding-bottom="0.049cm" fo:border-left="none" fo:border-right="0.05pt solid #000000" fo:border-top="none" fo:border-bottom="none"/>
    </style:style>
    <style:style style:name="Πίνακας10.P21" style:family="table-cell">
      <style:table-cell-properties style:vertical-align="middle" fo:padding-left="0cm" fo:padding-right="0cm" fo:padding-top="0.049cm" fo:padding-bottom="0.049cm" fo:border-left="0.05pt solid #000000" fo:border-right="none" fo:border-top="none" fo:border-bottom="none"/>
    </style:style>
    <style:style style:name="Πίνακας10.S21" style:family="table-cell">
      <style:table-cell-properties style:vertical-align="middle" fo:padding-left="0cm" fo:padding-right="0cm" fo:padding-top="0.049cm" fo:padding-bottom="0.049cm" fo:border-left="none" fo:border-right="0.05pt solid #000000" fo:border-top="none" fo:border-bottom="none"/>
    </style:style>
    <style:style style:name="Πίνακας10.V21" style:family="table-cell">
      <style:table-cell-properties style:vertical-align="middle" fo:padding-left="0cm" fo:padding-right="0cm" fo:padding-top="0.049cm" fo:padding-bottom="0.049cm" fo:border-left="none" fo:border-right="0.05pt solid #000000" fo:border-top="none" fo:border-bottom="none"/>
    </style:style>
    <style:style style:name="Πίνακας10.Y21" style:family="table-cell">
      <style:table-cell-properties style:vertical-align="middle" fo:padding-left="0cm" fo:padding-right="0cm" fo:padding-top="0.049cm" fo:padding-bottom="0.049cm" fo:border-left="0.05pt solid #000000" fo:border-right="none" fo:border-top="none" fo:border-bottom="none"/>
    </style:style>
    <style:style style:name="Πίνακας10.Z21" style:family="table-cell">
      <style:table-cell-properties style:vertical-align="middle" fo:padding-left="0cm" fo:padding-right="0cm" fo:padding-top="0.049cm" fo:padding-bottom="0.049cm" fo:border-left="none" fo:border-right="0.05pt solid #000000" fo:border-top="none" fo:border-bottom="none"/>
    </style:style>
    <style:style style:name="Πίνακας10.d21"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21"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21" style:family="table-cell">
      <style:table-cell-properties style:vertical-align="middle" fo:padding-left="0cm" fo:padding-right="0cm" fo:padding-top="0.049cm" fo:padding-bottom="0.049cm" fo:border-left="0.05pt solid #000000" fo:border-right="none" fo:border-top="none" fo:border-bottom="none"/>
    </style:style>
    <style:style style:name="Πίνακας10.m21" style:family="table-cell">
      <style:table-cell-properties style:vertical-align="middle" fo:padding-left="0cm" fo:padding-right="0cm" fo:padding-top="0.049cm" fo:padding-bottom="0.049cm" fo:border-left="none" fo:border-right="0.05pt solid #000000" fo:border-top="none" fo:border-bottom="none"/>
    </style:style>
    <style:style style:name="Πίνακας10.C22" style:family="table-cell">
      <style:table-cell-properties style:vertical-align="middle" fo:padding-left="0cm" fo:padding-right="0cm" fo:padding-top="0.049cm" fo:padding-bottom="0.049cm" fo:border-left="0.05pt solid #000000" fo:border-right="none" fo:border-top="none" fo:border-bottom="none"/>
    </style:style>
    <style:style style:name="Πίνακας10.E22"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22"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22" style:family="table-cell">
      <style:table-cell-properties style:vertical-align="middle" fo:padding-left="0cm" fo:padding-right="0cm" fo:padding-top="0.049cm" fo:padding-bottom="0.049cm" fo:border-left="0.05pt solid #000000" fo:border-right="none" fo:border-top="none" fo:border-bottom="none"/>
    </style:style>
    <style:style style:name="Πίνακας10.L22" style:family="table-cell">
      <style:table-cell-properties style:vertical-align="middle" fo:padding-left="0cm" fo:padding-right="0cm" fo:padding-top="0.049cm" fo:padding-bottom="0.049cm" fo:border-left="none" fo:border-right="0.05pt solid #000000" fo:border-top="none" fo:border-bottom="none"/>
    </style:style>
    <style:style style:name="Πίνακας10.P22" style:family="table-cell">
      <style:table-cell-properties style:vertical-align="middle" fo:padding-left="0cm" fo:padding-right="0cm" fo:padding-top="0.049cm" fo:padding-bottom="0.049cm" fo:border-left="0.05pt solid #000000" fo:border-right="none" fo:border-top="none" fo:border-bottom="none"/>
    </style:style>
    <style:style style:name="Πίνακας10.S22" style:family="table-cell">
      <style:table-cell-properties style:vertical-align="middle" fo:padding-left="0cm" fo:padding-right="0cm" fo:padding-top="0.049cm" fo:padding-bottom="0.049cm" fo:border-left="none" fo:border-right="0.05pt solid #000000" fo:border-top="none" fo:border-bottom="none"/>
    </style:style>
    <style:style style:name="Πίνακας10.V22" style:family="table-cell">
      <style:table-cell-properties style:vertical-align="middle" fo:padding-left="0cm" fo:padding-right="0cm" fo:padding-top="0.049cm" fo:padding-bottom="0.049cm" fo:border-left="none" fo:border-right="0.05pt solid #000000" fo:border-top="none" fo:border-bottom="none"/>
    </style:style>
    <style:style style:name="Πίνακας10.Y22" style:family="table-cell">
      <style:table-cell-properties style:vertical-align="middle" fo:padding-left="0cm" fo:padding-right="0cm" fo:padding-top="0.049cm" fo:padding-bottom="0.049cm" fo:border-left="0.05pt solid #000000" fo:border-right="none" fo:border-top="none" fo:border-bottom="none"/>
    </style:style>
    <style:style style:name="Πίνακας10.Z22" style:family="table-cell">
      <style:table-cell-properties style:vertical-align="middle" fo:padding-left="0cm" fo:padding-right="0cm" fo:padding-top="0.049cm" fo:padding-bottom="0.049cm" fo:border-left="none" fo:border-right="0.05pt solid #000000" fo:border-top="none" fo:border-bottom="none"/>
    </style:style>
    <style:style style:name="Πίνακας10.d22"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22"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22" style:family="table-cell">
      <style:table-cell-properties style:vertical-align="middle" fo:padding-left="0cm" fo:padding-right="0cm" fo:padding-top="0.049cm" fo:padding-bottom="0.049cm" fo:border-left="0.05pt solid #000000" fo:border-right="none" fo:border-top="none" fo:border-bottom="none"/>
    </style:style>
    <style:style style:name="Πίνακας10.m22" style:family="table-cell">
      <style:table-cell-properties style:vertical-align="middle" fo:padding-left="0cm" fo:padding-right="0cm" fo:padding-top="0.049cm" fo:padding-bottom="0.049cm" fo:border-left="none" fo:border-right="0.05pt solid #000000" fo:border-top="none" fo:border-bottom="none"/>
    </style:style>
    <style:style style:name="Πίνακας10.C23" style:family="table-cell">
      <style:table-cell-properties style:vertical-align="middle" fo:padding-left="0cm" fo:padding-right="0cm" fo:padding-top="0.049cm" fo:padding-bottom="0.049cm" fo:border-left="0.05pt solid #000000" fo:border-right="none" fo:border-top="none" fo:border-bottom="none"/>
    </style:style>
    <style:style style:name="Πίνακας10.E23"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23"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23" style:family="table-cell">
      <style:table-cell-properties style:vertical-align="middle" fo:padding-left="0cm" fo:padding-right="0cm" fo:padding-top="0.049cm" fo:padding-bottom="0.049cm" fo:border-left="0.05pt solid #000000" fo:border-right="none" fo:border-top="none" fo:border-bottom="none"/>
    </style:style>
    <style:style style:name="Πίνακας10.L23" style:family="table-cell">
      <style:table-cell-properties style:vertical-align="middle" fo:padding-left="0cm" fo:padding-right="0cm" fo:padding-top="0.049cm" fo:padding-bottom="0.049cm" fo:border-left="none" fo:border-right="0.05pt solid #000000" fo:border-top="none" fo:border-bottom="none"/>
    </style:style>
    <style:style style:name="Πίνακας10.P23" style:family="table-cell">
      <style:table-cell-properties style:vertical-align="middle" fo:padding-left="0cm" fo:padding-right="0cm" fo:padding-top="0.049cm" fo:padding-bottom="0.049cm" fo:border-left="0.05pt solid #000000" fo:border-right="none" fo:border-top="none" fo:border-bottom="none"/>
    </style:style>
    <style:style style:name="Πίνακας10.S23" style:family="table-cell">
      <style:table-cell-properties style:vertical-align="middle" fo:padding-left="0cm" fo:padding-right="0cm" fo:padding-top="0.049cm" fo:padding-bottom="0.049cm" fo:border-left="none" fo:border-right="0.05pt solid #000000" fo:border-top="none" fo:border-bottom="none"/>
    </style:style>
    <style:style style:name="Πίνακας10.V23" style:family="table-cell">
      <style:table-cell-properties style:vertical-align="middle" fo:padding-left="0cm" fo:padding-right="0cm" fo:padding-top="0.049cm" fo:padding-bottom="0.049cm" fo:border-left="none" fo:border-right="0.05pt solid #000000" fo:border-top="none" fo:border-bottom="none"/>
    </style:style>
    <style:style style:name="Πίνακας10.Y23" style:family="table-cell">
      <style:table-cell-properties style:vertical-align="middle" fo:padding-left="0cm" fo:padding-right="0cm" fo:padding-top="0.049cm" fo:padding-bottom="0.049cm" fo:border-left="0.05pt solid #000000" fo:border-right="none" fo:border-top="none" fo:border-bottom="none"/>
    </style:style>
    <style:style style:name="Πίνακας10.Z23" style:family="table-cell">
      <style:table-cell-properties style:vertical-align="middle" fo:padding-left="0cm" fo:padding-right="0cm" fo:padding-top="0.049cm" fo:padding-bottom="0.049cm" fo:border-left="none" fo:border-right="0.05pt solid #000000" fo:border-top="none" fo:border-bottom="none"/>
    </style:style>
    <style:style style:name="Πίνακας10.d23"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23"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23" style:family="table-cell">
      <style:table-cell-properties style:vertical-align="middle" fo:padding-left="0cm" fo:padding-right="0cm" fo:padding-top="0.049cm" fo:padding-bottom="0.049cm" fo:border-left="0.05pt solid #000000" fo:border-right="none" fo:border-top="none" fo:border-bottom="none"/>
    </style:style>
    <style:style style:name="Πίνακας10.m23" style:family="table-cell">
      <style:table-cell-properties style:vertical-align="middle" fo:padding-left="0cm" fo:padding-right="0cm" fo:padding-top="0.049cm" fo:padding-bottom="0.049cm" fo:border-left="none" fo:border-right="0.05pt solid #000000" fo:border-top="none" fo:border-bottom="none"/>
    </style:style>
    <style:style style:name="Πίνακας10.C24" style:family="table-cell">
      <style:table-cell-properties style:vertical-align="middle" fo:padding-left="0cm" fo:padding-right="0cm" fo:padding-top="0.049cm" fo:padding-bottom="0.049cm" fo:border-left="0.05pt solid #000000" fo:border-right="none" fo:border-top="none" fo:border-bottom="none"/>
    </style:style>
    <style:style style:name="Πίνακας10.E24"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24"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24" style:family="table-cell">
      <style:table-cell-properties style:vertical-align="middle" fo:padding-left="0cm" fo:padding-right="0cm" fo:padding-top="0.049cm" fo:padding-bottom="0.049cm" fo:border-left="0.05pt solid #000000" fo:border-right="none" fo:border-top="none" fo:border-bottom="none"/>
    </style:style>
    <style:style style:name="Πίνακας10.L24" style:family="table-cell">
      <style:table-cell-properties style:vertical-align="middle" fo:padding-left="0cm" fo:padding-right="0cm" fo:padding-top="0.049cm" fo:padding-bottom="0.049cm" fo:border-left="none" fo:border-right="0.05pt solid #000000" fo:border-top="none" fo:border-bottom="none"/>
    </style:style>
    <style:style style:name="Πίνακας10.P24" style:family="table-cell">
      <style:table-cell-properties style:vertical-align="middle" fo:padding-left="0cm" fo:padding-right="0cm" fo:padding-top="0.049cm" fo:padding-bottom="0.049cm" fo:border-left="0.05pt solid #000000" fo:border-right="none" fo:border-top="none" fo:border-bottom="none"/>
    </style:style>
    <style:style style:name="Πίνακας10.S24" style:family="table-cell">
      <style:table-cell-properties style:vertical-align="middle" fo:padding-left="0cm" fo:padding-right="0cm" fo:padding-top="0.049cm" fo:padding-bottom="0.049cm" fo:border-left="none" fo:border-right="0.05pt solid #000000" fo:border-top="none" fo:border-bottom="none"/>
    </style:style>
    <style:style style:name="Πίνακας10.V24" style:family="table-cell">
      <style:table-cell-properties style:vertical-align="middle" fo:padding-left="0cm" fo:padding-right="0cm" fo:padding-top="0.049cm" fo:padding-bottom="0.049cm" fo:border-left="none" fo:border-right="0.05pt solid #000000" fo:border-top="none" fo:border-bottom="none"/>
    </style:style>
    <style:style style:name="Πίνακας10.Y24" style:family="table-cell">
      <style:table-cell-properties style:vertical-align="middle" fo:padding-left="0cm" fo:padding-right="0cm" fo:padding-top="0.049cm" fo:padding-bottom="0.049cm" fo:border-left="0.05pt solid #000000" fo:border-right="none" fo:border-top="none" fo:border-bottom="none"/>
    </style:style>
    <style:style style:name="Πίνακας10.Z24" style:family="table-cell">
      <style:table-cell-properties style:vertical-align="middle" fo:padding-left="0cm" fo:padding-right="0cm" fo:padding-top="0.049cm" fo:padding-bottom="0.049cm" fo:border-left="none" fo:border-right="0.05pt solid #000000" fo:border-top="none" fo:border-bottom="none"/>
    </style:style>
    <style:style style:name="Πίνακας10.d24"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24"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24" style:family="table-cell">
      <style:table-cell-properties style:vertical-align="middle" fo:padding-left="0cm" fo:padding-right="0cm" fo:padding-top="0.049cm" fo:padding-bottom="0.049cm" fo:border-left="0.05pt solid #000000" fo:border-right="none" fo:border-top="none" fo:border-bottom="none"/>
    </style:style>
    <style:style style:name="Πίνακας10.m24" style:family="table-cell">
      <style:table-cell-properties style:vertical-align="middle" fo:padding-left="0cm" fo:padding-right="0cm" fo:padding-top="0.049cm" fo:padding-bottom="0.049cm" fo:border-left="none" fo:border-right="0.05pt solid #000000" fo:border-top="none" fo:border-bottom="none"/>
    </style:style>
    <style:style style:name="Πίνακας10.C25" style:family="table-cell">
      <style:table-cell-properties style:vertical-align="middle" fo:padding-left="0cm" fo:padding-right="0cm" fo:padding-top="0.049cm" fo:padding-bottom="0.049cm" fo:border-left="0.05pt solid #000000" fo:border-right="none" fo:border-top="none" fo:border-bottom="none"/>
    </style:style>
    <style:style style:name="Πίνακας10.E25"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25"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25" style:family="table-cell">
      <style:table-cell-properties style:vertical-align="middle" fo:padding-left="0cm" fo:padding-right="0cm" fo:padding-top="0.049cm" fo:padding-bottom="0.049cm" fo:border-left="0.05pt solid #000000" fo:border-right="none" fo:border-top="none" fo:border-bottom="none"/>
    </style:style>
    <style:style style:name="Πίνακας10.L25" style:family="table-cell">
      <style:table-cell-properties style:vertical-align="middle" fo:padding-left="0cm" fo:padding-right="0cm" fo:padding-top="0.049cm" fo:padding-bottom="0.049cm" fo:border-left="none" fo:border-right="0.05pt solid #000000" fo:border-top="none" fo:border-bottom="none"/>
    </style:style>
    <style:style style:name="Πίνακας10.P25" style:family="table-cell">
      <style:table-cell-properties style:vertical-align="middle" fo:padding-left="0cm" fo:padding-right="0cm" fo:padding-top="0.049cm" fo:padding-bottom="0.049cm" fo:border-left="0.05pt solid #000000" fo:border-right="none" fo:border-top="none" fo:border-bottom="none"/>
    </style:style>
    <style:style style:name="Πίνακας10.S25" style:family="table-cell">
      <style:table-cell-properties style:vertical-align="middle" fo:padding-left="0cm" fo:padding-right="0cm" fo:padding-top="0.049cm" fo:padding-bottom="0.049cm" fo:border-left="none" fo:border-right="0.05pt solid #000000" fo:border-top="none" fo:border-bottom="none"/>
    </style:style>
    <style:style style:name="Πίνακας10.V25" style:family="table-cell">
      <style:table-cell-properties style:vertical-align="middle" fo:padding-left="0cm" fo:padding-right="0cm" fo:padding-top="0.049cm" fo:padding-bottom="0.049cm" fo:border-left="none" fo:border-right="0.05pt solid #000000" fo:border-top="none" fo:border-bottom="none"/>
    </style:style>
    <style:style style:name="Πίνακας10.Y25" style:family="table-cell">
      <style:table-cell-properties style:vertical-align="middle" fo:padding-left="0cm" fo:padding-right="0cm" fo:padding-top="0.049cm" fo:padding-bottom="0.049cm" fo:border-left="0.05pt solid #000000" fo:border-right="none" fo:border-top="none" fo:border-bottom="none"/>
    </style:style>
    <style:style style:name="Πίνακας10.Z25" style:family="table-cell">
      <style:table-cell-properties style:vertical-align="middle" fo:padding-left="0cm" fo:padding-right="0cm" fo:padding-top="0.049cm" fo:padding-bottom="0.049cm" fo:border-left="none" fo:border-right="0.05pt solid #000000" fo:border-top="none" fo:border-bottom="none"/>
    </style:style>
    <style:style style:name="Πίνακας10.d25"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25"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25" style:family="table-cell">
      <style:table-cell-properties style:vertical-align="middle" fo:padding-left="0cm" fo:padding-right="0cm" fo:padding-top="0.049cm" fo:padding-bottom="0.049cm" fo:border-left="0.05pt solid #000000" fo:border-right="none" fo:border-top="none" fo:border-bottom="none"/>
    </style:style>
    <style:style style:name="Πίνακας10.m25" style:family="table-cell">
      <style:table-cell-properties style:vertical-align="middle" fo:padding-left="0cm" fo:padding-right="0cm" fo:padding-top="0.049cm" fo:padding-bottom="0.049cm" fo:border-left="none" fo:border-right="0.05pt solid #000000" fo:border-top="none" fo:border-bottom="none"/>
    </style:style>
    <style:style style:name="Πίνακας10.C26" style:family="table-cell">
      <style:table-cell-properties style:vertical-align="middle" fo:padding-left="0cm" fo:padding-right="0cm" fo:padding-top="0.049cm" fo:padding-bottom="0.049cm" fo:border-left="0.05pt solid #000000" fo:border-right="none" fo:border-top="none" fo:border-bottom="none"/>
    </style:style>
    <style:style style:name="Πίνακας10.E26"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26"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26" style:family="table-cell">
      <style:table-cell-properties style:vertical-align="middle" fo:padding-left="0cm" fo:padding-right="0cm" fo:padding-top="0.049cm" fo:padding-bottom="0.049cm" fo:border-left="0.05pt solid #000000" fo:border-right="none" fo:border-top="none" fo:border-bottom="none"/>
    </style:style>
    <style:style style:name="Πίνακας10.L26" style:family="table-cell">
      <style:table-cell-properties style:vertical-align="middle" fo:padding-left="0cm" fo:padding-right="0cm" fo:padding-top="0.049cm" fo:padding-bottom="0.049cm" fo:border-left="none" fo:border-right="0.05pt solid #000000" fo:border-top="none" fo:border-bottom="none"/>
    </style:style>
    <style:style style:name="Πίνακας10.P26" style:family="table-cell">
      <style:table-cell-properties style:vertical-align="middle" fo:padding-left="0cm" fo:padding-right="0cm" fo:padding-top="0.049cm" fo:padding-bottom="0.049cm" fo:border-left="0.05pt solid #000000" fo:border-right="none" fo:border-top="none" fo:border-bottom="none"/>
    </style:style>
    <style:style style:name="Πίνακας10.S26" style:family="table-cell">
      <style:table-cell-properties style:vertical-align="middle" fo:padding-left="0cm" fo:padding-right="0cm" fo:padding-top="0.049cm" fo:padding-bottom="0.049cm" fo:border-left="none" fo:border-right="0.05pt solid #000000" fo:border-top="none" fo:border-bottom="none"/>
    </style:style>
    <style:style style:name="Πίνακας10.V26" style:family="table-cell">
      <style:table-cell-properties style:vertical-align="middle" fo:padding-left="0cm" fo:padding-right="0cm" fo:padding-top="0.049cm" fo:padding-bottom="0.049cm" fo:border-left="none" fo:border-right="0.05pt solid #000000" fo:border-top="none" fo:border-bottom="none"/>
    </style:style>
    <style:style style:name="Πίνακας10.Y26" style:family="table-cell">
      <style:table-cell-properties style:vertical-align="middle" fo:padding-left="0cm" fo:padding-right="0cm" fo:padding-top="0.049cm" fo:padding-bottom="0.049cm" fo:border-left="0.05pt solid #000000" fo:border-right="none" fo:border-top="none" fo:border-bottom="none"/>
    </style:style>
    <style:style style:name="Πίνακας10.Z26" style:family="table-cell">
      <style:table-cell-properties style:vertical-align="middle" fo:padding-left="0cm" fo:padding-right="0cm" fo:padding-top="0.049cm" fo:padding-bottom="0.049cm" fo:border-left="none" fo:border-right="0.05pt solid #000000" fo:border-top="none" fo:border-bottom="none"/>
    </style:style>
    <style:style style:name="Πίνακας10.d26"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26"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26" style:family="table-cell">
      <style:table-cell-properties style:vertical-align="middle" fo:padding-left="0cm" fo:padding-right="0cm" fo:padding-top="0.049cm" fo:padding-bottom="0.049cm" fo:border-left="0.05pt solid #000000" fo:border-right="none" fo:border-top="none" fo:border-bottom="none"/>
    </style:style>
    <style:style style:name="Πίνακας10.m26" style:family="table-cell">
      <style:table-cell-properties style:vertical-align="middle" fo:padding-left="0cm" fo:padding-right="0cm" fo:padding-top="0.049cm" fo:padding-bottom="0.049cm" fo:border-left="none" fo:border-right="0.05pt solid #000000" fo:border-top="none" fo:border-bottom="none"/>
    </style:style>
    <style:style style:name="Πίνακας10.C27" style:family="table-cell">
      <style:table-cell-properties style:vertical-align="middle" fo:padding-left="0cm" fo:padding-right="0cm" fo:padding-top="0.049cm" fo:padding-bottom="0.049cm" fo:border-left="0.05pt solid #000000" fo:border-right="none" fo:border-top="none" fo:border-bottom="none"/>
    </style:style>
    <style:style style:name="Πίνακας10.E27"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27"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27" style:family="table-cell">
      <style:table-cell-properties style:vertical-align="middle" fo:padding-left="0cm" fo:padding-right="0cm" fo:padding-top="0.049cm" fo:padding-bottom="0.049cm" fo:border-left="0.05pt solid #000000" fo:border-right="none" fo:border-top="none" fo:border-bottom="none"/>
    </style:style>
    <style:style style:name="Πίνακας10.L27" style:family="table-cell">
      <style:table-cell-properties style:vertical-align="middle" fo:padding-left="0cm" fo:padding-right="0cm" fo:padding-top="0.049cm" fo:padding-bottom="0.049cm" fo:border-left="none" fo:border-right="0.05pt solid #000000" fo:border-top="none" fo:border-bottom="none"/>
    </style:style>
    <style:style style:name="Πίνακας10.P27" style:family="table-cell">
      <style:table-cell-properties style:vertical-align="middle" fo:padding-left="0cm" fo:padding-right="0cm" fo:padding-top="0.049cm" fo:padding-bottom="0.049cm" fo:border-left="0.05pt solid #000000" fo:border-right="none" fo:border-top="none" fo:border-bottom="none"/>
    </style:style>
    <style:style style:name="Πίνακας10.S27" style:family="table-cell">
      <style:table-cell-properties style:vertical-align="middle" fo:padding-left="0cm" fo:padding-right="0cm" fo:padding-top="0.049cm" fo:padding-bottom="0.049cm" fo:border-left="none" fo:border-right="0.05pt solid #000000" fo:border-top="none" fo:border-bottom="none"/>
    </style:style>
    <style:style style:name="Πίνακας10.V27" style:family="table-cell">
      <style:table-cell-properties style:vertical-align="middle" fo:padding-left="0cm" fo:padding-right="0cm" fo:padding-top="0.049cm" fo:padding-bottom="0.049cm" fo:border-left="none" fo:border-right="0.05pt solid #000000" fo:border-top="none" fo:border-bottom="none"/>
    </style:style>
    <style:style style:name="Πίνακας10.Y27" style:family="table-cell">
      <style:table-cell-properties style:vertical-align="middle" fo:padding-left="0cm" fo:padding-right="0cm" fo:padding-top="0.049cm" fo:padding-bottom="0.049cm" fo:border-left="0.05pt solid #000000" fo:border-right="none" fo:border-top="none" fo:border-bottom="none"/>
    </style:style>
    <style:style style:name="Πίνακας10.Z27" style:family="table-cell">
      <style:table-cell-properties style:vertical-align="middle" fo:padding-left="0cm" fo:padding-right="0cm" fo:padding-top="0.049cm" fo:padding-bottom="0.049cm" fo:border-left="none" fo:border-right="0.05pt solid #000000" fo:border-top="none" fo:border-bottom="none"/>
    </style:style>
    <style:style style:name="Πίνακας10.d27"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27"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27" style:family="table-cell">
      <style:table-cell-properties style:vertical-align="middle" fo:padding-left="0cm" fo:padding-right="0cm" fo:padding-top="0.049cm" fo:padding-bottom="0.049cm" fo:border-left="0.05pt solid #000000" fo:border-right="none" fo:border-top="none" fo:border-bottom="none"/>
    </style:style>
    <style:style style:name="Πίνακας10.m27" style:family="table-cell">
      <style:table-cell-properties style:vertical-align="middle" fo:padding-left="0cm" fo:padding-right="0cm" fo:padding-top="0.049cm" fo:padding-bottom="0.049cm" fo:border-left="none" fo:border-right="0.05pt solid #000000" fo:border-top="none" fo:border-bottom="none"/>
    </style:style>
    <style:style style:name="Πίνακας10.C28" style:family="table-cell">
      <style:table-cell-properties style:vertical-align="middle" fo:padding-left="0cm" fo:padding-right="0cm" fo:padding-top="0.049cm" fo:padding-bottom="0.049cm" fo:border-left="0.05pt solid #000000" fo:border-right="none" fo:border-top="none" fo:border-bottom="none"/>
    </style:style>
    <style:style style:name="Πίνακας10.E28"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28"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28" style:family="table-cell">
      <style:table-cell-properties style:vertical-align="middle" fo:padding-left="0cm" fo:padding-right="0cm" fo:padding-top="0.049cm" fo:padding-bottom="0.049cm" fo:border-left="0.05pt solid #000000" fo:border-right="none" fo:border-top="none" fo:border-bottom="none"/>
    </style:style>
    <style:style style:name="Πίνακας10.L28" style:family="table-cell">
      <style:table-cell-properties style:vertical-align="middle" fo:padding-left="0cm" fo:padding-right="0cm" fo:padding-top="0.049cm" fo:padding-bottom="0.049cm" fo:border-left="none" fo:border-right="0.05pt solid #000000" fo:border-top="none" fo:border-bottom="none"/>
    </style:style>
    <style:style style:name="Πίνακας10.P28" style:family="table-cell">
      <style:table-cell-properties style:vertical-align="middle" fo:padding-left="0cm" fo:padding-right="0cm" fo:padding-top="0.049cm" fo:padding-bottom="0.049cm" fo:border-left="0.05pt solid #000000" fo:border-right="none" fo:border-top="none" fo:border-bottom="none"/>
    </style:style>
    <style:style style:name="Πίνακας10.S28" style:family="table-cell">
      <style:table-cell-properties style:vertical-align="middle" fo:padding-left="0cm" fo:padding-right="0cm" fo:padding-top="0.049cm" fo:padding-bottom="0.049cm" fo:border-left="none" fo:border-right="0.05pt solid #000000" fo:border-top="none" fo:border-bottom="none"/>
    </style:style>
    <style:style style:name="Πίνακας10.V28" style:family="table-cell">
      <style:table-cell-properties style:vertical-align="middle" fo:padding-left="0cm" fo:padding-right="0cm" fo:padding-top="0.049cm" fo:padding-bottom="0.049cm" fo:border-left="none" fo:border-right="0.05pt solid #000000" fo:border-top="none" fo:border-bottom="none"/>
    </style:style>
    <style:style style:name="Πίνακας10.Y28" style:family="table-cell">
      <style:table-cell-properties style:vertical-align="middle" fo:padding-left="0cm" fo:padding-right="0cm" fo:padding-top="0.049cm" fo:padding-bottom="0.049cm" fo:border-left="0.05pt solid #000000" fo:border-right="none" fo:border-top="none" fo:border-bottom="none"/>
    </style:style>
    <style:style style:name="Πίνακας10.Z28" style:family="table-cell">
      <style:table-cell-properties style:vertical-align="middle" fo:padding-left="0cm" fo:padding-right="0cm" fo:padding-top="0.049cm" fo:padding-bottom="0.049cm" fo:border-left="none" fo:border-right="0.05pt solid #000000" fo:border-top="none" fo:border-bottom="none"/>
    </style:style>
    <style:style style:name="Πίνακας10.d28"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28"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28" style:family="table-cell">
      <style:table-cell-properties style:vertical-align="middle" fo:padding-left="0cm" fo:padding-right="0cm" fo:padding-top="0.049cm" fo:padding-bottom="0.049cm" fo:border-left="0.05pt solid #000000" fo:border-right="none" fo:border-top="none" fo:border-bottom="none"/>
    </style:style>
    <style:style style:name="Πίνακας10.m28" style:family="table-cell">
      <style:table-cell-properties style:vertical-align="middle" fo:padding-left="0cm" fo:padding-right="0cm" fo:padding-top="0.049cm" fo:padding-bottom="0.049cm" fo:border-left="none" fo:border-right="0.05pt solid #000000" fo:border-top="none" fo:border-bottom="none"/>
    </style:style>
    <style:style style:name="Πίνακας10.C29" style:family="table-cell">
      <style:table-cell-properties style:vertical-align="middle" fo:padding-left="0cm" fo:padding-right="0cm" fo:padding-top="0.049cm" fo:padding-bottom="0.049cm" fo:border-left="0.05pt solid #000000" fo:border-right="none" fo:border-top="none" fo:border-bottom="none"/>
    </style:style>
    <style:style style:name="Πίνακας10.E29"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29"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29" style:family="table-cell">
      <style:table-cell-properties style:vertical-align="middle" fo:padding-left="0cm" fo:padding-right="0cm" fo:padding-top="0.049cm" fo:padding-bottom="0.049cm" fo:border-left="0.05pt solid #000000" fo:border-right="none" fo:border-top="none" fo:border-bottom="none"/>
    </style:style>
    <style:style style:name="Πίνακας10.L29" style:family="table-cell">
      <style:table-cell-properties style:vertical-align="middle" fo:padding-left="0cm" fo:padding-right="0cm" fo:padding-top="0.049cm" fo:padding-bottom="0.049cm" fo:border-left="none" fo:border-right="0.05pt solid #000000" fo:border-top="none" fo:border-bottom="none"/>
    </style:style>
    <style:style style:name="Πίνακας10.P29" style:family="table-cell">
      <style:table-cell-properties style:vertical-align="middle" fo:padding-left="0cm" fo:padding-right="0cm" fo:padding-top="0.049cm" fo:padding-bottom="0.049cm" fo:border-left="0.05pt solid #000000" fo:border-right="none" fo:border-top="none" fo:border-bottom="none"/>
    </style:style>
    <style:style style:name="Πίνακας10.S29" style:family="table-cell">
      <style:table-cell-properties style:vertical-align="middle" fo:padding-left="0cm" fo:padding-right="0cm" fo:padding-top="0.049cm" fo:padding-bottom="0.049cm" fo:border-left="none" fo:border-right="0.05pt solid #000000" fo:border-top="none" fo:border-bottom="none"/>
    </style:style>
    <style:style style:name="Πίνακας10.V29" style:family="table-cell">
      <style:table-cell-properties style:vertical-align="middle" fo:padding-left="0cm" fo:padding-right="0cm" fo:padding-top="0.049cm" fo:padding-bottom="0.049cm" fo:border-left="none" fo:border-right="0.05pt solid #000000" fo:border-top="none" fo:border-bottom="none"/>
    </style:style>
    <style:style style:name="Πίνακας10.Y29" style:family="table-cell">
      <style:table-cell-properties style:vertical-align="middle" fo:padding-left="0cm" fo:padding-right="0cm" fo:padding-top="0.049cm" fo:padding-bottom="0.049cm" fo:border-left="0.05pt solid #000000" fo:border-right="none" fo:border-top="none" fo:border-bottom="none"/>
    </style:style>
    <style:style style:name="Πίνακας10.Z29" style:family="table-cell">
      <style:table-cell-properties style:vertical-align="middle" fo:padding-left="0cm" fo:padding-right="0cm" fo:padding-top="0.049cm" fo:padding-bottom="0.049cm" fo:border-left="none" fo:border-right="0.05pt solid #000000" fo:border-top="none" fo:border-bottom="none"/>
    </style:style>
    <style:style style:name="Πίνακας10.d29"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29"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29" style:family="table-cell">
      <style:table-cell-properties style:vertical-align="middle" fo:padding-left="0cm" fo:padding-right="0cm" fo:padding-top="0.049cm" fo:padding-bottom="0.049cm" fo:border-left="0.05pt solid #000000" fo:border-right="none" fo:border-top="none" fo:border-bottom="none"/>
    </style:style>
    <style:style style:name="Πίνακας10.m29" style:family="table-cell">
      <style:table-cell-properties style:vertical-align="middle" fo:padding-left="0cm" fo:padding-right="0cm" fo:padding-top="0.049cm" fo:padding-bottom="0.049cm" fo:border-left="none" fo:border-right="0.05pt solid #000000" fo:border-top="none" fo:border-bottom="none"/>
    </style:style>
    <style:style style:name="Πίνακας10.C30" style:family="table-cell">
      <style:table-cell-properties style:vertical-align="middle" fo:padding-left="0cm" fo:padding-right="0cm" fo:padding-top="0.049cm" fo:padding-bottom="0.049cm" fo:border-left="0.05pt solid #000000" fo:border-right="none" fo:border-top="none" fo:border-bottom="none"/>
    </style:style>
    <style:style style:name="Πίνακας10.E30"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30"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30" style:family="table-cell">
      <style:table-cell-properties style:vertical-align="middle" fo:padding-left="0cm" fo:padding-right="0cm" fo:padding-top="0.049cm" fo:padding-bottom="0.049cm" fo:border-left="0.05pt solid #000000" fo:border-right="none" fo:border-top="none" fo:border-bottom="none"/>
    </style:style>
    <style:style style:name="Πίνακας10.L30" style:family="table-cell">
      <style:table-cell-properties style:vertical-align="middle" fo:padding-left="0cm" fo:padding-right="0cm" fo:padding-top="0.049cm" fo:padding-bottom="0.049cm" fo:border-left="none" fo:border-right="0.05pt solid #000000" fo:border-top="none" fo:border-bottom="none"/>
    </style:style>
    <style:style style:name="Πίνακας10.P30" style:family="table-cell">
      <style:table-cell-properties style:vertical-align="middle" fo:padding-left="0cm" fo:padding-right="0cm" fo:padding-top="0.049cm" fo:padding-bottom="0.049cm" fo:border-left="0.05pt solid #000000" fo:border-right="none" fo:border-top="none" fo:border-bottom="none"/>
    </style:style>
    <style:style style:name="Πίνακας10.S30" style:family="table-cell">
      <style:table-cell-properties style:vertical-align="middle" fo:padding-left="0cm" fo:padding-right="0cm" fo:padding-top="0.049cm" fo:padding-bottom="0.049cm" fo:border-left="none" fo:border-right="0.05pt solid #000000" fo:border-top="none" fo:border-bottom="none"/>
    </style:style>
    <style:style style:name="Πίνακας10.V30" style:family="table-cell">
      <style:table-cell-properties style:vertical-align="middle" fo:padding-left="0cm" fo:padding-right="0cm" fo:padding-top="0.049cm" fo:padding-bottom="0.049cm" fo:border-left="none" fo:border-right="0.05pt solid #000000" fo:border-top="none" fo:border-bottom="none"/>
    </style:style>
    <style:style style:name="Πίνακας10.Y30" style:family="table-cell">
      <style:table-cell-properties style:vertical-align="middle" fo:padding-left="0cm" fo:padding-right="0cm" fo:padding-top="0.049cm" fo:padding-bottom="0.049cm" fo:border-left="0.05pt solid #000000" fo:border-right="none" fo:border-top="none" fo:border-bottom="none"/>
    </style:style>
    <style:style style:name="Πίνακας10.Z30" style:family="table-cell">
      <style:table-cell-properties style:vertical-align="middle" fo:padding-left="0cm" fo:padding-right="0cm" fo:padding-top="0.049cm" fo:padding-bottom="0.049cm" fo:border-left="none" fo:border-right="0.05pt solid #000000" fo:border-top="none" fo:border-bottom="none"/>
    </style:style>
    <style:style style:name="Πίνακας10.d30" style:family="table-cell">
      <style:table-cell-properties style:vertical-align="middle" fo:padding-left="0cm" fo:padding-right="0cm" fo:padding-top="0.049cm" fo:padding-bottom="0.049cm" fo:border-left="0.05pt solid #000000" fo:border-right="none" fo:border-top="none" fo:border-bottom="none"/>
    </style:style>
    <style:style style:name="Πίνακας10.f30" style:family="table-cell">
      <style:table-cell-properties style:vertical-align="middle" fo:padding-left="0cm" fo:padding-right="0cm" fo:padding-top="0.049cm" fo:padding-bottom="0.049cm" fo:border-left="none" fo:border-right="0.05pt solid #000000" fo:border-top="none" fo:border-bottom="none"/>
    </style:style>
    <style:style style:name="Πίνακας10.j30" style:family="table-cell">
      <style:table-cell-properties style:vertical-align="middle" fo:padding-left="0cm" fo:padding-right="0cm" fo:padding-top="0.049cm" fo:padding-bottom="0.049cm" fo:border-left="0.05pt solid #000000" fo:border-right="none" fo:border-top="none" fo:border-bottom="none"/>
    </style:style>
    <style:style style:name="Πίνακας10.m30" style:family="table-cell">
      <style:table-cell-properties style:vertical-align="middle" fo:padding-left="0cm" fo:padding-right="0cm" fo:padding-top="0.049cm" fo:padding-bottom="0.049cm" fo:border-left="none" fo:border-right="0.05pt solid #000000" fo:border-top="none" fo:border-bottom="none"/>
    </style:style>
    <style:style style:name="Πίνακας2" style:family="table">
      <style:table-properties style:width="17cm" table:align="left" style:writing-mode="lr-tb"/>
    </style:style>
    <style:style style:name="Πίνακας2.A" style:family="table-column">
      <style:table-column-properties style:column-width="1.395cm"/>
    </style:style>
    <style:style style:name="Πίνακας2.B" style:family="table-column">
      <style:table-column-properties style:column-width="0.967cm"/>
    </style:style>
    <style:style style:name="Πίνακας2.C" style:family="table-column">
      <style:table-column-properties style:column-width="1cm"/>
    </style:style>
    <style:style style:name="Πίνακας2.D" style:family="table-column">
      <style:table-column-properties style:column-width="13.638cm"/>
    </style:style>
    <style:style style:name="Πίνακας2.A1" style:family="table-cell">
      <style:table-cell-properties style:vertical-align="middle" fo:padding-left="0.199cm" fo:padding-right="0.199cm" fo:padding-top="0.101cm" fo:padding-bottom="0.06cm" fo:border-left="none" fo:border-right="none" fo:border-top="none" fo:border-bottom="0.05pt solid #808080"/>
    </style:style>
    <style:style style:name="Πίνακας2.C1" style:family="table-cell">
      <style:table-cell-properties style:vertical-align="middle" fo:padding-left="0.199cm" fo:padding-right="0.199cm" fo:padding-top="0.101cm" fo:padding-bottom="0.06cm" fo:border-left="0.05pt solid #000000" fo:border-right="0.05pt solid #000000" fo:border-top="none" fo:border-bottom="0.05pt solid #808080"/>
    </style:style>
    <style:style style:name="Πίνακας2.A65" style:family="table-cell">
      <style:table-cell-properties style:vertical-align="middle" fo:padding-left="0.199cm" fo:padding-right="0.199cm" fo:padding-top="0.101cm" fo:padding-bottom="0.06cm" fo:border="none"/>
    </style:style>
    <style:style style:name="Πίνακας2.C65" style:family="table-cell">
      <style:table-cell-properties style:vertical-align="middle" fo:padding-left="0.199cm" fo:padding-right="0.199cm" fo:padding-top="0.101cm" fo:padding-bottom="0.06cm" fo:border-left="0.05pt solid #000000" fo:border-right="0.05pt solid #000000" fo:border-top="none" fo:border-bottom="none"/>
    </style:style>
    <style:style style:name="Πίνακας1" style:family="table">
      <style:table-properties style:width="17cm" table:align="left" style:writing-mode="lr-tb"/>
    </style:style>
    <style:style style:name="Πίνακας1.A" style:family="table-column">
      <style:table-column-properties style:column-width="0.589cm"/>
    </style:style>
    <style:style style:name="Πίνακας1.B" style:family="table-column">
      <style:table-column-properties style:column-width="0.58cm"/>
    </style:style>
    <style:style style:name="Πίνακας1.C" style:family="table-column">
      <style:table-column-properties style:column-width="0.542cm"/>
    </style:style>
    <style:style style:name="Πίνακας1.D" style:family="table-column">
      <style:table-column-properties style:column-width="0.54cm"/>
    </style:style>
    <style:style style:name="Πίνακας1.E" style:family="table-column">
      <style:table-column-properties style:column-width="0.642cm"/>
    </style:style>
    <style:style style:name="Πίνακας1.F" style:family="table-column">
      <style:table-column-properties style:column-width="0.586cm"/>
    </style:style>
    <style:style style:name="Πίνακας1.G" style:family="table-column">
      <style:table-column-properties style:column-width="0.467cm"/>
    </style:style>
    <style:style style:name="Πίνακας1.I" style:family="table-column">
      <style:table-column-properties style:column-width="0.466cm"/>
    </style:style>
    <style:style style:name="Πίνακας1.K" style:family="table-column">
      <style:table-column-properties style:column-width="0.439cm"/>
    </style:style>
    <style:style style:name="Πίνακας1.L" style:family="table-column">
      <style:table-column-properties style:column-width="0.436cm"/>
    </style:style>
    <style:style style:name="Πίνακας1.M" style:family="table-column">
      <style:table-column-properties style:column-width="0.557cm"/>
    </style:style>
    <style:style style:name="Πίνακας1.N" style:family="table-column">
      <style:table-column-properties style:column-width="0.686cm"/>
    </style:style>
    <style:style style:name="Πίνακας1.O" style:family="table-column">
      <style:table-column-properties style:column-width="0.564cm"/>
    </style:style>
    <style:style style:name="Πίνακας1.P" style:family="table-column">
      <style:table-column-properties style:column-width="0.716cm"/>
    </style:style>
    <style:style style:name="Πίνακας1.Q" style:family="table-column">
      <style:table-column-properties style:column-width="0.614cm"/>
    </style:style>
    <style:style style:name="Πίνακας1.R" style:family="table-column">
      <style:table-column-properties style:column-width="0.485cm"/>
    </style:style>
    <style:style style:name="Πίνακας1.S" style:family="table-column">
      <style:table-column-properties style:column-width="0.61cm"/>
    </style:style>
    <style:style style:name="Πίνακας1.T" style:family="table-column">
      <style:table-column-properties style:column-width="0.504cm"/>
    </style:style>
    <style:style style:name="Πίνακας1.U" style:family="table-column">
      <style:table-column-properties style:column-width="0.534cm"/>
    </style:style>
    <style:style style:name="Πίνακας1.V" style:family="table-column">
      <style:table-column-properties style:column-width="0.603cm"/>
    </style:style>
    <style:style style:name="Πίνακας1.W" style:family="table-column">
      <style:table-column-properties style:column-width="0.517cm"/>
    </style:style>
    <style:style style:name="Πίνακας1.Y" style:family="table-column">
      <style:table-column-properties style:column-width="0.607cm"/>
    </style:style>
    <style:style style:name="Πίνακας1.a" style:family="table-column">
      <style:table-column-properties style:column-width="0.63cm"/>
    </style:style>
    <style:style style:name="Πίνακας1.b" style:family="table-column">
      <style:table-column-properties style:column-width="0.676cm"/>
    </style:style>
    <style:style style:name="Πίνακας1.d" style:family="table-column">
      <style:table-column-properties style:column-width="0.55cm"/>
    </style:style>
    <style:style style:name="Πίνακας1.A1" style:family="table-cell">
      <style:table-cell-properties fo:padding="0.049cm" fo:border-left="none" fo:border-right="none" fo:border-top="none" fo:border-bottom="0.05pt solid #a9a9a9"/>
    </style:style>
    <style:style style:name="Πίνακας1.B1" style:family="table-cell">
      <style:table-cell-properties fo:padding="0.049cm" fo:border-left="0.05pt solid #a9a9a9" fo:border-right="none" fo:border-top="none" fo:border-bottom="0.05pt solid #a9a9a9"/>
    </style:style>
    <style:style style:name="Πίνακας1.G1" style:family="table-cell">
      <style:table-cell-properties fo:background-color="transparent" fo:padding="0.049cm" fo:border-left="0.05pt solid #a9a9a9" fo:border-right="none" fo:border-top="none" fo:border-bottom="0.05pt solid #a9a9a9">
        <style:background-image/>
      </style:table-cell-properties>
    </style:style>
    <style:style style:name="Πίνακας1.A25" style:family="table-cell">
      <style:table-cell-properties fo:padding="0.049cm" fo:border="none"/>
    </style:style>
    <style:style style:name="Πίνακας1.B25" style:family="table-cell">
      <style:table-cell-properties fo:padding="0.049cm" fo:border-left="0.05pt solid #a9a9a9" fo:border-right="none" fo:border-top="none" fo:border-bottom="none"/>
    </style:style>
    <style:style style:name="Πίνακας1.C25" style:family="table-cell">
      <style:table-cell-properties fo:padding="0.049cm" fo:border-left="0.05pt solid #a9a9a9" fo:border-right="none" fo:border-top="none" fo:border-bottom="none"/>
    </style:style>
    <style:style style:name="Πίνακας1.D25" style:family="table-cell">
      <style:table-cell-properties fo:padding="0.049cm" fo:border-left="0.05pt solid #a9a9a9" fo:border-right="none" fo:border-top="none" fo:border-bottom="none"/>
    </style:style>
    <style:style style:name="Πίνακας1.E25" style:family="table-cell">
      <style:table-cell-properties fo:padding="0.049cm" fo:border-left="0.05pt solid #a9a9a9" fo:border-right="none" fo:border-top="none" fo:border-bottom="none"/>
    </style:style>
    <style:style style:name="Πίνακας1.F25" style:family="table-cell">
      <style:table-cell-properties fo:padding="0.049cm" fo:border-left="0.05pt solid #a9a9a9" fo:border-right="none" fo:border-top="none" fo:border-bottom="none"/>
    </style:style>
    <style:style style:name="Πίνακας1.G25" style:family="table-cell">
      <style:table-cell-properties fo:background-color="transparent" fo:padding="0.049cm" fo:border-left="0.05pt solid #a9a9a9" fo:border-right="none" fo:border-top="none" fo:border-bottom="none">
        <style:background-image/>
      </style:table-cell-properties>
    </style:style>
    <style:style style:name="Πίνακας1.H25" style:family="table-cell">
      <style:table-cell-properties fo:padding="0.049cm" fo:border-left="0.05pt solid #a9a9a9" fo:border-right="none" fo:border-top="none" fo:border-bottom="none"/>
    </style:style>
    <style:style style:name="Πίνακας1.I25" style:family="table-cell">
      <style:table-cell-properties fo:padding="0.049cm" fo:border-left="0.05pt solid #a9a9a9" fo:border-right="none" fo:border-top="none" fo:border-bottom="none"/>
    </style:style>
    <style:style style:name="Πίνακας1.J25" style:family="table-cell">
      <style:table-cell-properties fo:padding="0.049cm" fo:border-left="0.05pt solid #a9a9a9" fo:border-right="none" fo:border-top="none" fo:border-bottom="none"/>
    </style:style>
    <style:style style:name="Πίνακας1.K25" style:family="table-cell">
      <style:table-cell-properties fo:padding="0.049cm" fo:border-left="0.05pt solid #a9a9a9" fo:border-right="none" fo:border-top="none" fo:border-bottom="none"/>
    </style:style>
    <style:style style:name="Πίνακας1.L25" style:family="table-cell">
      <style:table-cell-properties fo:padding="0.049cm" fo:border-left="0.05pt solid #a9a9a9" fo:border-right="none" fo:border-top="none" fo:border-bottom="none"/>
    </style:style>
    <style:style style:name="Πίνακας1.M25" style:family="table-cell">
      <style:table-cell-properties fo:padding="0.049cm" fo:border-left="0.05pt solid #a9a9a9" fo:border-right="none" fo:border-top="none" fo:border-bottom="none"/>
    </style:style>
    <style:style style:name="Πίνακας1.N25" style:family="table-cell">
      <style:table-cell-properties fo:padding="0.049cm" fo:border-left="0.05pt solid #a9a9a9" fo:border-right="none" fo:border-top="none" fo:border-bottom="none"/>
    </style:style>
    <style:style style:name="Πίνακας1.O25" style:family="table-cell">
      <style:table-cell-properties fo:padding="0.049cm" fo:border-left="0.05pt solid #a9a9a9" fo:border-right="none" fo:border-top="none" fo:border-bottom="none"/>
    </style:style>
    <style:style style:name="Πίνακας1.P25" style:family="table-cell">
      <style:table-cell-properties fo:padding="0.049cm" fo:border-left="0.05pt solid #a9a9a9" fo:border-right="none" fo:border-top="none" fo:border-bottom="none"/>
    </style:style>
    <style:style style:name="Πίνακας1.Q25" style:family="table-cell">
      <style:table-cell-properties fo:padding="0.049cm" fo:border-left="0.05pt solid #a9a9a9" fo:border-right="none" fo:border-top="none" fo:border-bottom="none"/>
    </style:style>
    <style:style style:name="Πίνακας1.R25" style:family="table-cell">
      <style:table-cell-properties fo:padding="0.049cm" fo:border-left="0.05pt solid #a9a9a9" fo:border-right="none" fo:border-top="none" fo:border-bottom="none"/>
    </style:style>
    <style:style style:name="Πίνακας1.S25" style:family="table-cell">
      <style:table-cell-properties fo:padding="0.049cm" fo:border-left="0.05pt solid #a9a9a9" fo:border-right="none" fo:border-top="none" fo:border-bottom="none"/>
    </style:style>
    <style:style style:name="Πίνακας1.T25" style:family="table-cell">
      <style:table-cell-properties fo:padding="0.049cm" fo:border-left="0.05pt solid #a9a9a9" fo:border-right="none" fo:border-top="none" fo:border-bottom="none"/>
    </style:style>
    <style:style style:name="Πίνακας1.U25" style:family="table-cell">
      <style:table-cell-properties fo:padding="0.049cm" fo:border-left="0.05pt solid #a9a9a9" fo:border-right="none" fo:border-top="none" fo:border-bottom="none"/>
    </style:style>
    <style:style style:name="Πίνακας1.V25" style:family="table-cell">
      <style:table-cell-properties fo:padding="0.049cm" fo:border-left="0.05pt solid #a9a9a9" fo:border-right="none" fo:border-top="none" fo:border-bottom="none"/>
    </style:style>
    <style:style style:name="Πίνακας1.W25" style:family="table-cell">
      <style:table-cell-properties fo:padding="0.049cm" fo:border-left="0.05pt solid #a9a9a9" fo:border-right="none" fo:border-top="none" fo:border-bottom="none"/>
    </style:style>
    <style:style style:name="Πίνακας1.X25" style:family="table-cell">
      <style:table-cell-properties fo:padding="0.049cm" fo:border-left="0.05pt solid #a9a9a9" fo:border-right="none" fo:border-top="none" fo:border-bottom="none"/>
    </style:style>
    <style:style style:name="Πίνακας1.Y25" style:family="table-cell">
      <style:table-cell-properties fo:padding="0.049cm" fo:border-left="0.05pt solid #a9a9a9" fo:border-right="none" fo:border-top="none" fo:border-bottom="none"/>
    </style:style>
    <style:style style:name="Πίνακας1.Z25" style:family="table-cell">
      <style:table-cell-properties fo:padding="0.049cm" fo:border-left="0.05pt solid #a9a9a9" fo:border-right="none" fo:border-top="none" fo:border-bottom="none"/>
    </style:style>
    <style:style style:name="Πίνακας1.a25" style:family="table-cell">
      <style:table-cell-properties fo:padding="0.049cm" fo:border-left="0.05pt solid #a9a9a9" fo:border-right="none" fo:border-top="none" fo:border-bottom="none"/>
    </style:style>
    <style:style style:name="Πίνακας1.b25" style:family="table-cell">
      <style:table-cell-properties fo:padding="0.049cm" fo:border-left="0.05pt solid #a9a9a9" fo:border-right="none" fo:border-top="none" fo:border-bottom="none"/>
    </style:style>
    <style:style style:name="Πίνακας1.c25" style:family="table-cell">
      <style:table-cell-properties fo:padding="0.049cm" fo:border-left="0.05pt solid #a9a9a9" fo:border-right="none" fo:border-top="none" fo:border-bottom="none"/>
    </style:style>
    <style:style style:name="Πίνακας1.d25" style:family="table-cell">
      <style:table-cell-properties fo:padding="0.049cm" fo:border-left="0.05pt solid #a9a9a9" fo:border-right="none" fo:border-top="none" fo:border-bottom="none"/>
    </style:style>
    <style:style style:name="Πίνακας3" style:family="table">
      <style:table-properties style:width="17cm" fo:margin-left="0cm" fo:margin-top="0cm" fo:margin-bottom="0cm" table:align="left" style:writing-mode="lr-tb"/>
    </style:style>
    <style:style style:name="Πίνακας3.A" style:family="table-column">
      <style:table-column-properties style:column-width="0.736cm"/>
    </style:style>
    <style:style style:name="Πίνακας3.B" style:family="table-column">
      <style:table-column-properties style:column-width="0.295cm"/>
    </style:style>
    <style:style style:name="Πίνακας3.C" style:family="table-column">
      <style:table-column-properties style:column-width="1.774cm"/>
    </style:style>
    <style:style style:name="Πίνακας3.1" style:family="table-row">
      <style:table-row-properties fo:keep-together="always"/>
    </style:style>
    <style:style style:name="Πίνακας3.A1" style:family="table-cell">
      <style:table-cell-properties style:vertical-align="middle" fo:padding="0.049cm" fo:border="none"/>
    </style:style>
    <style:style style:name="Πίνακας3.C1" style:family="table-cell">
      <style:table-cell-properties style:vertical-align="" fo:padding="0.049cm" fo:border="none"/>
    </style:style>
    <style:style style:name="Πίνακας4" style:family="table">
      <style:table-properties style:width="17cm" fo:margin-left="0cm" fo:margin-top="0cm" fo:margin-bottom="0cm" table:align="left" style:writing-mode="lr-tb"/>
    </style:style>
    <style:style style:name="Πίνακας4.A" style:family="table-column">
      <style:table-column-properties style:column-width="0.723cm"/>
    </style:style>
    <style:style style:name="Πίνακας4.B" style:family="table-column">
      <style:table-column-properties style:column-width="0.291cm"/>
    </style:style>
    <style:style style:name="Πίνακας4.C" style:family="table-column">
      <style:table-column-properties style:column-width="1.741cm"/>
    </style:style>
    <style:style style:name="Πίνακας4.H" style:family="table-column">
      <style:table-column-properties style:column-width="2.057cm"/>
    </style:style>
    <style:style style:name="Πίνακας4.K" style:family="table-column">
      <style:table-column-properties style:column-width="1.743cm"/>
    </style:style>
    <style:style style:name="Πίνακας4.1" style:family="table-row">
      <style:table-row-properties fo:keep-together="always"/>
    </style:style>
    <style:style style:name="Πίνακας4.A1" style:family="table-cell">
      <style:table-cell-properties style:vertical-align="middle" fo:padding="0.049cm" fo:border="none"/>
    </style:style>
    <style:style style:name="Πίνακας4.C1" style:family="table-cell">
      <style:table-cell-properties style:vertical-align="" fo:padding="0.049cm" fo:border="none"/>
    </style:style>
    <style:style style:name="Πίνακας12" style:family="table">
      <style:table-properties style:width="17cm" fo:margin-left="0cm" fo:margin-top="0cm" fo:margin-bottom="0cm" table:align="left" style:writing-mode="lr-tb"/>
    </style:style>
    <style:style style:name="Πίνακας12.A" style:family="table-column">
      <style:table-column-properties style:column-width="0.713cm"/>
    </style:style>
    <style:style style:name="Πίνακας12.B" style:family="table-column">
      <style:table-column-properties style:column-width="0.21cm"/>
    </style:style>
    <style:style style:name="Πίνακας12.C" style:family="table-column">
      <style:table-column-properties style:column-width="1.759cm"/>
    </style:style>
    <style:style style:name="Πίνακας12.D" style:family="table-column">
      <style:table-column-properties style:column-width="1.55cm"/>
    </style:style>
    <style:style style:name="Πίνακας12.E" style:family="table-column">
      <style:table-column-properties style:column-width="1.418cm"/>
    </style:style>
    <style:style style:name="Πίνακας12.F" style:family="table-column">
      <style:table-column-properties style:column-width="2.566cm"/>
    </style:style>
    <style:style style:name="Πίνακας12.G" style:family="table-column">
      <style:table-column-properties style:column-width="1.833cm"/>
    </style:style>
    <style:style style:name="Πίνακας12.H" style:family="table-column">
      <style:table-column-properties style:column-width="1.769cm"/>
    </style:style>
    <style:style style:name="Πίνακας12.I" style:family="table-column">
      <style:table-column-properties style:column-width="1.813cm"/>
    </style:style>
    <style:style style:name="Πίνακας12.K" style:family="table-column">
      <style:table-column-properties style:column-width="1.819cm"/>
    </style:style>
    <style:style style:name="Πίνακας12.1" style:family="table-row">
      <style:table-row-properties fo:keep-together="always"/>
    </style:style>
    <style:style style:name="Πίνακας12.A1" style:family="table-cell">
      <style:table-cell-properties style:vertical-align="middle" fo:padding="0.049cm" fo:border="none"/>
    </style:style>
    <style:style style:name="Πίνακας12.C1" style:family="table-cell">
      <style:table-cell-properties style:vertical-align="" fo:padding="0.049cm" fo:border="none"/>
    </style:style>
    <style:style style:name="Πίνακας13" style:family="table">
      <style:table-properties style:width="17cm" fo:margin-left="0cm" fo:margin-top="0cm" fo:margin-bottom="0cm" table:align="left" style:writing-mode="lr-tb"/>
    </style:style>
    <style:style style:name="Πίνακας13.A" style:family="table-column">
      <style:table-column-properties style:column-width="0.711cm"/>
    </style:style>
    <style:style style:name="Πίνακας13.B" style:family="table-column">
      <style:table-column-properties style:column-width="0.286cm"/>
    </style:style>
    <style:style style:name="Πίνακας13.C" style:family="table-column">
      <style:table-column-properties style:column-width="1.778cm"/>
    </style:style>
    <style:style style:name="Πίνακας13.H" style:family="table-column">
      <style:table-column-properties style:column-width="2.307cm"/>
    </style:style>
    <style:style style:name="Πίνακας13.I" style:family="table-column">
      <style:table-column-properties style:column-width="1.512cm"/>
    </style:style>
    <style:style style:name="Πίνακας13.J" style:family="table-column">
      <style:table-column-properties style:column-width="1.515cm"/>
    </style:style>
    <style:style style:name="Πίνακας13.K" style:family="table-column">
      <style:table-column-properties style:column-width="1.78cm"/>
    </style:style>
    <style:style style:name="Πίνακας13.1" style:family="table-row">
      <style:table-row-properties fo:keep-together="always"/>
    </style:style>
    <style:style style:name="Πίνακας13.A1" style:family="table-cell">
      <style:table-cell-properties style:vertical-align="middle" fo:padding="0.049cm" fo:border="none"/>
    </style:style>
    <style:style style:name="Πίνακας13.C1" style:family="table-cell">
      <style:table-cell-properties style:vertical-align="" fo:padding="0.049cm" fo:border="none"/>
    </style:style>
    <style:style style:name="Πίνακας8" style:family="table">
      <style:table-properties style:width="17cm" table:align="left" style:writing-mode="lr-tb"/>
    </style:style>
    <style:style style:name="Πίνακας8.A" style:family="table-column">
      <style:table-column-properties style:column-width="0.974cm"/>
    </style:style>
    <style:style style:name="Πίνακας8.B" style:family="table-column">
      <style:table-column-properties style:column-width="0.933cm"/>
    </style:style>
    <style:style style:name="Πίνακας8.C" style:family="table-column">
      <style:table-column-properties style:column-width="0.963cm"/>
    </style:style>
    <style:style style:name="Πίνακας8.D" style:family="table-column">
      <style:table-column-properties style:column-width="1.813cm"/>
    </style:style>
    <style:style style:name="Πίνακας8.E" style:family="table-column">
      <style:table-column-properties style:column-width="2.06cm"/>
    </style:style>
    <style:style style:name="Πίνακας8.F" style:family="table-column">
      <style:table-column-properties style:column-width="2.106cm"/>
    </style:style>
    <style:style style:name="Πίνακας8.G" style:family="table-column">
      <style:table-column-properties style:column-width="2.305cm"/>
    </style:style>
    <style:style style:name="Πίνακας8.H" style:family="table-column">
      <style:table-column-properties style:column-width="3.067cm"/>
    </style:style>
    <style:style style:name="Πίνακας8.I" style:family="table-column">
      <style:table-column-properties style:column-width="1.249cm"/>
    </style:style>
    <style:style style:name="Πίνακας8.J" style:family="table-column">
      <style:table-column-properties style:column-width="1.529cm"/>
    </style:style>
    <style:style style:name="Πίνακας8.A1" style:family="table-cell">
      <style:table-cell-properties style:vertical-align="bottom" fo:background-color="transparent" fo:padding-left="0.15cm" fo:padding-right="0.15cm" fo:padding-top="0.049cm" fo:padding-bottom="0.049cm" fo:border="none">
        <style:background-image/>
      </style:table-cell-properties>
    </style:style>
    <style:style style:name="Πίνακας8.C1" style:family="table-cell">
      <style:table-cell-properties style:vertical-align="bottom" fo:padding-left="0.15cm" fo:padding-right="0.15cm" fo:padding-top="0.049cm" fo:padding-bottom="0.049cm" fo:border="none"/>
    </style:style>
    <style:style style:name="Πίνακας8.D1" style:family="table-cell">
      <style:table-cell-properties style:vertical-align="bottom" fo:padding-left="0.15cm" fo:padding-right="0.15cm" fo:padding-top="0.049cm" fo:padding-bottom="0.049cm" fo:border="none"/>
    </style:style>
    <style:style style:name="Πίνακας8.E1" style:family="table-cell">
      <style:table-cell-properties style:vertical-align="bottom" fo:padding-left="0.15cm" fo:padding-right="0.15cm" fo:padding-top="0.049cm" fo:padding-bottom="0.049cm" fo:border="none"/>
    </style:style>
    <style:style style:name="Πίνακας8.F1" style:family="table-cell">
      <style:table-cell-properties style:vertical-align="bottom" fo:padding-left="0.15cm" fo:padding-right="0.15cm" fo:padding-top="0.049cm" fo:padding-bottom="0.049cm" fo:border="none"/>
    </style:style>
    <style:style style:name="Πίνακας8.G1" style:family="table-cell">
      <style:table-cell-properties style:vertical-align="bottom" fo:padding-left="0.15cm" fo:padding-right="0.15cm" fo:padding-top="0.049cm" fo:padding-bottom="0.049cm" fo:border="none"/>
    </style:style>
    <style:style style:name="Πίνακας8.H1" style:family="table-cell">
      <style:table-cell-properties style:vertical-align="bottom" fo:padding-left="0.15cm" fo:padding-right="0.15cm" fo:padding-top="0.049cm" fo:padding-bottom="0.049cm" fo:border="none"/>
    </style:style>
    <style:style style:name="Πίνακας8.I1" style:family="table-cell">
      <style:table-cell-properties style:vertical-align="bottom" fo:padding-left="0.15cm" fo:padding-right="0.15cm" fo:padding-top="0.049cm" fo:padding-bottom="0.049cm" fo:border="none"/>
    </style:style>
    <style:style style:name="Πίνακας8.J1" style:family="table-cell">
      <style:table-cell-properties style:vertical-align="bottom" fo:padding-left="0.15cm" fo:padding-right="0.15cm" fo:padding-top="0.049cm" fo:padding-bottom="0.049cm" fo:border="none"/>
    </style:style>
    <style:style style:name="Πίνακας8.A2" style:family="table-cell">
      <style:table-cell-properties style:vertical-align="middle" fo:background-color="transparent" fo:padding-left="0.15cm" fo:padding-right="0.15cm" fo:padding-top="0.049cm" fo:padding-bottom="0.049cm" fo:border="none">
        <style:background-image/>
      </style:table-cell-properties>
    </style:style>
    <style:style style:name="Πίνακας8.C2" style:family="table-cell">
      <style:table-cell-properties style:vertical-align="middle" fo:padding-left="0.15cm" fo:padding-right="0.15cm" fo:padding-top="0.049cm" fo:padding-bottom="0.049cm" fo:border="none"/>
    </style:style>
    <style:style style:name="Πίνακας8.D2" style:family="table-cell">
      <style:table-cell-properties style:vertical-align="middle" fo:padding-left="0.15cm" fo:padding-right="0.15cm" fo:padding-top="0.049cm" fo:padding-bottom="0.049cm" fo:border="none"/>
    </style:style>
    <style:style style:name="Πίνακας8.E2" style:family="table-cell">
      <style:table-cell-properties style:vertical-align="middle" fo:padding-left="0.15cm" fo:padding-right="0.15cm" fo:padding-top="0.049cm" fo:padding-bottom="0.049cm" fo:border="none"/>
    </style:style>
    <style:style style:name="Πίνακας8.F2" style:family="table-cell">
      <style:table-cell-properties style:vertical-align="middle" fo:padding-left="0.15cm" fo:padding-right="0.15cm" fo:padding-top="0.049cm" fo:padding-bottom="0.049cm" fo:border="none"/>
    </style:style>
    <style:style style:name="Πίνακας8.G2" style:family="table-cell">
      <style:table-cell-properties style:vertical-align="middle" fo:padding-left="0.15cm" fo:padding-right="0.15cm" fo:padding-top="0.049cm" fo:padding-bottom="0.049cm" fo:border="none"/>
    </style:style>
    <style:style style:name="Πίνακας8.H2" style:family="table-cell">
      <style:table-cell-properties style:vertical-align="middle" fo:padding-left="0.15cm" fo:padding-right="0.15cm" fo:padding-top="0.049cm" fo:padding-bottom="0.049cm" fo:border="none"/>
    </style:style>
    <style:style style:name="Πίνακας8.I2" style:family="table-cell">
      <style:table-cell-properties style:vertical-align="middle" fo:padding-left="0.15cm" fo:padding-right="0.15cm" fo:padding-top="0.049cm" fo:padding-bottom="0.049cm" fo:border="none"/>
    </style:style>
    <style:style style:name="Πίνακας8.J2" style:family="table-cell">
      <style:table-cell-properties style:vertical-align="middle" fo:padding-left="0.15cm" fo:padding-right="0.15cm" fo:padding-top="0.049cm" fo:padding-bottom="0.049cm" fo:border="none"/>
    </style:style>
    <style:style style:name="Πίνακας8.C3" style:family="table-cell">
      <style:table-cell-properties style:vertical-align="middle" fo:padding-left="0.15cm" fo:padding-right="0.15cm" fo:padding-top="0.049cm" fo:padding-bottom="0.049cm" fo:border="none"/>
    </style:style>
    <style:style style:name="Πίνακας8.D3" style:family="table-cell">
      <style:table-cell-properties style:vertical-align="middle" fo:padding-left="0.15cm" fo:padding-right="0.15cm" fo:padding-top="0.049cm" fo:padding-bottom="0.049cm" fo:border="none"/>
    </style:style>
    <style:style style:name="Πίνακας8.E3" style:family="table-cell">
      <style:table-cell-properties style:vertical-align="middle" fo:padding-left="0.15cm" fo:padding-right="0.15cm" fo:padding-top="0.049cm" fo:padding-bottom="0.049cm" fo:border="none"/>
    </style:style>
    <style:style style:name="Πίνακας8.F3" style:family="table-cell">
      <style:table-cell-properties style:vertical-align="middle" fo:padding-left="0.15cm" fo:padding-right="0.15cm" fo:padding-top="0.049cm" fo:padding-bottom="0.049cm" fo:border="none"/>
    </style:style>
    <style:style style:name="Πίνακας8.G3" style:family="table-cell">
      <style:table-cell-properties style:vertical-align="middle" fo:padding-left="0.15cm" fo:padding-right="0.15cm" fo:padding-top="0.049cm" fo:padding-bottom="0.049cm" fo:border="none"/>
    </style:style>
    <style:style style:name="Πίνακας8.H3" style:family="table-cell">
      <style:table-cell-properties style:vertical-align="middle" fo:padding-left="0.15cm" fo:padding-right="0.15cm" fo:padding-top="0.049cm" fo:padding-bottom="0.049cm" fo:border="none"/>
    </style:style>
    <style:style style:name="Πίνακας8.I3" style:family="table-cell">
      <style:table-cell-properties style:vertical-align="middle" fo:padding-left="0.15cm" fo:padding-right="0.15cm" fo:padding-top="0.049cm" fo:padding-bottom="0.049cm" fo:border="none"/>
    </style:style>
    <style:style style:name="Πίνακας8.J3" style:family="table-cell">
      <style:table-cell-properties style:vertical-align="middle" fo:padding-left="0.15cm" fo:padding-right="0.15cm" fo:padding-top="0.049cm" fo:padding-bottom="0.049cm" fo:border="none"/>
    </style:style>
    <style:style style:name="Πίνακας8.C4" style:family="table-cell">
      <style:table-cell-properties style:vertical-align="middle" fo:padding-left="0.15cm" fo:padding-right="0.15cm" fo:padding-top="0.049cm" fo:padding-bottom="0.049cm" fo:border="none"/>
    </style:style>
    <style:style style:name="Πίνακας8.D4" style:family="table-cell">
      <style:table-cell-properties style:vertical-align="middle" fo:padding-left="0.15cm" fo:padding-right="0.15cm" fo:padding-top="0.049cm" fo:padding-bottom="0.049cm" fo:border="none"/>
    </style:style>
    <style:style style:name="Πίνακας8.E4" style:family="table-cell">
      <style:table-cell-properties style:vertical-align="middle" fo:padding-left="0.15cm" fo:padding-right="0.15cm" fo:padding-top="0.049cm" fo:padding-bottom="0.049cm" fo:border="none"/>
    </style:style>
    <style:style style:name="Πίνακας8.F4" style:family="table-cell">
      <style:table-cell-properties style:vertical-align="middle" fo:padding-left="0.15cm" fo:padding-right="0.15cm" fo:padding-top="0.049cm" fo:padding-bottom="0.049cm" fo:border="none"/>
    </style:style>
    <style:style style:name="Πίνακας8.G4" style:family="table-cell">
      <style:table-cell-properties style:vertical-align="middle" fo:padding-left="0.15cm" fo:padding-right="0.15cm" fo:padding-top="0.049cm" fo:padding-bottom="0.049cm" fo:border="none"/>
    </style:style>
    <style:style style:name="Πίνακας8.H4" style:family="table-cell">
      <style:table-cell-properties style:vertical-align="middle" fo:padding-left="0.15cm" fo:padding-right="0.15cm" fo:padding-top="0.049cm" fo:padding-bottom="0.049cm" fo:border="none"/>
    </style:style>
    <style:style style:name="Πίνακας8.I4" style:family="table-cell">
      <style:table-cell-properties style:vertical-align="middle" fo:padding-left="0.15cm" fo:padding-right="0.15cm" fo:padding-top="0.049cm" fo:padding-bottom="0.049cm" fo:border="none"/>
    </style:style>
    <style:style style:name="Πίνακας8.J4" style:family="table-cell">
      <style:table-cell-properties style:vertical-align="middle" fo:padding-left="0.15cm" fo:padding-right="0.15cm" fo:padding-top="0.049cm" fo:padding-bottom="0.049cm" fo:border="none"/>
    </style:style>
    <style:style style:name="Πίνακας8.C5" style:family="table-cell">
      <style:table-cell-properties style:vertical-align="middle" fo:padding-left="0.15cm" fo:padding-right="0.15cm" fo:padding-top="0.049cm" fo:padding-bottom="0.049cm" fo:border="none"/>
    </style:style>
    <style:style style:name="Πίνακας8.D5" style:family="table-cell">
      <style:table-cell-properties style:vertical-align="middle" fo:padding-left="0.15cm" fo:padding-right="0.15cm" fo:padding-top="0.049cm" fo:padding-bottom="0.049cm" fo:border="none"/>
    </style:style>
    <style:style style:name="Πίνακας8.E5" style:family="table-cell">
      <style:table-cell-properties style:vertical-align="middle" fo:padding-left="0.15cm" fo:padding-right="0.15cm" fo:padding-top="0.049cm" fo:padding-bottom="0.049cm" fo:border="none"/>
    </style:style>
    <style:style style:name="Πίνακας8.F5" style:family="table-cell">
      <style:table-cell-properties style:vertical-align="middle" fo:padding-left="0.15cm" fo:padding-right="0.15cm" fo:padding-top="0.049cm" fo:padding-bottom="0.049cm" fo:border="none"/>
    </style:style>
    <style:style style:name="Πίνακας8.G5" style:family="table-cell">
      <style:table-cell-properties style:vertical-align="middle" fo:padding-left="0.15cm" fo:padding-right="0.15cm" fo:padding-top="0.049cm" fo:padding-bottom="0.049cm" fo:border="none"/>
    </style:style>
    <style:style style:name="Πίνακας8.H5" style:family="table-cell">
      <style:table-cell-properties style:vertical-align="middle" fo:padding-left="0.15cm" fo:padding-right="0.15cm" fo:padding-top="0.049cm" fo:padding-bottom="0.049cm" fo:border="none"/>
    </style:style>
    <style:style style:name="Πίνακας8.I5" style:family="table-cell">
      <style:table-cell-properties style:vertical-align="middle" fo:padding-left="0.15cm" fo:padding-right="0.15cm" fo:padding-top="0.049cm" fo:padding-bottom="0.049cm" fo:border="none"/>
    </style:style>
    <style:style style:name="Πίνακας8.J5" style:family="table-cell">
      <style:table-cell-properties style:vertical-align="middle" fo:padding-left="0.15cm" fo:padding-right="0.15cm" fo:padding-top="0.049cm" fo:padding-bottom="0.049cm" fo:border="none"/>
    </style:style>
    <style:style style:name="Πίνακας8.C6" style:family="table-cell">
      <style:table-cell-properties style:vertical-align="middle" fo:padding-left="0.15cm" fo:padding-right="0.15cm" fo:padding-top="0.049cm" fo:padding-bottom="0.049cm" fo:border="none"/>
    </style:style>
    <style:style style:name="Πίνακας8.D6" style:family="table-cell">
      <style:table-cell-properties style:vertical-align="middle" fo:padding-left="0.15cm" fo:padding-right="0.15cm" fo:padding-top="0.049cm" fo:padding-bottom="0.049cm" fo:border="none"/>
    </style:style>
    <style:style style:name="Πίνακας8.E6" style:family="table-cell">
      <style:table-cell-properties style:vertical-align="middle" fo:padding-left="0.15cm" fo:padding-right="0.15cm" fo:padding-top="0.049cm" fo:padding-bottom="0.049cm" fo:border="none"/>
    </style:style>
    <style:style style:name="Πίνακας8.F6" style:family="table-cell">
      <style:table-cell-properties style:vertical-align="middle" fo:padding-left="0.15cm" fo:padding-right="0.15cm" fo:padding-top="0.049cm" fo:padding-bottom="0.049cm" fo:border="none"/>
    </style:style>
    <style:style style:name="Πίνακας8.G6" style:family="table-cell">
      <style:table-cell-properties style:vertical-align="middle" fo:padding-left="0.15cm" fo:padding-right="0.15cm" fo:padding-top="0.049cm" fo:padding-bottom="0.049cm" fo:border="none"/>
    </style:style>
    <style:style style:name="Πίνακας8.H6" style:family="table-cell">
      <style:table-cell-properties style:vertical-align="middle" fo:padding-left="0.15cm" fo:padding-right="0.15cm" fo:padding-top="0.049cm" fo:padding-bottom="0.049cm" fo:border="none"/>
    </style:style>
    <style:style style:name="Πίνακας8.I6" style:family="table-cell">
      <style:table-cell-properties style:vertical-align="middle" fo:padding-left="0.15cm" fo:padding-right="0.15cm" fo:padding-top="0.049cm" fo:padding-bottom="0.049cm" fo:border="none"/>
    </style:style>
    <style:style style:name="Πίνακας8.J6" style:family="table-cell">
      <style:table-cell-properties style:vertical-align="middle" fo:padding-left="0.15cm" fo:padding-right="0.15cm" fo:padding-top="0.049cm" fo:padding-bottom="0.049cm" fo:border="none"/>
    </style:style>
    <style:style style:name="Πίνακας8.C7" style:family="table-cell">
      <style:table-cell-properties style:vertical-align="middle" fo:padding-left="0.15cm" fo:padding-right="0.15cm" fo:padding-top="0.049cm" fo:padding-bottom="0.049cm" fo:border="none"/>
    </style:style>
    <style:style style:name="Πίνακας8.D7" style:family="table-cell">
      <style:table-cell-properties style:vertical-align="middle" fo:padding-left="0.15cm" fo:padding-right="0.15cm" fo:padding-top="0.049cm" fo:padding-bottom="0.049cm" fo:border="none"/>
    </style:style>
    <style:style style:name="Πίνακας8.E7" style:family="table-cell">
      <style:table-cell-properties style:vertical-align="middle" fo:padding-left="0.15cm" fo:padding-right="0.15cm" fo:padding-top="0.049cm" fo:padding-bottom="0.049cm" fo:border="none"/>
    </style:style>
    <style:style style:name="Πίνακας8.F7" style:family="table-cell">
      <style:table-cell-properties style:vertical-align="middle" fo:padding-left="0.15cm" fo:padding-right="0.15cm" fo:padding-top="0.049cm" fo:padding-bottom="0.049cm" fo:border="none"/>
    </style:style>
    <style:style style:name="Πίνακας8.G7" style:family="table-cell">
      <style:table-cell-properties style:vertical-align="middle" fo:padding-left="0.15cm" fo:padding-right="0.15cm" fo:padding-top="0.049cm" fo:padding-bottom="0.049cm" fo:border="none"/>
    </style:style>
    <style:style style:name="Πίνακας8.H7" style:family="table-cell">
      <style:table-cell-properties style:vertical-align="middle" fo:padding-left="0.15cm" fo:padding-right="0.15cm" fo:padding-top="0.049cm" fo:padding-bottom="0.049cm" fo:border="none"/>
    </style:style>
    <style:style style:name="Πίνακας8.I7" style:family="table-cell">
      <style:table-cell-properties style:vertical-align="middle" fo:padding-left="0.15cm" fo:padding-right="0.15cm" fo:padding-top="0.049cm" fo:padding-bottom="0.049cm" fo:border="none"/>
    </style:style>
    <style:style style:name="Πίνακας8.J7" style:family="table-cell">
      <style:table-cell-properties style:vertical-align="middle" fo:padding-left="0.15cm" fo:padding-right="0.15cm" fo:padding-top="0.049cm" fo:padding-bottom="0.049cm" fo:border="none"/>
    </style:style>
    <style:style style:name="Πίνακας8.C8" style:family="table-cell">
      <style:table-cell-properties style:vertical-align="middle" fo:padding-left="0.15cm" fo:padding-right="0.15cm" fo:padding-top="0.049cm" fo:padding-bottom="0.049cm" fo:border="none"/>
    </style:style>
    <style:style style:name="Πίνακας8.D8" style:family="table-cell">
      <style:table-cell-properties style:vertical-align="middle" fo:padding-left="0.15cm" fo:padding-right="0.15cm" fo:padding-top="0.049cm" fo:padding-bottom="0.049cm" fo:border="none"/>
    </style:style>
    <style:style style:name="Πίνακας8.E8" style:family="table-cell">
      <style:table-cell-properties style:vertical-align="middle" fo:padding-left="0.15cm" fo:padding-right="0.15cm" fo:padding-top="0.049cm" fo:padding-bottom="0.049cm" fo:border="none"/>
    </style:style>
    <style:style style:name="Πίνακας8.F8" style:family="table-cell">
      <style:table-cell-properties style:vertical-align="middle" fo:padding-left="0.15cm" fo:padding-right="0.15cm" fo:padding-top="0.049cm" fo:padding-bottom="0.049cm" fo:border="none"/>
    </style:style>
    <style:style style:name="Πίνακας8.G8" style:family="table-cell">
      <style:table-cell-properties style:vertical-align="middle" fo:padding-left="0.15cm" fo:padding-right="0.15cm" fo:padding-top="0.049cm" fo:padding-bottom="0.049cm" fo:border="none"/>
    </style:style>
    <style:style style:name="Πίνακας8.H8" style:family="table-cell">
      <style:table-cell-properties style:vertical-align="middle" fo:padding-left="0.15cm" fo:padding-right="0.15cm" fo:padding-top="0.049cm" fo:padding-bottom="0.049cm" fo:border="none"/>
    </style:style>
    <style:style style:name="Πίνακας8.I8" style:family="table-cell">
      <style:table-cell-properties style:vertical-align="middle" fo:padding-left="0.15cm" fo:padding-right="0.15cm" fo:padding-top="0.049cm" fo:padding-bottom="0.049cm" fo:border="none"/>
    </style:style>
    <style:style style:name="Πίνακας8.J8" style:family="table-cell">
      <style:table-cell-properties style:vertical-align="middle" fo:padding-left="0.15cm" fo:padding-right="0.15cm" fo:padding-top="0.049cm" fo:padding-bottom="0.049cm" fo:border="none"/>
    </style:style>
    <style:style style:name="Πίνακας8.C9" style:family="table-cell">
      <style:table-cell-properties style:vertical-align="middle" fo:padding-left="0.15cm" fo:padding-right="0.15cm" fo:padding-top="0.049cm" fo:padding-bottom="0.049cm" fo:border="none"/>
    </style:style>
    <style:style style:name="Πίνακας8.D9" style:family="table-cell">
      <style:table-cell-properties style:vertical-align="middle" fo:padding-left="0.15cm" fo:padding-right="0.15cm" fo:padding-top="0.049cm" fo:padding-bottom="0.049cm" fo:border="none"/>
    </style:style>
    <style:style style:name="Πίνακας8.E9" style:family="table-cell">
      <style:table-cell-properties style:vertical-align="middle" fo:padding-left="0.15cm" fo:padding-right="0.15cm" fo:padding-top="0.049cm" fo:padding-bottom="0.049cm" fo:border="none"/>
    </style:style>
    <style:style style:name="Πίνακας8.F9" style:family="table-cell">
      <style:table-cell-properties style:vertical-align="middle" fo:padding-left="0.15cm" fo:padding-right="0.15cm" fo:padding-top="0.049cm" fo:padding-bottom="0.049cm" fo:border="none"/>
    </style:style>
    <style:style style:name="Πίνακας8.G9" style:family="table-cell">
      <style:table-cell-properties style:vertical-align="middle" fo:padding-left="0.15cm" fo:padding-right="0.15cm" fo:padding-top="0.049cm" fo:padding-bottom="0.049cm" fo:border="none"/>
    </style:style>
    <style:style style:name="Πίνακας8.H9" style:family="table-cell">
      <style:table-cell-properties style:vertical-align="middle" fo:padding-left="0.15cm" fo:padding-right="0.15cm" fo:padding-top="0.049cm" fo:padding-bottom="0.049cm" fo:border="none"/>
    </style:style>
    <style:style style:name="Πίνακας8.I9" style:family="table-cell">
      <style:table-cell-properties style:vertical-align="middle" fo:padding-left="0.15cm" fo:padding-right="0.15cm" fo:padding-top="0.049cm" fo:padding-bottom="0.049cm" fo:border="none"/>
    </style:style>
    <style:style style:name="Πίνακας8.J9" style:family="table-cell">
      <style:table-cell-properties style:vertical-align="middle" fo:padding-left="0.15cm" fo:padding-right="0.15cm" fo:padding-top="0.049cm" fo:padding-bottom="0.049cm" fo:border="none"/>
    </style:style>
    <style:style style:name="Πίνακας8.C10" style:family="table-cell">
      <style:table-cell-properties style:vertical-align="middle" fo:padding-left="0.15cm" fo:padding-right="0.15cm" fo:padding-top="0.049cm" fo:padding-bottom="0.049cm" fo:border="none"/>
    </style:style>
    <style:style style:name="Πίνακας8.D10" style:family="table-cell">
      <style:table-cell-properties style:vertical-align="middle" fo:padding-left="0.15cm" fo:padding-right="0.15cm" fo:padding-top="0.049cm" fo:padding-bottom="0.049cm" fo:border="none"/>
    </style:style>
    <style:style style:name="Πίνακας8.E10" style:family="table-cell">
      <style:table-cell-properties style:vertical-align="middle" fo:padding-left="0.15cm" fo:padding-right="0.15cm" fo:padding-top="0.049cm" fo:padding-bottom="0.049cm" fo:border="none"/>
    </style:style>
    <style:style style:name="Πίνακας8.F10" style:family="table-cell">
      <style:table-cell-properties style:vertical-align="middle" fo:padding-left="0.15cm" fo:padding-right="0.15cm" fo:padding-top="0.049cm" fo:padding-bottom="0.049cm" fo:border="none"/>
    </style:style>
    <style:style style:name="Πίνακας8.G10" style:family="table-cell">
      <style:table-cell-properties style:vertical-align="middle" fo:padding-left="0.15cm" fo:padding-right="0.15cm" fo:padding-top="0.049cm" fo:padding-bottom="0.049cm" fo:border="none"/>
    </style:style>
    <style:style style:name="Πίνακας8.H10" style:family="table-cell">
      <style:table-cell-properties style:vertical-align="middle" fo:padding-left="0.15cm" fo:padding-right="0.15cm" fo:padding-top="0.049cm" fo:padding-bottom="0.049cm" fo:border="none"/>
    </style:style>
    <style:style style:name="Πίνακας8.I10" style:family="table-cell">
      <style:table-cell-properties style:vertical-align="middle" fo:padding-left="0.15cm" fo:padding-right="0.15cm" fo:padding-top="0.049cm" fo:padding-bottom="0.049cm" fo:border="none"/>
    </style:style>
    <style:style style:name="Πίνακας8.J10" style:family="table-cell">
      <style:table-cell-properties style:vertical-align="middle" fo:padding-left="0.15cm" fo:padding-right="0.15cm" fo:padding-top="0.049cm" fo:padding-bottom="0.049cm" fo:border="none"/>
    </style:style>
    <style:style style:name="Πίνακας8.C11" style:family="table-cell">
      <style:table-cell-properties style:vertical-align="middle" fo:padding-left="0.15cm" fo:padding-right="0.15cm" fo:padding-top="0.049cm" fo:padding-bottom="0.049cm" fo:border="none"/>
    </style:style>
    <style:style style:name="Πίνακας8.D11" style:family="table-cell">
      <style:table-cell-properties style:vertical-align="middle" fo:padding-left="0.15cm" fo:padding-right="0.15cm" fo:padding-top="0.049cm" fo:padding-bottom="0.049cm" fo:border="none"/>
    </style:style>
    <style:style style:name="Πίνακας8.E11" style:family="table-cell">
      <style:table-cell-properties style:vertical-align="middle" fo:padding-left="0.15cm" fo:padding-right="0.15cm" fo:padding-top="0.049cm" fo:padding-bottom="0.049cm" fo:border="none"/>
    </style:style>
    <style:style style:name="Πίνακας8.F11" style:family="table-cell">
      <style:table-cell-properties style:vertical-align="middle" fo:padding-left="0.15cm" fo:padding-right="0.15cm" fo:padding-top="0.049cm" fo:padding-bottom="0.049cm" fo:border="none"/>
    </style:style>
    <style:style style:name="Πίνακας8.G11" style:family="table-cell">
      <style:table-cell-properties style:vertical-align="middle" fo:padding-left="0.15cm" fo:padding-right="0.15cm" fo:padding-top="0.049cm" fo:padding-bottom="0.049cm" fo:border="none"/>
    </style:style>
    <style:style style:name="Πίνακας8.H11" style:family="table-cell">
      <style:table-cell-properties style:vertical-align="middle" fo:padding-left="0.15cm" fo:padding-right="0.15cm" fo:padding-top="0.049cm" fo:padding-bottom="0.049cm" fo:border="none"/>
    </style:style>
    <style:style style:name="Πίνακας8.I11" style:family="table-cell">
      <style:table-cell-properties style:vertical-align="middle" fo:padding-left="0.15cm" fo:padding-right="0.15cm" fo:padding-top="0.049cm" fo:padding-bottom="0.049cm" fo:border="none"/>
    </style:style>
    <style:style style:name="Πίνακας8.J11" style:family="table-cell">
      <style:table-cell-properties style:vertical-align="middle" fo:padding-left="0.15cm" fo:padding-right="0.15cm" fo:padding-top="0.049cm" fo:padding-bottom="0.049cm" fo:border="none"/>
    </style:style>
    <style:style style:name="Πίνακας8.C12" style:family="table-cell">
      <style:table-cell-properties style:vertical-align="middle" fo:padding-left="0.15cm" fo:padding-right="0.15cm" fo:padding-top="0.049cm" fo:padding-bottom="0.049cm" fo:border="none"/>
    </style:style>
    <style:style style:name="Πίνακας8.D12" style:family="table-cell">
      <style:table-cell-properties style:vertical-align="middle" fo:padding-left="0.15cm" fo:padding-right="0.15cm" fo:padding-top="0.049cm" fo:padding-bottom="0.049cm" fo:border="none"/>
    </style:style>
    <style:style style:name="Πίνακας8.E12" style:family="table-cell">
      <style:table-cell-properties style:vertical-align="middle" fo:padding-left="0.15cm" fo:padding-right="0.15cm" fo:padding-top="0.049cm" fo:padding-bottom="0.049cm" fo:border="none"/>
    </style:style>
    <style:style style:name="Πίνακας8.F12" style:family="table-cell">
      <style:table-cell-properties style:vertical-align="middle" fo:padding-left="0.15cm" fo:padding-right="0.15cm" fo:padding-top="0.049cm" fo:padding-bottom="0.049cm" fo:border="none"/>
    </style:style>
    <style:style style:name="Πίνακας8.G12" style:family="table-cell">
      <style:table-cell-properties style:vertical-align="middle" fo:padding-left="0.15cm" fo:padding-right="0.15cm" fo:padding-top="0.049cm" fo:padding-bottom="0.049cm" fo:border="none"/>
    </style:style>
    <style:style style:name="Πίνακας8.H12" style:family="table-cell">
      <style:table-cell-properties style:vertical-align="middle" fo:padding-left="0.15cm" fo:padding-right="0.15cm" fo:padding-top="0.049cm" fo:padding-bottom="0.049cm" fo:border="none"/>
    </style:style>
    <style:style style:name="Πίνακας8.I12" style:family="table-cell">
      <style:table-cell-properties style:vertical-align="middle" fo:padding-left="0.15cm" fo:padding-right="0.15cm" fo:padding-top="0.049cm" fo:padding-bottom="0.049cm" fo:border="none"/>
    </style:style>
    <style:style style:name="Πίνακας8.J12" style:family="table-cell">
      <style:table-cell-properties style:vertical-align="middle" fo:padding-left="0.15cm" fo:padding-right="0.15cm" fo:padding-top="0.049cm" fo:padding-bottom="0.049cm" fo:border="none"/>
    </style:style>
    <style:style style:name="Πίνακας8.C13" style:family="table-cell">
      <style:table-cell-properties style:vertical-align="middle" fo:padding-left="0.15cm" fo:padding-right="0.15cm" fo:padding-top="0.049cm" fo:padding-bottom="0.049cm" fo:border="none"/>
    </style:style>
    <style:style style:name="Πίνακας8.D13" style:family="table-cell">
      <style:table-cell-properties style:vertical-align="middle" fo:padding-left="0.15cm" fo:padding-right="0.15cm" fo:padding-top="0.049cm" fo:padding-bottom="0.049cm" fo:border="none"/>
    </style:style>
    <style:style style:name="Πίνακας8.E13" style:family="table-cell">
      <style:table-cell-properties style:vertical-align="middle" fo:padding-left="0.15cm" fo:padding-right="0.15cm" fo:padding-top="0.049cm" fo:padding-bottom="0.049cm" fo:border="none"/>
    </style:style>
    <style:style style:name="Πίνακας8.F13" style:family="table-cell">
      <style:table-cell-properties style:vertical-align="middle" fo:padding-left="0.15cm" fo:padding-right="0.15cm" fo:padding-top="0.049cm" fo:padding-bottom="0.049cm" fo:border="none"/>
    </style:style>
    <style:style style:name="Πίνακας8.G13" style:family="table-cell">
      <style:table-cell-properties style:vertical-align="middle" fo:padding-left="0.15cm" fo:padding-right="0.15cm" fo:padding-top="0.049cm" fo:padding-bottom="0.049cm" fo:border="none"/>
    </style:style>
    <style:style style:name="Πίνακας8.H13" style:family="table-cell">
      <style:table-cell-properties style:vertical-align="middle" fo:padding-left="0.15cm" fo:padding-right="0.15cm" fo:padding-top="0.049cm" fo:padding-bottom="0.049cm" fo:border="none"/>
    </style:style>
    <style:style style:name="Πίνακας8.I13" style:family="table-cell">
      <style:table-cell-properties style:vertical-align="middle" fo:padding-left="0.15cm" fo:padding-right="0.15cm" fo:padding-top="0.049cm" fo:padding-bottom="0.049cm" fo:border="none"/>
    </style:style>
    <style:style style:name="Πίνακας8.J13" style:family="table-cell">
      <style:table-cell-properties style:vertical-align="middle" fo:padding-left="0.15cm" fo:padding-right="0.15cm" fo:padding-top="0.049cm" fo:padding-bottom="0.049cm" fo:border="none"/>
    </style:style>
    <style:style style:name="Πίνακας8.C14" style:family="table-cell">
      <style:table-cell-properties style:vertical-align="middle" fo:padding-left="0.15cm" fo:padding-right="0.15cm" fo:padding-top="0.049cm" fo:padding-bottom="0.049cm" fo:border="none"/>
    </style:style>
    <style:style style:name="Πίνακας8.D14" style:family="table-cell">
      <style:table-cell-properties style:vertical-align="middle" fo:padding-left="0.15cm" fo:padding-right="0.15cm" fo:padding-top="0.049cm" fo:padding-bottom="0.049cm" fo:border="none"/>
    </style:style>
    <style:style style:name="Πίνακας8.E14" style:family="table-cell">
      <style:table-cell-properties style:vertical-align="middle" fo:padding-left="0.15cm" fo:padding-right="0.15cm" fo:padding-top="0.049cm" fo:padding-bottom="0.049cm" fo:border="none"/>
    </style:style>
    <style:style style:name="Πίνακας8.F14" style:family="table-cell">
      <style:table-cell-properties style:vertical-align="middle" fo:padding-left="0.15cm" fo:padding-right="0.15cm" fo:padding-top="0.049cm" fo:padding-bottom="0.049cm" fo:border="none"/>
    </style:style>
    <style:style style:name="Πίνακας8.G14" style:family="table-cell">
      <style:table-cell-properties style:vertical-align="middle" fo:padding-left="0.15cm" fo:padding-right="0.15cm" fo:padding-top="0.049cm" fo:padding-bottom="0.049cm" fo:border="none"/>
    </style:style>
    <style:style style:name="Πίνακας8.H14" style:family="table-cell">
      <style:table-cell-properties style:vertical-align="middle" fo:padding-left="0.15cm" fo:padding-right="0.15cm" fo:padding-top="0.049cm" fo:padding-bottom="0.049cm" fo:border="none"/>
    </style:style>
    <style:style style:name="Πίνακας8.I14" style:family="table-cell">
      <style:table-cell-properties style:vertical-align="middle" fo:padding-left="0.15cm" fo:padding-right="0.15cm" fo:padding-top="0.049cm" fo:padding-bottom="0.049cm" fo:border="none"/>
    </style:style>
    <style:style style:name="Πίνακας8.J14" style:family="table-cell">
      <style:table-cell-properties style:vertical-align="middle" fo:padding-left="0.15cm" fo:padding-right="0.15cm" fo:padding-top="0.049cm" fo:padding-bottom="0.049cm" fo:border="none"/>
    </style:style>
    <style:style style:name="Πίνακας8.C15" style:family="table-cell">
      <style:table-cell-properties style:vertical-align="middle" fo:padding-left="0.15cm" fo:padding-right="0.15cm" fo:padding-top="0.049cm" fo:padding-bottom="0.049cm" fo:border="none"/>
    </style:style>
    <style:style style:name="Πίνακας8.D15" style:family="table-cell">
      <style:table-cell-properties style:vertical-align="middle" fo:padding-left="0.15cm" fo:padding-right="0.15cm" fo:padding-top="0.049cm" fo:padding-bottom="0.049cm" fo:border="none"/>
    </style:style>
    <style:style style:name="Πίνακας8.E15" style:family="table-cell">
      <style:table-cell-properties style:vertical-align="middle" fo:padding-left="0.15cm" fo:padding-right="0.15cm" fo:padding-top="0.049cm" fo:padding-bottom="0.049cm" fo:border="none"/>
    </style:style>
    <style:style style:name="Πίνακας8.F15" style:family="table-cell">
      <style:table-cell-properties style:vertical-align="middle" fo:padding-left="0.15cm" fo:padding-right="0.15cm" fo:padding-top="0.049cm" fo:padding-bottom="0.049cm" fo:border="none"/>
    </style:style>
    <style:style style:name="Πίνακας8.G15" style:family="table-cell">
      <style:table-cell-properties style:vertical-align="middle" fo:padding-left="0.15cm" fo:padding-right="0.15cm" fo:padding-top="0.049cm" fo:padding-bottom="0.049cm" fo:border="none"/>
    </style:style>
    <style:style style:name="Πίνακας8.H15" style:family="table-cell">
      <style:table-cell-properties style:vertical-align="middle" fo:padding-left="0.15cm" fo:padding-right="0.15cm" fo:padding-top="0.049cm" fo:padding-bottom="0.049cm" fo:border="none"/>
    </style:style>
    <style:style style:name="Πίνακας8.I15" style:family="table-cell">
      <style:table-cell-properties style:vertical-align="middle" fo:padding-left="0.15cm" fo:padding-right="0.15cm" fo:padding-top="0.049cm" fo:padding-bottom="0.049cm" fo:border="none"/>
    </style:style>
    <style:style style:name="Πίνακας8.J15" style:family="table-cell">
      <style:table-cell-properties style:vertical-align="middle" fo:padding-left="0.15cm" fo:padding-right="0.15cm" fo:padding-top="0.049cm" fo:padding-bottom="0.049cm" fo:border="none"/>
    </style:style>
    <style:style style:name="Πίνακας8.C16" style:family="table-cell">
      <style:table-cell-properties style:vertical-align="middle" fo:padding-left="0.15cm" fo:padding-right="0.15cm" fo:padding-top="0.049cm" fo:padding-bottom="0.049cm" fo:border="none"/>
    </style:style>
    <style:style style:name="Πίνακας8.D16" style:family="table-cell">
      <style:table-cell-properties style:vertical-align="middle" fo:padding-left="0.15cm" fo:padding-right="0.15cm" fo:padding-top="0.049cm" fo:padding-bottom="0.049cm" fo:border="none"/>
    </style:style>
    <style:style style:name="Πίνακας8.E16" style:family="table-cell">
      <style:table-cell-properties style:vertical-align="middle" fo:padding-left="0.15cm" fo:padding-right="0.15cm" fo:padding-top="0.049cm" fo:padding-bottom="0.049cm" fo:border="none"/>
    </style:style>
    <style:style style:name="Πίνακας8.F16" style:family="table-cell">
      <style:table-cell-properties style:vertical-align="middle" fo:padding-left="0.15cm" fo:padding-right="0.15cm" fo:padding-top="0.049cm" fo:padding-bottom="0.049cm" fo:border="none"/>
    </style:style>
    <style:style style:name="Πίνακας8.G16" style:family="table-cell">
      <style:table-cell-properties style:vertical-align="middle" fo:padding-left="0.15cm" fo:padding-right="0.15cm" fo:padding-top="0.049cm" fo:padding-bottom="0.049cm" fo:border="none"/>
    </style:style>
    <style:style style:name="Πίνακας8.H16" style:family="table-cell">
      <style:table-cell-properties style:vertical-align="middle" fo:padding-left="0.15cm" fo:padding-right="0.15cm" fo:padding-top="0.049cm" fo:padding-bottom="0.049cm" fo:border="none"/>
    </style:style>
    <style:style style:name="Πίνακας8.I16" style:family="table-cell">
      <style:table-cell-properties style:vertical-align="middle" fo:padding-left="0.15cm" fo:padding-right="0.15cm" fo:padding-top="0.049cm" fo:padding-bottom="0.049cm" fo:border="none"/>
    </style:style>
    <style:style style:name="Πίνακας8.J16" style:family="table-cell">
      <style:table-cell-properties style:vertical-align="middle" fo:padding-left="0.15cm" fo:padding-right="0.15cm" fo:padding-top="0.049cm" fo:padding-bottom="0.049cm" fo:border="none"/>
    </style:style>
    <style:style style:name="Πίνακας8.C17" style:family="table-cell">
      <style:table-cell-properties style:vertical-align="middle" fo:padding-left="0.15cm" fo:padding-right="0.15cm" fo:padding-top="0.049cm" fo:padding-bottom="0.049cm" fo:border="none"/>
    </style:style>
    <style:style style:name="Πίνακας8.D17" style:family="table-cell">
      <style:table-cell-properties style:vertical-align="middle" fo:padding-left="0.15cm" fo:padding-right="0.15cm" fo:padding-top="0.049cm" fo:padding-bottom="0.049cm" fo:border="none"/>
    </style:style>
    <style:style style:name="Πίνακας8.E17" style:family="table-cell">
      <style:table-cell-properties style:vertical-align="middle" fo:padding-left="0.15cm" fo:padding-right="0.15cm" fo:padding-top="0.049cm" fo:padding-bottom="0.049cm" fo:border="none"/>
    </style:style>
    <style:style style:name="Πίνακας8.F17" style:family="table-cell">
      <style:table-cell-properties style:vertical-align="middle" fo:padding-left="0.15cm" fo:padding-right="0.15cm" fo:padding-top="0.049cm" fo:padding-bottom="0.049cm" fo:border="none"/>
    </style:style>
    <style:style style:name="Πίνακας8.G17" style:family="table-cell">
      <style:table-cell-properties style:vertical-align="middle" fo:padding-left="0.15cm" fo:padding-right="0.15cm" fo:padding-top="0.049cm" fo:padding-bottom="0.049cm" fo:border="none"/>
    </style:style>
    <style:style style:name="Πίνακας8.H17" style:family="table-cell">
      <style:table-cell-properties style:vertical-align="middle" fo:padding-left="0.15cm" fo:padding-right="0.15cm" fo:padding-top="0.049cm" fo:padding-bottom="0.049cm" fo:border="none"/>
    </style:style>
    <style:style style:name="Πίνακας8.I17" style:family="table-cell">
      <style:table-cell-properties style:vertical-align="middle" fo:padding-left="0.15cm" fo:padding-right="0.15cm" fo:padding-top="0.049cm" fo:padding-bottom="0.049cm" fo:border="none"/>
    </style:style>
    <style:style style:name="Πίνακας8.J17" style:family="table-cell">
      <style:table-cell-properties style:vertical-align="middle" fo:padding-left="0.15cm" fo:padding-right="0.15cm" fo:padding-top="0.049cm" fo:padding-bottom="0.049cm" fo:border="none"/>
    </style:style>
    <style:style style:name="Πίνακας8.C18" style:family="table-cell">
      <style:table-cell-properties style:vertical-align="middle" fo:padding-left="0.15cm" fo:padding-right="0.15cm" fo:padding-top="0.049cm" fo:padding-bottom="0.049cm" fo:border="none"/>
    </style:style>
    <style:style style:name="Πίνακας8.D18" style:family="table-cell">
      <style:table-cell-properties style:vertical-align="middle" fo:padding-left="0.15cm" fo:padding-right="0.15cm" fo:padding-top="0.049cm" fo:padding-bottom="0.049cm" fo:border="none"/>
    </style:style>
    <style:style style:name="Πίνακας8.E18" style:family="table-cell">
      <style:table-cell-properties style:vertical-align="middle" fo:padding-left="0.15cm" fo:padding-right="0.15cm" fo:padding-top="0.049cm" fo:padding-bottom="0.049cm" fo:border="none"/>
    </style:style>
    <style:style style:name="Πίνακας8.F18" style:family="table-cell">
      <style:table-cell-properties style:vertical-align="middle" fo:padding-left="0.15cm" fo:padding-right="0.15cm" fo:padding-top="0.049cm" fo:padding-bottom="0.049cm" fo:border="none"/>
    </style:style>
    <style:style style:name="Πίνακας8.G18" style:family="table-cell">
      <style:table-cell-properties style:vertical-align="middle" fo:padding-left="0.15cm" fo:padding-right="0.15cm" fo:padding-top="0.049cm" fo:padding-bottom="0.049cm" fo:border="none"/>
    </style:style>
    <style:style style:name="Πίνακας8.H18" style:family="table-cell">
      <style:table-cell-properties style:vertical-align="middle" fo:padding-left="0.15cm" fo:padding-right="0.15cm" fo:padding-top="0.049cm" fo:padding-bottom="0.049cm" fo:border="none"/>
    </style:style>
    <style:style style:name="Πίνακας8.I18" style:family="table-cell">
      <style:table-cell-properties style:vertical-align="middle" fo:padding-left="0.15cm" fo:padding-right="0.15cm" fo:padding-top="0.049cm" fo:padding-bottom="0.049cm" fo:border="none"/>
    </style:style>
    <style:style style:name="Πίνακας8.J18" style:family="table-cell">
      <style:table-cell-properties style:vertical-align="middle" fo:padding-left="0.15cm" fo:padding-right="0.15cm" fo:padding-top="0.049cm" fo:padding-bottom="0.049cm" fo:border="none"/>
    </style:style>
    <style:style style:name="Πίνακας8.C19" style:family="table-cell">
      <style:table-cell-properties style:vertical-align="middle" fo:padding-left="0.15cm" fo:padding-right="0.15cm" fo:padding-top="0.049cm" fo:padding-bottom="0.049cm" fo:border="none"/>
    </style:style>
    <style:style style:name="Πίνακας8.D19" style:family="table-cell">
      <style:table-cell-properties style:vertical-align="middle" fo:padding-left="0.15cm" fo:padding-right="0.15cm" fo:padding-top="0.049cm" fo:padding-bottom="0.049cm" fo:border="none"/>
    </style:style>
    <style:style style:name="Πίνακας8.E19" style:family="table-cell">
      <style:table-cell-properties style:vertical-align="middle" fo:padding-left="0.15cm" fo:padding-right="0.15cm" fo:padding-top="0.049cm" fo:padding-bottom="0.049cm" fo:border="none"/>
    </style:style>
    <style:style style:name="Πίνακας8.F19" style:family="table-cell">
      <style:table-cell-properties style:vertical-align="middle" fo:padding-left="0.15cm" fo:padding-right="0.15cm" fo:padding-top="0.049cm" fo:padding-bottom="0.049cm" fo:border="none"/>
    </style:style>
    <style:style style:name="Πίνακας8.G19" style:family="table-cell">
      <style:table-cell-properties style:vertical-align="middle" fo:padding-left="0.15cm" fo:padding-right="0.15cm" fo:padding-top="0.049cm" fo:padding-bottom="0.049cm" fo:border="none"/>
    </style:style>
    <style:style style:name="Πίνακας8.H19" style:family="table-cell">
      <style:table-cell-properties style:vertical-align="middle" fo:padding-left="0.15cm" fo:padding-right="0.15cm" fo:padding-top="0.049cm" fo:padding-bottom="0.049cm" fo:border="none"/>
    </style:style>
    <style:style style:name="Πίνακας8.I19" style:family="table-cell">
      <style:table-cell-properties style:vertical-align="middle" fo:padding-left="0.15cm" fo:padding-right="0.15cm" fo:padding-top="0.049cm" fo:padding-bottom="0.049cm" fo:border="none"/>
    </style:style>
    <style:style style:name="Πίνακας8.J19" style:family="table-cell">
      <style:table-cell-properties style:vertical-align="middle" fo:padding-left="0.15cm" fo:padding-right="0.15cm" fo:padding-top="0.049cm" fo:padding-bottom="0.049cm" fo:border="none"/>
    </style:style>
    <style:style style:name="Πίνακας8.C20" style:family="table-cell">
      <style:table-cell-properties style:vertical-align="middle" fo:padding-left="0.15cm" fo:padding-right="0.15cm" fo:padding-top="0.049cm" fo:padding-bottom="0.049cm" fo:border="none"/>
    </style:style>
    <style:style style:name="Πίνακας8.D20" style:family="table-cell">
      <style:table-cell-properties style:vertical-align="middle" fo:padding-left="0.15cm" fo:padding-right="0.15cm" fo:padding-top="0.049cm" fo:padding-bottom="0.049cm" fo:border="none"/>
    </style:style>
    <style:style style:name="Πίνακας8.E20" style:family="table-cell">
      <style:table-cell-properties style:vertical-align="middle" fo:padding-left="0.15cm" fo:padding-right="0.15cm" fo:padding-top="0.049cm" fo:padding-bottom="0.049cm" fo:border="none"/>
    </style:style>
    <style:style style:name="Πίνακας8.F20" style:family="table-cell">
      <style:table-cell-properties style:vertical-align="middle" fo:padding-left="0.15cm" fo:padding-right="0.15cm" fo:padding-top="0.049cm" fo:padding-bottom="0.049cm" fo:border="none"/>
    </style:style>
    <style:style style:name="Πίνακας8.G20" style:family="table-cell">
      <style:table-cell-properties style:vertical-align="middle" fo:padding-left="0.15cm" fo:padding-right="0.15cm" fo:padding-top="0.049cm" fo:padding-bottom="0.049cm" fo:border="none"/>
    </style:style>
    <style:style style:name="Πίνακας8.H20" style:family="table-cell">
      <style:table-cell-properties style:vertical-align="middle" fo:padding-left="0.15cm" fo:padding-right="0.15cm" fo:padding-top="0.049cm" fo:padding-bottom="0.049cm" fo:border="none"/>
    </style:style>
    <style:style style:name="Πίνακας8.I20" style:family="table-cell">
      <style:table-cell-properties style:vertical-align="middle" fo:padding-left="0.15cm" fo:padding-right="0.15cm" fo:padding-top="0.049cm" fo:padding-bottom="0.049cm" fo:border="none"/>
    </style:style>
    <style:style style:name="Πίνακας8.J20" style:family="table-cell">
      <style:table-cell-properties style:vertical-align="middle" fo:padding-left="0.15cm" fo:padding-right="0.15cm" fo:padding-top="0.049cm" fo:padding-bottom="0.049cm" fo:border="none"/>
    </style:style>
    <style:style style:name="Πίνακας8.C21" style:family="table-cell">
      <style:table-cell-properties style:vertical-align="middle" fo:padding-left="0.15cm" fo:padding-right="0.15cm" fo:padding-top="0.049cm" fo:padding-bottom="0.049cm" fo:border="none"/>
    </style:style>
    <style:style style:name="Πίνακας8.D21" style:family="table-cell">
      <style:table-cell-properties style:vertical-align="middle" fo:padding-left="0.15cm" fo:padding-right="0.15cm" fo:padding-top="0.049cm" fo:padding-bottom="0.049cm" fo:border="none"/>
    </style:style>
    <style:style style:name="Πίνακας8.E21" style:family="table-cell">
      <style:table-cell-properties style:vertical-align="middle" fo:padding-left="0.15cm" fo:padding-right="0.15cm" fo:padding-top="0.049cm" fo:padding-bottom="0.049cm" fo:border="none"/>
    </style:style>
    <style:style style:name="Πίνακας8.F21" style:family="table-cell">
      <style:table-cell-properties style:vertical-align="middle" fo:padding-left="0.15cm" fo:padding-right="0.15cm" fo:padding-top="0.049cm" fo:padding-bottom="0.049cm" fo:border="none"/>
    </style:style>
    <style:style style:name="Πίνακας8.G21" style:family="table-cell">
      <style:table-cell-properties style:vertical-align="middle" fo:padding-left="0.15cm" fo:padding-right="0.15cm" fo:padding-top="0.049cm" fo:padding-bottom="0.049cm" fo:border="none"/>
    </style:style>
    <style:style style:name="Πίνακας8.H21" style:family="table-cell">
      <style:table-cell-properties style:vertical-align="middle" fo:padding-left="0.15cm" fo:padding-right="0.15cm" fo:padding-top="0.049cm" fo:padding-bottom="0.049cm" fo:border="none"/>
    </style:style>
    <style:style style:name="Πίνακας8.I21" style:family="table-cell">
      <style:table-cell-properties style:vertical-align="middle" fo:padding-left="0.15cm" fo:padding-right="0.15cm" fo:padding-top="0.049cm" fo:padding-bottom="0.049cm" fo:border="none"/>
    </style:style>
    <style:style style:name="Πίνακας8.J21" style:family="table-cell">
      <style:table-cell-properties style:vertical-align="middle" fo:padding-left="0.15cm" fo:padding-right="0.15cm" fo:padding-top="0.049cm" fo:padding-bottom="0.049cm" fo:border="none"/>
    </style:style>
    <style:style style:name="Πίνακας8.C22" style:family="table-cell">
      <style:table-cell-properties style:vertical-align="middle" fo:padding-left="0.15cm" fo:padding-right="0.15cm" fo:padding-top="0.049cm" fo:padding-bottom="0.049cm" fo:border="none"/>
    </style:style>
    <style:style style:name="Πίνακας8.D22" style:family="table-cell">
      <style:table-cell-properties style:vertical-align="middle" fo:padding-left="0.15cm" fo:padding-right="0.15cm" fo:padding-top="0.049cm" fo:padding-bottom="0.049cm" fo:border="none"/>
    </style:style>
    <style:style style:name="Πίνακας8.E22" style:family="table-cell">
      <style:table-cell-properties style:vertical-align="middle" fo:padding-left="0.15cm" fo:padding-right="0.15cm" fo:padding-top="0.049cm" fo:padding-bottom="0.049cm" fo:border="none"/>
    </style:style>
    <style:style style:name="Πίνακας8.F22" style:family="table-cell">
      <style:table-cell-properties style:vertical-align="middle" fo:padding-left="0.15cm" fo:padding-right="0.15cm" fo:padding-top="0.049cm" fo:padding-bottom="0.049cm" fo:border="none"/>
    </style:style>
    <style:style style:name="Πίνακας8.G22" style:family="table-cell">
      <style:table-cell-properties style:vertical-align="middle" fo:padding-left="0.15cm" fo:padding-right="0.15cm" fo:padding-top="0.049cm" fo:padding-bottom="0.049cm" fo:border="none"/>
    </style:style>
    <style:style style:name="Πίνακας8.H22" style:family="table-cell">
      <style:table-cell-properties style:vertical-align="middle" fo:padding-left="0.15cm" fo:padding-right="0.15cm" fo:padding-top="0.049cm" fo:padding-bottom="0.049cm" fo:border="none"/>
    </style:style>
    <style:style style:name="Πίνακας8.I22" style:family="table-cell">
      <style:table-cell-properties style:vertical-align="middle" fo:padding-left="0.15cm" fo:padding-right="0.15cm" fo:padding-top="0.049cm" fo:padding-bottom="0.049cm" fo:border="none"/>
    </style:style>
    <style:style style:name="Πίνακας8.J22" style:family="table-cell">
      <style:table-cell-properties style:vertical-align="middle" fo:padding-left="0.15cm" fo:padding-right="0.15cm" fo:padding-top="0.049cm" fo:padding-bottom="0.049cm" fo:border="none"/>
    </style:style>
    <style:style style:name="Πίνακας8.C23" style:family="table-cell">
      <style:table-cell-properties style:vertical-align="middle" fo:padding-left="0.15cm" fo:padding-right="0.15cm" fo:padding-top="0.049cm" fo:padding-bottom="0.049cm" fo:border="none"/>
    </style:style>
    <style:style style:name="Πίνακας8.D23" style:family="table-cell">
      <style:table-cell-properties style:vertical-align="middle" fo:padding-left="0.15cm" fo:padding-right="0.15cm" fo:padding-top="0.049cm" fo:padding-bottom="0.049cm" fo:border="none"/>
    </style:style>
    <style:style style:name="Πίνακας8.E23" style:family="table-cell">
      <style:table-cell-properties style:vertical-align="middle" fo:padding-left="0.15cm" fo:padding-right="0.15cm" fo:padding-top="0.049cm" fo:padding-bottom="0.049cm" fo:border="none"/>
    </style:style>
    <style:style style:name="Πίνακας8.F23" style:family="table-cell">
      <style:table-cell-properties style:vertical-align="middle" fo:padding-left="0.15cm" fo:padding-right="0.15cm" fo:padding-top="0.049cm" fo:padding-bottom="0.049cm" fo:border="none"/>
    </style:style>
    <style:style style:name="Πίνακας8.G23" style:family="table-cell">
      <style:table-cell-properties style:vertical-align="middle" fo:padding-left="0.15cm" fo:padding-right="0.15cm" fo:padding-top="0.049cm" fo:padding-bottom="0.049cm" fo:border="none"/>
    </style:style>
    <style:style style:name="Πίνακας8.H23" style:family="table-cell">
      <style:table-cell-properties style:vertical-align="middle" fo:padding-left="0.15cm" fo:padding-right="0.15cm" fo:padding-top="0.049cm" fo:padding-bottom="0.049cm" fo:border="none"/>
    </style:style>
    <style:style style:name="Πίνακας8.I23" style:family="table-cell">
      <style:table-cell-properties style:vertical-align="middle" fo:padding-left="0.15cm" fo:padding-right="0.15cm" fo:padding-top="0.049cm" fo:padding-bottom="0.049cm" fo:border="none"/>
    </style:style>
    <style:style style:name="Πίνακας8.J23" style:family="table-cell">
      <style:table-cell-properties style:vertical-align="middle" fo:padding-left="0.15cm" fo:padding-right="0.15cm" fo:padding-top="0.049cm" fo:padding-bottom="0.049cm" fo:border="none"/>
    </style:style>
    <style:style style:name="Πίνακας8.C24" style:family="table-cell">
      <style:table-cell-properties style:vertical-align="middle" fo:padding-left="0.15cm" fo:padding-right="0.15cm" fo:padding-top="0.049cm" fo:padding-bottom="0.049cm" fo:border="none"/>
    </style:style>
    <style:style style:name="Πίνακας8.D24" style:family="table-cell">
      <style:table-cell-properties style:vertical-align="middle" fo:padding-left="0.15cm" fo:padding-right="0.15cm" fo:padding-top="0.049cm" fo:padding-bottom="0.049cm" fo:border="none"/>
    </style:style>
    <style:style style:name="Πίνακας8.E24" style:family="table-cell">
      <style:table-cell-properties style:vertical-align="middle" fo:padding-left="0.15cm" fo:padding-right="0.15cm" fo:padding-top="0.049cm" fo:padding-bottom="0.049cm" fo:border="none"/>
    </style:style>
    <style:style style:name="Πίνακας8.F24" style:family="table-cell">
      <style:table-cell-properties style:vertical-align="middle" fo:padding-left="0.15cm" fo:padding-right="0.15cm" fo:padding-top="0.049cm" fo:padding-bottom="0.049cm" fo:border="none"/>
    </style:style>
    <style:style style:name="Πίνακας8.G24" style:family="table-cell">
      <style:table-cell-properties style:vertical-align="middle" fo:padding-left="0.15cm" fo:padding-right="0.15cm" fo:padding-top="0.049cm" fo:padding-bottom="0.049cm" fo:border="none"/>
    </style:style>
    <style:style style:name="Πίνακας8.H24" style:family="table-cell">
      <style:table-cell-properties style:vertical-align="middle" fo:padding-left="0.15cm" fo:padding-right="0.15cm" fo:padding-top="0.049cm" fo:padding-bottom="0.049cm" fo:border="none"/>
    </style:style>
    <style:style style:name="Πίνακας8.I24" style:family="table-cell">
      <style:table-cell-properties style:vertical-align="middle" fo:padding-left="0.15cm" fo:padding-right="0.15cm" fo:padding-top="0.049cm" fo:padding-bottom="0.049cm" fo:border="none"/>
    </style:style>
    <style:style style:name="Πίνακας8.J24" style:family="table-cell">
      <style:table-cell-properties style:vertical-align="middle" fo:padding-left="0.15cm" fo:padding-right="0.15cm" fo:padding-top="0.049cm" fo:padding-bottom="0.049cm" fo:border="none"/>
    </style:style>
    <style:style style:name="Πίνακας8.C25" style:family="table-cell">
      <style:table-cell-properties style:vertical-align="middle" fo:padding-left="0.15cm" fo:padding-right="0.15cm" fo:padding-top="0.049cm" fo:padding-bottom="0.049cm" fo:border="none"/>
    </style:style>
    <style:style style:name="Πίνακας8.D25" style:family="table-cell">
      <style:table-cell-properties style:vertical-align="middle" fo:padding-left="0.15cm" fo:padding-right="0.15cm" fo:padding-top="0.049cm" fo:padding-bottom="0.049cm" fo:border="none"/>
    </style:style>
    <style:style style:name="Πίνακας8.E25" style:family="table-cell">
      <style:table-cell-properties style:vertical-align="middle" fo:padding-left="0.15cm" fo:padding-right="0.15cm" fo:padding-top="0.049cm" fo:padding-bottom="0.049cm" fo:border="none"/>
    </style:style>
    <style:style style:name="Πίνακας8.F25" style:family="table-cell">
      <style:table-cell-properties style:vertical-align="middle" fo:padding-left="0.15cm" fo:padding-right="0.15cm" fo:padding-top="0.049cm" fo:padding-bottom="0.049cm" fo:border="none"/>
    </style:style>
    <style:style style:name="Πίνακας8.G25" style:family="table-cell">
      <style:table-cell-properties style:vertical-align="middle" fo:padding-left="0.15cm" fo:padding-right="0.15cm" fo:padding-top="0.049cm" fo:padding-bottom="0.049cm" fo:border="none"/>
    </style:style>
    <style:style style:name="Πίνακας8.H25" style:family="table-cell">
      <style:table-cell-properties style:vertical-align="middle" fo:padding-left="0.15cm" fo:padding-right="0.15cm" fo:padding-top="0.049cm" fo:padding-bottom="0.049cm" fo:border="none"/>
    </style:style>
    <style:style style:name="Πίνακας8.I25" style:family="table-cell">
      <style:table-cell-properties style:vertical-align="middle" fo:padding-left="0.15cm" fo:padding-right="0.15cm" fo:padding-top="0.049cm" fo:padding-bottom="0.049cm" fo:border="none"/>
    </style:style>
    <style:style style:name="Πίνακας8.J25" style:family="table-cell">
      <style:table-cell-properties style:vertical-align="middle" fo:padding-left="0.15cm" fo:padding-right="0.15cm" fo:padding-top="0.049cm" fo:padding-bottom="0.049cm" fo:border="none"/>
    </style:style>
    <style:style style:name="Πίνακας8.C26" style:family="table-cell">
      <style:table-cell-properties style:vertical-align="middle" fo:padding-left="0.15cm" fo:padding-right="0.15cm" fo:padding-top="0.049cm" fo:padding-bottom="0.049cm" fo:border="none"/>
    </style:style>
    <style:style style:name="Πίνακας8.D26" style:family="table-cell">
      <style:table-cell-properties style:vertical-align="middle" fo:padding-left="0.15cm" fo:padding-right="0.15cm" fo:padding-top="0.049cm" fo:padding-bottom="0.049cm" fo:border="none"/>
    </style:style>
    <style:style style:name="Πίνακας8.E26" style:family="table-cell">
      <style:table-cell-properties style:vertical-align="middle" fo:padding-left="0.15cm" fo:padding-right="0.15cm" fo:padding-top="0.049cm" fo:padding-bottom="0.049cm" fo:border="none"/>
    </style:style>
    <style:style style:name="Πίνακας8.F26" style:family="table-cell">
      <style:table-cell-properties style:vertical-align="middle" fo:padding-left="0.15cm" fo:padding-right="0.15cm" fo:padding-top="0.049cm" fo:padding-bottom="0.049cm" fo:border="none"/>
    </style:style>
    <style:style style:name="Πίνακας8.G26" style:family="table-cell">
      <style:table-cell-properties style:vertical-align="middle" fo:padding-left="0.15cm" fo:padding-right="0.15cm" fo:padding-top="0.049cm" fo:padding-bottom="0.049cm" fo:border="none"/>
    </style:style>
    <style:style style:name="Πίνακας8.H26" style:family="table-cell">
      <style:table-cell-properties style:vertical-align="middle" fo:padding-left="0.15cm" fo:padding-right="0.15cm" fo:padding-top="0.049cm" fo:padding-bottom="0.049cm" fo:border="none"/>
    </style:style>
    <style:style style:name="Πίνακας8.I26" style:family="table-cell">
      <style:table-cell-properties style:vertical-align="middle" fo:padding-left="0.15cm" fo:padding-right="0.15cm" fo:padding-top="0.049cm" fo:padding-bottom="0.049cm" fo:border="none"/>
    </style:style>
    <style:style style:name="Πίνακας8.J26" style:family="table-cell">
      <style:table-cell-properties style:vertical-align="middle" fo:padding-left="0.15cm" fo:padding-right="0.15cm" fo:padding-top="0.049cm" fo:padding-bottom="0.049cm" fo:border="none"/>
    </style:style>
    <style:style style:name="Πίνακας8.C27" style:family="table-cell">
      <style:table-cell-properties style:vertical-align="middle" fo:padding-left="0.15cm" fo:padding-right="0.15cm" fo:padding-top="0.049cm" fo:padding-bottom="0.049cm" fo:border="none"/>
    </style:style>
    <style:style style:name="Πίνακας8.D27" style:family="table-cell">
      <style:table-cell-properties style:vertical-align="middle" fo:padding-left="0.15cm" fo:padding-right="0.15cm" fo:padding-top="0.049cm" fo:padding-bottom="0.049cm" fo:border="none"/>
    </style:style>
    <style:style style:name="Πίνακας8.E27" style:family="table-cell">
      <style:table-cell-properties style:vertical-align="middle" fo:padding-left="0.15cm" fo:padding-right="0.15cm" fo:padding-top="0.049cm" fo:padding-bottom="0.049cm" fo:border="none"/>
    </style:style>
    <style:style style:name="Πίνακας8.F27" style:family="table-cell">
      <style:table-cell-properties style:vertical-align="middle" fo:padding-left="0.15cm" fo:padding-right="0.15cm" fo:padding-top="0.049cm" fo:padding-bottom="0.049cm" fo:border="none"/>
    </style:style>
    <style:style style:name="Πίνακας8.G27" style:family="table-cell">
      <style:table-cell-properties style:vertical-align="middle" fo:padding-left="0.15cm" fo:padding-right="0.15cm" fo:padding-top="0.049cm" fo:padding-bottom="0.049cm" fo:border="none"/>
    </style:style>
    <style:style style:name="Πίνακας8.H27" style:family="table-cell">
      <style:table-cell-properties style:vertical-align="middle" fo:padding-left="0.15cm" fo:padding-right="0.15cm" fo:padding-top="0.049cm" fo:padding-bottom="0.049cm" fo:border="none"/>
    </style:style>
    <style:style style:name="Πίνακας8.I27" style:family="table-cell">
      <style:table-cell-properties style:vertical-align="middle" fo:padding-left="0.15cm" fo:padding-right="0.15cm" fo:padding-top="0.049cm" fo:padding-bottom="0.049cm" fo:border="none"/>
    </style:style>
    <style:style style:name="Πίνακας8.J27" style:family="table-cell">
      <style:table-cell-properties style:vertical-align="middle" fo:padding-left="0.15cm" fo:padding-right="0.15cm" fo:padding-top="0.049cm" fo:padding-bottom="0.049cm" fo:border="none"/>
    </style:style>
    <style:style style:name="Πίνακας8.C28" style:family="table-cell">
      <style:table-cell-properties style:vertical-align="middle" fo:padding-left="0.15cm" fo:padding-right="0.15cm" fo:padding-top="0.049cm" fo:padding-bottom="0.049cm" fo:border="none"/>
    </style:style>
    <style:style style:name="Πίνακας8.D28" style:family="table-cell">
      <style:table-cell-properties style:vertical-align="middle" fo:padding-left="0.15cm" fo:padding-right="0.15cm" fo:padding-top="0.049cm" fo:padding-bottom="0.049cm" fo:border="none"/>
    </style:style>
    <style:style style:name="Πίνακας8.E28" style:family="table-cell">
      <style:table-cell-properties style:vertical-align="middle" fo:padding-left="0.15cm" fo:padding-right="0.15cm" fo:padding-top="0.049cm" fo:padding-bottom="0.049cm" fo:border="none"/>
    </style:style>
    <style:style style:name="Πίνακας8.F28" style:family="table-cell">
      <style:table-cell-properties style:vertical-align="middle" fo:padding-left="0.15cm" fo:padding-right="0.15cm" fo:padding-top="0.049cm" fo:padding-bottom="0.049cm" fo:border="none"/>
    </style:style>
    <style:style style:name="Πίνακας8.G28" style:family="table-cell">
      <style:table-cell-properties style:vertical-align="middle" fo:padding-left="0.15cm" fo:padding-right="0.15cm" fo:padding-top="0.049cm" fo:padding-bottom="0.049cm" fo:border="none"/>
    </style:style>
    <style:style style:name="Πίνακας8.H28" style:family="table-cell">
      <style:table-cell-properties style:vertical-align="middle" fo:padding-left="0.15cm" fo:padding-right="0.15cm" fo:padding-top="0.049cm" fo:padding-bottom="0.049cm" fo:border="none"/>
    </style:style>
    <style:style style:name="Πίνακας8.I28" style:family="table-cell">
      <style:table-cell-properties style:vertical-align="middle" fo:padding-left="0.15cm" fo:padding-right="0.15cm" fo:padding-top="0.049cm" fo:padding-bottom="0.049cm" fo:border="none"/>
    </style:style>
    <style:style style:name="Πίνακας8.J28" style:family="table-cell">
      <style:table-cell-properties style:vertical-align="middle" fo:padding-left="0.15cm" fo:padding-right="0.15cm" fo:padding-top="0.049cm" fo:padding-bottom="0.049cm" fo:border="none"/>
    </style:style>
    <style:style style:name="Πίνακας8.C29" style:family="table-cell">
      <style:table-cell-properties style:vertical-align="middle" fo:padding-left="0.15cm" fo:padding-right="0.15cm" fo:padding-top="0.049cm" fo:padding-bottom="0.049cm" fo:border="none"/>
    </style:style>
    <style:style style:name="Πίνακας8.D29" style:family="table-cell">
      <style:table-cell-properties style:vertical-align="middle" fo:padding-left="0.15cm" fo:padding-right="0.15cm" fo:padding-top="0.049cm" fo:padding-bottom="0.049cm" fo:border="none"/>
    </style:style>
    <style:style style:name="Πίνακας8.E29" style:family="table-cell">
      <style:table-cell-properties style:vertical-align="middle" fo:padding-left="0.15cm" fo:padding-right="0.15cm" fo:padding-top="0.049cm" fo:padding-bottom="0.049cm" fo:border="none"/>
    </style:style>
    <style:style style:name="Πίνακας8.F29" style:family="table-cell">
      <style:table-cell-properties style:vertical-align="middle" fo:padding-left="0.15cm" fo:padding-right="0.15cm" fo:padding-top="0.049cm" fo:padding-bottom="0.049cm" fo:border="none"/>
    </style:style>
    <style:style style:name="Πίνακας8.G29" style:family="table-cell">
      <style:table-cell-properties style:vertical-align="middle" fo:padding-left="0.15cm" fo:padding-right="0.15cm" fo:padding-top="0.049cm" fo:padding-bottom="0.049cm" fo:border="none"/>
    </style:style>
    <style:style style:name="Πίνακας8.H29" style:family="table-cell">
      <style:table-cell-properties style:vertical-align="middle" fo:padding-left="0.15cm" fo:padding-right="0.15cm" fo:padding-top="0.049cm" fo:padding-bottom="0.049cm" fo:border="none"/>
    </style:style>
    <style:style style:name="Πίνακας8.I29" style:family="table-cell">
      <style:table-cell-properties style:vertical-align="middle" fo:padding-left="0.15cm" fo:padding-right="0.15cm" fo:padding-top="0.049cm" fo:padding-bottom="0.049cm" fo:border="none"/>
    </style:style>
    <style:style style:name="Πίνακας8.J29" style:family="table-cell">
      <style:table-cell-properties style:vertical-align="middle" fo:padding-left="0.15cm" fo:padding-right="0.15cm" fo:padding-top="0.049cm" fo:padding-bottom="0.049cm" fo:border="none"/>
    </style:style>
    <style:style style:name="Πίνακας8.C30" style:family="table-cell">
      <style:table-cell-properties style:vertical-align="middle" fo:padding-left="0.15cm" fo:padding-right="0.15cm" fo:padding-top="0.049cm" fo:padding-bottom="0.049cm" fo:border="none"/>
    </style:style>
    <style:style style:name="Πίνακας8.D30" style:family="table-cell">
      <style:table-cell-properties style:vertical-align="middle" fo:padding-left="0.15cm" fo:padding-right="0.15cm" fo:padding-top="0.049cm" fo:padding-bottom="0.049cm" fo:border="none"/>
    </style:style>
    <style:style style:name="Πίνακας8.E30" style:family="table-cell">
      <style:table-cell-properties style:vertical-align="middle" fo:padding-left="0.15cm" fo:padding-right="0.15cm" fo:padding-top="0.049cm" fo:padding-bottom="0.049cm" fo:border="none"/>
    </style:style>
    <style:style style:name="Πίνακας8.F30" style:family="table-cell">
      <style:table-cell-properties style:vertical-align="middle" fo:padding-left="0.15cm" fo:padding-right="0.15cm" fo:padding-top="0.049cm" fo:padding-bottom="0.049cm" fo:border="none"/>
    </style:style>
    <style:style style:name="Πίνακας8.G30" style:family="table-cell">
      <style:table-cell-properties style:vertical-align="middle" fo:padding-left="0.15cm" fo:padding-right="0.15cm" fo:padding-top="0.049cm" fo:padding-bottom="0.049cm" fo:border="none"/>
    </style:style>
    <style:style style:name="Πίνακας8.H30" style:family="table-cell">
      <style:table-cell-properties style:vertical-align="middle" fo:padding-left="0.15cm" fo:padding-right="0.15cm" fo:padding-top="0.049cm" fo:padding-bottom="0.049cm" fo:border="none"/>
    </style:style>
    <style:style style:name="Πίνακας8.I30" style:family="table-cell">
      <style:table-cell-properties style:vertical-align="middle" fo:padding-left="0.15cm" fo:padding-right="0.15cm" fo:padding-top="0.049cm" fo:padding-bottom="0.049cm" fo:border="none"/>
    </style:style>
    <style:style style:name="Πίνακας8.J30" style:family="table-cell">
      <style:table-cell-properties style:vertical-align="middle" fo:padding-left="0.15cm" fo:padding-right="0.15cm" fo:padding-top="0.049cm" fo:padding-bottom="0.049cm" fo:border="none"/>
    </style:style>
    <style:style style:name="Πίνακας8.C31" style:family="table-cell">
      <style:table-cell-properties style:vertical-align="middle" fo:padding-left="0.15cm" fo:padding-right="0.15cm" fo:padding-top="0.049cm" fo:padding-bottom="0.049cm" fo:border="none"/>
    </style:style>
    <style:style style:name="Πίνακας8.D31" style:family="table-cell">
      <style:table-cell-properties style:vertical-align="middle" fo:padding-left="0.15cm" fo:padding-right="0.15cm" fo:padding-top="0.049cm" fo:padding-bottom="0.049cm" fo:border="none"/>
    </style:style>
    <style:style style:name="Πίνακας8.E31" style:family="table-cell">
      <style:table-cell-properties style:vertical-align="middle" fo:padding-left="0.15cm" fo:padding-right="0.15cm" fo:padding-top="0.049cm" fo:padding-bottom="0.049cm" fo:border="none"/>
    </style:style>
    <style:style style:name="Πίνακας8.F31" style:family="table-cell">
      <style:table-cell-properties style:vertical-align="middle" fo:padding-left="0.15cm" fo:padding-right="0.15cm" fo:padding-top="0.049cm" fo:padding-bottom="0.049cm" fo:border="none"/>
    </style:style>
    <style:style style:name="Πίνακας8.G31" style:family="table-cell">
      <style:table-cell-properties style:vertical-align="middle" fo:padding-left="0.15cm" fo:padding-right="0.15cm" fo:padding-top="0.049cm" fo:padding-bottom="0.049cm" fo:border="none"/>
    </style:style>
    <style:style style:name="Πίνακας8.H31" style:family="table-cell">
      <style:table-cell-properties style:vertical-align="middle" fo:padding-left="0.15cm" fo:padding-right="0.15cm" fo:padding-top="0.049cm" fo:padding-bottom="0.049cm" fo:border="none"/>
    </style:style>
    <style:style style:name="Πίνακας8.I31" style:family="table-cell">
      <style:table-cell-properties style:vertical-align="middle" fo:padding-left="0.15cm" fo:padding-right="0.15cm" fo:padding-top="0.049cm" fo:padding-bottom="0.049cm" fo:border="none"/>
    </style:style>
    <style:style style:name="Πίνακας8.J31" style:family="table-cell">
      <style:table-cell-properties style:vertical-align="middle" fo:padding-left="0.15cm" fo:padding-right="0.15cm" fo:padding-top="0.049cm" fo:padding-bottom="0.049cm" fo:border="none"/>
    </style:style>
    <style:style style:name="Πίνακας8.C32" style:family="table-cell">
      <style:table-cell-properties style:vertical-align="middle" fo:padding-left="0.15cm" fo:padding-right="0.15cm" fo:padding-top="0.049cm" fo:padding-bottom="0.049cm" fo:border="none"/>
    </style:style>
    <style:style style:name="Πίνακας8.D32" style:family="table-cell">
      <style:table-cell-properties style:vertical-align="middle" fo:padding-left="0.15cm" fo:padding-right="0.15cm" fo:padding-top="0.049cm" fo:padding-bottom="0.049cm" fo:border="none"/>
    </style:style>
    <style:style style:name="Πίνακας8.E32" style:family="table-cell">
      <style:table-cell-properties style:vertical-align="middle" fo:padding-left="0.15cm" fo:padding-right="0.15cm" fo:padding-top="0.049cm" fo:padding-bottom="0.049cm" fo:border="none"/>
    </style:style>
    <style:style style:name="Πίνακας8.F32" style:family="table-cell">
      <style:table-cell-properties style:vertical-align="middle" fo:padding-left="0.15cm" fo:padding-right="0.15cm" fo:padding-top="0.049cm" fo:padding-bottom="0.049cm" fo:border="none"/>
    </style:style>
    <style:style style:name="Πίνακας8.G32" style:family="table-cell">
      <style:table-cell-properties style:vertical-align="middle" fo:padding-left="0.15cm" fo:padding-right="0.15cm" fo:padding-top="0.049cm" fo:padding-bottom="0.049cm" fo:border="none"/>
    </style:style>
    <style:style style:name="Πίνακας8.H32" style:family="table-cell">
      <style:table-cell-properties style:vertical-align="middle" fo:padding-left="0.15cm" fo:padding-right="0.15cm" fo:padding-top="0.049cm" fo:padding-bottom="0.049cm" fo:border="none"/>
    </style:style>
    <style:style style:name="Πίνακας8.I32" style:family="table-cell">
      <style:table-cell-properties style:vertical-align="middle" fo:padding-left="0.15cm" fo:padding-right="0.15cm" fo:padding-top="0.049cm" fo:padding-bottom="0.049cm" fo:border="none"/>
    </style:style>
    <style:style style:name="Πίνακας8.J32" style:family="table-cell">
      <style:table-cell-properties style:vertical-align="middle" fo:padding-left="0.15cm" fo:padding-right="0.15cm" fo:padding-top="0.049cm" fo:padding-bottom="0.049cm" fo:border="none"/>
    </style:style>
    <style:style style:name="Πίνακας8.C33" style:family="table-cell">
      <style:table-cell-properties style:vertical-align="middle" fo:padding-left="0.15cm" fo:padding-right="0.15cm" fo:padding-top="0.049cm" fo:padding-bottom="0.049cm" fo:border="none"/>
    </style:style>
    <style:style style:name="Πίνακας8.D33" style:family="table-cell">
      <style:table-cell-properties style:vertical-align="middle" fo:padding-left="0.15cm" fo:padding-right="0.15cm" fo:padding-top="0.049cm" fo:padding-bottom="0.049cm" fo:border="none"/>
    </style:style>
    <style:style style:name="Πίνακας8.E33" style:family="table-cell">
      <style:table-cell-properties style:vertical-align="middle" fo:padding-left="0.15cm" fo:padding-right="0.15cm" fo:padding-top="0.049cm" fo:padding-bottom="0.049cm" fo:border="none"/>
    </style:style>
    <style:style style:name="Πίνακας8.F33" style:family="table-cell">
      <style:table-cell-properties style:vertical-align="middle" fo:padding-left="0.15cm" fo:padding-right="0.15cm" fo:padding-top="0.049cm" fo:padding-bottom="0.049cm" fo:border="none"/>
    </style:style>
    <style:style style:name="Πίνακας8.G33" style:family="table-cell">
      <style:table-cell-properties style:vertical-align="middle" fo:padding-left="0.15cm" fo:padding-right="0.15cm" fo:padding-top="0.049cm" fo:padding-bottom="0.049cm" fo:border="none"/>
    </style:style>
    <style:style style:name="Πίνακας8.H33" style:family="table-cell">
      <style:table-cell-properties style:vertical-align="middle" fo:padding-left="0.15cm" fo:padding-right="0.15cm" fo:padding-top="0.049cm" fo:padding-bottom="0.049cm" fo:border="none"/>
    </style:style>
    <style:style style:name="Πίνακας8.I33" style:family="table-cell">
      <style:table-cell-properties style:vertical-align="middle" fo:padding-left="0.15cm" fo:padding-right="0.15cm" fo:padding-top="0.049cm" fo:padding-bottom="0.049cm" fo:border="none"/>
    </style:style>
    <style:style style:name="Πίνακας8.J33" style:family="table-cell">
      <style:table-cell-properties style:vertical-align="middle" fo:padding-left="0.15cm" fo:padding-right="0.15cm" fo:padding-top="0.049cm" fo:padding-bottom="0.049cm" fo:border="none"/>
    </style:style>
    <style:style style:name="Πίνακας8.C34" style:family="table-cell">
      <style:table-cell-properties style:vertical-align="middle" fo:padding-left="0.15cm" fo:padding-right="0.15cm" fo:padding-top="0.049cm" fo:padding-bottom="0.049cm" fo:border="none"/>
    </style:style>
    <style:style style:name="Πίνακας8.D34" style:family="table-cell">
      <style:table-cell-properties style:vertical-align="middle" fo:padding-left="0.15cm" fo:padding-right="0.15cm" fo:padding-top="0.049cm" fo:padding-bottom="0.049cm" fo:border="none"/>
    </style:style>
    <style:style style:name="Πίνακας8.E34" style:family="table-cell">
      <style:table-cell-properties style:vertical-align="middle" fo:padding-left="0.15cm" fo:padding-right="0.15cm" fo:padding-top="0.049cm" fo:padding-bottom="0.049cm" fo:border="none"/>
    </style:style>
    <style:style style:name="Πίνακας8.F34" style:family="table-cell">
      <style:table-cell-properties style:vertical-align="middle" fo:padding-left="0.15cm" fo:padding-right="0.15cm" fo:padding-top="0.049cm" fo:padding-bottom="0.049cm" fo:border="none"/>
    </style:style>
    <style:style style:name="Πίνακας8.G34" style:family="table-cell">
      <style:table-cell-properties style:vertical-align="middle" fo:padding-left="0.15cm" fo:padding-right="0.15cm" fo:padding-top="0.049cm" fo:padding-bottom="0.049cm" fo:border="none"/>
    </style:style>
    <style:style style:name="Πίνακας8.H34" style:family="table-cell">
      <style:table-cell-properties style:vertical-align="middle" fo:padding-left="0.15cm" fo:padding-right="0.15cm" fo:padding-top="0.049cm" fo:padding-bottom="0.049cm" fo:border="none"/>
    </style:style>
    <style:style style:name="Πίνακας8.I34" style:family="table-cell">
      <style:table-cell-properties style:vertical-align="middle" fo:padding-left="0.15cm" fo:padding-right="0.15cm" fo:padding-top="0.049cm" fo:padding-bottom="0.049cm" fo:border="none"/>
    </style:style>
    <style:style style:name="Πίνακας8.J34" style:family="table-cell">
      <style:table-cell-properties style:vertical-align="middle" fo:padding-left="0.15cm" fo:padding-right="0.15cm" fo:padding-top="0.049cm" fo:padding-bottom="0.049cm" fo:border="none"/>
    </style:style>
    <style:style style:name="Πίνακας8.C35" style:family="table-cell">
      <style:table-cell-properties style:vertical-align="middle" fo:padding-left="0.15cm" fo:padding-right="0.15cm" fo:padding-top="0.049cm" fo:padding-bottom="0.049cm" fo:border="none"/>
    </style:style>
    <style:style style:name="Πίνακας8.D35" style:family="table-cell">
      <style:table-cell-properties style:vertical-align="middle" fo:padding-left="0.15cm" fo:padding-right="0.15cm" fo:padding-top="0.049cm" fo:padding-bottom="0.049cm" fo:border="none"/>
    </style:style>
    <style:style style:name="Πίνακας8.E35" style:family="table-cell">
      <style:table-cell-properties style:vertical-align="middle" fo:padding-left="0.15cm" fo:padding-right="0.15cm" fo:padding-top="0.049cm" fo:padding-bottom="0.049cm" fo:border="none"/>
    </style:style>
    <style:style style:name="Πίνακας8.F35" style:family="table-cell">
      <style:table-cell-properties style:vertical-align="middle" fo:padding-left="0.15cm" fo:padding-right="0.15cm" fo:padding-top="0.049cm" fo:padding-bottom="0.049cm" fo:border="none"/>
    </style:style>
    <style:style style:name="Πίνακας8.G35" style:family="table-cell">
      <style:table-cell-properties style:vertical-align="middle" fo:padding-left="0.15cm" fo:padding-right="0.15cm" fo:padding-top="0.049cm" fo:padding-bottom="0.049cm" fo:border="none"/>
    </style:style>
    <style:style style:name="Πίνακας8.H35" style:family="table-cell">
      <style:table-cell-properties style:vertical-align="middle" fo:padding-left="0.15cm" fo:padding-right="0.15cm" fo:padding-top="0.049cm" fo:padding-bottom="0.049cm" fo:border="none"/>
    </style:style>
    <style:style style:name="Πίνακας8.I35" style:family="table-cell">
      <style:table-cell-properties style:vertical-align="middle" fo:padding-left="0.15cm" fo:padding-right="0.15cm" fo:padding-top="0.049cm" fo:padding-bottom="0.049cm" fo:border="none"/>
    </style:style>
    <style:style style:name="Πίνακας8.J35" style:family="table-cell">
      <style:table-cell-properties style:vertical-align="middle" fo:padding-left="0.15cm" fo:padding-right="0.15cm" fo:padding-top="0.049cm" fo:padding-bottom="0.049cm" fo:border="none"/>
    </style:style>
    <style:style style:name="Πίνακας8.C36" style:family="table-cell">
      <style:table-cell-properties style:vertical-align="middle" fo:padding-left="0.15cm" fo:padding-right="0.15cm" fo:padding-top="0.049cm" fo:padding-bottom="0.049cm" fo:border="none"/>
    </style:style>
    <style:style style:name="Πίνακας8.D36" style:family="table-cell">
      <style:table-cell-properties style:vertical-align="middle" fo:padding-left="0.15cm" fo:padding-right="0.15cm" fo:padding-top="0.049cm" fo:padding-bottom="0.049cm" fo:border="none"/>
    </style:style>
    <style:style style:name="Πίνακας8.E36" style:family="table-cell">
      <style:table-cell-properties style:vertical-align="middle" fo:padding-left="0.15cm" fo:padding-right="0.15cm" fo:padding-top="0.049cm" fo:padding-bottom="0.049cm" fo:border="none"/>
    </style:style>
    <style:style style:name="Πίνακας8.F36" style:family="table-cell">
      <style:table-cell-properties style:vertical-align="middle" fo:padding-left="0.15cm" fo:padding-right="0.15cm" fo:padding-top="0.049cm" fo:padding-bottom="0.049cm" fo:border="none"/>
    </style:style>
    <style:style style:name="Πίνακας8.G36" style:family="table-cell">
      <style:table-cell-properties style:vertical-align="middle" fo:padding-left="0.15cm" fo:padding-right="0.15cm" fo:padding-top="0.049cm" fo:padding-bottom="0.049cm" fo:border="none"/>
    </style:style>
    <style:style style:name="Πίνακας8.H36" style:family="table-cell">
      <style:table-cell-properties style:vertical-align="middle" fo:padding-left="0.15cm" fo:padding-right="0.15cm" fo:padding-top="0.049cm" fo:padding-bottom="0.049cm" fo:border="none"/>
    </style:style>
    <style:style style:name="Πίνακας8.I36" style:family="table-cell">
      <style:table-cell-properties style:vertical-align="middle" fo:padding-left="0.15cm" fo:padding-right="0.15cm" fo:padding-top="0.049cm" fo:padding-bottom="0.049cm" fo:border="none"/>
    </style:style>
    <style:style style:name="Πίνακας8.J36" style:family="table-cell">
      <style:table-cell-properties style:vertical-align="middle" fo:padding-left="0.15cm" fo:padding-right="0.15cm" fo:padding-top="0.049cm" fo:padding-bottom="0.049cm" fo:border="none"/>
    </style:style>
    <style:style style:name="Πίνακας9" style:family="table">
      <style:table-properties style:width="17cm" table:align="left" style:writing-mode="lr-tb"/>
    </style:style>
    <style:style style:name="Πίνακας9.A" style:family="table-column">
      <style:table-column-properties style:column-width="0.91cm"/>
    </style:style>
    <style:style style:name="Πίνακας9.B" style:family="table-column">
      <style:table-column-properties style:column-width="0.868cm"/>
    </style:style>
    <style:style style:name="Πίνακας9.C" style:family="table-column">
      <style:table-column-properties style:column-width="4.068cm"/>
    </style:style>
    <style:style style:name="Πίνακας9.D" style:family="table-column">
      <style:table-column-properties style:column-width="3.306cm"/>
    </style:style>
    <style:style style:name="Πίνακας9.E" style:family="table-column">
      <style:table-column-properties style:column-width="1.804cm"/>
    </style:style>
    <style:style style:name="Πίνακας9.F" style:family="table-column">
      <style:table-column-properties style:column-width="1.801cm"/>
    </style:style>
    <style:style style:name="Πίνακας9.G" style:family="table-column">
      <style:table-column-properties style:column-width="1.307cm"/>
    </style:style>
    <style:style style:name="Πίνακας9.H" style:family="table-column">
      <style:table-column-properties style:column-width="2.937cm"/>
    </style:style>
    <style:style style:name="Πίνακας9.A1" style:family="table-cell">
      <style:table-cell-properties style:vertical-align="bottom" fo:background-color="transparent" fo:padding-left="0.101cm" fo:padding-right="0.101cm" fo:padding-top="0.049cm" fo:padding-bottom="0.049cm" fo:border="none">
        <style:background-image/>
      </style:table-cell-properties>
    </style:style>
    <style:style style:name="Πίνακας9.C1" style:family="table-cell">
      <style:table-cell-properties style:vertical-align="bottom" fo:padding-left="0.101cm" fo:padding-right="0.101cm" fo:padding-top="0.049cm" fo:padding-bottom="0.049cm" fo:border="none"/>
    </style:style>
    <style:style style:name="Πίνακας9.D1" style:family="table-cell">
      <style:table-cell-properties style:vertical-align="bottom" fo:padding-left="0.101cm" fo:padding-right="0.101cm" fo:padding-top="0.049cm" fo:padding-bottom="0.049cm" fo:border="none"/>
    </style:style>
    <style:style style:name="Πίνακας9.E1" style:family="table-cell">
      <style:table-cell-properties style:vertical-align="bottom" fo:padding-left="0.101cm" fo:padding-right="0.101cm" fo:padding-top="0.049cm" fo:padding-bottom="0.049cm" fo:border="none"/>
    </style:style>
    <style:style style:name="Πίνακας9.F1" style:family="table-cell">
      <style:table-cell-properties style:vertical-align="bottom" fo:padding-left="0.101cm" fo:padding-right="0.101cm" fo:padding-top="0.049cm" fo:padding-bottom="0.049cm" fo:border="none"/>
    </style:style>
    <style:style style:name="Πίνακας9.G1" style:family="table-cell">
      <style:table-cell-properties style:vertical-align="bottom" fo:padding-left="0.101cm" fo:padding-right="0.101cm" fo:padding-top="0.049cm" fo:padding-bottom="0.049cm" fo:border="none"/>
    </style:style>
    <style:style style:name="Πίνακας9.H1" style:family="table-cell">
      <style:table-cell-properties style:vertical-align="bottom" fo:padding-left="0.101cm" fo:padding-right="0.101cm" fo:padding-top="0.049cm" fo:padding-bottom="0.049cm" fo:border="none"/>
    </style:style>
    <style:style style:name="Πίνακας9.A2" style:family="table-cell">
      <style:table-cell-properties style:vertical-align="middle" fo:background-color="transparent" fo:padding-left="0.101cm" fo:padding-right="0.101cm" fo:padding-top="0.049cm" fo:padding-bottom="0.049cm" fo:border="none">
        <style:background-image/>
      </style:table-cell-properties>
    </style:style>
    <style:style style:name="Πίνακας9.C2" style:family="table-cell">
      <style:table-cell-properties style:vertical-align="middle" fo:padding-left="0.101cm" fo:padding-right="0.101cm" fo:padding-top="0.049cm" fo:padding-bottom="0.049cm" fo:border="none"/>
    </style:style>
    <style:style style:name="Πίνακας9.D2" style:family="table-cell">
      <style:table-cell-properties style:vertical-align="middle" fo:padding-left="0.101cm" fo:padding-right="0.101cm" fo:padding-top="0.049cm" fo:padding-bottom="0.049cm" fo:border="none"/>
    </style:style>
    <style:style style:name="Πίνακας9.E2" style:family="table-cell">
      <style:table-cell-properties style:vertical-align="middle" fo:padding-left="0.101cm" fo:padding-right="0.101cm" fo:padding-top="0.049cm" fo:padding-bottom="0.049cm" fo:border="none"/>
    </style:style>
    <style:style style:name="Πίνακας9.F2" style:family="table-cell">
      <style:table-cell-properties style:vertical-align="middle" fo:padding-left="0.101cm" fo:padding-right="0.101cm" fo:padding-top="0.049cm" fo:padding-bottom="0.049cm" fo:border="none"/>
    </style:style>
    <style:style style:name="Πίνακας9.G2" style:family="table-cell">
      <style:table-cell-properties style:vertical-align="middle" fo:padding-left="0.101cm" fo:padding-right="0.101cm" fo:padding-top="0.049cm" fo:padding-bottom="0.049cm" fo:border="none"/>
    </style:style>
    <style:style style:name="Πίνακας9.H2" style:family="table-cell">
      <style:table-cell-properties style:vertical-align="middle" fo:padding-left="0.101cm" fo:padding-right="0.101cm" fo:padding-top="0.049cm" fo:padding-bottom="0.049cm" fo:border="none"/>
    </style:style>
    <style:style style:name="Πίνακας9.C3" style:family="table-cell">
      <style:table-cell-properties style:vertical-align="middle" fo:padding-left="0.101cm" fo:padding-right="0.101cm" fo:padding-top="0.049cm" fo:padding-bottom="0.049cm" fo:border="none"/>
    </style:style>
    <style:style style:name="Πίνακας9.D3" style:family="table-cell">
      <style:table-cell-properties style:vertical-align="middle" fo:padding-left="0.101cm" fo:padding-right="0.101cm" fo:padding-top="0.049cm" fo:padding-bottom="0.049cm" fo:border="none"/>
    </style:style>
    <style:style style:name="Πίνακας9.E3" style:family="table-cell">
      <style:table-cell-properties style:vertical-align="middle" fo:padding-left="0.101cm" fo:padding-right="0.101cm" fo:padding-top="0.049cm" fo:padding-bottom="0.049cm" fo:border="none"/>
    </style:style>
    <style:style style:name="Πίνακας9.F3" style:family="table-cell">
      <style:table-cell-properties style:vertical-align="middle" fo:padding-left="0.101cm" fo:padding-right="0.101cm" fo:padding-top="0.049cm" fo:padding-bottom="0.049cm" fo:border="none"/>
    </style:style>
    <style:style style:name="Πίνακας9.G3" style:family="table-cell">
      <style:table-cell-properties style:vertical-align="middle" fo:padding-left="0.101cm" fo:padding-right="0.101cm" fo:padding-top="0.049cm" fo:padding-bottom="0.049cm" fo:border="none"/>
    </style:style>
    <style:style style:name="Πίνακας9.H3" style:family="table-cell">
      <style:table-cell-properties style:vertical-align="middle" fo:padding-left="0.101cm" fo:padding-right="0.101cm" fo:padding-top="0.049cm" fo:padding-bottom="0.049cm" fo:border="none"/>
    </style:style>
    <style:style style:name="Πίνακας9.C4" style:family="table-cell">
      <style:table-cell-properties style:vertical-align="middle" fo:padding-left="0.101cm" fo:padding-right="0.101cm" fo:padding-top="0.049cm" fo:padding-bottom="0.049cm" fo:border="none"/>
    </style:style>
    <style:style style:name="Πίνακας9.D4" style:family="table-cell">
      <style:table-cell-properties style:vertical-align="middle" fo:padding-left="0.101cm" fo:padding-right="0.101cm" fo:padding-top="0.049cm" fo:padding-bottom="0.049cm" fo:border="none"/>
    </style:style>
    <style:style style:name="Πίνακας9.E4" style:family="table-cell">
      <style:table-cell-properties style:vertical-align="middle" fo:padding-left="0.101cm" fo:padding-right="0.101cm" fo:padding-top="0.049cm" fo:padding-bottom="0.049cm" fo:border="none"/>
    </style:style>
    <style:style style:name="Πίνακας9.F4" style:family="table-cell">
      <style:table-cell-properties style:vertical-align="middle" fo:padding-left="0.101cm" fo:padding-right="0.101cm" fo:padding-top="0.049cm" fo:padding-bottom="0.049cm" fo:border="none"/>
    </style:style>
    <style:style style:name="Πίνακας9.G4" style:family="table-cell">
      <style:table-cell-properties style:vertical-align="middle" fo:padding-left="0.101cm" fo:padding-right="0.101cm" fo:padding-top="0.049cm" fo:padding-bottom="0.049cm" fo:border="none"/>
    </style:style>
    <style:style style:name="Πίνακας9.H4" style:family="table-cell">
      <style:table-cell-properties style:vertical-align="middle" fo:padding-left="0.101cm" fo:padding-right="0.101cm" fo:padding-top="0.049cm" fo:padding-bottom="0.049cm" fo:border="none"/>
    </style:style>
    <style:style style:name="Πίνακας9.C5" style:family="table-cell">
      <style:table-cell-properties style:vertical-align="middle" fo:padding-left="0.101cm" fo:padding-right="0.101cm" fo:padding-top="0.049cm" fo:padding-bottom="0.049cm" fo:border="none"/>
    </style:style>
    <style:style style:name="Πίνακας9.D5" style:family="table-cell">
      <style:table-cell-properties style:vertical-align="middle" fo:padding-left="0.101cm" fo:padding-right="0.101cm" fo:padding-top="0.049cm" fo:padding-bottom="0.049cm" fo:border="none"/>
    </style:style>
    <style:style style:name="Πίνακας9.E5" style:family="table-cell">
      <style:table-cell-properties style:vertical-align="middle" fo:padding-left="0.101cm" fo:padding-right="0.101cm" fo:padding-top="0.049cm" fo:padding-bottom="0.049cm" fo:border="none"/>
    </style:style>
    <style:style style:name="Πίνακας9.F5" style:family="table-cell">
      <style:table-cell-properties style:vertical-align="middle" fo:padding-left="0.101cm" fo:padding-right="0.101cm" fo:padding-top="0.049cm" fo:padding-bottom="0.049cm" fo:border="none"/>
    </style:style>
    <style:style style:name="Πίνακας9.G5" style:family="table-cell">
      <style:table-cell-properties style:vertical-align="middle" fo:padding-left="0.101cm" fo:padding-right="0.101cm" fo:padding-top="0.049cm" fo:padding-bottom="0.049cm" fo:border="none"/>
    </style:style>
    <style:style style:name="Πίνακας9.H5" style:family="table-cell">
      <style:table-cell-properties style:vertical-align="middle" fo:padding-left="0.101cm" fo:padding-right="0.101cm" fo:padding-top="0.049cm" fo:padding-bottom="0.049cm" fo:border="none"/>
    </style:style>
    <style:style style:name="Πίνακας9.C6" style:family="table-cell">
      <style:table-cell-properties style:vertical-align="middle" fo:padding-left="0.101cm" fo:padding-right="0.101cm" fo:padding-top="0.049cm" fo:padding-bottom="0.049cm" fo:border="none"/>
    </style:style>
    <style:style style:name="Πίνακας9.D6" style:family="table-cell">
      <style:table-cell-properties style:vertical-align="middle" fo:padding-left="0.101cm" fo:padding-right="0.101cm" fo:padding-top="0.049cm" fo:padding-bottom="0.049cm" fo:border="none"/>
    </style:style>
    <style:style style:name="Πίνακας9.E6" style:family="table-cell">
      <style:table-cell-properties style:vertical-align="middle" fo:padding-left="0.101cm" fo:padding-right="0.101cm" fo:padding-top="0.049cm" fo:padding-bottom="0.049cm" fo:border="none"/>
    </style:style>
    <style:style style:name="Πίνακας9.F6" style:family="table-cell">
      <style:table-cell-properties style:vertical-align="middle" fo:padding-left="0.101cm" fo:padding-right="0.101cm" fo:padding-top="0.049cm" fo:padding-bottom="0.049cm" fo:border="none"/>
    </style:style>
    <style:style style:name="Πίνακας9.G6" style:family="table-cell">
      <style:table-cell-properties style:vertical-align="middle" fo:padding-left="0.101cm" fo:padding-right="0.101cm" fo:padding-top="0.049cm" fo:padding-bottom="0.049cm" fo:border="none"/>
    </style:style>
    <style:style style:name="Πίνακας9.H6" style:family="table-cell">
      <style:table-cell-properties style:vertical-align="middle" fo:padding-left="0.101cm" fo:padding-right="0.101cm" fo:padding-top="0.049cm" fo:padding-bottom="0.049cm" fo:border="none"/>
    </style:style>
    <style:style style:name="Πίνακας9.C7" style:family="table-cell">
      <style:table-cell-properties style:vertical-align="middle" fo:padding-left="0.101cm" fo:padding-right="0.101cm" fo:padding-top="0.049cm" fo:padding-bottom="0.049cm" fo:border="none"/>
    </style:style>
    <style:style style:name="Πίνακας9.D7" style:family="table-cell">
      <style:table-cell-properties style:vertical-align="middle" fo:padding-left="0.101cm" fo:padding-right="0.101cm" fo:padding-top="0.049cm" fo:padding-bottom="0.049cm" fo:border="none"/>
    </style:style>
    <style:style style:name="Πίνακας9.E7" style:family="table-cell">
      <style:table-cell-properties style:vertical-align="middle" fo:padding-left="0.101cm" fo:padding-right="0.101cm" fo:padding-top="0.049cm" fo:padding-bottom="0.049cm" fo:border="none"/>
    </style:style>
    <style:style style:name="Πίνακας9.F7" style:family="table-cell">
      <style:table-cell-properties style:vertical-align="middle" fo:padding-left="0.101cm" fo:padding-right="0.101cm" fo:padding-top="0.049cm" fo:padding-bottom="0.049cm" fo:border="none"/>
    </style:style>
    <style:style style:name="Πίνακας9.G7" style:family="table-cell">
      <style:table-cell-properties style:vertical-align="middle" fo:padding-left="0.101cm" fo:padding-right="0.101cm" fo:padding-top="0.049cm" fo:padding-bottom="0.049cm" fo:border="none"/>
    </style:style>
    <style:style style:name="Πίνακας9.H7" style:family="table-cell">
      <style:table-cell-properties style:vertical-align="middle" fo:padding-left="0.101cm" fo:padding-right="0.101cm" fo:padding-top="0.049cm" fo:padding-bottom="0.049cm" fo:border="none"/>
    </style:style>
    <style:style style:name="Πίνακας9.C8" style:family="table-cell">
      <style:table-cell-properties style:vertical-align="middle" fo:padding-left="0.101cm" fo:padding-right="0.101cm" fo:padding-top="0.049cm" fo:padding-bottom="0.049cm" fo:border="none"/>
    </style:style>
    <style:style style:name="Πίνακας9.D8" style:family="table-cell">
      <style:table-cell-properties style:vertical-align="middle" fo:padding-left="0.101cm" fo:padding-right="0.101cm" fo:padding-top="0.049cm" fo:padding-bottom="0.049cm" fo:border="none"/>
    </style:style>
    <style:style style:name="Πίνακας9.E8" style:family="table-cell">
      <style:table-cell-properties style:vertical-align="middle" fo:padding-left="0.101cm" fo:padding-right="0.101cm" fo:padding-top="0.049cm" fo:padding-bottom="0.049cm" fo:border="none"/>
    </style:style>
    <style:style style:name="Πίνακας9.F8" style:family="table-cell">
      <style:table-cell-properties style:vertical-align="middle" fo:padding-left="0.101cm" fo:padding-right="0.101cm" fo:padding-top="0.049cm" fo:padding-bottom="0.049cm" fo:border="none"/>
    </style:style>
    <style:style style:name="Πίνακας9.G8" style:family="table-cell">
      <style:table-cell-properties style:vertical-align="middle" fo:padding-left="0.101cm" fo:padding-right="0.101cm" fo:padding-top="0.049cm" fo:padding-bottom="0.049cm" fo:border="none"/>
    </style:style>
    <style:style style:name="Πίνακας9.H8" style:family="table-cell">
      <style:table-cell-properties style:vertical-align="middle" fo:padding-left="0.101cm" fo:padding-right="0.101cm" fo:padding-top="0.049cm" fo:padding-bottom="0.049cm" fo:border="none"/>
    </style:style>
    <style:style style:name="Πίνακας9.C9" style:family="table-cell">
      <style:table-cell-properties style:vertical-align="middle" fo:padding-left="0.101cm" fo:padding-right="0.101cm" fo:padding-top="0.049cm" fo:padding-bottom="0.049cm" fo:border="none"/>
    </style:style>
    <style:style style:name="Πίνακας9.D9" style:family="table-cell">
      <style:table-cell-properties style:vertical-align="middle" fo:padding-left="0.101cm" fo:padding-right="0.101cm" fo:padding-top="0.049cm" fo:padding-bottom="0.049cm" fo:border="none"/>
    </style:style>
    <style:style style:name="Πίνακας9.E9" style:family="table-cell">
      <style:table-cell-properties style:vertical-align="middle" fo:padding-left="0.101cm" fo:padding-right="0.101cm" fo:padding-top="0.049cm" fo:padding-bottom="0.049cm" fo:border="none"/>
    </style:style>
    <style:style style:name="Πίνακας9.F9" style:family="table-cell">
      <style:table-cell-properties style:vertical-align="middle" fo:padding-left="0.101cm" fo:padding-right="0.101cm" fo:padding-top="0.049cm" fo:padding-bottom="0.049cm" fo:border="none"/>
    </style:style>
    <style:style style:name="Πίνακας9.G9" style:family="table-cell">
      <style:table-cell-properties style:vertical-align="middle" fo:padding-left="0.101cm" fo:padding-right="0.101cm" fo:padding-top="0.049cm" fo:padding-bottom="0.049cm" fo:border="none"/>
    </style:style>
    <style:style style:name="Πίνακας9.H9" style:family="table-cell">
      <style:table-cell-properties style:vertical-align="middle" fo:padding-left="0.101cm" fo:padding-right="0.101cm" fo:padding-top="0.049cm" fo:padding-bottom="0.049cm" fo:border="none"/>
    </style:style>
    <style:style style:name="Πίνακας9.C10" style:family="table-cell">
      <style:table-cell-properties style:vertical-align="middle" fo:padding-left="0.101cm" fo:padding-right="0.101cm" fo:padding-top="0.049cm" fo:padding-bottom="0.049cm" fo:border="none"/>
    </style:style>
    <style:style style:name="Πίνακας9.D10" style:family="table-cell">
      <style:table-cell-properties style:vertical-align="middle" fo:padding-left="0.101cm" fo:padding-right="0.101cm" fo:padding-top="0.049cm" fo:padding-bottom="0.049cm" fo:border="none"/>
    </style:style>
    <style:style style:name="Πίνακας9.E10" style:family="table-cell">
      <style:table-cell-properties style:vertical-align="middle" fo:padding-left="0.101cm" fo:padding-right="0.101cm" fo:padding-top="0.049cm" fo:padding-bottom="0.049cm" fo:border="none"/>
    </style:style>
    <style:style style:name="Πίνακας9.F10" style:family="table-cell">
      <style:table-cell-properties style:vertical-align="middle" fo:padding-left="0.101cm" fo:padding-right="0.101cm" fo:padding-top="0.049cm" fo:padding-bottom="0.049cm" fo:border="none"/>
    </style:style>
    <style:style style:name="Πίνακας9.G10" style:family="table-cell">
      <style:table-cell-properties style:vertical-align="middle" fo:padding-left="0.101cm" fo:padding-right="0.101cm" fo:padding-top="0.049cm" fo:padding-bottom="0.049cm" fo:border="none"/>
    </style:style>
    <style:style style:name="Πίνακας9.H10" style:family="table-cell">
      <style:table-cell-properties style:vertical-align="middle" fo:padding-left="0.101cm" fo:padding-right="0.101cm" fo:padding-top="0.049cm" fo:padding-bottom="0.049cm" fo:border="none"/>
    </style:style>
    <style:style style:name="Πίνακας9.C11" style:family="table-cell">
      <style:table-cell-properties style:vertical-align="middle" fo:padding-left="0.101cm" fo:padding-right="0.101cm" fo:padding-top="0.049cm" fo:padding-bottom="0.049cm" fo:border="none"/>
    </style:style>
    <style:style style:name="Πίνακας9.D11" style:family="table-cell">
      <style:table-cell-properties style:vertical-align="middle" fo:padding-left="0.101cm" fo:padding-right="0.101cm" fo:padding-top="0.049cm" fo:padding-bottom="0.049cm" fo:border="none"/>
    </style:style>
    <style:style style:name="Πίνακας9.E11" style:family="table-cell">
      <style:table-cell-properties style:vertical-align="middle" fo:padding-left="0.101cm" fo:padding-right="0.101cm" fo:padding-top="0.049cm" fo:padding-bottom="0.049cm" fo:border="none"/>
    </style:style>
    <style:style style:name="Πίνακας9.F11" style:family="table-cell">
      <style:table-cell-properties style:vertical-align="middle" fo:padding-left="0.101cm" fo:padding-right="0.101cm" fo:padding-top="0.049cm" fo:padding-bottom="0.049cm" fo:border="none"/>
    </style:style>
    <style:style style:name="Πίνακας9.G11" style:family="table-cell">
      <style:table-cell-properties style:vertical-align="middle" fo:padding-left="0.101cm" fo:padding-right="0.101cm" fo:padding-top="0.049cm" fo:padding-bottom="0.049cm" fo:border="none"/>
    </style:style>
    <style:style style:name="Πίνακας9.H11" style:family="table-cell">
      <style:table-cell-properties style:vertical-align="middle" fo:padding-left="0.101cm" fo:padding-right="0.101cm" fo:padding-top="0.049cm" fo:padding-bottom="0.049cm" fo:border="none"/>
    </style:style>
    <style:style style:name="Πίνακας9.C12" style:family="table-cell">
      <style:table-cell-properties style:vertical-align="middle" fo:padding-left="0.101cm" fo:padding-right="0.101cm" fo:padding-top="0.049cm" fo:padding-bottom="0.049cm" fo:border="none"/>
    </style:style>
    <style:style style:name="Πίνακας9.D12" style:family="table-cell">
      <style:table-cell-properties style:vertical-align="middle" fo:padding-left="0.101cm" fo:padding-right="0.101cm" fo:padding-top="0.049cm" fo:padding-bottom="0.049cm" fo:border="none"/>
    </style:style>
    <style:style style:name="Πίνακας9.E12" style:family="table-cell">
      <style:table-cell-properties style:vertical-align="middle" fo:padding-left="0.101cm" fo:padding-right="0.101cm" fo:padding-top="0.049cm" fo:padding-bottom="0.049cm" fo:border="none"/>
    </style:style>
    <style:style style:name="Πίνακας9.F12" style:family="table-cell">
      <style:table-cell-properties style:vertical-align="middle" fo:padding-left="0.101cm" fo:padding-right="0.101cm" fo:padding-top="0.049cm" fo:padding-bottom="0.049cm" fo:border="none"/>
    </style:style>
    <style:style style:name="Πίνακας9.G12" style:family="table-cell">
      <style:table-cell-properties style:vertical-align="middle" fo:padding-left="0.101cm" fo:padding-right="0.101cm" fo:padding-top="0.049cm" fo:padding-bottom="0.049cm" fo:border="none"/>
    </style:style>
    <style:style style:name="Πίνακας9.H12" style:family="table-cell">
      <style:table-cell-properties style:vertical-align="middle" fo:padding-left="0.101cm" fo:padding-right="0.101cm" fo:padding-top="0.049cm" fo:padding-bottom="0.049cm" fo:border="none"/>
    </style:style>
    <style:style style:name="Πίνακας9.C13" style:family="table-cell">
      <style:table-cell-properties style:vertical-align="middle" fo:padding-left="0.101cm" fo:padding-right="0.101cm" fo:padding-top="0.049cm" fo:padding-bottom="0.049cm" fo:border="none"/>
    </style:style>
    <style:style style:name="Πίνακας9.D13" style:family="table-cell">
      <style:table-cell-properties style:vertical-align="middle" fo:padding-left="0.101cm" fo:padding-right="0.101cm" fo:padding-top="0.049cm" fo:padding-bottom="0.049cm" fo:border="none"/>
    </style:style>
    <style:style style:name="Πίνακας9.E13" style:family="table-cell">
      <style:table-cell-properties style:vertical-align="middle" fo:padding-left="0.101cm" fo:padding-right="0.101cm" fo:padding-top="0.049cm" fo:padding-bottom="0.049cm" fo:border="none"/>
    </style:style>
    <style:style style:name="Πίνακας9.F13" style:family="table-cell">
      <style:table-cell-properties style:vertical-align="middle" fo:padding-left="0.101cm" fo:padding-right="0.101cm" fo:padding-top="0.049cm" fo:padding-bottom="0.049cm" fo:border="none"/>
    </style:style>
    <style:style style:name="Πίνακας9.G13" style:family="table-cell">
      <style:table-cell-properties style:vertical-align="middle" fo:padding-left="0.101cm" fo:padding-right="0.101cm" fo:padding-top="0.049cm" fo:padding-bottom="0.049cm" fo:border="none"/>
    </style:style>
    <style:style style:name="Πίνακας9.H13" style:family="table-cell">
      <style:table-cell-properties style:vertical-align="middle" fo:padding-left="0.101cm" fo:padding-right="0.101cm" fo:padding-top="0.049cm" fo:padding-bottom="0.049cm" fo:border="none"/>
    </style:style>
    <style:style style:name="Πίνακας9.C14" style:family="table-cell">
      <style:table-cell-properties style:vertical-align="middle" fo:padding-left="0.101cm" fo:padding-right="0.101cm" fo:padding-top="0.049cm" fo:padding-bottom="0.049cm" fo:border="none"/>
    </style:style>
    <style:style style:name="Πίνακας9.D14" style:family="table-cell">
      <style:table-cell-properties style:vertical-align="middle" fo:padding-left="0.101cm" fo:padding-right="0.101cm" fo:padding-top="0.049cm" fo:padding-bottom="0.049cm" fo:border="none"/>
    </style:style>
    <style:style style:name="Πίνακας9.E14" style:family="table-cell">
      <style:table-cell-properties style:vertical-align="middle" fo:padding-left="0.101cm" fo:padding-right="0.101cm" fo:padding-top="0.049cm" fo:padding-bottom="0.049cm" fo:border="none"/>
    </style:style>
    <style:style style:name="Πίνακας9.F14" style:family="table-cell">
      <style:table-cell-properties style:vertical-align="middle" fo:padding-left="0.101cm" fo:padding-right="0.101cm" fo:padding-top="0.049cm" fo:padding-bottom="0.049cm" fo:border="none"/>
    </style:style>
    <style:style style:name="Πίνακας9.G14" style:family="table-cell">
      <style:table-cell-properties style:vertical-align="middle" fo:padding-left="0.101cm" fo:padding-right="0.101cm" fo:padding-top="0.049cm" fo:padding-bottom="0.049cm" fo:border="none"/>
    </style:style>
    <style:style style:name="Πίνακας9.H14" style:family="table-cell">
      <style:table-cell-properties style:vertical-align="middle" fo:padding-left="0.101cm" fo:padding-right="0.101cm" fo:padding-top="0.049cm" fo:padding-bottom="0.049cm" fo:border="none"/>
    </style:style>
    <style:style style:name="Πίνακας9.C15" style:family="table-cell">
      <style:table-cell-properties style:vertical-align="middle" fo:padding-left="0.101cm" fo:padding-right="0.101cm" fo:padding-top="0.049cm" fo:padding-bottom="0.049cm" fo:border="none"/>
    </style:style>
    <style:style style:name="Πίνακας9.D15" style:family="table-cell">
      <style:table-cell-properties style:vertical-align="middle" fo:padding-left="0.101cm" fo:padding-right="0.101cm" fo:padding-top="0.049cm" fo:padding-bottom="0.049cm" fo:border="none"/>
    </style:style>
    <style:style style:name="Πίνακας9.E15" style:family="table-cell">
      <style:table-cell-properties style:vertical-align="middle" fo:padding-left="0.101cm" fo:padding-right="0.101cm" fo:padding-top="0.049cm" fo:padding-bottom="0.049cm" fo:border="none"/>
    </style:style>
    <style:style style:name="Πίνακας9.F15" style:family="table-cell">
      <style:table-cell-properties style:vertical-align="middle" fo:padding-left="0.101cm" fo:padding-right="0.101cm" fo:padding-top="0.049cm" fo:padding-bottom="0.049cm" fo:border="none"/>
    </style:style>
    <style:style style:name="Πίνακας9.G15" style:family="table-cell">
      <style:table-cell-properties style:vertical-align="middle" fo:padding-left="0.101cm" fo:padding-right="0.101cm" fo:padding-top="0.049cm" fo:padding-bottom="0.049cm" fo:border="none"/>
    </style:style>
    <style:style style:name="Πίνακας9.H15" style:family="table-cell">
      <style:table-cell-properties style:vertical-align="middle" fo:padding-left="0.101cm" fo:padding-right="0.101cm" fo:padding-top="0.049cm" fo:padding-bottom="0.049cm" fo:border="none"/>
    </style:style>
    <style:style style:name="Πίνακας9.C16" style:family="table-cell">
      <style:table-cell-properties style:vertical-align="middle" fo:padding-left="0.101cm" fo:padding-right="0.101cm" fo:padding-top="0.049cm" fo:padding-bottom="0.049cm" fo:border="none"/>
    </style:style>
    <style:style style:name="Πίνακας9.D16" style:family="table-cell">
      <style:table-cell-properties style:vertical-align="middle" fo:padding-left="0.101cm" fo:padding-right="0.101cm" fo:padding-top="0.049cm" fo:padding-bottom="0.049cm" fo:border="none"/>
    </style:style>
    <style:style style:name="Πίνακας9.E16" style:family="table-cell">
      <style:table-cell-properties style:vertical-align="middle" fo:padding-left="0.101cm" fo:padding-right="0.101cm" fo:padding-top="0.049cm" fo:padding-bottom="0.049cm" fo:border="none"/>
    </style:style>
    <style:style style:name="Πίνακας9.F16" style:family="table-cell">
      <style:table-cell-properties style:vertical-align="middle" fo:padding-left="0.101cm" fo:padding-right="0.101cm" fo:padding-top="0.049cm" fo:padding-bottom="0.049cm" fo:border="none"/>
    </style:style>
    <style:style style:name="Πίνακας9.G16" style:family="table-cell">
      <style:table-cell-properties style:vertical-align="middle" fo:padding-left="0.101cm" fo:padding-right="0.101cm" fo:padding-top="0.049cm" fo:padding-bottom="0.049cm" fo:border="none"/>
    </style:style>
    <style:style style:name="Πίνακας9.H16" style:family="table-cell">
      <style:table-cell-properties style:vertical-align="middle" fo:padding-left="0.101cm" fo:padding-right="0.101cm" fo:padding-top="0.049cm" fo:padding-bottom="0.049cm" fo:border="none"/>
    </style:style>
    <style:style style:name="Πίνακας9.C17" style:family="table-cell">
      <style:table-cell-properties style:vertical-align="middle" fo:padding-left="0.101cm" fo:padding-right="0.101cm" fo:padding-top="0.049cm" fo:padding-bottom="0.049cm" fo:border="none"/>
    </style:style>
    <style:style style:name="Πίνακας9.D17" style:family="table-cell">
      <style:table-cell-properties style:vertical-align="middle" fo:padding-left="0.101cm" fo:padding-right="0.101cm" fo:padding-top="0.049cm" fo:padding-bottom="0.049cm" fo:border="none"/>
    </style:style>
    <style:style style:name="Πίνακας9.E17" style:family="table-cell">
      <style:table-cell-properties style:vertical-align="middle" fo:padding-left="0.101cm" fo:padding-right="0.101cm" fo:padding-top="0.049cm" fo:padding-bottom="0.049cm" fo:border="none"/>
    </style:style>
    <style:style style:name="Πίνακας9.F17" style:family="table-cell">
      <style:table-cell-properties style:vertical-align="middle" fo:padding-left="0.101cm" fo:padding-right="0.101cm" fo:padding-top="0.049cm" fo:padding-bottom="0.049cm" fo:border="none"/>
    </style:style>
    <style:style style:name="Πίνακας9.G17" style:family="table-cell">
      <style:table-cell-properties style:vertical-align="middle" fo:padding-left="0.101cm" fo:padding-right="0.101cm" fo:padding-top="0.049cm" fo:padding-bottom="0.049cm" fo:border="none"/>
    </style:style>
    <style:style style:name="Πίνακας9.H17" style:family="table-cell">
      <style:table-cell-properties style:vertical-align="middle" fo:padding-left="0.101cm" fo:padding-right="0.101cm" fo:padding-top="0.049cm" fo:padding-bottom="0.049cm" fo:border="none"/>
    </style:style>
    <style:style style:name="Πίνακας9.C18" style:family="table-cell">
      <style:table-cell-properties style:vertical-align="middle" fo:padding-left="0.101cm" fo:padding-right="0.101cm" fo:padding-top="0.049cm" fo:padding-bottom="0.049cm" fo:border="none"/>
    </style:style>
    <style:style style:name="Πίνακας9.D18" style:family="table-cell">
      <style:table-cell-properties style:vertical-align="middle" fo:padding-left="0.101cm" fo:padding-right="0.101cm" fo:padding-top="0.049cm" fo:padding-bottom="0.049cm" fo:border="none"/>
    </style:style>
    <style:style style:name="Πίνακας9.E18" style:family="table-cell">
      <style:table-cell-properties style:vertical-align="middle" fo:padding-left="0.101cm" fo:padding-right="0.101cm" fo:padding-top="0.049cm" fo:padding-bottom="0.049cm" fo:border="none"/>
    </style:style>
    <style:style style:name="Πίνακας9.F18" style:family="table-cell">
      <style:table-cell-properties style:vertical-align="middle" fo:padding-left="0.101cm" fo:padding-right="0.101cm" fo:padding-top="0.049cm" fo:padding-bottom="0.049cm" fo:border="none"/>
    </style:style>
    <style:style style:name="Πίνακας9.G18" style:family="table-cell">
      <style:table-cell-properties style:vertical-align="middle" fo:padding-left="0.101cm" fo:padding-right="0.101cm" fo:padding-top="0.049cm" fo:padding-bottom="0.049cm" fo:border="none"/>
    </style:style>
    <style:style style:name="Πίνακας9.H18" style:family="table-cell">
      <style:table-cell-properties style:vertical-align="middle" fo:padding-left="0.101cm" fo:padding-right="0.101cm" fo:padding-top="0.049cm" fo:padding-bottom="0.049cm" fo:border="none"/>
    </style:style>
    <style:style style:name="Πίνακας9.D19" style:family="table-cell">
      <style:table-cell-properties style:vertical-align="middle" fo:padding-left="0.101cm" fo:padding-right="0.101cm" fo:padding-top="0.049cm" fo:padding-bottom="0.049cm" fo:border="none"/>
    </style:style>
    <style:style style:name="Πίνακας9.E19" style:family="table-cell">
      <style:table-cell-properties style:vertical-align="middle" fo:padding-left="0.101cm" fo:padding-right="0.101cm" fo:padding-top="0.049cm" fo:padding-bottom="0.049cm" fo:border="none"/>
    </style:style>
    <style:style style:name="Πίνακας9.F19" style:family="table-cell">
      <style:table-cell-properties style:vertical-align="middle" fo:padding-left="0.101cm" fo:padding-right="0.101cm" fo:padding-top="0.049cm" fo:padding-bottom="0.049cm" fo:border="none"/>
    </style:style>
    <style:style style:name="Πίνακας9.G19" style:family="table-cell">
      <style:table-cell-properties style:vertical-align="middle" fo:padding-left="0.101cm" fo:padding-right="0.101cm" fo:padding-top="0.049cm" fo:padding-bottom="0.049cm" fo:border="none"/>
    </style:style>
    <style:style style:name="Πίνακας9.H19" style:family="table-cell">
      <style:table-cell-properties style:vertical-align="middle" fo:padding-left="0.101cm" fo:padding-right="0.101cm" fo:padding-top="0.049cm" fo:padding-bottom="0.049cm" fo:border="none"/>
    </style:style>
    <style:style style:name="Πίνακας9.C20" style:family="table-cell">
      <style:table-cell-properties style:vertical-align="middle" fo:padding-left="0.101cm" fo:padding-right="0.101cm" fo:padding-top="0.049cm" fo:padding-bottom="0.049cm" fo:border="none"/>
    </style:style>
    <style:style style:name="Πίνακας9.D20" style:family="table-cell">
      <style:table-cell-properties style:vertical-align="middle" fo:padding-left="0.101cm" fo:padding-right="0.101cm" fo:padding-top="0.049cm" fo:padding-bottom="0.049cm" fo:border="none"/>
    </style:style>
    <style:style style:name="Πίνακας9.E20" style:family="table-cell">
      <style:table-cell-properties style:vertical-align="middle" fo:padding-left="0.101cm" fo:padding-right="0.101cm" fo:padding-top="0.049cm" fo:padding-bottom="0.049cm" fo:border="none"/>
    </style:style>
    <style:style style:name="Πίνακας9.F20" style:family="table-cell">
      <style:table-cell-properties style:vertical-align="middle" fo:padding-left="0.101cm" fo:padding-right="0.101cm" fo:padding-top="0.049cm" fo:padding-bottom="0.049cm" fo:border="none"/>
    </style:style>
    <style:style style:name="Πίνακας9.G20" style:family="table-cell">
      <style:table-cell-properties style:vertical-align="middle" fo:padding-left="0.101cm" fo:padding-right="0.101cm" fo:padding-top="0.049cm" fo:padding-bottom="0.049cm" fo:border="none"/>
    </style:style>
    <style:style style:name="Πίνακας9.H20" style:family="table-cell">
      <style:table-cell-properties style:vertical-align="middle" fo:padding-left="0.101cm" fo:padding-right="0.101cm" fo:padding-top="0.049cm" fo:padding-bottom="0.049cm" fo:border="none"/>
    </style:style>
    <style:style style:name="Πίνακας9.C21" style:family="table-cell">
      <style:table-cell-properties style:vertical-align="middle" fo:padding-left="0.101cm" fo:padding-right="0.101cm" fo:padding-top="0.049cm" fo:padding-bottom="0.049cm" fo:border="none"/>
    </style:style>
    <style:style style:name="Πίνακας9.D21" style:family="table-cell">
      <style:table-cell-properties style:vertical-align="middle" fo:padding-left="0.101cm" fo:padding-right="0.101cm" fo:padding-top="0.049cm" fo:padding-bottom="0.049cm" fo:border="none"/>
    </style:style>
    <style:style style:name="Πίνακας9.E21" style:family="table-cell">
      <style:table-cell-properties style:vertical-align="middle" fo:padding-left="0.101cm" fo:padding-right="0.101cm" fo:padding-top="0.049cm" fo:padding-bottom="0.049cm" fo:border="none"/>
    </style:style>
    <style:style style:name="Πίνακας9.F21" style:family="table-cell">
      <style:table-cell-properties style:vertical-align="middle" fo:padding-left="0.101cm" fo:padding-right="0.101cm" fo:padding-top="0.049cm" fo:padding-bottom="0.049cm" fo:border="none"/>
    </style:style>
    <style:style style:name="Πίνακας9.G21" style:family="table-cell">
      <style:table-cell-properties style:vertical-align="middle" fo:padding-left="0.101cm" fo:padding-right="0.101cm" fo:padding-top="0.049cm" fo:padding-bottom="0.049cm" fo:border="none"/>
    </style:style>
    <style:style style:name="Πίνακας9.H21" style:family="table-cell">
      <style:table-cell-properties style:vertical-align="middle" fo:padding-left="0.101cm" fo:padding-right="0.101cm" fo:padding-top="0.049cm" fo:padding-bottom="0.049cm" fo:border="none"/>
    </style:style>
    <style:style style:name="Πίνακας9.C22" style:family="table-cell">
      <style:table-cell-properties style:vertical-align="middle" fo:padding-left="0.101cm" fo:padding-right="0.101cm" fo:padding-top="0.049cm" fo:padding-bottom="0.049cm" fo:border="none"/>
    </style:style>
    <style:style style:name="Πίνακας9.D22" style:family="table-cell">
      <style:table-cell-properties style:vertical-align="middle" fo:padding-left="0.101cm" fo:padding-right="0.101cm" fo:padding-top="0.049cm" fo:padding-bottom="0.049cm" fo:border="none"/>
    </style:style>
    <style:style style:name="Πίνακας9.E22" style:family="table-cell">
      <style:table-cell-properties style:vertical-align="middle" fo:padding-left="0.101cm" fo:padding-right="0.101cm" fo:padding-top="0.049cm" fo:padding-bottom="0.049cm" fo:border="none"/>
    </style:style>
    <style:style style:name="Πίνακας9.F22" style:family="table-cell">
      <style:table-cell-properties style:vertical-align="middle" fo:padding-left="0.101cm" fo:padding-right="0.101cm" fo:padding-top="0.049cm" fo:padding-bottom="0.049cm" fo:border="none"/>
    </style:style>
    <style:style style:name="Πίνακας9.G22" style:family="table-cell">
      <style:table-cell-properties style:vertical-align="middle" fo:padding-left="0.101cm" fo:padding-right="0.101cm" fo:padding-top="0.049cm" fo:padding-bottom="0.049cm" fo:border="none"/>
    </style:style>
    <style:style style:name="Πίνακας9.H22" style:family="table-cell">
      <style:table-cell-properties style:vertical-align="middle" fo:padding-left="0.101cm" fo:padding-right="0.101cm" fo:padding-top="0.049cm" fo:padding-bottom="0.049cm" fo:border="none"/>
    </style:style>
    <style:style style:name="Πίνακας9.C23" style:family="table-cell">
      <style:table-cell-properties style:vertical-align="middle" fo:padding-left="0.101cm" fo:padding-right="0.101cm" fo:padding-top="0.049cm" fo:padding-bottom="0.049cm" fo:border="none"/>
    </style:style>
    <style:style style:name="Πίνακας9.D23" style:family="table-cell">
      <style:table-cell-properties style:vertical-align="middle" fo:padding-left="0.101cm" fo:padding-right="0.101cm" fo:padding-top="0.049cm" fo:padding-bottom="0.049cm" fo:border="none"/>
    </style:style>
    <style:style style:name="Πίνακας9.E23" style:family="table-cell">
      <style:table-cell-properties style:vertical-align="middle" fo:padding-left="0.101cm" fo:padding-right="0.101cm" fo:padding-top="0.049cm" fo:padding-bottom="0.049cm" fo:border="none"/>
    </style:style>
    <style:style style:name="Πίνακας9.F23" style:family="table-cell">
      <style:table-cell-properties style:vertical-align="middle" fo:padding-left="0.101cm" fo:padding-right="0.101cm" fo:padding-top="0.049cm" fo:padding-bottom="0.049cm" fo:border="none"/>
    </style:style>
    <style:style style:name="Πίνακας9.G23" style:family="table-cell">
      <style:table-cell-properties style:vertical-align="middle" fo:padding-left="0.101cm" fo:padding-right="0.101cm" fo:padding-top="0.049cm" fo:padding-bottom="0.049cm" fo:border="none"/>
    </style:style>
    <style:style style:name="Πίνακας9.H23" style:family="table-cell">
      <style:table-cell-properties style:vertical-align="middle" fo:padding-left="0.101cm" fo:padding-right="0.101cm" fo:padding-top="0.049cm" fo:padding-bottom="0.049cm" fo:border="none"/>
    </style:style>
    <style:style style:name="Πίνακας9.C24" style:family="table-cell">
      <style:table-cell-properties style:vertical-align="middle" fo:padding-left="0.101cm" fo:padding-right="0.101cm" fo:padding-top="0.049cm" fo:padding-bottom="0.049cm" fo:border="none"/>
    </style:style>
    <style:style style:name="Πίνακας9.D24" style:family="table-cell">
      <style:table-cell-properties style:vertical-align="middle" fo:padding-left="0.101cm" fo:padding-right="0.101cm" fo:padding-top="0.049cm" fo:padding-bottom="0.049cm" fo:border="none"/>
    </style:style>
    <style:style style:name="Πίνακας9.E24" style:family="table-cell">
      <style:table-cell-properties style:vertical-align="middle" fo:padding-left="0.101cm" fo:padding-right="0.101cm" fo:padding-top="0.049cm" fo:padding-bottom="0.049cm" fo:border="none"/>
    </style:style>
    <style:style style:name="Πίνακας9.F24" style:family="table-cell">
      <style:table-cell-properties style:vertical-align="middle" fo:padding-left="0.101cm" fo:padding-right="0.101cm" fo:padding-top="0.049cm" fo:padding-bottom="0.049cm" fo:border="none"/>
    </style:style>
    <style:style style:name="Πίνακας9.G24" style:family="table-cell">
      <style:table-cell-properties style:vertical-align="middle" fo:padding-left="0.101cm" fo:padding-right="0.101cm" fo:padding-top="0.049cm" fo:padding-bottom="0.049cm" fo:border="none"/>
    </style:style>
    <style:style style:name="Πίνακας9.H24" style:family="table-cell">
      <style:table-cell-properties style:vertical-align="middle" fo:padding-left="0.101cm" fo:padding-right="0.101cm" fo:padding-top="0.049cm" fo:padding-bottom="0.049cm" fo:border="none"/>
    </style:style>
    <style:style style:name="Πίνακας9.C25" style:family="table-cell">
      <style:table-cell-properties style:vertical-align="middle" fo:padding-left="0.101cm" fo:padding-right="0.101cm" fo:padding-top="0.049cm" fo:padding-bottom="0.049cm" fo:border="none"/>
    </style:style>
    <style:style style:name="Πίνακας9.D25" style:family="table-cell">
      <style:table-cell-properties style:vertical-align="middle" fo:padding-left="0.101cm" fo:padding-right="0.101cm" fo:padding-top="0.049cm" fo:padding-bottom="0.049cm" fo:border="none"/>
    </style:style>
    <style:style style:name="Πίνακας9.E25" style:family="table-cell">
      <style:table-cell-properties style:vertical-align="middle" fo:padding-left="0.101cm" fo:padding-right="0.101cm" fo:padding-top="0.049cm" fo:padding-bottom="0.049cm" fo:border="none"/>
    </style:style>
    <style:style style:name="Πίνακας9.F25" style:family="table-cell">
      <style:table-cell-properties style:vertical-align="middle" fo:padding-left="0.101cm" fo:padding-right="0.101cm" fo:padding-top="0.049cm" fo:padding-bottom="0.049cm" fo:border="none"/>
    </style:style>
    <style:style style:name="Πίνακας9.G25" style:family="table-cell">
      <style:table-cell-properties style:vertical-align="middle" fo:padding-left="0.101cm" fo:padding-right="0.101cm" fo:padding-top="0.049cm" fo:padding-bottom="0.049cm" fo:border="none"/>
    </style:style>
    <style:style style:name="Πίνακας9.H25" style:family="table-cell">
      <style:table-cell-properties style:vertical-align="middle" fo:padding-left="0.101cm" fo:padding-right="0.101cm" fo:padding-top="0.049cm" fo:padding-bottom="0.049cm" fo:border="none"/>
    </style:style>
    <style:style style:name="Πίνακας9.C26" style:family="table-cell">
      <style:table-cell-properties style:vertical-align="middle" fo:padding-left="0.101cm" fo:padding-right="0.101cm" fo:padding-top="0.049cm" fo:padding-bottom="0.049cm" fo:border="none"/>
    </style:style>
    <style:style style:name="Πίνακας9.D26" style:family="table-cell">
      <style:table-cell-properties style:vertical-align="middle" fo:padding-left="0.101cm" fo:padding-right="0.101cm" fo:padding-top="0.049cm" fo:padding-bottom="0.049cm" fo:border="none"/>
    </style:style>
    <style:style style:name="Πίνακας9.E26" style:family="table-cell">
      <style:table-cell-properties style:vertical-align="middle" fo:padding-left="0.101cm" fo:padding-right="0.101cm" fo:padding-top="0.049cm" fo:padding-bottom="0.049cm" fo:border="none"/>
    </style:style>
    <style:style style:name="Πίνακας9.F26" style:family="table-cell">
      <style:table-cell-properties style:vertical-align="middle" fo:padding-left="0.101cm" fo:padding-right="0.101cm" fo:padding-top="0.049cm" fo:padding-bottom="0.049cm" fo:border="none"/>
    </style:style>
    <style:style style:name="Πίνακας9.G26" style:family="table-cell">
      <style:table-cell-properties style:vertical-align="middle" fo:padding-left="0.101cm" fo:padding-right="0.101cm" fo:padding-top="0.049cm" fo:padding-bottom="0.049cm" fo:border="none"/>
    </style:style>
    <style:style style:name="Πίνακας9.H26" style:family="table-cell">
      <style:table-cell-properties style:vertical-align="middle" fo:padding-left="0.101cm" fo:padding-right="0.101cm" fo:padding-top="0.049cm" fo:padding-bottom="0.049cm" fo:border="none"/>
    </style:style>
    <style:style style:name="Πίνακας9.C27" style:family="table-cell">
      <style:table-cell-properties style:vertical-align="middle" fo:padding-left="0.101cm" fo:padding-right="0.101cm" fo:padding-top="0.049cm" fo:padding-bottom="0.049cm" fo:border="none"/>
    </style:style>
    <style:style style:name="Πίνακας9.D27" style:family="table-cell">
      <style:table-cell-properties style:vertical-align="middle" fo:padding-left="0.101cm" fo:padding-right="0.101cm" fo:padding-top="0.049cm" fo:padding-bottom="0.049cm" fo:border="none"/>
    </style:style>
    <style:style style:name="Πίνακας9.E27" style:family="table-cell">
      <style:table-cell-properties style:vertical-align="middle" fo:padding-left="0.101cm" fo:padding-right="0.101cm" fo:padding-top="0.049cm" fo:padding-bottom="0.049cm" fo:border="none"/>
    </style:style>
    <style:style style:name="Πίνακας9.F27" style:family="table-cell">
      <style:table-cell-properties style:vertical-align="middle" fo:padding-left="0.101cm" fo:padding-right="0.101cm" fo:padding-top="0.049cm" fo:padding-bottom="0.049cm" fo:border="none"/>
    </style:style>
    <style:style style:name="Πίνακας9.G27" style:family="table-cell">
      <style:table-cell-properties style:vertical-align="middle" fo:padding-left="0.101cm" fo:padding-right="0.101cm" fo:padding-top="0.049cm" fo:padding-bottom="0.049cm" fo:border="none"/>
    </style:style>
    <style:style style:name="Πίνακας9.H27" style:family="table-cell">
      <style:table-cell-properties style:vertical-align="middle" fo:padding-left="0.101cm" fo:padding-right="0.101cm" fo:padding-top="0.049cm" fo:padding-bottom="0.049cm" fo:border="none"/>
    </style:style>
    <style:style style:name="Πίνακας9.C28" style:family="table-cell">
      <style:table-cell-properties style:vertical-align="middle" fo:padding-left="0.101cm" fo:padding-right="0.101cm" fo:padding-top="0.049cm" fo:padding-bottom="0.049cm" fo:border="none"/>
    </style:style>
    <style:style style:name="Πίνακας9.D28" style:family="table-cell">
      <style:table-cell-properties style:vertical-align="middle" fo:padding-left="0.101cm" fo:padding-right="0.101cm" fo:padding-top="0.049cm" fo:padding-bottom="0.049cm" fo:border="none"/>
    </style:style>
    <style:style style:name="Πίνακας9.E28" style:family="table-cell">
      <style:table-cell-properties style:vertical-align="middle" fo:padding-left="0.101cm" fo:padding-right="0.101cm" fo:padding-top="0.049cm" fo:padding-bottom="0.049cm" fo:border="none"/>
    </style:style>
    <style:style style:name="Πίνακας9.F28" style:family="table-cell">
      <style:table-cell-properties style:vertical-align="middle" fo:padding-left="0.101cm" fo:padding-right="0.101cm" fo:padding-top="0.049cm" fo:padding-bottom="0.049cm" fo:border="none"/>
    </style:style>
    <style:style style:name="Πίνακας9.G28" style:family="table-cell">
      <style:table-cell-properties style:vertical-align="middle" fo:padding-left="0.101cm" fo:padding-right="0.101cm" fo:padding-top="0.049cm" fo:padding-bottom="0.049cm" fo:border="none"/>
    </style:style>
    <style:style style:name="Πίνακας9.H28" style:family="table-cell">
      <style:table-cell-properties style:vertical-align="middle" fo:padding-left="0.101cm" fo:padding-right="0.101cm" fo:padding-top="0.049cm" fo:padding-bottom="0.049cm" fo:border="none"/>
    </style:style>
    <style:style style:name="Πίνακας9.C29" style:family="table-cell">
      <style:table-cell-properties style:vertical-align="middle" fo:padding-left="0.101cm" fo:padding-right="0.101cm" fo:padding-top="0.049cm" fo:padding-bottom="0.049cm" fo:border="none"/>
    </style:style>
    <style:style style:name="Πίνακας9.D29" style:family="table-cell">
      <style:table-cell-properties style:vertical-align="middle" fo:padding-left="0.101cm" fo:padding-right="0.101cm" fo:padding-top="0.049cm" fo:padding-bottom="0.049cm" fo:border="none"/>
    </style:style>
    <style:style style:name="Πίνακας9.E29" style:family="table-cell">
      <style:table-cell-properties style:vertical-align="middle" fo:padding-left="0.101cm" fo:padding-right="0.101cm" fo:padding-top="0.049cm" fo:padding-bottom="0.049cm" fo:border="none"/>
    </style:style>
    <style:style style:name="Πίνακας9.F29" style:family="table-cell">
      <style:table-cell-properties style:vertical-align="middle" fo:padding-left="0.101cm" fo:padding-right="0.101cm" fo:padding-top="0.049cm" fo:padding-bottom="0.049cm" fo:border="none"/>
    </style:style>
    <style:style style:name="Πίνακας9.G29" style:family="table-cell">
      <style:table-cell-properties style:vertical-align="middle" fo:padding-left="0.101cm" fo:padding-right="0.101cm" fo:padding-top="0.049cm" fo:padding-bottom="0.049cm" fo:border="none"/>
    </style:style>
    <style:style style:name="Πίνακας9.H29" style:family="table-cell">
      <style:table-cell-properties style:vertical-align="middle" fo:padding-left="0.101cm" fo:padding-right="0.101cm" fo:padding-top="0.049cm" fo:padding-bottom="0.049cm" fo:border="none"/>
    </style:style>
    <style:style style:name="Πίνακας9.C30" style:family="table-cell">
      <style:table-cell-properties style:vertical-align="middle" fo:padding-left="0.101cm" fo:padding-right="0.101cm" fo:padding-top="0.049cm" fo:padding-bottom="0.049cm" fo:border="none"/>
    </style:style>
    <style:style style:name="Πίνακας9.D30" style:family="table-cell">
      <style:table-cell-properties style:vertical-align="middle" fo:padding-left="0.101cm" fo:padding-right="0.101cm" fo:padding-top="0.049cm" fo:padding-bottom="0.049cm" fo:border="none"/>
    </style:style>
    <style:style style:name="Πίνακας9.E30" style:family="table-cell">
      <style:table-cell-properties style:vertical-align="middle" fo:padding-left="0.101cm" fo:padding-right="0.101cm" fo:padding-top="0.049cm" fo:padding-bottom="0.049cm" fo:border="none"/>
    </style:style>
    <style:style style:name="Πίνακας9.F30" style:family="table-cell">
      <style:table-cell-properties style:vertical-align="middle" fo:padding-left="0.101cm" fo:padding-right="0.101cm" fo:padding-top="0.049cm" fo:padding-bottom="0.049cm" fo:border="none"/>
    </style:style>
    <style:style style:name="Πίνακας9.G30" style:family="table-cell">
      <style:table-cell-properties style:vertical-align="middle" fo:padding-left="0.101cm" fo:padding-right="0.101cm" fo:padding-top="0.049cm" fo:padding-bottom="0.049cm" fo:border="none"/>
    </style:style>
    <style:style style:name="Πίνακας9.H30" style:family="table-cell">
      <style:table-cell-properties style:vertical-align="middle" fo:padding-left="0.101cm" fo:padding-right="0.101cm" fo:padding-top="0.049cm" fo:padding-bottom="0.049cm" fo:border="none"/>
    </style:style>
    <style:style style:name="Πίνακας9.C31" style:family="table-cell">
      <style:table-cell-properties style:vertical-align="middle" fo:padding-left="0.101cm" fo:padding-right="0.101cm" fo:padding-top="0.049cm" fo:padding-bottom="0.049cm" fo:border="none"/>
    </style:style>
    <style:style style:name="Πίνακας9.D31" style:family="table-cell">
      <style:table-cell-properties style:vertical-align="middle" fo:padding-left="0.101cm" fo:padding-right="0.101cm" fo:padding-top="0.049cm" fo:padding-bottom="0.049cm" fo:border="none"/>
    </style:style>
    <style:style style:name="Πίνακας9.E31" style:family="table-cell">
      <style:table-cell-properties style:vertical-align="middle" fo:padding-left="0.101cm" fo:padding-right="0.101cm" fo:padding-top="0.049cm" fo:padding-bottom="0.049cm" fo:border="none"/>
    </style:style>
    <style:style style:name="Πίνακας9.F31" style:family="table-cell">
      <style:table-cell-properties style:vertical-align="middle" fo:padding-left="0.101cm" fo:padding-right="0.101cm" fo:padding-top="0.049cm" fo:padding-bottom="0.049cm" fo:border="none"/>
    </style:style>
    <style:style style:name="Πίνακας9.G31" style:family="table-cell">
      <style:table-cell-properties style:vertical-align="middle" fo:padding-left="0.101cm" fo:padding-right="0.101cm" fo:padding-top="0.049cm" fo:padding-bottom="0.049cm" fo:border="none"/>
    </style:style>
    <style:style style:name="Πίνακας9.H31" style:family="table-cell">
      <style:table-cell-properties style:vertical-align="middle" fo:padding-left="0.101cm" fo:padding-right="0.101cm" fo:padding-top="0.049cm" fo:padding-bottom="0.049cm" fo:border="none"/>
    </style:style>
    <style:style style:name="Πίνακας9.C32" style:family="table-cell">
      <style:table-cell-properties style:vertical-align="middle" fo:padding-left="0.101cm" fo:padding-right="0.101cm" fo:padding-top="0.049cm" fo:padding-bottom="0.049cm" fo:border="none"/>
    </style:style>
    <style:style style:name="Πίνακας9.D32" style:family="table-cell">
      <style:table-cell-properties style:vertical-align="middle" fo:padding-left="0.101cm" fo:padding-right="0.101cm" fo:padding-top="0.049cm" fo:padding-bottom="0.049cm" fo:border="none"/>
    </style:style>
    <style:style style:name="Πίνακας9.E32" style:family="table-cell">
      <style:table-cell-properties style:vertical-align="middle" fo:padding-left="0.101cm" fo:padding-right="0.101cm" fo:padding-top="0.049cm" fo:padding-bottom="0.049cm" fo:border="none"/>
    </style:style>
    <style:style style:name="Πίνακας9.F32" style:family="table-cell">
      <style:table-cell-properties style:vertical-align="middle" fo:padding-left="0.101cm" fo:padding-right="0.101cm" fo:padding-top="0.049cm" fo:padding-bottom="0.049cm" fo:border="none"/>
    </style:style>
    <style:style style:name="Πίνακας9.G32" style:family="table-cell">
      <style:table-cell-properties style:vertical-align="middle" fo:padding-left="0.101cm" fo:padding-right="0.101cm" fo:padding-top="0.049cm" fo:padding-bottom="0.049cm" fo:border="none"/>
    </style:style>
    <style:style style:name="Πίνακας9.H32" style:family="table-cell">
      <style:table-cell-properties style:vertical-align="middle" fo:padding-left="0.101cm" fo:padding-right="0.101cm" fo:padding-top="0.049cm" fo:padding-bottom="0.049cm" fo:border="none"/>
    </style:style>
    <style:style style:name="Πίνακας9.C33" style:family="table-cell">
      <style:table-cell-properties style:vertical-align="middle" fo:padding-left="0.101cm" fo:padding-right="0.101cm" fo:padding-top="0.049cm" fo:padding-bottom="0.049cm" fo:border="none"/>
    </style:style>
    <style:style style:name="Πίνακας9.D33" style:family="table-cell">
      <style:table-cell-properties style:vertical-align="middle" fo:padding-left="0.101cm" fo:padding-right="0.101cm" fo:padding-top="0.049cm" fo:padding-bottom="0.049cm" fo:border="none"/>
    </style:style>
    <style:style style:name="Πίνακας9.E33" style:family="table-cell">
      <style:table-cell-properties style:vertical-align="middle" fo:padding-left="0.101cm" fo:padding-right="0.101cm" fo:padding-top="0.049cm" fo:padding-bottom="0.049cm" fo:border="none"/>
    </style:style>
    <style:style style:name="Πίνακας9.F33" style:family="table-cell">
      <style:table-cell-properties style:vertical-align="middle" fo:padding-left="0.101cm" fo:padding-right="0.101cm" fo:padding-top="0.049cm" fo:padding-bottom="0.049cm" fo:border="none"/>
    </style:style>
    <style:style style:name="Πίνακας9.G33" style:family="table-cell">
      <style:table-cell-properties style:vertical-align="middle" fo:padding-left="0.101cm" fo:padding-right="0.101cm" fo:padding-top="0.049cm" fo:padding-bottom="0.049cm" fo:border="none"/>
    </style:style>
    <style:style style:name="Πίνακας9.H33" style:family="table-cell">
      <style:table-cell-properties style:vertical-align="middle" fo:padding-left="0.101cm" fo:padding-right="0.101cm" fo:padding-top="0.049cm" fo:padding-bottom="0.049cm" fo:border="none"/>
    </style:style>
    <style:style style:name="Πίνακας9.C34" style:family="table-cell">
      <style:table-cell-properties style:vertical-align="middle" fo:padding-left="0.101cm" fo:padding-right="0.101cm" fo:padding-top="0.049cm" fo:padding-bottom="0.049cm" fo:border="none"/>
    </style:style>
    <style:style style:name="Πίνακας9.D34" style:family="table-cell">
      <style:table-cell-properties style:vertical-align="middle" fo:padding-left="0.101cm" fo:padding-right="0.101cm" fo:padding-top="0.049cm" fo:padding-bottom="0.049cm" fo:border="none"/>
    </style:style>
    <style:style style:name="Πίνακας9.E34" style:family="table-cell">
      <style:table-cell-properties style:vertical-align="middle" fo:padding-left="0.101cm" fo:padding-right="0.101cm" fo:padding-top="0.049cm" fo:padding-bottom="0.049cm" fo:border="none"/>
    </style:style>
    <style:style style:name="Πίνακας9.F34" style:family="table-cell">
      <style:table-cell-properties style:vertical-align="middle" fo:padding-left="0.101cm" fo:padding-right="0.101cm" fo:padding-top="0.049cm" fo:padding-bottom="0.049cm" fo:border="none"/>
    </style:style>
    <style:style style:name="Πίνακας9.G34" style:family="table-cell">
      <style:table-cell-properties style:vertical-align="middle" fo:padding-left="0.101cm" fo:padding-right="0.101cm" fo:padding-top="0.049cm" fo:padding-bottom="0.049cm" fo:border="none"/>
    </style:style>
    <style:style style:name="Πίνακας9.H34" style:family="table-cell">
      <style:table-cell-properties style:vertical-align="middle" fo:padding-left="0.101cm" fo:padding-right="0.101cm" fo:padding-top="0.049cm" fo:padding-bottom="0.049cm" fo:border="none"/>
    </style:style>
    <style:style style:name="Πίνακας9.C35" style:family="table-cell">
      <style:table-cell-properties style:vertical-align="middle" fo:padding-left="0.101cm" fo:padding-right="0.101cm" fo:padding-top="0.049cm" fo:padding-bottom="0.049cm" fo:border="none"/>
    </style:style>
    <style:style style:name="Πίνακας9.D35" style:family="table-cell">
      <style:table-cell-properties style:vertical-align="middle" fo:padding-left="0.101cm" fo:padding-right="0.101cm" fo:padding-top="0.049cm" fo:padding-bottom="0.049cm" fo:border="none"/>
    </style:style>
    <style:style style:name="Πίνακας9.E35" style:family="table-cell">
      <style:table-cell-properties style:vertical-align="middle" fo:padding-left="0.101cm" fo:padding-right="0.101cm" fo:padding-top="0.049cm" fo:padding-bottom="0.049cm" fo:border="none"/>
    </style:style>
    <style:style style:name="Πίνακας9.F35" style:family="table-cell">
      <style:table-cell-properties style:vertical-align="middle" fo:padding-left="0.101cm" fo:padding-right="0.101cm" fo:padding-top="0.049cm" fo:padding-bottom="0.049cm" fo:border="none"/>
    </style:style>
    <style:style style:name="Πίνακας9.G35" style:family="table-cell">
      <style:table-cell-properties style:vertical-align="middle" fo:padding-left="0.101cm" fo:padding-right="0.101cm" fo:padding-top="0.049cm" fo:padding-bottom="0.049cm" fo:border="none"/>
    </style:style>
    <style:style style:name="Πίνακας9.H35" style:family="table-cell">
      <style:table-cell-properties style:vertical-align="middle" fo:padding-left="0.101cm" fo:padding-right="0.101cm" fo:padding-top="0.049cm" fo:padding-bottom="0.049cm" fo:border="none"/>
    </style:style>
    <style:style style:name="Πίνακας9.C36" style:family="table-cell">
      <style:table-cell-properties style:vertical-align="middle" fo:padding-left="0.101cm" fo:padding-right="0.101cm" fo:padding-top="0.049cm" fo:padding-bottom="0.049cm" fo:border="none"/>
    </style:style>
    <style:style style:name="Πίνακας9.D36" style:family="table-cell">
      <style:table-cell-properties style:vertical-align="middle" fo:padding-left="0.101cm" fo:padding-right="0.101cm" fo:padding-top="0.049cm" fo:padding-bottom="0.049cm" fo:border="none"/>
    </style:style>
    <style:style style:name="Πίνακας9.E36" style:family="table-cell">
      <style:table-cell-properties style:vertical-align="middle" fo:padding-left="0.101cm" fo:padding-right="0.101cm" fo:padding-top="0.049cm" fo:padding-bottom="0.049cm" fo:border="none"/>
    </style:style>
    <style:style style:name="Πίνακας9.F36" style:family="table-cell">
      <style:table-cell-properties style:vertical-align="middle" fo:padding-left="0.101cm" fo:padding-right="0.101cm" fo:padding-top="0.049cm" fo:padding-bottom="0.049cm" fo:border="none"/>
    </style:style>
    <style:style style:name="Πίνακας9.G36" style:family="table-cell">
      <style:table-cell-properties style:vertical-align="middle" fo:padding-left="0.101cm" fo:padding-right="0.101cm" fo:padding-top="0.049cm" fo:padding-bottom="0.049cm" fo:border="none"/>
    </style:style>
    <style:style style:name="Πίνακας9.H36" style:family="table-cell">
      <style:table-cell-properties style:vertical-align="middle" fo:padding-left="0.101cm" fo:padding-right="0.101cm" fo:padding-top="0.049cm" fo:padding-bottom="0.049cm" fo:border="none"/>
    </style:style>
    <style:style style:name="Πίνακας11" style:family="table">
      <style:table-properties style:width="17cm" table:align="left" style:writing-mode="lr-tb"/>
    </style:style>
    <style:style style:name="Πίνακας11.A" style:family="table-column">
      <style:table-column-properties style:column-width="0.981cm"/>
    </style:style>
    <style:style style:name="Πίνακας11.B" style:family="table-column">
      <style:table-column-properties style:column-width="0.938cm"/>
    </style:style>
    <style:style style:name="Πίνακας11.C" style:family="table-column">
      <style:table-column-properties style:column-width="2.459cm"/>
    </style:style>
    <style:style style:name="Πίνακας11.D" style:family="table-column">
      <style:table-column-properties style:column-width="2.849cm"/>
    </style:style>
    <style:style style:name="Πίνακας11.E" style:family="table-column">
      <style:table-column-properties style:column-width="3.706cm"/>
    </style:style>
    <style:style style:name="Πίνακας11.F" style:family="table-column">
      <style:table-column-properties style:column-width="2.108cm"/>
    </style:style>
    <style:style style:name="Πίνακας11.G" style:family="table-column">
      <style:table-column-properties style:column-width="1.328cm"/>
    </style:style>
    <style:style style:name="Πίνακας11.H" style:family="table-column">
      <style:table-column-properties style:column-width="1.201cm"/>
    </style:style>
    <style:style style:name="Πίνακας11.I" style:family="table-column">
      <style:table-column-properties style:column-width="1.431cm"/>
    </style:style>
    <style:style style:name="Πίνακας11.A1" style:family="table-cell">
      <style:table-cell-properties style:vertical-align="bottom" fo:background-color="transparent" fo:padding-left="0.15cm" fo:padding-right="0.15cm" fo:padding-top="0.049cm" fo:padding-bottom="0.049cm" fo:border="none">
        <style:background-image/>
      </style:table-cell-properties>
    </style:style>
    <style:style style:name="Πίνακας11.C1" style:family="table-cell">
      <style:table-cell-properties style:vertical-align="bottom" fo:padding-left="0.15cm" fo:padding-right="0.15cm" fo:padding-top="0.049cm" fo:padding-bottom="0.049cm" fo:border="none"/>
    </style:style>
    <style:style style:name="Πίνακας11.D1" style:family="table-cell">
      <style:table-cell-properties style:vertical-align="bottom" fo:padding-left="0.15cm" fo:padding-right="0.15cm" fo:padding-top="0.049cm" fo:padding-bottom="0.049cm" fo:border="none"/>
    </style:style>
    <style:style style:name="Πίνακας11.E1" style:family="table-cell">
      <style:table-cell-properties style:vertical-align="bottom" fo:padding-left="0.15cm" fo:padding-right="0.15cm" fo:padding-top="0.049cm" fo:padding-bottom="0.049cm" fo:border="none"/>
    </style:style>
    <style:style style:name="Πίνακας11.F1" style:family="table-cell">
      <style:table-cell-properties style:vertical-align="bottom" fo:padding-left="0.15cm" fo:padding-right="0.15cm" fo:padding-top="0.049cm" fo:padding-bottom="0.049cm" fo:border="none"/>
    </style:style>
    <style:style style:name="Πίνακας11.G1" style:family="table-cell">
      <style:table-cell-properties style:vertical-align="bottom" fo:padding-left="0.15cm" fo:padding-right="0.15cm" fo:padding-top="0.049cm" fo:padding-bottom="0.049cm" fo:border="none"/>
    </style:style>
    <style:style style:name="Πίνακας11.H1" style:family="table-cell">
      <style:table-cell-properties style:vertical-align="bottom" fo:padding-left="0.15cm" fo:padding-right="0.15cm" fo:padding-top="0.049cm" fo:padding-bottom="0.049cm" fo:border="none"/>
    </style:style>
    <style:style style:name="Πίνακας11.I1" style:family="table-cell">
      <style:table-cell-properties style:vertical-align="bottom" fo:padding-left="0.15cm" fo:padding-right="0.15cm" fo:padding-top="0.049cm" fo:padding-bottom="0.049cm" fo:border="none"/>
    </style:style>
    <style:style style:name="Πίνακας11.A2" style:family="table-cell">
      <style:table-cell-properties style:vertical-align="middle" fo:background-color="transparent" fo:padding-left="0.15cm" fo:padding-right="0.15cm" fo:padding-top="0.049cm" fo:padding-bottom="0.049cm" fo:border="none">
        <style:background-image/>
      </style:table-cell-properties>
    </style:style>
    <style:style style:name="Πίνακας11.C2" style:family="table-cell">
      <style:table-cell-properties style:vertical-align="middle" fo:padding-left="0.15cm" fo:padding-right="0.15cm" fo:padding-top="0.049cm" fo:padding-bottom="0.049cm" fo:border="none"/>
    </style:style>
    <style:style style:name="Πίνακας11.D2" style:family="table-cell">
      <style:table-cell-properties style:vertical-align="middle" fo:padding-left="0.15cm" fo:padding-right="0.15cm" fo:padding-top="0.049cm" fo:padding-bottom="0.049cm" fo:border="none"/>
    </style:style>
    <style:style style:name="Πίνακας11.E2" style:family="table-cell">
      <style:table-cell-properties style:vertical-align="middle" fo:padding-left="0.15cm" fo:padding-right="0.15cm" fo:padding-top="0.049cm" fo:padding-bottom="0.049cm" fo:border="none"/>
    </style:style>
    <style:style style:name="Πίνακας11.F2" style:family="table-cell">
      <style:table-cell-properties style:vertical-align="middle" fo:padding-left="0.15cm" fo:padding-right="0.15cm" fo:padding-top="0.049cm" fo:padding-bottom="0.049cm" fo:border="none"/>
    </style:style>
    <style:style style:name="Πίνακας11.G2" style:family="table-cell">
      <style:table-cell-properties style:vertical-align="middle" fo:padding-left="0.15cm" fo:padding-right="0.15cm" fo:padding-top="0.049cm" fo:padding-bottom="0.049cm" fo:border="none"/>
    </style:style>
    <style:style style:name="Πίνακας11.H2" style:family="table-cell">
      <style:table-cell-properties style:vertical-align="middle" fo:padding-left="0.15cm" fo:padding-right="0.15cm" fo:padding-top="0.049cm" fo:padding-bottom="0.049cm" fo:border="none"/>
    </style:style>
    <style:style style:name="Πίνακας11.I2" style:family="table-cell">
      <style:table-cell-properties style:vertical-align="middle" fo:padding-left="0.15cm" fo:padding-right="0.15cm" fo:padding-top="0.049cm" fo:padding-bottom="0.049cm" fo:border="none"/>
    </style:style>
    <style:style style:name="Πίνακας11.C3" style:family="table-cell">
      <style:table-cell-properties style:vertical-align="middle" fo:padding-left="0.15cm" fo:padding-right="0.15cm" fo:padding-top="0.049cm" fo:padding-bottom="0.049cm" fo:border="none"/>
    </style:style>
    <style:style style:name="Πίνακας11.D3" style:family="table-cell">
      <style:table-cell-properties style:vertical-align="middle" fo:padding-left="0.15cm" fo:padding-right="0.15cm" fo:padding-top="0.049cm" fo:padding-bottom="0.049cm" fo:border="none"/>
    </style:style>
    <style:style style:name="Πίνακας11.E3" style:family="table-cell">
      <style:table-cell-properties style:vertical-align="middle" fo:padding-left="0.15cm" fo:padding-right="0.15cm" fo:padding-top="0.049cm" fo:padding-bottom="0.049cm" fo:border="none"/>
    </style:style>
    <style:style style:name="Πίνακας11.F3" style:family="table-cell">
      <style:table-cell-properties style:vertical-align="middle" fo:padding-left="0.15cm" fo:padding-right="0.15cm" fo:padding-top="0.049cm" fo:padding-bottom="0.049cm" fo:border="none"/>
    </style:style>
    <style:style style:name="Πίνακας11.G3" style:family="table-cell">
      <style:table-cell-properties style:vertical-align="middle" fo:padding-left="0.15cm" fo:padding-right="0.15cm" fo:padding-top="0.049cm" fo:padding-bottom="0.049cm" fo:border="none"/>
    </style:style>
    <style:style style:name="Πίνακας11.H3" style:family="table-cell">
      <style:table-cell-properties style:vertical-align="middle" fo:padding-left="0.15cm" fo:padding-right="0.15cm" fo:padding-top="0.049cm" fo:padding-bottom="0.049cm" fo:border="none"/>
    </style:style>
    <style:style style:name="Πίνακας11.I3" style:family="table-cell">
      <style:table-cell-properties style:vertical-align="middle" fo:padding-left="0.15cm" fo:padding-right="0.15cm" fo:padding-top="0.049cm" fo:padding-bottom="0.049cm" fo:border="none"/>
    </style:style>
    <style:style style:name="Πίνακας11.C4" style:family="table-cell">
      <style:table-cell-properties style:vertical-align="middle" fo:padding-left="0.15cm" fo:padding-right="0.15cm" fo:padding-top="0.049cm" fo:padding-bottom="0.049cm" fo:border="none"/>
    </style:style>
    <style:style style:name="Πίνακας11.D4" style:family="table-cell">
      <style:table-cell-properties style:vertical-align="middle" fo:padding-left="0.15cm" fo:padding-right="0.15cm" fo:padding-top="0.049cm" fo:padding-bottom="0.049cm" fo:border="none"/>
    </style:style>
    <style:style style:name="Πίνακας11.E4" style:family="table-cell">
      <style:table-cell-properties style:vertical-align="middle" fo:padding-left="0.15cm" fo:padding-right="0.15cm" fo:padding-top="0.049cm" fo:padding-bottom="0.049cm" fo:border="none"/>
    </style:style>
    <style:style style:name="Πίνακας11.F4" style:family="table-cell">
      <style:table-cell-properties style:vertical-align="middle" fo:padding-left="0.15cm" fo:padding-right="0.15cm" fo:padding-top="0.049cm" fo:padding-bottom="0.049cm" fo:border="none"/>
    </style:style>
    <style:style style:name="Πίνακας11.G4" style:family="table-cell">
      <style:table-cell-properties style:vertical-align="middle" fo:padding-left="0.15cm" fo:padding-right="0.15cm" fo:padding-top="0.049cm" fo:padding-bottom="0.049cm" fo:border="none"/>
    </style:style>
    <style:style style:name="Πίνακας11.H4" style:family="table-cell">
      <style:table-cell-properties style:vertical-align="middle" fo:padding-left="0.15cm" fo:padding-right="0.15cm" fo:padding-top="0.049cm" fo:padding-bottom="0.049cm" fo:border="none"/>
    </style:style>
    <style:style style:name="Πίνακας11.I4" style:family="table-cell">
      <style:table-cell-properties style:vertical-align="middle" fo:padding-left="0.15cm" fo:padding-right="0.15cm" fo:padding-top="0.049cm" fo:padding-bottom="0.049cm" fo:border="none"/>
    </style:style>
    <style:style style:name="Πίνακας11.C5" style:family="table-cell">
      <style:table-cell-properties style:vertical-align="middle" fo:padding-left="0.15cm" fo:padding-right="0.15cm" fo:padding-top="0.049cm" fo:padding-bottom="0.049cm" fo:border="none"/>
    </style:style>
    <style:style style:name="Πίνακας11.D5" style:family="table-cell">
      <style:table-cell-properties style:vertical-align="middle" fo:padding-left="0.15cm" fo:padding-right="0.15cm" fo:padding-top="0.049cm" fo:padding-bottom="0.049cm" fo:border="none"/>
    </style:style>
    <style:style style:name="Πίνακας11.E5" style:family="table-cell">
      <style:table-cell-properties style:vertical-align="middle" fo:padding-left="0.15cm" fo:padding-right="0.15cm" fo:padding-top="0.049cm" fo:padding-bottom="0.049cm" fo:border="none"/>
    </style:style>
    <style:style style:name="Πίνακας11.F5" style:family="table-cell">
      <style:table-cell-properties style:vertical-align="middle" fo:padding-left="0.15cm" fo:padding-right="0.15cm" fo:padding-top="0.049cm" fo:padding-bottom="0.049cm" fo:border="none"/>
    </style:style>
    <style:style style:name="Πίνακας11.G5" style:family="table-cell">
      <style:table-cell-properties style:vertical-align="middle" fo:padding-left="0.15cm" fo:padding-right="0.15cm" fo:padding-top="0.049cm" fo:padding-bottom="0.049cm" fo:border="none"/>
    </style:style>
    <style:style style:name="Πίνακας11.H5" style:family="table-cell">
      <style:table-cell-properties style:vertical-align="middle" fo:padding-left="0.15cm" fo:padding-right="0.15cm" fo:padding-top="0.049cm" fo:padding-bottom="0.049cm" fo:border="none"/>
    </style:style>
    <style:style style:name="Πίνακας11.I5" style:family="table-cell">
      <style:table-cell-properties style:vertical-align="middle" fo:padding-left="0.15cm" fo:padding-right="0.15cm" fo:padding-top="0.049cm" fo:padding-bottom="0.049cm" fo:border="none"/>
    </style:style>
    <style:style style:name="Πίνακας11.C6" style:family="table-cell">
      <style:table-cell-properties style:vertical-align="middle" fo:padding-left="0.15cm" fo:padding-right="0.15cm" fo:padding-top="0.049cm" fo:padding-bottom="0.049cm" fo:border="none"/>
    </style:style>
    <style:style style:name="Πίνακας11.D6" style:family="table-cell">
      <style:table-cell-properties style:vertical-align="middle" fo:padding-left="0.15cm" fo:padding-right="0.15cm" fo:padding-top="0.049cm" fo:padding-bottom="0.049cm" fo:border="none"/>
    </style:style>
    <style:style style:name="Πίνακας11.E6" style:family="table-cell">
      <style:table-cell-properties style:vertical-align="middle" fo:padding-left="0.15cm" fo:padding-right="0.15cm" fo:padding-top="0.049cm" fo:padding-bottom="0.049cm" fo:border="none"/>
    </style:style>
    <style:style style:name="Πίνακας11.F6" style:family="table-cell">
      <style:table-cell-properties style:vertical-align="middle" fo:padding-left="0.15cm" fo:padding-right="0.15cm" fo:padding-top="0.049cm" fo:padding-bottom="0.049cm" fo:border="none"/>
    </style:style>
    <style:style style:name="Πίνακας11.G6" style:family="table-cell">
      <style:table-cell-properties style:vertical-align="middle" fo:padding-left="0.15cm" fo:padding-right="0.15cm" fo:padding-top="0.049cm" fo:padding-bottom="0.049cm" fo:border="none"/>
    </style:style>
    <style:style style:name="Πίνακας11.H6" style:family="table-cell">
      <style:table-cell-properties style:vertical-align="middle" fo:padding-left="0.15cm" fo:padding-right="0.15cm" fo:padding-top="0.049cm" fo:padding-bottom="0.049cm" fo:border="none"/>
    </style:style>
    <style:style style:name="Πίνακας11.I6" style:family="table-cell">
      <style:table-cell-properties style:vertical-align="middle" fo:padding-left="0.15cm" fo:padding-right="0.15cm" fo:padding-top="0.049cm" fo:padding-bottom="0.049cm" fo:border="none"/>
    </style:style>
    <style:style style:name="Πίνακας11.C7" style:family="table-cell">
      <style:table-cell-properties style:vertical-align="middle" fo:padding-left="0.15cm" fo:padding-right="0.15cm" fo:padding-top="0.049cm" fo:padding-bottom="0.049cm" fo:border="none"/>
    </style:style>
    <style:style style:name="Πίνακας11.D7" style:family="table-cell">
      <style:table-cell-properties style:vertical-align="middle" fo:padding-left="0.15cm" fo:padding-right="0.15cm" fo:padding-top="0.049cm" fo:padding-bottom="0.049cm" fo:border="none"/>
    </style:style>
    <style:style style:name="Πίνακας11.E7" style:family="table-cell">
      <style:table-cell-properties style:vertical-align="middle" fo:padding-left="0.15cm" fo:padding-right="0.15cm" fo:padding-top="0.049cm" fo:padding-bottom="0.049cm" fo:border="none"/>
    </style:style>
    <style:style style:name="Πίνακας11.F7" style:family="table-cell">
      <style:table-cell-properties style:vertical-align="middle" fo:padding-left="0.15cm" fo:padding-right="0.15cm" fo:padding-top="0.049cm" fo:padding-bottom="0.049cm" fo:border="none"/>
    </style:style>
    <style:style style:name="Πίνακας11.G7" style:family="table-cell">
      <style:table-cell-properties style:vertical-align="middle" fo:padding-left="0.15cm" fo:padding-right="0.15cm" fo:padding-top="0.049cm" fo:padding-bottom="0.049cm" fo:border="none"/>
    </style:style>
    <style:style style:name="Πίνακας11.H7" style:family="table-cell">
      <style:table-cell-properties style:vertical-align="middle" fo:padding-left="0.15cm" fo:padding-right="0.15cm" fo:padding-top="0.049cm" fo:padding-bottom="0.049cm" fo:border="none"/>
    </style:style>
    <style:style style:name="Πίνακας11.I7" style:family="table-cell">
      <style:table-cell-properties style:vertical-align="middle" fo:padding-left="0.15cm" fo:padding-right="0.15cm" fo:padding-top="0.049cm" fo:padding-bottom="0.049cm" fo:border="none"/>
    </style:style>
    <style:style style:name="Πίνακας11.C8" style:family="table-cell">
      <style:table-cell-properties style:vertical-align="middle" fo:padding-left="0.15cm" fo:padding-right="0.15cm" fo:padding-top="0.049cm" fo:padding-bottom="0.049cm" fo:border="none"/>
    </style:style>
    <style:style style:name="Πίνακας11.D8" style:family="table-cell">
      <style:table-cell-properties style:vertical-align="middle" fo:padding-left="0.15cm" fo:padding-right="0.15cm" fo:padding-top="0.049cm" fo:padding-bottom="0.049cm" fo:border="none"/>
    </style:style>
    <style:style style:name="Πίνακας11.E8" style:family="table-cell">
      <style:table-cell-properties style:vertical-align="middle" fo:padding-left="0.15cm" fo:padding-right="0.15cm" fo:padding-top="0.049cm" fo:padding-bottom="0.049cm" fo:border="none"/>
    </style:style>
    <style:style style:name="Πίνακας11.F8" style:family="table-cell">
      <style:table-cell-properties style:vertical-align="middle" fo:padding-left="0.15cm" fo:padding-right="0.15cm" fo:padding-top="0.049cm" fo:padding-bottom="0.049cm" fo:border="none"/>
    </style:style>
    <style:style style:name="Πίνακας11.G8" style:family="table-cell">
      <style:table-cell-properties style:vertical-align="middle" fo:padding-left="0.15cm" fo:padding-right="0.15cm" fo:padding-top="0.049cm" fo:padding-bottom="0.049cm" fo:border="none"/>
    </style:style>
    <style:style style:name="Πίνακας11.H8" style:family="table-cell">
      <style:table-cell-properties style:vertical-align="middle" fo:padding-left="0.15cm" fo:padding-right="0.15cm" fo:padding-top="0.049cm" fo:padding-bottom="0.049cm" fo:border="none"/>
    </style:style>
    <style:style style:name="Πίνακας11.I8" style:family="table-cell">
      <style:table-cell-properties style:vertical-align="middle" fo:padding-left="0.15cm" fo:padding-right="0.15cm" fo:padding-top="0.049cm" fo:padding-bottom="0.049cm" fo:border="none"/>
    </style:style>
    <style:style style:name="Πίνακας11.C9" style:family="table-cell">
      <style:table-cell-properties style:vertical-align="middle" fo:padding-left="0.15cm" fo:padding-right="0.15cm" fo:padding-top="0.049cm" fo:padding-bottom="0.049cm" fo:border="none"/>
    </style:style>
    <style:style style:name="Πίνακας11.D9" style:family="table-cell">
      <style:table-cell-properties style:vertical-align="middle" fo:padding-left="0.15cm" fo:padding-right="0.15cm" fo:padding-top="0.049cm" fo:padding-bottom="0.049cm" fo:border="none"/>
    </style:style>
    <style:style style:name="Πίνακας11.E9" style:family="table-cell">
      <style:table-cell-properties style:vertical-align="middle" fo:padding-left="0.15cm" fo:padding-right="0.15cm" fo:padding-top="0.049cm" fo:padding-bottom="0.049cm" fo:border="none"/>
    </style:style>
    <style:style style:name="Πίνακας11.F9" style:family="table-cell">
      <style:table-cell-properties style:vertical-align="middle" fo:padding-left="0.15cm" fo:padding-right="0.15cm" fo:padding-top="0.049cm" fo:padding-bottom="0.049cm" fo:border="none"/>
    </style:style>
    <style:style style:name="Πίνακας11.G9" style:family="table-cell">
      <style:table-cell-properties style:vertical-align="middle" fo:padding-left="0.15cm" fo:padding-right="0.15cm" fo:padding-top="0.049cm" fo:padding-bottom="0.049cm" fo:border="none"/>
    </style:style>
    <style:style style:name="Πίνακας11.H9" style:family="table-cell">
      <style:table-cell-properties style:vertical-align="middle" fo:padding-left="0.15cm" fo:padding-right="0.15cm" fo:padding-top="0.049cm" fo:padding-bottom="0.049cm" fo:border="none"/>
    </style:style>
    <style:style style:name="Πίνακας11.I9" style:family="table-cell">
      <style:table-cell-properties style:vertical-align="middle" fo:padding-left="0.15cm" fo:padding-right="0.15cm" fo:padding-top="0.049cm" fo:padding-bottom="0.049cm" fo:border="none"/>
    </style:style>
    <style:style style:name="Πίνακας11.C10" style:family="table-cell">
      <style:table-cell-properties style:vertical-align="middle" fo:padding-left="0.15cm" fo:padding-right="0.15cm" fo:padding-top="0.049cm" fo:padding-bottom="0.049cm" fo:border="none"/>
    </style:style>
    <style:style style:name="Πίνακας11.D10" style:family="table-cell">
      <style:table-cell-properties style:vertical-align="middle" fo:padding-left="0.15cm" fo:padding-right="0.15cm" fo:padding-top="0.049cm" fo:padding-bottom="0.049cm" fo:border="none"/>
    </style:style>
    <style:style style:name="Πίνακας11.E10" style:family="table-cell">
      <style:table-cell-properties style:vertical-align="middle" fo:padding-left="0.15cm" fo:padding-right="0.15cm" fo:padding-top="0.049cm" fo:padding-bottom="0.049cm" fo:border="none"/>
    </style:style>
    <style:style style:name="Πίνακας11.F10" style:family="table-cell">
      <style:table-cell-properties style:vertical-align="middle" fo:padding-left="0.15cm" fo:padding-right="0.15cm" fo:padding-top="0.049cm" fo:padding-bottom="0.049cm" fo:border="none"/>
    </style:style>
    <style:style style:name="Πίνακας11.G10" style:family="table-cell">
      <style:table-cell-properties style:vertical-align="middle" fo:padding-left="0.15cm" fo:padding-right="0.15cm" fo:padding-top="0.049cm" fo:padding-bottom="0.049cm" fo:border="none"/>
    </style:style>
    <style:style style:name="Πίνακας11.H10" style:family="table-cell">
      <style:table-cell-properties style:vertical-align="middle" fo:padding-left="0.15cm" fo:padding-right="0.15cm" fo:padding-top="0.049cm" fo:padding-bottom="0.049cm" fo:border="none"/>
    </style:style>
    <style:style style:name="Πίνακας11.I10" style:family="table-cell">
      <style:table-cell-properties style:vertical-align="middle" fo:padding-left="0.15cm" fo:padding-right="0.15cm" fo:padding-top="0.049cm" fo:padding-bottom="0.049cm" fo:border="none"/>
    </style:style>
    <style:style style:name="Πίνακας11.C11" style:family="table-cell">
      <style:table-cell-properties style:vertical-align="middle" fo:padding-left="0.15cm" fo:padding-right="0.15cm" fo:padding-top="0.049cm" fo:padding-bottom="0.049cm" fo:border="none"/>
    </style:style>
    <style:style style:name="Πίνακας11.D11" style:family="table-cell">
      <style:table-cell-properties style:vertical-align="middle" fo:padding-left="0.15cm" fo:padding-right="0.15cm" fo:padding-top="0.049cm" fo:padding-bottom="0.049cm" fo:border="none"/>
    </style:style>
    <style:style style:name="Πίνακας11.E11" style:family="table-cell">
      <style:table-cell-properties style:vertical-align="middle" fo:padding-left="0.15cm" fo:padding-right="0.15cm" fo:padding-top="0.049cm" fo:padding-bottom="0.049cm" fo:border="none"/>
    </style:style>
    <style:style style:name="Πίνακας11.F11" style:family="table-cell">
      <style:table-cell-properties style:vertical-align="middle" fo:padding-left="0.15cm" fo:padding-right="0.15cm" fo:padding-top="0.049cm" fo:padding-bottom="0.049cm" fo:border="none"/>
    </style:style>
    <style:style style:name="Πίνακας11.G11" style:family="table-cell">
      <style:table-cell-properties style:vertical-align="middle" fo:padding-left="0.15cm" fo:padding-right="0.15cm" fo:padding-top="0.049cm" fo:padding-bottom="0.049cm" fo:border="none"/>
    </style:style>
    <style:style style:name="Πίνακας11.H11" style:family="table-cell">
      <style:table-cell-properties style:vertical-align="middle" fo:padding-left="0.15cm" fo:padding-right="0.15cm" fo:padding-top="0.049cm" fo:padding-bottom="0.049cm" fo:border="none"/>
    </style:style>
    <style:style style:name="Πίνακας11.I11" style:family="table-cell">
      <style:table-cell-properties style:vertical-align="middle" fo:padding-left="0.15cm" fo:padding-right="0.15cm" fo:padding-top="0.049cm" fo:padding-bottom="0.049cm" fo:border="none"/>
    </style:style>
    <style:style style:name="Πίνακας11.C12" style:family="table-cell">
      <style:table-cell-properties style:vertical-align="middle" fo:padding-left="0.15cm" fo:padding-right="0.15cm" fo:padding-top="0.049cm" fo:padding-bottom="0.049cm" fo:border="none"/>
    </style:style>
    <style:style style:name="Πίνακας11.D12" style:family="table-cell">
      <style:table-cell-properties style:vertical-align="middle" fo:padding-left="0.15cm" fo:padding-right="0.15cm" fo:padding-top="0.049cm" fo:padding-bottom="0.049cm" fo:border="none"/>
    </style:style>
    <style:style style:name="Πίνακας11.E12" style:family="table-cell">
      <style:table-cell-properties style:vertical-align="middle" fo:padding-left="0.15cm" fo:padding-right="0.15cm" fo:padding-top="0.049cm" fo:padding-bottom="0.049cm" fo:border="none"/>
    </style:style>
    <style:style style:name="Πίνακας11.F12" style:family="table-cell">
      <style:table-cell-properties style:vertical-align="middle" fo:padding-left="0.15cm" fo:padding-right="0.15cm" fo:padding-top="0.049cm" fo:padding-bottom="0.049cm" fo:border="none"/>
    </style:style>
    <style:style style:name="Πίνακας11.G12" style:family="table-cell">
      <style:table-cell-properties style:vertical-align="middle" fo:padding-left="0.15cm" fo:padding-right="0.15cm" fo:padding-top="0.049cm" fo:padding-bottom="0.049cm" fo:border="none"/>
    </style:style>
    <style:style style:name="Πίνακας11.H12" style:family="table-cell">
      <style:table-cell-properties style:vertical-align="middle" fo:padding-left="0.15cm" fo:padding-right="0.15cm" fo:padding-top="0.049cm" fo:padding-bottom="0.049cm" fo:border="none"/>
    </style:style>
    <style:style style:name="Πίνακας11.I12" style:family="table-cell">
      <style:table-cell-properties style:vertical-align="middle" fo:padding-left="0.15cm" fo:padding-right="0.15cm" fo:padding-top="0.049cm" fo:padding-bottom="0.049cm" fo:border="none"/>
    </style:style>
    <style:style style:name="Πίνακας11.C13" style:family="table-cell">
      <style:table-cell-properties style:vertical-align="middle" fo:padding-left="0.15cm" fo:padding-right="0.15cm" fo:padding-top="0.049cm" fo:padding-bottom="0.049cm" fo:border="none"/>
    </style:style>
    <style:style style:name="Πίνακας11.D13" style:family="table-cell">
      <style:table-cell-properties style:vertical-align="middle" fo:padding-left="0.15cm" fo:padding-right="0.15cm" fo:padding-top="0.049cm" fo:padding-bottom="0.049cm" fo:border="none"/>
    </style:style>
    <style:style style:name="Πίνακας11.E13" style:family="table-cell">
      <style:table-cell-properties style:vertical-align="middle" fo:padding-left="0.15cm" fo:padding-right="0.15cm" fo:padding-top="0.049cm" fo:padding-bottom="0.049cm" fo:border="none"/>
    </style:style>
    <style:style style:name="Πίνακας11.F13" style:family="table-cell">
      <style:table-cell-properties style:vertical-align="middle" fo:padding-left="0.15cm" fo:padding-right="0.15cm" fo:padding-top="0.049cm" fo:padding-bottom="0.049cm" fo:border="none"/>
    </style:style>
    <style:style style:name="Πίνακας11.G13" style:family="table-cell">
      <style:table-cell-properties style:vertical-align="middle" fo:padding-left="0.15cm" fo:padding-right="0.15cm" fo:padding-top="0.049cm" fo:padding-bottom="0.049cm" fo:border="none"/>
    </style:style>
    <style:style style:name="Πίνακας11.H13" style:family="table-cell">
      <style:table-cell-properties style:vertical-align="middle" fo:padding-left="0.15cm" fo:padding-right="0.15cm" fo:padding-top="0.049cm" fo:padding-bottom="0.049cm" fo:border="none"/>
    </style:style>
    <style:style style:name="Πίνακας11.I13" style:family="table-cell">
      <style:table-cell-properties style:vertical-align="middle" fo:padding-left="0.15cm" fo:padding-right="0.15cm" fo:padding-top="0.049cm" fo:padding-bottom="0.049cm" fo:border="none"/>
    </style:style>
    <style:style style:name="Πίνακας11.C14" style:family="table-cell">
      <style:table-cell-properties style:vertical-align="middle" fo:padding-left="0.15cm" fo:padding-right="0.15cm" fo:padding-top="0.049cm" fo:padding-bottom="0.049cm" fo:border="none"/>
    </style:style>
    <style:style style:name="Πίνακας11.D14" style:family="table-cell">
      <style:table-cell-properties style:vertical-align="middle" fo:padding-left="0.15cm" fo:padding-right="0.15cm" fo:padding-top="0.049cm" fo:padding-bottom="0.049cm" fo:border="none"/>
    </style:style>
    <style:style style:name="Πίνακας11.E14" style:family="table-cell">
      <style:table-cell-properties style:vertical-align="middle" fo:padding-left="0.15cm" fo:padding-right="0.15cm" fo:padding-top="0.049cm" fo:padding-bottom="0.049cm" fo:border="none"/>
    </style:style>
    <style:style style:name="Πίνακας11.F14" style:family="table-cell">
      <style:table-cell-properties style:vertical-align="middle" fo:padding-left="0.15cm" fo:padding-right="0.15cm" fo:padding-top="0.049cm" fo:padding-bottom="0.049cm" fo:border="none"/>
    </style:style>
    <style:style style:name="Πίνακας11.G14" style:family="table-cell">
      <style:table-cell-properties style:vertical-align="middle" fo:padding-left="0.15cm" fo:padding-right="0.15cm" fo:padding-top="0.049cm" fo:padding-bottom="0.049cm" fo:border="none"/>
    </style:style>
    <style:style style:name="Πίνακας11.H14" style:family="table-cell">
      <style:table-cell-properties style:vertical-align="middle" fo:padding-left="0.15cm" fo:padding-right="0.15cm" fo:padding-top="0.049cm" fo:padding-bottom="0.049cm" fo:border="none"/>
    </style:style>
    <style:style style:name="Πίνακας11.I14" style:family="table-cell">
      <style:table-cell-properties style:vertical-align="middle" fo:padding-left="0.15cm" fo:padding-right="0.15cm" fo:padding-top="0.049cm" fo:padding-bottom="0.049cm" fo:border="none"/>
    </style:style>
    <style:style style:name="Πίνακας11.C15" style:family="table-cell">
      <style:table-cell-properties style:vertical-align="middle" fo:padding-left="0.15cm" fo:padding-right="0.15cm" fo:padding-top="0.049cm" fo:padding-bottom="0.049cm" fo:border="none"/>
    </style:style>
    <style:style style:name="Πίνακας11.D15" style:family="table-cell">
      <style:table-cell-properties style:vertical-align="middle" fo:padding-left="0.15cm" fo:padding-right="0.15cm" fo:padding-top="0.049cm" fo:padding-bottom="0.049cm" fo:border="none"/>
    </style:style>
    <style:style style:name="Πίνακας11.E15" style:family="table-cell">
      <style:table-cell-properties style:vertical-align="middle" fo:padding-left="0.15cm" fo:padding-right="0.15cm" fo:padding-top="0.049cm" fo:padding-bottom="0.049cm" fo:border="none"/>
    </style:style>
    <style:style style:name="Πίνακας11.F15" style:family="table-cell">
      <style:table-cell-properties style:vertical-align="middle" fo:padding-left="0.15cm" fo:padding-right="0.15cm" fo:padding-top="0.049cm" fo:padding-bottom="0.049cm" fo:border="none"/>
    </style:style>
    <style:style style:name="Πίνακας11.G15" style:family="table-cell">
      <style:table-cell-properties style:vertical-align="middle" fo:padding-left="0.15cm" fo:padding-right="0.15cm" fo:padding-top="0.049cm" fo:padding-bottom="0.049cm" fo:border="none"/>
    </style:style>
    <style:style style:name="Πίνακας11.H15" style:family="table-cell">
      <style:table-cell-properties style:vertical-align="middle" fo:padding-left="0.15cm" fo:padding-right="0.15cm" fo:padding-top="0.049cm" fo:padding-bottom="0.049cm" fo:border="none"/>
    </style:style>
    <style:style style:name="Πίνακας11.I15" style:family="table-cell">
      <style:table-cell-properties style:vertical-align="middle" fo:padding-left="0.15cm" fo:padding-right="0.15cm" fo:padding-top="0.049cm" fo:padding-bottom="0.049cm" fo:border="none"/>
    </style:style>
    <style:style style:name="Πίνακας11.C16" style:family="table-cell">
      <style:table-cell-properties style:vertical-align="middle" fo:padding-left="0.15cm" fo:padding-right="0.15cm" fo:padding-top="0.049cm" fo:padding-bottom="0.049cm" fo:border="none"/>
    </style:style>
    <style:style style:name="Πίνακας11.D16" style:family="table-cell">
      <style:table-cell-properties style:vertical-align="middle" fo:padding-left="0.15cm" fo:padding-right="0.15cm" fo:padding-top="0.049cm" fo:padding-bottom="0.049cm" fo:border="none"/>
    </style:style>
    <style:style style:name="Πίνακας11.E16" style:family="table-cell">
      <style:table-cell-properties style:vertical-align="middle" fo:padding-left="0.15cm" fo:padding-right="0.15cm" fo:padding-top="0.049cm" fo:padding-bottom="0.049cm" fo:border="none"/>
    </style:style>
    <style:style style:name="Πίνακας11.F16" style:family="table-cell">
      <style:table-cell-properties style:vertical-align="middle" fo:padding-left="0.15cm" fo:padding-right="0.15cm" fo:padding-top="0.049cm" fo:padding-bottom="0.049cm" fo:border="none"/>
    </style:style>
    <style:style style:name="Πίνακας11.G16" style:family="table-cell">
      <style:table-cell-properties style:vertical-align="middle" fo:padding-left="0.15cm" fo:padding-right="0.15cm" fo:padding-top="0.049cm" fo:padding-bottom="0.049cm" fo:border="none"/>
    </style:style>
    <style:style style:name="Πίνακας11.H16" style:family="table-cell">
      <style:table-cell-properties style:vertical-align="middle" fo:padding-left="0.15cm" fo:padding-right="0.15cm" fo:padding-top="0.049cm" fo:padding-bottom="0.049cm" fo:border="none"/>
    </style:style>
    <style:style style:name="Πίνακας11.I16" style:family="table-cell">
      <style:table-cell-properties style:vertical-align="middle" fo:padding-left="0.15cm" fo:padding-right="0.15cm" fo:padding-top="0.049cm" fo:padding-bottom="0.049cm" fo:border="none"/>
    </style:style>
    <style:style style:name="Πίνακας11.C17" style:family="table-cell">
      <style:table-cell-properties style:vertical-align="middle" fo:padding-left="0.15cm" fo:padding-right="0.15cm" fo:padding-top="0.049cm" fo:padding-bottom="0.049cm" fo:border="none"/>
    </style:style>
    <style:style style:name="Πίνακας11.D17" style:family="table-cell">
      <style:table-cell-properties style:vertical-align="middle" fo:padding-left="0.15cm" fo:padding-right="0.15cm" fo:padding-top="0.049cm" fo:padding-bottom="0.049cm" fo:border="none"/>
    </style:style>
    <style:style style:name="Πίνακας11.E17" style:family="table-cell">
      <style:table-cell-properties style:vertical-align="middle" fo:padding-left="0.15cm" fo:padding-right="0.15cm" fo:padding-top="0.049cm" fo:padding-bottom="0.049cm" fo:border="none"/>
    </style:style>
    <style:style style:name="Πίνακας11.F17" style:family="table-cell">
      <style:table-cell-properties style:vertical-align="middle" fo:padding-left="0.15cm" fo:padding-right="0.15cm" fo:padding-top="0.049cm" fo:padding-bottom="0.049cm" fo:border="none"/>
    </style:style>
    <style:style style:name="Πίνακας11.G17" style:family="table-cell">
      <style:table-cell-properties style:vertical-align="middle" fo:padding-left="0.15cm" fo:padding-right="0.15cm" fo:padding-top="0.049cm" fo:padding-bottom="0.049cm" fo:border="none"/>
    </style:style>
    <style:style style:name="Πίνακας11.H17" style:family="table-cell">
      <style:table-cell-properties style:vertical-align="middle" fo:padding-left="0.15cm" fo:padding-right="0.15cm" fo:padding-top="0.049cm" fo:padding-bottom="0.049cm" fo:border="none"/>
    </style:style>
    <style:style style:name="Πίνακας11.I17" style:family="table-cell">
      <style:table-cell-properties style:vertical-align="middle" fo:padding-left="0.15cm" fo:padding-right="0.15cm" fo:padding-top="0.049cm" fo:padding-bottom="0.049cm" fo:border="none"/>
    </style:style>
    <style:style style:name="Πίνακας11.C18" style:family="table-cell">
      <style:table-cell-properties style:vertical-align="middle" fo:padding-left="0.15cm" fo:padding-right="0.15cm" fo:padding-top="0.049cm" fo:padding-bottom="0.049cm" fo:border="none"/>
    </style:style>
    <style:style style:name="Πίνακας11.D18" style:family="table-cell">
      <style:table-cell-properties style:vertical-align="middle" fo:padding-left="0.15cm" fo:padding-right="0.15cm" fo:padding-top="0.049cm" fo:padding-bottom="0.049cm" fo:border="none"/>
    </style:style>
    <style:style style:name="Πίνακας11.E18" style:family="table-cell">
      <style:table-cell-properties style:vertical-align="middle" fo:padding-left="0.15cm" fo:padding-right="0.15cm" fo:padding-top="0.049cm" fo:padding-bottom="0.049cm" fo:border="none"/>
    </style:style>
    <style:style style:name="Πίνακας11.F18" style:family="table-cell">
      <style:table-cell-properties style:vertical-align="middle" fo:padding-left="0.15cm" fo:padding-right="0.15cm" fo:padding-top="0.049cm" fo:padding-bottom="0.049cm" fo:border="none"/>
    </style:style>
    <style:style style:name="Πίνακας11.G18" style:family="table-cell">
      <style:table-cell-properties style:vertical-align="middle" fo:padding-left="0.15cm" fo:padding-right="0.15cm" fo:padding-top="0.049cm" fo:padding-bottom="0.049cm" fo:border="none"/>
    </style:style>
    <style:style style:name="Πίνακας11.H18" style:family="table-cell">
      <style:table-cell-properties style:vertical-align="middle" fo:padding-left="0.15cm" fo:padding-right="0.15cm" fo:padding-top="0.049cm" fo:padding-bottom="0.049cm" fo:border="none"/>
    </style:style>
    <style:style style:name="Πίνακας11.I18" style:family="table-cell">
      <style:table-cell-properties style:vertical-align="middle" fo:padding-left="0.15cm" fo:padding-right="0.15cm" fo:padding-top="0.049cm" fo:padding-bottom="0.049cm" fo:border="none"/>
    </style:style>
    <style:style style:name="Πίνακας11.D19" style:family="table-cell">
      <style:table-cell-properties style:vertical-align="middle" fo:padding-left="0.15cm" fo:padding-right="0.15cm" fo:padding-top="0.049cm" fo:padding-bottom="0.049cm" fo:border="none"/>
    </style:style>
    <style:style style:name="Πίνακας11.E19" style:family="table-cell">
      <style:table-cell-properties style:vertical-align="middle" fo:padding-left="0.15cm" fo:padding-right="0.15cm" fo:padding-top="0.049cm" fo:padding-bottom="0.049cm" fo:border="none"/>
    </style:style>
    <style:style style:name="Πίνακας11.F19" style:family="table-cell">
      <style:table-cell-properties style:vertical-align="middle" fo:padding-left="0.15cm" fo:padding-right="0.15cm" fo:padding-top="0.049cm" fo:padding-bottom="0.049cm" fo:border="none"/>
    </style:style>
    <style:style style:name="Πίνακας11.G19" style:family="table-cell">
      <style:table-cell-properties style:vertical-align="middle" fo:padding-left="0.15cm" fo:padding-right="0.15cm" fo:padding-top="0.049cm" fo:padding-bottom="0.049cm" fo:border="none"/>
    </style:style>
    <style:style style:name="Πίνακας11.H19" style:family="table-cell">
      <style:table-cell-properties style:vertical-align="middle" fo:padding-left="0.15cm" fo:padding-right="0.15cm" fo:padding-top="0.049cm" fo:padding-bottom="0.049cm" fo:border="none"/>
    </style:style>
    <style:style style:name="Πίνακας11.I19" style:family="table-cell">
      <style:table-cell-properties style:vertical-align="middle" fo:padding-left="0.15cm" fo:padding-right="0.15cm" fo:padding-top="0.049cm" fo:padding-bottom="0.049cm" fo:border="none"/>
    </style:style>
    <style:style style:name="Πίνακας11.C20" style:family="table-cell">
      <style:table-cell-properties style:vertical-align="middle" fo:padding-left="0.15cm" fo:padding-right="0.15cm" fo:padding-top="0.049cm" fo:padding-bottom="0.049cm" fo:border="none"/>
    </style:style>
    <style:style style:name="Πίνακας11.D20" style:family="table-cell">
      <style:table-cell-properties style:vertical-align="middle" fo:padding-left="0.15cm" fo:padding-right="0.15cm" fo:padding-top="0.049cm" fo:padding-bottom="0.049cm" fo:border="none"/>
    </style:style>
    <style:style style:name="Πίνακας11.E20" style:family="table-cell">
      <style:table-cell-properties style:vertical-align="middle" fo:padding-left="0.15cm" fo:padding-right="0.15cm" fo:padding-top="0.049cm" fo:padding-bottom="0.049cm" fo:border="none"/>
    </style:style>
    <style:style style:name="Πίνακας11.F20" style:family="table-cell">
      <style:table-cell-properties style:vertical-align="middle" fo:padding-left="0.15cm" fo:padding-right="0.15cm" fo:padding-top="0.049cm" fo:padding-bottom="0.049cm" fo:border="none"/>
    </style:style>
    <style:style style:name="Πίνακας11.G20" style:family="table-cell">
      <style:table-cell-properties style:vertical-align="middle" fo:padding-left="0.15cm" fo:padding-right="0.15cm" fo:padding-top="0.049cm" fo:padding-bottom="0.049cm" fo:border="none"/>
    </style:style>
    <style:style style:name="Πίνακας11.H20" style:family="table-cell">
      <style:table-cell-properties style:vertical-align="middle" fo:padding-left="0.15cm" fo:padding-right="0.15cm" fo:padding-top="0.049cm" fo:padding-bottom="0.049cm" fo:border="none"/>
    </style:style>
    <style:style style:name="Πίνακας11.I20" style:family="table-cell">
      <style:table-cell-properties style:vertical-align="middle" fo:padding-left="0.15cm" fo:padding-right="0.15cm" fo:padding-top="0.049cm" fo:padding-bottom="0.049cm" fo:border="none"/>
    </style:style>
    <style:style style:name="Πίνακας11.C21" style:family="table-cell">
      <style:table-cell-properties style:vertical-align="middle" fo:padding-left="0.15cm" fo:padding-right="0.15cm" fo:padding-top="0.049cm" fo:padding-bottom="0.049cm" fo:border="none"/>
    </style:style>
    <style:style style:name="Πίνακας11.D21" style:family="table-cell">
      <style:table-cell-properties style:vertical-align="middle" fo:padding-left="0.15cm" fo:padding-right="0.15cm" fo:padding-top="0.049cm" fo:padding-bottom="0.049cm" fo:border="none"/>
    </style:style>
    <style:style style:name="Πίνακας11.E21" style:family="table-cell">
      <style:table-cell-properties style:vertical-align="middle" fo:padding-left="0.15cm" fo:padding-right="0.15cm" fo:padding-top="0.049cm" fo:padding-bottom="0.049cm" fo:border="none"/>
    </style:style>
    <style:style style:name="Πίνακας11.F21" style:family="table-cell">
      <style:table-cell-properties style:vertical-align="middle" fo:padding-left="0.15cm" fo:padding-right="0.15cm" fo:padding-top="0.049cm" fo:padding-bottom="0.049cm" fo:border="none"/>
    </style:style>
    <style:style style:name="Πίνακας11.G21" style:family="table-cell">
      <style:table-cell-properties style:vertical-align="middle" fo:padding-left="0.15cm" fo:padding-right="0.15cm" fo:padding-top="0.049cm" fo:padding-bottom="0.049cm" fo:border="none"/>
    </style:style>
    <style:style style:name="Πίνακας11.H21" style:family="table-cell">
      <style:table-cell-properties style:vertical-align="middle" fo:padding-left="0.15cm" fo:padding-right="0.15cm" fo:padding-top="0.049cm" fo:padding-bottom="0.049cm" fo:border="none"/>
    </style:style>
    <style:style style:name="Πίνακας11.I21" style:family="table-cell">
      <style:table-cell-properties style:vertical-align="middle" fo:padding-left="0.15cm" fo:padding-right="0.15cm" fo:padding-top="0.049cm" fo:padding-bottom="0.049cm" fo:border="none"/>
    </style:style>
    <style:style style:name="Πίνακας11.C22" style:family="table-cell">
      <style:table-cell-properties style:vertical-align="middle" fo:padding-left="0.15cm" fo:padding-right="0.15cm" fo:padding-top="0.049cm" fo:padding-bottom="0.049cm" fo:border="none"/>
    </style:style>
    <style:style style:name="Πίνακας11.D22" style:family="table-cell">
      <style:table-cell-properties style:vertical-align="middle" fo:padding-left="0.15cm" fo:padding-right="0.15cm" fo:padding-top="0.049cm" fo:padding-bottom="0.049cm" fo:border="none"/>
    </style:style>
    <style:style style:name="Πίνακας11.E22" style:family="table-cell">
      <style:table-cell-properties style:vertical-align="middle" fo:padding-left="0.15cm" fo:padding-right="0.15cm" fo:padding-top="0.049cm" fo:padding-bottom="0.049cm" fo:border="none"/>
    </style:style>
    <style:style style:name="Πίνακας11.F22" style:family="table-cell">
      <style:table-cell-properties style:vertical-align="middle" fo:padding-left="0.15cm" fo:padding-right="0.15cm" fo:padding-top="0.049cm" fo:padding-bottom="0.049cm" fo:border="none"/>
    </style:style>
    <style:style style:name="Πίνακας11.G22" style:family="table-cell">
      <style:table-cell-properties style:vertical-align="middle" fo:padding-left="0.15cm" fo:padding-right="0.15cm" fo:padding-top="0.049cm" fo:padding-bottom="0.049cm" fo:border="none"/>
    </style:style>
    <style:style style:name="Πίνακας11.H22" style:family="table-cell">
      <style:table-cell-properties style:vertical-align="middle" fo:padding-left="0.15cm" fo:padding-right="0.15cm" fo:padding-top="0.049cm" fo:padding-bottom="0.049cm" fo:border="none"/>
    </style:style>
    <style:style style:name="Πίνακας11.I22" style:family="table-cell">
      <style:table-cell-properties style:vertical-align="middle" fo:padding-left="0.15cm" fo:padding-right="0.15cm" fo:padding-top="0.049cm" fo:padding-bottom="0.049cm" fo:border="none"/>
    </style:style>
    <style:style style:name="Πίνακας11.C23" style:family="table-cell">
      <style:table-cell-properties style:vertical-align="middle" fo:padding-left="0.15cm" fo:padding-right="0.15cm" fo:padding-top="0.049cm" fo:padding-bottom="0.049cm" fo:border="none"/>
    </style:style>
    <style:style style:name="Πίνακας11.D23" style:family="table-cell">
      <style:table-cell-properties style:vertical-align="middle" fo:padding-left="0.15cm" fo:padding-right="0.15cm" fo:padding-top="0.049cm" fo:padding-bottom="0.049cm" fo:border="none"/>
    </style:style>
    <style:style style:name="Πίνακας11.E23" style:family="table-cell">
      <style:table-cell-properties style:vertical-align="middle" fo:padding-left="0.15cm" fo:padding-right="0.15cm" fo:padding-top="0.049cm" fo:padding-bottom="0.049cm" fo:border="none"/>
    </style:style>
    <style:style style:name="Πίνακας11.F23" style:family="table-cell">
      <style:table-cell-properties style:vertical-align="middle" fo:padding-left="0.15cm" fo:padding-right="0.15cm" fo:padding-top="0.049cm" fo:padding-bottom="0.049cm" fo:border="none"/>
    </style:style>
    <style:style style:name="Πίνακας11.G23" style:family="table-cell">
      <style:table-cell-properties style:vertical-align="middle" fo:padding-left="0.15cm" fo:padding-right="0.15cm" fo:padding-top="0.049cm" fo:padding-bottom="0.049cm" fo:border="none"/>
    </style:style>
    <style:style style:name="Πίνακας11.H23" style:family="table-cell">
      <style:table-cell-properties style:vertical-align="middle" fo:padding-left="0.15cm" fo:padding-right="0.15cm" fo:padding-top="0.049cm" fo:padding-bottom="0.049cm" fo:border="none"/>
    </style:style>
    <style:style style:name="Πίνακας11.I23" style:family="table-cell">
      <style:table-cell-properties style:vertical-align="middle" fo:padding-left="0.15cm" fo:padding-right="0.15cm" fo:padding-top="0.049cm" fo:padding-bottom="0.049cm" fo:border="none"/>
    </style:style>
    <style:style style:name="Πίνακας11.C24" style:family="table-cell">
      <style:table-cell-properties style:vertical-align="middle" fo:padding-left="0.15cm" fo:padding-right="0.15cm" fo:padding-top="0.049cm" fo:padding-bottom="0.049cm" fo:border="none"/>
    </style:style>
    <style:style style:name="Πίνακας11.D24" style:family="table-cell">
      <style:table-cell-properties style:vertical-align="middle" fo:padding-left="0.15cm" fo:padding-right="0.15cm" fo:padding-top="0.049cm" fo:padding-bottom="0.049cm" fo:border="none"/>
    </style:style>
    <style:style style:name="Πίνακας11.E24" style:family="table-cell">
      <style:table-cell-properties style:vertical-align="middle" fo:padding-left="0.15cm" fo:padding-right="0.15cm" fo:padding-top="0.049cm" fo:padding-bottom="0.049cm" fo:border="none"/>
    </style:style>
    <style:style style:name="Πίνακας11.F24" style:family="table-cell">
      <style:table-cell-properties style:vertical-align="middle" fo:padding-left="0.15cm" fo:padding-right="0.15cm" fo:padding-top="0.049cm" fo:padding-bottom="0.049cm" fo:border="none"/>
    </style:style>
    <style:style style:name="Πίνακας11.G24" style:family="table-cell">
      <style:table-cell-properties style:vertical-align="middle" fo:padding-left="0.15cm" fo:padding-right="0.15cm" fo:padding-top="0.049cm" fo:padding-bottom="0.049cm" fo:border="none"/>
    </style:style>
    <style:style style:name="Πίνακας11.H24" style:family="table-cell">
      <style:table-cell-properties style:vertical-align="middle" fo:padding-left="0.15cm" fo:padding-right="0.15cm" fo:padding-top="0.049cm" fo:padding-bottom="0.049cm" fo:border="none"/>
    </style:style>
    <style:style style:name="Πίνακας11.I24" style:family="table-cell">
      <style:table-cell-properties style:vertical-align="middle" fo:padding-left="0.15cm" fo:padding-right="0.15cm" fo:padding-top="0.049cm" fo:padding-bottom="0.049cm" fo:border="none"/>
    </style:style>
    <style:style style:name="Πίνακας11.C25" style:family="table-cell">
      <style:table-cell-properties style:vertical-align="middle" fo:padding-left="0.15cm" fo:padding-right="0.15cm" fo:padding-top="0.049cm" fo:padding-bottom="0.049cm" fo:border="none"/>
    </style:style>
    <style:style style:name="Πίνακας11.D25" style:family="table-cell">
      <style:table-cell-properties style:vertical-align="middle" fo:padding-left="0.15cm" fo:padding-right="0.15cm" fo:padding-top="0.049cm" fo:padding-bottom="0.049cm" fo:border="none"/>
    </style:style>
    <style:style style:name="Πίνακας11.E25" style:family="table-cell">
      <style:table-cell-properties style:vertical-align="middle" fo:padding-left="0.15cm" fo:padding-right="0.15cm" fo:padding-top="0.049cm" fo:padding-bottom="0.049cm" fo:border="none"/>
    </style:style>
    <style:style style:name="Πίνακας11.F25" style:family="table-cell">
      <style:table-cell-properties style:vertical-align="middle" fo:padding-left="0.15cm" fo:padding-right="0.15cm" fo:padding-top="0.049cm" fo:padding-bottom="0.049cm" fo:border="none"/>
    </style:style>
    <style:style style:name="Πίνακας11.G25" style:family="table-cell">
      <style:table-cell-properties style:vertical-align="middle" fo:padding-left="0.15cm" fo:padding-right="0.15cm" fo:padding-top="0.049cm" fo:padding-bottom="0.049cm" fo:border="none"/>
    </style:style>
    <style:style style:name="Πίνακας11.H25" style:family="table-cell">
      <style:table-cell-properties style:vertical-align="middle" fo:padding-left="0.15cm" fo:padding-right="0.15cm" fo:padding-top="0.049cm" fo:padding-bottom="0.049cm" fo:border="none"/>
    </style:style>
    <style:style style:name="Πίνακας11.I25" style:family="table-cell">
      <style:table-cell-properties style:vertical-align="middle" fo:padding-left="0.15cm" fo:padding-right="0.15cm" fo:padding-top="0.049cm" fo:padding-bottom="0.049cm" fo:border="none"/>
    </style:style>
    <style:style style:name="Πίνακας11.C26" style:family="table-cell">
      <style:table-cell-properties style:vertical-align="middle" fo:padding-left="0.15cm" fo:padding-right="0.15cm" fo:padding-top="0.049cm" fo:padding-bottom="0.049cm" fo:border="none"/>
    </style:style>
    <style:style style:name="Πίνακας11.D26" style:family="table-cell">
      <style:table-cell-properties style:vertical-align="middle" fo:padding-left="0.15cm" fo:padding-right="0.15cm" fo:padding-top="0.049cm" fo:padding-bottom="0.049cm" fo:border="none"/>
    </style:style>
    <style:style style:name="Πίνακας11.E26" style:family="table-cell">
      <style:table-cell-properties style:vertical-align="middle" fo:padding-left="0.15cm" fo:padding-right="0.15cm" fo:padding-top="0.049cm" fo:padding-bottom="0.049cm" fo:border="none"/>
    </style:style>
    <style:style style:name="Πίνακας11.F26" style:family="table-cell">
      <style:table-cell-properties style:vertical-align="middle" fo:padding-left="0.15cm" fo:padding-right="0.15cm" fo:padding-top="0.049cm" fo:padding-bottom="0.049cm" fo:border="none"/>
    </style:style>
    <style:style style:name="Πίνακας11.G26" style:family="table-cell">
      <style:table-cell-properties style:vertical-align="middle" fo:padding-left="0.15cm" fo:padding-right="0.15cm" fo:padding-top="0.049cm" fo:padding-bottom="0.049cm" fo:border="none"/>
    </style:style>
    <style:style style:name="Πίνακας11.H26" style:family="table-cell">
      <style:table-cell-properties style:vertical-align="middle" fo:padding-left="0.15cm" fo:padding-right="0.15cm" fo:padding-top="0.049cm" fo:padding-bottom="0.049cm" fo:border="none"/>
    </style:style>
    <style:style style:name="Πίνακας11.I26" style:family="table-cell">
      <style:table-cell-properties style:vertical-align="middle" fo:padding-left="0.15cm" fo:padding-right="0.15cm" fo:padding-top="0.049cm" fo:padding-bottom="0.049cm" fo:border="none"/>
    </style:style>
    <style:style style:name="Πίνακας11.C27" style:family="table-cell">
      <style:table-cell-properties style:vertical-align="middle" fo:padding-left="0.15cm" fo:padding-right="0.15cm" fo:padding-top="0.049cm" fo:padding-bottom="0.049cm" fo:border="none"/>
    </style:style>
    <style:style style:name="Πίνακας11.D27" style:family="table-cell">
      <style:table-cell-properties style:vertical-align="middle" fo:padding-left="0.15cm" fo:padding-right="0.15cm" fo:padding-top="0.049cm" fo:padding-bottom="0.049cm" fo:border="none"/>
    </style:style>
    <style:style style:name="Πίνακας11.E27" style:family="table-cell">
      <style:table-cell-properties style:vertical-align="middle" fo:padding-left="0.15cm" fo:padding-right="0.15cm" fo:padding-top="0.049cm" fo:padding-bottom="0.049cm" fo:border="none"/>
    </style:style>
    <style:style style:name="Πίνακας11.F27" style:family="table-cell">
      <style:table-cell-properties style:vertical-align="middle" fo:padding-left="0.15cm" fo:padding-right="0.15cm" fo:padding-top="0.049cm" fo:padding-bottom="0.049cm" fo:border="none"/>
    </style:style>
    <style:style style:name="Πίνακας11.G27" style:family="table-cell">
      <style:table-cell-properties style:vertical-align="middle" fo:padding-left="0.15cm" fo:padding-right="0.15cm" fo:padding-top="0.049cm" fo:padding-bottom="0.049cm" fo:border="none"/>
    </style:style>
    <style:style style:name="Πίνακας11.H27" style:family="table-cell">
      <style:table-cell-properties style:vertical-align="middle" fo:padding-left="0.15cm" fo:padding-right="0.15cm" fo:padding-top="0.049cm" fo:padding-bottom="0.049cm" fo:border="none"/>
    </style:style>
    <style:style style:name="Πίνακας11.I27" style:family="table-cell">
      <style:table-cell-properties style:vertical-align="middle" fo:padding-left="0.15cm" fo:padding-right="0.15cm" fo:padding-top="0.049cm" fo:padding-bottom="0.049cm" fo:border="none"/>
    </style:style>
    <style:style style:name="Πίνακας11.C28" style:family="table-cell">
      <style:table-cell-properties style:vertical-align="middle" fo:padding-left="0.15cm" fo:padding-right="0.15cm" fo:padding-top="0.049cm" fo:padding-bottom="0.049cm" fo:border="none"/>
    </style:style>
    <style:style style:name="Πίνακας11.D28" style:family="table-cell">
      <style:table-cell-properties style:vertical-align="middle" fo:padding-left="0.15cm" fo:padding-right="0.15cm" fo:padding-top="0.049cm" fo:padding-bottom="0.049cm" fo:border="none"/>
    </style:style>
    <style:style style:name="Πίνακας11.E28" style:family="table-cell">
      <style:table-cell-properties style:vertical-align="middle" fo:padding-left="0.15cm" fo:padding-right="0.15cm" fo:padding-top="0.049cm" fo:padding-bottom="0.049cm" fo:border="none"/>
    </style:style>
    <style:style style:name="Πίνακας11.F28" style:family="table-cell">
      <style:table-cell-properties style:vertical-align="middle" fo:padding-left="0.15cm" fo:padding-right="0.15cm" fo:padding-top="0.049cm" fo:padding-bottom="0.049cm" fo:border="none"/>
    </style:style>
    <style:style style:name="Πίνακας11.G28" style:family="table-cell">
      <style:table-cell-properties style:vertical-align="middle" fo:padding-left="0.15cm" fo:padding-right="0.15cm" fo:padding-top="0.049cm" fo:padding-bottom="0.049cm" fo:border="none"/>
    </style:style>
    <style:style style:name="Πίνακας11.H28" style:family="table-cell">
      <style:table-cell-properties style:vertical-align="middle" fo:padding-left="0.15cm" fo:padding-right="0.15cm" fo:padding-top="0.049cm" fo:padding-bottom="0.049cm" fo:border="none"/>
    </style:style>
    <style:style style:name="Πίνακας11.I28" style:family="table-cell">
      <style:table-cell-properties style:vertical-align="middle" fo:padding-left="0.15cm" fo:padding-right="0.15cm" fo:padding-top="0.049cm" fo:padding-bottom="0.049cm" fo:border="none"/>
    </style:style>
    <style:style style:name="Πίνακας11.C29" style:family="table-cell">
      <style:table-cell-properties style:vertical-align="middle" fo:padding-left="0.15cm" fo:padding-right="0.15cm" fo:padding-top="0.049cm" fo:padding-bottom="0.049cm" fo:border="none"/>
    </style:style>
    <style:style style:name="Πίνακας11.D29" style:family="table-cell">
      <style:table-cell-properties style:vertical-align="middle" fo:padding-left="0.15cm" fo:padding-right="0.15cm" fo:padding-top="0.049cm" fo:padding-bottom="0.049cm" fo:border="none"/>
    </style:style>
    <style:style style:name="Πίνακας11.E29" style:family="table-cell">
      <style:table-cell-properties style:vertical-align="middle" fo:padding-left="0.15cm" fo:padding-right="0.15cm" fo:padding-top="0.049cm" fo:padding-bottom="0.049cm" fo:border="none"/>
    </style:style>
    <style:style style:name="Πίνακας11.F29" style:family="table-cell">
      <style:table-cell-properties style:vertical-align="middle" fo:padding-left="0.15cm" fo:padding-right="0.15cm" fo:padding-top="0.049cm" fo:padding-bottom="0.049cm" fo:border="none"/>
    </style:style>
    <style:style style:name="Πίνακας11.G29" style:family="table-cell">
      <style:table-cell-properties style:vertical-align="middle" fo:padding-left="0.15cm" fo:padding-right="0.15cm" fo:padding-top="0.049cm" fo:padding-bottom="0.049cm" fo:border="none"/>
    </style:style>
    <style:style style:name="Πίνακας11.H29" style:family="table-cell">
      <style:table-cell-properties style:vertical-align="middle" fo:padding-left="0.15cm" fo:padding-right="0.15cm" fo:padding-top="0.049cm" fo:padding-bottom="0.049cm" fo:border="none"/>
    </style:style>
    <style:style style:name="Πίνακας11.I29" style:family="table-cell">
      <style:table-cell-properties style:vertical-align="middle" fo:padding-left="0.15cm" fo:padding-right="0.15cm" fo:padding-top="0.049cm" fo:padding-bottom="0.049cm" fo:border="none"/>
    </style:style>
    <style:style style:name="Πίνακας11.C30" style:family="table-cell">
      <style:table-cell-properties style:vertical-align="middle" fo:padding-left="0.15cm" fo:padding-right="0.15cm" fo:padding-top="0.049cm" fo:padding-bottom="0.049cm" fo:border="none"/>
    </style:style>
    <style:style style:name="Πίνακας11.D30" style:family="table-cell">
      <style:table-cell-properties style:vertical-align="middle" fo:padding-left="0.15cm" fo:padding-right="0.15cm" fo:padding-top="0.049cm" fo:padding-bottom="0.049cm" fo:border="none"/>
    </style:style>
    <style:style style:name="Πίνακας11.E30" style:family="table-cell">
      <style:table-cell-properties style:vertical-align="middle" fo:padding-left="0.15cm" fo:padding-right="0.15cm" fo:padding-top="0.049cm" fo:padding-bottom="0.049cm" fo:border="none"/>
    </style:style>
    <style:style style:name="Πίνακας11.F30" style:family="table-cell">
      <style:table-cell-properties style:vertical-align="middle" fo:padding-left="0.15cm" fo:padding-right="0.15cm" fo:padding-top="0.049cm" fo:padding-bottom="0.049cm" fo:border="none"/>
    </style:style>
    <style:style style:name="Πίνακας11.G30" style:family="table-cell">
      <style:table-cell-properties style:vertical-align="middle" fo:padding-left="0.15cm" fo:padding-right="0.15cm" fo:padding-top="0.049cm" fo:padding-bottom="0.049cm" fo:border="none"/>
    </style:style>
    <style:style style:name="Πίνακας11.H30" style:family="table-cell">
      <style:table-cell-properties style:vertical-align="middle" fo:padding-left="0.15cm" fo:padding-right="0.15cm" fo:padding-top="0.049cm" fo:padding-bottom="0.049cm" fo:border="none"/>
    </style:style>
    <style:style style:name="Πίνακας11.I30" style:family="table-cell">
      <style:table-cell-properties style:vertical-align="middle" fo:padding-left="0.15cm" fo:padding-right="0.15cm" fo:padding-top="0.049cm" fo:padding-bottom="0.049cm" fo:border="none"/>
    </style:style>
    <style:style style:name="Πίνακας11.C31" style:family="table-cell">
      <style:table-cell-properties style:vertical-align="middle" fo:padding-left="0.15cm" fo:padding-right="0.15cm" fo:padding-top="0.049cm" fo:padding-bottom="0.049cm" fo:border="none"/>
    </style:style>
    <style:style style:name="Πίνακας11.D31" style:family="table-cell">
      <style:table-cell-properties style:vertical-align="middle" fo:padding-left="0.15cm" fo:padding-right="0.15cm" fo:padding-top="0.049cm" fo:padding-bottom="0.049cm" fo:border="none"/>
    </style:style>
    <style:style style:name="Πίνακας11.E31" style:family="table-cell">
      <style:table-cell-properties style:vertical-align="middle" fo:padding-left="0.15cm" fo:padding-right="0.15cm" fo:padding-top="0.049cm" fo:padding-bottom="0.049cm" fo:border="none"/>
    </style:style>
    <style:style style:name="Πίνακας11.F31" style:family="table-cell">
      <style:table-cell-properties style:vertical-align="middle" fo:padding-left="0.15cm" fo:padding-right="0.15cm" fo:padding-top="0.049cm" fo:padding-bottom="0.049cm" fo:border="none"/>
    </style:style>
    <style:style style:name="Πίνακας11.G31" style:family="table-cell">
      <style:table-cell-properties style:vertical-align="middle" fo:padding-left="0.15cm" fo:padding-right="0.15cm" fo:padding-top="0.049cm" fo:padding-bottom="0.049cm" fo:border="none"/>
    </style:style>
    <style:style style:name="Πίνακας11.H31" style:family="table-cell">
      <style:table-cell-properties style:vertical-align="middle" fo:padding-left="0.15cm" fo:padding-right="0.15cm" fo:padding-top="0.049cm" fo:padding-bottom="0.049cm" fo:border="none"/>
    </style:style>
    <style:style style:name="Πίνακας11.I31" style:family="table-cell">
      <style:table-cell-properties style:vertical-align="middle" fo:padding-left="0.15cm" fo:padding-right="0.15cm" fo:padding-top="0.049cm" fo:padding-bottom="0.049cm" fo:border="none"/>
    </style:style>
    <style:style style:name="Πίνακας11.C32" style:family="table-cell">
      <style:table-cell-properties style:vertical-align="middle" fo:padding-left="0.15cm" fo:padding-right="0.15cm" fo:padding-top="0.049cm" fo:padding-bottom="0.049cm" fo:border="none"/>
    </style:style>
    <style:style style:name="Πίνακας11.D32" style:family="table-cell">
      <style:table-cell-properties style:vertical-align="middle" fo:padding-left="0.15cm" fo:padding-right="0.15cm" fo:padding-top="0.049cm" fo:padding-bottom="0.049cm" fo:border="none"/>
    </style:style>
    <style:style style:name="Πίνακας11.E32" style:family="table-cell">
      <style:table-cell-properties style:vertical-align="middle" fo:padding-left="0.15cm" fo:padding-right="0.15cm" fo:padding-top="0.049cm" fo:padding-bottom="0.049cm" fo:border="none"/>
    </style:style>
    <style:style style:name="Πίνακας11.F32" style:family="table-cell">
      <style:table-cell-properties style:vertical-align="middle" fo:padding-left="0.15cm" fo:padding-right="0.15cm" fo:padding-top="0.049cm" fo:padding-bottom="0.049cm" fo:border="none"/>
    </style:style>
    <style:style style:name="Πίνακας11.G32" style:family="table-cell">
      <style:table-cell-properties style:vertical-align="middle" fo:padding-left="0.15cm" fo:padding-right="0.15cm" fo:padding-top="0.049cm" fo:padding-bottom="0.049cm" fo:border="none"/>
    </style:style>
    <style:style style:name="Πίνακας11.H32" style:family="table-cell">
      <style:table-cell-properties style:vertical-align="middle" fo:padding-left="0.15cm" fo:padding-right="0.15cm" fo:padding-top="0.049cm" fo:padding-bottom="0.049cm" fo:border="none"/>
    </style:style>
    <style:style style:name="Πίνακας11.I32" style:family="table-cell">
      <style:table-cell-properties style:vertical-align="middle" fo:padding-left="0.15cm" fo:padding-right="0.15cm" fo:padding-top="0.049cm" fo:padding-bottom="0.049cm" fo:border="none"/>
    </style:style>
    <style:style style:name="Πίνακας11.C33" style:family="table-cell">
      <style:table-cell-properties style:vertical-align="middle" fo:padding-left="0.15cm" fo:padding-right="0.15cm" fo:padding-top="0.049cm" fo:padding-bottom="0.049cm" fo:border="none"/>
    </style:style>
    <style:style style:name="Πίνακας11.D33" style:family="table-cell">
      <style:table-cell-properties style:vertical-align="middle" fo:padding-left="0.15cm" fo:padding-right="0.15cm" fo:padding-top="0.049cm" fo:padding-bottom="0.049cm" fo:border="none"/>
    </style:style>
    <style:style style:name="Πίνακας11.E33" style:family="table-cell">
      <style:table-cell-properties style:vertical-align="middle" fo:padding-left="0.15cm" fo:padding-right="0.15cm" fo:padding-top="0.049cm" fo:padding-bottom="0.049cm" fo:border="none"/>
    </style:style>
    <style:style style:name="Πίνακας11.F33" style:family="table-cell">
      <style:table-cell-properties style:vertical-align="middle" fo:padding-left="0.15cm" fo:padding-right="0.15cm" fo:padding-top="0.049cm" fo:padding-bottom="0.049cm" fo:border="none"/>
    </style:style>
    <style:style style:name="Πίνακας11.G33" style:family="table-cell">
      <style:table-cell-properties style:vertical-align="middle" fo:padding-left="0.15cm" fo:padding-right="0.15cm" fo:padding-top="0.049cm" fo:padding-bottom="0.049cm" fo:border="none"/>
    </style:style>
    <style:style style:name="Πίνακας11.H33" style:family="table-cell">
      <style:table-cell-properties style:vertical-align="middle" fo:padding-left="0.15cm" fo:padding-right="0.15cm" fo:padding-top="0.049cm" fo:padding-bottom="0.049cm" fo:border="none"/>
    </style:style>
    <style:style style:name="Πίνακας11.I33" style:family="table-cell">
      <style:table-cell-properties style:vertical-align="middle" fo:padding-left="0.15cm" fo:padding-right="0.15cm" fo:padding-top="0.049cm" fo:padding-bottom="0.049cm" fo:border="none"/>
    </style:style>
    <style:style style:name="Πίνακας11.C34" style:family="table-cell">
      <style:table-cell-properties style:vertical-align="middle" fo:padding-left="0.15cm" fo:padding-right="0.15cm" fo:padding-top="0.049cm" fo:padding-bottom="0.049cm" fo:border="none"/>
    </style:style>
    <style:style style:name="Πίνακας11.D34" style:family="table-cell">
      <style:table-cell-properties style:vertical-align="middle" fo:padding-left="0.15cm" fo:padding-right="0.15cm" fo:padding-top="0.049cm" fo:padding-bottom="0.049cm" fo:border="none"/>
    </style:style>
    <style:style style:name="Πίνακας11.E34" style:family="table-cell">
      <style:table-cell-properties style:vertical-align="middle" fo:padding-left="0.15cm" fo:padding-right="0.15cm" fo:padding-top="0.049cm" fo:padding-bottom="0.049cm" fo:border="none"/>
    </style:style>
    <style:style style:name="Πίνακας11.F34" style:family="table-cell">
      <style:table-cell-properties style:vertical-align="middle" fo:padding-left="0.15cm" fo:padding-right="0.15cm" fo:padding-top="0.049cm" fo:padding-bottom="0.049cm" fo:border="none"/>
    </style:style>
    <style:style style:name="Πίνακας11.G34" style:family="table-cell">
      <style:table-cell-properties style:vertical-align="middle" fo:padding-left="0.15cm" fo:padding-right="0.15cm" fo:padding-top="0.049cm" fo:padding-bottom="0.049cm" fo:border="none"/>
    </style:style>
    <style:style style:name="Πίνακας11.H34" style:family="table-cell">
      <style:table-cell-properties style:vertical-align="middle" fo:padding-left="0.15cm" fo:padding-right="0.15cm" fo:padding-top="0.049cm" fo:padding-bottom="0.049cm" fo:border="none"/>
    </style:style>
    <style:style style:name="Πίνακας11.I34" style:family="table-cell">
      <style:table-cell-properties style:vertical-align="middle" fo:padding-left="0.15cm" fo:padding-right="0.15cm" fo:padding-top="0.049cm" fo:padding-bottom="0.049cm" fo:border="none"/>
    </style:style>
    <style:style style:name="Πίνακας11.C35" style:family="table-cell">
      <style:table-cell-properties style:vertical-align="middle" fo:padding-left="0.15cm" fo:padding-right="0.15cm" fo:padding-top="0.049cm" fo:padding-bottom="0.049cm" fo:border="none"/>
    </style:style>
    <style:style style:name="Πίνακας11.D35" style:family="table-cell">
      <style:table-cell-properties style:vertical-align="middle" fo:padding-left="0.15cm" fo:padding-right="0.15cm" fo:padding-top="0.049cm" fo:padding-bottom="0.049cm" fo:border="none"/>
    </style:style>
    <style:style style:name="Πίνακας11.E35" style:family="table-cell">
      <style:table-cell-properties style:vertical-align="middle" fo:padding-left="0.15cm" fo:padding-right="0.15cm" fo:padding-top="0.049cm" fo:padding-bottom="0.049cm" fo:border="none"/>
    </style:style>
    <style:style style:name="Πίνακας11.F35" style:family="table-cell">
      <style:table-cell-properties style:vertical-align="middle" fo:padding-left="0.15cm" fo:padding-right="0.15cm" fo:padding-top="0.049cm" fo:padding-bottom="0.049cm" fo:border="none"/>
    </style:style>
    <style:style style:name="Πίνακας11.G35" style:family="table-cell">
      <style:table-cell-properties style:vertical-align="middle" fo:padding-left="0.15cm" fo:padding-right="0.15cm" fo:padding-top="0.049cm" fo:padding-bottom="0.049cm" fo:border="none"/>
    </style:style>
    <style:style style:name="Πίνακας11.H35" style:family="table-cell">
      <style:table-cell-properties style:vertical-align="middle" fo:padding-left="0.15cm" fo:padding-right="0.15cm" fo:padding-top="0.049cm" fo:padding-bottom="0.049cm" fo:border="none"/>
    </style:style>
    <style:style style:name="Πίνακας11.I35" style:family="table-cell">
      <style:table-cell-properties style:vertical-align="middle" fo:padding-left="0.15cm" fo:padding-right="0.15cm" fo:padding-top="0.049cm" fo:padding-bottom="0.049cm" fo:border="none"/>
    </style:style>
    <style:style style:name="Πίνακας11.C36" style:family="table-cell">
      <style:table-cell-properties style:vertical-align="middle" fo:padding-left="0.15cm" fo:padding-right="0.15cm" fo:padding-top="0.049cm" fo:padding-bottom="0.049cm" fo:border="none"/>
    </style:style>
    <style:style style:name="Πίνακας11.D36" style:family="table-cell">
      <style:table-cell-properties style:vertical-align="middle" fo:padding-left="0.15cm" fo:padding-right="0.15cm" fo:padding-top="0.049cm" fo:padding-bottom="0.049cm" fo:border="none"/>
    </style:style>
    <style:style style:name="Πίνακας11.E36" style:family="table-cell">
      <style:table-cell-properties style:vertical-align="middle" fo:padding-left="0.15cm" fo:padding-right="0.15cm" fo:padding-top="0.049cm" fo:padding-bottom="0.049cm" fo:border="none"/>
    </style:style>
    <style:style style:name="Πίνακας11.F36" style:family="table-cell">
      <style:table-cell-properties style:vertical-align="middle" fo:padding-left="0.15cm" fo:padding-right="0.15cm" fo:padding-top="0.049cm" fo:padding-bottom="0.049cm" fo:border="none"/>
    </style:style>
    <style:style style:name="Πίνακας11.G36" style:family="table-cell">
      <style:table-cell-properties style:vertical-align="middle" fo:padding-left="0.15cm" fo:padding-right="0.15cm" fo:padding-top="0.049cm" fo:padding-bottom="0.049cm" fo:border="none"/>
    </style:style>
    <style:style style:name="Πίνακας11.H36" style:family="table-cell">
      <style:table-cell-properties style:vertical-align="middle" fo:padding-left="0.15cm" fo:padding-right="0.15cm" fo:padding-top="0.049cm" fo:padding-bottom="0.049cm" fo:border="none"/>
    </style:style>
    <style:style style:name="Πίνακας11.I36" style:family="table-cell">
      <style:table-cell-properties style:vertical-align="middle" fo:padding-left="0.15cm" fo:padding-right="0.15cm" fo:padding-top="0.049cm" fo:padding-bottom="0.049cm" fo:border="none"/>
    </style:style>
    <style:style style:name="P1" style:family="paragraph" style:parent-style-name="Βασικό">
      <style:paragraph-properties fo:margin-top="0cm" fo:margin-bottom="0cm" loext:contextual-spacing="false" fo:line-height="100%"/>
      <style:text-properties fo:font-size="9pt" fo:language="en" fo:country="US" officeooo:paragraph-rsid="0038e172" style:font-size-asian="9pt" style:font-size-complex="9pt"/>
    </style:style>
    <style:style style:name="P2" style:family="paragraph" style:parent-style-name="Βασικό">
      <style:paragraph-properties fo:margin-top="0cm" fo:margin-bottom="0cm" loext:contextual-spacing="false" fo:line-height="100%"/>
      <style:text-properties fo:font-size="9pt" fo:language="en" fo:country="US" officeooo:paragraph-rsid="0035e7e2" style:font-size-asian="9pt" style:font-size-complex="9pt"/>
    </style:style>
    <style:style style:name="P3" style:family="paragraph" style:parent-style-name="Βασικό">
      <style:paragraph-properties fo:margin-top="0cm" fo:margin-bottom="0cm" loext:contextual-spacing="false" fo:line-height="100%"/>
      <style:text-properties fo:font-size="9pt" fo:language="en" fo:country="US" officeooo:paragraph-rsid="00a061d3" style:font-size-asian="9pt" style:font-size-complex="9pt"/>
    </style:style>
    <style:style style:name="P4" style:family="paragraph" style:parent-style-name="Βασικό">
      <style:paragraph-properties fo:margin-top="0cm" fo:margin-bottom="0cm" loext:contextual-spacing="false" fo:line-height="100%"/>
      <style:text-properties fo:font-size="9pt" officeooo:paragraph-rsid="0038e172" style:font-size-asian="9pt" style:font-size-complex="9pt"/>
    </style:style>
    <style:style style:name="P5" style:family="paragraph" style:parent-style-name="Βασικό">
      <style:paragraph-properties fo:margin-top="0cm" fo:margin-bottom="0cm" loext:contextual-spacing="false" fo:line-height="100%" fo:text-align="center" style:justify-single-word="false">
        <style:tab-stops>
          <style:tab-stop style:position="1.75cm"/>
        </style:tab-stops>
      </style:paragraph-properties>
      <style:text-properties officeooo:paragraph-rsid="0038e172"/>
    </style:style>
    <style:style style:name="P6" style:family="paragraph" style:parent-style-name="Βασικό">
      <style:paragraph-properties fo:margin-top="0cm" fo:margin-bottom="0cm" loext:contextual-spacing="false" fo:line-height="100%" fo:text-align="center" style:justify-single-word="false">
        <style:tab-stops>
          <style:tab-stop style:position="1.75cm"/>
        </style:tab-stops>
      </style:paragraph-properties>
      <style:text-properties officeooo:paragraph-rsid="0077b18a"/>
    </style:style>
    <style:style style:name="P7" style:family="paragraph" style:parent-style-name="Βασικό">
      <style:paragraph-properties fo:margin-top="0cm" fo:margin-bottom="0cm" loext:contextual-spacing="false" fo:line-height="100%" fo:text-align="center" style:justify-single-word="false">
        <style:tab-stops>
          <style:tab-stop style:position="1.75cm"/>
        </style:tab-stops>
      </style:paragraph-properties>
      <style:text-properties officeooo:paragraph-rsid="007cfe5b"/>
    </style:style>
    <style:style style:name="P8" style:family="paragraph" style:parent-style-name="Βασικό">
      <style:paragraph-properties fo:margin-top="0cm" fo:margin-bottom="0cm" loext:contextual-spacing="false" fo:line-height="100%" fo:text-align="center" style:justify-single-word="false" style:text-autospace="none"/>
      <style:text-properties officeooo:paragraph-rsid="0038e172"/>
    </style:style>
    <style:style style:name="P9" style:family="paragraph" style:parent-style-name="Βασικό">
      <style:paragraph-properties fo:margin-top="0cm" fo:margin-bottom="0cm" loext:contextual-spacing="false" fo:line-height="100%" fo:text-align="center" style:justify-single-word="false" style:text-autospace="none"/>
      <style:text-properties officeooo:paragraph-rsid="007e66a3"/>
    </style:style>
    <style:style style:name="P10" style:family="paragraph" style:parent-style-name="Βασικό">
      <style:paragraph-properties fo:margin-top="0cm" fo:margin-bottom="0cm" loext:contextual-spacing="false" fo:line-height="100%" fo:text-align="center" style:justify-single-word="false"/>
      <style:text-properties officeooo:paragraph-rsid="0038e172"/>
    </style:style>
    <style:style style:name="P11" style:family="paragraph" style:parent-style-name="Βασικό">
      <style:paragraph-properties fo:margin-top="0cm" fo:margin-bottom="0cm" loext:contextual-spacing="false" fo:line-height="100%" fo:text-align="center" style:justify-single-word="false"/>
      <style:text-properties officeooo:paragraph-rsid="007724ba"/>
    </style:style>
    <style:style style:name="P12" style:family="paragraph" style:parent-style-name="Βασικό">
      <style:paragraph-properties fo:margin-top="0cm" fo:margin-bottom="0cm" loext:contextual-spacing="false" fo:line-height="100%" fo:text-align="center" style:justify-single-word="false"/>
      <style:text-properties officeooo:paragraph-rsid="00e6d63a"/>
    </style:style>
    <style:style style:name="P13" style:family="paragraph" style:parent-style-name="Βασικό">
      <style:paragraph-properties fo:margin-top="0cm" fo:margin-bottom="0cm" loext:contextual-spacing="false" fo:line-height="100%" fo:text-align="center" style:justify-single-word="false"/>
      <style:text-properties officeooo:paragraph-rsid="00ea2231"/>
    </style:style>
    <style:style style:name="P14" style:family="paragraph" style:parent-style-name="Βασικό">
      <loext:graphic-properties draw:fill="none" draw:fill-color="#ffffff" draw:opacity="100%"/>
      <style:paragraph-properties fo:margin-top="0cm" fo:margin-bottom="0cm" loext:contextual-spacing="false" fo:line-height="100%" fo:text-align="center" style:justify-single-word="false" fo:background-color="transparent"/>
      <style:text-properties officeooo:paragraph-rsid="00ea2231"/>
    </style:style>
    <style:style style:name="P15" style:family="paragraph" style:parent-style-name="Βασικό">
      <style:paragraph-properties fo:margin-top="0cm" fo:margin-bottom="0cm" loext:contextual-spacing="false" fo:line-height="100%" fo:text-align="center" style:justify-single-word="false">
        <style:tab-stops>
          <style:tab-stop style:position="1cm" style:type="center"/>
          <style:tab-stop style:position="2cm" style:type="center"/>
          <style:tab-stop style:position="3cm" style:type="center"/>
          <style:tab-stop style:position="4.001cm" style:type="center"/>
          <style:tab-stop style:position="5.001cm" style:type="center"/>
          <style:tab-stop style:position="6.001cm" style:type="center"/>
          <style:tab-stop style:position="7.001cm" style:type="center"/>
          <style:tab-stop style:position="8.001cm" style:type="center"/>
          <style:tab-stop style:position="9.001cm" style:type="center"/>
          <style:tab-stop style:position="10.001cm" style:type="center"/>
          <style:tab-stop style:position="11.001cm" style:type="center"/>
          <style:tab-stop style:position="12.002cm" style:type="center"/>
          <style:tab-stop style:position="13.002cm" style:type="center"/>
          <style:tab-stop style:position="14.002cm" style:type="center"/>
          <style:tab-stop style:position="15.002cm" style:type="center"/>
        </style:tab-stops>
      </style:paragraph-properties>
      <style:text-properties officeooo:paragraph-rsid="0092ad1a"/>
    </style:style>
    <style:style style:name="P16" style:family="paragraph" style:parent-style-name="Βασικό">
      <style:paragraph-properties fo:margin-top="0cm" fo:margin-bottom="0cm" loext:contextual-spacing="false" fo:line-height="100%" fo:text-align="center" style:justify-single-word="false"/>
      <style:text-properties officeooo:paragraph-rsid="0063f566"/>
    </style:style>
    <style:style style:name="P17" style:family="paragraph" style:parent-style-name="Βασικό">
      <style:paragraph-properties fo:margin-top="0cm" fo:margin-bottom="0cm" loext:contextual-spacing="false" fo:line-height="100%" fo:text-align="center" style:justify-single-word="false"/>
      <style:text-properties officeooo:paragraph-rsid="00648c41"/>
    </style:style>
    <style:style style:name="P18" style:family="paragraph" style:parent-style-name="Βασικό">
      <style:paragraph-properties fo:margin-top="0cm" fo:margin-bottom="0cm" loext:contextual-spacing="false" fo:line-height="100%" fo:text-align="center" style:justify-single-word="false"/>
      <style:text-properties officeooo:paragraph-rsid="007d33a5"/>
    </style:style>
    <style:style style:name="P19" style:family="paragraph" style:parent-style-name="Βασικό">
      <style:paragraph-properties fo:margin-top="0cm" fo:margin-bottom="0cm" loext:contextual-spacing="false" fo:line-height="100%" fo:text-align="center" style:justify-single-word="false"/>
      <style:text-properties officeooo:paragraph-rsid="0085cb29"/>
    </style:style>
    <style:style style:name="P20" style:family="paragraph" style:parent-style-name="Βασικό">
      <style:paragraph-properties fo:margin-top="0cm" fo:margin-bottom="0cm" loext:contextual-spacing="false" fo:line-height="100%" fo:text-align="center" style:justify-single-word="false"/>
      <style:text-properties officeooo:paragraph-rsid="00887618"/>
    </style:style>
    <style:style style:name="P21" style:family="paragraph" style:parent-style-name="Βασικό">
      <style:paragraph-properties fo:margin-top="0cm" fo:margin-bottom="0cm" loext:contextual-spacing="false" fo:line-height="100%" fo:text-align="center" style:justify-single-word="false"/>
      <style:text-properties officeooo:paragraph-rsid="0093466f"/>
    </style:style>
    <style:style style:name="P22" style:family="paragraph" style:parent-style-name="Βασικό">
      <style:paragraph-properties fo:margin-top="0cm" fo:margin-bottom="0cm" loext:contextual-spacing="false" fo:line-height="100%" fo:text-align="center" style:justify-single-word="false"/>
      <style:text-properties officeooo:paragraph-rsid="00991d1a"/>
    </style:style>
    <style:style style:name="P23" style:family="paragraph" style:parent-style-name="Βασικό">
      <style:paragraph-properties fo:margin-top="0cm" fo:margin-bottom="0cm" loext:contextual-spacing="false" fo:line-height="100%" fo:text-align="center" style:justify-single-word="false"/>
      <style:text-properties officeooo:paragraph-rsid="00a55af0"/>
    </style:style>
    <style:style style:name="P24" style:family="paragraph" style:parent-style-name="Βασικό">
      <style:paragraph-properties fo:margin-top="0cm" fo:margin-bottom="0cm" loext:contextual-spacing="false" fo:line-height="100%" fo:text-align="center" style:justify-single-word="false"/>
      <style:text-properties officeooo:paragraph-rsid="00b48912"/>
    </style:style>
    <style:style style:name="P25" style:family="paragraph" style:parent-style-name="Βασικό">
      <style:paragraph-properties fo:margin-top="0cm" fo:margin-bottom="0cm" loext:contextual-spacing="false" fo:line-height="100%" style:text-autospace="none"/>
      <style:text-properties officeooo:paragraph-rsid="0038e172"/>
    </style:style>
    <style:style style:name="P26" style:family="paragraph" style:parent-style-name="Βασικό">
      <style:paragraph-properties fo:margin-top="0cm" fo:margin-bottom="0cm" loext:contextual-spacing="false" fo:line-height="100%" style:text-autospace="none"/>
      <style:text-properties officeooo:paragraph-rsid="007e66a3"/>
    </style:style>
    <style:style style:name="P27" style:family="paragraph" style:parent-style-name="Βασικό">
      <style:paragraph-properties fo:margin-top="0cm" fo:margin-bottom="0cm" loext:contextual-spacing="false" fo:line-height="100%" style:text-autospace="none"/>
      <style:text-properties officeooo:paragraph-rsid="00887618"/>
    </style:style>
    <style:style style:name="P28" style:family="paragraph" style:parent-style-name="Βασικό">
      <style:paragraph-properties fo:margin-top="0cm" fo:margin-bottom="0cm" loext:contextual-spacing="false" fo:line-height="100%"/>
      <style:text-properties officeooo:paragraph-rsid="0038e172"/>
    </style:style>
    <style:style style:name="P29" style:family="paragraph" style:parent-style-name="Βασικό">
      <style:paragraph-properties fo:margin-top="0cm" fo:margin-bottom="0cm" loext:contextual-spacing="false" fo:line-height="100%"/>
      <style:text-properties officeooo:paragraph-rsid="0077b18a"/>
    </style:style>
    <style:style style:name="P30" style:family="paragraph" style:parent-style-name="Βασικό">
      <style:paragraph-properties fo:margin-top="0cm" fo:margin-bottom="0cm" loext:contextual-spacing="false" fo:line-height="100%" fo:text-align="start" style:justify-single-word="false"/>
      <style:text-properties officeooo:paragraph-rsid="0038e172"/>
    </style:style>
    <style:style style:name="P31" style:family="paragraph" style:parent-style-name="Βασικό">
      <style:paragraph-properties fo:margin-top="0cm" fo:margin-bottom="0cm" loext:contextual-spacing="false" fo:line-height="100%" fo:text-align="start" style:justify-single-word="false"/>
      <style:text-properties officeooo:paragraph-rsid="0079ca73"/>
    </style:style>
    <style:style style:name="P32" style:family="paragraph" style:parent-style-name="Βασικό">
      <style:paragraph-properties fo:margin-top="0cm" fo:margin-bottom="0cm" loext:contextual-spacing="false" fo:line-height="100%" fo:text-align="start" style:justify-single-word="false"/>
      <style:text-properties officeooo:paragraph-rsid="00056fc0"/>
    </style:style>
    <style:style style:name="P33" style:family="paragraph" style:parent-style-name="Βασικό">
      <loext:graphic-properties draw:fill="none" draw:fill-color="#ffffff"/>
      <style:paragraph-properties fo:margin-top="0cm" fo:margin-bottom="0cm" loext:contextual-spacing="false" fo:line-height="100%" fo:text-align="start" style:justify-single-word="false" fo:background-color="transparent"/>
      <style:text-properties officeooo:paragraph-rsid="00056fc0"/>
    </style:style>
    <style:style style:name="P34" style:family="paragraph" style:parent-style-name="Βασικό">
      <style:paragraph-properties fo:margin-top="0cm" fo:margin-bottom="0cm" loext:contextual-spacing="false" fo:line-height="100%" fo:text-align="start" style:justify-single-word="false">
        <style:tab-stops>
          <style:tab-stop style:position="1.75cm"/>
        </style:tab-stops>
      </style:paragraph-properties>
      <style:text-properties officeooo:paragraph-rsid="0038e172"/>
    </style:style>
    <style:style style:name="P35" style:family="paragraph" style:parent-style-name="Βασικό">
      <style:paragraph-properties fo:margin-top="0cm" fo:margin-bottom="0cm" loext:contextual-spacing="false" fo:line-height="100%" fo:text-align="start" style:justify-single-word="false">
        <style:tab-stops>
          <style:tab-stop style:position="1.75cm"/>
        </style:tab-stops>
      </style:paragraph-properties>
      <style:text-properties officeooo:paragraph-rsid="00056fc0"/>
    </style:style>
    <style:style style:name="P36" style:family="paragraph" style:parent-style-name="Βασικό">
      <style:paragraph-properties fo:margin-top="0cm" fo:margin-bottom="0cm" loext:contextual-spacing="false" fo:line-height="100%" fo:text-align="start" style:justify-single-word="false">
        <style:tab-stops>
          <style:tab-stop style:position="1.752cm"/>
        </style:tab-stops>
      </style:paragraph-properties>
      <style:text-properties officeooo:paragraph-rsid="00056fc0"/>
    </style:style>
    <style:style style:name="P37" style:family="paragraph" style:parent-style-name="Βασικό">
      <style:paragraph-properties fo:margin-top="0cm" fo:margin-bottom="0cm" loext:contextual-spacing="false" fo:line-height="100%" fo:text-align="start" style:justify-single-word="false">
        <style:tab-stops>
          <style:tab-stop style:position="1.752cm"/>
        </style:tab-stops>
      </style:paragraph-properties>
      <style:text-properties officeooo:paragraph-rsid="007bc2ed"/>
    </style:style>
    <style:style style:name="P38" style:family="paragraph" style:parent-style-name="Βασικό">
      <style:paragraph-properties fo:margin-top="0cm" fo:margin-bottom="0cm" loext:contextual-spacing="false" fo:line-height="100%" fo:text-align="start" style:justify-single-word="false"/>
      <style:text-properties officeooo:paragraph-rsid="003bc56d"/>
    </style:style>
    <style:style style:name="P39" style:family="paragraph" style:parent-style-name="Βασικό">
      <style:paragraph-properties fo:margin-top="0cm" fo:margin-bottom="0cm" loext:contextual-spacing="false" fo:line-height="100%" fo:text-align="start" style:justify-single-word="false"/>
      <style:text-properties officeooo:paragraph-rsid="003e6e89"/>
    </style:style>
    <style:style style:name="P40" style:family="paragraph" style:parent-style-name="Βασικό">
      <style:paragraph-properties fo:margin-top="0cm" fo:margin-bottom="0cm" loext:contextual-spacing="false" fo:line-height="100%" fo:text-align="start" style:justify-single-word="false"/>
      <style:text-properties officeooo:paragraph-rsid="003c80de"/>
    </style:style>
    <style:style style:name="P41" style:family="paragraph" style:parent-style-name="Βασικό">
      <style:paragraph-properties fo:margin-top="0cm" fo:margin-bottom="0cm" loext:contextual-spacing="false" fo:line-height="100%" fo:text-align="start" style:justify-single-word="false"/>
      <style:text-properties officeooo:paragraph-rsid="00a034fc"/>
    </style:style>
    <style:style style:name="P42" style:family="paragraph" style:parent-style-name="Βασικό">
      <style:paragraph-properties fo:margin-top="0cm" fo:margin-bottom="0cm" loext:contextual-spacing="false" fo:line-height="100%" fo:text-align="start" style:justify-single-word="false"/>
      <style:text-properties officeooo:paragraph-rsid="008a4b06"/>
    </style:style>
    <style:style style:name="P43" style:family="paragraph" style:parent-style-name="Βασικό">
      <style:paragraph-properties fo:margin-top="0cm" fo:margin-bottom="0cm" loext:contextual-spacing="false" fo:line-height="100%" fo:text-align="start" style:justify-single-word="false"/>
      <style:text-properties officeooo:paragraph-rsid="0109ef72"/>
    </style:style>
    <style:style style:name="P44" style:family="paragraph" style:parent-style-name="Βασικό">
      <style:paragraph-properties fo:margin-top="0cm" fo:margin-bottom="0cm" loext:contextual-spacing="false" fo:line-height="100%" fo:text-align="start" style:justify-single-word="false"/>
      <style:text-properties officeooo:paragraph-rsid="00729636"/>
    </style:style>
    <style:style style:name="P45" style:family="paragraph" style:parent-style-name="Βασικό">
      <style:paragraph-properties fo:margin-top="0cm" fo:margin-bottom="0cm" loext:contextual-spacing="false" fo:line-height="100%" fo:text-align="start" style:justify-single-word="false"/>
      <style:text-properties officeooo:paragraph-rsid="00c2f09f"/>
    </style:style>
    <style:style style:name="P46" style:family="paragraph" style:parent-style-name="Βασικό">
      <style:paragraph-properties fo:margin-top="0cm" fo:margin-bottom="0cm" loext:contextual-spacing="false" fo:line-height="100%" fo:text-align="start" style:justify-single-word="false"/>
      <style:text-properties officeooo:paragraph-rsid="00bdc325"/>
    </style:style>
    <style:style style:name="P47" style:family="paragraph" style:parent-style-name="Βασικό">
      <style:paragraph-properties fo:margin-top="0cm" fo:margin-bottom="0cm" loext:contextual-spacing="false" fo:line-height="100%" fo:text-align="start" style:justify-single-word="false"/>
      <style:text-properties officeooo:paragraph-rsid="00f97fc3"/>
    </style:style>
    <style:style style:name="P48" style:family="paragraph" style:parent-style-name="Βασικό">
      <style:paragraph-properties fo:margin-top="0cm" fo:margin-bottom="0cm" loext:contextual-spacing="false" fo:line-height="100%" fo:text-align="start" style:justify-single-word="false"/>
      <style:text-properties officeooo:paragraph-rsid="00f98014"/>
    </style:style>
    <style:style style:name="P49" style:family="paragraph" style:parent-style-name="Βασικό">
      <style:paragraph-properties fo:margin-top="0cm" fo:margin-bottom="0cm" loext:contextual-spacing="false" fo:line-height="100%"/>
      <style:text-properties officeooo:paragraph-rsid="007e66a3"/>
    </style:style>
    <style:style style:name="P50" style:family="paragraph" style:parent-style-name="Βασικό">
      <style:paragraph-properties fo:margin-top="0cm" fo:margin-bottom="0cm" loext:contextual-spacing="false" fo:line-height="100%"/>
      <style:text-properties officeooo:paragraph-rsid="009094e1"/>
    </style:style>
    <style:style style:name="P51" style:family="paragraph" style:parent-style-name="Βασικό">
      <style:paragraph-properties fo:margin-top="0cm" fo:margin-bottom="0cm" loext:contextual-spacing="false" fo:line-height="100%"/>
      <style:text-properties officeooo:paragraph-rsid="00de0fab"/>
    </style:style>
    <style:style style:name="P52" style:family="paragraph" style:parent-style-name="Βασικό">
      <style:paragraph-properties fo:margin-top="0cm" fo:margin-bottom="0cm" loext:contextual-spacing="false" fo:line-height="100%" fo:text-align="justify" style:justify-single-word="false"/>
      <style:text-properties officeooo:paragraph-rsid="0081b7e6"/>
    </style:style>
    <style:style style:name="P53" style:family="paragraph" style:parent-style-name="Βασικό">
      <style:paragraph-properties fo:margin-top="0cm" fo:margin-bottom="0cm" loext:contextual-spacing="false" fo:line-height="100%" fo:text-align="justify" style:justify-single-word="false"/>
      <style:text-properties officeooo:paragraph-rsid="0038e172"/>
    </style:style>
    <style:style style:name="P54" style:family="paragraph" style:parent-style-name="Βασικό">
      <style:paragraph-properties fo:margin-top="0cm" fo:margin-bottom="0cm" loext:contextual-spacing="false" fo:line-height="100%" fo:text-align="end" style:justify-single-word="false"/>
      <style:text-properties officeooo:paragraph-rsid="003dbefc"/>
    </style:style>
    <style:style style:name="P55" style:family="paragraph" style:parent-style-name="Βασικό">
      <style:paragraph-properties fo:margin-top="0cm" fo:margin-bottom="0cm" loext:contextual-spacing="false" fo:line-height="100%"/>
      <style:text-properties officeooo:paragraph-rsid="0092ad1a"/>
    </style:style>
    <style:style style:name="P56" style:family="paragraph" style:parent-style-name="Βασικό">
      <style:paragraph-properties fo:margin-top="0cm" fo:margin-bottom="0cm" loext:contextual-spacing="false" fo:line-height="100%"/>
      <style:text-properties officeooo:paragraph-rsid="004dca45"/>
    </style:style>
    <style:style style:name="P57" style:family="paragraph" style:parent-style-name="Βασικό">
      <style:paragraph-properties fo:margin-top="0cm" fo:margin-bottom="0cm" loext:contextual-spacing="false" fo:line-height="100%"/>
      <style:text-properties officeooo:paragraph-rsid="0063f566"/>
    </style:style>
    <style:style style:name="P58" style:family="paragraph" style:parent-style-name="Βασικό">
      <style:paragraph-properties fo:margin-top="0cm" fo:margin-bottom="0cm" loext:contextual-spacing="false" fo:line-height="100%"/>
      <style:text-properties officeooo:paragraph-rsid="0093289c"/>
    </style:style>
    <style:style style:name="P59" style:family="paragraph" style:parent-style-name="Βασικό">
      <style:paragraph-properties fo:margin-top="0cm" fo:margin-bottom="0cm" loext:contextual-spacing="false" fo:line-height="100%"/>
      <style:text-properties officeooo:paragraph-rsid="00887618"/>
    </style:style>
    <style:style style:name="P60" style:family="paragraph" style:parent-style-name="Βασικό">
      <style:paragraph-properties fo:margin-top="0cm" fo:margin-bottom="0cm" loext:contextual-spacing="false" fo:line-height="100%"/>
      <style:text-properties officeooo:paragraph-rsid="00b48912"/>
    </style:style>
    <style:style style:name="P61" style:family="paragraph" style:parent-style-name="Βασικό">
      <style:paragraph-properties fo:margin-top="0cm" fo:margin-bottom="0cm" loext:contextual-spacing="false" fo:line-height="100%"/>
      <style:text-properties officeooo:paragraph-rsid="00a061d3"/>
    </style:style>
    <style:style style:name="P62" style:family="paragraph" style:parent-style-name="Βασικό">
      <style:paragraph-properties fo:margin-top="0cm" fo:margin-bottom="0cm" loext:contextual-spacing="false" fo:line-height="100%"/>
      <style:text-properties officeooo:paragraph-rsid="00a1f2d3"/>
    </style:style>
    <style:style style:name="P63" style:family="paragraph" style:parent-style-name="Βασικό">
      <style:paragraph-properties fo:margin-top="0cm" fo:margin-bottom="0cm" loext:contextual-spacing="false" fo:line-height="100%" fo:text-align="center" style:justify-single-word="false"/>
      <style:text-properties style:font-name="Aegean1" fo:font-size="12pt" fo:language="en" fo:country="US" officeooo:paragraph-rsid="0038e172" style:font-size-asian="12pt" style:font-name-complex="Courier New1" style:font-size-complex="12pt"/>
    </style:style>
    <style:style style:name="P64" style:family="paragraph" style:parent-style-name="Βασικό">
      <style:paragraph-properties fo:margin-top="0cm" fo:margin-bottom="0cm" loext:contextual-spacing="false" fo:line-height="100%" fo:text-align="center" style:justify-single-word="false"/>
      <style:text-properties style:font-name="Aegean1" fo:font-size="12pt" fo:language="en" fo:country="US" officeooo:paragraph-rsid="009e32c2" style:font-size-asian="12pt" style:font-name-complex="Aegean1" style:font-size-complex="12pt"/>
    </style:style>
    <style:style style:name="P65" style:family="paragraph" style:parent-style-name="Βασικό">
      <style:paragraph-properties fo:margin-top="0cm" fo:margin-bottom="0cm" loext:contextual-spacing="false" fo:line-height="100%" fo:text-align="center" style:justify-single-word="false"/>
      <style:text-properties style:font-name="Aegean1" fo:font-size="12pt" officeooo:paragraph-rsid="0038e172" style:font-size-asian="12pt" style:font-name-complex="Courier New1" style:font-size-complex="12pt"/>
    </style:style>
    <style:style style:name="P66" style:family="paragraph" style:parent-style-name="Βασικό">
      <style:paragraph-properties fo:margin-top="0cm" fo:margin-bottom="0cm" loext:contextual-spacing="false" fo:line-height="100%" fo:text-align="center" style:justify-single-word="false"/>
      <style:text-properties style:font-name="Aegean1" fo:font-size="12pt" officeooo:paragraph-rsid="0085cb29" style:font-size-asian="12pt" style:font-name-complex="Aegean1" style:font-size-complex="12pt"/>
    </style:style>
    <style:style style:name="P67" style:family="paragraph" style:parent-style-name="Βασικό">
      <style:paragraph-properties fo:margin-top="0cm" fo:margin-bottom="0cm" loext:contextual-spacing="false" fo:line-height="100%" fo:text-align="start" style:justify-single-word="false"/>
      <style:text-properties style:font-name="Aegean1" fo:font-size="12pt" officeooo:paragraph-rsid="00887618" style:font-size-asian="12pt" style:font-name-complex="Aegean1" style:font-size-complex="12pt"/>
    </style:style>
    <style:style style:name="P68" style:family="paragraph" style:parent-style-name="Βασικό">
      <style:paragraph-properties fo:margin-top="0cm" fo:margin-bottom="0cm" loext:contextual-spacing="false" fo:line-height="100%" fo:text-align="center" style:justify-single-word="false"/>
      <style:text-properties style:font-name="Aegean1" fo:font-size="14pt" fo:language="en" fo:country="US" officeooo:paragraph-rsid="00e6d63a" style:font-size-asian="14pt" style:font-name-complex="Aegean1" style:font-size-complex="14pt"/>
    </style:style>
    <style:style style:name="P69" style:family="paragraph" style:parent-style-name="Βασικό">
      <style:paragraph-properties fo:margin-top="0cm" fo:margin-bottom="0cm" loext:contextual-spacing="false" fo:line-height="100%" fo:text-align="center" style:justify-single-word="false"/>
      <style:text-properties style:font-name="Aegean1" fo:font-size="14pt" fo:language="en" fo:country="US" officeooo:paragraph-rsid="00ea2231" style:font-size-asian="14pt" style:font-name-complex="Aegean1" style:font-size-complex="14pt"/>
    </style:style>
    <style:style style:name="P70" style:family="paragraph" style:parent-style-name="Βασικό">
      <style:paragraph-properties fo:margin-top="0cm" fo:margin-bottom="0cm" loext:contextual-spacing="false" fo:line-height="100%" fo:text-align="center" style:justify-single-word="false"/>
      <style:text-properties style:font-name="Aegean1" fo:font-size="14pt" fo:language="zxx" fo:country="none" officeooo:paragraph-rsid="00e6d63a" style:font-size-asian="14pt" style:font-name-complex="Aegean1" style:font-size-complex="14pt"/>
    </style:style>
    <style:style style:name="P71" style:family="paragraph" style:parent-style-name="Βασικό">
      <style:paragraph-properties fo:margin-top="0cm" fo:margin-bottom="0cm" loext:contextual-spacing="false" fo:line-height="100%" fo:text-align="center" style:justify-single-word="false"/>
      <style:text-properties style:font-name="Aegean1" fo:font-size="14pt" fo:language="zxx" fo:country="none" officeooo:paragraph-rsid="00ea2231" style:font-size-asian="14pt" style:font-name-complex="Aegean1" style:font-size-complex="14pt"/>
    </style:style>
    <style:style style:name="P72" style:family="paragraph" style:parent-style-name="Βασικό">
      <style:paragraph-properties fo:margin-top="0cm" fo:margin-bottom="0cm" loext:contextual-spacing="false" fo:line-height="100%" fo:text-align="center" style:justify-single-word="false"/>
      <style:text-properties style:font-name="Aegean1" fo:font-size="14pt" officeooo:paragraph-rsid="009e32c2" style:font-size-asian="14pt" style:font-name-complex="Calibri Light3" style:font-size-complex="14pt"/>
    </style:style>
    <style:style style:name="P73" style:family="paragraph" style:parent-style-name="Βασικό">
      <style:paragraph-properties fo:margin-top="0cm" fo:margin-bottom="0cm" loext:contextual-spacing="false" fo:line-height="100%" fo:text-align="center" style:justify-single-word="false"/>
      <style:text-properties style:font-name="Aegean1" fo:font-size="20pt" fo:language="en" fo:country="US" officeooo:paragraph-rsid="0063f566" style:font-size-asian="20pt" style:font-name-complex="Aegean2011" style:font-size-complex="20pt"/>
    </style:style>
    <style:style style:name="P74" style:family="paragraph" style:parent-style-name="Βασικό">
      <style:paragraph-properties fo:margin-top="0cm" fo:margin-bottom="0cm" loext:contextual-spacing="false" fo:line-height="100%" fo:text-align="start" style:justify-single-word="false"/>
      <style:text-properties fo:font-size="8pt" fo:language="en" fo:country="US" officeooo:paragraph-rsid="0038e172" style:font-size-asian="8pt" style:font-size-complex="8pt"/>
    </style:style>
    <style:style style:name="P75" style:family="paragraph" style:parent-style-name="Βασικό">
      <style:paragraph-properties fo:margin-top="0cm" fo:margin-bottom="0cm" loext:contextual-spacing="false" fo:line-height="100%" fo:text-align="start" style:justify-single-word="false"/>
      <style:text-properties fo:font-size="8pt" fo:language="en" fo:country="US" officeooo:rsid="008ed30b" officeooo:paragraph-rsid="008ed30b" style:font-size-asian="8pt" style:font-name-complex="Courier New1" style:font-size-complex="8pt"/>
    </style:style>
    <style:style style:name="P76" style:family="paragraph" style:parent-style-name="Βασικό">
      <style:paragraph-properties fo:margin-top="0cm" fo:margin-bottom="0cm" loext:contextual-spacing="false" fo:line-height="100%" fo:text-align="start" style:justify-single-word="false"/>
      <style:text-properties fo:font-size="8pt" fo:language="en" fo:country="US" officeooo:paragraph-rsid="0038e172" style:font-size-asian="8pt" style:font-name-complex="Courier New1" style:font-size-complex="8pt"/>
    </style:style>
    <style:style style:name="P77" style:family="paragraph" style:parent-style-name="Βασικό">
      <style:paragraph-properties fo:margin-top="0cm" fo:margin-bottom="0cm" loext:contextual-spacing="false" fo:line-height="100%" fo:text-align="start" style:justify-single-word="false"/>
      <style:text-properties fo:font-size="8pt" officeooo:paragraph-rsid="0038e172" style:font-size-asian="8pt" style:font-size-complex="8pt"/>
    </style:style>
    <style:style style:name="P78" style:family="paragraph" style:parent-style-name="Βασικό">
      <style:paragraph-properties fo:margin-top="0cm" fo:margin-bottom="0cm" loext:contextual-spacing="false" fo:line-height="100%" fo:text-align="start" style:justify-single-word="false"/>
      <style:text-properties fo:font-size="8pt" officeooo:paragraph-rsid="00056fc0" style:font-size-asian="8pt" style:font-size-complex="8pt"/>
    </style:style>
    <style:style style:name="P79" style:family="paragraph" style:parent-style-name="Βασικό">
      <style:paragraph-properties fo:margin-top="0cm" fo:margin-bottom="0cm" loext:contextual-spacing="false" fo:line-height="100%" fo:text-align="start" style:justify-single-word="false"/>
      <style:text-properties fo:font-size="8pt" officeooo:paragraph-rsid="0079ca73" style:font-size-asian="8pt" style:font-size-complex="8pt"/>
    </style:style>
    <style:style style:name="P80" style:family="paragraph" style:parent-style-name="Βασικό">
      <style:paragraph-properties fo:margin-top="0cm" fo:margin-bottom="0cm" loext:contextual-spacing="false" fo:line-height="100%" fo:text-align="start" style:justify-single-word="false">
        <style:tab-stops>
          <style:tab-stop style:position="1.75cm"/>
        </style:tab-stops>
      </style:paragraph-properties>
      <style:text-properties fo:font-size="8pt" officeooo:paragraph-rsid="00056fc0" style:font-size-asian="8pt" style:font-size-complex="8pt"/>
    </style:style>
    <style:style style:name="P81" style:family="paragraph" style:parent-style-name="Βασικό">
      <style:paragraph-properties fo:margin-top="0cm" fo:margin-bottom="0cm" loext:contextual-spacing="false" fo:line-height="100%" fo:text-align="center" style:justify-single-word="false"/>
      <style:text-properties fo:font-size="8pt" fo:language="en" fo:country="GB" officeooo:paragraph-rsid="00ea2231" style:font-size-asian="8pt" style:font-size-complex="8pt"/>
    </style:style>
    <style:style style:name="P82" style:family="paragraph" style:parent-style-name="Βασικό">
      <style:paragraph-properties fo:margin-top="0cm" fo:margin-bottom="0cm" loext:contextual-spacing="false" fo:line-height="100%" fo:text-align="start" style:justify-single-word="false"/>
      <style:text-properties style:font-name="Aroania" fo:font-size="8pt" officeooo:paragraph-rsid="0038e172" style:font-size-asian="8pt" style:font-size-complex="8pt"/>
    </style:style>
    <style:style style:name="P83" style:family="paragraph" style:parent-style-name="Βασικό">
      <style:paragraph-properties fo:margin-top="0cm" fo:margin-bottom="0cm" loext:contextual-spacing="false" fo:line-height="100%"/>
      <style:text-properties style:font-name="Aroania" fo:font-size="9pt" officeooo:paragraph-rsid="0038e172" style:font-size-asian="9pt" style:font-size-complex="9pt"/>
    </style:style>
    <style:style style:name="P84" style:family="paragraph" style:parent-style-name="Βασικό">
      <style:paragraph-properties fo:margin-top="0cm" fo:margin-bottom="0cm" loext:contextual-spacing="false" fo:line-height="100%"/>
      <style:text-properties style:font-name="Aroania" fo:font-size="9pt" fo:language="en" fo:country="US" officeooo:paragraph-rsid="0038e172" style:font-size-asian="9pt" style:font-size-complex="9pt"/>
    </style:style>
    <style:style style:name="P85" style:family="paragraph" style:parent-style-name="Βασικό">
      <style:paragraph-properties fo:margin-top="0cm" fo:margin-bottom="0cm" loext:contextual-spacing="false" fo:line-height="100%"/>
      <style:text-properties style:font-name="Aroania" fo:font-size="7pt" officeooo:paragraph-rsid="0038e172" style:font-size-asian="7pt" style:font-size-complex="7pt"/>
    </style:style>
    <style:style style:name="P86" style:family="paragraph" style:parent-style-name="Βασικό">
      <style:paragraph-properties fo:margin-top="0cm" fo:margin-bottom="0cm" loext:contextual-spacing="false" fo:line-height="100%"/>
      <style:text-properties style:font-name="Aroania" fo:font-size="7pt" officeooo:paragraph-rsid="0038e172" style:font-size-asian="7pt" style:font-name-complex="Courier New1" style:font-size-complex="7pt"/>
    </style:style>
    <style:style style:name="P87" style:family="paragraph" style:parent-style-name="Βασικό">
      <style:paragraph-properties fo:margin-top="0cm" fo:margin-bottom="0cm" loext:contextual-spacing="false" fo:line-height="100%" fo:text-align="start" style:justify-single-word="false"/>
      <style:text-properties style:font-name="Aroania" fo:font-size="7pt" fo:language="en" fo:country="US" officeooo:paragraph-rsid="0038e172" style:font-size-asian="7pt" style:font-name-complex="Courier New1" style:font-size-complex="7pt"/>
    </style:style>
    <style:style style:name="P88" style:family="paragraph" style:parent-style-name="Βασικό">
      <style:paragraph-properties fo:margin-top="0cm" fo:margin-bottom="0cm" loext:contextual-spacing="false" fo:line-height="100%" fo:text-align="center" style:justify-single-word="false"/>
      <style:text-properties style:font-name="Aroania" fo:font-size="10pt" fo:language="el" fo:country="GR" officeooo:rsid="007b75c2" officeooo:paragraph-rsid="0085cb29" style:font-size-asian="10pt" style:font-size-complex="10pt"/>
    </style:style>
    <style:style style:name="P89" style:family="paragraph" style:parent-style-name="Βασικό">
      <style:paragraph-properties fo:margin-top="0cm" fo:margin-bottom="0cm" loext:contextual-spacing="false" fo:line-height="100%" fo:text-align="center" style:justify-single-word="false">
        <style:tab-stops>
          <style:tab-stop style:position="1.75cm"/>
        </style:tab-stops>
      </style:paragraph-properties>
      <style:text-properties fo:font-size="6pt" fo:language="en" fo:country="US" officeooo:paragraph-rsid="0038e172" style:font-size-asian="6pt" style:font-name-complex="Courier New1" style:font-size-complex="6pt"/>
    </style:style>
    <style:style style:name="P90" style:family="paragraph" style:parent-style-name="Βασικό">
      <style:paragraph-properties fo:margin-top="0cm" fo:margin-bottom="0cm" loext:contextual-spacing="false" fo:line-height="100%" fo:text-align="center" style:justify-single-word="false">
        <style:tab-stops>
          <style:tab-stop style:position="1.75cm"/>
        </style:tab-stops>
      </style:paragraph-properties>
      <style:text-properties fo:font-size="6pt" fo:language="en" fo:country="US" officeooo:paragraph-rsid="007cfe5b" style:font-size-asian="6pt" style:font-name-complex="Courier New1" style:font-size-complex="6pt"/>
    </style:style>
    <style:style style:name="P91" style:family="paragraph" style:parent-style-name="Βασικό">
      <style:paragraph-properties fo:margin-top="0cm" fo:margin-bottom="0cm" loext:contextual-spacing="false" fo:line-height="100%" fo:text-align="center" style:justify-single-word="false"/>
      <style:text-properties fo:font-size="6pt" fo:language="en" fo:country="US" officeooo:paragraph-rsid="0038e172" style:font-size-asian="6pt" style:font-name-complex="Courier New1" style:font-size-complex="6pt"/>
    </style:style>
    <style:style style:name="P92" style:family="paragraph" style:parent-style-name="Βασικό">
      <style:paragraph-properties fo:margin-top="0cm" fo:margin-bottom="0cm" loext:contextual-spacing="false" fo:line-height="100%" fo:text-align="start" style:justify-single-word="false"/>
      <style:text-properties fo:font-size="6pt" fo:language="en" fo:country="US" officeooo:paragraph-rsid="0038e172" style:font-size-asian="6pt" style:font-name-complex="Courier New1" style:font-size-complex="6pt"/>
    </style:style>
    <style:style style:name="P93" style:family="paragraph" style:parent-style-name="Βασικό">
      <style:paragraph-properties fo:margin-top="0cm" fo:margin-bottom="0cm" loext:contextual-spacing="false" fo:line-height="100%" fo:text-align="start" style:justify-single-word="false">
        <style:tab-stops>
          <style:tab-stop style:position="2cm"/>
        </style:tab-stops>
      </style:paragraph-properties>
      <style:text-properties fo:font-size="6pt" fo:language="en" fo:country="US" officeooo:paragraph-rsid="00056fc0" style:font-size-asian="6pt" style:font-name-complex="Courier New1" style:font-size-complex="6pt"/>
    </style:style>
    <style:style style:name="P94" style:family="paragraph" style:parent-style-name="Βασικό">
      <style:paragraph-properties fo:margin-top="0cm" fo:margin-bottom="0cm" loext:contextual-spacing="false" fo:line-height="100%" fo:text-align="start" style:justify-single-word="false">
        <style:tab-stops>
          <style:tab-stop style:position="1.752cm"/>
        </style:tab-stops>
      </style:paragraph-properties>
      <style:text-properties fo:font-size="6pt" fo:language="en" fo:country="US" officeooo:paragraph-rsid="007bc2ed" style:font-size-asian="6pt" style:font-name-complex="Courier New1" style:font-size-complex="6pt"/>
    </style:style>
    <style:style style:name="P95" style:family="paragraph" style:parent-style-name="Βασικό">
      <style:paragraph-properties fo:margin-top="0cm" fo:margin-bottom="0cm" loext:contextual-spacing="false" fo:line-height="100%" fo:text-align="start" style:justify-single-word="false"/>
      <style:text-properties fo:font-size="6pt" fo:language="en" fo:country="US" officeooo:rsid="008ed30b" officeooo:paragraph-rsid="008ed30b" style:font-size-asian="6pt" style:font-name-complex="Courier New1" style:font-size-complex="6pt"/>
    </style:style>
    <style:style style:name="P96" style:family="paragraph" style:parent-style-name="Βασικό">
      <style:paragraph-properties fo:margin-top="0cm" fo:margin-bottom="0cm" loext:contextual-spacing="false" fo:line-height="100%" fo:text-align="start" style:justify-single-word="false"/>
      <style:text-properties fo:font-size="6pt" fo:language="en" fo:country="US" officeooo:paragraph-rsid="00056fc0" style:font-size-asian="6pt" style:font-size-complex="6pt"/>
    </style:style>
    <style:style style:name="P97" style:family="paragraph" style:parent-style-name="Βασικό">
      <style:paragraph-properties fo:margin-top="0cm" fo:margin-bottom="0cm" loext:contextual-spacing="false" fo:line-height="100%" fo:text-align="start" style:justify-single-word="false"/>
      <style:text-properties fo:font-size="6pt" fo:language="en" fo:country="US" officeooo:paragraph-rsid="0038e172" style:font-size-asian="6pt" style:font-size-complex="6pt"/>
    </style:style>
    <style:style style:name="P98" style:family="paragraph" style:parent-style-name="Βασικό">
      <style:paragraph-properties fo:margin-top="0cm" fo:margin-bottom="0cm" loext:contextual-spacing="false" fo:line-height="100%" fo:text-align="start" style:justify-single-word="false"/>
      <style:text-properties fo:font-size="6pt" officeooo:paragraph-rsid="00056fc0" style:font-size-asian="6pt" style:font-size-complex="6pt"/>
    </style:style>
    <style:style style:name="P99" style:family="paragraph" style:parent-style-name="Βασικό">
      <style:paragraph-properties fo:margin-top="0cm" fo:margin-bottom="0cm" loext:contextual-spacing="false" fo:line-height="100%" fo:text-align="start" style:justify-single-word="false"/>
      <style:text-properties fo:font-size="6pt" officeooo:paragraph-rsid="0038e172" style:font-size-asian="6pt" style:font-size-complex="6pt"/>
    </style:style>
    <style:style style:name="P100" style:family="paragraph" style:parent-style-name="Βασικό">
      <style:paragraph-properties fo:margin-top="0cm" fo:margin-bottom="0cm" loext:contextual-spacing="false" fo:line-height="100%" fo:text-align="start" style:justify-single-word="false"/>
      <style:text-properties fo:font-size="6pt" officeooo:paragraph-rsid="0079ca73" style:font-size-asian="6pt" style:font-size-complex="6pt"/>
    </style:style>
    <style:style style:name="P101" style:family="paragraph" style:parent-style-name="Βασικό">
      <style:paragraph-properties fo:margin-top="0cm" fo:margin-bottom="0cm" loext:contextual-spacing="false" fo:line-height="100%" fo:text-align="start" style:justify-single-word="false"/>
      <style:text-properties fo:font-size="6pt" officeooo:paragraph-rsid="007b38d0" style:font-size-asian="6pt" style:font-size-complex="6pt"/>
    </style:style>
    <style:style style:name="P102" style:family="paragraph" style:parent-style-name="Βασικό">
      <style:paragraph-properties fo:margin-top="0cm" fo:margin-bottom="0cm" loext:contextual-spacing="false" fo:line-height="100%" fo:text-align="start" style:justify-single-word="false">
        <style:tab-stops>
          <style:tab-stop style:position="1.75cm"/>
        </style:tab-stops>
      </style:paragraph-properties>
      <style:text-properties fo:font-size="6pt" officeooo:paragraph-rsid="00056fc0" style:font-size-asian="6pt" style:font-size-complex="6pt"/>
    </style:style>
    <style:style style:name="P103" style:family="paragraph" style:parent-style-name="Βασικό">
      <style:paragraph-properties fo:margin-top="0cm" fo:margin-bottom="0cm" loext:contextual-spacing="false" fo:line-height="100%"/>
      <style:text-properties fo:font-size="6pt" officeooo:paragraph-rsid="00056fc0" style:font-size-asian="6pt" style:font-size-complex="6pt"/>
    </style:style>
    <style:style style:name="P104" style:family="paragraph" style:parent-style-name="Βασικό">
      <style:paragraph-properties fo:margin-top="0cm" fo:margin-bottom="0cm" loext:contextual-spacing="false" fo:line-height="100%" fo:text-align="center" style:justify-single-word="false"/>
      <style:text-properties style:use-window-font-color="true" style:font-name="Aegean:ss01" fo:font-size="13pt" fo:language="en" fo:country="US" officeooo:paragraph-rsid="0038e172" style:font-size-asian="13pt" style:font-name-complex="Aegean:ss01" style:font-size-complex="13pt"/>
    </style:style>
    <style:style style:name="P105" style:family="paragraph" style:parent-style-name="Βασικό">
      <style:paragraph-properties fo:margin-top="0cm" fo:margin-bottom="0cm" loext:contextual-spacing="false" fo:line-height="100%" fo:text-align="center" style:justify-single-word="false"/>
      <style:text-properties style:use-window-font-color="true" style:font-name="Aegean:ss01" fo:font-size="13pt" fo:language="en" fo:country="US" officeooo:paragraph-rsid="0038e172" style:font-size-asian="13pt" style:font-name-complex="Aegean:ss01&amp;cv01" style:font-size-complex="13pt"/>
    </style:style>
    <style:style style:name="P106" style:family="paragraph" style:parent-style-name="Βασικό">
      <style:paragraph-properties fo:margin-top="0cm" fo:margin-bottom="0cm" loext:contextual-spacing="false" fo:line-height="100%" fo:text-align="center" style:justify-single-word="false"/>
      <style:text-properties style:use-window-font-color="true" style:font-name="Aegean:ss02" fo:font-size="13pt" fo:language="en" fo:country="US" officeooo:paragraph-rsid="0038e172" style:font-size-asian="13pt" style:font-name-complex="Aegean:ss02" style:font-size-complex="13pt"/>
    </style:style>
    <style:style style:name="P107" style:family="paragraph" style:parent-style-name="Βασικό">
      <style:paragraph-properties fo:margin-top="0cm" fo:margin-bottom="0cm" loext:contextual-spacing="false" fo:line-height="100%" fo:text-align="center" style:justify-single-word="false"/>
      <style:text-properties style:use-window-font-color="true" style:font-name="Aegean:ss02" fo:font-size="13pt" fo:language="en" fo:country="US" officeooo:paragraph-rsid="0038e172" style:font-size-asian="13pt" style:font-name-complex="Aegean:ss02&amp;cv01" style:font-size-complex="13pt"/>
    </style:style>
    <style:style style:name="P108" style:family="paragraph" style:parent-style-name="Βασικό">
      <style:paragraph-properties fo:margin-top="0cm" fo:margin-bottom="0cm" loext:contextual-spacing="false" fo:line-height="100%" fo:text-align="center" style:justify-single-word="false"/>
      <style:text-properties style:use-window-font-color="true" style:font-name="Aegean:ss03" fo:font-size="13pt" fo:language="en" fo:country="US" officeooo:paragraph-rsid="0038e172" style:font-size-asian="13pt" style:font-name-complex="Aegean:ss03" style:font-size-complex="13pt"/>
    </style:style>
    <style:style style:name="P109" style:family="paragraph" style:parent-style-name="Βασικό">
      <style:paragraph-properties fo:margin-top="0cm" fo:margin-bottom="0cm" loext:contextual-spacing="false" fo:line-height="100%" fo:text-align="center" style:justify-single-word="false"/>
      <style:text-properties style:use-window-font-color="true" style:font-name="Aegean:ss03" fo:font-size="13pt" fo:language="en" fo:country="US" officeooo:paragraph-rsid="0038e172" style:font-size-asian="13pt" style:font-name-complex="Aegean:ss03&amp;cv02=2" style:font-size-complex="13pt"/>
    </style:style>
    <style:style style:name="P110" style:family="paragraph" style:parent-style-name="Βασικό">
      <style:paragraph-properties fo:margin-top="0cm" fo:margin-bottom="0cm" loext:contextual-spacing="false" fo:line-height="100%" fo:text-align="center" style:justify-single-word="false"/>
      <style:text-properties style:use-window-font-color="true" style:font-name="Aegean:ss04" fo:font-size="13pt" fo:language="en" fo:country="US" officeooo:paragraph-rsid="0038e172" style:font-size-asian="13pt" style:font-name-complex="Aegean:ss04" style:font-size-complex="13pt"/>
    </style:style>
    <style:style style:name="P111" style:family="paragraph" style:parent-style-name="Βασικό">
      <style:paragraph-properties fo:margin-top="0cm" fo:margin-bottom="0cm" loext:contextual-spacing="false" fo:line-height="100%" fo:text-align="center" style:justify-single-word="false"/>
      <style:text-properties style:use-window-font-color="true" style:font-name="Aegean:ss04" fo:font-size="13pt" fo:language="en" fo:country="US" officeooo:paragraph-rsid="0038e172" style:font-size-asian="13pt" style:font-name-complex="Aegean:ss04&amp;cv02" style:font-size-complex="13pt"/>
    </style:style>
    <style:style style:name="P112" style:family="paragraph" style:parent-style-name="Βασικό">
      <style:paragraph-properties fo:margin-top="0cm" fo:margin-bottom="0cm" loext:contextual-spacing="false" fo:line-height="100%" fo:text-align="center" style:justify-single-word="false"/>
      <style:text-properties style:use-window-font-color="true" style:font-name="Aegean:ss04" fo:font-size="13pt" fo:language="en" fo:country="US" officeooo:paragraph-rsid="0038e172" style:font-size-asian="13pt" style:font-name-complex="Aegean:ss04&amp;cv02=2" style:font-size-complex="13pt"/>
    </style:style>
    <style:style style:name="P113" style:family="paragraph" style:parent-style-name="Βασικό">
      <style:paragraph-properties fo:margin-top="0cm" fo:margin-bottom="0cm" loext:contextual-spacing="false" fo:line-height="100%" fo:text-align="center" style:justify-single-word="false"/>
      <style:text-properties style:use-window-font-color="true" style:font-name="Aegean:ss04" fo:font-size="13pt" fo:language="en" fo:country="US" officeooo:paragraph-rsid="0038e172" style:font-size-asian="13pt" style:font-name-complex="Aegean:ss04&amp;cv01" style:font-size-complex="13pt"/>
    </style:style>
    <style:style style:name="P114" style:family="paragraph" style:parent-style-name="Βασικό">
      <style:paragraph-properties fo:margin-top="0cm" fo:margin-bottom="0cm" loext:contextual-spacing="false" fo:line-height="100%" fo:text-align="center" style:justify-single-word="false"/>
      <style:text-properties style:use-window-font-color="true" style:font-name="Aegean:ss05" fo:font-size="13pt" fo:language="en" fo:country="US" officeooo:paragraph-rsid="0038e172" style:font-size-asian="13pt" style:font-name-complex="Aegean:ss05" style:font-size-complex="13pt"/>
    </style:style>
    <style:style style:name="P115" style:family="paragraph" style:parent-style-name="Βασικό">
      <style:paragraph-properties fo:margin-top="0cm" fo:margin-bottom="0cm" loext:contextual-spacing="false" fo:line-height="100%" fo:text-align="center" style:justify-single-word="false"/>
      <style:text-properties style:use-window-font-color="true" style:font-name="Aegean:ss05" fo:font-size="13pt" fo:language="en" fo:country="US" officeooo:paragraph-rsid="0038e172" style:font-size-asian="13pt" style:font-name-complex="Aegean:ss05&amp;cv02" style:font-size-complex="13pt"/>
    </style:style>
    <style:style style:name="P116" style:family="paragraph" style:parent-style-name="Βασικό">
      <style:paragraph-properties fo:margin-top="0cm" fo:margin-bottom="0cm" loext:contextual-spacing="false" fo:line-height="100%" fo:text-align="center" style:justify-single-word="false"/>
      <style:text-properties style:use-window-font-color="true" style:font-name="Aegean:ss05" fo:font-size="13pt" fo:language="en" fo:country="US" officeooo:paragraph-rsid="0038e172" style:font-size-asian="13pt" style:font-name-complex="Aegean:ss05&amp;cv02=2" style:font-size-complex="13pt"/>
    </style:style>
    <style:style style:name="P117" style:family="paragraph" style:parent-style-name="Βασικό">
      <style:paragraph-properties fo:margin-top="0cm" fo:margin-bottom="0cm" loext:contextual-spacing="false" fo:line-height="100%" fo:text-align="center" style:justify-single-word="false"/>
      <style:text-properties style:use-window-font-color="true" style:font-name="Aegean:ss05" fo:font-size="13pt" fo:language="en" fo:country="US" officeooo:rsid="001edfb8" officeooo:paragraph-rsid="0038e172" style:font-name-asian="Aegean2" style:font-size-asian="13pt" style:font-name-complex="Aegean:ss05" style:font-size-complex="13pt"/>
    </style:style>
    <style:style style:name="P118" style:family="paragraph" style:parent-style-name="Βασικό">
      <style:paragraph-properties fo:margin-top="0cm" fo:margin-bottom="0cm" loext:contextual-spacing="false" fo:line-height="100%" fo:text-align="center" style:justify-single-word="false"/>
      <style:text-properties style:use-window-font-color="true" style:font-name="Aegean:ss06" fo:font-size="13pt" fo:language="en" fo:country="US" officeooo:paragraph-rsid="0038e172" style:font-size-asian="13pt" style:font-name-complex="Aegean:ss06" style:font-size-complex="13pt"/>
    </style:style>
    <style:style style:name="P119" style:family="paragraph" style:parent-style-name="Βασικό">
      <style:paragraph-properties fo:margin-top="0cm" fo:margin-bottom="0cm" loext:contextual-spacing="false" fo:line-height="100%" fo:text-align="center" style:justify-single-word="false"/>
      <style:text-properties style:use-window-font-color="true" style:font-name="Aegean:ss06" fo:font-size="13pt" fo:language="en" fo:country="US" officeooo:paragraph-rsid="0038e172" style:font-size-asian="13pt" style:font-name-complex="Aegean:ss06&amp;cv03" style:font-size-complex="13pt"/>
    </style:style>
    <style:style style:name="P120" style:family="paragraph" style:parent-style-name="Βασικό">
      <style:paragraph-properties fo:margin-top="0cm" fo:margin-bottom="0cm" loext:contextual-spacing="false" fo:line-height="100%" fo:text-align="center" style:justify-single-word="false"/>
      <style:text-properties style:use-window-font-color="true" style:font-name="Aegean:ss06" fo:font-size="13pt" fo:language="en" fo:country="US" officeooo:paragraph-rsid="0038e172" style:font-size-asian="13pt" style:font-name-complex="Aegean:ss06&amp;cv03=2" style:font-size-complex="13pt"/>
    </style:style>
    <style:style style:name="P121" style:family="paragraph" style:parent-style-name="Βασικό">
      <style:paragraph-properties fo:margin-top="0cm" fo:margin-bottom="0cm" loext:contextual-spacing="false" fo:line-height="100%" fo:text-align="center" style:justify-single-word="false"/>
      <style:text-properties style:use-window-font-color="true" style:font-name="Aegean:ss06" fo:font-size="13pt" fo:language="en" fo:country="US" officeooo:paragraph-rsid="0038e172" style:font-size-asian="13pt" style:font-name-complex="Aegean:ss06&amp;cv03=3" style:font-size-complex="13pt"/>
    </style:style>
    <style:style style:name="P122" style:family="paragraph" style:parent-style-name="Βασικό">
      <style:paragraph-properties fo:margin-top="0cm" fo:margin-bottom="0cm" loext:contextual-spacing="false" fo:line-height="100%" fo:text-align="center" style:justify-single-word="false"/>
      <style:text-properties style:use-window-font-color="true" style:font-name="Aegean:ss06&amp;cv01" fo:font-size="13pt" fo:language="en" fo:country="US" officeooo:paragraph-rsid="0038e172" style:font-size-asian="13pt" style:font-name-complex="Aegean:ss06&amp;cv01" style:font-size-complex="13pt"/>
    </style:style>
    <style:style style:name="P123" style:family="paragraph" style:parent-style-name="Βασικό">
      <style:paragraph-properties fo:margin-top="0cm" fo:margin-bottom="0cm" loext:contextual-spacing="false" fo:line-height="100%" fo:text-align="center" style:justify-single-word="false"/>
      <style:text-properties style:use-window-font-color="true" style:font-name="Aegean:ss04&amp;cv01" fo:font-size="13pt" fo:language="en" fo:country="US" officeooo:paragraph-rsid="0038e172" style:font-size-asian="13pt" style:font-name-complex="Aegean:ss04&amp;cv01" style:font-size-complex="13pt"/>
    </style:style>
    <style:style style:name="P124" style:family="paragraph" style:parent-style-name="Βασικό">
      <style:paragraph-properties fo:margin-top="0cm" fo:margin-bottom="0cm" loext:contextual-spacing="false" fo:line-height="100%" fo:text-align="center" style:justify-single-word="false"/>
      <style:text-properties style:use-window-font-color="true" style:font-name="Aegean:ss01&amp;cv01" fo:font-size="13pt" fo:language="en" fo:country="US" officeooo:paragraph-rsid="0038e172" style:font-size-asian="13pt" style:font-name-complex="Aegean:ss01&amp;cv01" style:font-size-complex="13pt"/>
    </style:style>
    <style:style style:name="P125" style:family="paragraph" style:parent-style-name="Βασικό">
      <style:paragraph-properties fo:margin-top="0cm" fo:margin-bottom="0cm" loext:contextual-spacing="false" fo:line-height="100%" fo:text-align="center" style:justify-single-word="false"/>
      <style:text-properties style:use-window-font-color="true" style:font-name="Aegean:ss03&amp;cv01" fo:font-size="13pt" fo:language="en" fo:country="US" officeooo:paragraph-rsid="0038e172" style:font-size-asian="13pt" style:font-name-complex="Aegean:ss03&amp;cv02" style:font-size-complex="13pt"/>
    </style:style>
    <style:style style:name="P126" style:family="paragraph" style:parent-style-name="Βασικό">
      <style:paragraph-properties fo:margin-top="0cm" fo:margin-bottom="0cm" loext:contextual-spacing="false" fo:line-height="100%" fo:text-align="center" style:justify-single-word="false"/>
      <style:text-properties style:use-window-font-color="true" style:font-name="Aegean:ss03&amp;cv01" fo:font-size="13pt" fo:language="en" fo:country="US" officeooo:paragraph-rsid="0038e172" style:font-size-asian="13pt" style:font-name-complex="Aegean:ss03&amp;cv01" style:font-size-complex="13pt"/>
    </style:style>
    <style:style style:name="P127" style:family="paragraph" style:parent-style-name="Βασικό">
      <style:paragraph-properties fo:margin-top="0cm" fo:margin-bottom="0cm" loext:contextual-spacing="false" fo:line-height="100%" fo:text-align="center" style:justify-single-word="false"/>
      <style:text-properties style:use-window-font-color="true" style:font-name="Aegean:ss05&amp;cv01" fo:font-size="13pt" fo:language="en" fo:country="US" officeooo:paragraph-rsid="0038e172" style:font-size-asian="13pt" style:font-name-complex="Aegean:ss05&amp;cv01" style:font-size-complex="13pt"/>
    </style:style>
    <style:style style:name="P128" style:family="paragraph" style:parent-style-name="Βασικό">
      <style:paragraph-properties fo:margin-top="0cm" fo:margin-bottom="0cm" loext:contextual-spacing="false" fo:line-height="100%" fo:text-align="center" style:justify-single-word="false"/>
      <style:text-properties style:use-window-font-color="true" style:font-name="Aegean:ss02&amp;cv01" fo:font-size="13pt" fo:language="en" fo:country="US" officeooo:paragraph-rsid="0038e172" style:font-size-asian="13pt" style:font-name-complex="Aegean:ss02&amp;cv01" style:font-size-complex="13pt"/>
    </style:style>
    <style:style style:name="P129" style:family="paragraph" style:parent-style-name="Βασικό">
      <style:paragraph-properties fo:margin-top="0cm" fo:margin-bottom="0cm" loext:contextual-spacing="false" fo:line-height="100%" fo:text-align="center" style:justify-single-word="false"/>
      <style:text-properties style:use-window-font-color="true" style:font-name="Aegean:ss03*cv01" fo:font-size="13pt" fo:language="en" fo:country="US" officeooo:paragraph-rsid="0038e172" style:font-size-asian="13pt" style:font-name-complex="Aegean:ss03*cv01" style:font-size-complex="13pt"/>
    </style:style>
    <style:style style:name="P130" style:family="paragraph" style:parent-style-name="Βασικό">
      <style:paragraph-properties fo:margin-top="0cm" fo:margin-bottom="0cm" loext:contextual-spacing="false" fo:line-height="100%" fo:text-align="center" style:justify-single-word="false"/>
      <style:text-properties style:use-window-font-color="true" style:font-name="Aegean1" fo:font-size="12pt" fo:language="en" fo:country="US" officeooo:paragraph-rsid="0038e172" style:font-size-asian="12pt" style:font-name-complex="Courier New1" style:font-size-complex="12pt"/>
    </style:style>
    <style:style style:name="P131" style:family="paragraph" style:parent-style-name="Βασικό">
      <style:paragraph-properties fo:margin-top="0cm" fo:margin-bottom="0cm" loext:contextual-spacing="false" fo:line-height="100%" fo:text-align="center" style:justify-single-word="false"/>
      <style:text-properties style:use-window-font-color="true" style:font-name="Aegean1" fo:font-size="12pt" fo:language="en" fo:country="US" officeooo:rsid="002649d7" officeooo:paragraph-rsid="0085cb29" style:font-size-asian="12pt" style:font-name-complex="Aegean1" style:font-size-complex="12pt"/>
    </style:style>
    <style:style style:name="P132" style:family="paragraph" style:parent-style-name="Βασικό">
      <style:paragraph-properties fo:margin-top="0cm" fo:margin-bottom="0cm" loext:contextual-spacing="false" fo:line-height="100%" fo:text-align="center" style:justify-single-word="false"/>
      <style:text-properties style:use-window-font-color="true" style:font-name="Aegean1" fo:font-size="12pt" fo:language="en" fo:country="US" officeooo:rsid="002649d7" officeooo:paragraph-rsid="009e32c2" style:font-size-asian="12pt" style:font-name-complex="Aegean1" style:font-size-complex="12pt"/>
    </style:style>
    <style:style style:name="P133" style:family="paragraph" style:parent-style-name="Βασικό">
      <style:paragraph-properties fo:margin-top="0cm" fo:margin-bottom="0cm" loext:contextual-spacing="false" fo:line-height="100%" fo:text-align="start" style:justify-single-word="false"/>
      <style:text-properties style:use-window-font-color="true" style:font-name="Aegean1" fo:font-size="12pt" fo:language="en" fo:country="US" officeooo:rsid="002649d7" officeooo:paragraph-rsid="00887618" style:font-size-asian="12pt" style:font-name-complex="Aegean1" style:font-size-complex="12pt"/>
    </style:style>
    <style:style style:name="P134" style:family="paragraph" style:parent-style-name="Βασικό">
      <style:paragraph-properties fo:margin-top="0cm" fo:margin-bottom="0cm" loext:contextual-spacing="false" fo:line-height="100%" fo:text-align="center" style:justify-single-word="false"/>
      <style:text-properties style:use-window-font-color="true" style:font-name="Aegean1" fo:font-size="12pt" fo:language="en" fo:country="US" officeooo:paragraph-rsid="0085cb29" style:font-size-asian="12pt" style:font-name-complex="Aegean1" style:font-size-complex="12pt"/>
    </style:style>
    <style:style style:name="P135" style:family="paragraph" style:parent-style-name="Βασικό">
      <style:paragraph-properties fo:margin-top="0cm" fo:margin-bottom="0cm" loext:contextual-spacing="false" fo:line-height="100%" fo:text-align="start" style:justify-single-word="false"/>
      <style:text-properties style:use-window-font-color="true" style:font-name="Aegean1" fo:font-size="12pt" fo:language="en" fo:country="US" officeooo:paragraph-rsid="00f55d34" style:font-size-asian="12pt" style:font-name-complex="Aegean1" style:font-size-complex="12pt"/>
    </style:style>
    <style:style style:name="P136" style:family="paragraph" style:parent-style-name="Βασικό">
      <style:paragraph-properties fo:margin-top="0cm" fo:margin-bottom="0cm" loext:contextual-spacing="false" fo:line-height="100%" fo:text-align="center" style:justify-single-word="false"/>
      <style:text-properties style:use-window-font-color="true" style:font-name="Aegean1" fo:font-size="12pt" officeooo:paragraph-rsid="0038e172" style:font-size-asian="12pt" style:font-name-complex="Aegean1" style:font-size-complex="12pt"/>
    </style:style>
    <style:style style:name="P137" style:family="paragraph" style:parent-style-name="Βασικό">
      <style:paragraph-properties fo:margin-top="0cm" fo:margin-bottom="0cm" loext:contextual-spacing="false" fo:line-height="100%" fo:text-align="center" style:justify-single-word="false"/>
      <style:text-properties style:use-window-font-color="true" style:font-name="Aegean1" fo:font-size="14pt" officeooo:paragraph-rsid="0085cb29" style:font-size-asian="14pt" style:font-name-complex="Aegean1" style:font-size-complex="14pt"/>
    </style:style>
    <style:style style:name="P138" style:family="paragraph" style:parent-style-name="Βασικό">
      <style:paragraph-properties fo:margin-top="0cm" fo:margin-bottom="0cm" loext:contextual-spacing="false" fo:line-height="100%" fo:text-align="center" style:justify-single-word="false"/>
      <style:text-properties style:use-window-font-color="true" style:font-name="Aegean1" fo:font-size="14pt" officeooo:paragraph-rsid="0085cb29" style:font-size-asian="14pt" style:font-size-complex="14pt"/>
    </style:style>
    <style:style style:name="P139" style:family="paragraph" style:parent-style-name="Βασικό">
      <style:paragraph-properties fo:margin-top="0cm" fo:margin-bottom="0cm" loext:contextual-spacing="false" fo:line-height="100%" fo:text-align="center" style:justify-single-word="false"/>
      <style:text-properties style:use-window-font-color="true" style:font-name="Aegean1" fo:font-size="14pt" fo:language="en" fo:country="US" officeooo:rsid="002649d7" officeooo:paragraph-rsid="0085cb29" style:font-size-asian="14pt" style:font-name-complex="Aegean1" style:font-size-complex="14pt"/>
    </style:style>
    <style:style style:name="P140" style:family="paragraph" style:parent-style-name="Βασικό">
      <style:paragraph-properties fo:margin-top="0cm" fo:margin-bottom="0cm" loext:contextual-spacing="false" fo:line-height="100%" fo:text-align="center" style:justify-single-word="false"/>
      <style:text-properties style:use-window-font-color="true" style:font-name="Aegean1" fo:font-size="14pt" fo:language="en" fo:country="US" officeooo:rsid="002641c4" officeooo:paragraph-rsid="0085cb29" style:font-size-asian="14pt" style:font-name-complex="Aegean1" style:font-size-complex="14pt"/>
    </style:style>
    <style:style style:name="P141" style:family="paragraph" style:parent-style-name="Βασικό">
      <style:paragraph-properties fo:margin-top="0cm" fo:margin-bottom="0cm" loext:contextual-spacing="false" fo:line-height="100%" fo:text-align="center" style:justify-single-word="false"/>
      <style:text-properties style:use-window-font-color="true" style:font-name="Aegean1" fo:font-size="14pt" fo:language="en" fo:country="US" officeooo:rsid="007b75c2" officeooo:paragraph-rsid="0085cb29" style:font-name-asian="Asea" style:font-size-asian="14pt" style:font-name-complex="Asea" style:font-size-complex="14pt"/>
    </style:style>
    <style:style style:name="P142" style:family="paragraph" style:parent-style-name="Βασικό">
      <style:paragraph-properties fo:margin-top="0cm" fo:margin-bottom="0cm" loext:contextual-spacing="false" fo:line-height="100%" fo:text-align="center" style:justify-single-word="false"/>
      <style:text-properties style:use-window-font-color="true" style:font-name="Aegean1" fo:font-size="14pt" fo:language="el" fo:country="GR" officeooo:rsid="002641c4" officeooo:paragraph-rsid="0085cb29" style:font-size-asian="14pt" style:font-name-complex="Aegean1" style:font-size-complex="14pt"/>
    </style:style>
    <style:style style:name="P143" style:family="paragraph" style:parent-style-name="Βασικό">
      <style:paragraph-properties fo:margin-top="0cm" fo:margin-bottom="0cm" loext:contextual-spacing="false" fo:line-height="100%" fo:text-align="center" style:justify-single-word="false"/>
      <style:text-properties style:use-window-font-color="true" style:font-name="Aegean1" fo:font-size="22pt" fo:language="en" fo:country="US" officeooo:rsid="002649d7" officeooo:paragraph-rsid="0085cb29" style:font-size-asian="22pt" style:font-name-complex="Aegean1" style:font-size-complex="22pt"/>
    </style:style>
    <style:style style:name="P144" style:family="paragraph" style:parent-style-name="Βασικό">
      <style:paragraph-properties fo:margin-top="0cm" fo:margin-bottom="0cm" loext:contextual-spacing="false" fo:line-height="100%" fo:text-align="start" style:justify-single-word="false"/>
      <style:text-properties style:use-window-font-color="true" style:font-name="Aegean1" fo:font-size="16pt" fo:language="en" fo:country="US" officeooo:paragraph-rsid="00887618" style:font-size-asian="16pt" style:font-name-complex="Courier New1" style:font-size-complex="16pt"/>
    </style:style>
    <style:style style:name="P145" style:family="paragraph" style:parent-style-name="Βασικό">
      <style:paragraph-properties fo:margin-top="0cm" fo:margin-bottom="0cm" loext:contextual-spacing="false" fo:line-height="100%"/>
      <style:text-properties style:use-window-font-color="true" style:font-name="Aegean1" fo:font-size="16pt" fo:language="en" fo:country="US" officeooo:paragraph-rsid="00887618" style:font-size-asian="16pt" style:font-name-complex="Courier New1" style:font-size-complex="16pt"/>
    </style:style>
    <style:style style:name="P146" style:family="paragraph" style:parent-style-name="Βασικό">
      <style:paragraph-properties fo:margin-top="0cm" fo:margin-bottom="0cm" loext:contextual-spacing="false" fo:line-height="100%" fo:text-align="center" style:justify-single-word="false"/>
      <style:text-properties style:use-window-font-color="true" style:font-name="Aegean1" fo:font-size="16pt" fo:language="en" fo:country="US" officeooo:paragraph-rsid="00887618" style:font-size-asian="16pt" style:font-name-complex="Aegean1" style:font-size-complex="16pt"/>
    </style:style>
    <style:style style:name="P147" style:family="paragraph" style:parent-style-name="Βασικό">
      <style:paragraph-properties fo:margin-top="0cm" fo:margin-bottom="0cm" loext:contextual-spacing="false" fo:line-height="100%" fo:text-align="center" style:justify-single-word="false"/>
      <style:text-properties style:use-window-font-color="true" style:font-name="Aegean1" fo:font-size="16pt" officeooo:paragraph-rsid="00887618" style:font-size-asian="16pt" style:font-name-complex="Aegean1" style:font-size-complex="16pt"/>
    </style:style>
    <style:style style:name="P148" style:family="paragraph" style:parent-style-name="Βασικό">
      <style:paragraph-properties fo:margin-top="0cm" fo:margin-bottom="0cm" loext:contextual-spacing="false" fo:line-height="100%" fo:text-align="center" style:justify-single-word="false"/>
      <style:text-properties style:use-window-font-color="true" style:font-name="Aegean1" fo:font-size="16pt" officeooo:paragraph-rsid="0093466f" style:font-size-asian="16pt" style:font-name-complex="Aegean1" style:font-size-complex="16pt"/>
    </style:style>
    <style:style style:name="P149" style:family="paragraph" style:parent-style-name="Βασικό">
      <style:paragraph-properties fo:margin-top="0cm" fo:margin-bottom="0cm" loext:contextual-spacing="false" fo:line-height="100%" fo:text-align="center" style:justify-single-word="false"/>
      <style:text-properties style:use-window-font-color="true" style:font-name="Aegean1" fo:font-size="16pt" officeooo:paragraph-rsid="00b48912" style:font-size-asian="16pt" style:font-size-complex="16pt"/>
    </style:style>
    <style:style style:name="P150" style:family="paragraph" style:parent-style-name="Βασικό">
      <style:paragraph-properties fo:margin-top="0cm" fo:margin-bottom="0cm" loext:contextual-spacing="false" fo:line-height="100%" fo:text-align="center" style:justify-single-word="false">
        <style:tab-stops>
          <style:tab-stop style:position="1.75cm"/>
        </style:tab-stops>
      </style:paragraph-properties>
      <style:text-properties style:use-window-font-color="true" fo:font-size="12pt" fo:language="en" fo:country="US" officeooo:paragraph-rsid="007cfe5b" style:font-size-asian="12pt" style:font-name-complex="Courier New1" style:font-size-complex="12pt"/>
    </style:style>
    <style:style style:name="P151" style:family="paragraph" style:parent-style-name="Βασικό">
      <style:paragraph-properties fo:margin-top="0cm" fo:margin-bottom="0cm" loext:contextual-spacing="false" fo:line-height="100%" fo:text-align="center" style:justify-single-word="false">
        <style:tab-stops>
          <style:tab-stop style:position="1.75cm"/>
        </style:tab-stops>
      </style:paragraph-properties>
      <style:text-properties style:use-window-font-color="true" fo:font-size="12pt" fo:language="en" fo:country="US" officeooo:paragraph-rsid="007cfe5b" style:font-size-asian="12pt" style:font-name-complex="Aegean1" style:font-size-complex="12pt"/>
    </style:style>
    <style:style style:name="P152" style:family="paragraph" style:parent-style-name="Βασικό">
      <style:paragraph-properties fo:margin-top="0cm" fo:margin-bottom="0cm" loext:contextual-spacing="false" fo:line-height="100%"/>
      <style:text-properties style:use-window-font-color="true" style:font-name="Aroania" fo:font-size="7pt" officeooo:paragraph-rsid="0038e172" style:font-size-asian="7pt" style:font-size-complex="7pt"/>
    </style:style>
    <style:style style:name="P153" style:family="paragraph" style:parent-style-name="Βασικό">
      <style:paragraph-properties fo:margin-top="0cm" fo:margin-bottom="0cm" loext:contextual-spacing="false" fo:line-height="100%" fo:text-align="center" style:justify-single-word="false"/>
      <style:text-properties style:use-window-font-color="true" style:font-name="Aroania" fo:font-size="10pt" fo:language="el" fo:country="GR" officeooo:rsid="007989f9" officeooo:paragraph-rsid="0085cb29" style:font-size-asian="10pt" style:font-name-complex="Aegean1" style:font-size-complex="10pt"/>
    </style:style>
    <style:style style:name="P154" style:family="paragraph" style:parent-style-name="Βασικό">
      <style:paragraph-properties fo:margin-top="0cm" fo:margin-bottom="0cm" loext:contextual-spacing="false" fo:line-height="100%" fo:text-align="center" style:justify-single-word="false"/>
      <style:text-properties style:use-window-font-color="true" style:font-name="Aroania" fo:font-size="10pt" fo:language="el" fo:country="GR" officeooo:rsid="007b75c2" officeooo:paragraph-rsid="0085cb29" style:font-size-asian="10pt" style:font-name-complex="Aegean1" style:font-size-complex="10pt"/>
    </style:style>
    <style:style style:name="P155" style:family="paragraph" style:parent-style-name="Βασικό">
      <style:paragraph-properties fo:margin-top="0cm" fo:margin-bottom="0cm" loext:contextual-spacing="false" fo:line-height="100%" fo:text-align="center" style:justify-single-word="false"/>
      <style:text-properties style:use-window-font-color="true" style:font-name="Aroania" fo:font-size="10pt" officeooo:rsid="007989f9" officeooo:paragraph-rsid="0085cb29" style:font-size-asian="10pt" style:font-name-complex="Aegean1" style:font-size-complex="10pt"/>
    </style:style>
    <style:style style:name="P156" style:family="paragraph" style:parent-style-name="Βασικό">
      <style:paragraph-properties fo:margin-top="0cm" fo:margin-bottom="0cm" loext:contextual-spacing="false" fo:line-height="100%" fo:text-align="center" style:justify-single-word="false"/>
      <style:text-properties style:use-window-font-color="true" style:font-name="Aroania" fo:font-size="10pt" fo:language="en" fo:country="US" officeooo:rsid="007b75c2" officeooo:paragraph-rsid="0085cb29" style:font-size-asian="10pt" style:font-name-complex="Aegean1" style:font-size-complex="10pt"/>
    </style:style>
    <style:style style:name="P157" style:family="paragraph" style:parent-style-name="Βασικό">
      <style:paragraph-properties fo:margin-top="0cm" fo:margin-bottom="0cm" loext:contextual-spacing="false" fo:line-height="100%" fo:text-align="center" style:justify-single-word="false"/>
      <style:text-properties style:use-window-font-color="true" style:font-name="Aegean:ss20" fo:font-size="14pt" fo:language="en" fo:country="US" officeooo:paragraph-rsid="00ea2231" style:font-size-asian="14pt" style:font-name-complex="Aegean1" style:font-size-complex="14pt"/>
    </style:style>
    <style:style style:name="P158" style:family="paragraph" style:parent-style-name="Βασικό">
      <style:paragraph-properties fo:margin-top="0cm" fo:margin-bottom="0cm" loext:contextual-spacing="false" fo:line-height="100%" fo:text-align="center" style:justify-single-word="false"/>
      <style:text-properties style:use-window-font-color="true" style:font-name="Aegean:cv21" fo:font-size="22.5pt" fo:language="en" fo:country="US" officeooo:rsid="002641c4" officeooo:paragraph-rsid="0085cb29" style:font-size-asian="22.5pt" style:font-name-complex="Aegean1" style:font-size-complex="22.5pt"/>
    </style:style>
    <style:style style:name="P159" style:family="paragraph" style:parent-style-name="Βασικό">
      <style:paragraph-properties fo:margin-top="0cm" fo:margin-bottom="0cm" loext:contextual-spacing="false" fo:line-height="100%" fo:text-align="center" style:justify-single-word="false"/>
      <style:text-properties style:use-window-font-color="true" style:font-name="Aegean:cv21" fo:font-size="14pt" fo:language="en" fo:country="US" officeooo:rsid="001e5e17" officeooo:paragraph-rsid="009e32c2" style:font-size-asian="14pt" style:font-name-complex="Aegean1" style:font-size-complex="14pt"/>
    </style:style>
    <style:style style:name="P160" style:family="paragraph" style:parent-style-name="Βασικό">
      <style:paragraph-properties fo:margin-top="0cm" fo:margin-bottom="0cm" loext:contextual-spacing="false" fo:line-height="100%" fo:text-align="center" style:justify-single-word="false"/>
      <style:text-properties style:use-window-font-color="true" style:font-name="Aegean:cv21" fo:font-size="14pt" fo:language="en" fo:country="US" officeooo:rsid="002116f3" officeooo:paragraph-rsid="009e32c2" style:font-size-asian="14pt" style:font-name-complex="Aegean1" style:font-size-complex="14pt"/>
    </style:style>
    <style:style style:name="P161" style:family="paragraph" style:parent-style-name="Βασικό">
      <style:paragraph-properties fo:margin-top="0cm" fo:margin-bottom="0cm" loext:contextual-spacing="false" fo:line-height="100%" fo:text-align="center" style:justify-single-word="false"/>
      <style:text-properties style:use-window-font-color="true" style:font-name="Aegean:cv06" fo:font-size="14pt" fo:language="en" fo:country="US" officeooo:rsid="002641c4" officeooo:paragraph-rsid="0085cb29" style:font-size-asian="14pt" style:font-name-complex="Aegean1" style:font-size-complex="14pt"/>
    </style:style>
    <style:style style:name="P162" style:family="paragraph" style:parent-style-name="Βασικό">
      <style:paragraph-properties fo:margin-top="0cm" fo:margin-bottom="0cm" loext:contextual-spacing="false" fo:line-height="100%"/>
      <style:text-properties style:use-window-font-color="true" style:font-name="Aegean:cv06" fo:font-size="14pt" fo:language="en" fo:country="US" officeooo:paragraph-rsid="00887618" style:font-size-asian="14pt" style:font-name-complex="Aegean1" style:font-size-complex="14pt"/>
    </style:style>
    <style:style style:name="P163" style:family="paragraph" style:parent-style-name="Βασικό">
      <style:paragraph-properties fo:margin-top="0cm" fo:margin-bottom="0cm" loext:contextual-spacing="false" fo:line-height="100%" fo:text-align="center" style:justify-single-word="false"/>
      <style:text-properties style:use-window-font-color="true" style:font-name="Aegean:cv06" fo:font-size="14pt" fo:language="en" fo:country="US" officeooo:paragraph-rsid="009e32c2" style:font-size-asian="14pt" style:font-name-complex="Aegean1" style:font-size-complex="14pt"/>
    </style:style>
    <style:style style:name="P164" style:family="paragraph" style:parent-style-name="Βασικό">
      <style:paragraph-properties fo:margin-top="0cm" fo:margin-bottom="0cm" loext:contextual-spacing="false" fo:line-height="100%" fo:text-align="start" style:justify-single-word="false"/>
      <style:text-properties style:use-window-font-color="true" style:font-name="Aegean:cv06" fo:font-size="14pt" fo:language="en" fo:country="US" officeooo:paragraph-rsid="00a34a51" style:font-size-asian="14pt" style:font-name-complex="Aegean1" style:font-size-complex="14pt"/>
    </style:style>
    <style:style style:name="P165" style:family="paragraph" style:parent-style-name="Βασικό">
      <style:paragraph-properties fo:margin-top="0cm" fo:margin-bottom="0cm" loext:contextual-spacing="false" fo:line-height="100%" fo:text-align="center" style:justify-single-word="false"/>
      <style:text-properties style:use-window-font-color="true" style:font-name="Aegean:cv06" fo:font-size="14pt" fo:language="en" fo:country="US" officeooo:rsid="001e5e17" officeooo:paragraph-rsid="009e32c2" style:font-size-asian="14pt" style:font-name-complex="Aegean1" style:font-size-complex="14pt"/>
    </style:style>
    <style:style style:name="P166" style:family="paragraph" style:parent-style-name="Βασικό">
      <style:paragraph-properties fo:margin-top="0cm" fo:margin-bottom="0cm" loext:contextual-spacing="false" fo:line-height="100%" fo:text-align="center" style:justify-single-word="false"/>
      <style:text-properties style:use-window-font-color="true" style:font-name="Aegean:cv06" fo:font-size="12pt" fo:language="en" fo:country="US" officeooo:rsid="002649d7" officeooo:paragraph-rsid="0085cb29" style:font-size-asian="12pt" style:font-name-complex="Aegean1" style:font-size-complex="12pt"/>
    </style:style>
    <style:style style:name="P167" style:family="paragraph" style:parent-style-name="Βασικό">
      <style:paragraph-properties fo:margin-top="0cm" fo:margin-bottom="0cm" loext:contextual-spacing="false" fo:line-height="100%" fo:text-align="center" style:justify-single-word="false"/>
      <style:text-properties style:use-window-font-color="true" style:font-name="Aegean:cv06" fo:font-size="26pt" fo:language="en" fo:country="US" officeooo:rsid="002649d7" officeooo:paragraph-rsid="0085cb29" style:font-size-asian="26pt" style:font-name-complex="Aegean1" style:font-size-complex="26pt"/>
    </style:style>
    <style:style style:name="P168" style:family="paragraph" style:parent-style-name="Βασικό">
      <style:paragraph-properties fo:margin-top="0cm" fo:margin-bottom="0cm" loext:contextual-spacing="false" fo:line-height="100%" fo:text-align="center" style:justify-single-word="false"/>
      <style:text-properties style:use-window-font-color="true" style:font-name="Aegean:cv06" fo:font-size="28pt" fo:language="en" fo:country="US" officeooo:rsid="002641c4" officeooo:paragraph-rsid="0085cb29" style:font-size-asian="28pt" style:font-name-complex="Aegean1" style:font-size-complex="28pt"/>
    </style:style>
    <style:style style:name="P169" style:family="paragraph" style:parent-style-name="Βασικό">
      <style:paragraph-properties fo:margin-top="0cm" fo:margin-bottom="0cm" loext:contextual-spacing="false" fo:line-height="100%" fo:text-align="center" style:justify-single-word="false"/>
      <style:text-properties style:use-window-font-color="true" style:font-name="Aegean:cv04" fo:font-size="14pt" fo:language="en" fo:country="US" officeooo:rsid="002649d7" officeooo:paragraph-rsid="0085cb29" style:font-size-asian="14pt" style:font-name-complex="Aegean1" style:font-size-complex="14pt"/>
    </style:style>
    <style:style style:name="P170" style:family="paragraph" style:parent-style-name="Βασικό">
      <style:paragraph-properties fo:margin-top="0cm" fo:margin-bottom="0cm" loext:contextual-spacing="false" fo:line-height="100%"/>
      <style:text-properties style:use-window-font-color="true" style:font-name="Aegean:cv04" fo:font-size="14pt" fo:language="en" fo:country="US" officeooo:paragraph-rsid="00887618" style:font-size-asian="14pt" style:font-name-complex="Aegean1" style:font-size-complex="14pt"/>
    </style:style>
    <style:style style:name="P171" style:family="paragraph" style:parent-style-name="Βασικό">
      <style:paragraph-properties fo:margin-top="0cm" fo:margin-bottom="0cm" loext:contextual-spacing="false" fo:line-height="100%" fo:text-align="center" style:justify-single-word="false"/>
      <style:text-properties style:use-window-font-color="true" style:font-name="Aegean:cv04" fo:font-size="14pt" fo:language="en" fo:country="US" officeooo:paragraph-rsid="009e32c2" style:font-size-asian="14pt" style:font-name-complex="Aegean1" style:font-size-complex="14pt"/>
    </style:style>
    <style:style style:name="P172" style:family="paragraph" style:parent-style-name="Βασικό">
      <style:paragraph-properties fo:margin-top="0cm" fo:margin-bottom="0cm" loext:contextual-spacing="false" fo:line-height="100%" fo:text-align="center" style:justify-single-word="false"/>
      <style:text-properties style:use-window-font-color="true" style:font-name="Aegean:cv04" fo:font-size="12pt" fo:language="en" fo:country="US" officeooo:rsid="002649d7" officeooo:paragraph-rsid="0085cb29" style:font-size-asian="12pt" style:font-name-complex="Aegean1" style:font-size-complex="12pt"/>
    </style:style>
    <style:style style:name="P173" style:family="paragraph" style:parent-style-name="Βασικό">
      <style:paragraph-properties fo:margin-top="0cm" fo:margin-bottom="0cm" loext:contextual-spacing="false" fo:line-height="100%" fo:text-align="center" style:justify-single-word="false"/>
      <style:text-properties style:use-window-font-color="true" style:font-name="Aegean:cv05" fo:font-size="14pt" fo:language="en" fo:country="US" officeooo:rsid="002649d7" officeooo:paragraph-rsid="0085cb29" style:font-size-asian="14pt" style:font-name-complex="Aegean1" style:font-size-complex="14pt"/>
    </style:style>
    <style:style style:name="P174" style:family="paragraph" style:parent-style-name="Βασικό">
      <style:paragraph-properties fo:margin-top="0cm" fo:margin-bottom="0cm" loext:contextual-spacing="false" fo:line-height="100%" fo:text-align="center" style:justify-single-word="false"/>
      <style:text-properties style:use-window-font-color="true" style:font-name="Aegean:cv05" fo:font-size="14pt" fo:language="en" fo:country="US" officeooo:paragraph-rsid="0085cb29" style:font-size-asian="14pt" style:font-name-complex="Aegean1" style:font-size-complex="14pt"/>
    </style:style>
    <style:style style:name="P175" style:family="paragraph" style:parent-style-name="Βασικό">
      <style:paragraph-properties fo:margin-top="0cm" fo:margin-bottom="0cm" loext:contextual-spacing="false" fo:line-height="100%" fo:text-align="center" style:justify-single-word="false"/>
      <style:text-properties style:use-window-font-color="true" style:font-name="Aegean:cv05" fo:font-size="14pt" fo:language="en" fo:country="US" officeooo:paragraph-rsid="009e32c2" style:font-size-asian="14pt" style:font-name-complex="Aegean1" style:font-size-complex="14pt"/>
    </style:style>
    <style:style style:name="P176" style:family="paragraph" style:parent-style-name="Βασικό">
      <style:paragraph-properties fo:margin-top="0cm" fo:margin-bottom="0cm" loext:contextual-spacing="false" fo:line-height="100%" fo:text-align="start" style:justify-single-word="false"/>
      <style:text-properties style:use-window-font-color="true" style:font-name="Aegean:cv05" fo:font-size="14pt" fo:language="en" fo:country="US" officeooo:paragraph-rsid="00fd6967" style:font-size-asian="14pt" style:font-name-complex="Aegean1" style:font-size-complex="14pt"/>
    </style:style>
    <style:style style:name="P177" style:family="paragraph" style:parent-style-name="Βασικό">
      <style:paragraph-properties fo:margin-top="0cm" fo:margin-bottom="0cm" loext:contextual-spacing="false" fo:line-height="100%" fo:text-align="start" style:justify-single-word="false"/>
      <style:text-properties style:use-window-font-color="true" style:font-name="Aegean:cv05" fo:font-size="14pt" fo:language="en" fo:country="US" officeooo:paragraph-rsid="00f97fc3" style:font-size-asian="14pt" style:font-name-complex="Aegean1" style:font-size-complex="14pt"/>
    </style:style>
    <style:style style:name="P178" style:family="paragraph" style:parent-style-name="Βασικό">
      <style:paragraph-properties fo:margin-top="0cm" fo:margin-bottom="0cm" loext:contextual-spacing="false" fo:line-height="100%" fo:text-align="center" style:justify-single-word="false"/>
      <style:text-properties style:use-window-font-color="true" style:font-name="Aegean:cv05" fo:font-size="14pt" fo:language="en" fo:country="US" officeooo:rsid="00e63cfd" officeooo:paragraph-rsid="009e32c2" style:font-size-asian="14pt" style:font-name-complex="Aegean1" style:font-size-complex="14pt"/>
    </style:style>
    <style:style style:name="P179" style:family="paragraph" style:parent-style-name="Βασικό">
      <style:paragraph-properties fo:margin-top="0cm" fo:margin-bottom="0cm" loext:contextual-spacing="false" fo:line-height="100%" fo:text-align="center" style:justify-single-word="false"/>
      <style:text-properties style:use-window-font-color="true" style:font-name="Aegean:cv05" fo:font-size="14pt" fo:language="en" fo:country="US" officeooo:rsid="001e5e17" officeooo:paragraph-rsid="009e32c2" style:font-size-asian="14pt" style:font-name-complex="Aegean1" style:font-size-complex="14pt"/>
    </style:style>
    <style:style style:name="P180" style:family="paragraph" style:parent-style-name="Βασικό">
      <style:paragraph-properties fo:margin-top="0cm" fo:margin-bottom="0cm" loext:contextual-spacing="false" fo:line-height="100%" fo:text-align="center" style:justify-single-word="false"/>
      <style:text-properties style:use-window-font-color="true" style:font-name="Aegean:cv05" fo:font-size="26pt" fo:language="en" fo:country="US" officeooo:rsid="002649d7" officeooo:paragraph-rsid="0085cb29" style:font-size-asian="26pt" style:font-name-complex="Aegean1" style:font-size-complex="26pt"/>
    </style:style>
    <style:style style:name="P181" style:family="paragraph" style:parent-style-name="Βασικό">
      <style:paragraph-properties fo:margin-top="0cm" fo:margin-bottom="0cm" loext:contextual-spacing="false" fo:line-height="100%" fo:text-align="center" style:justify-single-word="false"/>
      <style:text-properties style:use-window-font-color="true" style:font-name="Aegean:cv05" fo:font-size="26pt" fo:language="en" fo:country="US" officeooo:paragraph-rsid="0085cb29" style:font-size-asian="26pt" style:font-name-complex="Aegean1" style:font-size-complex="26pt"/>
    </style:style>
    <style:style style:name="P182" style:family="paragraph" style:parent-style-name="Βασικό">
      <style:paragraph-properties fo:margin-top="0cm" fo:margin-bottom="0cm" loext:contextual-spacing="false" fo:line-height="100%" fo:text-align="center" style:justify-single-word="false"/>
      <style:text-properties style:use-window-font-color="true" style:font-name="Aegean:cv11" fo:font-size="26pt" fo:language="en" fo:country="US" officeooo:rsid="002649d7" officeooo:paragraph-rsid="0085cb29" style:font-size-asian="26pt" style:font-name-complex="Aegean1" style:font-size-complex="26pt"/>
    </style:style>
    <style:style style:name="P183" style:family="paragraph" style:parent-style-name="Βασικό">
      <style:paragraph-properties fo:margin-top="0cm" fo:margin-bottom="0cm" loext:contextual-spacing="false" fo:line-height="100%" fo:text-align="center" style:justify-single-word="false"/>
      <style:text-properties style:use-window-font-color="true" style:font-name="Aegean:cv11" fo:font-size="14pt" fo:language="en" fo:country="US" officeooo:rsid="002649d7" officeooo:paragraph-rsid="0085cb29" style:font-size-asian="14pt" style:font-name-complex="Aegean1" style:font-size-complex="14pt"/>
    </style:style>
    <style:style style:name="P184" style:family="paragraph" style:parent-style-name="Βασικό">
      <style:paragraph-properties fo:margin-top="0cm" fo:margin-bottom="0cm" loext:contextual-spacing="false" fo:line-height="100%" fo:text-align="center" style:justify-single-word="false"/>
      <style:text-properties style:use-window-font-color="true" style:font-name="Aegean:cv11" fo:font-size="14pt" fo:language="en" fo:country="US" officeooo:paragraph-rsid="009e32c2" style:font-size-asian="14pt" style:font-name-complex="Aegean1" style:font-size-complex="14pt"/>
    </style:style>
    <style:style style:name="P185" style:family="paragraph" style:parent-style-name="Βασικό">
      <style:paragraph-properties fo:margin-top="0cm" fo:margin-bottom="0cm" loext:contextual-spacing="false" fo:line-height="100%" fo:text-align="start" style:justify-single-word="false"/>
      <style:text-properties style:use-window-font-color="true" style:font-name="Aegean:cv11" fo:font-size="14pt" fo:language="en" fo:country="US" officeooo:paragraph-rsid="00887618" style:font-size-asian="14pt" style:font-name-complex="Aegean1" style:font-size-complex="14pt"/>
    </style:style>
    <style:style style:name="P186" style:family="paragraph" style:parent-style-name="Βασικό">
      <style:paragraph-properties fo:margin-top="0cm" fo:margin-bottom="0cm" loext:contextual-spacing="false" fo:line-height="100%" fo:text-align="center" style:justify-single-word="false"/>
      <style:text-properties style:use-window-font-color="true" style:font-name="Aegean:cv11" fo:font-size="14pt" fo:language="en" fo:country="US" officeooo:rsid="00afda63" officeooo:paragraph-rsid="009e32c2" style:font-size-asian="14pt" style:font-name-complex="Aegean1" style:font-size-complex="14pt"/>
    </style:style>
    <style:style style:name="P187" style:family="paragraph" style:parent-style-name="Βασικό">
      <style:paragraph-properties fo:margin-top="0cm" fo:margin-bottom="0cm" loext:contextual-spacing="false" fo:line-height="100%" fo:text-align="center" style:justify-single-word="false"/>
      <style:text-properties style:use-window-font-color="true" style:font-name="Aegean:cv02" fo:font-size="12pt" fo:language="en" fo:country="US" officeooo:rsid="002641c4" officeooo:paragraph-rsid="0085cb29" style:font-size-asian="12pt" style:font-name-complex="Aegean1" style:font-size-complex="12pt"/>
    </style:style>
    <style:style style:name="P188" style:family="paragraph" style:parent-style-name="Βασικό">
      <style:paragraph-properties fo:margin-top="0cm" fo:margin-bottom="0cm" loext:contextual-spacing="false" fo:line-height="100%" fo:text-align="center" style:justify-single-word="false"/>
      <style:text-properties style:use-window-font-color="true" style:font-name="Aegean:cv02" fo:font-size="12pt" fo:language="en" fo:country="US" officeooo:rsid="002649d7" officeooo:paragraph-rsid="0085cb29" style:font-size-asian="12pt" style:font-name-complex="Aegean1" style:font-size-complex="12pt"/>
    </style:style>
    <style:style style:name="P189" style:family="paragraph" style:parent-style-name="Βασικό">
      <style:paragraph-properties fo:margin-top="0cm" fo:margin-bottom="0cm" loext:contextual-spacing="false" fo:line-height="100%" fo:text-align="center" style:justify-single-word="false"/>
      <style:text-properties style:use-window-font-color="true" style:font-name="Aegean:cv02" fo:font-size="25pt" fo:language="en" fo:country="US" officeooo:rsid="002649d7" officeooo:paragraph-rsid="0085cb29" style:font-size-asian="25pt" style:font-name-complex="Aegean1" style:font-size-complex="25pt"/>
    </style:style>
    <style:style style:name="P190" style:family="paragraph" style:parent-style-name="Βασικό">
      <style:paragraph-properties fo:margin-top="0cm" fo:margin-bottom="0cm" loext:contextual-spacing="false" fo:line-height="100%" fo:text-align="center" style:justify-single-word="false"/>
      <style:text-properties style:use-window-font-color="true" style:font-name="Aegean:cv02" fo:font-size="14pt" fo:language="en" fo:country="US" officeooo:rsid="002641c4" officeooo:paragraph-rsid="0085cb29" style:font-size-asian="14pt" style:font-name-complex="Aegean1" style:font-size-complex="14pt"/>
    </style:style>
    <style:style style:name="P191" style:family="paragraph" style:parent-style-name="Βασικό">
      <style:paragraph-properties fo:margin-top="0cm" fo:margin-bottom="0cm" loext:contextual-spacing="false" fo:line-height="100%" fo:text-align="center" style:justify-single-word="false"/>
      <style:text-properties style:use-window-font-color="true" style:font-name="Aegean:cv02" fo:font-size="14pt" fo:language="en" fo:country="US" officeooo:paragraph-rsid="009e32c2" style:font-size-asian="14pt" style:font-name-complex="Aegean1" style:font-size-complex="14pt"/>
    </style:style>
    <style:style style:name="P192" style:family="paragraph" style:parent-style-name="Βασικό">
      <style:paragraph-properties fo:margin-top="0cm" fo:margin-bottom="0cm" loext:contextual-spacing="false" fo:line-height="100%" fo:text-align="start" style:justify-single-word="false"/>
      <style:text-properties style:use-window-font-color="true" style:font-name="Aegean:cv02" fo:font-size="14pt" fo:language="en" fo:country="US" officeooo:paragraph-rsid="00c16b6f" style:font-size-asian="14pt" style:font-name-complex="Aegean1" style:font-size-complex="14pt"/>
    </style:style>
    <style:style style:name="P193" style:family="paragraph" style:parent-style-name="Βασικό">
      <style:paragraph-properties fo:margin-top="0cm" fo:margin-bottom="0cm" loext:contextual-spacing="false" fo:line-height="100%" fo:text-align="center" style:justify-single-word="false"/>
      <style:text-properties style:use-window-font-color="true" style:font-name="Aegean:cv10" fo:font-size="14pt" fo:language="en" fo:country="US" officeooo:rsid="002649d7" officeooo:paragraph-rsid="0085cb29" style:font-size-asian="14pt" style:font-name-complex="Aegean1" style:font-size-complex="14pt"/>
    </style:style>
    <style:style style:name="P194" style:family="paragraph" style:parent-style-name="Βασικό">
      <style:paragraph-properties fo:margin-top="0cm" fo:margin-bottom="0cm" loext:contextual-spacing="false" fo:line-height="100%" fo:text-align="center" style:justify-single-word="false"/>
      <style:text-properties style:use-window-font-color="true" style:font-name="Aegean:cv10" fo:font-size="14pt" fo:language="en" fo:country="US" officeooo:paragraph-rsid="009e32c2" style:font-size-asian="14pt" style:font-name-complex="Aegean1" style:font-size-complex="14pt"/>
    </style:style>
    <style:style style:name="P195" style:family="paragraph" style:parent-style-name="Βασικό">
      <style:paragraph-properties fo:margin-top="0cm" fo:margin-bottom="0cm" loext:contextual-spacing="false" fo:line-height="100%" fo:text-align="start" style:justify-single-word="false"/>
      <style:text-properties style:use-window-font-color="true" style:font-name="Aegean:cv10" fo:font-size="14pt" fo:language="en" fo:country="US" officeooo:paragraph-rsid="00f97fc3" style:font-size-asian="14pt" style:font-name-complex="Aegean1" style:font-size-complex="14pt"/>
    </style:style>
    <style:style style:name="P196" style:family="paragraph" style:parent-style-name="Βασικό">
      <style:paragraph-properties fo:margin-top="0cm" fo:margin-bottom="0cm" loext:contextual-spacing="false" fo:line-height="100%" fo:text-align="center" style:justify-single-word="false"/>
      <style:text-properties style:use-window-font-color="true" style:font-name="Aegean:cv10" fo:font-size="26pt" fo:language="en" fo:country="US" officeooo:rsid="002649d7" officeooo:paragraph-rsid="0085cb29" style:font-size-asian="26pt" style:font-name-complex="Aegean1" style:font-size-complex="26pt"/>
    </style:style>
    <style:style style:name="P197" style:family="paragraph" style:parent-style-name="Βασικό">
      <style:paragraph-properties fo:margin-top="0cm" fo:margin-bottom="0cm" loext:contextual-spacing="false" fo:line-height="100%" fo:text-align="center" style:justify-single-word="false"/>
      <style:text-properties style:use-window-font-color="true" style:font-name="Aegean:cv10" fo:font-size="24pt" fo:language="en" fo:country="US" officeooo:rsid="002649d7" officeooo:paragraph-rsid="0085cb29" style:font-size-asian="24pt" style:font-name-complex="Aegean1" style:font-size-complex="24pt"/>
    </style:style>
    <style:style style:name="P198" style:family="paragraph" style:parent-style-name="Βασικό">
      <style:paragraph-properties fo:margin-top="0cm" fo:margin-bottom="0cm" loext:contextual-spacing="false" fo:line-height="100%" fo:text-align="center" style:justify-single-word="false"/>
      <style:text-properties style:use-window-font-color="true" style:font-name="Aegean:cv01" fo:font-size="14pt" fo:language="en" fo:country="US" officeooo:rsid="002649d7" officeooo:paragraph-rsid="0085cb29" style:font-size-asian="14pt" style:font-name-complex="Aegean1" style:font-size-complex="14pt"/>
    </style:style>
    <style:style style:name="P199" style:family="paragraph" style:parent-style-name="Βασικό">
      <style:paragraph-properties fo:margin-top="0cm" fo:margin-bottom="0cm" loext:contextual-spacing="false" fo:line-height="100%"/>
      <style:text-properties style:use-window-font-color="true" style:font-name="Aegean:cv01" fo:font-size="14pt" fo:language="en" fo:country="US" officeooo:paragraph-rsid="00887618" style:font-size-asian="14pt" style:font-name-complex="Aegean1" style:font-size-complex="14pt"/>
    </style:style>
    <style:style style:name="P200" style:family="paragraph" style:parent-style-name="Βασικό">
      <style:paragraph-properties fo:margin-top="0cm" fo:margin-bottom="0cm" loext:contextual-spacing="false" fo:line-height="100%" fo:text-align="center" style:justify-single-word="false"/>
      <style:text-properties style:use-window-font-color="true" style:font-name="Aegean:cv14" fo:font-size="26pt" fo:language="en" fo:country="US" officeooo:paragraph-rsid="0085cb29" style:font-size-asian="26pt" style:font-name-complex="Aegean1" style:font-size-complex="26pt"/>
    </style:style>
    <style:style style:name="P201" style:family="paragraph" style:parent-style-name="Βασικό">
      <style:paragraph-properties fo:margin-top="0cm" fo:margin-bottom="0cm" loext:contextual-spacing="false" fo:line-height="100%" fo:text-align="center" style:justify-single-word="false"/>
      <style:text-properties style:use-window-font-color="true" style:font-name="Aegean:cv14" fo:font-size="28pt" fo:language="en" fo:country="US" officeooo:paragraph-rsid="0085cb29" style:font-size-asian="28pt" style:font-name-complex="Aegean1" style:font-size-complex="28pt"/>
    </style:style>
    <style:style style:name="P202" style:family="paragraph" style:parent-style-name="Βασικό">
      <style:paragraph-properties fo:margin-top="0cm" fo:margin-bottom="0cm" loext:contextual-spacing="false" fo:line-height="100%" fo:text-align="center" style:justify-single-word="false"/>
      <style:text-properties style:use-window-font-color="true" style:font-name="Aegean:cv14" fo:font-size="28pt" fo:language="en" fo:country="US" officeooo:rsid="002649d7" officeooo:paragraph-rsid="0085cb29" style:font-size-asian="28pt" style:font-name-complex="Aegean1" style:font-size-complex="28pt"/>
    </style:style>
    <style:style style:name="P203" style:family="paragraph" style:parent-style-name="Βασικό">
      <style:paragraph-properties fo:margin-top="0cm" fo:margin-bottom="0cm" loext:contextual-spacing="false" fo:line-height="100%" fo:text-align="center" style:justify-single-word="false"/>
      <style:text-properties style:use-window-font-color="true" style:font-name="Aegean:cv14" fo:font-size="14pt" fo:language="en" fo:country="US" officeooo:paragraph-rsid="0085cb29" style:font-size-asian="14pt" style:font-name-complex="Aegean1" style:font-size-complex="14pt"/>
    </style:style>
    <style:style style:name="P204" style:family="paragraph" style:parent-style-name="Βασικό">
      <style:paragraph-properties fo:margin-top="0cm" fo:margin-bottom="0cm" loext:contextual-spacing="false" fo:line-height="100%" fo:text-align="center" style:justify-single-word="false"/>
      <style:text-properties style:use-window-font-color="true" style:font-name="Aegean:cv14" fo:font-size="14pt" fo:language="en" fo:country="US" officeooo:paragraph-rsid="009e32c2" style:font-size-asian="14pt" style:font-name-complex="Aegean1" style:font-size-complex="14pt"/>
    </style:style>
    <style:style style:name="P205" style:family="paragraph" style:parent-style-name="Βασικό">
      <style:paragraph-properties fo:margin-top="0cm" fo:margin-bottom="0cm" loext:contextual-spacing="false" fo:line-height="100%"/>
      <style:text-properties style:use-window-font-color="true" style:font-name="Aegean:cv14" fo:font-size="14pt" fo:language="en" fo:country="US" officeooo:paragraph-rsid="00887618" style:font-size-asian="14pt" style:font-name-complex="Aegean1" style:font-size-complex="14pt"/>
    </style:style>
    <style:style style:name="P206" style:family="paragraph" style:parent-style-name="Βασικό">
      <style:paragraph-properties fo:margin-top="0cm" fo:margin-bottom="0cm" loext:contextual-spacing="false" fo:line-height="100%" fo:text-align="start" style:justify-single-word="false"/>
      <style:text-properties style:use-window-font-color="true" style:font-name="Calibri Light" fo:font-size="9pt" fo:language="en" fo:country="US" style:text-underline-style="none" officeooo:rsid="00887764" officeooo:paragraph-rsid="0109ef72" style:font-name-asian="Times New Roman2" style:font-size-asian="9pt" style:language-asian="el" style:country-asian="GR" style:font-name-complex="Times New Roman2" style:font-size-complex="9pt"/>
    </style:style>
    <style:style style:name="P207" style:family="paragraph" style:parent-style-name="Βασικό">
      <style:paragraph-properties fo:margin-top="0cm" fo:margin-bottom="0cm" loext:contextual-spacing="false" fo:line-height="100%" fo:text-align="center" style:justify-single-word="false"/>
      <style:text-properties style:use-window-font-color="true" style:font-name="Calibri Light" fo:font-size="9pt" fo:language="en" fo:country="US" officeooo:paragraph-rsid="009e32c2" style:font-size-asian="9pt" style:font-name-complex="Calibri Light3" style:font-size-complex="9pt"/>
    </style:style>
    <style:style style:name="P208" style:family="paragraph" style:parent-style-name="Βασικό">
      <style:paragraph-properties fo:margin-top="0cm" fo:margin-bottom="0cm" loext:contextual-spacing="false" fo:line-height="100%"/>
      <style:text-properties style:use-window-font-color="true" style:font-name="Calibri Light" fo:font-size="14pt" fo:language="en" fo:country="US" officeooo:paragraph-rsid="0033e8bc" style:font-size-asian="14pt" style:font-size-complex="14pt"/>
    </style:style>
    <style:style style:name="P209" style:family="paragraph" style:parent-style-name="Βασικό">
      <style:paragraph-properties fo:margin-top="0cm" fo:margin-bottom="0cm" loext:contextual-spacing="false" fo:line-height="100%"/>
      <style:text-properties style:use-window-font-color="true" style:font-name="Calibri Light" fo:font-size="14pt" fo:language="en" fo:country="US" officeooo:rsid="0052efc0" officeooo:paragraph-rsid="0037928f" style:font-size-asian="14pt" style:font-size-complex="14pt"/>
    </style:style>
    <style:style style:name="P210" style:family="paragraph" style:parent-style-name="Βασικό">
      <style:paragraph-properties fo:margin-top="0cm" fo:margin-bottom="0cm" loext:contextual-spacing="false" fo:line-height="100%" fo:text-align="justify" style:justify-single-word="false"/>
      <style:text-properties style:use-window-font-color="true" style:font-name="Calibri Light" fo:font-size="14pt" fo:language="en" fo:country="US" officeooo:paragraph-rsid="0037928f" style:font-size-asian="14pt" style:font-name-complex="Aegean1" style:font-size-complex="14pt"/>
    </style:style>
    <style:style style:name="P211" style:family="paragraph" style:parent-style-name="Βασικό">
      <style:paragraph-properties fo:margin-top="0cm" fo:margin-bottom="0cm" loext:contextual-spacing="false" fo:line-height="100%" fo:text-align="center" style:justify-single-word="false"/>
      <style:text-properties style:use-window-font-color="true" style:font-name="Calibri Light" fo:font-size="8pt" fo:language="en" fo:country="US" officeooo:rsid="002ac2be" officeooo:paragraph-rsid="0038e172" style:font-size-asian="8pt" style:font-name-complex="Aegean:ss01" style:font-size-complex="8pt"/>
    </style:style>
    <style:style style:name="P212" style:family="paragraph" style:parent-style-name="Βασικό">
      <style:paragraph-properties fo:margin-top="0cm" fo:margin-bottom="0cm" loext:contextual-spacing="false" fo:line-height="100%" fo:text-align="center" style:justify-single-word="false"/>
      <style:text-properties style:use-window-font-color="true" style:font-name="Calibri Light" fo:font-size="8pt" fo:language="en" fo:country="US" officeooo:rsid="0020377c" officeooo:paragraph-rsid="0038e172" style:font-size-asian="8pt" style:font-name-complex="Aegean:ss01" style:font-size-complex="8pt"/>
    </style:style>
    <style:style style:name="P213" style:family="paragraph" style:parent-style-name="Βασικό">
      <style:paragraph-properties fo:margin-top="0cm" fo:margin-bottom="0cm" loext:contextual-spacing="false" fo:line-height="100%" fo:text-align="center" style:justify-single-word="false"/>
      <style:text-properties style:use-window-font-color="true" style:font-name="Calibri Light" fo:font-size="8pt" fo:language="en" fo:country="US" officeooo:rsid="002f99ec" officeooo:paragraph-rsid="0038e172" style:font-size-asian="8pt" style:font-name-complex="Aegean:ss01" style:font-size-complex="8pt"/>
    </style:style>
    <style:style style:name="P214" style:family="paragraph" style:parent-style-name="Βασικό">
      <style:paragraph-properties fo:margin-top="0cm" fo:margin-bottom="0cm" loext:contextual-spacing="false" fo:line-height="100%" fo:text-align="center" style:justify-single-word="false"/>
      <style:text-properties style:use-window-font-color="true" style:font-name="Calibri Light" fo:font-size="8pt" fo:language="en" fo:country="US" officeooo:rsid="0030bbeb" officeooo:paragraph-rsid="0038e172" style:font-size-asian="8pt" style:font-name-complex="Aegean:ss01" style:font-size-complex="8pt"/>
    </style:style>
    <style:style style:name="P215" style:family="paragraph" style:parent-style-name="Βασικό">
      <style:paragraph-properties fo:margin-top="0cm" fo:margin-bottom="0cm" loext:contextual-spacing="false" fo:line-height="100%" fo:text-align="center" style:justify-single-word="false"/>
      <style:text-properties style:use-window-font-color="true" style:font-name="Calibri Light" fo:font-size="8pt" fo:language="en" fo:country="US" officeooo:paragraph-rsid="0038e172" style:font-size-asian="8pt" style:font-name-complex="Aegean:cv11" style:font-size-complex="8pt"/>
    </style:style>
    <style:style style:name="P216" style:family="paragraph" style:parent-style-name="Βασικό">
      <style:paragraph-properties fo:margin-top="0cm" fo:margin-bottom="0cm" loext:contextual-spacing="false" fo:line-height="100%" fo:text-align="center" style:justify-single-word="false"/>
      <style:text-properties style:use-window-font-color="true" style:font-name="Calibri Light" fo:font-size="8pt" fo:language="en" fo:country="US" officeooo:rsid="0020377c" officeooo:paragraph-rsid="0038e172" style:font-size-asian="8pt" style:font-name-complex="Aegean:ss02" style:font-size-complex="8pt"/>
    </style:style>
    <style:style style:name="P217" style:family="paragraph" style:parent-style-name="Βασικό">
      <style:paragraph-properties fo:margin-top="0cm" fo:margin-bottom="0cm" loext:contextual-spacing="false" fo:line-height="100%" fo:text-align="center" style:justify-single-word="false"/>
      <style:text-properties style:use-window-font-color="true" style:font-name="Calibri Light" fo:font-size="8pt" fo:language="en" fo:country="US" officeooo:rsid="002ac2be" officeooo:paragraph-rsid="0038e172" style:font-size-asian="8pt" style:font-name-complex="Aegean:cv21" style:font-size-complex="8pt"/>
    </style:style>
    <style:style style:name="P218" style:family="paragraph" style:parent-style-name="Βασικό">
      <style:paragraph-properties fo:margin-top="0cm" fo:margin-bottom="0cm" loext:contextual-spacing="false" fo:line-height="100%" fo:text-align="center" style:justify-single-word="false"/>
      <style:text-properties style:use-window-font-color="true" style:font-name="Calibri Light" fo:font-size="8pt" fo:language="en" fo:country="US" officeooo:paragraph-rsid="0038e172" style:font-size-asian="8pt" style:font-name-complex="Aegean:cv21" style:font-size-complex="8pt"/>
    </style:style>
    <style:style style:name="P219" style:family="paragraph" style:parent-style-name="Βασικό">
      <style:paragraph-properties fo:margin-top="0cm" fo:margin-bottom="0cm" loext:contextual-spacing="false" fo:line-height="100%" fo:text-align="center" style:justify-single-word="false"/>
      <style:text-properties style:use-window-font-color="true" style:font-name="Calibri Light" fo:font-size="8pt" fo:language="en" fo:country="US" officeooo:rsid="0020377c" officeooo:paragraph-rsid="0038e172" style:font-size-asian="8pt" style:font-name-complex="Aegean:ss03" style:font-size-complex="8pt"/>
    </style:style>
    <style:style style:name="P220" style:family="paragraph" style:parent-style-name="Βασικό">
      <style:paragraph-properties fo:margin-top="0cm" fo:margin-bottom="0cm" loext:contextual-spacing="false" fo:line-height="100%" fo:text-align="center" style:justify-single-word="false"/>
      <style:text-properties style:use-window-font-color="true" style:font-name="Calibri Light" fo:font-size="8pt" fo:language="en" fo:country="US" officeooo:paragraph-rsid="0038e172" style:font-size-asian="8pt" style:font-name-complex="Aegean:cv31" style:font-size-complex="8pt"/>
    </style:style>
    <style:style style:name="P221" style:family="paragraph" style:parent-style-name="Βασικό">
      <style:paragraph-properties fo:margin-top="0cm" fo:margin-bottom="0cm" loext:contextual-spacing="false" fo:line-height="100%" fo:text-align="center" style:justify-single-word="false"/>
      <style:text-properties style:use-window-font-color="true" style:font-name="Calibri Light" fo:font-size="8pt" fo:language="en" fo:country="US" officeooo:paragraph-rsid="0038e172" style:font-size-asian="8pt" style:font-name-complex="Aegean:cv32" style:font-size-complex="8pt"/>
    </style:style>
    <style:style style:name="P222" style:family="paragraph" style:parent-style-name="Βασικό">
      <style:paragraph-properties fo:margin-top="0cm" fo:margin-bottom="0cm" loext:contextual-spacing="false" fo:line-height="100%" fo:text-align="center" style:justify-single-word="false"/>
      <style:text-properties style:use-window-font-color="true" style:font-name="Calibri Light" fo:font-size="8pt" fo:language="en" fo:country="US" officeooo:rsid="0030bbeb" officeooo:paragraph-rsid="0038e172" style:font-size-asian="8pt" style:font-name-complex="Aegean:cv32" style:font-size-complex="8pt"/>
    </style:style>
    <style:style style:name="P223" style:family="paragraph" style:parent-style-name="Βασικό">
      <style:paragraph-properties fo:margin-top="0cm" fo:margin-bottom="0cm" loext:contextual-spacing="false" fo:line-height="100%" fo:text-align="center" style:justify-single-word="false"/>
      <style:text-properties style:use-window-font-color="true" style:font-name="Calibri Light" fo:font-size="8pt" fo:language="en" fo:country="US" officeooo:rsid="0020377c" officeooo:paragraph-rsid="0038e172" style:font-size-asian="8pt" style:font-name-complex="Aegean:ss04" style:font-size-complex="8pt"/>
    </style:style>
    <style:style style:name="P224" style:family="paragraph" style:parent-style-name="Βασικό">
      <style:paragraph-properties fo:margin-top="0cm" fo:margin-bottom="0cm" loext:contextual-spacing="false" fo:line-height="100%" fo:text-align="center" style:justify-single-word="false"/>
      <style:text-properties style:use-window-font-color="true" style:font-name="Calibri Light" fo:font-size="8pt" fo:language="en" fo:country="US" officeooo:paragraph-rsid="0038e172" style:font-size-asian="8pt" style:font-name-complex="Aegean:cv41" style:font-size-complex="8pt"/>
    </style:style>
    <style:style style:name="P225" style:family="paragraph" style:parent-style-name="Βασικό">
      <style:paragraph-properties fo:margin-top="0cm" fo:margin-bottom="0cm" loext:contextual-spacing="false" fo:line-height="100%" fo:text-align="center" style:justify-single-word="false"/>
      <style:text-properties style:use-window-font-color="true" style:font-name="Calibri Light" fo:font-size="8pt" fo:language="en" fo:country="US" officeooo:paragraph-rsid="0038e172" style:font-size-asian="8pt" style:font-name-complex="Aegean:cv42" style:font-size-complex="8pt"/>
    </style:style>
    <style:style style:name="P226" style:family="paragraph" style:parent-style-name="Βασικό">
      <style:paragraph-properties fo:margin-top="0cm" fo:margin-bottom="0cm" loext:contextual-spacing="false" fo:line-height="100%" fo:text-align="center" style:justify-single-word="false"/>
      <style:text-properties style:use-window-font-color="true" style:font-name="Calibri Light" fo:font-size="8pt" fo:language="en" fo:country="US" officeooo:rsid="0030bbeb" officeooo:paragraph-rsid="0038e172" style:font-size-asian="8pt" style:font-name-complex="Aegean:cv42" style:font-size-complex="8pt"/>
    </style:style>
    <style:style style:name="P227" style:family="paragraph" style:parent-style-name="Βασικό">
      <style:paragraph-properties fo:margin-top="0cm" fo:margin-bottom="0cm" loext:contextual-spacing="false" fo:line-height="100%" fo:text-align="center" style:justify-single-word="false"/>
      <style:text-properties style:use-window-font-color="true" style:font-name="Calibri Light" fo:font-size="8pt" fo:language="en" fo:country="US" officeooo:rsid="0020377c" officeooo:paragraph-rsid="0038e172" style:font-size-asian="8pt" style:font-name-complex="Aegean:ss05" style:font-size-complex="8pt"/>
    </style:style>
    <style:style style:name="P228" style:family="paragraph" style:parent-style-name="Βασικό">
      <style:paragraph-properties fo:margin-top="0cm" fo:margin-bottom="0cm" loext:contextual-spacing="false" fo:line-height="100%" fo:text-align="center" style:justify-single-word="false"/>
      <style:text-properties style:use-window-font-color="true" style:font-name="Calibri Light" fo:font-size="8pt" fo:language="en" fo:country="US" officeooo:rsid="002ac2be" officeooo:paragraph-rsid="0038e172" style:font-size-asian="8pt" style:font-name-complex="Aegean:cv51" style:font-size-complex="8pt"/>
    </style:style>
    <style:style style:name="P229" style:family="paragraph" style:parent-style-name="Βασικό">
      <style:paragraph-properties fo:margin-top="0cm" fo:margin-bottom="0cm" loext:contextual-spacing="false" fo:line-height="100%" fo:text-align="center" style:justify-single-word="false"/>
      <style:text-properties style:use-window-font-color="true" style:font-name="Calibri Light" fo:font-size="8pt" fo:language="en" fo:country="US" officeooo:paragraph-rsid="0038e172" style:font-size-asian="8pt" style:font-name-complex="Aegean:cv51" style:font-size-complex="8pt"/>
    </style:style>
    <style:style style:name="P230" style:family="paragraph" style:parent-style-name="Βασικό">
      <style:paragraph-properties fo:margin-top="0cm" fo:margin-bottom="0cm" loext:contextual-spacing="false" fo:line-height="100%" fo:text-align="center" style:justify-single-word="false"/>
      <style:text-properties style:use-window-font-color="true" style:font-name="Calibri Light" fo:font-size="8pt" fo:language="en" fo:country="US" officeooo:rsid="0030bbeb" officeooo:paragraph-rsid="0038e172" style:font-size-asian="8pt" style:font-name-complex="Aegean:cv52" style:font-size-complex="8pt"/>
    </style:style>
    <style:style style:name="P231" style:family="paragraph" style:parent-style-name="Βασικό">
      <style:paragraph-properties fo:margin-top="0cm" fo:margin-bottom="0cm" loext:contextual-spacing="false" fo:line-height="100%" fo:text-align="center" style:justify-single-word="false"/>
      <style:text-properties style:use-window-font-color="true" style:font-name="Calibri Light" fo:font-size="8pt" fo:language="en" fo:country="US" officeooo:paragraph-rsid="0038e172" style:font-size-asian="8pt" style:font-name-complex="Aegean:cv52" style:font-size-complex="8pt"/>
    </style:style>
    <style:style style:name="P232" style:family="paragraph" style:parent-style-name="Βασικό">
      <style:paragraph-properties fo:margin-top="0cm" fo:margin-bottom="0cm" loext:contextual-spacing="false" fo:line-height="100%" fo:text-align="center" style:justify-single-word="false"/>
      <style:text-properties style:use-window-font-color="true" style:font-name="Calibri Light" fo:font-size="8pt" fo:language="en" fo:country="US" officeooo:rsid="0020377c" officeooo:paragraph-rsid="0038e172" style:font-size-asian="8pt" style:font-name-complex="Aegean:ss06" style:font-size-complex="8pt"/>
    </style:style>
    <style:style style:name="P233" style:family="paragraph" style:parent-style-name="Βασικό">
      <style:paragraph-properties fo:margin-top="0cm" fo:margin-bottom="0cm" loext:contextual-spacing="false" fo:line-height="100%" fo:text-align="center" style:justify-single-word="false"/>
      <style:text-properties style:use-window-font-color="true" style:font-name="Calibri Light" fo:font-size="8pt" fo:language="en" fo:country="US" officeooo:rsid="002ec932" officeooo:paragraph-rsid="0038e172" style:font-size-asian="8pt" style:font-name-complex="Aegean:cv61" style:font-size-complex="8pt"/>
    </style:style>
    <style:style style:name="P234" style:family="paragraph" style:parent-style-name="Βασικό">
      <style:paragraph-properties fo:margin-top="0cm" fo:margin-bottom="0cm" loext:contextual-spacing="false" fo:line-height="100%" fo:text-align="center" style:justify-single-word="false"/>
      <style:text-properties style:use-window-font-color="true" style:font-name="Calibri Light" fo:font-size="8pt" fo:language="en" fo:country="US" officeooo:paragraph-rsid="0038e172" style:font-size-asian="8pt" style:font-name-complex="Aegean:cv61" style:font-size-complex="8pt"/>
    </style:style>
    <style:style style:name="P235" style:family="paragraph" style:parent-style-name="Βασικό">
      <style:paragraph-properties fo:margin-top="0cm" fo:margin-bottom="0cm" loext:contextual-spacing="false" fo:line-height="100%" fo:text-align="center" style:justify-single-word="false"/>
      <style:text-properties style:use-window-font-color="true" style:font-name="Calibri Light" fo:font-size="8pt" fo:language="en" fo:country="US" officeooo:rsid="0030bbeb" officeooo:paragraph-rsid="0038e172" style:font-size-asian="8pt" style:font-name-complex="Aegean:cv62" style:font-size-complex="8pt"/>
    </style:style>
    <style:style style:name="P236" style:family="paragraph" style:parent-style-name="Βασικό">
      <style:paragraph-properties fo:margin-top="0cm" fo:margin-bottom="0cm" loext:contextual-spacing="false" fo:line-height="100%" fo:text-align="center" style:justify-single-word="false"/>
      <style:text-properties style:use-window-font-color="true" style:font-name="Calibri Light" fo:font-size="8pt" fo:language="en" fo:country="US" officeooo:rsid="002ec932" officeooo:paragraph-rsid="0038e172" style:font-size-asian="8pt" style:font-name-complex="Aegean:cv62" style:font-size-complex="8pt"/>
    </style:style>
    <style:style style:name="P237" style:family="paragraph" style:parent-style-name="Βασικό">
      <style:paragraph-properties fo:margin-top="0cm" fo:margin-bottom="0cm" loext:contextual-spacing="false" fo:line-height="100%" fo:text-align="center" style:justify-single-word="false"/>
      <style:text-properties style:use-window-font-color="true" style:font-name="Calibri Light" fo:font-size="8pt" fo:language="en" fo:country="US" officeooo:rsid="0030bbeb" officeooo:paragraph-rsid="0038e172" style:font-size-asian="8pt" style:font-name-complex="Aegean:cv63" style:font-size-complex="8pt"/>
    </style:style>
    <style:style style:name="P238" style:family="paragraph" style:parent-style-name="Βασικό">
      <style:paragraph-properties fo:margin-top="0cm" fo:margin-bottom="0cm" loext:contextual-spacing="false" fo:line-height="100%" fo:text-align="center" style:justify-single-word="false"/>
      <style:text-properties style:use-window-font-color="true" style:font-name="Calibri Light" fo:font-size="8pt" fo:language="en" fo:country="US" officeooo:rsid="002ec932" officeooo:paragraph-rsid="0038e172" style:font-size-asian="8pt" style:font-name-complex="Aegean:cv63" style:font-size-complex="8pt"/>
    </style:style>
    <style:style style:name="P239" style:family="paragraph" style:parent-style-name="Βασικό">
      <style:paragraph-properties fo:margin-top="0cm" fo:margin-bottom="0cm" loext:contextual-spacing="false" fo:line-height="100%"/>
      <style:text-properties style:use-window-font-color="true" style:font-name="Calibri Light" fo:font-size="8pt" officeooo:paragraph-rsid="00887618" style:font-size-asian="8pt" style:font-name-complex="Aegean1" style:font-size-complex="8pt"/>
    </style:style>
    <style:style style:name="P240" style:family="paragraph" style:parent-style-name="Βασικό">
      <style:paragraph-properties fo:margin-top="0cm" fo:margin-bottom="0cm" loext:contextual-spacing="false" fo:line-height="100%"/>
      <style:text-properties style:use-window-font-color="true" style:font-name="Calibri Light" fo:font-size="8pt" officeooo:paragraph-rsid="0093466f" style:font-size-asian="8pt" style:font-name-complex="Aegean1" style:font-size-complex="8pt"/>
    </style:style>
    <style:style style:name="P241" style:family="paragraph" style:parent-style-name="Βασικό">
      <style:paragraph-properties fo:margin-top="0cm" fo:margin-bottom="0cm" loext:contextual-spacing="false" fo:line-height="100%"/>
      <style:text-properties style:use-window-font-color="true" style:font-name="Calibri Light" fo:font-size="8pt" officeooo:paragraph-rsid="00991d1a" style:font-size-asian="8pt" style:font-name-complex="Aegean1" style:font-size-complex="8pt"/>
    </style:style>
    <style:style style:name="P242" style:family="paragraph" style:parent-style-name="Βασικό">
      <style:paragraph-properties fo:margin-top="0cm" fo:margin-bottom="0cm" loext:contextual-spacing="false" fo:line-height="100%"/>
      <style:text-properties style:use-window-font-color="true" style:font-name="Calibri Light" fo:font-size="8pt" officeooo:paragraph-rsid="00a55af0" style:font-size-asian="8pt" style:font-name-complex="Aegean1" style:font-size-complex="8pt"/>
    </style:style>
    <style:style style:name="P243" style:family="paragraph" style:parent-style-name="Βασικό">
      <style:paragraph-properties fo:margin-top="0cm" fo:margin-bottom="0cm" loext:contextual-spacing="false" fo:line-height="100%"/>
      <style:text-properties style:use-window-font-color="true" style:font-name="Calibri Light" fo:font-size="8pt" officeooo:paragraph-rsid="00b48912" style:font-size-asian="8pt" style:font-name-complex="Aegean1" style:font-size-complex="8pt"/>
    </style:style>
    <style:style style:name="P244" style:family="paragraph" style:parent-style-name="Βασικό">
      <style:paragraph-properties fo:margin-top="0cm" fo:margin-bottom="0cm" loext:contextual-spacing="false" fo:line-height="100%"/>
      <style:text-properties style:use-window-font-color="true" style:font-name="Calibri Light" fo:font-size="8pt" officeooo:paragraph-rsid="00b48912" style:font-size-asian="8pt" style:font-size-complex="8pt"/>
    </style:style>
    <style:style style:name="P245" style:family="paragraph" style:parent-style-name="Βασικό">
      <style:paragraph-properties fo:margin-top="0cm" fo:margin-bottom="0cm" loext:contextual-spacing="false" fo:line-height="100%" fo:text-align="center" style:justify-single-word="false"/>
      <style:text-properties style:use-window-font-color="true" style:font-name="Calibri Light" fo:font-size="4pt" fo:language="en" fo:country="US" officeooo:rsid="0020377c" officeooo:paragraph-rsid="0038e172" style:font-size-asian="4pt" style:font-name-complex="Aegean:ss02" style:font-size-complex="4pt"/>
    </style:style>
    <style:style style:name="P246" style:family="paragraph" style:parent-style-name="Βασικό">
      <style:paragraph-properties fo:margin-top="0cm" fo:margin-bottom="0cm" loext:contextual-spacing="false" fo:line-height="100%" fo:text-align="center" style:justify-single-word="false"/>
      <style:text-properties style:use-window-font-color="true" style:font-name="Calibri Light" fo:font-size="4pt" fo:language="en" fo:country="US" officeooo:rsid="0066613e" officeooo:paragraph-rsid="0066613e" style:font-size-asian="4pt" style:font-name-complex="Aegean:ss02" style:font-size-complex="4pt"/>
    </style:style>
    <style:style style:name="P247" style:family="paragraph" style:parent-style-name="Βασικό">
      <style:paragraph-properties fo:margin-top="0cm" fo:margin-bottom="0cm" loext:contextual-spacing="false" fo:line-height="100%" style:text-autospace="none"/>
      <style:text-properties style:use-window-font-color="true" style:font-name="Calibri Light" fo:font-size="7pt" fo:language="en" fo:country="US" officeooo:paragraph-rsid="0038e172" style:font-size-asian="7pt" style:font-name-complex="Aegean1" style:font-size-complex="7pt"/>
    </style:style>
    <style:style style:name="P248" style:family="paragraph" style:parent-style-name="Βασικό">
      <style:paragraph-properties fo:margin-top="0cm" fo:margin-bottom="0cm" loext:contextual-spacing="false" fo:line-height="100%" fo:text-align="center" style:justify-single-word="false"/>
      <style:text-properties style:use-window-font-color="true" style:font-name="Aegean:cv26=11" fo:font-size="14pt" fo:language="en" fo:country="US" officeooo:paragraph-rsid="0085cb29" style:font-size-asian="14pt" style:font-name-complex="Aegean1" style:font-size-complex="14pt"/>
    </style:style>
    <style:style style:name="P249" style:family="paragraph" style:parent-style-name="Βασικό">
      <style:paragraph-properties fo:margin-top="0cm" fo:margin-bottom="0cm" loext:contextual-spacing="false" fo:line-height="100%" fo:text-align="center" style:justify-single-word="false"/>
      <style:text-properties style:use-window-font-color="true" style:font-name="Aegean:cv23" fo:font-size="12pt" fo:language="en" fo:country="US" officeooo:rsid="002641c4" officeooo:paragraph-rsid="0085cb29" style:font-size-asian="12pt" style:font-name-complex="Aegean1" style:font-size-complex="12pt"/>
    </style:style>
    <style:style style:name="P250" style:family="paragraph" style:parent-style-name="Βασικό">
      <style:paragraph-properties fo:margin-top="0cm" fo:margin-bottom="0cm" loext:contextual-spacing="false" fo:line-height="100%" fo:text-align="center" style:justify-single-word="false"/>
      <style:text-properties style:use-window-font-color="true" style:font-name="Aegean:cv23" fo:font-size="12pt" fo:language="en" fo:country="US" officeooo:paragraph-rsid="009e32c2" style:font-size-asian="12pt" style:font-name-complex="Aegean1" style:font-size-complex="12pt"/>
    </style:style>
    <style:style style:name="P251" style:family="paragraph" style:parent-style-name="Βασικό">
      <style:paragraph-properties fo:margin-top="0cm" fo:margin-bottom="0cm" loext:contextual-spacing="false" fo:line-height="100%" fo:text-align="center" style:justify-single-word="false"/>
      <style:text-properties style:use-window-font-color="true" style:font-name="Aegean:cv23" fo:font-size="12pt" fo:language="en" fo:country="US" officeooo:rsid="001e5e17" officeooo:paragraph-rsid="009e32c2" style:font-size-asian="12pt" style:font-name-complex="Aegean1" style:font-size-complex="12pt"/>
    </style:style>
    <style:style style:name="P252" style:family="paragraph" style:parent-style-name="Βασικό">
      <style:paragraph-properties fo:margin-top="0cm" fo:margin-bottom="0cm" loext:contextual-spacing="false" fo:line-height="100%" fo:text-align="center" style:justify-single-word="false"/>
      <style:text-properties style:use-window-font-color="true" style:font-name="Aegean:cv16=11" fo:font-size="14pt" fo:language="en" fo:country="US" officeooo:rsid="002649d7" officeooo:paragraph-rsid="0085cb29" style:font-size-asian="14pt" style:font-name-complex="Aegean1" style:font-size-complex="14pt"/>
    </style:style>
    <style:style style:name="P253" style:family="paragraph" style:parent-style-name="Βασικό">
      <style:paragraph-properties fo:margin-top="0cm" fo:margin-bottom="0cm" loext:contextual-spacing="false" fo:line-height="100%" fo:text-align="center" style:justify-single-word="false"/>
      <style:text-properties style:use-window-font-color="true" style:font-name="Aegean:cv26=12" fo:font-size="14pt" fo:language="en" fo:country="US" officeooo:rsid="0025528e" officeooo:paragraph-rsid="0085cb29" style:font-size-asian="14pt" style:font-name-complex="Aegean1" style:font-size-complex="14pt"/>
    </style:style>
    <style:style style:name="P254" style:family="paragraph" style:parent-style-name="Βασικό">
      <style:paragraph-properties fo:margin-top="0cm" fo:margin-bottom="0cm" loext:contextual-spacing="false" fo:line-height="100%" fo:text-align="center" style:justify-single-word="false"/>
      <style:text-properties style:use-window-font-color="true" style:font-name="Aegean:cv03" fo:font-size="12pt" fo:language="en" fo:country="US" officeooo:rsid="002649d7" officeooo:paragraph-rsid="0085cb29" style:font-size-asian="12pt" style:font-name-complex="Aegean1" style:font-size-complex="12pt"/>
    </style:style>
    <style:style style:name="P255" style:family="paragraph" style:parent-style-name="Βασικό">
      <style:paragraph-properties fo:margin-top="0cm" fo:margin-bottom="0cm" loext:contextual-spacing="false" fo:line-height="100%" fo:text-align="center" style:justify-single-word="false"/>
      <style:text-properties style:use-window-font-color="true" style:font-name="Aegean:cv03" fo:font-size="26pt" fo:language="en" fo:country="US" officeooo:rsid="002649d7" officeooo:paragraph-rsid="0085cb29" style:font-size-asian="26pt" style:font-name-complex="Aegean1" style:font-size-complex="26pt"/>
    </style:style>
    <style:style style:name="P256" style:family="paragraph" style:parent-style-name="Βασικό">
      <style:paragraph-properties fo:margin-top="0cm" fo:margin-bottom="0cm" loext:contextual-spacing="false" fo:line-height="100%" fo:text-align="center" style:justify-single-word="false"/>
      <style:text-properties style:use-window-font-color="true" style:font-name="Aegean:cv08" fo:font-size="12pt" fo:language="en" fo:country="US" officeooo:rsid="002649d7" officeooo:paragraph-rsid="0085cb29" style:font-size-asian="12pt" style:font-name-complex="Aegean1" style:font-size-complex="12pt"/>
    </style:style>
    <style:style style:name="P257" style:family="paragraph" style:parent-style-name="Βασικό">
      <style:paragraph-properties fo:margin-top="0cm" fo:margin-bottom="0cm" loext:contextual-spacing="false" fo:line-height="100%" fo:text-align="center" style:justify-single-word="false"/>
      <style:text-properties style:use-window-font-color="true" style:font-name="Aegean:cv16=12" fo:font-size="14pt" fo:language="en" fo:country="US" officeooo:paragraph-rsid="0085cb29" style:font-size-asian="14pt" style:font-name-complex="Aegean1" style:font-size-complex="14pt"/>
    </style:style>
    <style:style style:name="P258" style:family="paragraph" style:parent-style-name="Βασικό">
      <style:paragraph-properties fo:margin-top="0cm" fo:margin-bottom="0cm" loext:contextual-spacing="false" fo:line-height="100%" fo:text-align="center" style:justify-single-word="false"/>
      <style:text-properties style:use-window-font-color="true" style:font-name="Aegean:cv26=23" fo:font-size="14pt" fo:language="en" fo:country="US" officeooo:paragraph-rsid="0085cb29" style:font-size-asian="14pt" style:font-name-complex="Aegean1" style:font-size-complex="14pt"/>
    </style:style>
    <style:style style:name="P259" style:family="paragraph" style:parent-style-name="Βασικό">
      <style:paragraph-properties fo:margin-top="0cm" fo:margin-bottom="0cm" loext:contextual-spacing="false" fo:line-height="100%" fo:text-align="center" style:justify-single-word="false"/>
      <style:text-properties style:use-window-font-color="true" style:font-name="Aegean:cv26=8" fo:font-size="14pt" fo:language="en" fo:country="US" officeooo:rsid="0025528e" officeooo:paragraph-rsid="0085cb29" style:font-size-asian="14pt" style:font-name-complex="Aegean1" style:font-size-complex="14pt"/>
    </style:style>
    <style:style style:name="P260" style:family="paragraph" style:parent-style-name="Βασικό">
      <style:paragraph-properties fo:margin-top="0cm" fo:margin-bottom="0cm" loext:contextual-spacing="false" fo:line-height="100%" fo:text-align="center" style:justify-single-word="false"/>
      <style:text-properties style:use-window-font-color="true" style:font-name="Aegean:cv26=13" fo:font-size="14pt" fo:language="en" fo:country="US" officeooo:rsid="0025528e" officeooo:paragraph-rsid="0085cb29" style:font-size-asian="14pt" style:font-name-complex="Aegean1" style:font-size-complex="14pt"/>
    </style:style>
    <style:style style:name="P261" style:family="paragraph" style:parent-style-name="Βασικό">
      <style:paragraph-properties fo:margin-top="0cm" fo:margin-bottom="0cm" loext:contextual-spacing="false" fo:line-height="100%" fo:text-align="center" style:justify-single-word="false"/>
      <style:text-properties style:use-window-font-color="true" style:font-name="Aegean:cv16=13" fo:font-size="14pt" fo:language="en" fo:country="US" officeooo:paragraph-rsid="0085cb29" style:font-size-asian="14pt" style:font-name-complex="Aegean1" style:font-size-complex="14pt"/>
    </style:style>
    <style:style style:name="P262" style:family="paragraph" style:parent-style-name="Βασικό">
      <style:paragraph-properties fo:margin-top="0cm" fo:margin-bottom="0cm" loext:contextual-spacing="false" fo:line-height="100%" fo:text-align="center" style:justify-single-word="false"/>
      <style:text-properties style:use-window-font-color="true" style:font-name="Aegean:cv26=2" fo:font-size="14pt" fo:language="en" fo:country="US" officeooo:rsid="0025528e" officeooo:paragraph-rsid="0085cb29" style:font-size-asian="14pt" style:font-name-complex="Aegean1" style:font-size-complex="14pt"/>
    </style:style>
    <style:style style:name="P263" style:family="paragraph" style:parent-style-name="Βασικό">
      <style:paragraph-properties fo:margin-top="0cm" fo:margin-bottom="0cm" loext:contextual-spacing="false" fo:line-height="100%" fo:text-align="center" style:justify-single-word="false"/>
      <style:text-properties style:use-window-font-color="true" style:font-name="Aegean:cv26=2" fo:font-size="14pt" fo:language="en" fo:country="US" officeooo:rsid="001e5e17" officeooo:paragraph-rsid="009e32c2" style:font-size-asian="14pt" style:font-name-complex="Aegean1" style:font-size-complex="14pt"/>
    </style:style>
    <style:style style:name="P264" style:family="paragraph" style:parent-style-name="Βασικό">
      <style:paragraph-properties fo:margin-top="0cm" fo:margin-bottom="0cm" loext:contextual-spacing="false" fo:line-height="100%" fo:text-align="center" style:justify-single-word="false"/>
      <style:text-properties style:use-window-font-color="true" style:font-name="Aegean:cv26" fo:font-size="14pt" fo:language="en" fo:country="US" officeooo:paragraph-rsid="0085cb29" style:font-size-asian="14pt" style:font-name-complex="Aegean1" style:font-size-complex="14pt"/>
    </style:style>
    <style:style style:name="P265" style:family="paragraph" style:parent-style-name="Βασικό">
      <style:paragraph-properties fo:margin-top="0cm" fo:margin-bottom="0cm" loext:contextual-spacing="false" fo:line-height="100%" fo:text-align="center" style:justify-single-word="false"/>
      <style:text-properties style:use-window-font-color="true" style:font-name="Aegean:cv26" fo:font-size="14pt" fo:language="en" fo:country="US" officeooo:rsid="002641c4" officeooo:paragraph-rsid="0085cb29" style:font-size-asian="14pt" style:font-name-complex="Aegean1" style:font-size-complex="14pt"/>
    </style:style>
    <style:style style:name="P266" style:family="paragraph" style:parent-style-name="Βασικό">
      <style:paragraph-properties fo:margin-top="0cm" fo:margin-bottom="0cm" loext:contextual-spacing="false" fo:line-height="100%"/>
      <style:text-properties style:use-window-font-color="true" style:font-name="Aegean:cv26" fo:font-size="16pt" fo:language="en" fo:country="US" officeooo:paragraph-rsid="00887618" style:font-size-asian="16pt" style:font-name-complex="Aegean1" style:font-size-complex="16pt"/>
    </style:style>
    <style:style style:name="P267" style:family="paragraph" style:parent-style-name="Βασικό">
      <style:paragraph-properties fo:margin-top="0cm" fo:margin-bottom="0cm" loext:contextual-spacing="false" fo:line-height="100%" fo:text-align="center" style:justify-single-word="false"/>
      <style:text-properties style:use-window-font-color="true" style:font-name="Aegean:cv26=14" fo:font-size="14pt" fo:language="en" fo:country="US" officeooo:rsid="0025528e" officeooo:paragraph-rsid="0085cb29" style:font-size-asian="14pt" style:font-name-complex="Aegean1" style:font-size-complex="14pt"/>
    </style:style>
    <style:style style:name="P268" style:family="paragraph" style:parent-style-name="Βασικό">
      <style:paragraph-properties fo:margin-top="0cm" fo:margin-bottom="0cm" loext:contextual-spacing="false" fo:line-height="100%" fo:text-align="center" style:justify-single-word="false"/>
      <style:text-properties style:use-window-font-color="true" style:font-name="Aegean:cv14=3" fo:font-size="14pt" fo:language="en" fo:country="US" officeooo:rsid="002641c4" officeooo:paragraph-rsid="0085cb29" style:font-size-asian="14pt" style:font-name-complex="Aegean1" style:font-size-complex="14pt"/>
    </style:style>
    <style:style style:name="P269" style:family="paragraph" style:parent-style-name="Βασικό">
      <style:paragraph-properties fo:margin-top="0cm" fo:margin-bottom="0cm" loext:contextual-spacing="false" fo:line-height="100%" fo:text-align="center" style:justify-single-word="false"/>
      <style:text-properties style:use-window-font-color="true" style:font-name="Aegean:cv14=3" fo:font-size="14pt" fo:language="en" fo:country="US" officeooo:rsid="001e5e17" officeooo:paragraph-rsid="009e32c2" style:font-size-asian="14pt" style:font-name-complex="Aegean1" style:font-size-complex="14pt"/>
    </style:style>
    <style:style style:name="P270" style:family="paragraph" style:parent-style-name="Βασικό">
      <style:paragraph-properties fo:margin-top="0cm" fo:margin-bottom="0cm" loext:contextual-spacing="false" fo:line-height="100%" fo:text-align="center" style:justify-single-word="false"/>
      <style:text-properties style:use-window-font-color="true" style:font-name="Aegean:cv19=11" fo:font-size="14pt" fo:language="en" fo:country="US" officeooo:paragraph-rsid="0085cb29" style:font-size-asian="14pt" style:font-name-complex="Aegean1" style:font-size-complex="14pt"/>
    </style:style>
    <style:style style:name="P271" style:family="paragraph" style:parent-style-name="Βασικό">
      <style:paragraph-properties fo:margin-top="0cm" fo:margin-bottom="0cm" loext:contextual-spacing="false" fo:line-height="100%" fo:text-align="center" style:justify-single-word="false"/>
      <style:text-properties style:use-window-font-color="true" style:font-name="Aegean:cv19=12" fo:font-size="14pt" fo:language="en" fo:country="US" officeooo:paragraph-rsid="0085cb29" style:font-size-asian="14pt" style:font-name-complex="Aegean1" style:font-size-complex="14pt"/>
    </style:style>
    <style:style style:name="P272" style:family="paragraph" style:parent-style-name="Βασικό">
      <style:paragraph-properties fo:margin-top="0cm" fo:margin-bottom="0cm" loext:contextual-spacing="false" fo:line-height="100%" fo:text-align="center" style:justify-single-word="false"/>
      <style:text-properties style:use-window-font-color="true" style:font-name="Aegean:cv26=3" fo:font-size="14pt" fo:language="en" fo:country="US" officeooo:rsid="002641c4" officeooo:paragraph-rsid="0085cb29" style:font-size-asian="14pt" style:font-name-complex="Aegean1" style:font-size-complex="14pt"/>
    </style:style>
    <style:style style:name="P273" style:family="paragraph" style:parent-style-name="Βασικό">
      <style:paragraph-properties fo:margin-top="0cm" fo:margin-bottom="0cm" loext:contextual-spacing="false" fo:line-height="100%" fo:text-align="center" style:justify-single-word="false"/>
      <style:text-properties style:use-window-font-color="true" style:font-name="Aegean:cv26=22" fo:font-size="14pt" fo:language="en" fo:country="US" officeooo:rsid="002641c4" officeooo:paragraph-rsid="0085cb29" style:font-size-asian="14pt" style:font-name-complex="Aegean1" style:font-size-complex="14pt"/>
    </style:style>
    <style:style style:name="P274" style:family="paragraph" style:parent-style-name="Βασικό">
      <style:paragraph-properties fo:margin-top="0cm" fo:margin-bottom="0cm" loext:contextual-spacing="false" fo:line-height="100%" fo:text-align="center" style:justify-single-word="false"/>
      <style:text-properties style:use-window-font-color="true" style:font-name="Aegean:cv26=15" fo:font-size="14pt" fo:language="en" fo:country="US" officeooo:paragraph-rsid="0085cb29" style:font-size-asian="14pt" style:font-name-complex="Aegean1" style:font-size-complex="14pt"/>
    </style:style>
    <style:style style:name="P275" style:family="paragraph" style:parent-style-name="Βασικό">
      <style:paragraph-properties fo:margin-top="0cm" fo:margin-bottom="0cm" loext:contextual-spacing="false" fo:line-height="100%" fo:text-align="center" style:justify-single-word="false"/>
      <style:text-properties style:use-window-font-color="true" style:font-name="Aegean:cv26=9" fo:font-size="14pt" fo:language="en" fo:country="US" officeooo:paragraph-rsid="0085cb29" style:font-size-asian="14pt" style:font-name-complex="Aegean1" style:font-size-complex="14pt"/>
    </style:style>
    <style:style style:name="P276" style:family="paragraph" style:parent-style-name="Βασικό">
      <style:paragraph-properties fo:margin-top="0cm" fo:margin-bottom="0cm" loext:contextual-spacing="false" fo:line-height="100%" fo:text-align="center" style:justify-single-word="false"/>
      <style:text-properties style:use-window-font-color="true" style:font-name="Aegean:cv26=16" fo:font-size="14pt" fo:language="en" fo:country="US" officeooo:paragraph-rsid="0085cb29" style:font-size-asian="14pt" style:font-name-complex="Aegean1" style:font-size-complex="14pt"/>
    </style:style>
    <style:style style:name="P277" style:family="paragraph" style:parent-style-name="Βασικό">
      <style:paragraph-properties fo:margin-top="0cm" fo:margin-bottom="0cm" loext:contextual-spacing="false" fo:line-height="100%" fo:text-align="center" style:justify-single-word="false"/>
      <style:text-properties style:use-window-font-color="true" style:font-name="Aegean:cv26=4" fo:font-size="14pt" fo:language="en" fo:country="US" officeooo:paragraph-rsid="0085cb29" style:font-size-asian="14pt" style:font-name-complex="Aegean1" style:font-size-complex="14pt"/>
    </style:style>
    <style:style style:name="P278" style:family="paragraph" style:parent-style-name="Βασικό">
      <style:paragraph-properties fo:margin-top="0cm" fo:margin-bottom="0cm" loext:contextual-spacing="false" fo:line-height="100%" fo:text-align="center" style:justify-single-word="false"/>
      <style:text-properties style:use-window-font-color="true" style:font-name="Aegean:cv26=5" fo:font-size="14pt" fo:language="en" fo:country="US" officeooo:paragraph-rsid="0085cb29" style:font-size-asian="14pt" style:font-name-complex="Aegean1" style:font-size-complex="14pt"/>
    </style:style>
    <style:style style:name="P279" style:family="paragraph" style:parent-style-name="Βασικό">
      <style:paragraph-properties fo:margin-top="0cm" fo:margin-bottom="0cm" loext:contextual-spacing="false" fo:line-height="100%" fo:text-align="center" style:justify-single-word="false"/>
      <style:text-properties style:use-window-font-color="true" style:font-name="Aegean:cv26=20" fo:font-size="14pt" fo:language="en" fo:country="US" officeooo:paragraph-rsid="0085cb29" style:font-size-asian="14pt" style:font-name-complex="Aegean1" style:font-size-complex="14pt"/>
    </style:style>
    <style:style style:name="P280" style:family="paragraph" style:parent-style-name="Βασικό">
      <style:paragraph-properties fo:margin-top="0cm" fo:margin-bottom="0cm" loext:contextual-spacing="false" fo:line-height="100%"/>
      <style:text-properties style:use-window-font-color="true" style:font-name="Calibri Light:onum" fo:font-size="8pt" fo:language="en" fo:country="US" officeooo:paragraph-rsid="00887618" style:font-size-asian="8pt" style:font-name-complex="Aegean1" style:font-size-complex="8pt"/>
    </style:style>
    <style:style style:name="P281" style:family="paragraph" style:parent-style-name="Βασικό">
      <style:paragraph-properties fo:margin-top="0cm" fo:margin-bottom="0cm" loext:contextual-spacing="false" fo:line-height="100%"/>
      <style:text-properties style:use-window-font-color="true" style:font-name="Calibri Light:onum" fo:font-size="8pt" fo:language="en" fo:country="US" officeooo:rsid="00ed8d51" officeooo:paragraph-rsid="00887618" style:font-size-asian="8pt" style:font-name-complex="Aegean1" style:font-size-complex="8pt"/>
    </style:style>
    <style:style style:name="P282" style:family="paragraph" style:parent-style-name="Βασικό">
      <style:paragraph-properties fo:margin-top="0cm" fo:margin-bottom="0cm" loext:contextual-spacing="false" fo:line-height="100%">
        <style:tab-stops>
          <style:tab-stop style:position="8.003cm"/>
        </style:tab-stops>
      </style:paragraph-properties>
      <style:text-properties style:use-window-font-color="true" style:font-name="Aegean:cv15" fo:font-size="12pt" fo:language="en" fo:country="US" officeooo:paragraph-rsid="00887618" style:font-size-asian="12pt" style:font-name-complex="Aegean1" style:font-size-complex="12pt"/>
    </style:style>
    <style:style style:name="P283" style:family="paragraph" style:parent-style-name="Βασικό">
      <style:paragraph-properties fo:margin-top="0cm" fo:margin-bottom="0cm" loext:contextual-spacing="false" fo:line-height="100%" fo:text-align="center" style:justify-single-word="false">
        <style:tab-stops>
          <style:tab-stop style:position="8.003cm"/>
        </style:tab-stops>
      </style:paragraph-properties>
      <style:text-properties style:use-window-font-color="true" style:font-name="Aegean:cv15" fo:font-size="12pt" fo:language="en" fo:country="US" officeooo:rsid="001e5e17" officeooo:paragraph-rsid="009e32c2" style:font-size-asian="12pt" style:font-name-complex="Aegean1" style:font-size-complex="12pt"/>
    </style:style>
    <style:style style:name="P284" style:family="paragraph" style:parent-style-name="Βασικό">
      <style:paragraph-properties fo:margin-top="0cm" fo:margin-bottom="0cm" loext:contextual-spacing="false" fo:line-height="100%"/>
      <style:text-properties style:use-window-font-color="true" style:font-name="Aegean:cv07" fo:font-size="14pt" fo:language="en" fo:country="US" officeooo:paragraph-rsid="00887618" style:font-size-asian="14pt" style:font-name-complex="Aegean1" style:font-size-complex="14pt"/>
    </style:style>
    <style:style style:name="P285" style:family="paragraph" style:parent-style-name="Βασικό">
      <style:paragraph-properties fo:margin-top="0cm" fo:margin-bottom="0cm" loext:contextual-spacing="false" fo:line-height="100%">
        <style:tab-stops>
          <style:tab-stop style:position="8.003cm"/>
        </style:tab-stops>
      </style:paragraph-properties>
      <style:text-properties style:use-window-font-color="true" style:font-name="Aegean:cv07" fo:font-size="14pt" fo:language="en" fo:country="US" officeooo:paragraph-rsid="0090de45" style:font-size-asian="14pt" style:font-name-complex="Aegean1" style:font-size-complex="14pt"/>
    </style:style>
    <style:style style:name="P286" style:family="paragraph" style:parent-style-name="Βασικό">
      <style:paragraph-properties fo:margin-top="0cm" fo:margin-bottom="0cm" loext:contextual-spacing="false" fo:line-height="100%">
        <style:tab-stops>
          <style:tab-stop style:position="8.003cm"/>
        </style:tab-stops>
      </style:paragraph-properties>
      <style:text-properties style:use-window-font-color="true" style:font-name="Aegean:cv07" fo:font-size="14pt" fo:language="en" fo:country="US" officeooo:paragraph-rsid="00a81511" style:font-size-asian="14pt" style:font-name-complex="Aegean1" style:font-size-complex="14pt"/>
    </style:style>
    <style:style style:name="P287" style:family="paragraph" style:parent-style-name="Βασικό">
      <style:paragraph-properties fo:margin-top="0cm" fo:margin-bottom="0cm" loext:contextual-spacing="false" fo:line-height="100%" fo:text-align="center" style:justify-single-word="false">
        <style:tab-stops>
          <style:tab-stop style:position="8.003cm"/>
        </style:tab-stops>
      </style:paragraph-properties>
      <style:text-properties style:use-window-font-color="true" style:font-name="Aegean:cv07" fo:font-size="14pt" fo:language="en" fo:country="US" officeooo:rsid="002bf444" officeooo:paragraph-rsid="009e32c2" style:font-size-asian="14pt" style:font-name-complex="Aegean1" style:font-size-complex="14pt"/>
    </style:style>
    <style:style style:name="P288" style:family="paragraph" style:parent-style-name="Βασικό">
      <style:paragraph-properties fo:margin-top="0cm" fo:margin-bottom="0cm" loext:contextual-spacing="false" fo:line-height="100%" fo:text-align="center" style:justify-single-word="false">
        <style:tab-stops>
          <style:tab-stop style:position="8.003cm"/>
        </style:tab-stops>
      </style:paragraph-properties>
      <style:text-properties style:use-window-font-color="true" style:font-name="Aegean:cv10=8" fo:font-size="14pt" fo:language="en" fo:country="US" officeooo:rsid="002bf444" officeooo:paragraph-rsid="009e32c2" style:font-size-asian="14pt" style:font-name-complex="Aegean1" style:font-size-complex="14pt"/>
    </style:style>
    <style:style style:name="P289" style:family="paragraph" style:parent-style-name="Βασικό">
      <style:paragraph-properties fo:margin-top="0cm" fo:margin-bottom="0cm" loext:contextual-spacing="false" fo:line-height="100%" fo:text-align="center" style:justify-single-word="false"/>
      <style:text-properties style:use-window-font-color="true" style:font-name="Aegean:cv31=14" fo:font-size="14pt" fo:language="en" fo:country="US" officeooo:rsid="001e5e17" officeooo:paragraph-rsid="009e32c2" style:font-size-asian="14pt" style:font-name-complex="Aegean1" style:font-size-complex="14pt"/>
    </style:style>
    <style:style style:name="P290" style:family="paragraph" style:parent-style-name="Βασικό">
      <style:paragraph-properties fo:margin-top="0cm" fo:margin-bottom="0cm" loext:contextual-spacing="false" fo:line-height="100%" fo:text-align="center" style:justify-single-word="false"/>
      <style:text-properties style:use-window-font-color="true" style:font-name="Aegean:cv31=9" fo:font-size="14pt" fo:language="en" fo:country="US" officeooo:rsid="001e5e17" officeooo:paragraph-rsid="009e32c2" style:font-size-asian="14pt" style:font-name-complex="Aegean1" style:font-size-complex="14pt"/>
    </style:style>
    <style:style style:name="P291" style:family="paragraph" style:parent-style-name="Βασικό">
      <style:paragraph-properties fo:margin-top="0cm" fo:margin-bottom="0cm" loext:contextual-spacing="false" fo:line-height="100%" fo:text-align="center" style:justify-single-word="false"/>
      <style:text-properties style:use-window-font-color="true" style:font-name="Aegean:cv11=3" fo:font-size="14pt" fo:language="en" fo:country="US" officeooo:paragraph-rsid="009e32c2" style:font-size-asian="14pt" style:font-name-complex="Aegean1" style:font-size-complex="14pt"/>
    </style:style>
    <style:style style:name="P292" style:family="paragraph" style:parent-style-name="Βασικό">
      <style:paragraph-properties fo:margin-top="0cm" fo:margin-bottom="0cm" loext:contextual-spacing="false" fo:line-height="100%" fo:text-align="center" style:justify-single-word="false"/>
      <style:text-properties style:use-window-font-color="true" style:font-name="Aegean:cv14=2" fo:font-size="14pt" fo:language="en" fo:country="US" officeooo:paragraph-rsid="009e32c2" style:font-size-asian="14pt" style:font-name-complex="Aegean1" style:font-size-complex="14pt"/>
    </style:style>
    <style:style style:name="P293" style:family="paragraph" style:parent-style-name="Βασικό">
      <style:paragraph-properties fo:margin-top="0cm" fo:margin-bottom="0cm" loext:contextual-spacing="false" fo:line-height="100%" fo:text-align="center" style:justify-single-word="false"/>
      <style:text-properties style:use-window-font-color="true" style:font-name="Aegean:cv14=4" fo:font-size="14pt" fo:language="en" fo:country="US" officeooo:paragraph-rsid="009e32c2" style:font-size-asian="14pt" style:font-name-complex="Aegean1" style:font-size-complex="14pt"/>
    </style:style>
    <style:style style:name="P294" style:family="paragraph" style:parent-style-name="Βασικό">
      <style:paragraph-properties fo:margin-top="0cm" fo:margin-bottom="0cm" loext:contextual-spacing="false" fo:line-height="100%" fo:text-align="center" style:justify-single-word="false"/>
      <style:text-properties style:use-window-font-color="true" style:font-name="Aegean:cv19" fo:font-size="14pt" fo:language="en" fo:country="US" officeooo:paragraph-rsid="009e32c2" style:font-size-asian="14pt" style:font-name-complex="Aegean1" style:font-size-complex="14pt"/>
    </style:style>
    <style:style style:name="P295" style:family="paragraph" style:parent-style-name="Βασικό">
      <style:paragraph-properties fo:margin-top="0cm" fo:margin-bottom="0cm" loext:contextual-spacing="false" fo:line-height="100%" fo:text-align="center" style:justify-single-word="false"/>
      <style:text-properties style:use-window-font-color="true" style:font-name="Aegean:cv19=3" fo:font-size="14pt" fo:language="en" fo:country="US" officeooo:paragraph-rsid="009e32c2" style:font-size-asian="14pt" style:font-name-complex="Aegean1" style:font-size-complex="14pt"/>
    </style:style>
    <style:style style:name="P296" style:family="paragraph" style:parent-style-name="Βασικό">
      <style:paragraph-properties fo:margin-top="0cm" fo:margin-bottom="0cm" loext:contextual-spacing="false" fo:line-height="100%" fo:text-align="center" style:justify-single-word="false"/>
      <style:text-properties style:use-window-font-color="true" style:font-name="Aegean:cv14=6" fo:font-size="14pt" fo:language="en" fo:country="US" officeooo:paragraph-rsid="0085cb29" style:font-size-asian="14pt" style:font-name-complex="Aegean1" style:font-size-complex="14pt"/>
    </style:style>
    <style:style style:name="P297" style:family="paragraph" style:parent-style-name="Βασικό">
      <style:paragraph-properties fo:margin-top="0cm" fo:margin-bottom="0cm" loext:contextual-spacing="false" fo:line-height="100%" fo:text-align="center" style:justify-single-word="false"/>
      <style:text-properties style:use-window-font-color="true" style:font-name="Aegean:cv14=7" fo:font-size="14pt" fo:language="en" fo:country="US" officeooo:paragraph-rsid="0085cb29" style:font-size-asian="14pt" style:font-name-complex="Aegean1" style:font-size-complex="14pt"/>
    </style:style>
    <style:style style:name="P298" style:family="paragraph" style:parent-style-name="Βασικό">
      <style:paragraph-properties fo:margin-top="0cm" fo:margin-bottom="0cm" loext:contextual-spacing="false" fo:line-height="100%" fo:text-align="center" style:justify-single-word="false"/>
      <style:text-properties style:use-window-font-color="true" style:font-name="Aegean:cv10=3" fo:font-size="14pt" fo:language="en" fo:country="US" officeooo:paragraph-rsid="0085cb29" style:font-size-asian="14pt" style:font-name-complex="Aegean1" style:font-size-complex="14pt"/>
    </style:style>
    <style:style style:name="P299" style:family="paragraph" style:parent-style-name="Βασικό">
      <style:paragraph-properties fo:margin-top="0cm" fo:margin-bottom="0cm" loext:contextual-spacing="false" fo:line-height="100%"/>
      <style:text-properties style:font-name="Calibri1" fo:font-size="8pt" fo:language="en" fo:country="US" officeooo:paragraph-rsid="0038e172" style:font-size-asian="8pt" style:font-name-complex="Aegean1" style:font-size-complex="8pt"/>
    </style:style>
    <style:style style:name="P300" style:family="paragraph" style:parent-style-name="Βασικό">
      <style:paragraph-properties fo:margin-top="0cm" fo:margin-bottom="0cm" loext:contextual-spacing="false" fo:line-height="100%" fo:text-align="start" style:justify-single-word="false"/>
      <style:text-properties style:font-name="Calibri1" fo:font-size="9pt" fo:language="en" fo:country="US" officeooo:rsid="001d3ce9" officeooo:paragraph-rsid="003c80de" style:font-size-asian="9pt" style:font-name-complex="Aegean1" style:font-size-complex="9pt"/>
    </style:style>
    <style:style style:name="P301" style:family="paragraph" style:parent-style-name="Βασικό">
      <style:paragraph-properties fo:margin-top="0cm" fo:margin-bottom="0cm" loext:contextual-spacing="false" fo:line-height="100%" fo:text-align="start" style:justify-single-word="false"/>
      <style:text-properties style:font-name="Calibri1" fo:font-size="9pt" fo:language="en" fo:country="US" officeooo:rsid="001d3ce9" officeooo:paragraph-rsid="00798d08" style:font-size-asian="9pt" style:font-name-complex="Aegean1" style:font-size-complex="9pt"/>
    </style:style>
    <style:style style:name="P302" style:family="paragraph" style:parent-style-name="Βασικό">
      <style:paragraph-properties fo:margin-top="0cm" fo:margin-bottom="0cm" loext:contextual-spacing="false" fo:line-height="100%"/>
      <style:text-properties fo:font-size="7pt" fo:language="en" fo:country="US" officeooo:paragraph-rsid="0038e172" style:font-size-asian="7pt" style:font-name-complex="Courier New1" style:font-size-complex="7pt"/>
    </style:style>
    <style:style style:name="P303" style:family="paragraph" style:parent-style-name="Βασικό">
      <style:paragraph-properties fo:margin-top="0cm" fo:margin-bottom="0cm" loext:contextual-spacing="false" fo:line-height="100%" fo:text-align="start" style:justify-single-word="false"/>
      <style:text-properties fo:font-size="12pt" officeooo:paragraph-rsid="00597044" style:font-size-asian="12pt" style:font-size-complex="12pt"/>
    </style:style>
    <style:style style:name="P304" style:family="paragraph" style:parent-style-name="Βασικό">
      <style:paragraph-properties fo:margin-top="0cm" fo:margin-bottom="0cm" loext:contextual-spacing="false" fo:line-height="100%" fo:text-align="start" style:justify-single-word="false"/>
      <style:text-properties fo:font-size="12pt" officeooo:paragraph-rsid="005a9b05" style:font-size-asian="12pt" style:font-size-complex="12pt"/>
    </style:style>
    <style:style style:name="P305" style:family="paragraph" style:parent-style-name="Βασικό">
      <style:paragraph-properties fo:margin-top="0cm" fo:margin-bottom="0cm" loext:contextual-spacing="false" fo:line-height="100%" fo:text-align="center" style:justify-single-word="false">
        <style:tab-stops>
          <style:tab-stop style:position="1.75cm"/>
        </style:tab-stops>
      </style:paragraph-properties>
      <style:text-properties fo:font-size="12pt" officeooo:paragraph-rsid="007cfe5b" style:font-size-asian="12pt" style:font-size-complex="12pt"/>
    </style:style>
    <style:style style:name="P306" style:family="paragraph" style:parent-style-name="Βασικό">
      <style:paragraph-properties fo:margin-top="0cm" fo:margin-bottom="0cm" loext:contextual-spacing="false" fo:line-height="100%" fo:text-align="center" style:justify-single-word="false"/>
      <style:text-properties fo:font-size="12pt" officeooo:paragraph-rsid="0085cb29" style:font-size-asian="12pt" style:font-size-complex="12pt"/>
    </style:style>
    <style:style style:name="P307" style:family="paragraph" style:parent-style-name="Βασικό">
      <style:paragraph-properties fo:margin-top="0cm" fo:margin-bottom="0cm" loext:contextual-spacing="false" fo:line-height="100%" fo:text-align="center" style:justify-single-word="false" style:text-autospace="none">
        <style:tab-stops>
          <style:tab-stop style:position="1.75cm"/>
        </style:tab-stops>
      </style:paragraph-properties>
      <style:text-properties fo:font-size="12pt" officeooo:paragraph-rsid="007cfe5b" style:font-size-asian="12pt" style:font-name-complex="Courier New1" style:font-size-complex="12pt"/>
    </style:style>
    <style:style style:name="P308" style:family="paragraph" style:parent-style-name="Βασικό">
      <style:paragraph-properties fo:margin-top="0cm" fo:margin-bottom="0cm" loext:contextual-spacing="false" fo:line-height="100%" fo:text-align="center" style:justify-single-word="false">
        <style:tab-stops>
          <style:tab-stop style:position="1.75cm"/>
        </style:tab-stops>
      </style:paragraph-properties>
      <style:text-properties fo:font-size="12pt" fo:language="en" fo:country="US" officeooo:paragraph-rsid="0038e172" style:font-size-asian="12pt" style:font-name-complex="Courier New1" style:font-size-complex="12pt"/>
    </style:style>
    <style:style style:name="P309" style:family="paragraph" style:parent-style-name="Βασικό">
      <style:paragraph-properties fo:margin-top="0cm" fo:margin-bottom="0cm" loext:contextual-spacing="false" fo:line-height="100%" fo:text-align="center" style:justify-single-word="false">
        <style:tab-stops>
          <style:tab-stop style:position="1.75cm"/>
        </style:tab-stops>
      </style:paragraph-properties>
      <style:text-properties fo:font-size="12pt" fo:language="en" fo:country="US" officeooo:paragraph-rsid="007cfe5b" style:font-size-asian="12pt" style:font-name-complex="Courier New1" style:font-size-complex="12pt"/>
    </style:style>
    <style:style style:name="P310" style:family="paragraph" style:parent-style-name="Βασικό">
      <style:paragraph-properties fo:margin-top="0cm" fo:margin-bottom="0cm" loext:contextual-spacing="false" fo:line-height="100%" fo:text-align="center" style:justify-single-word="false">
        <style:tab-stops>
          <style:tab-stop style:position="1.75cm"/>
        </style:tab-stops>
      </style:paragraph-properties>
      <style:text-properties fo:font-size="12pt" fo:language="en" fo:country="US" officeooo:paragraph-rsid="007cfe5b" style:font-size-asian="12pt" style:font-name-complex="Aegean1" style:font-size-complex="12pt"/>
    </style:style>
    <style:style style:name="P311" style:family="paragraph" style:parent-style-name="Βασικό">
      <style:paragraph-properties fo:margin-top="0cm" fo:margin-bottom="0cm" loext:contextual-spacing="false" fo:line-height="100%" fo:text-align="center" style:justify-single-word="false"/>
      <style:text-properties fo:font-size="12pt" fo:language="en" fo:country="US" officeooo:rsid="00abd4f4" officeooo:paragraph-rsid="00648c41" style:font-size-asian="12pt" style:font-size-complex="12pt"/>
    </style:style>
    <style:style style:name="P312" style:family="paragraph" style:parent-style-name="Βασικό">
      <style:paragraph-properties fo:margin-top="0cm" fo:margin-bottom="0cm" loext:contextual-spacing="false" fo:line-height="100%" fo:text-align="center" style:justify-single-word="false"/>
      <style:text-properties fo:color="#579835" style:font-name="Aegean1" fo:font-size="13pt" fo:language="en" fo:country="US" officeooo:paragraph-rsid="0038e172" style:font-size-asian="13pt" style:font-name-complex="Aegean1" style:font-size-complex="13pt"/>
    </style:style>
    <style:style style:name="P313" style:family="paragraph" style:parent-style-name="Βασικό">
      <loext:graphic-properties draw:fill="none" draw:fill-color="#ffffff" draw:opacity="100%"/>
      <style:paragraph-properties fo:margin-top="0cm" fo:margin-bottom="0cm" loext:contextual-spacing="false" fo:line-height="100%" fo:text-align="center" style:justify-single-word="false" fo:background-color="transparent"/>
      <style:text-properties fo:color="#579835" style:font-name="Aegean1" fo:font-size="13pt" fo:language="en" fo:country="US" officeooo:rsid="001edfb8" officeooo:paragraph-rsid="0038e172" style:font-name-asian="Aegean2" style:font-size-asian="13pt" style:font-name-complex="Aegean1" style:font-size-complex="13pt"/>
    </style:style>
    <style:style style:name="P314" style:family="paragraph" style:parent-style-name="Βασικό">
      <style:paragraph-properties fo:margin-top="0cm" fo:margin-bottom="0cm" loext:contextual-spacing="false" fo:line-height="100%" fo:text-align="center" style:justify-single-word="false"/>
      <style:text-properties fo:color="#c0c0c0" style:font-name="Aegean:ss01" fo:font-size="14pt" fo:language="en" fo:country="US" officeooo:paragraph-rsid="00e6d63a" style:font-size-asian="14pt" style:font-name-complex="Aegean1" style:font-size-complex="14pt"/>
    </style:style>
    <style:style style:name="P315" style:family="paragraph" style:parent-style-name="Βασικό">
      <style:paragraph-properties fo:margin-top="0cm" fo:margin-bottom="0cm" loext:contextual-spacing="false" fo:line-height="100%" fo:text-align="center" style:justify-single-word="false"/>
      <style:text-properties fo:color="#c0c0c0" style:font-name="Aegean:ss01" fo:font-size="14pt" fo:language="zxx" fo:country="none" officeooo:paragraph-rsid="00e6d63a" style:font-size-asian="14pt" style:font-name-complex="Aegean1" style:font-size-complex="14pt"/>
    </style:style>
    <style:style style:name="P316" style:family="paragraph" style:parent-style-name="Βασικό">
      <style:paragraph-properties fo:margin-top="0cm" fo:margin-bottom="0cm" loext:contextual-spacing="false" fo:line-height="100%" fo:text-align="center" style:justify-single-word="false"/>
      <style:text-properties fo:color="#c0c0c0" style:font-name="Aegean:ss02" fo:font-size="14pt" fo:language="en" fo:country="US" officeooo:paragraph-rsid="00e6d63a" style:font-size-asian="14pt" style:font-name-complex="Aegean1" style:font-size-complex="14pt"/>
    </style:style>
    <style:style style:name="P317" style:family="paragraph" style:parent-style-name="Βασικό">
      <style:paragraph-properties fo:margin-top="0cm" fo:margin-bottom="0cm" loext:contextual-spacing="false" fo:line-height="100%" fo:text-align="center" style:justify-single-word="false"/>
      <style:text-properties fo:color="#c0c0c0" style:font-name="Aegean:ss02" fo:font-size="14pt" fo:language="zxx" fo:country="none" officeooo:paragraph-rsid="00e6d63a" style:font-size-asian="14pt" style:font-name-complex="Aegean1" style:font-size-complex="14pt"/>
    </style:style>
    <style:style style:name="P318" style:family="paragraph" style:parent-style-name="Βασικό">
      <style:paragraph-properties fo:margin-top="0cm" fo:margin-bottom="0cm" loext:contextual-spacing="false" fo:line-height="100%" fo:text-align="center" style:justify-single-word="false"/>
      <style:text-properties fo:color="#c0c0c0" style:font-name="Aegean:ss03" fo:font-size="14pt" fo:language="en" fo:country="US" officeooo:paragraph-rsid="00e6d63a" style:font-size-asian="14pt" style:font-name-complex="Aegean1" style:font-size-complex="14pt"/>
    </style:style>
    <style:style style:name="P319" style:family="paragraph" style:parent-style-name="Βασικό">
      <style:paragraph-properties fo:margin-top="0cm" fo:margin-bottom="0cm" loext:contextual-spacing="false" fo:line-height="100%" fo:text-align="center" style:justify-single-word="false"/>
      <style:text-properties fo:color="#c0c0c0" style:font-name="Aegean:ss03" fo:font-size="14pt" fo:language="zxx" fo:country="none" officeooo:paragraph-rsid="00e6d63a" style:font-size-asian="14pt" style:font-name-complex="Aegean1" style:font-size-complex="14pt"/>
    </style:style>
    <style:style style:name="P320" style:family="paragraph" style:parent-style-name="Βασικό">
      <style:paragraph-properties fo:margin-top="0cm" fo:margin-bottom="0cm" loext:contextual-spacing="false" fo:line-height="100%" fo:text-align="center" style:justify-single-word="false"/>
      <style:text-properties fo:color="#c0c0c0" style:font-name="Aegean:ss04" fo:font-size="14pt" fo:language="en" fo:country="US" officeooo:paragraph-rsid="00e6d63a" style:font-size-asian="14pt" style:font-name-complex="Aegean1" style:font-size-complex="14pt"/>
    </style:style>
    <style:style style:name="P321" style:family="paragraph" style:parent-style-name="Βασικό">
      <style:paragraph-properties fo:margin-top="0cm" fo:margin-bottom="0cm" loext:contextual-spacing="false" fo:line-height="100%" fo:text-align="center" style:justify-single-word="false"/>
      <style:text-properties fo:color="#c0c0c0" style:font-name="Aegean:ss05" fo:font-size="14pt" fo:language="en" fo:country="US" officeooo:paragraph-rsid="00e6d63a" style:font-size-asian="14pt" style:font-name-complex="Aegean1" style:font-size-complex="14pt"/>
    </style:style>
    <style:style style:name="P322" style:family="paragraph" style:parent-style-name="Βασικό">
      <style:paragraph-properties fo:margin-top="0cm" fo:margin-bottom="0cm" loext:contextual-spacing="false" fo:line-height="100%" fo:text-align="center" style:justify-single-word="false"/>
      <style:text-properties fo:color="#c0c0c0" style:font-name="Aegean:ss06" fo:font-size="14pt" fo:language="en" fo:country="US" officeooo:paragraph-rsid="00e6d63a" style:font-size-asian="14pt" style:font-name-complex="Aegean1" style:font-size-complex="14pt"/>
    </style:style>
    <style:style style:name="P323" style:family="paragraph" style:parent-style-name="Βασικό">
      <style:paragraph-properties fo:margin-top="0cm" fo:margin-bottom="0cm" loext:contextual-spacing="false" fo:line-height="100%" fo:text-align="center" style:justify-single-word="false"/>
      <style:text-properties fo:color="#c0c0c0" style:font-name="Aegean:ss07" fo:font-size="14pt" fo:language="en" fo:country="US" officeooo:paragraph-rsid="00e6d63a" style:font-size-asian="14pt" style:font-name-complex="Aegean1" style:font-size-complex="14pt"/>
    </style:style>
    <style:style style:name="P324" style:family="paragraph" style:parent-style-name="Βασικό">
      <style:paragraph-properties fo:margin-top="0cm" fo:margin-bottom="0cm" loext:contextual-spacing="false" fo:line-height="100%" fo:text-align="center" style:justify-single-word="false"/>
      <style:text-properties fo:color="#c0c0c0" style:font-name="Aegean:salt" fo:font-size="14pt" fo:language="en" fo:country="US" officeooo:paragraph-rsid="00e6d63a" style:font-size-asian="14pt" style:font-name-complex="Aegean1" style:font-size-complex="14pt"/>
    </style:style>
    <style:style style:name="P325" style:family="paragraph" style:parent-style-name="Βασικό">
      <style:paragraph-properties fo:margin-top="0cm" fo:margin-bottom="0cm" loext:contextual-spacing="false" fo:line-height="100%" fo:text-align="center" style:justify-single-word="false"/>
      <style:text-properties fo:color="#c0c0c0" style:font-name="Aegean1" fo:font-size="14pt" fo:language="en" fo:country="US" officeooo:paragraph-rsid="00e6d63a" style:font-size-asian="14pt" style:font-name-complex="Aegean1" style:font-size-complex="14pt"/>
    </style:style>
    <style:style style:name="P326" style:family="paragraph" style:parent-style-name="Βασικό">
      <style:paragraph-properties fo:margin-top="0cm" fo:margin-bottom="0cm" loext:contextual-spacing="false" fo:line-height="100%" fo:text-align="center" style:justify-single-word="false"/>
      <style:text-properties fo:color="#c0c0c0" style:font-name="Aegean:ss11" fo:font-size="14pt" fo:language="zxx" fo:country="none" officeooo:paragraph-rsid="00ea2231" style:font-size-asian="14pt" style:font-name-complex="Aegean1" style:font-size-complex="14pt"/>
    </style:style>
    <style:style style:name="P327" style:family="paragraph" style:parent-style-name="Βασικό">
      <style:paragraph-properties fo:margin-top="0cm" fo:margin-bottom="0cm" loext:contextual-spacing="false" fo:line-height="100%" fo:text-align="center" style:justify-single-word="false"/>
      <style:text-properties fo:color="#c0c0c0" style:font-name="Aegean:ss11" fo:font-size="14pt" fo:language="en" fo:country="US" officeooo:paragraph-rsid="00ea2231" style:font-size-asian="14pt" style:font-name-complex="Aegean1" style:font-size-complex="14pt"/>
    </style:style>
    <style:style style:name="P328" style:family="paragraph" style:parent-style-name="Βασικό">
      <style:paragraph-properties fo:margin-top="0cm" fo:margin-bottom="0cm" loext:contextual-spacing="false" fo:line-height="100%" fo:text-align="center" style:justify-single-word="false"/>
      <style:text-properties fo:color="#c0c0c0" style:font-name="Aegean:ss10" fo:font-size="14pt" fo:language="en" fo:country="US" officeooo:paragraph-rsid="00ea2231" style:font-size-asian="14pt" style:font-name-complex="Aegean1" style:font-size-complex="14pt"/>
    </style:style>
    <style:style style:name="P329" style:family="paragraph" style:parent-style-name="Βασικό">
      <style:paragraph-properties fo:margin-top="0cm" fo:margin-bottom="0cm" loext:contextual-spacing="false" fo:line-height="100%" fo:text-align="center" style:justify-single-word="false"/>
      <style:text-properties fo:color="#c0c0c0" style:font-name="Aegean:ss09" fo:font-size="14pt" fo:language="en" fo:country="US" officeooo:paragraph-rsid="00ea2231" style:font-size-asian="14pt" style:font-name-complex="Aegean1" style:font-size-complex="14pt"/>
    </style:style>
    <style:style style:name="P330" style:family="paragraph" style:parent-style-name="Βασικό">
      <style:paragraph-properties fo:margin-top="0cm" fo:margin-bottom="0cm" loext:contextual-spacing="false" fo:line-height="100%" fo:text-align="center" style:justify-single-word="false"/>
      <style:text-properties fo:color="#c0c0c0" style:font-name="Aegean:ss13" fo:font-size="14pt" fo:language="en" fo:country="US" officeooo:paragraph-rsid="00ea2231" style:font-size-asian="14pt" style:font-name-complex="Aegean1" style:font-size-complex="14pt"/>
    </style:style>
    <style:style style:name="P331" style:family="paragraph" style:parent-style-name="Βασικό">
      <style:paragraph-properties fo:margin-top="0cm" fo:margin-bottom="0cm" loext:contextual-spacing="false" fo:line-height="100%" fo:text-align="center" style:justify-single-word="false"/>
      <style:text-properties fo:color="#c0c0c0" style:font-name="Aegean:ss12" fo:font-size="14pt" fo:language="en" fo:country="US" officeooo:paragraph-rsid="00ea2231" style:font-size-asian="14pt" style:font-name-complex="Aegean1" style:font-size-complex="14pt"/>
    </style:style>
    <style:style style:name="P332" style:family="paragraph" style:parent-style-name="Βασικό">
      <style:paragraph-properties fo:margin-top="0cm" fo:margin-bottom="0cm" loext:contextual-spacing="false" fo:line-height="100%" fo:text-align="center" style:justify-single-word="false"/>
      <style:text-properties fo:color="#c0c0c0" style:font-name="Aegean:ss08" fo:font-size="14pt" fo:language="en" fo:country="US" officeooo:paragraph-rsid="00ea2231" style:font-size-asian="14pt" style:font-name-complex="Aegean1" style:font-size-complex="14pt"/>
    </style:style>
    <style:style style:name="P333" style:family="paragraph" style:parent-style-name="Βασικό">
      <style:paragraph-properties fo:margin-top="0cm" fo:margin-bottom="0cm" loext:contextual-spacing="false" fo:line-height="100%" fo:text-align="center" style:justify-single-word="false"/>
      <style:text-properties fo:color="#c0c0c0" style:font-name="Aegean:ss18" fo:font-size="14pt" fo:language="en" fo:country="US" officeooo:paragraph-rsid="00ea2231" style:font-size-asian="14pt" style:font-name-complex="Aegean1" style:font-size-complex="14pt"/>
    </style:style>
    <style:style style:name="P334" style:family="paragraph" style:parent-style-name="Βασικό">
      <style:paragraph-properties fo:margin-top="0cm" fo:margin-bottom="0cm" loext:contextual-spacing="false" fo:line-height="100%" fo:text-align="center" style:justify-single-word="false"/>
      <style:text-properties fo:color="#c0c0c0" style:font-name="Aegean:ss18" fo:font-size="14pt" fo:language="zxx" fo:country="none" officeooo:paragraph-rsid="00ea2231" style:font-size-asian="14pt" style:font-name-complex="Aegean1" style:font-size-complex="14pt"/>
    </style:style>
    <style:style style:name="P335" style:family="paragraph" style:parent-style-name="Βασικό">
      <style:paragraph-properties fo:margin-top="0cm" fo:margin-bottom="0cm" loext:contextual-spacing="false" fo:line-height="100%" fo:text-align="center" style:justify-single-word="false"/>
      <style:text-properties fo:color="#c0c0c0" style:font-name="Aegean:ss19" fo:font-size="14pt" fo:language="en" fo:country="US" officeooo:paragraph-rsid="00ea2231" style:font-size-asian="14pt" style:font-name-complex="Aegean1" style:font-size-complex="14pt"/>
    </style:style>
    <style:style style:name="P336" style:family="paragraph" style:parent-style-name="Βασικό">
      <style:paragraph-properties fo:margin-top="0cm" fo:margin-bottom="0cm" loext:contextual-spacing="false" fo:line-height="100%" fo:text-align="center" style:justify-single-word="false"/>
      <style:text-properties fo:color="#c0c0c0" style:font-name="Aegean:ss20" fo:font-size="14pt" fo:language="en" fo:country="US" officeooo:paragraph-rsid="00ea2231" style:font-size-asian="14pt" style:font-name-complex="Aegean1" style:font-size-complex="14pt"/>
    </style:style>
    <style:style style:name="P337" style:family="paragraph" style:parent-style-name="Βασικό">
      <style:paragraph-properties fo:margin-top="0cm" fo:margin-bottom="0cm" loext:contextual-spacing="false" fo:line-height="100%" fo:text-align="center" style:justify-single-word="false"/>
      <style:text-properties fo:color="#c0c0c0" style:font-name="Aegean:ss14" fo:font-size="14pt" fo:language="en" fo:country="US" officeooo:paragraph-rsid="00ea2231" style:font-size-asian="14pt" style:font-name-complex="Aegean1" style:font-size-complex="14pt"/>
    </style:style>
    <style:style style:name="P338" style:family="paragraph" style:parent-style-name="Βασικό">
      <style:paragraph-properties fo:margin-top="0cm" fo:margin-bottom="0cm" loext:contextual-spacing="false" fo:line-height="100%" fo:text-align="center" style:justify-single-word="false"/>
      <style:text-properties fo:color="#c0c0c0" style:font-name="Aegean:ss17" fo:font-size="14pt" fo:language="en" fo:country="US" officeooo:paragraph-rsid="00ea2231" style:font-size-asian="14pt" style:font-name-complex="Aegean1" style:font-size-complex="14pt"/>
    </style:style>
    <style:style style:name="P339" style:family="paragraph" style:parent-style-name="Βασικό">
      <style:paragraph-properties fo:margin-top="0cm" fo:margin-bottom="0cm" loext:contextual-spacing="false" fo:line-height="100%" fo:text-align="center" style:justify-single-word="false"/>
      <style:text-properties fo:color="#c0c0c0" style:font-name="Aegean:ss15" fo:font-size="14pt" fo:language="en" fo:country="US" officeooo:paragraph-rsid="00ea2231" style:font-size-asian="14pt" style:font-name-complex="Aegean1" style:font-size-complex="14pt"/>
    </style:style>
    <style:style style:name="P340" style:family="paragraph" style:parent-style-name="Βασικό">
      <style:paragraph-properties fo:margin-top="0cm" fo:margin-bottom="0cm" loext:contextual-spacing="false" fo:line-height="100%" fo:text-align="center" style:justify-single-word="false"/>
      <style:text-properties fo:color="#c0c0c0" style:font-name="Aegean:ss16" fo:font-size="14pt" fo:language="en" fo:country="US" officeooo:paragraph-rsid="00ea2231" style:font-size-asian="14pt" style:font-name-complex="Aegean1" style:font-size-complex="14pt"/>
    </style:style>
    <style:style style:name="P341" style:family="paragraph" style:parent-style-name="Βασικό">
      <style:paragraph-properties fo:margin-top="0cm" fo:margin-bottom="0cm" loext:contextual-spacing="false" fo:line-height="100%" fo:text-align="center" style:justify-single-word="false"/>
      <style:text-properties style:font-name="Aegean:ss07" fo:font-size="14pt" fo:language="en" fo:country="US" officeooo:paragraph-rsid="00e6d63a" style:font-size-asian="14pt" style:font-name-complex="Aegean1" style:font-size-complex="14pt"/>
    </style:style>
    <style:style style:name="P342" style:family="paragraph" style:parent-style-name="Βασικό">
      <style:paragraph-properties fo:margin-top="0cm" fo:margin-bottom="0cm" loext:contextual-spacing="false" fo:line-height="100%" fo:text-align="center" style:justify-single-word="false"/>
      <style:text-properties style:font-name="Aegean:ss07" fo:font-size="14pt" fo:language="zxx" fo:country="none" officeooo:paragraph-rsid="00e6d63a" style:font-size-asian="14pt" style:font-name-complex="Aegean1" style:font-size-complex="14pt"/>
    </style:style>
    <style:style style:name="P343" style:family="paragraph" style:parent-style-name="Βασικό">
      <style:paragraph-properties fo:margin-top="0cm" fo:margin-bottom="0cm" loext:contextual-spacing="false" fo:line-height="100%" fo:text-align="center" style:justify-single-word="false"/>
      <style:text-properties style:font-name="Aegean:salt" fo:font-size="14pt" fo:language="en" fo:country="US" officeooo:paragraph-rsid="00e6d63a" style:font-size-asian="14pt" style:font-name-complex="Aegean1" style:font-size-complex="14pt"/>
    </style:style>
    <style:style style:name="P344" style:family="paragraph" style:parent-style-name="Βασικό">
      <style:paragraph-properties fo:margin-top="0cm" fo:margin-bottom="0cm" loext:contextual-spacing="false" fo:line-height="100%" fo:text-align="center" style:justify-single-word="false"/>
      <style:text-properties style:font-name="Aegean:salt" fo:font-size="14pt" fo:language="zxx" fo:country="none" officeooo:paragraph-rsid="00e6d63a" style:font-size-asian="14pt" style:font-name-complex="Aegean1" style:font-size-complex="14pt"/>
    </style:style>
    <style:style style:name="P345" style:family="paragraph" style:parent-style-name="Βασικό">
      <style:paragraph-properties fo:margin-top="0cm" fo:margin-bottom="0cm" loext:contextual-spacing="false" fo:line-height="100%" fo:text-align="center" style:justify-single-word="false"/>
      <style:text-properties style:font-name="Aegean:ss04" fo:font-size="14pt" fo:language="zxx" fo:country="none" officeooo:paragraph-rsid="00e6d63a" style:font-size-asian="14pt" style:font-name-complex="Aegean1" style:font-size-complex="14pt"/>
    </style:style>
    <style:style style:name="P346" style:family="paragraph" style:parent-style-name="Βασικό">
      <style:paragraph-properties fo:margin-top="0cm" fo:margin-bottom="0cm" loext:contextual-spacing="false" fo:line-height="100%" fo:text-align="center" style:justify-single-word="false"/>
      <style:text-properties style:font-name="Aegean:ss04" fo:font-size="14pt" fo:language="en" fo:country="US" officeooo:paragraph-rsid="00e6d63a" style:font-size-asian="14pt" style:font-name-complex="Aegean1" style:font-size-complex="14pt"/>
    </style:style>
    <style:style style:name="P347" style:family="paragraph" style:parent-style-name="Βασικό">
      <style:paragraph-properties fo:margin-top="0cm" fo:margin-bottom="0cm" loext:contextual-spacing="false" fo:line-height="100%" fo:text-align="center" style:justify-single-word="false"/>
      <style:text-properties style:font-name="Aegean:ss05" fo:font-size="14pt" fo:language="zxx" fo:country="none" officeooo:paragraph-rsid="00e6d63a" style:font-size-asian="14pt" style:font-name-complex="Aegean1" style:font-size-complex="14pt"/>
    </style:style>
    <style:style style:name="P348" style:family="paragraph" style:parent-style-name="Βασικό">
      <style:paragraph-properties fo:margin-top="0cm" fo:margin-bottom="0cm" loext:contextual-spacing="false" fo:line-height="100%" fo:text-align="center" style:justify-single-word="false"/>
      <style:text-properties style:font-name="Aegean:ss05" fo:font-size="14pt" fo:language="en" fo:country="US" officeooo:paragraph-rsid="00e6d63a" style:font-size-asian="14pt" style:font-name-complex="Aegean1" style:font-size-complex="14pt"/>
    </style:style>
    <style:style style:name="P349" style:family="paragraph" style:parent-style-name="Βασικό">
      <style:paragraph-properties fo:margin-top="0cm" fo:margin-bottom="0cm" loext:contextual-spacing="false" fo:line-height="100%" fo:text-align="center" style:justify-single-word="false"/>
      <style:text-properties style:font-name="Aegean:ss06" fo:font-size="14pt" fo:language="zxx" fo:country="none" officeooo:paragraph-rsid="00e6d63a" style:font-size-asian="14pt" style:font-name-complex="Aegean1" style:font-size-complex="14pt"/>
    </style:style>
    <style:style style:name="P350" style:family="paragraph" style:parent-style-name="Βασικό">
      <style:paragraph-properties fo:margin-top="0cm" fo:margin-bottom="0cm" loext:contextual-spacing="false" fo:line-height="100%" fo:text-align="center" style:justify-single-word="false"/>
      <style:text-properties style:font-name="Aegean:ss06" fo:font-size="14pt" fo:language="en" fo:country="US" officeooo:paragraph-rsid="00e6d63a" style:font-size-asian="14pt" style:font-name-complex="Aegean1" style:font-size-complex="14pt"/>
    </style:style>
    <style:style style:name="P351" style:family="paragraph" style:parent-style-name="Βασικό">
      <style:paragraph-properties fo:margin-top="0cm" fo:margin-bottom="0cm" loext:contextual-spacing="false" fo:line-height="100%" fo:text-align="center" style:justify-single-word="false"/>
      <style:text-properties style:font-name="Aegean:ss02" fo:font-size="14pt" fo:language="en" fo:country="US" officeooo:paragraph-rsid="00e6d63a" style:font-size-asian="14pt" style:font-name-complex="Aegean1" style:font-size-complex="14pt"/>
    </style:style>
    <style:style style:name="P352" style:family="paragraph" style:parent-style-name="Βασικό">
      <style:paragraph-properties fo:margin-top="0cm" fo:margin-bottom="0cm" loext:contextual-spacing="false" fo:line-height="100%" fo:text-align="center" style:justify-single-word="false"/>
      <style:text-properties style:font-name="Aegean:ss03" fo:font-size="14pt" fo:language="en" fo:country="US" officeooo:paragraph-rsid="00e6d63a" style:font-size-asian="14pt" style:font-name-complex="Aegean1" style:font-size-complex="14pt"/>
    </style:style>
    <style:style style:name="P353" style:family="paragraph" style:parent-style-name="Βασικό">
      <style:paragraph-properties fo:margin-top="0cm" fo:margin-bottom="0cm" loext:contextual-spacing="false" fo:line-height="100%" fo:text-align="center" style:justify-single-word="false"/>
      <style:text-properties style:font-name="Aegean:ss01" fo:font-size="14pt" fo:language="en" fo:country="US" officeooo:paragraph-rsid="00e6d63a" style:font-size-asian="14pt" style:font-name-complex="Aegean1" style:font-size-complex="14pt"/>
    </style:style>
    <style:style style:name="P354" style:family="paragraph" style:parent-style-name="Βασικό">
      <style:paragraph-properties fo:margin-top="0cm" fo:margin-bottom="0cm" loext:contextual-spacing="false" fo:line-height="100%" fo:text-align="center" style:justify-single-word="false"/>
      <style:text-properties style:font-name="Aegean:ss08" fo:font-size="14pt" fo:language="en" fo:country="US" officeooo:paragraph-rsid="00ea2231" style:font-size-asian="14pt" style:font-name-complex="Aegean1" style:font-size-complex="14pt"/>
    </style:style>
    <style:style style:name="P355" style:family="paragraph" style:parent-style-name="Βασικό">
      <loext:graphic-properties draw:fill="none" draw:fill-color="#ffffff" draw:opacity="100%"/>
      <style:paragraph-properties fo:margin-top="0cm" fo:margin-bottom="0cm" loext:contextual-spacing="false" fo:line-height="100%" fo:text-align="center" style:justify-single-word="false" fo:background-color="transparent"/>
      <style:text-properties style:font-name="Aegean:ss08" fo:font-size="14pt" fo:language="en" fo:country="US" officeooo:paragraph-rsid="00ea2231" style:font-size-asian="14pt" style:font-name-complex="Aegean1" style:font-size-complex="14pt"/>
    </style:style>
    <style:style style:name="P356" style:family="paragraph" style:parent-style-name="Βασικό">
      <style:paragraph-properties fo:margin-top="0cm" fo:margin-bottom="0cm" loext:contextual-spacing="false" fo:line-height="100%" fo:text-align="center" style:justify-single-word="false"/>
      <style:text-properties style:font-name="Aegean:ss08" fo:font-size="14pt" fo:language="zxx" fo:country="none" officeooo:paragraph-rsid="00ea2231" style:font-size-asian="14pt" style:font-name-complex="Aegean1" style:font-size-complex="14pt"/>
    </style:style>
    <style:style style:name="P357" style:family="paragraph" style:parent-style-name="Βασικό">
      <style:paragraph-properties fo:margin-top="0cm" fo:margin-bottom="0cm" loext:contextual-spacing="false" fo:line-height="100%" fo:text-align="center" style:justify-single-word="false"/>
      <style:text-properties style:font-name="Aegean:ss09" fo:font-size="14pt" fo:language="en" fo:country="US" officeooo:paragraph-rsid="00ea2231" style:font-size-asian="14pt" style:font-name-complex="Aegean1" style:font-size-complex="14pt"/>
    </style:style>
    <style:style style:name="P358" style:family="paragraph" style:parent-style-name="Βασικό">
      <style:paragraph-properties fo:margin-top="0cm" fo:margin-bottom="0cm" loext:contextual-spacing="false" fo:line-height="100%" fo:text-align="center" style:justify-single-word="false"/>
      <style:text-properties style:font-name="Aegean:ss09" fo:font-size="14pt" fo:language="zxx" fo:country="none" officeooo:paragraph-rsid="00ea2231" style:font-size-asian="14pt" style:font-name-complex="Aegean1" style:font-size-complex="14pt"/>
    </style:style>
    <style:style style:name="P359" style:family="paragraph" style:parent-style-name="Βασικό">
      <style:paragraph-properties fo:margin-top="0cm" fo:margin-bottom="0cm" loext:contextual-spacing="false" fo:line-height="100%" fo:text-align="center" style:justify-single-word="false"/>
      <style:text-properties style:font-name="Aegean:ss10" fo:font-size="14pt" fo:language="en" fo:country="US" officeooo:paragraph-rsid="00ea2231" style:font-size-asian="14pt" style:font-name-complex="Aegean1" style:font-size-complex="14pt"/>
    </style:style>
    <style:style style:name="P360" style:family="paragraph" style:parent-style-name="Βασικό">
      <style:paragraph-properties fo:margin-top="0cm" fo:margin-bottom="0cm" loext:contextual-spacing="false" fo:line-height="100%" fo:text-align="center" style:justify-single-word="false"/>
      <style:text-properties style:font-name="Aegean:ss10" fo:font-size="14pt" fo:language="zxx" fo:country="none" officeooo:paragraph-rsid="00ea2231" style:font-size-asian="14pt" style:font-name-complex="Aegean1" style:font-size-complex="14pt"/>
    </style:style>
    <style:style style:name="P361" style:family="paragraph" style:parent-style-name="Βασικό">
      <style:paragraph-properties fo:margin-top="0cm" fo:margin-bottom="0cm" loext:contextual-spacing="false" fo:line-height="100%" fo:text-align="center" style:justify-single-word="false"/>
      <style:text-properties style:font-name="Aegean:ss11" fo:font-size="14pt" fo:language="en" fo:country="US" officeooo:paragraph-rsid="00ea2231" style:font-size-asian="14pt" style:font-name-complex="Aegean1" style:font-size-complex="14pt"/>
    </style:style>
    <style:style style:name="P362" style:family="paragraph" style:parent-style-name="Βασικό">
      <style:paragraph-properties fo:margin-top="0cm" fo:margin-bottom="0cm" loext:contextual-spacing="false" fo:line-height="100%" fo:text-align="center" style:justify-single-word="false"/>
      <style:text-properties style:font-name="Aegean:ss12" fo:font-size="14pt" fo:language="en" fo:country="US" officeooo:paragraph-rsid="00ea2231" style:font-size-asian="14pt" style:font-name-complex="Aegean1" style:font-size-complex="14pt"/>
    </style:style>
    <style:style style:name="P363" style:family="paragraph" style:parent-style-name="Βασικό">
      <style:paragraph-properties fo:margin-top="0cm" fo:margin-bottom="0cm" loext:contextual-spacing="false" fo:line-height="100%" fo:text-align="center" style:justify-single-word="false"/>
      <style:text-properties style:font-name="Aegean:ss12" fo:font-size="14pt" fo:language="zxx" fo:country="none" officeooo:paragraph-rsid="00ea2231" style:font-size-asian="14pt" style:font-name-complex="Aegean1" style:font-size-complex="14pt"/>
    </style:style>
    <style:style style:name="P364" style:family="paragraph" style:parent-style-name="Βασικό">
      <style:paragraph-properties fo:margin-top="0cm" fo:margin-bottom="0cm" loext:contextual-spacing="false" fo:line-height="100%" fo:text-align="center" style:justify-single-word="false"/>
      <style:text-properties style:font-name="Aegean:ss13" fo:font-size="14pt" fo:language="en" fo:country="US" officeooo:paragraph-rsid="00ea2231" style:font-size-asian="14pt" style:font-name-complex="Aegean1" style:font-size-complex="14pt"/>
    </style:style>
    <style:style style:name="P365" style:family="paragraph" style:parent-style-name="Βασικό">
      <style:paragraph-properties fo:margin-top="0cm" fo:margin-bottom="0cm" loext:contextual-spacing="false" fo:line-height="100%" fo:text-align="center" style:justify-single-word="false"/>
      <style:text-properties style:font-name="Aegean:ss13" fo:font-size="14pt" fo:language="zxx" fo:country="none" officeooo:paragraph-rsid="00ea2231" style:font-size-asian="14pt" style:font-name-complex="Aegean1" style:font-size-complex="14pt"/>
    </style:style>
    <style:style style:name="P366" style:family="paragraph" style:parent-style-name="Βασικό">
      <style:paragraph-properties fo:margin-top="0cm" fo:margin-bottom="0cm" loext:contextual-spacing="false" fo:line-height="100%" fo:text-align="center" style:justify-single-word="false"/>
      <style:text-properties style:font-name="Aegean:ss14" fo:font-size="14pt" fo:language="en" fo:country="US" officeooo:paragraph-rsid="00ea2231" style:font-size-asian="14pt" style:font-name-complex="Aegean1" style:font-size-complex="14pt"/>
    </style:style>
    <style:style style:name="P367" style:family="paragraph" style:parent-style-name="Βασικό">
      <style:paragraph-properties fo:margin-top="0cm" fo:margin-bottom="0cm" loext:contextual-spacing="false" fo:line-height="100%" fo:text-align="center" style:justify-single-word="false"/>
      <style:text-properties style:font-name="Aegean:ss14" fo:font-size="14pt" fo:language="zxx" fo:country="none" officeooo:paragraph-rsid="00ea2231" style:font-size-asian="14pt" style:font-name-complex="Aegean1" style:font-size-complex="14pt"/>
    </style:style>
    <style:style style:name="P368" style:family="paragraph" style:parent-style-name="Βασικό">
      <style:paragraph-properties fo:margin-top="0cm" fo:margin-bottom="0cm" loext:contextual-spacing="false" fo:line-height="100%" fo:text-align="center" style:justify-single-word="false"/>
      <style:text-properties style:font-name="Aegean:ss15" fo:font-size="14pt" fo:language="en" fo:country="US" officeooo:paragraph-rsid="00ea2231" style:font-size-asian="14pt" style:font-name-complex="Aegean1" style:font-size-complex="14pt"/>
    </style:style>
    <style:style style:name="P369" style:family="paragraph" style:parent-style-name="Βασικό">
      <style:paragraph-properties fo:margin-top="0cm" fo:margin-bottom="0cm" loext:contextual-spacing="false" fo:line-height="100%" fo:text-align="center" style:justify-single-word="false"/>
      <style:text-properties style:font-name="Aegean:ss15" fo:font-size="14pt" fo:language="zxx" fo:country="none" officeooo:paragraph-rsid="00ea2231" style:font-size-asian="14pt" style:font-name-complex="Aegean1" style:font-size-complex="14pt"/>
    </style:style>
    <style:style style:name="P370" style:family="paragraph" style:parent-style-name="Βασικό">
      <style:paragraph-properties fo:margin-top="0cm" fo:margin-bottom="0cm" loext:contextual-spacing="false" fo:line-height="100%" fo:text-align="center" style:justify-single-word="false"/>
      <style:text-properties style:font-name="Aegean:ss16" fo:font-size="14pt" fo:language="en" fo:country="US" officeooo:paragraph-rsid="00ea2231" style:font-size-asian="14pt" style:font-name-complex="Aegean1" style:font-size-complex="14pt"/>
    </style:style>
    <style:style style:name="P371" style:family="paragraph" style:parent-style-name="Βασικό">
      <style:paragraph-properties fo:margin-top="0cm" fo:margin-bottom="0cm" loext:contextual-spacing="false" fo:line-height="100%" fo:text-align="center" style:justify-single-word="false"/>
      <style:text-properties style:font-name="Aegean:ss16" fo:font-size="14pt" fo:language="zxx" fo:country="none" officeooo:paragraph-rsid="00ea2231" style:font-size-asian="14pt" style:font-name-complex="Aegean1" style:font-size-complex="14pt"/>
    </style:style>
    <style:style style:name="P372" style:family="paragraph" style:parent-style-name="Βασικό">
      <style:paragraph-properties fo:margin-top="0cm" fo:margin-bottom="0cm" loext:contextual-spacing="false" fo:line-height="100%" fo:text-align="center" style:justify-single-word="false"/>
      <style:text-properties style:font-name="Aegean:ss17" fo:font-size="14pt" fo:language="en" fo:country="US" officeooo:paragraph-rsid="00ea2231" style:font-size-asian="14pt" style:font-name-complex="Aegean1" style:font-size-complex="14pt"/>
    </style:style>
    <style:style style:name="P373" style:family="paragraph" style:parent-style-name="Βασικό">
      <style:paragraph-properties fo:margin-top="0cm" fo:margin-bottom="0cm" loext:contextual-spacing="false" fo:line-height="100%" fo:text-align="center" style:justify-single-word="false"/>
      <style:text-properties style:font-name="Aegean:ss17" fo:font-size="14pt" fo:language="zxx" fo:country="none" officeooo:paragraph-rsid="00ea2231" style:font-size-asian="14pt" style:font-name-complex="Aegean1" style:font-size-complex="14pt"/>
    </style:style>
    <style:style style:name="P374" style:family="paragraph" style:parent-style-name="Βασικό">
      <style:paragraph-properties fo:margin-top="0cm" fo:margin-bottom="0cm" loext:contextual-spacing="false" fo:line-height="100%" fo:text-align="center" style:justify-single-word="false"/>
      <style:text-properties style:font-name="Aegean:ss19" fo:font-size="14pt" fo:language="en" fo:country="US" officeooo:paragraph-rsid="00ea2231" style:font-size-asian="14pt" style:font-name-complex="Aegean1" style:font-size-complex="14pt"/>
    </style:style>
    <style:style style:name="P375" style:family="paragraph" style:parent-style-name="Βασικό">
      <loext:graphic-properties draw:fill="none" draw:fill-color="#ffffff" draw:opacity="100%"/>
      <style:paragraph-properties fo:margin-top="0cm" fo:margin-bottom="0cm" loext:contextual-spacing="false" fo:line-height="100%" fo:text-align="center" style:justify-single-word="false" fo:background-color="transparent"/>
      <style:text-properties style:font-name="Aegean:ss19" fo:font-size="14pt" fo:language="en" fo:country="US" officeooo:paragraph-rsid="00ea2231" style:font-size-asian="14pt" style:font-name-complex="Aegean1" style:font-size-complex="14pt"/>
    </style:style>
    <style:style style:name="P376" style:family="paragraph" style:parent-style-name="Βασικό">
      <style:paragraph-properties fo:margin-top="0cm" fo:margin-bottom="0cm" loext:contextual-spacing="false" fo:line-height="100%" fo:text-align="center" style:justify-single-word="false"/>
      <style:text-properties style:font-name="Aegean:ss19" fo:font-size="14pt" fo:language="zxx" fo:country="none" officeooo:paragraph-rsid="00ea2231" style:font-size-asian="14pt" style:font-name-complex="Aegean1" style:font-size-complex="14pt"/>
    </style:style>
    <style:style style:name="P377" style:family="paragraph" style:parent-style-name="Βασικό">
      <style:paragraph-properties fo:margin-top="0cm" fo:margin-bottom="0cm" loext:contextual-spacing="false" fo:line-height="100%" fo:text-align="center" style:justify-single-word="false"/>
      <style:text-properties style:font-name="Aegean:ss20" fo:font-size="14pt" fo:language="en" fo:country="US" officeooo:paragraph-rsid="00ea2231" style:font-size-asian="14pt" style:font-name-complex="Aegean1" style:font-size-complex="14pt"/>
    </style:style>
    <style:style style:name="P378" style:family="paragraph" style:parent-style-name="Βασικό">
      <style:paragraph-properties fo:margin-top="0cm" fo:margin-bottom="0cm" loext:contextual-spacing="false" fo:line-height="100%" fo:text-align="center" style:justify-single-word="false"/>
      <style:text-properties style:font-name="Aegean:ss20" fo:font-size="14pt" fo:language="zxx" fo:country="none" officeooo:paragraph-rsid="00ea2231" style:font-size-asian="14pt" style:font-name-complex="Aegean1" style:font-size-complex="14pt"/>
    </style:style>
    <style:style style:name="P379" style:family="paragraph" style:parent-style-name="Βασικό">
      <style:paragraph-properties fo:margin-top="0cm" fo:margin-bottom="0cm" loext:contextual-spacing="false" fo:line-height="100%" fo:text-align="center" style:justify-single-word="false"/>
      <style:text-properties style:font-name="Aegean:ss18" fo:font-size="14pt" fo:language="en" fo:country="US" officeooo:paragraph-rsid="00ea2231" style:font-size-asian="14pt" style:font-name-complex="Aegean1" style:font-size-complex="14pt"/>
    </style:style>
    <style:style style:name="P380" style:family="paragraph" style:parent-style-name="Βασικό">
      <style:paragraph-properties fo:margin-top="0cm" fo:margin-bottom="0cm" loext:contextual-spacing="false" fo:line-height="100%" fo:text-align="center" style:justify-single-word="false"/>
      <style:text-properties fo:font-size="4pt" fo:language="en" fo:country="US" officeooo:paragraph-rsid="0038e172" style:font-size-asian="3.5pt" style:font-size-complex="4pt"/>
    </style:style>
    <style:style style:name="P381" style:family="paragraph" style:parent-style-name="Βασικό">
      <style:paragraph-properties fo:margin-top="0cm" fo:margin-bottom="0cm" loext:contextual-spacing="false" fo:line-height="100%" fo:text-align="center" style:justify-single-word="false"/>
      <style:text-properties style:font-name="Aegean:cv02" fo:font-size="12pt" fo:language="en" fo:country="US" officeooo:paragraph-rsid="0085cb29" style:font-size-asian="12pt" style:font-name-complex="Aegean1" style:font-size-complex="12pt"/>
    </style:style>
    <style:style style:name="P382" style:family="paragraph" style:parent-style-name="Βασικό">
      <style:paragraph-properties fo:margin-top="0cm" fo:margin-bottom="0cm" loext:contextual-spacing="false" fo:line-height="100%" fo:text-align="center" style:justify-single-word="false"/>
      <style:text-properties style:font-name="Aegean:cv02" fo:font-size="12pt" fo:language="en" fo:country="US" officeooo:paragraph-rsid="009e32c2" style:font-size-asian="12pt" style:font-name-complex="Aegean1" style:font-size-complex="12pt"/>
    </style:style>
    <style:style style:name="P383" style:family="paragraph" style:parent-style-name="Βασικό">
      <style:paragraph-properties fo:margin-top="0cm" fo:margin-bottom="0cm" loext:contextual-spacing="false" fo:line-height="100%"/>
      <style:text-properties style:font-name="Aegean:cv02" fo:font-size="12pt" fo:language="en" fo:country="US" officeooo:paragraph-rsid="00887618" style:font-size-asian="12pt" style:font-name-complex="Aegean1" style:font-size-complex="12pt"/>
    </style:style>
    <style:style style:name="P384" style:family="paragraph" style:parent-style-name="Βασικό">
      <style:paragraph-properties fo:margin-top="0cm" fo:margin-bottom="0cm" loext:contextual-spacing="false" fo:line-height="100%" fo:text-align="center" style:justify-single-word="false"/>
      <style:text-properties style:font-name="Aegean:ornm" fo:font-size="18pt" fo:language="en" fo:country="US" officeooo:rsid="00292132" officeooo:paragraph-rsid="00723443" style:font-size-asian="18pt" style:font-size-complex="18pt"/>
    </style:style>
    <style:style style:name="P385" style:family="paragraph" style:parent-style-name="Βασικό">
      <style:paragraph-properties fo:margin-top="0cm" fo:margin-bottom="0cm" loext:contextual-spacing="false" fo:line-height="100%"/>
      <style:text-properties fo:color="#0f089a" style:font-name="Calibri Light" fo:font-size="9pt" fo:language="en" fo:country="US" officeooo:paragraph-rsid="00831d2f" style:font-size-asian="7.84999990463257pt" style:font-name-complex="Symbola" style:font-size-complex="9pt"/>
    </style:style>
    <style:style style:name="P386" style:family="paragraph" style:parent-style-name="Βασικό">
      <style:paragraph-properties fo:margin-top="0cm" fo:margin-bottom="0cm" loext:contextual-spacing="false" fo:line-height="100%" fo:text-align="justify" style:justify-single-word="false"/>
      <style:text-properties fo:color="#0f089a" style:font-name="Calibri Light" fo:font-size="9pt" fo:language="en" fo:country="US" officeooo:rsid="004f82f5" officeooo:paragraph-rsid="0033e8bc" style:font-size-asian="9pt" style:font-name-complex="Aegean1" style:font-size-complex="9pt"/>
    </style:style>
    <style:style style:name="P387" style:family="paragraph" style:parent-style-name="Βασικό">
      <style:paragraph-properties fo:margin-top="0cm" fo:margin-bottom="0cm" loext:contextual-spacing="false" fo:line-height="100%" fo:text-align="justify" style:justify-single-word="false"/>
      <style:text-properties fo:color="#0f089a" style:font-name="Calibri Light" fo:font-size="9pt" fo:language="en" fo:country="US" officeooo:rsid="004f82f5" officeooo:paragraph-rsid="005107f8" style:font-size-asian="9pt" style:font-name-complex="Aegean1" style:font-size-complex="9pt"/>
    </style:style>
    <style:style style:name="P388" style:family="paragraph" style:parent-style-name="Βασικό">
      <style:paragraph-properties fo:margin-top="0cm" fo:margin-bottom="0cm" loext:contextual-spacing="false" fo:line-height="100%" fo:text-align="justify" style:justify-single-word="false"/>
      <style:text-properties fo:color="#0f089a" style:font-name="Calibri Light" fo:font-size="9pt" fo:language="en" fo:country="US" officeooo:rsid="004f82f5" officeooo:paragraph-rsid="0037928f" style:font-size-asian="9pt" style:font-name-complex="Aegean1" style:font-size-complex="9pt"/>
    </style:style>
    <style:style style:name="P389" style:family="paragraph" style:parent-style-name="Βασικό">
      <style:paragraph-properties fo:margin-top="0cm" fo:margin-bottom="0cm" loext:contextual-spacing="false" fo:line-height="100%"/>
      <style:text-properties fo:color="#1c21f7" style:font-name="Calibri Light" fo:font-size="16pt" fo:language="en" fo:country="US" officeooo:paragraph-rsid="0081b7e6" style:font-size-asian="16pt" style:font-size-complex="16pt"/>
    </style:style>
    <style:style style:name="P390" style:family="paragraph" style:parent-style-name="Βασικό">
      <style:paragraph-properties fo:margin-top="0cm" fo:margin-bottom="0cm" loext:contextual-spacing="false" fo:line-height="100%"/>
      <style:text-properties style:font-name="Calibri Light" fo:font-size="8pt" fo:language="en" fo:country="US" officeooo:paragraph-rsid="0081b7e6" style:font-size-asian="7pt" style:font-size-complex="8pt"/>
    </style:style>
    <style:style style:name="P391" style:family="paragraph" style:parent-style-name="Βασικό">
      <style:paragraph-properties fo:margin-top="0cm" fo:margin-bottom="0cm" loext:contextual-spacing="false" fo:line-height="100%" fo:text-align="start" style:justify-single-word="false"/>
      <style:text-properties style:font-name="Calibri Light" fo:font-size="8pt" fo:language="en" fo:country="US" officeooo:paragraph-rsid="0038e172" style:font-size-asian="8pt" style:font-size-complex="8pt"/>
    </style:style>
    <style:style style:name="P392" style:family="paragraph" style:parent-style-name="Βασικό">
      <style:paragraph-properties fo:margin-top="0cm" fo:margin-bottom="0cm" loext:contextual-spacing="false" fo:line-height="100%" fo:text-align="center" style:justify-single-word="false" style:text-autospace="none"/>
      <style:text-properties style:font-name="Calibri Light" fo:font-size="8pt" fo:language="en" fo:country="US" officeooo:paragraph-rsid="00e6d63a" style:font-size-asian="8pt" style:font-name-complex="Courier New1" style:font-size-complex="8pt"/>
    </style:style>
    <style:style style:name="P393" style:family="paragraph" style:parent-style-name="Βασικό">
      <style:paragraph-properties fo:margin-top="0cm" fo:margin-bottom="0cm" loext:contextual-spacing="false" fo:line-height="100%" fo:text-align="center" style:justify-single-word="false" style:text-autospace="none"/>
      <style:text-properties style:font-name="Calibri Light" fo:font-size="8pt" fo:language="en" fo:country="US" officeooo:paragraph-rsid="00ea2231" style:font-size-asian="8pt" style:font-name-complex="Courier New1" style:font-size-complex="8pt"/>
    </style:style>
    <style:style style:name="P394" style:family="paragraph" style:parent-style-name="Βασικό">
      <style:paragraph-properties fo:margin-top="0cm" fo:margin-bottom="0cm" loext:contextual-spacing="false" fo:line-height="100%" fo:text-align="start" style:justify-single-word="false"/>
      <style:text-properties style:font-name="Calibri Light" fo:font-size="8pt" officeooo:paragraph-rsid="0038e172" style:font-size-asian="8pt" style:font-size-complex="8pt"/>
    </style:style>
    <style:style style:name="P395" style:family="paragraph" style:parent-style-name="Βασικό">
      <style:paragraph-properties fo:margin-top="0cm" fo:margin-bottom="0cm" loext:contextual-spacing="false" fo:line-height="100%" fo:text-align="center" style:justify-single-word="false"/>
      <style:text-properties style:font-name="Calibri Light" fo:font-size="8pt" fo:language="en" fo:country="GB" officeooo:rsid="00111bf0" officeooo:paragraph-rsid="00e6d63a" style:font-size-asian="8pt" style:font-size-complex="8pt"/>
    </style:style>
    <style:style style:name="P396" style:family="paragraph" style:parent-style-name="Βασικό">
      <style:paragraph-properties fo:margin-top="0cm" fo:margin-bottom="0cm" loext:contextual-spacing="false" fo:line-height="100%" fo:text-align="center" style:justify-single-word="false"/>
      <style:text-properties style:font-name="Calibri Light" fo:font-size="8pt" fo:language="en" fo:country="GB" officeooo:rsid="00111bf0" officeooo:paragraph-rsid="00ea2231" style:font-size-asian="8pt" style:font-size-complex="8pt"/>
    </style:style>
    <style:style style:name="P397" style:family="paragraph" style:parent-style-name="Βασικό">
      <style:paragraph-properties fo:margin-top="0cm" fo:margin-bottom="0cm" loext:contextual-spacing="false" fo:line-height="100%" fo:text-align="start" style:justify-single-word="false"/>
      <style:text-properties style:font-name="Calibri Light" fo:font-size="9pt" fo:language="en" fo:country="US" officeooo:paragraph-rsid="003b2057" style:font-size-asian="9pt" style:font-size-complex="9pt"/>
    </style:style>
    <style:style style:name="P398" style:family="paragraph" style:parent-style-name="Βασικό">
      <style:paragraph-properties fo:margin-top="0cm" fo:margin-bottom="0cm" loext:contextual-spacing="false" fo:line-height="100%"/>
      <style:text-properties style:font-name="Calibri Light" fo:font-size="9pt" fo:language="en" fo:country="US" officeooo:paragraph-rsid="003dbefc" style:font-size-asian="9pt" style:font-size-complex="9pt"/>
    </style:style>
    <style:style style:name="P399" style:family="paragraph" style:parent-style-name="Βασικό">
      <style:paragraph-properties fo:margin-top="0cm" fo:margin-bottom="0cm" loext:contextual-spacing="false" fo:line-height="100%" fo:text-align="end" style:justify-single-word="false"/>
      <style:text-properties style:font-name="Calibri Light" fo:font-size="9pt" fo:language="en" fo:country="US" officeooo:paragraph-rsid="0038e172" style:font-size-asian="9pt" style:font-size-complex="9pt"/>
    </style:style>
    <style:style style:name="P400" style:family="paragraph" style:parent-style-name="Βασικό">
      <style:paragraph-properties fo:margin-top="0cm" fo:margin-bottom="0cm" loext:contextual-spacing="false" fo:line-height="100%"/>
      <style:text-properties style:font-name="Calibri Light" fo:font-size="9pt" fo:language="en" fo:country="US" officeooo:paragraph-rsid="0038e172" style:font-size-asian="9pt" style:font-size-complex="9pt"/>
    </style:style>
    <style:style style:name="P401" style:family="paragraph" style:parent-style-name="Βασικό">
      <style:paragraph-properties fo:margin-top="0cm" fo:margin-bottom="0cm" loext:contextual-spacing="false" fo:line-height="100%"/>
      <style:text-properties style:font-name="Calibri Light" fo:font-size="9pt" fo:language="en" fo:country="US" officeooo:paragraph-rsid="0033e8bc" style:font-size-asian="9pt" style:font-size-complex="9pt"/>
    </style:style>
    <style:style style:name="P402" style:family="paragraph" style:parent-style-name="Βασικό">
      <style:paragraph-properties fo:margin-top="0cm" fo:margin-bottom="0cm" loext:contextual-spacing="false" fo:line-height="100%" fo:text-align="justify" style:justify-single-word="false"/>
      <style:text-properties style:font-name="Calibri Light" fo:font-size="9pt" fo:language="en" fo:country="US" officeooo:paragraph-rsid="005107f8" style:font-size-asian="9pt" style:font-size-complex="9pt"/>
    </style:style>
    <style:style style:name="P403" style:family="paragraph" style:parent-style-name="Βασικό">
      <style:paragraph-properties fo:margin-top="0cm" fo:margin-bottom="0cm" loext:contextual-spacing="false" fo:line-height="100%"/>
      <style:text-properties style:font-name="Calibri Light" fo:font-size="9pt" fo:language="en" fo:country="US" officeooo:paragraph-rsid="0037928f" style:font-size-asian="9pt" style:font-size-complex="9pt"/>
    </style:style>
    <style:style style:name="P404" style:family="paragraph" style:parent-style-name="Βασικό">
      <style:paragraph-properties fo:margin-top="0cm" fo:margin-bottom="0cm" loext:contextual-spacing="false" fo:line-height="100%"/>
      <style:text-properties style:font-name="Calibri Light" fo:font-size="9pt" fo:language="en" fo:country="US" officeooo:paragraph-rsid="0063f566" style:font-size-asian="9pt" style:font-size-complex="9pt"/>
    </style:style>
    <style:style style:name="P405" style:family="paragraph" style:parent-style-name="Βασικό">
      <style:paragraph-properties fo:margin-top="0cm" fo:margin-bottom="0cm" loext:contextual-spacing="false" fo:line-height="100%"/>
      <style:text-properties style:font-name="Calibri Light" fo:font-size="9pt" fo:language="en" fo:country="US" officeooo:paragraph-rsid="00e60e88" style:font-size-asian="9pt" style:font-size-complex="9pt"/>
    </style:style>
    <style:style style:name="P406" style:family="paragraph" style:parent-style-name="Βασικό">
      <style:paragraph-properties fo:margin-top="0cm" fo:margin-bottom="0cm" loext:contextual-spacing="false" fo:line-height="100%" fo:text-align="center" style:justify-single-word="false"/>
      <style:text-properties style:font-name="Calibri Light" fo:font-size="9pt" fo:language="en" fo:country="US" officeooo:paragraph-rsid="00648c41" style:font-size-asian="9pt" style:font-size-complex="9pt"/>
    </style:style>
    <style:style style:name="P407" style:family="paragraph" style:parent-style-name="Βασικό">
      <style:paragraph-properties fo:margin-top="0cm" fo:margin-bottom="0cm" loext:contextual-spacing="false" fo:line-height="100%" fo:text-align="center" style:justify-single-word="false"/>
      <style:text-properties style:font-name="Calibri Light" fo:font-size="9pt" fo:language="en" fo:country="US" officeooo:paragraph-rsid="00655d4b" style:font-size-asian="9pt" style:font-size-complex="9pt"/>
    </style:style>
    <style:style style:name="P408" style:family="paragraph" style:parent-style-name="Βασικό">
      <style:paragraph-properties fo:margin-top="0cm" fo:margin-bottom="0cm" loext:contextual-spacing="false" fo:line-height="100%"/>
      <style:text-properties style:font-name="Calibri Light" fo:font-size="9pt" fo:language="en" fo:country="US" officeooo:paragraph-rsid="0085cb29" style:font-size-asian="9pt" style:font-size-complex="9pt"/>
    </style:style>
    <style:style style:name="P409" style:family="paragraph" style:parent-style-name="Βασικό">
      <style:paragraph-properties fo:margin-top="0cm" fo:margin-bottom="0cm" loext:contextual-spacing="false" fo:line-height="100%"/>
      <style:text-properties style:font-name="Calibri Light" fo:font-size="9pt" fo:language="en" fo:country="US" officeooo:paragraph-rsid="0038e9a8" style:font-size-asian="9pt" style:font-size-complex="9pt"/>
    </style:style>
    <style:style style:name="P410" style:family="paragraph" style:parent-style-name="Βασικό">
      <style:paragraph-properties fo:margin-top="0cm" fo:margin-bottom="0cm" loext:contextual-spacing="false" fo:line-height="100%" fo:text-align="justify" style:justify-single-word="false"/>
      <style:text-properties style:font-name="Calibri Light" fo:font-size="9pt" fo:language="en" fo:country="US" officeooo:paragraph-rsid="004dca45" style:font-size-asian="9pt" style:font-name-complex="Aegean1" style:font-size-complex="9pt"/>
    </style:style>
    <style:style style:name="P411" style:family="paragraph" style:parent-style-name="Βασικό">
      <style:paragraph-properties fo:margin-top="0cm" fo:margin-bottom="0cm" loext:contextual-spacing="false" fo:line-height="100%" fo:text-align="justify" style:justify-single-word="false"/>
      <style:text-properties style:font-name="Calibri Light" fo:font-size="9pt" officeooo:paragraph-rsid="007d33a5" style:font-size-asian="9pt" style:font-size-complex="9pt"/>
    </style:style>
    <style:style style:name="P412" style:family="paragraph" style:parent-style-name="Βασικό">
      <style:paragraph-properties fo:margin-top="0cm" fo:margin-bottom="0cm" loext:contextual-spacing="false" fo:line-height="100%" fo:text-align="center" style:justify-single-word="false"/>
      <style:text-properties style:font-name="Calibri Light" fo:font-size="6pt" fo:language="en" fo:country="US" officeooo:paragraph-rsid="0063f566" style:font-size-asian="6pt" style:font-name-complex="Aegean2011" style:font-size-complex="6pt"/>
    </style:style>
    <style:style style:name="P413" style:family="paragraph" style:parent-style-name="Βασικό">
      <style:paragraph-properties fo:margin-top="0cm" fo:margin-bottom="0cm" loext:contextual-spacing="false" fo:line-height="100%" fo:text-align="center" style:justify-single-word="false"/>
      <style:text-properties style:font-name="Calibri Light" fo:font-size="12pt" fo:language="en" fo:country="US" officeooo:paragraph-rsid="00648c41" style:font-size-asian="12pt" style:font-size-complex="12pt"/>
    </style:style>
    <style:style style:name="P414" style:family="paragraph" style:parent-style-name="Βασικό">
      <style:paragraph-properties fo:margin-top="0cm" fo:margin-bottom="0cm" loext:contextual-spacing="false" fo:text-align="center" style:justify-single-word="false"/>
      <style:text-properties style:font-name="Calibri Light" fo:font-size="12pt" fo:language="en" fo:country="US" officeooo:paragraph-rsid="00648c41" style:font-size-asian="12pt" style:font-size-complex="12pt"/>
    </style:style>
    <style:style style:name="P415" style:family="paragraph" style:parent-style-name="Βασικό">
      <style:paragraph-properties fo:margin-top="0cm" fo:margin-bottom="0cm" loext:contextual-spacing="false" fo:line-height="100%" fo:text-align="start" style:justify-single-word="false"/>
      <style:text-properties style:font-name="Calibri Light" fo:font-size="12pt" fo:language="en" fo:country="US" officeooo:rsid="00abd4f4" officeooo:paragraph-rsid="00648c41" style:font-size-asian="12pt" style:font-size-complex="12pt"/>
    </style:style>
    <style:style style:name="P416" style:family="paragraph" style:parent-style-name="Βασικό">
      <style:paragraph-properties fo:margin-top="0cm" fo:margin-bottom="0cm" loext:contextual-spacing="false" fo:line-height="100%"/>
      <style:text-properties style:font-name="Calibri Light" fo:font-size="12pt" fo:language="en" fo:country="US" officeooo:paragraph-rsid="0038e9a8" style:font-size-asian="10.5pt" style:font-size-complex="12pt"/>
    </style:style>
    <style:style style:name="P417" style:family="paragraph" style:parent-style-name="Βασικό">
      <style:paragraph-properties fo:margin-top="0cm" fo:margin-bottom="0cm" loext:contextual-spacing="false" fo:line-height="100%"/>
      <style:text-properties style:font-name="Calibri Light" fo:font-size="12pt" fo:language="en" fo:country="US" officeooo:paragraph-rsid="0085b3ec" style:font-size-asian="10.5pt" style:font-size-complex="12pt"/>
    </style:style>
    <style:style style:name="P418" style:family="paragraph" style:parent-style-name="Βασικό">
      <style:paragraph-properties fo:margin-top="0cm" fo:margin-bottom="0cm" loext:contextual-spacing="false" fo:line-height="100%" fo:text-align="center" style:justify-single-word="false"/>
      <style:text-properties style:font-name="Calibri Light" fo:font-size="13pt" fo:language="en" fo:country="US" officeooo:rsid="00351fda" officeooo:paragraph-rsid="00648c41" style:font-size-asian="13pt" style:font-size-complex="13pt"/>
    </style:style>
    <style:style style:name="P419" style:family="paragraph" style:parent-style-name="Βασικό">
      <style:paragraph-properties fo:margin-top="0cm" fo:margin-bottom="0cm" loext:contextual-spacing="false" fo:line-height="100%"/>
      <style:text-properties style:font-name="Calibri Light1" fo:font-size="8pt" fo:language="en" fo:country="US" officeooo:paragraph-rsid="0038e172" style:font-size-asian="8pt" style:font-size-complex="8pt"/>
    </style:style>
    <style:style style:name="P420" style:family="paragraph" style:parent-style-name="Βασικό">
      <style:paragraph-properties fo:margin-top="0cm" fo:margin-bottom="0cm" loext:contextual-spacing="false" fo:line-height="100%" fo:text-align="center" style:justify-single-word="false"/>
      <style:text-properties fo:color="#0000cd" fo:font-size="44pt" fo:language="en" fo:country="US" officeooo:rsid="00648c41" officeooo:paragraph-rsid="00648c41" style:font-size-asian="44pt" style:font-size-complex="44pt"/>
    </style:style>
    <style:style style:name="P421" style:family="paragraph" style:parent-style-name="Βασικό">
      <style:paragraph-properties fo:margin-top="0cm" fo:margin-bottom="0cm" loext:contextual-spacing="false" fo:line-height="100%" fo:text-align="center" style:justify-single-word="false"/>
      <style:text-properties fo:color="#ff0000" style:font-name="Aegean:cv21=9" fo:font-size="12pt" fo:language="el" fo:country="GR" officeooo:rsid="002641c4" officeooo:paragraph-rsid="0085cb29" style:font-size-asian="12pt" style:font-name-complex="Aegean1" style:font-size-complex="12pt"/>
    </style:style>
    <style:style style:name="P422" style:family="paragraph" style:parent-style-name="Βασικό">
      <style:paragraph-properties fo:margin-top="0cm" fo:margin-bottom="0cm" loext:contextual-spacing="false" fo:line-height="100%" fo:text-align="center" style:justify-single-word="false"/>
      <style:text-properties fo:color="#ff0000" style:font-name="Aegean:cv21" fo:font-size="22.5pt" fo:language="el" fo:country="GR" officeooo:rsid="002641c4" officeooo:paragraph-rsid="0085cb29" style:font-size-asian="22.5pt" style:font-name-complex="Aegean1" style:font-size-complex="22.5pt"/>
    </style:style>
    <style:style style:name="P423" style:family="paragraph" style:parent-style-name="Βασικό">
      <style:paragraph-properties fo:margin-top="0cm" fo:margin-bottom="0cm" loext:contextual-spacing="false" fo:line-height="100%" fo:text-align="center" style:justify-single-word="false"/>
      <style:text-properties fo:color="#808080" style:font-name="Aegean1" fo:font-size="14pt" fo:language="en" fo:country="US" officeooo:rsid="0056f45e" officeooo:paragraph-rsid="0085cb29" style:font-size-asian="14pt" style:font-name-complex="Aegean1" style:font-size-complex="14pt"/>
    </style:style>
    <style:style style:name="P424" style:family="paragraph" style:parent-style-name="Βασικό">
      <style:paragraph-properties fo:margin-top="0cm" fo:margin-bottom="0cm" loext:contextual-spacing="false" fo:line-height="100%" fo:text-align="center" style:justify-single-word="false"/>
      <style:text-properties fo:color="#808080" style:font-name="Aroania" fo:font-size="10pt" fo:language="en" fo:country="US" officeooo:rsid="007b75c2" officeooo:paragraph-rsid="0085cb29" style:font-size-asian="10pt" style:font-name-complex="Aegean1" style:font-size-complex="10pt"/>
    </style:style>
    <style:style style:name="P425" style:family="paragraph" style:parent-style-name="Βασικό">
      <style:paragraph-properties fo:margin-top="0cm" fo:margin-bottom="0cm" loext:contextual-spacing="false" fo:line-height="100%"/>
      <style:text-properties style:font-name="Aegean:cv23" fo:font-size="12pt" fo:language="en" fo:country="US" officeooo:paragraph-rsid="00887618" style:font-size-asian="12pt" style:font-name-complex="Aegean1" style:font-size-complex="12pt"/>
    </style:style>
    <style:style style:name="P426" style:family="paragraph" style:parent-style-name="Βασικό">
      <style:paragraph-properties fo:margin-top="0cm" fo:margin-bottom="0cm" loext:contextual-spacing="false" fo:line-height="100%" fo:text-align="center" style:justify-single-word="false"/>
      <style:text-properties style:font-name="Aegean:cv23" fo:font-size="12pt" fo:language="en" fo:country="US" officeooo:rsid="001e5e17" officeooo:paragraph-rsid="009e32c2" style:font-size-asian="12pt" style:font-name-complex="Aegean1" style:font-size-complex="12pt"/>
    </style:style>
    <style:style style:name="P427" style:family="paragraph" style:parent-style-name="Βασικό">
      <style:paragraph-properties fo:margin-top="0cm" fo:margin-bottom="0cm" loext:contextual-spacing="false" fo:line-height="100%"/>
      <style:text-properties style:font-name="Aegean:cv04" fo:font-size="12pt" fo:language="en" fo:country="US" officeooo:paragraph-rsid="00887618" style:font-size-asian="12pt" style:font-name-complex="Aegean1" style:font-size-complex="12pt"/>
    </style:style>
    <style:style style:name="P428" style:family="paragraph" style:parent-style-name="Βασικό">
      <style:paragraph-properties fo:margin-top="0cm" fo:margin-bottom="0cm" loext:contextual-spacing="false" fo:line-height="100%" fo:text-align="center" style:justify-single-word="false"/>
      <style:text-properties style:font-name="Aegean:cv04" fo:font-size="12pt" fo:language="en" fo:country="US" officeooo:paragraph-rsid="009e32c2" style:font-size-asian="12pt" style:font-name-complex="Aegean1" style:font-size-complex="12pt"/>
    </style:style>
    <style:style style:name="P429" style:family="paragraph" style:parent-style-name="Βασικό">
      <style:paragraph-properties fo:margin-top="0cm" fo:margin-bottom="0cm" loext:contextual-spacing="false" fo:line-height="100%" fo:text-align="center" style:justify-single-word="false"/>
      <style:text-properties style:font-name="Aegean:cv06" fo:font-size="12pt" fo:language="en" fo:country="US" officeooo:rsid="001e5e17" officeooo:paragraph-rsid="009e32c2" style:font-size-asian="12pt" style:font-name-complex="Aegean1" style:font-size-complex="12pt"/>
    </style:style>
    <style:style style:name="P430" style:family="paragraph" style:parent-style-name="Βασικό">
      <style:paragraph-properties fo:margin-top="0cm" fo:margin-bottom="0cm" loext:contextual-spacing="false" fo:line-height="100%" fo:text-align="start" style:justify-single-word="false"/>
      <style:text-properties style:font-name="Aegean:cv06" fo:font-size="12pt" fo:language="en" fo:country="US" officeooo:paragraph-rsid="00aaf2f1" style:font-size-asian="12pt" style:font-name-complex="Aegean1" style:font-size-complex="12pt"/>
    </style:style>
    <style:style style:name="P431" style:family="paragraph" style:parent-style-name="Βασικό">
      <style:paragraph-properties fo:margin-top="0cm" fo:margin-bottom="0cm" loext:contextual-spacing="false" fo:line-height="100%"/>
      <style:text-properties style:font-name="Aegean:cv03" fo:font-size="12pt" fo:language="en" fo:country="US" officeooo:paragraph-rsid="00887618" style:font-size-asian="12pt" style:font-name-complex="Aegean1" style:font-size-complex="12pt"/>
    </style:style>
    <style:style style:name="P432" style:family="paragraph" style:parent-style-name="Βασικό">
      <style:paragraph-properties fo:margin-top="0cm" fo:margin-bottom="0cm" loext:contextual-spacing="false" fo:line-height="100%" fo:text-align="center" style:justify-single-word="false"/>
      <style:text-properties style:font-name="Aegean:cv03" fo:font-size="12pt" fo:language="en" fo:country="US" officeooo:paragraph-rsid="009e32c2" style:font-size-asian="12pt" style:font-name-complex="Aegean1" style:font-size-complex="12pt"/>
    </style:style>
    <style:style style:name="P433" style:family="paragraph" style:parent-style-name="Βασικό">
      <style:paragraph-properties fo:margin-top="0cm" fo:margin-bottom="0cm" loext:contextual-spacing="false" fo:line-height="100%"/>
      <style:text-properties style:font-name="Aegean:cv08" fo:font-size="12pt" fo:language="en" fo:country="US" officeooo:paragraph-rsid="00887618" style:font-size-asian="12pt" style:font-name-complex="Aegean1" style:font-size-complex="12pt"/>
    </style:style>
    <style:style style:name="P434" style:family="paragraph" style:parent-style-name="Βασικό">
      <style:paragraph-properties fo:margin-top="0cm" fo:margin-bottom="0cm" loext:contextual-spacing="false" fo:line-height="100%" fo:text-align="center" style:justify-single-word="false"/>
      <style:text-properties style:font-name="Aegean:cv08" fo:font-size="12pt" fo:language="en" fo:country="US" officeooo:paragraph-rsid="009e32c2" style:font-size-asian="12pt" style:font-name-complex="Aegean1" style:font-size-complex="12pt"/>
    </style:style>
    <style:style style:name="P435" style:family="paragraph" style:parent-style-name="Βασικό">
      <style:paragraph-properties fo:margin-top="0cm" fo:margin-bottom="0cm" loext:contextual-spacing="false" fo:line-height="100%" fo:text-align="center" style:justify-single-word="false"/>
      <style:text-properties style:font-name="Aegean:cv08" fo:font-size="12pt" fo:language="en" fo:country="US" officeooo:rsid="00d9ff58" officeooo:paragraph-rsid="009e32c2" style:font-size-asian="12pt" style:font-name-complex="Aegean1" style:font-size-complex="12pt"/>
    </style:style>
    <style:style style:name="P436" style:family="paragraph" style:parent-style-name="Βασικό">
      <style:paragraph-properties fo:margin-top="0cm" fo:margin-bottom="0cm" loext:contextual-spacing="false" fo:line-height="100%" fo:break-before="page"/>
      <style:text-properties officeooo:paragraph-rsid="0038e172"/>
    </style:style>
    <style:style style:name="P437" style:family="paragraph" style:parent-style-name="Βασικό">
      <style:paragraph-properties fo:margin-top="0cm" fo:margin-bottom="0cm" loext:contextual-spacing="false" fo:line-height="100%" fo:break-before="page"/>
      <style:text-properties officeooo:paragraph-rsid="0033e8bc"/>
    </style:style>
    <style:style style:name="P438" style:family="paragraph" style:parent-style-name="Βασικό">
      <style:paragraph-properties fo:margin-top="0cm" fo:margin-bottom="0cm" loext:contextual-spacing="false" fo:line-height="100%" fo:text-align="justify" style:justify-single-word="false" fo:break-before="page"/>
      <style:text-properties style:font-name="Calibri Light" officeooo:paragraph-rsid="0033e8bc"/>
    </style:style>
    <style:style style:name="P439" style:family="paragraph" style:parent-style-name="Βασικό">
      <style:paragraph-properties fo:margin-top="0cm" fo:margin-bottom="0cm" loext:contextual-spacing="false" fo:line-height="100%" fo:break-before="page"/>
      <style:text-properties fo:color="#1c21f7" style:font-name="Calibri Light1" fo:font-size="16pt" fo:language="en" fo:country="US" officeooo:paragraph-rsid="01068d98" style:font-size-asian="16pt" style:font-size-complex="16pt"/>
    </style:style>
    <style:style style:name="P440" style:family="paragraph" style:parent-style-name="Standard">
      <style:paragraph-properties fo:margin-top="0cm" fo:margin-bottom="0cm" loext:contextual-spacing="false" fo:line-height="100%" fo:break-before="page"/>
      <style:text-properties style:font-name="Calibri Light" fo:font-size="9pt" fo:language="en" fo:country="US" officeooo:paragraph-rsid="00e6d63a" style:font-size-asian="9pt" style:font-size-complex="9pt"/>
    </style:style>
    <style:style style:name="P441" style:family="paragraph" style:parent-style-name="Standard">
      <style:paragraph-properties fo:margin-top="0cm" fo:margin-bottom="0cm" loext:contextual-spacing="false" fo:line-height="100%" fo:break-before="page"/>
      <style:text-properties style:font-name="Calibri Light" fo:font-size="9pt" fo:language="en" fo:country="US" officeooo:paragraph-rsid="00ea2231" style:font-size-asian="9pt" style:font-size-complex="9pt"/>
    </style:style>
    <style:style style:name="P442" style:family="paragraph" style:parent-style-name="Standard">
      <style:paragraph-properties fo:margin-top="0cm" fo:margin-bottom="0cm" loext:contextual-spacing="false" fo:line-height="100%" fo:break-before="page"/>
      <style:text-properties style:font-name="Calibri Light" fo:font-size="9pt" officeooo:paragraph-rsid="0091a95f" style:font-size-asian="9pt" style:font-size-complex="9pt"/>
    </style:style>
    <style:style style:name="P443" style:family="paragraph" style:parent-style-name="Standard">
      <style:paragraph-properties fo:margin-top="0cm" fo:margin-bottom="0cm" loext:contextual-spacing="false" fo:line-height="100%" fo:break-before="page"/>
      <style:text-properties style:font-name="Calibri Light1" fo:font-size="9pt" officeooo:paragraph-rsid="0091a95f" style:font-size-asian="9pt" style:font-size-complex="9pt"/>
    </style:style>
    <style:style style:name="P444" style:family="paragraph" style:parent-style-name="Standard">
      <style:paragraph-properties fo:margin-top="0cm" fo:margin-bottom="0cm" loext:contextual-spacing="false" fo:line-height="100%" fo:break-before="page"/>
      <style:text-properties style:font-name="Calibri Light1" fo:font-size="8pt" fo:language="en" fo:country="US" officeooo:paragraph-rsid="0091a95f" style:font-size-asian="7pt" style:font-size-complex="8pt"/>
    </style:style>
    <style:style style:name="P445" style:family="paragraph" style:parent-style-name="Standard">
      <style:paragraph-properties fo:margin-top="0cm" fo:margin-bottom="0cm" loext:contextual-spacing="false" fo:line-height="100%"/>
      <style:text-properties officeooo:paragraph-rsid="00f91c8d"/>
    </style:style>
    <style:style style:name="P446" style:family="paragraph" style:parent-style-name="Standard">
      <style:paragraph-properties fo:margin-top="0cm" fo:margin-bottom="0cm" loext:contextual-spacing="false" fo:line-height="100%"/>
      <style:text-properties officeooo:paragraph-rsid="00f3f69b"/>
    </style:style>
    <style:style style:name="P447" style:family="paragraph" style:parent-style-name="Standard">
      <style:paragraph-properties fo:margin-top="0cm" fo:margin-bottom="0cm" loext:contextual-spacing="false" fo:line-height="100%"/>
      <style:text-properties fo:font-size="9pt" fo:language="en" fo:country="US" officeooo:paragraph-rsid="00887618" style:font-size-asian="9pt" style:font-size-complex="9pt"/>
    </style:style>
    <style:style style:name="P448" style:family="paragraph" style:parent-style-name="Standard">
      <style:paragraph-properties fo:margin-top="0cm" fo:margin-bottom="0cm" loext:contextual-spacing="false" fo:line-height="100%" fo:text-align="justify" style:justify-single-word="false"/>
      <style:text-properties fo:font-size="9pt" fo:language="en" fo:country="US" officeooo:paragraph-rsid="0051808f" style:font-size-asian="9pt" style:font-name-complex="Aegean1" style:font-size-complex="9pt"/>
    </style:style>
    <style:style style:name="P449" style:family="paragraph" style:parent-style-name="Standard">
      <style:paragraph-properties fo:margin-top="0cm" fo:margin-bottom="0cm" loext:contextual-spacing="false" fo:line-height="100%"/>
      <style:text-properties style:font-name="Calibri Light" fo:font-size="9pt" fo:language="en" fo:country="US" officeooo:paragraph-rsid="003dbefc" style:font-size-asian="9pt" style:font-size-complex="9pt"/>
    </style:style>
    <style:style style:name="P450" style:family="paragraph" style:parent-style-name="Standard">
      <style:paragraph-properties fo:margin-top="0cm" fo:margin-bottom="0cm" loext:contextual-spacing="false" fo:line-height="100%"/>
      <style:text-properties style:font-name="Calibri Light" fo:font-size="9pt" fo:language="en" fo:country="US" officeooo:paragraph-rsid="0038e172" style:font-size-asian="9pt" style:font-size-complex="9pt"/>
    </style:style>
    <style:style style:name="P451" style:family="paragraph" style:parent-style-name="Standard">
      <style:paragraph-properties fo:margin-top="0cm" fo:margin-bottom="0cm" loext:contextual-spacing="false" fo:line-height="100%"/>
      <style:text-properties style:font-name="Calibri Light" fo:font-size="9pt" fo:language="en" fo:country="US" officeooo:paragraph-rsid="00ea2231" style:font-size-asian="9pt" style:font-size-complex="9pt"/>
    </style:style>
    <style:style style:name="P452" style:family="paragraph" style:parent-style-name="Standard">
      <style:paragraph-properties fo:margin-top="0cm" fo:margin-bottom="0cm" loext:contextual-spacing="false" fo:line-height="100%"/>
      <style:text-properties style:font-name="Calibri Light" fo:font-size="9pt" fo:language="en" fo:country="US" officeooo:paragraph-rsid="00e6d63a" style:font-size-asian="9pt" style:font-size-complex="9pt"/>
    </style:style>
    <style:style style:name="P453" style:family="paragraph" style:parent-style-name="Standard">
      <style:paragraph-properties fo:margin-top="0cm" fo:margin-bottom="0cm" loext:contextual-spacing="false" fo:line-height="100%"/>
      <style:text-properties style:font-name="Calibri Light" fo:font-size="9pt" fo:language="en" fo:country="US" officeooo:paragraph-rsid="0085cb29" style:font-size-asian="9pt" style:font-size-complex="9pt"/>
    </style:style>
    <style:style style:name="P454" style:family="paragraph" style:parent-style-name="Standard">
      <style:paragraph-properties fo:margin-top="0cm" fo:margin-bottom="0cm" loext:contextual-spacing="false" fo:line-height="100%"/>
      <style:text-properties style:font-name="Calibri Light" fo:font-size="9pt" fo:language="en" fo:country="US" officeooo:paragraph-rsid="009e32c2" style:font-size-asian="9pt" style:font-name-complex="Calibri Light3" style:font-size-complex="9pt"/>
    </style:style>
    <style:style style:name="P455" style:family="paragraph" style:parent-style-name="Standard">
      <style:paragraph-properties fo:margin-top="0cm" fo:margin-bottom="0cm" loext:contextual-spacing="false" fo:line-height="100%"/>
      <style:text-properties style:font-name="Calibri Light" fo:font-size="9pt" fo:language="en" fo:country="US" officeooo:paragraph-rsid="0091a95f" style:font-size-asian="9pt" style:font-name-complex="Calibri Light3" style:font-size-complex="9pt"/>
    </style:style>
    <style:style style:name="P456" style:family="paragraph" style:parent-style-name="Standard">
      <style:paragraph-properties fo:margin-top="0cm" fo:margin-bottom="0cm" loext:contextual-spacing="false" fo:line-height="100%"/>
      <style:text-properties style:font-name="Calibri Light" fo:font-size="9pt" fo:language="en" fo:country="US" officeooo:paragraph-rsid="0033e8bc" style:font-size-asian="7.84999990463257pt" style:font-size-complex="9pt"/>
    </style:style>
    <style:style style:name="P457" style:family="paragraph" style:parent-style-name="Standard">
      <style:paragraph-properties fo:margin-top="0cm" fo:margin-bottom="0cm" loext:contextual-spacing="false" fo:line-height="100%"/>
      <style:text-properties style:font-name="Calibri Light" fo:font-size="9pt" officeooo:paragraph-rsid="009e32c2" style:font-size-asian="9pt" style:font-size-complex="9pt"/>
    </style:style>
    <style:style style:name="P458" style:family="paragraph" style:parent-style-name="Standard">
      <style:paragraph-properties fo:margin-top="0cm" fo:margin-bottom="0cm" loext:contextual-spacing="false" fo:line-height="100%"/>
      <style:text-properties style:font-name="Calibri Light" fo:language="en" fo:country="US" officeooo:paragraph-rsid="0038e172"/>
    </style:style>
    <style:style style:name="P459" style:family="paragraph" style:parent-style-name="Standard">
      <style:paragraph-properties fo:margin-top="0cm" fo:margin-bottom="0cm" loext:contextual-spacing="false" fo:line-height="100%"/>
      <style:text-properties style:font-name="Calibri Light" fo:language="en" fo:country="US" officeooo:paragraph-rsid="00f3f69b"/>
    </style:style>
    <style:style style:name="P460" style:family="paragraph" style:parent-style-name="Standard">
      <style:paragraph-properties fo:margin-top="0cm" fo:margin-bottom="0cm" loext:contextual-spacing="false" fo:line-height="100%"/>
      <style:text-properties style:font-name="Calibri Light" officeooo:paragraph-rsid="0038e172"/>
    </style:style>
    <style:style style:name="P461" style:family="paragraph" style:parent-style-name="Standard">
      <style:paragraph-properties fo:margin-top="0cm" fo:margin-bottom="0cm" loext:contextual-spacing="false" fo:line-height="100%"/>
      <style:text-properties style:font-name="Calibri Light" fo:font-size="12pt" fo:language="en" fo:country="US" officeooo:paragraph-rsid="0091a95f" style:font-size-asian="10.5pt" style:font-name-complex="Calibri Light3" style:font-size-complex="12pt"/>
    </style:style>
    <style:style style:name="P462" style:family="paragraph" style:parent-style-name="Standard">
      <style:paragraph-properties fo:margin-top="0cm" fo:margin-bottom="0cm" loext:contextual-spacing="false" fo:line-height="100%" fo:text-align="center" style:justify-single-word="false"/>
      <style:text-properties style:use-window-font-color="true" style:font-name="Calibri Light" fo:font-size="8pt" fo:language="en" fo:country="US" officeooo:rsid="0056f45e" officeooo:paragraph-rsid="0085cb29" style:font-size-asian="8pt" style:font-name-complex="Calibri Light3" style:font-size-complex="8pt"/>
    </style:style>
    <style:style style:name="P463" style:family="paragraph" style:parent-style-name="Standard">
      <style:paragraph-properties fo:margin-top="0cm" fo:margin-bottom="0cm" loext:contextual-spacing="false" fo:line-height="100%" fo:text-align="center" style:justify-single-word="false"/>
      <style:text-properties style:use-window-font-color="true" style:font-name="Calibri Light" fo:font-size="8pt" officeooo:paragraph-rsid="009e32c2" style:font-size-asian="8pt" style:font-name-complex="Calibri Light3" style:font-size-complex="8pt"/>
    </style:style>
    <style:style style:name="P464" style:family="paragraph" style:parent-style-name="Standard">
      <style:paragraph-properties fo:margin-top="0cm" fo:margin-bottom="0cm" loext:contextual-spacing="false" fo:line-height="100%"/>
      <style:text-properties style:use-window-font-color="true" style:font-name="Calibri Light" fo:font-size="8pt" officeooo:paragraph-rsid="009e32c2" style:font-size-asian="8pt" style:font-name-complex="Calibri Light3" style:font-size-complex="8pt"/>
    </style:style>
    <style:style style:name="P465" style:family="paragraph" style:parent-style-name="Standard">
      <style:paragraph-properties fo:margin-top="0cm" fo:margin-bottom="0cm" loext:contextual-spacing="false" fo:line-height="100%" fo:text-align="center" style:justify-single-word="false"/>
      <style:text-properties style:use-window-font-color="true" style:font-name="Calibri Light" fo:font-size="8pt" officeooo:paragraph-rsid="009e32c2" style:font-size-asian="8pt" style:font-size-complex="8pt"/>
    </style:style>
    <style:style style:name="P466" style:family="paragraph" style:parent-style-name="Standard">
      <style:paragraph-properties fo:margin-top="0cm" fo:margin-bottom="0cm" loext:contextual-spacing="false" fo:line-height="100%"/>
      <style:text-properties style:use-window-font-color="true" style:font-name="Calibri Light" fo:font-size="8pt" officeooo:paragraph-rsid="009e32c2" style:font-size-asian="8pt" style:font-size-complex="8pt"/>
    </style:style>
    <style:style style:name="P467" style:family="paragraph" style:parent-style-name="Standard">
      <style:paragraph-properties fo:margin-top="0cm" fo:margin-bottom="0cm" loext:contextual-spacing="false" fo:line-height="100%" fo:text-align="center" style:justify-single-word="false"/>
      <style:text-properties style:use-window-font-color="true" style:font-name="Calibri Light" fo:font-size="10pt" fo:language="en" fo:country="US" officeooo:paragraph-rsid="009e32c2" style:font-size-asian="10pt" style:font-name-complex="Calibri Light3" style:font-size-complex="10pt"/>
    </style:style>
    <style:style style:name="P468" style:family="paragraph" style:parent-style-name="Standard">
      <style:paragraph-properties fo:margin-top="0cm" fo:margin-bottom="0cm" loext:contextual-spacing="false" fo:line-height="100%" fo:text-align="center" style:justify-single-word="false"/>
      <style:text-properties style:use-window-font-color="true" style:font-name="Calibri Light" fo:font-size="10pt" fo:language="en" fo:country="US" officeooo:rsid="00210065" officeooo:paragraph-rsid="009e32c2" style:font-size-asian="10pt" style:font-name-complex="Calibri Light3" style:font-size-complex="10pt"/>
    </style:style>
    <style:style style:name="P469" style:family="paragraph" style:parent-style-name="Standard">
      <style:paragraph-properties fo:margin-top="0cm" fo:margin-bottom="0cm" loext:contextual-spacing="false" fo:line-height="100%" fo:text-align="center" style:justify-single-word="false"/>
      <style:text-properties style:use-window-font-color="true" style:font-name="Calibri Light" fo:font-size="10pt" fo:language="en" fo:country="US" officeooo:rsid="001e5e17" officeooo:paragraph-rsid="009e32c2" style:font-size-asian="10pt" style:font-name-complex="Calibri Light3" style:font-size-complex="10pt"/>
    </style:style>
    <style:style style:name="P470" style:family="paragraph" style:parent-style-name="Standard">
      <style:paragraph-properties fo:margin-top="0cm" fo:margin-bottom="0cm" loext:contextual-spacing="false" fo:line-height="100%"/>
      <style:text-properties style:use-window-font-color="true" style:font-name="Calibri Light" fo:font-size="10pt" officeooo:paragraph-rsid="009e32c2" style:font-size-asian="10pt" style:font-name-complex="Calibri Light3" style:font-size-complex="10pt"/>
    </style:style>
    <style:style style:name="P471" style:family="paragraph" style:parent-style-name="Standard">
      <style:paragraph-properties fo:margin-top="0cm" fo:margin-bottom="0cm" loext:contextual-spacing="false" fo:line-height="100%" fo:text-align="center" style:justify-single-word="false"/>
      <style:text-properties style:use-window-font-color="true" style:font-name="Calibri Light" fo:font-size="10pt" officeooo:rsid="001e5e17" officeooo:paragraph-rsid="009e32c2" style:font-size-asian="10pt" style:font-name-complex="Calibri Light3" style:font-size-complex="10pt"/>
    </style:style>
    <style:style style:name="P472" style:family="paragraph" style:parent-style-name="Standard">
      <style:paragraph-properties fo:margin-top="0cm" fo:margin-bottom="0cm" loext:contextual-spacing="false" fo:line-height="100%" fo:text-align="center" style:justify-single-word="false"/>
      <style:text-properties style:use-window-font-color="true" style:font-name="Calibri Light" fo:font-size="10pt" officeooo:rsid="001e5e17" officeooo:paragraph-rsid="009e32c2" style:font-size-asian="10pt" style:font-size-complex="10pt"/>
    </style:style>
    <style:style style:name="P473" style:family="paragraph" style:parent-style-name="Standard">
      <style:paragraph-properties fo:margin-top="0cm" fo:margin-bottom="0cm" loext:contextual-spacing="false" fo:line-height="100%" fo:text-align="center" style:justify-single-word="false"/>
      <style:text-properties style:use-window-font-color="true" style:font-name="Aegean1" fo:font-size="14pt" fo:language="en" fo:country="US" officeooo:rsid="0056f45e" officeooo:paragraph-rsid="0085cb29" style:font-size-asian="14pt" style:font-name-complex="Calibri Light3" style:font-size-complex="14pt"/>
    </style:style>
    <style:style style:name="P474" style:family="paragraph" style:parent-style-name="Standard">
      <style:paragraph-properties fo:margin-top="0cm" fo:margin-bottom="0cm" loext:contextual-spacing="false" fo:line-height="100%" fo:text-align="center" style:justify-single-word="false"/>
      <style:text-properties style:use-window-font-color="true" style:font-name="Aegean1" fo:font-size="14pt" fo:language="en" fo:country="US" officeooo:rsid="001e5e17" officeooo:paragraph-rsid="009e32c2" style:font-size-asian="14pt" style:font-name-complex="Calibri Light3" style:font-size-complex="14pt"/>
    </style:style>
    <style:style style:name="P475" style:family="paragraph" style:parent-style-name="Standard">
      <style:paragraph-properties fo:margin-top="0cm" fo:margin-bottom="0cm" loext:contextual-spacing="false" fo:line-height="100%" fo:text-align="center" style:justify-single-word="false"/>
      <style:text-properties style:use-window-font-color="true" style:font-name="Aegean1" fo:font-size="14pt" fo:language="en" fo:country="US" officeooo:paragraph-rsid="009e32c2" style:font-size-asian="14pt" style:font-name-complex="Calibri Light3" style:font-size-complex="14pt"/>
    </style:style>
    <style:style style:name="P476" style:family="paragraph" style:parent-style-name="Standard">
      <style:paragraph-properties fo:margin-top="0cm" fo:margin-bottom="0cm" loext:contextual-spacing="false" fo:line-height="100%" fo:text-align="center" style:justify-single-word="false"/>
      <style:text-properties style:use-window-font-color="true" style:font-name="Aegean1" fo:font-size="14pt" fo:language="en" fo:country="US" officeooo:rsid="002116f3" officeooo:paragraph-rsid="009e32c2" style:font-size-asian="14pt" style:font-name-complex="Calibri Light3" style:font-size-complex="14pt"/>
    </style:style>
    <style:style style:name="P477" style:family="paragraph" style:parent-style-name="Standard">
      <style:paragraph-properties fo:margin-top="0cm" fo:margin-bottom="0cm" loext:contextual-spacing="false" fo:line-height="100%"/>
      <style:text-properties style:use-window-font-color="true" style:font-name="Aegean1" fo:font-size="14pt" fo:language="en" fo:country="US" officeooo:rsid="002001e4" officeooo:paragraph-rsid="009e32c2" style:font-size-asian="14pt" style:font-name-complex="Calibri Light3" style:font-size-complex="14pt"/>
    </style:style>
    <style:style style:name="P478" style:family="paragraph" style:parent-style-name="Standard">
      <style:paragraph-properties fo:margin-top="0cm" fo:margin-bottom="0cm" loext:contextual-spacing="false" fo:line-height="100%" fo:text-align="center" style:justify-single-word="false"/>
      <style:text-properties style:use-window-font-color="true" style:font-name="Aegean1" fo:font-size="14pt" fo:language="en" fo:country="US" officeooo:rsid="002649d7" officeooo:paragraph-rsid="009e32c2" style:font-size-asian="14pt" style:font-name-complex="Calibri Light3" style:font-size-complex="14pt"/>
    </style:style>
    <style:style style:name="P479" style:family="paragraph" style:parent-style-name="Standard">
      <style:paragraph-properties fo:margin-top="0cm" fo:margin-bottom="0cm" loext:contextual-spacing="false" fo:line-height="100%" fo:text-align="center" style:justify-single-word="false"/>
      <style:text-properties style:use-window-font-color="true" style:font-name="Aegean1" fo:font-size="14pt" officeooo:rsid="001e5e17" officeooo:paragraph-rsid="009e32c2" style:font-size-asian="14pt" style:font-name-complex="Calibri Light3" style:font-size-complex="14pt"/>
    </style:style>
    <style:style style:name="P480" style:family="paragraph" style:parent-style-name="Standard">
      <style:paragraph-properties fo:margin-top="0cm" fo:margin-bottom="0cm" loext:contextual-spacing="false" fo:line-height="100%" fo:text-align="center" style:justify-single-word="false"/>
      <style:text-properties style:use-window-font-color="true" style:font-name="Aegean1" fo:font-size="14pt" officeooo:paragraph-rsid="009e32c2" style:font-size-asian="14pt" style:font-name-complex="Calibri Light3" style:font-size-complex="14pt"/>
    </style:style>
    <style:style style:name="P481" style:family="paragraph" style:parent-style-name="Standard">
      <style:paragraph-properties fo:margin-top="0cm" fo:margin-bottom="0cm" loext:contextual-spacing="false" fo:line-height="100%"/>
      <style:text-properties style:use-window-font-color="true" style:font-name="Aegean1" fo:font-size="14pt" officeooo:paragraph-rsid="009e32c2" style:font-size-asian="14pt" style:font-name-complex="Calibri Light3" style:font-size-complex="14pt"/>
    </style:style>
    <style:style style:name="P482" style:family="paragraph" style:parent-style-name="Standard">
      <style:paragraph-properties fo:margin-top="0cm" fo:margin-bottom="0cm" loext:contextual-spacing="false" fo:line-height="100%"/>
      <style:text-properties style:use-window-font-color="true" style:font-name="Aegean1" fo:font-size="14pt" officeooo:paragraph-rsid="009e32c2" style:font-size-asian="14pt" style:font-size-complex="14pt"/>
    </style:style>
    <style:style style:name="P483" style:family="paragraph" style:parent-style-name="Standard">
      <style:paragraph-properties fo:margin-top="0cm" fo:margin-bottom="0cm" loext:contextual-spacing="false" fo:line-height="100%" fo:text-align="center" style:justify-single-word="false"/>
      <style:text-properties style:use-window-font-color="true" style:font-name="Aegean1" fo:font-size="14pt" fo:letter-spacing="-0.004cm" fo:language="en" fo:country="US" officeooo:rsid="001e5e17" officeooo:paragraph-rsid="009e32c2" style:font-size-asian="14pt" style:font-name-complex="Calibri Light3" style:font-size-complex="14pt" style:language-complex="he" style:country-complex="IL"/>
    </style:style>
    <style:style style:name="P484" style:family="paragraph" style:parent-style-name="Standard">
      <style:paragraph-properties fo:margin-top="0cm" fo:margin-bottom="0cm" loext:contextual-spacing="false" fo:line-height="100%" fo:text-align="center" style:justify-single-word="false"/>
      <style:text-properties style:use-window-font-color="true" style:font-name="Aegean2" fo:font-size="14pt" officeooo:rsid="002bf444" officeooo:paragraph-rsid="009e32c2" style:font-size-asian="14pt" style:font-name-complex="Calibri Light3" style:font-size-complex="14pt"/>
    </style:style>
    <style:style style:name="P485" style:family="paragraph" style:parent-style-name="Standard">
      <style:paragraph-properties fo:margin-top="0cm" fo:margin-bottom="0cm" loext:contextual-spacing="false" fo:line-height="100%" fo:text-align="center" style:justify-single-word="false"/>
      <style:text-properties style:use-window-font-color="true" style:font-name="Aegean:cv26=2" fo:font-size="14pt" fo:language="en" fo:country="US" officeooo:rsid="001e5e17" officeooo:paragraph-rsid="009e32c2" style:font-size-asian="14pt" style:font-name-complex="Aegean1" style:font-size-complex="14pt"/>
    </style:style>
    <style:style style:name="P486" style:family="paragraph" style:parent-style-name="Standard">
      <style:paragraph-properties fo:margin-top="0cm" fo:margin-bottom="0cm" loext:contextual-spacing="false" fo:line-height="100%" fo:text-align="center" style:justify-single-word="false"/>
      <style:text-properties style:use-window-font-color="true" style:font-name="Aegean:cv16=2" fo:font-size="14pt" fo:language="en" fo:country="US" officeooo:rsid="001e5e17" officeooo:paragraph-rsid="009e32c2" style:font-size-asian="14pt" style:font-name-complex="Aegean1" style:font-size-complex="14pt"/>
    </style:style>
    <style:style style:name="P487" style:family="paragraph" style:parent-style-name="Standard">
      <style:paragraph-properties fo:margin-top="0cm" fo:margin-bottom="0cm" loext:contextual-spacing="false" fo:line-height="100%" fo:text-align="start" style:justify-single-word="false"/>
      <style:text-properties style:use-window-font-color="true" style:font-name="Calibri Light:onum" fo:font-size="8pt" officeooo:paragraph-rsid="0093466f" style:font-size-asian="8pt" style:font-size-complex="8pt"/>
    </style:style>
    <style:style style:name="P488" style:family="paragraph" style:parent-style-name="Standard">
      <style:paragraph-properties fo:margin-top="0cm" fo:margin-bottom="0cm" loext:contextual-spacing="false" fo:line-height="100%" fo:text-align="start" style:justify-single-word="false"/>
      <style:text-properties style:use-window-font-color="true" style:font-name="Calibri Light:onum" fo:font-size="8pt" officeooo:paragraph-rsid="00991d1a" style:font-size-asian="8pt" style:font-size-complex="8pt"/>
    </style:style>
    <style:style style:name="P489" style:family="paragraph" style:parent-style-name="Standard">
      <style:paragraph-properties fo:margin-top="0cm" fo:margin-bottom="0cm" loext:contextual-spacing="false" fo:line-height="100%" fo:text-align="start" style:justify-single-word="false"/>
      <style:text-properties style:use-window-font-color="true" style:font-name="Calibri Light:onum" fo:font-size="8pt" officeooo:paragraph-rsid="00a55af0" style:font-size-asian="8pt" style:font-size-complex="8pt"/>
    </style:style>
    <style:style style:name="P490" style:family="paragraph" style:parent-style-name="Standard">
      <style:paragraph-properties fo:margin-top="0cm" fo:margin-bottom="0cm" loext:contextual-spacing="false" fo:line-height="100%" fo:text-align="start" style:justify-single-word="false"/>
      <style:text-properties style:use-window-font-color="true" style:font-name="Calibri Light:onum" fo:font-size="8pt" officeooo:paragraph-rsid="00887618" style:font-size-asian="8pt" style:font-size-complex="8pt"/>
    </style:style>
    <style:style style:name="P491" style:family="paragraph" style:parent-style-name="Standard">
      <style:paragraph-properties fo:margin-top="0cm" fo:margin-bottom="0cm" loext:contextual-spacing="false" fo:line-height="100%" fo:text-align="start" style:justify-single-word="false"/>
      <style:text-properties style:use-window-font-color="true" style:font-name="Calibri Light:onum" fo:font-size="8pt" officeooo:paragraph-rsid="00b48912" style:font-size-asian="8pt" style:font-size-complex="8pt"/>
    </style:style>
    <style:style style:name="P492" style:family="paragraph" style:parent-style-name="Standard">
      <style:paragraph-properties fo:margin-top="0cm" fo:margin-bottom="0cm" loext:contextual-spacing="false" fo:line-height="100%" fo:text-align="start" style:justify-single-word="false"/>
      <style:text-properties style:use-window-font-color="true" style:font-name="Calibri Light:onum" fo:font-size="8pt" fo:language="en" fo:country="US" officeooo:paragraph-rsid="00b48912" style:font-size-asian="8pt" style:font-size-complex="8pt"/>
    </style:style>
    <style:style style:name="P493" style:family="paragraph" style:parent-style-name="Standard">
      <style:paragraph-properties fo:margin-top="0cm" fo:margin-bottom="0cm" loext:contextual-spacing="false" fo:line-height="100%" fo:text-align="start" style:justify-single-word="false"/>
      <style:text-properties style:font-name="Calibri Light:onum" fo:font-size="8pt" officeooo:paragraph-rsid="00887618" style:font-size-asian="8pt" style:font-size-complex="8pt"/>
    </style:style>
    <style:style style:name="P494" style:family="paragraph" style:parent-style-name="Standard">
      <style:paragraph-properties fo:margin-top="0cm" fo:margin-bottom="0cm" loext:contextual-spacing="false" fo:line-height="100%" fo:text-align="center" style:justify-single-word="false"/>
      <style:text-properties style:font-name="Aegean1" fo:font-size="14pt" officeooo:rsid="001e5e17" officeooo:paragraph-rsid="009e32c2" style:font-size-asian="14pt" style:font-name-complex="Calibri Light3" style:font-size-complex="14pt"/>
    </style:style>
    <style:style style:name="P495" style:family="paragraph" style:parent-style-name="Standard">
      <style:paragraph-properties fo:margin-top="0cm" fo:margin-bottom="0cm" loext:contextual-spacing="false" fo:line-height="100%" fo:text-align="center" style:justify-single-word="false"/>
      <style:text-properties style:font-name="Aegean2" fo:font-size="14pt" officeooo:rsid="002bf444" officeooo:paragraph-rsid="009e32c2" style:font-size-asian="14pt" style:font-name-complex="Calibri Light3" style:font-size-complex="14pt"/>
    </style:style>
    <style:style style:name="P496" style:family="paragraph" style:parent-style-name="Standard">
      <style:paragraph-properties fo:margin-top="0cm" fo:margin-bottom="0cm" loext:contextual-spacing="false" fo:line-height="100%"/>
      <style:text-properties style:font-name="Calibri Light1" fo:font-size="9pt" officeooo:paragraph-rsid="009e32c2" style:font-size-asian="9pt" style:font-size-complex="9pt"/>
    </style:style>
    <style:style style:name="P497" style:family="paragraph" style:parent-style-name="Standard">
      <style:paragraph-properties fo:margin-top="0cm" fo:margin-bottom="0cm" loext:contextual-spacing="false" fo:line-height="100%"/>
      <style:text-properties style:font-name="Calibri Light1" fo:font-size="8pt" fo:language="en" fo:country="US" officeooo:paragraph-rsid="009e32c2" style:font-size-asian="7pt" style:font-size-complex="8pt"/>
    </style:style>
    <style:style style:name="P498" style:family="paragraph" style:parent-style-name="Standard">
      <style:paragraph-properties fo:margin-top="0cm" fo:margin-bottom="0cm" loext:contextual-spacing="false" fo:line-height="100%"/>
      <style:text-properties style:font-name="Calibri Light1" fo:font-size="8pt" fo:language="en" fo:country="US" officeooo:paragraph-rsid="0091a95f" style:font-size-asian="7pt" style:font-size-complex="8pt"/>
    </style:style>
    <style:style style:name="P499" style:family="paragraph" style:parent-style-name="Standard">
      <loext:graphic-properties draw:fill="solid" draw:fill-color="#f6f5f0"/>
      <style:paragraph-properties fo:margin-top="0cm" fo:margin-bottom="0cm" loext:contextual-spacing="false" fo:line-height="100%" fo:background-color="#f6f5f0"/>
      <style:text-properties style:font-name="Calibri Light1" fo:font-size="6pt" fo:language="en" fo:country="US" officeooo:paragraph-rsid="0038e172" style:font-size-asian="5.25pt" style:font-size-complex="6pt"/>
    </style:style>
    <style:style style:name="P500" style:family="paragraph" style:parent-style-name="Standard">
      <loext:graphic-properties draw:fill="solid" draw:fill-color="#f6f5f0"/>
      <style:paragraph-properties fo:margin-top="0cm" fo:margin-bottom="0cm" loext:contextual-spacing="false" fo:line-height="100%" fo:background-color="#f6f5f0"/>
      <style:text-properties style:font-name="Calibri Light1" fo:font-size="6pt" fo:language="en" fo:country="US" officeooo:paragraph-rsid="007e164c" style:font-size-asian="5.25pt" style:font-size-complex="6pt"/>
    </style:style>
    <style:style style:name="P501" style:family="paragraph" style:parent-style-name="Standard">
      <style:paragraph-properties fo:margin-top="0cm" fo:margin-bottom="0cm" loext:contextual-spacing="false" fo:line-height="100%" fo:text-align="center" style:justify-single-word="false"/>
      <style:text-properties fo:color="#a9a9a9" style:font-name="Calibri Light" fo:font-size="8pt" fo:language="en" fo:country="US" officeooo:rsid="00aee595" officeooo:paragraph-rsid="00aee595" style:font-size-asian="8pt" style:font-name-complex="Calibri Light3" style:font-size-complex="8pt"/>
    </style:style>
    <style:style style:name="P502" style:family="paragraph" style:parent-style-name="Text_20_body">
      <style:paragraph-properties fo:margin-top="0cm" fo:margin-bottom="0cm" loext:contextual-spacing="false" fo:line-height="100%" fo:text-align="end" style:justify-single-word="false"/>
      <style:text-properties fo:font-size="12pt" style:font-size-asian="12pt" style:font-name-complex="Aegean1" style:font-size-complex="12pt"/>
    </style:style>
    <style:style style:name="P503" style:family="paragraph" style:parent-style-name="Βασικό">
      <style:paragraph-properties fo:margin-left="0cm" fo:margin-right="-0.004cm" fo:margin-top="0cm" fo:margin-bottom="0cm" loext:contextual-spacing="false" fo:line-height="100%" fo:text-align="justify" style:justify-single-word="false" fo:text-indent="0cm" style:auto-text-indent="false"/>
      <style:text-properties style:use-window-font-color="true" style:font-name="Aegean1" officeooo:paragraph-rsid="0033e8bc"/>
    </style:style>
    <style:style style:name="P504" style:family="paragraph" style:parent-style-name="Βασικό">
      <style:paragraph-properties fo:margin-left="0cm" fo:margin-right="-0.004cm" fo:margin-top="0cm" fo:margin-bottom="0cm" loext:contextual-spacing="false" fo:line-height="100%" fo:text-align="start" style:justify-single-word="false" fo:text-indent="0cm" style:auto-text-indent="false"/>
      <style:text-properties style:use-window-font-color="true" style:font-name="Aegean1" officeooo:paragraph-rsid="0109ef72"/>
    </style:style>
    <style:style style:name="P505" style:family="paragraph" style:parent-style-name="Βασικό">
      <style:paragraph-properties fo:margin-left="0cm" fo:margin-right="-0.004cm" fo:margin-top="0cm" fo:margin-bottom="0cm" loext:contextual-spacing="false" fo:line-height="100%" fo:text-indent="0cm" style:auto-text-indent="false"/>
      <style:text-properties fo:font-size="9pt" fo:language="en" fo:country="US" officeooo:paragraph-rsid="0038e172" style:font-size-asian="9pt" style:font-name-complex="Aegean001" style:font-size-complex="9pt"/>
    </style:style>
    <style:style style:name="P506" style:family="paragraph" style:parent-style-name="Βασικό">
      <style:paragraph-properties fo:margin-left="0cm" fo:margin-right="-0.004cm" fo:margin-top="0cm" fo:margin-bottom="0cm" loext:contextual-spacing="false" fo:line-height="100%" fo:text-align="start" style:justify-single-word="false" fo:text-indent="0cm" style:auto-text-indent="false"/>
      <style:text-properties officeooo:paragraph-rsid="0038e172"/>
    </style:style>
    <style:style style:name="P507" style:family="paragraph" style:parent-style-name="Standard">
      <style:paragraph-properties fo:margin-left="0cm" fo:margin-right="-0.004cm" fo:margin-top="0cm" fo:margin-bottom="0cm" loext:contextual-spacing="false" fo:line-height="100%" fo:text-indent="0cm" style:auto-text-indent="false"/>
      <style:text-properties fo:font-size="18pt" officeooo:paragraph-rsid="0038e172" style:font-size-asian="18pt" style:font-size-complex="18pt"/>
    </style:style>
    <style:style style:name="P508" style:family="paragraph" style:parent-style-name="Standard">
      <style:paragraph-properties fo:margin-left="0cm" fo:margin-right="-0.004cm" fo:margin-top="0cm" fo:margin-bottom="0cm" loext:contextual-spacing="false" fo:line-height="100%" fo:text-align="start" style:justify-single-word="false" fo:text-indent="0cm" style:auto-text-indent="false"/>
      <style:text-properties style:use-window-font-color="true" style:font-name="Aegean:rtlm" fo:font-size="18pt" officeooo:paragraph-rsid="0038e172" style:font-size-asian="18pt" style:font-size-complex="18pt"/>
    </style:style>
    <style:style style:name="P509" style:family="paragraph" style:parent-style-name="Standard">
      <style:paragraph-properties fo:margin-left="0cm" fo:margin-right="-0.004cm" fo:margin-top="0cm" fo:margin-bottom="0cm" loext:contextual-spacing="false" fo:line-height="100%" fo:text-indent="0cm" style:auto-text-indent="false"/>
      <style:text-properties style:use-window-font-color="true" style:font-name="Aegean:rtlm" fo:font-size="18pt" officeooo:paragraph-rsid="0038e172" style:font-size-asian="18pt" style:font-size-complex="18pt"/>
    </style:style>
    <style:style style:name="P510" style:family="paragraph" style:parent-style-name="Standard">
      <style:paragraph-properties fo:margin-left="0cm" fo:margin-right="-0.004cm" fo:margin-top="0cm" fo:margin-bottom="0cm" loext:contextual-spacing="false" fo:line-height="100%" fo:text-align="end" style:justify-single-word="false" fo:text-indent="0cm" style:auto-text-indent="false"/>
      <style:text-properties style:use-window-font-color="true" style:font-name="Aegean:rtlm" fo:font-size="18pt" fo:language="en" fo:country="GB" officeooo:paragraph-rsid="0038e172" style:font-size-asian="18pt" style:font-name-complex="Aegean4" style:font-size-complex="18pt"/>
    </style:style>
    <style:style style:name="P511" style:family="paragraph" style:parent-style-name="Standard">
      <style:paragraph-properties fo:margin-left="0cm" fo:margin-right="-0.004cm" fo:margin-top="0cm" fo:margin-bottom="0cm" loext:contextual-spacing="false" fo:line-height="100%" fo:text-align="end" style:justify-single-word="false" fo:text-indent="0cm" style:auto-text-indent="false"/>
      <style:text-properties style:use-window-font-color="true" style:font-name="Aegean:rtlm" fo:font-size="18pt" fo:language="en" fo:country="GB" officeooo:paragraph-rsid="00a1f21e" style:font-size-asian="18pt" style:font-name-complex="Aegean4" style:font-size-complex="18pt"/>
    </style:style>
    <style:style style:name="P512" style:family="paragraph" style:parent-style-name="Standard">
      <style:paragraph-properties fo:margin-left="0cm" fo:margin-right="-0.004cm" fo:margin-top="0cm" fo:margin-bottom="0cm" loext:contextual-spacing="false" fo:line-height="100%" fo:text-align="end" style:justify-single-word="false" fo:text-indent="0cm" style:auto-text-indent="false"/>
      <style:text-properties style:use-window-font-color="true" style:font-name="Aegean:rtlm" fo:font-size="18pt" fo:language="en" fo:country="GB" officeooo:paragraph-rsid="00a034fc" style:font-size-asian="18pt" style:font-name-complex="Aegean4" style:font-size-complex="18pt"/>
    </style:style>
    <style:style style:name="P513" style:family="paragraph" style:parent-style-name="Standard">
      <style:paragraph-properties fo:margin-left="0cm" fo:margin-right="-0.004cm" fo:margin-top="0cm" fo:margin-bottom="0cm" loext:contextual-spacing="false" fo:line-height="100%" fo:text-align="end" style:justify-single-word="false" fo:text-indent="0cm" style:auto-text-indent="false"/>
      <style:text-properties style:use-window-font-color="true" style:font-name="Aegean:rtlm" fo:font-size="18pt" fo:language="de" fo:country="DE" officeooo:paragraph-rsid="0038e172" style:font-size-asian="18pt" style:font-name-complex="Aegean4" style:font-size-complex="18pt"/>
    </style:style>
    <style:style style:name="P514" style:family="paragraph" style:parent-style-name="Standard">
      <style:paragraph-properties fo:margin-left="0cm" fo:margin-right="-0.004cm" fo:margin-top="0cm" fo:margin-bottom="0cm" loext:contextual-spacing="false" fo:line-height="100%" fo:text-indent="0cm" style:auto-text-indent="false"/>
      <style:text-properties style:use-window-font-color="true" officeooo:paragraph-rsid="0038e172"/>
    </style:style>
    <style:style style:name="P515" style:family="paragraph" style:parent-style-name="Standard">
      <style:paragraph-properties fo:margin-left="0cm" fo:margin-right="-0.004cm" fo:margin-top="0cm" fo:margin-bottom="0cm" loext:contextual-spacing="false" fo:line-height="100%" fo:text-indent="0cm" style:auto-text-indent="false"/>
      <style:text-properties style:use-window-font-color="true" officeooo:paragraph-rsid="00a1f21e"/>
    </style:style>
    <style:style style:name="P516" style:family="paragraph" style:parent-style-name="Standard">
      <style:paragraph-properties fo:margin-left="0cm" fo:margin-right="-0.004cm" fo:margin-top="0cm" fo:margin-bottom="0cm" loext:contextual-spacing="false" fo:line-height="100%" fo:text-indent="0cm" style:auto-text-indent="false"/>
      <style:text-properties style:use-window-font-color="true" officeooo:paragraph-rsid="00a034fc"/>
    </style:style>
    <style:style style:name="P517" style:family="paragraph" style:parent-style-name="Standard">
      <style:paragraph-properties fo:margin-left="0cm" fo:margin-right="-0.004cm" fo:margin-top="0cm" fo:margin-bottom="0cm" loext:contextual-spacing="false" fo:line-height="100%" fo:text-indent="0cm" style:auto-text-indent="false"/>
      <style:text-properties fo:font-size="9pt" fo:language="en" fo:country="US" officeooo:paragraph-rsid="0038e172" style:font-size-asian="9pt" style:font-name-complex="Aegean0011" style:font-size-complex="9pt"/>
    </style:style>
    <style:style style:name="P518" style:family="paragraph" style:parent-style-name="Standard">
      <style:paragraph-properties fo:margin-left="0cm" fo:margin-right="-0.004cm" fo:margin-top="0cm" fo:margin-bottom="0cm" loext:contextual-spacing="false" fo:line-height="100%" fo:text-align="end" style:justify-single-word="false" fo:text-indent="0cm" style:auto-text-indent="false"/>
      <style:text-properties officeooo:paragraph-rsid="0038e172"/>
    </style:style>
    <style:style style:name="P519" style:family="paragraph" style:parent-style-name="Standard">
      <style:paragraph-properties fo:margin-left="0cm" fo:margin-right="-0.004cm" fo:margin-top="0cm" fo:margin-bottom="0cm" loext:contextual-spacing="false" fo:line-height="100%" fo:text-align="end" style:justify-single-word="false" fo:text-indent="0cm" style:auto-text-indent="false"/>
      <style:text-properties style:font-name="Aegean:rtlm" officeooo:paragraph-rsid="0038e172"/>
    </style:style>
    <style:style style:name="P520" style:family="paragraph" style:parent-style-name="Standard">
      <style:paragraph-properties fo:margin-left="1cm" fo:margin-right="0cm" fo:margin-top="0cm" fo:margin-bottom="0cm" loext:contextual-spacing="false" fo:line-height="100%" fo:text-indent="-1cm" style:auto-text-indent="false"/>
      <style:text-properties fo:color="#1c21f7" style:font-name="Calibri Light" fo:font-size="16pt" fo:language="en" fo:country="US" officeooo:rsid="01068d98" officeooo:paragraph-rsid="0033e8bc" style:font-size-asian="16pt" style:font-size-complex="16pt"/>
    </style:style>
    <style:style style:name="P521" style:family="paragraph" style:parent-style-name="Standard">
      <style:paragraph-properties fo:margin-left="1cm" fo:margin-right="0cm" fo:margin-top="0cm" fo:margin-bottom="0cm" loext:contextual-spacing="false" fo:line-height="100%" fo:text-align="start" style:justify-single-word="false" fo:text-indent="-1cm" style:auto-text-indent="false"/>
      <style:text-properties style:font-name="Calibri Light1" fo:font-size="9pt" fo:language="en" fo:country="US" officeooo:paragraph-rsid="0038e172" style:font-size-asian="9pt" style:font-size-complex="9pt"/>
    </style:style>
    <style:style style:name="P522" style:family="paragraph" style:parent-style-name="Standard">
      <style:paragraph-properties fo:margin-left="1cm" fo:margin-right="0cm" fo:margin-top="0cm" fo:margin-bottom="0cm" loext:contextual-spacing="false" fo:line-height="100%" fo:text-indent="-1cm" style:auto-text-indent="false"/>
      <style:text-properties style:font-name="Calibri Light1" fo:font-size="9pt" fo:language="en" fo:country="US" officeooo:paragraph-rsid="0038e172" style:font-size-asian="9pt" style:font-size-complex="9pt"/>
    </style:style>
    <style:style style:name="P523" style:family="paragraph" style:parent-style-name="Standard">
      <style:paragraph-properties fo:margin-left="1cm" fo:margin-right="0cm" fo:margin-top="0cm" fo:margin-bottom="0cm" loext:contextual-spacing="false" fo:line-height="100%" fo:text-indent="-1cm" style:auto-text-indent="false"/>
      <style:text-properties style:font-name="Calibri Light1" fo:font-size="8pt" fo:language="en" fo:country="US" officeooo:paragraph-rsid="007e164c" style:font-size-asian="8pt" style:font-size-complex="8pt"/>
    </style:style>
    <style:style style:name="P524" style:family="paragraph" style:parent-style-name="Standard">
      <style:paragraph-properties fo:margin-left="1cm" fo:margin-right="0cm" fo:margin-top="0cm" fo:margin-bottom="0cm" loext:contextual-spacing="false" fo:line-height="100%" fo:text-indent="-1cm" style:auto-text-indent="false" fo:break-before="page"/>
      <style:text-properties fo:color="#1c21f7" style:font-name="Calibri Light" fo:font-size="16pt" fo:language="en" fo:country="US" officeooo:paragraph-rsid="002e4006" style:font-size-asian="16pt" style:font-size-complex="16pt"/>
    </style:style>
    <style:style style:name="P525" style:family="paragraph" style:parent-style-name="Standard">
      <style:paragraph-properties fo:margin-left="1cm" fo:margin-right="0cm" fo:margin-top="0cm" fo:margin-bottom="0cm" loext:contextual-spacing="false" fo:line-height="100%" fo:text-indent="-1cm" style:auto-text-indent="false" fo:break-before="page"/>
      <style:text-properties fo:color="#1c21f7" style:font-name="Calibri Light" fo:font-size="16pt" fo:language="en" fo:country="US" officeooo:rsid="00f3f69b" officeooo:paragraph-rsid="00f3f69b" style:font-size-asian="16pt" style:font-size-complex="16pt"/>
    </style:style>
    <style:style style:name="P526" style:family="paragraph" style:parent-style-name="Βασικό">
      <style:paragraph-properties fo:margin-left="1cm" fo:margin-right="0cm" fo:margin-top="0cm" fo:margin-bottom="0cm" loext:contextual-spacing="false" fo:line-height="100%" fo:text-indent="-1cm" style:auto-text-indent="false" fo:break-before="page">
        <style:tab-stops/>
      </style:paragraph-properties>
      <style:text-properties fo:color="#1c21f7" style:font-name="Calibri Light" fo:font-size="16pt" fo:language="en" fo:country="US" officeooo:paragraph-rsid="0038e9a8" style:font-size-asian="16pt" style:font-size-complex="16pt"/>
    </style:style>
    <style:style style:name="P527" style:family="paragraph" style:parent-style-name="Βασικό">
      <style:paragraph-properties fo:margin-left="1cm" fo:margin-right="0cm" fo:margin-top="0cm" fo:margin-bottom="0cm" loext:contextual-spacing="false" fo:line-height="100%" fo:text-indent="-1cm" style:auto-text-indent="false" fo:break-before="page">
        <style:tab-stops/>
      </style:paragraph-properties>
      <style:text-properties fo:color="#1c21f7" style:font-name="Calibri Light" fo:font-size="16pt" fo:language="en" fo:country="US" officeooo:rsid="00e60e88" officeooo:paragraph-rsid="00997202" style:font-size-asian="16pt" style:font-size-complex="16pt"/>
    </style:style>
    <style:style style:name="P528" style:family="paragraph" style:parent-style-name="Βασικό">
      <style:paragraph-properties fo:margin-left="1cm" fo:margin-right="0cm" fo:line-height="100%" fo:text-indent="-1cm" style:auto-text-indent="false" fo:break-before="page">
        <style:tab-stops/>
      </style:paragraph-properties>
      <style:text-properties fo:color="#1c21f7" style:font-name="Calibri Light" fo:font-size="16pt" fo:language="en" fo:country="US" officeooo:paragraph-rsid="00ea2231" style:font-size-asian="16pt" style:font-size-complex="16pt"/>
    </style:style>
    <style:style style:name="P529" style:family="paragraph" style:parent-style-name="Βασικό">
      <style:paragraph-properties fo:margin-left="1cm" fo:margin-right="0cm" fo:line-height="100%" fo:text-indent="-1cm" style:auto-text-indent="false">
        <style:tab-stops/>
      </style:paragraph-properties>
      <style:text-properties style:font-name="Calibri Light" fo:font-size="12pt" fo:language="fr" fo:country="FR" officeooo:paragraph-rsid="0038e9a8" style:font-size-asian="10.5pt" style:font-size-complex="12pt"/>
    </style:style>
    <style:style style:name="P530" style:family="paragraph" style:parent-style-name="Text_20_body">
      <style:paragraph-properties fo:margin-top="0cm" fo:margin-bottom="0.046cm" loext:contextual-spacing="false" fo:line-height="100%" fo:text-align="start" style:justify-single-word="false"/>
      <style:text-properties style:font-name="Calibri1" fo:font-size="9pt" fo:language="en" fo:country="US" officeooo:rsid="001d3ce9" officeooo:paragraph-rsid="0038e172" style:font-size-asian="9pt" style:font-name-complex="Aegean1" style:font-size-complex="9pt"/>
    </style:style>
    <style:style style:name="P531" style:family="paragraph" style:parent-style-name="Text_20_body">
      <style:paragraph-properties fo:margin-top="0cm" fo:margin-bottom="0.046cm" loext:contextual-spacing="false" fo:line-height="100%" fo:text-align="start" style:justify-single-word="false"/>
      <style:text-properties style:font-name="Calibri1" fo:font-size="9pt" fo:language="en" fo:country="US" officeooo:rsid="001d3ce9" officeooo:paragraph-rsid="003e6e89" style:font-size-asian="9pt" style:font-name-complex="Aegean1" style:font-size-complex="9pt"/>
    </style:style>
    <style:style style:name="P532" style:family="paragraph" style:parent-style-name="Text_20_body">
      <style:paragraph-properties fo:margin-top="0cm" fo:margin-bottom="0.046cm" loext:contextual-spacing="false" fo:line-height="100%" fo:text-align="start" style:justify-single-word="false"/>
      <style:text-properties style:font-name="Calibri1" fo:font-size="9pt" fo:language="en" fo:country="US" officeooo:rsid="001d3ce9" officeooo:paragraph-rsid="008a4b06" style:font-size-asian="9pt" style:font-name-complex="Aegean1" style:font-size-complex="9pt"/>
    </style:style>
    <style:style style:name="P533" style:family="paragraph" style:parent-style-name="Text_20_body">
      <style:paragraph-properties fo:margin-top="0cm" fo:margin-bottom="0.046cm" loext:contextual-spacing="false" fo:line-height="100%" fo:text-align="start" style:justify-single-word="false"/>
      <style:text-properties style:font-name="Calibri1" fo:font-size="9pt" fo:language="en" fo:country="US" officeooo:rsid="001d3ce9" officeooo:paragraph-rsid="0109ef72" style:font-size-asian="9pt" style:font-name-complex="Aegean1" style:font-size-complex="9pt"/>
    </style:style>
    <style:style style:name="P534" style:family="paragraph" style:parent-style-name="Text_20_body">
      <style:paragraph-properties fo:margin-top="0cm" fo:margin-bottom="0.046cm" loext:contextual-spacing="false" fo:line-height="100%" fo:text-align="end" style:justify-single-word="false"/>
      <style:text-properties style:font-name="Aegean1" fo:font-size="9pt" officeooo:paragraph-rsid="0038e172" style:font-size-asian="9pt" style:font-name-complex="Aegean1" style:font-size-complex="9pt"/>
    </style:style>
    <style:style style:name="P535" style:family="paragraph" style:parent-style-name="Text_20_body">
      <style:paragraph-properties fo:margin-top="0cm" fo:margin-bottom="0.046cm" loext:contextual-spacing="false" fo:line-height="100%" fo:text-align="end" style:justify-single-word="false"/>
      <style:text-properties style:font-name="Aegean1" fo:font-size="9pt" officeooo:paragraph-rsid="0038e172" style:font-size-asian="9pt" style:font-name-complex="Aegean:ss01" style:font-size-complex="9pt"/>
    </style:style>
    <style:style style:name="P536" style:family="paragraph" style:parent-style-name="Text_20_body">
      <style:paragraph-properties fo:margin-top="0cm" fo:margin-bottom="0.046cm" loext:contextual-spacing="false" fo:line-height="100%" fo:text-align="end" style:justify-single-word="false"/>
      <style:text-properties style:font-name="Aegean1" fo:font-size="9pt" fo:language="en" fo:country="US" officeooo:rsid="001d3ce9" officeooo:paragraph-rsid="0038e172" style:font-size-asian="9pt" style:font-name-complex="Aegean:ss02" style:font-size-complex="9pt"/>
    </style:style>
    <style:style style:name="P537" style:family="paragraph" style:parent-style-name="Text_20_body">
      <style:paragraph-properties fo:margin-top="0cm" fo:margin-bottom="0.046cm" loext:contextual-spacing="false" fo:line-height="100%" fo:text-align="end" style:justify-single-word="false"/>
      <style:text-properties style:font-name="Aegean1" fo:font-size="9pt" fo:language="en" fo:country="US" officeooo:rsid="001d3ce9" officeooo:paragraph-rsid="0038e172" style:font-size-asian="9pt" style:font-name-complex="Aegean:ss03" style:font-size-complex="9pt"/>
    </style:style>
    <style:style style:name="P538" style:family="paragraph" style:parent-style-name="Text_20_body">
      <style:paragraph-properties fo:margin-top="0cm" fo:margin-bottom="0.046cm" loext:contextual-spacing="false" fo:line-height="100%" fo:text-align="end" style:justify-single-word="false"/>
      <style:text-properties style:font-name="Aegean1" fo:font-size="9pt" fo:language="en" fo:country="US" officeooo:rsid="001d3ce9" officeooo:paragraph-rsid="0038e172" style:font-size-asian="9pt" style:font-name-complex="Aegean:ss04" style:font-size-complex="9pt"/>
    </style:style>
    <style:style style:name="P539" style:family="paragraph" style:parent-style-name="Text_20_body">
      <style:paragraph-properties fo:margin-top="0cm" fo:margin-bottom="0.046cm" loext:contextual-spacing="false" fo:line-height="100%" fo:text-align="end" style:justify-single-word="false"/>
      <style:text-properties style:font-name="Aegean1" fo:font-size="9pt" fo:language="en" fo:country="US" officeooo:rsid="001d3ce9" officeooo:paragraph-rsid="0038e172" style:font-size-asian="9pt" style:font-name-complex="Aegean:ss05" style:font-size-complex="9pt"/>
    </style:style>
    <style:style style:name="P540" style:family="paragraph" style:parent-style-name="Text_20_body">
      <style:paragraph-properties fo:margin-top="0cm" fo:margin-bottom="0.046cm" loext:contextual-spacing="false" fo:line-height="100%" fo:text-align="end" style:justify-single-word="false"/>
      <style:text-properties style:font-name="Aegean1" fo:font-size="9pt" fo:language="en" fo:country="US" officeooo:rsid="001d3ce9" officeooo:paragraph-rsid="0038e172" style:font-size-asian="9pt" style:font-name-complex="Aegean:ss06" style:font-size-complex="9pt"/>
    </style:style>
    <style:style style:name="P541" style:family="paragraph" style:parent-style-name="Text_20_body">
      <style:paragraph-properties fo:margin-top="0cm" fo:margin-bottom="0.046cm" loext:contextual-spacing="false" fo:line-height="100%" fo:text-align="end" style:justify-single-word="false"/>
      <style:text-properties style:font-name="Aegean1" fo:font-size="12pt" officeooo:paragraph-rsid="003dbefc" style:font-size-asian="12pt" style:font-name-complex="Aegean1" style:font-size-complex="12pt"/>
    </style:style>
    <style:style style:name="P542" style:family="paragraph" style:parent-style-name="Text_20_body">
      <style:paragraph-properties fo:margin-top="0cm" fo:margin-bottom="0.046cm" loext:contextual-spacing="false" fo:line-height="100%" fo:text-align="start" style:justify-single-word="false"/>
      <style:text-properties officeooo:paragraph-rsid="003e6e89"/>
    </style:style>
    <style:style style:name="P543" style:family="paragraph" style:parent-style-name="Text_20_body">
      <style:paragraph-properties fo:margin-top="0cm" fo:margin-bottom="0.046cm" loext:contextual-spacing="false" fo:line-height="100%" fo:text-align="start" style:justify-single-word="false"/>
      <style:text-properties officeooo:paragraph-rsid="008a4b06"/>
    </style:style>
    <style:style style:name="P544" style:family="paragraph" style:parent-style-name="Text_20_body">
      <style:paragraph-properties fo:margin-top="0cm" fo:margin-bottom="0.046cm" loext:contextual-spacing="false" fo:line-height="100%" fo:text-align="end" style:justify-single-word="false"/>
      <style:text-properties fo:color="#1c21f7" style:font-name="Aegean1" fo:font-size="12pt" officeooo:paragraph-rsid="003dbefc" style:font-size-asian="12pt" style:font-name-complex="Aegean:ss01" style:font-size-complex="12pt"/>
    </style:style>
    <style:style style:name="P545" style:family="paragraph" style:parent-style-name="Text_20_body">
      <style:paragraph-properties fo:margin-top="0cm" fo:margin-bottom="0.046cm" loext:contextual-spacing="false" fo:line-height="100%" fo:text-align="start" style:justify-single-word="false"/>
      <style:text-properties style:font-name="Calibri Light" fo:font-size="9pt" fo:language="en" fo:country="US" officeooo:rsid="001d3ce9" officeooo:paragraph-rsid="003e6e89" style:font-size-asian="9pt" style:font-name-complex="Aegean1" style:font-size-complex="9pt"/>
    </style:style>
    <style:style style:name="P546" style:family="paragraph" style:parent-style-name="Text_20_body">
      <style:paragraph-properties fo:margin-top="0cm" fo:margin-bottom="0.046cm" loext:contextual-spacing="false" fo:line-height="100%" fo:text-align="start" style:justify-single-word="false"/>
      <style:text-properties style:font-name="Calibri Light" fo:font-size="9pt" fo:language="en" fo:country="US" officeooo:rsid="001d3ce9" officeooo:paragraph-rsid="003dbefc" style:font-size-asian="9pt" style:font-name-complex="Aegean1" style:font-size-complex="9pt"/>
    </style:style>
    <style:style style:name="P547" style:family="paragraph" style:parent-style-name="Text_20_body">
      <style:paragraph-properties fo:margin-top="0cm" fo:margin-bottom="0.046cm" loext:contextual-spacing="false" fo:line-height="100%" fo:text-align="start" style:justify-single-word="false"/>
      <style:text-properties style:font-name="Calibri Light" fo:font-size="9pt" fo:language="en" fo:country="US" officeooo:rsid="003dbefc" officeooo:paragraph-rsid="003dbefc" style:font-size-asian="9pt" style:font-size-complex="9pt"/>
    </style:style>
    <style:style style:name="P548" style:family="paragraph" style:parent-style-name="Text_20_body">
      <style:paragraph-properties fo:margin-top="0cm" fo:margin-bottom="0.046cm" loext:contextual-spacing="false" fo:line-height="100%" fo:text-align="start" style:justify-single-word="false"/>
      <style:text-properties style:font-name="Calibri Light" fo:font-size="9pt" fo:language="en" fo:country="US" officeooo:paragraph-rsid="0038e172" style:font-size-asian="7.84999990463257pt" style:font-name-complex="Courier New1" style:font-size-complex="9pt" style:language-complex="he" style:country-complex="IL"/>
    </style:style>
    <style:style style:name="P549" style:family="paragraph" style:parent-style-name="Text_20_body">
      <style:paragraph-properties fo:margin-top="0cm" fo:margin-bottom="0.046cm" loext:contextual-spacing="false" fo:line-height="100%" fo:text-align="start" style:justify-single-word="false"/>
      <style:text-properties style:font-name="Calibri Light1" fo:font-size="8pt" fo:language="en" fo:country="US" officeooo:rsid="001d3ce9" officeooo:paragraph-rsid="0038e172" style:font-size-asian="8pt" style:font-name-complex="Aegean1" style:font-size-complex="8pt"/>
    </style:style>
    <style:style style:name="P550" style:family="paragraph" style:parent-style-name="Text_20_body">
      <style:paragraph-properties fo:margin-top="0cm" fo:margin-bottom="0.046cm" loext:contextual-spacing="false" fo:line-height="100%" fo:text-align="center" style:justify-single-word="false"/>
      <style:text-properties style:use-window-font-color="true" style:font-name="Aegean1" fo:font-size="14pt" fo:letter-spacing="-0.004cm" fo:language="en" fo:country="US" officeooo:rsid="001738d5" officeooo:paragraph-rsid="009e32c2" style:font-size-asian="14pt" style:font-name-complex="Aegean:ss01" style:font-size-complex="14pt" style:language-complex="he" style:country-complex="IL"/>
    </style:style>
    <style:style style:name="P551" style:family="paragraph" style:parent-style-name="Βασικό">
      <loext:graphic-properties draw:fill="none"/>
      <style:paragraph-properties fo:margin-left="2.6cm" fo:margin-right="0cm" fo:margin-top="0cm" fo:margin-bottom="0cm" loext:contextual-spacing="false" fo:line-height="100%" fo:hyphenation-ladder-count="no-limit" fo:text-indent="-2.6cm" style:auto-text-indent="false" fo:background-color="transparent">
        <style:tab-stops>
          <style:tab-stop style:position="-0.501cm"/>
          <style:tab-stop style:position="1.704cm"/>
        </style:tab-stops>
      </style:paragraph-properties>
      <style:text-properties officeooo:paragraph-rsid="00be447f" fo:hyphenate="false" fo:hyphenation-remain-char-count="2" fo:hyphenation-push-char-count="2"/>
    </style:style>
    <style:style style:name="P552" style:family="paragraph" style:parent-style-name="Βασικό">
      <loext:graphic-properties draw:fill="none"/>
      <style:paragraph-properties fo:margin-left="2.6cm" fo:margin-right="0cm" fo:margin-top="0cm" fo:margin-bottom="0cm" loext:contextual-spacing="false" fo:line-height="100%" fo:hyphenation-ladder-count="no-limit" fo:text-indent="-2.6cm" style:auto-text-indent="false" fo:background-color="transparent">
        <style:tab-stops>
          <style:tab-stop style:position="1.693cm"/>
        </style:tab-stops>
      </style:paragraph-properties>
      <style:text-properties officeooo:paragraph-rsid="00831d2f" fo:hyphenate="false" fo:hyphenation-remain-char-count="2" fo:hyphenation-push-char-count="2"/>
    </style:style>
    <style:style style:name="P553" style:family="paragraph" style:parent-style-name="Βασικό">
      <loext:graphic-properties draw:fill="none"/>
      <style:paragraph-properties fo:margin-left="2.6cm" fo:margin-right="0cm" fo:margin-top="0cm" fo:margin-bottom="0cm" loext:contextual-spacing="false" fo:line-height="100%" fo:hyphenation-ladder-count="no-limit" fo:text-indent="-2.6cm" style:auto-text-indent="false" fo:background-color="transparent">
        <style:tab-stops>
          <style:tab-stop style:position="1.693cm"/>
        </style:tab-stops>
      </style:paragraph-properties>
      <style:text-properties officeooo:paragraph-rsid="00ee0dd6" fo:hyphenate="false" fo:hyphenation-remain-char-count="2" fo:hyphenation-push-char-count="2"/>
    </style:style>
    <style:style style:name="P554" style:family="paragraph" style:parent-style-name="Βασικό">
      <loext:graphic-properties draw:fill="none"/>
      <style:paragraph-properties fo:margin-left="2.6cm" fo:margin-right="0cm" fo:margin-top="0cm" fo:margin-bottom="0cm" loext:contextual-spacing="false" fo:line-height="100%" fo:hyphenation-ladder-count="no-limit" fo:text-indent="-2.6cm" style:auto-text-indent="false" fo:background-color="transparent">
        <style:tab-stops>
          <style:tab-stop style:position="1.693cm"/>
        </style:tab-stops>
      </style:paragraph-properties>
      <style:text-properties officeooo:paragraph-rsid="00e27708" fo:hyphenate="false" fo:hyphenation-remain-char-count="2" fo:hyphenation-push-char-count="2"/>
    </style:style>
    <style:style style:name="P555" style:family="paragraph" style:parent-style-name="Βασικό">
      <loext:graphic-properties draw:fill="none"/>
      <style:paragraph-properties fo:margin-left="2.6cm" fo:margin-right="0cm" fo:margin-top="0cm" fo:margin-bottom="0cm" loext:contextual-spacing="false" fo:line-height="100%" fo:hyphenation-ladder-count="no-limit" fo:text-indent="-2.6cm" style:auto-text-indent="false" fo:background-color="transparent">
        <style:tab-stops>
          <style:tab-stop style:position="1.693cm"/>
        </style:tab-stops>
      </style:paragraph-properties>
      <style:text-properties officeooo:paragraph-rsid="0101ae9b" fo:hyphenate="false" fo:hyphenation-remain-char-count="2" fo:hyphenation-push-char-count="2"/>
    </style:style>
    <style:style style:name="P556" style:family="paragraph" style:parent-style-name="Βασικό">
      <loext:graphic-properties draw:fill="none"/>
      <style:paragraph-properties fo:margin-left="2.6cm" fo:margin-right="0cm" fo:margin-top="0cm" fo:margin-bottom="0cm" loext:contextual-spacing="false" fo:line-height="100%" fo:hyphenation-ladder-count="no-limit" fo:text-indent="-2.6cm" style:auto-text-indent="false" fo:background-color="transparent">
        <style:tab-stops>
          <style:tab-stop style:position="1.693cm"/>
          <style:tab-stop style:position="6.507cm"/>
        </style:tab-stops>
      </style:paragraph-properties>
      <style:text-properties officeooo:paragraph-rsid="00831d2f" fo:hyphenate="false" fo:hyphenation-remain-char-count="2" fo:hyphenation-push-char-count="2"/>
    </style:style>
    <style:style style:name="P557" style:family="paragraph" style:parent-style-name="Βασικό">
      <loext:graphic-properties draw:fill="none"/>
      <style:paragraph-properties fo:margin-left="2.6cm" fo:margin-right="0cm" fo:margin-top="0cm" fo:margin-bottom="0cm" loext:contextual-spacing="false" fo:line-height="100%" fo:hyphenation-ladder-count="no-limit" fo:text-indent="-2.6cm" style:auto-text-indent="false" fo:background-color="transparent">
        <style:tab-stops>
          <style:tab-stop style:position="1.693cm"/>
          <style:tab-stop style:position="5.505cm"/>
          <style:tab-stop style:position="8.003cm"/>
          <style:tab-stop style:position="10.5cm"/>
        </style:tab-stops>
      </style:paragraph-properties>
      <style:text-properties officeooo:paragraph-rsid="01068d98" fo:hyphenate="false" fo:hyphenation-remain-char-count="2" fo:hyphenation-push-char-count="2"/>
    </style:style>
    <style:style style:name="P558" style:family="paragraph" style:parent-style-name="Βασικό">
      <loext:graphic-properties draw:fill="none"/>
      <style:paragraph-properties fo:margin-left="2.6cm" fo:margin-right="0cm" fo:margin-top="0cm" fo:margin-bottom="0cm" loext:contextual-spacing="false" fo:line-height="100%" fo:hyphenation-ladder-count="no-limit" fo:text-indent="-2.6cm" style:auto-text-indent="false" fo:background-color="transparent">
        <style:tab-stops>
          <style:tab-stop style:position="1.693cm"/>
          <style:tab-stop style:position="8.003cm"/>
          <style:tab-stop style:position="8.2cm"/>
        </style:tab-stops>
      </style:paragraph-properties>
      <style:text-properties officeooo:paragraph-rsid="0043c6ac" fo:hyphenate="false" fo:hyphenation-remain-char-count="2" fo:hyphenation-push-char-count="2"/>
    </style:style>
    <style:style style:name="P559" style:family="paragraph" style:parent-style-name="Βασικό">
      <loext:graphic-properties draw:fill="none"/>
      <style:paragraph-properties fo:margin-left="2.6cm" fo:margin-right="0cm" fo:margin-top="0cm" fo:margin-bottom="0cm" loext:contextual-spacing="false" fo:line-height="100%" fo:hyphenation-ladder-count="no-limit" fo:text-indent="-2.6cm" style:auto-text-indent="false" fo:background-color="transparent">
        <style:tab-stops>
          <style:tab-stop style:position="1.693cm"/>
          <style:tab-stop style:position="9.003cm"/>
        </style:tab-stops>
      </style:paragraph-properties>
      <style:text-properties officeooo:paragraph-rsid="009b889b" fo:hyphenate="false" fo:hyphenation-remain-char-count="2" fo:hyphenation-push-char-count="2"/>
    </style:style>
    <style:style style:name="P560" style:family="paragraph" style:parent-style-name="Βασικό">
      <loext:graphic-properties draw:fill="none"/>
      <style:paragraph-properties fo:margin-left="2.6cm" fo:margin-right="0cm" fo:margin-top="0cm" fo:margin-bottom="0cm" loext:contextual-spacing="false" fo:line-height="100%" fo:hyphenation-ladder-count="no-limit" fo:text-indent="-2.6cm" style:auto-text-indent="false" fo:background-color="transparent">
        <style:tab-stops>
          <style:tab-stop style:position="1.693cm"/>
          <style:tab-stop style:position="4.493cm"/>
        </style:tab-stops>
      </style:paragraph-properties>
      <style:text-properties officeooo:paragraph-rsid="007fefd3" fo:hyphenate="false" fo:hyphenation-remain-char-count="2" fo:hyphenation-push-char-count="2"/>
    </style:style>
    <style:style style:name="P561" style:family="paragraph" style:parent-style-name="Βασικό">
      <loext:graphic-properties draw:fill="none"/>
      <style:paragraph-properties fo:margin-left="2.6cm" fo:margin-right="0cm" fo:margin-top="0cm" fo:margin-bottom="0cm" loext:contextual-spacing="false" fo:line-height="100%" fo:hyphenation-ladder-count="no-limit" fo:text-indent="-2.6cm" style:auto-text-indent="false" fo:background-color="transparent">
        <style:tab-stops>
          <style:tab-stop style:position="1.693cm"/>
          <style:tab-stop style:position="3.993cm"/>
        </style:tab-stops>
      </style:paragraph-properties>
      <style:text-properties officeooo:paragraph-rsid="00831d2f" fo:hyphenate="false" fo:hyphenation-remain-char-count="2" fo:hyphenation-push-char-count="2"/>
    </style:style>
    <style:style style:name="P562" style:family="paragraph" style:parent-style-name="Βασικό">
      <loext:graphic-properties draw:fill="none"/>
      <style:paragraph-properties fo:margin-left="2.6cm" fo:margin-right="0cm" fo:margin-top="0cm" fo:margin-bottom="0cm" loext:contextual-spacing="false" fo:line-height="100%" fo:hyphenation-ladder-count="no-limit" fo:text-indent="-2.6cm" style:auto-text-indent="false" fo:background-color="transparent">
        <style:tab-stops>
          <style:tab-stop style:position="-0.499cm"/>
        </style:tab-stops>
      </style:paragraph-properties>
      <style:text-properties style:use-window-font-color="true" style:font-name="Calibri1" fo:font-size="9pt" fo:language="en" fo:country="US" style:text-underline-style="none" officeooo:rsid="00887764" officeooo:paragraph-rsid="00b95f74" style:font-name-asian="Times New Roman2" style:font-size-asian="9pt" style:language-asian="el" style:country-asian="GR" style:font-name-complex="Times New Roman2" style:font-size-complex="9pt" fo:hyphenate="false" fo:hyphenation-remain-char-count="2" fo:hyphenation-push-char-count="2"/>
    </style:style>
    <style:style style:name="P563" style:family="paragraph" style:parent-style-name="Βασικό">
      <loext:graphic-properties draw:fill="none"/>
      <style:paragraph-properties fo:margin-left="2.6cm" fo:margin-right="0cm" fo:margin-top="0cm" fo:margin-bottom="0cm" loext:contextual-spacing="false" fo:line-height="100%" fo:hyphenation-ladder-count="no-limit" fo:text-indent="-2.6cm" style:auto-text-indent="false" fo:background-color="transparent">
        <style:tab-stops>
          <style:tab-stop style:position="-0.499cm"/>
        </style:tab-stops>
      </style:paragraph-properties>
      <style:text-properties style:use-window-font-color="true" style:font-name="Calibri1" fo:font-size="9pt" fo:language="en" fo:country="US" style:text-underline-style="none" officeooo:rsid="00a327d7" officeooo:paragraph-rsid="00b95f74" style:font-name-asian="Times New Roman2" style:font-size-asian="9pt" style:language-asian="el" style:country-asian="GR" style:font-name-complex="Times New Roman2" style:font-size-complex="9pt" fo:hyphenate="false" fo:hyphenation-remain-char-count="2" fo:hyphenation-push-char-count="2"/>
    </style:style>
    <style:style style:name="P564" style:family="paragraph" style:parent-style-name="Βασικό" style:master-page-name="">
      <loext:graphic-properties draw:fill="none"/>
      <style:paragraph-properties fo:margin-left="2.6cm" fo:margin-right="0cm" fo:margin-top="0cm" fo:margin-bottom="0cm" loext:contextual-spacing="false" fo:line-height="100%" fo:hyphenation-ladder-count="no-limit" fo:text-indent="-2.6cm" style:auto-text-indent="false" style:page-number="auto" fo:background-color="transparent">
        <style:tab-stops>
          <style:tab-stop style:position="1.693cm"/>
          <style:tab-stop style:position="10.4cm"/>
        </style:tab-stops>
      </style:paragraph-properties>
      <style:text-properties officeooo:paragraph-rsid="0053a53d" fo:hyphenate="false" fo:hyphenation-remain-char-count="2" fo:hyphenation-push-char-count="2"/>
    </style:style>
    <style:style style:name="P565" style:family="paragraph" style:parent-style-name="Βασικό">
      <loext:graphic-properties draw:fill="none"/>
      <style:paragraph-properties fo:margin-left="2.6cm" fo:margin-right="0cm" fo:margin-top="0.101cm" fo:margin-bottom="0.101cm" loext:contextual-spacing="false" fo:line-height="115%" fo:text-align="end" style:justify-single-word="false" fo:hyphenation-ladder-count="no-limit" fo:text-indent="-2.6cm" style:auto-text-indent="false" fo:background-color="transparent">
        <style:tab-stops>
          <style:tab-stop style:position="-0.499cm"/>
        </style:tab-stops>
      </style:paragraph-properties>
      <style:text-properties fo:language="en" fo:country="US" officeooo:paragraph-rsid="005a3dab" style:language-asian="el" style:country-asian="GR" fo:hyphenate="false" fo:hyphenation-remain-char-count="2" fo:hyphenation-push-char-count="2"/>
    </style:style>
    <style:style style:name="P566" style:family="paragraph" style:parent-style-name="Βασικό">
      <loext:graphic-properties draw:fill="none"/>
      <style:paragraph-properties fo:margin-left="2.6cm" fo:margin-right="0cm" fo:margin-top="0.101cm" fo:margin-bottom="0.101cm" loext:contextual-spacing="false" fo:line-height="115%" fo:text-align="start" style:justify-single-word="false" fo:hyphenation-ladder-count="no-limit" fo:text-indent="-2.6cm" style:auto-text-indent="false" fo:background-color="transparent">
        <style:tab-stops>
          <style:tab-stop style:position="-0.499cm"/>
        </style:tab-stops>
      </style:paragraph-properties>
      <style:text-properties fo:language="en" fo:country="US" officeooo:paragraph-rsid="005a3dab" style:language-asian="el" style:country-asian="GR" fo:hyphenate="false" fo:hyphenation-remain-char-count="2" fo:hyphenation-push-char-count="2"/>
    </style:style>
    <style:style style:name="P567" style:family="paragraph" style:parent-style-name="Βασικό">
      <loext:graphic-properties draw:fill="none"/>
      <style:paragraph-properties fo:margin-left="2.6cm" fo:margin-right="0cm" fo:margin-top="0.101cm" fo:margin-bottom="0.101cm" loext:contextual-spacing="false" fo:line-height="115%" fo:text-align="start" style:justify-single-word="false" fo:hyphenation-ladder-count="no-limit" fo:text-indent="-2.6cm" style:auto-text-indent="false" fo:background-color="transparent">
        <style:tab-stops>
          <style:tab-stop style:position="-0.499cm"/>
        </style:tab-stops>
      </style:paragraph-properties>
      <style:text-properties style:font-name="Calibri Light" fo:font-size="8pt" fo:language="en" fo:country="US" officeooo:paragraph-rsid="005a3dab" style:font-size-asian="8pt" style:language-asian="el" style:country-asian="GR" style:font-size-complex="8pt" fo:hyphenate="false" fo:hyphenation-remain-char-count="2" fo:hyphenation-push-char-count="2"/>
    </style:style>
    <style:style style:name="P568" style:family="paragraph" style:parent-style-name="Βασικό" style:master-page-name="">
      <loext:graphic-properties draw:fill="none"/>
      <style:paragraph-properties fo:margin-left="2.6cm" fo:margin-right="0cm" fo:margin-top="0.101cm" fo:margin-bottom="0.101cm" loext:contextual-spacing="false" fo:line-height="115%" fo:text-align="start" style:justify-single-word="false" fo:hyphenation-ladder-count="no-limit" fo:text-indent="-2.6cm" style:auto-text-indent="false" style:page-number="auto" fo:background-color="transparent">
        <style:tab-stops>
          <style:tab-stop style:position="-0.499cm"/>
        </style:tab-stops>
      </style:paragraph-properties>
      <style:text-properties fo:language="en" fo:country="US" officeooo:paragraph-rsid="005a3dab" style:language-asian="el" style:country-asian="GR" fo:hyphenate="false" fo:hyphenation-remain-char-count="2" fo:hyphenation-push-char-count="2"/>
    </style:style>
    <style:style style:name="P569" style:family="paragraph" style:parent-style-name="Βασικό" style:master-page-name="">
      <loext:graphic-properties draw:fill="none"/>
      <style:paragraph-properties fo:margin-left="2.6cm" fo:margin-right="0cm" fo:margin-top="0cm" fo:margin-bottom="0cm" loext:contextual-spacing="false" fo:line-height="100%" fo:hyphenation-ladder-count="no-limit" fo:text-indent="0cm" style:auto-text-indent="false" style:page-number="auto" fo:background-color="transparent">
        <style:tab-stops/>
      </style:paragraph-properties>
      <style:text-properties officeooo:paragraph-rsid="00e35432" fo:hyphenate="false" fo:hyphenation-remain-char-count="2" fo:hyphenation-push-char-count="2"/>
    </style:style>
    <style:style style:name="P570" style:family="paragraph" style:parent-style-name="Βασικό" style:master-page-name="">
      <loext:graphic-properties draw:fill="none"/>
      <style:paragraph-properties fo:margin-left="2.6cm" fo:margin-right="0cm" fo:margin-top="0cm" fo:margin-bottom="0cm" loext:contextual-spacing="false" fo:line-height="100%" fo:hyphenation-ladder-count="no-limit" fo:text-indent="0cm" style:auto-text-indent="false" style:page-number="auto" fo:background-color="transparent">
        <style:tab-stops>
          <style:tab-stop style:position="5.408cm"/>
          <style:tab-stop style:position="9.901cm"/>
          <style:tab-stop style:position="13.795cm"/>
        </style:tab-stops>
      </style:paragraph-properties>
      <style:text-properties officeooo:paragraph-rsid="009b889b" fo:hyphenate="false" fo:hyphenation-remain-char-count="2" fo:hyphenation-push-char-count="2"/>
    </style:style>
    <style:style style:name="P571" style:family="paragraph" style:parent-style-name="Standard">
      <style:paragraph-properties fo:line-height="100%" fo:text-align="start" style:justify-single-word="false"/>
      <style:text-properties fo:font-size="9pt" fo:language="en" fo:country="US" officeooo:paragraph-rsid="00f3f69b" style:font-size-asian="9pt" style:font-size-complex="9pt"/>
    </style:style>
    <style:style style:name="P572" style:family="paragraph" style:parent-style-name="Standard">
      <style:paragraph-properties fo:line-height="100%" fo:text-align="start" style:justify-single-word="false"/>
      <style:text-properties style:font-name="Calibri Light" fo:font-size="9pt" fo:language="en" fo:country="US" officeooo:paragraph-rsid="00416266" style:font-size-asian="9pt" style:font-size-complex="9pt"/>
    </style:style>
    <style:style style:name="P573" style:family="paragraph" style:parent-style-name="Standard">
      <style:paragraph-properties fo:line-height="100%" fo:text-align="start" style:justify-single-word="false"/>
      <style:text-properties style:font-name="Calibri Light" fo:font-size="9pt" fo:language="en" fo:country="US" officeooo:paragraph-rsid="0109ef72" style:font-size-asian="9pt" style:font-size-complex="9pt"/>
    </style:style>
    <style:style style:name="P574" style:family="paragraph" style:parent-style-name="Standard">
      <style:paragraph-properties fo:margin-top="0cm" fo:margin-bottom="0.152cm" loext:contextual-spacing="false" fo:line-height="100%" fo:text-align="end" style:justify-single-word="false"/>
      <style:text-properties style:font-name="Aegean:ss01&amp;aalt=3" fo:font-size="16pt" officeooo:paragraph-rsid="00f3f69b" style:font-size-asian="16pt" style:font-name-complex="Aegean:ss01&amp;aalt=3" style:font-size-complex="16pt"/>
    </style:style>
    <style:style style:name="P575" style:family="paragraph" style:parent-style-name="Standard">
      <style:paragraph-properties fo:margin-top="0cm" fo:margin-bottom="0.152cm" loext:contextual-spacing="false" fo:line-height="100%" fo:text-align="end" style:justify-single-word="false"/>
      <style:text-properties style:use-window-font-color="true" style:font-name="Aegean:ss01&amp;aalt=3" fo:font-size="16pt" officeooo:paragraph-rsid="00f3f69b" style:font-size-asian="16pt" style:font-name-complex="Aegean:ss01&amp;aalt=3" style:font-size-complex="16pt"/>
    </style:style>
    <style:style style:name="P576" style:family="paragraph" style:parent-style-name="Βασικό">
      <loext:graphic-properties draw:fill="none"/>
      <style:paragraph-properties fo:margin-left="0.7cm" fo:margin-right="0cm" fo:line-height="100%" fo:hyphenation-ladder-count="no-limit" fo:text-indent="-0.7cm" style:auto-text-indent="false" fo:background-color="transparent">
        <style:tab-stops/>
      </style:paragraph-properties>
      <style:text-properties officeooo:paragraph-rsid="0038e9a8" fo:hyphenate="false" fo:hyphenation-remain-char-count="2" fo:hyphenation-push-char-count="2"/>
    </style:style>
    <style:style style:name="P577" style:family="paragraph" style:parent-style-name="Βασικό">
      <loext:graphic-properties draw:fill="none"/>
      <style:paragraph-properties fo:margin-left="0.7cm" fo:margin-right="0cm" fo:line-height="100%" fo:hyphenation-ladder-count="no-limit" fo:text-indent="-0.7cm" style:auto-text-indent="false" fo:background-color="transparent">
        <style:tab-stops/>
      </style:paragraph-properties>
      <style:text-properties officeooo:paragraph-rsid="00b95f74" fo:hyphenate="false" fo:hyphenation-remain-char-count="2" fo:hyphenation-push-char-count="2"/>
    </style:style>
    <style:style style:name="P578" style:family="paragraph" style:parent-style-name="Βασικό">
      <loext:graphic-properties draw:fill="none"/>
      <style:paragraph-properties fo:margin-left="0.7cm" fo:margin-right="0cm" fo:line-height="100%" fo:hyphenation-ladder-count="no-limit" fo:text-indent="-0.7cm" style:auto-text-indent="false" fo:background-color="transparent">
        <style:tab-stops/>
      </style:paragraph-properties>
      <style:text-properties officeooo:paragraph-rsid="0118bdc4" fo:hyphenate="false" fo:hyphenation-remain-char-count="2" fo:hyphenation-push-char-count="2"/>
    </style:style>
    <style:style style:name="P579" style:family="paragraph" style:parent-style-name="Βασικό">
      <loext:graphic-properties draw:fill="none"/>
      <style:paragraph-properties fo:margin-left="0.7cm" fo:margin-right="0cm" fo:line-height="100%" fo:hyphenation-ladder-count="no-limit" fo:text-indent="-0.7cm" style:auto-text-indent="false" fo:background-color="transparent">
        <style:tab-stops/>
      </style:paragraph-properties>
      <style:text-properties officeooo:paragraph-rsid="010cdd24" fo:hyphenate="false" fo:hyphenation-remain-char-count="2" fo:hyphenation-push-char-count="2"/>
    </style:style>
    <style:style style:name="P580" style:family="paragraph" style:parent-style-name="Βασικό">
      <loext:graphic-properties draw:fill="none"/>
      <style:paragraph-properties fo:margin-left="0.7cm" fo:margin-right="0cm" fo:line-height="100%" fo:hyphenation-ladder-count="no-limit" fo:text-indent="-0.7cm" style:auto-text-indent="false" fo:background-color="transparent">
        <style:tab-stops/>
      </style:paragraph-properties>
      <style:text-properties officeooo:paragraph-rsid="00b6ef41" fo:hyphenate="false" fo:hyphenation-remain-char-count="2" fo:hyphenation-push-char-count="2"/>
    </style:style>
    <style:style style:name="P581" style:family="paragraph" style:parent-style-name="Βασικό">
      <loext:graphic-properties draw:fill="none"/>
      <style:paragraph-properties fo:margin-left="0.7cm" fo:margin-right="0cm" fo:line-height="100%" fo:hyphenation-ladder-count="no-limit" fo:text-indent="-0.7cm" style:auto-text-indent="false" fo:background-color="transparent">
        <style:tab-stops/>
      </style:paragraph-properties>
      <style:text-properties officeooo:paragraph-rsid="010043bb" fo:hyphenate="false" fo:hyphenation-remain-char-count="2" fo:hyphenation-push-char-count="2"/>
    </style:style>
    <style:style style:name="P582" style:family="paragraph" style:parent-style-name="Βασικό">
      <loext:graphic-properties draw:fill="none"/>
      <style:paragraph-properties fo:margin-left="0.7cm" fo:margin-right="0cm" fo:line-height="100%" fo:hyphenation-ladder-count="no-limit" fo:text-indent="-0.7cm" style:auto-text-indent="false" fo:background-color="transparent">
        <style:tab-stops/>
      </style:paragraph-properties>
      <style:text-properties officeooo:paragraph-rsid="00412872" fo:hyphenate="false" fo:hyphenation-remain-char-count="2" fo:hyphenation-push-char-count="2"/>
    </style:style>
    <style:style style:name="P583" style:family="paragraph" style:parent-style-name="Βασικό">
      <loext:graphic-properties draw:fill="none"/>
      <style:paragraph-properties fo:margin-left="0.7cm" fo:margin-right="0cm" fo:line-height="100%" fo:hyphenation-ladder-count="no-limit" fo:text-indent="-0.7cm" style:auto-text-indent="false" fo:background-color="transparent">
        <style:tab-stops/>
      </style:paragraph-properties>
      <style:text-properties officeooo:paragraph-rsid="005c5968" fo:hyphenate="false" fo:hyphenation-remain-char-count="2" fo:hyphenation-push-char-count="2"/>
    </style:style>
    <style:style style:name="P584" style:family="paragraph" style:parent-style-name="Βασικό">
      <loext:graphic-properties draw:fill="none"/>
      <style:paragraph-properties fo:margin-left="0.7cm" fo:margin-right="0cm" fo:line-height="100%" fo:hyphenation-ladder-count="no-limit" fo:text-indent="-0.7cm" style:auto-text-indent="false" fo:background-color="transparent">
        <style:tab-stops/>
      </style:paragraph-properties>
      <style:text-properties officeooo:paragraph-rsid="005ebe0e" fo:hyphenate="false" fo:hyphenation-remain-char-count="2" fo:hyphenation-push-char-count="2"/>
    </style:style>
    <style:style style:name="P585" style:family="paragraph" style:parent-style-name="Βασικό">
      <loext:graphic-properties draw:fill="none"/>
      <style:paragraph-properties fo:margin-left="0.7cm" fo:margin-right="0cm" fo:line-height="100%" fo:hyphenation-ladder-count="no-limit" fo:text-indent="-0.7cm" style:auto-text-indent="false" fo:background-color="transparent">
        <style:tab-stops/>
      </style:paragraph-properties>
      <style:text-properties style:font-name="Calibri Light" fo:font-size="8pt" fo:language="en" fo:country="US" officeooo:paragraph-rsid="0038e9a8" style:font-size-asian="8pt" style:font-size-complex="8pt" fo:hyphenate="false" fo:hyphenation-remain-char-count="2" fo:hyphenation-push-char-count="2"/>
    </style:style>
    <style:style style:name="P586" style:family="paragraph" style:parent-style-name="Βασικό">
      <loext:graphic-properties draw:fill="none"/>
      <style:paragraph-properties fo:margin-left="0.7cm" fo:margin-right="0cm" fo:line-height="100%" fo:hyphenation-ladder-count="no-limit" fo:text-indent="-0.7cm" style:auto-text-indent="false" fo:background-color="transparent">
        <style:tab-stops/>
      </style:paragraph-properties>
      <style:text-properties style:font-name="Calibri Light" fo:font-size="8pt" fo:language="fr" fo:country="FR" officeooo:paragraph-rsid="0038e9a8" style:font-size-asian="8pt" style:font-size-complex="8pt" fo:hyphenate="false" fo:hyphenation-remain-char-count="2" fo:hyphenation-push-char-count="2"/>
    </style:style>
    <style:style style:name="P587" style:family="paragraph" style:parent-style-name="Βασικό" style:master-page-name="">
      <loext:graphic-properties draw:fill="none"/>
      <style:paragraph-properties fo:margin-left="0.7cm" fo:margin-right="0cm" fo:line-height="100%" fo:hyphenation-ladder-count="no-limit" fo:text-indent="-0.7cm" style:auto-text-indent="false" style:page-number="auto" fo:background-color="transparent">
        <style:tab-stops/>
      </style:paragraph-properties>
      <style:text-properties officeooo:paragraph-rsid="0038e9a8" fo:hyphenate="false" fo:hyphenation-remain-char-count="2" fo:hyphenation-push-char-count="2"/>
    </style:style>
    <style:style style:name="P588" style:family="paragraph" style:parent-style-name="Βασικό">
      <loext:graphic-properties draw:fill="none"/>
      <style:paragraph-properties fo:margin-left="0.7cm" fo:margin-right="0cm" fo:margin-top="0cm" fo:margin-bottom="0.318cm" loext:contextual-spacing="false" fo:line-height="100%" fo:hyphenation-ladder-count="no-limit" fo:text-indent="-0.7cm" style:auto-text-indent="false" fo:background-color="transparent">
        <style:tab-stops/>
      </style:paragraph-properties>
      <style:text-properties officeooo:paragraph-rsid="0081d8ce" fo:hyphenate="false" fo:hyphenation-remain-char-count="2" fo:hyphenation-push-char-count="2"/>
    </style:style>
    <style:style style:name="P589" style:family="paragraph" style:parent-style-name="Βασικό">
      <loext:graphic-properties draw:fill="none"/>
      <style:paragraph-properties fo:margin-left="0.7cm" fo:margin-right="0cm" fo:margin-top="0cm" fo:margin-bottom="0.318cm" loext:contextual-spacing="false" fo:line-height="100%" fo:hyphenation-ladder-count="no-limit" fo:text-indent="-0.7cm" style:auto-text-indent="false" fo:background-color="transparent">
        <style:tab-stops/>
      </style:paragraph-properties>
      <style:text-properties officeooo:paragraph-rsid="010043bb" fo:hyphenate="false" fo:hyphenation-remain-char-count="2" fo:hyphenation-push-char-count="2"/>
    </style:style>
    <style:style style:name="P590" style:family="paragraph" style:parent-style-name="Βασικό" style:master-page-name="">
      <loext:graphic-properties draw:fill="none"/>
      <style:paragraph-properties fo:margin-left="0cm" fo:margin-right="0cm" fo:margin-top="0cm" fo:margin-bottom="0cm" loext:contextual-spacing="false" fo:line-height="100%" fo:text-align="center" style:justify-single-word="false" fo:hyphenation-ladder-count="no-limit" fo:text-indent="0cm" style:auto-text-indent="false" style:page-number="auto" fo:background-color="transparent">
        <style:tab-stops/>
      </style:paragraph-properties>
      <style:text-properties style:font-name="Aegean:ornm" fo:font-size="160pt" fo:language="en" fo:country="US" officeooo:rsid="00292132" officeooo:paragraph-rsid="00648c41" style:font-size-asian="160pt" style:font-size-complex="160pt" fo:hyphenate="false" fo:hyphenation-remain-char-count="2" fo:hyphenation-push-char-count="2"/>
    </style:style>
    <style:style style:name="P591" style:family="paragraph" style:parent-style-name="Βασικό" style:master-page-name="">
      <loext:graphic-properties draw:fill="none"/>
      <style:paragraph-properties fo:margin-left="0cm" fo:margin-right="0cm" fo:margin-top="0cm" fo:margin-bottom="0cm" loext:contextual-spacing="false" fo:line-height="100%" fo:hyphenation-ladder-count="no-limit" fo:text-indent="0cm" style:auto-text-indent="false" style:page-number="auto" fo:background-color="transparent">
        <style:tab-stops/>
      </style:paragraph-properties>
      <style:text-properties style:use-window-font-color="true" style:font-name="Calibri Light" fo:font-size="9pt" fo:language="en" fo:country="US" style:text-underline-style="none" officeooo:rsid="00a327d7" officeooo:paragraph-rsid="00798d08" style:font-name-asian="Times New Roman2" style:font-size-asian="9pt" style:language-asian="el" style:country-asian="GR" style:font-name-complex="Times New Roman2" style:font-size-complex="9pt" fo:hyphenate="false" fo:hyphenation-remain-char-count="2" fo:hyphenation-push-char-count="2"/>
    </style:style>
    <style:style style:name="P592" style:family="paragraph" style:parent-style-name="Βασικό" style:master-page-name="">
      <loext:graphic-properties draw:fill="none"/>
      <style:paragraph-properties fo:margin-left="0cm" fo:margin-right="0cm" fo:margin-top="0cm" fo:margin-bottom="0cm" loext:contextual-spacing="false" fo:line-height="100%" fo:text-align="start" style:justify-single-word="false" fo:hyphenation-ladder-count="no-limit" fo:text-indent="0cm" style:auto-text-indent="false" style:page-number="auto" fo:background-color="transparent"/>
      <style:text-properties fo:font-size="9pt" fo:language="en" fo:country="US" officeooo:paragraph-rsid="00a56ac7" style:font-size-asian="9pt" style:font-name-complex="Aegean1" style:font-size-complex="9pt" fo:hyphenate="false" fo:hyphenation-remain-char-count="2" fo:hyphenation-push-char-count="2"/>
    </style:style>
    <style:style style:name="P593" style:family="paragraph" style:parent-style-name="Βασικό" style:master-page-name="">
      <loext:graphic-properties draw:fill="none"/>
      <style:paragraph-properties fo:margin-left="0cm" fo:margin-right="0cm" fo:margin-top="0cm" fo:margin-bottom="0cm" loext:contextual-spacing="false" fo:line-height="100%" fo:hyphenation-ladder-count="no-limit" fo:text-indent="0cm" style:auto-text-indent="false" style:page-number="auto" fo:break-before="page" fo:background-color="transparent">
        <style:tab-stops/>
      </style:paragraph-properties>
      <style:text-properties officeooo:paragraph-rsid="008cb3e7" fo:hyphenate="false" fo:hyphenation-remain-char-count="2" fo:hyphenation-push-char-count="2"/>
    </style:style>
    <style:style style:name="P594" style:family="paragraph" style:parent-style-name="Βασικό">
      <loext:graphic-properties draw:fill="none"/>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tab-stops>
          <style:tab-stop style:position="-0.501cm"/>
        </style:tab-stops>
      </style:paragraph-properties>
      <style:text-properties style:use-window-font-color="true" style:font-name="Calibri1" fo:font-size="9pt" fo:language="en" fo:country="US" style:text-underline-style="none" officeooo:rsid="00887764" officeooo:paragraph-rsid="00798d08" style:font-name-asian="Times New Roman2" style:font-size-asian="9pt" style:language-asian="el" style:country-asian="GR" style:font-name-complex="Times New Roman2" style:font-size-complex="9pt" fo:hyphenate="false" fo:hyphenation-remain-char-count="2" fo:hyphenation-push-char-count="2"/>
    </style:style>
    <style:style style:name="P595" style:family="paragraph" style:parent-style-name="Βασικό">
      <loext:graphic-properties draw:fill="none"/>
      <style:paragraph-properties fo:margin-left="0cm" fo:margin-right="0cm" fo:margin-top="0cm" fo:margin-bottom="0cm" loext:contextual-spacing="false" fo:line-height="100%" fo:hyphenation-ladder-count="no-limit" fo:text-indent="0cm" style:auto-text-indent="false" fo:background-color="transparent">
        <style:tab-stops/>
      </style:paragraph-properties>
      <style:text-properties style:use-window-font-color="true" style:font-name="Calibri1" fo:font-size="9pt" fo:language="en" fo:country="US" style:text-underline-style="none" officeooo:rsid="00a327d7" officeooo:paragraph-rsid="00798d08" style:font-name-asian="Times New Roman2" style:font-size-asian="9pt" style:language-asian="el" style:country-asian="GR" style:font-name-complex="Times New Roman2" style:font-size-complex="9pt" fo:hyphenate="false" fo:hyphenation-remain-char-count="2" fo:hyphenation-push-char-count="2"/>
    </style:style>
    <style:style style:name="P596" style:family="paragraph" style:parent-style-name="Βασικό">
      <loext:graphic-properties draw:fill="none"/>
      <style:paragraph-properties fo:margin-left="0cm" fo:margin-right="0cm" fo:margin-top="0cm" fo:margin-bottom="0cm" loext:contextual-spacing="false" fo:line-height="100%" fo:hyphenation-ladder-count="no-limit" fo:text-indent="0cm" style:auto-text-indent="false" fo:background-color="transparent">
        <style:tab-stops/>
      </style:paragraph-properties>
      <style:text-properties style:use-window-font-color="true" officeooo:paragraph-rsid="007809d0" fo:hyphenate="false" fo:hyphenation-remain-char-count="2" fo:hyphenation-push-char-count="2"/>
    </style:style>
    <style:style style:name="P597" style:family="paragraph" style:parent-style-name="Βασικό">
      <loext:graphic-properties draw:fill="none"/>
      <style:paragraph-properties fo:margin-left="0cm" fo:margin-right="0cm" fo:margin-top="0cm" fo:margin-bottom="0cm" loext:contextual-spacing="false" fo:line-height="100%" fo:hyphenation-ladder-count="no-limit" fo:text-indent="0cm" style:auto-text-indent="false" fo:background-color="transparent">
        <style:tab-stops/>
      </style:paragraph-properties>
      <style:text-properties style:use-window-font-color="true" style:font-name="Calibri Light:smcp" fo:font-size="9pt" fo:language="en" fo:country="US" style:text-underline-style="none" officeooo:rsid="00798d08" officeooo:paragraph-rsid="007809d0" style:font-name-asian="Times New Roman2" style:font-size-asian="9pt" style:language-asian="el" style:country-asian="GR" style:font-name-complex="Times New Roman2" style:font-size-complex="9pt" fo:hyphenate="false" fo:hyphenation-remain-char-count="2" fo:hyphenation-push-char-count="2"/>
    </style:style>
    <style:style style:name="P598" style:family="paragraph" style:parent-style-name="Standard" style:master-page-name="Standard">
      <style:paragraph-properties fo:margin-top="0cm" fo:margin-bottom="0cm" loext:contextual-spacing="false" fo:line-height="100%" style:page-number="auto" fo:break-before="page"/>
      <style:text-properties style:font-name="Calibri Light" fo:language="en" fo:country="US" officeooo:paragraph-rsid="0091a95f"/>
    </style:style>
    <style:style style:name="P599" style:family="paragraph" style:parent-style-name="Βασικό" style:master-page-name="Standard">
      <style:paragraph-properties fo:margin-top="0cm" fo:margin-bottom="0cm" loext:contextual-spacing="false" fo:line-height="100%" fo:text-align="start" style:justify-single-word="false" style:page-number="auto" fo:break-before="page"/>
      <style:text-properties style:font-name="Calibri Light" fo:font-size="12pt" fo:language="en" fo:country="US" officeooo:rsid="00abd4f4" officeooo:paragraph-rsid="00648c41" style:font-size-asian="12pt" style:font-size-complex="12pt"/>
    </style:style>
    <style:style style:name="P600" style:family="paragraph" style:parent-style-name="Βασικό" style:master-page-name="Standard">
      <style:paragraph-properties fo:margin-top="0cm" fo:margin-bottom="0cm" loext:contextual-spacing="false" fo:line-height="100%" style:page-number="auto" fo:break-before="page"/>
      <style:text-properties fo:color="#1c21f7" style:font-name="Calibri1" fo:font-size="16pt" officeooo:paragraph-rsid="006eef6b" style:font-size-asian="16pt" style:font-size-complex="16pt"/>
    </style:style>
    <style:style style:name="T1" style:family="text">
      <style:text-properties fo:font-size="12pt" fo:language="en" fo:country="US" fo:font-weight="normal" style:letter-kerning="true" style:font-size-asian="12pt" style:font-weight-asian="normal" style:font-size-complex="12pt" style:font-weight-complex="normal"/>
    </style:style>
    <style:style style:name="T2" style:family="text">
      <style:text-properties fo:font-size="12pt" fo:language="en" fo:country="US" fo:font-weight="normal" officeooo:rsid="00648c41" style:letter-kerning="true" style:font-size-asian="12pt" style:font-weight-asian="normal" style:font-size-complex="12pt" style:font-weight-complex="normal"/>
    </style:style>
    <style:style style:name="T3" style:family="text">
      <style:text-properties style:font-name="Calibri1" fo:font-size="12pt" fo:language="en" fo:country="US" fo:font-weight="normal" style:letter-kerning="true" style:font-size-asian="12pt" style:font-weight-asian="normal" style:font-size-complex="12pt" style:font-weight-complex="normal"/>
    </style:style>
    <style:style style:name="T4" style:family="text">
      <style:text-properties style:font-name="Calibri1" fo:font-size="9pt" officeooo:rsid="009d74bb" style:font-name-asian="Aegean2" style:font-size-asian="7.84999990463257pt" style:font-name-complex="Aegean1" style:font-size-complex="9pt"/>
    </style:style>
    <style:style style:name="T5" style:family="text">
      <style:text-properties style:font-name="Calibri:onum" fo:font-size="12pt" fo:language="en" fo:country="US" fo:font-weight="normal" style:letter-kerning="true" style:font-size-asian="12pt" style:font-weight-asian="normal" style:font-size-complex="12pt" style:font-weight-complex="normal"/>
    </style:style>
    <style:style style:name="T6" style:family="text">
      <style:text-properties style:font-name="Calibri:onum" fo:font-size="12pt" fo:language="en" fo:country="US" fo:font-weight="normal" officeooo:rsid="01068d98" style:letter-kerning="true" style:font-size-asian="12pt" style:font-weight-asian="normal" style:font-size-complex="12pt" style:font-weight-complex="normal"/>
    </style:style>
    <style:style style:name="T7" style:family="text">
      <style:text-properties style:font-name="Calibri:onum" fo:font-size="12pt" fo:language="en" fo:country="US" fo:font-weight="normal" officeooo:rsid="002d6133" style:letter-kerning="true" style:font-size-asian="12pt" style:font-weight-asian="normal" style:font-size-complex="12pt" style:font-weight-complex="normal"/>
    </style:style>
    <style:style style:name="T8" style:family="text">
      <style:text-properties style:font-name="Calibri:onum" fo:font-size="12pt" fo:language="en" fo:country="US" fo:font-weight="normal" officeooo:rsid="0073b80a" style:letter-kerning="true" style:font-size-asian="12pt" style:font-weight-asian="normal" style:font-size-complex="12pt" style:font-weight-complex="normal"/>
    </style:style>
    <style:style style:name="T9" style:family="text">
      <style:text-properties style:font-name="Calibri:onum" fo:font-size="12pt" fo:language="en" fo:country="US" fo:font-weight="normal" officeooo:rsid="00749226" style:letter-kerning="true" style:font-size-asian="12pt" style:font-weight-asian="normal" style:font-size-complex="12pt" style:font-weight-complex="normal"/>
    </style:style>
    <style:style style:name="T10" style:family="text">
      <style:text-properties fo:font-size="9pt" fo:language="en" fo:country="US" style:font-size-asian="9pt" style:font-size-complex="9pt"/>
    </style:style>
    <style:style style:name="T11" style:family="text">
      <style:text-properties fo:font-size="9pt" fo:language="en" fo:country="US" officeooo:rsid="000a7d57" style:font-size-asian="9pt" style:font-size-complex="9pt"/>
    </style:style>
    <style:style style:name="T12" style:family="text">
      <style:text-properties fo:font-size="9pt" fo:language="en" fo:country="US" officeooo:rsid="00c08dc3" style:font-size-asian="9pt" style:font-size-complex="9pt"/>
    </style:style>
    <style:style style:name="T13" style:family="text">
      <style:text-properties fo:font-size="9pt" fo:language="en" fo:country="US" officeooo:rsid="000f0225" style:font-size-asian="9pt" style:font-size-complex="9pt"/>
    </style:style>
    <style:style style:name="T14" style:family="text">
      <style:text-properties fo:color="#1c21f7"/>
    </style:style>
    <style:style style:name="T15" style:family="text">
      <style:text-properties fo:color="#1c21f7" style:font-name="Aegean:rtlm" fo:font-size="12pt" style:font-size-asian="12pt" style:font-name-complex="Aegean1" style:font-size-complex="12pt"/>
    </style:style>
    <style:style style:name="T16" style:family="text">
      <style:text-properties fo:color="#1c21f7" style:font-name="Aegean:rtlm" fo:font-size="12pt" officeooo:rsid="00a034fc" style:font-name-asian="Aegean2" style:font-size-asian="12pt" style:font-name-complex="Aegean2" style:font-size-complex="12pt"/>
    </style:style>
    <style:style style:name="T17" style:family="text">
      <style:text-properties fo:color="#1c21f7" style:font-name="Aegean1" style:font-name-asian="Times New Roman2" style:language-asian="el" style:country-asian="GR" style:font-name-complex="Aegean:cv02"/>
    </style:style>
    <style:style style:name="T18" style:family="text">
      <style:text-properties fo:color="#1c21f7" style:font-name="Aegean1" style:font-name-asian="Times New Roman2" style:language-asian="el" style:country-asian="GR" style:font-name-complex="Aegean:cv02=2"/>
    </style:style>
    <style:style style:name="T19" style:family="text">
      <style:text-properties fo:color="#1c21f7" style:font-name="Aegean1" style:font-name-asian="Times New Roman2" style:language-asian="el" style:country-asian="GR" style:font-name-complex="Aegean:cv03"/>
    </style:style>
    <style:style style:name="T20" style:family="text">
      <style:text-properties fo:color="#1c21f7" style:font-name="Aegean1" style:font-name-asian="Times New Roman2" style:language-asian="el" style:country-asian="GR" style:font-name-complex="Aegean:cv03=2"/>
    </style:style>
    <style:style style:name="T21" style:family="text">
      <style:text-properties fo:color="#1c21f7" style:font-name="Aegean1" style:font-name-asian="Times New Roman2" style:language-asian="el" style:country-asian="GR" style:font-name-complex="Aegean:cv03=3"/>
    </style:style>
    <style:style style:name="T22" style:family="text">
      <style:text-properties fo:color="#1c21f7" style:font-name="Aegean1" style:font-name-asian="Times New Roman2" style:language-asian="el" style:country-asian="GR" style:font-name-complex="Aegean:cv01"/>
    </style:style>
    <style:style style:name="T23" style:family="text">
      <style:text-properties fo:color="#1c21f7" style:font-name="Aegean1" style:font-name-asian="Times New Roman2" style:language-asian="el" style:country-asian="GR" style:font-name-complex="Aegean:cv04"/>
    </style:style>
    <style:style style:name="T24" style:family="text">
      <style:text-properties fo:color="#1c21f7" style:font-name="Aegean1" style:font-name-asian="Times New Roman2" style:language-asian="el" style:country-asian="GR" style:font-name-complex="Aegean:cv04=2"/>
    </style:style>
    <style:style style:name="T25" style:family="text">
      <style:text-properties fo:color="#1c21f7" style:font-name="Aegean1" style:font-name-asian="Times New Roman2" style:language-asian="el" style:country-asian="GR" style:font-name-complex="Aegean:cv04=3"/>
    </style:style>
    <style:style style:name="T26" style:family="text">
      <style:text-properties fo:color="#1c21f7" style:font-name="Aegean1" style:font-name-asian="Times New Roman2" style:language-asian="el" style:country-asian="GR" style:font-name-complex="Aegean:cv04=4"/>
    </style:style>
    <style:style style:name="T27" style:family="text">
      <style:text-properties fo:color="#1c21f7" style:font-name="Aegean1" style:font-name-asian="Times New Roman2" style:language-asian="el" style:country-asian="GR" style:font-name-complex="Aegean:cv05"/>
    </style:style>
    <style:style style:name="T28" style:family="text">
      <style:text-properties fo:color="#1c21f7" style:font-name="Aegean1" style:font-name-asian="Times New Roman2" style:language-asian="el" style:country-asian="GR" style:font-name-complex="Aegean:cv05=2"/>
    </style:style>
    <style:style style:name="T29" style:family="text">
      <style:text-properties fo:color="#1c21f7" style:font-name="Aegean1" style:font-name-asian="Times New Roman2" style:language-asian="el" style:country-asian="GR" style:font-name-complex="Aegean:cv05=3"/>
    </style:style>
    <style:style style:name="T30" style:family="text">
      <style:text-properties fo:color="#1c21f7" style:font-name="Aegean1" style:font-name-asian="Times New Roman2" style:language-asian="el" style:country-asian="GR" style:font-name-complex="Aegean:cv05=4"/>
    </style:style>
    <style:style style:name="T31" style:family="text">
      <style:text-properties fo:color="#1c21f7" style:font-name="Aegean1" style:font-name-asian="Times New Roman2" style:language-asian="el" style:country-asian="GR" style:font-name-complex="Aegean:cv05=5"/>
    </style:style>
    <style:style style:name="T32" style:family="text">
      <style:text-properties fo:color="#1c21f7" style:font-name="Aegean1" style:font-name-asian="Times New Roman2" style:language-asian="el" style:country-asian="GR" style:font-name-complex="Aegean:cv06"/>
    </style:style>
    <style:style style:name="T33" style:family="text">
      <style:text-properties fo:color="#1c21f7" style:font-name="Aegean1" style:font-name-asian="Times New Roman2" style:language-asian="el" style:country-asian="GR" style:font-name-complex="Aegean:cv06=2"/>
    </style:style>
    <style:style style:name="T34" style:family="text">
      <style:text-properties fo:color="#1c21f7" style:font-name="Aegean1" style:font-name-asian="Times New Roman2" style:language-asian="el" style:country-asian="GR" style:font-name-complex="Aegean:cv06=3"/>
    </style:style>
    <style:style style:name="T35" style:family="text">
      <style:text-properties fo:color="#1c21f7" style:font-name="Aegean1" style:font-name-asian="Times New Roman2" style:language-asian="el" style:country-asian="GR" style:font-name-complex="Aegean:cv06=4"/>
    </style:style>
    <style:style style:name="T36" style:family="text">
      <style:text-properties fo:color="#1c21f7" style:font-name="Aegean1" style:font-name-asian="Times New Roman2" style:language-asian="el" style:country-asian="GR" style:font-name-complex="Aegean:cv06=5"/>
    </style:style>
    <style:style style:name="T37" style:family="text">
      <style:text-properties fo:color="#1c21f7" style:font-name="Aegean1" style:font-name-asian="Times New Roman2" style:language-asian="el" style:country-asian="GR" style:font-name-complex="Aegean:cv06=6"/>
    </style:style>
    <style:style style:name="T38" style:family="text">
      <style:text-properties fo:color="#1c21f7" style:font-name="Aegean1" fo:font-size="16pt" fo:language="en" fo:country="US" style:text-underline-style="none" officeooo:rsid="002649d7" style:font-size-asian="16pt" style:font-name-complex="Aegean1" style:font-size-complex="16pt"/>
    </style:style>
    <style:style style:name="T39" style:family="text">
      <style:text-properties fo:color="#1c21f7" style:font-name="Aegean1" fo:font-size="12pt" fo:font-weight="normal" officeooo:rsid="003c80de" fo:background-color="transparent" loext:char-shading-value="0" style:font-name-asian="Times New Roman2" style:font-size-asian="12pt" style:language-asian="el" style:country-asian="GR" style:font-weight-asian="normal" style:font-name-complex="Aegean2" style:font-size-complex="12pt" style:language-complex="he" style:country-complex="IL" style:font-weight-complex="normal"/>
    </style:style>
    <style:style style:name="T40" style:family="text">
      <style:text-properties fo:color="#1c21f7" officeooo:rsid="007724ba"/>
    </style:style>
    <style:style style:name="T41" style:family="text">
      <style:text-properties fo:color="#1c21f7" style:language-complex="en" style:country-complex="US"/>
    </style:style>
    <style:style style:name="T42" style:family="text">
      <style:text-properties fo:color="#1c21f7" style:font-name-complex="Aegean:cv02" style:language-complex="en" style:country-complex="US"/>
    </style:style>
    <style:style style:name="T43" style:family="text">
      <style:text-properties fo:color="#1c21f7" style:font-name-complex="Aegean:cv02=2" style:language-complex="en" style:country-complex="US"/>
    </style:style>
    <style:style style:name="T44" style:family="text">
      <style:text-properties fo:color="#1c21f7" style:font-name-complex="Aegean:cv01" style:language-complex="en" style:country-complex="US"/>
    </style:style>
    <style:style style:name="T45" style:family="text">
      <style:text-properties fo:color="#1c21f7" style:font-name-complex="Aegean:cv05" style:language-complex="en" style:country-complex="US"/>
    </style:style>
    <style:style style:name="T46" style:family="text">
      <style:text-properties fo:color="#1c21f7" style:font-name-complex="Aegean:cv05=2" style:language-complex="en" style:country-complex="US"/>
    </style:style>
    <style:style style:name="T47" style:family="text">
      <style:text-properties fo:color="#1c21f7" style:font-name-complex="Aegean:cv05=3" style:language-complex="en" style:country-complex="US"/>
    </style:style>
    <style:style style:name="T48" style:family="text">
      <style:text-properties fo:color="#1c21f7" style:font-name-complex="Aegean:cv05=4" style:language-complex="en" style:country-complex="US"/>
    </style:style>
    <style:style style:name="T49" style:family="text">
      <style:text-properties fo:color="#1c21f7" style:font-name-complex="Aegean:cv05=5" style:language-complex="en" style:country-complex="US"/>
    </style:style>
    <style:style style:name="T50" style:family="text">
      <style:text-properties fo:color="#1c21f7" style:font-name-complex="Aegean:cv03" style:language-complex="en" style:country-complex="US"/>
    </style:style>
    <style:style style:name="T51" style:family="text">
      <style:text-properties fo:color="#1c21f7" style:font-name-complex="Aegean:cv03=2" style:language-complex="en" style:country-complex="US"/>
    </style:style>
    <style:style style:name="T52" style:family="text">
      <style:text-properties fo:color="#1c21f7" style:font-name-complex="Aegean:cv03=3" style:language-complex="en" style:country-complex="US"/>
    </style:style>
    <style:style style:name="T53" style:family="text">
      <style:text-properties fo:color="#1c21f7" style:font-name="Aegean:cv02"/>
    </style:style>
    <style:style style:name="T54" style:family="text">
      <style:text-properties fo:color="#1c21f7" style:font-name="Aegean:cv02=2"/>
    </style:style>
    <style:style style:name="T55" style:family="text">
      <style:text-properties fo:color="#1c21f7" style:font-name="Aegean:cv01"/>
    </style:style>
    <style:style style:name="T56" style:family="text">
      <style:text-properties fo:color="#1c21f7" style:font-name="Aegean:cv01" style:font-name-complex="Aegean4"/>
    </style:style>
    <style:style style:name="T57" style:family="text">
      <style:text-properties fo:color="#1c21f7" style:font-name="Aegean:cv03"/>
    </style:style>
    <style:style style:name="T58" style:family="text">
      <style:text-properties fo:color="#1c21f7" style:font-name="Aegean:cv03=2"/>
    </style:style>
    <style:style style:name="T59" style:family="text">
      <style:text-properties fo:color="#1c21f7" style:font-name="Aegean:cv03=3"/>
    </style:style>
    <style:style style:name="T60" style:family="text">
      <style:text-properties fo:color="#1c21f7" style:font-name="Aegean3"/>
    </style:style>
    <style:style style:name="T61" style:family="text">
      <style:text-properties fo:color="#1c21f7" fo:font-size="9pt" fo:language="en" fo:country="US" officeooo:rsid="000a7d57" style:font-size-asian="9pt" style:font-size-complex="9pt"/>
    </style:style>
    <style:style style:name="T62" style:family="text">
      <style:text-properties fo:color="#1c21f7" fo:font-size="16pt" fo:language="en" fo:country="US" officeooo:rsid="0035e7e2" style:font-size-asian="16pt" style:font-name-complex="Aegean1" style:font-size-complex="16pt"/>
    </style:style>
    <style:style style:name="T63" style:family="text">
      <style:text-properties fo:color="#1c21f7" fo:font-size="16pt" fo:language="en" fo:country="US" officeooo:rsid="007ae601" style:font-size-asian="16pt" style:font-name-complex="Aegean1" style:font-size-complex="16pt"/>
    </style:style>
    <style:style style:name="T64" style:family="text">
      <style:text-properties fo:color="#1c21f7" style:font-name="Calibri Light" fo:font-size="9pt" style:text-underline-style="none" style:font-name-asian="Times New Roman2" style:font-size-asian="9pt" style:language-asian="el" style:country-asian="GR" style:font-name-complex="Times New Roman2" style:font-size-complex="9pt"/>
    </style:style>
    <style:style style:name="T65" style:family="text">
      <style:text-properties fo:color="#1c21f7" style:font-name="Calibri Light" fo:font-size="9pt" style:text-underline-style="none" officeooo:rsid="00be447f" style:font-name-asian="Times New Roman2" style:font-size-asian="9pt" style:language-asian="el" style:country-asian="GR" style:font-name-complex="Times New Roman2" style:font-size-complex="9pt"/>
    </style:style>
    <style:style style:name="T66" style:family="text">
      <style:text-properties fo:color="#1c21f7" style:font-name="Calibri Light" fo:font-size="9pt" style:text-underline-style="none" officeooo:rsid="008e90c2" style:font-name-asian="Times New Roman2" style:font-size-asian="9pt" style:language-asian="el" style:country-asian="GR" style:font-name-complex="Times New Roman2" style:font-size-complex="9pt"/>
    </style:style>
    <style:style style:name="T67" style:family="text">
      <style:text-properties fo:color="#1c21f7" style:font-name="Calibri Light" fo:font-size="9pt" style:text-underline-style="none" officeooo:rsid="008e90c2" style:font-name-asian="Times New Roman2" style:font-size-asian="9pt" style:font-name-complex="Times New Roman2" style:font-size-complex="9pt"/>
    </style:style>
    <style:style style:name="T68" style:family="text">
      <style:text-properties fo:color="#1c21f7" style:font-name="Calibri Light" fo:font-size="9pt" style:text-underline-style="none" officeooo:rsid="0082a803" style:font-size-asian="9pt" style:font-size-complex="9pt"/>
    </style:style>
    <style:style style:name="T69" style:family="text">
      <style:text-properties fo:color="#1c21f7" style:font-name="Calibri Light" fo:font-size="9pt" fo:language="en" fo:country="US" style:text-underline-style="none" style:font-name-asian="Times New Roman2" style:font-size-asian="9pt" style:language-asian="el" style:country-asian="GR" style:font-name-complex="Times New Roman2" style:font-size-complex="9pt"/>
    </style:style>
    <style:style style:name="T70" style:family="text">
      <style:text-properties fo:color="#1c21f7" style:font-name="Calibri Light" fo:font-size="9pt" fo:language="en" fo:country="US" style:text-underline-style="none" officeooo:rsid="009a2f2e" style:font-name-asian="Times New Roman2" style:font-size-asian="9pt" style:language-asian="el" style:country-asian="GR" style:font-name-complex="Times New Roman2" style:font-size-complex="9pt"/>
    </style:style>
    <style:style style:name="T71" style:family="text">
      <style:text-properties fo:color="#1c21f7" style:font-name="Calibri Light" fo:font-size="9pt" fo:language="en" fo:country="US" style:text-underline-style="none" officeooo:rsid="009aeca4" style:font-name-asian="Times New Roman2" style:font-size-asian="9pt" style:language-asian="el" style:country-asian="GR" style:font-name-complex="Times New Roman2" style:font-size-complex="9pt"/>
    </style:style>
    <style:style style:name="T72" style:family="text">
      <style:text-properties fo:color="#1c21f7" style:font-name="Calibri Light" fo:font-size="8pt" fo:language="en" fo:country="US" officeooo:rsid="0084b5d9" style:font-size-asian="8pt" style:font-name-complex="Aegean1" style:font-size-complex="8pt"/>
    </style:style>
    <style:style style:name="T73" style:family="text">
      <style:text-properties fo:color="#1c21f7" style:font-name="Calibri Light" fo:font-size="8pt" fo:language="en" fo:country="US" officeooo:rsid="007724ba" style:font-size-asian="8pt" style:font-name-complex="Aegean1" style:font-size-complex="8pt"/>
    </style:style>
    <style:style style:name="T74" style:family="text">
      <style:text-properties fo:color="#1c21f7" style:font-name="Calibri Light" fo:font-size="16pt" fo:language="en" fo:country="US" style:font-size-asian="16pt" style:font-size-complex="16pt"/>
    </style:style>
    <style:style style:name="T75" style:family="text">
      <style:text-properties fo:color="#1c21f7" style:font-name="Calibri Light" fo:font-size="16pt" fo:language="en" fo:country="US" officeooo:rsid="0080656d" style:font-size-asian="16pt" style:font-size-complex="16pt"/>
    </style:style>
    <style:style style:name="T76" style:family="text">
      <style:text-properties fo:color="#1c21f7" style:font-name="Calibri Light" fo:font-size="16pt" fo:language="en" fo:country="US" officeooo:rsid="007cfe5b" style:font-size-asian="16pt" style:font-size-complex="16pt"/>
    </style:style>
    <style:style style:name="T77" style:family="text">
      <style:text-properties fo:color="#1c21f7" style:font-name="Aegean:cv11=2" fo:font-size="16pt" fo:language="en" fo:country="US" style:text-underline-style="none" officeooo:rsid="002649d7" style:font-size-asian="16pt" style:font-name-complex="Aegean1" style:font-size-complex="16pt"/>
    </style:style>
    <style:style style:name="T78" style:family="text">
      <style:text-properties fo:color="#1c21f7" style:font-name="Aegean:cv10=6" fo:font-size="16pt" fo:language="en" fo:country="US" style:text-underline-style="none" officeooo:rsid="002649d7" style:font-size-asian="16pt" style:font-name-complex="Aegean1" style:font-size-complex="16pt"/>
    </style:style>
    <style:style style:name="T79" style:family="text">
      <style:text-properties fo:color="#1c21f7" style:font-name="Aegean:cv08=3" fo:font-size="16pt" fo:language="en" fo:country="US" style:text-underline-style="none" officeooo:rsid="002649d7" style:font-size-asian="16pt" style:font-name-complex="Aegean1" style:font-size-complex="16pt"/>
    </style:style>
    <style:style style:name="T80" style:family="text">
      <style:text-properties fo:color="#1c21f7" style:font-name="Aegean:cv26=14" fo:font-size="16pt" fo:language="en" fo:country="US" style:text-underline-style="none" officeooo:rsid="002649d7" style:font-size-asian="16pt" style:font-name-complex="Aegean1" style:font-size-complex="16pt"/>
    </style:style>
    <style:style style:name="T81" style:family="text">
      <style:text-properties fo:color="#1c21f7" style:font-name="Aegean:cv11=9" fo:font-size="16pt" fo:language="en" fo:country="US" style:text-underline-style="none" officeooo:rsid="002649d7" style:font-size-asian="16pt" style:font-name-complex="Aegean1" style:font-size-complex="16pt"/>
    </style:style>
    <style:style style:name="T82" style:family="text">
      <style:text-properties officeooo:rsid="01068d98"/>
    </style:style>
    <style:style style:name="T83" style:family="text">
      <style:text-properties officeooo:rsid="00eefbf4"/>
    </style:style>
    <style:style style:name="T84" style:family="text">
      <style:text-properties officeooo:rsid="0063f566"/>
    </style:style>
    <style:style style:name="T85" style:family="text">
      <style:text-properties fo:language="en" fo:country="US"/>
    </style:style>
    <style:style style:name="T86" style:family="text">
      <style:text-properties fo:language="en" fo:country="US" officeooo:rsid="0055716e"/>
    </style:style>
    <style:style style:name="T87" style:family="text">
      <style:text-properties fo:language="en" fo:country="US" style:font-name-complex="Calibri Light3"/>
    </style:style>
    <style:style style:name="T88" style:family="text">
      <style:text-properties fo:language="en" fo:country="US" officeooo:rsid="00fe625d"/>
    </style:style>
    <style:style style:name="T89" style:family="text">
      <style:text-properties fo:language="en" fo:country="US" officeooo:rsid="00f729b4"/>
    </style:style>
    <style:style style:name="T90" style:family="text">
      <style:text-properties fo:language="en" fo:country="US" officeooo:rsid="00f97fc3"/>
    </style:style>
    <style:style style:name="T91" style:family="text">
      <style:text-properties fo:color="#000000" style:font-name="Calibri1" fo:font-size="9pt" fo:language="en" fo:country="US" style:text-underline-style="none" officeooo:rsid="0082a803" style:font-size-asian="9pt" style:font-size-complex="9pt"/>
    </style:style>
    <style:style style:name="T92" style:family="text">
      <style:text-properties fo:color="#000000" style:font-name="Aegean1" fo:font-size="9pt" fo:language="en" fo:country="US" style:text-underline-style="none" officeooo:rsid="003d6e38" style:font-name-asian="Times New Roman2" style:font-size-asian="9pt" style:language-asian="el" style:country-asian="GR" style:font-name-complex="Times New Roman2" style:font-size-complex="9pt"/>
    </style:style>
    <style:style style:name="T93" style:family="text">
      <style:text-properties fo:color="#000000" style:font-name="Aegean1" fo:font-size="12pt" fo:language="el" fo:country="GR" style:text-underline-style="none" style:font-name-asian="Times New Roman2" style:font-size-asian="12pt" style:language-asian="el" style:country-asian="GR" style:font-name-complex="Times New Roman2" style:font-size-complex="12pt"/>
    </style:style>
    <style:style style:name="T94" style:family="text">
      <style:text-properties fo:color="#000000" style:font-name="Aegean1" fo:font-size="12pt" fo:language="el" fo:country="GR" style:text-underline-style="none" officeooo:rsid="0014f7df" style:font-name-asian="Times New Roman2" style:font-size-asian="12pt" style:language-asian="el" style:country-asian="GR" style:font-name-complex="Times New Roman2" style:font-size-complex="12pt"/>
    </style:style>
    <style:style style:name="T95" style:family="text">
      <style:text-properties fo:color="#000000" style:font-name="Aegean1" fo:font-size="12pt" fo:language="el" fo:country="GR" style:text-underline-style="none" officeooo:rsid="007a10b0" style:font-name-asian="Times New Roman2" style:font-size-asian="12pt" style:language-asian="el" style:country-asian="GR" style:font-name-complex="Times New Roman2" style:font-size-complex="12pt"/>
    </style:style>
    <style:style style:name="T96" style:family="text">
      <style:text-properties fo:color="#000000" style:font-name="Aegean1" fo:font-size="12pt" fo:language="el" fo:country="GR" style:text-underline-style="none" officeooo:rsid="00a0cd47" style:font-name-asian="Times New Roman2" style:font-size-asian="12pt" style:language-asian="el" style:country-asian="GR" style:font-name-complex="Times New Roman2" style:font-size-complex="12pt"/>
    </style:style>
    <style:style style:name="T97" style:family="text">
      <style:text-properties fo:color="#000000" style:font-name="Aegean1" fo:font-size="12pt" fo:language="el" fo:country="GR" style:text-underline-style="none" officeooo:rsid="00a0cd47" style:font-name-asian="Times New Roman2" style:font-size-asian="12pt" style:language-asian="el" style:country-asian="GR" style:font-name-complex="Aegean:liga=0" style:font-size-complex="12pt"/>
    </style:style>
    <style:style style:name="T98" style:family="text">
      <style:text-properties fo:color="#000000" style:font-name="Aegean1" fo:font-size="12pt" fo:language="el" fo:country="GR" style:text-underline-style="none" officeooo:rsid="00a0cd47" style:font-name-asian="Times New Roman2" style:font-size-asian="12pt" style:language-asian="el" style:country-asian="GR" style:font-name-complex="Aegean1" style:font-size-complex="12pt"/>
    </style:style>
    <style:style style:name="T99" style:family="text">
      <style:text-properties fo:color="#000000" style:font-name="Aegean1" fo:font-size="12pt" fo:language="en" fo:country="US" style:text-underline-style="none" style:font-name-asian="Times New Roman2" style:font-size-asian="12pt" style:language-asian="el" style:country-asian="GR" style:font-name-complex="Times New Roman2" style:font-size-complex="12pt"/>
    </style:style>
    <style:style style:name="T100" style:family="text">
      <style:text-properties fo:color="#000000" style:font-name="Aegean1" fo:font-size="12pt" fo:language="en" fo:country="US" style:text-underline-style="none" officeooo:rsid="0015c9ab" style:font-name-asian="Times New Roman2" style:font-size-asian="12pt" style:language-asian="el" style:country-asian="GR" style:font-name-complex="Times New Roman2" style:font-size-complex="12pt"/>
    </style:style>
    <style:style style:name="T101" style:family="text">
      <style:text-properties fo:color="#000000" style:font-name="Aegean1" fo:font-size="12pt" fo:language="en" fo:country="US" style:text-underline-style="none" officeooo:rsid="002192a7" style:font-name-asian="Times New Roman2" style:font-size-asian="12pt" style:language-asian="el" style:country-asian="GR" style:font-name-complex="Times New Roman2" style:font-size-complex="12pt"/>
    </style:style>
    <style:style style:name="T102" style:family="text">
      <style:text-properties fo:color="#000000" style:font-name="Aegean1" fo:font-size="12pt" fo:language="en" fo:country="US" style:text-underline-style="none" officeooo:rsid="0014f7df" style:font-name-asian="Times New Roman2" style:font-size-asian="12pt" style:language-asian="el" style:country-asian="GR" style:font-name-complex="Times New Roman2" style:font-size-complex="12pt"/>
    </style:style>
    <style:style style:name="T103" style:family="text">
      <style:text-properties fo:color="#000000" style:font-name="Aegean1" fo:font-size="12pt" fo:language="en" fo:country="US" style:text-underline-style="none" officeooo:rsid="00168a9d" style:font-name-asian="Times New Roman2" style:font-size-asian="12pt" style:language-asian="el" style:country-asian="GR" style:font-name-complex="Times New Roman2" style:font-size-complex="12pt"/>
    </style:style>
    <style:style style:name="T104" style:family="text">
      <style:text-properties fo:color="#000000" style:font-name="Aegean1" fo:font-size="12pt" fo:language="en" fo:country="US" style:text-underline-style="none" officeooo:rsid="0033c32c" style:font-name-asian="Times New Roman2" style:font-size-asian="12pt" style:language-asian="el" style:country-asian="GR" style:font-name-complex="Times New Roman2" style:font-size-complex="12pt"/>
    </style:style>
    <style:style style:name="T105" style:family="text">
      <style:text-properties fo:color="#000000" style:font-name="Aegean1" fo:font-size="12pt" fo:language="en" fo:country="US" style:text-underline-style="none" officeooo:rsid="00181652" style:font-name-asian="Times New Roman2" style:font-size-asian="12pt" style:language-asian="el" style:country-asian="GR" style:font-name-complex="Times New Roman2" style:font-size-complex="12pt"/>
    </style:style>
    <style:style style:name="T106" style:family="text">
      <style:text-properties fo:color="#000000" style:font-name="Aegean1" fo:font-size="12pt" fo:language="en" fo:country="US" style:text-underline-style="none" officeooo:rsid="00849076" style:font-name-asian="Times New Roman2" style:font-size-asian="12pt" style:language-asian="el" style:country-asian="GR" style:font-name-complex="Times New Roman2" style:font-size-complex="12pt"/>
    </style:style>
    <style:style style:name="T107" style:family="text">
      <style:text-properties fo:color="#000000" style:font-name="Aegean1" fo:font-size="12pt" fo:language="en" fo:country="US" style:text-underline-style="none" officeooo:rsid="008af2c0" style:font-name-asian="Times New Roman2" style:font-size-asian="12pt" style:language-asian="el" style:country-asian="GR" style:font-name-complex="Times New Roman2" style:font-size-complex="12pt"/>
    </style:style>
    <style:style style:name="T108" style:family="text">
      <style:text-properties fo:color="#000000" style:font-name="Aegean1" fo:font-size="12pt" fo:language="en" fo:country="US" style:text-underline-style="none" officeooo:rsid="00194326" style:font-name-asian="Times New Roman2" style:font-size-asian="12pt" style:language-asian="el" style:country-asian="GR" style:font-name-complex="Times New Roman2" style:font-size-complex="12pt"/>
    </style:style>
    <style:style style:name="T109" style:family="text">
      <style:text-properties fo:color="#000000" style:font-name="Aegean1" fo:font-size="12pt" fo:language="en" fo:country="US" style:text-underline-style="none" officeooo:rsid="00fa29b7" style:font-name-asian="Times New Roman2" style:font-size-asian="12pt" style:language-asian="el" style:country-asian="GR" style:font-name-complex="Times New Roman2" style:font-size-complex="12pt"/>
    </style:style>
    <style:style style:name="T110" style:family="text">
      <style:text-properties fo:color="#000000" style:font-name="Aegean1" fo:font-size="12pt" fo:language="en" fo:country="US" style:text-underline-style="none" officeooo:rsid="0101ae9b" style:font-name-asian="Times New Roman2" style:font-size-asian="12pt" style:language-asian="el" style:country-asian="GR" style:font-name-complex="Times New Roman2" style:font-size-complex="12pt"/>
    </style:style>
    <style:style style:name="T111" style:family="text">
      <style:text-properties fo:color="#000000" style:font-name="Aegean1" fo:font-size="12pt" fo:language="en" fo:country="US" style:text-underline-style="none" officeooo:rsid="009a960e" style:font-name-asian="Times New Roman2" style:font-size-asian="12pt" style:language-asian="el" style:country-asian="GR" style:font-name-complex="Aegean1" style:font-size-complex="12pt"/>
    </style:style>
    <style:style style:name="T112" style:family="text">
      <style:text-properties fo:color="#000000" style:font-name="Aegean1" fo:font-size="12pt" fo:language="en" fo:country="US" style:text-underline-style="none" officeooo:rsid="00094a26" style:font-name-asian="Times New Roman2" style:font-size-asian="12pt" style:language-asian="el" style:country-asian="GR" style:font-name-complex="Aegean1" style:font-size-complex="12pt"/>
    </style:style>
    <style:style style:name="T113" style:family="text">
      <style:text-properties fo:color="#000000" style:font-name="Aegean1" fo:font-size="12pt" fo:language="en" fo:country="US" style:text-underline-style="none" officeooo:rsid="00a0cd47" style:font-name-asian="Times New Roman2" style:font-size-asian="12pt" style:language-asian="el" style:country-asian="GR" style:font-name-complex="Aegean1" style:font-size-complex="12pt"/>
    </style:style>
    <style:style style:name="T114" style:family="text">
      <style:text-properties fo:color="#000000" style:font-name="Aegean1" fo:font-size="12pt" fo:language="en" fo:country="US" style:text-underline-style="none" officeooo:rsid="009a960e" style:font-name-asian="Times New Roman2" style:font-size-asian="12pt" style:language-asian="el" style:country-asian="GR" style:font-name-complex="Aegean:cv06" style:font-size-complex="12pt"/>
    </style:style>
    <style:style style:name="T115" style:family="text">
      <style:text-properties fo:color="#000000" style:font-name="Aegean1" fo:font-size="12pt" fo:language="en" fo:country="US" style:text-underline-style="none" officeooo:rsid="009a960e" style:font-name-asian="Times New Roman2" style:font-size-asian="12pt" style:language-asian="el" style:country-asian="GR" style:font-name-complex="Aegean:cv06=2" style:font-size-complex="12pt"/>
    </style:style>
    <style:style style:name="T116" style:family="text">
      <style:text-properties fo:color="#000000" style:font-name="Aegean1" fo:font-size="12pt" fo:language="en" fo:country="US" style:text-underline-style="none" officeooo:rsid="009a960e" style:font-name-asian="Times New Roman2" style:font-size-asian="12pt" style:language-asian="el" style:country-asian="GR" style:font-name-complex="Aegean:cv06=3" style:font-size-complex="12pt"/>
    </style:style>
    <style:style style:name="T117" style:family="text">
      <style:text-properties fo:color="#000000" style:font-name="Aegean1" fo:font-size="12pt" fo:language="en" fo:country="US" style:text-underline-style="none" officeooo:rsid="009a960e" style:font-name-asian="Times New Roman2" style:font-size-asian="12pt" style:language-asian="el" style:country-asian="GR" style:font-name-complex="Aegean:cv06=4" style:font-size-complex="12pt"/>
    </style:style>
    <style:style style:name="T118" style:family="text">
      <style:text-properties fo:color="#000000" style:font-name="Aegean1" fo:font-size="12pt" fo:language="en" fo:country="US" style:text-underline-style="none" officeooo:rsid="009a960e" style:font-name-asian="Times New Roman2" style:font-size-asian="12pt" style:language-asian="el" style:country-asian="GR" style:font-name-complex="Aegean:cv06=5" style:font-size-complex="12pt"/>
    </style:style>
    <style:style style:name="T119" style:family="text">
      <style:text-properties fo:color="#000000" style:font-name="Aegean1" fo:font-size="12pt" fo:language="en" fo:country="US" style:text-underline-style="none" officeooo:rsid="009a960e" style:font-name-asian="Times New Roman2" style:font-size-asian="12pt" style:language-asian="el" style:country-asian="GR" style:font-name-complex="Aegean:cv06=6" style:font-size-complex="12pt"/>
    </style:style>
    <style:style style:name="T120" style:family="text">
      <style:text-properties fo:color="#000000" style:font-name="Aegean1" fo:font-size="12pt" fo:language="en" fo:country="US" style:text-underline-style="none" officeooo:rsid="009a960e" style:font-name-asian="Times New Roman2" style:font-size-asian="12pt" style:language-asian="el" style:country-asian="GR" style:font-name-complex="Aegean:cv05" style:font-size-complex="12pt"/>
    </style:style>
    <style:style style:name="T121" style:family="text">
      <style:text-properties fo:color="#000000" style:font-name="Aegean1" fo:font-size="12pt" fo:language="en" fo:country="US" style:text-underline-style="none" officeooo:rsid="009a960e" style:font-name-asian="Times New Roman2" style:font-size-asian="12pt" style:language-asian="el" style:country-asian="GR" style:font-name-complex="Aegean:cv05=2" style:font-size-complex="12pt"/>
    </style:style>
    <style:style style:name="T122" style:family="text">
      <style:text-properties fo:color="#000000" style:font-name="Aegean1" fo:font-size="12pt" fo:language="en" fo:country="US" style:text-underline-style="none" officeooo:rsid="009a960e" style:font-name-asian="Times New Roman2" style:font-size-asian="12pt" style:language-asian="el" style:country-asian="GR" style:font-name-complex="Aegean:cv05=3" style:font-size-complex="12pt"/>
    </style:style>
    <style:style style:name="T123" style:family="text">
      <style:text-properties fo:color="#000000" style:font-name="Aegean1" fo:font-size="12pt" fo:language="en" fo:country="US" style:text-underline-style="none" officeooo:rsid="009a960e" style:font-name-asian="Times New Roman2" style:font-size-asian="12pt" style:language-asian="el" style:country-asian="GR" style:font-name-complex="Aegean:cv05=4" style:font-size-complex="12pt"/>
    </style:style>
    <style:style style:name="T124" style:family="text">
      <style:text-properties fo:color="#000000" style:font-name="Aegean1" fo:font-size="12pt" fo:language="en" fo:country="US" style:text-underline-style="none" officeooo:rsid="009a960e" style:font-name-asian="Times New Roman2" style:font-size-asian="12pt" style:language-asian="el" style:country-asian="GR" style:font-name-complex="Aegean:cv05=5" style:font-size-complex="12pt"/>
    </style:style>
    <style:style style:name="T125" style:family="text">
      <style:text-properties fo:color="#000000" style:font-name="Aegean1" fo:font-size="12pt" fo:language="en" fo:country="US" style:text-underline-style="none" officeooo:rsid="009a960e" style:font-name-asian="Times New Roman2" style:font-size-asian="10.5pt" style:language-asian="el" style:country-asian="GR" style:font-name-complex="Aegean1" style:font-size-complex="12pt"/>
    </style:style>
    <style:style style:name="T126" style:family="text">
      <style:text-properties fo:color="#000000" style:font-name="Aegean1" fo:font-size="12pt" fo:language="en" fo:country="US" style:text-underline-style="none" officeooo:rsid="009a960e" style:font-name-asian="Times New Roman2" style:font-size-asian="10.5pt" style:language-asian="el" style:country-asian="GR" style:font-name-complex="Aegean:cv09" style:font-size-complex="12pt"/>
    </style:style>
    <style:style style:name="T127" style:family="text">
      <style:text-properties fo:color="#000000" style:font-name="Aegean1" fo:font-size="12pt" fo:language="en" fo:country="US" style:text-underline-style="none" officeooo:rsid="009a960e" style:font-name-asian="Times New Roman2" style:font-size-asian="10.5pt" style:language-asian="el" style:country-asian="GR" style:font-name-complex="Aegean:cv09=2" style:font-size-complex="12pt"/>
    </style:style>
    <style:style style:name="T128" style:family="text">
      <style:text-properties fo:color="#000000" style:font-name="Aegean1" fo:font-size="12pt" fo:language="en" fo:country="US" style:text-underline-style="none" officeooo:rsid="009a960e" style:font-name-asian="Times New Roman2" style:font-size-asian="10.5pt" style:language-asian="el" style:country-asian="GR" style:font-name-complex="Aegean:cv09=3" style:font-size-complex="12pt"/>
    </style:style>
    <style:style style:name="T129" style:family="text">
      <style:text-properties fo:color="#000000" style:font-name="Aegean1" fo:font-size="12pt" fo:language="en" fo:country="US" style:text-underline-style="none" officeooo:rsid="009a960e" style:font-name-asian="Times New Roman2" style:font-size-asian="10.5pt" style:language-asian="el" style:country-asian="GR" style:font-name-complex="Aegean:cv09=4" style:font-size-complex="12pt"/>
    </style:style>
    <style:style style:name="T130" style:family="text">
      <style:text-properties fo:color="#000000" style:font-name="Aegean1" fo:font-size="12pt" fo:language="en" fo:country="US" style:text-underline-style="none" officeooo:rsid="009a960e" style:font-name-asian="Times New Roman2" style:font-size-asian="10.5pt" style:language-asian="el" style:country-asian="GR" style:font-name-complex="Aegean:cv09=5" style:font-size-complex="12pt"/>
    </style:style>
    <style:style style:name="T131" style:family="text">
      <style:text-properties fo:color="#000000" style:font-name="Aegean1" fo:font-size="12pt" fo:language="en" fo:country="US" style:text-underline-style="none" officeooo:rsid="009a960e" style:font-name-asian="Times New Roman2" style:font-size-asian="10.5pt" style:language-asian="el" style:country-asian="GR" style:font-name-complex="Aegean:cv09=6" style:font-size-complex="12pt"/>
    </style:style>
    <style:style style:name="T132" style:family="text">
      <style:text-properties fo:color="#000000" style:font-name="Aegean1" fo:font-size="12pt" fo:language="en" fo:country="US" style:text-underline-style="none" officeooo:rsid="009a960e" style:font-name-asian="Times New Roman2" style:font-size-asian="10.5pt" style:language-asian="el" style:country-asian="GR" style:font-name-complex="Aegean:cv09=7" style:font-size-complex="12pt"/>
    </style:style>
    <style:style style:name="T133" style:family="text">
      <style:text-properties fo:color="#000000" style:font-name="Aegean1" fo:font-size="12pt" fo:language="en" fo:country="US" style:text-underline-style="none" officeooo:rsid="009a960e" style:font-name-asian="Times New Roman2" style:font-size-asian="10.5pt" style:language-asian="el" style:country-asian="GR" style:font-name-complex="Aegean:cv09=8" style:font-size-complex="12pt"/>
    </style:style>
    <style:style style:name="T134" style:family="text">
      <style:text-properties fo:color="#000000" style:font-name="Aegean1" fo:font-size="12pt" fo:language="en" fo:country="US" style:text-underline-style="none" officeooo:rsid="009a960e" style:font-name-asian="Times New Roman2" style:font-size-asian="10.5pt" style:language-asian="el" style:country-asian="GR" style:font-name-complex="Aegean:cv09=9" style:font-size-complex="12pt"/>
    </style:style>
    <style:style style:name="T135" style:family="text">
      <style:text-properties fo:color="#000000" style:font-name="Aegean1" fo:font-size="12pt" fo:language="en" fo:country="US" style:text-underline-style="none" officeooo:rsid="009a960e" style:font-name-asian="Times New Roman2" style:font-size-asian="10.5pt" style:language-asian="el" style:country-asian="GR" style:font-name-complex="Aegean:cv06" style:font-size-complex="12pt"/>
    </style:style>
    <style:style style:name="T136" style:family="text">
      <style:text-properties fo:color="#000000" style:font-name="Aegean1" fo:font-size="12pt" fo:language="en" fo:country="US" style:text-underline-style="none" officeooo:rsid="009a960e" style:font-name-asian="Times New Roman2" style:font-size-asian="10.5pt" style:language-asian="el" style:country-asian="GR" style:font-name-complex="Aegean:cv06=2" style:font-size-complex="12pt"/>
    </style:style>
    <style:style style:name="T137" style:family="text">
      <style:text-properties fo:color="#000000" style:font-name="Aegean1" fo:font-size="12pt" fo:language="en" fo:country="US" style:text-underline-style="none" officeooo:rsid="009a960e" style:font-name-asian="Times New Roman2" style:font-size-asian="10.5pt" style:language-asian="el" style:country-asian="GR" style:font-name-complex="Aegean:cv06=3" style:font-size-complex="12pt"/>
    </style:style>
    <style:style style:name="T138" style:family="text">
      <style:text-properties fo:color="#000000" style:font-name="Aegean1" fo:font-size="12pt" fo:language="en" fo:country="US" style:text-underline-style="none" officeooo:rsid="009a960e" style:font-name-asian="Times New Roman2" style:font-size-asian="10.5pt" style:language-asian="el" style:country-asian="GR" style:font-name-complex="Aegean:cv06=4" style:font-size-complex="12pt"/>
    </style:style>
    <style:style style:name="T139" style:family="text">
      <style:text-properties fo:color="#000000" style:font-name="Aegean1" fo:font-size="12pt" fo:language="en" fo:country="US" style:text-underline-style="none" officeooo:rsid="009a960e" style:font-name-asian="Times New Roman2" style:font-size-asian="10.5pt" style:language-asian="el" style:country-asian="GR" style:font-name-complex="Aegean:cv06=5" style:font-size-complex="12pt"/>
    </style:style>
    <style:style style:name="T140" style:family="text">
      <style:text-properties fo:color="#000000" style:font-name="Aegean1" fo:font-size="12pt" fo:language="en" fo:country="US" style:text-underline-style="none" officeooo:rsid="00cb7f4c" style:font-name-asian="Times New Roman2" style:font-size-asian="10.5pt" style:language-asian="el" style:country-asian="GR" style:font-name-complex="Aegean:cv06=5" style:font-size-complex="12pt"/>
    </style:style>
    <style:style style:name="T141" style:family="text">
      <style:text-properties fo:color="#000000" style:font-name="Aegean1" fo:font-size="12pt" fo:language="en" fo:country="US" style:text-underline-style="none" officeooo:rsid="009a960e" style:font-name-asian="Times New Roman2" style:font-size-asian="10.5pt" style:language-asian="el" style:country-asian="GR" style:font-name-complex="Aegean:cv06=6" style:font-size-complex="12pt"/>
    </style:style>
    <style:style style:name="T142" style:family="text">
      <style:text-properties fo:color="#000000" style:font-name="Aegean1" fo:font-size="12pt" fo:language="en" fo:country="US" style:text-underline-style="none" officeooo:rsid="0095f1f6" style:font-name-asian="Aegean2" style:font-size-asian="12pt" style:language-asian="el" style:country-asian="GR" style:font-name-complex="Aegean2" style:font-size-complex="12pt"/>
    </style:style>
    <style:style style:name="T143" style:family="text">
      <style:text-properties fo:color="#000000" style:font-name="Aegean1" fo:font-size="12pt" style:font-name-asian="Times New Roman2" style:font-size-asian="12pt" style:language-asian="el" style:country-asian="GR" style:font-name-complex="Aegean1" style:font-size-complex="12pt"/>
    </style:style>
    <style:style style:name="T144" style:family="text">
      <style:text-properties fo:color="#000000" style:font-name="Aegean:cv03" fo:font-size="12pt" fo:language="el" fo:country="GR" style:text-underline-style="none" style:font-name-asian="Times New Roman2" style:font-size-asian="12pt" style:language-asian="el" style:country-asian="GR" style:font-name-complex="Times New Roman2" style:font-size-complex="12pt"/>
    </style:style>
    <style:style style:name="T145" style:family="text">
      <style:text-properties fo:color="#000000" style:font-name="Aegean:cv03=2" fo:font-size="12pt" fo:language="el" fo:country="GR" style:text-underline-style="none" style:font-name-asian="Times New Roman2" style:font-size-asian="12pt" style:language-asian="el" style:country-asian="GR" style:font-name-complex="Times New Roman2" style:font-size-complex="12pt"/>
    </style:style>
    <style:style style:name="T146" style:family="text">
      <style:text-properties fo:color="#000000" style:font-name="Aegean:cv03=3" fo:font-size="12pt" fo:language="el" fo:country="GR" style:text-underline-style="none" style:font-name-asian="Times New Roman2" style:font-size-asian="12pt" style:language-asian="el" style:country-asian="GR" style:font-name-complex="Times New Roman2" style:font-size-complex="12pt"/>
    </style:style>
    <style:style style:name="T147" style:family="text">
      <style:text-properties fo:color="#000000" style:font-name="Aegean:dnom" fo:font-size="12pt" fo:language="en" fo:country="US" style:text-underline-style="none" officeooo:rsid="0015c9ab" style:font-name-asian="Times New Roman2" style:font-size-asian="12pt" style:language-asian="el" style:country-asian="GR" style:font-name-complex="Times New Roman2" style:font-size-complex="12pt"/>
    </style:style>
    <style:style style:name="T148" style:family="text">
      <style:text-properties fo:color="#000000" style:font-name="Aegean:dnom" fo:font-size="12pt" fo:language="en" fo:country="US" style:text-underline-style="none" officeooo:rsid="002192a7" style:font-name-asian="Times New Roman2" style:font-size-asian="12pt" style:language-asian="el" style:country-asian="GR" style:font-name-complex="Times New Roman2" style:font-size-complex="12pt"/>
    </style:style>
    <style:style style:name="T149" style:family="text">
      <style:text-properties fo:color="#000000" style:font-name="Aegean:frac" fo:font-size="12pt" fo:language="en" fo:country="US" style:text-underline-style="none" officeooo:rsid="0101ae9b" style:font-name-asian="Times New Roman2" style:font-size-asian="12pt" style:language-asian="el" style:country-asian="GR" style:font-name-complex="Times New Roman2" style:font-size-complex="12pt"/>
    </style:style>
    <style:style style:name="T150" style:family="text">
      <style:text-properties fo:color="#000000" style:font-name="Aegean:frac" fo:font-size="12pt" fo:language="en" fo:country="US" style:text-underline-style="none" officeooo:rsid="00168a9d" style:font-name-asian="Times New Roman2" style:font-size-asian="12pt" style:language-asian="el" style:country-asian="GR" style:font-name-complex="Times New Roman2" style:font-size-complex="12pt"/>
    </style:style>
    <style:style style:name="T151" style:family="text">
      <style:text-properties fo:color="#000000" style:font-name="Aegean:frac" fo:font-size="12pt" fo:language="en" fo:country="US" style:text-underline-style="none" officeooo:rsid="002192a7" style:font-name-asian="Times New Roman2" style:font-size-asian="12pt" style:language-asian="el" style:country-asian="GR" style:font-name-complex="Times New Roman2" style:font-size-complex="12pt"/>
    </style:style>
    <style:style style:name="T152" style:family="text">
      <style:text-properties fo:color="#000000" style:font-name="Aegean:numr" fo:font-size="12pt" fo:language="en" fo:country="US" style:text-underline-style="none" officeooo:rsid="0015c9ab" style:font-name-asian="Times New Roman2" style:font-size-asian="12pt" style:language-asian="el" style:country-asian="GR" style:font-name-complex="Times New Roman2" style:font-size-complex="12pt"/>
    </style:style>
    <style:style style:name="T153" style:family="text">
      <style:text-properties fo:color="#000000" style:font-name="Aegean:numr" fo:font-size="12pt" fo:language="en" fo:country="US" style:text-underline-style="none" officeooo:rsid="002192a7" style:font-name-asian="Times New Roman2" style:font-size-asian="12pt" style:language-asian="el" style:country-asian="GR" style:font-name-complex="Times New Roman2" style:font-size-complex="12pt"/>
    </style:style>
    <style:style style:name="T154" style:family="text">
      <style:text-properties fo:color="#000000" style:font-name="Aegean:onum" fo:font-size="12pt" fo:language="en" fo:country="US" style:text-underline-style="none" officeooo:rsid="00181652" style:font-name-asian="Times New Roman2" style:font-size-asian="12pt" style:language-asian="el" style:country-asian="GR" style:font-name-complex="Times New Roman2" style:font-size-complex="12pt"/>
    </style:style>
    <style:style style:name="T155" style:family="text">
      <style:text-properties fo:color="#000000" style:font-name="Aegean:ornm" fo:font-size="12pt" fo:language="en" fo:country="US" style:text-underline-style="none" officeooo:rsid="00181652" style:font-name-asian="Times New Roman2" style:font-size-asian="12pt" style:language-asian="el" style:country-asian="GR" style:font-name-complex="Times New Roman2" style:font-size-complex="12pt"/>
    </style:style>
    <style:style style:name="T156" style:family="text">
      <style:text-properties fo:color="#000000" style:font-name="Aegean:ornm" fo:font-size="12pt" fo:language="en" fo:country="US" style:text-underline-style="none" officeooo:rsid="00849076" style:font-name-asian="Times New Roman2" style:font-size-asian="12pt" style:language-asian="el" style:country-asian="GR" style:font-name-complex="Times New Roman2" style:font-size-complex="12pt"/>
    </style:style>
    <style:style style:name="T157" style:family="text">
      <style:text-properties fo:color="#000000" style:font-name="Aegean:salt" fo:font-size="12pt" fo:language="el" fo:country="GR" style:text-underline-style="none" officeooo:rsid="007a10b0" style:font-name-asian="Times New Roman2" style:font-size-asian="12pt" style:language-asian="el" style:country-asian="GR" style:font-name-complex="Times New Roman2" style:font-size-complex="12pt"/>
    </style:style>
    <style:style style:name="T158" style:family="text">
      <style:text-properties fo:color="#000000" style:font-name="Aegean:salt" fo:font-size="12pt" fo:language="el" fo:country="GR" style:text-underline-style="none" officeooo:rsid="00a0cd47" style:font-name-asian="Times New Roman2" style:font-size-asian="12pt" style:language-asian="el" style:country-asian="GR" style:font-name-complex="Times New Roman2" style:font-size-complex="12pt"/>
    </style:style>
    <style:style style:name="T159" style:family="text">
      <style:text-properties fo:color="#000000" style:font-name="Aegean:salt" fo:font-size="12pt" fo:language="el" fo:country="GR" style:text-underline-style="none" officeooo:rsid="009b889b" style:font-name-asian="Times New Roman2" style:font-size-asian="12pt" style:language-asian="el" style:country-asian="GR" style:font-name-complex="Times New Roman2" style:font-size-complex="12pt"/>
    </style:style>
    <style:style style:name="T160" style:family="text">
      <style:text-properties fo:color="#000000" style:font-name="Aegean:salt" fo:font-size="12pt" fo:language="en" fo:country="US" style:text-underline-style="none" officeooo:rsid="00a061d3" style:font-name-asian="Times New Roman2" style:font-size-asian="12pt" style:language-asian="el" style:country-asian="GR" style:font-name-complex="Times New Roman2" style:font-size-complex="12pt"/>
    </style:style>
    <style:style style:name="T161" style:family="text">
      <style:text-properties fo:color="#000000" style:font-name="Aegean:subs" fo:font-size="12pt" fo:language="en" fo:country="US" style:text-underline-style="none" officeooo:rsid="008af2c0" style:font-name-asian="Times New Roman2" style:font-size-asian="12pt" style:language-asian="el" style:country-asian="GR" style:font-name-complex="Times New Roman2" style:font-size-complex="12pt"/>
    </style:style>
    <style:style style:name="T162" style:family="text">
      <style:text-properties fo:color="#000000" style:font-name="Aegean:sups" fo:font-size="12pt" fo:language="en" fo:country="US" style:text-underline-style="none" officeooo:rsid="008af2c0" style:font-name-asian="Times New Roman2" style:font-size-asian="12pt" style:language-asian="el" style:country-asian="GR" style:font-name-complex="Times New Roman2" style:font-size-complex="12pt"/>
    </style:style>
    <style:style style:name="T163" style:family="text">
      <style:text-properties fo:color="#000000" style:font-name="Aegean:cv01" fo:font-size="12pt" style:font-size-asian="12pt" style:font-size-complex="12pt"/>
    </style:style>
    <style:style style:name="T164" style:family="text">
      <style:text-properties fo:color="#000000" style:font-name="Calibri Light1" fo:font-size="8pt" style:text-underline-style="none" officeooo:rsid="008cedb9" style:font-name-asian="Times New Roman2" style:font-size-asian="8pt" style:language-asian="el" style:country-asian="GR" style:font-name-complex="Courier New1" style:font-size-complex="8pt" style:language-complex="he" style:country-complex="IL"/>
    </style:style>
    <style:style style:name="T165" style:family="text">
      <style:text-properties fo:color="#000000" style:font-name="Calibri Light1" fo:font-size="8pt" style:text-underline-style="none" officeooo:rsid="008e90c2" style:font-name-asian="Times New Roman2" style:font-size-asian="8pt" style:language-asian="el" style:country-asian="GR" style:font-name-complex="Courier New1" style:font-size-complex="8pt" style:language-complex="he" style:country-complex="IL"/>
    </style:style>
    <style:style style:name="T166" style:family="text">
      <style:text-properties fo:color="#000000" style:font-name="Calibri Light" fo:font-size="9pt" style:text-underline-style="none" style:font-name-asian="Times New Roman2" style:font-size-asian="9pt" style:language-asian="el" style:country-asian="GR" style:font-name-complex="Times New Roman2" style:font-size-complex="9pt"/>
    </style:style>
    <style:style style:name="T167" style:family="text">
      <style:text-properties fo:color="#000000" style:font-name="Calibri Light" fo:font-size="9pt" style:text-underline-style="none" style:font-name-asian="Times New Roman2" style:font-size-asian="9pt" style:language-asian="el" style:country-asian="GR" style:font-name-complex="Aegean1" style:font-size-complex="9pt"/>
    </style:style>
    <style:style style:name="T168" style:family="text">
      <style:text-properties fo:color="#000000" style:font-name="Calibri Light" fo:font-size="9pt" style:text-underline-style="none" style:font-name-asian="Times New Roman2" style:font-size-asian="9pt" style:font-name-complex="Times New Roman2" style:font-size-complex="9pt"/>
    </style:style>
    <style:style style:name="T169" style:family="text">
      <style:text-properties fo:color="#000000" style:font-name="Calibri Light" fo:font-size="9pt" style:text-underline-style="none" style:font-name-asian="Times New Roman2" style:font-size-asian="9pt" style:font-name-complex="Courier New1" style:font-size-complex="9pt"/>
    </style:style>
    <style:style style:name="T170" style:family="text">
      <style:text-properties fo:color="#000000" style:font-name="Calibri Light" fo:font-size="9pt" fo:language="en" fo:country="US" style:text-underline-style="none" style:font-name-asian="Times New Roman2" style:font-size-asian="9pt" style:language-asian="el" style:country-asian="GR" style:font-name-complex="Times New Roman2" style:font-size-complex="9pt"/>
    </style:style>
    <style:style style:name="T171" style:family="text">
      <style:text-properties fo:color="#000000" style:font-name="Calibri Light" fo:font-size="9pt" fo:language="en" fo:country="US" style:text-underline-style="none" officeooo:rsid="0028ad89" style:font-name-asian="Times New Roman2" style:font-size-asian="9pt" style:language-asian="el" style:country-asian="GR" style:font-name-complex="Times New Roman2" style:font-size-complex="9pt"/>
    </style:style>
    <style:style style:name="T172" style:family="text">
      <style:text-properties fo:color="#000000" style:font-name="Calibri Light" fo:font-size="9pt" fo:language="en" fo:country="US" style:text-underline-style="none" officeooo:rsid="0015c9ab" style:font-name-asian="Times New Roman2" style:font-size-asian="9pt" style:language-asian="el" style:country-asian="GR" style:font-name-complex="Times New Roman2" style:font-size-complex="9pt"/>
    </style:style>
    <style:style style:name="T173" style:family="text">
      <style:text-properties fo:color="#000000" style:font-name="Calibri Light" fo:font-size="9pt" fo:language="en" fo:country="US" style:text-underline-style="none" officeooo:rsid="008e90c2" style:font-name-asian="Times New Roman2" style:font-size-asian="9pt" style:language-asian="el" style:country-asian="GR" style:font-name-complex="Times New Roman2" style:font-size-complex="9pt" style:language-complex="he" style:country-complex="IL"/>
    </style:style>
    <style:style style:name="T174" style:family="text">
      <style:text-properties fo:color="#000000" style:font-name="Calibri Light" fo:font-size="9pt" fo:language="en" fo:country="US" style:text-underline-style="none" officeooo:rsid="008cedb9" style:font-name-asian="Times New Roman2" style:font-size-asian="9pt" style:language-asian="el" style:country-asian="GR" style:font-name-complex="Times New Roman2" style:font-size-complex="9pt" style:language-complex="he" style:country-complex="IL"/>
    </style:style>
    <style:style style:name="T175" style:family="text">
      <style:text-properties fo:color="#000000" style:font-name="Calibri Light" fo:font-size="9pt" fo:language="en" fo:country="US" style:text-underline-style="none" officeooo:rsid="00be447f" style:font-name-asian="Times New Roman2" style:font-size-asian="9pt" style:language-asian="el" style:country-asian="GR" style:font-name-complex="Times New Roman2" style:font-size-complex="9pt" style:language-complex="he" style:country-complex="IL"/>
    </style:style>
    <style:style style:name="T176" style:family="text">
      <style:text-properties fo:color="#000000" style:font-name="Calibri Light" fo:font-size="9pt" fo:language="en" fo:country="US" style:text-underline-style="none" officeooo:rsid="009a2f2e" style:font-name-asian="Times New Roman2" style:font-size-asian="9pt" style:language-asian="el" style:country-asian="GR" style:font-name-complex="Times New Roman2" style:font-size-complex="9pt"/>
    </style:style>
    <style:style style:name="T177" style:family="text">
      <style:text-properties fo:color="#000000" style:font-name="Calibri Light" fo:font-size="9pt" fo:language="en" fo:country="US" style:text-underline-style="none" officeooo:rsid="009aeca4" style:font-name-asian="Times New Roman2" style:font-size-asian="9pt" style:language-asian="el" style:country-asian="GR" style:font-name-complex="Times New Roman2" style:font-size-complex="9pt"/>
    </style:style>
    <style:style style:name="T178" style:family="text">
      <style:text-properties fo:color="#000000" style:font-name="Calibri Light" fo:font-size="9pt" fo:language="en" fo:country="US" style:text-underline-style="none" officeooo:rsid="009a960e" style:font-name-asian="Times New Roman2" style:font-size-asian="9pt" style:language-asian="el" style:country-asian="GR" style:font-name-complex="Times New Roman2" style:font-size-complex="9pt"/>
    </style:style>
    <style:style style:name="T179" style:family="text">
      <style:text-properties fo:color="#000000" style:font-name="Calibri Light" fo:font-size="9pt" fo:language="en" fo:country="US" style:text-underline-style="none" officeooo:rsid="00cb7f4c" style:font-name-asian="Times New Roman2" style:font-size-asian="9pt" style:language-asian="el" style:country-asian="GR" style:font-name-complex="Times New Roman2" style:font-size-complex="9pt"/>
    </style:style>
    <style:style style:name="T180" style:family="text">
      <style:text-properties fo:color="#000000" style:font-name="Calibri Light" fo:font-size="9pt" fo:language="en" fo:country="US" style:text-underline-style="none" officeooo:rsid="007fefd3" style:font-name-asian="Times New Roman2" style:font-size-asian="9pt" style:language-asian="el" style:country-asian="GR" style:font-name-complex="Times New Roman2" style:font-size-complex="9pt"/>
    </style:style>
    <style:style style:name="T181" style:family="text">
      <style:text-properties fo:color="#000000" style:font-name="Calibri Light" fo:font-size="9pt" fo:language="en" fo:country="US" style:text-underline-style="none" officeooo:rsid="008cedb9" style:font-name-asian="Times New Roman2" style:font-size-asian="9pt" style:language-asian="el" style:country-asian="GR" style:font-name-complex="Courier New1" style:font-size-complex="9pt" style:language-complex="he" style:country-complex="IL"/>
    </style:style>
    <style:style style:name="T182" style:family="text">
      <style:text-properties fo:color="#000000" style:font-name="Calibri Light" fo:font-size="9pt" fo:language="en" fo:country="US" style:text-underline-style="none" officeooo:rsid="00be447f" style:font-name-asian="Times New Roman2" style:font-size-asian="9pt" style:language-asian="el" style:country-asian="GR" style:font-name-complex="Courier New1" style:font-size-complex="9pt" style:language-complex="he" style:country-complex="IL"/>
    </style:style>
    <style:style style:name="T183" style:family="text">
      <style:text-properties fo:color="#000000" style:font-name="Calibri Light" fo:font-size="9pt" fo:language="en" fo:country="US" style:text-underline-style="none" officeooo:rsid="008e90c2" style:font-name-asian="Times New Roman2" style:font-size-asian="9pt" style:language-asian="el" style:country-asian="GR" style:font-name-complex="Courier New1" style:font-size-complex="9pt" style:language-complex="he" style:country-complex="IL"/>
    </style:style>
    <style:style style:name="T184" style:family="text">
      <style:text-properties fo:color="#000000" style:font-name="Calibri Light" fo:font-size="9pt" fo:language="en" fo:country="US" style:text-underline-style="none" officeooo:rsid="0082a803" style:font-size-asian="9pt" style:font-size-complex="9pt"/>
    </style:style>
    <style:style style:name="T185" style:family="text">
      <style:text-properties fo:color="#000000" style:font-name="Calibri Light" fo:font-size="9pt" fo:language="en" fo:country="US" style:text-underline-style="none" officeooo:rsid="0041fe82" style:font-size-asian="9pt" style:font-size-complex="9pt"/>
    </style:style>
    <style:style style:name="T186" style:family="text">
      <style:text-properties fo:color="#000000" style:font-name="Calibri Light" fo:font-size="9pt" fo:language="en" fo:country="US" style:text-underline-style="none" officeooo:rsid="0043c6ac" style:font-size-asian="9pt" style:font-size-complex="9pt"/>
    </style:style>
    <style:style style:name="T187" style:family="text">
      <style:text-properties fo:color="#000000" style:font-name="Calibri Light" fo:font-size="9pt" fo:language="el" fo:country="GR" style:text-underline-style="none" style:font-name-asian="Times New Roman2" style:font-size-asian="9pt" style:language-asian="el" style:country-asian="GR" style:font-name-complex="Times New Roman2" style:font-size-complex="9pt"/>
    </style:style>
    <style:style style:name="T188" style:family="text">
      <style:text-properties fo:color="#000000" style:font-name="Calibri Light" fo:font-size="8pt" fo:language="en" fo:country="US" style:font-size-asian="8pt" style:font-size-complex="8pt"/>
    </style:style>
    <style:style style:name="T189" style:family="text">
      <style:text-properties fo:color="#000000" style:font-name="Calibri Light" fo:font-size="8pt" fo:language="en" fo:country="US" officeooo:rsid="005bdca7" style:font-size-asian="8pt" style:font-size-complex="8pt"/>
    </style:style>
    <style:style style:name="T190" style:family="text">
      <style:text-properties fo:color="#000000" style:font-name="Calibri Light" fo:font-size="8pt" fo:language="en" fo:country="US" officeooo:rsid="005c5968" style:font-size-asian="8pt" style:font-size-complex="8pt"/>
    </style:style>
    <style:style style:name="T191" style:family="text">
      <style:text-properties fo:color="#000000" style:font-name="Calibri Light" fo:font-size="8pt" fo:language="en" fo:country="US" officeooo:rsid="005ebe0e" style:font-size-asian="8pt" style:font-size-complex="8pt"/>
    </style:style>
    <style:style style:name="T192" style:family="text">
      <style:text-properties fo:color="#000000" style:font-name="Calibri Light" fo:font-size="8pt" fo:language="en" fo:country="US" officeooo:rsid="006008fd" style:font-size-asian="8pt" style:font-size-complex="8pt"/>
    </style:style>
    <style:style style:name="T193" style:family="text">
      <style:text-properties fo:color="#000000" style:font-name="Calibri Light" fo:font-size="8pt" fo:language="en" fo:country="US" style:font-size-asian="8pt" style:font-name-complex="Calibri1" style:font-size-complex="8pt"/>
    </style:style>
    <style:style style:name="T194" style:family="text">
      <style:text-properties fo:color="#000000" style:font-name="Calibri Light" fo:font-size="8pt" fo:language="en" fo:country="US" officeooo:rsid="005bdca7" style:font-size-asian="8pt" style:font-name-complex="Calibri1" style:font-size-complex="8pt"/>
    </style:style>
    <style:style style:name="T195" style:family="text">
      <style:text-properties fo:color="#000000" style:font-name="Calibri Light" fo:font-size="8pt" fo:language="en" fo:country="US" style:text-underline-style="none" style:font-size-asian="8pt" style:font-size-complex="8pt"/>
    </style:style>
    <style:style style:name="T196" style:family="text">
      <style:text-properties fo:color="#000000" style:font-name="Calibri Light" fo:font-size="8pt" fo:language="en" fo:country="US" style:text-underline-style="none" officeooo:rsid="005ebe0e" style:font-size-asian="8pt" style:font-size-complex="8pt"/>
    </style:style>
    <style:style style:name="T197" style:family="text">
      <style:text-properties fo:color="#000000" style:font-name="Calibri Light" fo:font-size="8pt" fo:language="en" fo:country="US" style:text-underline-style="none" style:font-size-asian="8pt" style:font-size-complex="8pt" style:font-weight-complex="bold"/>
    </style:style>
    <style:style style:name="T198" style:family="text">
      <style:text-properties fo:color="#000000" style:font-name="Calibri Light" fo:font-size="8pt" style:font-size-asian="8pt" style:font-size-complex="8pt"/>
    </style:style>
    <style:style style:name="T199" style:family="text">
      <style:text-properties fo:color="#000000" style:font-name="Calibri Light" fo:font-size="8pt" style:text-underline-style="none" officeooo:rsid="002d1c90" style:font-name-asian="Aroania1" style:font-size-asian="8pt" style:font-name-complex="Aroania1" style:font-size-complex="8pt"/>
    </style:style>
    <style:style style:name="T200" style:family="text">
      <style:text-properties fo:color="#000000" style:font-name="Aegean2" fo:font-size="12pt" fo:language="el" fo:country="GR" style:text-underline-style="none" officeooo:rsid="009b889b" style:font-name-asian="Times New Roman2" style:font-size-asian="12pt" style:language-asian="el" style:country-asian="GR" style:font-name-complex="Times New Roman2" style:font-size-complex="12pt"/>
    </style:style>
    <style:style style:name="T201" style:family="text">
      <style:text-properties style:use-window-font-color="true"/>
    </style:style>
    <style:style style:name="T202" style:family="text">
      <style:text-properties style:use-window-font-color="true" style:font-name="Aegean1" fo:font-size="12pt" fo:language="el" fo:country="GR" style:text-underline-style="none" officeooo:rsid="000560d4" style:font-name-asian="Times New Roman2" style:font-size-asian="12pt" style:language-asian="el" style:country-asian="GR" style:font-name-complex="Times New Roman2" style:font-size-complex="12pt"/>
    </style:style>
    <style:style style:name="T203" style:family="text">
      <style:text-properties style:use-window-font-color="true" style:font-name="Aegean1" fo:font-size="12pt" fo:language="el" fo:country="GR" style:text-underline-style="none" officeooo:rsid="0009f1ff" style:font-name-asian="Times New Roman2" style:font-size-asian="12pt" style:language-asian="el" style:country-asian="GR" style:font-name-complex="Times New Roman2" style:font-size-complex="12pt"/>
    </style:style>
    <style:style style:name="T204" style:family="text">
      <style:text-properties style:use-window-font-color="true" style:font-name="Aegean1" fo:font-size="12pt" fo:language="el" fo:country="GR" style:text-underline-style="none" officeooo:rsid="0014f7df" style:font-name-asian="Times New Roman2" style:font-size-asian="12pt" style:language-asian="el" style:country-asian="GR" style:font-name-complex="Aegean1" style:font-size-complex="12pt"/>
    </style:style>
    <style:style style:name="T205" style:family="text">
      <style:text-properties style:use-window-font-color="true" style:font-name="Aegean1" fo:font-size="12pt" fo:language="el" fo:country="GR" style:text-underline-style="none" officeooo:rsid="0033c32c" style:font-name-asian="Times New Roman2" style:font-size-asian="12pt" style:language-asian="el" style:country-asian="GR" style:font-name-complex="Aegean1" style:font-size-complex="12pt"/>
    </style:style>
    <style:style style:name="T206" style:family="text">
      <style:text-properties style:use-window-font-color="true" style:font-name="Aegean1" fo:font-size="12pt" fo:language="el" fo:country="GR" style:text-underline-style="none" officeooo:rsid="008af2c0" style:font-name-asian="Times New Roman2" style:font-size-asian="12pt" style:language-asian="el" style:country-asian="GR" style:font-name-complex="Aegean1" style:font-size-complex="12pt"/>
    </style:style>
    <style:style style:name="T207" style:family="text">
      <style:text-properties style:use-window-font-color="true" style:font-name="Aegean1" fo:font-size="12pt" fo:language="el" fo:country="GR" style:text-underline-style="none" officeooo:rsid="00be447f" style:font-name-asian="Times New Roman2" style:font-size-asian="12pt" style:language-asian="el" style:country-asian="GR" style:font-name-complex="Aegean1" style:font-size-complex="12pt"/>
    </style:style>
    <style:style style:name="T208" style:family="text">
      <style:text-properties style:use-window-font-color="true" style:font-name="Aegean1" fo:font-size="12pt" fo:language="el" fo:country="GR" style:text-underline-style="none" officeooo:rsid="00090356" style:font-name-asian="Times New Roman2" style:font-size-asian="12pt" style:language-asian="el" style:country-asian="GR" style:font-name-complex="Aegean1" style:font-size-complex="12pt"/>
    </style:style>
    <style:style style:name="T209" style:family="text">
      <style:text-properties style:use-window-font-color="true" style:font-name="Aegean1" fo:font-size="12pt" fo:language="el" fo:country="GR" style:text-underline-style="none" officeooo:rsid="008af2c0" style:font-name-asian="Times New Roman2" style:font-size-asian="12pt" style:language-asian="el" style:country-asian="GR" style:font-name-complex="Aegean:liga=0" style:font-size-complex="12pt"/>
    </style:style>
    <style:style style:name="T210" style:family="text">
      <style:text-properties style:use-window-font-color="true" style:font-name="Aegean1" fo:font-size="12pt" fo:language="en" fo:country="US" style:text-underline-style="none" officeooo:rsid="004d8a07" style:font-name-asian="Times New Roman2" style:font-size-asian="12pt" style:language-asian="el" style:country-asian="GR" style:font-name-complex="Times New Roman2" style:font-size-complex="12pt"/>
    </style:style>
    <style:style style:name="T211" style:family="text">
      <style:text-properties style:use-window-font-color="true" style:font-name="Aegean1" fo:font-size="12pt" fo:language="en" fo:country="US" style:text-underline-style="none" officeooo:rsid="00fa29b7" style:font-name-asian="Times New Roman2" style:font-size-asian="12pt" style:language-asian="el" style:country-asian="GR" style:font-name-complex="Times New Roman2" style:font-size-complex="12pt"/>
    </style:style>
    <style:style style:name="T212" style:family="text">
      <style:text-properties style:use-window-font-color="true" style:font-name="Aegean1" fo:font-size="12pt" fo:language="en" fo:country="US" style:text-underline-style="none" officeooo:rsid="00090356" style:font-name-asian="Times New Roman2" style:font-size-asian="12pt" style:language-asian="el" style:country-asian="GR" style:font-name-complex="Aegean:aalt" style:font-size-complex="12pt"/>
    </style:style>
    <style:style style:name="T213" style:family="text">
      <style:text-properties style:use-window-font-color="true" style:font-name="Aegean1" fo:font-size="12pt" fo:language="en" fo:country="US" style:text-underline-style="none" officeooo:rsid="00076976" style:font-name-asian="Times New Roman2" style:font-size-asian="12pt" style:language-asian="el" style:country-asian="GR" style:font-name-complex="Aegean:aalt" style:font-size-complex="12pt"/>
    </style:style>
    <style:style style:name="T214" style:family="text">
      <style:text-properties style:use-window-font-color="true" style:font-name="Aegean1" fo:font-size="12pt" fo:language="en" fo:country="US" style:text-underline-style="none" officeooo:rsid="00090356" style:font-name-asian="Times New Roman2" style:font-size-asian="12pt" style:language-asian="el" style:country-asian="GR" style:font-name-complex="Aegean:aalt=2" style:font-size-complex="12pt"/>
    </style:style>
    <style:style style:name="T215" style:family="text">
      <style:text-properties style:use-window-font-color="true" style:font-name="Aegean1" fo:font-size="12pt" fo:language="en" fo:country="US" style:text-underline-style="none" officeooo:rsid="00076976" style:font-name-asian="Times New Roman2" style:font-size-asian="12pt" style:language-asian="el" style:country-asian="GR" style:font-name-complex="Aegean:aalt=2" style:font-size-complex="12pt"/>
    </style:style>
    <style:style style:name="T216" style:family="text">
      <style:text-properties style:use-window-font-color="true" style:font-name="Aegean1" fo:font-size="12pt" fo:language="en" fo:country="US" style:text-underline-style="none" officeooo:rsid="00090356" style:font-name-asian="Times New Roman2" style:font-size-asian="12pt" style:language-asian="el" style:country-asian="GR" style:font-name-complex="Aegean:aalt=3" style:font-size-complex="12pt"/>
    </style:style>
    <style:style style:name="T217" style:family="text">
      <style:text-properties style:use-window-font-color="true" style:font-name="Aegean1" fo:font-size="12pt" fo:language="en" fo:country="US" style:text-underline-style="none" officeooo:rsid="009b889b" style:font-name-asian="Times New Roman2" style:font-size-asian="12pt" style:language-asian="el" style:country-asian="GR" style:font-name-complex="Aegean:aalt=3" style:font-size-complex="12pt"/>
    </style:style>
    <style:style style:name="T218" style:family="text">
      <style:text-properties style:use-window-font-color="true" style:font-name="Aegean1" fo:font-size="12pt" fo:language="en" fo:country="US" style:text-underline-style="none" officeooo:rsid="01068d98" style:font-name-asian="Times New Roman2" style:font-size-asian="12pt" style:language-asian="el" style:country-asian="GR" style:font-name-complex="Aegean1" style:font-size-complex="12pt"/>
    </style:style>
    <style:style style:name="T219" style:family="text">
      <style:text-properties style:use-window-font-color="true" style:font-name="Aegean1" fo:font-size="12pt" fo:language="en" fo:country="US" style:font-size-asian="12pt" style:font-name-complex="Courier New1" style:font-size-complex="20pt"/>
    </style:style>
    <style:style style:name="T220" style:family="text">
      <style:text-properties style:use-window-font-color="true" style:font-name="Aegean1" fo:font-size="12pt" fo:language="en" fo:country="US" style:font-size-asian="12pt" style:font-name-complex="Courier New1" style:font-size-complex="12pt"/>
    </style:style>
    <style:style style:name="T221" style:family="text">
      <style:text-properties style:use-window-font-color="true" style:font-name="Aegean1" fo:font-size="12pt" fo:language="en" fo:country="US" style:font-size-asian="12pt" style:font-name-complex="Aegean1" style:font-size-complex="20pt"/>
    </style:style>
    <style:style style:name="T222" style:family="text">
      <style:text-properties style:use-window-font-color="true" style:font-name="Aegean1" fo:font-size="12pt" fo:language="en" fo:country="US" style:font-size-asian="12pt" style:font-name-complex="Aegean1" style:font-size-complex="12pt"/>
    </style:style>
    <style:style style:name="T223" style:family="text">
      <style:text-properties style:use-window-font-color="true" style:font-name="Aegean1" fo:font-size="12pt" style:font-size-asian="12pt" style:font-name-complex="Courier New1" style:font-size-complex="12pt"/>
    </style:style>
    <style:style style:name="T224" style:family="text">
      <style:text-properties style:use-window-font-color="true" style:font-name="Aegean1" fo:font-size="12pt" style:font-size-asian="12pt" style:font-name-complex="Aegean1" style:font-size-complex="12pt"/>
    </style:style>
    <style:style style:name="T225" style:family="text">
      <style:text-properties style:use-window-font-color="true" style:font-name="Aegean1" fo:font-size="12pt" officeooo:rsid="00466350" fo:background-color="transparent" loext:char-shading-value="0" style:font-name-asian="Times New Roman2" style:font-size-asian="12pt" style:language-asian="el" style:country-asian="GR" style:font-size-complex="12pt" style:language-complex="he" style:country-complex="IL"/>
    </style:style>
    <style:style style:name="T226" style:family="text">
      <style:text-properties style:use-window-font-color="true" style:font-name="Aegean1" fo:font-size="12pt" officeooo:rsid="00a6784f" fo:background-color="transparent" loext:char-shading-value="0" style:font-name-asian="Times New Roman2" style:font-size-asian="12pt" style:language-asian="el" style:country-asian="GR" style:font-size-complex="12pt" style:language-complex="he" style:country-complex="IL"/>
    </style:style>
    <style:style style:name="T227" style:family="text">
      <style:text-properties style:use-window-font-color="true" style:font-name="Aegean1" fo:font-size="12pt" fo:font-weight="normal" officeooo:rsid="0018f157"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228" style:family="text">
      <style:text-properties style:use-window-font-color="true" style:font-name="Aegean1" fo:font-size="12pt" fo:font-weight="normal" officeooo:rsid="00f55d34"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229" style:family="text">
      <style:text-properties style:use-window-font-color="true" style:font-name="Aegean1" fo:font-size="12pt" fo:font-weight="normal" officeooo:rsid="00a6784f"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230" style:family="text">
      <style:text-properties style:use-window-font-color="true" style:font-name="Aegean1" fo:font-size="20pt" style:font-name-asian="Times New Roman2" style:font-size-asian="20pt" style:language-asian="el" style:country-asian="GR" style:font-name-complex="Aegean1" style:font-size-complex="20pt" style:language-complex="he" style:country-complex="IL"/>
    </style:style>
    <style:style style:name="T231" style:family="text">
      <style:text-properties style:use-window-font-color="true" style:font-name="Aegean1" fo:font-size="20pt" officeooo:rsid="0048b2c4" style:font-name-asian="Times New Roman2" style:font-size-asian="20pt" style:language-asian="el" style:country-asian="GR" style:font-name-complex="Aegean1" style:font-size-complex="20pt" style:language-complex="he" style:country-complex="IL"/>
    </style:style>
    <style:style style:name="T232" style:family="text">
      <style:text-properties style:use-window-font-color="true" style:font-name="Aegean1" fo:font-size="20pt" fo:language="el" fo:country="GR" officeooo:rsid="004a1285" style:font-name-asian="Times New Roman2" style:font-size-asian="20pt" style:language-asian="el" style:country-asian="GR" style:font-name-complex="Aegean1" style:font-size-complex="20pt" style:language-complex="he" style:country-complex="IL"/>
    </style:style>
    <style:style style:name="T233" style:family="text">
      <style:text-properties style:use-window-font-color="true" style:font-name="Aegean1" fo:font-size="20pt" fo:language="en" fo:country="US" style:font-name-asian="Times New Roman2" style:font-size-asian="20pt" style:language-asian="el" style:country-asian="GR" style:font-name-complex="Aegean1" style:font-size-complex="20pt" style:language-complex="he" style:country-complex="IL"/>
    </style:style>
    <style:style style:name="T234" style:family="text">
      <style:text-properties style:use-window-font-color="true" style:font-name="Aegean1" fo:font-size="16pt" fo:language="en" fo:country="US" style:font-size-asian="16pt" style:font-name-complex="Courier New1" style:font-size-complex="16pt"/>
    </style:style>
    <style:style style:name="T235" style:family="text">
      <style:text-properties style:use-window-font-color="true" style:font-name="Aegean1" fo:font-size="16pt" fo:language="en" fo:country="US" style:font-size-asian="16pt" style:font-name-complex="Aegean1" style:font-size-complex="16pt"/>
    </style:style>
    <style:style style:name="T236" style:family="text">
      <style:text-properties style:use-window-font-color="true" style:font-name="Aegean1" fo:font-size="14pt" fo:font-weight="normal" officeooo:rsid="0043e0d8" style:font-name-asian="Aegean2" style:font-size-asian="14pt" style:font-weight-asian="normal" style:font-name-complex="Aegean2" style:font-size-complex="14pt" style:font-weight-complex="normal"/>
    </style:style>
    <style:style style:name="T237" style:family="text">
      <style:text-properties style:use-window-font-color="true" style:font-name="Aegean1" fo:font-size="14pt" fo:font-weight="normal" officeooo:rsid="001e5e17" style:font-size-asian="14pt" style:font-weight-asian="normal" style:font-name-complex="Calibri Light3" style:font-size-complex="14pt" style:font-weight-complex="normal"/>
    </style:style>
    <style:style style:name="T238" style:family="text">
      <style:text-properties style:use-window-font-color="true" style:font-name="Aegean1" fo:font-size="14pt" style:font-size-asian="14pt" style:font-size-complex="14pt"/>
    </style:style>
    <style:style style:name="T239" style:family="text">
      <style:text-properties style:use-window-font-color="true" style:font-name="Aegean1" fo:font-size="14pt" style:font-size-asian="14pt" style:font-name-complex="Calibri Light3" style:font-size-complex="14pt"/>
    </style:style>
    <style:style style:name="T240" style:family="text">
      <style:text-properties style:use-window-font-color="true" style:font-name="Aegean1" fo:font-size="14pt" officeooo:rsid="001e5e17" style:font-size-asian="14pt" style:font-name-complex="Calibri Light3" style:font-size-complex="14pt"/>
    </style:style>
    <style:style style:name="T241" style:family="text">
      <style:text-properties style:use-window-font-color="true" style:font-name="Aegean1" fo:font-size="14pt" officeooo:rsid="00d9ff58" style:font-size-asian="14pt" style:font-name-complex="Calibri Light3" style:font-size-complex="14pt"/>
    </style:style>
    <style:style style:name="T242" style:family="text">
      <style:text-properties style:use-window-font-color="true" style:font-name="Aegean1" fo:font-size="14pt" style:font-name-asian="Times New Roman2" style:font-size-asian="14pt" style:language-asian="el" style:country-asian="GR" style:font-name-complex="Aegean:cv26=24" style:font-size-complex="14pt"/>
    </style:style>
    <style:style style:name="T243" style:family="text">
      <style:text-properties style:use-window-font-color="true" style:font-name="Aegean3" fo:font-size="12pt" style:text-underline-style="none" style:font-name-asian="Times New Roman2" style:font-size-asian="12pt" style:font-name-complex="Times New Roman2" style:font-size-complex="12pt"/>
    </style:style>
    <style:style style:name="T244" style:family="text">
      <style:text-properties style:use-window-font-color="true" style:font-name="Aegean:cv02" fo:font-size="12pt" style:text-underline-style="none" style:font-name-asian="Times New Roman2" style:font-size-asian="12pt" style:font-name-complex="Times New Roman2" style:font-size-complex="12pt"/>
    </style:style>
    <style:style style:name="T245" style:family="text">
      <style:text-properties style:use-window-font-color="true" style:font-name="Aegean:cv02" fo:font-size="12pt" fo:language="en" fo:country="US" style:font-size-asian="12pt" style:font-name-complex="Courier New1" style:font-size-complex="20pt"/>
    </style:style>
    <style:style style:name="T246" style:family="text">
      <style:text-properties style:use-window-font-color="true" style:font-name="Aegean:cv02" fo:font-size="12pt" fo:language="en" fo:country="US" style:font-size-asian="12pt" style:font-name-complex="Courier New1" style:font-size-complex="12pt"/>
    </style:style>
    <style:style style:name="T247" style:family="text">
      <style:text-properties style:use-window-font-color="true" style:font-name="Aegean:cv02" fo:font-size="16pt" fo:language="en" fo:country="US" style:font-size-asian="16pt" style:font-name-complex="Courier New1" style:font-size-complex="16pt"/>
    </style:style>
    <style:style style:name="T248" style:family="text">
      <style:text-properties style:use-window-font-color="true" style:font-name="Aegean:cv01" fo:font-size="12pt" style:text-underline-style="none" style:font-name-asian="Times New Roman2" style:font-size-asian="12pt" style:font-name-complex="Times New Roman2" style:font-size-complex="12pt"/>
    </style:style>
    <style:style style:name="T249" style:family="text">
      <style:text-properties style:use-window-font-color="true" style:font-name="Aegean:cv01" fo:font-size="12pt" fo:language="en" fo:country="US" style:font-size-asian="12pt" style:font-name-complex="Courier New1" style:font-size-complex="20pt"/>
    </style:style>
    <style:style style:name="T250" style:family="text">
      <style:text-properties style:use-window-font-color="true" style:font-name="Aegean:cv01" fo:font-size="12pt" fo:language="en" fo:country="US" style:font-size-asian="12pt" style:font-name-complex="Courier New1" style:font-size-complex="12pt"/>
    </style:style>
    <style:style style:name="T251" style:family="text">
      <style:text-properties style:use-window-font-color="true" style:font-name="Aegean:cv01" fo:font-size="12pt" fo:language="en" fo:country="US" style:font-size-asian="12pt" style:font-name-complex="Aegean1" style:font-size-complex="12pt"/>
    </style:style>
    <style:style style:name="T252" style:family="text">
      <style:text-properties style:use-window-font-color="true" style:font-name="Aegean:cv01" fo:font-size="12pt" fo:language="de" fo:country="DE" style:font-size-asian="12pt" style:font-name-complex="Aegean1" style:font-size-complex="12pt"/>
    </style:style>
    <style:style style:name="T253" style:family="text">
      <style:text-properties style:use-window-font-color="true" style:font-name="Aegean:cv01" fo:font-size="16pt" fo:language="en" fo:country="US" style:font-size-asian="16pt" style:font-name-complex="Courier New1" style:font-size-complex="16pt"/>
    </style:style>
    <style:style style:name="T254" style:family="text">
      <style:text-properties style:use-window-font-color="true" style:font-name="Aegean:cv03=3" fo:font-size="12pt" style:text-underline-style="none" style:font-name-asian="Times New Roman2" style:font-size-asian="12pt" style:font-name-complex="Times New Roman2" style:font-size-complex="12pt"/>
    </style:style>
    <style:style style:name="T255" style:family="text">
      <style:text-properties style:use-window-font-color="true" style:font-name="Aegean:cv03=3" fo:font-size="12pt" fo:language="en" fo:country="US" style:font-size-asian="12pt" style:font-name-complex="Courier New1" style:font-size-complex="12pt"/>
    </style:style>
    <style:style style:name="T256" style:family="text">
      <style:text-properties style:use-window-font-color="true" style:font-name="Aegean:cv03=3" fo:font-size="16pt" style:font-size-asian="16pt" style:font-name-complex="Aegean1" style:font-size-complex="16pt"/>
    </style:style>
    <style:style style:name="T257" style:family="text">
      <style:text-properties style:use-window-font-color="true" style:font-name="Aegean:cv03=3" fo:font-size="16pt" fo:language="en" fo:country="US" style:font-size-asian="16pt" style:font-name-complex="Courier New1" style:font-size-complex="16pt"/>
    </style:style>
    <style:style style:name="T258" style:family="text">
      <style:text-properties style:use-window-font-color="true" style:font-name="Aegean:cv03=3" fo:language="en" fo:country="US" officeooo:rsid="002649d7" style:font-name-complex="Aegean1"/>
    </style:style>
    <style:style style:name="T259" style:family="text">
      <style:text-properties style:use-window-font-color="true" style:font-name="Aegean:cv03=2" fo:font-size="12pt" style:text-underline-style="none" style:font-name-asian="Times New Roman2" style:font-size-asian="12pt" style:font-name-complex="Times New Roman2" style:font-size-complex="12pt"/>
    </style:style>
    <style:style style:name="T260" style:family="text">
      <style:text-properties style:use-window-font-color="true" style:font-name="Aegean:cv03=2" fo:font-size="12pt" fo:language="en" fo:country="US" style:font-size-asian="12pt" style:font-name-complex="Courier New1" style:font-size-complex="12pt"/>
    </style:style>
    <style:style style:name="T261" style:family="text">
      <style:text-properties style:use-window-font-color="true" style:font-name="Aegean:cv03=2" fo:font-size="16pt" style:font-size-asian="16pt" style:font-name-complex="Aegean1" style:font-size-complex="16pt"/>
    </style:style>
    <style:style style:name="T262" style:family="text">
      <style:text-properties style:use-window-font-color="true" style:font-name="Aegean:cv03=2" fo:font-size="16pt" fo:language="en" fo:country="US" style:font-size-asian="16pt" style:font-name-complex="Courier New1" style:font-size-complex="16pt"/>
    </style:style>
    <style:style style:name="T263" style:family="text">
      <style:text-properties style:use-window-font-color="true" style:font-name="Aegean:cv03=2" fo:font-size="14pt" style:font-size-asian="14pt" style:font-name-complex="Aegean1" style:font-size-complex="14pt"/>
    </style:style>
    <style:style style:name="T264" style:family="text">
      <style:text-properties style:use-window-font-color="true" style:font-name="Aegean:cv03=2" fo:language="en" fo:country="US" officeooo:rsid="002649d7" style:font-name-complex="Aegean1"/>
    </style:style>
    <style:style style:name="T265" style:family="text">
      <style:text-properties style:use-window-font-color="true" style:font-name="Aegean:rtlm" fo:font-size="12pt" fo:language="en" fo:country="US" officeooo:rsid="009a1577" style:font-size-asian="12pt" style:font-size-complex="12pt"/>
    </style:style>
    <style:style style:name="T266" style:family="text">
      <style:text-properties style:use-window-font-color="true" style:font-name="Aegean:rtlm" fo:font-size="18pt" fo:language="en" fo:country="US" officeooo:rsid="000946ba" style:font-size-asian="18pt" style:font-name-complex="Aegean4" style:font-size-complex="18pt"/>
    </style:style>
    <style:style style:name="T267" style:family="text">
      <style:text-properties style:use-window-font-color="true" style:font-name="Aegean:rtlm" fo:font-size="18pt" fo:language="en" fo:country="US" officeooo:rsid="000ea90d" style:font-size-asian="18pt" style:font-name-complex="Aegean4" style:font-size-complex="18pt"/>
    </style:style>
    <style:style style:name="T268" style:family="text">
      <style:text-properties style:use-window-font-color="true" style:font-name="Aegean:rtlm" fo:font-size="18pt" fo:language="de" fo:country="DE" style:font-size-asian="18pt" style:font-name-complex="Aegean4" style:font-size-complex="18pt"/>
    </style:style>
    <style:style style:name="T269" style:family="text">
      <style:text-properties style:use-window-font-color="true" style:font-name="Aegean:rtlm" fo:font-size="18pt" fo:language="en" fo:country="GB" style:font-size-asian="18pt" style:font-name-complex="Aegean4" style:font-size-complex="18pt"/>
    </style:style>
    <style:style style:name="T270" style:family="text">
      <style:text-properties style:use-window-font-color="true" style:font-name="Aegean:rtlm" fo:font-size="18pt" fo:language="fr" fo:country="FR" style:font-size-asian="18pt" style:font-name-complex="Aegean4" style:font-size-complex="18pt"/>
    </style:style>
    <style:style style:name="T271" style:family="text">
      <style:text-properties style:use-window-font-color="true" style:font-name="Aegean:rtlm&amp;cv02" fo:font-size="12pt" fo:language="en" fo:country="US" officeooo:rsid="009a1577" style:font-size-asian="12pt" style:font-size-complex="12pt"/>
    </style:style>
    <style:style style:name="T272" style:family="text">
      <style:text-properties style:use-window-font-color="true" style:font-name="Aegean:rtlm&amp;cv02" fo:font-size="18pt" fo:language="de" fo:country="DE" style:font-size-asian="18pt" style:font-name-complex="Aegean4" style:font-size-complex="18pt"/>
    </style:style>
    <style:style style:name="T273" style:family="text">
      <style:text-properties style:use-window-font-color="true" style:font-name="Aegean:rtlm&amp;cv01" fo:font-size="12pt" fo:language="en" fo:country="US" officeooo:rsid="009a1577" style:font-size-asian="12pt" style:font-size-complex="12pt"/>
    </style:style>
    <style:style style:name="T274" style:family="text">
      <style:text-properties style:use-window-font-color="true" style:font-name="Aegean:rtlm&amp;cv01" fo:font-size="18pt" fo:language="en" fo:country="US" officeooo:rsid="000946ba" style:font-size-asian="18pt" style:font-name-complex="Aegean4" style:font-size-complex="18pt"/>
    </style:style>
    <style:style style:name="T275" style:family="text">
      <style:text-properties style:use-window-font-color="true" style:font-name="Aegean:rtlm&amp;cv01" fo:font-size="18pt" fo:language="de" fo:country="DE" style:font-size-asian="18pt" style:font-name-complex="Aegean4" style:font-size-complex="18pt"/>
    </style:style>
    <style:style style:name="T276" style:family="text">
      <style:text-properties style:use-window-font-color="true" style:font-name="Aegean:rtlm&amp;cv03=3" fo:font-size="12pt" fo:language="en" fo:country="US" officeooo:rsid="009a1577" style:font-size-asian="12pt" style:font-size-complex="12pt"/>
    </style:style>
    <style:style style:name="T277" style:family="text">
      <style:text-properties style:use-window-font-color="true" style:font-name="Aegean:rtlm&amp;cv03=2" fo:font-size="12pt" fo:language="en" fo:country="US" officeooo:rsid="009a1577" style:font-size-asian="12pt" style:font-size-complex="12pt"/>
    </style:style>
    <style:style style:name="T278" style:family="text">
      <style:text-properties style:use-window-font-color="true" style:font-name="Aegean:rtlm&amp;cv03=2" fo:font-size="18pt" fo:language="en" fo:country="US" officeooo:rsid="000ea90d" style:font-size-asian="18pt" style:font-name-complex="Aegean4" style:font-size-complex="18pt"/>
    </style:style>
    <style:style style:name="T279" style:family="text">
      <style:text-properties style:use-window-font-color="true" style:font-name="Aegean:rtlm&amp;cv03=2" fo:font-size="18pt" fo:language="en" fo:country="GB" style:font-size-asian="18pt" style:font-name-complex="Aegean4" style:font-size-complex="18pt"/>
    </style:style>
    <style:style style:name="T280" style:family="text">
      <style:text-properties style:use-window-font-color="true" style:font-name="Aegean:rtlm&amp;cv03" fo:font-size="18pt" fo:language="en" fo:country="US" officeooo:rsid="000946ba" style:font-size-asian="18pt" style:font-name-complex="Aegean4" style:font-size-complex="18pt"/>
    </style:style>
    <style:style style:name="T281" style:family="text">
      <style:text-properties style:use-window-font-color="true" style:font-name="Aegean:rtlm&amp;cv03" fo:font-size="18pt" fo:language="en" fo:country="GB" style:font-size-asian="18pt" style:font-name-complex="Aegean4" style:font-size-complex="18pt"/>
    </style:style>
    <style:style style:name="T282" style:family="text">
      <style:text-properties style:use-window-font-color="true" style:font-name="Aegean:rtlm&amp;cv03" fo:font-size="18pt" fo:language="de" fo:country="DE" style:font-size-asian="18pt" style:font-name-complex="Aegean4" style:font-size-complex="18pt"/>
    </style:style>
    <style:style style:name="T283" style:family="text">
      <style:text-properties style:use-window-font-color="true" fo:font-size="18pt" fo:language="de" fo:country="DE" style:font-size-asian="18pt" style:font-name-complex="Aegean4" style:font-size-complex="18pt"/>
    </style:style>
    <style:style style:name="T284" style:family="text">
      <style:text-properties style:use-window-font-color="true" fo:font-size="18pt" fo:language="en" fo:country="GB" style:font-size-asian="18pt" style:font-name-complex="Aegean4" style:font-size-complex="18pt"/>
    </style:style>
    <style:style style:name="T285" style:family="text">
      <style:text-properties style:use-window-font-color="true" fo:font-size="18pt" fo:language="fr" fo:country="FR" style:font-size-asian="18pt" style:font-name-complex="Aegean4" style:font-size-complex="18pt"/>
    </style:style>
    <style:style style:name="T286" style:family="text">
      <style:text-properties style:use-window-font-color="true" style:font-name="Aegean2" fo:font-size="12pt" officeooo:rsid="0022aa11" style:font-name-asian="Aegean2" style:font-size-asian="12pt" style:font-name-complex="Aegean2" style:font-size-complex="12pt"/>
    </style:style>
    <style:style style:name="T287" style:family="text">
      <style:text-properties style:use-window-font-color="true" style:font-name="Aegean2" fo:font-size="12pt" officeooo:rsid="009d74bb" style:font-name-asian="Aegean2" style:font-size-asian="12pt" style:font-name-complex="Aegean2" style:font-size-complex="12pt"/>
    </style:style>
    <style:style style:name="T288" style:family="text">
      <style:text-properties style:use-window-font-color="true" style:font-name="Aegean2" fo:font-size="12pt" officeooo:rsid="00a034fc" style:font-name-asian="Aegean2" style:font-size-asian="12pt" style:font-name-complex="Aegean2" style:font-size-complex="12pt"/>
    </style:style>
    <style:style style:name="T289" style:family="text">
      <style:text-properties style:use-window-font-color="true" style:font-name="Aegean2" fo:font-size="12pt" fo:language="en" fo:country="US" officeooo:rsid="0022aa11" style:font-name-asian="Aegean2" style:font-size-asian="12pt" style:font-name-complex="Aegean2" style:font-size-complex="12pt"/>
    </style:style>
    <style:style style:name="T290" style:family="text">
      <style:text-properties style:use-window-font-color="true" style:font-name="Aegean2" fo:font-size="12pt" fo:language="zxx" fo:country="none" style:text-underline-style="none" officeooo:rsid="00ed8d51" style:font-name-asian="Aegean2" style:font-size-asian="12pt" style:language-asian="zxx" style:country-asian="none" style:font-name-complex="Aegean2" style:font-size-complex="12pt" style:language-complex="zxx" style:country-complex="none"/>
    </style:style>
    <style:style style:name="T291" style:family="text">
      <style:text-properties style:use-window-font-color="true" style:font-name="Aegean2" fo:font-size="12pt" fo:language="zxx" fo:country="none" style:text-underline-style="none" officeooo:rsid="0101ae9b" style:font-name-asian="Aegean2" style:font-size-asian="12pt" style:language-asian="zxx" style:country-asian="none" style:font-name-complex="Aegean2" style:font-size-complex="12pt" style:language-complex="zxx" style:country-complex="none"/>
    </style:style>
    <style:style style:name="T292" style:family="text">
      <style:text-properties style:use-window-font-color="true" style:font-name="Aegean2" fo:font-size="20pt" fo:language="en" fo:country="US" officeooo:rsid="004938ba" style:font-name-asian="Times New Roman2" style:font-size-asian="20pt" style:language-asian="el" style:country-asian="GR" style:font-name-complex="Aegean1" style:font-size-complex="20pt" style:language-complex="he" style:country-complex="IL"/>
    </style:style>
    <style:style style:name="T293" style:family="text">
      <style:text-properties style:use-window-font-color="true" style:font-name="Aegean2" fo:font-size="16pt" fo:language="en" fo:country="US" officeooo:rsid="00ed8d51" style:font-name-asian="Aegean2" style:font-size-asian="16pt" style:font-name-complex="Aegean2" style:font-size-complex="16pt"/>
    </style:style>
    <style:style style:name="T294" style:family="text">
      <style:text-properties style:use-window-font-color="true" style:font-name="Aegean:cv02=2" fo:font-size="12pt" fo:language="en" fo:country="US" style:font-size-asian="12pt" style:font-name-complex="Courier New1" style:font-size-complex="20pt"/>
    </style:style>
    <style:style style:name="T295" style:family="text">
      <style:text-properties style:use-window-font-color="true" style:font-name="Aegean:cv02=2" fo:font-size="12pt" fo:language="en" fo:country="US" style:font-size-asian="12pt" style:font-name-complex="Courier New1" style:font-size-complex="12pt"/>
    </style:style>
    <style:style style:name="T296" style:family="text">
      <style:text-properties style:use-window-font-color="true" style:font-name="Aegean:cv02=2" fo:font-size="16pt" fo:language="en" fo:country="US" style:font-size-asian="16pt" style:font-name-complex="Courier New1" style:font-size-complex="16pt"/>
    </style:style>
    <style:style style:name="T297" style:family="text">
      <style:text-properties style:use-window-font-color="true" style:font-name="Aegean:cv04" fo:font-size="12pt" fo:language="en" fo:country="US" style:font-size-asian="12pt" style:font-name-complex="Courier New1" style:font-size-complex="20pt"/>
    </style:style>
    <style:style style:name="T298" style:family="text">
      <style:text-properties style:use-window-font-color="true" style:font-name="Aegean:cv04=2" fo:font-size="12pt" style:font-size-asian="12pt" style:font-size-complex="20pt"/>
    </style:style>
    <style:style style:name="T299" style:family="text">
      <style:text-properties style:use-window-font-color="true" style:font-name="Aegean:cv04=3" fo:font-size="12pt" style:font-size-asian="12pt" style:font-size-complex="20pt"/>
    </style:style>
    <style:style style:name="T300" style:family="text">
      <style:text-properties style:use-window-font-color="true" style:font-name="Aegean:cv04=4" fo:font-size="12pt" style:font-size-asian="12pt" style:font-size-complex="20pt"/>
    </style:style>
    <style:style style:name="T301" style:family="text">
      <style:text-properties style:use-window-font-color="true" style:font-name="Aegean:cv06" fo:font-size="10.5pt" fo:language="en" fo:country="US" style:font-size-asian="10.5pt" style:font-name-complex="Aegean1" style:font-size-complex="10.5pt"/>
    </style:style>
    <style:style style:name="T302" style:family="text">
      <style:text-properties style:use-window-font-color="true" style:font-name="Aegean:cv06" fo:font-size="16pt" fo:language="en" fo:country="US" style:font-size-asian="16pt" style:font-name-complex="Courier New1" style:font-size-complex="16pt"/>
    </style:style>
    <style:style style:name="T303" style:family="text">
      <style:text-properties style:use-window-font-color="true" style:font-name="Aegean:cv06=2" fo:font-size="10.5pt" fo:language="en" fo:country="US" style:font-size-asian="10.5pt" style:font-name-complex="Aegean1" style:font-size-complex="10.5pt"/>
    </style:style>
    <style:style style:name="T304" style:family="text">
      <style:text-properties style:use-window-font-color="true" style:font-name="Aegean:cv06=2" fo:font-size="16pt" fo:language="en" fo:country="US" style:font-size-asian="16pt" style:font-name-complex="Courier New1" style:font-size-complex="16pt"/>
    </style:style>
    <style:style style:name="T305" style:family="text">
      <style:text-properties style:use-window-font-color="true" style:font-name="Aroania" fo:font-size="7pt" style:font-size-asian="7pt" style:font-size-complex="7pt"/>
    </style:style>
    <style:style style:name="T306" style:family="text">
      <style:text-properties style:use-window-font-color="true" style:font-name="Aegean:cv06=3" fo:font-size="10.5pt" fo:language="en" fo:country="US" style:font-size-asian="10.5pt" style:font-name-complex="Aegean1" style:font-size-complex="10.5pt"/>
    </style:style>
    <style:style style:name="T307" style:family="text">
      <style:text-properties style:use-window-font-color="true" style:font-name="Aegean:cv06=3" fo:font-size="16pt" fo:language="en" fo:country="US" style:font-size-asian="16pt" style:font-name-complex="Courier New1" style:font-size-complex="16pt"/>
    </style:style>
    <style:style style:name="T308" style:family="text">
      <style:text-properties style:use-window-font-color="true" style:font-name="Aegean:cv06=4" fo:font-size="10.5pt" fo:language="en" fo:country="US" style:font-size-asian="10.5pt" style:font-name-complex="Aegean1" style:font-size-complex="10.5pt"/>
    </style:style>
    <style:style style:name="T309" style:family="text">
      <style:text-properties style:use-window-font-color="true" style:font-name="Aegean:cv06=4" fo:font-size="16pt" fo:language="en" fo:country="US" style:font-size-asian="16pt" style:font-name-complex="Courier New1" style:font-size-complex="16pt"/>
    </style:style>
    <style:style style:name="T310" style:family="text">
      <style:text-properties style:use-window-font-color="true" style:font-name="Aegean:cv06=5" fo:font-size="10.5pt" fo:language="en" fo:country="US" style:font-size-asian="10.5pt" style:font-name-complex="Aegean1" style:font-size-complex="10.5pt"/>
    </style:style>
    <style:style style:name="T311" style:family="text">
      <style:text-properties style:use-window-font-color="true" style:font-name="Aegean:cv06=5" fo:font-size="16pt" fo:language="en" fo:country="US" style:font-size-asian="16pt" style:font-name-complex="Courier New1" style:font-size-complex="16pt"/>
    </style:style>
    <style:style style:name="T312" style:family="text">
      <style:text-properties style:use-window-font-color="true" style:font-name="Aegean:cv06=6" fo:font-size="10.5pt" fo:language="en" fo:country="US" style:font-size-asian="10.5pt" style:font-name-complex="Aegean1" style:font-size-complex="10.5pt"/>
    </style:style>
    <style:style style:name="T313" style:family="text">
      <style:text-properties style:use-window-font-color="true" style:font-name="Aegean:cv06=6" fo:font-size="16pt" fo:language="en" fo:country="US" style:font-size-asian="16pt" style:font-name-complex="Courier New1" style:font-size-complex="16pt"/>
    </style:style>
    <style:style style:name="T314" style:family="text">
      <style:text-properties style:use-window-font-color="true" style:font-name="Aegean:cv03" fo:font-size="12pt" fo:language="en" fo:country="US" style:font-size-asian="12pt" style:font-name-complex="Courier New1" style:font-size-complex="12pt"/>
    </style:style>
    <style:style style:name="T315" style:family="text">
      <style:text-properties style:use-window-font-color="true" style:font-name="Aegean:cv03" fo:font-size="16pt" style:font-size-asian="16pt" style:font-name-complex="Aegean1" style:font-size-complex="16pt"/>
    </style:style>
    <style:style style:name="T316" style:family="text">
      <style:text-properties style:use-window-font-color="true" style:font-name="Aegean:cv03" fo:font-size="16pt" fo:language="en" fo:country="US" style:font-size-asian="16pt" style:font-name-complex="Courier New1" style:font-size-complex="16pt"/>
    </style:style>
    <style:style style:name="T317" style:family="text">
      <style:text-properties style:use-window-font-color="true" style:font-name="Calibri:smcp" fo:font-size="9pt" fo:language="en" fo:country="US" fo:font-weight="normal" officeooo:rsid="00557358" style:letter-kerning="true" style:font-size-asian="9pt" style:font-weight-asian="normal" style:font-size-complex="9pt" style:font-weight-complex="normal"/>
    </style:style>
    <style:style style:name="T318" style:family="text">
      <style:text-properties style:use-window-font-color="true" style:font-name="Calibri:smcp" fo:font-size="8pt" fo:language="fr" fo:country="FR" style:text-underline-style="none" style:font-size-asian="8pt" style:font-size-complex="8pt"/>
    </style:style>
    <style:style style:name="T319" style:family="text">
      <style:text-properties style:use-window-font-color="true" style:font-name="Calibri:smcp" fo:font-size="8pt" fo:language="fr" fo:country="FR" style:font-size-asian="8pt" style:font-size-complex="8pt"/>
    </style:style>
    <style:style style:name="T320" style:family="text">
      <style:text-properties style:use-window-font-color="true" style:font-name="Aegean:cv26" fo:language="en" fo:country="US" fo:font-weight="normal" officeooo:rsid="0018f157" style:font-weight-asian="normal" style:font-name-complex="Aegean1" style:font-weight-complex="normal"/>
    </style:style>
    <style:style style:name="T321" style:family="text">
      <style:text-properties style:use-window-font-color="true" style:font-name="Aegean:cv26=25" fo:font-size="14pt" officeooo:rsid="006b9c68" style:font-size-asian="14pt" style:font-name-complex="Courier New1" style:font-size-complex="14pt"/>
    </style:style>
    <style:style style:name="T322" style:family="text">
      <style:text-properties style:use-window-font-color="true" style:font-name="Aegean:cv19=16" fo:font-size="16pt" fo:language="en" fo:country="US" style:font-size-asian="16pt" style:font-name-complex="Courier New1" style:font-size-complex="16pt"/>
    </style:style>
    <style:style style:name="T323" style:family="text">
      <style:text-properties style:use-window-font-color="true" style:font-name="Aegean:cv19" fo:font-size="16pt" fo:language="en" fo:country="US" style:font-size-asian="16pt" style:font-name-complex="Courier New1" style:font-size-complex="16pt"/>
    </style:style>
    <style:style style:name="T324" style:family="text">
      <style:text-properties style:use-window-font-color="true" style:font-name="Aegean:cv19=17" fo:font-size="16pt" fo:language="en" fo:country="US" style:font-size-asian="16pt" style:font-name-complex="Courier New1" style:font-size-complex="16pt"/>
    </style:style>
    <style:style style:name="T325" style:family="text">
      <style:text-properties style:use-window-font-color="true" style:font-name="Aegean:cv19=18" fo:font-size="16pt" fo:language="en" fo:country="US" style:font-size-asian="16pt" style:font-name-complex="Courier New1" style:font-size-complex="16pt"/>
    </style:style>
    <style:style style:name="T326" style:family="text">
      <style:text-properties style:use-window-font-color="true" style:font-name="Aegean:cv19=19" fo:font-size="16pt" fo:language="en" fo:country="US" style:font-size-asian="16pt" style:font-name-complex="Courier New1" style:font-size-complex="16pt"/>
    </style:style>
    <style:style style:name="T327" style:family="text">
      <style:text-properties style:use-window-font-color="true" style:font-name="Aegean:cv08=7" fo:font-size="16pt" fo:language="en" fo:country="US" style:font-size-asian="16pt" style:font-name-complex="Courier New1" style:font-size-complex="16pt"/>
    </style:style>
    <style:style style:name="T328" style:family="text">
      <style:text-properties style:use-window-font-color="true" style:font-name="Aegean:cv08=7" fo:font-size="16pt" officeooo:rsid="002649d7" style:font-size-asian="16pt" style:font-size-complex="16pt"/>
    </style:style>
    <style:style style:name="T329" style:family="text">
      <style:text-properties style:use-window-font-color="true" style:font-name="Aegean:cv08" fo:font-size="16pt" fo:language="en" fo:country="US" style:font-size-asian="16pt" style:font-name-complex="Courier New1" style:font-size-complex="16pt"/>
    </style:style>
    <style:style style:name="T330" style:family="text">
      <style:text-properties style:use-window-font-color="true" style:font-name="Aegean:cv08=8" fo:font-size="12pt" fo:font-weight="normal" officeooo:rsid="00a6784f"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331" style:family="text">
      <style:text-properties style:use-window-font-color="true" style:font-name="Aegean:cv08=8" fo:font-size="16pt" fo:language="en" fo:country="US" style:font-size-asian="16pt" style:font-name-complex="Courier New1" style:font-size-complex="16pt"/>
    </style:style>
    <style:style style:name="T332" style:family="text">
      <style:text-properties style:use-window-font-color="true" style:font-name="Aegean:cv08=8" fo:font-size="16pt" officeooo:rsid="002649d7" style:font-size-asian="16pt" style:font-size-complex="16pt"/>
    </style:style>
    <style:style style:name="T333" style:family="text">
      <style:text-properties style:use-window-font-color="true" style:font-name="Aegean:cv11=9" fo:font-size="16pt" fo:language="en" fo:country="US" style:font-size-asian="16pt" style:font-name-complex="Courier New1" style:font-size-complex="16pt"/>
    </style:style>
    <style:style style:name="T334" style:family="text">
      <style:text-properties style:use-window-font-color="true" style:font-name="Aegean:cv11=9" fo:font-size="16pt" fo:font-weight="normal" officeooo:rsid="002649d7" style:font-size-asian="16pt" style:font-weight-asian="normal" style:font-size-complex="16pt" style:font-weight-complex="normal"/>
    </style:style>
    <style:style style:name="T335" style:family="text">
      <style:text-properties style:use-window-font-color="true" style:font-name="Aegean:cv11=9" fo:language="en" fo:country="US" officeooo:rsid="002649d7" style:font-name-complex="Aegean1"/>
    </style:style>
    <style:style style:name="T336" style:family="text">
      <style:text-properties style:use-window-font-color="true" style:font-name="Aegean:cv11=9" fo:language="en" fo:country="US" fo:font-weight="normal" officeooo:rsid="002649d7" style:font-weight-asian="normal" style:font-name-complex="Aegean1" style:font-weight-complex="normal"/>
    </style:style>
    <style:style style:name="T337" style:family="text">
      <style:text-properties style:use-window-font-color="true" style:font-name="Aegean:cv11=9" fo:font-size="14pt" fo:font-weight="normal" officeooo:rsid="002649d7" style:font-size-asian="14pt" style:font-weight-asian="normal" style:font-size-complex="14pt" style:font-weight-complex="normal"/>
    </style:style>
    <style:style style:name="T338" style:family="text">
      <style:text-properties style:use-window-font-color="true" style:font-name="Aegean:cv11=9" fo:font-size="14pt" officeooo:rsid="002649d7" style:font-size-asian="14pt" style:font-size-complex="14pt"/>
    </style:style>
    <style:style style:name="T339" style:family="text">
      <style:text-properties style:use-window-font-color="true" style:font-name="Aegean:cv11" fo:font-size="16pt" fo:language="en" fo:country="US" style:font-size-asian="16pt" style:font-name-complex="Courier New1" style:font-size-complex="16pt"/>
    </style:style>
    <style:style style:name="T340" style:family="text">
      <style:text-properties style:use-window-font-color="true" style:font-name="Aegean:cv11" fo:font-size="16pt" style:font-size-asian="16pt" style:font-size-complex="16pt"/>
    </style:style>
    <style:style style:name="T341" style:family="text">
      <style:text-properties style:use-window-font-color="true" style:font-name="Aegean:cv11" fo:font-size="14pt" style:font-size-asian="14pt" style:font-size-complex="14pt"/>
    </style:style>
    <style:style style:name="T342" style:family="text">
      <style:text-properties style:use-window-font-color="true" style:font-name="Aegean:cv11" fo:font-size="14pt" officeooo:rsid="002649d7" style:font-size-asian="14pt" style:font-size-complex="14pt"/>
    </style:style>
    <style:style style:name="T343" style:family="text">
      <style:text-properties style:use-window-font-color="true" style:font-name="Aegean:cv11" fo:language="en" fo:country="US" fo:font-weight="normal" officeooo:rsid="002649d7" style:font-weight-asian="normal" style:font-name-complex="Aegean1" style:font-weight-complex="normal"/>
    </style:style>
    <style:style style:name="T344" style:family="text">
      <style:text-properties style:use-window-font-color="true" style:font-name="Aegean:cv11=10" fo:font-size="16pt" fo:language="en" fo:country="US" style:font-size-asian="16pt" style:font-name-complex="Courier New1" style:font-size-complex="16pt"/>
    </style:style>
    <style:style style:name="T345" style:family="text">
      <style:text-properties style:use-window-font-color="true" style:font-name="Aegean:cv11=10" fo:font-size="16pt" fo:font-weight="normal" officeooo:rsid="002649d7" style:font-size-asian="16pt" style:font-weight-asian="normal" style:font-size-complex="16pt" style:font-weight-complex="normal"/>
    </style:style>
    <style:style style:name="T346" style:family="text">
      <style:text-properties style:use-window-font-color="true" style:font-name="Aegean:cv11=10" fo:font-size="14pt" fo:font-weight="normal" officeooo:rsid="002649d7" style:font-size-asian="14pt" style:font-weight-asian="normal" style:font-size-complex="14pt" style:font-weight-complex="normal"/>
    </style:style>
    <style:style style:name="T347" style:family="text">
      <style:text-properties style:use-window-font-color="true" style:font-name="Aegean:cv11=10" fo:font-size="14pt" officeooo:rsid="002649d7" style:font-size-asian="14pt" style:font-size-complex="14pt"/>
    </style:style>
    <style:style style:name="T348" style:family="text">
      <style:text-properties style:use-window-font-color="true" style:font-name="Aegean:cv11=10" fo:language="en" fo:country="US" officeooo:rsid="002649d7" style:font-name-complex="Aegean1"/>
    </style:style>
    <style:style style:name="T349" style:family="text">
      <style:text-properties style:use-window-font-color="true" style:font-name="Aegean:cv11=11" fo:font-size="16pt" fo:language="en" fo:country="US" style:font-size-asian="16pt" style:font-name-complex="Courier New1" style:font-size-complex="16pt"/>
    </style:style>
    <style:style style:name="T350" style:family="text">
      <style:text-properties style:use-window-font-color="true" style:font-name="Aegean:cv11=11" fo:font-size="16pt" fo:font-weight="normal" officeooo:rsid="002649d7" style:font-size-asian="16pt" style:font-weight-asian="normal" style:font-size-complex="16pt" style:font-weight-complex="normal"/>
    </style:style>
    <style:style style:name="T351" style:family="text">
      <style:text-properties style:use-window-font-color="true" style:font-name="Aegean:cv11=11" fo:language="en" fo:country="US" officeooo:rsid="002649d7" style:font-name-complex="Aegean1"/>
    </style:style>
    <style:style style:name="T352" style:family="text">
      <style:text-properties style:use-window-font-color="true" style:font-name="Aegean:cv11=11" fo:font-size="14pt" officeooo:rsid="001e5e17" style:font-size-asian="14pt" style:font-name-complex="Courier New1" style:font-size-complex="14pt"/>
    </style:style>
    <style:style style:name="T353" style:family="text">
      <style:text-properties style:use-window-font-color="true" style:font-name="Aegean:cv05=4" fo:font-size="16pt" fo:language="en" fo:country="US" style:font-size-asian="16pt" style:font-name-complex="Courier New1" style:font-size-complex="16pt"/>
    </style:style>
    <style:style style:name="T354" style:family="text">
      <style:text-properties style:use-window-font-color="true" style:font-name="Aegean:cv05" fo:font-size="16pt" fo:language="en" fo:country="US" style:font-size-asian="16pt" style:font-name-complex="Courier New1" style:font-size-complex="16pt"/>
    </style:style>
    <style:style style:name="T355" style:family="text">
      <style:text-properties style:use-window-font-color="true" style:font-name="Aegean:cv05=5" fo:font-size="16pt" fo:language="en" fo:country="US" style:font-size-asian="16pt" style:font-name-complex="Courier New1" style:font-size-complex="16pt"/>
    </style:style>
    <style:style style:name="T356" style:family="text">
      <style:text-properties style:use-window-font-color="true" style:font-name="Aegean:cv17=16" fo:font-size="16pt" fo:language="en" fo:country="US" style:font-size-asian="16pt" style:font-name-complex="Courier New1" style:font-size-complex="16pt"/>
    </style:style>
    <style:style style:name="T357" style:family="text">
      <style:text-properties style:use-window-font-color="true" style:font-name="Aegean:cv17" fo:font-size="16pt" fo:language="en" fo:country="US" style:font-size-asian="16pt" style:font-name-complex="Courier New1" style:font-size-complex="16pt"/>
    </style:style>
    <style:style style:name="T358" style:family="text">
      <style:text-properties style:use-window-font-color="true" style:font-name="Aegean:cv17=17" fo:font-size="16pt" fo:language="en" fo:country="US" style:font-size-asian="16pt" style:font-name-complex="Courier New1" style:font-size-complex="16pt"/>
    </style:style>
    <style:style style:name="T359" style:family="text">
      <style:text-properties style:use-window-font-color="true" style:font-name="Aegean:cv07=6" fo:font-size="16pt" fo:language="en" fo:country="US" style:font-size-asian="16pt" style:font-name-complex="Courier New1" style:font-size-complex="16pt"/>
    </style:style>
    <style:style style:name="T360" style:family="text">
      <style:text-properties style:use-window-font-color="true" style:font-name="Aegean:cv07=6" fo:font-size="16pt" fo:font-weight="normal" officeooo:rsid="0018f157" style:font-size-asian="16pt" style:font-weight-asian="normal" style:font-size-complex="16pt" style:font-weight-complex="normal"/>
    </style:style>
    <style:style style:name="T361" style:family="text">
      <style:text-properties style:use-window-font-color="true" style:font-name="Aegean:cv07=6" fo:language="en" fo:country="US" fo:font-weight="normal" officeooo:rsid="0018f157" style:font-weight-asian="normal" style:font-name-complex="Aegean1" style:font-weight-complex="normal"/>
    </style:style>
    <style:style style:name="T362" style:family="text">
      <style:text-properties style:use-window-font-color="true" style:font-name="Aegean:cv07" fo:font-size="16pt" style:font-size-asian="16pt" style:font-size-complex="16pt"/>
    </style:style>
    <style:style style:name="T363" style:family="text">
      <style:text-properties style:use-window-font-color="true" style:font-name="Aegean:cv07" fo:font-size="16pt" fo:language="en" fo:country="US" style:font-size-asian="16pt" style:font-name-complex="Courier New1" style:font-size-complex="16pt"/>
    </style:style>
    <style:style style:name="T364" style:family="text">
      <style:text-properties style:use-window-font-color="true" style:font-name="Aegean:cv07" fo:language="en" fo:country="US" style:font-name-complex="Aegean1"/>
    </style:style>
    <style:style style:name="T365" style:family="text">
      <style:text-properties style:use-window-font-color="true" style:font-name="Aegean:cv07" fo:language="en" fo:country="US" fo:font-weight="normal" officeooo:rsid="0018f157" style:font-weight-asian="normal" style:font-name-complex="Aegean1" style:font-weight-complex="normal"/>
    </style:style>
    <style:style style:name="T366" style:family="text">
      <style:text-properties style:use-window-font-color="true" style:font-name="Aegean:cv07=7" fo:font-size="16pt" fo:language="en" fo:country="US" style:font-size-asian="16pt" style:font-name-complex="Courier New1" style:font-size-complex="16pt"/>
    </style:style>
    <style:style style:name="T367" style:family="text">
      <style:text-properties style:use-window-font-color="true" style:font-name="Aegean:cv07=7" fo:font-size="16pt" fo:font-weight="normal" officeooo:rsid="0018f157" style:font-size-asian="16pt" style:font-weight-asian="normal" style:font-size-complex="16pt" style:font-weight-complex="normal"/>
    </style:style>
    <style:style style:name="T368" style:family="text">
      <style:text-properties style:use-window-font-color="true" style:font-name="Aegean:cv07=7" fo:language="en" fo:country="US" fo:font-weight="normal" officeooo:rsid="0018f157" style:font-weight-asian="normal" style:font-name-complex="Aegean1" style:font-weight-complex="normal"/>
    </style:style>
    <style:style style:name="T369" style:family="text">
      <style:text-properties style:use-window-font-color="true" style:font-name="Aegean:cv07=5" fo:font-size="16pt" fo:language="en" fo:country="US" style:font-size-asian="16pt" style:font-name-complex="Courier New1" style:font-size-complex="16pt"/>
    </style:style>
    <style:style style:name="T370" style:family="text">
      <style:text-properties style:use-window-font-color="true" style:font-name="Aegean:cv07=5" fo:font-size="16pt" fo:font-weight="normal" officeooo:rsid="0018f157" style:font-size-asian="16pt" style:font-weight-asian="normal" style:font-size-complex="16pt" style:font-weight-complex="normal"/>
    </style:style>
    <style:style style:name="T371" style:family="text">
      <style:text-properties style:use-window-font-color="true" style:font-name="Aegean:cv07=5" fo:language="en" fo:country="US" fo:font-weight="normal" officeooo:rsid="0018f157" style:font-weight-asian="normal" style:font-name-complex="Aegean1" style:font-weight-complex="normal"/>
    </style:style>
    <style:style style:name="T372" style:family="text">
      <style:text-properties style:use-window-font-color="true" fo:language="en" fo:country="US"/>
    </style:style>
    <style:style style:name="T373" style:family="text">
      <style:text-properties style:use-window-font-color="true" fo:language="en" fo:country="US" style:font-name-complex="Aegean:ss01&amp;aalt"/>
    </style:style>
    <style:style style:name="T374" style:family="text">
      <style:text-properties style:use-window-font-color="true" fo:language="en" fo:country="US" fo:font-weight="normal" style:font-weight-asian="normal" style:font-weight-complex="normal"/>
    </style:style>
    <style:style style:name="T375" style:family="text">
      <style:text-properties style:use-window-font-color="true" fo:font-size="9pt" fo:language="en" fo:country="US" style:font-size-asian="9pt" style:font-size-complex="9pt"/>
    </style:style>
    <style:style style:name="T376" style:family="text">
      <style:text-properties style:use-window-font-color="true" fo:font-size="9pt" fo:language="en" fo:country="US" officeooo:rsid="00b23d9e" style:font-size-asian="9pt" style:font-size-complex="9pt"/>
    </style:style>
    <style:style style:name="T377" style:family="text">
      <style:text-properties style:use-window-font-color="true" fo:font-size="9pt" fo:language="en" fo:country="US" officeooo:rsid="000a7d57" style:font-size-asian="9pt" style:font-size-complex="9pt"/>
    </style:style>
    <style:style style:name="T378" style:family="text">
      <style:text-properties style:use-window-font-color="true" style:font-name="Aegean:cv19=2" fo:font-size="16pt" fo:language="en" fo:country="US" style:font-size-asian="16pt" style:font-name-complex="Courier New1" style:font-size-complex="16pt"/>
    </style:style>
    <style:style style:name="T379" style:family="text">
      <style:text-properties style:use-window-font-color="true" style:font-name="Aegean:cv19=3" fo:font-size="16pt" fo:language="en" fo:country="US" style:font-size-asian="16pt" style:font-name-complex="Courier New1" style:font-size-complex="16pt"/>
    </style:style>
    <style:style style:name="T380" style:family="text">
      <style:text-properties style:use-window-font-color="true" style:font-name="Aegean:cv19=4" fo:font-size="16pt" fo:language="en" fo:country="US" style:font-size-asian="16pt" style:font-name-complex="Courier New1" style:font-size-complex="16pt"/>
    </style:style>
    <style:style style:name="T381" style:family="text">
      <style:text-properties style:use-window-font-color="true" style:font-name="Aegean:cv19=5" fo:font-size="16pt" fo:language="en" fo:country="US" style:font-size-asian="16pt" style:font-name-complex="Courier New1" style:font-size-complex="16pt"/>
    </style:style>
    <style:style style:name="T382" style:family="text">
      <style:text-properties style:use-window-font-color="true" style:font-name="Aegean:cv19=6" fo:font-size="16pt" fo:language="en" fo:country="US" style:font-size-asian="16pt" style:font-name-complex="Courier New1" style:font-size-complex="16pt"/>
    </style:style>
    <style:style style:name="T383" style:family="text">
      <style:text-properties style:use-window-font-color="true" style:font-name="Aegean:cv19=7" fo:font-size="16pt" fo:language="en" fo:country="US" style:font-size-asian="16pt" style:font-name-complex="Courier New1" style:font-size-complex="16pt"/>
    </style:style>
    <style:style style:name="T384" style:family="text">
      <style:text-properties style:use-window-font-color="true" style:font-name="Aegean:cv19=8" fo:font-size="16pt" fo:language="en" fo:country="US" style:font-size-asian="16pt" style:font-name-complex="Courier New1" style:font-size-complex="16pt"/>
    </style:style>
    <style:style style:name="T385" style:family="text">
      <style:text-properties style:use-window-font-color="true" style:font-name="Aegean:cv19=9" fo:font-size="16pt" fo:language="en" fo:country="US" style:font-size-asian="16pt" style:font-name-complex="Courier New1" style:font-size-complex="16pt"/>
    </style:style>
    <style:style style:name="T386" style:family="text">
      <style:text-properties style:use-window-font-color="true" style:font-name="Aegean:cv19=10" fo:font-size="16pt" fo:language="en" fo:country="US" style:font-size-asian="16pt" style:font-name-complex="Courier New1" style:font-size-complex="16pt"/>
    </style:style>
    <style:style style:name="T387" style:family="text">
      <style:text-properties style:use-window-font-color="true" style:font-name="Aegean:cv19=11" fo:font-size="16pt" fo:language="en" fo:country="US" style:font-size-asian="16pt" style:font-name-complex="Courier New1" style:font-size-complex="16pt"/>
    </style:style>
    <style:style style:name="T388" style:family="text">
      <style:text-properties style:use-window-font-color="true" style:font-name="Aegean:cv19=12" fo:font-size="16pt" fo:language="en" fo:country="US" style:font-size-asian="16pt" style:font-name-complex="Courier New1" style:font-size-complex="16pt"/>
    </style:style>
    <style:style style:name="T389" style:family="text">
      <style:text-properties style:use-window-font-color="true" style:font-name="Aegean:cv19=13" fo:font-size="16pt" fo:language="en" fo:country="US" style:font-size-asian="16pt" style:font-name-complex="Courier New1" style:font-size-complex="16pt"/>
    </style:style>
    <style:style style:name="T390" style:family="text">
      <style:text-properties style:use-window-font-color="true" style:font-name="Aegean:cv19=14" fo:font-size="16pt" fo:language="en" fo:country="US" style:font-size-asian="16pt" style:font-name-complex="Courier New1" style:font-size-complex="16pt"/>
    </style:style>
    <style:style style:name="T391" style:family="text">
      <style:text-properties style:use-window-font-color="true" style:font-name="Aegean:cv19=15" fo:font-size="16pt" fo:language="en" fo:country="US" style:font-size-asian="16pt" style:font-name-complex="Courier New1" style:font-size-complex="16pt"/>
    </style:style>
    <style:style style:name="T392" style:family="text">
      <style:text-properties style:use-window-font-color="true" style:font-name="Aegean:cv19=15" fo:font-size="12pt" fo:font-weight="normal" officeooo:rsid="00f55d34"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393" style:family="text">
      <style:text-properties style:use-window-font-color="true" style:font-name="Aegean:cv05=2" fo:font-size="16pt" fo:language="en" fo:country="US" style:font-size-asian="16pt" style:font-name-complex="Courier New1" style:font-size-complex="16pt"/>
    </style:style>
    <style:style style:name="T394" style:family="text">
      <style:text-properties style:use-window-font-color="true" style:font-name="Aegean:cv05=3" fo:font-size="16pt" fo:language="en" fo:country="US" style:font-size-asian="16pt" style:font-name-complex="Courier New1" style:font-size-complex="16pt"/>
    </style:style>
    <style:style style:name="T395" style:family="text">
      <style:text-properties style:use-window-font-color="true" style:font-name="Aegean:cv18" fo:font-size="16pt" fo:language="en" fo:country="US" style:font-size-asian="16pt" style:font-name-complex="Courier New1" style:font-size-complex="16pt"/>
    </style:style>
    <style:style style:name="T396" style:family="text">
      <style:text-properties style:use-window-font-color="true" style:font-name="Aegean:cv18=2" fo:font-size="16pt" fo:language="en" fo:country="US" style:font-size-asian="16pt" style:font-name-complex="Courier New1" style:font-size-complex="16pt"/>
    </style:style>
    <style:style style:name="T397" style:family="text">
      <style:text-properties style:use-window-font-color="true" style:font-name="Aegean:cv18=3" fo:font-size="16pt" fo:language="en" fo:country="US" style:font-size-asian="16pt" style:font-name-complex="Courier New1" style:font-size-complex="16pt"/>
    </style:style>
    <style:style style:name="T398" style:family="text">
      <style:text-properties style:use-window-font-color="true" style:font-name="Aegean:cv18=4" fo:font-size="16pt" fo:language="en" fo:country="US" style:font-size-asian="16pt" style:font-name-complex="Courier New1" style:font-size-complex="16pt"/>
    </style:style>
    <style:style style:name="T399" style:family="text">
      <style:text-properties style:use-window-font-color="true" style:font-name="Aegean:cv18=5" fo:font-size="16pt" fo:language="en" fo:country="US" style:font-size-asian="16pt" style:font-name-complex="Courier New1" style:font-size-complex="16pt"/>
    </style:style>
    <style:style style:name="T400" style:family="text">
      <style:text-properties style:use-window-font-color="true" style:font-name="Aegean:cv18=6" fo:font-size="16pt" fo:language="en" fo:country="US" style:font-size-asian="16pt" style:font-name-complex="Courier New1" style:font-size-complex="16pt"/>
    </style:style>
    <style:style style:name="T401" style:family="text">
      <style:text-properties style:use-window-font-color="true" style:font-name="Aegean:cv18=7" fo:font-size="16pt" fo:language="en" fo:country="US" style:font-size-asian="16pt" style:font-name-complex="Courier New1" style:font-size-complex="16pt"/>
    </style:style>
    <style:style style:name="T402" style:family="text">
      <style:text-properties style:use-window-font-color="true" style:font-name="Aegean:cv18=8" fo:font-size="16pt" fo:language="en" fo:country="US" style:font-size-asian="16pt" style:font-name-complex="Courier New1" style:font-size-complex="16pt"/>
    </style:style>
    <style:style style:name="T403" style:family="text">
      <style:text-properties style:use-window-font-color="true" style:font-name="Aegean:cv18=9" fo:font-size="16pt" fo:language="en" fo:country="US" style:font-size-asian="16pt" style:font-name-complex="Courier New1" style:font-size-complex="16pt"/>
    </style:style>
    <style:style style:name="T404" style:family="text">
      <style:text-properties style:use-window-font-color="true" style:font-name="Aegean:cv18=10" fo:font-size="16pt" fo:language="en" fo:country="US" style:font-size-asian="16pt" style:font-name-complex="Courier New1" style:font-size-complex="16pt"/>
    </style:style>
    <style:style style:name="T405" style:family="text">
      <style:text-properties style:use-window-font-color="true" style:font-name="Aegean:cv18=11" fo:font-size="16pt" fo:language="en" fo:country="US" style:font-size-asian="16pt" style:font-name-complex="Courier New1" style:font-size-complex="16pt"/>
    </style:style>
    <style:style style:name="T406" style:family="text">
      <style:text-properties style:use-window-font-color="true" style:font-name="Aegean:cv18=12" fo:font-size="16pt" fo:language="en" fo:country="US" style:font-size-asian="16pt" style:font-name-complex="Courier New1" style:font-size-complex="16pt"/>
    </style:style>
    <style:style style:name="T407" style:family="text">
      <style:text-properties style:use-window-font-color="true" style:font-name="Aegean:cv18=13" fo:font-size="16pt" fo:language="en" fo:country="US" style:font-size-asian="16pt" style:font-name-complex="Courier New1" style:font-size-complex="16pt"/>
    </style:style>
    <style:style style:name="T408" style:family="text">
      <style:text-properties style:use-window-font-color="true" style:font-name="Aegean:cv18=14" fo:font-size="16pt" fo:language="en" fo:country="US" style:font-size-asian="16pt" style:font-name-complex="Courier New1" style:font-size-complex="16pt"/>
    </style:style>
    <style:style style:name="T409" style:family="text">
      <style:text-properties style:use-window-font-color="true" style:font-name="Aegean:cv18=15" fo:font-size="16pt" fo:language="en" fo:country="US" style:font-size-asian="16pt" style:font-name-complex="Courier New1" style:font-size-complex="16pt"/>
    </style:style>
    <style:style style:name="T410" style:family="text">
      <style:text-properties style:use-window-font-color="true" style:font-name="Aegean:cv18=16" fo:font-size="16pt" fo:language="en" fo:country="US" style:font-size-asian="16pt" style:font-name-complex="Courier New1" style:font-size-complex="16pt"/>
    </style:style>
    <style:style style:name="T411" style:family="text">
      <style:text-properties style:use-window-font-color="true" style:font-name="Aegean:cv18=17" fo:font-size="16pt" fo:language="en" fo:country="US" style:font-size-asian="16pt" style:font-name-complex="Courier New1" style:font-size-complex="16pt"/>
    </style:style>
    <style:style style:name="T412" style:family="text">
      <style:text-properties style:use-window-font-color="true" style:font-name="Aegean:cv18=18" fo:font-size="16pt" fo:language="en" fo:country="US" style:font-size-asian="16pt" style:font-name-complex="Courier New1" style:font-size-complex="16pt"/>
    </style:style>
    <style:style style:name="T413" style:family="text">
      <style:text-properties style:use-window-font-color="true" style:font-name="Aegean:cv08=2" fo:font-size="16pt" fo:language="en" fo:country="US" style:font-size-asian="16pt" style:font-name-complex="Courier New1" style:font-size-complex="16pt"/>
    </style:style>
    <style:style style:name="T414" style:family="text">
      <style:text-properties style:use-window-font-color="true" style:font-name="Aegean:cv08=2" fo:font-size="16pt" style:font-size-asian="16pt" style:font-size-complex="16pt"/>
    </style:style>
    <style:style style:name="T415" style:family="text">
      <style:text-properties style:use-window-font-color="true" style:font-name="Aegean:cv08=2" fo:font-size="14pt" style:font-size-asian="14pt" style:font-size-complex="14pt"/>
    </style:style>
    <style:style style:name="T416" style:family="text">
      <style:text-properties style:use-window-font-color="true" style:font-name="Aegean:cv08=3" fo:font-size="16pt" fo:language="en" fo:country="US" style:font-size-asian="16pt" style:font-name-complex="Courier New1" style:font-size-complex="16pt"/>
    </style:style>
    <style:style style:name="T417" style:family="text">
      <style:text-properties style:use-window-font-color="true" style:font-name="Aegean:cv08=3" fo:font-size="16pt" style:font-size-asian="16pt" style:font-size-complex="16pt"/>
    </style:style>
    <style:style style:name="T418" style:family="text">
      <style:text-properties style:use-window-font-color="true" style:font-name="Aegean:cv08=3" fo:font-size="14pt" style:font-size-asian="14pt" style:font-size-complex="14pt"/>
    </style:style>
    <style:style style:name="T419" style:family="text">
      <style:text-properties style:use-window-font-color="true" style:font-name="Aegean:cv08=4" fo:font-size="16pt" fo:language="en" fo:country="US" style:font-size-asian="16pt" style:font-name-complex="Courier New1" style:font-size-complex="16pt"/>
    </style:style>
    <style:style style:name="T420" style:family="text">
      <style:text-properties style:use-window-font-color="true" style:font-name="Aegean:cv08=4" fo:font-size="16pt" style:font-size-asian="16pt" style:font-size-complex="16pt"/>
    </style:style>
    <style:style style:name="T421" style:family="text">
      <style:text-properties style:use-window-font-color="true" style:font-name="Aegean:cv08=4" fo:font-size="14pt" style:font-size-asian="14pt" style:font-size-complex="14pt"/>
    </style:style>
    <style:style style:name="T422" style:family="text">
      <style:text-properties style:use-window-font-color="true" style:font-name="Aegean:cv08=5" fo:font-size="16pt" fo:language="en" fo:country="US" style:font-size-asian="16pt" style:font-name-complex="Courier New1" style:font-size-complex="16pt"/>
    </style:style>
    <style:style style:name="T423" style:family="text">
      <style:text-properties style:use-window-font-color="true" style:font-name="Aegean:cv08=5" fo:font-size="16pt" style:font-size-asian="16pt" style:font-size-complex="16pt"/>
    </style:style>
    <style:style style:name="T424" style:family="text">
      <style:text-properties style:use-window-font-color="true" style:font-name="Aegean:cv08=6" fo:font-size="16pt" fo:language="en" fo:country="US" style:font-size-asian="16pt" style:font-name-complex="Courier New1" style:font-size-complex="16pt"/>
    </style:style>
    <style:style style:name="T425" style:family="text">
      <style:text-properties style:use-window-font-color="true" style:font-name="Aegean:cv08=6" fo:font-size="16pt" officeooo:rsid="002649d7" style:font-size-asian="16pt" style:font-size-complex="16pt"/>
    </style:style>
    <style:style style:name="T426" style:family="text">
      <style:text-properties style:use-window-font-color="true" style:font-name="Aegean:cv08=6" fo:font-size="12pt" fo:font-weight="normal" officeooo:rsid="00a6784f"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427" style:family="text">
      <style:text-properties style:use-window-font-color="true" style:font-name="Aegean:cv07=2" fo:font-size="16pt" fo:language="en" fo:country="US" style:font-size-asian="16pt" style:font-name-complex="Courier New1" style:font-size-complex="16pt"/>
    </style:style>
    <style:style style:name="T428" style:family="text">
      <style:text-properties style:use-window-font-color="true" style:font-name="Aegean:cv07=2" fo:font-size="16pt" style:font-size-asian="16pt" style:font-size-complex="16pt"/>
    </style:style>
    <style:style style:name="T429" style:family="text">
      <style:text-properties style:use-window-font-color="true" style:font-name="Aegean:cv07=3" fo:font-size="16pt" style:font-size-asian="16pt" style:font-size-complex="16pt"/>
    </style:style>
    <style:style style:name="T430" style:family="text">
      <style:text-properties style:use-window-font-color="true" style:font-name="Aegean:cv07=3" fo:font-size="16pt" fo:language="en" fo:country="US" style:font-size-asian="16pt" style:font-name-complex="Courier New1" style:font-size-complex="16pt"/>
    </style:style>
    <style:style style:name="T431" style:family="text">
      <style:text-properties style:use-window-font-color="true" style:font-name="Aegean:cv07=3" fo:font-size="12pt" officeooo:rsid="00466350" fo:background-color="transparent" loext:char-shading-value="0" style:font-name-asian="Times New Roman2" style:font-size-asian="12pt" style:language-asian="el" style:country-asian="GR" style:font-size-complex="12pt" style:language-complex="he" style:country-complex="IL"/>
    </style:style>
    <style:style style:name="T432" style:family="text">
      <style:text-properties style:use-window-font-color="true" style:font-name="Aegean:cv07=3" fo:font-size="12pt" officeooo:rsid="00a6784f" fo:background-color="transparent" loext:char-shading-value="0" style:font-name-asian="Times New Roman2" style:font-size-asian="12pt" style:language-asian="el" style:country-asian="GR" style:font-size-complex="12pt" style:language-complex="he" style:country-complex="IL"/>
    </style:style>
    <style:style style:name="T433" style:family="text">
      <style:text-properties style:use-window-font-color="true" style:font-name="Aegean:cv07=4" fo:font-size="16pt" fo:language="en" fo:country="US" style:font-size-asian="16pt" style:font-name-complex="Courier New1" style:font-size-complex="16pt"/>
    </style:style>
    <style:style style:name="T434" style:family="text">
      <style:text-properties style:use-window-font-color="true" style:font-name="Aegean:cv07=4" fo:font-size="16pt" fo:font-weight="normal" officeooo:rsid="0018f157" style:font-size-asian="16pt" style:font-weight-asian="normal" style:font-size-complex="16pt" style:font-weight-complex="normal"/>
    </style:style>
    <style:style style:name="T435" style:family="text">
      <style:text-properties style:use-window-font-color="true" style:font-name="Aegean:cv07=4" fo:language="en" fo:country="US" fo:font-weight="normal" officeooo:rsid="0018f157" style:font-weight-asian="normal" style:font-name-complex="Aegean1" style:font-weight-complex="normal"/>
    </style:style>
    <style:style style:name="T436" style:family="text">
      <style:text-properties style:use-window-font-color="true" style:font-name="Aegean:cv17=2" fo:font-size="16pt" fo:language="en" fo:country="US" style:font-size-asian="16pt" style:font-name-complex="Courier New1" style:font-size-complex="16pt"/>
    </style:style>
    <style:style style:name="T437" style:family="text">
      <style:text-properties style:use-window-font-color="true" style:font-name="Aegean:cv17=3" fo:font-size="16pt" fo:language="en" fo:country="US" style:font-size-asian="16pt" style:font-name-complex="Courier New1" style:font-size-complex="16pt"/>
    </style:style>
    <style:style style:name="T438" style:family="text">
      <style:text-properties style:use-window-font-color="true" style:font-name="Aegean:cv17=4" fo:font-size="16pt" fo:language="en" fo:country="US" style:font-size-asian="16pt" style:font-name-complex="Courier New1" style:font-size-complex="16pt"/>
    </style:style>
    <style:style style:name="T439" style:family="text">
      <style:text-properties style:use-window-font-color="true" style:font-name="Aegean:cv17=4" fo:font-size="12pt" style:font-size-asian="12pt" style:font-name-complex="Aegean1" style:font-size-complex="12pt"/>
    </style:style>
    <style:style style:name="T440" style:family="text">
      <style:text-properties style:use-window-font-color="true" style:font-name="Aegean:cv17=5" fo:font-size="16pt" fo:language="en" fo:country="US" style:font-size-asian="16pt" style:font-name-complex="Courier New1" style:font-size-complex="16pt"/>
    </style:style>
    <style:style style:name="T441" style:family="text">
      <style:text-properties style:use-window-font-color="true" style:font-name="Aegean:cv17=6" fo:font-size="16pt" fo:language="en" fo:country="US" style:font-size-asian="16pt" style:font-name-complex="Courier New1" style:font-size-complex="16pt"/>
    </style:style>
    <style:style style:name="T442" style:family="text">
      <style:text-properties style:use-window-font-color="true" style:font-name="Aegean:cv17=7" fo:font-size="16pt" fo:language="en" fo:country="US" style:font-size-asian="16pt" style:font-name-complex="Courier New1" style:font-size-complex="16pt"/>
    </style:style>
    <style:style style:name="T443" style:family="text">
      <style:text-properties style:use-window-font-color="true" style:font-name="Aegean:cv17=8" fo:font-size="16pt" fo:language="en" fo:country="US" style:font-size-asian="16pt" style:font-name-complex="Courier New1" style:font-size-complex="16pt"/>
    </style:style>
    <style:style style:name="T444" style:family="text">
      <style:text-properties style:use-window-font-color="true" style:font-name="Aegean:cv17=9" fo:font-size="16pt" fo:language="en" fo:country="US" style:font-size-asian="16pt" style:font-name-complex="Courier New1" style:font-size-complex="16pt"/>
    </style:style>
    <style:style style:name="T445" style:family="text">
      <style:text-properties style:use-window-font-color="true" style:font-name="Aegean:cv17=10" fo:font-size="16pt" fo:language="en" fo:country="US" style:font-size-asian="16pt" style:font-name-complex="Courier New1" style:font-size-complex="16pt"/>
    </style:style>
    <style:style style:name="T446" style:family="text">
      <style:text-properties style:use-window-font-color="true" style:font-name="Aegean:cv17=11" fo:font-size="16pt" fo:language="en" fo:country="US" style:font-size-asian="16pt" style:font-name-complex="Courier New1" style:font-size-complex="16pt"/>
    </style:style>
    <style:style style:name="T447" style:family="text">
      <style:text-properties style:use-window-font-color="true" style:font-name="Aegean:cv17=12" fo:font-size="16pt" fo:language="en" fo:country="US" style:font-size-asian="16pt" style:font-name-complex="Courier New1" style:font-size-complex="16pt"/>
    </style:style>
    <style:style style:name="T448" style:family="text">
      <style:text-properties style:use-window-font-color="true" style:font-name="Aegean:cv17=13" fo:font-size="16pt" fo:language="en" fo:country="US" style:font-size-asian="16pt" style:font-name-complex="Courier New1" style:font-size-complex="16pt"/>
    </style:style>
    <style:style style:name="T449" style:family="text">
      <style:text-properties style:use-window-font-color="true" style:font-name="Aegean:cv17=14" fo:font-size="16pt" fo:language="en" fo:country="US" style:font-size-asian="16pt" style:font-name-complex="Courier New1" style:font-size-complex="16pt"/>
    </style:style>
    <style:style style:name="T450" style:family="text">
      <style:text-properties style:use-window-font-color="true" style:font-name="Aegean:cv17=15" fo:font-size="16pt" fo:language="en" fo:country="US" style:font-size-asian="16pt" style:font-name-complex="Courier New1" style:font-size-complex="16pt"/>
    </style:style>
    <style:style style:name="T451" style:family="text">
      <style:text-properties style:use-window-font-color="true" style:font-name="Aegean:cv20" fo:font-size="16pt" fo:language="en" fo:country="US" style:font-size-asian="16pt" style:font-name-complex="Courier New1" style:font-size-complex="16pt"/>
    </style:style>
    <style:style style:name="T452" style:family="text">
      <style:text-properties style:use-window-font-color="true" style:font-name="Aegean:cv20=2" fo:font-size="16pt" fo:language="en" fo:country="US" style:font-size-asian="16pt" style:font-name-complex="Courier New1" style:font-size-complex="16pt"/>
    </style:style>
    <style:style style:name="T453" style:family="text">
      <style:text-properties style:use-window-font-color="true" style:font-name="Aegean:cv20=3" fo:font-size="16pt" fo:language="en" fo:country="US" style:font-size-asian="16pt" style:font-name-complex="Courier New1" style:font-size-complex="16pt"/>
    </style:style>
    <style:style style:name="T454" style:family="text">
      <style:text-properties style:use-window-font-color="true" style:font-name="Aegean:cv20=4" fo:font-size="16pt" fo:language="en" fo:country="US" style:font-size-asian="16pt" style:font-name-complex="Courier New1" style:font-size-complex="16pt"/>
    </style:style>
    <style:style style:name="T455" style:family="text">
      <style:text-properties style:use-window-font-color="true" style:font-name="Aegean:cv20=5" fo:font-size="16pt" fo:language="en" fo:country="US" style:font-size-asian="16pt" style:font-name-complex="Courier New1" style:font-size-complex="16pt"/>
    </style:style>
    <style:style style:name="T456" style:family="text">
      <style:text-properties style:use-window-font-color="true" style:font-name="Aegean:cv20=6" fo:font-size="16pt" fo:language="en" fo:country="US" style:font-size-asian="16pt" style:font-name-complex="Courier New1" style:font-size-complex="16pt"/>
    </style:style>
    <style:style style:name="T457" style:family="text">
      <style:text-properties style:use-window-font-color="true" style:font-name="Aegean:cv20=7" fo:font-size="16pt" fo:language="en" fo:country="US" style:font-size-asian="16pt" style:font-name-complex="Courier New1" style:font-size-complex="16pt"/>
    </style:style>
    <style:style style:name="T458" style:family="text">
      <style:text-properties style:use-window-font-color="true" style:font-name="Aegean:cv20=8" fo:font-size="16pt" fo:language="en" fo:country="US" style:font-size-asian="16pt" style:font-name-complex="Courier New1" style:font-size-complex="16pt"/>
    </style:style>
    <style:style style:name="T459" style:family="text">
      <style:text-properties style:use-window-font-color="true" style:font-name="Aegean:cv20=9" fo:font-size="16pt" fo:language="en" fo:country="US" style:font-size-asian="16pt" style:font-name-complex="Courier New1" style:font-size-complex="16pt"/>
    </style:style>
    <style:style style:name="T460" style:family="text">
      <style:text-properties style:use-window-font-color="true" style:font-name="Aegean:cv20=10" fo:font-size="16pt" fo:language="en" fo:country="US" style:font-size-asian="16pt" style:font-name-complex="Courier New1" style:font-size-complex="16pt"/>
    </style:style>
    <style:style style:name="T461" style:family="text">
      <style:text-properties style:use-window-font-color="true" style:font-name="Aegean:cv20=11" fo:font-size="16pt" fo:language="en" fo:country="US" style:font-size-asian="16pt" style:font-name-complex="Courier New1" style:font-size-complex="16pt"/>
    </style:style>
    <style:style style:name="T462" style:family="text">
      <style:text-properties style:use-window-font-color="true" style:font-name="Aegean:cv20=12" fo:font-size="16pt" fo:language="en" fo:country="US" style:font-size-asian="16pt" style:font-name-complex="Courier New1" style:font-size-complex="16pt"/>
    </style:style>
    <style:style style:name="T463" style:family="text">
      <style:text-properties style:use-window-font-color="true" style:font-name="Aegean:cv20=13" fo:font-size="16pt" fo:language="en" fo:country="US" style:font-size-asian="16pt" style:font-name-complex="Courier New1" style:font-size-complex="16pt"/>
    </style:style>
    <style:style style:name="T464" style:family="text">
      <style:text-properties style:use-window-font-color="true" style:font-name="Aegean:cv20=14" fo:font-size="16pt" fo:language="en" fo:country="US" style:font-size-asian="16pt" style:font-name-complex="Courier New1" style:font-size-complex="16pt"/>
    </style:style>
    <style:style style:name="T465" style:family="text">
      <style:text-properties style:use-window-font-color="true" style:font-name="Aegean:cv20=15" fo:font-size="16pt" fo:language="en" fo:country="US" style:font-size-asian="16pt" style:font-name-complex="Courier New1" style:font-size-complex="16pt"/>
    </style:style>
    <style:style style:name="T466" style:family="text">
      <style:text-properties style:use-window-font-color="true" style:font-name="Aegean:cv20=16" fo:font-size="16pt" fo:language="en" fo:country="US" style:font-size-asian="16pt" style:font-name-complex="Courier New1" style:font-size-complex="16pt"/>
    </style:style>
    <style:style style:name="T467" style:family="text">
      <style:text-properties style:use-window-font-color="true" style:font-name="Aegean:cv20=17" fo:font-size="16pt" fo:language="en" fo:country="US" style:font-size-asian="16pt" style:font-name-complex="Courier New1" style:font-size-complex="16pt"/>
    </style:style>
    <style:style style:name="T468" style:family="text">
      <style:text-properties style:use-window-font-color="true" style:font-name="Aegean:cv20=18" fo:font-size="16pt" fo:language="en" fo:country="US" style:font-size-asian="16pt" style:font-name-complex="Courier New1" style:font-size-complex="16pt"/>
    </style:style>
    <style:style style:name="T469" style:family="text">
      <style:text-properties style:use-window-font-color="true" style:font-name="Aegean:cv20=19" fo:font-size="16pt" fo:language="en" fo:country="US" style:font-size-asian="16pt" style:font-name-complex="Courier New1" style:font-size-complex="16pt"/>
    </style:style>
    <style:style style:name="T470" style:family="text">
      <style:text-properties style:use-window-font-color="true" style:font-name="Aegean:cv20=20" fo:font-size="16pt" fo:language="en" fo:country="US" style:font-size-asian="16pt" style:font-name-complex="Courier New1" style:font-size-complex="16pt"/>
    </style:style>
    <style:style style:name="T471" style:family="text">
      <style:text-properties style:use-window-font-color="true" style:font-name="Aegean:cv13" fo:font-size="16pt" fo:language="en" fo:country="US" style:font-size-asian="16pt" style:font-name-complex="Courier New1" style:font-size-complex="16pt"/>
    </style:style>
    <style:style style:name="T472" style:family="text">
      <style:text-properties style:use-window-font-color="true" style:font-name="Aegean:cv13=2" fo:font-size="16pt" fo:language="en" fo:country="US" style:font-size-asian="16pt" style:font-name-complex="Courier New1" style:font-size-complex="16pt"/>
    </style:style>
    <style:style style:name="T473" style:family="text">
      <style:text-properties style:use-window-font-color="true" style:font-name="Aegean:cv13=3" fo:font-size="16pt" fo:language="en" fo:country="US" style:font-size-asian="16pt" style:font-name-complex="Courier New1" style:font-size-complex="16pt"/>
    </style:style>
    <style:style style:name="T474" style:family="text">
      <style:text-properties style:use-window-font-color="true" style:font-name="Aegean:cv13=3" fo:language="en" fo:country="US" fo:font-weight="normal" officeooo:rsid="002649d7" style:font-weight-asian="normal" style:font-name-complex="Aegean1" style:font-weight-complex="normal"/>
    </style:style>
    <style:style style:name="T475" style:family="text">
      <style:text-properties style:use-window-font-color="true" style:font-name="Aegean:cv13=4" fo:font-size="16pt" fo:language="en" fo:country="US" style:font-size-asian="16pt" style:font-name-complex="Courier New1" style:font-size-complex="16pt"/>
    </style:style>
    <style:style style:name="T476" style:family="text">
      <style:text-properties style:use-window-font-color="true" style:font-name="Aegean:cv13=5" fo:font-size="16pt" fo:language="en" fo:country="US" style:font-size-asian="16pt" style:font-name-complex="Courier New1" style:font-size-complex="16pt"/>
    </style:style>
    <style:style style:name="T477" style:family="text">
      <style:text-properties style:use-window-font-color="true" style:font-name="Aegean:cv13=6" fo:font-size="16pt" fo:language="en" fo:country="US" style:font-size-asian="16pt" style:font-name-complex="Courier New1" style:font-size-complex="16pt"/>
    </style:style>
    <style:style style:name="T478" style:family="text">
      <style:text-properties style:use-window-font-color="true" style:font-name="Aegean:cv13=7" fo:font-size="16pt" fo:language="en" fo:country="US" style:font-size-asian="16pt" style:font-name-complex="Courier New1" style:font-size-complex="16pt"/>
    </style:style>
    <style:style style:name="T479" style:family="text">
      <style:text-properties style:use-window-font-color="true" style:font-name="Aegean:cv13=8" fo:font-size="16pt" fo:language="en" fo:country="US" style:font-size-asian="16pt" style:font-name-complex="Courier New1" style:font-size-complex="16pt"/>
    </style:style>
    <style:style style:name="T480" style:family="text">
      <style:text-properties style:use-window-font-color="true" style:font-name="Aegean:cv13=8" fo:language="en" fo:country="US" fo:font-weight="normal" officeooo:rsid="002649d7" style:font-weight-asian="normal" style:font-name-complex="Aegean1" style:font-weight-complex="normal"/>
    </style:style>
    <style:style style:name="T481" style:family="text">
      <style:text-properties style:use-window-font-color="true" style:font-name="Aegean:cv13=9" fo:font-size="16pt" fo:language="en" fo:country="US" style:font-size-asian="16pt" style:font-name-complex="Courier New1" style:font-size-complex="16pt"/>
    </style:style>
    <style:style style:name="T482" style:family="text">
      <style:text-properties style:use-window-font-color="true" style:font-name="Aegean:cv13=9" fo:language="en" fo:country="US" fo:font-weight="normal" officeooo:rsid="002649d7" style:font-weight-asian="normal" style:font-name-complex="Aegean1" style:font-weight-complex="normal"/>
    </style:style>
    <style:style style:name="T483" style:family="text">
      <style:text-properties style:use-window-font-color="true" style:font-name="Aegean:cv13=10" fo:font-size="16pt" fo:language="en" fo:country="US" style:font-size-asian="16pt" style:font-name-complex="Courier New1" style:font-size-complex="16pt"/>
    </style:style>
    <style:style style:name="T484" style:family="text">
      <style:text-properties style:use-window-font-color="true" style:font-name="Aegean:cv13=11" fo:font-size="16pt" fo:language="en" fo:country="US" style:font-size-asian="16pt" style:font-name-complex="Courier New1" style:font-size-complex="16pt"/>
    </style:style>
    <style:style style:name="T485" style:family="text">
      <style:text-properties style:use-window-font-color="true" style:font-name="Aegean:cv13=12" fo:font-size="16pt" fo:language="en" fo:country="US" style:font-size-asian="16pt" style:font-name-complex="Courier New1" style:font-size-complex="16pt"/>
    </style:style>
    <style:style style:name="T486" style:family="text">
      <style:text-properties style:use-window-font-color="true" style:font-name="Aegean:cv13=13" fo:font-size="16pt" fo:language="en" fo:country="US" style:font-size-asian="16pt" style:font-name-complex="Courier New1" style:font-size-complex="16pt"/>
    </style:style>
    <style:style style:name="T487" style:family="text">
      <style:text-properties style:use-window-font-color="true" style:font-name="Aegean:cv13=13" fo:language="el" fo:country="GR" fo:font-weight="normal" officeooo:rsid="00f55d34" fo:background-color="transparent" loext:char-shading-value="0" style:font-weight-asian="normal" style:font-name-complex="Aegean1" style:font-weight-complex="normal"/>
    </style:style>
    <style:style style:name="T488" style:family="text">
      <style:text-properties style:use-window-font-color="true" style:font-name="Aegean:cv10" fo:font-size="16pt" fo:language="en" fo:country="US" style:font-size-asian="16pt" style:font-name-complex="Courier New1" style:font-size-complex="16pt"/>
    </style:style>
    <style:style style:name="T489" style:family="text">
      <style:text-properties style:use-window-font-color="true" style:font-name="Aegean:cv10" fo:font-size="16pt" style:font-size-asian="16pt" style:font-size-complex="16pt"/>
    </style:style>
    <style:style style:name="T490" style:family="text">
      <style:text-properties style:use-window-font-color="true" style:font-name="Aegean:cv10" fo:font-size="12pt" fo:font-weight="normal" officeooo:rsid="0018f157"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491" style:family="text">
      <style:text-properties style:use-window-font-color="true" style:font-name="Aegean:cv10" fo:font-size="12pt" fo:font-weight="normal" officeooo:rsid="00a6784f"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492" style:family="text">
      <style:text-properties style:use-window-font-color="true" style:font-name="Aegean:cv10" fo:font-size="14pt" style:font-size-asian="14pt" style:font-size-complex="14pt"/>
    </style:style>
    <style:style style:name="T493" style:family="text">
      <style:text-properties style:use-window-font-color="true" style:font-name="Aegean:cv10" fo:font-size="14pt" officeooo:rsid="002649d7" style:font-size-asian="14pt" style:font-size-complex="14pt"/>
    </style:style>
    <style:style style:name="T494" style:family="text">
      <style:text-properties style:use-window-font-color="true" style:font-name="Aegean:cv10=2" fo:font-size="16pt" fo:language="en" fo:country="US" style:font-size-asian="16pt" style:font-name-complex="Courier New1" style:font-size-complex="16pt"/>
    </style:style>
    <style:style style:name="T495" style:family="text">
      <style:text-properties style:use-window-font-color="true" style:font-name="Aegean:cv10=2" fo:font-size="16pt" style:font-size-asian="16pt" style:font-size-complex="16pt"/>
    </style:style>
    <style:style style:name="T496" style:family="text">
      <style:text-properties style:use-window-font-color="true" style:font-name="Aegean:cv10=3" fo:font-size="16pt" fo:language="en" fo:country="US" style:font-size-asian="16pt" style:font-name-complex="Courier New1" style:font-size-complex="16pt"/>
    </style:style>
    <style:style style:name="T497" style:family="text">
      <style:text-properties style:use-window-font-color="true" style:font-name="Aegean:cv10=3" fo:font-size="16pt" style:font-size-asian="16pt" style:font-size-complex="16pt"/>
    </style:style>
    <style:style style:name="T498" style:family="text">
      <style:text-properties style:use-window-font-color="true" style:font-name="Aegean:cv10=4" fo:font-size="16pt" fo:language="en" fo:country="US" style:font-size-asian="16pt" style:font-name-complex="Courier New1" style:font-size-complex="16pt"/>
    </style:style>
    <style:style style:name="T499" style:family="text">
      <style:text-properties style:use-window-font-color="true" style:font-name="Aegean:cv10=4" fo:font-size="16pt" style:font-size-asian="16pt" style:font-size-complex="16pt"/>
    </style:style>
    <style:style style:name="T500" style:family="text">
      <style:text-properties style:use-window-font-color="true" style:font-name="Aegean:cv10=4" fo:font-size="12pt" fo:font-weight="normal" officeooo:rsid="00466350"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501" style:family="text">
      <style:text-properties style:use-window-font-color="true" style:font-name="Aegean:cv10=4" fo:font-size="12pt" fo:font-weight="normal" officeooo:rsid="00a6784f"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502" style:family="text">
      <style:text-properties style:use-window-font-color="true" style:font-name="Aegean:cv10=5" fo:font-size="16pt" fo:language="en" fo:country="US" style:font-size-asian="16pt" style:font-name-complex="Courier New1" style:font-size-complex="16pt"/>
    </style:style>
    <style:style style:name="T503" style:family="text">
      <style:text-properties style:use-window-font-color="true" style:font-name="Aegean:cv10=5" fo:font-size="16pt" style:font-size-asian="16pt" style:font-size-complex="16pt"/>
    </style:style>
    <style:style style:name="T504" style:family="text">
      <style:text-properties style:use-window-font-color="true" style:font-name="Aegean:cv10=5" fo:font-size="12pt" fo:font-weight="normal" officeooo:rsid="00466350"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505" style:family="text">
      <style:text-properties style:use-window-font-color="true" style:font-name="Aegean:cv10=5" fo:font-size="12pt" fo:font-weight="normal" officeooo:rsid="00a6784f"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506" style:family="text">
      <style:text-properties style:use-window-font-color="true" style:font-name="Aegean:cv10=6" fo:font-size="16pt" fo:language="en" fo:country="US" style:font-size-asian="16pt" style:font-name-complex="Courier New1" style:font-size-complex="16pt"/>
    </style:style>
    <style:style style:name="T507" style:family="text">
      <style:text-properties style:use-window-font-color="true" style:font-name="Aegean:cv10=6" fo:font-size="16pt" officeooo:rsid="002649d7" style:font-size-asian="16pt" style:font-size-complex="16pt"/>
    </style:style>
    <style:style style:name="T508" style:family="text">
      <style:text-properties style:use-window-font-color="true" style:font-name="Aegean:cv10=6" fo:language="en" fo:country="US" fo:font-weight="normal" officeooo:rsid="0021dac9" style:font-weight-asian="normal" style:font-name-complex="Aegean1" style:font-weight-complex="normal"/>
    </style:style>
    <style:style style:name="T509" style:family="text">
      <style:text-properties style:use-window-font-color="true" style:font-name="Aegean:cv10=6" fo:font-size="14pt" officeooo:rsid="002649d7" style:font-size-asian="14pt" style:font-size-complex="14pt"/>
    </style:style>
    <style:style style:name="T510" style:family="text">
      <style:text-properties style:use-window-font-color="true" style:font-name="Aegean:cv10=7" fo:font-size="16pt" fo:language="en" fo:country="US" style:font-size-asian="16pt" style:font-name-complex="Courier New1" style:font-size-complex="16pt"/>
    </style:style>
    <style:style style:name="T511" style:family="text">
      <style:text-properties style:use-window-font-color="true" style:font-name="Aegean:cv10=7" fo:font-size="16pt" officeooo:rsid="002649d7" style:font-size-asian="16pt" style:font-size-complex="16pt"/>
    </style:style>
    <style:style style:name="T512" style:family="text">
      <style:text-properties style:use-window-font-color="true" style:font-name="Aegean:cv10=7" fo:language="en" fo:country="US" fo:font-weight="normal" officeooo:rsid="002649d7" style:font-weight-asian="normal" style:font-name-complex="Aegean1" style:font-weight-complex="normal"/>
    </style:style>
    <style:style style:name="T513" style:family="text">
      <style:text-properties style:use-window-font-color="true" style:font-name="Aegean:cv10=8" fo:font-size="16pt" fo:language="en" fo:country="US" style:font-size-asian="16pt" style:font-name-complex="Courier New1" style:font-size-complex="16pt"/>
    </style:style>
    <style:style style:name="T514" style:family="text">
      <style:text-properties style:use-window-font-color="true" style:font-name="Aegean:cv10=8" fo:font-size="16pt" officeooo:rsid="002649d7" style:font-size-asian="16pt" style:font-size-complex="16pt"/>
    </style:style>
    <style:style style:name="T515" style:family="text">
      <style:text-properties style:use-window-font-color="true" style:font-name="Aegean:cv10=8" fo:language="en" fo:country="US" fo:font-weight="normal" officeooo:rsid="0021dac9" style:font-weight-asian="normal" style:font-name-complex="Aegean1" style:font-weight-complex="normal"/>
    </style:style>
    <style:style style:name="T516" style:family="text">
      <style:text-properties style:use-window-font-color="true" style:font-name="Aegean:cv10=8" fo:language="en" fo:country="US" fo:font-weight="normal" officeooo:rsid="002649d7" style:font-weight-asian="normal" style:font-name-complex="Aegean1" style:font-weight-complex="normal"/>
    </style:style>
    <style:style style:name="T517" style:family="text">
      <style:text-properties style:use-window-font-color="true" style:font-name="Aegean:cv10=8" fo:font-size="14pt" officeooo:rsid="002649d7" style:font-size-asian="14pt" style:font-size-complex="14pt"/>
    </style:style>
    <style:style style:name="T518" style:family="text">
      <style:text-properties style:use-window-font-color="true" style:font-name="Aegean:cv10=9" fo:font-size="16pt" fo:language="en" fo:country="US" style:font-size-asian="16pt" style:font-name-complex="Courier New1" style:font-size-complex="16pt"/>
    </style:style>
    <style:style style:name="T519" style:family="text">
      <style:text-properties style:use-window-font-color="true" style:font-name="Aegean:cv10=9" fo:font-size="16pt" officeooo:rsid="002649d7" style:font-size-asian="16pt" style:font-size-complex="16pt"/>
    </style:style>
    <style:style style:name="T520" style:family="text">
      <style:text-properties style:use-window-font-color="true" style:font-name="Aegean:cv10=9" fo:language="en" fo:country="US" fo:font-weight="normal" officeooo:rsid="0021dac9" style:font-weight-asian="normal" style:font-name-complex="Aegean1" style:font-weight-complex="normal"/>
    </style:style>
    <style:style style:name="T521" style:family="text">
      <style:text-properties style:use-window-font-color="true" style:font-name="Aegean:cv10=9" fo:language="en" fo:country="US" officeooo:rsid="002649d7" style:font-name-complex="Aegean1"/>
    </style:style>
    <style:style style:name="T522" style:family="text">
      <style:text-properties style:use-window-font-color="true" style:font-name="Aegean:cv10=9" fo:font-size="14pt" officeooo:rsid="002649d7" style:font-size-asian="14pt" style:font-size-complex="14pt"/>
    </style:style>
    <style:style style:name="T523" style:family="text">
      <style:text-properties style:use-window-font-color="true" style:font-name="Aegean:cv10=10" fo:font-size="16pt" fo:language="en" fo:country="US" style:font-size-asian="16pt" style:font-name-complex="Courier New1" style:font-size-complex="16pt"/>
    </style:style>
    <style:style style:name="T524" style:family="text">
      <style:text-properties style:use-window-font-color="true" style:font-name="Aegean:cv10=10" fo:font-size="16pt" officeooo:rsid="002649d7" style:font-size-asian="16pt" style:font-size-complex="16pt"/>
    </style:style>
    <style:style style:name="T525" style:family="text">
      <style:text-properties style:use-window-font-color="true" style:font-name="Aegean:cv22" fo:font-size="16pt" fo:language="en" fo:country="US" style:font-size-asian="16pt" style:font-name-complex="Courier New1" style:font-size-complex="16pt"/>
    </style:style>
    <style:style style:name="T526" style:family="text">
      <style:text-properties style:use-window-font-color="true" style:font-name="Aegean:cv22=2" fo:font-size="16pt" fo:language="en" fo:country="US" style:font-size-asian="16pt" style:font-name-complex="Courier New1" style:font-size-complex="16pt"/>
    </style:style>
    <style:style style:name="T527" style:family="text">
      <style:text-properties style:use-window-font-color="true" style:font-name="Aegean:cv22=3" fo:font-size="16pt" fo:language="en" fo:country="US" style:font-size-asian="16pt" style:font-name-complex="Courier New1" style:font-size-complex="16pt"/>
    </style:style>
    <style:style style:name="T528" style:family="text">
      <style:text-properties style:use-window-font-color="true" style:font-name="Aegean:cv22=4" fo:font-size="16pt" fo:language="en" fo:country="US" style:font-size-asian="16pt" style:font-name-complex="Courier New1" style:font-size-complex="16pt"/>
    </style:style>
    <style:style style:name="T529" style:family="text">
      <style:text-properties style:use-window-font-color="true" style:font-name="Aegean:cv22=5" fo:font-size="16pt" fo:language="en" fo:country="US" style:font-size-asian="16pt" style:font-name-complex="Courier New1" style:font-size-complex="16pt"/>
    </style:style>
    <style:style style:name="T530" style:family="text">
      <style:text-properties style:use-window-font-color="true" style:font-name="Aegean:cv22=6" fo:font-size="16pt" fo:language="en" fo:country="US" style:font-size-asian="16pt" style:font-name-complex="Courier New1" style:font-size-complex="16pt"/>
    </style:style>
    <style:style style:name="T531" style:family="text">
      <style:text-properties style:use-window-font-color="true" style:font-name="Aegean:cv22=7" fo:font-size="16pt" fo:language="en" fo:country="US" style:font-size-asian="16pt" style:font-name-complex="Courier New1" style:font-size-complex="16pt"/>
    </style:style>
    <style:style style:name="T532" style:family="text">
      <style:text-properties style:use-window-font-color="true" style:font-name="Aegean:cv22=8" fo:font-size="16pt" fo:language="en" fo:country="US" style:font-size-asian="16pt" style:font-name-complex="Courier New1" style:font-size-complex="16pt"/>
    </style:style>
    <style:style style:name="T533" style:family="text">
      <style:text-properties style:use-window-font-color="true" style:font-name="Aegean:cv22=9" fo:font-size="16pt" fo:language="en" fo:country="US" style:font-size-asian="16pt" style:font-name-complex="Courier New1" style:font-size-complex="16pt"/>
    </style:style>
    <style:style style:name="T534" style:family="text">
      <style:text-properties style:use-window-font-color="true" style:font-name="Aegean:cv22=10" fo:font-size="16pt" fo:language="en" fo:country="US" style:font-size-asian="16pt" style:font-name-complex="Courier New1" style:font-size-complex="16pt"/>
    </style:style>
    <style:style style:name="T535" style:family="text">
      <style:text-properties style:use-window-font-color="true" style:font-name="Aegean:cv22=11" fo:font-size="16pt" fo:language="en" fo:country="US" style:font-size-asian="16pt" style:font-name-complex="Courier New1" style:font-size-complex="16pt"/>
    </style:style>
    <style:style style:name="T536" style:family="text">
      <style:text-properties style:use-window-font-color="true" style:font-name="Aegean:cv22=12" fo:font-size="16pt" fo:language="en" fo:country="US" style:font-size-asian="16pt" style:font-name-complex="Courier New1" style:font-size-complex="16pt"/>
    </style:style>
    <style:style style:name="T537" style:family="text">
      <style:text-properties style:use-window-font-color="true" style:font-name="Aegean:cv22=13" fo:font-size="16pt" fo:language="en" fo:country="US" style:font-size-asian="16pt" style:font-name-complex="Courier New1" style:font-size-complex="16pt"/>
    </style:style>
    <style:style style:name="T538" style:family="text">
      <style:text-properties style:use-window-font-color="true" style:font-name="Aegean:cv22=14" fo:font-size="16pt" fo:language="en" fo:country="US" style:font-size-asian="16pt" style:font-name-complex="Courier New1" style:font-size-complex="16pt"/>
    </style:style>
    <style:style style:name="T539" style:family="text">
      <style:text-properties style:use-window-font-color="true" style:font-name="Aegean:cv22=15" fo:font-size="16pt" fo:language="en" fo:country="US" style:font-size-asian="16pt" style:font-name-complex="Courier New1" style:font-size-complex="16pt"/>
    </style:style>
    <style:style style:name="T540" style:family="text">
      <style:text-properties style:use-window-font-color="true" style:font-name="Aegean:cv22=16" fo:font-size="16pt" fo:language="en" fo:country="US" style:font-size-asian="16pt" style:font-name-complex="Courier New1" style:font-size-complex="16pt"/>
    </style:style>
    <style:style style:name="T541" style:family="text">
      <style:text-properties style:use-window-font-color="true" style:font-name="Aegean:cv22=17" fo:font-size="16pt" fo:language="en" fo:country="US" style:font-size-asian="16pt" style:font-name-complex="Courier New1" style:font-size-complex="16pt"/>
    </style:style>
    <style:style style:name="T542" style:family="text">
      <style:text-properties style:use-window-font-color="true" style:font-name="Aegean:cv22=18" fo:font-size="16pt" fo:language="en" fo:country="US" style:font-size-asian="16pt" style:font-name-complex="Courier New1" style:font-size-complex="16pt"/>
    </style:style>
    <style:style style:name="T543" style:family="text">
      <style:text-properties style:use-window-font-color="true" style:font-name="Aegean:cv22=19" fo:font-size="16pt" fo:language="en" fo:country="US" style:font-size-asian="16pt" style:font-name-complex="Courier New1" style:font-size-complex="16pt"/>
    </style:style>
    <style:style style:name="T544" style:family="text">
      <style:text-properties style:use-window-font-color="true" style:font-name="Aegean:cv22=20" fo:font-size="16pt" fo:language="en" fo:country="US" style:font-size-asian="16pt" style:font-name-complex="Courier New1" style:font-size-complex="16pt"/>
    </style:style>
    <style:style style:name="T545" style:family="text">
      <style:text-properties style:use-window-font-color="true" style:font-name="Aegean:cv22=21" fo:font-size="16pt" fo:language="en" fo:country="US" style:font-size-asian="16pt" style:font-name-complex="Courier New1" style:font-size-complex="16pt"/>
    </style:style>
    <style:style style:name="T546" style:family="text">
      <style:text-properties style:use-window-font-color="true" style:font-name="Aegean:cv22=22" fo:font-size="16pt" fo:language="en" fo:country="US" style:font-size-asian="16pt" style:font-name-complex="Courier New1" style:font-size-complex="16pt"/>
    </style:style>
    <style:style style:name="T547" style:family="text">
      <style:text-properties style:use-window-font-color="true" style:font-name="Aegean:cv09" fo:font-size="16pt" fo:language="en" fo:country="US" style:font-size-asian="16pt" style:font-name-complex="Courier New1" style:font-size-complex="16pt"/>
    </style:style>
    <style:style style:name="T548" style:family="text">
      <style:text-properties style:use-window-font-color="true" style:font-name="Aegean:cv09" fo:font-size="16pt" style:font-size-asian="16pt" style:font-size-complex="16pt"/>
    </style:style>
    <style:style style:name="T549" style:family="text">
      <style:text-properties style:use-window-font-color="true" style:font-name="Aegean:cv09" fo:font-size="16pt" fo:background-color="transparent" loext:char-shading-value="0" style:font-size-asian="16pt" style:font-name-complex="Aegean1" style:font-size-complex="16pt"/>
    </style:style>
    <style:style style:name="T550" style:family="text">
      <style:text-properties style:use-window-font-color="true" style:font-name="Aegean:cv09" fo:font-size="16pt" fo:background-color="transparent" loext:char-shading-value="0" style:font-size-asian="16pt" style:font-size-complex="16pt"/>
    </style:style>
    <style:style style:name="T551" style:family="text">
      <style:text-properties style:use-window-font-color="true" style:font-name="Aegean:cv09" fo:font-size="14pt" style:font-size-asian="14pt" style:font-size-complex="14pt"/>
    </style:style>
    <style:style style:name="T552" style:family="text">
      <style:text-properties style:use-window-font-color="true" style:font-name="Aegean:cv09" style:font-name-complex="Aegean1"/>
    </style:style>
    <style:style style:name="T553" style:family="text">
      <style:text-properties style:use-window-font-color="true" style:font-name="Aegean:cv09=2" fo:font-size="16pt" fo:language="en" fo:country="US" style:font-size-asian="16pt" style:font-name-complex="Courier New1" style:font-size-complex="16pt"/>
    </style:style>
    <style:style style:name="T554" style:family="text">
      <style:text-properties style:use-window-font-color="true" style:font-name="Aegean:cv09=2" fo:font-size="16pt" style:font-size-asian="16pt" style:font-size-complex="16pt"/>
    </style:style>
    <style:style style:name="T555" style:family="text">
      <style:text-properties style:use-window-font-color="true" style:font-name="Aegean:cv09=2" fo:font-size="16pt" fo:background-color="transparent" loext:char-shading-value="0" style:font-size-asian="16pt" style:font-name-complex="Aegean1" style:font-size-complex="16pt"/>
    </style:style>
    <style:style style:name="T556" style:family="text">
      <style:text-properties style:use-window-font-color="true" style:font-name="Aegean:cv09=2" fo:font-size="16pt" fo:background-color="transparent" loext:char-shading-value="0" style:font-size-asian="16pt" style:font-size-complex="16pt"/>
    </style:style>
    <style:style style:name="T557" style:family="text">
      <style:text-properties style:use-window-font-color="true" style:font-name="Aegean:cv09=3" fo:font-size="16pt" fo:language="en" fo:country="US" style:font-size-asian="16pt" style:font-name-complex="Courier New1" style:font-size-complex="16pt"/>
    </style:style>
    <style:style style:name="T558" style:family="text">
      <style:text-properties style:use-window-font-color="true" style:font-name="Aegean:cv09=3" fo:font-size="16pt" style:font-size-asian="16pt" style:font-size-complex="16pt"/>
    </style:style>
    <style:style style:name="T559" style:family="text">
      <style:text-properties style:use-window-font-color="true" style:font-name="Aegean:cv09=3" fo:font-size="16pt" fo:background-color="transparent" loext:char-shading-value="0" style:font-size-asian="16pt" style:font-name-complex="Aegean1" style:font-size-complex="16pt"/>
    </style:style>
    <style:style style:name="T560" style:family="text">
      <style:text-properties style:use-window-font-color="true" style:font-name="Aegean:cv09=3" fo:font-size="16pt" fo:background-color="transparent" loext:char-shading-value="0" style:font-size-asian="16pt" style:font-size-complex="16pt"/>
    </style:style>
    <style:style style:name="T561" style:family="text">
      <style:text-properties style:use-window-font-color="true" style:font-name="Aegean:cv09=3" fo:font-size="14pt" style:font-size-asian="14pt" style:font-size-complex="14pt"/>
    </style:style>
    <style:style style:name="T562" style:family="text">
      <style:text-properties style:use-window-font-color="true" style:font-name="Aegean:cv09=3" style:font-name-complex="Aegean1"/>
    </style:style>
    <style:style style:name="T563" style:family="text">
      <style:text-properties style:use-window-font-color="true" style:font-name="Aegean:cv09=3" fo:language="en" fo:country="US" fo:font-weight="normal" officeooo:rsid="002649d7" fo:background-color="transparent" loext:char-shading-value="0" style:font-weight-asian="normal" style:font-name-complex="Aegean1" style:font-weight-complex="normal"/>
    </style:style>
    <style:style style:name="T564" style:family="text">
      <style:text-properties style:use-window-font-color="true" style:font-name="Aegean:cv09=4" fo:font-size="16pt" fo:language="en" fo:country="US" style:font-size-asian="16pt" style:font-name-complex="Courier New1" style:font-size-complex="16pt"/>
    </style:style>
    <style:style style:name="T565" style:family="text">
      <style:text-properties style:use-window-font-color="true" style:font-name="Aegean:cv09=4" fo:font-size="16pt" style:font-size-asian="16pt" style:font-size-complex="16pt"/>
    </style:style>
    <style:style style:name="T566" style:family="text">
      <style:text-properties style:use-window-font-color="true" style:font-name="Aegean:cv09=4" fo:font-size="16pt" fo:background-color="transparent" loext:char-shading-value="0" style:font-size-asian="16pt" style:font-name-complex="Aegean1" style:font-size-complex="16pt"/>
    </style:style>
    <style:style style:name="T567" style:family="text">
      <style:text-properties style:use-window-font-color="true" style:font-name="Aegean:cv09=4" fo:font-size="16pt" fo:background-color="transparent" loext:char-shading-value="0" style:font-size-asian="16pt" style:font-size-complex="16pt"/>
    </style:style>
    <style:style style:name="T568" style:family="text">
      <style:text-properties style:use-window-font-color="true" style:font-name="Aegean:cv09=5" fo:font-size="16pt" fo:language="en" fo:country="US" style:font-size-asian="16pt" style:font-name-complex="Courier New1" style:font-size-complex="16pt"/>
    </style:style>
    <style:style style:name="T569" style:family="text">
      <style:text-properties style:use-window-font-color="true" style:font-name="Aegean:cv09=5" fo:font-size="16pt" style:font-size-asian="16pt" style:font-size-complex="16pt"/>
    </style:style>
    <style:style style:name="T570" style:family="text">
      <style:text-properties style:use-window-font-color="true" style:font-name="Aegean:cv09=5" fo:font-size="16pt" fo:background-color="transparent" loext:char-shading-value="0" style:font-size-asian="16pt" style:font-name-complex="Aegean1" style:font-size-complex="16pt"/>
    </style:style>
    <style:style style:name="T571" style:family="text">
      <style:text-properties style:use-window-font-color="true" style:font-name="Aegean:cv09=5" fo:font-size="16pt" fo:background-color="transparent" loext:char-shading-value="0" style:font-size-asian="16pt" style:font-size-complex="16pt"/>
    </style:style>
    <style:style style:name="T572" style:family="text">
      <style:text-properties style:use-window-font-color="true" style:font-name="Aegean:cv09=5" fo:font-size="12pt" fo:font-weight="normal" officeooo:rsid="00f55d34"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573" style:family="text">
      <style:text-properties style:use-window-font-color="true" style:font-name="Aegean:cv09=5" fo:font-size="12pt" fo:font-weight="normal" officeooo:rsid="00a6784f"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574" style:family="text">
      <style:text-properties style:use-window-font-color="true" style:font-name="Aegean:cv09=6" fo:font-size="16pt" fo:language="en" fo:country="US" style:font-size-asian="16pt" style:font-name-complex="Courier New1" style:font-size-complex="16pt"/>
    </style:style>
    <style:style style:name="T575" style:family="text">
      <style:text-properties style:use-window-font-color="true" style:font-name="Aegean:cv09=6" fo:font-size="16pt" style:font-size-asian="16pt" style:font-size-complex="16pt"/>
    </style:style>
    <style:style style:name="T576" style:family="text">
      <style:text-properties style:use-window-font-color="true" style:font-name="Aegean:cv09=6" fo:font-size="16pt" fo:background-color="transparent" loext:char-shading-value="0" style:font-size-asian="16pt" style:font-name-complex="Aegean1" style:font-size-complex="16pt"/>
    </style:style>
    <style:style style:name="T577" style:family="text">
      <style:text-properties style:use-window-font-color="true" style:font-name="Aegean:cv09=6" fo:font-size="16pt" fo:background-color="transparent" loext:char-shading-value="0" style:font-size-asian="16pt" style:font-size-complex="16pt"/>
    </style:style>
    <style:style style:name="T578" style:family="text">
      <style:text-properties style:use-window-font-color="true" style:font-name="Aegean:cv09=6" fo:font-size="12pt" fo:font-weight="normal" officeooo:rsid="00f55d34"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579" style:family="text">
      <style:text-properties style:use-window-font-color="true" style:font-name="Aegean:cv09=6" fo:font-size="12pt" fo:font-weight="normal" officeooo:rsid="00a6784f"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580" style:family="text">
      <style:text-properties style:use-window-font-color="true" style:font-name="Aegean:cv09=6" fo:font-size="14pt" style:font-size-asian="14pt" style:font-size-complex="14pt"/>
    </style:style>
    <style:style style:name="T581" style:family="text">
      <style:text-properties style:use-window-font-color="true" style:font-name="Aegean:cv09=7" fo:font-size="16pt" fo:language="en" fo:country="US" style:font-size-asian="16pt" style:font-name-complex="Courier New1" style:font-size-complex="16pt"/>
    </style:style>
    <style:style style:name="T582" style:family="text">
      <style:text-properties style:use-window-font-color="true" style:font-name="Aegean:cv09=7" fo:font-size="16pt" officeooo:rsid="002649d7" style:font-size-asian="16pt" style:font-size-complex="16pt"/>
    </style:style>
    <style:style style:name="T583" style:family="text">
      <style:text-properties style:use-window-font-color="true" style:font-name="Aegean:cv09=7" fo:font-size="16pt" fo:background-color="transparent" loext:char-shading-value="0" style:font-size-asian="16pt" style:font-name-complex="Aegean1" style:font-size-complex="16pt"/>
    </style:style>
    <style:style style:name="T584" style:family="text">
      <style:text-properties style:use-window-font-color="true" style:font-name="Aegean:cv09=7" fo:font-size="16pt" officeooo:rsid="001e5e17" fo:background-color="transparent" loext:char-shading-value="0" style:font-size-asian="16pt" style:font-size-complex="16pt"/>
    </style:style>
    <style:style style:name="T585" style:family="text">
      <style:text-properties style:use-window-font-color="true" style:font-name="Aegean:cv09=7" fo:font-size="12pt" fo:font-weight="normal" officeooo:rsid="002649d7"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586" style:family="text">
      <style:text-properties style:use-window-font-color="true" style:font-name="Aegean:cv09=7" fo:font-size="12pt" fo:font-weight="normal" officeooo:rsid="00f55d34"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587" style:family="text">
      <style:text-properties style:use-window-font-color="true" style:font-name="Aegean:cv09=7" fo:font-size="12pt" fo:font-weight="normal" officeooo:rsid="00a6784f"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588" style:family="text">
      <style:text-properties style:use-window-font-color="true" style:font-name="Aegean:cv09=7" fo:font-size="14pt" style:font-size-asian="14pt" style:font-size-complex="14pt"/>
    </style:style>
    <style:style style:name="T589" style:family="text">
      <style:text-properties style:use-window-font-color="true" style:font-name="Aegean:cv09=7" fo:font-size="14pt" officeooo:rsid="002649d7" style:font-size-asian="14pt" style:font-size-complex="14pt"/>
    </style:style>
    <style:style style:name="T590" style:family="text">
      <style:text-properties style:use-window-font-color="true" style:font-name="Aegean:cv09=8" fo:font-size="16pt" fo:language="en" fo:country="US" style:font-size-asian="16pt" style:font-name-complex="Courier New1" style:font-size-complex="16pt"/>
    </style:style>
    <style:style style:name="T591" style:family="text">
      <style:text-properties style:use-window-font-color="true" style:font-name="Aegean:cv09=8" fo:font-size="16pt" officeooo:rsid="002649d7" style:font-size-asian="16pt" style:font-size-complex="16pt"/>
    </style:style>
    <style:style style:name="T592" style:family="text">
      <style:text-properties style:use-window-font-color="true" style:font-name="Aegean:cv09=8" fo:font-size="16pt" fo:background-color="transparent" loext:char-shading-value="0" style:font-size-asian="16pt" style:font-name-complex="Aegean1" style:font-size-complex="16pt"/>
    </style:style>
    <style:style style:name="T593" style:family="text">
      <style:text-properties style:use-window-font-color="true" style:font-name="Aegean:cv09=8" fo:font-size="16pt" fo:background-color="transparent" loext:char-shading-value="0" style:font-size-asian="16pt" style:font-size-complex="16pt"/>
    </style:style>
    <style:style style:name="T594" style:family="text">
      <style:text-properties style:use-window-font-color="true" style:font-name="Aegean:cv09=8" fo:font-size="14pt" officeooo:rsid="002649d7" style:font-size-asian="14pt" style:font-size-complex="14pt"/>
    </style:style>
    <style:style style:name="T595" style:family="text">
      <style:text-properties style:use-window-font-color="true" style:font-name="Aegean:cv09=8" fo:font-size="12pt" fo:font-weight="normal" officeooo:rsid="0018f157"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596" style:family="text">
      <style:text-properties style:use-window-font-color="true" style:font-name="Aegean:cv09=9" fo:font-size="16pt" fo:language="en" fo:country="US" style:font-size-asian="16pt" style:font-name-complex="Courier New1" style:font-size-complex="16pt"/>
    </style:style>
    <style:style style:name="T597" style:family="text">
      <style:text-properties style:use-window-font-color="true" style:font-name="Aegean:cv09=9" fo:font-size="16pt" officeooo:rsid="002649d7" style:font-size-asian="16pt" style:font-size-complex="16pt"/>
    </style:style>
    <style:style style:name="T598" style:family="text">
      <style:text-properties style:use-window-font-color="true" style:font-name="Aegean:cv09=9" fo:font-size="16pt" fo:background-color="transparent" loext:char-shading-value="0" style:font-size-asian="16pt" style:font-name-complex="Aegean1" style:font-size-complex="16pt"/>
    </style:style>
    <style:style style:name="T599" style:family="text">
      <style:text-properties style:use-window-font-color="true" style:font-name="Aegean:cv09=9" fo:font-size="16pt" fo:background-color="transparent" loext:char-shading-value="0" style:font-size-asian="16pt" style:font-size-complex="16pt"/>
    </style:style>
    <style:style style:name="T600" style:family="text">
      <style:text-properties style:use-window-font-color="true" style:font-name="Aegean:cv09=9" style:font-name-complex="Aegean1"/>
    </style:style>
    <style:style style:name="T601" style:family="text">
      <style:text-properties style:use-window-font-color="true" style:font-name="Aegean:cv09=9" fo:font-size="12pt" fo:font-weight="normal" officeooo:rsid="0018f157"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602" style:family="text">
      <style:text-properties style:use-window-font-color="true" style:font-name="Aegean:cv11=2" fo:font-size="16pt" fo:language="en" fo:country="US" style:font-size-asian="16pt" style:font-name-complex="Courier New1" style:font-size-complex="16pt"/>
    </style:style>
    <style:style style:name="T603" style:family="text">
      <style:text-properties style:use-window-font-color="true" style:font-name="Aegean:cv11=2" fo:font-size="16pt" style:font-size-asian="16pt" style:font-size-complex="16pt"/>
    </style:style>
    <style:style style:name="T604" style:family="text">
      <style:text-properties style:use-window-font-color="true" style:font-name="Aegean:cv11=2" fo:font-size="14pt" officeooo:rsid="002649d7" style:font-size-asian="14pt" style:font-size-complex="14pt"/>
    </style:style>
    <style:style style:name="T605" style:family="text">
      <style:text-properties style:use-window-font-color="true" style:font-name="Aegean:cv11=2" fo:language="en" fo:country="US" style:font-name-complex="Aegean1"/>
    </style:style>
    <style:style style:name="T606" style:family="text">
      <style:text-properties style:use-window-font-color="true" style:font-name="Aegean:cv11=2" fo:language="en" fo:country="US" officeooo:rsid="002649d7" style:font-name-complex="Aegean1"/>
    </style:style>
    <style:style style:name="T607" style:family="text">
      <style:text-properties style:use-window-font-color="true" style:font-name="Aegean:cv11=2" fo:language="en" fo:country="US" fo:font-weight="normal" style:font-weight-asian="normal" style:font-name-complex="Aegean1" style:font-weight-complex="normal"/>
    </style:style>
    <style:style style:name="T608" style:family="text">
      <style:text-properties style:use-window-font-color="true" style:font-name="Aegean:cv11=3" fo:font-size="16pt" fo:language="en" fo:country="US" style:font-size-asian="16pt" style:font-name-complex="Courier New1" style:font-size-complex="16pt"/>
    </style:style>
    <style:style style:name="T609" style:family="text">
      <style:text-properties style:use-window-font-color="true" style:font-name="Aegean:cv11=3" fo:font-size="16pt" style:font-size-asian="16pt" style:font-size-complex="16pt"/>
    </style:style>
    <style:style style:name="T610" style:family="text">
      <style:text-properties style:use-window-font-color="true" style:font-name="Aegean:cv11=3" fo:language="en" fo:country="US" fo:font-weight="normal" officeooo:rsid="002649d7" style:font-weight-asian="normal" style:font-name-complex="Aegean1" style:font-weight-complex="normal"/>
    </style:style>
    <style:style style:name="T611" style:family="text">
      <style:text-properties style:use-window-font-color="true" style:font-name="Aegean:cv11=4" fo:font-size="16pt" fo:language="en" fo:country="US" style:font-size-asian="16pt" style:font-name-complex="Courier New1" style:font-size-complex="16pt"/>
    </style:style>
    <style:style style:name="T612" style:family="text">
      <style:text-properties style:use-window-font-color="true" style:font-name="Aegean:cv11=4" fo:font-size="16pt" style:font-size-asian="16pt" style:font-size-complex="16pt"/>
    </style:style>
    <style:style style:name="T613" style:family="text">
      <style:text-properties style:use-window-font-color="true" style:font-name="Aegean:cv11=4" fo:language="en" fo:country="US" officeooo:rsid="002649d7" style:font-name-complex="Aegean1"/>
    </style:style>
    <style:style style:name="T614" style:family="text">
      <style:text-properties style:use-window-font-color="true" style:font-name="Aegean:cv11=4" fo:font-size="14pt" style:font-size-asian="14pt" style:font-size-complex="14pt"/>
    </style:style>
    <style:style style:name="T615" style:family="text">
      <style:text-properties style:use-window-font-color="true" style:font-name="Aegean:cv11=5" fo:font-size="16pt" fo:language="en" fo:country="US" style:font-size-asian="16pt" style:font-name-complex="Courier New1" style:font-size-complex="16pt"/>
    </style:style>
    <style:style style:name="T616" style:family="text">
      <style:text-properties style:use-window-font-color="true" style:font-name="Aegean:cv11=5" fo:font-size="16pt" style:font-size-asian="16pt" style:font-size-complex="16pt"/>
    </style:style>
    <style:style style:name="T617" style:family="text">
      <style:text-properties style:use-window-font-color="true" style:font-name="Aegean:cv11=6" fo:font-size="16pt" fo:language="en" fo:country="US" style:font-size-asian="16pt" style:font-name-complex="Courier New1" style:font-size-complex="16pt"/>
    </style:style>
    <style:style style:name="T618" style:family="text">
      <style:text-properties style:use-window-font-color="true" style:font-name="Aegean:cv11=6" fo:font-size="16pt" style:font-size-asian="16pt" style:font-size-complex="16pt"/>
    </style:style>
    <style:style style:name="T619" style:family="text">
      <style:text-properties style:use-window-font-color="true" style:font-name="Aegean:cv11=6" fo:font-size="12pt" fo:font-weight="normal" officeooo:rsid="00f55d34"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620" style:family="text">
      <style:text-properties style:use-window-font-color="true" style:font-name="Aegean:cv11=6" fo:font-size="12pt" fo:font-weight="normal" officeooo:rsid="00a6784f"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621" style:family="text">
      <style:text-properties style:use-window-font-color="true" style:font-name="Aegean:cv11=6" fo:font-size="14pt" fo:language="en" fo:country="US" fo:font-weight="normal" officeooo:rsid="002649d7" style:font-size-asian="14pt" style:font-weight-asian="normal" style:font-name-complex="Aegean1" style:font-size-complex="14pt" style:font-weight-complex="normal"/>
    </style:style>
    <style:style style:name="T622" style:family="text">
      <style:text-properties style:use-window-font-color="true" style:font-name="Aegean:cv11=7" fo:font-size="16pt" fo:language="en" fo:country="US" style:font-size-asian="16pt" style:font-name-complex="Courier New1" style:font-size-complex="16pt"/>
    </style:style>
    <style:style style:name="T623" style:family="text">
      <style:text-properties style:use-window-font-color="true" style:font-name="Aegean:cv11=7" fo:font-size="16pt" style:font-size-asian="16pt" style:font-size-complex="16pt"/>
    </style:style>
    <style:style style:name="T624" style:family="text">
      <style:text-properties style:use-window-font-color="true" style:font-name="Aegean:cv11=7" fo:font-size="12pt" fo:font-weight="normal" officeooo:rsid="00f55d34"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625" style:family="text">
      <style:text-properties style:use-window-font-color="true" style:font-name="Aegean:cv11=7" fo:font-size="12pt" fo:font-weight="normal" officeooo:rsid="00a6784f"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626" style:family="text">
      <style:text-properties style:use-window-font-color="true" style:font-name="Aegean:cv11=8" fo:font-size="16pt" fo:language="en" fo:country="US" style:font-size-asian="16pt" style:font-name-complex="Courier New1" style:font-size-complex="16pt"/>
    </style:style>
    <style:style style:name="T627" style:family="text">
      <style:text-properties style:use-window-font-color="true" style:font-name="Aegean:cv11=8" fo:font-size="16pt" fo:font-weight="normal" officeooo:rsid="002649d7" style:font-size-asian="16pt" style:font-weight-asian="normal" style:font-size-complex="16pt" style:font-weight-complex="normal"/>
    </style:style>
    <style:style style:name="T628" style:family="text">
      <style:text-properties style:use-window-font-color="true" style:font-name="Aegean:cv11=8" fo:language="en" fo:country="US" fo:font-weight="normal" officeooo:rsid="002649d7" style:font-weight-asian="normal" style:font-name-complex="Aegean1" style:font-weight-complex="normal"/>
    </style:style>
    <style:style style:name="T629" style:family="text">
      <style:text-properties style:use-window-font-color="true" style:font-name="Aegean:cv11=8" fo:font-size="14pt" officeooo:rsid="002649d7" style:font-size-asian="14pt" style:font-size-complex="14pt"/>
    </style:style>
    <style:style style:name="T630" style:family="text">
      <style:text-properties style:use-window-font-color="true" style:font-name="Aegean:cv11=8" fo:font-size="14pt" fo:font-weight="normal" officeooo:rsid="002649d7" style:font-size-asian="14pt" style:font-weight-asian="normal" style:font-size-complex="14pt" style:font-weight-complex="normal"/>
    </style:style>
    <style:style style:name="T631" style:family="text">
      <style:text-properties style:use-window-font-color="true" style:font-name="Aegean:cv11=8" fo:font-size="12pt" fo:font-weight="normal" officeooo:rsid="002649d7"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632" style:family="text">
      <style:text-properties style:use-window-font-color="true" style:font-name="Aegean:cv11=8" fo:font-size="12pt" fo:font-weight="normal" officeooo:rsid="00a6784f"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633" style:family="text">
      <style:text-properties style:use-window-font-color="true" style:font-name="Aegean:dlig" fo:font-size="12pt" fo:language="el" fo:country="GR" style:text-underline-style="none" officeooo:rsid="00be447f" style:font-name-asian="Times New Roman2" style:font-size-asian="12pt" style:language-asian="el" style:country-asian="GR" style:font-name-complex="Aegean1" style:font-size-complex="12pt"/>
    </style:style>
    <style:style style:name="T634" style:family="text">
      <style:text-properties style:use-window-font-color="true" style:font-name="Aegean:ss05" fo:font-size="14pt" fo:language="en" fo:country="US" style:font-size-asian="14pt" style:font-name-complex="Aegean1" style:font-size-complex="14pt"/>
    </style:style>
    <style:style style:name="T635" style:family="text">
      <style:text-properties style:use-window-font-color="true" style:font-name="Aegean:ss15" fo:font-size="14pt" fo:language="en" fo:country="US" style:font-size-asian="14pt" style:font-name-complex="Aegean1" style:font-size-complex="14pt"/>
    </style:style>
    <style:style style:name="T636" style:family="text">
      <style:text-properties style:use-window-font-color="true" style:font-name="Aegean:ss15&amp;cv04" fo:font-size="14pt" fo:language="en" fo:country="US" style:font-size-asian="14pt" style:font-name-complex="Aegean1" style:font-size-complex="14pt"/>
    </style:style>
    <style:style style:name="T637" style:family="text">
      <style:text-properties style:use-window-font-color="true" style:font-name="Aegean:ss15&amp;cv04=2" fo:font-size="14pt" fo:language="en" fo:country="US" style:font-size-asian="14pt" style:font-name-complex="Aegean1" style:font-size-complex="14pt"/>
    </style:style>
    <style:style style:name="T638" style:family="text">
      <style:text-properties style:use-window-font-color="true" style:font-name="Aegean:ss15&amp;cv04=3" fo:font-size="14pt" fo:language="en" fo:country="US" style:font-size-asian="14pt" style:font-name-complex="Aegean1" style:font-size-complex="14pt"/>
    </style:style>
    <style:style style:name="T639" style:family="text">
      <style:text-properties style:use-window-font-color="true" style:font-name="Aegean:ss15&amp;cv04=4" fo:font-size="14pt" fo:language="en" fo:country="US" style:font-size-asian="14pt" style:font-name-complex="Aegean1" style:font-size-complex="14pt"/>
    </style:style>
    <style:style style:name="T640" style:family="text">
      <style:text-properties style:use-window-font-color="true" style:font-name="Aegean:ss15&amp;cv02" fo:font-size="14pt" fo:language="en" fo:country="US" style:font-size-asian="14pt" style:font-name-complex="Aegean1" style:font-size-complex="14pt"/>
    </style:style>
    <style:style style:name="T641" style:family="text">
      <style:text-properties style:use-window-font-color="true" style:font-name="Aegean:ss15&amp;cv02=2" fo:font-size="14pt" fo:language="en" fo:country="US" style:font-size-asian="14pt" style:font-name-complex="Aegean1" style:font-size-complex="14pt"/>
    </style:style>
    <style:style style:name="T642" style:family="text">
      <style:text-properties style:use-window-font-color="true" style:font-name="Aegean:aalt" fo:font-size="16pt" fo:language="en" fo:country="US" officeooo:rsid="00ed8d51" style:font-name-asian="Aegean2" style:font-size-asian="16pt" style:font-name-complex="Aegean2" style:font-size-complex="16pt"/>
    </style:style>
    <style:style style:name="T643" style:family="text">
      <style:text-properties style:use-window-font-color="true" style:font-name="Aegean:aalt" fo:font-size="12pt" fo:language="en" fo:country="US" style:text-underline-style="none" officeooo:rsid="00ed8d51" style:font-name-asian="Aegean2" style:font-size-asian="12pt" style:language-asian="zxx" style:country-asian="none" style:font-name-complex="Aegean2" style:font-size-complex="12pt" style:language-complex="zxx" style:country-complex="none"/>
    </style:style>
    <style:style style:name="T644" style:family="text">
      <style:text-properties style:use-window-font-color="true" style:font-name="Aegean:aalt" fo:font-size="12pt" fo:language="en" fo:country="US" style:text-underline-style="none" officeooo:rsid="009b889b" style:font-name-asian="Times New Roman2" style:font-size-asian="12pt" style:language-asian="el" style:country-asian="GR" style:font-name-complex="Aegean:aalt=3" style:font-size-complex="12pt"/>
    </style:style>
    <style:style style:name="T645" style:family="text">
      <style:text-properties style:use-window-font-color="true" style:font-name="Aegean:aalt" fo:font-size="12pt" fo:language="zxx" fo:country="none" style:text-underline-style="none" officeooo:rsid="0101ae9b" style:font-name-asian="Aegean2" style:font-size-asian="12pt" style:language-asian="zxx" style:country-asian="none" style:font-name-complex="Aegean2" style:font-size-complex="12pt" style:language-complex="zxx" style:country-complex="none"/>
    </style:style>
    <style:style style:name="T646" style:family="text">
      <style:text-properties style:use-window-font-color="true" style:font-name="Aegean:aalt=2" fo:font-size="16pt" fo:language="en" fo:country="US" officeooo:rsid="00ed8d51" style:font-name-asian="Aegean2" style:font-size-asian="16pt" style:font-name-complex="Aegean2" style:font-size-complex="16pt"/>
    </style:style>
    <style:style style:name="T647" style:family="text">
      <style:text-properties style:use-window-font-color="true" style:font-name="Aegean:aalt=2" fo:font-size="12pt" fo:language="en" fo:country="US" style:text-underline-style="none" officeooo:rsid="00ed8d51" style:font-name-asian="Aegean2" style:font-size-asian="12pt" style:language-asian="zxx" style:country-asian="none" style:font-name-complex="Aegean2" style:font-size-complex="12pt" style:language-complex="zxx" style:country-complex="none"/>
    </style:style>
    <style:style style:name="T648" style:family="text">
      <style:text-properties style:use-window-font-color="true" style:font-name="Aegean:aalt=2" fo:font-size="12pt" fo:language="en" fo:country="US" style:text-underline-style="none" officeooo:rsid="009b889b" style:font-name-asian="Times New Roman2" style:font-size-asian="12pt" style:language-asian="el" style:country-asian="GR" style:font-name-complex="Aegean:aalt=3" style:font-size-complex="12pt"/>
    </style:style>
    <style:style style:name="T649" style:family="text">
      <style:text-properties style:use-window-font-color="true" style:font-name="Aegean:aalt=2" fo:font-size="14pt" fo:language="en" fo:country="US" officeooo:rsid="00ed8d51" style:font-name-asian="Aegean2" style:font-size-asian="14pt" style:font-name-complex="Aegean2" style:font-size-complex="14pt"/>
    </style:style>
    <style:style style:name="T650" style:family="text">
      <style:text-properties style:use-window-font-color="true" style:font-name="Aegean:aalt=3" fo:font-size="16pt" fo:language="en" fo:country="US" officeooo:rsid="00ed8d51" style:font-name-asian="Aegean2" style:font-size-asian="16pt" style:font-name-complex="Aegean2" style:font-size-complex="16pt"/>
    </style:style>
    <style:style style:name="T651" style:family="text">
      <style:text-properties style:use-window-font-color="true" style:font-name="Aegean:aalt=3" fo:font-size="12pt" fo:language="en" fo:country="US" style:text-underline-style="none" officeooo:rsid="00ed8d51" style:font-name-asian="Aegean2" style:font-size-asian="12pt" style:language-asian="zxx" style:country-asian="none" style:font-name-complex="Aegean2" style:font-size-complex="12pt" style:language-complex="zxx" style:country-complex="none"/>
    </style:style>
    <style:style style:name="T652" style:family="text">
      <style:text-properties style:use-window-font-color="true" style:font-name="Aegean:aalt=4" fo:font-size="16pt" fo:language="en" fo:country="US" officeooo:rsid="00ed8d51" style:font-name-asian="Aegean2" style:font-size-asian="16pt" style:font-name-complex="Aegean2" style:font-size-complex="16pt"/>
    </style:style>
    <style:style style:name="T653" style:family="text">
      <style:text-properties style:use-window-font-color="true" style:font-name="Aegean:aalt=4" fo:font-size="12pt" fo:language="en" fo:country="US" style:text-underline-style="none" officeooo:rsid="00ed8d51" style:font-name-asian="Aegean2" style:font-size-asian="12pt" style:language-asian="zxx" style:country-asian="none" style:font-name-complex="Aegean2" style:font-size-complex="12pt" style:language-complex="zxx" style:country-complex="none"/>
    </style:style>
    <style:style style:name="T654" style:family="text">
      <style:text-properties style:use-window-font-color="true" style:font-name="Aegean:aalt=5" fo:font-size="16pt" fo:language="en" fo:country="US" officeooo:rsid="00ed8d51" style:font-name-asian="Aegean2" style:font-size-asian="16pt" style:font-name-complex="Aegean2" style:font-size-complex="16pt"/>
    </style:style>
    <style:style style:name="T655" style:family="text">
      <style:text-properties style:use-window-font-color="true" style:font-name="Aegean:aalt=5" fo:font-size="12pt" fo:language="en" fo:country="US" style:text-underline-style="none" officeooo:rsid="00ed8d51" style:font-name-asian="Aegean2" style:font-size-asian="12pt" style:language-asian="zxx" style:country-asian="none" style:font-name-complex="Aegean2" style:font-size-complex="12pt" style:language-complex="zxx" style:country-complex="none"/>
    </style:style>
    <style:style style:name="T656" style:family="text">
      <style:text-properties style:use-window-font-color="true" style:font-name="Aegean:aalt=6" fo:font-size="16pt" fo:language="en" fo:country="US" officeooo:rsid="00ed8d51" style:font-name-asian="Aegean2" style:font-size-asian="16pt" style:font-name-complex="Aegean2" style:font-size-complex="16pt"/>
    </style:style>
    <style:style style:name="T657" style:family="text">
      <style:text-properties style:use-window-font-color="true" style:font-name="Aegean:aalt=6" fo:font-size="12pt" fo:language="en" fo:country="US" style:text-underline-style="none" officeooo:rsid="00ed8d51" style:font-name-asian="Aegean2" style:font-size-asian="12pt" style:language-asian="zxx" style:country-asian="none" style:font-name-complex="Aegean2" style:font-size-complex="12pt" style:language-complex="zxx" style:country-complex="none"/>
    </style:style>
    <style:style style:name="T658" style:family="text">
      <style:text-properties style:use-window-font-color="true" style:font-name="Aegean:aalt=6" fo:font-size="14pt" fo:language="en" fo:country="US" officeooo:rsid="00ed8d51" style:font-name-asian="Aegean2" style:font-size-asian="14pt" style:font-name-complex="Aegean2" style:font-size-complex="14pt"/>
    </style:style>
    <style:style style:name="T659" style:family="text">
      <style:text-properties style:use-window-font-color="true" style:font-name="Aegean:aalt=7" fo:font-size="16pt" fo:language="en" fo:country="US" officeooo:rsid="00ed8d51" style:font-name-asian="Aegean2" style:font-size-asian="16pt" style:font-name-complex="Aegean2" style:font-size-complex="16pt"/>
    </style:style>
    <style:style style:name="T660" style:family="text">
      <style:text-properties style:use-window-font-color="true" style:font-name="Aegean:aalt=7" fo:font-size="12pt" fo:language="en" fo:country="US" style:text-underline-style="none" officeooo:rsid="00ed8d51" style:font-name-asian="Aegean2" style:font-size-asian="12pt" style:language-asian="zxx" style:country-asian="none" style:font-name-complex="Aegean2" style:font-size-complex="12pt" style:language-complex="zxx" style:country-complex="none"/>
    </style:style>
    <style:style style:name="T661" style:family="text">
      <style:text-properties style:use-window-font-color="true" style:font-name="Aegean:aalt=8" fo:font-size="16pt" fo:language="en" fo:country="US" officeooo:rsid="00ed8d51" style:font-name-asian="Aegean2" style:font-size-asian="16pt" style:font-name-complex="Aegean2" style:font-size-complex="16pt"/>
    </style:style>
    <style:style style:name="T662" style:family="text">
      <style:text-properties style:use-window-font-color="true" style:font-name="Aegean:aalt=8" fo:font-size="12pt" fo:language="en" fo:country="US" style:text-underline-style="none" officeooo:rsid="00ed8d51" style:font-name-asian="Aegean2" style:font-size-asian="12pt" style:language-asian="zxx" style:country-asian="none" style:font-name-complex="Aegean2" style:font-size-complex="12pt" style:language-complex="zxx" style:country-complex="none"/>
    </style:style>
    <style:style style:name="T663" style:family="text">
      <style:text-properties style:use-window-font-color="true" style:font-name="Aegean:aalt=8" fo:font-size="14pt" fo:language="en" fo:country="US" officeooo:rsid="00ed8d51" style:font-name-asian="Aegean2" style:font-size-asian="14pt" style:font-name-complex="Aegean2" style:font-size-complex="14pt"/>
    </style:style>
    <style:style style:name="T664" style:family="text">
      <style:text-properties style:use-window-font-color="true" style:font-name="Aegean:aalt=9" fo:font-size="16pt" fo:language="en" fo:country="US" officeooo:rsid="00ed8d51" style:font-name-asian="Aegean2" style:font-size-asian="16pt" style:font-name-complex="Aegean2" style:font-size-complex="16pt"/>
    </style:style>
    <style:style style:name="T665" style:family="text">
      <style:text-properties style:use-window-font-color="true" style:font-name="Aegean:aalt=9" fo:font-size="12pt" fo:language="en" fo:country="US" style:text-underline-style="none" officeooo:rsid="00ed8d51" style:font-name-asian="Aegean2" style:font-size-asian="12pt" style:language-asian="zxx" style:country-asian="none" style:font-name-complex="Aegean2" style:font-size-complex="12pt" style:language-complex="zxx" style:country-complex="none"/>
    </style:style>
    <style:style style:name="T666" style:family="text">
      <style:text-properties style:use-window-font-color="true" style:font-name="Aegean:aalt=9" fo:font-size="14pt" fo:language="en" fo:country="US" officeooo:rsid="00ed8d51" style:font-name-asian="Aegean2" style:font-size-asian="14pt" style:font-name-complex="Aegean2" style:font-size-complex="14pt"/>
    </style:style>
    <style:style style:name="T667" style:family="text">
      <style:text-properties style:use-window-font-color="true" style:font-name="Aegean:aalt=10" fo:font-size="16pt" fo:language="en" fo:country="US" officeooo:rsid="00ed8d51" style:font-name-asian="Aegean2" style:font-size-asian="16pt" style:font-name-complex="Aegean2" style:font-size-complex="16pt"/>
    </style:style>
    <style:style style:name="T668" style:family="text">
      <style:text-properties style:use-window-font-color="true" style:font-name="Aegean:aalt=10" fo:font-size="12pt" fo:language="en" fo:country="US" style:text-underline-style="none" officeooo:rsid="00ed8d51" style:font-name-asian="Aegean2" style:font-size-asian="12pt" style:language-asian="zxx" style:country-asian="none" style:font-name-complex="Aegean2" style:font-size-complex="12pt" style:language-complex="zxx" style:country-complex="none"/>
    </style:style>
    <style:style style:name="T669" style:family="text">
      <style:text-properties style:use-window-font-color="true" style:font-name="Aegean:aalt=11" fo:font-size="16pt" fo:language="en" fo:country="US" officeooo:rsid="00ed8d51" style:font-name-asian="Aegean2" style:font-size-asian="16pt" style:font-name-complex="Aegean2" style:font-size-complex="16pt"/>
    </style:style>
    <style:style style:name="T670" style:family="text">
      <style:text-properties style:use-window-font-color="true" style:font-name="Aegean:aalt=11" fo:font-size="12pt" fo:language="en" fo:country="US" style:text-underline-style="none" officeooo:rsid="00ed8d51" style:font-name-asian="Aegean2" style:font-size-asian="12pt" style:language-asian="zxx" style:country-asian="none" style:font-name-complex="Aegean2" style:font-size-complex="12pt" style:language-complex="zxx" style:country-complex="none"/>
    </style:style>
    <style:style style:name="T671" style:family="text">
      <style:text-properties style:use-window-font-color="true" style:font-name="Aegean:aalt=17" fo:font-size="12pt" fo:language="en" fo:country="US" style:text-underline-style="none" officeooo:rsid="00ee0dd6" style:font-name-asian="Aegean2" style:font-size-asian="12pt" style:language-asian="zxx" style:country-asian="none" style:font-name-complex="Aegean2" style:font-size-complex="12pt" style:language-complex="zxx" style:country-complex="none"/>
    </style:style>
    <style:style style:name="T672" style:family="text">
      <style:text-properties style:use-window-font-color="true" style:font-name="Anatolian" fo:font-size="12pt" fo:language="el" fo:country="GR" style:text-underline-style="none" officeooo:rsid="00090356" style:font-name-asian="Times New Roman2" style:font-size-asian="12pt" style:language-asian="el" style:country-asian="GR" style:font-name-complex="Aegean1" style:font-size-complex="12pt"/>
    </style:style>
    <style:style style:name="T673" style:family="text">
      <style:text-properties style:use-window-font-color="true" style:font-name="Anatolian" fo:font-size="12pt" fo:language="el" fo:country="GR" style:text-underline-style="none" officeooo:rsid="00090356" style:font-name-asian="Times New Roman2" style:font-size-asian="12pt" style:language-asian="el" style:country-asian="GR" style:font-name-complex="Aegean:liga=0" style:font-size-complex="12pt"/>
    </style:style>
    <style:style style:name="T674" style:family="text">
      <style:text-properties style:use-window-font-color="true" style:font-name="Aegean:cv12=12" fo:font-size="16pt" fo:language="en" fo:country="US" fo:font-weight="normal" officeooo:rsid="002649d7" style:font-size-asian="16pt" style:font-weight-asian="normal" style:font-name-complex="Aegean1" style:font-size-complex="16pt" style:font-weight-complex="normal"/>
    </style:style>
    <style:style style:name="T675" style:family="text">
      <style:text-properties style:use-window-font-color="true" style:font-name="Aegean:cv12=3" fo:font-size="16pt" style:font-size-asian="16pt" style:font-name-complex="Aegean1" style:font-size-complex="16pt"/>
    </style:style>
    <style:style style:name="T676" style:family="text">
      <style:text-properties style:use-window-font-color="true" style:font-name="Calibri:onum" fo:font-size="9pt" fo:language="en" fo:country="US" fo:font-weight="normal" officeooo:rsid="010c69f5" style:letter-kerning="true" style:font-size-asian="9pt" style:font-weight-asian="normal" style:font-size-complex="9pt" style:font-weight-complex="normal"/>
    </style:style>
    <style:style style:name="T677" style:family="text">
      <style:text-properties style:use-window-font-color="true" style:font-name="Calibri:onum" fo:font-size="9pt" fo:language="en" fo:country="US" fo:font-weight="normal" officeooo:rsid="0018d778" style:letter-kerning="true" style:font-size-asian="9pt" style:font-weight-asian="normal" style:font-size-complex="9pt" style:font-weight-complex="normal"/>
    </style:style>
    <style:style style:name="T678" style:family="text">
      <style:text-properties style:use-window-font-color="true" style:font-name="Calibri:onum" fo:font-size="9pt" fo:language="en" fo:country="US" fo:font-weight="normal" officeooo:rsid="00557358" style:letter-kerning="true" style:font-size-asian="9pt" style:font-weight-asian="normal" style:font-size-complex="9pt" style:font-weight-complex="normal"/>
    </style:style>
    <style:style style:name="T679" style:family="text">
      <style:text-properties style:use-window-font-color="true" style:font-name="Calibri:onum" fo:font-size="9pt" fo:language="en" fo:country="US" fo:font-weight="normal" officeooo:rsid="0032469a" style:letter-kerning="true" style:font-size-asian="9pt" style:font-weight-asian="normal" style:font-size-complex="9pt" style:font-weight-complex="normal"/>
    </style:style>
    <style:style style:name="T680" style:family="text">
      <style:text-properties style:use-window-font-color="true" style:font-name="Calibri:onum" fo:font-size="9pt" fo:language="fr" fo:country="FR" style:text-underline-style="none" fo:font-weight="normal" officeooo:rsid="00557358" style:letter-kerning="true" style:font-size-asian="9pt" style:font-weight-asian="normal" style:font-size-complex="9pt" style:font-weight-complex="normal"/>
    </style:style>
    <style:style style:name="T681" style:family="text">
      <style:text-properties style:use-window-font-color="true" style:font-name="Calibri Light"/>
    </style:style>
    <style:style style:name="T682" style:family="text">
      <style:text-properties style:use-window-font-color="true" style:font-name="Calibri Light" fo:font-size="8pt" fo:language="en" fo:country="US" officeooo:rsid="003e6e89" style:font-size-asian="8pt" style:font-name-complex="Aegean1" style:font-size-complex="8pt"/>
    </style:style>
    <style:style style:name="T683" style:family="text">
      <style:text-properties style:use-window-font-color="true" style:font-name="Calibri Light" fo:font-size="8pt" fo:language="en" fo:country="US" officeooo:rsid="0084b5d9" style:font-size-asian="8pt" style:font-name-complex="Aegean1" style:font-size-complex="8pt"/>
    </style:style>
    <style:style style:name="T684" style:family="text">
      <style:text-properties style:use-window-font-color="true" style:font-name="Calibri Light" fo:font-size="8pt" fo:language="en" fo:country="US" style:font-size-asian="8pt" style:font-size-complex="8pt"/>
    </style:style>
    <style:style style:name="T685" style:family="text">
      <style:text-properties style:use-window-font-color="true" style:font-name="Calibri Light" fo:font-size="8pt" fo:language="en" fo:country="US" style:font-size-asian="8pt" style:font-name-complex="Courier New1" style:font-size-complex="8pt"/>
    </style:style>
    <style:style style:name="T686" style:family="text">
      <style:text-properties style:use-window-font-color="true" style:font-name="Calibri Light" fo:font-size="8pt" fo:language="en" fo:country="US" style:text-underline-style="none" officeooo:rsid="007c13e1" style:font-size-asian="8pt" style:font-name-complex="Courier New1" style:font-size-complex="8pt"/>
    </style:style>
    <style:style style:name="T687" style:family="text">
      <style:text-properties style:use-window-font-color="true" style:font-name="Calibri Light" fo:font-size="8pt" fo:language="en" fo:country="US" style:text-underline-style="none" officeooo:rsid="0067169d" style:font-size-asian="8pt" style:font-name-complex="Courier New1" style:font-size-complex="8pt"/>
    </style:style>
    <style:style style:name="T688" style:family="text">
      <style:text-properties style:use-window-font-color="true" style:font-name="Calibri Light" fo:font-size="8pt" fo:language="en" fo:country="US" style:text-underline-style="none" officeooo:rsid="0090d879" style:font-size-asian="8pt" style:font-name-complex="Courier New1" style:font-size-complex="8pt"/>
    </style:style>
    <style:style style:name="T689" style:family="text">
      <style:text-properties style:use-window-font-color="true" style:font-name="Calibri Light" fo:font-size="8pt" style:font-size-asian="8pt" style:font-size-complex="8pt"/>
    </style:style>
    <style:style style:name="T690" style:family="text">
      <style:text-properties style:use-window-font-color="true" style:font-name="Calibri Light" fo:font-size="8pt" style:font-size-asian="8pt" style:font-name-complex="Aegean1" style:font-size-complex="8pt"/>
    </style:style>
    <style:style style:name="T691" style:family="text">
      <style:text-properties style:use-window-font-color="true" style:font-name="Calibri Light" fo:font-size="8pt" style:text-underline-style="none" officeooo:rsid="002d1c90" style:font-name-asian="Aroania1" style:font-size-asian="8pt" style:font-name-complex="Aroania1" style:font-size-complex="8pt"/>
    </style:style>
    <style:style style:name="T692" style:family="text">
      <style:text-properties style:use-window-font-color="true" style:font-name="Calibri Light" fo:font-size="8pt" style:text-underline-style="none" officeooo:rsid="0042f518" style:font-name-asian="Aroania1" style:font-size-asian="8pt" style:font-name-complex="Aroania1" style:font-size-complex="8pt"/>
    </style:style>
    <style:style style:name="T693" style:family="text">
      <style:text-properties style:use-window-font-color="true" style:font-name="Calibri Light" fo:font-size="8pt" style:text-underline-style="none" officeooo:rsid="003a0b44" style:font-name-asian="Aroania1" style:font-size-asian="8pt" style:font-name-complex="Aroania1" style:font-size-complex="8pt"/>
    </style:style>
    <style:style style:name="T694" style:family="text">
      <style:text-properties style:use-window-font-color="true" style:font-name="Calibri Light" fo:font-size="8pt" style:text-underline-style="none" officeooo:rsid="008a75d4" style:font-name-asian="Aroania1" style:font-size-asian="8pt" style:font-name-complex="Aroania1" style:font-size-complex="8pt"/>
    </style:style>
    <style:style style:name="T695" style:family="text">
      <style:text-properties style:use-window-font-color="true" style:font-name="Calibri Light" fo:font-size="8pt" fo:language="de" fo:country="DE" style:text-underline-style="none" officeooo:rsid="007c13e1" style:font-size-asian="8pt" style:font-name-complex="Courier New1" style:font-size-complex="8pt"/>
    </style:style>
    <style:style style:name="T696" style:family="text">
      <style:text-properties style:use-window-font-color="true" style:font-name="Calibri Light" fo:font-size="8pt" fo:language="fr" fo:country="FR" style:text-underline-style="none" officeooo:rsid="007c13e1" style:font-size-asian="8pt" style:font-name-complex="Courier New1" style:font-size-complex="8pt"/>
    </style:style>
    <style:style style:name="T697" style:family="text">
      <style:text-properties style:use-window-font-color="true" style:font-name="Calibri Light" fo:font-size="8pt" fo:language="fr" fo:country="FR" style:text-underline-style="none" officeooo:rsid="005d0fc6" style:font-size-asian="8pt" style:font-name-complex="Courier New1" style:font-size-complex="8pt"/>
    </style:style>
    <style:style style:name="T698" style:family="text">
      <style:text-properties style:use-window-font-color="true" style:font-name="Calibri Light" fo:font-size="9pt" fo:language="en" fo:country="US" officeooo:rsid="001d3ce9" style:font-name-asian="Aegean2" style:font-size-asian="9pt" style:font-name-complex="Aegean1" style:font-size-complex="9pt" style:font-weight-complex="bold"/>
    </style:style>
    <style:style style:name="T699" style:family="text">
      <style:text-properties style:use-window-font-color="true" style:font-name="Calibri Light" fo:font-size="9pt" fo:language="en" fo:country="US" style:font-name-asian="Times New Roman2" style:font-size-asian="9pt" style:font-size-complex="9pt"/>
    </style:style>
    <style:style style:name="T700" style:family="text">
      <style:text-properties style:use-window-font-color="true" style:font-name="Calibri Light" fo:font-size="9pt" fo:language="en" fo:country="US" officeooo:rsid="00d545cd" style:font-name-asian="Times New Roman2" style:font-size-asian="9pt" style:font-size-complex="9pt"/>
    </style:style>
    <style:style style:name="T701" style:family="text">
      <style:text-properties style:use-window-font-color="true" style:font-name="Calibri Light" fo:font-size="9pt" fo:language="en" fo:country="US" officeooo:rsid="00b5ca12" style:font-name-asian="Times New Roman2" style:font-size-asian="9pt" style:font-size-complex="9pt"/>
    </style:style>
    <style:style style:name="T702" style:family="text">
      <style:text-properties style:use-window-font-color="true" style:font-name="Calibri Light" fo:font-size="9pt" fo:language="en" fo:country="US" style:font-size-asian="9pt" style:font-size-complex="9pt"/>
    </style:style>
    <style:style style:name="T703" style:family="text">
      <style:text-properties style:use-window-font-color="true" style:font-name="Calibri Light" fo:font-size="9pt" fo:language="en" fo:country="US" officeooo:rsid="00d545cd" style:font-size-asian="9pt" style:font-size-complex="9pt"/>
    </style:style>
    <style:style style:name="T704" style:family="text">
      <style:text-properties style:use-window-font-color="true" style:font-name="Calibri Light" fo:font-size="9pt" fo:language="en" fo:country="US" officeooo:rsid="00d5dabb" style:font-size-asian="9pt" style:font-size-complex="9pt"/>
    </style:style>
    <style:style style:name="T705" style:family="text">
      <style:text-properties style:use-window-font-color="true" style:font-name="Calibri Light" fo:font-size="9pt" fo:language="en" fo:country="US" officeooo:rsid="0032d4e9" style:font-size-asian="9pt" style:font-size-complex="9pt"/>
    </style:style>
    <style:style style:name="T706" style:family="text">
      <style:text-properties style:use-window-font-color="true" style:font-name="Calibri Light" fo:font-size="9pt" fo:language="en" fo:country="US" officeooo:rsid="00a8c702" style:font-size-asian="9pt" style:font-size-complex="9pt"/>
    </style:style>
    <style:style style:name="T707" style:family="text">
      <style:text-properties style:use-window-font-color="true" style:font-name="Calibri Light" fo:font-size="9pt" fo:language="en" fo:country="US" officeooo:rsid="00d8dd7c" style:font-size-asian="9pt" style:font-size-complex="9pt"/>
    </style:style>
    <style:style style:name="T708" style:family="text">
      <style:text-properties style:use-window-font-color="true" style:font-name="Calibri Light" fo:font-size="9pt" fo:language="en" fo:country="US" officeooo:rsid="008e8c91" style:font-size-asian="9pt" style:font-size-complex="9pt"/>
    </style:style>
    <style:style style:name="T709" style:family="text">
      <style:text-properties style:use-window-font-color="true" style:font-name="Calibri Light" fo:font-size="9pt" fo:language="en" fo:country="US" officeooo:rsid="008e769f" style:font-size-asian="9pt" style:font-size-complex="9pt"/>
    </style:style>
    <style:style style:name="T710" style:family="text">
      <style:text-properties style:use-window-font-color="true" style:font-name="Calibri Light" fo:font-size="9pt" fo:language="en" fo:country="US" officeooo:rsid="008a5e60" style:font-size-asian="9pt" style:font-size-complex="9pt"/>
    </style:style>
    <style:style style:name="T711" style:family="text">
      <style:text-properties style:use-window-font-color="true" style:font-name="Calibri Light" fo:font-size="9pt" fo:language="en" fo:country="US" officeooo:rsid="008c12f9" style:font-size-asian="9pt" style:font-size-complex="9pt"/>
    </style:style>
    <style:style style:name="T712" style:family="text">
      <style:text-properties style:use-window-font-color="true" style:font-name="Calibri Light" fo:font-size="9pt" fo:language="en" fo:country="US" officeooo:rsid="00a061d3" style:font-size-asian="9pt" style:font-size-complex="9pt"/>
    </style:style>
    <style:style style:name="T713" style:family="text">
      <style:text-properties style:use-window-font-color="true" style:font-name="Calibri Light" fo:font-size="9pt" fo:language="en" fo:country="US" officeooo:rsid="00a1f2d3" style:font-size-asian="9pt" style:font-size-complex="9pt"/>
    </style:style>
    <style:style style:name="T714" style:family="text">
      <style:text-properties style:use-window-font-color="true" style:font-name="Calibri Light" fo:font-size="9pt" fo:language="en" fo:country="US" fo:font-weight="normal" officeooo:rsid="008fc0e6" style:font-name-asian="Calibri Light2" style:font-size-asian="9pt" style:font-weight-asian="normal" style:font-name-complex="Courier New1" style:font-size-complex="9pt" style:font-weight-complex="normal"/>
    </style:style>
    <style:style style:name="T715" style:family="text">
      <style:text-properties style:use-window-font-color="true" style:font-name="Calibri Light" fo:font-size="9pt" fo:language="en" fo:country="US" fo:font-weight="normal" officeooo:rsid="00e60e88" style:font-name-asian="Calibri Light2" style:font-size-asian="9pt" style:font-weight-asian="normal" style:font-name-complex="Courier New1" style:font-size-complex="9pt" style:font-weight-complex="normal"/>
    </style:style>
    <style:style style:name="T716" style:family="text">
      <style:text-properties style:use-window-font-color="true" style:font-name="Calibri Light" fo:font-size="9pt" fo:language="en" fo:country="US" fo:font-weight="normal" officeooo:rsid="00e6d63a" style:font-name-asian="Calibri Light2" style:font-size-asian="9pt" style:font-weight-asian="normal" style:font-name-complex="Courier New1" style:font-size-complex="9pt" style:font-weight-complex="normal"/>
    </style:style>
    <style:style style:name="T717" style:family="text">
      <style:text-properties style:use-window-font-color="true" style:font-name="Calibri Light" fo:font-size="9pt" fo:language="en" fo:country="US" fo:font-weight="normal" officeooo:rsid="008c1fa1" style:font-name-asian="Calibri Light2" style:font-size-asian="9pt" style:font-weight-asian="normal" style:font-name-complex="Courier New1" style:font-size-complex="9pt" style:font-weight-complex="normal"/>
    </style:style>
    <style:style style:name="T718" style:family="text">
      <style:text-properties style:use-window-font-color="true" style:font-name="Calibri Light" fo:font-size="9pt" fo:language="en" fo:country="US" fo:font-weight="normal" officeooo:rsid="00e895e6" style:font-name-asian="Calibri Light2" style:font-size-asian="9pt" style:font-weight-asian="normal" style:font-name-complex="Courier New1" style:font-size-complex="9pt" style:font-weight-complex="normal"/>
    </style:style>
    <style:style style:name="T719" style:family="text">
      <style:text-properties style:use-window-font-color="true" style:font-name="Calibri Light" officeooo:rsid="00d545cd" style:font-name-asian="Times New Roman2"/>
    </style:style>
    <style:style style:name="T720" style:family="text">
      <style:text-properties style:use-window-font-color="true" style:font-name="Calibri Light" officeooo:rsid="00b5ca12" style:font-name-asian="Times New Roman2"/>
    </style:style>
    <style:style style:name="T721" style:family="text">
      <style:text-properties style:use-window-font-color="true" style:font-name="Calibri Light" officeooo:rsid="00469bbb" style:font-name-asian="Times New Roman2"/>
    </style:style>
    <style:style style:name="T722" style:family="text">
      <style:text-properties style:use-window-font-color="true" style:font-name="Calibri Light" officeooo:rsid="006a3058" style:font-name-asian="Times New Roman2"/>
    </style:style>
    <style:style style:name="T723" style:family="text">
      <style:text-properties style:use-window-font-color="true" style:font-name="Calibri Light" officeooo:rsid="006de7bd"/>
    </style:style>
    <style:style style:name="T724" style:family="text">
      <style:text-properties style:use-window-font-color="true" style:font-name="Calibri Light" officeooo:rsid="00d545cd"/>
    </style:style>
    <style:style style:name="T725" style:family="text">
      <style:text-properties style:use-window-font-color="true" style:font-name="Calibri Light" officeooo:rsid="00d5dabb"/>
    </style:style>
    <style:style style:name="T726" style:family="text">
      <style:text-properties style:use-window-font-color="true" style:font-name="Calibri Light" officeooo:rsid="0032d4e9"/>
    </style:style>
    <style:style style:name="T727" style:family="text">
      <style:text-properties style:use-window-font-color="true" style:font-name="Calibri Light" officeooo:rsid="00575d01"/>
    </style:style>
    <style:style style:name="T728" style:family="text">
      <style:text-properties style:use-window-font-color="true" style:font-name="Calibri Light" officeooo:rsid="0035e7e2"/>
    </style:style>
    <style:style style:name="T729" style:family="text">
      <style:text-properties style:use-window-font-color="true" style:font-name="Calibri Light" officeooo:rsid="0037928f"/>
    </style:style>
    <style:style style:name="T730" style:family="text">
      <style:text-properties style:use-window-font-color="true" style:font-name="Calibri Light" officeooo:rsid="004c10d5"/>
    </style:style>
    <style:style style:name="T731" style:family="text">
      <style:text-properties style:use-window-font-color="true" style:font-name="Calibri Light" officeooo:rsid="0048b2c4"/>
    </style:style>
    <style:style style:name="T732" style:family="text">
      <style:text-properties style:use-window-font-color="true" style:font-name="Calibri Light" officeooo:rsid="0051808f"/>
    </style:style>
    <style:style style:name="T733" style:family="text">
      <style:text-properties style:use-window-font-color="true" style:font-name="Calibri Light" officeooo:rsid="0093289c"/>
    </style:style>
    <style:style style:name="T734" style:family="text">
      <style:text-properties style:use-window-font-color="true" style:font-name="Calibri Light" fo:font-size="14pt" style:font-size-asian="14pt" style:font-size-complex="14pt"/>
    </style:style>
    <style:style style:name="T735" style:family="text">
      <style:text-properties style:use-window-font-color="true" style:font-name="Calibri Light" fo:font-size="14pt" fo:language="en" fo:country="US" style:font-size-asian="14pt" style:font-size-complex="14pt"/>
    </style:style>
    <style:style style:name="T736" style:family="text">
      <style:text-properties style:use-window-font-color="true" style:font-name="Calibri Light" officeooo:rsid="00a061d3"/>
    </style:style>
    <style:style style:name="T737" style:family="text">
      <style:text-properties style:use-window-font-color="true" style:font-name="Calibri Light" officeooo:rsid="00a56ac7"/>
    </style:style>
    <style:style style:name="T738" style:family="text">
      <style:text-properties style:use-window-font-color="true" style:font-name="Calibri Light:smcp" fo:font-size="8pt" fo:language="en" fo:country="US" style:font-size-asian="8pt" style:font-name-complex="Aegean1" style:font-weight-complex="bold"/>
    </style:style>
    <style:style style:name="T739" style:family="text">
      <style:text-properties style:use-window-font-color="true" style:font-name="Calibri Light:smcp" officeooo:rsid="0093289c"/>
    </style:style>
    <style:style style:name="T740" style:family="text">
      <style:text-properties style:use-window-font-color="true" style:font-name="Calibri Light:smcp" fo:font-size="9pt" fo:language="el" fo:country="GR" style:text-underline-style="none" officeooo:rsid="0087555e" style:font-name-asian="Calibri Light2" style:font-size-asian="9pt" style:font-name-complex="Courier New1" style:font-size-complex="9pt"/>
    </style:style>
    <style:style style:name="T741" style:family="text">
      <style:text-properties style:use-window-font-color="true" style:font-name="Aegean:cv29=21" fo:font-size="14pt" fo:language="en" fo:country="US" fo:font-weight="normal" officeooo:rsid="002649d7" style:font-size-asian="14pt" style:font-weight-asian="normal" style:font-name-complex="Aegean1" style:font-size-complex="14pt" style:font-weight-complex="normal"/>
    </style:style>
    <style:style style:name="T742" style:family="text">
      <style:text-properties style:use-window-font-color="true" style:font-name="Aegean:cv29=21" fo:font-size="16pt" fo:language="en" fo:country="US" fo:font-weight="normal" officeooo:rsid="002649d7" fo:background-color="transparent" loext:char-shading-value="0" style:font-size-asian="16pt" style:font-weight-asian="normal" style:font-name-complex="Aegean1" style:font-size-complex="16pt" style:font-weight-complex="normal"/>
    </style:style>
    <style:style style:name="T743" style:family="text">
      <style:text-properties style:use-window-font-color="true" style:font-name="Aegean:cv29=21" fo:language="en" fo:country="US" fo:font-weight="normal" officeooo:rsid="002649d7" style:font-weight-asian="normal" style:font-name-complex="Aegean1" style:font-weight-complex="normal"/>
    </style:style>
    <style:style style:name="T744" style:family="text">
      <style:text-properties style:use-window-font-color="true" style:font-name="Aegean:cv29=7"/>
    </style:style>
    <style:style style:name="T745" style:family="text">
      <style:text-properties style:use-window-font-color="true" style:font-name="Aegean:cv29=7" fo:font-size="14pt" style:font-size-asian="14pt" style:font-size-complex="14pt"/>
    </style:style>
    <style:style style:name="T746" style:family="text">
      <style:text-properties style:use-window-font-color="true" style:font-name="Aegean:cv29=7" fo:font-size="16pt" fo:background-color="transparent" loext:char-shading-value="0" style:font-size-asian="16pt" style:font-size-complex="16pt"/>
    </style:style>
    <style:style style:name="T747" style:family="text">
      <style:text-properties style:use-window-font-color="true" style:font-name="Aegean:cv29=8"/>
    </style:style>
    <style:style style:name="T748" style:family="text">
      <style:text-properties style:use-window-font-color="true" style:font-name="Aegean:cv29=8" fo:font-size="14pt" style:font-size-asian="14pt" style:font-size-complex="14pt"/>
    </style:style>
    <style:style style:name="T749" style:family="text">
      <style:text-properties style:use-window-font-color="true" style:font-name="Aegean:cv29=8" fo:font-size="16pt" fo:background-color="transparent" loext:char-shading-value="0" style:font-size-asian="16pt" style:font-size-complex="16pt"/>
    </style:style>
    <style:style style:name="T750" style:family="text">
      <style:text-properties style:use-window-font-color="true" style:font-name="Aegean:cv29=8" fo:language="en" fo:country="US" fo:font-weight="normal" officeooo:rsid="002649d7" style:font-weight-asian="normal" style:font-name-complex="Aegean1" style:font-weight-complex="normal"/>
    </style:style>
    <style:style style:name="T751" style:family="text">
      <style:text-properties style:use-window-font-color="true" style:font-name="Aegean:cv29=9" fo:font-size="14pt" style:font-size-asian="14pt" style:font-size-complex="14pt"/>
    </style:style>
    <style:style style:name="T752" style:family="text">
      <style:text-properties style:use-window-font-color="true" style:font-name="Aegean:cv29=9" fo:font-size="16pt" fo:background-color="transparent" loext:char-shading-value="0" style:font-size-asian="16pt" style:font-size-complex="16pt"/>
    </style:style>
    <style:style style:name="T753" style:family="text">
      <style:text-properties style:use-window-font-color="true" style:font-name="Aegean:cv29=9" fo:language="en" fo:country="US" fo:font-weight="normal" officeooo:rsid="002649d7" style:font-weight-asian="normal" style:font-name-complex="Aegean1" style:font-weight-complex="normal"/>
    </style:style>
    <style:style style:name="T754" style:family="text">
      <style:text-properties style:use-window-font-color="true" style:font-name="Aegean:cv29=10"/>
    </style:style>
    <style:style style:name="T755" style:family="text">
      <style:text-properties style:use-window-font-color="true" style:font-name="Aegean:cv29=10" fo:font-size="14pt" style:font-size-asian="14pt" style:font-size-complex="14pt"/>
    </style:style>
    <style:style style:name="T756" style:family="text">
      <style:text-properties style:use-window-font-color="true" style:font-name="Aegean:cv29=10" fo:font-size="16pt" fo:background-color="transparent" loext:char-shading-value="0" style:font-size-asian="16pt" style:font-size-complex="16pt"/>
    </style:style>
    <style:style style:name="T757" style:family="text">
      <style:text-properties style:use-window-font-color="true" style:font-name="Aegean:cv31" fo:font-size="16pt" style:font-size-asian="16pt" style:font-size-complex="16pt"/>
    </style:style>
    <style:style style:name="T758" style:family="text">
      <style:text-properties style:use-window-font-color="true" style:font-name="Aegean:cv31" fo:language="en" fo:country="US" style:font-name-complex="Aegean1"/>
    </style:style>
    <style:style style:name="T759" style:family="text">
      <style:text-properties style:use-window-font-color="true" style:font-name="Aegean:cv31=2" fo:font-size="16pt" style:font-size-asian="16pt" style:font-size-complex="16pt"/>
    </style:style>
    <style:style style:name="T760" style:family="text">
      <style:text-properties style:use-window-font-color="true" style:font-name="Aegean:cv31=3" fo:font-size="16pt" style:font-size-asian="16pt" style:font-size-complex="16pt"/>
    </style:style>
    <style:style style:name="T761" style:family="text">
      <style:text-properties style:use-window-font-color="true" style:font-name="Aegean:cv31=4" fo:font-size="16pt" style:font-size-asian="16pt" style:font-size-complex="16pt"/>
    </style:style>
    <style:style style:name="T762" style:family="text">
      <style:text-properties style:use-window-font-color="true" style:font-name="Aegean:cv31=5" fo:font-size="16pt" style:font-size-asian="16pt" style:font-size-complex="16pt"/>
    </style:style>
    <style:style style:name="T763" style:family="text">
      <style:text-properties style:use-window-font-color="true" style:font-name="Aegean:cv31=6" fo:font-size="16pt" style:font-size-asian="16pt" style:font-size-complex="16pt"/>
    </style:style>
    <style:style style:name="T764" style:family="text">
      <style:text-properties style:use-window-font-color="true" style:font-name="Aegean:cv31=7" fo:font-size="16pt" style:font-size-asian="16pt" style:font-size-complex="16pt"/>
    </style:style>
    <style:style style:name="T765" style:family="text">
      <style:text-properties style:use-window-font-color="true" style:font-name="Aegean:cv31=8" fo:font-size="16pt" style:font-size-asian="16pt" style:font-size-complex="16pt"/>
    </style:style>
    <style:style style:name="T766" style:family="text">
      <style:text-properties style:use-window-font-color="true" style:font-name="Aegean:cv31=9" fo:font-size="16pt" style:font-size-asian="16pt" style:font-size-complex="16pt"/>
    </style:style>
    <style:style style:name="T767" style:family="text">
      <style:text-properties style:use-window-font-color="true" style:font-name="Aegean:cv31=10" fo:font-size="16pt" style:font-size-asian="16pt" style:font-size-complex="16pt"/>
    </style:style>
    <style:style style:name="T768" style:family="text">
      <style:text-properties style:use-window-font-color="true" style:font-name="Aegean:cv31=11" fo:font-size="16pt" style:font-size-asian="16pt" style:font-size-complex="16pt"/>
    </style:style>
    <style:style style:name="T769" style:family="text">
      <style:text-properties style:use-window-font-color="true" style:font-name="Aegean:cv31=12" fo:font-size="16pt" style:font-size-asian="16pt" style:font-size-complex="16pt"/>
    </style:style>
    <style:style style:name="T770" style:family="text">
      <style:text-properties style:use-window-font-color="true" style:font-name="Aegean:cv31=13" fo:font-size="16pt" style:font-size-asian="16pt" style:font-size-complex="16pt"/>
    </style:style>
    <style:style style:name="T771" style:family="text">
      <style:text-properties style:use-window-font-color="true" style:font-name="Aegean:cv31=14" fo:font-size="16pt" style:font-size-asian="16pt" style:font-size-complex="16pt"/>
    </style:style>
    <style:style style:name="T772" style:family="text">
      <style:text-properties style:use-window-font-color="true" style:font-name="Aegean:cv31=15" fo:font-size="16pt" style:font-size-asian="16pt" style:font-size-complex="16pt"/>
    </style:style>
    <style:style style:name="T773" style:family="text">
      <style:text-properties style:use-window-font-color="true" style:font-name="Aegean:cv31=16" fo:font-size="16pt" style:font-size-asian="16pt" style:font-size-complex="16pt"/>
    </style:style>
    <style:style style:name="T774" style:family="text">
      <style:text-properties style:use-window-font-color="true" style:font-name="Aegean:cv31=17" fo:font-size="16pt" style:font-size-asian="16pt" style:font-size-complex="16pt"/>
    </style:style>
    <style:style style:name="T775" style:family="text">
      <style:text-properties style:use-window-font-color="true" style:font-name="Aegean:cv31=18" fo:font-size="16pt" style:font-size-asian="16pt" style:font-size-complex="16pt"/>
    </style:style>
    <style:style style:name="T776" style:family="text">
      <style:text-properties style:use-window-font-color="true" style:font-name="Aegean:cv31=19" fo:font-size="16pt" style:font-size-asian="16pt" style:font-size-complex="16pt"/>
    </style:style>
    <style:style style:name="T777" style:family="text">
      <style:text-properties style:use-window-font-color="true" style:font-name="Aegean:cv31=20" fo:font-size="16pt" style:font-size-asian="16pt" style:font-size-complex="16pt"/>
    </style:style>
    <style:style style:name="T778" style:family="text">
      <style:text-properties style:use-window-font-color="true" style:font-name="Aegean:cv31=21" fo:font-size="16pt" style:font-size-asian="16pt" style:font-size-complex="16pt"/>
    </style:style>
    <style:style style:name="T779" style:family="text">
      <style:text-properties style:use-window-font-color="true" style:font-name="Aegean:cv31=22" fo:font-size="16pt" style:font-size-asian="16pt" style:font-size-complex="16pt"/>
    </style:style>
    <style:style style:name="T780" style:family="text">
      <style:text-properties style:use-window-font-color="true" style:font-name="Aegean:cv31=23" fo:font-size="16pt" style:font-size-asian="16pt" style:font-size-complex="16pt"/>
    </style:style>
    <style:style style:name="T781" style:family="text">
      <style:text-properties style:use-window-font-color="true" style:font-name="Aegean:cv31=24" fo:font-size="16pt" style:font-size-asian="16pt" style:font-size-complex="16pt"/>
    </style:style>
    <style:style style:name="T782" style:family="text">
      <style:text-properties style:use-window-font-color="true" style:font-name="Aegean:cv31=24" fo:font-size="12pt" officeooo:rsid="00466350" fo:background-color="transparent" loext:char-shading-value="0" style:font-name-asian="Times New Roman2" style:font-size-asian="12pt" style:language-asian="el" style:country-asian="GR" style:font-size-complex="12pt" style:language-complex="he" style:country-complex="IL"/>
    </style:style>
    <style:style style:name="T783" style:family="text">
      <style:text-properties style:use-window-font-color="true" style:font-name="Aegean:cv31=24" fo:font-size="12pt" officeooo:rsid="00a6784f" fo:background-color="transparent" loext:char-shading-value="0" style:font-name-asian="Times New Roman2" style:font-size-asian="12pt" style:language-asian="el" style:country-asian="GR" style:font-size-complex="12pt" style:language-complex="he" style:country-complex="IL"/>
    </style:style>
    <style:style style:name="T784" style:family="text">
      <style:text-properties style:use-window-font-color="true" style:font-name="Aegean:cv31=25" fo:font-size="16pt" style:font-size-asian="16pt" style:font-size-complex="16pt"/>
    </style:style>
    <style:style style:name="T785" style:family="text">
      <style:text-properties style:use-window-font-color="true" style:font-name="Aegean:cv31=25" fo:font-size="12pt" officeooo:rsid="00466350" fo:background-color="transparent" loext:char-shading-value="0" style:font-name-asian="Times New Roman2" style:font-size-asian="12pt" style:language-asian="el" style:country-asian="GR" style:font-size-complex="12pt" style:language-complex="he" style:country-complex="IL"/>
    </style:style>
    <style:style style:name="T786" style:family="text">
      <style:text-properties style:use-window-font-color="true" style:font-name="Aegean:cv31=25" fo:font-size="12pt" officeooo:rsid="00a6784f" fo:background-color="transparent" loext:char-shading-value="0" style:font-name-asian="Times New Roman2" style:font-size-asian="12pt" style:language-asian="el" style:country-asian="GR" style:font-size-complex="12pt" style:language-complex="he" style:country-complex="IL"/>
    </style:style>
    <style:style style:name="T787" style:family="text">
      <style:text-properties style:use-window-font-color="true" style:font-name="Aegean:cv31=26" fo:font-size="16pt" fo:font-weight="normal" style:font-size-asian="16pt" style:font-weight-asian="normal" style:font-size-complex="16pt" style:font-weight-complex="normal"/>
    </style:style>
    <style:style style:name="T788" style:family="text">
      <style:text-properties style:use-window-font-color="true" style:font-name="Aegean:cv31=26" fo:font-size="12pt" fo:font-weight="normal" officeooo:rsid="00f55d34"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789" style:family="text">
      <style:text-properties style:use-window-font-color="true" style:font-name="Aegean:cv31=26" fo:font-size="12pt" fo:font-weight="normal" officeooo:rsid="00a6784f"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790" style:family="text">
      <style:text-properties style:use-window-font-color="true" style:font-name="Aegean:cv31=27" fo:font-size="16pt" fo:font-weight="normal" style:font-size-asian="16pt" style:font-weight-asian="normal" style:font-size-complex="16pt" style:font-weight-complex="normal"/>
    </style:style>
    <style:style style:name="T791" style:family="text">
      <style:text-properties style:use-window-font-color="true" style:font-name="Aegean:cv31=27" fo:language="en" fo:country="US" fo:font-weight="normal" style:font-weight-asian="normal" style:font-name-complex="Aegean1" style:font-weight-complex="normal"/>
    </style:style>
    <style:style style:name="T792" style:family="text">
      <style:text-properties style:use-window-font-color="true" style:font-name="Aegean:cv31=28" fo:font-size="16pt" fo:font-weight="normal" style:font-size-asian="16pt" style:font-weight-asian="normal" style:font-size-complex="16pt" style:font-weight-complex="normal"/>
    </style:style>
    <style:style style:name="T793" style:family="text">
      <style:text-properties style:use-window-font-color="true" style:font-name="Aegean:cv31=28" fo:language="en" fo:country="US" fo:font-weight="normal" style:font-weight-asian="normal" style:font-name-complex="Aegean1" style:font-weight-complex="normal"/>
    </style:style>
    <style:style style:name="T794" style:family="text">
      <style:text-properties style:use-window-font-color="true" style:font-name="Aegean:cv31=29" fo:font-size="16pt" fo:font-weight="normal" style:font-size-asian="16pt" style:font-weight-asian="normal" style:font-size-complex="16pt" style:font-weight-complex="normal"/>
    </style:style>
    <style:style style:name="T795" style:family="text">
      <style:text-properties style:use-window-font-color="true" style:font-name="Aegean:cv31=29" fo:language="en" fo:country="US" fo:font-weight="normal" style:font-weight-asian="normal" style:font-name-complex="Aegean1" style:font-weight-complex="normal"/>
    </style:style>
    <style:style style:name="T796" style:family="text">
      <style:text-properties style:use-window-font-color="true" style:font-name="Aegean:cv31=29" fo:font-size="14pt" fo:font-weight="normal" style:font-size-asian="14pt" style:font-weight-asian="normal" style:font-size-complex="14pt" style:font-weight-complex="normal"/>
    </style:style>
    <style:style style:name="T797" style:family="text">
      <style:text-properties style:use-window-font-color="true" style:font-name="Aegean:cv31=30" fo:font-size="16pt" fo:font-weight="normal" style:font-size-asian="16pt" style:font-weight-asian="normal" style:font-size-complex="16pt" style:font-weight-complex="normal"/>
    </style:style>
    <style:style style:name="T798" style:family="text">
      <style:text-properties style:use-window-font-color="true" style:font-name="Aegean:cv31=30" fo:font-size="14pt" fo:font-weight="normal" style:font-size-asian="14pt" style:font-weight-asian="normal" style:font-size-complex="14pt" style:font-weight-complex="normal"/>
    </style:style>
    <style:style style:name="T799" style:family="text">
      <style:text-properties style:use-window-font-color="true" style:font-name="Aegean:cv31=30" fo:language="en" fo:country="US" fo:font-weight="normal" style:font-weight-asian="normal" style:font-name-complex="Aegean1" style:font-weight-complex="normal"/>
    </style:style>
    <style:style style:name="T800" style:family="text">
      <style:text-properties style:use-window-font-color="true" style:font-name="Aegean:cv31=31" fo:font-size="16pt" fo:font-weight="normal" style:font-size-asian="16pt" style:font-weight-asian="normal" style:font-size-complex="16pt" style:font-weight-complex="normal"/>
    </style:style>
    <style:style style:name="T801" style:family="text">
      <style:text-properties style:use-window-font-color="true" style:font-name="Aegean:cv31=31" fo:language="en" fo:country="US" fo:font-weight="normal" style:font-weight-asian="normal" style:font-name-complex="Aegean1" style:font-weight-complex="normal"/>
    </style:style>
    <style:style style:name="T802" style:family="text">
      <style:text-properties style:use-window-font-color="true" style:font-name="Aegean:cv12" fo:font-size="16pt" style:font-size-asian="16pt" style:font-name-complex="Aegean1" style:font-size-complex="16pt"/>
    </style:style>
    <style:style style:name="T803" style:family="text">
      <style:text-properties style:use-window-font-color="true" style:font-name="Aegean:cv12" fo:language="en" fo:country="US" fo:font-weight="normal" officeooo:rsid="002649d7" style:font-weight-asian="normal" style:font-name-complex="Aegean1" style:font-weight-complex="normal"/>
    </style:style>
    <style:style style:name="T804" style:family="text">
      <style:text-properties style:use-window-font-color="true" style:font-name="Aegean:cv12" fo:font-size="12pt" fo:font-weight="normal" officeooo:rsid="0018f157"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805" style:family="text">
      <style:text-properties style:use-window-font-color="true" style:font-name="Aegean:cv12" fo:font-size="12pt" fo:font-weight="normal" officeooo:rsid="00a6784f"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806" style:family="text">
      <style:text-properties style:use-window-font-color="true" style:font-name="Aegean:cv12=2" fo:font-size="16pt" style:font-size-asian="16pt" style:font-name-complex="Aegean1" style:font-size-complex="16pt"/>
    </style:style>
    <style:style style:name="T807" style:family="text">
      <style:text-properties style:use-window-font-color="true" style:font-name="Aegean:cv12=2" fo:language="en" fo:country="US" fo:font-weight="normal" officeooo:rsid="002649d7" style:font-weight-asian="normal" style:font-name-complex="Aegean1" style:font-weight-complex="normal"/>
    </style:style>
    <style:style style:name="T808" style:family="text">
      <style:text-properties style:use-window-font-color="true" style:font-name="Aegean:cv12=4" fo:font-size="16pt" style:font-size-asian="16pt" style:font-name-complex="Aegean1" style:font-size-complex="16pt"/>
    </style:style>
    <style:style style:name="T809" style:family="text">
      <style:text-properties style:use-window-font-color="true" style:font-name="Aegean:cv12=5" fo:font-size="16pt" fo:language="en" fo:country="US" fo:font-weight="normal" officeooo:rsid="002649d7" style:font-size-asian="16pt" style:font-weight-asian="normal" style:font-name-complex="Aegean1" style:font-size-complex="16pt" style:font-weight-complex="normal"/>
    </style:style>
    <style:style style:name="T810" style:family="text">
      <style:text-properties style:use-window-font-color="true" style:font-name="Aegean:cv12=6" fo:font-size="16pt" fo:language="en" fo:country="US" fo:font-weight="normal" officeooo:rsid="002649d7" style:font-size-asian="16pt" style:font-weight-asian="normal" style:font-name-complex="Aegean1" style:font-size-complex="16pt" style:font-weight-complex="normal"/>
    </style:style>
    <style:style style:name="T811" style:family="text">
      <style:text-properties style:use-window-font-color="true" style:font-name="Aegean:cv12=6" fo:language="en" fo:country="US" fo:font-weight="normal" officeooo:rsid="002649d7" style:font-weight-asian="normal" style:font-name-complex="Aegean1" style:font-weight-complex="normal"/>
    </style:style>
    <style:style style:name="T812" style:family="text">
      <style:text-properties style:use-window-font-color="true" style:font-name="Aegean:cv12=7" fo:font-size="16pt" fo:language="en" fo:country="US" fo:font-weight="normal" officeooo:rsid="002649d7" style:font-size-asian="16pt" style:font-weight-asian="normal" style:font-name-complex="Aegean1" style:font-size-complex="16pt" style:font-weight-complex="normal"/>
    </style:style>
    <style:style style:name="T813" style:family="text">
      <style:text-properties style:use-window-font-color="true" style:font-name="Aegean:cv12=7" fo:language="en" fo:country="US" fo:font-weight="normal" officeooo:rsid="002649d7" style:font-weight-asian="normal" style:font-name-complex="Aegean1" style:font-weight-complex="normal"/>
    </style:style>
    <style:style style:name="T814" style:family="text">
      <style:text-properties style:use-window-font-color="true" style:font-name="Aegean:cv12=8" fo:font-size="16pt" fo:language="en" fo:country="US" fo:font-weight="normal" officeooo:rsid="002649d7" style:font-size-asian="16pt" style:font-weight-asian="normal" style:font-name-complex="Aegean1" style:font-size-complex="16pt" style:font-weight-complex="normal"/>
    </style:style>
    <style:style style:name="T815" style:family="text">
      <style:text-properties style:use-window-font-color="true" style:font-name="Aegean:cv12=8" fo:language="en" fo:country="US" fo:font-weight="normal" officeooo:rsid="002649d7" style:font-weight-asian="normal" style:font-name-complex="Aegean1" style:font-weight-complex="normal"/>
    </style:style>
    <style:style style:name="T816" style:family="text">
      <style:text-properties style:use-window-font-color="true" style:font-name="Aegean:cv12=9" fo:font-size="16pt" fo:language="en" fo:country="US" fo:font-weight="normal" officeooo:rsid="002649d7" style:font-size-asian="16pt" style:font-weight-asian="normal" style:font-name-complex="Aegean1" style:font-size-complex="16pt" style:font-weight-complex="normal"/>
    </style:style>
    <style:style style:name="T817" style:family="text">
      <style:text-properties style:use-window-font-color="true" style:font-name="Aegean:cv12=10" fo:font-size="16pt" fo:language="en" fo:country="US" fo:font-weight="normal" officeooo:rsid="002649d7" style:font-size-asian="16pt" style:font-weight-asian="normal" style:font-name-complex="Aegean1" style:font-size-complex="16pt" style:font-weight-complex="normal"/>
    </style:style>
    <style:style style:name="T818" style:family="text">
      <style:text-properties style:use-window-font-color="true" style:font-name="Aegean:cv12=10" fo:language="en" fo:country="US" officeooo:rsid="002649d7" style:font-name-complex="Aegean1"/>
    </style:style>
    <style:style style:name="T819" style:family="text">
      <style:text-properties style:use-window-font-color="true" style:font-name="Aegean:cv12=11" fo:font-size="16pt" fo:language="en" fo:country="US" fo:font-weight="normal" officeooo:rsid="002649d7" style:font-size-asian="16pt" style:font-weight-asian="normal" style:font-name-complex="Aegean1" style:font-size-complex="16pt" style:font-weight-complex="normal"/>
    </style:style>
    <style:style style:name="T820" style:family="text">
      <style:text-properties style:use-window-font-color="true" style:font-name="Aegean:cv29" fo:font-size="16pt" fo:background-color="transparent" loext:char-shading-value="0" style:font-size-asian="16pt" style:font-size-complex="16pt"/>
    </style:style>
    <style:style style:name="T821" style:family="text">
      <style:text-properties style:use-window-font-color="true" style:font-name="Aegean:cv29" fo:language="en" fo:country="US" fo:font-weight="normal" officeooo:rsid="002649d7" style:font-weight-asian="normal" style:font-name-complex="Aegean1" style:font-weight-complex="normal"/>
    </style:style>
    <style:style style:name="T822" style:family="text">
      <style:text-properties style:use-window-font-color="true" style:font-name="Aegean:cv29=2" fo:font-size="16pt" fo:background-color="transparent" loext:char-shading-value="0" style:font-size-asian="16pt" style:font-size-complex="16pt"/>
    </style:style>
    <style:style style:name="T823" style:family="text">
      <style:text-properties style:use-window-font-color="true" style:font-name="Aegean:cv29=3" fo:font-size="16pt" fo:background-color="transparent" loext:char-shading-value="0" style:font-size-asian="16pt" style:font-size-complex="16pt"/>
    </style:style>
    <style:style style:name="T824" style:family="text">
      <style:text-properties style:use-window-font-color="true" style:font-name="Aegean:cv29=3" fo:language="en" fo:country="US" fo:font-weight="normal" officeooo:rsid="002649d7" fo:background-color="transparent" loext:char-shading-value="0" style:font-weight-asian="normal" style:font-name-complex="Aegean1" style:font-weight-complex="normal"/>
    </style:style>
    <style:style style:name="T825" style:family="text">
      <style:text-properties style:use-window-font-color="true" style:font-name="Aegean:cv29=4" fo:font-size="16pt" fo:background-color="transparent" loext:char-shading-value="0" style:font-size-asian="16pt" style:font-size-complex="16pt"/>
    </style:style>
    <style:style style:name="T826" style:family="text">
      <style:text-properties style:use-window-font-color="true" style:font-name="Aegean:cv29=5" fo:font-size="16pt" fo:background-color="transparent" loext:char-shading-value="0" style:font-size-asian="16pt" style:font-size-complex="16pt"/>
    </style:style>
    <style:style style:name="T827" style:family="text">
      <style:text-properties style:use-window-font-color="true" style:font-name="Aegean:cv29=6" fo:font-size="16pt" fo:background-color="transparent" loext:char-shading-value="0" style:font-size-asian="16pt" style:font-size-complex="16pt"/>
    </style:style>
    <style:style style:name="T828" style:family="text">
      <style:text-properties style:use-window-font-color="true" style:font-name="Aegean:cv29=11"/>
    </style:style>
    <style:style style:name="T829" style:family="text">
      <style:text-properties style:use-window-font-color="true" style:font-name="Aegean:cv29=11" fo:font-size="16pt" fo:background-color="transparent" loext:char-shading-value="0" style:font-size-asian="16pt" style:font-size-complex="16pt"/>
    </style:style>
    <style:style style:name="T830" style:family="text">
      <style:text-properties style:use-window-font-color="true" style:font-name="Aegean:cv29=12"/>
    </style:style>
    <style:style style:name="T831" style:family="text">
      <style:text-properties style:use-window-font-color="true" style:font-name="Aegean:cv29=12" fo:font-size="16pt" fo:background-color="transparent" loext:char-shading-value="0" style:font-size-asian="16pt" style:font-size-complex="16pt"/>
    </style:style>
    <style:style style:name="T832" style:family="text">
      <style:text-properties style:use-window-font-color="true" style:font-name="Aegean:cv29=13"/>
    </style:style>
    <style:style style:name="T833" style:family="text">
      <style:text-properties style:use-window-font-color="true" style:font-name="Aegean:cv29=13" fo:font-size="16pt" fo:background-color="transparent" loext:char-shading-value="0" style:font-size-asian="16pt" style:font-size-complex="16pt"/>
    </style:style>
    <style:style style:name="T834" style:family="text">
      <style:text-properties style:use-window-font-color="true" style:font-name="Aegean:cv29=14" fo:font-size="16pt" fo:background-color="transparent" loext:char-shading-value="0" style:font-size-asian="16pt" style:font-size-complex="16pt"/>
    </style:style>
    <style:style style:name="T835" style:family="text">
      <style:text-properties style:use-window-font-color="true" style:font-name="Aegean:cv29=15"/>
    </style:style>
    <style:style style:name="T836" style:family="text">
      <style:text-properties style:use-window-font-color="true" style:font-name="Aegean:cv29=15" fo:font-size="16pt" fo:background-color="transparent" loext:char-shading-value="0" style:font-size-asian="16pt" style:font-size-complex="16pt"/>
    </style:style>
    <style:style style:name="T837" style:family="text">
      <style:text-properties style:use-window-font-color="true" style:font-name="Aegean:cv29=15" fo:language="en" fo:country="US" fo:font-weight="normal" officeooo:rsid="002649d7" style:font-weight-asian="normal" style:font-weight-complex="normal"/>
    </style:style>
    <style:style style:name="T838" style:family="text">
      <style:text-properties style:use-window-font-color="true" style:font-name="Aegean:cv29=16"/>
    </style:style>
    <style:style style:name="T839" style:family="text">
      <style:text-properties style:use-window-font-color="true" style:font-name="Aegean:cv29=16" fo:font-size="16pt" fo:background-color="transparent" loext:char-shading-value="0" style:font-size-asian="16pt" style:font-size-complex="16pt"/>
    </style:style>
    <style:style style:name="T840" style:family="text">
      <style:text-properties style:use-window-font-color="true" style:font-name="Aegean:cv29=17" fo:font-size="16pt" fo:background-color="transparent" loext:char-shading-value="0" style:font-size-asian="16pt" style:font-size-complex="16pt"/>
    </style:style>
    <style:style style:name="T841" style:family="text">
      <style:text-properties style:use-window-font-color="true" style:font-name="Aegean:cv29=18" fo:font-size="16pt" fo:language="en" fo:country="US" fo:background-color="transparent" loext:char-shading-value="0" style:font-size-asian="16pt" style:font-size-complex="16pt"/>
    </style:style>
    <style:style style:name="T842" style:family="text">
      <style:text-properties style:use-window-font-color="true" style:font-name="Aegean:cv29=20" fo:font-size="16pt" fo:background-color="transparent" loext:char-shading-value="0" style:font-size-asian="16pt" style:font-size-complex="16pt"/>
    </style:style>
    <style:style style:name="T843" style:family="text">
      <style:text-properties style:use-window-font-color="true" style:font-name="Aegean:cv29=22" fo:font-size="16pt" fo:language="en" fo:country="US" fo:font-weight="normal" officeooo:rsid="002649d7" fo:background-color="transparent" loext:char-shading-value="0" style:font-size-asian="16pt" style:font-weight-asian="normal" style:font-name-complex="Aegean1" style:font-size-complex="16pt" style:font-weight-complex="normal"/>
    </style:style>
    <style:style style:name="T844" style:family="text">
      <style:text-properties style:use-window-font-color="true" style:font-name="Aegean:cv29=22" fo:language="en" fo:country="US" fo:font-weight="normal" officeooo:rsid="002649d7" style:font-weight-asian="normal" style:font-name-complex="Aegean1" style:font-weight-complex="normal"/>
    </style:style>
    <style:style style:name="T845" style:family="text">
      <style:text-properties style:use-window-font-color="true" style:font-name="Aegean:cv29=23" fo:font-size="16pt" fo:language="en" fo:country="US" fo:font-weight="normal" officeooo:rsid="002649d7" fo:background-color="transparent" loext:char-shading-value="0" style:font-size-asian="16pt" style:font-weight-asian="normal" style:font-name-complex="Aegean1" style:font-size-complex="16pt" style:font-weight-complex="normal"/>
    </style:style>
    <style:style style:name="T846" style:family="text">
      <style:text-properties style:use-window-font-color="true" style:font-name="Aegean:cv29=23" fo:language="en" fo:country="US" fo:font-weight="normal" officeooo:rsid="002649d7" style:font-weight-asian="normal" style:font-name-complex="Aegean1" style:font-weight-complex="normal"/>
    </style:style>
    <style:style style:name="T847" style:family="text">
      <style:text-properties style:use-window-font-color="true" style:font-name="Aegean:cv29=24" fo:font-size="16pt" fo:language="en" fo:country="US" fo:font-weight="normal" officeooo:rsid="002649d7" fo:background-color="transparent" loext:char-shading-value="0" style:font-size-asian="16pt" style:font-weight-asian="normal" style:font-name-complex="Aegean1" style:font-size-complex="16pt" style:font-weight-complex="normal"/>
    </style:style>
    <style:style style:name="T848" style:family="text">
      <style:text-properties style:use-window-font-color="true" style:font-name="Aegean:cv29=24" fo:language="en" fo:country="US" fo:font-weight="normal" officeooo:rsid="002649d7" style:font-weight-asian="normal" style:font-name-complex="Aegean1" style:font-weight-complex="normal"/>
    </style:style>
    <style:style style:name="T849" style:family="text">
      <style:text-properties style:use-window-font-color="true" style:font-name="Aegean:cv29=25" fo:font-size="16pt" fo:language="en" fo:country="US" fo:font-weight="normal" officeooo:rsid="002649d7" fo:background-color="transparent" loext:char-shading-value="0" style:font-size-asian="16pt" style:font-weight-asian="normal" style:font-name-complex="Aegean1" style:font-size-complex="16pt" style:font-weight-complex="normal"/>
    </style:style>
    <style:style style:name="T850" style:family="text">
      <style:text-properties style:use-window-font-color="true" style:font-name="Aegean:cv29=25" fo:language="en" fo:country="US" fo:font-weight="normal" officeooo:rsid="002649d7" style:font-weight-asian="normal" style:font-name-complex="Aegean1" style:font-weight-complex="normal"/>
    </style:style>
    <style:style style:name="T851" style:family="text">
      <style:text-properties style:use-window-font-color="true" style:font-name="Aegean:cv29=26" fo:font-size="16pt" fo:language="en" fo:country="US" fo:font-weight="normal" officeooo:rsid="002649d7" fo:background-color="transparent" loext:char-shading-value="0" style:font-size-asian="16pt" style:font-weight-asian="normal" style:font-name-complex="Aegean1" style:font-size-complex="16pt" style:font-weight-complex="normal"/>
    </style:style>
    <style:style style:name="T852" style:family="text">
      <style:text-properties style:use-window-font-color="true" style:font-name="Aegean:cv29=26" fo:language="en" fo:country="US" fo:font-weight="normal" officeooo:rsid="002649d7" style:font-weight-asian="normal" style:font-name-complex="Aegean1" style:font-weight-complex="normal"/>
    </style:style>
    <style:style style:name="T853" style:family="text">
      <style:text-properties style:use-window-font-color="true" style:font-name="Aegean:cv29=27" fo:font-size="16pt" fo:language="en" fo:country="US" fo:font-weight="normal" officeooo:rsid="002649d7" fo:background-color="transparent" loext:char-shading-value="0" style:font-size-asian="16pt" style:font-weight-asian="normal" style:font-name-complex="Aegean1" style:font-size-complex="16pt" style:font-weight-complex="normal"/>
    </style:style>
    <style:style style:name="T854" style:family="text">
      <style:text-properties style:use-window-font-color="true" style:font-name="Aegean:cv29=27" fo:language="en" fo:country="US" fo:font-weight="normal" officeooo:rsid="002649d7" style:font-weight-asian="normal" style:font-name-complex="Aegean1" style:font-weight-complex="normal"/>
    </style:style>
    <style:style style:name="T855" style:family="text">
      <style:text-properties style:use-window-font-color="true" style:font-name="Aegean:cv29=28" fo:font-size="16pt" fo:language="en" fo:country="US" fo:font-weight="normal" officeooo:rsid="002649d7" fo:background-color="transparent" loext:char-shading-value="0" style:font-size-asian="16pt" style:font-weight-asian="normal" style:font-name-complex="Aegean1" style:font-size-complex="16pt" style:font-weight-complex="normal"/>
    </style:style>
    <style:style style:name="T856" style:family="text">
      <style:text-properties style:use-window-font-color="true" style:font-name="Aegean:cv29=28" fo:language="en" fo:country="US" fo:font-weight="normal" officeooo:rsid="002649d7" style:font-weight-asian="normal" style:font-name-complex="Aegean1" style:font-weight-complex="normal"/>
    </style:style>
    <style:style style:name="T857" style:family="text">
      <style:text-properties style:use-window-font-color="true" style:font-name="Aegean:cv29=29" fo:font-size="16pt" fo:language="en" fo:country="US" fo:font-weight="normal" officeooo:rsid="002649d7" fo:background-color="transparent" loext:char-shading-value="0" style:font-size-asian="16pt" style:font-weight-asian="normal" style:font-name-complex="Aegean1" style:font-size-complex="16pt" style:font-weight-complex="normal"/>
    </style:style>
    <style:style style:name="T858" style:family="text">
      <style:text-properties style:use-window-font-color="true" style:font-name="Aegean:cv29=29" fo:language="en" fo:country="US" fo:font-weight="normal" officeooo:rsid="002649d7" style:font-weight-asian="normal" style:font-name-complex="Aegean1" style:font-weight-complex="normal"/>
    </style:style>
    <style:style style:name="T859" style:family="text">
      <style:text-properties style:use-window-font-color="true" style:font-name="Aegean:cv15=7"/>
    </style:style>
    <style:style style:name="T860" style:family="text">
      <style:text-properties style:use-window-font-color="true" style:font-name="Aegean:aalt=12" fo:font-size="16pt" fo:language="en" fo:country="US" officeooo:rsid="00ed8d51" style:font-name-asian="Aegean2" style:font-size-asian="16pt" style:font-name-complex="Aegean2" style:font-size-complex="16pt"/>
    </style:style>
    <style:style style:name="T861" style:family="text">
      <style:text-properties style:use-window-font-color="true" style:font-name="Aegean:aalt=13" fo:font-size="16pt" fo:language="en" fo:country="US" officeooo:rsid="00ed8d51" style:font-name-asian="Aegean2" style:font-size-asian="16pt" style:font-name-complex="Aegean2" style:font-size-complex="16pt"/>
    </style:style>
    <style:style style:name="T862" style:family="text">
      <style:text-properties style:use-window-font-color="true" style:font-name="Aegean:aalt=14" fo:font-size="16pt" fo:language="en" fo:country="US" officeooo:rsid="00ed8d51" style:font-name-asian="Aegean2" style:font-size-asian="16pt" style:font-name-complex="Aegean2" style:font-size-complex="16pt"/>
    </style:style>
    <style:style style:name="T863" style:family="text">
      <style:text-properties style:use-window-font-color="true" fo:font-size="16pt" style:font-size-asian="16pt" style:font-size-complex="16pt"/>
    </style:style>
    <style:style style:name="T864" style:family="text">
      <style:text-properties style:use-window-font-color="true" style:font-name="Calibri Light2" fo:font-size="9pt" fo:language="en" fo:country="US" officeooo:rsid="008ab691" style:font-name-asian="Calibri Light2" style:font-size-asian="9pt" style:font-name-complex="Calibri Light2" style:font-size-complex="9pt"/>
    </style:style>
    <style:style style:name="T865" style:family="text">
      <style:text-properties style:use-window-font-color="true" style:font-name="Calibri Light2" fo:font-size="9pt" fo:language="en" fo:country="US" officeooo:rsid="008cb3e7" style:font-name-asian="Calibri Light2" style:font-size-asian="9pt" style:font-name-complex="Calibri Light2" style:font-size-complex="9pt"/>
    </style:style>
    <style:style style:name="T866" style:family="text">
      <style:text-properties style:use-window-font-color="true" style:font-name="Calibri Light2" fo:font-size="9pt" fo:language="en" fo:country="US" officeooo:rsid="0090d879" style:font-name-asian="Calibri Light2" style:font-size-asian="9pt" style:font-name-complex="Calibri Light2" style:font-size-complex="9pt"/>
    </style:style>
    <style:style style:name="T867" style:family="text">
      <style:text-properties style:use-window-font-color="true" style:font-name="Aegean:cv14=13" fo:language="en" fo:country="US" officeooo:rsid="00393f77" style:font-name-complex="Aegean1"/>
    </style:style>
    <style:style style:name="T868" style:family="text">
      <style:text-properties style:use-window-font-color="true" style:font-name="Aegean:cv14=13" fo:language="en" fo:country="US" fo:font-weight="normal" officeooo:rsid="002649d7" style:font-weight-asian="normal" style:font-name-complex="Aegean1" style:font-weight-complex="normal"/>
    </style:style>
    <style:style style:name="T869" style:family="text">
      <style:text-properties style:use-window-font-color="true" style:font-name="Aegean:cv14=3" fo:language="en" fo:country="US" style:font-name-complex="Aegean1"/>
    </style:style>
    <style:style style:name="T870" style:family="text">
      <style:text-properties style:use-window-font-color="true" style:font-name="Aegean:cv14=9" fo:language="en" fo:country="US" style:font-name-complex="Aegean1"/>
    </style:style>
    <style:style style:name="T871" style:family="text">
      <style:text-properties style:use-window-font-color="true" style:font-name="Aegean:cv14=9" fo:font-size="12pt" fo:font-weight="normal" officeooo:rsid="00466350"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872" style:family="text">
      <style:text-properties style:use-window-font-color="true" style:font-name="Aegean:cv14=9" fo:font-size="12pt" fo:font-weight="normal" officeooo:rsid="00a6784f"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873" style:family="text">
      <style:text-properties style:use-window-font-color="true" style:font-name="Aegean:cv14" fo:language="en" fo:country="US" style:font-name-complex="Aegean1"/>
    </style:style>
    <style:style style:name="T874" style:family="text">
      <style:text-properties style:use-window-font-color="true" style:font-name="Aegean:cv14" fo:language="en" fo:country="US" fo:font-weight="normal" officeooo:rsid="002649d7" style:font-weight-asian="normal" style:font-name-complex="Aegean1" style:font-weight-complex="normal"/>
    </style:style>
    <style:style style:name="T875" style:family="text">
      <style:text-properties style:use-window-font-color="true" style:font-name="Aegean:cv26=3" fo:language="en" fo:country="US" fo:font-weight="normal" officeooo:rsid="0018f157" style:font-weight-asian="normal" style:font-name-complex="Aegean1" style:font-weight-complex="normal"/>
    </style:style>
    <style:style style:name="T876" style:family="text">
      <style:text-properties style:use-window-font-color="true" style:font-name="Aegean:cv26=3" fo:font-size="12pt" fo:font-weight="normal" officeooo:rsid="0018f157"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877" style:family="text">
      <style:text-properties style:use-window-font-color="true" style:font-name="Aegean:cv26=3" fo:font-size="12pt" fo:font-weight="normal" officeooo:rsid="00a6784f"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878" style:family="text">
      <style:text-properties style:use-window-font-color="true" style:font-name="Aegean:cv26=21" fo:language="en" fo:country="US" fo:font-weight="normal" officeooo:rsid="001d6d0a" fo:background-color="transparent" loext:char-shading-value="0" style:font-weight-asian="normal" style:font-name-complex="Aegean1" style:font-weight-complex="normal"/>
    </style:style>
    <style:style style:name="T879" style:family="text">
      <style:text-properties style:use-window-font-color="true" style:font-name="Aegean:cv26=22" fo:language="en" fo:country="US" fo:font-weight="normal" officeooo:rsid="001d6d0a" style:font-weight-asian="normal" style:font-name-complex="Aegean1" style:font-weight-complex="normal"/>
    </style:style>
    <style:style style:name="T880" style:family="text">
      <style:text-properties style:use-window-font-color="true" style:font-name="Aegean:cv14=12" fo:language="en" fo:country="US" style:font-name-complex="Aegean1"/>
    </style:style>
    <style:style style:name="T881" style:family="text">
      <style:text-properties style:use-window-font-color="true" style:font-name="Aegean:cv14=12" fo:language="en" fo:country="US" fo:font-weight="normal" officeooo:rsid="002649d7" style:font-weight-asian="normal" style:font-name-complex="Aegean1" style:font-weight-complex="normal"/>
    </style:style>
    <style:style style:name="T882" style:family="text">
      <style:text-properties style:use-window-font-color="true" style:font-name="Aegean:cv26=16" fo:language="en" fo:country="US" fo:font-weight="normal" officeooo:rsid="0018f157" style:font-weight-asian="normal" style:font-name-complex="Aegean1" style:font-weight-complex="normal"/>
    </style:style>
    <style:style style:name="T883" style:family="text">
      <style:text-properties style:use-window-font-color="true" style:font-name="Aegean:cv26=16" fo:font-size="12pt" fo:font-weight="normal" officeooo:rsid="0018f157"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884" style:family="text">
      <style:text-properties style:use-window-font-color="true" style:font-name="Aegean:cv26=16" fo:font-size="12pt" fo:font-weight="normal" officeooo:rsid="00a6784f"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885" style:family="text">
      <style:text-properties style:use-window-font-color="true" style:font-name="Aegean:cv14=2" fo:language="en" fo:country="US" style:font-name-complex="Aegean1"/>
    </style:style>
    <style:style style:name="T886" style:family="text">
      <style:text-properties style:use-window-font-color="true" style:font-name="Aegean:cv14=4" fo:language="en" fo:country="US" style:font-name-complex="Aegean1"/>
    </style:style>
    <style:style style:name="T887" style:family="text">
      <style:text-properties style:use-window-font-color="true" style:font-name="Aegean:cv14=4" fo:language="en" fo:country="US" fo:font-weight="normal" style:font-weight-asian="normal" style:font-name-complex="Aegean1" style:font-weight-complex="normal"/>
    </style:style>
    <style:style style:name="T888" style:family="text">
      <style:text-properties style:use-window-font-color="true" style:font-name="Aegean:cv14=10" fo:language="en" fo:country="US" style:font-name-complex="Aegean1"/>
    </style:style>
    <style:style style:name="T889" style:family="text">
      <style:text-properties style:use-window-font-color="true" style:font-name="Aegean:cv14=10" fo:font-size="12pt" fo:font-weight="normal" officeooo:rsid="00466350"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890" style:family="text">
      <style:text-properties style:use-window-font-color="true" style:font-name="Aegean:cv14=10" fo:font-size="12pt" fo:font-weight="normal" officeooo:rsid="00a6784f"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891" style:family="text">
      <style:text-properties style:use-window-font-color="true" style:font-name="Aegean:cv14=8" fo:language="en" fo:country="US" style:font-name-complex="Aegean1"/>
    </style:style>
    <style:style style:name="T892" style:family="text">
      <style:text-properties style:use-window-font-color="true" style:font-name="Aegean:cv14=8" fo:font-size="12pt" officeooo:rsid="00466350" fo:background-color="transparent" loext:char-shading-value="0" style:font-name-asian="Times New Roman2" style:font-size-asian="12pt" style:language-asian="el" style:country-asian="GR" style:font-size-complex="12pt" style:language-complex="he" style:country-complex="IL"/>
    </style:style>
    <style:style style:name="T893" style:family="text">
      <style:text-properties style:use-window-font-color="true" style:font-name="Aegean:cv14=8" fo:font-size="12pt" officeooo:rsid="00a6784f" fo:background-color="transparent" loext:char-shading-value="0" style:font-name-asian="Times New Roman2" style:font-size-asian="12pt" style:language-asian="el" style:country-asian="GR" style:font-size-complex="12pt" style:language-complex="he" style:country-complex="IL"/>
    </style:style>
    <style:style style:name="T894" style:family="text">
      <style:text-properties style:use-window-font-color="true" style:font-name="Aegean:cv26=17" fo:font-size="12pt" fo:font-weight="normal" officeooo:rsid="0018f157"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895" style:family="text">
      <style:text-properties style:use-window-font-color="true" style:font-name="Aegean:cv26=17" fo:font-size="12pt" fo:font-weight="normal" officeooo:rsid="00a6784f"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896" style:family="text">
      <style:text-properties style:use-window-font-color="true" style:font-name="Aegean:cv26=18" fo:font-size="12pt" fo:font-weight="normal" officeooo:rsid="0018f157"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897" style:family="text">
      <style:text-properties style:use-window-font-color="true" style:font-name="Aegean:cv26=18" fo:font-size="12pt" fo:font-weight="normal" officeooo:rsid="00a6784f"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898" style:family="text">
      <style:text-properties style:use-window-font-color="true" style:font-name="Aegean:cv26=19" fo:font-size="12pt" fo:font-weight="normal" officeooo:rsid="0018f157"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899" style:family="text">
      <style:text-properties style:use-window-font-color="true" style:font-name="Aegean:cv26=19" fo:font-size="12pt" fo:font-weight="normal" officeooo:rsid="00a6784f"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900" style:family="text">
      <style:text-properties style:use-window-font-color="true" style:font-name="Aegean:cv14=11" fo:font-size="12pt" fo:font-weight="normal" officeooo:rsid="00466350"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901" style:family="text">
      <style:text-properties style:use-window-font-color="true" style:font-name="Aegean:cv14=11" fo:font-size="12pt" fo:font-weight="normal" officeooo:rsid="00a6784f"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902" style:family="text">
      <style:text-properties style:use-window-font-color="true" style:font-name="Aegean:cv14=11" fo:language="en" fo:country="US" fo:font-weight="normal" officeooo:rsid="002649d7" style:font-weight-asian="normal" style:font-name-complex="Aegean1" style:font-weight-complex="normal"/>
    </style:style>
    <style:style style:name="T903" style:family="text">
      <style:text-properties style:use-window-font-color="true" style:font-name="Aegean:cv14=6" fo:font-size="12pt" fo:font-weight="normal" officeooo:rsid="0018f157"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904" style:family="text">
      <style:text-properties style:use-window-font-color="true" style:font-name="Aegean:cv14=6" fo:font-size="12pt" fo:font-weight="normal" officeooo:rsid="00a6784f"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905" style:family="text">
      <style:text-properties style:use-window-font-color="true" style:font-name="Aegean:cv14=6" fo:language="en" fo:country="US" fo:font-weight="normal" style:font-weight-asian="normal" style:font-name-complex="Aegean1" style:font-weight-complex="normal"/>
    </style:style>
    <style:style style:name="T906" style:family="text">
      <style:text-properties style:use-window-font-color="true" style:font-name="Aegean:cv14=6" fo:language="en" fo:country="US" style:font-name-complex="Aegean1"/>
    </style:style>
    <style:style style:name="T907" style:family="text">
      <style:text-properties style:use-window-font-color="true" style:font-name="Aegean:cv26=8" fo:font-size="12pt" fo:font-weight="normal" officeooo:rsid="00a56ac7" fo:background-color="transparent" loext:char-shading-value="0" style:font-name-asian="Times New Roman2" style:font-size-asian="12pt" style:language-asian="el" style:country-asian="GR" style:font-weight-asian="normal" style:font-name-complex="Courier New1" style:font-size-complex="12pt" style:language-complex="he" style:country-complex="IL" style:font-weight-complex="normal"/>
    </style:style>
    <style:style style:name="T908" style:family="text">
      <style:text-properties style:use-window-font-color="true" fo:font-size="14pt" officeooo:rsid="001e5e17" style:font-size-asian="14pt" style:font-name-complex="Calibri Light3" style:font-size-complex="14pt"/>
    </style:style>
    <style:style style:name="T909" style:family="text">
      <style:text-properties style:use-window-font-color="true" fo:font-size="14pt" style:font-size-asian="14pt" style:font-size-complex="14pt"/>
    </style:style>
    <style:style style:name="T910" style:family="text">
      <style:text-properties style:use-window-font-color="true" fo:font-size="14pt" officeooo:rsid="00d9ff58" style:font-size-asian="14pt" style:font-size-complex="14pt"/>
    </style:style>
    <style:style style:name="T911" style:family="text">
      <style:text-properties style:use-window-font-color="true" style:font-name="Aegean:cv14=14" fo:language="en" fo:country="US" fo:font-weight="normal" officeooo:rsid="002649d7" style:font-weight-asian="normal" style:font-name-complex="Aegean1" style:font-weight-complex="normal"/>
    </style:style>
    <style:style style:name="T912" style:family="text">
      <style:text-properties style:use-window-font-color="true" style:font-name="Aegean:cv23"/>
    </style:style>
    <style:style style:name="T913" style:family="text">
      <style:text-properties style:use-window-font-color="true" style:font-name="Aegean:cv23" fo:font-size="16pt" fo:background-color="transparent" loext:char-shading-value="0" style:font-size-asian="16pt" style:font-size-complex="16pt"/>
    </style:style>
    <style:style style:name="T914" style:family="text">
      <style:text-properties style:use-window-font-color="true" style:font-name="Aegean:cv23=5"/>
    </style:style>
    <style:style style:name="T915" style:family="text">
      <style:text-properties style:use-window-font-color="true" style:font-name="Aegean:cv23=5" fo:font-size="16pt" fo:background-color="transparent" loext:char-shading-value="0" style:font-size-asian="16pt" style:font-size-complex="16pt"/>
    </style:style>
    <style:style style:name="T916" style:family="text">
      <style:text-properties style:use-window-font-color="true" style:font-name="Aegean:cv23=20" fo:language="en" fo:country="US" fo:font-weight="normal" officeooo:rsid="002649d7" style:font-weight-asian="normal" style:font-name-complex="Aegean1" style:font-weight-complex="normal"/>
    </style:style>
    <style:style style:name="T917" style:family="text">
      <style:text-properties style:use-window-font-color="true" style:font-name="Aegean:cv23=20" fo:font-size="16pt" fo:language="en" fo:country="US" fo:font-weight="normal" officeooo:rsid="002649d7" fo:background-color="transparent" loext:char-shading-value="0" style:font-size-asian="16pt" style:font-weight-asian="normal" style:font-name-complex="Aegean1" style:font-size-complex="16pt" style:font-weight-complex="normal"/>
    </style:style>
    <style:style style:name="T918" style:family="text">
      <style:text-properties style:use-window-font-color="true" style:font-name="Aegean:cv16=6"/>
    </style:style>
    <style:style style:name="T919" style:family="text">
      <style:text-properties style:use-window-font-color="true" style:font-name="Aegean:cv16=6" fo:font-size="16pt" fo:background-color="transparent" loext:char-shading-value="0" style:font-size-asian="16pt" style:font-size-complex="16pt"/>
    </style:style>
    <style:style style:name="T920" style:family="text">
      <style:text-properties style:use-window-font-color="true" style:font-name="Aegean:cv16=6" fo:font-size="14pt" fo:language="en" fo:country="US" style:font-size-asian="14pt" style:font-name-complex="Aegean1" style:font-size-complex="14pt"/>
    </style:style>
    <style:style style:name="T921" style:family="text">
      <style:text-properties style:use-window-font-color="true" style:font-name="Aegean:cv16=8"/>
    </style:style>
    <style:style style:name="T922" style:family="text">
      <style:text-properties style:use-window-font-color="true" style:font-name="Aegean:cv16=8" fo:font-size="16pt" fo:background-color="transparent" loext:char-shading-value="0" style:font-size-asian="16pt" style:font-size-complex="16pt"/>
    </style:style>
    <style:style style:name="T923" style:family="text">
      <style:text-properties style:use-window-font-color="true" style:font-name="Aegean:cv16"/>
    </style:style>
    <style:style style:name="T924" style:family="text">
      <style:text-properties style:use-window-font-color="true" style:font-name="Aegean:cv16" fo:font-size="16pt" fo:background-color="transparent" loext:char-shading-value="0" style:font-size-asian="16pt" style:font-size-complex="16pt"/>
    </style:style>
    <style:style style:name="T925" style:family="text">
      <style:text-properties style:use-window-font-color="true" style:font-name="Aegean:cv16" fo:font-size="12pt" fo:font-weight="normal" officeooo:rsid="00f55d34"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926" style:family="text">
      <style:text-properties style:use-window-font-color="true" style:font-name="Aegean:cv16" fo:font-size="12pt" fo:font-weight="normal" officeooo:rsid="00a6784f"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927" style:family="text">
      <style:text-properties style:use-window-font-color="true" style:font-name="Aegean:cv16=2"/>
    </style:style>
    <style:style style:name="T928" style:family="text">
      <style:text-properties style:use-window-font-color="true" style:font-name="Aegean:cv16=2" fo:font-size="16pt" fo:background-color="transparent" loext:char-shading-value="0" style:font-size-asian="16pt" style:font-size-complex="16pt"/>
    </style:style>
    <style:style style:name="T929" style:family="text">
      <style:text-properties style:use-window-font-color="true" style:font-name="Aegean:cv16=2" fo:font-size="14pt" style:font-size-asian="14pt" style:font-size-complex="14pt"/>
    </style:style>
    <style:style style:name="T930" style:family="text">
      <style:text-properties style:use-window-font-color="true" style:font-name="Aegean:cv23=2"/>
    </style:style>
    <style:style style:name="T931" style:family="text">
      <style:text-properties style:use-window-font-color="true" style:font-name="Aegean:cv23=2" fo:font-size="16pt" fo:background-color="transparent" loext:char-shading-value="0" style:font-size-asian="16pt" style:font-size-complex="16pt"/>
    </style:style>
    <style:style style:name="T932" style:family="text">
      <style:text-properties style:use-window-font-color="true" style:font-name="Aegean:cv16=5"/>
    </style:style>
    <style:style style:name="T933" style:family="text">
      <style:text-properties style:use-window-font-color="true" style:font-name="Aegean:cv16=5" fo:font-size="16pt" fo:background-color="transparent" loext:char-shading-value="0" style:font-size-asian="16pt" style:font-size-complex="16pt"/>
    </style:style>
    <style:style style:name="T934" style:family="text">
      <style:text-properties style:use-window-font-color="true" style:font-name="Aegean:cv16=5" fo:font-size="14pt" style:font-size-asian="14pt" style:font-size-complex="14pt"/>
    </style:style>
    <style:style style:name="T935" style:family="text">
      <style:text-properties style:use-window-font-color="true" style:font-name="Aegean:cv23=3"/>
    </style:style>
    <style:style style:name="T936" style:family="text">
      <style:text-properties style:use-window-font-color="true" style:font-name="Aegean:cv23=3" fo:font-size="16pt" fo:background-color="transparent" loext:char-shading-value="0" style:font-size-asian="16pt" style:font-size-complex="16pt"/>
    </style:style>
    <style:style style:name="T937" style:family="text">
      <style:text-properties style:use-window-font-color="true" style:font-name="Aegean:cv23=19" fo:language="en" fo:country="US" fo:font-weight="normal" officeooo:rsid="002649d7" style:font-weight-asian="normal" style:font-name-complex="Aegean1" style:font-weight-complex="normal"/>
    </style:style>
    <style:style style:name="T938" style:family="text">
      <style:text-properties style:use-window-font-color="true" style:font-name="Aegean:cv23=19" fo:font-size="16pt" fo:language="en" fo:country="US" fo:font-weight="normal" officeooo:rsid="002649d7" fo:background-color="transparent" loext:char-shading-value="0" style:font-size-asian="16pt" style:font-weight-asian="normal" style:font-name-complex="Aegean1" style:font-size-complex="16pt" style:font-weight-complex="normal"/>
    </style:style>
    <style:style style:name="T939" style:family="text">
      <style:text-properties style:use-window-font-color="true" style:font-name="Aegean:cv16=7"/>
    </style:style>
    <style:style style:name="T940" style:family="text">
      <style:text-properties style:use-window-font-color="true" style:font-name="Aegean:cv16=7" fo:font-size="16pt" fo:background-color="transparent" loext:char-shading-value="0" style:font-size-asian="16pt" style:font-size-complex="16pt"/>
    </style:style>
    <style:style style:name="T941" style:family="text">
      <style:text-properties style:use-window-font-color="true" style:font-name="Aegean:cv16=16" fo:language="en" fo:country="US" fo:font-weight="normal" officeooo:rsid="002649d7" style:font-weight-asian="normal" style:font-weight-complex="normal"/>
    </style:style>
    <style:style style:name="T942" style:family="text">
      <style:text-properties style:use-window-font-color="true" style:font-name="Aegean:cv16=16" fo:font-size="16pt" fo:language="en" fo:country="US" fo:background-color="transparent" loext:char-shading-value="0" style:font-size-asian="16pt" style:font-name-complex="Aegean1" style:font-size-complex="16pt"/>
    </style:style>
    <style:style style:name="T943" style:family="text">
      <style:text-properties style:use-window-font-color="true" style:font-name="Aegean:cv16=11"/>
    </style:style>
    <style:style style:name="T944" style:family="text">
      <style:text-properties style:use-window-font-color="true" style:font-name="Aegean:cv16=11" fo:font-size="16pt" fo:background-color="transparent" loext:char-shading-value="0" style:font-size-asian="16pt" style:font-size-complex="16pt"/>
    </style:style>
    <style:style style:name="T945" style:family="text">
      <style:text-properties style:use-window-font-color="true" style:font-name="Aegean:cv29=19" fo:language="en" fo:country="US" fo:font-weight="normal" officeooo:rsid="002649d7" fo:background-color="transparent" loext:char-shading-value="0" style:font-weight-asian="normal" style:font-name-complex="Aegean1" style:font-weight-complex="normal"/>
    </style:style>
    <style:style style:name="T946" style:family="text">
      <style:text-properties style:use-window-font-color="true" style:font-name="Aegean:cv29=19" fo:font-size="16pt" fo:background-color="transparent" loext:char-shading-value="0" style:font-size-asian="16pt" style:font-size-complex="16pt"/>
    </style:style>
    <style:style style:name="T947" style:family="text">
      <style:text-properties style:use-window-font-color="true" style:font-name="Aegean:cv23=23" fo:language="en" fo:country="US" fo:font-weight="normal" officeooo:rsid="002649d7" style:font-weight-asian="normal" style:font-weight-complex="normal"/>
    </style:style>
    <style:style style:name="T948" style:family="text">
      <style:text-properties style:use-window-font-color="true" style:font-name="Aegean:cv23=23" fo:font-size="16pt" fo:language="en" fo:country="US" fo:font-weight="normal" officeooo:rsid="002649d7" fo:background-color="transparent" loext:char-shading-value="0" style:font-size-asian="16pt" style:font-weight-asian="normal" style:font-name-complex="Aegean1" style:font-size-complex="16pt" style:font-weight-complex="normal"/>
    </style:style>
    <style:style style:name="T949" style:family="text">
      <style:text-properties style:use-window-font-color="true" style:font-name="Aegean:cv23=18" fo:language="en" fo:country="US" fo:font-weight="normal" officeooo:rsid="002649d7" style:font-weight-asian="normal" style:font-name-complex="Aegean1" style:font-weight-complex="normal"/>
    </style:style>
    <style:style style:name="T950" style:family="text">
      <style:text-properties style:use-window-font-color="true" style:font-name="Aegean:cv23=18" fo:font-size="16pt" fo:language="en" fo:country="US" fo:font-weight="normal" officeooo:rsid="002649d7" fo:background-color="transparent" loext:char-shading-value="0" style:font-size-asian="16pt" style:font-weight-asian="normal" style:font-name-complex="Aegean1" style:font-size-complex="16pt" style:font-weight-complex="normal"/>
    </style:style>
    <style:style style:name="T951" style:family="text">
      <style:text-properties style:use-window-font-color="true" style:font-name="Aegean:cv16=10"/>
    </style:style>
    <style:style style:name="T952" style:family="text">
      <style:text-properties style:use-window-font-color="true" style:font-name="Aegean:cv16=10" fo:font-size="16pt" fo:background-color="transparent" loext:char-shading-value="0" style:font-size-asian="16pt" style:font-size-complex="16pt"/>
    </style:style>
    <style:style style:name="T953" style:family="text">
      <style:text-properties style:use-window-font-color="true" style:font-name="Aegean:cv23=4" fo:font-size="16pt" fo:background-color="transparent" loext:char-shading-value="0" style:font-size-asian="16pt" style:font-size-complex="16pt"/>
    </style:style>
    <style:style style:name="T954" style:family="text">
      <style:text-properties style:use-window-font-color="true" style:font-name="Aegean:cv23=6" fo:font-size="16pt" fo:background-color="transparent" loext:char-shading-value="0" style:font-size-asian="16pt" style:font-size-complex="16pt"/>
    </style:style>
    <style:style style:name="T955" style:family="text">
      <style:text-properties style:use-window-font-color="true" style:font-name="Aegean:cv23=7" fo:font-size="16pt" fo:background-color="transparent" loext:char-shading-value="0" style:font-size-asian="16pt" style:font-size-complex="16pt"/>
    </style:style>
    <style:style style:name="T956" style:family="text">
      <style:text-properties style:use-window-font-color="true" style:font-name="Aegean:cv23=7" fo:font-size="14pt" style:font-size-asian="14pt" style:font-size-complex="14pt"/>
    </style:style>
    <style:style style:name="T957" style:family="text">
      <style:text-properties style:use-window-font-color="true" style:font-name="Aegean:cv23=8" fo:font-size="16pt" fo:background-color="transparent" loext:char-shading-value="0" style:font-size-asian="16pt" style:font-size-complex="16pt"/>
    </style:style>
    <style:style style:name="T958" style:family="text">
      <style:text-properties style:use-window-font-color="true" style:font-name="Aegean:cv23=9" fo:font-size="16pt" fo:background-color="transparent" loext:char-shading-value="0" style:font-size-asian="16pt" style:font-size-complex="16pt"/>
    </style:style>
    <style:style style:name="T959" style:family="text">
      <style:text-properties style:use-window-font-color="true" style:font-name="Aegean:cv23=10" fo:font-size="16pt" fo:background-color="transparent" loext:char-shading-value="0" style:font-size-asian="16pt" style:font-size-complex="16pt"/>
    </style:style>
    <style:style style:name="T960" style:family="text">
      <style:text-properties style:use-window-font-color="true" style:font-name="Aegean:cv23=10" fo:font-size="12pt" fo:font-weight="normal" officeooo:rsid="00f55d34"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961" style:family="text">
      <style:text-properties style:use-window-font-color="true" style:font-name="Aegean:cv23=10" fo:font-size="12pt" fo:font-weight="normal" officeooo:rsid="00a6784f"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962" style:family="text">
      <style:text-properties style:use-window-font-color="true" style:font-name="Aegean:cv23=11" fo:font-size="16pt" fo:background-color="transparent" loext:char-shading-value="0" style:font-size-asian="16pt" style:font-size-complex="16pt"/>
    </style:style>
    <style:style style:name="T963" style:family="text">
      <style:text-properties style:use-window-font-color="true" style:font-name="Aegean:cv23=12" fo:font-size="16pt" fo:background-color="transparent" loext:char-shading-value="0" style:font-size-asian="16pt" style:font-size-complex="16pt"/>
    </style:style>
    <style:style style:name="T964" style:family="text">
      <style:text-properties style:use-window-font-color="true" style:font-name="Aegean:cv23=13" fo:font-size="16pt" fo:background-color="transparent" loext:char-shading-value="0" style:font-size-asian="16pt" style:font-size-complex="16pt"/>
    </style:style>
    <style:style style:name="T965" style:family="text">
      <style:text-properties style:use-window-font-color="true" style:font-name="Aegean:cv23=14" fo:font-size="16pt" fo:background-color="transparent" loext:char-shading-value="0" style:font-size-asian="16pt" style:font-size-complex="16pt"/>
    </style:style>
    <style:style style:name="T966" style:family="text">
      <style:text-properties style:use-window-font-color="true" style:font-name="Aegean:cv23=15" fo:font-size="16pt" fo:background-color="transparent" loext:char-shading-value="0" style:font-size-asian="16pt" style:font-size-complex="16pt"/>
    </style:style>
    <style:style style:name="T967" style:family="text">
      <style:text-properties style:use-window-font-color="true" style:font-name="Aegean:cv23=16" fo:font-size="16pt" fo:background-color="transparent" loext:char-shading-value="0" style:font-size-asian="16pt" style:font-size-complex="16pt"/>
    </style:style>
    <style:style style:name="T968" style:family="text">
      <style:text-properties style:use-window-font-color="true" style:font-name="Aegean:cv23=16" fo:font-size="12pt" fo:font-weight="normal" officeooo:rsid="00f55d34"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969" style:family="text">
      <style:text-properties style:use-window-font-color="true" style:font-name="Aegean:cv23=16" fo:font-size="12pt" fo:font-weight="normal" officeooo:rsid="00a6784f"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970" style:family="text">
      <style:text-properties style:use-window-font-color="true" style:font-name="Aegean:cv23=17" fo:font-size="16pt" fo:background-color="transparent" loext:char-shading-value="0" style:font-size-asian="16pt" style:font-size-complex="16pt"/>
    </style:style>
    <style:style style:name="T971" style:family="text">
      <style:text-properties style:use-window-font-color="true" style:font-name="Aegean:cv23=17" fo:font-size="12pt" fo:font-weight="normal" officeooo:rsid="00f55d34"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972" style:family="text">
      <style:text-properties style:use-window-font-color="true" style:font-name="Aegean:cv23=17" fo:font-size="12pt" fo:font-weight="normal" officeooo:rsid="00a6784f"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973" style:family="text">
      <style:text-properties style:use-window-font-color="true" style:font-name="Aegean:cv23=21" fo:font-size="16pt" fo:language="en" fo:country="US" fo:font-weight="normal" officeooo:rsid="002649d7" fo:background-color="transparent" loext:char-shading-value="0" style:font-size-asian="16pt" style:font-weight-asian="normal" style:font-name-complex="Aegean1" style:font-size-complex="16pt" style:font-weight-complex="normal"/>
    </style:style>
    <style:style style:name="T974" style:family="text">
      <style:text-properties style:use-window-font-color="true" style:font-name="Aegean:cv23=21" fo:font-size="12pt" fo:font-weight="normal" officeooo:rsid="002649d7"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975" style:family="text">
      <style:text-properties style:use-window-font-color="true" style:font-name="Aegean:cv23=21" fo:font-size="12pt" fo:font-weight="normal" officeooo:rsid="00a6784f"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976" style:family="text">
      <style:text-properties style:use-window-font-color="true" style:font-name="Aegean:cv23=22" fo:font-size="16pt" fo:language="en" fo:country="US" fo:font-weight="normal" officeooo:rsid="002649d7" fo:background-color="transparent" loext:char-shading-value="0" style:font-size-asian="16pt" style:font-weight-asian="normal" style:font-name-complex="Aegean1" style:font-size-complex="16pt" style:font-weight-complex="normal"/>
    </style:style>
    <style:style style:name="T977" style:family="text">
      <style:text-properties style:use-window-font-color="true" style:font-name="Aegean:cv16=3" fo:font-size="16pt" fo:background-color="transparent" loext:char-shading-value="0" style:font-size-asian="16pt" style:font-size-complex="16pt"/>
    </style:style>
    <style:style style:name="T978" style:family="text">
      <style:text-properties style:use-window-font-color="true" style:font-name="Aegean:cv16=3" fo:font-size="14pt" style:font-size-asian="14pt" style:font-size-complex="14pt"/>
    </style:style>
    <style:style style:name="T979" style:family="text">
      <style:text-properties style:use-window-font-color="true" style:font-name="Aegean:cv16=4" fo:font-size="16pt" fo:background-color="transparent" loext:char-shading-value="0" style:font-size-asian="16pt" style:font-size-complex="16pt"/>
    </style:style>
    <style:style style:name="T980" style:family="text">
      <style:text-properties style:use-window-font-color="true" style:font-name="Aegean:cv16=4" fo:font-size="14pt" style:font-size-asian="14pt" style:font-size-complex="14pt"/>
    </style:style>
    <style:style style:name="T981" style:family="text">
      <style:text-properties style:use-window-font-color="true" style:font-name="Aegean:cv16=9" fo:font-size="16pt" fo:background-color="transparent" loext:char-shading-value="0" style:font-size-asian="16pt" style:font-size-complex="16pt"/>
    </style:style>
    <style:style style:name="T982" style:family="text">
      <style:text-properties style:use-window-font-color="true" style:font-name="Aegean:cv16=12" fo:font-size="16pt" fo:language="en" fo:country="US" fo:background-color="transparent" loext:char-shading-value="0" style:font-size-asian="16pt" style:font-name-complex="Aegean1" style:font-size-complex="16pt"/>
    </style:style>
    <style:style style:name="T983" style:family="text">
      <style:text-properties style:use-window-font-color="true" style:font-name="Aegean:cv16=13" fo:font-size="16pt" fo:language="en" fo:country="US" fo:background-color="transparent" loext:char-shading-value="0" style:font-size-asian="16pt" style:font-name-complex="Aegean1" style:font-size-complex="16pt"/>
    </style:style>
    <style:style style:name="T984" style:family="text">
      <style:text-properties style:use-window-font-color="true" style:font-name="Aegean:cv16=14" fo:font-size="16pt" fo:language="en" fo:country="US" fo:background-color="transparent" loext:char-shading-value="0" style:font-size-asian="16pt" style:font-name-complex="Aegean1" style:font-size-complex="16pt"/>
    </style:style>
    <style:style style:name="T985" style:family="text">
      <style:text-properties style:use-window-font-color="true" style:font-name="Aegean:cv16=14" fo:font-size="12pt" fo:font-weight="normal" officeooo:rsid="00f55d34"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986" style:family="text">
      <style:text-properties style:use-window-font-color="true" style:font-name="Aegean:cv16=14" fo:font-size="12pt" fo:font-weight="normal" officeooo:rsid="00a6784f"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987" style:family="text">
      <style:text-properties style:use-window-font-color="true" style:font-name="Aegean:cv16=15" fo:font-size="16pt" fo:language="en" fo:country="US" fo:background-color="transparent" loext:char-shading-value="0" style:font-size-asian="16pt" style:font-name-complex="Aegean1" style:font-size-complex="16pt"/>
    </style:style>
    <style:style style:name="T988" style:family="text">
      <style:text-properties style:use-window-font-color="true" style:font-name="Aegean:cv16=15" fo:font-size="12pt" fo:font-weight="normal" officeooo:rsid="00f55d34"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989" style:family="text">
      <style:text-properties style:use-window-font-color="true" style:font-name="Aegean:cv16=15" fo:font-size="12pt" fo:font-weight="normal" officeooo:rsid="00a6784f" fo:background-color="transparent" loext:char-shading-value="0" style:font-name-asian="Times New Roman2" style:font-size-asian="12pt" style:language-asian="el" style:country-asian="GR" style:font-weight-asian="normal" style:font-size-complex="12pt" style:language-complex="he" style:country-complex="IL" style:font-weight-complex="normal"/>
    </style:style>
    <style:style style:name="T990" style:family="text">
      <style:text-properties style:use-window-font-color="true" style:font-name="Aegean:cv26=23" fo:font-size="12pt" officeooo:rsid="00466350" fo:background-color="transparent" loext:char-shading-value="0" style:font-name-asian="Times New Roman2" style:font-size-asian="12pt" style:language-asian="el" style:country-asian="GR" style:font-size-complex="12pt" style:language-complex="he" style:country-complex="IL"/>
    </style:style>
    <style:style style:name="T991" style:family="text">
      <style:text-properties style:use-window-font-color="true" style:font-name="Aegean:cv26=23" fo:font-size="12pt" officeooo:rsid="00a6784f" fo:background-color="transparent" loext:char-shading-value="0" style:font-name-asian="Times New Roman2" style:font-size-asian="12pt" style:language-asian="el" style:country-asian="GR" style:font-size-complex="12pt" style:language-complex="he" style:country-complex="IL"/>
    </style:style>
    <style:style style:name="T992" style:family="text">
      <style:text-properties style:font-name="Aegean1"/>
    </style:style>
    <style:style style:name="T993" style:family="text">
      <style:text-properties style:font-name="Aegean1" fo:font-size="9pt" fo:language="en" fo:country="US" style:text-underline-style="none" officeooo:rsid="003d6e38" style:font-name-asian="Times New Roman2" style:font-size-asian="9pt" style:language-asian="el" style:country-asian="GR" style:font-name-complex="Times New Roman2" style:font-size-complex="9pt"/>
    </style:style>
    <style:style style:name="T994" style:family="text">
      <style:text-properties style:font-name="Aegean1" fo:font-size="12pt" fo:language="en" fo:country="US" style:text-underline-style="none" style:font-name-asian="Times New Roman2" style:font-size-asian="12pt" style:language-asian="el" style:country-asian="GR" style:font-name-complex="Times New Roman2" style:font-size-complex="12pt"/>
    </style:style>
    <style:style style:name="T995" style:family="text">
      <style:text-properties style:font-name="Aegean1" fo:font-size="12pt" fo:language="en" fo:country="US" style:text-underline-style="none" officeooo:rsid="00177669" style:font-name-asian="Times New Roman2" style:font-size-asian="12pt" style:language-asian="el" style:country-asian="GR" style:font-name-complex="Times New Roman2" style:font-size-complex="12pt"/>
    </style:style>
    <style:style style:name="T996" style:family="text">
      <style:text-properties style:font-name="Aegean1" fo:font-size="12pt" fo:language="en" fo:country="US" style:text-underline-style="none" officeooo:rsid="008cedb9" style:font-name-asian="Times New Roman2" style:font-size-asian="12pt" style:language-asian="el" style:country-asian="GR" style:font-name-complex="Times New Roman2" style:font-size-complex="12pt"/>
    </style:style>
    <style:style style:name="T997" style:family="text">
      <style:text-properties style:font-name="Aegean1" fo:font-size="12pt" fo:language="en" fo:country="US" style:font-size-asian="12pt" style:font-name-complex="Courier New1" style:font-size-complex="20pt"/>
    </style:style>
    <style:style style:name="T998" style:family="text">
      <style:text-properties style:font-name="Aegean1" fo:font-size="12pt" fo:language="en" fo:country="US" style:font-size-asian="12pt" style:font-name-complex="Courier New1" style:font-size-complex="12pt"/>
    </style:style>
    <style:style style:name="T999" style:family="text">
      <style:text-properties style:font-name="Aegean1" fo:font-size="12pt" fo:language="en" fo:country="US" style:font-size-asian="12pt" style:font-size-complex="6pt"/>
    </style:style>
    <style:style style:name="T1000" style:family="text">
      <style:text-properties style:font-name="Aegean1" fo:font-size="12pt" fo:language="en" fo:country="US" style:font-size-asian="12pt" style:font-name-complex="Aegean1" style:font-size-complex="20pt"/>
    </style:style>
    <style:style style:name="T1001" style:family="text">
      <style:text-properties style:font-name="Aegean1" fo:font-size="12pt" fo:language="en" fo:country="US" style:font-size-asian="12pt" style:font-name-complex="Aegean1" style:font-size-complex="12pt"/>
    </style:style>
    <style:style style:name="T1002" style:family="text">
      <style:text-properties style:font-name="Aegean1" fo:font-size="12pt" fo:language="en" fo:country="US" style:font-size-asian="12pt" style:font-size-complex="12pt"/>
    </style:style>
    <style:style style:name="T1003" style:family="text">
      <style:text-properties style:font-name="Aegean1" fo:font-size="12pt" style:font-size-asian="12pt" style:font-name-complex="Aegean1" style:font-size-complex="12pt"/>
    </style:style>
    <style:style style:name="T1004" style:family="text">
      <style:text-properties style:font-name="Aegean1" fo:font-size="12pt" style:font-size-asian="12pt" style:font-name-complex="Aegean1" style:font-size-complex="14pt"/>
    </style:style>
    <style:style style:name="T1005" style:family="text">
      <style:text-properties style:font-name="Aegean1" fo:font-size="12pt" style:font-size-asian="12pt" style:font-size-complex="6pt"/>
    </style:style>
    <style:style style:name="T1006" style:family="text">
      <style:text-properties style:font-name="Aegean1" fo:font-size="12pt" style:font-size-asian="12pt" style:font-size-complex="20pt"/>
    </style:style>
    <style:style style:name="T1007" style:family="text">
      <style:text-properties style:font-name="Aegean1" fo:font-size="12pt" style:font-size-asian="12pt" style:font-name-complex="Courier New1" style:font-size-complex="12pt"/>
    </style:style>
    <style:style style:name="T1008" style:family="text">
      <style:text-properties style:font-name="Aegean1" fo:font-size="12pt" style:font-size-asian="12pt" style:font-size-complex="12pt"/>
    </style:style>
    <style:style style:name="T1009" style:family="text">
      <style:text-properties style:font-name="Aegean1" fo:font-size="12pt" officeooo:rsid="009d74bb" style:font-name-asian="Aegean2" style:font-size-asian="12pt" style:font-name-complex="Aegean1" style:font-size-complex="12pt"/>
    </style:style>
    <style:style style:name="T1010" style:family="text">
      <style:text-properties style:font-name="Aegean1" fo:font-size="12pt" officeooo:rsid="00a034fc" style:font-name-asian="Aegean2" style:font-size-asian="12pt" style:font-name-complex="Aegean1" style:font-size-complex="12pt"/>
    </style:style>
    <style:style style:name="T1011" style:family="text">
      <style:text-properties style:font-name="Aegean1" fo:font-size="26pt" fo:language="en" fo:country="US" style:font-size-asian="26pt" style:font-name-complex="Aegean1" style:font-size-complex="26pt"/>
    </style:style>
    <style:style style:name="T1012" style:family="text">
      <style:text-properties style:font-name="Aegean1" fo:font-size="24pt" fo:letter-spacing="-0.018cm" style:font-size-asian="24pt" style:font-name-complex="Aegean1" style:font-size-complex="24pt"/>
    </style:style>
    <style:style style:name="T1013" style:family="text">
      <style:text-properties style:font-name="Aegean1" fo:font-size="24pt" fo:letter-spacing="-0.018cm" fo:language="en" fo:country="US" style:font-size-asian="24pt" style:font-name-complex="Aegean2011" style:font-size-complex="24pt"/>
    </style:style>
    <style:style style:name="T1014" style:family="text">
      <style:text-properties style:font-name="Aegean1" fo:font-size="24pt" fo:letter-spacing="-0.018cm" fo:language="en" fo:country="US" style:font-size-asian="24pt" style:font-name-complex="Courier New1" style:font-size-complex="24pt"/>
    </style:style>
    <style:style style:name="T1015" style:family="text">
      <style:text-properties style:font-name="Aegean1" fo:font-size="24pt" style:font-size-asian="24pt" style:font-name-complex="Aegean1" style:font-size-complex="24pt"/>
    </style:style>
    <style:style style:name="T1016" style:family="text">
      <style:text-properties style:font-name="Aegean1" fo:font-size="24pt" fo:language="en" fo:country="US" style:font-size-asian="24pt" style:font-size-complex="24pt"/>
    </style:style>
    <style:style style:name="T1017" style:family="text">
      <style:text-properties style:font-name="Aegean1" fo:language="en" fo:country="US" style:font-name-complex="Courier New1"/>
    </style:style>
    <style:style style:name="T1018" style:family="text">
      <style:text-properties style:font-name="Aegean1" style:font-name-complex="Courier New1"/>
    </style:style>
    <style:style style:name="T1019" style:family="text">
      <style:text-properties style:font-name="Aegean1" fo:font-size="20pt" style:font-size-asian="20pt" style:font-name-complex="Aegean1" style:font-size-complex="20pt"/>
    </style:style>
    <style:style style:name="T1020" style:family="text">
      <style:text-properties style:font-name="Aegean1" fo:font-size="28pt" style:font-size-asian="28pt" style:font-name-complex="Aegean1" style:font-size-complex="28pt"/>
    </style:style>
    <style:style style:name="T1021" style:family="text">
      <style:text-properties style:font-name="Aegean1" fo:font-size="28pt" fo:language="en" fo:country="US" style:font-size-asian="28pt" style:font-size-complex="28pt"/>
    </style:style>
    <style:style style:name="T1022" style:family="text">
      <style:text-properties style:font-name="Aegean1" fo:font-size="14pt" fo:language="en" fo:country="US" style:font-size-asian="14pt" style:font-name-complex="Aegean1" style:font-size-complex="14pt"/>
    </style:style>
    <style:style style:name="T1023" style:family="text">
      <style:text-properties style:font-name="Aegean1" fo:font-size="14pt" style:font-size-asian="14pt" style:font-size-complex="14pt"/>
    </style:style>
    <style:style style:name="T1024" style:family="text">
      <style:text-properties style:font-name="Aegean1" fo:font-size="14pt" fo:font-weight="normal" officeooo:rsid="0018f157" style:font-size-asian="14pt" style:font-weight-asian="normal" style:font-size-complex="14pt" style:font-weight-complex="normal"/>
    </style:style>
    <style:style style:name="T1025" style:family="text">
      <style:text-properties style:font-name="Aegean1" fo:font-size="14pt" fo:font-weight="normal" officeooo:rsid="001d6d0a" style:font-size-asian="14pt" style:font-weight-asian="normal" style:font-size-complex="14pt" style:font-weight-complex="normal"/>
    </style:style>
    <style:style style:name="T1026" style:family="text">
      <style:text-properties style:font-name="Aegean1" fo:font-size="14pt" fo:font-weight="normal" style:font-size-asian="14pt" style:font-weight-asian="normal" style:font-name-complex="Calibri Light3" style:font-size-complex="14pt" style:font-weight-complex="normal"/>
    </style:style>
    <style:style style:name="T1027" style:family="text">
      <style:text-properties style:font-name="Aegean1" fo:font-weight="normal" style:font-weight-asian="normal" style:font-weight-complex="normal"/>
    </style:style>
    <style:style style:name="T1028" style:family="text">
      <style:text-properties style:font-name="Aegean1" fo:font-weight="normal" officeooo:rsid="00280da2" style:font-weight-asian="normal" style:font-weight-complex="normal"/>
    </style:style>
    <style:style style:name="T1029" style:family="text">
      <style:text-properties style:font-name="Aegean1" fo:font-weight="normal" officeooo:rsid="001e5e17" style:font-weight-asian="normal" style:font-name-complex="Calibri Light3" style:font-weight-complex="normal"/>
    </style:style>
    <style:style style:name="T1030" style:family="text">
      <style:text-properties style:font-name="Aegean1" officeooo:rsid="0050f5d9"/>
    </style:style>
    <style:style style:name="T1031" style:family="text">
      <style:text-properties style:font-name="Aegean1" style:font-name-complex="Calibri Light3"/>
    </style:style>
    <style:style style:name="T1032" style:family="text">
      <style:text-properties style:font-name="Aegean1" officeooo:rsid="001e5e17" style:font-name-complex="Calibri Light3"/>
    </style:style>
    <style:style style:name="T1033" style:family="text">
      <style:text-properties style:font-name="Aegean1" officeooo:rsid="002649d7" style:font-name-complex="Calibri Light3"/>
    </style:style>
    <style:style style:name="T1034" style:family="text">
      <style:text-properties style:font-name="Aegean1" officeooo:rsid="002649d7"/>
    </style:style>
    <style:style style:name="T1035" style:family="text">
      <style:text-properties fo:color="#ce181e" style:font-name="Aegean1" fo:font-size="12pt" fo:language="en" fo:country="US" style:text-underline-style="none" style:font-name-asian="Times New Roman2" style:font-size-asian="12pt" style:language-asian="el" style:country-asian="GR" style:font-name-complex="Times New Roman2" style:font-size-complex="12pt"/>
    </style:style>
    <style:style style:name="T1036" style:family="text">
      <style:text-properties fo:color="#ce181e" style:font-name="Aegean1" fo:font-size="12pt" fo:language="en" fo:country="US" style:text-underline-style="none" officeooo:rsid="008cec48" style:font-name-asian="Times New Roman2" style:font-size-asian="12pt" style:language-asian="el" style:country-asian="GR" style:font-name-complex="Times New Roman2" style:font-size-complex="12pt"/>
    </style:style>
    <style:style style:name="T1037" style:family="text">
      <style:text-properties fo:color="#ce181e" style:font-name="Aegean1" fo:font-size="12pt" fo:language="en" fo:country="US" style:text-underline-style="none" officeooo:rsid="00895de5" style:font-name-asian="Times New Roman2" style:font-size-asian="12pt" style:language-asian="el" style:country-asian="GR" style:font-name-complex="Times New Roman2" style:font-size-complex="12pt"/>
    </style:style>
    <style:style style:name="T1038" style:family="text">
      <style:text-properties fo:color="#ce181e" style:font-name="Aegean1" fo:font-size="12pt" fo:language="en" fo:country="US" style:text-underline-style="none" officeooo:rsid="008af2c0" style:font-name-asian="Times New Roman2" style:font-size-asian="12pt" style:language-asian="el" style:country-asian="GR" style:font-name-complex="Times New Roman2" style:font-size-complex="12pt"/>
    </style:style>
    <style:style style:name="T1039" style:family="text">
      <style:text-properties fo:color="#ce181e" style:font-name="Aegean1" fo:font-size="12pt" fo:language="en" fo:country="US" style:text-underline-style="none" officeooo:rsid="00094a26" style:font-name-asian="Times New Roman2" style:font-size-asian="12pt" style:language-asian="el" style:country-asian="GR" style:font-name-complex="Aegean1" style:font-size-complex="12pt"/>
    </style:style>
    <style:style style:name="T1040" style:family="text">
      <style:text-properties fo:color="#ce181e" style:font-name="Aegean1" fo:font-size="12pt" fo:language="en" fo:country="US" style:text-underline-style="none" officeooo:rsid="00895de5" style:font-name-asian="Times New Roman2" style:font-size-asian="12pt" style:language-asian="el" style:country-asian="GR" style:font-name-complex="Aegean1" style:font-size-complex="12pt"/>
    </style:style>
    <style:style style:name="T1041" style:family="text">
      <style:text-properties fo:color="#ce181e" style:font-name="Aegean1" fo:font-size="12pt" fo:language="en" fo:country="US" style:text-underline-style="none" officeooo:rsid="009a960e" style:font-name-asian="Times New Roman2" style:font-size-asian="10.5pt" style:language-asian="el" style:country-asian="GR" style:font-name-complex="Aegean1" style:font-size-complex="12pt"/>
    </style:style>
    <style:style style:name="T1042" style:family="text">
      <style:text-properties fo:color="#ce181e" style:font-name="Aegean1" fo:font-size="12pt" fo:language="en" fo:country="US" style:text-underline-style="none" officeooo:rsid="001aad64" style:font-name-asian="Aegean2" style:font-size-asian="12pt" style:language-asian="el" style:country-asian="GR" style:font-name-complex="Aegean2" style:font-size-complex="12pt"/>
    </style:style>
    <style:style style:name="T1043" style:family="text">
      <style:text-properties fo:color="#ce181e" style:font-name="Aegean1" fo:font-size="12pt" fo:language="el" fo:country="GR" style:text-underline-style="none" officeooo:rsid="0014f7df" style:font-name-asian="Times New Roman2" style:font-size-asian="12pt" style:language-asian="el" style:country-asian="GR" style:font-name-complex="Times New Roman2" style:font-size-complex="12pt"/>
    </style:style>
    <style:style style:name="T1044" style:family="text">
      <style:text-properties fo:color="#ce181e" style:font-name="Aegean1" fo:font-size="12pt" fo:language="el" fo:country="GR" style:text-underline-style="none" officeooo:rsid="00895de5" style:font-name-asian="Times New Roman2" style:font-size-asian="12pt" style:language-asian="el" style:country-asian="GR" style:font-name-complex="Aegean1" style:font-size-complex="12pt"/>
    </style:style>
    <style:style style:name="T1045" style:family="text">
      <style:text-properties fo:color="#ce181e" style:font-name="Aegean1" fo:font-size="12pt" fo:language="zxx" fo:country="none" style:text-underline-style="none" officeooo:rsid="00895de5" style:font-name-asian="Times New Roman2" style:font-size-asian="12pt" style:language-asian="zxx" style:country-asian="none" style:font-name-complex="Aegean1" style:font-size-complex="12pt" style:language-complex="zxx" style:country-complex="none"/>
    </style:style>
    <style:style style:name="T1046" style:family="text">
      <style:text-properties fo:color="#ce181e" style:font-name="Aroania" fo:font-size="12pt" fo:language="el" fo:country="GR" style:text-underline-style="none" officeooo:rsid="001c3ff9" style:font-name-asian="Times New Roman2" style:font-size-asian="12pt" style:language-asian="el" style:country-asian="GR" style:font-name-complex="Aegean1" style:font-size-complex="12pt"/>
    </style:style>
    <style:style style:name="T1047" style:family="text">
      <style:text-properties style:font-name="Aegean:cv01" fo:font-size="12pt" fo:language="en" fo:country="US" style:text-underline-style="none" style:font-name-asian="Times New Roman2" style:font-size-asian="12pt" style:language-asian="el" style:country-asian="GR" style:font-name-complex="Times New Roman2" style:font-size-complex="12pt"/>
    </style:style>
    <style:style style:name="T1048" style:family="text">
      <style:text-properties style:font-name="Aegean:cv01" fo:font-size="12pt" fo:language="en" fo:country="US" style:text-underline-style="none" officeooo:rsid="00177669" style:font-name-asian="Times New Roman2" style:font-size-asian="12pt" style:language-asian="el" style:country-asian="GR" style:font-name-complex="Times New Roman2" style:font-size-complex="12pt"/>
    </style:style>
    <style:style style:name="T1049" style:family="text">
      <style:text-properties style:font-name="Aegean:cv01" fo:font-size="12pt" fo:language="en" fo:country="US" style:text-underline-style="none" officeooo:rsid="003d6e38" style:font-name-asian="Times New Roman2" style:font-size-asian="12pt" style:language-asian="el" style:country-asian="GR" style:font-name-complex="Times New Roman2" style:font-size-complex="12pt"/>
    </style:style>
    <style:style style:name="T1050" style:family="text">
      <style:text-properties style:font-name="Aegean:cv01" fo:font-size="12pt" fo:language="en" fo:country="US" style:font-size-asian="12pt" style:font-name-complex="Courier New1" style:font-size-complex="12pt"/>
    </style:style>
    <style:style style:name="T1051" style:family="text">
      <style:text-properties style:font-name="Aegean:cv01" fo:font-size="12pt" style:font-size-asian="12pt" style:font-size-complex="12pt"/>
    </style:style>
    <style:style style:name="T1052" style:family="text">
      <style:text-properties style:font-name="Aegean:cv01" fo:font-size="18pt" fo:language="en" fo:country="GB" style:font-size-asian="18pt" style:font-name-complex="Aegean4" style:font-size-complex="18pt"/>
    </style:style>
    <style:style style:name="T1053" style:family="text">
      <style:text-properties style:font-name="Aegean:cv01" fo:font-size="18pt" fo:language="de" fo:country="DE" style:font-size-asian="18pt" style:font-name-complex="Aegean4" style:font-size-complex="18pt"/>
    </style:style>
    <style:style style:name="T1054" style:family="text">
      <style:text-properties style:font-name="Aegean2" fo:font-size="12pt" fo:language="en" fo:country="US" style:text-underline-style="none" officeooo:rsid="00177669" style:font-name-asian="Times New Roman2" style:font-size-asian="12pt" style:language-asian="el" style:country-asian="GR" style:font-name-complex="Times New Roman2" style:font-size-complex="12pt"/>
    </style:style>
    <style:style style:name="T1055" style:family="text">
      <style:text-properties style:font-name="Aegean2" fo:font-size="12pt" fo:language="en" fo:country="US" style:text-underline-style="none" officeooo:rsid="00ca102c" style:font-name-asian="Aegean2" style:font-size-asian="10.5pt" style:language-asian="el" style:country-asian="GR" style:font-name-complex="Aegean2" style:font-size-complex="12pt"/>
    </style:style>
    <style:style style:name="T1056" style:family="text">
      <style:text-properties style:font-name="Aegean2" fo:font-size="12pt" officeooo:rsid="003c80de" style:font-size-asian="12pt" style:font-name-complex="Aegean1" style:font-size-complex="12pt"/>
    </style:style>
    <style:style style:name="T1057" style:family="text">
      <style:text-properties style:font-name="Aegean2" fo:font-size="12pt" officeooo:rsid="003c80de" style:font-size-asian="12pt" style:font-name-complex="Aegean2" style:font-size-complex="12pt"/>
    </style:style>
    <style:style style:name="T1058" style:family="text">
      <style:text-properties style:font-name="Aegean2" fo:font-size="14pt" fo:font-weight="normal" officeooo:rsid="0043e0d8" style:font-name-asian="Aegean2" style:font-size-asian="14pt" style:font-weight-asian="normal" style:font-name-complex="Aegean2" style:font-size-complex="14pt" style:font-weight-complex="normal"/>
    </style:style>
    <style:style style:name="T1059" style:family="text">
      <style:text-properties style:font-name="Aegean2" fo:font-size="14pt" officeooo:rsid="0050fe64" style:font-name-asian="Aegean2" style:font-size-asian="14pt" style:font-name-complex="Aegean2" style:font-size-complex="14pt"/>
    </style:style>
    <style:style style:name="T1060" style:family="text">
      <style:text-properties style:font-name="Aegean2" fo:font-size="14pt" officeooo:rsid="011991a4" style:font-name-asian="Aegean2" style:font-size-asian="14pt" style:font-name-complex="Aegean2" style:font-size-complex="14pt"/>
    </style:style>
    <style:style style:name="T1061" style:family="text">
      <style:text-properties style:font-name="Aroania" fo:font-size="8pt" style:font-size-asian="8pt" style:font-size-complex="8pt"/>
    </style:style>
    <style:style style:name="T1062" style:family="text">
      <style:text-properties style:font-name="Aroania" fo:font-size="7pt" style:font-size-asian="7pt" style:font-size-complex="7pt"/>
    </style:style>
    <style:style style:name="T1063" style:family="text">
      <style:text-properties style:font-name="Aroania" fo:font-size="7pt" style:font-size-asian="7pt" style:font-name-complex="Courier New1" style:font-size-complex="7pt"/>
    </style:style>
    <style:style style:name="T1064" style:family="text">
      <style:text-properties style:font-name="Aroania" fo:font-size="7pt" fo:language="en" fo:country="US" style:font-size-asian="7pt" style:font-size-complex="7pt"/>
    </style:style>
    <style:style style:name="T1065" style:family="text">
      <style:text-properties style:font-name="Aroania" fo:font-size="7pt" fo:language="en" fo:country="US" officeooo:rsid="007e66a3" style:font-size-asian="7pt" style:font-size-complex="7pt"/>
    </style:style>
    <style:style style:name="T1066" style:family="text">
      <style:text-properties style:font-name="Aroania" fo:font-size="7pt" fo:language="en" fo:country="US" style:font-size-asian="7pt" style:font-name-complex="Courier New1" style:font-size-complex="7pt"/>
    </style:style>
    <style:style style:name="T1067" style:family="text">
      <style:text-properties style:font-name="Aegean:cv02" fo:font-size="12pt" fo:language="en" fo:country="US" style:text-underline-style="none" style:font-name-asian="Times New Roman2" style:font-size-asian="12pt" style:language-asian="el" style:country-asian="GR" style:font-name-complex="Times New Roman2" style:font-size-complex="12pt"/>
    </style:style>
    <style:style style:name="T1068" style:family="text">
      <style:text-properties style:font-name="Aegean:cv02" fo:font-size="12pt" fo:language="en" fo:country="US" style:font-size-asian="12pt" style:font-name-complex="Courier New1" style:font-size-complex="12pt"/>
    </style:style>
    <style:style style:name="T1069" style:family="text">
      <style:text-properties style:font-name="Aegean:cv02" fo:font-size="18pt" fo:language="de" fo:country="DE" style:font-size-asian="18pt" style:font-name-complex="Aegean4" style:font-size-complex="18pt"/>
    </style:style>
    <style:style style:name="T1070" style:family="text">
      <style:text-properties style:font-name="Aegean:cv02" fo:font-size="18pt" fo:language="en" fo:country="GB" style:font-size-asian="18pt" style:font-name-complex="Aegean4" style:font-size-complex="18pt"/>
    </style:style>
    <style:style style:name="T1071" style:family="text">
      <style:text-properties style:font-name="Aegean:cv02" fo:font-size="10.5pt" style:font-size-asian="10.5pt" style:font-name-complex="Courier New1" style:font-size-complex="10.5pt"/>
    </style:style>
    <style:style style:name="T1072" style:family="text">
      <style:text-properties fo:color="#21409a" style:font-name="Aegean1" fo:font-size="12pt" fo:language="en" fo:country="US" style:text-underline-style="none" officeooo:rsid="008cec48" style:font-name-asian="Times New Roman2" style:font-size-asian="12pt" style:language-asian="el" style:country-asian="GR" style:font-name-complex="Times New Roman2" style:font-size-complex="12pt"/>
    </style:style>
    <style:style style:name="T1073" style:family="text">
      <style:text-properties style:font-name="Aegean:cv02=2" fo:font-size="12pt" fo:language="en" fo:country="US" style:text-underline-style="none" style:font-name-asian="Times New Roman2" style:font-size-asian="12pt" style:language-asian="el" style:country-asian="GR" style:font-name-complex="Times New Roman2" style:font-size-complex="12pt"/>
    </style:style>
    <style:style style:name="T1074" style:family="text">
      <style:text-properties style:font-name="Aegean:cv02=2" fo:font-size="12pt" fo:language="en" fo:country="US" style:font-size-asian="12pt" style:font-name-complex="Courier New1" style:font-size-complex="12pt"/>
    </style:style>
    <style:style style:name="T1075" style:family="text">
      <style:text-properties style:font-name="Aegean:cv02=2" fo:font-size="12pt" style:font-size-asian="12pt" style:font-name-complex="Courier New1" style:font-size-complex="12pt"/>
    </style:style>
    <style:style style:name="T1076" style:family="text">
      <style:text-properties style:font-name="Aegean:cv02=2" fo:font-size="18pt" fo:language="en" fo:country="GB" style:font-size-asian="18pt" style:font-name-complex="Aegean4" style:font-size-complex="18pt"/>
    </style:style>
    <style:style style:name="T1077" style:family="text">
      <style:text-properties style:font-name="Aegean:cv02=2" fo:font-size="18pt" fo:language="de" fo:country="DE" officeooo:rsid="00a1f21e" style:font-size-asian="18pt" style:font-name-complex="Aegean4" style:font-size-complex="18pt"/>
    </style:style>
    <style:style style:name="T1078" style:family="text">
      <style:text-properties style:font-name="Aegean:cv04" fo:font-size="12pt" fo:language="en" fo:country="US" style:text-underline-style="none" style:font-name-asian="Times New Roman2" style:font-size-asian="12pt" style:language-asian="el" style:country-asian="GR" style:font-name-complex="Times New Roman2" style:font-size-complex="12pt"/>
    </style:style>
    <style:style style:name="T1079" style:family="text">
      <style:text-properties style:font-name="Aegean:cv04=2" fo:font-size="12pt" fo:language="en" fo:country="US" style:text-underline-style="none" style:font-name-asian="Times New Roman2" style:font-size-asian="12pt" style:language-asian="el" style:country-asian="GR" style:font-name-complex="Times New Roman2" style:font-size-complex="12pt"/>
    </style:style>
    <style:style style:name="T1080" style:family="text">
      <style:text-properties style:font-name="Aegean:cv04=3" fo:font-size="12pt" fo:language="en" fo:country="US" style:text-underline-style="none" style:font-name-asian="Times New Roman2" style:font-size-asian="12pt" style:language-asian="el" style:country-asian="GR" style:font-name-complex="Times New Roman2" style:font-size-complex="12pt"/>
    </style:style>
    <style:style style:name="T1081" style:family="text">
      <style:text-properties style:font-name="Aegean:cv04=4" fo:font-size="12pt" fo:language="en" fo:country="US" style:text-underline-style="none" style:font-name-asian="Times New Roman2" style:font-size-asian="12pt" style:language-asian="el" style:country-asian="GR" style:font-name-complex="Times New Roman2" style:font-size-complex="12pt"/>
    </style:style>
    <style:style style:name="T1082" style:family="text">
      <style:text-properties style:font-name="Aegean:cv06" fo:font-size="12pt" fo:language="en" fo:country="US" style:text-underline-style="none" officeooo:rsid="008cedb9" style:font-name-asian="Times New Roman2" style:font-size-asian="12pt" style:language-asian="el" style:country-asian="GR" style:font-name-complex="Times New Roman2" style:font-size-complex="12pt"/>
    </style:style>
    <style:style style:name="T1083" style:family="text">
      <style:text-properties style:font-name="Aegean:cv06=2" fo:font-size="12pt" fo:language="en" fo:country="US" style:text-underline-style="none" officeooo:rsid="008cedb9" style:font-name-asian="Times New Roman2" style:font-size-asian="12pt" style:language-asian="el" style:country-asian="GR" style:font-name-complex="Times New Roman2" style:font-size-complex="12pt"/>
    </style:style>
    <style:style style:name="T1084" style:family="text">
      <style:text-properties style:font-name="Aegean:cv06=3" fo:font-size="12pt" fo:language="en" fo:country="US" style:text-underline-style="none" officeooo:rsid="008cedb9" style:font-name-asian="Times New Roman2" style:font-size-asian="12pt" style:language-asian="el" style:country-asian="GR" style:font-name-complex="Times New Roman2" style:font-size-complex="12pt"/>
    </style:style>
    <style:style style:name="T1085" style:family="text">
      <style:text-properties style:font-name="Aegean:cv06=4" fo:font-size="12pt" fo:language="en" fo:country="US" style:text-underline-style="none" officeooo:rsid="008cedb9" style:font-name-asian="Times New Roman2" style:font-size-asian="12pt" style:language-asian="el" style:country-asian="GR" style:font-name-complex="Times New Roman2" style:font-size-complex="12pt"/>
    </style:style>
    <style:style style:name="T1086" style:family="text">
      <style:text-properties style:font-name="Aegean:cv06=5" fo:font-size="12pt" fo:language="en" fo:country="US" style:text-underline-style="none" officeooo:rsid="008cedb9" style:font-name-asian="Times New Roman2" style:font-size-asian="12pt" style:language-asian="el" style:country-asian="GR" style:font-name-complex="Times New Roman2" style:font-size-complex="12pt"/>
    </style:style>
    <style:style style:name="T1087" style:family="text">
      <style:text-properties style:font-name="Aegean:cv06=6" fo:font-size="12pt" fo:language="en" fo:country="US" style:text-underline-style="none" officeooo:rsid="008cedb9" style:font-name-asian="Times New Roman2" style:font-size-asian="12pt" style:language-asian="el" style:country-asian="GR" style:font-name-complex="Times New Roman2" style:font-size-complex="12pt"/>
    </style:style>
    <style:style style:name="T1088" style:family="text">
      <style:text-properties fo:color="#0000ff" style:font-name="Calibri Light" fo:font-size="8pt" fo:language="en" fo:country="US" style:font-size-asian="8pt" style:font-name-complex="Aegean1" style:font-weight-complex="bold"/>
    </style:style>
    <style:style style:name="T1089" style:family="text">
      <style:text-properties fo:color="#0000ff" style:font-name="Calibri Light" fo:font-size="8pt" fo:language="en" fo:country="US" style:text-underline-style="none" officeooo:rsid="007c13e1" style:font-size-asian="8pt" style:font-name-complex="Courier New1" style:font-size-complex="8pt"/>
    </style:style>
    <style:style style:name="T1090" style:family="text">
      <style:text-properties fo:color="#0000ff" style:font-name="Calibri Light" fo:font-size="8pt" fo:language="en" fo:country="US" style:text-underline-style="none" officeooo:rsid="005d0fc6" style:font-size-asian="8pt" style:font-name-complex="Courier New1" style:font-size-complex="8pt"/>
    </style:style>
    <style:style style:name="T1091" style:family="text">
      <style:text-properties fo:color="#0000ff" style:font-name="Calibri Light:smcp" fo:font-size="8pt" style:text-underline-style="none" officeooo:rsid="002d1c90" style:font-name-asian="Aroania1" style:font-size-asian="8pt" style:font-name-complex="Aroania1" style:font-size-complex="8pt"/>
    </style:style>
    <style:style style:name="T1092" style:family="text">
      <style:text-properties fo:color="#0000ff" style:font-name="Calibri Light:smcp" fo:font-size="8pt" style:text-underline-style="none" officeooo:rsid="00d96a64" style:font-name-asian="Aroania1" style:font-size-asian="8pt" style:font-name-complex="Aroania1" style:font-size-complex="8pt"/>
    </style:style>
    <style:style style:name="T1093" style:family="text">
      <style:text-properties fo:color="#c2d69b" style:font-name="Aegean1" fo:font-size="12pt" fo:language="en" fo:country="US" style:font-size-asian="12pt" style:font-name-complex="Aegean1" style:font-size-complex="12pt"/>
    </style:style>
    <style:style style:name="T1094" style:family="text">
      <style:text-properties fo:color="#c2d69b" style:font-name="Aegean1" fo:font-size="12pt" style:font-size-asian="12pt" style:font-name-complex="Aegean1" style:font-size-complex="12pt"/>
    </style:style>
    <style:style style:name="T1095" style:family="text">
      <style:text-properties fo:color="#e5b8b7" style:font-name="Aegean1" fo:font-size="12pt" fo:language="en" fo:country="US" style:font-size-asian="12pt" style:font-name-complex="Aegean1" style:font-size-complex="12pt"/>
    </style:style>
    <style:style style:name="T1096" style:family="text">
      <style:text-properties fo:color="#e5b8b7" style:font-name="Aegean1" fo:font-size="12pt" style:font-size-asian="12pt" style:font-name-complex="Aegean1" style:font-size-complex="12pt"/>
    </style:style>
    <style:style style:name="T1097" style:family="text">
      <style:text-properties style:font-name="Aegean3"/>
    </style:style>
    <style:style style:name="T1098" style:family="text">
      <style:text-properties style:font-name="Aegean3" fo:font-size="18pt" fo:language="de" fo:country="DE" style:font-size-asian="18pt" style:font-name-complex="Aegean4" style:font-size-complex="18pt"/>
    </style:style>
    <style:style style:name="T1099" style:family="text">
      <style:text-properties style:font-name="Aegean3" fo:font-size="18pt" fo:language="de" fo:country="DE" officeooo:rsid="000ea90d" style:font-size-asian="18pt" style:font-name-complex="Aegean4" style:font-size-complex="18pt"/>
    </style:style>
    <style:style style:name="T1100" style:family="text">
      <style:text-properties style:font-name="Aegean3" fo:font-size="18pt" fo:language="en" fo:country="GB" style:font-size-asian="18pt" style:font-name-complex="Aegean4" style:font-size-complex="18pt"/>
    </style:style>
    <style:style style:name="T1101" style:family="text">
      <style:text-properties style:font-name="Aegean3" fo:font-size="18pt" fo:language="fr" fo:country="FR" style:font-size-asian="18pt" style:font-name-complex="Aegean4" style:font-size-complex="18pt"/>
    </style:style>
    <style:style style:name="T1102" style:family="text">
      <style:text-properties style:font-name="Aegean3" fo:font-size="18pt" fo:language="en" fo:country="US" style:font-size-asian="18pt" style:font-name-complex="Aegean4" style:font-size-complex="18pt"/>
    </style:style>
    <style:style style:name="T1103" style:family="text">
      <style:text-properties officeooo:rsid="000a7d57"/>
    </style:style>
    <style:style style:name="T1104" style:family="text">
      <style:text-properties style:font-name="Aegean:rtlm&amp;cv02"/>
    </style:style>
    <style:style style:name="T1105" style:family="text">
      <style:text-properties style:font-name="Aegean:rtlm&amp;cv02" fo:language="de" fo:country="DE"/>
    </style:style>
    <style:style style:name="T1106" style:family="text">
      <style:text-properties style:font-name="Aegean:rtlm&amp;cv02=2"/>
    </style:style>
    <style:style style:name="T1107" style:family="text">
      <style:text-properties style:font-name="Aegean:rtlm&amp;cv01"/>
    </style:style>
    <style:style style:name="T1108" style:family="text">
      <style:text-properties style:font-name="Aegean:rtlm&amp;cv01" style:font-name-complex="Aegean4"/>
    </style:style>
    <style:style style:name="T1109" style:family="text">
      <style:text-properties style:font-name="Aegean:rtlm&amp;cv01" fo:language="en" fo:country="GB"/>
    </style:style>
    <style:style style:name="T1110" style:family="text">
      <style:text-properties style:font-name="Aegean:rtlm&amp;cv01" fo:language="de" fo:country="DE"/>
    </style:style>
    <style:style style:name="T1111" style:family="text">
      <style:text-properties style:font-name="Aegean:rtlm&amp;cv03"/>
    </style:style>
    <style:style style:name="T1112" style:family="text">
      <style:text-properties style:font-name="Aegean:rtlm&amp;cv03" fo:language="de" fo:country="DE"/>
    </style:style>
    <style:style style:name="T1113" style:family="text">
      <style:text-properties style:font-name="Aegean:rtlm&amp;cv03=2"/>
    </style:style>
    <style:style style:name="T1114" style:family="text">
      <style:text-properties style:font-name="Aegean:rtlm&amp;cv03=2" fo:language="de" fo:country="DE"/>
    </style:style>
    <style:style style:name="T1115" style:family="text">
      <style:text-properties style:font-name="Aegean:rtlm&amp;cv03=3"/>
    </style:style>
    <style:style style:name="T1116" style:family="text">
      <style:text-properties style:font-name="Aegean:rtlm&amp;cv03=3" fo:language="de" fo:country="DE"/>
    </style:style>
    <style:style style:name="T1117" style:family="text">
      <style:text-properties style:font-name="Aegean:cv03=2"/>
    </style:style>
    <style:style style:name="T1118" style:family="text">
      <style:text-properties style:font-name="Aegean:cv03=2" fo:font-size="18pt" fo:language="de" fo:country="DE" style:font-size-asian="18pt" style:font-name-complex="Aegean4" style:font-size-complex="18pt"/>
    </style:style>
    <style:style style:name="T1119" style:family="text">
      <style:text-properties style:font-name="Aegean:cv03=2" fo:font-size="18pt" fo:language="de" fo:country="DE" officeooo:rsid="000ea90d" style:font-size-asian="18pt" style:font-name-complex="Aegean4" style:font-size-complex="18pt"/>
    </style:style>
    <style:style style:name="T1120" style:family="text">
      <style:text-properties style:font-name="Aegean:cv03=2" fo:font-size="18pt" fo:language="en" fo:country="GB" style:font-size-asian="18pt" style:font-name-complex="Aegean4" style:font-size-complex="18pt"/>
    </style:style>
    <style:style style:name="T1121" style:family="text">
      <style:text-properties style:font-name="Aegean:cv03=2" fo:font-size="16pt" style:font-size-asian="16pt" style:font-size-complex="16pt"/>
    </style:style>
    <style:style style:name="T1122" style:family="text">
      <style:text-properties style:font-name="Aegean:cv03=2" fo:font-size="16pt" officeooo:rsid="002649d7" style:font-size-asian="16pt" style:font-size-complex="16pt"/>
    </style:style>
    <style:style style:name="T1123" style:family="text">
      <style:text-properties style:font-name="Aegean:cv03=2" fo:font-size="14pt" style:font-size-asian="14pt" style:font-size-complex="14pt"/>
    </style:style>
    <style:style style:name="T1124" style:family="text">
      <style:text-properties style:font-name="Aegean:cv03"/>
    </style:style>
    <style:style style:name="T1125" style:family="text">
      <style:text-properties style:font-name="Aegean:cv03" fo:font-size="18pt" fo:language="en" fo:country="GB" style:font-size-asian="18pt" style:font-name-complex="Aegean4" style:font-size-complex="18pt"/>
    </style:style>
    <style:style style:name="T1126" style:family="text">
      <style:text-properties style:font-name="Aegean:cv03" fo:font-size="18pt" fo:language="de" fo:country="DE" style:font-size-asian="18pt" style:font-name-complex="Aegean4" style:font-size-complex="18pt"/>
    </style:style>
    <style:style style:name="T1127" style:family="text">
      <style:text-properties style:font-name="Aegean:cv03" fo:font-size="14pt" style:font-size-asian="14pt" style:font-size-complex="14pt"/>
    </style:style>
    <style:style style:name="T1128" style:family="text">
      <style:text-properties style:font-name="Aegean:cv03" fo:font-size="14pt" officeooo:rsid="004daa8b" style:font-size-asian="14pt" style:font-size-complex="14pt"/>
    </style:style>
    <style:style style:name="T1129" style:family="text">
      <style:text-properties style:font-name="Aegean:cv03" fo:font-size="16pt" style:font-size-asian="16pt" style:font-size-complex="16pt"/>
    </style:style>
    <style:style style:name="T1130" style:family="text">
      <style:text-properties style:font-name="Aegean:cv03" fo:language="en" fo:country="US" style:font-name-complex="Aegean1"/>
    </style:style>
    <style:style style:name="T1131" style:family="text">
      <style:text-properties style:font-name="Aegean:cv03=3"/>
    </style:style>
    <style:style style:name="T1132" style:family="text">
      <style:text-properties style:font-name="Aegean:cv03=3" fo:font-size="18pt" fo:language="en" fo:country="GB" style:font-size-asian="18pt" style:font-name-complex="Aegean4" style:font-size-complex="18pt"/>
    </style:style>
    <style:style style:name="T1133" style:family="text">
      <style:text-properties style:font-name="Aegean:cv03=3" fo:font-size="18pt" fo:language="de" fo:country="DE" style:font-size-asian="18pt" style:font-name-complex="Aegean4" style:font-size-complex="18pt"/>
    </style:style>
    <style:style style:name="T1134" style:family="text">
      <style:text-properties style:font-name="Aegean:cv03=3" fo:font-size="16pt" style:font-size-asian="16pt" style:font-size-complex="16pt"/>
    </style:style>
    <style:style style:name="T1135" style:family="text">
      <style:text-properties style:font-name="Aegean:cv03=3" fo:font-size="16pt" officeooo:rsid="002649d7" style:font-size-asian="16pt" style:font-size-complex="16pt"/>
    </style:style>
    <style:style style:name="T1136" style:family="text">
      <style:text-properties fo:language="de" fo:country="DE"/>
    </style:style>
    <style:style style:name="T1137" style:family="text">
      <style:text-properties fo:language="fr" fo:country="FR"/>
    </style:style>
    <style:style style:name="T1138" style:family="text">
      <style:text-properties fo:language="en" fo:country="GB"/>
    </style:style>
    <style:style style:name="T1139" style:family="text">
      <style:text-properties officeooo:rsid="001c2e0c"/>
    </style:style>
    <style:style style:name="T1140" style:family="text">
      <style:text-properties style:font-name="Aroania:sups" fo:font-size="7pt" fo:language="el" fo:country="GR" officeooo:rsid="0022abe8" style:font-size-asian="7pt" style:font-name-complex="Aroania" style:font-size-complex="7pt"/>
    </style:style>
    <style:style style:name="T1141" style:family="text">
      <style:text-properties fo:color="#5f497a" style:font-name="Calibri Light" fo:font-size="9pt" fo:language="en" fo:country="US" style:font-size-asian="9pt" style:font-size-complex="9pt"/>
    </style:style>
    <style:style style:name="T1142" style:family="text">
      <style:text-properties style:font-name="Aegean:cv07=4" fo:font-size="14pt" fo:font-weight="normal" officeooo:rsid="0018f157" style:font-size-asian="14pt" style:font-weight-asian="normal" style:font-size-complex="14pt" style:font-weight-complex="normal"/>
    </style:style>
    <style:style style:name="T1143" style:family="text">
      <style:text-properties style:font-name="Aegean:cv07=5" fo:font-size="14pt" fo:font-weight="normal" officeooo:rsid="0018f157" style:font-size-asian="14pt" style:font-weight-asian="normal" style:font-size-complex="14pt" style:font-weight-complex="normal"/>
    </style:style>
    <style:style style:name="T1144" style:family="text">
      <style:text-properties style:font-name="Aegean:cv07=6" fo:font-size="14pt" fo:font-weight="normal" officeooo:rsid="0018f157" style:font-size-asian="14pt" style:font-weight-asian="normal" style:font-size-complex="14pt" style:font-weight-complex="normal"/>
    </style:style>
    <style:style style:name="T1145" style:family="text">
      <style:text-properties style:font-name="Aegean:cv07=7" fo:font-size="14pt" fo:font-weight="normal" officeooo:rsid="0018f157" style:font-size-asian="14pt" style:font-weight-asian="normal" style:font-size-complex="14pt" style:font-weight-complex="normal"/>
    </style:style>
    <style:style style:name="T1146" style:family="text">
      <style:text-properties style:font-name="Aegean:cv10=2"/>
    </style:style>
    <style:style style:name="T1147" style:family="text">
      <style:text-properties style:font-name="Aegean:cv10=2" fo:font-size="14pt" style:font-size-asian="14pt" style:font-size-complex="14pt"/>
    </style:style>
    <style:style style:name="T1148" style:family="text">
      <style:text-properties style:font-name="Aegean:cv10=2" fo:font-size="14pt" fo:font-weight="normal" style:font-size-asian="14pt" style:font-weight-asian="normal" style:font-size-complex="14pt" style:font-weight-complex="normal"/>
    </style:style>
    <style:style style:name="T1149" style:family="text">
      <style:text-properties style:font-name="Aegean:cv10=2" fo:font-size="16pt" style:font-size-asian="16pt" style:font-size-complex="16pt"/>
    </style:style>
    <style:style style:name="T1150" style:family="text">
      <style:text-properties style:font-name="Aegean:cv10=2" fo:font-size="16pt" fo:background-color="transparent" loext:char-shading-value="0" style:font-size-asian="16pt" style:font-size-complex="16pt"/>
    </style:style>
    <style:style style:name="T1151" style:family="text">
      <style:text-properties style:font-name="Aegean:cv10=2" fo:font-weight="normal" officeooo:rsid="0021dac9" style:font-weight-asian="normal" style:font-weight-complex="normal"/>
    </style:style>
    <style:style style:name="T1152" style:family="text">
      <style:text-properties style:font-name="Aegean:cv10=3" fo:font-size="14pt" style:font-size-asian="14pt" style:font-size-complex="14pt"/>
    </style:style>
    <style:style style:name="T1153" style:family="text">
      <style:text-properties style:font-name="Aegean:cv10=3" fo:font-size="16pt" style:font-size-asian="16pt" style:font-size-complex="16pt"/>
    </style:style>
    <style:style style:name="T1154" style:family="text">
      <style:text-properties style:font-name="Aegean:cv10=3" fo:font-size="16pt" fo:background-color="transparent" loext:char-shading-value="0" style:font-size-asian="16pt" style:font-size-complex="16pt"/>
    </style:style>
    <style:style style:name="T1155" style:family="text">
      <style:text-properties style:font-name="Aegean:cv10=3" fo:font-weight="normal" officeooo:rsid="0021dac9" style:font-weight-asian="normal" style:font-weight-complex="normal"/>
    </style:style>
    <style:style style:name="T1156" style:family="text">
      <style:text-properties style:font-name="Aegean:cv10=4" fo:font-size="16pt" style:font-size-asian="16pt" style:font-size-complex="16pt"/>
    </style:style>
    <style:style style:name="T1157" style:family="text">
      <style:text-properties style:font-name="Aegean:cv10=4" fo:font-size="16pt" fo:background-color="transparent" loext:char-shading-value="0" style:font-size-asian="16pt" style:font-size-complex="16pt"/>
    </style:style>
    <style:style style:name="T1158" style:family="text">
      <style:text-properties style:font-name="Aegean:cv10=4" fo:font-size="14pt" fo:font-weight="normal" style:font-size-asian="14pt" style:font-weight-asian="normal" style:font-size-complex="14pt" style:font-weight-complex="normal"/>
    </style:style>
    <style:style style:name="T1159" style:family="text">
      <style:text-properties style:font-name="Aegean:cv10=5" fo:font-size="16pt" style:font-size-asian="16pt" style:font-size-complex="16pt"/>
    </style:style>
    <style:style style:name="T1160" style:family="text">
      <style:text-properties style:font-name="Aegean:cv10=5" fo:font-size="16pt" fo:background-color="transparent" loext:char-shading-value="0" style:font-size-asian="16pt" style:font-size-complex="16pt"/>
    </style:style>
    <style:style style:name="T1161" style:family="text">
      <style:text-properties style:font-name="Aegean:cv10=5" fo:font-size="14pt" fo:font-weight="normal" style:font-size-asian="14pt" style:font-weight-asian="normal" style:font-size-complex="14pt" style:font-weight-complex="normal"/>
    </style:style>
    <style:style style:name="T1162" style:family="text">
      <style:text-properties style:font-name="Aegean:cv10=6" fo:font-size="14pt" style:font-size-asian="14pt" style:font-size-complex="14pt"/>
    </style:style>
    <style:style style:name="T1163" style:family="text">
      <style:text-properties style:font-name="Aegean:cv10=6" fo:font-size="14pt" fo:font-weight="normal" style:font-size-asian="14pt" style:font-weight-asian="normal" style:font-size-complex="14pt" style:font-weight-complex="normal"/>
    </style:style>
    <style:style style:name="T1164" style:family="text">
      <style:text-properties style:font-name="Aegean:cv10=6" fo:font-size="16pt" style:font-size-asian="16pt" style:font-size-complex="16pt"/>
    </style:style>
    <style:style style:name="T1165" style:family="text">
      <style:text-properties style:font-name="Aegean:cv10=6" fo:font-size="16pt" fo:font-weight="normal" officeooo:rsid="002649d7" fo:background-color="transparent" loext:char-shading-value="0" style:font-size-asian="16pt" style:font-weight-asian="normal" style:font-size-complex="16pt" style:font-weight-complex="normal"/>
    </style:style>
    <style:style style:name="T1166" style:family="text">
      <style:text-properties style:font-name="Aegean:cv10=6" fo:font-weight="normal" officeooo:rsid="002649d7" style:font-weight-asian="normal" style:font-weight-complex="normal"/>
    </style:style>
    <style:style style:name="T1167" style:family="text">
      <style:text-properties style:font-name="Aegean:cv10=7" fo:font-size="14pt" style:font-size-asian="14pt" style:font-size-complex="14pt"/>
    </style:style>
    <style:style style:name="T1168" style:family="text">
      <style:text-properties style:font-name="Aegean:cv10=7" fo:font-size="14pt" fo:font-weight="normal" style:font-size-asian="14pt" style:font-weight-asian="normal" style:font-size-complex="14pt" style:font-weight-complex="normal"/>
    </style:style>
    <style:style style:name="T1169" style:family="text">
      <style:text-properties style:font-name="Aegean:cv10=7" fo:font-size="16pt" style:font-size-asian="16pt" style:font-size-complex="16pt"/>
    </style:style>
    <style:style style:name="T1170" style:family="text">
      <style:text-properties style:font-name="Aegean:cv10=7" fo:font-size="16pt" fo:font-weight="normal" officeooo:rsid="002649d7" fo:background-color="transparent" loext:char-shading-value="0" style:font-size-asian="16pt" style:font-weight-asian="normal" style:font-size-complex="16pt" style:font-weight-complex="normal"/>
    </style:style>
    <style:style style:name="T1171" style:family="text">
      <style:text-properties style:font-name="Aegean:cv10=7" fo:font-weight="normal" officeooo:rsid="002649d7" style:font-weight-asian="normal" style:font-weight-complex="normal"/>
    </style:style>
    <style:style style:name="T1172" style:family="text">
      <style:text-properties style:font-name="Aegean:cv10=8"/>
    </style:style>
    <style:style style:name="T1173" style:family="text">
      <style:text-properties style:font-name="Aegean:cv10=8" fo:font-size="14pt" style:font-size-asian="14pt" style:font-size-complex="14pt"/>
    </style:style>
    <style:style style:name="T1174" style:family="text">
      <style:text-properties style:font-name="Aegean:cv10=8" fo:font-size="14pt" fo:font-weight="normal" style:font-size-asian="14pt" style:font-weight-asian="normal" style:font-size-complex="14pt" style:font-weight-complex="normal"/>
    </style:style>
    <style:style style:name="T1175" style:family="text">
      <style:text-properties style:font-name="Aegean:cv10=8" fo:font-size="16pt" fo:font-weight="normal" officeooo:rsid="0021dac9" style:font-size-asian="16pt" style:font-weight-asian="normal" style:font-size-complex="16pt" style:font-weight-complex="normal"/>
    </style:style>
    <style:style style:name="T1176" style:family="text">
      <style:text-properties style:font-name="Aegean:cv10=8" fo:font-size="16pt" fo:font-weight="normal" officeooo:rsid="002649d7" fo:background-color="transparent" loext:char-shading-value="0" style:font-size-asian="16pt" style:font-weight-asian="normal" style:font-size-complex="16pt" style:font-weight-complex="normal"/>
    </style:style>
    <style:style style:name="T1177" style:family="text">
      <style:text-properties style:font-name="Aegean:cv10=8" fo:language="en" fo:country="US" style:font-name-complex="Aegean1"/>
    </style:style>
    <style:style style:name="T1178" style:family="text">
      <style:text-properties style:font-name="Aegean:cv10=8" fo:font-weight="normal" officeooo:rsid="0021dac9" style:font-weight-asian="normal" style:font-weight-complex="normal"/>
    </style:style>
    <style:style style:name="T1179" style:family="text">
      <style:text-properties style:font-name="Aegean:cv10=8" fo:font-weight="normal" officeooo:rsid="002649d7" style:font-weight-asian="normal" style:font-weight-complex="normal"/>
    </style:style>
    <style:style style:name="T1180" style:family="text">
      <style:text-properties style:font-name="Aegean:cv10=9"/>
    </style:style>
    <style:style style:name="T1181" style:family="text">
      <style:text-properties style:font-name="Aegean:cv10=9" fo:font-size="14pt" style:font-size-asian="14pt" style:font-size-complex="14pt"/>
    </style:style>
    <style:style style:name="T1182" style:family="text">
      <style:text-properties style:font-name="Aegean:cv10=9" fo:font-size="14pt" fo:font-weight="normal" style:font-size-asian="14pt" style:font-weight-asian="normal" style:font-size-complex="14pt" style:font-weight-complex="normal"/>
    </style:style>
    <style:style style:name="T1183" style:family="text">
      <style:text-properties style:font-name="Aegean:cv10=9" fo:font-size="16pt" fo:font-weight="normal" officeooo:rsid="0021dac9" style:font-size-asian="16pt" style:font-weight-asian="normal" style:font-size-complex="16pt" style:font-weight-complex="normal"/>
    </style:style>
    <style:style style:name="T1184" style:family="text">
      <style:text-properties style:font-name="Aegean:cv10=9" fo:font-size="16pt" fo:font-weight="normal" officeooo:rsid="002649d7" fo:background-color="transparent" loext:char-shading-value="0" style:font-size-asian="16pt" style:font-weight-asian="normal" style:font-size-complex="16pt" style:font-weight-complex="normal"/>
    </style:style>
    <style:style style:name="T1185" style:family="text">
      <style:text-properties style:font-name="Aegean:cv10=9" fo:font-weight="normal" officeooo:rsid="0021dac9" style:font-weight-asian="normal" style:font-weight-complex="normal"/>
    </style:style>
    <style:style style:name="T1186" style:family="text">
      <style:text-properties style:font-name="Aegean:cv10=9" fo:font-weight="normal" officeooo:rsid="002649d7" style:font-weight-asian="normal" style:font-weight-complex="normal"/>
    </style:style>
    <style:style style:name="T1187" style:family="text">
      <style:text-properties style:font-name="Aegean:cv10=10" fo:font-size="14pt" style:font-size-asian="14pt" style:font-size-complex="14pt"/>
    </style:style>
    <style:style style:name="T1188" style:family="text">
      <style:text-properties style:font-name="Aegean:cv10=10" fo:font-size="16pt" fo:font-weight="normal" officeooo:rsid="0021dac9" style:font-size-asian="16pt" style:font-weight-asian="normal" style:font-size-complex="16pt" style:font-weight-complex="normal"/>
    </style:style>
    <style:style style:name="T1189" style:family="text">
      <style:text-properties style:font-name="Aegean:cv10=10" fo:font-size="16pt" fo:font-weight="normal" officeooo:rsid="002649d7" fo:background-color="transparent" loext:char-shading-value="0" style:font-size-asian="16pt" style:font-weight-asian="normal" style:font-size-complex="16pt" style:font-weight-complex="normal"/>
    </style:style>
    <style:style style:name="T1190" style:family="text">
      <style:text-properties style:font-name="Aegean:cv10=10" fo:font-weight="normal" officeooo:rsid="0021dac9" style:font-weight-asian="normal" style:font-weight-complex="normal"/>
    </style:style>
    <style:style style:name="T1191" style:family="text">
      <style:text-properties style:font-name="Aegean:cv10=10" fo:font-weight="normal" officeooo:rsid="002649d7" style:font-weight-asian="normal" style:font-weight-complex="normal"/>
    </style:style>
    <style:style style:name="T1192" style:family="text">
      <style:text-properties style:font-name="Aegean:cv14=2"/>
    </style:style>
    <style:style style:name="T1193" style:family="text">
      <style:text-properties style:font-name="Aegean:cv14=2" fo:font-size="14pt" style:font-size-asian="14pt" style:font-size-complex="14pt"/>
    </style:style>
    <style:style style:name="T1194" style:family="text">
      <style:text-properties style:font-name="Aegean:cv14=2" fo:font-size="16pt" style:font-size-asian="16pt" style:font-size-complex="16pt"/>
    </style:style>
    <style:style style:name="T1195" style:family="text">
      <style:text-properties style:font-name="Aegean:cv14=2" fo:font-size="16pt" fo:background-color="transparent" loext:char-shading-value="0" style:font-size-asian="16pt" style:font-size-complex="16pt"/>
    </style:style>
    <style:style style:name="T1196" style:family="text">
      <style:text-properties style:font-name="Aegean:cv14=2" officeooo:rsid="002649d7"/>
    </style:style>
    <style:style style:name="T1197" style:family="text">
      <style:text-properties style:font-name="Aegean:cv14=2" fo:language="en" fo:country="US" style:font-name-complex="Aegean1"/>
    </style:style>
    <style:style style:name="T1198" style:family="text">
      <style:text-properties style:font-name="Aegean:cv14=3"/>
    </style:style>
    <style:style style:name="T1199" style:family="text">
      <style:text-properties style:font-name="Aegean:cv14=3" fo:font-size="14pt" style:font-size-asian="14pt" style:font-size-complex="14pt"/>
    </style:style>
    <style:style style:name="T1200" style:family="text">
      <style:text-properties style:font-name="Aegean:cv14=3" fo:font-size="14pt" fo:font-weight="normal" style:font-size-asian="14pt" style:font-weight-asian="normal" style:font-size-complex="14pt" style:font-weight-complex="normal"/>
    </style:style>
    <style:style style:name="T1201" style:family="text">
      <style:text-properties style:font-name="Aegean:cv14=3" fo:font-size="16pt" style:font-size-asian="16pt" style:font-size-complex="16pt"/>
    </style:style>
    <style:style style:name="T1202" style:family="text">
      <style:text-properties style:font-name="Aegean:cv14=3" fo:font-size="16pt" fo:background-color="transparent" loext:char-shading-value="0" style:font-size-asian="16pt" style:font-size-complex="16pt"/>
    </style:style>
    <style:style style:name="T1203" style:family="text">
      <style:text-properties style:font-name="Aegean:cv14=3" fo:language="en" fo:country="US" style:font-name-complex="Aegean1"/>
    </style:style>
    <style:style style:name="T1204" style:family="text">
      <style:text-properties style:font-name="Aegean:cv14=3" officeooo:rsid="002649d7"/>
    </style:style>
    <style:style style:name="T1205" style:family="text">
      <style:text-properties style:font-name="Aegean:cv14=4"/>
    </style:style>
    <style:style style:name="T1206" style:family="text">
      <style:text-properties style:font-name="Aegean:cv14=4" fo:font-size="14pt" fo:font-weight="normal" style:font-size-asian="14pt" style:font-weight-asian="normal" style:font-size-complex="14pt" style:font-weight-complex="normal"/>
    </style:style>
    <style:style style:name="T1207" style:family="text">
      <style:text-properties style:font-name="Aegean:cv14=4" fo:font-size="14pt" fo:font-weight="normal" officeooo:rsid="00280da2" style:font-size-asian="14pt" style:font-weight-asian="normal" style:font-size-complex="14pt" style:font-weight-complex="normal"/>
    </style:style>
    <style:style style:name="T1208" style:family="text">
      <style:text-properties style:font-name="Aegean:cv14=4" fo:font-size="14pt" style:font-size-asian="14pt" style:font-size-complex="14pt"/>
    </style:style>
    <style:style style:name="T1209" style:family="text">
      <style:text-properties style:font-name="Aegean:cv14=4" fo:font-size="16pt" style:font-size-asian="16pt" style:font-size-complex="16pt"/>
    </style:style>
    <style:style style:name="T1210" style:family="text">
      <style:text-properties style:font-name="Aegean:cv14=4" fo:font-size="16pt" fo:background-color="transparent" loext:char-shading-value="0" style:font-size-asian="16pt" style:font-size-complex="16pt"/>
    </style:style>
    <style:style style:name="T1211" style:family="text">
      <style:text-properties style:font-name="Aegean:cv14=4" officeooo:rsid="001e5e17"/>
    </style:style>
    <style:style style:name="T1212" style:family="text">
      <style:text-properties style:font-name="Aegean:cv14=4" fo:language="en" fo:country="US" style:font-name-complex="Aegean1"/>
    </style:style>
    <style:style style:name="T1213" style:family="text">
      <style:text-properties style:font-name="Aegean:cv14=4" officeooo:rsid="002649d7"/>
    </style:style>
    <style:style style:name="T1214" style:family="text">
      <style:text-properties style:font-name="Aegean:cv14=5"/>
    </style:style>
    <style:style style:name="T1215" style:family="text">
      <style:text-properties style:font-name="Aegean:cv14=5" fo:font-size="14pt" style:font-size-asian="14pt" style:font-size-complex="14pt"/>
    </style:style>
    <style:style style:name="T1216" style:family="text">
      <style:text-properties style:font-name="Aegean:cv14=5" fo:font-size="14pt" fo:font-weight="normal" style:font-size-asian="14pt" style:font-weight-asian="normal" style:font-size-complex="14pt" style:font-weight-complex="normal"/>
    </style:style>
    <style:style style:name="T1217" style:family="text">
      <style:text-properties style:font-name="Aegean:cv14=5" fo:font-size="16pt" style:font-size-asian="16pt" style:font-size-complex="16pt"/>
    </style:style>
    <style:style style:name="T1218" style:family="text">
      <style:text-properties style:font-name="Aegean:cv14=5" fo:font-size="16pt" officeooo:rsid="002649d7" style:font-size-asian="16pt" style:font-size-complex="16pt"/>
    </style:style>
    <style:style style:name="T1219" style:family="text">
      <style:text-properties style:font-name="Aegean:cv14=5" fo:font-size="16pt" fo:background-color="transparent" loext:char-shading-value="0" style:font-size-asian="16pt" style:font-size-complex="16pt"/>
    </style:style>
    <style:style style:name="T1220" style:family="text">
      <style:text-properties style:font-name="Aegean:cv14=5" officeooo:rsid="002649d7"/>
    </style:style>
    <style:style style:name="T1221" style:family="text">
      <style:text-properties style:font-name="Aegean:cv14=6"/>
    </style:style>
    <style:style style:name="T1222" style:family="text">
      <style:text-properties style:font-name="Aegean:cv14=6" fo:font-size="14pt" fo:font-weight="normal" officeooo:rsid="0014296b" style:font-size-asian="14pt" style:font-weight-asian="normal" style:font-size-complex="14pt" style:font-weight-complex="normal"/>
    </style:style>
    <style:style style:name="T1223" style:family="text">
      <style:text-properties style:font-name="Aegean:cv14=6" fo:font-size="14pt" style:font-size-asian="14pt" style:font-size-complex="14pt"/>
    </style:style>
    <style:style style:name="T1224" style:family="text">
      <style:text-properties style:font-name="Aegean:cv14=6" fo:font-size="16pt" style:font-size-asian="16pt" style:font-size-complex="16pt"/>
    </style:style>
    <style:style style:name="T1225" style:family="text">
      <style:text-properties style:font-name="Aegean:cv14=6" fo:font-size="16pt" officeooo:rsid="002649d7" style:font-size-asian="16pt" style:font-size-complex="16pt"/>
    </style:style>
    <style:style style:name="T1226" style:family="text">
      <style:text-properties style:font-name="Aegean:cv14=6" fo:font-size="16pt" fo:background-color="transparent" loext:char-shading-value="0" style:font-size-asian="16pt" style:font-size-complex="16pt"/>
    </style:style>
    <style:style style:name="T1227" style:family="text">
      <style:text-properties style:font-name="Aegean:cv14=6" officeooo:rsid="002649d7"/>
    </style:style>
    <style:style style:name="T1228" style:family="text">
      <style:text-properties style:font-name="Aegean:cv14=6" fo:language="en" fo:country="US" style:font-name-complex="Aegean1"/>
    </style:style>
    <style:style style:name="T1229" style:family="text">
      <style:text-properties style:font-name="Aegean:cv14=7"/>
    </style:style>
    <style:style style:name="T1230" style:family="text">
      <style:text-properties style:font-name="Aegean:cv14=7" fo:font-weight="normal" officeooo:rsid="0014296b" style:font-weight-asian="normal" style:font-weight-complex="normal"/>
    </style:style>
    <style:style style:name="T1231" style:family="text">
      <style:text-properties style:font-name="Aegean:cv14=7" fo:font-size="14pt" style:font-size-asian="14pt" style:font-size-complex="14pt"/>
    </style:style>
    <style:style style:name="T1232" style:family="text">
      <style:text-properties style:font-name="Aegean:cv14=7" fo:font-size="16pt" style:font-size-asian="16pt" style:font-size-complex="16pt"/>
    </style:style>
    <style:style style:name="T1233" style:family="text">
      <style:text-properties style:font-name="Aegean:cv14=7" fo:font-size="16pt" officeooo:rsid="002649d7" style:font-size-asian="16pt" style:font-size-complex="16pt"/>
    </style:style>
    <style:style style:name="T1234" style:family="text">
      <style:text-properties style:font-name="Aegean:cv14=7" fo:font-size="16pt" fo:background-color="transparent" loext:char-shading-value="0" style:font-size-asian="16pt" style:font-size-complex="16pt"/>
    </style:style>
    <style:style style:name="T1235" style:family="text">
      <style:text-properties style:font-name="Aegean:cv14=7" officeooo:rsid="002649d7"/>
    </style:style>
    <style:style style:name="T1236" style:family="text">
      <style:text-properties style:font-name="Aegean:cv14=8" fo:font-weight="normal" officeooo:rsid="0014296b" style:font-name-asian="Times New Roman2" style:language-asian="el" style:country-asian="GR" style:font-weight-asian="normal" style:font-weight-complex="normal"/>
    </style:style>
    <style:style style:name="T1237" style:family="text">
      <style:text-properties style:font-name="Aegean:cv14=8" fo:font-size="14pt" style:font-size-asian="14pt" style:font-size-complex="14pt"/>
    </style:style>
    <style:style style:name="T1238" style:family="text">
      <style:text-properties style:font-name="Aegean:cv14=8" fo:font-size="14pt" fo:font-weight="normal" style:font-size-asian="14pt" style:font-weight-asian="normal" style:font-size-complex="14pt" style:font-weight-complex="normal"/>
    </style:style>
    <style:style style:name="T1239" style:family="text">
      <style:text-properties style:font-name="Aegean:cv14=8" fo:font-size="16pt" style:font-size-asian="16pt" style:font-size-complex="16pt"/>
    </style:style>
    <style:style style:name="T1240" style:family="text">
      <style:text-properties style:font-name="Aegean:cv14=8" fo:font-size="16pt" officeooo:rsid="002649d7" style:font-size-asian="16pt" style:font-size-complex="16pt"/>
    </style:style>
    <style:style style:name="T1241" style:family="text">
      <style:text-properties style:font-name="Aegean:cv14=8" fo:font-size="16pt" fo:background-color="transparent" loext:char-shading-value="0" style:font-size-asian="16pt" style:font-size-complex="16pt"/>
    </style:style>
    <style:style style:name="T1242" style:family="text">
      <style:text-properties style:font-name="Aegean:cv14=8" officeooo:rsid="002649d7"/>
    </style:style>
    <style:style style:name="T1243" style:family="text">
      <style:text-properties style:font-name="Aegean:cv14=9"/>
    </style:style>
    <style:style style:name="T1244" style:family="text">
      <style:text-properties style:font-name="Aegean:cv14=9" fo:font-weight="normal" officeooo:rsid="0014296b" style:font-weight-asian="normal" style:font-weight-complex="normal"/>
    </style:style>
    <style:style style:name="T1245" style:family="text">
      <style:text-properties style:font-name="Aegean:cv14=9" fo:font-size="14pt" style:font-size-asian="14pt" style:font-size-complex="14pt"/>
    </style:style>
    <style:style style:name="T1246" style:family="text">
      <style:text-properties style:font-name="Aegean:cv14=9" fo:font-size="14pt" fo:font-weight="normal" style:font-size-asian="14pt" style:font-weight-asian="normal" style:font-size-complex="14pt" style:font-weight-complex="normal"/>
    </style:style>
    <style:style style:name="T1247" style:family="text">
      <style:text-properties style:font-name="Aegean:cv14=9" fo:font-size="16pt" style:font-size-asian="16pt" style:font-size-complex="16pt"/>
    </style:style>
    <style:style style:name="T1248" style:family="text">
      <style:text-properties style:font-name="Aegean:cv14=9" fo:font-size="16pt" officeooo:rsid="002649d7" style:font-size-asian="16pt" style:font-size-complex="16pt"/>
    </style:style>
    <style:style style:name="T1249" style:family="text">
      <style:text-properties style:font-name="Aegean:cv14=9" fo:font-size="16pt" fo:background-color="transparent" loext:char-shading-value="0" style:font-size-asian="16pt" style:font-size-complex="16pt"/>
    </style:style>
    <style:style style:name="T1250" style:family="text">
      <style:text-properties style:font-name="Aegean:cv14=10"/>
    </style:style>
    <style:style style:name="T1251" style:family="text">
      <style:text-properties style:font-name="Aegean:cv14=10" fo:font-weight="normal" officeooo:rsid="0014296b" style:font-name-asian="Times New Roman2" style:language-asian="el" style:country-asian="GR" style:font-weight-asian="normal" style:font-weight-complex="normal"/>
    </style:style>
    <style:style style:name="T1252" style:family="text">
      <style:text-properties style:font-name="Aegean:cv14=10" fo:font-weight="normal" style:font-weight-asian="normal" style:font-weight-complex="normal"/>
    </style:style>
    <style:style style:name="T1253" style:family="text">
      <style:text-properties style:font-name="Aegean:cv14=10" fo:font-size="14pt" style:font-size-asian="14pt" style:font-size-complex="14pt"/>
    </style:style>
    <style:style style:name="T1254" style:family="text">
      <style:text-properties style:font-name="Aegean:cv14=10" fo:font-size="16pt" style:font-size-asian="16pt" style:font-size-complex="16pt"/>
    </style:style>
    <style:style style:name="T1255" style:family="text">
      <style:text-properties style:font-name="Aegean:cv14=10" fo:font-size="16pt" officeooo:rsid="002649d7" style:font-size-asian="16pt" style:font-size-complex="16pt"/>
    </style:style>
    <style:style style:name="T1256" style:family="text">
      <style:text-properties style:font-name="Aegean:cv14=10" fo:font-size="16pt" fo:background-color="transparent" loext:char-shading-value="0" style:font-size-asian="16pt" style:font-size-complex="16pt"/>
    </style:style>
    <style:style style:name="T1257" style:family="text">
      <style:text-properties style:font-name="Aegean:cv14=11" fo:font-weight="normal" style:font-weight-asian="normal" style:font-weight-complex="normal"/>
    </style:style>
    <style:style style:name="T1258" style:family="text">
      <style:text-properties style:font-name="Aegean:cv14=11" fo:font-weight="normal" officeooo:rsid="0014296b" style:font-weight-asian="normal" style:font-weight-complex="normal"/>
    </style:style>
    <style:style style:name="T1259" style:family="text">
      <style:text-properties style:font-name="Aegean:cv14=11" fo:font-weight="normal" officeooo:rsid="002649d7" style:font-weight-asian="normal" style:font-weight-complex="normal"/>
    </style:style>
    <style:style style:name="T1260" style:family="text">
      <style:text-properties style:font-name="Aegean:cv14=11" fo:font-size="14pt" style:font-size-asian="14pt" style:font-size-complex="14pt"/>
    </style:style>
    <style:style style:name="T1261" style:family="text">
      <style:text-properties style:font-name="Aegean:cv14=11" fo:font-size="16pt" style:font-size-asian="16pt" style:font-size-complex="16pt"/>
    </style:style>
    <style:style style:name="T1262" style:family="text">
      <style:text-properties style:font-name="Aegean:cv14=11" fo:font-size="16pt" officeooo:rsid="002649d7" style:font-size-asian="16pt" style:font-size-complex="16pt"/>
    </style:style>
    <style:style style:name="T1263" style:family="text">
      <style:text-properties style:font-name="Aegean:cv14=11" fo:font-size="16pt" fo:background-color="transparent" loext:char-shading-value="0" style:font-size-asian="16pt" style:font-size-complex="16pt"/>
    </style:style>
    <style:style style:name="T1264" style:family="text">
      <style:text-properties style:font-name="Aegean:cv14=11" fo:font-size="16pt" fo:font-weight="normal" officeooo:rsid="002649d7" fo:background-color="transparent" loext:char-shading-value="0" style:font-size-asian="16pt" style:font-weight-asian="normal" style:font-size-complex="16pt" style:font-weight-complex="normal"/>
    </style:style>
    <style:style style:name="T1265" style:family="text">
      <style:text-properties style:font-name="Aegean:cv14=12"/>
    </style:style>
    <style:style style:name="T1266" style:family="text">
      <style:text-properties style:font-name="Aegean:cv14=12" fo:font-weight="normal" style:font-weight-asian="normal" style:font-weight-complex="normal"/>
    </style:style>
    <style:style style:name="T1267" style:family="text">
      <style:text-properties style:font-name="Aegean:cv14=12" fo:font-weight="normal" officeooo:rsid="0014296b" style:font-weight-asian="normal" style:font-weight-complex="normal"/>
    </style:style>
    <style:style style:name="T1268" style:family="text">
      <style:text-properties style:font-name="Aegean:cv14=12" fo:font-size="14pt" style:font-size-asian="14pt" style:font-size-complex="14pt"/>
    </style:style>
    <style:style style:name="T1269" style:family="text">
      <style:text-properties style:font-name="Aegean:cv14=12" fo:font-size="16pt" style:font-size-asian="16pt" style:font-size-complex="16pt"/>
    </style:style>
    <style:style style:name="T1270" style:family="text">
      <style:text-properties style:font-name="Aegean:cv14=12" fo:font-size="16pt" officeooo:rsid="002649d7" style:font-size-asian="16pt" style:font-size-complex="16pt"/>
    </style:style>
    <style:style style:name="T1271" style:family="text">
      <style:text-properties style:font-name="Aegean:cv14=12" fo:font-size="16pt" officeooo:rsid="002649d7" fo:background-color="transparent" loext:char-shading-value="0" style:font-size-asian="16pt" style:font-size-complex="16pt"/>
    </style:style>
    <style:style style:name="T1272" style:family="text">
      <style:text-properties style:font-name="Aegean:cv14=12" fo:font-size="16pt" fo:font-weight="normal" officeooo:rsid="002649d7" fo:background-color="transparent" loext:char-shading-value="0" style:font-size-asian="16pt" style:font-weight-asian="normal" style:font-size-complex="16pt" style:font-weight-complex="normal"/>
    </style:style>
    <style:style style:name="T1273" style:family="text">
      <style:text-properties style:font-name="Aegean:cv14=12" officeooo:rsid="002649d7"/>
    </style:style>
    <style:style style:name="T1274" style:family="text">
      <style:text-properties style:font-name="Aegean:cv14=13" fo:font-size="14pt" style:font-size-asian="14pt" style:font-size-complex="14pt"/>
    </style:style>
    <style:style style:name="T1275" style:family="text">
      <style:text-properties style:font-name="Aegean:cv14=13" fo:font-size="16pt" style:font-size-asian="16pt" style:font-size-complex="16pt"/>
    </style:style>
    <style:style style:name="T1276" style:family="text">
      <style:text-properties style:font-name="Aegean:cv14=13" fo:font-size="16pt" officeooo:rsid="002649d7" style:font-size-asian="16pt" style:font-size-complex="16pt"/>
    </style:style>
    <style:style style:name="T1277" style:family="text">
      <style:text-properties style:font-name="Aegean:cv14=13" fo:font-size="16pt" officeooo:rsid="002649d7" fo:background-color="transparent" loext:char-shading-value="0" style:font-size-asian="16pt" style:font-size-complex="16pt"/>
    </style:style>
    <style:style style:name="T1278" style:family="text">
      <style:text-properties style:font-name="Aegean:cv14=13" fo:font-size="16pt" fo:font-weight="normal" officeooo:rsid="002649d7" fo:background-color="transparent" loext:char-shading-value="0" style:font-size-asian="16pt" style:font-weight-asian="normal" style:font-size-complex="16pt" style:font-weight-complex="normal"/>
    </style:style>
    <style:style style:name="T1279" style:family="text">
      <style:text-properties style:font-name="Aegean:cv14=13" officeooo:rsid="002649d7"/>
    </style:style>
    <style:style style:name="T1280" style:family="text">
      <style:text-properties style:font-name="Aegean:cv14=13" fo:font-weight="normal" style:font-weight-asian="normal" style:font-weight-complex="normal"/>
    </style:style>
    <style:style style:name="T1281" style:family="text">
      <style:text-properties style:font-name="Aegean:cv14=14"/>
    </style:style>
    <style:style style:name="T1282" style:family="text">
      <style:text-properties style:font-name="Aegean:cv14=14" fo:font-size="14pt" style:font-size-asian="14pt" style:font-size-complex="14pt"/>
    </style:style>
    <style:style style:name="T1283" style:family="text">
      <style:text-properties style:font-name="Aegean:cv14=14" fo:font-size="14pt" fo:font-weight="normal" style:font-size-asian="14pt" style:font-weight-asian="normal" style:font-size-complex="14pt" style:font-weight-complex="normal"/>
    </style:style>
    <style:style style:name="T1284" style:family="text">
      <style:text-properties style:font-name="Aegean:cv14=14" fo:font-size="16pt" style:font-size-asian="16pt" style:font-size-complex="16pt"/>
    </style:style>
    <style:style style:name="T1285" style:family="text">
      <style:text-properties style:font-name="Aegean:cv14=14" fo:font-size="16pt" fo:font-weight="normal" officeooo:rsid="002649d7" style:font-size-asian="16pt" style:font-weight-asian="normal" style:font-size-complex="16pt" style:font-weight-complex="normal"/>
    </style:style>
    <style:style style:name="T1286" style:family="text">
      <style:text-properties style:font-name="Aegean:cv14=14" fo:font-size="16pt" fo:font-weight="normal" officeooo:rsid="002649d7" fo:background-color="transparent" loext:char-shading-value="0" style:font-size-asian="16pt" style:font-weight-asian="normal" style:font-size-complex="16pt" style:font-weight-complex="normal"/>
    </style:style>
    <style:style style:name="T1287" style:family="text">
      <style:text-properties style:font-name="Aegean:cv14=14" fo:font-size="16pt" officeooo:rsid="002649d7" fo:background-color="transparent" loext:char-shading-value="0" style:font-size-asian="16pt" style:font-size-complex="16pt"/>
    </style:style>
    <style:style style:name="T1288" style:family="text">
      <style:text-properties style:font-name="Aegean:cv14=14" officeooo:rsid="002649d7"/>
    </style:style>
    <style:style style:name="T1289" style:family="text">
      <style:text-properties fo:color="#221e1f" style:font-name="Calibri Light" fo:font-size="8pt" style:font-size-asian="8pt" style:font-name-complex="Times" style:font-size-complex="8pt"/>
    </style:style>
    <style:style style:name="T1290" style:family="text">
      <style:text-properties fo:color="#221e1f" style:font-name="Calibri Light" fo:font-size="8pt" fo:language="en" fo:country="US" style:font-size-asian="8pt" style:font-name-complex="Times" style:font-size-complex="8pt"/>
    </style:style>
    <style:style style:name="T1291" style:family="text">
      <style:text-properties style:font-name-complex="Aegean1"/>
    </style:style>
    <style:style style:name="T1292" style:family="text">
      <style:text-properties officeooo:rsid="001d3ce9" style:font-name-complex="Aegean1"/>
    </style:style>
    <style:style style:name="T1293" style:family="text">
      <style:text-properties style:language-complex="en" style:country-complex="US"/>
    </style:style>
    <style:style style:name="T1294" style:family="text">
      <style:text-properties officeooo:rsid="0066613e"/>
    </style:style>
    <style:style style:name="T1295" style:family="text">
      <style:text-properties officeooo:rsid="007724ba"/>
    </style:style>
    <style:style style:name="T1296" style:family="text">
      <style:text-properties style:font-name="Aroania:frac" fo:font-size="7pt" fo:language="en" fo:country="US" officeooo:rsid="007e66a3" style:font-size-asian="7pt" style:font-size-complex="7pt"/>
    </style:style>
    <style:style style:name="T1297" style:family="text">
      <style:text-properties style:font-name="Aroania:frac" fo:font-size="7pt" fo:language="en" fo:country="US" officeooo:rsid="007e66a3" style:font-size-asian="7pt" style:font-name-complex="Courier New1" style:font-size-complex="7pt"/>
    </style:style>
    <style:style style:name="T1298" style:family="text">
      <style:text-properties style:font-name="Aegean:cv11=2" fo:font-size="14pt" fo:font-weight="normal" style:font-size-asian="14pt" style:font-weight-asian="normal" style:font-size-complex="14pt" style:font-weight-complex="normal"/>
    </style:style>
    <style:style style:name="T1299" style:family="text">
      <style:text-properties style:font-name="Aegean:cv11=2" fo:font-size="14pt" style:font-size-asian="14pt" style:font-size-complex="14pt"/>
    </style:style>
    <style:style style:name="T1300" style:family="text">
      <style:text-properties style:font-name="Aegean:cv11=2" fo:font-size="16pt" fo:background-color="transparent" loext:char-shading-value="0" style:font-size-asian="16pt" style:font-size-complex="16pt"/>
    </style:style>
    <style:style style:name="T1301" style:family="text">
      <style:text-properties style:font-name="Aegean:cv11=3" fo:font-size="14pt" style:font-size-asian="14pt" style:font-size-complex="14pt"/>
    </style:style>
    <style:style style:name="T1302" style:family="text">
      <style:text-properties style:font-name="Aegean:cv11=3" fo:font-size="16pt" fo:background-color="transparent" loext:char-shading-value="0" style:font-size-asian="16pt" style:font-size-complex="16pt"/>
    </style:style>
    <style:style style:name="T1303" style:family="text">
      <style:text-properties style:font-name="Aegean:cv11=4" fo:font-size="14pt" fo:font-weight="normal" style:font-size-asian="14pt" style:font-weight-asian="normal" style:font-size-complex="14pt" style:font-weight-complex="normal"/>
    </style:style>
    <style:style style:name="T1304" style:family="text">
      <style:text-properties style:font-name="Aegean:cv11=4" fo:font-size="14pt" style:font-size-asian="14pt" style:font-size-complex="14pt"/>
    </style:style>
    <style:style style:name="T1305" style:family="text">
      <style:text-properties style:font-name="Aegean:cv11=4" fo:font-size="16pt" fo:background-color="transparent" loext:char-shading-value="0" style:font-size-asian="16pt" style:font-size-complex="16pt"/>
    </style:style>
    <style:style style:name="T1306" style:family="text">
      <style:text-properties style:font-name="Aegean:cv11=5" fo:font-size="14pt" style:font-size-asian="14pt" style:font-size-complex="14pt"/>
    </style:style>
    <style:style style:name="T1307" style:family="text">
      <style:text-properties style:font-name="Aegean:cv11=5" fo:font-size="14pt" fo:font-weight="normal" style:font-size-asian="14pt" style:font-weight-asian="normal" style:font-size-complex="14pt" style:font-weight-complex="normal"/>
    </style:style>
    <style:style style:name="T1308" style:family="text">
      <style:text-properties style:font-name="Aegean:cv11=5" fo:font-size="16pt" fo:background-color="transparent" loext:char-shading-value="0" style:font-size-asian="16pt" style:font-size-complex="16pt"/>
    </style:style>
    <style:style style:name="T1309" style:family="text">
      <style:text-properties style:font-name="Aegean:cv11=6" fo:font-size="16pt" fo:background-color="transparent" loext:char-shading-value="0" style:font-size-asian="16pt" style:font-size-complex="16pt"/>
    </style:style>
    <style:style style:name="T1310" style:family="text">
      <style:text-properties style:font-name="Aegean:cv11=6" fo:font-size="14pt" style:font-size-asian="14pt" style:font-size-complex="14pt"/>
    </style:style>
    <style:style style:name="T1311" style:family="text">
      <style:text-properties style:font-name="Aegean:cv11=7" fo:font-size="14pt" style:font-size-asian="14pt" style:font-size-complex="14pt"/>
    </style:style>
    <style:style style:name="T1312" style:family="text">
      <style:text-properties style:font-name="Aegean:cv11=7" fo:font-size="16pt" fo:background-color="transparent" loext:char-shading-value="0" style:font-size-asian="16pt" style:font-size-complex="16pt"/>
    </style:style>
    <style:style style:name="T1313" style:family="text">
      <style:text-properties style:font-name="Aegean:cv11=7" fo:font-size="16pt" officeooo:rsid="002649d7" fo:background-color="transparent" loext:char-shading-value="0" style:font-size-asian="16pt" style:font-size-complex="16pt"/>
    </style:style>
    <style:style style:name="T1314" style:family="text">
      <style:text-properties style:font-name="Aegean:cv11=7" officeooo:rsid="002649d7"/>
    </style:style>
    <style:style style:name="T1315" style:family="text">
      <style:text-properties style:font-name="Aegean:cv11=8" fo:font-size="14pt" style:font-size-asian="14pt" style:font-size-complex="14pt"/>
    </style:style>
    <style:style style:name="T1316" style:family="text">
      <style:text-properties style:font-name="Aegean:cv11=8" fo:font-size="14pt" fo:font-weight="normal" style:font-size-asian="14pt" style:font-weight-asian="normal" style:font-size-complex="14pt" style:font-weight-complex="normal"/>
    </style:style>
    <style:style style:name="T1317" style:family="text">
      <style:text-properties style:font-name="Aegean:cv11=8" fo:font-size="16pt" officeooo:rsid="002649d7" fo:background-color="transparent" loext:char-shading-value="0" style:font-size-asian="16pt" style:font-size-complex="16pt"/>
    </style:style>
    <style:style style:name="T1318" style:family="text">
      <style:text-properties style:font-name="Aegean:cv11=9" fo:font-size="14pt" fo:font-weight="normal" style:font-size-asian="14pt" style:font-weight-asian="normal" style:font-size-complex="14pt" style:font-weight-complex="normal"/>
    </style:style>
    <style:style style:name="T1319" style:family="text">
      <style:text-properties style:font-name="Aegean:cv11=9" fo:font-size="14pt" style:font-size-asian="14pt" style:font-size-complex="14pt"/>
    </style:style>
    <style:style style:name="T1320" style:family="text">
      <style:text-properties style:font-name="Aegean:cv11=9" fo:font-size="16pt" officeooo:rsid="002649d7" fo:background-color="transparent" loext:char-shading-value="0" style:font-size-asian="16pt" style:font-size-complex="16pt"/>
    </style:style>
    <style:style style:name="T1321" style:family="text">
      <style:text-properties style:font-name="Aegean:cv11=9" officeooo:rsid="002649d7"/>
    </style:style>
    <style:style style:name="T1322" style:family="text">
      <style:text-properties style:font-name="Aegean:cv11=10" fo:font-size="14pt" fo:font-weight="normal" style:font-size-asian="14pt" style:font-weight-asian="normal" style:font-size-complex="14pt" style:font-weight-complex="normal"/>
    </style:style>
    <style:style style:name="T1323" style:family="text">
      <style:text-properties style:font-name="Aegean:cv11=10" fo:font-size="14pt" style:font-size-asian="14pt" style:font-size-complex="14pt"/>
    </style:style>
    <style:style style:name="T1324" style:family="text">
      <style:text-properties style:font-name="Aegean:cv11=10" fo:font-size="16pt" officeooo:rsid="002649d7" fo:background-color="transparent" loext:char-shading-value="0" style:font-size-asian="16pt" style:font-size-complex="16pt"/>
    </style:style>
    <style:style style:name="T1325" style:family="text">
      <style:text-properties style:font-name="Aegean:cv11=11" fo:font-size="14pt" fo:font-weight="normal" style:font-size-asian="14pt" style:font-weight-asian="normal" style:font-size-complex="14pt" style:font-weight-complex="normal"/>
    </style:style>
    <style:style style:name="T1326" style:family="text">
      <style:text-properties style:font-name="Aegean:cv11=11" fo:font-size="14pt" style:font-size-asian="14pt" style:font-size-complex="14pt"/>
    </style:style>
    <style:style style:name="T1327" style:family="text">
      <style:text-properties style:font-name="Aegean:cv11=11" fo:font-size="16pt" officeooo:rsid="002649d7" fo:background-color="transparent" loext:char-shading-value="0" style:font-size-asian="16pt" style:font-size-complex="16pt"/>
    </style:style>
    <style:style style:name="T1328" style:family="text">
      <style:text-properties officeooo:rsid="00a58355"/>
    </style:style>
    <style:style style:name="T1329" style:family="text">
      <style:text-properties fo:color="#579835" style:font-name="Aegean1" fo:font-size="20pt" fo:language="el" fo:country="GR" officeooo:rsid="004a1285" style:font-name-asian="Times New Roman2" style:font-size-asian="20pt" style:language-asian="el" style:country-asian="GR" style:font-name-complex="Aegean1" style:font-size-complex="20pt" style:language-complex="he" style:country-complex="IL"/>
    </style:style>
    <style:style style:name="T1330" style:family="text">
      <style:text-properties fo:color="#579835" style:font-name="Aegean1" fo:font-size="20pt" fo:language="el" fo:country="GR" officeooo:rsid="0048b2c4" style:font-name-asian="Times New Roman2" style:font-size-asian="20pt" style:language-asian="el" style:country-asian="GR" style:font-name-complex="Aegean1" style:font-size-complex="20pt" style:language-complex="he" style:country-complex="IL"/>
    </style:style>
    <style:style style:name="T1331" style:family="text">
      <style:text-properties fo:color="#579835" style:font-name="Aegean1" fo:font-size="20pt" fo:language="en" fo:country="US" style:font-name-asian="Times New Roman2" style:font-size-asian="20pt" style:language-asian="el" style:country-asian="GR" style:font-name-complex="Aegean1" style:font-size-complex="20pt" style:language-complex="he" style:country-complex="IL"/>
    </style:style>
    <style:style style:name="T1332" style:family="text">
      <style:text-properties fo:color="#579835" style:font-name="Aegean1" fo:font-size="20pt" officeooo:rsid="0048b2c4" style:font-name-asian="Times New Roman2" style:font-size-asian="20pt" style:language-asian="el" style:country-asian="GR" style:font-name-complex="Aegean1" style:font-size-complex="20pt" style:language-complex="he" style:country-complex="IL"/>
    </style:style>
    <style:style style:name="T1333" style:family="text">
      <style:text-properties fo:color="#579835" style:font-name="Aegean1" fo:font-size="20pt" officeooo:rsid="004938ba" style:font-name-asian="Times New Roman2" style:font-size-asian="20pt" style:language-asian="el" style:country-asian="GR" style:font-name-complex="Aegean1" style:font-size-complex="20pt" style:language-complex="he" style:country-complex="IL"/>
    </style:style>
    <style:style style:name="T1334" style:family="text">
      <style:text-properties fo:color="#579835" style:font-name="Aegean2" fo:font-size="20pt" fo:language="en" fo:country="US" officeooo:rsid="0048b2c4" style:font-name-asian="Times New Roman2" style:font-size-asian="20pt" style:language-asian="el" style:country-asian="GR" style:font-name-complex="Aegean1" style:font-size-complex="20pt" style:language-complex="he" style:country-complex="IL"/>
    </style:style>
    <style:style style:name="T1335" style:family="text">
      <style:text-properties fo:color="#579835" style:font-name="Aegean2" fo:font-size="20pt" fo:language="en" fo:country="US" officeooo:rsid="004938ba" style:font-name-asian="Times New Roman2" style:font-size-asian="20pt" style:language-asian="el" style:country-asian="GR" style:font-name-complex="Aegean1" style:font-size-complex="20pt" style:language-complex="he" style:country-complex="IL"/>
    </style:style>
    <style:style style:name="T1336" style:family="text">
      <style:text-properties fo:color="#579835" style:font-name="Aegean2" fo:font-size="20pt" fo:language="en" fo:country="US" officeooo:rsid="003c80de" style:font-name-asian="Times New Roman2" style:font-size-asian="20pt" style:language-asian="el" style:country-asian="GR" style:font-name-complex="Aegean2" style:font-size-complex="20pt" style:language-complex="he" style:country-complex="IL"/>
    </style:style>
    <style:style style:name="T1337" style:family="text">
      <style:text-properties fo:color="#579835" style:font-name="Calibri Light" officeooo:rsid="0048b2c4"/>
    </style:style>
    <style:style style:name="T1338" style:family="text">
      <style:text-properties fo:color="#808080" style:font-name="Aegean1" fo:font-size="20pt" style:font-size-asian="20pt" style:font-name-complex="Aegean1" style:font-size-complex="20pt"/>
    </style:style>
    <style:style style:name="T1339" style:family="text">
      <style:text-properties fo:color="#808080" style:font-name="Aegean1" fo:font-size="20pt" fo:language="en" fo:country="US" style:font-size-asian="20pt" style:font-size-complex="20pt"/>
    </style:style>
    <style:style style:name="T1340" style:family="text">
      <style:text-properties fo:color="#808080" style:font-name="Aegean1" fo:font-size="20pt" fo:language="en" fo:country="US" style:font-size-asian="20pt" style:font-name-complex="Aegean1" style:font-size-complex="20pt"/>
    </style:style>
    <style:style style:name="T1341" style:family="text">
      <style:text-properties fo:color="#808080" style:font-name="Aegean:cv14=6"/>
    </style:style>
    <style:style style:name="T1342" style:family="text">
      <style:text-properties officeooo:rsid="0087a114"/>
    </style:style>
    <style:style style:name="T1343" style:family="text">
      <style:text-properties officeooo:rsid="00cf680c"/>
    </style:style>
    <style:style style:name="T1344" style:family="text">
      <style:text-properties officeooo:rsid="00e44d32"/>
    </style:style>
    <style:style style:name="T1345" style:family="text">
      <style:text-properties style:font-name="Aegean:cv12"/>
    </style:style>
    <style:style style:name="T1346" style:family="text">
      <style:text-properties style:font-name="Aegean:cv12" fo:font-weight="normal" style:font-weight-asian="normal" style:font-weight-complex="normal"/>
    </style:style>
    <style:style style:name="T1347" style:family="text">
      <style:text-properties style:font-name="Aegean:cv12" fo:font-size="16pt" fo:background-color="transparent" loext:char-shading-value="0" style:font-size-asian="16pt" style:font-size-complex="16pt"/>
    </style:style>
    <style:style style:name="T1348" style:family="text">
      <style:text-properties style:font-name="Aegean:cv12" officeooo:rsid="001e5e17"/>
    </style:style>
    <style:style style:name="T1349" style:family="text">
      <style:text-properties style:font-name="Aegean:cv12" officeooo:rsid="002649d7"/>
    </style:style>
    <style:style style:name="T1350" style:family="text">
      <style:text-properties style:font-name="Aegean:cv12" officeooo:rsid="001e5e17" style:font-name-complex="Calibri Light3"/>
    </style:style>
    <style:style style:name="T1351" style:family="text">
      <style:text-properties style:font-name="Aegean:cv12=2"/>
    </style:style>
    <style:style style:name="T1352" style:family="text">
      <style:text-properties style:font-name="Aegean:cv12=2" officeooo:rsid="00e44d32"/>
    </style:style>
    <style:style style:name="T1353" style:family="text">
      <style:text-properties style:font-name="Aegean:cv12=2" fo:font-size="14pt" fo:font-weight="normal" style:font-size-asian="14pt" style:font-weight-asian="normal" style:font-size-complex="14pt" style:font-weight-complex="normal"/>
    </style:style>
    <style:style style:name="T1354" style:family="text">
      <style:text-properties style:font-name="Aegean:cv12=2" fo:font-size="14pt" style:font-size-asian="14pt" style:font-size-complex="14pt"/>
    </style:style>
    <style:style style:name="T1355" style:family="text">
      <style:text-properties style:font-name="Aegean:cv12=2" fo:font-size="16pt" fo:background-color="transparent" loext:char-shading-value="0" style:font-size-asian="16pt" style:font-size-complex="16pt"/>
    </style:style>
    <style:style style:name="T1356" style:family="text">
      <style:text-properties style:font-name="Aegean:cv12=3"/>
    </style:style>
    <style:style style:name="T1357" style:family="text">
      <style:text-properties style:font-name="Aegean:cv12=3" officeooo:rsid="00e44d32"/>
    </style:style>
    <style:style style:name="T1358" style:family="text">
      <style:text-properties style:font-name="Aegean:cv12=3" fo:font-size="14pt" style:font-size-asian="14pt" style:font-size-complex="14pt"/>
    </style:style>
    <style:style style:name="T1359" style:family="text">
      <style:text-properties style:font-name="Aegean:cv12=3" fo:font-size="14pt" fo:font-weight="normal" style:font-size-asian="14pt" style:font-weight-asian="normal" style:font-size-complex="14pt" style:font-weight-complex="normal"/>
    </style:style>
    <style:style style:name="T1360" style:family="text">
      <style:text-properties style:font-name="Aegean:cv12=3" fo:font-size="16pt" fo:background-color="transparent" loext:char-shading-value="0" style:font-size-asian="16pt" style:font-size-complex="16pt"/>
    </style:style>
    <style:style style:name="T1361" style:family="text">
      <style:text-properties style:font-name="Aegean:cv12=3" officeooo:rsid="001e5e17"/>
    </style:style>
    <style:style style:name="T1362" style:family="text">
      <style:text-properties style:font-name="Aegean:cv12=4" officeooo:rsid="00e44d32"/>
    </style:style>
    <style:style style:name="T1363" style:family="text">
      <style:text-properties style:font-name="Aegean:cv12=4" fo:font-size="14pt" style:font-size-asian="14pt" style:font-size-complex="14pt"/>
    </style:style>
    <style:style style:name="T1364" style:family="text">
      <style:text-properties style:font-name="Aegean:cv12=4" fo:font-size="16pt" fo:background-color="transparent" loext:char-shading-value="0" style:font-size-asian="16pt" style:font-size-complex="16pt"/>
    </style:style>
    <style:style style:name="T1365" style:family="text">
      <style:text-properties style:font-name="Aegean:cv12=5"/>
    </style:style>
    <style:style style:name="T1366" style:family="text">
      <style:text-properties style:font-name="Aegean:cv12=5" officeooo:rsid="00e44d32"/>
    </style:style>
    <style:style style:name="T1367" style:family="text">
      <style:text-properties style:font-name="Aegean:cv12=5" fo:font-size="14pt" fo:font-weight="normal" style:font-size-asian="14pt" style:font-weight-asian="normal" style:font-size-complex="14pt" style:font-weight-complex="normal"/>
    </style:style>
    <style:style style:name="T1368" style:family="text">
      <style:text-properties style:font-name="Aegean:cv12=5" fo:font-size="16pt" fo:background-color="transparent" loext:char-shading-value="0" style:font-size-asian="16pt" style:font-size-complex="16pt"/>
    </style:style>
    <style:style style:name="T1369" style:family="text">
      <style:text-properties style:font-name="Aegean:cv12=6" officeooo:rsid="00e44d32"/>
    </style:style>
    <style:style style:name="T1370" style:family="text">
      <style:text-properties style:font-name="Aegean:cv12=6" fo:font-size="14pt" style:font-size-asian="14pt" style:font-size-complex="14pt"/>
    </style:style>
    <style:style style:name="T1371" style:family="text">
      <style:text-properties style:font-name="Aegean:cv12=6" fo:font-size="14pt" fo:font-weight="normal" style:font-size-asian="14pt" style:font-weight-asian="normal" style:font-size-complex="14pt" style:font-weight-complex="normal"/>
    </style:style>
    <style:style style:name="T1372" style:family="text">
      <style:text-properties style:font-name="Aegean:cv12=6" fo:font-size="16pt" officeooo:rsid="002649d7" fo:background-color="transparent" loext:char-shading-value="0" style:font-size-asian="16pt" style:font-size-complex="16pt"/>
    </style:style>
    <style:style style:name="T1373" style:family="text">
      <style:text-properties style:font-name="Aegean:cv12=6" officeooo:rsid="002649d7"/>
    </style:style>
    <style:style style:name="T1374" style:family="text">
      <style:text-properties style:font-name="Aegean:cv12=7"/>
    </style:style>
    <style:style style:name="T1375" style:family="text">
      <style:text-properties style:font-name="Aegean:cv12=7" officeooo:rsid="00e44d32"/>
    </style:style>
    <style:style style:name="T1376" style:family="text">
      <style:text-properties style:font-name="Aegean:cv12=7" fo:font-size="14pt" fo:font-weight="normal" style:font-size-asian="14pt" style:font-weight-asian="normal" style:font-size-complex="14pt" style:font-weight-complex="normal"/>
    </style:style>
    <style:style style:name="T1377" style:family="text">
      <style:text-properties style:font-name="Aegean:cv12=7" fo:font-size="16pt" officeooo:rsid="002649d7" fo:background-color="transparent" loext:char-shading-value="0" style:font-size-asian="16pt" style:font-size-complex="16pt"/>
    </style:style>
    <style:style style:name="T1378" style:family="text">
      <style:text-properties style:font-name="Aegean:cv12=7" officeooo:rsid="002649d7"/>
    </style:style>
    <style:style style:name="T1379" style:family="text">
      <style:text-properties style:font-name="Aegean:cv12=8"/>
    </style:style>
    <style:style style:name="T1380" style:family="text">
      <style:text-properties style:font-name="Aegean:cv12=8" officeooo:rsid="00e44d32"/>
    </style:style>
    <style:style style:name="T1381" style:family="text">
      <style:text-properties style:font-name="Aegean:cv12=8" fo:font-size="14pt" fo:font-weight="normal" style:font-size-asian="14pt" style:font-weight-asian="normal" style:font-size-complex="14pt" style:font-weight-complex="normal"/>
    </style:style>
    <style:style style:name="T1382" style:family="text">
      <style:text-properties style:font-name="Aegean:cv12=8" fo:font-size="16pt" officeooo:rsid="002649d7" fo:background-color="transparent" loext:char-shading-value="0" style:font-size-asian="16pt" style:font-size-complex="16pt"/>
    </style:style>
    <style:style style:name="T1383" style:family="text">
      <style:text-properties style:font-name="Aegean:cv12=9"/>
    </style:style>
    <style:style style:name="T1384" style:family="text">
      <style:text-properties style:font-name="Aegean:cv12=9" officeooo:rsid="00e44d32"/>
    </style:style>
    <style:style style:name="T1385" style:family="text">
      <style:text-properties style:font-name="Aegean:cv12=9" fo:font-size="14pt" fo:font-weight="normal" style:font-size-asian="14pt" style:font-weight-asian="normal" style:font-size-complex="14pt" style:font-weight-complex="normal"/>
    </style:style>
    <style:style style:name="T1386" style:family="text">
      <style:text-properties style:font-name="Aegean:cv12=9" fo:font-size="16pt" officeooo:rsid="002649d7" fo:background-color="transparent" loext:char-shading-value="0" style:font-size-asian="16pt" style:font-size-complex="16pt"/>
    </style:style>
    <style:style style:name="T1387" style:family="text">
      <style:text-properties style:font-name="Aegean:cv12=9" officeooo:rsid="002649d7"/>
    </style:style>
    <style:style style:name="T1388" style:family="text">
      <style:text-properties style:font-name="Aegean:cv12=10"/>
    </style:style>
    <style:style style:name="T1389" style:family="text">
      <style:text-properties style:font-name="Aegean:cv12=10" officeooo:rsid="00e44d32"/>
    </style:style>
    <style:style style:name="T1390" style:family="text">
      <style:text-properties style:font-name="Aegean:cv12=10" fo:font-size="14pt" fo:font-weight="normal" style:font-size-asian="14pt" style:font-weight-asian="normal" style:font-size-complex="14pt" style:font-weight-complex="normal"/>
    </style:style>
    <style:style style:name="T1391" style:family="text">
      <style:text-properties style:font-name="Aegean:cv12=10" fo:font-size="16pt" officeooo:rsid="002649d7" fo:background-color="transparent" loext:char-shading-value="0" style:font-size-asian="16pt" style:font-size-complex="16pt"/>
    </style:style>
    <style:style style:name="T1392" style:family="text">
      <style:text-properties style:font-name="Aegean:cv12=10" officeooo:rsid="002649d7"/>
    </style:style>
    <style:style style:name="T1393" style:family="text">
      <style:text-properties style:font-name="Aegean:cv12=11"/>
    </style:style>
    <style:style style:name="T1394" style:family="text">
      <style:text-properties style:font-name="Aegean:cv12=11" officeooo:rsid="00e44d32"/>
    </style:style>
    <style:style style:name="T1395" style:family="text">
      <style:text-properties style:font-name="Aegean:cv12=11" fo:font-size="14pt" fo:font-weight="normal" style:font-size-asian="14pt" style:font-weight-asian="normal" style:font-size-complex="14pt" style:font-weight-complex="normal"/>
    </style:style>
    <style:style style:name="T1396" style:family="text">
      <style:text-properties style:font-name="Aegean:cv12=11" fo:font-size="16pt" officeooo:rsid="002649d7" fo:background-color="transparent" loext:char-shading-value="0" style:font-size-asian="16pt" style:font-size-complex="16pt"/>
    </style:style>
    <style:style style:name="T1397" style:family="text">
      <style:text-properties style:font-name="Aegean:cv12=12"/>
    </style:style>
    <style:style style:name="T1398" style:family="text">
      <style:text-properties style:font-name="Aegean:cv12=12" officeooo:rsid="00e44d32"/>
    </style:style>
    <style:style style:name="T1399" style:family="text">
      <style:text-properties style:font-name="Aegean:cv12=12" fo:font-size="14pt" fo:font-weight="normal" style:font-size-asian="14pt" style:font-weight-asian="normal" style:font-size-complex="14pt" style:font-weight-complex="normal"/>
    </style:style>
    <style:style style:name="T1400" style:family="text">
      <style:text-properties style:font-name="Aegean:cv12=12" fo:font-size="16pt" officeooo:rsid="002649d7" fo:background-color="transparent" loext:char-shading-value="0" style:font-size-asian="16pt" style:font-size-complex="16pt"/>
    </style:style>
    <style:style style:name="T1401" style:family="text">
      <style:text-properties style:font-name="Aegean:cv12=12" officeooo:rsid="002649d7"/>
    </style:style>
    <style:style style:name="T1402" style:family="text">
      <style:text-properties style:font-name="Aegean:ss01" fo:font-size="14pt" fo:language="en" fo:country="US" style:font-size-asian="14pt" style:font-name-complex="Aegean1" style:font-size-complex="14pt"/>
    </style:style>
    <style:style style:name="T1403" style:family="text">
      <style:text-properties style:font-name="Aegean:ss02" fo:font-size="14pt" fo:language="en" fo:country="US" style:font-size-asian="14pt" style:font-name-complex="Aegean1" style:font-size-complex="14pt"/>
    </style:style>
    <style:style style:name="T1404" style:family="text">
      <style:text-properties style:font-name="Aegean:ss02&amp;cv03"/>
    </style:style>
    <style:style style:name="T1405" style:family="text">
      <style:text-properties style:font-name="Aegean:ss02&amp;cv03" fo:font-size="14pt" fo:language="en" fo:country="US" style:font-size-asian="14pt" style:font-name-complex="Aegean1" style:font-size-complex="14pt"/>
    </style:style>
    <style:style style:name="T1406" style:family="text">
      <style:text-properties style:font-name="Aegean:ss02&amp;cv03=2"/>
    </style:style>
    <style:style style:name="T1407" style:family="text">
      <style:text-properties style:font-name="Aegean:ss02&amp;cv03=2" fo:font-size="14pt" fo:language="en" fo:country="US" style:font-size-asian="14pt" style:font-name-complex="Aegean1" style:font-size-complex="14pt"/>
    </style:style>
    <style:style style:name="T1408" style:family="text">
      <style:text-properties style:font-name="Aegean:ss02&amp;cv03=3"/>
    </style:style>
    <style:style style:name="T1409" style:family="text">
      <style:text-properties style:font-name="Aegean:ss02&amp;cv03=3" fo:font-size="14pt" fo:language="en" fo:country="US" style:font-size-asian="14pt" style:font-name-complex="Aegean1" style:font-size-complex="14pt"/>
    </style:style>
    <style:style style:name="T1410" style:family="text">
      <style:text-properties style:font-name="Aegean:ss03" fo:font-size="14pt" fo:language="en" fo:country="US" style:font-size-asian="14pt" style:font-name-complex="Aegean1" style:font-size-complex="14pt"/>
    </style:style>
    <style:style style:name="T1411" style:family="text">
      <style:text-properties style:font-name="Aegean:ss03&amp;cv02"/>
    </style:style>
    <style:style style:name="T1412" style:family="text">
      <style:text-properties style:font-name="Aegean:ss03&amp;cv02" fo:font-size="14pt" fo:language="en" fo:country="US" style:font-size-asian="14pt" style:font-name-complex="Aegean1" style:font-size-complex="14pt"/>
    </style:style>
    <style:style style:name="T1413" style:family="text">
      <style:text-properties style:font-name="Aegean:ss03&amp;cv02=2"/>
    </style:style>
    <style:style style:name="T1414" style:family="text">
      <style:text-properties style:font-name="Aegean:ss03&amp;cv02=2" fo:font-size="14pt" fo:language="en" fo:country="US" style:font-size-asian="14pt" style:font-name-complex="Aegean1" style:font-size-complex="14pt"/>
    </style:style>
    <style:style style:name="T1415" style:family="text">
      <style:text-properties style:font-name="Aegean:ss04" fo:font-size="14pt" fo:language="en" fo:country="US" style:font-size-asian="14pt" style:font-name-complex="Aegean1" style:font-size-complex="14pt"/>
    </style:style>
    <style:style style:name="T1416" style:family="text">
      <style:text-properties style:font-name="Aegean:ss04&amp;cv05" fo:font-size="14pt" fo:language="en" fo:country="US" style:font-size-asian="14pt" style:font-name-complex="Aegean1" style:font-size-complex="14pt"/>
    </style:style>
    <style:style style:name="T1417" style:family="text">
      <style:text-properties style:font-name="Aegean:ss04&amp;cv05=2" fo:font-size="14pt" fo:language="en" fo:country="US" style:font-size-asian="14pt" style:font-name-complex="Aegean1" style:font-size-complex="14pt"/>
    </style:style>
    <style:style style:name="T1418" style:family="text">
      <style:text-properties style:font-name="Aegean:ss04&amp;cv05=3" fo:font-size="14pt" fo:language="en" fo:country="US" style:font-size-asian="14pt" style:font-name-complex="Aegean1" style:font-size-complex="14pt"/>
    </style:style>
    <style:style style:name="T1419" style:family="text">
      <style:text-properties style:font-name="Aegean:ss04&amp;cv05=4" fo:font-size="14pt" fo:language="en" fo:country="US" style:font-size-asian="14pt" style:font-name-complex="Aegean1" style:font-size-complex="14pt"/>
    </style:style>
    <style:style style:name="T1420" style:family="text">
      <style:text-properties style:font-name="Aegean:ss04&amp;cv05=5" fo:font-size="14pt" fo:language="en" fo:country="US" style:font-size-asian="14pt" style:font-name-complex="Aegean1" style:font-size-complex="14pt"/>
    </style:style>
    <style:style style:name="T1421" style:family="text">
      <style:text-properties style:font-name="Aegean:ss05" fo:font-size="14pt" fo:language="en" fo:country="US" style:font-size-asian="14pt" style:font-name-complex="Aegean1" style:font-size-complex="14pt"/>
    </style:style>
    <style:style style:name="T1422" style:family="text">
      <style:text-properties style:font-name="Aegean:ss05&amp;cv05"/>
    </style:style>
    <style:style style:name="T1423" style:family="text">
      <style:text-properties style:font-name="Aegean:ss05&amp;cv05" fo:font-size="14pt" fo:language="en" fo:country="US" style:font-size-asian="14pt" style:font-name-complex="Aegean1" style:font-size-complex="14pt"/>
    </style:style>
    <style:style style:name="T1424" style:family="text">
      <style:text-properties style:font-name="Aegean:ss05&amp;cv05=2"/>
    </style:style>
    <style:style style:name="T1425" style:family="text">
      <style:text-properties style:font-name="Aegean:ss05&amp;cv05=2" fo:font-size="14pt" fo:language="en" fo:country="US" style:font-size-asian="14pt" style:font-name-complex="Aegean1" style:font-size-complex="14pt"/>
    </style:style>
    <style:style style:name="T1426" style:family="text">
      <style:text-properties style:font-name="Aegean:ss05&amp;cv05=3"/>
    </style:style>
    <style:style style:name="T1427" style:family="text">
      <style:text-properties style:font-name="Aegean:ss05&amp;cv05=3" fo:font-size="14pt" fo:language="en" fo:country="US" style:font-size-asian="14pt" style:font-name-complex="Aegean1" style:font-size-complex="14pt"/>
    </style:style>
    <style:style style:name="T1428" style:family="text">
      <style:text-properties style:font-name="Aegean:ss05&amp;cv05=4"/>
    </style:style>
    <style:style style:name="T1429" style:family="text">
      <style:text-properties style:font-name="Aegean:ss05&amp;cv05=4" fo:font-size="14pt" fo:language="en" fo:country="US" style:font-size-asian="14pt" style:font-name-complex="Aegean1" style:font-size-complex="14pt"/>
    </style:style>
    <style:style style:name="T1430" style:family="text">
      <style:text-properties style:font-name="Aegean:ss05&amp;cv05=5"/>
    </style:style>
    <style:style style:name="T1431" style:family="text">
      <style:text-properties style:font-name="Aegean:ss05&amp;cv05=5" fo:font-size="14pt" fo:language="en" fo:country="US" style:font-size-asian="14pt" style:font-name-complex="Aegean1" style:font-size-complex="14pt"/>
    </style:style>
    <style:style style:name="T1432" style:family="text">
      <style:text-properties style:font-name="Aegean:ss06" fo:font-size="14pt" fo:language="en" fo:country="US" style:font-size-asian="14pt" style:font-name-complex="Aegean1" style:font-size-complex="14pt"/>
    </style:style>
    <style:style style:name="T1433" style:family="text">
      <style:text-properties style:font-name="Aegean:ss06&amp;cv08" fo:font-size="14pt" fo:language="en" fo:country="US" style:font-size-asian="14pt" style:font-name-complex="Aegean1" style:font-size-complex="14pt"/>
    </style:style>
    <style:style style:name="T1434" style:family="text">
      <style:text-properties style:font-name="Aegean:ss06&amp;cv08=2" fo:font-size="14pt" fo:language="en" fo:country="US" style:font-size-asian="14pt" style:font-name-complex="Aegean1" style:font-size-complex="14pt"/>
    </style:style>
    <style:style style:name="T1435" style:family="text">
      <style:text-properties style:font-name="Aegean:ss06&amp;cv08=3" fo:font-size="14pt" fo:language="en" fo:country="US" style:font-size-asian="14pt" style:font-name-complex="Aegean1" style:font-size-complex="14pt"/>
    </style:style>
    <style:style style:name="T1436" style:family="text">
      <style:text-properties style:font-name="Aegean:ss06&amp;cv08=4" fo:font-size="14pt" fo:language="en" fo:country="US" style:font-size-asian="14pt" style:font-name-complex="Aegean1" style:font-size-complex="14pt"/>
    </style:style>
    <style:style style:name="T1437" style:family="text">
      <style:text-properties style:font-name="Aegean:ss06&amp;cv08=5" fo:font-size="14pt" fo:language="en" fo:country="US" style:font-size-asian="14pt" style:font-name-complex="Aegean1" style:font-size-complex="14pt"/>
    </style:style>
    <style:style style:name="T1438" style:family="text">
      <style:text-properties style:font-name="Aegean:ss06&amp;cv08=6" fo:font-size="14pt" fo:language="en" fo:country="US" style:font-size-asian="14pt" style:font-name-complex="Aegean1" style:font-size-complex="14pt"/>
    </style:style>
    <style:style style:name="T1439" style:family="text">
      <style:text-properties style:font-name="Aegean:ss06&amp;cv08=7" fo:font-size="14pt" fo:language="en" fo:country="US" style:font-size-asian="14pt" style:font-name-complex="Aegean1" style:font-size-complex="14pt"/>
    </style:style>
    <style:style style:name="T1440" style:family="text">
      <style:text-properties style:font-name="Aegean:ss06&amp;cv08=8" fo:font-size="14pt" fo:language="en" fo:country="US" style:font-size-asian="14pt" style:font-name-complex="Aegean1" style:font-size-complex="14pt"/>
    </style:style>
    <style:style style:name="T1441" style:family="text">
      <style:text-properties style:font-name="Aegean:ss07" fo:font-size="14pt" fo:language="en" fo:country="US" style:font-size-asian="14pt" style:font-name-complex="Aegean1" style:font-size-complex="14pt"/>
    </style:style>
    <style:style style:name="T1442" style:family="text">
      <style:text-properties style:font-name="Aegean:ss07&amp;cv01"/>
    </style:style>
    <style:style style:name="T1443" style:family="text">
      <style:text-properties style:font-name="Aegean:ss07&amp;cv01" fo:font-size="14pt" fo:language="en" fo:country="US" style:font-size-asian="14pt" style:font-name-complex="Aegean1" style:font-size-complex="14pt"/>
    </style:style>
    <style:style style:name="T1444" style:family="text">
      <style:text-properties style:font-name="Aegean:salt" fo:font-size="14pt" fo:language="en" fo:country="US" style:font-size-asian="14pt" style:font-name-complex="Aegean1" style:font-size-complex="14pt"/>
    </style:style>
    <style:style style:name="T1445" style:family="text">
      <style:text-properties style:font-name="Aegean:ss05&amp;cv01"/>
    </style:style>
    <style:style style:name="T1446" style:family="text">
      <style:text-properties style:font-name="Aegean:ss05&amp;cv01" fo:font-size="14pt" fo:language="en" fo:country="US" style:font-size-asian="14pt" style:font-name-complex="Aegean1" style:font-size-complex="14pt"/>
    </style:style>
    <style:style style:name="T1447" style:family="text">
      <style:text-properties style:font-name="Aegean:ss06&amp;cv01"/>
    </style:style>
    <style:style style:name="T1448" style:family="text">
      <style:text-properties style:font-name="Aegean:ss06&amp;cv01" fo:font-size="14pt" fo:language="en" fo:country="US" style:font-size-asian="14pt" style:font-name-complex="Aegean1" style:font-size-complex="14pt"/>
    </style:style>
    <style:style style:name="T1449" style:family="text">
      <style:text-properties style:font-name="Aegean:ss04&amp;cv04" fo:font-size="14pt" fo:language="en" fo:country="US" style:font-size-asian="14pt" style:font-name-complex="Aegean1" style:font-size-complex="14pt"/>
    </style:style>
    <style:style style:name="T1450" style:family="text">
      <style:text-properties style:font-name="Aegean:ss04&amp;cv04=2" fo:font-size="14pt" fo:language="en" fo:country="US" style:font-size-asian="14pt" style:font-name-complex="Aegean1" style:font-size-complex="14pt"/>
    </style:style>
    <style:style style:name="T1451" style:family="text">
      <style:text-properties style:font-name="Aegean:ss04&amp;cv04=3" fo:font-size="14pt" fo:language="en" fo:country="US" style:font-size-asian="14pt" style:font-name-complex="Aegean1" style:font-size-complex="14pt"/>
    </style:style>
    <style:style style:name="T1452" style:family="text">
      <style:text-properties style:font-name="Aegean:ss04&amp;cv04=4" fo:font-size="14pt" fo:language="en" fo:country="US" style:font-size-asian="14pt" style:font-name-complex="Aegean1" style:font-size-complex="14pt"/>
    </style:style>
    <style:style style:name="T1453" style:family="text">
      <style:text-properties style:font-name="Aegean:ss06&amp;cv02"/>
    </style:style>
    <style:style style:name="T1454" style:family="text">
      <style:text-properties style:font-name="Aegean:ss06&amp;cv02" fo:font-size="14pt" fo:language="en" fo:country="US" style:font-size-asian="14pt" style:font-name-complex="Aegean1" style:font-size-complex="14pt"/>
    </style:style>
    <style:style style:name="T1455" style:family="text">
      <style:text-properties style:font-name="Aegean:ss06&amp;cv02=2"/>
    </style:style>
    <style:style style:name="T1456" style:family="text">
      <style:text-properties style:font-name="Aegean:ss06&amp;cv02=2" fo:font-size="14pt" fo:language="en" fo:country="US" style:font-size-asian="14pt" style:font-name-complex="Aegean1" style:font-size-complex="14pt"/>
    </style:style>
    <style:style style:name="T1457" style:family="text">
      <style:text-properties fo:color="#c0c0c0" style:font-name="Aegean:ss07" fo:font-size="14pt" fo:language="en" fo:country="US" style:font-size-asian="14pt" style:font-name-complex="Aegean1" style:font-size-complex="14pt"/>
    </style:style>
    <style:style style:name="T1458" style:family="text">
      <style:text-properties fo:color="#c0c0c0" style:font-name="Aegean1" fo:font-size="14pt" fo:language="en" fo:country="US" style:font-size-asian="14pt" style:font-name-complex="Aegean1" style:font-size-complex="14pt"/>
    </style:style>
    <style:style style:name="T1459" style:family="text">
      <style:text-properties fo:color="#c0c0c0" style:font-name="Aegean:ss02" fo:font-size="14pt" fo:language="en" fo:country="US" style:font-size-asian="14pt" style:font-name-complex="Aegean1" style:font-size-complex="14pt"/>
    </style:style>
    <style:style style:name="T1460" style:family="text">
      <style:text-properties fo:color="#c0c0c0" style:font-name="Aegean:ss03" fo:font-size="14pt" fo:language="en" fo:country="US" style:font-size-asian="14pt" style:font-name-complex="Aegean1" style:font-size-complex="14pt"/>
    </style:style>
    <style:style style:name="T1461" style:family="text">
      <style:text-properties fo:color="#c0c0c0" style:font-name="Aegean:ss04" fo:font-size="14pt" fo:language="en" fo:country="US" style:font-size-asian="14pt" style:font-name-complex="Aegean1" style:font-size-complex="14pt"/>
    </style:style>
    <style:style style:name="T1462" style:family="text">
      <style:text-properties fo:color="#c0c0c0" style:font-name="Aegean:ss05" fo:font-size="14pt" fo:language="en" fo:country="US" style:font-size-asian="14pt" style:font-name-complex="Aegean1" style:font-size-complex="14pt"/>
    </style:style>
    <style:style style:name="T1463" style:family="text">
      <style:text-properties fo:color="#c0c0c0" style:font-name="Aegean:salt" fo:font-size="14pt" fo:language="en" fo:country="US" style:font-size-asian="14pt" style:font-name-complex="Aegean1" style:font-size-complex="14pt"/>
    </style:style>
    <style:style style:name="T1464" style:family="text">
      <style:text-properties fo:color="#c0c0c0" style:font-name="Aegean:ss06" fo:font-size="14pt" fo:language="en" fo:country="US" style:font-size-asian="14pt" style:font-name-complex="Aegean1" style:font-size-complex="14pt"/>
    </style:style>
    <style:style style:name="T1465" style:family="text">
      <style:text-properties fo:color="#c0c0c0" style:font-name="Aegean:ss10" fo:font-size="14pt" fo:language="en" fo:country="US" style:font-size-asian="14pt" style:font-name-complex="Aegean1" style:font-size-complex="14pt"/>
    </style:style>
    <style:style style:name="T1466" style:family="text">
      <style:text-properties fo:color="#c0c0c0" style:font-name="Aegean:ss08" fo:font-size="14pt" fo:language="en" fo:country="US" style:font-size-asian="14pt" style:font-name-complex="Aegean1" style:font-size-complex="14pt"/>
    </style:style>
    <style:style style:name="T1467" style:family="text">
      <style:text-properties fo:color="#c0c0c0" style:font-name="Aegean:ss09" fo:font-size="14pt" fo:language="en" fo:country="US" style:font-size-asian="14pt" style:font-name-complex="Aegean1" style:font-size-complex="14pt"/>
    </style:style>
    <style:style style:name="T1468" style:family="text">
      <style:text-properties fo:color="#c0c0c0" style:font-name="Aegean:ss11" fo:font-size="14pt" fo:language="en" fo:country="US" style:font-size-asian="14pt" style:font-name-complex="Aegean1" style:font-size-complex="14pt"/>
    </style:style>
    <style:style style:name="T1469" style:family="text">
      <style:text-properties fo:color="#c0c0c0" style:font-name="Aegean:ss12" fo:font-size="14pt" fo:language="en" fo:country="US" style:font-size-asian="14pt" style:font-name-complex="Aegean1" style:font-size-complex="14pt"/>
    </style:style>
    <style:style style:name="T1470" style:family="text">
      <style:text-properties fo:color="#c0c0c0" style:font-name="Aegean:ss13" fo:font-size="14pt" fo:language="en" fo:country="US" style:font-size-asian="14pt" style:font-name-complex="Aegean1" style:font-size-complex="14pt"/>
    </style:style>
    <style:style style:name="T1471" style:family="text">
      <style:text-properties fo:color="#c0c0c0" style:font-name="Aegean:ss19" fo:font-size="14pt" fo:language="en" fo:country="US" style:font-size-asian="14pt" style:font-name-complex="Aegean1" style:font-size-complex="14pt"/>
    </style:style>
    <style:style style:name="T1472" style:family="text">
      <style:text-properties fo:color="#c0c0c0" style:font-name="Aegean:ss18" fo:font-size="14pt" fo:language="en" fo:country="US" style:font-size-asian="14pt" style:font-name-complex="Aegean1" style:font-size-complex="14pt"/>
    </style:style>
    <style:style style:name="T1473" style:family="text">
      <style:text-properties fo:color="#c0c0c0" style:font-name="Aegean:ss14" fo:font-size="14pt" fo:language="en" fo:country="US" style:font-size-asian="14pt" style:font-name-complex="Aegean1" style:font-size-complex="14pt"/>
    </style:style>
    <style:style style:name="T1474" style:family="text">
      <style:text-properties fo:color="#c0c0c0" style:font-name="Aegean:ss15" fo:font-size="14pt" fo:language="en" fo:country="US" style:font-size-asian="14pt" style:font-name-complex="Aegean1" style:font-size-complex="14pt"/>
    </style:style>
    <style:style style:name="T1475" style:family="text">
      <style:text-properties fo:color="#c0c0c0" style:font-name="Aegean:ss16" fo:font-size="14pt" fo:language="en" fo:country="US" style:font-size-asian="14pt" style:font-name-complex="Aegean1" style:font-size-complex="14pt"/>
    </style:style>
    <style:style style:name="T1476" style:family="text">
      <style:text-properties fo:color="#c0c0c0" style:font-name="Aegean:ss17" fo:font-size="14pt" fo:language="en" fo:country="US" style:font-size-asian="14pt" style:font-name-complex="Aegean1" style:font-size-complex="14pt"/>
    </style:style>
    <style:style style:name="T1477" style:family="text">
      <style:text-properties fo:color="#c0c0c0" style:font-name="Aegean:ss20" fo:font-size="14pt" fo:language="en" fo:country="US" style:font-size-asian="14pt" style:font-name-complex="Aegean1" style:font-size-complex="14pt"/>
    </style:style>
    <style:style style:name="T1478" style:family="text">
      <style:text-properties style:font-name="Aegean:ss02&amp;cv01"/>
    </style:style>
    <style:style style:name="T1479" style:family="text">
      <style:text-properties style:font-name="Aegean:ss02&amp;cv01" fo:font-size="14pt" fo:language="en" fo:country="US" style:font-size-asian="14pt" style:font-name-complex="Aegean1" style:font-size-complex="14pt"/>
    </style:style>
    <style:style style:name="T1480" style:family="text">
      <style:text-properties style:font-name="Aegean:ss04&amp;cv02"/>
    </style:style>
    <style:style style:name="T1481" style:family="text">
      <style:text-properties style:font-name="Aegean:ss04&amp;cv02" fo:font-size="14pt" fo:language="en" fo:country="US" style:font-size-asian="14pt" style:font-name-complex="Aegean1" style:font-size-complex="14pt"/>
    </style:style>
    <style:style style:name="T1482" style:family="text">
      <style:text-properties style:font-name="Aegean:ss04&amp;cv02=2"/>
    </style:style>
    <style:style style:name="T1483" style:family="text">
      <style:text-properties style:font-name="Aegean:ss04&amp;cv02=2" fo:font-size="14pt" fo:language="en" fo:country="US" style:font-size-asian="14pt" style:font-name-complex="Aegean1" style:font-size-complex="14pt"/>
    </style:style>
    <style:style style:name="T1484" style:family="text">
      <style:text-properties style:font-name="Aegean:ss04&amp;cv03"/>
    </style:style>
    <style:style style:name="T1485" style:family="text">
      <style:text-properties style:font-name="Aegean:ss04&amp;cv03" fo:font-size="14pt" fo:language="en" fo:country="US" style:font-size-asian="14pt" style:font-name-complex="Aegean1" style:font-size-complex="14pt"/>
    </style:style>
    <style:style style:name="T1486" style:family="text">
      <style:text-properties style:font-name="Aegean:ss04&amp;cv03=2"/>
    </style:style>
    <style:style style:name="T1487" style:family="text">
      <style:text-properties style:font-name="Aegean:ss04&amp;cv03=2" fo:font-size="14pt" fo:language="en" fo:country="US" style:font-size-asian="14pt" style:font-name-complex="Aegean1" style:font-size-complex="14pt"/>
    </style:style>
    <style:style style:name="T1488" style:family="text">
      <style:text-properties style:font-name="Aegean:ss04&amp;cv03=3"/>
    </style:style>
    <style:style style:name="T1489" style:family="text">
      <style:text-properties style:font-name="Aegean:ss04&amp;cv03=3" fo:font-size="14pt" fo:language="en" fo:country="US" style:font-size-asian="14pt" style:font-name-complex="Aegean1" style:font-size-complex="14pt"/>
    </style:style>
    <style:style style:name="T1490" style:family="text">
      <style:text-properties style:font-name="Aegean:ss06&amp;cv04"/>
    </style:style>
    <style:style style:name="T1491" style:family="text">
      <style:text-properties style:font-name="Aegean:ss06&amp;cv04" fo:font-size="14pt" fo:language="en" fo:country="US" style:font-size-asian="14pt" style:font-name-complex="Aegean1" style:font-size-complex="14pt"/>
    </style:style>
    <style:style style:name="T1492" style:family="text">
      <style:text-properties style:font-name="Aegean:ss06&amp;cv04=2"/>
    </style:style>
    <style:style style:name="T1493" style:family="text">
      <style:text-properties style:font-name="Aegean:ss06&amp;cv04=2" fo:font-size="14pt" fo:language="en" fo:country="US" style:font-size-asian="14pt" style:font-name-complex="Aegean1" style:font-size-complex="14pt"/>
    </style:style>
    <style:style style:name="T1494" style:family="text">
      <style:text-properties style:font-name="Aegean:ss06&amp;cv04=3"/>
    </style:style>
    <style:style style:name="T1495" style:family="text">
      <style:text-properties style:font-name="Aegean:ss06&amp;cv04=3" fo:font-size="14pt" fo:language="en" fo:country="US" style:font-size-asian="14pt" style:font-name-complex="Aegean1" style:font-size-complex="14pt"/>
    </style:style>
    <style:style style:name="T1496" style:family="text">
      <style:text-properties style:font-name="Aegean:ss06&amp;cv04=4"/>
    </style:style>
    <style:style style:name="T1497" style:family="text">
      <style:text-properties style:font-name="Aegean:ss06&amp;cv04=4" fo:font-size="14pt" fo:language="en" fo:country="US" style:font-size-asian="14pt" style:font-name-complex="Aegean1" style:font-size-complex="14pt"/>
    </style:style>
    <style:style style:name="T1498" style:family="text">
      <style:text-properties style:font-name="Aegean:ss06&amp;cv03"/>
    </style:style>
    <style:style style:name="T1499" style:family="text">
      <style:text-properties style:font-name="Aegean:ss06&amp;cv03" fo:font-size="14pt" fo:language="en" fo:country="US" style:font-size-asian="14pt" style:font-name-complex="Aegean1" style:font-size-complex="14pt"/>
    </style:style>
    <style:style style:name="T1500" style:family="text">
      <style:text-properties style:font-name="Aegean:ss06&amp;cv03=2"/>
    </style:style>
    <style:style style:name="T1501" style:family="text">
      <style:text-properties style:font-name="Aegean:ss06&amp;cv03=2" fo:font-size="14pt" fo:language="en" fo:country="US" style:font-size-asian="14pt" style:font-name-complex="Aegean1" style:font-size-complex="14pt"/>
    </style:style>
    <style:style style:name="T1502" style:family="text">
      <style:text-properties style:font-name="Aegean:ss06&amp;cv03=3"/>
    </style:style>
    <style:style style:name="T1503" style:family="text">
      <style:text-properties style:font-name="Aegean:ss06&amp;cv03=3" fo:font-size="14pt" fo:language="en" fo:country="US" style:font-size-asian="14pt" style:font-name-complex="Aegean1" style:font-size-complex="14pt"/>
    </style:style>
    <style:style style:name="T1504" style:family="text">
      <style:text-properties style:font-name="Aegean:ss02&amp;cv02"/>
    </style:style>
    <style:style style:name="T1505" style:family="text">
      <style:text-properties style:font-name="Aegean:ss02&amp;cv02" fo:font-size="14pt" fo:language="en" fo:country="US" style:font-size-asian="14pt" style:font-name-complex="Aegean1" style:font-size-complex="14pt"/>
    </style:style>
    <style:style style:name="T1506" style:family="text">
      <style:text-properties style:font-name="Aegean:ss02&amp;cv02=2"/>
    </style:style>
    <style:style style:name="T1507" style:family="text">
      <style:text-properties style:font-name="Aegean:ss02&amp;cv02=2" fo:font-size="14pt" fo:language="en" fo:country="US" style:font-size-asian="14pt" style:font-name-complex="Aegean1" style:font-size-complex="14pt"/>
    </style:style>
    <style:style style:name="T1508" style:family="text">
      <style:text-properties style:font-name="Aegean:ss04&amp;cv01"/>
    </style:style>
    <style:style style:name="T1509" style:family="text">
      <style:text-properties style:font-name="Aegean:ss04&amp;cv01" fo:font-size="14pt" fo:language="en" fo:country="US" style:font-size-asian="14pt" style:font-name-complex="Aegean1" style:font-size-complex="14pt"/>
    </style:style>
    <style:style style:name="T1510" style:family="text">
      <style:text-properties style:font-name="Aegean:ss03&amp;cv01"/>
    </style:style>
    <style:style style:name="T1511" style:family="text">
      <style:text-properties style:font-name="Aegean:ss03&amp;cv01" fo:font-size="14pt" fo:language="en" fo:country="US" style:font-size-asian="14pt" style:font-name-complex="Aegean1" style:font-size-complex="14pt"/>
    </style:style>
    <style:style style:name="T1512" style:family="text">
      <style:text-properties style:font-name="Aegean:ss05&amp;cv03"/>
    </style:style>
    <style:style style:name="T1513" style:family="text">
      <style:text-properties style:font-name="Aegean:ss05&amp;cv03=2"/>
    </style:style>
    <style:style style:name="T1514" style:family="text">
      <style:text-properties style:font-name="Aegean:ss05&amp;cv03=3"/>
    </style:style>
    <style:style style:name="T1515" style:family="text">
      <style:text-properties style:font-name="Aegean:ss01&amp;cv01"/>
    </style:style>
    <style:style style:name="T1516" style:family="text">
      <style:text-properties style:font-name="Aegean:ss01&amp;cv01" fo:font-size="14pt" fo:language="en" fo:country="US" style:font-size-asian="14pt" style:font-name-complex="Aegean1" style:font-size-complex="14pt"/>
    </style:style>
    <style:style style:name="T1517" style:family="text">
      <style:text-properties style:font-name="Aegean:ss05&amp;cv04"/>
    </style:style>
    <style:style style:name="T1518" style:family="text">
      <style:text-properties style:font-name="Aegean:ss05&amp;cv04" fo:font-size="14pt" fo:language="en" fo:country="US" style:font-size-asian="14pt" style:font-name-complex="Aegean1" style:font-size-complex="14pt"/>
    </style:style>
    <style:style style:name="T1519" style:family="text">
      <style:text-properties style:font-name="Aegean:ss05&amp;cv04=2"/>
    </style:style>
    <style:style style:name="T1520" style:family="text">
      <style:text-properties style:font-name="Aegean:ss05&amp;cv04=2" fo:font-size="14pt" fo:language="en" fo:country="US" style:font-size-asian="14pt" style:font-name-complex="Aegean1" style:font-size-complex="14pt"/>
    </style:style>
    <style:style style:name="T1521" style:family="text">
      <style:text-properties style:font-name="Aegean:ss05&amp;cv04=3"/>
    </style:style>
    <style:style style:name="T1522" style:family="text">
      <style:text-properties style:font-name="Aegean:ss05&amp;cv04=3" fo:font-size="14pt" fo:language="en" fo:country="US" style:font-size-asian="14pt" style:font-name-complex="Aegean1" style:font-size-complex="14pt"/>
    </style:style>
    <style:style style:name="T1523" style:family="text">
      <style:text-properties style:font-name="Aegean:ss05&amp;cv04=4"/>
    </style:style>
    <style:style style:name="T1524" style:family="text">
      <style:text-properties style:font-name="Aegean:ss05&amp;cv04=4" fo:font-size="14pt" fo:language="en" fo:country="US" style:font-size-asian="14pt" style:font-name-complex="Aegean1" style:font-size-complex="14pt"/>
    </style:style>
    <style:style style:name="T1525" style:family="text">
      <style:text-properties style:font-name="Aegean:ss06&amp;cv05"/>
    </style:style>
    <style:style style:name="T1526" style:family="text">
      <style:text-properties style:font-name="Aegean:ss06&amp;cv05" fo:font-size="14pt" fo:language="en" fo:country="US" style:font-size-asian="14pt" style:font-name-complex="Aegean1" style:font-size-complex="14pt"/>
    </style:style>
    <style:style style:name="T1527" style:family="text">
      <style:text-properties style:font-name="Aegean:ss06&amp;cv05=2"/>
    </style:style>
    <style:style style:name="T1528" style:family="text">
      <style:text-properties style:font-name="Aegean:ss06&amp;cv05=2" fo:font-size="14pt" fo:language="en" fo:country="US" style:font-size-asian="14pt" style:font-name-complex="Aegean1" style:font-size-complex="14pt"/>
    </style:style>
    <style:style style:name="T1529" style:family="text">
      <style:text-properties style:font-name="Aegean:ss06&amp;cv05=3"/>
    </style:style>
    <style:style style:name="T1530" style:family="text">
      <style:text-properties style:font-name="Aegean:ss06&amp;cv05=3" fo:font-size="14pt" fo:language="en" fo:country="US" style:font-size-asian="14pt" style:font-name-complex="Aegean1" style:font-size-complex="14pt"/>
    </style:style>
    <style:style style:name="T1531" style:family="text">
      <style:text-properties style:font-name="Aegean:ss06&amp;cv05=4"/>
    </style:style>
    <style:style style:name="T1532" style:family="text">
      <style:text-properties style:font-name="Aegean:ss06&amp;cv05=4" fo:font-size="14pt" fo:language="en" fo:country="US" style:font-size-asian="14pt" style:font-name-complex="Aegean1" style:font-size-complex="14pt"/>
    </style:style>
    <style:style style:name="T1533" style:family="text">
      <style:text-properties style:font-name="Aegean:ss06&amp;cv05=5"/>
    </style:style>
    <style:style style:name="T1534" style:family="text">
      <style:text-properties style:font-name="Aegean:ss06&amp;cv05=5" fo:font-size="14pt" fo:language="en" fo:country="US" style:font-size-asian="14pt" style:font-name-complex="Aegean1" style:font-size-complex="14pt"/>
    </style:style>
    <style:style style:name="T1535" style:family="text">
      <style:text-properties style:font-name="Aegean:ss04&amp;cv06" fo:font-size="14pt" fo:language="en" fo:country="US" style:font-size-asian="14pt" style:font-name-complex="Aegean1" style:font-size-complex="14pt"/>
    </style:style>
    <style:style style:name="T1536" style:family="text">
      <style:text-properties style:font-name="Aegean:ss04&amp;cv06=2" fo:font-size="14pt" fo:language="en" fo:country="US" style:font-size-asian="14pt" style:font-name-complex="Aegean1" style:font-size-complex="14pt"/>
    </style:style>
    <style:style style:name="T1537" style:family="text">
      <style:text-properties style:font-name="Aegean:ss04&amp;cv06=3" fo:font-size="14pt" fo:language="en" fo:country="US" style:font-size-asian="14pt" style:font-name-complex="Aegean1" style:font-size-complex="14pt"/>
    </style:style>
    <style:style style:name="T1538" style:family="text">
      <style:text-properties style:font-name="Aegean:ss04&amp;cv06=4" fo:font-size="14pt" fo:language="en" fo:country="US" style:font-size-asian="14pt" style:font-name-complex="Aegean1" style:font-size-complex="14pt"/>
    </style:style>
    <style:style style:name="T1539" style:family="text">
      <style:text-properties style:font-name="Aegean:ss04&amp;cv06=5" fo:font-size="14pt" fo:language="en" fo:country="US" style:font-size-asian="14pt" style:font-name-complex="Aegean1" style:font-size-complex="14pt"/>
    </style:style>
    <style:style style:name="T1540" style:family="text">
      <style:text-properties style:font-name="Aegean:ss04&amp;cv06=6" fo:font-size="14pt" fo:language="en" fo:country="US" style:font-size-asian="14pt" style:font-name-complex="Aegean1" style:font-size-complex="14pt"/>
    </style:style>
    <style:style style:name="T1541" style:family="text">
      <style:text-properties style:font-name="Aegean:ss02&amp;cv04" fo:font-size="14pt" fo:language="en" fo:country="US" style:font-size-asian="14pt" style:font-name-complex="Aegean1" style:font-size-complex="14pt"/>
    </style:style>
    <style:style style:name="T1542" style:family="text">
      <style:text-properties style:font-name="Aegean:ss02&amp;cv04=2" fo:font-size="14pt" fo:language="en" fo:country="US" style:font-size-asian="14pt" style:font-name-complex="Aegean1" style:font-size-complex="14pt"/>
    </style:style>
    <style:style style:name="T1543" style:family="text">
      <style:text-properties style:font-name="Aegean:ss02&amp;cv04=3" fo:font-size="14pt" fo:language="en" fo:country="US" style:font-size-asian="14pt" style:font-name-complex="Aegean1" style:font-size-complex="14pt"/>
    </style:style>
    <style:style style:name="T1544" style:family="text">
      <style:text-properties style:font-name="Aegean:ss02&amp;cv04=4" fo:font-size="14pt" fo:language="en" fo:country="US" style:font-size-asian="14pt" style:font-name-complex="Aegean1" style:font-size-complex="14pt"/>
    </style:style>
    <style:style style:name="T1545" style:family="text">
      <style:text-properties officeooo:rsid="00111bf0"/>
    </style:style>
    <style:style style:name="T1546" style:family="text">
      <style:text-properties style:font-name="Aegean:ss08" fo:font-size="14pt" fo:language="en" fo:country="US" style:font-size-asian="14pt" style:font-name-complex="Aegean1" style:font-size-complex="14pt"/>
    </style:style>
    <style:style style:name="T1547" style:family="text">
      <style:text-properties style:font-name="Aegean:ss08&amp;cv08"/>
    </style:style>
    <style:style style:name="T1548" style:family="text">
      <style:text-properties style:font-name="Aegean:ss08&amp;cv08" fo:font-size="14pt" fo:language="en" fo:country="US" style:font-size-asian="14pt" style:font-name-complex="Aegean1" style:font-size-complex="14pt"/>
    </style:style>
    <style:style style:name="T1549" style:family="text">
      <style:text-properties style:font-name="Aegean:ss08&amp;cv08=2"/>
    </style:style>
    <style:style style:name="T1550" style:family="text">
      <style:text-properties style:font-name="Aegean:ss08&amp;cv08=2" fo:font-size="14pt" fo:language="en" fo:country="US" style:font-size-asian="14pt" style:font-name-complex="Aegean1" style:font-size-complex="14pt"/>
    </style:style>
    <style:style style:name="T1551" style:family="text">
      <style:text-properties style:font-name="Aegean:ss08&amp;cv08=3"/>
    </style:style>
    <style:style style:name="T1552" style:family="text">
      <style:text-properties style:font-name="Aegean:ss08&amp;cv08=3" fo:font-size="14pt" fo:language="en" fo:country="US" style:font-size-asian="14pt" style:font-name-complex="Aegean1" style:font-size-complex="14pt"/>
    </style:style>
    <style:style style:name="T1553" style:family="text">
      <style:text-properties style:font-name="Aegean:ss08&amp;cv08=4"/>
    </style:style>
    <style:style style:name="T1554" style:family="text">
      <style:text-properties style:font-name="Aegean:ss08&amp;cv08=4" fo:font-size="14pt" fo:language="en" fo:country="US" style:font-size-asian="14pt" style:font-name-complex="Aegean1" style:font-size-complex="14pt"/>
    </style:style>
    <style:style style:name="T1555" style:family="text">
      <style:text-properties style:font-name="Aegean:ss08&amp;cv08=5"/>
    </style:style>
    <style:style style:name="T1556" style:family="text">
      <style:text-properties style:font-name="Aegean:ss08&amp;cv08=5" fo:font-size="14pt" fo:language="en" fo:country="US" style:font-size-asian="14pt" style:font-name-complex="Aegean1" style:font-size-complex="14pt"/>
    </style:style>
    <style:style style:name="T1557" style:family="text">
      <style:text-properties style:font-name="Aegean:ss08&amp;cv08=6"/>
    </style:style>
    <style:style style:name="T1558" style:family="text">
      <style:text-properties style:font-name="Aegean:ss08&amp;cv08=6" fo:font-size="14pt" fo:language="en" fo:country="US" style:font-size-asian="14pt" style:font-name-complex="Aegean1" style:font-size-complex="14pt"/>
    </style:style>
    <style:style style:name="T1559" style:family="text">
      <style:text-properties style:font-name="Aegean:ss08&amp;cv08=7"/>
    </style:style>
    <style:style style:name="T1560" style:family="text">
      <style:text-properties style:font-name="Aegean:ss08&amp;cv08=7" fo:font-size="14pt" fo:language="en" fo:country="US" style:font-size-asian="14pt" style:font-name-complex="Aegean1" style:font-size-complex="14pt"/>
    </style:style>
    <style:style style:name="T1561" style:family="text">
      <style:text-properties style:font-name="Aegean:ss08&amp;cv08=8"/>
    </style:style>
    <style:style style:name="T1562" style:family="text">
      <style:text-properties style:font-name="Aegean:ss08&amp;cv08=8" fo:font-size="14pt" fo:language="en" fo:country="US" style:font-size-asian="14pt" style:font-name-complex="Aegean1" style:font-size-complex="14pt"/>
    </style:style>
    <style:style style:name="T1563" style:family="text">
      <style:text-properties style:font-name="Aegean:ss09" fo:font-size="14pt" fo:language="en" fo:country="US" style:font-size-asian="14pt" style:font-name-complex="Aegean1" style:font-size-complex="14pt"/>
    </style:style>
    <style:style style:name="T1564" style:family="text">
      <style:text-properties style:font-name="Aegean:ss09&amp;cv03"/>
    </style:style>
    <style:style style:name="T1565" style:family="text">
      <style:text-properties style:font-name="Aegean:ss09&amp;cv03" fo:font-size="14pt" fo:language="en" fo:country="US" style:font-size-asian="14pt" style:font-name-complex="Aegean1" style:font-size-complex="14pt"/>
    </style:style>
    <style:style style:name="T1566" style:family="text">
      <style:text-properties style:font-name="Aegean:ss09&amp;cv03=2"/>
    </style:style>
    <style:style style:name="T1567" style:family="text">
      <style:text-properties style:font-name="Aegean:ss09&amp;cv03=2" fo:font-size="14pt" fo:language="en" fo:country="US" style:font-size-asian="14pt" style:font-name-complex="Aegean1" style:font-size-complex="14pt"/>
    </style:style>
    <style:style style:name="T1568" style:family="text">
      <style:text-properties style:font-name="Aegean:ss09&amp;cv03=3"/>
    </style:style>
    <style:style style:name="T1569" style:family="text">
      <style:text-properties style:font-name="Aegean:ss09&amp;cv03=3" fo:font-size="14pt" fo:language="en" fo:country="US" style:font-size-asian="14pt" style:font-name-complex="Aegean1" style:font-size-complex="14pt"/>
    </style:style>
    <style:style style:name="T1570" style:family="text">
      <style:text-properties style:font-name="Aegean:ss10" fo:font-size="14pt" fo:language="en" fo:country="US" style:font-size-asian="14pt" style:font-name-complex="Aegean1" style:font-size-complex="14pt"/>
    </style:style>
    <style:style style:name="T1571" style:family="text">
      <style:text-properties style:font-name="Aegean:ss11" fo:font-size="14pt" fo:language="en" fo:country="US" style:font-size-asian="14pt" style:font-name-complex="Aegean1" style:font-size-complex="14pt"/>
    </style:style>
    <style:style style:name="T1572" style:family="text">
      <style:text-properties style:font-name="Aegean:ss12" fo:font-size="14pt" fo:language="en" fo:country="US" style:font-size-asian="14pt" style:font-name-complex="Aegean1" style:font-size-complex="14pt"/>
    </style:style>
    <style:style style:name="T1573" style:family="text">
      <style:text-properties style:font-name="Aegean:ss13" fo:font-size="14pt" fo:language="en" fo:country="US" style:font-size-asian="14pt" style:font-name-complex="Aegean1" style:font-size-complex="14pt"/>
    </style:style>
    <style:style style:name="T1574" style:family="text">
      <style:text-properties style:font-name="Aegean:ss13&amp;cv05"/>
    </style:style>
    <style:style style:name="T1575" style:family="text">
      <style:text-properties style:font-name="Aegean:ss13&amp;cv05" fo:font-size="14pt" fo:language="en" fo:country="US" style:font-size-asian="14pt" style:font-name-complex="Aegean1" style:font-size-complex="14pt"/>
    </style:style>
    <style:style style:name="T1576" style:family="text">
      <style:text-properties style:font-name="Aegean:ss13&amp;cv05=2"/>
    </style:style>
    <style:style style:name="T1577" style:family="text">
      <style:text-properties style:font-name="Aegean:ss13&amp;cv05=2" fo:font-size="14pt" fo:language="en" fo:country="US" style:font-size-asian="14pt" style:font-name-complex="Aegean1" style:font-size-complex="14pt"/>
    </style:style>
    <style:style style:name="T1578" style:family="text">
      <style:text-properties style:font-name="Aegean:ss13&amp;cv05=3"/>
    </style:style>
    <style:style style:name="T1579" style:family="text">
      <style:text-properties style:font-name="Aegean:ss13&amp;cv05=3" fo:font-size="14pt" fo:language="en" fo:country="US" style:font-size-asian="14pt" style:font-name-complex="Aegean1" style:font-size-complex="14pt"/>
    </style:style>
    <style:style style:name="T1580" style:family="text">
      <style:text-properties style:font-name="Aegean:ss13&amp;cv05=4"/>
    </style:style>
    <style:style style:name="T1581" style:family="text">
      <style:text-properties style:font-name="Aegean:ss13&amp;cv05=4" fo:font-size="14pt" fo:language="en" fo:country="US" style:font-size-asian="14pt" style:font-name-complex="Aegean1" style:font-size-complex="14pt"/>
    </style:style>
    <style:style style:name="T1582" style:family="text">
      <style:text-properties style:font-name="Aegean:ss13&amp;cv05=5"/>
    </style:style>
    <style:style style:name="T1583" style:family="text">
      <style:text-properties style:font-name="Aegean:ss13&amp;cv05=5" fo:font-size="14pt" fo:language="en" fo:country="US" style:font-size-asian="14pt" style:font-name-complex="Aegean1" style:font-size-complex="14pt"/>
    </style:style>
    <style:style style:name="T1584" style:family="text">
      <style:text-properties style:font-name="Aegean:ss08&amp;cv01"/>
    </style:style>
    <style:style style:name="T1585" style:family="text">
      <style:text-properties style:font-name="Aegean:ss08&amp;cv01" fo:font-size="14pt" fo:language="en" fo:country="US" style:font-size-asian="14pt" style:font-name-complex="Aegean1" style:font-size-complex="14pt"/>
    </style:style>
    <style:style style:name="T1586" style:family="text">
      <style:text-properties style:font-name="Aegean:ss09&amp;cv01"/>
    </style:style>
    <style:style style:name="T1587" style:family="text">
      <style:text-properties style:font-name="Aegean:ss10&amp;cv01"/>
    </style:style>
    <style:style style:name="T1588" style:family="text">
      <style:text-properties style:font-name="Aegean:ss10&amp;cv01" fo:font-size="14pt" fo:language="en" fo:country="US" style:font-size-asian="14pt" style:font-name-complex="Aegean1" style:font-size-complex="14pt"/>
    </style:style>
    <style:style style:name="T1589" style:family="text">
      <style:text-properties style:font-name="Aegean:ss12&amp;cv01"/>
    </style:style>
    <style:style style:name="T1590" style:family="text">
      <style:text-properties style:font-name="Aegean:ss12&amp;cv01" fo:font-size="14pt" fo:language="en" fo:country="US" style:font-size-asian="14pt" style:font-name-complex="Aegean1" style:font-size-complex="14pt"/>
    </style:style>
    <style:style style:name="T1591" style:family="text">
      <style:text-properties style:font-name="Aegean:ss13&amp;cv03"/>
    </style:style>
    <style:style style:name="T1592" style:family="text">
      <style:text-properties style:font-name="Aegean:ss13&amp;cv03" fo:font-size="14pt" fo:language="en" fo:country="US" style:font-size-asian="14pt" style:font-name-complex="Aegean1" style:font-size-complex="14pt"/>
    </style:style>
    <style:style style:name="T1593" style:family="text">
      <style:text-properties style:font-name="Aegean:ss13&amp;cv03=2"/>
    </style:style>
    <style:style style:name="T1594" style:family="text">
      <style:text-properties style:font-name="Aegean:ss13&amp;cv03=2" fo:font-size="14pt" fo:language="en" fo:country="US" style:font-size-asian="14pt" style:font-name-complex="Aegean1" style:font-size-complex="14pt"/>
    </style:style>
    <style:style style:name="T1595" style:family="text">
      <style:text-properties style:font-name="Aegean:ss13&amp;cv03=3"/>
    </style:style>
    <style:style style:name="T1596" style:family="text">
      <style:text-properties style:font-name="Aegean:ss13&amp;cv03=3" fo:font-size="14pt" fo:language="en" fo:country="US" style:font-size-asian="14pt" style:font-name-complex="Aegean1" style:font-size-complex="14pt"/>
    </style:style>
    <style:style style:name="T1597" style:family="text">
      <style:text-properties style:font-name="Aegean:ss08&amp;cv03"/>
    </style:style>
    <style:style style:name="T1598" style:family="text">
      <style:text-properties style:font-name="Aegean:ss08&amp;cv03=2"/>
    </style:style>
    <style:style style:name="T1599" style:family="text">
      <style:text-properties style:font-name="Aegean:ss08&amp;cv03=3"/>
    </style:style>
    <style:style style:name="T1600" style:family="text">
      <style:text-properties style:font-name="Aegean:ss09&amp;cv02"/>
    </style:style>
    <style:style style:name="T1601" style:family="text">
      <style:text-properties style:font-name="Aegean:ss09&amp;cv02" fo:font-size="14pt" fo:language="en" fo:country="US" style:font-size-asian="14pt" style:font-name-complex="Aegean1" style:font-size-complex="14pt"/>
    </style:style>
    <style:style style:name="T1602" style:family="text">
      <style:text-properties style:font-name="Aegean:ss09&amp;cv02=2"/>
    </style:style>
    <style:style style:name="T1603" style:family="text">
      <style:text-properties style:font-name="Aegean:ss09&amp;cv02=2" fo:font-size="14pt" fo:language="en" fo:country="US" style:font-size-asian="14pt" style:font-name-complex="Aegean1" style:font-size-complex="14pt"/>
    </style:style>
    <style:style style:name="T1604" style:family="text">
      <style:text-properties style:font-name="Aegean:ss13&amp;cv02"/>
    </style:style>
    <style:style style:name="T1605" style:family="text">
      <style:text-properties style:font-name="Aegean:ss13&amp;cv02" fo:font-size="14pt" fo:language="en" fo:country="US" style:font-size-asian="14pt" style:font-name-complex="Aegean1" style:font-size-complex="14pt"/>
    </style:style>
    <style:style style:name="T1606" style:family="text">
      <style:text-properties style:font-name="Aegean:ss13&amp;cv02=2"/>
    </style:style>
    <style:style style:name="T1607" style:family="text">
      <style:text-properties style:font-name="Aegean:ss13&amp;cv02=2" fo:font-size="14pt" fo:language="en" fo:country="US" style:font-size-asian="14pt" style:font-name-complex="Aegean1" style:font-size-complex="14pt"/>
    </style:style>
    <style:style style:name="T1608" style:family="text">
      <style:text-properties style:font-name="Aegean:ss08&amp;cv07"/>
    </style:style>
    <style:style style:name="T1609" style:family="text">
      <style:text-properties style:font-name="Aegean:ss08&amp;cv07" fo:font-size="14pt" fo:language="en" fo:country="US" style:font-size-asian="14pt" style:font-name-complex="Aegean1" style:font-size-complex="14pt"/>
    </style:style>
    <style:style style:name="T1610" style:family="text">
      <style:text-properties style:font-name="Aegean:ss08&amp;cv07=2"/>
    </style:style>
    <style:style style:name="T1611" style:family="text">
      <style:text-properties style:font-name="Aegean:ss08&amp;cv07=2" fo:font-size="14pt" fo:language="en" fo:country="US" style:font-size-asian="14pt" style:font-name-complex="Aegean1" style:font-size-complex="14pt"/>
    </style:style>
    <style:style style:name="T1612" style:family="text">
      <style:text-properties style:font-name="Aegean:ss08&amp;cv07=3"/>
    </style:style>
    <style:style style:name="T1613" style:family="text">
      <style:text-properties style:font-name="Aegean:ss08&amp;cv07=3" fo:font-size="14pt" fo:language="en" fo:country="US" style:font-size-asian="14pt" style:font-name-complex="Aegean1" style:font-size-complex="14pt"/>
    </style:style>
    <style:style style:name="T1614" style:family="text">
      <style:text-properties style:font-name="Aegean:ss08&amp;cv07=4"/>
    </style:style>
    <style:style style:name="T1615" style:family="text">
      <style:text-properties style:font-name="Aegean:ss08&amp;cv07=4" fo:font-size="14pt" fo:language="en" fo:country="US" style:font-size-asian="14pt" style:font-name-complex="Aegean1" style:font-size-complex="14pt"/>
    </style:style>
    <style:style style:name="T1616" style:family="text">
      <style:text-properties style:font-name="Aegean:ss08&amp;cv07=5"/>
    </style:style>
    <style:style style:name="T1617" style:family="text">
      <style:text-properties style:font-name="Aegean:ss08&amp;cv07=5" fo:font-size="14pt" fo:language="en" fo:country="US" style:font-size-asian="14pt" style:font-name-complex="Aegean1" style:font-size-complex="14pt"/>
    </style:style>
    <style:style style:name="T1618" style:family="text">
      <style:text-properties style:font-name="Aegean:ss08&amp;cv07=6"/>
    </style:style>
    <style:style style:name="T1619" style:family="text">
      <style:text-properties style:font-name="Aegean:ss08&amp;cv07=6" fo:font-size="14pt" fo:language="en" fo:country="US" style:font-size-asian="14pt" style:font-name-complex="Aegean1" style:font-size-complex="14pt"/>
    </style:style>
    <style:style style:name="T1620" style:family="text">
      <style:text-properties style:font-name="Aegean:ss08&amp;cv07=7"/>
    </style:style>
    <style:style style:name="T1621" style:family="text">
      <style:text-properties style:font-name="Aegean:ss08&amp;cv07=7" fo:font-size="14pt" fo:language="en" fo:country="US" style:font-size-asian="14pt" style:font-name-complex="Aegean1" style:font-size-complex="14pt"/>
    </style:style>
    <style:style style:name="T1622" style:family="text">
      <style:text-properties style:font-name="Aegean:ss09&amp;cv04" fo:font-size="14pt" fo:language="en" fo:country="US" style:font-size-asian="14pt" style:font-name-complex="Aegean1" style:font-size-complex="14pt"/>
    </style:style>
    <style:style style:name="T1623" style:family="text">
      <style:text-properties style:font-name="Aegean:ss09&amp;cv04=2" fo:font-size="14pt" fo:language="en" fo:country="US" style:font-size-asian="14pt" style:font-name-complex="Aegean1" style:font-size-complex="14pt"/>
    </style:style>
    <style:style style:name="T1624" style:family="text">
      <style:text-properties style:font-name="Aegean:ss09&amp;cv04=3" fo:font-size="14pt" fo:language="en" fo:country="US" style:font-size-asian="14pt" style:font-name-complex="Aegean1" style:font-size-complex="14pt"/>
    </style:style>
    <style:style style:name="T1625" style:family="text">
      <style:text-properties style:font-name="Aegean:ss09&amp;cv04=4" fo:font-size="14pt" fo:language="en" fo:country="US" style:font-size-asian="14pt" style:font-name-complex="Aegean1" style:font-size-complex="14pt"/>
    </style:style>
    <style:style style:name="T1626" style:family="text">
      <style:text-properties style:font-name="Aegean:ss11&amp;cv01"/>
    </style:style>
    <style:style style:name="T1627" style:family="text">
      <style:text-properties style:font-name="Aegean:ss11&amp;cv01" fo:font-size="14pt" fo:language="en" fo:country="US" style:font-size-asian="14pt" style:font-name-complex="Aegean1" style:font-size-complex="14pt"/>
    </style:style>
    <style:style style:name="T1628" style:family="text">
      <style:text-properties style:font-name="Aegean:ss13&amp;cv04" fo:font-size="14pt" fo:language="en" fo:country="US" style:font-size-asian="14pt" style:font-name-complex="Aegean1" style:font-size-complex="14pt"/>
    </style:style>
    <style:style style:name="T1629" style:family="text">
      <style:text-properties style:font-name="Aegean:ss13&amp;cv04=2" fo:font-size="14pt" fo:language="en" fo:country="US" style:font-size-asian="14pt" style:font-name-complex="Aegean1" style:font-size-complex="14pt"/>
    </style:style>
    <style:style style:name="T1630" style:family="text">
      <style:text-properties style:font-name="Aegean:ss13&amp;cv04=3" fo:font-size="14pt" fo:language="en" fo:country="US" style:font-size-asian="14pt" style:font-name-complex="Aegean1" style:font-size-complex="14pt"/>
    </style:style>
    <style:style style:name="T1631" style:family="text">
      <style:text-properties style:font-name="Aegean:ss13&amp;cv04=4" fo:font-size="14pt" fo:language="en" fo:country="US" style:font-size-asian="14pt" style:font-name-complex="Aegean1" style:font-size-complex="14pt"/>
    </style:style>
    <style:style style:name="T1632" style:family="text">
      <style:text-properties style:font-name="Aegean:ss08&amp;cv04"/>
    </style:style>
    <style:style style:name="T1633" style:family="text">
      <style:text-properties style:font-name="Aegean:ss08&amp;cv04" fo:font-size="14pt" fo:language="en" fo:country="US" style:font-size-asian="14pt" style:font-name-complex="Aegean1" style:font-size-complex="14pt"/>
    </style:style>
    <style:style style:name="T1634" style:family="text">
      <style:text-properties style:font-name="Aegean:ss08&amp;cv04=2"/>
    </style:style>
    <style:style style:name="T1635" style:family="text">
      <style:text-properties style:font-name="Aegean:ss08&amp;cv04=2" fo:font-size="14pt" fo:language="en" fo:country="US" style:font-size-asian="14pt" style:font-name-complex="Aegean1" style:font-size-complex="14pt"/>
    </style:style>
    <style:style style:name="T1636" style:family="text">
      <style:text-properties style:font-name="Aegean:ss08&amp;cv04=3"/>
    </style:style>
    <style:style style:name="T1637" style:family="text">
      <style:text-properties style:font-name="Aegean:ss08&amp;cv04=3" fo:font-size="14pt" fo:language="en" fo:country="US" style:font-size-asian="14pt" style:font-name-complex="Aegean1" style:font-size-complex="14pt"/>
    </style:style>
    <style:style style:name="T1638" style:family="text">
      <style:text-properties style:font-name="Aegean:ss08&amp;cv04=4"/>
    </style:style>
    <style:style style:name="T1639" style:family="text">
      <style:text-properties style:font-name="Aegean:ss08&amp;cv04=4" fo:font-size="14pt" fo:language="en" fo:country="US" style:font-size-asian="14pt" style:font-name-complex="Aegean1" style:font-size-complex="14pt"/>
    </style:style>
    <style:style style:name="T1640" style:family="text">
      <style:text-properties style:font-name="Aegean:ss09&amp;cv06"/>
    </style:style>
    <style:style style:name="T1641" style:family="text">
      <style:text-properties style:font-name="Aegean:ss09&amp;cv06" fo:font-size="14pt" fo:language="en" fo:country="US" style:font-size-asian="14pt" style:font-name-complex="Aegean1" style:font-size-complex="14pt"/>
    </style:style>
    <style:style style:name="T1642" style:family="text">
      <style:text-properties style:font-name="Aegean:ss09&amp;cv06=2"/>
    </style:style>
    <style:style style:name="T1643" style:family="text">
      <style:text-properties style:font-name="Aegean:ss09&amp;cv06=2" fo:font-size="14pt" fo:language="en" fo:country="US" style:font-size-asian="14pt" style:font-name-complex="Aegean1" style:font-size-complex="14pt"/>
    </style:style>
    <style:style style:name="T1644" style:family="text">
      <style:text-properties style:font-name="Aegean:ss09&amp;cv06=3"/>
    </style:style>
    <style:style style:name="T1645" style:family="text">
      <style:text-properties style:font-name="Aegean:ss09&amp;cv06=3" fo:font-size="14pt" fo:language="en" fo:country="US" style:font-size-asian="14pt" style:font-name-complex="Aegean1" style:font-size-complex="14pt"/>
    </style:style>
    <style:style style:name="T1646" style:family="text">
      <style:text-properties style:font-name="Aegean:ss09&amp;cv06=4"/>
    </style:style>
    <style:style style:name="T1647" style:family="text">
      <style:text-properties style:font-name="Aegean:ss09&amp;cv06=4" fo:font-size="14pt" fo:language="en" fo:country="US" style:font-size-asian="14pt" style:font-name-complex="Aegean1" style:font-size-complex="14pt"/>
    </style:style>
    <style:style style:name="T1648" style:family="text">
      <style:text-properties style:font-name="Aegean:ss09&amp;cv06=5"/>
    </style:style>
    <style:style style:name="T1649" style:family="text">
      <style:text-properties style:font-name="Aegean:ss09&amp;cv06=5" fo:font-size="14pt" fo:language="en" fo:country="US" style:font-size-asian="14pt" style:font-name-complex="Aegean1" style:font-size-complex="14pt"/>
    </style:style>
    <style:style style:name="T1650" style:family="text">
      <style:text-properties style:font-name="Aegean:ss09&amp;cv06=6"/>
    </style:style>
    <style:style style:name="T1651" style:family="text">
      <style:text-properties style:font-name="Aegean:ss09&amp;cv06=6" fo:font-size="14pt" fo:language="en" fo:country="US" style:font-size-asian="14pt" style:font-name-complex="Aegean1" style:font-size-complex="14pt"/>
    </style:style>
    <style:style style:name="T1652" style:family="text">
      <style:text-properties style:font-name="Aegean:ss13&amp;cv01"/>
    </style:style>
    <style:style style:name="T1653" style:family="text">
      <style:text-properties style:font-name="Aegean:ss08&amp;cv06"/>
    </style:style>
    <style:style style:name="T1654" style:family="text">
      <style:text-properties style:font-name="Aegean:ss08&amp;cv06" fo:font-size="14pt" fo:language="en" fo:country="US" style:font-size-asian="14pt" style:font-name-complex="Aegean1" style:font-size-complex="14pt"/>
    </style:style>
    <style:style style:name="T1655" style:family="text">
      <style:text-properties style:font-name="Aegean:ss08&amp;cv06=2"/>
    </style:style>
    <style:style style:name="T1656" style:family="text">
      <style:text-properties style:font-name="Aegean:ss08&amp;cv06=2" fo:font-size="14pt" fo:language="en" fo:country="US" style:font-size-asian="14pt" style:font-name-complex="Aegean1" style:font-size-complex="14pt"/>
    </style:style>
    <style:style style:name="T1657" style:family="text">
      <style:text-properties style:font-name="Aegean:ss08&amp;cv06=3"/>
    </style:style>
    <style:style style:name="T1658" style:family="text">
      <style:text-properties style:font-name="Aegean:ss08&amp;cv06=3" fo:font-size="14pt" fo:language="en" fo:country="US" style:font-size-asian="14pt" style:font-name-complex="Aegean1" style:font-size-complex="14pt"/>
    </style:style>
    <style:style style:name="T1659" style:family="text">
      <style:text-properties style:font-name="Aegean:ss08&amp;cv06=4"/>
    </style:style>
    <style:style style:name="T1660" style:family="text">
      <style:text-properties style:font-name="Aegean:ss08&amp;cv06=4" fo:font-size="14pt" fo:language="en" fo:country="US" style:font-size-asian="14pt" style:font-name-complex="Aegean1" style:font-size-complex="14pt"/>
    </style:style>
    <style:style style:name="T1661" style:family="text">
      <style:text-properties style:font-name="Aegean:ss08&amp;cv06=5"/>
    </style:style>
    <style:style style:name="T1662" style:family="text">
      <style:text-properties style:font-name="Aegean:ss08&amp;cv06=5" fo:font-size="14pt" fo:language="en" fo:country="US" style:font-size-asian="14pt" style:font-name-complex="Aegean1" style:font-size-complex="14pt"/>
    </style:style>
    <style:style style:name="T1663" style:family="text">
      <style:text-properties style:font-name="Aegean:ss08&amp;cv06=6"/>
    </style:style>
    <style:style style:name="T1664" style:family="text">
      <style:text-properties style:font-name="Aegean:ss08&amp;cv06=6" fo:font-size="14pt" fo:language="en" fo:country="US" style:font-size-asian="14pt" style:font-name-complex="Aegean1" style:font-size-complex="14pt"/>
    </style:style>
    <style:style style:name="T1665" style:family="text">
      <style:text-properties style:font-name="Aegean:ss09&amp;cv07"/>
    </style:style>
    <style:style style:name="T1666" style:family="text">
      <style:text-properties style:font-name="Aegean:ss09&amp;cv07=2"/>
    </style:style>
    <style:style style:name="T1667" style:family="text">
      <style:text-properties style:font-name="Aegean:ss09&amp;cv07=3"/>
    </style:style>
    <style:style style:name="T1668" style:family="text">
      <style:text-properties style:font-name="Aegean:ss09&amp;cv07=4"/>
    </style:style>
    <style:style style:name="T1669" style:family="text">
      <style:text-properties style:font-name="Aegean:ss09&amp;cv07=5"/>
    </style:style>
    <style:style style:name="T1670" style:family="text">
      <style:text-properties style:font-name="Aegean:ss09&amp;cv07=6"/>
    </style:style>
    <style:style style:name="T1671" style:family="text">
      <style:text-properties style:font-name="Aegean:ss09&amp;cv07=7"/>
    </style:style>
    <style:style style:name="T1672" style:family="text">
      <style:text-properties style:font-name="Aegean:ss13&amp;cv07"/>
    </style:style>
    <style:style style:name="T1673" style:family="text">
      <style:text-properties style:font-name="Aegean:ss13&amp;cv07=2"/>
    </style:style>
    <style:style style:name="T1674" style:family="text">
      <style:text-properties style:font-name="Aegean:ss13&amp;cv07=3"/>
    </style:style>
    <style:style style:name="T1675" style:family="text">
      <style:text-properties style:font-name="Aegean:ss13&amp;cv07=4"/>
    </style:style>
    <style:style style:name="T1676" style:family="text">
      <style:text-properties style:font-name="Aegean:ss13&amp;cv07=5"/>
    </style:style>
    <style:style style:name="T1677" style:family="text">
      <style:text-properties style:font-name="Aegean:ss13&amp;cv07=6"/>
    </style:style>
    <style:style style:name="T1678" style:family="text">
      <style:text-properties style:font-name="Aegean:ss13&amp;cv07=7"/>
    </style:style>
    <style:style style:name="T1679" style:family="text">
      <style:text-properties style:font-name="Aegean:ss09&amp;cv05"/>
    </style:style>
    <style:style style:name="T1680" style:family="text">
      <style:text-properties style:font-name="Aegean:ss09&amp;cv05=2"/>
    </style:style>
    <style:style style:name="T1681" style:family="text">
      <style:text-properties style:font-name="Aegean:ss09&amp;cv05=3"/>
    </style:style>
    <style:style style:name="T1682" style:family="text">
      <style:text-properties style:font-name="Aegean:ss09&amp;cv05=4"/>
    </style:style>
    <style:style style:name="T1683" style:family="text">
      <style:text-properties style:font-name="Aegean:ss09&amp;cv05=5"/>
    </style:style>
    <style:style style:name="T1684" style:family="text">
      <style:text-properties style:font-name="Aegean:ss08&amp;cv09"/>
    </style:style>
    <style:style style:name="T1685" style:family="text">
      <style:text-properties style:font-name="Aegean:ss08&amp;cv09=2"/>
    </style:style>
    <style:style style:name="T1686" style:family="text">
      <style:text-properties style:font-name="Aegean:ss08&amp;cv09=3"/>
    </style:style>
    <style:style style:name="T1687" style:family="text">
      <style:text-properties style:font-name="Aegean:ss08&amp;cv09=4"/>
    </style:style>
    <style:style style:name="T1688" style:family="text">
      <style:text-properties style:font-name="Aegean:ss08&amp;cv09=5"/>
    </style:style>
    <style:style style:name="T1689" style:family="text">
      <style:text-properties style:font-name="Aegean:ss08&amp;cv09=6"/>
    </style:style>
    <style:style style:name="T1690" style:family="text">
      <style:text-properties style:font-name="Aegean:ss08&amp;cv09=7"/>
    </style:style>
    <style:style style:name="T1691" style:family="text">
      <style:text-properties style:font-name="Aegean:ss08&amp;cv09=8"/>
    </style:style>
    <style:style style:name="T1692" style:family="text">
      <style:text-properties style:font-name="Aegean:ss08&amp;cv09=9"/>
    </style:style>
    <style:style style:name="T1693" style:family="text">
      <style:text-properties style:font-name="Aegean:ss08&amp;cv05"/>
    </style:style>
    <style:style style:name="T1694" style:family="text">
      <style:text-properties style:font-name="Aegean:ss08&amp;cv05=2"/>
    </style:style>
    <style:style style:name="T1695" style:family="text">
      <style:text-properties style:font-name="Aegean:ss08&amp;cv05=3"/>
    </style:style>
    <style:style style:name="T1696" style:family="text">
      <style:text-properties style:font-name="Aegean:ss08&amp;cv05=4"/>
    </style:style>
    <style:style style:name="T1697" style:family="text">
      <style:text-properties style:font-name="Aegean:ss08&amp;cv05=5"/>
    </style:style>
    <style:style style:name="T1698" style:family="text">
      <style:text-properties style:font-name="Aegean:ss08&amp;cv12" fo:font-size="14pt" fo:language="en" fo:country="US" style:font-size-asian="14pt" style:font-name-complex="Aegean1" style:font-size-complex="14pt"/>
    </style:style>
    <style:style style:name="T1699" style:family="text">
      <style:text-properties style:font-name="Aegean:ss08&amp;cv12=2" fo:font-size="14pt" fo:language="en" fo:country="US" style:font-size-asian="14pt" style:font-name-complex="Aegean1" style:font-size-complex="14pt"/>
    </style:style>
    <style:style style:name="T1700" style:family="text">
      <style:text-properties style:font-name="Aegean:ss08&amp;cv12=3" fo:font-size="14pt" fo:language="en" fo:country="US" style:font-size-asian="14pt" style:font-name-complex="Aegean1" style:font-size-complex="14pt"/>
    </style:style>
    <style:style style:name="T1701" style:family="text">
      <style:text-properties style:font-name="Aegean:ss08&amp;cv12=4" fo:font-size="14pt" fo:language="en" fo:country="US" style:font-size-asian="14pt" style:font-name-complex="Aegean1" style:font-size-complex="14pt"/>
    </style:style>
    <style:style style:name="T1702" style:family="text">
      <style:text-properties style:font-name="Aegean:ss08&amp;cv12=6" fo:font-size="14pt" fo:language="en" fo:country="US" style:font-size-asian="14pt" style:font-name-complex="Aegean1" style:font-size-complex="14pt"/>
    </style:style>
    <style:style style:name="T1703" style:family="text">
      <style:text-properties style:font-name="Aegean:ss08&amp;cv12=7" fo:font-size="14pt" fo:language="en" fo:country="US" style:font-size-asian="14pt" style:font-name-complex="Aegean1" style:font-size-complex="14pt"/>
    </style:style>
    <style:style style:name="T1704" style:family="text">
      <style:text-properties style:font-name="Aegean:ss08&amp;cv12=8" fo:font-size="14pt" fo:language="en" fo:country="US" style:font-size-asian="14pt" style:font-name-complex="Aegean1" style:font-size-complex="14pt"/>
    </style:style>
    <style:style style:name="T1705" style:family="text">
      <style:text-properties style:font-name="Aegean:ss08&amp;cv12=9" fo:font-size="14pt" fo:language="en" fo:country="US" style:font-size-asian="14pt" style:font-name-complex="Aegean1" style:font-size-complex="14pt"/>
    </style:style>
    <style:style style:name="T1706" style:family="text">
      <style:text-properties style:font-name="Aegean:ss08&amp;cv12=10" fo:font-size="14pt" fo:language="en" fo:country="US" style:font-size-asian="14pt" style:font-name-complex="Aegean1" style:font-size-complex="14pt"/>
    </style:style>
    <style:style style:name="T1707" style:family="text">
      <style:text-properties style:font-name="Aegean:ss08&amp;cv12=11" fo:font-size="14pt" fo:language="en" fo:country="US" style:font-size-asian="14pt" style:font-name-complex="Aegean1" style:font-size-complex="14pt"/>
    </style:style>
    <style:style style:name="T1708" style:family="text">
      <style:text-properties style:font-name="Aegean:ss08&amp;cv12=12" fo:font-size="14pt" fo:language="en" fo:country="US" style:font-size-asian="14pt" style:font-name-complex="Aegean1" style:font-size-complex="14pt"/>
    </style:style>
    <style:style style:name="T1709" style:family="text">
      <style:text-properties style:font-name="Aegean:ss08&amp;cv10" fo:font-size="14pt" fo:language="en" fo:country="US" style:font-size-asian="14pt" style:font-name-complex="Aegean1" style:font-size-complex="14pt"/>
    </style:style>
    <style:style style:name="T1710" style:family="text">
      <style:text-properties style:font-name="Aegean:ss08&amp;cv10=2" fo:font-size="14pt" fo:language="en" fo:country="US" style:font-size-asian="14pt" style:font-name-complex="Aegean1" style:font-size-complex="14pt"/>
    </style:style>
    <style:style style:name="T1711" style:family="text">
      <style:text-properties style:font-name="Aegean:ss08&amp;cv10=3" fo:font-size="14pt" fo:language="en" fo:country="US" style:font-size-asian="14pt" style:font-name-complex="Aegean1" style:font-size-complex="14pt"/>
    </style:style>
    <style:style style:name="T1712" style:family="text">
      <style:text-properties style:font-name="Aegean:ss08&amp;cv10=4" fo:font-size="14pt" fo:language="en" fo:country="US" style:font-size-asian="14pt" style:font-name-complex="Aegean1" style:font-size-complex="14pt"/>
    </style:style>
    <style:style style:name="T1713" style:family="text">
      <style:text-properties style:font-name="Aegean:ss08&amp;cv10=5" fo:font-size="14pt" fo:language="en" fo:country="US" style:font-size-asian="14pt" style:font-name-complex="Aegean1" style:font-size-complex="14pt"/>
    </style:style>
    <style:style style:name="T1714" style:family="text">
      <style:text-properties style:font-name="Aegean:ss08&amp;cv10=6" fo:font-size="14pt" fo:language="en" fo:country="US" style:font-size-asian="14pt" style:font-name-complex="Aegean1" style:font-size-complex="14pt"/>
    </style:style>
    <style:style style:name="T1715" style:family="text">
      <style:text-properties style:font-name="Aegean:ss08&amp;cv10=7" fo:font-size="14pt" fo:language="en" fo:country="US" style:font-size-asian="14pt" style:font-name-complex="Aegean1" style:font-size-complex="14pt"/>
    </style:style>
    <style:style style:name="T1716" style:family="text">
      <style:text-properties style:font-name="Aegean:ss08&amp;cv10=8" fo:font-size="14pt" fo:language="en" fo:country="US" style:font-size-asian="14pt" style:font-name-complex="Aegean1" style:font-size-complex="14pt"/>
    </style:style>
    <style:style style:name="T1717" style:family="text">
      <style:text-properties style:font-name="Aegean:ss08&amp;cv10=9" fo:font-size="14pt" fo:language="en" fo:country="US" style:font-size-asian="14pt" style:font-name-complex="Aegean1" style:font-size-complex="14pt"/>
    </style:style>
    <style:style style:name="T1718" style:family="text">
      <style:text-properties style:font-name="Aegean:ss08&amp;cv1010" fo:font-size="14pt" fo:language="en" fo:country="US" style:font-size-asian="14pt" style:font-name-complex="Aegean1" style:font-size-complex="14pt"/>
    </style:style>
    <style:style style:name="T1719" style:family="text">
      <style:text-properties style:font-name="Aegean:ss13&amp;cv06" fo:font-size="14pt" fo:language="en" fo:country="US" style:font-size-asian="14pt" style:font-name-complex="Aegean1" style:font-size-complex="14pt"/>
    </style:style>
    <style:style style:name="T1720" style:family="text">
      <style:text-properties style:font-name="Aegean:ss13&amp;cv06=2" fo:font-size="14pt" fo:language="en" fo:country="US" style:font-size-asian="14pt" style:font-name-complex="Aegean1" style:font-size-complex="14pt"/>
    </style:style>
    <style:style style:name="T1721" style:family="text">
      <style:text-properties style:font-name="Aegean:ss13&amp;cv06=3" fo:font-size="14pt" fo:language="en" fo:country="US" style:font-size-asian="14pt" style:font-name-complex="Aegean1" style:font-size-complex="14pt"/>
    </style:style>
    <style:style style:name="T1722" style:family="text">
      <style:text-properties style:font-name="Aegean:ss13&amp;cv06=4" fo:font-size="14pt" fo:language="en" fo:country="US" style:font-size-asian="14pt" style:font-name-complex="Aegean1" style:font-size-complex="14pt"/>
    </style:style>
    <style:style style:name="T1723" style:family="text">
      <style:text-properties style:font-name="Aegean:ss13&amp;cv06=5" fo:font-size="14pt" fo:language="en" fo:country="US" style:font-size-asian="14pt" style:font-name-complex="Aegean1" style:font-size-complex="14pt"/>
    </style:style>
    <style:style style:name="T1724" style:family="text">
      <style:text-properties style:font-name="Aegean:ss13&amp;cv06=6" fo:font-size="14pt" fo:language="en" fo:country="US" style:font-size-asian="14pt" style:font-name-complex="Aegean1" style:font-size-complex="14pt"/>
    </style:style>
    <style:style style:name="T1725" style:family="text">
      <style:text-properties style:font-name="Aegean:ss09&amp;cv08" fo:font-size="14pt" fo:language="en" fo:country="US" style:font-size-asian="14pt" style:font-name-complex="Aegean1" style:font-size-complex="14pt"/>
    </style:style>
    <style:style style:name="T1726" style:family="text">
      <style:text-properties style:font-name="Aegean:ss09&amp;cv08=2" fo:font-size="14pt" fo:language="en" fo:country="US" style:font-size-asian="14pt" style:font-name-complex="Aegean1" style:font-size-complex="14pt"/>
    </style:style>
    <style:style style:name="T1727" style:family="text">
      <style:text-properties style:font-name="Aegean:ss09&amp;cv08=3" fo:font-size="14pt" fo:language="en" fo:country="US" style:font-size-asian="14pt" style:font-name-complex="Aegean1" style:font-size-complex="14pt"/>
    </style:style>
    <style:style style:name="T1728" style:family="text">
      <style:text-properties style:font-name="Aegean:ss09&amp;cv08=4" fo:font-size="14pt" fo:language="en" fo:country="US" style:font-size-asian="14pt" style:font-name-complex="Aegean1" style:font-size-complex="14pt"/>
    </style:style>
    <style:style style:name="T1729" style:family="text">
      <style:text-properties style:font-name="Aegean:ss09&amp;cv08=5" fo:font-size="14pt" fo:language="en" fo:country="US" style:font-size-asian="14pt" style:font-name-complex="Aegean1" style:font-size-complex="14pt"/>
    </style:style>
    <style:style style:name="T1730" style:family="text">
      <style:text-properties style:font-name="Aegean:ss09&amp;cv08=6" fo:font-size="14pt" fo:language="en" fo:country="US" style:font-size-asian="14pt" style:font-name-complex="Aegean1" style:font-size-complex="14pt"/>
    </style:style>
    <style:style style:name="T1731" style:family="text">
      <style:text-properties style:font-name="Aegean:ss09&amp;cv08=7" fo:font-size="14pt" fo:language="en" fo:country="US" style:font-size-asian="14pt" style:font-name-complex="Aegean1" style:font-size-complex="14pt"/>
    </style:style>
    <style:style style:name="T1732" style:family="text">
      <style:text-properties style:font-name="Aegean:ss09&amp;cv08=8" fo:font-size="14pt" fo:language="en" fo:country="US" style:font-size-asian="14pt" style:font-name-complex="Aegean1" style:font-size-complex="14pt"/>
    </style:style>
    <style:style style:name="T1733" style:family="text">
      <style:text-properties style:font-name="Aegean:ss11&amp;cv04" fo:font-size="14pt" fo:language="en" fo:country="US" style:font-size-asian="14pt" style:font-name-complex="Aegean1" style:font-size-complex="14pt"/>
    </style:style>
    <style:style style:name="T1734" style:family="text">
      <style:text-properties style:font-name="Aegean:ss11&amp;cv04=2" fo:font-size="14pt" fo:language="en" fo:country="US" style:font-size-asian="14pt" style:font-name-complex="Aegean1" style:font-size-complex="14pt"/>
    </style:style>
    <style:style style:name="T1735" style:family="text">
      <style:text-properties style:font-name="Aegean:ss11&amp;cv04=3" fo:font-size="14pt" fo:language="en" fo:country="US" style:font-size-asian="14pt" style:font-name-complex="Aegean1" style:font-size-complex="14pt"/>
    </style:style>
    <style:style style:name="T1736" style:family="text">
      <style:text-properties style:font-name="Aegean:ss11&amp;cv04=4" fo:font-size="14pt" fo:language="en" fo:country="US" style:font-size-asian="14pt" style:font-name-complex="Aegean1" style:font-size-complex="14pt"/>
    </style:style>
    <style:style style:name="T1737" style:family="text">
      <style:text-properties style:font-name="Aegean:ss13&amp;cv08" fo:font-size="14pt" fo:language="en" fo:country="US" style:font-size-asian="14pt" style:font-name-complex="Aegean1" style:font-size-complex="14pt"/>
    </style:style>
    <style:style style:name="T1738" style:family="text">
      <style:text-properties style:font-name="Aegean:ss13&amp;cv08=2" fo:font-size="14pt" fo:language="en" fo:country="US" style:font-size-asian="14pt" style:font-name-complex="Aegean1" style:font-size-complex="14pt"/>
    </style:style>
    <style:style style:name="T1739" style:family="text">
      <style:text-properties style:font-name="Aegean:ss13&amp;cv08=3" fo:font-size="14pt" fo:language="en" fo:country="US" style:font-size-asian="14pt" style:font-name-complex="Aegean1" style:font-size-complex="14pt"/>
    </style:style>
    <style:style style:name="T1740" style:family="text">
      <style:text-properties style:font-name="Aegean:ss13&amp;cv08=4" fo:font-size="14pt" fo:language="en" fo:country="US" style:font-size-asian="14pt" style:font-name-complex="Aegean1" style:font-size-complex="14pt"/>
    </style:style>
    <style:style style:name="T1741" style:family="text">
      <style:text-properties style:font-name="Aegean:ss13&amp;cv08=5" fo:font-size="14pt" fo:language="en" fo:country="US" style:font-size-asian="14pt" style:font-name-complex="Aegean1" style:font-size-complex="14pt"/>
    </style:style>
    <style:style style:name="T1742" style:family="text">
      <style:text-properties style:font-name="Aegean:ss13&amp;cv08=6" fo:font-size="14pt" fo:language="en" fo:country="US" style:font-size-asian="14pt" style:font-name-complex="Aegean1" style:font-size-complex="14pt"/>
    </style:style>
    <style:style style:name="T1743" style:family="text">
      <style:text-properties style:font-name="Aegean:ss13&amp;cv08=7" fo:font-size="14pt" fo:language="en" fo:country="US" style:font-size-asian="14pt" style:font-name-complex="Aegean1" style:font-size-complex="14pt"/>
    </style:style>
    <style:style style:name="T1744" style:family="text">
      <style:text-properties style:font-name="Aegean:ss13&amp;cv08=8" fo:font-size="14pt" fo:language="en" fo:country="US" style:font-size-asian="14pt" style:font-name-complex="Aegean1" style:font-size-complex="14pt"/>
    </style:style>
    <style:style style:name="T1745" style:family="text">
      <style:text-properties style:font-name="Aegean:ss14" fo:font-size="14pt" fo:language="en" fo:country="US" style:font-size-asian="14pt" style:font-name-complex="Aegean1" style:font-size-complex="14pt"/>
    </style:style>
    <style:style style:name="T1746" style:family="text">
      <style:text-properties style:font-name="Aegean:ss14&amp;cv05" fo:font-size="14pt" fo:language="en" fo:country="US" style:font-size-asian="14pt" style:font-name-complex="Aegean1" style:font-size-complex="14pt"/>
    </style:style>
    <style:style style:name="T1747" style:family="text">
      <style:text-properties style:font-name="Aegean:ss14&amp;cv05=2" fo:font-size="14pt" fo:language="en" fo:country="US" style:font-size-asian="14pt" style:font-name-complex="Aegean1" style:font-size-complex="14pt"/>
    </style:style>
    <style:style style:name="T1748" style:family="text">
      <style:text-properties style:font-name="Aegean:ss14&amp;cv05=3" fo:font-size="14pt" fo:language="en" fo:country="US" style:font-size-asian="14pt" style:font-name-complex="Aegean1" style:font-size-complex="14pt"/>
    </style:style>
    <style:style style:name="T1749" style:family="text">
      <style:text-properties style:font-name="Aegean:ss14&amp;cv05=4" fo:font-size="14pt" fo:language="en" fo:country="US" style:font-size-asian="14pt" style:font-name-complex="Aegean1" style:font-size-complex="14pt"/>
    </style:style>
    <style:style style:name="T1750" style:family="text">
      <style:text-properties style:font-name="Aegean:ss14&amp;cv05=5" fo:font-size="14pt" fo:language="en" fo:country="US" style:font-size-asian="14pt" style:font-name-complex="Aegean1" style:font-size-complex="14pt"/>
    </style:style>
    <style:style style:name="T1751" style:family="text">
      <style:text-properties style:font-name="Aegean:ss15" fo:font-size="14pt" fo:language="en" fo:country="US" style:font-size-asian="14pt" style:font-name-complex="Aegean1" style:font-size-complex="14pt"/>
    </style:style>
    <style:style style:name="T1752" style:family="text">
      <style:text-properties style:font-name="Aegean:ss15&amp;cv07" fo:font-size="14pt" fo:language="en" fo:country="US" style:font-size-asian="14pt" style:font-name-complex="Aegean1" style:font-size-complex="14pt"/>
    </style:style>
    <style:style style:name="T1753" style:family="text">
      <style:text-properties style:font-name="Aegean:ss15&amp;cv07=2" fo:font-size="14pt" fo:language="en" fo:country="US" style:font-size-asian="14pt" style:font-name-complex="Aegean1" style:font-size-complex="14pt"/>
    </style:style>
    <style:style style:name="T1754" style:family="text">
      <style:text-properties style:font-name="Aegean:ss15&amp;cv07=3" fo:font-size="14pt" fo:language="en" fo:country="US" style:font-size-asian="14pt" style:font-name-complex="Aegean1" style:font-size-complex="14pt"/>
    </style:style>
    <style:style style:name="T1755" style:family="text">
      <style:text-properties style:font-name="Aegean:ss15&amp;cv07=4" fo:font-size="14pt" fo:language="en" fo:country="US" style:font-size-asian="14pt" style:font-name-complex="Aegean1" style:font-size-complex="14pt"/>
    </style:style>
    <style:style style:name="T1756" style:family="text">
      <style:text-properties style:font-name="Aegean:ss15&amp;cv07=5" fo:font-size="14pt" fo:language="en" fo:country="US" style:font-size-asian="14pt" style:font-name-complex="Aegean1" style:font-size-complex="14pt"/>
    </style:style>
    <style:style style:name="T1757" style:family="text">
      <style:text-properties style:font-name="Aegean:ss15&amp;cv07=6" fo:font-size="14pt" fo:language="en" fo:country="US" style:font-size-asian="14pt" style:font-name-complex="Aegean1" style:font-size-complex="14pt"/>
    </style:style>
    <style:style style:name="T1758" style:family="text">
      <style:text-properties style:font-name="Aegean:ss15&amp;cv07=7" fo:font-size="14pt" fo:language="en" fo:country="US" style:font-size-asian="14pt" style:font-name-complex="Aegean1" style:font-size-complex="14pt"/>
    </style:style>
    <style:style style:name="T1759" style:family="text">
      <style:text-properties style:font-name="Aegean:ss16" fo:font-size="14pt" fo:language="en" fo:country="US" style:font-size-asian="14pt" style:font-name-complex="Aegean1" style:font-size-complex="14pt"/>
    </style:style>
    <style:style style:name="T1760" style:family="text">
      <style:text-properties style:font-name="Aegean:ss16&amp;cv06" fo:font-size="14pt" fo:language="en" fo:country="US" style:font-size-asian="14pt" style:font-name-complex="Aegean1" style:font-size-complex="14pt"/>
    </style:style>
    <style:style style:name="T1761" style:family="text">
      <style:text-properties style:font-name="Aegean:ss16&amp;cv06=2" fo:font-size="14pt" fo:language="en" fo:country="US" style:font-size-asian="14pt" style:font-name-complex="Aegean1" style:font-size-complex="14pt"/>
    </style:style>
    <style:style style:name="T1762" style:family="text">
      <style:text-properties style:font-name="Aegean:ss16&amp;cv06=3" fo:font-size="14pt" fo:language="en" fo:country="US" style:font-size-asian="14pt" style:font-name-complex="Aegean1" style:font-size-complex="14pt"/>
    </style:style>
    <style:style style:name="T1763" style:family="text">
      <style:text-properties style:font-name="Aegean:ss16&amp;cv06=4" fo:font-size="14pt" fo:language="en" fo:country="US" style:font-size-asian="14pt" style:font-name-complex="Aegean1" style:font-size-complex="14pt"/>
    </style:style>
    <style:style style:name="T1764" style:family="text">
      <style:text-properties style:font-name="Aegean:ss16&amp;cv06=5" fo:font-size="14pt" fo:language="en" fo:country="US" style:font-size-asian="14pt" style:font-name-complex="Aegean1" style:font-size-complex="14pt"/>
    </style:style>
    <style:style style:name="T1765" style:family="text">
      <style:text-properties style:font-name="Aegean:ss16&amp;cv06=6" fo:font-size="14pt" fo:language="en" fo:country="US" style:font-size-asian="14pt" style:font-name-complex="Aegean1" style:font-size-complex="14pt"/>
    </style:style>
    <style:style style:name="T1766" style:family="text">
      <style:text-properties style:font-name="Aegean:ss17" fo:font-size="14pt" fo:language="en" fo:country="US" style:font-size-asian="14pt" style:font-name-complex="Aegean1" style:font-size-complex="14pt"/>
    </style:style>
    <style:style style:name="T1767" style:family="text">
      <style:text-properties style:font-name="Aegean:ss17&amp;cv04" fo:font-size="14pt" fo:language="en" fo:country="US" style:font-size-asian="14pt" style:font-name-complex="Aegean1" style:font-size-complex="14pt"/>
    </style:style>
    <style:style style:name="T1768" style:family="text">
      <style:text-properties style:font-name="Aegean:ss17&amp;cv04=2" fo:font-size="14pt" fo:language="en" fo:country="US" style:font-size-asian="14pt" style:font-name-complex="Aegean1" style:font-size-complex="14pt"/>
    </style:style>
    <style:style style:name="T1769" style:family="text">
      <style:text-properties style:font-name="Aegean:ss17&amp;cv04=3" fo:font-size="14pt" fo:language="en" fo:country="US" style:font-size-asian="14pt" style:font-name-complex="Aegean1" style:font-size-complex="14pt"/>
    </style:style>
    <style:style style:name="T1770" style:family="text">
      <style:text-properties style:font-name="Aegean:ss17&amp;cv04=4" fo:font-size="14pt" fo:language="en" fo:country="US" style:font-size-asian="14pt" style:font-name-complex="Aegean1" style:font-size-complex="14pt"/>
    </style:style>
    <style:style style:name="T1771" style:family="text">
      <style:text-properties style:font-name="Aegean:ss18" fo:font-size="14pt" fo:language="en" fo:country="US" style:font-size-asian="14pt" style:font-name-complex="Aegean1" style:font-size-complex="14pt"/>
    </style:style>
    <style:style style:name="T1772" style:family="text">
      <style:text-properties style:font-name="Aegean:ss18&amp;cv01"/>
    </style:style>
    <style:style style:name="T1773" style:family="text">
      <style:text-properties style:font-name="Aegean:ss18&amp;cv01" fo:font-size="14pt" fo:language="en" fo:country="US" style:font-size-asian="14pt" style:font-name-complex="Aegean1" style:font-size-complex="14pt"/>
    </style:style>
    <style:style style:name="T1774" style:family="text">
      <style:text-properties style:font-name="Aegean:ss19" fo:font-size="14pt" fo:language="en" fo:country="US" style:font-size-asian="14pt" style:font-name-complex="Aegean1" style:font-size-complex="14pt"/>
    </style:style>
    <style:style style:name="T1775" style:family="text">
      <style:text-properties style:font-name="Aegean:ss20" fo:font-size="14pt" fo:language="en" fo:country="US" style:font-size-asian="14pt" style:font-name-complex="Aegean1" style:font-size-complex="14pt"/>
    </style:style>
    <style:style style:name="T1776" style:family="text">
      <style:text-properties style:font-name="Aegean:ss20&amp;cv01"/>
    </style:style>
    <style:style style:name="T1777" style:family="text">
      <style:text-properties style:font-name="Aegean:ss20&amp;cv01" fo:font-size="14pt" fo:language="en" fo:country="US" style:font-size-asian="14pt" style:font-name-complex="Aegean1" style:font-size-complex="14pt"/>
    </style:style>
    <style:style style:name="T1778" style:family="text">
      <style:text-properties style:font-name="Aegean:ss14&amp;cv01"/>
    </style:style>
    <style:style style:name="T1779" style:family="text">
      <style:text-properties style:font-name="Aegean:ss15&amp;cv03"/>
    </style:style>
    <style:style style:name="T1780" style:family="text">
      <style:text-properties style:font-name="Aegean:ss15&amp;cv03=2"/>
    </style:style>
    <style:style style:name="T1781" style:family="text">
      <style:text-properties style:font-name="Aegean:ss15&amp;cv03=3"/>
    </style:style>
    <style:style style:name="T1782" style:family="text">
      <style:text-properties style:font-name="Aegean:ss16&amp;cv01"/>
    </style:style>
    <style:style style:name="T1783" style:family="text">
      <style:text-properties style:font-name="Aegean:ss14&amp;cv04"/>
    </style:style>
    <style:style style:name="T1784" style:family="text">
      <style:text-properties style:font-name="Aegean:ss14&amp;cv04" fo:font-size="14pt" fo:language="en" fo:country="US" style:font-size-asian="14pt" style:font-name-complex="Aegean1" style:font-size-complex="14pt"/>
    </style:style>
    <style:style style:name="T1785" style:family="text">
      <style:text-properties style:font-name="Aegean:ss14&amp;cv04=2"/>
    </style:style>
    <style:style style:name="T1786" style:family="text">
      <style:text-properties style:font-name="Aegean:ss14&amp;cv04=2" fo:font-size="14pt" fo:language="en" fo:country="US" style:font-size-asian="14pt" style:font-name-complex="Aegean1" style:font-size-complex="14pt"/>
    </style:style>
    <style:style style:name="T1787" style:family="text">
      <style:text-properties style:font-name="Aegean:ss14&amp;cv04=3"/>
    </style:style>
    <style:style style:name="T1788" style:family="text">
      <style:text-properties style:font-name="Aegean:ss14&amp;cv04=3" fo:font-size="14pt" fo:language="en" fo:country="US" style:font-size-asian="14pt" style:font-name-complex="Aegean1" style:font-size-complex="14pt"/>
    </style:style>
    <style:style style:name="T1789" style:family="text">
      <style:text-properties style:font-name="Aegean:ss14&amp;cv04=4"/>
    </style:style>
    <style:style style:name="T1790" style:family="text">
      <style:text-properties style:font-name="Aegean:ss14&amp;cv04=4" fo:font-size="14pt" fo:language="en" fo:country="US" style:font-size-asian="14pt" style:font-name-complex="Aegean1" style:font-size-complex="14pt"/>
    </style:style>
    <style:style style:name="T1791" style:family="text">
      <style:text-properties style:font-name="Aegean:ss15&amp;cv05"/>
    </style:style>
    <style:style style:name="T1792" style:family="text">
      <style:text-properties style:font-name="Aegean:ss15&amp;cv05" fo:font-size="14pt" fo:language="en" fo:country="US" style:font-size-asian="14pt" style:font-name-complex="Aegean1" style:font-size-complex="14pt"/>
    </style:style>
    <style:style style:name="T1793" style:family="text">
      <style:text-properties style:font-name="Aegean:ss15&amp;cv05=2"/>
    </style:style>
    <style:style style:name="T1794" style:family="text">
      <style:text-properties style:font-name="Aegean:ss15&amp;cv05=2" fo:font-size="14pt" fo:language="en" fo:country="US" style:font-size-asian="14pt" style:font-name-complex="Aegean1" style:font-size-complex="14pt"/>
    </style:style>
    <style:style style:name="T1795" style:family="text">
      <style:text-properties style:font-name="Aegean:ss15&amp;cv05=3"/>
    </style:style>
    <style:style style:name="T1796" style:family="text">
      <style:text-properties style:font-name="Aegean:ss15&amp;cv05=3" fo:font-size="14pt" fo:language="en" fo:country="US" style:font-size-asian="14pt" style:font-name-complex="Aegean1" style:font-size-complex="14pt"/>
    </style:style>
    <style:style style:name="T1797" style:family="text">
      <style:text-properties style:font-name="Aegean:ss15&amp;cv05=4"/>
    </style:style>
    <style:style style:name="T1798" style:family="text">
      <style:text-properties style:font-name="Aegean:ss15&amp;cv05=4" fo:font-size="14pt" fo:language="en" fo:country="US" style:font-size-asian="14pt" style:font-name-complex="Aegean1" style:font-size-complex="14pt"/>
    </style:style>
    <style:style style:name="T1799" style:family="text">
      <style:text-properties style:font-name="Aegean:ss15&amp;cv05=5"/>
    </style:style>
    <style:style style:name="T1800" style:family="text">
      <style:text-properties style:font-name="Aegean:ss15&amp;cv05=5" fo:font-size="14pt" fo:language="en" fo:country="US" style:font-size-asian="14pt" style:font-name-complex="Aegean1" style:font-size-complex="14pt"/>
    </style:style>
    <style:style style:name="T1801" style:family="text">
      <style:text-properties style:font-name="Aegean:ss17&amp;cv03"/>
    </style:style>
    <style:style style:name="T1802" style:family="text">
      <style:text-properties style:font-name="Aegean:ss17&amp;cv03=2"/>
    </style:style>
    <style:style style:name="T1803" style:family="text">
      <style:text-properties style:font-name="Aegean:ss17&amp;cv03=3"/>
    </style:style>
    <style:style style:name="T1804" style:family="text">
      <style:text-properties style:font-name="Aegean:ss15&amp;cv06"/>
    </style:style>
    <style:style style:name="T1805" style:family="text">
      <style:text-properties style:font-name="Aegean:ss15&amp;cv06=2"/>
    </style:style>
    <style:style style:name="T1806" style:family="text">
      <style:text-properties style:font-name="Aegean:ss15&amp;cv06=3"/>
    </style:style>
    <style:style style:name="T1807" style:family="text">
      <style:text-properties style:font-name="Aegean:ss15&amp;cv06=4"/>
    </style:style>
    <style:style style:name="T1808" style:family="text">
      <style:text-properties style:font-name="Aegean:ss15&amp;cv06=5"/>
    </style:style>
    <style:style style:name="T1809" style:family="text">
      <style:text-properties style:font-name="Aegean:ss15&amp;cv06=6"/>
    </style:style>
    <style:style style:name="T1810" style:family="text">
      <style:text-properties style:font-name="Aegean:ss16&amp;cv04"/>
    </style:style>
    <style:style style:name="T1811" style:family="text">
      <style:text-properties style:font-name="Aegean:ss16&amp;cv04" fo:font-size="14pt" fo:language="en" fo:country="US" style:font-size-asian="14pt" style:font-name-complex="Aegean1" style:font-size-complex="14pt"/>
    </style:style>
    <style:style style:name="T1812" style:family="text">
      <style:text-properties style:font-name="Aegean:ss16&amp;cv04=2"/>
    </style:style>
    <style:style style:name="T1813" style:family="text">
      <style:text-properties style:font-name="Aegean:ss16&amp;cv04=2" fo:font-size="14pt" fo:language="en" fo:country="US" style:font-size-asian="14pt" style:font-name-complex="Aegean1" style:font-size-complex="14pt"/>
    </style:style>
    <style:style style:name="T1814" style:family="text">
      <style:text-properties style:font-name="Aegean:ss16&amp;cv04=3"/>
    </style:style>
    <style:style style:name="T1815" style:family="text">
      <style:text-properties style:font-name="Aegean:ss16&amp;cv04=3" fo:font-size="14pt" fo:language="en" fo:country="US" style:font-size-asian="14pt" style:font-name-complex="Aegean1" style:font-size-complex="14pt"/>
    </style:style>
    <style:style style:name="T1816" style:family="text">
      <style:text-properties style:font-name="Aegean:ss16&amp;cv04=4"/>
    </style:style>
    <style:style style:name="T1817" style:family="text">
      <style:text-properties style:font-name="Aegean:ss16&amp;cv04=4" fo:font-size="14pt" fo:language="en" fo:country="US" style:font-size-asian="14pt" style:font-name-complex="Aegean1" style:font-size-complex="14pt"/>
    </style:style>
    <style:style style:name="T1818" style:family="text">
      <style:text-properties style:font-name="Aegean:ss17&amp;cv01"/>
    </style:style>
    <style:style style:name="T1819" style:family="text">
      <style:text-properties style:font-name="Aegean:ss17&amp;cv01" fo:font-size="14pt" fo:language="en" fo:country="US" style:font-size-asian="14pt" style:font-name-complex="Aegean1" style:font-size-complex="14pt"/>
    </style:style>
    <style:style style:name="T1820" style:family="text">
      <style:text-properties style:font-name="Aegean:ss20&amp;cv02"/>
    </style:style>
    <style:style style:name="T1821" style:family="text">
      <style:text-properties style:font-name="Aegean:ss20&amp;cv02=2"/>
    </style:style>
    <style:style style:name="T1822" style:family="text">
      <style:text-properties style:font-name="Aegean:ss17&amp;cv02" fo:font-size="14pt" fo:language="en" fo:country="US" style:font-size-asian="14pt" style:font-name-complex="Aegean1" style:font-size-complex="14pt"/>
    </style:style>
    <style:style style:name="T1823" style:family="text">
      <style:text-properties style:font-name="Aegean:ss17&amp;cv02=2" fo:font-size="14pt" fo:language="en" fo:country="US" style:font-size-asian="14pt" style:font-name-complex="Aegean1" style:font-size-complex="14pt"/>
    </style:style>
    <style:style style:name="T1824" style:family="text">
      <style:text-properties style:font-name="Aegean:ss16&amp;cv02"/>
    </style:style>
    <style:style style:name="T1825" style:family="text">
      <style:text-properties style:font-name="Aegean:ss16&amp;cv02" fo:font-size="14pt" fo:language="en" fo:country="US" style:font-size-asian="14pt" style:font-name-complex="Aegean1" style:font-size-complex="14pt"/>
    </style:style>
    <style:style style:name="T1826" style:family="text">
      <style:text-properties style:font-name="Aegean:ss16&amp;cv02=2"/>
    </style:style>
    <style:style style:name="T1827" style:family="text">
      <style:text-properties style:font-name="Aegean:ss16&amp;cv02=2" fo:font-size="14pt" fo:language="en" fo:country="US" style:font-size-asian="14pt" style:font-name-complex="Aegean1" style:font-size-complex="14pt"/>
    </style:style>
    <style:style style:name="T1828" style:family="text">
      <style:text-properties style:font-name="Aegean:ss15&amp;cv04"/>
    </style:style>
    <style:style style:name="T1829" style:family="text">
      <style:text-properties style:font-name="Aegean:ss15&amp;cv04" fo:font-size="14pt" fo:language="en" fo:country="US" style:font-size-asian="14pt" style:font-name-complex="Aegean1" style:font-size-complex="14pt"/>
    </style:style>
    <style:style style:name="T1830" style:family="text">
      <style:text-properties style:font-name="Aegean:ss15&amp;cv04=2"/>
    </style:style>
    <style:style style:name="T1831" style:family="text">
      <style:text-properties style:font-name="Aegean:ss15&amp;cv04=2" fo:font-size="14pt" fo:language="en" fo:country="US" style:font-size-asian="14pt" style:font-name-complex="Aegean1" style:font-size-complex="14pt"/>
    </style:style>
    <style:style style:name="T1832" style:family="text">
      <style:text-properties style:font-name="Aegean:ss15&amp;cv04=3"/>
    </style:style>
    <style:style style:name="T1833" style:family="text">
      <style:text-properties style:font-name="Aegean:ss15&amp;cv04=3" fo:font-size="14pt" fo:language="en" fo:country="US" style:font-size-asian="14pt" style:font-name-complex="Aegean1" style:font-size-complex="14pt"/>
    </style:style>
    <style:style style:name="T1834" style:family="text">
      <style:text-properties style:font-name="Aegean:ss15&amp;cv04=4"/>
    </style:style>
    <style:style style:name="T1835" style:family="text">
      <style:text-properties style:font-name="Aegean:ss15&amp;cv04=4" fo:font-size="14pt" fo:language="en" fo:country="US" style:font-size-asian="14pt" style:font-name-complex="Aegean1" style:font-size-complex="14pt"/>
    </style:style>
    <style:style style:name="T1836" style:family="text">
      <style:text-properties style:font-name="Aegean:ss16&amp;cv03"/>
    </style:style>
    <style:style style:name="T1837" style:family="text">
      <style:text-properties style:font-name="Aegean:ss16&amp;cv03" fo:font-size="14pt" fo:language="en" fo:country="US" style:font-size-asian="14pt" style:font-name-complex="Aegean1" style:font-size-complex="14pt"/>
    </style:style>
    <style:style style:name="T1838" style:family="text">
      <style:text-properties style:font-name="Aegean:ss16&amp;cv03=2"/>
    </style:style>
    <style:style style:name="T1839" style:family="text">
      <style:text-properties style:font-name="Aegean:ss16&amp;cv03=2" fo:font-size="14pt" fo:language="en" fo:country="US" style:font-size-asian="14pt" style:font-name-complex="Aegean1" style:font-size-complex="14pt"/>
    </style:style>
    <style:style style:name="T1840" style:family="text">
      <style:text-properties style:font-name="Aegean:ss16&amp;cv03=3"/>
    </style:style>
    <style:style style:name="T1841" style:family="text">
      <style:text-properties style:font-name="Aegean:ss16&amp;cv03=3" fo:font-size="14pt" fo:language="en" fo:country="US" style:font-size-asian="14pt" style:font-name-complex="Aegean1" style:font-size-complex="14pt"/>
    </style:style>
    <style:style style:name="T1842" style:family="text">
      <style:text-properties style:font-name="Aegean:ss14&amp;cv03"/>
    </style:style>
    <style:style style:name="T1843" style:family="text">
      <style:text-properties style:font-name="Aegean:ss14&amp;cv03" fo:font-size="14pt" fo:language="en" fo:country="US" style:font-size-asian="14pt" style:font-name-complex="Aegean1" style:font-size-complex="14pt"/>
    </style:style>
    <style:style style:name="T1844" style:family="text">
      <style:text-properties style:font-name="Aegean:ss14&amp;cv03=2"/>
    </style:style>
    <style:style style:name="T1845" style:family="text">
      <style:text-properties style:font-name="Aegean:ss14&amp;cv03=2" fo:font-size="14pt" fo:language="en" fo:country="US" style:font-size-asian="14pt" style:font-name-complex="Aegean1" style:font-size-complex="14pt"/>
    </style:style>
    <style:style style:name="T1846" style:family="text">
      <style:text-properties style:font-name="Aegean:ss14&amp;cv03=3"/>
    </style:style>
    <style:style style:name="T1847" style:family="text">
      <style:text-properties style:font-name="Aegean:ss14&amp;cv03=3" fo:font-size="14pt" fo:language="en" fo:country="US" style:font-size-asian="14pt" style:font-name-complex="Aegean1" style:font-size-complex="14pt"/>
    </style:style>
    <style:style style:name="T1848" style:family="text">
      <style:text-properties style:font-name="Aegean:ss16&amp;cv08"/>
    </style:style>
    <style:style style:name="T1849" style:family="text">
      <style:text-properties style:font-name="Aegean:ss16&amp;cv08=2"/>
    </style:style>
    <style:style style:name="T1850" style:family="text">
      <style:text-properties style:font-name="Aegean:ss16&amp;cv08=3"/>
    </style:style>
    <style:style style:name="T1851" style:family="text">
      <style:text-properties style:font-name="Aegean:ss16&amp;cv08=4"/>
    </style:style>
    <style:style style:name="T1852" style:family="text">
      <style:text-properties style:font-name="Aegean:ss16&amp;cv08=5"/>
    </style:style>
    <style:style style:name="T1853" style:family="text">
      <style:text-properties style:font-name="Aegean:ss16&amp;cv08=6"/>
    </style:style>
    <style:style style:name="T1854" style:family="text">
      <style:text-properties style:font-name="Aegean:ss16&amp;cv08=7"/>
    </style:style>
    <style:style style:name="T1855" style:family="text">
      <style:text-properties style:font-name="Aegean:ss16&amp;cv08=8"/>
    </style:style>
    <style:style style:name="T1856" style:family="text">
      <style:text-properties style:font-name="Aegean:ss14&amp;cv02"/>
    </style:style>
    <style:style style:name="T1857" style:family="text">
      <style:text-properties style:font-name="Aegean:ss14&amp;cv02" fo:font-size="14pt" fo:language="en" fo:country="US" style:font-size-asian="14pt" style:font-name-complex="Aegean1" style:font-size-complex="14pt"/>
    </style:style>
    <style:style style:name="T1858" style:family="text">
      <style:text-properties style:font-name="Aegean:ss14&amp;cv02=2"/>
    </style:style>
    <style:style style:name="T1859" style:family="text">
      <style:text-properties style:font-name="Aegean:ss14&amp;cv02=2" fo:font-size="14pt" fo:language="en" fo:country="US" style:font-size-asian="14pt" style:font-name-complex="Aegean1" style:font-size-complex="14pt"/>
    </style:style>
    <style:style style:name="T1860" style:family="text">
      <style:text-properties style:font-name="Aegean:ss19&amp;cv01"/>
    </style:style>
    <style:style style:name="T1861" style:family="text">
      <style:text-properties style:font-name="Aegean:ss16&amp;cv05"/>
    </style:style>
    <style:style style:name="T1862" style:family="text">
      <style:text-properties style:font-name="Aegean:ss16&amp;cv05" fo:font-size="14pt" fo:language="en" fo:country="US" style:font-size-asian="14pt" style:font-name-complex="Aegean1" style:font-size-complex="14pt"/>
    </style:style>
    <style:style style:name="T1863" style:family="text">
      <style:text-properties style:font-name="Aegean:ss16&amp;cv05=2"/>
    </style:style>
    <style:style style:name="T1864" style:family="text">
      <style:text-properties style:font-name="Aegean:ss16&amp;cv05=2" fo:font-size="14pt" fo:language="en" fo:country="US" style:font-size-asian="14pt" style:font-name-complex="Aegean1" style:font-size-complex="14pt"/>
    </style:style>
    <style:style style:name="T1865" style:family="text">
      <style:text-properties style:font-name="Aegean:ss16&amp;cv05=3"/>
    </style:style>
    <style:style style:name="T1866" style:family="text">
      <style:text-properties style:font-name="Aegean:ss16&amp;cv05=3" fo:font-size="14pt" fo:language="en" fo:country="US" style:font-size-asian="14pt" style:font-name-complex="Aegean1" style:font-size-complex="14pt"/>
    </style:style>
    <style:style style:name="T1867" style:family="text">
      <style:text-properties style:font-name="Aegean:ss16&amp;cv05=4"/>
    </style:style>
    <style:style style:name="T1868" style:family="text">
      <style:text-properties style:font-name="Aegean:ss16&amp;cv05=4" fo:font-size="14pt" fo:language="en" fo:country="US" style:font-size-asian="14pt" style:font-name-complex="Aegean1" style:font-size-complex="14pt"/>
    </style:style>
    <style:style style:name="T1869" style:family="text">
      <style:text-properties style:font-name="Aegean:ss16&amp;cv05=5"/>
    </style:style>
    <style:style style:name="T1870" style:family="text">
      <style:text-properties style:font-name="Aegean:ss16&amp;cv05=5" fo:font-size="14pt" fo:language="en" fo:country="US" style:font-size-asian="14pt" style:font-name-complex="Aegean1" style:font-size-complex="14pt"/>
    </style:style>
    <style:style style:name="T1871" style:family="text">
      <style:text-properties style:font-name="Aegean:ss15&amp;cv01"/>
    </style:style>
    <style:style style:name="T1872" style:family="text">
      <style:text-properties style:font-name="Aegean:ss15&amp;cv08"/>
    </style:style>
    <style:style style:name="T1873" style:family="text">
      <style:text-properties style:font-name="Aegean:ss15&amp;cv08=2"/>
    </style:style>
    <style:style style:name="T1874" style:family="text">
      <style:text-properties style:font-name="Aegean:ss15&amp;cv08=3"/>
    </style:style>
    <style:style style:name="T1875" style:family="text">
      <style:text-properties style:font-name="Aegean:ss15&amp;cv08=4"/>
    </style:style>
    <style:style style:name="T1876" style:family="text">
      <style:text-properties style:font-name="Aegean:ss15&amp;cv08=5"/>
    </style:style>
    <style:style style:name="T1877" style:family="text">
      <style:text-properties style:font-name="Aegean:ss15&amp;cv08=6"/>
    </style:style>
    <style:style style:name="T1878" style:family="text">
      <style:text-properties style:font-name="Aegean:ss15&amp;cv08=7"/>
    </style:style>
    <style:style style:name="T1879" style:family="text">
      <style:text-properties style:font-name="Aegean:ss15&amp;cv08=8"/>
    </style:style>
    <style:style style:name="T1880" style:family="text">
      <style:text-properties style:font-name="Aegean:ss17&amp;cv05"/>
    </style:style>
    <style:style style:name="T1881" style:family="text">
      <style:text-properties style:font-name="Aegean:ss17&amp;cv05=2"/>
    </style:style>
    <style:style style:name="T1882" style:family="text">
      <style:text-properties style:font-name="Aegean:ss17&amp;cv05=3"/>
    </style:style>
    <style:style style:name="T1883" style:family="text">
      <style:text-properties style:font-name="Aegean:ss17&amp;cv05=4"/>
    </style:style>
    <style:style style:name="T1884" style:family="text">
      <style:text-properties style:font-name="Aegean:ss17&amp;cv05=5"/>
    </style:style>
    <style:style style:name="T1885" style:family="text">
      <style:text-properties style:font-name="Aegean:ss16&amp;cv09" fo:font-size="14pt" fo:language="en" fo:country="US" style:font-size-asian="14pt" style:font-name-complex="Aegean1" style:font-size-complex="14pt"/>
    </style:style>
    <style:style style:name="T1886" style:family="text">
      <style:text-properties style:font-name="Aegean:ss16&amp;cv09=2" fo:font-size="14pt" fo:language="en" fo:country="US" style:font-size-asian="14pt" style:font-name-complex="Aegean1" style:font-size-complex="14pt"/>
    </style:style>
    <style:style style:name="T1887" style:family="text">
      <style:text-properties style:font-name="Aegean:ss16&amp;cv09=3" fo:font-size="14pt" fo:language="en" fo:country="US" style:font-size-asian="14pt" style:font-name-complex="Aegean1" style:font-size-complex="14pt"/>
    </style:style>
    <style:style style:name="T1888" style:family="text">
      <style:text-properties style:font-name="Aegean:ss16&amp;cv09=4" fo:font-size="14pt" fo:language="en" fo:country="US" style:font-size-asian="14pt" style:font-name-complex="Aegean1" style:font-size-complex="14pt"/>
    </style:style>
    <style:style style:name="T1889" style:family="text">
      <style:text-properties style:font-name="Aegean:ss16&amp;cv09=5" fo:font-size="14pt" fo:language="en" fo:country="US" style:font-size-asian="14pt" style:font-name-complex="Aegean1" style:font-size-complex="14pt"/>
    </style:style>
    <style:style style:name="T1890" style:family="text">
      <style:text-properties style:font-name="Aegean:ss16&amp;cv09=6" fo:font-size="14pt" fo:language="en" fo:country="US" style:font-size-asian="14pt" style:font-name-complex="Aegean1" style:font-size-complex="14pt"/>
    </style:style>
    <style:style style:name="T1891" style:family="text">
      <style:text-properties style:font-name="Aegean:ss16&amp;cv09=7" fo:font-size="14pt" fo:language="en" fo:country="US" style:font-size-asian="14pt" style:font-name-complex="Aegean1" style:font-size-complex="14pt"/>
    </style:style>
    <style:style style:name="T1892" style:family="text">
      <style:text-properties style:font-name="Aegean:ss16&amp;cv09=8" fo:font-size="14pt" fo:language="en" fo:country="US" style:font-size-asian="14pt" style:font-name-complex="Aegean1" style:font-size-complex="14pt"/>
    </style:style>
    <style:style style:name="T1893" style:family="text">
      <style:text-properties style:font-name="Aegean:ss16&amp;cv09=9" fo:font-size="14pt" fo:language="en" fo:country="US" style:font-size-asian="14pt" style:font-name-complex="Aegean1" style:font-size-complex="14pt"/>
    </style:style>
    <style:style style:name="T1894" style:family="text">
      <style:text-properties style:font-name="Aegean:ss19&amp;cv02"/>
    </style:style>
    <style:style style:name="T1895" style:family="text">
      <style:text-properties style:font-name="Aegean:ss19&amp;cv02" fo:font-size="14pt" fo:language="en" fo:country="US" style:font-size-asian="14pt" style:font-name-complex="Aegean1" style:font-size-complex="14pt"/>
    </style:style>
    <style:style style:name="T1896" style:family="text">
      <style:text-properties style:font-name="Aegean:ss19&amp;cv02=2"/>
    </style:style>
    <style:style style:name="T1897" style:family="text">
      <style:text-properties style:font-name="Aegean:ss19&amp;cv02=2" fo:font-size="14pt" fo:language="en" fo:country="US" style:font-size-asian="14pt" style:font-name-complex="Aegean1" style:font-size-complex="14pt"/>
    </style:style>
    <style:style style:name="T1898" style:family="text">
      <style:text-properties style:font-name="Aegean:ss15&amp;cv09"/>
    </style:style>
    <style:style style:name="T1899" style:family="text">
      <style:text-properties style:font-name="Aegean:ss15&amp;cv09=2"/>
    </style:style>
    <style:style style:name="T1900" style:family="text">
      <style:text-properties style:font-name="Aegean:ss15&amp;cv09=3"/>
    </style:style>
    <style:style style:name="T1901" style:family="text">
      <style:text-properties style:font-name="Aegean:ss15&amp;cv09=4"/>
    </style:style>
    <style:style style:name="T1902" style:family="text">
      <style:text-properties style:font-name="Aegean:ss15&amp;cv09=5"/>
    </style:style>
    <style:style style:name="T1903" style:family="text">
      <style:text-properties style:font-name="Aegean:ss15&amp;cv09=6"/>
    </style:style>
    <style:style style:name="T1904" style:family="text">
      <style:text-properties style:font-name="Aegean:ss15&amp;cv09=7"/>
    </style:style>
    <style:style style:name="T1905" style:family="text">
      <style:text-properties style:font-name="Aegean:ss15&amp;cv09=8"/>
    </style:style>
    <style:style style:name="T1906" style:family="text">
      <style:text-properties style:font-name="Aegean:ss15&amp;cv09=9"/>
    </style:style>
    <style:style style:name="T1907" style:family="text">
      <style:text-properties style:font-name-complex="Aegean:ss01&amp;cv01"/>
    </style:style>
    <style:style style:name="T1908" style:family="text">
      <style:text-properties style:font-name="Aegean:ss01&amp;aalt" fo:language="en" fo:country="US" officeooo:rsid="00f75b2d" style:font-name-complex="Aegean:ss01&amp;cv01"/>
    </style:style>
    <style:style style:name="T1909" style:family="text">
      <style:text-properties style:font-name-complex="Aegean:ss01&amp;aalt"/>
    </style:style>
    <style:style style:name="T1910" style:family="text">
      <style:text-properties style:font-name-complex="Aegean:ss01"/>
    </style:style>
    <style:style style:name="T1911" style:family="text">
      <style:text-properties style:font-name-complex="Aegean:ss01&amp;aalt=3"/>
    </style:style>
    <style:style style:name="T1912" style:family="text">
      <style:text-properties officeooo:rsid="0103b519"/>
    </style:style>
    <style:style style:name="T1913" style:family="text">
      <style:text-properties style:font-name="Anatolian" fo:font-size="23pt" style:font-size-asian="23pt" style:font-name-complex="Aegean1" style:font-size-complex="23pt"/>
    </style:style>
    <style:style style:name="T1914" style:family="text">
      <style:text-properties style:font-name="Anatolian" fo:font-size="23pt" fo:language="en" fo:country="US" style:font-size-asian="23pt" style:font-name-complex="Aegean1" style:font-size-complex="23pt"/>
    </style:style>
    <style:style style:name="T1915" style:family="text">
      <style:text-properties fo:color="#000080" style:font-name="Calibri Light" fo:font-size="12pt" fo:language="en" fo:country="US" style:text-underline-style="none" style:font-size-asian="12pt" style:font-size-complex="12pt"/>
    </style:style>
    <style:style style:name="T1916" style:family="text">
      <style:text-properties officeooo:rsid="006648c3"/>
    </style:style>
    <style:style style:name="T1917" style:family="text">
      <style:text-properties style:text-line-through-style="none" style:text-line-through-type="none" style:font-name="Calibri Light" fo:language="en" fo:country="US" style:text-underline-style="none" officeooo:rsid="00b9e67d" style:text-blinking="false" style:font-name-asian="Symbola" style:font-name-complex="Symbola"/>
    </style:style>
    <style:style style:name="T1918" style:family="text">
      <style:text-properties officeooo:rsid="007089f8"/>
    </style:style>
    <style:style style:name="T1919" style:family="text">
      <style:text-properties fo:color="#dc143c" style:font-name="Calibri Light:smcp" officeooo:rsid="007ec897"/>
    </style:style>
    <style:style style:name="T1920" style:family="text">
      <style:text-properties fo:color="#dc143c" style:font-name="Calibri Light:smcp" officeooo:rsid="0087a114"/>
    </style:style>
    <style:style style:name="T1921" style:family="text">
      <style:text-properties style:font-name="Calibri Light1" fo:font-size="8pt" style:font-size-asian="8pt" style:font-size-complex="8pt"/>
    </style:style>
    <style:style style:name="T1922" style:family="text">
      <style:text-properties style:font-name="Calibri Light1" fo:font-size="8pt" officeooo:rsid="009fec75" style:font-size-asian="8pt" style:font-size-complex="8pt"/>
    </style:style>
    <style:style style:name="T1923" style:family="text">
      <style:text-properties style:font-name="Calibri Light"/>
    </style:style>
    <style:style style:name="T1924" style:family="text">
      <style:text-properties style:font-name="Calibri Light" fo:font-size="9pt" fo:language="en" fo:country="US" style:text-underline-style="none" style:font-name-asian="Times New Roman2" style:font-size-asian="9pt" style:language-asian="el" style:country-asian="GR" style:font-name-complex="Times New Roman2" style:font-size-complex="9pt"/>
    </style:style>
    <style:style style:name="T1925" style:family="text">
      <style:text-properties style:font-name="Calibri Light" fo:font-size="9pt" fo:language="en" fo:country="US" style:text-underline-style="none" officeooo:rsid="003d6e38" style:font-name-asian="Times New Roman2" style:font-size-asian="9pt" style:language-asian="el" style:country-asian="GR" style:font-name-complex="Times New Roman2" style:font-size-complex="9pt"/>
    </style:style>
    <style:style style:name="T1926" style:family="text">
      <style:text-properties style:font-name="Calibri Light" fo:font-size="9pt" fo:language="en" fo:country="US" style:text-underline-style="none" officeooo:rsid="008cec48" style:font-name-asian="Times New Roman2" style:font-size-asian="9pt" style:language-asian="el" style:country-asian="GR" style:font-name-complex="Times New Roman2" style:font-size-complex="9pt"/>
    </style:style>
    <style:style style:name="T1927" style:family="text">
      <style:text-properties style:font-name="Calibri Light" fo:font-size="9pt" fo:language="en" fo:country="US" style:font-size-asian="9pt" style:font-size-complex="9pt"/>
    </style:style>
    <style:style style:name="T1928" style:family="text">
      <style:text-properties style:font-name="Calibri Light" fo:font-size="9pt" fo:language="en" fo:country="US" officeooo:rsid="00a78406" style:font-size-asian="9pt" style:font-size-complex="9pt"/>
    </style:style>
    <style:style style:name="T1929" style:family="text">
      <style:text-properties style:font-name="Calibri Light" fo:font-size="9pt" fo:language="en" fo:country="US" officeooo:rsid="00c43237" style:font-size-asian="9pt" style:font-size-complex="9pt"/>
    </style:style>
    <style:style style:name="T1930" style:family="text">
      <style:text-properties style:font-name="Calibri Light" fo:font-size="9pt" fo:language="en" fo:country="US" officeooo:rsid="00d545cd" style:font-size-asian="9pt" style:font-size-complex="9pt"/>
    </style:style>
    <style:style style:name="T1931" style:family="text">
      <style:text-properties style:font-name="Calibri Light" fo:font-size="9pt" fo:language="en" fo:country="US" officeooo:rsid="00c08dc3" style:font-size-asian="9pt" style:font-size-complex="9pt"/>
    </style:style>
    <style:style style:name="T1932" style:family="text">
      <style:text-properties style:font-name="Calibri Light" fo:font-size="9pt" fo:language="en" fo:country="US" officeooo:rsid="007a6ee6" style:font-size-asian="9pt" style:font-size-complex="9pt"/>
    </style:style>
    <style:style style:name="T1933" style:family="text">
      <style:text-properties style:font-name="Calibri Light" fo:font-size="9pt" fo:language="en" fo:country="US" officeooo:rsid="0093289c" style:font-size-asian="9pt" style:font-size-complex="9pt"/>
    </style:style>
    <style:style style:name="T1934" style:family="text">
      <style:text-properties style:font-name="Calibri Light" fo:font-size="9pt" fo:language="en" fo:country="US" officeooo:rsid="0051808f" style:font-size-asian="9pt" style:font-size-complex="9pt"/>
    </style:style>
    <style:style style:name="T1935" style:family="text">
      <style:text-properties style:font-name="Calibri Light" fo:font-size="9pt" fo:language="en" fo:country="US" officeooo:rsid="00f3f69b" style:font-size-asian="9pt" style:font-size-complex="9pt"/>
    </style:style>
    <style:style style:name="T1936" style:family="text">
      <style:text-properties style:font-name="Calibri Light" fo:font-size="9pt" fo:language="en" fo:country="US" officeooo:rsid="00f96764" style:font-size-asian="9pt" style:font-size-complex="9pt"/>
    </style:style>
    <style:style style:name="T1937" style:family="text">
      <style:text-properties style:font-name="Calibri Light" fo:font-size="9pt" fo:language="en" fo:country="US" officeooo:rsid="0006da41" style:font-size-asian="9pt" style:font-size-complex="9pt"/>
    </style:style>
    <style:style style:name="T1938" style:family="text">
      <style:text-properties style:font-name="Calibri Light" fo:font-size="9pt" fo:language="en" fo:country="US" officeooo:rsid="00a8c702" style:font-size-asian="9pt" style:font-size-complex="9pt"/>
    </style:style>
    <style:style style:name="T1939" style:family="text">
      <style:text-properties style:font-name="Calibri Light" fo:font-size="9pt" fo:language="en" fo:country="US" officeooo:rsid="00d78772" style:font-size-asian="9pt" style:font-size-complex="9pt"/>
    </style:style>
    <style:style style:name="T1940" style:family="text">
      <style:text-properties style:font-name="Calibri Light" fo:font-size="9pt" fo:language="en" fo:country="US" officeooo:rsid="00d8dd7c" style:font-size-asian="9pt" style:font-size-complex="9pt"/>
    </style:style>
    <style:style style:name="T1941" style:family="text">
      <style:text-properties style:font-name="Calibri Light" fo:font-size="9pt" fo:language="en" fo:country="US" officeooo:rsid="008e8c91" style:font-size-asian="9pt" style:font-size-complex="9pt"/>
    </style:style>
    <style:style style:name="T1942" style:family="text">
      <style:text-properties style:font-name="Calibri Light" fo:font-size="9pt" style:text-underline-style="none" style:font-name-asian="Times New Roman2" style:font-size-asian="9pt" style:language-asian="el" style:country-asian="GR" style:font-name-complex="Times New Roman2" style:font-size-complex="9pt"/>
    </style:style>
    <style:style style:name="T1943" style:family="text">
      <style:text-properties style:font-name="Calibri Light" fo:font-size="9pt" fo:language="el" fo:country="GR" style:text-underline-style="none" style:font-name-asian="Times New Roman2" style:font-size-asian="9pt" style:language-asian="el" style:country-asian="GR" style:font-name-complex="Times New Roman2" style:font-size-complex="9pt"/>
    </style:style>
    <style:style style:name="T1944" style:family="text">
      <style:text-properties style:font-name="Calibri Light" fo:font-size="9pt" style:font-size-asian="9pt" style:font-size-complex="9pt"/>
    </style:style>
    <style:style style:name="T1945" style:family="text">
      <style:text-properties style:font-name="Calibri Light" fo:font-size="9pt" fo:language="fr" fo:country="FR" officeooo:rsid="00f3f69b" style:font-size-asian="9pt" style:font-size-complex="9pt"/>
    </style:style>
    <style:style style:name="T1946" style:family="text">
      <style:text-properties style:font-name="Calibri Light" fo:font-size="9pt" fo:language="fr" fo:country="FR" officeooo:rsid="0006da41" style:font-size-asian="9pt" style:font-size-complex="9pt"/>
    </style:style>
    <style:style style:name="T1947" style:family="text">
      <style:text-properties style:font-name="Calibri Light" fo:font-size="9pt" fo:letter-spacing="-0.018cm" style:font-size-asian="9pt" style:font-name-complex="Aegean1" style:font-size-complex="9pt"/>
    </style:style>
    <style:style style:name="T1948" style:family="text">
      <style:text-properties style:font-name="Calibri Light" fo:font-size="9pt" fo:font-weight="normal" officeooo:rsid="0090de45" style:font-name-asian="Calibri Light2" style:font-size-asian="9pt" style:font-weight-asian="normal" style:font-name-complex="Courier New1" style:font-size-complex="9pt" style:font-weight-complex="normal"/>
    </style:style>
    <style:style style:name="T1949" style:family="text">
      <style:text-properties style:font-name="Calibri Light" fo:font-size="9pt" fo:font-weight="normal" officeooo:rsid="00e6d63a" style:font-name-asian="Calibri Light2" style:font-size-asian="9pt" style:font-weight-asian="normal" style:font-name-complex="Courier New1" style:font-size-complex="9pt" style:font-weight-complex="normal"/>
    </style:style>
    <style:style style:name="T1950" style:family="text">
      <style:text-properties style:font-name="Calibri Light" fo:font-size="9pt" fo:font-weight="normal" officeooo:rsid="008aaab4" style:font-name-asian="Calibri Light2" style:font-size-asian="9pt" style:font-weight-asian="normal" style:font-name-complex="Courier New1" style:font-size-complex="9pt" style:font-weight-complex="normal"/>
    </style:style>
    <style:style style:name="T1951" style:family="text">
      <style:text-properties style:font-name="Calibri Light" fo:font-size="9pt" fo:font-weight="normal" officeooo:rsid="008bbfd3" style:font-name-asian="Calibri Light2" style:font-size-asian="9pt" style:font-weight-asian="normal" style:font-name-complex="Courier New1" style:font-size-complex="9pt" style:font-weight-complex="normal"/>
    </style:style>
    <style:style style:name="T1952" style:family="text">
      <style:text-properties style:font-name="Calibri Light" fo:font-size="9pt" fo:font-weight="normal" officeooo:rsid="008fc0e6" style:font-name-asian="Calibri Light2" style:font-size-asian="9pt" style:font-weight-asian="normal" style:font-name-complex="Courier New1" style:font-size-complex="9pt" style:font-weight-complex="normal"/>
    </style:style>
    <style:style style:name="T1953" style:family="text">
      <style:text-properties style:font-name="Calibri Light" fo:font-size="9pt" fo:font-weight="normal" officeooo:rsid="00e895e6" style:font-name-asian="Calibri Light2" style:font-size-asian="9pt" style:font-weight-asian="normal" style:font-name-complex="Courier New1" style:font-size-complex="9pt" style:font-weight-complex="normal"/>
    </style:style>
    <style:style style:name="T1954" style:family="text">
      <style:text-properties style:font-name="Calibri Light" fo:font-size="9pt" fo:font-weight="normal" officeooo:rsid="008c1fa1" style:font-name-asian="Calibri Light2" style:font-size-asian="9pt" style:font-weight-asian="normal" style:font-name-complex="Courier New1" style:font-size-complex="9pt" style:font-weight-complex="normal"/>
    </style:style>
    <style:style style:name="T1955" style:family="text">
      <style:text-properties style:font-name="Calibri Light" fo:font-size="9pt" fo:font-weight="normal" officeooo:rsid="00e60e88" style:font-name-asian="Calibri Light2" style:font-size-asian="9pt" style:font-weight-asian="normal" style:font-name-complex="Courier New1" style:font-size-complex="9pt" style:font-weight-complex="normal"/>
    </style:style>
    <style:style style:name="T1956" style:family="text">
      <style:text-properties style:font-name="Calibri Light" fo:font-size="9pt" fo:font-weight="normal" officeooo:rsid="00a81511" style:font-name-asian="Calibri Light2" style:font-size-asian="9pt" style:font-weight-asian="normal" style:font-name-complex="Courier New1" style:font-size-complex="9pt" style:font-weight-complex="normal"/>
    </style:style>
    <style:style style:name="T1957" style:family="text">
      <style:text-properties style:font-name="Calibri Light" fo:font-size="9pt" fo:font-weight="normal" officeooo:rsid="00a9f0c4" style:font-name-asian="Calibri Light2" style:font-size-asian="9pt" style:font-weight-asian="normal" style:font-name-complex="Courier New1" style:font-size-complex="9pt" style:font-weight-complex="normal"/>
    </style:style>
    <style:style style:name="T1958" style:family="text">
      <style:text-properties style:font-name="Calibri Light" fo:language="en" fo:country="US" officeooo:rsid="002be576" style:font-name-complex="Symbola"/>
    </style:style>
    <style:style style:name="T1959" style:family="text">
      <style:text-properties style:font-name="Calibri Light" fo:language="en" fo:country="US" officeooo:rsid="008e90c2" style:font-name-complex="Symbola"/>
    </style:style>
    <style:style style:name="T1960" style:family="text">
      <style:text-properties style:font-name="Calibri Light" fo:language="en" fo:country="US" officeooo:rsid="00389a12"/>
    </style:style>
    <style:style style:name="T1961" style:family="text">
      <style:text-properties style:font-name="Calibri Light" fo:language="en" fo:country="US" officeooo:rsid="001ad8ce"/>
    </style:style>
    <style:style style:name="T1962" style:family="text">
      <style:text-properties style:font-name="Calibri Light" fo:language="en" fo:country="US" officeooo:rsid="00218579"/>
    </style:style>
    <style:style style:name="T1963" style:family="text">
      <style:text-properties style:font-name="Calibri Light" fo:language="en" fo:country="US" officeooo:rsid="0024eb04"/>
    </style:style>
    <style:style style:name="T1964" style:family="text">
      <style:text-properties style:font-name="Calibri Light" fo:language="en" fo:country="US" officeooo:rsid="00111bf0"/>
    </style:style>
    <style:style style:name="T1965" style:family="text">
      <style:text-properties style:font-name="Calibri Light" fo:language="en" fo:country="US" officeooo:rsid="0024f89f"/>
    </style:style>
    <style:style style:name="T1966" style:family="text">
      <style:text-properties style:font-name="Calibri Light" fo:language="en" fo:country="US" officeooo:rsid="002618b7"/>
    </style:style>
    <style:style style:name="T1967" style:family="text">
      <style:text-properties style:font-name="Calibri Light" fo:language="en" fo:country="US" officeooo:rsid="00267d5e"/>
    </style:style>
    <style:style style:name="T1968" style:family="text">
      <style:text-properties style:font-name="Calibri Light" fo:language="en" fo:country="US" style:font-name-asian="Times New Roman2" style:language-asian="el" style:country-asian="GR" style:font-name-complex="Times New Roman2" style:language-complex="he" style:country-complex="IL"/>
    </style:style>
    <style:style style:name="T1969" style:family="text">
      <style:text-properties style:font-name="Calibri Light" fo:language="en" fo:country="US" officeooo:rsid="002b537c"/>
    </style:style>
    <style:style style:name="T1970" style:family="text">
      <style:text-properties style:font-name="Calibri Light" fo:font-size="8pt" style:font-size-asian="8pt" style:font-size-complex="8pt"/>
    </style:style>
    <style:style style:name="T1971" style:family="text">
      <style:text-properties style:font-name="Calibri Light" fo:font-size="8pt" officeooo:rsid="003e6e89" style:font-size-asian="8pt" style:font-size-complex="8pt"/>
    </style:style>
    <style:style style:name="T1972" style:family="text">
      <style:text-properties style:font-name="Calibri Light" fo:font-size="8pt" fo:language="en" fo:country="US" officeooo:rsid="003e6e89" style:font-size-asian="8pt" style:font-name-complex="Aegean1" style:font-size-complex="8pt"/>
    </style:style>
    <style:style style:name="T1973" style:family="text">
      <style:text-properties style:font-name="Calibri Light" fo:font-size="8pt" fo:language="en" fo:country="US" officeooo:rsid="007724ba" style:font-size-asian="8pt" style:font-name-complex="Aegean1" style:font-size-complex="8pt"/>
    </style:style>
    <style:style style:name="T1974" style:family="text">
      <style:text-properties style:font-name="Calibri Light" fo:font-size="8pt" fo:language="en" fo:country="US" officeooo:rsid="008a4b06" style:font-size-asian="8pt" style:font-name-complex="Aegean1" style:font-size-complex="8pt"/>
    </style:style>
    <style:style style:name="T1975" style:family="text">
      <style:text-properties style:font-name="Calibri Light" fo:font-size="8pt" fo:language="en" fo:country="US" officeooo:rsid="004b0471" style:font-size-asian="8pt" style:font-name-complex="Aegean1" style:font-size-complex="8pt"/>
    </style:style>
    <style:style style:name="T1976" style:family="text">
      <style:text-properties style:font-name="Calibri Light" fo:font-size="8pt" fo:language="en" fo:country="US" officeooo:rsid="004c5b1a" style:font-size-asian="8pt" style:font-name-complex="Aegean1" style:font-size-complex="8pt"/>
    </style:style>
    <style:style style:name="T1977" style:family="text">
      <style:text-properties style:font-name="Calibri Light" fo:font-size="8pt" fo:language="en" fo:country="US" officeooo:rsid="0080adfe" style:font-size-asian="8pt" style:font-name-complex="Aegean1" style:font-size-complex="8pt"/>
    </style:style>
    <style:style style:name="T1978" style:family="text">
      <style:text-properties style:font-name="Calibri Light" fo:font-size="8pt" fo:language="en" fo:country="US" style:font-size-asian="8pt" style:font-size-complex="8pt"/>
    </style:style>
    <style:style style:name="T1979" style:family="text">
      <style:text-properties style:font-name="Calibri Light" fo:font-size="8pt" fo:language="en" fo:country="US" officeooo:rsid="00389a12" style:font-size-asian="8pt" style:font-size-complex="8pt"/>
    </style:style>
    <style:style style:name="T1980" style:family="text">
      <style:text-properties style:font-name="Calibri Light" fo:font-size="8pt" fo:language="en" fo:country="US" officeooo:rsid="002c74e5" style:font-size-asian="8pt" style:font-size-complex="8pt"/>
    </style:style>
    <style:style style:name="T1981" style:family="text">
      <style:text-properties style:font-name="Calibri Light" fo:font-size="8pt" fo:language="en" fo:country="US" officeooo:rsid="0012f633" style:font-size-asian="8pt" style:font-size-complex="8pt"/>
    </style:style>
    <style:style style:name="T1982" style:family="text">
      <style:text-properties style:font-name="Calibri Light" fo:font-size="8pt" fo:language="en" fo:country="US" officeooo:rsid="00111bf0" style:font-size-asian="8pt" style:font-size-complex="8pt"/>
    </style:style>
    <style:style style:name="T1983" style:family="text">
      <style:text-properties style:font-name="Calibri Light" fo:font-size="8pt" fo:language="en" fo:country="US" officeooo:rsid="0013a925" style:font-size-asian="8pt" style:font-size-complex="8pt"/>
    </style:style>
    <style:style style:name="T1984" style:family="text">
      <style:text-properties style:font-name="Calibri Light" fo:font-size="8pt" fo:language="en" fo:country="US" officeooo:rsid="0015cc48" style:font-size-asian="8pt" style:font-size-complex="8pt"/>
    </style:style>
    <style:style style:name="T1985" style:family="text">
      <style:text-properties style:font-name="Calibri Light" fo:font-size="8pt" fo:language="en" fo:country="US" officeooo:rsid="001713f2" style:font-size-asian="8pt" style:font-size-complex="8pt"/>
    </style:style>
    <style:style style:name="T1986" style:family="text">
      <style:text-properties style:font-name="Calibri Light" fo:font-size="8pt" fo:language="en" fo:country="US" officeooo:rsid="001a8623" style:font-size-asian="8pt" style:font-size-complex="8pt"/>
    </style:style>
    <style:style style:name="T1987" style:family="text">
      <style:text-properties style:font-name="Calibri Light" fo:font-size="8pt" fo:language="en" fo:country="US" officeooo:rsid="005a3dab" style:font-size-asian="8pt" style:font-size-complex="8pt"/>
    </style:style>
    <style:style style:name="T1988" style:family="text">
      <style:text-properties style:font-name="Calibri Light" fo:font-size="8pt" fo:language="en" fo:country="US" officeooo:rsid="005bdca7" style:font-size-asian="8pt" style:font-size-complex="8pt"/>
    </style:style>
    <style:style style:name="T1989" style:family="text">
      <style:text-properties style:font-name="Calibri Light" fo:font-size="8pt" fo:language="en" fo:country="US" officeooo:rsid="005c5968" style:font-size-asian="8pt" style:font-size-complex="8pt"/>
    </style:style>
    <style:style style:name="T1990" style:family="text">
      <style:text-properties style:font-name="Calibri Light" fo:font-size="8pt" fo:language="en" fo:country="US" officeooo:rsid="005ebe0e" style:font-size-asian="8pt" style:font-size-complex="8pt"/>
    </style:style>
    <style:style style:name="T1991" style:family="text">
      <style:text-properties style:font-name="Calibri Light" fo:font-size="8pt" fo:language="en" fo:country="US" officeooo:rsid="00605aed" style:font-size-asian="8pt" style:font-size-complex="8pt"/>
    </style:style>
    <style:style style:name="T1992" style:family="text">
      <style:text-properties style:font-name="Calibri Light" fo:font-size="8pt" fo:language="en" fo:country="US" officeooo:rsid="006008fd" style:font-size-asian="8pt" style:font-size-complex="8pt"/>
    </style:style>
    <style:style style:name="T1993" style:family="text">
      <style:text-properties style:font-name="Calibri Light" fo:font-size="8pt" fo:language="en" fo:country="US" officeooo:rsid="006357ae" style:font-size-asian="8pt" style:font-size-complex="8pt"/>
    </style:style>
    <style:style style:name="T1994" style:family="text">
      <style:text-properties style:font-name="Calibri Light" fo:font-size="8pt" fo:language="en" fo:country="US" style:font-size-asian="8pt" style:font-name-complex="Calibri1" style:font-size-complex="8pt"/>
    </style:style>
    <style:style style:name="T1995" style:family="text">
      <style:text-properties style:font-name="Calibri Light" fo:font-size="8pt" fo:language="en" fo:country="US" style:font-name-asian="Times New Roman2" style:font-size-asian="8pt" style:font-size-complex="8pt"/>
    </style:style>
    <style:style style:name="T1996" style:family="text">
      <style:text-properties style:font-name="Calibri Light" fo:font-size="8pt" fo:language="en" fo:country="US" officeooo:rsid="00605aed" style:font-name-asian="Times New Roman2" style:font-size-asian="8pt" style:font-size-complex="8pt"/>
    </style:style>
    <style:style style:name="T1997" style:family="text">
      <style:text-properties style:font-name="Calibri Light" fo:font-size="8pt" fo:language="en" fo:country="US" fo:font-weight="normal" style:font-size-asian="8pt" style:font-weight-asian="normal" style:font-size-complex="8pt" style:font-weight-complex="normal"/>
    </style:style>
    <style:style style:name="T1998" style:family="text">
      <style:text-properties style:font-name="Calibri Light" fo:font-size="8pt" fo:language="en" fo:country="US" fo:font-weight="normal" officeooo:rsid="005c5968" style:font-size-asian="8pt" style:font-weight-asian="normal" style:font-size-complex="8pt" style:font-weight-complex="normal"/>
    </style:style>
    <style:style style:name="T1999" style:family="text">
      <style:text-properties style:font-name="Calibri Light" fo:font-size="8pt" fo:language="en" fo:country="US" fo:font-style="italic" style:font-size-asian="8pt" style:font-style-asian="italic" style:font-size-complex="8pt" style:font-style-complex="italic"/>
    </style:style>
    <style:style style:name="T2000" style:family="text">
      <style:text-properties style:font-name="Calibri Light" fo:font-size="8pt" fo:language="en" fo:country="US" style:text-underline-style="none" style:font-size-asian="8pt" style:font-size-complex="8pt"/>
    </style:style>
    <style:style style:name="T2001" style:family="text">
      <style:text-properties style:font-name="Calibri Light" fo:font-size="8pt" fo:language="en" fo:country="US" style:text-underline-style="none" officeooo:rsid="005ebe0e" style:font-size-asian="8pt" style:font-size-complex="8pt"/>
    </style:style>
    <style:style style:name="T2002" style:family="text">
      <style:text-properties style:font-name="Calibri Light" fo:font-size="8pt" fo:language="en" fo:country="US" style:text-underline-style="none" officeooo:rsid="001eadb6" style:font-size-asian="8pt" style:font-size-complex="8pt"/>
    </style:style>
    <style:style style:name="T2003" style:family="text">
      <style:text-properties style:font-name="Calibri Light" fo:font-size="8pt" fo:language="en" fo:country="US" style:text-underline-style="none" officeooo:rsid="010043bb" style:font-size-asian="8pt" style:font-size-complex="8pt"/>
    </style:style>
    <style:style style:name="T2004" style:family="text">
      <style:text-properties style:font-name="Calibri Light" fo:font-size="8pt" fo:language="en" fo:country="US" style:text-underline-style="none" officeooo:rsid="006008fd" style:font-size-asian="8pt" style:font-size-complex="8pt"/>
    </style:style>
    <style:style style:name="T2005" style:family="text">
      <style:text-properties style:font-name="Calibri Light" fo:font-size="8pt" fo:language="en" fo:country="GB" officeooo:rsid="001ad8ce" style:font-size-asian="8pt" style:font-size-complex="8pt"/>
    </style:style>
    <style:style style:name="T2006" style:family="text">
      <style:text-properties style:font-name="Calibri Light" fo:font-size="8pt" fo:language="fr" fo:country="FR" style:font-size-asian="8pt" style:font-size-complex="8pt"/>
    </style:style>
    <style:style style:name="T2007" style:family="text">
      <style:text-properties style:font-name="Calibri Light" fo:font-size="8pt" fo:language="fr" fo:country="FR" officeooo:rsid="005a3dab" style:font-size-asian="8pt" style:font-size-complex="8pt"/>
    </style:style>
    <style:style style:name="T2008" style:family="text">
      <style:text-properties style:font-name="Calibri Light" fo:font-size="8pt" fo:language="fr" fo:country="FR" officeooo:rsid="005bdca7" style:font-size-asian="8pt" style:font-size-complex="8pt"/>
    </style:style>
    <style:style style:name="T2009" style:family="text">
      <style:text-properties style:font-name="Calibri Light" fo:font-size="8pt" fo:language="fr" fo:country="FR" officeooo:rsid="005c5968" style:font-size-asian="8pt" style:font-size-complex="8pt"/>
    </style:style>
    <style:style style:name="T2010" style:family="text">
      <style:text-properties style:font-name="Calibri Light" fo:font-size="8pt" fo:language="fr" fo:country="FR" officeooo:rsid="005ebe0e" style:font-size-asian="8pt" style:font-size-complex="8pt"/>
    </style:style>
    <style:style style:name="T2011" style:family="text">
      <style:text-properties style:font-name="Calibri Light" fo:font-size="8pt" fo:language="fr" fo:country="FR" officeooo:rsid="006008fd" style:font-size-asian="8pt" style:font-size-complex="8pt"/>
    </style:style>
    <style:style style:name="T2012" style:family="text">
      <style:text-properties style:font-name="Calibri Light" fo:font-size="8pt" fo:language="fr" fo:country="FR" fo:font-weight="normal" style:font-size-asian="8pt" style:font-weight-asian="normal" style:font-size-complex="8pt" style:font-weight-complex="normal"/>
    </style:style>
    <style:style style:name="T2013" style:family="text">
      <style:text-properties style:font-name="Calibri Light" fo:font-size="8pt" fo:language="de" fo:country="DE" style:font-size-asian="8pt" style:font-size-complex="8pt"/>
    </style:style>
    <style:style style:name="T2014" style:family="text">
      <style:text-properties style:font-name="Calibri Light" fo:font-size="8pt" fo:language="de" fo:country="DE" officeooo:rsid="00605aed" style:font-size-asian="8pt" style:font-size-complex="8pt"/>
    </style:style>
    <style:style style:name="T2015" style:family="text">
      <style:text-properties style:font-name="Calibri Light" fo:font-size="8pt" fo:language="de" fo:country="DE" officeooo:rsid="005c5968" style:font-size-asian="8pt" style:font-size-complex="8pt"/>
    </style:style>
    <style:style style:name="T2016" style:family="text">
      <style:text-properties style:font-name="Calibri Light" officeooo:rsid="0109ef72"/>
    </style:style>
    <style:style style:name="T2017" style:family="text">
      <style:text-properties style:font-name="Calibri Light" officeooo:rsid="003e6e89"/>
    </style:style>
    <style:style style:name="T2018" style:family="text">
      <style:text-properties style:font-name="Calibri Light" officeooo:rsid="0052efc0"/>
    </style:style>
    <style:style style:name="T2019" style:family="text">
      <style:text-properties style:font-name="Calibri Light" officeooo:rsid="00111bf0"/>
    </style:style>
    <style:style style:name="T2020" style:family="text">
      <style:text-properties style:font-name="Calibri Light" officeooo:rsid="002618b7"/>
    </style:style>
    <style:style style:name="T2021" style:family="text">
      <style:text-properties style:font-name="Calibri Light" officeooo:rsid="00267d5e"/>
    </style:style>
    <style:style style:name="T2022" style:family="text">
      <style:text-properties style:font-name="Calibri Light:smcp" fo:font-size="9pt" fo:language="en" fo:country="US" officeooo:rsid="00a8c702" style:font-size-asian="9pt" style:font-size-complex="9pt"/>
    </style:style>
    <style:style style:name="T2023" style:family="text">
      <style:text-properties officeooo:rsid="00716462"/>
    </style:style>
    <style:style style:name="T2024" style:family="text">
      <style:text-properties officeooo:rsid="000f0225"/>
    </style:style>
    <style:style style:name="T2025" style:family="text">
      <style:text-properties officeooo:rsid="0019ec2c"/>
    </style:style>
    <style:style style:name="T2026" style:family="text">
      <style:text-properties officeooo:rsid="0084b1ae"/>
    </style:style>
    <style:style style:name="T2027" style:family="text">
      <style:text-properties style:font-name="Aegean:cv31=5" fo:font-size="14pt" fo:font-weight="normal" officeooo:rsid="00280da2" style:font-size-asian="14pt" style:font-weight-asian="normal" style:font-size-complex="14pt" style:font-weight-complex="normal"/>
    </style:style>
    <style:style style:name="T2028" style:family="text">
      <style:text-properties style:font-name="Aegean:cv31=5" fo:font-size="14pt" style:font-size-asian="14pt" style:font-size-complex="14pt"/>
    </style:style>
    <style:style style:name="T2029" style:family="text">
      <style:text-properties style:font-name="Aegean:cv09=8"/>
    </style:style>
    <style:style style:name="T2030" style:family="text">
      <style:text-properties style:font-name="Aegean:cv09=8" fo:font-size="14pt" style:font-size-asian="14pt" style:font-size-complex="14pt"/>
    </style:style>
    <style:style style:name="T2031" style:family="text">
      <style:text-properties fo:color="#0000cd" style:font-name="Aegean2" fo:font-size="14pt" officeooo:rsid="0050fe64" style:font-name-asian="Aegean2" style:font-size-asian="14pt" style:font-name-complex="Aegean2" style:font-size-complex="14pt"/>
    </style:style>
    <style:style style:name="T2032" style:family="text">
      <style:text-properties fo:color="#0000cd" style:font-name="Aegean1" fo:font-size="12pt" fo:font-weight="normal" officeooo:rsid="00a6784f" fo:background-color="transparent" loext:char-shading-value="0" style:font-name-asian="Times New Roman2" style:font-size-asian="12pt" style:language-asian="el" style:country-asian="GR" style:font-weight-asian="normal" style:font-name-complex="Aegean2" style:font-size-complex="12pt" style:language-complex="he" style:country-complex="IL" style:font-weight-complex="normal"/>
    </style:style>
    <style:style style:name="T2033" style:family="text">
      <style:text-properties fo:font-size="14pt" style:font-size-asian="14pt" style:font-size-complex="14pt"/>
    </style:style>
    <style:style style:name="T2034" style:family="text">
      <style:text-properties fo:font-size="14pt" style:font-size-asian="14pt" style:font-name-complex="Calibri Light3" style:font-size-complex="14pt"/>
    </style:style>
    <style:style style:name="T2035" style:family="text">
      <style:text-properties style:font-name="Aegean:cv11" fo:font-size="14pt" fo:font-weight="normal" style:font-size-asian="14pt" style:font-weight-asian="normal" style:font-size-complex="14pt" style:font-weight-complex="normal"/>
    </style:style>
    <style:style style:name="T2036" style:family="text">
      <style:text-properties style:font-name="Aegean:cv11" fo:font-size="14pt" style:font-size-asian="14pt" style:font-size-complex="14pt"/>
    </style:style>
    <style:style style:name="T2037" style:family="text">
      <style:text-properties style:font-name="Aegean:cv11" fo:font-size="16pt" fo:background-color="transparent" loext:char-shading-value="0" style:font-size-asian="16pt" style:font-size-complex="16pt"/>
    </style:style>
    <style:style style:name="T2038" style:family="text">
      <style:text-properties style:font-name="Aegean:cv08=2"/>
    </style:style>
    <style:style style:name="T2039" style:family="text">
      <style:text-properties style:font-name="Aegean:cv09=7"/>
    </style:style>
    <style:style style:name="T2040" style:family="text">
      <style:text-properties style:font-name="Aegean:cv09=6" fo:font-size="14pt" style:font-size-asian="14pt" style:font-size-complex="14pt"/>
    </style:style>
    <style:style style:name="T2041" style:family="text">
      <style:text-properties style:font-name="Aegean:cv19=15"/>
    </style:style>
    <style:style style:name="T2042" style:family="text">
      <style:text-properties style:font-name="Aegean:cv19=15" fo:font-size="14pt" style:font-size-asian="14pt" style:font-size-complex="14pt"/>
    </style:style>
    <style:style style:name="T2043" style:family="text">
      <style:text-properties style:font-name="Aegean:cv19=15" fo:font-size="16pt" style:font-size-asian="16pt" style:font-size-complex="16pt"/>
    </style:style>
    <style:style style:name="T2044" style:family="text">
      <style:text-properties style:font-name="Aegean:aalt=12" officeooo:rsid="00ed8d51" style:font-name-asian="Aegean2" style:font-name-complex="Aegean2"/>
    </style:style>
    <style:style style:name="T2045" style:family="text">
      <style:text-properties style:font-name="Aegean:aalt=12" fo:font-size="14pt" officeooo:rsid="00ed8d51" style:font-name-asian="Aegean2" style:font-size-asian="14pt" style:font-name-complex="Aegean2" style:font-size-complex="14pt"/>
    </style:style>
    <style:style style:name="T2046" style:family="text">
      <style:text-properties style:font-name="Aegean:aalt=12" fo:font-size="14pt" officeooo:rsid="011991a4" style:font-name-asian="Aegean2" style:font-size-asian="14pt" style:font-name-complex="Aegean2" style:font-size-complex="14pt"/>
    </style:style>
    <style:style style:name="T2047" style:family="text">
      <style:text-properties style:font-name="Aegean:cv31=7" fo:font-size="14pt" fo:font-weight="normal" officeooo:rsid="00280da2" style:font-size-asian="14pt" style:font-weight-asian="normal" style:font-size-complex="14pt" style:font-weight-complex="normal"/>
    </style:style>
    <style:style style:name="T2048" style:family="text">
      <style:text-properties style:font-name="Aegean:cv31=7" fo:font-size="14pt" style:font-size-asian="14pt" style:font-size-complex="14pt"/>
    </style:style>
    <style:style style:name="T2049" style:family="text">
      <style:text-properties style:font-name="Aegean:cv26=26"/>
    </style:style>
    <style:style style:name="T2050" style:family="text">
      <style:text-properties style:font-name="Aegean:cv26=26" fo:font-size="14pt" fo:font-weight="normal" officeooo:rsid="001d6d0a" style:font-size-asian="14pt" style:font-weight-asian="normal" style:font-size-complex="14pt" style:font-weight-complex="normal"/>
    </style:style>
    <style:style style:name="T2051" style:family="text">
      <style:text-properties style:font-name="Aegean:cv26=26" fo:font-size="16pt" fo:font-weight="normal" officeooo:rsid="001d6d0a" style:font-size-asian="16pt" style:font-weight-asian="normal" style:font-size-complex="16pt" style:font-weight-complex="normal"/>
    </style:style>
    <style:style style:name="T2052" style:family="text">
      <style:text-properties style:font-name="Aegean:cv09=9"/>
    </style:style>
    <style:style style:name="T2053" style:family="text">
      <style:text-properties style:font-name="Aegean:cv09=9" fo:font-size="14pt" style:font-size-asian="14pt" style:font-size-complex="14pt"/>
    </style:style>
    <style:style style:name="T2054" style:family="text">
      <style:text-properties style:font-name="Aegean:cv08=3" fo:font-size="14pt" style:font-size-asian="14pt" style:font-size-complex="14pt"/>
    </style:style>
    <style:style style:name="T2055" style:family="text">
      <style:text-properties style:font-name="Aegean:cv29=22" fo:font-size="14pt" fo:font-weight="normal" style:font-size-asian="14pt" style:font-weight-asian="normal" style:font-size-complex="14pt" style:font-weight-complex="normal"/>
    </style:style>
    <style:style style:name="T2056" style:family="text">
      <style:text-properties style:font-name="Aegean:cv08=6" fo:font-size="14pt" style:font-size-asian="14pt" style:font-size-complex="14pt"/>
    </style:style>
    <style:style style:name="T2057" style:family="text">
      <style:text-properties style:font-name="Aegean:cv13=11" fo:font-size="16pt" fo:language="el" fo:country="GR" fo:font-weight="normal" officeooo:rsid="00f55d34" fo:background-color="transparent" loext:char-shading-value="0" style:font-size-asian="16pt" style:font-weight-asian="normal" style:font-size-complex="16pt" style:font-weight-complex="normal"/>
    </style:style>
    <style:style style:name="T2058" style:family="text">
      <style:text-properties style:font-name="Aegean:cv13=11" fo:language="el" fo:country="GR" fo:font-weight="normal" officeooo:rsid="00f55d34" fo:background-color="transparent" loext:char-shading-value="0" style:font-weight-asian="normal" style:font-weight-complex="normal"/>
    </style:style>
    <style:style style:name="T2059" style:family="text">
      <style:text-properties style:font-name="Aegean:cv19=16" fo:font-size="14pt" officeooo:rsid="0050f5d9" style:font-size-asian="14pt" style:font-size-complex="14pt"/>
    </style:style>
    <style:style style:name="T2060" style:family="text">
      <style:text-properties style:font-name="Aegean:cv19=16" fo:font-size="16pt" officeooo:rsid="0050f5d9" style:font-size-asian="16pt" style:font-size-complex="16pt"/>
    </style:style>
    <style:style style:name="T2061" style:family="text">
      <style:text-properties style:font-name="Aegean:cv31=13" fo:font-size="14pt" fo:font-weight="normal" officeooo:rsid="00280da2" style:font-size-asian="14pt" style:font-weight-asian="normal" style:font-size-complex="14pt" style:font-weight-complex="normal"/>
    </style:style>
    <style:style style:name="T2062" style:family="text">
      <style:text-properties style:font-name="Aegean:cv31=13" fo:language="en" fo:country="US" style:font-name-complex="Aegean1"/>
    </style:style>
    <style:style style:name="T2063" style:family="text">
      <style:text-properties style:font-name="Aegean:cv26=20"/>
    </style:style>
    <style:style style:name="T2064" style:family="text">
      <style:text-properties style:font-name="Aegean:cv26=20" fo:font-size="14pt" fo:font-weight="normal" officeooo:rsid="001d6d0a" style:font-size-asian="14pt" style:font-weight-asian="normal" style:font-size-complex="14pt" style:font-weight-complex="normal"/>
    </style:style>
    <style:style style:name="T2065" style:family="text">
      <style:text-properties style:font-name="Aegean:cv26=20" fo:font-size="16pt" fo:font-weight="normal" officeooo:rsid="001d6d0a" style:font-size-asian="16pt" style:font-weight-asian="normal" style:font-size-complex="16pt" style:font-weight-complex="normal"/>
    </style:style>
    <style:style style:name="T2066" style:family="text">
      <style:text-properties style:font-name="Aegean:cv09=4" fo:font-weight="normal" style:font-weight-asian="normal" style:font-weight-complex="normal"/>
    </style:style>
    <style:style style:name="T2067" style:family="text">
      <style:text-properties style:font-name="Aegean:cv09=4" fo:font-size="14pt" style:font-size-asian="14pt" style:font-size-complex="14pt"/>
    </style:style>
    <style:style style:name="T2068" style:family="text">
      <style:text-properties style:font-name="Aegean:cv29=23" fo:font-size="14pt" fo:font-weight="normal" style:font-size-asian="14pt" style:font-weight-asian="normal" style:font-size-complex="14pt" style:font-weight-complex="normal"/>
    </style:style>
    <style:style style:name="T2069" style:family="text">
      <style:text-properties style:font-name="Aegean:cv16=2"/>
    </style:style>
    <style:style style:name="T2070" style:family="text">
      <style:text-properties style:font-name="Aegean:cv16=2" fo:font-size="14pt" officeooo:rsid="002649d7" style:font-size-asian="14pt" style:font-size-complex="14pt"/>
    </style:style>
    <style:style style:name="T2071" style:family="text">
      <style:text-properties style:font-name="Aegean:cv16=2" fo:font-size="16pt" style:font-size-asian="16pt" style:font-size-complex="16pt"/>
    </style:style>
    <style:style style:name="T2072" style:family="text">
      <style:text-properties style:font-name="Aegean:cv16=2" fo:language="en" fo:country="US" style:font-name-complex="Aegean1"/>
    </style:style>
    <style:style style:name="T2073" style:family="text">
      <style:text-properties style:font-name="Aegean:aalt=7" fo:font-size="14pt" officeooo:rsid="00ed8d51" style:font-name-asian="Aegean2" style:font-size-asian="14pt" style:font-name-complex="Aegean2" style:font-size-complex="14pt"/>
    </style:style>
    <style:style style:name="T2074" style:family="text">
      <style:text-properties style:font-name="Aegean:cv31=12" fo:font-size="14pt" fo:font-weight="normal" officeooo:rsid="00280da2" style:font-size-asian="14pt" style:font-weight-asian="normal" style:font-size-complex="14pt" style:font-weight-complex="normal"/>
    </style:style>
    <style:style style:name="T2075" style:family="text">
      <style:text-properties style:font-name="Aegean:cv31=12" fo:language="en" fo:country="US" style:font-name-complex="Aegean1"/>
    </style:style>
    <style:style style:name="T2076" style:family="text">
      <style:text-properties style:font-name="Aegean:cv26"/>
    </style:style>
    <style:style style:name="T2077" style:family="text">
      <style:text-properties style:font-name="Aegean:cv26" fo:font-size="14pt" fo:font-weight="normal" officeooo:rsid="001cc7d4" style:font-size-asian="14pt" style:font-weight-asian="normal" style:font-size-complex="14pt" style:font-weight-complex="normal"/>
    </style:style>
    <style:style style:name="T2078" style:family="text">
      <style:text-properties style:font-name="Aegean:cv26" fo:font-size="14pt" fo:font-weight="normal" officeooo:rsid="0018f157" style:font-size-asian="14pt" style:font-weight-asian="normal" style:font-size-complex="14pt" style:font-weight-complex="normal"/>
    </style:style>
    <style:style style:name="T2079" style:family="text">
      <style:text-properties style:font-name="Aegean:cv26" fo:font-size="16pt" fo:font-weight="normal" officeooo:rsid="0018f157" style:font-size-asian="16pt" style:font-weight-asian="normal" style:font-size-complex="16pt" style:font-weight-complex="normal"/>
    </style:style>
    <style:style style:name="T2080" style:family="text">
      <style:text-properties style:font-name="Aegean:cv26" style:font-name-complex="Aegean1"/>
    </style:style>
    <style:style style:name="T2081" style:family="text">
      <style:text-properties style:font-name="Aegean:cv08=5" fo:font-size="14pt" style:font-size-asian="14pt" style:font-size-complex="14pt"/>
    </style:style>
    <style:style style:name="T2082" style:family="text">
      <style:text-properties style:font-name="Aegean:cv29=24" fo:font-size="14pt" fo:font-weight="normal" style:font-size-asian="14pt" style:font-weight-asian="normal" style:font-size-complex="14pt" style:font-weight-complex="normal"/>
    </style:style>
    <style:style style:name="T2083" style:family="text">
      <style:text-properties style:font-name="Aegean:cv08=7" fo:font-size="14pt" style:font-size-asian="14pt" style:font-size-complex="14pt"/>
    </style:style>
    <style:style style:name="T2084" style:family="text">
      <style:text-properties style:font-name="Aegean:cv09=2" fo:font-size="14pt" style:font-size-asian="14pt" style:font-size-complex="14pt"/>
    </style:style>
    <style:style style:name="T2085" style:family="text">
      <style:text-properties style:font-name="Aegean:cv16"/>
    </style:style>
    <style:style style:name="T2086" style:family="text">
      <style:text-properties style:font-name="Aegean:cv16" fo:font-size="16pt" style:font-size-asian="16pt" style:font-size-complex="16pt"/>
    </style:style>
    <style:style style:name="T2087" style:family="text">
      <style:text-properties style:font-name="Aegean:cv19=9" fo:font-size="14pt" officeooo:rsid="0050f5d9" style:font-size-asian="14pt" style:font-size-complex="14pt"/>
    </style:style>
    <style:style style:name="T2088" style:family="text">
      <style:text-properties style:font-name="Aegean:cv19=9" fo:font-size="16pt" style:font-size-asian="16pt" style:font-size-complex="16pt"/>
    </style:style>
    <style:style style:name="T2089" style:family="text">
      <style:text-properties style:font-name="Aegean:aalt=13" fo:font-size="14pt" officeooo:rsid="00ed8d51" style:font-name-asian="Aegean2" style:font-size-asian="14pt" style:font-name-complex="Aegean2" style:font-size-complex="14pt"/>
    </style:style>
    <style:style style:name="T2090" style:family="text">
      <style:text-properties style:font-name="Aegean:cv31=14" fo:font-size="14pt" fo:font-weight="normal" officeooo:rsid="00280da2" style:font-size-asian="14pt" style:font-weight-asian="normal" style:font-size-complex="14pt" style:font-weight-complex="normal"/>
    </style:style>
    <style:style style:name="T2091" style:family="text">
      <style:text-properties style:font-name="Aegean:cv31=14" fo:font-size="14pt" style:font-size-asian="14pt" style:font-size-complex="14pt"/>
    </style:style>
    <style:style style:name="T2092" style:family="text">
      <style:text-properties style:font-name="Aegean:cv14"/>
    </style:style>
    <style:style style:name="T2093" style:family="text">
      <style:text-properties style:font-name="Aegean:cv14" fo:font-weight="normal" officeooo:rsid="00280da2" style:font-weight-asian="normal" style:font-weight-complex="normal"/>
    </style:style>
    <style:style style:name="T2094" style:family="text">
      <style:text-properties style:font-name="Aegean:cv14" fo:font-size="14pt" style:font-size-asian="14pt" style:font-size-complex="14pt"/>
    </style:style>
    <style:style style:name="T2095" style:family="text">
      <style:text-properties style:font-name="Aegean:cv14" fo:font-size="16pt" style:font-size-asian="16pt" style:font-size-complex="16pt"/>
    </style:style>
    <style:style style:name="T2096" style:family="text">
      <style:text-properties style:font-name="Aegean:cv14" fo:font-size="16pt" fo:background-color="transparent" loext:char-shading-value="0" style:font-size-asian="16pt" style:font-size-complex="16pt"/>
    </style:style>
    <style:style style:name="T2097" style:family="text">
      <style:text-properties style:font-name="Aegean:cv14" fo:language="en" fo:country="US" style:font-name-complex="Aegean1"/>
    </style:style>
    <style:style style:name="T2098" style:family="text">
      <style:text-properties style:font-name="Aegean:cv14" officeooo:rsid="002649d7"/>
    </style:style>
    <style:style style:name="T2099" style:family="text">
      <style:text-properties style:font-name="Aegean:cv26=7"/>
    </style:style>
    <style:style style:name="T2100" style:family="text">
      <style:text-properties style:font-name="Aegean:cv26=7" fo:font-size="14pt" fo:font-weight="normal" officeooo:rsid="001d6d0a" style:font-size-asian="14pt" style:font-weight-asian="normal" style:font-size-complex="14pt" style:font-weight-complex="normal"/>
    </style:style>
    <style:style style:name="T2101" style:family="text">
      <style:text-properties style:font-name="Aegean:cv26=7" fo:font-size="16pt" fo:font-weight="normal" officeooo:rsid="0018f157" style:font-size-asian="16pt" style:font-weight-asian="normal" style:font-size-complex="16pt" style:font-weight-complex="normal"/>
    </style:style>
    <style:style style:name="T2102" style:family="text">
      <style:text-properties style:font-name="Aegean:cv10"/>
    </style:style>
    <style:style style:name="T2103" style:family="text">
      <style:text-properties style:font-name="Aegean:cv10" fo:font-size="14pt" style:font-size-asian="14pt" style:font-size-complex="14pt"/>
    </style:style>
    <style:style style:name="T2104" style:family="text">
      <style:text-properties style:font-name="Aegean:cv10" fo:font-size="16pt" style:font-size-asian="16pt" style:font-size-complex="16pt"/>
    </style:style>
    <style:style style:name="T2105" style:family="text">
      <style:text-properties style:font-name="Aegean:cv10" fo:font-size="16pt" fo:background-color="transparent" loext:char-shading-value="0" style:font-size-asian="16pt" style:font-size-complex="16pt"/>
    </style:style>
    <style:style style:name="T2106" style:family="text">
      <style:text-properties style:font-name="Aegean:cv10" fo:font-weight="normal" officeooo:rsid="0021dac9" style:font-weight-asian="normal" style:font-weight-complex="normal"/>
    </style:style>
    <style:style style:name="T2107" style:family="text">
      <style:text-properties style:font-name="Aegean:cv29" fo:font-size="14pt" fo:font-weight="normal" style:font-size-asian="14pt" style:font-weight-asian="normal" style:font-size-complex="14pt" style:font-weight-complex="normal"/>
    </style:style>
    <style:style style:name="T2108" style:family="text">
      <style:text-properties style:font-name="Aegean:cv13=8" fo:font-size="16pt" fo:font-weight="normal" officeooo:rsid="002649d7" fo:background-color="transparent" loext:char-shading-value="0" style:font-size-asian="16pt" style:font-weight-asian="normal" style:font-size-complex="16pt" style:font-weight-complex="normal"/>
    </style:style>
    <style:style style:name="T2109" style:family="text">
      <style:text-properties style:font-name="Aegean:cv13=8" fo:font-weight="normal" officeooo:rsid="002649d7" style:font-weight-asian="normal" style:font-weight-complex="normal"/>
    </style:style>
    <style:style style:name="T2110" style:family="text">
      <style:text-properties style:font-name="Aegean:cv13=8" fo:font-size="14pt" fo:font-weight="normal" style:font-size-asian="14pt" style:font-weight-asian="normal" style:font-size-complex="14pt" style:font-weight-complex="normal"/>
    </style:style>
    <style:style style:name="T2111" style:family="text">
      <style:text-properties style:font-name="Aegean:cv19=17" fo:font-size="14pt" officeooo:rsid="0050f5d9" style:font-size-asian="14pt" style:font-size-complex="14pt"/>
    </style:style>
    <style:style style:name="T2112" style:family="text">
      <style:text-properties style:font-name="Aegean:cv19=17" fo:font-size="16pt" officeooo:rsid="0050f5d9" style:font-size-asian="16pt" style:font-size-complex="16pt"/>
    </style:style>
    <style:style style:name="T2113" style:family="text">
      <style:text-properties style:font-name="Aegean:cv19=17" officeooo:rsid="0050f5d9"/>
    </style:style>
    <style:style style:name="T2114" style:family="text">
      <style:text-properties style:font-name="Aegean:aalt=14" fo:font-size="14pt" officeooo:rsid="00ed8d51" style:font-name-asian="Aegean2" style:font-size-asian="14pt" style:font-name-complex="Aegean2" style:font-size-complex="14pt"/>
    </style:style>
    <style:style style:name="T2115" style:family="text">
      <style:text-properties style:font-name="Aegean:cv31=15" fo:font-size="14pt" fo:font-weight="normal" officeooo:rsid="00280da2" style:font-size-asian="14pt" style:font-weight-asian="normal" style:font-size-complex="14pt" style:font-weight-complex="normal"/>
    </style:style>
    <style:style style:name="T2116" style:family="text">
      <style:text-properties style:font-name="Aegean:cv07" fo:font-size="14pt" fo:font-weight="normal" officeooo:rsid="0018f157" style:font-size-asian="14pt" style:font-weight-asian="normal" style:font-size-complex="14pt" style:font-weight-complex="normal"/>
    </style:style>
    <style:style style:name="T2117" style:family="text">
      <style:text-properties style:font-name="Aegean:cv26=3"/>
    </style:style>
    <style:style style:name="T2118" style:family="text">
      <style:text-properties style:font-name="Aegean:cv26=3" fo:font-size="14pt" fo:font-weight="normal" officeooo:rsid="001d6d0a" style:font-size-asian="14pt" style:font-weight-asian="normal" style:font-size-complex="14pt" style:font-weight-complex="normal"/>
    </style:style>
    <style:style style:name="T2119" style:family="text">
      <style:text-properties style:font-name="Aegean:cv26=3" fo:font-size="14pt" fo:font-weight="normal" officeooo:rsid="0018f157" style:font-size-asian="14pt" style:font-weight-asian="normal" style:font-size-complex="14pt" style:font-weight-complex="normal"/>
    </style:style>
    <style:style style:name="T2120" style:family="text">
      <style:text-properties style:font-name="Aegean:cv26=3" fo:font-size="16pt" fo:font-weight="normal" officeooo:rsid="0018f157" style:font-size-asian="16pt" style:font-weight-asian="normal" style:font-size-complex="16pt" style:font-weight-complex="normal"/>
    </style:style>
    <style:style style:name="T2121" style:family="text">
      <style:text-properties style:font-name="Aegean:cv26=3" style:font-name-complex="Aegean1"/>
    </style:style>
    <style:style style:name="T2122" style:family="text">
      <style:text-properties style:font-name="Aegean:cv29=25" fo:font-size="14pt" fo:font-weight="normal" style:font-size-asian="14pt" style:font-weight-asian="normal" style:font-size-complex="14pt" style:font-weight-complex="normal"/>
    </style:style>
    <style:style style:name="T2123" style:family="text">
      <style:text-properties style:font-name="Aegean:cv08=8" fo:font-size="14pt" style:font-size-asian="14pt" style:font-size-complex="14pt"/>
    </style:style>
    <style:style style:name="T2124" style:family="text">
      <style:text-properties style:font-name="Aegean:cv13=12" fo:font-size="16pt" fo:language="el" fo:country="GR" fo:font-weight="normal" officeooo:rsid="00f55d34" fo:background-color="transparent" loext:char-shading-value="0" style:font-size-asian="16pt" style:font-weight-asian="normal" style:font-size-complex="16pt" style:font-weight-complex="normal"/>
    </style:style>
    <style:style style:name="T2125" style:family="text">
      <style:text-properties style:font-name="Aegean:cv13=12" fo:language="el" fo:country="GR" fo:font-weight="normal" officeooo:rsid="00f55d34" fo:background-color="transparent" loext:char-shading-value="0" style:font-weight-asian="normal" style:font-weight-complex="normal"/>
    </style:style>
    <style:style style:name="T2126" style:family="text">
      <style:text-properties style:font-name="Aegean:cv16=5" fo:font-size="14pt" style:font-size-asian="14pt" style:font-size-complex="14pt"/>
    </style:style>
    <style:style style:name="T2127" style:family="text">
      <style:text-properties style:font-name="Aegean:cv16=5" fo:font-size="16pt" style:font-size-asian="16pt" style:font-size-complex="16pt"/>
    </style:style>
    <style:style style:name="T2128" style:family="text">
      <style:text-properties style:font-name="Aegean:cv16=5" fo:language="en" fo:country="US" style:font-name-complex="Aegean1"/>
    </style:style>
    <style:style style:name="T2129" style:family="text">
      <style:text-properties style:font-name="Aegean:cv19" officeooo:rsid="0050f5d9"/>
    </style:style>
    <style:style style:name="T2130" style:family="text">
      <style:text-properties style:font-name="Aegean:cv19" fo:font-size="16pt" style:font-size-asian="16pt" style:font-size-complex="16pt"/>
    </style:style>
    <style:style style:name="T2131" style:family="text">
      <style:text-properties style:font-name="Aegean:cv19" fo:language="en" fo:country="US" style:font-name-complex="Aegean1"/>
    </style:style>
    <style:style style:name="T2132" style:family="text">
      <style:text-properties style:font-name="Aegean:cv31=16" fo:font-size="14pt" fo:font-weight="normal" officeooo:rsid="00280da2" style:font-size-asian="14pt" style:font-weight-asian="normal" style:font-size-complex="14pt" style:font-weight-complex="normal"/>
    </style:style>
    <style:style style:name="T2133" style:family="text">
      <style:text-properties style:font-name="Aegean:cv26=8"/>
    </style:style>
    <style:style style:name="T2134" style:family="text">
      <style:text-properties style:font-name="Aegean:cv26=8" fo:font-size="14pt" fo:font-weight="normal" officeooo:rsid="001d6d0a" style:font-size-asian="14pt" style:font-weight-asian="normal" style:font-size-complex="14pt" style:font-weight-complex="normal"/>
    </style:style>
    <style:style style:name="T2135" style:family="text">
      <style:text-properties style:font-name="Aegean:cv26=8" fo:font-size="16pt" fo:font-weight="normal" officeooo:rsid="0018f157" style:font-size-asian="16pt" style:font-weight-asian="normal" style:font-size-complex="16pt" style:font-weight-complex="normal"/>
    </style:style>
    <style:style style:name="T2136" style:family="text">
      <style:text-properties style:font-name="Aegean:cv26=8" style:font-name-complex="Aegean1"/>
    </style:style>
    <style:style style:name="T2137" style:family="text">
      <style:text-properties style:font-name="Aegean:cv29=26" fo:font-size="14pt" fo:font-weight="normal" style:font-size-asian="14pt" style:font-weight-asian="normal" style:font-size-complex="14pt" style:font-weight-complex="normal"/>
    </style:style>
    <style:style style:name="T2138" style:family="text">
      <style:text-properties style:font-name="Aegean:cv09=5" fo:font-size="14pt" style:font-size-asian="14pt" style:font-size-complex="14pt"/>
    </style:style>
    <style:style style:name="T2139" style:family="text">
      <style:text-properties style:font-name="Aegean:cv13=13" fo:font-size="16pt" fo:language="el" fo:country="GR" fo:font-weight="normal" officeooo:rsid="00f55d34" fo:background-color="transparent" loext:char-shading-value="0" style:font-size-asian="16pt" style:font-weight-asian="normal" style:font-size-complex="16pt" style:font-weight-complex="normal"/>
    </style:style>
    <style:style style:name="T2140" style:family="text">
      <style:text-properties style:font-name="Aegean:cv16=9" fo:font-size="14pt" style:font-size-asian="14pt" style:font-size-complex="14pt"/>
    </style:style>
    <style:style style:name="T2141" style:family="text">
      <style:text-properties style:font-name="Aegean:cv16=9" fo:font-size="16pt" style:font-size-asian="16pt" style:font-size-complex="16pt"/>
    </style:style>
    <style:style style:name="T2142" style:family="text">
      <style:text-properties style:font-name="Aegean:cv16=9" fo:language="en" fo:country="US" style:font-name-complex="Aegean1"/>
    </style:style>
    <style:style style:name="T2143" style:family="text">
      <style:text-properties style:font-name="Aegean:cv19=10" fo:font-size="14pt" style:font-size-asian="14pt" style:font-size-complex="14pt"/>
    </style:style>
    <style:style style:name="T2144" style:family="text">
      <style:text-properties style:font-name="Aegean:cv19=10" fo:font-size="16pt" style:font-size-asian="16pt" style:font-size-complex="16pt"/>
    </style:style>
    <style:style style:name="T2145" style:family="text">
      <style:text-properties style:font-name="Aegean:cv31=9" fo:font-size="14pt" fo:font-weight="normal" officeooo:rsid="00280da2" style:font-size-asian="14pt" style:font-weight-asian="normal" style:font-size-complex="14pt" style:font-weight-complex="normal"/>
    </style:style>
    <style:style style:name="T2146" style:family="text">
      <style:text-properties style:font-name="Aegean:cv31=9" fo:font-size="14pt" style:font-size-asian="14pt" style:font-size-complex="14pt"/>
    </style:style>
    <style:style style:name="T2147" style:family="text">
      <style:text-properties style:font-name="Aegean:cv29=27" fo:font-size="14pt" fo:font-weight="normal" style:font-size-asian="14pt" style:font-weight-asian="normal" style:font-size-complex="14pt" style:font-weight-complex="normal"/>
    </style:style>
    <style:style style:name="T2148" style:family="text">
      <style:text-properties style:font-name="Aegean:cv13=4" fo:font-size="16pt" fo:font-weight="normal" officeooo:rsid="002649d7" fo:background-color="transparent" loext:char-shading-value="0" style:font-size-asian="16pt" style:font-weight-asian="normal" style:font-size-complex="16pt" style:font-weight-complex="normal"/>
    </style:style>
    <style:style style:name="T2149" style:family="text">
      <style:text-properties style:font-name="Aegean:cv13=4" fo:font-weight="normal" officeooo:rsid="002649d7" style:font-weight-asian="normal" style:font-weight-complex="normal"/>
    </style:style>
    <style:style style:name="T2150" style:family="text">
      <style:text-properties style:font-name="Aegean:cv13=4" fo:font-size="14pt" fo:font-weight="normal" style:font-size-asian="14pt" style:font-weight-asian="normal" style:font-size-complex="14pt" style:font-weight-complex="normal"/>
    </style:style>
    <style:style style:name="T2151" style:family="text">
      <style:text-properties style:font-name="Aegean:cv16=14" officeooo:rsid="002649d7"/>
    </style:style>
    <style:style style:name="T2152" style:family="text">
      <style:text-properties style:font-name="Aegean:cv16=14" fo:font-size="16pt" style:font-size-asian="16pt" style:font-size-complex="16pt"/>
    </style:style>
    <style:style style:name="T2153" style:family="text">
      <style:text-properties style:font-name="Aegean:cv16=14" fo:font-size="14pt" style:font-size-asian="14pt" style:font-size-complex="14pt"/>
    </style:style>
    <style:style style:name="T2154" style:family="text">
      <style:text-properties style:font-name="Aegean:aalt=10" fo:font-size="14pt" officeooo:rsid="00ed8d51" style:font-name-asian="Aegean2" style:font-size-asian="14pt" style:font-name-complex="Aegean2" style:font-size-complex="14pt"/>
    </style:style>
    <style:style style:name="T2155" style:family="text">
      <style:text-properties style:font-name="Aegean:cv31=8" fo:font-size="14pt" style:font-size-asian="14pt" style:font-size-complex="14pt"/>
    </style:style>
    <style:style style:name="T2156" style:family="text">
      <style:text-properties style:font-name="Aegean:cv31=8" fo:font-size="14pt" officeooo:rsid="00280da2" style:font-size-asian="14pt" style:font-size-complex="14pt"/>
    </style:style>
    <style:style style:name="T2157" style:family="text">
      <style:text-properties style:font-name="Aegean:cv26=2"/>
    </style:style>
    <style:style style:name="T2158" style:family="text">
      <style:text-properties style:font-name="Aegean:cv26=2" fo:font-size="14pt" fo:font-weight="normal" officeooo:rsid="001d6d0a" style:font-size-asian="14pt" style:font-weight-asian="normal" style:font-size-complex="14pt" style:font-weight-complex="normal"/>
    </style:style>
    <style:style style:name="T2159" style:family="text">
      <style:text-properties style:font-name="Aegean:cv26=2" fo:font-size="14pt" fo:font-weight="normal" officeooo:rsid="0018f157" style:font-size-asian="14pt" style:font-weight-asian="normal" style:font-size-complex="14pt" style:font-weight-complex="normal"/>
    </style:style>
    <style:style style:name="T2160" style:family="text">
      <style:text-properties style:font-name="Aegean:cv26=2" fo:font-size="16pt" fo:font-weight="normal" officeooo:rsid="0018f157" style:font-size-asian="16pt" style:font-weight-asian="normal" style:font-size-complex="16pt" style:font-weight-complex="normal"/>
    </style:style>
    <style:style style:name="T2161" style:family="text">
      <style:text-properties style:font-name="Aegean:cv26=2" style:font-name-complex="Aegean1"/>
    </style:style>
    <style:style style:name="T2162" style:family="text">
      <style:text-properties style:font-name="Aegean:cv26=2" officeooo:rsid="002116f3" style:font-name-complex="Aegean1"/>
    </style:style>
    <style:style style:name="T2163" style:family="text">
      <style:text-properties style:font-name="Aegean:cv26=2" officeooo:rsid="001e5e17"/>
    </style:style>
    <style:style style:name="T2164" style:family="text">
      <style:text-properties style:font-name="Aegean:cv29=28" fo:font-size="14pt" fo:font-weight="normal" style:font-size-asian="14pt" style:font-weight-asian="normal" style:font-size-complex="14pt" style:font-weight-complex="normal"/>
    </style:style>
    <style:style style:name="T2165" style:family="text">
      <style:text-properties style:font-name="Aegean:cv13=9" fo:font-size="16pt" fo:font-weight="normal" officeooo:rsid="002649d7" fo:background-color="transparent" loext:char-shading-value="0" style:font-size-asian="16pt" style:font-weight-asian="normal" style:font-size-complex="16pt" style:font-weight-complex="normal"/>
    </style:style>
    <style:style style:name="T2166" style:family="text">
      <style:text-properties style:font-name="Aegean:cv13=9" fo:font-size="14pt" fo:font-weight="normal" style:font-size-asian="14pt" style:font-weight-asian="normal" style:font-size-complex="14pt" style:font-weight-complex="normal"/>
    </style:style>
    <style:style style:name="T2167" style:family="text">
      <style:text-properties style:font-name="Aegean:cv16=15" officeooo:rsid="002649d7"/>
    </style:style>
    <style:style style:name="T2168" style:family="text">
      <style:text-properties style:font-name="Aegean:cv16=15" fo:font-size="16pt" officeooo:rsid="002649d7" style:font-size-asian="16pt" style:font-size-complex="16pt"/>
    </style:style>
    <style:style style:name="T2169" style:family="text">
      <style:text-properties style:font-name="Aegean:cv16=15" fo:font-size="14pt" style:font-size-asian="14pt" style:font-size-complex="14pt"/>
    </style:style>
    <style:style style:name="T2170" style:family="text">
      <style:text-properties style:font-name="Aegean:aalt=4" fo:font-size="14pt" officeooo:rsid="00ed8d51" style:font-name-asian="Aegean2" style:font-size-asian="14pt" style:font-name-complex="Aegean2" style:font-size-complex="14pt"/>
    </style:style>
    <style:style style:name="T2171" style:family="text">
      <style:text-properties style:font-name="Aegean:cv31=3" fo:font-size="14pt" style:font-size-asian="14pt" style:font-size-complex="14pt"/>
    </style:style>
    <style:style style:name="T2172" style:family="text">
      <style:text-properties style:font-name="Aegean:cv31=3" fo:font-size="14pt" officeooo:rsid="00280da2" style:font-size-asian="14pt" style:font-size-complex="14pt"/>
    </style:style>
    <style:style style:name="T2173" style:family="text">
      <style:text-properties style:font-name="Aegean:cv26=16"/>
    </style:style>
    <style:style style:name="T2174" style:family="text">
      <style:text-properties style:font-name="Aegean:cv26=16" fo:font-size="14pt" fo:font-weight="normal" officeooo:rsid="001d6d0a" style:font-size-asian="14pt" style:font-weight-asian="normal" style:font-size-complex="14pt" style:font-weight-complex="normal"/>
    </style:style>
    <style:style style:name="T2175" style:family="text">
      <style:text-properties style:font-name="Aegean:cv26=16" fo:font-size="16pt" fo:font-weight="normal" officeooo:rsid="0018f157" style:font-size-asian="16pt" style:font-weight-asian="normal" style:font-size-complex="16pt" style:font-weight-complex="normal"/>
    </style:style>
    <style:style style:name="T2176" style:family="text">
      <style:text-properties style:font-name="Aegean:cv29=29" fo:font-size="14pt" fo:font-weight="normal" style:font-size-asian="14pt" style:font-weight-asian="normal" style:font-size-complex="14pt" style:font-weight-complex="normal"/>
    </style:style>
    <style:style style:name="T2177" style:family="text">
      <style:text-properties style:font-name="Aegean:cv13=3" fo:font-size="16pt" fo:font-weight="normal" officeooo:rsid="002649d7" fo:background-color="transparent" loext:char-shading-value="0" style:font-size-asian="16pt" style:font-weight-asian="normal" style:font-size-complex="16pt" style:font-weight-complex="normal"/>
    </style:style>
    <style:style style:name="T2178" style:family="text">
      <style:text-properties style:font-name="Aegean:cv13=3" fo:font-size="14pt" fo:font-weight="normal" style:font-size-asian="14pt" style:font-weight-asian="normal" style:font-size-complex="14pt" style:font-weight-complex="normal"/>
    </style:style>
    <style:style style:name="T2179" style:family="text">
      <style:text-properties style:font-name="Aegean:cv16=6" fo:font-size="14pt" officeooo:rsid="002649d7" style:font-size-asian="14pt" style:font-size-complex="14pt"/>
    </style:style>
    <style:style style:name="T2180" style:family="text">
      <style:text-properties style:font-name="Aegean:cv16=6" fo:font-size="16pt" style:font-size-asian="16pt" style:font-size-complex="16pt"/>
    </style:style>
    <style:style style:name="T2181" style:family="text">
      <style:text-properties style:font-name="Aegean:cv16=6" fo:language="en" fo:country="US" style:font-name-complex="Aegean1"/>
    </style:style>
    <style:style style:name="T2182" style:family="text">
      <style:text-properties style:font-name="Aegean:cv19=13" fo:font-size="14pt" style:font-size-asian="14pt" style:font-size-complex="14pt"/>
    </style:style>
    <style:style style:name="T2183" style:family="text">
      <style:text-properties style:font-name="Aegean:cv19=13" fo:font-size="16pt" style:font-size-asian="16pt" style:font-size-complex="16pt"/>
    </style:style>
    <style:style style:name="T2184" style:family="text">
      <style:text-properties style:font-name="Aegean:cv31=4" fo:font-size="14pt" style:font-size-asian="14pt" style:font-size-complex="14pt"/>
    </style:style>
    <style:style style:name="T2185" style:family="text">
      <style:text-properties style:font-name="Aegean:cv31=4" fo:font-size="14pt" officeooo:rsid="00280da2" style:font-size-asian="14pt" style:font-size-complex="14pt"/>
    </style:style>
    <style:style style:name="T2186" style:family="text">
      <style:text-properties style:font-name="Aegean:cv26=4"/>
    </style:style>
    <style:style style:name="T2187" style:family="text">
      <style:text-properties style:font-name="Aegean:cv26=4" fo:font-size="14pt" fo:font-weight="normal" officeooo:rsid="001d6d0a" style:font-size-asian="14pt" style:font-weight-asian="normal" style:font-size-complex="14pt" style:font-weight-complex="normal"/>
    </style:style>
    <style:style style:name="T2188" style:family="text">
      <style:text-properties style:font-name="Aegean:cv26=4" fo:font-size="16pt" fo:font-weight="normal" officeooo:rsid="0018f157" style:font-size-asian="16pt" style:font-weight-asian="normal" style:font-size-complex="16pt" style:font-weight-complex="normal"/>
    </style:style>
    <style:style style:name="T2189" style:family="text">
      <style:text-properties style:font-name="Aegean:cv13=10" fo:font-size="16pt" fo:font-weight="normal" officeooo:rsid="002649d7" fo:background-color="transparent" loext:char-shading-value="0" style:font-size-asian="16pt" style:font-weight-asian="normal" style:font-size-complex="16pt" style:font-weight-complex="normal"/>
    </style:style>
    <style:style style:name="T2190" style:family="text">
      <style:text-properties style:font-name="Aegean:cv13=10" fo:font-size="14pt" fo:font-weight="normal" style:font-size-asian="14pt" style:font-weight-asian="normal" style:font-size-complex="14pt" style:font-weight-complex="normal"/>
    </style:style>
    <style:style style:name="T2191" style:family="text">
      <style:text-properties style:font-name="Aegean:cv16=16" officeooo:rsid="002649d7"/>
    </style:style>
    <style:style style:name="T2192" style:family="text">
      <style:text-properties style:font-name="Aegean:cv16=16" fo:font-size="16pt" officeooo:rsid="002649d7" style:font-size-asian="16pt" style:font-size-complex="16pt"/>
    </style:style>
    <style:style style:name="T2193" style:family="text">
      <style:text-properties style:font-name="Aegean:cv19=18" fo:font-size="14pt" officeooo:rsid="0050f5d9" style:font-size-asian="14pt" style:font-size-complex="14pt"/>
    </style:style>
    <style:style style:name="T2194" style:family="text">
      <style:text-properties style:font-name="Aegean:cv19=18" fo:font-size="16pt" officeooo:rsid="0050f5d9" style:font-size-asian="16pt" style:font-size-complex="16pt"/>
    </style:style>
    <style:style style:name="T2195" style:family="text">
      <style:text-properties style:font-name="Aegean:cv19=18" officeooo:rsid="0050f5d9"/>
    </style:style>
    <style:style style:name="T2196" style:family="text">
      <style:text-properties style:font-name="Aegean:cv31" fo:font-size="14pt" officeooo:rsid="00280da2" style:font-size-asian="14pt" style:font-size-complex="14pt"/>
    </style:style>
    <style:style style:name="T2197" style:family="text">
      <style:text-properties style:font-name="Aegean:cv26=22"/>
    </style:style>
    <style:style style:name="T2198" style:family="text">
      <style:text-properties style:font-name="Aegean:cv26=22" fo:font-size="14pt" fo:font-weight="normal" officeooo:rsid="001d6d0a" style:font-size-asian="14pt" style:font-weight-asian="normal" style:font-size-complex="14pt" style:font-weight-complex="normal"/>
    </style:style>
    <style:style style:name="T2199" style:family="text">
      <style:text-properties style:font-name="Aegean:cv26=22" fo:font-size="16pt" fo:font-weight="normal" officeooo:rsid="001d6d0a" style:font-size-asian="16pt" style:font-weight-asian="normal" style:font-size-complex="16pt" style:font-weight-complex="normal"/>
    </style:style>
    <style:style style:name="T2200" style:family="text">
      <style:text-properties style:font-name="Aegean:cv26=22" style:font-name-complex="Aegean1"/>
    </style:style>
    <style:style style:name="T2201" style:family="text">
      <style:text-properties style:font-name="Aegean:cv19=3" fo:font-size="14pt" officeooo:rsid="0050f5d9" style:font-size-asian="14pt" style:font-size-complex="14pt"/>
    </style:style>
    <style:style style:name="T2202" style:family="text">
      <style:text-properties style:font-name="Aegean:cv19=3" fo:font-size="16pt" style:font-size-asian="16pt" style:font-size-complex="16pt"/>
    </style:style>
    <style:style style:name="T2203" style:family="text">
      <style:text-properties style:font-name="Aegean:cv31=17" fo:font-size="14pt" officeooo:rsid="00280da2" style:font-size-asian="14pt" style:font-size-complex="14pt"/>
    </style:style>
    <style:style style:name="T2204" style:family="text">
      <style:text-properties style:font-name="Aegean:cv26=23"/>
    </style:style>
    <style:style style:name="T2205" style:family="text">
      <style:text-properties style:font-name="Aegean:cv26=23" fo:font-size="14pt" fo:font-weight="normal" officeooo:rsid="001d6d0a" style:font-size-asian="14pt" style:font-weight-asian="normal" style:font-size-complex="14pt" style:font-weight-complex="normal"/>
    </style:style>
    <style:style style:name="T2206" style:family="text">
      <style:text-properties style:font-name="Aegean:cv26=23" fo:font-size="16pt" fo:font-weight="normal" officeooo:rsid="001d6d0a" style:font-size-asian="16pt" style:font-weight-asian="normal" style:font-size-complex="16pt" style:font-weight-complex="normal"/>
    </style:style>
    <style:style style:name="T2207" style:family="text">
      <style:text-properties style:font-name="Aegean:cv26=23" style:font-name-complex="Aegean1"/>
    </style:style>
    <style:style style:name="T2208" style:family="text">
      <style:text-properties style:font-name="Aegean:cv26=23" officeooo:rsid="002116f3" style:font-name-complex="Aegean1"/>
    </style:style>
    <style:style style:name="T2209" style:family="text">
      <style:text-properties style:font-name="Aegean:cv26=23" officeooo:rsid="002116f3"/>
    </style:style>
    <style:style style:name="T2210" style:family="text">
      <style:text-properties style:font-name="Aegean:cv19=19" fo:font-size="14pt" officeooo:rsid="0050f5d9" style:font-size-asian="14pt" style:font-size-complex="14pt"/>
    </style:style>
    <style:style style:name="T2211" style:family="text">
      <style:text-properties style:font-name="Aegean:cv19=19" fo:font-size="16pt" officeooo:rsid="0050f5d9" style:font-size-asian="16pt" style:font-size-complex="16pt"/>
    </style:style>
    <style:style style:name="T2212" style:family="text">
      <style:text-properties style:font-name="Aegean:cv19=19" officeooo:rsid="0050f5d9"/>
    </style:style>
    <style:style style:name="T2213" style:family="text">
      <style:text-properties style:font-name="Aegean:cv31=18" fo:font-size="14pt" officeooo:rsid="00280da2" style:font-size-asian="14pt" style:font-size-complex="14pt"/>
    </style:style>
    <style:style style:name="T2214" style:family="text">
      <style:text-properties style:font-name="Aegean:cv26=24"/>
    </style:style>
    <style:style style:name="T2215" style:family="text">
      <style:text-properties style:font-name="Aegean:cv26=24" fo:font-size="14pt" fo:font-weight="normal" officeooo:rsid="001d6d0a" style:font-size-asian="14pt" style:font-weight-asian="normal" style:font-size-complex="14pt" style:font-weight-complex="normal"/>
    </style:style>
    <style:style style:name="T2216" style:family="text">
      <style:text-properties style:font-name="Aegean:cv26=24" fo:font-size="16pt" fo:font-weight="normal" officeooo:rsid="001d6d0a" style:font-size-asian="16pt" style:font-weight-asian="normal" style:font-size-complex="16pt" style:font-weight-complex="normal"/>
    </style:style>
    <style:style style:name="T2217" style:family="text">
      <style:text-properties style:font-name="Aegean:cv19=14" fo:font-size="14pt" officeooo:rsid="0050f5d9" style:font-size-asian="14pt" style:font-size-complex="14pt"/>
    </style:style>
    <style:style style:name="T2218" style:family="text">
      <style:text-properties style:font-name="Aegean:cv19=14" fo:font-size="16pt" style:font-size-asian="16pt" style:font-size-complex="16pt"/>
    </style:style>
    <style:style style:name="T2219" style:family="text">
      <style:text-properties style:font-name="Aegean:aalt" fo:font-size="14pt" officeooo:rsid="00ed8d51" style:font-name-asian="Aegean2" style:font-size-asian="14pt" style:font-name-complex="Aegean2" style:font-size-complex="14pt"/>
    </style:style>
    <style:style style:name="T2220" style:family="text">
      <style:text-properties style:font-name="Aegean:cv31=19" fo:font-size="14pt" officeooo:rsid="00280da2" style:font-size-asian="14pt" style:font-size-complex="14pt"/>
    </style:style>
    <style:style style:name="T2221" style:family="text">
      <style:text-properties style:font-name="Aegean:cv26=9"/>
    </style:style>
    <style:style style:name="T2222" style:family="text">
      <style:text-properties style:font-name="Aegean:cv26=9" fo:font-size="14pt" fo:font-weight="normal" officeooo:rsid="001d6d0a" style:font-size-asian="14pt" style:font-weight-asian="normal" style:font-size-complex="14pt" style:font-weight-complex="normal"/>
    </style:style>
    <style:style style:name="T2223" style:family="text">
      <style:text-properties style:font-name="Aegean:cv26=9" fo:font-size="16pt" fo:font-weight="normal" officeooo:rsid="0018f157" style:font-size-asian="16pt" style:font-weight-asian="normal" style:font-size-complex="16pt" style:font-weight-complex="normal"/>
    </style:style>
    <style:style style:name="T2224" style:family="text">
      <style:text-properties style:font-name="Aegean:cv29=20" fo:font-size="14pt" style:font-size-asian="14pt" style:font-size-complex="14pt"/>
    </style:style>
    <style:style style:name="T2225" style:family="text">
      <style:text-properties style:font-name="Aegean:cv31=20" fo:font-size="14pt" officeooo:rsid="00280da2" style:font-size-asian="14pt" style:font-size-complex="14pt"/>
    </style:style>
    <style:style style:name="T2226" style:family="text">
      <style:text-properties style:font-name="Aegean:cv26=25"/>
    </style:style>
    <style:style style:name="T2227" style:family="text">
      <style:text-properties style:font-name="Aegean:cv26=25" fo:font-size="14pt" fo:font-weight="normal" officeooo:rsid="001d6d0a" style:font-size-asian="14pt" style:font-weight-asian="normal" style:font-size-complex="14pt" style:font-weight-complex="normal"/>
    </style:style>
    <style:style style:name="T2228" style:family="text">
      <style:text-properties style:font-name="Aegean:cv26=25" fo:font-size="16pt" fo:font-weight="normal" officeooo:rsid="001d6d0a" style:font-size-asian="16pt" style:font-weight-asian="normal" style:font-size-complex="16pt" style:font-weight-complex="normal"/>
    </style:style>
    <style:style style:name="T2229" style:family="text">
      <style:text-properties style:font-name="Aegean:cv29=11" fo:font-size="14pt" fo:font-weight="normal" style:font-size-asian="14pt" style:font-weight-asian="normal" style:font-size-complex="14pt" style:font-weight-complex="normal"/>
    </style:style>
    <style:style style:name="T2230" style:family="text">
      <style:text-properties style:font-name="Aegean:cv31=30" fo:font-size="14pt" fo:font-weight="normal" officeooo:rsid="00280da2" style:font-size-asian="14pt" style:font-weight-asian="normal" style:font-size-complex="14pt" style:font-weight-complex="normal"/>
    </style:style>
    <style:style style:name="T2231" style:family="text">
      <style:text-properties style:font-name="Aegean:cv26=10"/>
    </style:style>
    <style:style style:name="T2232" style:family="text">
      <style:text-properties style:font-name="Aegean:cv26=10" fo:font-size="14pt" fo:font-weight="normal" officeooo:rsid="001d6d0a" style:font-size-asian="14pt" style:font-weight-asian="normal" style:font-size-complex="14pt" style:font-weight-complex="normal"/>
    </style:style>
    <style:style style:name="T2233" style:family="text">
      <style:text-properties style:font-name="Aegean:cv26=10" fo:font-size="16pt" fo:font-weight="normal" officeooo:rsid="0018f157" style:font-size-asian="16pt" style:font-weight-asian="normal" style:font-size-complex="16pt" style:font-weight-complex="normal"/>
    </style:style>
    <style:style style:name="T2234" style:family="text">
      <style:text-properties style:font-name="Aegean:cv29=12" fo:font-size="14pt" fo:font-weight="normal" style:font-size-asian="14pt" style:font-weight-asian="normal" style:font-size-complex="14pt" style:font-weight-complex="normal"/>
    </style:style>
    <style:style style:name="T2235" style:family="text">
      <style:text-properties style:font-name="Aegean:aalt=3" fo:font-size="14pt" officeooo:rsid="00ed8d51" style:font-name-asian="Aegean2" style:font-size-asian="14pt" style:font-name-complex="Aegean2" style:font-size-complex="14pt"/>
    </style:style>
    <style:style style:name="T2236" style:family="text">
      <style:text-properties style:font-name="Aegean:cv31=26" fo:font-size="14pt" fo:font-weight="normal" officeooo:rsid="00280da2" style:font-size-asian="14pt" style:font-weight-asian="normal" style:font-size-complex="14pt" style:font-weight-complex="normal"/>
    </style:style>
    <style:style style:name="T2237" style:family="text">
      <style:text-properties style:font-name="Aegean:cv26=11"/>
    </style:style>
    <style:style style:name="T2238" style:family="text">
      <style:text-properties style:font-name="Aegean:cv26=11" fo:font-size="14pt" fo:font-weight="normal" officeooo:rsid="001d6d0a" style:font-size-asian="14pt" style:font-weight-asian="normal" style:font-size-complex="14pt" style:font-weight-complex="normal"/>
    </style:style>
    <style:style style:name="T2239" style:family="text">
      <style:text-properties style:font-name="Aegean:cv26=11" fo:font-size="16pt" fo:font-weight="normal" officeooo:rsid="0018f157" style:font-size-asian="16pt" style:font-weight-asian="normal" style:font-size-complex="16pt" style:font-weight-complex="normal"/>
    </style:style>
    <style:style style:name="T2240" style:family="text">
      <style:text-properties style:font-name="Aegean:cv29=15" fo:font-size="14pt" fo:font-weight="normal" style:font-size-asian="14pt" style:font-weight-asian="normal" style:font-size-complex="14pt" style:font-weight-complex="normal"/>
    </style:style>
    <style:style style:name="T2241" style:family="text">
      <style:text-properties style:font-name="Aegean:aalt=11" fo:font-size="14pt" officeooo:rsid="00ed8d51" style:font-name-asian="Aegean2" style:font-size-asian="14pt" style:font-name-complex="Aegean2" style:font-size-complex="14pt"/>
    </style:style>
    <style:style style:name="T2242" style:family="text">
      <style:text-properties style:font-name="Aegean:cv31=22" fo:font-size="14pt" officeooo:rsid="00280da2" style:font-size-asian="14pt" style:font-size-complex="14pt"/>
    </style:style>
    <style:style style:name="T2243" style:family="text">
      <style:text-properties style:font-name="Aegean:cv26=15"/>
    </style:style>
    <style:style style:name="T2244" style:family="text">
      <style:text-properties style:font-name="Aegean:cv26=15" fo:font-size="14pt" fo:font-weight="normal" officeooo:rsid="001d6d0a" style:font-size-asian="14pt" style:font-weight-asian="normal" style:font-size-complex="14pt" style:font-weight-complex="normal"/>
    </style:style>
    <style:style style:name="T2245" style:family="text">
      <style:text-properties style:font-name="Aegean:cv26=15" fo:font-size="16pt" fo:font-weight="normal" officeooo:rsid="0018f157" style:font-size-asian="16pt" style:font-weight-asian="normal" style:font-size-complex="16pt" style:font-weight-complex="normal"/>
    </style:style>
    <style:style style:name="T2246" style:family="text">
      <style:text-properties style:font-name="Aegean:cv29=14" fo:font-size="14pt" fo:font-weight="normal" style:font-size-asian="14pt" style:font-weight-asian="normal" style:font-size-complex="14pt" style:font-weight-complex="normal"/>
    </style:style>
    <style:style style:name="T2247" style:family="text">
      <style:text-properties style:font-name="Aegean:cv26=17"/>
    </style:style>
    <style:style style:name="T2248" style:family="text">
      <style:text-properties style:font-name="Aegean:cv26=17" fo:font-size="14pt" style:font-size-asian="14pt" style:font-size-complex="14pt"/>
    </style:style>
    <style:style style:name="T2249" style:family="text">
      <style:text-properties style:font-name="Aegean:cv26=17" fo:font-size="16pt" fo:font-weight="normal" officeooo:rsid="0018f157" style:font-size-asian="16pt" style:font-weight-asian="normal" style:font-size-complex="16pt" style:font-weight-complex="normal"/>
    </style:style>
    <style:style style:name="T2250" style:family="text">
      <style:text-properties style:font-name="Aegean:cv31=23" fo:font-size="14pt" fo:font-weight="normal" officeooo:rsid="00280da2" style:font-size-asian="14pt" style:font-weight-asian="normal" style:font-size-complex="14pt" style:font-weight-complex="normal"/>
    </style:style>
    <style:style style:name="T2251" style:family="text">
      <style:text-properties style:font-name="Aegean:cv26=12"/>
    </style:style>
    <style:style style:name="T2252" style:family="text">
      <style:text-properties style:font-name="Aegean:cv26=12" fo:font-size="14pt" fo:font-weight="normal" officeooo:rsid="001d6d0a" style:font-size-asian="14pt" style:font-weight-asian="normal" style:font-size-complex="14pt" style:font-weight-complex="normal"/>
    </style:style>
    <style:style style:name="T2253" style:family="text">
      <style:text-properties style:font-name="Aegean:cv26=12" fo:font-size="16pt" fo:font-weight="normal" officeooo:rsid="0018f157" style:font-size-asian="16pt" style:font-weight-asian="normal" style:font-size-complex="16pt" style:font-weight-complex="normal"/>
    </style:style>
    <style:style style:name="T2254" style:family="text">
      <style:text-properties style:font-name="Aegean:cv29=5" fo:font-size="14pt" fo:font-weight="normal" style:font-size-asian="14pt" style:font-weight-asian="normal" style:font-size-complex="14pt" style:font-weight-complex="normal"/>
    </style:style>
    <style:style style:name="T2255" style:family="text">
      <style:text-properties style:font-name="Aegean:cv26=18"/>
    </style:style>
    <style:style style:name="T2256" style:family="text">
      <style:text-properties style:font-name="Aegean:cv26=18" fo:font-size="14pt" style:font-size-asian="14pt" style:font-size-complex="14pt"/>
    </style:style>
    <style:style style:name="T2257" style:family="text">
      <style:text-properties style:font-name="Aegean:cv26=18" fo:font-size="16pt" fo:font-weight="normal" officeooo:rsid="0018f157" style:font-size-asian="16pt" style:font-weight-asian="normal" style:font-size-complex="16pt" style:font-weight-complex="normal"/>
    </style:style>
    <style:style style:name="T2258" style:family="text">
      <style:text-properties style:font-name="Aegean:cv26=13"/>
    </style:style>
    <style:style style:name="T2259" style:family="text">
      <style:text-properties style:font-name="Aegean:cv26=13" fo:font-size="14pt" fo:font-weight="normal" officeooo:rsid="001d6d0a" style:font-size-asian="14pt" style:font-weight-asian="normal" style:font-size-complex="14pt" style:font-weight-complex="normal"/>
    </style:style>
    <style:style style:name="T2260" style:family="text">
      <style:text-properties style:font-name="Aegean:cv26=13" fo:font-size="16pt" fo:font-weight="normal" officeooo:rsid="0018f157" style:font-size-asian="16pt" style:font-weight-asian="normal" style:font-size-complex="16pt" style:font-weight-complex="normal"/>
    </style:style>
    <style:style style:name="T2261" style:family="text">
      <style:text-properties style:font-name="Aegean:cv29=17" fo:font-size="14pt" fo:font-weight="normal" style:font-size-asian="14pt" style:font-weight-asian="normal" style:font-size-complex="14pt" style:font-weight-complex="normal"/>
    </style:style>
    <style:style style:name="T2262" style:family="text">
      <style:text-properties style:font-name="Aegean:cv26=19"/>
    </style:style>
    <style:style style:name="T2263" style:family="text">
      <style:text-properties style:font-name="Aegean:cv26=19" fo:font-size="14pt" officeooo:rsid="00280da2" style:font-size-asian="14pt" style:font-size-complex="14pt"/>
    </style:style>
    <style:style style:name="T2264" style:family="text">
      <style:text-properties style:font-name="Aegean:cv26=19" fo:font-size="16pt" fo:font-weight="normal" officeooo:rsid="0018f157" style:font-size-asian="16pt" style:font-weight-asian="normal" style:font-size-complex="16pt" style:font-weight-complex="normal"/>
    </style:style>
    <style:style style:name="T2265" style:family="text">
      <style:text-properties style:font-name="Aegean:cv26=14"/>
    </style:style>
    <style:style style:name="T2266" style:family="text">
      <style:text-properties style:font-name="Aegean:cv26=14" fo:font-size="14pt" fo:font-weight="normal" officeooo:rsid="001d6d0a" style:font-size-asian="14pt" style:font-weight-asian="normal" style:font-size-complex="14pt" style:font-weight-complex="normal"/>
    </style:style>
    <style:style style:name="T2267" style:family="text">
      <style:text-properties style:font-name="Aegean:cv26=14" fo:font-size="16pt" fo:font-weight="normal" officeooo:rsid="0018f157" style:font-size-asian="16pt" style:font-weight-asian="normal" style:font-size-complex="16pt" style:font-weight-complex="normal"/>
    </style:style>
    <style:style style:name="T2268" style:family="text">
      <style:text-properties style:font-name="Aegean:cv29=6" fo:font-size="14pt" fo:font-weight="normal" style:font-size-asian="14pt" style:font-weight-asian="normal" style:font-size-complex="14pt" style:font-weight-complex="normal"/>
    </style:style>
    <style:style style:name="T2269" style:family="text">
      <style:text-properties style:font-name="Aegean:cv29=18" fo:font-size="14pt" fo:font-weight="normal" style:font-size-asian="14pt" style:font-weight-asian="normal" style:font-size-complex="14pt" style:font-weight-complex="normal"/>
    </style:style>
    <style:style style:name="T2270" style:family="text">
      <style:text-properties style:font-name="Aegean:cv26=21"/>
    </style:style>
    <style:style style:name="T2271" style:family="text">
      <style:text-properties style:font-name="Aegean:cv26=21" fo:font-size="14pt" officeooo:rsid="00280da2" style:font-size-asian="14pt" style:font-size-complex="14pt"/>
    </style:style>
    <style:style style:name="T2272" style:family="text">
      <style:text-properties style:font-name="Aegean:cv26=21" fo:font-size="16pt" fo:font-weight="normal" officeooo:rsid="001d6d0a" fo:background-color="transparent" loext:char-shading-value="0" style:font-size-asian="16pt" style:font-weight-asian="normal" style:font-size-complex="16pt" style:font-weight-complex="normal"/>
    </style:style>
    <style:style style:name="T2273" style:family="text">
      <style:text-properties style:font-name="Aegean:cv26=5"/>
    </style:style>
    <style:style style:name="T2274" style:family="text">
      <style:text-properties style:font-name="Aegean:cv26=5" fo:font-size="16pt" fo:font-weight="normal" officeooo:rsid="0018f157" style:font-size-asian="16pt" style:font-weight-asian="normal" style:font-size-complex="16pt" style:font-weight-complex="normal"/>
    </style:style>
    <style:style style:name="T2275" style:family="text">
      <style:text-properties style:font-name="Aegean:cv26=5" style:font-name-complex="Aegean1"/>
    </style:style>
    <style:style style:name="T2276" style:family="text">
      <style:text-properties style:font-name="Aegean:cv26=5" fo:font-size="14pt" fo:font-weight="normal" officeooo:rsid="0018f157" style:font-size-asian="14pt" style:font-weight-asian="normal" style:font-size-complex="14pt" style:font-weight-complex="normal"/>
    </style:style>
    <style:style style:name="T2277" style:family="text">
      <style:text-properties style:font-name="Aegean:cv26=5" officeooo:rsid="001e5e17"/>
    </style:style>
    <style:style style:name="T2278" style:family="text">
      <style:text-properties style:font-name="Aegean:cv26=6"/>
    </style:style>
    <style:style style:name="T2279" style:family="text">
      <style:text-properties style:font-name="Aegean:cv26=6" fo:font-size="16pt" fo:font-weight="normal" officeooo:rsid="0018f157" style:font-size-asian="16pt" style:font-weight-asian="normal" style:font-size-complex="16pt" style:font-weight-complex="normal"/>
    </style:style>
    <style:style style:name="T2280" style:family="text">
      <style:text-properties style:font-name="Aegean:cv26=6" style:font-name-complex="Aegean1"/>
    </style:style>
    <style:style style:name="T2281" style:family="text">
      <style:text-properties style:font-name="Aegean:cv13"/>
    </style:style>
    <style:style style:name="T2282" style:family="text">
      <style:text-properties style:font-name="Aegean:cv13" fo:font-size="16pt" fo:background-color="transparent" loext:char-shading-value="0" style:font-size-asian="16pt" style:font-size-complex="16pt"/>
    </style:style>
    <style:style style:name="T2283" style:family="text">
      <style:text-properties style:font-name="Aegean:cv13" fo:font-size="14pt" fo:font-weight="normal" style:font-size-asian="14pt" style:font-weight-asian="normal" style:font-size-complex="14pt" style:font-weight-complex="normal"/>
    </style:style>
    <style:style style:name="T2284" style:family="text">
      <style:text-properties style:font-name="Aegean:cv13=2"/>
    </style:style>
    <style:style style:name="T2285" style:family="text">
      <style:text-properties style:font-name="Aegean:cv13=2" fo:font-size="16pt" fo:background-color="transparent" loext:char-shading-value="0" style:font-size-asian="16pt" style:font-size-complex="16pt"/>
    </style:style>
    <style:style style:name="T2286" style:family="text">
      <style:text-properties style:font-name="Aegean:cv13=6" fo:font-size="16pt" fo:font-weight="normal" officeooo:rsid="002649d7" fo:background-color="transparent" loext:char-shading-value="0" style:font-size-asian="16pt" style:font-weight-asian="normal" style:font-size-complex="16pt" style:font-weight-complex="normal"/>
    </style:style>
    <style:style style:name="T2287" style:family="text">
      <style:text-properties style:font-name="Aegean:cv13=6" fo:language="en" fo:country="US" style:font-name-complex="Aegean1"/>
    </style:style>
    <style:style style:name="T2288" style:family="text">
      <style:text-properties style:font-name="Aegean:cv13=6" fo:font-size="14pt" fo:font-weight="normal" style:font-size-asian="14pt" style:font-weight-asian="normal" style:font-size-complex="14pt" style:font-weight-complex="normal"/>
    </style:style>
    <style:style style:name="T2289" style:family="text">
      <style:text-properties style:font-name="Aegean:cv13=7" fo:font-size="16pt" fo:font-weight="normal" officeooo:rsid="002649d7" fo:background-color="transparent" loext:char-shading-value="0" style:font-size-asian="16pt" style:font-weight-asian="normal" style:font-size-complex="16pt" style:font-weight-complex="normal"/>
    </style:style>
    <style:style style:name="T2290" style:family="text">
      <style:text-properties style:font-name="Aegean:cv13=7" fo:font-size="14pt" fo:font-weight="normal" style:font-size-asian="14pt" style:font-weight-asian="normal" style:font-size-complex="14pt" style:font-weight-complex="normal"/>
    </style:style>
    <style:style style:name="T2291" style:family="text">
      <style:text-properties style:font-name="Aegean:cv16=3"/>
    </style:style>
    <style:style style:name="T2292" style:family="text">
      <style:text-properties style:font-name="Aegean:cv16=3" fo:font-size="16pt" style:font-size-asian="16pt" style:font-size-complex="16pt"/>
    </style:style>
    <style:style style:name="T2293" style:family="text">
      <style:text-properties style:font-name="Aegean:cv16=4" fo:font-size="16pt" style:font-size-asian="16pt" style:font-size-complex="16pt"/>
    </style:style>
    <style:style style:name="T2294" style:family="text">
      <style:text-properties style:font-name="Aegean:cv16=4" officeooo:rsid="001e5e17"/>
    </style:style>
    <style:style style:name="T2295" style:family="text">
      <style:text-properties style:font-name="Aegean:cv16=7" fo:font-size="16pt" style:font-size-asian="16pt" style:font-size-complex="16pt"/>
    </style:style>
    <style:style style:name="T2296" style:family="text">
      <style:text-properties style:font-name="Aegean:cv16=7" fo:language="en" fo:country="US" style:font-name-complex="Aegean1"/>
    </style:style>
    <style:style style:name="T2297" style:family="text">
      <style:text-properties style:font-name="Aegean:cv16=8" fo:font-size="16pt" style:font-size-asian="16pt" style:font-size-complex="16pt"/>
    </style:style>
    <style:style style:name="T2298" style:family="text">
      <style:text-properties style:font-name="Aegean:cv16=8" fo:language="en" fo:country="US" style:font-name-complex="Aegean1"/>
    </style:style>
    <style:style style:name="T2299" style:family="text">
      <style:text-properties style:font-name="Aegean:cv16=8" fo:font-size="14pt" style:font-size-asian="14pt" style:font-size-complex="14pt"/>
    </style:style>
    <style:style style:name="T2300" style:family="text">
      <style:text-properties style:font-name="Aegean:cv16=10" fo:font-size="16pt" style:font-size-asian="16pt" style:font-size-complex="16pt"/>
    </style:style>
    <style:style style:name="T2301" style:family="text">
      <style:text-properties style:font-name="Aegean:cv16=11" fo:font-size="16pt" style:font-size-asian="16pt" style:font-size-complex="16pt"/>
    </style:style>
    <style:style style:name="T2302" style:family="text">
      <style:text-properties style:font-name="Aegean:cv16=12" fo:font-size="16pt" style:font-size-asian="16pt" style:font-size-complex="16pt"/>
    </style:style>
    <style:style style:name="T2303" style:family="text">
      <style:text-properties style:font-name="Aegean:cv16=12" fo:font-size="14pt" style:font-size-asian="14pt" style:font-size-complex="14pt"/>
    </style:style>
    <style:style style:name="T2304" style:family="text">
      <style:text-properties style:font-name="Aegean:cv16=13" fo:font-size="16pt" style:font-size-asian="16pt" style:font-size-complex="16pt"/>
    </style:style>
    <style:style style:name="T2305" style:family="text">
      <style:text-properties style:font-name="Aegean:cv16=13" fo:font-size="14pt" style:font-size-asian="14pt" style:font-size-complex="14pt"/>
    </style:style>
    <style:style style:name="T2306" style:family="text">
      <style:text-properties style:font-name="Aegean:cv19=2"/>
    </style:style>
    <style:style style:name="T2307" style:family="text">
      <style:text-properties style:font-name="Aegean:cv19=2" fo:font-size="16pt" style:font-size-asian="16pt" style:font-size-complex="16pt"/>
    </style:style>
    <style:style style:name="T2308" style:family="text">
      <style:text-properties style:font-name="Aegean:cv19=4" fo:font-size="16pt" style:font-size-asian="16pt" style:font-size-complex="16pt"/>
    </style:style>
    <style:style style:name="T2309" style:family="text">
      <style:text-properties style:font-name="Aegean:cv19=5" fo:font-size="16pt" style:font-size-asian="16pt" style:font-size-complex="16pt"/>
    </style:style>
    <style:style style:name="T2310" style:family="text">
      <style:text-properties style:font-name="Aegean:cv19=6" fo:font-size="16pt" style:font-size-asian="16pt" style:font-size-complex="16pt"/>
    </style:style>
    <style:style style:name="T2311" style:family="text">
      <style:text-properties style:font-name="Aegean:cv19=8" fo:font-size="16pt" style:font-size-asian="16pt" style:font-size-complex="16pt"/>
    </style:style>
    <style:style style:name="T2312" style:family="text">
      <style:text-properties style:font-name="Aegean:cv19=11" fo:font-size="16pt" style:font-size-asian="16pt" style:font-size-complex="16pt"/>
    </style:style>
    <style:style style:name="T2313" style:family="text">
      <style:text-properties style:font-name="Aegean:cv19=12" fo:font-size="16pt" style:font-size-asian="16pt" style:font-size-complex="16pt"/>
    </style:style>
    <style:style style:name="T2314" style:family="text">
      <style:text-properties fo:color="#0f089a" fo:font-size="20pt" style:font-size-asian="20pt" style:font-name-complex="Calibri Light3" style:font-size-complex="20pt"/>
    </style:style>
    <style:style style:name="T2315" style:family="text">
      <style:text-properties fo:color="#0f089a" fo:font-size="20pt" officeooo:rsid="001221a9" style:font-size-asian="20pt" style:font-name-complex="Calibri Light3" style:font-size-complex="20pt"/>
    </style:style>
    <style:style style:name="T2316" style:family="text">
      <style:text-properties fo:color="#0f089a" fo:font-size="20pt" officeooo:rsid="001738d5" style:font-size-asian="20pt" style:font-name-complex="Calibri Light3" style:font-size-complex="20pt"/>
    </style:style>
    <style:style style:name="T2317" style:family="text">
      <style:text-properties style:font-name="Aegean:cv31=11" fo:language="en" fo:country="US" style:font-name-complex="Aegean1"/>
    </style:style>
    <style:style style:name="T2318" style:family="text">
      <style:text-properties style:font-name="Aegean:cv31=6" fo:font-size="14pt" style:font-size-asian="14pt" style:font-size-complex="14pt"/>
    </style:style>
    <style:style style:name="T2319" style:family="text">
      <style:text-properties style:font-name="Aegean:cv31=10" fo:font-size="14pt" style:font-size-asian="14pt" style:font-size-complex="14pt"/>
    </style:style>
    <style:style style:name="T2320" style:family="text">
      <style:text-properties style:font-name-complex="Calibri Light3"/>
    </style:style>
    <style:style style:name="T2321" style:family="text">
      <style:text-properties style:font-name="Aegean:cv31=2" fo:font-size="14pt" style:font-size-asian="14pt" style:font-size-complex="14pt"/>
    </style:style>
    <style:style style:name="T2322" style:family="text">
      <style:text-properties officeooo:rsid="00f729b4"/>
    </style:style>
    <style:style style:name="T2323" style:family="text">
      <style:text-properties style:font-name="Aegean:cv19=7" fo:font-size="16pt" style:font-size-asian="16pt" style:font-size-complex="16pt"/>
    </style:style>
    <style:style style:name="T2324" style:family="text">
      <style:text-properties style:font-name="Calibri Light:c2sc" fo:font-size="9pt" fo:font-weight="normal" officeooo:rsid="00e895e6" style:font-name-asian="Calibri Light2" style:font-size-asian="9pt" style:font-weight-asian="normal" style:font-name-complex="Courier New1" style:font-size-complex="9pt" style:font-weight-complex="normal"/>
    </style:style>
    <style:style style:name="T2325" style:family="text">
      <style:text-properties style:font-name="Calibri Light:c2sc" fo:font-size="9pt" fo:font-weight="normal" officeooo:rsid="00ea2231" style:font-name-asian="Calibri Light2" style:font-size-asian="9pt" style:font-weight-asian="normal" style:font-name-complex="Courier New1" style:font-size-complex="9pt" style:font-weight-complex="normal"/>
    </style:style>
    <style:style style:name="T2326" style:family="text">
      <style:text-properties style:font-name="Calibri Light:c2sc" fo:font-size="9pt" fo:font-weight="normal" officeooo:rsid="008bbfd3" style:font-name-asian="Calibri Light2" style:font-size-asian="9pt" style:font-weight-asian="normal" style:font-name-complex="Courier New1" style:font-size-complex="9pt" style:font-weight-complex="normal"/>
    </style:style>
    <style:style style:name="T2327" style:family="text">
      <style:text-properties style:font-name="Aegean:cv09" fo:font-size="14pt" style:font-size-asian="14pt" style:font-size-complex="14pt"/>
    </style:style>
    <style:style style:name="T2328" style:family="text">
      <style:text-properties style:font-name="Aegean:cv09=3" fo:font-size="14pt" style:font-size-asian="14pt" style:font-size-complex="14pt"/>
    </style:style>
    <style:style style:name="T2329" style:family="text">
      <style:text-properties style:font-name="Aegean:cv13=5" fo:font-size="14pt" fo:font-weight="normal" style:font-size-asian="14pt" style:font-weight-asian="normal" style:font-size-complex="14pt" style:font-weight-complex="normal"/>
    </style:style>
    <style:style style:name="T2330" style:family="text">
      <style:text-properties style:font-name="Aegean:cv23=6" fo:font-size="14pt" fo:font-weight="normal" style:font-size-asian="14pt" style:font-weight-asian="normal" style:font-size-complex="14pt" style:font-weight-complex="normal"/>
    </style:style>
    <style:style style:name="T2331" style:family="text">
      <style:text-properties style:font-name="Aegean:cv23=5" fo:font-weight="normal" style:font-weight-asian="normal" style:font-weight-complex="normal"/>
    </style:style>
    <style:style style:name="T2332" style:family="text">
      <style:text-properties style:font-name="Aegean:cv23=18" fo:font-weight="normal" style:font-weight-asian="normal" style:font-weight-complex="normal"/>
    </style:style>
    <style:style style:name="T2333" style:family="text">
      <style:text-properties style:font-name="Aegean:cv23" fo:font-weight="normal" style:font-weight-asian="normal" style:font-weight-complex="normal"/>
    </style:style>
    <style:style style:name="T2334" style:family="text">
      <style:text-properties style:font-name="Aegean:cv23=8" fo:font-weight="normal" style:font-weight-asian="normal" style:font-weight-complex="normal"/>
    </style:style>
    <style:style style:name="T2335" style:family="text">
      <style:text-properties style:font-name="Aegean:cv23=19" fo:font-weight="normal" style:font-weight-asian="normal" style:font-weight-complex="normal"/>
    </style:style>
    <style:style style:name="T2336" style:family="text">
      <style:text-properties style:font-name="Aegean:cv23=2" fo:font-weight="normal" style:font-weight-asian="normal" style:font-weight-complex="normal"/>
    </style:style>
    <style:style style:name="T2337" style:family="text">
      <style:text-properties style:font-name="Aegean:cv23=9" fo:font-weight="normal" style:font-weight-asian="normal" style:font-weight-complex="normal"/>
    </style:style>
    <style:style style:name="T2338" style:family="text">
      <style:text-properties style:font-name="Aegean:cv23=20" fo:font-weight="normal" style:font-weight-asian="normal" style:font-weight-complex="normal"/>
    </style:style>
    <style:style style:name="T2339" style:family="text">
      <style:text-properties style:font-name="Aegean:cv23=10" fo:font-weight="normal" style:font-weight-asian="normal" style:font-weight-complex="normal"/>
    </style:style>
    <style:style style:name="T2340" style:family="text">
      <style:text-properties style:font-name="Aegean:cv23=21" fo:font-weight="normal" style:font-weight-asian="normal" style:font-weight-complex="normal"/>
    </style:style>
    <style:style style:name="T2341" style:family="text">
      <style:text-properties style:font-name="Aegean:cv23=11" fo:font-weight="normal" style:font-weight-asian="normal" style:font-weight-complex="normal"/>
    </style:style>
    <style:style style:name="T2342" style:family="text">
      <style:text-properties style:font-name="Aegean:cv23=12" fo:font-weight="normal" style:font-weight-asian="normal" style:font-weight-complex="normal"/>
    </style:style>
    <style:style style:name="T2343" style:family="text">
      <style:text-properties style:font-name="Aegean:cv23=13" fo:font-weight="normal" style:font-weight-asian="normal" style:font-weight-complex="normal"/>
    </style:style>
    <style:style style:name="T2344" style:family="text">
      <style:text-properties style:font-name="Aegean:cv23=14" fo:font-weight="normal" style:font-weight-asian="normal" style:font-weight-complex="normal"/>
    </style:style>
    <style:style style:name="T2345" style:family="text">
      <style:text-properties style:font-name="Aegean:cv23=22" fo:font-weight="normal" style:font-weight-asian="normal" style:font-weight-complex="normal"/>
    </style:style>
    <style:style style:name="T2346" style:family="text">
      <style:text-properties style:font-name="Aegean:cv23=15" fo:font-weight="normal" style:font-weight-asian="normal" style:font-weight-complex="normal"/>
    </style:style>
    <style:style style:name="T2347" style:family="text">
      <style:text-properties fo:font-size="13pt" style:font-size-asian="13pt" style:font-name-complex="Aegean1" style:font-size-complex="13pt"/>
    </style:style>
    <style:style style:name="T2348" style:family="text">
      <style:text-properties fo:font-size="13pt" fo:language="en" fo:country="US" style:font-size-asian="13pt" style:font-name-complex="Aegean1" style:font-size-complex="13pt"/>
    </style:style>
    <style:style style:name="T2349" style:family="text">
      <style:text-properties fo:font-size="13pt" fo:language="en" fo:country="US" officeooo:rsid="0109ef72" style:font-size-asian="13pt" style:font-name-complex="Aegean1" style:font-size-complex="13pt"/>
    </style:style>
    <style:style style:name="T2350" style:family="text">
      <style:text-properties officeooo:rsid="00b39a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9"/>
      <text:p text:style-name="P415"/>
      <text:p text:style-name="P420">A<text:span text:style-name="T2350">e</text:span>gean</text:p>
      <text:p text:style-name="P413"/>
      <text:p text:style-name="P413"/>
      <text:p text:style-name="P413"/>
      <text:p text:style-name="P418">Scripts and symbol<text:span text:style-name="T1918">s</text:span> of the Aegean world</text:p>
      <text:p text:style-name="P413"/>
      <text:p text:style-name="P413"/>
      <text:p text:style-name="P590">b</text:p>
      <text:p text:style-name="P413"/>
      <text:p text:style-name="P413"/>
      <text:p text:style-name="P413"/>
      <text:p text:style-name="P406">Basic Latin, Greek and Coptic, Greek Extended,<text:span text:style-name="T1916"> </text:span>Punctuation and other Symbols,<text:line-break/>Linear B Syllabary, Linear B Ideograms, Aegean Numbers,<text:span text:style-name="T1916"> </text:span>Ancient Greek Numbers, Ancient Symbols,<text:line-break/>Phaistos Disc, Lycian, Carian, Old Italic,<text:span text:style-name="T1916"> </text:span>Ugaritic, Old Persian, Linear A, Cypriot Syllabary,<text:line-break/>Phoenician, Lydian<text:span text:style-name="T82">, Anatolian Hieroglyphs</text:span> and<text:span text:style-name="T1916"> </text:span>Ancient Greek Musical Notation.</text:p>
      <text:p text:style-name="P406"/>
      <text:p text:style-name="P407">Cretan Hieroglyphs and Cypro-Minoan in dedicated fonts.</text:p>
      <text:p text:style-name="P407"/>
      <text:p text:style-name="P407">Local variants of Ancient Greek and Old Italic alphabets<text:span text:style-name="T83">, OpenType coverage of Old Italic scripts.</text:span></text:p>
      <text:p text:style-name="P406"/>
      <text:p text:style-name="P406">Phrygian, Sidetic, Arkalochori Axe,<text:span text:style-name="T1916"> </text:span>Dispilio tablet <text:span text:style-name="T84">and </text:span>signs on Troy vessels.</text:p>
      <text:p text:style-name="P414"/>
      <text:p text:style-name="P384">638714925</text:p>
      <text:p text:style-name="P413"/>
      <text:p text:style-name="P413"/>
      <text:p text:style-name="P413"/>
      <text:p text:style-name="P413"/>
      <text:p text:style-name="P413"/>
      <text:p text:style-name="P413"/>
      <text:p text:style-name="P413"/>
      <text:p text:style-name="P413"/>
      <text:p text:style-name="P17"><text:span text:style-name="Προεπιλεγμένη_20_γραμματοσειρά"><text:span text:style-name="T2">Aegean</text:span></text:span><text:span text:style-name="Προεπιλεγμένη_20_γραμματοσειρά"><text:span text:style-name="T1">, </text:span></text:span><text:span text:style-name="Προεπιλεγμένη_20_γραμματοσειρά"><text:span text:style-name="T3">version </text:span></text:span><text:span text:style-name="Προεπιλεγμένη_20_γραμματοσειρά"><text:span text:style-name="T6">1</text:span></text:span><text:span text:style-name="Προεπιλεγμένη_20_γραμματοσειρά"><text:span text:style-name="T9">3</text:span></text:span><text:span text:style-name="Προεπιλεγμένη_20_γραμματοσειρά"><text:span text:style-name="T6">.</text:span></text:span><text:span text:style-name="Προεπιλεγμένη_20_γραμματοσειρά"><text:span text:style-name="T9">0</text:span></text:span><text:span text:style-name="Προεπιλεγμένη_20_γραμματοσειρά"><text:span text:style-name="T6">0</text:span></text:span><text:span text:style-name="Προεπιλεγμένη_20_γραμματοσειρά"><text:span text:style-name="T5">, </text:span></text:span><text:span text:style-name="Προεπιλεγμένη_20_γραμματοσειρά"><text:span text:style-name="T9">March</text:span></text:span><text:span text:style-name="Προεπιλεγμένη_20_γραμματοσειρά"><text:span text:style-name="T8"> </text:span></text:span><text:span text:style-name="Προεπιλεγμένη_20_γραμματοσειρά"><text:span text:style-name="T5">20</text:span></text:span><text:span text:style-name="Προεπιλεγμένη_20_γραμματοσειρά"><text:span text:style-name="T7">20</text:span></text:span><text:span text:style-name="Προεπιλεγμένη_20_γραμματοσειρά"><text:span text:style-name="T1"><text:line-break/></text:span></text:span><text:span text:style-name="Προεπιλεγμένη_20_γραμματοσειρά"><text:span text:style-name="T676">free strictly</text:span></text:span><text:span text:style-name="Προεπιλεγμένη_20_γραμματοσειρά"><text:span text:style-name="T677"> </text:span></text:span><text:span text:style-name="Προεπιλεγμένη_20_γραμματοσειρά"><text:span text:style-name="T676">for </text:span></text:span><text:span text:style-name="Προεπιλεγμένη_20_γραμματοσειρά"><text:span text:style-name="T677">personal, non-commercial use<text:line-break/></text:span></text:span><text:span text:style-name="Προεπιλεγμένη_20_γραμματοσειρά"><text:span text:style-name="T678">available under the</text:span></text:span><text:span text:style-name="Προεπιλεγμένη_20_γραμματοσειρά"><text:span text:style-name="T679"> </text:span></text:span><text:span text:style-name="Προεπιλεγμένη_20_γραμματοσειρά"><text:span text:style-name="T678">general </text:span></text:span><text:span text:style-name="Προεπιλεγμένη_20_γραμματοσειρά"><text:span text:style-name="T317">ufas</text:span></text:span><text:span text:style-name="Προεπιλεγμένη_20_γραμματοσειρά"><text:span text:style-name="T678"> </text:span></text:span><text:span text:style-name="Υπερ-σύνδεση"><text:span text:style-name="T680">licence<text:line-break/></text:span></text:span><text:span text:style-name="Υπερ-σύνδεση"><text:span text:style-name="T318">Unicode Fonts for Ancient Scripts</text:span></text:span><text:span text:style-name="Προεπιλεγμένη_20_γραμματοσειρά"><text:span text:style-name="T319"><text:line-break/></text:span></text:span><text:span text:style-name="Υπερ-σύνδεση"><text:span text:style-name="T318">George Douros</text:span></text:span></text:p>
      <text:p text:style-name="P413"/>
      <text:p text:style-name="P311"><text:span text:style-name="Υπερ-σύνδεση"><text:span text:style-name="T1915"/></text:span></text:p>
      <text:p text:style-name="P389"><text:soft-page-break/>Character repertoire of Aegean</text:p>
      <text:p text:style-name="P390"/>
      <text:p text:style-name="P52"><text:span text:style-name="Προεπιλεγμένη_20_γραμματοσειρά"><text:span text:style-name="T738">Basic Multilingual Plane</text:span></text:span></text:p>
      <text:p text:style-name="P52"><text:span text:style-name="Προεπιλεγμένη_20_γραμματοσειρά"><text:span text:style-name="T1088"/></text:span></text:p>
      <text:p text:style-name="P44"><text:span text:style-name="Προεπιλεγμένη_20_γραμματοσειρά"><text:span text:style-name="T1004">!</text:span></text:span><text:span text:style-name="Προεπιλεγμένη_20_γραμματοσειρά"><text:span text:style-name="T1003"> " # $ % &amp; ' ( ) * + , - . / 0 1 2 3 4 5 6 7 8 9 : ; &lt; = &gt; ? @ A B C D E F G H I J K L M N O P Q R S T U V W X Y Z [ \ ] ^ _ ` a b c d e f g h i j k l m n o p q r s t u v w x y z { | } ~ ¡ ¢ £ ¤ ¥ ¦ § ¨ © ª « ¬ ® ¯ ° ± ² ³ ´ µ ¶ · ¸ ¹ º » ¼ ½ ¾ ¿ × ÷ ƒ Ȣ ȣ ʃ ʻ ʼ ʽ ˉ ˮ</text:span></text:span><text:span text:style-name="Προεπιλεγμένη_20_γραμματοσειρά"><text:span text:style-name="T1001"> </text:span></text:span><text:span text:style-name="Προεπιλεγμένη_20_γραμματοσειρά"><text:span text:style-name="T1093">◌</text:span></text:span><text:span text:style-name="Προεπιλεγμένη_20_γραμματοσειρά"><text:span text:style-name="T1001">‌̀ </text:span></text:span><text:span text:style-name="Προεπιλεγμένη_20_γραμματοσειρά"><text:span text:style-name="T1093">◌</text:span></text:span><text:span text:style-name="Προεπιλεγμένη_20_γραμματοσειρά"><text:span text:style-name="T1001">‌́ </text:span></text:span><text:span text:style-name="Προεπιλεγμένη_20_γραμματοσειρά"><text:span text:style-name="T1093">◌</text:span></text:span><text:span text:style-name="Προεπιλεγμένη_20_γραμματοσειρά"><text:span text:style-name="T1001">‌̄ </text:span></text:span><text:span text:style-name="Προεπιλεγμένη_20_γραμματοσειρά"><text:span text:style-name="T1093">◌</text:span></text:span><text:span text:style-name="Προεπιλεγμένη_20_γραμματοσειρά"><text:span text:style-name="T1001">‌̆ </text:span></text:span><text:span text:style-name="Προεπιλεγμένη_20_γραμματοσειρά"><text:span text:style-name="T1093">◌</text:span></text:span><text:span text:style-name="Προεπιλεγμένη_20_γραμματοσειρά"><text:span text:style-name="T1001">‌̇ </text:span></text:span><text:span text:style-name="Προεπιλεγμένη_20_γραμματοσειρά"><text:span text:style-name="T1093">◌</text:span></text:span><text:span text:style-name="Προεπιλεγμένη_20_γραμματοσειρά"><text:span text:style-name="T1001">‌̍ </text:span></text:span><text:span text:style-name="Προεπιλεγμένη_20_γραμματοσειρά"><text:span text:style-name="T1093">◌</text:span></text:span><text:span text:style-name="Προεπιλεγμένη_20_γραμματοσειρά"><text:span text:style-name="T1001">‌̓ </text:span></text:span><text:span text:style-name="Προεπιλεγμένη_20_γραμματοσειρά"><text:span text:style-name="T1093">◌</text:span></text:span><text:span text:style-name="Προεπιλεγμένη_20_γραμματοσειρά"><text:span text:style-name="T1001">‌̔ </text:span></text:span><text:span text:style-name="Προεπιλεγμένη_20_γραμματοσειρά"><text:span text:style-name="T1093">◌</text:span></text:span><text:span text:style-name="Προεπιλεγμένη_20_γραμματοσειρά"><text:span text:style-name="T1001">‌̩ </text:span></text:span><text:span text:style-name="Προεπιλεγμένη_20_γραμματοσειρά"><text:span text:style-name="T1093">◌</text:span></text:span><text:span text:style-name="Προεπιλεγμένη_20_γραμματοσειρά"><text:span text:style-name="T1001">‌̮ </text:span></text:span><text:span text:style-name="Προεπιλεγμένη_20_γραμματοσειρά"><text:span text:style-name="T1093">◌</text:span></text:span><text:span text:style-name="Προεπιλεγμένη_20_γραμματοσειρά"><text:span text:style-name="T1001">‌̰ </text:span></text:span><text:span text:style-name="Προεπιλεγμένη_20_γραμματοσειρά"><text:span text:style-name="T1093">◌</text:span></text:span><text:span text:style-name="Προεπιλεγμένη_20_γραμματοσειρά"><text:span text:style-name="T1001">‌̱ </text:span></text:span><text:span text:style-name="Προεπιλεγμένη_20_γραμματοσειρά"><text:span text:style-name="T1093">◌</text:span></text:span><text:span text:style-name="Προεπιλεγμένη_20_γραμματοσειρά"><text:span text:style-name="T1001">‌͂ </text:span></text:span><text:span text:style-name="Προεπιλεγμένη_20_γραμματοσειρά"><text:span text:style-name="T1093">◌</text:span></text:span><text:span text:style-name="Προεπιλεγμένη_20_γραμματοσειρά"><text:span text:style-name="T1001">‌̈́ </text:span></text:span><text:span text:style-name="Προεπιλεγμένη_20_γραμματοσειρά"><text:span text:style-name="T1093">◌</text:span></text:span><text:span text:style-name="Προεπιλεγμένη_20_γραμματοσειρά"><text:span text:style-name="T1001">‌͜</text:span></text:span><text:span text:style-name="Προεπιλεγμένη_20_γραμματοσειρά"><text:span text:style-name="T1095">◌</text:span></text:span><text:span text:style-name="Προεπιλεγμένη_20_γραμματοσειρά"><text:span text:style-name="T1001"> </text:span></text:span><text:span text:style-name="Προεπιλεγμένη_20_γραμματοσειρά"><text:span text:style-name="T1093">◌</text:span></text:span><text:span text:style-name="Προεπιλεγμένη_20_γραμματοσειρά"><text:span text:style-name="T1001">‌͟</text:span></text:span><text:span text:style-name="Προεπιλεγμένη_20_γραμματοσειρά"><text:span text:style-name="T1095">◌</text:span></text:span><text:span text:style-name="Προεπιλεγμένη_20_γραμματοσειρά"><text:span text:style-name="T1001"> </text:span></text:span><text:span text:style-name="Προεπιλεγμένη_20_γραμματοσειρά"><text:span text:style-name="T1093">◌</text:span></text:span><text:span text:style-name="Προεπιλεγμένη_20_γραμματοσειρά"><text:span text:style-name="T1001">‌͡</text:span></text:span><text:span text:style-name="Προεπιλεγμένη_20_γραμματοσειρά"><text:span text:style-name="T1095">◌</text:span></text:span><text:span text:style-name="Προεπιλεγμένη_20_γραμματοσειρά"><text:span text:style-name="T1003"> Ͱ ͱ Ͳ ͳ ʹ ͵ Ͷ ͷ ͺ ͻ ͼ ͽ ; Ϳ ΄ ΅ Ά · Έ Ή Ί Ό Ύ Ώ ΐ Α Β Γ Δ Ε Ζ Η Θ Ι Κ Λ Μ Ν Ξ Ο Π Ρ Σ Τ Υ Φ Χ Ψ Ω Ϊ Ϋ ά έ ή ί ΰ α β γ δ ε ζ η θ ι κ λ μ ν ξ ο π ρ ς σ τ υ φ χ ψ ω ϊ ϋ ό ύ ώ Ϗ ϐ ϑ ϒ ϓ ϔ ϕ ϖ ϗ Ϙ ϙ Ϛ ϛ Ϝ ϝ Ϟ ϟ Ϡ ϡ Ϣ ϣ Ϥ ϥ Ϧ ϧ Ϩ ϩ Ϫ ϫ Ϭ ϭ Ϯ ϯ ϰ ϱ ϲ ϳ ϴ ϵ ϶ Ϸ ϸ Ϲ Ϻ ϻ ϼ Ͻ Ͼ Ͽ </text:span></text:span><text:span text:style-name="Προεπιλεγμένη_20_γραμματοσειρά"><text:span text:style-name="T1094">◌</text:span></text:span><text:span text:style-name="Προεπιλεγμένη_20_γραμματοσειρά"><text:span text:style-name="T1003">‌᷀ </text:span></text:span><text:span text:style-name="Προεπιλεγμένη_20_γραμματοσειρά"><text:span text:style-name="T1094">◌</text:span></text:span><text:span text:style-name="Προεπιλεγμένη_20_γραμματοσειρά"><text:span text:style-name="T1003">‌᷁ ἀ ἁ ἂ ἃ ἄ ἅ ἆ ἇ Ἀ Ἁ Ἂ Ἃ Ἄ Ἅ Ἆ Ἇ ἐ ἑ ἒ ἓ ἔ ἕ Ἐ Ἑ Ἒ Ἓ Ἔ Ἕ ἠ ἡ ἢ ἣ ἤ ἥ ἦ ἧ Ἠ Ἡ Ἢ Ἣ Ἤ Ἥ Ἦ Ἧ ἰ ἱ ἲ ἳ ἴ ἵ ἶ ἷ Ἰ Ἱ Ἲ Ἳ Ἴ Ἵ Ἶ Ἷ ὀ ὁ ὂ ὃ ὄ ὅ Ὀ Ὁ Ὂ Ὃ Ὄ Ὅ ὐ ὑ ὒ ὓ ὔ ὕ ὖ ὗ Ὑ Ὓ Ὕ Ὗ ὠ ὡ ὢ ὣ ὤ ὥ ὦ ὧ Ὠ Ὡ Ὢ Ὣ Ὤ Ὥ Ὦ Ὧ ὰ ά ὲ έ ὴ ή ὶ ί ὸ ό ὺ ύ ὼ ώ ᾀ ᾁ ᾂ ᾃ ᾄ ᾅ ᾆ ᾇ ᾈ ᾉ ᾊ ᾋ ᾌ ᾍ ᾎ ᾏ ᾐ ᾑ ᾒ ᾓ ᾔ ᾕ ᾖ ᾗ ᾘ ᾙ ᾚ ᾛ ᾜ ᾝ ᾞ ᾟ ᾠ ᾡ ᾢ ᾣ ᾤ ᾥ ᾦ ᾧ ᾨ ᾩ ᾪ ᾫ ᾬ ᾭ ᾮ ᾯ ᾰ ᾱ ᾲ ᾳ ᾴ ᾶ ᾷ Ᾰ Ᾱ Ὰ Ά ᾼ ᾽ ι ᾿ ῀ ῁ ῂ ῃ ῄ ῆ ῇ Ὲ Έ Ὴ Ή ῌ ῍ ῎ ῏ ῐ ῑ ῒ ΐ ῖ ῗ Ῐ Ῑ Ὶ Ί ῝ ῞ ῟ ῠ ῡ ῢ ΰ ῤ ῥ ῦ ῧ Ῠ Ῡ Ὺ Ύ Ῥ ῭ ΅ ` ῲ ῳ ῴ ῶ ῷ Ὸ Ό Ὼ Ώ ῼ ´ ῾ ‐ ‒ – — ― ‖ ‗ ‘ ’ ‚ ‛ “ ” „ ‟ † ‡ • … ‰ ′ ″ ‴ ‵ ‶ ‷ ‸ ‹ › ※ ‼ ‽ ‾ ‿ ⁂ ⁄ ⁏ ⁕ ⁖ ⁗ ⁘ ⁙ ⁚ ⁛ ⁜ ⁝ ⁞ ⁰ ⁱ ⁴ ⁵ ⁶ ⁷ ⁸ ⁹ ⁺ ⁻ ⁼ ⁽ ⁾ ⁿ ₀ ₁ ₂ ₃ ₄ ₅ ₆ ₇ ₈ ₉ ₊ ₋ ₌ ₍ ₎ € ™ ⅐ ⅑ ⅒ ⅓ ⅔ ⅕ ⅖ ⅗ ⅘ ⅙ ⅚ ⅛ ⅜ ⅝ ⅞ ⅟ − ∗ ∙ ∸ ≈ ≠ ≡ ≤ ≥ ≻ ⊺ ⌇ ⏑ ⏒ ⏓ ⏔ ⏕ ⏖ ⏗ ⏘ ⏙ ◌ ☥ ♩ ♪ ♫ ♬ ♭ ♮ ♯ ⚪ ⟦ ⟧ ⟨ ⟩ ⟪ ⟫ ⦀ ⮾ ⸀ ⸁ ⸂ ⸃ ⸄ ⸅ ⸆ ⸇ ⸈ ⸉ ⸊ ⸋ ⸌ ⸍ ⸎ </text:span></text:span><text:span text:style-name="Προεπιλεγμένη_20_γραμματοσειρά"><text:span text:style-name="T1094">◌</text:span></text:span><text:span text:style-name="Προεπιλεγμένη_20_γραμματοσειρά"><text:span text:style-name="T1003">‌⸏</text:span></text:span><text:span text:style-name="Προεπιλεγμένη_20_γραμματοσειρά"><text:span text:style-name="T1096">◌</text:span></text:span><text:span text:style-name="Προεπιλεγμένη_20_γραμματοσειρά"><text:span text:style-name="T224"> </text:span></text:span><text:span text:style-name="Προεπιλεγμένη_20_γραμματοσειρά"><text:span text:style-name="T1094">◌</text:span></text:span><text:span text:style-name="Προεπιλεγμένη_20_γραμματοσειρά"><text:span text:style-name="T1003">‌⸐</text:span></text:span><text:span text:style-name="Προεπιλεγμένη_20_γραμματοσειρά"><text:span text:style-name="T1096">◌</text:span></text:span><text:span text:style-name="Προεπιλεγμένη_20_γραμματοσειρά"><text:span text:style-name="T1003"> </text:span></text:span><text:span text:style-name="Προεπιλεγμένη_20_γραμματοσειρά"><text:span text:style-name="T1096">◌</text:span></text:span><text:span text:style-name="Προεπιλεγμένη_20_γραμματοσειρά"><text:span text:style-name="T1003">⸑</text:span></text:span><text:span text:style-name="Προεπιλεγμένη_20_γραμματοσειρά"><text:span text:style-name="T1094">◌</text:span></text:span><text:span text:style-name="Προεπιλεγμένη_20_γραμματοσειρά"><text:span text:style-name="T1003">‌ ⸒ ⸓ ⸔ ⸕ ⸖ ⸗ ⸘ ⸙ ⸚ ⸛ ⸜ ⸝ ⸞ ⸟ ⸠ ⸡ ⸢ ⸣ ⸤ ⸥ ⸦ ⸧ ⸨ ⸩ ⸪ ⸫ ⸬ ⸭ ⸮ ⸯ ⹄ </text:span></text:span><text:span text:style-name="Προεπιλεγμένη_20_γραμματοσειρά"><text:span text:style-name="T1094">◌</text:span></text:span><text:span text:style-name="Προεπιλεγμένη_20_γραμματοσειρά"><text:span text:style-name="T1003">‌︠ </text:span></text:span><text:span text:style-name="Προεπιλεγμένη_20_γραμματοσειρά"><text:span text:style-name="T1094">◌</text:span></text:span><text:span text:style-name="Προεπιλεγμένη_20_γραμματοσειρά"><text:span text:style-name="T1003">‌︡ </text:span></text:span><text:span text:style-name="Προεπιλεγμένη_20_γραμματοσειρά"><text:span text:style-name="T1094">◌</text:span></text:span><text:span text:style-name="Προεπιλεγμένη_20_γραμματοσειρά"><text:span text:style-name="T1003">‌︢ </text:span></text:span><text:span text:style-name="Προεπιλεγμένη_20_γραμματοσειρά"><text:span text:style-name="T1094">◌</text:span></text:span><text:span text:style-name="Προεπιλεγμένη_20_γραμματοσειρά"><text:span text:style-name="T1003">‌︣ ￼ �</text:span></text:span></text:p>
      <text:p text:style-name="P38"><text:span text:style-name="Προεπιλεγμένη_20_γραμματοσειρά"><text:span text:style-name="T1088"/></text:span></text:p>
      <text:p text:style-name="P38"><text:span text:style-name="Προεπιλεγμένη_20_γραμματοσειρά"><text:span text:style-name="T738">Supplementary Multilingual Plane</text:span></text:span></text:p>
      <text:p text:style-name="P531"><text:span text:style-name="Προεπιλεγμένη_20_γραμματοσειρά"><text:span text:style-name="T1971"/></text:span></text:p>
      <text:p text:style-name="P531"><text:span text:style-name="Προεπιλεγμένη_20_γραμματοσειρά"><text:span text:style-name="T1971">Linear B Syllabary</text:span></text:span></text:p>
      <text:p text:style-name="P39"><text:span text:style-name="Προεπιλεγμένη_20_γραμματοσειρά"><text:span text:style-name="T1003">𐀀 𐀁 𐀂 𐀃 𐀄 𐀅 𐀆 𐀇 𐀈 𐀉 𐀊 𐀋 𐀍 𐀎 𐀏 𐀐 𐀑 𐀒 𐀓 𐀔 𐀕 𐀖 𐀗 𐀘 𐀙 𐀚 𐀛 𐀜 𐀝 𐀞 𐀟 𐀠 𐀡 𐀢 𐀣 𐀤 𐀥 𐀦 𐀨 𐀩 𐀪 𐀫 𐀬 𐀭 𐀮 𐀯 𐀰 𐀱 𐀲 𐀳 𐀴 𐀵 𐀶 𐀷 𐀸 𐀹 𐀺 𐀼 𐀽 𐀿 𐁀 𐁁 𐁂 𐁃 𐁄 𐁅 𐁆 𐁇 𐁈 𐁉 𐁊 𐁋 𐁌 𐁍 𐁐 𐁑 𐁒 𐁓 𐁔 𐁕 𐁖 𐁗 𐁘 𐁙 𐁚 𐁛 𐁜 𐁝</text:span></text:span></text:p>
      <text:p text:style-name="P531"><text:span text:style-name="Προεπιλεγμένη_20_γραμματοσειρά"><text:span text:style-name="T1971"/></text:span></text:p>
      <text:p text:style-name="P542"><text:span text:style-name="Προεπιλεγμένη_20_γραμματοσειρά"><text:span text:style-name="T1972">Linear B Ideograms</text:span></text:span></text:p>
      <text:p text:style-name="P39"><text:span text:style-name="Προεπιλεγμένη_20_γραμματοσειρά"><text:span text:style-name="T1003">𐂀 𐂁 𐂂 𐂃 𐂄 𐂅 𐂆 𐂇 𐂈 𐂉 𐂊 𐂋 𐂌 𐂍 𐂎 𐂏 𐂐 𐂑 𐂒 𐂓 𐂔 𐂕 𐂖 𐂗 𐂘 𐂙 𐂚 𐂛 𐂜 𐂝 𐂞 𐂟 𐂠 𐂡 𐂢 𐂣 𐂤 𐂥 𐂦 𐂧 𐂨 𐂩 𐂪 𐂫 𐂬 𐂭 𐂮 𐂯 𐂰 𐂱 𐂲 𐂳 𐂴 𐂵 𐂶 𐂷 𐂸 𐂹 𐂺 𐂻 𐂼 𐂽 𐂾 𐂿 𐃀 𐃁 𐃂 𐃃 𐃄 𐃅 𐃆 𐃇 𐃈 𐃉 𐃊 𐃋 𐃌 𐃍 𐃎 𐃏 𐃐 𐃑 𐃒 𐃓 𐃔 𐃕 𐃖 𐃗 𐃘 𐃙 𐃚 𐃛 𐃜 𐃝 𐃞 𐃟 𐃠 𐃡 𐃢 𐃣 𐃤 𐃥 𐃦 𐃧 𐃨 𐃩 𐃪 𐃫 𐃬 𐃭 𐃮 𐃯 𐃰 𐃱 𐃲 𐃳 𐃴 𐃵 𐃶 𐃷 𐃸 𐃹 𐃺</text:span></text:span></text:p>
      <text:p text:style-name="P531"><text:span text:style-name="Προεπιλεγμένη_20_γραμματοσειρά"><text:span text:style-name="T1971"/></text:span></text:p>
      <text:p text:style-name="P542"><text:span text:style-name="Προεπιλεγμένη_20_γραμματοσειρά"><text:span text:style-name="T1972">Aegean Numbers</text:span></text:span></text:p>
      <text:p text:style-name="P39"><text:span text:style-name="Προεπιλεγμένη_20_γραμματοσειρά"><text:span text:style-name="T1003">𐄀 𐄁 𐄂 𐄇 𐄈 𐄉 𐄊 𐄋 𐄌 𐄍 𐄎 𐄏 𐄐 𐄑 𐄒 𐄓 𐄔 𐄕 𐄖 𐄗 𐄘 𐄙 𐄚 𐄛 𐄜 𐄝 𐄞 𐄟 𐄠 𐄡 𐄢 𐄣 𐄤 𐄥 𐄦 𐄧 𐄨 𐄩 𐄪 𐄫 𐄬 𐄭 𐄮 𐄯 𐄰 𐄱 𐄲 𐄳 𐄷 𐄸 𐄹 𐄺 𐄻 𐄼 𐄽 𐄾 𐄿</text:span></text:span></text:p>
      <text:p text:style-name="P531"><text:span text:style-name="Προεπιλεγμένη_20_γραμματοσειρά"><text:span text:style-name="T1971"/></text:span></text:p>
      <text:p text:style-name="P542"><text:span text:style-name="Προεπιλεγμένη_20_γραμματοσειρά"><text:span text:style-name="T1972">Ancient Greek Numbers</text:span></text:span></text:p>
      <text:p text:style-name="P40"><text:span text:style-name="Προεπιλεγμένη_20_γραμματοσειρά"><text:span text:style-name="T1003">𐅀 𐅁 𐅂 𐅃 𐅄 𐅅 𐅆 𐅇 𐅈 𐅉 𐅊 𐅋 𐅌 𐅍 𐅎 𐅏 𐅐 𐅑 𐅒 𐅓 𐅔 𐅕 𐅖 𐅗 𐅘 𐅙 𐅚 𐅛 𐅜 𐅝 𐅞 𐅟 𐅠 𐅡 𐅢 𐅣 𐅤 𐅥 𐅦 𐅧 𐅨 𐅩 𐅪 𐅫 𐅬 𐅭 𐅮 𐅯 𐅰 𐅱 𐅲 𐅳 𐅴 𐅵 𐅶 𐅷 𐅸 𐅹 𐅺 𐅻 𐅼 𐅽 𐅾 𐅿 𐆀 𐆁 𐆂 𐆃 𐆄 𐆅 𐆆 𐆇 𐆈 𐆉 𐆊 𐆋 𐆌 𐆍 𐆎</text:span></text:span></text:p>
      <text:p text:style-name="P545"/>
      <text:p text:style-name="P542"><text:span text:style-name="Προεπιλεγμένη_20_γραμματοσειρά"><text:span text:style-name="T1972">Ancient Symbols</text:span></text:span></text:p>
      <text:p text:style-name="P40"><text:span text:style-name="Προεπιλεγμένη_20_γραμματοσειρά"><text:span text:style-name="T224">𐆐 𐆑 𐆒 𐆓 𐆔 𐆕 𐆖 𐆗 𐆘 𐆙 𐆚 𐆛 𐆠 </text:span></text:span><text:span text:style-name="Προεπιλεγμένη_20_γραμματοσειρά"><text:span text:style-name="T287">𐆬 𐆭 𐆮 𐆯</text:span></text:span></text:p>
      <text:p text:style-name="P531"><text:span text:style-name="Προεπιλεγμένη_20_γραμματοσειρά"><text:span text:style-name="T1971"/></text:span></text:p>
      <text:p text:style-name="P542"><text:span text:style-name="Προεπιλεγμένη_20_γραμματοσειρά"><text:span text:style-name="T682">Phaistos Disc, </text:span></text:span><text:span text:style-name="Προεπιλεγμένη_20_γραμματοσειρά"><text:span text:style-name="T683">with </text:span></text:span><text:span text:style-name="Προεπιλεγμένη_20_γραμματοσειρά"><text:span text:style-name="T72">right-to-left</text:span></text:span><text:span text:style-name="Προεπιλεγμένη_20_γραμματοσειρά"><text:span text:style-name="T683"> forms</text:span></text:span></text:p>
      <text:p text:style-name="P40"><text:span text:style-name="Προεπιλεγμένη_20_γραμματοσειρά"><text:span text:style-name="T224">𐇐 𐇑 𐇒 𐇓 𐇔 𐇕 𐇖 𐇗 𐇘 𐇙 𐇚 𐇛 𐇜 𐇝 𐇞 𐇟 𐇠 𐇡 𐇢 𐇣 𐇤 𐇥 𐇦 𐇧 𐇨 𐇩 𐇪 𐇫 𐇬 𐇭 𐇮 𐇯 𐇰 𐇱 𐇲 𐇳 𐇴 𐇵 𐇶 𐇷 𐇸 𐇹 𐇺 𐇻 𐇼</text:span></text:span><text:span text:style-name="Προεπιλεγμένη_20_γραμματοσειρά"><text:span text:style-name="T288">𐇽 𐇾 𐇿</text:span></text:span></text:p>
      <text:p text:style-name="P41"><text:span text:style-name="Προεπιλεγμένη_20_γραμματοσειρά"><text:span text:style-name="T15">𐇐 𐇑 𐇒 𐇓 𐇔 𐇕 𐇖 𐇗 𐇘 𐇙 𐇚 𐇛 𐇜 𐇝 𐇞 𐇟 𐇠 𐇡 𐇢 𐇣 𐇤 𐇥 𐇦 𐇧 𐇨 𐇩 𐇪 𐇫 𐇬 𐇭 𐇮 𐇯 𐇰 𐇱 𐇲 𐇳 𐇴 𐇵 𐇶 𐇷 𐇸 𐇹 𐇺 𐇻 𐇼</text:span></text:span><text:span text:style-name="Προεπιλεγμένη_20_γραμματοσειρά"><text:span text:style-name="T16">𐇽 𐇾 𐇿</text:span></text:span></text:p>
      <text:p text:style-name="P531"><text:span text:style-name="Προεπιλεγμένη_20_γραμματοσειρά"><text:span text:style-name="T1971"/></text:span></text:p>
      <text:p text:style-name="P542"><text:span text:style-name="Προεπιλεγμένη_20_γραμματοσειρά"><text:span text:style-name="T1972">Lycian, </text:span></text:span><text:span text:style-name="Προεπιλεγμένη_20_γραμματοσειρά"><text:span text:style-name="T1973">with </text:span></text:span><text:span text:style-name="Προεπιλεγμένη_20_γραμματοσειρά"><text:span text:style-name="T73">variants</text:span></text:span></text:p>
      <text:p text:style-name="P303"><text:span text:style-name="Προεπιλεγμένη_20_γραμματοσειρά"><text:span text:style-name="T143">𐊀 </text:span></text:span><text:span text:style-name="Προεπιλεγμένη_20_γραμματοσειρά"><text:span text:style-name="T17">𐊀 </text:span></text:span><text:span text:style-name="Προεπιλεγμένη_20_γραμματοσειρά"><text:span text:style-name="T18">𐊀 </text:span></text:span><text:span text:style-name="Προεπιλεγμένη_20_γραμματοσειρά"><text:span text:style-name="T143">𐊁 </text:span></text:span><text:span text:style-name="Προεπιλεγμένη_20_γραμματοσειρά"><text:span text:style-name="T19">𐊁 </text:span></text:span><text:span text:style-name="Προεπιλεγμένη_20_γραμματοσειρά"><text:span text:style-name="T20">𐊁 </text:span></text:span><text:span text:style-name="Προεπιλεγμένη_20_γραμματοσειρά"><text:span text:style-name="T21">𐊁 </text:span></text:span><text:span text:style-name="Προεπιλεγμένη_20_γραμματοσειρά"><text:span text:style-name="T143">𐊂 </text:span></text:span><text:span text:style-name="Προεπιλεγμένη_20_γραμματοσειρά"><text:span text:style-name="T22">𐊂 </text:span></text:span><text:span text:style-name="Προεπιλεγμένη_20_γραμματοσειρά"><text:span text:style-name="T143">𐊃 </text:span></text:span><text:span text:style-name="Προεπιλεγμένη_20_γραμματοσειρά"><text:span text:style-name="T22">𐊃 </text:span></text:span><text:span text:style-name="Προεπιλεγμένη_20_γραμματοσειρά"><text:span text:style-name="T143">𐊄 </text:span></text:span><text:span text:style-name="Προεπιλεγμένη_20_γραμματοσειρά"><text:span text:style-name="T23">𐊄 </text:span></text:span><text:span text:style-name="Προεπιλεγμένη_20_γραμματοσειρά"><text:span text:style-name="T24">𐊄 </text:span></text:span><text:span text:style-name="Προεπιλεγμένη_20_γραμματοσειρά"><text:span text:style-name="T25">𐊄 </text:span></text:span><text:span text:style-name="Προεπιλεγμένη_20_γραμματοσειρά"><text:span text:style-name="T26">𐊄 </text:span></text:span><text:span text:style-name="Προεπιλεγμένη_20_γραμματοσειρά"><text:span text:style-name="T143">𐊅 </text:span></text:span><text:span text:style-name="Προεπιλεγμένη_20_γραμματοσειρά"><text:span text:style-name="T22">𐊅 </text:span></text:span><text:span text:style-name="Προεπιλεγμένη_20_γραμματοσειρά"><text:span text:style-name="T143">𐊆 </text:span></text:span><text:span text:style-name="Προεπιλεγμένη_20_γραμματοσειρά"><text:span text:style-name="T22">𐊆 </text:span></text:span><text:span text:style-name="Προεπιλεγμένη_20_γραμματοσειρά"><text:span text:style-name="T1001">𐊇 𐊈 </text:span></text:span><text:span text:style-name="Προεπιλεγμένη_20_γραμματοσειρά"><text:span text:style-name="T143">𐊉 </text:span></text:span><text:span text:style-name="Προεπιλεγμένη_20_γραμματοσειρά"><text:span text:style-name="T22">𐊉 </text:span></text:span><text:span text:style-name="Προεπιλεγμένη_20_γραμματοσειρά"><text:span text:style-name="T1001">𐊊 </text:span></text:span><text:span text:style-name="Προεπιλεγμένη_20_γραμματοσειρά"><text:span text:style-name="T143">𐊋 </text:span></text:span><text:span text:style-name="Προεπιλεγμένη_20_γραμματοσειρά"><text:span text:style-name="T17">𐊋 </text:span></text:span><text:span text:style-name="Προεπιλεγμένη_20_γραμματοσειρά"><text:span text:style-name="T18">𐊋 </text:span></text:span><text:span text:style-name="Προεπιλεγμένη_20_γραμματοσειρά"><text:span text:style-name="T143">𐊌 </text:span></text:span><text:span text:style-name="Προεπιλεγμένη_20_γραμματοσειρά"><text:span text:style-name="T22">𐊌 </text:span></text:span><text:span text:style-name="Προεπιλεγμένη_20_γραμματοσειρά"><text:span text:style-name="T143">𐊍 </text:span></text:span><text:span text:style-name="Προεπιλεγμένη_20_γραμματοσειρά"><text:span text:style-name="T22">𐊍 </text:span></text:span><text:span text:style-name="Προεπιλεγμένη_20_γραμματοσειρά"><text:span text:style-name="T143">𐊎 </text:span></text:span><text:span text:style-name="Προεπιλεγμένη_20_γραμματοσειρά"><text:span text:style-name="T22">𐊎 </text:span></text:span><text:span text:style-name="Προεπιλεγμένη_20_γραμματοσειρά"><text:span text:style-name="T143">𐊏 </text:span></text:span><text:span text:style-name="Προεπιλεγμένη_20_γραμματοσειρά"><text:span text:style-name="T27">𐊏 </text:span></text:span><text:span text:style-name="Προεπιλεγμένη_20_γραμματοσειρά"><text:span text:style-name="T28">𐊏 </text:span></text:span><text:span text:style-name="Προεπιλεγμένη_20_γραμματοσειρά"><text:span text:style-name="T29">𐊏 </text:span></text:span><text:span text:style-name="Προεπιλεγμένη_20_γραμματοσειρά"><text:span text:style-name="T30">𐊏 </text:span></text:span><text:span text:style-name="Προεπιλεγμένη_20_γραμματοσειρά"><text:span text:style-name="T31">𐊏 </text:span></text:span><text:span text:style-name="Προεπιλεγμένη_20_γραμματοσειρά"><text:span text:style-name="T1001">𐊐 𐊑 𐊒 </text:span></text:span><text:span text:style-name="Προεπιλεγμένη_20_γραμματοσειρά"><text:span text:style-name="T143">𐊓 </text:span></text:span><text:span text:style-name="Προεπιλεγμένη_20_γραμματοσειρά"><text:span text:style-name="T32">𐊓 </text:span></text:span><text:span text:style-name="Προεπιλεγμένη_20_γραμματοσειρά"><text:span text:style-name="T33">𐊓 </text:span></text:span><text:span text:style-name="Προεπιλεγμένη_20_γραμματοσειρά"><text:span text:style-name="T34">𐊓 </text:span></text:span><text:span text:style-name="Προεπιλεγμένη_20_γραμματοσειρά"><text:span text:style-name="T35">𐊓 </text:span></text:span><text:span text:style-name="Προεπιλεγμένη_20_γραμματοσειρά"><text:span text:style-name="T36">𐊓 </text:span></text:span><text:span text:style-name="Προεπιλεγμένη_20_γραμματοσειρά"><text:span text:style-name="T37">𐊓 </text:span></text:span><text:span text:style-name="Προεπιλεγμένη_20_γραμματοσειρά"><text:span text:style-name="T1001">𐊔 </text:span></text:span><text:span text:style-name="Προεπιλεγμένη_20_γραμματοσειρά"><text:span text:style-name="T143">𐊕 </text:span></text:span><text:span text:style-name="Προεπιλεγμένη_20_γραμματοσειρά"><text:span text:style-name="T22">𐊕 </text:span></text:span><text:span text:style-name="Προεπιλεγμένη_20_γραμματοσειρά"><text:span text:style-name="T143">𐊖 </text:span></text:span><text:span text:style-name="Προεπιλεγμένη_20_γραμματοσειρά"><text:span text:style-name="T17">𐊖 </text:span></text:span><text:span text:style-name="Προεπιλεγμένη_20_γραμματοσειρά"><text:span text:style-name="T18">𐊖 </text:span></text:span><text:span text:style-name="Προεπιλεγμένη_20_γραμματοσειρά"><text:span text:style-name="T1001">𐊗 𐊘 </text:span></text:span><text:span text:style-name="Προεπιλεγμένη_20_γραμματοσειρά"><text:span text:style-name="T143">𐊙 </text:span></text:span><text:span text:style-name="Προεπιλεγμένη_20_γραμματοσειρά"><text:span text:style-name="T32">𐊙 </text:span></text:span><text:span text:style-name="Προεπιλεγμένη_20_γραμματοσειρά"><text:span text:style-name="T33">𐊙 </text:span></text:span><text:span text:style-name="Προεπιλεγμένη_20_γραμματοσειρά"><text:span text:style-name="T34">𐊙 </text:span></text:span><text:span text:style-name="Προεπιλεγμένη_20_γραμματοσειρά"><text:span text:style-name="T35">𐊙 </text:span></text:span><text:span text:style-name="Προεπιλεγμένη_20_γραμματοσειρά"><text:span text:style-name="T36">𐊙 </text:span></text:span><text:span text:style-name="Προεπιλεγμένη_20_γραμματοσειρά"><text:span text:style-name="T37">𐊙 </text:span></text:span><text:span text:style-name="Προεπιλεγμένη_20_γραμματοσειρά"><text:span text:style-name="T143">𐊚 </text:span></text:span><text:span text:style-name="Προεπιλεγμένη_20_γραμματοσειρά"><text:span text:style-name="T23">𐊚 </text:span></text:span><text:span text:style-name="Προεπιλεγμένη_20_γραμματοσειρά"><text:span text:style-name="T24">𐊚 </text:span></text:span><text:span text:style-name="Προεπιλεγμένη_20_γραμματοσειρά"><text:span text:style-name="T25">𐊚 </text:span></text:span><text:span text:style-name="Προεπιλεγμένη_20_γραμματοσειρά"><text:span text:style-name="T26">𐊚 </text:span></text:span><text:span text:style-name="Προεπιλεγμένη_20_γραμματοσειρά"><text:span text:style-name="T1001">𐊛 </text:span></text:span><text:span text:style-name="Προεπιλεγμένη_20_γραμματοσειρά"><text:span text:style-name="T143">𐊜 </text:span></text:span><text:span text:style-name="Προεπιλεγμένη_20_γραμματοσειρά"><text:span text:style-name="T23">𐊜 </text:span></text:span><text:span text:style-name="Προεπιλεγμένη_20_γραμματοσειρά"><text:span text:style-name="T24">𐊜 </text:span></text:span><text:span text:style-name="Προεπιλεγμένη_20_γραμματοσειρά"><text:span text:style-name="T25">𐊜 </text:span></text:span><text:span text:style-name="Προεπιλεγμένη_20_γραμματοσειρά"><text:span text:style-name="T26">𐊜</text:span></text:span></text:p>
      <text:p text:style-name="P531"><text:span text:style-name="Προεπιλεγμένη_20_γραμματοσειρά"><text:span text:style-name="T1971"/></text:span></text:p>
      <text:p text:style-name="P542"><text:span text:style-name="Προεπιλεγμένη_20_γραμματοσειρά"><text:span text:style-name="T1972">Carian, </text:span></text:span><text:span text:style-name="Προεπιλεγμένη_20_γραμματοσειρά"><text:span text:style-name="T1973">with </text:span></text:span><text:span text:style-name="Προεπιλεγμένη_20_γραμματοσειρά"><text:span text:style-name="T73">variants</text:span></text:span></text:p>
      <text:p text:style-name="P304"><text:span text:style-name="Προεπιλεγμένη_20_γραμματοσειρά"><text:span text:style-name="T143">𐊠 </text:span></text:span><text:span text:style-name="Προεπιλεγμένη_20_γραμματοσειρά"><text:span text:style-name="T27">𐊠 </text:span></text:span><text:span text:style-name="Προεπιλεγμένη_20_γραμματοσειρά"><text:span text:style-name="T28">𐊠 </text:span></text:span><text:span text:style-name="Προεπιλεγμένη_20_γραμματοσειρά"><text:span text:style-name="T29">𐊠 </text:span></text:span><text:span text:style-name="Προεπιλεγμένη_20_γραμματοσειρά"><text:span text:style-name="T30">𐊠 </text:span></text:span><text:span text:style-name="Προεπιλεγμένη_20_γραμματοσειρά"><text:span text:style-name="T31">𐊠 </text:span></text:span><text:span text:style-name="Προεπιλεγμένη_20_γραμματοσειρά"><text:span text:style-name="T143">𐊡 </text:span></text:span><text:span text:style-name="Προεπιλεγμένη_20_γραμματοσειρά"><text:span text:style-name="T17">𐊡 </text:span></text:span><text:span text:style-name="Προεπιλεγμένη_20_γραμματοσειρά"><text:span text:style-name="T18">𐊡 </text:span></text:span><text:span text:style-name="Προεπιλεγμένη_20_γραμματοσειρά"><text:span text:style-name="T143">𐊢 </text:span></text:span><text:span text:style-name="Προεπιλεγμένη_20_γραμματοσειρά"><text:span text:style-name="T22">𐊢 </text:span></text:span><text:span text:style-name="Προεπιλεγμένη_20_γραμματοσειρά"><text:span text:style-name="T1001">𐊣 </text:span></text:span><text:span text:style-name="Προεπιλεγμένη_20_γραμματοσειρά"><text:span text:style-name="T143">𐊤 </text:span></text:span><text:span text:style-name="Προεπιλεγμένη_20_γραμματοσειρά"><text:span text:style-name="T17">𐊤 </text:span></text:span><text:span text:style-name="Προεπιλεγμένη_20_γραμματοσειρά"><text:span text:style-name="T18">𐊤 </text:span></text:span><text:span text:style-name="Προεπιλεγμένη_20_γραμματοσειρά"><text:span text:style-name="T143">𐊥 </text:span></text:span><text:span text:style-name="Προεπιλεγμένη_20_γραμματοσειρά"><text:span text:style-name="T23">𐊥 </text:span></text:span><text:span text:style-name="Προεπιλεγμένη_20_γραμματοσειρά"><text:span text:style-name="T24">𐊥 </text:span></text:span><text:span text:style-name="Προεπιλεγμένη_20_γραμματοσειρά"><text:span text:style-name="T25">𐊥 </text:span></text:span><text:span text:style-name="Προεπιλεγμένη_20_γραμματοσειρά"><text:span text:style-name="T26">𐊥 </text:span></text:span><text:span text:style-name="Προεπιλεγμένη_20_γραμματοσειρά"><text:span text:style-name="T143">𐊦 </text:span></text:span><text:span text:style-name="Προεπιλεγμένη_20_γραμματοσειρά"><text:span text:style-name="T17">𐊦 </text:span></text:span><text:span text:style-name="Προεπιλεγμένη_20_γραμματοσειρά"><text:span text:style-name="T18">𐊦 </text:span></text:span><text:span text:style-name="Προεπιλεγμένη_20_γραμματοσειρά"><text:span text:style-name="T1001">𐊧 </text:span></text:span><text:span text:style-name="Προεπιλεγμένη_20_γραμματοσειρά"><text:span text:style-name="T143">𐊨 </text:span></text:span><text:span text:style-name="Προεπιλεγμένη_20_γραμματοσειρά"><text:span text:style-name="T22">𐊨 </text:span></text:span><text:span text:style-name="Προεπιλεγμένη_20_γραμματοσειρά"><text:span text:style-name="T143">𐊩 </text:span></text:span><text:span text:style-name="Προεπιλεγμένη_20_γραμματοσειρά"><text:span text:style-name="T23">𐊩 </text:span></text:span><text:span text:style-name="Προεπιλεγμένη_20_γραμματοσειρά"><text:span text:style-name="T24">𐊩 </text:span></text:span><text:span text:style-name="Προεπιλεγμένη_20_γραμματοσειρά"><text:span text:style-name="T25">𐊩 </text:span></text:span><text:span text:style-name="Προεπιλεγμένη_20_γραμματοσειρά"><text:span text:style-name="T26">𐊩 </text:span></text:span><text:span text:style-name="Προεπιλεγμένη_20_γραμματοσειρά"><text:span text:style-name="T143">𐊪 </text:span></text:span><text:span text:style-name="Προεπιλεγμένη_20_γραμματοσειρά"><text:span text:style-name="T19">𐊪 </text:span></text:span><text:span text:style-name="Προεπιλεγμένη_20_γραμματοσειρά"><text:span text:style-name="T20">𐊪 </text:span></text:span><text:span text:style-name="Προεπιλεγμένη_20_γραμματοσειρά"><text:span text:style-name="T21">𐊪 </text:span></text:span><text:span text:style-name="Προεπιλεγμένη_20_γραμματοσειρά"><text:span text:style-name="T1001">𐊫 </text:span></text:span><text:span text:style-name="Προεπιλεγμένη_20_γραμματοσειρά"><text:span text:style-name="T143">𐊬 </text:span></text:span><text:span text:style-name="Προεπιλεγμένη_20_γραμματοσειρά"><text:span text:style-name="T17">𐊬 </text:span></text:span><text:span text:style-name="Προεπιλεγμένη_20_γραμματοσειρά"><text:span text:style-name="T18">𐊬 </text:span></text:span><text:span text:style-name="Προεπιλεγμένη_20_γραμματοσειρά"><text:span text:style-name="T1001">𐊭 </text:span></text:span><text:span text:style-name="Προεπιλεγμένη_20_γραμματοσειρά"><text:span text:style-name="T143">𐊮 </text:span></text:span><text:span text:style-name="Προεπιλεγμένη_20_γραμματοσειρά"><text:span text:style-name="T19">𐊮 </text:span></text:span><text:span text:style-name="Προεπιλεγμένη_20_γραμματοσειρά"><text:span text:style-name="T20">𐊮 </text:span></text:span><text:span text:style-name="Προεπιλεγμένη_20_γραμματοσειρά"><text:span text:style-name="T21">𐊮 </text:span></text:span><text:span text:style-name="Προεπιλεγμένη_20_γραμματοσειρά"><text:span text:style-name="T143">𐊯 </text:span></text:span><text:span text:style-name="Προεπιλεγμένη_20_γραμματοσειρά"><text:span text:style-name="T22">𐊯 </text:span></text:span><text:span text:style-name="Προεπιλεγμένη_20_γραμματοσειρά"><text:span text:style-name="T143">𐊰 </text:span></text:span><text:span text:style-name="Προεπιλεγμένη_20_γραμματοσειρά"><text:span text:style-name="T22">𐊰 </text:span></text:span><text:span text:style-name="Προεπιλεγμένη_20_γραμματοσειρά"><text:span text:style-name="T1001">𐊱 </text:span></text:span><text:span text:style-name="Προεπιλεγμένη_20_γραμματοσειρά"><text:span text:style-name="T143">𐊲 </text:span></text:span><text:span text:style-name="Προεπιλεγμένη_20_γραμματοσειρά"><text:span text:style-name="T22">𐊲 </text:span></text:span><text:span text:style-name="Προεπιλεγμένη_20_γραμματοσειρά"><text:span text:style-name="T1001">𐊳 </text:span></text:span><text:span text:style-name="Προεπιλεγμένη_20_γραμματοσειρά"><text:span text:style-name="T143">𐊴 </text:span></text:span><text:span text:style-name="Προεπιλεγμένη_20_γραμματοσειρά"><text:span text:style-name="T22">𐊴 </text:span></text:span><text:span text:style-name="Προεπιλεγμένη_20_γραμματοσειρά"><text:span text:style-name="T143">𐊵 </text:span></text:span><text:span text:style-name="Προεπιλεγμένη_20_γραμματοσειρά"><text:span text:style-name="T22">𐊵 </text:span></text:span><text:span text:style-name="Προεπιλεγμένη_20_γραμματοσειρά"><text:span text:style-name="T1001">𐊶 </text:span></text:span><text:span text:style-name="Προεπιλεγμένη_20_γραμματοσειρά"><text:span text:style-name="T143">𐊷 </text:span></text:span><text:span text:style-name="Προεπιλεγμένη_20_γραμματοσειρά"><text:span text:style-name="T17">𐊷 </text:span></text:span><text:span text:style-name="Προεπιλεγμένη_20_γραμματοσειρά"><text:span text:style-name="T18">𐊷 </text:span></text:span><text:span text:style-name="Προεπιλεγμένη_20_γραμματοσειρά"><text:span text:style-name="T143">𐊸 </text:span></text:span><text:span text:style-name="Προεπιλεγμένη_20_γραμματοσειρά"><text:span text:style-name="T19">𐊸 </text:span></text:span><text:span text:style-name="Προεπιλεγμένη_20_γραμματοσειρά"><text:span text:style-name="T20">𐊸 </text:span></text:span><text:span text:style-name="Προεπιλεγμένη_20_γραμματοσειρά"><text:span text:style-name="T21">𐊸 </text:span></text:span><text:span text:style-name="Προεπιλεγμένη_20_γραμματοσειρά"><text:span text:style-name="T143">𐊹 </text:span></text:span><text:span text:style-name="Προεπιλεγμένη_20_γραμματοσειρά"><text:span text:style-name="T23">𐊹 </text:span></text:span><text:span text:style-name="Προεπιλεγμένη_20_γραμματοσειρά"><text:span text:style-name="T24">𐊹 </text:span></text:span><text:span text:style-name="Προεπιλεγμένη_20_γραμματοσειρά"><text:span text:style-name="T25">𐊹 </text:span></text:span><text:span text:style-name="Προεπιλεγμένη_20_γραμματοσειρά"><text:span text:style-name="T26">𐊹 </text:span></text:span><text:span text:style-name="Προεπιλεγμένη_20_γραμματοσειρά"><text:span text:style-name="T1001">𐊺 𐊻 </text:span></text:span><text:span text:style-name="Προεπιλεγμένη_20_γραμματοσειρά"><text:span text:style-name="T143">𐊼 </text:span></text:span><text:span text:style-name="Προεπιλεγμένη_20_γραμματοσειρά"><text:span text:style-name="T22">𐊼 </text:span></text:span><text:span text:style-name="Προεπιλεγμένη_20_γραμματοσειρά"><text:span text:style-name="T1001">𐊽 𐊾 </text:span></text:span><text:span text:style-name="Προεπιλεγμένη_20_γραμματοσειρά"><text:span text:style-name="T143">𐊿 </text:span></text:span><text:span text:style-name="Προεπιλεγμένη_20_γραμματοσειρά"><text:span text:style-name="T19">𐊿 </text:span></text:span><text:span text:style-name="Προεπιλεγμένη_20_γραμματοσειρά"><text:span text:style-name="T20">𐊿 </text:span></text:span><text:span text:style-name="Προεπιλεγμένη_20_γραμματοσειρά"><text:span text:style-name="T21">𐊿 </text:span></text:span><text:span text:style-name="Προεπιλεγμένη_20_γραμματοσειρά"><text:span text:style-name="T1001">𐋀 𐋁 𐋂 𐋃 𐋄 </text:span></text:span><text:span text:style-name="Προεπιλεγμένη_20_γραμματοσειρά"><text:span text:style-name="T143">𐋅 </text:span></text:span><text:span text:style-name="Προεπιλεγμένη_20_γραμματοσειρά"><text:span text:style-name="T22">𐋅 </text:span></text:span><text:span text:style-name="Προεπιλεγμένη_20_γραμματοσειρά"><text:span text:style-name="T143">𐋆 </text:span></text:span><text:span text:style-name="Προεπιλεγμένη_20_γραμματοσειρά"><text:span text:style-name="T22">𐋆 </text:span></text:span><text:span text:style-name="Προεπιλεγμένη_20_γραμματοσειρά"><text:span text:style-name="T143">𐋇 </text:span></text:span><text:span text:style-name="Προεπιλεγμένη_20_γραμματοσειρά"><text:span text:style-name="T22">𐋇 </text:span></text:span><text:span text:style-name="Προεπιλεγμένη_20_γραμματοσειρά"><text:span text:style-name="T1001">𐋈 𐋉 𐋊 𐋋 𐋌 𐋍 𐋎 𐋏 𐋐</text:span></text:span></text:p>
      <text:p text:style-name="P531"><text:span text:style-name="Προεπιλεγμένη_20_γραμματοσειρά"><text:span text:style-name="T1971"/></text:span></text:p>
      <text:p text:style-name="P543"><text:span text:style-name="Προεπιλεγμένη_20_γραμματοσειρά"><text:span text:style-name="T1972">Old Italic</text:span></text:span></text:p>
      <text:p text:style-name="P42"><text:span text:style-name="Προεπιλεγμένη_20_γραμματοσειρά"><text:span text:style-name="T1003">𐌀 𐌁 𐌂 𐌃 𐌄 𐌅 𐌆 𐌇 𐌈 𐌉 𐌊 𐌋 𐌌 𐌍 𐌎 𐌏 𐌐 𐌑 𐌒 𐌓 𐌔 𐌕 𐌖 𐌗 𐌘 𐌙 𐌚 𐌛 𐌜 𐌝 𐌞 𐌟 𐌠 𐌡 </text:span></text:span><text:span text:style-name="Προεπιλεγμένη_20_γραμματοσειρά"><text:span text:style-name="T1056">𐌢 </text:span></text:span><text:span text:style-name="Προεπιλεγμένη_20_γραμματοσειρά"><text:span text:style-name="T1057">𐌣 𐌭 𐌮 𐌯</text:span></text:span></text:p>
      <text:p text:style-name="P532"><text:span text:style-name="Προεπιλεγμένη_20_γραμματοσειρά"><text:span text:style-name="T1971"/></text:span></text:p>
      <text:p text:style-name="P543"><text:soft-page-break/><text:span text:style-name="Προεπιλεγμένη_20_γραμματοσειρά"><text:span text:style-name="T1974">Phrygian is not encoded</text:span></text:span><text:span text:style-name="Προεπιλεγμένη_20_γραμματοσειρά"><text:span text:style-name="T1977">;</text:span></text:span><text:span text:style-name="Προεπιλεγμένη_20_γραμματοσειρά"><text:span text:style-name="T1974"> </text:span></text:span><text:span text:style-name="Προεπιλεγμένη_20_γραμματοσειρά"><text:span text:style-name="T1977">i</text:span></text:span><text:span text:style-name="Προεπιλεγμένη_20_γραμματοσειρά"><text:span text:style-name="T1974">t may be represented with Greek</text:span></text:span><text:span text:style-name="Προεπιλεγμένη_20_γραμματοσειρά"><text:span text:style-name="T1975">,</text:span></text:span><text:span text:style-name="Προεπιλεγμένη_20_γραμματοσειρά"><text:span text:style-name="T1974"> Old Italic </text:span></text:span><text:span text:style-name="Προεπιλεγμένη_20_γραμματοσειρά"><text:span text:style-name="T1975">et al</text:span></text:span><text:span text:style-name="Προεπιλεγμένη_20_γραμματοσειρά"><text:span text:style-name="T1976">.</text:span></text:span></text:p>
      <text:p text:style-name="P592"><text:span text:style-name="Προεπιλεγμένη_20_γραμματοσειρά"><text:span text:style-name="T225">Α</text:span></text:span><text:span text:style-name="Προεπιλεγμένη_20_γραμματοσειρά"><text:span text:style-name="T226"> </text:span></text:span><text:span text:style-name="Προεπιλεγμένη_20_γραμματοσειρά"><text:span text:style-name="T990">Α</text:span></text:span><text:span text:style-name="Προεπιλεγμένη_20_γραμματοσειρά"><text:span text:style-name="T991"> </text:span></text:span><text:span text:style-name="Προεπιλεγμένη_20_γραμματοσειρά"><text:span text:style-name="T782">Β</text:span></text:span><text:span text:style-name="Προεπιλεγμένη_20_γραμματοσειρά"><text:span text:style-name="T783"> </text:span></text:span><text:span text:style-name="Προεπιλεγμένη_20_γραμματοσειρά"><text:span text:style-name="T785">Β</text:span></text:span><text:span text:style-name="Προεπιλεγμένη_20_γραμματοσειρά"><text:span text:style-name="T786"> </text:span></text:span><text:span text:style-name="Προεπιλεγμένη_20_γραμματοσειρά"><text:span text:style-name="T225">Γ</text:span></text:span><text:span text:style-name="Προεπιλεγμένη_20_γραμματοσειρά"><text:span text:style-name="T226"> </text:span></text:span><text:span text:style-name="Προεπιλεγμένη_20_γραμματοσειρά"><text:span text:style-name="T892">Γ</text:span></text:span><text:span text:style-name="Προεπιλεγμένη_20_γραμματοσειρά"><text:span text:style-name="T893"> </text:span></text:span><text:span text:style-name="Προεπιλεγμένη_20_γραμματοσειρά"><text:span text:style-name="T431">Δ</text:span></text:span><text:span text:style-name="Προεπιλεγμένη_20_γραμματοσειρά"><text:span text:style-name="T432"> </text:span></text:span><text:span text:style-name="Προεπιλεγμένη_20_γραμματοσειρά"><text:span text:style-name="T876">Ε</text:span></text:span><text:span text:style-name="Προεπιλεγμένη_20_γραμματοσειρά"><text:span text:style-name="T877"> </text:span></text:span><text:span text:style-name="Προεπιλεγμένη_20_γραμματοσειρά"><text:span text:style-name="T883">Ε</text:span></text:span><text:span text:style-name="Προεπιλεγμένη_20_γραμματοσειρά"><text:span text:style-name="T884"> </text:span></text:span><text:span text:style-name="Προεπιλεγμένη_20_γραμματοσειρά"><text:span text:style-name="T894">Ε</text:span></text:span><text:span text:style-name="Προεπιλεγμένη_20_γραμματοσειρά"><text:span text:style-name="T895"> </text:span></text:span><text:span text:style-name="Προεπιλεγμένη_20_γραμματοσειρά"><text:span text:style-name="T896">Ε</text:span></text:span><text:span text:style-name="Προεπιλεγμένη_20_γραμματοσειρά"><text:span text:style-name="T897"> </text:span></text:span><text:span text:style-name="Προεπιλεγμένη_20_γραμματοσειρά"><text:span text:style-name="T898">Ε</text:span></text:span><text:span text:style-name="Προεπιλεγμένη_20_γραμματοσειρά"><text:span text:style-name="T899"> </text:span></text:span><text:span text:style-name="Προεπιλεγμένη_20_γραμματοσειρά"><text:span text:style-name="T227">Ϝ</text:span></text:span><text:span text:style-name="Προεπιλεγμένη_20_γραμματοσειρά"><text:span text:style-name="T229"> </text:span></text:span><text:span text:style-name="Προεπιλεγμένη_20_γραμματοσειρά"><text:span text:style-name="T227">Ι</text:span></text:span><text:span text:style-name="Προεπιλεγμένη_20_γραμματοσειρά"><text:span text:style-name="T229"> </text:span></text:span><text:span text:style-name="Προεπιλεγμένη_20_γραμματοσειρά"><text:span text:style-name="T601">Κ</text:span></text:span><text:span text:style-name="Προεπιλεγμένη_20_γραμματοσειρά"><text:span text:style-name="T426"> </text:span></text:span><text:span text:style-name="Προεπιλεγμένη_20_γραμματοσειρά"><text:span text:style-name="T595">Κ</text:span></text:span><text:span text:style-name="Προεπιλεγμένη_20_γραμματοσειρά"><text:span text:style-name="T330"> </text:span></text:span><text:span text:style-name="Προεπιλεγμένη_20_γραμματοσειρά"><text:span text:style-name="T804">Λ</text:span></text:span><text:span text:style-name="Προεπιλεγμένη_20_γραμματοσειρά"><text:span text:style-name="T805"> </text:span></text:span><text:span text:style-name="Προεπιλεγμένη_20_γραμματοσειρά"><text:span text:style-name="T227">Λ</text:span></text:span><text:span text:style-name="Προεπιλεγμένη_20_γραμματοσειρά"><text:span text:style-name="T229"> </text:span></text:span><text:span text:style-name="Προεπιλεγμένη_20_γραμματοσειρά"><text:span text:style-name="T903">Μ</text:span></text:span><text:span text:style-name="Προεπιλεγμένη_20_γραμματοσειρά"><text:span text:style-name="T904"> </text:span></text:span><text:span text:style-name="Προεπιλεγμένη_20_γραμματοσειρά"><text:span text:style-name="T871">Μ</text:span></text:span><text:span text:style-name="Προεπιλεγμένη_20_γραμματοσειρά"><text:span text:style-name="T872"> </text:span></text:span><text:span text:style-name="Προεπιλεγμένη_20_γραμματοσειρά"><text:span text:style-name="T889">Μ</text:span></text:span><text:span text:style-name="Προεπιλεγμένη_20_γραμματοσειρά"><text:span text:style-name="T890"> </text:span></text:span><text:span text:style-name="Προεπιλεγμένη_20_γραμματοσειρά"><text:span text:style-name="T900">Μ</text:span></text:span><text:span text:style-name="Προεπιλεγμένη_20_γραμματοσειρά"><text:span text:style-name="T901"> </text:span></text:span><text:span text:style-name="Προεπιλεγμένη_20_γραμματοσειρά"><text:span text:style-name="T490">Ν</text:span></text:span><text:span text:style-name="Προεπιλεγμένη_20_γραμματοσειρά"><text:span text:style-name="T491"> </text:span></text:span><text:span text:style-name="Προεπιλεγμένη_20_γραμματοσειρά"><text:span text:style-name="T500">Ν</text:span></text:span><text:span text:style-name="Προεπιλεγμένη_20_γραμματοσειρά"><text:span text:style-name="T501"> </text:span></text:span><text:span text:style-name="Προεπιλεγμένη_20_γραμματοσειρά"><text:span text:style-name="T504">Ν</text:span></text:span><text:span text:style-name="Προεπιλεγμένη_20_γραμματοσειρά"><text:span text:style-name="T505"> </text:span></text:span><text:span text:style-name="Προεπιλεγμένη_20_γραμματοσειρά"><text:span text:style-name="T228">Ο</text:span></text:span><text:span text:style-name="Προεπιλεγμένη_20_γραμματοσειρά"><text:span text:style-name="T229"> </text:span></text:span><text:span text:style-name="Προεπιλεγμένη_20_γραμματοσειρά"><text:span text:style-name="T228">Π</text:span></text:span><text:span text:style-name="Προεπιλεγμένη_20_γραμματοσειρά"><text:span text:style-name="T229"> </text:span></text:span><text:span text:style-name="Προεπιλεγμένη_20_γραμματοσειρά"><text:span text:style-name="T631">Π</text:span></text:span><text:span text:style-name="Προεπιλεγμένη_20_γραμματοσειρά"><text:span text:style-name="T632"> </text:span></text:span><text:span text:style-name="Προεπιλεγμένη_20_γραμματοσειρά"><text:span text:style-name="T228">Ρ</text:span></text:span><text:span text:style-name="Προεπιλεγμένη_20_γραμματοσειρά"><text:span text:style-name="T229"> </text:span></text:span><text:span text:style-name="Προεπιλεγμένη_20_γραμματοσειρά"><text:span text:style-name="T960">Σ</text:span></text:span><text:span text:style-name="Προεπιλεγμένη_20_γραμματοσειρά"><text:span text:style-name="T961"> </text:span></text:span><text:span text:style-name="Προεπιλεγμένη_20_γραμματοσειρά"><text:span text:style-name="T974">Σ</text:span></text:span><text:span text:style-name="Προεπιλεγμένη_20_γραμματοσειρά"><text:span text:style-name="T975"> </text:span></text:span><text:span text:style-name="Προεπιλεγμένη_20_γραμματοσειρά"><text:span text:style-name="T968">Σ</text:span></text:span><text:span text:style-name="Προεπιλεγμένη_20_γραμματοσειρά"><text:span text:style-name="T969"> </text:span></text:span><text:span text:style-name="Προεπιλεγμένη_20_γραμματοσειρά"><text:span text:style-name="T971">Σ</text:span></text:span><text:span text:style-name="Προεπιλεγμένη_20_γραμματοσειρά"><text:span text:style-name="T972"> </text:span></text:span><text:span text:style-name="Προεπιλεγμένη_20_γραμματοσειρά"><text:span text:style-name="T228">Τ</text:span></text:span><text:span text:style-name="Προεπιλεγμένη_20_γραμματοσειρά"><text:span text:style-name="T229"> </text:span></text:span><text:span text:style-name="Προεπιλεγμένη_20_γραμματοσειρά"><text:span text:style-name="T228">Υ</text:span></text:span><text:span text:style-name="Προεπιλεγμένη_20_γραμματοσειρά"><text:span text:style-name="T229"> </text:span></text:span><text:span text:style-name="Προεπιλεγμένη_20_γραμματοσειρά"><text:span text:style-name="T585">Υ</text:span></text:span><text:span text:style-name="Προεπιλεγμένη_20_γραμματοσειρά"><text:span text:style-name="T587"> </text:span></text:span><text:span text:style-name="Προεπιλεγμένη_20_γραμματοσειρά"><text:span text:style-name="T788">Β</text:span></text:span><text:span text:style-name="Προεπιλεγμένη_20_γραμματοσειρά"><text:span text:style-name="T789"> </text:span></text:span><text:span text:style-name="Προεπιλεγμένη_20_γραμματοσειρά"><text:span text:style-name="T619">Ι</text:span></text:span><text:span text:style-name="Προεπιλεγμένη_20_γραμματοσειρά"><text:span text:style-name="T620"> </text:span></text:span><text:span text:style-name="Προεπιλεγμένη_20_γραμματοσειρά"><text:span text:style-name="T624">Ι</text:span></text:span><text:span text:style-name="Προεπιλεγμένη_20_γραμματοσειρά"><text:span text:style-name="T625"> </text:span></text:span><text:span text:style-name="Προεπιλεγμένη_20_γραμματοσειρά"><text:span text:style-name="T39">𐌣</text:span></text:span><text:span text:style-name="Προεπιλεγμένη_20_γραμματοσειρά"><text:span text:style-name="T2032"> </text:span></text:span><text:span text:style-name="Προεπιλεγμένη_20_γραμματοσειρά"><text:span text:style-name="T925">Ψ</text:span></text:span><text:span text:style-name="Προεπιλεγμένη_20_γραμματοσειρά"><text:span text:style-name="T926"> </text:span></text:span><text:span text:style-name="Προεπιλεγμένη_20_γραμματοσειρά"><text:span text:style-name="T228">Ϙ</text:span></text:span><text:span text:style-name="Προεπιλεγμένη_20_γραμματοσειρά"><text:span text:style-name="T229"> </text:span></text:span><text:span text:style-name="Προεπιλεγμένη_20_γραμματοσειρά"><text:span text:style-name="T572">Ζ</text:span></text:span><text:span text:style-name="Προεπιλεγμένη_20_γραμματοσειρά"><text:span text:style-name="T573"> </text:span></text:span><text:span text:style-name="Προεπιλεγμένη_20_γραμματοσειρά"><text:span text:style-name="T578">Ζ</text:span></text:span><text:span text:style-name="Προεπιλεγμένη_20_γραμματοσειρά"><text:span text:style-name="T579"> </text:span></text:span><text:span text:style-name="Προεπιλεγμένη_20_γραμματοσειρά"><text:span text:style-name="T586">Ζ</text:span></text:span><text:span text:style-name="Προεπιλεγμένη_20_γραμματοσειρά"><text:span text:style-name="T587"> </text:span></text:span><text:span text:style-name="Προεπιλεγμένη_20_γραμματοσειρά"><text:span text:style-name="T985">Ψ</text:span></text:span><text:span text:style-name="Προεπιλεγμένη_20_γραμματοσειρά"><text:span text:style-name="T986"> </text:span></text:span><text:span text:style-name="Προεπιλεγμένη_20_γραμματοσειρά"><text:span text:style-name="T988">Ψ</text:span></text:span><text:span text:style-name="Προεπιλεγμένη_20_γραμματοσειρά"><text:span text:style-name="T989"> </text:span></text:span><text:span text:style-name="Προεπιλεγμένη_20_γραμματοσειρά"><text:span text:style-name="T392">Ω</text:span></text:span><text:span text:style-name="Προεπιλεγμένη_20_γραμματοσειρά"><text:span text:style-name="T907">...</text:span></text:span></text:p>
      <text:p text:style-name="P531"><text:span text:style-name="Προεπιλεγμένη_20_γραμματοσειρά"><text:span text:style-name="T1971"/></text:span></text:p>
      <text:p text:style-name="P542"><text:span text:style-name="Προεπιλεγμένη_20_γραμματοσειρά"><text:span text:style-name="T1972">Ugaritic</text:span></text:span></text:p>
      <text:p text:style-name="P39"><text:span text:style-name="Προεπιλεγμένη_20_γραμματοσειρά"><text:span text:style-name="T1003">𐎀 𐎁 𐎂 𐎃 𐎄 𐎅 𐎆 𐎇 𐎈 𐎉 𐎊 𐎋 𐎌 𐎍 𐎎 𐎏 𐎐 𐎑 𐎒 𐎓 𐎔 𐎕 𐎖 𐎗 𐎘 𐎙 𐎚 𐎛 𐎜 𐎝 𐎟</text:span></text:span></text:p>
      <text:p text:style-name="P300"><text:span text:style-name="Προεπιλεγμένη_20_γραμματοσειρά"><text:span text:style-name="T1971"/></text:span></text:p>
      <text:p text:style-name="P542"><text:span text:style-name="Προεπιλεγμένη_20_γραμματοσειρά"><text:span text:style-name="T1972">Old Persian</text:span></text:span></text:p>
      <text:p text:style-name="P39"><text:span text:style-name="Προεπιλεγμένη_20_γραμματοσειρά"><text:span text:style-name="T1003">𐎠 𐎡 𐎢 𐎣 𐎤 𐎥 𐎦 𐎧 𐎨 𐎩 𐎪 𐎫 𐎬 𐎭 𐎮 𐎯 𐎰 𐎱 𐎲 𐎳 𐎴 𐎵 𐎶 𐎷 𐎸 𐎹 𐎺 𐎻 𐎼 𐎽 𐎾 𐎿 𐏀 𐏁 𐏂 𐏃 𐏈 𐏉 𐏊 𐏋 𐏌 𐏍 𐏎 𐏏 𐏐 𐏑 𐏒 𐏓 𐏔 𐏕</text:span></text:span></text:p>
      <text:p text:style-name="P531"><text:span text:style-name="Προεπιλεγμένη_20_γραμματοσειρά"><text:span text:style-name="T1971"/></text:span></text:p>
      <text:p text:style-name="P542"><text:span text:style-name="Προεπιλεγμένη_20_γραμματοσειρά"><text:span text:style-name="T1972">Linear A</text:span></text:span></text:p>
      <text:p text:style-name="P39"><text:span text:style-name="Προεπιλεγμένη_20_γραμματοσειρά"><text:span text:style-name="T1003">𐘀 𐘁 𐘂 𐘃 𐘄 𐘅 𐘆 𐘇 𐘈 𐘉 𐘊 𐘋 𐘌 𐘍 𐘎 𐘏 𐘐 𐘑 𐘒 𐘓 𐘔 𐘕 𐘖 𐘗 𐘘 𐘙 𐘚 𐘛 𐘜 𐘝 𐘞 𐘟 𐘠 𐘡 𐘢 𐘣 𐘤 𐘥 𐘦 𐘧 𐘨 𐘩 𐘪 𐘫 𐘬 𐘭 𐘮 𐘯 𐘰 𐘱 𐘲 𐘳 𐘴 𐘵 𐘶 𐘷 𐘸 𐘹 𐘺 𐘻 𐘼 𐘽 𐘾 𐘿 𐙀 𐙁 𐙂 𐙃 𐙄 𐙅 𐙆 𐙇 𐙈 𐙉 𐙊 𐙋 𐙌 𐙍 𐙎 𐙏 𐙐 𐙑 𐙒 𐙓 𐙔 𐙕 𐙖 𐙗 𐙘 𐙙 𐙚 𐙛 𐙜 𐙝 𐙞 𐙟 𐙠 𐙡 𐙢 𐙣 𐙤 𐙥 𐙦 𐙧 𐙨 𐙩 𐙪 𐙫 𐙬 𐙭 𐙮 𐙯 𐙰 𐙱 𐙲 𐙳 𐙴 𐙵 𐙶 𐙷 𐙸 𐙹 𐙺 𐙻 𐙼 𐙽 𐙾 𐙿 𐚀 𐚁 𐚂 𐚃 𐚄 𐚅 𐚆 𐚇 𐚈 𐚉 𐚊 𐚋 𐚌 𐚍 𐚎 𐚏 𐚐 𐚑 𐚒 𐚓 𐚔 𐚕 𐚖 𐚗 𐚘 𐚙 𐚚 𐚛 𐚜 𐚝 𐚞 𐚟 𐚠 𐚡 𐚢 𐚣 𐚤 𐚥 𐚦 𐚧 𐚨 𐚩 𐚪 𐚫 𐚬 𐚭 𐚮 𐚯 𐚰 𐚱 𐚲 𐚳 𐚴 𐚵 𐚶 𐚷 𐚸 𐚹 𐚺 𐚻 𐚼 𐚽 𐚾 𐚿 𐛀 𐛁 𐛂 𐛃 𐛄 𐛅 𐛆 𐛇 𐛈 𐛉 𐛊 𐛋 𐛌 𐛍 𐛎 𐛏 𐛐 𐛑 𐛒 𐛓 𐛔 𐛕 𐛖 𐛗 𐛘 𐛙 𐛚 𐛛 𐛜 𐛝 𐛞 𐛟 𐛠 𐛡 𐛢 𐛣 𐛤 𐛥 𐛦 𐛧 𐛨 𐛩 𐛪 𐛫 𐛬 𐛭 𐛮 𐛯 𐛰 𐛱 𐛲 𐛳 𐛴 𐛵 𐛶 𐛷 𐛸 𐛹 𐛺 𐛻 𐛼 𐛽 𐛾 𐛿 𐜀 𐜁 𐜂 𐜃 𐜄 𐜅 𐜆 𐜇 𐜈 𐜉 𐜊 𐜋 𐜌 𐜍 𐜎 𐜏 𐜐 𐜑 𐜒 𐜓 𐜔 𐜕 𐜖 𐜗 𐜘 𐜙 𐜚 𐜛 𐜜 𐜝 𐜞 𐜟 𐜠 𐜡 𐜢 𐜣 𐜤 𐜥 𐜦 𐜧 𐜨 𐜩 𐜪 𐜫 𐜬 𐜭 𐜮 𐜯 𐜰 𐜱 𐜲 𐜳 𐜴 𐜵 𐜶 𐝀 𐝁 𐝂 𐝃 𐝄 𐝅 𐝆 𐝇 𐝈 𐝉 𐝊 𐝋 𐝌 𐝍 𐝎 𐝏 𐝐 𐝑 𐝒 𐝓 𐝔 𐝕 𐝠 </text:span></text:span><text:span text:style-name="Προεπιλεγμένη_20_γραμματοσειρά"><text:span text:style-name="T224">𐝡 𐝢 𐝣 𐝤 𐝥 𐝦 𐝧 </text:span></text:span><text:span text:style-name="Προεπιλεγμένη_20_γραμματοσειρά"><text:span text:style-name="T287">𐝬 𐝭 𐝮 𐝯</text:span></text:span></text:p>
      <text:p text:style-name="P397"/>
      <text:p text:style-name="P547"><text:span text:style-name="T1292">C</text:span><text:span text:style-name="T1291">ypriot Syllabary</text:span></text:p>
      <text:p text:style-name="P54"><text:span text:style-name="Προεπιλεγμένη_20_γραμματοσειρά"><text:span text:style-name="T224">𐠀 𐠁 𐠂 𐠃 𐠄 𐠅 </text:span></text:span><text:span text:style-name="Προεπιλεγμένη_20_γραμματοσειρά"><text:span text:style-name="T287">𐠆 </text:span></text:span><text:span text:style-name="Προεπιλεγμένη_20_γραμματοσειρά"><text:span text:style-name="T224">𐠈 𐠊 𐠋 𐠌 𐠍 𐠎 𐠏</text:span></text:span><text:span text:style-name="Προεπιλεγμένη_20_γραμματοσειρά"><text:span text:style-name="T1003"> 𐠐 𐠑 𐠒 𐠓 𐠔 𐠕 𐠖 𐠗 𐠘 𐠙 𐠚 𐠛 𐠜 𐠝 𐠞 𐠟 𐠠 𐠡 𐠢 𐠣 𐠤 𐠥 𐠦 𐠧 𐠨 𐠩 𐠪 𐠫 𐠬 𐠭 𐠮 𐠯 𐠰 𐠱 𐠲 𐠳 𐠴 𐠵 𐠷 𐠸 𐠼 𐠿</text:span></text:span></text:p>
      <text:p text:style-name="P398"/>
      <text:p text:style-name="P546">Phoenician, <text:span text:style-name="T1295">with stylistic </text:span><text:span text:style-name="T40">set ss01</text:span></text:p>
      <text:p text:style-name="P541"><text:span text:style-name="T1139">𐤟 </text:span>𐤀 𐤁 𐤂 𐤃 𐤄 𐤅 𐤆 𐤇 𐤈 𐤉 𐤊 𐤋 𐤌 𐤍 𐤎 𐤏 𐤐 𐤑 𐤒 𐤓 𐤔 𐤕 𐤖 𐤗 𐤘 𐤙 𐤚 𐤛</text:p>
      <text:p text:style-name="P544"><text:span text:style-name="T1139">𐤟 </text:span>𐤀 𐤁 𐤂 𐤃 𐤄 𐤅 𐤆 𐤇 𐤈 𐤉 𐤊 𐤋 𐤌 𐤍 𐤎 𐤏 𐤐 𐤑 𐤒 𐤓 𐤔 𐤕 𐤖 𐤗 𐤘 𐤙 𐤚 𐤛</text:p>
      <text:p text:style-name="P449"/>
      <text:p text:style-name="P546">Lydian, <text:span text:style-name="T1295">with </text:span><text:span text:style-name="T40">variants</text:span></text:p>
      <text:p text:style-name="P502"><text:span text:style-name="T1293">𐤠</text:span><text:span text:style-name="T41"> </text:span><text:span text:style-name="T1293">𐤡</text:span><text:span text:style-name="T14"> </text:span><text:span text:style-name="T1293">𐤢 </text:span><text:span text:style-name="T42">𐤢 </text:span><text:span text:style-name="T43">𐤢</text:span><text:span text:style-name="T14"> </text:span><text:span text:style-name="T1293">𐤣</text:span><text:span text:style-name="T41"> </text:span><text:span text:style-name="T1293">𐤤 </text:span><text:span text:style-name="T42">𐤤 </text:span><text:span text:style-name="T43">𐤤</text:span><text:span text:style-name="T14"> </text:span><text:span text:style-name="T1293">𐤥</text:span><text:span text:style-name="T14"> </text:span><text:span text:style-name="T1293">𐤦</text:span><text:span text:style-name="T41"> </text:span><text:span text:style-name="T1293">𐤧</text:span><text:span text:style-name="T14"> </text:span><text:span text:style-name="T1293">𐤨</text:span><text:span text:style-name="T14"> </text:span><text:span text:style-name="T1293">𐤩</text:span><text:span text:style-name="T14"> </text:span><text:span text:style-name="T1293">𐤪</text:span><text:span text:style-name="T41"> </text:span><text:span text:style-name="T1293">𐤫 </text:span><text:span text:style-name="T44">𐤫</text:span><text:span text:style-name="T14"> </text:span><text:span text:style-name="T1293">𐤬</text:span><text:span text:style-name="T14"> </text:span><text:span text:style-name="T1293">𐤭</text:span><text:span text:style-name="T41"> </text:span><text:span text:style-name="T1293">𐤮 </text:span><text:span text:style-name="T45">𐤮 </text:span><text:span text:style-name="T46">𐤮 </text:span><text:span text:style-name="T47">𐤮 </text:span><text:span text:style-name="T48">𐤮 </text:span><text:span text:style-name="T49">𐤮</text:span><text:span text:style-name="T41"> </text:span><text:span text:style-name="T1293">𐤯</text:span><text:span text:style-name="T14"> </text:span><text:span text:style-name="T1293">𐤰</text:span><text:span text:style-name="T14"> </text:span><text:span text:style-name="T1293">𐤱 </text:span><text:span text:style-name="T44">𐤱</text:span><text:span text:style-name="T14"> </text:span><text:span text:style-name="T1293">𐤲</text:span><text:span text:style-name="T14"> </text:span><text:span text:style-name="T1293">𐤳</text:span><text:span text:style-name="T14"> </text:span><text:span text:style-name="T1293">𐤴 </text:span><text:span text:style-name="T42">𐤴 </text:span><text:span text:style-name="T43">𐤴</text:span><text:span text:style-name="T14"> </text:span><text:span text:style-name="T1293">𐤵</text:span><text:span text:style-name="T14"> </text:span><text:span text:style-name="T1293">𐤶</text:span><text:span text:style-name="T14"> </text:span><text:span text:style-name="T1293">𐤷</text:span><text:span text:style-name="T14"> </text:span><text:span text:style-name="T1293">𐤸</text:span><text:span text:style-name="T44">𐤸</text:span><text:span text:style-name="T14"> </text:span><text:span text:style-name="T1293">𐤹</text:span><text:span text:style-name="T41"> </text:span><text:span text:style-name="T1293">𐤿 </text:span><text:span text:style-name="T50">𐤿 </text:span><text:span text:style-name="T51">𐤿 </text:span><text:span text:style-name="T52">𐤿</text:span></text:p>
      <text:p text:style-name="P572"/>
      <text:p text:style-name="P533"><text:span text:style-name="Προεπιλεγμένη_20_γραμματοσειρά"><text:span text:style-name="T2016">Anatolian Hieroglyphs</text:span></text:span></text:p>
      <text:p text:style-name="P504"><text:span text:style-name="Προεπιλεγμένη_20_γραμματοσειρά"><text:span text:style-name="T2347">𔐀</text:span></text:span><text:span text:style-name="Προεπιλεγμένη_20_γραμματοσειρά"><text:span text:style-name="T2348"> </text:span></text:span><text:span text:style-name="Προεπιλεγμένη_20_γραμματοσειρά"><text:span text:style-name="T2347">𔐁</text:span></text:span><text:span text:style-name="Προεπιλεγμένη_20_γραμματοσειρά"><text:span text:style-name="T2348"> </text:span></text:span><text:span text:style-name="Προεπιλεγμένη_20_γραμματοσειρά"><text:span text:style-name="T2347">𔐂</text:span></text:span><text:span text:style-name="Προεπιλεγμένη_20_γραμματοσειρά"><text:span text:style-name="T2348"> </text:span></text:span><text:span text:style-name="Προεπιλεγμένη_20_γραμματοσειρά"><text:span text:style-name="T2347">𔐃</text:span></text:span><text:span text:style-name="Προεπιλεγμένη_20_γραμματοσειρά"><text:span text:style-name="T2348"> </text:span></text:span><text:span text:style-name="Προεπιλεγμένη_20_γραμματοσειρά"><text:span text:style-name="T2347">𔐄</text:span></text:span><text:span text:style-name="Προεπιλεγμένη_20_γραμματοσειρά"><text:span text:style-name="T2348"> </text:span></text:span><text:span text:style-name="Προεπιλεγμένη_20_γραμματοσειρά"><text:span text:style-name="T2347">𔐅</text:span></text:span><text:span text:style-name="Προεπιλεγμένη_20_γραμματοσειρά"><text:span text:style-name="T2348"> </text:span></text:span><text:span text:style-name="Προεπιλεγμένη_20_γραμματοσειρά"><text:span text:style-name="T2347">𔐆</text:span></text:span><text:span text:style-name="Προεπιλεγμένη_20_γραμματοσειρά"><text:span text:style-name="T2348"> </text:span></text:span><text:span text:style-name="Προεπιλεγμένη_20_γραμματοσειρά"><text:span text:style-name="T2347">𔐇</text:span></text:span><text:span text:style-name="Προεπιλεγμένη_20_γραμματοσειρά"><text:span text:style-name="T2348"> </text:span></text:span><text:span text:style-name="Προεπιλεγμένη_20_γραμματοσειρά"><text:span text:style-name="T2347">𔐈</text:span></text:span><text:span text:style-name="Προεπιλεγμένη_20_γραμματοσειρά"><text:span text:style-name="T2348"> </text:span></text:span><text:span text:style-name="Προεπιλεγμένη_20_γραμματοσειρά"><text:span text:style-name="T2347">𔐉</text:span></text:span><text:span text:style-name="Προεπιλεγμένη_20_γραμματοσειρά"><text:span text:style-name="T2348"> </text:span></text:span><text:span text:style-name="Προεπιλεγμένη_20_γραμματοσειρά"><text:span text:style-name="T2347">𔐊</text:span></text:span><text:span text:style-name="Προεπιλεγμένη_20_γραμματοσειρά"><text:span text:style-name="T2348"> </text:span></text:span><text:span text:style-name="Προεπιλεγμένη_20_γραμματοσειρά"><text:span text:style-name="T2347">𔐋</text:span></text:span><text:span text:style-name="Προεπιλεγμένη_20_γραμματοσειρά"><text:span text:style-name="T2348"> </text:span></text:span><text:span text:style-name="Προεπιλεγμένη_20_γραμματοσειρά"><text:span text:style-name="T2347">𔐌</text:span></text:span><text:span text:style-name="Προεπιλεγμένη_20_γραμματοσειρά"><text:span text:style-name="T2348"> </text:span></text:span><text:span text:style-name="Προεπιλεγμένη_20_γραμματοσειρά"><text:span text:style-name="T2347">𔐍</text:span></text:span><text:span text:style-name="Προεπιλεγμένη_20_γραμματοσειρά"><text:span text:style-name="T2348"> </text:span></text:span><text:span text:style-name="Προεπιλεγμένη_20_γραμματοσειρά"><text:span text:style-name="T2347">𔐎</text:span></text:span><text:span text:style-name="Προεπιλεγμένη_20_γραμματοσειρά"><text:span text:style-name="T2348"> </text:span></text:span><text:span text:style-name="Προεπιλεγμένη_20_γραμματοσειρά"><text:span text:style-name="T2347">𔐏</text:span></text:span><text:span text:style-name="Προεπιλεγμένη_20_γραμματοσειρά"><text:span text:style-name="T2348"> </text:span></text:span><text:span text:style-name="Προεπιλεγμένη_20_γραμματοσειρά"><text:span text:style-name="T2347">𔐐</text:span></text:span><text:span text:style-name="Προεπιλεγμένη_20_γραμματοσειρά"><text:span text:style-name="T2348"> </text:span></text:span><text:span text:style-name="Προεπιλεγμένη_20_γραμματοσειρά"><text:span text:style-name="T2347">𔐑</text:span></text:span><text:span text:style-name="Προεπιλεγμένη_20_γραμματοσειρά"><text:span text:style-name="T2348"> </text:span></text:span><text:span text:style-name="Προεπιλεγμένη_20_γραμματοσειρά"><text:span text:style-name="T2347">𔐒</text:span></text:span><text:span text:style-name="Προεπιλεγμένη_20_γραμματοσειρά"><text:span text:style-name="T2348"> </text:span></text:span><text:span text:style-name="Προεπιλεγμένη_20_γραμματοσειρά"><text:span text:style-name="T2347">𔐓</text:span></text:span><text:span text:style-name="Προεπιλεγμένη_20_γραμματοσειρά"><text:span text:style-name="T2348"> </text:span></text:span><text:span text:style-name="Προεπιλεγμένη_20_γραμματοσειρά"><text:span text:style-name="T2347">𔐔</text:span></text:span><text:span text:style-name="Προεπιλεγμένη_20_γραμματοσειρά"><text:span text:style-name="T2348"> </text:span></text:span><text:span text:style-name="Προεπιλεγμένη_20_γραμματοσειρά"><text:span text:style-name="T2349">...... </text:span></text:span><text:span text:style-name="Προεπιλεγμένη_20_γραμματοσειρά"><text:span text:style-name="T2347">𔘇</text:span></text:span><text:span text:style-name="Προεπιλεγμένη_20_γραμματοσειρά"><text:span text:style-name="T2348"> </text:span></text:span><text:span text:style-name="Προεπιλεγμένη_20_γραμματοσειρά"><text:span text:style-name="T2347">𔘈</text:span></text:span><text:span text:style-name="Προεπιλεγμένη_20_γραμματοσειρά"><text:span text:style-name="T2348"> </text:span></text:span><text:span text:style-name="Προεπιλεγμένη_20_γραμματοσειρά"><text:span text:style-name="T2347">𔘉</text:span></text:span><text:span text:style-name="Προεπιλεγμένη_20_γραμματοσειρά"><text:span text:style-name="T2348"> </text:span></text:span><text:span text:style-name="Προεπιλεγμένη_20_γραμματοσειρά"><text:span text:style-name="T2347">𔘊</text:span></text:span><text:span text:style-name="Προεπιλεγμένη_20_γραμματοσειρά"><text:span text:style-name="T2348"> </text:span></text:span><text:span text:style-name="Προεπιλεγμένη_20_γραμματοσειρά"><text:span text:style-name="T2347">𔘋</text:span></text:span><text:span text:style-name="Προεπιλεγμένη_20_γραμματοσειρά"><text:span text:style-name="T2348"> </text:span></text:span><text:span text:style-name="Προεπιλεγμένη_20_γραμματοσειρά"><text:span text:style-name="T2347">𔘌</text:span></text:span><text:span text:style-name="Προεπιλεγμένη_20_γραμματοσειρά"><text:span text:style-name="T2348"> </text:span></text:span><text:span text:style-name="Προεπιλεγμένη_20_γραμματοσειρά"><text:span text:style-name="T2347">𔘍</text:span></text:span><text:span text:style-name="Προεπιλεγμένη_20_γραμματοσειρά"><text:span text:style-name="T2348"> </text:span></text:span><text:span text:style-name="Προεπιλεγμένη_20_γραμματοσειρά"><text:span text:style-name="T2347">𔘎</text:span></text:span><text:span text:style-name="Προεπιλεγμένη_20_γραμματοσειρά"><text:span text:style-name="T2348"> </text:span></text:span><text:span text:style-name="Προεπιλεγμένη_20_γραμματοσειρά"><text:span text:style-name="T2347">𔘏</text:span></text:span><text:span text:style-name="Προεπιλεγμένη_20_γραμματοσειρά"><text:span text:style-name="T2348"> </text:span></text:span><text:span text:style-name="Προεπιλεγμένη_20_γραμματοσειρά"><text:span text:style-name="T2347">𔘐</text:span></text:span><text:span text:style-name="Προεπιλεγμένη_20_γραμματοσειρά"><text:span text:style-name="T2348"> </text:span></text:span><text:span text:style-name="Προεπιλεγμένη_20_γραμματοσειρά"><text:span text:style-name="T2347">𔘑</text:span></text:span><text:span text:style-name="Προεπιλεγμένη_20_γραμματοσειρά"><text:span text:style-name="T2348"> </text:span></text:span><text:span text:style-name="Προεπιλεγμένη_20_γραμματοσειρά"><text:span text:style-name="T2347">𔘒</text:span></text:span><text:span text:style-name="Προεπιλεγμένη_20_γραμματοσειρά"><text:span text:style-name="T2348"> </text:span></text:span><text:span text:style-name="Προεπιλεγμένη_20_γραμματοσειρά"><text:span text:style-name="T2347">𔘓</text:span></text:span><text:span text:style-name="Προεπιλεγμένη_20_γραμματοσειρά"><text:span text:style-name="T2348"> </text:span></text:span><text:span text:style-name="Προεπιλεγμένη_20_γραμματοσειρά"><text:span text:style-name="T2347">𔘔</text:span></text:span><text:span text:style-name="Προεπιλεγμένη_20_γραμματοσειρά"><text:span text:style-name="T2348"> </text:span></text:span><text:span text:style-name="Προεπιλεγμένη_20_γραμματοσειρά"><text:span text:style-name="T2347">𔘕</text:span></text:span><text:span text:style-name="Προεπιλεγμένη_20_γραμματοσειρά"><text:span text:style-name="T2348"> </text:span></text:span><text:span text:style-name="Προεπιλεγμένη_20_γραμματοσειρά"><text:span text:style-name="T2347">𔘖</text:span></text:span><text:span text:style-name="Προεπιλεγμένη_20_γραμματοσειρά"><text:span text:style-name="T2348"> </text:span></text:span><text:span text:style-name="Προεπιλεγμένη_20_γραμματοσειρά"><text:span text:style-name="T2347">𔘗</text:span></text:span><text:span text:style-name="Προεπιλεγμένη_20_γραμματοσειρά"><text:span text:style-name="T2348"> </text:span></text:span><text:span text:style-name="Προεπιλεγμένη_20_γραμματοσειρά"><text:span text:style-name="T2347">𔘘</text:span></text:span><text:span text:style-name="Προεπιλεγμένη_20_γραμματοσειρά"><text:span text:style-name="T2348"> </text:span></text:span><text:span text:style-name="Προεπιλεγμένη_20_γραμματοσειρά"><text:span text:style-name="T2347">𔘙</text:span></text:span><text:span text:style-name="Προεπιλεγμένη_20_γραμματοσειρά"><text:span text:style-name="T2348"> </text:span></text:span><text:span text:style-name="Προεπιλεγμένη_20_γραμματοσειρά"><text:span text:style-name="T2347">𔘚</text:span></text:span><text:span text:style-name="Προεπιλεγμένη_20_γραμματοσειρά"><text:span text:style-name="T2348"> </text:span></text:span><text:span text:style-name="Προεπιλεγμένη_20_γραμματοσειρά"><text:span text:style-name="T2347">𔘛</text:span></text:span><text:span text:style-name="Προεπιλεγμένη_20_γραμματοσειρά"><text:span text:style-name="T2348"> </text:span></text:span><text:span text:style-name="Προεπιλεγμένη_20_γραμματοσειρά"><text:span text:style-name="T2347">𔘜</text:span></text:span><text:span text:style-name="Προεπιλεγμένη_20_γραμματοσειρά"><text:span text:style-name="T2348"> </text:span></text:span><text:span text:style-name="Προεπιλεγμένη_20_γραμματοσειρά"><text:span text:style-name="T2347">𔘝</text:span></text:span><text:span text:style-name="Προεπιλεγμένη_20_γραμματοσειρά"><text:span text:style-name="T2348"> </text:span></text:span><text:span text:style-name="Προεπιλεγμένη_20_γραμματοσειρά"><text:span text:style-name="T2347">𔘞</text:span></text:span><text:span text:style-name="Προεπιλεγμένη_20_γραμματοσειρά"><text:span text:style-name="T2348"> </text:span></text:span><text:span text:style-name="Προεπιλεγμένη_20_γραμματοσειρά"><text:span text:style-name="T2347">𔘟</text:span></text:span><text:span text:style-name="Προεπιλεγμένη_20_γραμματοσειρά"><text:span text:style-name="T2348"> </text:span></text:span><text:span text:style-name="Προεπιλεγμένη_20_γραμματοσειρά"><text:span text:style-name="T2347">𔘠</text:span></text:span><text:span text:style-name="Προεπιλεγμένη_20_γραμματοσειρά"><text:span text:style-name="T2348"> </text:span></text:span><text:span text:style-name="Προεπιλεγμένη_20_γραμματοσειρά"><text:span text:style-name="T2347">𔘡</text:span></text:span><text:span text:style-name="Προεπιλεγμένη_20_γραμματοσειρά"><text:span text:style-name="T2348"> </text:span></text:span><text:span text:style-name="Προεπιλεγμένη_20_γραμματοσειρά"><text:span text:style-name="T2347">𔘢</text:span></text:span><text:span text:style-name="Προεπιλεγμένη_20_γραμματοσειρά"><text:span text:style-name="T2348"> </text:span></text:span><text:span text:style-name="Προεπιλεγμένη_20_γραμματοσειρά"><text:span text:style-name="T2347">𔘣</text:span></text:span><text:span text:style-name="Προεπιλεγμένη_20_γραμματοσειρά"><text:span text:style-name="T2348"> </text:span></text:span><text:span text:style-name="Προεπιλεγμένη_20_γραμματοσειρά"><text:span text:style-name="T2347">𔘤</text:span></text:span><text:span text:style-name="Προεπιλεγμένη_20_γραμματοσειρά"><text:span text:style-name="T2348"> </text:span></text:span><text:span text:style-name="Προεπιλεγμένη_20_γραμματοσειρά"><text:span text:style-name="T2347">𔘥</text:span></text:span><text:span text:style-name="Προεπιλεγμένη_20_γραμματοσειρά"><text:span text:style-name="T2348"> </text:span></text:span><text:span text:style-name="Προεπιλεγμένη_20_γραμματοσειρά"><text:span text:style-name="T2347">𔘦</text:span></text:span><text:span text:style-name="Προεπιλεγμένη_20_γραμματοσειρά"><text:span text:style-name="T2348"> </text:span></text:span><text:span text:style-name="Προεπιλεγμένη_20_γραμματοσειρά"><text:span text:style-name="T2347">𔘧</text:span></text:span><text:span text:style-name="Προεπιλεγμένη_20_γραμματοσειρά"><text:span text:style-name="T2348"> </text:span></text:span><text:span text:style-name="Προεπιλεγμένη_20_γραμματοσειρά"><text:span text:style-name="T2347">𔘨</text:span></text:span><text:span text:style-name="Προεπιλεγμένη_20_γραμματοσειρά"><text:span text:style-name="T2348"> </text:span></text:span><text:span text:style-name="Προεπιλεγμένη_20_γραμματοσειρά"><text:span text:style-name="T2347">𔘩</text:span></text:span><text:span text:style-name="Προεπιλεγμένη_20_γραμματοσειρά"><text:span text:style-name="T2348"> </text:span></text:span><text:span text:style-name="Προεπιλεγμένη_20_γραμματοσειρά"><text:span text:style-name="T2347">𔘪</text:span></text:span><text:span text:style-name="Προεπιλεγμένη_20_γραμματοσειρά"><text:span text:style-name="T2348"> </text:span></text:span><text:span text:style-name="Προεπιλεγμένη_20_γραμματοσειρά"><text:span text:style-name="T2347">𔘫</text:span></text:span><text:span text:style-name="Προεπιλεγμένη_20_γραμματοσειρά"><text:span text:style-name="T2348"> </text:span></text:span><text:span text:style-name="Προεπιλεγμένη_20_γραμματοσειρά"><text:span text:style-name="T2347">𔘬</text:span></text:span><text:span text:style-name="Προεπιλεγμένη_20_γραμματοσειρά"><text:span text:style-name="T2348"> </text:span></text:span><text:span text:style-name="Προεπιλεγμένη_20_γραμματοσειρά"><text:span text:style-name="T2347">𔘭</text:span></text:span><text:span text:style-name="Προεπιλεγμένη_20_γραμματοσειρά"><text:span text:style-name="T2348"> </text:span></text:span><text:span text:style-name="Προεπιλεγμένη_20_γραμματοσειρά"><text:span text:style-name="T2347">𔘮</text:span></text:span><text:span text:style-name="Προεπιλεγμένη_20_γραμματοσειρά"><text:span text:style-name="T2348"> </text:span></text:span><text:span text:style-name="Προεπιλεγμένη_20_γραμματοσειρά"><text:span text:style-name="T2347">𔘯</text:span></text:span><text:span text:style-name="Προεπιλεγμένη_20_γραμματοσειρά"><text:span text:style-name="T2348"> </text:span></text:span><text:span text:style-name="Προεπιλεγμένη_20_γραμματοσειρά"><text:span text:style-name="T2347">𔘰</text:span></text:span><text:span text:style-name="Προεπιλεγμένη_20_γραμματοσειρά"><text:span text:style-name="T2348"> </text:span></text:span><text:span text:style-name="Προεπιλεγμένη_20_γραμματοσειρά"><text:span text:style-name="T2347">𔘱</text:span></text:span><text:span text:style-name="Προεπιλεγμένη_20_γραμματοσειρά"><text:span text:style-name="T2348"> </text:span></text:span><text:span text:style-name="Προεπιλεγμένη_20_γραμματοσειρά"><text:span text:style-name="T2347">𔘲</text:span></text:span><text:span text:style-name="Προεπιλεγμένη_20_γραμματοσειρά"><text:span text:style-name="T2348"> </text:span></text:span><text:span text:style-name="Προεπιλεγμένη_20_γραμματοσειρά"><text:span text:style-name="T2347">𔘳</text:span></text:span><text:span text:style-name="Προεπιλεγμένη_20_γραμματοσειρά"><text:span text:style-name="T2348"> </text:span></text:span><text:span text:style-name="Προεπιλεγμένη_20_γραμματοσειρά"><text:span text:style-name="T2347">𔘴</text:span></text:span><text:span text:style-name="Προεπιλεγμένη_20_γραμματοσειρά"><text:span text:style-name="T2348"> </text:span></text:span><text:span text:style-name="Προεπιλεγμένη_20_γραμματοσειρά"><text:span text:style-name="T2347">𔘵</text:span></text:span><text:span text:style-name="Προεπιλεγμένη_20_γραμματοσειρά"><text:span text:style-name="T2348"> </text:span></text:span><text:span text:style-name="Προεπιλεγμένη_20_γραμματοσειρά"><text:span text:style-name="T2347">𔘶</text:span></text:span><text:span text:style-name="Προεπιλεγμένη_20_γραμματοσειρά"><text:span text:style-name="T2348"> </text:span></text:span><text:span text:style-name="Προεπιλεγμένη_20_γραμματοσειρά"><text:span text:style-name="T2347">𔘷</text:span></text:span><text:span text:style-name="Προεπιλεγμένη_20_γραμματοσειρά"><text:span text:style-name="T2348"> </text:span></text:span><text:span text:style-name="Προεπιλεγμένη_20_γραμματοσειρά"><text:span text:style-name="T2347">𔘸</text:span></text:span><text:span text:style-name="Προεπιλεγμένη_20_γραμματοσειρά"><text:span text:style-name="T2348"> </text:span></text:span><text:span text:style-name="Προεπιλεγμένη_20_γραμματοσειρά"><text:span text:style-name="T2347">𔘹</text:span></text:span><text:span text:style-name="Προεπιλεγμένη_20_γραμματοσειρά"><text:span text:style-name="T2348"> </text:span></text:span><text:span text:style-name="Προεπιλεγμένη_20_γραμματοσειρά"><text:span text:style-name="T2347">𔘺</text:span></text:span><text:span text:style-name="Προεπιλεγμένη_20_γραμματοσειρά"><text:span text:style-name="T2348"> </text:span></text:span><text:span text:style-name="Προεπιλεγμένη_20_γραμματοσειρά"><text:span text:style-name="T2347">𔘻</text:span></text:span><text:span text:style-name="Προεπιλεγμένη_20_γραμματοσειρά"><text:span text:style-name="T2348"> </text:span></text:span><text:span text:style-name="Προεπιλεγμένη_20_γραμματοσειρά"><text:span text:style-name="T2347">𔘼</text:span></text:span><text:span text:style-name="Προεπιλεγμένη_20_γραμματοσειρά"><text:span text:style-name="T2348"> </text:span></text:span><text:span text:style-name="Προεπιλεγμένη_20_γραμματοσειρά"><text:span text:style-name="T2347">𔘽</text:span></text:span><text:span text:style-name="Προεπιλεγμένη_20_γραμματοσειρά"><text:span text:style-name="T2348"> </text:span></text:span><text:span text:style-name="Προεπιλεγμένη_20_γραμματοσειρά"><text:span text:style-name="T2347">𔘾</text:span></text:span><text:span text:style-name="Προεπιλεγμένη_20_γραμματοσειρά"><text:span text:style-name="T2348"> </text:span></text:span><text:span text:style-name="Προεπιλεγμένη_20_γραμματοσειρά"><text:span text:style-name="T2347">𔘿</text:span></text:span><text:span text:style-name="Προεπιλεγμένη_20_γραμματοσειρά"><text:span text:style-name="T2348"> </text:span></text:span><text:span text:style-name="Προεπιλεγμένη_20_γραμματοσειρά"><text:span text:style-name="T2347">𔙀</text:span></text:span><text:span text:style-name="Προεπιλεγμένη_20_γραμματοσειρά"><text:span text:style-name="T2348"> </text:span></text:span><text:span text:style-name="Προεπιλεγμένη_20_γραμματοσειρά"><text:span text:style-name="T2347">𔙁</text:span></text:span><text:span text:style-name="Προεπιλεγμένη_20_γραμματοσειρά"><text:span text:style-name="T2348"> </text:span></text:span><text:span text:style-name="Προεπιλεγμένη_20_γραμματοσειρά"><text:span text:style-name="T2347">𔙂</text:span></text:span><text:span text:style-name="Προεπιλεγμένη_20_γραμματοσειρά"><text:span text:style-name="T2348"> </text:span></text:span><text:span text:style-name="Προεπιλεγμένη_20_γραμματοσειρά"><text:span text:style-name="T2347">𔙃</text:span></text:span><text:span text:style-name="Προεπιλεγμένη_20_γραμματοσειρά"><text:span text:style-name="T2348"> </text:span></text:span><text:span text:style-name="Προεπιλεγμένη_20_γραμματοσειρά"><text:span text:style-name="T2347">𔙄</text:span></text:span><text:span text:style-name="Προεπιλεγμένη_20_γραμματοσειρά"><text:span text:style-name="T2348"> </text:span></text:span><text:span text:style-name="Προεπιλεγμένη_20_γραμματοσειρά"><text:span text:style-name="T2347">𔙅</text:span></text:span><text:span text:style-name="Προεπιλεγμένη_20_γραμματοσειρά"><text:span text:style-name="T2348"> </text:span></text:span><text:span text:style-name="Προεπιλεγμένη_20_γραμματοσειρά"><text:span text:style-name="T2347">𔙆</text:span></text:span></text:p>
      <text:p text:style-name="P573"/>
      <text:p text:style-name="P533"><text:span text:style-name="Προεπιλεγμένη_20_γραμματοσειρά"><text:span text:style-name="T2017">Ancient Greek Musical Notation</text:span></text:span></text:p>
      <text:p text:style-name="P43"><text:span text:style-name="Προεπιλεγμένη_20_γραμματοσειρά"><text:span text:style-name="T1003">𝈀 𝈁 𝈂 𝈃 𝈄 𝈅 𝈆 𝈇 𝈈 𝈉 𝈊 𝈋 𝈌 𝈍 𝈎 𝈏 𝈐 𝈑 𝈒 𝈓 𝈔 𝈕 𝈖 𝈗 𝈘 𝈙 𝈚 𝈛 𝈜 𝈝 𝈞 𝈟 𝈠 𝈡 𝈢 𝈣 𝈤 𝈥 𝈦 𝈧 𝈨 𝈩 𝈪 𝈫 𝈬 𝈭 𝈮 𝈯 𝈰 𝈱 𝈲 𝈳 𝈴 𝈵 𝈶 𝈷 𝈸 𝈹 𝈺 𝈻 𝈼 𝈽 𝈾 𝈿 𝉀 𝉁 </text:span></text:span><text:span text:style-name="Προεπιλεγμένη_20_γραμματοσειρά"><text:span text:style-name="T1094">◌</text:span></text:span><text:span text:style-name="Προεπιλεγμένη_20_γραμματοσειρά"><text:span text:style-name="T1003">‌𝉂 </text:span></text:span><text:span text:style-name="Προεπιλεγμένη_20_γραμματοσειρά"><text:span text:style-name="T1094">◌</text:span></text:span><text:span text:style-name="Προεπιλεγμένη_20_γραμματοσειρά"><text:span text:style-name="T1003">‌𝉃 </text:span></text:span><text:span text:style-name="Προεπιλεγμένη_20_γραμματοσειρά"><text:span text:style-name="T1094">◌</text:span></text:span><text:span text:style-name="Προεπιλεγμένη_20_γραμματοσειρά"><text:span text:style-name="T1003">‌𝉄 𝉅</text:span></text:span></text:p>
      <text:p text:style-name="P206"/>
      <text:p text:style-name="P597">Supplementary Private Use Area-A</text:p>
      <text:p text:style-name="P596"><text:span text:style-name="Προεπιλεγμένη_20_γραμματοσειρά"><text:span text:style-name="T1055">󿉊 󿉋 󿉌 󿉍 󿉎 󿉏 󿉐 󿉑 󿉒 󿉓 󿉔 󿉕 󿉖 󿉗 󿉘 󿉙 󿉚 󿉛 󿉜 󿉝 󿉞 󿉟 󿉠 󿉡 󿉢 󿉣 󿉤 󿉥 󿉦 󿉧 󿉨 󿼀 󿼁 󿼂 󿼃 󿼄 󿼅 󿼆 󿼇 󿼈 󿼉 󿼊 󿼋 󿼌 󿼍 󿼎 󿼠 󿼡 󿼢 󿼣 󿼤 󿼥 󿼦 󿼧 󿼨 󿼩 󿼪 󿼫 󿼬 󿼭 󿼮 󿼯 󿼰 󿼱 󿽀 󿽁 󿽂 󿽃 󿽄 󿽅 󿽆 󿽇 󿽈 󿽉 󿽊 󿽋 󿽌 󿽍 󿽎 󿽏 󿽐 󿽑 󿽒 󿽓 󿽔 󿽕 󿽖 󿽗 󿽘 󿽙 󿽚 󿽛 󿽜 󿽝 󿽞 󿽟 󿽠 󿽡 󿽢 󿽣 󿽤 󿽥 󿽦 󿽧 󿽨 󿽩 󿽪 󿽫 󿽬</text:span></text:span></text:p>
      <text:p text:style-name="P301"><text:span text:style-name="Προεπιλεγμένη_20_γραμματοσειρά"><text:span text:style-name="T698"/></text:span></text:p>
      <text:p text:style-name="P591"><text:span text:style-name="T1919">N</text:span><text:span text:style-name="T1920">on-Unicode</text:span><text:span text:style-name="T1342">: i</text:span>ndulge <text:span text:style-name="T1328">the</text:span> encoding <text:span text:style-name="T1328">of </text:span>1<text:span text:style-name="T2023">1</text:span> glyph<text:span text:style-name="T1328">s i</text:span>n empty slots of <text:span text:style-name="T1912">the relevant </text:span>Unicode blocks…</text:p>
      <text:p text:style-name="P595"><text:span text:style-name="Προεπιλεγμένη_20_γραμματοσειρά"><text:span text:style-name="T1009">𐆬 𐆭 𐆮 𐆯 </text:span></text:span><text:span text:style-name="Προεπιλεγμένη_20_γραμματοσειρά"><text:span text:style-name="T1010">𐇾 𐇿 </text:span></text:span><text:span text:style-name="Προεπιλεγμένη_20_γραμματοσειρά"><text:span text:style-name="T1009">𐝬 𐝭 𐝮 𐝯 𐠆</text:span></text:span></text:p>
      <text:p text:style-name="P594"/>
      <text:p text:style-name="P600"><text:span text:style-name="T1958">OpenType </text:span><text:a xlink:type="simple" xlink:href="https://docs.microsoft.com/el-gr/typography/opentype/spec/featuretags" text:style-name="Internet_20_link" text:visited-style-name="Visited_20_Internet_20_Link"><text:span text:style-name="Προεπιλεγμένη_20_γραμματοσειρά"><text:span text:style-name="T1917">features</text:span></text:span></text:a><text:span text:style-name="T1958"> of </text:span><text:span text:style-name="T1959">Aegean</text:span></text:p>
      <text:p text:style-name="P385"/>
      <text:p text:style-name="P564"><text:span text:style-name="Προεπιλεγμένη_20_γραμματοσειρά"><text:span text:style-name="T64">ccmp</text:span></text:span><text:span text:style-name="Προεπιλεγμένη_20_γραμματοσειρά"><text:span text:style-name="T166"><text:tab/>Glyph Composition</text:span></text:span><text:span text:style-name="Προεπιλεγμένη_20_γραμματοσειρά"><text:span text:style-name="T171"> </text:span></text:span><text:span text:style-name="Προεπιλεγμένη_20_γραμματοσειρά"><text:span text:style-name="T166">/</text:span></text:span><text:span text:style-name="Προεπιλεγμένη_20_γραμματοσειρά"><text:span text:style-name="T171"> </text:span></text:span><text:span text:style-name="Προεπιλεγμένη_20_γραμματοσειρά"><text:span text:style-name="T166">Decomposition</text:span></text:span><text:span text:style-name="Προεπιλεγμένη_20_γραμματοσειρά"><text:span text:style-name="T170"><text:line-break/></text:span></text:span><text:span text:style-name="Προεπιλεγμένη_20_γραμματοσειρά"><text:span text:style-name="T202">Ε̆ Ε̄ Ι̰ Ο̆ Ο̄ Υ̰ Ω̆ Ϲ̆ </text:span></text:span><text:span text:style-name="Προεπιλεγμένη_20_γραμματοσειρά"><text:span text:style-name="T203">Ἐ͂ Ἑ͂ Ὀ͂ Ὁ͂</text:span></text:span><text:span text:style-name="Προεπιλεγμένη_20_γραμματοσειρά"><text:span text:style-name="T202"> Ρ̓ Υ̓ Υ̓́ Υ̓̀ Υ̓͂</text:span></text:span><text:span text:style-name="Προεπιλεγμένη_20_γραμματοσειρά"><text:span text:style-name="T203"> </text:span></text:span><text:span text:style-name="Προεπιλεγμένη_20_γραμματοσειρά"><text:span text:style-name="T210">Α᷌ Ε᷌ Ι᷌ Ο᷌ Υ᷌ Ω᷌ Ϲ᷌<text:line-break/></text:span></text:span><text:span text:style-name="Προεπιλεγμένη_20_γραμματοσειρά"><text:span text:style-name="T202">ε̆ ε̄ ι̰ ο̆ ο̄ υ̰ ω̆ ϲ̆ </text:span></text:span><text:span text:style-name="Προεπιλεγμένη_20_γραμματοσειρά"><text:span text:style-name="T203">ἐ͂ ἑ͂ ὀ͂ ὁ͂ </text:span></text:span><text:span text:style-name="Προεπιλεγμένη_20_γραμματοσειρά"><text:span text:style-name="T210">α᷌ ε᷌ ι᷌ ο᷌ υ᷌ ω᷌ ϲ᷌ </text:span></text:span><text:span text:style-name="Προεπιλεγμένη_20_γραμματοσειρά"><text:span text:style-name="T202">ε͂ ο͂</text:span></text:span><text:span text:style-name="Προεπιλεγμένη_20_γραμματοσειρά"><text:span text:style-name="T211"><text:tab/>0</text:span></text:span><text:span text:style-name="Προεπιλεγμένη_20_γραμματοσειρά"><text:span text:style-name="T105"> </text:span></text:span><text:span text:style-name="Προεπιλεγμένη_20_γραμματοσειρά"><text:span text:style-name="T1037">→</text:span></text:span><text:span text:style-name="Προεπιλεγμένη_20_γραμματοσειρά"><text:span text:style-name="T94"> </text:span></text:span><text:span text:style-name="Προεπιλεγμένη_20_γραμματοσειρά"><text:span text:style-name="T109">0︀</text:span></text:span></text:p>
      <text:p text:style-name="P559"><text:span text:style-name="Προεπιλεγμένη_20_γραμματοσειρά"><text:span text:style-name="T64">salt</text:span></text:span><text:span text:style-name="Προεπιλεγμένη_20_γραμματοσειρά"><text:span text:style-name="T166"><text:tab/>Stylistic Alternates</text:span></text:span><text:span text:style-name="Προεπιλεγμένη_20_γραμματοσειρά"><text:span text:style-name="T170"><text:line-break/></text:span></text:span><text:span text:style-name="Προεπιλεγμένη_20_γραμματοσειρά"><text:span text:style-name="T95">Ξ</text:span></text:span><text:span text:style-name="Προεπιλεγμένη_20_γραμματοσειρά"><text:span text:style-name="T96">Ε</text:span></text:span><text:span text:style-name="Προεπιλεγμένη_20_γραμματοσειρά"><text:span text:style-name="T95">Ν</text:span></text:span><text:span text:style-name="Προεπιλεγμένη_20_γραμματοσειρά"><text:span text:style-name="T96">Η</text:span></text:span><text:span text:style-name="Προεπιλεγμένη_20_γραμματοσειρά"><text:span text:style-name="T95"> </text:span></text:span><text:span text:style-name="Προεπιλεγμένη_20_γραμματοσειρά"><text:span text:style-name="T96">ΔΑΪΖΩ</text:span></text:span><text:span text:style-name="Προεπιλεγμένη_20_γραμματοσειρά"><text:span text:style-name="T99"> </text:span></text:span><text:span text:style-name="Προεπιλεγμένη_20_γραμματοσειρά"><text:span text:style-name="T1037">→</text:span></text:span><text:span text:style-name="Προεπιλεγμένη_20_γραμματοσειρά"><text:span text:style-name="T99"> </text:span></text:span><text:span text:style-name="Προεπιλεγμένη_20_γραμματοσειρά"><text:span text:style-name="T157">Ξ</text:span></text:span><text:span text:style-name="Προεπιλεγμένη_20_γραμματοσειρά"><text:span text:style-name="T158">Ε</text:span></text:span><text:span text:style-name="Προεπιλεγμένη_20_γραμματοσειρά"><text:span text:style-name="T157">Ν</text:span></text:span><text:span text:style-name="Προεπιλεγμένη_20_γραμματοσειρά"><text:span text:style-name="T158">Η</text:span></text:span><text:span text:style-name="Προεπιλεγμένη_20_γραμματοσειρά"><text:span text:style-name="T157"> </text:span></text:span><text:span text:style-name="Προεπιλεγμένη_20_γραμματοσειρά"><text:span text:style-name="T158">ΔΑΪΖΩ</text:span></text:span><text:span text:style-name="Προεπιλεγμένη_20_γραμματοσειρά"><text:span text:style-name="T160"><text:tab/></text:span></text:span><text:span text:style-name="Προεπιλεγμένη_20_γραμματοσειρά"><text:span text:style-name="T96">ΑΔΖΞΪ</text:span></text:span><text:span text:style-name="Προεπιλεγμένη_20_γραμματοσειρά"><text:span text:style-name="T200">ϳ</text:span></text:span><text:span text:style-name="Προεπιλεγμένη_20_γραμματοσειρά"><text:span text:style-name="T96"> </text:span></text:span><text:span text:style-name="Προεπιλεγμένη_20_γραμματοσειρά"><text:span text:style-name="T1037">→</text:span></text:span><text:span text:style-name="Προεπιλεγμένη_20_γραμματοσειρά"><text:span text:style-name="T96"> </text:span></text:span><text:span text:style-name="Προεπιλεγμένη_20_γραμματοσειρά"><text:span text:style-name="T200"><text:s/></text:span></text:span><text:span text:style-name="Προεπιλεγμένη_20_γραμματοσειρά"><text:span text:style-name="T158">ΑΔΖΞΪ</text:span></text:span><text:span text:style-name="Προεπιλεγμένη_20_γραμματοσειρά"><text:span text:style-name="T159">ϳ</text:span></text:span></text:p>
      <text:p text:style-name="P558"><text:span text:style-name="Υπερ-σύνδεση"><text:span text:style-name="T68">ornm</text:span></text:span><text:span text:style-name="T1923"><text:tab/></text:span><text:span text:style-name="Προεπιλεγμένη_20_γραμματοσειρά"><text:span text:style-name="T184">Ornaments<text:line-break/></text:span></text:span><text:span text:style-name="Προεπιλεγμένη_20_γραμματοσειρά"><text:span text:style-name="T185">fleurons from the Gortyn law code</text:span></text:span><text:span text:style-name="Προεπιλεγμένη_20_γραμματοσειρά"><text:span text:style-name="T186"><text:tab/></text:span></text:span><text:span text:style-name="Προεπιλεγμένη_20_γραμματοσειρά"><text:span text:style-name="T105">123456789 </text:span></text:span><text:span text:style-name="Προεπιλεγμένη_20_γραμματοσειρά"><text:span text:style-name="T1037">→</text:span></text:span><text:span text:style-name="Προεπιλεγμένη_20_γραμματοσειρά"><text:span text:style-name="T94"> </text:span></text:span><text:span text:style-name="Προεπιλεγμένη_20_γραμματοσειρά"><text:span text:style-name="T155">123456789</text:span></text:span><text:span text:style-name="Προεπιλεγμένη_20_γραμματοσειρά"><text:span text:style-name="T91"><text:line-break/></text:span></text:span><text:span text:style-name="Προεπιλεγμένη_20_γραμματοσειρά"><text:span text:style-name="T186">Parthenon frieze, Dionysos by Exekias<text:tab/></text:span></text:span><text:span text:style-name="Προεπιλεγμένη_20_γραμματοσειρά"><text:span text:style-name="T106">ab</text:span></text:span><text:span text:style-name="Προεπιλεγμένη_20_γραμματοσειρά"><text:span text:style-name="T105"> </text:span></text:span><text:span text:style-name="Προεπιλεγμένη_20_γραμματοσειρά"><text:span text:style-name="T1037">→</text:span></text:span><text:span text:style-name="Προεπιλεγμένη_20_γραμματοσειρά"><text:span text:style-name="T94"> </text:span></text:span><text:span text:style-name="Προεπιλεγμένη_20_γραμματοσειρά"><text:span text:style-name="T156">ab</text:span></text:span></text:p>
      <text:p text:style-name="P557"><text:span text:style-name="Προεπιλεγμένη_20_γραμματοσειρά"><text:span text:style-name="T64">liga</text:span></text:span><text:span text:style-name="Προεπιλεγμένη_20_γραμματοσειρά"><text:span text:style-name="T166"><text:tab/>Standard Ligatures</text:span></text:span><text:span text:style-name="Προεπιλεγμένη_20_γραμματοσειρά"><text:span text:style-name="T170"><text:line-break/></text:span></text:span><text:span text:style-name="Προεπιλεγμένη_20_γραμματοσειρά"><text:span text:style-name="T209">𐙚𐙇𐙛</text:span></text:span><text:span text:style-name="Προεπιλεγμένη_20_γραμματοσειρά"><text:span text:style-name="T205"> </text:span></text:span><text:span text:style-name="Προεπιλεγμένη_20_γραμματοσειρά"><text:span text:style-name="T1044">→</text:span></text:span><text:span text:style-name="Προεπιλεγμένη_20_γραμματοσειρά"><text:span text:style-name="T204"> </text:span></text:span><text:span text:style-name="Προεπιλεγμένη_20_γραμματοσειρά"><text:span text:style-name="T206">𐙚𐙇𐙛<text:tab/></text:span></text:span><text:span text:style-name="Προεπιλεγμένη_20_γραμματοσειρά"><text:span text:style-name="T209">𐝂𐝂𐝂𐝂</text:span></text:span><text:span text:style-name="Προεπιλεγμένη_20_γραμματοσειρά"><text:span text:style-name="T205"> </text:span></text:span><text:span text:style-name="Προεπιλεγμένη_20_γραμματοσειρά"><text:span text:style-name="T1044">→</text:span></text:span><text:span text:style-name="Προεπιλεγμένη_20_γραμματοσειρά"><text:span text:style-name="T204"> </text:span></text:span><text:span text:style-name="Προεπιλεγμένη_20_γραμματοσειρά"><text:span text:style-name="T206">𐝂𐝂𐝂𐝂</text:span></text:span><text:span text:style-name="Προεπιλεγμένη_20_γραμματοσειρά"><text:span text:style-name="T207"><text:tab/></text:span></text:span><text:span text:style-name="Προεπιλεγμένη_20_γραμματοσειρά"><text:span text:style-name="T97">𐝥𐘻</text:span></text:span><text:span text:style-name="Προεπιλεγμένη_20_γραμματοσειρά"><text:span text:style-name="T98"> </text:span></text:span><text:span text:style-name="Προεπιλεγμένη_20_γραμματοσειρά"><text:span text:style-name="T1044">→</text:span></text:span><text:span text:style-name="Προεπιλεγμένη_20_γραμματοσειρά"><text:span text:style-name="T98"> </text:span></text:span><text:span text:style-name="Προεπιλεγμένη_20_γραμματοσειρά"><text:span text:style-name="T208">𐝥𐘻</text:span></text:span><text:span text:style-name="Προεπιλεγμένη_20_γραμματοσειρά"><text:span text:style-name="T218"><text:tab/></text:span></text:span><text:span text:style-name="Προεπιλεγμένη_20_γραμματοσειρά"><text:span text:style-name="T673">𔓢𔑞</text:span></text:span><text:span text:style-name="Προεπιλεγμένη_20_γραμματοσειρά"><text:span text:style-name="T98"> </text:span></text:span><text:span text:style-name="Προεπιλεγμένη_20_γραμματοσειρά"><text:span text:style-name="T1044">→</text:span></text:span><text:span text:style-name="Προεπιλεγμένη_20_γραμματοσειρά"><text:span text:style-name="T98"> </text:span></text:span><text:span text:style-name="Προεπιλεγμένη_20_γραμματοσειρά"><text:span text:style-name="T672">𔓢𔑞</text:span></text:span></text:p>
      <text:p text:style-name="P553"><text:span text:style-name="Προεπιλεγμένη_20_γραμματοσειρά"><text:span text:style-name="T65">aalt</text:span></text:span><text:span text:style-name="Προεπιλεγμένη_20_γραμματοσειρά"><text:span text:style-name="T166"><text:tab/>Access All Alternates</text:span></text:span></text:p>
      <text:p text:style-name="P570"><text:span text:style-name="Προεπιλεγμένη_20_γραμματοσειρά"><text:span text:style-name="T291">&amp;@ </text:span></text:span><text:span text:style-name="Προεπιλεγμένη_20_γραμματοσειρά"><text:span text:style-name="T1045">→</text:span></text:span><text:span text:style-name="Προεπιλεγμένη_20_γραμματοσειρά"><text:span text:style-name="T291"> </text:span></text:span><text:span text:style-name="Προεπιλεγμένη_20_γραμματοσειρά"><text:span text:style-name="T645">&amp;@</text:span></text:span><text:span text:style-name="Προεπιλεγμένη_20_γραμματοσειρά"><text:span text:style-name="T291"><text:tab/></text:span></text:span><text:span text:style-name="Προεπιλεγμένη_20_γραμματοσειρά"><text:span text:style-name="T290">• </text:span></text:span><text:span text:style-name="Προεπιλεγμένη_20_γραμματοσειρά"><text:span text:style-name="T1045">→</text:span></text:span><text:span text:style-name="Προεπιλεγμένη_20_γραμματοσειρά"><text:span text:style-name="T290"> </text:span></text:span><text:span text:style-name="Προεπιλεγμένη_20_γραμματοσειρά"><text:span text:style-name="T643">• </text:span></text:span><text:span text:style-name="Προεπιλεγμένη_20_γραμματοσειρά"><text:span text:style-name="T647">• </text:span></text:span><text:span text:style-name="Προεπιλεγμένη_20_γραμματοσειρά"><text:span text:style-name="T651">• </text:span></text:span><text:span text:style-name="Προεπιλεγμένη_20_γραμματοσειρά"><text:span text:style-name="T653">• </text:span></text:span><text:span text:style-name="Προεπιλεγμένη_20_γραμματοσειρά"><text:span text:style-name="T655">• </text:span></text:span><text:span text:style-name="Προεπιλεγμένη_20_γραμματοσειρά"><text:span text:style-name="T657">• </text:span></text:span><text:span text:style-name="Προεπιλεγμένη_20_γραμματοσειρά"><text:span text:style-name="T660">• </text:span></text:span><text:span text:style-name="Προεπιλεγμένη_20_γραμματοσειρά"><text:span text:style-name="T662">• </text:span></text:span><text:span text:style-name="Προεπιλεγμένη_20_γραμματοσειρά"><text:span text:style-name="T665">• </text:span></text:span><text:span text:style-name="Προεπιλεγμένη_20_γραμματοσειρά"><text:span text:style-name="T668">• </text:span></text:span><text:span text:style-name="Προεπιλεγμένη_20_γραμματοσειρά"><text:span text:style-name="T670">•</text:span></text:span><text:span text:style-name="Προεπιλεγμένη_20_γραμματοσειρά"><text:span text:style-name="T671"><text:tab/></text:span></text:span><text:span text:style-name="Προεπιλεγμένη_20_γραμματοσειρά"><text:span text:style-name="T98">𐝥𐘻</text:span></text:span><text:span text:style-name="Προεπιλεγμένη_20_γραμματοσειρά"><text:span text:style-name="T113"> </text:span></text:span><text:span text:style-name="Προεπιλεγμένη_20_γραμματοσειρά"><text:span text:style-name="T1040">→</text:span></text:span><text:span text:style-name="Προεπιλεγμένη_20_γραμματοσειρά"><text:span text:style-name="T113"> </text:span></text:span><text:span text:style-name="Προεπιλεγμένη_20_γραμματοσειρά"><text:span text:style-name="T212">𐝥𐘻</text:span></text:span><text:span text:style-name="Προεπιλεγμένη_20_γραμματοσειρά"><text:span text:style-name="T213"> </text:span></text:span><text:span text:style-name="Προεπιλεγμένη_20_γραμματοσειρά"><text:span text:style-name="T214">𐝥𐘻</text:span></text:span><text:span text:style-name="Προεπιλεγμένη_20_γραμματοσειρά"><text:span text:style-name="T215"> </text:span></text:span><text:span text:style-name="Προεπιλεγμένη_20_γραμματοσειρά"><text:span text:style-name="T216">𐝥𐘻</text:span></text:span><text:span text:style-name="Προεπιλεγμένη_20_γραμματοσειρά"><text:span text:style-name="T217"><text:tab/>ΞΞ </text:span></text:span><text:span text:style-name="Προεπιλεγμένη_20_γραμματοσειρά"><text:span text:style-name="T1037">→</text:span></text:span><text:span text:style-name="Προεπιλεγμένη_20_γραμματοσειρά"><text:span text:style-name="T217"> </text:span></text:span><text:span text:style-name="Προεπιλεγμένη_20_γραμματοσειρά"><text:span text:style-name="T644">Ξ</text:span></text:span><text:span text:style-name="Προεπιλεγμένη_20_γραμματοσειρά"><text:span text:style-name="T648">Ξ</text:span></text:span></text:p>
      <text:p text:style-name="P551"><text:span text:style-name="Προεπιλεγμένη_20_γραμματοσειρά"><text:span text:style-name="T64">dlig</text:span></text:span><text:span text:style-name="Προεπιλεγμένη_20_γραμματοσειρά"><text:span text:style-name="T166"><text:tab/>Discretionary Ligatures</text:span></text:span><text:span text:style-name="Προεπιλεγμένη_20_γραμματοσειρά"><text:span text:style-name="T167"><text:line-break/></text:span></text:span><text:span text:style-name="Προεπιλεγμένη_20_γραμματοσειρά"><text:span text:style-name="T207">α/α</text:span></text:span><text:span text:style-name="Προεπιλεγμένη_20_γραμματοσειρά"><text:span text:style-name="T205"> </text:span></text:span><text:span text:style-name="Προεπιλεγμένη_20_γραμματοσειρά"><text:span text:style-name="T1044">→</text:span></text:span><text:span text:style-name="Προεπιλεγμένη_20_γραμματοσειρά"><text:span text:style-name="T204"> </text:span></text:span><text:span text:style-name="Προεπιλεγμένη_20_γραμματοσειρά"><text:span text:style-name="T633">α/α</text:span></text:span></text:p>
      <text:p text:style-name="P554"><text:span text:style-name="Προεπιλεγμένη_20_γραμματοσειρά"><text:span text:style-name="T67">rtlm</text:span></text:span><text:span text:style-name="Προεπιλεγμένη_20_γραμματοσειρά"><text:span text:style-name="T168"><text:tab/></text:span></text:span><text:span text:style-name="Προεπιλεγμένη_20_γραμματοσειρά"><text:span text:style-name="T169">Right-to-left mirrored forms</text:span></text:span></text:p>
      <text:p text:style-name="P569"><text:span text:style-name="Προεπιλεγμένη_20_γραμματοσειρά"><text:span text:style-name="T243">𐇐</text:span></text:span><text:span text:style-name="Προεπιλεγμένη_20_γραμματοσειρά"><text:span text:style-name="T244">𐇐</text:span></text:span><text:span text:style-name="Προεπιλεγμένη_20_γραμματοσειρά"><text:span text:style-name="T243">𐇑𐇒</text:span></text:span><text:span text:style-name="Προεπιλεγμένη_20_γραμματοσειρά"><text:span text:style-name="T248">𐇔</text:span></text:span><text:span text:style-name="Προεπιλεγμένη_20_γραμματοσειρά"><text:span text:style-name="T243">𐇕</text:span></text:span><text:span text:style-name="Προεπιλεγμένη_20_γραμματοσειρά"><text:span text:style-name="T254">𐇖</text:span></text:span><text:span text:style-name="Προεπιλεγμένη_20_γραμματοσειρά"><text:span text:style-name="T259">𐇗</text:span></text:span><text:span text:style-name="Προεπιλεγμένη_20_γραμματοσειρά"><text:span text:style-name="T243">𐇘𐇝𐇨𐇫𐇬𐇯𐇰𐇸</text:span></text:span><text:span text:style-name="Προεπιλεγμένη_20_γραμματοσειρά"><text:span text:style-name="T142"> </text:span></text:span><text:span text:style-name="Προεπιλεγμένη_20_γραμματοσειρά"><text:span text:style-name="T1042">→</text:span></text:span><text:span text:style-name="Προεπιλεγμένη_20_γραμματοσειρά"><text:span text:style-name="T142"> </text:span></text:span><text:span text:style-name="T265">𐇐</text:span><text:span text:style-name="T271">𐇐</text:span><text:span text:style-name="T265">𐇑𐇒</text:span><text:span text:style-name="T273">𐇔</text:span><text:span text:style-name="T265">𐇕</text:span><text:span text:style-name="T276">𐇖</text:span><text:span text:style-name="T277">𐇗</text:span><text:span text:style-name="T265">𐇘𐇝𐇨𐇫𐇬𐇯𐇰𐇸</text:span></text:p>
      <text:p text:style-name="P552"><text:span text:style-name="Προεπιλεγμένη_20_γραμματοσειρά"><text:span text:style-name="T64">dnom</text:span></text:span><text:span text:style-name="Προεπιλεγμένη_20_γραμματοσειρά"><text:span text:style-name="T166"><text:tab/>Denominators</text:span></text:span><text:span text:style-name="Προεπιλεγμένη_20_γραμματοσειρά"><text:span text:style-name="T172"><text:line-break/></text:span></text:span><text:span text:style-name="Προεπιλεγμένη_20_γραμματοσειρά"><text:span text:style-name="T100">123456789</text:span></text:span><text:span text:style-name="Προεπιλεγμένη_20_γραμματοσειρά"><text:span text:style-name="T101">0</text:span></text:span><text:span text:style-name="Προεπιλεγμένη_20_γραμματοσειρά"><text:span text:style-name="T102"> </text:span></text:span><text:span text:style-name="Προεπιλεγμένη_20_γραμματοσειρά"><text:span text:style-name="T1037">→</text:span></text:span><text:span text:style-name="Προεπιλεγμένη_20_γραμματοσειρά"><text:span text:style-name="T100"> </text:span></text:span><text:span text:style-name="Προεπιλεγμένη_20_γραμματοσειρά"><text:span text:style-name="T147">123456789</text:span></text:span><text:span text:style-name="Προεπιλεγμένη_20_γραμματοσειρά"><text:span text:style-name="T148">0</text:span></text:span></text:p>
      <text:p text:style-name="P552"><text:span text:style-name="Προεπιλεγμένη_20_γραμματοσειρά"><text:span text:style-name="T69">numr</text:span></text:span><text:span text:style-name="Προεπιλεγμένη_20_γραμματοσειρά"><text:span text:style-name="T166"><text:tab/>Numerators</text:span></text:span><text:span text:style-name="Προεπιλεγμένη_20_γραμματοσειρά"><text:span text:style-name="T172"><text:line-break/></text:span></text:span><text:span text:style-name="Προεπιλεγμένη_20_γραμματοσειρά"><text:span text:style-name="T100">123456789</text:span></text:span><text:span text:style-name="Προεπιλεγμένη_20_γραμματοσειρά"><text:span text:style-name="T101">0</text:span></text:span><text:span text:style-name="Προεπιλεγμένη_20_γραμματοσειρά"><text:span text:style-name="T102"> </text:span></text:span><text:span text:style-name="Προεπιλεγμένη_20_γραμματοσειρά"><text:span text:style-name="T1037">→</text:span></text:span><text:span text:style-name="Προεπιλεγμένη_20_γραμματοσειρά"><text:span text:style-name="T100"> </text:span></text:span><text:span text:style-name="Προεπιλεγμένη_20_γραμματοσειρά"><text:span text:style-name="T152">123456789</text:span></text:span><text:span text:style-name="Προεπιλεγμένη_20_γραμματοσειρά"><text:span text:style-name="T153">0</text:span></text:span></text:p>
      <text:p text:style-name="P552"><text:span text:style-name="Προεπιλεγμένη_20_γραμματοσειρά"><text:span text:style-name="T64">subs</text:span></text:span><text:span text:style-name="Προεπιλεγμένη_20_γραμματοσειρά"><text:span text:style-name="T166"><text:tab/>Subscript</text:span></text:span><text:span text:style-name="Προεπιλεγμένη_20_γραμματοσειρά"><text:span text:style-name="T170"><text:line-break/></text:span></text:span><text:span text:style-name="Προεπιλεγμένη_20_γραμματοσειρά"><text:span text:style-name="T107">123456789</text:span></text:span><text:span text:style-name="Προεπιλεγμένη_20_γραμματοσειρά"><text:span text:style-name="T108"> </text:span></text:span><text:span text:style-name="Προεπιλεγμένη_20_γραμματοσειρά"><text:span text:style-name="T1038">→</text:span></text:span><text:span text:style-name="Προεπιλεγμένη_20_γραμματοσειρά"><text:span text:style-name="T108"> </text:span></text:span><text:span text:style-name="Προεπιλεγμένη_20_γραμματοσειρά"><text:span text:style-name="T161">123456789</text:span></text:span></text:p>
      <text:p text:style-name="P552"><text:span text:style-name="Προεπιλεγμένη_20_γραμματοσειρά"><text:span text:style-name="T64">sups</text:span></text:span><text:span text:style-name="Προεπιλεγμένη_20_γραμματοσειρά"><text:span text:style-name="T166"><text:tab/>Superscript</text:span></text:span><text:span text:style-name="Προεπιλεγμένη_20_γραμματοσειρά"><text:span text:style-name="T170"><text:line-break/></text:span></text:span><text:span text:style-name="Προεπιλεγμένη_20_γραμματοσειρά"><text:span text:style-name="T107">123456789</text:span></text:span><text:span text:style-name="Προεπιλεγμένη_20_γραμματοσειρά"><text:span text:style-name="T108"> </text:span></text:span><text:span text:style-name="Προεπιλεγμένη_20_γραμματοσειρά"><text:span text:style-name="T1038">→</text:span></text:span><text:span text:style-name="Προεπιλεγμένη_20_γραμματοσειρά"><text:span text:style-name="T108"> </text:span></text:span><text:span text:style-name="Προεπιλεγμένη_20_γραμματοσειρά"><text:span text:style-name="T162">123456789</text:span></text:span></text:p>
      <text:p text:style-name="P552"><text:span text:style-name="Προεπιλεγμένη_20_γραμματοσειρά"><text:span text:style-name="T64">onum</text:span></text:span><text:span text:style-name="Προεπιλεγμένη_20_γραμματοσειρά"><text:span text:style-name="T166"><text:tab/>Oldstyle Figures</text:span></text:span><text:span text:style-name="Προεπιλεγμένη_20_γραμματοσειρά"><text:span text:style-name="T170"><text:line-break/></text:span></text:span><text:span text:style-name="Προεπιλεγμένη_20_γραμματοσειρά"><text:span text:style-name="T105">1234567890 </text:span></text:span><text:span text:style-name="Προεπιλεγμένη_20_γραμματοσειρά"><text:span text:style-name="T1037">→</text:span></text:span><text:span text:style-name="Προεπιλεγμένη_20_γραμματοσειρά"><text:span text:style-name="T94"> </text:span></text:span><text:span text:style-name="Προεπιλεγμένη_20_γραμματοσειρά"><text:span text:style-name="T154">1234567890</text:span></text:span></text:p>
      <text:p text:style-name="P555"><text:span text:style-name="Προεπιλεγμένη_20_γραμματοσειρά"><text:span text:style-name="T64">frac</text:span></text:span><text:span text:style-name="Προεπιλεγμένη_20_γραμματοσειρά"><text:span text:style-name="T166"><text:tab/>Fractions</text:span></text:span><text:span text:style-name="Προεπιλεγμένη_20_γραμματοσειρά"><text:span text:style-name="T170"><text:line-break/></text:span></text:span><text:span text:style-name="Προεπιλεγμένη_20_γραμματοσειρά"><text:span text:style-name="T110">41</text:span></text:span><text:span text:style-name="Προεπιλεγμένη_20_γραμματοσειρά"><text:span text:style-name="T103">/</text:span></text:span><text:span text:style-name="Προεπιλεγμένη_20_γραμματοσειρά"><text:span text:style-name="T110">263</text:span></text:span><text:span text:style-name="Προεπιλεγμένη_20_γραμματοσειρά"><text:span text:style-name="T103"> </text:span></text:span><text:span text:style-name="Προεπιλεγμένη_20_γραμματοσειρά"><text:span text:style-name="T110">+ </text:span></text:span><text:span text:style-name="Προεπιλεγμένη_20_γραμματοσειρά"><text:span text:style-name="T101">1/7</text:span></text:span><text:span text:style-name="Προεπιλεγμένη_20_γραμματοσειρά"><text:span text:style-name="T110"> = 550/1841</text:span></text:span><text:span text:style-name="Προεπιλεγμένη_20_γραμματοσειρά"><text:span text:style-name="T104"> </text:span></text:span><text:span text:style-name="Προεπιλεγμένη_20_γραμματοσειρά"><text:span text:style-name="T1037">→</text:span></text:span><text:span text:style-name="Προεπιλεγμένη_20_γραμματοσειρά"><text:span text:style-name="T1043"> </text:span></text:span><text:span text:style-name="Προεπιλεγμένη_20_γραμματοσειρά"><text:span text:style-name="T149">41</text:span></text:span><text:span text:style-name="Προεπιλεγμένη_20_γραμματοσειρά"><text:span text:style-name="T150">/</text:span></text:span><text:span text:style-name="Προεπιλεγμένη_20_γραμματοσειρά"><text:span text:style-name="T149">263</text:span></text:span><text:span text:style-name="Προεπιλεγμένη_20_γραμματοσειρά"><text:span text:style-name="T150"> </text:span></text:span><text:span text:style-name="Προεπιλεγμένη_20_γραμματοσειρά"><text:span text:style-name="T149">+ </text:span></text:span><text:span text:style-name="Προεπιλεγμένη_20_γραμματοσειρά"><text:span text:style-name="T151">1/7</text:span></text:span><text:span text:style-name="Προεπιλεγμένη_20_γραμματοσειρά"><text:span text:style-name="T149"> = 550/1841</text:span></text:span></text:p>
      <text:p text:style-name="P556"><text:span text:style-name="Προεπιλεγμένη_20_γραμματοσειρά"><text:span text:style-name="T66">ss01..ss06</text:span></text:span><text:span text:style-name="Προεπιλεγμένη_20_γραμματοσειρά"><text:span text:style-name="T166"><text:tab/></text:span></text:span><text:span text:style-name="Προεπιλεγμένη_20_γραμματοσειρά"><text:span text:style-name="T181">Stylistic Sets<text:line-break/></text:span></text:span><text:span text:style-name="Προεπιλεγμένη_20_γραμματοσειρά"><text:span text:style-name="T173">ss</text:span></text:span><text:span text:style-name="Προεπιλεγμένη_20_γραμματοσειρά"><text:span text:style-name="T174">01: </text:span></text:span><text:span text:style-name="Προεπιλεγμένη_20_γραμματοσειρά"><text:span text:style-name="T173">Idalion, Phoenician</text:span></text:span><text:span text:style-name="Προεπιλεγμένη_20_γραμματοσειρά"><text:span text:style-name="T175"><text:line-break/></text:span></text:span><text:span text:style-name="Προεπιλεγμένη_20_γραμματοσειρά"><text:span text:style-name="T173">ss</text:span></text:span><text:span text:style-name="Προεπιλεγμένη_20_γραμματοσειρά"><text:span text:style-name="T174">0</text:span></text:span><text:span text:style-name="Προεπιλεγμένη_20_γραμματοσειρά"><text:span text:style-name="T173">2</text:span></text:span><text:span text:style-name="Προεπιλεγμένη_20_γραμματοσειρά"><text:span text:style-name="T174">: </text:span></text:span><text:span text:style-name="Προεπιλεγμένη_20_γραμματοσειρά"><text:span text:style-name="T173">Akanthou</text:span></text:span><text:span text:style-name="Προεπιλεγμένη_20_γραμματοσειρά"><text:span text:style-name="T174"><text:line-break/></text:span></text:span><text:span text:style-name="Προεπιλεγμένη_20_γραμματοσειρά"><text:span text:style-name="T173">ss</text:span></text:span><text:span text:style-name="Προεπιλεγμένη_20_γραμματοσειρά"><text:span text:style-name="T174">0</text:span></text:span><text:span text:style-name="Προεπιλεγμένη_20_γραμματοσειρά"><text:span text:style-name="T173">3</text:span></text:span><text:span text:style-name="Προεπιλεγμένη_20_γραμματοσειρά"><text:span text:style-name="T174">: </text:span></text:span><text:span text:style-name="Προεπιλεγμένη_20_γραμματοσειρά"><text:span text:style-name="T181">Eteocypriot</text:span></text:span><text:span text:style-name="Προεπιλεγμένη_20_γραμματοσειρά"><text:span text:style-name="T182"><text:line-break/></text:span></text:span><text:span text:style-name="Προεπιλεγμένη_20_γραμματοσειρά"><text:span text:style-name="T173">ss</text:span></text:span><text:span text:style-name="Προεπιλεγμένη_20_γραμματοσειρά"><text:span text:style-name="T174">0</text:span></text:span><text:span text:style-name="Προεπιλεγμένη_20_γραμματοσειρά"><text:span text:style-name="T173">4</text:span></text:span><text:span text:style-name="Προεπιλεγμένη_20_γραμματοσειρά"><text:span text:style-name="T174">: </text:span></text:span><text:span text:style-name="Προεπιλεγμένη_20_γραμματοσειρά"><text:span text:style-name="T181">Ancient Paphian</text:span></text:span><text:span text:style-name="Προεπιλεγμένη_20_γραμματοσειρά"><text:span text:style-name="T174"><text:line-break/></text:span></text:span><text:span text:style-name="Προεπιλεγμένη_20_γραμματοσειρά"><text:span text:style-name="T173">ss</text:span></text:span><text:span text:style-name="Προεπιλεγμένη_20_γραμματοσειρά"><text:span text:style-name="T174">0</text:span></text:span><text:span text:style-name="Προεπιλεγμένη_20_γραμματοσειρά"><text:span text:style-name="T173">5</text:span></text:span><text:span text:style-name="Προεπιλεγμένη_20_γραμματοσειρά"><text:span text:style-name="T174">: </text:span></text:span><text:span text:style-name="Προεπιλεγμένη_20_γραμματοσειρά"><text:span text:style-name="T181">Recent Paphian</text:span></text:span><text:span text:style-name="Προεπιλεγμένη_20_γραμματοσειρά"><text:span text:style-name="T182"><text:line-break/></text:span></text:span><text:span text:style-name="Προεπιλεγμένη_20_γραμματοσειρά"><text:span text:style-name="T173">ss</text:span></text:span><text:span text:style-name="Προεπιλεγμένη_20_γραμματοσειρά"><text:span text:style-name="T174">0</text:span></text:span><text:span text:style-name="Προεπιλεγμένη_20_γραμματοσειρά"><text:span text:style-name="T173">6</text:span></text:span><text:span text:style-name="Προεπιλεγμένη_20_γραμματοσειρά"><text:span text:style-name="T174">: </text:span></text:span><text:span text:style-name="Προεπιλεγμένη_20_γραμματοσειρά"><text:span text:style-name="T183">Tsepis stele</text:span></text:span></text:p>
      <text:p text:style-name="P561"><text:span text:style-name="Προεπιλεγμένη_20_γραμματοσειρά"><text:span text:style-name="T64">cv01..cv04</text:span></text:span><text:span text:style-name="Προεπιλεγμένη_20_γραμματοσειρά"><text:span text:style-name="T166"><text:tab/>Character Variants<text:line-break/></text:span></text:span><text:span text:style-name="Προεπιλεγμένη_20_γραμματοσειρά"><text:span text:style-name="T1924">cv01:</text:span></text:span><text:span text:style-name="Προεπιλεγμένη_20_γραμματοσειρά"><text:span text:style-name="T993"><text:tab/></text:span></text:span><text:span text:style-name="Προεπιλεγμένη_20_γραμματοσειρά"><text:span text:style-name="T994">Ͳ Ͽ ⌇ ⏒ ◌⸐◌ ◌⸑◌ </text:span></text:span><text:span text:style-name="Προεπιλεγμένη_20_γραμματοσειρά"><text:span text:style-name="T1036">→</text:span></text:span><text:span text:style-name="Προεπιλεγμένη_20_γραμματοσειρά"><text:span text:style-name="T994"> </text:span></text:span><text:span text:style-name="Προεπιλεγμένη_20_γραμματοσειρά"><text:span text:style-name="T1047">Ͳ Ͽ ⌇ ⏒ ◌⸐◌ ◌⸑◌</text:span></text:span><text:span text:style-name="Προεπιλεγμένη_20_γραμματοσειρά"><text:span text:style-name="T1048"><text:line-break/></text:span></text:span><text:span text:style-name="Προεπιλεγμένη_20_γραμματοσειρά"><text:span text:style-name="T1049"><text:tab/></text:span></text:span><text:span text:style-name="Προεπιλεγμένη_20_γραμματοσειρά"><text:span text:style-name="T995">𐅌 𐅓 𐅮 𐅺 𐆅 𐆍 </text:span></text:span><text:span text:style-name="Προεπιλεγμένη_20_γραμματοσειρά"><text:span text:style-name="T1054">𐆆 𐆉</text:span></text:span><text:span text:style-name="Προεπιλεγμένη_20_γραμματοσειρά"><text:span text:style-name="T995"> </text:span></text:span><text:span text:style-name="Προεπιλεγμένη_20_γραμματοσειρά"><text:span text:style-name="T1036">→</text:span></text:span><text:span text:style-name="Προεπιλεγμένη_20_γραμματοσειρά"><text:span text:style-name="T995"> </text:span></text:span><text:span text:style-name="Προεπιλεγμένη_20_γραμματοσειρά"><text:span text:style-name="T1048">𐅌 𐅓 𐅮 𐅺 𐆅 𐆍 𐆆 𐆉</text:span></text:span><text:span text:style-name="Προεπιλεγμένη_20_γραμματοσειρά"><text:span text:style-name="T1942"><text:line-break/></text:span></text:span><text:span text:style-name="Προεπιλεγμένη_20_γραμματοσειρά"><text:span text:style-name="T1924">cv02:</text:span></text:span><text:span text:style-name="Προεπιλεγμένη_20_γραμματοσειρά"><text:span text:style-name="T1925"><text:tab/></text:span></text:span><text:span text:style-name="Προεπιλεγμένη_20_γραμματοσειρά"><text:span text:style-name="T994">⸎ ⸖ 𐅅 𐅻 </text:span></text:span><text:span text:style-name="Προεπιλεγμένη_20_γραμματοσειρά"><text:span text:style-name="T1036">→</text:span></text:span><text:span text:style-name="Προεπιλεγμένη_20_γραμματοσειρά"><text:span text:style-name="T994"> </text:span></text:span><text:span text:style-name="Προεπιλεγμένη_20_γραμματοσειρά"><text:span text:style-name="T1067">⸎ ⸖ 𐅅 𐅻</text:span></text:span><text:span text:style-name="Προεπιλεγμένη_20_γραμματοσειρά"><text:span text:style-name="T994"> </text:span></text:span><text:span text:style-name="Προεπιλεγμένη_20_γραμματοσειρά"><text:span text:style-name="T1072">→</text:span></text:span><text:span text:style-name="Προεπιλεγμένη_20_γραμματοσειρά"><text:span text:style-name="T1035"> </text:span></text:span><text:span text:style-name="Προεπιλεγμένη_20_γραμματοσειρά"><text:span text:style-name="T1073">⸎ ⸖ 𐅅 𐅻</text:span></text:span><text:span text:style-name="Προεπιλεγμένη_20_γραμματοσειρά"><text:span text:style-name="T1942"><text:line-break/></text:span></text:span><text:span text:style-name="Προεπιλεγμένη_20_γραμματοσειρά"><text:span text:style-name="T1943">cv03</text:span></text:span><text:span text:style-name="Προεπιλεγμένη_20_γραμματοσειρά"><text:span text:style-name="T187">:</text:span></text:span><text:span text:style-name="Προεπιλεγμένη_20_γραμματοσειρά"><text:span text:style-name="T92"><text:tab/></text:span></text:span><text:span text:style-name="Προεπιλεγμένη_20_γραμματοσειρά"><text:span text:style-name="T93">𐅗</text:span></text:span><text:span text:style-name="Προεπιλεγμένη_20_γραμματοσειρά"><text:span text:style-name="T99"> </text:span></text:span><text:span text:style-name="Προεπιλεγμένη_20_γραμματοσειρά"><text:span text:style-name="T1036">→</text:span></text:span><text:span text:style-name="Προεπιλεγμένη_20_γραμματοσειρά"><text:span text:style-name="T99"> </text:span></text:span><text:span text:style-name="Προεπιλεγμένη_20_γραμματοσειρά"><text:span text:style-name="T144">𐅗 </text:span></text:span><text:span text:style-name="Προεπιλεγμένη_20_γραμματοσειρά"><text:span text:style-name="T145">𐅗</text:span></text:span><text:span text:style-name="Προεπιλεγμένη_20_γραμματοσειρά"><text:span text:style-name="T144"> </text:span></text:span><text:span text:style-name="Προεπιλεγμένη_20_γραμματοσειρά"><text:span text:style-name="T146">𐅗</text:span></text:span><text:span text:style-name="Προεπιλεγμένη_20_γραμματοσειρά"><text:span text:style-name="T1942"><text:line-break/>cv0</text:span></text:span><text:span text:style-name="Προεπιλεγμένη_20_γραμματοσειρά"><text:span text:style-name="T1924">4:</text:span></text:span><text:span text:style-name="Προεπιλεγμένη_20_γραμματοσειρά"><text:span text:style-name="T993"><text:tab/></text:span></text:span><text:span text:style-name="Προεπιλεγμένη_20_γραμματοσειρά"><text:span text:style-name="T994">𐅥 </text:span></text:span><text:span text:style-name="Προεπιλεγμένη_20_γραμματοσειρά"><text:span text:style-name="T1036">→</text:span></text:span><text:span text:style-name="Προεπιλεγμένη_20_γραμματοσειρά"><text:span text:style-name="T994"> </text:span></text:span><text:span text:style-name="Προεπιλεγμένη_20_γραμματοσειρά"><text:span text:style-name="T1078">𐅥 </text:span></text:span><text:span text:style-name="Προεπιλεγμένη_20_γραμματοσειρά"><text:span text:style-name="T1079">𐅥</text:span></text:span><text:span text:style-name="Προεπιλεγμένη_20_γραμματοσειρά"><text:span text:style-name="T1078"> </text:span></text:span><text:span text:style-name="Προεπιλεγμένη_20_γραμματοσειρά"><text:span text:style-name="T1080">𐅥</text:span></text:span><text:span text:style-name="Προεπιλεγμένη_20_γραμματοσειρά"><text:span text:style-name="T1078"> </text:span></text:span><text:span text:style-name="Προεπιλεγμένη_20_γραμματοσειρά"><text:span text:style-name="T1081">𐅥</text:span></text:span><text:span text:style-name="Προεπιλεγμένη_20_γραμματοσειρά"><text:span text:style-name="T1924"><text:line-break/>cv0</text:span></text:span><text:span text:style-name="Προεπιλεγμένη_20_γραμματοσειρά"><text:span text:style-name="T1926">6</text:span></text:span><text:span text:style-name="Προεπιλεγμένη_20_γραμματοσειρά"><text:span text:style-name="T1924">:</text:span></text:span><text:span text:style-name="Προεπιλεγμένη_20_γραμματοσειρά"><text:span text:style-name="T993"><text:tab/></text:span></text:span><text:span text:style-name="Προεπιλεγμένη_20_γραμματοσειρά"><text:span text:style-name="T996">𐆎</text:span></text:span><text:span text:style-name="Προεπιλεγμένη_20_γραμματοσειρά"><text:span text:style-name="T994"> </text:span></text:span><text:span text:style-name="Προεπιλεγμένη_20_γραμματοσειρά"><text:span text:style-name="T1036">→</text:span></text:span><text:span text:style-name="Προεπιλεγμένη_20_γραμματοσειρά"><text:span text:style-name="T994"> </text:span></text:span><text:span text:style-name="Προεπιλεγμένη_20_γραμματοσειρά"><text:span text:style-name="T1082">𐆎 </text:span></text:span><text:span text:style-name="Προεπιλεγμένη_20_γραμματοσειρά"><text:span text:style-name="T1083">𐆎</text:span></text:span><text:span text:style-name="Προεπιλεγμένη_20_γραμματοσειρά"><text:span text:style-name="T1082"> </text:span></text:span><text:span text:style-name="Προεπιλεγμένη_20_γραμματοσειρά"><text:span text:style-name="T1084">𐆎</text:span></text:span><text:span text:style-name="Προεπιλεγμένη_20_γραμματοσειρά"><text:span text:style-name="T1082"> </text:span></text:span><text:span text:style-name="Προεπιλεγμένη_20_γραμματοσειρά"><text:span text:style-name="T1085">𐆎</text:span></text:span><text:span text:style-name="Προεπιλεγμένη_20_γραμματοσειρά"><text:span text:style-name="T1082"> </text:span></text:span><text:span text:style-name="Προεπιλεγμένη_20_γραμματοσειρά"><text:span text:style-name="T1086">𐆎</text:span></text:span><text:span text:style-name="Προεπιλεγμένη_20_γραμματοσειρά"><text:span text:style-name="T1082"> </text:span></text:span><text:span text:style-name="Προεπιλεγμένη_20_γραμματοσειρά"><text:span text:style-name="T1087">𐆎</text:span></text:span></text:p>
      <text:p text:style-name="P560"><text:span text:style-name="Προεπιλεγμένη_20_γραμματοσειρά"><text:span text:style-name="T70">cv01..cv0</text:span></text:span><text:a xlink:type="simple" xlink:href="https://www.microsoft.com/typography/otspec/features_ae.htm#cv01-cv99" office:target-frame-name="_top" xlink:show="replace" text:style-name="Internet_20_link" text:visited-style-name="Visited_20_Internet_20_Link"><text:span text:style-name="Προεπιλεγμένη_20_γραμματοσειρά"><text:span text:style-name="T71">9</text:span></text:span></text:a><text:span text:style-name="Προεπιλεγμένη_20_γραμματοσειρά"><text:span text:style-name="T176"><text:tab/>Character Variants<text:line-break/></text:span></text:span><text:span text:style-name="Προεπιλεγμένη_20_γραμματοσειρά"><text:span text:style-name="T177">Lycian</text:span></text:span><text:span text:style-name="Προεπιλεγμένη_20_γραμματοσειρά"><text:span text:style-name="T180">:</text:span></text:span><text:span text:style-name="Προεπιλεγμένη_20_γραμματοσειρά"><text:span text:style-name="T177"><text:tab/></text:span></text:span><text:span text:style-name="Προεπιλεγμένη_20_γραμματοσειρά"><text:span text:style-name="T111">𐊙 </text:span></text:span><text:span text:style-name="Προεπιλεγμένη_20_γραμματοσειρά"><text:span text:style-name="T1039">→</text:span></text:span><text:span text:style-name="Προεπιλεγμένη_20_γραμματοσειρά"><text:span text:style-name="T112"> </text:span></text:span><text:span text:style-name="Προεπιλεγμένη_20_γραμματοσειρά"><text:span text:style-name="T114">𐊙</text:span></text:span><text:span text:style-name="Προεπιλεγμένη_20_γραμματοσειρά"><text:span text:style-name="T115">𐊙</text:span></text:span><text:span text:style-name="Προεπιλεγμένη_20_γραμματοσειρά"><text:span text:style-name="T116">𐊙</text:span></text:span><text:span text:style-name="Προεπιλεγμένη_20_γραμματοσειρά"><text:span text:style-name="T117">𐊙</text:span></text:span><text:span text:style-name="Προεπιλεγμένη_20_γραμματοσειρά"><text:span text:style-name="T118">𐊙</text:span></text:span><text:span text:style-name="Προεπιλεγμένη_20_γραμματοσειρά"><text:span text:style-name="T119">𐊙</text:span></text:span><text:span text:style-name="Προεπιλεγμένη_20_γραμματοσειρά"><text:span text:style-name="T177"><text:line-break/>Carian:</text:span></text:span><text:span text:style-name="Προεπιλεγμένη_20_γραμματοσειρά"><text:span text:style-name="T119"><text:tab/></text:span></text:span><text:span text:style-name="Προεπιλεγμένη_20_γραμματοσειρά"><text:span text:style-name="T111">𐊠 </text:span></text:span><text:span text:style-name="Προεπιλεγμένη_20_γραμματοσειρά"><text:span text:style-name="T1039">→</text:span></text:span><text:span text:style-name="Προεπιλεγμένη_20_γραμματοσειρά"><text:span text:style-name="T112"> </text:span></text:span><text:span text:style-name="Προεπιλεγμένη_20_γραμματοσειρά"><text:span text:style-name="T120">𐊠</text:span></text:span><text:span text:style-name="Προεπιλεγμένη_20_γραμματοσειρά"><text:span text:style-name="T121">𐊠</text:span></text:span><text:span text:style-name="Προεπιλεγμένη_20_γραμματοσειρά"><text:span text:style-name="T122">𐊠</text:span></text:span><text:span text:style-name="Προεπιλεγμένη_20_γραμματοσειρά"><text:span text:style-name="T123">𐊠</text:span></text:span><text:span text:style-name="Προεπιλεγμένη_20_γραμματοσειρά"><text:span text:style-name="T124">𐊠</text:span></text:span><text:span text:style-name="Προεπιλεγμένη_20_γραμματοσειρά"><text:span text:style-name="T177"><text:line-break/>Lydian</text:span></text:span><text:span text:style-name="Προεπιλεγμένη_20_γραμματοσειρά"><text:span text:style-name="T178">:<text:tab/></text:span></text:span><text:span text:style-name="Προεπιλεγμένη_20_γραμματοσειρά"><text:span text:style-name="T111">𐤮 </text:span></text:span><text:span text:style-name="Προεπιλεγμένη_20_γραμματοσειρά"><text:span text:style-name="T1046">←</text:span></text:span><text:span text:style-name="Προεπιλεγμένη_20_γραμματοσειρά"><text:span text:style-name="T112"> </text:span></text:span><text:span text:style-name="Προεπιλεγμένη_20_γραμματοσειρά"><text:span text:style-name="T120">𐤮</text:span></text:span><text:span text:style-name="Προεπιλεγμένη_20_γραμματοσειρά"><text:span text:style-name="T121">𐤮</text:span></text:span><text:span text:style-name="Προεπιλεγμένη_20_γραμματοσειρά"><text:span text:style-name="T122">𐤮</text:span></text:span><text:span text:style-name="Προεπιλεγμένη_20_γραμματοσειρά"><text:span text:style-name="T123">𐤮</text:span></text:span><text:span text:style-name="Προεπιλεγμένη_20_γραμματοσειρά"><text:span text:style-name="T124">𐤮</text:span></text:span><text:span text:style-name="Προεπιλεγμένη_20_γραμματοσειρά"><text:span text:style-name="T178"><text:line-break/>Linear </text:span></text:span><text:span text:style-name="Προεπιλεγμένη_20_γραμματοσειρά"><text:span text:style-name="T177">A:</text:span></text:span><text:span text:style-name="Προεπιλεγμένη_20_γραμματοσειρά"><text:span text:style-name="T178"><text:tab/></text:span></text:span><text:span text:style-name="Προεπιλεγμένη_20_γραμματοσειρά"><text:span text:style-name="T125">𐙇 </text:span></text:span><text:span text:style-name="Προεπιλεγμένη_20_γραμματοσειρά"><text:span text:style-name="T1041">→</text:span></text:span><text:span text:style-name="Προεπιλεγμένη_20_γραμματοσειρά"><text:span text:style-name="T125"> </text:span></text:span><text:span text:style-name="Προεπιλεγμένη_20_γραμματοσειρά"><text:span text:style-name="T135">𐙇</text:span></text:span><text:span text:style-name="Προεπιλεγμένη_20_γραμματοσειρά"><text:span text:style-name="T136">𐙇</text:span></text:span><text:span text:style-name="Προεπιλεγμένη_20_γραμματοσειρά"><text:span text:style-name="T137">𐙇</text:span></text:span><text:span text:style-name="Προεπιλεγμένη_20_γραμματοσειρά"><text:span text:style-name="T138">𐙇</text:span></text:span><text:span text:style-name="Προεπιλεγμένη_20_γραμματοσειρά"><text:span text:style-name="T139">𐙇</text:span></text:span><text:span text:style-name="Προεπιλεγμένη_20_γραμματοσειρά"><text:span text:style-name="T141">𐙇</text:span></text:span><text:span text:style-name="Προεπιλεγμένη_20_γραμματοσειρά"><text:span text:style-name="T134"><text:line-break/></text:span></text:span><text:span text:style-name="Προεπιλεγμένη_20_γραμματοσειρά"><text:span text:style-name="T178">Linear </text:span></text:span><text:span text:style-name="Προεπιλεγμένη_20_γραμματοσειρά"><text:span text:style-name="T179">B</text:span></text:span><text:span text:style-name="Προεπιλεγμένη_20_γραμματοσειρά"><text:span text:style-name="T177">:</text:span></text:span><text:span text:style-name="Προεπιλεγμένη_20_γραμματοσειρά"><text:span text:style-name="T140"><text:tab/></text:span></text:span><text:span text:style-name="Προεπιλεγμένη_20_γραμματοσειρά"><text:span text:style-name="T125">𐂃 </text:span></text:span><text:span text:style-name="Προεπιλεγμένη_20_γραμματοσειρά"><text:span text:style-name="T1041">→</text:span></text:span><text:span text:style-name="Προεπιλεγμένη_20_γραμματοσειρά"><text:span text:style-name="T125"> </text:span></text:span><text:span text:style-name="Προεπιλεγμένη_20_γραμματοσειρά"><text:span text:style-name="T126">𐂃</text:span></text:span><text:span text:style-name="Προεπιλεγμένη_20_γραμματοσειρά"><text:span text:style-name="T127">𐂃</text:span></text:span><text:span text:style-name="Προεπιλεγμένη_20_γραμματοσειρά"><text:span text:style-name="T128">𐂃</text:span></text:span><text:span text:style-name="Προεπιλεγμένη_20_γραμματοσειρά"><text:span text:style-name="T129">𐂃</text:span></text:span><text:span text:style-name="Προεπιλεγμένη_20_γραμματοσειρά"><text:span text:style-name="T130">𐂃</text:span></text:span><text:span text:style-name="Προεπιλεγμένη_20_γραμματοσειρά"><text:span text:style-name="T131">𐂃</text:span></text:span><text:span text:style-name="Προεπιλεγμένη_20_γραμματοσειρά"><text:span text:style-name="T132">𐂃</text:span></text:span><text:span text:style-name="Προεπιλεγμένη_20_γραμματοσειρά"><text:span text:style-name="T133">𐂃</text:span></text:span><text:span text:style-name="Προεπιλεγμένη_20_γραμματοσειρά"><text:span text:style-name="T134">𐂃</text:span></text:span></text:p>
      <text:p text:style-name="P563"/>
      <text:p text:style-name="P562"><text:span text:style-name="Προεπιλεγμένη_20_γραμματοσειρά"><text:span text:style-name="T4"/></text:span></text:p>
      <text:p text:style-name="P524">Phaistos Disc</text:p>
      <text:p text:style-name="P458"/>
      <text:p text:style-name="P460"><text:span text:style-name="T10">The Phaistos Disk symbols are encoded with </text:span><text:span text:style-name="T13">ltr</text:span><text:span text:style-name="T10"> directionality in Unicode (</text:span><text:span text:style-name="T376">blue</text:span><text:span text:style-name="T375"> are </text:span><text:span text:style-name="T377">c</text:span><text:span text:style-name="T11">haracter </text:span><text:span text:style-name="T61">variants</text:span><text:span text:style-name="T11"> </text:span><text:span text:style-name="T13">cv01..cv03</text:span><text:span text:style-name="T10">):</text:span></text:p>
      <text:p text:style-name="P450"/>
      <text:p text:style-name="P507"><text:span text:style-name="T1097">𐇐</text:span><text:span text:style-name="T53">𐇐</text:span><text:span text:style-name="T54">𐇐</text:span><text:span text:style-name="T1097">𐇑𐇒𐇓𐇔</text:span><text:span text:style-name="T55">𐇔</text:span><text:span text:style-name="T1097">𐇕𐇖</text:span><text:span text:style-name="T57">𐇖</text:span><text:span text:style-name="T58">𐇖</text:span><text:span text:style-name="T59">𐇖</text:span><text:span text:style-name="T1097">𐇗</text:span><text:span text:style-name="T57">𐇗</text:span><text:span text:style-name="T58">𐇗</text:span><text:span text:style-name="T59">𐇗</text:span><text:span text:style-name="T1097">𐇘𐇙𐇚𐇛𐇜𐇝𐇞𐇟𐇠𐇡</text:span><text:span text:style-name="T56">𐇡</text:span><text:span text:style-name="T1097">𐇢𐇣𐇤𐇥𐇦𐇧𐇨</text:span><text:span text:style-name="T55">𐇨</text:span></text:p>
      <text:p text:style-name="P507"><text:span text:style-name="T1097">𐇩</text:span><text:span text:style-name="T53">𐇩</text:span><text:span text:style-name="T54">𐇩</text:span><text:span text:style-name="T1097">𐇪</text:span><text:span text:style-name="T55">𐇪</text:span><text:span text:style-name="T1097">𐇫𐇬</text:span><text:span text:style-name="T57">𐇬</text:span><text:span text:style-name="T58">𐇬</text:span><text:span text:style-name="T59">𐇬</text:span><text:span text:style-name="T1097">𐇭𐇮</text:span><text:span text:style-name="T53">𐇮</text:span><text:span text:style-name="T54">𐇮</text:span><text:span text:style-name="T1097">𐇯𐇰𐇱𐇲</text:span><text:span text:style-name="T55">𐇲</text:span><text:span text:style-name="T1097">𐇳𐇴𐇵</text:span><text:span text:style-name="T55">𐇵</text:span><text:span text:style-name="T1097">𐇶𐇷𐇸𐇹𐇺</text:span><text:span text:style-name="T55">𐇺</text:span><text:span text:style-name="T1097">𐇻𐇼𐇽𐇾𐇿</text:span><text:span text:style-name="T60">𐇓𐇛</text:span></text:p>
      <text:p text:style-name="P450"/>
      <text:p text:style-name="P450">They are, thus, mirror images of the symbols on the disk itself. <text:span text:style-name="T1103">Their right-to-left mirrored forms (rtlm) are also available:</text:span></text:p>
      <text:p text:style-name="P450"/>
      <text:p text:style-name="P508">𐇐<text:span text:style-name="T1104">𐇐</text:span><text:span text:style-name="T1106">𐇐</text:span>𐇑𐇒𐇓𐇔<text:span text:style-name="T1107">𐇔</text:span>𐇕𐇖<text:span text:style-name="T1111">𐇖</text:span><text:span text:style-name="T1113">𐇖</text:span><text:span text:style-name="T1115">𐇖</text:span>𐇗<text:span text:style-name="T1111">𐇗</text:span><text:span text:style-name="T1113">𐇗</text:span><text:span text:style-name="T1115">𐇗</text:span>𐇘𐇙𐇚𐇛𐇜𐇝𐇞𐇟𐇠𐇡<text:span text:style-name="T1108">𐇡</text:span>𐇢𐇣𐇤𐇥𐇦𐇧𐇨<text:span text:style-name="T1107">𐇨</text:span></text:p>
      <text:p text:style-name="P509">𐇩<text:span text:style-name="T1104">𐇩</text:span><text:span text:style-name="T1106">𐇩</text:span>𐇪<text:span text:style-name="T1107">𐇪</text:span>𐇫𐇬<text:span text:style-name="T1111">𐇬</text:span><text:span text:style-name="T1113">𐇬</text:span><text:span text:style-name="T1115">𐇬</text:span>𐇭𐇮<text:span text:style-name="T1104">𐇮</text:span><text:span text:style-name="T1106">𐇮</text:span>𐇯𐇰𐇱𐇲<text:span text:style-name="T1107">𐇲</text:span>𐇳𐇴𐇵<text:span text:style-name="T1107">𐇵</text:span>𐇶𐇷𐇸𐇹𐇺<text:span text:style-name="T1107">𐇺</text:span>𐇻𐇼𐇽𐇾𐇿𐇓𐇛</text:p>
      <text:p text:style-name="P521"/>
      <text:p text:style-name="P499"/>
      <text:p text:style-name="P522"/>
      <text:p text:style-name="P450">Side A presented with <text:span text:style-name="T2024">ltr</text:span> directionality:</text:p>
      <text:p text:style-name="P514"><text:span text:style-name="T1098">𐇿</text:span><text:span text:style-name="T1100">𐇑𐇛</text:span><text:span text:style-name="T1098">𐇜</text:span><text:span text:style-name="T1100">𐇐</text:span><text:span text:style-name="T1052">𐇡</text:span><text:span text:style-name="T1098">│𐇧</text:span><text:span text:style-name="T1100">𐇷𐇛</text:span><text:span text:style-name="T1098">│</text:span><text:span text:style-name="T1119">𐇬</text:span><text:span text:style-name="T1100">𐇼</text:span><text:span text:style-name="T1125">𐇖</text:span><text:span text:style-name="T1098">│</text:span><text:span text:style-name="T1099">𐇬</text:span><text:span text:style-name="T1098">𐇬</text:span><text:span text:style-name="T1100">𐇱</text:span><text:span text:style-name="T1098">│</text:span><text:span text:style-name="T1100">𐇑𐇓𐇛</text:span><text:span text:style-name="T1098">𐇷</text:span><text:span text:style-name="T1100">𐇰</text:span><text:span text:style-name="T1098">│𐇪</text:span><text:span text:style-name="T1100">𐇼𐇖𐇛</text:span><text:span text:style-name="T1098">│𐇪</text:span><text:span text:style-name="T1100">𐇻𐇗</text:span><text:span text:style-name="T1098">│</text:span><text:span text:style-name="T1100">𐇑𐇛</text:span><text:span text:style-name="T1101">𐇕</text:span><text:span text:style-name="T1100">𐇡</text:span><text:span text:style-name="T1102">𐇾</text:span><text:span text:style-name="T1098">│</text:span></text:p>
      <text:p text:style-name="P514"><text:span text:style-name="T1069">𐇮</text:span><text:span text:style-name="T1098">𐇩</text:span><text:span text:style-name="T1100">𐇲</text:span><text:span text:style-name="T1098">│</text:span><text:span text:style-name="T1100">𐇑</text:span><text:span text:style-name="T1098">𐇛</text:span><text:span text:style-name="T1101">𐇸</text:span><text:span text:style-name="T1098">𐇢</text:span><text:span text:style-name="T1100">𐇲</text:span><text:span text:style-name="T1098">│𐇐𐇸</text:span><text:span text:style-name="T1100">𐇷𐇖</text:span><text:span text:style-name="T1098">│</text:span><text:span text:style-name="T1100">𐇑</text:span><text:span text:style-name="T1098">𐇛𐇯𐇦</text:span><text:span text:style-name="T1052">𐇵</text:span><text:span text:style-name="T1098">│</text:span><text:span text:style-name="T1100">𐇶𐇚</text:span><text:span text:style-name="T1098">│𐇑𐇪</text:span><text:span text:style-name="T1100">𐇨</text:span><text:span text:style-name="T1098">𐇙</text:span><text:span text:style-name="T1101">𐇦</text:span><text:span text:style-name="T1100">𐇡</text:span><text:span text:style-name="T1098">│</text:span><text:span text:style-name="T1100">𐇫</text:span><text:span text:style-name="T1070">𐇐</text:span><text:span text:style-name="T1098">│</text:span><text:span text:style-name="T1100">𐇑</text:span><text:span text:style-name="T1098">𐇛𐇮</text:span><text:span text:style-name="T1070">𐇩</text:span><text:span text:style-name="T1098">│</text:span></text:p>
      <text:p text:style-name="P515"><text:span text:style-name="T1100">𐇑</text:span><text:span text:style-name="T1098">𐇛𐇪𐇪𐇲𐇴</text:span><text:span text:style-name="T1100">𐇤</text:span><text:span text:style-name="T1098">│𐇰</text:span><text:span text:style-name="T1100">𐇦</text:span><text:span text:style-name="T1098">│</text:span><text:span text:style-name="T1100">𐇑</text:span><text:span text:style-name="T1098">𐇛𐇮</text:span><text:span text:style-name="T1070">𐇩</text:span><text:span text:style-name="T1098">│𐇑𐇪</text:span><text:span text:style-name="T1100">𐇨</text:span><text:span text:style-name="T1098">𐇙</text:span><text:span text:style-name="T1101">𐇦</text:span><text:span text:style-name="T1100">𐇡</text:span><text:span text:style-name="T1098">│</text:span><text:span text:style-name="T1100">𐇫</text:span><text:span text:style-name="T1076">𐇐</text:span><text:span text:style-name="T1098">│</text:span><text:span text:style-name="T1100">𐇑</text:span><text:span text:style-name="T1098">𐇛</text:span><text:span text:style-name="T1077">𐇮</text:span><text:span text:style-name="T1070">𐇩</text:span><text:span text:style-name="T1098">│</text:span><text:span text:style-name="T1100">𐇑</text:span><text:span text:style-name="T1098">𐇛</text:span><text:span text:style-name="T1101">𐇪</text:span><text:span text:style-name="T1098">𐇝</text:span><text:span text:style-name="T1101">𐇯</text:span><text:span text:style-name="T1098">𐇡</text:span><text:span text:style-name="T1100">𐇪│</text:span></text:p>
      <text:p text:style-name="P514"><text:span text:style-name="T1101">𐇕𐇡𐇠</text:span><text:span text:style-name="T1100">𐇢</text:span><text:span text:style-name="T1098">│</text:span><text:span text:style-name="T1069">𐇮</text:span><text:span text:style-name="T1100">𐇩𐇛</text:span><text:span text:style-name="T1098">│</text:span><text:span text:style-name="T1100">𐇑𐇛</text:span><text:span text:style-name="T1098">𐇜</text:span><text:span text:style-name="T1100">𐇐</text:span><text:span text:style-name="T1098">│</text:span><text:span text:style-name="T1101">𐇦</text:span><text:span text:style-name="T1098">𐇢</text:span><text:span text:style-name="T1053">𐇲</text:span><text:span text:style-name="T1100">│</text:span><text:span text:style-name="T1098">𐇙𐇒</text:span><text:span text:style-name="T1100">𐇵</text:span><text:span text:style-name="T1098">│</text:span><text:span text:style-name="T1100">𐇑</text:span><text:span text:style-name="T1098">𐇛</text:span><text:span text:style-name="T1053">𐇪𐇪</text:span><text:span text:style-name="T1098">𐇲𐇴</text:span><text:span text:style-name="T1100">𐇤│</text:span><text:span text:style-name="T1098">𐇜</text:span><text:span text:style-name="T1100">𐇐│</text:span><text:span text:style-name="T1098">𐇙𐇒𐇵│</text:span></text:p>
      <text:p text:style-name="P517"/>
      <text:p text:style-name="P450">Side B presented with <text:span text:style-name="T2024">ltr</text:span> directionality:</text:p>
      <text:p text:style-name="P514"><text:span text:style-name="T1098">𐇿</text:span><text:span text:style-name="T1100">𐇑</text:span><text:span text:style-name="T1098">𐇛𐇥</text:span><text:span text:style-name="T1100">𐇷𐇖</text:span><text:span text:style-name="T1098">│𐇪</text:span><text:span text:style-name="T1100">𐇼</text:span><text:span text:style-name="T1098">𐇖</text:span><text:span text:style-name="T1100">𐇲</text:span><text:span text:style-name="T1098">│𐇑𐇴</text:span><text:span text:style-name="T1100">𐇦</text:span><text:span text:style-name="T1052">𐇔</text:span><text:span text:style-name="T1098">│𐇥𐇨</text:span><text:span text:style-name="T1100">𐇪</text:span><text:span text:style-name="T1098">│𐇰</text:span><text:span text:style-name="T1101">𐇧</text:span><text:span text:style-name="T1100">𐇣𐇛</text:span><text:span text:style-name="T1101">│</text:span><text:span text:style-name="T1098">𐇟</text:span><text:span text:style-name="T1101">𐇦</text:span><text:span text:style-name="T1098">𐇡</text:span><text:span text:style-name="T1053">𐇺</text:span><text:span text:style-name="T1100">│</text:span><text:span text:style-name="T1098">𐇜𐇐𐇶</text:span><text:span text:style-name="T1100">𐇰</text:span><text:span text:style-name="T1101">│</text:span><text:span text:style-name="T1100">𐇞𐇖</text:span><text:span text:style-name="T1098">𐇜</text:span><text:span text:style-name="T1101">𐇐</text:span><text:span text:style-name="T1100">𐇡</text:span><text:span text:style-name="T1098">│</text:span></text:p>
      <text:p text:style-name="P514"><text:span text:style-name="T1098">𐇥𐇴𐇹</text:span><text:span text:style-name="T1100">𐇨│</text:span><text:span text:style-name="T1098">𐇖𐇧𐇷</text:span><text:span text:style-name="T1100">𐇲</text:span><text:span text:style-name="T1098">│𐇑𐇩𐇳</text:span><text:span text:style-name="T1100">𐇷</text:span><text:span text:style-name="T1098">│𐇪𐇨𐇵</text:span><text:span text:style-name="T1100">𐇐</text:span><text:span text:style-name="T1098">│</text:span><text:span text:style-name="T1118">𐇬</text:span><text:span text:style-name="T1098">𐇧</text:span><text:span text:style-name="T1101">𐇧</text:span><text:span text:style-name="T1098">𐇣</text:span><text:span text:style-name="T1100">𐇲</text:span><text:span text:style-name="T1101">│𐇟𐇝</text:span><text:span text:style-name="T1100">𐇡</text:span><text:span text:style-name="T1098">│</text:span><text:span text:style-name="T1118">𐇬</text:span><text:span text:style-name="T1098">𐇰</text:span><text:span text:style-name="T1100">𐇐│</text:span><text:span text:style-name="T1098">𐇕𐇲𐇯𐇶</text:span><text:span text:style-name="T1100">𐇰</text:span><text:span text:style-name="T1098">│</text:span></text:p>
      <text:p text:style-name="P514"><text:span text:style-name="T1100">𐇑</text:span><text:span text:style-name="T1098">𐇘𐇪</text:span><text:span text:style-name="T1100">𐇐</text:span><text:span text:style-name="T1098">│</text:span><text:span text:style-name="T1126">𐇬</text:span><text:span text:style-name="T1100">𐇳𐇖</text:span><text:span text:style-name="T1125">𐇗</text:span><text:span text:style-name="T1098">│</text:span><text:span text:style-name="T1100">𐇬𐇗𐇜</text:span><text:span text:style-name="T1098">│𐇬</text:span><text:span text:style-name="T1100">𐇼</text:span><text:span text:style-name="T1120">𐇖</text:span><text:span text:style-name="T1098">│𐇥𐇬</text:span><text:span text:style-name="T1100">𐇳𐇖</text:span><text:span text:style-name="T1120">𐇗</text:span><text:span text:style-name="T1098">│𐇪𐇱𐇦</text:span><text:span text:style-name="T1100">𐇨│</text:span><text:span text:style-name="T1101">𐇖</text:span><text:span text:style-name="T1098">𐇡</text:span><text:span text:style-name="T1100">𐇲│</text:span><text:span text:style-name="T1098">𐇖</text:span><text:span text:style-name="T1100">𐇼</text:span><text:span text:style-name="T1125">𐇖</text:span><text:span text:style-name="T1100">│</text:span><text:span text:style-name="T1098">𐇖</text:span><text:span text:style-name="T1101">𐇦</text:span><text:span text:style-name="T1098">𐇡</text:span><text:span text:style-name="T1100">𐇧</text:span><text:span text:style-name="T1098">│</text:span></text:p>
      <text:p text:style-name="P516"><text:span text:style-name="T1098">𐇥</text:span><text:span text:style-name="T1126">𐇬</text:span><text:span text:style-name="T1100">𐇳𐇖</text:span><text:span text:style-name="T1132">𐇗</text:span><text:span text:style-name="T1100">│</text:span><text:span text:style-name="T1098">𐇘𐇭</text:span><text:span text:style-name="T1101">𐇶</text:span><text:span text:style-name="T1100">𐇡𐇖</text:span><text:span text:style-name="T1098">│</text:span><text:span text:style-name="T1100">𐇑</text:span><text:span text:style-name="T1098">𐇕𐇲</text:span><text:span text:style-name="T1100">𐇦𐇖</text:span><text:span text:style-name="T1098">│</text:span><text:span text:style-name="T1133">𐇬</text:span><text:span text:style-name="T1098">𐇱𐇦</text:span><text:span text:style-name="T1053">𐇨</text:span><text:span text:style-name="T1098">│</text:span><text:span text:style-name="T1100">𐇼</text:span><text:span text:style-name="T1132">𐇖</text:span></text:p>
      <text:p text:style-name="P521"/>
      <text:p text:style-name="P499"/>
      <text:p text:style-name="P522"/>
      <text:p text:style-name="P399">Side A presented with <text:span text:style-name="T2025">rtl</text:span> directionality:</text:p>
      <text:p text:style-name="P518"><text:span text:style-name="T266">│𐇾𐇡𐇕𐇛𐇑│𐇗𐇻𐇪│𐇛𐇖𐇼𐇪│𐇰𐇷𐇓𐇛𐇑│𐇱𐇬</text:span><text:span text:style-name="T267">𐇬</text:span><text:span text:style-name="T266">│</text:span><text:span text:style-name="T280">𐇖</text:span><text:span text:style-name="T266">𐇼</text:span><text:span text:style-name="T278">𐇬</text:span><text:span text:style-name="T266">│𐇛𐇷𐇧│</text:span><text:span text:style-name="T274">𐇡</text:span><text:span text:style-name="T266">𐇐𐇜𐇛𐇑𐇿</text:span></text:p>
      <text:p text:style-name="P510"><text:span text:style-name="T1136">│</text:span><text:span text:style-name="T1104">𐇩</text:span><text:span text:style-name="T1136">𐇮𐇛</text:span>𐇑<text:span text:style-name="T1136">│</text:span><text:span text:style-name="T1104">𐇐</text:span>𐇫<text:span text:style-name="T1136">│</text:span>𐇡<text:span text:style-name="T1137">𐇦</text:span><text:span text:style-name="T1136">𐇙</text:span>𐇨<text:span text:style-name="T1136">𐇪𐇑│</text:span>𐇚𐇶<text:span text:style-name="T1136">│</text:span><text:span text:style-name="T1107">𐇵</text:span><text:span text:style-name="T1136">𐇦𐇯𐇛</text:span>𐇑<text:span text:style-name="T1136">│</text:span>𐇖𐇷<text:span text:style-name="T1136">𐇸𐇐│</text:span>𐇲<text:span text:style-name="T1136">𐇢</text:span><text:span text:style-name="T1137">𐇸</text:span><text:span text:style-name="T1136">𐇛</text:span>𐇑<text:span text:style-name="T1136">│</text:span>𐇲<text:span text:style-name="T1136">𐇩</text:span><text:span text:style-name="T1105">𐇮</text:span></text:p>
      <text:p text:style-name="P511">│𐇪<text:span text:style-name="T1136">𐇡</text:span><text:span text:style-name="T1137">𐇯</text:span><text:span text:style-name="T1136">𐇝</text:span><text:span text:style-name="T1137">𐇪</text:span><text:span text:style-name="T1136">𐇛</text:span>𐇑<text:span text:style-name="T1136">│</text:span><text:span text:style-name="T1104">𐇩</text:span><text:span text:style-name="T1106">𐇮</text:span><text:span text:style-name="T1136">𐇛</text:span>𐇑<text:span text:style-name="T1136">│</text:span><text:span text:style-name="T1106">𐇐</text:span>𐇫<text:span text:style-name="T1136">│</text:span>𐇡<text:span text:style-name="T1137">𐇦</text:span><text:span text:style-name="T1136">𐇙</text:span>𐇨<text:span text:style-name="T1136">𐇪𐇑│</text:span><text:span text:style-name="T1104">𐇩</text:span><text:span text:style-name="T1136">𐇮𐇛</text:span>𐇑<text:span text:style-name="T1136">│</text:span>𐇦<text:span text:style-name="T1136">𐇰│</text:span>𐇤<text:span text:style-name="T1136">𐇴𐇲𐇪𐇪𐇛</text:span>𐇑</text:p>
      <text:p text:style-name="P518"><text:span text:style-name="T268">│𐇵𐇒𐇙</text:span><text:span text:style-name="T269">│𐇐</text:span><text:span text:style-name="T268">𐇜</text:span><text:span text:style-name="T269">│𐇤</text:span><text:span text:style-name="T268">𐇴𐇲</text:span><text:span text:style-name="T275">𐇪𐇪</text:span><text:span text:style-name="T268">𐇛</text:span><text:span text:style-name="T269">𐇑</text:span><text:span text:style-name="T268">│</text:span><text:span text:style-name="T269">𐇵</text:span><text:span text:style-name="T268">𐇒𐇙</text:span><text:span text:style-name="T269">│</text:span><text:span text:style-name="T275">𐇲</text:span><text:span text:style-name="T268">𐇢</text:span><text:span text:style-name="T270">𐇦</text:span><text:span text:style-name="T268">│</text:span><text:span text:style-name="T269">𐇐</text:span><text:span text:style-name="T268">𐇜</text:span><text:span text:style-name="T269">𐇛𐇑</text:span><text:span text:style-name="T268">│</text:span><text:span text:style-name="T269">𐇛𐇩</text:span><text:span text:style-name="T272">𐇮</text:span><text:span text:style-name="T268">│</text:span><text:span text:style-name="T269">𐇢</text:span><text:span text:style-name="T270">𐇠𐇡𐇕</text:span></text:p>
      <text:p text:style-name="P505"/>
      <text:p text:style-name="P399">Side B presented with <text:span text:style-name="T2025">rtl</text:span> directionality:</text:p>
      <text:p text:style-name="P513">│<text:span text:style-name="T1138">𐇡</text:span><text:span text:style-name="T1137">𐇐</text:span>𐇜<text:span text:style-name="T1138">𐇖𐇞</text:span><text:span text:style-name="T1137">│</text:span><text:span text:style-name="T1138">𐇰</text:span>𐇶𐇐𐇜<text:span text:style-name="T1138">│</text:span><text:span text:style-name="T1107">𐇺</text:span>𐇡<text:span text:style-name="T1137">𐇦</text:span>𐇟<text:span text:style-name="T1137">│</text:span><text:span text:style-name="T1138">𐇛𐇣</text:span><text:span text:style-name="T1137">𐇧</text:span>𐇰│<text:span text:style-name="T1138">𐇪</text:span>𐇨𐇥│<text:span text:style-name="T1109">𐇔</text:span><text:span text:style-name="T1138">𐇦</text:span>𐇴𐇑│<text:span text:style-name="T1138">𐇲</text:span>𐇖<text:span text:style-name="T1138">𐇼</text:span>𐇪│<text:span text:style-name="T1138">𐇖𐇷</text:span>𐇥𐇛<text:span text:style-name="T1138">𐇑</text:span>𐇿</text:p>
      <text:p text:style-name="P510"><text:span text:style-name="T1136">│</text:span>𐇰<text:span text:style-name="T1136">𐇶𐇯𐇲𐇕</text:span>│𐇐<text:span text:style-name="T1136">𐇰</text:span><text:span text:style-name="T1114">𐇬</text:span><text:span text:style-name="T1136">│</text:span>𐇡<text:span text:style-name="T1137">𐇝𐇟│</text:span>𐇲<text:span text:style-name="T1136">𐇣</text:span><text:span text:style-name="T1137">𐇧</text:span><text:span text:style-name="T1136">𐇧</text:span><text:span text:style-name="T1114">𐇬</text:span><text:span text:style-name="T1136">│</text:span>𐇐<text:span text:style-name="T1136">𐇵𐇨𐇪│</text:span>𐇷<text:span text:style-name="T1136">𐇳𐇩𐇑│</text:span>𐇲<text:span text:style-name="T1136">𐇷𐇧𐇖</text:span>│𐇨<text:span text:style-name="T1136">𐇹𐇴𐇥</text:span></text:p>
      <text:p text:style-name="P519"><text:span text:style-name="T283">│</text:span><text:span text:style-name="T284">𐇧</text:span><text:span text:style-name="T283">𐇡</text:span><text:span text:style-name="T285">𐇦</text:span><text:span text:style-name="T283">𐇖</text:span><text:span text:style-name="T284">│</text:span><text:span text:style-name="T281">𐇖</text:span><text:span text:style-name="T284">𐇼</text:span><text:span text:style-name="T283">𐇖</text:span><text:span text:style-name="T284">│𐇲</text:span><text:span text:style-name="T283">𐇡</text:span><text:span text:style-name="T285">𐇖</text:span><text:span text:style-name="T284">│𐇨</text:span><text:span text:style-name="T283">𐇦𐇱𐇪│</text:span><text:span text:style-name="T279">𐇗</text:span><text:span text:style-name="T284">𐇖𐇳</text:span><text:span text:style-name="T283">𐇬𐇥│</text:span><text:span text:style-name="T279">𐇖</text:span><text:span text:style-name="T284">𐇼</text:span><text:span text:style-name="T283">𐇬│</text:span><text:span text:style-name="T284">𐇜𐇗𐇬</text:span><text:span text:style-name="T283">│</text:span><text:span text:style-name="T281">𐇗</text:span><text:span text:style-name="T284">𐇖𐇳</text:span><text:span text:style-name="T282">𐇬</text:span><text:span text:style-name="T283">│</text:span><text:span text:style-name="T284">𐇐</text:span><text:span text:style-name="T283">𐇪𐇘</text:span><text:span text:style-name="T284">𐇑</text:span></text:p>
      <text:p text:style-name="P512"><text:span text:style-name="T1115">𐇖</text:span>𐇼<text:span text:style-name="T1136">│</text:span><text:span text:style-name="T1110">𐇨</text:span><text:span text:style-name="T1136">𐇦𐇱</text:span><text:span text:style-name="T1116">𐇬</text:span><text:span text:style-name="T1136">│</text:span>𐇖𐇦<text:span text:style-name="T1136">𐇲𐇕</text:span>𐇑<text:span text:style-name="T1136">│</text:span>𐇖𐇡<text:span text:style-name="T1137">𐇶</text:span><text:span text:style-name="T1136">𐇭𐇘</text:span>│<text:span text:style-name="T1115">𐇗</text:span>𐇖𐇳<text:span text:style-name="T1112">𐇬</text:span><text:span text:style-name="T1136">𐇥</text:span></text:p>
      <text:p text:style-name="P506"><text:span text:style-name="Προεπιλεγμένη_20_γραμματοσειρά"><text:span text:style-name="T12"/></text:span></text:p>
      <text:p text:style-name="P436"><text:span text:style-name="Προεπιλεγμένη_20_γραμματοσειρά"><text:span text:style-name="T74">Numbers </text:span></text:span><text:span text:style-name="Προεπιλεγμένη_20_γραμματοσειρά"><text:span text:style-name="T75">&amp;</text:span></text:span><text:span text:style-name="Προεπιλεγμένη_20_γραμματοσειρά"><text:span text:style-name="T74"> </text:span></text:span><text:span text:style-name="Προεπιλεγμένη_20_γραμματοσειρά"><text:span text:style-name="T76">Measures</text:span></text:span></text:p>
      <text:p text:style-name="P400"/>
      <table:table table:name="Πίνακας6" table:style-name="Πίνακας6">
        <table:table-column table:style-name="Πίνακας6.A"/>
        <table:table-column table:style-name="Πίνακας6.B"/>
        <table:table-column table:style-name="Πίνακας6.C"/>
        <table:table-column table:style-name="Πίνακας6.D"/>
        <table:table-column table:style-name="Πίνακας6.E" table:number-columns-repeated="3"/>
        <table:table-column table:style-name="Πίνακας6.H"/>
        <table:table-column table:style-name="Πίνακας6.I"/>
        <table:table-column table:style-name="Πίνακας6.J"/>
        <table:table-column table:style-name="Πίνακας6.K"/>
        <table:table-column table:style-name="Πίνακας6.E" table:number-columns-repeated="3"/>
        <table:table-column table:style-name="Πίνακας6.O"/>
        <table:table-column table:style-name="Πίνακας6.P"/>
        <table:table-column table:style-name="Πίνακας6.Q"/>
        <table:table-column table:style-name="Πίνακας6.R"/>
        <table:table-column table:style-name="Πίνακας6.E" table:number-columns-repeated="3"/>
        <table:table-column table:style-name="Πίνακας6.V"/>
        <table:table-column table:style-name="Πίνακας6.W"/>
        <table:table-column table:style-name="Πίνακας6.X"/>
        <table:table-column table:style-name="Πίνακας6.Y"/>
        <table:table-column table:style-name="Πίνακας6.E" table:number-columns-repeated="3"/>
        <table:table-column table:style-name="Πίνακας6.c"/>
        <table:table-column table:style-name="Πίνακας6.d"/>
        <table:table-column table:style-name="Πίνακας6.e"/>
        <table:table-column table:style-name="Πίνακας6.f"/>
        <table:table-row table:style-name="Πίνακας6.1">
          <table:table-cell table:style-name="Πίνακας6.A1" office:value-type="string">
            <text:p text:style-name="P391">0</text:p>
          </table:table-cell>
          <table:table-cell table:style-name="Πίνακας6.A1" office:value-type="string">
            <text:p text:style-name="P82"/>
          </table:table-cell>
          <table:table-cell table:style-name="Πίνακας6.C1" office:value-type="string">
            <text:p text:style-name="P92"/>
          </table:table-cell>
          <table:table-cell table:style-name="Πίνακας6.D1" office:value-type="string">
            <text:p text:style-name="P30"><text:span text:style-name="Προεπιλεγμένη_20_γραμματοσειρά"><text:span text:style-name="T997">𐆊</text:span></text:span></text:p>
          </table:table-cell>
          <table:table-cell table:style-name="Πίνακας6.E1" office:value-type="string">
            <text:p text:style-name="P75"/>
          </table:table-cell>
          <table:table-cell table:style-name="Πίνακας6.F1" office:value-type="string">
            <text:p text:style-name="P95"/>
          </table:table-cell>
          <table:table-cell table:style-name="Πίνακας6.G1" office:value-type="string">
            <text:p text:style-name="P75"/>
          </table:table-cell>
          <table:table-cell table:style-name="Πίνακας6.H1" office:value-type="string">
            <text:p text:style-name="P394">7</text:p>
          </table:table-cell>
          <table:table-cell table:style-name="Πίνακας6.I1" office:value-type="string">
            <text:p text:style-name="P82">ζʹ</text:p>
          </table:table-cell>
          <table:table-cell table:style-name="Πίνακας6.J1" office:value-type="string">
            <text:p text:style-name="P34"><text:span text:style-name="Προεπιλεγμένη_20_γραμματοσειρά"><text:span text:style-name="T997">𐄍</text:span></text:span></text:p>
          </table:table-cell>
          <table:table-cell table:style-name="Πίνακας6.K1" office:value-type="string">
            <text:p text:style-name="P30"><text:span text:style-name="Προεπιλεγμένη_20_γραμματοσειρά"><text:span text:style-name="T999"/></text:span></text:p>
          </table:table-cell>
          <table:table-cell table:style-name="Πίνακας6.L1" office:value-type="string">
            <text:p text:style-name="P75"/>
          </table:table-cell>
          <table:table-cell table:style-name="Πίνακας6.M1" office:value-type="string">
            <text:p text:style-name="P95"/>
          </table:table-cell>
          <table:table-cell table:style-name="Πίνακας6.N1" office:value-type="string">
            <text:p text:style-name="P75"/>
          </table:table-cell>
          <table:table-cell table:style-name="Πίνακας6.A1" office:value-type="string">
            <text:p text:style-name="P394">20</text:p>
          </table:table-cell>
          <table:table-cell table:style-name="Πίνακας6.A1" office:value-type="string">
            <text:p text:style-name="P82">κʹ</text:p>
          </table:table-cell>
          <table:table-cell table:style-name="Πίνακας6.Q1" office:value-type="string">
            <text:p text:style-name="P34"><text:span text:style-name="Προεπιλεγμένη_20_γραμματοσειρά"><text:span text:style-name="T997">𐄑</text:span></text:span></text:p>
          </table:table-cell>
          <table:table-cell table:style-name="Πίνακας6.R1" office:value-type="string">
            <text:p text:style-name="P98"/>
          </table:table-cell>
          <table:table-cell table:style-name="Πίνακας6.S1" office:value-type="string">
            <text:p text:style-name="P75"/>
          </table:table-cell>
          <table:table-cell table:style-name="Πίνακας6.T1" office:value-type="string">
            <text:p text:style-name="P95"/>
          </table:table-cell>
          <table:table-cell table:style-name="Πίνακας6.U1" office:value-type="string">
            <text:p text:style-name="P75"/>
          </table:table-cell>
          <table:table-cell table:style-name="Πίνακας6.V1" office:value-type="string">
            <text:p text:style-name="P394">400</text:p>
          </table:table-cell>
          <table:table-cell table:style-name="Πίνακας6.W1" office:value-type="string">
            <text:p text:style-name="P82">υʹ</text:p>
          </table:table-cell>
          <table:table-cell table:style-name="Πίνακας6.X1" office:value-type="string">
            <text:p text:style-name="P34"><text:span text:style-name="Προεπιλεγμένη_20_γραμματοσειρά"><text:span text:style-name="T997">𐄜</text:span></text:span></text:p>
          </table:table-cell>
          <table:table-cell table:style-name="Πίνακας6.Y1" office:value-type="string">
            <text:p text:style-name="P98"/>
          </table:table-cell>
          <table:table-cell table:style-name="Πίνακας6.Z1" office:value-type="string">
            <text:p text:style-name="P75"/>
          </table:table-cell>
          <table:table-cell table:style-name="Πίνακας6.a1" office:value-type="string">
            <text:p text:style-name="P95"/>
          </table:table-cell>
          <table:table-cell table:style-name="Πίνακας6.b1" office:value-type="string">
            <text:p text:style-name="P75"/>
          </table:table-cell>
          <table:table-cell table:style-name="Πίνακας6.c1" office:value-type="string">
            <text:p text:style-name="P30"><text:span text:style-name="Προεπιλεγμένη_20_γραμματοσειρά"><text:span text:style-name="T1978">7</text:span></text:span><text:span text:style-name="Προεπιλεγμένη_20_γραμματοσειρά"><text:span text:style-name="T1970">000</text:span></text:span></text:p>
          </table:table-cell>
          <table:table-cell table:style-name="Πίνακας6.d1" office:value-type="string">
            <text:p text:style-name="P82">͵ζ</text:p>
          </table:table-cell>
          <table:table-cell table:style-name="Πίνακας6.e1" office:value-type="string">
            <text:p text:style-name="P34"><text:span text:style-name="Προεπιλεγμένη_20_γραμματοσειρά"><text:span text:style-name="T997">𐄨</text:span></text:span></text:p>
          </table:table-cell>
          <table:table-cell table:style-name="Πίνακας6.f1" office:value-type="string">
            <text:p text:style-name="P98"/>
          </table:table-cell>
        </table:table-row>
        <table:table-row table:style-name="Πίνακας6.1">
          <table:table-cell table:style-name="Πίνακας6.A1" office:value-type="string">
            <text:p text:style-name="P394">¼</text:p>
          </table:table-cell>
          <table:table-cell table:style-name="Πίνακας6.A1" office:value-type="string">
            <text:p text:style-name="P82"/>
          </table:table-cell>
          <table:table-cell table:style-name="Πίνακας6.C2" office:value-type="string">
            <text:p text:style-name="P92"/>
          </table:table-cell>
          <table:table-cell table:style-name="Πίνακας6.D2" office:value-type="string">
            <text:p text:style-name="P31"><text:span text:style-name="Προεπιλεγμένη_20_γραμματοσειρά"><text:span text:style-name="T997">𐅀</text:span></text:span><text:span text:style-name="Προεπιλεγμένη_20_γραμματοσειρά"><text:span text:style-name="T1001">𐆋</text:span></text:span></text:p>
          </table:table-cell>
          <table:table-cell table:style-name="Πίνακας6.E2" office:value-type="string">
            <text:p text:style-name="P76"/>
          </table:table-cell>
          <table:table-cell table:style-name="Πίνακας6.F2" office:value-type="string">
            <text:p text:style-name="P92"/>
          </table:table-cell>
          <table:table-cell table:style-name="Πίνακας6.G2" office:value-type="string">
            <text:p text:style-name="P76"/>
          </table:table-cell>
          <table:table-cell table:style-name="Πίνακας6.H2" office:value-type="string">
            <text:p text:style-name="P394">8</text:p>
          </table:table-cell>
          <table:table-cell table:style-name="Πίνακας6.I2" office:value-type="string">
            <text:p text:style-name="P82">ηʹ</text:p>
          </table:table-cell>
          <table:table-cell table:style-name="Πίνακας6.J2" office:value-type="string">
            <text:p text:style-name="P34"><text:span text:style-name="Προεπιλεγμένη_20_γραμματοσειρά"><text:span text:style-name="T997">𐄎</text:span></text:span></text:p>
          </table:table-cell>
          <table:table-cell table:style-name="Πίνακας6.K2" office:value-type="string">
            <text:p text:style-name="P30"><text:span text:style-name="Προεπιλεγμένη_20_γραμματοσειρά"><text:span text:style-name="T999"/></text:span></text:p>
          </table:table-cell>
          <table:table-cell table:style-name="Πίνακας6.L2" office:value-type="string">
            <text:p text:style-name="P76"/>
          </table:table-cell>
          <table:table-cell table:style-name="Πίνακας6.M2" office:value-type="string">
            <text:p text:style-name="P92"/>
          </table:table-cell>
          <table:table-cell table:style-name="Πίνακας6.N2" office:value-type="string">
            <text:p text:style-name="P76"/>
          </table:table-cell>
          <table:table-cell table:style-name="Πίνακας6.A1" office:value-type="string">
            <text:p text:style-name="P394">21</text:p>
          </table:table-cell>
          <table:table-cell table:style-name="Πίνακας6.A1" office:value-type="string">
            <text:p text:style-name="P82">καʹ</text:p>
          </table:table-cell>
          <table:table-cell table:style-name="Πίνακας6.Q2" office:value-type="string">
            <text:p text:style-name="P34"><text:span text:style-name="Προεπιλεγμένη_20_γραμματοσειρά"><text:span text:style-name="T997">𐄑𐄇</text:span></text:span></text:p>
          </table:table-cell>
          <table:table-cell table:style-name="Πίνακας6.R2" office:value-type="string">
            <text:p text:style-name="P98"/>
          </table:table-cell>
          <table:table-cell table:style-name="Πίνακας6.S2" office:value-type="string">
            <text:p text:style-name="P78"/>
          </table:table-cell>
          <table:table-cell table:style-name="Πίνακας6.T2" office:value-type="string">
            <text:p text:style-name="P98"/>
          </table:table-cell>
          <table:table-cell table:style-name="Πίνακας6.U2" office:value-type="string">
            <text:p text:style-name="P78"/>
          </table:table-cell>
          <table:table-cell table:style-name="Πίνακας6.V2" office:value-type="string">
            <text:p text:style-name="P394">500</text:p>
          </table:table-cell>
          <table:table-cell table:style-name="Πίνακας6.W2" office:value-type="string">
            <text:p text:style-name="P82">φʹ</text:p>
          </table:table-cell>
          <table:table-cell table:style-name="Πίνακας6.X2" office:value-type="string">
            <text:p text:style-name="P34"><text:span text:style-name="Προεπιλεγμένη_20_γραμματοσειρά"><text:span text:style-name="T997">𐄝</text:span></text:span></text:p>
          </table:table-cell>
          <table:table-cell table:style-name="Πίνακας6.Y2" office:value-type="string">
            <text:p text:style-name="P31"><text:span text:style-name="Προεπιλεγμένη_20_γραμματοσειρά"><text:span text:style-name="T219">𐅅</text:span></text:span><text:span text:style-name="Προεπιλεγμένη_20_γραμματοσειρά"><text:span text:style-name="T245">𐅅</text:span></text:span><text:span text:style-name="Προεπιλεγμένη_20_γραμματοσειρά"><text:span text:style-name="T294">𐅅</text:span></text:span><text:span text:style-name="Προεπιλεγμένη_20_γραμματοσειρά"><text:span text:style-name="T219">𐅬𐅭</text:span></text:span></text:p>
          </table:table-cell>
          <table:table-cell table:style-name="Πίνακας6.Z2" office:value-type="string">
            <text:p text:style-name="P78"/>
          </table:table-cell>
          <table:table-cell table:style-name="Πίνακας6.a2" office:value-type="string">
            <text:p text:style-name="P98"/>
          </table:table-cell>
          <table:table-cell table:style-name="Πίνακας6.b2" office:value-type="string">
            <text:p text:style-name="P78"/>
          </table:table-cell>
          <table:table-cell table:style-name="Πίνακας6.c2" office:value-type="string">
            <text:p text:style-name="P30"><text:span text:style-name="Προεπιλεγμένη_20_γραμματοσειρά"><text:span text:style-name="T1978">8</text:span></text:span><text:span text:style-name="Προεπιλεγμένη_20_γραμματοσειρά"><text:span text:style-name="T1970">000</text:span></text:span></text:p>
          </table:table-cell>
          <table:table-cell table:style-name="Πίνακας6.d2" office:value-type="string">
            <text:p text:style-name="P82">͵η</text:p>
          </table:table-cell>
          <table:table-cell table:style-name="Πίνακας6.e2" office:value-type="string">
            <text:p text:style-name="P34"><text:span text:style-name="Προεπιλεγμένη_20_γραμματοσειρά"><text:span text:style-name="T997">𐄩</text:span></text:span></text:p>
          </table:table-cell>
          <table:table-cell table:style-name="Πίνακας6.f2" office:value-type="string">
            <text:p text:style-name="P98"/>
          </table:table-cell>
        </table:table-row>
        <table:table-row table:style-name="Πίνακας6.1">
          <table:table-cell table:style-name="Πίνακας6.A1" office:value-type="string">
            <text:p text:style-name="P394">½</text:p>
          </table:table-cell>
          <table:table-cell table:style-name="Πίνακας6.A1" office:value-type="string">
            <text:p text:style-name="P82"/>
          </table:table-cell>
          <table:table-cell table:style-name="Πίνακας6.C3" office:value-type="string">
            <text:p text:style-name="P92"/>
          </table:table-cell>
          <table:table-cell table:style-name="Πίνακας6.D3" office:value-type="string">
            <text:p text:style-name="P31"><text:span text:style-name="Προεπιλεγμένη_20_γραμματοσειρά"><text:span text:style-name="T997">𐅁𐅵𐅶</text:span></text:span></text:p>
          </table:table-cell>
          <table:table-cell table:style-name="Πίνακας6.E3" office:value-type="string">
            <text:p text:style-name="P76"/>
          </table:table-cell>
          <table:table-cell table:style-name="Πίνακας6.F3" office:value-type="string">
            <text:p text:style-name="P92"/>
          </table:table-cell>
          <table:table-cell table:style-name="Πίνακας6.G3" office:value-type="string">
            <text:p text:style-name="P76"/>
          </table:table-cell>
          <table:table-cell table:style-name="Πίνακας6.H3" office:value-type="string">
            <text:p text:style-name="P394">9</text:p>
          </table:table-cell>
          <table:table-cell table:style-name="Πίνακας6.I3" office:value-type="string">
            <text:p text:style-name="P82">θʹ</text:p>
          </table:table-cell>
          <table:table-cell table:style-name="Πίνακας6.J3" office:value-type="string">
            <text:p text:style-name="P34"><text:span text:style-name="Προεπιλεγμένη_20_γραμματοσειρά"><text:span text:style-name="T997">𐄏</text:span></text:span></text:p>
          </table:table-cell>
          <table:table-cell table:style-name="Πίνακας6.K3" office:value-type="string">
            <text:p text:style-name="P30"><text:span text:style-name="Προεπιλεγμένη_20_γραμματοσειρά"><text:span text:style-name="T999"/></text:span></text:p>
          </table:table-cell>
          <table:table-cell table:style-name="Πίνακας6.L3" office:value-type="string">
            <text:p text:style-name="P76"/>
          </table:table-cell>
          <table:table-cell table:style-name="Πίνακας6.M3" office:value-type="string">
            <text:p text:style-name="P92"/>
          </table:table-cell>
          <table:table-cell table:style-name="Πίνακας6.N3" office:value-type="string">
            <text:p text:style-name="P76"/>
          </table:table-cell>
          <table:table-cell table:style-name="Πίνακας6.A1" office:value-type="string">
            <text:p text:style-name="P394">30</text:p>
          </table:table-cell>
          <table:table-cell table:style-name="Πίνακας6.A1" office:value-type="string">
            <text:p text:style-name="P82">λʹ</text:p>
          </table:table-cell>
          <table:table-cell table:style-name="Πίνακας6.Q3" office:value-type="string">
            <text:p text:style-name="P34"><text:span text:style-name="Προεπιλεγμένη_20_γραμματοσειρά"><text:span text:style-name="T997">𐄒</text:span></text:span></text:p>
          </table:table-cell>
          <table:table-cell table:style-name="Πίνακας6.R3" office:value-type="string">
            <text:p text:style-name="P37"><text:span text:style-name="Προεπιλεγμένη_20_γραμματοσειρά"><text:span text:style-name="T221">𐆠</text:span></text:span><text:span text:style-name="Προεπιλεγμένη_20_γραμματοσειρά"><text:span text:style-name="T219">𐅥</text:span></text:span><text:span text:style-name="Προεπιλεγμένη_20_γραμματοσειρά"><text:span text:style-name="T297">𐅥</text:span></text:span></text:p>
          </table:table-cell>
          <table:table-cell table:style-name="Πίνακας6.S3" office:value-type="string">
            <text:p text:style-name="P78"/>
          </table:table-cell>
          <table:table-cell table:style-name="Πίνακας6.T3" office:value-type="string">
            <text:p text:style-name="P98"/>
          </table:table-cell>
          <table:table-cell table:style-name="Πίνακας6.U3" office:value-type="string">
            <text:p text:style-name="P78"/>
          </table:table-cell>
          <table:table-cell table:style-name="Πίνακας6.V3" office:value-type="string">
            <text:p text:style-name="P394"/>
          </table:table-cell>
          <table:table-cell table:style-name="Πίνακας6.W3" office:value-type="string">
            <text:p text:style-name="P82"/>
          </table:table-cell>
          <table:table-cell table:style-name="Πίνακας6.X3" office:value-type="string">
            <text:p text:style-name="P34"><text:span text:style-name="Προεπιλεγμένη_20_γραμματοσειρά"><text:span text:style-name="T997"/></text:span></text:p>
          </table:table-cell>
          <table:table-cell table:style-name="Πίνακας6.Y3" office:value-type="string">
            <text:p text:style-name="P101"><text:span text:style-name="Προεπιλεγμένη_20_γραμματοσειρά"><text:span text:style-name="T219">𐅮</text:span></text:span><text:span text:style-name="Προεπιλεγμένη_20_γραμματοσειρά"><text:span text:style-name="T249">𐅮</text:span></text:span><text:span text:style-name="Προεπιλεγμένη_20_γραμματοσειρά"><text:span text:style-name="T219">𐅯𐅰</text:span></text:span></text:p>
          </table:table-cell>
          <table:table-cell table:style-name="Πίνακας6.Z3" office:value-type="string">
            <text:p text:style-name="P78"/>
          </table:table-cell>
          <table:table-cell table:style-name="Πίνακας6.a3" office:value-type="string">
            <text:p text:style-name="P98"/>
          </table:table-cell>
          <table:table-cell table:style-name="Πίνακας6.b3" office:value-type="string">
            <text:p text:style-name="P78"/>
          </table:table-cell>
          <table:table-cell table:style-name="Πίνακας6.c3" office:value-type="string">
            <text:p text:style-name="P30"><text:span text:style-name="Προεπιλεγμένη_20_γραμματοσειρά"><text:span text:style-name="T1978">9</text:span></text:span><text:span text:style-name="Προεπιλεγμένη_20_γραμματοσειρά"><text:span text:style-name="T1970">000</text:span></text:span></text:p>
          </table:table-cell>
          <table:table-cell table:style-name="Πίνακας6.d3" office:value-type="string">
            <text:p text:style-name="P82">͵θ</text:p>
          </table:table-cell>
          <table:table-cell table:style-name="Πίνακας6.e3" office:value-type="string">
            <text:p text:style-name="P34"><text:span text:style-name="Προεπιλεγμένη_20_γραμματοσειρά"><text:span text:style-name="T997">𐄪</text:span></text:span></text:p>
          </table:table-cell>
          <table:table-cell table:style-name="Πίνακας6.f3" office:value-type="string">
            <text:p text:style-name="P98"/>
          </table:table-cell>
        </table:table-row>
        <table:table-row table:style-name="Πίνακας6.1">
          <table:table-cell table:style-name="Πίνακας6.A1" office:value-type="string">
            <text:p text:style-name="P394">⅔</text:p>
          </table:table-cell>
          <table:table-cell table:style-name="Πίνακας6.A1" office:value-type="string">
            <text:p text:style-name="P82"/>
          </table:table-cell>
          <table:table-cell table:style-name="Πίνακας6.C4" office:value-type="string">
            <text:p text:style-name="P92"/>
          </table:table-cell>
          <table:table-cell table:style-name="Πίνακας6.D4" office:value-type="string">
            <text:p text:style-name="P30"><text:span text:style-name="Προεπιλεγμένη_20_γραμματοσειρά"><text:span text:style-name="T997">𐅷</text:span></text:span></text:p>
          </table:table-cell>
          <table:table-cell table:style-name="Πίνακας6.E4" office:value-type="string">
            <text:p text:style-name="P76"/>
          </table:table-cell>
          <table:table-cell table:style-name="Πίνακας6.F4" office:value-type="string">
            <text:p text:style-name="P92"/>
          </table:table-cell>
          <table:table-cell table:style-name="Πίνακας6.G4" office:value-type="string">
            <text:p text:style-name="P76"/>
          </table:table-cell>
          <table:table-cell table:style-name="Πίνακας6.H4" office:value-type="string">
            <text:p text:style-name="P394">10</text:p>
          </table:table-cell>
          <table:table-cell table:style-name="Πίνακας6.I4" office:value-type="string">
            <text:p text:style-name="P82">ιʹ</text:p>
          </table:table-cell>
          <table:table-cell table:style-name="Πίνακας6.J4" office:value-type="string">
            <text:p text:style-name="P34"><text:span text:style-name="Προεπιλεγμένη_20_γραμματοσειρά"><text:span text:style-name="T997">𐄐</text:span></text:span></text:p>
          </table:table-cell>
          <table:table-cell table:style-name="Πίνακας6.K4" office:value-type="string">
            <text:p text:style-name="P31"><text:span text:style-name="Προεπιλεγμένη_20_γραμματοσειρά"><text:span text:style-name="T997">𐅠𐅡𐅢𐅣𐅤</text:span></text:span></text:p>
          </table:table-cell>
          <table:table-cell table:style-name="Πίνακας6.L4" office:value-type="string">
            <text:p text:style-name="P76"/>
          </table:table-cell>
          <table:table-cell table:style-name="Πίνακας6.M4" office:value-type="string">
            <text:p text:style-name="P92"/>
          </table:table-cell>
          <table:table-cell table:style-name="Πίνακας6.N4" office:value-type="string">
            <text:p text:style-name="P76"/>
          </table:table-cell>
          <table:table-cell table:style-name="Πίνακας6.A1" office:value-type="string">
            <text:p text:style-name="P394"/>
          </table:table-cell>
          <table:table-cell table:style-name="Πίνακας6.A1" office:value-type="string">
            <text:p text:style-name="P82"/>
          </table:table-cell>
          <table:table-cell table:style-name="Πίνακας6.Q4" office:value-type="string">
            <text:p text:style-name="P34"><text:span text:style-name="Προεπιλεγμένη_20_γραμματοσειρά"><text:span text:style-name="T997"/></text:span></text:p>
          </table:table-cell>
          <table:table-cell table:style-name="Πίνακας6.R4" office:value-type="string">
            <text:p text:style-name="P94"><text:span text:style-name="Προεπιλεγμένη_20_γραμματοσειρά"><text:span text:style-name="T298">𐅥</text:span></text:span><text:span text:style-name="Προεπιλεγμένη_20_γραμματοσειρά"><text:span text:style-name="T299">𐅥</text:span></text:span><text:span text:style-name="Προεπιλεγμένη_20_γραμματοσειρά"><text:span text:style-name="T300">𐅥</text:span></text:span></text:p>
          </table:table-cell>
          <table:table-cell table:style-name="Πίνακας6.S4" office:value-type="string">
            <text:p text:style-name="P78"/>
          </table:table-cell>
          <table:table-cell table:style-name="Πίνακας6.T4" office:value-type="string">
            <text:p text:style-name="P98"/>
          </table:table-cell>
          <table:table-cell table:style-name="Πίνακας6.U4" office:value-type="string">
            <text:p text:style-name="P78"/>
          </table:table-cell>
          <table:table-cell table:style-name="Πίνακας6.V4" office:value-type="string">
            <text:p text:style-name="P394">600</text:p>
          </table:table-cell>
          <table:table-cell table:style-name="Πίνακας6.W4" office:value-type="string">
            <text:p text:style-name="P82">χʹ</text:p>
          </table:table-cell>
          <table:table-cell table:style-name="Πίνακας6.X4" office:value-type="string">
            <text:p text:style-name="P34"><text:span text:style-name="Προεπιλεγμένη_20_γραμματοσειρά"><text:span text:style-name="T997">𐄞</text:span></text:span></text:p>
          </table:table-cell>
          <table:table-cell table:style-name="Πίνακας6.Y4" office:value-type="string">
            <text:p text:style-name="P98"/>
          </table:table-cell>
          <table:table-cell table:style-name="Πίνακας6.Z4" office:value-type="string">
            <text:p text:style-name="P78"/>
          </table:table-cell>
          <table:table-cell table:style-name="Πίνακας6.a4" office:value-type="string">
            <text:p text:style-name="P98"/>
          </table:table-cell>
          <table:table-cell table:style-name="Πίνακας6.b4" office:value-type="string">
            <text:p text:style-name="P78"/>
          </table:table-cell>
          <table:table-cell table:style-name="Πίνακας6.c4" office:value-type="string">
            <text:p text:style-name="P394">10000</text:p>
          </table:table-cell>
          <table:table-cell table:style-name="Πίνακας6.d4" office:value-type="string">
            <text:p text:style-name="P82">͵ι</text:p>
          </table:table-cell>
          <table:table-cell table:style-name="Πίνακας6.e4" office:value-type="string">
            <text:p text:style-name="P34"><text:span text:style-name="Προεπιλεγμένη_20_γραμματοσειρά"><text:span text:style-name="T997">𐄫</text:span></text:span></text:p>
          </table:table-cell>
          <table:table-cell table:style-name="Πίνακας6.f4" office:value-type="string">
            <text:p text:style-name="P35"><text:span text:style-name="Προεπιλεγμένη_20_γραμματοσειρά"><text:span text:style-name="T289">𐆭</text:span></text:span></text:p>
          </table:table-cell>
        </table:table-row>
        <table:table-row table:style-name="Πίνακας6.1">
          <table:table-cell table:style-name="Πίνακας6.A1" office:value-type="string">
            <text:p text:style-name="P394">¾</text:p>
          </table:table-cell>
          <table:table-cell table:style-name="Πίνακας6.A1" office:value-type="string">
            <text:p text:style-name="P82"/>
          </table:table-cell>
          <table:table-cell table:style-name="Πίνακας6.C5" office:value-type="string">
            <text:p text:style-name="P92"/>
          </table:table-cell>
          <table:table-cell table:style-name="Πίνακας6.D5" office:value-type="string">
            <text:p text:style-name="P30"><text:span text:style-name="Προεπιλεγμένη_20_γραμματοσειρά"><text:span text:style-name="T997">𐅸</text:span></text:span></text:p>
          </table:table-cell>
          <table:table-cell table:style-name="Πίνακας6.E5" office:value-type="string">
            <text:p text:style-name="P76"/>
          </table:table-cell>
          <table:table-cell table:style-name="Πίνακας6.F5" office:value-type="string">
            <text:p text:style-name="P92"/>
          </table:table-cell>
          <table:table-cell table:style-name="Πίνακας6.G5" office:value-type="string">
            <text:p text:style-name="P76"/>
          </table:table-cell>
          <table:table-cell table:style-name="Πίνακας6.H5" office:value-type="string">
            <text:p text:style-name="P394">11</text:p>
          </table:table-cell>
          <table:table-cell table:style-name="Πίνακας6.I5" office:value-type="string">
            <text:p text:style-name="P82">ιαʹ</text:p>
          </table:table-cell>
          <table:table-cell table:style-name="Πίνακας6.J5" office:value-type="string">
            <text:p text:style-name="P34"><text:span text:style-name="Προεπιλεγμένη_20_γραμματοσειρά"><text:span text:style-name="T997">𐄐𐄇</text:span></text:span></text:p>
          </table:table-cell>
          <table:table-cell table:style-name="Πίνακας6.K5" office:value-type="string">
            <text:p text:style-name="P30"><text:span text:style-name="Προεπιλεγμένη_20_γραμματοσειρά"><text:span text:style-name="T1005"/></text:span></text:p>
          </table:table-cell>
          <table:table-cell table:style-name="Πίνακας6.L5" office:value-type="string">
            <text:p text:style-name="P76"/>
          </table:table-cell>
          <table:table-cell table:style-name="Πίνακας6.M5" office:value-type="string">
            <text:p text:style-name="P92"/>
          </table:table-cell>
          <table:table-cell table:style-name="Πίνακας6.N5" office:value-type="string">
            <text:p text:style-name="P76"/>
          </table:table-cell>
          <table:table-cell table:style-name="Πίνακας6.A1" office:value-type="string">
            <text:p text:style-name="P394">40</text:p>
          </table:table-cell>
          <table:table-cell table:style-name="Πίνακας6.A1" office:value-type="string">
            <text:p text:style-name="P82">μʹ</text:p>
          </table:table-cell>
          <table:table-cell table:style-name="Πίνακας6.Q5" office:value-type="string">
            <text:p text:style-name="P34"><text:span text:style-name="Προεπιλεγμένη_20_γραμματοσειρά"><text:span text:style-name="T997">𐄓</text:span></text:span></text:p>
          </table:table-cell>
          <table:table-cell table:style-name="Πίνακας6.R5" office:value-type="string">
            <text:p text:style-name="P93"/>
          </table:table-cell>
          <table:table-cell table:style-name="Πίνακας6.S5" office:value-type="string">
            <text:p text:style-name="P78"/>
          </table:table-cell>
          <table:table-cell table:style-name="Πίνακας6.T5" office:value-type="string">
            <text:p text:style-name="P98"/>
          </table:table-cell>
          <table:table-cell table:style-name="Πίνακας6.U5" office:value-type="string">
            <text:p text:style-name="P78"/>
          </table:table-cell>
          <table:table-cell table:style-name="Πίνακας6.V5" office:value-type="string">
            <text:p text:style-name="P394">700</text:p>
          </table:table-cell>
          <table:table-cell table:style-name="Πίνακας6.W5" office:value-type="string">
            <text:p text:style-name="P82">ψʹ</text:p>
          </table:table-cell>
          <table:table-cell table:style-name="Πίνακας6.X5" office:value-type="string">
            <text:p text:style-name="P34"><text:span text:style-name="Προεπιλεγμένη_20_γραμματοσειρά"><text:span text:style-name="T997">𐄟</text:span></text:span></text:p>
          </table:table-cell>
          <table:table-cell table:style-name="Πίνακας6.Y5" office:value-type="string">
            <text:p text:style-name="P98"/>
          </table:table-cell>
          <table:table-cell table:style-name="Πίνακας6.Z5" office:value-type="string">
            <text:p text:style-name="P78"/>
          </table:table-cell>
          <table:table-cell table:style-name="Πίνακας6.a5" office:value-type="string">
            <text:p text:style-name="P98"/>
          </table:table-cell>
          <table:table-cell table:style-name="Πίνακας6.b5" office:value-type="string">
            <text:p text:style-name="P78"/>
          </table:table-cell>
          <table:table-cell table:style-name="Πίνακας6.c5" office:value-type="string">
            <text:p text:style-name="P394">20000</text:p>
          </table:table-cell>
          <table:table-cell table:style-name="Πίνακας6.d5" office:value-type="string">
            <text:p text:style-name="P82">͵κ</text:p>
          </table:table-cell>
          <table:table-cell table:style-name="Πίνακας6.e5" office:value-type="string">
            <text:p text:style-name="P34"><text:span text:style-name="Προεπιλεγμένη_20_γραμματοσειρά"><text:span text:style-name="T997">𐄬</text:span></text:span></text:p>
          </table:table-cell>
          <table:table-cell table:style-name="Πίνακας6.f5" office:value-type="string">
            <text:p text:style-name="P99"/>
          </table:table-cell>
        </table:table-row>
        <table:table-row table:style-name="Πίνακας6.1">
          <table:table-cell table:style-name="Πίνακας6.A1" office:value-type="string">
            <text:p text:style-name="P394"/>
          </table:table-cell>
          <table:table-cell table:style-name="Πίνακας6.A1" office:value-type="string">
            <text:p text:style-name="P82"/>
          </table:table-cell>
          <table:table-cell table:style-name="Πίνακας6.C6" office:value-type="string">
            <text:p text:style-name="P34"><text:span text:style-name="Προεπιλεγμένη_20_γραμματοσειρά"><text:span text:style-name="T997"/></text:span></text:p>
          </table:table-cell>
          <table:table-cell table:style-name="Πίνακας6.D6" office:value-type="string">
            <text:p text:style-name="P32"><text:span text:style-name="Προεπιλεγμένη_20_γραμματοσειρά"><text:span text:style-name="T997"/></text:span></text:p>
          </table:table-cell>
          <table:table-cell table:style-name="Πίνακας6.E6" office:value-type="string">
            <text:p text:style-name="P76"/>
          </table:table-cell>
          <table:table-cell table:style-name="Πίνακας6.F6" office:value-type="string">
            <text:p text:style-name="P92"/>
          </table:table-cell>
          <table:table-cell table:style-name="Πίνακας6.G6" office:value-type="string">
            <text:p text:style-name="P76"/>
          </table:table-cell>
          <table:table-cell table:style-name="Πίνακας6.H6" office:value-type="string">
            <text:p text:style-name="P394">12</text:p>
          </table:table-cell>
          <table:table-cell table:style-name="Πίνακας6.I6" office:value-type="string">
            <text:p text:style-name="P82">ιβʹ</text:p>
          </table:table-cell>
          <table:table-cell table:style-name="Πίνακας6.J6" office:value-type="string">
            <text:p text:style-name="P34"><text:span text:style-name="Προεπιλεγμένη_20_γραμματοσειρά"><text:span text:style-name="T997">𐄐𐄈</text:span></text:span></text:p>
          </table:table-cell>
          <table:table-cell table:style-name="Πίνακας6.K6" office:value-type="string">
            <text:p text:style-name="P96"/>
          </table:table-cell>
          <table:table-cell table:style-name="Πίνακας6.L6" office:value-type="string">
            <text:p text:style-name="P76"/>
          </table:table-cell>
          <table:table-cell table:style-name="Πίνακας6.M6" office:value-type="string">
            <text:p text:style-name="P92"/>
          </table:table-cell>
          <table:table-cell table:style-name="Πίνακας6.N6" office:value-type="string">
            <text:p text:style-name="P76"/>
          </table:table-cell>
          <table:table-cell table:style-name="Πίνακας6.A1" office:value-type="string">
            <text:p text:style-name="P394">50</text:p>
          </table:table-cell>
          <table:table-cell table:style-name="Πίνακας6.A1" office:value-type="string">
            <text:p text:style-name="P82">νʹ</text:p>
          </table:table-cell>
          <table:table-cell table:style-name="Πίνακας6.Q6" office:value-type="string">
            <text:p text:style-name="P34"><text:span text:style-name="Προεπιλεγμένη_20_γραμματοσειρά"><text:span text:style-name="T997">𐄔</text:span></text:span></text:p>
          </table:table-cell>
          <table:table-cell table:style-name="Πίνακας6.R6" office:value-type="string">
            <text:p text:style-name="P31"><text:span text:style-name="Προεπιλεγμένη_20_γραμματοσειρά"><text:span text:style-name="T997">𐅄𐅦𐅧𐅨𐅩</text:span></text:span></text:p>
          </table:table-cell>
          <table:table-cell table:style-name="Πίνακας6.S6" office:value-type="string">
            <text:p text:style-name="P79"/>
          </table:table-cell>
          <table:table-cell table:style-name="Πίνακας6.T6" office:value-type="string">
            <text:p text:style-name="P100"/>
          </table:table-cell>
          <table:table-cell table:style-name="Πίνακας6.U6" office:value-type="string">
            <text:p text:style-name="P79"/>
          </table:table-cell>
          <table:table-cell table:style-name="Πίνακας6.V6" office:value-type="string">
            <text:p text:style-name="P394">800</text:p>
          </table:table-cell>
          <table:table-cell table:style-name="Πίνακας6.W6" office:value-type="string">
            <text:p text:style-name="P82">ωʹ</text:p>
          </table:table-cell>
          <table:table-cell table:style-name="Πίνακας6.X6" office:value-type="string">
            <text:p text:style-name="P34"><text:span text:style-name="Προεπιλεγμένη_20_γραμματοσειρά"><text:span text:style-name="T997">𐄠</text:span></text:span></text:p>
          </table:table-cell>
          <table:table-cell table:style-name="Πίνακας6.Y6" office:value-type="string">
            <text:p text:style-name="P98"/>
          </table:table-cell>
          <table:table-cell table:style-name="Πίνακας6.Z6" office:value-type="string">
            <text:p text:style-name="P79"/>
          </table:table-cell>
          <table:table-cell table:style-name="Πίνακας6.a6" office:value-type="string">
            <text:p text:style-name="P100"/>
          </table:table-cell>
          <table:table-cell table:style-name="Πίνακας6.b6" office:value-type="string">
            <text:p text:style-name="P79"/>
          </table:table-cell>
          <table:table-cell table:style-name="Πίνακας6.c6" office:value-type="string">
            <text:p text:style-name="P30"><text:span text:style-name="Προεπιλεγμένη_20_γραμματοσειρά"><text:span text:style-name="T1978">3</text:span></text:span><text:span text:style-name="Προεπιλεγμένη_20_γραμματοσειρά"><text:span text:style-name="T1970">0000</text:span></text:span></text:p>
          </table:table-cell>
          <table:table-cell table:style-name="Πίνακας6.d6" office:value-type="string">
            <text:p text:style-name="P82">͵λ</text:p>
          </table:table-cell>
          <table:table-cell table:style-name="Πίνακας6.e6" office:value-type="string">
            <text:p text:style-name="P34"><text:span text:style-name="Προεπιλεγμένη_20_γραμματοσειρά"><text:span text:style-name="T997">𐄭</text:span></text:span></text:p>
          </table:table-cell>
          <table:table-cell table:style-name="Πίνακας6.f6" office:value-type="string">
            <text:p text:style-name="P99"/>
          </table:table-cell>
        </table:table-row>
        <table:table-row table:style-name="Πίνακας6.1">
          <table:table-cell table:style-name="Πίνακας6.A1" office:value-type="string">
            <text:p text:style-name="P394"/>
          </table:table-cell>
          <table:table-cell table:style-name="Πίνακας6.A1" office:value-type="string">
            <text:p text:style-name="P82"/>
          </table:table-cell>
          <table:table-cell table:style-name="Πίνακας6.C7" office:value-type="string">
            <text:p text:style-name="P34"><text:span text:style-name="Προεπιλεγμένη_20_γραμματοσειρά"><text:span text:style-name="T997"/></text:span></text:p>
          </table:table-cell>
          <table:table-cell table:style-name="Πίνακας6.D7" office:value-type="string">
            <text:p text:style-name="P32"><text:span text:style-name="Προεπιλεγμένη_20_γραμματοσειρά"><text:span text:style-name="T997"/></text:span></text:p>
          </table:table-cell>
          <table:table-cell table:style-name="Πίνακας6.E7" office:value-type="string">
            <text:p text:style-name="P76"/>
          </table:table-cell>
          <table:table-cell table:style-name="Πίνακας6.F7" office:value-type="string">
            <text:p text:style-name="P92"/>
          </table:table-cell>
          <table:table-cell table:style-name="Πίνακας6.G7" office:value-type="string">
            <text:p text:style-name="P76"/>
          </table:table-cell>
          <table:table-cell table:style-name="Πίνακας6.H7" office:value-type="string">
            <text:p text:style-name="P394">13</text:p>
          </table:table-cell>
          <table:table-cell table:style-name="Πίνακας6.I7" office:value-type="string">
            <text:p text:style-name="P82">ιγʹ</text:p>
          </table:table-cell>
          <table:table-cell table:style-name="Πίνακας6.J7" office:value-type="string">
            <text:p text:style-name="P34"><text:span text:style-name="Προεπιλεγμένη_20_γραμματοσειρά"><text:span text:style-name="T997">𐄐𐄉</text:span></text:span></text:p>
          </table:table-cell>
          <table:table-cell table:style-name="Πίνακας6.K7" office:value-type="string">
            <text:p text:style-name="P96"/>
          </table:table-cell>
          <table:table-cell table:style-name="Πίνακας6.L7" office:value-type="string">
            <text:p text:style-name="P76"/>
          </table:table-cell>
          <table:table-cell table:style-name="Πίνακας6.M7" office:value-type="string">
            <text:p text:style-name="P92"/>
          </table:table-cell>
          <table:table-cell table:style-name="Πίνακας6.N7" office:value-type="string">
            <text:p text:style-name="P76"/>
          </table:table-cell>
          <table:table-cell table:style-name="Πίνακας6.A1" office:value-type="string">
            <text:p text:style-name="P394">60</text:p>
          </table:table-cell>
          <table:table-cell table:style-name="Πίνακας6.A1" office:value-type="string">
            <text:p text:style-name="P82">ξʹ</text:p>
          </table:table-cell>
          <table:table-cell table:style-name="Πίνακας6.Q7" office:value-type="string">
            <text:p text:style-name="P34"><text:span text:style-name="Προεπιλεγμένη_20_γραμματοσειρά"><text:span text:style-name="T997">𐄕</text:span></text:span></text:p>
          </table:table-cell>
          <table:table-cell table:style-name="Πίνακας6.R7" office:value-type="string">
            <text:p text:style-name="P92"/>
          </table:table-cell>
          <table:table-cell table:style-name="Πίνακας6.S7" office:value-type="string">
            <text:p text:style-name="P78"/>
          </table:table-cell>
          <table:table-cell table:style-name="Πίνακας6.T7" office:value-type="string">
            <text:p text:style-name="P98"/>
          </table:table-cell>
          <table:table-cell table:style-name="Πίνακας6.U7" office:value-type="string">
            <text:p text:style-name="P78"/>
          </table:table-cell>
          <table:table-cell table:style-name="Πίνακας6.V7" office:value-type="string">
            <text:p text:style-name="P394">900</text:p>
          </table:table-cell>
          <table:table-cell table:style-name="Πίνακας6.W7" office:value-type="string">
            <text:p text:style-name="P82">ϡʹ</text:p>
          </table:table-cell>
          <table:table-cell table:style-name="Πίνακας6.X7" office:value-type="string">
            <text:p text:style-name="P34"><text:span text:style-name="Προεπιλεγμένη_20_γραμματοσειρά"><text:span text:style-name="T997">𐄡</text:span></text:span></text:p>
          </table:table-cell>
          <table:table-cell table:style-name="Πίνακας6.Y7" office:value-type="string">
            <text:p text:style-name="P32"><text:span text:style-name="Προεπιλεγμένη_20_γραμματοσειρά"><text:span text:style-name="T252">Ͳ</text:span></text:span></text:p>
          </table:table-cell>
          <table:table-cell table:style-name="Πίνακας6.Z7" office:value-type="string">
            <text:p text:style-name="P78"/>
          </table:table-cell>
          <table:table-cell table:style-name="Πίνακας6.a7" office:value-type="string">
            <text:p text:style-name="P98"/>
          </table:table-cell>
          <table:table-cell table:style-name="Πίνακας6.b7" office:value-type="string">
            <text:p text:style-name="P78"/>
          </table:table-cell>
          <table:table-cell table:style-name="Πίνακας6.c7" office:value-type="string">
            <text:p text:style-name="P30"><text:span text:style-name="Προεπιλεγμένη_20_γραμματοσειρά"><text:span text:style-name="T1978">4</text:span></text:span><text:span text:style-name="Προεπιλεγμένη_20_γραμματοσειρά"><text:span text:style-name="T1970">0000</text:span></text:span></text:p>
          </table:table-cell>
          <table:table-cell table:style-name="Πίνακας6.d7" office:value-type="string">
            <text:p text:style-name="P30"><text:span text:style-name="Προεπιλεγμένη_20_γραμματοσειρά"><text:span text:style-name="T1061">͵μ</text:span></text:span></text:p>
          </table:table-cell>
          <table:table-cell table:style-name="Πίνακας6.e7" office:value-type="string">
            <text:p text:style-name="P34"><text:span text:style-name="Προεπιλεγμένη_20_γραμματοσειρά"><text:span text:style-name="T997">𐄮</text:span></text:span></text:p>
          </table:table-cell>
          <table:table-cell table:style-name="Πίνακας6.f7" office:value-type="string">
            <text:p text:style-name="P99"/>
          </table:table-cell>
        </table:table-row>
        <table:table-row table:style-name="Πίνακας6.1">
          <table:table-cell table:style-name="Πίνακας6.A1" office:value-type="string">
            <text:p text:style-name="P394">1</text:p>
          </table:table-cell>
          <table:table-cell table:style-name="Πίνακας6.A1" office:value-type="string">
            <text:p text:style-name="P82">αʹ</text:p>
          </table:table-cell>
          <table:table-cell table:style-name="Πίνακας6.C8" office:value-type="string">
            <text:p text:style-name="P34"><text:span text:style-name="Προεπιλεγμένη_20_γραμματοσειρά"><text:span text:style-name="T997">𐄇</text:span></text:span></text:p>
          </table:table-cell>
          <table:table-cell table:style-name="Πίνακας6.D8" office:value-type="string">
            <text:p text:style-name="P32"><text:span text:style-name="Προεπιλεγμένη_20_γραμματοσειρά"><text:span text:style-name="T997">𐅙𐅚</text:span></text:span></text:p>
          </table:table-cell>
          <table:table-cell table:style-name="Πίνακας6.E8" office:value-type="string">
            <text:p text:style-name="P74"/>
          </table:table-cell>
          <table:table-cell table:style-name="Πίνακας6.F8" office:value-type="string">
            <text:p text:style-name="P97"/>
          </table:table-cell>
          <table:table-cell table:style-name="Πίνακας6.G8" office:value-type="string">
            <text:p text:style-name="P74"/>
          </table:table-cell>
          <table:table-cell table:style-name="Πίνακας6.H8" office:value-type="string">
            <text:p text:style-name="P394">14</text:p>
          </table:table-cell>
          <table:table-cell table:style-name="Πίνακας6.I8" office:value-type="string">
            <text:p text:style-name="P82">ιδʹ</text:p>
          </table:table-cell>
          <table:table-cell table:style-name="Πίνακας6.J8" office:value-type="string">
            <text:p text:style-name="P34"><text:span text:style-name="Προεπιλεγμένη_20_γραμματοσειρά"><text:span text:style-name="T997">𐄐𐄊</text:span></text:span></text:p>
          </table:table-cell>
          <table:table-cell table:style-name="Πίνακας6.K8" office:value-type="string">
            <text:p text:style-name="P98"/>
          </table:table-cell>
          <table:table-cell table:style-name="Πίνακας6.L8" office:value-type="string">
            <text:p text:style-name="P74"/>
          </table:table-cell>
          <table:table-cell table:style-name="Πίνακας6.M8" office:value-type="string">
            <text:p text:style-name="P97"/>
          </table:table-cell>
          <table:table-cell table:style-name="Πίνακας6.N8" office:value-type="string">
            <text:p text:style-name="P74"/>
          </table:table-cell>
          <table:table-cell table:style-name="Πίνακας6.A1" office:value-type="string">
            <text:p text:style-name="P394">70</text:p>
          </table:table-cell>
          <table:table-cell table:style-name="Πίνακας6.A1" office:value-type="string">
            <text:p text:style-name="P82">οʹ</text:p>
          </table:table-cell>
          <table:table-cell table:style-name="Πίνακας6.Q8" office:value-type="string">
            <text:p text:style-name="P34"><text:span text:style-name="Προεπιλεγμένη_20_γραμματοσειρά"><text:span text:style-name="T997">𐄖</text:span></text:span></text:p>
          </table:table-cell>
          <table:table-cell table:style-name="Πίνακας6.R8" office:value-type="string">
            <text:p text:style-name="P92"/>
          </table:table-cell>
          <table:table-cell table:style-name="Πίνακας6.S8" office:value-type="string">
            <text:p text:style-name="P78"/>
          </table:table-cell>
          <table:table-cell table:style-name="Πίνακας6.T8" office:value-type="string">
            <text:p text:style-name="P98"/>
          </table:table-cell>
          <table:table-cell table:style-name="Πίνακας6.U8" office:value-type="string">
            <text:p text:style-name="P78"/>
          </table:table-cell>
          <table:table-cell table:style-name="Πίνακας6.V8" office:value-type="string">
            <text:p text:style-name="P394">1000</text:p>
          </table:table-cell>
          <table:table-cell table:style-name="Πίνακας6.W8" office:value-type="string">
            <text:p text:style-name="P82">͵α</text:p>
          </table:table-cell>
          <table:table-cell table:style-name="Πίνακας6.X8" office:value-type="string">
            <text:p text:style-name="P34"><text:span text:style-name="Προεπιλεγμένη_20_γραμματοσειρά"><text:span text:style-name="T997">𐄢</text:span></text:span></text:p>
          </table:table-cell>
          <table:table-cell table:style-name="Πίνακας6.Y8" office:value-type="string">
            <text:p text:style-name="P32"><text:span text:style-name="Προεπιλεγμένη_20_γραμματοσειρά"><text:span text:style-name="T997">𐅱</text:span></text:span></text:p>
          </table:table-cell>
          <table:table-cell table:style-name="Πίνακας6.Z8" office:value-type="string">
            <text:p text:style-name="P78"/>
          </table:table-cell>
          <table:table-cell table:style-name="Πίνακας6.a8" office:value-type="string">
            <text:p text:style-name="P98"/>
          </table:table-cell>
          <table:table-cell table:style-name="Πίνακας6.b8" office:value-type="string">
            <text:p text:style-name="P78"/>
          </table:table-cell>
          <table:table-cell table:style-name="Πίνακας6.c8" office:value-type="string">
            <text:p text:style-name="P394">50000</text:p>
          </table:table-cell>
          <table:table-cell table:style-name="Πίνακας6.d8" office:value-type="string">
            <text:p text:style-name="P82">͵ν</text:p>
          </table:table-cell>
          <table:table-cell table:style-name="Πίνακας6.e8" office:value-type="string">
            <text:p text:style-name="P34"><text:span text:style-name="Προεπιλεγμένη_20_γραμματοσειρά"><text:span text:style-name="T997">𐄯</text:span></text:span></text:p>
          </table:table-cell>
          <table:table-cell table:style-name="Πίνακας6.f8" office:value-type="string">
            <text:p text:style-name="P100"><text:span text:style-name="Προεπιλεγμένη_20_γραμματοσειρά"><text:span text:style-name="T1006">𐅇</text:span></text:span></text:p>
          </table:table-cell>
        </table:table-row>
        <table:table-row table:style-name="Πίνακας6.1">
          <table:table-cell table:style-name="Πίνακας6.A1" office:value-type="string">
            <text:p text:style-name="P394">2</text:p>
          </table:table-cell>
          <table:table-cell table:style-name="Πίνακας6.A1" office:value-type="string">
            <text:p text:style-name="P82">βʹ</text:p>
          </table:table-cell>
          <table:table-cell table:style-name="Πίνακας6.C9" office:value-type="string">
            <text:p text:style-name="P34"><text:span text:style-name="Προεπιλεγμένη_20_γραμματοσειρά"><text:span text:style-name="T997">𐄈</text:span></text:span></text:p>
          </table:table-cell>
          <table:table-cell table:style-name="Πίνακας6.D9" office:value-type="string">
            <text:p text:style-name="P32"><text:span text:style-name="Προεπιλεγμένη_20_γραμματοσειρά"><text:span text:style-name="T997">𐅛𐅜</text:span></text:span></text:p>
          </table:table-cell>
          <table:table-cell table:style-name="Πίνακας6.E9" office:value-type="string">
            <text:p text:style-name="P74"/>
          </table:table-cell>
          <table:table-cell table:style-name="Πίνακας6.F9" office:value-type="string">
            <text:p text:style-name="P97"/>
          </table:table-cell>
          <table:table-cell table:style-name="Πίνακας6.G9" office:value-type="string">
            <text:p text:style-name="P74"/>
          </table:table-cell>
          <table:table-cell table:style-name="Πίνακας6.H9" office:value-type="string">
            <text:p text:style-name="P394">15</text:p>
          </table:table-cell>
          <table:table-cell table:style-name="Πίνακας6.I9" office:value-type="string">
            <text:p text:style-name="P82">ιεʹ</text:p>
          </table:table-cell>
          <table:table-cell table:style-name="Πίνακας6.J9" office:value-type="string">
            <text:p text:style-name="P34"><text:span text:style-name="Προεπιλεγμένη_20_γραμματοσειρά"><text:span text:style-name="T997">𐄐𐄋</text:span></text:span></text:p>
          </table:table-cell>
          <table:table-cell table:style-name="Πίνακας6.K9" office:value-type="string">
            <text:p text:style-name="P98"/>
          </table:table-cell>
          <table:table-cell table:style-name="Πίνακας6.L9" office:value-type="string">
            <text:p text:style-name="P74"/>
          </table:table-cell>
          <table:table-cell table:style-name="Πίνακας6.M9" office:value-type="string">
            <text:p text:style-name="P97"/>
          </table:table-cell>
          <table:table-cell table:style-name="Πίνακας6.N9" office:value-type="string">
            <text:p text:style-name="P74"/>
          </table:table-cell>
          <table:table-cell table:style-name="Πίνακας6.A1" office:value-type="string">
            <text:p text:style-name="P394">80</text:p>
          </table:table-cell>
          <table:table-cell table:style-name="Πίνακας6.A1" office:value-type="string">
            <text:p text:style-name="P82">πʹ</text:p>
          </table:table-cell>
          <table:table-cell table:style-name="Πίνακας6.Q9" office:value-type="string">
            <text:p text:style-name="P34"><text:span text:style-name="Προεπιλεγμένη_20_γραμματοσειρά"><text:span text:style-name="T997">𐄗</text:span></text:span></text:p>
          </table:table-cell>
          <table:table-cell table:style-name="Πίνακας6.R9" office:value-type="string">
            <text:p text:style-name="P99"/>
          </table:table-cell>
          <table:table-cell table:style-name="Πίνακας6.S9" office:value-type="string">
            <text:p text:style-name="P78"/>
          </table:table-cell>
          <table:table-cell table:style-name="Πίνακας6.T9" office:value-type="string">
            <text:p text:style-name="P98"/>
          </table:table-cell>
          <table:table-cell table:style-name="Πίνακας6.U9" office:value-type="string">
            <text:p text:style-name="P78"/>
          </table:table-cell>
          <table:table-cell table:style-name="Πίνακας6.V9" office:value-type="string">
            <text:p text:style-name="P394">2000</text:p>
          </table:table-cell>
          <table:table-cell table:style-name="Πίνακας6.W9" office:value-type="string">
            <text:p text:style-name="P82">͵β</text:p>
          </table:table-cell>
          <table:table-cell table:style-name="Πίνακας6.X9" office:value-type="string">
            <text:p text:style-name="P34"><text:span text:style-name="Προεπιλεγμένη_20_γραμματοσειρά"><text:span text:style-name="T997">𐄣</text:span></text:span></text:p>
          </table:table-cell>
          <table:table-cell table:style-name="Πίνακας6.Y9" office:value-type="string">
            <text:p text:style-name="P98"/>
          </table:table-cell>
          <table:table-cell table:style-name="Πίνακας6.Z9" office:value-type="string">
            <text:p text:style-name="P78"/>
          </table:table-cell>
          <table:table-cell table:style-name="Πίνακας6.a9" office:value-type="string">
            <text:p text:style-name="P98"/>
          </table:table-cell>
          <table:table-cell table:style-name="Πίνακας6.b9" office:value-type="string">
            <text:p text:style-name="P78"/>
          </table:table-cell>
          <table:table-cell table:style-name="Πίνακας6.c9" office:value-type="string">
            <text:p text:style-name="P30"><text:span text:style-name="Προεπιλεγμένη_20_γραμματοσειρά"><text:span text:style-name="T1978">6</text:span></text:span><text:span text:style-name="Προεπιλεγμένη_20_γραμματοσειρά"><text:span text:style-name="T1970">0000</text:span></text:span></text:p>
          </table:table-cell>
          <table:table-cell table:style-name="Πίνακας6.d9" office:value-type="string">
            <text:p text:style-name="P82">͵ξ</text:p>
          </table:table-cell>
          <table:table-cell table:style-name="Πίνακας6.e9" office:value-type="string">
            <text:p text:style-name="P34"><text:span text:style-name="Προεπιλεγμένη_20_γραμματοσειρά"><text:span text:style-name="T997">𐄰</text:span></text:span></text:p>
          </table:table-cell>
          <table:table-cell table:style-name="Πίνακας6.f9" office:value-type="string">
            <text:p text:style-name="P99"/>
          </table:table-cell>
        </table:table-row>
        <table:table-row table:style-name="Πίνακας6.1">
          <table:table-cell table:style-name="Πίνακας6.A1" office:value-type="string">
            <text:p text:style-name="P394">3</text:p>
          </table:table-cell>
          <table:table-cell table:style-name="Πίνακας6.A1" office:value-type="string">
            <text:p text:style-name="P82">γʹ</text:p>
          </table:table-cell>
          <table:table-cell table:style-name="Πίνακας6.C10" office:value-type="string">
            <text:p text:style-name="P34"><text:span text:style-name="Προεπιλεγμένη_20_γραμματοσειρά"><text:span text:style-name="T997">𐄉</text:span></text:span></text:p>
          </table:table-cell>
          <table:table-cell table:style-name="Πίνακας6.D10" office:value-type="string">
            <text:p text:style-name="P32"><text:span text:style-name="Προεπιλεγμένη_20_γραμματοσειρά"><text:span text:style-name="T1000">𐆠</text:span></text:span></text:p>
          </table:table-cell>
          <table:table-cell table:style-name="Πίνακας6.E10" office:value-type="string">
            <text:p text:style-name="P76"/>
          </table:table-cell>
          <table:table-cell table:style-name="Πίνακας6.F10" office:value-type="string">
            <text:p text:style-name="P92"/>
          </table:table-cell>
          <table:table-cell table:style-name="Πίνακας6.G10" office:value-type="string">
            <text:p text:style-name="P76"/>
          </table:table-cell>
          <table:table-cell table:style-name="Πίνακας6.H10" office:value-type="string">
            <text:p text:style-name="P394">16</text:p>
          </table:table-cell>
          <table:table-cell table:style-name="Πίνακας6.I10" office:value-type="string">
            <text:p text:style-name="P82">ιϝʹ</text:p>
          </table:table-cell>
          <table:table-cell table:style-name="Πίνακας6.J10" office:value-type="string">
            <text:p text:style-name="P34"><text:span text:style-name="Προεπιλεγμένη_20_γραμματοσειρά"><text:span text:style-name="T997">𐄐𐄌</text:span></text:span></text:p>
          </table:table-cell>
          <table:table-cell table:style-name="Πίνακας6.K10" office:value-type="string">
            <text:p text:style-name="P98"/>
          </table:table-cell>
          <table:table-cell table:style-name="Πίνακας6.L10" office:value-type="string">
            <text:p text:style-name="P76"/>
          </table:table-cell>
          <table:table-cell table:style-name="Πίνακας6.M10" office:value-type="string">
            <text:p text:style-name="P92"/>
          </table:table-cell>
          <table:table-cell table:style-name="Πίνακας6.N10" office:value-type="string">
            <text:p text:style-name="P76"/>
          </table:table-cell>
          <table:table-cell table:style-name="Πίνακας6.A1" office:value-type="string">
            <text:p text:style-name="P394">90</text:p>
          </table:table-cell>
          <table:table-cell table:style-name="Πίνακας6.A1" office:value-type="string">
            <text:p text:style-name="P82">ϙʹ</text:p>
          </table:table-cell>
          <table:table-cell table:style-name="Πίνακας6.Q10" office:value-type="string">
            <text:p text:style-name="P34"><text:span text:style-name="Προεπιλεγμένη_20_γραμματοσειρά"><text:span text:style-name="T997">𐄘</text:span></text:span></text:p>
          </table:table-cell>
          <table:table-cell table:style-name="Πίνακας6.R10" office:value-type="string">
            <text:p text:style-name="P99"/>
          </table:table-cell>
          <table:table-cell table:style-name="Πίνακας6.S10" office:value-type="string">
            <text:p text:style-name="P78"/>
          </table:table-cell>
          <table:table-cell table:style-name="Πίνακας6.T10" office:value-type="string">
            <text:p text:style-name="P98"/>
          </table:table-cell>
          <table:table-cell table:style-name="Πίνακας6.U10" office:value-type="string">
            <text:p text:style-name="P78"/>
          </table:table-cell>
          <table:table-cell table:style-name="Πίνακας6.V10" office:value-type="string">
            <text:p text:style-name="P30"><text:span text:style-name="Προεπιλεγμένη_20_γραμματοσειρά"><text:span text:style-name="T1978">3</text:span></text:span><text:span text:style-name="Προεπιλεγμένη_20_γραμματοσειρά"><text:span text:style-name="T1970">000</text:span></text:span></text:p>
          </table:table-cell>
          <table:table-cell table:style-name="Πίνακας6.W10" office:value-type="string">
            <text:p text:style-name="P82">͵γ</text:p>
          </table:table-cell>
          <table:table-cell table:style-name="Πίνακας6.X10" office:value-type="string">
            <text:p text:style-name="P34"><text:span text:style-name="Προεπιλεγμένη_20_γραμματοσειρά"><text:span text:style-name="T997">𐄤</text:span></text:span></text:p>
          </table:table-cell>
          <table:table-cell table:style-name="Πίνακας6.Y10" office:value-type="string">
            <text:p text:style-name="P98"/>
          </table:table-cell>
          <table:table-cell table:style-name="Πίνακας6.Z10" office:value-type="string">
            <text:p text:style-name="P78"/>
          </table:table-cell>
          <table:table-cell table:style-name="Πίνακας6.a10" office:value-type="string">
            <text:p text:style-name="P98"/>
          </table:table-cell>
          <table:table-cell table:style-name="Πίνακας6.b10" office:value-type="string">
            <text:p text:style-name="P78"/>
          </table:table-cell>
          <table:table-cell table:style-name="Πίνακας6.c10" office:value-type="string">
            <text:p text:style-name="P30"><text:span text:style-name="Προεπιλεγμένη_20_γραμματοσειρά"><text:span text:style-name="T1978">7</text:span></text:span><text:span text:style-name="Προεπιλεγμένη_20_γραμματοσειρά"><text:span text:style-name="T1970">0000</text:span></text:span></text:p>
          </table:table-cell>
          <table:table-cell table:style-name="Πίνακας6.d10" office:value-type="string">
            <text:p text:style-name="P82">͵ο</text:p>
          </table:table-cell>
          <table:table-cell table:style-name="Πίνακας6.e10" office:value-type="string">
            <text:p text:style-name="P34"><text:span text:style-name="Προεπιλεγμένη_20_γραμματοσειρά"><text:span text:style-name="T997">𐄱</text:span></text:span></text:p>
          </table:table-cell>
          <table:table-cell table:style-name="Πίνακας6.f10" office:value-type="string">
            <text:p text:style-name="P99"/>
          </table:table-cell>
        </table:table-row>
        <table:table-row table:style-name="Πίνακας6.1">
          <table:table-cell table:style-name="Πίνακας6.A1" office:value-type="string">
            <text:p text:style-name="P394">4</text:p>
          </table:table-cell>
          <table:table-cell table:style-name="Πίνακας6.A1" office:value-type="string">
            <text:p text:style-name="P82">δʹ</text:p>
          </table:table-cell>
          <table:table-cell table:style-name="Πίνακας6.C11" office:value-type="string">
            <text:p text:style-name="P34"><text:span text:style-name="Προεπιλεγμένη_20_γραμματοσειρά"><text:span text:style-name="T997">𐄊</text:span></text:span></text:p>
          </table:table-cell>
          <table:table-cell table:style-name="Πίνακας6.D11" office:value-type="string">
            <text:p text:style-name="P30"><text:span text:style-name="Προεπιλεγμένη_20_γραμματοσειρά"><text:span text:style-name="T999"/></text:span></text:p>
          </table:table-cell>
          <table:table-cell table:style-name="Πίνακας6.E11" office:value-type="string">
            <text:p text:style-name="P74"/>
          </table:table-cell>
          <table:table-cell table:style-name="Πίνακας6.F11" office:value-type="string">
            <text:p text:style-name="P97"/>
          </table:table-cell>
          <table:table-cell table:style-name="Πίνακας6.G11" office:value-type="string">
            <text:p text:style-name="P74"/>
          </table:table-cell>
          <table:table-cell table:style-name="Πίνακας6.H11" office:value-type="string">
            <text:p text:style-name="P394">17</text:p>
          </table:table-cell>
          <table:table-cell table:style-name="Πίνακας6.I11" office:value-type="string">
            <text:p text:style-name="P82">ιζʹ</text:p>
          </table:table-cell>
          <table:table-cell table:style-name="Πίνακας6.J11" office:value-type="string">
            <text:p text:style-name="P34"><text:span text:style-name="Προεπιλεγμένη_20_γραμματοσειρά"><text:span text:style-name="T997">𐄐𐄍</text:span></text:span></text:p>
          </table:table-cell>
          <table:table-cell table:style-name="Πίνακας6.K11" office:value-type="string">
            <text:p text:style-name="P36"><text:span text:style-name="Προεπιλεγμένη_20_γραμματοσειρά"><text:span text:style-name="T1000"/></text:span></text:p>
          </table:table-cell>
          <table:table-cell table:style-name="Πίνακας6.L11" office:value-type="string">
            <text:p text:style-name="P74"/>
          </table:table-cell>
          <table:table-cell table:style-name="Πίνακας6.M11" office:value-type="string">
            <text:p text:style-name="P97"/>
          </table:table-cell>
          <table:table-cell table:style-name="Πίνακας6.N11" office:value-type="string">
            <text:p text:style-name="P74"/>
          </table:table-cell>
          <table:table-cell table:style-name="Πίνακας6.A1" office:value-type="string">
            <text:p text:style-name="P394">100</text:p>
          </table:table-cell>
          <table:table-cell table:style-name="Πίνακας6.A1" office:value-type="string">
            <text:p text:style-name="P82">ρʹ</text:p>
          </table:table-cell>
          <table:table-cell table:style-name="Πίνακας6.Q11" office:value-type="string">
            <text:p text:style-name="P34"><text:span text:style-name="Προεπιλεγμένη_20_γραμματοσειρά"><text:span text:style-name="T997">𐄙</text:span></text:span></text:p>
          </table:table-cell>
          <table:table-cell table:style-name="Πίνακας6.R11" office:value-type="string">
            <text:p text:style-name="P32"><text:span text:style-name="Προεπιλεγμένη_20_γραμματοσειρά"><text:span text:style-name="T997">𐅪</text:span></text:span></text:p>
          </table:table-cell>
          <table:table-cell table:style-name="Πίνακας6.S11" office:value-type="string">
            <text:p text:style-name="P80"/>
          </table:table-cell>
          <table:table-cell table:style-name="Πίνακας6.T11" office:value-type="string">
            <text:p text:style-name="P102"/>
          </table:table-cell>
          <table:table-cell table:style-name="Πίνακας6.U11" office:value-type="string">
            <text:p text:style-name="P80"/>
          </table:table-cell>
          <table:table-cell table:style-name="Πίνακας6.V11" office:value-type="string">
            <text:p text:style-name="P30"><text:span text:style-name="Προεπιλεγμένη_20_γραμματοσειρά"><text:span text:style-name="T1978">4</text:span></text:span><text:span text:style-name="Προεπιλεγμένη_20_γραμματοσειρά"><text:span text:style-name="T1970">000</text:span></text:span></text:p>
          </table:table-cell>
          <table:table-cell table:style-name="Πίνακας6.W11" office:value-type="string">
            <text:p text:style-name="P82">͵δ</text:p>
          </table:table-cell>
          <table:table-cell table:style-name="Πίνακας6.X11" office:value-type="string">
            <text:p text:style-name="P34"><text:span text:style-name="Προεπιλεγμένη_20_γραμματοσειρά"><text:span text:style-name="T997">𐄥</text:span></text:span></text:p>
          </table:table-cell>
          <table:table-cell table:style-name="Πίνακας6.Y11" office:value-type="string">
            <text:p text:style-name="P98"/>
          </table:table-cell>
          <table:table-cell table:style-name="Πίνακας6.Z11" office:value-type="string">
            <text:p text:style-name="P80"/>
          </table:table-cell>
          <table:table-cell table:style-name="Πίνακας6.a11" office:value-type="string">
            <text:p text:style-name="P102"/>
          </table:table-cell>
          <table:table-cell table:style-name="Πίνακας6.b11" office:value-type="string">
            <text:p text:style-name="P80"/>
          </table:table-cell>
          <table:table-cell table:style-name="Πίνακας6.c11" office:value-type="string">
            <text:p text:style-name="P30"><text:span text:style-name="Προεπιλεγμένη_20_γραμματοσειρά"><text:span text:style-name="T1978">8</text:span></text:span><text:span text:style-name="Προεπιλεγμένη_20_γραμματοσειρά"><text:span text:style-name="T1970">0000</text:span></text:span></text:p>
          </table:table-cell>
          <table:table-cell table:style-name="Πίνακας6.d11" office:value-type="string">
            <text:p text:style-name="P82">͵π</text:p>
          </table:table-cell>
          <table:table-cell table:style-name="Πίνακας6.e11" office:value-type="string">
            <text:p text:style-name="P34"><text:span text:style-name="Προεπιλεγμένη_20_γραμματοσειρά"><text:span text:style-name="T997">𐄲</text:span></text:span></text:p>
          </table:table-cell>
          <table:table-cell table:style-name="Πίνακας6.f11" office:value-type="string">
            <text:p text:style-name="P99"/>
          </table:table-cell>
        </table:table-row>
        <table:table-row table:style-name="Πίνακας6.1">
          <table:table-cell table:style-name="Πίνακας6.A1" office:value-type="string">
            <text:p text:style-name="P394">5</text:p>
          </table:table-cell>
          <table:table-cell table:style-name="Πίνακας6.A1" office:value-type="string">
            <text:p text:style-name="P82">εʹ</text:p>
          </table:table-cell>
          <table:table-cell table:style-name="Πίνακας6.C12" office:value-type="string">
            <text:p text:style-name="P34"><text:span text:style-name="Προεπιλεγμένη_20_γραμματοσειρά"><text:span text:style-name="T997">𐄋</text:span></text:span></text:p>
          </table:table-cell>
          <table:table-cell table:style-name="Πίνακας6.D12" office:value-type="string">
            <text:p text:style-name="P31"><text:span text:style-name="Προεπιλεγμένη_20_γραμματοσειρά"><text:span text:style-name="T1006">𐅃</text:span></text:span><text:span text:style-name="Προεπιλεγμένη_20_γραμματοσειρά"><text:span text:style-name="T997">𐅟</text:span></text:span></text:p>
          </table:table-cell>
          <table:table-cell table:style-name="Πίνακας6.E12" office:value-type="string">
            <text:p text:style-name="P74"/>
          </table:table-cell>
          <table:table-cell table:style-name="Πίνακας6.F12" office:value-type="string">
            <text:p text:style-name="P97"/>
          </table:table-cell>
          <table:table-cell table:style-name="Πίνακας6.G12" office:value-type="string">
            <text:p text:style-name="P74"/>
          </table:table-cell>
          <table:table-cell table:style-name="Πίνακας6.H12" office:value-type="string">
            <text:p text:style-name="P394">18</text:p>
          </table:table-cell>
          <table:table-cell table:style-name="Πίνακας6.I12" office:value-type="string">
            <text:p text:style-name="P82">ιηʹ</text:p>
          </table:table-cell>
          <table:table-cell table:style-name="Πίνακας6.J12" office:value-type="string">
            <text:p text:style-name="P34"><text:span text:style-name="Προεπιλεγμένη_20_γραμματοσειρά"><text:span text:style-name="T997">𐄐𐄎</text:span></text:span></text:p>
          </table:table-cell>
          <table:table-cell table:style-name="Πίνακας6.K12" office:value-type="string">
            <text:p text:style-name="P93"/>
          </table:table-cell>
          <table:table-cell table:style-name="Πίνακας6.L12" office:value-type="string">
            <text:p text:style-name="P74"/>
          </table:table-cell>
          <table:table-cell table:style-name="Πίνακας6.M12" office:value-type="string">
            <text:p text:style-name="P97"/>
          </table:table-cell>
          <table:table-cell table:style-name="Πίνακας6.N12" office:value-type="string">
            <text:p text:style-name="P74"/>
          </table:table-cell>
          <table:table-cell table:style-name="Πίνακας6.A1" office:value-type="string">
            <text:p text:style-name="P394">200</text:p>
          </table:table-cell>
          <table:table-cell table:style-name="Πίνακας6.A1" office:value-type="string">
            <text:p text:style-name="P82">σʹ</text:p>
          </table:table-cell>
          <table:table-cell table:style-name="Πίνακας6.Q12" office:value-type="string">
            <text:p text:style-name="P34"><text:span text:style-name="Προεπιλεγμένη_20_γραμματοσειρά"><text:span text:style-name="T997">𐄚</text:span></text:span></text:p>
          </table:table-cell>
          <table:table-cell table:style-name="Πίνακας6.R12" office:value-type="string">
            <text:p text:style-name="P33"><text:span text:style-name="Προεπιλεγμένη_20_γραμματοσειρά"><text:span text:style-name="T286">𐆯</text:span></text:span></text:p>
          </table:table-cell>
          <table:table-cell table:style-name="Πίνακας6.S12" office:value-type="string">
            <text:p text:style-name="P77"/>
          </table:table-cell>
          <table:table-cell table:style-name="Πίνακας6.T12" office:value-type="string">
            <text:p text:style-name="P99"/>
          </table:table-cell>
          <table:table-cell table:style-name="Πίνακας6.U12" office:value-type="string">
            <text:p text:style-name="P77"/>
          </table:table-cell>
          <table:table-cell table:style-name="Πίνακας6.V12" office:value-type="string">
            <text:p text:style-name="P30"><text:span text:style-name="Προεπιλεγμένη_20_γραμματοσειρά"><text:span text:style-name="T1978">5</text:span></text:span><text:span text:style-name="Προεπιλεγμένη_20_γραμματοσειρά"><text:span text:style-name="T1970">000</text:span></text:span></text:p>
          </table:table-cell>
          <table:table-cell table:style-name="Πίνακας6.W12" office:value-type="string">
            <text:p text:style-name="P82">͵ε</text:p>
          </table:table-cell>
          <table:table-cell table:style-name="Πίνακας6.X12" office:value-type="string">
            <text:p text:style-name="P34"><text:span text:style-name="Προεπιλεγμένη_20_γραμματοσειρά"><text:span text:style-name="T997">𐄦</text:span></text:span></text:p>
          </table:table-cell>
          <table:table-cell table:style-name="Πίνακας6.Y12" office:value-type="string">
            <text:p text:style-name="P31"><text:span text:style-name="Προεπιλεγμένη_20_γραμματοσειρά"><text:span text:style-name="T997">𐅆𐅲</text:span></text:span></text:p>
          </table:table-cell>
          <table:table-cell table:style-name="Πίνακας6.Z12" office:value-type="string">
            <text:p text:style-name="P77"/>
          </table:table-cell>
          <table:table-cell table:style-name="Πίνακας6.a12" office:value-type="string">
            <text:p text:style-name="P99"/>
          </table:table-cell>
          <table:table-cell table:style-name="Πίνακας6.b12" office:value-type="string">
            <text:p text:style-name="P77"/>
          </table:table-cell>
          <table:table-cell table:style-name="Πίνακας6.c12" office:value-type="string">
            <text:p text:style-name="P30"><text:span text:style-name="Προεπιλεγμένη_20_γραμματοσειρά"><text:span text:style-name="T1978">9</text:span></text:span><text:span text:style-name="Προεπιλεγμένη_20_γραμματοσειρά"><text:span text:style-name="T1970">0000</text:span></text:span></text:p>
          </table:table-cell>
          <table:table-cell table:style-name="Πίνακας6.d12" office:value-type="string">
            <text:p text:style-name="P82">͵ϙ</text:p>
          </table:table-cell>
          <table:table-cell table:style-name="Πίνακας6.e12" office:value-type="string">
            <text:p text:style-name="P34"><text:span text:style-name="Προεπιλεγμένη_20_γραμματοσειρά"><text:span text:style-name="T997">𐄳</text:span></text:span></text:p>
          </table:table-cell>
          <table:table-cell table:style-name="Πίνακας6.f12" office:value-type="string">
            <text:p text:style-name="P99"/>
          </table:table-cell>
        </table:table-row>
        <table:table-row table:style-name="Πίνακας6.1">
          <table:table-cell table:style-name="Πίνακας6.A1" office:value-type="string">
            <text:p text:style-name="P394">6</text:p>
          </table:table-cell>
          <table:table-cell table:style-name="Πίνακας6.A1" office:value-type="string">
            <text:p text:style-name="P82">ϝʹ</text:p>
          </table:table-cell>
          <table:table-cell table:style-name="Πίνακας6.C13" office:value-type="string">
            <text:p text:style-name="P34"><text:span text:style-name="Προεπιλεγμένη_20_γραμματοσειρά"><text:span text:style-name="T997">𐄌</text:span></text:span></text:p>
          </table:table-cell>
          <table:table-cell table:style-name="Πίνακας6.D13" office:value-type="string">
            <text:p text:style-name="P30"><text:span text:style-name="Προεπιλεγμένη_20_γραμματοσειρά"><text:span text:style-name="T999"/></text:span></text:p>
          </table:table-cell>
          <table:table-cell table:style-name="Πίνακας6.E13" office:value-type="string">
            <text:p text:style-name="P74"/>
          </table:table-cell>
          <table:table-cell table:style-name="Πίνακας6.F13" office:value-type="string">
            <text:p text:style-name="P97"/>
          </table:table-cell>
          <table:table-cell table:style-name="Πίνακας6.G13" office:value-type="string">
            <text:p text:style-name="P74"/>
          </table:table-cell>
          <table:table-cell table:style-name="Πίνακας6.H13" office:value-type="string">
            <text:p text:style-name="P394">19</text:p>
          </table:table-cell>
          <table:table-cell table:style-name="Πίνακας6.I13" office:value-type="string">
            <text:p text:style-name="P82">ιθʹ</text:p>
          </table:table-cell>
          <table:table-cell table:style-name="Πίνακας6.J13" office:value-type="string">
            <text:p text:style-name="P34"><text:span text:style-name="Προεπιλεγμένη_20_γραμματοσειρά"><text:span text:style-name="T997">𐄐𐄏</text:span></text:span></text:p>
          </table:table-cell>
          <table:table-cell table:style-name="Πίνακας6.K13" office:value-type="string">
            <text:p text:style-name="P31"><text:span text:style-name="Προεπιλεγμένη_20_γραμματοσειρά"><text:span text:style-name="T997"/></text:span></text:p>
          </table:table-cell>
          <table:table-cell table:style-name="Πίνακας6.L13" office:value-type="string">
            <text:p text:style-name="P74"/>
          </table:table-cell>
          <table:table-cell table:style-name="Πίνακας6.M13" office:value-type="string">
            <text:p text:style-name="P97"/>
          </table:table-cell>
          <table:table-cell table:style-name="Πίνακας6.N13" office:value-type="string">
            <text:p text:style-name="P74"/>
          </table:table-cell>
          <table:table-cell table:style-name="Πίνακας6.A1" office:value-type="string">
            <text:p text:style-name="P394">300</text:p>
          </table:table-cell>
          <table:table-cell table:style-name="Πίνακας6.A1" office:value-type="string">
            <text:p text:style-name="P82">τʹ</text:p>
          </table:table-cell>
          <table:table-cell table:style-name="Πίνακας6.Q13" office:value-type="string">
            <text:p text:style-name="P34"><text:span text:style-name="Προεπιλεγμένη_20_γραμματοσειρά"><text:span text:style-name="T997">𐄛</text:span></text:span></text:p>
          </table:table-cell>
          <table:table-cell table:style-name="Πίνακας6.R13" office:value-type="string">
            <text:p text:style-name="P32"><text:span text:style-name="Προεπιλεγμένη_20_γραμματοσειρά"><text:span text:style-name="T997">𐅫</text:span></text:span></text:p>
          </table:table-cell>
          <table:table-cell table:style-name="Πίνακας6.S13" office:value-type="string">
            <text:p text:style-name="P77"/>
          </table:table-cell>
          <table:table-cell table:style-name="Πίνακας6.T13" office:value-type="string">
            <text:p text:style-name="P99"/>
          </table:table-cell>
          <table:table-cell table:style-name="Πίνακας6.U13" office:value-type="string">
            <text:p text:style-name="P77"/>
          </table:table-cell>
          <table:table-cell table:style-name="Πίνακας6.V13" office:value-type="string">
            <text:p text:style-name="P30"><text:span text:style-name="Προεπιλεγμένη_20_γραμματοσειρά"><text:span text:style-name="T1978">6</text:span></text:span><text:span text:style-name="Προεπιλεγμένη_20_γραμματοσειρά"><text:span text:style-name="T1970">000</text:span></text:span></text:p>
          </table:table-cell>
          <table:table-cell table:style-name="Πίνακας6.W13" office:value-type="string">
            <text:p text:style-name="P82">͵ϝ</text:p>
          </table:table-cell>
          <table:table-cell table:style-name="Πίνακας6.X13" office:value-type="string">
            <text:p text:style-name="P34"><text:span text:style-name="Προεπιλεγμένη_20_γραμματοσειρά"><text:span text:style-name="T997">𐄧</text:span></text:span></text:p>
          </table:table-cell>
          <table:table-cell table:style-name="Πίνακας6.Y13" office:value-type="string">
            <text:p text:style-name="P103"/>
          </table:table-cell>
          <table:table-cell table:style-name="Πίνακας6.Z13" office:value-type="string">
            <text:p text:style-name="P77"/>
          </table:table-cell>
          <table:table-cell table:style-name="Πίνακας6.a13" office:value-type="string">
            <text:p text:style-name="P99"/>
          </table:table-cell>
          <table:table-cell table:style-name="Πίνακας6.b13" office:value-type="string">
            <text:p text:style-name="P77"/>
          </table:table-cell>
          <table:table-cell table:style-name="Πίνακας6.c13" office:value-type="string">
            <text:p text:style-name="P394">100000</text:p>
          </table:table-cell>
          <table:table-cell table:style-name="Πίνακας6.d13" office:value-type="string">
            <text:p text:style-name="P82">͵ρ</text:p>
          </table:table-cell>
          <table:table-cell table:style-name="Πίνακας6.e13" office:value-type="string">
            <text:p text:style-name="P34"><text:span text:style-name="Προεπιλεγμένη_20_γραμματοσειρά"><text:span text:style-name="T997">𐄯𐄯</text:span></text:span></text:p>
          </table:table-cell>
          <table:table-cell table:style-name="Πίνακας6.f13" office:value-type="string">
            <text:p text:style-name="P99"/>
          </table:table-cell>
        </table:table-row>
      </table:table>
      <text:p text:style-name="P419"/>
      <text:p text:style-name="P419"/>
      <text:p text:style-name="P500"/>
      <text:p text:style-name="P523"/>
      <text:p text:style-name="P523"/>
      <table:table table:name="Πίνακας7" table:style-name="Πίνακας7">
        <table:table-column table:style-name="Πίνακας7.A"/>
        <table:table-column table:style-name="Πίνακας7.B"/>
        <table:table-column table:style-name="Πίνακας7.C"/>
        <table:table-column table:style-name="Πίνακας7.D"/>
        <table:table-column table:style-name="Πίνακας7.E"/>
        <table:table-column table:style-name="Πίνακας7.F"/>
        <table:table-column table:style-name="Πίνακας7.G"/>
        <table:table-column table:style-name="Πίνακας7.D"/>
        <table:table-column table:style-name="Πίνακας7.I"/>
        <table:table-column table:style-name="Πίνακας7.J"/>
        <table:table-column table:style-name="Πίνακας7.K"/>
        <table:table-row table:style-name="Πίνακας7.1">
          <table:table-cell table:style-name="Πίνακας7.A1" office:value-type="string">
            <text:p text:style-name="P10"><text:span text:style-name="Προεπιλεγμένη_20_γραμματοσειρά"><text:span text:style-name="T998">𐅀</text:span></text:span></text:p>
          </table:table-cell>
          <table:table-cell table:style-name="Πίνακας7.A1" office:value-type="string">
            <text:p text:style-name="P10"><text:span text:style-name="Προεπιλεγμένη_20_γραμματοσειρά"><text:span text:style-name="T223">Τ</text:span></text:span></text:p>
          </table:table-cell>
          <table:table-cell table:style-name="Πίνακας7.A1" office:value-type="string">
            <text:p text:style-name="P28"><text:span text:style-name="Προεπιλεγμένη_20_γραμματοσειρά"><text:span text:style-name="T1062">1 τεταρτημόριον</text:span></text:span><text:span text:style-name="Προεπιλεγμένη_20_γραμματοσειρά"><text:span text:style-name="T1064">: </text:span></text:span><text:span text:style-name="Προεπιλεγμένη_20_γραμματοσειρά"><text:span text:style-name="T1296">1/4</text:span></text:span><text:span text:style-name="Προεπιλεγμένη_20_γραμματοσειρά"><text:span text:style-name="T1064"> </text:span></text:span><text:span text:style-name="Προεπιλεγμένη_20_γραμματοσειρά"><text:span text:style-name="T1062">ὀβολοῦ</text:span></text:span></text:p>
          </table:table-cell>
          <table:table-cell table:style-name="Πίνακας7.D1" office:value-type="string">
            <text:p text:style-name="P83"/>
          </table:table-cell>
          <table:table-cell table:style-name="Πίνακας7.A1" office:value-type="string">
            <text:p text:style-name="P10"><text:span text:style-name="Προεπιλεγμένη_20_γραμματοσειρά"><text:span text:style-name="T439">Σ︀</text:span></text:span></text:p>
          </table:table-cell>
          <table:table-cell table:style-name="Πίνακας7.A1" office:value-type="string">
            <text:p text:style-name="P136"/>
          </table:table-cell>
          <table:table-cell table:style-name="Πίνακας7.A1" office:value-type="string">
            <text:p text:style-name="P85">1 στατήρ</text:p>
          </table:table-cell>
          <table:table-cell table:style-name="Πίνακας7.D1" office:value-type="string">
            <text:p text:style-name="P83"/>
          </table:table-cell>
          <table:table-cell table:style-name="Πίνακας7.A1" office:value-type="string">
            <text:p text:style-name="P5"><text:span text:style-name="Προεπιλεγμένη_20_γραμματοσειρά"><text:span text:style-name="T998">𐄸</text:span></text:span></text:p>
          </table:table-cell>
          <table:table-cell table:style-name="Πίνακας7.A1" office:value-type="string">
            <text:p text:style-name="P90"><text:span text:style-name="Προεπιλεγμένη_20_γραμματοσειρά"><text:span text:style-name="T1008"/></text:span></text:p>
          </table:table-cell>
          <table:table-cell table:style-name="Πίνακας7.A1" office:value-type="string">
            <text:p text:style-name="P28"><text:span text:style-name="Προεπιλεγμένη_20_γραμματοσειρά"><text:span text:style-name="T1062">1</text:span></text:span><text:span text:style-name="Προεπιλεγμένη_20_γραμματοσειρά"><text:span text:style-name="T1140">η</text:span></text:span><text:span text:style-name="Προεπιλεγμένη_20_γραμματοσειρά"><text:span text:style-name="T1062"> ὑπομονάδα ὄγκου</text:span></text:span></text:p>
          </table:table-cell>
        </table:table-row>
        <table:table-row table:style-name="Πίνακας7.1">
          <table:table-cell table:style-name="Πίνακας7.A1" office:value-type="string">
            <text:p text:style-name="P10"><text:span text:style-name="Προεπιλεγμένη_20_γραμματοσειρά"><text:span text:style-name="T998">𐅁</text:span></text:span></text:p>
          </table:table-cell>
          <table:table-cell table:style-name="Πίνακας7.A1" office:value-type="string">
            <text:p text:style-name="P130"/>
          </table:table-cell>
          <table:table-cell table:style-name="Πίνακας7.A1" office:value-type="string">
            <text:p text:style-name="P49"><text:span text:style-name="Προεπιλεγμένη_20_γραμματοσειρά"><text:span text:style-name="T1062">1 ἡμιώβολον</text:span></text:span><text:span text:style-name="Προεπιλεγμένη_20_γραμματοσειρά"><text:span text:style-name="T1064">: </text:span></text:span><text:span text:style-name="Προεπιλεγμένη_20_γραμματοσειρά"><text:span text:style-name="T1296">1/2</text:span></text:span><text:span text:style-name="Προεπιλεγμένη_20_γραμματοσειρά"><text:span text:style-name="T1064"> </text:span></text:span><text:span text:style-name="Προεπιλεγμένη_20_γραμματοσειρά"><text:span text:style-name="T1062">ὀβολοῦ</text:span></text:span></text:p>
          </table:table-cell>
          <table:table-cell table:style-name="Πίνακας7.D1" office:value-type="string">
            <text:p text:style-name="P83"/>
          </table:table-cell>
          <table:table-cell table:style-name="Πίνακας7.A1" office:value-type="string">
            <text:p text:style-name="P10"><text:span text:style-name="Προεπιλεγμένη_20_γραμματοσειρά"><text:span text:style-name="T220">𐅏</text:span></text:span></text:p>
          </table:table-cell>
          <table:table-cell table:style-name="Πίνακας7.A1" office:value-type="string">
            <text:p text:style-name="P130"/>
          </table:table-cell>
          <table:table-cell table:style-name="Πίνακας7.A1" office:value-type="string">
            <text:p text:style-name="P85">5 στατῆρες</text:p>
          </table:table-cell>
          <table:table-cell table:style-name="Πίνακας7.D1" office:value-type="string">
            <text:p text:style-name="P83"/>
          </table:table-cell>
          <table:table-cell table:style-name="Πίνακας7.A1" office:value-type="string">
            <text:p text:style-name="P5"><text:span text:style-name="Προεπιλεγμένη_20_γραμματοσειρά"><text:span text:style-name="T998">𐄹</text:span></text:span></text:p>
          </table:table-cell>
          <table:table-cell table:style-name="Πίνακας7.A1" office:value-type="string">
            <text:p text:style-name="P90"><text:span text:style-name="Προεπιλεγμένη_20_γραμματοσειρά"><text:span text:style-name="T1008"/></text:span></text:p>
          </table:table-cell>
          <table:table-cell table:style-name="Πίνακας7.A1" office:value-type="string">
            <text:p text:style-name="P28"><text:span text:style-name="Προεπιλεγμένη_20_γραμματοσειρά"><text:span text:style-name="T1062">2</text:span></text:span><text:span text:style-name="Προεπιλεγμένη_20_γραμματοσειρά"><text:span text:style-name="T1140">η</text:span></text:span><text:span text:style-name="Προεπιλεγμένη_20_γραμματοσειρά"><text:span text:style-name="T1062"> ὑπομονάδα ὄγκου</text:span></text:span></text:p>
          </table:table-cell>
        </table:table-row>
        <table:table-row table:style-name="Πίνακας7.1">
          <table:table-cell table:style-name="Πίνακας7.A3" office:value-type="string">
            <text:p text:style-name="P10"><text:span text:style-name="Προεπιλεγμένη_20_γραμματοσειρά"><text:span text:style-name="T286">𐆮</text:span></text:span></text:p>
          </table:table-cell>
          <table:table-cell table:style-name="Πίνακας7.A3" office:value-type="string">
            <text:p text:style-name="P10"><text:span text:style-name="Προεπιλεγμένη_20_γραμματοσειρά"><text:span text:style-name="T220">/</text:span></text:span></text:p>
          </table:table-cell>
          <table:table-cell table:style-name="Πίνακας7.A1" office:value-type="string">
            <text:p text:style-name="P49"><text:span text:style-name="Προεπιλεγμένη_20_γραμματοσειρά"><text:span text:style-name="T1064">1 </text:span></text:span><text:span text:style-name="Προεπιλεγμένη_20_γραμματοσειρά"><text:span text:style-name="T1062">κεράτιον</text:span></text:span><text:span text:style-name="Προεπιλεγμένη_20_γραμματοσειρά"><text:span text:style-name="T1064">: </text:span></text:span><text:span text:style-name="Προεπιλεγμένη_20_γραμματοσειρά"><text:span text:style-name="T1296">1/18</text:span></text:span><text:span text:style-name="Προεπιλεγμένη_20_γραμματοσειρά"><text:span text:style-name="T1064"> </text:span></text:span><text:span text:style-name="Προεπιλεγμένη_20_γραμματοσειρά"><text:span text:style-name="T1062">δραχμῆς</text:span></text:span></text:p>
          </table:table-cell>
          <table:table-cell table:style-name="Πίνακας7.D1" office:value-type="string">
            <text:p text:style-name="P84"/>
          </table:table-cell>
          <table:table-cell table:style-name="Πίνακας7.A1" office:value-type="string">
            <text:p text:style-name="P10"><text:span text:style-name="Προεπιλεγμένη_20_γραμματοσειρά"><text:span text:style-name="T220">𐅐</text:span></text:span></text:p>
          </table:table-cell>
          <table:table-cell table:style-name="Πίνακας7.A1" office:value-type="string">
            <text:p text:style-name="P130"/>
          </table:table-cell>
          <table:table-cell table:style-name="Πίνακας7.A1" office:value-type="string">
            <text:p text:style-name="P28"><text:span text:style-name="Προεπιλεγμένη_20_γραμματοσειρά"><text:span text:style-name="T1064">10 </text:span></text:span><text:span text:style-name="Προεπιλεγμένη_20_γραμματοσειρά"><text:span text:style-name="T1062">στατῆρες</text:span></text:span></text:p>
          </table:table-cell>
          <table:table-cell table:style-name="Πίνακας7.D1" office:value-type="string">
            <text:p text:style-name="P84"/>
          </table:table-cell>
          <table:table-cell table:style-name="Πίνακας7.A1" office:value-type="string">
            <text:p text:style-name="P5"><text:span text:style-name="Προεπιλεγμένη_20_γραμματοσειρά"><text:span text:style-name="T998">𐄺</text:span></text:span></text:p>
          </table:table-cell>
          <table:table-cell table:style-name="Πίνακας7.A1" office:value-type="string">
            <text:p text:style-name="P89"><text:span text:style-name="Προεπιλεγμένη_20_γραμματοσειρά"><text:span text:style-name="T1051">𐄺</text:span></text:span></text:p>
          </table:table-cell>
          <table:table-cell table:style-name="Πίνακας7.A1" office:value-type="string">
            <text:p text:style-name="P28"><text:span text:style-name="Προεπιλεγμένη_20_γραμματοσειρά"><text:span text:style-name="T1064">3</text:span></text:span><text:span text:style-name="Προεπιλεγμένη_20_γραμματοσειρά"><text:span text:style-name="T1140">η</text:span></text:span><text:span text:style-name="Προεπιλεγμένη_20_γραμματοσειρά"><text:span text:style-name="T1064"> </text:span></text:span><text:span text:style-name="Προεπιλεγμένη_20_γραμματοσειρά"><text:span text:style-name="T1062">ὑπομονάδα</text:span></text:span><text:span text:style-name="Προεπιλεγμένη_20_γραμματοσειρά"><text:span text:style-name="T1064"> </text:span></text:span><text:span text:style-name="Προεπιλεγμένη_20_γραμματοσειρά"><text:span text:style-name="T1062">ὄγκου</text:span></text:span></text:p>
          </table:table-cell>
        </table:table-row>
        <table:table-row table:style-name="Πίνακας7.1">
          <table:table-cell table:style-name="Πίνακας7.A1" office:value-type="string">
            <text:p text:style-name="P10"><text:span text:style-name="Προεπιλεγμένη_20_γραμματοσειρά"><text:span text:style-name="T998">Χ</text:span></text:span></text:p>
          </table:table-cell>
          <table:table-cell table:style-name="Πίνακας7.A1" office:value-type="string">
            <text:p text:style-name="P150"><text:span text:style-name="Προεπιλεγμένη_20_γραμματοσειρά"><text:span text:style-name="T992"/></text:span></text:p>
          </table:table-cell>
          <table:table-cell table:style-name="Πίνακας7.A1" office:value-type="string">
            <text:p text:style-name="P49"><text:span text:style-name="Προεπιλεγμένη_20_γραμματοσειρά"><text:span text:style-name="T1064">1 </text:span></text:span><text:span text:style-name="Προεπιλεγμένη_20_γραμματοσειρά"><text:span text:style-name="T1062">χαλκοῦς</text:span></text:span><text:span text:style-name="Προεπιλεγμένη_20_γραμματοσειρά"><text:span text:style-name="T1064">: </text:span></text:span><text:span text:style-name="Προεπιλεγμένη_20_γραμματοσειρά"><text:span text:style-name="T1296">1/8</text:span></text:span><text:span text:style-name="Προεπιλεγμένη_20_γραμματοσειρά"><text:span text:style-name="T1065"> </text:span></text:span><text:span text:style-name="Προεπιλεγμένη_20_γραμματοσειρά"><text:span text:style-name="T1062">ὀβολοῦ</text:span></text:span></text:p>
          </table:table-cell>
          <table:table-cell table:style-name="Πίνακας7.D1" office:value-type="string">
            <text:p text:style-name="P84"/>
          </table:table-cell>
          <table:table-cell table:style-name="Πίνακας7.A1" office:value-type="string">
            <text:p text:style-name="P10"><text:span text:style-name="Προεπιλεγμένη_20_γραμματοσειρά"><text:span text:style-name="T220">𐅑</text:span></text:span></text:p>
          </table:table-cell>
          <table:table-cell table:style-name="Πίνακας7.A1" office:value-type="string">
            <text:p text:style-name="P130"/>
          </table:table-cell>
          <table:table-cell table:style-name="Πίνακας7.A1" office:value-type="string">
            <text:p text:style-name="P28"><text:span text:style-name="Προεπιλεγμένη_20_γραμματοσειρά"><text:span text:style-name="T1064">50 </text:span></text:span><text:span text:style-name="Προεπιλεγμένη_20_γραμματοσειρά"><text:span text:style-name="T1062">στατῆρες</text:span></text:span></text:p>
          </table:table-cell>
          <table:table-cell table:style-name="Πίνακας7.D1" office:value-type="string">
            <text:p text:style-name="P84"/>
          </table:table-cell>
          <table:table-cell table:style-name="Πίνακας7.A1" office:value-type="string">
            <text:p text:style-name="P5"><text:span text:style-name="Προεπιλεγμένη_20_γραμματοσειρά"><text:span text:style-name="T998">𐄻</text:span></text:span></text:p>
          </table:table-cell>
          <table:table-cell table:style-name="Πίνακας7.A1" office:value-type="string">
            <text:p text:style-name="P5"><text:span text:style-name="Προεπιλεγμένη_20_γραμματοσειρά"><text:span text:style-name="T1050">𐄻</text:span></text:span></text:p>
          </table:table-cell>
          <table:table-cell table:style-name="Πίνακας7.A1" office:value-type="string">
            <text:p text:style-name="P28"><text:span text:style-name="Προεπιλεγμένη_20_γραμματοσειρά"><text:span text:style-name="T1062">4</text:span></text:span><text:span text:style-name="Προεπιλεγμένη_20_γραμματοσειρά"><text:span text:style-name="T1140">η</text:span></text:span><text:span text:style-name="Προεπιλεγμένη_20_γραμματοσειρά"><text:span text:style-name="T1062"> ὑπομονάδα ὄγκου</text:span></text:span></text:p>
          </table:table-cell>
        </table:table-row>
        <table:table-row table:style-name="Πίνακας7.1">
          <table:table-cell table:style-name="Πίνακας7.A1" office:value-type="string">
            <text:p text:style-name="P10"><text:span text:style-name="Προεπιλεγμένη_20_γραμματοσειρά"><text:span text:style-name="T998">𐅼</text:span></text:span></text:p>
          </table:table-cell>
          <table:table-cell table:style-name="Πίνακας7.A1" office:value-type="string">
            <text:p text:style-name="P10"><text:span text:style-name="Προεπιλεγμένη_20_γραμματοσειρά"><text:span text:style-name="T223">Ι</text:span></text:span></text:p>
          </table:table-cell>
          <table:table-cell table:style-name="Πίνακας7.A1" office:value-type="string">
            <text:p text:style-name="P49"><text:span text:style-name="Προεπιλεγμένη_20_γραμματοσειρά"><text:span text:style-name="T1064">1 </text:span></text:span><text:span text:style-name="Προεπιλεγμένη_20_γραμματοσειρά"><text:span text:style-name="T1062">ὀβολός</text:span></text:span><text:span text:style-name="Προεπιλεγμένη_20_γραμματοσειρά"><text:span text:style-name="T1064"> </text:span></text:span><text:span text:style-name="Προεπιλεγμένη_20_γραμματοσειρά"><text:span text:style-name="T1062">ἢ ὀβελός</text:span></text:span><text:span text:style-name="Προεπιλεγμένη_20_γραμματοσειρά"><text:span text:style-name="T1064">: </text:span></text:span><text:span text:style-name="Προεπιλεγμένη_20_γραμματοσειρά"><text:span text:style-name="T1296">1/6 </text:span></text:span><text:span text:style-name="Προεπιλεγμένη_20_γραμματοσειρά"><text:span text:style-name="T1062">δραχμῆς</text:span></text:span></text:p>
          </table:table-cell>
          <table:table-cell table:style-name="Πίνακας7.D1" office:value-type="string">
            <text:p text:style-name="P83"/>
          </table:table-cell>
          <table:table-cell table:style-name="Πίνακας7.A1" office:value-type="string">
            <text:p text:style-name="P10"><text:span text:style-name="Προεπιλεγμένη_20_γραμματοσειρά"><text:span text:style-name="T220">𐅒</text:span></text:span></text:p>
          </table:table-cell>
          <table:table-cell table:style-name="Πίνακας7.A1" office:value-type="string">
            <text:p text:style-name="P130"/>
          </table:table-cell>
          <table:table-cell table:style-name="Πίνακας7.A1" office:value-type="string">
            <text:p text:style-name="P85">100 στατῆρες</text:p>
          </table:table-cell>
          <table:table-cell table:style-name="Πίνακας7.D1" office:value-type="string">
            <text:p text:style-name="P83"/>
          </table:table-cell>
          <table:table-cell table:style-name="Πίνακας7.A1" office:value-type="string">
            <text:p text:style-name="P5"><text:span text:style-name="Προεπιλεγμένη_20_γραμματοσειρά"><text:span text:style-name="T998">𐄼</text:span></text:span></text:p>
          </table:table-cell>
          <table:table-cell table:style-name="Πίνακας7.A1" office:value-type="string">
            <text:p text:style-name="P309"><text:span text:style-name="Προεπιλεγμένη_20_γραμματοσειρά"><text:span text:style-name="T992"/></text:span></text:p>
          </table:table-cell>
          <table:table-cell table:style-name="Πίνακας7.A1" office:value-type="string">
            <text:p text:style-name="P28"><text:span text:style-name="Προεπιλεγμένη_20_γραμματοσειρά"><text:span text:style-name="T1062">1</text:span></text:span><text:span text:style-name="Προεπιλεγμένη_20_γραμματοσειρά"><text:span text:style-name="T1140">η</text:span></text:span><text:span text:style-name="Προεπιλεγμένη_20_γραμματοσειρά"><text:span text:style-name="T1062"> ὑπομονάδα ξηροῦ μέτρου</text:span></text:span></text:p>
          </table:table-cell>
        </table:table-row>
        <table:table-row table:style-name="Πίνακας7.1">
          <table:table-cell table:style-name="Πίνακας7.A1" office:value-type="string">
            <text:p text:style-name="P10"><text:span text:style-name="Προεπιλεγμένη_20_γραμματοσειρά"><text:span text:style-name="T998">𐅽</text:span></text:span></text:p>
          </table:table-cell>
          <table:table-cell table:style-name="Πίνακας7.A1" office:value-type="string">
            <text:p text:style-name="P150"><text:span text:style-name="Προεπιλεγμένη_20_γραμματοσειρά"><text:span text:style-name="T1008"/></text:span></text:p>
          </table:table-cell>
          <table:table-cell table:style-name="Πίνακας7.A1" office:value-type="string">
            <text:p text:style-name="P28"><text:span text:style-name="Προεπιλεγμένη_20_γραμματοσειρά"><text:span text:style-name="T1062">διώβολον: 2</text:span></text:span><text:span text:style-name="Προεπιλεγμένη_20_γραμματοσειρά"><text:span text:style-name="T1064"> </text:span></text:span><text:span text:style-name="Προεπιλεγμένη_20_γραμματοσειρά"><text:span text:style-name="T1062">ὀβολοί</text:span></text:span></text:p>
          </table:table-cell>
          <table:table-cell table:style-name="Πίνακας7.D1" office:value-type="string">
            <text:p text:style-name="P83"/>
          </table:table-cell>
          <table:table-cell table:style-name="Πίνακας7.A1" office:value-type="string">
            <text:p text:style-name="P10"><text:span text:style-name="Προεπιλεγμένη_20_γραμματοσειρά"><text:span text:style-name="T220">𐅓</text:span></text:span></text:p>
          </table:table-cell>
          <table:table-cell table:style-name="Πίνακας7.A1" office:value-type="string">
            <text:p text:style-name="P10"><text:span text:style-name="Προεπιλεγμένη_20_γραμματοσειρά"><text:span text:style-name="T250">𐅓</text:span></text:span></text:p>
          </table:table-cell>
          <table:table-cell table:style-name="Πίνακας7.A1" office:value-type="string">
            <text:p text:style-name="P85">500 στατῆρες</text:p>
          </table:table-cell>
          <table:table-cell table:style-name="Πίνακας7.D1" office:value-type="string">
            <text:p text:style-name="P83"/>
          </table:table-cell>
          <table:table-cell table:style-name="Πίνακας7.A1" office:value-type="string">
            <text:p text:style-name="P5"><text:span text:style-name="Προεπιλεγμένη_20_γραμματοσειρά"><text:span text:style-name="T998">𐄽</text:span></text:span></text:p>
          </table:table-cell>
          <table:table-cell table:style-name="Πίνακας7.A1" office:value-type="string">
            <text:p text:style-name="P6"><text:span text:style-name="Προεπιλεγμένη_20_γραμματοσειρά"><text:span text:style-name="T1068">𐄽</text:span></text:span><text:span text:style-name="Προεπιλεγμένη_20_γραμματοσειρά"><text:span text:style-name="T1074">𐄽</text:span></text:span></text:p>
          </table:table-cell>
          <table:table-cell table:style-name="Πίνακας7.A1" office:value-type="string">
            <text:p text:style-name="P28"><text:span text:style-name="Προεπιλεγμένη_20_γραμματοσειρά"><text:span text:style-name="T1062">1</text:span></text:span><text:span text:style-name="Προεπιλεγμένη_20_γραμματοσειρά"><text:span text:style-name="T1140">η</text:span></text:span><text:span text:style-name="Προεπιλεγμένη_20_γραμματοσειρά"><text:span text:style-name="T1062"> ὑπομονάδα ὑγροῦ μέτρου</text:span></text:span></text:p>
          </table:table-cell>
        </table:table-row>
        <table:table-row table:style-name="Πίνακας7.1">
          <table:table-cell table:style-name="Πίνακας7.A1" office:value-type="string">
            <text:p text:style-name="P10"><text:span text:style-name="Προεπιλεγμένη_20_γραμματοσειρά"><text:span text:style-name="T998">𐅾</text:span></text:span></text:p>
          </table:table-cell>
          <table:table-cell table:style-name="Πίνακας7.A1" office:value-type="string">
            <text:p text:style-name="P150"><text:span text:style-name="Προεπιλεγμένη_20_γραμματοσειρά"><text:span text:style-name="T1008"/></text:span></text:p>
          </table:table-cell>
          <table:table-cell table:style-name="Πίνακας7.A1" office:value-type="string">
            <text:p text:style-name="P28"><text:span text:style-name="Προεπιλεγμένη_20_γραμματοσειρά"><text:span text:style-name="T1062">τριώβολον</text:span></text:span><text:span text:style-name="Προεπιλεγμένη_20_γραμματοσειρά"><text:span text:style-name="T1064">: </text:span></text:span><text:span text:style-name="Προεπιλεγμένη_20_γραμματοσειρά"><text:span text:style-name="T1062">3 ὀβολοί</text:span></text:span></text:p>
          </table:table-cell>
          <table:table-cell table:style-name="Πίνακας7.D1" office:value-type="string">
            <text:p text:style-name="P83"/>
          </table:table-cell>
          <table:table-cell table:style-name="Πίνακας7.A1" office:value-type="string">
            <text:p text:style-name="P10"><text:span text:style-name="Προεπιλεγμένη_20_γραμματοσειρά"><text:span text:style-name="T998">𐅔</text:span></text:span></text:p>
          </table:table-cell>
          <table:table-cell table:style-name="Πίνακας7.A1" office:value-type="string">
            <text:p text:style-name="P63"/>
          </table:table-cell>
          <table:table-cell table:style-name="Πίνακας7.A1" office:value-type="string">
            <text:p text:style-name="P85">1000 στατῆρες</text:p>
          </table:table-cell>
          <table:table-cell table:style-name="Πίνακας7.D1" office:value-type="string">
            <text:p text:style-name="P83"/>
          </table:table-cell>
          <table:table-cell table:style-name="Πίνακας7.A1" office:value-type="string">
            <text:p text:style-name="P5"><text:span text:style-name="Προεπιλεγμένη_20_γραμματοσειρά"><text:span text:style-name="T998">𐄾</text:span></text:span></text:p>
          </table:table-cell>
          <table:table-cell table:style-name="Πίνακας7.A1" office:value-type="string">
            <text:p text:style-name="P308"/>
          </table:table-cell>
          <table:table-cell table:style-name="Πίνακας7.A1" office:value-type="string">
            <text:p text:style-name="P28"><text:span text:style-name="Προεπιλεγμένη_20_γραμματοσειρά"><text:span text:style-name="T1062">2</text:span></text:span><text:span text:style-name="Προεπιλεγμένη_20_γραμματοσειρά"><text:span text:style-name="T1140">η</text:span></text:span><text:span text:style-name="Προεπιλεγμένη_20_γραμματοσειρά"><text:span text:style-name="T1062"> ὑπομονάδα μέτρου</text:span></text:span></text:p>
          </table:table-cell>
        </table:table-row>
        <table:table-row table:style-name="Πίνακας7.1">
          <table:table-cell table:style-name="Πίνακας7.A1" office:value-type="string">
            <text:p text:style-name="P10"><text:span text:style-name="Προεπιλεγμένη_20_γραμματοσειρά"><text:span text:style-name="T998">𐅿</text:span></text:span></text:p>
          </table:table-cell>
          <table:table-cell table:style-name="Πίνακας7.A1" office:value-type="string">
            <text:p text:style-name="P150"><text:span text:style-name="Προεπιλεγμένη_20_γραμματοσειρά"><text:span text:style-name="T1008"/></text:span></text:p>
          </table:table-cell>
          <table:table-cell table:style-name="Πίνακας7.A1" office:value-type="string">
            <text:p text:style-name="P28"><text:span text:style-name="Προεπιλεγμένη_20_γραμματοσειρά"><text:span text:style-name="T1062">τετρώβολον</text:span></text:span><text:span text:style-name="Προεπιλεγμένη_20_γραμματοσειρά"><text:span text:style-name="T1064">: </text:span></text:span><text:span text:style-name="Προεπιλεγμένη_20_γραμματοσειρά"><text:span text:style-name="T1062">4 ὀβολοί</text:span></text:span></text:p>
          </table:table-cell>
          <table:table-cell table:style-name="Πίνακας7.D1" office:value-type="string">
            <text:p text:style-name="P83"/>
          </table:table-cell>
          <table:table-cell table:style-name="Πίνακας7.A1" office:value-type="string">
            <text:p text:style-name="P10"><text:span text:style-name="Προεπιλεγμένη_20_γραμματοσειρά"><text:span text:style-name="T998">𐅕</text:span></text:span></text:p>
          </table:table-cell>
          <table:table-cell table:style-name="Πίνακας7.A1" office:value-type="string">
            <text:p text:style-name="P63"/>
          </table:table-cell>
          <table:table-cell table:style-name="Πίνακας7.A1" office:value-type="string">
            <text:p text:style-name="P85">10000 στατῆρες</text:p>
          </table:table-cell>
          <table:table-cell table:style-name="Πίνακας7.D1" office:value-type="string">
            <text:p text:style-name="P83"/>
          </table:table-cell>
          <table:table-cell table:style-name="Πίνακας7.A1" office:value-type="string">
            <text:p text:style-name="P5"><text:span text:style-name="Προεπιλεγμένη_20_γραμματοσειρά"><text:span text:style-name="T998">𐄿</text:span></text:span></text:p>
          </table:table-cell>
          <table:table-cell table:style-name="Πίνακας7.A1" office:value-type="string">
            <text:p text:style-name="P5"><text:span text:style-name="Προεπιλεγμένη_20_γραμματοσειρά"><text:span text:style-name="T1050">𐄿</text:span></text:span></text:p>
          </table:table-cell>
          <table:table-cell table:style-name="Πίνακας7.A1" office:value-type="string">
            <text:p text:style-name="P28"><text:span text:style-name="Προεπιλεγμένη_20_γραμματοσειρά"><text:span text:style-name="T1062">3</text:span></text:span><text:span text:style-name="Προεπιλεγμένη_20_γραμματοσειρά"><text:span text:style-name="T1140">η</text:span></text:span><text:span text:style-name="Προεπιλεγμένη_20_γραμματοσειρά"><text:span text:style-name="T1062"> ὑπομονάδα μέτρου</text:span></text:span></text:p>
          </table:table-cell>
        </table:table-row>
        <table:table-row table:style-name="Πίνακας7.1">
          <table:table-cell table:style-name="Πίνακας7.A1" office:value-type="string">
            <text:p text:style-name="P10"><text:span text:style-name="Προεπιλεγμένη_20_γραμματοσειρά"><text:span text:style-name="T998">𐆀</text:span></text:span></text:p>
          </table:table-cell>
          <table:table-cell table:style-name="Πίνακας7.A1" office:value-type="string">
            <text:p text:style-name="P150"><text:span text:style-name="Προεπιλεγμένη_20_γραμματοσειρά"><text:span text:style-name="T1008"/></text:span></text:p>
          </table:table-cell>
          <table:table-cell table:style-name="Πίνακας7.A1" office:value-type="string">
            <text:p text:style-name="P28"><text:span text:style-name="Προεπιλεγμένη_20_γραμματοσειρά"><text:span text:style-name="T1062">πεντώβολον</text:span></text:span><text:span text:style-name="Προεπιλεγμένη_20_γραμματοσειρά"><text:span text:style-name="T1064">: </text:span></text:span><text:span text:style-name="Προεπιλεγμένη_20_γραμματοσειρά"><text:span text:style-name="T1062">5 ὀβολοί</text:span></text:span></text:p>
          </table:table-cell>
          <table:table-cell table:style-name="Πίνακας7.D1" office:value-type="string">
            <text:p text:style-name="P83"/>
          </table:table-cell>
          <table:table-cell table:style-name="Πίνακας7.A1" office:value-type="string">
            <text:p text:style-name="P10"><text:span text:style-name="Προεπιλεγμένη_20_γραμματοσειρά"><text:span text:style-name="T998">𐅖</text:span></text:span></text:p>
          </table:table-cell>
          <table:table-cell table:style-name="Πίνακας7.A1" office:value-type="string">
            <text:p text:style-name="P63"/>
          </table:table-cell>
          <table:table-cell table:style-name="Πίνακας7.A1" office:value-type="string">
            <text:p text:style-name="P85">50000 στατῆρες</text:p>
          </table:table-cell>
          <table:table-cell table:style-name="Πίνακας7.D1" office:value-type="string">
            <text:p text:style-name="P84"/>
          </table:table-cell>
          <table:table-cell table:style-name="Πίνακας7.A1" office:value-type="string">
            <text:p text:style-name="P63"/>
          </table:table-cell>
          <table:table-cell table:style-name="Πίνακας7.A1" office:value-type="string">
            <text:p text:style-name="P309"><text:span text:style-name="Προεπιλεγμένη_20_γραμματοσειρά"><text:span text:style-name="T1008"/></text:span></text:p>
          </table:table-cell>
          <table:table-cell table:style-name="Πίνακας7.A1" office:value-type="string">
            <text:p text:style-name="P87"/>
          </table:table-cell>
        </table:table-row>
        <table:table-row table:style-name="Πίνακας7.1">
          <table:table-cell table:style-name="Πίνακας7.A1" office:value-type="string">
            <text:p text:style-name="P10"><text:span text:style-name="Προεπιλεγμένη_20_γραμματοσειρά"><text:span text:style-name="T998">𐅂</text:span></text:span></text:p>
          </table:table-cell>
          <table:table-cell table:style-name="Πίνακας7.A1" office:value-type="string">
            <text:p text:style-name="P150"><text:span text:style-name="Προεπιλεγμένη_20_γραμματοσειρά"><text:span text:style-name="T1008"/></text:span></text:p>
          </table:table-cell>
          <table:table-cell table:style-name="Πίνακας7.A1" office:value-type="string">
            <text:p text:style-name="P85">1 δραχμή</text:p>
          </table:table-cell>
          <table:table-cell table:style-name="Πίνακας7.D1" office:value-type="string">
            <text:p text:style-name="P83"/>
          </table:table-cell>
          <table:table-cell table:style-name="Πίνακας7.A1" office:value-type="string">
            <text:p text:style-name="P10"><text:span text:style-name="Προεπιλεγμένη_20_γραμματοσειρά"><text:span text:style-name="T998">𐅘</text:span></text:span></text:p>
          </table:table-cell>
          <table:table-cell table:style-name="Πίνακας7.A1" office:value-type="string">
            <text:p text:style-name="P63"/>
          </table:table-cell>
          <table:table-cell table:style-name="Πίνακας7.A1" office:value-type="string">
            <text:p text:style-name="P28"><text:span text:style-name="Προεπιλεγμένη_20_γραμματοσειρά"><text:span text:style-name="T1063">πλέθρον</text:span></text:span><text:span text:style-name="Προεπιλεγμένη_20_γραμματοσειρά"><text:span text:style-name="T1066"> </text:span></text:span><text:span text:style-name="Προεπιλεγμένη_20_γραμματοσειρά"><text:span text:style-name="T1063">ἤ</text:span></text:span><text:span text:style-name="Προεπιλεγμένη_20_γραμματοσειρά"><text:span text:style-name="T1066"> </text:span></text:span><text:span text:style-name="Προεπιλεγμένη_20_γραμματοσειρά"><text:span text:style-name="T1062">βλέθρον</text:span></text:span><text:span text:style-name="Προεπιλεγμένη_20_γραμματοσειρά"><text:span text:style-name="T1064">: 10-16 </text:span></text:span><text:span text:style-name="Προεπιλεγμένη_20_γραμματοσειρά"><text:span text:style-name="T1296">2/3</text:span></text:span><text:span text:style-name="Προεπιλεγμένη_20_γραμματοσειρά"><text:span text:style-name="T1064"> </text:span></text:span><text:span text:style-name="Προεπιλεγμένη_20_γραμματοσειρά"><text:span text:style-name="T1062">ὀργυιαί</text:span></text:span><text:span text:style-name="Προεπιλεγμένη_20_γραμματοσειρά"><text:span text:style-name="T1064">, 100 </text:span></text:span><text:span text:style-name="Προεπιλεγμένη_20_γραμματοσειρά"><text:span text:style-name="T1062">πόδες</text:span></text:span><text:span text:style-name="Προεπιλεγμένη_20_γραμματοσειρά"><text:span text:style-name="T1064">, 10 </text:span></text:span><text:span text:style-name="Προεπιλεγμένη_20_γραμματοσειρά"><text:span text:style-name="T1062">ἄκαιναι</text:span></text:span></text:p>
          </table:table-cell>
          <table:table-cell table:style-name="Πίνακας7.D1" office:value-type="string">
            <text:p text:style-name="P84"/>
          </table:table-cell>
          <table:table-cell table:style-name="Πίνακας7.A1" office:value-type="string">
            <text:p text:style-name="P5"><text:span text:style-name="Προεπιλεγμένη_20_γραμματοσειρά"><text:span text:style-name="T222">𐆎</text:span></text:span></text:p>
          </table:table-cell>
          <table:table-cell table:style-name="Πίνακας7.A1" office:value-type="string">
            <text:p text:style-name="P7"><text:span text:style-name="Προεπιλεγμένη_20_γραμματοσειρά"><text:span text:style-name="T220"/></text:span></text:p>
          </table:table-cell>
          <table:table-cell table:style-name="Πίνακας7.A1" office:value-type="string">
            <text:p text:style-name="P29"><text:span text:style-name="Προεπιλεγμένη_20_γραμματοσειρά"><text:span text:style-name="T305">νόμισμα, </text:span></text:span><text:span text:style-name="Προεπιλεγμένη_20_γραμματοσειρά"><text:span text:style-name="T301">𐆎 </text:span></text:span><text:span text:style-name="Προεπιλεγμένη_20_γραμματοσειρά"><text:span text:style-name="T303">𐆎 </text:span></text:span><text:span text:style-name="Προεπιλεγμένη_20_γραμματοσειρά"><text:span text:style-name="T306">𐆎</text:span></text:span><text:span text:style-name="Προεπιλεγμένη_20_γραμματοσειρά"><text:span text:style-name="T301"> </text:span></text:span><text:span text:style-name="Προεπιλεγμένη_20_γραμματοσειρά"><text:span text:style-name="T308">𐆎</text:span></text:span><text:span text:style-name="Προεπιλεγμένη_20_γραμματοσειρά"><text:span text:style-name="T301"> </text:span></text:span><text:span text:style-name="Προεπιλεγμένη_20_γραμματοσειρά"><text:span text:style-name="T310">𐆎</text:span></text:span><text:span text:style-name="Προεπιλεγμένη_20_γραμματοσειρά"><text:span text:style-name="T301"> </text:span></text:span><text:span text:style-name="Προεπιλεγμένη_20_γραμματοσειρά"><text:span text:style-name="T312">𐆎</text:span></text:span></text:p>
          </table:table-cell>
        </table:table-row>
        <table:table-row table:style-name="Πίνακας7.1">
          <table:table-cell table:style-name="Πίνακας7.A1" office:value-type="string">
            <text:p text:style-name="P10"><text:span text:style-name="Προεπιλεγμένη_20_γραμματοσειρά"><text:span text:style-name="T998">𐅻</text:span></text:span></text:p>
          </table:table-cell>
          <table:table-cell table:style-name="Πίνακας7.A1" office:value-type="string">
            <text:p text:style-name="P11"><text:span text:style-name="Προεπιλεγμένη_20_γραμματοσειρά"><text:span text:style-name="T246">𐅻</text:span></text:span><text:span text:style-name="Προεπιλεγμένη_20_γραμματοσειρά"><text:span text:style-name="T295">𐅻</text:span></text:span></text:p>
          </table:table-cell>
          <table:table-cell table:style-name="Πίνακας7.A1" office:value-type="string">
            <text:p text:style-name="P85">1 δραχμή</text:p>
          </table:table-cell>
          <table:table-cell table:style-name="Πίνακας7.D1" office:value-type="string">
            <text:p text:style-name="P83"/>
          </table:table-cell>
          <table:table-cell table:style-name="Πίνακας7.A1" office:value-type="string">
            <text:p text:style-name="P10"><text:span text:style-name="Προεπιλεγμένη_20_γραμματοσειρά"><text:span text:style-name="T998">𐅹</text:span></text:span></text:p>
          </table:table-cell>
          <table:table-cell table:style-name="Πίνακας7.A1" office:value-type="string">
            <text:p text:style-name="P10"><text:span text:style-name="Προεπιλεγμένη_20_γραμματοσειρά"><text:span text:style-name="T1003">𐆌</text:span></text:span></text:p>
          </table:table-cell>
          <table:table-cell table:style-name="Πίνακας7.A1" office:value-type="string">
            <text:p text:style-name="P86">ἔτος</text:p>
          </table:table-cell>
          <table:table-cell table:style-name="Πίνακας7.D1" office:value-type="string">
            <text:p text:style-name="P83"/>
          </table:table-cell>
          <table:table-cell table:style-name="Πίνακας7.A1" office:value-type="string">
            <text:p text:style-name="P5"><text:span text:style-name="Προεπιλεγμένη_20_γραμματοσειρά"><text:span text:style-name="T222">𐆍</text:span></text:span></text:p>
          </table:table-cell>
          <table:table-cell table:style-name="Πίνακας7.A1" office:value-type="string">
            <text:p text:style-name="P5"><text:span text:style-name="Προεπιλεγμένη_20_γραμματοσειρά"><text:span text:style-name="T251">𐆍</text:span></text:span></text:p>
          </table:table-cell>
          <table:table-cell table:style-name="Πίνακας7.A1" office:value-type="string">
            <text:p text:style-name="P152">ἰνδικτιών</text:p>
          </table:table-cell>
        </table:table-row>
        <table:table-row table:style-name="Πίνακας7.1">
          <table:table-cell table:style-name="Πίνακας7.A1" office:value-type="string">
            <text:p text:style-name="P10"><text:span text:style-name="Προεπιλεγμένη_20_γραμματοσειρά"><text:span text:style-name="T998">𐅝</text:span></text:span></text:p>
          </table:table-cell>
          <table:table-cell table:style-name="Πίνακας7.A1" office:value-type="string">
            <text:p text:style-name="P10"><text:span text:style-name="Προεπιλεγμένη_20_γραμματοσειρά"><text:span text:style-name="T220">𐅞</text:span></text:span></text:p>
          </table:table-cell>
          <table:table-cell table:style-name="Πίνακας7.A1" office:value-type="string">
            <text:p text:style-name="P85">2 μναῖ</text:p>
          </table:table-cell>
          <table:table-cell table:style-name="Πίνακας7.D1" office:value-type="string">
            <text:p text:style-name="P83"/>
          </table:table-cell>
          <table:table-cell table:style-name="Πίνακας7.A1" office:value-type="string">
            <text:p text:style-name="P10"><text:span text:style-name="Προεπιλεγμένη_20_γραμματοσειρά"><text:span text:style-name="T998">𐆁</text:span></text:span></text:p>
          </table:table-cell>
          <table:table-cell table:style-name="Πίνακας7.A1" office:value-type="string">
            <text:p text:style-name="P63"/>
          </table:table-cell>
          <table:table-cell table:style-name="Πίνακας7.A1" office:value-type="string">
            <text:p text:style-name="P28"><text:span text:style-name="Προεπιλεγμένη_20_γραμματοσειρά"><text:span text:style-name="T1063">μετρητής (</text:span></text:span><text:span text:style-name="Προεπιλεγμένη_20_γραμματοσειρά"><text:span text:style-name="T1062">μετρῆται</text:span></text:span><text:span text:style-name="Προεπιλεγμένη_20_γραμματοσειρά"><text:span text:style-name="T1063">)</text:span></text:span><text:span text:style-name="Προεπιλεγμένη_20_γραμματοσειρά"><text:span text:style-name="T1066">: </text:span></text:span><text:span text:style-name="Προεπιλεγμένη_20_γραμματοσειρά"><text:span text:style-name="T1062">12 χόαι, 144-192 κοτύλαι</text:span></text:span></text:p>
          </table:table-cell>
          <table:table-cell table:style-name="Πίνακας7.D1" office:value-type="string">
            <text:p text:style-name="P83"/>
          </table:table-cell>
          <table:table-cell table:style-name="Πίνακας7.A1" office:value-type="string">
            <text:p text:style-name="P8"><text:span text:style-name="Προεπιλεγμένη_20_γραμματοσειρά"><text:span text:style-name="T1007">𐆐</text:span></text:span></text:p>
          </table:table-cell>
          <table:table-cell table:style-name="Πίνακας7.A1" office:value-type="string">
            <text:p text:style-name="P309"><text:span text:style-name="Προεπιλεγμένη_20_γραμματοσειρά"><text:span text:style-name="T1008"/></text:span></text:p>
          </table:table-cell>
          <table:table-cell table:style-name="Πίνακας7.A1" office:value-type="string">
            <text:p text:style-name="P25"><text:span text:style-name="Προεπιλεγμένη_20_γραμματοσειρά"><text:span text:style-name="T1063">sextans: </text:span></text:span><text:span text:style-name="Προεπιλεγμένη_20_γραμματοσειρά"><text:span text:style-name="T1297">1/6</text:span></text:span><text:span text:style-name="Προεπιλεγμένη_20_γραμματοσειρά"><text:span text:style-name="T1063"> </text:span></text:span><text:span text:style-name="Προεπιλεγμένη_20_γραμματοσειρά"><text:span text:style-name="T1066">as</text:span></text:span></text:p>
          </table:table-cell>
        </table:table-row>
        <table:table-row table:style-name="Πίνακας7.1">
          <table:table-cell table:style-name="Πίνακας7.A1" office:value-type="string">
            <text:p text:style-name="P10"><text:span text:style-name="Προεπιλεγμένη_20_γραμματοσειρά"><text:span text:style-name="T998">𐅳</text:span></text:span></text:p>
          </table:table-cell>
          <table:table-cell table:style-name="Πίνακας7.A1" office:value-type="string">
            <text:p text:style-name="P151"><text:span text:style-name="Προεπιλεγμένη_20_γραμματοσειρά"><text:span text:style-name="T1018"/></text:span></text:p>
          </table:table-cell>
          <table:table-cell table:style-name="Πίνακας7.A1" office:value-type="string">
            <text:p text:style-name="P28"><text:span text:style-name="Προεπιλεγμένη_20_γραμματοσειρά"><text:span text:style-name="T1064">5</text:span></text:span><text:span text:style-name="Προεπιλεγμένη_20_γραμματοσειρά"><text:span text:style-name="T1062"> μναῖ</text:span></text:span></text:p>
          </table:table-cell>
          <table:table-cell table:style-name="Πίνακας7.D1" office:value-type="string">
            <text:p text:style-name="P83"/>
          </table:table-cell>
          <table:table-cell table:style-name="Πίνακας7.A1" office:value-type="string">
            <text:p text:style-name="P10"><text:span text:style-name="Προεπιλεγμένη_20_γραμματοσειρά"><text:span text:style-name="T998">𐆂</text:span></text:span></text:p>
          </table:table-cell>
          <table:table-cell table:style-name="Πίνακας7.A1" office:value-type="string">
            <text:p text:style-name="P63"/>
          </table:table-cell>
          <table:table-cell table:style-name="Πίνακας7.A1" office:value-type="string">
            <text:p text:style-name="P28"><text:span text:style-name="Προεπιλεγμένη_20_γραμματοσειρά"><text:span text:style-name="T1063">κύαθος</text:span></text:span><text:span text:style-name="Προεπιλεγμένη_20_γραμματοσειρά"><text:span text:style-name="T1066">: </text:span></text:span><text:span text:style-name="Προεπιλεγμένη_20_γραμματοσειρά"><text:span text:style-name="T1297">1/6</text:span></text:span><text:span text:style-name="Προεπιλεγμένη_20_γραμματοσειρά"><text:span text:style-name="T1062"> </text:span></text:span><text:span text:style-name="Προεπιλεγμένη_20_γραμματοσειρά"><text:span text:style-name="T1064">κοτύλη</text:span></text:span><text:span text:style-name="Προεπιλεγμένη_20_γραμματοσειρά"><text:span text:style-name="T1062">ς</text:span></text:span></text:p>
          </table:table-cell>
          <table:table-cell table:style-name="Πίνακας7.D1" office:value-type="string">
            <text:p text:style-name="P84"/>
          </table:table-cell>
          <table:table-cell table:style-name="Πίνακας7.A1" office:value-type="string">
            <text:p text:style-name="P8"><text:span text:style-name="Προεπιλεγμένη_20_γραμματοσειρά"><text:span text:style-name="T1007">𐆑</text:span></text:span></text:p>
          </table:table-cell>
          <table:table-cell table:style-name="Πίνακας7.A1" office:value-type="string">
            <text:p text:style-name="P307"><text:span text:style-name="Προεπιλεγμένη_20_γραμματοσειρά"><text:span text:style-name="T1002"/></text:span></text:p>
          </table:table-cell>
          <table:table-cell table:style-name="Πίνακας7.A1" office:value-type="string">
            <text:p text:style-name="P25"><text:span text:style-name="Προεπιλεγμένη_20_γραμματοσειρά"><text:span text:style-name="T1063">uncia: </text:span></text:span><text:span text:style-name="Προεπιλεγμένη_20_γραμματοσειρά"><text:span text:style-name="T1297">1/12</text:span></text:span><text:span text:style-name="Προεπιλεγμένη_20_γραμματοσειρά"><text:span text:style-name="T1066"> as</text:span></text:span></text:p>
          </table:table-cell>
        </table:table-row>
        <table:table-row table:style-name="Πίνακας7.1">
          <table:table-cell table:style-name="Πίνακας7.A1" office:value-type="string">
            <text:p text:style-name="P10"><text:span text:style-name="Προεπιλεγμένη_20_γραμματοσειρά"><text:span text:style-name="T998">𐅗</text:span></text:span></text:p>
          </table:table-cell>
          <table:table-cell table:style-name="Πίνακας7.A1" office:value-type="string">
            <text:p text:style-name="P11"><text:span text:style-name="Προεπιλεγμένη_20_γραμματοσειρά"><text:span text:style-name="T314">𐅗</text:span></text:span><text:span text:style-name="Προεπιλεγμένη_20_γραμματοσειρά"><text:span text:style-name="T260">𐅗</text:span></text:span><text:span text:style-name="Προεπιλεγμένη_20_γραμματοσειρά"><text:span text:style-name="T255">𐅗</text:span></text:span></text:p>
          </table:table-cell>
          <table:table-cell table:style-name="Πίνακας7.A1" office:value-type="string">
            <text:p text:style-name="P85">10 μναῖ</text:p>
          </table:table-cell>
          <table:table-cell table:style-name="Πίνακας7.D1" office:value-type="string">
            <text:p text:style-name="P83"/>
          </table:table-cell>
          <table:table-cell table:style-name="Πίνακας7.A1" office:value-type="string">
            <text:p text:style-name="P10"><text:span text:style-name="Προεπιλεγμένη_20_γραμματοσειρά"><text:span text:style-name="T998">𐆃</text:span></text:span></text:p>
          </table:table-cell>
          <table:table-cell table:style-name="Πίνακας7.A1" office:value-type="string">
            <text:p text:style-name="P63"/>
          </table:table-cell>
          <table:table-cell table:style-name="Πίνακας7.A1" office:value-type="string">
            <text:p text:style-name="P28"><text:span text:style-name="Προεπιλεγμένη_20_γραμματοσειρά"><text:span text:style-name="T1063">λίτρα</text:span></text:span><text:span text:style-name="Προεπιλεγμένη_20_γραμματοσειρά"><text:span text:style-name="T1066">: </text:span></text:span><text:span text:style-name="Προεπιλεγμένη_20_γραμματοσειρά"><text:span text:style-name="T1064">1 </text:span></text:span><text:span text:style-name="Προεπιλεγμένη_20_γραμματοσειρά"><text:span text:style-name="T1062">αἰγιναῖος</text:span></text:span><text:span text:style-name="Προεπιλεγμένη_20_γραμματοσειρά"><text:span text:style-name="T1064"> </text:span></text:span><text:span text:style-name="Προεπιλεγμένη_20_γραμματοσειρά"><text:span text:style-name="T1062">ὀβολός</text:span></text:span><text:span text:style-name="Προεπιλεγμένη_20_γραμματοσειρά"><text:span text:style-name="T1064">, 12 </text:span></text:span><text:span text:style-name="Προεπιλεγμένη_20_γραμματοσειρά"><text:span text:style-name="T1062">οὐγγίαι</text:span></text:span><text:span text:style-name="Προεπιλεγμένη_20_γραμματοσειρά"><text:span text:style-name="T1064">, </text:span></text:span><text:span text:style-name="Προεπιλεγμένη_20_γραμματοσειρά"><text:span text:style-name="T1296">3/4</text:span></text:span><text:span text:style-name="Προεπιλεγμένη_20_γραμματοσειρά"><text:span text:style-name="T1064"> </text:span></text:span><text:span text:style-name="Προεπιλεγμένη_20_γραμματοσειρά"><text:span text:style-name="T1062">μνᾶς</text:span></text:span></text:p>
          </table:table-cell>
          <table:table-cell table:style-name="Πίνακας7.D1" office:value-type="string">
            <text:p text:style-name="P84"/>
          </table:table-cell>
          <table:table-cell table:style-name="Πίνακας7.A1" office:value-type="string">
            <text:p text:style-name="P8"><text:span text:style-name="Προεπιλεγμένη_20_γραμματοσειρά"><text:span text:style-name="T1007">𐆒</text:span></text:span></text:p>
          </table:table-cell>
          <table:table-cell table:style-name="Πίνακας7.A1" office:value-type="string">
            <text:p text:style-name="P307"><text:span text:style-name="Προεπιλεγμένη_20_γραμματοσειρά"><text:span text:style-name="T1002"/></text:span></text:p>
          </table:table-cell>
          <table:table-cell table:style-name="Πίνακας7.A1" office:value-type="string">
            <text:p text:style-name="P26"><text:span text:style-name="Προεπιλεγμένη_20_γραμματοσειρά"><text:span text:style-name="T1063">semuncia: </text:span></text:span><text:span text:style-name="Προεπιλεγμένη_20_γραμματοσειρά"><text:span text:style-name="T1297">1/2</text:span></text:span><text:span text:style-name="Προεπιλεγμένη_20_γραμματοσειρά"><text:span text:style-name="T1066"> </text:span></text:span><text:span text:style-name="Προεπιλεγμένη_20_γραμματοσειρά"><text:span text:style-name="T1063">uncia</text:span></text:span></text:p>
          </table:table-cell>
        </table:table-row>
        <table:table-row table:style-name="Πίνακας7.1">
          <table:table-cell table:style-name="Πίνακας7.A1" office:value-type="string">
            <text:p text:style-name="P10"><text:span text:style-name="Προεπιλεγμένη_20_γραμματοσειρά"><text:span text:style-name="T998">𐅴</text:span></text:span></text:p>
          </table:table-cell>
          <table:table-cell table:style-name="Πίνακας7.A1" office:value-type="string">
            <text:p text:style-name="P150"><text:span text:style-name="Προεπιλεγμένη_20_γραμματοσειρά"><text:span text:style-name="T992"/></text:span></text:p>
          </table:table-cell>
          <table:table-cell table:style-name="Πίνακας7.A1" office:value-type="string">
            <text:p text:style-name="P85">50 μναῖ</text:p>
          </table:table-cell>
          <table:table-cell table:style-name="Πίνακας7.D1" office:value-type="string">
            <text:p text:style-name="P83"/>
          </table:table-cell>
          <table:table-cell table:style-name="Πίνακας7.A1" office:value-type="string">
            <text:p text:style-name="P10"><text:span text:style-name="Προεπιλεγμένη_20_γραμματοσειρά"><text:span text:style-name="T998">𐆄</text:span></text:span></text:p>
          </table:table-cell>
          <table:table-cell table:style-name="Πίνακας7.A1" office:value-type="string">
            <text:p text:style-name="P130"/>
          </table:table-cell>
          <table:table-cell table:style-name="Πίνακας7.A1" office:value-type="string">
            <text:p text:style-name="P86">οὐγγία</text:p>
          </table:table-cell>
          <table:table-cell table:style-name="Πίνακας7.D1" office:value-type="string">
            <text:p text:style-name="P83"/>
          </table:table-cell>
          <table:table-cell table:style-name="Πίνακας7.A1" office:value-type="string">
            <text:p text:style-name="P8"><text:span text:style-name="Προεπιλεγμένη_20_γραμματοσειρά"><text:span text:style-name="T1007">𐆓</text:span></text:span></text:p>
          </table:table-cell>
          <table:table-cell table:style-name="Πίνακας7.A1" office:value-type="string">
            <text:p text:style-name="P307"><text:span text:style-name="Προεπιλεγμένη_20_γραμματοσειρά"><text:span text:style-name="T1002"/></text:span></text:p>
          </table:table-cell>
          <table:table-cell table:style-name="Πίνακας7.A1" office:value-type="string">
            <text:p text:style-name="P49"><text:span text:style-name="Προεπιλεγμένη_20_γραμματοσειρά"><text:span text:style-name="T1063">sextula: </text:span></text:span><text:span text:style-name="Προεπιλεγμένη_20_γραμματοσειρά"><text:span text:style-name="T1297">1/6</text:span></text:span><text:span text:style-name="Προεπιλεγμένη_20_γραμματοσειρά"><text:span text:style-name="T1063"> </text:span></text:span><text:span text:style-name="Προεπιλεγμένη_20_γραμματοσειρά"><text:span text:style-name="T1066">uncia</text:span></text:span></text:p>
          </table:table-cell>
        </table:table-row>
        <table:table-row table:style-name="Πίνακας7.1">
          <table:table-cell table:style-name="Πίνακας7.A1" office:value-type="string">
            <text:p text:style-name="P63"/>
          </table:table-cell>
          <table:table-cell table:style-name="Πίνακας7.A1" office:value-type="string">
            <text:p text:style-name="P150"><text:span text:style-name="Προεπιλεγμένη_20_γραμματοσειρά"><text:span text:style-name="T992"/></text:span></text:p>
          </table:table-cell>
          <table:table-cell table:style-name="Πίνακας7.A1" office:value-type="string">
            <text:p text:style-name="P302"/>
          </table:table-cell>
          <table:table-cell table:style-name="Πίνακας7.D1" office:value-type="string">
            <text:p text:style-name="P83"/>
          </table:table-cell>
          <table:table-cell table:style-name="Πίνακας7.A1" office:value-type="string">
            <text:p text:style-name="P10"><text:span text:style-name="Προεπιλεγμένη_20_γραμματοσειρά"><text:span text:style-name="T998">𐆅</text:span></text:span></text:p>
          </table:table-cell>
          <table:table-cell table:style-name="Πίνακας7.A1" office:value-type="string">
            <text:p text:style-name="P10"><text:span text:style-name="Προεπιλεγμένη_20_γραμματοσειρά"><text:span text:style-name="T250">𐆅</text:span></text:span></text:p>
          </table:table-cell>
          <table:table-cell table:style-name="Πίνακας7.A1" office:value-type="string">
            <text:p text:style-name="P28"><text:span text:style-name="Προεπιλεγμένη_20_γραμματοσειρά"><text:span text:style-name="T1063">ξέστης</text:span></text:span><text:span text:style-name="Προεπιλεγμένη_20_γραμματοσειρά"><text:span text:style-name="T1066">: </text:span></text:span><text:span text:style-name="Προεπιλεγμένη_20_γραμματοσειρά"><text:span text:style-name="T1062">12 κύαθοι, 2 κοτύλαι</text:span></text:span></text:p>
          </table:table-cell>
          <table:table-cell table:style-name="Πίνακας7.D1" office:value-type="string">
            <text:p text:style-name="P83"/>
          </table:table-cell>
          <table:table-cell table:style-name="Πίνακας7.A1" office:value-type="string">
            <text:p text:style-name="P8"><text:span text:style-name="Προεπιλεγμένη_20_γραμματοσειρά"><text:span text:style-name="T1007">𐆔</text:span></text:span></text:p>
          </table:table-cell>
          <table:table-cell table:style-name="Πίνακας7.A1" office:value-type="string">
            <text:p text:style-name="P307"><text:span text:style-name="Προεπιλεγμένη_20_γραμματοσειρά"><text:span text:style-name="T1002"/></text:span></text:p>
          </table:table-cell>
          <table:table-cell table:style-name="Πίνακας7.A1" office:value-type="string">
            <text:p text:style-name="P26"><text:span text:style-name="Προεπιλεγμένη_20_γραμματοσειρά"><text:span text:style-name="T1063">dimidia sextula</text:span></text:span><text:span text:style-name="Προεπιλεγμένη_20_γραμματοσειρά"><text:span text:style-name="T1066">: </text:span></text:span><text:span text:style-name="Προεπιλεγμένη_20_γραμματοσειρά"><text:span text:style-name="T1297">1/2</text:span></text:span><text:span text:style-name="Προεπιλεγμένη_20_γραμματοσειρά"><text:span text:style-name="T1066"> </text:span></text:span><text:span text:style-name="Προεπιλεγμένη_20_γραμματοσειρά"><text:span text:style-name="T1063">sextula</text:span></text:span></text:p>
          </table:table-cell>
        </table:table-row>
        <table:table-row table:style-name="Πίνακας7.1">
          <table:table-cell table:style-name="Πίνακας7.A1" office:value-type="string">
            <text:p text:style-name="P10"><text:span text:style-name="Προεπιλεγμένη_20_γραμματοσειρά"><text:span text:style-name="T998">𐅺</text:span></text:span></text:p>
          </table:table-cell>
          <table:table-cell table:style-name="Πίνακας7.A1" office:value-type="string">
            <text:p text:style-name="P10"><text:span text:style-name="Προεπιλεγμένη_20_γραμματοσειρά"><text:span text:style-name="T250">𐅺</text:span></text:span></text:p>
          </table:table-cell>
          <table:table-cell table:style-name="Πίνακας7.A1" office:value-type="string">
            <text:p text:style-name="P28"><text:span text:style-name="Προεπιλεγμένη_20_γραμματοσειρά"><text:span text:style-name="T1062">1 τάλαντον</text:span></text:span><text:span text:style-name="Προεπιλεγμένη_20_γραμματοσειρά"><text:span text:style-name="T1064">: </text:span></text:span><text:span text:style-name="Προεπιλεγμένη_20_γραμματοσειρά"><text:span text:style-name="T1062">60 μναῖ</text:span></text:span></text:p>
          </table:table-cell>
          <table:table-cell table:style-name="Πίνακας7.D1" office:value-type="string">
            <text:p text:style-name="P83"/>
          </table:table-cell>
          <table:table-cell table:style-name="Πίνακας7.A1" office:value-type="string">
            <text:p text:style-name="P10"><text:span text:style-name="Προεπιλεγμένη_20_γραμματοσειρά"><text:span text:style-name="T998">𐆆</text:span></text:span></text:p>
          </table:table-cell>
          <table:table-cell table:style-name="Πίνακας7.A1" office:value-type="string">
            <text:p text:style-name="P10"><text:span text:style-name="Προεπιλεγμένη_20_γραμματοσειρά"><text:span text:style-name="T1001">⸟</text:span></text:span></text:p>
          </table:table-cell>
          <table:table-cell table:style-name="Πίνακας7.A1" office:value-type="string">
            <text:p text:style-name="P28"><text:span text:style-name="Προεπιλεγμένη_20_γραμματοσειρά"><text:span text:style-name="T1063">ἀρτάβη</text:span></text:span><text:span text:style-name="Προεπιλεγμένη_20_γραμματοσειρά"><text:span text:style-name="T1066">: </text:span></text:span><text:span text:style-name="Προεπιλεγμένη_20_γραμματοσειρά"><text:span text:style-name="T1063">1 </text:span></text:span><text:span text:style-name="Προεπιλεγμένη_20_γραμματοσειρά"><text:span text:style-name="T1064">μέδιμνος</text:span></text:span><text:span text:style-name="Προεπιλεγμένη_20_γραμματοσειρά"><text:span text:style-name="T1062"> καὶ 3 χοίνικες</text:span></text:span></text:p>
          </table:table-cell>
          <table:table-cell table:style-name="Πίνακας7.D1" office:value-type="string">
            <text:p text:style-name="P83"/>
          </table:table-cell>
          <table:table-cell table:style-name="Πίνακας7.A1" office:value-type="string">
            <text:p text:style-name="P8"><text:span text:style-name="Προεπιλεγμένη_20_γραμματοσειρά"><text:span text:style-name="T1007">𐆕</text:span></text:span></text:p>
          </table:table-cell>
          <table:table-cell table:style-name="Πίνακας7.A1" office:value-type="string">
            <text:p text:style-name="P307"><text:span text:style-name="Προεπιλεγμένη_20_γραμματοσειρά"><text:span text:style-name="T1002"/></text:span></text:p>
          </table:table-cell>
          <table:table-cell table:style-name="Πίνακας7.A1" office:value-type="string">
            <text:p text:style-name="P26"><text:span text:style-name="Προεπιλεγμένη_20_γραμματοσειρά"><text:span text:style-name="T1063">siliqua: </text:span></text:span><text:span text:style-name="Προεπιλεγμένη_20_γραμματοσειρά"><text:span text:style-name="T1297">1/24</text:span></text:span><text:span text:style-name="Προεπιλεγμένη_20_γραμματοσειρά"><text:span text:style-name="T1066"> solidus</text:span></text:span></text:p>
          </table:table-cell>
        </table:table-row>
        <table:table-row table:style-name="Πίνακας7.1">
          <table:table-cell table:style-name="Πίνακας7.A1" office:value-type="string">
            <text:p text:style-name="P10"><text:span text:style-name="Προεπιλεγμένη_20_γραμματοσειρά"><text:span text:style-name="T998">𐅈</text:span></text:span></text:p>
          </table:table-cell>
          <table:table-cell table:style-name="Πίνακας7.A1" office:value-type="string">
            <text:p text:style-name="P150"><text:span text:style-name="Προεπιλεγμένη_20_γραμματοσειρά"><text:span text:style-name="T992"/></text:span></text:p>
          </table:table-cell>
          <table:table-cell table:style-name="Πίνακας7.A1" office:value-type="string">
            <text:p text:style-name="P85">5 τάλαντα</text:p>
          </table:table-cell>
          <table:table-cell table:style-name="Πίνακας7.D1" office:value-type="string">
            <text:p text:style-name="P83"/>
          </table:table-cell>
          <table:table-cell table:style-name="Πίνακας7.A1" office:value-type="string">
            <text:p text:style-name="P65"/>
          </table:table-cell>
          <table:table-cell table:style-name="Πίνακας7.A3" office:value-type="string">
            <text:p text:style-name="P10"><text:span text:style-name="Προεπιλεγμένη_20_γραμματοσειρά"><text:span text:style-name="T250">𐆆</text:span></text:span></text:p>
          </table:table-cell>
          <table:table-cell table:style-name="Πίνακας7.A1" office:value-type="string">
            <text:p text:style-name="P28"><text:span text:style-name="Προεπιλεγμένη_20_γραμματοσειρά"><text:span text:style-name="T1063">ἀρτάβη</text:span></text:span><text:span text:style-name="Προεπιλεγμένη_20_γραμματοσειρά"><text:span text:style-name="T1066"> </text:span></text:span><text:span text:style-name="Προεπιλεγμένη_20_γραμματοσειρά"><text:span text:style-name="T1063">πυροῦ</text:span></text:span></text:p>
          </table:table-cell>
          <table:table-cell table:style-name="Πίνακας7.D1" office:value-type="string">
            <text:p text:style-name="P83"/>
          </table:table-cell>
          <table:table-cell table:style-name="Πίνακας7.A1" office:value-type="string">
            <text:p text:style-name="P8"><text:span text:style-name="Προεπιλεγμένη_20_γραμματοσειρά"><text:span text:style-name="T1007">𐆖</text:span></text:span></text:p>
          </table:table-cell>
          <table:table-cell table:style-name="Πίνακας7.A1" office:value-type="string">
            <text:p text:style-name="P307"><text:span text:style-name="Προεπιλεγμένη_20_γραμματοσειρά"><text:span text:style-name="T1002"/></text:span></text:p>
          </table:table-cell>
          <table:table-cell table:style-name="Πίνακας7.A1" office:value-type="string">
            <text:p text:style-name="P25"><text:span text:style-name="Προεπιλεγμένη_20_γραμματοσειρά"><text:span text:style-name="T1063">denarius: </text:span></text:span><text:span text:style-name="Προεπιλεγμένη_20_γραμματοσειρά"><text:span text:style-name="T1066">5 asses</text:span></text:span></text:p>
          </table:table-cell>
        </table:table-row>
        <table:table-row table:style-name="Πίνακας7.1">
          <table:table-cell table:style-name="Πίνακας7.A1" office:value-type="string">
            <text:p text:style-name="P10"><text:span text:style-name="Προεπιλεγμένη_20_γραμματοσειρά"><text:span text:style-name="T998">𐅉</text:span></text:span></text:p>
          </table:table-cell>
          <table:table-cell table:style-name="Πίνακας7.A1" office:value-type="string">
            <text:p text:style-name="P150"><text:span text:style-name="Προεπιλεγμένη_20_γραμματοσειρά"><text:span text:style-name="T992"/></text:span></text:p>
          </table:table-cell>
          <table:table-cell table:style-name="Πίνακας7.A1" office:value-type="string">
            <text:p text:style-name="P85">10 τάλαντα</text:p>
          </table:table-cell>
          <table:table-cell table:style-name="Πίνακας7.D1" office:value-type="string">
            <text:p text:style-name="P83"/>
          </table:table-cell>
          <table:table-cell table:style-name="Πίνακας7.A1" office:value-type="string">
            <text:p text:style-name="P10"><text:span text:style-name="Προεπιλεγμένη_20_γραμματοσειρά"><text:span text:style-name="T998">𐆇</text:span></text:span></text:p>
          </table:table-cell>
          <table:table-cell table:style-name="Πίνακας7.A1" office:value-type="string">
            <text:p text:style-name="P63"/>
          </table:table-cell>
          <table:table-cell table:style-name="Πίνακας7.A1" office:value-type="string">
            <text:p text:style-name="P28"><text:span text:style-name="Προεπιλεγμένη_20_γραμματοσειρά"><text:span text:style-name="T1063">ἄρουρα</text:span></text:span><text:span text:style-name="Προεπιλεγμένη_20_γραμματοσειρά"><text:span text:style-name="T1066">: </text:span></text:span><text:span text:style-name="Προεπιλεγμένη_20_γραμματοσειρά"><text:span text:style-name="T1297">1/4</text:span></text:span><text:span text:style-name="Προεπιλεγμένη_20_γραμματοσειρά"><text:span text:style-name="T1063"> πλέθρου</text:span></text:span></text:p>
          </table:table-cell>
          <table:table-cell table:style-name="Πίνακας7.D1" office:value-type="string">
            <text:p text:style-name="P83"/>
          </table:table-cell>
          <table:table-cell table:style-name="Πίνακας7.A1" office:value-type="string">
            <text:p text:style-name="P8"><text:span text:style-name="Προεπιλεγμένη_20_γραμματοσειρά"><text:span text:style-name="T1007">𐆗</text:span></text:span></text:p>
          </table:table-cell>
          <table:table-cell table:style-name="Πίνακας7.A1" office:value-type="string">
            <text:p text:style-name="P307"><text:span text:style-name="Προεπιλεγμένη_20_γραμματοσειρά"><text:span text:style-name="T1002"/></text:span></text:p>
          </table:table-cell>
          <table:table-cell table:style-name="Πίνακας7.A1" office:value-type="string">
            <text:p text:style-name="P26"><text:span text:style-name="Προεπιλεγμένη_20_γραμματοσειρά"><text:span text:style-name="T1063">quinarius: </text:span></text:span><text:span text:style-name="Προεπιλεγμένη_20_γραμματοσειρά"><text:span text:style-name="T1297">1/2</text:span></text:span><text:span text:style-name="Προεπιλεγμένη_20_γραμματοσειρά"><text:span text:style-name="T1066"> </text:span></text:span><text:span text:style-name="Προεπιλεγμένη_20_γραμματοσειρά"><text:span text:style-name="T1063">denarius</text:span></text:span></text:p>
          </table:table-cell>
        </table:table-row>
        <table:table-row table:style-name="Πίνακας7.1">
          <table:table-cell table:style-name="Πίνακας7.A1" office:value-type="string">
            <text:p text:style-name="P10"><text:span text:style-name="Προεπιλεγμένη_20_γραμματοσειρά"><text:span text:style-name="T998">𐅊</text:span></text:span></text:p>
          </table:table-cell>
          <table:table-cell table:style-name="Πίνακας7.A1" office:value-type="string">
            <text:p text:style-name="P150"><text:span text:style-name="Προεπιλεγμένη_20_γραμματοσειρά"><text:span text:style-name="T992"/></text:span></text:p>
          </table:table-cell>
          <table:table-cell table:style-name="Πίνακας7.A1" office:value-type="string">
            <text:p text:style-name="P85">50 τάλαντα</text:p>
          </table:table-cell>
          <table:table-cell table:style-name="Πίνακας7.D1" office:value-type="string">
            <text:p text:style-name="P83"/>
          </table:table-cell>
          <table:table-cell table:style-name="Πίνακας7.A1" office:value-type="string">
            <text:p text:style-name="P10"><text:span text:style-name="Προεπιλεγμένη_20_γραμματοσειρά"><text:span text:style-name="T998">𐆈</text:span></text:span></text:p>
          </table:table-cell>
          <table:table-cell table:style-name="Πίνακας7.A1" office:value-type="string">
            <text:p text:style-name="P63"/>
          </table:table-cell>
          <table:table-cell table:style-name="Πίνακας7.A1" office:value-type="string">
            <text:p text:style-name="P49"><text:span text:style-name="Προεπιλεγμένη_20_γραμματοσειρά"><text:span text:style-name="T1063">γράμμα</text:span></text:span><text:span text:style-name="Προεπιλεγμένη_20_γραμματοσειρά"><text:span text:style-name="T1066">: </text:span></text:span><text:span text:style-name="Προεπιλεγμένη_20_γραμματοσειρά"><text:span text:style-name="T1297">1/24 </text:span></text:span><text:span text:style-name="Προεπιλεγμένη_20_γραμματοσειρά"><text:span text:style-name="T1062">οὐγγίας, 20 κόκκοι</text:span></text:span></text:p>
          </table:table-cell>
          <table:table-cell table:style-name="Πίνακας7.D1" office:value-type="string">
            <text:p text:style-name="P84"/>
          </table:table-cell>
          <table:table-cell table:style-name="Πίνακας7.A1" office:value-type="string">
            <text:p text:style-name="P8"><text:span text:style-name="Προεπιλεγμένη_20_γραμματοσειρά"><text:span text:style-name="T1007">𐆘</text:span></text:span></text:p>
          </table:table-cell>
          <table:table-cell table:style-name="Πίνακας7.A1" office:value-type="string">
            <text:p text:style-name="P307"><text:span text:style-name="Προεπιλεγμένη_20_γραμματοσειρά"><text:span text:style-name="T1002"/></text:span></text:p>
          </table:table-cell>
          <table:table-cell table:style-name="Πίνακας7.A1" office:value-type="string">
            <text:p text:style-name="P26"><text:span text:style-name="Προεπιλεγμένη_20_γραμματοσειρά"><text:span text:style-name="T1063">sestertius: </text:span></text:span><text:span text:style-name="Προεπιλεγμένη_20_γραμματοσειρά"><text:span text:style-name="T1066">2</text:span></text:span><text:span text:style-name="Προεπιλεγμένη_20_γραμματοσειρά"><text:span text:style-name="T1297">1/2</text:span></text:span><text:span text:style-name="Προεπιλεγμένη_20_γραμματοσειρά"><text:span text:style-name="T1066"> asses, </text:span></text:span><text:span text:style-name="Προεπιλεγμένη_20_γραμματοσειρά"><text:span text:style-name="T1297">1/4</text:span></text:span><text:span text:style-name="Προεπιλεγμένη_20_γραμματοσειρά"><text:span text:style-name="T1066"> </text:span></text:span><text:span text:style-name="Προεπιλεγμένη_20_γραμματοσειρά"><text:span text:style-name="T1063">denarius</text:span></text:span></text:p>
          </table:table-cell>
        </table:table-row>
        <table:table-row table:style-name="Πίνακας7.1">
          <table:table-cell table:style-name="Πίνακας7.A1" office:value-type="string">
            <text:p text:style-name="P10"><text:span text:style-name="Προεπιλεγμένη_20_γραμματοσειρά"><text:span text:style-name="T998">𐅋</text:span></text:span></text:p>
          </table:table-cell>
          <table:table-cell table:style-name="Πίνακας7.A1" office:value-type="string">
            <text:p text:style-name="P150"><text:span text:style-name="Προεπιλεγμένη_20_γραμματοσειρά"><text:span text:style-name="T992"/></text:span></text:p>
          </table:table-cell>
          <table:table-cell table:style-name="Πίνακας7.A1" office:value-type="string">
            <text:p text:style-name="P85">100 τάλαντα</text:p>
          </table:table-cell>
          <table:table-cell table:style-name="Πίνακας7.D1" office:value-type="string">
            <text:p text:style-name="P83"/>
          </table:table-cell>
          <table:table-cell table:style-name="Πίνακας7.A1" office:value-type="string">
            <text:p text:style-name="P10"><text:span text:style-name="Προεπιλεγμένη_20_γραμματοσειρά"><text:span text:style-name="T998">𐆉</text:span></text:span></text:p>
          </table:table-cell>
          <table:table-cell table:style-name="Πίνακας7.A1" office:value-type="string">
            <text:p text:style-name="P63"/>
          </table:table-cell>
          <table:table-cell table:style-name="Πίνακας7.A1" office:value-type="string">
            <text:p text:style-name="P28"><text:span text:style-name="Προεπιλεγμένη_20_γραμματοσειρά"><text:span text:style-name="T1063">τρύβλιον</text:span></text:span><text:span text:style-name="Προεπιλεγμένη_20_γραμματοσειρά"><text:span text:style-name="T1066">: </text:span></text:span><text:span text:style-name="Προεπιλεγμένη_20_γραμματοσειρά"><text:span text:style-name="T1063">κοτύλη</text:span></text:span></text:p>
          </table:table-cell>
          <table:table-cell table:style-name="Πίνακας7.D1" office:value-type="string">
            <text:p text:style-name="P84"/>
          </table:table-cell>
          <table:table-cell table:style-name="Πίνακας7.A1" office:value-type="string">
            <text:p text:style-name="P8"><text:span text:style-name="Προεπιλεγμένη_20_γραμματοσειρά"><text:span text:style-name="T1007">𐆙</text:span></text:span></text:p>
          </table:table-cell>
          <table:table-cell table:style-name="Πίνακας7.A1" office:value-type="string">
            <text:p text:style-name="P307"><text:span text:style-name="Προεπιλεγμένη_20_γραμματοσειρά"><text:span text:style-name="T1002"/></text:span></text:p>
          </table:table-cell>
          <table:table-cell table:style-name="Πίνακας7.A1" office:value-type="string">
            <text:p text:style-name="P25"><text:span text:style-name="Προεπιλεγμένη_20_γραμματοσειρά"><text:span text:style-name="T1063">dupondius: </text:span></text:span><text:span text:style-name="Προεπιλεγμένη_20_γραμματοσειρά"><text:span text:style-name="T1066">2 asses</text:span></text:span></text:p>
          </table:table-cell>
        </table:table-row>
        <table:table-row table:style-name="Πίνακας7.1">
          <table:table-cell table:style-name="Πίνακας7.A1" office:value-type="string">
            <text:p text:style-name="P10"><text:span text:style-name="Προεπιλεγμένη_20_γραμματοσειρά"><text:span text:style-name="T998">𐅌</text:span></text:span></text:p>
          </table:table-cell>
          <table:table-cell table:style-name="Πίνακας7.A1" office:value-type="string">
            <text:p text:style-name="P10"><text:span text:style-name="Προεπιλεγμένη_20_γραμματοσειρά"><text:span text:style-name="T250">𐅌</text:span></text:span></text:p>
          </table:table-cell>
          <table:table-cell table:style-name="Πίνακας7.A1" office:value-type="string">
            <text:p text:style-name="P85">500 τάλαντα</text:p>
          </table:table-cell>
          <table:table-cell table:style-name="Πίνακας7.D1" office:value-type="string">
            <text:p text:style-name="P83"/>
          </table:table-cell>
          <table:table-cell table:style-name="Πίνακας7.A3" office:value-type="string">
            <text:p text:style-name="P305"><text:span text:style-name="Προεπιλεγμένη_20_γραμματοσειρά"><text:span text:style-name="T1017"/></text:span></text:p>
          </table:table-cell>
          <table:table-cell table:style-name="Πίνακας7.A1" office:value-type="string">
            <text:p text:style-name="P91"><text:span text:style-name="Προεπιλεγμένη_20_γραμματοσειρά"><text:span text:style-name="T163">𐆉</text:span></text:span></text:p>
          </table:table-cell>
          <table:table-cell table:style-name="Πίνακας7.A1" office:value-type="string">
            <text:p text:style-name="P28"><text:span text:style-name="Προεπιλεγμένη_20_γραμματοσειρά"><text:span text:style-name="T1063">κοτύλη</text:span></text:span><text:span text:style-name="Προεπιλεγμένη_20_γραμματοσειρά"><text:span text:style-name="T1066">: </text:span></text:span><text:span text:style-name="Προεπιλεγμένη_20_γραμματοσειρά"><text:span text:style-name="T1064">6 </text:span></text:span><text:span text:style-name="Προεπιλεγμένη_20_γραμματοσειρά"><text:span text:style-name="T1062">κύαθοι</text:span></text:span><text:span text:style-name="Προεπιλεγμένη_20_γραμματοσειρά"><text:span text:style-name="T1064">, </text:span></text:span><text:span text:style-name="Προεπιλεγμένη_20_γραμματοσειρά"><text:span text:style-name="T1062">ἡμίξεστον </text:span></text:span><text:span text:style-name="Προεπιλεγμένη_20_γραμματοσειρά"><text:span text:style-name="T1064">(</text:span></text:span><text:span text:style-name="Προεπιλεγμένη_20_γραμματοσειρά"><text:span text:style-name="T1062">ὑγρόν</text:span></text:span><text:span text:style-name="Προεπιλεγμένη_20_γραμματοσειρά"><text:span text:style-name="T1064">), 1 </text:span></text:span><text:span text:style-name="Προεπιλεγμένη_20_γραμματοσειρά"><text:span text:style-name="T1062">μέδιμνον</text:span></text:span><text:span text:style-name="Προεπιλεγμένη_20_γραμματοσειρά"><text:span text:style-name="T1064"> (</text:span></text:span><text:span text:style-name="Προεπιλεγμένη_20_γραμματοσειρά"><text:span text:style-name="T1062">ξηρόν</text:span></text:span><text:span text:style-name="Προεπιλεγμένη_20_γραμματοσειρά"><text:span text:style-name="T1064">)</text:span></text:span></text:p>
          </table:table-cell>
          <table:table-cell table:style-name="Πίνακας7.D1" office:value-type="string">
            <text:p text:style-name="P84"/>
          </table:table-cell>
          <table:table-cell table:style-name="Πίνακας7.A1" office:value-type="string">
            <text:p text:style-name="P8"><text:span text:style-name="Προεπιλεγμένη_20_γραμματοσειρά"><text:span text:style-name="T1007">𐆚</text:span></text:span></text:p>
          </table:table-cell>
          <table:table-cell table:style-name="Πίνακας7.A1" office:value-type="string">
            <text:p text:style-name="P307"><text:span text:style-name="Προεπιλεγμένη_20_γραμματοσειρά"><text:span text:style-name="T1002"/></text:span></text:p>
          </table:table-cell>
          <table:table-cell table:style-name="Πίνακας7.A1" office:value-type="string">
            <text:p text:style-name="P25"><text:span text:style-name="Προεπιλεγμένη_20_γραμματοσειρά"><text:span text:style-name="T1063">as: </text:span></text:span><text:span text:style-name="Προεπιλεγμένη_20_γραμματοσειρά"><text:span text:style-name="T1066">1 pound, 12 ounces</text:span></text:span></text:p>
          </table:table-cell>
        </table:table-row>
        <table:table-row table:style-name="Πίνακας7.1">
          <table:table-cell table:style-name="Πίνακας7.A1" office:value-type="string">
            <text:p text:style-name="P10"><text:span text:style-name="Προεπιλεγμένη_20_γραμματοσειρά"><text:span text:style-name="T998">𐅍</text:span></text:span></text:p>
          </table:table-cell>
          <table:table-cell table:style-name="Πίνακας7.A1" office:value-type="string">
            <text:p text:style-name="P150"><text:span text:style-name="Προεπιλεγμένη_20_γραμματοσειρά"><text:span text:style-name="T992"/></text:span></text:p>
          </table:table-cell>
          <table:table-cell table:style-name="Πίνακας7.A1" office:value-type="string">
            <text:p text:style-name="P85">1000 τάλαντα</text:p>
          </table:table-cell>
          <table:table-cell table:style-name="Πίνακας7.D1" office:value-type="string">
            <text:p text:style-name="P83"/>
          </table:table-cell>
          <table:table-cell table:style-name="Πίνακας7.A3" office:value-type="string">
            <text:p text:style-name="P10"><text:span text:style-name="Προεπιλεγμένη_20_γραμματοσειρά"><text:span text:style-name="T286">𐆬</text:span></text:span></text:p>
          </table:table-cell>
          <table:table-cell table:style-name="Πίνακας7.A3" office:value-type="string">
            <text:p text:style-name="P310"><text:span text:style-name="Προεπιλεγμένη_20_γραμματοσειρά"><text:span text:style-name="T1018"/></text:span></text:p>
          </table:table-cell>
          <table:table-cell table:style-name="Πίνακας7.A1" office:value-type="string">
            <text:p text:style-name="P28"><text:span text:style-name="Προεπιλεγμένη_20_γραμματοσειρά"><text:span text:style-name="T1062">χοῦς</text:span></text:span><text:span text:style-name="Προεπιλεγμένη_20_γραμματοσειρά"><text:span text:style-name="T1064">: </text:span></text:span><text:span text:style-name="Προεπιλεγμένη_20_γραμματοσειρά"><text:span text:style-name="T1296">1/12</text:span></text:span><text:span text:style-name="Προεπιλεγμένη_20_γραμματοσειρά"><text:span text:style-name="T1062"> μετρητοῦ, 12-16 κοτύλαι (ὑγρόν)</text:span></text:span></text:p>
          </table:table-cell>
          <table:table-cell table:style-name="Πίνακας7.D1" office:value-type="string">
            <text:p text:style-name="P83"/>
          </table:table-cell>
          <table:table-cell table:style-name="Πίνακας7.A1" office:value-type="string">
            <text:p text:style-name="P8"><text:span text:style-name="Προεπιλεγμένη_20_γραμματοσειρά"><text:span text:style-name="T1007">𐆛</text:span></text:span></text:p>
          </table:table-cell>
          <table:table-cell table:style-name="Πίνακας7.A1" office:value-type="string">
            <text:p text:style-name="P307"><text:span text:style-name="Προεπιλεγμένη_20_γραμματοσειρά"><text:span text:style-name="T1002"/></text:span></text:p>
          </table:table-cell>
          <table:table-cell table:style-name="Πίνακας7.A1" office:value-type="string">
            <text:p text:style-name="P28"><text:span text:style-name="Προεπιλεγμένη_20_γραμματοσειρά"><text:span text:style-name="T1063">centurial</text:span></text:span></text:p>
          </table:table-cell>
        </table:table-row>
        <table:table-row table:style-name="Πίνακας7.1">
          <table:table-cell table:style-name="Πίνακας7.A1" office:value-type="string">
            <text:p text:style-name="P10"><text:span text:style-name="Προεπιλεγμένη_20_γραμματοσειρά"><text:span text:style-name="T998">𐅎</text:span></text:span></text:p>
          </table:table-cell>
          <table:table-cell table:style-name="Πίνακας7.A1" office:value-type="string">
            <text:p text:style-name="P150"><text:span text:style-name="Προεπιλεγμένη_20_γραμματοσειρά"><text:span text:style-name="T992"/></text:span></text:p>
          </table:table-cell>
          <table:table-cell table:style-name="Πίνακας7.A1" office:value-type="string">
            <text:p text:style-name="P85">5000 τάλαντα</text:p>
          </table:table-cell>
          <table:table-cell table:style-name="Πίνακας7.D1" office:value-type="string">
            <text:p text:style-name="P83"/>
          </table:table-cell>
          <table:table-cell table:style-name="Πίνακας7.A1" office:value-type="string">
            <text:p text:style-name="P5"><text:span text:style-name="Προεπιλεγμένη_20_γραμματοσειρά"><text:span text:style-name="T998">𐄷</text:span></text:span></text:p>
          </table:table-cell>
          <table:table-cell table:style-name="Πίνακας7.A1" office:value-type="string">
            <text:p text:style-name="P310"><text:span text:style-name="Προεπιλεγμένη_20_γραμματοσειρά"><text:span text:style-name="T1018"/></text:span></text:p>
          </table:table-cell>
          <table:table-cell table:style-name="Πίνακας7.A1" office:value-type="string">
            <text:p text:style-name="P85">μονάδα ὄγκου</text:p>
          </table:table-cell>
          <table:table-cell table:style-name="Πίνακας7.D1" office:value-type="string">
            <text:p text:style-name="P83"/>
          </table:table-cell>
          <table:table-cell table:style-name="Πίνακας7.A1" office:value-type="string">
            <text:p text:style-name="P9"><text:span text:style-name="Προεπιλεγμένη_20_γραμματοσειρά"><text:span text:style-name="T1007">€</text:span></text:span></text:p>
          </table:table-cell>
          <table:table-cell table:style-name="Πίνακας7.A1" office:value-type="string">
            <text:p text:style-name="P9"><text:span text:style-name="Προεπιλεγμένη_20_γραμματοσειρά"><text:span text:style-name="T1075">€</text:span></text:span></text:p>
          </table:table-cell>
          <table:table-cell table:style-name="Πίνακας7.A1" office:value-type="string">
            <text:p text:style-name="P50"><text:span text:style-name="Προεπιλεγμένη_20_γραμματοσειρά"><text:span text:style-name="T1065">2 </text:span></text:span><text:span text:style-name="Προεπιλεγμένη_20_γραμματοσειρά"><text:span text:style-name="T1062">εὐρώ, </text:span></text:span><text:span text:style-name="Προεπιλεγμένη_20_γραμματοσειρά"><text:span text:style-name="T1071">€</text:span></text:span></text:p>
          </table:table-cell>
        </table:table-row>
      </table:table>
      <text:p text:style-name="P1"/>
      <text:p text:style-name="P437"><text:span text:style-name="Προεπιλεγμένη_20_γραμματοσειρά"><text:span text:style-name="T74">Linear A and B</text:span></text:span></text:p>
      <text:p text:style-name="P401"/>
      <text:p text:style-name="P61"><text:span text:style-name="Προεπιλεγμένη_20_γραμματοσειρά"><text:span text:style-name="T700">The</text:span></text:span><text:span text:style-name="Προεπιλεγμένη_20_γραμματοσειρά"><text:span text:style-name="T701"> </text:span></text:span><text:span text:style-name="Προεπιλεγμένη_20_γραμματοσειρά"><text:span text:style-name="T699">Linear A Inscriptions</text:span></text:span><text:span text:style-name="Προεπιλεγμένη_20_γραμματοσειρά"><text:span text:style-name="T700"> </text:span></text:span><text:span text:style-name="Προεπιλεγμένη_20_γραμματοσειρά"><text:span text:style-name="T703">document</text:span></text:span><text:span text:style-name="Προεπιλεγμένη_20_γραμματοσειρά"><text:span text:style-name="T704">s</text:span></text:span><text:span text:style-name="Προεπιλεγμένη_20_γραμματοσειρά"><text:span text:style-name="T703"> </text:span></text:span><text:span text:style-name="Προεπιλεγμένη_20_γραμματοσειρά"><text:span text:style-name="T705">(pdf</text:span></text:span><text:span text:style-name="Προεπιλεγμένη_20_γραμματοσειρά"><text:span text:style-name="T712">, </text:span></text:span><text:span text:style-name="Προεπιλεγμένη_20_γραμματοσειρά"><text:span text:style-name="T705">od</text:span></text:span><text:span text:style-name="Προεπιλεγμένη_20_γραμματοσειρά"><text:span text:style-name="T712">s</text:span></text:span><text:span text:style-name="Προεπιλεγμένη_20_γραμματοσειρά"><text:span text:style-name="T705">, od</text:span></text:span><text:span text:style-name="Προεπιλεγμένη_20_γραμματοσειρά"><text:span text:style-name="T712">t</text:span></text:span><text:span text:style-name="Προεπιλεγμένη_20_γραμματοσειρά"><text:span text:style-name="T705">) </text:span></text:span><text:span text:style-name="Προεπιλεγμένη_20_γραμματοσειρά"><text:span text:style-name="T703">c</text:span></text:span><text:span text:style-name="Προεπιλεγμένη_20_γραμματοσειρά"><text:span text:style-name="T702">ontain </text:span></text:span><text:span text:style-name="Προεπιλεγμένη_20_γραμματοσειρά"><text:span text:style-name="T1927">a Digital Corpus </text:span></text:span><text:span text:style-name="Προεπιλεγμένη_20_γραμματοσειρά"><text:span text:style-name="T1928">of</text:span></text:span><text:span text:style-name="Προεπιλεγμένη_20_γραμματοσειρά"><text:span text:style-name="T1927"> Linear A</text:span></text:span><text:span text:style-name="Προεπιλεγμένη_20_γραμματοσειρά"><text:span text:style-name="T1929"> inscriptions</text:span></text:span><text:span text:style-name="Προεπιλεγμένη_20_γραμματοσειρά"><text:span text:style-name="T1930">, sign lists</text:span></text:span><text:span text:style-name="Προεπιλεγμένη_20_γραμματοσειρά"><text:span text:style-name="T1932"> </text:span></text:span><text:span text:style-name="Προεπιλεγμένη_20_γραμματοσειρά"><text:span text:style-name="T1930">and other information</text:span></text:span><text:span text:style-name="Προεπιλεγμένη_20_γραμματοσειρά"><text:span text:style-name="T1931">.</text:span></text:span></text:p>
      <text:p text:style-name="P386"/>
      <text:p text:style-name="P386"/>
      <text:p text:style-name="P386"/>
      <text:p text:style-name="P386"/>
      <text:p text:style-name="P386"/>
      <text:p text:style-name="P520">Anatolian Hieroglyphs</text:p>
      <text:p text:style-name="P456"/>
      <text:p text:style-name="P503"><text:span text:style-name="Προεπιλεγμένη_20_γραμματοσειρά"><text:span text:style-name="T1913">𔐀</text:span></text:span><text:span text:style-name="Προεπιλεγμένη_20_γραμματοσειρά"><text:span text:style-name="T1914"> </text:span></text:span><text:span text:style-name="Προεπιλεγμένη_20_γραμματοσειρά"><text:span text:style-name="T1913">𔐁</text:span></text:span><text:span text:style-name="Προεπιλεγμένη_20_γραμματοσειρά"><text:span text:style-name="T1914"> </text:span></text:span><text:span text:style-name="Προεπιλεγμένη_20_γραμματοσειρά"><text:span text:style-name="T1913">𔐂</text:span></text:span><text:span text:style-name="Προεπιλεγμένη_20_γραμματοσειρά"><text:span text:style-name="T1914"> </text:span></text:span><text:span text:style-name="Προεπιλεγμένη_20_γραμματοσειρά"><text:span text:style-name="T1913">𔐃</text:span></text:span><text:span text:style-name="Προεπιλεγμένη_20_γραμματοσειρά"><text:span text:style-name="T1914"> </text:span></text:span><text:span text:style-name="Προεπιλεγμένη_20_γραμματοσειρά"><text:span text:style-name="T1913">𔐄</text:span></text:span><text:span text:style-name="Προεπιλεγμένη_20_γραμματοσειρά"><text:span text:style-name="T1914"> </text:span></text:span><text:span text:style-name="Προεπιλεγμένη_20_γραμματοσειρά"><text:span text:style-name="T1913">𔐅</text:span></text:span><text:span text:style-name="Προεπιλεγμένη_20_γραμματοσειρά"><text:span text:style-name="T1914"> </text:span></text:span><text:span text:style-name="Προεπιλεγμένη_20_γραμματοσειρά"><text:span text:style-name="T1913">𔐆</text:span></text:span><text:span text:style-name="Προεπιλεγμένη_20_γραμματοσειρά"><text:span text:style-name="T1914"> </text:span></text:span><text:span text:style-name="Προεπιλεγμένη_20_γραμματοσειρά"><text:span text:style-name="T1913">𔐇</text:span></text:span><text:span text:style-name="Προεπιλεγμένη_20_γραμματοσειρά"><text:span text:style-name="T1914"> </text:span></text:span><text:span text:style-name="Προεπιλεγμένη_20_γραμματοσειρά"><text:span text:style-name="T1913">𔐈</text:span></text:span><text:span text:style-name="Προεπιλεγμένη_20_γραμματοσειρά"><text:span text:style-name="T1914"> </text:span></text:span><text:span text:style-name="Προεπιλεγμένη_20_γραμματοσειρά"><text:span text:style-name="T1913">𔐉</text:span></text:span><text:span text:style-name="Προεπιλεγμένη_20_γραμματοσειρά"><text:span text:style-name="T1914"> </text:span></text:span><text:span text:style-name="Προεπιλεγμένη_20_γραμματοσειρά"><text:span text:style-name="T1913">𔐊</text:span></text:span><text:span text:style-name="Προεπιλεγμένη_20_γραμματοσειρά"><text:span text:style-name="T1914"> </text:span></text:span><text:span text:style-name="Προεπιλεγμένη_20_γραμματοσειρά"><text:span text:style-name="T1913">𔐋</text:span></text:span><text:span text:style-name="Προεπιλεγμένη_20_γραμματοσειρά"><text:span text:style-name="T1914"> </text:span></text:span><text:span text:style-name="Προεπιλεγμένη_20_γραμματοσειρά"><text:span text:style-name="T1913">𔐌</text:span></text:span><text:span text:style-name="Προεπιλεγμένη_20_γραμματοσειρά"><text:span text:style-name="T1914"> </text:span></text:span><text:span text:style-name="Προεπιλεγμένη_20_γραμματοσειρά"><text:span text:style-name="T1913">𔐍</text:span></text:span><text:span text:style-name="Προεπιλεγμένη_20_γραμματοσειρά"><text:span text:style-name="T1914"> </text:span></text:span><text:span text:style-name="Προεπιλεγμένη_20_γραμματοσειρά"><text:span text:style-name="T1913">𔐎</text:span></text:span><text:span text:style-name="Προεπιλεγμένη_20_γραμματοσειρά"><text:span text:style-name="T1914"> </text:span></text:span><text:span text:style-name="Προεπιλεγμένη_20_γραμματοσειρά"><text:span text:style-name="T1913">𔐏</text:span></text:span><text:span text:style-name="Προεπιλεγμένη_20_γραμματοσειρά"><text:span text:style-name="T1914"> </text:span></text:span><text:span text:style-name="Προεπιλεγμένη_20_γραμματοσειρά"><text:span text:style-name="T1913">𔐐</text:span></text:span><text:span text:style-name="Προεπιλεγμένη_20_γραμματοσειρά"><text:span text:style-name="T1914"> </text:span></text:span><text:span text:style-name="Προεπιλεγμένη_20_γραμματοσειρά"><text:span text:style-name="T1913">𔐑</text:span></text:span><text:span text:style-name="Προεπιλεγμένη_20_γραμματοσειρά"><text:span text:style-name="T1914"> </text:span></text:span><text:span text:style-name="Προεπιλεγμένη_20_γραμματοσειρά"><text:span text:style-name="T1913">𔐒</text:span></text:span><text:span text:style-name="Προεπιλεγμένη_20_γραμματοσειρά"><text:span text:style-name="T1914"> </text:span></text:span><text:span text:style-name="Προεπιλεγμένη_20_γραμματοσειρά"><text:span text:style-name="T1913">𔐓</text:span></text:span><text:span text:style-name="Προεπιλεγμένη_20_γραμματοσειρά"><text:span text:style-name="T1914"> </text:span></text:span><text:span text:style-name="Προεπιλεγμένη_20_γραμματοσειρά"><text:span text:style-name="T1913">𔐔</text:span></text:span><text:span text:style-name="Προεπιλεγμένη_20_γραμματοσειρά"><text:span text:style-name="T1914"> </text:span></text:span><text:span text:style-name="Προεπιλεγμένη_20_γραμματοσειρά"><text:span text:style-name="T1913">𔐕</text:span></text:span><text:span text:style-name="Προεπιλεγμένη_20_γραμματοσειρά"><text:span text:style-name="T1914"> </text:span></text:span><text:span text:style-name="Προεπιλεγμένη_20_γραμματοσειρά"><text:span text:style-name="T1913">𔐖</text:span></text:span><text:span text:style-name="Προεπιλεγμένη_20_γραμματοσειρά"><text:span text:style-name="T1914"> </text:span></text:span><text:span text:style-name="Προεπιλεγμένη_20_γραμματοσειρά"><text:span text:style-name="T1913">𔐗</text:span></text:span><text:span text:style-name="Προεπιλεγμένη_20_γραμματοσειρά"><text:span text:style-name="T1914"> </text:span></text:span><text:span text:style-name="Προεπιλεγμένη_20_γραμματοσειρά"><text:span text:style-name="T1913">𔐘</text:span></text:span><text:span text:style-name="Προεπιλεγμένη_20_γραμματοσειρά"><text:span text:style-name="T1914"> </text:span></text:span><text:span text:style-name="Προεπιλεγμένη_20_γραμματοσειρά"><text:span text:style-name="T1913">𔐙</text:span></text:span><text:span text:style-name="Προεπιλεγμένη_20_γραμματοσειρά"><text:span text:style-name="T1914"> </text:span></text:span><text:span text:style-name="Προεπιλεγμένη_20_γραμματοσειρά"><text:span text:style-name="T1913">𔐚</text:span></text:span><text:span text:style-name="Προεπιλεγμένη_20_γραμματοσειρά"><text:span text:style-name="T1914"> </text:span></text:span><text:span text:style-name="Προεπιλεγμένη_20_γραμματοσειρά"><text:span text:style-name="T1913">𔐛</text:span></text:span><text:span text:style-name="Προεπιλεγμένη_20_γραμματοσειρά"><text:span text:style-name="T1914"> </text:span></text:span><text:span text:style-name="Προεπιλεγμένη_20_γραμματοσειρά"><text:span text:style-name="T1913">𔐜</text:span></text:span><text:span text:style-name="Προεπιλεγμένη_20_γραμματοσειρά"><text:span text:style-name="T1914"> </text:span></text:span><text:span text:style-name="Προεπιλεγμένη_20_γραμματοσειρά"><text:span text:style-name="T1913">𔐝</text:span></text:span><text:span text:style-name="Προεπιλεγμένη_20_γραμματοσειρά"><text:span text:style-name="T1914"> </text:span></text:span><text:span text:style-name="Προεπιλεγμένη_20_γραμματοσειρά"><text:span text:style-name="T1913">𔐞</text:span></text:span><text:span text:style-name="Προεπιλεγμένη_20_γραμματοσειρά"><text:span text:style-name="T1914"> </text:span></text:span><text:span text:style-name="Προεπιλεγμένη_20_γραμματοσειρά"><text:span text:style-name="T1913">𔐟</text:span></text:span><text:span text:style-name="Προεπιλεγμένη_20_γραμματοσειρά"><text:span text:style-name="T1914"> </text:span></text:span><text:span text:style-name="Προεπιλεγμένη_20_γραμματοσειρά"><text:span text:style-name="T1913">𔐠</text:span></text:span><text:span text:style-name="Προεπιλεγμένη_20_γραμματοσειρά"><text:span text:style-name="T1914"> </text:span></text:span><text:span text:style-name="Προεπιλεγμένη_20_γραμματοσειρά"><text:span text:style-name="T1913">𔐡</text:span></text:span><text:span text:style-name="Προεπιλεγμένη_20_γραμματοσειρά"><text:span text:style-name="T1914"> </text:span></text:span><text:span text:style-name="Προεπιλεγμένη_20_γραμματοσειρά"><text:span text:style-name="T1913">𔐢</text:span></text:span><text:span text:style-name="Προεπιλεγμένη_20_γραμματοσειρά"><text:span text:style-name="T1914"> </text:span></text:span><text:span text:style-name="Προεπιλεγμένη_20_γραμματοσειρά"><text:span text:style-name="T1913">𔐣</text:span></text:span><text:span text:style-name="Προεπιλεγμένη_20_γραμματοσειρά"><text:span text:style-name="T1914"> </text:span></text:span><text:span text:style-name="Προεπιλεγμένη_20_γραμματοσειρά"><text:span text:style-name="T1913">𔐤</text:span></text:span><text:span text:style-name="Προεπιλεγμένη_20_γραμματοσειρά"><text:span text:style-name="T1914"> </text:span></text:span><text:span text:style-name="Προεπιλεγμένη_20_γραμματοσειρά"><text:span text:style-name="T1913">𔐥</text:span></text:span><text:span text:style-name="Προεπιλεγμένη_20_γραμματοσειρά"><text:span text:style-name="T1914"> </text:span></text:span><text:span text:style-name="Προεπιλεγμένη_20_γραμματοσειρά"><text:span text:style-name="T1913">𔐦</text:span></text:span><text:span text:style-name="Προεπιλεγμένη_20_γραμματοσειρά"><text:span text:style-name="T1914"> </text:span></text:span><text:span text:style-name="Προεπιλεγμένη_20_γραμματοσειρά"><text:span text:style-name="T1913">𔐧</text:span></text:span><text:span text:style-name="Προεπιλεγμένη_20_γραμματοσειρά"><text:span text:style-name="T1914"> </text:span></text:span><text:span text:style-name="Προεπιλεγμένη_20_γραμματοσειρά"><text:span text:style-name="T1913">𔐨</text:span></text:span><text:span text:style-name="Προεπιλεγμένη_20_γραμματοσειρά"><text:span text:style-name="T1914"> </text:span></text:span><text:span text:style-name="Προεπιλεγμένη_20_γραμματοσειρά"><text:span text:style-name="T1913">𔐩</text:span></text:span><text:span text:style-name="Προεπιλεγμένη_20_γραμματοσειρά"><text:span text:style-name="T1914"> </text:span></text:span><text:span text:style-name="Προεπιλεγμένη_20_γραμματοσειρά"><text:span text:style-name="T1913">𔐪</text:span></text:span><text:span text:style-name="Προεπιλεγμένη_20_γραμματοσειρά"><text:span text:style-name="T1914"> </text:span></text:span><text:span text:style-name="Προεπιλεγμένη_20_γραμματοσειρά"><text:span text:style-name="T1913">𔐫</text:span></text:span><text:span text:style-name="Προεπιλεγμένη_20_γραμματοσειρά"><text:span text:style-name="T1914"> </text:span></text:span><text:span text:style-name="Προεπιλεγμένη_20_γραμματοσειρά"><text:span text:style-name="T1913">𔐬</text:span></text:span><text:span text:style-name="Προεπιλεγμένη_20_γραμματοσειρά"><text:span text:style-name="T1914"> </text:span></text:span><text:span text:style-name="Προεπιλεγμένη_20_γραμματοσειρά"><text:span text:style-name="T1913">𔐭</text:span></text:span><text:span text:style-name="Προεπιλεγμένη_20_γραμματοσειρά"><text:span text:style-name="T1914"> </text:span></text:span><text:span text:style-name="Προεπιλεγμένη_20_γραμματοσειρά"><text:span text:style-name="T1913">𔐮</text:span></text:span><text:span text:style-name="Προεπιλεγμένη_20_γραμματοσειρά"><text:span text:style-name="T1914"> </text:span></text:span><text:span text:style-name="Προεπιλεγμένη_20_γραμματοσειρά"><text:span text:style-name="T1913">𔐯</text:span></text:span><text:span text:style-name="Προεπιλεγμένη_20_γραμματοσειρά"><text:span text:style-name="T1914"> </text:span></text:span><text:span text:style-name="Προεπιλεγμένη_20_γραμματοσειρά"><text:span text:style-name="T1913">𔐰</text:span></text:span><text:span text:style-name="Προεπιλεγμένη_20_γραμματοσειρά"><text:span text:style-name="T1914"> </text:span></text:span><text:span text:style-name="Προεπιλεγμένη_20_γραμματοσειρά"><text:span text:style-name="T1913">𔐱</text:span></text:span><text:span text:style-name="Προεπιλεγμένη_20_γραμματοσειρά"><text:span text:style-name="T1914"> </text:span></text:span><text:span text:style-name="Προεπιλεγμένη_20_γραμματοσειρά"><text:span text:style-name="T1913">𔐲</text:span></text:span><text:span text:style-name="Προεπιλεγμένη_20_γραμματοσειρά"><text:span text:style-name="T1914"> </text:span></text:span><text:span text:style-name="Προεπιλεγμένη_20_γραμματοσειρά"><text:span text:style-name="T1913">𔐳</text:span></text:span><text:span text:style-name="Προεπιλεγμένη_20_γραμματοσειρά"><text:span text:style-name="T1914"> </text:span></text:span><text:span text:style-name="Προεπιλεγμένη_20_γραμματοσειρά"><text:span text:style-name="T1913">𔐴</text:span></text:span><text:span text:style-name="Προεπιλεγμένη_20_γραμματοσειρά"><text:span text:style-name="T1914"> </text:span></text:span><text:span text:style-name="Προεπιλεγμένη_20_γραμματοσειρά"><text:span text:style-name="T1913">𔐵</text:span></text:span><text:span text:style-name="Προεπιλεγμένη_20_γραμματοσειρά"><text:span text:style-name="T1914"> </text:span></text:span><text:span text:style-name="Προεπιλεγμένη_20_γραμματοσειρά"><text:span text:style-name="T1913">𔐶</text:span></text:span><text:span text:style-name="Προεπιλεγμένη_20_γραμματοσειρά"><text:span text:style-name="T1914"> </text:span></text:span><text:span text:style-name="Προεπιλεγμένη_20_γραμματοσειρά"><text:span text:style-name="T1913">𔐷</text:span></text:span><text:span text:style-name="Προεπιλεγμένη_20_γραμματοσειρά"><text:span text:style-name="T1914"> </text:span></text:span><text:span text:style-name="Προεπιλεγμένη_20_γραμματοσειρά"><text:span text:style-name="T1913">𔐸</text:span></text:span><text:span text:style-name="Προεπιλεγμένη_20_γραμματοσειρά"><text:span text:style-name="T1914"> </text:span></text:span><text:span text:style-name="Προεπιλεγμένη_20_γραμματοσειρά"><text:span text:style-name="T1913">𔐹</text:span></text:span><text:span text:style-name="Προεπιλεγμένη_20_γραμματοσειρά"><text:span text:style-name="T1914"> </text:span></text:span><text:span text:style-name="Προεπιλεγμένη_20_γραμματοσειρά"><text:span text:style-name="T1913">𔐺</text:span></text:span><text:span text:style-name="Προεπιλεγμένη_20_γραμματοσειρά"><text:span text:style-name="T1914"> </text:span></text:span><text:span text:style-name="Προεπιλεγμένη_20_γραμματοσειρά"><text:span text:style-name="T1913">𔐻</text:span></text:span><text:span text:style-name="Προεπιλεγμένη_20_γραμματοσειρά"><text:span text:style-name="T1914"> </text:span></text:span><text:span text:style-name="Προεπιλεγμένη_20_γραμματοσειρά"><text:span text:style-name="T1913">𔐼</text:span></text:span><text:span text:style-name="Προεπιλεγμένη_20_γραμματοσειρά"><text:span text:style-name="T1914"> </text:span></text:span><text:span text:style-name="Προεπιλεγμένη_20_γραμματοσειρά"><text:span text:style-name="T1913">𔐽</text:span></text:span><text:span text:style-name="Προεπιλεγμένη_20_γραμματοσειρά"><text:span text:style-name="T1914"> </text:span></text:span><text:span text:style-name="Προεπιλεγμένη_20_γραμματοσειρά"><text:span text:style-name="T1913">𔐾</text:span></text:span><text:span text:style-name="Προεπιλεγμένη_20_γραμματοσειρά"><text:span text:style-name="T1914"> </text:span></text:span><text:span text:style-name="Προεπιλεγμένη_20_γραμματοσειρά"><text:span text:style-name="T1913">𔐿</text:span></text:span><text:span text:style-name="Προεπιλεγμένη_20_γραμματοσειρά"><text:span text:style-name="T1914"> </text:span></text:span><text:span text:style-name="Προεπιλεγμένη_20_γραμματοσειρά"><text:span text:style-name="T1913">𔑀</text:span></text:span><text:span text:style-name="Προεπιλεγμένη_20_γραμματοσειρά"><text:span text:style-name="T1914"> </text:span></text:span><text:span text:style-name="Προεπιλεγμένη_20_γραμματοσειρά"><text:span text:style-name="T1913">𔑁</text:span></text:span><text:span text:style-name="Προεπιλεγμένη_20_γραμματοσειρά"><text:span text:style-name="T1914"> </text:span></text:span><text:span text:style-name="Προεπιλεγμένη_20_γραμματοσειρά"><text:span text:style-name="T1913">𔑂</text:span></text:span><text:span text:style-name="Προεπιλεγμένη_20_γραμματοσειρά"><text:span text:style-name="T1914"> </text:span></text:span><text:span text:style-name="Προεπιλεγμένη_20_γραμματοσειρά"><text:span text:style-name="T1913">𔑃</text:span></text:span><text:span text:style-name="Προεπιλεγμένη_20_γραμματοσειρά"><text:span text:style-name="T1914"> </text:span></text:span><text:span text:style-name="Προεπιλεγμένη_20_γραμματοσειρά"><text:span text:style-name="T1913">𔑄</text:span></text:span><text:span text:style-name="Προεπιλεγμένη_20_γραμματοσειρά"><text:span text:style-name="T1914"> </text:span></text:span><text:span text:style-name="Προεπιλεγμένη_20_γραμματοσειρά"><text:span text:style-name="T1913">𔑅</text:span></text:span><text:span text:style-name="Προεπιλεγμένη_20_γραμματοσειρά"><text:span text:style-name="T1914"> </text:span></text:span><text:span text:style-name="Προεπιλεγμένη_20_γραμματοσειρά"><text:span text:style-name="T1913">𔑆</text:span></text:span><text:span text:style-name="Προεπιλεγμένη_20_γραμματοσειρά"><text:span text:style-name="T1914"> </text:span></text:span><text:span text:style-name="Προεπιλεγμένη_20_γραμματοσειρά"><text:span text:style-name="T1913">𔑇</text:span></text:span><text:span text:style-name="Προεπιλεγμένη_20_γραμματοσειρά"><text:span text:style-name="T1914"> </text:span></text:span><text:span text:style-name="Προεπιλεγμένη_20_γραμματοσειρά"><text:span text:style-name="T1913">𔑈</text:span></text:span><text:span text:style-name="Προεπιλεγμένη_20_γραμματοσειρά"><text:span text:style-name="T1914"> </text:span></text:span><text:span text:style-name="Προεπιλεγμένη_20_γραμματοσειρά"><text:span text:style-name="T1913">𔑉</text:span></text:span><text:span text:style-name="Προεπιλεγμένη_20_γραμματοσειρά"><text:span text:style-name="T1914"> </text:span></text:span><text:span text:style-name="Προεπιλεγμένη_20_γραμματοσειρά"><text:span text:style-name="T1913">𔑊</text:span></text:span><text:span text:style-name="Προεπιλεγμένη_20_γραμματοσειρά"><text:span text:style-name="T1914"> </text:span></text:span><text:span text:style-name="Προεπιλεγμένη_20_γραμματοσειρά"><text:span text:style-name="T1913">𔑋</text:span></text:span><text:span text:style-name="Προεπιλεγμένη_20_γραμματοσειρά"><text:span text:style-name="T1914"> </text:span></text:span><text:span text:style-name="Προεπιλεγμένη_20_γραμματοσειρά"><text:span text:style-name="T1913">𔑌</text:span></text:span><text:span text:style-name="Προεπιλεγμένη_20_γραμματοσειρά"><text:span text:style-name="T1914"> </text:span></text:span><text:span text:style-name="Προεπιλεγμένη_20_γραμματοσειρά"><text:span text:style-name="T1913">𔑍</text:span></text:span><text:span text:style-name="Προεπιλεγμένη_20_γραμματοσειρά"><text:span text:style-name="T1914"> </text:span></text:span><text:span text:style-name="Προεπιλεγμένη_20_γραμματοσειρά"><text:span text:style-name="T1913">𔑎</text:span></text:span><text:span text:style-name="Προεπιλεγμένη_20_γραμματοσειρά"><text:span text:style-name="T1914"> </text:span></text:span><text:span text:style-name="Προεπιλεγμένη_20_γραμματοσειρά"><text:span text:style-name="T1913">𔑏</text:span></text:span><text:span text:style-name="Προεπιλεγμένη_20_γραμματοσειρά"><text:span text:style-name="T1914"> </text:span></text:span><text:span text:style-name="Προεπιλεγμένη_20_γραμματοσειρά"><text:span text:style-name="T1913">𔑐</text:span></text:span><text:span text:style-name="Προεπιλεγμένη_20_γραμματοσειρά"><text:span text:style-name="T1914"> </text:span></text:span><text:span text:style-name="Προεπιλεγμένη_20_γραμματοσειρά"><text:span text:style-name="T1913">𔑑</text:span></text:span><text:span text:style-name="Προεπιλεγμένη_20_γραμματοσειρά"><text:span text:style-name="T1914"> </text:span></text:span><text:span text:style-name="Προεπιλεγμένη_20_γραμματοσειρά"><text:span text:style-name="T1913">𔑒</text:span></text:span><text:span text:style-name="Προεπιλεγμένη_20_γραμματοσειρά"><text:span text:style-name="T1914"> </text:span></text:span><text:span text:style-name="Προεπιλεγμένη_20_γραμματοσειρά"><text:span text:style-name="T1913">𔑓</text:span></text:span><text:span text:style-name="Προεπιλεγμένη_20_γραμματοσειρά"><text:span text:style-name="T1914"> </text:span></text:span><text:span text:style-name="Προεπιλεγμένη_20_γραμματοσειρά"><text:span text:style-name="T1913">𔑔</text:span></text:span><text:span text:style-name="Προεπιλεγμένη_20_γραμματοσειρά"><text:span text:style-name="T1914"> </text:span></text:span><text:span text:style-name="Προεπιλεγμένη_20_γραμματοσειρά"><text:span text:style-name="T1913">𔑕</text:span></text:span><text:span text:style-name="Προεπιλεγμένη_20_γραμματοσειρά"><text:span text:style-name="T1914"> </text:span></text:span><text:span text:style-name="Προεπιλεγμένη_20_γραμματοσειρά"><text:span text:style-name="T1913">𔑖</text:span></text:span><text:span text:style-name="Προεπιλεγμένη_20_γραμματοσειρά"><text:span text:style-name="T1914"> </text:span></text:span><text:span text:style-name="Προεπιλεγμένη_20_γραμματοσειρά"><text:span text:style-name="T1913">𔑗</text:span></text:span><text:span text:style-name="Προεπιλεγμένη_20_γραμματοσειρά"><text:span text:style-name="T1914"> </text:span></text:span><text:span text:style-name="Προεπιλεγμένη_20_γραμματοσειρά"><text:span text:style-name="T1913">𔑘</text:span></text:span><text:span text:style-name="Προεπιλεγμένη_20_γραμματοσειρά"><text:span text:style-name="T1914"> </text:span></text:span><text:span text:style-name="Προεπιλεγμένη_20_γραμματοσειρά"><text:span text:style-name="T1913">𔑙</text:span></text:span><text:span text:style-name="Προεπιλεγμένη_20_γραμματοσειρά"><text:span text:style-name="T1914"> </text:span></text:span><text:span text:style-name="Προεπιλεγμένη_20_γραμματοσειρά"><text:span text:style-name="T1913">𔑚</text:span></text:span><text:span text:style-name="Προεπιλεγμένη_20_γραμματοσειρά"><text:span text:style-name="T1914"> </text:span></text:span><text:span text:style-name="Προεπιλεγμένη_20_γραμματοσειρά"><text:span text:style-name="T1913">𔑛</text:span></text:span><text:span text:style-name="Προεπιλεγμένη_20_γραμματοσειρά"><text:span text:style-name="T1914"> </text:span></text:span><text:span text:style-name="Προεπιλεγμένη_20_γραμματοσειρά"><text:span text:style-name="T1913">𔑜</text:span></text:span><text:span text:style-name="Προεπιλεγμένη_20_γραμματοσειρά"><text:span text:style-name="T1914"> </text:span></text:span><text:span text:style-name="Προεπιλεγμένη_20_γραμματοσειρά"><text:span text:style-name="T1913">𔑝</text:span></text:span><text:span text:style-name="Προεπιλεγμένη_20_γραμματοσειρά"><text:span text:style-name="T1914"> </text:span></text:span><text:span text:style-name="Προεπιλεγμένη_20_γραμματοσειρά"><text:span text:style-name="T1913">𔑞</text:span></text:span><text:span text:style-name="Προεπιλεγμένη_20_γραμματοσειρά"><text:span text:style-name="T1914"> </text:span></text:span><text:span text:style-name="Προεπιλεγμένη_20_γραμματοσειρά"><text:span text:style-name="T1913">𔑟</text:span></text:span><text:span text:style-name="Προεπιλεγμένη_20_γραμματοσειρά"><text:span text:style-name="T1914"> </text:span></text:span><text:span text:style-name="Προεπιλεγμένη_20_γραμματοσειρά"><text:span text:style-name="T1913">𔑠</text:span></text:span><text:span text:style-name="Προεπιλεγμένη_20_γραμματοσειρά"><text:span text:style-name="T1914"> </text:span></text:span><text:span text:style-name="Προεπιλεγμένη_20_γραμματοσειρά"><text:span text:style-name="T1913">𔑡</text:span></text:span><text:span text:style-name="Προεπιλεγμένη_20_γραμματοσειρά"><text:span text:style-name="T1914"> </text:span></text:span><text:span text:style-name="Προεπιλεγμένη_20_γραμματοσειρά"><text:span text:style-name="T1913">𔑢</text:span></text:span><text:span text:style-name="Προεπιλεγμένη_20_γραμματοσειρά"><text:span text:style-name="T1914"> </text:span></text:span><text:span text:style-name="Προεπιλεγμένη_20_γραμματοσειρά"><text:span text:style-name="T1913">𔑣</text:span></text:span><text:span text:style-name="Προεπιλεγμένη_20_γραμματοσειρά"><text:span text:style-name="T1914"> </text:span></text:span><text:span text:style-name="Προεπιλεγμένη_20_γραμματοσειρά"><text:span text:style-name="T1913">𔑤</text:span></text:span><text:span text:style-name="Προεπιλεγμένη_20_γραμματοσειρά"><text:span text:style-name="T1914"> </text:span></text:span><text:span text:style-name="Προεπιλεγμένη_20_γραμματοσειρά"><text:span text:style-name="T1913">𔑥</text:span></text:span><text:span text:style-name="Προεπιλεγμένη_20_γραμματοσειρά"><text:span text:style-name="T1914"> </text:span></text:span><text:span text:style-name="Προεπιλεγμένη_20_γραμματοσειρά"><text:span text:style-name="T1913">𔑦</text:span></text:span><text:span text:style-name="Προεπιλεγμένη_20_γραμματοσειρά"><text:span text:style-name="T1914"> </text:span></text:span><text:span text:style-name="Προεπιλεγμένη_20_γραμματοσειρά"><text:span text:style-name="T1913">𔑧</text:span></text:span><text:span text:style-name="Προεπιλεγμένη_20_γραμματοσειρά"><text:span text:style-name="T1914"> </text:span></text:span><text:span text:style-name="Προεπιλεγμένη_20_γραμματοσειρά"><text:span text:style-name="T1913">𔑨</text:span></text:span><text:span text:style-name="Προεπιλεγμένη_20_γραμματοσειρά"><text:span text:style-name="T1914"> </text:span></text:span><text:span text:style-name="Προεπιλεγμένη_20_γραμματοσειρά"><text:span text:style-name="T1913">𔑩</text:span></text:span><text:span text:style-name="Προεπιλεγμένη_20_γραμματοσειρά"><text:span text:style-name="T1914"> </text:span></text:span><text:span text:style-name="Προεπιλεγμένη_20_γραμματοσειρά"><text:span text:style-name="T1913">𔑪</text:span></text:span><text:span text:style-name="Προεπιλεγμένη_20_γραμματοσειρά"><text:span text:style-name="T1914"> </text:span></text:span><text:span text:style-name="Προεπιλεγμένη_20_γραμματοσειρά"><text:span text:style-name="T1913">𔑫</text:span></text:span><text:span text:style-name="Προεπιλεγμένη_20_γραμματοσειρά"><text:span text:style-name="T1914"> </text:span></text:span><text:span text:style-name="Προεπιλεγμένη_20_γραμματοσειρά"><text:span text:style-name="T1913">𔑬</text:span></text:span><text:span text:style-name="Προεπιλεγμένη_20_γραμματοσειρά"><text:span text:style-name="T1914"> </text:span></text:span><text:span text:style-name="Προεπιλεγμένη_20_γραμματοσειρά"><text:span text:style-name="T1913">𔑭</text:span></text:span><text:span text:style-name="Προεπιλεγμένη_20_γραμματοσειρά"><text:span text:style-name="T1914"> </text:span></text:span><text:span text:style-name="Προεπιλεγμένη_20_γραμματοσειρά"><text:span text:style-name="T1913">𔑮</text:span></text:span><text:span text:style-name="Προεπιλεγμένη_20_γραμματοσειρά"><text:span text:style-name="T1914"> </text:span></text:span><text:span text:style-name="Προεπιλεγμένη_20_γραμματοσειρά"><text:span text:style-name="T1913">𔑯</text:span></text:span><text:span text:style-name="Προεπιλεγμένη_20_γραμματοσειρά"><text:span text:style-name="T1914"> </text:span></text:span><text:span text:style-name="Προεπιλεγμένη_20_γραμματοσειρά"><text:span text:style-name="T1913">𔑰</text:span></text:span><text:span text:style-name="Προεπιλεγμένη_20_γραμματοσειρά"><text:span text:style-name="T1914"> </text:span></text:span><text:span text:style-name="Προεπιλεγμένη_20_γραμματοσειρά"><text:span text:style-name="T1913">𔑱</text:span></text:span><text:span text:style-name="Προεπιλεγμένη_20_γραμματοσειρά"><text:span text:style-name="T1914"> </text:span></text:span><text:span text:style-name="Προεπιλεγμένη_20_γραμματοσειρά"><text:span text:style-name="T1913">𔑲</text:span></text:span><text:span text:style-name="Προεπιλεγμένη_20_γραμματοσειρά"><text:span text:style-name="T1914"> </text:span></text:span><text:span text:style-name="Προεπιλεγμένη_20_γραμματοσειρά"><text:span text:style-name="T1913">𔑳</text:span></text:span><text:span text:style-name="Προεπιλεγμένη_20_γραμματοσειρά"><text:span text:style-name="T1914"> </text:span></text:span><text:span text:style-name="Προεπιλεγμένη_20_γραμματοσειρά"><text:span text:style-name="T1913">𔑴</text:span></text:span><text:span text:style-name="Προεπιλεγμένη_20_γραμματοσειρά"><text:span text:style-name="T1914"> </text:span></text:span><text:span text:style-name="Προεπιλεγμένη_20_γραμματοσειρά"><text:span text:style-name="T1913">𔑵</text:span></text:span><text:span text:style-name="Προεπιλεγμένη_20_γραμματοσειρά"><text:span text:style-name="T1914"> </text:span></text:span><text:span text:style-name="Προεπιλεγμένη_20_γραμματοσειρά"><text:span text:style-name="T1913">𔑶</text:span></text:span><text:span text:style-name="Προεπιλεγμένη_20_γραμματοσειρά"><text:span text:style-name="T1914"> </text:span></text:span><text:span text:style-name="Προεπιλεγμένη_20_γραμματοσειρά"><text:span text:style-name="T1913">𔑷</text:span></text:span><text:span text:style-name="Προεπιλεγμένη_20_γραμματοσειρά"><text:span text:style-name="T1914"> </text:span></text:span><text:span text:style-name="Προεπιλεγμένη_20_γραμματοσειρά"><text:span text:style-name="T1913">𔑸</text:span></text:span><text:span text:style-name="Προεπιλεγμένη_20_γραμματοσειρά"><text:span text:style-name="T1914"> </text:span></text:span><text:span text:style-name="Προεπιλεγμένη_20_γραμματοσειρά"><text:span text:style-name="T1913">𔑹</text:span></text:span><text:span text:style-name="Προεπιλεγμένη_20_γραμματοσειρά"><text:span text:style-name="T1914"> </text:span></text:span><text:span text:style-name="Προεπιλεγμένη_20_γραμματοσειρά"><text:span text:style-name="T1913">𔑺</text:span></text:span><text:span text:style-name="Προεπιλεγμένη_20_γραμματοσειρά"><text:span text:style-name="T1914"> </text:span></text:span><text:span text:style-name="Προεπιλεγμένη_20_γραμματοσειρά"><text:span text:style-name="T1913">𔑻</text:span></text:span><text:span text:style-name="Προεπιλεγμένη_20_γραμματοσειρά"><text:span text:style-name="T1914"> </text:span></text:span><text:span text:style-name="Προεπιλεγμένη_20_γραμματοσειρά"><text:span text:style-name="T1913">𔑼</text:span></text:span><text:span text:style-name="Προεπιλεγμένη_20_γραμματοσειρά"><text:span text:style-name="T1914"> </text:span></text:span><text:span text:style-name="Προεπιλεγμένη_20_γραμματοσειρά"><text:span text:style-name="T1913">𔑽</text:span></text:span><text:span text:style-name="Προεπιλεγμένη_20_γραμματοσειρά"><text:span text:style-name="T1914"> </text:span></text:span><text:span text:style-name="Προεπιλεγμένη_20_γραμματοσειρά"><text:span text:style-name="T1913">𔑾</text:span></text:span><text:span text:style-name="Προεπιλεγμένη_20_γραμματοσειρά"><text:span text:style-name="T1914"> </text:span></text:span><text:span text:style-name="Προεπιλεγμένη_20_γραμματοσειρά"><text:span text:style-name="T1913">𔑿</text:span></text:span><text:span text:style-name="Προεπιλεγμένη_20_γραμματοσειρά"><text:span text:style-name="T1914"> </text:span></text:span><text:span text:style-name="Προεπιλεγμένη_20_γραμματοσειρά"><text:span text:style-name="T1913">𔒀</text:span></text:span><text:span text:style-name="Προεπιλεγμένη_20_γραμματοσειρά"><text:span text:style-name="T1914"> </text:span></text:span><text:span text:style-name="Προεπιλεγμένη_20_γραμματοσειρά"><text:span text:style-name="T1913">𔒁</text:span></text:span><text:span text:style-name="Προεπιλεγμένη_20_γραμματοσειρά"><text:span text:style-name="T1914"> </text:span></text:span><text:span text:style-name="Προεπιλεγμένη_20_γραμματοσειρά"><text:span text:style-name="T1913">𔒂</text:span></text:span><text:span text:style-name="Προεπιλεγμένη_20_γραμματοσειρά"><text:span text:style-name="T1914"> </text:span></text:span><text:span text:style-name="Προεπιλεγμένη_20_γραμματοσειρά"><text:span text:style-name="T1913">𔒃</text:span></text:span><text:span text:style-name="Προεπιλεγμένη_20_γραμματοσειρά"><text:span text:style-name="T1914"> </text:span></text:span><text:span text:style-name="Προεπιλεγμένη_20_γραμματοσειρά"><text:span text:style-name="T1913">𔒄</text:span></text:span><text:span text:style-name="Προεπιλεγμένη_20_γραμματοσειρά"><text:span text:style-name="T1914"> </text:span></text:span><text:span text:style-name="Προεπιλεγμένη_20_γραμματοσειρά"><text:span text:style-name="T1913">𔒅</text:span></text:span><text:span text:style-name="Προεπιλεγμένη_20_γραμματοσειρά"><text:span text:style-name="T1914"> </text:span></text:span><text:span text:style-name="Προεπιλεγμένη_20_γραμματοσειρά"><text:span text:style-name="T1913">𔒆</text:span></text:span><text:span text:style-name="Προεπιλεγμένη_20_γραμματοσειρά"><text:span text:style-name="T1914"> </text:span></text:span><text:span text:style-name="Προεπιλεγμένη_20_γραμματοσειρά"><text:span text:style-name="T1913">𔒇</text:span></text:span><text:span text:style-name="Προεπιλεγμένη_20_γραμματοσειρά"><text:span text:style-name="T1914"> </text:span></text:span><text:span text:style-name="Προεπιλεγμένη_20_γραμματοσειρά"><text:span text:style-name="T1913">𔒈</text:span></text:span><text:span text:style-name="Προεπιλεγμένη_20_γραμματοσειρά"><text:span text:style-name="T1914"> </text:span></text:span><text:span text:style-name="Προεπιλεγμένη_20_γραμματοσειρά"><text:span text:style-name="T1913">𔒉</text:span></text:span><text:span text:style-name="Προεπιλεγμένη_20_γραμματοσειρά"><text:span text:style-name="T1914"> </text:span></text:span><text:span text:style-name="Προεπιλεγμένη_20_γραμματοσειρά"><text:span text:style-name="T1913">𔒊</text:span></text:span><text:span text:style-name="Προεπιλεγμένη_20_γραμματοσειρά"><text:span text:style-name="T1914"> </text:span></text:span><text:span text:style-name="Προεπιλεγμένη_20_γραμματοσειρά"><text:span text:style-name="T1913">𔒋</text:span></text:span><text:span text:style-name="Προεπιλεγμένη_20_γραμματοσειρά"><text:span text:style-name="T1914"> </text:span></text:span><text:span text:style-name="Προεπιλεγμένη_20_γραμματοσειρά"><text:span text:style-name="T1913">𔒌</text:span></text:span><text:span text:style-name="Προεπιλεγμένη_20_γραμματοσειρά"><text:span text:style-name="T1914"> </text:span></text:span><text:span text:style-name="Προεπιλεγμένη_20_γραμματοσειρά"><text:span text:style-name="T1913">𔒍</text:span></text:span><text:span text:style-name="Προεπιλεγμένη_20_γραμματοσειρά"><text:span text:style-name="T1914"> </text:span></text:span><text:span text:style-name="Προεπιλεγμένη_20_γραμματοσειρά"><text:span text:style-name="T1913">𔒎</text:span></text:span><text:span text:style-name="Προεπιλεγμένη_20_γραμματοσειρά"><text:span text:style-name="T1914"> </text:span></text:span><text:span text:style-name="Προεπιλεγμένη_20_γραμματοσειρά"><text:span text:style-name="T1913">𔒏</text:span></text:span><text:span text:style-name="Προεπιλεγμένη_20_γραμματοσειρά"><text:span text:style-name="T1914"> </text:span></text:span><text:span text:style-name="Προεπιλεγμένη_20_γραμματοσειρά"><text:span text:style-name="T1913">𔒐</text:span></text:span><text:span text:style-name="Προεπιλεγμένη_20_γραμματοσειρά"><text:span text:style-name="T1914"> </text:span></text:span><text:span text:style-name="Προεπιλεγμένη_20_γραμματοσειρά"><text:span text:style-name="T1913">𔒑</text:span></text:span><text:span text:style-name="Προεπιλεγμένη_20_γραμματοσειρά"><text:span text:style-name="T1914"> </text:span></text:span><text:span text:style-name="Προεπιλεγμένη_20_γραμματοσειρά"><text:span text:style-name="T1913">𔒒</text:span></text:span><text:span text:style-name="Προεπιλεγμένη_20_γραμματοσειρά"><text:span text:style-name="T1914"> </text:span></text:span><text:span text:style-name="Προεπιλεγμένη_20_γραμματοσειρά"><text:span text:style-name="T1913">𔒓</text:span></text:span><text:span text:style-name="Προεπιλεγμένη_20_γραμματοσειρά"><text:span text:style-name="T1914"> </text:span></text:span><text:span text:style-name="Προεπιλεγμένη_20_γραμματοσειρά"><text:span text:style-name="T1913">𔒔</text:span></text:span><text:span text:style-name="Προεπιλεγμένη_20_γραμματοσειρά"><text:span text:style-name="T1914"> </text:span></text:span><text:span text:style-name="Προεπιλεγμένη_20_γραμματοσειρά"><text:span text:style-name="T1913">𔒕</text:span></text:span><text:span text:style-name="Προεπιλεγμένη_20_γραμματοσειρά"><text:span text:style-name="T1914"> </text:span></text:span><text:span text:style-name="Προεπιλεγμένη_20_γραμματοσειρά"><text:span text:style-name="T1913">𔒖</text:span></text:span><text:span text:style-name="Προεπιλεγμένη_20_γραμματοσειρά"><text:span text:style-name="T1914"> </text:span></text:span><text:span text:style-name="Προεπιλεγμένη_20_γραμματοσειρά"><text:span text:style-name="T1913">𔒗</text:span></text:span><text:span text:style-name="Προεπιλεγμένη_20_γραμματοσειρά"><text:span text:style-name="T1914"> </text:span></text:span><text:span text:style-name="Προεπιλεγμένη_20_γραμματοσειρά"><text:span text:style-name="T1913">𔒘</text:span></text:span><text:span text:style-name="Προεπιλεγμένη_20_γραμματοσειρά"><text:span text:style-name="T1914"> </text:span></text:span><text:span text:style-name="Προεπιλεγμένη_20_γραμματοσειρά"><text:span text:style-name="T1913">𔒙</text:span></text:span><text:span text:style-name="Προεπιλεγμένη_20_γραμματοσειρά"><text:span text:style-name="T1914"> </text:span></text:span><text:span text:style-name="Προεπιλεγμένη_20_γραμματοσειρά"><text:span text:style-name="T1913">𔒚</text:span></text:span><text:span text:style-name="Προεπιλεγμένη_20_γραμματοσειρά"><text:span text:style-name="T1914"> </text:span></text:span><text:span text:style-name="Προεπιλεγμένη_20_γραμματοσειρά"><text:span text:style-name="T1913">𔒛</text:span></text:span><text:span text:style-name="Προεπιλεγμένη_20_γραμματοσειρά"><text:span text:style-name="T1914"> </text:span></text:span><text:span text:style-name="Προεπιλεγμένη_20_γραμματοσειρά"><text:span text:style-name="T1913">𔒜</text:span></text:span><text:span text:style-name="Προεπιλεγμένη_20_γραμματοσειρά"><text:span text:style-name="T1914"> </text:span></text:span><text:span text:style-name="Προεπιλεγμένη_20_γραμματοσειρά"><text:span text:style-name="T1913">𔒝</text:span></text:span><text:span text:style-name="Προεπιλεγμένη_20_γραμματοσειρά"><text:span text:style-name="T1914"> </text:span></text:span><text:span text:style-name="Προεπιλεγμένη_20_γραμματοσειρά"><text:span text:style-name="T1913">𔒞</text:span></text:span><text:span text:style-name="Προεπιλεγμένη_20_γραμματοσειρά"><text:span text:style-name="T1914"> </text:span></text:span><text:span text:style-name="Προεπιλεγμένη_20_γραμματοσειρά"><text:span text:style-name="T1913">𔒟</text:span></text:span><text:span text:style-name="Προεπιλεγμένη_20_γραμματοσειρά"><text:span text:style-name="T1914"> </text:span></text:span><text:span text:style-name="Προεπιλεγμένη_20_γραμματοσειρά"><text:span text:style-name="T1913">𔒠</text:span></text:span><text:span text:style-name="Προεπιλεγμένη_20_γραμματοσειρά"><text:span text:style-name="T1914"> </text:span></text:span><text:span text:style-name="Προεπιλεγμένη_20_γραμματοσειρά"><text:span text:style-name="T1913">𔒡</text:span></text:span><text:span text:style-name="Προεπιλεγμένη_20_γραμματοσειρά"><text:span text:style-name="T1914"> </text:span></text:span><text:span text:style-name="Προεπιλεγμένη_20_γραμματοσειρά"><text:span text:style-name="T1913">𔒢</text:span></text:span><text:span text:style-name="Προεπιλεγμένη_20_γραμματοσειρά"><text:span text:style-name="T1914"> </text:span></text:span><text:span text:style-name="Προεπιλεγμένη_20_γραμματοσειρά"><text:span text:style-name="T1913">𔒣</text:span></text:span><text:span text:style-name="Προεπιλεγμένη_20_γραμματοσειρά"><text:span text:style-name="T1914"> </text:span></text:span><text:span text:style-name="Προεπιλεγμένη_20_γραμματοσειρά"><text:span text:style-name="T1913">𔒤</text:span></text:span><text:span text:style-name="Προεπιλεγμένη_20_γραμματοσειρά"><text:span text:style-name="T1914"> </text:span></text:span><text:span text:style-name="Προεπιλεγμένη_20_γραμματοσειρά"><text:span text:style-name="T1913">𔒥</text:span></text:span><text:span text:style-name="Προεπιλεγμένη_20_γραμματοσειρά"><text:span text:style-name="T1914"> </text:span></text:span><text:span text:style-name="Προεπιλεγμένη_20_γραμματοσειρά"><text:span text:style-name="T1913">𔒦</text:span></text:span><text:span text:style-name="Προεπιλεγμένη_20_γραμματοσειρά"><text:span text:style-name="T1914"> </text:span></text:span><text:span text:style-name="Προεπιλεγμένη_20_γραμματοσειρά"><text:span text:style-name="T1913">𔒧</text:span></text:span><text:span text:style-name="Προεπιλεγμένη_20_γραμματοσειρά"><text:span text:style-name="T1914"> </text:span></text:span><text:span text:style-name="Προεπιλεγμένη_20_γραμματοσειρά"><text:span text:style-name="T1913">𔒨</text:span></text:span><text:span text:style-name="Προεπιλεγμένη_20_γραμματοσειρά"><text:span text:style-name="T1914"> </text:span></text:span><text:span text:style-name="Προεπιλεγμένη_20_γραμματοσειρά"><text:span text:style-name="T1913">𔒩</text:span></text:span><text:span text:style-name="Προεπιλεγμένη_20_γραμματοσειρά"><text:span text:style-name="T1914"> </text:span></text:span><text:span text:style-name="Προεπιλεγμένη_20_γραμματοσειρά"><text:span text:style-name="T1913">𔒪</text:span></text:span><text:span text:style-name="Προεπιλεγμένη_20_γραμματοσειρά"><text:span text:style-name="T1914"> </text:span></text:span><text:span text:style-name="Προεπιλεγμένη_20_γραμματοσειρά"><text:span text:style-name="T1913">𔒫</text:span></text:span><text:span text:style-name="Προεπιλεγμένη_20_γραμματοσειρά"><text:span text:style-name="T1914"> </text:span></text:span><text:span text:style-name="Προεπιλεγμένη_20_γραμματοσειρά"><text:span text:style-name="T1913">𔒬</text:span></text:span><text:span text:style-name="Προεπιλεγμένη_20_γραμματοσειρά"><text:span text:style-name="T1914"> </text:span></text:span><text:span text:style-name="Προεπιλεγμένη_20_γραμματοσειρά"><text:span text:style-name="T1913">𔒭</text:span></text:span><text:span text:style-name="Προεπιλεγμένη_20_γραμματοσειρά"><text:span text:style-name="T1914"> </text:span></text:span><text:span text:style-name="Προεπιλεγμένη_20_γραμματοσειρά"><text:span text:style-name="T1913">𔒮</text:span></text:span><text:span text:style-name="Προεπιλεγμένη_20_γραμματοσειρά"><text:span text:style-name="T1914"> </text:span></text:span><text:span text:style-name="Προεπιλεγμένη_20_γραμματοσειρά"><text:span text:style-name="T1913">𔒯</text:span></text:span><text:span text:style-name="Προεπιλεγμένη_20_γραμματοσειρά"><text:span text:style-name="T1914"> </text:span></text:span><text:span text:style-name="Προεπιλεγμένη_20_γραμματοσειρά"><text:span text:style-name="T1913">𔒰</text:span></text:span><text:span text:style-name="Προεπιλεγμένη_20_γραμματοσειρά"><text:span text:style-name="T1914"> </text:span></text:span><text:span text:style-name="Προεπιλεγμένη_20_γραμματοσειρά"><text:span text:style-name="T1913">𔒱</text:span></text:span><text:span text:style-name="Προεπιλεγμένη_20_γραμματοσειρά"><text:span text:style-name="T1914"> </text:span></text:span><text:span text:style-name="Προεπιλεγμένη_20_γραμματοσειρά"><text:span text:style-name="T1913">𔒲</text:span></text:span><text:span text:style-name="Προεπιλεγμένη_20_γραμματοσειρά"><text:span text:style-name="T1914"> </text:span></text:span><text:span text:style-name="Προεπιλεγμένη_20_γραμματοσειρά"><text:span text:style-name="T1913">𔒳</text:span></text:span><text:span text:style-name="Προεπιλεγμένη_20_γραμματοσειρά"><text:span text:style-name="T1914"> </text:span></text:span><text:span text:style-name="Προεπιλεγμένη_20_γραμματοσειρά"><text:span text:style-name="T1913">𔒴</text:span></text:span><text:span text:style-name="Προεπιλεγμένη_20_γραμματοσειρά"><text:span text:style-name="T1914"> </text:span></text:span><text:span text:style-name="Προεπιλεγμένη_20_γραμματοσειρά"><text:span text:style-name="T1913">𔒵</text:span></text:span><text:span text:style-name="Προεπιλεγμένη_20_γραμματοσειρά"><text:span text:style-name="T1914"> </text:span></text:span><text:span text:style-name="Προεπιλεγμένη_20_γραμματοσειρά"><text:span text:style-name="T1913">𔒶</text:span></text:span><text:span text:style-name="Προεπιλεγμένη_20_γραμματοσειρά"><text:span text:style-name="T1914"> </text:span></text:span><text:span text:style-name="Προεπιλεγμένη_20_γραμματοσειρά"><text:span text:style-name="T1913">𔒷</text:span></text:span><text:span text:style-name="Προεπιλεγμένη_20_γραμματοσειρά"><text:span text:style-name="T1914"> </text:span></text:span><text:span text:style-name="Προεπιλεγμένη_20_γραμματοσειρά"><text:span text:style-name="T1913">𔒸</text:span></text:span><text:span text:style-name="Προεπιλεγμένη_20_γραμματοσειρά"><text:span text:style-name="T1914"> </text:span></text:span><text:span text:style-name="Προεπιλεγμένη_20_γραμματοσειρά"><text:span text:style-name="T1913">𔒹</text:span></text:span><text:span text:style-name="Προεπιλεγμένη_20_γραμματοσειρά"><text:span text:style-name="T1914"> </text:span></text:span><text:span text:style-name="Προεπιλεγμένη_20_γραμματοσειρά"><text:span text:style-name="T1913">𔒺</text:span></text:span><text:span text:style-name="Προεπιλεγμένη_20_γραμματοσειρά"><text:span text:style-name="T1914"> </text:span></text:span><text:span text:style-name="Προεπιλεγμένη_20_γραμματοσειρά"><text:span text:style-name="T1913">𔒻</text:span></text:span><text:span text:style-name="Προεπιλεγμένη_20_γραμματοσειρά"><text:span text:style-name="T1914"> </text:span></text:span><text:span text:style-name="Προεπιλεγμένη_20_γραμματοσειρά"><text:span text:style-name="T1913">𔒼</text:span></text:span><text:span text:style-name="Προεπιλεγμένη_20_γραμματοσειρά"><text:span text:style-name="T1914"> </text:span></text:span><text:span text:style-name="Προεπιλεγμένη_20_γραμματοσειρά"><text:span text:style-name="T1913">𔒽</text:span></text:span><text:span text:style-name="Προεπιλεγμένη_20_γραμματοσειρά"><text:span text:style-name="T1914"> </text:span></text:span><text:span text:style-name="Προεπιλεγμένη_20_γραμματοσειρά"><text:span text:style-name="T1913">𔒾</text:span></text:span><text:span text:style-name="Προεπιλεγμένη_20_γραμματοσειρά"><text:span text:style-name="T1914"> </text:span></text:span><text:span text:style-name="Προεπιλεγμένη_20_γραμματοσειρά"><text:span text:style-name="T1913">𔒿</text:span></text:span><text:span text:style-name="Προεπιλεγμένη_20_γραμματοσειρά"><text:span text:style-name="T1914"> </text:span></text:span><text:span text:style-name="Προεπιλεγμένη_20_γραμματοσειρά"><text:span text:style-name="T1913">𔓀</text:span></text:span><text:span text:style-name="Προεπιλεγμένη_20_γραμματοσειρά"><text:span text:style-name="T1914"> </text:span></text:span><text:span text:style-name="Προεπιλεγμένη_20_γραμματοσειρά"><text:span text:style-name="T1913">𔓁</text:span></text:span><text:span text:style-name="Προεπιλεγμένη_20_γραμματοσειρά"><text:span text:style-name="T1914"> </text:span></text:span><text:span text:style-name="Προεπιλεγμένη_20_γραμματοσειρά"><text:span text:style-name="T1913">𔓂</text:span></text:span><text:span text:style-name="Προεπιλεγμένη_20_γραμματοσειρά"><text:span text:style-name="T1914"> </text:span></text:span><text:span text:style-name="Προεπιλεγμένη_20_γραμματοσειρά"><text:span text:style-name="T1913">𔓃</text:span></text:span><text:span text:style-name="Προεπιλεγμένη_20_γραμματοσειρά"><text:span text:style-name="T1914"> </text:span></text:span><text:span text:style-name="Προεπιλεγμένη_20_γραμματοσειρά"><text:span text:style-name="T1913">𔓄</text:span></text:span><text:span text:style-name="Προεπιλεγμένη_20_γραμματοσειρά"><text:span text:style-name="T1914"> </text:span></text:span><text:span text:style-name="Προεπιλεγμένη_20_γραμματοσειρά"><text:span text:style-name="T1913">𔓅</text:span></text:span><text:span text:style-name="Προεπιλεγμένη_20_γραμματοσειρά"><text:span text:style-name="T1914"> </text:span></text:span><text:span text:style-name="Προεπιλεγμένη_20_γραμματοσειρά"><text:span text:style-name="T1913">𔓆</text:span></text:span><text:span text:style-name="Προεπιλεγμένη_20_γραμματοσειρά"><text:span text:style-name="T1914"> </text:span></text:span><text:span text:style-name="Προεπιλεγμένη_20_γραμματοσειρά"><text:span text:style-name="T1913">𔓇</text:span></text:span><text:span text:style-name="Προεπιλεγμένη_20_γραμματοσειρά"><text:span text:style-name="T1914"> </text:span></text:span><text:span text:style-name="Προεπιλεγμένη_20_γραμματοσειρά"><text:span text:style-name="T1913">𔓈</text:span></text:span><text:span text:style-name="Προεπιλεγμένη_20_γραμματοσειρά"><text:span text:style-name="T1914"> </text:span></text:span><text:span text:style-name="Προεπιλεγμένη_20_γραμματοσειρά"><text:span text:style-name="T1913">𔓉</text:span></text:span><text:span text:style-name="Προεπιλεγμένη_20_γραμματοσειρά"><text:span text:style-name="T1914"> </text:span></text:span><text:span text:style-name="Προεπιλεγμένη_20_γραμματοσειρά"><text:span text:style-name="T1913">𔓊</text:span></text:span><text:span text:style-name="Προεπιλεγμένη_20_γραμματοσειρά"><text:span text:style-name="T1914"> </text:span></text:span><text:span text:style-name="Προεπιλεγμένη_20_γραμματοσειρά"><text:span text:style-name="T1913">𔓋</text:span></text:span><text:span text:style-name="Προεπιλεγμένη_20_γραμματοσειρά"><text:span text:style-name="T1914"> </text:span></text:span><text:span text:style-name="Προεπιλεγμένη_20_γραμματοσειρά"><text:span text:style-name="T1913">𔓌</text:span></text:span><text:span text:style-name="Προεπιλεγμένη_20_γραμματοσειρά"><text:span text:style-name="T1914"> </text:span></text:span><text:span text:style-name="Προεπιλεγμένη_20_γραμματοσειρά"><text:span text:style-name="T1913">𔓍</text:span></text:span><text:span text:style-name="Προεπιλεγμένη_20_γραμματοσειρά"><text:span text:style-name="T1914"> </text:span></text:span><text:span text:style-name="Προεπιλεγμένη_20_γραμματοσειρά"><text:span text:style-name="T1913">𔓎</text:span></text:span><text:span text:style-name="Προεπιλεγμένη_20_γραμματοσειρά"><text:span text:style-name="T1914"> </text:span></text:span><text:span text:style-name="Προεπιλεγμένη_20_γραμματοσειρά"><text:span text:style-name="T1913">𔓏</text:span></text:span><text:span text:style-name="Προεπιλεγμένη_20_γραμματοσειρά"><text:span text:style-name="T1914"> </text:span></text:span><text:span text:style-name="Προεπιλεγμένη_20_γραμματοσειρά"><text:span text:style-name="T1913">𔓐</text:span></text:span><text:span text:style-name="Προεπιλεγμένη_20_γραμματοσειρά"><text:span text:style-name="T1914"> </text:span></text:span><text:span text:style-name="Προεπιλεγμένη_20_γραμματοσειρά"><text:span text:style-name="T1913">𔓑</text:span></text:span><text:span text:style-name="Προεπιλεγμένη_20_γραμματοσειρά"><text:span text:style-name="T1914"> </text:span></text:span><text:span text:style-name="Προεπιλεγμένη_20_γραμματοσειρά"><text:span text:style-name="T1913">𔓒</text:span></text:span><text:span text:style-name="Προεπιλεγμένη_20_γραμματοσειρά"><text:span text:style-name="T1914"> </text:span></text:span><text:span text:style-name="Προεπιλεγμένη_20_γραμματοσειρά"><text:span text:style-name="T1913">𔓓</text:span></text:span><text:span text:style-name="Προεπιλεγμένη_20_γραμματοσειρά"><text:span text:style-name="T1914"> </text:span></text:span><text:span text:style-name="Προεπιλεγμένη_20_γραμματοσειρά"><text:span text:style-name="T1913">𔓔</text:span></text:span><text:span text:style-name="Προεπιλεγμένη_20_γραμματοσειρά"><text:span text:style-name="T1914"> </text:span></text:span><text:span text:style-name="Προεπιλεγμένη_20_γραμματοσειρά"><text:span text:style-name="T1913">𔓕</text:span></text:span><text:span text:style-name="Προεπιλεγμένη_20_γραμματοσειρά"><text:span text:style-name="T1914"> </text:span></text:span><text:span text:style-name="Προεπιλεγμένη_20_γραμματοσειρά"><text:span text:style-name="T1913">𔓖</text:span></text:span><text:span text:style-name="Προεπιλεγμένη_20_γραμματοσειρά"><text:span text:style-name="T1914"> </text:span></text:span><text:span text:style-name="Προεπιλεγμένη_20_γραμματοσειρά"><text:span text:style-name="T1913">𔓗</text:span></text:span><text:span text:style-name="Προεπιλεγμένη_20_γραμματοσειρά"><text:span text:style-name="T1914"> </text:span></text:span><text:span text:style-name="Προεπιλεγμένη_20_γραμματοσειρά"><text:span text:style-name="T1913">𔓘</text:span></text:span><text:span text:style-name="Προεπιλεγμένη_20_γραμματοσειρά"><text:span text:style-name="T1914"> </text:span></text:span><text:span text:style-name="Προεπιλεγμένη_20_γραμματοσειρά"><text:span text:style-name="T1913">𔓙</text:span></text:span><text:span text:style-name="Προεπιλεγμένη_20_γραμματοσειρά"><text:span text:style-name="T1914"> </text:span></text:span><text:span text:style-name="Προεπιλεγμένη_20_γραμματοσειρά"><text:span text:style-name="T1913">𔓚</text:span></text:span><text:span text:style-name="Προεπιλεγμένη_20_γραμματοσειρά"><text:span text:style-name="T1914"> </text:span></text:span><text:span text:style-name="Προεπιλεγμένη_20_γραμματοσειρά"><text:span text:style-name="T1913">𔓛</text:span></text:span><text:span text:style-name="Προεπιλεγμένη_20_γραμματοσειρά"><text:span text:style-name="T1914"> </text:span></text:span><text:span text:style-name="Προεπιλεγμένη_20_γραμματοσειρά"><text:span text:style-name="T1913">𔓜</text:span></text:span><text:span text:style-name="Προεπιλεγμένη_20_γραμματοσειρά"><text:span text:style-name="T1914"> </text:span></text:span><text:span text:style-name="Προεπιλεγμένη_20_γραμματοσειρά"><text:span text:style-name="T1913">𔓝</text:span></text:span><text:span text:style-name="Προεπιλεγμένη_20_γραμματοσειρά"><text:span text:style-name="T1914"> </text:span></text:span><text:span text:style-name="Προεπιλεγμένη_20_γραμματοσειρά"><text:span text:style-name="T1913">𔓞</text:span></text:span><text:span text:style-name="Προεπιλεγμένη_20_γραμματοσειρά"><text:span text:style-name="T1914"> </text:span></text:span><text:span text:style-name="Προεπιλεγμένη_20_γραμματοσειρά"><text:span text:style-name="T1913">𔓟</text:span></text:span><text:span text:style-name="Προεπιλεγμένη_20_γραμματοσειρά"><text:span text:style-name="T1914"> </text:span></text:span><text:span text:style-name="Προεπιλεγμένη_20_γραμματοσειρά"><text:span text:style-name="T1913">𔓠</text:span></text:span><text:span text:style-name="Προεπιλεγμένη_20_γραμματοσειρά"><text:span text:style-name="T1914"> </text:span></text:span><text:span text:style-name="Προεπιλεγμένη_20_γραμματοσειρά"><text:span text:style-name="T1913">𔓡</text:span></text:span><text:span text:style-name="Προεπιλεγμένη_20_γραμματοσειρά"><text:span text:style-name="T1914"> </text:span></text:span><text:span text:style-name="Προεπιλεγμένη_20_γραμματοσειρά"><text:span text:style-name="T1913">𔓢</text:span></text:span><text:span text:style-name="Προεπιλεγμένη_20_γραμματοσειρά"><text:span text:style-name="T1914"> </text:span></text:span><text:span text:style-name="Προεπιλεγμένη_20_γραμματοσειρά"><text:span text:style-name="T1913">𔓣</text:span></text:span><text:span text:style-name="Προεπιλεγμένη_20_γραμματοσειρά"><text:span text:style-name="T1914"> </text:span></text:span><text:span text:style-name="Προεπιλεγμένη_20_γραμματοσειρά"><text:span text:style-name="T1913">𔓤</text:span></text:span><text:span text:style-name="Προεπιλεγμένη_20_γραμματοσειρά"><text:span text:style-name="T1914"> </text:span></text:span><text:span text:style-name="Προεπιλεγμένη_20_γραμματοσειρά"><text:span text:style-name="T1913">𔓥</text:span></text:span><text:span text:style-name="Προεπιλεγμένη_20_γραμματοσειρά"><text:span text:style-name="T1914"> </text:span></text:span><text:span text:style-name="Προεπιλεγμένη_20_γραμματοσειρά"><text:span text:style-name="T1913">𔓦</text:span></text:span><text:span text:style-name="Προεπιλεγμένη_20_γραμματοσειρά"><text:span text:style-name="T1914"> </text:span></text:span><text:span text:style-name="Προεπιλεγμένη_20_γραμματοσειρά"><text:span text:style-name="T1913">𔓧</text:span></text:span><text:span text:style-name="Προεπιλεγμένη_20_γραμματοσειρά"><text:span text:style-name="T1914"> </text:span></text:span><text:span text:style-name="Προεπιλεγμένη_20_γραμματοσειρά"><text:span text:style-name="T1913">𔓨</text:span></text:span><text:span text:style-name="Προεπιλεγμένη_20_γραμματοσειρά"><text:span text:style-name="T1914"> </text:span></text:span><text:span text:style-name="Προεπιλεγμένη_20_γραμματοσειρά"><text:span text:style-name="T1913">𔓩</text:span></text:span><text:span text:style-name="Προεπιλεγμένη_20_γραμματοσειρά"><text:span text:style-name="T1914"> </text:span></text:span><text:span text:style-name="Προεπιλεγμένη_20_γραμματοσειρά"><text:span text:style-name="T1913">𔓪</text:span></text:span><text:span text:style-name="Προεπιλεγμένη_20_γραμματοσειρά"><text:span text:style-name="T1914"> </text:span></text:span><text:span text:style-name="Προεπιλεγμένη_20_γραμματοσειρά"><text:span text:style-name="T1913">𔓫</text:span></text:span><text:span text:style-name="Προεπιλεγμένη_20_γραμματοσειρά"><text:span text:style-name="T1914"> </text:span></text:span><text:span text:style-name="Προεπιλεγμένη_20_γραμματοσειρά"><text:span text:style-name="T1913">𔓬</text:span></text:span><text:span text:style-name="Προεπιλεγμένη_20_γραμματοσειρά"><text:span text:style-name="T1914"> </text:span></text:span><text:span text:style-name="Προεπιλεγμένη_20_γραμματοσειρά"><text:span text:style-name="T1913">𔓭</text:span></text:span><text:span text:style-name="Προεπιλεγμένη_20_γραμματοσειρά"><text:span text:style-name="T1914"> </text:span></text:span><text:span text:style-name="Προεπιλεγμένη_20_γραμματοσειρά"><text:span text:style-name="T1913">𔓮</text:span></text:span><text:span text:style-name="Προεπιλεγμένη_20_γραμματοσειρά"><text:span text:style-name="T1914"> </text:span></text:span><text:span text:style-name="Προεπιλεγμένη_20_γραμματοσειρά"><text:span text:style-name="T1913">𔓯</text:span></text:span><text:span text:style-name="Προεπιλεγμένη_20_γραμματοσειρά"><text:span text:style-name="T1914"> </text:span></text:span><text:span text:style-name="Προεπιλεγμένη_20_γραμματοσειρά"><text:span text:style-name="T1913">𔓰</text:span></text:span><text:span text:style-name="Προεπιλεγμένη_20_γραμματοσειρά"><text:span text:style-name="T1914"> </text:span></text:span><text:span text:style-name="Προεπιλεγμένη_20_γραμματοσειρά"><text:span text:style-name="T1913">𔓱</text:span></text:span><text:span text:style-name="Προεπιλεγμένη_20_γραμματοσειρά"><text:span text:style-name="T1914"> </text:span></text:span><text:span text:style-name="Προεπιλεγμένη_20_γραμματοσειρά"><text:span text:style-name="T1913">𔓲</text:span></text:span><text:span text:style-name="Προεπιλεγμένη_20_γραμματοσειρά"><text:span text:style-name="T1914"> </text:span></text:span><text:span text:style-name="Προεπιλεγμένη_20_γραμματοσειρά"><text:span text:style-name="T1913">𔓳</text:span></text:span><text:span text:style-name="Προεπιλεγμένη_20_γραμματοσειρά"><text:span text:style-name="T1914"> </text:span></text:span><text:span text:style-name="Προεπιλεγμένη_20_γραμματοσειρά"><text:span text:style-name="T1913">𔓴</text:span></text:span><text:span text:style-name="Προεπιλεγμένη_20_γραμματοσειρά"><text:span text:style-name="T1914"> </text:span></text:span><text:span text:style-name="Προεπιλεγμένη_20_γραμματοσειρά"><text:span text:style-name="T1913">𔓵</text:span></text:span><text:span text:style-name="Προεπιλεγμένη_20_γραμματοσειρά"><text:span text:style-name="T1914"> </text:span></text:span><text:span text:style-name="Προεπιλεγμένη_20_γραμματοσειρά"><text:span text:style-name="T1913">𔓶</text:span></text:span><text:span text:style-name="Προεπιλεγμένη_20_γραμματοσειρά"><text:span text:style-name="T1914"> </text:span></text:span><text:span text:style-name="Προεπιλεγμένη_20_γραμματοσειρά"><text:span text:style-name="T1913">𔓷</text:span></text:span><text:span text:style-name="Προεπιλεγμένη_20_γραμματοσειρά"><text:span text:style-name="T1914"> </text:span></text:span><text:span text:style-name="Προεπιλεγμένη_20_γραμματοσειρά"><text:span text:style-name="T1913">𔓸</text:span></text:span><text:span text:style-name="Προεπιλεγμένη_20_γραμματοσειρά"><text:span text:style-name="T1914"> </text:span></text:span><text:span text:style-name="Προεπιλεγμένη_20_γραμματοσειρά"><text:span text:style-name="T1913">𔓹</text:span></text:span><text:span text:style-name="Προεπιλεγμένη_20_γραμματοσειρά"><text:span text:style-name="T1914"> </text:span></text:span><text:span text:style-name="Προεπιλεγμένη_20_γραμματοσειρά"><text:span text:style-name="T1913">𔓺</text:span></text:span><text:span text:style-name="Προεπιλεγμένη_20_γραμματοσειρά"><text:span text:style-name="T1914"> </text:span></text:span><text:span text:style-name="Προεπιλεγμένη_20_γραμματοσειρά"><text:span text:style-name="T1913">𔓻</text:span></text:span><text:span text:style-name="Προεπιλεγμένη_20_γραμματοσειρά"><text:span text:style-name="T1914"> </text:span></text:span><text:span text:style-name="Προεπιλεγμένη_20_γραμματοσειρά"><text:span text:style-name="T1913">𔓼</text:span></text:span><text:span text:style-name="Προεπιλεγμένη_20_γραμματοσειρά"><text:span text:style-name="T1914"> </text:span></text:span><text:span text:style-name="Προεπιλεγμένη_20_γραμματοσειρά"><text:span text:style-name="T1913">𔓽</text:span></text:span><text:span text:style-name="Προεπιλεγμένη_20_γραμματοσειρά"><text:span text:style-name="T1914"> </text:span></text:span><text:span text:style-name="Προεπιλεγμένη_20_γραμματοσειρά"><text:span text:style-name="T1913">𔓾</text:span></text:span><text:span text:style-name="Προεπιλεγμένη_20_γραμματοσειρά"><text:span text:style-name="T1914"> </text:span></text:span><text:span text:style-name="Προεπιλεγμένη_20_γραμματοσειρά"><text:span text:style-name="T1913">𔓿</text:span></text:span><text:span text:style-name="Προεπιλεγμένη_20_γραμματοσειρά"><text:span text:style-name="T1914"> </text:span></text:span><text:span text:style-name="Προεπιλεγμένη_20_γραμματοσειρά"><text:span text:style-name="T1913">𔔀</text:span></text:span><text:span text:style-name="Προεπιλεγμένη_20_γραμματοσειρά"><text:span text:style-name="T1914"> </text:span></text:span><text:span text:style-name="Προεπιλεγμένη_20_γραμματοσειρά"><text:span text:style-name="T1913">𔔁</text:span></text:span><text:span text:style-name="Προεπιλεγμένη_20_γραμματοσειρά"><text:span text:style-name="T1914"> </text:span></text:span><text:span text:style-name="Προεπιλεγμένη_20_γραμματοσειρά"><text:span text:style-name="T1913">𔔂</text:span></text:span><text:span text:style-name="Προεπιλεγμένη_20_γραμματοσειρά"><text:span text:style-name="T1914"> </text:span></text:span><text:span text:style-name="Προεπιλεγμένη_20_γραμματοσειρά"><text:span text:style-name="T1913">𔔃</text:span></text:span><text:span text:style-name="Προεπιλεγμένη_20_γραμματοσειρά"><text:span text:style-name="T1914"> </text:span></text:span><text:span text:style-name="Προεπιλεγμένη_20_γραμματοσειρά"><text:span text:style-name="T1913">𔔄</text:span></text:span><text:span text:style-name="Προεπιλεγμένη_20_γραμματοσειρά"><text:span text:style-name="T1914"> </text:span></text:span><text:span text:style-name="Προεπιλεγμένη_20_γραμματοσειρά"><text:span text:style-name="T1913">𔔅</text:span></text:span><text:span text:style-name="Προεπιλεγμένη_20_γραμματοσειρά"><text:span text:style-name="T1914"> </text:span></text:span><text:span text:style-name="Προεπιλεγμένη_20_γραμματοσειρά"><text:span text:style-name="T1913">𔔆</text:span></text:span><text:span text:style-name="Προεπιλεγμένη_20_γραμματοσειρά"><text:span text:style-name="T1914"> </text:span></text:span><text:span text:style-name="Προεπιλεγμένη_20_γραμματοσειρά"><text:span text:style-name="T1913">𔔇</text:span></text:span><text:span text:style-name="Προεπιλεγμένη_20_γραμματοσειρά"><text:span text:style-name="T1914"> </text:span></text:span><text:span text:style-name="Προεπιλεγμένη_20_γραμματοσειρά"><text:span text:style-name="T1913">𔔈</text:span></text:span><text:span text:style-name="Προεπιλεγμένη_20_γραμματοσειρά"><text:span text:style-name="T1914"> </text:span></text:span><text:span text:style-name="Προεπιλεγμένη_20_γραμματοσειρά"><text:span text:style-name="T1913">𔔉</text:span></text:span><text:span text:style-name="Προεπιλεγμένη_20_γραμματοσειρά"><text:span text:style-name="T1914"> </text:span></text:span><text:span text:style-name="Προεπιλεγμένη_20_γραμματοσειρά"><text:span text:style-name="T1913">𔔊</text:span></text:span><text:span text:style-name="Προεπιλεγμένη_20_γραμματοσειρά"><text:span text:style-name="T1914"> </text:span></text:span><text:span text:style-name="Προεπιλεγμένη_20_γραμματοσειρά"><text:span text:style-name="T1913">𔔋</text:span></text:span><text:span text:style-name="Προεπιλεγμένη_20_γραμματοσειρά"><text:span text:style-name="T1914"> </text:span></text:span><text:span text:style-name="Προεπιλεγμένη_20_γραμματοσειρά"><text:span text:style-name="T1913">𔔌</text:span></text:span><text:span text:style-name="Προεπιλεγμένη_20_γραμματοσειρά"><text:span text:style-name="T1914"> </text:span></text:span><text:span text:style-name="Προεπιλεγμένη_20_γραμματοσειρά"><text:span text:style-name="T1913">𔔍</text:span></text:span><text:span text:style-name="Προεπιλεγμένη_20_γραμματοσειρά"><text:span text:style-name="T1914"> </text:span></text:span><text:span text:style-name="Προεπιλεγμένη_20_γραμματοσειρά"><text:span text:style-name="T1913">𔔎</text:span></text:span><text:span text:style-name="Προεπιλεγμένη_20_γραμματοσειρά"><text:span text:style-name="T1914"> </text:span></text:span><text:span text:style-name="Προεπιλεγμένη_20_γραμματοσειρά"><text:span text:style-name="T1913">𔔏</text:span></text:span><text:span text:style-name="Προεπιλεγμένη_20_γραμματοσειρά"><text:span text:style-name="T1914"> </text:span></text:span><text:span text:style-name="Προεπιλεγμένη_20_γραμματοσειρά"><text:span text:style-name="T1913">𔔐</text:span></text:span><text:span text:style-name="Προεπιλεγμένη_20_γραμματοσειρά"><text:span text:style-name="T1914"> </text:span></text:span><text:span text:style-name="Προεπιλεγμένη_20_γραμματοσειρά"><text:span text:style-name="T1913">𔔑</text:span></text:span><text:span text:style-name="Προεπιλεγμένη_20_γραμματοσειρά"><text:span text:style-name="T1914"> </text:span></text:span><text:span text:style-name="Προεπιλεγμένη_20_γραμματοσειρά"><text:span text:style-name="T1913">𔔒</text:span></text:span><text:span text:style-name="Προεπιλεγμένη_20_γραμματοσειρά"><text:span text:style-name="T1914"> </text:span></text:span><text:span text:style-name="Προεπιλεγμένη_20_γραμματοσειρά"><text:span text:style-name="T1913">𔔓</text:span></text:span><text:span text:style-name="Προεπιλεγμένη_20_γραμματοσειρά"><text:span text:style-name="T1914"> </text:span></text:span><text:span text:style-name="Προεπιλεγμένη_20_γραμματοσειρά"><text:span text:style-name="T1913">𔔔</text:span></text:span><text:span text:style-name="Προεπιλεγμένη_20_γραμματοσειρά"><text:span text:style-name="T1914"> </text:span></text:span><text:span text:style-name="Προεπιλεγμένη_20_γραμματοσειρά"><text:span text:style-name="T1913">𔔕</text:span></text:span><text:span text:style-name="Προεπιλεγμένη_20_γραμματοσειρά"><text:span text:style-name="T1914"> </text:span></text:span><text:span text:style-name="Προεπιλεγμένη_20_γραμματοσειρά"><text:span text:style-name="T1913">𔔖</text:span></text:span><text:span text:style-name="Προεπιλεγμένη_20_γραμματοσειρά"><text:span text:style-name="T1914"> </text:span></text:span><text:span text:style-name="Προεπιλεγμένη_20_γραμματοσειρά"><text:span text:style-name="T1913">𔔗</text:span></text:span><text:span text:style-name="Προεπιλεγμένη_20_γραμματοσειρά"><text:span text:style-name="T1914"> </text:span></text:span><text:span text:style-name="Προεπιλεγμένη_20_γραμματοσειρά"><text:span text:style-name="T1913">𔔘</text:span></text:span><text:span text:style-name="Προεπιλεγμένη_20_γραμματοσειρά"><text:span text:style-name="T1914"> </text:span></text:span><text:span text:style-name="Προεπιλεγμένη_20_γραμματοσειρά"><text:span text:style-name="T1913">𔔙</text:span></text:span><text:span text:style-name="Προεπιλεγμένη_20_γραμματοσειρά"><text:span text:style-name="T1914"> </text:span></text:span><text:span text:style-name="Προεπιλεγμένη_20_γραμματοσειρά"><text:span text:style-name="T1913">𔔚</text:span></text:span><text:span text:style-name="Προεπιλεγμένη_20_γραμματοσειρά"><text:span text:style-name="T1914"> </text:span></text:span><text:span text:style-name="Προεπιλεγμένη_20_γραμματοσειρά"><text:span text:style-name="T1913">𔔛</text:span></text:span><text:span text:style-name="Προεπιλεγμένη_20_γραμματοσειρά"><text:span text:style-name="T1914"> </text:span></text:span><text:span text:style-name="Προεπιλεγμένη_20_γραμματοσειρά"><text:span text:style-name="T1913">𔔜</text:span></text:span><text:span text:style-name="Προεπιλεγμένη_20_γραμματοσειρά"><text:span text:style-name="T1914"> </text:span></text:span><text:span text:style-name="Προεπιλεγμένη_20_γραμματοσειρά"><text:span text:style-name="T1913">𔔝</text:span></text:span><text:span text:style-name="Προεπιλεγμένη_20_γραμματοσειρά"><text:span text:style-name="T1914"> </text:span></text:span><text:span text:style-name="Προεπιλεγμένη_20_γραμματοσειρά"><text:span text:style-name="T1913">𔔞</text:span></text:span><text:span text:style-name="Προεπιλεγμένη_20_γραμματοσειρά"><text:span text:style-name="T1914"> </text:span></text:span><text:span text:style-name="Προεπιλεγμένη_20_γραμματοσειρά"><text:span text:style-name="T1913">𔔟</text:span></text:span><text:span text:style-name="Προεπιλεγμένη_20_γραμματοσειρά"><text:span text:style-name="T1914"> </text:span></text:span><text:span text:style-name="Προεπιλεγμένη_20_γραμματοσειρά"><text:span text:style-name="T1913">𔔠</text:span></text:span><text:span text:style-name="Προεπιλεγμένη_20_γραμματοσειρά"><text:span text:style-name="T1914"> </text:span></text:span><text:span text:style-name="Προεπιλεγμένη_20_γραμματοσειρά"><text:span text:style-name="T1913">𔔡</text:span></text:span><text:span text:style-name="Προεπιλεγμένη_20_γραμματοσειρά"><text:span text:style-name="T1914"> </text:span></text:span><text:span text:style-name="Προεπιλεγμένη_20_γραμματοσειρά"><text:span text:style-name="T1913">𔔢</text:span></text:span><text:span text:style-name="Προεπιλεγμένη_20_γραμματοσειρά"><text:span text:style-name="T1914"> </text:span></text:span><text:span text:style-name="Προεπιλεγμένη_20_γραμματοσειρά"><text:span text:style-name="T1913">𔔣</text:span></text:span><text:span text:style-name="Προεπιλεγμένη_20_γραμματοσειρά"><text:span text:style-name="T1914"> </text:span></text:span><text:span text:style-name="Προεπιλεγμένη_20_γραμματοσειρά"><text:span text:style-name="T1913">𔔤</text:span></text:span><text:span text:style-name="Προεπιλεγμένη_20_γραμματοσειρά"><text:span text:style-name="T1914"> </text:span></text:span><text:span text:style-name="Προεπιλεγμένη_20_γραμματοσειρά"><text:span text:style-name="T1913">𔔥</text:span></text:span><text:span text:style-name="Προεπιλεγμένη_20_γραμματοσειρά"><text:span text:style-name="T1914"> </text:span></text:span><text:span text:style-name="Προεπιλεγμένη_20_γραμματοσειρά"><text:span text:style-name="T1913">𔔦</text:span></text:span><text:span text:style-name="Προεπιλεγμένη_20_γραμματοσειρά"><text:span text:style-name="T1914"> </text:span></text:span><text:span text:style-name="Προεπιλεγμένη_20_γραμματοσειρά"><text:span text:style-name="T1913">𔔧</text:span></text:span><text:span text:style-name="Προεπιλεγμένη_20_γραμματοσειρά"><text:span text:style-name="T1914"> </text:span></text:span><text:span text:style-name="Προεπιλεγμένη_20_γραμματοσειρά"><text:span text:style-name="T1913">𔔨</text:span></text:span><text:span text:style-name="Προεπιλεγμένη_20_γραμματοσειρά"><text:span text:style-name="T1914"> </text:span></text:span><text:span text:style-name="Προεπιλεγμένη_20_γραμματοσειρά"><text:span text:style-name="T1913">𔔩</text:span></text:span><text:span text:style-name="Προεπιλεγμένη_20_γραμματοσειρά"><text:span text:style-name="T1914"> </text:span></text:span><text:span text:style-name="Προεπιλεγμένη_20_γραμματοσειρά"><text:span text:style-name="T1913">𔔪</text:span></text:span><text:span text:style-name="Προεπιλεγμένη_20_γραμματοσειρά"><text:span text:style-name="T1914"> </text:span></text:span><text:span text:style-name="Προεπιλεγμένη_20_γραμματοσειρά"><text:span text:style-name="T1913">𔔫</text:span></text:span><text:span text:style-name="Προεπιλεγμένη_20_γραμματοσειρά"><text:span text:style-name="T1914"> </text:span></text:span><text:span text:style-name="Προεπιλεγμένη_20_γραμματοσειρά"><text:span text:style-name="T1913">𔔬</text:span></text:span><text:span text:style-name="Προεπιλεγμένη_20_γραμματοσειρά"><text:span text:style-name="T1914"> </text:span></text:span><text:span text:style-name="Προεπιλεγμένη_20_γραμματοσειρά"><text:span text:style-name="T1913">𔔭</text:span></text:span><text:span text:style-name="Προεπιλεγμένη_20_γραμματοσειρά"><text:span text:style-name="T1914"> </text:span></text:span><text:span text:style-name="Προεπιλεγμένη_20_γραμματοσειρά"><text:span text:style-name="T1913">𔔮</text:span></text:span><text:span text:style-name="Προεπιλεγμένη_20_γραμματοσειρά"><text:span text:style-name="T1914"> </text:span></text:span><text:span text:style-name="Προεπιλεγμένη_20_γραμματοσειρά"><text:span text:style-name="T1913">𔔯</text:span></text:span><text:span text:style-name="Προεπιλεγμένη_20_γραμματοσειρά"><text:span text:style-name="T1914"> </text:span></text:span><text:span text:style-name="Προεπιλεγμένη_20_γραμματοσειρά"><text:span text:style-name="T1913">𔔰</text:span></text:span><text:span text:style-name="Προεπιλεγμένη_20_γραμματοσειρά"><text:span text:style-name="T1914"> </text:span></text:span><text:span text:style-name="Προεπιλεγμένη_20_γραμματοσειρά"><text:span text:style-name="T1913">𔔱</text:span></text:span><text:span text:style-name="Προεπιλεγμένη_20_γραμματοσειρά"><text:span text:style-name="T1914"> </text:span></text:span><text:span text:style-name="Προεπιλεγμένη_20_γραμματοσειρά"><text:span text:style-name="T1913">𔔲</text:span></text:span><text:span text:style-name="Προεπιλεγμένη_20_γραμματοσειρά"><text:span text:style-name="T1914"> </text:span></text:span><text:span text:style-name="Προεπιλεγμένη_20_γραμματοσειρά"><text:span text:style-name="T1913">𔔳</text:span></text:span><text:span text:style-name="Προεπιλεγμένη_20_γραμματοσειρά"><text:span text:style-name="T1914"> </text:span></text:span><text:span text:style-name="Προεπιλεγμένη_20_γραμματοσειρά"><text:span text:style-name="T1913">𔔴</text:span></text:span><text:span text:style-name="Προεπιλεγμένη_20_γραμματοσειρά"><text:span text:style-name="T1914"> </text:span></text:span><text:span text:style-name="Προεπιλεγμένη_20_γραμματοσειρά"><text:span text:style-name="T1913">𔔵</text:span></text:span><text:span text:style-name="Προεπιλεγμένη_20_γραμματοσειρά"><text:span text:style-name="T1914"> </text:span></text:span><text:span text:style-name="Προεπιλεγμένη_20_γραμματοσειρά"><text:span text:style-name="T1913">𔔶</text:span></text:span><text:span text:style-name="Προεπιλεγμένη_20_γραμματοσειρά"><text:span text:style-name="T1914"> </text:span></text:span><text:span text:style-name="Προεπιλεγμένη_20_γραμματοσειρά"><text:span text:style-name="T1913">𔔷</text:span></text:span><text:span text:style-name="Προεπιλεγμένη_20_γραμματοσειρά"><text:span text:style-name="T1914"> </text:span></text:span><text:span text:style-name="Προεπιλεγμένη_20_γραμματοσειρά"><text:span text:style-name="T1913">𔔸</text:span></text:span><text:span text:style-name="Προεπιλεγμένη_20_γραμματοσειρά"><text:span text:style-name="T1914"> </text:span></text:span><text:span text:style-name="Προεπιλεγμένη_20_γραμματοσειρά"><text:span text:style-name="T1913">𔔹</text:span></text:span><text:span text:style-name="Προεπιλεγμένη_20_γραμματοσειρά"><text:span text:style-name="T1914"> </text:span></text:span><text:span text:style-name="Προεπιλεγμένη_20_γραμματοσειρά"><text:span text:style-name="T1913">𔔺</text:span></text:span><text:span text:style-name="Προεπιλεγμένη_20_γραμματοσειρά"><text:span text:style-name="T1914"> </text:span></text:span><text:span text:style-name="Προεπιλεγμένη_20_γραμματοσειρά"><text:span text:style-name="T1913">𔔻</text:span></text:span><text:span text:style-name="Προεπιλεγμένη_20_γραμματοσειρά"><text:span text:style-name="T1914"> </text:span></text:span><text:span text:style-name="Προεπιλεγμένη_20_γραμματοσειρά"><text:span text:style-name="T1913">𔔼</text:span></text:span><text:span text:style-name="Προεπιλεγμένη_20_γραμματοσειρά"><text:span text:style-name="T1914"> </text:span></text:span><text:span text:style-name="Προεπιλεγμένη_20_γραμματοσειρά"><text:span text:style-name="T1913">𔔽</text:span></text:span><text:span text:style-name="Προεπιλεγμένη_20_γραμματοσειρά"><text:span text:style-name="T1914"> </text:span></text:span><text:span text:style-name="Προεπιλεγμένη_20_γραμματοσειρά"><text:span text:style-name="T1913">𔔾</text:span></text:span><text:span text:style-name="Προεπιλεγμένη_20_γραμματοσειρά"><text:span text:style-name="T1914"> </text:span></text:span><text:span text:style-name="Προεπιλεγμένη_20_γραμματοσειρά"><text:span text:style-name="T1913">𔔿</text:span></text:span><text:span text:style-name="Προεπιλεγμένη_20_γραμματοσειρά"><text:span text:style-name="T1914"> </text:span></text:span><text:span text:style-name="Προεπιλεγμένη_20_γραμματοσειρά"><text:span text:style-name="T1913">𔕀</text:span></text:span><text:span text:style-name="Προεπιλεγμένη_20_γραμματοσειρά"><text:span text:style-name="T1914"> </text:span></text:span><text:span text:style-name="Προεπιλεγμένη_20_γραμματοσειρά"><text:span text:style-name="T1913">𔕁</text:span></text:span><text:span text:style-name="Προεπιλεγμένη_20_γραμματοσειρά"><text:span text:style-name="T1914"> </text:span></text:span><text:span text:style-name="Προεπιλεγμένη_20_γραμματοσειρά"><text:span text:style-name="T1913">𔕂</text:span></text:span><text:span text:style-name="Προεπιλεγμένη_20_γραμματοσειρά"><text:span text:style-name="T1914"> </text:span></text:span><text:span text:style-name="Προεπιλεγμένη_20_γραμματοσειρά"><text:span text:style-name="T1913">𔕃</text:span></text:span><text:span text:style-name="Προεπιλεγμένη_20_γραμματοσειρά"><text:span text:style-name="T1914"> </text:span></text:span><text:span text:style-name="Προεπιλεγμένη_20_γραμματοσειρά"><text:span text:style-name="T1913">𔕄</text:span></text:span><text:span text:style-name="Προεπιλεγμένη_20_γραμματοσειρά"><text:span text:style-name="T1914"> </text:span></text:span><text:span text:style-name="Προεπιλεγμένη_20_γραμματοσειρά"><text:span text:style-name="T1913">𔕅</text:span></text:span><text:span text:style-name="Προεπιλεγμένη_20_γραμματοσειρά"><text:span text:style-name="T1914"> </text:span></text:span><text:span text:style-name="Προεπιλεγμένη_20_γραμματοσειρά"><text:span text:style-name="T1913">𔕆</text:span></text:span><text:span text:style-name="Προεπιλεγμένη_20_γραμματοσειρά"><text:span text:style-name="T1914"> </text:span></text:span><text:span text:style-name="Προεπιλεγμένη_20_γραμματοσειρά"><text:span text:style-name="T1913">𔕇</text:span></text:span><text:span text:style-name="Προεπιλεγμένη_20_γραμματοσειρά"><text:span text:style-name="T1914"> </text:span></text:span><text:span text:style-name="Προεπιλεγμένη_20_γραμματοσειρά"><text:span text:style-name="T1913">𔕈</text:span></text:span><text:span text:style-name="Προεπιλεγμένη_20_γραμματοσειρά"><text:span text:style-name="T1914"> </text:span></text:span><text:span text:style-name="Προεπιλεγμένη_20_γραμματοσειρά"><text:span text:style-name="T1913">𔕉</text:span></text:span><text:span text:style-name="Προεπιλεγμένη_20_γραμματοσειρά"><text:span text:style-name="T1914"> </text:span></text:span><text:span text:style-name="Προεπιλεγμένη_20_γραμματοσειρά"><text:span text:style-name="T1913">𔕊</text:span></text:span><text:span text:style-name="Προεπιλεγμένη_20_γραμματοσειρά"><text:span text:style-name="T1914"> </text:span></text:span><text:span text:style-name="Προεπιλεγμένη_20_γραμματοσειρά"><text:span text:style-name="T1913">𔕋</text:span></text:span><text:span text:style-name="Προεπιλεγμένη_20_γραμματοσειρά"><text:span text:style-name="T1914"> </text:span></text:span><text:span text:style-name="Προεπιλεγμένη_20_γραμματοσειρά"><text:span text:style-name="T1913">𔕌</text:span></text:span><text:span text:style-name="Προεπιλεγμένη_20_γραμματοσειρά"><text:span text:style-name="T1914"> </text:span></text:span><text:span text:style-name="Προεπιλεγμένη_20_γραμματοσειρά"><text:span text:style-name="T1913">𔕍</text:span></text:span><text:span text:style-name="Προεπιλεγμένη_20_γραμματοσειρά"><text:span text:style-name="T1914"> </text:span></text:span><text:span text:style-name="Προεπιλεγμένη_20_γραμματοσειρά"><text:span text:style-name="T1913">𔕎</text:span></text:span><text:span text:style-name="Προεπιλεγμένη_20_γραμματοσειρά"><text:span text:style-name="T1914"> </text:span></text:span><text:span text:style-name="Προεπιλεγμένη_20_γραμματοσειρά"><text:span text:style-name="T1913">𔕏</text:span></text:span><text:span text:style-name="Προεπιλεγμένη_20_γραμματοσειρά"><text:span text:style-name="T1914"> </text:span></text:span><text:span text:style-name="Προεπιλεγμένη_20_γραμματοσειρά"><text:span text:style-name="T1913">𔕐</text:span></text:span><text:span text:style-name="Προεπιλεγμένη_20_γραμματοσειρά"><text:span text:style-name="T1914"> </text:span></text:span><text:span text:style-name="Προεπιλεγμένη_20_γραμματοσειρά"><text:span text:style-name="T1913">𔕑</text:span></text:span><text:span text:style-name="Προεπιλεγμένη_20_γραμματοσειρά"><text:span text:style-name="T1914"> </text:span></text:span><text:span text:style-name="Προεπιλεγμένη_20_γραμματοσειρά"><text:span text:style-name="T1913">𔕒</text:span></text:span><text:span text:style-name="Προεπιλεγμένη_20_γραμματοσειρά"><text:span text:style-name="T1914"> </text:span></text:span><text:span text:style-name="Προεπιλεγμένη_20_γραμματοσειρά"><text:span text:style-name="T1913">𔕓</text:span></text:span><text:span text:style-name="Προεπιλεγμένη_20_γραμματοσειρά"><text:span text:style-name="T1914"> </text:span></text:span><text:span text:style-name="Προεπιλεγμένη_20_γραμματοσειρά"><text:span text:style-name="T1913">𔕔</text:span></text:span><text:span text:style-name="Προεπιλεγμένη_20_γραμματοσειρά"><text:span text:style-name="T1914"> </text:span></text:span><text:span text:style-name="Προεπιλεγμένη_20_γραμματοσειρά"><text:span text:style-name="T1913">𔕕</text:span></text:span><text:span text:style-name="Προεπιλεγμένη_20_γραμματοσειρά"><text:span text:style-name="T1914"> </text:span></text:span><text:span text:style-name="Προεπιλεγμένη_20_γραμματοσειρά"><text:span text:style-name="T1913">𔕖</text:span></text:span><text:span text:style-name="Προεπιλεγμένη_20_γραμματοσειρά"><text:span text:style-name="T1914"> </text:span></text:span><text:span text:style-name="Προεπιλεγμένη_20_γραμματοσειρά"><text:span text:style-name="T1913">𔕗</text:span></text:span><text:span text:style-name="Προεπιλεγμένη_20_γραμματοσειρά"><text:span text:style-name="T1914"> </text:span></text:span><text:span text:style-name="Προεπιλεγμένη_20_γραμματοσειρά"><text:span text:style-name="T1913">𔕘</text:span></text:span><text:span text:style-name="Προεπιλεγμένη_20_γραμματοσειρά"><text:span text:style-name="T1914"> </text:span></text:span><text:span text:style-name="Προεπιλεγμένη_20_γραμματοσειρά"><text:span text:style-name="T1913">𔕙</text:span></text:span><text:span text:style-name="Προεπιλεγμένη_20_γραμματοσειρά"><text:span text:style-name="T1914"> </text:span></text:span><text:span text:style-name="Προεπιλεγμένη_20_γραμματοσειρά"><text:span text:style-name="T1913">𔕚</text:span></text:span><text:span text:style-name="Προεπιλεγμένη_20_γραμματοσειρά"><text:span text:style-name="T1914"> </text:span></text:span><text:span text:style-name="Προεπιλεγμένη_20_γραμματοσειρά"><text:span text:style-name="T1913">𔕛</text:span></text:span><text:span text:style-name="Προεπιλεγμένη_20_γραμματοσειρά"><text:span text:style-name="T1914"> </text:span></text:span><text:span text:style-name="Προεπιλεγμένη_20_γραμματοσειρά"><text:span text:style-name="T1913">𔕜</text:span></text:span><text:span text:style-name="Προεπιλεγμένη_20_γραμματοσειρά"><text:span text:style-name="T1914"> </text:span></text:span><text:span text:style-name="Προεπιλεγμένη_20_γραμματοσειρά"><text:span text:style-name="T1913">𔕝</text:span></text:span><text:span text:style-name="Προεπιλεγμένη_20_γραμματοσειρά"><text:span text:style-name="T1914"> </text:span></text:span><text:span text:style-name="Προεπιλεγμένη_20_γραμματοσειρά"><text:span text:style-name="T1913">𔕞</text:span></text:span><text:span text:style-name="Προεπιλεγμένη_20_γραμματοσειρά"><text:span text:style-name="T1914"> </text:span></text:span><text:span text:style-name="Προεπιλεγμένη_20_γραμματοσειρά"><text:span text:style-name="T1913">𔕟</text:span></text:span><text:span text:style-name="Προεπιλεγμένη_20_γραμματοσειρά"><text:span text:style-name="T1914"> </text:span></text:span><text:span text:style-name="Προεπιλεγμένη_20_γραμματοσειρά"><text:span text:style-name="T1913">𔕠</text:span></text:span><text:span text:style-name="Προεπιλεγμένη_20_γραμματοσειρά"><text:span text:style-name="T1914"> </text:span></text:span><text:span text:style-name="Προεπιλεγμένη_20_γραμματοσειρά"><text:span text:style-name="T1913">𔕡</text:span></text:span><text:span text:style-name="Προεπιλεγμένη_20_γραμματοσειρά"><text:span text:style-name="T1914"> </text:span></text:span><text:span text:style-name="Προεπιλεγμένη_20_γραμματοσειρά"><text:span text:style-name="T1913">𔕢</text:span></text:span><text:span text:style-name="Προεπιλεγμένη_20_γραμματοσειρά"><text:span text:style-name="T1914"> </text:span></text:span><text:span text:style-name="Προεπιλεγμένη_20_γραμματοσειρά"><text:span text:style-name="T1913">𔕣</text:span></text:span><text:span text:style-name="Προεπιλεγμένη_20_γραμματοσειρά"><text:span text:style-name="T1914"> </text:span></text:span><text:span text:style-name="Προεπιλεγμένη_20_γραμματοσειρά"><text:span text:style-name="T1913">𔕤</text:span></text:span><text:span text:style-name="Προεπιλεγμένη_20_γραμματοσειρά"><text:span text:style-name="T1914"> </text:span></text:span><text:span text:style-name="Προεπιλεγμένη_20_γραμματοσειρά"><text:span text:style-name="T1913">𔕥</text:span></text:span><text:span text:style-name="Προεπιλεγμένη_20_γραμματοσειρά"><text:span text:style-name="T1914"> </text:span></text:span><text:span text:style-name="Προεπιλεγμένη_20_γραμματοσειρά"><text:span text:style-name="T1913">𔕦</text:span></text:span><text:span text:style-name="Προεπιλεγμένη_20_γραμματοσειρά"><text:span text:style-name="T1914"> </text:span></text:span><text:span text:style-name="Προεπιλεγμένη_20_γραμματοσειρά"><text:span text:style-name="T1913">𔕧</text:span></text:span><text:span text:style-name="Προεπιλεγμένη_20_γραμματοσειρά"><text:span text:style-name="T1914"> </text:span></text:span><text:span text:style-name="Προεπιλεγμένη_20_γραμματοσειρά"><text:span text:style-name="T1913">𔕨</text:span></text:span><text:span text:style-name="Προεπιλεγμένη_20_γραμματοσειρά"><text:span text:style-name="T1914"> </text:span></text:span><text:span text:style-name="Προεπιλεγμένη_20_γραμματοσειρά"><text:span text:style-name="T1913">𔕩</text:span></text:span><text:span text:style-name="Προεπιλεγμένη_20_γραμματοσειρά"><text:span text:style-name="T1914"> </text:span></text:span><text:span text:style-name="Προεπιλεγμένη_20_γραμματοσειρά"><text:span text:style-name="T1913">𔕪</text:span></text:span><text:span text:style-name="Προεπιλεγμένη_20_γραμματοσειρά"><text:span text:style-name="T1914"> </text:span></text:span><text:span text:style-name="Προεπιλεγμένη_20_γραμματοσειρά"><text:span text:style-name="T1913">𔕫</text:span></text:span><text:span text:style-name="Προεπιλεγμένη_20_γραμματοσειρά"><text:span text:style-name="T1914"> </text:span></text:span><text:span text:style-name="Προεπιλεγμένη_20_γραμματοσειρά"><text:span text:style-name="T1913">𔕬</text:span></text:span><text:span text:style-name="Προεπιλεγμένη_20_γραμματοσειρά"><text:span text:style-name="T1914"> </text:span></text:span><text:span text:style-name="Προεπιλεγμένη_20_γραμματοσειρά"><text:span text:style-name="T1913">𔕭</text:span></text:span><text:span text:style-name="Προεπιλεγμένη_20_γραμματοσειρά"><text:span text:style-name="T1914"> </text:span></text:span><text:span text:style-name="Προεπιλεγμένη_20_γραμματοσειρά"><text:span text:style-name="T1913">𔕮</text:span></text:span><text:span text:style-name="Προεπιλεγμένη_20_γραμματοσειρά"><text:span text:style-name="T1914"> </text:span></text:span><text:span text:style-name="Προεπιλεγμένη_20_γραμματοσειρά"><text:span text:style-name="T1913">𔕯</text:span></text:span><text:span text:style-name="Προεπιλεγμένη_20_γραμματοσειρά"><text:span text:style-name="T1914"> </text:span></text:span><text:span text:style-name="Προεπιλεγμένη_20_γραμματοσειρά"><text:span text:style-name="T1913">𔕰</text:span></text:span><text:span text:style-name="Προεπιλεγμένη_20_γραμματοσειρά"><text:span text:style-name="T1914"> </text:span></text:span><text:span text:style-name="Προεπιλεγμένη_20_γραμματοσειρά"><text:span text:style-name="T1913">𔕱</text:span></text:span><text:span text:style-name="Προεπιλεγμένη_20_γραμματοσειρά"><text:span text:style-name="T1914"> </text:span></text:span><text:span text:style-name="Προεπιλεγμένη_20_γραμματοσειρά"><text:span text:style-name="T1913">𔕲</text:span></text:span><text:span text:style-name="Προεπιλεγμένη_20_γραμματοσειρά"><text:span text:style-name="T1914"> </text:span></text:span><text:span text:style-name="Προεπιλεγμένη_20_γραμματοσειρά"><text:span text:style-name="T1913">𔕳</text:span></text:span><text:span text:style-name="Προεπιλεγμένη_20_γραμματοσειρά"><text:span text:style-name="T1914"> </text:span></text:span><text:span text:style-name="Προεπιλεγμένη_20_γραμματοσειρά"><text:span text:style-name="T1913">𔕴</text:span></text:span><text:span text:style-name="Προεπιλεγμένη_20_γραμματοσειρά"><text:span text:style-name="T1914"> </text:span></text:span><text:span text:style-name="Προεπιλεγμένη_20_γραμματοσειρά"><text:span text:style-name="T1913">𔕵</text:span></text:span><text:span text:style-name="Προεπιλεγμένη_20_γραμματοσειρά"><text:span text:style-name="T1914"> </text:span></text:span><text:span text:style-name="Προεπιλεγμένη_20_γραμματοσειρά"><text:span text:style-name="T1913">𔕶</text:span></text:span><text:span text:style-name="Προεπιλεγμένη_20_γραμματοσειρά"><text:span text:style-name="T1914"> </text:span></text:span><text:span text:style-name="Προεπιλεγμένη_20_γραμματοσειρά"><text:span text:style-name="T1913">𔕷</text:span></text:span><text:span text:style-name="Προεπιλεγμένη_20_γραμματοσειρά"><text:span text:style-name="T1914"> </text:span></text:span><text:span text:style-name="Προεπιλεγμένη_20_γραμματοσειρά"><text:span text:style-name="T1913">𔕸</text:span></text:span><text:span text:style-name="Προεπιλεγμένη_20_γραμματοσειρά"><text:span text:style-name="T1914"> </text:span></text:span><text:span text:style-name="Προεπιλεγμένη_20_γραμματοσειρά"><text:span text:style-name="T1913">𔕹</text:span></text:span><text:span text:style-name="Προεπιλεγμένη_20_γραμματοσειρά"><text:span text:style-name="T1914"> </text:span></text:span><text:span text:style-name="Προεπιλεγμένη_20_γραμματοσειρά"><text:span text:style-name="T1913">𔕺</text:span></text:span><text:span text:style-name="Προεπιλεγμένη_20_γραμματοσειρά"><text:span text:style-name="T1914"> </text:span></text:span><text:span text:style-name="Προεπιλεγμένη_20_γραμματοσειρά"><text:span text:style-name="T1913">𔕻</text:span></text:span><text:span text:style-name="Προεπιλεγμένη_20_γραμματοσειρά"><text:span text:style-name="T1914"> </text:span></text:span><text:span text:style-name="Προεπιλεγμένη_20_γραμματοσειρά"><text:span text:style-name="T1913">𔕼</text:span></text:span><text:span text:style-name="Προεπιλεγμένη_20_γραμματοσειρά"><text:span text:style-name="T1914"> </text:span></text:span><text:span text:style-name="Προεπιλεγμένη_20_γραμματοσειρά"><text:span text:style-name="T1913">𔕽</text:span></text:span><text:span text:style-name="Προεπιλεγμένη_20_γραμματοσειρά"><text:span text:style-name="T1914"> </text:span></text:span><text:span text:style-name="Προεπιλεγμένη_20_γραμματοσειρά"><text:span text:style-name="T1913">𔕾</text:span></text:span><text:span text:style-name="Προεπιλεγμένη_20_γραμματοσειρά"><text:span text:style-name="T1914"> </text:span></text:span><text:span text:style-name="Προεπιλεγμένη_20_γραμματοσειρά"><text:span text:style-name="T1913">𔕿</text:span></text:span><text:span text:style-name="Προεπιλεγμένη_20_γραμματοσειρά"><text:span text:style-name="T1914"> </text:span></text:span><text:span text:style-name="Προεπιλεγμένη_20_γραμματοσειρά"><text:span text:style-name="T1913">𔖀</text:span></text:span><text:span text:style-name="Προεπιλεγμένη_20_γραμματοσειρά"><text:span text:style-name="T1914"> </text:span></text:span><text:span text:style-name="Προεπιλεγμένη_20_γραμματοσειρά"><text:span text:style-name="T1913">𔖁</text:span></text:span><text:span text:style-name="Προεπιλεγμένη_20_γραμματοσειρά"><text:span text:style-name="T1914"> </text:span></text:span><text:span text:style-name="Προεπιλεγμένη_20_γραμματοσειρά"><text:span text:style-name="T1913">𔖂</text:span></text:span><text:span text:style-name="Προεπιλεγμένη_20_γραμματοσειρά"><text:span text:style-name="T1914"> </text:span></text:span><text:span text:style-name="Προεπιλεγμένη_20_γραμματοσειρά"><text:span text:style-name="T1913">𔖃</text:span></text:span><text:span text:style-name="Προεπιλεγμένη_20_γραμματοσειρά"><text:span text:style-name="T1914"> </text:span></text:span><text:span text:style-name="Προεπιλεγμένη_20_γραμματοσειρά"><text:span text:style-name="T1913">𔖄</text:span></text:span><text:span text:style-name="Προεπιλεγμένη_20_γραμματοσειρά"><text:span text:style-name="T1914"> </text:span></text:span><text:span text:style-name="Προεπιλεγμένη_20_γραμματοσειρά"><text:span text:style-name="T1913">𔖅</text:span></text:span><text:span text:style-name="Προεπιλεγμένη_20_γραμματοσειρά"><text:span text:style-name="T1914"> </text:span></text:span><text:span text:style-name="Προεπιλεγμένη_20_γραμματοσειρά"><text:span text:style-name="T1913">𔖆</text:span></text:span><text:span text:style-name="Προεπιλεγμένη_20_γραμματοσειρά"><text:span text:style-name="T1914"> </text:span></text:span><text:span text:style-name="Προεπιλεγμένη_20_γραμματοσειρά"><text:span text:style-name="T1913">𔖇</text:span></text:span><text:span text:style-name="Προεπιλεγμένη_20_γραμματοσειρά"><text:span text:style-name="T1914"> </text:span></text:span><text:span text:style-name="Προεπιλεγμένη_20_γραμματοσειρά"><text:span text:style-name="T1913">𔖈</text:span></text:span><text:span text:style-name="Προεπιλεγμένη_20_γραμματοσειρά"><text:span text:style-name="T1914"> </text:span></text:span><text:span text:style-name="Προεπιλεγμένη_20_γραμματοσειρά"><text:span text:style-name="T1913">𔖉</text:span></text:span><text:span text:style-name="Προεπιλεγμένη_20_γραμματοσειρά"><text:span text:style-name="T1914"> </text:span></text:span><text:span text:style-name="Προεπιλεγμένη_20_γραμματοσειρά"><text:span text:style-name="T1913">𔖊</text:span></text:span><text:span text:style-name="Προεπιλεγμένη_20_γραμματοσειρά"><text:span text:style-name="T1914"> </text:span></text:span><text:span text:style-name="Προεπιλεγμένη_20_γραμματοσειρά"><text:span text:style-name="T1913">𔖋</text:span></text:span><text:span text:style-name="Προεπιλεγμένη_20_γραμματοσειρά"><text:span text:style-name="T1914"> </text:span></text:span><text:span text:style-name="Προεπιλεγμένη_20_γραμματοσειρά"><text:span text:style-name="T1913">𔖌</text:span></text:span><text:span text:style-name="Προεπιλεγμένη_20_γραμματοσειρά"><text:span text:style-name="T1914"> </text:span></text:span><text:span text:style-name="Προεπιλεγμένη_20_γραμματοσειρά"><text:span text:style-name="T1913">𔖍</text:span></text:span><text:span text:style-name="Προεπιλεγμένη_20_γραμματοσειρά"><text:span text:style-name="T1914"> </text:span></text:span><text:span text:style-name="Προεπιλεγμένη_20_γραμματοσειρά"><text:span text:style-name="T1913">𔖎</text:span></text:span><text:span text:style-name="Προεπιλεγμένη_20_γραμματοσειρά"><text:span text:style-name="T1914"> </text:span></text:span><text:span text:style-name="Προεπιλεγμένη_20_γραμματοσειρά"><text:span text:style-name="T1913">𔖏</text:span></text:span><text:span text:style-name="Προεπιλεγμένη_20_γραμματοσειρά"><text:span text:style-name="T1914"> </text:span></text:span><text:span text:style-name="Προεπιλεγμένη_20_γραμματοσειρά"><text:span text:style-name="T1913">𔖐</text:span></text:span><text:span text:style-name="Προεπιλεγμένη_20_γραμματοσειρά"><text:span text:style-name="T1914"> </text:span></text:span><text:span text:style-name="Προεπιλεγμένη_20_γραμματοσειρά"><text:span text:style-name="T1913">𔖑</text:span></text:span><text:span text:style-name="Προεπιλεγμένη_20_γραμματοσειρά"><text:span text:style-name="T1914"> </text:span></text:span><text:span text:style-name="Προεπιλεγμένη_20_γραμματοσειρά"><text:span text:style-name="T1913">𔖒</text:span></text:span><text:span text:style-name="Προεπιλεγμένη_20_γραμματοσειρά"><text:span text:style-name="T1914"> </text:span></text:span><text:span text:style-name="Προεπιλεγμένη_20_γραμματοσειρά"><text:span text:style-name="T1913">𔖓</text:span></text:span><text:span text:style-name="Προεπιλεγμένη_20_γραμματοσειρά"><text:span text:style-name="T1914"> </text:span></text:span><text:span text:style-name="Προεπιλεγμένη_20_γραμματοσειρά"><text:span text:style-name="T1913">𔖔</text:span></text:span><text:span text:style-name="Προεπιλεγμένη_20_γραμματοσειρά"><text:span text:style-name="T1914"> </text:span></text:span><text:span text:style-name="Προεπιλεγμένη_20_γραμματοσειρά"><text:span text:style-name="T1913">𔖕</text:span></text:span><text:span text:style-name="Προεπιλεγμένη_20_γραμματοσειρά"><text:span text:style-name="T1914"> </text:span></text:span><text:span text:style-name="Προεπιλεγμένη_20_γραμματοσειρά"><text:span text:style-name="T1913">𔖖</text:span></text:span><text:span text:style-name="Προεπιλεγμένη_20_γραμματοσειρά"><text:span text:style-name="T1914"> </text:span></text:span><text:span text:style-name="Προεπιλεγμένη_20_γραμματοσειρά"><text:span text:style-name="T1913">𔖗</text:span></text:span><text:span text:style-name="Προεπιλεγμένη_20_γραμματοσειρά"><text:span text:style-name="T1914"> </text:span></text:span><text:span text:style-name="Προεπιλεγμένη_20_γραμματοσειρά"><text:span text:style-name="T1913">𔖘</text:span></text:span><text:span text:style-name="Προεπιλεγμένη_20_γραμματοσειρά"><text:span text:style-name="T1914"> </text:span></text:span><text:span text:style-name="Προεπιλεγμένη_20_γραμματοσειρά"><text:span text:style-name="T1913">𔖙</text:span></text:span><text:span text:style-name="Προεπιλεγμένη_20_γραμματοσειρά"><text:span text:style-name="T1914"> </text:span></text:span><text:span text:style-name="Προεπιλεγμένη_20_γραμματοσειρά"><text:span text:style-name="T1913">𔖚</text:span></text:span><text:span text:style-name="Προεπιλεγμένη_20_γραμματοσειρά"><text:span text:style-name="T1914"> </text:span></text:span><text:span text:style-name="Προεπιλεγμένη_20_γραμματοσειρά"><text:span text:style-name="T1913">𔖛</text:span></text:span><text:span text:style-name="Προεπιλεγμένη_20_γραμματοσειρά"><text:span text:style-name="T1914"> </text:span></text:span><text:span text:style-name="Προεπιλεγμένη_20_γραμματοσειρά"><text:span text:style-name="T1913">𔖜</text:span></text:span><text:span text:style-name="Προεπιλεγμένη_20_γραμματοσειρά"><text:span text:style-name="T1914"> </text:span></text:span><text:span text:style-name="Προεπιλεγμένη_20_γραμματοσειρά"><text:span text:style-name="T1913">𔖝</text:span></text:span><text:span text:style-name="Προεπιλεγμένη_20_γραμματοσειρά"><text:span text:style-name="T1914"> </text:span></text:span><text:span text:style-name="Προεπιλεγμένη_20_γραμματοσειρά"><text:span text:style-name="T1913">𔖞</text:span></text:span><text:span text:style-name="Προεπιλεγμένη_20_γραμματοσειρά"><text:span text:style-name="T1914"> </text:span></text:span><text:span text:style-name="Προεπιλεγμένη_20_γραμματοσειρά"><text:span text:style-name="T1913">𔖟</text:span></text:span><text:span text:style-name="Προεπιλεγμένη_20_γραμματοσειρά"><text:span text:style-name="T1914"> </text:span></text:span><text:span text:style-name="Προεπιλεγμένη_20_γραμματοσειρά"><text:span text:style-name="T1913">𔖠</text:span></text:span><text:span text:style-name="Προεπιλεγμένη_20_γραμματοσειρά"><text:span text:style-name="T1914"> </text:span></text:span><text:span text:style-name="Προεπιλεγμένη_20_γραμματοσειρά"><text:span text:style-name="T1913">𔖡</text:span></text:span><text:span text:style-name="Προεπιλεγμένη_20_γραμματοσειρά"><text:span text:style-name="T1914"> </text:span></text:span><text:span text:style-name="Προεπιλεγμένη_20_γραμματοσειρά"><text:span text:style-name="T1913">𔖢</text:span></text:span><text:span text:style-name="Προεπιλεγμένη_20_γραμματοσειρά"><text:span text:style-name="T1914"> </text:span></text:span><text:span text:style-name="Προεπιλεγμένη_20_γραμματοσειρά"><text:span text:style-name="T1913">𔖣</text:span></text:span><text:span text:style-name="Προεπιλεγμένη_20_γραμματοσειρά"><text:span text:style-name="T1914"> </text:span></text:span><text:span text:style-name="Προεπιλεγμένη_20_γραμματοσειρά"><text:span text:style-name="T1913">𔖤</text:span></text:span><text:span text:style-name="Προεπιλεγμένη_20_γραμματοσειρά"><text:span text:style-name="T1914"> </text:span></text:span><text:span text:style-name="Προεπιλεγμένη_20_γραμματοσειρά"><text:span text:style-name="T1913">𔖥</text:span></text:span><text:span text:style-name="Προεπιλεγμένη_20_γραμματοσειρά"><text:span text:style-name="T1914"> </text:span></text:span><text:span text:style-name="Προεπιλεγμένη_20_γραμματοσειρά"><text:span text:style-name="T1913">𔖦</text:span></text:span><text:span text:style-name="Προεπιλεγμένη_20_γραμματοσειρά"><text:span text:style-name="T1914"> </text:span></text:span><text:span text:style-name="Προεπιλεγμένη_20_γραμματοσειρά"><text:span text:style-name="T1913">𔖧</text:span></text:span><text:span text:style-name="Προεπιλεγμένη_20_γραμματοσειρά"><text:span text:style-name="T1914"> </text:span></text:span><text:span text:style-name="Προεπιλεγμένη_20_γραμματοσειρά"><text:span text:style-name="T1913">𔖨</text:span></text:span><text:span text:style-name="Προεπιλεγμένη_20_γραμματοσειρά"><text:span text:style-name="T1914"> </text:span></text:span><text:span text:style-name="Προεπιλεγμένη_20_γραμματοσειρά"><text:span text:style-name="T1913">𔖩</text:span></text:span><text:span text:style-name="Προεπιλεγμένη_20_γραμματοσειρά"><text:span text:style-name="T1914"> </text:span></text:span><text:span text:style-name="Προεπιλεγμένη_20_γραμματοσειρά"><text:span text:style-name="T1913">𔖪</text:span></text:span><text:span text:style-name="Προεπιλεγμένη_20_γραμματοσειρά"><text:span text:style-name="T1914"> </text:span></text:span><text:span text:style-name="Προεπιλεγμένη_20_γραμματοσειρά"><text:span text:style-name="T1913">𔖫</text:span></text:span><text:span text:style-name="Προεπιλεγμένη_20_γραμματοσειρά"><text:span text:style-name="T1914"> </text:span></text:span><text:span text:style-name="Προεπιλεγμένη_20_γραμματοσειρά"><text:span text:style-name="T1913">𔖬</text:span></text:span><text:span text:style-name="Προεπιλεγμένη_20_γραμματοσειρά"><text:span text:style-name="T1914"> </text:span></text:span><text:span text:style-name="Προεπιλεγμένη_20_γραμματοσειρά"><text:span text:style-name="T1913">𔖭</text:span></text:span><text:span text:style-name="Προεπιλεγμένη_20_γραμματοσειρά"><text:span text:style-name="T1914"> </text:span></text:span><text:span text:style-name="Προεπιλεγμένη_20_γραμματοσειρά"><text:span text:style-name="T1913">𔖮</text:span></text:span><text:span text:style-name="Προεπιλεγμένη_20_γραμματοσειρά"><text:span text:style-name="T1914"> </text:span></text:span><text:span text:style-name="Προεπιλεγμένη_20_γραμματοσειρά"><text:span text:style-name="T1913">𔖯</text:span></text:span><text:span text:style-name="Προεπιλεγμένη_20_γραμματοσειρά"><text:span text:style-name="T1914"> </text:span></text:span><text:span text:style-name="Προεπιλεγμένη_20_γραμματοσειρά"><text:span text:style-name="T1913">𔖰</text:span></text:span><text:span text:style-name="Προεπιλεγμένη_20_γραμματοσειρά"><text:span text:style-name="T1914"> </text:span></text:span><text:span text:style-name="Προεπιλεγμένη_20_γραμματοσειρά"><text:span text:style-name="T1913">𔖱</text:span></text:span><text:span text:style-name="Προεπιλεγμένη_20_γραμματοσειρά"><text:span text:style-name="T1914"> </text:span></text:span><text:span text:style-name="Προεπιλεγμένη_20_γραμματοσειρά"><text:span text:style-name="T1913">𔖲</text:span></text:span><text:span text:style-name="Προεπιλεγμένη_20_γραμματοσειρά"><text:span text:style-name="T1914"> </text:span></text:span><text:span text:style-name="Προεπιλεγμένη_20_γραμματοσειρά"><text:span text:style-name="T1913">𔖳</text:span></text:span><text:span text:style-name="Προεπιλεγμένη_20_γραμματοσειρά"><text:span text:style-name="T1914"> </text:span></text:span><text:span text:style-name="Προεπιλεγμένη_20_γραμματοσειρά"><text:span text:style-name="T1913">𔖴</text:span></text:span><text:span text:style-name="Προεπιλεγμένη_20_γραμματοσειρά"><text:span text:style-name="T1914"> </text:span></text:span><text:span text:style-name="Προεπιλεγμένη_20_γραμματοσειρά"><text:span text:style-name="T1913">𔖵</text:span></text:span><text:span text:style-name="Προεπιλεγμένη_20_γραμματοσειρά"><text:span text:style-name="T1914"> </text:span></text:span><text:span text:style-name="Προεπιλεγμένη_20_γραμματοσειρά"><text:span text:style-name="T1913">𔖶</text:span></text:span><text:span text:style-name="Προεπιλεγμένη_20_γραμματοσειρά"><text:span text:style-name="T1914"> </text:span></text:span><text:span text:style-name="Προεπιλεγμένη_20_γραμματοσειρά"><text:span text:style-name="T1913">𔖷</text:span></text:span><text:span text:style-name="Προεπιλεγμένη_20_γραμματοσειρά"><text:span text:style-name="T1914"> </text:span></text:span><text:span text:style-name="Προεπιλεγμένη_20_γραμματοσειρά"><text:span text:style-name="T1913">𔖸</text:span></text:span><text:span text:style-name="Προεπιλεγμένη_20_γραμματοσειρά"><text:span text:style-name="T1914"> </text:span></text:span><text:span text:style-name="Προεπιλεγμένη_20_γραμματοσειρά"><text:span text:style-name="T1913">𔖹</text:span></text:span><text:span text:style-name="Προεπιλεγμένη_20_γραμματοσειρά"><text:span text:style-name="T1914"> </text:span></text:span><text:span text:style-name="Προεπιλεγμένη_20_γραμματοσειρά"><text:span text:style-name="T1913">𔖺</text:span></text:span><text:span text:style-name="Προεπιλεγμένη_20_γραμματοσειρά"><text:span text:style-name="T1914"> </text:span></text:span><text:span text:style-name="Προεπιλεγμένη_20_γραμματοσειρά"><text:span text:style-name="T1913">𔖻</text:span></text:span><text:span text:style-name="Προεπιλεγμένη_20_γραμματοσειρά"><text:span text:style-name="T1914"> </text:span></text:span><text:span text:style-name="Προεπιλεγμένη_20_γραμματοσειρά"><text:span text:style-name="T1913">𔖼</text:span></text:span><text:span text:style-name="Προεπιλεγμένη_20_γραμματοσειρά"><text:span text:style-name="T1914"> </text:span></text:span><text:span text:style-name="Προεπιλεγμένη_20_γραμματοσειρά"><text:span text:style-name="T1913">𔖽</text:span></text:span><text:span text:style-name="Προεπιλεγμένη_20_γραμματοσειρά"><text:span text:style-name="T1914"> </text:span></text:span><text:span text:style-name="Προεπιλεγμένη_20_γραμματοσειρά"><text:span text:style-name="T1913">𔖾</text:span></text:span><text:span text:style-name="Προεπιλεγμένη_20_γραμματοσειρά"><text:span text:style-name="T1914"> </text:span></text:span><text:span text:style-name="Προεπιλεγμένη_20_γραμματοσειρά"><text:span text:style-name="T1913">𔖿</text:span></text:span><text:span text:style-name="Προεπιλεγμένη_20_γραμματοσειρά"><text:span text:style-name="T1914"> </text:span></text:span><text:span text:style-name="Προεπιλεγμένη_20_γραμματοσειρά"><text:span text:style-name="T1913">𔗀</text:span></text:span><text:span text:style-name="Προεπιλεγμένη_20_γραμματοσειρά"><text:span text:style-name="T1914"> </text:span></text:span><text:span text:style-name="Προεπιλεγμένη_20_γραμματοσειρά"><text:span text:style-name="T1913">𔗁</text:span></text:span><text:span text:style-name="Προεπιλεγμένη_20_γραμματοσειρά"><text:span text:style-name="T1914"> </text:span></text:span><text:span text:style-name="Προεπιλεγμένη_20_γραμματοσειρά"><text:span text:style-name="T1913">𔗂</text:span></text:span><text:span text:style-name="Προεπιλεγμένη_20_γραμματοσειρά"><text:span text:style-name="T1914"> </text:span></text:span><text:span text:style-name="Προεπιλεγμένη_20_γραμματοσειρά"><text:span text:style-name="T1913">𔗃</text:span></text:span><text:span text:style-name="Προεπιλεγμένη_20_γραμματοσειρά"><text:span text:style-name="T1914"> </text:span></text:span><text:span text:style-name="Προεπιλεγμένη_20_γραμματοσειρά"><text:span text:style-name="T1913">𔗄</text:span></text:span><text:span text:style-name="Προεπιλεγμένη_20_γραμματοσειρά"><text:span text:style-name="T1914"> </text:span></text:span><text:span text:style-name="Προεπιλεγμένη_20_γραμματοσειρά"><text:span text:style-name="T1913">𔗅</text:span></text:span><text:span text:style-name="Προεπιλεγμένη_20_γραμματοσειρά"><text:span text:style-name="T1914"> </text:span></text:span><text:span text:style-name="Προεπιλεγμένη_20_γραμματοσειρά"><text:span text:style-name="T1913">𔗆</text:span></text:span><text:span text:style-name="Προεπιλεγμένη_20_γραμματοσειρά"><text:span text:style-name="T1914"> </text:span></text:span><text:span text:style-name="Προεπιλεγμένη_20_γραμματοσειρά"><text:span text:style-name="T1913">𔗇</text:span></text:span><text:span text:style-name="Προεπιλεγμένη_20_γραμματοσειρά"><text:span text:style-name="T1914"> </text:span></text:span><text:span text:style-name="Προεπιλεγμένη_20_γραμματοσειρά"><text:span text:style-name="T1913">𔗈</text:span></text:span><text:span text:style-name="Προεπιλεγμένη_20_γραμματοσειρά"><text:span text:style-name="T1914"> </text:span></text:span><text:span text:style-name="Προεπιλεγμένη_20_γραμματοσειρά"><text:span text:style-name="T1913">𔗉</text:span></text:span><text:span text:style-name="Προεπιλεγμένη_20_γραμματοσειρά"><text:span text:style-name="T1914"> </text:span></text:span><text:span text:style-name="Προεπιλεγμένη_20_γραμματοσειρά"><text:span text:style-name="T1913">𔗊</text:span></text:span><text:span text:style-name="Προεπιλεγμένη_20_γραμματοσειρά"><text:span text:style-name="T1914"> </text:span></text:span><text:span text:style-name="Προεπιλεγμένη_20_γραμματοσειρά"><text:span text:style-name="T1913">𔗋</text:span></text:span><text:span text:style-name="Προεπιλεγμένη_20_γραμματοσειρά"><text:span text:style-name="T1914"> </text:span></text:span><text:span text:style-name="Προεπιλεγμένη_20_γραμματοσειρά"><text:span text:style-name="T1913">𔗌</text:span></text:span><text:span text:style-name="Προεπιλεγμένη_20_γραμματοσειρά"><text:span text:style-name="T1914"> </text:span></text:span><text:span text:style-name="Προεπιλεγμένη_20_γραμματοσειρά"><text:span text:style-name="T1913">𔗍</text:span></text:span><text:span text:style-name="Προεπιλεγμένη_20_γραμματοσειρά"><text:span text:style-name="T1914"> </text:span></text:span><text:span text:style-name="Προεπιλεγμένη_20_γραμματοσειρά"><text:span text:style-name="T1913">𔗎</text:span></text:span><text:span text:style-name="Προεπιλεγμένη_20_γραμματοσειρά"><text:span text:style-name="T1914"> </text:span></text:span><text:span text:style-name="Προεπιλεγμένη_20_γραμματοσειρά"><text:span text:style-name="T1913">𔗏</text:span></text:span><text:span text:style-name="Προεπιλεγμένη_20_γραμματοσειρά"><text:span text:style-name="T1914"> </text:span></text:span><text:span text:style-name="Προεπιλεγμένη_20_γραμματοσειρά"><text:span text:style-name="T1913">𔗐</text:span></text:span><text:span text:style-name="Προεπιλεγμένη_20_γραμματοσειρά"><text:span text:style-name="T1914"> </text:span></text:span><text:span text:style-name="Προεπιλεγμένη_20_γραμματοσειρά"><text:span text:style-name="T1913">𔗑</text:span></text:span><text:span text:style-name="Προεπιλεγμένη_20_γραμματοσειρά"><text:span text:style-name="T1914"> </text:span></text:span><text:span text:style-name="Προεπιλεγμένη_20_γραμματοσειρά"><text:span text:style-name="T1913">𔗒</text:span></text:span><text:span text:style-name="Προεπιλεγμένη_20_γραμματοσειρά"><text:span text:style-name="T1914"> </text:span></text:span><text:span text:style-name="Προεπιλεγμένη_20_γραμματοσειρά"><text:span text:style-name="T1913">𔗓</text:span></text:span><text:span text:style-name="Προεπιλεγμένη_20_γραμματοσειρά"><text:span text:style-name="T1914"> </text:span></text:span><text:span text:style-name="Προεπιλεγμένη_20_γραμματοσειρά"><text:span text:style-name="T1913">𔗔</text:span></text:span><text:span text:style-name="Προεπιλεγμένη_20_γραμματοσειρά"><text:span text:style-name="T1914"> </text:span></text:span><text:span text:style-name="Προεπιλεγμένη_20_γραμματοσειρά"><text:span text:style-name="T1913">𔗕</text:span></text:span><text:span text:style-name="Προεπιλεγμένη_20_γραμματοσειρά"><text:span text:style-name="T1914"> </text:span></text:span><text:span text:style-name="Προεπιλεγμένη_20_γραμματοσειρά"><text:span text:style-name="T1913">𔗖</text:span></text:span><text:span text:style-name="Προεπιλεγμένη_20_γραμματοσειρά"><text:span text:style-name="T1914"> </text:span></text:span><text:span text:style-name="Προεπιλεγμένη_20_γραμματοσειρά"><text:span text:style-name="T1913">𔗗</text:span></text:span><text:span text:style-name="Προεπιλεγμένη_20_γραμματοσειρά"><text:span text:style-name="T1914"> </text:span></text:span><text:span text:style-name="Προεπιλεγμένη_20_γραμματοσειρά"><text:span text:style-name="T1913">𔗘</text:span></text:span><text:span text:style-name="Προεπιλεγμένη_20_γραμματοσειρά"><text:span text:style-name="T1914"> </text:span></text:span><text:span text:style-name="Προεπιλεγμένη_20_γραμματοσειρά"><text:span text:style-name="T1913">𔗙</text:span></text:span><text:span text:style-name="Προεπιλεγμένη_20_γραμματοσειρά"><text:span text:style-name="T1914"> </text:span></text:span><text:span text:style-name="Προεπιλεγμένη_20_γραμματοσειρά"><text:span text:style-name="T1913">𔗚</text:span></text:span><text:span text:style-name="Προεπιλεγμένη_20_γραμματοσειρά"><text:span text:style-name="T1914"> </text:span></text:span><text:span text:style-name="Προεπιλεγμένη_20_γραμματοσειρά"><text:span text:style-name="T1913">𔗛</text:span></text:span><text:span text:style-name="Προεπιλεγμένη_20_γραμματοσειρά"><text:span text:style-name="T1914"> </text:span></text:span><text:span text:style-name="Προεπιλεγμένη_20_γραμματοσειρά"><text:span text:style-name="T1913">𔗜</text:span></text:span><text:span text:style-name="Προεπιλεγμένη_20_γραμματοσειρά"><text:span text:style-name="T1914"> </text:span></text:span><text:span text:style-name="Προεπιλεγμένη_20_γραμματοσειρά"><text:span text:style-name="T1913">𔗝</text:span></text:span><text:span text:style-name="Προεπιλεγμένη_20_γραμματοσειρά"><text:span text:style-name="T1914"> </text:span></text:span><text:span text:style-name="Προεπιλεγμένη_20_γραμματοσειρά"><text:span text:style-name="T1913">𔗞</text:span></text:span><text:span text:style-name="Προεπιλεγμένη_20_γραμματοσειρά"><text:span text:style-name="T1914"> </text:span></text:span><text:span text:style-name="Προεπιλεγμένη_20_γραμματοσειρά"><text:span text:style-name="T1913">𔗟</text:span></text:span><text:span text:style-name="Προεπιλεγμένη_20_γραμματοσειρά"><text:span text:style-name="T1914"> </text:span></text:span><text:span text:style-name="Προεπιλεγμένη_20_γραμματοσειρά"><text:span text:style-name="T1913">𔗠</text:span></text:span><text:span text:style-name="Προεπιλεγμένη_20_γραμματοσειρά"><text:span text:style-name="T1914"> </text:span></text:span><text:span text:style-name="Προεπιλεγμένη_20_γραμματοσειρά"><text:span text:style-name="T1913">𔗡</text:span></text:span><text:span text:style-name="Προεπιλεγμένη_20_γραμματοσειρά"><text:span text:style-name="T1914"> </text:span></text:span><text:span text:style-name="Προεπιλεγμένη_20_γραμματοσειρά"><text:span text:style-name="T1913">𔗢</text:span></text:span><text:span text:style-name="Προεπιλεγμένη_20_γραμματοσειρά"><text:span text:style-name="T1914"> </text:span></text:span><text:span text:style-name="Προεπιλεγμένη_20_γραμματοσειρά"><text:span text:style-name="T1913">𔗣</text:span></text:span><text:span text:style-name="Προεπιλεγμένη_20_γραμματοσειρά"><text:span text:style-name="T1914"> </text:span></text:span><text:span text:style-name="Προεπιλεγμένη_20_γραμματοσειρά"><text:span text:style-name="T1913">𔗤</text:span></text:span><text:span text:style-name="Προεπιλεγμένη_20_γραμματοσειρά"><text:span text:style-name="T1914"> </text:span></text:span><text:span text:style-name="Προεπιλεγμένη_20_γραμματοσειρά"><text:span text:style-name="T1913">𔗥</text:span></text:span><text:span text:style-name="Προεπιλεγμένη_20_γραμματοσειρά"><text:span text:style-name="T1914"> </text:span></text:span><text:span text:style-name="Προεπιλεγμένη_20_γραμματοσειρά"><text:span text:style-name="T1913">𔗦</text:span></text:span><text:span text:style-name="Προεπιλεγμένη_20_γραμματοσειρά"><text:span text:style-name="T1914"> </text:span></text:span><text:span text:style-name="Προεπιλεγμένη_20_γραμματοσειρά"><text:span text:style-name="T1913">𔗧</text:span></text:span><text:span text:style-name="Προεπιλεγμένη_20_γραμματοσειρά"><text:span text:style-name="T1914"> </text:span></text:span><text:span text:style-name="Προεπιλεγμένη_20_γραμματοσειρά"><text:span text:style-name="T1913">𔗨</text:span></text:span><text:span text:style-name="Προεπιλεγμένη_20_γραμματοσειρά"><text:span text:style-name="T1914"> </text:span></text:span><text:span text:style-name="Προεπιλεγμένη_20_γραμματοσειρά"><text:span text:style-name="T1913">𔗩</text:span></text:span><text:span text:style-name="Προεπιλεγμένη_20_γραμματοσειρά"><text:span text:style-name="T1914"> </text:span></text:span><text:span text:style-name="Προεπιλεγμένη_20_γραμματοσειρά"><text:span text:style-name="T1913">𔗪</text:span></text:span><text:span text:style-name="Προεπιλεγμένη_20_γραμματοσειρά"><text:span text:style-name="T1914"> </text:span></text:span><text:span text:style-name="Προεπιλεγμένη_20_γραμματοσειρά"><text:span text:style-name="T1913">𔗫</text:span></text:span><text:span text:style-name="Προεπιλεγμένη_20_γραμματοσειρά"><text:span text:style-name="T1914"> </text:span></text:span><text:span text:style-name="Προεπιλεγμένη_20_γραμματοσειρά"><text:span text:style-name="T1913">𔗬</text:span></text:span><text:span text:style-name="Προεπιλεγμένη_20_γραμματοσειρά"><text:span text:style-name="T1914"> </text:span></text:span><text:span text:style-name="Προεπιλεγμένη_20_γραμματοσειρά"><text:span text:style-name="T1913">𔗭</text:span></text:span><text:span text:style-name="Προεπιλεγμένη_20_γραμματοσειρά"><text:span text:style-name="T1914"> </text:span></text:span><text:span text:style-name="Προεπιλεγμένη_20_γραμματοσειρά"><text:span text:style-name="T1913">𔗮</text:span></text:span><text:span text:style-name="Προεπιλεγμένη_20_γραμματοσειρά"><text:span text:style-name="T1914"> </text:span></text:span><text:span text:style-name="Προεπιλεγμένη_20_γραμματοσειρά"><text:span text:style-name="T1913">𔗯</text:span></text:span><text:span text:style-name="Προεπιλεγμένη_20_γραμματοσειρά"><text:span text:style-name="T1914"> </text:span></text:span><text:span text:style-name="Προεπιλεγμένη_20_γραμματοσειρά"><text:span text:style-name="T1913">𔗰</text:span></text:span><text:span text:style-name="Προεπιλεγμένη_20_γραμματοσειρά"><text:span text:style-name="T1914"> </text:span></text:span><text:span text:style-name="Προεπιλεγμένη_20_γραμματοσειρά"><text:span text:style-name="T1913">𔗱</text:span></text:span><text:span text:style-name="Προεπιλεγμένη_20_γραμματοσειρά"><text:span text:style-name="T1914"> </text:span></text:span><text:span text:style-name="Προεπιλεγμένη_20_γραμματοσειρά"><text:span text:style-name="T1913">𔗲</text:span></text:span><text:span text:style-name="Προεπιλεγμένη_20_γραμματοσειρά"><text:span text:style-name="T1914"> </text:span></text:span><text:span text:style-name="Προεπιλεγμένη_20_γραμματοσειρά"><text:span text:style-name="T1913">𔗳</text:span></text:span><text:span text:style-name="Προεπιλεγμένη_20_γραμματοσειρά"><text:span text:style-name="T1914"> </text:span></text:span><text:span text:style-name="Προεπιλεγμένη_20_γραμματοσειρά"><text:span text:style-name="T1913">𔗴</text:span></text:span><text:span text:style-name="Προεπιλεγμένη_20_γραμματοσειρά"><text:span text:style-name="T1914"> </text:span></text:span><text:span text:style-name="Προεπιλεγμένη_20_γραμματοσειρά"><text:span text:style-name="T1913">𔗵</text:span></text:span><text:span text:style-name="Προεπιλεγμένη_20_γραμματοσειρά"><text:span text:style-name="T1914"> </text:span></text:span><text:span text:style-name="Προεπιλεγμένη_20_γραμματοσειρά"><text:span text:style-name="T1913">𔗶</text:span></text:span><text:span text:style-name="Προεπιλεγμένη_20_γραμματοσειρά"><text:span text:style-name="T1914"> </text:span></text:span><text:span text:style-name="Προεπιλεγμένη_20_γραμματοσειρά"><text:span text:style-name="T1913">𔗷</text:span></text:span><text:span text:style-name="Προεπιλεγμένη_20_γραμματοσειρά"><text:span text:style-name="T1914"> </text:span></text:span><text:span text:style-name="Προεπιλεγμένη_20_γραμματοσειρά"><text:span text:style-name="T1913">𔗸</text:span></text:span><text:span text:style-name="Προεπιλεγμένη_20_γραμματοσειρά"><text:span text:style-name="T1914"> </text:span></text:span><text:span text:style-name="Προεπιλεγμένη_20_γραμματοσειρά"><text:span text:style-name="T1913">𔗹</text:span></text:span><text:span text:style-name="Προεπιλεγμένη_20_γραμματοσειρά"><text:span text:style-name="T1914"> </text:span></text:span><text:span text:style-name="Προεπιλεγμένη_20_γραμματοσειρά"><text:span text:style-name="T1913">𔗺</text:span></text:span><text:span text:style-name="Προεπιλεγμένη_20_γραμματοσειρά"><text:span text:style-name="T1914"> </text:span></text:span><text:span text:style-name="Προεπιλεγμένη_20_γραμματοσειρά"><text:span text:style-name="T1913">𔗻</text:span></text:span><text:span text:style-name="Προεπιλεγμένη_20_γραμματοσειρά"><text:span text:style-name="T1914"> </text:span></text:span><text:span text:style-name="Προεπιλεγμένη_20_γραμματοσειρά"><text:span text:style-name="T1913">𔗼</text:span></text:span><text:span text:style-name="Προεπιλεγμένη_20_γραμματοσειρά"><text:span text:style-name="T1914"> </text:span></text:span><text:span text:style-name="Προεπιλεγμένη_20_γραμματοσειρά"><text:span text:style-name="T1913">𔗽</text:span></text:span><text:span text:style-name="Προεπιλεγμένη_20_γραμματοσειρά"><text:span text:style-name="T1914"> </text:span></text:span><text:span text:style-name="Προεπιλεγμένη_20_γραμματοσειρά"><text:span text:style-name="T1913">𔗾</text:span></text:span><text:span text:style-name="Προεπιλεγμένη_20_γραμματοσειρά"><text:span text:style-name="T1914"> </text:span></text:span><text:span text:style-name="Προεπιλεγμένη_20_γραμματοσειρά"><text:span text:style-name="T1913">𔗿</text:span></text:span><text:span text:style-name="Προεπιλεγμένη_20_γραμματοσειρά"><text:span text:style-name="T1914"> </text:span></text:span><text:span text:style-name="Προεπιλεγμένη_20_γραμματοσειρά"><text:span text:style-name="T1913">𔘀</text:span></text:span><text:span text:style-name="Προεπιλεγμένη_20_γραμματοσειρά"><text:span text:style-name="T1914"> </text:span></text:span><text:span text:style-name="Προεπιλεγμένη_20_γραμματοσειρά"><text:span text:style-name="T1913">𔘁</text:span></text:span><text:span text:style-name="Προεπιλεγμένη_20_γραμματοσειρά"><text:span text:style-name="T1914"> </text:span></text:span><text:span text:style-name="Προεπιλεγμένη_20_γραμματοσειρά"><text:span text:style-name="T1913">𔘂</text:span></text:span><text:span text:style-name="Προεπιλεγμένη_20_γραμματοσειρά"><text:span text:style-name="T1914"> </text:span></text:span><text:span text:style-name="Προεπιλεγμένη_20_γραμματοσειρά"><text:span text:style-name="T1913">𔘃</text:span></text:span><text:span text:style-name="Προεπιλεγμένη_20_γραμματοσειρά"><text:span text:style-name="T1914"> </text:span></text:span><text:span text:style-name="Προεπιλεγμένη_20_γραμματοσειρά"><text:span text:style-name="T1913">𔘄</text:span></text:span><text:span text:style-name="Προεπιλεγμένη_20_γραμματοσειρά"><text:span text:style-name="T1914"> </text:span></text:span><text:span text:style-name="Προεπιλεγμένη_20_γραμματοσειρά"><text:span text:style-name="T1913">𔘅</text:span></text:span><text:span text:style-name="Προεπιλεγμένη_20_γραμματοσειρά"><text:span text:style-name="T1914"> </text:span></text:span><text:span text:style-name="Προεπιλεγμένη_20_γραμματοσειρά"><text:span text:style-name="T1913">𔘆</text:span></text:span><text:span text:style-name="Προεπιλεγμένη_20_γραμματοσειρά"><text:span text:style-name="T1914"> </text:span></text:span><text:span text:style-name="Προεπιλεγμένη_20_γραμματοσειρά"><text:span text:style-name="T1913">𔘇</text:span></text:span><text:span text:style-name="Προεπιλεγμένη_20_γραμματοσειρά"><text:span text:style-name="T1914"> </text:span></text:span><text:span text:style-name="Προεπιλεγμένη_20_γραμματοσειρά"><text:span text:style-name="T1913">𔘈</text:span></text:span><text:span text:style-name="Προεπιλεγμένη_20_γραμματοσειρά"><text:span text:style-name="T1914"> </text:span></text:span><text:span text:style-name="Προεπιλεγμένη_20_γραμματοσειρά"><text:span text:style-name="T1913">𔘉</text:span></text:span><text:span text:style-name="Προεπιλεγμένη_20_γραμματοσειρά"><text:span text:style-name="T1914"> </text:span></text:span><text:span text:style-name="Προεπιλεγμένη_20_γραμματοσειρά"><text:span text:style-name="T1913">𔘊</text:span></text:span><text:span text:style-name="Προεπιλεγμένη_20_γραμματοσειρά"><text:span text:style-name="T1914"> </text:span></text:span><text:span text:style-name="Προεπιλεγμένη_20_γραμματοσειρά"><text:span text:style-name="T1913">𔘋</text:span></text:span><text:span text:style-name="Προεπιλεγμένη_20_γραμματοσειρά"><text:span text:style-name="T1914"> </text:span></text:span><text:span text:style-name="Προεπιλεγμένη_20_γραμματοσειρά"><text:span text:style-name="T1913">𔘌</text:span></text:span><text:span text:style-name="Προεπιλεγμένη_20_γραμματοσειρά"><text:span text:style-name="T1914"> </text:span></text:span><text:span text:style-name="Προεπιλεγμένη_20_γραμματοσειρά"><text:span text:style-name="T1913">𔘍</text:span></text:span><text:span text:style-name="Προεπιλεγμένη_20_γραμματοσειρά"><text:span text:style-name="T1914"> </text:span></text:span><text:span text:style-name="Προεπιλεγμένη_20_γραμματοσειρά"><text:span text:style-name="T1913">𔘎</text:span></text:span><text:span text:style-name="Προεπιλεγμένη_20_γραμματοσειρά"><text:span text:style-name="T1914"> </text:span></text:span><text:span text:style-name="Προεπιλεγμένη_20_γραμματοσειρά"><text:span text:style-name="T1913">𔘏</text:span></text:span><text:span text:style-name="Προεπιλεγμένη_20_γραμματοσειρά"><text:span text:style-name="T1914"> </text:span></text:span><text:span text:style-name="Προεπιλεγμένη_20_γραμματοσειρά"><text:span text:style-name="T1913">𔘐</text:span></text:span><text:span text:style-name="Προεπιλεγμένη_20_γραμματοσειρά"><text:span text:style-name="T1914"> </text:span></text:span><text:span text:style-name="Προεπιλεγμένη_20_γραμματοσειρά"><text:span text:style-name="T1913">𔘑</text:span></text:span><text:span text:style-name="Προεπιλεγμένη_20_γραμματοσειρά"><text:span text:style-name="T1914"> </text:span></text:span><text:span text:style-name="Προεπιλεγμένη_20_γραμματοσειρά"><text:span text:style-name="T1913">𔘒</text:span></text:span><text:span text:style-name="Προεπιλεγμένη_20_γραμματοσειρά"><text:span text:style-name="T1914"> </text:span></text:span><text:span text:style-name="Προεπιλεγμένη_20_γραμματοσειρά"><text:span text:style-name="T1913">𔘓</text:span></text:span><text:span text:style-name="Προεπιλεγμένη_20_γραμματοσειρά"><text:span text:style-name="T1914"> </text:span></text:span><text:span text:style-name="Προεπιλεγμένη_20_γραμματοσειρά"><text:span text:style-name="T1913">𔘔</text:span></text:span><text:span text:style-name="Προεπιλεγμένη_20_γραμματοσειρά"><text:span text:style-name="T1914"> </text:span></text:span><text:span text:style-name="Προεπιλεγμένη_20_γραμματοσειρά"><text:span text:style-name="T1913">𔘕</text:span></text:span><text:span text:style-name="Προεπιλεγμένη_20_γραμματοσειρά"><text:span text:style-name="T1914"> </text:span></text:span><text:span text:style-name="Προεπιλεγμένη_20_γραμματοσειρά"><text:span text:style-name="T1913">𔘖</text:span></text:span><text:span text:style-name="Προεπιλεγμένη_20_γραμματοσειρά"><text:span text:style-name="T1914"> </text:span></text:span><text:span text:style-name="Προεπιλεγμένη_20_γραμματοσειρά"><text:span text:style-name="T1913">𔘗</text:span></text:span><text:span text:style-name="Προεπιλεγμένη_20_γραμματοσειρά"><text:span text:style-name="T1914"> </text:span></text:span><text:span text:style-name="Προεπιλεγμένη_20_γραμματοσειρά"><text:span text:style-name="T1913">𔘘</text:span></text:span><text:span text:style-name="Προεπιλεγμένη_20_γραμματοσειρά"><text:span text:style-name="T1914"> </text:span></text:span><text:span text:style-name="Προεπιλεγμένη_20_γραμματοσειρά"><text:span text:style-name="T1913">𔘙</text:span></text:span><text:span text:style-name="Προεπιλεγμένη_20_γραμματοσειρά"><text:span text:style-name="T1914"> </text:span></text:span><text:span text:style-name="Προεπιλεγμένη_20_γραμματοσειρά"><text:span text:style-name="T1913">𔘚</text:span></text:span><text:span text:style-name="Προεπιλεγμένη_20_γραμματοσειρά"><text:span text:style-name="T1914"> </text:span></text:span><text:span text:style-name="Προεπιλεγμένη_20_γραμματοσειρά"><text:span text:style-name="T1913">𔘛</text:span></text:span><text:span text:style-name="Προεπιλεγμένη_20_γραμματοσειρά"><text:span text:style-name="T1914"> </text:span></text:span><text:span text:style-name="Προεπιλεγμένη_20_γραμματοσειρά"><text:span text:style-name="T1913">𔘜</text:span></text:span><text:span text:style-name="Προεπιλεγμένη_20_γραμματοσειρά"><text:span text:style-name="T1914"> </text:span></text:span><text:span text:style-name="Προεπιλεγμένη_20_γραμματοσειρά"><text:span text:style-name="T1913">𔘝</text:span></text:span><text:span text:style-name="Προεπιλεγμένη_20_γραμματοσειρά"><text:span text:style-name="T1914"> </text:span></text:span><text:span text:style-name="Προεπιλεγμένη_20_γραμματοσειρά"><text:span text:style-name="T1913">𔘞</text:span></text:span><text:span text:style-name="Προεπιλεγμένη_20_γραμματοσειρά"><text:span text:style-name="T1914"> </text:span></text:span><text:span text:style-name="Προεπιλεγμένη_20_γραμματοσειρά"><text:span text:style-name="T1913">𔘟</text:span></text:span><text:span text:style-name="Προεπιλεγμένη_20_γραμματοσειρά"><text:span text:style-name="T1914"> </text:span></text:span><text:span text:style-name="Προεπιλεγμένη_20_γραμματοσειρά"><text:span text:style-name="T1913">𔘠</text:span></text:span><text:span text:style-name="Προεπιλεγμένη_20_γραμματοσειρά"><text:span text:style-name="T1914"> </text:span></text:span><text:span text:style-name="Προεπιλεγμένη_20_γραμματοσειρά"><text:span text:style-name="T1913">𔘡</text:span></text:span><text:span text:style-name="Προεπιλεγμένη_20_γραμματοσειρά"><text:span text:style-name="T1914"> </text:span></text:span><text:span text:style-name="Προεπιλεγμένη_20_γραμματοσειρά"><text:span text:style-name="T1913">𔘢</text:span></text:span><text:span text:style-name="Προεπιλεγμένη_20_γραμματοσειρά"><text:span text:style-name="T1914"> </text:span></text:span><text:span text:style-name="Προεπιλεγμένη_20_γραμματοσειρά"><text:span text:style-name="T1913">𔘣</text:span></text:span><text:span text:style-name="Προεπιλεγμένη_20_γραμματοσειρά"><text:span text:style-name="T1914"> </text:span></text:span><text:span text:style-name="Προεπιλεγμένη_20_γραμματοσειρά"><text:span text:style-name="T1913">𔘤</text:span></text:span><text:span text:style-name="Προεπιλεγμένη_20_γραμματοσειρά"><text:span text:style-name="T1914"> </text:span></text:span><text:span text:style-name="Προεπιλεγμένη_20_γραμματοσειρά"><text:span text:style-name="T1913">𔘥</text:span></text:span><text:span text:style-name="Προεπιλεγμένη_20_γραμματοσειρά"><text:span text:style-name="T1914"> </text:span></text:span><text:span text:style-name="Προεπιλεγμένη_20_γραμματοσειρά"><text:span text:style-name="T1913">𔘦</text:span></text:span><text:span text:style-name="Προεπιλεγμένη_20_γραμματοσειρά"><text:span text:style-name="T1914"> </text:span></text:span><text:span text:style-name="Προεπιλεγμένη_20_γραμματοσειρά"><text:span text:style-name="T1913">𔘧</text:span></text:span><text:span text:style-name="Προεπιλεγμένη_20_γραμματοσειρά"><text:span text:style-name="T1914"> </text:span></text:span><text:span text:style-name="Προεπιλεγμένη_20_γραμματοσειρά"><text:span text:style-name="T1913">𔘨</text:span></text:span><text:span text:style-name="Προεπιλεγμένη_20_γραμματοσειρά"><text:span text:style-name="T1914"> </text:span></text:span><text:span text:style-name="Προεπιλεγμένη_20_γραμματοσειρά"><text:span text:style-name="T1913">𔘩</text:span></text:span><text:span text:style-name="Προεπιλεγμένη_20_γραμματοσειρά"><text:span text:style-name="T1914"> </text:span></text:span><text:span text:style-name="Προεπιλεγμένη_20_γραμματοσειρά"><text:span text:style-name="T1913">𔘪</text:span></text:span><text:span text:style-name="Προεπιλεγμένη_20_γραμματοσειρά"><text:span text:style-name="T1914"> </text:span></text:span><text:span text:style-name="Προεπιλεγμένη_20_γραμματοσειρά"><text:span text:style-name="T1913">𔘫</text:span></text:span><text:span text:style-name="Προεπιλεγμένη_20_γραμματοσειρά"><text:span text:style-name="T1914"> </text:span></text:span><text:span text:style-name="Προεπιλεγμένη_20_γραμματοσειρά"><text:span text:style-name="T1913">𔘬</text:span></text:span><text:span text:style-name="Προεπιλεγμένη_20_γραμματοσειρά"><text:span text:style-name="T1914"> </text:span></text:span><text:span text:style-name="Προεπιλεγμένη_20_γραμματοσειρά"><text:span text:style-name="T1913">𔘭</text:span></text:span><text:span text:style-name="Προεπιλεγμένη_20_γραμματοσειρά"><text:span text:style-name="T1914"> </text:span></text:span><text:span text:style-name="Προεπιλεγμένη_20_γραμματοσειρά"><text:span text:style-name="T1913">𔘮</text:span></text:span><text:span text:style-name="Προεπιλεγμένη_20_γραμματοσειρά"><text:span text:style-name="T1914"> </text:span></text:span><text:span text:style-name="Προεπιλεγμένη_20_γραμματοσειρά"><text:span text:style-name="T1913">𔘯</text:span></text:span><text:span text:style-name="Προεπιλεγμένη_20_γραμματοσειρά"><text:span text:style-name="T1914"> </text:span></text:span><text:span text:style-name="Προεπιλεγμένη_20_γραμματοσειρά"><text:span text:style-name="T1913">𔘰</text:span></text:span><text:span text:style-name="Προεπιλεγμένη_20_γραμματοσειρά"><text:span text:style-name="T1914"> </text:span></text:span><text:span text:style-name="Προεπιλεγμένη_20_γραμματοσειρά"><text:span text:style-name="T1913">𔘱</text:span></text:span><text:span text:style-name="Προεπιλεγμένη_20_γραμματοσειρά"><text:span text:style-name="T1914"> </text:span></text:span><text:span text:style-name="Προεπιλεγμένη_20_γραμματοσειρά"><text:span text:style-name="T1913">𔘲</text:span></text:span><text:span text:style-name="Προεπιλεγμένη_20_γραμματοσειρά"><text:span text:style-name="T1914"> </text:span></text:span><text:span text:style-name="Προεπιλεγμένη_20_γραμματοσειρά"><text:span text:style-name="T1913">𔘳</text:span></text:span><text:span text:style-name="Προεπιλεγμένη_20_γραμματοσειρά"><text:span text:style-name="T1914"> </text:span></text:span><text:span text:style-name="Προεπιλεγμένη_20_γραμματοσειρά"><text:span text:style-name="T1913">𔘴</text:span></text:span><text:span text:style-name="Προεπιλεγμένη_20_γραμματοσειρά"><text:span text:style-name="T1914"> </text:span></text:span><text:span text:style-name="Προεπιλεγμένη_20_γραμματοσειρά"><text:span text:style-name="T1913">𔘵</text:span></text:span><text:span text:style-name="Προεπιλεγμένη_20_γραμματοσειρά"><text:span text:style-name="T1914"> </text:span></text:span><text:span text:style-name="Προεπιλεγμένη_20_γραμματοσειρά"><text:span text:style-name="T1913">𔘶</text:span></text:span><text:span text:style-name="Προεπιλεγμένη_20_γραμματοσειρά"><text:span text:style-name="T1914"> </text:span></text:span><text:span text:style-name="Προεπιλεγμένη_20_γραμματοσειρά"><text:span text:style-name="T1913">𔘷</text:span></text:span><text:span text:style-name="Προεπιλεγμένη_20_γραμματοσειρά"><text:span text:style-name="T1914"> </text:span></text:span><text:span text:style-name="Προεπιλεγμένη_20_γραμματοσειρά"><text:span text:style-name="T1913">𔘸</text:span></text:span><text:span text:style-name="Προεπιλεγμένη_20_γραμματοσειρά"><text:span text:style-name="T1914"> </text:span></text:span><text:span text:style-name="Προεπιλεγμένη_20_γραμματοσειρά"><text:span text:style-name="T1913">𔘹</text:span></text:span><text:span text:style-name="Προεπιλεγμένη_20_γραμματοσειρά"><text:span text:style-name="T1914"> </text:span></text:span><text:span text:style-name="Προεπιλεγμένη_20_γραμματοσειρά"><text:span text:style-name="T1913">𔘺</text:span></text:span><text:span text:style-name="Προεπιλεγμένη_20_γραμματοσειρά"><text:span text:style-name="T1914"> </text:span></text:span><text:span text:style-name="Προεπιλεγμένη_20_γραμματοσειρά"><text:span text:style-name="T1913">𔘻</text:span></text:span><text:span text:style-name="Προεπιλεγμένη_20_γραμματοσειρά"><text:span text:style-name="T1914"> </text:span></text:span><text:span text:style-name="Προεπιλεγμένη_20_γραμματοσειρά"><text:span text:style-name="T1913">𔘼</text:span></text:span><text:span text:style-name="Προεπιλεγμένη_20_γραμματοσειρά"><text:span text:style-name="T1914"> </text:span></text:span><text:span text:style-name="Προεπιλεγμένη_20_γραμματοσειρά"><text:span text:style-name="T1913">𔘽</text:span></text:span><text:span text:style-name="Προεπιλεγμένη_20_γραμματοσειρά"><text:span text:style-name="T1914"> </text:span></text:span><text:span text:style-name="Προεπιλεγμένη_20_γραμματοσειρά"><text:span text:style-name="T1913">𔘾</text:span></text:span><text:span text:style-name="Προεπιλεγμένη_20_γραμματοσειρά"><text:span text:style-name="T1914"> </text:span></text:span><text:span text:style-name="Προεπιλεγμένη_20_γραμματοσειρά"><text:span text:style-name="T1913">𔘿</text:span></text:span><text:span text:style-name="Προεπιλεγμένη_20_γραμματοσειρά"><text:span text:style-name="T1914"> </text:span></text:span><text:span text:style-name="Προεπιλεγμένη_20_γραμματοσειρά"><text:span text:style-name="T1913">𔙀</text:span></text:span><text:span text:style-name="Προεπιλεγμένη_20_γραμματοσειρά"><text:span text:style-name="T1914"> </text:span></text:span><text:span text:style-name="Προεπιλεγμένη_20_γραμματοσειρά"><text:span text:style-name="T1913">𔙁</text:span></text:span><text:span text:style-name="Προεπιλεγμένη_20_γραμματοσειρά"><text:span text:style-name="T1914"> </text:span></text:span><text:span text:style-name="Προεπιλεγμένη_20_γραμματοσειρά"><text:span text:style-name="T1913">𔙂</text:span></text:span><text:span text:style-name="Προεπιλεγμένη_20_γραμματοσειρά"><text:span text:style-name="T1914"> </text:span></text:span><text:span text:style-name="Προεπιλεγμένη_20_γραμματοσειρά"><text:span text:style-name="T1913">𔙃</text:span></text:span><text:span text:style-name="Προεπιλεγμένη_20_γραμματοσειρά"><text:span text:style-name="T1914"> </text:span></text:span><text:span text:style-name="Προεπιλεγμένη_20_γραμματοσειρά"><text:span text:style-name="T1913">𔙄</text:span></text:span><text:span text:style-name="Προεπιλεγμένη_20_γραμματοσειρά"><text:span text:style-name="T1914"> </text:span></text:span><text:span text:style-name="Προεπιλεγμένη_20_γραμματοσειρά"><text:span text:style-name="T1913">𔙅</text:span></text:span><text:span text:style-name="Προεπιλεγμένη_20_γραμματοσειρά"><text:span text:style-name="T1914"> </text:span></text:span><text:span text:style-name="Προεπιλεγμένη_20_γραμματοσειρά"><text:span text:style-name="T1913">𔙆</text:span></text:span><text:span text:style-name="Προεπιλεγμένη_20_γραμματοσειρά"><text:span text:style-name="T1914"> </text:span></text:span><text:span text:style-name="Προεπιλεγμένη_20_γραμματοσειρά"><text:span text:style-name="T1913">𔓢𔑞</text:span></text:span></text:p>
      <text:p text:style-name="P438"><text:span text:style-name="T62">S</text:span><text:span text:style-name="T63">upplementary Private Use Area-A</text:span></text:p>
      <text:p text:style-name="P387"/>
      <text:p text:style-name="P402"/>
      <text:p text:style-name="P208"><text:bookmark-start text:name="OLE_LINK41"/><text:bookmark-start text:name="OLE_LINK31"/><text:bookmark-start text:name="OLE_LINK21"/><text:bookmark-start text:name="OLE_LINK11"/>Cypro-Minoan<text:bookmark-end text:name="OLE_LINK41"/><text:bookmark-end text:name="OLE_LINK31"/><text:bookmark-end text:name="OLE_LINK21"/><text:bookmark-end text:name="OLE_LINK11"/></text:p>
      <text:p text:style-name="P3"><text:span text:style-name="Προεπιλεγμένη_20_γραμματοσειρά"><text:span text:style-name="T719">The</text:span></text:span><text:span text:style-name="Προεπιλεγμένη_20_γραμματοσειρά"><text:span text:style-name="T720"> Cypro</text:span></text:span><text:span text:style-name="Προεπιλεγμένη_20_γραμματοσειρά"><text:span text:style-name="T721">-</text:span></text:span><text:span text:style-name="Προεπιλεγμένη_20_γραμματοσειρά"><text:span text:style-name="T720">Minoan</text:span></text:span><text:span text:style-name="Προεπιλεγμένη_20_γραμματοσειρά"><text:span text:style-name="T723"> d</text:span></text:span><text:span text:style-name="Προεπιλεγμένη_20_γραμματοσειρά"><text:span text:style-name="T724">ocument</text:span></text:span><text:span text:style-name="Προεπιλεγμένη_20_γραμματοσειρά"><text:span text:style-name="T725">s</text:span></text:span><text:span text:style-name="Προεπιλεγμένη_20_γραμματοσειρά"><text:span text:style-name="T724"> </text:span></text:span><text:span text:style-name="Προεπιλεγμένη_20_γραμματοσειρά"><text:span text:style-name="T726">(pdf</text:span></text:span><text:span text:style-name="Προεπιλεγμένη_20_γραμματοσειρά"><text:span text:style-name="T736">, </text:span></text:span><text:span text:style-name="Προεπιλεγμένη_20_γραμματοσειρά"><text:span text:style-name="T727">ods</text:span></text:span><text:span text:style-name="Προεπιλεγμένη_20_γραμματοσειρά"><text:span text:style-name="T726">) </text:span></text:span><text:span text:style-name="Προεπιλεγμένη_20_γραμματοσειρά"><text:span text:style-name="T724">c</text:span></text:span><text:span text:style-name="Προεπιλεγμένη_20_γραμματοσειρά"><text:span text:style-name="T681">ont</text:span></text:span><text:span text:style-name="Προεπιλεγμένη_20_γραμματοσειρά"><text:span text:style-name="T728">ain a </text:span></text:span><text:span text:style-name="Προεπιλεγμένη_20_γραμματοσειρά"><text:span text:style-name="T737">Digtal C</text:span></text:span><text:span text:style-name="Προεπιλεγμένη_20_γραμματοσειρά"><text:span text:style-name="T728">orpus of Cypro-Minoan inscriptions, a signary and other information.</text:span></text:span></text:p>
      <text:p text:style-name="P2"><text:span text:style-name="Προεπιλεγμένη_20_γραμματοσειρά"><text:span text:style-name="T1923"/></text:span></text:p>
      <text:p text:style-name="P386"/>
      <text:p text:style-name="P209">Cretan Hieroglyphs</text:p>
      <text:p text:style-name="P3"><text:span text:style-name="Προεπιλεγμένη_20_γραμματοσειρά"><text:span text:style-name="T719">The</text:span></text:span><text:span text:style-name="Προεπιλεγμένη_20_γραμματοσειρά"><text:span text:style-name="T720"> Cretan</text:span></text:span><text:span text:style-name="Προεπιλεγμένη_20_γραμματοσειρά"><text:span text:style-name="T722"> </text:span></text:span><text:span text:style-name="Προεπιλεγμένη_20_γραμματοσειρά"><text:span text:style-name="T720">Hieroglyphs</text:span></text:span><text:span text:style-name="Προεπιλεγμένη_20_γραμματοσειρά"><text:span text:style-name="T719"> </text:span></text:span><text:span text:style-name="Προεπιλεγμένη_20_γραμματοσειρά"><text:span text:style-name="T724">document</text:span></text:span><text:span text:style-name="Προεπιλεγμένη_20_γραμματοσειρά"><text:span text:style-name="T725">s</text:span></text:span><text:span text:style-name="Προεπιλεγμένη_20_γραμματοσειρά"><text:span text:style-name="T724"> </text:span></text:span><text:span text:style-name="Προεπιλεγμένη_20_γραμματοσειρά"><text:span text:style-name="T726">(pdf</text:span></text:span><text:span text:style-name="Προεπιλεγμένη_20_γραμματοσειρά"><text:span text:style-name="T736">, </text:span></text:span><text:span text:style-name="Προεπιλεγμένη_20_γραμματοσειρά"><text:span text:style-name="T726">ods) </text:span></text:span><text:span text:style-name="Προεπιλεγμένη_20_γραμματοσειρά"><text:span text:style-name="T724">c</text:span></text:span><text:span text:style-name="Προεπιλεγμένη_20_γραμματοσειρά"><text:span text:style-name="T681">ont</text:span></text:span><text:span text:style-name="Προεπιλεγμένη_20_γραμματοσειρά"><text:span text:style-name="T728">ain </text:span></text:span><text:span text:style-name="Προεπιλεγμένη_20_γραμματοσειρά"><text:span text:style-name="T729">the</text:span></text:span><text:span text:style-name="Προεπιλεγμένη_20_γραμματοσειρά"><text:span text:style-name="T728"> repertoire </text:span></text:span><text:span text:style-name="Προεπιλεγμένη_20_γραμματοσειρά"><text:span text:style-name="T729">of signs, </text:span></text:span><text:span text:style-name="Προεπιλεγμένη_20_γραμματοσειρά"><text:span text:style-name="T728">detailed sources</text:span></text:span><text:span text:style-name="Προεπιλεγμένη_20_γραμματοσειρά"><text:span text:style-name="T729"> </text:span></text:span><text:span text:style-name="Προεπιλεγμένη_20_γραμματοσειρά"><text:span text:style-name="T2018">and other information</text:span></text:span><text:span text:style-name="Προεπιλεγμένη_20_γραμματοσειρά"><text:span text:style-name="T1923">.</text:span></text:span></text:p>
      <text:p text:style-name="P403"/>
      <text:p text:style-name="P388"/>
      <text:p text:style-name="P210">Sidetic</text:p>
      <text:p text:style-name="P448"><text:span text:style-name="T730">Sidetic </text:span><text:span text:style-name="T731">may be represented with </text:span><text:span text:style-name="T1337">encoded</text:span><text:span text:style-name="T731"> </text:span><text:span text:style-name="T732">letters </text:span><text:span text:style-name="T731">and </text:span><text:span text:style-name="T739">pua</text:span><text:span text:style-name="T733"> </text:span><text:span text:style-name="T731">additions: </text:span><text:span text:style-name="Προεπιλεγμένη_20_γραμματοσειρά"><text:span text:style-name="T730">FF24A..FF268</text:span></text:span></text:p>
      <text:p text:style-name="P448"><text:span text:style-name="Προεπιλεγμένη_20_γραμματοσειρά"><text:span text:style-name="T730"/></text:span></text:p>
      <text:p text:style-name="P55"><text:span text:style-name="Προεπιλεγμένη_20_γραμματοσειρά"><text:span text:style-name="T230">󿉊 󿉓 󿉋 󿉜 󿉝 󿉌 </text:span></text:span><text:span text:style-name="Προεπιλεγμένη_20_γραμματοσειρά"><text:span text:style-name="T1329">Υ</text:span></text:span><text:span text:style-name="Προεπιλεγμένη_20_γραμματοσειρά"><text:span text:style-name="T232"> </text:span></text:span><text:span text:style-name="Προεπιλεγμένη_20_γραμματοσειρά"><text:span text:style-name="T230">󿉚 󿉍 󿉎 </text:span></text:span><text:span text:style-name="Προεπιλεγμένη_20_γραμματοσειρά"><text:span text:style-name="T1331">Ψ </text:span></text:span><text:span text:style-name="Προεπιλεγμένη_20_γραμματοσειρά"><text:span text:style-name="T1334">Ϲ </text:span></text:span><text:span text:style-name="Προεπιλεγμένη_20_γραμματοσειρά"><text:span text:style-name="T1332">Γ</text:span></text:span><text:span text:style-name="Προεπιλεγμένη_20_γραμματοσειρά"><text:span text:style-name="T231"> </text:span></text:span><text:span text:style-name="Προεπιλεγμένη_20_γραμματοσειρά"><text:span text:style-name="T230">󿉏 󿉛 </text:span></text:span><text:span text:style-name="Προεπιλεγμένη_20_γραμματοσειρά"><text:span text:style-name="T1330">Ο </text:span></text:span><text:span text:style-name="Προεπιλεγμένη_20_γραμματοσειρά"><text:span text:style-name="T1332">Ι</text:span></text:span><text:span text:style-name="Προεπιλεγμένη_20_γραμματοσειρά"><text:span text:style-name="T231"> </text:span></text:span><text:span text:style-name="Προεπιλεγμένη_20_γραμματοσειρά"><text:span text:style-name="T230">󿉞 󿉟 󿉠 󿉡 󿉑 󿉐 󿉒 </text:span></text:span><text:span text:style-name="Προεπιλεγμένη_20_γραμματοσειρά"><text:span text:style-name="T1336">𐌣 </text:span></text:span><text:span text:style-name="Προεπιλεγμένη_20_γραμματοσειρά"><text:span text:style-name="T1335">Ͷ</text:span></text:span><text:span text:style-name="Προεπιλεγμένη_20_γραμματοσειρά"><text:span text:style-name="T292"> </text:span></text:span><text:span text:style-name="Προεπιλεγμένη_20_γραμματοσειρά"><text:span text:style-name="T230">󿉘 󿉔 󿉙 󿉕 󿉦 </text:span></text:span><text:span text:style-name="Προεπιλεγμένη_20_γραμματοσειρά"><text:span text:style-name="T1333">Ρ </text:span></text:span><text:span text:style-name="Προεπιλεγμένη_20_γραμματοσειρά"><text:span text:style-name="T1335">Ͻ</text:span></text:span><text:span text:style-name="Προεπιλεγμένη_20_γραμματοσειρά"><text:span text:style-name="T292"> </text:span></text:span><text:span text:style-name="Προεπιλεγμένη_20_γραμματοσειρά"><text:span text:style-name="T230">󿉖 󿉢 󿉨 󿉣 󿉧 󿉗 </text:span></text:span><text:span text:style-name="Προεπιλεγμένη_20_γραμματοσειρά"><text:span text:style-name="T1331">Ω</text:span></text:span><text:span text:style-name="Προεπιλεγμένη_20_γραμματοσειρά"><text:span text:style-name="T233"> </text:span></text:span><text:span text:style-name="Προεπιλεγμένη_20_γραμματοσειρά"><text:span text:style-name="T230">󿉤 󿉥</text:span></text:span></text:p>
      <text:p text:style-name="P410"/>
      <text:p text:style-name="P410"/>
      <text:p text:style-name="P56"><text:span text:style-name="Προεπιλεγμένη_20_γραμματοσειρά"><text:span text:style-name="T734">Λάβρυς</text:span></text:span><text:span text:style-name="Προεπιλεγμένη_20_γραμματοσειρά"><text:span text:style-name="T735"> </text:span></text:span><text:span text:style-name="Προεπιλεγμένη_20_γραμματοσειρά"><text:span text:style-name="T734">Αρκαλοχωρίου</text:span></text:span></text:p>
      <text:p text:style-name="P28"><text:span text:style-name="Προεπιλεγμένη_20_γραμματοσειρά"><text:span text:style-name="T1933">Signs on the Arkalochori axe: </text:span></text:span><text:span text:style-name="Προεπιλεγμένη_20_γραμματοσειρά"><text:span text:style-name="T1927">FFF00..FFF0E</text:span></text:span></text:p>
      <text:p text:style-name="P28"><text:span text:style-name="Προεπιλεγμένη_20_γραμματοσειρά"><text:span text:style-name="T1927"/></text:span></text:p>
      <text:p text:style-name="P15"><text:span text:style-name="Προεπιλεγμένη_20_γραμματοσειρά"><text:span text:style-name="T1020">󿼀</text:span></text:span><text:span text:style-name="Προεπιλεγμένη_20_γραμματοσειρά"><text:span text:style-name="T1021"> </text:span></text:span><text:span text:style-name="Προεπιλεγμένη_20_γραμματοσειρά"><text:span text:style-name="T1020">󿼁</text:span></text:span><text:span text:style-name="Προεπιλεγμένη_20_γραμματοσειρά"><text:span text:style-name="T1021"> </text:span></text:span><text:span text:style-name="Προεπιλεγμένη_20_γραμματοσειρά"><text:span text:style-name="T1020">󿼂</text:span></text:span><text:span text:style-name="Προεπιλεγμένη_20_γραμματοσειρά"><text:span text:style-name="T1021"> </text:span></text:span><text:span text:style-name="Προεπιλεγμένη_20_γραμματοσειρά"><text:span text:style-name="T1020">󿼃</text:span></text:span><text:span text:style-name="Προεπιλεγμένη_20_γραμματοσειρά"><text:span text:style-name="T1021"> </text:span></text:span><text:span text:style-name="Προεπιλεγμένη_20_γραμματοσειρά"><text:span text:style-name="T1020">󿼄</text:span></text:span><text:span text:style-name="Προεπιλεγμένη_20_γραμματοσειρά"><text:span text:style-name="T1021"> </text:span></text:span><text:span text:style-name="Προεπιλεγμένη_20_γραμματοσειρά"><text:span text:style-name="T1020">󿼅</text:span></text:span><text:span text:style-name="Προεπιλεγμένη_20_γραμματοσειρά"><text:span text:style-name="T1021"> </text:span></text:span><text:span text:style-name="Προεπιλεγμένη_20_γραμματοσειρά"><text:span text:style-name="T1020">󿼆</text:span></text:span><text:span text:style-name="Προεπιλεγμένη_20_γραμματοσειρά"><text:span text:style-name="T1021"> </text:span></text:span><text:span text:style-name="Προεπιλεγμένη_20_γραμματοσειρά"><text:span text:style-name="T1020">󿼇</text:span></text:span><text:span text:style-name="Προεπιλεγμένη_20_γραμματοσειρά"><text:span text:style-name="T1021"> </text:span></text:span><text:span text:style-name="Προεπιλεγμένη_20_γραμματοσειρά"><text:span text:style-name="T1020">󿼈</text:span></text:span><text:span text:style-name="Προεπιλεγμένη_20_γραμματοσειρά"><text:span text:style-name="T1021"> </text:span></text:span><text:span text:style-name="Προεπιλεγμένη_20_γραμματοσειρά"><text:span text:style-name="T1020">󿼉</text:span></text:span><text:span text:style-name="Προεπιλεγμένη_20_γραμματοσειρά"><text:span text:style-name="T1021"> </text:span></text:span><text:span text:style-name="Προεπιλεγμένη_20_γραμματοσειρά"><text:span text:style-name="T1020">󿼊</text:span></text:span><text:span text:style-name="Προεπιλεγμένη_20_γραμματοσειρά"><text:span text:style-name="T1021"> </text:span></text:span><text:span text:style-name="Προεπιλεγμένη_20_γραμματοσειρά"><text:span text:style-name="T1020">󿼋</text:span></text:span><text:span text:style-name="Προεπιλεγμένη_20_γραμματοσειρά"><text:span text:style-name="T1021"> </text:span></text:span><text:span text:style-name="Προεπιλεγμένη_20_γραμματοσειρά"><text:span text:style-name="T1020">󿼌</text:span></text:span><text:span text:style-name="Προεπιλεγμένη_20_γραμματοσειρά"><text:span text:style-name="T1021"> </text:span></text:span><text:span text:style-name="Προεπιλεγμένη_20_γραμματοσειρά"><text:span text:style-name="T1020">󿼍</text:span></text:span><text:span text:style-name="Προεπιλεγμένη_20_γραμματοσειρά"><text:span text:style-name="T1021"> </text:span></text:span><text:span text:style-name="Προεπιλεγμένη_20_γραμματοσειρά"><text:span text:style-name="T1020">󿼎</text:span></text:span></text:p>
      <text:p text:style-name="P18"><text:span text:style-name="Προεπιλεγμένη_20_γραμματοσειρά"><text:span text:style-name="T1141"/></text:span></text:p>
      <text:p text:style-name="P411">Ο αμφίστομος πέλεκυς Αρκαλοχωρίου φυλάσσεται στο Αρχαιολογικό Μουσείο Ηρακλείου.</text:p>
      <text:p text:style-name="P400"/>
      <text:p text:style-name="P400"/>
      <text:p text:style-name="P57"><text:span text:style-name="Προεπιλεγμένη_20_γραμματοσειρά"><text:span text:style-name="T734">Αγγεία</text:span></text:span><text:span text:style-name="Προεπιλεγμένη_20_γραμματοσειρά"><text:span text:style-name="T735"> </text:span></text:span><text:span text:style-name="Προεπιλεγμένη_20_γραμματοσειρά"><text:span text:style-name="T734">Τροίας</text:span></text:span></text:p>
      <text:p text:style-name="P58"><text:span text:style-name="Προεπιλεγμένη_20_γραμματοσειρά"><text:span text:style-name="T1927">Signs found on vessels from Troy excavated by Heinrich Schliemann (see Schmidt p.121 and Godart 1994): FFF20..FFF31</text:span></text:span></text:p>
      <text:p text:style-name="P58"><text:span text:style-name="Προεπιλεγμένη_20_γραμματοσειρά"><text:span text:style-name="T1927"/></text:span></text:p>
      <text:p text:style-name="P18"><text:span text:style-name="Προεπιλεγμένη_20_γραμματοσειρά"><text:span text:style-name="T1012">󿼠</text:span></text:span><text:span text:style-name="Προεπιλεγμένη_20_γραμματοσειρά"><text:span text:style-name="T1013"> </text:span></text:span><text:span text:style-name="Προεπιλεγμένη_20_γραμματοσειρά"><text:span text:style-name="T1012">󿼡</text:span></text:span><text:span text:style-name="Προεπιλεγμένη_20_γραμματοσειρά"><text:span text:style-name="T1014"> </text:span></text:span><text:span text:style-name="Προεπιλεγμένη_20_γραμματοσειρά"><text:span text:style-name="T1012">󿼢</text:span></text:span><text:span text:style-name="Προεπιλεγμένη_20_γραμματοσειρά"><text:span text:style-name="T1014"> </text:span></text:span><text:span text:style-name="Προεπιλεγμένη_20_γραμματοσειρά"><text:span text:style-name="T1012">󿼣</text:span></text:span><text:span text:style-name="Προεπιλεγμένη_20_γραμματοσειρά"><text:span text:style-name="T1014"> </text:span></text:span><text:span text:style-name="Προεπιλεγμένη_20_γραμματοσειρά"><text:span text:style-name="T1012">󿼤</text:span></text:span><text:span text:style-name="Προεπιλεγμένη_20_γραμματοσειρά"><text:span text:style-name="T1014"> </text:span></text:span><text:span text:style-name="Προεπιλεγμένη_20_γραμματοσειρά"><text:span text:style-name="T1012">󿼥</text:span></text:span><text:span text:style-name="Προεπιλεγμένη_20_γραμματοσειρά"><text:span text:style-name="T1014"> </text:span></text:span><text:span text:style-name="Προεπιλεγμένη_20_γραμματοσειρά"><text:span text:style-name="T1012">󿼦</text:span></text:span><text:span text:style-name="Προεπιλεγμένη_20_γραμματοσειρά"><text:span text:style-name="T1014"> </text:span></text:span><text:span text:style-name="Προεπιλεγμένη_20_γραμματοσειρά"><text:span text:style-name="T1012">󿼧</text:span></text:span><text:span text:style-name="Προεπιλεγμένη_20_γραμματοσειρά"><text:span text:style-name="T1014"> </text:span></text:span><text:span text:style-name="Προεπιλεγμένη_20_γραμματοσειρά"><text:span text:style-name="T1012">󿼨</text:span></text:span><text:span text:style-name="Προεπιλεγμένη_20_γραμματοσειρά"><text:span text:style-name="T1014"> </text:span></text:span><text:span text:style-name="Προεπιλεγμένη_20_γραμματοσειρά"><text:span text:style-name="T1012">󿼩</text:span></text:span><text:span text:style-name="Προεπιλεγμένη_20_γραμματοσειρά"><text:span text:style-name="T1014"> </text:span></text:span><text:span text:style-name="Προεπιλεγμένη_20_γραμματοσειρά"><text:span text:style-name="T1012">󿼪</text:span></text:span><text:span text:style-name="Προεπιλεγμένη_20_γραμματοσειρά"><text:span text:style-name="T1014"> </text:span></text:span><text:span text:style-name="Προεπιλεγμένη_20_γραμματοσειρά"><text:span text:style-name="T1012">󿼫</text:span></text:span><text:span text:style-name="Προεπιλεγμένη_20_γραμματοσειρά"><text:span text:style-name="T1014"> </text:span></text:span><text:span text:style-name="Προεπιλεγμένη_20_γραμματοσειρά"><text:span text:style-name="T1012">󿼬</text:span></text:span><text:span text:style-name="Προεπιλεγμένη_20_γραμματοσειρά"><text:span text:style-name="T1014"> </text:span></text:span><text:span text:style-name="Προεπιλεγμένη_20_γραμματοσειρά"><text:span text:style-name="T1012">󿼭</text:span></text:span><text:span text:style-name="Προεπιλεγμένη_20_γραμματοσειρά"><text:span text:style-name="T1014"> </text:span></text:span><text:span text:style-name="Προεπιλεγμένη_20_γραμματοσειρά"><text:span text:style-name="T1012">󿼮</text:span></text:span><text:span text:style-name="Προεπιλεγμένη_20_γραμματοσειρά"><text:span text:style-name="T1014"> </text:span></text:span><text:span text:style-name="Προεπιλεγμένη_20_γραμματοσειρά"><text:span text:style-name="T1012">󿼯</text:span></text:span><text:span text:style-name="Προεπιλεγμένη_20_γραμματοσειρά"><text:span text:style-name="T1014"> </text:span></text:span><text:span text:style-name="Προεπιλεγμένη_20_γραμματοσειρά"><text:span text:style-name="T1012">󿼰</text:span></text:span><text:span text:style-name="Προεπιλεγμένη_20_γραμματοσειρά"><text:span text:style-name="T1013"> </text:span></text:span><text:span text:style-name="Προεπιλεγμένη_20_γραμματοσειρά"><text:span text:style-name="T1012">󿼱</text:span></text:span></text:p>
      <text:p text:style-name="P18"><text:span text:style-name="Προεπιλεγμένη_20_γραμματοσειρά"><text:span text:style-name="T1947"/></text:span></text:p>
      <table:table table:name="Πίνακας5" table:style-name="Πίνακας5">
        <table:table-column table:style-name="Πίνακας5.A"/>
        <table:table-column table:style-name="Πίνακας5.B"/>
        <table:table-column table:style-name="Πίνακας5.C"/>
        <table:table-column table:style-name="Πίνακας5.D"/>
        <table:table-column table:style-name="Πίνακας5.E"/>
        <table:table-column table:style-name="Πίνακας5.F"/>
        <table:table-column table:style-name="Πίνακας5.G"/>
        <table:table-column table:style-name="Πίνακας5.H"/>
        <table:table-column table:style-name="Πίνακας5.I"/>
        <table:table-column table:style-name="Πίνακας5.J"/>
        <table:table-column table:style-name="Πίνακας5.K"/>
        <table:table-column table:style-name="Πίνακας5.L"/>
        <table:table-row>
          <table:table-cell table:style-name="Πίνακας5.A1" office:value-type="string">
            <text:p text:style-name="P57"><text:span text:style-name="Προεπιλεγμένη_20_γραμματοσειρά"><text:span text:style-name="T1970">№ 2444</text:span></text:span></text:p>
          </table:table-cell>
          <table:table-cell table:style-name="Πίνακας5.A1" office:value-type="string">
            <text:p text:style-name="P412"/>
          </table:table-cell>
          <table:table-cell table:style-name="Πίνακας5.A1" office:value-type="string">
            <text:p text:style-name="P16"><text:span text:style-name="Προεπιλεγμένη_20_γραμματοσειρά"><text:span text:style-name="T1019">󿼠</text:span></text:span></text:p>
          </table:table-cell>
          <table:table-cell table:style-name="Πίνακας5.A1" office:value-type="string">
            <text:p text:style-name="P16"><text:span text:style-name="Προεπιλεγμένη_20_γραμματοσειρά"><text:span text:style-name="T1019">󿼡</text:span></text:span></text:p>
          </table:table-cell>
          <table:table-cell table:style-name="Πίνακας5.A1" office:value-type="string">
            <text:p text:style-name="P16"><text:span text:style-name="Προεπιλεγμένη_20_γραμματοσειρά"><text:span text:style-name="T1019">󿼢</text:span></text:span></text:p>
          </table:table-cell>
          <table:table-cell table:style-name="Πίνακας5.A1" office:value-type="string">
            <text:p text:style-name="P16"><text:span text:style-name="Προεπιλεγμένη_20_γραμματοσειρά"><text:span text:style-name="T1019">󿼣</text:span></text:span></text:p>
          </table:table-cell>
          <table:table-cell table:style-name="Πίνακας5.A1" office:value-type="string">
            <text:p text:style-name="P16"><text:span text:style-name="Προεπιλεγμένη_20_γραμματοσειρά"><text:span text:style-name="T1019">󿼤</text:span></text:span></text:p>
          </table:table-cell>
          <table:table-cell table:style-name="Πίνακας5.A1" office:value-type="string">
            <text:p text:style-name="P16"><text:span text:style-name="Προεπιλεγμένη_20_γραμματοσειρά"><text:span text:style-name="T1019">󿼥</text:span></text:span></text:p>
          </table:table-cell>
          <table:table-cell table:style-name="Πίνακας5.A1" office:value-type="string">
            <text:p text:style-name="P16"><text:span text:style-name="Προεπιλεγμένη_20_γραμματοσειρά"><text:span text:style-name="T1019">󿼦</text:span></text:span></text:p>
          </table:table-cell>
          <table:table-cell table:style-name="Πίνακας5.A1" office:value-type="string">
            <text:p text:style-name="P16"><text:span text:style-name="Προεπιλεγμένη_20_γραμματοσειρά"><text:span text:style-name="T1019">󿼧</text:span></text:span></text:p>
          </table:table-cell>
          <table:table-cell table:style-name="Πίνακας5.A1" office:value-type="string">
            <text:p text:style-name="P16"><text:span text:style-name="Προεπιλεγμένη_20_γραμματοσειρά"><text:span text:style-name="T1019">󿼨</text:span></text:span></text:p>
          </table:table-cell>
          <table:table-cell table:style-name="Πίνακας5.A1" office:value-type="string">
            <text:p text:style-name="P16"><text:span text:style-name="Προεπιλεγμένη_20_γραμματοσειρά"><text:span text:style-name="T1019">󿼩</text:span></text:span></text:p>
          </table:table-cell>
        </table:table-row>
        <table:table-row>
          <table:table-cell table:style-name="Πίνακας5.A1" office:value-type="string">
            <text:p text:style-name="P412"/>
          </table:table-cell>
          <table:table-cell table:style-name="Πίνακας5.A1" office:value-type="string">
            <text:p text:style-name="P412"/>
          </table:table-cell>
          <table:table-cell table:style-name="Πίνακας5.A1" office:value-type="string">
            <text:p text:style-name="P412"/>
          </table:table-cell>
          <table:table-cell table:style-name="Πίνακας5.A1" office:value-type="string">
            <text:p text:style-name="P412"/>
          </table:table-cell>
          <table:table-cell table:style-name="Πίνακας5.A1" office:value-type="string">
            <text:p text:style-name="P412"/>
          </table:table-cell>
          <table:table-cell table:style-name="Πίνακας5.A1" office:value-type="string">
            <text:p text:style-name="P412"/>
          </table:table-cell>
          <table:table-cell table:style-name="Πίνακας5.A1" office:value-type="string">
            <text:p text:style-name="P412"/>
          </table:table-cell>
          <table:table-cell table:style-name="Πίνακας5.A1" office:value-type="string">
            <text:p text:style-name="P412"/>
          </table:table-cell>
          <table:table-cell table:style-name="Πίνακας5.A1" office:value-type="string">
            <text:p text:style-name="P412"/>
          </table:table-cell>
          <table:table-cell table:style-name="Πίνακας5.A1" office:value-type="string">
            <text:p text:style-name="P412"/>
          </table:table-cell>
          <table:table-cell table:style-name="Πίνακας5.A1" office:value-type="string">
            <text:p text:style-name="P412"/>
          </table:table-cell>
          <table:table-cell table:style-name="Πίνακας5.A1" office:value-type="string">
            <text:p text:style-name="P412"/>
          </table:table-cell>
        </table:table-row>
        <table:table-row>
          <table:table-cell table:style-name="Πίνακας5.A1" office:value-type="string">
            <text:p text:style-name="P57"><text:span text:style-name="Προεπιλεγμένη_20_γραμματοσειρά"><text:span text:style-name="T1970">№ 2445</text:span></text:span></text:p>
          </table:table-cell>
          <table:table-cell table:style-name="Πίνακας5.A1" office:value-type="string">
            <text:p text:style-name="P412"/>
          </table:table-cell>
          <table:table-cell table:style-name="Πίνακας5.A1" office:value-type="string">
            <text:p text:style-name="P73"/>
          </table:table-cell>
          <table:table-cell table:style-name="Πίνακας5.A1" office:value-type="string">
            <text:p text:style-name="P16"><text:span text:style-name="Προεπιλεγμένη_20_γραμματοσειρά"><text:span text:style-name="T1019">󿼪</text:span></text:span></text:p>
          </table:table-cell>
          <table:table-cell table:style-name="Πίνακας5.A1" office:value-type="string">
            <text:p text:style-name="P16"><text:span text:style-name="Προεπιλεγμένη_20_γραμματοσειρά"><text:span text:style-name="T1019">󿼫</text:span></text:span></text:p>
          </table:table-cell>
          <table:table-cell table:style-name="Πίνακας5.A1" office:value-type="string">
            <text:p text:style-name="P16"><text:span text:style-name="Προεπιλεγμένη_20_γραμματοσειρά"><text:span text:style-name="T1019">󿼬</text:span></text:span></text:p>
          </table:table-cell>
          <table:table-cell table:style-name="Πίνακας5.A1" office:value-type="string">
            <text:p text:style-name="P16"><text:span text:style-name="Προεπιλεγμένη_20_γραμματοσειρά"><text:span text:style-name="T1019">󿼭</text:span></text:span></text:p>
          </table:table-cell>
          <table:table-cell table:style-name="Πίνακας5.A1" office:value-type="string">
            <text:p text:style-name="P16"><text:span text:style-name="Προεπιλεγμένη_20_γραμματοσειρά"><text:span text:style-name="T1019">󿼮</text:span></text:span></text:p>
          </table:table-cell>
          <table:table-cell table:style-name="Πίνακας5.A1" office:value-type="string">
            <text:p text:style-name="P16"><text:span text:style-name="Προεπιλεγμένη_20_γραμματοσειρά"><text:span text:style-name="T1019">󿼯</text:span></text:span></text:p>
          </table:table-cell>
          <table:table-cell table:style-name="Πίνακας5.A1" office:value-type="string">
            <text:p text:style-name="P16"><text:span text:style-name="Προεπιλεγμένη_20_γραμματοσειρά"><text:span text:style-name="T1019">󿼰</text:span></text:span></text:p>
          </table:table-cell>
          <table:table-cell table:style-name="Πίνακας5.A1" office:value-type="string">
            <text:p text:style-name="P16"><text:span text:style-name="Προεπιλεγμένη_20_γραμματοσειρά"><text:span text:style-name="T1019">󿼱</text:span></text:span></text:p>
          </table:table-cell>
          <table:table-cell table:style-name="Πίνακας5.A1" office:value-type="string">
            <text:p text:style-name="P73"/>
          </table:table-cell>
        </table:table-row>
      </table:table>
      <text:p text:style-name="P404"/>
      <text:p text:style-name="P404"/>
      <text:p text:style-name="P57"><text:span text:style-name="Προεπιλεγμένη_20_γραμματοσειρά"><text:span text:style-name="T734">Σημεία</text:span></text:span><text:span text:style-name="Προεπιλεγμένη_20_γραμματοσειρά"><text:span text:style-name="T735"> </text:span></text:span><text:span text:style-name="Προεπιλεγμένη_20_γραμματοσειρά"><text:span text:style-name="T734">Δισπηλιού</text:span></text:span></text:p>
      <text:p text:style-name="P28"><text:span text:style-name="Προεπιλεγμένη_20_γραμματοσειρά"><text:span text:style-name="T1933">Signs on Dispilio findings: </text:span></text:span><text:span text:style-name="Προεπιλεγμένη_20_γραμματοσειρά"><text:span text:style-name="T1927">FFF40..FFF6</text:span></text:span><text:span text:style-name="Προεπιλεγμένη_20_γραμματοσειρά"><text:span text:style-name="T1934">C</text:span></text:span></text:p>
      <text:p text:style-name="P28"><text:span text:style-name="Προεπιλεγμένη_20_γραμματοσειρά"><text:span text:style-name="T1934"/></text:span></text:p>
      <text:p text:style-name="P10"><text:span text:style-name="Προεπιλεγμένη_20_γραμματοσειρά"><text:span text:style-name="T1015">󿽀</text:span></text:span><text:span text:style-name="Προεπιλεγμένη_20_γραμματοσειρά"><text:span text:style-name="T1016"> </text:span></text:span><text:span text:style-name="Προεπιλεγμένη_20_γραμματοσειρά"><text:span text:style-name="T1015">󿽁</text:span></text:span><text:span text:style-name="Προεπιλεγμένη_20_γραμματοσειρά"><text:span text:style-name="T1016"> </text:span></text:span><text:span text:style-name="Προεπιλεγμένη_20_γραμματοσειρά"><text:span text:style-name="T1015">󿽂</text:span></text:span><text:span text:style-name="Προεπιλεγμένη_20_γραμματοσειρά"><text:span text:style-name="T1016"> </text:span></text:span><text:span text:style-name="Προεπιλεγμένη_20_γραμματοσειρά"><text:span text:style-name="T1015">󿽃</text:span></text:span><text:span text:style-name="Προεπιλεγμένη_20_γραμματοσειρά"><text:span text:style-name="T1016"> </text:span></text:span><text:span text:style-name="Προεπιλεγμένη_20_γραμματοσειρά"><text:span text:style-name="T1015">󿽄</text:span></text:span><text:span text:style-name="Προεπιλεγμένη_20_γραμματοσειρά"><text:span text:style-name="T1016"> </text:span></text:span><text:span text:style-name="Προεπιλεγμένη_20_γραμματοσειρά"><text:span text:style-name="T1015">󿽅</text:span></text:span><text:span text:style-name="Προεπιλεγμένη_20_γραμματοσειρά"><text:span text:style-name="T1016"> </text:span></text:span><text:span text:style-name="Προεπιλεγμένη_20_γραμματοσειρά"><text:span text:style-name="T1015">󿽆</text:span></text:span><text:span text:style-name="Προεπιλεγμένη_20_γραμματοσειρά"><text:span text:style-name="T1016"> </text:span></text:span><text:span text:style-name="Προεπιλεγμένη_20_γραμματοσειρά"><text:span text:style-name="T1015">󿽇</text:span></text:span><text:span text:style-name="Προεπιλεγμένη_20_γραμματοσειρά"><text:span text:style-name="T1016"> </text:span></text:span><text:span text:style-name="Προεπιλεγμένη_20_γραμματοσειρά"><text:span text:style-name="T1015">󿽈</text:span></text:span><text:span text:style-name="Προεπιλεγμένη_20_γραμματοσειρά"><text:span text:style-name="T1016"> </text:span></text:span><text:span text:style-name="Προεπιλεγμένη_20_γραμματοσειρά"><text:span text:style-name="T1015">󿽉</text:span></text:span><text:span text:style-name="Προεπιλεγμένη_20_γραμματοσειρά"><text:span text:style-name="T1016"> </text:span></text:span><text:span text:style-name="Προεπιλεγμένη_20_γραμματοσειρά"><text:span text:style-name="T1015">󿽊</text:span></text:span><text:span text:style-name="Προεπιλεγμένη_20_γραμματοσειρά"><text:span text:style-name="T1011"><text:line-break/></text:span></text:span><text:span text:style-name="Προεπιλεγμένη_20_γραμματοσειρά"><text:span text:style-name="T1927">Samples of signs carved on the wooden tablet and other clay finds from Dispilio</text:span></text:span></text:p>
      <text:p text:style-name="P380"/>
      <text:p text:style-name="P10"><text:span text:style-name="Προεπιλεγμένη_20_γραμματοσειρά"><text:span text:style-name="T1338">󿽋</text:span></text:span><text:span text:style-name="Προεπιλεγμένη_20_γραμματοσειρά"><text:span text:style-name="T1339"> </text:span></text:span><text:span text:style-name="Προεπιλεγμένη_20_γραμματοσειρά"><text:span text:style-name="T1338">󿽌</text:span></text:span><text:span text:style-name="Προεπιλεγμένη_20_γραμματοσειρά"><text:span text:style-name="T1339"> </text:span></text:span><text:span text:style-name="Προεπιλεγμένη_20_γραμματοσειρά"><text:span text:style-name="T1338">󿽍</text:span></text:span><text:span text:style-name="Προεπιλεγμένη_20_γραμματοσειρά"><text:span text:style-name="T1339"> </text:span></text:span><text:span text:style-name="Προεπιλεγμένη_20_γραμματοσειρά"><text:span text:style-name="T1338">󿽎</text:span></text:span><text:span text:style-name="Προεπιλεγμένη_20_γραμματοσειρά"><text:span text:style-name="T1339"> </text:span></text:span><text:span text:style-name="Προεπιλεγμένη_20_γραμματοσειρά"><text:span text:style-name="T1338">󿽏</text:span></text:span><text:span text:style-name="Προεπιλεγμένη_20_γραμματοσειρά"><text:span text:style-name="T1339"> </text:span></text:span><text:span text:style-name="Προεπιλεγμένη_20_γραμματοσειρά"><text:span text:style-name="T1338">󿽐</text:span></text:span><text:span text:style-name="Προεπιλεγμένη_20_γραμματοσειρά"><text:span text:style-name="T1339"> </text:span></text:span><text:span text:style-name="Προεπιλεγμένη_20_γραμματοσειρά"><text:span text:style-name="T1338">󿽑</text:span></text:span><text:span text:style-name="Προεπιλεγμένη_20_γραμματοσειρά"><text:span text:style-name="T1339"> </text:span></text:span><text:span text:style-name="Προεπιλεγμένη_20_γραμματοσειρά"><text:span text:style-name="T1338">󿽒</text:span></text:span><text:span text:style-name="Προεπιλεγμένη_20_γραμματοσειρά"><text:span text:style-name="T1339"> </text:span></text:span><text:span text:style-name="Προεπιλεγμένη_20_γραμματοσειρά"><text:span text:style-name="T1338">󿽪 󿽓</text:span></text:span><text:span text:style-name="Προεπιλεγμένη_20_γραμματοσειρά"><text:span text:style-name="T1340"> </text:span></text:span><text:span text:style-name="Προεπιλεγμένη_20_γραμματοσειρά"><text:span text:style-name="T1338">󿽔</text:span></text:span><text:span text:style-name="Προεπιλεγμένη_20_γραμματοσειρά"><text:span text:style-name="T1340"><text:line-break/></text:span></text:span><text:span text:style-name="Προεπιλεγμένη_20_γραμματοσειρά"><text:span text:style-name="T684">“Linear A” signs</text:span></text:span><text:span text:style-name="Προεπιλεγμένη_20_γραμματοσειρά"><text:span text:style-name="T689">, </text:span></text:span><text:span text:style-name="Προεπιλεγμένη_20_γραμματοσειρά"><text:span text:style-name="T684">supplied by </text:span></text:span><text:span text:style-name="Προεπιλεγμένη_20_γραμματοσειρά"><text:span text:style-name="T689">Χουρμουζιάδης</text:span></text:span><text:span text:style-name="Προεπιλεγμένη_20_γραμματοσειρά"><text:span text:style-name="T684">, 1996, for comparison</text:span></text:span></text:p>
      <text:p text:style-name="P10"><text:span text:style-name="Προεπιλεγμένη_20_γραμματοσειρά"><text:span text:style-name="T1338">󿽕</text:span></text:span><text:span text:style-name="Προεπιλεγμένη_20_γραμματοσειρά"><text:span text:style-name="T1339"> </text:span></text:span><text:span text:style-name="Προεπιλεγμένη_20_γραμματοσειρά"><text:span text:style-name="T1338">󿽖</text:span></text:span><text:span text:style-name="Προεπιλεγμένη_20_γραμματοσειρά"><text:span text:style-name="T1340"> </text:span></text:span><text:span text:style-name="Προεπιλεγμένη_20_γραμματοσειρά"><text:span text:style-name="T1338">󿽗</text:span></text:span><text:span text:style-name="Προεπιλεγμένη_20_γραμματοσειρά"><text:span text:style-name="T1339"> </text:span></text:span><text:span text:style-name="Προεπιλεγμένη_20_γραμματοσειρά"><text:span text:style-name="T1338">󿽘</text:span></text:span><text:span text:style-name="Προεπιλεγμένη_20_γραμματοσειρά"><text:span text:style-name="T1339"> </text:span></text:span><text:span text:style-name="Προεπιλεγμένη_20_γραμματοσειρά"><text:span text:style-name="T1338">󿽙</text:span></text:span><text:span text:style-name="Προεπιλεγμένη_20_γραμματοσειρά"><text:span text:style-name="T1339"> </text:span></text:span><text:span text:style-name="Προεπιλεγμένη_20_γραμματοσειρά"><text:span text:style-name="T1338">󿽚</text:span></text:span><text:span text:style-name="Προεπιλεγμένη_20_γραμματοσειρά"><text:span text:style-name="T1339"> </text:span></text:span><text:span text:style-name="Προεπιλεγμένη_20_γραμματοσειρά"><text:span text:style-name="T1338">󿽛</text:span></text:span><text:span text:style-name="Προεπιλεγμένη_20_γραμματοσειρά"><text:span text:style-name="T1339"> </text:span></text:span><text:span text:style-name="Προεπιλεγμένη_20_γραμματοσειρά"><text:span text:style-name="T1338">󿽜</text:span></text:span><text:span text:style-name="Προεπιλεγμένη_20_γραμματοσειρά"><text:span text:style-name="T1339"> </text:span></text:span><text:span text:style-name="Προεπιλεγμένη_20_γραμματοσειρά"><text:span text:style-name="T1338">󿽝</text:span></text:span><text:span text:style-name="Προεπιλεγμένη_20_γραμματοσειρά"><text:span text:style-name="T1340"> </text:span></text:span><text:span text:style-name="Προεπιλεγμένη_20_γραμματοσειρά"><text:span text:style-name="T1338">󿽞</text:span></text:span><text:span text:style-name="Προεπιλεγμένη_20_γραμματοσειρά"><text:span text:style-name="T1340"><text:line-break/></text:span></text:span><text:span text:style-name="Προεπιλεγμένη_20_γραμματοσειρά"><text:span text:style-name="T1338">󿽟</text:span></text:span><text:span text:style-name="Προεπιλεγμένη_20_γραμματοσειρά"><text:span text:style-name="T1340"> </text:span></text:span><text:span text:style-name="Προεπιλεγμένη_20_γραμματοσειρά"><text:span text:style-name="T1338">󿽠</text:span></text:span><text:span text:style-name="Προεπιλεγμένη_20_γραμματοσειρά"><text:span text:style-name="T1339"> </text:span></text:span><text:span text:style-name="Προεπιλεγμένη_20_γραμματοσειρά"><text:span text:style-name="T1338">󿽡</text:span></text:span><text:span text:style-name="Προεπιλεγμένη_20_γραμματοσειρά"><text:span text:style-name="T1339"> </text:span></text:span><text:span text:style-name="Προεπιλεγμένη_20_γραμματοσειρά"><text:span text:style-name="T1338">󿽢</text:span></text:span><text:span text:style-name="Προεπιλεγμένη_20_γραμματοσειρά"><text:span text:style-name="T1339"> </text:span></text:span><text:span text:style-name="Προεπιλεγμένη_20_γραμματοσειρά"><text:span text:style-name="T1338">󿽣</text:span></text:span><text:span text:style-name="Προεπιλεγμένη_20_γραμματοσειρά"><text:span text:style-name="T1339"> </text:span></text:span><text:span text:style-name="Προεπιλεγμένη_20_γραμματοσειρά"><text:span text:style-name="T1338">󿽤</text:span></text:span><text:span text:style-name="Προεπιλεγμένη_20_γραμματοσειρά"><text:span text:style-name="T1339"> </text:span></text:span><text:span text:style-name="Προεπιλεγμένη_20_γραμματοσειρά"><text:span text:style-name="T1338">󿽥</text:span></text:span><text:span text:style-name="Προεπιλεγμένη_20_γραμματοσειρά"><text:span text:style-name="T1339"> </text:span></text:span><text:span text:style-name="Προεπιλεγμένη_20_γραμματοσειρά"><text:span text:style-name="T1338">󿽦</text:span></text:span><text:span text:style-name="Προεπιλεγμένη_20_γραμματοσειρά"><text:span text:style-name="T1339"> </text:span></text:span><text:span text:style-name="Προεπιλεγμένη_20_γραμματοσειρά"><text:span text:style-name="T1338">󿽧</text:span></text:span><text:span text:style-name="Προεπιλεγμένη_20_γραμματοσειρά"><text:span text:style-name="T1339"> </text:span></text:span><text:span text:style-name="Προεπιλεγμένη_20_γραμματοσειρά"><text:span text:style-name="T1338">󿽨</text:span></text:span><text:span text:style-name="Προεπιλεγμένη_20_γραμματοσειρά"><text:span text:style-name="T1339"> </text:span></text:span><text:span text:style-name="Προεπιλεγμένη_20_γραμματοσειρά"><text:span text:style-name="T1338">󿽩</text:span></text:span><text:span text:style-name="Προεπιλεγμένη_20_γραμματοσειρά"><text:span text:style-name="T1340"><text:line-break/></text:span></text:span><text:span text:style-name="Προεπιλεγμένη_20_γραμματοσειρά"><text:span text:style-name="T684">“Old European” signs</text:span></text:span><text:span text:style-name="Προεπιλεγμένη_20_γραμματοσειρά"><text:span text:style-name="T689">, </text:span></text:span><text:span text:style-name="Προεπιλεγμένη_20_γραμματοσειρά"><text:span text:style-name="T684">supplied by </text:span></text:span><text:span text:style-name="Προεπιλεγμένη_20_γραμματοσειρά"><text:span text:style-name="T689">Χουρμουζιάδης</text:span></text:span><text:span text:style-name="Προεπιλεγμένη_20_γραμματοσειρά"><text:span text:style-name="T684">, 1996, for comparison</text:span></text:span></text:p>
      <text:p text:style-name="P53"><text:span text:style-name="Προεπιλεγμένη_20_γραμματοσειρά"><text:span text:style-name="T1944"/></text:span></text:p>
      <text:p text:style-name="P53"><text:span text:style-name="Προεπιλεγμένη_20_γραμματοσειρά"><text:span text:style-name="T1944">Στα αρχαιολογικά ευρήματα του οικισμού στο Δισπηλιό Καστοριάς υπάρχουν διάφορα </text:span></text:span><text:span text:style-name="Προεπιλεγμένη_20_γραμματοσειρά"><text:span text:style-name="T1927">πήλινα, πέτρινα, </text:span></text:span><text:span text:style-name="Προεπιλεγμένη_20_γραμματοσειρά"><text:span text:style-name="T1944">ξύλινα και οστέι</text:span></text:span><text:span text:style-name="Προεπιλεγμένη_20_γραμματοσειρά"><text:span text:style-name="T1927">να </text:span></text:span><text:span text:style-name="Προεπιλεγμένη_20_γραμματοσειρά"><text:span text:style-name="T1944">α</text:span></text:span><text:span text:style-name="Προεπιλεγμένη_20_γραμματοσειρά"><text:span text:style-name="T1927">ντικείμενα</text:span></text:span><text:span text:style-name="Προεπιλεγμένη_20_γραμματοσειρά"><text:span text:style-name="T1944"> που φέρουν </text:span></text:span><text:span text:style-name="Προεπιλεγμένη_20_γραμματοσειρά"><text:span text:style-name="T1927">εγχάρακτα σύμβολα</text:span></text:span><text:span text:style-name="Προεπιλεγμένη_20_γραμματοσειρά"><text:span text:style-name="T1944">· βλέπε κείμενα του αρχαιολόγου Γιώργου Χουρμουζιάδη στη βιβλιογραφία.</text:span></text:span></text:p>
      <text:p text:style-name="P1"/>
      <text:p text:style-name="P439">Cypriot Syllabaries</text:p>
      <text:p text:style-name="P419"/>
      <text:p text:style-name="P419"/>
      <text:p text:style-name="P549">Cypriot syllabary</text:p>
      <text:p text:style-name="P534">𐠀 𐠁 𐠂 𐠃 𐠄 𐠅 𐠈 𐠊 𐠋 𐠌 𐠍 𐠎 𐠏 𐠐 𐠑 𐠒 𐠓 𐠔 𐠕 𐠖 𐠗 𐠘 𐠙 𐠚 𐠛 𐠜 𐠝 𐠞 𐠟 𐠠 𐠡 𐠢 𐠣 𐠤 𐠥 𐠦 𐠧 𐠨 𐠩 𐠪 𐠫 𐠬 𐠭 𐠮 𐠯 𐠰 𐠱 𐠲 𐠳 𐠴 𐠵 𐠷 𐠸 𐠼 𐠿</text:p>
      <text:p text:style-name="P549">Idalion, Cypriot syllabary ss01</text:p>
      <text:p text:style-name="P535">𐠀 𐠁 𐠂 𐠃 𐠄 𐠅 𐠈 𐠊 𐠋 𐠌 𐠍 𐠎 𐠏 𐠐 𐠑 𐠒 𐠓 𐠔 𐠕 𐠖 𐠗 𐠘 𐠙 𐠚 𐠛 𐠜 𐠝 𐠞 𐠟 𐠠 𐠡 𐠢 𐠣 𐠤 𐠥 𐠦 𐠧 𐠨 𐠩 𐠪 𐠫 𐠬 𐠭 𐠮 𐠯 𐠰 𐠱 𐠲 𐠳 𐠴 𐠵 𐠷 𐠸 𐠼 𐠿</text:p>
      <text:p text:style-name="P549">Akanthou, Cypriot syllabary ss02</text:p>
      <text:p text:style-name="P536">𐠀 𐠁 𐠂 𐠃 𐠄 𐠅 𐠈 𐠊 𐠋 𐠌 𐠍 𐠎 𐠏 𐠐 𐠑 𐠒 𐠓 𐠔 𐠕 𐠖 𐠗 𐠘 𐠙 𐠚 𐠛 𐠜 𐠝 𐠞 𐠟 𐠠 𐠡 𐠢 𐠣 𐠤 𐠥 𐠦 𐠧 𐠨 𐠩 𐠪 𐠫 𐠬 𐠭 𐠮 𐠯 𐠰 𐠱 𐠲 𐠳 𐠴 𐠵 𐠷 𐠸 𐠼 𐠿</text:p>
      <text:p text:style-name="P549">Eteocypriot, Cypriot syllabary ss03</text:p>
      <text:p text:style-name="P537">𐠀 𐠁 𐠂 𐠃 𐠄 𐠅 𐠈 𐠊 𐠋 𐠌 𐠍 𐠎 𐠏 𐠐 𐠑 𐠒 𐠓 𐠔 𐠕 𐠖 𐠗 𐠘 𐠙 𐠚 𐠛 𐠜 𐠝 𐠞 𐠟 𐠠 𐠡 𐠢 𐠣 𐠤 𐠥 𐠦 𐠧 𐠨 𐠩 𐠪 𐠫 𐠬 𐠭 𐠮 𐠯 𐠰 𐠱 𐠲 𐠳 𐠴 𐠵 𐠷 𐠸 𐠼 𐠿</text:p>
      <text:p text:style-name="P530"><text:span text:style-name="Προεπιλεγμένη_20_γραμματοσειρά"><text:span text:style-name="T164">Ancient Paphian, </text:span></text:span><text:span text:style-name="T1921">Cypriot syllabary </text:span><text:span text:style-name="T1922">ss04</text:span></text:p>
      <text:p text:style-name="P538">𐠀 𐠁 𐠂 𐠃 𐠄 𐠅 𐠈 𐠊 𐠋 𐠌 𐠍 𐠎 𐠏 𐠐 𐠑 𐠒 𐠓 𐠔 𐠕 𐠖 𐠗 𐠘 𐠙 𐠚 𐠛 𐠜 𐠝 𐠞 𐠟 𐠠 𐠡 𐠢 𐠣 𐠤 𐠥 𐠦 𐠧 𐠨 𐠩 𐠪 𐠫 𐠬 𐠭 𐠮 𐠯 𐠰 𐠱 𐠲 𐠳 𐠴 𐠵 𐠷 𐠸 𐠼 𐠿</text:p>
      <text:p text:style-name="P530"><text:span text:style-name="Προεπιλεγμένη_20_γραμματοσειρά"><text:span text:style-name="T164">Recent Paphian, </text:span></text:span><text:span text:style-name="T1921">Cypriot syllabary </text:span><text:span text:style-name="T1922">ss05</text:span></text:p>
      <text:p text:style-name="P539">𐠀 𐠁 𐠂 𐠃 𐠄 𐠅 𐠈 𐠊 𐠋 𐠌 𐠍 𐠎 𐠏 𐠐 𐠑 𐠒 𐠓 𐠔 𐠕 𐠖 𐠗 𐠘 𐠙 𐠚 𐠛 𐠜 𐠝 𐠞 𐠟 𐠠 𐠡 𐠢 𐠣 𐠤 𐠥 𐠦 𐠧 𐠨 𐠩 𐠪 𐠫 𐠬 𐠭 𐠮 𐠯 𐠰 𐠱 𐠲 𐠳 𐠴 𐠵 𐠷 𐠸 𐠼 𐠿</text:p>
      <text:p text:style-name="P530"><text:span text:style-name="Προεπιλεγμένη_20_γραμματοσειρά"><text:span text:style-name="T165">Tsepis stele, </text:span></text:span><text:span text:style-name="T1921">Cypriot syllabary </text:span><text:span text:style-name="T1922">ss06</text:span></text:p>
      <text:p text:style-name="P540">𐠀 𐠁 𐠂 𐠃 𐠄 𐠅 𐠈 𐠊 𐠋 𐠌 𐠍 𐠎 𐠏 𐠐 𐠑 𐠒 𐠓 𐠔 𐠕 𐠖 𐠗 𐠘 𐠙 𐠚 𐠛 𐠜 𐠝 𐠞 𐠟 𐠠 𐠡 𐠢 𐠣 𐠤 𐠥 𐠦 𐠧 𐠨 𐠩 𐠪 𐠫 𐠬 𐠭 𐠮 𐠯 𐠰 𐠱 𐠲 𐠳 𐠴 𐠵 𐠷 𐠸 𐠼 𐠿</text:p>
      <text:p text:style-name="P548"/>
      <text:p text:style-name="P548"/>
      <table:table table:name="Πίνακας10" table:style-name="Πίνακας10">
        <table:table-column table:style-name="Πίνακας10.A"/>
        <table:table-column table:style-name="Πίνακας10.B"/>
        <table:table-column table:style-name="Πίνακας10.C"/>
        <table:table-column table:style-name="Πίνακας10.D"/>
        <table:table-column table:style-name="Πίνακας10.E"/>
        <table:table-column table:style-name="Πίνακας10.D"/>
        <table:table-column table:style-name="Πίνακας10.G"/>
        <table:table-column table:style-name="Πίνακας10.H"/>
        <table:table-column table:style-name="Πίνακας10.I"/>
        <table:table-column table:style-name="Πίνακας10.J"/>
        <table:table-column table:style-name="Πίνακας10.K" table:number-columns-repeated="2"/>
        <table:table-column table:style-name="Πίνακας10.M"/>
        <table:table-column table:style-name="Πίνακας10.N"/>
        <table:table-column table:style-name="Πίνακας10.D"/>
        <table:table-column table:style-name="Πίνακας10.P"/>
        <table:table-column table:style-name="Πίνακας10.Q"/>
        <table:table-column table:style-name="Πίνακας10.D" table:number-columns-repeated="3"/>
        <table:table-column table:style-name="Πίνακας10.K"/>
        <table:table-column table:style-name="Πίνακας10.V"/>
        <table:table-column table:style-name="Πίνακας10.W"/>
        <table:table-column table:style-name="Πίνακας10.D"/>
        <table:table-column table:style-name="Πίνακας10.Y"/>
        <table:table-column table:style-name="Πίνακας10.D"/>
        <table:table-column table:style-name="Πίνακας10.a"/>
        <table:table-column table:style-name="Πίνακας10.D" table:number-columns-repeated="2"/>
        <table:table-column table:style-name="Πίνακας10.W"/>
        <table:table-column table:style-name="Πίνακας10.e"/>
        <table:table-column table:style-name="Πίνακας10.f"/>
        <table:table-column table:style-name="Πίνακας10.g"/>
        <table:table-column table:style-name="Πίνακας10.h"/>
        <table:table-column table:style-name="Πίνακας10.i"/>
        <table:table-column table:style-name="Πίνακας10.j"/>
        <table:table-column table:style-name="Πίνακας10.k"/>
        <table:table-column table:style-name="Πίνακας10.f"/>
        <table:table-column table:style-name="Πίνακας10.m"/>
        <table:table-row table:style-name="Πίνακας10.1">
          <table:table-cell table:style-name="Πίνακας10.A1" office:value-type="string">
            <text:p text:style-name="P214"/>
          </table:table-cell>
          <table:table-cell table:style-name="Πίνακας10.A1" office:value-type="string">
            <text:p text:style-name="P211"/>
          </table:table-cell>
          <table:table-cell table:style-name="Πίνακας10.A1" office:value-type="string">
            <text:p text:style-name="P212">ida</text:p>
          </table:table-cell>
          <table:table-cell table:style-name="Πίνακας10.A1" office:value-type="string">
            <text:p text:style-name="P215"/>
          </table:table-cell>
          <table:table-cell table:style-name="Πίνακας10.A1" office:value-type="string">
            <text:p text:style-name="P216">akn</text:p>
          </table:table-cell>
          <table:table-cell table:style-name="Πίνακας10.A1" office:value-type="string">
            <text:p text:style-name="P217"/>
          </table:table-cell>
          <table:table-cell table:style-name="Πίνακας10.A1" office:value-type="string">
            <text:p text:style-name="P219">ete</text:p>
          </table:table-cell>
          <table:table-cell table:style-name="Πίνακας10.A1" office:value-type="string">
            <text:p text:style-name="P220"/>
          </table:table-cell>
          <table:table-cell table:style-name="Πίνακας10.A1" office:value-type="string">
            <text:p text:style-name="P221"/>
          </table:table-cell>
          <table:table-cell table:style-name="Πίνακας10.A1" office:value-type="string">
            <text:p text:style-name="P223">pa<text:span text:style-name="T1294">a</text:span></text:p>
          </table:table-cell>
          <table:table-cell table:style-name="Πίνακας10.A1" office:value-type="string">
            <text:p text:style-name="P224"/>
          </table:table-cell>
          <table:table-cell table:style-name="Πίνακας10.A1" office:value-type="string">
            <text:p text:style-name="P225"/>
          </table:table-cell>
          <table:table-cell table:style-name="Πίνακας10.A1" office:value-type="string">
            <text:p text:style-name="P227">par</text:p>
          </table:table-cell>
          <table:table-cell table:style-name="Πίνακας10.A1" office:value-type="string">
            <text:p text:style-name="P228"/>
          </table:table-cell>
          <table:table-cell table:style-name="Πίνακας10.A1" office:value-type="string">
            <text:p text:style-name="P230"/>
          </table:table-cell>
          <table:table-cell table:style-name="Πίνακας10.A1" office:value-type="string">
            <text:p text:style-name="P232">tse</text:p>
          </table:table-cell>
          <table:table-cell table:style-name="Πίνακας10.A1" office:value-type="string">
            <text:p text:style-name="P233"/>
          </table:table-cell>
          <table:table-cell table:style-name="Πίνακας10.A1" office:value-type="string">
            <text:p text:style-name="P235"/>
          </table:table-cell>
          <table:table-cell table:style-name="Πίνακας10.A1" office:value-type="string">
            <text:p text:style-name="P237"/>
          </table:table-cell>
          <table:table-cell table:style-name="Πίνακας10.T1" office:value-type="string">
            <text:p text:style-name="P213"/>
          </table:table-cell>
          <table:table-cell table:style-name="Πίνακας10.A1" office:value-type="string">
            <text:p text:style-name="P214"/>
          </table:table-cell>
          <table:table-cell table:style-name="Πίνακας10.A1" office:value-type="string">
            <text:p text:style-name="P211"/>
          </table:table-cell>
          <table:table-cell table:style-name="Πίνακας10.A1" office:value-type="string">
            <text:p text:style-name="P212">ida</text:p>
          </table:table-cell>
          <table:table-cell table:style-name="Πίνακας10.A1" office:value-type="string">
            <text:p text:style-name="P215"/>
          </table:table-cell>
          <table:table-cell table:style-name="Πίνακας10.A1" office:value-type="string">
            <text:p text:style-name="P216">akn</text:p>
          </table:table-cell>
          <table:table-cell table:style-name="Πίνακας10.A1" office:value-type="string">
            <text:p text:style-name="P218"/>
          </table:table-cell>
          <table:table-cell table:style-name="Πίνακας10.A1" office:value-type="string">
            <text:p text:style-name="P219">ete</text:p>
          </table:table-cell>
          <table:table-cell table:style-name="Πίνακας10.A1" office:value-type="string">
            <text:p text:style-name="P220"/>
          </table:table-cell>
          <table:table-cell table:style-name="Πίνακας10.A1" office:value-type="string">
            <text:p text:style-name="P222"/>
          </table:table-cell>
          <table:table-cell table:style-name="Πίνακας10.A1" office:value-type="string">
            <text:p text:style-name="P223">pa<text:span text:style-name="T1294">a</text:span></text:p>
          </table:table-cell>
          <table:table-cell table:style-name="Πίνακας10.A1" office:value-type="string">
            <text:p text:style-name="P224"/>
          </table:table-cell>
          <table:table-cell table:style-name="Πίνακας10.A1" office:value-type="string">
            <text:p text:style-name="P226"/>
          </table:table-cell>
          <table:table-cell table:style-name="Πίνακας10.A1" office:value-type="string">
            <text:p text:style-name="P227">par</text:p>
          </table:table-cell>
          <table:table-cell table:style-name="Πίνακας10.A1" office:value-type="string">
            <text:p text:style-name="P229"/>
          </table:table-cell>
          <table:table-cell table:style-name="Πίνακας10.A1" office:value-type="string">
            <text:p text:style-name="P231"/>
          </table:table-cell>
          <table:table-cell table:style-name="Πίνακας10.A1" office:value-type="string">
            <text:p text:style-name="P232">tse</text:p>
          </table:table-cell>
          <table:table-cell table:style-name="Πίνακας10.A1" office:value-type="string">
            <text:p text:style-name="P234"/>
          </table:table-cell>
          <table:table-cell table:style-name="Πίνακας10.A1" office:value-type="string">
            <text:p text:style-name="P236"/>
          </table:table-cell>
          <table:table-cell table:style-name="Πίνακας10.A1" office:value-type="string">
            <text:p text:style-name="P238"/>
          </table:table-cell>
        </table:table-row>
        <table:table-row table:style-name="Πίνακας10.1">
          <table:table-cell table:style-name="Πίνακας10.A1" office:value-type="string">
            <text:p text:style-name="P245"/>
          </table:table-cell>
          <table:table-cell table:style-name="Πίνακας10.A1" office:value-type="string">
            <text:p text:style-name="P245"/>
          </table:table-cell>
          <table:table-cell table:style-name="Πίνακας10.A1" office:value-type="string">
            <text:p text:style-name="P245"/>
          </table:table-cell>
          <table:table-cell table:style-name="Πίνακας10.A1" office:value-type="string">
            <text:p text:style-name="P245"/>
          </table:table-cell>
          <table:table-cell table:style-name="Πίνακας10.A1" office:value-type="string">
            <text:p text:style-name="P246"/>
          </table:table-cell>
          <table:table-cell table:style-name="Πίνακας10.A1" office:value-type="string">
            <text:p text:style-name="P245"/>
          </table:table-cell>
          <table:table-cell table:style-name="Πίνακας10.A1" office:value-type="string">
            <text:p text:style-name="P245"/>
          </table:table-cell>
          <table:table-cell table:style-name="Πίνακας10.A1" office:value-type="string">
            <text:p text:style-name="P245"/>
          </table:table-cell>
          <table:table-cell table:style-name="Πίνακας10.A1" office:value-type="string">
            <text:p text:style-name="P245"/>
          </table:table-cell>
          <table:table-cell table:style-name="Πίνακας10.A1" office:value-type="string">
            <text:p text:style-name="P245"/>
          </table:table-cell>
          <table:table-cell table:style-name="Πίνακας10.A1" office:value-type="string">
            <text:p text:style-name="P245"/>
          </table:table-cell>
          <table:table-cell table:style-name="Πίνακας10.A1" office:value-type="string">
            <text:p text:style-name="P245"/>
          </table:table-cell>
          <table:table-cell table:style-name="Πίνακας10.A1" office:value-type="string">
            <text:p text:style-name="P245"/>
          </table:table-cell>
          <table:table-cell table:style-name="Πίνακας10.A1" office:value-type="string">
            <text:p text:style-name="P245"/>
          </table:table-cell>
          <table:table-cell table:style-name="Πίνακας10.A1" office:value-type="string">
            <text:p text:style-name="P245"/>
          </table:table-cell>
          <table:table-cell table:style-name="Πίνακας10.A1" office:value-type="string">
            <text:p text:style-name="P245"/>
          </table:table-cell>
          <table:table-cell table:style-name="Πίνακας10.A1" office:value-type="string">
            <text:p text:style-name="P245"/>
          </table:table-cell>
          <table:table-cell table:style-name="Πίνακας10.A1" office:value-type="string">
            <text:p text:style-name="P245"/>
          </table:table-cell>
          <table:table-cell table:style-name="Πίνακας10.A1" office:value-type="string">
            <text:p text:style-name="P245"/>
          </table:table-cell>
          <table:table-cell table:style-name="Πίνακας10.T1" office:value-type="string">
            <text:p text:style-name="P245"/>
          </table:table-cell>
          <table:table-cell table:style-name="Πίνακας10.A1" office:value-type="string">
            <text:p text:style-name="P245"/>
          </table:table-cell>
          <table:table-cell table:style-name="Πίνακας10.A1" office:value-type="string">
            <text:p text:style-name="P245"/>
          </table:table-cell>
          <table:table-cell table:style-name="Πίνακας10.A1" office:value-type="string">
            <text:p text:style-name="P245"/>
          </table:table-cell>
          <table:table-cell table:style-name="Πίνακας10.A1" office:value-type="string">
            <text:p text:style-name="P245"/>
          </table:table-cell>
          <table:table-cell table:style-name="Πίνακας10.A1" office:value-type="string">
            <text:p text:style-name="P245"/>
          </table:table-cell>
          <table:table-cell table:style-name="Πίνακας10.A1" office:value-type="string">
            <text:p text:style-name="P245"/>
          </table:table-cell>
          <table:table-cell table:style-name="Πίνακας10.A1" office:value-type="string">
            <text:p text:style-name="P245"/>
          </table:table-cell>
          <table:table-cell table:style-name="Πίνακας10.A1" office:value-type="string">
            <text:p text:style-name="P245"/>
          </table:table-cell>
          <table:table-cell table:style-name="Πίνακας10.A1" office:value-type="string">
            <text:p text:style-name="P245"/>
          </table:table-cell>
          <table:table-cell table:style-name="Πίνακας10.A1" office:value-type="string">
            <text:p text:style-name="P245"/>
          </table:table-cell>
          <table:table-cell table:style-name="Πίνακας10.A1" office:value-type="string">
            <text:p text:style-name="P245"/>
          </table:table-cell>
          <table:table-cell table:style-name="Πίνακας10.A1" office:value-type="string">
            <text:p text:style-name="P245"/>
          </table:table-cell>
          <table:table-cell table:style-name="Πίνακας10.A1" office:value-type="string">
            <text:p text:style-name="P245"/>
          </table:table-cell>
          <table:table-cell table:style-name="Πίνακας10.A1" office:value-type="string">
            <text:p text:style-name="P245"/>
          </table:table-cell>
          <table:table-cell table:style-name="Πίνακας10.A1" office:value-type="string">
            <text:p text:style-name="P245"/>
          </table:table-cell>
          <table:table-cell table:style-name="Πίνακας10.A1" office:value-type="string">
            <text:p text:style-name="P245"/>
          </table:table-cell>
          <table:table-cell table:style-name="Πίνακας10.A1" office:value-type="string">
            <text:p text:style-name="P245"/>
          </table:table-cell>
          <table:table-cell table:style-name="Πίνακας10.A1" office:value-type="string">
            <text:p text:style-name="P245"/>
          </table:table-cell>
          <table:table-cell table:style-name="Πίνακας10.A1" office:value-type="string">
            <text:p text:style-name="P245"/>
          </table:table-cell>
        </table:table-row>
        <table:table-row table:style-name="Πίνακας10.3">
          <table:table-cell table:style-name="Πίνακας10.A1" office:value-type="string">
            <text:p text:style-name="P247">A</text:p>
          </table:table-cell>
          <table:table-cell table:style-name="Πίνακας10.A1" office:value-type="string">
            <text:p text:style-name="P312">𐠀</text:p>
          </table:table-cell>
          <table:table-cell table:style-name="Πίνακας10.C3" office:value-type="string">
            <text:p text:style-name="P104">𐠀</text:p>
          </table:table-cell>
          <table:table-cell table:style-name="Πίνακας10.D3" office:value-type="string">
            <text:p text:style-name="P104"/>
          </table:table-cell>
          <table:table-cell table:style-name="Πίνακας10.E3" office:value-type="string">
            <text:p text:style-name="P106">𐠀</text:p>
          </table:table-cell>
          <table:table-cell table:style-name="Πίνακας10.F3" office:value-type="string">
            <text:p text:style-name="P106"/>
          </table:table-cell>
          <table:table-cell table:style-name="Πίνακας10.G3" office:value-type="string">
            <text:p text:style-name="P108">𐠀</text:p>
          </table:table-cell>
          <table:table-cell table:style-name="Πίνακας10.H3" office:value-type="string">
            <text:p text:style-name="P108"/>
          </table:table-cell>
          <table:table-cell table:style-name="Πίνακας10.I3" office:value-type="string">
            <text:p text:style-name="P108"/>
          </table:table-cell>
          <table:table-cell table:style-name="Πίνακας10.J3" office:value-type="string">
            <text:p text:style-name="P110">𐠀</text:p>
          </table:table-cell>
          <table:table-cell table:style-name="Πίνακας10.K3" office:value-type="string">
            <text:p text:style-name="P110"/>
          </table:table-cell>
          <table:table-cell table:style-name="Πίνακας10.L3" office:value-type="string">
            <text:p text:style-name="P110"/>
          </table:table-cell>
          <table:table-cell table:style-name="Πίνακας10.M3" office:value-type="string">
            <text:p text:style-name="P114">𐠀</text:p>
          </table:table-cell>
          <table:table-cell table:style-name="Πίνακας10.N3" office:value-type="string">
            <text:p text:style-name="P114"/>
          </table:table-cell>
          <table:table-cell table:style-name="Πίνακας10.O3" office:value-type="string">
            <text:p text:style-name="P114"/>
          </table:table-cell>
          <table:table-cell table:style-name="Πίνακας10.P3" office:value-type="string">
            <text:p text:style-name="P118">𐠀</text:p>
          </table:table-cell>
          <table:table-cell table:style-name="Πίνακας10.Q3" office:value-type="string">
            <text:p text:style-name="P122">𐠀</text:p>
          </table:table-cell>
          <table:table-cell table:style-name="Πίνακας10.R3" office:value-type="string">
            <text:p text:style-name="P118"/>
          </table:table-cell>
          <table:table-cell table:style-name="Πίνακας10.S3" office:value-type="string">
            <text:p text:style-name="P118"/>
          </table:table-cell>
          <table:table-cell table:style-name="Πίνακας10.T1" office:value-type="string">
            <text:p text:style-name="P299"/>
          </table:table-cell>
          <table:table-cell table:style-name="Πίνακας10.A1" office:value-type="string">
            <text:p text:style-name="P247">PA</text:p>
          </table:table-cell>
          <table:table-cell table:style-name="Πίνακας10.V3" office:value-type="string">
            <text:p text:style-name="P312">𐠞</text:p>
          </table:table-cell>
          <table:table-cell table:style-name="Πίνακας10.W3" office:value-type="string">
            <text:p text:style-name="P104">𐠞</text:p>
          </table:table-cell>
          <table:table-cell table:style-name="Πίνακας10.X3" office:value-type="string">
            <text:p text:style-name="P104"/>
          </table:table-cell>
          <table:table-cell table:style-name="Πίνακας10.Y3" office:value-type="string">
            <text:p text:style-name="P106">𐠞</text:p>
          </table:table-cell>
          <table:table-cell table:style-name="Πίνακας10.Z3" office:value-type="string">
            <text:p text:style-name="P106"/>
          </table:table-cell>
          <table:table-cell table:style-name="Πίνακας10.a3" office:value-type="string">
            <text:p text:style-name="P108">𐠞</text:p>
          </table:table-cell>
          <table:table-cell table:style-name="Πίνακας10.b3" office:value-type="string">
            <text:p text:style-name="P108"/>
          </table:table-cell>
          <table:table-cell table:style-name="Πίνακας10.c3" office:value-type="string">
            <text:p text:style-name="P108"/>
          </table:table-cell>
          <table:table-cell table:style-name="Πίνακας10.d3" office:value-type="string">
            <text:p text:style-name="P110">𐠞</text:p>
          </table:table-cell>
          <table:table-cell table:style-name="Πίνακας10.e3" office:value-type="string">
            <text:p text:style-name="P123">𐠞</text:p>
          </table:table-cell>
          <table:table-cell table:style-name="Πίνακας10.f3" office:value-type="string">
            <text:p text:style-name="P110"/>
          </table:table-cell>
          <table:table-cell table:style-name="Πίνακας10.g3" office:value-type="string">
            <text:p text:style-name="P114">𐠞</text:p>
          </table:table-cell>
          <table:table-cell table:style-name="Πίνακας10.h3" office:value-type="string">
            <text:p text:style-name="P114"/>
          </table:table-cell>
          <table:table-cell table:style-name="Πίνακας10.i3" office:value-type="string">
            <text:p text:style-name="P114"/>
          </table:table-cell>
          <table:table-cell table:style-name="Πίνακας10.j3" office:value-type="string">
            <text:p text:style-name="P118"/>
          </table:table-cell>
          <table:table-cell table:style-name="Πίνακας10.k3" office:value-type="string">
            <text:p text:style-name="P118"/>
          </table:table-cell>
          <table:table-cell table:style-name="Πίνακας10.l3" office:value-type="string">
            <text:p text:style-name="P118"/>
          </table:table-cell>
          <table:table-cell table:style-name="Πίνακας10.m3" office:value-type="string">
            <text:p text:style-name="P118"/>
          </table:table-cell>
        </table:table-row>
        <table:table-row table:style-name="Πίνακας10.3">
          <table:table-cell table:style-name="Πίνακας10.A1" office:value-type="string">
            <text:p text:style-name="P247">E</text:p>
          </table:table-cell>
          <table:table-cell table:style-name="Πίνακας10.A1" office:value-type="string">
            <text:p text:style-name="P312">𐠁</text:p>
          </table:table-cell>
          <table:table-cell table:style-name="Πίνακας10.C4" office:value-type="string">
            <text:p text:style-name="P104">𐠁</text:p>
          </table:table-cell>
          <table:table-cell table:style-name="Πίνακας10.A1" office:value-type="string">
            <text:p text:style-name="P124">𐠁</text:p>
          </table:table-cell>
          <table:table-cell table:style-name="Πίνακας10.E4" office:value-type="string">
            <text:p text:style-name="P106">𐠁</text:p>
          </table:table-cell>
          <table:table-cell table:style-name="Πίνακας10.F4" office:value-type="string">
            <text:p text:style-name="P106"/>
          </table:table-cell>
          <table:table-cell table:style-name="Πίνακας10.A1" office:value-type="string">
            <text:p text:style-name="P108">𐠁</text:p>
          </table:table-cell>
          <table:table-cell table:style-name="Πίνακας10.A1" office:value-type="string">
            <text:p text:style-name="P125">𐠁</text:p>
          </table:table-cell>
          <table:table-cell table:style-name="Πίνακας10.A1" office:value-type="string">
            <text:p text:style-name="P109">𐠁</text:p>
          </table:table-cell>
          <table:table-cell table:style-name="Πίνακας10.J4" office:value-type="string">
            <text:p text:style-name="P110">𐠁</text:p>
          </table:table-cell>
          <table:table-cell table:style-name="Πίνακας10.A1" office:value-type="string">
            <text:p text:style-name="P110"/>
          </table:table-cell>
          <table:table-cell table:style-name="Πίνακας10.L4" office:value-type="string">
            <text:p text:style-name="P110"/>
          </table:table-cell>
          <table:table-cell table:style-name="Πίνακας10.A1" office:value-type="string">
            <text:p text:style-name="P114">𐠁</text:p>
          </table:table-cell>
          <table:table-cell table:style-name="Πίνακας10.A1" office:value-type="string">
            <text:p text:style-name="P127">𐠁</text:p>
          </table:table-cell>
          <table:table-cell table:style-name="Πίνακας10.A1" office:value-type="string">
            <text:p text:style-name="P114"/>
          </table:table-cell>
          <table:table-cell table:style-name="Πίνακας10.P4" office:value-type="string">
            <text:p text:style-name="P118">𐠁</text:p>
          </table:table-cell>
          <table:table-cell table:style-name="Πίνακας10.A1" office:value-type="string">
            <text:p text:style-name="P122">𐠁</text:p>
          </table:table-cell>
          <table:table-cell table:style-name="Πίνακας10.A1" office:value-type="string">
            <text:p text:style-name="P118"/>
          </table:table-cell>
          <table:table-cell table:style-name="Πίνακας10.S4" office:value-type="string">
            <text:p text:style-name="P118"/>
          </table:table-cell>
          <table:table-cell table:style-name="Πίνακας10.T1" office:value-type="string">
            <text:p text:style-name="P299"/>
          </table:table-cell>
          <table:table-cell table:style-name="Πίνακας10.A1" office:value-type="string">
            <text:p text:style-name="P247">PE</text:p>
          </table:table-cell>
          <table:table-cell table:style-name="Πίνακας10.V4" office:value-type="string">
            <text:p text:style-name="P312">𐠟</text:p>
          </table:table-cell>
          <table:table-cell table:style-name="Πίνακας10.A1" office:value-type="string">
            <text:p text:style-name="P104">𐠟</text:p>
          </table:table-cell>
          <table:table-cell table:style-name="Πίνακας10.A1" office:value-type="string">
            <text:p text:style-name="P104"/>
          </table:table-cell>
          <table:table-cell table:style-name="Πίνακας10.Y4" office:value-type="string">
            <text:p text:style-name="P106">𐠟</text:p>
          </table:table-cell>
          <table:table-cell table:style-name="Πίνακας10.Z4" office:value-type="string">
            <text:p text:style-name="P106"/>
          </table:table-cell>
          <table:table-cell table:style-name="Πίνακας10.A1" office:value-type="string">
            <text:p text:style-name="P108"/>
          </table:table-cell>
          <table:table-cell table:style-name="Πίνακας10.A1" office:value-type="string">
            <text:p text:style-name="P108"/>
          </table:table-cell>
          <table:table-cell table:style-name="Πίνακας10.A1" office:value-type="string">
            <text:p text:style-name="P108"/>
          </table:table-cell>
          <table:table-cell table:style-name="Πίνακας10.d4" office:value-type="string">
            <text:p text:style-name="P110">𐠟</text:p>
          </table:table-cell>
          <table:table-cell table:style-name="Πίνακας10.A1" office:value-type="string">
            <text:p text:style-name="P123"/>
          </table:table-cell>
          <table:table-cell table:style-name="Πίνακας10.f4" office:value-type="string">
            <text:p text:style-name="P110"/>
          </table:table-cell>
          <table:table-cell table:style-name="Πίνακας10.A1" office:value-type="string">
            <text:p text:style-name="P114">𐠟</text:p>
          </table:table-cell>
          <table:table-cell table:style-name="Πίνακας10.A1" office:value-type="string">
            <text:p text:style-name="P127">𐠟</text:p>
          </table:table-cell>
          <table:table-cell table:style-name="Πίνακας10.A1" office:value-type="string">
            <text:p text:style-name="P114"/>
          </table:table-cell>
          <table:table-cell table:style-name="Πίνακας10.j4" office:value-type="string">
            <text:p text:style-name="P118">𐠟</text:p>
          </table:table-cell>
          <table:table-cell table:style-name="Πίνακας10.A1" office:value-type="string">
            <text:p text:style-name="P118"/>
          </table:table-cell>
          <table:table-cell table:style-name="Πίνακας10.A1" office:value-type="string">
            <text:p text:style-name="P118"/>
          </table:table-cell>
          <table:table-cell table:style-name="Πίνακας10.m4" office:value-type="string">
            <text:p text:style-name="P118"/>
          </table:table-cell>
        </table:table-row>
        <table:table-row table:style-name="Πίνακας10.3">
          <table:table-cell table:style-name="Πίνακας10.A1" office:value-type="string">
            <text:p text:style-name="P247">I</text:p>
          </table:table-cell>
          <table:table-cell table:style-name="Πίνακας10.A1" office:value-type="string">
            <text:p text:style-name="P312">𐠂</text:p>
          </table:table-cell>
          <table:table-cell table:style-name="Πίνακας10.C5" office:value-type="string">
            <text:p text:style-name="P104">𐠂</text:p>
          </table:table-cell>
          <table:table-cell table:style-name="Πίνακας10.A1" office:value-type="string">
            <text:p text:style-name="P124"/>
          </table:table-cell>
          <table:table-cell table:style-name="Πίνακας10.E5" office:value-type="string">
            <text:p text:style-name="P106">𐠂</text:p>
          </table:table-cell>
          <table:table-cell table:style-name="Πίνακας10.F5" office:value-type="string">
            <text:p text:style-name="P106"/>
          </table:table-cell>
          <table:table-cell table:style-name="Πίνακας10.A1" office:value-type="string">
            <text:p text:style-name="P108">𐠂</text:p>
          </table:table-cell>
          <table:table-cell table:style-name="Πίνακας10.A1" office:value-type="string">
            <text:p text:style-name="P126"/>
          </table:table-cell>
          <table:table-cell table:style-name="Πίνακας10.A1" office:value-type="string">
            <text:p text:style-name="P108"/>
          </table:table-cell>
          <table:table-cell table:style-name="Πίνακας10.J5" office:value-type="string">
            <text:p text:style-name="P110">𐠂</text:p>
          </table:table-cell>
          <table:table-cell table:style-name="Πίνακας10.A1" office:value-type="string">
            <text:p text:style-name="P110"/>
          </table:table-cell>
          <table:table-cell table:style-name="Πίνακας10.L5" office:value-type="string">
            <text:p text:style-name="P110"/>
          </table:table-cell>
          <table:table-cell table:style-name="Πίνακας10.A1" office:value-type="string">
            <text:p text:style-name="P114">𐠂</text:p>
          </table:table-cell>
          <table:table-cell table:style-name="Πίνακας10.A1" office:value-type="string">
            <text:p text:style-name="P127">𐠂</text:p>
          </table:table-cell>
          <table:table-cell table:style-name="Πίνακας10.A1" office:value-type="string">
            <text:p text:style-name="P114"/>
          </table:table-cell>
          <table:table-cell table:style-name="Πίνακας10.P5" office:value-type="string">
            <text:p text:style-name="P118">𐠂</text:p>
          </table:table-cell>
          <table:table-cell table:style-name="Πίνακας10.A1" office:value-type="string">
            <text:p text:style-name="P122">𐠂</text:p>
          </table:table-cell>
          <table:table-cell table:style-name="Πίνακας10.A1" office:value-type="string">
            <text:p text:style-name="P118"/>
          </table:table-cell>
          <table:table-cell table:style-name="Πίνακας10.S5" office:value-type="string">
            <text:p text:style-name="P118"/>
          </table:table-cell>
          <table:table-cell table:style-name="Πίνακας10.T1" office:value-type="string">
            <text:p text:style-name="P299"/>
          </table:table-cell>
          <table:table-cell table:style-name="Πίνακας10.A1" office:value-type="string">
            <text:p text:style-name="P247">PI</text:p>
          </table:table-cell>
          <table:table-cell table:style-name="Πίνακας10.V5" office:value-type="string">
            <text:p text:style-name="P312">𐠠</text:p>
          </table:table-cell>
          <table:table-cell table:style-name="Πίνακας10.A1" office:value-type="string">
            <text:p text:style-name="P104">𐠠</text:p>
          </table:table-cell>
          <table:table-cell table:style-name="Πίνακας10.A1" office:value-type="string">
            <text:p text:style-name="P104"/>
          </table:table-cell>
          <table:table-cell table:style-name="Πίνακας10.Y5" office:value-type="string">
            <text:p text:style-name="P106">𐠠</text:p>
          </table:table-cell>
          <table:table-cell table:style-name="Πίνακας10.Z5" office:value-type="string">
            <text:p text:style-name="P128">𐠠</text:p>
          </table:table-cell>
          <table:table-cell table:style-name="Πίνακας10.A1" office:value-type="string">
            <text:p text:style-name="P108">𐠠</text:p>
          </table:table-cell>
          <table:table-cell table:style-name="Πίνακας10.A1" office:value-type="string">
            <text:p text:style-name="P108"/>
          </table:table-cell>
          <table:table-cell table:style-name="Πίνακας10.A1" office:value-type="string">
            <text:p text:style-name="P108"/>
          </table:table-cell>
          <table:table-cell table:style-name="Πίνακας10.d5" office:value-type="string">
            <text:p text:style-name="P110">𐠠</text:p>
          </table:table-cell>
          <table:table-cell table:style-name="Πίνακας10.A1" office:value-type="string">
            <text:p text:style-name="P123"/>
          </table:table-cell>
          <table:table-cell table:style-name="Πίνακας10.f5" office:value-type="string">
            <text:p text:style-name="P110"/>
          </table:table-cell>
          <table:table-cell table:style-name="Πίνακας10.A1" office:value-type="string">
            <text:p text:style-name="P114">𐠠</text:p>
          </table:table-cell>
          <table:table-cell table:style-name="Πίνακας10.A1" office:value-type="string">
            <text:p text:style-name="P127">𐠠</text:p>
          </table:table-cell>
          <table:table-cell table:style-name="Πίνακας10.A1" office:value-type="string">
            <text:p text:style-name="P114"/>
          </table:table-cell>
          <table:table-cell table:style-name="Πίνακας10.j5" office:value-type="string">
            <text:p text:style-name="P118"/>
          </table:table-cell>
          <table:table-cell table:style-name="Πίνακας10.A1" office:value-type="string">
            <text:p text:style-name="P118"/>
          </table:table-cell>
          <table:table-cell table:style-name="Πίνακας10.A1" office:value-type="string">
            <text:p text:style-name="P118"/>
          </table:table-cell>
          <table:table-cell table:style-name="Πίνακας10.m5" office:value-type="string">
            <text:p text:style-name="P118"/>
          </table:table-cell>
        </table:table-row>
        <table:table-row table:style-name="Πίνακας10.3">
          <table:table-cell table:style-name="Πίνακας10.A1" office:value-type="string">
            <text:p text:style-name="P247">O</text:p>
          </table:table-cell>
          <table:table-cell table:style-name="Πίνακας10.A1" office:value-type="string">
            <text:p text:style-name="P312">𐠃</text:p>
          </table:table-cell>
          <table:table-cell table:style-name="Πίνακας10.C6" office:value-type="string">
            <text:p text:style-name="P104">𐠃</text:p>
          </table:table-cell>
          <table:table-cell table:style-name="Πίνακας10.A1" office:value-type="string">
            <text:p text:style-name="P124"/>
          </table:table-cell>
          <table:table-cell table:style-name="Πίνακας10.E6" office:value-type="string">
            <text:p text:style-name="P106">𐠃</text:p>
          </table:table-cell>
          <table:table-cell table:style-name="Πίνακας10.F6" office:value-type="string">
            <text:p text:style-name="P106"/>
          </table:table-cell>
          <table:table-cell table:style-name="Πίνακας10.A1" office:value-type="string">
            <text:p text:style-name="P108">𐠃</text:p>
          </table:table-cell>
          <table:table-cell table:style-name="Πίνακας10.A1" office:value-type="string">
            <text:p text:style-name="P126"/>
          </table:table-cell>
          <table:table-cell table:style-name="Πίνακας10.A1" office:value-type="string">
            <text:p text:style-name="P108"/>
          </table:table-cell>
          <table:table-cell table:style-name="Πίνακας10.J6" office:value-type="string">
            <text:p text:style-name="P110">𐠃</text:p>
          </table:table-cell>
          <table:table-cell table:style-name="Πίνακας10.A1" office:value-type="string">
            <text:p text:style-name="P110"/>
          </table:table-cell>
          <table:table-cell table:style-name="Πίνακας10.L6" office:value-type="string">
            <text:p text:style-name="P110"/>
          </table:table-cell>
          <table:table-cell table:style-name="Πίνακας10.A1" office:value-type="string">
            <text:p text:style-name="P114">𐠃</text:p>
          </table:table-cell>
          <table:table-cell table:style-name="Πίνακας10.A1" office:value-type="string">
            <text:p text:style-name="P127">𐠃</text:p>
          </table:table-cell>
          <table:table-cell table:style-name="Πίνακας10.A1" office:value-type="string">
            <text:p text:style-name="P114"/>
          </table:table-cell>
          <table:table-cell table:style-name="Πίνακας10.P6" office:value-type="string">
            <text:p text:style-name="P118">𐠃</text:p>
          </table:table-cell>
          <table:table-cell table:style-name="Πίνακας10.A1" office:value-type="string">
            <text:p text:style-name="P122">𐠃</text:p>
          </table:table-cell>
          <table:table-cell table:style-name="Πίνακας10.A1" office:value-type="string">
            <text:p text:style-name="P118"/>
          </table:table-cell>
          <table:table-cell table:style-name="Πίνακας10.S6" office:value-type="string">
            <text:p text:style-name="P118"/>
          </table:table-cell>
          <table:table-cell table:style-name="Πίνακας10.T1" office:value-type="string">
            <text:p text:style-name="P299"/>
          </table:table-cell>
          <table:table-cell table:style-name="Πίνακας10.A1" office:value-type="string">
            <text:p text:style-name="P247">PO</text:p>
          </table:table-cell>
          <table:table-cell table:style-name="Πίνακας10.V6" office:value-type="string">
            <text:p text:style-name="P312">𐠡</text:p>
          </table:table-cell>
          <table:table-cell table:style-name="Πίνακας10.A1" office:value-type="string">
            <text:p text:style-name="P104">𐠡</text:p>
          </table:table-cell>
          <table:table-cell table:style-name="Πίνακας10.A1" office:value-type="string">
            <text:p text:style-name="P104"/>
          </table:table-cell>
          <table:table-cell table:style-name="Πίνακας10.Y6" office:value-type="string">
            <text:p text:style-name="P106">𐠡</text:p>
          </table:table-cell>
          <table:table-cell table:style-name="Πίνακας10.Z6" office:value-type="string">
            <text:p text:style-name="P128"/>
          </table:table-cell>
          <table:table-cell table:style-name="Πίνακας10.A1" office:value-type="string">
            <text:p text:style-name="P108">𐠡</text:p>
          </table:table-cell>
          <table:table-cell table:style-name="Πίνακας10.A1" office:value-type="string">
            <text:p text:style-name="P108"/>
          </table:table-cell>
          <table:table-cell table:style-name="Πίνακας10.A1" office:value-type="string">
            <text:p text:style-name="P108"/>
          </table:table-cell>
          <table:table-cell table:style-name="Πίνακας10.d6" office:value-type="string">
            <text:p text:style-name="P110">𐠡</text:p>
          </table:table-cell>
          <table:table-cell table:style-name="Πίνακας10.A1" office:value-type="string">
            <text:p text:style-name="P123"/>
          </table:table-cell>
          <table:table-cell table:style-name="Πίνακας10.f6" office:value-type="string">
            <text:p text:style-name="P110"/>
          </table:table-cell>
          <table:table-cell table:style-name="Πίνακας10.A1" office:value-type="string">
            <text:p text:style-name="P114">𐠡</text:p>
          </table:table-cell>
          <table:table-cell table:style-name="Πίνακας10.A1" office:value-type="string">
            <text:p text:style-name="P127">𐠡</text:p>
          </table:table-cell>
          <table:table-cell table:style-name="Πίνακας10.A1" office:value-type="string">
            <text:p text:style-name="P114"/>
          </table:table-cell>
          <table:table-cell table:style-name="Πίνακας10.j6" office:value-type="string">
            <text:p text:style-name="P118"/>
          </table:table-cell>
          <table:table-cell table:style-name="Πίνακας10.A1" office:value-type="string">
            <text:p text:style-name="P118"/>
          </table:table-cell>
          <table:table-cell table:style-name="Πίνακας10.A1" office:value-type="string">
            <text:p text:style-name="P118"/>
          </table:table-cell>
          <table:table-cell table:style-name="Πίνακας10.m6" office:value-type="string">
            <text:p text:style-name="P118"/>
          </table:table-cell>
        </table:table-row>
        <table:table-row table:style-name="Πίνακας10.3">
          <table:table-cell table:style-name="Πίνακας10.A1" office:value-type="string">
            <text:p text:style-name="P247">U</text:p>
          </table:table-cell>
          <table:table-cell table:style-name="Πίνακας10.A1" office:value-type="string">
            <text:p text:style-name="P312">𐠄</text:p>
          </table:table-cell>
          <table:table-cell table:style-name="Πίνακας10.C7" office:value-type="string">
            <text:p text:style-name="P104">𐠄</text:p>
          </table:table-cell>
          <table:table-cell table:style-name="Πίνακας10.A1" office:value-type="string">
            <text:p text:style-name="P124"/>
          </table:table-cell>
          <table:table-cell table:style-name="Πίνακας10.E7" office:value-type="string">
            <text:p text:style-name="P106">𐠄</text:p>
          </table:table-cell>
          <table:table-cell table:style-name="Πίνακας10.F7" office:value-type="string">
            <text:p text:style-name="P106"/>
          </table:table-cell>
          <table:table-cell table:style-name="Πίνακας10.A1" office:value-type="string">
            <text:p text:style-name="P108">𐠄</text:p>
          </table:table-cell>
          <table:table-cell table:style-name="Πίνακας10.A1" office:value-type="string">
            <text:p text:style-name="P126">𐠄</text:p>
          </table:table-cell>
          <table:table-cell table:style-name="Πίνακας10.A1" office:value-type="string">
            <text:p text:style-name="P108"/>
          </table:table-cell>
          <table:table-cell table:style-name="Πίνακας10.J7" office:value-type="string">
            <text:p text:style-name="P110">𐠄</text:p>
          </table:table-cell>
          <table:table-cell table:style-name="Πίνακας10.A1" office:value-type="string">
            <text:p text:style-name="P110"/>
          </table:table-cell>
          <table:table-cell table:style-name="Πίνακας10.L7" office:value-type="string">
            <text:p text:style-name="P110"/>
          </table:table-cell>
          <table:table-cell table:style-name="Πίνακας10.A1" office:value-type="string">
            <text:p text:style-name="P114">𐠄</text:p>
          </table:table-cell>
          <table:table-cell table:style-name="Πίνακας10.A1" office:value-type="string">
            <text:p text:style-name="P127">𐠄</text:p>
          </table:table-cell>
          <table:table-cell table:style-name="Πίνακας10.A1" office:value-type="string">
            <text:p text:style-name="P114"/>
          </table:table-cell>
          <table:table-cell table:style-name="Πίνακας10.P7" office:value-type="string">
            <text:p text:style-name="P118">𐠄</text:p>
          </table:table-cell>
          <table:table-cell table:style-name="Πίνακας10.A1" office:value-type="string">
            <text:p text:style-name="P122">𐠄</text:p>
          </table:table-cell>
          <table:table-cell table:style-name="Πίνακας10.A1" office:value-type="string">
            <text:p text:style-name="P118"/>
          </table:table-cell>
          <table:table-cell table:style-name="Πίνακας10.S7" office:value-type="string">
            <text:p text:style-name="P118"/>
          </table:table-cell>
          <table:table-cell table:style-name="Πίνακας10.T1" office:value-type="string">
            <text:p text:style-name="P299"/>
          </table:table-cell>
          <table:table-cell table:style-name="Πίνακας10.A1" office:value-type="string">
            <text:p text:style-name="P247">PU</text:p>
          </table:table-cell>
          <table:table-cell table:style-name="Πίνακας10.V7" office:value-type="string">
            <text:p text:style-name="P312">𐠢</text:p>
          </table:table-cell>
          <table:table-cell table:style-name="Πίνακας10.A1" office:value-type="string">
            <text:p text:style-name="P104">𐠢</text:p>
          </table:table-cell>
          <table:table-cell table:style-name="Πίνακας10.A1" office:value-type="string">
            <text:p text:style-name="P104"/>
          </table:table-cell>
          <table:table-cell table:style-name="Πίνακας10.Y7" office:value-type="string">
            <text:p text:style-name="P106"/>
          </table:table-cell>
          <table:table-cell table:style-name="Πίνακας10.Z7" office:value-type="string">
            <text:p text:style-name="P128"/>
          </table:table-cell>
          <table:table-cell table:style-name="Πίνακας10.A1" office:value-type="string">
            <text:p text:style-name="P108">𐠢</text:p>
          </table:table-cell>
          <table:table-cell table:style-name="Πίνακας10.A1" office:value-type="string">
            <text:p text:style-name="P108"/>
          </table:table-cell>
          <table:table-cell table:style-name="Πίνακας10.A1" office:value-type="string">
            <text:p text:style-name="P108"/>
          </table:table-cell>
          <table:table-cell table:style-name="Πίνακας10.d7" office:value-type="string">
            <text:p text:style-name="P110"/>
          </table:table-cell>
          <table:table-cell table:style-name="Πίνακας10.A1" office:value-type="string">
            <text:p text:style-name="P123"/>
          </table:table-cell>
          <table:table-cell table:style-name="Πίνακας10.f7" office:value-type="string">
            <text:p text:style-name="P110"/>
          </table:table-cell>
          <table:table-cell table:style-name="Πίνακας10.A1" office:value-type="string">
            <text:p text:style-name="P114"/>
          </table:table-cell>
          <table:table-cell table:style-name="Πίνακας10.A1" office:value-type="string">
            <text:p text:style-name="P127"/>
          </table:table-cell>
          <table:table-cell table:style-name="Πίνακας10.A1" office:value-type="string">
            <text:p text:style-name="P114"/>
          </table:table-cell>
          <table:table-cell table:style-name="Πίνακας10.j7" office:value-type="string">
            <text:p text:style-name="P118"/>
          </table:table-cell>
          <table:table-cell table:style-name="Πίνακας10.A1" office:value-type="string">
            <text:p text:style-name="P118"/>
          </table:table-cell>
          <table:table-cell table:style-name="Πίνακας10.A1" office:value-type="string">
            <text:p text:style-name="P118"/>
          </table:table-cell>
          <table:table-cell table:style-name="Πίνακας10.m7" office:value-type="string">
            <text:p text:style-name="P118"/>
          </table:table-cell>
        </table:table-row>
        <table:table-row table:style-name="Πίνακας10.3">
          <table:table-cell table:style-name="Πίνακας10.A1" office:value-type="string">
            <text:p text:style-name="P247">JA</text:p>
          </table:table-cell>
          <table:table-cell table:style-name="Πίνακας10.A1" office:value-type="string">
            <text:p text:style-name="P312">𐠅</text:p>
          </table:table-cell>
          <table:table-cell table:style-name="Πίνακας10.C8" office:value-type="string">
            <text:p text:style-name="P104">𐠅</text:p>
          </table:table-cell>
          <table:table-cell table:style-name="Πίνακας10.A1" office:value-type="string">
            <text:p text:style-name="P124"/>
          </table:table-cell>
          <table:table-cell table:style-name="Πίνακας10.E8" office:value-type="string">
            <text:p text:style-name="P106"/>
          </table:table-cell>
          <table:table-cell table:style-name="Πίνακας10.F8" office:value-type="string">
            <text:p text:style-name="P106"/>
          </table:table-cell>
          <table:table-cell table:style-name="Πίνακας10.A1" office:value-type="string">
            <text:p text:style-name="P108">𐠅</text:p>
          </table:table-cell>
          <table:table-cell table:style-name="Πίνακας10.A1" office:value-type="string">
            <text:p text:style-name="P126">𐠅</text:p>
          </table:table-cell>
          <table:table-cell table:style-name="Πίνακας10.A1" office:value-type="string">
            <text:p text:style-name="P108"/>
          </table:table-cell>
          <table:table-cell table:style-name="Πίνακας10.J8" office:value-type="string">
            <text:p text:style-name="P110">𐠅</text:p>
          </table:table-cell>
          <table:table-cell table:style-name="Πίνακας10.A1" office:value-type="string">
            <text:p text:style-name="P110"/>
          </table:table-cell>
          <table:table-cell table:style-name="Πίνακας10.L8" office:value-type="string">
            <text:p text:style-name="P110"/>
          </table:table-cell>
          <table:table-cell table:style-name="Πίνακας10.A1" office:value-type="string">
            <text:p text:style-name="P114"/>
          </table:table-cell>
          <table:table-cell table:style-name="Πίνακας10.A1" office:value-type="string">
            <text:p text:style-name="P127"/>
          </table:table-cell>
          <table:table-cell table:style-name="Πίνακας10.A1" office:value-type="string">
            <text:p text:style-name="P114"/>
          </table:table-cell>
          <table:table-cell table:style-name="Πίνακας10.P8" office:value-type="string">
            <text:p text:style-name="P118"/>
          </table:table-cell>
          <table:table-cell table:style-name="Πίνακας10.A1" office:value-type="string">
            <text:p text:style-name="P122"/>
          </table:table-cell>
          <table:table-cell table:style-name="Πίνακας10.A1" office:value-type="string">
            <text:p text:style-name="P118"/>
          </table:table-cell>
          <table:table-cell table:style-name="Πίνακας10.S8" office:value-type="string">
            <text:p text:style-name="P118"/>
          </table:table-cell>
          <table:table-cell table:style-name="Πίνακας10.T1" office:value-type="string">
            <text:p text:style-name="P299"/>
          </table:table-cell>
          <table:table-cell table:style-name="Πίνακας10.A1" office:value-type="string">
            <text:p text:style-name="P247">RA</text:p>
          </table:table-cell>
          <table:table-cell table:style-name="Πίνακας10.V8" office:value-type="string">
            <text:p text:style-name="P312">𐠣</text:p>
          </table:table-cell>
          <table:table-cell table:style-name="Πίνακας10.A1" office:value-type="string">
            <text:p text:style-name="P104">𐠣</text:p>
          </table:table-cell>
          <table:table-cell table:style-name="Πίνακας10.A1" office:value-type="string">
            <text:p text:style-name="P104"/>
          </table:table-cell>
          <table:table-cell table:style-name="Πίνακας10.Y8" office:value-type="string">
            <text:p text:style-name="P106">𐠣</text:p>
          </table:table-cell>
          <table:table-cell table:style-name="Πίνακας10.Z8" office:value-type="string">
            <text:p text:style-name="P128"/>
          </table:table-cell>
          <table:table-cell table:style-name="Πίνακας10.A1" office:value-type="string">
            <text:p text:style-name="P108">𐠣</text:p>
          </table:table-cell>
          <table:table-cell table:style-name="Πίνακας10.A1" office:value-type="string">
            <text:p text:style-name="P129">𐠣</text:p>
          </table:table-cell>
          <table:table-cell table:style-name="Πίνακας10.A1" office:value-type="string">
            <text:p text:style-name="P108"/>
          </table:table-cell>
          <table:table-cell table:style-name="Πίνακας10.d8" office:value-type="string">
            <text:p text:style-name="P110">𐠣</text:p>
          </table:table-cell>
          <table:table-cell table:style-name="Πίνακας10.A1" office:value-type="string">
            <text:p text:style-name="P123"/>
          </table:table-cell>
          <table:table-cell table:style-name="Πίνακας10.f8" office:value-type="string">
            <text:p text:style-name="P110"/>
          </table:table-cell>
          <table:table-cell table:style-name="Πίνακας10.A1" office:value-type="string">
            <text:p text:style-name="P114">𐠣</text:p>
          </table:table-cell>
          <table:table-cell table:style-name="Πίνακας10.A1" office:value-type="string">
            <text:p text:style-name="P127"/>
          </table:table-cell>
          <table:table-cell table:style-name="Πίνακας10.A1" office:value-type="string">
            <text:p text:style-name="P114"/>
          </table:table-cell>
          <table:table-cell table:style-name="Πίνακας10.j8" office:value-type="string">
            <text:p text:style-name="P118">𐠣</text:p>
          </table:table-cell>
          <table:table-cell table:style-name="Πίνακας10.A1" office:value-type="string">
            <text:p text:style-name="P122">𐠣</text:p>
          </table:table-cell>
          <table:table-cell table:style-name="Πίνακας10.A1" office:value-type="string">
            <text:p text:style-name="P118"/>
          </table:table-cell>
          <table:table-cell table:style-name="Πίνακας10.m8" office:value-type="string">
            <text:p text:style-name="P118"/>
          </table:table-cell>
        </table:table-row>
        <table:table-row table:style-name="Πίνακας10.3">
          <table:table-cell table:style-name="Πίνακας10.A1" office:value-type="string">
            <text:p text:style-name="P247">JE</text:p>
          </table:table-cell>
          <table:table-cell table:style-name="Πίνακας10.T1" office:value-type="string">
            <text:p text:style-name="P313">𐠆</text:p>
          </table:table-cell>
          <table:table-cell table:style-name="Πίνακας10.C9" office:value-type="string">
            <text:p text:style-name="P104"/>
          </table:table-cell>
          <table:table-cell table:style-name="Πίνακας10.A1" office:value-type="string">
            <text:p text:style-name="P124"/>
          </table:table-cell>
          <table:table-cell table:style-name="Πίνακας10.E9" office:value-type="string">
            <text:p text:style-name="P106"/>
          </table:table-cell>
          <table:table-cell table:style-name="Πίνακας10.F9" office:value-type="string">
            <text:p text:style-name="P106"/>
          </table:table-cell>
          <table:table-cell table:style-name="Πίνακας10.A1" office:value-type="string">
            <text:p text:style-name="P108"/>
          </table:table-cell>
          <table:table-cell table:style-name="Πίνακας10.A1" office:value-type="string">
            <text:p text:style-name="P126"/>
          </table:table-cell>
          <table:table-cell table:style-name="Πίνακας10.A1" office:value-type="string">
            <text:p text:style-name="P108"/>
          </table:table-cell>
          <table:table-cell table:style-name="Πίνακας10.J9" office:value-type="string">
            <text:p text:style-name="P110"/>
          </table:table-cell>
          <table:table-cell table:style-name="Πίνακας10.A1" office:value-type="string">
            <text:p text:style-name="P110"/>
          </table:table-cell>
          <table:table-cell table:style-name="Πίνακας10.L9" office:value-type="string">
            <text:p text:style-name="P110"/>
          </table:table-cell>
          <table:table-cell table:style-name="Πίνακας10.A1" office:value-type="string">
            <text:p text:style-name="P117">𐠆</text:p>
          </table:table-cell>
          <table:table-cell table:style-name="Πίνακας10.A1" office:value-type="string">
            <text:p text:style-name="P127"/>
          </table:table-cell>
          <table:table-cell table:style-name="Πίνακας10.A1" office:value-type="string">
            <text:p text:style-name="P114"/>
          </table:table-cell>
          <table:table-cell table:style-name="Πίνακας10.P9" office:value-type="string">
            <text:p text:style-name="P118"/>
          </table:table-cell>
          <table:table-cell table:style-name="Πίνακας10.A1" office:value-type="string">
            <text:p text:style-name="P122"/>
          </table:table-cell>
          <table:table-cell table:style-name="Πίνακας10.A1" office:value-type="string">
            <text:p text:style-name="P118"/>
          </table:table-cell>
          <table:table-cell table:style-name="Πίνακας10.S9" office:value-type="string">
            <text:p text:style-name="P118"/>
          </table:table-cell>
          <table:table-cell table:style-name="Πίνακας10.T1" office:value-type="string">
            <text:p text:style-name="P299"/>
          </table:table-cell>
          <table:table-cell table:style-name="Πίνακας10.A1" office:value-type="string">
            <text:p text:style-name="P247">RE</text:p>
          </table:table-cell>
          <table:table-cell table:style-name="Πίνακας10.V9" office:value-type="string">
            <text:p text:style-name="P312">𐠤</text:p>
          </table:table-cell>
          <table:table-cell table:style-name="Πίνακας10.A1" office:value-type="string">
            <text:p text:style-name="P104">𐠤</text:p>
          </table:table-cell>
          <table:table-cell table:style-name="Πίνακας10.A1" office:value-type="string">
            <text:p text:style-name="P104"/>
          </table:table-cell>
          <table:table-cell table:style-name="Πίνακας10.Y9" office:value-type="string">
            <text:p text:style-name="P106">𐠤</text:p>
          </table:table-cell>
          <table:table-cell table:style-name="Πίνακας10.Z9" office:value-type="string">
            <text:p text:style-name="P128"/>
          </table:table-cell>
          <table:table-cell table:style-name="Πίνακας10.A1" office:value-type="string">
            <text:p text:style-name="P108">𐠤</text:p>
          </table:table-cell>
          <table:table-cell table:style-name="Πίνακας10.A1" office:value-type="string">
            <text:p text:style-name="P129">𐠤</text:p>
          </table:table-cell>
          <table:table-cell table:style-name="Πίνακας10.A1" office:value-type="string">
            <text:p text:style-name="P108"/>
          </table:table-cell>
          <table:table-cell table:style-name="Πίνακας10.d9" office:value-type="string">
            <text:p text:style-name="P110">𐠤</text:p>
          </table:table-cell>
          <table:table-cell table:style-name="Πίνακας10.A1" office:value-type="string">
            <text:p text:style-name="P123">𐠤</text:p>
          </table:table-cell>
          <table:table-cell table:style-name="Πίνακας10.f9" office:value-type="string">
            <text:p text:style-name="P110"/>
          </table:table-cell>
          <table:table-cell table:style-name="Πίνακας10.A1" office:value-type="string">
            <text:p text:style-name="P114">𐠤</text:p>
          </table:table-cell>
          <table:table-cell table:style-name="Πίνακας10.A1" office:value-type="string">
            <text:p text:style-name="P127">𐠤</text:p>
          </table:table-cell>
          <table:table-cell table:style-name="Πίνακας10.A1" office:value-type="string">
            <text:p text:style-name="P114"/>
          </table:table-cell>
          <table:table-cell table:style-name="Πίνακας10.j9" office:value-type="string">
            <text:p text:style-name="P118"/>
          </table:table-cell>
          <table:table-cell table:style-name="Πίνακας10.A1" office:value-type="string">
            <text:p text:style-name="P122"/>
          </table:table-cell>
          <table:table-cell table:style-name="Πίνακας10.A1" office:value-type="string">
            <text:p text:style-name="P118"/>
          </table:table-cell>
          <table:table-cell table:style-name="Πίνακας10.m9" office:value-type="string">
            <text:p text:style-name="P118"/>
          </table:table-cell>
        </table:table-row>
        <table:table-row table:style-name="Πίνακας10.3">
          <table:table-cell table:style-name="Πίνακας10.A1" office:value-type="string">
            <text:p text:style-name="P247">JO</text:p>
          </table:table-cell>
          <table:table-cell table:style-name="Πίνακας10.A1" office:value-type="string">
            <text:p text:style-name="P312">𐠈</text:p>
          </table:table-cell>
          <table:table-cell table:style-name="Πίνακας10.C10" office:value-type="string">
            <text:p text:style-name="P104"/>
          </table:table-cell>
          <table:table-cell table:style-name="Πίνακας10.A1" office:value-type="string">
            <text:p text:style-name="P124"/>
          </table:table-cell>
          <table:table-cell table:style-name="Πίνακας10.E10" office:value-type="string">
            <text:p text:style-name="P106">𐠈</text:p>
          </table:table-cell>
          <table:table-cell table:style-name="Πίνακας10.F10" office:value-type="string">
            <text:p text:style-name="P106"/>
          </table:table-cell>
          <table:table-cell table:style-name="Πίνακας10.A1" office:value-type="string">
            <text:p text:style-name="P108"/>
          </table:table-cell>
          <table:table-cell table:style-name="Πίνακας10.A1" office:value-type="string">
            <text:p text:style-name="P126"/>
          </table:table-cell>
          <table:table-cell table:style-name="Πίνακας10.A1" office:value-type="string">
            <text:p text:style-name="P108"/>
          </table:table-cell>
          <table:table-cell table:style-name="Πίνακας10.J10" office:value-type="string">
            <text:p text:style-name="P110">𐠈</text:p>
          </table:table-cell>
          <table:table-cell table:style-name="Πίνακας10.A1" office:value-type="string">
            <text:p text:style-name="P110"/>
          </table:table-cell>
          <table:table-cell table:style-name="Πίνακας10.L10" office:value-type="string">
            <text:p text:style-name="P110"/>
          </table:table-cell>
          <table:table-cell table:style-name="Πίνακας10.A1" office:value-type="string">
            <text:p text:style-name="P114">𐠈</text:p>
          </table:table-cell>
          <table:table-cell table:style-name="Πίνακας10.A1" office:value-type="string">
            <text:p text:style-name="P127"/>
          </table:table-cell>
          <table:table-cell table:style-name="Πίνακας10.A1" office:value-type="string">
            <text:p text:style-name="P114"/>
          </table:table-cell>
          <table:table-cell table:style-name="Πίνακας10.P10" office:value-type="string">
            <text:p text:style-name="P118"/>
          </table:table-cell>
          <table:table-cell table:style-name="Πίνακας10.A1" office:value-type="string">
            <text:p text:style-name="P122"/>
          </table:table-cell>
          <table:table-cell table:style-name="Πίνακας10.A1" office:value-type="string">
            <text:p text:style-name="P118"/>
          </table:table-cell>
          <table:table-cell table:style-name="Πίνακας10.S10" office:value-type="string">
            <text:p text:style-name="P118"/>
          </table:table-cell>
          <table:table-cell table:style-name="Πίνακας10.T1" office:value-type="string">
            <text:p text:style-name="P299"/>
          </table:table-cell>
          <table:table-cell table:style-name="Πίνακας10.A1" office:value-type="string">
            <text:p text:style-name="P247">RI</text:p>
          </table:table-cell>
          <table:table-cell table:style-name="Πίνακας10.V10" office:value-type="string">
            <text:p text:style-name="P312">𐠥</text:p>
          </table:table-cell>
          <table:table-cell table:style-name="Πίνακας10.A1" office:value-type="string">
            <text:p text:style-name="P104">𐠥</text:p>
          </table:table-cell>
          <table:table-cell table:style-name="Πίνακας10.A1" office:value-type="string">
            <text:p text:style-name="P104"/>
          </table:table-cell>
          <table:table-cell table:style-name="Πίνακας10.Y10" office:value-type="string">
            <text:p text:style-name="P106">𐠥</text:p>
          </table:table-cell>
          <table:table-cell table:style-name="Πίνακας10.Z10" office:value-type="string">
            <text:p text:style-name="P128"/>
          </table:table-cell>
          <table:table-cell table:style-name="Πίνακας10.A1" office:value-type="string">
            <text:p text:style-name="P108">𐠥</text:p>
          </table:table-cell>
          <table:table-cell table:style-name="Πίνακας10.A1" office:value-type="string">
            <text:p text:style-name="P129">𐠥</text:p>
          </table:table-cell>
          <table:table-cell table:style-name="Πίνακας10.A1" office:value-type="string">
            <text:p text:style-name="P108"/>
          </table:table-cell>
          <table:table-cell table:style-name="Πίνακας10.d10" office:value-type="string">
            <text:p text:style-name="P110">𐠥</text:p>
          </table:table-cell>
          <table:table-cell table:style-name="Πίνακας10.A1" office:value-type="string">
            <text:p text:style-name="P110"/>
          </table:table-cell>
          <table:table-cell table:style-name="Πίνακας10.f10" office:value-type="string">
            <text:p text:style-name="P110"/>
          </table:table-cell>
          <table:table-cell table:style-name="Πίνακας10.A1" office:value-type="string">
            <text:p text:style-name="P114">𐠥</text:p>
          </table:table-cell>
          <table:table-cell table:style-name="Πίνακας10.A1" office:value-type="string">
            <text:p text:style-name="P127">𐠥</text:p>
          </table:table-cell>
          <table:table-cell table:style-name="Πίνακας10.A1" office:value-type="string">
            <text:p text:style-name="P114"/>
          </table:table-cell>
          <table:table-cell table:style-name="Πίνακας10.j10" office:value-type="string">
            <text:p text:style-name="P118">𐠥</text:p>
          </table:table-cell>
          <table:table-cell table:style-name="Πίνακας10.A1" office:value-type="string">
            <text:p text:style-name="P122">𐠥</text:p>
          </table:table-cell>
          <table:table-cell table:style-name="Πίνακας10.A1" office:value-type="string">
            <text:p text:style-name="P118"/>
          </table:table-cell>
          <table:table-cell table:style-name="Πίνακας10.m10" office:value-type="string">
            <text:p text:style-name="P118"/>
          </table:table-cell>
        </table:table-row>
        <table:table-row table:style-name="Πίνακας10.3">
          <table:table-cell table:style-name="Πίνακας10.A1" office:value-type="string">
            <text:p text:style-name="P247">KA</text:p>
          </table:table-cell>
          <table:table-cell table:style-name="Πίνακας10.A1" office:value-type="string">
            <text:p text:style-name="P312">𐠊</text:p>
          </table:table-cell>
          <table:table-cell table:style-name="Πίνακας10.C11" office:value-type="string">
            <text:p text:style-name="P104">𐠊</text:p>
          </table:table-cell>
          <table:table-cell table:style-name="Πίνακας10.A1" office:value-type="string">
            <text:p text:style-name="P124"/>
          </table:table-cell>
          <table:table-cell table:style-name="Πίνακας10.E11" office:value-type="string">
            <text:p text:style-name="P106">𐠊</text:p>
          </table:table-cell>
          <table:table-cell table:style-name="Πίνακας10.F11" office:value-type="string">
            <text:p text:style-name="P106"/>
          </table:table-cell>
          <table:table-cell table:style-name="Πίνακας10.A1" office:value-type="string">
            <text:p text:style-name="P108">𐠊</text:p>
          </table:table-cell>
          <table:table-cell table:style-name="Πίνακας10.A1" office:value-type="string">
            <text:p text:style-name="P126"/>
          </table:table-cell>
          <table:table-cell table:style-name="Πίνακας10.A1" office:value-type="string">
            <text:p text:style-name="P108"/>
          </table:table-cell>
          <table:table-cell table:style-name="Πίνακας10.J11" office:value-type="string">
            <text:p text:style-name="P110">𐠊</text:p>
          </table:table-cell>
          <table:table-cell table:style-name="Πίνακας10.A1" office:value-type="string">
            <text:p text:style-name="P110"/>
          </table:table-cell>
          <table:table-cell table:style-name="Πίνακας10.L11" office:value-type="string">
            <text:p text:style-name="P110"/>
          </table:table-cell>
          <table:table-cell table:style-name="Πίνακας10.A1" office:value-type="string">
            <text:p text:style-name="P114">𐠊</text:p>
          </table:table-cell>
          <table:table-cell table:style-name="Πίνακας10.A1" office:value-type="string">
            <text:p text:style-name="P127">𐠊</text:p>
          </table:table-cell>
          <table:table-cell table:style-name="Πίνακας10.A1" office:value-type="string">
            <text:p text:style-name="P114"/>
          </table:table-cell>
          <table:table-cell table:style-name="Πίνακας10.P11" office:value-type="string">
            <text:p text:style-name="P118">𐠊</text:p>
          </table:table-cell>
          <table:table-cell table:style-name="Πίνακας10.A1" office:value-type="string">
            <text:p text:style-name="P122"/>
          </table:table-cell>
          <table:table-cell table:style-name="Πίνακας10.A1" office:value-type="string">
            <text:p text:style-name="P118"/>
          </table:table-cell>
          <table:table-cell table:style-name="Πίνακας10.S11" office:value-type="string">
            <text:p text:style-name="P118"/>
          </table:table-cell>
          <table:table-cell table:style-name="Πίνακας10.T1" office:value-type="string">
            <text:p text:style-name="P299"/>
          </table:table-cell>
          <table:table-cell table:style-name="Πίνακας10.A1" office:value-type="string">
            <text:p text:style-name="P247">RO</text:p>
          </table:table-cell>
          <table:table-cell table:style-name="Πίνακας10.V11" office:value-type="string">
            <text:p text:style-name="P312">𐠦</text:p>
          </table:table-cell>
          <table:table-cell table:style-name="Πίνακας10.A1" office:value-type="string">
            <text:p text:style-name="P104">𐠦</text:p>
          </table:table-cell>
          <table:table-cell table:style-name="Πίνακας10.A1" office:value-type="string">
            <text:p text:style-name="P104"/>
          </table:table-cell>
          <table:table-cell table:style-name="Πίνακας10.Y11" office:value-type="string">
            <text:p text:style-name="P106">𐠦</text:p>
          </table:table-cell>
          <table:table-cell table:style-name="Πίνακας10.Z11" office:value-type="string">
            <text:p text:style-name="P128">𐠦</text:p>
          </table:table-cell>
          <table:table-cell table:style-name="Πίνακας10.A1" office:value-type="string">
            <text:p text:style-name="P108">𐠦</text:p>
          </table:table-cell>
          <table:table-cell table:style-name="Πίνακας10.A1" office:value-type="string">
            <text:p text:style-name="P129"/>
          </table:table-cell>
          <table:table-cell table:style-name="Πίνακας10.A1" office:value-type="string">
            <text:p text:style-name="P108"/>
          </table:table-cell>
          <table:table-cell table:style-name="Πίνακας10.d11" office:value-type="string">
            <text:p text:style-name="P110">𐠦</text:p>
          </table:table-cell>
          <table:table-cell table:style-name="Πίνακας10.A1" office:value-type="string">
            <text:p text:style-name="P110"/>
          </table:table-cell>
          <table:table-cell table:style-name="Πίνακας10.f11" office:value-type="string">
            <text:p text:style-name="P110"/>
          </table:table-cell>
          <table:table-cell table:style-name="Πίνακας10.A1" office:value-type="string">
            <text:p text:style-name="P114">𐠦</text:p>
          </table:table-cell>
          <table:table-cell table:style-name="Πίνακας10.A1" office:value-type="string">
            <text:p text:style-name="P127">𐠦</text:p>
          </table:table-cell>
          <table:table-cell table:style-name="Πίνακας10.A1" office:value-type="string">
            <text:p text:style-name="P114"/>
          </table:table-cell>
          <table:table-cell table:style-name="Πίνακας10.j11" office:value-type="string">
            <text:p text:style-name="P118">𐠦</text:p>
          </table:table-cell>
          <table:table-cell table:style-name="Πίνακας10.A1" office:value-type="string">
            <text:p text:style-name="P122">𐠦</text:p>
          </table:table-cell>
          <table:table-cell table:style-name="Πίνακας10.A1" office:value-type="string">
            <text:p text:style-name="P118"/>
          </table:table-cell>
          <table:table-cell table:style-name="Πίνακας10.m11" office:value-type="string">
            <text:p text:style-name="P118"/>
          </table:table-cell>
        </table:table-row>
        <table:table-row table:style-name="Πίνακας10.3">
          <table:table-cell table:style-name="Πίνακας10.A1" office:value-type="string">
            <text:p text:style-name="P247">KE</text:p>
          </table:table-cell>
          <table:table-cell table:style-name="Πίνακας10.A1" office:value-type="string">
            <text:p text:style-name="P312">𐠋</text:p>
          </table:table-cell>
          <table:table-cell table:style-name="Πίνακας10.C12" office:value-type="string">
            <text:p text:style-name="P104">𐠋</text:p>
          </table:table-cell>
          <table:table-cell table:style-name="Πίνακας10.A1" office:value-type="string">
            <text:p text:style-name="P124"/>
          </table:table-cell>
          <table:table-cell table:style-name="Πίνακας10.E12" office:value-type="string">
            <text:p text:style-name="P106">𐠋</text:p>
          </table:table-cell>
          <table:table-cell table:style-name="Πίνακας10.F12" office:value-type="string">
            <text:p text:style-name="P106"/>
          </table:table-cell>
          <table:table-cell table:style-name="Πίνακας10.A1" office:value-type="string">
            <text:p text:style-name="P108">𐠋</text:p>
          </table:table-cell>
          <table:table-cell table:style-name="Πίνακας10.A1" office:value-type="string">
            <text:p text:style-name="P126"/>
          </table:table-cell>
          <table:table-cell table:style-name="Πίνακας10.A1" office:value-type="string">
            <text:p text:style-name="P108"/>
          </table:table-cell>
          <table:table-cell table:style-name="Πίνακας10.J12" office:value-type="string">
            <text:p text:style-name="P110">𐠋</text:p>
          </table:table-cell>
          <table:table-cell table:style-name="Πίνακας10.A1" office:value-type="string">
            <text:p text:style-name="P123">𐠋</text:p>
          </table:table-cell>
          <table:table-cell table:style-name="Πίνακας10.L12" office:value-type="string">
            <text:p text:style-name="P110"/>
          </table:table-cell>
          <table:table-cell table:style-name="Πίνακας10.A1" office:value-type="string">
            <text:p text:style-name="P114">𐠋</text:p>
          </table:table-cell>
          <table:table-cell table:style-name="Πίνακας10.A1" office:value-type="string">
            <text:p text:style-name="P127"/>
          </table:table-cell>
          <table:table-cell table:style-name="Πίνακας10.A1" office:value-type="string">
            <text:p text:style-name="P114"/>
          </table:table-cell>
          <table:table-cell table:style-name="Πίνακας10.P12" office:value-type="string">
            <text:p text:style-name="P118">𐠋</text:p>
          </table:table-cell>
          <table:table-cell table:style-name="Πίνακας10.A1" office:value-type="string">
            <text:p text:style-name="P122"/>
          </table:table-cell>
          <table:table-cell table:style-name="Πίνακας10.A1" office:value-type="string">
            <text:p text:style-name="P118"/>
          </table:table-cell>
          <table:table-cell table:style-name="Πίνακας10.S12" office:value-type="string">
            <text:p text:style-name="P118"/>
          </table:table-cell>
          <table:table-cell table:style-name="Πίνακας10.T1" office:value-type="string">
            <text:p text:style-name="P299"/>
          </table:table-cell>
          <table:table-cell table:style-name="Πίνακας10.A1" office:value-type="string">
            <text:p text:style-name="P247">RU</text:p>
          </table:table-cell>
          <table:table-cell table:style-name="Πίνακας10.V12" office:value-type="string">
            <text:p text:style-name="P312">𐠧</text:p>
          </table:table-cell>
          <table:table-cell table:style-name="Πίνακας10.A1" office:value-type="string">
            <text:p text:style-name="P104">𐠧</text:p>
          </table:table-cell>
          <table:table-cell table:style-name="Πίνακας10.A1" office:value-type="string">
            <text:p text:style-name="P104"/>
          </table:table-cell>
          <table:table-cell table:style-name="Πίνακας10.Y12" office:value-type="string">
            <text:p text:style-name="P106"/>
          </table:table-cell>
          <table:table-cell table:style-name="Πίνακας10.Z12" office:value-type="string">
            <text:p text:style-name="P106"/>
          </table:table-cell>
          <table:table-cell table:style-name="Πίνακας10.A1" office:value-type="string">
            <text:p text:style-name="P108">𐠧</text:p>
          </table:table-cell>
          <table:table-cell table:style-name="Πίνακας10.A1" office:value-type="string">
            <text:p text:style-name="P129"/>
          </table:table-cell>
          <table:table-cell table:style-name="Πίνακας10.A1" office:value-type="string">
            <text:p text:style-name="P108"/>
          </table:table-cell>
          <table:table-cell table:style-name="Πίνακας10.d12" office:value-type="string">
            <text:p text:style-name="P110"/>
          </table:table-cell>
          <table:table-cell table:style-name="Πίνακας10.A1" office:value-type="string">
            <text:p text:style-name="P110"/>
          </table:table-cell>
          <table:table-cell table:style-name="Πίνακας10.f12" office:value-type="string">
            <text:p text:style-name="P110"/>
          </table:table-cell>
          <table:table-cell table:style-name="Πίνακας10.A1" office:value-type="string">
            <text:p text:style-name="P114"/>
          </table:table-cell>
          <table:table-cell table:style-name="Πίνακας10.A1" office:value-type="string">
            <text:p text:style-name="P114"/>
          </table:table-cell>
          <table:table-cell table:style-name="Πίνακας10.A1" office:value-type="string">
            <text:p text:style-name="P114"/>
          </table:table-cell>
          <table:table-cell table:style-name="Πίνακας10.j12" office:value-type="string">
            <text:p text:style-name="P118"/>
          </table:table-cell>
          <table:table-cell table:style-name="Πίνακας10.A1" office:value-type="string">
            <text:p text:style-name="P122"/>
          </table:table-cell>
          <table:table-cell table:style-name="Πίνακας10.A1" office:value-type="string">
            <text:p text:style-name="P118"/>
          </table:table-cell>
          <table:table-cell table:style-name="Πίνακας10.m12" office:value-type="string">
            <text:p text:style-name="P118"/>
          </table:table-cell>
        </table:table-row>
        <table:table-row table:style-name="Πίνακας10.3">
          <table:table-cell table:style-name="Πίνακας10.A1" office:value-type="string">
            <text:p text:style-name="P247">KI</text:p>
          </table:table-cell>
          <table:table-cell table:style-name="Πίνακας10.A1" office:value-type="string">
            <text:p text:style-name="P312">𐠌</text:p>
          </table:table-cell>
          <table:table-cell table:style-name="Πίνακας10.C13" office:value-type="string">
            <text:p text:style-name="P104">𐠌</text:p>
          </table:table-cell>
          <table:table-cell table:style-name="Πίνακας10.A1" office:value-type="string">
            <text:p text:style-name="P124"/>
          </table:table-cell>
          <table:table-cell table:style-name="Πίνακας10.E13" office:value-type="string">
            <text:p text:style-name="P106">𐠌</text:p>
          </table:table-cell>
          <table:table-cell table:style-name="Πίνακας10.F13" office:value-type="string">
            <text:p text:style-name="P106"/>
          </table:table-cell>
          <table:table-cell table:style-name="Πίνακας10.A1" office:value-type="string">
            <text:p text:style-name="P108">𐠌</text:p>
          </table:table-cell>
          <table:table-cell table:style-name="Πίνακας10.A1" office:value-type="string">
            <text:p text:style-name="P126">𐠌</text:p>
          </table:table-cell>
          <table:table-cell table:style-name="Πίνακας10.A1" office:value-type="string">
            <text:p text:style-name="P108"/>
          </table:table-cell>
          <table:table-cell table:style-name="Πίνακας10.J13" office:value-type="string">
            <text:p text:style-name="P110">𐠌</text:p>
          </table:table-cell>
          <table:table-cell table:style-name="Πίνακας10.A1" office:value-type="string">
            <text:p text:style-name="P123"/>
          </table:table-cell>
          <table:table-cell table:style-name="Πίνακας10.L13" office:value-type="string">
            <text:p text:style-name="P110"/>
          </table:table-cell>
          <table:table-cell table:style-name="Πίνακας10.A1" office:value-type="string">
            <text:p text:style-name="P114">𐠌</text:p>
          </table:table-cell>
          <table:table-cell table:style-name="Πίνακας10.A1" office:value-type="string">
            <text:p text:style-name="P127"/>
          </table:table-cell>
          <table:table-cell table:style-name="Πίνακας10.A1" office:value-type="string">
            <text:p text:style-name="P114"/>
          </table:table-cell>
          <table:table-cell table:style-name="Πίνακας10.P13" office:value-type="string">
            <text:p text:style-name="P118">𐠌</text:p>
          </table:table-cell>
          <table:table-cell table:style-name="Πίνακας10.A1" office:value-type="string">
            <text:p text:style-name="P122"/>
          </table:table-cell>
          <table:table-cell table:style-name="Πίνακας10.A1" office:value-type="string">
            <text:p text:style-name="P118"/>
          </table:table-cell>
          <table:table-cell table:style-name="Πίνακας10.S13" office:value-type="string">
            <text:p text:style-name="P118"/>
          </table:table-cell>
          <table:table-cell table:style-name="Πίνακας10.T1" office:value-type="string">
            <text:p text:style-name="P299"/>
          </table:table-cell>
          <table:table-cell table:style-name="Πίνακας10.A1" office:value-type="string">
            <text:p text:style-name="P247">SA</text:p>
          </table:table-cell>
          <table:table-cell table:style-name="Πίνακας10.V13" office:value-type="string">
            <text:p text:style-name="P312">𐠨</text:p>
          </table:table-cell>
          <table:table-cell table:style-name="Πίνακας10.A1" office:value-type="string">
            <text:p text:style-name="P104">𐠨</text:p>
          </table:table-cell>
          <table:table-cell table:style-name="Πίνακας10.A1" office:value-type="string">
            <text:p text:style-name="P104"/>
          </table:table-cell>
          <table:table-cell table:style-name="Πίνακας10.Y13" office:value-type="string">
            <text:p text:style-name="P106"/>
          </table:table-cell>
          <table:table-cell table:style-name="Πίνακας10.Z13" office:value-type="string">
            <text:p text:style-name="P106"/>
          </table:table-cell>
          <table:table-cell table:style-name="Πίνακας10.A1" office:value-type="string">
            <text:p text:style-name="P108">𐠨</text:p>
          </table:table-cell>
          <table:table-cell table:style-name="Πίνακας10.A1" office:value-type="string">
            <text:p text:style-name="P129"/>
          </table:table-cell>
          <table:table-cell table:style-name="Πίνακας10.A1" office:value-type="string">
            <text:p text:style-name="P108"/>
          </table:table-cell>
          <table:table-cell table:style-name="Πίνακας10.d13" office:value-type="string">
            <text:p text:style-name="P110">𐠨</text:p>
          </table:table-cell>
          <table:table-cell table:style-name="Πίνακας10.A1" office:value-type="string">
            <text:p text:style-name="P110"/>
          </table:table-cell>
          <table:table-cell table:style-name="Πίνακας10.f13" office:value-type="string">
            <text:p text:style-name="P110"/>
          </table:table-cell>
          <table:table-cell table:style-name="Πίνακας10.A1" office:value-type="string">
            <text:p text:style-name="P114">𐠨</text:p>
          </table:table-cell>
          <table:table-cell table:style-name="Πίνακας10.A1" office:value-type="string">
            <text:p text:style-name="P115">𐠨</text:p>
          </table:table-cell>
          <table:table-cell table:style-name="Πίνακας10.A1" office:value-type="string">
            <text:p text:style-name="P116">𐠨</text:p>
          </table:table-cell>
          <table:table-cell table:style-name="Πίνακας10.j13" office:value-type="string">
            <text:p text:style-name="P118">𐠨</text:p>
          </table:table-cell>
          <table:table-cell table:style-name="Πίνακας10.A1" office:value-type="string">
            <text:p text:style-name="P122"/>
          </table:table-cell>
          <table:table-cell table:style-name="Πίνακας10.A1" office:value-type="string">
            <text:p text:style-name="P118"/>
          </table:table-cell>
          <table:table-cell table:style-name="Πίνακας10.m13" office:value-type="string">
            <text:p text:style-name="P118"/>
          </table:table-cell>
        </table:table-row>
        <table:table-row table:style-name="Πίνακας10.3">
          <table:table-cell table:style-name="Πίνακας10.A1" office:value-type="string">
            <text:p text:style-name="P247">KO</text:p>
          </table:table-cell>
          <table:table-cell table:style-name="Πίνακας10.A1" office:value-type="string">
            <text:p text:style-name="P312">𐠍</text:p>
          </table:table-cell>
          <table:table-cell table:style-name="Πίνακας10.C14" office:value-type="string">
            <text:p text:style-name="P104">𐠍</text:p>
          </table:table-cell>
          <table:table-cell table:style-name="Πίνακας10.A1" office:value-type="string">
            <text:p text:style-name="P124">𐠍</text:p>
          </table:table-cell>
          <table:table-cell table:style-name="Πίνακας10.E14" office:value-type="string">
            <text:p text:style-name="P106">𐠍</text:p>
          </table:table-cell>
          <table:table-cell table:style-name="Πίνακας10.F14" office:value-type="string">
            <text:p text:style-name="P107">𐠍</text:p>
          </table:table-cell>
          <table:table-cell table:style-name="Πίνακας10.A1" office:value-type="string">
            <text:p text:style-name="P108">𐠍</text:p>
          </table:table-cell>
          <table:table-cell table:style-name="Πίνακας10.A1" office:value-type="string">
            <text:p text:style-name="P126"/>
          </table:table-cell>
          <table:table-cell table:style-name="Πίνακας10.A1" office:value-type="string">
            <text:p text:style-name="P108"/>
          </table:table-cell>
          <table:table-cell table:style-name="Πίνακας10.J14" office:value-type="string">
            <text:p text:style-name="P110">𐠍</text:p>
          </table:table-cell>
          <table:table-cell table:style-name="Πίνακας10.A1" office:value-type="string">
            <text:p text:style-name="P123"/>
          </table:table-cell>
          <table:table-cell table:style-name="Πίνακας10.L14" office:value-type="string">
            <text:p text:style-name="P110"/>
          </table:table-cell>
          <table:table-cell table:style-name="Πίνακας10.A1" office:value-type="string">
            <text:p text:style-name="P114">𐠍</text:p>
          </table:table-cell>
          <table:table-cell table:style-name="Πίνακας10.A1" office:value-type="string">
            <text:p text:style-name="P127">𐠍</text:p>
          </table:table-cell>
          <table:table-cell table:style-name="Πίνακας10.A1" office:value-type="string">
            <text:p text:style-name="P114"/>
          </table:table-cell>
          <table:table-cell table:style-name="Πίνακας10.P14" office:value-type="string">
            <text:p text:style-name="P118">𐠍</text:p>
          </table:table-cell>
          <table:table-cell table:style-name="Πίνακας10.A1" office:value-type="string">
            <text:p text:style-name="P122">𐠍</text:p>
          </table:table-cell>
          <table:table-cell table:style-name="Πίνακας10.A1" office:value-type="string">
            <text:p text:style-name="P118"/>
          </table:table-cell>
          <table:table-cell table:style-name="Πίνακας10.S14" office:value-type="string">
            <text:p text:style-name="P118"/>
          </table:table-cell>
          <table:table-cell table:style-name="Πίνακας10.T1" office:value-type="string">
            <text:p text:style-name="P299"/>
          </table:table-cell>
          <table:table-cell table:style-name="Πίνακας10.A1" office:value-type="string">
            <text:p text:style-name="P247">SE</text:p>
          </table:table-cell>
          <table:table-cell table:style-name="Πίνακας10.V14" office:value-type="string">
            <text:p text:style-name="P312">𐠩</text:p>
          </table:table-cell>
          <table:table-cell table:style-name="Πίνακας10.A1" office:value-type="string">
            <text:p text:style-name="P104">𐠩</text:p>
          </table:table-cell>
          <table:table-cell table:style-name="Πίνακας10.A1" office:value-type="string">
            <text:p text:style-name="P104"/>
          </table:table-cell>
          <table:table-cell table:style-name="Πίνακας10.Y14" office:value-type="string">
            <text:p text:style-name="P106">𐠩</text:p>
          </table:table-cell>
          <table:table-cell table:style-name="Πίνακας10.Z14" office:value-type="string">
            <text:p text:style-name="P106"/>
          </table:table-cell>
          <table:table-cell table:style-name="Πίνακας10.A1" office:value-type="string">
            <text:p text:style-name="P108">𐠩</text:p>
          </table:table-cell>
          <table:table-cell table:style-name="Πίνακας10.A1" office:value-type="string">
            <text:p text:style-name="P129">𐠩</text:p>
          </table:table-cell>
          <table:table-cell table:style-name="Πίνακας10.A1" office:value-type="string">
            <text:p text:style-name="P108"/>
          </table:table-cell>
          <table:table-cell table:style-name="Πίνακας10.d14" office:value-type="string">
            <text:p text:style-name="P110">𐠩</text:p>
          </table:table-cell>
          <table:table-cell table:style-name="Πίνακας10.A1" office:value-type="string">
            <text:p text:style-name="P111">𐠩</text:p>
          </table:table-cell>
          <table:table-cell table:style-name="Πίνακας10.f14" office:value-type="string">
            <text:p text:style-name="P112">𐠩</text:p>
          </table:table-cell>
          <table:table-cell table:style-name="Πίνακας10.A1" office:value-type="string">
            <text:p text:style-name="P114">𐠩</text:p>
          </table:table-cell>
          <table:table-cell table:style-name="Πίνακας10.A1" office:value-type="string">
            <text:p text:style-name="P115">𐠩</text:p>
          </table:table-cell>
          <table:table-cell table:style-name="Πίνακας10.A1" office:value-type="string">
            <text:p text:style-name="P116">𐠩</text:p>
          </table:table-cell>
          <table:table-cell table:style-name="Πίνακας10.j14" office:value-type="string">
            <text:p text:style-name="P118">𐠩</text:p>
          </table:table-cell>
          <table:table-cell table:style-name="Πίνακας10.A1" office:value-type="string">
            <text:p text:style-name="P122">𐠩</text:p>
          </table:table-cell>
          <table:table-cell table:style-name="Πίνακας10.A1" office:value-type="string">
            <text:p text:style-name="P118"/>
          </table:table-cell>
          <table:table-cell table:style-name="Πίνακας10.m14" office:value-type="string">
            <text:p text:style-name="P118"/>
          </table:table-cell>
        </table:table-row>
        <table:table-row table:style-name="Πίνακας10.3">
          <table:table-cell table:style-name="Πίνακας10.A1" office:value-type="string">
            <text:p text:style-name="P247">KU</text:p>
          </table:table-cell>
          <table:table-cell table:style-name="Πίνακας10.A1" office:value-type="string">
            <text:p text:style-name="P312">𐠎</text:p>
          </table:table-cell>
          <table:table-cell table:style-name="Πίνακας10.C15" office:value-type="string">
            <text:p text:style-name="P104">𐠎</text:p>
          </table:table-cell>
          <table:table-cell table:style-name="Πίνακας10.A1" office:value-type="string">
            <text:p text:style-name="P104"/>
          </table:table-cell>
          <table:table-cell table:style-name="Πίνακας10.E15" office:value-type="string">
            <text:p text:style-name="P106">𐠎</text:p>
          </table:table-cell>
          <table:table-cell table:style-name="Πίνακας10.F15" office:value-type="string">
            <text:p text:style-name="P106"/>
          </table:table-cell>
          <table:table-cell table:style-name="Πίνακας10.A1" office:value-type="string">
            <text:p text:style-name="P108">𐠎</text:p>
          </table:table-cell>
          <table:table-cell table:style-name="Πίνακας10.A1" office:value-type="string">
            <text:p text:style-name="P126"/>
          </table:table-cell>
          <table:table-cell table:style-name="Πίνακας10.A1" office:value-type="string">
            <text:p text:style-name="P108"/>
          </table:table-cell>
          <table:table-cell table:style-name="Πίνακας10.J15" office:value-type="string">
            <text:p text:style-name="P110">𐠎</text:p>
          </table:table-cell>
          <table:table-cell table:style-name="Πίνακας10.A1" office:value-type="string">
            <text:p text:style-name="P123"/>
          </table:table-cell>
          <table:table-cell table:style-name="Πίνακας10.L15" office:value-type="string">
            <text:p text:style-name="P110"/>
          </table:table-cell>
          <table:table-cell table:style-name="Πίνακας10.A1" office:value-type="string">
            <text:p text:style-name="P114">𐠎</text:p>
          </table:table-cell>
          <table:table-cell table:style-name="Πίνακας10.A1" office:value-type="string">
            <text:p text:style-name="P127"/>
          </table:table-cell>
          <table:table-cell table:style-name="Πίνακας10.A1" office:value-type="string">
            <text:p text:style-name="P114"/>
          </table:table-cell>
          <table:table-cell table:style-name="Πίνακας10.P15" office:value-type="string">
            <text:p text:style-name="P118">𐠎</text:p>
          </table:table-cell>
          <table:table-cell table:style-name="Πίνακας10.A1" office:value-type="string">
            <text:p text:style-name="P122"/>
          </table:table-cell>
          <table:table-cell table:style-name="Πίνακας10.A1" office:value-type="string">
            <text:p text:style-name="P118"/>
          </table:table-cell>
          <table:table-cell table:style-name="Πίνακας10.S15" office:value-type="string">
            <text:p text:style-name="P118"/>
          </table:table-cell>
          <table:table-cell table:style-name="Πίνακας10.T1" office:value-type="string">
            <text:p text:style-name="P299"/>
          </table:table-cell>
          <table:table-cell table:style-name="Πίνακας10.A1" office:value-type="string">
            <text:p text:style-name="P247">SI</text:p>
          </table:table-cell>
          <table:table-cell table:style-name="Πίνακας10.V15" office:value-type="string">
            <text:p text:style-name="P312">𐠪</text:p>
          </table:table-cell>
          <table:table-cell table:style-name="Πίνακας10.A1" office:value-type="string">
            <text:p text:style-name="P104">𐠪</text:p>
          </table:table-cell>
          <table:table-cell table:style-name="Πίνακας10.A1" office:value-type="string">
            <text:p text:style-name="P105">𐠪</text:p>
          </table:table-cell>
          <table:table-cell table:style-name="Πίνακας10.Y15" office:value-type="string">
            <text:p text:style-name="P106">𐠪</text:p>
          </table:table-cell>
          <table:table-cell table:style-name="Πίνακας10.Z15" office:value-type="string">
            <text:p text:style-name="P106"/>
          </table:table-cell>
          <table:table-cell table:style-name="Πίνακας10.A1" office:value-type="string">
            <text:p text:style-name="P108">𐠪</text:p>
          </table:table-cell>
          <table:table-cell table:style-name="Πίνακας10.A1" office:value-type="string">
            <text:p text:style-name="P129">𐠪</text:p>
          </table:table-cell>
          <table:table-cell table:style-name="Πίνακας10.A1" office:value-type="string">
            <text:p text:style-name="P108"/>
          </table:table-cell>
          <table:table-cell table:style-name="Πίνακας10.d15" office:value-type="string">
            <text:p text:style-name="P110">𐠪</text:p>
          </table:table-cell>
          <table:table-cell table:style-name="Πίνακας10.A1" office:value-type="string">
            <text:p text:style-name="P123">𐠪</text:p>
          </table:table-cell>
          <table:table-cell table:style-name="Πίνακας10.f15" office:value-type="string">
            <text:p text:style-name="P110"/>
          </table:table-cell>
          <table:table-cell table:style-name="Πίνακας10.A1" office:value-type="string">
            <text:p text:style-name="P114">𐠪</text:p>
          </table:table-cell>
          <table:table-cell table:style-name="Πίνακας10.A1" office:value-type="string">
            <text:p text:style-name="P115">𐠪</text:p>
          </table:table-cell>
          <table:table-cell table:style-name="Πίνακας10.A1" office:value-type="string">
            <text:p text:style-name="P116">𐠪</text:p>
          </table:table-cell>
          <table:table-cell table:style-name="Πίνακας10.j15" office:value-type="string">
            <text:p text:style-name="P118">𐠪</text:p>
          </table:table-cell>
          <table:table-cell table:style-name="Πίνακας10.A1" office:value-type="string">
            <text:p text:style-name="P122">𐠪</text:p>
          </table:table-cell>
          <table:table-cell table:style-name="Πίνακας10.A1" office:value-type="string">
            <text:p text:style-name="P118"/>
          </table:table-cell>
          <table:table-cell table:style-name="Πίνακας10.m15" office:value-type="string">
            <text:p text:style-name="P118"/>
          </table:table-cell>
        </table:table-row>
        <table:table-row table:style-name="Πίνακας10.3">
          <table:table-cell table:style-name="Πίνακας10.A1" office:value-type="string">
            <text:p text:style-name="P247">LA</text:p>
          </table:table-cell>
          <table:table-cell table:style-name="Πίνακας10.A1" office:value-type="string">
            <text:p text:style-name="P312">𐠏</text:p>
          </table:table-cell>
          <table:table-cell table:style-name="Πίνακας10.C16" office:value-type="string">
            <text:p text:style-name="P104">𐠏</text:p>
          </table:table-cell>
          <table:table-cell table:style-name="Πίνακας10.A1" office:value-type="string">
            <text:p text:style-name="P104"/>
          </table:table-cell>
          <table:table-cell table:style-name="Πίνακας10.E16" office:value-type="string">
            <text:p text:style-name="P106">𐠏</text:p>
          </table:table-cell>
          <table:table-cell table:style-name="Πίνακας10.F16" office:value-type="string">
            <text:p text:style-name="P106"/>
          </table:table-cell>
          <table:table-cell table:style-name="Πίνακας10.A1" office:value-type="string">
            <text:p text:style-name="P108">𐠏</text:p>
          </table:table-cell>
          <table:table-cell table:style-name="Πίνακας10.A1" office:value-type="string">
            <text:p text:style-name="P126">𐠏</text:p>
          </table:table-cell>
          <table:table-cell table:style-name="Πίνακας10.A1" office:value-type="string">
            <text:p text:style-name="P108"/>
          </table:table-cell>
          <table:table-cell table:style-name="Πίνακας10.J16" office:value-type="string">
            <text:p text:style-name="P110">𐠏</text:p>
          </table:table-cell>
          <table:table-cell table:style-name="Πίνακας10.A1" office:value-type="string">
            <text:p text:style-name="P123"/>
          </table:table-cell>
          <table:table-cell table:style-name="Πίνακας10.L16" office:value-type="string">
            <text:p text:style-name="P110"/>
          </table:table-cell>
          <table:table-cell table:style-name="Πίνακας10.A1" office:value-type="string">
            <text:p text:style-name="P114">𐠏</text:p>
          </table:table-cell>
          <table:table-cell table:style-name="Πίνακας10.A1" office:value-type="string">
            <text:p text:style-name="P127"/>
          </table:table-cell>
          <table:table-cell table:style-name="Πίνακας10.A1" office:value-type="string">
            <text:p text:style-name="P114"/>
          </table:table-cell>
          <table:table-cell table:style-name="Πίνακας10.P16" office:value-type="string">
            <text:p text:style-name="P118">𐠏</text:p>
          </table:table-cell>
          <table:table-cell table:style-name="Πίνακας10.A1" office:value-type="string">
            <text:p text:style-name="P122"/>
          </table:table-cell>
          <table:table-cell table:style-name="Πίνακας10.A1" office:value-type="string">
            <text:p text:style-name="P118"/>
          </table:table-cell>
          <table:table-cell table:style-name="Πίνακας10.S16" office:value-type="string">
            <text:p text:style-name="P118"/>
          </table:table-cell>
          <table:table-cell table:style-name="Πίνακας10.T1" office:value-type="string">
            <text:p text:style-name="P299"/>
          </table:table-cell>
          <table:table-cell table:style-name="Πίνακας10.A1" office:value-type="string">
            <text:p text:style-name="P247">SO</text:p>
          </table:table-cell>
          <table:table-cell table:style-name="Πίνακας10.V16" office:value-type="string">
            <text:p text:style-name="P312">𐠫</text:p>
          </table:table-cell>
          <table:table-cell table:style-name="Πίνακας10.A1" office:value-type="string">
            <text:p text:style-name="P104">𐠫</text:p>
          </table:table-cell>
          <table:table-cell table:style-name="Πίνακας10.A1" office:value-type="string">
            <text:p text:style-name="P104"/>
          </table:table-cell>
          <table:table-cell table:style-name="Πίνακας10.Y16" office:value-type="string">
            <text:p text:style-name="P106"/>
          </table:table-cell>
          <table:table-cell table:style-name="Πίνακας10.Z16" office:value-type="string">
            <text:p text:style-name="P106"/>
          </table:table-cell>
          <table:table-cell table:style-name="Πίνακας10.A1" office:value-type="string">
            <text:p text:style-name="P108">𐠫</text:p>
          </table:table-cell>
          <table:table-cell table:style-name="Πίνακας10.A1" office:value-type="string">
            <text:p text:style-name="P129">𐠫</text:p>
          </table:table-cell>
          <table:table-cell table:style-name="Πίνακας10.A1" office:value-type="string">
            <text:p text:style-name="P108"/>
          </table:table-cell>
          <table:table-cell table:style-name="Πίνακας10.d16" office:value-type="string">
            <text:p text:style-name="P110"/>
          </table:table-cell>
          <table:table-cell table:style-name="Πίνακας10.A1" office:value-type="string">
            <text:p text:style-name="P123"/>
          </table:table-cell>
          <table:table-cell table:style-name="Πίνακας10.f16" office:value-type="string">
            <text:p text:style-name="P110"/>
          </table:table-cell>
          <table:table-cell table:style-name="Πίνακας10.A1" office:value-type="string">
            <text:p text:style-name="P114">𐠫</text:p>
          </table:table-cell>
          <table:table-cell table:style-name="Πίνακας10.A1" office:value-type="string">
            <text:p text:style-name="P127">𐠫</text:p>
          </table:table-cell>
          <table:table-cell table:style-name="Πίνακας10.A1" office:value-type="string">
            <text:p text:style-name="P114"/>
          </table:table-cell>
          <table:table-cell table:style-name="Πίνακας10.j16" office:value-type="string">
            <text:p text:style-name="P118"/>
          </table:table-cell>
          <table:table-cell table:style-name="Πίνακας10.A1" office:value-type="string">
            <text:p text:style-name="P122"/>
          </table:table-cell>
          <table:table-cell table:style-name="Πίνακας10.A1" office:value-type="string">
            <text:p text:style-name="P118"/>
          </table:table-cell>
          <table:table-cell table:style-name="Πίνακας10.m16" office:value-type="string">
            <text:p text:style-name="P118"/>
          </table:table-cell>
        </table:table-row>
        <table:table-row table:style-name="Πίνακας10.3">
          <table:table-cell table:style-name="Πίνακας10.A1" office:value-type="string">
            <text:p text:style-name="P247">LE</text:p>
          </table:table-cell>
          <table:table-cell table:style-name="Πίνακας10.A1" office:value-type="string">
            <text:p text:style-name="P312">𐠐</text:p>
          </table:table-cell>
          <table:table-cell table:style-name="Πίνακας10.C17" office:value-type="string">
            <text:p text:style-name="P104">𐠐</text:p>
          </table:table-cell>
          <table:table-cell table:style-name="Πίνακας10.A1" office:value-type="string">
            <text:p text:style-name="P104"/>
          </table:table-cell>
          <table:table-cell table:style-name="Πίνακας10.E17" office:value-type="string">
            <text:p text:style-name="P106"/>
          </table:table-cell>
          <table:table-cell table:style-name="Πίνακας10.F17" office:value-type="string">
            <text:p text:style-name="P106"/>
          </table:table-cell>
          <table:table-cell table:style-name="Πίνακας10.A1" office:value-type="string">
            <text:p text:style-name="P108">𐠐</text:p>
          </table:table-cell>
          <table:table-cell table:style-name="Πίνακας10.A1" office:value-type="string">
            <text:p text:style-name="P126">𐠐</text:p>
          </table:table-cell>
          <table:table-cell table:style-name="Πίνακας10.A1" office:value-type="string">
            <text:p text:style-name="P108"/>
          </table:table-cell>
          <table:table-cell table:style-name="Πίνακας10.J17" office:value-type="string">
            <text:p text:style-name="P110">𐠐</text:p>
          </table:table-cell>
          <table:table-cell table:style-name="Πίνακας10.A1" office:value-type="string">
            <text:p text:style-name="P123">𐠐</text:p>
          </table:table-cell>
          <table:table-cell table:style-name="Πίνακας10.L17" office:value-type="string">
            <text:p text:style-name="P110"/>
          </table:table-cell>
          <table:table-cell table:style-name="Πίνακας10.A1" office:value-type="string">
            <text:p text:style-name="P114">𐠐</text:p>
          </table:table-cell>
          <table:table-cell table:style-name="Πίνακας10.A1" office:value-type="string">
            <text:p text:style-name="P127">𐠐</text:p>
          </table:table-cell>
          <table:table-cell table:style-name="Πίνακας10.A1" office:value-type="string">
            <text:p text:style-name="P114"/>
          </table:table-cell>
          <table:table-cell table:style-name="Πίνακας10.P17" office:value-type="string">
            <text:p text:style-name="P118">𐠐</text:p>
          </table:table-cell>
          <table:table-cell table:style-name="Πίνακας10.A1" office:value-type="string">
            <text:p text:style-name="P122"/>
          </table:table-cell>
          <table:table-cell table:style-name="Πίνακας10.A1" office:value-type="string">
            <text:p text:style-name="P118"/>
          </table:table-cell>
          <table:table-cell table:style-name="Πίνακας10.S17" office:value-type="string">
            <text:p text:style-name="P118"/>
          </table:table-cell>
          <table:table-cell table:style-name="Πίνακας10.T1" office:value-type="string">
            <text:p text:style-name="P299"/>
          </table:table-cell>
          <table:table-cell table:style-name="Πίνακας10.A1" office:value-type="string">
            <text:p text:style-name="P247">SU</text:p>
          </table:table-cell>
          <table:table-cell table:style-name="Πίνακας10.V17" office:value-type="string">
            <text:p text:style-name="P312">𐠬</text:p>
          </table:table-cell>
          <table:table-cell table:style-name="Πίνακας10.A1" office:value-type="string">
            <text:p text:style-name="P104">𐠬</text:p>
          </table:table-cell>
          <table:table-cell table:style-name="Πίνακας10.A1" office:value-type="string">
            <text:p text:style-name="P104"/>
          </table:table-cell>
          <table:table-cell table:style-name="Πίνακας10.Y17" office:value-type="string">
            <text:p text:style-name="P106">𐠬</text:p>
          </table:table-cell>
          <table:table-cell table:style-name="Πίνακας10.Z17" office:value-type="string">
            <text:p text:style-name="P106"/>
          </table:table-cell>
          <table:table-cell table:style-name="Πίνακας10.A1" office:value-type="string">
            <text:p text:style-name="P108">𐠬</text:p>
          </table:table-cell>
          <table:table-cell table:style-name="Πίνακας10.A1" office:value-type="string">
            <text:p text:style-name="P129">𐠬</text:p>
          </table:table-cell>
          <table:table-cell table:style-name="Πίνακας10.A1" office:value-type="string">
            <text:p text:style-name="P108"/>
          </table:table-cell>
          <table:table-cell table:style-name="Πίνακας10.d17" office:value-type="string">
            <text:p text:style-name="P110">𐠬</text:p>
          </table:table-cell>
          <table:table-cell table:style-name="Πίνακας10.A1" office:value-type="string">
            <text:p text:style-name="P123"/>
          </table:table-cell>
          <table:table-cell table:style-name="Πίνακας10.f17" office:value-type="string">
            <text:p text:style-name="P110"/>
          </table:table-cell>
          <table:table-cell table:style-name="Πίνακας10.A1" office:value-type="string">
            <text:p text:style-name="P114"/>
          </table:table-cell>
          <table:table-cell table:style-name="Πίνακας10.A1" office:value-type="string">
            <text:p text:style-name="P127"/>
          </table:table-cell>
          <table:table-cell table:style-name="Πίνακας10.A1" office:value-type="string">
            <text:p text:style-name="P114"/>
          </table:table-cell>
          <table:table-cell table:style-name="Πίνακας10.j17" office:value-type="string">
            <text:p text:style-name="P118"/>
          </table:table-cell>
          <table:table-cell table:style-name="Πίνακας10.A1" office:value-type="string">
            <text:p text:style-name="P122"/>
          </table:table-cell>
          <table:table-cell table:style-name="Πίνακας10.A1" office:value-type="string">
            <text:p text:style-name="P118"/>
          </table:table-cell>
          <table:table-cell table:style-name="Πίνακας10.m17" office:value-type="string">
            <text:p text:style-name="P118"/>
          </table:table-cell>
        </table:table-row>
        <table:table-row table:style-name="Πίνακας10.3">
          <table:table-cell table:style-name="Πίνακας10.A1" office:value-type="string">
            <text:p text:style-name="P247">LI</text:p>
          </table:table-cell>
          <table:table-cell table:style-name="Πίνακας10.A1" office:value-type="string">
            <text:p text:style-name="P312">𐠑</text:p>
          </table:table-cell>
          <table:table-cell table:style-name="Πίνακας10.C18" office:value-type="string">
            <text:p text:style-name="P104">𐠑</text:p>
          </table:table-cell>
          <table:table-cell table:style-name="Πίνακας10.A1" office:value-type="string">
            <text:p text:style-name="P104"/>
          </table:table-cell>
          <table:table-cell table:style-name="Πίνακας10.E18" office:value-type="string">
            <text:p text:style-name="P106"/>
          </table:table-cell>
          <table:table-cell table:style-name="Πίνακας10.F18" office:value-type="string">
            <text:p text:style-name="P106"/>
          </table:table-cell>
          <table:table-cell table:style-name="Πίνακας10.A1" office:value-type="string">
            <text:p text:style-name="P108">𐠑</text:p>
          </table:table-cell>
          <table:table-cell table:style-name="Πίνακας10.A1" office:value-type="string">
            <text:p text:style-name="P126"/>
          </table:table-cell>
          <table:table-cell table:style-name="Πίνακας10.A1" office:value-type="string">
            <text:p text:style-name="P108"/>
          </table:table-cell>
          <table:table-cell table:style-name="Πίνακας10.J18" office:value-type="string">
            <text:p text:style-name="P110"/>
          </table:table-cell>
          <table:table-cell table:style-name="Πίνακας10.A1" office:value-type="string">
            <text:p text:style-name="P110"/>
          </table:table-cell>
          <table:table-cell table:style-name="Πίνακας10.L18" office:value-type="string">
            <text:p text:style-name="P110"/>
          </table:table-cell>
          <table:table-cell table:style-name="Πίνακας10.A1" office:value-type="string">
            <text:p text:style-name="P114"/>
          </table:table-cell>
          <table:table-cell table:style-name="Πίνακας10.A1" office:value-type="string">
            <text:p text:style-name="P127"/>
          </table:table-cell>
          <table:table-cell table:style-name="Πίνακας10.A1" office:value-type="string">
            <text:p text:style-name="P114"/>
          </table:table-cell>
          <table:table-cell table:style-name="Πίνακας10.P18" office:value-type="string">
            <text:p text:style-name="P118"/>
          </table:table-cell>
          <table:table-cell table:style-name="Πίνακας10.A1" office:value-type="string">
            <text:p text:style-name="P122"/>
          </table:table-cell>
          <table:table-cell table:style-name="Πίνακας10.A1" office:value-type="string">
            <text:p text:style-name="P118"/>
          </table:table-cell>
          <table:table-cell table:style-name="Πίνακας10.S18" office:value-type="string">
            <text:p text:style-name="P118"/>
          </table:table-cell>
          <table:table-cell table:style-name="Πίνακας10.T1" office:value-type="string">
            <text:p text:style-name="P299"/>
          </table:table-cell>
          <table:table-cell table:style-name="Πίνακας10.A1" office:value-type="string">
            <text:p text:style-name="P247">TA</text:p>
          </table:table-cell>
          <table:table-cell table:style-name="Πίνακας10.V18" office:value-type="string">
            <text:p text:style-name="P312">𐠭</text:p>
          </table:table-cell>
          <table:table-cell table:style-name="Πίνακας10.A1" office:value-type="string">
            <text:p text:style-name="P104">𐠭</text:p>
          </table:table-cell>
          <table:table-cell table:style-name="Πίνακας10.A1" office:value-type="string">
            <text:p text:style-name="P104"/>
          </table:table-cell>
          <table:table-cell table:style-name="Πίνακας10.Y18" office:value-type="string">
            <text:p text:style-name="P106">𐠭</text:p>
          </table:table-cell>
          <table:table-cell table:style-name="Πίνακας10.Z18" office:value-type="string">
            <text:p text:style-name="P106"/>
          </table:table-cell>
          <table:table-cell table:style-name="Πίνακας10.A1" office:value-type="string">
            <text:p text:style-name="P108">𐠭</text:p>
          </table:table-cell>
          <table:table-cell table:style-name="Πίνακας10.A1" office:value-type="string">
            <text:p text:style-name="P129"/>
          </table:table-cell>
          <table:table-cell table:style-name="Πίνακας10.A1" office:value-type="string">
            <text:p text:style-name="P108"/>
          </table:table-cell>
          <table:table-cell table:style-name="Πίνακας10.d18" office:value-type="string">
            <text:p text:style-name="P110">𐠭</text:p>
          </table:table-cell>
          <table:table-cell table:style-name="Πίνακας10.A1" office:value-type="string">
            <text:p text:style-name="P123">𐠭</text:p>
          </table:table-cell>
          <table:table-cell table:style-name="Πίνακας10.f18" office:value-type="string">
            <text:p text:style-name="P110"/>
          </table:table-cell>
          <table:table-cell table:style-name="Πίνακας10.A1" office:value-type="string">
            <text:p text:style-name="P114">𐠭</text:p>
          </table:table-cell>
          <table:table-cell table:style-name="Πίνακας10.A1" office:value-type="string">
            <text:p text:style-name="P127"/>
          </table:table-cell>
          <table:table-cell table:style-name="Πίνακας10.A1" office:value-type="string">
            <text:p text:style-name="P114"/>
          </table:table-cell>
          <table:table-cell table:style-name="Πίνακας10.j18" office:value-type="string">
            <text:p text:style-name="P118">𐠭</text:p>
          </table:table-cell>
          <table:table-cell table:style-name="Πίνακας10.A1" office:value-type="string">
            <text:p text:style-name="P122"/>
          </table:table-cell>
          <table:table-cell table:style-name="Πίνακας10.A1" office:value-type="string">
            <text:p text:style-name="P118"/>
          </table:table-cell>
          <table:table-cell table:style-name="Πίνακας10.m18" office:value-type="string">
            <text:p text:style-name="P118"/>
          </table:table-cell>
        </table:table-row>
        <table:table-row table:style-name="Πίνακας10.3">
          <table:table-cell table:style-name="Πίνακας10.A1" office:value-type="string">
            <text:p text:style-name="P247">LO</text:p>
          </table:table-cell>
          <table:table-cell table:style-name="Πίνακας10.A1" office:value-type="string">
            <text:p text:style-name="P312">𐠒</text:p>
          </table:table-cell>
          <table:table-cell table:style-name="Πίνακας10.C19" office:value-type="string">
            <text:p text:style-name="P104">𐠒</text:p>
          </table:table-cell>
          <table:table-cell table:style-name="Πίνακας10.A1" office:value-type="string">
            <text:p text:style-name="P104"/>
          </table:table-cell>
          <table:table-cell table:style-name="Πίνακας10.E19" office:value-type="string">
            <text:p text:style-name="P106">𐠒</text:p>
          </table:table-cell>
          <table:table-cell table:style-name="Πίνακας10.F19" office:value-type="string">
            <text:p text:style-name="P106"/>
          </table:table-cell>
          <table:table-cell table:style-name="Πίνακας10.A1" office:value-type="string">
            <text:p text:style-name="P108">𐠒</text:p>
          </table:table-cell>
          <table:table-cell table:style-name="Πίνακας10.A1" office:value-type="string">
            <text:p text:style-name="P126"/>
          </table:table-cell>
          <table:table-cell table:style-name="Πίνακας10.A1" office:value-type="string">
            <text:p text:style-name="P108"/>
          </table:table-cell>
          <table:table-cell table:style-name="Πίνακας10.J19" office:value-type="string">
            <text:p text:style-name="P110">𐠒</text:p>
          </table:table-cell>
          <table:table-cell table:style-name="Πίνακας10.A1" office:value-type="string">
            <text:p text:style-name="P110"/>
          </table:table-cell>
          <table:table-cell table:style-name="Πίνακας10.L19" office:value-type="string">
            <text:p text:style-name="P110"/>
          </table:table-cell>
          <table:table-cell table:style-name="Πίνακας10.A1" office:value-type="string">
            <text:p text:style-name="P114">𐠒</text:p>
          </table:table-cell>
          <table:table-cell table:style-name="Πίνακας10.A1" office:value-type="string">
            <text:p text:style-name="P127"/>
          </table:table-cell>
          <table:table-cell table:style-name="Πίνακας10.A1" office:value-type="string">
            <text:p text:style-name="P114"/>
          </table:table-cell>
          <table:table-cell table:style-name="Πίνακας10.P19" office:value-type="string">
            <text:p text:style-name="P118"/>
          </table:table-cell>
          <table:table-cell table:style-name="Πίνακας10.A1" office:value-type="string">
            <text:p text:style-name="P122"/>
          </table:table-cell>
          <table:table-cell table:style-name="Πίνακας10.A1" office:value-type="string">
            <text:p text:style-name="P118"/>
          </table:table-cell>
          <table:table-cell table:style-name="Πίνακας10.S19" office:value-type="string">
            <text:p text:style-name="P118"/>
          </table:table-cell>
          <table:table-cell table:style-name="Πίνακας10.T1" office:value-type="string">
            <text:p text:style-name="P299"/>
          </table:table-cell>
          <table:table-cell table:style-name="Πίνακας10.A1" office:value-type="string">
            <text:p text:style-name="P247">TE</text:p>
          </table:table-cell>
          <table:table-cell table:style-name="Πίνακας10.V19" office:value-type="string">
            <text:p text:style-name="P312">𐠮</text:p>
          </table:table-cell>
          <table:table-cell table:style-name="Πίνακας10.A1" office:value-type="string">
            <text:p text:style-name="P104">𐠮</text:p>
          </table:table-cell>
          <table:table-cell table:style-name="Πίνακας10.A1" office:value-type="string">
            <text:p text:style-name="P104"/>
          </table:table-cell>
          <table:table-cell table:style-name="Πίνακας10.Y19" office:value-type="string">
            <text:p text:style-name="P106">𐠮</text:p>
          </table:table-cell>
          <table:table-cell table:style-name="Πίνακας10.Z19" office:value-type="string">
            <text:p text:style-name="P106"/>
          </table:table-cell>
          <table:table-cell table:style-name="Πίνακας10.A1" office:value-type="string">
            <text:p text:style-name="P108">𐠮</text:p>
          </table:table-cell>
          <table:table-cell table:style-name="Πίνακας10.A1" office:value-type="string">
            <text:p text:style-name="P129"/>
          </table:table-cell>
          <table:table-cell table:style-name="Πίνακας10.A1" office:value-type="string">
            <text:p text:style-name="P108"/>
          </table:table-cell>
          <table:table-cell table:style-name="Πίνακας10.d19" office:value-type="string">
            <text:p text:style-name="P110">𐠮</text:p>
          </table:table-cell>
          <table:table-cell table:style-name="Πίνακας10.A1" office:value-type="string">
            <text:p text:style-name="P123"/>
          </table:table-cell>
          <table:table-cell table:style-name="Πίνακας10.f19" office:value-type="string">
            <text:p text:style-name="P110"/>
          </table:table-cell>
          <table:table-cell table:style-name="Πίνακας10.A1" office:value-type="string">
            <text:p text:style-name="P114">𐠮</text:p>
          </table:table-cell>
          <table:table-cell table:style-name="Πίνακας10.A1" office:value-type="string">
            <text:p text:style-name="P127">𐠮</text:p>
          </table:table-cell>
          <table:table-cell table:style-name="Πίνακας10.A1" office:value-type="string">
            <text:p text:style-name="P114"/>
          </table:table-cell>
          <table:table-cell table:style-name="Πίνακας10.j19" office:value-type="string">
            <text:p text:style-name="P118">𐠮</text:p>
          </table:table-cell>
          <table:table-cell table:style-name="Πίνακας10.A1" office:value-type="string">
            <text:p text:style-name="P122">𐠮</text:p>
          </table:table-cell>
          <table:table-cell table:style-name="Πίνακας10.A1" office:value-type="string">
            <text:p text:style-name="P118"/>
          </table:table-cell>
          <table:table-cell table:style-name="Πίνακας10.m19" office:value-type="string">
            <text:p text:style-name="P118"/>
          </table:table-cell>
        </table:table-row>
        <table:table-row table:style-name="Πίνακας10.3">
          <table:table-cell table:style-name="Πίνακας10.A1" office:value-type="string">
            <text:p text:style-name="P247">LU</text:p>
          </table:table-cell>
          <table:table-cell table:style-name="Πίνακας10.A1" office:value-type="string">
            <text:p text:style-name="P312">𐠓</text:p>
          </table:table-cell>
          <table:table-cell table:style-name="Πίνακας10.C20" office:value-type="string">
            <text:p text:style-name="P104">𐠓</text:p>
          </table:table-cell>
          <table:table-cell table:style-name="Πίνακας10.A1" office:value-type="string">
            <text:p text:style-name="P104"/>
          </table:table-cell>
          <table:table-cell table:style-name="Πίνακας10.E20" office:value-type="string">
            <text:p text:style-name="P106"/>
          </table:table-cell>
          <table:table-cell table:style-name="Πίνακας10.F20" office:value-type="string">
            <text:p text:style-name="P106"/>
          </table:table-cell>
          <table:table-cell table:style-name="Πίνακας10.A1" office:value-type="string">
            <text:p text:style-name="P108">𐠓</text:p>
          </table:table-cell>
          <table:table-cell table:style-name="Πίνακας10.A1" office:value-type="string">
            <text:p text:style-name="P126"/>
          </table:table-cell>
          <table:table-cell table:style-name="Πίνακας10.A1" office:value-type="string">
            <text:p text:style-name="P108"/>
          </table:table-cell>
          <table:table-cell table:style-name="Πίνακας10.J20" office:value-type="string">
            <text:p text:style-name="P110"/>
          </table:table-cell>
          <table:table-cell table:style-name="Πίνακας10.A1" office:value-type="string">
            <text:p text:style-name="P110"/>
          </table:table-cell>
          <table:table-cell table:style-name="Πίνακας10.L20" office:value-type="string">
            <text:p text:style-name="P110"/>
          </table:table-cell>
          <table:table-cell table:style-name="Πίνακας10.A1" office:value-type="string">
            <text:p text:style-name="P114"/>
          </table:table-cell>
          <table:table-cell table:style-name="Πίνακας10.A1" office:value-type="string">
            <text:p text:style-name="P127"/>
          </table:table-cell>
          <table:table-cell table:style-name="Πίνακας10.A1" office:value-type="string">
            <text:p text:style-name="P114"/>
          </table:table-cell>
          <table:table-cell table:style-name="Πίνακας10.P20" office:value-type="string">
            <text:p text:style-name="P118"/>
          </table:table-cell>
          <table:table-cell table:style-name="Πίνακας10.A1" office:value-type="string">
            <text:p text:style-name="P122"/>
          </table:table-cell>
          <table:table-cell table:style-name="Πίνακας10.A1" office:value-type="string">
            <text:p text:style-name="P118"/>
          </table:table-cell>
          <table:table-cell table:style-name="Πίνακας10.S20" office:value-type="string">
            <text:p text:style-name="P118"/>
          </table:table-cell>
          <table:table-cell table:style-name="Πίνακας10.T1" office:value-type="string">
            <text:p text:style-name="P299"/>
          </table:table-cell>
          <table:table-cell table:style-name="Πίνακας10.A1" office:value-type="string">
            <text:p text:style-name="P247">TI</text:p>
          </table:table-cell>
          <table:table-cell table:style-name="Πίνακας10.V20" office:value-type="string">
            <text:p text:style-name="P312">𐠯</text:p>
          </table:table-cell>
          <table:table-cell table:style-name="Πίνακας10.A1" office:value-type="string">
            <text:p text:style-name="P104">𐠯</text:p>
          </table:table-cell>
          <table:table-cell table:style-name="Πίνακας10.A1" office:value-type="string">
            <text:p text:style-name="P104"/>
          </table:table-cell>
          <table:table-cell table:style-name="Πίνακας10.Y20" office:value-type="string">
            <text:p text:style-name="P106">𐠯</text:p>
          </table:table-cell>
          <table:table-cell table:style-name="Πίνακας10.Z20" office:value-type="string">
            <text:p text:style-name="P106"/>
          </table:table-cell>
          <table:table-cell table:style-name="Πίνακας10.A1" office:value-type="string">
            <text:p text:style-name="P108">𐠯</text:p>
          </table:table-cell>
          <table:table-cell table:style-name="Πίνακας10.A1" office:value-type="string">
            <text:p text:style-name="P129">𐠯</text:p>
          </table:table-cell>
          <table:table-cell table:style-name="Πίνακας10.A1" office:value-type="string">
            <text:p text:style-name="P108"/>
          </table:table-cell>
          <table:table-cell table:style-name="Πίνακας10.d20" office:value-type="string">
            <text:p text:style-name="P110">𐠯</text:p>
          </table:table-cell>
          <table:table-cell table:style-name="Πίνακας10.A1" office:value-type="string">
            <text:p text:style-name="P123"/>
          </table:table-cell>
          <table:table-cell table:style-name="Πίνακας10.f20" office:value-type="string">
            <text:p text:style-name="P110"/>
          </table:table-cell>
          <table:table-cell table:style-name="Πίνακας10.A1" office:value-type="string">
            <text:p text:style-name="P114">𐠯</text:p>
          </table:table-cell>
          <table:table-cell table:style-name="Πίνακας10.A1" office:value-type="string">
            <text:p text:style-name="P127">𐠯</text:p>
          </table:table-cell>
          <table:table-cell table:style-name="Πίνακας10.A1" office:value-type="string">
            <text:p text:style-name="P114"/>
          </table:table-cell>
          <table:table-cell table:style-name="Πίνακας10.j20" office:value-type="string">
            <text:p text:style-name="P118"/>
          </table:table-cell>
          <table:table-cell table:style-name="Πίνακας10.A1" office:value-type="string">
            <text:p text:style-name="P118"/>
          </table:table-cell>
          <table:table-cell table:style-name="Πίνακας10.A1" office:value-type="string">
            <text:p text:style-name="P118"/>
          </table:table-cell>
          <table:table-cell table:style-name="Πίνακας10.m20" office:value-type="string">
            <text:p text:style-name="P118"/>
          </table:table-cell>
        </table:table-row>
        <table:table-row table:style-name="Πίνακας10.3">
          <table:table-cell table:style-name="Πίνακας10.A1" office:value-type="string">
            <text:p text:style-name="P247">MA</text:p>
          </table:table-cell>
          <table:table-cell table:style-name="Πίνακας10.A1" office:value-type="string">
            <text:p text:style-name="P312">𐠔</text:p>
          </table:table-cell>
          <table:table-cell table:style-name="Πίνακας10.C21" office:value-type="string">
            <text:p text:style-name="P104">𐠔</text:p>
          </table:table-cell>
          <table:table-cell table:style-name="Πίνακας10.A1" office:value-type="string">
            <text:p text:style-name="P104"/>
          </table:table-cell>
          <table:table-cell table:style-name="Πίνακας10.E21" office:value-type="string">
            <text:p text:style-name="P106">𐠔</text:p>
          </table:table-cell>
          <table:table-cell table:style-name="Πίνακας10.F21" office:value-type="string">
            <text:p text:style-name="P106"/>
          </table:table-cell>
          <table:table-cell table:style-name="Πίνακας10.A1" office:value-type="string">
            <text:p text:style-name="P108">𐠔</text:p>
          </table:table-cell>
          <table:table-cell table:style-name="Πίνακας10.A1" office:value-type="string">
            <text:p text:style-name="P126">𐠔</text:p>
          </table:table-cell>
          <table:table-cell table:style-name="Πίνακας10.A1" office:value-type="string">
            <text:p text:style-name="P108"/>
          </table:table-cell>
          <table:table-cell table:style-name="Πίνακας10.J21" office:value-type="string">
            <text:p text:style-name="P110">𐠔</text:p>
          </table:table-cell>
          <table:table-cell table:style-name="Πίνακας10.A1" office:value-type="string">
            <text:p text:style-name="P110"/>
          </table:table-cell>
          <table:table-cell table:style-name="Πίνακας10.L21" office:value-type="string">
            <text:p text:style-name="P110"/>
          </table:table-cell>
          <table:table-cell table:style-name="Πίνακας10.A1" office:value-type="string">
            <text:p text:style-name="P114">𐠔</text:p>
          </table:table-cell>
          <table:table-cell table:style-name="Πίνακας10.A1" office:value-type="string">
            <text:p text:style-name="P127">𐠔</text:p>
          </table:table-cell>
          <table:table-cell table:style-name="Πίνακας10.A1" office:value-type="string">
            <text:p text:style-name="P114"/>
          </table:table-cell>
          <table:table-cell table:style-name="Πίνακας10.P21" office:value-type="string">
            <text:p text:style-name="P118">𐠔</text:p>
          </table:table-cell>
          <table:table-cell table:style-name="Πίνακας10.A1" office:value-type="string">
            <text:p text:style-name="P122"/>
          </table:table-cell>
          <table:table-cell table:style-name="Πίνακας10.A1" office:value-type="string">
            <text:p text:style-name="P118"/>
          </table:table-cell>
          <table:table-cell table:style-name="Πίνακας10.S21" office:value-type="string">
            <text:p text:style-name="P118"/>
          </table:table-cell>
          <table:table-cell table:style-name="Πίνακας10.T1" office:value-type="string">
            <text:p text:style-name="P299"/>
          </table:table-cell>
          <table:table-cell table:style-name="Πίνακας10.A1" office:value-type="string">
            <text:p text:style-name="P247">TO</text:p>
          </table:table-cell>
          <table:table-cell table:style-name="Πίνακας10.V21" office:value-type="string">
            <text:p text:style-name="P312">𐠰</text:p>
          </table:table-cell>
          <table:table-cell table:style-name="Πίνακας10.A1" office:value-type="string">
            <text:p text:style-name="P104">𐠰</text:p>
          </table:table-cell>
          <table:table-cell table:style-name="Πίνακας10.A1" office:value-type="string">
            <text:p text:style-name="P104"/>
          </table:table-cell>
          <table:table-cell table:style-name="Πίνακας10.Y21" office:value-type="string">
            <text:p text:style-name="P106">𐠰</text:p>
          </table:table-cell>
          <table:table-cell table:style-name="Πίνακας10.Z21" office:value-type="string">
            <text:p text:style-name="P106"/>
          </table:table-cell>
          <table:table-cell table:style-name="Πίνακας10.A1" office:value-type="string">
            <text:p text:style-name="P108">𐠰</text:p>
          </table:table-cell>
          <table:table-cell table:style-name="Πίνακας10.A1" office:value-type="string">
            <text:p text:style-name="P129"/>
          </table:table-cell>
          <table:table-cell table:style-name="Πίνακας10.A1" office:value-type="string">
            <text:p text:style-name="P108"/>
          </table:table-cell>
          <table:table-cell table:style-name="Πίνακας10.d21" office:value-type="string">
            <text:p text:style-name="P110">𐠰</text:p>
          </table:table-cell>
          <table:table-cell table:style-name="Πίνακας10.A1" office:value-type="string">
            <text:p text:style-name="P123">𐠰</text:p>
          </table:table-cell>
          <table:table-cell table:style-name="Πίνακας10.f21" office:value-type="string">
            <text:p text:style-name="P110"/>
          </table:table-cell>
          <table:table-cell table:style-name="Πίνακας10.A1" office:value-type="string">
            <text:p text:style-name="P114">𐠰</text:p>
          </table:table-cell>
          <table:table-cell table:style-name="Πίνακας10.A1" office:value-type="string">
            <text:p text:style-name="P127">𐠰</text:p>
          </table:table-cell>
          <table:table-cell table:style-name="Πίνακας10.A1" office:value-type="string">
            <text:p text:style-name="P114"/>
          </table:table-cell>
          <table:table-cell table:style-name="Πίνακας10.j21" office:value-type="string">
            <text:p text:style-name="P118">𐠰</text:p>
          </table:table-cell>
          <table:table-cell table:style-name="Πίνακας10.A1" office:value-type="string">
            <text:p text:style-name="P119">𐠰</text:p>
          </table:table-cell>
          <table:table-cell table:style-name="Πίνακας10.A1" office:value-type="string">
            <text:p text:style-name="P120">𐠰</text:p>
          </table:table-cell>
          <table:table-cell table:style-name="Πίνακας10.m21" office:value-type="string">
            <text:p text:style-name="P121">𐠰</text:p>
          </table:table-cell>
        </table:table-row>
        <table:table-row table:style-name="Πίνακας10.3">
          <table:table-cell table:style-name="Πίνακας10.A1" office:value-type="string">
            <text:p text:style-name="P247">ME</text:p>
          </table:table-cell>
          <table:table-cell table:style-name="Πίνακας10.A1" office:value-type="string">
            <text:p text:style-name="P312">𐠕</text:p>
          </table:table-cell>
          <table:table-cell table:style-name="Πίνακας10.C22" office:value-type="string">
            <text:p text:style-name="P104">𐠕</text:p>
          </table:table-cell>
          <table:table-cell table:style-name="Πίνακας10.A1" office:value-type="string">
            <text:p text:style-name="P104"/>
          </table:table-cell>
          <table:table-cell table:style-name="Πίνακας10.E22" office:value-type="string">
            <text:p text:style-name="P106"/>
          </table:table-cell>
          <table:table-cell table:style-name="Πίνακας10.F22" office:value-type="string">
            <text:p text:style-name="P106"/>
          </table:table-cell>
          <table:table-cell table:style-name="Πίνακας10.A1" office:value-type="string">
            <text:p text:style-name="P108"/>
          </table:table-cell>
          <table:table-cell table:style-name="Πίνακας10.A1" office:value-type="string">
            <text:p text:style-name="P126"/>
          </table:table-cell>
          <table:table-cell table:style-name="Πίνακας10.A1" office:value-type="string">
            <text:p text:style-name="P108"/>
          </table:table-cell>
          <table:table-cell table:style-name="Πίνακας10.J22" office:value-type="string">
            <text:p text:style-name="P110">𐠕</text:p>
          </table:table-cell>
          <table:table-cell table:style-name="Πίνακας10.A1" office:value-type="string">
            <text:p text:style-name="P110"/>
          </table:table-cell>
          <table:table-cell table:style-name="Πίνακας10.L22" office:value-type="string">
            <text:p text:style-name="P110"/>
          </table:table-cell>
          <table:table-cell table:style-name="Πίνακας10.A1" office:value-type="string">
            <text:p text:style-name="P114">𐠕</text:p>
          </table:table-cell>
          <table:table-cell table:style-name="Πίνακας10.A1" office:value-type="string">
            <text:p text:style-name="P127"/>
          </table:table-cell>
          <table:table-cell table:style-name="Πίνακας10.A1" office:value-type="string">
            <text:p text:style-name="P114"/>
          </table:table-cell>
          <table:table-cell table:style-name="Πίνακας10.P22" office:value-type="string">
            <text:p text:style-name="P118"/>
          </table:table-cell>
          <table:table-cell table:style-name="Πίνακας10.A1" office:value-type="string">
            <text:p text:style-name="P122"/>
          </table:table-cell>
          <table:table-cell table:style-name="Πίνακας10.A1" office:value-type="string">
            <text:p text:style-name="P118"/>
          </table:table-cell>
          <table:table-cell table:style-name="Πίνακας10.S22" office:value-type="string">
            <text:p text:style-name="P118"/>
          </table:table-cell>
          <table:table-cell table:style-name="Πίνακας10.T1" office:value-type="string">
            <text:p text:style-name="P299"/>
          </table:table-cell>
          <table:table-cell table:style-name="Πίνακας10.A1" office:value-type="string">
            <text:p text:style-name="P247">TU</text:p>
          </table:table-cell>
          <table:table-cell table:style-name="Πίνακας10.V22" office:value-type="string">
            <text:p text:style-name="P312">𐠱</text:p>
          </table:table-cell>
          <table:table-cell table:style-name="Πίνακας10.A1" office:value-type="string">
            <text:p text:style-name="P104">𐠱</text:p>
          </table:table-cell>
          <table:table-cell table:style-name="Πίνακας10.A1" office:value-type="string">
            <text:p text:style-name="P104"/>
          </table:table-cell>
          <table:table-cell table:style-name="Πίνακας10.Y22" office:value-type="string">
            <text:p text:style-name="P106">𐠱</text:p>
          </table:table-cell>
          <table:table-cell table:style-name="Πίνακας10.Z22" office:value-type="string">
            <text:p text:style-name="P106"/>
          </table:table-cell>
          <table:table-cell table:style-name="Πίνακας10.A1" office:value-type="string">
            <text:p text:style-name="P108">𐠱</text:p>
          </table:table-cell>
          <table:table-cell table:style-name="Πίνακας10.A1" office:value-type="string">
            <text:p text:style-name="P129">𐠱</text:p>
          </table:table-cell>
          <table:table-cell table:style-name="Πίνακας10.A1" office:value-type="string">
            <text:p text:style-name="P108"/>
          </table:table-cell>
          <table:table-cell table:style-name="Πίνακας10.d22" office:value-type="string">
            <text:p text:style-name="P110">𐠱</text:p>
          </table:table-cell>
          <table:table-cell table:style-name="Πίνακας10.A1" office:value-type="string">
            <text:p text:style-name="P110"/>
          </table:table-cell>
          <table:table-cell table:style-name="Πίνακας10.f22" office:value-type="string">
            <text:p text:style-name="P110"/>
          </table:table-cell>
          <table:table-cell table:style-name="Πίνακας10.A1" office:value-type="string">
            <text:p text:style-name="P114">𐠱</text:p>
          </table:table-cell>
          <table:table-cell table:style-name="Πίνακας10.A1" office:value-type="string">
            <text:p text:style-name="P127"/>
          </table:table-cell>
          <table:table-cell table:style-name="Πίνακας10.A1" office:value-type="string">
            <text:p text:style-name="P114"/>
          </table:table-cell>
          <table:table-cell table:style-name="Πίνακας10.j22" office:value-type="string">
            <text:p text:style-name="P118"/>
          </table:table-cell>
          <table:table-cell table:style-name="Πίνακας10.A1" office:value-type="string">
            <text:p text:style-name="P118"/>
          </table:table-cell>
          <table:table-cell table:style-name="Πίνακας10.A1" office:value-type="string">
            <text:p text:style-name="P118"/>
          </table:table-cell>
          <table:table-cell table:style-name="Πίνακας10.m22" office:value-type="string">
            <text:p text:style-name="P118"/>
          </table:table-cell>
        </table:table-row>
        <table:table-row table:style-name="Πίνακας10.3">
          <table:table-cell table:style-name="Πίνακας10.A1" office:value-type="string">
            <text:p text:style-name="P247">MI</text:p>
          </table:table-cell>
          <table:table-cell table:style-name="Πίνακας10.A1" office:value-type="string">
            <text:p text:style-name="P312">𐠖</text:p>
          </table:table-cell>
          <table:table-cell table:style-name="Πίνακας10.C23" office:value-type="string">
            <text:p text:style-name="P104">𐠖</text:p>
          </table:table-cell>
          <table:table-cell table:style-name="Πίνακας10.A1" office:value-type="string">
            <text:p text:style-name="P104"/>
          </table:table-cell>
          <table:table-cell table:style-name="Πίνακας10.E23" office:value-type="string">
            <text:p text:style-name="P106">𐠖</text:p>
          </table:table-cell>
          <table:table-cell table:style-name="Πίνακας10.F23" office:value-type="string">
            <text:p text:style-name="P106"/>
          </table:table-cell>
          <table:table-cell table:style-name="Πίνακας10.A1" office:value-type="string">
            <text:p text:style-name="P108">𐠖</text:p>
          </table:table-cell>
          <table:table-cell table:style-name="Πίνακας10.A1" office:value-type="string">
            <text:p text:style-name="P126">𐠖</text:p>
          </table:table-cell>
          <table:table-cell table:style-name="Πίνακας10.A1" office:value-type="string">
            <text:p text:style-name="P108"/>
          </table:table-cell>
          <table:table-cell table:style-name="Πίνακας10.J23" office:value-type="string">
            <text:p text:style-name="P110">𐠖</text:p>
          </table:table-cell>
          <table:table-cell table:style-name="Πίνακας10.A1" office:value-type="string">
            <text:p text:style-name="P110"/>
          </table:table-cell>
          <table:table-cell table:style-name="Πίνακας10.L23" office:value-type="string">
            <text:p text:style-name="P110"/>
          </table:table-cell>
          <table:table-cell table:style-name="Πίνακας10.A1" office:value-type="string">
            <text:p text:style-name="P114">𐠖</text:p>
          </table:table-cell>
          <table:table-cell table:style-name="Πίνακας10.A1" office:value-type="string">
            <text:p text:style-name="P127"/>
          </table:table-cell>
          <table:table-cell table:style-name="Πίνακας10.A1" office:value-type="string">
            <text:p text:style-name="P114"/>
          </table:table-cell>
          <table:table-cell table:style-name="Πίνακας10.P23" office:value-type="string">
            <text:p text:style-name="P118"/>
          </table:table-cell>
          <table:table-cell table:style-name="Πίνακας10.A1" office:value-type="string">
            <text:p text:style-name="P122"/>
          </table:table-cell>
          <table:table-cell table:style-name="Πίνακας10.A1" office:value-type="string">
            <text:p text:style-name="P118"/>
          </table:table-cell>
          <table:table-cell table:style-name="Πίνακας10.S23" office:value-type="string">
            <text:p text:style-name="P118"/>
          </table:table-cell>
          <table:table-cell table:style-name="Πίνακας10.T1" office:value-type="string">
            <text:p text:style-name="P299"/>
          </table:table-cell>
          <table:table-cell table:style-name="Πίνακας10.A1" office:value-type="string">
            <text:p text:style-name="P247">WA</text:p>
          </table:table-cell>
          <table:table-cell table:style-name="Πίνακας10.V23" office:value-type="string">
            <text:p text:style-name="P312">𐠲</text:p>
          </table:table-cell>
          <table:table-cell table:style-name="Πίνακας10.A1" office:value-type="string">
            <text:p text:style-name="P104">𐠲</text:p>
          </table:table-cell>
          <table:table-cell table:style-name="Πίνακας10.A1" office:value-type="string">
            <text:p text:style-name="P104"/>
          </table:table-cell>
          <table:table-cell table:style-name="Πίνακας10.Y23" office:value-type="string">
            <text:p text:style-name="P106">𐠲</text:p>
          </table:table-cell>
          <table:table-cell table:style-name="Πίνακας10.Z23" office:value-type="string">
            <text:p text:style-name="P106"/>
          </table:table-cell>
          <table:table-cell table:style-name="Πίνακας10.A1" office:value-type="string">
            <text:p text:style-name="P108">𐠲</text:p>
          </table:table-cell>
          <table:table-cell table:style-name="Πίνακας10.A1" office:value-type="string">
            <text:p text:style-name="P129">𐠲</text:p>
          </table:table-cell>
          <table:table-cell table:style-name="Πίνακας10.A1" office:value-type="string">
            <text:p text:style-name="P108"/>
          </table:table-cell>
          <table:table-cell table:style-name="Πίνακας10.d23" office:value-type="string">
            <text:p text:style-name="P110">𐠲</text:p>
          </table:table-cell>
          <table:table-cell table:style-name="Πίνακας10.A1" office:value-type="string">
            <text:p text:style-name="P110"/>
          </table:table-cell>
          <table:table-cell table:style-name="Πίνακας10.f23" office:value-type="string">
            <text:p text:style-name="P110"/>
          </table:table-cell>
          <table:table-cell table:style-name="Πίνακας10.A1" office:value-type="string">
            <text:p text:style-name="P114">𐠲</text:p>
          </table:table-cell>
          <table:table-cell table:style-name="Πίνακας10.A1" office:value-type="string">
            <text:p text:style-name="P127"/>
          </table:table-cell>
          <table:table-cell table:style-name="Πίνακας10.A1" office:value-type="string">
            <text:p text:style-name="P114"/>
          </table:table-cell>
          <table:table-cell table:style-name="Πίνακας10.j23" office:value-type="string">
            <text:p text:style-name="P118"/>
          </table:table-cell>
          <table:table-cell table:style-name="Πίνακας10.A1" office:value-type="string">
            <text:p text:style-name="P118"/>
          </table:table-cell>
          <table:table-cell table:style-name="Πίνακας10.A1" office:value-type="string">
            <text:p text:style-name="P118"/>
          </table:table-cell>
          <table:table-cell table:style-name="Πίνακας10.m23" office:value-type="string">
            <text:p text:style-name="P118"/>
          </table:table-cell>
        </table:table-row>
        <table:table-row table:style-name="Πίνακας10.3">
          <table:table-cell table:style-name="Πίνακας10.A1" office:value-type="string">
            <text:p text:style-name="P247">MO</text:p>
          </table:table-cell>
          <table:table-cell table:style-name="Πίνακας10.A1" office:value-type="string">
            <text:p text:style-name="P312">𐠗</text:p>
          </table:table-cell>
          <table:table-cell table:style-name="Πίνακας10.C24" office:value-type="string">
            <text:p text:style-name="P104"/>
          </table:table-cell>
          <table:table-cell table:style-name="Πίνακας10.A1" office:value-type="string">
            <text:p text:style-name="P104"/>
          </table:table-cell>
          <table:table-cell table:style-name="Πίνακας10.E24" office:value-type="string">
            <text:p text:style-name="P106">𐠗</text:p>
          </table:table-cell>
          <table:table-cell table:style-name="Πίνακας10.F24" office:value-type="string">
            <text:p text:style-name="P106"/>
          </table:table-cell>
          <table:table-cell table:style-name="Πίνακας10.A1" office:value-type="string">
            <text:p text:style-name="P108">𐠗</text:p>
          </table:table-cell>
          <table:table-cell table:style-name="Πίνακας10.A1" office:value-type="string">
            <text:p text:style-name="P126">𐠗</text:p>
          </table:table-cell>
          <table:table-cell table:style-name="Πίνακας10.A1" office:value-type="string">
            <text:p text:style-name="P108"/>
          </table:table-cell>
          <table:table-cell table:style-name="Πίνακας10.J24" office:value-type="string">
            <text:p text:style-name="P110">𐠗</text:p>
          </table:table-cell>
          <table:table-cell table:style-name="Πίνακας10.A1" office:value-type="string">
            <text:p text:style-name="P111">𐠗</text:p>
          </table:table-cell>
          <table:table-cell table:style-name="Πίνακας10.L24" office:value-type="string">
            <text:p text:style-name="P112">𐠗</text:p>
          </table:table-cell>
          <table:table-cell table:style-name="Πίνακας10.A1" office:value-type="string">
            <text:p text:style-name="P114">𐠗</text:p>
          </table:table-cell>
          <table:table-cell table:style-name="Πίνακας10.A1" office:value-type="string">
            <text:p text:style-name="P127">𐠗</text:p>
          </table:table-cell>
          <table:table-cell table:style-name="Πίνακας10.A1" office:value-type="string">
            <text:p text:style-name="P114"/>
          </table:table-cell>
          <table:table-cell table:style-name="Πίνακας10.P24" office:value-type="string">
            <text:p text:style-name="P118">𐠗</text:p>
          </table:table-cell>
          <table:table-cell table:style-name="Πίνακας10.A1" office:value-type="string">
            <text:p text:style-name="P122">𐠗</text:p>
          </table:table-cell>
          <table:table-cell table:style-name="Πίνακας10.A1" office:value-type="string">
            <text:p text:style-name="P118"/>
          </table:table-cell>
          <table:table-cell table:style-name="Πίνακας10.S24" office:value-type="string">
            <text:p text:style-name="P118"/>
          </table:table-cell>
          <table:table-cell table:style-name="Πίνακας10.T1" office:value-type="string">
            <text:p text:style-name="P299"/>
          </table:table-cell>
          <table:table-cell table:style-name="Πίνακας10.A1" office:value-type="string">
            <text:p text:style-name="P247">WE</text:p>
          </table:table-cell>
          <table:table-cell table:style-name="Πίνακας10.V24" office:value-type="string">
            <text:p text:style-name="P312">𐠳</text:p>
          </table:table-cell>
          <table:table-cell table:style-name="Πίνακας10.A1" office:value-type="string">
            <text:p text:style-name="P104">𐠳</text:p>
          </table:table-cell>
          <table:table-cell table:style-name="Πίνακας10.A1" office:value-type="string">
            <text:p text:style-name="P104"/>
          </table:table-cell>
          <table:table-cell table:style-name="Πίνακας10.Y24" office:value-type="string">
            <text:p text:style-name="P106">𐠳</text:p>
          </table:table-cell>
          <table:table-cell table:style-name="Πίνακας10.Z24" office:value-type="string">
            <text:p text:style-name="P106"/>
          </table:table-cell>
          <table:table-cell table:style-name="Πίνακας10.A1" office:value-type="string">
            <text:p text:style-name="P108"/>
          </table:table-cell>
          <table:table-cell table:style-name="Πίνακας10.A1" office:value-type="string">
            <text:p text:style-name="P108"/>
          </table:table-cell>
          <table:table-cell table:style-name="Πίνακας10.A1" office:value-type="string">
            <text:p text:style-name="P108"/>
          </table:table-cell>
          <table:table-cell table:style-name="Πίνακας10.d24" office:value-type="string">
            <text:p text:style-name="P110">𐠳</text:p>
          </table:table-cell>
          <table:table-cell table:style-name="Πίνακας10.A1" office:value-type="string">
            <text:p text:style-name="P110"/>
          </table:table-cell>
          <table:table-cell table:style-name="Πίνακας10.f24" office:value-type="string">
            <text:p text:style-name="P110"/>
          </table:table-cell>
          <table:table-cell table:style-name="Πίνακας10.A1" office:value-type="string">
            <text:p text:style-name="P114">𐠳</text:p>
          </table:table-cell>
          <table:table-cell table:style-name="Πίνακας10.A1" office:value-type="string">
            <text:p text:style-name="P127">𐠳</text:p>
          </table:table-cell>
          <table:table-cell table:style-name="Πίνακας10.A1" office:value-type="string">
            <text:p text:style-name="P114"/>
          </table:table-cell>
          <table:table-cell table:style-name="Πίνακας10.j24" office:value-type="string">
            <text:p text:style-name="P118"/>
          </table:table-cell>
          <table:table-cell table:style-name="Πίνακας10.A1" office:value-type="string">
            <text:p text:style-name="P118"/>
          </table:table-cell>
          <table:table-cell table:style-name="Πίνακας10.A1" office:value-type="string">
            <text:p text:style-name="P118"/>
          </table:table-cell>
          <table:table-cell table:style-name="Πίνακας10.m24" office:value-type="string">
            <text:p text:style-name="P118"/>
          </table:table-cell>
        </table:table-row>
        <table:table-row table:style-name="Πίνακας10.3">
          <table:table-cell table:style-name="Πίνακας10.A1" office:value-type="string">
            <text:p text:style-name="P247">MU</text:p>
          </table:table-cell>
          <table:table-cell table:style-name="Πίνακας10.A1" office:value-type="string">
            <text:p text:style-name="P312">𐠘</text:p>
          </table:table-cell>
          <table:table-cell table:style-name="Πίνακας10.C25" office:value-type="string">
            <text:p text:style-name="P104"/>
          </table:table-cell>
          <table:table-cell table:style-name="Πίνακας10.A1" office:value-type="string">
            <text:p text:style-name="P104"/>
          </table:table-cell>
          <table:table-cell table:style-name="Πίνακας10.E25" office:value-type="string">
            <text:p text:style-name="P106"/>
          </table:table-cell>
          <table:table-cell table:style-name="Πίνακας10.F25" office:value-type="string">
            <text:p text:style-name="P106"/>
          </table:table-cell>
          <table:table-cell table:style-name="Πίνακας10.A1" office:value-type="string">
            <text:p text:style-name="P108">𐠘</text:p>
          </table:table-cell>
          <table:table-cell table:style-name="Πίνακας10.A1" office:value-type="string">
            <text:p text:style-name="P126"/>
          </table:table-cell>
          <table:table-cell table:style-name="Πίνακας10.A1" office:value-type="string">
            <text:p text:style-name="P108"/>
          </table:table-cell>
          <table:table-cell table:style-name="Πίνακας10.J25" office:value-type="string">
            <text:p text:style-name="P110"/>
          </table:table-cell>
          <table:table-cell table:style-name="Πίνακας10.A1" office:value-type="string">
            <text:p text:style-name="P110"/>
          </table:table-cell>
          <table:table-cell table:style-name="Πίνακας10.L25" office:value-type="string">
            <text:p text:style-name="P110"/>
          </table:table-cell>
          <table:table-cell table:style-name="Πίνακας10.A1" office:value-type="string">
            <text:p text:style-name="P114">𐠘</text:p>
          </table:table-cell>
          <table:table-cell table:style-name="Πίνακας10.A1" office:value-type="string">
            <text:p text:style-name="P127"/>
          </table:table-cell>
          <table:table-cell table:style-name="Πίνακας10.A1" office:value-type="string">
            <text:p text:style-name="P114"/>
          </table:table-cell>
          <table:table-cell table:style-name="Πίνακας10.P25" office:value-type="string">
            <text:p text:style-name="P118"/>
          </table:table-cell>
          <table:table-cell table:style-name="Πίνακας10.A1" office:value-type="string">
            <text:p text:style-name="P122"/>
          </table:table-cell>
          <table:table-cell table:style-name="Πίνακας10.A1" office:value-type="string">
            <text:p text:style-name="P118"/>
          </table:table-cell>
          <table:table-cell table:style-name="Πίνακας10.S25" office:value-type="string">
            <text:p text:style-name="P118"/>
          </table:table-cell>
          <table:table-cell table:style-name="Πίνακας10.T1" office:value-type="string">
            <text:p text:style-name="P299"/>
          </table:table-cell>
          <table:table-cell table:style-name="Πίνακας10.A1" office:value-type="string">
            <text:p text:style-name="P247">WI</text:p>
          </table:table-cell>
          <table:table-cell table:style-name="Πίνακας10.V25" office:value-type="string">
            <text:p text:style-name="P312">𐠴</text:p>
          </table:table-cell>
          <table:table-cell table:style-name="Πίνακας10.A1" office:value-type="string">
            <text:p text:style-name="P104">𐠴</text:p>
          </table:table-cell>
          <table:table-cell table:style-name="Πίνακας10.A1" office:value-type="string">
            <text:p text:style-name="P104"/>
          </table:table-cell>
          <table:table-cell table:style-name="Πίνακας10.Y25" office:value-type="string">
            <text:p text:style-name="P106">𐠴</text:p>
          </table:table-cell>
          <table:table-cell table:style-name="Πίνακας10.Z25" office:value-type="string">
            <text:p text:style-name="P106"/>
          </table:table-cell>
          <table:table-cell table:style-name="Πίνακας10.A1" office:value-type="string">
            <text:p text:style-name="P108">𐠴</text:p>
          </table:table-cell>
          <table:table-cell table:style-name="Πίνακας10.A1" office:value-type="string">
            <text:p text:style-name="P108"/>
          </table:table-cell>
          <table:table-cell table:style-name="Πίνακας10.A1" office:value-type="string">
            <text:p text:style-name="P108"/>
          </table:table-cell>
          <table:table-cell table:style-name="Πίνακας10.d25" office:value-type="string">
            <text:p text:style-name="P110"/>
          </table:table-cell>
          <table:table-cell table:style-name="Πίνακας10.A1" office:value-type="string">
            <text:p text:style-name="P110"/>
          </table:table-cell>
          <table:table-cell table:style-name="Πίνακας10.f25" office:value-type="string">
            <text:p text:style-name="P110"/>
          </table:table-cell>
          <table:table-cell table:style-name="Πίνακας10.A1" office:value-type="string">
            <text:p text:style-name="P114"/>
          </table:table-cell>
          <table:table-cell table:style-name="Πίνακας10.A1" office:value-type="string">
            <text:p text:style-name="P114"/>
          </table:table-cell>
          <table:table-cell table:style-name="Πίνακας10.A1" office:value-type="string">
            <text:p text:style-name="P114"/>
          </table:table-cell>
          <table:table-cell table:style-name="Πίνακας10.j25" office:value-type="string">
            <text:p text:style-name="P118"/>
          </table:table-cell>
          <table:table-cell table:style-name="Πίνακας10.A1" office:value-type="string">
            <text:p text:style-name="P118"/>
          </table:table-cell>
          <table:table-cell table:style-name="Πίνακας10.A1" office:value-type="string">
            <text:p text:style-name="P118"/>
          </table:table-cell>
          <table:table-cell table:style-name="Πίνακας10.m25" office:value-type="string">
            <text:p text:style-name="P118"/>
          </table:table-cell>
        </table:table-row>
        <table:table-row table:style-name="Πίνακας10.3">
          <table:table-cell table:style-name="Πίνακας10.A1" office:value-type="string">
            <text:p text:style-name="P247">NA</text:p>
          </table:table-cell>
          <table:table-cell table:style-name="Πίνακας10.A1" office:value-type="string">
            <text:p text:style-name="P312">𐠙</text:p>
          </table:table-cell>
          <table:table-cell table:style-name="Πίνακας10.C26" office:value-type="string">
            <text:p text:style-name="P104">𐠙</text:p>
          </table:table-cell>
          <table:table-cell table:style-name="Πίνακας10.A1" office:value-type="string">
            <text:p text:style-name="P104"/>
          </table:table-cell>
          <table:table-cell table:style-name="Πίνακας10.E26" office:value-type="string">
            <text:p text:style-name="P106"/>
          </table:table-cell>
          <table:table-cell table:style-name="Πίνακας10.F26" office:value-type="string">
            <text:p text:style-name="P106"/>
          </table:table-cell>
          <table:table-cell table:style-name="Πίνακας10.A1" office:value-type="string">
            <text:p text:style-name="P108">𐠙</text:p>
          </table:table-cell>
          <table:table-cell table:style-name="Πίνακας10.A1" office:value-type="string">
            <text:p text:style-name="P126"/>
          </table:table-cell>
          <table:table-cell table:style-name="Πίνακας10.A1" office:value-type="string">
            <text:p text:style-name="P108"/>
          </table:table-cell>
          <table:table-cell table:style-name="Πίνακας10.J26" office:value-type="string">
            <text:p text:style-name="P110">𐠙</text:p>
          </table:table-cell>
          <table:table-cell table:style-name="Πίνακας10.A1" office:value-type="string">
            <text:p text:style-name="P110"/>
          </table:table-cell>
          <table:table-cell table:style-name="Πίνακας10.L26" office:value-type="string">
            <text:p text:style-name="P110"/>
          </table:table-cell>
          <table:table-cell table:style-name="Πίνακας10.A1" office:value-type="string">
            <text:p text:style-name="P114">𐠙</text:p>
          </table:table-cell>
          <table:table-cell table:style-name="Πίνακας10.A1" office:value-type="string">
            <text:p text:style-name="P127"/>
          </table:table-cell>
          <table:table-cell table:style-name="Πίνακας10.A1" office:value-type="string">
            <text:p text:style-name="P114"/>
          </table:table-cell>
          <table:table-cell table:style-name="Πίνακας10.P26" office:value-type="string">
            <text:p text:style-name="P118">𐠙</text:p>
          </table:table-cell>
          <table:table-cell table:style-name="Πίνακας10.A1" office:value-type="string">
            <text:p text:style-name="P122">𐠙</text:p>
          </table:table-cell>
          <table:table-cell table:style-name="Πίνακας10.A1" office:value-type="string">
            <text:p text:style-name="P118"/>
          </table:table-cell>
          <table:table-cell table:style-name="Πίνακας10.S26" office:value-type="string">
            <text:p text:style-name="P118"/>
          </table:table-cell>
          <table:table-cell table:style-name="Πίνακας10.T1" office:value-type="string">
            <text:p text:style-name="P299"/>
          </table:table-cell>
          <table:table-cell table:style-name="Πίνακας10.A1" office:value-type="string">
            <text:p text:style-name="P247">WO</text:p>
          </table:table-cell>
          <table:table-cell table:style-name="Πίνακας10.V26" office:value-type="string">
            <text:p text:style-name="P312">𐠵</text:p>
          </table:table-cell>
          <table:table-cell table:style-name="Πίνακας10.A1" office:value-type="string">
            <text:p text:style-name="P104">𐠵</text:p>
          </table:table-cell>
          <table:table-cell table:style-name="Πίνακας10.A1" office:value-type="string">
            <text:p text:style-name="P104"/>
          </table:table-cell>
          <table:table-cell table:style-name="Πίνακας10.Y26" office:value-type="string">
            <text:p text:style-name="P106">𐠵</text:p>
          </table:table-cell>
          <table:table-cell table:style-name="Πίνακας10.Z26" office:value-type="string">
            <text:p text:style-name="P106"/>
          </table:table-cell>
          <table:table-cell table:style-name="Πίνακας10.A1" office:value-type="string">
            <text:p text:style-name="P108">𐠵</text:p>
          </table:table-cell>
          <table:table-cell table:style-name="Πίνακας10.A1" office:value-type="string">
            <text:p text:style-name="P108"/>
          </table:table-cell>
          <table:table-cell table:style-name="Πίνακας10.A1" office:value-type="string">
            <text:p text:style-name="P108"/>
          </table:table-cell>
          <table:table-cell table:style-name="Πίνακας10.d26" office:value-type="string">
            <text:p text:style-name="P110">𐠵</text:p>
          </table:table-cell>
          <table:table-cell table:style-name="Πίνακας10.A1" office:value-type="string">
            <text:p text:style-name="P110"/>
          </table:table-cell>
          <table:table-cell table:style-name="Πίνακας10.f26" office:value-type="string">
            <text:p text:style-name="P110"/>
          </table:table-cell>
          <table:table-cell table:style-name="Πίνακας10.A1" office:value-type="string">
            <text:p text:style-name="P114">𐠵</text:p>
          </table:table-cell>
          <table:table-cell table:style-name="Πίνακας10.A1" office:value-type="string">
            <text:p text:style-name="P114"/>
          </table:table-cell>
          <table:table-cell table:style-name="Πίνακας10.A1" office:value-type="string">
            <text:p text:style-name="P114"/>
          </table:table-cell>
          <table:table-cell table:style-name="Πίνακας10.j26" office:value-type="string">
            <text:p text:style-name="P118"/>
          </table:table-cell>
          <table:table-cell table:style-name="Πίνακας10.A1" office:value-type="string">
            <text:p text:style-name="P118"/>
          </table:table-cell>
          <table:table-cell table:style-name="Πίνακας10.A1" office:value-type="string">
            <text:p text:style-name="P118"/>
          </table:table-cell>
          <table:table-cell table:style-name="Πίνακας10.m26" office:value-type="string">
            <text:p text:style-name="P118"/>
          </table:table-cell>
        </table:table-row>
        <table:table-row table:style-name="Πίνακας10.3">
          <table:table-cell table:style-name="Πίνακας10.A1" office:value-type="string">
            <text:p text:style-name="P247">NE</text:p>
          </table:table-cell>
          <table:table-cell table:style-name="Πίνακας10.A1" office:value-type="string">
            <text:p text:style-name="P312">𐠚</text:p>
          </table:table-cell>
          <table:table-cell table:style-name="Πίνακας10.C27" office:value-type="string">
            <text:p text:style-name="P104">𐠚</text:p>
          </table:table-cell>
          <table:table-cell table:style-name="Πίνακας10.A1" office:value-type="string">
            <text:p text:style-name="P104"/>
          </table:table-cell>
          <table:table-cell table:style-name="Πίνακας10.E27" office:value-type="string">
            <text:p text:style-name="P106">𐠚</text:p>
          </table:table-cell>
          <table:table-cell table:style-name="Πίνακας10.F27" office:value-type="string">
            <text:p text:style-name="P106"/>
          </table:table-cell>
          <table:table-cell table:style-name="Πίνακας10.A1" office:value-type="string">
            <text:p text:style-name="P108">𐠚</text:p>
          </table:table-cell>
          <table:table-cell table:style-name="Πίνακας10.A1" office:value-type="string">
            <text:p text:style-name="P126"/>
          </table:table-cell>
          <table:table-cell table:style-name="Πίνακας10.A1" office:value-type="string">
            <text:p text:style-name="P108"/>
          </table:table-cell>
          <table:table-cell table:style-name="Πίνακας10.J27" office:value-type="string">
            <text:p text:style-name="P110"/>
          </table:table-cell>
          <table:table-cell table:style-name="Πίνακας10.A1" office:value-type="string">
            <text:p text:style-name="P110"/>
          </table:table-cell>
          <table:table-cell table:style-name="Πίνακας10.L27" office:value-type="string">
            <text:p text:style-name="P110"/>
          </table:table-cell>
          <table:table-cell table:style-name="Πίνακας10.A1" office:value-type="string">
            <text:p text:style-name="P114">𐠚</text:p>
          </table:table-cell>
          <table:table-cell table:style-name="Πίνακας10.A1" office:value-type="string">
            <text:p text:style-name="P127">𐠚</text:p>
          </table:table-cell>
          <table:table-cell table:style-name="Πίνακας10.A1" office:value-type="string">
            <text:p text:style-name="P114"/>
          </table:table-cell>
          <table:table-cell table:style-name="Πίνακας10.P27" office:value-type="string">
            <text:p text:style-name="P118">𐠚</text:p>
          </table:table-cell>
          <table:table-cell table:style-name="Πίνακας10.A1" office:value-type="string">
            <text:p text:style-name="P119">𐠚</text:p>
          </table:table-cell>
          <table:table-cell table:style-name="Πίνακας10.A1" office:value-type="string">
            <text:p text:style-name="P120">𐠚</text:p>
          </table:table-cell>
          <table:table-cell table:style-name="Πίνακας10.S27" office:value-type="string">
            <text:p text:style-name="P121">𐠚</text:p>
          </table:table-cell>
          <table:table-cell table:style-name="Πίνακας10.T1" office:value-type="string">
            <text:p text:style-name="P299"/>
          </table:table-cell>
          <table:table-cell table:style-name="Πίνακας10.A1" office:value-type="string">
            <text:p text:style-name="P247">XA</text:p>
          </table:table-cell>
          <table:table-cell table:style-name="Πίνακας10.V27" office:value-type="string">
            <text:p text:style-name="P312">𐠷</text:p>
          </table:table-cell>
          <table:table-cell table:style-name="Πίνακας10.A1" office:value-type="string">
            <text:p text:style-name="P104"/>
          </table:table-cell>
          <table:table-cell table:style-name="Πίνακας10.A1" office:value-type="string">
            <text:p text:style-name="P104"/>
          </table:table-cell>
          <table:table-cell table:style-name="Πίνακας10.Y27" office:value-type="string">
            <text:p text:style-name="P106"/>
          </table:table-cell>
          <table:table-cell table:style-name="Πίνακας10.Z27" office:value-type="string">
            <text:p text:style-name="P106"/>
          </table:table-cell>
          <table:table-cell table:style-name="Πίνακας10.A1" office:value-type="string">
            <text:p text:style-name="P108"/>
          </table:table-cell>
          <table:table-cell table:style-name="Πίνακας10.A1" office:value-type="string">
            <text:p text:style-name="P108"/>
          </table:table-cell>
          <table:table-cell table:style-name="Πίνακας10.A1" office:value-type="string">
            <text:p text:style-name="P108"/>
          </table:table-cell>
          <table:table-cell table:style-name="Πίνακας10.d27" office:value-type="string">
            <text:p text:style-name="P110"/>
          </table:table-cell>
          <table:table-cell table:style-name="Πίνακας10.A1" office:value-type="string">
            <text:p text:style-name="P110"/>
          </table:table-cell>
          <table:table-cell table:style-name="Πίνακας10.f27" office:value-type="string">
            <text:p text:style-name="P110"/>
          </table:table-cell>
          <table:table-cell table:style-name="Πίνακας10.A1" office:value-type="string">
            <text:p text:style-name="P114"/>
          </table:table-cell>
          <table:table-cell table:style-name="Πίνακας10.A1" office:value-type="string">
            <text:p text:style-name="P114"/>
          </table:table-cell>
          <table:table-cell table:style-name="Πίνακας10.A1" office:value-type="string">
            <text:p text:style-name="P114"/>
          </table:table-cell>
          <table:table-cell table:style-name="Πίνακας10.j27" office:value-type="string">
            <text:p text:style-name="P118"/>
          </table:table-cell>
          <table:table-cell table:style-name="Πίνακας10.A1" office:value-type="string">
            <text:p text:style-name="P118"/>
          </table:table-cell>
          <table:table-cell table:style-name="Πίνακας10.A1" office:value-type="string">
            <text:p text:style-name="P118"/>
          </table:table-cell>
          <table:table-cell table:style-name="Πίνακας10.m27" office:value-type="string">
            <text:p text:style-name="P118"/>
          </table:table-cell>
        </table:table-row>
        <table:table-row table:style-name="Πίνακας10.3">
          <table:table-cell table:style-name="Πίνακας10.A1" office:value-type="string">
            <text:p text:style-name="P247">NI</text:p>
          </table:table-cell>
          <table:table-cell table:style-name="Πίνακας10.A1" office:value-type="string">
            <text:p text:style-name="P312">𐠛</text:p>
          </table:table-cell>
          <table:table-cell table:style-name="Πίνακας10.C28" office:value-type="string">
            <text:p text:style-name="P104">𐠛</text:p>
          </table:table-cell>
          <table:table-cell table:style-name="Πίνακας10.A1" office:value-type="string">
            <text:p text:style-name="P104"/>
          </table:table-cell>
          <table:table-cell table:style-name="Πίνακας10.E28" office:value-type="string">
            <text:p text:style-name="P106"/>
          </table:table-cell>
          <table:table-cell table:style-name="Πίνακας10.F28" office:value-type="string">
            <text:p text:style-name="P106"/>
          </table:table-cell>
          <table:table-cell table:style-name="Πίνακας10.A1" office:value-type="string">
            <text:p text:style-name="P108">𐠛</text:p>
          </table:table-cell>
          <table:table-cell table:style-name="Πίνακας10.A1" office:value-type="string">
            <text:p text:style-name="P126"/>
          </table:table-cell>
          <table:table-cell table:style-name="Πίνακας10.A1" office:value-type="string">
            <text:p text:style-name="P108"/>
          </table:table-cell>
          <table:table-cell table:style-name="Πίνακας10.J28" office:value-type="string">
            <text:p text:style-name="P110">𐠛</text:p>
          </table:table-cell>
          <table:table-cell table:style-name="Πίνακας10.A1" office:value-type="string">
            <text:p text:style-name="P110"/>
          </table:table-cell>
          <table:table-cell table:style-name="Πίνακας10.L28" office:value-type="string">
            <text:p text:style-name="P110"/>
          </table:table-cell>
          <table:table-cell table:style-name="Πίνακας10.A1" office:value-type="string">
            <text:p text:style-name="P114">𐠛</text:p>
          </table:table-cell>
          <table:table-cell table:style-name="Πίνακας10.A1" office:value-type="string">
            <text:p text:style-name="P114"/>
          </table:table-cell>
          <table:table-cell table:style-name="Πίνακας10.A1" office:value-type="string">
            <text:p text:style-name="P114"/>
          </table:table-cell>
          <table:table-cell table:style-name="Πίνακας10.P28" office:value-type="string">
            <text:p text:style-name="P118"/>
          </table:table-cell>
          <table:table-cell table:style-name="Πίνακας10.A1" office:value-type="string">
            <text:p text:style-name="P118"/>
          </table:table-cell>
          <table:table-cell table:style-name="Πίνακας10.A1" office:value-type="string">
            <text:p text:style-name="P118"/>
          </table:table-cell>
          <table:table-cell table:style-name="Πίνακας10.S28" office:value-type="string">
            <text:p text:style-name="P118"/>
          </table:table-cell>
          <table:table-cell table:style-name="Πίνακας10.T1" office:value-type="string">
            <text:p text:style-name="P299"/>
          </table:table-cell>
          <table:table-cell table:style-name="Πίνακας10.A1" office:value-type="string">
            <text:p text:style-name="P247">XE</text:p>
          </table:table-cell>
          <table:table-cell table:style-name="Πίνακας10.V28" office:value-type="string">
            <text:p text:style-name="P312">𐠸</text:p>
          </table:table-cell>
          <table:table-cell table:style-name="Πίνακας10.A1" office:value-type="string">
            <text:p text:style-name="P104">𐠸</text:p>
          </table:table-cell>
          <table:table-cell table:style-name="Πίνακας10.A1" office:value-type="string">
            <text:p text:style-name="P104"/>
          </table:table-cell>
          <table:table-cell table:style-name="Πίνακας10.Y28" office:value-type="string">
            <text:p text:style-name="P106"/>
          </table:table-cell>
          <table:table-cell table:style-name="Πίνακας10.Z28" office:value-type="string">
            <text:p text:style-name="P106"/>
          </table:table-cell>
          <table:table-cell table:style-name="Πίνακας10.A1" office:value-type="string">
            <text:p text:style-name="P108"/>
          </table:table-cell>
          <table:table-cell table:style-name="Πίνακας10.A1" office:value-type="string">
            <text:p text:style-name="P108"/>
          </table:table-cell>
          <table:table-cell table:style-name="Πίνακας10.A1" office:value-type="string">
            <text:p text:style-name="P108"/>
          </table:table-cell>
          <table:table-cell table:style-name="Πίνακας10.d28" office:value-type="string">
            <text:p text:style-name="P110"/>
          </table:table-cell>
          <table:table-cell table:style-name="Πίνακας10.A1" office:value-type="string">
            <text:p text:style-name="P110"/>
          </table:table-cell>
          <table:table-cell table:style-name="Πίνακας10.f28" office:value-type="string">
            <text:p text:style-name="P110"/>
          </table:table-cell>
          <table:table-cell table:style-name="Πίνακας10.A1" office:value-type="string">
            <text:p text:style-name="P114">𐠸</text:p>
          </table:table-cell>
          <table:table-cell table:style-name="Πίνακας10.A1" office:value-type="string">
            <text:p text:style-name="P114"/>
          </table:table-cell>
          <table:table-cell table:style-name="Πίνακας10.A1" office:value-type="string">
            <text:p text:style-name="P114"/>
          </table:table-cell>
          <table:table-cell table:style-name="Πίνακας10.j28" office:value-type="string">
            <text:p text:style-name="P118"/>
          </table:table-cell>
          <table:table-cell table:style-name="Πίνακας10.A1" office:value-type="string">
            <text:p text:style-name="P118"/>
          </table:table-cell>
          <table:table-cell table:style-name="Πίνακας10.A1" office:value-type="string">
            <text:p text:style-name="P118"/>
          </table:table-cell>
          <table:table-cell table:style-name="Πίνακας10.m28" office:value-type="string">
            <text:p text:style-name="P118"/>
          </table:table-cell>
        </table:table-row>
        <table:table-row table:style-name="Πίνακας10.3">
          <table:table-cell table:style-name="Πίνακας10.A1" office:value-type="string">
            <text:p text:style-name="P247">NO</text:p>
          </table:table-cell>
          <table:table-cell table:style-name="Πίνακας10.A1" office:value-type="string">
            <text:p text:style-name="P312">𐠜</text:p>
          </table:table-cell>
          <table:table-cell table:style-name="Πίνακας10.C29" office:value-type="string">
            <text:p text:style-name="P104">𐠜</text:p>
          </table:table-cell>
          <table:table-cell table:style-name="Πίνακας10.A1" office:value-type="string">
            <text:p text:style-name="P104"/>
          </table:table-cell>
          <table:table-cell table:style-name="Πίνακας10.E29" office:value-type="string">
            <text:p text:style-name="P106"/>
          </table:table-cell>
          <table:table-cell table:style-name="Πίνακας10.F29" office:value-type="string">
            <text:p text:style-name="P106"/>
          </table:table-cell>
          <table:table-cell table:style-name="Πίνακας10.A1" office:value-type="string">
            <text:p text:style-name="P108">𐠜</text:p>
          </table:table-cell>
          <table:table-cell table:style-name="Πίνακας10.A1" office:value-type="string">
            <text:p text:style-name="P126"/>
          </table:table-cell>
          <table:table-cell table:style-name="Πίνακας10.A1" office:value-type="string">
            <text:p text:style-name="P108"/>
          </table:table-cell>
          <table:table-cell table:style-name="Πίνακας10.J29" office:value-type="string">
            <text:p text:style-name="P110"/>
          </table:table-cell>
          <table:table-cell table:style-name="Πίνακας10.A1" office:value-type="string">
            <text:p text:style-name="P110"/>
          </table:table-cell>
          <table:table-cell table:style-name="Πίνακας10.L29" office:value-type="string">
            <text:p text:style-name="P110"/>
          </table:table-cell>
          <table:table-cell table:style-name="Πίνακας10.A1" office:value-type="string">
            <text:p text:style-name="P114">𐠜</text:p>
          </table:table-cell>
          <table:table-cell table:style-name="Πίνακας10.A1" office:value-type="string">
            <text:p text:style-name="P114"/>
          </table:table-cell>
          <table:table-cell table:style-name="Πίνακας10.A1" office:value-type="string">
            <text:p text:style-name="P114"/>
          </table:table-cell>
          <table:table-cell table:style-name="Πίνακας10.P29" office:value-type="string">
            <text:p text:style-name="P118">𐠜</text:p>
          </table:table-cell>
          <table:table-cell table:style-name="Πίνακας10.A1" office:value-type="string">
            <text:p text:style-name="P118"/>
          </table:table-cell>
          <table:table-cell table:style-name="Πίνακας10.A1" office:value-type="string">
            <text:p text:style-name="P118"/>
          </table:table-cell>
          <table:table-cell table:style-name="Πίνακας10.S29" office:value-type="string">
            <text:p text:style-name="P118"/>
          </table:table-cell>
          <table:table-cell table:style-name="Πίνακας10.T1" office:value-type="string">
            <text:p text:style-name="P299"/>
          </table:table-cell>
          <table:table-cell table:style-name="Πίνακας10.A1" office:value-type="string">
            <text:p text:style-name="P247">ZA</text:p>
          </table:table-cell>
          <table:table-cell table:style-name="Πίνακας10.V29" office:value-type="string">
            <text:p text:style-name="P312">𐠼</text:p>
          </table:table-cell>
          <table:table-cell table:style-name="Πίνακας10.A1" office:value-type="string">
            <text:p text:style-name="P104">𐠼</text:p>
          </table:table-cell>
          <table:table-cell table:style-name="Πίνακας10.A1" office:value-type="string">
            <text:p text:style-name="P104"/>
          </table:table-cell>
          <table:table-cell table:style-name="Πίνακας10.Y29" office:value-type="string">
            <text:p text:style-name="P106">𐠼</text:p>
          </table:table-cell>
          <table:table-cell table:style-name="Πίνακας10.Z29" office:value-type="string">
            <text:p text:style-name="P106"/>
          </table:table-cell>
          <table:table-cell table:style-name="Πίνακας10.A1" office:value-type="string">
            <text:p text:style-name="P108"/>
          </table:table-cell>
          <table:table-cell table:style-name="Πίνακας10.A1" office:value-type="string">
            <text:p text:style-name="P108"/>
          </table:table-cell>
          <table:table-cell table:style-name="Πίνακας10.A1" office:value-type="string">
            <text:p text:style-name="P108"/>
          </table:table-cell>
          <table:table-cell table:style-name="Πίνακας10.d29" office:value-type="string">
            <text:p text:style-name="P110"/>
          </table:table-cell>
          <table:table-cell table:style-name="Πίνακας10.A1" office:value-type="string">
            <text:p text:style-name="P110"/>
          </table:table-cell>
          <table:table-cell table:style-name="Πίνακας10.f29" office:value-type="string">
            <text:p text:style-name="P110"/>
          </table:table-cell>
          <table:table-cell table:style-name="Πίνακας10.A1" office:value-type="string">
            <text:p text:style-name="P114">𐠼</text:p>
          </table:table-cell>
          <table:table-cell table:style-name="Πίνακας10.A1" office:value-type="string">
            <text:p text:style-name="P114"/>
          </table:table-cell>
          <table:table-cell table:style-name="Πίνακας10.A1" office:value-type="string">
            <text:p text:style-name="P114"/>
          </table:table-cell>
          <table:table-cell table:style-name="Πίνακας10.j29" office:value-type="string">
            <text:p text:style-name="P118"/>
          </table:table-cell>
          <table:table-cell table:style-name="Πίνακας10.A1" office:value-type="string">
            <text:p text:style-name="P118"/>
          </table:table-cell>
          <table:table-cell table:style-name="Πίνακας10.A1" office:value-type="string">
            <text:p text:style-name="P118"/>
          </table:table-cell>
          <table:table-cell table:style-name="Πίνακας10.m29" office:value-type="string">
            <text:p text:style-name="P118"/>
          </table:table-cell>
        </table:table-row>
        <table:table-row table:style-name="Πίνακας10.3">
          <table:table-cell table:style-name="Πίνακας10.A1" office:value-type="string">
            <text:p text:style-name="P247">NU</text:p>
          </table:table-cell>
          <table:table-cell table:style-name="Πίνακας10.A1" office:value-type="string">
            <text:p text:style-name="P312">𐠝</text:p>
          </table:table-cell>
          <table:table-cell table:style-name="Πίνακας10.C30" office:value-type="string">
            <text:p text:style-name="P104">𐠝</text:p>
          </table:table-cell>
          <table:table-cell table:style-name="Πίνακας10.A1" office:value-type="string">
            <text:p text:style-name="P104"/>
          </table:table-cell>
          <table:table-cell table:style-name="Πίνακας10.E30" office:value-type="string">
            <text:p text:style-name="P106">𐠝</text:p>
          </table:table-cell>
          <table:table-cell table:style-name="Πίνακας10.F30" office:value-type="string">
            <text:p text:style-name="P106"/>
          </table:table-cell>
          <table:table-cell table:style-name="Πίνακας10.A1" office:value-type="string">
            <text:p text:style-name="P108">𐠝</text:p>
          </table:table-cell>
          <table:table-cell table:style-name="Πίνακας10.A1" office:value-type="string">
            <text:p text:style-name="P126">𐠝</text:p>
          </table:table-cell>
          <table:table-cell table:style-name="Πίνακας10.A1" office:value-type="string">
            <text:p text:style-name="P108"/>
          </table:table-cell>
          <table:table-cell table:style-name="Πίνακας10.J30" office:value-type="string">
            <text:p text:style-name="P110">𐠝</text:p>
          </table:table-cell>
          <table:table-cell table:style-name="Πίνακας10.A1" office:value-type="string">
            <text:p text:style-name="P113">𐠝</text:p>
          </table:table-cell>
          <table:table-cell table:style-name="Πίνακας10.L30" office:value-type="string">
            <text:p text:style-name="P110"/>
          </table:table-cell>
          <table:table-cell table:style-name="Πίνακας10.A1" office:value-type="string">
            <text:p text:style-name="P114"/>
          </table:table-cell>
          <table:table-cell table:style-name="Πίνακας10.A1" office:value-type="string">
            <text:p text:style-name="P114"/>
          </table:table-cell>
          <table:table-cell table:style-name="Πίνακας10.A1" office:value-type="string">
            <text:p text:style-name="P114"/>
          </table:table-cell>
          <table:table-cell table:style-name="Πίνακας10.P30" office:value-type="string">
            <text:p text:style-name="P118"/>
          </table:table-cell>
          <table:table-cell table:style-name="Πίνακας10.A1" office:value-type="string">
            <text:p text:style-name="P118"/>
          </table:table-cell>
          <table:table-cell table:style-name="Πίνακας10.A1" office:value-type="string">
            <text:p text:style-name="P118"/>
          </table:table-cell>
          <table:table-cell table:style-name="Πίνακας10.S30" office:value-type="string">
            <text:p text:style-name="P118"/>
          </table:table-cell>
          <table:table-cell table:style-name="Πίνακας10.T1" office:value-type="string">
            <text:p text:style-name="P299"/>
          </table:table-cell>
          <table:table-cell table:style-name="Πίνακας10.A1" office:value-type="string">
            <text:p text:style-name="P247">ZO</text:p>
          </table:table-cell>
          <table:table-cell table:style-name="Πίνακας10.V30" office:value-type="string">
            <text:p text:style-name="P312">𐠿</text:p>
          </table:table-cell>
          <table:table-cell table:style-name="Πίνακας10.A1" office:value-type="string">
            <text:p text:style-name="P104">𐠿</text:p>
          </table:table-cell>
          <table:table-cell table:style-name="Πίνακας10.A1" office:value-type="string">
            <text:p text:style-name="P104"/>
          </table:table-cell>
          <table:table-cell table:style-name="Πίνακας10.Y30" office:value-type="string">
            <text:p text:style-name="P106">𐠿</text:p>
          </table:table-cell>
          <table:table-cell table:style-name="Πίνακας10.Z30" office:value-type="string">
            <text:p text:style-name="P106"/>
          </table:table-cell>
          <table:table-cell table:style-name="Πίνακας10.A1" office:value-type="string">
            <text:p text:style-name="P108"/>
          </table:table-cell>
          <table:table-cell table:style-name="Πίνακας10.A1" office:value-type="string">
            <text:p text:style-name="P108"/>
          </table:table-cell>
          <table:table-cell table:style-name="Πίνακας10.A1" office:value-type="string">
            <text:p text:style-name="P108"/>
          </table:table-cell>
          <table:table-cell table:style-name="Πίνακας10.d30" office:value-type="string">
            <text:p text:style-name="P110">𐠿</text:p>
          </table:table-cell>
          <table:table-cell table:style-name="Πίνακας10.A1" office:value-type="string">
            <text:p text:style-name="P110"/>
          </table:table-cell>
          <table:table-cell table:style-name="Πίνακας10.f30" office:value-type="string">
            <text:p text:style-name="P110"/>
          </table:table-cell>
          <table:table-cell table:style-name="Πίνακας10.A1" office:value-type="string">
            <text:p text:style-name="P114"/>
          </table:table-cell>
          <table:table-cell table:style-name="Πίνακας10.A1" office:value-type="string">
            <text:p text:style-name="P114"/>
          </table:table-cell>
          <table:table-cell table:style-name="Πίνακας10.A1" office:value-type="string">
            <text:p text:style-name="P114"/>
          </table:table-cell>
          <table:table-cell table:style-name="Πίνακας10.j30" office:value-type="string">
            <text:p text:style-name="P118"/>
          </table:table-cell>
          <table:table-cell table:style-name="Πίνακας10.A1" office:value-type="string">
            <text:p text:style-name="P118"/>
          </table:table-cell>
          <table:table-cell table:style-name="Πίνακας10.A1" office:value-type="string">
            <text:p text:style-name="P118"/>
          </table:table-cell>
          <table:table-cell table:style-name="Πίνακας10.m30" office:value-type="string">
            <text:p text:style-name="P118"/>
          </table:table-cell>
        </table:table-row>
      </table:table>
      <text:p text:style-name="P4"/>
      <text:p text:style-name="P525">Idalion tablet</text:p>
      <text:p text:style-name="P459"/>
      <text:p text:style-name="P445"><text:span text:style-name="T1927">The </text:span><text:span text:style-name="T1935">Idalion tablet set in Aegean, Cypriot syllabary, </text:span><text:span text:style-name="T1936">Stylistic Set 01</text:span><text:span text:style-name="T1935">. See </text:span><text:span text:style-name="T1945">Masson</text:span><text:span text:style-name="T1946"> </text:span><text:span text:style-name="T1945">Olivier </text:span><text:span text:style-name="T1946">and </text:span><text:span text:style-name="Προεπιλεγμένη_20_γραμματοσειρά"><text:span text:style-name="T1935">Georgiadou </text:span></text:span><text:span text:style-name="Προεπιλεγμένη_20_γραμματοσειρά"><text:span text:style-name="T1945">Anna </text:span></text:span><text:span text:style-name="Προεπιλεγμένη_20_γραμματοσειρά"><text:span text:style-name="T1937">for details.</text:span></text:span></text:p>
      <text:p text:style-name="P446"><text:span text:style-name="Προεπιλεγμένη_20_γραμματοσειρά"><text:span text:style-name="T1937"/></text:span></text:p>
      <text:p text:style-name="P574">𐠃𐠮|𐠭𐠡𐠰𐠑𐠚𐠁𐠭𐠑𐠃𐠚|𐠊𐠮𐠵𐠦<text:span text:style-name="T1907">𐠍</text:span>𐠚𐠔𐠰𐠂|𐠊𐠩𐠋𐠯𐠁𐠳𐠩|𐠂𐠰𐠂|𐠠𐠒𐠎𐠡𐠦𐠚𐠳𐠮𐠂𐠰𐠃𐠙𐠨<text:span text:style-name="T1907">𐠍</text:span></text:p>
      <text:p text:style-name="P574">𐠣𐠄|𐠞𐠪𐠐𐠄𐠩|𐠨𐠭𐠪𐠎𐠡𐠦𐠩|𐠊𐠩𐠀𐠡𐠰𐠑𐠩|𐠁𐠭𐠑𐠁𐠳𐠩|𐠀𐠜𐠍𐠚𐠃𐠙𐠪𐠒𐠚|𐠰𐠜𐠙𐠪𐠎𐠡</text:p>
      <text:p text:style-name="P574">𐠦𐠚𐠰𐠛𐠅𐠮𐠣𐠚|𐠊𐠩|𐠰𐠩|𐠊𐠪𐠋𐠚𐠰𐠩|𐠂𐠅𐠨𐠭𐠂|𐠰𐠩|𐠀𐠰𐠦𐠡𐠩|𐠰𐠩|𐠂𐠭𐠂|𐠔𐠊𐠂|𐠂𐠌</text:p>
      <text:p text:style-name="P574">𐠔𐠕𐠜𐠩|𐠀𐠚𐠄|𐠖<text:span text:style-name="T1907">𐠪</text:span>𐠰𐠚|𐠊𐠨𐠞𐠂|𐠁𐠄𐠳𐠤𐠭𐠨𐠱|𐠞𐠪𐠐𐠄𐠩|𐠊𐠩|𐠀𐠡𐠰𐠑𐠩|𐠃𐠙𐠪</text:p>
      <text:p text:style-name="P574">𐠒𐠂|𐠊𐠩|𐠰𐠂𐠩|𐠊𐠪𐠋𐠚𐠰𐠂𐠩|𐠀𐠯𐠰𐠖𐠪𐠰𐠚|𐠊𐠀𐠯|𐠭𐠄𐠋𐠦𐠚|𐠰𐠳𐠙𐠂|𐠁𐠸𐠰𐠂|</text:p>
      <text:p text:style-name="P574">𐠵𐠂<text:span text:style-name="T1907">𐠍</text:span>𐠂|𐠰𐠂𐠞𐠪𐠐𐠵𐠩|𐠊𐠩|𐠁𐠸𐠭𐠂𐠡𐠰𐠑𐠴|𐠀𐠣𐠎𐠦|𐠭𐠂𐠭|𐠁𐠱𐠲𐠜𐠂𐠝|𐠀𐠯𐠰</text:p>
      <text:p text:style-name="P574">𐠀𐠣𐠎𐠦𐠚|𐠰𐠮|𐠰𐠭𐠏𐠰𐠚|𐠞𐠪𐠐𐠄𐠩|𐠊𐠩|𐠀𐠡𐠰𐠑𐠩|𐠃𐠙𐠪𐠒𐠂|𐠊𐠩|𐠰𐠂𐠩|𐠊<text:span text:style-name="T1907">𐠪</text:span></text:p>
      <text:p text:style-name="P574">𐠋𐠚𐠰𐠂𐠩|𐠀𐠢𐠭𐠂|𐠼𐠂|𐠭𐠂𐠞𐠪𐠐𐠵𐠩|𐠭𐠂𐠰𐠂𐠦𐠛|𐠰𐠂|𐠀𐠏𐠠𐠥𐠅𐠭𐠂|𐠰<text:span text:style-name="T1907">𐠍</text:span>𐠦𐠚</text:p>
      <text:p text:style-name="P574">𐠰𐠛𐠰𐠂|𐠁𐠐𐠂|𐠰𐠊𐠣𐠄𐠃𐠕𐠜𐠚|𐠃𐠊𐠰𐠩|𐠀𐠏𐠵|𐠊𐠩|𐠭𐠮𐠤𐠌𐠛𐠅|𐠭𐠁𐠠𐠃𐠭</text:p>
      <text:p text:style-name="P574">𐠞𐠭|𐠁𐠋𐠚|𐠞𐠜𐠛𐠃𐠚|𐠄𐠲𐠂𐠩|𐠼𐠚|𐠀𐠮𐠐𐠚|𐠁𐠋|𐠪𐠩|𐠃𐠙𐠪𐠒𐠚|𐠁𐠰𐠩</text:p>
      <text:p text:style-name="P574">𐠊<text:span text:style-name="T1907">𐠪</text:span>𐠋𐠚𐠰𐠩|𐠁𐠰𐠩|𐠞𐠂𐠭𐠩|𐠰𐠞𐠂𐠰𐠚|𐠰𐠜𐠙𐠪𐠎𐠡𐠦𐠚|𐠁𐠸𐠰𐠂|<text:span text:style-name="T1907">𐠍</text:span>𐠦𐠂|𐠰𐠂𐠮</text:p>
      <text:p text:style-name="P574">𐠁𐠸|𐠃𐠧𐠸|𐠂𐠮𐠞𐠂|𐠃𐠁𐠸|𐠃𐠧𐠸|𐠟𐠂𐠩𐠂𐠃𐠙𐠪𐠒𐠂|𐠊𐠩|𐠰𐠂𐠩|𐠊𐠪𐠋𐠚𐠰𐠂</text:p>
      <text:p text:style-name="P574">𐠩|𐠁𐠰𐠂𐠩|𐠞𐠂𐠪|𐠰𐠙𐠣𐠎𐠦𐠚|𐠰𐠮|𐠀𐠣𐠎𐠦|𐠭𐠂𐠭</text:p>
      <text:p text:style-name="P574">𐠊𐠩|𐠃𐠙𐠪𐠒𐠂|𐠃𐠂𐠵𐠂|𐠀𐠚𐠄|𐠰𐠊𐠪𐠋𐠚𐠰𐠚|𐠰𐠙𐠂𐠒𐠚|𐠁𐠳𐠤𐠭𐠨𐠱|𐠞𐠪𐠐𐠄</text:p>
      <text:p text:style-name="P574">𐠩|𐠊𐠩|𐠀𐠡𐠰𐠑𐠩|𐠰𐠳𐠙𐠂|𐠀𐠯|𐠭𐠄𐠋𐠦𐠚|𐠰𐠖𐠪𐠰𐠚|𐠀𐠣𐠎𐠦|<text:span text:style-name="T85">𐠟</text:span><text:span text:style-name="T373">||||</text:span><text:span text:style-name="T85">𐠟</text:span></text:p>
      <text:p text:style-name="P574">𐠯𐠁|𐠁𐠰𐠍𐠂𐠝|𐠞𐠪𐠐𐠄𐠩|𐠊𐠩|𐠀𐠡𐠰𐠑𐠩|𐠃𐠙<text:span text:style-name="T1907">𐠪</text:span><text:span text:style-name="T1908">||</text:span></text:p>
      <text:p text:style-name="P574"/>
      <text:p text:style-name="P574">𐠒𐠂|𐠀𐠯|𐠰𐠀𐠣𐠎𐠦|𐠰𐠮|𐠀𐠢𐠭𐠂|𐠼𐠂|𐠭𐠂𐠞𐠪𐠐𐠵𐠩|𐠭𐠂𐠔𐠏𐠛𐠅</text:p>
      <text:p text:style-name="P574">𐠂|𐠭𐠂|𐠟𐠯𐠅𐠂|𐠰𐠍𐠦𐠚|𐠰𐠊𐠣𐠄𐠿𐠕𐠜𐠚|𐠀𐠕𐠛𐠅|𐠀𐠏𐠵|𐠊𐠩|𐠭𐠮𐠤</text:p>
      <text:p text:style-name="P574">𐠌𐠛𐠅|𐠭𐠁𐠠𐠃𐠭|𐠞𐠭|𐠰𐠡𐠁𐠍𐠕𐠜𐠚|𐠡𐠩|𐠰𐠦𐠵|𐠰𐠱𐠧𐠖𐠃𐠚|𐠊𐠩|𐠡</text:p>
      <text:p text:style-name="P574">𐠩|𐠭𐠛𐠁𐠤𐠴𐠅𐠚|𐠭𐠩|𐠀𐠭𐠙𐠩|𐠊𐠩|𐠰𐠊𐠡𐠚|𐠰𐠛𐠪𐠖𐠰𐠩|𐠀𐠦𐠄𐠣</text:p>
      <text:p text:style-name="P574">𐠂𐠰𐠯𐠳𐠂𐠮𐠖𐠩|𐠃𐠀𐠣𐠔𐠚𐠄𐠩𐠁𐠋|𐠀𐠏𐠵|𐠰𐠡𐠁𐠍𐠕𐠜𐠚|𐠡𐠩|𐠞𐠨𐠍𐠣</text:p>
      <text:p text:style-name="P574">𐠚|𐠰𐠜𐠙𐠨𐠍𐠣𐠄|𐠊𐠩|𐠭𐠮𐠤𐠌𐠛𐠅|𐠭𐠁𐠠𐠃𐠭|𐠞𐠭|𐠁𐠋𐠚|𐠞𐠜𐠛𐠃𐠩|𐠄</text:p>
      <text:p text:style-name="P575">𐠲𐠂𐠩|𐠼𐠚|𐠀𐠮𐠑𐠅|𐠂𐠃𐠭|𐠁𐠋|𐠪𐠩|𐠃𐠙<text:span text:style-name="T1907">𐠪</text:span>𐠒𐠚|𐠁𐠰𐠩|𐠞𐠂𐠭𐠩|𐠰𐠩|𐠃</text:p>
      <text:p text:style-name="P575">𐠙𐠪𐠒𐠚|𐠁𐠸𐠭𐠂|𐠼𐠂|𐠭𐠂𐠮|𐠂𐠁𐠸|𐠰𐠂|𐠊𐠡𐠂|𐠰𐠂𐠮|𐠁𐠸|𐠃𐠧𐠸|𐠂</text:p>
      <text:p text:style-name="P575">𐠮|𐠃𐠁𐠸|𐠃𐠧𐠸|𐠟𐠂𐠩𐠂𐠃𐠙<text:span text:style-name="T1907">𐠪</text:span>𐠒𐠂|𐠁𐠰𐠂𐠩|𐠞𐠂<text:span text:style-name="T1907">𐠪</text:span>|𐠰𐠙𐠣𐠎𐠦𐠚|𐠰𐠮|𐠀𐠣𐠎𐠦</text:p>
      <text:p text:style-name="P575">𐠚𐠟<text:span text:style-name="T1909">||||</text:span>𐠟<text:span text:style-name="T1909">||</text:span><text:span text:style-name="T1910">𐠯𐠁</text:span><text:span text:style-name="T1911">|𐠂𐠮|𐠭</text:span>𐠭𐠏𐠰𐠚|𐠭𐠮|𐠭𐠳𐠠𐠅|𐠭𐠮|𐠂𐠙𐠏𐠑𐠪𐠕𐠙</text:p>
      <text:p text:style-name="P575">𐠞<text:span text:style-name="T1907">𐠪</text:span>𐠐𐠄𐠩|𐠊𐠩|𐠀𐠡𐠰𐠑𐠩|𐠊𐠮𐠯𐠅𐠚|𐠂𐠭𐠯𐠃𐠚|𐠭𐠙𐠭𐠙𐠚|𐠭𐠚𐠟𐠤</text:p>
      <text:p text:style-name="P574">𐠭𐠑𐠃𐠚|𐠬𐠜𐠦𐠍𐠂𐠩|𐠕𐠓𐠨𐠂|𐠭𐠩|𐠳𐠤𐠭𐠩|𐠭𐠨𐠮|𐠄𐠲𐠂𐠩|𐠼𐠚</text:p>
      <text:p text:style-name="P574">𐠃𐠠𐠪𐠪𐠋|𐠭𐠩|𐠳𐠤𐠭𐠩𐠭𐠨𐠮|𐠓𐠩|𐠀𐠜𐠪𐠅𐠵𐠂𐠋𐠜𐠂𐠱𐠭𐠨𐠋</text:p>
      <text:p text:style-name="P574">𐠼𐠩𐠭𐠨𐠮|𐠊𐠩|𐠰𐠩|𐠊𐠡𐠩|𐠰𐠫𐠮|𐠃𐠂|𐠃𐠙𐠪𐠎𐠡𐠦𐠚|𐠞𐠂𐠮𐠩|𐠊𐠩|𐠰𐠞𐠂𐠰𐠚|𐠃𐠂𐠞</text:p>
      <text:p text:style-name="P574">𐠂𐠮𐠩|𐠁𐠋𐠫𐠪|𐠀𐠂𐠳𐠂|𐠃𐠂𐠰𐠂𐠦𐠛|𐠰𐠂|𐠁𐠭𐠑𐠁𐠴|𐠂𐠃𐠪</text:p>
      <text:p text:style-name="P571"/>
      <text:p text:style-name="P526">Ancient Alphabetics</text:p>
      <text:p text:style-name="P416"/>
      <text:p text:style-name="P51"><text:span text:style-name="Προεπιλεγμένη_20_γραμματοσειρά"><text:span text:style-name="T1938">The</text:span></text:span><text:span text:style-name="Προεπιλεγμένη_20_γραμματοσειρά"><text:span text:style-name="T1939"> </text:span></text:span><text:span text:style-name="Προεπιλεγμένη_20_γραμματοσειρά"><text:span text:style-name="T1938">table </text:span></text:span><text:span text:style-name="Προεπιλεγμένη_20_γραμματοσειρά"><text:span text:style-name="T1939">below </text:span></text:span><text:span text:style-name="Προεπιλεγμένη_20_γραμματοσειρά"><text:span text:style-name="T1940">shows </text:span></text:span><text:span text:style-name="Προεπιλεγμένη_20_γραμματοσειρά"><text:span text:style-name="T1941">c</text:span></text:span><text:span text:style-name="Προεπιλεγμένη_20_γραμματοσειρά"><text:span text:style-name="T1938">haracter </text:span></text:span><text:span text:style-name="Προεπιλεγμένη_20_γραμματοσειρά"><text:span text:style-name="T1941">v</text:span></text:span><text:span text:style-name="Προεπιλεγμένη_20_γραμματοσειρά"><text:span text:style-name="T1938">ariants</text:span></text:span><text:span text:style-name="Προεπιλεγμένη_20_γραμματοσειρά"><text:span text:style-name="T1940"> of </text:span></text:span><text:span text:style-name="Προεπιλεγμένη_20_γραμματοσειρά"><text:span text:style-name="T706">Ancient Greek and Old Italic alphabets</text:span></text:span><text:span text:style-name="Προεπιλεγμένη_20_γραμματοσειρά"><text:span text:style-name="T707"> covered by Aegean</text:span></text:span><text:span text:style-name="Προεπιλεγμένη_20_γραμματοσειρά"><text:span text:style-name="T708">.</text:span></text:span><text:span text:style-name="Προεπιλεγμένη_20_γραμματοσειρά"><text:span text:style-name="T1938"> </text:span></text:span><text:span text:style-name="Προεπιλεγμένη_20_γραμματοσειρά"><text:span text:style-name="T1941">N</text:span></text:span><text:span text:style-name="Προεπιλεγμένη_20_γραμματοσειρά"><text:span text:style-name="T1938">o </text:span></text:span><text:span text:style-name="Προεπιλεγμένη_20_γραμματοσειρά"><text:span text:style-name="T2022">pua</text:span></text:span><text:span text:style-name="Προεπιλεγμένη_20_γραμματοσειρά"><text:span text:style-name="T1938"> glyphs are used</text:span></text:span><text:span text:style-name="Προεπιλεγμένη_20_γραμματοσειρά"><text:span text:style-name="T1941">; enries on the fourth column are OpenType variants of the encoded letters on the third column.</text:span></text:span></text:p>
      <text:p text:style-name="P409"/>
      <table:table table:name="Πίνακας2" table:style-name="Πίνακας2">
        <table:table-column table:style-name="Πίνακας2.A"/>
        <table:table-column table:style-name="Πίνακας2.B"/>
        <table:table-column table:style-name="Πίνακας2.C"/>
        <table:table-column table:style-name="Πίνακας2.D"/>
        <table:table-row>
          <table:table-cell table:style-name="Πίνακας2.A1" office:value-type="string">
            <text:p text:style-name="P239">άλφα</text:p>
          </table:table-cell>
          <table:table-cell table:style-name="Πίνακας2.A1" office:value-type="string">
            <text:p text:style-name="P493">cv26</text:p>
          </table:table-cell>
          <table:table-cell table:style-name="Πίνακας2.C1" office:value-type="string">
            <text:p text:style-name="P146">Α</text:p>
          </table:table-cell>
          <table:table-cell table:style-name="Πίνακας2.A1" office:value-type="string">
            <text:p text:style-name="P266">Α<text:span text:style-name="T2157">Α</text:span><text:span text:style-name="T2117">Α</text:span><text:span text:style-name="T2186">Α</text:span><text:span text:style-name="T2273">Α</text:span><text:span text:style-name="T2278">Α</text:span><text:span text:style-name="T2099">Α</text:span><text:span text:style-name="T2133">Α</text:span><text:span text:style-name="T2221">Α</text:span><text:span text:style-name="T2231">Α</text:span><text:span text:style-name="T2237">Α</text:span><text:span text:style-name="T2251">Α</text:span><text:span text:style-name="T2258">Α</text:span><text:span text:style-name="T2265">Α</text:span><text:span text:style-name="T2243">Α</text:span><text:span text:style-name="T2173">Α</text:span><text:span text:style-name="T2247">Α</text:span><text:span text:style-name="T2255">Α</text:span><text:span text:style-name="T2262">Α</text:span><text:span text:style-name="T2063">Α</text:span><text:span text:style-name="T2270">Α</text:span><text:span text:style-name="T2197">Α</text:span><text:span text:style-name="T2204">Α</text:span><text:span text:style-name="T2214">Α</text:span><text:span text:style-name="T2226">Α</text:span><text:span text:style-name="T2049">Α</text:span></text:p>
          </table:table-cell>
        </table:table-row>
        <table:table-row>
          <table:table-cell table:style-name="Πίνακας2.A1" office:value-type="string">
            <text:p text:style-name="P27"><text:span text:style-name="Προεπιλεγμένη_20_γραμματοσειρά"><text:span text:style-name="T685">a</text:span></text:span></text:p>
          </table:table-cell>
          <table:table-cell table:style-name="Πίνακας2.A1" office:value-type="string">
            <text:p text:style-name="P280"><text:span text:style-name="T1343">cv</text:span>19</text:p>
          </table:table-cell>
          <table:table-cell table:style-name="Πίνακας2.C1" office:value-type="string">
            <text:p text:style-name="P20"><text:span text:style-name="Προεπιλεγμένη_20_γραμματοσειρά"><text:span text:style-name="T234">𐌀</text:span></text:span></text:p>
          </table:table-cell>
          <table:table-cell table:style-name="Πίνακας2.A1" office:value-type="string">
            <text:p text:style-name="P59"><text:span text:style-name="Προεπιλεγμένη_20_γραμματοσειρά"><text:span text:style-name="T323">𐌀</text:span></text:span><text:span text:style-name="Προεπιλεγμένη_20_γραμματοσειρά"><text:span text:style-name="T378">𐌀</text:span></text:span><text:span text:style-name="Προεπιλεγμένη_20_γραμματοσειρά"><text:span text:style-name="T379">𐌀</text:span></text:span><text:span text:style-name="Προεπιλεγμένη_20_γραμματοσειρά"><text:span text:style-name="T380">𐌀</text:span></text:span><text:span text:style-name="Προεπιλεγμένη_20_γραμματοσειρά"><text:span text:style-name="T381">𐌀</text:span></text:span><text:span text:style-name="Προεπιλεγμένη_20_γραμματοσειρά"><text:span text:style-name="T382">𐌀</text:span></text:span><text:span text:style-name="Προεπιλεγμένη_20_γραμματοσειρά"><text:span text:style-name="T383">𐌀</text:span></text:span><text:span text:style-name="Προεπιλεγμένη_20_γραμματοσειρά"><text:span text:style-name="T384">𐌀</text:span></text:span><text:span text:style-name="Προεπιλεγμένη_20_γραμματοσειρά"><text:span text:style-name="T385">𐌀</text:span></text:span><text:span text:style-name="Προεπιλεγμένη_20_γραμματοσειρά"><text:span text:style-name="T386">𐌀</text:span></text:span><text:span text:style-name="Προεπιλεγμένη_20_γραμματοσειρά"><text:span text:style-name="T387">𐌀</text:span></text:span><text:span text:style-name="Προεπιλεγμένη_20_γραμματοσειρά"><text:span text:style-name="T388">𐌀</text:span></text:span><text:span text:style-name="Προεπιλεγμένη_20_γραμματοσειρά"><text:span text:style-name="T389">𐌀</text:span></text:span><text:span text:style-name="Προεπιλεγμένη_20_γραμματοσειρά"><text:span text:style-name="T390">𐌀</text:span></text:span><text:span text:style-name="Προεπιλεγμένη_20_γραμματοσειρά"><text:span text:style-name="T391">𐌀</text:span></text:span><text:span text:style-name="Προεπιλεγμένη_20_γραμματοσειρά"><text:span text:style-name="T322">𐌀</text:span></text:span><text:span text:style-name="Προεπιλεγμένη_20_γραμματοσειρά"><text:span text:style-name="T324">𐌀</text:span></text:span><text:span text:style-name="Προεπιλεγμένη_20_γραμματοσειρά"><text:span text:style-name="T325">𐌀</text:span></text:span><text:span text:style-name="Προεπιλεγμένη_20_γραμματοσειρά"><text:span text:style-name="T326">𐌀</text:span></text:span></text:p>
          </table:table-cell>
        </table:table-row>
        <table:table-row>
          <table:table-cell table:style-name="Πίνακας2.A1" office:value-type="string">
            <text:p text:style-name="P239">βήτα</text:p>
          </table:table-cell>
          <table:table-cell table:style-name="Πίνακας2.A1" office:value-type="string">
            <text:p text:style-name="P493">cv31</text:p>
          </table:table-cell>
          <table:table-cell table:style-name="Πίνακας2.C1" office:value-type="string">
            <text:p text:style-name="P20"><text:span text:style-name="Προεπιλεγμένη_20_γραμματοσειρά"><text:span text:style-name="T235">Β</text:span></text:span></text:p>
          </table:table-cell>
          <table:table-cell table:style-name="Πίνακας2.A1" office:value-type="string">
            <text:p text:style-name="P425"><text:span text:style-name="T757">Β</text:span><text:span text:style-name="T759">Β</text:span><text:span text:style-name="T760">Β</text:span><text:span text:style-name="T761">Β</text:span><text:span text:style-name="T762">Β</text:span><text:span text:style-name="T763">Β</text:span><text:span text:style-name="T764">Β</text:span><text:span text:style-name="T765">Β</text:span><text:span text:style-name="T766">Β</text:span><text:span text:style-name="T767">Β</text:span><text:span text:style-name="T768">Β</text:span><text:span text:style-name="T769">Β</text:span><text:span text:style-name="T770">Β</text:span><text:span text:style-name="T771">Β</text:span><text:span text:style-name="T772">Β</text:span><text:span text:style-name="T773">Β</text:span><text:span text:style-name="T774">Β</text:span><text:span text:style-name="T775">Β</text:span><text:span text:style-name="T776">Β</text:span><text:span text:style-name="T777">Β</text:span><text:span text:style-name="T778">Β</text:span><text:span text:style-name="T779">Β</text:span><text:span text:style-name="T780">Β</text:span><text:span text:style-name="Προεπιλεγμένη_20_γραμματοσειρά"><text:span text:style-name="T781">Β</text:span></text:span><text:span text:style-name="Προεπιλεγμένη_20_γραμματοσειρά"><text:span text:style-name="T784">Β</text:span></text:span><text:span text:style-name="Προεπιλεγμένη_20_γραμματοσειρά"><text:span text:style-name="T787">Β</text:span></text:span><text:span text:style-name="Προεπιλεγμένη_20_γραμματοσειρά"><text:span text:style-name="T790">Β</text:span></text:span><text:span text:style-name="Προεπιλεγμένη_20_γραμματοσειρά"><text:span text:style-name="T792">Β</text:span></text:span><text:span text:style-name="Προεπιλεγμένη_20_γραμματοσειρά"><text:span text:style-name="T794">Β</text:span></text:span><text:span text:style-name="Προεπιλεγμένη_20_γραμματοσειρά"><text:span text:style-name="T797">Β</text:span></text:span><text:span text:style-name="Προεπιλεγμένη_20_γραμματοσειρά"><text:span text:style-name="T800">Β</text:span></text:span></text:p>
          </table:table-cell>
        </table:table-row>
        <table:table-row>
          <table:table-cell table:style-name="Πίνακας2.A1" office:value-type="string">
            <text:p text:style-name="P27"><text:span text:style-name="Προεπιλεγμένη_20_γραμματοσειρά"><text:span text:style-name="T685">be</text:span></text:span></text:p>
          </table:table-cell>
          <table:table-cell table:style-name="Πίνακας2.A1" office:value-type="string">
            <text:p text:style-name="P280"><text:span text:style-name="T1343">cv0</text:span>2</text:p>
          </table:table-cell>
          <table:table-cell table:style-name="Πίνακας2.C1" office:value-type="string">
            <text:p text:style-name="P20"><text:span text:style-name="Προεπιλεγμένη_20_γραμματοσειρά"><text:span text:style-name="T234">𐌁</text:span></text:span></text:p>
          </table:table-cell>
          <table:table-cell table:style-name="Πίνακας2.A1" office:value-type="string">
            <text:p text:style-name="P59"><text:span text:style-name="Προεπιλεγμένη_20_γραμματοσειρά"><text:span text:style-name="T247">𐌁</text:span></text:span><text:span text:style-name="Προεπιλεγμένη_20_γραμματοσειρά"><text:span text:style-name="T296">𐌁</text:span></text:span></text:p>
          </table:table-cell>
        </table:table-row>
        <table:table-row>
          <table:table-cell table:style-name="Πίνακας2.A1" office:value-type="string">
            <text:p text:style-name="P27"><text:span text:style-name="Προεπιλεγμένη_20_γραμματοσειρά"><text:span text:style-name="T685">tse</text:span></text:span></text:p>
          </table:table-cell>
          <table:table-cell table:style-name="Πίνακας2.A1" office:value-type="string">
            <text:p text:style-name="P280"/>
          </table:table-cell>
          <table:table-cell table:style-name="Πίνακας2.C1" office:value-type="string">
            <text:p text:style-name="P20"><text:span text:style-name="Προεπιλεγμένη_20_γραμματοσειρά"><text:span text:style-name="T234">𐌯</text:span></text:span></text:p>
          </table:table-cell>
          <table:table-cell table:style-name="Πίνακας2.A1" office:value-type="string">
            <text:p text:style-name="P145"/>
          </table:table-cell>
        </table:table-row>
        <table:table-row>
          <table:table-cell table:style-name="Πίνακας2.A1" office:value-type="string">
            <text:p text:style-name="P27"><text:span text:style-name="Προεπιλεγμένη_20_γραμματοσειρά"><text:span text:style-name="T685">che</text:span></text:span></text:p>
          </table:table-cell>
          <table:table-cell table:style-name="Πίνακας2.A1" office:value-type="string">
            <text:p text:style-name="P280"><text:span text:style-name="T1343">cv0</text:span>2</text:p>
          </table:table-cell>
          <table:table-cell table:style-name="Πίνακας2.C1" office:value-type="string">
            <text:p text:style-name="P20"><text:span text:style-name="Προεπιλεγμένη_20_γραμματοσειρά"><text:span text:style-name="T234">𐌜</text:span></text:span></text:p>
          </table:table-cell>
          <table:table-cell table:style-name="Πίνακας2.A1" office:value-type="string">
            <text:p text:style-name="P59"><text:span text:style-name="Προεπιλεγμένη_20_γραμματοσειρά"><text:span text:style-name="T247">𐌜</text:span></text:span><text:span text:style-name="Προεπιλεγμένη_20_γραμματοσειρά"><text:span text:style-name="T296">𐌜</text:span></text:span></text:p>
          </table:table-cell>
        </table:table-row>
        <table:table-row>
          <table:table-cell table:style-name="Πίνακας2.A1" office:value-type="string">
            <text:p text:style-name="P239">γάμμα</text:p>
          </table:table-cell>
          <table:table-cell table:style-name="Πίνακας2.A1" office:value-type="string">
            <text:p text:style-name="P493">cv14</text:p>
          </table:table-cell>
          <table:table-cell table:style-name="Πίνακας2.C1" office:value-type="string">
            <text:p text:style-name="P20"><text:span text:style-name="Προεπιλεγμένη_20_γραμματοσειρά"><text:span text:style-name="T235">Γ</text:span></text:span></text:p>
          </table:table-cell>
          <table:table-cell table:style-name="Πίνακας2.A1" office:value-type="string">
            <text:p text:style-name="P162"><text:span text:style-name="Προεπιλεγμένη_20_γραμματοσειρά"><text:span text:style-name="T2095">Γ</text:span></text:span><text:span text:style-name="Προεπιλεγμένη_20_γραμματοσειρά"><text:span text:style-name="T1194">Γ</text:span></text:span><text:span text:style-name="Προεπιλεγμένη_20_γραμματοσειρά"><text:span text:style-name="T1201">Γ</text:span></text:span><text:span text:style-name="Προεπιλεγμένη_20_γραμματοσειρά"><text:span text:style-name="T1209">Γ</text:span></text:span><text:span text:style-name="Προεπιλεγμένη_20_γραμματοσειρά"><text:span text:style-name="T1217">Γ</text:span></text:span><text:span text:style-name="Προεπιλεγμένη_20_γραμματοσειρά"><text:span text:style-name="T1224">Γ</text:span></text:span><text:span text:style-name="Προεπιλεγμένη_20_γραμματοσειρά"><text:span text:style-name="T1232">Γ</text:span></text:span><text:span text:style-name="Προεπιλεγμένη_20_γραμματοσειρά"><text:span text:style-name="T1239">Γ</text:span></text:span><text:span text:style-name="Προεπιλεγμένη_20_γραμματοσειρά"><text:span text:style-name="T1247">Γ</text:span></text:span><text:span text:style-name="Προεπιλεγμένη_20_γραμματοσειρά"><text:span text:style-name="T1254">Γ</text:span></text:span><text:span text:style-name="Προεπιλεγμένη_20_γραμματοσειρά"><text:span text:style-name="T1261">Γ</text:span></text:span><text:span text:style-name="Προεπιλεγμένη_20_γραμματοσειρά"><text:span text:style-name="T1269">Γ</text:span></text:span><text:span text:style-name="Προεπιλεγμένη_20_γραμματοσειρά"><text:span text:style-name="T1275">Γ</text:span></text:span><text:span text:style-name="Προεπιλεγμένη_20_γραμματοσειρά"><text:span text:style-name="T1284">Γ</text:span></text:span></text:p>
          </table:table-cell>
        </table:table-row>
        <table:table-row>
          <table:table-cell table:style-name="Πίνακας2.A1" office:value-type="string">
            <text:p text:style-name="P27"><text:span text:style-name="Προεπιλεγμένη_20_γραμματοσειρά"><text:span text:style-name="T685">ke</text:span></text:span></text:p>
          </table:table-cell>
          <table:table-cell table:style-name="Πίνακας2.A1" office:value-type="string">
            <text:p text:style-name="P280"><text:span text:style-name="T1343">cv0</text:span>6</text:p>
          </table:table-cell>
          <table:table-cell table:style-name="Πίνακας2.C1" office:value-type="string">
            <text:p text:style-name="P20"><text:span text:style-name="Προεπιλεγμένη_20_γραμματοσειρά"><text:span text:style-name="T234">𐌂</text:span></text:span></text:p>
          </table:table-cell>
          <table:table-cell table:style-name="Πίνακας2.A1" office:value-type="string">
            <text:p text:style-name="P59"><text:span text:style-name="Προεπιλεγμένη_20_γραμματοσειρά"><text:span text:style-name="T302">𐌂</text:span></text:span><text:span text:style-name="Προεπιλεγμένη_20_γραμματοσειρά"><text:span text:style-name="T304">𐌂</text:span></text:span><text:span text:style-name="Προεπιλεγμένη_20_γραμματοσειρά"><text:span text:style-name="T307">𐌂</text:span></text:span><text:span text:style-name="Προεπιλεγμένη_20_γραμματοσειρά"><text:span text:style-name="T309">𐌂</text:span></text:span><text:span text:style-name="Προεπιλεγμένη_20_γραμματοσειρά"><text:span text:style-name="T311">𐌂</text:span></text:span><text:span text:style-name="Προεπιλεγμένη_20_γραμματοσειρά"><text:span text:style-name="T313">𐌂</text:span></text:span></text:p>
          </table:table-cell>
        </table:table-row>
        <table:table-row>
          <table:table-cell table:style-name="Πίνακας2.A1" office:value-type="string">
            <text:p text:style-name="P27"><text:span text:style-name="Προεπιλεγμένη_20_γραμματοσειρά"><text:span text:style-name="T685">ye</text:span></text:span></text:p>
          </table:table-cell>
          <table:table-cell table:style-name="Πίνακας2.A1" office:value-type="string">
            <text:p text:style-name="P280"/>
          </table:table-cell>
          <table:table-cell table:style-name="Πίνακας2.C1" office:value-type="string">
            <text:p text:style-name="P20"><text:span text:style-name="Προεπιλεγμένη_20_γραμματοσειρά"><text:span text:style-name="T234">𐌭</text:span></text:span></text:p>
          </table:table-cell>
          <table:table-cell table:style-name="Πίνακας2.A1" office:value-type="string">
            <text:p text:style-name="P145"/>
          </table:table-cell>
        </table:table-row>
        <table:table-row>
          <table:table-cell table:style-name="Πίνακας2.A1" office:value-type="string">
            <text:p text:style-name="P239">δέλτα</text:p>
          </table:table-cell>
          <table:table-cell table:style-name="Πίνακας2.A1" office:value-type="string">
            <text:p text:style-name="P493">cv07</text:p>
          </table:table-cell>
          <table:table-cell table:style-name="Πίνακας2.C1" office:value-type="string">
            <text:p text:style-name="P20"><text:span text:style-name="Προεπιλεγμένη_20_γραμματοσειρά"><text:span text:style-name="T235">Δ</text:span></text:span></text:p>
          </table:table-cell>
          <table:table-cell table:style-name="Πίνακας2.A1" office:value-type="string">
            <text:p text:style-name="P383"><text:span text:style-name="T362">Δ</text:span><text:span text:style-name="T428">Δ</text:span><text:span text:style-name="Προεπιλεγμένη_20_γραμματοσειρά"><text:span text:style-name="T429">Δ</text:span></text:span><text:span text:style-name="Προεπιλεγμένη_20_γραμματοσειρά"><text:span text:style-name="T434">Δ</text:span></text:span><text:span text:style-name="Προεπιλεγμένη_20_γραμματοσειρά"><text:span text:style-name="T370">Δ</text:span></text:span><text:span text:style-name="Προεπιλεγμένη_20_γραμματοσειρά"><text:span text:style-name="T360">Δ</text:span></text:span><text:span text:style-name="Προεπιλεγμένη_20_γραμματοσειρά"><text:span text:style-name="T367">Δ</text:span></text:span></text:p>
          </table:table-cell>
        </table:table-row>
        <table:table-row>
          <table:table-cell table:style-name="Πίνακας2.A1" office:value-type="string">
            <text:p text:style-name="P27"><text:span text:style-name="Προεπιλεγμένη_20_γραμματοσειρά"><text:span text:style-name="T685">de</text:span></text:span></text:p>
          </table:table-cell>
          <table:table-cell table:style-name="Πίνακας2.A1" office:value-type="string">
            <text:p text:style-name="P280"><text:span text:style-name="T1343">cv0</text:span>5</text:p>
          </table:table-cell>
          <table:table-cell table:style-name="Πίνακας2.C1" office:value-type="string">
            <text:p text:style-name="P20"><text:span text:style-name="Προεπιλεγμένη_20_γραμματοσειρά"><text:span text:style-name="T234">𐌃</text:span></text:span></text:p>
          </table:table-cell>
          <table:table-cell table:style-name="Πίνακας2.A1" office:value-type="string">
            <text:p text:style-name="P59"><text:span text:style-name="Προεπιλεγμένη_20_γραμματοσειρά"><text:span text:style-name="T354">𐌃</text:span></text:span><text:span text:style-name="Προεπιλεγμένη_20_γραμματοσειρά"><text:span text:style-name="T393">𐌃</text:span></text:span><text:span text:style-name="Προεπιλεγμένη_20_γραμματοσειρά"><text:span text:style-name="T394">𐌃</text:span></text:span><text:span text:style-name="Προεπιλεγμένη_20_γραμματοσειρά"><text:span text:style-name="T353">𐌃</text:span></text:span><text:span text:style-name="Προεπιλεγμένη_20_γραμματοσειρά"><text:span text:style-name="T355">𐌃</text:span></text:span></text:p>
          </table:table-cell>
        </table:table-row>
        <table:table-row>
          <table:table-cell table:style-name="Πίνακας2.A1" office:value-type="string">
            <text:p text:style-name="P239">έψιλον</text:p>
          </table:table-cell>
          <table:table-cell table:style-name="Πίνακας2.A1" office:value-type="string">
            <text:p text:style-name="P493">cv26</text:p>
          </table:table-cell>
          <table:table-cell table:style-name="Πίνακας2.C1" office:value-type="string">
            <text:p text:style-name="P20"><text:span text:style-name="Προεπιλεγμένη_20_γραμματοσειρά"><text:span text:style-name="T235">Ε</text:span></text:span></text:p>
          </table:table-cell>
          <table:table-cell table:style-name="Πίνακας2.A1" office:value-type="string">
            <text:p text:style-name="P282"><text:span text:style-name="Προεπιλεγμένη_20_γραμματοσειρά"><text:span text:style-name="T2079">Ε</text:span></text:span><text:span text:style-name="Προεπιλεγμένη_20_γραμματοσειρά"><text:span text:style-name="T2160">Ε</text:span></text:span><text:span text:style-name="Προεπιλεγμένη_20_γραμματοσειρά"><text:span text:style-name="T2120">Ε</text:span></text:span><text:span text:style-name="Προεπιλεγμένη_20_γραμματοσειρά"><text:span text:style-name="T2188">Ε</text:span></text:span><text:span text:style-name="Προεπιλεγμένη_20_γραμματοσειρά"><text:span text:style-name="T2274">Ε</text:span></text:span><text:span text:style-name="Προεπιλεγμένη_20_γραμματοσειρά"><text:span text:style-name="T2279">Ε</text:span></text:span><text:span text:style-name="Προεπιλεγμένη_20_γραμματοσειρά"><text:span text:style-name="T2101">Ε</text:span></text:span><text:span text:style-name="Προεπιλεγμένη_20_γραμματοσειρά"><text:span text:style-name="T2135">Ε</text:span></text:span><text:span text:style-name="Προεπιλεγμένη_20_γραμματοσειρά"><text:span text:style-name="T2223">Ε</text:span></text:span><text:span text:style-name="Προεπιλεγμένη_20_γραμματοσειρά"><text:span text:style-name="T2233">Ε</text:span></text:span><text:span text:style-name="Προεπιλεγμένη_20_γραμματοσειρά"><text:span text:style-name="T2239">Ε</text:span></text:span><text:span text:style-name="Προεπιλεγμένη_20_γραμματοσειρά"><text:span text:style-name="T2253">Ε</text:span></text:span><text:span text:style-name="Προεπιλεγμένη_20_γραμματοσειρά"><text:span text:style-name="T2260">Ε</text:span></text:span><text:span text:style-name="Προεπιλεγμένη_20_γραμματοσειρά"><text:span text:style-name="T2267">Ε</text:span></text:span><text:span text:style-name="Προεπιλεγμένη_20_γραμματοσειρά"><text:span text:style-name="T2245">Ε</text:span></text:span><text:span text:style-name="Προεπιλεγμένη_20_γραμματοσειρά"><text:span text:style-name="T2175">Ε</text:span></text:span><text:span text:style-name="Προεπιλεγμένη_20_γραμματοσειρά"><text:span text:style-name="T2249">Ε</text:span></text:span><text:span text:style-name="Προεπιλεγμένη_20_γραμματοσειρά"><text:span text:style-name="T2257">Ε</text:span></text:span><text:span text:style-name="Προεπιλεγμένη_20_γραμματοσειρά"><text:span text:style-name="T2264">Ε</text:span></text:span><text:span text:style-name="Προεπιλεγμένη_20_γραμματοσειρά"><text:span text:style-name="T2065">Ε</text:span></text:span><text:span text:style-name="Προεπιλεγμένη_20_γραμματοσειρά"><text:span text:style-name="T2272">Ε</text:span></text:span><text:span text:style-name="Προεπιλεγμένη_20_γραμματοσειρά"><text:span text:style-name="T2199">Ε</text:span></text:span><text:span text:style-name="Προεπιλεγμένη_20_γραμματοσειρά"><text:span text:style-name="T2206">Ε</text:span></text:span><text:span text:style-name="Προεπιλεγμένη_20_γραμματοσειρά"><text:span text:style-name="T2216">Ε</text:span></text:span><text:span text:style-name="Προεπιλεγμένη_20_γραμματοσειρά"><text:span text:style-name="T2228">Ε</text:span></text:span><text:span text:style-name="Προεπιλεγμένη_20_γραμματοσειρά"><text:span text:style-name="T2051">Ε</text:span></text:span></text:p>
          </table:table-cell>
        </table:table-row>
        <table:table-row>
          <table:table-cell table:style-name="Πίνακας2.A1" office:value-type="string">
            <text:p text:style-name="P27"><text:span text:style-name="Προεπιλεγμένη_20_γραμματοσειρά"><text:span text:style-name="T685">e</text:span></text:span></text:p>
          </table:table-cell>
          <table:table-cell table:style-name="Πίνακας2.A1" office:value-type="string">
            <text:p text:style-name="P280"><text:span text:style-name="T1343">cv</text:span>18</text:p>
          </table:table-cell>
          <table:table-cell table:style-name="Πίνακας2.C1" office:value-type="string">
            <text:p text:style-name="P20"><text:span text:style-name="Προεπιλεγμένη_20_γραμματοσειρά"><text:span text:style-name="T234">𐌄</text:span></text:span></text:p>
          </table:table-cell>
          <table:table-cell table:style-name="Πίνακας2.A1" office:value-type="string">
            <text:p text:style-name="P59"><text:span text:style-name="Προεπιλεγμένη_20_γραμματοσειρά"><text:span text:style-name="T395">𐌄</text:span></text:span><text:span text:style-name="Προεπιλεγμένη_20_γραμματοσειρά"><text:span text:style-name="T396">𐌄</text:span></text:span><text:span text:style-name="Προεπιλεγμένη_20_γραμματοσειρά"><text:span text:style-name="T397">𐌄</text:span></text:span><text:span text:style-name="Προεπιλεγμένη_20_γραμματοσειρά"><text:span text:style-name="T398">𐌄</text:span></text:span><text:span text:style-name="Προεπιλεγμένη_20_γραμματοσειρά"><text:span text:style-name="T399">𐌄</text:span></text:span><text:span text:style-name="Προεπιλεγμένη_20_γραμματοσειρά"><text:span text:style-name="T400">𐌄</text:span></text:span><text:span text:style-name="Προεπιλεγμένη_20_γραμματοσειρά"><text:span text:style-name="T401">𐌄</text:span></text:span><text:span text:style-name="Προεπιλεγμένη_20_γραμματοσειρά"><text:span text:style-name="T402">𐌄</text:span></text:span><text:span text:style-name="Προεπιλεγμένη_20_γραμματοσειρά"><text:span text:style-name="T403">𐌄</text:span></text:span><text:span text:style-name="Προεπιλεγμένη_20_γραμματοσειρά"><text:span text:style-name="T404">𐌄</text:span></text:span><text:span text:style-name="Προεπιλεγμένη_20_γραμματοσειρά"><text:span text:style-name="T405">𐌄</text:span></text:span><text:span text:style-name="Προεπιλεγμένη_20_γραμματοσειρά"><text:span text:style-name="T406">𐌄</text:span></text:span><text:span text:style-name="Προεπιλεγμένη_20_γραμματοσειρά"><text:span text:style-name="T407">𐌄</text:span></text:span><text:span text:style-name="Προεπιλεγμένη_20_γραμματοσειρά"><text:span text:style-name="T408">𐌄</text:span></text:span><text:span text:style-name="Προεπιλεγμένη_20_γραμματοσειρά"><text:span text:style-name="T409">𐌄</text:span></text:span><text:span text:style-name="Προεπιλεγμένη_20_γραμματοσειρά"><text:span text:style-name="T410">𐌄</text:span></text:span><text:span text:style-name="Προεπιλεγμένη_20_γραμματοσειρά"><text:span text:style-name="T411">𐌄</text:span></text:span><text:span text:style-name="Προεπιλεγμένη_20_γραμματοσειρά"><text:span text:style-name="T412">𐌄</text:span></text:span></text:p>
          </table:table-cell>
        </table:table-row>
        <table:table-row>
          <table:table-cell table:style-name="Πίνακας2.A1" office:value-type="string">
            <text:p text:style-name="P239">δίγαμμα</text:p>
          </table:table-cell>
          <table:table-cell table:style-name="Πίνακας2.A1" office:value-type="string">
            <text:p text:style-name="P493">cv10</text:p>
          </table:table-cell>
          <table:table-cell table:style-name="Πίνακας2.C1" office:value-type="string">
            <text:p text:style-name="P20"><text:span text:style-name="Προεπιλεγμένη_20_γραμματοσειρά"><text:span text:style-name="T235">Ϝ</text:span></text:span></text:p>
          </table:table-cell>
          <table:table-cell table:style-name="Πίνακας2.A1" office:value-type="string">
            <text:p text:style-name="P284"><text:span text:style-name="T2104">Ϝ</text:span><text:span text:style-name="T1149">Ϝ</text:span><text:span text:style-name="T1153">Ϝ</text:span><text:span text:style-name="T1156">Ϝ</text:span><text:span text:style-name="T1159">Ϝ</text:span><text:span text:style-name="T1164">Ϝ</text:span><text:span text:style-name="T1169">Ϝ</text:span><text:span text:style-name="Προεπιλεγμένη_20_γραμματοσειρά"><text:span text:style-name="T1175">Ϝ</text:span></text:span><text:span text:style-name="Προεπιλεγμένη_20_γραμματοσειρά"><text:span text:style-name="T1183">Ϝ</text:span></text:span><text:span text:style-name="Προεπιλεγμένη_20_γραμματοσειρά"><text:span text:style-name="T1188">Ϝ</text:span></text:span></text:p>
          </table:table-cell>
        </table:table-row>
        <table:table-row>
          <table:table-cell table:style-name="Πίνακας2.A1" office:value-type="string">
            <text:p text:style-name="P27"><text:span text:style-name="Προεπιλεγμένη_20_γραμματοσειρά"><text:span text:style-name="T685">ve</text:span></text:span></text:p>
          </table:table-cell>
          <table:table-cell table:style-name="Πίνακας2.A1" office:value-type="string">
            <text:p text:style-name="P280"><text:span text:style-name="T1343">cv0</text:span>8</text:p>
          </table:table-cell>
          <table:table-cell table:style-name="Πίνακας2.C1" office:value-type="string">
            <text:p text:style-name="P20"><text:span text:style-name="Προεπιλεγμένη_20_γραμματοσειρά"><text:span text:style-name="T234">𐌅</text:span></text:span></text:p>
          </table:table-cell>
          <table:table-cell table:style-name="Πίνακας2.A1" office:value-type="string">
            <text:p text:style-name="P59"><text:span text:style-name="Προεπιλεγμένη_20_γραμματοσειρά"><text:span text:style-name="T329">𐌅</text:span></text:span><text:span text:style-name="Προεπιλεγμένη_20_γραμματοσειρά"><text:span text:style-name="T413">𐌅</text:span></text:span><text:span text:style-name="Προεπιλεγμένη_20_γραμματοσειρά"><text:span text:style-name="T416">𐌅</text:span></text:span><text:span text:style-name="Προεπιλεγμένη_20_γραμματοσειρά"><text:span text:style-name="T419">𐌅</text:span></text:span><text:span text:style-name="Προεπιλεγμένη_20_γραμματοσειρά"><text:span text:style-name="T422">𐌅</text:span></text:span><text:span text:style-name="Προεπιλεγμένη_20_γραμματοσειρά"><text:span text:style-name="T424">𐌅</text:span></text:span><text:span text:style-name="Προεπιλεγμένη_20_γραμματοσειρά"><text:span text:style-name="T327">𐌅</text:span></text:span><text:span text:style-name="Προεπιλεγμένη_20_γραμματοσειρά"><text:span text:style-name="T331">𐌅</text:span></text:span></text:p>
          </table:table-cell>
        </table:table-row>
        <table:table-row>
          <table:table-cell table:style-name="Πίνακας2.A1" office:value-type="string">
            <text:p text:style-name="P240">ζήτα</text:p>
          </table:table-cell>
          <table:table-cell table:style-name="Πίνακας2.A1" office:value-type="string">
            <text:p text:style-name="P487">cv09</text:p>
          </table:table-cell>
          <table:table-cell table:style-name="Πίνακας2.C1" office:value-type="string">
            <text:p text:style-name="P148">Ζ</text:p>
          </table:table-cell>
          <table:table-cell table:style-name="Πίνακας2.A1" office:value-type="string">
            <text:p text:style-name="P45"><text:span text:style-name="Προεπιλεγμένη_20_γραμματοσειρά"><text:span text:style-name="T549">Ζ</text:span></text:span><text:span text:style-name="Προεπιλεγμένη_20_γραμματοσειρά"><text:span text:style-name="T555">Ζ</text:span></text:span><text:span text:style-name="Προεπιλεγμένη_20_γραμματοσειρά"><text:span text:style-name="T559">Ζ</text:span></text:span><text:span text:style-name="Προεπιλεγμένη_20_γραμματοσειρά"><text:span text:style-name="T566">Ζ</text:span></text:span><text:span text:style-name="Προεπιλεγμένη_20_γραμματοσειρά"><text:span text:style-name="T570">Ζ</text:span></text:span><text:span text:style-name="Προεπιλεγμένη_20_γραμματοσειρά"><text:span text:style-name="T576">Ζ</text:span></text:span><text:span text:style-name="Προεπιλεγμένη_20_γραμματοσειρά"><text:span text:style-name="T583">Ζ</text:span></text:span><text:span text:style-name="Προεπιλεγμένη_20_γραμματοσειρά"><text:span text:style-name="T592">Ζ</text:span></text:span><text:span text:style-name="Προεπιλεγμένη_20_γραμματοσειρά"><text:span text:style-name="T598">Ζ</text:span></text:span></text:p>
          </table:table-cell>
        </table:table-row>
        <table:table-row>
          <table:table-cell table:style-name="Πίνακας2.A1" office:value-type="string">
            <text:p text:style-name="P27"><text:span text:style-name="Προεπιλεγμένη_20_γραμματοσειρά"><text:span text:style-name="T685">ze</text:span></text:span></text:p>
          </table:table-cell>
          <table:table-cell table:style-name="Πίνακας2.A1" office:value-type="string">
            <text:p text:style-name="P280"><text:span text:style-name="T1343">cv</text:span>17</text:p>
          </table:table-cell>
          <table:table-cell table:style-name="Πίνακας2.C1" office:value-type="string">
            <text:p text:style-name="P20"><text:span text:style-name="Προεπιλεγμένη_20_γραμματοσειρά"><text:span text:style-name="T234">𐌆</text:span></text:span></text:p>
          </table:table-cell>
          <table:table-cell table:style-name="Πίνακας2.A1" office:value-type="string">
            <text:p text:style-name="P59"><text:span text:style-name="Προεπιλεγμένη_20_γραμματοσειρά"><text:span text:style-name="T357">𐌆</text:span></text:span><text:span text:style-name="Προεπιλεγμένη_20_γραμματοσειρά"><text:span text:style-name="T436">𐌆</text:span></text:span><text:span text:style-name="Προεπιλεγμένη_20_γραμματοσειρά"><text:span text:style-name="T437">𐌆</text:span></text:span><text:span text:style-name="Προεπιλεγμένη_20_γραμματοσειρά"><text:span text:style-name="T438">𐌆</text:span></text:span><text:span text:style-name="Προεπιλεγμένη_20_γραμματοσειρά"><text:span text:style-name="T440">𐌆</text:span></text:span><text:span text:style-name="Προεπιλεγμένη_20_γραμματοσειρά"><text:span text:style-name="T441">𐌆</text:span></text:span><text:span text:style-name="Προεπιλεγμένη_20_γραμματοσειρά"><text:span text:style-name="T442">𐌆</text:span></text:span><text:span text:style-name="Προεπιλεγμένη_20_γραμματοσειρά"><text:span text:style-name="T443">𐌆</text:span></text:span><text:span text:style-name="Προεπιλεγμένη_20_γραμματοσειρά"><text:span text:style-name="T444">𐌆</text:span></text:span><text:span text:style-name="Προεπιλεγμένη_20_γραμματοσειρά"><text:span text:style-name="T445">𐌆</text:span></text:span><text:span text:style-name="Προεπιλεγμένη_20_γραμματοσειρά"><text:span text:style-name="T446">𐌆</text:span></text:span><text:span text:style-name="Προεπιλεγμένη_20_γραμματοσειρά"><text:span text:style-name="T447">𐌆</text:span></text:span><text:span text:style-name="Προεπιλεγμένη_20_γραμματοσειρά"><text:span text:style-name="T448">𐌆</text:span></text:span><text:span text:style-name="Προεπιλεγμένη_20_γραμματοσειρά"><text:span text:style-name="T449">𐌆</text:span></text:span><text:span text:style-name="Προεπιλεγμένη_20_γραμματοσειρά"><text:span text:style-name="T450">𐌆</text:span></text:span><text:span text:style-name="Προεπιλεγμένη_20_γραμματοσειρά"><text:span text:style-name="T356">𐌆</text:span></text:span><text:span text:style-name="Προεπιλεγμένη_20_γραμματοσειρά"><text:span text:style-name="T358">𐌆</text:span></text:span></text:p>
          </table:table-cell>
        </table:table-row>
        <table:table-row>
          <table:table-cell table:style-name="Πίνακας2.A1" office:value-type="string">
            <text:p text:style-name="P240">ήτα</text:p>
          </table:table-cell>
          <table:table-cell table:style-name="Πίνακας2.A1" office:value-type="string">
            <text:p text:style-name="P487">cv11</text:p>
          </table:table-cell>
          <table:table-cell table:style-name="Πίνακας2.C1" office:value-type="string">
            <text:p text:style-name="P21"><text:span text:style-name="Προεπιλεγμένη_20_γραμματοσειρά"><text:span text:style-name="T235">Η</text:span></text:span></text:p>
          </table:table-cell>
          <table:table-cell table:style-name="Πίνακας2.A1" office:value-type="string">
            <text:p text:style-name="P164"><text:span text:style-name="T2037">Η</text:span><text:span text:style-name="T1300">Η</text:span><text:span text:style-name="T1302">Η</text:span><text:span text:style-name="T1305">Η</text:span><text:span text:style-name="T1308">Η</text:span><text:span text:style-name="T1309">Η</text:span><text:span text:style-name="Προεπιλεγμένη_20_γραμματοσειρά"><text:span text:style-name="T1313">Η</text:span></text:span><text:span text:style-name="Προεπιλεγμένη_20_γραμματοσειρά"><text:span text:style-name="T1317">Η</text:span></text:span><text:span text:style-name="Προεπιλεγμένη_20_γραμματοσειρά"><text:span text:style-name="T1320">Η</text:span></text:span><text:span text:style-name="Προεπιλεγμένη_20_γραμματοσειρά"><text:span text:style-name="T1324">Η</text:span></text:span><text:span text:style-name="Προεπιλεγμένη_20_γραμματοσειρά"><text:span text:style-name="T1327">Η</text:span></text:span></text:p>
          </table:table-cell>
        </table:table-row>
        <table:table-row>
          <table:table-cell table:style-name="Πίνακας2.A1" office:value-type="string">
            <text:p text:style-name="P27"><text:span text:style-name="Προεπιλεγμένη_20_γραμματοσειρά"><text:span text:style-name="T685">he</text:span></text:span></text:p>
          </table:table-cell>
          <table:table-cell table:style-name="Πίνακας2.A1" office:value-type="string">
            <text:p text:style-name="P280"><text:span text:style-name="T1343">cv</text:span>20</text:p>
          </table:table-cell>
          <table:table-cell table:style-name="Πίνακας2.C1" office:value-type="string">
            <text:p text:style-name="P20"><text:span text:style-name="Προεπιλεγμένη_20_γραμματοσειρά"><text:span text:style-name="T234">𐌇</text:span></text:span></text:p>
          </table:table-cell>
          <table:table-cell table:style-name="Πίνακας2.A1" office:value-type="string">
            <text:p text:style-name="P59"><text:span text:style-name="Προεπιλεγμένη_20_γραμματοσειρά"><text:span text:style-name="T451">𐌇</text:span></text:span><text:span text:style-name="Προεπιλεγμένη_20_γραμματοσειρά"><text:span text:style-name="T452">𐌇</text:span></text:span><text:span text:style-name="Προεπιλεγμένη_20_γραμματοσειρά"><text:span text:style-name="T453">𐌇</text:span></text:span><text:span text:style-name="Προεπιλεγμένη_20_γραμματοσειρά"><text:span text:style-name="T454">𐌇</text:span></text:span><text:span text:style-name="Προεπιλεγμένη_20_γραμματοσειρά"><text:span text:style-name="T455">𐌇</text:span></text:span><text:span text:style-name="Προεπιλεγμένη_20_γραμματοσειρά"><text:span text:style-name="T456">𐌇</text:span></text:span><text:span text:style-name="Προεπιλεγμένη_20_γραμματοσειρά"><text:span text:style-name="T457">𐌇</text:span></text:span><text:span text:style-name="Προεπιλεγμένη_20_γραμματοσειρά"><text:span text:style-name="T458">𐌇</text:span></text:span><text:span text:style-name="Προεπιλεγμένη_20_γραμματοσειρά"><text:span text:style-name="T459">𐌇</text:span></text:span><text:span text:style-name="Προεπιλεγμένη_20_γραμματοσειρά"><text:span text:style-name="T460">𐌇</text:span></text:span><text:span text:style-name="Προεπιλεγμένη_20_γραμματοσειρά"><text:span text:style-name="T461">𐌇</text:span></text:span><text:span text:style-name="Προεπιλεγμένη_20_γραμματοσειρά"><text:span text:style-name="T462">𐌇</text:span></text:span><text:span text:style-name="Προεπιλεγμένη_20_γραμματοσειρά"><text:span text:style-name="T463">𐌇</text:span></text:span><text:span text:style-name="Προεπιλεγμένη_20_γραμματοσειρά"><text:span text:style-name="T464">𐌇</text:span></text:span><text:span text:style-name="Προεπιλεγμένη_20_γραμματοσειρά"><text:span text:style-name="T465">𐌇</text:span></text:span><text:span text:style-name="Προεπιλεγμένη_20_γραμματοσειρά"><text:span text:style-name="T466">𐌇</text:span></text:span><text:span text:style-name="Προεπιλεγμένη_20_γραμματοσειρά"><text:span text:style-name="T467">𐌇</text:span></text:span><text:span text:style-name="Προεπιλεγμένη_20_γραμματοσειρά"><text:span text:style-name="T468">𐌇</text:span></text:span><text:span text:style-name="Προεπιλεγμένη_20_γραμματοσειρά"><text:span text:style-name="T469">𐌇</text:span></text:span><text:span text:style-name="Προεπιλεγμένη_20_γραμματοσειρά"><text:span text:style-name="T470">𐌇</text:span></text:span></text:p>
          </table:table-cell>
        </table:table-row>
        <table:table-row>
          <table:table-cell table:style-name="Πίνακας2.A1" office:value-type="string">
            <text:p text:style-name="P239">ήτα</text:p>
          </table:table-cell>
          <table:table-cell table:style-name="Πίνακας2.A1" office:value-type="string">
            <text:p text:style-name="P493">cv14</text:p>
          </table:table-cell>
          <table:table-cell table:style-name="Πίνακας2.C1" office:value-type="string">
            <text:p text:style-name="P20"><text:span text:style-name="Προεπιλεγμένη_20_γραμματοσειρά"><text:span text:style-name="T235">Ͱ</text:span></text:span></text:p>
          </table:table-cell>
          <table:table-cell table:style-name="Πίνακας2.A1" office:value-type="string">
            <text:p text:style-name="P170"><text:span text:style-name="T2095">Ͱ</text:span><text:span text:style-name="T1194">Ͱ</text:span><text:span text:style-name="T1201">Ͱ</text:span><text:span text:style-name="T1209">Ͱ</text:span><text:span text:style-name="Προεπιλεγμένη_20_γραμματοσειρά"><text:span text:style-name="T1218">Ͱ</text:span></text:span><text:span text:style-name="Προεπιλεγμένη_20_γραμματοσειρά"><text:span text:style-name="T1225">Ͱ</text:span></text:span><text:span text:style-name="Προεπιλεγμένη_20_γραμματοσειρά"><text:span text:style-name="T1233">Ͱ</text:span></text:span><text:span text:style-name="Προεπιλεγμένη_20_γραμματοσειρά"><text:span text:style-name="T1240">Ͱ</text:span></text:span><text:span text:style-name="Προεπιλεγμένη_20_γραμματοσειρά"><text:span text:style-name="T1248">Ͱ</text:span></text:span><text:span text:style-name="Προεπιλεγμένη_20_γραμματοσειρά"><text:span text:style-name="T1255">Ͱ</text:span></text:span><text:span text:style-name="Προεπιλεγμένη_20_γραμματοσειρά"><text:span text:style-name="T1262">Ͱ</text:span></text:span><text:span text:style-name="Προεπιλεγμένη_20_γραμματοσειρά"><text:span text:style-name="T1270">Ͱ</text:span></text:span><text:span text:style-name="Προεπιλεγμένη_20_γραμματοσειρά"><text:span text:style-name="T1276">Ͱ</text:span></text:span><text:span text:style-name="Προεπιλεγμένη_20_γραμματοσειρά"><text:span text:style-name="T1285">Ͱ</text:span></text:span></text:p>
          </table:table-cell>
        </table:table-row>
        <table:table-row>
          <table:table-cell table:style-name="Πίνακας2.A1" office:value-type="string">
            <text:p text:style-name="P27"><text:span text:style-name="Προεπιλεγμένη_20_γραμματοσειρά"><text:span text:style-name="T685">ii</text:span></text:span></text:p>
          </table:table-cell>
          <table:table-cell table:style-name="Πίνακας2.A1" office:value-type="string">
            <text:p text:style-name="P280"><text:span text:style-name="T1343">cv0</text:span>3</text:p>
          </table:table-cell>
          <table:table-cell table:style-name="Πίνακας2.C1" office:value-type="string">
            <text:p text:style-name="P20"><text:span text:style-name="Προεπιλεγμένη_20_γραμματοσειρά"><text:span text:style-name="T234">𐌝</text:span></text:span></text:p>
          </table:table-cell>
          <table:table-cell table:style-name="Πίνακας2.A1" office:value-type="string">
            <text:p text:style-name="P59"><text:span text:style-name="Προεπιλεγμένη_20_γραμματοσειρά"><text:span text:style-name="T316">𐌝</text:span></text:span><text:span text:style-name="Προεπιλεγμένη_20_γραμματοσειρά"><text:span text:style-name="T262">𐌝</text:span></text:span><text:span text:style-name="Προεπιλεγμένη_20_γραμματοσειρά"><text:span text:style-name="T257">𐌝</text:span></text:span></text:p>
          </table:table-cell>
        </table:table-row>
        <table:table-row>
          <table:table-cell table:style-name="Πίνακας2.A1" office:value-type="string">
            <text:p text:style-name="P239">θήτα</text:p>
          </table:table-cell>
          <table:table-cell table:style-name="Πίνακας2.A1" office:value-type="string">
            <text:p text:style-name="P493">cv12</text:p>
          </table:table-cell>
          <table:table-cell table:style-name="Πίνακας2.C1" office:value-type="string">
            <text:p text:style-name="P147">Θ</text:p>
          </table:table-cell>
          <table:table-cell table:style-name="Πίνακας2.A1" office:value-type="string">
            <text:p text:style-name="P59"><text:span text:style-name="Προεπιλεγμένη_20_γραμματοσειρά"><text:span text:style-name="T802">Θ</text:span></text:span><text:span text:style-name="Προεπιλεγμένη_20_γραμματοσειρά"><text:span text:style-name="T806">Θ</text:span></text:span><text:span text:style-name="Προεπιλεγμένη_20_γραμματοσειρά"><text:span text:style-name="T675">Θ</text:span></text:span><text:span text:style-name="Προεπιλεγμένη_20_γραμματοσειρά"><text:span text:style-name="T808">Θ</text:span></text:span><text:span text:style-name="Προεπιλεγμένη_20_γραμματοσειρά"><text:span text:style-name="T809">Θ</text:span></text:span><text:span text:style-name="Προεπιλεγμένη_20_γραμματοσειρά"><text:span text:style-name="T810">Θ</text:span></text:span><text:span text:style-name="Προεπιλεγμένη_20_γραμματοσειρά"><text:span text:style-name="T812">Θ</text:span></text:span><text:span text:style-name="Προεπιλεγμένη_20_γραμματοσειρά"><text:span text:style-name="T814">Θ</text:span></text:span><text:span text:style-name="Προεπιλεγμένη_20_γραμματοσειρά"><text:span text:style-name="T816">Θ</text:span></text:span><text:span text:style-name="Προεπιλεγμένη_20_γραμματοσειρά"><text:span text:style-name="T817">Θ</text:span></text:span><text:span text:style-name="Προεπιλεγμένη_20_γραμματοσειρά"><text:span text:style-name="T819">Θ</text:span></text:span><text:span text:style-name="Προεπιλεγμένη_20_γραμματοσειρά"><text:span text:style-name="T674">Θ</text:span></text:span></text:p>
          </table:table-cell>
        </table:table-row>
        <table:table-row>
          <table:table-cell table:style-name="Πίνακας2.A1" office:value-type="string">
            <text:p text:style-name="P27"><text:span text:style-name="Προεπιλεγμένη_20_γραμματοσειρά"><text:span text:style-name="T685">the</text:span></text:span></text:p>
          </table:table-cell>
          <table:table-cell table:style-name="Πίνακας2.A1" office:value-type="string">
            <text:p text:style-name="P280"><text:span text:style-name="T1343">cv0</text:span>7</text:p>
          </table:table-cell>
          <table:table-cell table:style-name="Πίνακας2.C1" office:value-type="string">
            <text:p text:style-name="P20"><text:span text:style-name="Προεπιλεγμένη_20_γραμματοσειρά"><text:span text:style-name="T234">𐌈</text:span></text:span></text:p>
          </table:table-cell>
          <table:table-cell table:style-name="Πίνακας2.A1" office:value-type="string">
            <text:p text:style-name="P59"><text:span text:style-name="Προεπιλεγμένη_20_γραμματοσειρά"><text:span text:style-name="T363">𐌈</text:span></text:span><text:span text:style-name="Προεπιλεγμένη_20_γραμματοσειρά"><text:span text:style-name="T427">𐌈</text:span></text:span><text:span text:style-name="Προεπιλεγμένη_20_γραμματοσειρά"><text:span text:style-name="T430">𐌈</text:span></text:span><text:span text:style-name="Προεπιλεγμένη_20_γραμματοσειρά"><text:span text:style-name="T433">𐌈</text:span></text:span><text:span text:style-name="Προεπιλεγμένη_20_γραμματοσειρά"><text:span text:style-name="T369">𐌈</text:span></text:span><text:span text:style-name="Προεπιλεγμένη_20_γραμματοσειρά"><text:span text:style-name="T359">𐌈</text:span></text:span><text:span text:style-name="Προεπιλεγμένη_20_γραμματοσειρά"><text:span text:style-name="T366">𐌈</text:span></text:span></text:p>
          </table:table-cell>
        </table:table-row>
        <table:table-row>
          <table:table-cell table:style-name="Πίνακας2.A1" office:value-type="string">
            <text:p text:style-name="P239">ιώτα</text:p>
          </table:table-cell>
          <table:table-cell table:style-name="Πίνακας2.A1" office:value-type="string">
            <text:p text:style-name="P493">cv11</text:p>
          </table:table-cell>
          <table:table-cell table:style-name="Πίνακας2.C1" office:value-type="string">
            <text:p text:style-name="P20"><text:span text:style-name="Προεπιλεγμένη_20_γραμματοσειρά"><text:span text:style-name="T235">Ι</text:span></text:span></text:p>
          </table:table-cell>
          <table:table-cell table:style-name="Πίνακας2.A1" office:value-type="string">
            <text:p text:style-name="P427"><text:span text:style-name="Προεπιλεγμένη_20_γραμματοσειρά"><text:span text:style-name="T340">Ι</text:span></text:span><text:span text:style-name="Προεπιλεγμένη_20_γραμματοσειρά"><text:span text:style-name="T603">Ι</text:span></text:span><text:span text:style-name="Προεπιλεγμένη_20_γραμματοσειρά"><text:span text:style-name="T609">Ι</text:span></text:span><text:span text:style-name="Προεπιλεγμένη_20_γραμματοσειρά"><text:span text:style-name="T612">Ι</text:span></text:span><text:span text:style-name="Προεπιλεγμένη_20_γραμματοσειρά"><text:span text:style-name="T616">Ι</text:span></text:span><text:span text:style-name="Προεπιλεγμένη_20_γραμματοσειρά"><text:span text:style-name="T618">Ι</text:span></text:span><text:span text:style-name="Προεπιλεγμένη_20_γραμματοσειρά"><text:span text:style-name="T623">Ι</text:span></text:span><text:span text:style-name="Προεπιλεγμένη_20_γραμματοσειρά"><text:span text:style-name="T627">Ι</text:span></text:span><text:span text:style-name="Προεπιλεγμένη_20_γραμματοσειρά"><text:span text:style-name="T334">Ι</text:span></text:span><text:span text:style-name="Προεπιλεγμένη_20_γραμματοσειρά"><text:span text:style-name="T345">Ι</text:span></text:span><text:span text:style-name="Προεπιλεγμένη_20_γραμματοσειρά"><text:span text:style-name="T350">Ι</text:span></text:span></text:p>
          </table:table-cell>
        </table:table-row>
        <table:table-row>
          <table:table-cell table:style-name="Πίνακας2.A1" office:value-type="string">
            <text:p text:style-name="P27"><text:span text:style-name="Προεπιλεγμένη_20_γραμματοσειρά"><text:span text:style-name="T685">i</text:span></text:span></text:p>
          </table:table-cell>
          <table:table-cell table:style-name="Πίνακας2.A1" office:value-type="string">
            <text:p text:style-name="P280"/>
          </table:table-cell>
          <table:table-cell table:style-name="Πίνακας2.C1" office:value-type="string">
            <text:p text:style-name="P20"><text:span text:style-name="Προεπιλεγμένη_20_γραμματοσειρά"><text:span text:style-name="T234">𐌉</text:span></text:span></text:p>
          </table:table-cell>
          <table:table-cell table:style-name="Πίνακας2.A1" office:value-type="string">
            <text:p text:style-name="P145"/>
          </table:table-cell>
        </table:table-row>
        <table:table-row>
          <table:table-cell table:style-name="Πίνακας2.A1" office:value-type="string">
            <text:p text:style-name="P241">κάππα</text:p>
          </table:table-cell>
          <table:table-cell table:style-name="Πίνακας2.A1" office:value-type="string">
            <text:p text:style-name="P488">cv0<text:span text:style-name="T86">8</text:span></text:p>
          </table:table-cell>
          <table:table-cell table:style-name="Πίνακας2.C1" office:value-type="string">
            <text:p text:style-name="P22"><text:span text:style-name="Προεπιλεγμένη_20_γραμματοσειρά"><text:span text:style-name="T235">Κ</text:span></text:span></text:p>
          </table:table-cell>
          <table:table-cell table:style-name="Πίνακας2.A1" office:value-type="string">
            <text:p text:style-name="P430"><text:span text:style-name="T550">Κ</text:span><text:span text:style-name="T556">Κ</text:span><text:span text:style-name="T560">Κ</text:span><text:span text:style-name="T567">Κ</text:span><text:span text:style-name="T571">Κ</text:span><text:span text:style-name="T577">Κ</text:span><text:span text:style-name="Προεπιλεγμένη_20_γραμματοσειρά"><text:span text:style-name="T584">Κ</text:span></text:span><text:span text:style-name="Προεπιλεγμένη_20_γραμματοσειρά"><text:span text:style-name="T593">Κ</text:span></text:span><text:span text:style-name="Προεπιλεγμένη_20_γραμματοσειρά"><text:span text:style-name="T599">Κ</text:span></text:span></text:p>
          </table:table-cell>
        </table:table-row>
        <table:table-row>
          <table:table-cell table:style-name="Πίνακας2.A1" office:value-type="string">
            <text:p text:style-name="P27"><text:span text:style-name="Προεπιλεγμένη_20_γραμματοσειρά"><text:span text:style-name="T685">ka</text:span></text:span></text:p>
          </table:table-cell>
          <table:table-cell table:style-name="Πίνακας2.A1" office:value-type="string">
            <text:p text:style-name="P280"><text:span text:style-name="T1343">cv0</text:span>5</text:p>
          </table:table-cell>
          <table:table-cell table:style-name="Πίνακας2.C1" office:value-type="string">
            <text:p text:style-name="P20"><text:span text:style-name="Προεπιλεγμένη_20_γραμματοσειρά"><text:span text:style-name="T234">𐌊</text:span></text:span></text:p>
          </table:table-cell>
          <table:table-cell table:style-name="Πίνακας2.A1" office:value-type="string">
            <text:p text:style-name="P59"><text:span text:style-name="Προεπιλεγμένη_20_γραμματοσειρά"><text:span text:style-name="T354">𐌊</text:span></text:span><text:span text:style-name="Προεπιλεγμένη_20_γραμματοσειρά"><text:span text:style-name="T393">𐌊</text:span></text:span><text:span text:style-name="Προεπιλεγμένη_20_γραμματοσειρά"><text:span text:style-name="T394">𐌊</text:span></text:span><text:span text:style-name="Προεπιλεγμένη_20_γραμματοσειρά"><text:span text:style-name="T353">𐌊</text:span></text:span><text:span text:style-name="Προεπιλεγμένη_20_γραμματοσειρά"><text:span text:style-name="T355">𐌊</text:span></text:span></text:p>
          </table:table-cell>
        </table:table-row>
        <table:table-row>
          <table:table-cell table:style-name="Πίνακας2.A1" office:value-type="string">
            <text:p text:style-name="P242">λάμβδα</text:p>
          </table:table-cell>
          <table:table-cell table:style-name="Πίνακας2.A1" office:value-type="string">
            <text:p text:style-name="P489">cv1<text:span text:style-name="T88">2</text:span></text:p>
          </table:table-cell>
          <table:table-cell table:style-name="Πίνακας2.C1" office:value-type="string">
            <text:p text:style-name="P23"><text:span text:style-name="Προεπιλεγμένη_20_γραμματοσειρά"><text:span text:style-name="T235">Λ</text:span></text:span></text:p>
          </table:table-cell>
          <table:table-cell table:style-name="Πίνακας2.A1" office:value-type="string">
            <text:p text:style-name="P176"><text:span text:style-name="T1347">Λ</text:span><text:span text:style-name="T1355">Λ</text:span><text:span text:style-name="T1360">Λ</text:span><text:span text:style-name="T1364">Λ</text:span><text:span text:style-name="T1368">Λ</text:span><text:span text:style-name="Προεπιλεγμένη_20_γραμματοσειρά"><text:span text:style-name="T1372">Λ</text:span></text:span><text:span text:style-name="Προεπιλεγμένη_20_γραμματοσειρά"><text:span text:style-name="T1377">Λ</text:span></text:span><text:span text:style-name="Προεπιλεγμένη_20_γραμματοσειρά"><text:span text:style-name="T1382">Λ</text:span></text:span><text:span text:style-name="Προεπιλεγμένη_20_γραμματοσειρά"><text:span text:style-name="T1386">Λ</text:span></text:span><text:span text:style-name="Προεπιλεγμένη_20_γραμματοσειρά"><text:span text:style-name="T1391">Λ</text:span></text:span><text:span text:style-name="Προεπιλεγμένη_20_γραμματοσειρά"><text:span text:style-name="T1396">Λ</text:span></text:span><text:span text:style-name="Προεπιλεγμένη_20_γραμματοσειρά"><text:span text:style-name="T1400">Λ</text:span></text:span></text:p>
          </table:table-cell>
        </table:table-row>
        <table:table-row>
          <table:table-cell table:style-name="Πίνακας2.A1" office:value-type="string">
            <text:p text:style-name="P27"><text:span text:style-name="Προεπιλεγμένη_20_γραμματοσειρά"><text:span text:style-name="T685">el</text:span></text:span></text:p>
          </table:table-cell>
          <table:table-cell table:style-name="Πίνακας2.A1" office:value-type="string">
            <text:p text:style-name="P280"><text:span text:style-name="T1343">cv0</text:span>7</text:p>
          </table:table-cell>
          <table:table-cell table:style-name="Πίνακας2.C1" office:value-type="string">
            <text:p text:style-name="P20"><text:span text:style-name="Προεπιλεγμένη_20_γραμματοσειρά"><text:span text:style-name="T234">𐌋</text:span></text:span></text:p>
          </table:table-cell>
          <table:table-cell table:style-name="Πίνακας2.A1" office:value-type="string">
            <text:p text:style-name="P59"><text:span text:style-name="Προεπιλεγμένη_20_γραμματοσειρά"><text:span text:style-name="T363">𐌋</text:span></text:span><text:span text:style-name="Προεπιλεγμένη_20_γραμματοσειρά"><text:span text:style-name="T427">𐌋</text:span></text:span><text:span text:style-name="Προεπιλεγμένη_20_γραμματοσειρά"><text:span text:style-name="T430">𐌋</text:span></text:span><text:span text:style-name="Προεπιλεγμένη_20_γραμματοσειρά"><text:span text:style-name="T433">𐌋</text:span></text:span><text:span text:style-name="Προεπιλεγμένη_20_γραμματοσειρά"><text:span text:style-name="T369">𐌋</text:span></text:span><text:span text:style-name="Προεπιλεγμένη_20_γραμματοσειρά"><text:span text:style-name="T359">𐌋</text:span></text:span><text:span text:style-name="Προεπιλεγμένη_20_γραμματοσειρά"><text:span text:style-name="T366">𐌋</text:span></text:span></text:p>
          </table:table-cell>
        </table:table-row>
        <table:table-row>
          <table:table-cell table:style-name="Πίνακας2.A1" office:value-type="string">
            <text:p text:style-name="P239">μυ</text:p>
          </table:table-cell>
          <table:table-cell table:style-name="Πίνακας2.A1" office:value-type="string">
            <text:p text:style-name="P490">cv14</text:p>
          </table:table-cell>
          <table:table-cell table:style-name="Πίνακας2.C1" office:value-type="string">
            <text:p text:style-name="P20"><text:span text:style-name="Προεπιλεγμένη_20_γραμματοσειρά"><text:span text:style-name="T235">Μ</text:span></text:span></text:p>
          </table:table-cell>
          <table:table-cell table:style-name="Πίνακας2.A1" office:value-type="string">
            <text:p text:style-name="P185"><text:span text:style-name="T2096">Μ</text:span><text:span text:style-name="T1195">Μ</text:span><text:span text:style-name="T1202">Μ</text:span><text:span text:style-name="T1210">Μ</text:span><text:span text:style-name="T1219">Μ</text:span><text:span text:style-name="T1226">Μ</text:span><text:span text:style-name="T1234">Μ</text:span><text:span text:style-name="T1241">Μ</text:span><text:span text:style-name="T1249">Μ</text:span><text:span text:style-name="T1256">Μ</text:span><text:span text:style-name="T1263">Μ</text:span><text:span text:style-name="Προεπιλεγμένη_20_γραμματοσειρά"><text:span text:style-name="T1271">Μ</text:span></text:span><text:span text:style-name="Προεπιλεγμένη_20_γραμματοσειρά"><text:span text:style-name="T1277">Μ</text:span></text:span><text:span text:style-name="Προεπιλεγμένη_20_γραμματοσειρά"><text:span text:style-name="T1287">Μ</text:span></text:span></text:p>
          </table:table-cell>
        </table:table-row>
        <table:table-row>
          <table:table-cell table:style-name="Πίνακας2.A1" office:value-type="string">
            <text:p text:style-name="P27"><text:span text:style-name="Προεπιλεγμένη_20_γραμματοσειρά"><text:span text:style-name="T685">em</text:span></text:span></text:p>
          </table:table-cell>
          <table:table-cell table:style-name="Πίνακας2.A1" office:value-type="string">
            <text:p text:style-name="P280"><text:span text:style-name="T1343">cv</text:span>13</text:p>
          </table:table-cell>
          <table:table-cell table:style-name="Πίνακας2.C1" office:value-type="string">
            <text:p text:style-name="P20"><text:span text:style-name="Προεπιλεγμένη_20_γραμματοσειρά"><text:span text:style-name="T234">𐌌</text:span></text:span></text:p>
          </table:table-cell>
          <table:table-cell table:style-name="Πίνακας2.A1" office:value-type="string">
            <text:p text:style-name="P59"><text:span text:style-name="Προεπιλεγμένη_20_γραμματοσειρά"><text:span text:style-name="T471">𐌌</text:span></text:span><text:span text:style-name="Προεπιλεγμένη_20_γραμματοσειρά"><text:span text:style-name="T472">𐌌</text:span></text:span><text:span text:style-name="Προεπιλεγμένη_20_γραμματοσειρά"><text:span text:style-name="T473">𐌌</text:span></text:span><text:span text:style-name="Προεπιλεγμένη_20_γραμματοσειρά"><text:span text:style-name="T475">𐌌</text:span></text:span><text:span text:style-name="Προεπιλεγμένη_20_γραμματοσειρά"><text:span text:style-name="T476">𐌌</text:span></text:span><text:span text:style-name="Προεπιλεγμένη_20_γραμματοσειρά"><text:span text:style-name="T477">𐌌</text:span></text:span><text:span text:style-name="Προεπιλεγμένη_20_γραμματοσειρά"><text:span text:style-name="T478">𐌌</text:span></text:span><text:span text:style-name="Προεπιλεγμένη_20_γραμματοσειρά"><text:span text:style-name="T479">𐌌</text:span></text:span><text:span text:style-name="Προεπιλεγμένη_20_γραμματοσειρά"><text:span text:style-name="T481">𐌌</text:span></text:span><text:span text:style-name="Προεπιλεγμένη_20_γραμματοσειρά"><text:span text:style-name="T483">𐌌</text:span></text:span><text:span text:style-name="Προεπιλεγμένη_20_γραμματοσειρά"><text:span text:style-name="T484">𐌌</text:span></text:span><text:span text:style-name="Προεπιλεγμένη_20_γραμματοσειρά"><text:span text:style-name="T485">𐌌</text:span></text:span><text:span text:style-name="Προεπιλεγμένη_20_γραμματοσειρά"><text:span text:style-name="T486">𐌌</text:span></text:span></text:p>
          </table:table-cell>
        </table:table-row>
        <table:table-row>
          <table:table-cell table:style-name="Πίνακας2.A1" office:value-type="string">
            <text:p text:style-name="P239">νυ</text:p>
          </table:table-cell>
          <table:table-cell table:style-name="Πίνακας2.A1" office:value-type="string">
            <text:p text:style-name="P493">cv10</text:p>
          </table:table-cell>
          <table:table-cell table:style-name="Πίνακας2.C1" office:value-type="string">
            <text:p text:style-name="P20"><text:span text:style-name="Προεπιλεγμένη_20_γραμματοσειρά"><text:span text:style-name="T235">Ν</text:span></text:span></text:p>
          </table:table-cell>
          <table:table-cell table:style-name="Πίνακας2.A1" office:value-type="string">
            <text:p text:style-name="P431"><text:span text:style-name="T489">Ν</text:span><text:span text:style-name="T495">Ν</text:span><text:span text:style-name="T497">Ν</text:span><text:span text:style-name="Προεπιλεγμένη_20_γραμματοσειρά"><text:span text:style-name="T499">Ν</text:span></text:span><text:span text:style-name="Προεπιλεγμένη_20_γραμματοσειρά"><text:span text:style-name="T503">Ν</text:span></text:span><text:span text:style-name="Προεπιλεγμένη_20_γραμματοσειρά"><text:span text:style-name="T507">Ν</text:span></text:span><text:span text:style-name="Προεπιλεγμένη_20_γραμματοσειρά"><text:span text:style-name="T511">Ν</text:span></text:span><text:span text:style-name="Προεπιλεγμένη_20_γραμματοσειρά"><text:span text:style-name="T514">Ν</text:span></text:span><text:span text:style-name="Προεπιλεγμένη_20_γραμματοσειρά"><text:span text:style-name="T519">Ν</text:span></text:span><text:span text:style-name="Προεπιλεγμένη_20_γραμματοσειρά"><text:span text:style-name="T524">Ν</text:span></text:span></text:p>
          </table:table-cell>
        </table:table-row>
        <text:soft-page-break/>
        <table:table-row>
          <table:table-cell table:style-name="Πίνακας2.A1" office:value-type="string">
            <text:p text:style-name="P27"><text:span text:style-name="Προεπιλεγμένη_20_γραμματοσειρά"><text:span text:style-name="T685">en</text:span></text:span></text:p>
          </table:table-cell>
          <table:table-cell table:style-name="Πίνακας2.A1" office:value-type="string">
            <text:p text:style-name="P280"><text:span text:style-name="T1343">cv</text:span>10</text:p>
          </table:table-cell>
          <table:table-cell table:style-name="Πίνακας2.C1" office:value-type="string">
            <text:p text:style-name="P20"><text:span text:style-name="Προεπιλεγμένη_20_γραμματοσειρά"><text:span text:style-name="T234">𐌍</text:span></text:span></text:p>
          </table:table-cell>
          <table:table-cell table:style-name="Πίνακας2.A1" office:value-type="string">
            <text:p text:style-name="P59"><text:span text:style-name="Προεπιλεγμένη_20_γραμματοσειρά"><text:span text:style-name="T488">𐌍</text:span></text:span><text:span text:style-name="Προεπιλεγμένη_20_γραμματοσειρά"><text:span text:style-name="T494">𐌍</text:span></text:span><text:span text:style-name="Προεπιλεγμένη_20_γραμματοσειρά"><text:span text:style-name="T496">𐌍</text:span></text:span><text:span text:style-name="Προεπιλεγμένη_20_γραμματοσειρά"><text:span text:style-name="T498">𐌍</text:span></text:span><text:span text:style-name="Προεπιλεγμένη_20_γραμματοσειρά"><text:span text:style-name="T502">𐌍</text:span></text:span><text:span text:style-name="Προεπιλεγμένη_20_γραμματοσειρά"><text:span text:style-name="T506">𐌍</text:span></text:span><text:span text:style-name="Προεπιλεγμένη_20_γραμματοσειρά"><text:span text:style-name="T510">𐌍</text:span></text:span><text:span text:style-name="Προεπιλεγμένη_20_γραμματοσειρά"><text:span text:style-name="T513">𐌍</text:span></text:span><text:span text:style-name="Προεπιλεγμένη_20_γραμματοσειρά"><text:span text:style-name="T518">𐌍</text:span></text:span><text:span text:style-name="Προεπιλεγμένη_20_γραμματοσειρά"><text:span text:style-name="T523">𐌍</text:span></text:span></text:p>
          </table:table-cell>
        </table:table-row>
        <table:table-row>
          <table:table-cell table:style-name="Πίνακας2.A1" office:value-type="string">
            <text:p text:style-name="P60"><text:span text:style-name="Προεπιλεγμένη_20_γραμματοσειρά"><text:span text:style-name="T689">ξει</text:span></text:span></text:p>
          </table:table-cell>
          <table:table-cell table:style-name="Πίνακας2.A1" office:value-type="string">
            <text:p text:style-name="P491">cv29</text:p>
          </table:table-cell>
          <table:table-cell table:style-name="Πίνακας2.C1" office:value-type="string">
            <text:p text:style-name="P149">Ξ</text:p>
          </table:table-cell>
          <table:table-cell table:style-name="Πίνακας2.A1" office:value-type="string">
            <text:p text:style-name="P46"><text:span text:style-name="Προεπιλεγμένη_20_γραμματοσειρά"><text:span text:style-name="T820">Ξ</text:span></text:span><text:span text:style-name="Προεπιλεγμένη_20_γραμματοσειρά"><text:span text:style-name="T822">Ξ</text:span></text:span><text:span text:style-name="Προεπιλεγμένη_20_γραμματοσειρά"><text:span text:style-name="T823">Ξ</text:span></text:span><text:span text:style-name="Προεπιλεγμένη_20_γραμματοσειρά"><text:span text:style-name="T825">Ξ</text:span></text:span><text:span text:style-name="Προεπιλεγμένη_20_γραμματοσειρά"><text:span text:style-name="T826">Ξ</text:span></text:span><text:span text:style-name="Προεπιλεγμένη_20_γραμματοσειρά"><text:span text:style-name="T827">Ξ</text:span></text:span><text:span text:style-name="Προεπιλεγμένη_20_γραμματοσειρά"><text:span text:style-name="T746">Ξ</text:span></text:span><text:span text:style-name="Προεπιλεγμένη_20_γραμματοσειρά"><text:span text:style-name="T749">Ξ</text:span></text:span><text:span text:style-name="Προεπιλεγμένη_20_γραμματοσειρά"><text:span text:style-name="T752">Ξ</text:span></text:span><text:span text:style-name="Προεπιλεγμένη_20_γραμματοσειρά"><text:span text:style-name="T756">Ξ</text:span></text:span><text:span text:style-name="Προεπιλεγμένη_20_γραμματοσειρά"><text:span text:style-name="T829">Ξ</text:span></text:span><text:span text:style-name="Προεπιλεγμένη_20_γραμματοσειρά"><text:span text:style-name="T831">Ξ</text:span></text:span><text:span text:style-name="Προεπιλεγμένη_20_γραμματοσειρά"><text:span text:style-name="T833">Ξ</text:span></text:span><text:span text:style-name="Προεπιλεγμένη_20_γραμματοσειρά"><text:span text:style-name="T834">Ξ</text:span></text:span><text:span text:style-name="Προεπιλεγμένη_20_γραμματοσειρά"><text:span text:style-name="T836">Ξ</text:span></text:span><text:span text:style-name="Προεπιλεγμένη_20_γραμματοσειρά"><text:span text:style-name="T839">Ξ</text:span></text:span><text:span text:style-name="Προεπιλεγμένη_20_γραμματοσειρά"><text:span text:style-name="T840">Ξ</text:span></text:span><text:span text:style-name="Προεπιλεγμένη_20_γραμματοσειρά"><text:span text:style-name="T841">Ξ</text:span></text:span><text:span text:style-name="Προεπιλεγμένη_20_γραμματοσειρά"><text:span text:style-name="T946">Ξ</text:span></text:span><text:span text:style-name="Προεπιλεγμένη_20_γραμματοσειρά"><text:span text:style-name="T842">Ξ</text:span></text:span><text:span text:style-name="Προεπιλεγμένη_20_γραμματοσειρά"><text:span text:style-name="T742">Ξ</text:span></text:span><text:span text:style-name="Προεπιλεγμένη_20_γραμματοσειρά"><text:span text:style-name="T843">Ξ</text:span></text:span><text:span text:style-name="Προεπιλεγμένη_20_γραμματοσειρά"><text:span text:style-name="T845">Ξ</text:span></text:span><text:span text:style-name="Προεπιλεγμένη_20_γραμματοσειρά"><text:span text:style-name="T847">Ξ</text:span></text:span><text:span text:style-name="Προεπιλεγμένη_20_γραμματοσειρά"><text:span text:style-name="T849">Ξ</text:span></text:span><text:span text:style-name="Προεπιλεγμένη_20_γραμματοσειρά"><text:span text:style-name="T851">Ξ</text:span></text:span><text:span text:style-name="Προεπιλεγμένη_20_γραμματοσειρά"><text:span text:style-name="T853">Ξ</text:span></text:span><text:span text:style-name="Προεπιλεγμένη_20_γραμματοσειρά"><text:span text:style-name="T855">Ξ</text:span></text:span><text:span text:style-name="Προεπιλεγμένη_20_γραμματοσειρά"><text:span text:style-name="T857">Ξ</text:span></text:span></text:p>
          </table:table-cell>
        </table:table-row>
        <table:table-row>
          <table:table-cell table:style-name="Πίνακας2.A1" office:value-type="string">
            <text:p text:style-name="P27"><text:span text:style-name="Προεπιλεγμένη_20_γραμματοσειρά"><text:span text:style-name="T685">esh</text:span></text:span></text:p>
          </table:table-cell>
          <table:table-cell table:style-name="Πίνακας2.A1" office:value-type="string">
            <text:p text:style-name="P280"><text:span text:style-name="T1343">cv0</text:span>1</text:p>
          </table:table-cell>
          <table:table-cell table:style-name="Πίνακας2.C1" office:value-type="string">
            <text:p text:style-name="P20"><text:span text:style-name="Προεπιλεγμένη_20_γραμματοσειρά"><text:span text:style-name="T234">𐌎</text:span></text:span></text:p>
          </table:table-cell>
          <table:table-cell table:style-name="Πίνακας2.A1" office:value-type="string">
            <text:p text:style-name="P59"><text:span text:style-name="Προεπιλεγμένη_20_γραμματοσειρά"><text:span text:style-name="T253">𐌎</text:span></text:span></text:p>
          </table:table-cell>
        </table:table-row>
        <table:table-row>
          <table:table-cell table:style-name="Πίνακας2.A1" office:value-type="string">
            <text:p text:style-name="P243">όμικρον</text:p>
          </table:table-cell>
          <table:table-cell table:style-name="Πίνακας2.A1" office:value-type="string">
            <text:p text:style-name="P491">cv1<text:span text:style-name="T89">3</text:span></text:p>
          </table:table-cell>
          <table:table-cell table:style-name="Πίνακας2.C1" office:value-type="string">
            <text:p text:style-name="P24"><text:span text:style-name="Προεπιλεγμένη_20_γραμματοσειρά"><text:span text:style-name="T235">Ο</text:span></text:span></text:p>
          </table:table-cell>
          <table:table-cell table:style-name="Πίνακας2.A1" office:value-type="string">
            <text:p text:style-name="P192"><text:span text:style-name="T2282">Ο</text:span><text:span text:style-name="T2285">Ο</text:span><text:span text:style-name="Προεπιλεγμένη_20_γραμματοσειρά"><text:span text:style-name="T2177">Ο</text:span></text:span><text:span text:style-name="Προεπιλεγμένη_20_γραμματοσειρά"><text:span text:style-name="T2148">ΟΟ</text:span></text:span><text:span text:style-name="Προεπιλεγμένη_20_γραμματοσειρά"><text:span text:style-name="T2286">Ο</text:span></text:span><text:span text:style-name="Προεπιλεγμένη_20_γραμματοσειρά"><text:span text:style-name="T2289">Ο</text:span></text:span><text:span text:style-name="Προεπιλεγμένη_20_γραμματοσειρά"><text:span text:style-name="T2108">Ο</text:span></text:span><text:span text:style-name="Προεπιλεγμένη_20_γραμματοσειρά"><text:span text:style-name="T2165">Ο</text:span></text:span><text:span text:style-name="Προεπιλεγμένη_20_γραμματοσειρά"><text:span text:style-name="T2189">Ο</text:span></text:span><text:span text:style-name="Προεπιλεγμένη_20_γραμματοσειρά"><text:span text:style-name="T2057">Ο</text:span></text:span><text:span text:style-name="Προεπιλεγμένη_20_γραμματοσειρά"><text:span text:style-name="T2124">Ο</text:span></text:span><text:span text:style-name="Προεπιλεγμένη_20_γραμματοσειρά"><text:span text:style-name="T2139">Ο</text:span></text:span></text:p>
          </table:table-cell>
        </table:table-row>
        <table:table-row>
          <table:table-cell table:style-name="Πίνακας2.A1" office:value-type="string">
            <text:p text:style-name="P27"><text:span text:style-name="Προεπιλεγμένη_20_γραμματοσειρά"><text:span text:style-name="T685">o</text:span></text:span></text:p>
          </table:table-cell>
          <table:table-cell table:style-name="Πίνακας2.A1" office:value-type="string">
            <text:p text:style-name="P280"><text:span text:style-name="T1343">cv0</text:span>3</text:p>
          </table:table-cell>
          <table:table-cell table:style-name="Πίνακας2.C1" office:value-type="string">
            <text:p text:style-name="P20"><text:span text:style-name="Προεπιλεγμένη_20_γραμματοσειρά"><text:span text:style-name="T234">𐌏</text:span></text:span></text:p>
          </table:table-cell>
          <table:table-cell table:style-name="Πίνακας2.A1" office:value-type="string">
            <text:p text:style-name="P59"><text:span text:style-name="Προεπιλεγμένη_20_γραμματοσειρά"><text:span text:style-name="T316">𐌏</text:span></text:span><text:span text:style-name="Προεπιλεγμένη_20_γραμματοσειρά"><text:span text:style-name="T262">𐌏</text:span></text:span><text:span text:style-name="Προεπιλεγμένη_20_γραμματοσειρά"><text:span text:style-name="T257">𐌏</text:span></text:span></text:p>
          </table:table-cell>
        </table:table-row>
        <table:table-row>
          <table:table-cell table:style-name="Πίνακας2.A1" office:value-type="string">
            <text:p text:style-name="P243">πι</text:p>
          </table:table-cell>
          <table:table-cell table:style-name="Πίνακας2.A1" office:value-type="string">
            <text:p text:style-name="P492">cv<text:span text:style-name="T2322">11</text:span></text:p>
          </table:table-cell>
          <table:table-cell table:style-name="Πίνακας2.C1" office:value-type="string">
            <text:p text:style-name="P24"><text:span text:style-name="Προεπιλεγμένη_20_γραμματοσειρά"><text:span text:style-name="T235">Π</text:span></text:span></text:p>
          </table:table-cell>
          <table:table-cell table:style-name="Πίνακας2.A1" office:value-type="string">
            <text:p text:style-name="P135"><text:span text:style-name="Προεπιλεγμένη_20_γραμματοσειρά"><text:span text:style-name="T2037">Π</text:span></text:span><text:span text:style-name="Προεπιλεγμένη_20_γραμματοσειρά"><text:span text:style-name="T1300">Π</text:span></text:span><text:span text:style-name="Προεπιλεγμένη_20_γραμματοσειρά"><text:span text:style-name="T1302">Π</text:span></text:span><text:span text:style-name="Προεπιλεγμένη_20_γραμματοσειρά"><text:span text:style-name="T1305">Π</text:span></text:span><text:span text:style-name="Προεπιλεγμένη_20_γραμματοσειρά"><text:span text:style-name="T1308">Π</text:span></text:span><text:span text:style-name="Προεπιλεγμένη_20_γραμματοσειρά"><text:span text:style-name="T1309">Π</text:span></text:span><text:span text:style-name="Προεπιλεγμένη_20_γραμματοσειρά"><text:span text:style-name="T1312">Π</text:span></text:span><text:span text:style-name="Προεπιλεγμένη_20_γραμματοσειρά"><text:span text:style-name="T1317">Π</text:span></text:span><text:span text:style-name="Προεπιλεγμένη_20_γραμματοσειρά"><text:span text:style-name="T1320">Π</text:span></text:span><text:span text:style-name="Προεπιλεγμένη_20_γραμματοσειρά"><text:span text:style-name="T1324">Π</text:span></text:span><text:span text:style-name="Προεπιλεγμένη_20_γραμματοσειρά"><text:span text:style-name="T1327">Π</text:span></text:span></text:p>
          </table:table-cell>
        </table:table-row>
        <table:table-row>
          <table:table-cell table:style-name="Πίνακας2.A1" office:value-type="string">
            <text:p text:style-name="P27"><text:span text:style-name="Προεπιλεγμένη_20_γραμματοσειρά"><text:span text:style-name="T685">pe</text:span></text:span></text:p>
          </table:table-cell>
          <table:table-cell table:style-name="Πίνακας2.A1" office:value-type="string">
            <text:p text:style-name="P280"><text:span text:style-name="T1343">cv</text:span>22</text:p>
          </table:table-cell>
          <table:table-cell table:style-name="Πίνακας2.C1" office:value-type="string">
            <text:p text:style-name="P20"><text:span text:style-name="Προεπιλεγμένη_20_γραμματοσειρά"><text:span text:style-name="T234">𐌐</text:span></text:span></text:p>
          </table:table-cell>
          <table:table-cell table:style-name="Πίνακας2.A1" office:value-type="string">
            <text:p text:style-name="P59"><text:span text:style-name="Προεπιλεγμένη_20_γραμματοσειρά"><text:span text:style-name="T525">𐌐</text:span></text:span><text:span text:style-name="Προεπιλεγμένη_20_γραμματοσειρά"><text:span text:style-name="T526">𐌐</text:span></text:span><text:span text:style-name="Προεπιλεγμένη_20_γραμματοσειρά"><text:span text:style-name="T527">𐌐</text:span></text:span><text:span text:style-name="Προεπιλεγμένη_20_γραμματοσειρά"><text:span text:style-name="T528">𐌐</text:span></text:span><text:span text:style-name="Προεπιλεγμένη_20_γραμματοσειρά"><text:span text:style-name="T529">𐌐</text:span></text:span><text:span text:style-name="Προεπιλεγμένη_20_γραμματοσειρά"><text:span text:style-name="T530">𐌐</text:span></text:span><text:span text:style-name="Προεπιλεγμένη_20_γραμματοσειρά"><text:span text:style-name="T531">𐌐</text:span></text:span><text:span text:style-name="Προεπιλεγμένη_20_γραμματοσειρά"><text:span text:style-name="T532">𐌐</text:span></text:span><text:span text:style-name="Προεπιλεγμένη_20_γραμματοσειρά"><text:span text:style-name="T533">𐌐</text:span></text:span><text:span text:style-name="Προεπιλεγμένη_20_γραμματοσειρά"><text:span text:style-name="T534">𐌐</text:span></text:span><text:span text:style-name="Προεπιλεγμένη_20_γραμματοσειρά"><text:span text:style-name="T535">𐌐</text:span></text:span><text:span text:style-name="Προεπιλεγμένη_20_γραμματοσειρά"><text:span text:style-name="T536">𐌐</text:span></text:span><text:span text:style-name="Προεπιλεγμένη_20_γραμματοσειρά"><text:span text:style-name="T537">𐌐</text:span></text:span><text:span text:style-name="Προεπιλεγμένη_20_γραμματοσειρά"><text:span text:style-name="T538">𐌐</text:span></text:span><text:span text:style-name="Προεπιλεγμένη_20_γραμματοσειρά"><text:span text:style-name="T539">𐌐</text:span></text:span><text:span text:style-name="Προεπιλεγμένη_20_γραμματοσειρά"><text:span text:style-name="T540">𐌐</text:span></text:span><text:span text:style-name="Προεπιλεγμένη_20_γραμματοσειρά"><text:span text:style-name="T541">𐌐</text:span></text:span><text:span text:style-name="Προεπιλεγμένη_20_γραμματοσειρά"><text:span text:style-name="T542">𐌐</text:span></text:span><text:span text:style-name="Προεπιλεγμένη_20_γραμματοσειρά"><text:span text:style-name="T543">𐌐</text:span></text:span><text:span text:style-name="Προεπιλεγμένη_20_γραμματοσειρά"><text:span text:style-name="T544">𐌐</text:span></text:span><text:span text:style-name="Προεπιλεγμένη_20_γραμματοσειρά"><text:span text:style-name="T545">𐌐</text:span></text:span><text:span text:style-name="Προεπιλεγμένη_20_γραμματοσειρά"><text:span text:style-name="T546">𐌐</text:span></text:span></text:p>
          </table:table-cell>
        </table:table-row>
        <table:table-row>
          <table:table-cell table:style-name="Πίνακας2.A1" office:value-type="string">
            <text:p text:style-name="P239">σαν</text:p>
          </table:table-cell>
          <table:table-cell table:style-name="Πίνακας2.A1" office:value-type="string">
            <text:p text:style-name="P493">cv03</text:p>
          </table:table-cell>
          <table:table-cell table:style-name="Πίνακας2.C1" office:value-type="string">
            <text:p text:style-name="P20"><text:span text:style-name="Προεπιλεγμένη_20_γραμματοσειρά"><text:span text:style-name="T235">Ϻ</text:span></text:span></text:p>
          </table:table-cell>
          <table:table-cell table:style-name="Πίνακας2.A1" office:value-type="string">
            <text:p text:style-name="P133"><text:span text:style-name="Προεπιλεγμένη_20_γραμματοσειρά"><text:span text:style-name="T1129">Ϻ</text:span></text:span><text:span text:style-name="Προεπιλεγμένη_20_γραμματοσειρά"><text:span text:style-name="T1121">Ϻ</text:span></text:span><text:span text:style-name="Προεπιλεγμένη_20_γραμματοσειρά"><text:span text:style-name="T1134">Ϻ</text:span></text:span></text:p>
          </table:table-cell>
        </table:table-row>
        <table:table-row>
          <table:table-cell table:style-name="Πίνακας2.A1" office:value-type="string">
            <text:p text:style-name="P27"><text:span text:style-name="Προεπιλεγμένη_20_γραμματοσειρά"><text:span text:style-name="T685">she</text:span></text:span></text:p>
          </table:table-cell>
          <table:table-cell table:style-name="Πίνακας2.A1" office:value-type="string">
            <text:p text:style-name="P280"><text:span text:style-name="T1343">cv0</text:span>9</text:p>
          </table:table-cell>
          <table:table-cell table:style-name="Πίνακας2.C1" office:value-type="string">
            <text:p text:style-name="P20"><text:span text:style-name="Προεπιλεγμένη_20_γραμματοσειρά"><text:span text:style-name="T234">𐌑</text:span></text:span></text:p>
          </table:table-cell>
          <table:table-cell table:style-name="Πίνακας2.A1" office:value-type="string">
            <text:p text:style-name="P59"><text:span text:style-name="Προεπιλεγμένη_20_γραμματοσειρά"><text:span text:style-name="T547">𐌑</text:span></text:span><text:span text:style-name="Προεπιλεγμένη_20_γραμματοσειρά"><text:span text:style-name="T553">𐌑</text:span></text:span><text:span text:style-name="Προεπιλεγμένη_20_γραμματοσειρά"><text:span text:style-name="T557">𐌑</text:span></text:span><text:span text:style-name="Προεπιλεγμένη_20_γραμματοσειρά"><text:span text:style-name="T564">𐌑</text:span></text:span><text:span text:style-name="Προεπιλεγμένη_20_γραμματοσειρά"><text:span text:style-name="T568">𐌑</text:span></text:span><text:span text:style-name="Προεπιλεγμένη_20_γραμματοσειρά"><text:span text:style-name="T574">𐌑</text:span></text:span><text:span text:style-name="Προεπιλεγμένη_20_γραμματοσειρά"><text:span text:style-name="T581">𐌑</text:span></text:span><text:span text:style-name="Προεπιλεγμένη_20_γραμματοσειρά"><text:span text:style-name="T590">𐌑</text:span></text:span><text:span text:style-name="Προεπιλεγμένη_20_γραμματοσειρά"><text:span text:style-name="T596">𐌑</text:span></text:span></text:p>
          </table:table-cell>
        </table:table-row>
        <table:table-row>
          <table:table-cell table:style-name="Πίνακας2.A1" office:value-type="string">
            <text:p text:style-name="P239">κόππα</text:p>
          </table:table-cell>
          <table:table-cell table:style-name="Πίνακας2.A1" office:value-type="string">
            <text:p text:style-name="P493">cv08</text:p>
          </table:table-cell>
          <table:table-cell table:style-name="Πίνακας2.C1" office:value-type="string">
            <text:p text:style-name="P20"><text:span text:style-name="Προεπιλεγμένη_20_γραμματοσειρά"><text:span text:style-name="T235">Ϙ</text:span></text:span></text:p>
          </table:table-cell>
          <table:table-cell table:style-name="Πίνακας2.A1" office:value-type="string">
            <text:p text:style-name="P433"><text:span text:style-name="Προεπιλεγμένη_20_γραμματοσειρά"><text:span text:style-name="T863">Ϙ</text:span></text:span><text:span text:style-name="Προεπιλεγμένη_20_γραμματοσειρά"><text:span text:style-name="T414">Ϙ</text:span></text:span><text:span text:style-name="Προεπιλεγμένη_20_γραμματοσειρά"><text:span text:style-name="T417">Ϙ</text:span></text:span><text:span text:style-name="Προεπιλεγμένη_20_γραμματοσειρά"><text:span text:style-name="T420">Ϙ</text:span></text:span><text:span text:style-name="Προεπιλεγμένη_20_γραμματοσειρά"><text:span text:style-name="T423">Ϙ</text:span></text:span><text:span text:style-name="Προεπιλεγμένη_20_γραμματοσειρά"><text:span text:style-name="T425">Ϙ</text:span></text:span><text:span text:style-name="Προεπιλεγμένη_20_γραμματοσειρά"><text:span text:style-name="T328">Ϙ</text:span></text:span><text:span text:style-name="Προεπιλεγμένη_20_γραμματοσειρά"><text:span text:style-name="T332">Ϙ</text:span></text:span></text:p>
          </table:table-cell>
        </table:table-row>
        <table:table-row>
          <table:table-cell table:style-name="Πίνακας2.A1" office:value-type="string">
            <text:p text:style-name="P27"><text:span text:style-name="Προεπιλεγμένη_20_γραμματοσειρά"><text:span text:style-name="T685">ku</text:span></text:span></text:p>
          </table:table-cell>
          <table:table-cell table:style-name="Πίνακας2.A1" office:value-type="string">
            <text:p text:style-name="P280"><text:span text:style-name="T1343">cv0</text:span>6</text:p>
          </table:table-cell>
          <table:table-cell table:style-name="Πίνακας2.C1" office:value-type="string">
            <text:p text:style-name="P20"><text:span text:style-name="Προεπιλεγμένη_20_γραμματοσειρά"><text:span text:style-name="T234">𐌒</text:span></text:span></text:p>
          </table:table-cell>
          <table:table-cell table:style-name="Πίνακας2.A1" office:value-type="string">
            <text:p text:style-name="P59"><text:span text:style-name="Προεπιλεγμένη_20_γραμματοσειρά"><text:span text:style-name="T302">𐌒</text:span></text:span><text:span text:style-name="Προεπιλεγμένη_20_γραμματοσειρά"><text:span text:style-name="T304">𐌒</text:span></text:span><text:span text:style-name="Προεπιλεγμένη_20_γραμματοσειρά"><text:span text:style-name="T307">𐌒</text:span></text:span><text:span text:style-name="Προεπιλεγμένη_20_γραμματοσειρά"><text:span text:style-name="T309">𐌒</text:span></text:span><text:span text:style-name="Προεπιλεγμένη_20_γραμματοσειρά"><text:span text:style-name="T311">𐌒</text:span></text:span><text:span text:style-name="Προεπιλεγμένη_20_γραμματοσειρά"><text:span text:style-name="T313">𐌒</text:span></text:span></text:p>
          </table:table-cell>
        </table:table-row>
        <table:table-row>
          <table:table-cell table:style-name="Πίνακας2.A1" office:value-type="string">
            <text:p text:style-name="P243">ρω</text:p>
          </table:table-cell>
          <table:table-cell table:style-name="Πίνακας2.A1" office:value-type="string">
            <text:p text:style-name="P491">cv1<text:span text:style-name="T90">4</text:span></text:p>
          </table:table-cell>
          <table:table-cell table:style-name="Πίνακας2.C1" office:value-type="string">
            <text:p text:style-name="P24"><text:span text:style-name="Προεπιλεγμένη_20_γραμματοσειρά"><text:span text:style-name="T235">Ρ</text:span></text:span></text:p>
          </table:table-cell>
          <table:table-cell table:style-name="Πίνακας2.A1" office:value-type="string">
            <text:p text:style-name="P195"><text:span text:style-name="T2096">Ρ</text:span><text:span text:style-name="T1195">Ρ</text:span><text:span text:style-name="T1202">Ρ</text:span><text:span text:style-name="T1210">Ρ</text:span><text:span text:style-name="T1219">Ρ</text:span><text:span text:style-name="T1226">Ρ</text:span><text:span text:style-name="T1234">Ρ</text:span><text:span text:style-name="T1241">Ρ</text:span><text:span text:style-name="T1249">Ρ</text:span><text:span text:style-name="T1256">Ρ</text:span><text:span text:style-name="Προεπιλεγμένη_20_γραμματοσειρά"><text:span text:style-name="T1264">Ρ</text:span></text:span><text:span text:style-name="Προεπιλεγμένη_20_γραμματοσειρά"><text:span text:style-name="T1272">Ρ</text:span></text:span><text:span text:style-name="Προεπιλεγμένη_20_γραμματοσειρά"><text:span text:style-name="T1278">Ρ</text:span></text:span><text:span text:style-name="Προεπιλεγμένη_20_γραμματοσειρά"><text:span text:style-name="T1286">Ρ</text:span></text:span></text:p>
          </table:table-cell>
        </table:table-row>
        <table:table-row>
          <table:table-cell table:style-name="Πίνακας2.A1" office:value-type="string">
            <text:p text:style-name="P27"><text:span text:style-name="Προεπιλεγμένη_20_γραμματοσειρά"><text:span text:style-name="T685">er</text:span></text:span></text:p>
          </table:table-cell>
          <table:table-cell table:style-name="Πίνακας2.A1" office:value-type="string">
            <text:p text:style-name="P280"><text:span text:style-name="T1343">cv</text:span>11</text:p>
          </table:table-cell>
          <table:table-cell table:style-name="Πίνακας2.C1" office:value-type="string">
            <text:p text:style-name="P20"><text:span text:style-name="Προεπιλεγμένη_20_γραμματοσειρά"><text:span text:style-name="T234">𐌓</text:span></text:span></text:p>
          </table:table-cell>
          <table:table-cell table:style-name="Πίνακας2.A1" office:value-type="string">
            <text:p text:style-name="P59"><text:span text:style-name="Προεπιλεγμένη_20_γραμματοσειρά"><text:span text:style-name="T339">𐌓</text:span></text:span><text:span text:style-name="Προεπιλεγμένη_20_γραμματοσειρά"><text:span text:style-name="T602">𐌓</text:span></text:span><text:span text:style-name="Προεπιλεγμένη_20_γραμματοσειρά"><text:span text:style-name="T608">𐌓</text:span></text:span><text:span text:style-name="Προεπιλεγμένη_20_γραμματοσειρά"><text:span text:style-name="T611">𐌓</text:span></text:span><text:span text:style-name="Προεπιλεγμένη_20_γραμματοσειρά"><text:span text:style-name="T615">𐌓</text:span></text:span><text:span text:style-name="Προεπιλεγμένη_20_γραμματοσειρά"><text:span text:style-name="T617">𐌓</text:span></text:span><text:span text:style-name="Προεπιλεγμένη_20_γραμματοσειρά"><text:span text:style-name="T622">𐌓</text:span></text:span><text:span text:style-name="Προεπιλεγμένη_20_γραμματοσειρά"><text:span text:style-name="T626">𐌓</text:span></text:span><text:span text:style-name="Προεπιλεγμένη_20_γραμματοσειρά"><text:span text:style-name="T333">𐌓</text:span></text:span><text:span text:style-name="Προεπιλεγμένη_20_γραμματοσειρά"><text:span text:style-name="T344">𐌓</text:span></text:span><text:span text:style-name="Προεπιλεγμένη_20_γραμματοσειρά"><text:span text:style-name="T349">𐌓</text:span></text:span></text:p>
          </table:table-cell>
        </table:table-row>
        <table:table-row>
          <table:table-cell table:style-name="Πίνακας2.A1" office:value-type="string">
            <text:p text:style-name="P27"><text:span text:style-name="Προεπιλεγμένη_20_γραμματοσειρά"><text:span text:style-name="T685">ers</text:span></text:span></text:p>
          </table:table-cell>
          <table:table-cell table:style-name="Πίνακας2.A1" office:value-type="string">
            <text:p text:style-name="P280"/>
          </table:table-cell>
          <table:table-cell table:style-name="Πίνακας2.C1" office:value-type="string">
            <text:p text:style-name="P20"><text:span text:style-name="Προεπιλεγμένη_20_γραμματοσειρά"><text:span text:style-name="T234">𐌛</text:span></text:span></text:p>
          </table:table-cell>
          <table:table-cell table:style-name="Πίνακας2.A1" office:value-type="string">
            <text:p text:style-name="P145"/>
          </table:table-cell>
        </table:table-row>
        <table:table-row>
          <table:table-cell table:style-name="Πίνακας2.A1" office:value-type="string">
            <text:p text:style-name="P244">σίγμα</text:p>
          </table:table-cell>
          <table:table-cell table:style-name="Πίνακας2.A1" office:value-type="string">
            <text:p text:style-name="P491">cv2<text:span text:style-name="T90">3</text:span></text:p>
          </table:table-cell>
          <table:table-cell table:style-name="Πίνακας2.C1" office:value-type="string">
            <text:p text:style-name="P149">Σ</text:p>
          </table:table-cell>
          <table:table-cell table:style-name="Πίνακας2.A1" office:value-type="string">
            <text:p text:style-name="P47"><text:span text:style-name="Προεπιλεγμένη_20_γραμματοσειρά"><text:span text:style-name="T913">Σ</text:span></text:span><text:span text:style-name="Προεπιλεγμένη_20_γραμματοσειρά"><text:span text:style-name="T931">Σ</text:span></text:span><text:span text:style-name="Προεπιλεγμένη_20_γραμματοσειρά"><text:span text:style-name="T936">Σ</text:span></text:span><text:span text:style-name="Προεπιλεγμένη_20_γραμματοσειρά"><text:span text:style-name="T953">Σ</text:span></text:span><text:span text:style-name="Προεπιλεγμένη_20_γραμματοσειρά"><text:span text:style-name="T915">Σ</text:span></text:span><text:span text:style-name="Προεπιλεγμένη_20_γραμματοσειρά"><text:span text:style-name="T954">Σ</text:span></text:span><text:span text:style-name="Προεπιλεγμένη_20_γραμματοσειρά"><text:span text:style-name="T955">Σ</text:span></text:span><text:span text:style-name="Προεπιλεγμένη_20_γραμματοσειρά"><text:span text:style-name="T957">Σ</text:span></text:span><text:span text:style-name="Προεπιλεγμένη_20_γραμματοσειρά"><text:span text:style-name="T958">Σ</text:span></text:span><text:span text:style-name="Προεπιλεγμένη_20_γραμματοσειρά"><text:span text:style-name="T959">Σ</text:span></text:span><text:span text:style-name="Προεπιλεγμένη_20_γραμματοσειρά"><text:span text:style-name="T962">Σ</text:span></text:span><text:span text:style-name="Προεπιλεγμένη_20_γραμματοσειρά"><text:span text:style-name="T963">Σ</text:span></text:span><text:span text:style-name="Προεπιλεγμένη_20_γραμματοσειρά"><text:span text:style-name="T964">Σ</text:span></text:span><text:span text:style-name="Προεπιλεγμένη_20_γραμματοσειρά"><text:span text:style-name="T965">Σ</text:span></text:span><text:span text:style-name="Προεπιλεγμένη_20_γραμματοσειρά"><text:span text:style-name="T966">Σ</text:span></text:span><text:span text:style-name="Προεπιλεγμένη_20_γραμματοσειρά"><text:span text:style-name="T967">Σ</text:span></text:span><text:span text:style-name="Προεπιλεγμένη_20_γραμματοσειρά"><text:span text:style-name="T970">Σ</text:span></text:span><text:span text:style-name="Προεπιλεγμένη_20_γραμματοσειρά"><text:span text:style-name="T950">Σ</text:span></text:span><text:span text:style-name="Προεπιλεγμένη_20_γραμματοσειρά"><text:span text:style-name="T938">Σ</text:span></text:span><text:span text:style-name="Προεπιλεγμένη_20_γραμματοσειρά"><text:span text:style-name="T917">Σ</text:span></text:span><text:span text:style-name="Προεπιλεγμένη_20_γραμματοσειρά"><text:span text:style-name="T973">Σ</text:span></text:span><text:span text:style-name="Προεπιλεγμένη_20_γραμματοσειρά"><text:span text:style-name="T976">Σ</text:span></text:span><text:span text:style-name="Προεπιλεγμένη_20_γραμματοσειρά"><text:span text:style-name="T948">Σ</text:span></text:span></text:p>
          </table:table-cell>
        </table:table-row>
        <table:table-row>
          <table:table-cell table:style-name="Πίνακας2.A1" office:value-type="string">
            <text:p text:style-name="P27"><text:span text:style-name="Προεπιλεγμένη_20_γραμματοσειρά"><text:span text:style-name="T685">es</text:span></text:span></text:p>
          </table:table-cell>
          <table:table-cell table:style-name="Πίνακας2.A1" office:value-type="string">
            <text:p text:style-name="P280"><text:span text:style-name="T1343">cv</text:span>1<text:span text:style-name="T1344">2</text:span></text:p>
          </table:table-cell>
          <table:table-cell table:style-name="Πίνακας2.C1" office:value-type="string">
            <text:p text:style-name="P20"><text:span text:style-name="Προεπιλεγμένη_20_γραμματοσειρά"><text:span text:style-name="T234">𐌔</text:span></text:span></text:p>
          </table:table-cell>
          <table:table-cell table:style-name="Πίνακας2.A1" office:value-type="string">
            <text:p text:style-name="P144"><text:span text:style-name="Προεπιλεγμένη_20_γραμματοσειρά"><text:span text:style-name="T1345">𐌔</text:span></text:span><text:span text:style-name="Προεπιλεγμένη_20_γραμματοσειρά"><text:span text:style-name="T1352">𐌔</text:span></text:span><text:span text:style-name="Προεπιλεγμένη_20_γραμματοσειρά"><text:span text:style-name="T1357">𐌔</text:span></text:span><text:span text:style-name="Προεπιλεγμένη_20_γραμματοσειρά"><text:span text:style-name="T1362">𐌔</text:span></text:span><text:span text:style-name="Προεπιλεγμένη_20_γραμματοσειρά"><text:span text:style-name="T1366">𐌔</text:span></text:span><text:span text:style-name="Προεπιλεγμένη_20_γραμματοσειρά"><text:span text:style-name="T1369">𐌔</text:span></text:span><text:span text:style-name="Προεπιλεγμένη_20_γραμματοσειρά"><text:span text:style-name="T1375">𐌔</text:span></text:span><text:span text:style-name="Προεπιλεγμένη_20_γραμματοσειρά"><text:span text:style-name="T1380">𐌔</text:span></text:span><text:span text:style-name="Προεπιλεγμένη_20_γραμματοσειρά"><text:span text:style-name="T1384">𐌔</text:span></text:span><text:span text:style-name="Προεπιλεγμένη_20_γραμματοσειρά"><text:span text:style-name="T1389">𐌔</text:span></text:span><text:span text:style-name="Προεπιλεγμένη_20_γραμματοσειρά"><text:span text:style-name="T1394">𐌔</text:span></text:span><text:span text:style-name="Προεπιλεγμένη_20_γραμματοσειρά"><text:span text:style-name="T1398">𐌔</text:span></text:span></text:p>
          </table:table-cell>
        </table:table-row>
        <table:table-row>
          <table:table-cell table:style-name="Πίνακας2.A1" office:value-type="string">
            <text:p text:style-name="P239">ταυ</text:p>
          </table:table-cell>
          <table:table-cell table:style-name="Πίνακας2.A1" office:value-type="string">
            <text:p text:style-name="P493">cv03</text:p>
          </table:table-cell>
          <table:table-cell table:style-name="Πίνακας2.C1" office:value-type="string">
            <text:p text:style-name="P20"><text:span text:style-name="Προεπιλεγμένη_20_γραμματοσειρά"><text:span text:style-name="T235">Τ</text:span></text:span></text:p>
          </table:table-cell>
          <table:table-cell table:style-name="Πίνακας2.A1" office:value-type="string">
            <text:p text:style-name="P199"><text:span text:style-name="T1129">Τ</text:span><text:span text:style-name="Προεπιλεγμένη_20_γραμματοσειρά"><text:span text:style-name="T1122">Τ</text:span></text:span><text:span text:style-name="Προεπιλεγμένη_20_γραμματοσειρά"><text:span text:style-name="T1135">Τ</text:span></text:span></text:p>
          </table:table-cell>
        </table:table-row>
        <table:table-row>
          <table:table-cell table:style-name="Πίνακας2.A1" office:value-type="string">
            <text:p text:style-name="P27"><text:span text:style-name="Προεπιλεγμένη_20_γραμματοσειρά"><text:span text:style-name="T685">te</text:span></text:span></text:p>
          </table:table-cell>
          <table:table-cell table:style-name="Πίνακας2.A1" office:value-type="string">
            <text:p text:style-name="P280"><text:span text:style-name="T1343">cv</text:span>10</text:p>
          </table:table-cell>
          <table:table-cell table:style-name="Πίνακας2.C1" office:value-type="string">
            <text:p text:style-name="P20"><text:span text:style-name="Προεπιλεγμένη_20_γραμματοσειρά"><text:span text:style-name="T234">𐌕</text:span></text:span></text:p>
          </table:table-cell>
          <table:table-cell table:style-name="Πίνακας2.A1" office:value-type="string">
            <text:p text:style-name="P59"><text:span text:style-name="Προεπιλεγμένη_20_γραμματοσειρά"><text:span text:style-name="T488">𐌕</text:span></text:span><text:span text:style-name="Προεπιλεγμένη_20_γραμματοσειρά"><text:span text:style-name="T494">𐌕</text:span></text:span><text:span text:style-name="Προεπιλεγμένη_20_γραμματοσειρά"><text:span text:style-name="T496">𐌕</text:span></text:span><text:span text:style-name="Προεπιλεγμένη_20_γραμματοσειρά"><text:span text:style-name="T498">𐌕</text:span></text:span><text:span text:style-name="Προεπιλεγμένη_20_γραμματοσειρά"><text:span text:style-name="T502">𐌕</text:span></text:span><text:span text:style-name="Προεπιλεγμένη_20_γραμματοσειρά"><text:span text:style-name="T506">𐌕</text:span></text:span><text:span text:style-name="Προεπιλεγμένη_20_γραμματοσειρά"><text:span text:style-name="T510">𐌕</text:span></text:span><text:span text:style-name="Προεπιλεγμένη_20_γραμματοσειρά"><text:span text:style-name="T513">𐌕</text:span></text:span><text:span text:style-name="Προεπιλεγμένη_20_γραμματοσειρά"><text:span text:style-name="T518">𐌕</text:span></text:span><text:span text:style-name="Προεπιλεγμένη_20_γραμματοσειρά"><text:span text:style-name="T523">𐌕</text:span></text:span></text:p>
          </table:table-cell>
        </table:table-row>
        <table:table-row>
          <table:table-cell table:style-name="Πίνακας2.A1" office:value-type="string">
            <text:p text:style-name="P239">ύψιλον</text:p>
          </table:table-cell>
          <table:table-cell table:style-name="Πίνακας2.A1" office:value-type="string">
            <text:p text:style-name="P493">cv09</text:p>
          </table:table-cell>
          <table:table-cell table:style-name="Πίνακας2.C1" office:value-type="string">
            <text:p text:style-name="P20"><text:span text:style-name="Προεπιλεγμένη_20_γραμματοσειρά"><text:span text:style-name="T235">Υ</text:span></text:span></text:p>
          </table:table-cell>
          <table:table-cell table:style-name="Πίνακας2.A1" office:value-type="string">
            <text:p text:style-name="P383"><text:span text:style-name="Προεπιλεγμένη_20_γραμματοσειρά"><text:span text:style-name="T548">Υ</text:span></text:span><text:span text:style-name="Προεπιλεγμένη_20_γραμματοσειρά"><text:span text:style-name="T554">Υ</text:span></text:span><text:span text:style-name="Προεπιλεγμένη_20_γραμματοσειρά"><text:span text:style-name="T558">Υ</text:span></text:span><text:span text:style-name="Προεπιλεγμένη_20_γραμματοσειρά"><text:span text:style-name="T565">Υ</text:span></text:span><text:span text:style-name="Προεπιλεγμένη_20_γραμματοσειρά"><text:span text:style-name="T569">Υ</text:span></text:span><text:span text:style-name="Προεπιλεγμένη_20_γραμματοσειρά"><text:span text:style-name="T575">Υ</text:span></text:span><text:span text:style-name="Προεπιλεγμένη_20_γραμματοσειρά"><text:span text:style-name="T582">Υ</text:span></text:span><text:span text:style-name="Προεπιλεγμένη_20_γραμματοσειρά"><text:span text:style-name="T591">Υ</text:span></text:span><text:span text:style-name="Προεπιλεγμένη_20_γραμματοσειρά"><text:span text:style-name="T597">Υ</text:span></text:span></text:p>
          </table:table-cell>
        </table:table-row>
        <table:table-row>
          <table:table-cell table:style-name="Πίνακας2.A1" office:value-type="string">
            <text:p text:style-name="P27"><text:span text:style-name="Προεπιλεγμένη_20_γραμματοσειρά"><text:span text:style-name="T685">u</text:span></text:span></text:p>
          </table:table-cell>
          <table:table-cell table:style-name="Πίνακας2.A1" office:value-type="string">
            <text:p text:style-name="P280"><text:span text:style-name="T1343">cv0</text:span>2</text:p>
          </table:table-cell>
          <table:table-cell table:style-name="Πίνακας2.C1" office:value-type="string">
            <text:p text:style-name="P20"><text:span text:style-name="Προεπιλεγμένη_20_γραμματοσειρά"><text:span text:style-name="T234">𐌖</text:span></text:span></text:p>
          </table:table-cell>
          <table:table-cell table:style-name="Πίνακας2.A1" office:value-type="string">
            <text:p text:style-name="P59"><text:span text:style-name="Προεπιλεγμένη_20_γραμματοσειρά"><text:span text:style-name="T247">𐌖</text:span></text:span><text:span text:style-name="Προεπιλεγμένη_20_γραμματοσειρά"><text:span text:style-name="T296">𐌖</text:span></text:span></text:p>
          </table:table-cell>
        </table:table-row>
        <table:table-row>
          <table:table-cell table:style-name="Πίνακας2.A1" office:value-type="string">
            <text:p text:style-name="P239">φι</text:p>
          </table:table-cell>
          <table:table-cell table:style-name="Πίνακας2.A1" office:value-type="string">
            <text:p text:style-name="P493">cv16</text:p>
          </table:table-cell>
          <table:table-cell table:style-name="Πίνακας2.C1" office:value-type="string">
            <text:p text:style-name="P20"><text:span text:style-name="Προεπιλεγμένη_20_γραμματοσειρά"><text:span text:style-name="T235">Φ</text:span></text:span></text:p>
          </table:table-cell>
          <table:table-cell table:style-name="Πίνακας2.A1" office:value-type="string">
            <text:p text:style-name="P205"><text:span text:style-name="T2086">Φ</text:span><text:span text:style-name="T2071">Φ</text:span><text:span text:style-name="T2292">Φ</text:span><text:span text:style-name="T2293">Φ</text:span><text:span text:style-name="T2127">Φ</text:span><text:span text:style-name="T2180">Φ</text:span><text:span text:style-name="T2295">Φ</text:span><text:span text:style-name="T2297">Φ</text:span><text:span text:style-name="T2141">Φ</text:span><text:span text:style-name="T2300">Φ</text:span><text:span text:style-name="T2301">Φ</text:span><text:span text:style-name="T2302">Φ</text:span><text:span text:style-name="T2304">Φ</text:span><text:span text:style-name="T2152">Φ</text:span><text:span text:style-name="Προεπιλεγμένη_20_γραμματοσειρά"><text:span text:style-name="T2168">Φ</text:span></text:span><text:span text:style-name="Προεπιλεγμένη_20_γραμματοσειρά"><text:span text:style-name="T2192">Φ</text:span></text:span></text:p>
          </table:table-cell>
        </table:table-row>
        <table:table-row>
          <table:table-cell table:style-name="Πίνακας2.A1" office:value-type="string">
            <text:p text:style-name="P27"><text:span text:style-name="Προεπιλεγμένη_20_γραμματοσειρά"><text:span text:style-name="T685">phe</text:span></text:span></text:p>
          </table:table-cell>
          <table:table-cell table:style-name="Πίνακας2.A1" office:value-type="string">
            <text:p text:style-name="P280"><text:span text:style-name="T1343">cv0</text:span>6</text:p>
          </table:table-cell>
          <table:table-cell table:style-name="Πίνακας2.C1" office:value-type="string">
            <text:p text:style-name="P20"><text:span text:style-name="Προεπιλεγμένη_20_γραμματοσειρά"><text:span text:style-name="T234">𐌘</text:span></text:span></text:p>
          </table:table-cell>
          <table:table-cell table:style-name="Πίνακας2.A1" office:value-type="string">
            <text:p text:style-name="P59"><text:span text:style-name="Προεπιλεγμένη_20_γραμματοσειρά"><text:span text:style-name="T302">𐌘</text:span></text:span><text:span text:style-name="Προεπιλεγμένη_20_γραμματοσειρά"><text:span text:style-name="T304">𐌘</text:span></text:span><text:span text:style-name="Προεπιλεγμένη_20_γραμματοσειρά"><text:span text:style-name="T307">𐌘</text:span></text:span><text:span text:style-name="Προεπιλεγμένη_20_γραμματοσειρά"><text:span text:style-name="T309">𐌘</text:span></text:span><text:span text:style-name="Προεπιλεγμένη_20_γραμματοσειρά"><text:span text:style-name="T311">𐌘</text:span></text:span><text:span text:style-name="Προεπιλεγμένη_20_γραμματοσειρά"><text:span text:style-name="T313">𐌘</text:span></text:span></text:p>
          </table:table-cell>
        </table:table-row>
        <table:table-row>
          <table:table-cell table:style-name="Πίνακας2.A1" office:value-type="string">
            <text:p text:style-name="P243">χι</text:p>
          </table:table-cell>
          <table:table-cell table:style-name="Πίνακας2.A1" office:value-type="string">
            <text:p text:style-name="P491">cv<text:span text:style-name="T90">10</text:span></text:p>
          </table:table-cell>
          <table:table-cell table:style-name="Πίνακας2.C1" office:value-type="string">
            <text:p text:style-name="P24"><text:span text:style-name="Προεπιλεγμένη_20_γραμματοσειρά"><text:span text:style-name="T235">Χ</text:span></text:span></text:p>
          </table:table-cell>
          <table:table-cell table:style-name="Πίνακας2.A1" office:value-type="string">
            <text:p text:style-name="P177"><text:span text:style-name="T2105">Χ</text:span><text:span text:style-name="T1150">Χ</text:span><text:span text:style-name="T1154">Χ</text:span><text:span text:style-name="T1157">Χ</text:span><text:span text:style-name="T1160">Χ</text:span><text:span text:style-name="Προεπιλεγμένη_20_γραμματοσειρά"><text:span text:style-name="T1165">Χ</text:span></text:span><text:span text:style-name="Προεπιλεγμένη_20_γραμματοσειρά"><text:span text:style-name="T1170">Χ</text:span></text:span><text:span text:style-name="Προεπιλεγμένη_20_γραμματοσειρά"><text:span text:style-name="T1176">Χ</text:span></text:span><text:span text:style-name="Προεπιλεγμένη_20_γραμματοσειρά"><text:span text:style-name="T1184">Χ</text:span></text:span><text:span text:style-name="Προεπιλεγμένη_20_γραμματοσειρά"><text:span text:style-name="T1189">Χ</text:span></text:span></text:p>
          </table:table-cell>
        </table:table-row>
        <table:table-row>
          <table:table-cell table:style-name="Πίνακας2.A1" office:value-type="string">
            <text:p text:style-name="P27"><text:span text:style-name="Προεπιλεγμένη_20_γραμματοσειρά"><text:span text:style-name="T685">eks</text:span></text:span></text:p>
          </table:table-cell>
          <table:table-cell table:style-name="Πίνακας2.A1" office:value-type="string">
            <text:p text:style-name="P280"><text:span text:style-name="T1343">cv0</text:span>6</text:p>
          </table:table-cell>
          <table:table-cell table:style-name="Πίνακας2.C1" office:value-type="string">
            <text:p text:style-name="P20"><text:span text:style-name="Προεπιλεγμένη_20_γραμματοσειρά"><text:span text:style-name="T234">𐌗</text:span></text:span></text:p>
          </table:table-cell>
          <table:table-cell table:style-name="Πίνακας2.A1" office:value-type="string">
            <text:p text:style-name="P59"><text:span text:style-name="Προεπιλεγμένη_20_γραμματοσειρά"><text:span text:style-name="T302">𐌗</text:span></text:span><text:span text:style-name="Προεπιλεγμένη_20_γραμματοσειρά"><text:span text:style-name="T304">𐌗</text:span></text:span><text:span text:style-name="Προεπιλεγμένη_20_γραμματοσειρά"><text:span text:style-name="T307">𐌗</text:span></text:span><text:span text:style-name="Προεπιλεγμένη_20_γραμματοσειρά"><text:span text:style-name="T309">𐌗</text:span></text:span><text:span text:style-name="Προεπιλεγμένη_20_γραμματοσειρά"><text:span text:style-name="T311">𐌗</text:span></text:span><text:span text:style-name="Προεπιλεγμένη_20_γραμματοσειρά"><text:span text:style-name="T313">𐌗</text:span></text:span></text:p>
          </table:table-cell>
        </table:table-row>
        <table:table-row>
          <table:table-cell table:style-name="Πίνακας2.A1" office:value-type="string">
            <text:p text:style-name="P244">ψι</text:p>
          </table:table-cell>
          <table:table-cell table:style-name="Πίνακας2.A1" office:value-type="string">
            <text:p text:style-name="P491">cv1<text:span text:style-name="T90">6</text:span></text:p>
          </table:table-cell>
          <table:table-cell table:style-name="Πίνακας2.C1" office:value-type="string">
            <text:p text:style-name="P149">Ψ</text:p>
          </table:table-cell>
          <table:table-cell table:style-name="Πίνακας2.A1" office:value-type="string">
            <text:p text:style-name="P48"><text:span text:style-name="Προεπιλεγμένη_20_γραμματοσειρά"><text:span text:style-name="T924">Ψ</text:span></text:span><text:span text:style-name="Προεπιλεγμένη_20_γραμματοσειρά"><text:span text:style-name="T928">Ψ</text:span></text:span><text:span text:style-name="Προεπιλεγμένη_20_γραμματοσειρά"><text:span text:style-name="T977">Ψ</text:span></text:span><text:span text:style-name="Προεπιλεγμένη_20_γραμματοσειρά"><text:span text:style-name="T979">Ψ</text:span></text:span><text:span text:style-name="Προεπιλεγμένη_20_γραμματοσειρά"><text:span text:style-name="T933">Ψ</text:span></text:span><text:span text:style-name="Προεπιλεγμένη_20_γραμματοσειρά"><text:span text:style-name="T919">Ψ</text:span></text:span><text:span text:style-name="Προεπιλεγμένη_20_γραμματοσειρά"><text:span text:style-name="T940">Ψ</text:span></text:span><text:span text:style-name="Προεπιλεγμένη_20_γραμματοσειρά"><text:span text:style-name="T922">Ψ</text:span></text:span><text:span text:style-name="Προεπιλεγμένη_20_γραμματοσειρά"><text:span text:style-name="T981">Ψ</text:span></text:span><text:span text:style-name="Προεπιλεγμένη_20_γραμματοσειρά"><text:span text:style-name="T952">Ψ</text:span></text:span><text:span text:style-name="Προεπιλεγμένη_20_γραμματοσειρά"><text:span text:style-name="T944">Ψ</text:span></text:span><text:span text:style-name="Προεπιλεγμένη_20_γραμματοσειρά"><text:span text:style-name="T982">Ψ</text:span></text:span><text:span text:style-name="Προεπιλεγμένη_20_γραμματοσειρά"><text:span text:style-name="T983">Ψ</text:span></text:span><text:span text:style-name="Προεπιλεγμένη_20_γραμματοσειρά"><text:span text:style-name="T984">Ψ</text:span></text:span><text:span text:style-name="Προεπιλεγμένη_20_γραμματοσειρά"><text:span text:style-name="T987">Ψ</text:span></text:span><text:span text:style-name="Προεπιλεγμένη_20_γραμματοσειρά"><text:span text:style-name="T942">Ψ</text:span></text:span></text:p>
          </table:table-cell>
        </table:table-row>
        <table:table-row>
          <table:table-cell table:style-name="Πίνακας2.A1" office:value-type="string">
            <text:p text:style-name="P27"><text:span text:style-name="Προεπιλεγμένη_20_γραμματοσειρά"><text:span text:style-name="T685">khe</text:span></text:span></text:p>
          </table:table-cell>
          <table:table-cell table:style-name="Πίνακας2.A1" office:value-type="string">
            <text:p text:style-name="P280"><text:span text:style-name="T1343">cv0</text:span>2</text:p>
          </table:table-cell>
          <table:table-cell table:style-name="Πίνακας2.C1" office:value-type="string">
            <text:p text:style-name="P20"><text:span text:style-name="Προεπιλεγμένη_20_γραμματοσειρά"><text:span text:style-name="T234">𐌙</text:span></text:span></text:p>
          </table:table-cell>
          <table:table-cell table:style-name="Πίνακας2.A1" office:value-type="string">
            <text:p text:style-name="P59"><text:span text:style-name="Προεπιλεγμένη_20_γραμματοσειρά"><text:span text:style-name="T247">𐌙</text:span></text:span><text:span text:style-name="Προεπιλεγμένη_20_γραμματοσειρά"><text:span text:style-name="T296">𐌙</text:span></text:span></text:p>
          </table:table-cell>
        </table:table-row>
        <table:table-row>
          <table:table-cell table:style-name="Πίνακας2.A1" office:value-type="string">
            <text:p text:style-name="P27"><text:span text:style-name="Προεπιλεγμένη_20_γραμματοσειρά"><text:span text:style-name="T685">ess</text:span></text:span></text:p>
          </table:table-cell>
          <table:table-cell table:style-name="Πίνακας2.A1" office:value-type="string">
            <text:p text:style-name="P280"/>
          </table:table-cell>
          <table:table-cell table:style-name="Πίνακας2.C1" office:value-type="string">
            <text:p text:style-name="P20"><text:span text:style-name="Προεπιλεγμένη_20_γραμματοσειρά"><text:span text:style-name="T234">𐌟</text:span></text:span></text:p>
          </table:table-cell>
          <table:table-cell table:style-name="Πίνακας2.A1" office:value-type="string">
            <text:p text:style-name="P145"/>
          </table:table-cell>
        </table:table-row>
        <table:table-row>
          <table:table-cell table:style-name="Πίνακας2.A1" office:value-type="string">
            <text:p text:style-name="P27"><text:span text:style-name="Προεπιλεγμένη_20_γραμματοσειρά"><text:span text:style-name="T685">tse</text:span></text:span></text:p>
          </table:table-cell>
          <table:table-cell table:style-name="Πίνακας2.A1" office:value-type="string">
            <text:p text:style-name="P280"/>
          </table:table-cell>
          <table:table-cell table:style-name="Πίνακας2.C1" office:value-type="string">
            <text:p text:style-name="P20"><text:span text:style-name="Προεπιλεγμένη_20_γραμματοσειρά"><text:span text:style-name="T234">𐌮</text:span></text:span></text:p>
          </table:table-cell>
          <table:table-cell table:style-name="Πίνακας2.A1" office:value-type="string">
            <text:p text:style-name="P145"/>
          </table:table-cell>
        </table:table-row>
        <table:table-row>
          <table:table-cell table:style-name="Πίνακας2.A1" office:value-type="string">
            <text:p text:style-name="P239">ωμέγα</text:p>
          </table:table-cell>
          <table:table-cell table:style-name="Πίνακας2.A1" office:value-type="string">
            <text:p text:style-name="P493">cv19</text:p>
          </table:table-cell>
          <table:table-cell table:style-name="Πίνακας2.C1" office:value-type="string">
            <text:p text:style-name="P20"><text:span text:style-name="Προεπιλεγμένη_20_γραμματοσειρά"><text:span text:style-name="T235">Ω</text:span></text:span></text:p>
          </table:table-cell>
          <table:table-cell table:style-name="Πίνακας2.A1" office:value-type="string">
            <text:p text:style-name="P205"><text:span text:style-name="T2130">Ω</text:span><text:span text:style-name="T2307">Ω</text:span><text:span text:style-name="T2202">Ω</text:span><text:span text:style-name="T2308">Ω</text:span><text:span text:style-name="T2309">Ω</text:span><text:span text:style-name="T2310">Ω</text:span><text:span text:style-name="T2323">Ω</text:span><text:span text:style-name="T2311">Ω</text:span><text:span text:style-name="T2088">Ω</text:span><text:span text:style-name="T2144">Ω</text:span><text:span text:style-name="T2312">Ω</text:span><text:span text:style-name="T2313">Ω</text:span><text:span text:style-name="T2183">Ω</text:span><text:span text:style-name="T2218">Ω</text:span><text:span text:style-name="Προεπιλεγμένη_20_γραμματοσειρά"><text:span text:style-name="T2043">Ω</text:span></text:span><text:span text:style-name="Προεπιλεγμένη_20_γραμματοσειρά"><text:span text:style-name="T2060">Ω</text:span></text:span><text:span text:style-name="Προεπιλεγμένη_20_γραμματοσειρά"><text:span text:style-name="T2112">Ω</text:span></text:span><text:span text:style-name="Προεπιλεγμένη_20_γραμματοσειρά"><text:span text:style-name="T2194">Ω</text:span></text:span><text:span text:style-name="Προεπιλεγμένη_20_γραμματοσειρά"><text:span text:style-name="T2211">Ω</text:span></text:span></text:p>
          </table:table-cell>
        </table:table-row>
        <table:table-row>
          <table:table-cell table:style-name="Πίνακας2.A1" office:value-type="string">
            <text:p text:style-name="P27"><text:span text:style-name="Προεπιλεγμένη_20_γραμματοσειρά"><text:span text:style-name="T685">uu</text:span></text:span></text:p>
          </table:table-cell>
          <table:table-cell table:style-name="Πίνακας2.A1" office:value-type="string">
            <text:p text:style-name="P280"><text:span text:style-name="T1343">cv0</text:span>5</text:p>
          </table:table-cell>
          <table:table-cell table:style-name="Πίνακας2.C1" office:value-type="string">
            <text:p text:style-name="P20"><text:span text:style-name="Προεπιλεγμένη_20_γραμματοσειρά"><text:span text:style-name="T234">𐌞</text:span></text:span></text:p>
          </table:table-cell>
          <table:table-cell table:style-name="Πίνακας2.A1" office:value-type="string">
            <text:p text:style-name="P59"><text:span text:style-name="Προεπιλεγμένη_20_γραμματοσειρά"><text:span text:style-name="T354">𐌞</text:span></text:span><text:span text:style-name="Προεπιλεγμένη_20_γραμματοσειρά"><text:span text:style-name="T393">𐌞</text:span></text:span><text:span text:style-name="Προεπιλεγμένη_20_γραμματοσειρά"><text:span text:style-name="T394">𐌞</text:span></text:span><text:span text:style-name="Προεπιλεγμένη_20_γραμματοσειρά"><text:span text:style-name="T353">𐌞</text:span></text:span><text:span text:style-name="Προεπιλεγμένη_20_γραμματοσειρά"><text:span text:style-name="T355">𐌞</text:span></text:span></text:p>
          </table:table-cell>
        </table:table-row>
        <table:table-row>
          <table:table-cell table:style-name="Πίνακας2.A1" office:value-type="string">
            <text:p text:style-name="P27"><text:span text:style-name="Προεπιλεγμένη_20_γραμματοσειρά"><text:span text:style-name="T685">ef</text:span></text:span></text:p>
          </table:table-cell>
          <table:table-cell table:style-name="Πίνακας2.A1" office:value-type="string">
            <text:p text:style-name="P280"><text:span text:style-name="T1343">cv0</text:span>6</text:p>
          </table:table-cell>
          <table:table-cell table:style-name="Πίνακας2.C1" office:value-type="string">
            <text:p text:style-name="P20"><text:span text:style-name="Προεπιλεγμένη_20_γραμματοσειρά"><text:span text:style-name="T234">𐌚</text:span></text:span></text:p>
          </table:table-cell>
          <table:table-cell table:style-name="Πίνακας2.A1" office:value-type="string">
            <text:p text:style-name="P59"><text:span text:style-name="Προεπιλεγμένη_20_γραμματοσειρά"><text:span text:style-name="T302">𐌚</text:span></text:span><text:span text:style-name="Προεπιλεγμένη_20_γραμματοσειρά"><text:span text:style-name="T304">𐌚</text:span></text:span><text:span text:style-name="Προεπιλεγμένη_20_γραμματοσειρά"><text:span text:style-name="T307">𐌚</text:span></text:span><text:span text:style-name="Προεπιλεγμένη_20_γραμματοσειρά"><text:span text:style-name="T309">𐌚</text:span></text:span><text:span text:style-name="Προεπιλεγμένη_20_γραμματοσειρά"><text:span text:style-name="T311">𐌚</text:span></text:span><text:span text:style-name="Προεπιλεγμένη_20_γραμματοσειρά"><text:span text:style-name="T313">𐌚</text:span></text:span></text:p>
          </table:table-cell>
        </table:table-row>
        <table:table-row>
          <table:table-cell table:style-name="Πίνακας2.A1" office:value-type="string">
            <text:p text:style-name="P59"><text:span text:style-name="Προεπιλεγμένη_20_γραμματοσειρά"><text:span text:style-name="T690">σαμπί</text:span></text:span></text:p>
          </table:table-cell>
          <table:table-cell table:style-name="Πίνακας2.A1" office:value-type="string">
            <text:p text:style-name="P493">cv03</text:p>
          </table:table-cell>
          <table:table-cell table:style-name="Πίνακας2.C1" office:value-type="string">
            <text:p text:style-name="P147">Ϡ</text:p>
          </table:table-cell>
          <table:table-cell table:style-name="Πίνακας2.A1" office:value-type="string">
            <text:p text:style-name="P59"><text:span text:style-name="Προεπιλεγμένη_20_γραμματοσειρά"><text:span text:style-name="T315">Ϡ</text:span></text:span><text:span text:style-name="Προεπιλεγμένη_20_γραμματοσειρά"><text:span text:style-name="T261">Ϡ</text:span></text:span><text:span text:style-name="Προεπιλεγμένη_20_γραμματοσειρά"><text:span text:style-name="T256">Ϡ</text:span></text:span></text:p>
          </table:table-cell>
        </table:table-row>
        <table:table-row>
          <table:table-cell table:style-name="Πίνακας2.A65" office:value-type="string">
            <text:p text:style-name="P59"><text:span text:style-name="Προεπιλεγμένη_20_γραμματοσειρά"><text:span text:style-name="T690">στίξη</text:span></text:span></text:p>
          </table:table-cell>
          <table:table-cell table:style-name="Πίνακας2.A65" office:value-type="string">
            <text:p text:style-name="P281">aalt</text:p>
          </table:table-cell>
          <table:table-cell table:style-name="Πίνακας2.C65" office:value-type="string">
            <text:p text:style-name="P20"><text:span text:style-name="Προεπιλεγμένη_20_γραμματοσειρά"><text:span text:style-name="T293">•</text:span></text:span></text:p>
          </table:table-cell>
          <table:table-cell table:style-name="Πίνακας2.A65" office:value-type="string">
            <text:p text:style-name="P67"><text:span text:style-name="Προεπιλεγμένη_20_γραμματοσειρά"><text:span text:style-name="T642">•</text:span></text:span><text:span text:style-name="Προεπιλεγμένη_20_γραμματοσειρά"><text:span text:style-name="T646">•</text:span></text:span><text:span text:style-name="Προεπιλεγμένη_20_γραμματοσειρά"><text:span text:style-name="T650">•</text:span></text:span><text:span text:style-name="Προεπιλεγμένη_20_γραμματοσειρά"><text:span text:style-name="T652">•</text:span></text:span><text:span text:style-name="Προεπιλεγμένη_20_γραμματοσειρά"><text:span text:style-name="T654">•</text:span></text:span><text:span text:style-name="Προεπιλεγμένη_20_γραμματοσειρά"><text:span text:style-name="T656">•</text:span></text:span><text:span text:style-name="Προεπιλεγμένη_20_γραμματοσειρά"><text:span text:style-name="T659">•</text:span></text:span><text:span text:style-name="Προεπιλεγμένη_20_γραμματοσειρά"><text:span text:style-name="T661">•</text:span></text:span><text:span text:style-name="Προεπιλεγμένη_20_γραμματοσειρά"><text:span text:style-name="T664">•</text:span></text:span><text:span text:style-name="Προεπιλεγμένη_20_γραμματοσειρά"><text:span text:style-name="T667">•</text:span></text:span><text:span text:style-name="Προεπιλεγμένη_20_γραμματοσειρά"><text:span text:style-name="T669">•</text:span></text:span><text:span text:style-name="Προεπιλεγμένη_20_γραμματοσειρά"><text:span text:style-name="T860">•</text:span></text:span><text:span text:style-name="Προεπιλεγμένη_20_γραμματοσειρά"><text:span text:style-name="T861">•</text:span></text:span><text:span text:style-name="Προεπιλεγμένη_20_γραμματοσειρά"><text:span text:style-name="T862">•</text:span></text:span></text:p>
          </table:table-cell>
        </table:table-row>
      </table:table>
      <text:p text:style-name="P447"/>
      <text:p text:style-name="P593"><text:span text:style-name="Προεπιλεγμένη_20_γραμματοσειρά"><text:span text:style-name="T81">Π</text:span></text:span><text:span text:style-name="Προεπιλεγμένη_20_γραμματοσειρά"><text:span text:style-name="T38">Ο</text:span></text:span><text:span text:style-name="Προεπιλεγμένη_20_γραμματοσειρά"><text:span text:style-name="T77">Ι</text:span></text:span><text:span text:style-name="Προεπιλεγμένη_20_γραμματοσειρά"><text:span text:style-name="T78">Ν</text:span></text:span><text:span text:style-name="Προεπιλεγμένη_20_γραμματοσειρά"><text:span text:style-name="T77">Ι</text:span></text:span><text:span text:style-name="Προεπιλεγμένη_20_γραμματοσειρά"><text:span text:style-name="T79">Κ</text:span></text:span><text:span text:style-name="Προεπιλεγμένη_20_γραμματοσειρά"><text:span text:style-name="T80">Α</text:span></text:span><text:span text:style-name="Προεπιλεγμένη_20_γραμματοσειρά"><text:span text:style-name="T38">ϺΤ</text:span></text:span><text:span text:style-name="Προεπιλεγμένη_20_γραμματοσειρά"><text:span text:style-name="T80">Α</text:span></text:span><text:span text:style-name="Προεπιλεγμένη_20_γραμματοσειρά"><text:span text:style-name="T38">Ϻ</text:span></text:span></text:p>
      <text:p text:style-name="P417"/>
      <text:p text:style-name="P62"><text:span text:style-name="T709">Local l</text:span><text:span text:style-name="T702">etter forms of Archaic Greece</text:span><text:span text:style-name="T709"> </text:span><text:span text:style-name="T702">listed </text:span><text:span text:style-name="T710">on the </text:span><text:span text:style-name="T864">‘</text:span><text:span text:style-name="T710">browse </text:span><text:span text:style-name="T713">by letter form</text:span><text:span text:style-name="T864">’</text:span><text:span text:style-name="T713"> </text:span><text:span text:style-name="T710">page of </text:span><text:span text:style-name="T864">‘</text:span><text:span text:style-name="T710">The Anne Jeffery Archive</text:span><text:span text:style-name="T864">’</text:span><text:span text:style-name="T866">,</text:span><text:span text:style-name="T865"> </text:span><text:span text:style-name="Υπερ-σύνδεση"><text:span text:style-name="T740">poinikastas</text:span></text:span><text:span text:style-name="T711">.</text:span></text:p>
      <text:p text:style-name="P408"/>
      <table:table table:name="Πίνακας1" table:style-name="Πίνακας1">
        <table:table-column table:style-name="Πίνακας1.A"/>
        <table:table-column table:style-name="Πίνακας1.B"/>
        <table:table-column table:style-name="Πίνακας1.C"/>
        <table:table-column table:style-name="Πίνακας1.D"/>
        <table:table-column table:style-name="Πίνακας1.E"/>
        <table:table-column table:style-name="Πίνακας1.F"/>
        <table:table-column table:style-name="Πίνακας1.G" table:number-columns-repeated="2"/>
        <table:table-column table:style-name="Πίνακας1.I"/>
        <table:table-column table:style-name="Πίνακας1.F"/>
        <table:table-column table:style-name="Πίνακας1.K"/>
        <table:table-column table:style-name="Πίνακας1.L"/>
        <table:table-column table:style-name="Πίνακας1.M"/>
        <table:table-column table:style-name="Πίνακας1.N"/>
        <table:table-column table:style-name="Πίνακας1.O"/>
        <table:table-column table:style-name="Πίνακας1.P"/>
        <table:table-column table:style-name="Πίνακας1.Q"/>
        <table:table-column table:style-name="Πίνακας1.R"/>
        <table:table-column table:style-name="Πίνακας1.S"/>
        <table:table-column table:style-name="Πίνακας1.T"/>
        <table:table-column table:style-name="Πίνακας1.U"/>
        <table:table-column table:style-name="Πίνακας1.V"/>
        <table:table-column table:style-name="Πίνακας1.W"/>
        <table:table-column table:style-name="Πίνακας1.A"/>
        <table:table-column table:style-name="Πίνακας1.Y" table:number-columns-repeated="2"/>
        <table:table-column table:style-name="Πίνακας1.a"/>
        <table:table-column table:style-name="Πίνακας1.b"/>
        <table:table-column table:style-name="Πίνακας1.S"/>
        <table:table-column table:style-name="Πίνακας1.d"/>
        <table:table-row>
          <table:table-cell table:style-name="Πίνακας1.A1" office:value-type="string">
            <text:p text:style-name="P153">α</text:p>
          </table:table-cell>
          <table:table-cell table:style-name="Πίνακας1.B1" office:value-type="string">
            <text:p text:style-name="P153">β</text:p>
          </table:table-cell>
          <table:table-cell table:style-name="Πίνακας1.B1" office:value-type="string">
            <text:p text:style-name="P153">γ</text:p>
          </table:table-cell>
          <table:table-cell table:style-name="Πίνακας1.B1" office:value-type="string">
            <text:p text:style-name="P153">δ</text:p>
          </table:table-cell>
          <table:table-cell table:style-name="Πίνακας1.B1" office:value-type="string">
            <text:p text:style-name="P153">ε</text:p>
          </table:table-cell>
          <table:table-cell table:style-name="Πίνακας1.B1" office:value-type="string">
            <text:p text:style-name="P155">ζ</text:p>
          </table:table-cell>
          <table:table-cell table:style-name="Πίνακας1.G1" office:value-type="string">
            <text:p text:style-name="P424">ᾱ</text:p>
          </table:table-cell>
          <table:table-cell table:style-name="Πίνακας1.B1" office:value-type="string">
            <text:p text:style-name="P154">η</text:p>
          </table:table-cell>
          <table:table-cell table:style-name="Πίνακας1.B1" office:value-type="string">
            <text:p text:style-name="P154">ͱ</text:p>
          </table:table-cell>
          <table:table-cell table:style-name="Πίνακας1.B1" office:value-type="string">
            <text:p text:style-name="P154">θ</text:p>
          </table:table-cell>
          <table:table-cell table:style-name="Πίνακας1.B1" office:value-type="string">
            <text:p text:style-name="P154">ι</text:p>
          </table:table-cell>
          <table:table-cell table:style-name="Πίνακας1.B1" office:value-type="string">
            <text:p text:style-name="P154">κ</text:p>
          </table:table-cell>
          <table:table-cell table:style-name="Πίνακας1.B1" office:value-type="string">
            <text:p text:style-name="P154">λ</text:p>
          </table:table-cell>
          <table:table-cell table:style-name="Πίνακας1.B1" office:value-type="string">
            <text:p text:style-name="P154">μ</text:p>
          </table:table-cell>
          <table:table-cell table:style-name="Πίνακας1.B1" office:value-type="string">
            <text:p text:style-name="P154">ν</text:p>
          </table:table-cell>
          <table:table-cell table:style-name="Πίνακας1.B1" office:value-type="string">
            <text:p text:style-name="P88">ξ</text:p>
          </table:table-cell>
          <table:table-cell table:style-name="Πίνακας1.B1" office:value-type="string">
            <text:p text:style-name="P154">ο</text:p>
          </table:table-cell>
          <table:table-cell table:style-name="Πίνακας1.B1" office:value-type="string">
            <text:p text:style-name="P154">π</text:p>
          </table:table-cell>
          <table:table-cell table:style-name="Πίνακας1.B1" office:value-type="string">
            <text:p text:style-name="P154">ϻ</text:p>
          </table:table-cell>
          <table:table-cell table:style-name="Πίνακας1.B1" office:value-type="string">
            <text:p text:style-name="P154">ϙ</text:p>
          </table:table-cell>
          <table:table-cell table:style-name="Πίνακας1.B1" office:value-type="string">
            <text:p text:style-name="P154">ρ</text:p>
          </table:table-cell>
          <table:table-cell table:style-name="Πίνακας1.B1" office:value-type="string">
            <text:p text:style-name="P154">σ</text:p>
          </table:table-cell>
          <table:table-cell table:style-name="Πίνακας1.B1" office:value-type="string">
            <text:p text:style-name="P154">τ</text:p>
          </table:table-cell>
          <table:table-cell table:style-name="Πίνακας1.B1" office:value-type="string">
            <text:p text:style-name="P154">υ</text:p>
          </table:table-cell>
          <table:table-cell table:style-name="Πίνακας1.B1" office:value-type="string">
            <text:p text:style-name="P154">φ</text:p>
          </table:table-cell>
          <table:table-cell table:style-name="Πίνακας1.B1" office:value-type="string">
            <text:p text:style-name="P154">χ</text:p>
          </table:table-cell>
          <table:table-cell table:style-name="Πίνακας1.B1" office:value-type="string">
            <text:p text:style-name="P154">ψ</text:p>
          </table:table-cell>
          <table:table-cell table:style-name="Πίνακας1.B1" office:value-type="string">
            <text:p text:style-name="P154">ω</text:p>
          </table:table-cell>
          <table:table-cell table:style-name="Πίνακας1.B1" office:value-type="string">
            <text:p text:style-name="P156">ϡ</text:p>
          </table:table-cell>
          <table:table-cell table:style-name="Πίνακας1.B1" office:value-type="string">
            <text:p text:style-name="P141">⁘</text:p>
          </table:table-cell>
        </table:table-row>
        <table:table-row>
          <table:table-cell table:style-name="Πίνακας1.A1" office:value-type="string">
            <text:p text:style-name="P248">Α</text:p>
          </table:table-cell>
          <table:table-cell table:style-name="Πίνακας1.B1" office:value-type="string">
            <text:p text:style-name="P249"><text:span text:style-name="Προεπιλεγμένη_20_γραμματοσειρά"><text:span text:style-name="T2027">Β</text:span></text:span></text:p>
          </table:table-cell>
          <table:table-cell table:style-name="Πίνακας1.B1" office:value-type="string">
            <text:p text:style-name="P161"><text:span text:style-name="Προεπιλεγμένη_20_γραμματοσειρά"><text:span text:style-name="T1230">Γ</text:span></text:span></text:p>
          </table:table-cell>
          <table:table-cell table:style-name="Πίνακας1.B1" office:value-type="string">
            <text:p text:style-name="P187"><text:span text:style-name="Προεπιλεγμένη_20_γραμματοσειρά"><text:span text:style-name="T1142">Δ</text:span></text:span></text:p>
          </table:table-cell>
          <table:table-cell table:style-name="Πίνακας1.B1" office:value-type="string">
            <text:p text:style-name="P187"><text:span text:style-name="Προεπιλεγμένη_20_γραμματοσειρά"><text:span text:style-name="T1058">−</text:span></text:span></text:p>
          </table:table-cell>
          <table:table-cell table:style-name="Πίνακας1.B1" office:value-type="string">
            <text:p text:style-name="P137"><text:span text:style-name="Προεπιλεγμένη_20_γραμματοσειρά"><text:span text:style-name="T2029">Ζ</text:span></text:span></text:p>
          </table:table-cell>
          <table:table-cell table:style-name="Πίνακας1.G1" office:value-type="string">
            <text:p text:style-name="P169"><text:span text:style-name="Προεπιλεγμένη_20_γραμματοσειρά"><text:span text:style-name="T1341">Ͱ</text:span></text:span></text:p>
          </table:table-cell>
          <table:table-cell table:style-name="Πίνακας1.B1" office:value-type="string">
            <text:p text:style-name="P143"><text:span text:style-name="Προεπιλεγμένη_20_γραμματοσειρά"><text:span text:style-name="T1311">Η</text:span></text:span></text:p>
          </table:table-cell>
          <table:table-cell table:style-name="Πίνακας1.B1" office:value-type="string">
            <text:p text:style-name="P143"><text:span text:style-name="Προεπιλεγμένη_20_γραμματοσειρά"><text:span text:style-name="T2033">Ͱ</text:span></text:span></text:p>
          </table:table-cell>
          <table:table-cell table:style-name="Πίνακας1.B1" office:value-type="string">
            <text:p text:style-name="P139"><text:span text:style-name="Προεπιλεγμένη_20_γραμματοσειρά"><text:span text:style-name="T1346">Θ</text:span></text:span></text:p>
          </table:table-cell>
          <table:table-cell table:style-name="Πίνακας1.B1" office:value-type="string">
            <text:p text:style-name="P172"><text:span text:style-name="Προεπιλεγμένη_20_γραμματοσειρά"><text:span text:style-name="T2035">Ι</text:span></text:span></text:p>
          </table:table-cell>
          <table:table-cell table:style-name="Πίνακας1.B1" office:value-type="string">
            <text:p text:style-name="P172"><text:span text:style-name="Προεπιλεγμένη_20_γραμματοσειρά"><text:span text:style-name="T2084">Κ</text:span></text:span></text:p>
          </table:table-cell>
          <table:table-cell table:style-name="Πίνακας1.B1" office:value-type="string">
            <text:p text:style-name="P166"><text:span text:style-name="Προεπιλεγμένη_20_γραμματοσειρά"><text:span text:style-name="T1370">Λ</text:span></text:span></text:p>
          </table:table-cell>
          <table:table-cell table:style-name="Πίνακας1.B1" office:value-type="string">
            <text:p text:style-name="P173"><text:span text:style-name="Προεπιλεγμένη_20_γραμματοσειρά"><text:span text:style-name="T1265">Μ</text:span></text:span></text:p>
          </table:table-cell>
          <table:table-cell table:style-name="Πίνακας1.B1" office:value-type="string">
            <text:p text:style-name="P182"><text:span text:style-name="Προεπιλεγμένη_20_γραμματοσειρά"><text:span text:style-name="T1162">Ν</text:span></text:span></text:p>
          </table:table-cell>
          <table:table-cell table:style-name="Πίνακας1.B1" office:value-type="string">
            <text:p text:style-name="P306"><text:span text:style-name="Προεπιλεγμένη_20_γραμματοσειρά"><text:span text:style-name="T741">Ξ</text:span></text:span></text:p>
          </table:table-cell>
          <table:table-cell table:style-name="Πίνακας1.B1" office:value-type="string">
            <text:p text:style-name="P166"><text:span text:style-name="Προεπιλεγμένη_20_γραμματοσειρά"><text:span text:style-name="T2178">Ο</text:span></text:span></text:p>
          </table:table-cell>
          <table:table-cell table:style-name="Πίνακας1.B1" office:value-type="string">
            <text:p text:style-name="P189"><text:span text:style-name="Προεπιλεγμένη_20_γραμματοσειρά"><text:span text:style-name="T1315">Π</text:span></text:span></text:p>
          </table:table-cell>
          <table:table-cell table:style-name="Πίνακας1.B1" office:value-type="string">
            <text:p text:style-name="P131"><text:span text:style-name="Προεπιλεγμένη_20_γραμματοσειρά"><text:span text:style-name="T1127">Ϻ</text:span></text:span></text:p>
          </table:table-cell>
          <table:table-cell table:style-name="Πίνακας1.B1" office:value-type="string">
            <text:p text:style-name="P139"><text:span text:style-name="Προεπιλεγμένη_20_γραμματοσειρά"><text:span text:style-name="T2038">Ϙ</text:span></text:span></text:p>
          </table:table-cell>
          <table:table-cell table:style-name="Πίνακας1.B1" office:value-type="string">
            <text:p text:style-name="P193"><text:span text:style-name="Προεπιλεγμένη_20_γραμματοσειρά"><text:span text:style-name="T1027">Ρ</text:span></text:span></text:p>
          </table:table-cell>
          <table:table-cell table:style-name="Πίνακας1.B1" office:value-type="string">
            <text:p text:style-name="P196"><text:span text:style-name="Προεπιλεγμένη_20_γραμματοσειρά"><text:span text:style-name="T2330">Σ</text:span></text:span></text:p>
          </table:table-cell>
          <table:table-cell table:style-name="Πίνακας1.B1" office:value-type="string">
            <text:p text:style-name="P193"><text:span text:style-name="Προεπιλεγμένη_20_γραμματοσειρά"><text:span text:style-name="T992">Τ</text:span></text:span></text:p>
          </table:table-cell>
          <table:table-cell table:style-name="Πίνακας1.B1" office:value-type="string">
            <text:p text:style-name="P198"><text:span text:style-name="Προεπιλεγμένη_20_γραμματοσειρά"><text:span text:style-name="T2039">Υ</text:span></text:span></text:p>
          </table:table-cell>
          <table:table-cell table:style-name="Πίνακας1.B1" office:value-type="string">
            <text:p text:style-name="P252">Φ</text:p>
          </table:table-cell>
          <table:table-cell table:style-name="Πίνακας1.B1" office:value-type="string">
            <text:p text:style-name="P180"><text:span text:style-name="Προεπιλεγμένη_20_γραμματοσειρά"><text:span text:style-name="T1163">Χ</text:span></text:span></text:p>
          </table:table-cell>
          <table:table-cell table:style-name="Πίνακας1.B1" office:value-type="string">
            <text:p text:style-name="P180"><text:span text:style-name="Προεπιλεγμένη_20_γραμματοσειρά"><text:span text:style-name="T2299">Ψ</text:span></text:span></text:p>
          </table:table-cell>
          <table:table-cell table:style-name="Πίνακας1.B1" office:value-type="string">
            <text:p text:style-name="P181"><text:span text:style-name="Προεπιλεγμένη_20_γραμματοσειρά"><text:span text:style-name="T2042">Ω</text:span></text:span></text:p>
          </table:table-cell>
          <table:table-cell table:style-name="Πίνακας1.B1" office:value-type="string">
            <text:p text:style-name="P200"><text:span text:style-name="Προεπιλεγμένη_20_γραμματοσειρά"><text:span text:style-name="T1128">Ϡ</text:span></text:span></text:p>
          </table:table-cell>
          <table:table-cell table:style-name="Πίνακας1.B1" office:value-type="string">
            <text:p text:style-name="P174"><text:span text:style-name="Προεπιλεγμένη_20_γραμματοσειρά"><text:span text:style-name="T2044">•</text:span></text:span></text:p>
          </table:table-cell>
        </table:table-row>
        <table:table-row>
          <table:table-cell table:style-name="Πίνακας1.A1" office:value-type="string">
            <text:p text:style-name="P253">Α</text:p>
          </table:table-cell>
          <table:table-cell table:style-name="Πίνακας1.B1" office:value-type="string">
            <text:p text:style-name="P249"><text:span text:style-name="Προεπιλεγμένη_20_γραμματοσειρά"><text:span text:style-name="T2047">Β</text:span></text:span></text:p>
          </table:table-cell>
          <table:table-cell table:style-name="Πίνακας1.B1" office:value-type="string">
            <text:p text:style-name="P161"><text:span text:style-name="Προεπιλεγμένη_20_γραμματοσειρά"><text:span text:style-name="T1028">Γ</text:span></text:span></text:p>
          </table:table-cell>
          <table:table-cell table:style-name="Πίνακας1.B1" office:value-type="string">
            <text:p text:style-name="P187"><text:span text:style-name="Προεπιλεγμένη_20_γραμματοσειρά"><text:span text:style-name="T1143">Δ</text:span></text:span></text:p>
          </table:table-cell>
          <table:table-cell table:style-name="Πίνακας1.B1" office:value-type="string">
            <text:p text:style-name="P187"><text:span text:style-name="Προεπιλεγμένη_20_γραμματοσειρά"><text:span text:style-name="T2050">Ε</text:span></text:span></text:p>
          </table:table-cell>
          <table:table-cell table:style-name="Πίνακας1.B1" office:value-type="string">
            <text:p text:style-name="P139"><text:span text:style-name="Προεπιλεγμένη_20_γραμματοσειρά"><text:span text:style-name="T2052">Ζ</text:span></text:span></text:p>
          </table:table-cell>
          <table:table-cell table:style-name="Πίνακας1.G1" office:value-type="string">
            <text:p text:style-name="P423">H</text:p>
          </table:table-cell>
          <table:table-cell table:style-name="Πίνακας1.B1" office:value-type="string">
            <text:p text:style-name="P143"><text:span text:style-name="Προεπιλεγμένη_20_γραμματοσειρά"><text:span text:style-name="T1315">Η</text:span></text:span></text:p>
          </table:table-cell>
          <table:table-cell table:style-name="Πίνακας1.B1" office:value-type="string">
            <text:p text:style-name="P143"><text:span text:style-name="Προεπιλεγμένη_20_γραμματοσειρά"><text:span text:style-name="T1215">Ͱ</text:span></text:span></text:p>
          </table:table-cell>
          <table:table-cell table:style-name="Πίνακας1.B1" office:value-type="string">
            <text:p text:style-name="P143"><text:span text:style-name="Προεπιλεγμένη_20_γραμματοσειρά"><text:span text:style-name="T1367">Θ</text:span></text:span></text:p>
          </table:table-cell>
          <table:table-cell table:style-name="Πίνακας1.B1" office:value-type="string">
            <text:p text:style-name="P172"><text:span text:style-name="Προεπιλεγμένη_20_γραμματοσειρά"><text:span text:style-name="T1316">Ι</text:span></text:span></text:p>
          </table:table-cell>
          <table:table-cell table:style-name="Πίνακας1.B1" office:value-type="string">
            <text:p text:style-name="P167"><text:span text:style-name="Προεπιλεγμένη_20_γραμματοσειρά"><text:span text:style-name="T2328">Κ</text:span></text:span></text:p>
          </table:table-cell>
          <table:table-cell table:style-name="Πίνακας1.B1" office:value-type="string">
            <text:p text:style-name="P173"><text:span text:style-name="Προεπιλεγμένη_20_γραμματοσειρά"><text:span text:style-name="T1374">Λ</text:span></text:span></text:p>
          </table:table-cell>
          <table:table-cell table:style-name="Πίνακας1.B1" office:value-type="string">
            <text:p text:style-name="P182"><text:span text:style-name="Προεπιλεγμένη_20_γραμματοσειρά"><text:span text:style-name="T1274">Μ</text:span></text:span></text:p>
          </table:table-cell>
          <table:table-cell table:style-name="Πίνακας1.B1" office:value-type="string">
            <text:p text:style-name="P254"><text:span text:style-name="Προεπιλεγμένη_20_γραμματοσειρά"><text:span text:style-name="T1167">Ν</text:span></text:span></text:p>
          </table:table-cell>
          <table:table-cell table:style-name="Πίνακας1.B1" office:value-type="string">
            <text:p text:style-name="P166"><text:span text:style-name="Προεπιλεγμένη_20_γραμματοσειρά"><text:span text:style-name="T2055">Ξ</text:span></text:span></text:p>
          </table:table-cell>
          <table:table-cell table:style-name="Πίνακας1.B1" office:value-type="string">
            <text:p text:style-name="P189"><text:span text:style-name="Προεπιλεγμένη_20_γραμματοσειρά"><text:span text:style-name="T2150">Ο</text:span></text:span></text:p>
          </table:table-cell>
          <table:table-cell table:style-name="Πίνακας1.B1" office:value-type="string">
            <text:p text:style-name="P131"><text:span text:style-name="Προεπιλεγμένη_20_γραμματοσειρά"><text:span text:style-name="T2033">Π</text:span></text:span></text:p>
          </table:table-cell>
          <table:table-cell table:style-name="Πίνακας1.B1" office:value-type="string">
            <text:p text:style-name="P139"><text:span text:style-name="Προεπιλεγμένη_20_γραμματοσειρά">Ϻ</text:span></text:p>
          </table:table-cell>
          <table:table-cell table:style-name="Πίνακας1.B1" office:value-type="string">
            <text:p text:style-name="P256"><text:span text:style-name="Προεπιλεγμένη_20_γραμματοσειρά"><text:span text:style-name="T2056">Ϙ</text:span></text:span></text:p>
          </table:table-cell>
          <table:table-cell table:style-name="Πίνακας1.B1" office:value-type="string">
            <text:p text:style-name="P193"><text:span text:style-name="Προεπιλεγμένη_20_γραμματοσειρά"><text:span text:style-name="T1257">Ρ</text:span></text:span></text:p>
          </table:table-cell>
          <table:table-cell table:style-name="Πίνακας1.B1" office:value-type="string">
            <text:p text:style-name="P193"><text:span text:style-name="Προεπιλεγμένη_20_γραμματοσειρά"><text:span text:style-name="T2331">Σ</text:span></text:span></text:p>
          </table:table-cell>
          <table:table-cell table:style-name="Πίνακας1.B1" office:value-type="string">
            <text:p text:style-name="P198"><text:span text:style-name="Προεπιλεγμένη_20_γραμματοσειρά"><text:span text:style-name="T1124">Τ</text:span></text:span></text:p>
          </table:table-cell>
          <table:table-cell table:style-name="Πίνακας1.B1" office:value-type="string">
            <text:p text:style-name="P381"><text:span text:style-name="Προεπιλεγμένη_20_γραμματοσειρά"><text:span text:style-name="T551">Υ</text:span></text:span></text:p>
          </table:table-cell>
          <table:table-cell table:style-name="Πίνακας1.B1" office:value-type="string">
            <text:p text:style-name="P257">Φ</text:p>
          </table:table-cell>
          <table:table-cell table:style-name="Πίνακας1.B1" office:value-type="string">
            <text:p text:style-name="P173"><text:span text:style-name="Προεπιλεγμένη_20_γραμματοσειρά"><text:span text:style-name="T992">Χ</text:span></text:span></text:p>
          </table:table-cell>
          <table:table-cell table:style-name="Πίνακας1.B1" office:value-type="string">
            <text:p text:style-name="P181"><text:span text:style-name="Προεπιλεγμένη_20_γραμματοσειρά"><text:span text:style-name="T2303">Ψ</text:span></text:span></text:p>
          </table:table-cell>
          <table:table-cell table:style-name="Πίνακας1.B1" office:value-type="string">
            <text:p text:style-name="P200"><text:span text:style-name="Προεπιλεγμένη_20_γραμματοσειρά"><text:span text:style-name="T2059">Ω</text:span></text:span></text:p>
          </table:table-cell>
          <table:table-cell table:style-name="Πίνακας1.B1" office:value-type="string">
            <text:p text:style-name="P19"><text:span text:style-name="Προεπιλεγμένη_20_γραμματοσειρά"><text:span text:style-name="T263">Ϡ</text:span></text:span></text:p>
          </table:table-cell>
          <table:table-cell table:style-name="Πίνακας1.B1" office:value-type="string">
            <text:p text:style-name="P66"><text:span text:style-name="Προεπιλεγμένη_20_γραμματοσειρά"><text:span text:style-name="T658">•</text:span></text:span></text:p>
          </table:table-cell>
        </table:table-row>
        <table:table-row>
          <table:table-cell table:style-name="Πίνακας1.A1" office:value-type="string">
            <text:p text:style-name="P258">Α</text:p>
          </table:table-cell>
          <table:table-cell table:style-name="Πίνακας1.B1" office:value-type="string">
            <text:p text:style-name="P249"><text:span text:style-name="Προεπιλεγμένη_20_γραμματοσειρά"><text:span text:style-name="T2061">Β</text:span></text:span></text:p>
          </table:table-cell>
          <table:table-cell table:style-name="Πίνακας1.B1" office:value-type="string">
            <text:p text:style-name="P161"><text:span text:style-name="Προεπιλεγμένη_20_γραμματοσειρά"><text:span text:style-name="T1236">Γ</text:span></text:span></text:p>
          </table:table-cell>
          <table:table-cell table:style-name="Πίνακας1.B1" office:value-type="string">
            <text:p text:style-name="P187"><text:span text:style-name="Προεπιλεγμένη_20_γραμματοσειρά"><text:span text:style-name="T1144">Δ</text:span></text:span></text:p>
          </table:table-cell>
          <table:table-cell table:style-name="Πίνακας1.B1" office:value-type="string">
            <text:p text:style-name="P187"><text:span text:style-name="Προεπιλεγμένη_20_γραμματοσειρά"><text:span text:style-name="T2064">Ε</text:span></text:span></text:p>
          </table:table-cell>
          <table:table-cell table:style-name="Πίνακας1.B1" office:value-type="string">
            <text:p text:style-name="P139"><text:span text:style-name="Προεπιλεγμένη_20_γραμματοσειρά"><text:span text:style-name="T2066">Ζ</text:span></text:span></text:p>
          </table:table-cell>
          <table:table-cell table:style-name="Πίνακας1.G1" office:value-type="string">
            <text:p text:style-name="P139"/>
          </table:table-cell>
          <table:table-cell table:style-name="Πίνακας1.B1" office:value-type="string">
            <text:p text:style-name="P143"><text:span text:style-name="Προεπιλεγμένη_20_γραμματοσειρά"><text:span text:style-name="T1301">Η</text:span></text:span></text:p>
          </table:table-cell>
          <table:table-cell table:style-name="Πίνακας1.B1" office:value-type="string">
            <text:p text:style-name="P143"><text:span text:style-name="Προεπιλεγμένη_20_γραμματοσειρά"><text:span text:style-name="T1223">Ͱ</text:span></text:span></text:p>
          </table:table-cell>
          <table:table-cell table:style-name="Πίνακας1.B1" office:value-type="string">
            <text:p text:style-name="P143"><text:span text:style-name="Προεπιλεγμένη_20_γραμματοσειρά"><text:span text:style-name="T1353">Θ</text:span></text:span></text:p>
          </table:table-cell>
          <table:table-cell table:style-name="Πίνακας1.B1" office:value-type="string">
            <text:p text:style-name="P172"><text:span text:style-name="Προεπιλεγμένη_20_γραμματοσειρά"><text:span text:style-name="T1318">Ι</text:span></text:span></text:p>
          </table:table-cell>
          <table:table-cell table:style-name="Πίνακας1.B1" office:value-type="string">
            <text:p text:style-name="P167"><text:span text:style-name="Προεπιλεγμένη_20_γραμματοσειρά"><text:span text:style-name="T2067">Κ</text:span></text:span></text:p>
          </table:table-cell>
          <table:table-cell table:style-name="Πίνακας1.B1" office:value-type="string">
            <text:p text:style-name="P180"><text:span text:style-name="Προεπιλεγμένη_20_γραμματοσειρά"><text:span text:style-name="T1363">Λ</text:span></text:span></text:p>
          </table:table-cell>
          <table:table-cell table:style-name="Πίνακας1.B1" office:value-type="string">
            <text:p text:style-name="P183"><text:span text:style-name="Προεπιλεγμένη_20_γραμματοσειρά"><text:span text:style-name="T992">Μ</text:span></text:span></text:p>
          </table:table-cell>
          <table:table-cell table:style-name="Πίνακας1.B1" office:value-type="string">
            <text:p text:style-name="P254"><text:span text:style-name="Προεπιλεγμένη_20_γραμματοσειρά"><text:span text:style-name="T1173">Ν</text:span></text:span></text:p>
          </table:table-cell>
          <table:table-cell table:style-name="Πίνακας1.B1" office:value-type="string">
            <text:p text:style-name="P166"><text:span text:style-name="Προεπιλεγμένη_20_γραμματοσειρά"><text:span text:style-name="T2068">Ξ</text:span></text:span></text:p>
          </table:table-cell>
          <table:table-cell table:style-name="Πίνακας1.B1" office:value-type="string">
            <text:p text:style-name="P189"><text:span text:style-name="Προεπιλεγμένη_20_γραμματοσειρά"><text:span text:style-name="T2329">Ο</text:span></text:span></text:p>
          </table:table-cell>
          <table:table-cell table:style-name="Πίνακας1.B1" office:value-type="string">
            <text:p text:style-name="P131"><text:span text:style-name="Προεπιλεγμένη_20_γραμματοσειρά"><text:span text:style-name="T1301">Π</text:span></text:span></text:p>
          </table:table-cell>
          <table:table-cell table:style-name="Πίνακας1.B1" office:value-type="string">
            <text:p text:style-name="P139"><text:span text:style-name="Προεπιλεγμένη_20_γραμματοσειρά"><text:span text:style-name="T1117">Ϻ</text:span></text:span></text:p>
          </table:table-cell>
          <table:table-cell table:style-name="Πίνακας1.B1" office:value-type="string">
            <text:p text:style-name="P256"><text:span text:style-name="Προεπιλεγμένη_20_γραμματοσειρά"><text:span text:style-name="T2054">Ϙ</text:span></text:span></text:p>
          </table:table-cell>
          <table:table-cell table:style-name="Πίνακας1.B1" office:value-type="string">
            <text:p text:style-name="P296">Ρ</text:p>
          </table:table-cell>
          <table:table-cell table:style-name="Πίνακας1.B1" office:value-type="string">
            <text:p text:style-name="P193"><text:span text:style-name="Προεπιλεγμένη_20_γραμματοσειρά"><text:span text:style-name="T2332">Σ</text:span></text:span></text:p>
          </table:table-cell>
          <table:table-cell table:style-name="Πίνακας1.B1" office:value-type="string">
            <text:p text:style-name="P198"><text:span text:style-name="Προεπιλεγμένη_20_γραμματοσειρά"><text:span text:style-name="T1117">Τ</text:span></text:span></text:p>
          </table:table-cell>
          <table:table-cell table:style-name="Πίνακας1.B1" office:value-type="string">
            <text:p text:style-name="P188"><text:span text:style-name="Προεπιλεγμένη_20_γραμματοσειρά"><text:span text:style-name="T2030">Υ</text:span></text:span></text:p>
          </table:table-cell>
          <table:table-cell table:style-name="Πίνακας1.B1" office:value-type="string">
            <text:p text:style-name="P201"><text:span text:style-name="Προεπιλεγμένη_20_γραμματοσειρά"><text:span text:style-name="T2070">Φ</text:span></text:span></text:p>
          </table:table-cell>
          <table:table-cell table:style-name="Πίνακας1.B1" office:value-type="string">
            <text:p text:style-name="P180"><text:span text:style-name="Προεπιλεγμένη_20_γραμματοσειρά"><text:span text:style-name="T1168">Χ</text:span></text:span></text:p>
          </table:table-cell>
          <table:table-cell table:style-name="Πίνακας1.B1" office:value-type="string">
            <text:p text:style-name="P181"><text:span text:style-name="Προεπιλεγμένη_20_γραμματοσειρά"><text:span text:style-name="T2140">Ψ</text:span></text:span></text:p>
          </table:table-cell>
          <table:table-cell table:style-name="Πίνακας1.B1" office:value-type="string">
            <text:p text:style-name="P203"><text:span text:style-name="Προεπιλεγμένη_20_γραμματοσειρά"><text:span text:style-name="T1030">Ω</text:span></text:span></text:p>
          </table:table-cell>
          <table:table-cell table:style-name="Πίνακας1.B1" office:value-type="string">
            <text:p text:style-name="P174"><text:span text:style-name="Προεπιλεγμένη_20_γραμματοσειρά"><text:span text:style-name="T1131">Ϡ</text:span></text:span></text:p>
          </table:table-cell>
          <table:table-cell table:style-name="Πίνακας1.B1" office:value-type="string">
            <text:p text:style-name="P134"><text:span text:style-name="Προεπιλεγμένη_20_γραμματοσειρά"><text:span text:style-name="T2073">•</text:span></text:span></text:p>
          </table:table-cell>
        </table:table-row>
        <table:table-row>
          <table:table-cell table:style-name="Πίνακας1.A1" office:value-type="string">
            <text:p text:style-name="P259">Α</text:p>
          </table:table-cell>
          <table:table-cell table:style-name="Πίνακας1.B1" office:value-type="string">
            <text:p text:style-name="P249"><text:span text:style-name="Προεπιλεγμένη_20_γραμματοσειρά"><text:span text:style-name="T2074">Β</text:span></text:span></text:p>
          </table:table-cell>
          <table:table-cell table:style-name="Πίνακας1.B1" office:value-type="string">
            <text:p text:style-name="P168"><text:span text:style-name="Προεπιλεγμένη_20_γραμματοσειρά"><text:span text:style-name="T1207">Γ</text:span></text:span></text:p>
          </table:table-cell>
          <table:table-cell table:style-name="Πίνακας1.B1" office:value-type="string">
            <text:p text:style-name="P187"><text:span text:style-name="Προεπιλεγμένη_20_γραμματοσειρά"><text:span text:style-name="T1145">Δ</text:span></text:span></text:p>
          </table:table-cell>
          <table:table-cell table:style-name="Πίνακας1.B1" office:value-type="string">
            <text:p text:style-name="P187"><text:span text:style-name="Προεπιλεγμένη_20_γραμματοσειρά"><text:span text:style-name="T2077">Ε</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G1" office:value-type="string">
            <text:p text:style-name="P190"/>
          </table:table-cell>
          <table:table-cell table:style-name="Πίνακας1.B1" office:value-type="string">
            <text:p text:style-name="P143"><text:span text:style-name="Προεπιλεγμένη_20_γραμματοσειρά"><text:span text:style-name="T1319">Η</text:span></text:span></text:p>
          </table:table-cell>
          <table:table-cell table:style-name="Πίνακας1.B1" office:value-type="string">
            <text:p text:style-name="P143"><text:span text:style-name="Προεπιλεγμένη_20_γραμματοσειρά"><text:span text:style-name="T1231">Ͱ</text:span></text:span></text:p>
          </table:table-cell>
          <table:table-cell table:style-name="Πίνακας1.B1" office:value-type="string">
            <text:p text:style-name="P143"><text:span text:style-name="Προεπιλεγμένη_20_γραμματοσειρά"><text:span text:style-name="T1371">Θ</text:span></text:span></text:p>
          </table:table-cell>
          <table:table-cell table:style-name="Πίνακας1.B1" office:value-type="string">
            <text:p text:style-name="P172"><text:span text:style-name="Προεπιλεγμένη_20_γραμματοσειρά"><text:span text:style-name="T1303">Ι</text:span></text:span></text:p>
          </table:table-cell>
          <table:table-cell table:style-name="Πίνακας1.B1" office:value-type="string">
            <text:p text:style-name="P167"><text:span text:style-name="Προεπιλεγμένη_20_γραμματοσειρά"><text:span text:style-name="T2138">Κ</text:span></text:span></text:p>
          </table:table-cell>
          <table:table-cell table:style-name="Πίνακας1.B1" office:value-type="string">
            <text:p text:style-name="P180"><text:span text:style-name="Προεπιλεγμένη_20_γραμματοσειρά"><text:span text:style-name="T1354">Λ</text:span></text:span></text:p>
          </table:table-cell>
          <table:table-cell table:style-name="Πίνακας1.B1" office:value-type="string">
            <text:p text:style-name="P182"><text:span text:style-name="Προεπιλεγμένη_20_γραμματοσειρά"><text:span text:style-name="T1208">Μ</text:span></text:span></text:p>
          </table:table-cell>
          <table:table-cell table:style-name="Πίνακας1.B1" office:value-type="string">
            <text:p text:style-name="P254"><text:span text:style-name="Προεπιλεγμένη_20_γραμματοσειρά"><text:span text:style-name="T1023">Ν</text:span></text:span></text:p>
          </table:table-cell>
          <table:table-cell table:style-name="Πίνακας1.B1" office:value-type="string">
            <text:p text:style-name="P166"><text:span text:style-name="Προεπιλεγμένη_20_γραμματοσειρά"><text:span text:style-name="T2082">Ξ</text:span></text:span></text:p>
          </table:table-cell>
          <table:table-cell table:style-name="Πίνακας1.B1" office:value-type="string">
            <text:p text:style-name="P189"><text:span text:style-name="Προεπιλεγμένη_20_γραμματοσειρά"><text:span text:style-name="T2288">Ο</text:span></text:span></text:p>
          </table:table-cell>
          <table:table-cell table:style-name="Πίνακας1.B1" office:value-type="string">
            <text:p text:style-name="P131"><text:span text:style-name="Προεπιλεγμένη_20_γραμματοσειρά"><text:span text:style-name="T2036">Π</text:span></text:span></text:p>
          </table:table-cell>
          <table:table-cell table:style-name="Πίνακας1.B1" office:value-type="string">
            <text:p text:style-name="P139"><text:span text:style-name="Προεπιλεγμένη_20_γραμματοσειρά"><text:span text:style-name="T1131">Ϻ</text:span></text:span></text:p>
          </table:table-cell>
          <table:table-cell table:style-name="Πίνακας1.B1" office:value-type="string">
            <text:p text:style-name="P256"><text:span text:style-name="Προεπιλεγμένη_20_γραμματοσειρά"><text:span text:style-name="T2083">Ϙ</text:span></text:span></text:p>
          </table:table-cell>
          <table:table-cell table:style-name="Πίνακας1.B1" office:value-type="string">
            <text:p text:style-name="P297">Ρ</text:p>
          </table:table-cell>
          <table:table-cell table:style-name="Πίνακας1.B1" office:value-type="string">
            <text:p text:style-name="P193"><text:span text:style-name="Προεπιλεγμένη_20_γραμματοσειρά"><text:span text:style-name="T2333">Σ</text:span></text:span></text:p>
          </table:table-cell>
          <table:table-cell table:style-name="Πίνακας1.B1" office:value-type="string">
            <text:p text:style-name="P198"><text:span text:style-name="Προεπιλεγμένη_20_γραμματοσειρά"><text:span text:style-name="T1131">Τ</text:span></text:span></text:p>
          </table:table-cell>
          <table:table-cell table:style-name="Πίνακας1.B1" office:value-type="string">
            <text:p text:style-name="P188"><text:span text:style-name="Προεπιλεγμένη_20_γραμματοσειρά"><text:span text:style-name="T2084">Υ</text:span></text:span></text:p>
          </table:table-cell>
          <table:table-cell table:style-name="Πίνακας1.B1" office:value-type="string">
            <text:p text:style-name="P203"><text:span text:style-name="Προεπιλεγμένη_20_γραμματοσειρά"><text:span text:style-name="T2085">Φ</text:span></text:span></text:p>
          </table:table-cell>
          <table:table-cell table:style-name="Πίνακας1.B1" office:value-type="string">
            <text:p text:style-name="P180"><text:span text:style-name="Προεπιλεγμένη_20_γραμματοσειρά"><text:span text:style-name="T1174">Χ</text:span></text:span></text:p>
          </table:table-cell>
          <table:table-cell table:style-name="Πίνακας1.B1" office:value-type="string">
            <text:p text:style-name="P181"><text:span text:style-name="Προεπιλεγμένη_20_γραμματοσειρά"><text:span text:style-name="T2305">Ψ</text:span></text:span></text:p>
          </table:table-cell>
          <table:table-cell table:style-name="Πίνακας1.B1" office:value-type="string">
            <text:p text:style-name="P200"><text:span text:style-name="Προεπιλεγμένη_20_γραμματοσειρά"><text:span text:style-name="T2087">Ω</text:span></text:span></text:p>
          </table:table-cell>
          <table:table-cell table:style-name="Πίνακας1.B1" office:value-type="string">
            <text:p text:style-name="P139"/>
          </table:table-cell>
          <table:table-cell table:style-name="Πίνακας1.B1" office:value-type="string">
            <text:p text:style-name="P134"><text:span text:style-name="Προεπιλεγμένη_20_γραμματοσειρά"><text:span text:style-name="T2089">•</text:span></text:span></text:p>
          </table:table-cell>
        </table:table-row>
        <table:table-row>
          <table:table-cell table:style-name="Πίνακας1.A1" office:value-type="string">
            <text:p text:style-name="P260">Α</text:p>
          </table:table-cell>
          <table:table-cell table:style-name="Πίνακας1.B1" office:value-type="string">
            <text:p text:style-name="P249"><text:span text:style-name="Προεπιλεγμένη_20_γραμματοσειρά"><text:span text:style-name="T2090">Β</text:span></text:span></text:p>
          </table:table-cell>
          <table:table-cell table:style-name="Πίνακας1.B1" office:value-type="string">
            <text:p text:style-name="P161"><text:span text:style-name="Προεπιλεγμένη_20_γραμματοσειρά"><text:span text:style-name="T2093">Γ</text:span></text:span></text:p>
          </table:table-cell>
          <table:table-cell table:style-name="Πίνακας1.B1" office:value-type="string">
            <text:p text:style-name="P187"><text:span text:style-name="Προεπιλεγμένη_20_γραμματοσειρά"><text:span text:style-name="T1024">Δ</text:span></text:span></text:p>
          </table:table-cell>
          <table:table-cell table:style-name="Πίνακας1.B1" office:value-type="string">
            <text:p text:style-name="P187"><text:span text:style-name="Προεπιλεγμένη_20_γραμματοσειρά"><text:span text:style-name="T2100">Ε</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G1" office:value-type="string">
            <text:p text:style-name="P190"/>
          </table:table-cell>
          <table:table-cell table:style-name="Πίνακας1.B1" office:value-type="string">
            <text:p text:style-name="P143"><text:span text:style-name="Προεπιλεγμένη_20_γραμματοσειρά"><text:span text:style-name="T2033">Η</text:span></text:span></text:p>
          </table:table-cell>
          <table:table-cell table:style-name="Πίνακας1.B1" office:value-type="string">
            <text:p text:style-name="P143"><text:span text:style-name="Προεπιλεγμένη_20_γραμματοσειρά"><text:span text:style-name="T1237">Ͱ</text:span></text:span></text:p>
          </table:table-cell>
          <table:table-cell table:style-name="Πίνακας1.B1" office:value-type="string">
            <text:p text:style-name="P143"><text:span text:style-name="Προεπιλεγμένη_20_γραμματοσειρά"><text:span text:style-name="T1376">Θ</text:span></text:span></text:p>
          </table:table-cell>
          <table:table-cell table:style-name="Πίνακας1.B1" office:value-type="string">
            <text:p text:style-name="P172"><text:span text:style-name="Προεπιλεγμένη_20_γραμματοσειρά"><text:span text:style-name="T1322">Ι</text:span></text:span></text:p>
          </table:table-cell>
          <table:table-cell table:style-name="Πίνακας1.B1" office:value-type="string">
            <text:p text:style-name="P166"><text:span text:style-name="Προεπιλεγμένη_20_γραμματοσειρά"><text:span text:style-name="T2327">Κ</text:span></text:span></text:p>
          </table:table-cell>
          <table:table-cell table:style-name="Πίνακας1.B1" office:value-type="string">
            <text:p text:style-name="P180"><text:span text:style-name="Προεπιλεγμένη_20_γραμματοσειρά"><text:span text:style-name="T1358">Λ</text:span></text:span></text:p>
          </table:table-cell>
          <table:table-cell table:style-name="Πίνακας1.B1" office:value-type="string">
            <text:p text:style-name="P182"><text:span text:style-name="Προεπιλεγμένη_20_γραμματοσειρά"><text:span text:style-name="T1223">Μ</text:span></text:span></text:p>
          </table:table-cell>
          <table:table-cell table:style-name="Πίνακας1.B1" office:value-type="string">
            <text:p text:style-name="P255"><text:span text:style-name="Προεπιλεγμένη_20_γραμματοσειρά"><text:span text:style-name="T2103">Ν</text:span></text:span></text:p>
          </table:table-cell>
          <table:table-cell table:style-name="Πίνακας1.B1" office:value-type="string">
            <text:p text:style-name="P166"><text:span text:style-name="Προεπιλεγμένη_20_γραμματοσειρά"><text:span text:style-name="T2107">Ξ</text:span></text:span></text:p>
          </table:table-cell>
          <table:table-cell table:style-name="Πίνακας1.B1" office:value-type="string">
            <text:p text:style-name="P189"><text:span text:style-name="Προεπιλεγμένη_20_γραμματοσειρά"><text:span text:style-name="T2290">Ο</text:span></text:span></text:p>
          </table:table-cell>
          <table:table-cell table:style-name="Πίνακας1.B1" office:value-type="string">
            <text:p text:style-name="P131"><text:span text:style-name="Προεπιλεγμένη_20_γραμματοσειρά"><text:span text:style-name="T1304">Π</text:span></text:span></text:p>
          </table:table-cell>
          <table:table-cell table:style-name="Πίνακας1.B1" office:value-type="string">
            <text:p text:style-name="P462"/>
          </table:table-cell>
          <table:table-cell table:style-name="Πίνακας1.B1" office:value-type="string">
            <text:p text:style-name="P256"><text:span text:style-name="Προεπιλεγμένη_20_γραμματοσειρά"><text:span text:style-name="T2081">Ϙ</text:span></text:span></text:p>
          </table:table-cell>
          <table:table-cell table:style-name="Πίνακας1.B1" office:value-type="string">
            <text:p text:style-name="P197"><text:span text:style-name="Προεπιλεγμένη_20_γραμματοσειρά"><text:span text:style-name="T1238">Ρ</text:span></text:span></text:p>
          </table:table-cell>
          <table:table-cell table:style-name="Πίνακας1.B1" office:value-type="string">
            <text:p text:style-name="P19"><text:span text:style-name="Προεπιλεγμένη_20_γραμματοσειρά"><text:span text:style-name="T956">Σ</text:span></text:span></text:p>
          </table:table-cell>
          <table:table-cell table:style-name="Πίνακας1.B1" office:value-type="string">
            <text:p text:style-name="P139"/>
          </table:table-cell>
          <table:table-cell table:style-name="Πίνακας1.B1" office:value-type="string">
            <text:p text:style-name="P188"><text:span text:style-name="Προεπιλεγμένη_20_γραμματοσειρά"><text:span text:style-name="T1023">Υ</text:span></text:span></text:p>
          </table:table-cell>
          <table:table-cell table:style-name="Πίνακας1.B1" office:value-type="string">
            <text:p text:style-name="P261">Φ</text:p>
          </table:table-cell>
          <table:table-cell table:style-name="Πίνακας1.B1" office:value-type="string">
            <text:p text:style-name="P180"><text:span text:style-name="Προεπιλεγμένη_20_γραμματοσειρά"><text:span text:style-name="T1182">Χ</text:span></text:span></text:p>
          </table:table-cell>
          <table:table-cell table:style-name="Πίνακας1.B1" office:value-type="string">
            <text:p text:style-name="P181"><text:span text:style-name="Προεπιλεγμένη_20_γραμματοσειρά"><text:span text:style-name="T2153">Ψ</text:span></text:span></text:p>
          </table:table-cell>
          <table:table-cell table:style-name="Πίνακας1.B1" office:value-type="string">
            <text:p text:style-name="P200"><text:span text:style-name="Προεπιλεγμένη_20_γραμματοσειρά"><text:span text:style-name="T2111">Ω</text:span></text:span></text:p>
          </table:table-cell>
          <table:table-cell table:style-name="Πίνακας1.B1" office:value-type="string">
            <text:p text:style-name="P139"/>
          </table:table-cell>
          <table:table-cell table:style-name="Πίνακας1.B1" office:value-type="string">
            <text:p text:style-name="P134"><text:span text:style-name="Προεπιλεγμένη_20_γραμματοσειρά"><text:span text:style-name="T2114">•</text:span></text:span></text:p>
          </table:table-cell>
        </table:table-row>
        <table:table-row>
          <table:table-cell table:style-name="Πίνακας1.A1" office:value-type="string">
            <text:p text:style-name="P262">Α</text:p>
          </table:table-cell>
          <table:table-cell table:style-name="Πίνακας1.B1" office:value-type="string">
            <text:p text:style-name="P249"><text:span text:style-name="Προεπιλεγμένη_20_γραμματοσειρά"><text:span text:style-name="T2115">Β</text:span></text:span></text:p>
          </table:table-cell>
          <table:table-cell table:style-name="Πίνακας1.B1" office:value-type="string">
            <text:p text:style-name="P161"><text:span text:style-name="Προεπιλεγμένη_20_γραμματοσειρά"><text:span text:style-name="T1244">Γ</text:span></text:span></text:p>
          </table:table-cell>
          <table:table-cell table:style-name="Πίνακας1.B1" office:value-type="string">
            <text:p text:style-name="P187"><text:span text:style-name="Προεπιλεγμένη_20_γραμματοσειρά"><text:span text:style-name="T2116">Δ</text:span></text:span></text:p>
          </table:table-cell>
          <table:table-cell table:style-name="Πίνακας1.B1" office:value-type="string">
            <text:p text:style-name="P187"><text:span text:style-name="Προεπιλεγμένη_20_γραμματοσειρά"><text:span text:style-name="T2118">Ε</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G1" office:value-type="string">
            <text:p text:style-name="P190"/>
          </table:table-cell>
          <table:table-cell table:style-name="Πίνακας1.B1" office:value-type="string">
            <text:p text:style-name="P143"><text:span text:style-name="Προεπιλεγμένη_20_γραμματοσειρά"><text:span text:style-name="T1323">Η</text:span></text:span></text:p>
          </table:table-cell>
          <table:table-cell table:style-name="Πίνακας1.B1" office:value-type="string">
            <text:p text:style-name="P143"><text:span text:style-name="Προεπιλεγμένη_20_γραμματοσειρά"><text:span text:style-name="T2094">Ͱ</text:span></text:span></text:p>
          </table:table-cell>
          <table:table-cell table:style-name="Πίνακας1.B1" office:value-type="string">
            <text:p text:style-name="P143"><text:span text:style-name="Προεπιλεγμένη_20_γραμματοσειρά"><text:span text:style-name="T1381">Θ</text:span></text:span></text:p>
          </table:table-cell>
          <table:table-cell table:style-name="Πίνακας1.B1" office:value-type="string">
            <text:p text:style-name="P172"><text:span text:style-name="Προεπιλεγμένη_20_γραμματοσειρά"><text:span text:style-name="T1298">Ι</text:span></text:span></text:p>
          </table:table-cell>
          <table:table-cell table:style-name="Πίνακας1.B1" office:value-type="string">
            <text:p text:style-name="P139"/>
          </table:table-cell>
          <table:table-cell table:style-name="Πίνακας1.B1" office:value-type="string">
            <text:p text:style-name="P173"><text:span text:style-name="Προεπιλεγμένη_20_γραμματοσειρά"><text:span text:style-name="T1379">Λ</text:span></text:span></text:p>
          </table:table-cell>
          <table:table-cell table:style-name="Πίνακας1.B1" office:value-type="string">
            <text:p text:style-name="P182"><text:span text:style-name="Προεπιλεγμένη_20_γραμματοσειρά"><text:span text:style-name="T1193">Μ</text:span></text:span></text:p>
          </table:table-cell>
          <table:table-cell table:style-name="Πίνακας1.B1" office:value-type="string">
            <text:p text:style-name="P254"><text:span text:style-name="Προεπιλεγμένη_20_γραμματοσειρά"><text:span text:style-name="T1181">Ν</text:span></text:span></text:p>
          </table:table-cell>
          <table:table-cell table:style-name="Πίνακας1.B1" office:value-type="string">
            <text:p text:style-name="P166"><text:span text:style-name="Προεπιλεγμένη_20_γραμματοσειρά"><text:span text:style-name="T2122">Ξ</text:span></text:span></text:p>
          </table:table-cell>
          <table:table-cell table:style-name="Πίνακας1.B1" office:value-type="string">
            <text:p text:style-name="P189"><text:span text:style-name="Προεπιλεγμένη_20_γραμματοσειρά"><text:span text:style-name="T2110">Ο</text:span></text:span></text:p>
          </table:table-cell>
          <table:table-cell table:style-name="Πίνακας1.B1" office:value-type="string">
            <text:p text:style-name="P131"><text:span text:style-name="Προεπιλεγμένη_20_γραμματοσειρά"><text:span text:style-name="T1319">Π</text:span></text:span></text:p>
          </table:table-cell>
          <table:table-cell table:style-name="Πίνακας1.B1" office:value-type="string">
            <text:p text:style-name="P462"/>
          </table:table-cell>
          <table:table-cell table:style-name="Πίνακας1.B1" office:value-type="string">
            <text:p text:style-name="P256"><text:span text:style-name="Προεπιλεγμένη_20_γραμματοσειρά"><text:span text:style-name="T2123">Ϙ</text:span></text:span></text:p>
          </table:table-cell>
          <table:table-cell table:style-name="Πίνακας1.B1" office:value-type="string">
            <text:p text:style-name="P193"><text:span text:style-name="Προεπιλεγμένη_20_γραμματοσειρά"><text:span text:style-name="T1266">Ρ</text:span></text:span></text:p>
          </table:table-cell>
          <table:table-cell table:style-name="Πίνακας1.B1" office:value-type="string">
            <text:p text:style-name="P193"><text:span text:style-name="Προεπιλεγμένη_20_γραμματοσειρά"><text:span text:style-name="T2334">Σ</text:span></text:span></text:p>
          </table:table-cell>
          <table:table-cell table:style-name="Πίνακας1.B1" office:value-type="string">
            <text:p text:style-name="P139"/>
          </table:table-cell>
          <table:table-cell table:style-name="Πίνακας1.B1" office:value-type="string">
            <text:p text:style-name="P188"><text:span text:style-name="Προεπιλεγμένη_20_γραμματοσειρά"><text:span text:style-name="T2040">Υ</text:span></text:span></text:p>
          </table:table-cell>
          <table:table-cell table:style-name="Πίνακας1.B1" office:value-type="string">
            <text:p text:style-name="P202"><text:span text:style-name="Προεπιλεγμένη_20_γραμματοσειρά"><text:span text:style-name="T2126">Φ</text:span></text:span></text:p>
          </table:table-cell>
          <table:table-cell table:style-name="Πίνακας1.B1" office:value-type="string">
            <text:p text:style-name="P298">Χ</text:p>
          </table:table-cell>
          <table:table-cell table:style-name="Πίνακας1.B1" office:value-type="string">
            <text:p text:style-name="P19"><text:span text:style-name="Προεπιλεγμένη_20_γραμματοσειρά"><text:span text:style-name="T929">Ψ</text:span></text:span></text:p>
          </table:table-cell>
          <table:table-cell table:style-name="Πίνακας1.B1" office:value-type="string">
            <text:p text:style-name="P203"><text:span text:style-name="Προεπιλεγμένη_20_γραμματοσειρά"><text:span text:style-name="T2129">Ω</text:span></text:span></text:p>
          </table:table-cell>
          <table:table-cell table:style-name="Πίνακας1.B1" office:value-type="string">
            <text:p text:style-name="P139"/>
          </table:table-cell>
          <table:table-cell table:style-name="Πίνακας1.B1" office:value-type="string">
            <text:p text:style-name="P66"><text:span text:style-name="Προεπιλεγμένη_20_γραμματοσειρά"><text:span text:style-name="T663">•</text:span></text:span></text:p>
          </table:table-cell>
        </table:table-row>
        <table:table-row>
          <table:table-cell table:style-name="Πίνακας1.A1" office:value-type="string">
            <text:p text:style-name="P264">Α</text:p>
          </table:table-cell>
          <table:table-cell table:style-name="Πίνακας1.B1" office:value-type="string">
            <text:p text:style-name="P249"><text:span text:style-name="Προεπιλεγμένη_20_γραμματοσειρά"><text:span text:style-name="T2132">Β</text:span></text:span></text:p>
          </table:table-cell>
          <table:table-cell table:style-name="Πίνακας1.B1" office:value-type="string">
            <text:p text:style-name="P161"><text:span text:style-name="Προεπιλεγμένη_20_γραμματοσειρά"><text:span text:style-name="T1251">Γ</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134">Ε</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G1" office:value-type="string">
            <text:p text:style-name="P190"/>
          </table:table-cell>
          <table:table-cell table:style-name="Πίνακας1.B1" office:value-type="string">
            <text:p text:style-name="P143"><text:span text:style-name="Προεπιλεγμένη_20_γραμματοσειρά"><text:span text:style-name="T1306">Η</text:span></text:span></text:p>
          </table:table-cell>
          <table:table-cell table:style-name="Πίνακας1.B1" office:value-type="string">
            <text:p text:style-name="P143"><text:span text:style-name="Προεπιλεγμένη_20_γραμματοσειρά"><text:span text:style-name="T1245">Ͱ</text:span></text:span></text:p>
          </table:table-cell>
          <table:table-cell table:style-name="Πίνακας1.B1" office:value-type="string">
            <text:p text:style-name="P143"><text:span text:style-name="Προεπιλεγμένη_20_γραμματοσειρά"><text:span text:style-name="T1385">Θ</text:span></text:span></text:p>
          </table:table-cell>
          <table:table-cell table:style-name="Πίνακας1.B1" office:value-type="string">
            <text:p text:style-name="P172"><text:span text:style-name="Προεπιλεγμένη_20_γραμματοσειρά"><text:span text:style-name="T1307">Ι</text:span></text:span></text:p>
          </table:table-cell>
          <table:table-cell table:style-name="Πίνακας1.B1" office:value-type="string">
            <text:p text:style-name="P139"/>
          </table:table-cell>
          <table:table-cell table:style-name="Πίνακας1.B1" office:value-type="string">
            <text:p text:style-name="P173"><text:span text:style-name="Προεπιλεγμένη_20_γραμματοσειρά"><text:span text:style-name="T1383">Λ</text:span></text:span></text:p>
          </table:table-cell>
          <table:table-cell table:style-name="Πίνακας1.B1" office:value-type="string">
            <text:p text:style-name="P182"><text:span text:style-name="Προεπιλεγμένη_20_γραμματοσειρά"><text:span text:style-name="T1237">Μ</text:span></text:span></text:p>
          </table:table-cell>
          <table:table-cell table:style-name="Πίνακας1.B1" office:value-type="string">
            <text:p text:style-name="P255"><text:span text:style-name="Προεπιλεγμένη_20_γραμματοσειρά"><text:span text:style-name="T1147">Ν</text:span></text:span></text:p>
          </table:table-cell>
          <table:table-cell table:style-name="Πίνακας1.B1" office:value-type="string">
            <text:p text:style-name="P166"><text:span text:style-name="Προεπιλεγμένη_20_γραμματοσειρά"><text:span text:style-name="T2137">Ξ</text:span></text:span></text:p>
          </table:table-cell>
          <table:table-cell table:style-name="Πίνακας1.B1" office:value-type="string">
            <text:p text:style-name="P189"><text:span text:style-name="Προεπιλεγμένη_20_γραμματοσειρά"><text:span text:style-name="T2166">Ο</text:span></text:span></text:p>
          </table:table-cell>
          <table:table-cell table:style-name="Πίνακας1.B1" office:value-type="string">
            <text:p text:style-name="P131"><text:span text:style-name="Προεπιλεγμένη_20_γραμματοσειρά"><text:span text:style-name="T1306">Π</text:span></text:span></text:p>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193"><text:span text:style-name="Προεπιλεγμένη_20_γραμματοσειρά"><text:span text:style-name="T1280">Ρ</text:span></text:span></text:p>
          </table:table-cell>
          <table:table-cell table:style-name="Πίνακας1.B1" office:value-type="string">
            <text:p text:style-name="P193"><text:span text:style-name="Προεπιλεγμένη_20_γραμματοσειρά"><text:span text:style-name="T2335">Σ</text:span></text:span></text:p>
          </table:table-cell>
          <table:table-cell table:style-name="Πίνακας1.B1" office:value-type="string">
            <text:p text:style-name="P139"/>
          </table:table-cell>
          <table:table-cell table:style-name="Πίνακας1.B1" office:value-type="string">
            <text:p text:style-name="P381"><text:span text:style-name="Προεπιλεγμένη_20_γραμματοσειρά"><text:span text:style-name="T561">Υ</text:span></text:span></text:p>
          </table:table-cell>
          <table:table-cell table:style-name="Πίνακας1.B1" office:value-type="string">
            <text:p text:style-name="P201"><text:span text:style-name="Προεπιλεγμένη_20_γραμματοσειρά"><text:span text:style-name="T2140">Φ</text:span></text:span></text:p>
          </table:table-cell>
          <table:table-cell table:style-name="Πίνακας1.B1" office:value-type="string">
            <text:p text:style-name="P180"><text:span text:style-name="Προεπιλεγμένη_20_γραμματοσειρά"><text:span text:style-name="T1158">Χ</text:span></text:span></text:p>
          </table:table-cell>
          <table:table-cell table:style-name="Πίνακας1.B1" office:value-type="string">
            <text:p text:style-name="P19"><text:span text:style-name="Προεπιλεγμένη_20_γραμματοσειρά"><text:span text:style-name="T978">Ψ</text:span></text:span></text:p>
          </table:table-cell>
          <table:table-cell table:style-name="Πίνακας1.B1" office:value-type="string">
            <text:p text:style-name="P200"><text:span text:style-name="Προεπιλεγμένη_20_γραμματοσειρά"><text:span text:style-name="T2143">Ω</text:span></text:span></text:p>
          </table:table-cell>
          <table:table-cell table:style-name="Πίνακας1.B1" office:value-type="string">
            <text:p text:style-name="P473"/>
          </table:table-cell>
          <table:table-cell table:style-name="Πίνακας1.B1" office:value-type="string">
            <text:p text:style-name="P66"><text:span text:style-name="Προεπιλεγμένη_20_γραμματοσειρά"><text:span text:style-name="T666">•</text:span></text:span></text:p>
          </table:table-cell>
        </table:table-row>
        <table:table-row>
          <table:table-cell table:style-name="Πίνακας1.A1" office:value-type="string">
            <text:p text:style-name="P267">Α</text:p>
          </table:table-cell>
          <table:table-cell table:style-name="Πίνακας1.B1" office:value-type="string">
            <text:p text:style-name="P249"><text:span text:style-name="Προεπιλεγμένη_20_γραμματοσειρά"><text:span text:style-name="T2145">Β</text:span></text:span></text:p>
          </table:table-cell>
          <table:table-cell table:style-name="Πίνακας1.B1" office:value-type="string">
            <text:p text:style-name="P268">Γ</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1025">Ε</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G1" office:value-type="string">
            <text:p text:style-name="P190"/>
          </table:table-cell>
          <table:table-cell table:style-name="Πίνακας1.B1" office:value-type="string">
            <text:p text:style-name="P143"><text:span text:style-name="Προεπιλεγμένη_20_γραμματοσειρά"><text:span text:style-name="T1299">Η</text:span></text:span></text:p>
          </table:table-cell>
          <table:table-cell table:style-name="Πίνακας1.B1" office:value-type="string">
            <text:p text:style-name="P143"><text:span text:style-name="Προεπιλεγμένη_20_γραμματοσειρά"><text:span text:style-name="T1253">Ͱ</text:span></text:span></text:p>
          </table:table-cell>
          <table:table-cell table:style-name="Πίνακας1.B1" office:value-type="string">
            <text:p text:style-name="P143"><text:span text:style-name="Προεπιλεγμένη_20_γραμματοσειρά"><text:span text:style-name="T1390">Θ</text:span></text:span></text:p>
          </table:table-cell>
          <table:table-cell table:style-name="Πίνακας1.B1" office:value-type="string">
            <text:p text:style-name="P172"><text:span text:style-name="Προεπιλεγμένη_20_γραμματοσειρά"><text:span text:style-name="T1325">Ι</text:span></text:span></text:p>
          </table:table-cell>
          <table:table-cell table:style-name="Πίνακας1.B1" office:value-type="string">
            <text:p text:style-name="P139"/>
          </table:table-cell>
          <table:table-cell table:style-name="Πίνακας1.B1" office:value-type="string">
            <text:p text:style-name="P173"><text:span text:style-name="Προεπιλεγμένη_20_γραμματοσειρά"><text:span text:style-name="T992">Λ</text:span></text:span></text:p>
          </table:table-cell>
          <table:table-cell table:style-name="Πίνακας1.B1" office:value-type="string">
            <text:p text:style-name="P183"><text:span text:style-name="Προεπιλεγμένη_20_γραμματοσειρά"><text:span text:style-name="T2092">Μ</text:span></text:span></text:p>
          </table:table-cell>
          <table:table-cell table:style-name="Πίνακας1.B1" office:value-type="string">
            <text:p text:style-name="P254"><text:span text:style-name="Προεπιλεγμένη_20_γραμματοσειρά"><text:span text:style-name="T1187">Ν</text:span></text:span></text:p>
          </table:table-cell>
          <table:table-cell table:style-name="Πίνακας1.B1" office:value-type="string">
            <text:p text:style-name="P166"><text:span text:style-name="Προεπιλεγμένη_20_γραμματοσειρά"><text:span text:style-name="T2147">Ξ</text:span></text:span></text:p>
          </table:table-cell>
          <table:table-cell table:style-name="Πίνακας1.B1" office:value-type="string">
            <text:p text:style-name="P189"><text:span text:style-name="Προεπιλεγμένη_20_γραμματοσειρά"><text:span text:style-name="T2190">Ο</text:span></text:span></text:p>
          </table:table-cell>
          <table:table-cell table:style-name="Πίνακας1.B1" office:value-type="string">
            <text:p text:style-name="P131"><text:span text:style-name="Προεπιλεγμένη_20_γραμματοσειρά"><text:span text:style-name="T1310">Π</text:span></text:span></text:p>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196"><text:span text:style-name="Προεπιλεγμένη_20_γραμματοσειρά"><text:span text:style-name="T1206">Ρ</text:span></text:span></text:p>
          </table:table-cell>
          <table:table-cell table:style-name="Πίνακας1.B1" office:value-type="string">
            <text:p text:style-name="P193"><text:span text:style-name="Προεπιλεγμένη_20_γραμματοσειρά"><text:span text:style-name="T2336">Σ</text:span></text:span></text:p>
          </table:table-cell>
          <table:table-cell table:style-name="Πίνακας1.B1" office:value-type="string">
            <text:p text:style-name="P139"/>
          </table:table-cell>
          <table:table-cell table:style-name="Πίνακας1.B1" office:value-type="string">
            <text:p text:style-name="P188"><text:span text:style-name="Προεπιλεγμένη_20_γραμματοσειρά"><text:span text:style-name="T2067">Υ</text:span></text:span></text:p>
          </table:table-cell>
          <table:table-cell table:style-name="Πίνακας1.B1" office:value-type="string">
            <text:p text:style-name="P203"><text:span text:style-name="Προεπιλεγμένη_20_γραμματοσειρά"><text:span text:style-name="T2151">Φ</text:span></text:span></text:p>
          </table:table-cell>
          <table:table-cell table:style-name="Πίνακας1.B1" office:value-type="string">
            <text:p text:style-name="P180"><text:span text:style-name="Προεπιλεγμένη_20_γραμματοσειρά"><text:span text:style-name="T1148">Χ</text:span></text:span></text:p>
          </table:table-cell>
          <table:table-cell table:style-name="Πίνακας1.B1" office:value-type="string">
            <text:p text:style-name="P19"><text:span text:style-name="Προεπιλεγμένη_20_γραμματοσειρά"><text:span text:style-name="T980">Ψ</text:span></text:span></text:p>
          </table:table-cell>
          <table:table-cell table:style-name="Πίνακας1.B1" office:value-type="string">
            <text:p text:style-name="P270">Ω</text:p>
          </table:table-cell>
          <table:table-cell table:style-name="Πίνακας1.B1" office:value-type="string">
            <text:p text:style-name="P473"/>
          </table:table-cell>
          <table:table-cell table:style-name="Πίνακας1.B1" office:value-type="string">
            <text:p text:style-name="P134"><text:span text:style-name="Προεπιλεγμένη_20_γραμματοσειρά"><text:span text:style-name="T2154">•</text:span></text:span></text:p>
          </table:table-cell>
        </table:table-row>
        <table:table-row>
          <table:table-cell table:style-name="Πίνακας1.A1" office:value-type="string">
            <text:p text:style-name="P142">Α</text:p>
          </table:table-cell>
          <table:table-cell table:style-name="Πίνακας1.B1" office:value-type="string">
            <text:p text:style-name="P249"><text:span text:style-name="Προεπιλεγμένη_20_γραμματοσειρά"><text:span text:style-name="T2156">Β</text:span></text:span></text:p>
          </table:table-cell>
          <table:table-cell table:style-name="Πίνακας1.B1" office:value-type="string">
            <text:p text:style-name="P161"><text:span text:style-name="Προεπιλεγμένη_20_γραμματοσειρά"><text:span text:style-name="T1258">Γ</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158">Ε</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G1" office:value-type="string">
            <text:p text:style-name="P190"/>
          </table:table-cell>
          <table:table-cell table:style-name="Πίνακας1.B1" office:value-type="string">
            <text:p text:style-name="P143"><text:span text:style-name="Προεπιλεγμένη_20_γραμματοσειρά"><text:span text:style-name="T1326">Η</text:span></text:span></text:p>
          </table:table-cell>
          <table:table-cell table:style-name="Πίνακας1.B1" office:value-type="string">
            <text:p text:style-name="P143"><text:span text:style-name="Προεπιλεγμένη_20_γραμματοσειρά"><text:span text:style-name="T1260">Ͱ</text:span></text:span></text:p>
          </table:table-cell>
          <table:table-cell table:style-name="Πίνακας1.B1" office:value-type="string">
            <text:p text:style-name="P143"><text:span text:style-name="Προεπιλεγμένη_20_γραμματοσειρά"><text:span text:style-name="T1395">Θ</text:span></text:span></text:p>
          </table:table-cell>
          <table:table-cell table:style-name="Πίνακας1.B1" office:value-type="string">
            <text:p text:style-name="P139"/>
          </table:table-cell>
          <table:table-cell table:style-name="Πίνακας1.B1" office:value-type="string">
            <text:p text:style-name="P139"/>
          </table:table-cell>
          <table:table-cell table:style-name="Πίνακας1.B1" office:value-type="string">
            <text:p text:style-name="P173"><text:span text:style-name="Προεπιλεγμένη_20_γραμματοσειρά"><text:span text:style-name="T1388">Λ</text:span></text:span></text:p>
          </table:table-cell>
          <table:table-cell table:style-name="Πίνακας1.B1" office:value-type="string">
            <text:p text:style-name="P182"><text:span text:style-name="Προεπιλεγμένη_20_γραμματοσειρά"><text:span text:style-name="T1199">Μ</text:span></text:span></text:p>
          </table:table-cell>
          <table:table-cell table:style-name="Πίνακας1.B1" office:value-type="string">
            <text:p text:style-name="P255"><text:span text:style-name="Προεπιλεγμένη_20_γραμματοσειρά"><text:span text:style-name="T1152">Ν</text:span></text:span></text:p>
          </table:table-cell>
          <table:table-cell table:style-name="Πίνακας1.B1" office:value-type="string">
            <text:p text:style-name="P166"><text:span text:style-name="Προεπιλεγμένη_20_γραμματοσειρά"><text:span text:style-name="T2164">Ξ</text:span></text:span></text:p>
          </table:table-cell>
          <table:table-cell table:style-name="Πίνακας1.B1" office:value-type="string">
            <text:p text:style-name="P189"><text:span text:style-name="Προεπιλεγμένη_20_γραμματοσειρά"><text:span text:style-name="T2283">Ο</text:span></text:span></text:p>
          </table:table-cell>
          <table:table-cell table:style-name="Πίνακας1.B1" office:value-type="string">
            <text:p text:style-name="P131"><text:span text:style-name="Προεπιλεγμένη_20_γραμματοσειρά"><text:span text:style-name="T1311">Π</text:span></text:span></text:p>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196"><text:span text:style-name="Προεπιλεγμένη_20_γραμματοσειρά"><text:span text:style-name="T1246">Ρ</text:span></text:span></text:p>
          </table:table-cell>
          <table:table-cell table:style-name="Πίνακας1.B1" office:value-type="string">
            <text:p text:style-name="P193"><text:span text:style-name="Προεπιλεγμένη_20_γραμματοσειρά"><text:span text:style-name="T2337">Σ</text:span></text:span></text:p>
          </table:table-cell>
          <table:table-cell table:style-name="Πίνακας1.B1" office:value-type="string">
            <text:p text:style-name="P139"/>
          </table:table-cell>
          <table:table-cell table:style-name="Πίνακας1.B1" office:value-type="string">
            <text:p text:style-name="P188"><text:span text:style-name="Προεπιλεγμένη_20_γραμματοσειρά"><text:span text:style-name="T2053">Υ</text:span></text:span></text:p>
          </table:table-cell>
          <table:table-cell table:style-name="Πίνακας1.B1" office:value-type="string">
            <text:p text:style-name="P203"><text:span text:style-name="Προεπιλεγμένη_20_γραμματοσειρά"><text:span text:style-name="T2167">Φ</text:span></text:span></text:p>
          </table:table-cell>
          <table:table-cell table:style-name="Πίνακας1.B1" office:value-type="string">
            <text:p text:style-name="P180"><text:span text:style-name="Προεπιλεγμένη_20_γραμματοσειρά"><text:span text:style-name="T1161">Χ</text:span></text:span></text:p>
          </table:table-cell>
          <table:table-cell table:style-name="Πίνακας1.B1" office:value-type="string">
            <text:p text:style-name="P19"><text:span text:style-name="Προεπιλεγμένη_20_γραμματοσειρά"><text:span text:style-name="T920">Ψ</text:span></text:span></text:p>
          </table:table-cell>
          <table:table-cell table:style-name="Πίνακας1.B1" office:value-type="string">
            <text:p text:style-name="P271">Ω</text:p>
          </table:table-cell>
          <table:table-cell table:style-name="Πίνακας1.B1" office:value-type="string">
            <text:p text:style-name="P473"/>
          </table:table-cell>
          <table:table-cell table:style-name="Πίνακας1.B1" office:value-type="string">
            <text:p text:style-name="P134"><text:span text:style-name="Προεπιλεγμένη_20_γραμματοσειρά"><text:span text:style-name="T2170">•</text:span></text:span></text:p>
          </table:table-cell>
        </table:table-row>
        <table:table-row>
          <table:table-cell table:style-name="Πίνακας1.A1" office:value-type="string">
            <text:p text:style-name="P272">Α</text:p>
          </table:table-cell>
          <table:table-cell table:style-name="Πίνακας1.B1" office:value-type="string">
            <text:p text:style-name="P249"><text:span text:style-name="Προεπιλεγμένη_20_γραμματοσειρά"><text:span text:style-name="T2172">Β</text:span></text:span></text:p>
          </table:table-cell>
          <table:table-cell table:style-name="Πίνακας1.B1" office:value-type="string">
            <text:p text:style-name="P161"><text:span text:style-name="Προεπιλεγμένη_20_γραμματοσειρά"><text:span text:style-name="T1267">Γ</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174">Ε</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G1" office:value-type="string">
            <text:p text:style-name="P190"/>
          </table:table-cell>
          <table:table-cell table:style-name="Πίνακας1.B1" office:value-type="string">
            <text:p text:style-name="P19"><text:span text:style-name="Προεπιλεγμένη_20_γραμματοσειρά"><text:span text:style-name="T621">Η</text:span></text:span></text:p>
          </table:table-cell>
          <table:table-cell table:style-name="Πίνακας1.B1" office:value-type="string">
            <text:p text:style-name="P143"><text:span text:style-name="Προεπιλεγμένη_20_γραμματοσειρά"><text:span text:style-name="T1268">Ͱ</text:span></text:span></text:p>
          </table:table-cell>
          <table:table-cell table:style-name="Πίνακας1.B1" office:value-type="string">
            <text:p text:style-name="P143"><text:span text:style-name="Προεπιλεγμένη_20_γραμματοσειρά"><text:span text:style-name="T1399">Θ</text:span></text:span></text:p>
          </table:table-cell>
          <table:table-cell table:style-name="Πίνακας1.B1" office:value-type="string">
            <text:p text:style-name="P139"/>
          </table:table-cell>
          <table:table-cell table:style-name="Πίνακας1.B1" office:value-type="string">
            <text:p text:style-name="P139"/>
          </table:table-cell>
          <table:table-cell table:style-name="Πίνακας1.B1" office:value-type="string">
            <text:p text:style-name="P173"><text:span text:style-name="Προεπιλεγμένη_20_γραμματοσειρά"><text:span text:style-name="T1393">Λ</text:span></text:span></text:p>
          </table:table-cell>
          <table:table-cell table:style-name="Πίνακας1.B1" office:value-type="string">
            <text:p text:style-name="P182"><text:span text:style-name="Προεπιλεγμένη_20_γραμματοσειρά"><text:span text:style-name="T1282">Μ</text:span></text:span></text:p>
          </table:table-cell>
          <table:table-cell table:style-name="Πίνακας1.B1" office:value-type="string">
            <text:p text:style-name="P139"/>
          </table:table-cell>
          <table:table-cell table:style-name="Πίνακας1.B1" office:value-type="string">
            <text:p text:style-name="P166"><text:span text:style-name="Προεπιλεγμένη_20_γραμματοσειρά"><text:span text:style-name="T2176">Ξ</text:span></text:span></text:p>
          </table:table-cell>
          <table:table-cell table:style-name="Πίνακας1.B1" office:value-type="string">
            <text:p text:style-name="P139"/>
          </table:table-cell>
          <table:table-cell table:style-name="Πίνακας1.B1" office:value-type="string">
            <text:p text:style-name="P139"/>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196"><text:span text:style-name="Προεπιλεγμένη_20_γραμματοσειρά"><text:span text:style-name="T1200">Ρ</text:span></text:span></text:p>
          </table:table-cell>
          <table:table-cell table:style-name="Πίνακας1.B1" office:value-type="string">
            <text:p text:style-name="P193"><text:span text:style-name="Προεπιλεγμένη_20_γραμματοσειρά"><text:span text:style-name="T2338">Σ</text:span></text:span></text:p>
          </table:table-cell>
          <table:table-cell table:style-name="Πίνακας1.B1" office:value-type="string">
            <text:p text:style-name="P139"/>
          </table:table-cell>
          <table:table-cell table:style-name="Πίνακας1.B1" office:value-type="string">
            <text:p text:style-name="P188"><text:span text:style-name="Προεπιλεγμένη_20_γραμματοσειρά"><text:span text:style-name="T2138">Υ</text:span></text:span></text:p>
          </table:table-cell>
          <table:table-cell table:style-name="Πίνακας1.B1" office:value-type="string">
            <text:p text:style-name="P201"><text:span text:style-name="Προεπιλεγμένη_20_γραμματοσειρά"><text:span text:style-name="T2179">Φ</text:span></text:span></text:p>
          </table:table-cell>
          <table:table-cell table:style-name="Πίνακας1.B1" office:value-type="string">
            <text:p text:style-name="P19"><text:span text:style-name="Προεπιλεγμένη_20_γραμματοσειρά"><text:span text:style-name="T238"/></text:span></text:p>
          </table:table-cell>
          <table:table-cell table:style-name="Πίνακας1.B1" office:value-type="string">
            <text:p text:style-name="P181"><text:span text:style-name="Προεπιλεγμένη_20_γραμματοσειρά"><text:span text:style-name="T2169">Ψ</text:span></text:span></text:p>
          </table:table-cell>
          <table:table-cell table:style-name="Πίνακας1.B1" office:value-type="string">
            <text:p text:style-name="P200"><text:span text:style-name="Προεπιλεγμένη_20_γραμματοσειρά"><text:span text:style-name="T2182">Ω</text:span></text:span></text:p>
          </table:table-cell>
          <table:table-cell table:style-name="Πίνακας1.B1" office:value-type="string">
            <text:p text:style-name="P473"/>
          </table:table-cell>
          <table:table-cell table:style-name="Πίνακας1.G1" office:value-type="string">
            <text:p text:style-name="P134"><text:span text:style-name="Προεπιλεγμένη_20_γραμματοσειρά"><text:span text:style-name="T2031">·</text:span></text:span></text:p>
          </table:table-cell>
        </table:table-row>
        <table:table-row>
          <table:table-cell table:style-name="Πίνακας1.A1" office:value-type="string">
            <text:p text:style-name="P273">Α</text:p>
          </table:table-cell>
          <table:table-cell table:style-name="Πίνακας1.B1" office:value-type="string">
            <text:p text:style-name="P249"><text:span text:style-name="Προεπιλεγμένη_20_γραμματοσειρά"><text:span text:style-name="T2185">Β</text:span></text:span></text:p>
          </table:table-cell>
          <table:table-cell table:style-name="Πίνακας1.B1" office:value-type="string">
            <text:p text:style-name="P168"><text:span text:style-name="Προεπιλεγμένη_20_γραμματοσειρά"><text:span text:style-name="T1222">Γ</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187">Ε</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G1" office:value-type="string">
            <text:p text:style-name="P190"/>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43"><text:span text:style-name="Προεπιλεγμένη_20_γραμματοσειρά"><text:span text:style-name="T1274">Ͱ</text:span></text:span></text:p>
          </table:table-cell>
          <table:table-cell table:style-name="Πίνακας1.B1" office:value-type="string">
            <text:p text:style-name="P143"><text:span text:style-name="Προεπιλεγμένη_20_γραμματοσειρά"><text:span text:style-name="T1359">Θ</text:span></text:span></text:p>
          </table:table-cell>
          <table:table-cell table:style-name="Πίνακας1.B1" office:value-type="string">
            <text:p text:style-name="P139"/>
          </table:table-cell>
          <table:table-cell table:style-name="Πίνακας1.B1" office:value-type="string">
            <text:p text:style-name="P139"/>
          </table:table-cell>
          <table:table-cell table:style-name="Πίνακας1.B1" office:value-type="string">
            <text:p text:style-name="P173"><text:span text:style-name="Προεπιλεγμένη_20_γραμματοσειρά"><text:span text:style-name="T1365">Λ</text:span></text:span></text:p>
          </table:table-cell>
          <table:table-cell table:style-name="Πίνακας1.B1" office:value-type="string">
            <text:p text:style-name="P182"><text:span text:style-name="Προεπιλεγμένη_20_γραμματοσειρά"><text:span text:style-name="T1231">Μ</text:span></text:span></text:p>
          </table:table-cell>
          <table:table-cell table:style-name="Πίνακας1.B1" office:value-type="string">
            <text:p text:style-name="P139"/>
          </table:table-cell>
          <table:table-cell table:style-name="Πίνακας1.B1" office:value-type="string">
            <text:p text:style-name="P19"><text:span text:style-name="Προεπιλεγμένη_20_γραμματοσειρά"><text:span text:style-name="T745">Ξ</text:span></text:span></text:p>
          </table:table-cell>
          <table:table-cell table:style-name="Πίνακας1.B1" office:value-type="string">
            <text:p text:style-name="P139"/>
          </table:table-cell>
          <table:table-cell table:style-name="Πίνακας1.B1" office:value-type="string">
            <text:p text:style-name="P139"/>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193"><text:span text:style-name="Προεπιλεγμένη_20_γραμματοσειρά"><text:span text:style-name="T1252">Ρ</text:span></text:span></text:p>
          </table:table-cell>
          <table:table-cell table:style-name="Πίνακας1.B1" office:value-type="string">
            <text:p text:style-name="P193"><text:span text:style-name="Προεπιλεγμένη_20_γραμματοσειρά"><text:span text:style-name="T2339">Σ</text:span></text:span></text:p>
          </table:table-cell>
          <table:table-cell table:style-name="Πίνακας1.B1" office:value-type="string">
            <text:p text:style-name="P139"/>
          </table:table-cell>
          <table:table-cell table:style-name="Πίνακας1.B1" office:value-type="string">
            <text:p text:style-name="P139"/>
          </table:table-cell>
          <table:table-cell table:style-name="Πίνακας1.B1" office:value-type="string">
            <text:p text:style-name="P203"><text:span text:style-name="Προεπιλεγμένη_20_γραμματοσειρά"><text:span text:style-name="T2191">Φ</text:span></text:span></text:p>
          </table:table-cell>
          <table:table-cell table:style-name="Πίνακας1.B1" office:value-type="string">
            <text:p text:style-name="P19"><text:span text:style-name="Προεπιλεγμένη_20_γραμματοσειρά"><text:span text:style-name="T238"/></text:span></text:p>
          </table:table-cell>
          <table:table-cell table:style-name="Πίνακας1.B1" office:value-type="string">
            <text:p text:style-name="P19"><text:span text:style-name="Προεπιλεγμένη_20_γραμματοσειρά"><text:span text:style-name="T934">Ψ</text:span></text:span></text:p>
          </table:table-cell>
          <table:table-cell table:style-name="Πίνακας1.B1" office:value-type="string">
            <text:p text:style-name="P200"><text:span text:style-name="Προεπιλεγμένη_20_γραμματοσειρά"><text:span text:style-name="T2193">Ω</text:span></text:span></text:p>
          </table:table-cell>
          <table:table-cell table:style-name="Πίνακας1.B1" office:value-type="string">
            <text:p text:style-name="P473"/>
          </table:table-cell>
          <table:table-cell table:style-name="Πίνακας1.G1" office:value-type="string">
            <text:p text:style-name="P134"><text:span text:style-name="Προεπιλεγμένη_20_γραμματοσειρά"><text:span text:style-name="T2031">⁚</text:span></text:span></text:p>
          </table:table-cell>
        </table:table-row>
        <table:table-row>
          <table:table-cell table:style-name="Πίνακας1.A1" office:value-type="string">
            <text:p text:style-name="P274">Α</text:p>
          </table:table-cell>
          <table:table-cell table:style-name="Πίνακας1.B1" office:value-type="string">
            <text:p text:style-name="P249"><text:span text:style-name="Προεπιλεγμένη_20_γραμματοσειρά"><text:span text:style-name="T2196">Β</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198">Ε</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G1" office:value-type="string">
            <text:p text:style-name="P190"/>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43"><text:span text:style-name="Προεπιλεγμένη_20_γραμματοσειρά"><text:span text:style-name="T1283">Ͱ</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40"/>
          </table:table-cell>
          <table:table-cell table:style-name="Πίνακας1.B1" office:value-type="string">
            <text:p text:style-name="P139"/>
          </table:table-cell>
          <table:table-cell table:style-name="Πίνακας1.B1" office:value-type="string">
            <text:p text:style-name="P173"><text:span text:style-name="Προεπιλεγμένη_20_γραμματοσειρά"><text:span text:style-name="T1397">Λ</text:span></text:span></text:p>
          </table:table-cell>
          <table:table-cell table:style-name="Πίνακας1.B1" office:value-type="string">
            <text:p text:style-name="P139"/>
          </table:table-cell>
          <table:table-cell table:style-name="Πίνακας1.B1" office:value-type="string">
            <text:p text:style-name="P140"/>
          </table:table-cell>
          <table:table-cell table:style-name="Πίνακας1.B1" office:value-type="string">
            <text:p text:style-name="P19"><text:span text:style-name="Προεπιλεγμένη_20_γραμματοσειρά"><text:span text:style-name="T748">Ξ</text:span></text:span></text:p>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196"><text:span text:style-name="Προεπιλεγμένη_20_γραμματοσειρά"><text:span text:style-name="T1216">Ρ</text:span></text:span></text:p>
          </table:table-cell>
          <table:table-cell table:style-name="Πίνακας1.B1" office:value-type="string">
            <text:p text:style-name="P193"><text:span text:style-name="Προεπιλεγμένη_20_γραμματοσειρά"><text:span text:style-name="T2340">Σ</text:span></text:span></text:p>
          </table:table-cell>
          <table:table-cell table:style-name="Πίνακας1.B1" office:value-type="string">
            <text:p text:style-name="P139"/>
          </table:table-cell>
          <table:table-cell table:style-name="Πίνακας1.B1" office:value-type="string">
            <text:p text:style-name="P139"/>
          </table:table-cell>
          <table:table-cell table:style-name="Πίνακας1.B1" office:value-type="string">
            <text:p text:style-name="P139"/>
          </table:table-cell>
          <table:table-cell table:style-name="Πίνακας1.B1" office:value-type="string">
            <text:p text:style-name="P19"><text:span text:style-name="Προεπιλεγμένη_20_γραμματοσειρά"><text:span text:style-name="T238"/></text:span></text:p>
          </table:table-cell>
          <table:table-cell table:style-name="Πίνακας1.B1" office:value-type="string">
            <text:p text:style-name="P19"><text:span text:style-name="Προεπιλεγμένη_20_γραμματοσειρά"><text:span text:style-name="T238"/></text:span></text:p>
          </table:table-cell>
          <table:table-cell table:style-name="Πίνακας1.B1" office:value-type="string">
            <text:p text:style-name="P200"><text:span text:style-name="Προεπιλεγμένη_20_γραμματοσειρά"><text:span text:style-name="T2201">Ω</text:span></text:span></text:p>
          </table:table-cell>
          <table:table-cell table:style-name="Πίνακας1.B1" office:value-type="string">
            <text:p text:style-name="P473"/>
          </table:table-cell>
          <table:table-cell table:style-name="Πίνακας1.G1" office:value-type="string">
            <text:p text:style-name="P134"><text:span text:style-name="Προεπιλεγμένη_20_γραμματοσειρά"><text:span text:style-name="T2031">⁝</text:span></text:span></text:p>
          </table:table-cell>
        </table:table-row>
        <table:table-row>
          <table:table-cell table:style-name="Πίνακας1.A1" office:value-type="string">
            <text:p text:style-name="P421"><text:span text:style-name="Προεπιλεγμένη_20_γραμματοσειρά"><text:span text:style-name="T242">𐊀</text:span></text:span></text:p>
          </table:table-cell>
          <table:table-cell table:style-name="Πίνακας1.B1" office:value-type="string">
            <text:p text:style-name="P249"><text:span text:style-name="Προεπιλεγμένη_20_γραμματοσειρά"><text:span text:style-name="T2203">Β</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205">Ε</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G1" office:value-type="string">
            <text:p text:style-name="P190"/>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9"><text:span text:style-name="Προεπιλεγμένη_20_γραμματοσειρά"><text:span text:style-name="T751">Ξ</text:span></text:span></text:p>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139"/>
          </table:table-cell>
          <table:table-cell table:style-name="Πίνακας1.B1" office:value-type="string">
            <text:p text:style-name="P193"><text:span text:style-name="Προεπιλεγμένη_20_γραμματοσειρά"><text:span text:style-name="T2341">Σ</text:span></text:span></text:p>
          </table:table-cell>
          <table:table-cell table:style-name="Πίνακας1.B1" office:value-type="string">
            <text:p text:style-name="P139"/>
          </table:table-cell>
          <table:table-cell table:style-name="Πίνακας1.B1" office:value-type="string">
            <text:p text:style-name="P139"/>
          </table:table-cell>
          <table:table-cell table:style-name="Πίνακας1.B1" office:value-type="string">
            <text:p text:style-name="P139"/>
          </table:table-cell>
          <table:table-cell table:style-name="Πίνακας1.B1" office:value-type="string">
            <text:p text:style-name="P19"><text:span text:style-name="Προεπιλεγμένη_20_γραμματοσειρά"><text:span text:style-name="T238"/></text:span></text:p>
          </table:table-cell>
          <table:table-cell table:style-name="Πίνακας1.B1" office:value-type="string">
            <text:p text:style-name="P19"><text:span text:style-name="Προεπιλεγμένη_20_γραμματοσειρά"><text:span text:style-name="T238"/></text:span></text:p>
          </table:table-cell>
          <table:table-cell table:style-name="Πίνακας1.B1" office:value-type="string">
            <text:p text:style-name="P200"><text:span text:style-name="Προεπιλεγμένη_20_γραμματοσειρά"><text:span text:style-name="T2210">Ω</text:span></text:span></text:p>
          </table:table-cell>
          <table:table-cell table:style-name="Πίνακας1.B1" office:value-type="string">
            <text:p text:style-name="P473"/>
          </table:table-cell>
          <table:table-cell table:style-name="Πίνακας1.G1" office:value-type="string">
            <text:p text:style-name="P134"><text:span text:style-name="Προεπιλεγμένη_20_γραμματοσειρά"><text:span text:style-name="T2031">⁞</text:span></text:span></text:p>
          </table:table-cell>
        </table:table-row>
        <table:table-row>
          <table:table-cell table:style-name="Πίνακας1.A1" office:value-type="string">
            <text:p text:style-name="P275">Α</text:p>
          </table:table-cell>
          <table:table-cell table:style-name="Πίνακας1.B1" office:value-type="string">
            <text:p text:style-name="P249"><text:span text:style-name="Προεπιλεγμένη_20_γραμματοσειρά"><text:span text:style-name="T2213">Β</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215">Ε</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G1" office:value-type="string">
            <text:p text:style-name="P190"/>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9"><text:span text:style-name="Προεπιλεγμένη_20_γραμματοσειρά"><text:span text:style-name="T755">Ξ</text:span></text:span></text:p>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139"/>
          </table:table-cell>
          <table:table-cell table:style-name="Πίνακας1.B1" office:value-type="string">
            <text:p text:style-name="P193"><text:span text:style-name="Προεπιλεγμένη_20_γραμματοσειρά"><text:span text:style-name="T2342">Σ</text:span></text:span></text:p>
          </table:table-cell>
          <table:table-cell table:style-name="Πίνακας1.B1" office:value-type="string">
            <text:p text:style-name="P139"/>
          </table:table-cell>
          <table:table-cell table:style-name="Πίνακας1.B1" office:value-type="string">
            <text:p text:style-name="P139"/>
          </table:table-cell>
          <table:table-cell table:style-name="Πίνακας1.B1" office:value-type="string">
            <text:p text:style-name="P139"/>
          </table:table-cell>
          <table:table-cell table:style-name="Πίνακας1.B1" office:value-type="string">
            <text:p text:style-name="P19"><text:span text:style-name="Προεπιλεγμένη_20_γραμματοσειρά"><text:span text:style-name="T238"/></text:span></text:p>
          </table:table-cell>
          <table:table-cell table:style-name="Πίνακας1.B1" office:value-type="string">
            <text:p text:style-name="P19"><text:span text:style-name="Προεπιλεγμένη_20_γραμματοσειρά"><text:span text:style-name="T238"/></text:span></text:p>
          </table:table-cell>
          <table:table-cell table:style-name="Πίνακας1.B1" office:value-type="string">
            <text:p text:style-name="P200"><text:span text:style-name="Προεπιλεγμένη_20_γραμματοσειρά"><text:span text:style-name="T2217">Ω</text:span></text:span></text:p>
          </table:table-cell>
          <table:table-cell table:style-name="Πίνακας1.B1" office:value-type="string">
            <text:p text:style-name="P473"/>
          </table:table-cell>
          <table:table-cell table:style-name="Πίνακας1.B1" office:value-type="string">
            <text:p text:style-name="P134"><text:span text:style-name="Προεπιλεγμένη_20_γραμματοσειρά"><text:span text:style-name="T2219">•</text:span></text:span></text:p>
          </table:table-cell>
        </table:table-row>
        <table:table-row>
          <table:table-cell table:style-name="Πίνακας1.A1" office:value-type="string">
            <text:p text:style-name="P276">Α</text:p>
          </table:table-cell>
          <table:table-cell table:style-name="Πίνακας1.B1" office:value-type="string">
            <text:p text:style-name="P249"><text:span text:style-name="Προεπιλεγμένη_20_γραμματοσειρά"><text:span text:style-name="T2220">Β</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222">Ε</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G1" office:value-type="string">
            <text:p text:style-name="P190"/>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66"><text:span text:style-name="Προεπιλεγμένη_20_γραμματοσειρά"><text:span text:style-name="T2224">Ξ</text:span></text:span></text:p>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139"/>
          </table:table-cell>
          <table:table-cell table:style-name="Πίνακας1.B1" office:value-type="string">
            <text:p text:style-name="P193"><text:span text:style-name="Προεπιλεγμένη_20_γραμματοσειρά"><text:span text:style-name="T1027">Σ</text:span></text:span></text:p>
          </table:table-cell>
          <table:table-cell table:style-name="Πίνακας1.B1" office:value-type="string">
            <text:p text:style-name="P139"/>
          </table:table-cell>
          <table:table-cell table:style-name="Πίνακας1.B1" office:value-type="string">
            <text:p text:style-name="P139"/>
          </table:table-cell>
          <table:table-cell table:style-name="Πίνακας1.B1" office:value-type="string">
            <text:p text:style-name="P139"/>
          </table:table-cell>
          <table:table-cell table:style-name="Πίνακας1.B1" office:value-type="string">
            <text:p text:style-name="P473"/>
          </table:table-cell>
          <table:table-cell table:style-name="Πίνακας1.B1" office:value-type="string">
            <text:p text:style-name="P473"/>
          </table:table-cell>
          <table:table-cell table:style-name="Πίνακας1.B1" office:value-type="string">
            <text:p text:style-name="P473"/>
          </table:table-cell>
          <table:table-cell table:style-name="Πίνακας1.B1" office:value-type="string">
            <text:p text:style-name="P473"/>
          </table:table-cell>
          <table:table-cell table:style-name="Πίνακας1.G1" office:value-type="string">
            <text:p text:style-name="P134"><text:span text:style-name="Προεπιλεγμένη_20_γραμματοσειρά"><text:span text:style-name="T2031">⁙</text:span></text:span></text:p>
          </table:table-cell>
        </table:table-row>
        <table:table-row>
          <table:table-cell table:style-name="Πίνακας1.A1" office:value-type="string">
            <text:p text:style-name="P277">Α</text:p>
          </table:table-cell>
          <table:table-cell table:style-name="Πίνακας1.B1" office:value-type="string">
            <text:p text:style-name="P249"><text:span text:style-name="Προεπιλεγμένη_20_γραμματοσειρά"><text:span text:style-name="T2225">Β</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227">Ε</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G1" office:value-type="string">
            <text:p text:style-name="P190"/>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66"><text:span text:style-name="Προεπιλεγμένη_20_γραμματοσειρά"><text:span text:style-name="T2229">Ξ</text:span></text:span></text:p>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139"/>
          </table:table-cell>
          <table:table-cell table:style-name="Πίνακας1.B1" office:value-type="string">
            <text:p text:style-name="P193"><text:span text:style-name="Προεπιλεγμένη_20_γραμματοσειρά"><text:span text:style-name="T2343">Σ</text:span></text:span></text:p>
          </table:table-cell>
          <table:table-cell table:style-name="Πίνακας1.B1" office:value-type="string">
            <text:p text:style-name="P139"/>
          </table:table-cell>
          <table:table-cell table:style-name="Πίνακας1.B1" office:value-type="string">
            <text:p text:style-name="P139"/>
          </table:table-cell>
          <table:table-cell table:style-name="Πίνακας1.B1" office:value-type="string">
            <text:p text:style-name="P139"/>
          </table:table-cell>
          <table:table-cell table:style-name="Πίνακας1.B1" office:value-type="string">
            <text:p text:style-name="P473"/>
          </table:table-cell>
          <table:table-cell table:style-name="Πίνακας1.B1" office:value-type="string">
            <text:p text:style-name="P473"/>
          </table:table-cell>
          <table:table-cell table:style-name="Πίνακας1.B1" office:value-type="string">
            <text:p text:style-name="P473"/>
          </table:table-cell>
          <table:table-cell table:style-name="Πίνακας1.B1" office:value-type="string">
            <text:p text:style-name="P473"/>
          </table:table-cell>
          <table:table-cell table:style-name="Πίνακας1.B1" office:value-type="string">
            <text:p text:style-name="P66"><text:span text:style-name="Προεπιλεγμένη_20_γραμματοσειρά"><text:span text:style-name="T649">•</text:span></text:span></text:p>
          </table:table-cell>
        </table:table-row>
        <table:table-row>
          <table:table-cell table:style-name="Πίνακας1.A1" office:value-type="string">
            <text:p text:style-name="P278">Α</text:p>
          </table:table-cell>
          <table:table-cell table:style-name="Πίνακας1.B1" office:value-type="string">
            <text:p text:style-name="P249"><text:span text:style-name="Προεπιλεγμένη_20_γραμματοσειρά"><text:span text:style-name="T2230">Β</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232">Ε</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G1" office:value-type="string">
            <text:p text:style-name="P190"/>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66"><text:span text:style-name="Προεπιλεγμένη_20_γραμματοσειρά"><text:span text:style-name="T2234">Ξ</text:span></text:span></text:p>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139"/>
          </table:table-cell>
          <table:table-cell table:style-name="Πίνακας1.B1" office:value-type="string">
            <text:p text:style-name="P193"><text:span text:style-name="Προεπιλεγμένη_20_γραμματοσειρά"><text:span text:style-name="T2344">Σ</text:span></text:span></text:p>
          </table:table-cell>
          <table:table-cell table:style-name="Πίνακας1.B1" office:value-type="string">
            <text:p text:style-name="P139"/>
          </table:table-cell>
          <table:table-cell table:style-name="Πίνακας1.B1" office:value-type="string">
            <text:p text:style-name="P139"/>
          </table:table-cell>
          <table:table-cell table:style-name="Πίνακας1.B1" office:value-type="string">
            <text:p text:style-name="P139"/>
          </table:table-cell>
          <table:table-cell table:style-name="Πίνακας1.B1" office:value-type="string">
            <text:p text:style-name="P473"/>
          </table:table-cell>
          <table:table-cell table:style-name="Πίνακας1.B1" office:value-type="string">
            <text:p text:style-name="P473"/>
          </table:table-cell>
          <table:table-cell table:style-name="Πίνακας1.B1" office:value-type="string">
            <text:p text:style-name="P473"/>
          </table:table-cell>
          <table:table-cell table:style-name="Πίνακας1.B1" office:value-type="string">
            <text:p text:style-name="P473"/>
          </table:table-cell>
          <table:table-cell table:style-name="Πίνακας1.B1" office:value-type="string">
            <text:p text:style-name="P134"><text:span text:style-name="Προεπιλεγμένη_20_γραμματοσειρά"><text:span text:style-name="T2235">•</text:span></text:span></text:p>
          </table:table-cell>
        </table:table-row>
        <table:table-row>
          <table:table-cell table:style-name="Πίνακας1.A1" office:value-type="string">
            <text:p text:style-name="P422"><text:span text:style-name="Προεπιλεγμένη_20_γραμματοσειρά"><text:span text:style-name="T321">Α</text:span></text:span></text:p>
          </table:table-cell>
          <table:table-cell table:style-name="Πίνακας1.B1" office:value-type="string">
            <text:p text:style-name="P249"><text:span text:style-name="Προεπιλεγμένη_20_γραμματοσειρά"><text:span text:style-name="T2236">Β</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238">Ε</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G1" office:value-type="string">
            <text:p text:style-name="P190"/>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66"><text:span text:style-name="Προεπιλεγμένη_20_γραμματοσειρά"><text:span text:style-name="T2240">Ξ</text:span></text:span></text:p>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139"/>
          </table:table-cell>
          <table:table-cell table:style-name="Πίνακας1.B1" office:value-type="string">
            <text:p text:style-name="P193"><text:span text:style-name="Προεπιλεγμένη_20_γραμματοσειρά"><text:span text:style-name="T2345">Σ</text:span></text:span></text:p>
          </table:table-cell>
          <table:table-cell table:style-name="Πίνακας1.B1" office:value-type="string">
            <text:p text:style-name="P138"/>
          </table:table-cell>
          <table:table-cell table:style-name="Πίνακας1.B1" office:value-type="string">
            <text:p text:style-name="P139"/>
          </table:table-cell>
          <table:table-cell table:style-name="Πίνακας1.B1" office:value-type="string">
            <text:p text:style-name="P139"/>
          </table:table-cell>
          <table:table-cell table:style-name="Πίνακας1.B1" office:value-type="string">
            <text:p text:style-name="P473"/>
          </table:table-cell>
          <table:table-cell table:style-name="Πίνακας1.B1" office:value-type="string">
            <text:p text:style-name="P473"/>
          </table:table-cell>
          <table:table-cell table:style-name="Πίνακας1.B1" office:value-type="string">
            <text:p text:style-name="P473"/>
          </table:table-cell>
          <table:table-cell table:style-name="Πίνακας1.B1" office:value-type="string">
            <text:p text:style-name="P473"/>
          </table:table-cell>
          <table:table-cell table:style-name="Πίνακας1.B1" office:value-type="string">
            <text:p text:style-name="P134"><text:span text:style-name="Προεπιλεγμένη_20_γραμματοσειρά"><text:span text:style-name="T2241">•</text:span></text:span></text:p>
          </table:table-cell>
        </table:table-row>
        <table:table-row>
          <table:table-cell table:style-name="Πίνακας1.A1" office:value-type="string">
            <text:p text:style-name="P265"><text:span text:style-name="Προεπιλεγμένη_20_γραμματοσειρά"><text:span text:style-name="T2049">Α</text:span></text:span></text:p>
          </table:table-cell>
          <table:table-cell table:style-name="Πίνακας1.B1" office:value-type="string">
            <text:p text:style-name="P249"><text:span text:style-name="Προεπιλεγμένη_20_γραμματοσειρά"><text:span text:style-name="T2242">Β</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244">Ε</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G1" office:value-type="string">
            <text:p text:style-name="P190"/>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66"><text:span text:style-name="Προεπιλεγμένη_20_γραμματοσειρά"><text:span text:style-name="T2246">Ξ</text:span></text:span></text:p>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139"/>
          </table:table-cell>
          <table:table-cell table:style-name="Πίνακας1.B1" office:value-type="string">
            <text:p text:style-name="P193"><text:span text:style-name="Προεπιλεγμένη_20_γραμματοσειρά"><text:span text:style-name="T2346">Σ</text:span></text:span></text:p>
          </table:table-cell>
          <table:table-cell table:style-name="Πίνακας1.B1" office:value-type="string">
            <text:p text:style-name="P139"/>
          </table:table-cell>
          <table:table-cell table:style-name="Πίνακας1.B1" office:value-type="string">
            <text:p text:style-name="P139"/>
          </table:table-cell>
          <table:table-cell table:style-name="Πίνακας1.B1" office:value-type="string">
            <text:p text:style-name="P139"/>
          </table:table-cell>
          <table:table-cell table:style-name="Πίνακας1.B1" office:value-type="string">
            <text:p text:style-name="P473"/>
          </table:table-cell>
          <table:table-cell table:style-name="Πίνακας1.B1" office:value-type="string">
            <text:p text:style-name="P473"/>
          </table:table-cell>
          <table:table-cell table:style-name="Πίνακας1.B1" office:value-type="string">
            <text:p text:style-name="P473"/>
          </table:table-cell>
          <table:table-cell table:style-name="Πίνακας1.B1" office:value-type="string">
            <text:p text:style-name="P473"/>
          </table:table-cell>
          <table:table-cell table:style-name="Πίνακας1.B1" office:value-type="string">
            <text:p text:style-name="P473"/>
          </table:table-cell>
        </table:table-row>
        <table:table-row>
          <table:table-cell table:style-name="Πίνακας1.A1" office:value-type="string">
            <text:p text:style-name="P158"><text:span text:style-name="Προεπιλεγμένη_20_γραμματοσειρά"><text:span text:style-name="T2248">Α</text:span></text:span></text:p>
          </table:table-cell>
          <table:table-cell table:style-name="Πίνακας1.B1" office:value-type="string">
            <text:p text:style-name="P249"><text:span text:style-name="Προεπιλεγμένη_20_γραμματοσειρά"><text:span text:style-name="T2250">Β</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252">Ε</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G1" office:value-type="string">
            <text:p text:style-name="P190"/>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66"><text:span text:style-name="Προεπιλεγμένη_20_γραμματοσειρά"><text:span text:style-name="T2254">Ξ</text:span></text:span></text:p>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473"/>
          </table:table-cell>
          <table:table-cell table:style-name="Πίνακας1.B1" office:value-type="string">
            <text:p text:style-name="P473"/>
          </table:table-cell>
          <table:table-cell table:style-name="Πίνακας1.B1" office:value-type="string">
            <text:p text:style-name="P473"/>
          </table:table-cell>
          <table:table-cell table:style-name="Πίνακας1.B1" office:value-type="string">
            <text:p text:style-name="P473"/>
          </table:table-cell>
          <table:table-cell table:style-name="Πίνακας1.B1" office:value-type="string">
            <text:p text:style-name="P473"/>
          </table:table-cell>
        </table:table-row>
        <table:table-row>
          <table:table-cell table:style-name="Πίνακας1.A1" office:value-type="string">
            <text:p text:style-name="P158"><text:span text:style-name="Προεπιλεγμένη_20_γραμματοσειρά"><text:span text:style-name="T2256">Α</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259">Ε</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G1" office:value-type="string">
            <text:p text:style-name="P190"/>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66"><text:span text:style-name="Προεπιλεγμένη_20_γραμματοσειρά"><text:span text:style-name="T2261">Ξ</text:span></text:span></text:p>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473"/>
          </table:table-cell>
          <table:table-cell table:style-name="Πίνακας1.B1" office:value-type="string">
            <text:p text:style-name="P473"/>
          </table:table-cell>
          <table:table-cell table:style-name="Πίνακας1.B1" office:value-type="string">
            <text:p text:style-name="P473"/>
          </table:table-cell>
          <table:table-cell table:style-name="Πίνακας1.B1" office:value-type="string">
            <text:p text:style-name="P473"/>
          </table:table-cell>
          <table:table-cell table:style-name="Πίνακας1.B1" office:value-type="string">
            <text:p text:style-name="P473"/>
          </table:table-cell>
        </table:table-row>
        <table:table-row>
          <table:table-cell table:style-name="Πίνακας1.A1" office:value-type="string">
            <text:p text:style-name="P158"><text:span text:style-name="Προεπιλεγμένη_20_γραμματοσειρά"><text:span text:style-name="T2263">Α</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266">Ε</text:span></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G1" office:value-type="string">
            <text:p text:style-name="P190"/>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66"><text:span text:style-name="Προεπιλεγμένη_20_γραμματοσειρά"><text:span text:style-name="T2268">Ξ</text:span></text:span></text:p>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473"/>
          </table:table-cell>
          <table:table-cell table:style-name="Πίνακας1.B1" office:value-type="string">
            <text:p text:style-name="P473"/>
          </table:table-cell>
          <table:table-cell table:style-name="Πίνακας1.B1" office:value-type="string">
            <text:p text:style-name="P473"/>
          </table:table-cell>
          <table:table-cell table:style-name="Πίνακας1.B1" office:value-type="string">
            <text:p text:style-name="P473"/>
          </table:table-cell>
          <table:table-cell table:style-name="Πίνακας1.B1" office:value-type="string">
            <text:p text:style-name="P473"/>
          </table:table-cell>
        </table:table-row>
        <table:table-row>
          <table:table-cell table:style-name="Πίνακας1.A1" office:value-type="string">
            <text:p text:style-name="P279">Α</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G1" office:value-type="string">
            <text:p text:style-name="P190"/>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87"><text:span text:style-name="Προεπιλεγμένη_20_γραμματοσειρά"><text:span text:style-name="T236"/></text:span></text:p>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166"><text:span text:style-name="Προεπιλεγμένη_20_γραμματοσειρά"><text:span text:style-name="T2269">Ξ</text:span></text:span></text:p>
          </table:table-cell>
          <table:table-cell table:style-name="Πίνακας1.B1" office:value-type="string">
            <text:p text:style-name="P140"/>
          </table:table-cell>
          <table:table-cell table:style-name="Πίνακας1.B1" office:value-type="string">
            <text:p text:style-name="P140"/>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462"/>
          </table:table-cell>
          <table:table-cell table:style-name="Πίνακας1.B1" office:value-type="string">
            <text:p text:style-name="P473"/>
          </table:table-cell>
          <table:table-cell table:style-name="Πίνακας1.B1" office:value-type="string">
            <text:p text:style-name="P473"/>
          </table:table-cell>
          <table:table-cell table:style-name="Πίνακας1.B1" office:value-type="string">
            <text:p text:style-name="P473"/>
          </table:table-cell>
          <table:table-cell table:style-name="Πίνακας1.B1" office:value-type="string">
            <text:p text:style-name="P473"/>
          </table:table-cell>
          <table:table-cell table:style-name="Πίνακας1.B1" office:value-type="string">
            <text:p text:style-name="P473"/>
          </table:table-cell>
        </table:table-row>
        <table:table-row>
          <table:table-cell table:style-name="Πίνακας1.A25" office:value-type="string">
            <text:p text:style-name="P158"><text:span text:style-name="Προεπιλεγμένη_20_γραμματοσειρά"><text:span text:style-name="T2271">Α</text:span></text:span></text:p>
          </table:table-cell>
          <table:table-cell table:style-name="Πίνακας1.B25" office:value-type="string">
            <text:p text:style-name="P187"><text:span text:style-name="Προεπιλεγμένη_20_γραμματοσειρά"><text:span text:style-name="T236"/></text:span></text:p>
          </table:table-cell>
          <table:table-cell table:style-name="Πίνακας1.C25" office:value-type="string">
            <text:p text:style-name="P187"><text:span text:style-name="Προεπιλεγμένη_20_γραμματοσειρά"><text:span text:style-name="T236"/></text:span></text:p>
          </table:table-cell>
          <table:table-cell table:style-name="Πίνακας1.D25" office:value-type="string">
            <text:p text:style-name="P187"><text:span text:style-name="Προεπιλεγμένη_20_γραμματοσειρά"><text:span text:style-name="T236"/></text:span></text:p>
          </table:table-cell>
          <table:table-cell table:style-name="Πίνακας1.E25" office:value-type="string">
            <text:p text:style-name="P187"><text:span text:style-name="Προεπιλεγμένη_20_γραμματοσειρά"><text:span text:style-name="T236"/></text:span></text:p>
          </table:table-cell>
          <table:table-cell table:style-name="Πίνακας1.F25" office:value-type="string">
            <text:p text:style-name="P187"><text:span text:style-name="Προεπιλεγμένη_20_γραμματοσειρά"><text:span text:style-name="T236"/></text:span></text:p>
          </table:table-cell>
          <table:table-cell table:style-name="Πίνακας1.G25" office:value-type="string">
            <text:p text:style-name="P190"/>
          </table:table-cell>
          <table:table-cell table:style-name="Πίνακας1.H25" office:value-type="string">
            <text:p text:style-name="P187"><text:span text:style-name="Προεπιλεγμένη_20_γραμματοσειρά"><text:span text:style-name="T236"/></text:span></text:p>
          </table:table-cell>
          <table:table-cell table:style-name="Πίνακας1.I25" office:value-type="string">
            <text:p text:style-name="P187"><text:span text:style-name="Προεπιλεγμένη_20_γραμματοσειρά"><text:span text:style-name="T236"/></text:span></text:p>
          </table:table-cell>
          <table:table-cell table:style-name="Πίνακας1.J25" office:value-type="string">
            <text:p text:style-name="P187"><text:span text:style-name="Προεπιλεγμένη_20_γραμματοσειρά"><text:span text:style-name="T236"/></text:span></text:p>
          </table:table-cell>
          <table:table-cell table:style-name="Πίνακας1.K25" office:value-type="string">
            <text:p text:style-name="P140"/>
          </table:table-cell>
          <table:table-cell table:style-name="Πίνακας1.L25" office:value-type="string">
            <text:p text:style-name="P140"/>
          </table:table-cell>
          <table:table-cell table:style-name="Πίνακας1.M25" office:value-type="string">
            <text:p text:style-name="P140"/>
          </table:table-cell>
          <table:table-cell table:style-name="Πίνακας1.N25" office:value-type="string">
            <text:p text:style-name="P140"/>
          </table:table-cell>
          <table:table-cell table:style-name="Πίνακας1.O25" office:value-type="string">
            <text:p text:style-name="P140"/>
          </table:table-cell>
          <table:table-cell table:style-name="Πίνακας1.P25" office:value-type="string">
            <text:p text:style-name="P140"/>
          </table:table-cell>
          <table:table-cell table:style-name="Πίνακας1.Q25" office:value-type="string">
            <text:p text:style-name="P140"/>
          </table:table-cell>
          <table:table-cell table:style-name="Πίνακας1.R25" office:value-type="string">
            <text:p text:style-name="P140"/>
          </table:table-cell>
          <table:table-cell table:style-name="Πίνακας1.S25" office:value-type="string">
            <text:p text:style-name="P462"/>
          </table:table-cell>
          <table:table-cell table:style-name="Πίνακας1.T25" office:value-type="string">
            <text:p text:style-name="P462"/>
          </table:table-cell>
          <table:table-cell table:style-name="Πίνακας1.U25" office:value-type="string">
            <text:p text:style-name="P462"/>
          </table:table-cell>
          <table:table-cell table:style-name="Πίνακας1.V25" office:value-type="string">
            <text:p text:style-name="P462"/>
          </table:table-cell>
          <table:table-cell table:style-name="Πίνακας1.W25" office:value-type="string">
            <text:p text:style-name="P462"/>
          </table:table-cell>
          <table:table-cell table:style-name="Πίνακας1.X25" office:value-type="string">
            <text:p text:style-name="P462"/>
          </table:table-cell>
          <table:table-cell table:style-name="Πίνακας1.Z25" office:value-type="string">
            <text:p text:style-name="P462"/>
          </table:table-cell>
          <table:table-cell table:style-name="Πίνακας1.Z25" office:value-type="string">
            <text:p text:style-name="P473"/>
          </table:table-cell>
          <table:table-cell table:style-name="Πίνακας1.a25" office:value-type="string">
            <text:p text:style-name="P473"/>
          </table:table-cell>
          <table:table-cell table:style-name="Πίνακας1.b25" office:value-type="string">
            <text:p text:style-name="P473"/>
          </table:table-cell>
          <table:table-cell table:style-name="Πίνακας1.c25" office:value-type="string">
            <text:p text:style-name="P473"/>
          </table:table-cell>
          <table:table-cell table:style-name="Πίνακας1.d25" office:value-type="string">
            <text:p text:style-name="P473"/>
          </table:table-cell>
        </table:table-row>
      </table:table>
      <text:p text:style-name="P453"/>
      <text:p text:style-name="P453"/>
      <text:p text:style-name="P598"><text:span text:style-name="T2315">Ἀ</text:span><text:span text:style-name="T2314">ρχα</text:span><text:span text:style-name="T2315">ῖ</text:span><text:span text:style-name="T2314">α</text:span><text:span text:style-name="T2316"> </text:span><text:span text:style-name="T2315">Ἑ</text:span><text:span text:style-name="T2314">λληνικ</text:span><text:span text:style-name="T2315">ὰ</text:span><text:span text:style-name="T2316"> </text:span><text:span text:style-name="T2315">Ἀ</text:span><text:span text:style-name="T2314">λφάβητα</text:span></text:p>
      <text:p text:style-name="P461"/>
      <text:p text:style-name="P286"><text:span text:style-name="Προεπιλεγμένη_20_γραμματοσειρά"><text:span text:style-name="T1951">The following tables </text:span></text:span><text:span text:style-name="Προεπιλεγμένη_20_γραμματοσειρά"><text:span text:style-name="T1956">contain </text:span></text:span><text:span text:style-name="Προεπιλεγμένη_20_γραμματοσειρά"><text:span text:style-name="T1954">local </text:span></text:span><text:span text:style-name="Προεπιλεγμένη_20_γραμματοσειρά"><text:span text:style-name="T1956">alphabets </text:span></text:span><text:span text:style-name="Προεπιλεγμένη_20_γραμματοσειρά"><text:span text:style-name="T1954">in </text:span></text:span><text:span text:style-name="Προεπιλεγμένη_20_γραμματοσειρά"><text:span text:style-name="T1956">A</text:span></text:span><text:span text:style-name="Προεπιλεγμένη_20_γραμματοσειρά"><text:span text:style-name="T1954">ncient Greece</text:span></text:span><text:span text:style-name="Προεπιλεγμένη_20_γραμματοσειρά"><text:span text:style-name="T1956">. Letter forms</text:span></text:span><text:span text:style-name="Προεπιλεγμένη_20_γραμματοσειρά"><text:span text:style-name="T1949"> </text:span></text:span><text:span text:style-name="Προεπιλεγμένη_20_γραμματοσειρά"><text:span text:style-name="T1952">are accessed with the </text:span></text:span><text:span text:style-name="Προεπιλεγμένη_20_γραμματοσειρά"><text:span text:style-name="T1951">Character Variant </text:span></text:span><text:span text:style-name="Προεπιλεγμένη_20_γραμματοσειρά"><text:span text:style-name="T1954">feature of </text:span></text:span><text:span text:style-name="Προεπιλεγμένη_20_γραμματοσειρά"><text:span text:style-name="T1955">OpenType </text:span></text:span><text:span text:style-name="Προεπιλεγμένη_20_γραμματοσειρά"><text:span text:style-name="T1956">applied to the </text:span></text:span><text:span text:style-name="Προεπιλεγμένη_20_γραμματοσειρά"><text:span text:style-name="T1950">Greek</text:span></text:span><text:span text:style-name="Προεπιλεγμένη_20_γραμματοσειρά"><text:span text:style-name="T1951"> </text:span></text:span><text:span text:style-name="Προεπιλεγμένη_20_γραμματοσειρά"><text:span text:style-name="T1952">B</text:span></text:span><text:span text:style-name="Προεπιλεγμένη_20_γραμματοσειρά"><text:span text:style-name="T1951">lock</text:span></text:span><text:span text:style-name="Προεπιλεγμένη_20_γραμματοσειρά"><text:span text:style-name="T1953"> </text:span></text:span><text:span text:style-name="Προεπιλεγμένη_20_γραμματοσειρά"><text:span text:style-name="T2324">U+</text:span></text:span><text:span text:style-name="Προεπιλεγμένη_20_γραμματοσειρά"><text:span text:style-name="T2325">0370..</text:span></text:span><text:span text:style-name="Προεπιλεγμένη_20_γραμματοσειρά"><text:span text:style-name="T2326">U+</text:span></text:span><text:span text:style-name="Προεπιλεγμένη_20_γραμματοσειρά"><text:span text:style-name="T2325">03FF</text:span></text:span><text:span text:style-name="Προεπιλεγμένη_20_γραμματοσειρά"><text:span text:style-name="T1954">.</text:span></text:span></text:p>
      <text:p text:style-name="P455"/>
      <table:table table:name="Πίνακας3" table:style-name="Πίνακας3">
        <table:table-column table:style-name="Πίνακας3.A"/>
        <table:table-column table:style-name="Πίνακας3.B"/>
        <table:table-column table:style-name="Πίνακας3.C" table:number-columns-repeated="9"/>
        <table:table-row table:style-name="Πίνακας3.1">
          <table:table-cell table:style-name="Πίνακας3.A1" office:value-type="string">
            <text:p text:style-name="P464"/>
          </table:table-cell>
          <table:table-cell table:style-name="Πίνακας3.A1" office:value-type="string">
            <text:p text:style-name="P466"/>
          </table:table-cell>
          <table:table-cell table:style-name="Πίνακας3.C1" office:value-type="string">
            <text:p text:style-name="P463">Αἴγινα<text:line-break/>Κυδωνία</text:p>
          </table:table-cell>
          <table:table-cell table:style-name="Πίνακας3.C1" office:value-type="string">
            <text:p text:style-name="P463">Ἀττική<text:line-break/>Σίγειον</text:p>
          </table:table-cell>
          <table:table-cell table:style-name="Πίνακας3.C1" office:value-type="string">
            <text:p text:style-name="P463">Δῆλος<text:line-break/>Κέως<text:line-break/>Σῦρος</text:p>
          </table:table-cell>
          <table:table-cell table:style-name="Πίνακας3.C1" office:value-type="string">
            <text:p text:style-name="P463">Κνίδος</text:p>
          </table:table-cell>
          <table:table-cell table:style-name="Πίνακας3.C1" office:value-type="string">
            <text:p text:style-name="P463">Νάξος<text:line-break/>Ἀμοργός</text:p>
          </table:table-cell>
          <table:table-cell table:style-name="Πίνακας3.C1" office:value-type="string">
            <text:p text:style-name="P463">Πάρος<text:line-break/>Θάσος</text:p>
          </table:table-cell>
          <table:table-cell table:style-name="Πίνακας3.C1" office:value-type="string">
            <text:p text:style-name="P463">Σικυών</text:p>
          </table:table-cell>
          <table:table-cell table:style-name="Πίνακας3.C1" office:value-type="string">
            <text:p text:style-name="P463">Αἰολίς<text:line-break/>ἀσιατική</text:p>
          </table:table-cell>
          <table:table-cell table:style-name="Πίνακας3.C1" office:value-type="string">
            <text:p text:style-name="P463">Ἄργος<text:line-break/>Μυκῆναι</text:p>
          </table:table-cell>
        </table:table-row>
        <table:table-row table:style-name="Πίνακας3.1">
          <table:table-cell table:style-name="Πίνακας3.A1" office:value-type="string">
            <text:p text:style-name="P479">Α</text:p>
          </table:table-cell>
          <table:table-cell table:style-name="Πίνακας3.A1" office:value-type="string">
            <text:p text:style-name="P471"/>
          </table:table-cell>
          <table:table-cell table:style-name="Πίνακας3.A1" office:value-type="string">
            <text:p text:style-name="P159"><text:span text:style-name="T2273">Α</text:span><text:span text:style-name="T2204">Α</text:span><text:span text:style-name="T2133">Α</text:span><text:span text:style-name="T1031">Α</text:span></text:p>
          </table:table-cell>
          <table:table-cell table:style-name="Πίνακας3.A1" office:value-type="string">
            <text:p text:style-name="P474"><text:span text:style-name="T2280">Α</text:span><text:span text:style-name="T2080">Α</text:span>Α<text:span text:style-name="T2161">Α</text:span></text:p>
          </table:table-cell>
          <table:table-cell table:style-name="Πίνακας3.A1" office:value-type="string">
            <text:p text:style-name="P263">Α</text:p>
          </table:table-cell>
          <table:table-cell table:style-name="Πίνακας3.A1" office:value-type="string">
            <text:p text:style-name="P474"><text:span text:style-name="T2161">Α</text:span><text:span text:style-name="T2207">Α</text:span>Α</text:p>
          </table:table-cell>
          <table:table-cell table:style-name="Πίνακας3.A1" office:value-type="string">
            <text:p text:style-name="P474"><text:span text:style-name="T2161">Α</text:span><text:span text:style-name="T2207">Α</text:span>Α</text:p>
          </table:table-cell>
          <table:table-cell table:style-name="Πίνακας3.A1" office:value-type="string">
            <text:p text:style-name="P474"><text:span text:style-name="T2161">Α</text:span><text:span text:style-name="T2207">Α</text:span>Α</text:p>
          </table:table-cell>
          <table:table-cell table:style-name="Πίνακας3.A1" office:value-type="string">
            <text:p text:style-name="P474"><text:span text:style-name="T2161">Α</text:span>Α</text:p>
          </table:table-cell>
          <table:table-cell table:style-name="Πίνακας3.A1" office:value-type="string">
            <text:p text:style-name="P474"><text:span text:style-name="T2161">Α</text:span><text:span text:style-name="T2207">Α</text:span>Α</text:p>
          </table:table-cell>
          <table:table-cell table:style-name="Πίνακας3.A1" office:value-type="string">
            <text:p text:style-name="P474"><text:span text:style-name="T2161">Α</text:span><text:span text:style-name="T2207">Α</text:span>Α</text:p>
          </table:table-cell>
        </table:table-row>
        <table:table-row table:style-name="Πίνακας3.1">
          <table:table-cell table:style-name="Πίνακας3.A1" office:value-type="string">
            <text:p text:style-name="P479">Β</text:p>
          </table:table-cell>
          <table:table-cell table:style-name="Πίνακας3.A1" office:value-type="string">
            <text:p text:style-name="P468"/>
          </table:table-cell>
          <table:table-cell table:style-name="Πίνακας3.A1" office:value-type="string">
            <text:p text:style-name="P479">Β</text:p>
          </table:table-cell>
          <table:table-cell table:style-name="Πίνακας3.A1" office:value-type="string">
            <text:p text:style-name="P494"><text:span text:style-name="T201">Β</text:span><text:span text:style-name="Προεπιλεγμένη_20_γραμματοσειρά"><text:span text:style-name="T795">Β</text:span></text:span></text:p>
          </table:table-cell>
          <table:table-cell table:style-name="Πίνακας3.A1" office:value-type="string">
            <text:p text:style-name="P426"><text:span text:style-name="Προεπιλεγμένη_20_γραμματοσειρά"><text:span text:style-name="T798">Β</text:span></text:span></text:p>
          </table:table-cell>
          <table:table-cell table:style-name="Πίνακας3.A1" office:value-type="string">
            <text:p text:style-name="P479">Β</text:p>
          </table:table-cell>
          <table:table-cell table:style-name="Πίνακας3.A1" office:value-type="string">
            <text:p text:style-name="P494"><text:span text:style-name="Προεπιλεγμένη_20_γραμματοσειρά"><text:span text:style-name="T801">Β</text:span></text:span><text:span text:style-name="Προεπιλεγμένη_20_γραμματοσειρά"><text:span text:style-name="T799">Β</text:span></text:span><text:span text:style-name="T201">Β</text:span></text:p>
          </table:table-cell>
          <table:table-cell table:style-name="Πίνακας3.A1" office:value-type="string">
            <text:p text:style-name="P494"><text:span text:style-name="Προεπιλεγμένη_20_γραμματοσειρά"><text:span text:style-name="T801">Β</text:span></text:span><text:span text:style-name="Προεπιλεγμένη_20_γραμματοσειρά"><text:span text:style-name="T799">Β</text:span></text:span><text:span text:style-name="T201">Β</text:span></text:p>
          </table:table-cell>
          <table:table-cell table:style-name="Πίνακας3.A1" office:value-type="string">
            <text:p text:style-name="P426"><text:span text:style-name="Προεπιλεγμένη_20_γραμματοσειρά"><text:span text:style-name="T796">Β</text:span></text:span></text:p>
          </table:table-cell>
          <table:table-cell table:style-name="Πίνακας3.A1" office:value-type="string">
            <text:p text:style-name="P479"/>
          </table:table-cell>
          <table:table-cell table:style-name="Πίνακας3.A1" office:value-type="string">
            <text:p text:style-name="P479">Β<text:span text:style-name="T2062">Β</text:span><text:span text:style-name="T2075">Β</text:span><text:span text:style-name="T2317">Β</text:span></text:p>
          </table:table-cell>
        </table:table-row>
        <table:table-row table:style-name="Πίνακας3.1">
          <table:table-cell table:style-name="Πίνακας3.A1" office:value-type="string">
            <text:p text:style-name="P479">Γ</text:p>
          </table:table-cell>
          <table:table-cell table:style-name="Πίνακας3.A1" office:value-type="string">
            <text:p text:style-name="P471"/>
          </table:table-cell>
          <table:table-cell table:style-name="Πίνακας3.A1" office:value-type="string">
            <text:p text:style-name="P479">Γ</text:p>
          </table:table-cell>
          <table:table-cell table:style-name="Πίνακας3.A1" office:value-type="string">
            <text:p text:style-name="P494"><text:span text:style-name="T372">Γ</text:span><text:span text:style-name="Προεπιλεγμένη_20_γραμματοσειρά"><text:span text:style-name="T867">Γ</text:span></text:span><text:span text:style-name="T869">Γ</text:span><text:span text:style-name="Προεπιλεγμένη_20_γραμματοσειρά"><text:span text:style-name="T870">Γ</text:span></text:span></text:p>
          </table:table-cell>
          <table:table-cell table:style-name="Πίνακας3.A1" office:value-type="string">
            <text:p text:style-name="P165"><text:span text:style-name="Προεπιλεγμένη_20_γραμματοσειρά"><text:span text:style-name="T1243">Γ</text:span></text:span></text:p>
          </table:table-cell>
          <table:table-cell table:style-name="Πίνακας3.A1" office:value-type="string">
            <text:p text:style-name="P165"><text:span text:style-name="T2092">Γ</text:span><text:span text:style-name="T1192">Γ</text:span><text:span text:style-name="Προεπιλεγμένη_20_γραμματοσειρά"><text:span text:style-name="T1281">Γ</text:span></text:span><text:span text:style-name="Προεπιλεγμένη_20_γραμματοσειρά"><text:span text:style-name="T1265">Γ</text:span></text:span></text:p>
          </table:table-cell>
          <table:table-cell table:style-name="Πίνακας3.A1" office:value-type="string">
            <text:p text:style-name="P494"><text:span text:style-name="Προεπιλεγμένη_20_γραμματοσειρά"><text:span text:style-name="T870">Γ</text:span></text:span><text:span text:style-name="T201">Γ</text:span></text:p>
          </table:table-cell>
          <table:table-cell table:style-name="Πίνακας3.A1" office:value-type="string">
            <text:p text:style-name="P165"><text:span text:style-name="Προεπιλεγμένη_20_γραμματοσειρά"><text:span text:style-name="T1243">Γ</text:span></text:span></text:p>
          </table:table-cell>
          <table:table-cell table:style-name="Πίνακας3.A1" office:value-type="string">
            <text:p text:style-name="P165"><text:span text:style-name="T1198">Γ</text:span><text:span text:style-name="Προεπιλεγμένη_20_γραμματοσειρά"><text:span text:style-name="T1265">Γ</text:span></text:span></text:p>
          </table:table-cell>
          <table:table-cell table:style-name="Πίνακας3.A1" office:value-type="string">
            <text:p text:style-name="P479">Γ</text:p>
          </table:table-cell>
          <table:table-cell table:style-name="Πίνακας3.A1" office:value-type="string">
            <text:p text:style-name="P494"><text:span text:style-name="T873">Γ</text:span><text:span text:style-name="T201">Γ</text:span><text:span text:style-name="Προεπιλεγμένη_20_γραμματοσειρά"><text:span text:style-name="T870">Γ</text:span></text:span></text:p>
          </table:table-cell>
        </table:table-row>
        <table:table-row table:style-name="Πίνακας3.1">
          <table:table-cell table:style-name="Πίνακας3.A1" office:value-type="string">
            <text:p text:style-name="P479">Δ</text:p>
          </table:table-cell>
          <table:table-cell table:style-name="Πίνακας3.A1" office:value-type="string">
            <text:p text:style-name="P472"/>
          </table:table-cell>
          <table:table-cell table:style-name="Πίνακας3.A1" office:value-type="string">
            <text:p text:style-name="P479">Δ</text:p>
          </table:table-cell>
          <table:table-cell table:style-name="Πίνακας3.A1" office:value-type="string">
            <text:p text:style-name="P494"><text:span text:style-name="T201">Δ</text:span><text:span text:style-name="Προεπιλεγμένη_20_γραμματοσειρά"><text:span text:style-name="T435">Δ</text:span></text:span></text:p>
          </table:table-cell>
          <table:table-cell table:style-name="Πίνακας3.A1" office:value-type="string">
            <text:p text:style-name="P479">Δ</text:p>
          </table:table-cell>
          <table:table-cell table:style-name="Πίνακας3.A1" office:value-type="string">
            <text:p text:style-name="P479">Δ</text:p>
          </table:table-cell>
          <table:table-cell table:style-name="Πίνακας3.A1" office:value-type="string">
            <text:p text:style-name="P479">Δ</text:p>
          </table:table-cell>
          <table:table-cell table:style-name="Πίνακας3.A1" office:value-type="string">
            <text:p text:style-name="P479">Δ</text:p>
          </table:table-cell>
          <table:table-cell table:style-name="Πίνακας3.A1" office:value-type="string">
            <text:p text:style-name="P479">Δ</text:p>
          </table:table-cell>
          <table:table-cell table:style-name="Πίνακας3.A1" office:value-type="string">
            <text:p text:style-name="P494"><text:span text:style-name="T364">Δ</text:span><text:span text:style-name="Προεπιλεγμένη_20_γραμματοσειρά"><text:span text:style-name="T361">Δ</text:span></text:span><text:span text:style-name="T201">Δ</text:span></text:p>
          </table:table-cell>
          <table:table-cell table:style-name="Πίνακας3.A1" office:value-type="string">
            <text:p text:style-name="P494"><text:span text:style-name="Προεπιλεγμένη_20_γραμματοσειρά"><text:span text:style-name="T361">Δ</text:span></text:span><text:span text:style-name="T201">Δ</text:span><text:span text:style-name="T364">Δ</text:span></text:p>
          </table:table-cell>
        </table:table-row>
        <table:table-row table:style-name="Πίνακας3.1">
          <table:table-cell table:style-name="Πίνακας3.A1" office:value-type="string">
            <text:p text:style-name="P479">Ε</text:p>
          </table:table-cell>
          <table:table-cell table:style-name="Πίνακας3.A1" office:value-type="string">
            <text:p text:style-name="P472"/>
          </table:table-cell>
          <table:table-cell table:style-name="Πίνακας3.A1" office:value-type="string">
            <text:p text:style-name="P494"><text:span text:style-name="Προεπιλεγμένη_20_γραμματοσειρά"><text:span text:style-name="T320">Ε</text:span></text:span><text:span text:style-name="Προεπιλεγμένη_20_γραμματοσειρά"><text:span text:style-name="T875">Ε</text:span></text:span><text:span text:style-name="T201">Ε</text:span></text:p>
          </table:table-cell>
          <table:table-cell table:style-name="Πίνακας3.A1" office:value-type="string">
            <text:p text:style-name="P494"><text:span text:style-name="Προεπιλεγμένη_20_γραμματοσειρά"><text:span text:style-name="T320">Ε</text:span></text:span><text:span text:style-name="Προεπιλεγμένη_20_γραμματοσειρά"><text:span text:style-name="T875">Ε</text:span></text:span><text:span text:style-name="T201">Ε</text:span></text:p>
          </table:table-cell>
          <table:table-cell table:style-name="Πίνακας3.A1" office:value-type="string">
            <text:p text:style-name="P494"><text:span text:style-name="Προεπιλεγμένη_20_γραμματοσειρά"><text:span text:style-name="T878">Ε</text:span></text:span><text:span text:style-name="Προεπιλεγμένη_20_γραμματοσειρά"><text:span text:style-name="T875">Ε</text:span></text:span></text:p>
          </table:table-cell>
          <table:table-cell table:style-name="Πίνακας3.A1" office:value-type="string">
            <text:p text:style-name="P494"><text:span text:style-name="Προεπιλεγμένη_20_γραμματοσειρά"><text:span text:style-name="T320">Ε</text:span></text:span><text:span text:style-name="Προεπιλεγμένη_20_γραμματοσειρά"><text:span text:style-name="T875">Ε</text:span></text:span></text:p>
          </table:table-cell>
          <table:table-cell table:style-name="Πίνακας3.A1" office:value-type="string">
            <text:p text:style-name="P494"><text:span text:style-name="Προεπιλεγμένη_20_γραμματοσειρά"><text:span text:style-name="T320">Ε</text:span></text:span><text:span text:style-name="Προεπιλεγμένη_20_γραμματοσειρά"><text:span text:style-name="T875">Ε</text:span></text:span><text:span text:style-name="T201">Ε</text:span></text:p>
          </table:table-cell>
          <table:table-cell table:style-name="Πίνακας3.A1" office:value-type="string">
            <text:p text:style-name="P494"><text:span text:style-name="Προεπιλεγμένη_20_γραμματοσειρά"><text:span text:style-name="T320">Ε</text:span></text:span><text:span text:style-name="Προεπιλεγμένη_20_γραμματοσειρά"><text:span text:style-name="T875">Ε</text:span></text:span><text:span text:style-name="T201">Ε</text:span></text:p>
          </table:table-cell>
          <table:table-cell table:style-name="Πίνακας3.A1" office:value-type="string">
            <text:p text:style-name="P494"><text:span text:style-name="Προεπιλεγμένη_20_γραμματοσειρά"><text:span text:style-name="T879">Ε</text:span></text:span><text:span text:style-name="Προεπιλεγμένη_20_γραμματοσειρά"><text:span text:style-name="T320">Ε</text:span></text:span></text:p>
          </table:table-cell>
          <table:table-cell table:style-name="Πίνακας3.A1" office:value-type="string">
            <text:p text:style-name="P494"><text:span text:style-name="Προεπιλεγμένη_20_γραμματοσειρά"><text:span text:style-name="T320">Ε</text:span></text:span><text:span text:style-name="Προεπιλεγμένη_20_γραμματοσειρά"><text:span text:style-name="T875">Ε</text:span></text:span><text:span text:style-name="Προεπιλεγμένη_20_γραμματοσειρά"><text:span text:style-name="T878">Ε</text:span></text:span></text:p>
          </table:table-cell>
          <table:table-cell table:style-name="Πίνακας3.A1" office:value-type="string">
            <text:p text:style-name="P494"><text:span text:style-name="Προεπιλεγμένη_20_γραμματοσειρά"><text:span text:style-name="T320">Ε</text:span></text:span><text:span text:style-name="Προεπιλεγμένη_20_γραμματοσειρά"><text:span text:style-name="T875">Ε</text:span></text:span><text:span text:style-name="T201">Ε</text:span></text:p>
          </table:table-cell>
        </table:table-row>
        <table:table-row table:style-name="Πίνακας3.1">
          <table:table-cell table:style-name="Πίνακας3.A1" office:value-type="string">
            <text:p text:style-name="P484">Ϝ</text:p>
          </table:table-cell>
          <table:table-cell table:style-name="Πίνακας3.A1" office:value-type="string">
            <text:p text:style-name="P471"/>
          </table:table-cell>
          <table:table-cell table:style-name="Πίνακας3.A1" office:value-type="string">
            <text:p text:style-name="P484"/>
          </table:table-cell>
          <table:table-cell table:style-name="Πίνακας3.A1" office:value-type="string">
            <text:p text:style-name="P288">Ϝ</text:p>
          </table:table-cell>
          <table:table-cell table:style-name="Πίνακας3.A1" office:value-type="string">
            <text:p text:style-name="P484"/>
          </table:table-cell>
          <table:table-cell table:style-name="Πίνακας3.A1" office:value-type="string">
            <text:p text:style-name="P484"/>
          </table:table-cell>
          <table:table-cell table:style-name="Πίνακας3.A1" office:value-type="string">
            <text:p text:style-name="P287"><text:span text:style-name="T1172">Ϝ</text:span><text:span text:style-name="T1180">Ϝ</text:span></text:p>
          </table:table-cell>
          <table:table-cell table:style-name="Πίνακας3.A1" office:value-type="string">
            <text:p text:style-name="P288">Ϝ</text:p>
          </table:table-cell>
          <table:table-cell table:style-name="Πίνακας3.A1" office:value-type="string">
            <text:p text:style-name="P288">Ϝ</text:p>
          </table:table-cell>
          <table:table-cell table:style-name="Πίνακας3.A1" office:value-type="string">
            <text:p text:style-name="P288">Ϝ</text:p>
          </table:table-cell>
          <table:table-cell table:style-name="Πίνακας3.A1" office:value-type="string">
            <text:p text:style-name="P484"><text:span text:style-name="T1177">Ϝ</text:span>Ϝ</text:p>
          </table:table-cell>
        </table:table-row>
        <table:table-row table:style-name="Πίνακας3.1">
          <table:table-cell table:style-name="Πίνακας3.A1" office:value-type="string">
            <text:p text:style-name="P479">Ζ</text:p>
          </table:table-cell>
          <table:table-cell table:style-name="Πίνακας3.A1" office:value-type="string">
            <text:p text:style-name="P471"/>
          </table:table-cell>
          <table:table-cell table:style-name="Πίνακας3.A1" office:value-type="string">
            <text:p text:style-name="P72"><text:span text:style-name="Προεπιλεγμένη_20_γραμματοσειρά"><text:span text:style-name="T600">Ζ</text:span></text:span></text:p>
          </table:table-cell>
          <table:table-cell table:style-name="Πίνακας3.A1" office:value-type="string">
            <text:p text:style-name="P72"><text:span text:style-name="Προεπιλεγμένη_20_γραμματοσειρά"><text:span text:style-name="T600">Ζ</text:span></text:span></text:p>
          </table:table-cell>
          <table:table-cell table:style-name="Πίνακας3.A1" office:value-type="string">
            <text:p text:style-name="P481"/>
          </table:table-cell>
          <table:table-cell table:style-name="Πίνακας3.A1" office:value-type="string">
            <text:p text:style-name="P72"><text:span text:style-name="Προεπιλεγμένη_20_γραμματοσειρά"><text:span text:style-name="T600">Ζ</text:span></text:span></text:p>
          </table:table-cell>
          <table:table-cell table:style-name="Πίνακας3.A1" office:value-type="string">
            <text:p text:style-name="P481"/>
          </table:table-cell>
          <table:table-cell table:style-name="Πίνακας3.A1" office:value-type="string">
            <text:p text:style-name="P72"><text:span text:style-name="Προεπιλεγμένη_20_γραμματοσειρά"><text:span text:style-name="T600">Ζ</text:span></text:span></text:p>
          </table:table-cell>
          <table:table-cell table:style-name="Πίνακας3.A1" office:value-type="string">
            <text:p text:style-name="P72"><text:span text:style-name="Προεπιλεγμένη_20_γραμματοσειρά"><text:span text:style-name="T600">Ζ</text:span></text:span></text:p>
          </table:table-cell>
          <table:table-cell table:style-name="Πίνακας3.A1" office:value-type="string">
            <text:p text:style-name="P481"/>
          </table:table-cell>
          <table:table-cell table:style-name="Πίνακας3.A1" office:value-type="string">
            <text:p text:style-name="P72"><text:span text:style-name="Προεπιλεγμένη_20_γραμματοσειρά"><text:span text:style-name="T600">Ζ</text:span></text:span></text:p>
          </table:table-cell>
        </table:table-row>
        <table:table-row table:style-name="Πίνακας3.1">
          <table:table-cell table:style-name="Πίνακας3.A1" office:value-type="string">
            <text:p text:style-name="P479">Η</text:p>
          </table:table-cell>
          <table:table-cell table:style-name="Πίνακας3.A1" office:value-type="string">
            <text:p text:style-name="P471"/>
          </table:table-cell>
          <table:table-cell table:style-name="Πίνακας3.A1" office:value-type="string">
            <text:p text:style-name="P481"/>
          </table:table-cell>
          <table:table-cell table:style-name="Πίνακας3.A1" office:value-type="string">
            <text:p text:style-name="P481"/>
          </table:table-cell>
          <table:table-cell table:style-name="Πίνακας3.A1" office:value-type="string">
            <text:p text:style-name="P163"><text:span text:style-name="Προεπιλεγμένη_20_γραμματοσειρά"><text:span text:style-name="T1314">Η</text:span></text:span><text:span text:style-name="Προεπιλεγμένη_20_γραμματοσειρά"><text:span text:style-name="T1321">Η</text:span></text:span></text:p>
          </table:table-cell>
          <table:table-cell table:style-name="Πίνακας3.A1" office:value-type="string">
            <text:p text:style-name="P291">Η</text:p>
          </table:table-cell>
          <table:table-cell table:style-name="Πίνακας3.A1" office:value-type="string">
            <text:p text:style-name="P494"><text:span text:style-name="Προεπιλεγμένη_20_γραμματοσειρά"><text:span text:style-name="T335">Η</text:span></text:span><text:span text:style-name="T201">Η</text:span></text:p>
          </table:table-cell>
          <table:table-cell table:style-name="Πίνακας3.A1" office:value-type="string">
            <text:p text:style-name="P494"><text:span text:style-name="Προεπιλεγμένη_20_γραμματοσειρά"><text:span text:style-name="T335">Η</text:span></text:span><text:span text:style-name="T201">Η</text:span></text:p>
          </table:table-cell>
          <table:table-cell table:style-name="Πίνακας3.A1" office:value-type="string">
            <text:p text:style-name="P481"/>
          </table:table-cell>
          <table:table-cell table:style-name="Πίνακας3.A1" office:value-type="string">
            <text:p text:style-name="P494"><text:span text:style-name="Προεπιλεγμένη_20_γραμματοσειρά"><text:span text:style-name="T335">Η</text:span></text:span><text:span text:style-name="T201">Η</text:span></text:p>
          </table:table-cell>
          <table:table-cell table:style-name="Πίνακας3.A1" office:value-type="string">
            <text:p text:style-name="P481"/>
          </table:table-cell>
        </table:table-row>
        <table:table-row table:style-name="Πίνακας3.1">
          <table:table-cell table:style-name="Πίνακας3.A1" office:value-type="string">
            <text:p text:style-name="P475">Ͱ</text:p>
          </table:table-cell>
          <table:table-cell table:style-name="Πίνακας3.A1" office:value-type="string">
            <text:p text:style-name="P467"/>
          </table:table-cell>
          <table:table-cell table:style-name="Πίνακας3.A1" office:value-type="string">
            <text:p text:style-name="P171"><text:span text:style-name="Προεπιλεγμένη_20_γραμματοσειρά"><text:span text:style-name="T1227">Ͱ</text:span></text:span><text:span text:style-name="Προεπιλεγμένη_20_γραμματοσειρά"><text:span text:style-name="T1242">Ͱ</text:span></text:span></text:p>
          </table:table-cell>
          <table:table-cell table:style-name="Πίνακας3.A1" office:value-type="string">
            <text:p text:style-name="P171"><text:span text:style-name="Προεπιλεγμένη_20_γραμματοσειρά"><text:span text:style-name="T1227">Ͱ</text:span></text:span><text:span text:style-name="Προεπιλεγμένη_20_γραμματοσειρά"><text:span text:style-name="T1242">Ͱ</text:span></text:span></text:p>
          </table:table-cell>
          <table:table-cell table:style-name="Πίνακας3.A1" office:value-type="string">
            <text:p text:style-name="P171"><text:span text:style-name="Προεπιλεγμένη_20_γραμματοσειρά"><text:span text:style-name="T1227">Ͱ</text:span></text:span></text:p>
          </table:table-cell>
          <table:table-cell table:style-name="Πίνακας3.A1" office:value-type="string">
            <text:p text:style-name="P171"><text:span text:style-name="Προεπιλεγμένη_20_γραμματοσειρά"><text:span text:style-name="T1242">Ͱ</text:span></text:span><text:span text:style-name="Προεπιλεγμένη_20_γραμματοσειρά"><text:span text:style-name="T1227">Ͱ</text:span></text:span></text:p>
          </table:table-cell>
          <table:table-cell table:style-name="Πίνακας3.A1" office:value-type="string">
            <text:p text:style-name="P171"><text:span text:style-name="Προεπιλεγμένη_20_γραμματοσειρά"><text:span text:style-name="T1227">Ͱ</text:span></text:span><text:span text:style-name="Προεπιλεγμένη_20_γραμματοσειρά"><text:span text:style-name="T1242">Ͱ</text:span></text:span><text:span text:style-name="Προεπιλεγμένη_20_γραμματοσειρά"><text:span text:style-name="T1220">Ͱ</text:span></text:span></text:p>
          </table:table-cell>
          <table:table-cell table:style-name="Πίνακας3.A1" office:value-type="string">
            <text:p text:style-name="P171"><text:span text:style-name="Προεπιλεγμένη_20_γραμματοσειρά"><text:span text:style-name="T1227">Ͱ</text:span></text:span><text:span text:style-name="Προεπιλεγμένη_20_γραμματοσειρά"><text:span text:style-name="T1242">Ͱ</text:span></text:span></text:p>
          </table:table-cell>
          <table:table-cell table:style-name="Πίνακας3.A1" office:value-type="string">
            <text:p text:style-name="P171"><text:span text:style-name="Προεπιλεγμένη_20_γραμματοσειρά"><text:span text:style-name="T1242">Ͱ</text:span></text:span></text:p>
          </table:table-cell>
          <table:table-cell table:style-name="Πίνακας3.A1" office:value-type="string">
            <text:p text:style-name="P482"/>
          </table:table-cell>
          <table:table-cell table:style-name="Πίνακας3.A1" office:value-type="string">
            <text:p text:style-name="P171"><text:span text:style-name="Προεπιλεγμένη_20_γραμματοσειρά"><text:span text:style-name="T1227">Ͱ</text:span></text:span><text:span text:style-name="Προεπιλεγμένη_20_γραμματοσειρά"><text:span text:style-name="T1279">Ͱ</text:span></text:span><text:span text:style-name="Προεπιλεγμένη_20_γραμματοσειρά"><text:span text:style-name="T1242">Ͱ</text:span></text:span></text:p>
          </table:table-cell>
        </table:table-row>
        <table:table-row table:style-name="Πίνακας3.1">
          <table:table-cell table:style-name="Πίνακας3.A1" office:value-type="string">
            <text:p text:style-name="P479">Θ</text:p>
          </table:table-cell>
          <table:table-cell table:style-name="Πίνακας3.A1" office:value-type="string">
            <text:p text:style-name="P471"/>
          </table:table-cell>
          <table:table-cell table:style-name="Πίνακας3.A1" office:value-type="string">
            <text:p text:style-name="P72"><text:span text:style-name="Προεπιλεγμένη_20_γραμματοσειρά"><text:span text:style-name="T813">Θ</text:span></text:span><text:span text:style-name="Προεπιλεγμένη_20_γραμματοσειρά"><text:span text:style-name="T815">Θ</text:span></text:span><text:span text:style-name="Προεπιλεγμένη_20_γραμματοσειρά"><text:span text:style-name="T811">Θ</text:span></text:span></text:p>
          </table:table-cell>
          <table:table-cell table:style-name="Πίνακας3.A1" office:value-type="string">
            <text:p text:style-name="P72"><text:span text:style-name="Προεπιλεγμένη_20_γραμματοσειρά"><text:span text:style-name="T813">Θ</text:span></text:span><text:span text:style-name="Προεπιλεγμένη_20_γραμματοσειρά"><text:span text:style-name="T815">Θ</text:span></text:span><text:span text:style-name="Προεπιλεγμένη_20_γραμματοσειρά"><text:span text:style-name="T811">Θ</text:span></text:span></text:p>
          </table:table-cell>
          <table:table-cell table:style-name="Πίνακας3.A1" office:value-type="string">
            <text:p text:style-name="P72"><text:span text:style-name="Προεπιλεγμένη_20_γραμματοσειρά"><text:span text:style-name="T815">Θ</text:span></text:span></text:p>
          </table:table-cell>
          <table:table-cell table:style-name="Πίνακας3.A1" office:value-type="string">
            <text:p text:style-name="P72"><text:span text:style-name="Προεπιλεγμένη_20_γραμματοσειρά"><text:span text:style-name="T813">Θ</text:span></text:span><text:span text:style-name="Προεπιλεγμένη_20_γραμματοσειρά"><text:span text:style-name="T815">Θ</text:span></text:span></text:p>
          </table:table-cell>
          <table:table-cell table:style-name="Πίνακας3.A1" office:value-type="string">
            <text:p text:style-name="P72"><text:span text:style-name="Προεπιλεγμένη_20_γραμματοσειρά"><text:span text:style-name="T813">Θ</text:span></text:span><text:span text:style-name="Προεπιλεγμένη_20_γραμματοσειρά"><text:span text:style-name="T815">Θ</text:span></text:span><text:span text:style-name="Προεπιλεγμένη_20_γραμματοσειρά"><text:span text:style-name="T811">Θ</text:span></text:span></text:p>
          </table:table-cell>
          <table:table-cell table:style-name="Πίνακας3.A1" office:value-type="string">
            <text:p text:style-name="P72"><text:span text:style-name="Προεπιλεγμένη_20_γραμματοσειρά"><text:span text:style-name="T813">Θ</text:span></text:span><text:span text:style-name="Προεπιλεγμένη_20_γραμματοσειρά"><text:span text:style-name="T815">Θ</text:span></text:span><text:span text:style-name="Προεπιλεγμένη_20_γραμματοσειρά"><text:span text:style-name="T811">Θ</text:span></text:span></text:p>
          </table:table-cell>
          <table:table-cell table:style-name="Πίνακας3.A1" office:value-type="string">
            <text:p text:style-name="P72"><text:span text:style-name="Προεπιλεγμένη_20_γραμματοσειρά"><text:span text:style-name="T813">Θ</text:span></text:span><text:span text:style-name="Προεπιλεγμένη_20_γραμματοσειρά"><text:span text:style-name="T815">Θ</text:span></text:span><text:span text:style-name="Προεπιλεγμένη_20_γραμματοσειρά"><text:span text:style-name="T811">Θ</text:span></text:span></text:p>
          </table:table-cell>
          <table:table-cell table:style-name="Πίνακας3.A1" office:value-type="string">
            <text:p text:style-name="P72"><text:span text:style-name="Προεπιλεγμένη_20_γραμματοσειρά"><text:span text:style-name="T813">Θ</text:span></text:span><text:span text:style-name="Προεπιλεγμένη_20_γραμματοσειρά"><text:span text:style-name="T815">Θ</text:span></text:span><text:span text:style-name="Προεπιλεγμένη_20_γραμματοσειρά"><text:span text:style-name="T811">Θ</text:span></text:span></text:p>
          </table:table-cell>
          <table:table-cell table:style-name="Πίνακας3.A1" office:value-type="string">
            <text:p text:style-name="P72"><text:span text:style-name="Προεπιλεγμένη_20_γραμματοσειρά"><text:span text:style-name="T813">Θ</text:span></text:span><text:span text:style-name="Προεπιλεγμένη_20_γραμματοσειρά"><text:span text:style-name="T815">Θ</text:span></text:span><text:span text:style-name="Προεπιλεγμένη_20_γραμματοσειρά"><text:span text:style-name="T811">Θ</text:span></text:span></text:p>
          </table:table-cell>
        </table:table-row>
        <table:table-row table:style-name="Πίνακας3.1">
          <table:table-cell table:style-name="Πίνακας3.A1" office:value-type="string">
            <text:p text:style-name="P479">Ι</text:p>
          </table:table-cell>
          <table:table-cell table:style-name="Πίνακας3.A1" office:value-type="string">
            <text:p text:style-name="P471"/>
          </table:table-cell>
          <table:table-cell table:style-name="Πίνακας3.A1" office:value-type="string">
            <text:p text:style-name="P479">Ι</text:p>
          </table:table-cell>
          <table:table-cell table:style-name="Πίνακας3.A1" office:value-type="string">
            <text:p text:style-name="P494"><text:span text:style-name="Προεπιλεγμένη_20_γραμματοσειρά"><text:span text:style-name="T628">Ι</text:span></text:span><text:span text:style-name="T201">Ι</text:span></text:p>
          </table:table-cell>
          <table:table-cell table:style-name="Πίνακας3.A1" office:value-type="string">
            <text:p text:style-name="P479">Ι</text:p>
          </table:table-cell>
          <table:table-cell table:style-name="Πίνακας3.A1" office:value-type="string">
            <text:p text:style-name="P479">Ι</text:p>
          </table:table-cell>
          <table:table-cell table:style-name="Πίνακας3.A1" office:value-type="string">
            <text:p text:style-name="P479">Ι</text:p>
          </table:table-cell>
          <table:table-cell table:style-name="Πίνακας3.A1" office:value-type="string">
            <text:p text:style-name="P479">Ι</text:p>
          </table:table-cell>
          <table:table-cell table:style-name="Πίνακας3.A1" office:value-type="string">
            <text:p text:style-name="P479">Ι</text:p>
          </table:table-cell>
          <table:table-cell table:style-name="Πίνακας3.A1" office:value-type="string">
            <text:p text:style-name="P479">Ι</text:p>
          </table:table-cell>
          <table:table-cell table:style-name="Πίνακας3.A1" office:value-type="string">
            <text:p text:style-name="P479">Ι</text:p>
          </table:table-cell>
        </table:table-row>
        <table:table-row table:style-name="Πίνακας3.1">
          <table:table-cell table:style-name="Πίνακας3.A1" office:value-type="string">
            <text:p text:style-name="P479">Κ</text:p>
          </table:table-cell>
          <table:table-cell table:style-name="Πίνακας3.A1" office:value-type="string">
            <text:p text:style-name="P471"/>
          </table:table-cell>
          <table:table-cell table:style-name="Πίνακας3.A1" office:value-type="string">
            <text:p text:style-name="P429"><text:span text:style-name="Προεπιλεγμένη_20_γραμματοσειρά"><text:span text:style-name="T588">Κ</text:span></text:span></text:p>
          </table:table-cell>
          <table:table-cell table:style-name="Πίνακας3.A1" office:value-type="string">
            <text:p text:style-name="P429"><text:span text:style-name="Προεπιλεγμένη_20_γραμματοσειρά"><text:span text:style-name="T588">Κ</text:span></text:span></text:p>
          </table:table-cell>
          <table:table-cell table:style-name="Πίνακας3.A1" office:value-type="string">
            <text:p text:style-name="P429"><text:span text:style-name="Προεπιλεγμένη_20_γραμματοσειρά"><text:span text:style-name="T588">Κ</text:span></text:span></text:p>
          </table:table-cell>
          <table:table-cell table:style-name="Πίνακας3.A1" office:value-type="string">
            <text:p text:style-name="P429"><text:span text:style-name="Προεπιλεγμένη_20_γραμματοσειρά"><text:span text:style-name="T239">Κ</text:span></text:span><text:span text:style-name="Προεπιλεγμένη_20_γραμματοσειρά"><text:span text:style-name="T588">Κ</text:span></text:span></text:p>
          </table:table-cell>
          <table:table-cell table:style-name="Πίνακας3.A1" office:value-type="string">
            <text:p text:style-name="P429"><text:span text:style-name="Προεπιλεγμένη_20_γραμματοσειρά"><text:span text:style-name="T580">Κ</text:span></text:span><text:span text:style-name="Προεπιλεγμένη_20_γραμματοσειρά"><text:span text:style-name="T588">Κ</text:span></text:span></text:p>
          </table:table-cell>
          <table:table-cell table:style-name="Πίνακας3.A1" office:value-type="string">
            <text:p text:style-name="P429"><text:span text:style-name="Προεπιλεγμένη_20_γραμματοσειρά"><text:span text:style-name="T580">Κ</text:span></text:span><text:span text:style-name="Προεπιλεγμένη_20_γραμματοσειρά"><text:span text:style-name="T588">Κ</text:span></text:span></text:p>
          </table:table-cell>
          <table:table-cell table:style-name="Πίνακας3.A1" office:value-type="string">
            <text:p text:style-name="P429"><text:span text:style-name="Προεπιλεγμένη_20_γραμματοσειρά"><text:span text:style-name="T588">Κ</text:span></text:span></text:p>
          </table:table-cell>
          <table:table-cell table:style-name="Πίνακας3.A1" office:value-type="string">
            <text:p text:style-name="P429"><text:span text:style-name="Προεπιλεγμένη_20_γραμματοσειρά"><text:span text:style-name="T239">Κ</text:span></text:span><text:span text:style-name="Προεπιλεγμένη_20_γραμματοσειρά"><text:span text:style-name="T588">Κ</text:span></text:span></text:p>
          </table:table-cell>
          <table:table-cell table:style-name="Πίνακας3.A1" office:value-type="string">
            <text:p text:style-name="P429"><text:span text:style-name="Προεπιλεγμένη_20_γραμματοσειρά"><text:span text:style-name="T580">Κ</text:span></text:span><text:span text:style-name="Προεπιλεγμένη_20_γραμματοσειρά"><text:span text:style-name="T588">Κ</text:span></text:span></text:p>
          </table:table-cell>
        </table:table-row>
        <table:table-row table:style-name="Πίνακας3.1">
          <table:table-cell table:style-name="Πίνακας3.A1" office:value-type="string">
            <text:p text:style-name="P479">Λ</text:p>
          </table:table-cell>
          <table:table-cell table:style-name="Πίνακας3.A1" office:value-type="string">
            <text:p text:style-name="P471"/>
          </table:table-cell>
          <table:table-cell table:style-name="Πίνακας3.A1" office:value-type="string">
            <text:p text:style-name="P175"><text:span text:style-name="Προεπιλεγμένη_20_γραμματοσειρά"><text:span text:style-name="T1348">Λ</text:span></text:span><text:span text:style-name="Προεπιλεγμένη_20_γραμματοσειρά"><text:span text:style-name="T1378">Λ</text:span></text:span><text:span text:style-name="Προεπιλεγμένη_20_γραμματοσειρά"><text:span text:style-name="T1034">Λ</text:span></text:span></text:p>
          </table:table-cell>
          <table:table-cell table:style-name="Πίνακας3.A1" office:value-type="string">
            <text:p text:style-name="P175"><text:span text:style-name="Προεπιλεγμένη_20_γραμματοσειρά"><text:span text:style-name="T1348">Λ</text:span></text:span><text:span text:style-name="Προεπιλεγμένη_20_γραμματοσειρά"><text:span text:style-name="T1361">Λ</text:span></text:span></text:p>
          </table:table-cell>
          <table:table-cell table:style-name="Πίνακας3.A1" office:value-type="string">
            <text:p text:style-name="P175"><text:span text:style-name="Προεπιλεγμένη_20_γραμματοσειρά"><text:span text:style-name="T1392">Λ</text:span></text:span></text:p>
          </table:table-cell>
          <table:table-cell table:style-name="Πίνακας3.A1" office:value-type="string">
            <text:p text:style-name="P175"><text:span text:style-name="Προεπιλεγμένη_20_γραμματοσειρά"><text:span text:style-name="T1348">Λ</text:span></text:span><text:span text:style-name="Προεπιλεγμένη_20_γραμματοσειρά"><text:span text:style-name="T1378">Λ</text:span></text:span></text:p>
          </table:table-cell>
          <table:table-cell table:style-name="Πίνακας3.A1" office:value-type="string">
            <text:p text:style-name="P175"><text:span text:style-name="Προεπιλεγμένη_20_γραμματοσειρά"><text:span text:style-name="T1378">Λ</text:span></text:span><text:span text:style-name="Προεπιλεγμένη_20_γραμματοσειρά"><text:span text:style-name="T1348">Λ</text:span></text:span></text:p>
          </table:table-cell>
          <table:table-cell table:style-name="Πίνακας3.A1" office:value-type="string">
            <text:p text:style-name="P175"><text:span text:style-name="Προεπιλεγμένη_20_γραμματοσειρά"><text:span text:style-name="T1348">Λ</text:span></text:span><text:span text:style-name="Προεπιλεγμένη_20_γραμματοσειρά"><text:span text:style-name="T1392">Λ</text:span></text:span><text:span text:style-name="Προεπιλεγμένη_20_γραμματοσειρά"><text:span text:style-name="T1373">Λ</text:span></text:span></text:p>
          </table:table-cell>
          <table:table-cell table:style-name="Πίνακας3.A1" office:value-type="string">
            <text:p text:style-name="P175"><text:span text:style-name="Προεπιλεγμένη_20_γραμματοσειρά"><text:span text:style-name="T1348">Λ</text:span></text:span><text:span text:style-name="Προεπιλεγμένη_20_γραμματοσειρά"><text:span text:style-name="T1378">Λ</text:span></text:span></text:p>
          </table:table-cell>
          <table:table-cell table:style-name="Πίνακας3.A1" office:value-type="string">
            <text:p text:style-name="P175"><text:span text:style-name="Προεπιλεγμένη_20_γραμματοσειρά"><text:span text:style-name="T1392">Λ</text:span></text:span><text:span text:style-name="Προεπιλεγμένη_20_γραμματοσειρά"><text:span text:style-name="T1348">Λ</text:span></text:span></text:p>
          </table:table-cell>
          <table:table-cell table:style-name="Πίνακας3.A1" office:value-type="string">
            <text:p text:style-name="P175"><text:span text:style-name="T1351">Λ</text:span><text:span text:style-name="Προεπιλεγμένη_20_γραμματοσειρά"><text:span text:style-name="T1378">Λ</text:span></text:span><text:span text:style-name="Προεπιλεγμένη_20_γραμματοσειρά"><text:span text:style-name="T1387">Λ</text:span></text:span></text:p>
          </table:table-cell>
        </table:table-row>
        <table:table-row table:style-name="Πίνακας3.1">
          <table:table-cell table:style-name="Πίνακας3.A1" office:value-type="string">
            <text:p text:style-name="P479">Μ</text:p>
          </table:table-cell>
          <table:table-cell table:style-name="Πίνακας3.A1" office:value-type="string">
            <text:p text:style-name="P471"/>
          </table:table-cell>
          <table:table-cell table:style-name="Πίνακας3.A1" office:value-type="string">
            <text:p text:style-name="P184"><text:span text:style-name="T1205">Μ</text:span><text:span text:style-name="T1214">Μ</text:span></text:p>
          </table:table-cell>
          <table:table-cell table:style-name="Πίνακας3.A1" office:value-type="string">
            <text:p text:style-name="P184"><text:span text:style-name="T1192">Μ</text:span><text:span text:style-name="T1205">Μ</text:span><text:span text:style-name="Προεπιλεγμένη_20_γραμματοσειρά"><text:span text:style-name="T1279">Μ</text:span></text:span></text:p>
          </table:table-cell>
          <table:table-cell table:style-name="Πίνακας3.A1" office:value-type="string">
            <text:p text:style-name="P292">Μ</text:p>
          </table:table-cell>
          <table:table-cell table:style-name="Πίνακας3.A1" office:value-type="string">
            <text:p text:style-name="P184"><text:span text:style-name="T1192">Μ</text:span><text:span text:style-name="Προεπιλεγμένη_20_γραμματοσειρά"><text:span text:style-name="T1279">Μ</text:span></text:span></text:p>
          </table:table-cell>
          <table:table-cell table:style-name="Πίνακας3.A1" office:value-type="string">
            <text:p text:style-name="P184"><text:span text:style-name="T1205">Μ</text:span><text:span text:style-name="T1032">Μ</text:span></text:p>
          </table:table-cell>
          <table:table-cell table:style-name="Πίνακας3.A1" office:value-type="string">
            <text:p text:style-name="P184"><text:span text:style-name="T1205">Μ</text:span><text:span text:style-name="T1032">Μ</text:span></text:p>
          </table:table-cell>
          <table:table-cell table:style-name="Πίνακας3.A1" office:value-type="string">
            <text:p text:style-name="P293">Μ</text:p>
          </table:table-cell>
          <table:table-cell table:style-name="Πίνακας3.A1" office:value-type="string">
            <text:p text:style-name="P184"><text:span text:style-name="T1205">Μ</text:span><text:span text:style-name="T1192">Μ</text:span><text:span text:style-name="Προεπιλεγμένη_20_γραμματοσειρά"><text:span text:style-name="T1279">Μ</text:span></text:span></text:p>
          </table:table-cell>
          <table:table-cell table:style-name="Πίνακας3.A1" office:value-type="string">
            <text:p text:style-name="P184"><text:span text:style-name="T1221">Μ</text:span><text:span text:style-name="T1205">Μ</text:span><text:span text:style-name="Προεπιλεγμένη_20_γραμματοσειρά"><text:span text:style-name="T1279">Μ</text:span></text:span></text:p>
          </table:table-cell>
        </table:table-row>
        <table:table-row table:style-name="Πίνακας3.1">
          <table:table-cell table:style-name="Πίνακας3.A1" office:value-type="string">
            <text:p text:style-name="P479">Ν</text:p>
          </table:table-cell>
          <table:table-cell table:style-name="Πίνακας3.A1" office:value-type="string">
            <text:p text:style-name="P471"/>
          </table:table-cell>
          <table:table-cell table:style-name="Πίνακας3.A1" office:value-type="string">
            <text:p text:style-name="P432"><text:span text:style-name="Προεπιλεγμένη_20_γραμματοσειρά"><text:span text:style-name="T509">Ν</text:span></text:span><text:span text:style-name="Προεπιλεγμένη_20_γραμματοσειρά"><text:span text:style-name="T517">Ν</text:span></text:span></text:p>
          </table:table-cell>
          <table:table-cell table:style-name="Πίνακας3.A1" office:value-type="string">
            <text:p text:style-name="P432"><text:span text:style-name="Προεπιλεγμένη_20_γραμματοσειρά"><text:span text:style-name="T509">Ν</text:span></text:span><text:span text:style-name="Προεπιλεγμένη_20_γραμματοσειρά"><text:span text:style-name="T517">Ν</text:span></text:span><text:span text:style-name="Προεπιλεγμένη_20_γραμματοσειρά"><text:span text:style-name="T240">Ν</text:span></text:span></text:p>
          </table:table-cell>
          <table:table-cell table:style-name="Πίνακας3.A1" office:value-type="string">
            <text:p text:style-name="P432"><text:span text:style-name="Προεπιλεγμένη_20_γραμματοσειρά"><text:span text:style-name="T509">Ν</text:span></text:span></text:p>
          </table:table-cell>
          <table:table-cell table:style-name="Πίνακας3.A1" office:value-type="string">
            <text:p text:style-name="P494"><text:span text:style-name="T201">Ν</text:span><text:span text:style-name="Προεπιλεγμένη_20_γραμματοσειρά"><text:span text:style-name="T521">Ν</text:span></text:span></text:p>
          </table:table-cell>
          <table:table-cell table:style-name="Πίνακας3.A1" office:value-type="string">
            <text:p text:style-name="P432"><text:span text:style-name="Προεπιλεγμένη_20_γραμματοσειρά"><text:span text:style-name="T509">Ν</text:span></text:span><text:span text:style-name="Προεπιλεγμένη_20_γραμματοσειρά"><text:span text:style-name="T493">Ν</text:span></text:span><text:span text:style-name="Προεπιλεγμένη_20_γραμματοσειρά"><text:span text:style-name="T517">Ν</text:span></text:span><text:span text:style-name="Προεπιλεγμένη_20_γραμματοσειρά"><text:span text:style-name="T240">Ν</text:span></text:span></text:p>
          </table:table-cell>
          <table:table-cell table:style-name="Πίνακας3.A1" office:value-type="string">
            <text:p text:style-name="P432"><text:span text:style-name="Προεπιλεγμένη_20_γραμματοσειρά"><text:span text:style-name="T509">Ν</text:span></text:span><text:span text:style-name="Προεπιλεγμένη_20_γραμματοσειρά"><text:span text:style-name="T493">Ν</text:span></text:span><text:span text:style-name="Προεπιλεγμένη_20_γραμματοσειρά"><text:span text:style-name="T517">Ν</text:span></text:span></text:p>
          </table:table-cell>
          <table:table-cell table:style-name="Πίνακας3.A1" office:value-type="string">
            <text:p text:style-name="P432"><text:span text:style-name="Προεπιλεγμένη_20_γραμματοσειρά"><text:span text:style-name="T509">Ν</text:span></text:span><text:span text:style-name="Προεπιλεγμένη_20_γραμματοσειρά"><text:span text:style-name="T517">Ν</text:span></text:span></text:p>
          </table:table-cell>
          <table:table-cell table:style-name="Πίνακας3.A1" office:value-type="string">
            <text:p text:style-name="P432"><text:span text:style-name="Προεπιλεγμένη_20_γραμματοσειρά"><text:span text:style-name="T493">Ν</text:span></text:span><text:span text:style-name="Προεπιλεγμένη_20_γραμματοσειρά"><text:span text:style-name="T509">Ν</text:span></text:span><text:span text:style-name="Προεπιλεγμένη_20_γραμματοσειρά"><text:span text:style-name="T517">Ν</text:span></text:span></text:p>
          </table:table-cell>
          <table:table-cell table:style-name="Πίνακας3.A1" office:value-type="string">
            <text:p text:style-name="P432"><text:span text:style-name="Προεπιλεγμένη_20_γραμματοσειρά"><text:span text:style-name="T509">Ν</text:span></text:span><text:span text:style-name="Προεπιλεγμένη_20_γραμματοσειρά"><text:span text:style-name="T517">Ν</text:span></text:span><text:span text:style-name="Προεπιλεγμένη_20_γραμματοσειρά"><text:span text:style-name="T240">Ν</text:span></text:span></text:p>
          </table:table-cell>
        </table:table-row>
        <table:table-row table:style-name="Πίνακας3.1">
          <table:table-cell table:style-name="Πίνακας3.A1" office:value-type="string">
            <text:p text:style-name="P479">Ξ</text:p>
          </table:table-cell>
          <table:table-cell table:style-name="Πίνακας3.A1" office:value-type="string">
            <text:p text:style-name="P471"/>
          </table:table-cell>
          <table:table-cell table:style-name="Πίνακας3.A1" office:value-type="string">
            <text:p text:style-name="P72"><text:span text:style-name="Προεπιλεγμένη_20_γραμματοσειρά"><text:span text:style-name="T744">Ξ</text:span></text:span></text:p>
          </table:table-cell>
          <table:table-cell table:style-name="Πίνακας3.A1" office:value-type="string">
            <text:p text:style-name="P72"><text:span text:style-name="Προεπιλεγμένη_20_γραμματοσειρά"><text:span text:style-name="T744">Ξ</text:span></text:span></text:p>
          </table:table-cell>
          <table:table-cell table:style-name="Πίνακας3.A1" office:value-type="string">
            <text:p text:style-name="P72"><text:span text:style-name="Προεπιλεγμένη_20_γραμματοσειρά"><text:span text:style-name="T848">Ξ</text:span></text:span></text:p>
          </table:table-cell>
          <table:table-cell table:style-name="Πίνακας3.A1" office:value-type="string">
            <text:p text:style-name="P72"><text:span text:style-name="Προεπιλεγμένη_20_γραμματοσειρά"><text:span text:style-name="T858">Ξ</text:span></text:span></text:p>
          </table:table-cell>
          <table:table-cell table:style-name="Πίνακας3.A1" office:value-type="string">
            <text:p text:style-name="P72"><text:span text:style-name="Προεπιλεγμένη_20_γραμματοσειρά"><text:span text:style-name="T830">Ξ</text:span></text:span><text:span text:style-name="Προεπιλεγμένη_20_γραμματοσειρά"><text:span text:style-name="T832">Ξ</text:span></text:span><text:span text:style-name="Προεπιλεγμένη_20_γραμματοσειρά"><text:span text:style-name="T744">Ξ</text:span></text:span><text:span text:style-name="Προεπιλεγμένη_20_γραμματοσειρά"><text:span text:style-name="T848">Ξ</text:span></text:span></text:p>
          </table:table-cell>
          <table:table-cell table:style-name="Πίνακας3.A1" office:value-type="string">
            <text:p text:style-name="P72"><text:span text:style-name="Προεπιλεγμένη_20_γραμματοσειρά"><text:span text:style-name="T744">Ξ</text:span></text:span><text:span text:style-name="Προεπιλεγμένη_20_γραμματοσειρά"><text:span text:style-name="T754">Ξ</text:span></text:span></text:p>
          </table:table-cell>
          <table:table-cell table:style-name="Πίνακας3.A1" office:value-type="string">
            <text:p text:style-name="P72"><text:span text:style-name="Προεπιλεγμένη_20_γραμματοσειρά"><text:span text:style-name="T848">Ξ</text:span></text:span></text:p>
          </table:table-cell>
          <table:table-cell table:style-name="Πίνακας3.A1" office:value-type="string">
            <text:p text:style-name="P481"/>
          </table:table-cell>
          <table:table-cell table:style-name="Πίνακας3.A1" office:value-type="string">
            <text:p text:style-name="P72"><text:span text:style-name="Προεπιλεγμένη_20_γραμματοσειρά"><text:span text:style-name="T848">Ξ</text:span></text:span><text:span text:style-name="Προεπιλεγμένη_20_γραμματοσειρά"><text:span text:style-name="T850">Ξ</text:span></text:span><text:span text:style-name="Προεπιλεγμένη_20_γραμματοσειρά"><text:span text:style-name="T852">Ξ</text:span></text:span><text:span text:style-name="Προεπιλεγμένη_20_γραμματοσειρά"><text:span text:style-name="T743">Ξ</text:span></text:span></text:p>
          </table:table-cell>
        </table:table-row>
        <table:table-row table:style-name="Πίνακας3.1">
          <table:table-cell table:style-name="Πίνακας3.A1" office:value-type="string">
            <text:p text:style-name="P479">Ο</text:p>
          </table:table-cell>
          <table:table-cell table:style-name="Πίνακας3.A1" office:value-type="string">
            <text:p text:style-name="P471"/>
          </table:table-cell>
          <table:table-cell table:style-name="Πίνακας3.A1" office:value-type="string">
            <text:p text:style-name="P479">Ο</text:p>
          </table:table-cell>
          <table:table-cell table:style-name="Πίνακας3.A1" office:value-type="string">
            <text:p text:style-name="P191"><text:span text:style-name="Προεπιλεγμένη_20_γραμματοσειρά"><text:span text:style-name="T1029">Ο</text:span></text:span><text:span text:style-name="Προεπιλεγμένη_20_γραμματοσειρά"><text:span text:style-name="T2109">Ο</text:span></text:span></text:p>
          </table:table-cell>
          <table:table-cell table:style-name="Πίνακας3.A1" office:value-type="string">
            <text:p text:style-name="P479">Ο</text:p>
          </table:table-cell>
          <table:table-cell table:style-name="Πίνακας3.A1" office:value-type="string">
            <text:p text:style-name="P191"><text:span text:style-name="Προεπιλεγμένη_20_γραμματοσειρά"><text:span text:style-name="T2058">Ο</text:span></text:span><text:span text:style-name="Προεπιλεγμένη_20_γραμματοσειρά"><text:span text:style-name="T2149">Ο</text:span></text:span></text:p>
          </table:table-cell>
          <table:table-cell table:style-name="Πίνακας3.A1" office:value-type="string">
            <text:p text:style-name="P479">Ο</text:p>
          </table:table-cell>
          <table:table-cell table:style-name="Πίνακας3.A1" office:value-type="string">
            <text:p text:style-name="P191"><text:span text:style-name="T2284">Ο</text:span><text:span text:style-name="T2281">Ο</text:span><text:span text:style-name="Προεπιλεγμένη_20_γραμματοσειρά"><text:span text:style-name="T2125">Ο</text:span></text:span></text:p>
          </table:table-cell>
          <table:table-cell table:style-name="Πίνακας3.A1" office:value-type="string">
            <text:p text:style-name="P494"><text:span text:style-name="T201">Ο</text:span><text:span text:style-name="Προεπιλεγμένη_20_γραμματοσειρά"><text:span text:style-name="T474">Ο</text:span></text:span></text:p>
          </table:table-cell>
          <table:table-cell table:style-name="Πίνακας3.A1" office:value-type="string">
            <text:p text:style-name="P479">Ο</text:p>
          </table:table-cell>
          <table:table-cell table:style-name="Πίνακας3.A1" office:value-type="string">
            <text:p text:style-name="P191"><text:span text:style-name="Προεπιλεγμένη_20_γραμματοσειρά"><text:span text:style-name="T1029">Ο</text:span></text:span><text:span text:style-name="Προεπιλεγμένη_20_γραμματοσειρά"><text:span text:style-name="T2109">Ο</text:span></text:span></text:p>
          </table:table-cell>
        </table:table-row>
        <table:table-row table:style-name="Πίνακας3.1">
          <table:table-cell table:style-name="Πίνακας3.A1" office:value-type="string">
            <text:p text:style-name="P479">Π</text:p>
          </table:table-cell>
          <table:table-cell table:style-name="Πίνακας3.A1" office:value-type="string">
            <text:p text:style-name="P471"/>
          </table:table-cell>
          <table:table-cell table:style-name="Πίνακας3.A1" office:value-type="string">
            <text:p text:style-name="P64"><text:span text:style-name="Προεπιλεγμένη_20_γραμματοσειρά"><text:span text:style-name="T341">Π</text:span></text:span><text:span text:style-name="Προεπιλεγμένη_20_γραμματοσειρά"><text:span text:style-name="T629">Π</text:span></text:span></text:p>
          </table:table-cell>
          <table:table-cell table:style-name="Πίνακας3.A1" office:value-type="string">
            <text:p text:style-name="P64"><text:span text:style-name="Προεπιλεγμένη_20_γραμματοσειρά"><text:span text:style-name="T341">Π</text:span></text:span><text:span text:style-name="Προεπιλεγμένη_20_γραμματοσειρά"><text:span text:style-name="T629">Π</text:span></text:span></text:p>
          </table:table-cell>
          <table:table-cell table:style-name="Πίνακας3.A1" office:value-type="string">
            <text:p text:style-name="P64"><text:span text:style-name="Προεπιλεγμένη_20_γραμματοσειρά"><text:span text:style-name="T341">Π</text:span></text:span></text:p>
          </table:table-cell>
          <table:table-cell table:style-name="Πίνακας3.A1" office:value-type="string">
            <text:p text:style-name="P64"><text:span text:style-name="Προεπιλεγμένη_20_γραμματοσειρά"><text:span text:style-name="T629">Π</text:span></text:span></text:p>
          </table:table-cell>
          <table:table-cell table:style-name="Πίνακας3.A1" office:value-type="string">
            <text:p text:style-name="P64"><text:span text:style-name="Προεπιλεγμένη_20_γραμματοσειρά"><text:span text:style-name="T629">Π</text:span></text:span><text:span text:style-name="Προεπιλεγμένη_20_γραμματοσειρά"><text:span text:style-name="T342">Π</text:span></text:span></text:p>
          </table:table-cell>
          <table:table-cell table:style-name="Πίνακας3.A1" office:value-type="string">
            <text:p text:style-name="P64"><text:span text:style-name="Προεπιλεγμένη_20_γραμματοσειρά"><text:span text:style-name="T629">Π</text:span></text:span></text:p>
          </table:table-cell>
          <table:table-cell table:style-name="Πίνακας3.A1" office:value-type="string">
            <text:p text:style-name="P64"><text:span text:style-name="Προεπιλεγμένη_20_γραμματοσειρά"><text:span text:style-name="T629">Π</text:span></text:span></text:p>
          </table:table-cell>
          <table:table-cell table:style-name="Πίνακας3.A1" office:value-type="string">
            <text:p text:style-name="P64"><text:span text:style-name="Προεπιλεγμένη_20_γραμματοσειρά"><text:span text:style-name="T629">Π</text:span></text:span><text:span text:style-name="Προεπιλεγμένη_20_γραμματοσειρά"><text:span text:style-name="T604">Π</text:span></text:span></text:p>
          </table:table-cell>
          <table:table-cell table:style-name="Πίνακας3.A1" office:value-type="string">
            <text:p text:style-name="P64"><text:span text:style-name="Προεπιλεγμένη_20_γραμματοσειρά"><text:span text:style-name="T629">Π</text:span></text:span><text:span text:style-name="Προεπιλεγμένη_20_γραμματοσειρά"><text:span text:style-name="T908">Π</text:span></text:span></text:p>
          </table:table-cell>
        </table:table-row>
        <table:table-row table:style-name="Πίνακας3.1">
          <table:table-cell table:style-name="Πίνακας3.A1" office:value-type="string">
            <text:p text:style-name="P475">Ϻ</text:p>
          </table:table-cell>
          <table:table-cell table:style-name="Πίνακας3.A1" office:value-type="string">
            <text:p text:style-name="P467"/>
          </table:table-cell>
          <table:table-cell table:style-name="Πίνακας3.A1" office:value-type="string">
            <text:p text:style-name="P481"/>
          </table:table-cell>
          <table:table-cell table:style-name="Πίνακας3.A1" office:value-type="string">
            <text:p text:style-name="P481"/>
          </table:table-cell>
          <table:table-cell table:style-name="Πίνακας3.A1" office:value-type="string">
            <text:p text:style-name="P481"/>
          </table:table-cell>
          <table:table-cell table:style-name="Πίνακας3.A1" office:value-type="string">
            <text:p text:style-name="P481"/>
          </table:table-cell>
          <table:table-cell table:style-name="Πίνακας3.A1" office:value-type="string">
            <text:p text:style-name="P481"/>
          </table:table-cell>
          <table:table-cell table:style-name="Πίνακας3.A1" office:value-type="string">
            <text:p text:style-name="P481"/>
          </table:table-cell>
          <table:table-cell table:style-name="Πίνακας3.A1" office:value-type="string">
            <text:p text:style-name="P132"><text:span text:style-name="Προεπιλεγμένη_20_γραμματοσειρά"><text:span text:style-name="T2034">Ϻ</text:span></text:span><text:span text:style-name="Προεπιλεγμένη_20_γραμματοσειρά"><text:span text:style-name="T1123">Ϻ</text:span></text:span></text:p>
          </table:table-cell>
          <table:table-cell table:style-name="Πίνακας3.A1" office:value-type="string">
            <text:p text:style-name="P481"/>
          </table:table-cell>
          <table:table-cell table:style-name="Πίνακας3.A1" office:value-type="string">
            <text:p text:style-name="P132"><text:span text:style-name="Προεπιλεγμένη_20_γραμματοσειρά"><text:span text:style-name="T1123">Ϻ</text:span></text:span></text:p>
          </table:table-cell>
        </table:table-row>
        <table:table-row table:style-name="Πίνακας3.1">
          <table:table-cell table:style-name="Πίνακας3.A1" office:value-type="string">
            <text:p text:style-name="P475">Ϙ</text:p>
          </table:table-cell>
          <table:table-cell table:style-name="Πίνακας3.A1" office:value-type="string">
            <text:p text:style-name="P467"/>
          </table:table-cell>
          <table:table-cell table:style-name="Πίνακας3.A1" office:value-type="string">
            <text:p text:style-name="P434"><text:span text:style-name="Προεπιλεγμένη_20_γραμματοσειρά"><text:span text:style-name="T909">Ϙ</text:span></text:span><text:span text:style-name="Προεπιλεγμένη_20_γραμματοσειρά"><text:span text:style-name="T239">Ϙ</text:span></text:span></text:p>
          </table:table-cell>
          <table:table-cell table:style-name="Πίνακας3.A1" office:value-type="string">
            <text:p text:style-name="P434"><text:span text:style-name="Προεπιλεγμένη_20_γραμματοσειρά"><text:span text:style-name="T239">Ϙ</text:span></text:span><text:span text:style-name="Προεπιλεγμένη_20_γραμματοσειρά"><text:span text:style-name="T909">Ϙ</text:span></text:span></text:p>
          </table:table-cell>
          <table:table-cell table:style-name="Πίνακας3.A1" office:value-type="string">
            <text:p text:style-name="P475">Ϙ</text:p>
          </table:table-cell>
          <table:table-cell table:style-name="Πίνακας3.A1" office:value-type="string">
            <text:p text:style-name="P481"/>
          </table:table-cell>
          <table:table-cell table:style-name="Πίνακας3.A1" office:value-type="string">
            <text:p text:style-name="P435"><text:span text:style-name="Προεπιλεγμένη_20_γραμματοσειρά"><text:span text:style-name="T239">Ϙ</text:span></text:span><text:span text:style-name="Προεπιλεγμένη_20_γραμματοσειρά"><text:span text:style-name="T909">Ϙ</text:span></text:span></text:p>
          </table:table-cell>
          <table:table-cell table:style-name="Πίνακας3.A1" office:value-type="string">
            <text:p text:style-name="P435"><text:span text:style-name="Προεπιλεγμένη_20_γραμματοσειρά"><text:span text:style-name="T239">Ϙ</text:span></text:span><text:span text:style-name="Προεπιλεγμένη_20_γραμματοσειρά"><text:span text:style-name="T909">Ϙ</text:span></text:span><text:span text:style-name="Προεπιλεγμένη_20_γραμματοσειρά"><text:span text:style-name="T415">Ϙ</text:span></text:span></text:p>
          </table:table-cell>
          <table:table-cell table:style-name="Πίνακας3.A1" office:value-type="string">
            <text:p text:style-name="P434"><text:span text:style-name="Προεπιλεγμένη_20_γραμματοσειρά"><text:span text:style-name="T415">Ϙ</text:span></text:span><text:span text:style-name="Προεπιλεγμένη_20_γραμματοσειρά"><text:span text:style-name="T241">Ϙ</text:span></text:span><text:span text:style-name="Προεπιλεγμένη_20_γραμματοσειρά"><text:span text:style-name="T910">Ϙ</text:span></text:span></text:p>
          </table:table-cell>
          <table:table-cell table:style-name="Πίνακας3.A1" office:value-type="string">
            <text:p text:style-name="P481"/>
          </table:table-cell>
          <table:table-cell table:style-name="Πίνακας3.A1" office:value-type="string">
            <text:p text:style-name="P435"><text:span text:style-name="Προεπιλεγμένη_20_γραμματοσειρά"><text:span text:style-name="T239">Ϙ</text:span></text:span><text:span text:style-name="Προεπιλεγμένη_20_γραμματοσειρά"><text:span text:style-name="T909">Ϙ</text:span></text:span><text:span text:style-name="Προεπιλεγμένη_20_γραμματοσειρά"><text:span text:style-name="T418">Ϙ</text:span></text:span></text:p>
          </table:table-cell>
        </table:table-row>
        <table:table-row table:style-name="Πίνακας3.1">
          <table:table-cell table:style-name="Πίνακας3.A1" office:value-type="string">
            <text:p text:style-name="P479">Ρ</text:p>
          </table:table-cell>
          <table:table-cell table:style-name="Πίνακας3.A1" office:value-type="string">
            <text:p text:style-name="P471"/>
          </table:table-cell>
          <table:table-cell table:style-name="Πίνακας3.A1" office:value-type="string">
            <text:p text:style-name="P479">Ρ<text:span text:style-name="T1203">Ρ</text:span><text:span text:style-name="T1228">Ρ</text:span></text:p>
          </table:table-cell>
          <table:table-cell table:style-name="Πίνακας3.A1" office:value-type="string">
            <text:p text:style-name="P479"><text:span text:style-name="T2287">Ρ</text:span><text:span text:style-name="T1203">Ρ</text:span><text:span text:style-name="T1228">Ρ</text:span></text:p>
          </table:table-cell>
          <table:table-cell table:style-name="Πίνακας3.A1" office:value-type="string">
            <text:p text:style-name="P194"><text:span text:style-name="Προεπιλεγμένη_20_γραμματοσειρά"><text:span text:style-name="T1259">Ρ</text:span></text:span></text:p>
          </table:table-cell>
          <table:table-cell table:style-name="Πίνακας3.A1" office:value-type="string">
            <text:p text:style-name="P494"><text:span text:style-name="T201">Ρ</text:span><text:span text:style-name="Προεπιλεγμένη_20_γραμματοσειρά"><text:span text:style-name="T902">Ρ</text:span></text:span><text:span text:style-name="T869">Ρ</text:span></text:p>
          </table:table-cell>
          <table:table-cell table:style-name="Πίνακας3.A1" office:value-type="string">
            <text:p text:style-name="P479">Ρ<text:span text:style-name="T1228">Ρ</text:span></text:p>
          </table:table-cell>
          <table:table-cell table:style-name="Πίνακας3.A1" office:value-type="string">
            <text:p text:style-name="P479">Ρ<text:span text:style-name="T1228">Ρ</text:span><text:span text:style-name="T1203">Ρ</text:span></text:p>
          </table:table-cell>
          <table:table-cell table:style-name="Πίνακας3.A1" office:value-type="string">
            <text:p text:style-name="P494"><text:span text:style-name="T201">Ρ</text:span><text:span text:style-name="T886">Ρ</text:span><text:span text:style-name="Προεπιλεγμένη_20_γραμματοσειρά"><text:span text:style-name="T902">Ρ</text:span></text:span><text:span text:style-name="Προεπιλεγμένη_20_γραμματοσειρά"><text:span text:style-name="T911">Ρ</text:span></text:span></text:p>
          </table:table-cell>
          <table:table-cell table:style-name="Πίνακας3.A1" office:value-type="string">
            <text:p text:style-name="P494"><text:span text:style-name="T201">Ρ</text:span><text:span text:style-name="Προεπιλεγμένη_20_γραμματοσειρά"><text:span text:style-name="T902">Ρ</text:span></text:span><text:span text:style-name="Προεπιλεγμένη_20_γραμματοσειρά"><text:span text:style-name="T905">Ρ</text:span></text:span></text:p>
          </table:table-cell>
          <table:table-cell table:style-name="Πίνακας3.A1" office:value-type="string">
            <text:p text:style-name="P479">Ρ<text:span text:style-name="T1228">Ρ</text:span></text:p>
          </table:table-cell>
        </table:table-row>
        <table:table-row table:style-name="Πίνακας3.1">
          <table:table-cell table:style-name="Πίνακας3.A1" office:value-type="string">
            <text:p text:style-name="P479">Σ</text:p>
          </table:table-cell>
          <table:table-cell table:style-name="Πίνακας3.A1" office:value-type="string">
            <text:p text:style-name="P471"/>
          </table:table-cell>
          <table:table-cell table:style-name="Πίνακας3.A1" office:value-type="string">
            <text:p text:style-name="P72"><text:span text:style-name="Προεπιλεγμένη_20_γραμματοσειρά"><text:span text:style-name="T912">Σ</text:span></text:span><text:span text:style-name="Προεπιλεγμένη_20_γραμματοσειρά"><text:span text:style-name="T914">Σ</text:span></text:span><text:span text:style-name="Προεπιλεγμένη_20_γραμματοσειρά"><text:span text:style-name="T916">Σ</text:span></text:span></text:p>
          </table:table-cell>
          <table:table-cell table:style-name="Πίνακας3.A1" office:value-type="string">
            <text:p text:style-name="P72"><text:span text:style-name="Προεπιλεγμένη_20_γραμματοσειρά"><text:span text:style-name="T914">Σ</text:span></text:span><text:span text:style-name="Προεπιλεγμένη_20_γραμματοσειρά"><text:span text:style-name="T912">Σ</text:span></text:span></text:p>
          </table:table-cell>
          <table:table-cell table:style-name="Πίνακας3.A1" office:value-type="string">
            <text:p text:style-name="P72"><text:span text:style-name="Προεπιλεγμένη_20_γραμματοσειρά"><text:span text:style-name="T912">Σ</text:span></text:span></text:p>
          </table:table-cell>
          <table:table-cell table:style-name="Πίνακας3.A1" office:value-type="string">
            <text:p text:style-name="P72"><text:span text:style-name="Προεπιλεγμένη_20_γραμματοσειρά"><text:span text:style-name="T912">Σ</text:span></text:span><text:span text:style-name="Προεπιλεγμένη_20_γραμματοσειρά"><text:span text:style-name="T914">Σ</text:span></text:span></text:p>
          </table:table-cell>
          <table:table-cell table:style-name="Πίνακας3.A1" office:value-type="string">
            <text:p text:style-name="P72"><text:span text:style-name="Προεπιλεγμένη_20_γραμματοσειρά"><text:span text:style-name="T912">Σ</text:span></text:span><text:span text:style-name="Προεπιλεγμένη_20_γραμματοσειρά"><text:span text:style-name="T914">Σ</text:span></text:span></text:p>
          </table:table-cell>
          <table:table-cell table:style-name="Πίνακας3.A1" office:value-type="string">
            <text:p text:style-name="P72"><text:span text:style-name="Προεπιλεγμένη_20_γραμματοσειρά"><text:span text:style-name="T912">Σ</text:span></text:span></text:p>
          </table:table-cell>
          <table:table-cell table:style-name="Πίνακας3.A1" office:value-type="string">
            <text:p text:style-name="P481"/>
          </table:table-cell>
          <table:table-cell table:style-name="Πίνακας3.A1" office:value-type="string">
            <text:p text:style-name="P72"><text:span text:style-name="Προεπιλεγμένη_20_γραμματοσειρά"><text:span text:style-name="T912">Σ</text:span></text:span><text:span text:style-name="Προεπιλεγμένη_20_γραμματοσειρά"><text:span text:style-name="T914">Σ</text:span></text:span><text:span text:style-name="Προεπιλεγμένη_20_γραμματοσειρά"><text:span text:style-name="T916">Σ</text:span></text:span></text:p>
          </table:table-cell>
          <table:table-cell table:style-name="Πίνακας3.A1" office:value-type="string">
            <text:p text:style-name="P72"><text:span text:style-name="Προεπιλεγμένη_20_γραμματοσειρά"><text:span text:style-name="T914">Σ</text:span></text:span><text:span text:style-name="Προεπιλεγμένη_20_γραμματοσειρά"><text:span text:style-name="T912">Σ</text:span></text:span></text:p>
          </table:table-cell>
        </table:table-row>
        <table:table-row table:style-name="Πίνακας3.1">
          <table:table-cell table:style-name="Πίνακας3.A1" office:value-type="string">
            <text:p text:style-name="P479">Τ</text:p>
          </table:table-cell>
          <table:table-cell table:style-name="Πίνακας3.A1" office:value-type="string">
            <text:p text:style-name="P471"/>
          </table:table-cell>
          <table:table-cell table:style-name="Πίνακας3.A1" office:value-type="string">
            <text:p text:style-name="P479">Τ</text:p>
          </table:table-cell>
          <table:table-cell table:style-name="Πίνακας3.A1" office:value-type="string">
            <text:p text:style-name="P479">Τ</text:p>
          </table:table-cell>
          <table:table-cell table:style-name="Πίνακας3.A1" office:value-type="string">
            <text:p text:style-name="P479">Τ</text:p>
          </table:table-cell>
          <table:table-cell table:style-name="Πίνακας3.A1" office:value-type="string">
            <text:p text:style-name="P479">Τ</text:p>
          </table:table-cell>
          <table:table-cell table:style-name="Πίνακας3.A1" office:value-type="string">
            <text:p text:style-name="P479">Τ</text:p>
          </table:table-cell>
          <table:table-cell table:style-name="Πίνακας3.A1" office:value-type="string">
            <text:p text:style-name="P479">Τ</text:p>
          </table:table-cell>
          <table:table-cell table:style-name="Πίνακας3.A1" office:value-type="string">
            <text:p text:style-name="P479">Τ</text:p>
          </table:table-cell>
          <table:table-cell table:style-name="Πίνακας3.A1" office:value-type="string">
            <text:p text:style-name="P479">Τ</text:p>
          </table:table-cell>
          <table:table-cell table:style-name="Πίνακας3.A1" office:value-type="string">
            <text:p text:style-name="P494"><text:span text:style-name="T201">Τ</text:span><text:span text:style-name="Προεπιλεγμένη_20_γραμματοσειρά"><text:span text:style-name="T258">Τ</text:span></text:span></text:p>
          </table:table-cell>
        </table:table-row>
        <table:table-row table:style-name="Πίνακας3.1">
          <table:table-cell table:style-name="Πίνακας3.A1" office:value-type="string">
            <text:p text:style-name="P479">Υ</text:p>
          </table:table-cell>
          <table:table-cell table:style-name="Πίνακας3.A1" office:value-type="string">
            <text:p text:style-name="P471"/>
          </table:table-cell>
          <table:table-cell table:style-name="Πίνακας3.A1" office:value-type="string">
            <text:p text:style-name="P382"><text:span text:style-name="Προεπιλεγμένη_20_γραμματοσειρά"><text:span text:style-name="T594">Υ</text:span></text:span></text:p>
          </table:table-cell>
          <table:table-cell table:style-name="Πίνακας3.A1" office:value-type="string">
            <text:p text:style-name="P382"><text:span text:style-name="Προεπιλεγμένη_20_γραμματοσειρά"><text:span text:style-name="T589">Υ</text:span></text:span><text:span text:style-name="Προεπιλεγμένη_20_γραμματοσειρά"><text:span text:style-name="T240">Υ</text:span></text:span><text:span text:style-name="Προεπιλεγμένη_20_γραμματοσειρά"><text:span text:style-name="T594">Υ</text:span></text:span></text:p>
          </table:table-cell>
          <table:table-cell table:style-name="Πίνακας3.A1" office:value-type="string">
            <text:p text:style-name="P382"><text:span text:style-name="Προεπιλεγμένη_20_γραμματοσειρά"><text:span text:style-name="T589">Υ</text:span></text:span></text:p>
          </table:table-cell>
          <table:table-cell table:style-name="Πίνακας3.A1" office:value-type="string">
            <text:p text:style-name="P382"><text:span text:style-name="Προεπιλεγμένη_20_γραμματοσειρά"><text:span text:style-name="T589">Υ</text:span></text:span><text:span text:style-name="Προεπιλεγμένη_20_γραμματοσειρά"><text:span text:style-name="T240">Υ</text:span></text:span></text:p>
          </table:table-cell>
          <table:table-cell table:style-name="Πίνακας3.A1" office:value-type="string">
            <text:p text:style-name="P382"><text:span text:style-name="Προεπιλεγμένη_20_γραμματοσειρά"><text:span text:style-name="T589">Υ</text:span></text:span><text:span text:style-name="Προεπιλεγμένη_20_γραμματοσειρά"><text:span text:style-name="T240">Υ</text:span></text:span><text:span text:style-name="Προεπιλεγμένη_20_γραμματοσειρά"><text:span text:style-name="T594">Υ</text:span></text:span></text:p>
          </table:table-cell>
          <table:table-cell table:style-name="Πίνακας3.A1" office:value-type="string">
            <text:p text:style-name="P382"><text:span text:style-name="Προεπιλεγμένη_20_γραμματοσειρά"><text:span text:style-name="T589">Υ</text:span></text:span><text:span text:style-name="Προεπιλεγμένη_20_γραμματοσειρά"><text:span text:style-name="T240">Υ</text:span></text:span><text:span text:style-name="Προεπιλεγμένη_20_γραμματοσειρά"><text:span text:style-name="T594">Υ</text:span></text:span></text:p>
          </table:table-cell>
          <table:table-cell table:style-name="Πίνακας3.A1" office:value-type="string">
            <text:p text:style-name="P382"><text:span text:style-name="Προεπιλεγμένη_20_γραμματοσειρά"><text:span text:style-name="T589">Υ</text:span></text:span><text:span text:style-name="Προεπιλεγμένη_20_γραμματοσειρά"><text:span text:style-name="T594">Υ</text:span></text:span></text:p>
          </table:table-cell>
          <table:table-cell table:style-name="Πίνακας3.A1" office:value-type="string">
            <text:p text:style-name="P382"><text:span text:style-name="Προεπιλεγμένη_20_γραμματοσειρά"><text:span text:style-name="T594">Υ</text:span></text:span></text:p>
          </table:table-cell>
          <table:table-cell table:style-name="Πίνακας3.A1" office:value-type="string">
            <text:p text:style-name="P382"><text:span text:style-name="Προεπιλεγμένη_20_γραμματοσειρά"><text:span text:style-name="T589">Υ</text:span></text:span><text:span text:style-name="Προεπιλεγμένη_20_γραμματοσειρά"><text:span text:style-name="T240">Υ</text:span></text:span><text:span text:style-name="Προεπιλεγμένη_20_γραμματοσειρά"><text:span text:style-name="T594">Υ</text:span></text:span></text:p>
          </table:table-cell>
        </table:table-row>
        <table:table-row table:style-name="Πίνακας3.1">
          <table:table-cell table:style-name="Πίνακας3.A1" office:value-type="string">
            <text:p text:style-name="P479">Φ</text:p>
          </table:table-cell>
          <table:table-cell table:style-name="Πίνακας3.A1" office:value-type="string">
            <text:p text:style-name="P472"/>
          </table:table-cell>
          <table:table-cell table:style-name="Πίνακας3.A1" office:value-type="string">
            <text:p text:style-name="P204"><text:span text:style-name="T2069">Φ</text:span><text:span text:style-name="T1032">Φ</text:span><text:span text:style-name="T2291">Φ</text:span></text:p>
          </table:table-cell>
          <table:table-cell table:style-name="Πίνακας3.A1" office:value-type="string">
            <text:p text:style-name="P479">Φ<text:span text:style-name="T2072">Φ</text:span></text:p>
          </table:table-cell>
          <table:table-cell table:style-name="Πίνακας3.A1" office:value-type="string">
            <text:p text:style-name="P479">Φ</text:p>
          </table:table-cell>
          <table:table-cell table:style-name="Πίνακας3.A1" office:value-type="string">
            <text:p text:style-name="P479">Φ</text:p>
          </table:table-cell>
          <table:table-cell table:style-name="Πίνακας3.A1" office:value-type="string">
            <text:p text:style-name="P204"><text:span text:style-name="T2069">Φ</text:span><text:span text:style-name="T1032">Φ</text:span></text:p>
          </table:table-cell>
          <table:table-cell table:style-name="Πίνακας3.A1" office:value-type="string">
            <text:p text:style-name="P479">Φ<text:span text:style-name="T2072">Φ</text:span></text:p>
          </table:table-cell>
          <table:table-cell table:style-name="Πίνακας3.A1" office:value-type="string">
            <text:p text:style-name="P486">Φ</text:p>
          </table:table-cell>
          <table:table-cell table:style-name="Πίνακας3.A1" office:value-type="string">
            <text:p text:style-name="P204"><text:span text:style-name="T2069">Φ</text:span><text:span text:style-name="T1032">Φ</text:span><text:span text:style-name="T2294">Φ</text:span></text:p>
          </table:table-cell>
          <table:table-cell table:style-name="Πίνακας3.A1" office:value-type="string">
            <text:p text:style-name="P479">Φ<text:span text:style-name="T2072">Φ</text:span></text:p>
          </table:table-cell>
        </table:table-row>
        <table:table-row table:style-name="Πίνακας3.1">
          <table:table-cell table:style-name="Πίνακας3.A1" office:value-type="string">
            <text:p text:style-name="P479">Χ</text:p>
          </table:table-cell>
          <table:table-cell table:style-name="Πίνακας3.A1" office:value-type="string">
            <text:p text:style-name="P471"/>
          </table:table-cell>
          <table:table-cell table:style-name="Πίνακας3.A1" office:value-type="string">
            <text:p text:style-name="P175"><text:span text:style-name="Προεπιλεγμένη_20_γραμματοσειρά"><text:span text:style-name="T1029">Χ</text:span></text:span><text:span text:style-name="Προεπιλεγμένη_20_γραμματοσειρά"><text:span text:style-name="T1166">Χ</text:span></text:span></text:p>
          </table:table-cell>
          <table:table-cell table:style-name="Πίνακας3.A1" office:value-type="string">
            <text:p text:style-name="P175"><text:span text:style-name="Προεπιλεγμένη_20_γραμματοσειρά"><text:span text:style-name="T1029">Χ</text:span></text:span><text:span text:style-name="Προεπιλεγμένη_20_γραμματοσειρά"><text:span text:style-name="T1166">Χ</text:span></text:span></text:p>
          </table:table-cell>
          <table:table-cell table:style-name="Πίνακας3.A1" office:value-type="string">
            <text:p text:style-name="P479">Χ</text:p>
          </table:table-cell>
          <table:table-cell table:style-name="Πίνακας3.A1" office:value-type="string">
            <text:p text:style-name="P175"><text:span text:style-name="Προεπιλεγμένη_20_γραμματοσειρά"><text:span text:style-name="T1029">Χ</text:span></text:span><text:span text:style-name="Προεπιλεγμένη_20_γραμματοσειρά"><text:span text:style-name="T1166">Χ</text:span></text:span></text:p>
          </table:table-cell>
          <table:table-cell table:style-name="Πίνακας3.A1" office:value-type="string">
            <text:p text:style-name="P479">Χ</text:p>
          </table:table-cell>
          <table:table-cell table:style-name="Πίνακας3.A1" office:value-type="string">
            <text:p text:style-name="P479">Χ</text:p>
          </table:table-cell>
          <table:table-cell table:style-name="Πίνακας3.A1" office:value-type="string">
            <text:p text:style-name="P479">Χ</text:p>
          </table:table-cell>
          <table:table-cell table:style-name="Πίνακας3.A1" office:value-type="string">
            <text:p text:style-name="P479">Χ</text:p>
          </table:table-cell>
          <table:table-cell table:style-name="Πίνακας3.A1" office:value-type="string">
            <text:p text:style-name="P175"><text:span text:style-name="Προεπιλεγμένη_20_γραμματοσειρά"><text:span text:style-name="T1029">Χ</text:span></text:span><text:span text:style-name="Προεπιλεγμένη_20_γραμματοσειρά"><text:span text:style-name="T1166">Χ</text:span></text:span><text:span text:style-name="Προεπιλεγμένη_20_γραμματοσειρά"><text:span text:style-name="T1179">Χ</text:span></text:span></text:p>
          </table:table-cell>
        </table:table-row>
        <table:table-row table:style-name="Πίνακας3.1">
          <table:table-cell table:style-name="Πίνακας3.A1" office:value-type="string">
            <text:p text:style-name="P479">Ψ</text:p>
          </table:table-cell>
          <table:table-cell table:style-name="Πίνακας3.A1" office:value-type="string">
            <text:p text:style-name="P471"/>
          </table:table-cell>
          <table:table-cell table:style-name="Πίνακας3.A1" office:value-type="string">
            <text:p text:style-name="P72"><text:span text:style-name="Προεπιλεγμένη_20_γραμματοσειρά"><text:span text:style-name="T918">Ψ</text:span></text:span></text:p>
          </table:table-cell>
          <table:table-cell table:style-name="Πίνακας3.A1" office:value-type="string">
            <text:p text:style-name="P72"><text:span text:style-name="Προεπιλεγμένη_20_γραμματοσειρά"><text:span text:style-name="T918">Ψ</text:span></text:span></text:p>
          </table:table-cell>
          <table:table-cell table:style-name="Πίνακας3.A1" office:value-type="string">
            <text:p text:style-name="P481"/>
          </table:table-cell>
          <table:table-cell table:style-name="Πίνακας3.A1" office:value-type="string">
            <text:p text:style-name="P481"/>
          </table:table-cell>
          <table:table-cell table:style-name="Πίνακας3.A1" office:value-type="string">
            <text:p text:style-name="P72"><text:span text:style-name="Προεπιλεγμένη_20_γραμματοσειρά"><text:span text:style-name="T921">Ψ</text:span></text:span></text:p>
          </table:table-cell>
          <table:table-cell table:style-name="Πίνακας3.A1" office:value-type="string">
            <text:p text:style-name="P481"/>
          </table:table-cell>
          <table:table-cell table:style-name="Πίνακας3.A1" office:value-type="string">
            <text:p text:style-name="P481"/>
          </table:table-cell>
          <table:table-cell table:style-name="Πίνακας3.A1" office:value-type="string">
            <text:p text:style-name="P72"><text:span text:style-name="Προεπιλεγμένη_20_γραμματοσειρά"><text:span text:style-name="T923">Ψ</text:span></text:span></text:p>
          </table:table-cell>
          <table:table-cell table:style-name="Πίνακας3.A1" office:value-type="string">
            <text:p text:style-name="P72"><text:span text:style-name="Προεπιλεγμένη_20_γραμματοσειρά"><text:span text:style-name="T927">Ψ</text:span></text:span><text:span text:style-name="Προεπιλεγμένη_20_γραμματοσειρά"><text:span text:style-name="T923">Ψ</text:span></text:span></text:p>
          </table:table-cell>
        </table:table-row>
        <table:table-row table:style-name="Πίνακας3.1">
          <table:table-cell table:style-name="Πίνακας3.A1" office:value-type="string">
            <text:p text:style-name="P479">Ω</text:p>
          </table:table-cell>
          <table:table-cell table:style-name="Πίνακας3.A1" office:value-type="string">
            <text:p text:style-name="P471"/>
          </table:table-cell>
          <table:table-cell table:style-name="Πίνακας3.A1" office:value-type="string">
            <text:p text:style-name="P481"/>
          </table:table-cell>
          <table:table-cell table:style-name="Πίνακας3.A1" office:value-type="string">
            <text:p text:style-name="P481"/>
          </table:table-cell>
          <table:table-cell table:style-name="Πίνακας3.A1" office:value-type="string">
            <text:p text:style-name="P479">Ω</text:p>
          </table:table-cell>
          <table:table-cell table:style-name="Πίνακας3.A1" office:value-type="string">
            <text:p text:style-name="P204"><text:span text:style-name="Προεπιλεγμένη_20_γραμματοσειρά"><text:span text:style-name="T2195">Ω</text:span></text:span></text:p>
          </table:table-cell>
          <table:table-cell table:style-name="Πίνακας3.A1" office:value-type="string">
            <text:p text:style-name="P294">Ω</text:p>
          </table:table-cell>
          <table:table-cell table:style-name="Πίνακας3.A1" office:value-type="string">
            <text:p text:style-name="P204"><text:span text:style-name="Προεπιλεγμένη_20_γραμματοσειρά"><text:span text:style-name="T2195">Ω</text:span></text:span></text:p>
          </table:table-cell>
          <table:table-cell table:style-name="Πίνακας3.A1" office:value-type="string">
            <text:p text:style-name="P481"/>
          </table:table-cell>
          <table:table-cell table:style-name="Πίνακας3.A1" office:value-type="string">
            <text:p text:style-name="P481"/>
          </table:table-cell>
          <table:table-cell table:style-name="Πίνακας3.A1" office:value-type="string">
            <text:p text:style-name="P481"/>
          </table:table-cell>
        </table:table-row>
        <table:table-row table:style-name="Πίνακας3.1">
          <table:table-cell table:style-name="Πίνακας3.A1" office:value-type="string">
            <text:p text:style-name="P474">:</text:p>
          </table:table-cell>
          <table:table-cell table:style-name="Πίνακας3.A1" office:value-type="string">
            <text:p text:style-name="P469"/>
          </table:table-cell>
          <table:table-cell table:style-name="Πίνακας3.A1" office:value-type="string">
            <text:p text:style-name="P207"><text:span text:style-name="Προεπιλεγμένη_20_γραμματοσειρά"><text:span text:style-name="T1059">⁝</text:span></text:span><text:span text:style-name="Προεπιλεγμένη_20_γραμματοσειρά"><text:span text:style-name="T1060"> ⁚</text:span></text:span></text:p>
          </table:table-cell>
          <table:table-cell table:style-name="Πίνακας3.A1" office:value-type="string">
            <text:p text:style-name="P207"><text:span text:style-name="Προεπιλεγμένη_20_γραμματοσειρά"><text:span text:style-name="T1059">⁝</text:span></text:span><text:span text:style-name="Προεπιλεγμένη_20_γραμματοσειρά"><text:span text:style-name="T1060"> ⁚</text:span></text:span></text:p>
          </table:table-cell>
          <table:table-cell table:style-name="Πίνακας3.A1" office:value-type="string">
            <text:p text:style-name="P207"><text:span text:style-name="Προεπιλεγμένη_20_γραμματοσειρά"><text:span text:style-name="T1059">⁝</text:span></text:span></text:p>
          </table:table-cell>
          <table:table-cell table:style-name="Πίνακας3.A1" office:value-type="string">
            <text:p text:style-name="P207"><text:span text:style-name="Προεπιλεγμένη_20_γραμματοσειρά"><text:span text:style-name="T1060">⁚</text:span></text:span></text:p>
          </table:table-cell>
          <table:table-cell table:style-name="Πίνακας3.A1" office:value-type="string">
            <text:p text:style-name="P207"><text:span text:style-name="Προεπιλεγμένη_20_γραμματοσειρά"><text:span text:style-name="T1059">⁝</text:span></text:span></text:p>
          </table:table-cell>
          <table:table-cell table:style-name="Πίνακας3.A1" office:value-type="string">
            <text:p text:style-name="P207"><text:span text:style-name="Προεπιλεγμένη_20_γραμματοσειρά"><text:span text:style-name="T1059">⁝</text:span></text:span></text:p>
          </table:table-cell>
          <table:table-cell table:style-name="Πίνακας3.A1" office:value-type="string">
            <text:p text:style-name="P207"><text:span text:style-name="Προεπιλεγμένη_20_γραμματοσειρά"><text:span text:style-name="T2045">•</text:span></text:span></text:p>
          </table:table-cell>
          <table:table-cell table:style-name="Πίνακας3.A1" office:value-type="string">
            <text:p text:style-name="P207"><text:span text:style-name="Προεπιλεγμένη_20_γραμματοσειρά"><text:span text:style-name="T1059">⁝</text:span></text:span><text:span text:style-name="Προεπιλεγμένη_20_γραμματοσειρά"><text:span text:style-name="T1060"> ⁚</text:span></text:span></text:p>
          </table:table-cell>
          <table:table-cell table:style-name="Πίνακας3.A1" office:value-type="string">
            <text:p text:style-name="P207"><text:span text:style-name="Προεπιλεγμένη_20_γραμματοσειρά"><text:span text:style-name="T1059">⁞</text:span></text:span><text:span text:style-name="Προεπιλεγμένη_20_γραμματοσειρά"><text:span text:style-name="T1060"> </text:span></text:span><text:span text:style-name="Προεπιλεγμένη_20_γραμματοσειρά"><text:span text:style-name="T1059">⁝</text:span></text:span><text:span text:style-name="Προεπιλεγμένη_20_γραμματοσειρά"><text:span text:style-name="T1060"> ⁚</text:span></text:span></text:p>
          </table:table-cell>
        </table:table-row>
      </table:table>
      <text:p text:style-name="P454"/>
      <text:p text:style-name="P454"/>
      <text:p text:style-name="P443"/>
      <table:table table:name="Πίνακας4" table:style-name="Πίνακας4">
        <table:table-column table:style-name="Πίνακας4.A"/>
        <table:table-column table:style-name="Πίνακας4.B"/>
        <table:table-column table:style-name="Πίνακας4.C" table:number-columns-repeated="5"/>
        <table:table-column table:style-name="Πίνακας4.H"/>
        <table:table-column table:style-name="Πίνακας4.C" table:number-columns-repeated="2"/>
        <table:table-column table:style-name="Πίνακας4.K"/>
        <table:table-row table:style-name="Πίνακας4.1">
          <table:table-cell table:style-name="Πίνακας4.A1" office:value-type="string">
            <text:p text:style-name="P464"/>
          </table:table-cell>
          <table:table-cell table:style-name="Πίνακας4.A1" office:value-type="string">
            <text:p text:style-name="P466"/>
          </table:table-cell>
          <table:table-cell table:style-name="Πίνακας4.C1" office:value-type="string">
            <text:p text:style-name="P463">Ἰωνία<text:line-break/>ἀποικίες</text:p>
          </table:table-cell>
          <table:table-cell table:style-name="Πίνακας4.C1" office:value-type="string">
            <text:p text:style-name="P463">Κόρινθος<text:line-break/>Κέρκυρα</text:p>
          </table:table-cell>
          <table:table-cell table:style-name="Πίνακας4.C1" office:value-type="string">
            <text:p text:style-name="P463">Λευκάδα</text:p>
          </table:table-cell>
          <table:table-cell table:style-name="Πίνακας4.C1" office:value-type="string">
            <text:p text:style-name="P463">Μέγαρα<text:line-break/>Βυζάντιον<text:line-break/>Ὑβλαῖα</text:p>
          </table:table-cell>
          <table:table-cell table:style-name="Πίνακας4.C1" office:value-type="string">
            <text:p text:style-name="P463">Σελινοῦς</text:p>
          </table:table-cell>
          <table:table-cell table:style-name="Πίνακας4.C1" office:value-type="string">
            <text:p text:style-name="P463">Συρακοῦσαι<text:line-break/>ἀποικίες</text:p>
          </table:table-cell>
          <table:table-cell table:style-name="Πίνακας4.C1" office:value-type="string">
            <text:p text:style-name="P463">Φλιοῦς<text:line-break/>Κλεωναί<text:line-break/>Τίρυνς</text:p>
          </table:table-cell>
          <table:table-cell table:style-name="Πίνακας4.C1" office:value-type="string">
            <text:p text:style-name="P463">Αἰτωλία</text:p>
          </table:table-cell>
          <table:table-cell table:style-name="Πίνακας4.C1" office:value-type="string">
            <text:p text:style-name="P463">Ἀρκαδία</text:p>
          </table:table-cell>
        </table:table-row>
        <table:table-row table:style-name="Πίνακας4.1">
          <table:table-cell table:style-name="Πίνακας4.A1" office:value-type="string">
            <text:p text:style-name="P479">Α</text:p>
          </table:table-cell>
          <table:table-cell table:style-name="Πίνακας4.A1" office:value-type="string">
            <text:p text:style-name="P471"/>
          </table:table-cell>
          <table:table-cell table:style-name="Πίνακας4.A1" office:value-type="string">
            <text:p text:style-name="P474"><text:span text:style-name="T2207">Α</text:span><text:span text:style-name="T2161">Α</text:span>Α</text:p>
          </table:table-cell>
          <table:table-cell table:style-name="Πίνακας4.A1" office:value-type="string">
            <text:p text:style-name="P474"><text:span text:style-name="T2207">Α</text:span><text:span text:style-name="T2161">Α</text:span>Α</text:p>
          </table:table-cell>
          <table:table-cell table:style-name="Πίνακας4.A1" office:value-type="string">
            <text:p text:style-name="P474"><text:span text:style-name="T2161">Α</text:span><text:span text:style-name="T2207">Α</text:span></text:p>
          </table:table-cell>
          <table:table-cell table:style-name="Πίνακας4.A1" office:value-type="string">
            <text:p text:style-name="P474"><text:span text:style-name="T2161">Α</text:span><text:span text:style-name="T2207">Α</text:span><text:span text:style-name="T2121">Α</text:span>Α</text:p>
          </table:table-cell>
          <table:table-cell table:style-name="Πίνακας4.A1" office:value-type="string">
            <text:p text:style-name="P474"><text:span text:style-name="T2161">Α</text:span><text:span text:style-name="T2207">Α</text:span></text:p>
          </table:table-cell>
          <table:table-cell table:style-name="Πίνακας4.A1" office:value-type="string">
            <text:p text:style-name="P474"><text:span text:style-name="T2207">Α</text:span><text:span text:style-name="T2161">Α</text:span>Α</text:p>
          </table:table-cell>
          <table:table-cell table:style-name="Πίνακας4.A1" office:value-type="string">
            <text:p text:style-name="P485">Α</text:p>
          </table:table-cell>
          <table:table-cell table:style-name="Πίνακας4.A1" office:value-type="string">
            <text:p text:style-name="P474"><text:span text:style-name="T2080">Α</text:span><text:span text:style-name="T2161">Α</text:span><text:span text:style-name="T2207">Α</text:span>Α</text:p>
          </table:table-cell>
          <table:table-cell table:style-name="Πίνακας4.A1" office:value-type="string">
            <text:p text:style-name="P474"><text:span text:style-name="T2161">Α</text:span><text:span text:style-name="T2080">Α</text:span><text:span text:style-name="T2207">Α</text:span><text:span text:style-name="T2121">Α</text:span></text:p>
          </table:table-cell>
        </table:table-row>
        <table:table-row table:style-name="Πίνακας4.1">
          <table:table-cell table:style-name="Πίνακας4.A1" office:value-type="string">
            <text:p text:style-name="P479">Β</text:p>
          </table:table-cell>
          <table:table-cell table:style-name="Πίνακας4.A1" office:value-type="string">
            <text:p text:style-name="P468"/>
          </table:table-cell>
          <table:table-cell table:style-name="Πίνακας4.A1" office:value-type="string">
            <text:p text:style-name="P479">Β</text:p>
          </table:table-cell>
          <table:table-cell table:style-name="Πίνακας4.A1" office:value-type="string">
            <text:p text:style-name="P250"><text:span text:style-name="T2091">Β</text:span><text:span text:style-name="T2146">Β</text:span><text:span text:style-name="T2155">Β</text:span></text:p>
          </table:table-cell>
          <table:table-cell table:style-name="Πίνακας4.A1" office:value-type="string">
            <text:p text:style-name="P251"><text:span text:style-name="T2091">Β</text:span><text:span text:style-name="T2155">Β</text:span></text:p>
          </table:table-cell>
          <table:table-cell table:style-name="Πίνακας4.A1" office:value-type="string">
            <text:p text:style-name="P251"><text:span text:style-name="T2091">Β</text:span><text:span text:style-name="T2318">Β</text:span><text:span text:style-name="T2048">Β</text:span></text:p>
          </table:table-cell>
          <table:table-cell table:style-name="Πίνακας4.A1" office:value-type="string">
            <text:p text:style-name="P289">Β</text:p>
          </table:table-cell>
          <table:table-cell table:style-name="Πίνακας4.A1" office:value-type="string">
            <text:p text:style-name="P494"><text:span text:style-name="T201">Β</text:span><text:span text:style-name="Προεπιλεγμένη_20_γραμματοσειρά"><text:span text:style-name="T795">Β</text:span></text:span><text:span text:style-name="Προεπιλεγμένη_20_γραμματοσειρά"><text:span text:style-name="T791">Β</text:span></text:span></text:p>
          </table:table-cell>
          <table:table-cell table:style-name="Πίνακας4.A1" office:value-type="string">
            <text:p text:style-name="P251"><text:span text:style-name="T2184">Β</text:span><text:span text:style-name="T2319">Β</text:span></text:p>
          </table:table-cell>
          <table:table-cell table:style-name="Πίνακας4.A1" office:value-type="string">
            <text:p text:style-name="P290">Β</text:p>
          </table:table-cell>
          <table:table-cell table:style-name="Πίνακας4.A1" office:value-type="string">
            <text:p text:style-name="P494"><text:span text:style-name="T201">Β</text:span><text:span text:style-name="Προεπιλεγμένη_20_γραμματοσειρά"><text:span text:style-name="T795">Β</text:span></text:span></text:p>
          </table:table-cell>
        </table:table-row>
        <table:table-row table:style-name="Πίνακας4.1">
          <table:table-cell table:style-name="Πίνακας4.A1" office:value-type="string">
            <text:p text:style-name="P479">Γ</text:p>
          </table:table-cell>
          <table:table-cell table:style-name="Πίνακας4.A1" office:value-type="string">
            <text:p text:style-name="P471"/>
          </table:table-cell>
          <table:table-cell table:style-name="Πίνακας4.A1" office:value-type="string">
            <text:p text:style-name="P494"><text:span text:style-name="T201">Γ</text:span><text:span text:style-name="Προεπιλεγμένη_20_γραμματοσειρά"><text:span text:style-name="T880">Γ</text:span></text:span></text:p>
          </table:table-cell>
          <table:table-cell table:style-name="Πίνακας4.A1" office:value-type="string">
            <text:p text:style-name="P163"><text:span text:style-name="T1192">Γ</text:span><text:span text:style-name="Προεπιλεγμένη_20_γραμματοσειρά"><text:span text:style-name="T1265">Γ</text:span></text:span><text:span text:style-name="T1198">Γ</text:span><text:span text:style-name="T1032">Γ</text:span></text:p>
          </table:table-cell>
          <table:table-cell table:style-name="Πίνακας4.A1" office:value-type="string">
            <text:p text:style-name="P165"><text:span text:style-name="Προεπιλεγμένη_20_γραμματοσειρά"><text:span text:style-name="T1265">Γ</text:span></text:span></text:p>
          </table:table-cell>
          <table:table-cell table:style-name="Πίνακας4.A1" office:value-type="string">
            <text:p text:style-name="P165"><text:span text:style-name="T1198">Γ</text:span><text:span text:style-name="Προεπιλεγμένη_20_γραμματοσειρά"><text:span text:style-name="T1265">Γ</text:span></text:span></text:p>
          </table:table-cell>
          <table:table-cell table:style-name="Πίνακας4.A1" office:value-type="string">
            <text:p text:style-name="P494"><text:span text:style-name="Προεπιλεγμένη_20_γραμματοσειρά"><text:span text:style-name="T880">Γ</text:span></text:span><text:span text:style-name="T869">Γ</text:span><text:span text:style-name="T201">Γ</text:span></text:p>
          </table:table-cell>
          <table:table-cell table:style-name="Πίνακας4.A1" office:value-type="string">
            <text:p text:style-name="P165"><text:span text:style-name="Προεπιλεγμένη_20_γραμματοσειρά"><text:span text:style-name="T1250">Γ</text:span></text:span><text:span text:style-name="T1198">Γ</text:span><text:span text:style-name="Προεπιλεγμένη_20_γραμματοσειρά"><text:span text:style-name="T1265">Γ</text:span></text:span></text:p>
          </table:table-cell>
          <table:table-cell table:style-name="Πίνακας4.A1" office:value-type="string">
            <text:p text:style-name="P479">Γ</text:p>
          </table:table-cell>
          <table:table-cell table:style-name="Πίνακας4.A1" office:value-type="string">
            <text:p text:style-name="P165"><text:span text:style-name="Προεπιλεγμένη_20_γραμματοσειρά"><text:span text:style-name="T1265">Γ</text:span></text:span></text:p>
          </table:table-cell>
          <table:table-cell table:style-name="Πίνακας4.A1" office:value-type="string">
            <text:p text:style-name="P165"><text:span text:style-name="T1198">Γ</text:span><text:span text:style-name="Προεπιλεγμένη_20_γραμματοσειρά"><text:span text:style-name="T1265">Γ</text:span></text:span></text:p>
          </table:table-cell>
        </table:table-row>
        <table:table-row table:style-name="Πίνακας4.1">
          <table:table-cell table:style-name="Πίνακας4.A1" office:value-type="string">
            <text:p text:style-name="P479">Δ</text:p>
          </table:table-cell>
          <table:table-cell table:style-name="Πίνακας4.A1" office:value-type="string">
            <text:p text:style-name="P472"/>
          </table:table-cell>
          <table:table-cell table:style-name="Πίνακας4.A1" office:value-type="string">
            <text:p text:style-name="P494"><text:span text:style-name="T201">Δ</text:span><text:span text:style-name="Προεπιλεγμένη_20_γραμματοσειρά"><text:span text:style-name="T368">Δ</text:span></text:span><text:span text:style-name="Προεπιλεγμένη_20_γραμματοσειρά"><text:span text:style-name="T435">Δ</text:span></text:span></text:p>
          </table:table-cell>
          <table:table-cell table:style-name="Πίνακας4.A1" office:value-type="string">
            <text:p text:style-name="P479">Δ</text:p>
          </table:table-cell>
          <table:table-cell table:style-name="Πίνακας4.A1" office:value-type="string">
            <text:p text:style-name="P494"><text:span text:style-name="T201">Δ</text:span><text:span text:style-name="Προεπιλεγμένη_20_γραμματοσειρά"><text:span text:style-name="T361">Δ</text:span></text:span><text:span text:style-name="Προεπιλεγμένη_20_γραμματοσειρά"><text:span text:style-name="T365">Δ</text:span></text:span></text:p>
          </table:table-cell>
          <table:table-cell table:style-name="Πίνακας4.A1" office:value-type="string">
            <text:p text:style-name="P494"><text:span text:style-name="Προεπιλεγμένη_20_γραμματοσειρά"><text:span text:style-name="T361">Δ</text:span></text:span><text:span text:style-name="T201">Δ</text:span></text:p>
          </table:table-cell>
          <table:table-cell table:style-name="Πίνακας4.A1" office:value-type="string">
            <text:p text:style-name="P494"><text:span text:style-name="Προεπιλεγμένη_20_γραμματοσειρά"><text:span text:style-name="T365">Δ</text:span></text:span><text:span text:style-name="Προεπιλεγμένη_20_γραμματοσειρά"><text:span text:style-name="T361">Δ</text:span></text:span></text:p>
          </table:table-cell>
          <table:table-cell table:style-name="Πίνακας4.A1" office:value-type="string">
            <text:p text:style-name="P494"><text:span text:style-name="Προεπιλεγμένη_20_γραμματοσειρά"><text:span text:style-name="T361">Δ</text:span></text:span><text:span text:style-name="Προεπιλεγμένη_20_γραμματοσειρά"><text:span text:style-name="T365">Δ</text:span></text:span><text:span text:style-name="T201">Δ</text:span></text:p>
          </table:table-cell>
          <table:table-cell table:style-name="Πίνακας4.A1" office:value-type="string">
            <text:p text:style-name="P479">Δ</text:p>
          </table:table-cell>
          <table:table-cell table:style-name="Πίνακας4.A1" office:value-type="string">
            <text:p text:style-name="P494"><text:span text:style-name="Προεπιλεγμένη_20_γραμματοσειρά"><text:span text:style-name="T361">Δ</text:span></text:span><text:span text:style-name="T201">Δ</text:span></text:p>
          </table:table-cell>
          <table:table-cell table:style-name="Πίνακας4.A1" office:value-type="string">
            <text:p text:style-name="P494"><text:span text:style-name="Προεπιλεγμένη_20_γραμματοσειρά"><text:span text:style-name="T361">Δ</text:span></text:span><text:span text:style-name="Προεπιλεγμένη_20_γραμματοσειρά"><text:span text:style-name="T365">Δ</text:span></text:span><text:span text:style-name="T201">Δ</text:span></text:p>
          </table:table-cell>
        </table:table-row>
        <table:table-row table:style-name="Πίνακας4.1">
          <table:table-cell table:style-name="Πίνακας4.A1" office:value-type="string">
            <text:p text:style-name="P479">Ε</text:p>
          </table:table-cell>
          <table:table-cell table:style-name="Πίνακας4.A1" office:value-type="string">
            <text:p text:style-name="P472"/>
          </table:table-cell>
          <table:table-cell table:style-name="Πίνακας4.A1" office:value-type="string">
            <text:p text:style-name="P494"><text:span text:style-name="Προεπιλεγμένη_20_γραμματοσειρά"><text:span text:style-name="T320">Ε</text:span></text:span><text:span text:style-name="Προεπιλεγμένη_20_γραμματοσειρά"><text:span text:style-name="T882">Ε</text:span></text:span><text:span text:style-name="Προεπιλεγμένη_20_γραμματοσειρά"><text:span text:style-name="T875">Ε</text:span></text:span></text:p>
          </table:table-cell>
          <table:table-cell table:style-name="Πίνακας4.A1" office:value-type="string">
            <text:p text:style-name="P283"><text:span text:style-name="Προεπιλεγμένη_20_γραμματοσειρά"><text:span text:style-name="T2205">Ε</text:span></text:span><text:span text:style-name="Προεπιλεγμένη_20_γραμματοσειρά"><text:span text:style-name="T2215">Ε</text:span></text:span><text:span text:style-name="Προεπιλεγμένη_20_γραμματοσειρά"><text:span text:style-name="T2078">Ε</text:span></text:span><text:span text:style-name="Προεπιλεγμένη_20_γραμματοσειρά"><text:span text:style-name="T1026">Ε</text:span></text:span></text:p>
          </table:table-cell>
          <table:table-cell table:style-name="Πίνακας4.A1" office:value-type="string">
            <text:p text:style-name="P283"><text:span text:style-name="Προεπιλεγμένη_20_γραμματοσειρά"><text:span text:style-name="T2205">Ε</text:span></text:span><text:span text:style-name="Προεπιλεγμένη_20_γραμματοσειρά"><text:span text:style-name="T2215">Ε</text:span></text:span><text:span text:style-name="Προεπιλεγμένη_20_γραμματοσειρά"><text:span text:style-name="T2078">Ε</text:span></text:span></text:p>
          </table:table-cell>
          <table:table-cell table:style-name="Πίνακας4.A1" office:value-type="string">
            <text:p text:style-name="P283"><text:span text:style-name="Προεπιλεγμένη_20_γραμματοσειρά"><text:span text:style-name="T2205">Ε</text:span></text:span><text:span text:style-name="Προεπιλεγμένη_20_γραμματοσειρά"><text:span text:style-name="T2215">Ε</text:span></text:span><text:span text:style-name="Προεπιλεγμένη_20_γραμματοσειρά"><text:span text:style-name="T2078">Ε</text:span></text:span><text:span text:style-name="Προεπιλεγμένη_20_γραμματοσειρά"><text:span text:style-name="T2119">Ε</text:span></text:span></text:p>
          </table:table-cell>
          <table:table-cell table:style-name="Πίνακας4.A1" office:value-type="string">
            <text:p text:style-name="P283"><text:span text:style-name="Προεπιλεγμένη_20_γραμματοσειρά"><text:span text:style-name="T2078">Ε</text:span></text:span><text:span text:style-name="Προεπιλεγμένη_20_γραμματοσειρά"><text:span text:style-name="T2119">Ε</text:span></text:span><text:span text:style-name="Προεπιλεγμένη_20_γραμματοσειρά"><text:span text:style-name="T1026">Ε</text:span></text:span></text:p>
          </table:table-cell>
          <table:table-cell table:style-name="Πίνακας4.A1" office:value-type="string">
            <text:p text:style-name="P283"><text:span text:style-name="Προεπιλεγμένη_20_γραμματοσειρά"><text:span text:style-name="T2078">Ε</text:span></text:span><text:span text:style-name="Προεπιλεγμένη_20_γραμματοσειρά"><text:span text:style-name="T2119">Ε</text:span></text:span><text:span text:style-name="Προεπιλεγμένη_20_γραμματοσειρά"><text:span text:style-name="T1026">Ε</text:span></text:span><text:span text:style-name="Προεπιλεγμένη_20_γραμματοσειρά"><text:span text:style-name="T2205">Ε</text:span></text:span></text:p>
          </table:table-cell>
          <table:table-cell table:style-name="Πίνακας4.A1" office:value-type="string">
            <text:p text:style-name="P283"><text:span text:style-name="Προεπιλεγμένη_20_γραμματοσειρά"><text:span text:style-name="T2078">Ε</text:span></text:span></text:p>
          </table:table-cell>
          <table:table-cell table:style-name="Πίνακας4.A1" office:value-type="string">
            <text:p text:style-name="P283"><text:span text:style-name="Προεπιλεγμένη_20_γραμματοσειρά"><text:span text:style-name="T2078">Ε</text:span></text:span><text:span text:style-name="Προεπιλεγμένη_20_γραμματοσειρά"><text:span text:style-name="T2205">Ε</text:span></text:span></text:p>
          </table:table-cell>
          <table:table-cell table:style-name="Πίνακας4.A1" office:value-type="string">
            <text:p text:style-name="P283"><text:span text:style-name="Προεπιλεγμένη_20_γραμματοσειρά"><text:span text:style-name="T2078">Ε</text:span></text:span><text:span text:style-name="Προεπιλεγμένη_20_γραμματοσειρά"><text:span text:style-name="T2119">Ε</text:span></text:span><text:span text:style-name="Προεπιλεγμένη_20_γραμματοσειρά"><text:span text:style-name="T1026">Ε</text:span></text:span></text:p>
          </table:table-cell>
        </table:table-row>
        <table:table-row table:style-name="Πίνακας4.1">
          <table:table-cell table:style-name="Πίνακας4.A1" office:value-type="string">
            <text:p text:style-name="P484">Ϝ</text:p>
          </table:table-cell>
          <table:table-cell table:style-name="Πίνακας4.A1" office:value-type="string">
            <text:p text:style-name="P471"/>
          </table:table-cell>
          <table:table-cell table:style-name="Πίνακας4.A1" office:value-type="string">
            <text:p text:style-name="P287"><text:span text:style-name="Προεπιλεγμένη_20_γραμματοσειρά"><text:span text:style-name="T1178">Ϝ</text:span></text:span></text:p>
          </table:table-cell>
          <table:table-cell table:style-name="Πίνακας4.A1" office:value-type="string">
            <text:p text:style-name="P495"><text:span text:style-name="Προεπιλεγμένη_20_γραμματοσειρά"><text:span text:style-name="T515">Ϝ</text:span></text:span><text:span text:style-name="T201">Ϝ</text:span></text:p>
          </table:table-cell>
          <table:table-cell table:style-name="Πίνακας4.A1" office:value-type="string">
            <text:p text:style-name="P287"><text:span text:style-name="Προεπιλεγμένη_20_γραμματοσειρά"><text:span text:style-name="T1178">Ϝ</text:span></text:span></text:p>
          </table:table-cell>
          <table:table-cell table:style-name="Πίνακας4.A1" office:value-type="string">
            <text:p text:style-name="P287"><text:span text:style-name="Προεπιλεγμένη_20_γραμματοσειρά"><text:span text:style-name="T1178">Ϝ</text:span></text:span></text:p>
          </table:table-cell>
          <table:table-cell table:style-name="Πίνακας4.A1" office:value-type="string">
            <text:p text:style-name="P287"><text:span text:style-name="Προεπιλεγμένη_20_γραμματοσειρά"><text:span text:style-name="T1178">Ϝ</text:span></text:span></text:p>
          </table:table-cell>
          <table:table-cell table:style-name="Πίνακας4.A1" office:value-type="string">
            <text:p text:style-name="P495"><text:span text:style-name="Προεπιλεγμένη_20_γραμματοσειρά"><text:span text:style-name="T515">Ϝ</text:span></text:span><text:span text:style-name="Προεπιλεγμένη_20_γραμματοσειρά"><text:span text:style-name="T508">Ϝ</text:span></text:span></text:p>
          </table:table-cell>
          <table:table-cell table:style-name="Πίνακας4.A1" office:value-type="string">
            <text:p text:style-name="P287"><text:span text:style-name="Προεπιλεγμένη_20_γραμματοσειρά"><text:span text:style-name="T1178">Ϝ</text:span></text:span></text:p>
          </table:table-cell>
          <table:table-cell table:style-name="Πίνακας4.A1" office:value-type="string">
            <text:p text:style-name="P287"><text:span text:style-name="Προεπιλεγμένη_20_γραμματοσειρά"><text:span text:style-name="T1178">Ϝ</text:span></text:span></text:p>
          </table:table-cell>
          <table:table-cell table:style-name="Πίνακας4.A1" office:value-type="string">
            <text:p text:style-name="P495"><text:span text:style-name="Προεπιλεγμένη_20_γραμματοσειρά"><text:span text:style-name="T515">Ϝ</text:span></text:span><text:span text:style-name="T201">Ϝ</text:span><text:span text:style-name="Προεπιλεγμένη_20_γραμματοσειρά"><text:span text:style-name="T520">Ϝ</text:span></text:span></text:p>
          </table:table-cell>
        </table:table-row>
        <table:table-row table:style-name="Πίνακας4.1">
          <table:table-cell table:style-name="Πίνακας4.A1" office:value-type="string">
            <text:p text:style-name="P479">Ζ</text:p>
          </table:table-cell>
          <table:table-cell table:style-name="Πίνακας4.A1" office:value-type="string">
            <text:p text:style-name="P471"/>
          </table:table-cell>
          <table:table-cell table:style-name="Πίνακας4.A1" office:value-type="string">
            <text:p text:style-name="P72"><text:span text:style-name="Προεπιλεγμένη_20_γραμματοσειρά"><text:span text:style-name="T600">Ζ</text:span></text:span></text:p>
          </table:table-cell>
          <table:table-cell table:style-name="Πίνακας4.A1" office:value-type="string">
            <text:p text:style-name="P72"><text:span text:style-name="Προεπιλεγμένη_20_γραμματοσειρά"><text:span text:style-name="T600">Ζ</text:span></text:span><text:span text:style-name="Προεπιλεγμένη_20_γραμματοσειρά"><text:span text:style-name="T562">Ζ</text:span></text:span></text:p>
          </table:table-cell>
          <table:table-cell table:style-name="Πίνακας4.A1" office:value-type="string">
            <text:p text:style-name="P481"/>
          </table:table-cell>
          <table:table-cell table:style-name="Πίνακας4.A1" office:value-type="string">
            <text:p text:style-name="P481"/>
          </table:table-cell>
          <table:table-cell table:style-name="Πίνακας4.A1" office:value-type="string">
            <text:p text:style-name="P481"/>
          </table:table-cell>
          <table:table-cell table:style-name="Πίνακας4.A1" office:value-type="string">
            <text:p text:style-name="P481"/>
          </table:table-cell>
          <table:table-cell table:style-name="Πίνακας4.A1" office:value-type="string">
            <text:p text:style-name="P481"/>
          </table:table-cell>
          <table:table-cell table:style-name="Πίνακας4.A1" office:value-type="string">
            <text:p text:style-name="P72"><text:span text:style-name="Προεπιλεγμένη_20_γραμματοσειρά"><text:span text:style-name="T600">Ζ</text:span></text:span></text:p>
          </table:table-cell>
          <table:table-cell table:style-name="Πίνακας4.A1" office:value-type="string">
            <text:p text:style-name="P72"><text:span text:style-name="Προεπιλεγμένη_20_γραμματοσειρά"><text:span text:style-name="T600">Ζ</text:span></text:span></text:p>
          </table:table-cell>
        </table:table-row>
        <table:table-row table:style-name="Πίνακας4.1">
          <table:table-cell table:style-name="Πίνακας4.A1" office:value-type="string">
            <text:p text:style-name="P479">Η</text:p>
          </table:table-cell>
          <table:table-cell table:style-name="Πίνακας4.A1" office:value-type="string">
            <text:p text:style-name="P471"/>
          </table:table-cell>
          <table:table-cell table:style-name="Πίνακας4.A1" office:value-type="string">
            <text:p text:style-name="P494"><text:span text:style-name="Προεπιλεγμένη_20_γραμματοσειρά"><text:span text:style-name="T335">Η</text:span></text:span><text:span text:style-name="T201">Η</text:span></text:p>
          </table:table-cell>
          <table:table-cell table:style-name="Πίνακας4.A1" office:value-type="string">
            <text:p text:style-name="P481"/>
          </table:table-cell>
          <table:table-cell table:style-name="Πίνακας4.A1" office:value-type="string">
            <text:p text:style-name="P481"/>
          </table:table-cell>
          <table:table-cell table:style-name="Πίνακας4.A1" office:value-type="string">
            <text:p text:style-name="P481"/>
          </table:table-cell>
          <table:table-cell table:style-name="Πίνακας4.A1" office:value-type="string">
            <text:p text:style-name="P481"/>
          </table:table-cell>
          <table:table-cell table:style-name="Πίνακας4.A1" office:value-type="string">
            <text:p text:style-name="P481"/>
          </table:table-cell>
          <table:table-cell table:style-name="Πίνακας4.A1" office:value-type="string">
            <text:p text:style-name="P494"><text:span text:style-name="Προεπιλεγμένη_20_γραμματοσειρά"><text:span text:style-name="T613">Η</text:span></text:span><text:span text:style-name="Προεπιλεγμένη_20_γραμματοσειρά"><text:span text:style-name="T351">Η</text:span></text:span></text:p>
          </table:table-cell>
          <table:table-cell table:style-name="Πίνακας4.A1" office:value-type="string">
            <text:p text:style-name="P481"/>
          </table:table-cell>
          <table:table-cell table:style-name="Πίνακας4.A1" office:value-type="string">
            <text:p text:style-name="P481"/>
          </table:table-cell>
        </table:table-row>
        <table:table-row table:style-name="Πίνακας4.1">
          <table:table-cell table:style-name="Πίνακας4.A1" office:value-type="string">
            <text:p text:style-name="P475">Ͱ</text:p>
          </table:table-cell>
          <table:table-cell table:style-name="Πίνακας4.A1" office:value-type="string">
            <text:p text:style-name="P467"/>
          </table:table-cell>
          <table:table-cell table:style-name="Πίνακας4.A1" office:value-type="string">
            <text:p text:style-name="P481"/>
          </table:table-cell>
          <table:table-cell table:style-name="Πίνακας4.A1" office:value-type="string">
            <text:p text:style-name="P171"><text:span text:style-name="Προεπιλεγμένη_20_γραμματοσειρά"><text:span text:style-name="T1227">Ͱ</text:span></text:span><text:span text:style-name="Προεπιλεγμένη_20_γραμματοσειρά"><text:span text:style-name="T1242">Ͱ</text:span></text:span></text:p>
          </table:table-cell>
          <table:table-cell table:style-name="Πίνακας4.A1" office:value-type="string">
            <text:p text:style-name="P171"><text:span text:style-name="Προεπιλεγμένη_20_γραμματοσειρά"><text:span text:style-name="T1227">Ͱ</text:span></text:span><text:span text:style-name="Προεπιλεγμένη_20_γραμματοσειρά"><text:span text:style-name="T1242">Ͱ</text:span></text:span></text:p>
          </table:table-cell>
          <table:table-cell table:style-name="Πίνακας4.A1" office:value-type="string">
            <text:p text:style-name="P171"><text:span text:style-name="Προεπιλεγμένη_20_γραμματοσειρά"><text:span text:style-name="T1227">Ͱ</text:span></text:span><text:span text:style-name="Προεπιλεγμένη_20_γραμματοσειρά"><text:span text:style-name="T1242">Ͱ</text:span></text:span></text:p>
          </table:table-cell>
          <table:table-cell table:style-name="Πίνακας4.A1" office:value-type="string">
            <text:p text:style-name="P171"><text:span text:style-name="Προεπιλεγμένη_20_γραμματοσειρά"><text:span text:style-name="T1227">Ͱ</text:span></text:span><text:span text:style-name="Προεπιλεγμένη_20_γραμματοσειρά"><text:span text:style-name="T1242">Ͱ</text:span></text:span></text:p>
          </table:table-cell>
          <table:table-cell table:style-name="Πίνακας4.A1" office:value-type="string">
            <text:p text:style-name="P171"><text:span text:style-name="Προεπιλεγμένη_20_γραμματοσειρά"><text:span text:style-name="T1227">Ͱ</text:span></text:span></text:p>
          </table:table-cell>
          <table:table-cell table:style-name="Πίνακας4.A1" office:value-type="string">
            <text:p text:style-name="P171"><text:span text:style-name="Προεπιλεγμένη_20_γραμματοσειρά"><text:span text:style-name="T1227">Ͱ</text:span></text:span></text:p>
          </table:table-cell>
          <table:table-cell table:style-name="Πίνακας4.A1" office:value-type="string">
            <text:p text:style-name="P171"><text:span text:style-name="Προεπιλεγμένη_20_γραμματοσειρά"><text:span text:style-name="T1242">Ͱ</text:span></text:span></text:p>
          </table:table-cell>
          <table:table-cell table:style-name="Πίνακας4.A1" office:value-type="string">
            <text:p text:style-name="P171"><text:span text:style-name="Προεπιλεγμένη_20_γραμματοσειρά"><text:span text:style-name="T1227">Ͱ</text:span></text:span><text:span text:style-name="Προεπιλεγμένη_20_γραμματοσειρά"><text:span text:style-name="T1242">Ͱ</text:span></text:span></text:p>
          </table:table-cell>
        </table:table-row>
        <table:table-row table:style-name="Πίνακας4.1">
          <table:table-cell table:style-name="Πίνακας4.A1" office:value-type="string">
            <text:p text:style-name="P479">Θ</text:p>
          </table:table-cell>
          <table:table-cell table:style-name="Πίνακας4.A1" office:value-type="string">
            <text:p text:style-name="P471"/>
          </table:table-cell>
          <table:table-cell table:style-name="Πίνακας4.A1" office:value-type="string">
            <text:p text:style-name="P72"><text:span text:style-name="Προεπιλεγμένη_20_γραμματοσειρά"><text:span text:style-name="T813">Θ</text:span></text:span><text:span text:style-name="Προεπιλεγμένη_20_γραμματοσειρά"><text:span text:style-name="T815">Θ</text:span></text:span><text:span text:style-name="Προεπιλεγμένη_20_γραμματοσειρά"><text:span text:style-name="T811">Θ</text:span></text:span></text:p>
          </table:table-cell>
          <table:table-cell table:style-name="Πίνακας4.A1" office:value-type="string">
            <text:p text:style-name="P72"><text:span text:style-name="Προεπιλεγμένη_20_γραμματοσειρά"><text:span text:style-name="T813">Θ</text:span></text:span><text:span text:style-name="Προεπιλεγμένη_20_γραμματοσειρά"><text:span text:style-name="T815">Θ</text:span></text:span><text:span text:style-name="Προεπιλεγμένη_20_γραμματοσειρά"><text:span text:style-name="T811">Θ</text:span></text:span></text:p>
          </table:table-cell>
          <table:table-cell table:style-name="Πίνακας4.A1" office:value-type="string">
            <text:p text:style-name="P72"><text:span text:style-name="Προεπιλεγμένη_20_γραμματοσειρά"><text:span text:style-name="T813">Θ</text:span></text:span></text:p>
          </table:table-cell>
          <table:table-cell table:style-name="Πίνακας4.A1" office:value-type="string">
            <text:p text:style-name="P72"><text:span text:style-name="Προεπιλεγμένη_20_γραμματοσειρά"><text:span text:style-name="T813">Θ</text:span></text:span><text:span text:style-name="Προεπιλεγμένη_20_γραμματοσειρά"><text:span text:style-name="T815">Θ</text:span></text:span><text:span text:style-name="Προεπιλεγμένη_20_γραμματοσειρά"><text:span text:style-name="T811">Θ</text:span></text:span></text:p>
          </table:table-cell>
          <table:table-cell table:style-name="Πίνακας4.A1" office:value-type="string">
            <text:p text:style-name="P72"><text:span text:style-name="Προεπιλεγμένη_20_γραμματοσειρά"><text:span text:style-name="T815">Θ</text:span></text:span><text:span text:style-name="Προεπιλεγμένη_20_γραμματοσειρά"><text:span text:style-name="T811">Θ</text:span></text:span></text:p>
          </table:table-cell>
          <table:table-cell table:style-name="Πίνακας4.A1" office:value-type="string">
            <text:p text:style-name="P72"><text:span text:style-name="Προεπιλεγμένη_20_γραμματοσειρά"><text:span text:style-name="T813">Θ</text:span></text:span><text:span text:style-name="Προεπιλεγμένη_20_γραμματοσειρά"><text:span text:style-name="T815">Θ</text:span></text:span></text:p>
          </table:table-cell>
          <table:table-cell table:style-name="Πίνακας4.A1" office:value-type="string">
            <text:p text:style-name="P72"><text:span text:style-name="Προεπιλεγμένη_20_γραμματοσειρά"><text:span text:style-name="T813">Θ</text:span></text:span><text:span text:style-name="Προεπιλεγμένη_20_γραμματοσειρά"><text:span text:style-name="T815">Θ</text:span></text:span></text:p>
          </table:table-cell>
          <table:table-cell table:style-name="Πίνακας4.A1" office:value-type="string">
            <text:p text:style-name="P72"><text:span text:style-name="Προεπιλεγμένη_20_γραμματοσειρά"><text:span text:style-name="T815">Θ</text:span></text:span></text:p>
          </table:table-cell>
          <table:table-cell table:style-name="Πίνακας4.A1" office:value-type="string">
            <text:p text:style-name="P72"><text:span text:style-name="Προεπιλεγμένη_20_γραμματοσειρά"><text:span text:style-name="T813">Θ</text:span></text:span><text:span text:style-name="Προεπιλεγμένη_20_γραμματοσειρά"><text:span text:style-name="T815">Θ</text:span></text:span><text:span text:style-name="Προεπιλεγμένη_20_γραμματοσειρά"><text:span text:style-name="T811">Θ</text:span></text:span></text:p>
          </table:table-cell>
        </table:table-row>
        <table:table-row table:style-name="Πίνακας4.1">
          <table:table-cell table:style-name="Πίνακας4.A1" office:value-type="string">
            <text:p text:style-name="P479">Ι</text:p>
          </table:table-cell>
          <table:table-cell table:style-name="Πίνακας4.A1" office:value-type="string">
            <text:p text:style-name="P471"/>
          </table:table-cell>
          <table:table-cell table:style-name="Πίνακας4.A1" office:value-type="string">
            <text:p text:style-name="P479">Ι</text:p>
          </table:table-cell>
          <table:table-cell table:style-name="Πίνακας4.A1" office:value-type="string">
            <text:p text:style-name="P494"><text:span text:style-name="Προεπιλεγμένη_20_γραμματοσειρά"><text:span text:style-name="T336">Ι</text:span></text:span><text:span text:style-name="Προεπιλεγμένη_20_γραμματοσειρά"><text:span text:style-name="T628">Ι</text:span></text:span><text:span text:style-name="T201">Ι</text:span></text:p>
          </table:table-cell>
          <table:table-cell table:style-name="Πίνακας4.A1" office:value-type="string">
            <text:p text:style-name="P494"><text:span text:style-name="Προεπιλεγμένη_20_γραμματοσειρά"><text:span text:style-name="T336">Ι</text:span></text:span><text:span text:style-name="Προεπιλεγμένη_20_γραμματοσειρά"><text:span text:style-name="T628">Ι</text:span></text:span><text:span text:style-name="T201">Ι</text:span></text:p>
          </table:table-cell>
          <table:table-cell table:style-name="Πίνακας4.A1" office:value-type="string">
            <text:p text:style-name="P479">Ι</text:p>
          </table:table-cell>
          <table:table-cell table:style-name="Πίνακας4.A1" office:value-type="string">
            <text:p text:style-name="P479">Ι</text:p>
          </table:table-cell>
          <table:table-cell table:style-name="Πίνακας4.A1" office:value-type="string">
            <text:p text:style-name="P479">Ι</text:p>
          </table:table-cell>
          <table:table-cell table:style-name="Πίνακας4.A1" office:value-type="string">
            <text:p text:style-name="P494"><text:span text:style-name="Προεπιλεγμένη_20_γραμματοσειρά"><text:span text:style-name="T628">Ι</text:span></text:span><text:span text:style-name="Προεπιλεγμένη_20_γραμματοσειρά"><text:span text:style-name="T343">Ι</text:span></text:span><text:span text:style-name="T201">Ι</text:span></text:p>
          </table:table-cell>
          <table:table-cell table:style-name="Πίνακας4.A1" office:value-type="string">
            <text:p text:style-name="P494"><text:span text:style-name="Προεπιλεγμένη_20_γραμματοσειρά"><text:span text:style-name="T336">Ι</text:span></text:span><text:span text:style-name="Προεπιλεγμένη_20_γραμματοσειρά"><text:span text:style-name="T628">Ι</text:span></text:span><text:span text:style-name="T201">Ι</text:span></text:p>
          </table:table-cell>
          <table:table-cell table:style-name="Πίνακας4.A1" office:value-type="string">
            <text:p text:style-name="P494"><text:span text:style-name="T201">Ι</text:span><text:span text:style-name="Προεπιλεγμένη_20_γραμματοσειρά"><text:span text:style-name="T343">Ι</text:span></text:span></text:p>
          </table:table-cell>
        </table:table-row>
        <table:table-row table:style-name="Πίνακας4.1">
          <table:table-cell table:style-name="Πίνακας4.A1" office:value-type="string">
            <text:p text:style-name="P479">Κ</text:p>
          </table:table-cell>
          <table:table-cell table:style-name="Πίνακας4.A1" office:value-type="string">
            <text:p text:style-name="P471"/>
          </table:table-cell>
          <table:table-cell table:style-name="Πίνακας4.A1" office:value-type="string">
            <text:p text:style-name="P429"><text:span text:style-name="Προεπιλεγμένη_20_γραμματοσειρά"><text:span text:style-name="T588">Κ</text:span></text:span></text:p>
          </table:table-cell>
          <table:table-cell table:style-name="Πίνακας4.A1" office:value-type="string">
            <text:p text:style-name="P429"><text:span text:style-name="Προεπιλεγμένη_20_γραμματοσειρά"><text:span text:style-name="T588">Κ</text:span></text:span></text:p>
          </table:table-cell>
          <table:table-cell table:style-name="Πίνακας4.A1" office:value-type="string">
            <text:p text:style-name="P429"><text:span text:style-name="Προεπιλεγμένη_20_γραμματοσειρά"><text:span text:style-name="T580">Κ</text:span></text:span><text:span text:style-name="Προεπιλεγμένη_20_γραμματοσειρά"><text:span text:style-name="T588">Κ</text:span></text:span></text:p>
          </table:table-cell>
          <table:table-cell table:style-name="Πίνακας4.A1" office:value-type="string">
            <text:p text:style-name="P429"><text:span text:style-name="Προεπιλεγμένη_20_γραμματοσειρά"><text:span text:style-name="T239">Κ</text:span></text:span><text:span text:style-name="Προεπιλεγμένη_20_γραμματοσειρά"><text:span text:style-name="T588">Κ</text:span></text:span></text:p>
          </table:table-cell>
          <table:table-cell table:style-name="Πίνακας4.A1" office:value-type="string">
            <text:p text:style-name="P429"><text:span text:style-name="Προεπιλεγμένη_20_γραμματοσειρά"><text:span text:style-name="T580">Κ</text:span></text:span><text:span text:style-name="Προεπιλεγμένη_20_γραμματοσειρά"><text:span text:style-name="T588">Κ</text:span></text:span></text:p>
          </table:table-cell>
          <table:table-cell table:style-name="Πίνακας4.A1" office:value-type="string">
            <text:p text:style-name="P429"><text:span text:style-name="Προεπιλεγμένη_20_γραμματοσειρά"><text:span text:style-name="T239">Κ</text:span></text:span><text:span text:style-name="Προεπιλεγμένη_20_γραμματοσειρά"><text:span text:style-name="T588">Κ</text:span></text:span></text:p>
          </table:table-cell>
          <table:table-cell table:style-name="Πίνακας4.A1" office:value-type="string">
            <text:p text:style-name="P429"><text:span text:style-name="Προεπιλεγμένη_20_γραμματοσειρά"><text:span text:style-name="T588">Κ</text:span></text:span></text:p>
          </table:table-cell>
          <table:table-cell table:style-name="Πίνακας4.A1" office:value-type="string">
            <text:p text:style-name="P429"><text:span text:style-name="Προεπιλεγμένη_20_γραμματοσειρά"><text:span text:style-name="T580">Κ</text:span></text:span><text:span text:style-name="Προεπιλεγμένη_20_γραμματοσειρά"><text:span text:style-name="T588">Κ</text:span></text:span></text:p>
          </table:table-cell>
          <table:table-cell table:style-name="Πίνακας4.A1" office:value-type="string">
            <text:p text:style-name="P429"><text:span text:style-name="Προεπιλεγμένη_20_γραμματοσειρά"><text:span text:style-name="T588">Κ</text:span></text:span></text:p>
          </table:table-cell>
        </table:table-row>
        <table:table-row table:style-name="Πίνακας4.1">
          <table:table-cell table:style-name="Πίνακας4.A1" office:value-type="string">
            <text:p text:style-name="P479">Λ</text:p>
          </table:table-cell>
          <table:table-cell table:style-name="Πίνακας4.A1" office:value-type="string">
            <text:p text:style-name="P471"/>
          </table:table-cell>
          <table:table-cell table:style-name="Πίνακας4.A1" office:value-type="string">
            <text:p text:style-name="P175"><text:span text:style-name="Προεπιλεγμένη_20_γραμματοσειρά"><text:span text:style-name="T1349">Λ</text:span></text:span><text:span text:style-name="Προεπιλεγμένη_20_γραμματοσειρά"><text:span text:style-name="T1392">Λ</text:span></text:span><text:span text:style-name="Προεπιλεγμένη_20_γραμματοσειρά"><text:span text:style-name="T1378">Λ</text:span></text:span><text:span text:style-name="Προεπιλεγμένη_20_γραμματοσειρά"><text:span text:style-name="T1032">Λ</text:span></text:span></text:p>
          </table:table-cell>
          <table:table-cell table:style-name="Πίνακας4.A1" office:value-type="string">
            <text:p text:style-name="P175"><text:span text:style-name="Προεπιλεγμένη_20_γραμματοσειρά"><text:span text:style-name="T1349">Λ</text:span></text:span><text:span text:style-name="Προεπιλεγμένη_20_γραμματοσειρά"><text:span text:style-name="T1378">Λ</text:span></text:span><text:span text:style-name="Προεπιλεγμένη_20_γραμματοσειρά"><text:span text:style-name="T1032">Λ</text:span></text:span></text:p>
          </table:table-cell>
          <table:table-cell table:style-name="Πίνακας4.A1" office:value-type="string">
            <text:p text:style-name="P175"><text:span text:style-name="Προεπιλεγμένη_20_γραμματοσειρά"><text:span text:style-name="T1349">Λ</text:span></text:span></text:p>
          </table:table-cell>
          <table:table-cell table:style-name="Πίνακας4.A1" office:value-type="string">
            <text:p text:style-name="P175"><text:span text:style-name="Προεπιλεγμένη_20_γραμματοσειρά"><text:span text:style-name="T1348">Λ</text:span></text:span><text:span text:style-name="Προεπιλεγμένη_20_γραμματοσειρά"><text:span text:style-name="T1032">Λ</text:span></text:span><text:span text:style-name="Προεπιλεγμένη_20_γραμματοσειρά"><text:span text:style-name="T1378">Λ</text:span></text:span></text:p>
          </table:table-cell>
          <table:table-cell table:style-name="Πίνακας4.A1" office:value-type="string">
            <text:p text:style-name="P175"><text:span text:style-name="Προεπιλεγμένη_20_γραμματοσειρά"><text:span text:style-name="T1345">Λ</text:span></text:span><text:span text:style-name="Προεπιλεγμένη_20_γραμματοσειρά"><text:span text:style-name="T1032">Λ</text:span></text:span></text:p>
          </table:table-cell>
          <table:table-cell table:style-name="Πίνακας4.A1" office:value-type="string">
            <text:p text:style-name="P175"><text:span text:style-name="Προεπιλεγμένη_20_γραμματοσειρά"><text:span text:style-name="T1345">Λ</text:span></text:span><text:span text:style-name="Προεπιλεγμένη_20_γραμματοσειρά"><text:span text:style-name="T1032">Λ</text:span></text:span><text:span text:style-name="Προεπιλεγμένη_20_γραμματοσειρά"><text:span text:style-name="T1392">Λ</text:span></text:span><text:span text:style-name="Προεπιλεγμένη_20_γραμματοσειρά"><text:span text:style-name="T1378">Λ</text:span></text:span></text:p>
          </table:table-cell>
          <table:table-cell table:style-name="Πίνακας4.A1" office:value-type="string">
            <text:p text:style-name="P175"><text:span text:style-name="Προεπιλεγμένη_20_γραμματοσειρά"><text:span text:style-name="T1349">Λ</text:span></text:span><text:span text:style-name="Προεπιλεγμένη_20_γραμματοσειρά"><text:span text:style-name="T1378">Λ</text:span></text:span></text:p>
          </table:table-cell>
          <table:table-cell table:style-name="Πίνακας4.A1" office:value-type="string">
            <text:p text:style-name="P175"><text:span text:style-name="Προεπιλεγμένη_20_γραμματοσειρά"><text:span text:style-name="T1349">Λ</text:span></text:span><text:span text:style-name="Προεπιλεγμένη_20_γραμματοσειρά"><text:span text:style-name="T1392">Λ</text:span></text:span></text:p>
          </table:table-cell>
          <table:table-cell table:style-name="Πίνακας4.A1" office:value-type="string">
            <text:p text:style-name="P175"><text:span text:style-name="Προεπιλεγμένη_20_γραμματοσειρά"><text:span text:style-name="T1392">Λ</text:span></text:span><text:span text:style-name="Προεπιλεγμένη_20_γραμματοσειρά"><text:span text:style-name="T1032">Λ</text:span></text:span></text:p>
          </table:table-cell>
        </table:table-row>
        <table:table-row table:style-name="Πίνακας4.1">
          <table:table-cell table:style-name="Πίνακας4.A1" office:value-type="string">
            <text:p text:style-name="P479">Μ</text:p>
          </table:table-cell>
          <table:table-cell table:style-name="Πίνακας4.A1" office:value-type="string">
            <text:p text:style-name="P471"/>
          </table:table-cell>
          <table:table-cell table:style-name="Πίνακας4.A1" office:value-type="string">
            <text:p text:style-name="P184"><text:span text:style-name="T1214">Μ</text:span><text:span text:style-name="Προεπιλεγμένη_20_γραμματοσειρά"><text:span text:style-name="T1279">Μ</text:span></text:span><text:span text:style-name="Προεπιλεγμένη_20_γραμματοσειρά"><text:span text:style-name="T1196">Μ</text:span></text:span></text:p>
          </table:table-cell>
          <table:table-cell table:style-name="Πίνακας4.A1" office:value-type="string">
            <text:p text:style-name="P184"><text:span text:style-name="T1205">Μ</text:span><text:span text:style-name="T1192">Μ</text:span><text:span text:style-name="T1032">Μ</text:span></text:p>
          </table:table-cell>
          <table:table-cell table:style-name="Πίνακας4.A1" office:value-type="string">
            <text:p text:style-name="P293">Μ</text:p>
          </table:table-cell>
          <table:table-cell table:style-name="Πίνακας4.A1" office:value-type="string">
            <text:p text:style-name="P184"><text:span text:style-name="T1205">Μ</text:span><text:span text:style-name="Προεπιλεγμένη_20_γραμματοσειρά"><text:span text:style-name="T1279">Μ</text:span></text:span><text:span text:style-name="Προεπιλεγμένη_20_γραμματοσειρά"><text:span text:style-name="T1220">Μ</text:span></text:span></text:p>
          </table:table-cell>
          <table:table-cell table:style-name="Πίνακας4.A1" office:value-type="string">
            <text:p text:style-name="P184"><text:span text:style-name="Προεπιλεγμένη_20_γραμματοσειρά"><text:span text:style-name="T1196">Μ</text:span></text:span><text:span text:style-name="Προεπιλεγμένη_20_γραμματοσειρά"><text:span text:style-name="T1279">Μ</text:span></text:span></text:p>
          </table:table-cell>
          <table:table-cell table:style-name="Πίνακας4.A1" office:value-type="string">
            <text:p text:style-name="P184"><text:span text:style-name="Προεπιλεγμένη_20_γραμματοσειρά"><text:span text:style-name="T1211">Μ</text:span></text:span><text:span text:style-name="Προεπιλεγμένη_20_γραμματοσειρά"><text:span text:style-name="T1279">Μ</text:span></text:span><text:span text:style-name="Προεπιλεγμένη_20_γραμματοσειρά"><text:span text:style-name="T1220">Μ</text:span></text:span><text:span text:style-name="Προεπιλεγμένη_20_γραμματοσειρά"><text:span text:style-name="T1032">Μ</text:span></text:span></text:p>
          </table:table-cell>
          <table:table-cell table:style-name="Πίνακας4.A1" office:value-type="string">
            <text:p text:style-name="P184"><text:span text:style-name="T1205">Μ</text:span><text:span text:style-name="T1221">Μ</text:span></text:p>
          </table:table-cell>
          <table:table-cell table:style-name="Πίνακας4.A1" office:value-type="string">
            <text:p text:style-name="P293">Μ</text:p>
          </table:table-cell>
          <table:table-cell table:style-name="Πίνακας4.A1" office:value-type="string">
            <text:p text:style-name="P184"><text:span text:style-name="Προεπιλεγμένη_20_γραμματοσειρά"><text:span text:style-name="T1196">Μ</text:span></text:span><text:span text:style-name="Προεπιλεγμένη_20_γραμματοσειρά"><text:span text:style-name="T1279">Μ</text:span></text:span><text:span text:style-name="Προεπιλεγμένη_20_γραμματοσειρά"><text:span text:style-name="T1032">Μ</text:span></text:span><text:span text:style-name="Προεπιλεγμένη_20_γραμματοσειρά"><text:span text:style-name="T1288">Μ</text:span></text:span></text:p>
          </table:table-cell>
        </table:table-row>
        <table:table-row table:style-name="Πίνακας4.1">
          <table:table-cell table:style-name="Πίνακας4.A1" office:value-type="string">
            <text:p text:style-name="P479">Ν</text:p>
          </table:table-cell>
          <table:table-cell table:style-name="Πίνακας4.A1" office:value-type="string">
            <text:p text:style-name="P471"/>
          </table:table-cell>
          <table:table-cell table:style-name="Πίνακας4.A1" office:value-type="string">
            <text:p text:style-name="P432"><text:span text:style-name="Προεπιλεγμένη_20_γραμματοσειρά"><text:span text:style-name="T509">Ν</text:span></text:span><text:span text:style-name="Προεπιλεγμένη_20_γραμματοσειρά"><text:span text:style-name="T517">Ν</text:span></text:span><text:span text:style-name="Προεπιλεγμένη_20_γραμματοσειρά"><text:span text:style-name="T240">Ν</text:span></text:span></text:p>
          </table:table-cell>
          <table:table-cell table:style-name="Πίνακας4.A1" office:value-type="string">
            <text:p text:style-name="P432"><text:span text:style-name="Προεπιλεγμένη_20_γραμματοσειρά"><text:span text:style-name="T509">Ν</text:span></text:span><text:span text:style-name="Προεπιλεγμένη_20_γραμματοσειρά"><text:span text:style-name="T517">Ν</text:span></text:span></text:p>
          </table:table-cell>
          <table:table-cell table:style-name="Πίνακας4.A1" office:value-type="string">
            <text:p text:style-name="P432"><text:span text:style-name="Προεπιλεγμένη_20_γραμματοσειρά"><text:span text:style-name="T509">Ν</text:span></text:span><text:span text:style-name="Προεπιλεγμένη_20_γραμματοσειρά"><text:span text:style-name="T493">Ν</text:span></text:span></text:p>
          </table:table-cell>
          <table:table-cell table:style-name="Πίνακας4.A1" office:value-type="string">
            <text:p text:style-name="P432"><text:span text:style-name="Προεπιλεγμένη_20_γραμματοσειρά"><text:span text:style-name="T493">Ν</text:span></text:span><text:span text:style-name="Προεπιλεγμένη_20_γραμματοσειρά"><text:span text:style-name="T509">Ν</text:span></text:span><text:span text:style-name="Προεπιλεγμένη_20_γραμματοσειρά"><text:span text:style-name="T522">Ν</text:span></text:span><text:span text:style-name="Προεπιλεγμένη_20_γραμματοσειρά"><text:span text:style-name="T517">Ν</text:span></text:span><text:span text:style-name="Προεπιλεγμένη_20_γραμματοσειρά"><text:span text:style-name="T240">Ν</text:span></text:span></text:p>
          </table:table-cell>
          <table:table-cell table:style-name="Πίνακας4.A1" office:value-type="string">
            <text:p text:style-name="P432"><text:span text:style-name="Προεπιλεγμένη_20_γραμματοσειρά"><text:span text:style-name="T509">Ν</text:span></text:span><text:span text:style-name="Προεπιλεγμένη_20_γραμματοσειρά"><text:span text:style-name="T493">Ν</text:span></text:span><text:span text:style-name="Προεπιλεγμένη_20_γραμματοσειρά"><text:span text:style-name="T517">Ν</text:span></text:span></text:p>
          </table:table-cell>
          <table:table-cell table:style-name="Πίνακας4.A1" office:value-type="string">
            <text:p text:style-name="P432"><text:span text:style-name="Προεπιλεγμένη_20_γραμματοσειρά"><text:span text:style-name="T517">Ν</text:span></text:span><text:span text:style-name="Προεπιλεγμένη_20_γραμματοσειρά"><text:span text:style-name="T240">Ν</text:span></text:span><text:span text:style-name="Προεπιλεγμένη_20_γραμματοσειρά"><text:span text:style-name="T509">Ν</text:span></text:span></text:p>
          </table:table-cell>
          <table:table-cell table:style-name="Πίνακας4.A1" office:value-type="string">
            <text:p text:style-name="P432"><text:span text:style-name="Προεπιλεγμένη_20_γραμματοσειρά"><text:span text:style-name="T509">Ν</text:span></text:span></text:p>
          </table:table-cell>
          <table:table-cell table:style-name="Πίνακας4.A1" office:value-type="string">
            <text:p text:style-name="P432"><text:span text:style-name="Προεπιλεγμένη_20_γραμματοσειρά"><text:span text:style-name="T509">Ν</text:span></text:span><text:span text:style-name="Προεπιλεγμένη_20_γραμματοσειρά"><text:span text:style-name="T493">Ν</text:span></text:span></text:p>
          </table:table-cell>
          <table:table-cell table:style-name="Πίνακας4.A1" office:value-type="string">
            <text:p text:style-name="P432"><text:span text:style-name="Προεπιλεγμένη_20_γραμματοσειρά"><text:span text:style-name="T509">Ν</text:span></text:span><text:span text:style-name="Προεπιλεγμένη_20_γραμματοσειρά"><text:span text:style-name="T517">Ν</text:span></text:span></text:p>
          </table:table-cell>
        </table:table-row>
        <table:table-row table:style-name="Πίνακας4.1">
          <table:table-cell table:style-name="Πίνακας4.A1" office:value-type="string">
            <text:p text:style-name="P479">Ξ</text:p>
          </table:table-cell>
          <table:table-cell table:style-name="Πίνακας4.A1" office:value-type="string">
            <text:p text:style-name="P471"/>
          </table:table-cell>
          <table:table-cell table:style-name="Πίνακας4.A1" office:value-type="string">
            <text:p text:style-name="P72"><text:span text:style-name="Προεπιλεγμένη_20_γραμματοσειρά"><text:span text:style-name="T848">Ξ</text:span></text:span><text:span text:style-name="Προεπιλεγμένη_20_γραμματοσειρά"><text:span text:style-name="T821">Ξ</text:span></text:span></text:p>
          </table:table-cell>
          <table:table-cell table:style-name="Πίνακας4.A1" office:value-type="string">
            <text:p text:style-name="P72"><text:span text:style-name="Προεπιλεγμένη_20_γραμματοσειρά"><text:span text:style-name="T846">Ξ</text:span></text:span><text:span text:style-name="Προεπιλεγμένη_20_γραμματοσειρά"><text:span text:style-name="T848">Ξ</text:span></text:span></text:p>
          </table:table-cell>
          <table:table-cell table:style-name="Πίνακας4.A1" office:value-type="string">
            <text:p text:style-name="P481"/>
          </table:table-cell>
          <table:table-cell table:style-name="Πίνακας4.A1" office:value-type="string">
            <text:p text:style-name="P72"><text:span text:style-name="Προεπιλεγμένη_20_γραμματοσειρά"><text:span text:style-name="T848">Ξ</text:span></text:span></text:p>
          </table:table-cell>
          <table:table-cell table:style-name="Πίνακας4.A1" office:value-type="string">
            <text:p text:style-name="P72"><text:span text:style-name="Προεπιλεγμένη_20_γραμματοσειρά"><text:span text:style-name="T848">Ξ</text:span></text:span></text:p>
          </table:table-cell>
          <table:table-cell table:style-name="Πίνακας4.A1" office:value-type="string">
            <text:p text:style-name="P72"><text:span text:style-name="Προεπιλεγμένη_20_γραμματοσειρά"><text:span text:style-name="T743">Ξ</text:span></text:span><text:span text:style-name="Προεπιλεγμένη_20_γραμματοσειρά"><text:span text:style-name="T848">Ξ</text:span></text:span></text:p>
          </table:table-cell>
          <table:table-cell table:style-name="Πίνακας4.A1" office:value-type="string">
            <text:p text:style-name="P72"><text:span text:style-name="Προεπιλεγμένη_20_γραμματοσειρά"><text:span text:style-name="T846">Ξ</text:span></text:span><text:span text:style-name="Προεπιλεγμένη_20_γραμματοσειρά"><text:span text:style-name="T848">Ξ</text:span></text:span></text:p>
          </table:table-cell>
          <table:table-cell table:style-name="Πίνακας4.A1" office:value-type="string">
            <text:p text:style-name="P72"><text:span text:style-name="Προεπιλεγμένη_20_γραμματοσειρά"><text:span text:style-name="T844">Ξ</text:span></text:span></text:p>
          </table:table-cell>
          <table:table-cell table:style-name="Πίνακας4.A1" office:value-type="string">
            <text:p text:style-name="P72"><text:span text:style-name="Προεπιλεγμένη_20_γραμματοσειρά"><text:span text:style-name="T844">Ξ</text:span></text:span><text:span text:style-name="Προεπιλεγμένη_20_γραμματοσειρά"><text:span text:style-name="T743">Ξ</text:span></text:span></text:p>
          </table:table-cell>
        </table:table-row>
        <table:table-row table:style-name="Πίνακας4.1">
          <table:table-cell table:style-name="Πίνακας4.A1" office:value-type="string">
            <text:p text:style-name="P479">Ο</text:p>
          </table:table-cell>
          <table:table-cell table:style-name="Πίνακας4.A1" office:value-type="string">
            <text:p text:style-name="P471"/>
          </table:table-cell>
          <table:table-cell table:style-name="Πίνακας4.A1" office:value-type="string">
            <text:p text:style-name="P479">Ο</text:p>
          </table:table-cell>
          <table:table-cell table:style-name="Πίνακας4.A1" office:value-type="string">
            <text:p text:style-name="P479">Ο</text:p>
          </table:table-cell>
          <table:table-cell table:style-name="Πίνακας4.A1" office:value-type="string">
            <text:p text:style-name="P479">Ο</text:p>
          </table:table-cell>
          <table:table-cell table:style-name="Πίνακας4.A1" office:value-type="string">
            <text:p text:style-name="P479">Ο</text:p>
          </table:table-cell>
          <table:table-cell table:style-name="Πίνακας4.A1" office:value-type="string">
            <text:p text:style-name="P479">Ο</text:p>
          </table:table-cell>
          <table:table-cell table:style-name="Πίνακας4.A1" office:value-type="string">
            <text:p text:style-name="P479">Ο</text:p>
          </table:table-cell>
          <table:table-cell table:style-name="Πίνακας4.A1" office:value-type="string">
            <text:p text:style-name="P494"><text:span text:style-name="T201">Ο</text:span><text:span text:style-name="Προεπιλεγμένη_20_γραμματοσειρά"><text:span text:style-name="T480">Ο</text:span></text:span></text:p>
          </table:table-cell>
          <table:table-cell table:style-name="Πίνακας4.A1" office:value-type="string">
            <text:p text:style-name="P479">Ο</text:p>
          </table:table-cell>
          <table:table-cell table:style-name="Πίνακας4.A1" office:value-type="string">
            <text:p text:style-name="P479">Ο</text:p>
          </table:table-cell>
        </table:table-row>
        <table:table-row table:style-name="Πίνακας4.1">
          <table:table-cell table:style-name="Πίνακας4.A1" office:value-type="string">
            <text:p text:style-name="P479">Π</text:p>
          </table:table-cell>
          <table:table-cell table:style-name="Πίνακας4.A1" office:value-type="string">
            <text:p text:style-name="P471"/>
          </table:table-cell>
          <table:table-cell table:style-name="Πίνακας4.A1" office:value-type="string">
            <text:p text:style-name="P64"><text:span text:style-name="Προεπιλεγμένη_20_γραμματοσειρά"><text:span text:style-name="T629">Π</text:span></text:span></text:p>
          </table:table-cell>
          <table:table-cell table:style-name="Πίνακας4.A1" office:value-type="string">
            <text:p text:style-name="P64"><text:span text:style-name="Προεπιλεγμένη_20_γραμματοσειρά"><text:span text:style-name="T629">Π</text:span></text:span></text:p>
          </table:table-cell>
          <table:table-cell table:style-name="Πίνακας4.A1" office:value-type="string">
            <text:p text:style-name="P64"><text:span text:style-name="Προεπιλεγμένη_20_γραμματοσειρά"><text:span text:style-name="T629">Π</text:span></text:span></text:p>
          </table:table-cell>
          <table:table-cell table:style-name="Πίνακας4.A1" office:value-type="string">
            <text:p text:style-name="P64"><text:span text:style-name="Προεπιλεγμένη_20_γραμματοσειρά"><text:span text:style-name="T629">Π</text:span></text:span></text:p>
          </table:table-cell>
          <table:table-cell table:style-name="Πίνακας4.A1" office:value-type="string">
            <text:p text:style-name="P64"><text:span text:style-name="Προεπιλεγμένη_20_γραμματοσειρά"><text:span text:style-name="T629">Π</text:span></text:span></text:p>
          </table:table-cell>
          <table:table-cell table:style-name="Πίνακας4.A1" office:value-type="string">
            <text:p text:style-name="P64"><text:span text:style-name="Προεπιλεγμένη_20_γραμματοσειρά"><text:span text:style-name="T629">Π</text:span></text:span></text:p>
          </table:table-cell>
          <table:table-cell table:style-name="Πίνακας4.A1" office:value-type="string">
            <text:p text:style-name="P64"><text:span text:style-name="Προεπιλεγμένη_20_γραμματοσειρά"><text:span text:style-name="T629">Π</text:span></text:span></text:p>
          </table:table-cell>
          <table:table-cell table:style-name="Πίνακας4.A1" office:value-type="string">
            <text:p text:style-name="P64"><text:span text:style-name="Προεπιλεγμένη_20_γραμματοσειρά"><text:span text:style-name="T629">Π</text:span></text:span></text:p>
          </table:table-cell>
          <table:table-cell table:style-name="Πίνακας4.A1" office:value-type="string">
            <text:p text:style-name="P64"><text:span text:style-name="Προεπιλεγμένη_20_γραμματοσειρά"><text:span text:style-name="T629">Π</text:span></text:span></text:p>
          </table:table-cell>
        </table:table-row>
        <table:table-row table:style-name="Πίνακας4.1">
          <table:table-cell table:style-name="Πίνακας4.A1" office:value-type="string">
            <text:p text:style-name="P475">Ϻ</text:p>
          </table:table-cell>
          <table:table-cell table:style-name="Πίνακας4.A1" office:value-type="string">
            <text:p text:style-name="P467"/>
          </table:table-cell>
          <table:table-cell table:style-name="Πίνακας4.A1" office:value-type="string">
            <text:p text:style-name="P481"/>
          </table:table-cell>
          <table:table-cell table:style-name="Πίνακας4.A1" office:value-type="string">
            <text:p text:style-name="P132"><text:span text:style-name="Προεπιλεγμένη_20_γραμματοσειρά"><text:span text:style-name="T1123">Ϻ</text:span></text:span></text:p>
          </table:table-cell>
          <table:table-cell table:style-name="Πίνακας4.A1" office:value-type="string">
            <text:p text:style-name="P132"><text:span text:style-name="Προεπιλεγμένη_20_γραμματοσειρά"><text:span text:style-name="T1123">Ϻ</text:span></text:span></text:p>
          </table:table-cell>
          <table:table-cell table:style-name="Πίνακας4.A1" office:value-type="string">
            <text:p text:style-name="P132"><text:span text:style-name="Προεπιλεγμένη_20_γραμματοσειρά"><text:span text:style-name="T1123">Ϻ</text:span></text:span></text:p>
          </table:table-cell>
          <table:table-cell table:style-name="Πίνακας4.A1" office:value-type="string">
            <text:p text:style-name="P481"/>
          </table:table-cell>
          <table:table-cell table:style-name="Πίνακας4.A1" office:value-type="string">
            <text:p text:style-name="P132"><text:span text:style-name="Προεπιλεγμένη_20_γραμματοσειρά"><text:span text:style-name="T1123">Ϻ</text:span></text:span></text:p>
          </table:table-cell>
          <table:table-cell table:style-name="Πίνακας4.A1" office:value-type="string">
            <text:p text:style-name="P132"><text:span text:style-name="Προεπιλεγμένη_20_γραμματοσειρά"><text:span text:style-name="T1123">Ϻ</text:span></text:span></text:p>
          </table:table-cell>
          <table:table-cell table:style-name="Πίνακας4.A1" office:value-type="string">
            <text:p text:style-name="P132"><text:span text:style-name="Προεπιλεγμένη_20_γραμματοσειρά"><text:span text:style-name="T1123">Ϻ</text:span></text:span></text:p>
          </table:table-cell>
          <table:table-cell table:style-name="Πίνακας4.A1" office:value-type="string">
            <text:p text:style-name="P481"/>
          </table:table-cell>
        </table:table-row>
        <table:table-row table:style-name="Πίνακας4.1">
          <table:table-cell table:style-name="Πίνακας4.A1" office:value-type="string">
            <text:p text:style-name="P475">Ϙ</text:p>
          </table:table-cell>
          <table:table-cell table:style-name="Πίνακας4.A1" office:value-type="string">
            <text:p text:style-name="P467"/>
          </table:table-cell>
          <table:table-cell table:style-name="Πίνακας4.A1" office:value-type="string">
            <text:p text:style-name="P435"><text:span text:style-name="Προεπιλεγμένη_20_γραμματοσειρά"><text:span text:style-name="T415">Ϙ</text:span></text:span><text:span text:style-name="Προεπιλεγμένη_20_γραμματοσειρά"><text:span text:style-name="T239">Ϙ</text:span></text:span><text:span text:style-name="Προεπιλεγμένη_20_γραμματοσειρά"><text:span text:style-name="T909">Ϙ</text:span></text:span><text:span text:style-name="Προεπιλεγμένη_20_γραμματοσειρά"><text:span text:style-name="T421">Ϙ</text:span></text:span></text:p>
          </table:table-cell>
          <table:table-cell table:style-name="Πίνακας4.A1" office:value-type="string">
            <text:p text:style-name="P435"><text:span text:style-name="Προεπιλεγμένη_20_γραμματοσειρά"><text:span text:style-name="T239">Ϙ</text:span></text:span><text:span text:style-name="Προεπιλεγμένη_20_γραμματοσειρά"><text:span text:style-name="T909">Ϙ</text:span></text:span></text:p>
          </table:table-cell>
          <table:table-cell table:style-name="Πίνακας4.A1" office:value-type="string">
            <text:p text:style-name="P435"><text:span text:style-name="Προεπιλεγμένη_20_γραμματοσειρά"><text:span text:style-name="T909">Ϙ</text:span></text:span></text:p>
          </table:table-cell>
          <table:table-cell table:style-name="Πίνακας4.A1" office:value-type="string">
            <text:p text:style-name="P435"><text:span text:style-name="Προεπιλεγμένη_20_γραμματοσειρά"><text:span text:style-name="T239">Ϙ</text:span></text:span><text:span text:style-name="Προεπιλεγμένη_20_γραμματοσειρά"><text:span text:style-name="T909">Ϙ</text:span></text:span></text:p>
          </table:table-cell>
          <table:table-cell table:style-name="Πίνακας4.A1" office:value-type="string">
            <text:p text:style-name="P435"><text:span text:style-name="Προεπιλεγμένη_20_γραμματοσειρά"><text:span text:style-name="T909">Ϙ</text:span></text:span></text:p>
          </table:table-cell>
          <table:table-cell table:style-name="Πίνακας4.A1" office:value-type="string">
            <text:p text:style-name="P435"><text:span text:style-name="Προεπιλεγμένη_20_γραμματοσειρά"><text:span text:style-name="T239">Ϙ</text:span></text:span><text:span text:style-name="Προεπιλεγμένη_20_γραμματοσειρά"><text:span text:style-name="T909">Ϙ</text:span></text:span></text:p>
          </table:table-cell>
          <table:table-cell table:style-name="Πίνακας4.A1" office:value-type="string">
            <text:p text:style-name="P435"><text:span text:style-name="Προεπιλεγμένη_20_γραμματοσειρά"><text:span text:style-name="T415">Ϙ</text:span></text:span><text:span text:style-name="Προεπιλεγμένη_20_γραμματοσειρά"><text:span text:style-name="T239">Ϙ</text:span></text:span><text:span text:style-name="Προεπιλεγμένη_20_γραμματοσειρά"><text:span text:style-name="T418">Ϙ</text:span></text:span></text:p>
          </table:table-cell>
          <table:table-cell table:style-name="Πίνακας4.A1" office:value-type="string">
            <text:p text:style-name="P481"/>
          </table:table-cell>
          <table:table-cell table:style-name="Πίνακας4.A1" office:value-type="string">
            <text:p text:style-name="P435"><text:span text:style-name="Προεπιλεγμένη_20_γραμματοσειρά"><text:span text:style-name="T239">Ϙ</text:span></text:span><text:span text:style-name="Προεπιλεγμένη_20_γραμματοσειρά"><text:span text:style-name="T909">Ϙ</text:span></text:span></text:p>
          </table:table-cell>
        </table:table-row>
        <table:table-row table:style-name="Πίνακας4.1">
          <table:table-cell table:style-name="Πίνακας4.A1" office:value-type="string">
            <text:p text:style-name="P479">Ρ</text:p>
          </table:table-cell>
          <table:table-cell table:style-name="Πίνακας4.A1" office:value-type="string">
            <text:p text:style-name="P471"/>
          </table:table-cell>
          <table:table-cell table:style-name="Πίνακας4.A1" office:value-type="string">
            <text:p text:style-name="P494"><text:span text:style-name="T201">Ρ</text:span><text:span text:style-name="Προεπιλεγμένη_20_γραμματοσειρά"><text:span text:style-name="T881">Ρ</text:span></text:span><text:span text:style-name="T869">Ρ</text:span><text:span text:style-name="T906">Ρ</text:span></text:p>
          </table:table-cell>
          <table:table-cell table:style-name="Πίνακας4.A1" office:value-type="string">
            <text:p text:style-name="P479">Ρ<text:span text:style-name="T1228">Ρ</text:span><text:span text:style-name="T1212">Ρ</text:span></text:p>
          </table:table-cell>
          <table:table-cell table:style-name="Πίνακας4.A1" office:value-type="string">
            <text:p text:style-name="P479">Ρ<text:span text:style-name="T1228">Ρ</text:span></text:p>
          </table:table-cell>
          <table:table-cell table:style-name="Πίνακας4.A1" office:value-type="string">
            <text:p text:style-name="P494"><text:span text:style-name="T201">Ρ</text:span><text:span text:style-name="Προεπιλεγμένη_20_γραμματοσειρά"><text:span text:style-name="T881">Ρ</text:span></text:span><text:span text:style-name="Προεπιλεγμένη_20_γραμματοσειρά"><text:span text:style-name="T887">Ρ</text:span></text:span><text:span text:style-name="Προεπιλεγμένη_20_γραμματοσειρά"><text:span text:style-name="T868">Ρ</text:span></text:span><text:span text:style-name="Προεπιλεγμένη_20_γραμματοσειρά"><text:span text:style-name="T902">Ρ</text:span></text:span><text:span text:style-name="Προεπιλεγμένη_20_γραμματοσειρά"><text:span text:style-name="T905">Ρ</text:span></text:span></text:p>
          </table:table-cell>
          <table:table-cell table:style-name="Πίνακας4.A1" office:value-type="string">
            <text:p text:style-name="P479">Ρ<text:span text:style-name="T1228">Ρ</text:span></text:p>
          </table:table-cell>
          <table:table-cell table:style-name="Πίνακας4.A1" office:value-type="string">
            <text:p text:style-name="P479"><text:span text:style-name="T1197">Ρ</text:span><text:span text:style-name="T2097">Ρ</text:span>Ρ<text:span text:style-name="T1228">Ρ</text:span></text:p>
          </table:table-cell>
          <table:table-cell table:style-name="Πίνακας4.A1" office:value-type="string">
            <text:p text:style-name="P494"><text:span text:style-name="Προεπιλεγμένη_20_γραμματοσειρά"><text:span text:style-name="T902">Ρ</text:span></text:span></text:p>
          </table:table-cell>
          <table:table-cell table:style-name="Πίνακας4.A1" office:value-type="string">
            <text:p text:style-name="P479">Ρ<text:span text:style-name="T1203">Ρ</text:span><text:span text:style-name="T1228">Ρ</text:span></text:p>
          </table:table-cell>
          <table:table-cell table:style-name="Πίνακας4.A1" office:value-type="string">
            <text:p text:style-name="P479">Ρ<text:span text:style-name="T1228">Ρ</text:span></text:p>
          </table:table-cell>
        </table:table-row>
        <table:table-row table:style-name="Πίνακας4.1">
          <table:table-cell table:style-name="Πίνακας4.A1" office:value-type="string">
            <text:p text:style-name="P479">Σ</text:p>
          </table:table-cell>
          <table:table-cell table:style-name="Πίνακας4.A1" office:value-type="string">
            <text:p text:style-name="P471"/>
          </table:table-cell>
          <table:table-cell table:style-name="Πίνακας4.A1" office:value-type="string">
            <text:p text:style-name="P72"><text:span text:style-name="Προεπιλεγμένη_20_γραμματοσειρά"><text:span text:style-name="T912">Σ</text:span></text:span><text:span text:style-name="Προεπιλεγμένη_20_γραμματοσειρά"><text:span text:style-name="T914">Σ</text:span></text:span><text:span text:style-name="Προεπιλεγμένη_20_γραμματοσειρά"><text:span text:style-name="T930">Σ</text:span></text:span></text:p>
          </table:table-cell>
          <table:table-cell table:style-name="Πίνακας4.A1" office:value-type="string">
            <text:p text:style-name="P481"/>
          </table:table-cell>
          <table:table-cell table:style-name="Πίνακας4.A1" office:value-type="string">
            <text:p text:style-name="P72"><text:span text:style-name="Προεπιλεγμένη_20_γραμματοσειρά"><text:span text:style-name="T912">Σ</text:span></text:span></text:p>
          </table:table-cell>
          <table:table-cell table:style-name="Πίνακας4.A1" office:value-type="string">
            <text:p text:style-name="P72"><text:span text:style-name="Προεπιλεγμένη_20_γραμματοσειρά"><text:span text:style-name="T912">Σ</text:span></text:span><text:span text:style-name="Προεπιλεγμένη_20_γραμματοσειρά"><text:span text:style-name="T914">Σ</text:span></text:span></text:p>
          </table:table-cell>
          <table:table-cell table:style-name="Πίνακας4.A1" office:value-type="string">
            <text:p text:style-name="P72"><text:span text:style-name="Προεπιλεγμένη_20_γραμματοσειρά"><text:span text:style-name="T912">Σ</text:span></text:span><text:span text:style-name="Προεπιλεγμένη_20_γραμματοσειρά"><text:span text:style-name="T914">Σ</text:span></text:span></text:p>
          </table:table-cell>
          <table:table-cell table:style-name="Πίνακας4.A1" office:value-type="string">
            <text:p text:style-name="P72"><text:span text:style-name="Προεπιλεγμένη_20_γραμματοσειρά"><text:span text:style-name="T912">Σ</text:span></text:span><text:span text:style-name="Προεπιλεγμένη_20_γραμματοσειρά"><text:span text:style-name="T914">Σ</text:span></text:span><text:span text:style-name="Προεπιλεγμένη_20_γραμματοσειρά"><text:span text:style-name="T930">Σ</text:span></text:span></text:p>
          </table:table-cell>
          <table:table-cell table:style-name="Πίνακας4.A1" office:value-type="string">
            <text:p text:style-name="P481"/>
          </table:table-cell>
          <table:table-cell table:style-name="Πίνακας4.A1" office:value-type="string">
            <text:p text:style-name="P72"><text:span text:style-name="Προεπιλεγμένη_20_γραμματοσειρά"><text:span text:style-name="T912">Σ</text:span></text:span></text:p>
          </table:table-cell>
          <table:table-cell table:style-name="Πίνακας4.A1" office:value-type="string">
            <text:p text:style-name="P72"><text:span text:style-name="Προεπιλεγμένη_20_γραμματοσειρά"><text:span text:style-name="T912">Σ</text:span></text:span><text:span text:style-name="Προεπιλεγμένη_20_γραμματοσειρά"><text:span text:style-name="T914">Σ</text:span></text:span></text:p>
          </table:table-cell>
        </table:table-row>
        <table:table-row table:style-name="Πίνακας4.1">
          <table:table-cell table:style-name="Πίνακας4.A1" office:value-type="string">
            <text:p text:style-name="P479">Τ</text:p>
          </table:table-cell>
          <table:table-cell table:style-name="Πίνακας4.A1" office:value-type="string">
            <text:p text:style-name="P471"/>
          </table:table-cell>
          <table:table-cell table:style-name="Πίνακας4.A1" office:value-type="string">
            <text:p text:style-name="P479">Τ</text:p>
          </table:table-cell>
          <table:table-cell table:style-name="Πίνακας4.A1" office:value-type="string">
            <text:p text:style-name="P479">Τ</text:p>
          </table:table-cell>
          <table:table-cell table:style-name="Πίνακας4.A1" office:value-type="string">
            <text:p text:style-name="P479">Τ</text:p>
          </table:table-cell>
          <table:table-cell table:style-name="Πίνακας4.A1" office:value-type="string">
            <text:p text:style-name="P479">Τ</text:p>
          </table:table-cell>
          <table:table-cell table:style-name="Πίνακας4.A1" office:value-type="string">
            <text:p text:style-name="P479">Τ</text:p>
          </table:table-cell>
          <table:table-cell table:style-name="Πίνακας4.A1" office:value-type="string">
            <text:p text:style-name="P479">Τ</text:p>
          </table:table-cell>
          <table:table-cell table:style-name="Πίνακας4.A1" office:value-type="string">
            <text:p text:style-name="P479">Τ</text:p>
          </table:table-cell>
          <table:table-cell table:style-name="Πίνακας4.A1" office:value-type="string">
            <text:p text:style-name="P479">Τ</text:p>
          </table:table-cell>
          <table:table-cell table:style-name="Πίνακας4.A1" office:value-type="string">
            <text:p text:style-name="P479">Τ</text:p>
          </table:table-cell>
        </table:table-row>
        <table:table-row table:style-name="Πίνακας4.1">
          <table:table-cell table:style-name="Πίνακας4.A1" office:value-type="string">
            <text:p text:style-name="P479">Υ</text:p>
          </table:table-cell>
          <table:table-cell table:style-name="Πίνακας4.A1" office:value-type="string">
            <text:p text:style-name="P471"/>
          </table:table-cell>
          <table:table-cell table:style-name="Πίνακας4.A1" office:value-type="string">
            <text:p text:style-name="P382"><text:span text:style-name="Προεπιλεγμένη_20_γραμματοσειρά"><text:span text:style-name="T589">Υ</text:span></text:span><text:span text:style-name="Προεπιλεγμένη_20_γραμματοσειρά"><text:span text:style-name="T240">Υ</text:span></text:span><text:span text:style-name="Προεπιλεγμένη_20_γραμματοσειρά"><text:span text:style-name="T594">Υ</text:span></text:span></text:p>
          </table:table-cell>
          <table:table-cell table:style-name="Πίνακας4.A1" office:value-type="string">
            <text:p text:style-name="P382"><text:span text:style-name="Προεπιλεγμένη_20_γραμματοσειρά"><text:span text:style-name="T589">Υ</text:span></text:span><text:span text:style-name="Προεπιλεγμένη_20_γραμματοσειρά"><text:span text:style-name="T240">Υ</text:span></text:span><text:span text:style-name="Προεπιλεγμένη_20_γραμματοσειρά"><text:span text:style-name="T594">Υ</text:span></text:span></text:p>
          </table:table-cell>
          <table:table-cell table:style-name="Πίνακας4.A1" office:value-type="string">
            <text:p text:style-name="P382"><text:span text:style-name="Προεπιλεγμένη_20_γραμματοσειρά"><text:span text:style-name="T240">Υ</text:span></text:span><text:span text:style-name="Προεπιλεγμένη_20_γραμματοσειρά"><text:span text:style-name="T594">Υ</text:span></text:span></text:p>
          </table:table-cell>
          <table:table-cell table:style-name="Πίνακας4.A1" office:value-type="string">
            <text:p text:style-name="P382"><text:span text:style-name="Προεπιλεγμένη_20_γραμματοσειρά"><text:span text:style-name="T589">Υ</text:span></text:span><text:span text:style-name="Προεπιλεγμένη_20_γραμματοσειρά"><text:span text:style-name="T594">Υ</text:span></text:span></text:p>
          </table:table-cell>
          <table:table-cell table:style-name="Πίνακας4.A1" office:value-type="string">
            <text:p text:style-name="P382"><text:span text:style-name="Προεπιλεγμένη_20_γραμματοσειρά"><text:span text:style-name="T594">Υ</text:span></text:span></text:p>
          </table:table-cell>
          <table:table-cell table:style-name="Πίνακας4.A1" office:value-type="string">
            <text:p text:style-name="P382"><text:span text:style-name="Προεπιλεγμένη_20_γραμματοσειρά"><text:span text:style-name="T589">Υ</text:span></text:span><text:span text:style-name="Προεπιλεγμένη_20_γραμματοσειρά"><text:span text:style-name="T594">Υ</text:span></text:span></text:p>
          </table:table-cell>
          <table:table-cell table:style-name="Πίνακας4.A1" office:value-type="string">
            <text:p text:style-name="P382"><text:span text:style-name="Προεπιλεγμένη_20_γραμματοσειρά"><text:span text:style-name="T589">Υ</text:span></text:span></text:p>
          </table:table-cell>
          <table:table-cell table:style-name="Πίνακας4.A1" office:value-type="string">
            <text:p text:style-name="P382"><text:span text:style-name="Προεπιλεγμένη_20_γραμματοσειρά"><text:span text:style-name="T594">Υ</text:span></text:span></text:p>
          </table:table-cell>
          <table:table-cell table:style-name="Πίνακας4.A1" office:value-type="string">
            <text:p text:style-name="P382"><text:span text:style-name="Προεπιλεγμένη_20_γραμματοσειρά"><text:span text:style-name="T589">Υ</text:span></text:span><text:span text:style-name="Προεπιλεγμένη_20_γραμματοσειρά"><text:span text:style-name="T594">Υ</text:span></text:span></text:p>
          </table:table-cell>
        </table:table-row>
        <table:table-row table:style-name="Πίνακας4.1">
          <table:table-cell table:style-name="Πίνακας4.A1" office:value-type="string">
            <text:p text:style-name="P479">Φ</text:p>
          </table:table-cell>
          <table:table-cell table:style-name="Πίνακας4.A1" office:value-type="string">
            <text:p text:style-name="P472"/>
          </table:table-cell>
          <table:table-cell table:style-name="Πίνακας4.A1" office:value-type="string">
            <text:p text:style-name="P479">Φ<text:span text:style-name="T2072">Φ</text:span></text:p>
          </table:table-cell>
          <table:table-cell table:style-name="Πίνακας4.A1" office:value-type="string">
            <text:p text:style-name="P479">Φ<text:span text:style-name="T2072">Φ</text:span></text:p>
          </table:table-cell>
          <table:table-cell table:style-name="Πίνακας4.A1" office:value-type="string">
            <text:p text:style-name="P486">Φ</text:p>
          </table:table-cell>
          <table:table-cell table:style-name="Πίνακας4.A1" office:value-type="string">
            <text:p text:style-name="P486">Φ</text:p>
          </table:table-cell>
          <table:table-cell table:style-name="Πίνακας4.A1" office:value-type="string">
            <text:p text:style-name="P486">Φ</text:p>
          </table:table-cell>
          <table:table-cell table:style-name="Πίνακας4.A1" office:value-type="string">
            <text:p text:style-name="P486">Φ</text:p>
          </table:table-cell>
          <table:table-cell table:style-name="Πίνακας4.A1" office:value-type="string">
            <text:p text:style-name="P479">Φ<text:span text:style-name="T2072">Φ</text:span></text:p>
          </table:table-cell>
          <table:table-cell table:style-name="Πίνακας4.A1" office:value-type="string">
            <text:p text:style-name="P479">Φ</text:p>
          </table:table-cell>
          <table:table-cell table:style-name="Πίνακας4.A1" office:value-type="string">
            <text:p text:style-name="P479">Φ<text:span text:style-name="T2072">Φ</text:span></text:p>
          </table:table-cell>
        </table:table-row>
        <table:table-row table:style-name="Πίνακας4.1">
          <table:table-cell table:style-name="Πίνακας4.A1" office:value-type="string">
            <text:p text:style-name="P479">Χ</text:p>
          </table:table-cell>
          <table:table-cell table:style-name="Πίνακας4.A1" office:value-type="string">
            <text:p text:style-name="P471"/>
          </table:table-cell>
          <table:table-cell table:style-name="Πίνακας4.A1" office:value-type="string">
            <text:p text:style-name="P178"><text:span text:style-name="Προεπιλεγμένη_20_γραμματοσειρά"><text:span text:style-name="T1029">Χ</text:span></text:span><text:span text:style-name="Προεπιλεγμένη_20_γραμματοσειρά"><text:span text:style-name="T1166">Χ</text:span></text:span></text:p>
          </table:table-cell>
          <table:table-cell table:style-name="Πίνακας4.A1" office:value-type="string">
            <text:p text:style-name="P175"><text:span text:style-name="Προεπιλεγμένη_20_γραμματοσειρά"><text:span text:style-name="T1029">Χ</text:span></text:span><text:span text:style-name="Προεπιλεγμένη_20_γραμματοσειρά"><text:span text:style-name="T1166">Χ</text:span></text:span></text:p>
          </table:table-cell>
          <table:table-cell table:style-name="Πίνακας4.A1" office:value-type="string">
            <text:p text:style-name="P481"/>
          </table:table-cell>
          <table:table-cell table:style-name="Πίνακας4.A1" office:value-type="string">
            <text:p text:style-name="P175"><text:span text:style-name="Προεπιλεγμένη_20_γραμματοσειρά"><text:span text:style-name="T1029">Χ</text:span></text:span><text:span text:style-name="Προεπιλεγμένη_20_γραμματοσειρά"><text:span text:style-name="T1166">Χ</text:span></text:span></text:p>
          </table:table-cell>
          <table:table-cell table:style-name="Πίνακας4.A1" office:value-type="string">
            <text:p text:style-name="P175"><text:span text:style-name="Προεπιλεγμένη_20_γραμματοσειρά"><text:span text:style-name="T1029">Χ</text:span></text:span><text:span text:style-name="Προεπιλεγμένη_20_γραμματοσειρά"><text:span text:style-name="T1166">Χ</text:span></text:span></text:p>
          </table:table-cell>
          <table:table-cell table:style-name="Πίνακας4.A1" office:value-type="string">
            <text:p text:style-name="P494"><text:span text:style-name="T201">Χ</text:span><text:span text:style-name="Προεπιλεγμένη_20_γραμματοσειρά"><text:span text:style-name="T516">Χ</text:span></text:span></text:p>
          </table:table-cell>
          <table:table-cell table:style-name="Πίνακας4.A1" office:value-type="string">
            <text:p text:style-name="P175"><text:span text:style-name="Προεπιλεγμένη_20_γραμματοσειρά"><text:span text:style-name="T1029">Χ</text:span></text:span><text:span text:style-name="Προεπιλεγμένη_20_γραμματοσειρά"><text:span text:style-name="T1166">Χ</text:span></text:span></text:p>
          </table:table-cell>
          <table:table-cell table:style-name="Πίνακας4.A1" office:value-type="string">
            <text:p text:style-name="P494"><text:span text:style-name="T201">Χ</text:span><text:span text:style-name="Προεπιλεγμένη_20_γραμματοσειρά"><text:span text:style-name="T516">Χ</text:span></text:span><text:span text:style-name="Προεπιλεγμένη_20_γραμματοσειρά"><text:span text:style-name="T512">Χ</text:span></text:span></text:p>
          </table:table-cell>
          <table:table-cell table:style-name="Πίνακας4.A1" office:value-type="string">
            <text:p text:style-name="P175"><text:span text:style-name="Προεπιλεγμένη_20_γραμματοσειρά"><text:span text:style-name="T1171">Χ</text:span></text:span><text:span text:style-name="Προεπιλεγμένη_20_γραμματοσειρά"><text:span text:style-name="T1179">Χ</text:span></text:span><text:span text:style-name="Προεπιλεγμένη_20_γραμματοσειρά"><text:span text:style-name="T1186">Χ</text:span></text:span></text:p>
          </table:table-cell>
        </table:table-row>
        <table:table-row table:style-name="Πίνακας4.1">
          <table:table-cell table:style-name="Πίνακας4.A1" office:value-type="string">
            <text:p text:style-name="P479">Ψ</text:p>
          </table:table-cell>
          <table:table-cell table:style-name="Πίνακας4.A1" office:value-type="string">
            <text:p text:style-name="P471"/>
          </table:table-cell>
          <table:table-cell table:style-name="Πίνακας4.A1" office:value-type="string">
            <text:p text:style-name="P72"><text:span text:style-name="Προεπιλεγμένη_20_γραμματοσειρά"><text:span text:style-name="T923">Ψ</text:span></text:span><text:span text:style-name="Προεπιλεγμένη_20_γραμματοσειρά"><text:span text:style-name="T927">Ψ</text:span></text:span></text:p>
          </table:table-cell>
          <table:table-cell table:style-name="Πίνακας4.A1" office:value-type="string">
            <text:p text:style-name="P72"><text:span text:style-name="Προεπιλεγμένη_20_γραμματοσειρά"><text:span text:style-name="T923">Ψ</text:span></text:span><text:span text:style-name="Προεπιλεγμένη_20_γραμματοσειρά"><text:span text:style-name="T927">Ψ</text:span></text:span></text:p>
          </table:table-cell>
          <table:table-cell table:style-name="Πίνακας4.A1" office:value-type="string">
            <text:p text:style-name="P481"/>
          </table:table-cell>
          <table:table-cell table:style-name="Πίνακας4.A1" office:value-type="string">
            <text:p text:style-name="P72"><text:span text:style-name="Προεπιλεγμένη_20_γραμματοσειρά"><text:span text:style-name="T923">Ψ</text:span></text:span><text:span text:style-name="Προεπιλεγμένη_20_γραμματοσειρά"><text:span text:style-name="T927">Ψ</text:span></text:span></text:p>
          </table:table-cell>
          <table:table-cell table:style-name="Πίνακας4.A1" office:value-type="string">
            <text:p text:style-name="P72"><text:span text:style-name="Προεπιλεγμένη_20_γραμματοσειρά"><text:span text:style-name="T927">Ψ</text:span></text:span></text:p>
          </table:table-cell>
          <table:table-cell table:style-name="Πίνακας4.A1" office:value-type="string">
            <text:p text:style-name="P72"><text:span text:style-name="Προεπιλεγμένη_20_γραμματοσειρά"><text:span text:style-name="T927">Ψ</text:span></text:span></text:p>
          </table:table-cell>
          <table:table-cell table:style-name="Πίνακας4.A1" office:value-type="string">
            <text:p text:style-name="P481"/>
          </table:table-cell>
          <table:table-cell table:style-name="Πίνακας4.A1" office:value-type="string">
            <text:p text:style-name="P481"/>
          </table:table-cell>
          <table:table-cell table:style-name="Πίνακας4.A1" office:value-type="string">
            <text:p text:style-name="P72"><text:span text:style-name="Προεπιλεγμένη_20_γραμματοσειρά"><text:span text:style-name="T932">Ψ</text:span></text:span></text:p>
          </table:table-cell>
        </table:table-row>
        <table:table-row table:style-name="Πίνακας4.1">
          <table:table-cell table:style-name="Πίνακας4.A1" office:value-type="string">
            <text:p text:style-name="P479">Ω</text:p>
          </table:table-cell>
          <table:table-cell table:style-name="Πίνακας4.A1" office:value-type="string">
            <text:p text:style-name="P471"/>
          </table:table-cell>
          <table:table-cell table:style-name="Πίνακας4.A1" office:value-type="string">
            <text:p text:style-name="P204"><text:span text:style-name="T2306">Ω</text:span><text:span text:style-name="T1032">Ω</text:span></text:p>
          </table:table-cell>
          <table:table-cell table:style-name="Πίνακας4.A1" office:value-type="string">
            <text:p text:style-name="P481"/>
          </table:table-cell>
          <table:table-cell table:style-name="Πίνακας4.A1" office:value-type="string">
            <text:p text:style-name="P481"/>
          </table:table-cell>
          <table:table-cell table:style-name="Πίνακας4.A1" office:value-type="string">
            <text:p text:style-name="P481"/>
          </table:table-cell>
          <table:table-cell table:style-name="Πίνακας4.A1" office:value-type="string">
            <text:p text:style-name="P481"/>
          </table:table-cell>
          <table:table-cell table:style-name="Πίνακας4.A1" office:value-type="string">
            <text:p text:style-name="P481"/>
          </table:table-cell>
          <table:table-cell table:style-name="Πίνακας4.A1" office:value-type="string">
            <text:p text:style-name="P204"><text:span text:style-name="Προεπιλεγμένη_20_γραμματοσειρά"><text:span text:style-name="T2041">Ω</text:span></text:span></text:p>
          </table:table-cell>
          <table:table-cell table:style-name="Πίνακας4.A1" office:value-type="string">
            <text:p text:style-name="P481"/>
          </table:table-cell>
          <table:table-cell table:style-name="Πίνακας4.A1" office:value-type="string">
            <text:p text:style-name="P481"/>
          </table:table-cell>
        </table:table-row>
        <table:table-row table:style-name="Πίνακας4.1">
          <table:table-cell table:style-name="Πίνακας4.A1" office:value-type="string">
            <text:p text:style-name="P474">:</text:p>
          </table:table-cell>
          <table:table-cell table:style-name="Πίνακας4.A1" office:value-type="string">
            <text:p text:style-name="P469"/>
          </table:table-cell>
          <table:table-cell table:style-name="Πίνακας4.A1" office:value-type="string">
            <text:p text:style-name="P207"><text:span text:style-name="Προεπιλεγμένη_20_γραμματοσειρά"><text:span text:style-name="T1059">⁝</text:span></text:span><text:span text:style-name="Προεπιλεγμένη_20_γραμματοσειρά"><text:span text:style-name="T1060"> ⁚</text:span></text:span></text:p>
          </table:table-cell>
          <table:table-cell table:style-name="Πίνακας4.A1" office:value-type="string">
            <text:p text:style-name="P207"><text:span text:style-name="Προεπιλεγμένη_20_γραμματοσειρά"><text:span text:style-name="T1059">⁞</text:span></text:span><text:span text:style-name="Προεπιλεγμένη_20_γραμματοσειρά"><text:span text:style-name="T1060"> ⁚</text:span></text:span></text:p>
          </table:table-cell>
          <table:table-cell table:style-name="Πίνακας4.A1" office:value-type="string">
            <text:p text:style-name="P480"/>
          </table:table-cell>
          <table:table-cell table:style-name="Πίνακας4.A1" office:value-type="string">
            <text:p text:style-name="P207"><text:span text:style-name="Προεπιλεγμένη_20_γραμματοσειρά"><text:span text:style-name="T1059">⁝</text:span></text:span><text:span text:style-name="Προεπιλεγμένη_20_γραμματοσειρά"><text:span text:style-name="T1060"> ⁚</text:span></text:span></text:p>
          </table:table-cell>
          <table:table-cell table:style-name="Πίνακας4.A1" office:value-type="string">
            <text:p text:style-name="P480"/>
          </table:table-cell>
          <table:table-cell table:style-name="Πίνακας4.A1" office:value-type="string">
            <text:p text:style-name="P207"><text:span text:style-name="Προεπιλεγμένη_20_γραμματοσειρά"><text:span text:style-name="T1059">⁝</text:span></text:span><text:span text:style-name="Προεπιλεγμένη_20_γραμματοσειρά"><text:span text:style-name="T1060"> ⁚</text:span></text:span></text:p>
          </table:table-cell>
          <table:table-cell table:style-name="Πίνακας4.A1" office:value-type="string">
            <text:p text:style-name="P207"><text:span text:style-name="Προεπιλεγμένη_20_γραμματοσειρά"><text:span text:style-name="T1059">⁝</text:span></text:span></text:p>
          </table:table-cell>
          <table:table-cell table:style-name="Πίνακας4.A1" office:value-type="string">
            <text:p text:style-name="P207"><text:span text:style-name="Προεπιλεγμένη_20_γραμματοσειρά"><text:span text:style-name="T1059">⁝</text:span></text:span></text:p>
          </table:table-cell>
          <table:table-cell table:style-name="Πίνακας4.A1" office:value-type="string">
            <text:p text:style-name="P207"><text:span text:style-name="Προεπιλεγμένη_20_γραμματοσειρά"><text:span text:style-name="T1059">⁝</text:span></text:span><text:span text:style-name="Προεπιλεγμένη_20_γραμματοσειρά"><text:span text:style-name="T1060"> ⁚</text:span></text:span></text:p>
          </table:table-cell>
        </table:table-row>
      </table:table>
      <text:p text:style-name="P496"/>
      <text:p text:style-name="P496"/>
      <text:p text:style-name="P442"/>
      <table:table table:name="Πίνακας12" table:style-name="Πίνακας12">
        <table:table-column table:style-name="Πίνακας12.A"/>
        <table:table-column table:style-name="Πίνακας12.B"/>
        <table:table-column table:style-name="Πίνακας12.C"/>
        <table:table-column table:style-name="Πίνακας12.D"/>
        <table:table-column table:style-name="Πίνακας12.E"/>
        <table:table-column table:style-name="Πίνακας12.F"/>
        <table:table-column table:style-name="Πίνακας12.G"/>
        <table:table-column table:style-name="Πίνακας12.H"/>
        <table:table-column table:style-name="Πίνακας12.I"/>
        <table:table-column table:style-name="Πίνακας12.D"/>
        <table:table-column table:style-name="Πίνακας12.K"/>
        <table:table-row table:style-name="Πίνακας12.1">
          <table:table-cell table:style-name="Πίνακας12.A1" office:value-type="string">
            <text:p text:style-name="P464"/>
          </table:table-cell>
          <table:table-cell table:style-name="Πίνακας12.A1" office:value-type="string">
            <text:p text:style-name="P466"/>
          </table:table-cell>
          <table:table-cell table:style-name="Πίνακας12.C1" office:value-type="string">
            <text:p text:style-name="P463">Ἀχαΐα<text:line-break/>ἀποικίες</text:p>
          </table:table-cell>
          <table:table-cell table:style-name="Πίνακας12.C1" office:value-type="string">
            <text:p text:style-name="P463">Βοιωτία</text:p>
          </table:table-cell>
          <table:table-cell table:style-name="Πίνακας12.C1" office:value-type="string">
            <text:p text:style-name="P463">Γέλα<text:line-break/>Ἀκράγας</text:p>
          </table:table-cell>
          <table:table-cell table:style-name="Πίνακας12.C1" office:value-type="string">
            <text:p text:style-name="P463">Εὔβοια<text:line-break/>ἀποικίες</text:p>
          </table:table-cell>
          <table:table-cell table:style-name="Πίνακας12.C1" office:value-type="string">
            <text:p text:style-name="P463">Ἤλις</text:p>
          </table:table-cell>
          <table:table-cell table:style-name="Πίνακας12.C1" office:value-type="string">
            <text:p text:style-name="P463">Θεσσαλία</text:p>
          </table:table-cell>
          <table:table-cell table:style-name="Πίνακας12.C1" office:value-type="string">
            <text:p text:style-name="P465"><text:span text:style-name="T2320">Ἰθάκη</text:span><text:span text:style-name="T87"><text:line-break/></text:span><text:span text:style-name="T2320">Κεφαλληνία</text:span></text:p>
          </table:table-cell>
          <table:table-cell table:style-name="Πίνακας12.C1" office:value-type="string">
            <text:p text:style-name="P463">Λακωνία<text:line-break/>Μεσσηνία<text:line-break/>Τάρας</text:p>
          </table:table-cell>
          <table:table-cell table:style-name="Πίνακας12.C1" office:value-type="string">
            <text:p text:style-name="P463">Λοκρίς<text:line-break/>ἀποικίες</text:p>
          </table:table-cell>
        </table:table-row>
        <table:table-row table:style-name="Πίνακας12.1">
          <table:table-cell table:style-name="Πίνακας12.A1" office:value-type="string">
            <text:p text:style-name="P479">Α</text:p>
          </table:table-cell>
          <table:table-cell table:style-name="Πίνακας12.A1" office:value-type="string">
            <text:p text:style-name="P471"/>
          </table:table-cell>
          <table:table-cell table:style-name="Πίνακας12.A1" office:value-type="string">
            <text:p text:style-name="P160"><text:span text:style-name="T2273">Α</text:span><text:span text:style-name="T2157">Α</text:span><text:span text:style-name="T2204">Α</text:span><text:span text:style-name="T2099">Α</text:span></text:p>
          </table:table-cell>
          <table:table-cell table:style-name="Πίνακας12.A1" office:value-type="string">
            <text:p text:style-name="P474"><text:span text:style-name="T2200">Α</text:span><text:span text:style-name="T2162">Α</text:span><text:span text:style-name="T2208">Α</text:span></text:p>
          </table:table-cell>
          <table:table-cell table:style-name="Πίνακας12.A1" office:value-type="string">
            <text:p text:style-name="P474"><text:span text:style-name="T2275">Α</text:span>Α<text:span text:style-name="T2121">Α</text:span></text:p>
          </table:table-cell>
          <table:table-cell table:style-name="Πίνακας12.A1" office:value-type="string">
            <text:p text:style-name="P159"><text:span text:style-name="T2278">Α</text:span><text:span text:style-name="T2157">Α</text:span><text:span text:style-name="T2076">Α</text:span><text:span text:style-name="T2197">Α</text:span></text:p>
          </table:table-cell>
          <table:table-cell table:style-name="Πίνακας12.A1" office:value-type="string">
            <text:p text:style-name="P159"><text:span text:style-name="T2157">Α</text:span><text:span text:style-name="T2076">Α</text:span><text:span text:style-name="T2209">Α</text:span><text:span text:style-name="T1031">Α</text:span></text:p>
          </table:table-cell>
          <table:table-cell table:style-name="Πίνακας12.A1" office:value-type="string">
            <text:p text:style-name="P159"><text:span text:style-name="T2157">Α</text:span><text:span text:style-name="T2076">Α</text:span><text:span text:style-name="T2209">Α</text:span><text:span text:style-name="T2197">Α</text:span></text:p>
          </table:table-cell>
          <table:table-cell table:style-name="Πίνακας12.A1" office:value-type="string">
            <text:p text:style-name="P474"><text:span text:style-name="T2208">Α</text:span><text:span text:style-name="T2161">Α</text:span>Α</text:p>
          </table:table-cell>
          <table:table-cell table:style-name="Πίνακας12.A1" office:value-type="string">
            <text:p text:style-name="P474">Α<text:span text:style-name="T2208">Α</text:span></text:p>
          </table:table-cell>
          <table:table-cell table:style-name="Πίνακας12.A1" office:value-type="string">
            <text:p text:style-name="P474"><text:span text:style-name="T2208">Α</text:span><text:span text:style-name="T2161">Α</text:span><text:span text:style-name="T2200">Α</text:span></text:p>
          </table:table-cell>
        </table:table-row>
        <table:table-row table:style-name="Πίνακας12.1">
          <table:table-cell table:style-name="Πίνακας12.A1" office:value-type="string">
            <text:p text:style-name="P479">Β</text:p>
          </table:table-cell>
          <table:table-cell table:style-name="Πίνακας12.A1" office:value-type="string">
            <text:p text:style-name="P468"/>
          </table:table-cell>
          <table:table-cell table:style-name="Πίνακας12.A1" office:value-type="string">
            <text:p text:style-name="P479">Β</text:p>
          </table:table-cell>
          <table:table-cell table:style-name="Πίνακας12.A1" office:value-type="string">
            <text:p text:style-name="P494"><text:span text:style-name="T201">Β</text:span><text:span text:style-name="Προεπιλεγμένη_20_γραμματοσειρά"><text:span text:style-name="T795">Β</text:span></text:span></text:p>
          </table:table-cell>
          <table:table-cell table:style-name="Πίνακας12.A1" office:value-type="string">
            <text:p text:style-name="P479">Β</text:p>
          </table:table-cell>
          <table:table-cell table:style-name="Πίνακας12.A1" office:value-type="string">
            <text:p text:style-name="P494"><text:span text:style-name="T201">Β</text:span><text:span text:style-name="Προεπιλεγμένη_20_γραμματοσειρά"><text:span text:style-name="T795">Β</text:span></text:span></text:p>
          </table:table-cell>
          <table:table-cell table:style-name="Πίνακας12.A1" office:value-type="string">
            <text:p text:style-name="P494"><text:span text:style-name="T201">Β</text:span><text:span text:style-name="Προεπιλεγμένη_20_γραμματοσειρά"><text:span text:style-name="T795">Β</text:span></text:span></text:p>
          </table:table-cell>
          <table:table-cell table:style-name="Πίνακας12.A1" office:value-type="string">
            <text:p text:style-name="P494"><text:span text:style-name="T201">Β</text:span><text:span text:style-name="Προεπιλεγμένη_20_γραμματοσειρά"><text:span text:style-name="T795">Β</text:span></text:span></text:p>
          </table:table-cell>
          <table:table-cell table:style-name="Πίνακας12.A1" office:value-type="string">
            <text:p text:style-name="P479"/>
          </table:table-cell>
          <table:table-cell table:style-name="Πίνακας12.A1" office:value-type="string">
            <text:p text:style-name="P479">Β</text:p>
          </table:table-cell>
          <table:table-cell table:style-name="Πίνακας12.A1" office:value-type="string">
            <text:p text:style-name="P494"><text:span text:style-name="T201">Β</text:span><text:span text:style-name="Προεπιλεγμένη_20_γραμματοσειρά"><text:span text:style-name="T795">Β</text:span></text:span></text:p>
          </table:table-cell>
        </table:table-row>
        <table:table-row table:style-name="Πίνακας12.1">
          <table:table-cell table:style-name="Πίνακας12.A1" office:value-type="string">
            <text:p text:style-name="P479">Γ</text:p>
          </table:table-cell>
          <table:table-cell table:style-name="Πίνακας12.A1" office:value-type="string">
            <text:p text:style-name="P471"/>
          </table:table-cell>
          <table:table-cell table:style-name="Πίνακας12.A1" office:value-type="string">
            <text:p text:style-name="P165"><text:span text:style-name="Προεπιλεγμένη_20_γραμματοσειρά"><text:span text:style-name="T1265">Γ</text:span></text:span><text:span text:style-name="Προεπιλεγμένη_20_γραμματοσειρά"><text:span text:style-name="T1229">Γ</text:span></text:span></text:p>
          </table:table-cell>
          <table:table-cell table:style-name="Πίνακας12.A1" office:value-type="string">
            <text:p text:style-name="P494"><text:span text:style-name="T885">Γ</text:span><text:span text:style-name="T873">Γ</text:span><text:span text:style-name="T201">Γ</text:span><text:span text:style-name="Προεπιλεγμένη_20_γραμματοσειρά"><text:span text:style-name="T880">Γ</text:span></text:span></text:p>
          </table:table-cell>
          <table:table-cell table:style-name="Πίνακας12.A1" office:value-type="string">
            <text:p text:style-name="P494"><text:span text:style-name="T201">Γ</text:span><text:span text:style-name="Προεπιλεγμένη_20_γραμματοσειρά"><text:span text:style-name="T880">Γ</text:span></text:span></text:p>
          </table:table-cell>
          <table:table-cell table:style-name="Πίνακας12.A1" office:value-type="string">
            <text:p text:style-name="P494"><text:span text:style-name="T201">Γ</text:span><text:span text:style-name="T885">Γ</text:span><text:span text:style-name="T886">Γ</text:span><text:span text:style-name="Προεπιλεγμένη_20_γραμματοσειρά"><text:span text:style-name="T880">Γ</text:span></text:span></text:p>
          </table:table-cell>
          <table:table-cell table:style-name="Πίνακας12.A1" office:value-type="string">
            <text:p text:style-name="P494"><text:span text:style-name="Προεπιλεγμένη_20_γραμματοσειρά"><text:span text:style-name="T880">Γ</text:span></text:span><text:span text:style-name="Προεπιλεγμένη_20_γραμματοσειρά"><text:span text:style-name="T869">Γ</text:span></text:span><text:span text:style-name="T201">Γ</text:span></text:p>
          </table:table-cell>
          <table:table-cell table:style-name="Πίνακας12.A1" office:value-type="string">
            <text:p text:style-name="P479">Γ</text:p>
          </table:table-cell>
          <table:table-cell table:style-name="Πίνακας12.A1" office:value-type="string">
            <text:p text:style-name="P269">Γ</text:p>
          </table:table-cell>
          <table:table-cell table:style-name="Πίνακας12.A1" office:value-type="string">
            <text:p text:style-name="P479">Γ<text:span text:style-name="T2097">Γ</text:span></text:p>
          </table:table-cell>
          <table:table-cell table:style-name="Πίνακας12.A1" office:value-type="string">
            <text:p text:style-name="P494"><text:span text:style-name="Προεπιλεγμένη_20_γραμματοσειρά"><text:span text:style-name="T880">Γ</text:span></text:span><text:span text:style-name="Προεπιλεγμένη_20_γραμματοσειρά"><text:span text:style-name="T869">Γ</text:span></text:span><text:span text:style-name="T201">Γ</text:span></text:p>
          </table:table-cell>
        </table:table-row>
        <table:table-row table:style-name="Πίνακας12.1">
          <table:table-cell table:style-name="Πίνακας12.A1" office:value-type="string">
            <text:p text:style-name="P479">Δ</text:p>
          </table:table-cell>
          <table:table-cell table:style-name="Πίνακας12.A1" office:value-type="string">
            <text:p text:style-name="P472"/>
          </table:table-cell>
          <table:table-cell table:style-name="Πίνακας12.A1" office:value-type="string">
            <text:p text:style-name="P494"><text:span text:style-name="Προεπιλεγμένη_20_γραμματοσειρά"><text:span text:style-name="T361">Δ</text:span></text:span><text:span text:style-name="Προεπιλεγμένη_20_γραμματοσειρά"><text:span text:style-name="T365">Δ</text:span></text:span></text:p>
          </table:table-cell>
          <table:table-cell table:style-name="Πίνακας12.A1" office:value-type="string">
            <text:p text:style-name="P494"><text:span text:style-name="Προεπιλεγμένη_20_γραμματοσειρά"><text:span text:style-name="T361">Δ</text:span></text:span><text:span text:style-name="Προεπιλεγμένη_20_γραμματοσειρά"><text:span text:style-name="T365">Δ</text:span></text:span></text:p>
          </table:table-cell>
          <table:table-cell table:style-name="Πίνακας12.A1" office:value-type="string">
            <text:p text:style-name="P494"><text:span text:style-name="Προεπιλεγμένη_20_γραμματοσειρά"><text:span text:style-name="T361">Δ</text:span></text:span><text:span text:style-name="Προεπιλεγμένη_20_γραμματοσειρά"><text:span text:style-name="T365">Δ</text:span></text:span></text:p>
          </table:table-cell>
          <table:table-cell table:style-name="Πίνακας12.A1" office:value-type="string">
            <text:p text:style-name="P494"><text:span text:style-name="Προεπιλεγμένη_20_γραμματοσειρά"><text:span text:style-name="T361">Δ</text:span></text:span><text:span text:style-name="Προεπιλεγμένη_20_γραμματοσειρά"><text:span text:style-name="T365">Δ</text:span></text:span><text:span text:style-name="Προεπιλεγμένη_20_γραμματοσειρά"><text:span text:style-name="T368">Δ</text:span></text:span><text:span text:style-name="Προεπιλεγμένη_20_γραμματοσειρά"><text:span text:style-name="T374">Δ</text:span></text:span></text:p>
          </table:table-cell>
          <table:table-cell table:style-name="Πίνακας12.A1" office:value-type="string">
            <text:p text:style-name="P494"><text:span text:style-name="Προεπιλεγμένη_20_γραμματοσειρά"><text:span text:style-name="T361">Δ</text:span></text:span><text:span text:style-name="Προεπιλεγμένη_20_γραμματοσειρά"><text:span text:style-name="T365">Δ</text:span></text:span></text:p>
          </table:table-cell>
          <table:table-cell table:style-name="Πίνακας12.A1" office:value-type="string">
            <text:p text:style-name="P494"><text:span text:style-name="Προεπιλεγμένη_20_γραμματοσειρά"><text:span text:style-name="T361">Δ</text:span></text:span><text:span text:style-name="Προεπιλεγμένη_20_γραμματοσειρά"><text:span text:style-name="T365">Δ</text:span></text:span><text:span text:style-name="T201">Δ</text:span></text:p>
          </table:table-cell>
          <table:table-cell table:style-name="Πίνακας12.A1" office:value-type="string">
            <text:p text:style-name="P494"><text:span text:style-name="Προεπιλεγμένη_20_γραμματοσειρά"><text:span text:style-name="T361">Δ</text:span></text:span></text:p>
          </table:table-cell>
          <table:table-cell table:style-name="Πίνακας12.A1" office:value-type="string">
            <text:p text:style-name="P494"><text:span text:style-name="Προεπιλεγμένη_20_γραμματοσειρά"><text:span text:style-name="T361">Δ</text:span></text:span><text:span text:style-name="Προεπιλεγμένη_20_γραμματοσειρά"><text:span text:style-name="T365">Δ</text:span></text:span><text:span text:style-name="T201">Δ</text:span></text:p>
          </table:table-cell>
          <table:table-cell table:style-name="Πίνακας12.A1" office:value-type="string">
            <text:p text:style-name="P494"><text:span text:style-name="Προεπιλεγμένη_20_γραμματοσειρά"><text:span text:style-name="T361">Δ</text:span></text:span><text:span text:style-name="Προεπιλεγμένη_20_γραμματοσειρά"><text:span text:style-name="T365">Δ</text:span></text:span></text:p>
          </table:table-cell>
        </table:table-row>
        <table:table-row table:style-name="Πίνακας12.1">
          <table:table-cell table:style-name="Πίνακας12.A1" office:value-type="string">
            <text:p text:style-name="P479">Ε</text:p>
          </table:table-cell>
          <table:table-cell table:style-name="Πίνακας12.A1" office:value-type="string">
            <text:p text:style-name="P472"/>
          </table:table-cell>
          <table:table-cell table:style-name="Πίνακας12.A1" office:value-type="string">
            <text:p text:style-name="P283"><text:span text:style-name="Προεπιλεγμένη_20_γραμματοσειρά"><text:span text:style-name="T2078">Ε</text:span></text:span><text:span text:style-name="Προεπιλεγμένη_20_γραμματοσειρά"><text:span text:style-name="T2119">Ε</text:span></text:span><text:span text:style-name="Προεπιλεγμένη_20_γραμματοσειρά"><text:span text:style-name="T1026">Ε</text:span></text:span></text:p>
          </table:table-cell>
          <table:table-cell table:style-name="Πίνακας12.A1" office:value-type="string">
            <text:p text:style-name="P283"><text:span text:style-name="Προεπιλεγμένη_20_γραμματοσειρά"><text:span text:style-name="T2078">Ε</text:span></text:span><text:span text:style-name="Προεπιλεγμένη_20_γραμματοσειρά"><text:span text:style-name="T2119">Ε</text:span></text:span><text:span text:style-name="Προεπιλεγμένη_20_γραμματοσειρά"><text:span text:style-name="T1026">Ε</text:span></text:span></text:p>
          </table:table-cell>
          <table:table-cell table:style-name="Πίνακας12.A1" office:value-type="string">
            <text:p text:style-name="P283"><text:span text:style-name="Προεπιλεγμένη_20_γραμματοσειρά"><text:span text:style-name="T2078">Ε</text:span></text:span><text:span text:style-name="Προεπιλεγμένη_20_γραμματοσειρά"><text:span text:style-name="T1026">Ε</text:span></text:span><text:span text:style-name="Προεπιλεγμένη_20_γραμματοσειρά"><text:span text:style-name="T2276">Ε</text:span></text:span></text:p>
          </table:table-cell>
          <table:table-cell table:style-name="Πίνακας12.A1" office:value-type="string">
            <text:p text:style-name="P283"><text:span text:style-name="Προεπιλεγμένη_20_γραμματοσειρά"><text:span text:style-name="T2078">Ε</text:span></text:span><text:span text:style-name="Προεπιλεγμένη_20_γραμματοσειρά"><text:span text:style-name="T2119">Ε</text:span></text:span><text:span text:style-name="Προεπιλεγμένη_20_γραμματοσειρά"><text:span text:style-name="T1026">Ε</text:span></text:span></text:p>
          </table:table-cell>
          <table:table-cell table:style-name="Πίνακας12.A1" office:value-type="string">
            <text:p text:style-name="P283"><text:span text:style-name="Προεπιλεγμένη_20_γραμματοσειρά"><text:span text:style-name="T2078">Ε</text:span></text:span><text:span text:style-name="Προεπιλεγμένη_20_γραμματοσειρά"><text:span text:style-name="T2159">Ε</text:span></text:span><text:span text:style-name="Προεπιλεγμένη_20_γραμματοσειρά"><text:span text:style-name="T1026">Ε</text:span></text:span></text:p>
          </table:table-cell>
          <table:table-cell table:style-name="Πίνακας12.A1" office:value-type="string">
            <text:p text:style-name="P283"><text:span text:style-name="Προεπιλεγμένη_20_γραμματοσειρά"><text:span text:style-name="T2078">Ε</text:span></text:span><text:span text:style-name="Προεπιλεγμένη_20_γραμματοσειρά"><text:span text:style-name="T2119">Ε</text:span></text:span><text:span text:style-name="Προεπιλεγμένη_20_γραμματοσειρά"><text:span text:style-name="T1026">Ε</text:span></text:span></text:p>
          </table:table-cell>
          <table:table-cell table:style-name="Πίνακας12.A1" office:value-type="string">
            <text:p text:style-name="P283"><text:span text:style-name="Προεπιλεγμένη_20_γραμματοσειρά"><text:span text:style-name="T2078">Ε</text:span></text:span><text:span text:style-name="Προεπιλεγμένη_20_γραμματοσειρά"><text:span text:style-name="T2119">Ε</text:span></text:span><text:span text:style-name="Προεπιλεγμένη_20_γραμματοσειρά"><text:span text:style-name="T1026">Ε</text:span></text:span></text:p>
          </table:table-cell>
          <table:table-cell table:style-name="Πίνακας12.A1" office:value-type="string">
            <text:p text:style-name="P283"><text:span text:style-name="Προεπιλεγμένη_20_γραμματοσειρά"><text:span text:style-name="T2078">Ε</text:span></text:span><text:span text:style-name="Προεπιλεγμένη_20_γραμματοσειρά"><text:span text:style-name="T2119">Ε</text:span></text:span><text:span text:style-name="Προεπιλεγμένη_20_γραμματοσειρά"><text:span text:style-name="T1026">Ε</text:span></text:span></text:p>
          </table:table-cell>
          <table:table-cell table:style-name="Πίνακας12.A1" office:value-type="string">
            <text:p text:style-name="P283"><text:span text:style-name="Προεπιλεγμένη_20_γραμματοσειρά"><text:span text:style-name="T2078">Ε</text:span></text:span><text:span text:style-name="Προεπιλεγμένη_20_γραμματοσειρά"><text:span text:style-name="T2119">Ε</text:span></text:span><text:span text:style-name="Προεπιλεγμένη_20_γραμματοσειρά"><text:span text:style-name="T1026">Ε</text:span></text:span></text:p>
          </table:table-cell>
        </table:table-row>
        <table:table-row table:style-name="Πίνακας12.1">
          <table:table-cell table:style-name="Πίνακας12.A1" office:value-type="string">
            <text:p text:style-name="P484">Ϝ</text:p>
          </table:table-cell>
          <table:table-cell table:style-name="Πίνακας12.A1" office:value-type="string">
            <text:p text:style-name="P471"/>
          </table:table-cell>
          <table:table-cell table:style-name="Πίνακας12.A1" office:value-type="string">
            <text:p text:style-name="P495"><text:span text:style-name="Προεπιλεγμένη_20_γραμματοσειρά"><text:span text:style-name="T515">Ϝ</text:span></text:span><text:span text:style-name="T201">Ϝ</text:span></text:p>
          </table:table-cell>
          <table:table-cell table:style-name="Πίνακας12.A1" office:value-type="string">
            <text:p text:style-name="P495"><text:span text:style-name="Προεπιλεγμένη_20_γραμματοσειρά"><text:span text:style-name="T515">Ϝ</text:span></text:span><text:span text:style-name="T201">Ϝ</text:span><text:span text:style-name="Προεπιλεγμένη_20_γραμματοσειρά"><text:span text:style-name="T520">Ϝ</text:span></text:span></text:p>
          </table:table-cell>
          <table:table-cell table:style-name="Πίνακας12.A1" office:value-type="string">
            <text:p text:style-name="P287"><text:span text:style-name="Προεπιλεγμένη_20_γραμματοσειρά"><text:span text:style-name="T1178">Ϝ</text:span></text:span></text:p>
          </table:table-cell>
          <table:table-cell table:style-name="Πίνακας12.A1" office:value-type="string">
            <text:p text:style-name="P287"><text:span text:style-name="Προεπιλεγμένη_20_γραμματοσειρά"><text:span text:style-name="T1178">Ϝ</text:span></text:span><text:span text:style-name="Προεπιλεγμένη_20_γραμματοσειρά"><text:span text:style-name="T1185">Ϝ</text:span></text:span></text:p>
          </table:table-cell>
          <table:table-cell table:style-name="Πίνακας12.A1" office:value-type="string">
            <text:p text:style-name="P495"><text:span text:style-name="Προεπιλεγμένη_20_γραμματοσειρά"><text:span text:style-name="T515">Ϝ</text:span></text:span><text:span text:style-name="T201">Ϝ</text:span></text:p>
          </table:table-cell>
          <table:table-cell table:style-name="Πίνακας12.A1" office:value-type="string">
            <text:p text:style-name="P287"><text:span text:style-name="Προεπιλεγμένη_20_γραμματοσειρά"><text:span text:style-name="T1178">Ϝ</text:span></text:span><text:span text:style-name="Προεπιλεγμένη_20_γραμματοσειρά"><text:span text:style-name="T1185">Ϝ</text:span></text:span></text:p>
          </table:table-cell>
          <table:table-cell table:style-name="Πίνακας12.A1" office:value-type="string">
            <text:p text:style-name="P287"><text:span text:style-name="Προεπιλεγμένη_20_γραμματοσειρά"><text:span text:style-name="T1178">Ϝ</text:span></text:span><text:span text:style-name="Προεπιλεγμένη_20_γραμματοσειρά"><text:span text:style-name="T1190">Ϝ</text:span></text:span></text:p>
          </table:table-cell>
          <table:table-cell table:style-name="Πίνακας12.A1" office:value-type="string">
            <text:p text:style-name="P495"><text:span text:style-name="Προεπιλεγμένη_20_γραμματοσειρά"><text:span text:style-name="T515">Ϝ</text:span></text:span><text:span text:style-name="T201">Ϝ</text:span></text:p>
          </table:table-cell>
          <table:table-cell table:style-name="Πίνακας12.A1" office:value-type="string">
            <text:p text:style-name="P495"><text:span text:style-name="Προεπιλεγμένη_20_γραμματοσειρά"><text:span text:style-name="T515">Ϝ</text:span></text:span><text:span text:style-name="T201">Ϝ</text:span></text:p>
          </table:table-cell>
        </table:table-row>
        <table:table-row table:style-name="Πίνακας12.1">
          <table:table-cell table:style-name="Πίνακας12.A1" office:value-type="string">
            <text:p text:style-name="P479">Ζ</text:p>
          </table:table-cell>
          <table:table-cell table:style-name="Πίνακας12.A1" office:value-type="string">
            <text:p text:style-name="P471"/>
          </table:table-cell>
          <table:table-cell table:style-name="Πίνακας12.A1" office:value-type="string">
            <text:p text:style-name="P72"><text:span text:style-name="Προεπιλεγμένη_20_γραμματοσειρά"><text:span text:style-name="T600">Ζ</text:span></text:span></text:p>
          </table:table-cell>
          <table:table-cell table:style-name="Πίνακας12.A1" office:value-type="string">
            <text:p text:style-name="P72"><text:span text:style-name="Προεπιλεγμένη_20_γραμματοσειρά"><text:span text:style-name="T600">Ζ</text:span></text:span></text:p>
          </table:table-cell>
          <table:table-cell table:style-name="Πίνακας12.A1" office:value-type="string">
            <text:p text:style-name="P481"/>
          </table:table-cell>
          <table:table-cell table:style-name="Πίνακας12.A1" office:value-type="string">
            <text:p text:style-name="P72"><text:span text:style-name="Προεπιλεγμένη_20_γραμματοσειρά"><text:span text:style-name="T600">Ζ</text:span></text:span></text:p>
          </table:table-cell>
          <table:table-cell table:style-name="Πίνακας12.A1" office:value-type="string">
            <text:p text:style-name="P72"><text:span text:style-name="Προεπιλεγμένη_20_γραμματοσειρά"><text:span text:style-name="T600">Ζ</text:span></text:span></text:p>
          </table:table-cell>
          <table:table-cell table:style-name="Πίνακας12.A1" office:value-type="string">
            <text:p text:style-name="P72"><text:span text:style-name="Προεπιλεγμένη_20_γραμματοσειρά"><text:span text:style-name="T600">Ζ</text:span></text:span></text:p>
          </table:table-cell>
          <table:table-cell table:style-name="Πίνακας12.A1" office:value-type="string">
            <text:p text:style-name="P481"/>
          </table:table-cell>
          <table:table-cell table:style-name="Πίνακας12.A1" office:value-type="string">
            <text:p text:style-name="P72"><text:span text:style-name="Προεπιλεγμένη_20_γραμματοσειρά"><text:span text:style-name="T600">Ζ</text:span></text:span></text:p>
          </table:table-cell>
          <table:table-cell table:style-name="Πίνακας12.A1" office:value-type="string">
            <text:p text:style-name="P72"><text:span text:style-name="Προεπιλεγμένη_20_γραμματοσειρά"><text:span text:style-name="T600">Ζ</text:span></text:span></text:p>
          </table:table-cell>
        </table:table-row>
        <table:table-row table:style-name="Πίνακας12.1">
          <table:table-cell table:style-name="Πίνακας12.A1" office:value-type="string">
            <text:p text:style-name="P479">Η</text:p>
          </table:table-cell>
          <table:table-cell table:style-name="Πίνακας12.A1" office:value-type="string">
            <text:p text:style-name="P471"/>
          </table:table-cell>
          <table:table-cell table:style-name="Πίνακας12.A1" office:value-type="string">
            <text:p text:style-name="P481"/>
          </table:table-cell>
          <table:table-cell table:style-name="Πίνακας12.A1" office:value-type="string">
            <text:p text:style-name="P481"/>
          </table:table-cell>
          <table:table-cell table:style-name="Πίνακας12.A1" office:value-type="string">
            <text:p text:style-name="P481"/>
          </table:table-cell>
          <table:table-cell table:style-name="Πίνακας12.A1" office:value-type="string">
            <text:p text:style-name="P481"/>
          </table:table-cell>
          <table:table-cell table:style-name="Πίνακας12.A1" office:value-type="string">
            <text:p text:style-name="P481"/>
          </table:table-cell>
          <table:table-cell table:style-name="Πίνακας12.A1" office:value-type="string">
            <text:p text:style-name="P481"/>
          </table:table-cell>
          <table:table-cell table:style-name="Πίνακας12.A1" office:value-type="string">
            <text:p text:style-name="P481"/>
          </table:table-cell>
          <table:table-cell table:style-name="Πίνακας12.A1" office:value-type="string">
            <text:p text:style-name="P481"/>
          </table:table-cell>
          <table:table-cell table:style-name="Πίνακας12.A1" office:value-type="string">
            <text:p text:style-name="P481"/>
          </table:table-cell>
        </table:table-row>
        <table:table-row table:style-name="Πίνακας12.1">
          <table:table-cell table:style-name="Πίνακας12.A1" office:value-type="string">
            <text:p text:style-name="P475">Ͱ</text:p>
          </table:table-cell>
          <table:table-cell table:style-name="Πίνακας12.A1" office:value-type="string">
            <text:p text:style-name="P467"/>
          </table:table-cell>
          <table:table-cell table:style-name="Πίνακας12.A1" office:value-type="string">
            <text:p text:style-name="P171"><text:span text:style-name="Προεπιλεγμένη_20_γραμματοσειρά"><text:span text:style-name="T1242">Ͱ</text:span></text:span></text:p>
          </table:table-cell>
          <table:table-cell table:style-name="Πίνακας12.A1" office:value-type="string">
            <text:p text:style-name="P171"><text:span text:style-name="Προεπιλεγμένη_20_γραμματοσειρά"><text:span text:style-name="T1196">Ͱ</text:span></text:span><text:span text:style-name="Προεπιλεγμένη_20_γραμματοσειρά"><text:span text:style-name="T1227">Ͱ</text:span></text:span><text:span text:style-name="Προεπιλεγμένη_20_γραμματοσειρά"><text:span text:style-name="T1242">Ͱ</text:span></text:span></text:p>
          </table:table-cell>
          <table:table-cell table:style-name="Πίνακας12.A1" office:value-type="string">
            <text:p text:style-name="P171"><text:span text:style-name="Προεπιλεγμένη_20_γραμματοσειρά"><text:span text:style-name="T1227">Ͱ</text:span></text:span></text:p>
          </table:table-cell>
          <table:table-cell table:style-name="Πίνακας12.A1" office:value-type="string">
            <text:p text:style-name="P171"><text:span text:style-name="Προεπιλεγμένη_20_γραμματοσειρά"><text:span text:style-name="T1196">Ͱ</text:span></text:span><text:span text:style-name="Προεπιλεγμένη_20_γραμματοσειρά"><text:span text:style-name="T1227">Ͱ</text:span></text:span><text:span text:style-name="Προεπιλεγμένη_20_γραμματοσειρά"><text:span text:style-name="T2098">Ͱ</text:span></text:span></text:p>
          </table:table-cell>
          <table:table-cell table:style-name="Πίνακας12.A1" office:value-type="string">
            <text:p text:style-name="P171"><text:span text:style-name="Προεπιλεγμένη_20_γραμματοσειρά"><text:span text:style-name="T1227">Ͱ</text:span></text:span></text:p>
          </table:table-cell>
          <table:table-cell table:style-name="Πίνακας12.A1" office:value-type="string">
            <text:p text:style-name="P171"><text:span text:style-name="Προεπιλεγμένη_20_γραμματοσειρά"><text:span text:style-name="T1227">Ͱ</text:span></text:span><text:span text:style-name="Προεπιλεγμένη_20_γραμματοσειρά"><text:span text:style-name="T1242">Ͱ</text:span></text:span></text:p>
          </table:table-cell>
          <table:table-cell table:style-name="Πίνακας12.A1" office:value-type="string">
            <text:p text:style-name="P171"><text:span text:style-name="Προεπιλεγμένη_20_γραμματοσειρά"><text:span text:style-name="T1227">Ͱ</text:span></text:span></text:p>
          </table:table-cell>
          <table:table-cell table:style-name="Πίνακας12.A1" office:value-type="string">
            <text:p text:style-name="P171"><text:span text:style-name="Προεπιλεγμένη_20_γραμματοσειρά"><text:span text:style-name="T1227">Ͱ</text:span></text:span><text:span text:style-name="Προεπιλεγμένη_20_γραμματοσειρά"><text:span text:style-name="T1242">Ͱ</text:span></text:span><text:span text:style-name="Προεπιλεγμένη_20_γραμματοσειρά"><text:span text:style-name="T1033">Ͱ</text:span></text:span></text:p>
          </table:table-cell>
          <table:table-cell table:style-name="Πίνακας12.A1" office:value-type="string">
            <text:p text:style-name="P171"><text:span text:style-name="Προεπιλεγμένη_20_γραμματοσειρά"><text:span text:style-name="T1227">Ͱ</text:span></text:span><text:span text:style-name="Προεπιλεγμένη_20_γραμματοσειρά"><text:span text:style-name="T1242">Ͱ</text:span></text:span></text:p>
          </table:table-cell>
        </table:table-row>
        <table:table-row table:style-name="Πίνακας12.1">
          <table:table-cell table:style-name="Πίνακας12.A1" office:value-type="string">
            <text:p text:style-name="P479">Θ</text:p>
          </table:table-cell>
          <table:table-cell table:style-name="Πίνακας12.A1" office:value-type="string">
            <text:p text:style-name="P471"/>
          </table:table-cell>
          <table:table-cell table:style-name="Πίνακας12.A1" office:value-type="string">
            <text:p text:style-name="P72"><text:span text:style-name="Προεπιλεγμένη_20_γραμματοσειρά"><text:span text:style-name="T813">Θ</text:span></text:span><text:span text:style-name="Προεπιλεγμένη_20_γραμματοσειρά"><text:span text:style-name="T815">Θ</text:span></text:span><text:span text:style-name="Προεπιλεγμένη_20_γραμματοσειρά"><text:span text:style-name="T803">Θ</text:span></text:span></text:p>
          </table:table-cell>
          <table:table-cell table:style-name="Πίνακας12.A1" office:value-type="string">
            <text:p text:style-name="P72"><text:span text:style-name="Προεπιλεγμένη_20_γραμματοσειρά"><text:span text:style-name="T813">Θ</text:span></text:span><text:span text:style-name="Προεπιλεγμένη_20_γραμματοσειρά"><text:span text:style-name="T815">Θ</text:span></text:span><text:span text:style-name="Προεπιλεγμένη_20_γραμματοσειρά"><text:span text:style-name="T811">Θ</text:span></text:span></text:p>
          </table:table-cell>
          <table:table-cell table:style-name="Πίνακας12.A1" office:value-type="string">
            <text:p text:style-name="P72"><text:span text:style-name="Προεπιλεγμένη_20_γραμματοσειρά"><text:span text:style-name="T813">Θ</text:span></text:span></text:p>
          </table:table-cell>
          <table:table-cell table:style-name="Πίνακας12.A1" office:value-type="string">
            <text:p text:style-name="P72"><text:span text:style-name="Προεπιλεγμένη_20_γραμματοσειρά"><text:span text:style-name="T813">Θ</text:span></text:span><text:span text:style-name="Προεπιλεγμένη_20_γραμματοσειρά"><text:span text:style-name="T815">Θ</text:span></text:span><text:span text:style-name="Προεπιλεγμένη_20_γραμματοσειρά"><text:span text:style-name="T811">Θ</text:span></text:span></text:p>
          </table:table-cell>
          <table:table-cell table:style-name="Πίνακας12.A1" office:value-type="string">
            <text:p text:style-name="P72"><text:span text:style-name="Προεπιλεγμένη_20_γραμματοσειρά"><text:span text:style-name="T813">Θ</text:span></text:span><text:span text:style-name="Προεπιλεγμένη_20_γραμματοσειρά"><text:span text:style-name="T815">Θ</text:span></text:span><text:span text:style-name="Προεπιλεγμένη_20_γραμματοσειρά"><text:span text:style-name="T807">Θ</text:span></text:span></text:p>
          </table:table-cell>
          <table:table-cell table:style-name="Πίνακας12.A1" office:value-type="string">
            <text:p text:style-name="P72"><text:span text:style-name="Προεπιλεγμένη_20_γραμματοσειρά"><text:span text:style-name="T813">Θ</text:span></text:span><text:span text:style-name="Προεπιλεγμένη_20_γραμματοσειρά"><text:span text:style-name="T815">Θ</text:span></text:span><text:span text:style-name="Προεπιλεγμένη_20_γραμματοσειρά"><text:span text:style-name="T811">Θ</text:span></text:span></text:p>
          </table:table-cell>
          <table:table-cell table:style-name="Πίνακας12.A1" office:value-type="string">
            <text:p text:style-name="P72"><text:span text:style-name="Προεπιλεγμένη_20_γραμματοσειρά"><text:span text:style-name="T813">Θ</text:span></text:span><text:span text:style-name="Προεπιλεγμένη_20_γραμματοσειρά"><text:span text:style-name="T815">Θ</text:span></text:span><text:span text:style-name="Προεπιλεγμένη_20_γραμματοσειρά"><text:span text:style-name="T811">Θ</text:span></text:span></text:p>
          </table:table-cell>
          <table:table-cell table:style-name="Πίνακας12.A1" office:value-type="string">
            <text:p text:style-name="P72"><text:span text:style-name="Προεπιλεγμένη_20_γραμματοσειρά"><text:span text:style-name="T813">Θ</text:span></text:span><text:span text:style-name="Προεπιλεγμένη_20_γραμματοσειρά"><text:span text:style-name="T815">Θ</text:span></text:span><text:span text:style-name="Προεπιλεγμένη_20_γραμματοσειρά"><text:span text:style-name="T811">Θ</text:span></text:span></text:p>
          </table:table-cell>
          <table:table-cell table:style-name="Πίνακας12.A1" office:value-type="string">
            <text:p text:style-name="P72"><text:span text:style-name="Προεπιλεγμένη_20_γραμματοσειρά"><text:span text:style-name="T813">Θ</text:span></text:span><text:span text:style-name="Προεπιλεγμένη_20_γραμματοσειρά"><text:span text:style-name="T815">Θ</text:span></text:span><text:span text:style-name="Προεπιλεγμένη_20_γραμματοσειρά"><text:span text:style-name="T811">Θ</text:span></text:span></text:p>
          </table:table-cell>
        </table:table-row>
        <table:table-row table:style-name="Πίνακας12.1">
          <table:table-cell table:style-name="Πίνακας12.A1" office:value-type="string">
            <text:p text:style-name="P479">Ι</text:p>
          </table:table-cell>
          <table:table-cell table:style-name="Πίνακας12.A1" office:value-type="string">
            <text:p text:style-name="P471"/>
          </table:table-cell>
          <table:table-cell table:style-name="Πίνακας12.A1" office:value-type="string">
            <text:p text:style-name="P494"><text:span text:style-name="Προεπιλεγμένη_20_γραμματοσειρά"><text:span text:style-name="T628">Ι</text:span></text:span><text:span text:style-name="Προεπιλεγμένη_20_γραμματοσειρά"><text:span text:style-name="T343">Ι</text:span></text:span><text:span text:style-name="T201">Ι</text:span></text:p>
          </table:table-cell>
          <table:table-cell table:style-name="Πίνακας12.A1" office:value-type="string">
            <text:p text:style-name="P479">Ι</text:p>
          </table:table-cell>
          <table:table-cell table:style-name="Πίνακας12.A1" office:value-type="string">
            <text:p text:style-name="P479">Ι</text:p>
          </table:table-cell>
          <table:table-cell table:style-name="Πίνακας12.A1" office:value-type="string">
            <text:p text:style-name="P479">Ι</text:p>
          </table:table-cell>
          <table:table-cell table:style-name="Πίνακας12.A1" office:value-type="string">
            <text:p text:style-name="P479">Ι</text:p>
          </table:table-cell>
          <table:table-cell table:style-name="Πίνακας12.A1" office:value-type="string">
            <text:p text:style-name="P479">Ι</text:p>
          </table:table-cell>
          <table:table-cell table:style-name="Πίνακας12.A1" office:value-type="string">
            <text:p text:style-name="P428"><text:span text:style-name="Προεπιλεγμένη_20_γραμματοσειρά"><text:span text:style-name="T614">Ι</text:span></text:span><text:span text:style-name="Προεπιλεγμένη_20_γραμματοσειρά"><text:span text:style-name="T337">Ι</text:span></text:span><text:span text:style-name="Προεπιλεγμένη_20_γραμματοσειρά"><text:span text:style-name="T630">Ι</text:span></text:span><text:span text:style-name="Προεπιλεγμένη_20_γραμματοσειρά"><text:span text:style-name="T346">Ι</text:span></text:span><text:span text:style-name="Προεπιλεγμένη_20_γραμματοσειρά"><text:span text:style-name="T237">Ι</text:span></text:span></text:p>
          </table:table-cell>
          <table:table-cell table:style-name="Πίνακας12.A1" office:value-type="string">
            <text:p text:style-name="P479">Ι</text:p>
          </table:table-cell>
          <table:table-cell table:style-name="Πίνακας12.A1" office:value-type="string">
            <text:p text:style-name="P479">Ι</text:p>
          </table:table-cell>
        </table:table-row>
        <table:table-row table:style-name="Πίνακας12.1">
          <table:table-cell table:style-name="Πίνακας12.A1" office:value-type="string">
            <text:p text:style-name="P479">Κ</text:p>
          </table:table-cell>
          <table:table-cell table:style-name="Πίνακας12.A1" office:value-type="string">
            <text:p text:style-name="P471"/>
          </table:table-cell>
          <table:table-cell table:style-name="Πίνακας12.A1" office:value-type="string">
            <text:p text:style-name="P429"><text:span text:style-name="Προεπιλεγμένη_20_γραμματοσειρά"><text:span text:style-name="T580">Κ</text:span></text:span><text:span text:style-name="Προεπιλεγμένη_20_γραμματοσειρά"><text:span text:style-name="T588">Κ</text:span></text:span></text:p>
          </table:table-cell>
          <table:table-cell table:style-name="Πίνακας12.A1" office:value-type="string">
            <text:p text:style-name="P429"><text:span text:style-name="Προεπιλεγμένη_20_γραμματοσειρά"><text:span text:style-name="T580">Κ</text:span></text:span><text:span text:style-name="Προεπιλεγμένη_20_γραμματοσειρά"><text:span text:style-name="T588">Κ</text:span></text:span></text:p>
          </table:table-cell>
          <table:table-cell table:style-name="Πίνακας12.A1" office:value-type="string">
            <text:p text:style-name="P429"><text:span text:style-name="Προεπιλεγμένη_20_γραμματοσειρά"><text:span text:style-name="T580">Κ</text:span></text:span><text:span text:style-name="Προεπιλεγμένη_20_γραμματοσειρά"><text:span text:style-name="T588">Κ</text:span></text:span></text:p>
          </table:table-cell>
          <table:table-cell table:style-name="Πίνακας12.A1" office:value-type="string">
            <text:p text:style-name="P429"><text:span text:style-name="Προεπιλεγμένη_20_γραμματοσειρά"><text:span text:style-name="T580">Κ</text:span></text:span><text:span text:style-name="Προεπιλεγμένη_20_γραμματοσειρά"><text:span text:style-name="T588">Κ</text:span></text:span></text:p>
          </table:table-cell>
          <table:table-cell table:style-name="Πίνακας12.A1" office:value-type="string">
            <text:p text:style-name="P429"><text:span text:style-name="Προεπιλεγμένη_20_γραμματοσειρά"><text:span text:style-name="T588">Κ</text:span></text:span></text:p>
          </table:table-cell>
          <table:table-cell table:style-name="Πίνακας12.A1" office:value-type="string">
            <text:p text:style-name="P429"><text:span text:style-name="Προεπιλεγμένη_20_γραμματοσειρά"><text:span text:style-name="T239">Κ</text:span></text:span><text:span text:style-name="Προεπιλεγμένη_20_γραμματοσειρά"><text:span text:style-name="T588">Κ</text:span></text:span></text:p>
          </table:table-cell>
          <table:table-cell table:style-name="Πίνακας12.A1" office:value-type="string">
            <text:p text:style-name="P429"><text:span text:style-name="Προεπιλεγμένη_20_γραμματοσειρά"><text:span text:style-name="T588">Κ</text:span></text:span></text:p>
          </table:table-cell>
          <table:table-cell table:style-name="Πίνακας12.A1" office:value-type="string">
            <text:p text:style-name="P429"><text:span text:style-name="Προεπιλεγμένη_20_γραμματοσειρά"><text:span text:style-name="T588">Κ</text:span></text:span></text:p>
          </table:table-cell>
          <table:table-cell table:style-name="Πίνακας12.A1" office:value-type="string">
            <text:p text:style-name="P429"><text:span text:style-name="Προεπιλεγμένη_20_γραμματοσειρά"><text:span text:style-name="T588">Κ</text:span></text:span><text:span text:style-name="Προεπιλεγμένη_20_γραμματοσειρά"><text:span text:style-name="T239">Κ</text:span></text:span></text:p>
          </table:table-cell>
        </table:table-row>
        <table:table-row table:style-name="Πίνακας12.1">
          <table:table-cell table:style-name="Πίνακας12.A1" office:value-type="string">
            <text:p text:style-name="P479">Λ</text:p>
          </table:table-cell>
          <table:table-cell table:style-name="Πίνακας12.A1" office:value-type="string">
            <text:p text:style-name="P471"/>
          </table:table-cell>
          <table:table-cell table:style-name="Πίνακας12.A1" office:value-type="string">
            <text:p text:style-name="P175"><text:span text:style-name="Προεπιλεγμένη_20_γραμματοσειρά"><text:span text:style-name="T1349">Λ</text:span></text:span><text:span text:style-name="Προεπιλεγμένη_20_γραμματοσειρά"><text:span text:style-name="T1378">Λ</text:span></text:span><text:span text:style-name="Προεπιλεγμένη_20_γραμματοσειρά"><text:span text:style-name="T1392">Λ</text:span></text:span></text:p>
          </table:table-cell>
          <table:table-cell table:style-name="Πίνακας12.A1" office:value-type="string">
            <text:p text:style-name="P175"><text:span text:style-name="Προεπιλεγμένη_20_γραμματοσειρά"><text:span text:style-name="T1348">Λ</text:span></text:span><text:span text:style-name="T1356">Λ</text:span></text:p>
          </table:table-cell>
          <table:table-cell table:style-name="Πίνακας12.A1" office:value-type="string">
            <text:p text:style-name="P175"><text:span text:style-name="Προεπιλεγμένη_20_γραμματοσειρά"><text:span text:style-name="T1392">Λ</text:span></text:span><text:span text:style-name="Προεπιλεγμένη_20_γραμματοσειρά"><text:span text:style-name="T1032">Λ</text:span></text:span><text:span text:style-name="Προεπιλεγμένη_20_γραμματοσειρά"><text:span text:style-name="T1348">Λ</text:span></text:span></text:p>
          </table:table-cell>
          <table:table-cell table:style-name="Πίνακας12.A1" office:value-type="string">
            <text:p text:style-name="P175"><text:span text:style-name="Προεπιλεγμένη_20_γραμματοσειρά"><text:span text:style-name="T1348">Λ</text:span></text:span><text:span text:style-name="T1356">Λ</text:span><text:span text:style-name="Προεπιλεγμένη_20_γραμματοσειρά"><text:span text:style-name="T1392">Λ</text:span></text:span></text:p>
          </table:table-cell>
          <table:table-cell table:style-name="Πίνακας12.A1" office:value-type="string">
            <text:p text:style-name="P175"><text:span text:style-name="Προεπιλεγμένη_20_γραμματοσειρά"><text:span text:style-name="T1392">Λ</text:span></text:span><text:span text:style-name="Προεπιλεγμένη_20_γραμματοσειρά"><text:span text:style-name="T1348">Λ</text:span></text:span></text:p>
          </table:table-cell>
          <table:table-cell table:style-name="Πίνακας12.A1" office:value-type="string">
            <text:p text:style-name="P175"><text:span text:style-name="Προεπιλεγμένη_20_γραμματοσειρά"><text:span text:style-name="T1348">Λ</text:span></text:span><text:span text:style-name="Προεπιλεγμένη_20_γραμματοσειρά"><text:span text:style-name="T1378">Λ</text:span></text:span><text:span text:style-name="Προεπιλεγμένη_20_γραμματοσειρά"><text:span text:style-name="T1032">Λ</text:span></text:span></text:p>
          </table:table-cell>
          <table:table-cell table:style-name="Πίνακας12.A1" office:value-type="string">
            <text:p text:style-name="P175"><text:span text:style-name="T1345">Λ</text:span><text:span text:style-name="T1356">Λ</text:span><text:span text:style-name="Προεπιλεγμένη_20_γραμματοσειρά"><text:span text:style-name="T1392">Λ</text:span></text:span></text:p>
          </table:table-cell>
          <table:table-cell table:style-name="Πίνακας12.A1" office:value-type="string">
            <text:p text:style-name="P494"><text:span text:style-name="T201">Λ</text:span><text:span text:style-name="Προεπιλεγμένη_20_γραμματοσειρά"><text:span text:style-name="T818">Λ</text:span></text:span></text:p>
          </table:table-cell>
          <table:table-cell table:style-name="Πίνακας12.A1" office:value-type="string">
            <text:p text:style-name="P175"><text:span text:style-name="Προεπιλεγμένη_20_γραμματοσειρά"><text:span text:style-name="T1348">Λ</text:span></text:span><text:span text:style-name="Προεπιλεγμένη_20_γραμματοσειρά"><text:span text:style-name="T1378">Λ</text:span></text:span><text:span text:style-name="Προεπιλεγμένη_20_γραμματοσειρά"><text:span text:style-name="T1032">Λ</text:span></text:span><text:span text:style-name="Προεπιλεγμένη_20_γραμματοσειρά"><text:span text:style-name="T1361">Λ</text:span></text:span></text:p>
          </table:table-cell>
        </table:table-row>
        <table:table-row table:style-name="Πίνακας12.1">
          <table:table-cell table:style-name="Πίνακας12.A1" office:value-type="string">
            <text:p text:style-name="P479">Μ</text:p>
          </table:table-cell>
          <table:table-cell table:style-name="Πίνακας12.A1" office:value-type="string">
            <text:p text:style-name="P471"/>
          </table:table-cell>
          <table:table-cell table:style-name="Πίνακας12.A1" office:value-type="string">
            <text:p text:style-name="P184"><text:span text:style-name="T1205">Μ</text:span><text:span text:style-name="T1221">Μ</text:span><text:span text:style-name="Προεπιλεγμένη_20_γραμματοσειρά"><text:span text:style-name="T1279">Μ</text:span></text:span></text:p>
          </table:table-cell>
          <table:table-cell table:style-name="Πίνακας12.A1" office:value-type="string">
            <text:p text:style-name="P184"><text:span text:style-name="T1221">Μ</text:span><text:span text:style-name="T1032">Μ</text:span><text:span text:style-name="Προεπιλεγμένη_20_γραμματοσειρά"><text:span text:style-name="T1279">Μ</text:span></text:span></text:p>
          </table:table-cell>
          <table:table-cell table:style-name="Πίνακας12.A1" office:value-type="string">
            <text:p text:style-name="P184"><text:span text:style-name="T1032">Μ</text:span><text:span text:style-name="Προεπιλεγμένη_20_γραμματοσειρά"><text:span text:style-name="T1279">Μ</text:span></text:span></text:p>
          </table:table-cell>
          <table:table-cell table:style-name="Πίνακας12.A1" office:value-type="string">
            <text:p text:style-name="P184"><text:span text:style-name="T2092">Μ</text:span><text:span text:style-name="Προεπιλεγμένη_20_γραμματοσειρά"><text:span text:style-name="T1204">Μ</text:span></text:span><text:span text:style-name="Προεπιλεγμένη_20_γραμματοσειρά"><text:span text:style-name="T1279">Μ</text:span></text:span><text:span text:style-name="Προεπιλεγμένη_20_γραμματοσειρά"><text:span text:style-name="T1235">Μ</text:span></text:span><text:span text:style-name="Προεπιλεγμένη_20_γραμματοσειρά"><text:span text:style-name="T1213">Μ</text:span></text:span></text:p>
          </table:table-cell>
          <table:table-cell table:style-name="Πίνακας12.A1" office:value-type="string">
            <text:p text:style-name="P184"><text:span text:style-name="T1205">Μ</text:span><text:span text:style-name="T1192">Μ</text:span><text:span text:style-name="Προεπιλεγμένη_20_γραμματοσειρά"><text:span text:style-name="T1279">Μ</text:span></text:span></text:p>
          </table:table-cell>
          <table:table-cell table:style-name="Πίνακας12.A1" office:value-type="string">
            <text:p text:style-name="P184"><text:span text:style-name="T1205">Μ</text:span><text:span text:style-name="Προεπιλεγμένη_20_γραμματοσειρά"><text:span text:style-name="T1279">Μ</text:span></text:span></text:p>
          </table:table-cell>
          <table:table-cell table:style-name="Πίνακας12.A1" office:value-type="string">
            <text:p text:style-name="P184"><text:span text:style-name="T1205">Μ</text:span><text:span text:style-name="Προεπιλεγμένη_20_γραμματοσειρά"><text:span text:style-name="T1279">Μ</text:span></text:span></text:p>
          </table:table-cell>
          <table:table-cell table:style-name="Πίνακας12.A1" office:value-type="string">
            <text:p text:style-name="P186"><text:span text:style-name="Προεπιλεγμένη_20_γραμματοσειρά"><text:span text:style-name="T1279">Μ</text:span></text:span></text:p>
          </table:table-cell>
          <table:table-cell table:style-name="Πίνακας12.A1" office:value-type="string">
            <text:p text:style-name="P184"><text:span text:style-name="T1221">Μ</text:span><text:span text:style-name="T1205">Μ</text:span><text:span text:style-name="T1192">Μ</text:span><text:span text:style-name="Προεπιλεγμένη_20_γραμματοσειρά"><text:span text:style-name="T1279">Μ</text:span></text:span></text:p>
          </table:table-cell>
        </table:table-row>
        <table:table-row table:style-name="Πίνακας12.1">
          <table:table-cell table:style-name="Πίνακας12.A1" office:value-type="string">
            <text:p text:style-name="P479">Ν</text:p>
          </table:table-cell>
          <table:table-cell table:style-name="Πίνακας12.A1" office:value-type="string">
            <text:p text:style-name="P471"/>
          </table:table-cell>
          <table:table-cell table:style-name="Πίνακας12.A1" office:value-type="string">
            <text:p text:style-name="P432"><text:span text:style-name="Προεπιλεγμένη_20_γραμματοσειρά"><text:span text:style-name="T509">Ν</text:span></text:span><text:span text:style-name="Προεπιλεγμένη_20_γραμματοσειρά"><text:span text:style-name="T517">Ν</text:span></text:span></text:p>
          </table:table-cell>
          <table:table-cell table:style-name="Πίνακας12.A1" office:value-type="string">
            <text:p text:style-name="P432"><text:span text:style-name="Προεπιλεγμένη_20_γραμματοσειρά"><text:span text:style-name="T493">Ν</text:span></text:span><text:span text:style-name="Προεπιλεγμένη_20_γραμματοσειρά"><text:span text:style-name="T509">Ν</text:span></text:span><text:span text:style-name="Προεπιλεγμένη_20_γραμματοσειρά"><text:span text:style-name="T517">Ν</text:span></text:span></text:p>
          </table:table-cell>
          <table:table-cell table:style-name="Πίνακας12.A1" office:value-type="string">
            <text:p text:style-name="P432"><text:span text:style-name="Προεπιλεγμένη_20_γραμματοσειρά"><text:span text:style-name="T517">Ν</text:span></text:span></text:p>
          </table:table-cell>
          <table:table-cell table:style-name="Πίνακας12.A1" office:value-type="string">
            <text:p text:style-name="P432"><text:span text:style-name="Προεπιλεγμένη_20_γραμματοσειρά"><text:span text:style-name="T493">Ν</text:span></text:span><text:span text:style-name="Προεπιλεγμένη_20_γραμματοσειρά"><text:span text:style-name="T517">Ν</text:span></text:span><text:span text:style-name="Προεπιλεγμένη_20_γραμματοσειρά"><text:span text:style-name="T509">Ν</text:span></text:span><text:span text:style-name="Προεπιλεγμένη_20_γραμματοσειρά"><text:span text:style-name="T240">Ν</text:span></text:span></text:p>
          </table:table-cell>
          <table:table-cell table:style-name="Πίνακας12.A1" office:value-type="string">
            <text:p text:style-name="P432"><text:span text:style-name="Προεπιλεγμένη_20_γραμματοσειρά"><text:span text:style-name="T493">Ν</text:span></text:span><text:span text:style-name="Προεπιλεγμένη_20_γραμματοσειρά"><text:span text:style-name="T509">Ν</text:span></text:span><text:span text:style-name="Προεπιλεγμένη_20_γραμματοσειρά"><text:span text:style-name="T517">Ν</text:span></text:span></text:p>
          </table:table-cell>
          <table:table-cell table:style-name="Πίνακας12.A1" office:value-type="string">
            <text:p text:style-name="P432"><text:span text:style-name="Προεπιλεγμένη_20_γραμματοσειρά"><text:span text:style-name="T493">Ν</text:span></text:span><text:span text:style-name="Προεπιλεγμένη_20_γραμματοσειρά"><text:span text:style-name="T509">Ν</text:span></text:span><text:span text:style-name="Προεπιλεγμένη_20_γραμματοσειρά"><text:span text:style-name="T517">Ν</text:span></text:span></text:p>
          </table:table-cell>
          <table:table-cell table:style-name="Πίνακας12.A1" office:value-type="string">
            <text:p text:style-name="P432"><text:span text:style-name="Προεπιλεγμένη_20_γραμματοσειρά"><text:span text:style-name="T509">Ν</text:span></text:span><text:span text:style-name="Προεπιλεγμένη_20_γραμματοσειρά"><text:span text:style-name="T517">Ν</text:span></text:span></text:p>
          </table:table-cell>
          <table:table-cell table:style-name="Πίνακας12.A1" office:value-type="string">
            <text:p text:style-name="P432"><text:span text:style-name="Προεπιλεγμένη_20_γραμματοσειρά"><text:span text:style-name="T509">Ν</text:span></text:span><text:span text:style-name="Προεπιλεγμένη_20_γραμματοσειρά"><text:span text:style-name="T517">Ν</text:span></text:span><text:span text:style-name="Προεπιλεγμένη_20_γραμματοσειρά"><text:span text:style-name="T240">Ν</text:span></text:span></text:p>
          </table:table-cell>
          <table:table-cell table:style-name="Πίνακας12.A1" office:value-type="string">
            <text:p text:style-name="P432"><text:span text:style-name="Προεπιλεγμένη_20_γραμματοσειρά"><text:span text:style-name="T493">Ν</text:span></text:span><text:span text:style-name="Προεπιλεγμένη_20_γραμματοσειρά"><text:span text:style-name="T509">Ν</text:span></text:span><text:span text:style-name="Προεπιλεγμένη_20_γραμματοσειρά"><text:span text:style-name="T517">Ν</text:span></text:span></text:p>
          </table:table-cell>
        </table:table-row>
        <table:table-row table:style-name="Πίνακας12.1">
          <table:table-cell table:style-name="Πίνακας12.A1" office:value-type="string">
            <text:p text:style-name="P479">Ξ</text:p>
          </table:table-cell>
          <table:table-cell table:style-name="Πίνακας12.A1" office:value-type="string">
            <text:p text:style-name="P471"/>
          </table:table-cell>
          <table:table-cell table:style-name="Πίνακας12.A1" office:value-type="string">
            <text:p text:style-name="P72"><text:span text:style-name="Προεπιλεγμένη_20_γραμματοσειρά"><text:span text:style-name="T844">Ξ</text:span></text:span></text:p>
          </table:table-cell>
          <table:table-cell table:style-name="Πίνακας12.A1" office:value-type="string">
            <text:p text:style-name="P72"><text:span text:style-name="Προεπιλεγμένη_20_γραμματοσειρά"><text:span text:style-name="T747">Ξ</text:span></text:span><text:span text:style-name="Προεπιλεγμένη_20_γραμματοσειρά"><text:span text:style-name="T754">Ξ</text:span></text:span></text:p>
          </table:table-cell>
          <table:table-cell table:style-name="Πίνακας12.A1" office:value-type="string">
            <text:p text:style-name="P72"><text:span text:style-name="Προεπιλεγμένη_20_γραμματοσειρά"><text:span text:style-name="T844">Ξ</text:span></text:span><text:span text:style-name="Προεπιλεγμένη_20_γραμματοσειρά"><text:span text:style-name="T848">Ξ</text:span></text:span><text:span text:style-name="Προεπιλεγμένη_20_γραμματοσειρά"><text:span text:style-name="T850">Ξ</text:span></text:span></text:p>
          </table:table-cell>
          <table:table-cell table:style-name="Πίνακας12.A1" office:value-type="string">
            <text:p text:style-name="P72"><text:span text:style-name="Προεπιλεγμένη_20_γραμματοσειρά"><text:span text:style-name="T856">Ξ</text:span></text:span><text:span text:style-name="Προεπιλεγμένη_20_γραμματοσειρά"><text:span text:style-name="T844">Ξ</text:span></text:span><text:span text:style-name="Προεπιλεγμένη_20_γραμματοσειρά"><text:span text:style-name="T743">Ξ</text:span></text:span></text:p>
          </table:table-cell>
          <table:table-cell table:style-name="Πίνακας12.A1" office:value-type="string">
            <text:p text:style-name="P72"><text:span text:style-name="Προεπιλεγμένη_20_γραμματοσειρά"><text:span text:style-name="T844">Ξ</text:span></text:span><text:span text:style-name="Προεπιλεγμένη_20_γραμματοσειρά"><text:span text:style-name="T743">Ξ</text:span></text:span></text:p>
          </table:table-cell>
          <table:table-cell table:style-name="Πίνακας12.A1" office:value-type="string">
            <text:p text:style-name="P72"><text:span text:style-name="Προεπιλεγμένη_20_γραμματοσειρά"><text:span text:style-name="T844">Ξ</text:span></text:span><text:span text:style-name="Προεπιλεγμένη_20_γραμματοσειρά"><text:span text:style-name="T743">Ξ</text:span></text:span></text:p>
          </table:table-cell>
          <table:table-cell table:style-name="Πίνακας12.A1" office:value-type="string">
            <text:p text:style-name="P72"><text:span text:style-name="Προεπιλεγμένη_20_γραμματοσειρά"><text:span text:style-name="T828">Ξ</text:span></text:span></text:p>
          </table:table-cell>
          <table:table-cell table:style-name="Πίνακας12.A1" office:value-type="string">
            <text:p text:style-name="P72"><text:span text:style-name="Προεπιλεγμένη_20_γραμματοσειρά"><text:span text:style-name="T844">Ξ</text:span></text:span><text:span text:style-name="Προεπιλεγμένη_20_γραμματοσειρά"><text:span text:style-name="T743">Ξ</text:span></text:span></text:p>
          </table:table-cell>
          <table:table-cell table:style-name="Πίνακας12.A1" office:value-type="string">
            <text:p text:style-name="P72"><text:span text:style-name="Προεπιλεγμένη_20_γραμματοσειρά"><text:span text:style-name="T743">Ξ</text:span></text:span><text:span text:style-name="Προεπιλεγμένη_20_γραμματοσειρά"><text:span text:style-name="T753">Ξ</text:span></text:span></text:p>
          </table:table-cell>
        </table:table-row>
        <table:table-row table:style-name="Πίνακας12.1">
          <table:table-cell table:style-name="Πίνακας12.A1" office:value-type="string">
            <text:p text:style-name="P479">Ο</text:p>
          </table:table-cell>
          <table:table-cell table:style-name="Πίνακας12.A1" office:value-type="string">
            <text:p text:style-name="P471"/>
          </table:table-cell>
          <table:table-cell table:style-name="Πίνακας12.A1" office:value-type="string">
            <text:p text:style-name="P479">Ο</text:p>
          </table:table-cell>
          <table:table-cell table:style-name="Πίνακας12.A1" office:value-type="string">
            <text:p text:style-name="P479">Ο</text:p>
          </table:table-cell>
          <table:table-cell table:style-name="Πίνακας12.A1" office:value-type="string">
            <text:p text:style-name="P479">Ο</text:p>
          </table:table-cell>
          <table:table-cell table:style-name="Πίνακας12.A1" office:value-type="string">
            <text:p text:style-name="P494"><text:span text:style-name="T201">Ο</text:span><text:span text:style-name="Προεπιλεγμένη_20_γραμματοσειρά"><text:span text:style-name="T480">Ο</text:span></text:span></text:p>
          </table:table-cell>
          <table:table-cell table:style-name="Πίνακας12.A1" office:value-type="string">
            <text:p text:style-name="P494"><text:span text:style-name="T201">Ο</text:span><text:span text:style-name="Προεπιλεγμένη_20_γραμματοσειρά"><text:span text:style-name="T474">Ο</text:span></text:span><text:span text:style-name="Προεπιλεγμένη_20_γραμματοσειρά"><text:span text:style-name="T482">Ο</text:span></text:span></text:p>
          </table:table-cell>
          <table:table-cell table:style-name="Πίνακας12.A1" office:value-type="string">
            <text:p text:style-name="P479">Ο</text:p>
          </table:table-cell>
          <table:table-cell table:style-name="Πίνακας12.A1" office:value-type="string">
            <text:p text:style-name="P479">Ο</text:p>
          </table:table-cell>
          <table:table-cell table:style-name="Πίνακας12.A1" office:value-type="string">
            <text:p text:style-name="P479">Ο</text:p>
          </table:table-cell>
          <table:table-cell table:style-name="Πίνακας12.A1" office:value-type="string">
            <text:p text:style-name="P479">Ο</text:p>
          </table:table-cell>
        </table:table-row>
        <table:table-row table:style-name="Πίνακας12.1">
          <table:table-cell table:style-name="Πίνακας12.A1" office:value-type="string">
            <text:p text:style-name="P479">Π</text:p>
          </table:table-cell>
          <table:table-cell table:style-name="Πίνακας12.A1" office:value-type="string">
            <text:p text:style-name="P471"/>
          </table:table-cell>
          <table:table-cell table:style-name="Πίνακας12.A1" office:value-type="string">
            <text:p text:style-name="P64"><text:span text:style-name="Προεπιλεγμένη_20_γραμματοσειρά"><text:span text:style-name="T629">Π</text:span></text:span></text:p>
          </table:table-cell>
          <table:table-cell table:style-name="Πίνακας12.A1" office:value-type="string">
            <text:p text:style-name="P64"><text:span text:style-name="Προεπιλεγμένη_20_γραμματοσειρά"><text:span text:style-name="T352">Π</text:span></text:span><text:span text:style-name="Προεπιλεγμένη_20_γραμματοσειρά"><text:span text:style-name="T629">Π</text:span></text:span></text:p>
          </table:table-cell>
          <table:table-cell table:style-name="Πίνακας12.A1" office:value-type="string">
            <text:p text:style-name="P64"><text:span text:style-name="Προεπιλεγμένη_20_γραμματοσειρά"><text:span text:style-name="T629">Π</text:span></text:span></text:p>
          </table:table-cell>
          <table:table-cell table:style-name="Πίνακας12.A1" office:value-type="string">
            <text:p text:style-name="P64"><text:span text:style-name="Προεπιλεγμένη_20_γραμματοσειρά"><text:span text:style-name="T342">Π</text:span></text:span><text:span text:style-name="Προεπιλεγμένη_20_γραμματοσειρά"><text:span text:style-name="T629">Π</text:span></text:span></text:p>
          </table:table-cell>
          <table:table-cell table:style-name="Πίνακας12.A1" office:value-type="string">
            <text:p text:style-name="P64"><text:span text:style-name="Προεπιλεγμένη_20_γραμματοσειρά"><text:span text:style-name="T629">Π</text:span></text:span></text:p>
          </table:table-cell>
          <table:table-cell table:style-name="Πίνακας12.A1" office:value-type="string">
            <text:p text:style-name="P64"><text:span text:style-name="Προεπιλεγμένη_20_γραμματοσειρά"><text:span text:style-name="T629">Π</text:span></text:span></text:p>
          </table:table-cell>
          <table:table-cell table:style-name="Πίνακας12.A1" office:value-type="string">
            <text:p text:style-name="P64"><text:span text:style-name="Προεπιλεγμένη_20_γραμματοσειρά"><text:span text:style-name="T629">Π</text:span></text:span></text:p>
          </table:table-cell>
          <table:table-cell table:style-name="Πίνακας12.A1" office:value-type="string">
            <text:p text:style-name="P64"><text:span text:style-name="Προεπιλεγμένη_20_γραμματοσειρά"><text:span text:style-name="T629">Π</text:span></text:span></text:p>
          </table:table-cell>
          <table:table-cell table:style-name="Πίνακας12.A1" office:value-type="string">
            <text:p text:style-name="P64"><text:span text:style-name="Προεπιλεγμένη_20_γραμματοσειρά"><text:span text:style-name="T629">Π</text:span></text:span></text:p>
          </table:table-cell>
        </table:table-row>
        <table:table-row table:style-name="Πίνακας12.1">
          <table:table-cell table:style-name="Πίνακας12.A1" office:value-type="string">
            <text:p text:style-name="P475">Ϻ</text:p>
          </table:table-cell>
          <table:table-cell table:style-name="Πίνακας12.A1" office:value-type="string">
            <text:p text:style-name="P467"/>
          </table:table-cell>
          <table:table-cell table:style-name="Πίνακας12.A1" office:value-type="string">
            <text:p text:style-name="P132"><text:span text:style-name="Προεπιλεγμένη_20_γραμματοσειρά"><text:span text:style-name="T1123">Ϻ</text:span></text:span><text:span text:style-name="Προεπιλεγμένη_20_γραμματοσειρά"><text:span text:style-name="T2034">Ϻ</text:span></text:span></text:p>
          </table:table-cell>
          <table:table-cell table:style-name="Πίνακας12.A1" office:value-type="string">
            <text:p text:style-name="P481"/>
          </table:table-cell>
          <table:table-cell table:style-name="Πίνακας12.A1" office:value-type="string">
            <text:p text:style-name="P481"/>
          </table:table-cell>
          <table:table-cell table:style-name="Πίνακας12.A1" office:value-type="string">
            <text:p text:style-name="P481"/>
          </table:table-cell>
          <table:table-cell table:style-name="Πίνακας12.A1" office:value-type="string">
            <text:p text:style-name="P481"/>
          </table:table-cell>
          <table:table-cell table:style-name="Πίνακας12.A1" office:value-type="string">
            <text:p text:style-name="P481"/>
          </table:table-cell>
          <table:table-cell table:style-name="Πίνακας12.A1" office:value-type="string">
            <text:p text:style-name="P132"><text:span text:style-name="Προεπιλεγμένη_20_γραμματοσειρά"><text:span text:style-name="T1123">Ϻ</text:span></text:span></text:p>
          </table:table-cell>
          <table:table-cell table:style-name="Πίνακας12.A1" office:value-type="string">
            <text:p text:style-name="P132"><text:span text:style-name="Προεπιλεγμένη_20_γραμματοσειρά"><text:span text:style-name="T1123">Ϻ</text:span></text:span></text:p>
          </table:table-cell>
          <table:table-cell table:style-name="Πίνακας12.A1" office:value-type="string">
            <text:p text:style-name="P481"/>
          </table:table-cell>
        </table:table-row>
        <table:table-row table:style-name="Πίνακας12.1">
          <table:table-cell table:style-name="Πίνακας12.A1" office:value-type="string">
            <text:p text:style-name="P475">Ϙ</text:p>
          </table:table-cell>
          <table:table-cell table:style-name="Πίνακας12.A1" office:value-type="string">
            <text:p text:style-name="P467"/>
          </table:table-cell>
          <table:table-cell table:style-name="Πίνακας12.A1" office:value-type="string">
            <text:p text:style-name="P435"><text:span text:style-name="Προεπιλεγμένη_20_γραμματοσειρά"><text:span text:style-name="T415">Ϙ</text:span></text:span><text:span text:style-name="Προεπιλεγμένη_20_γραμματοσειρά"><text:span text:style-name="T239">Ϙ</text:span></text:span><text:span text:style-name="Προεπιλεγμένη_20_γραμματοσειρά"><text:span text:style-name="T909">Ϙ</text:span></text:span></text:p>
          </table:table-cell>
          <table:table-cell table:style-name="Πίνακας12.A1" office:value-type="string">
            <text:p text:style-name="P435"><text:span text:style-name="Προεπιλεγμένη_20_γραμματοσειρά"><text:span text:style-name="T415">Ϙ</text:span></text:span><text:span text:style-name="Προεπιλεγμένη_20_γραμματοσειρά"><text:span text:style-name="T239">Ϙ</text:span></text:span><text:span text:style-name="Προεπιλεγμένη_20_γραμματοσειρά"><text:span text:style-name="T909">Ϙ</text:span></text:span></text:p>
          </table:table-cell>
          <table:table-cell table:style-name="Πίνακας12.A1" office:value-type="string">
            <text:p text:style-name="P435"><text:span text:style-name="Προεπιλεγμένη_20_γραμματοσειρά"><text:span text:style-name="T909">Ϙ</text:span></text:span></text:p>
          </table:table-cell>
          <table:table-cell table:style-name="Πίνακας12.A1" office:value-type="string">
            <text:p text:style-name="P435"><text:span text:style-name="Προεπιλεγμένη_20_γραμματοσειρά"><text:span text:style-name="T239">Ϙ</text:span></text:span><text:span text:style-name="Προεπιλεγμένη_20_γραμματοσειρά"><text:span text:style-name="T909">Ϙ</text:span></text:span></text:p>
          </table:table-cell>
          <table:table-cell table:style-name="Πίνακας12.A1" office:value-type="string">
            <text:p text:style-name="P435"><text:span text:style-name="Προεπιλεγμένη_20_γραμματοσειρά"><text:span text:style-name="T239">Ϙ</text:span></text:span><text:span text:style-name="Προεπιλεγμένη_20_γραμματοσειρά"><text:span text:style-name="T909">Ϙ</text:span></text:span></text:p>
          </table:table-cell>
          <table:table-cell table:style-name="Πίνακας12.A1" office:value-type="string">
            <text:p text:style-name="P435"><text:span text:style-name="Προεπιλεγμένη_20_γραμματοσειρά"><text:span text:style-name="T239">Ϙ</text:span></text:span><text:span text:style-name="Προεπιλεγμένη_20_γραμματοσειρά"><text:span text:style-name="T909">Ϙ</text:span></text:span></text:p>
          </table:table-cell>
          <table:table-cell table:style-name="Πίνακας12.A1" office:value-type="string">
            <text:p text:style-name="P435"><text:span text:style-name="Προεπιλεγμένη_20_γραμματοσειρά"><text:span text:style-name="T239">Ϙ</text:span></text:span><text:span text:style-name="Προεπιλεγμένη_20_γραμματοσειρά"><text:span text:style-name="T909">Ϙ</text:span></text:span></text:p>
          </table:table-cell>
          <table:table-cell table:style-name="Πίνακας12.A1" office:value-type="string">
            <text:p text:style-name="P435"><text:span text:style-name="Προεπιλεγμένη_20_γραμματοσειρά"><text:span text:style-name="T239">Ϙ</text:span></text:span></text:p>
          </table:table-cell>
          <table:table-cell table:style-name="Πίνακας12.A1" office:value-type="string">
            <text:p text:style-name="P435"><text:span text:style-name="Προεπιλεγμένη_20_γραμματοσειρά"><text:span text:style-name="T239">Ϙ</text:span></text:span><text:span text:style-name="Προεπιλεγμένη_20_γραμματοσειρά"><text:span text:style-name="T909">Ϙ</text:span></text:span></text:p>
          </table:table-cell>
        </table:table-row>
        <table:table-row table:style-name="Πίνακας12.1">
          <table:table-cell table:style-name="Πίνακας12.A1" office:value-type="string">
            <text:p text:style-name="P479">Ρ</text:p>
          </table:table-cell>
          <table:table-cell table:style-name="Πίνακας12.A1" office:value-type="string">
            <text:p text:style-name="P471"/>
          </table:table-cell>
          <table:table-cell table:style-name="Πίνακας12.A1" office:value-type="string">
            <text:p text:style-name="P479">Ρ<text:span text:style-name="T1228">Ρ</text:span></text:p>
          </table:table-cell>
          <table:table-cell table:style-name="Πίνακας12.A1" office:value-type="string">
            <text:p text:style-name="P479">Ρ<text:span text:style-name="T1228">Ρ</text:span></text:p>
          </table:table-cell>
          <table:table-cell table:style-name="Πίνακας12.A1" office:value-type="string">
            <text:p text:style-name="P494"><text:span text:style-name="T201">Ρ</text:span><text:span text:style-name="Προεπιλεγμένη_20_γραμματοσειρά"><text:span text:style-name="T902">Ρ</text:span></text:span><text:span text:style-name="T906">Ρ</text:span></text:p>
          </table:table-cell>
          <table:table-cell table:style-name="Πίνακας12.A1" office:value-type="string">
            <text:p text:style-name="P494"><text:span text:style-name="Προεπιλεγμένη_20_γραμματοσειρά"><text:span text:style-name="T902">Ρ</text:span></text:span><text:span text:style-name="T201">Ρ</text:span><text:span text:style-name="T906">Ρ</text:span></text:p>
          </table:table-cell>
          <table:table-cell table:style-name="Πίνακας12.A1" office:value-type="string">
            <text:p text:style-name="P479">Ρ<text:span text:style-name="T1228">Ρ</text:span><text:span text:style-name="T1203">Ρ</text:span></text:p>
          </table:table-cell>
          <table:table-cell table:style-name="Πίνακας12.A1" office:value-type="string">
            <text:p text:style-name="P479">Ρ<text:span text:style-name="T1228">Ρ</text:span></text:p>
          </table:table-cell>
          <table:table-cell table:style-name="Πίνακας12.A1" office:value-type="string">
            <text:p text:style-name="P494"><text:span text:style-name="Προεπιλεγμένη_20_γραμματοσειρά"><text:span text:style-name="T902">Ρ</text:span></text:span><text:span text:style-name="T906">Ρ</text:span><text:span text:style-name="T372">Ρ</text:span></text:p>
          </table:table-cell>
          <table:table-cell table:style-name="Πίνακας12.A1" office:value-type="string">
            <text:p text:style-name="P479">Ρ<text:span text:style-name="T1228">Ρ</text:span></text:p>
          </table:table-cell>
          <table:table-cell table:style-name="Πίνακας12.A1" office:value-type="string">
            <text:p text:style-name="P479">Ρ<text:span text:style-name="T1228">Ρ</text:span><text:span text:style-name="T1203">Ρ</text:span></text:p>
          </table:table-cell>
        </table:table-row>
        <table:table-row table:style-name="Πίνακας12.1">
          <table:table-cell table:style-name="Πίνακας12.A1" office:value-type="string">
            <text:p text:style-name="P479">Σ</text:p>
          </table:table-cell>
          <table:table-cell table:style-name="Πίνακας12.A1" office:value-type="string">
            <text:p text:style-name="P471"/>
          </table:table-cell>
          <table:table-cell table:style-name="Πίνακας12.A1" office:value-type="string">
            <text:p text:style-name="P481"/>
          </table:table-cell>
          <table:table-cell table:style-name="Πίνακας12.A1" office:value-type="string">
            <text:p text:style-name="P72"><text:span text:style-name="Προεπιλεγμένη_20_γραμματοσειρά"><text:span text:style-name="T912">Σ</text:span></text:span><text:span text:style-name="Προεπιλεγμένη_20_γραμματοσειρά"><text:span text:style-name="T914">Σ</text:span></text:span></text:p>
          </table:table-cell>
          <table:table-cell table:style-name="Πίνακας12.A1" office:value-type="string">
            <text:p text:style-name="P72"><text:span text:style-name="Προεπιλεγμένη_20_γραμματοσειρά"><text:span text:style-name="T912">Σ</text:span></text:span><text:span text:style-name="Προεπιλεγμένη_20_γραμματοσειρά"><text:span text:style-name="T914">Σ</text:span></text:span><text:span text:style-name="Προεπιλεγμένη_20_γραμματοσειρά"><text:span text:style-name="T935">Σ</text:span></text:span></text:p>
          </table:table-cell>
          <table:table-cell table:style-name="Πίνακας12.A1" office:value-type="string">
            <text:p text:style-name="P72"><text:span text:style-name="Προεπιλεγμένη_20_γραμματοσειρά"><text:span text:style-name="T914">Σ</text:span></text:span><text:span text:style-name="Προεπιλεγμένη_20_γραμματοσειρά"><text:span text:style-name="T912">Σ</text:span></text:span><text:span text:style-name="Προεπιλεγμένη_20_γραμματοσειρά"><text:span text:style-name="T916">Σ</text:span></text:span></text:p>
          </table:table-cell>
          <table:table-cell table:style-name="Πίνακας12.A1" office:value-type="string">
            <text:p text:style-name="P72"><text:span text:style-name="Προεπιλεγμένη_20_γραμματοσειρά"><text:span text:style-name="T914">Σ</text:span></text:span><text:span text:style-name="Προεπιλεγμένη_20_γραμματοσειρά"><text:span text:style-name="T912">Σ</text:span></text:span></text:p>
          </table:table-cell>
          <table:table-cell table:style-name="Πίνακας12.A1" office:value-type="string">
            <text:p text:style-name="P72"><text:span text:style-name="Προεπιλεγμένη_20_γραμματοσειρά"><text:span text:style-name="T914">Σ</text:span></text:span><text:span text:style-name="Προεπιλεγμένη_20_γραμματοσειρά"><text:span text:style-name="T916">Σ</text:span></text:span><text:span text:style-name="Προεπιλεγμένη_20_γραμματοσειρά"><text:span text:style-name="T912">Σ</text:span></text:span></text:p>
          </table:table-cell>
          <table:table-cell table:style-name="Πίνακας12.A1" office:value-type="string">
            <text:p text:style-name="P481"/>
          </table:table-cell>
          <table:table-cell table:style-name="Πίνακας12.A1" office:value-type="string">
            <text:p text:style-name="P72"><text:span text:style-name="Προεπιλεγμένη_20_γραμματοσειρά"><text:span text:style-name="T912">Σ</text:span></text:span><text:span text:style-name="Προεπιλεγμένη_20_γραμματοσειρά"><text:span text:style-name="T914">Σ</text:span></text:span><text:span text:style-name="Προεπιλεγμένη_20_γραμματοσειρά"><text:span text:style-name="T937">Σ</text:span></text:span></text:p>
          </table:table-cell>
          <table:table-cell table:style-name="Πίνακας12.A1" office:value-type="string">
            <text:p text:style-name="P72"><text:span text:style-name="Προεπιλεγμένη_20_γραμματοσειρά"><text:span text:style-name="T912">Σ</text:span></text:span><text:span text:style-name="Προεπιλεγμένη_20_γραμματοσειρά"><text:span text:style-name="T914">Σ</text:span></text:span></text:p>
          </table:table-cell>
        </table:table-row>
        <table:table-row table:style-name="Πίνακας12.1">
          <table:table-cell table:style-name="Πίνακας12.A1" office:value-type="string">
            <text:p text:style-name="P479">Τ</text:p>
          </table:table-cell>
          <table:table-cell table:style-name="Πίνακας12.A1" office:value-type="string">
            <text:p text:style-name="P471"/>
          </table:table-cell>
          <table:table-cell table:style-name="Πίνακας12.A1" office:value-type="string">
            <text:p text:style-name="P479"><text:span text:style-name="T1130">Τ</text:span>Τ</text:p>
          </table:table-cell>
          <table:table-cell table:style-name="Πίνακας12.A1" office:value-type="string">
            <text:p text:style-name="P479">Τ</text:p>
          </table:table-cell>
          <table:table-cell table:style-name="Πίνακας12.A1" office:value-type="string">
            <text:p text:style-name="P479">Τ</text:p>
          </table:table-cell>
          <table:table-cell table:style-name="Πίνακας12.A1" office:value-type="string">
            <text:p text:style-name="P479">Τ</text:p>
          </table:table-cell>
          <table:table-cell table:style-name="Πίνακας12.A1" office:value-type="string">
            <text:p text:style-name="P479">Τ</text:p>
          </table:table-cell>
          <table:table-cell table:style-name="Πίνακας12.A1" office:value-type="string">
            <text:p text:style-name="P479">Τ</text:p>
          </table:table-cell>
          <table:table-cell table:style-name="Πίνακας12.A1" office:value-type="string">
            <text:p text:style-name="P479">Τ</text:p>
          </table:table-cell>
          <table:table-cell table:style-name="Πίνακας12.A1" office:value-type="string">
            <text:p text:style-name="P494"><text:span text:style-name="T201">Τ</text:span><text:span text:style-name="Προεπιλεγμένη_20_γραμματοσειρά"><text:span text:style-name="T264">Τ</text:span></text:span></text:p>
          </table:table-cell>
          <table:table-cell table:style-name="Πίνακας12.A1" office:value-type="string">
            <text:p text:style-name="P479">Τ</text:p>
          </table:table-cell>
        </table:table-row>
        <table:table-row table:style-name="Πίνακας12.1">
          <table:table-cell table:style-name="Πίνακας12.A1" office:value-type="string">
            <text:p text:style-name="P479">Υ</text:p>
          </table:table-cell>
          <table:table-cell table:style-name="Πίνακας12.A1" office:value-type="string">
            <text:p text:style-name="P471"/>
          </table:table-cell>
          <table:table-cell table:style-name="Πίνακας12.A1" office:value-type="string">
            <text:p text:style-name="P382"><text:span text:style-name="Προεπιλεγμένη_20_γραμματοσειρά"><text:span text:style-name="T594">Υ</text:span></text:span></text:p>
          </table:table-cell>
          <table:table-cell table:style-name="Πίνακας12.A1" office:value-type="string">
            <text:p text:style-name="P382"><text:span text:style-name="Προεπιλεγμένη_20_γραμματοσειρά"><text:span text:style-name="T589">Υ</text:span></text:span><text:span text:style-name="Προεπιλεγμένη_20_γραμματοσειρά"><text:span text:style-name="T240">Υ</text:span></text:span><text:span text:style-name="Προεπιλεγμένη_20_γραμματοσειρά"><text:span text:style-name="T594">Υ</text:span></text:span></text:p>
          </table:table-cell>
          <table:table-cell table:style-name="Πίνακας12.A1" office:value-type="string">
            <text:p text:style-name="P382"><text:span text:style-name="Προεπιλεγμένη_20_γραμματοσειρά"><text:span text:style-name="T594">Υ</text:span></text:span></text:p>
          </table:table-cell>
          <table:table-cell table:style-name="Πίνακας12.A1" office:value-type="string">
            <text:p text:style-name="P382"><text:span text:style-name="Προεπιλεγμένη_20_γραμματοσειρά"><text:span text:style-name="T589">Υ</text:span></text:span><text:span text:style-name="Προεπιλεγμένη_20_γραμματοσειρά"><text:span text:style-name="T240">Υ</text:span></text:span><text:span text:style-name="Προεπιλεγμένη_20_γραμματοσειρά"><text:span text:style-name="T594">Υ</text:span></text:span></text:p>
          </table:table-cell>
          <table:table-cell table:style-name="Πίνακας12.A1" office:value-type="string">
            <text:p text:style-name="P382"><text:span text:style-name="Προεπιλεγμένη_20_γραμματοσειρά"><text:span text:style-name="T589">Υ</text:span></text:span><text:span text:style-name="Προεπιλεγμένη_20_γραμματοσειρά"><text:span text:style-name="T594">Υ</text:span></text:span></text:p>
          </table:table-cell>
          <table:table-cell table:style-name="Πίνακας12.A1" office:value-type="string">
            <text:p text:style-name="P382"><text:span text:style-name="Προεπιλεγμένη_20_γραμματοσειρά"><text:span text:style-name="T589">Υ</text:span></text:span><text:span text:style-name="Προεπιλεγμένη_20_γραμματοσειρά"><text:span text:style-name="T594">Υ</text:span></text:span></text:p>
          </table:table-cell>
          <table:table-cell table:style-name="Πίνακας12.A1" office:value-type="string">
            <text:p text:style-name="P382"><text:span text:style-name="Προεπιλεγμένη_20_γραμματοσειρά"><text:span text:style-name="T589">Υ</text:span></text:span><text:span text:style-name="Προεπιλεγμένη_20_γραμματοσειρά"><text:span text:style-name="T594">Υ</text:span></text:span></text:p>
          </table:table-cell>
          <table:table-cell table:style-name="Πίνακας12.A1" office:value-type="string">
            <text:p text:style-name="P382"><text:span text:style-name="Προεπιλεγμένη_20_γραμματοσειρά"><text:span text:style-name="T589">Υ</text:span></text:span><text:span text:style-name="Προεπιλεγμένη_20_γραμματοσειρά"><text:span text:style-name="T594">Υ</text:span></text:span></text:p>
          </table:table-cell>
          <table:table-cell table:style-name="Πίνακας12.A1" office:value-type="string">
            <text:p text:style-name="P382"><text:span text:style-name="Προεπιλεγμένη_20_γραμματοσειρά"><text:span text:style-name="T589">Υ</text:span></text:span><text:span text:style-name="Προεπιλεγμένη_20_γραμματοσειρά"><text:span text:style-name="T594">Υ</text:span></text:span></text:p>
          </table:table-cell>
        </table:table-row>
        <table:table-row table:style-name="Πίνακας12.1">
          <table:table-cell table:style-name="Πίνακας12.A1" office:value-type="string">
            <text:p text:style-name="P479">Φ</text:p>
          </table:table-cell>
          <table:table-cell table:style-name="Πίνακας12.A1" office:value-type="string">
            <text:p text:style-name="P472"/>
          </table:table-cell>
          <table:table-cell table:style-name="Πίνακας12.A1" office:value-type="string">
            <text:p text:style-name="P486">Φ</text:p>
          </table:table-cell>
          <table:table-cell table:style-name="Πίνακας12.A1" office:value-type="string">
            <text:p text:style-name="P479">Φ<text:span text:style-name="T2072">Φ</text:span></text:p>
          </table:table-cell>
          <table:table-cell table:style-name="Πίνακας12.A1" office:value-type="string">
            <text:p text:style-name="P486">Φ</text:p>
          </table:table-cell>
          <table:table-cell table:style-name="Πίνακας12.A1" office:value-type="string">
            <text:p text:style-name="P479">Φ<text:span text:style-name="T2072">Φ</text:span><text:span text:style-name="T2128">Φ</text:span></text:p>
          </table:table-cell>
          <table:table-cell table:style-name="Πίνακας12.A1" office:value-type="string">
            <text:p text:style-name="P479">Φ<text:span text:style-name="T2072">Φ</text:span><text:span text:style-name="T2181">Φ</text:span></text:p>
          </table:table-cell>
          <table:table-cell table:style-name="Πίνακας12.A1" office:value-type="string">
            <text:p text:style-name="P479">Φ<text:span text:style-name="T2072">Φ</text:span></text:p>
          </table:table-cell>
          <table:table-cell table:style-name="Πίνακας12.A1" office:value-type="string">
            <text:p text:style-name="P479">Φ</text:p>
          </table:table-cell>
          <table:table-cell table:style-name="Πίνακας12.A1" office:value-type="string">
            <text:p text:style-name="P479">Φ<text:span text:style-name="T2072">Φ</text:span></text:p>
          </table:table-cell>
          <table:table-cell table:style-name="Πίνακας12.A1" office:value-type="string">
            <text:p text:style-name="P479">Φ<text:span text:style-name="T2072">Φ</text:span><text:span text:style-name="T2296">Φ</text:span></text:p>
          </table:table-cell>
        </table:table-row>
        <table:table-row table:style-name="Πίνακας12.1">
          <table:table-cell table:style-name="Πίνακας12.A1" office:value-type="string">
            <text:p text:style-name="P479">Χ</text:p>
          </table:table-cell>
          <table:table-cell table:style-name="Πίνακας12.A1" office:value-type="string">
            <text:p text:style-name="P471"/>
          </table:table-cell>
          <table:table-cell table:style-name="Πίνακας12.A1" office:value-type="string">
            <text:p text:style-name="P175"><text:span text:style-name="Προεπιλεγμένη_20_γραμματοσειρά"><text:span text:style-name="T1171">Χ</text:span></text:span><text:span text:style-name="Προεπιλεγμένη_20_γραμματοσειρά"><text:span text:style-name="T1179">Χ</text:span></text:span><text:span text:style-name="Προεπιλεγμένη_20_γραμματοσειρά"><text:span text:style-name="T1186">Χ</text:span></text:span></text:p>
          </table:table-cell>
          <table:table-cell table:style-name="Πίνακας12.A1" office:value-type="string">
            <text:p text:style-name="P175"><text:span text:style-name="Προεπιλεγμένη_20_γραμματοσειρά"><text:span text:style-name="T1171">Χ</text:span></text:span><text:span text:style-name="Προεπιλεγμένη_20_γραμματοσειρά"><text:span text:style-name="T1179">Χ</text:span></text:span><text:span text:style-name="Προεπιλεγμένη_20_γραμματοσειρά"><text:span text:style-name="T1186">Χ</text:span></text:span></text:p>
          </table:table-cell>
          <table:table-cell table:style-name="Πίνακας12.A1" office:value-type="string">
            <text:p text:style-name="P175"><text:span text:style-name="Προεπιλεγμένη_20_γραμματοσειρά"><text:span text:style-name="T1171">Χ</text:span></text:span><text:span text:style-name="Προεπιλεγμένη_20_γραμματοσειρά"><text:span text:style-name="T1179">Χ</text:span></text:span></text:p>
          </table:table-cell>
          <table:table-cell table:style-name="Πίνακας12.A1" office:value-type="string">
            <text:p text:style-name="P175"><text:span text:style-name="Προεπιλεγμένη_20_γραμματοσειρά"><text:span text:style-name="T1171">Χ</text:span></text:span><text:span text:style-name="Προεπιλεγμένη_20_γραμματοσειρά"><text:span text:style-name="T1179">Χ</text:span></text:span><text:span text:style-name="Προεπιλεγμένη_20_γραμματοσειρά"><text:span text:style-name="T1186">Χ</text:span></text:span></text:p>
          </table:table-cell>
          <table:table-cell table:style-name="Πίνακας12.A1" office:value-type="string">
            <text:p text:style-name="P175"><text:span text:style-name="Προεπιλεγμένη_20_γραμματοσειρά"><text:span text:style-name="T1171">Χ</text:span></text:span><text:span text:style-name="Προεπιλεγμένη_20_γραμματοσειρά"><text:span text:style-name="T1179">Χ</text:span></text:span><text:span text:style-name="Προεπιλεγμένη_20_γραμματοσειρά"><text:span text:style-name="T1186">Χ</text:span></text:span></text:p>
          </table:table-cell>
          <table:table-cell table:style-name="Πίνακας12.A1" office:value-type="string">
            <text:p text:style-name="P175"><text:span text:style-name="Προεπιλεγμένη_20_γραμματοσειρά"><text:span text:style-name="T1171">Χ</text:span></text:span><text:span text:style-name="Προεπιλεγμένη_20_γραμματοσειρά"><text:span text:style-name="T1179">Χ</text:span></text:span><text:span text:style-name="Προεπιλεγμένη_20_γραμματοσειρά"><text:span text:style-name="T1186">Χ</text:span></text:span></text:p>
          </table:table-cell>
          <table:table-cell table:style-name="Πίνακας12.A1" office:value-type="string">
            <text:p text:style-name="P175"><text:span text:style-name="Προεπιλεγμένη_20_γραμματοσειρά"><text:span text:style-name="T1171">Χ</text:span></text:span></text:p>
          </table:table-cell>
          <table:table-cell table:style-name="Πίνακας12.A1" office:value-type="string">
            <text:p text:style-name="P175"><text:span text:style-name="Προεπιλεγμένη_20_γραμματοσειρά"><text:span text:style-name="T1171">Χ</text:span></text:span><text:span text:style-name="Προεπιλεγμένη_20_γραμματοσειρά"><text:span text:style-name="T1179">Χ</text:span></text:span><text:span text:style-name="Προεπιλεγμένη_20_γραμματοσειρά"><text:span text:style-name="T1186">Χ</text:span></text:span></text:p>
          </table:table-cell>
          <table:table-cell table:style-name="Πίνακας12.A1" office:value-type="string">
            <text:p text:style-name="P175"><text:span text:style-name="Προεπιλεγμένη_20_γραμματοσειρά"><text:span text:style-name="T1171">Χ</text:span></text:span><text:span text:style-name="Προεπιλεγμένη_20_γραμματοσειρά"><text:span text:style-name="T1179">Χ</text:span></text:span><text:span text:style-name="Προεπιλεγμένη_20_γραμματοσειρά"><text:span text:style-name="T1186">Χ</text:span></text:span></text:p>
          </table:table-cell>
        </table:table-row>
        <table:table-row table:style-name="Πίνακας12.1">
          <table:table-cell table:style-name="Πίνακας12.A1" office:value-type="string">
            <text:p text:style-name="P479">Ψ</text:p>
          </table:table-cell>
          <table:table-cell table:style-name="Πίνακας12.A1" office:value-type="string">
            <text:p text:style-name="P471"/>
          </table:table-cell>
          <table:table-cell table:style-name="Πίνακας12.A1" office:value-type="string">
            <text:p text:style-name="P72"><text:span text:style-name="Προεπιλεγμένη_20_γραμματοσειρά"><text:span text:style-name="T932">Ψ</text:span></text:span></text:p>
          </table:table-cell>
          <table:table-cell table:style-name="Πίνακας12.A1" office:value-type="string">
            <text:p text:style-name="P72"><text:span text:style-name="Προεπιλεγμένη_20_γραμματοσειρά"><text:span text:style-name="T939">Ψ</text:span></text:span></text:p>
          </table:table-cell>
          <table:table-cell table:style-name="Πίνακας12.A1" office:value-type="string">
            <text:p text:style-name="P72"><text:span text:style-name="Προεπιλεγμένη_20_γραμματοσειρά"><text:span text:style-name="T921">Ψ</text:span></text:span></text:p>
          </table:table-cell>
          <table:table-cell table:style-name="Πίνακας12.A1" office:value-type="string">
            <text:p text:style-name="P72"><text:span text:style-name="Προεπιλεγμένη_20_γραμματοσειρά"><text:span text:style-name="T918">Ψ</text:span></text:span></text:p>
          </table:table-cell>
          <table:table-cell table:style-name="Πίνακας12.A1" office:value-type="string">
            <text:p text:style-name="P72"><text:span text:style-name="Προεπιλεγμένη_20_γραμματοσειρά"><text:span text:style-name="T941">Ψ</text:span></text:span><text:span text:style-name="Προεπιλεγμένη_20_γραμματοσειρά"><text:span text:style-name="T918">Ψ</text:span></text:span></text:p>
          </table:table-cell>
          <table:table-cell table:style-name="Πίνακας12.A1" office:value-type="string">
            <text:p text:style-name="P72"><text:span text:style-name="Προεπιλεγμένη_20_γραμματοσειρά"><text:span text:style-name="T918">Ψ</text:span></text:span><text:span text:style-name="Προεπιλεγμένη_20_γραμματοσειρά"><text:span text:style-name="T932">Ψ</text:span></text:span></text:p>
          </table:table-cell>
          <table:table-cell table:style-name="Πίνακας12.A1" office:value-type="string">
            <text:p text:style-name="P481"/>
          </table:table-cell>
          <table:table-cell table:style-name="Πίνακας12.A1" office:value-type="string">
            <text:p text:style-name="P72"><text:span text:style-name="Προεπιλεγμένη_20_γραμματοσειρά"><text:span text:style-name="T941">Ψ</text:span></text:span><text:span text:style-name="Προεπιλεγμένη_20_γραμματοσειρά"><text:span text:style-name="T939">Ψ</text:span></text:span></text:p>
          </table:table-cell>
          <table:table-cell table:style-name="Πίνακας12.A1" office:value-type="string">
            <text:p text:style-name="P72"><text:span text:style-name="Προεπιλεγμένη_20_γραμματοσειρά"><text:span text:style-name="T932">Ψ</text:span></text:span><text:span text:style-name="Προεπιλεγμένη_20_γραμματοσειρά"><text:span text:style-name="T943">Ψ</text:span></text:span></text:p>
          </table:table-cell>
        </table:table-row>
        <table:table-row table:style-name="Πίνακας12.1">
          <table:table-cell table:style-name="Πίνακας12.A1" office:value-type="string">
            <text:p text:style-name="P479">Ω</text:p>
          </table:table-cell>
          <table:table-cell table:style-name="Πίνακας12.A1" office:value-type="string">
            <text:p text:style-name="P471"/>
          </table:table-cell>
          <table:table-cell table:style-name="Πίνακας12.A1" office:value-type="string">
            <text:p text:style-name="P481"/>
          </table:table-cell>
          <table:table-cell table:style-name="Πίνακας12.A1" office:value-type="string">
            <text:p text:style-name="P481"/>
          </table:table-cell>
          <table:table-cell table:style-name="Πίνακας12.A1" office:value-type="string">
            <text:p text:style-name="P481"/>
          </table:table-cell>
          <table:table-cell table:style-name="Πίνακας12.A1" office:value-type="string">
            <text:p text:style-name="P481"/>
          </table:table-cell>
          <table:table-cell table:style-name="Πίνακας12.A1" office:value-type="string">
            <text:p text:style-name="P481"/>
          </table:table-cell>
          <table:table-cell table:style-name="Πίνακας12.A1" office:value-type="string">
            <text:p text:style-name="P481"/>
          </table:table-cell>
          <table:table-cell table:style-name="Πίνακας12.A1" office:value-type="string">
            <text:p text:style-name="P481"/>
          </table:table-cell>
          <table:table-cell table:style-name="Πίνακας12.A1" office:value-type="string">
            <text:p text:style-name="P481"/>
          </table:table-cell>
          <table:table-cell table:style-name="Πίνακας12.A1" office:value-type="string">
            <text:p text:style-name="P481"/>
          </table:table-cell>
        </table:table-row>
        <table:table-row table:style-name="Πίνακας12.1">
          <table:table-cell table:style-name="Πίνακας12.A1" office:value-type="string">
            <text:p text:style-name="P474">:</text:p>
          </table:table-cell>
          <table:table-cell table:style-name="Πίνακας12.A1" office:value-type="string">
            <text:p text:style-name="P469"/>
          </table:table-cell>
          <table:table-cell table:style-name="Πίνακας12.A1" office:value-type="string">
            <text:p text:style-name="P207"><text:span text:style-name="Προεπιλεγμένη_20_γραμματοσειρά"><text:span text:style-name="T1059">·</text:span></text:span></text:p>
          </table:table-cell>
          <table:table-cell table:style-name="Πίνακας12.A1" office:value-type="string">
            <text:p text:style-name="P207"><text:span text:style-name="Προεπιλεγμένη_20_γραμματοσειρά"><text:span text:style-name="T1059">⁝</text:span></text:span></text:p>
          </table:table-cell>
          <table:table-cell table:style-name="Πίνακας12.A1" office:value-type="string">
            <text:p text:style-name="P480"/>
          </table:table-cell>
          <table:table-cell table:style-name="Πίνακας12.A1" office:value-type="string">
            <text:p text:style-name="P207"><text:span text:style-name="Προεπιλεγμένη_20_γραμματοσειρά"><text:span text:style-name="T1059">⁝</text:span></text:span><text:span text:style-name="Προεπιλεγμένη_20_γραμματοσειρά"><text:span text:style-name="T1060"> ⁚</text:span></text:span></text:p>
          </table:table-cell>
          <table:table-cell table:style-name="Πίνακας12.A1" office:value-type="string">
            <text:p text:style-name="P207"><text:span text:style-name="Προεπιλεγμένη_20_γραμματοσειρά"><text:span text:style-name="T1059">⁝</text:span></text:span><text:span text:style-name="Προεπιλεγμένη_20_γραμματοσειρά"><text:span text:style-name="T1060"> ⁚</text:span></text:span></text:p>
          </table:table-cell>
          <table:table-cell table:style-name="Πίνακας12.A1" office:value-type="string">
            <text:p text:style-name="P207"><text:span text:style-name="Προεπιλεγμένη_20_γραμματοσειρά"><text:span text:style-name="T1059">⁝</text:span></text:span><text:span text:style-name="Προεπιλεγμένη_20_γραμματοσειρά"><text:span text:style-name="T1060"> ⁚</text:span></text:span></text:p>
          </table:table-cell>
          <table:table-cell table:style-name="Πίνακας12.A1" office:value-type="string">
            <text:p text:style-name="P207"><text:span text:style-name="Προεπιλεγμένη_20_γραμματοσειρά"><text:span text:style-name="T1059">⁝</text:span></text:span></text:p>
          </table:table-cell>
          <table:table-cell table:style-name="Πίνακας12.A1" office:value-type="string">
            <text:p text:style-name="P207"><text:span text:style-name="Προεπιλεγμένη_20_γραμματοσειρά"><text:span text:style-name="T2170">•</text:span></text:span></text:p>
          </table:table-cell>
          <table:table-cell table:style-name="Πίνακας12.A1" office:value-type="string">
            <text:p text:style-name="P207"><text:span text:style-name="Προεπιλεγμένη_20_γραμματοσειρά"><text:span text:style-name="T1059">⁝</text:span></text:span><text:span text:style-name="Προεπιλεγμένη_20_γραμματοσειρά"><text:span text:style-name="T1060"> ⁚</text:span></text:span></text:p>
          </table:table-cell>
        </table:table-row>
      </table:table>
      <text:p text:style-name="P457"/>
      <text:p text:style-name="P457"/>
      <text:p text:style-name="P444"/>
      <table:table table:name="Πίνακας13" table:style-name="Πίνακας13">
        <table:table-column table:style-name="Πίνακας13.A"/>
        <table:table-column table:style-name="Πίνακας13.B"/>
        <table:table-column table:style-name="Πίνακας13.C" table:number-columns-repeated="5"/>
        <table:table-column table:style-name="Πίνακας13.H"/>
        <table:table-column table:style-name="Πίνακας13.I"/>
        <table:table-column table:style-name="Πίνακας13.J"/>
        <table:table-column table:style-name="Πίνακας13.K"/>
        <table:table-row table:style-name="Πίνακας13.1">
          <table:table-cell table:style-name="Πίνακας13.A1" office:value-type="string">
            <text:p text:style-name="P464"/>
          </table:table-cell>
          <table:table-cell table:style-name="Πίνακας13.A1" office:value-type="string">
            <text:p text:style-name="P466"/>
          </table:table-cell>
          <table:table-cell table:style-name="Πίνακας13.C1" office:value-type="string">
            <text:p text:style-name="P463">Τροιζήνα</text:p>
          </table:table-cell>
          <table:table-cell table:style-name="Πίνακας13.C1" office:value-type="string">
            <text:p text:style-name="P463">Φωκίς</text:p>
          </table:table-cell>
          <table:table-cell table:style-name="Πίνακας13.C1" office:value-type="string">
            <text:p text:style-name="P463">Ῥόδος<text:line-break/>Γέλα<text:line-break/>Ἀκράγας</text:p>
          </table:table-cell>
          <table:table-cell table:style-name="Πίνακας13.C1" office:value-type="string">
            <text:p text:style-name="P465"><text:span text:style-name="T2320">Θήρα</text:span><text:span text:style-name="T87"><text:line-break/></text:span><text:span text:style-name="T2320">Κυρήνη</text:span></text:p>
          </table:table-cell>
          <table:table-cell table:style-name="Πίνακας13.C1" office:value-type="string">
            <text:p text:style-name="P463">Κρήτη</text:p>
          </table:table-cell>
          <table:table-cell table:style-name="Πίνακας13.C1" office:value-type="string">
            <text:p text:style-name="P463">Μῆλος<text:line-break/>Σίκινος<text:line-break/>Ἀνάφη</text:p>
          </table:table-cell>
          <table:table-cell table:style-name="Πίνακας13.C1" office:value-type="string">
            <text:p text:style-name="P501">empty</text:p>
          </table:table-cell>
          <table:table-cell table:style-name="Πίνακας13.C1" office:value-type="string">
            <text:p text:style-name="P501">empty</text:p>
          </table:table-cell>
          <table:table-cell table:style-name="Πίνακας13.C1" office:value-type="string">
            <text:p text:style-name="P463">Σημιτική<text:line-break/>ϐόρεια</text:p>
          </table:table-cell>
        </table:table-row>
        <table:table-row table:style-name="Πίνακας13.1">
          <table:table-cell table:style-name="Πίνακας13.A1" office:value-type="string">
            <text:p text:style-name="P479">Α</text:p>
          </table:table-cell>
          <table:table-cell table:style-name="Πίνακας13.A1" office:value-type="string">
            <text:p text:style-name="P471"/>
          </table:table-cell>
          <table:table-cell table:style-name="Πίνακας13.A1" office:value-type="string">
            <text:p text:style-name="P474"><text:span text:style-name="T2208">Α</text:span><text:span text:style-name="T2161">Α</text:span><text:span text:style-name="T2136">Α</text:span></text:p>
          </table:table-cell>
          <table:table-cell table:style-name="Πίνακας13.A1" office:value-type="string">
            <text:p text:style-name="P160"><text:span text:style-name="T2133">Α</text:span><text:span text:style-name="T2204">Α</text:span><text:span text:style-name="T2163">Α</text:span><text:span text:style-name="T2277">Α</text:span></text:p>
          </table:table-cell>
          <table:table-cell table:style-name="Πίνακας13.A1" office:value-type="string">
            <text:p text:style-name="P160"><text:span text:style-name="T2163">Α</text:span><text:span text:style-name="T2204">Α</text:span><text:span text:style-name="T1032">Α</text:span></text:p>
          </table:table-cell>
          <table:table-cell table:style-name="Πίνακας13.A1" office:value-type="string">
            <text:p text:style-name="P160"><text:span text:style-name="T2163">Α</text:span><text:span text:style-name="T2204">Α</text:span><text:span text:style-name="T1032">Α</text:span></text:p>
          </table:table-cell>
          <table:table-cell table:style-name="Πίνακας13.A1" office:value-type="string">
            <text:p text:style-name="P160"><text:span text:style-name="T2163">Α</text:span><text:span text:style-name="T2204">Α</text:span><text:span text:style-name="T1032">Α</text:span></text:p>
          </table:table-cell>
          <table:table-cell table:style-name="Πίνακας13.A1" office:value-type="string">
            <text:p text:style-name="P160"><text:span text:style-name="T2163">Α</text:span><text:span text:style-name="T2204">Α</text:span></text:p>
          </table:table-cell>
          <table:table-cell table:style-name="Πίνακας13.A1" office:value-type="string">
            <text:p text:style-name="P476"/>
          </table:table-cell>
          <table:table-cell table:style-name="Πίνακας13.A1" office:value-type="string">
            <text:p text:style-name="P476"/>
          </table:table-cell>
          <table:table-cell table:style-name="Πίνακας13.A1" office:value-type="string">
            <text:p text:style-name="P550">𐤀</text:p>
          </table:table-cell>
        </table:table-row>
        <table:table-row table:style-name="Πίνακας13.1">
          <table:table-cell table:style-name="Πίνακας13.A1" office:value-type="string">
            <text:p text:style-name="P479">Β</text:p>
          </table:table-cell>
          <table:table-cell table:style-name="Πίνακας13.A1" office:value-type="string">
            <text:p text:style-name="P468"/>
          </table:table-cell>
          <table:table-cell table:style-name="Πίνακας13.A1" office:value-type="string">
            <text:p text:style-name="P479">Β</text:p>
          </table:table-cell>
          <table:table-cell table:style-name="Πίνακας13.A1" office:value-type="string">
            <text:p text:style-name="P494"><text:span text:style-name="T201">Β</text:span><text:span text:style-name="Προεπιλεγμένη_20_γραμματοσειρά"><text:span text:style-name="T795">Β</text:span></text:span></text:p>
          </table:table-cell>
          <table:table-cell table:style-name="Πίνακας13.A1" office:value-type="string">
            <text:p text:style-name="P494"><text:span text:style-name="T201">Β</text:span><text:span text:style-name="Προεπιλεγμένη_20_γραμματοσειρά"><text:span text:style-name="T795">Β</text:span></text:span></text:p>
          </table:table-cell>
          <table:table-cell table:style-name="Πίνακας13.A1" office:value-type="string">
            <text:p text:style-name="P251"><text:span text:style-name="T2171">Β</text:span><text:span text:style-name="T2321">Β</text:span><text:span text:style-name="T2028">Β</text:span></text:p>
          </table:table-cell>
          <table:table-cell table:style-name="Πίνακας13.A1" office:value-type="string">
            <text:p text:style-name="P494"><text:span text:style-name="T758">Β</text:span><text:span text:style-name="Προεπιλεγμένη_20_γραμματοσειρά"><text:span text:style-name="T793">Β</text:span></text:span><text:span text:style-name="T201">Β</text:span></text:p>
          </table:table-cell>
          <table:table-cell table:style-name="Πίνακας13.A1" office:value-type="string">
            <text:p text:style-name="P289">Β</text:p>
          </table:table-cell>
          <table:table-cell table:style-name="Πίνακας13.A1" office:value-type="string">
            <text:p text:style-name="P480"/>
          </table:table-cell>
          <table:table-cell table:style-name="Πίνακας13.A1" office:value-type="string">
            <text:p text:style-name="P480"/>
          </table:table-cell>
          <table:table-cell table:style-name="Πίνακας13.A1" office:value-type="string">
            <text:p text:style-name="P550">𐤁</text:p>
          </table:table-cell>
        </table:table-row>
        <table:table-row table:style-name="Πίνακας13.1">
          <table:table-cell table:style-name="Πίνακας13.A1" office:value-type="string">
            <text:p text:style-name="P479">Γ</text:p>
          </table:table-cell>
          <table:table-cell table:style-name="Πίνακας13.A1" office:value-type="string">
            <text:p text:style-name="P471"/>
          </table:table-cell>
          <table:table-cell table:style-name="Πίνακας13.A1" office:value-type="string">
            <text:p text:style-name="P479">Γ</text:p>
          </table:table-cell>
          <table:table-cell table:style-name="Πίνακας13.A1" office:value-type="string">
            <text:p text:style-name="P165"><text:span text:style-name="Προεπιλεγμένη_20_γραμματοσειρά"><text:span text:style-name="T1265">Γ</text:span></text:span><text:span text:style-name="Προεπιλεγμένη_20_γραμματοσειρά"><text:span text:style-name="T1198">Γ</text:span></text:span></text:p>
          </table:table-cell>
          <table:table-cell table:style-name="Πίνακας13.A1" office:value-type="string">
            <text:p text:style-name="P494"><text:span text:style-name="T873">Γ</text:span><text:span text:style-name="T886">Γ</text:span><text:span text:style-name="T201">Γ</text:span><text:span text:style-name="Προεπιλεγμένη_20_γραμματοσειρά"><text:span text:style-name="T880">Γ</text:span></text:span></text:p>
          </table:table-cell>
          <table:table-cell table:style-name="Πίνακας13.A1" office:value-type="string">
            <text:p text:style-name="P494"><text:span text:style-name="T873">Γ</text:span><text:span text:style-name="T201">Γ</text:span><text:span text:style-name="Προεπιλεγμένη_20_γραμματοσειρά"><text:span text:style-name="T880">Γ</text:span></text:span><text:span text:style-name="Προεπιλεγμένη_20_γραμματοσειρά"><text:span text:style-name="T888">Γ</text:span></text:span></text:p>
          </table:table-cell>
          <table:table-cell table:style-name="Πίνακας13.A1" office:value-type="string">
            <text:p text:style-name="P494"><text:span text:style-name="T873">Γ</text:span><text:span text:style-name="Προεπιλεγμένη_20_γραμματοσειρά"><text:span text:style-name="T888">Γ</text:span></text:span><text:span text:style-name="Προεπιλεγμένη_20_γραμματοσειρά"><text:span text:style-name="T870">Γ</text:span></text:span></text:p>
          </table:table-cell>
          <table:table-cell table:style-name="Πίνακας13.A1" office:value-type="string">
            <text:p text:style-name="P494"><text:span text:style-name="Προεπιλεγμένη_20_γραμματοσειρά"><text:span text:style-name="T888">Γ</text:span></text:span><text:span text:style-name="Προεπιλεγμένη_20_γραμματοσειρά"><text:span text:style-name="T891">Γ</text:span></text:span></text:p>
          </table:table-cell>
          <table:table-cell table:style-name="Πίνακας13.A1" office:value-type="string">
            <text:p text:style-name="P480"/>
          </table:table-cell>
          <table:table-cell table:style-name="Πίνακας13.A1" office:value-type="string">
            <text:p text:style-name="P480"/>
          </table:table-cell>
          <table:table-cell table:style-name="Πίνακας13.A1" office:value-type="string">
            <text:p text:style-name="P550">𐤂</text:p>
          </table:table-cell>
        </table:table-row>
        <table:table-row table:style-name="Πίνακας13.1">
          <table:table-cell table:style-name="Πίνακας13.A1" office:value-type="string">
            <text:p text:style-name="P479">Δ</text:p>
          </table:table-cell>
          <table:table-cell table:style-name="Πίνακας13.A1" office:value-type="string">
            <text:p text:style-name="P472"/>
          </table:table-cell>
          <table:table-cell table:style-name="Πίνακας13.A1" office:value-type="string">
            <text:p text:style-name="P494"><text:span text:style-name="Προεπιλεγμένη_20_γραμματοσειρά"><text:span text:style-name="T361">Δ</text:span></text:span><text:span text:style-name="Προεπιλεγμένη_20_γραμματοσειρά"><text:span text:style-name="T365">Δ</text:span></text:span><text:span text:style-name="T201">Δ</text:span></text:p>
          </table:table-cell>
          <table:table-cell table:style-name="Πίνακας13.A1" office:value-type="string">
            <text:p text:style-name="P494"><text:span text:style-name="Προεπιλεγμένη_20_γραμματοσειρά"><text:span text:style-name="T361">Δ</text:span></text:span><text:span text:style-name="Προεπιλεγμένη_20_γραμματοσειρά"><text:span text:style-name="T365">Δ</text:span></text:span></text:p>
          </table:table-cell>
          <table:table-cell table:style-name="Πίνακας13.A1" office:value-type="string">
            <text:p text:style-name="P494"><text:span text:style-name="T201">Δ</text:span><text:span text:style-name="Προεπιλεγμένη_20_γραμματοσειρά"><text:span text:style-name="T361">Δ</text:span></text:span></text:p>
          </table:table-cell>
          <table:table-cell table:style-name="Πίνακας13.A1" office:value-type="string">
            <text:p text:style-name="P479">Δ</text:p>
          </table:table-cell>
          <table:table-cell table:style-name="Πίνακας13.A1" office:value-type="string">
            <text:p text:style-name="P494"><text:span text:style-name="T201">Δ</text:span><text:span text:style-name="Προεπιλεγμένη_20_γραμματοσειρά"><text:span text:style-name="T371">Δ</text:span></text:span></text:p>
          </table:table-cell>
          <table:table-cell table:style-name="Πίνακας13.A1" office:value-type="string">
            <text:p text:style-name="P479">Δ</text:p>
          </table:table-cell>
          <table:table-cell table:style-name="Πίνακας13.A1" office:value-type="string">
            <text:p text:style-name="P477"/>
          </table:table-cell>
          <table:table-cell table:style-name="Πίνακας13.A1" office:value-type="string">
            <text:p text:style-name="P477"/>
          </table:table-cell>
          <table:table-cell table:style-name="Πίνακας13.A1" office:value-type="string">
            <text:p text:style-name="P550">𐤃</text:p>
          </table:table-cell>
        </table:table-row>
        <table:table-row table:style-name="Πίνακας13.1">
          <table:table-cell table:style-name="Πίνακας13.A1" office:value-type="string">
            <text:p text:style-name="P479">Ε</text:p>
          </table:table-cell>
          <table:table-cell table:style-name="Πίνακας13.A1" office:value-type="string">
            <text:p text:style-name="P472"/>
          </table:table-cell>
          <table:table-cell table:style-name="Πίνακας13.A1" office:value-type="string">
            <text:p text:style-name="P283"><text:span text:style-name="Προεπιλεγμένη_20_γραμματοσειρά"><text:span text:style-name="T2078">Ε</text:span></text:span><text:span text:style-name="Προεπιλεγμένη_20_γραμματοσειρά"><text:span text:style-name="T2119">Ε</text:span></text:span><text:span text:style-name="Προεπιλεγμένη_20_γραμματοσειρά"><text:span text:style-name="T1026">Ε</text:span></text:span></text:p>
          </table:table-cell>
          <table:table-cell table:style-name="Πίνακας13.A1" office:value-type="string">
            <text:p text:style-name="P283"><text:span text:style-name="Προεπιλεγμένη_20_γραμματοσειρά"><text:span text:style-name="T2078">Ε</text:span></text:span><text:span text:style-name="Προεπιλεγμένη_20_γραμματοσειρά"><text:span text:style-name="T2119">Ε</text:span></text:span><text:span text:style-name="Προεπιλεγμένη_20_γραμματοσειρά"><text:span text:style-name="T1026">Ε</text:span></text:span></text:p>
          </table:table-cell>
          <table:table-cell table:style-name="Πίνακας13.A1" office:value-type="string">
            <text:p text:style-name="P283"><text:span text:style-name="Προεπιλεγμένη_20_γραμματοσειρά"><text:span text:style-name="T2078">Ε</text:span></text:span><text:span text:style-name="Προεπιλεγμένη_20_γραμματοσειρά"><text:span text:style-name="T2119">Ε</text:span></text:span><text:span text:style-name="Προεπιλεγμένη_20_γραμματοσειρά"><text:span text:style-name="T1026">Ε</text:span></text:span></text:p>
          </table:table-cell>
          <table:table-cell table:style-name="Πίνακας13.A1" office:value-type="string">
            <text:p text:style-name="P283"><text:span text:style-name="Προεπιλεγμένη_20_γραμματοσειρά"><text:span text:style-name="T2078">Ε</text:span></text:span><text:span text:style-name="Προεπιλεγμένη_20_γραμματοσειρά"><text:span text:style-name="T2119">Ε</text:span></text:span><text:span text:style-name="Προεπιλεγμένη_20_γραμματοσειρά"><text:span text:style-name="T1026">Ε</text:span></text:span></text:p>
          </table:table-cell>
          <table:table-cell table:style-name="Πίνακας13.A1" office:value-type="string">
            <text:p text:style-name="P283"><text:span text:style-name="Προεπιλεγμένη_20_γραμματοσειρά"><text:span text:style-name="T2078">Ε</text:span></text:span><text:span text:style-name="Προεπιλεγμένη_20_γραμματοσειρά"><text:span text:style-name="T2119">Ε</text:span></text:span><text:span text:style-name="Προεπιλεγμένη_20_γραμματοσειρά"><text:span text:style-name="T2064">Ε</text:span></text:span></text:p>
          </table:table-cell>
          <table:table-cell table:style-name="Πίνακας13.A1" office:value-type="string">
            <text:p text:style-name="P283"><text:span text:style-name="Προεπιλεγμένη_20_γραμματοσειρά"><text:span text:style-name="T2078">Ε</text:span></text:span><text:span text:style-name="Προεπιλεγμένη_20_γραμματοσειρά"><text:span text:style-name="T1026">Ε</text:span></text:span></text:p>
          </table:table-cell>
          <table:table-cell table:style-name="Πίνακας13.A1" office:value-type="string">
            <text:p text:style-name="P482"/>
          </table:table-cell>
          <table:table-cell table:style-name="Πίνακας13.A1" office:value-type="string">
            <text:p text:style-name="P482"/>
          </table:table-cell>
          <table:table-cell table:style-name="Πίνακας13.A1" office:value-type="string">
            <text:p text:style-name="P550">𐤄</text:p>
          </table:table-cell>
        </table:table-row>
        <table:table-row table:style-name="Πίνακας13.1">
          <table:table-cell table:style-name="Πίνακας13.A1" office:value-type="string">
            <text:p text:style-name="P484">Ϝ</text:p>
          </table:table-cell>
          <table:table-cell table:style-name="Πίνακας13.A1" office:value-type="string">
            <text:p text:style-name="P471"/>
          </table:table-cell>
          <table:table-cell table:style-name="Πίνακας13.A1" office:value-type="string">
            <text:p text:style-name="P495"><text:span text:style-name="Προεπιλεγμένη_20_γραμματοσειρά"><text:span text:style-name="T515">Ϝ</text:span></text:span><text:span text:style-name="T201">Ϝ</text:span></text:p>
          </table:table-cell>
          <table:table-cell table:style-name="Πίνακας13.A1" office:value-type="string">
            <text:p text:style-name="P495"><text:span text:style-name="Προεπιλεγμένη_20_γραμματοσειρά"><text:span text:style-name="T515">Ϝ</text:span></text:span><text:span text:style-name="T201">Ϝ</text:span></text:p>
          </table:table-cell>
          <table:table-cell table:style-name="Πίνακας13.A1" office:value-type="string">
            <text:p text:style-name="P481"/>
          </table:table-cell>
          <table:table-cell table:style-name="Πίνακας13.A1" office:value-type="string">
            <text:p text:style-name="P481"/>
          </table:table-cell>
          <table:table-cell table:style-name="Πίνακας13.A1" office:value-type="string">
            <text:p text:style-name="P287"><text:span text:style-name="Προεπιλεγμένη_20_γραμματοσειρά"><text:span text:style-name="T2106">Ϝ</text:span></text:span><text:span text:style-name="Προεπιλεγμένη_20_γραμματοσειρά"><text:span text:style-name="T1151">Ϝ</text:span></text:span><text:span text:style-name="Προεπιλεγμένη_20_γραμματοσειρά"><text:span text:style-name="T1178">Ϝ</text:span></text:span><text:span text:style-name="Προεπιλεγμένη_20_γραμματοσειρά"><text:span text:style-name="T1155">Ϝ</text:span></text:span></text:p>
          </table:table-cell>
          <table:table-cell table:style-name="Πίνακας13.A1" office:value-type="string">
            <text:p text:style-name="P470"/>
          </table:table-cell>
          <table:table-cell table:style-name="Πίνακας13.A1" office:value-type="string">
            <text:p text:style-name="P481"/>
          </table:table-cell>
          <table:table-cell table:style-name="Πίνακας13.A1" office:value-type="string">
            <text:p text:style-name="P481"/>
          </table:table-cell>
          <table:table-cell table:style-name="Πίνακας13.A1" office:value-type="string">
            <text:p text:style-name="P550">𐤅</text:p>
          </table:table-cell>
        </table:table-row>
        <table:table-row table:style-name="Πίνακας13.1">
          <table:table-cell table:style-name="Πίνακας13.A1" office:value-type="string">
            <text:p text:style-name="P479">Ζ</text:p>
          </table:table-cell>
          <table:table-cell table:style-name="Πίνακας13.A1" office:value-type="string">
            <text:p text:style-name="P471"/>
          </table:table-cell>
          <table:table-cell table:style-name="Πίνακας13.A1" office:value-type="string">
            <text:p text:style-name="P72"><text:span text:style-name="Προεπιλεγμένη_20_γραμματοσειρά"><text:span text:style-name="T600">Ζ</text:span></text:span></text:p>
          </table:table-cell>
          <table:table-cell table:style-name="Πίνακας13.A1" office:value-type="string">
            <text:p text:style-name="P72"><text:span text:style-name="Προεπιλεγμένη_20_γραμματοσειρά"><text:span text:style-name="T600">Ζ</text:span></text:span></text:p>
          </table:table-cell>
          <table:table-cell table:style-name="Πίνακας13.A1" office:value-type="string">
            <text:p text:style-name="P72"><text:span text:style-name="Προεπιλεγμένη_20_γραμματοσειρά"><text:span text:style-name="T600">Ζ</text:span></text:span></text:p>
          </table:table-cell>
          <table:table-cell table:style-name="Πίνακας13.A1" office:value-type="string">
            <text:p text:style-name="P72"><text:span text:style-name="Προεπιλεγμένη_20_γραμματοσειρά"><text:span text:style-name="T552">Ζ</text:span></text:span><text:span text:style-name="Προεπιλεγμένη_20_γραμματοσειρά"><text:span text:style-name="T563">Ζ</text:span></text:span></text:p>
          </table:table-cell>
          <table:table-cell table:style-name="Πίνακας13.A1" office:value-type="string">
            <text:p text:style-name="P72"><text:span text:style-name="Προεπιλεγμένη_20_γραμματοσειρά"><text:span text:style-name="T600">Ζ</text:span></text:span></text:p>
          </table:table-cell>
          <table:table-cell table:style-name="Πίνακας13.A1" office:value-type="string">
            <text:p text:style-name="P481"/>
          </table:table-cell>
          <table:table-cell table:style-name="Πίνακας13.A1" office:value-type="string">
            <text:p text:style-name="P481"/>
          </table:table-cell>
          <table:table-cell table:style-name="Πίνακας13.A1" office:value-type="string">
            <text:p text:style-name="P481"/>
          </table:table-cell>
          <table:table-cell table:style-name="Πίνακας13.A1" office:value-type="string">
            <text:p text:style-name="P550">𐤆</text:p>
          </table:table-cell>
        </table:table-row>
        <table:table-row table:style-name="Πίνακας13.1">
          <table:table-cell table:style-name="Πίνακας13.A1" office:value-type="string">
            <text:p text:style-name="P479">Η</text:p>
          </table:table-cell>
          <table:table-cell table:style-name="Πίνακας13.A1" office:value-type="string">
            <text:p text:style-name="P471"/>
          </table:table-cell>
          <table:table-cell table:style-name="Πίνακας13.A1" office:value-type="string">
            <text:p text:style-name="P481"/>
          </table:table-cell>
          <table:table-cell table:style-name="Πίνακας13.A1" office:value-type="string">
            <text:p text:style-name="P481"/>
          </table:table-cell>
          <table:table-cell table:style-name="Πίνακας13.A1" office:value-type="string">
            <text:p text:style-name="P494"><text:span text:style-name="Προεπιλεγμένη_20_γραμματοσειρά"><text:span text:style-name="T335">Η</text:span></text:span><text:span text:style-name="T201">Η</text:span></text:p>
          </table:table-cell>
          <table:table-cell table:style-name="Πίνακας13.A1" office:value-type="string">
            <text:p text:style-name="P494"><text:span text:style-name="Προεπιλεγμένη_20_γραμματοσειρά"><text:span text:style-name="T335">Η</text:span></text:span><text:span text:style-name="T201">Η</text:span></text:p>
          </table:table-cell>
          <table:table-cell table:style-name="Πίνακας13.A1" office:value-type="string">
            <text:p text:style-name="P494"><text:span text:style-name="Προεπιλεγμένη_20_γραμματοσειρά"><text:span text:style-name="T335">Η</text:span></text:span><text:span text:style-name="Προεπιλεγμένη_20_γραμματοσειρά"><text:span text:style-name="T606">Η</text:span></text:span><text:span text:style-name="Προεπιλεγμένη_20_γραμματοσειρά"><text:span text:style-name="T613">Η</text:span></text:span><text:span text:style-name="Προεπιλεγμένη_20_γραμματοσειρά"><text:span text:style-name="T348">Η</text:span></text:span></text:p>
          </table:table-cell>
          <table:table-cell table:style-name="Πίνακας13.A1" office:value-type="string">
            <text:p text:style-name="P479">Η</text:p>
          </table:table-cell>
          <table:table-cell table:style-name="Πίνακας13.A1" office:value-type="string">
            <text:p text:style-name="P481"/>
          </table:table-cell>
          <table:table-cell table:style-name="Πίνακας13.A1" office:value-type="string">
            <text:p text:style-name="P481"/>
          </table:table-cell>
          <table:table-cell table:style-name="Πίνακας13.A1" office:value-type="string">
            <text:p text:style-name="P550"/>
          </table:table-cell>
        </table:table-row>
        <table:table-row table:style-name="Πίνακας13.1">
          <table:table-cell table:style-name="Πίνακας13.A1" office:value-type="string">
            <text:p text:style-name="P475">Ͱ</text:p>
          </table:table-cell>
          <table:table-cell table:style-name="Πίνακας13.A1" office:value-type="string">
            <text:p text:style-name="P467"/>
          </table:table-cell>
          <table:table-cell table:style-name="Πίνακας13.A1" office:value-type="string">
            <text:p text:style-name="P171"><text:span text:style-name="Προεπιλεγμένη_20_γραμματοσειρά"><text:span text:style-name="T1227">Ͱ</text:span></text:span><text:span text:style-name="Προεπιλεγμένη_20_γραμματοσειρά"><text:span text:style-name="T1242">Ͱ</text:span></text:span></text:p>
          </table:table-cell>
          <table:table-cell table:style-name="Πίνακας13.A1" office:value-type="string">
            <text:p text:style-name="P171"><text:span text:style-name="Προεπιλεγμένη_20_γραμματοσειρά"><text:span text:style-name="T1227">Ͱ</text:span></text:span><text:span text:style-name="Προεπιλεγμένη_20_γραμματοσειρά"><text:span text:style-name="T1242">Ͱ</text:span></text:span></text:p>
          </table:table-cell>
          <table:table-cell table:style-name="Πίνακας13.A1" office:value-type="string">
            <text:p text:style-name="P171"><text:span text:style-name="Προεπιλεγμένη_20_γραμματοσειρά"><text:span text:style-name="T1227">Ͱ</text:span></text:span><text:span text:style-name="Προεπιλεγμένη_20_γραμματοσειρά"><text:span text:style-name="T1242">Ͱ</text:span></text:span></text:p>
          </table:table-cell>
          <table:table-cell table:style-name="Πίνακας13.A1" office:value-type="string">
            <text:p text:style-name="P171"><text:span text:style-name="Προεπιλεγμένη_20_γραμματοσειρά"><text:span text:style-name="T1227">Ͱ</text:span></text:span><text:span text:style-name="Προεπιλεγμένη_20_γραμματοσειρά"><text:span text:style-name="T1242">Ͱ</text:span></text:span></text:p>
          </table:table-cell>
          <table:table-cell table:style-name="Πίνακας13.A1" office:value-type="string">
            <text:p text:style-name="P482"/>
          </table:table-cell>
          <table:table-cell table:style-name="Πίνακας13.A1" office:value-type="string">
            <text:p text:style-name="P171"><text:span text:style-name="Προεπιλεγμένη_20_γραμματοσειρά"><text:span text:style-name="T1242">Ͱ</text:span></text:span></text:p>
          </table:table-cell>
          <table:table-cell table:style-name="Πίνακας13.A1" office:value-type="string">
            <text:p text:style-name="P482"/>
          </table:table-cell>
          <table:table-cell table:style-name="Πίνακας13.A1" office:value-type="string">
            <text:p text:style-name="P482"/>
          </table:table-cell>
          <table:table-cell table:style-name="Πίνακας13.A1" office:value-type="string">
            <text:p text:style-name="P550">𐤇</text:p>
          </table:table-cell>
        </table:table-row>
        <table:table-row table:style-name="Πίνακας13.1">
          <table:table-cell table:style-name="Πίνακας13.A1" office:value-type="string">
            <text:p text:style-name="P479">Θ</text:p>
          </table:table-cell>
          <table:table-cell table:style-name="Πίνακας13.A1" office:value-type="string">
            <text:p text:style-name="P471"/>
          </table:table-cell>
          <table:table-cell table:style-name="Πίνακας13.A1" office:value-type="string">
            <text:p text:style-name="P72"><text:span text:style-name="Προεπιλεγμένη_20_γραμματοσειρά"><text:span text:style-name="T813">Θ</text:span></text:span><text:span text:style-name="Προεπιλεγμένη_20_γραμματοσειρά"><text:span text:style-name="T815">Θ</text:span></text:span><text:span text:style-name="Προεπιλεγμένη_20_γραμματοσειρά"><text:span text:style-name="T811">Θ</text:span></text:span></text:p>
          </table:table-cell>
          <table:table-cell table:style-name="Πίνακας13.A1" office:value-type="string">
            <text:p text:style-name="P72"><text:span text:style-name="Προεπιλεγμένη_20_γραμματοσειρά"><text:span text:style-name="T813">Θ</text:span></text:span><text:span text:style-name="Προεπιλεγμένη_20_γραμματοσειρά"><text:span text:style-name="T815">Θ</text:span></text:span><text:span text:style-name="Προεπιλεγμένη_20_γραμματοσειρά"><text:span text:style-name="T811">Θ</text:span></text:span></text:p>
          </table:table-cell>
          <table:table-cell table:style-name="Πίνακας13.A1" office:value-type="string">
            <text:p text:style-name="P72"><text:span text:style-name="Προεπιλεγμένη_20_γραμματοσειρά"><text:span text:style-name="T813">Θ</text:span></text:span><text:span text:style-name="Προεπιλεγμένη_20_γραμματοσειρά"><text:span text:style-name="T815">Θ</text:span></text:span><text:span text:style-name="Προεπιλεγμένη_20_γραμματοσειρά"><text:span text:style-name="T811">Θ</text:span></text:span></text:p>
          </table:table-cell>
          <table:table-cell table:style-name="Πίνακας13.A1" office:value-type="string">
            <text:p text:style-name="P72"><text:span text:style-name="Προεπιλεγμένη_20_γραμματοσειρά"><text:span text:style-name="T813">Θ</text:span></text:span><text:span text:style-name="Προεπιλεγμένη_20_γραμματοσειρά"><text:span text:style-name="T815">Θ</text:span></text:span><text:span text:style-name="Προεπιλεγμένη_20_γραμματοσειρά"><text:span text:style-name="T811">Θ</text:span></text:span></text:p>
          </table:table-cell>
          <table:table-cell table:style-name="Πίνακας13.A1" office:value-type="string">
            <text:p text:style-name="P72"><text:span text:style-name="Προεπιλεγμένη_20_γραμματοσειρά"><text:span text:style-name="T813">Θ</text:span></text:span><text:span text:style-name="Προεπιλεγμένη_20_γραμματοσειρά"><text:span text:style-name="T815">Θ</text:span></text:span><text:span text:style-name="Προεπιλεγμένη_20_γραμματοσειρά"><text:span text:style-name="T811">Θ</text:span></text:span></text:p>
          </table:table-cell>
          <table:table-cell table:style-name="Πίνακας13.A1" office:value-type="string">
            <text:p text:style-name="P72"><text:span text:style-name="Προεπιλεγμένη_20_γραμματοσειρά"><text:span text:style-name="T815">Θ</text:span></text:span><text:span text:style-name="Προεπιλεγμένη_20_γραμματοσειρά"><text:span text:style-name="T811">Θ</text:span></text:span></text:p>
          </table:table-cell>
          <table:table-cell table:style-name="Πίνακας13.A1" office:value-type="string">
            <text:p text:style-name="P481"/>
          </table:table-cell>
          <table:table-cell table:style-name="Πίνακας13.A1" office:value-type="string">
            <text:p text:style-name="P481"/>
          </table:table-cell>
          <table:table-cell table:style-name="Πίνακας13.A1" office:value-type="string">
            <text:p text:style-name="P550">𐤈</text:p>
          </table:table-cell>
        </table:table-row>
        <table:table-row table:style-name="Πίνακας13.1">
          <table:table-cell table:style-name="Πίνακας13.A1" office:value-type="string">
            <text:p text:style-name="P479">Ι</text:p>
          </table:table-cell>
          <table:table-cell table:style-name="Πίνακας13.A1" office:value-type="string">
            <text:p text:style-name="P471"/>
          </table:table-cell>
          <table:table-cell table:style-name="Πίνακας13.A1" office:value-type="string">
            <text:p text:style-name="P479">Ι</text:p>
          </table:table-cell>
          <table:table-cell table:style-name="Πίνακας13.A1" office:value-type="string">
            <text:p text:style-name="P479">Ι</text:p>
          </table:table-cell>
          <table:table-cell table:style-name="Πίνακας13.A1" office:value-type="string">
            <text:p text:style-name="P479">Ι</text:p>
          </table:table-cell>
          <table:table-cell table:style-name="Πίνακας13.A1" office:value-type="string">
            <text:p text:style-name="P494"><text:span text:style-name="Προεπιλεγμένη_20_γραμματοσειρά"><text:span text:style-name="T628">Ι</text:span></text:span><text:span text:style-name="Προεπιλεγμένη_20_γραμματοσειρά"><text:span text:style-name="T605">Ι</text:span></text:span><text:span text:style-name="T201">Ι</text:span></text:p>
          </table:table-cell>
          <table:table-cell table:style-name="Πίνακας13.A1" office:value-type="string">
            <text:p text:style-name="P494"><text:span text:style-name="Προεπιλεγμένη_20_γραμματοσειρά"><text:span text:style-name="T607">Ι</text:span></text:span><text:span text:style-name="Προεπιλεγμένη_20_γραμματοσειρά"><text:span text:style-name="T628">Ι</text:span></text:span><text:span text:style-name="Προεπιλεγμένη_20_γραμματοσειρά"><text:span text:style-name="T610">Ι</text:span></text:span></text:p>
          </table:table-cell>
          <table:table-cell table:style-name="Πίνακας13.A1" office:value-type="string">
            <text:p text:style-name="P494"><text:span text:style-name="Προεπιλεγμένη_20_γραμματοσειρά"><text:span text:style-name="T343">Ι</text:span></text:span><text:span text:style-name="Προεπιλεγμένη_20_γραμματοσειρά"><text:span text:style-name="T628">Ι</text:span></text:span><text:span text:style-name="T201">Ι</text:span></text:p>
          </table:table-cell>
          <table:table-cell table:style-name="Πίνακας13.A1" office:value-type="string">
            <text:p text:style-name="P481"/>
          </table:table-cell>
          <table:table-cell table:style-name="Πίνακας13.A1" office:value-type="string">
            <text:p text:style-name="P481"/>
          </table:table-cell>
          <table:table-cell table:style-name="Πίνακας13.A1" office:value-type="string">
            <text:p text:style-name="P550">𐤉</text:p>
          </table:table-cell>
        </table:table-row>
        <table:table-row table:style-name="Πίνακας13.1">
          <table:table-cell table:style-name="Πίνακας13.A1" office:value-type="string">
            <text:p text:style-name="P479">Κ</text:p>
          </table:table-cell>
          <table:table-cell table:style-name="Πίνακας13.A1" office:value-type="string">
            <text:p text:style-name="P471"/>
          </table:table-cell>
          <table:table-cell table:style-name="Πίνακας13.A1" office:value-type="string">
            <text:p text:style-name="P429"><text:span text:style-name="Προεπιλεγμένη_20_γραμματοσειρά"><text:span text:style-name="T580">Κ</text:span></text:span><text:span text:style-name="Προεπιλεγμένη_20_γραμματοσειρά"><text:span text:style-name="T588">Κ</text:span></text:span></text:p>
          </table:table-cell>
          <table:table-cell table:style-name="Πίνακας13.A1" office:value-type="string">
            <text:p text:style-name="P429"><text:span text:style-name="Προεπιλεγμένη_20_γραμματοσειρά"><text:span text:style-name="T239">Κ</text:span></text:span><text:span text:style-name="Προεπιλεγμένη_20_γραμματοσειρά"><text:span text:style-name="T588">Κ</text:span></text:span></text:p>
          </table:table-cell>
          <table:table-cell table:style-name="Πίνακας13.A1" office:value-type="string">
            <text:p text:style-name="P429"><text:span text:style-name="Προεπιλεγμένη_20_γραμματοσειρά"><text:span text:style-name="T239">Κ</text:span></text:span><text:span text:style-name="Προεπιλεγμένη_20_γραμματοσειρά"><text:span text:style-name="T588">Κ</text:span></text:span></text:p>
          </table:table-cell>
          <table:table-cell table:style-name="Πίνακας13.A1" office:value-type="string">
            <text:p text:style-name="P429"><text:span text:style-name="Προεπιλεγμένη_20_γραμματοσειρά"><text:span text:style-name="T588">Κ</text:span></text:span></text:p>
          </table:table-cell>
          <table:table-cell table:style-name="Πίνακας13.A1" office:value-type="string">
            <text:p text:style-name="P429"><text:span text:style-name="Προεπιλεγμένη_20_γραμματοσειρά"><text:span text:style-name="T580">Κ</text:span></text:span><text:span text:style-name="Προεπιλεγμένη_20_γραμματοσειρά"><text:span text:style-name="T588">Κ</text:span></text:span></text:p>
          </table:table-cell>
          <table:table-cell table:style-name="Πίνακας13.A1" office:value-type="string">
            <text:p text:style-name="P429"><text:span text:style-name="Προεπιλεγμένη_20_γραμματοσειρά"><text:span text:style-name="T588">Κ</text:span></text:span></text:p>
          </table:table-cell>
          <table:table-cell table:style-name="Πίνακας13.A1" office:value-type="string">
            <text:p text:style-name="P481"/>
          </table:table-cell>
          <table:table-cell table:style-name="Πίνακας13.A1" office:value-type="string">
            <text:p text:style-name="P481"/>
          </table:table-cell>
          <table:table-cell table:style-name="Πίνακας13.A1" office:value-type="string">
            <text:p text:style-name="P550">𐤊</text:p>
          </table:table-cell>
        </table:table-row>
        <table:table-row table:style-name="Πίνακας13.1">
          <table:table-cell table:style-name="Πίνακας13.A1" office:value-type="string">
            <text:p text:style-name="P479">Λ</text:p>
          </table:table-cell>
          <table:table-cell table:style-name="Πίνακας13.A1" office:value-type="string">
            <text:p text:style-name="P471"/>
          </table:table-cell>
          <table:table-cell table:style-name="Πίνακας13.A1" office:value-type="string">
            <text:p text:style-name="P175"><text:span text:style-name="Προεπιλεγμένη_20_γραμματοσειρά"><text:span text:style-name="T1350">Λ</text:span></text:span><text:span text:style-name="Προεπιλεγμένη_20_γραμματοσειρά"><text:span text:style-name="T1032">Λ</text:span></text:span></text:p>
          </table:table-cell>
          <table:table-cell table:style-name="Πίνακας13.A1" office:value-type="string">
            <text:p text:style-name="P175"><text:span text:style-name="Προεπιλεγμένη_20_γραμματοσειρά"><text:span text:style-name="T1350">Λ</text:span></text:span><text:span text:style-name="Προεπιλεγμένη_20_γραμματοσειρά"><text:span text:style-name="T1378">Λ</text:span></text:span><text:span text:style-name="Προεπιλεγμένη_20_γραμματοσειρά"><text:span text:style-name="T1032">Λ</text:span></text:span></text:p>
          </table:table-cell>
          <table:table-cell table:style-name="Πίνακας13.A1" office:value-type="string">
            <text:p text:style-name="P175"><text:span text:style-name="Προεπιλεγμένη_20_γραμματοσειρά"><text:span text:style-name="T1350">Λ</text:span></text:span><text:span text:style-name="Προεπιλεγμένη_20_γραμματοσειρά"><text:span text:style-name="T1378">Λ</text:span></text:span><text:span text:style-name="Προεπιλεγμένη_20_γραμματοσειρά"><text:span text:style-name="T1032">Λ</text:span></text:span><text:span text:style-name="Προεπιλεγμένη_20_γραμματοσειρά"><text:span text:style-name="T1401">Λ</text:span></text:span></text:p>
          </table:table-cell>
          <table:table-cell table:style-name="Πίνακας13.A1" office:value-type="string">
            <text:p text:style-name="P175"><text:span text:style-name="Προεπιλεγμένη_20_γραμματοσειρά"><text:span text:style-name="T1392">Λ</text:span></text:span><text:span text:style-name="Προεπιλεγμένη_20_γραμματοσειρά"><text:span text:style-name="T1350">Λ</text:span></text:span></text:p>
          </table:table-cell>
          <table:table-cell table:style-name="Πίνακας13.A1" office:value-type="string">
            <text:p text:style-name="P175"><text:span text:style-name="Προεπιλεγμένη_20_γραμματοσειρά"><text:span text:style-name="T1350">Λ</text:span></text:span><text:span text:style-name="T1356">Λ</text:span><text:span text:style-name="Προεπιλεγμένη_20_γραμματοσειρά"><text:span text:style-name="T1392">Λ</text:span></text:span><text:span text:style-name="Προεπιλεγμένη_20_γραμματοσειρά"><text:span text:style-name="T1373">Λ</text:span></text:span></text:p>
          </table:table-cell>
          <table:table-cell table:style-name="Πίνακας13.A1" office:value-type="string">
            <text:p text:style-name="P175"><text:span text:style-name="Προεπιλεγμένη_20_γραμματοσειρά"><text:span text:style-name="T1392">Λ</text:span></text:span><text:span text:style-name="Προεπιλεγμένη_20_γραμματοσειρά"><text:span text:style-name="T1350">Λ</text:span></text:span></text:p>
          </table:table-cell>
          <table:table-cell table:style-name="Πίνακας13.A1" office:value-type="string">
            <text:p text:style-name="P481"/>
          </table:table-cell>
          <table:table-cell table:style-name="Πίνακας13.A1" office:value-type="string">
            <text:p text:style-name="P481"/>
          </table:table-cell>
          <table:table-cell table:style-name="Πίνακας13.A1" office:value-type="string">
            <text:p text:style-name="P550">𐤋</text:p>
          </table:table-cell>
        </table:table-row>
        <table:table-row table:style-name="Πίνακας13.1">
          <table:table-cell table:style-name="Πίνακας13.A1" office:value-type="string">
            <text:p text:style-name="P479">Μ</text:p>
          </table:table-cell>
          <table:table-cell table:style-name="Πίνακας13.A1" office:value-type="string">
            <text:p text:style-name="P471"/>
          </table:table-cell>
          <table:table-cell table:style-name="Πίνακας13.A1" office:value-type="string">
            <text:p text:style-name="P184"><text:span text:style-name="T1205">Μ</text:span><text:span text:style-name="Προεπιλεγμένη_20_γραμματοσειρά"><text:span text:style-name="T1279">Μ</text:span></text:span></text:p>
          </table:table-cell>
          <table:table-cell table:style-name="Πίνακας13.A1" office:value-type="string">
            <text:p text:style-name="P184"><text:span text:style-name="T1205">Μ</text:span><text:span text:style-name="T1221">Μ</text:span><text:span text:style-name="Προεπιλεγμένη_20_γραμματοσειρά"><text:span text:style-name="T1279">Μ</text:span></text:span></text:p>
          </table:table-cell>
          <table:table-cell table:style-name="Πίνακας13.A1" office:value-type="string">
            <text:p text:style-name="P184"><text:span text:style-name="T1205">Μ</text:span><text:span text:style-name="T1214">Μ</text:span><text:span text:style-name="T1192">Μ</text:span><text:span text:style-name="Προεπιλεγμένη_20_γραμματοσειρά"><text:span text:style-name="T1279">Μ</text:span></text:span></text:p>
          </table:table-cell>
          <table:table-cell table:style-name="Πίνακας13.A1" office:value-type="string">
            <text:p text:style-name="P184"><text:span text:style-name="T1192">Μ</text:span><text:span text:style-name="T1205">Μ</text:span><text:span text:style-name="Προεπιλεγμένη_20_γραμματοσειρά"><text:span text:style-name="T1279">Μ</text:span></text:span></text:p>
          </table:table-cell>
          <table:table-cell table:style-name="Πίνακας13.A1" office:value-type="string">
            <text:p text:style-name="P184"><text:span text:style-name="T2092">Μ</text:span><text:span text:style-name="T1198">Μ</text:span><text:span text:style-name="Προεπιλεγμένη_20_γραμματοσειρά"><text:span text:style-name="T1279">Μ</text:span></text:span><text:span text:style-name="Προεπιλεγμένη_20_γραμματοσειρά"><text:span text:style-name="T1273">Μ</text:span></text:span></text:p>
          </table:table-cell>
          <table:table-cell table:style-name="Πίνακας13.A1" office:value-type="string">
            <text:p text:style-name="P184"><text:span text:style-name="T1229">Μ</text:span><text:span text:style-name="T1198">Μ</text:span><text:span text:style-name="T1192">Μ</text:span><text:span text:style-name="T2092">Μ</text:span></text:p>
          </table:table-cell>
          <table:table-cell table:style-name="Πίνακας13.A1" office:value-type="string">
            <text:p text:style-name="P481"/>
          </table:table-cell>
          <table:table-cell table:style-name="Πίνακας13.A1" office:value-type="string">
            <text:p text:style-name="P481"/>
          </table:table-cell>
          <table:table-cell table:style-name="Πίνακας13.A1" office:value-type="string">
            <text:p text:style-name="P550">𐤌</text:p>
          </table:table-cell>
        </table:table-row>
        <table:table-row table:style-name="Πίνακας13.1">
          <table:table-cell table:style-name="Πίνακας13.A1" office:value-type="string">
            <text:p text:style-name="P479">Ν</text:p>
          </table:table-cell>
          <table:table-cell table:style-name="Πίνακας13.A1" office:value-type="string">
            <text:p text:style-name="P471"/>
          </table:table-cell>
          <table:table-cell table:style-name="Πίνακας13.A1" office:value-type="string">
            <text:p text:style-name="P432"><text:span text:style-name="Προεπιλεγμένη_20_γραμματοσειρά"><text:span text:style-name="T509">Ν</text:span></text:span><text:span text:style-name="Προεπιλεγμένη_20_γραμματοσειρά"><text:span text:style-name="T517">Ν</text:span></text:span></text:p>
          </table:table-cell>
          <table:table-cell table:style-name="Πίνακας13.A1" office:value-type="string">
            <text:p text:style-name="P432"><text:span text:style-name="Προεπιλεγμένη_20_γραμματοσειρά"><text:span text:style-name="T509">Ν</text:span></text:span><text:span text:style-name="Προεπιλεγμένη_20_γραμματοσειρά"><text:span text:style-name="T517">Ν</text:span></text:span><text:span text:style-name="Προεπιλεγμένη_20_γραμματοσειρά"><text:span text:style-name="T240">Ν</text:span></text:span></text:p>
          </table:table-cell>
          <table:table-cell table:style-name="Πίνακας13.A1" office:value-type="string">
            <text:p text:style-name="P432"><text:span text:style-name="Προεπιλεγμένη_20_γραμματοσειρά"><text:span text:style-name="T517">Ν</text:span></text:span><text:span text:style-name="Προεπιλεγμένη_20_γραμματοσειρά"><text:span text:style-name="T522">Ν</text:span></text:span><text:span text:style-name="Προεπιλεγμένη_20_γραμματοσειρά"><text:span text:style-name="T240">Ν</text:span></text:span></text:p>
          </table:table-cell>
          <table:table-cell table:style-name="Πίνακας13.A1" office:value-type="string">
            <text:p text:style-name="P432"><text:span text:style-name="Προεπιλεγμένη_20_γραμματοσειρά"><text:span text:style-name="T509">Ν</text:span></text:span><text:span text:style-name="Προεπιλεγμένη_20_γραμματοσειρά"><text:span text:style-name="T493">Ν</text:span></text:span></text:p>
          </table:table-cell>
          <table:table-cell table:style-name="Πίνακας13.A1" office:value-type="string">
            <text:p text:style-name="P432"><text:span text:style-name="T492">Ν</text:span><text:span text:style-name="Προεπιλεγμένη_20_γραμματοσειρά"><text:span text:style-name="T517">Ν</text:span></text:span><text:span text:style-name="Προεπιλεγμένη_20_γραμματοσειρά"><text:span text:style-name="T509">Ν</text:span></text:span><text:span text:style-name="Προεπιλεγμένη_20_γραμματοσειρά"><text:span text:style-name="T240">Ν</text:span></text:span></text:p>
          </table:table-cell>
          <table:table-cell table:style-name="Πίνακας13.A1" office:value-type="string">
            <text:p text:style-name="P432"><text:span text:style-name="Προεπιλεγμένη_20_γραμματοσειρά"><text:span text:style-name="T517">Ν</text:span></text:span><text:span text:style-name="T492">Ν</text:span><text:span text:style-name="Προεπιλεγμένη_20_γραμματοσειρά"><text:span text:style-name="T509">Ν</text:span></text:span></text:p>
          </table:table-cell>
          <table:table-cell table:style-name="Πίνακας13.A1" office:value-type="string">
            <text:p text:style-name="P481"/>
          </table:table-cell>
          <table:table-cell table:style-name="Πίνακας13.A1" office:value-type="string">
            <text:p text:style-name="P481"/>
          </table:table-cell>
          <table:table-cell table:style-name="Πίνακας13.A1" office:value-type="string">
            <text:p text:style-name="P550">𐤍</text:p>
          </table:table-cell>
        </table:table-row>
        <table:table-row table:style-name="Πίνακας13.1">
          <table:table-cell table:style-name="Πίνακας13.A1" office:value-type="string">
            <text:p text:style-name="P479">Ξ</text:p>
          </table:table-cell>
          <table:table-cell table:style-name="Πίνακας13.A1" office:value-type="string">
            <text:p text:style-name="P471"/>
          </table:table-cell>
          <table:table-cell table:style-name="Πίνακας13.A1" office:value-type="string">
            <text:p text:style-name="P72"><text:span text:style-name="Προεπιλεγμένη_20_γραμματοσειρά"><text:span text:style-name="T743">Ξ</text:span></text:span><text:span text:style-name="Προεπιλεγμένη_20_γραμματοσειρά"><text:span text:style-name="T844">Ξ</text:span></text:span></text:p>
          </table:table-cell>
          <table:table-cell table:style-name="Πίνακας13.A1" office:value-type="string">
            <text:p text:style-name="P72"><text:span text:style-name="Προεπιλεγμένη_20_γραμματοσειρά"><text:span text:style-name="T743">Ξ</text:span></text:span></text:p>
          </table:table-cell>
          <table:table-cell table:style-name="Πίνακας13.A1" office:value-type="string">
            <text:p text:style-name="P72"><text:span text:style-name="Προεπιλεγμένη_20_γραμματοσειρά"><text:span text:style-name="T844">Ξ</text:span></text:span><text:span text:style-name="Προεπιλεγμένη_20_γραμματοσειρά"><text:span text:style-name="T750">Ξ</text:span></text:span><text:span text:style-name="Προεπιλεγμένη_20_γραμματοσειρά"><text:span text:style-name="T846">Ξ</text:span></text:span></text:p>
          </table:table-cell>
          <table:table-cell table:style-name="Πίνακας13.A1" office:value-type="string">
            <text:p text:style-name="P72"><text:span text:style-name="Προεπιλεγμένη_20_γραμματοσειρά"><text:span text:style-name="T835">Ξ</text:span></text:span><text:span text:style-name="Προεπιλεγμένη_20_γραμματοσειρά"><text:span text:style-name="T945">Ξ</text:span></text:span><text:span text:style-name="Προεπιλεγμένη_20_γραμματοσειρά"><text:span text:style-name="T848">Ξ</text:span></text:span><text:span text:style-name="Προεπιλεγμένη_20_γραμματοσειρά"><text:span text:style-name="T824">Ξ</text:span></text:span></text:p>
          </table:table-cell>
          <table:table-cell table:style-name="Πίνακας13.A1" office:value-type="string">
            <text:p text:style-name="P72"><text:span text:style-name="Προεπιλεγμένη_20_γραμματοσειρά"><text:span text:style-name="T835">Ξ</text:span></text:span><text:span text:style-name="Προεπιλεγμένη_20_γραμματοσειρά"><text:span text:style-name="T945">Ξ</text:span></text:span><text:span text:style-name="Προεπιλεγμένη_20_γραμματοσειρά"><text:span text:style-name="T854">Ξ</text:span></text:span><text:span text:style-name="Προεπιλεγμένη_20_γραμματοσειρά"><text:span text:style-name="T848">Ξ</text:span></text:span></text:p>
          </table:table-cell>
          <table:table-cell table:style-name="Πίνακας13.A1" office:value-type="string">
            <text:p text:style-name="P72"><text:span text:style-name="Προεπιλεγμένη_20_γραμματοσειρά"><text:span text:style-name="T838">Ξ</text:span></text:span><text:span text:style-name="Προεπιλεγμένη_20_γραμματοσειρά"><text:span text:style-name="T945">Ξ</text:span></text:span><text:span text:style-name="Προεπιλεγμένη_20_γραμματοσειρά"><text:span text:style-name="T837">Ξ</text:span></text:span><text:span text:style-name="Προεπιλεγμένη_20_γραμματοσειρά"><text:span text:style-name="T824">Ξ</text:span></text:span><text:span text:style-name="Προεπιλεγμένη_20_γραμματοσειρά"><text:span text:style-name="T846">Ξ</text:span></text:span><text:span text:style-name="Προεπιλεγμένη_20_γραμματοσειρά"><text:span text:style-name="T848">Ξ</text:span></text:span></text:p>
          </table:table-cell>
          <table:table-cell table:style-name="Πίνακας13.A1" office:value-type="string">
            <text:p text:style-name="P481"/>
          </table:table-cell>
          <table:table-cell table:style-name="Πίνακας13.A1" office:value-type="string">
            <text:p text:style-name="P481"/>
          </table:table-cell>
          <table:table-cell table:style-name="Πίνακας13.A1" office:value-type="string">
            <text:p text:style-name="P550">𐤎</text:p>
          </table:table-cell>
        </table:table-row>
        <table:table-row table:style-name="Πίνακας13.1">
          <table:table-cell table:style-name="Πίνακας13.A1" office:value-type="string">
            <text:p text:style-name="P479">Ο</text:p>
          </table:table-cell>
          <table:table-cell table:style-name="Πίνακας13.A1" office:value-type="string">
            <text:p text:style-name="P471"/>
          </table:table-cell>
          <table:table-cell table:style-name="Πίνακας13.A1" office:value-type="string">
            <text:p text:style-name="P494"><text:span text:style-name="T201">Ο</text:span><text:span text:style-name="Προεπιλεγμένη_20_γραμματοσειρά"><text:span text:style-name="T487">Ο</text:span></text:span></text:p>
          </table:table-cell>
          <table:table-cell table:style-name="Πίνακας13.A1" office:value-type="string">
            <text:p text:style-name="P191"><text:span text:style-name="Προεπιλεγμένη_20_γραμματοσειρά"><text:span text:style-name="T1029">Ο</text:span></text:span><text:span text:style-name="Προεπιλεγμένη_20_γραμματοσειρά"><text:span text:style-name="T2109">Ο</text:span></text:span></text:p>
          </table:table-cell>
          <table:table-cell table:style-name="Πίνακας13.A1" office:value-type="string">
            <text:p text:style-name="P479">Ο</text:p>
          </table:table-cell>
          <table:table-cell table:style-name="Πίνακας13.A1" office:value-type="string">
            <text:p text:style-name="P191"><text:span text:style-name="Προεπιλεγμένη_20_γραμματοσειρά"><text:span text:style-name="T1029">Ο</text:span></text:span><text:span text:style-name="Προεπιλεγμένη_20_γραμματοσειρά"><text:span text:style-name="T2109">Ο</text:span></text:span></text:p>
          </table:table-cell>
          <table:table-cell table:style-name="Πίνακας13.A1" office:value-type="string">
            <text:p text:style-name="P479">Ο</text:p>
          </table:table-cell>
          <table:table-cell table:style-name="Πίνακας13.A1" office:value-type="string">
            <text:p text:style-name="P191"><text:span text:style-name="Προεπιλεγμένη_20_γραμματοσειρά"><text:span text:style-name="T1029">Ο</text:span></text:span><text:span text:style-name="Προεπιλεγμένη_20_γραμματοσειρά"><text:span text:style-name="T2058">Ο</text:span></text:span><text:span text:style-name="Προεπιλεγμένη_20_γραμματοσειρά"><text:span text:style-name="T2149">Ο</text:span></text:span></text:p>
          </table:table-cell>
          <table:table-cell table:style-name="Πίνακας13.A1" office:value-type="string">
            <text:p text:style-name="P481"/>
          </table:table-cell>
          <table:table-cell table:style-name="Πίνακας13.A1" office:value-type="string">
            <text:p text:style-name="P481"/>
          </table:table-cell>
          <table:table-cell table:style-name="Πίνακας13.A1" office:value-type="string">
            <text:p text:style-name="P550">𐤏</text:p>
          </table:table-cell>
        </table:table-row>
        <table:table-row table:style-name="Πίνακας13.1">
          <table:table-cell table:style-name="Πίνακας13.A1" office:value-type="string">
            <text:p text:style-name="P479">Π</text:p>
          </table:table-cell>
          <table:table-cell table:style-name="Πίνακας13.A1" office:value-type="string">
            <text:p text:style-name="P471"/>
          </table:table-cell>
          <table:table-cell table:style-name="Πίνακας13.A1" office:value-type="string">
            <text:p text:style-name="P64"><text:span text:style-name="Προεπιλεγμένη_20_γραμματοσειρά"><text:span text:style-name="T629">Π</text:span></text:span></text:p>
          </table:table-cell>
          <table:table-cell table:style-name="Πίνακας13.A1" office:value-type="string">
            <text:p text:style-name="P64"><text:span text:style-name="Προεπιλεγμένη_20_γραμματοσειρά"><text:span text:style-name="T629">Π</text:span></text:span></text:p>
          </table:table-cell>
          <table:table-cell table:style-name="Πίνακας13.A1" office:value-type="string">
            <text:p text:style-name="P64"><text:span text:style-name="Προεπιλεγμένη_20_γραμματοσειρά"><text:span text:style-name="T629">Π</text:span></text:span></text:p>
          </table:table-cell>
          <table:table-cell table:style-name="Πίνακας13.A1" office:value-type="string">
            <text:p text:style-name="P64"><text:span text:style-name="Προεπιλεγμένη_20_γραμματοσειρά"><text:span text:style-name="T342">Π</text:span></text:span><text:span text:style-name="Προεπιλεγμένη_20_γραμματοσειρά"><text:span text:style-name="T629">Π</text:span></text:span></text:p>
          </table:table-cell>
          <table:table-cell table:style-name="Πίνακας13.A1" office:value-type="string">
            <text:p text:style-name="P64"><text:span text:style-name="Προεπιλεγμένη_20_γραμματοσειρά"><text:span text:style-name="T342">Π</text:span></text:span><text:span text:style-name="Προεπιλεγμένη_20_γραμματοσειρά"><text:span text:style-name="T629">Π</text:span></text:span><text:span text:style-name="Προεπιλεγμένη_20_γραμματοσειρά"><text:span text:style-name="T347">Π</text:span></text:span><text:span text:style-name="Προεπιλεγμένη_20_γραμματοσειρά"><text:span text:style-name="T338">Π</text:span></text:span></text:p>
          </table:table-cell>
          <table:table-cell table:style-name="Πίνακας13.A1" office:value-type="string">
            <text:p text:style-name="P64"><text:span text:style-name="Προεπιλεγμένη_20_γραμματοσειρά"><text:span text:style-name="T629">Π</text:span></text:span></text:p>
          </table:table-cell>
          <table:table-cell table:style-name="Πίνακας13.A1" office:value-type="string">
            <text:p text:style-name="P481"/>
          </table:table-cell>
          <table:table-cell table:style-name="Πίνακας13.A1" office:value-type="string">
            <text:p text:style-name="P481"/>
          </table:table-cell>
          <table:table-cell table:style-name="Πίνακας13.A1" office:value-type="string">
            <text:p text:style-name="P550">𐤐</text:p>
          </table:table-cell>
        </table:table-row>
        <table:table-row table:style-name="Πίνακας13.1">
          <table:table-cell table:style-name="Πίνακας13.A1" office:value-type="string">
            <text:p text:style-name="P475">Ϻ</text:p>
          </table:table-cell>
          <table:table-cell table:style-name="Πίνακας13.A1" office:value-type="string">
            <text:p text:style-name="P467"/>
          </table:table-cell>
          <table:table-cell table:style-name="Πίνακας13.A1" office:value-type="string">
            <text:p text:style-name="P132"><text:span text:style-name="Προεπιλεγμένη_20_γραμματοσειρά"><text:span text:style-name="T1123">Ϻ</text:span></text:span></text:p>
          </table:table-cell>
          <table:table-cell table:style-name="Πίνακας13.A1" office:value-type="string">
            <text:p text:style-name="P478"><text:span text:style-name="Προεπιλεγμένη_20_γραμματοσειρά">Ϻ</text:span></text:p>
          </table:table-cell>
          <table:table-cell table:style-name="Πίνακας13.A1" office:value-type="string">
            <text:p text:style-name="P481"/>
          </table:table-cell>
          <table:table-cell table:style-name="Πίνακας13.A1" office:value-type="string">
            <text:p text:style-name="P132"><text:span text:style-name="Προεπιλεγμένη_20_γραμματοσειρά"><text:span text:style-name="T1123">Ϻ</text:span></text:span></text:p>
          </table:table-cell>
          <table:table-cell table:style-name="Πίνακας13.A1" office:value-type="string">
            <text:p text:style-name="P132"><text:span text:style-name="Προεπιλεγμένη_20_γραμματοσειρά"><text:span text:style-name="T1123">Ϻ</text:span></text:span></text:p>
          </table:table-cell>
          <table:table-cell table:style-name="Πίνακας13.A1" office:value-type="string">
            <text:p text:style-name="P132"><text:span text:style-name="Προεπιλεγμένη_20_γραμματοσειρά"><text:span text:style-name="T2034">Ϻ</text:span></text:span><text:span text:style-name="Προεπιλεγμένη_20_γραμματοσειρά"><text:span text:style-name="T1123">Ϻ</text:span></text:span></text:p>
          </table:table-cell>
          <table:table-cell table:style-name="Πίνακας13.A1" office:value-type="string">
            <text:p text:style-name="P481"/>
          </table:table-cell>
          <table:table-cell table:style-name="Πίνακας13.A1" office:value-type="string">
            <text:p text:style-name="P481"/>
          </table:table-cell>
          <table:table-cell table:style-name="Πίνακας13.A1" office:value-type="string">
            <text:p text:style-name="P550">𐤑</text:p>
          </table:table-cell>
        </table:table-row>
        <table:table-row table:style-name="Πίνακας13.1">
          <table:table-cell table:style-name="Πίνακας13.A1" office:value-type="string">
            <text:p text:style-name="P475">Ϙ</text:p>
          </table:table-cell>
          <table:table-cell table:style-name="Πίνακας13.A1" office:value-type="string">
            <text:p text:style-name="P467"/>
          </table:table-cell>
          <table:table-cell table:style-name="Πίνακας13.A1" office:value-type="string">
            <text:p text:style-name="P481"/>
          </table:table-cell>
          <table:table-cell table:style-name="Πίνακας13.A1" office:value-type="string">
            <text:p text:style-name="P475">Ϙ</text:p>
          </table:table-cell>
          <table:table-cell table:style-name="Πίνακας13.A1" office:value-type="string">
            <text:p text:style-name="P435"><text:span text:style-name="Προεπιλεγμένη_20_γραμματοσειρά"><text:span text:style-name="T415">Ϙ</text:span></text:span><text:span text:style-name="Προεπιλεγμένη_20_γραμματοσειρά"><text:span text:style-name="T239">Ϙ</text:span></text:span><text:span text:style-name="Προεπιλεγμένη_20_γραμματοσειρά"><text:span text:style-name="T909">Ϙ</text:span></text:span></text:p>
          </table:table-cell>
          <table:table-cell table:style-name="Πίνακας13.A1" office:value-type="string">
            <text:p text:style-name="P435"><text:span text:style-name="Προεπιλεγμένη_20_γραμματοσειρά"><text:span text:style-name="T415">Ϙ</text:span></text:span><text:span text:style-name="Προεπιλεγμένη_20_γραμματοσειρά"><text:span text:style-name="T239">Ϙ</text:span></text:span><text:span text:style-name="Προεπιλεγμένη_20_γραμματοσειρά"><text:span text:style-name="T909">Ϙ</text:span></text:span></text:p>
          </table:table-cell>
          <table:table-cell table:style-name="Πίνακας13.A1" office:value-type="string">
            <text:p text:style-name="P435"><text:span text:style-name="Προεπιλεγμένη_20_γραμματοσειρά"><text:span text:style-name="T415">Ϙ</text:span></text:span><text:span text:style-name="Προεπιλεγμένη_20_γραμματοσειρά"><text:span text:style-name="T239">Ϙ</text:span></text:span><text:span text:style-name="Προεπιλεγμένη_20_γραμματοσειρά"><text:span text:style-name="T909">Ϙ</text:span></text:span></text:p>
          </table:table-cell>
          <table:table-cell table:style-name="Πίνακας13.A1" office:value-type="string">
            <text:p text:style-name="P475">Ϙ</text:p>
          </table:table-cell>
          <table:table-cell table:style-name="Πίνακας13.A1" office:value-type="string">
            <text:p text:style-name="P481"/>
          </table:table-cell>
          <table:table-cell table:style-name="Πίνακας13.A1" office:value-type="string">
            <text:p text:style-name="P481"/>
          </table:table-cell>
          <table:table-cell table:style-name="Πίνακας13.A1" office:value-type="string">
            <text:p text:style-name="P550">𐤒</text:p>
          </table:table-cell>
        </table:table-row>
        <table:table-row table:style-name="Πίνακας13.1">
          <table:table-cell table:style-name="Πίνακας13.A1" office:value-type="string">
            <text:p text:style-name="P479">Ρ</text:p>
          </table:table-cell>
          <table:table-cell table:style-name="Πίνακας13.A1" office:value-type="string">
            <text:p text:style-name="P471"/>
          </table:table-cell>
          <table:table-cell table:style-name="Πίνακας13.A1" office:value-type="string">
            <text:p text:style-name="P479">Ρ<text:span text:style-name="T1228">Ρ</text:span></text:p>
          </table:table-cell>
          <table:table-cell table:style-name="Πίνακας13.A1" office:value-type="string">
            <text:p text:style-name="P479">Ρ<text:span text:style-name="T1228">Ρ</text:span></text:p>
          </table:table-cell>
          <table:table-cell table:style-name="Πίνακας13.A1" office:value-type="string">
            <text:p text:style-name="P494"><text:span text:style-name="Προεπιλεγμένη_20_γραμματοσειρά"><text:span text:style-name="T902">Ρ</text:span></text:span><text:span text:style-name="T201">Ρ</text:span><text:span text:style-name="T869">Ρ</text:span></text:p>
          </table:table-cell>
          <table:table-cell table:style-name="Πίνακας13.A1" office:value-type="string">
            <text:p text:style-name="P494"><text:span text:style-name="Προεπιλεγμένη_20_γραμματοσειρά"><text:span text:style-name="T902">Ρ</text:span></text:span><text:span text:style-name="Προεπιλεγμένη_20_γραμματοσειρά"><text:span text:style-name="T874">Ρ</text:span></text:span><text:span text:style-name="T201">Ρ</text:span><text:span text:style-name="T906">Ρ</text:span></text:p>
          </table:table-cell>
          <table:table-cell table:style-name="Πίνακας13.A1" office:value-type="string">
            <text:p text:style-name="P494"><text:span text:style-name="Προεπιλεγμένη_20_γραμματοσειρά"><text:span text:style-name="T902">Ρ</text:span></text:span><text:span text:style-name="T201">Ρ</text:span><text:span text:style-name="T869">Ρ</text:span></text:p>
          </table:table-cell>
          <table:table-cell table:style-name="Πίνακας13.A1" office:value-type="string">
            <text:p text:style-name="P479">Ρ<text:span text:style-name="T1228">Ρ</text:span></text:p>
          </table:table-cell>
          <table:table-cell table:style-name="Πίνακας13.A1" office:value-type="string">
            <text:p text:style-name="P481"/>
          </table:table-cell>
          <table:table-cell table:style-name="Πίνακας13.A1" office:value-type="string">
            <text:p text:style-name="P481"/>
          </table:table-cell>
          <table:table-cell table:style-name="Πίνακας13.A1" office:value-type="string">
            <text:p text:style-name="P550">𐤓</text:p>
          </table:table-cell>
        </table:table-row>
        <table:table-row table:style-name="Πίνακας13.1">
          <table:table-cell table:style-name="Πίνακας13.A1" office:value-type="string">
            <text:p text:style-name="P479">Σ</text:p>
          </table:table-cell>
          <table:table-cell table:style-name="Πίνακας13.A1" office:value-type="string">
            <text:p text:style-name="P471"/>
          </table:table-cell>
          <table:table-cell table:style-name="Πίνακας13.A1" office:value-type="string">
            <text:p text:style-name="P72"><text:span text:style-name="Προεπιλεγμένη_20_γραμματοσειρά"><text:span text:style-name="T914">Σ</text:span></text:span><text:span text:style-name="Προεπιλεγμένη_20_γραμματοσειρά"><text:span text:style-name="T947">Σ</text:span></text:span><text:span text:style-name="Προεπιλεγμένη_20_γραμματοσειρά"><text:span text:style-name="T912">Σ</text:span></text:span></text:p>
          </table:table-cell>
          <table:table-cell table:style-name="Πίνακας13.A1" office:value-type="string">
            <text:p text:style-name="P72"><text:span text:style-name="Προεπιλεγμένη_20_γραμματοσειρά"><text:span text:style-name="T912">Σ</text:span></text:span><text:span text:style-name="Προεπιλεγμένη_20_γραμματοσειρά"><text:span text:style-name="T949">Σ</text:span></text:span></text:p>
          </table:table-cell>
          <table:table-cell table:style-name="Πίνακας13.A1" office:value-type="string">
            <text:p text:style-name="P72"><text:span text:style-name="Προεπιλεγμένη_20_γραμματοσειρά"><text:span text:style-name="T912">Σ</text:span></text:span><text:span text:style-name="Προεπιλεγμένη_20_γραμματοσειρά"><text:span text:style-name="T914">Σ</text:span></text:span></text:p>
          </table:table-cell>
          <table:table-cell table:style-name="Πίνακας13.A1" office:value-type="string">
            <text:p text:style-name="P481"/>
          </table:table-cell>
          <table:table-cell table:style-name="Πίνακας13.A1" office:value-type="string">
            <text:p text:style-name="P481"/>
          </table:table-cell>
          <table:table-cell table:style-name="Πίνακας13.A1" office:value-type="string">
            <text:p text:style-name="P481"/>
          </table:table-cell>
          <table:table-cell table:style-name="Πίνακας13.A1" office:value-type="string">
            <text:p text:style-name="P481"/>
          </table:table-cell>
          <table:table-cell table:style-name="Πίνακας13.A1" office:value-type="string">
            <text:p text:style-name="P481"/>
          </table:table-cell>
          <table:table-cell table:style-name="Πίνακας13.A1" office:value-type="string">
            <text:p text:style-name="P550">𐤔</text:p>
          </table:table-cell>
        </table:table-row>
        <table:table-row table:style-name="Πίνακας13.1">
          <table:table-cell table:style-name="Πίνακας13.A1" office:value-type="string">
            <text:p text:style-name="P479">Τ</text:p>
          </table:table-cell>
          <table:table-cell table:style-name="Πίνακας13.A1" office:value-type="string">
            <text:p text:style-name="P471"/>
          </table:table-cell>
          <table:table-cell table:style-name="Πίνακας13.A1" office:value-type="string">
            <text:p text:style-name="P479">Τ</text:p>
          </table:table-cell>
          <table:table-cell table:style-name="Πίνακας13.A1" office:value-type="string">
            <text:p text:style-name="P479">Τ</text:p>
          </table:table-cell>
          <table:table-cell table:style-name="Πίνακας13.A1" office:value-type="string">
            <text:p text:style-name="P494"><text:span text:style-name="T201">Τ</text:span><text:span text:style-name="Προεπιλεγμένη_20_γραμματοσειρά"><text:span text:style-name="T264">Τ</text:span></text:span></text:p>
          </table:table-cell>
          <table:table-cell table:style-name="Πίνακας13.A1" office:value-type="string">
            <text:p text:style-name="P479">Τ</text:p>
          </table:table-cell>
          <table:table-cell table:style-name="Πίνακας13.A1" office:value-type="string">
            <text:p text:style-name="P479">Τ</text:p>
          </table:table-cell>
          <table:table-cell table:style-name="Πίνακας13.A1" office:value-type="string">
            <text:p text:style-name="P479">Τ</text:p>
          </table:table-cell>
          <table:table-cell table:style-name="Πίνακας13.A1" office:value-type="string">
            <text:p text:style-name="P481"/>
          </table:table-cell>
          <table:table-cell table:style-name="Πίνακας13.A1" office:value-type="string">
            <text:p text:style-name="P481"/>
          </table:table-cell>
          <table:table-cell table:style-name="Πίνακας13.A1" office:value-type="string">
            <text:p text:style-name="P483"/>
          </table:table-cell>
        </table:table-row>
        <table:table-row table:style-name="Πίνακας13.1">
          <table:table-cell table:style-name="Πίνακας13.A1" office:value-type="string">
            <text:p text:style-name="P479">Υ</text:p>
          </table:table-cell>
          <table:table-cell table:style-name="Πίνακας13.A1" office:value-type="string">
            <text:p text:style-name="P471"/>
          </table:table-cell>
          <table:table-cell table:style-name="Πίνακας13.A1" office:value-type="string">
            <text:p text:style-name="P382"><text:span text:style-name="Προεπιλεγμένη_20_γραμματοσειρά"><text:span text:style-name="T589">Υ</text:span></text:span><text:span text:style-name="Προεπιλεγμένη_20_γραμματοσειρά"><text:span text:style-name="T594">Υ</text:span></text:span></text:p>
          </table:table-cell>
          <table:table-cell table:style-name="Πίνακας13.A1" office:value-type="string">
            <text:p text:style-name="P382"><text:span text:style-name="Προεπιλεγμένη_20_γραμματοσειρά"><text:span text:style-name="T594">Υ</text:span></text:span><text:span text:style-name="Προεπιλεγμένη_20_γραμματοσειρά"><text:span text:style-name="T240">Υ</text:span></text:span></text:p>
          </table:table-cell>
          <table:table-cell table:style-name="Πίνακας13.A1" office:value-type="string">
            <text:p text:style-name="P382"><text:span text:style-name="Προεπιλεγμένη_20_γραμματοσειρά"><text:span text:style-name="T589">Υ</text:span></text:span><text:span text:style-name="Προεπιλεγμένη_20_γραμματοσειρά"><text:span text:style-name="T240">Υ</text:span></text:span><text:span text:style-name="Προεπιλεγμένη_20_γραμματοσειρά"><text:span text:style-name="T594">Υ</text:span></text:span></text:p>
          </table:table-cell>
          <table:table-cell table:style-name="Πίνακας13.A1" office:value-type="string">
            <text:p text:style-name="P382"><text:span text:style-name="Προεπιλεγμένη_20_γραμματοσειρά"><text:span text:style-name="T589">Υ</text:span></text:span><text:span text:style-name="Προεπιλεγμένη_20_γραμματοσειρά"><text:span text:style-name="T240">Υ</text:span></text:span><text:span text:style-name="Προεπιλεγμένη_20_γραμματοσειρά"><text:span text:style-name="T594">Υ</text:span></text:span></text:p>
          </table:table-cell>
          <table:table-cell table:style-name="Πίνακας13.A1" office:value-type="string">
            <text:p text:style-name="P382"><text:span text:style-name="Προεπιλεγμένη_20_γραμματοσειρά"><text:span text:style-name="T240">Υ</text:span></text:span><text:span text:style-name="Προεπιλεγμένη_20_γραμματοσειρά"><text:span text:style-name="T589">Υ</text:span></text:span><text:span text:style-name="Προεπιλεγμένη_20_γραμματοσειρά"><text:span text:style-name="T594">Υ</text:span></text:span></text:p>
          </table:table-cell>
          <table:table-cell table:style-name="Πίνακας13.A1" office:value-type="string">
            <text:p text:style-name="P382"><text:span text:style-name="Προεπιλεγμένη_20_γραμματοσειρά"><text:span text:style-name="T594">Υ</text:span></text:span></text:p>
          </table:table-cell>
          <table:table-cell table:style-name="Πίνακας13.A1" office:value-type="string">
            <text:p text:style-name="P481"/>
          </table:table-cell>
          <table:table-cell table:style-name="Πίνακας13.A1" office:value-type="string">
            <text:p text:style-name="P481"/>
          </table:table-cell>
          <table:table-cell table:style-name="Πίνακας13.A1" office:value-type="string">
            <text:p text:style-name="P479"/>
          </table:table-cell>
        </table:table-row>
        <table:table-row table:style-name="Πίνακας13.1">
          <table:table-cell table:style-name="Πίνακας13.A1" office:value-type="string">
            <text:p text:style-name="P479">Φ</text:p>
          </table:table-cell>
          <table:table-cell table:style-name="Πίνακας13.A1" office:value-type="string">
            <text:p text:style-name="P472"/>
          </table:table-cell>
          <table:table-cell table:style-name="Πίνακας13.A1" office:value-type="string">
            <text:p text:style-name="P479">Φ<text:span text:style-name="T2072">Φ</text:span></text:p>
          </table:table-cell>
          <table:table-cell table:style-name="Πίνακας13.A1" office:value-type="string">
            <text:p text:style-name="P479">Φ<text:span text:style-name="T2072">Φ</text:span></text:p>
          </table:table-cell>
          <table:table-cell table:style-name="Πίνακας13.A1" office:value-type="string">
            <text:p text:style-name="P479">Φ<text:span text:style-name="T2072">Φ</text:span></text:p>
          </table:table-cell>
          <table:table-cell table:style-name="Πίνακας13.A1" office:value-type="string">
            <text:p text:style-name="P479"><text:span text:style-name="T2142">Φ</text:span>Φ<text:span text:style-name="T2072">Φ</text:span></text:p>
          </table:table-cell>
          <table:table-cell table:style-name="Πίνακας13.A1" office:value-type="string">
            <text:p text:style-name="P479"><text:span text:style-name="T2072">Φ</text:span><text:span text:style-name="T85">Φ</text:span></text:p>
          </table:table-cell>
          <table:table-cell table:style-name="Πίνακας13.A1" office:value-type="string">
            <text:p text:style-name="P479"><text:span text:style-name="T2298">Φ</text:span><text:span text:style-name="T2072">Φ</text:span></text:p>
          </table:table-cell>
          <table:table-cell table:style-name="Πίνακας13.A1" office:value-type="string">
            <text:p text:style-name="P482"/>
          </table:table-cell>
          <table:table-cell table:style-name="Πίνακας13.A1" office:value-type="string">
            <text:p text:style-name="P482"/>
          </table:table-cell>
          <table:table-cell table:style-name="Πίνακας13.A1" office:value-type="string">
            <text:p text:style-name="P479"/>
          </table:table-cell>
        </table:table-row>
        <table:table-row table:style-name="Πίνακας13.1">
          <table:table-cell table:style-name="Πίνακας13.A1" office:value-type="string">
            <text:p text:style-name="P479">Χ</text:p>
          </table:table-cell>
          <table:table-cell table:style-name="Πίνακας13.A1" office:value-type="string">
            <text:p text:style-name="P471"/>
          </table:table-cell>
          <table:table-cell table:style-name="Πίνακας13.A1" office:value-type="string">
            <text:p text:style-name="P175"><text:span text:style-name="Προεπιλεγμένη_20_γραμματοσειρά"><text:span text:style-name="T1179">Χ</text:span></text:span><text:span text:style-name="Προεπιλεγμένη_20_γραμματοσειρά"><text:span text:style-name="T1029">Χ</text:span></text:span></text:p>
          </table:table-cell>
          <table:table-cell table:style-name="Πίνακας13.A1" office:value-type="string">
            <text:p text:style-name="P175"><text:span text:style-name="Προεπιλεγμένη_20_γραμματοσειρά"><text:span text:style-name="T1171">Χ</text:span></text:span><text:span text:style-name="Προεπιλεγμένη_20_γραμματοσειρά"><text:span text:style-name="T1179">Χ</text:span></text:span><text:span text:style-name="Προεπιλεγμένη_20_γραμματοσειρά"><text:span text:style-name="T1186">Χ</text:span></text:span></text:p>
          </table:table-cell>
          <table:table-cell table:style-name="Πίνακας13.A1" office:value-type="string">
            <text:p text:style-name="P175"><text:span text:style-name="Προεπιλεγμένη_20_γραμματοσειρά"><text:span text:style-name="T1171">Χ</text:span></text:span><text:span text:style-name="Προεπιλεγμένη_20_γραμματοσειρά"><text:span text:style-name="T1179">Χ</text:span></text:span><text:span text:style-name="Προεπιλεγμένη_20_γραμματοσειρά"><text:span text:style-name="T1186">Χ</text:span></text:span><text:span text:style-name="Προεπιλεγμένη_20_γραμματοσειρά"><text:span text:style-name="T1166">Χ</text:span></text:span></text:p>
          </table:table-cell>
          <table:table-cell table:style-name="Πίνακας13.A1" office:value-type="string">
            <text:p text:style-name="P175"><text:span text:style-name="T1146">Χ</text:span><text:span text:style-name="T1032">Χ</text:span></text:p>
          </table:table-cell>
          <table:table-cell table:style-name="Πίνακας13.A1" office:value-type="string">
            <text:p text:style-name="P179"><text:span text:style-name="Προεπιλεγμένη_20_γραμματοσειρά"><text:span text:style-name="T1191">Χ</text:span></text:span></text:p>
          </table:table-cell>
          <table:table-cell table:style-name="Πίνακας13.A1" office:value-type="string">
            <text:p text:style-name="P175"><text:span text:style-name="T2102">Χ</text:span><text:span text:style-name="T1032">Χ</text:span><text:span text:style-name="Προεπιλεγμένη_20_γραμματοσειρά"><text:span text:style-name="T1191">Χ</text:span></text:span></text:p>
          </table:table-cell>
          <table:table-cell table:style-name="Πίνακας13.A1" office:value-type="string">
            <text:p text:style-name="P481"/>
          </table:table-cell>
          <table:table-cell table:style-name="Πίνακας13.A1" office:value-type="string">
            <text:p text:style-name="P481"/>
          </table:table-cell>
          <table:table-cell table:style-name="Πίνακας13.A1" office:value-type="string">
            <text:p text:style-name="P550">𐤕</text:p>
          </table:table-cell>
        </table:table-row>
        <table:table-row table:style-name="Πίνακας13.1">
          <table:table-cell table:style-name="Πίνακας13.A1" office:value-type="string">
            <text:p text:style-name="P479">Ψ</text:p>
          </table:table-cell>
          <table:table-cell table:style-name="Πίνακας13.A1" office:value-type="string">
            <text:p text:style-name="P471"/>
          </table:table-cell>
          <table:table-cell table:style-name="Πίνακας13.A1" office:value-type="string">
            <text:p text:style-name="P72"><text:span text:style-name="Προεπιλεγμένη_20_γραμματοσειρά"><text:span text:style-name="T859"/></text:span></text:p>
          </table:table-cell>
          <table:table-cell table:style-name="Πίνακας13.A1" office:value-type="string">
            <text:p text:style-name="P72"><text:span text:style-name="Προεπιλεγμένη_20_γραμματοσειρά"><text:span text:style-name="T939">Ψ</text:span></text:span></text:p>
          </table:table-cell>
          <table:table-cell table:style-name="Πίνακας13.A1" office:value-type="string">
            <text:p text:style-name="P481"/>
          </table:table-cell>
          <table:table-cell table:style-name="Πίνακας13.A1" office:value-type="string">
            <text:p text:style-name="P72"><text:span text:style-name="Προεπιλεγμένη_20_γραμματοσειρά"><text:span text:style-name="T951">Ψ</text:span></text:span></text:p>
          </table:table-cell>
          <table:table-cell table:style-name="Πίνακας13.A1" office:value-type="string">
            <text:p text:style-name="P72"><text:span text:style-name="Προεπιλεγμένη_20_γραμματοσειρά"><text:span text:style-name="T951">Ψ</text:span></text:span></text:p>
          </table:table-cell>
          <table:table-cell table:style-name="Πίνακας13.A1" office:value-type="string">
            <text:p text:style-name="P72"><text:span text:style-name="Προεπιλεγμένη_20_γραμματοσειρά"><text:span text:style-name="T951">Ψ</text:span></text:span></text:p>
          </table:table-cell>
          <table:table-cell table:style-name="Πίνακας13.A1" office:value-type="string">
            <text:p text:style-name="P481"/>
          </table:table-cell>
          <table:table-cell table:style-name="Πίνακας13.A1" office:value-type="string">
            <text:p text:style-name="P481"/>
          </table:table-cell>
          <table:table-cell table:style-name="Πίνακας13.A1" office:value-type="string">
            <text:p text:style-name="P483"/>
          </table:table-cell>
        </table:table-row>
        <table:table-row table:style-name="Πίνακας13.1">
          <table:table-cell table:style-name="Πίνακας13.A1" office:value-type="string">
            <text:p text:style-name="P479">Ω</text:p>
          </table:table-cell>
          <table:table-cell table:style-name="Πίνακας13.A1" office:value-type="string">
            <text:p text:style-name="P471"/>
          </table:table-cell>
          <table:table-cell table:style-name="Πίνακας13.A1" office:value-type="string">
            <text:p text:style-name="P204"><text:span text:style-name="Προεπιλεγμένη_20_γραμματοσειρά"><text:span text:style-name="T2113">Ω</text:span></text:span></text:p>
          </table:table-cell>
          <table:table-cell table:style-name="Πίνακας13.A1" office:value-type="string">
            <text:p text:style-name="P481"/>
          </table:table-cell>
          <table:table-cell table:style-name="Πίνακας13.A1" office:value-type="string">
            <text:p text:style-name="P479">Ω<text:span text:style-name="T2131">Ω</text:span></text:p>
          </table:table-cell>
          <table:table-cell table:style-name="Πίνακας13.A1" office:value-type="string">
            <text:p text:style-name="P204"><text:span text:style-name="Προεπιλεγμένη_20_γραμματοσειρά"><text:span text:style-name="T2212">Ω</text:span></text:span></text:p>
          </table:table-cell>
          <table:table-cell table:style-name="Πίνακας13.A1" office:value-type="string">
            <text:p text:style-name="P295">Ω</text:p>
          </table:table-cell>
          <table:table-cell table:style-name="Πίνακας13.A1" office:value-type="string">
            <text:p text:style-name="P204"><text:span text:style-name="Προεπιλεγμένη_20_γραμματοσειρά"><text:span text:style-name="T2195">Ω</text:span></text:span></text:p>
          </table:table-cell>
          <table:table-cell table:style-name="Πίνακας13.A1" office:value-type="string">
            <text:p text:style-name="P481"/>
          </table:table-cell>
          <table:table-cell table:style-name="Πίνακας13.A1" office:value-type="string">
            <text:p text:style-name="P481"/>
          </table:table-cell>
          <table:table-cell table:style-name="Πίνακας13.A1" office:value-type="string">
            <text:p text:style-name="P483"/>
          </table:table-cell>
        </table:table-row>
        <table:table-row table:style-name="Πίνακας13.1">
          <table:table-cell table:style-name="Πίνακας13.A1" office:value-type="string">
            <text:p text:style-name="P474">:</text:p>
          </table:table-cell>
          <table:table-cell table:style-name="Πίνακας13.A1" office:value-type="string">
            <text:p text:style-name="P469"/>
          </table:table-cell>
          <table:table-cell table:style-name="Πίνακας13.A1" office:value-type="string">
            <text:p text:style-name="P480"/>
          </table:table-cell>
          <table:table-cell table:style-name="Πίνακας13.A1" office:value-type="string">
            <text:p text:style-name="P207"><text:span text:style-name="Προεπιλεγμένη_20_γραμματοσειρά"><text:span text:style-name="T1059">⁝</text:span></text:span></text:p>
          </table:table-cell>
          <table:table-cell table:style-name="Πίνακας13.A1" office:value-type="string">
            <text:p text:style-name="P480"/>
          </table:table-cell>
          <table:table-cell table:style-name="Πίνακας13.A1" office:value-type="string">
            <text:p text:style-name="P207"><text:span text:style-name="Προεπιλεγμένη_20_γραμματοσειρά"><text:span text:style-name="T2045">•</text:span></text:span></text:p>
          </table:table-cell>
          <table:table-cell table:style-name="Πίνακας13.A1" office:value-type="string">
            <text:p text:style-name="P207"><text:span text:style-name="Προεπιλεγμένη_20_γραμματοσειρά"><text:span text:style-name="T2045">•</text:span></text:span><text:span text:style-name="Προεπιλεγμένη_20_γραμματοσειρά"><text:span text:style-name="T2046"> </text:span></text:span><text:span text:style-name="Προεπιλεγμένη_20_γραμματοσειρά"><text:span text:style-name="T2114">•</text:span></text:span></text:p>
          </table:table-cell>
          <table:table-cell table:style-name="Πίνακας13.A1" office:value-type="string">
            <text:p text:style-name="P480"/>
          </table:table-cell>
          <table:table-cell table:style-name="Πίνακας13.A1" office:value-type="string">
            <text:p text:style-name="P481"/>
          </table:table-cell>
          <table:table-cell table:style-name="Πίνακας13.A1" office:value-type="string">
            <text:p text:style-name="P481"/>
          </table:table-cell>
          <table:table-cell table:style-name="Πίνακας13.A1" office:value-type="string">
            <text:p text:style-name="P550">𐤖</text:p>
          </table:table-cell>
        </table:table-row>
      </table:table>
      <text:p text:style-name="P497"/>
      <text:p text:style-name="P498"/>
      <text:p text:style-name="P498"/>
      <text:p text:style-name="P527">Old Italic scripts</text:p>
      <text:p text:style-name="P405"/>
      <text:p text:style-name="P405"/>
      <text:p text:style-name="P285"><text:span text:style-name="Προεπιλεγμένη_20_γραμματοσειρά"><text:span text:style-name="T714">T</text:span></text:span><text:span text:style-name="Προεπιλεγμένη_20_γραμματοσειρά"><text:span text:style-name="T715">he following tables</text:span></text:span><text:span text:style-name="Προεπιλεγμένη_20_γραμματοσειρά"><text:span text:style-name="T716"> </text:span></text:span><text:span text:style-name="Προεπιλεγμένη_20_γραμματοσειρά"><text:span text:style-name="T1956">present the alphabets of </text:span></text:span><text:span text:style-name="Προεπιλεγμένη_20_γραμματοσειρά"><text:span text:style-name="T714">Old Italic scripts. Local </text:span></text:span><text:span text:style-name="Προεπιλεγμένη_20_γραμματοσειρά"><text:span text:style-name="T1956">letter forms</text:span></text:span><text:span text:style-name="Προεπιλεγμένη_20_γραμματοσειρά"><text:span text:style-name="T714"> are accessed with the Stylistic Set </text:span></text:span><text:span text:style-name="Προεπιλεγμένη_20_γραμματοσειρά"><text:span text:style-name="T1957">and Character Variant </text:span></text:span><text:span text:style-name="Προεπιλεγμένη_20_γραμματοσειρά"><text:span text:style-name="T717">feature</text:span></text:span><text:span text:style-name="Προεπιλεγμένη_20_γραμματοσειρά"><text:span text:style-name="T1957">s</text:span></text:span><text:span text:style-name="Προεπιλεγμένη_20_γραμματοσειρά"><text:span text:style-name="T717"> of </text:span></text:span><text:span text:style-name="Προεπιλεγμένη_20_γραμματοσειρά"><text:span text:style-name="T715">OpenType</text:span></text:span><text:span text:style-name="Προεπιλεγμένη_20_γραμματοσειρά"><text:span text:style-name="T714"> </text:span></text:span><text:span text:style-name="Προεπιλεγμένη_20_γραμματοσειρά"><text:span text:style-name="T1948">applied </text:span></text:span><text:span text:style-name="Προεπιλεγμένη_20_γραμματοσειρά"><text:span text:style-name="T1956">to</text:span></text:span><text:span text:style-name="Προεπιλεγμένη_20_γραμματοσειρά"><text:span text:style-name="T714"> </text:span></text:span><text:span text:style-name="Προεπιλεγμένη_20_γραμματοσειρά"><text:span text:style-name="T716">the Old Italic </text:span></text:span><text:span text:style-name="Προεπιλεγμένη_20_γραμματοσειρά"><text:span text:style-name="T714">B</text:span></text:span><text:span text:style-name="Προεπιλεγμένη_20_γραμματοσειρά"><text:span text:style-name="T716">lock</text:span></text:span><text:span text:style-name="Προεπιλεγμένη_20_γραμματοσειρά"><text:span text:style-name="T718"> </text:span></text:span><text:span text:style-name="Προεπιλεγμένη_20_γραμματοσειρά"><text:span text:style-name="T2324">U+</text:span></text:span><text:span text:style-name="Προεπιλεγμένη_20_γραμματοσειρά"><text:span text:style-name="T2325">10300..U+1032F</text:span></text:span><text:span text:style-name="Προεπιλεγμένη_20_γραμματοσειρά"><text:span text:style-name="T715">.</text:span></text:span></text:p>
      <text:p text:style-name="P405"/>
      <table:table table:name="Πίνακας8" table:style-name="Πίνακας8">
        <table:table-column table:style-name="Πίνακας8.A"/>
        <table:table-column table:style-name="Πίνακας8.B"/>
        <table:table-column table:style-name="Πίνακας8.C"/>
        <table:table-column table:style-name="Πίνακας8.D"/>
        <table:table-column table:style-name="Πίνακας8.E"/>
        <table:table-column table:style-name="Πίνακας8.F"/>
        <table:table-column table:style-name="Πίνακας8.G"/>
        <table:table-column table:style-name="Πίνακας8.H"/>
        <table:table-column table:style-name="Πίνακας8.I"/>
        <table:table-column table:style-name="Πίνακας8.J"/>
        <table:table-row>
          <table:table-cell table:style-name="Πίνακας8.A1" office:value-type="string">
            <text:p text:style-name="P395">name</text:p>
          </table:table-cell>
          <table:table-cell table:style-name="Πίνακας8.A1" office:value-type="string">
            <text:p text:style-name="P395">basic</text:p>
          </table:table-cell>
          <table:table-cell table:style-name="Πίνακας8.C1" office:value-type="string">
            <text:p text:style-name="P12"><text:span text:style-name="Προεπιλεγμένη_20_γραμματοσειρά"><text:span text:style-name="T1979">ss0</text:span></text:span><text:span text:style-name="Προεπιλεγμένη_20_γραμματοσειρά"><text:span text:style-name="T1980">1</text:span></text:span></text:p>
            <text:p text:style-name="P12"><text:span text:style-name="Προεπιλεγμένη_20_γραμματοσειρά"><text:span text:style-name="T1978">Gallic</text:span></text:span></text:p>
          </table:table-cell>
          <table:table-cell table:style-name="Πίνακας8.D1" office:value-type="string">
            <text:p text:style-name="P12"><text:span text:style-name="Προεπιλεγμένη_20_γραμματοσειρά"><text:span text:style-name="T1979">ss0</text:span></text:span><text:span text:style-name="Προεπιλεγμένη_20_γραμματοσειρά"><text:span text:style-name="T1981">2</text:span></text:span></text:p>
            <text:p text:style-name="P12"><text:span text:style-name="Προεπιλεγμένη_20_γραμματοσειρά"><text:span text:style-name="T1978">Lepontic</text:span></text:span></text:p>
          </table:table-cell>
          <table:table-cell table:style-name="Πίνακας8.E1" office:value-type="string">
            <text:p text:style-name="P12"><text:span text:style-name="Προεπιλεγμένη_20_γραμματοσειρά"><text:span text:style-name="T1979">ss0</text:span></text:span><text:span text:style-name="Προεπιλεγμένη_20_γραμματοσειρά"><text:span text:style-name="T1981">3</text:span></text:span></text:p>
            <text:p text:style-name="P12"><text:span text:style-name="Προεπιλεγμένη_20_γραμματοσειρά"><text:span text:style-name="T1982">Cisalpine Celtic</text:span></text:span></text:p>
          </table:table-cell>
          <table:table-cell table:style-name="Πίνακας8.F1" office:value-type="string">
            <text:p text:style-name="P12"><text:span text:style-name="Προεπιλεγμένη_20_γραμματοσειρά"><text:span text:style-name="T1979">ss0</text:span></text:span><text:span text:style-name="Προεπιλεγμένη_20_γραμματοσειρά"><text:span text:style-name="T1983">4</text:span></text:span></text:p>
            <text:p text:style-name="P12"><text:span text:style-name="Προεπιλεγμένη_20_γραμματοσειρά"><text:span text:style-name="T1978">L</text:span></text:span><text:span text:style-name="Προεπιλεγμένη_20_γραμματοσειρά"><text:span text:style-name="T1983">ugano</text:span></text:span></text:p>
          </table:table-cell>
          <table:table-cell table:style-name="Πίνακας8.G1" office:value-type="string">
            <text:p text:style-name="P12"><text:span text:style-name="Προεπιλεγμένη_20_γραμματοσειρά"><text:span text:style-name="T1979">ss0</text:span></text:span><text:span text:style-name="Προεπιλεγμένη_20_γραμματοσειρά"><text:span text:style-name="T1984">5</text:span></text:span></text:p>
            <text:p text:style-name="P12"><text:span text:style-name="Προεπιλεγμένη_20_γραμματοσειρά"><text:span text:style-name="T1983">Rhaetic</text:span></text:span></text:p>
          </table:table-cell>
          <table:table-cell table:style-name="Πίνακας8.H1" office:value-type="string">
            <text:p text:style-name="P12"><text:span text:style-name="Προεπιλεγμένη_20_γραμματοσειρά"><text:span text:style-name="T1979">ss0</text:span></text:span><text:span text:style-name="Προεπιλεγμένη_20_γραμματοσειρά"><text:span text:style-name="T1985">6</text:span></text:span></text:p>
            <text:p text:style-name="P12"><text:span text:style-name="Προεπιλεγμένη_20_γραμματοσειρά"><text:span text:style-name="T1982">Venetic</text:span></text:span></text:p>
          </table:table-cell>
          <table:table-cell table:style-name="Πίνακας8.I1" office:value-type="string">
            <text:p text:style-name="P12"><text:span text:style-name="Προεπιλεγμένη_20_γραμματοσειρά"><text:span text:style-name="T1979">ss0</text:span></text:span><text:span text:style-name="Προεπιλεγμένη_20_γραμματοσειρά"><text:span text:style-name="T1986">7</text:span></text:span></text:p>
            <text:p text:style-name="P12"><text:span text:style-name="Προεπιλεγμένη_20_γραμματοσειρά"><text:span text:style-name="T1982">Ligurian</text:span></text:span></text:p>
          </table:table-cell>
          <table:table-cell table:style-name="Πίνακας8.J1" office:value-type="string">
            <text:p text:style-name="P12"><text:span text:style-name="Προεπιλεγμένη_20_γραμματοσειρά"><text:span text:style-name="T1970">salt</text:span></text:span></text:p>
            <text:p text:style-name="P12"><text:span text:style-name="Προεπιλεγμένη_20_γραμματοσειρά"><text:span text:style-name="T2005">Marsiliana</text:span></text:span></text:p>
          </table:table-cell>
        </table:table-row>
        <table:table-row>
          <table:table-cell table:style-name="Πίνακας8.A2" office:value-type="string">
            <text:p text:style-name="P392">A</text:p>
          </table:table-cell>
          <table:table-cell table:style-name="Πίνακας8.A2" office:value-type="string">
            <text:p text:style-name="P12"><text:span text:style-name="Προεπιλεγμένη_20_γραμματοσειρά"><text:span text:style-name="T1022">𐌀</text:span></text:span></text:p>
          </table:table-cell>
          <table:table-cell table:style-name="Πίνακας8.C2" office:value-type="string">
            <text:p text:style-name="P12"><text:span text:style-name="Προεπιλεγμένη_20_γραμματοσειρά"><text:span text:style-name="T1402">𐌀</text:span></text:span></text:p>
          </table:table-cell>
          <table:table-cell table:style-name="Πίνακας8.D2" office:value-type="string">
            <text:p text:style-name="P12"><text:span text:style-name="Προεπιλεγμένη_20_γραμματοσειρά"><text:span text:style-name="T1403">𐌀</text:span></text:span><text:span text:style-name="Προεπιλεγμένη_20_γραμματοσειρά"><text:span text:style-name="T1405">𐌀</text:span></text:span><text:span text:style-name="Προεπιλεγμένη_20_γραμματοσειρά"><text:span text:style-name="T1407">𐌀</text:span></text:span><text:span text:style-name="Προεπιλεγμένη_20_γραμματοσειρά"><text:span text:style-name="T1409">𐌀</text:span></text:span></text:p>
          </table:table-cell>
          <table:table-cell table:style-name="Πίνακας8.E2" office:value-type="string">
            <text:p text:style-name="P12"><text:span text:style-name="Προεπιλεγμένη_20_γραμματοσειρά"><text:span text:style-name="T1410">𐌀</text:span></text:span><text:span text:style-name="Προεπιλεγμένη_20_γραμματοσειρά"><text:span text:style-name="T1412">𐌀</text:span></text:span><text:span text:style-name="Προεπιλεγμένη_20_γραμματοσειρά"><text:span text:style-name="T1414">𐌀</text:span></text:span></text:p>
          </table:table-cell>
          <table:table-cell table:style-name="Πίνακας8.F2" office:value-type="string">
            <text:p text:style-name="P12"><text:span text:style-name="Προεπιλεγμένη_20_γραμματοσειρά"><text:span text:style-name="T1415">𐌀</text:span></text:span><text:span text:style-name="Προεπιλεγμένη_20_γραμματοσειρά"><text:span text:style-name="T1416">𐌀</text:span></text:span><text:span text:style-name="Προεπιλεγμένη_20_γραμματοσειρά"><text:span text:style-name="T1417">𐌀</text:span></text:span><text:span text:style-name="Προεπιλεγμένη_20_γραμματοσειρά"><text:span text:style-name="T1418">𐌀</text:span></text:span><text:span text:style-name="Προεπιλεγμένη_20_γραμματοσειρά"><text:span text:style-name="T1419">𐌀</text:span></text:span><text:span text:style-name="Προεπιλεγμένη_20_γραμματοσειρά"><text:span text:style-name="T1420">𐌀</text:span></text:span></text:p>
          </table:table-cell>
          <table:table-cell table:style-name="Πίνακας8.G2" office:value-type="string">
            <text:p text:style-name="P12"><text:span text:style-name="Προεπιλεγμένη_20_γραμματοσειρά"><text:span text:style-name="T1421">𐌀</text:span></text:span><text:span text:style-name="Προεπιλεγμένη_20_γραμματοσειρά"><text:span text:style-name="T1423">𐌀</text:span></text:span><text:span text:style-name="Προεπιλεγμένη_20_γραμματοσειρά"><text:span text:style-name="T1425">𐌀</text:span></text:span><text:span text:style-name="Προεπιλεγμένη_20_γραμματοσειρά"><text:span text:style-name="T1427">𐌀</text:span></text:span><text:span text:style-name="Προεπιλεγμένη_20_γραμματοσειρά"><text:span text:style-name="T1429">𐌀</text:span></text:span><text:span text:style-name="Προεπιλεγμένη_20_γραμματοσειρά"><text:span text:style-name="T1431">𐌀</text:span></text:span></text:p>
          </table:table-cell>
          <table:table-cell table:style-name="Πίνακας8.H2" office:value-type="string">
            <text:p text:style-name="P12"><text:span text:style-name="Προεπιλεγμένη_20_γραμματοσειρά"><text:span text:style-name="T1432">𐌀</text:span></text:span><text:span text:style-name="Προεπιλεγμένη_20_γραμματοσειρά"><text:span text:style-name="T1433">𐌀</text:span></text:span><text:span text:style-name="Προεπιλεγμένη_20_γραμματοσειρά"><text:span text:style-name="T1434">𐌀</text:span></text:span><text:span text:style-name="Προεπιλεγμένη_20_γραμματοσειρά"><text:span text:style-name="T1435">𐌀</text:span></text:span><text:span text:style-name="Προεπιλεγμένη_20_γραμματοσειρά"><text:span text:style-name="T1436">𐌀</text:span></text:span><text:span text:style-name="Προεπιλεγμένη_20_γραμματοσειρά"><text:span text:style-name="T1437">𐌀</text:span></text:span><text:span text:style-name="Προεπιλεγμένη_20_γραμματοσειρά"><text:span text:style-name="T1438">𐌀</text:span></text:span><text:span text:style-name="Προεπιλεγμένη_20_γραμματοσειρά"><text:span text:style-name="T1439">𐌀</text:span></text:span><text:span text:style-name="Προεπιλεγμένη_20_γραμματοσειρά"><text:span text:style-name="T1440">𐌀</text:span></text:span></text:p>
          </table:table-cell>
          <table:table-cell table:style-name="Πίνακας8.I2" office:value-type="string">
            <text:p text:style-name="P12"><text:span text:style-name="Προεπιλεγμένη_20_γραμματοσειρά"><text:span text:style-name="T1441">𐌀</text:span></text:span><text:span text:style-name="Προεπιλεγμένη_20_γραμματοσειρά"><text:span text:style-name="T1443">𐌀</text:span></text:span></text:p>
          </table:table-cell>
          <table:table-cell table:style-name="Πίνακας8.J2" office:value-type="string">
            <text:p text:style-name="P12"><text:span text:style-name="Προεπιλεγμένη_20_γραμματοσειρά"><text:span text:style-name="T1444">𐌀</text:span></text:span></text:p>
          </table:table-cell>
        </table:table-row>
        <table:table-row>
          <table:table-cell table:style-name="Πίνακας8.A2" office:value-type="string">
            <text:p text:style-name="P392">Be</text:p>
          </table:table-cell>
          <table:table-cell table:style-name="Πίνακας8.A2" office:value-type="string">
            <text:p text:style-name="P68">𐌁</text:p>
          </table:table-cell>
          <table:table-cell table:style-name="Πίνακας8.C3" office:value-type="string">
            <text:p text:style-name="P314">𐌁</text:p>
          </table:table-cell>
          <table:table-cell table:style-name="Πίνακας8.D3" office:value-type="string">
            <text:p text:style-name="P316">𐌁</text:p>
          </table:table-cell>
          <table:table-cell table:style-name="Πίνακας8.E3" office:value-type="string">
            <text:p text:style-name="P318">𐌁</text:p>
          </table:table-cell>
          <table:table-cell table:style-name="Πίνακας8.F3" office:value-type="string">
            <text:p text:style-name="P320">𐌁</text:p>
          </table:table-cell>
          <table:table-cell table:style-name="Πίνακας8.G3" office:value-type="string">
            <text:p text:style-name="P321">𐌁</text:p>
          </table:table-cell>
          <table:table-cell table:style-name="Πίνακας8.H3" office:value-type="string">
            <text:p text:style-name="P322">𐌁</text:p>
          </table:table-cell>
          <table:table-cell table:style-name="Πίνακας8.I3" office:value-type="string">
            <text:p text:style-name="P341">𐌁<text:span text:style-name="T1442">𐌁</text:span></text:p>
          </table:table-cell>
          <table:table-cell table:style-name="Πίνακας8.J3" office:value-type="string">
            <text:p text:style-name="P343">𐌁</text:p>
          </table:table-cell>
        </table:table-row>
        <table:table-row>
          <table:table-cell table:style-name="Πίνακας8.A2" office:value-type="string">
            <text:p text:style-name="P392">Ke</text:p>
          </table:table-cell>
          <table:table-cell table:style-name="Πίνακας8.A2" office:value-type="string">
            <text:p text:style-name="P70">𐌂</text:p>
          </table:table-cell>
          <table:table-cell table:style-name="Πίνακας8.C4" office:value-type="string">
            <text:p text:style-name="P315">𐌂</text:p>
          </table:table-cell>
          <table:table-cell table:style-name="Πίνακας8.D4" office:value-type="string">
            <text:p text:style-name="P317">𐌂</text:p>
          </table:table-cell>
          <table:table-cell table:style-name="Πίνακας8.E4" office:value-type="string">
            <text:p text:style-name="P319">𐌂</text:p>
          </table:table-cell>
          <table:table-cell table:style-name="Πίνακας8.F4" office:value-type="string">
            <text:p text:style-name="P345">𐌂</text:p>
          </table:table-cell>
          <table:table-cell table:style-name="Πίνακας8.G4" office:value-type="string">
            <text:p text:style-name="P347">𐌂<text:span text:style-name="T1445">𐌂</text:span></text:p>
          </table:table-cell>
          <table:table-cell table:style-name="Πίνακας8.H4" office:value-type="string">
            <text:p text:style-name="P349">𐌂<text:span text:style-name="T1447">𐌂</text:span></text:p>
          </table:table-cell>
          <table:table-cell table:style-name="Πίνακας8.I4" office:value-type="string">
            <text:p text:style-name="P342">𐌂<text:span text:style-name="T1442">𐌂</text:span></text:p>
          </table:table-cell>
          <table:table-cell table:style-name="Πίνακας8.J4" office:value-type="string">
            <text:p text:style-name="P344">𐌂</text:p>
          </table:table-cell>
        </table:table-row>
        <table:table-row>
          <table:table-cell table:style-name="Πίνακας8.A2" office:value-type="string">
            <text:p text:style-name="P392">De</text:p>
          </table:table-cell>
          <table:table-cell table:style-name="Πίνακας8.A2" office:value-type="string">
            <text:p text:style-name="P68">𐌃</text:p>
          </table:table-cell>
          <table:table-cell table:style-name="Πίνακας8.C5" office:value-type="string">
            <text:p text:style-name="P314">𐌃</text:p>
          </table:table-cell>
          <table:table-cell table:style-name="Πίνακας8.D5" office:value-type="string">
            <text:p text:style-name="P316">𐌃</text:p>
          </table:table-cell>
          <table:table-cell table:style-name="Πίνακας8.E5" office:value-type="string">
            <text:p text:style-name="P318">𐌃</text:p>
          </table:table-cell>
          <table:table-cell table:style-name="Πίνακας8.F5" office:value-type="string">
            <text:p text:style-name="P320">𐌃</text:p>
          </table:table-cell>
          <table:table-cell table:style-name="Πίνακας8.G5" office:value-type="string">
            <text:p text:style-name="P321">𐌃</text:p>
          </table:table-cell>
          <table:table-cell table:style-name="Πίνακας8.H5" office:value-type="string">
            <text:p text:style-name="P322">𐌃</text:p>
          </table:table-cell>
          <table:table-cell table:style-name="Πίνακας8.I5" office:value-type="string">
            <text:p text:style-name="P323">𐌃</text:p>
          </table:table-cell>
          <table:table-cell table:style-name="Πίνακας8.J5" office:value-type="string">
            <text:p text:style-name="P343">𐌃</text:p>
          </table:table-cell>
        </table:table-row>
        <table:table-row>
          <table:table-cell table:style-name="Πίνακας8.A2" office:value-type="string">
            <text:p text:style-name="P392">E</text:p>
          </table:table-cell>
          <table:table-cell table:style-name="Πίνακας8.A2" office:value-type="string">
            <text:p text:style-name="P12"><text:span text:style-name="Προεπιλεγμένη_20_γραμματοσειρά"><text:span text:style-name="T1022">𐌄</text:span></text:span></text:p>
          </table:table-cell>
          <table:table-cell table:style-name="Πίνακας8.C6" office:value-type="string">
            <text:p text:style-name="P12"><text:span text:style-name="Προεπιλεγμένη_20_γραμματοσειρά"><text:span text:style-name="T1402">𐌄</text:span></text:span></text:p>
          </table:table-cell>
          <table:table-cell table:style-name="Πίνακας8.D6" office:value-type="string">
            <text:p text:style-name="P12"><text:span text:style-name="Προεπιλεγμένη_20_γραμματοσειρά"><text:span text:style-name="T1403">𐌄</text:span></text:span></text:p>
          </table:table-cell>
          <table:table-cell table:style-name="Πίνακας8.E6" office:value-type="string">
            <text:p text:style-name="P12"><text:span text:style-name="Προεπιλεγμένη_20_γραμματοσειρά"><text:span text:style-name="T1410">𐌄</text:span></text:span></text:p>
          </table:table-cell>
          <table:table-cell table:style-name="Πίνακας8.F6" office:value-type="string">
            <text:p text:style-name="P12"><text:span text:style-name="Προεπιλεγμένη_20_γραμματοσειρά"><text:span text:style-name="T1415">𐌄</text:span></text:span><text:span text:style-name="Προεπιλεγμένη_20_γραμματοσειρά"><text:span text:style-name="T1449">𐌄</text:span></text:span><text:span text:style-name="Προεπιλεγμένη_20_γραμματοσειρά"><text:span text:style-name="T1450">𐌄</text:span></text:span><text:span text:style-name="Προεπιλεγμένη_20_γραμματοσειρά"><text:span text:style-name="T1451">𐌄</text:span></text:span><text:span text:style-name="Προεπιλεγμένη_20_γραμματοσειρά"><text:span text:style-name="T1452">𐌄</text:span></text:span></text:p>
          </table:table-cell>
          <table:table-cell table:style-name="Πίνακας8.G6" office:value-type="string">
            <text:p text:style-name="P12"><text:span text:style-name="Προεπιλεγμένη_20_γραμματοσειρά"><text:span text:style-name="T1421">𐌄</text:span></text:span><text:span text:style-name="Προεπιλεγμένη_20_γραμματοσειρά"><text:span text:style-name="T1446">𐌄</text:span></text:span></text:p>
          </table:table-cell>
          <table:table-cell table:style-name="Πίνακας8.H6" office:value-type="string">
            <text:p text:style-name="P12"><text:span text:style-name="Προεπιλεγμένη_20_γραμματοσειρά"><text:span text:style-name="T1432">𐌄</text:span></text:span><text:span text:style-name="Προεπιλεγμένη_20_γραμματοσειρά"><text:span text:style-name="T1454">𐌄</text:span></text:span><text:span text:style-name="Προεπιλεγμένη_20_γραμματοσειρά"><text:span text:style-name="T1456">𐌄</text:span></text:span></text:p>
          </table:table-cell>
          <table:table-cell table:style-name="Πίνακας8.I6" office:value-type="string">
            <text:p text:style-name="P12"><text:span text:style-name="Προεπιλεγμένη_20_γραμματοσειρά"><text:span text:style-name="T1457">𐌄</text:span></text:span></text:p>
          </table:table-cell>
          <table:table-cell table:style-name="Πίνακας8.J6" office:value-type="string">
            <text:p text:style-name="P12"><text:span text:style-name="Προεπιλεγμένη_20_γραμματοσειρά"><text:span text:style-name="T1444">𐌄</text:span></text:span></text:p>
          </table:table-cell>
        </table:table-row>
        <table:table-row>
          <table:table-cell table:style-name="Πίνακας8.A2" office:value-type="string">
            <text:p text:style-name="P392">Ve</text:p>
          </table:table-cell>
          <table:table-cell table:style-name="Πίνακας8.A2" office:value-type="string">
            <text:p text:style-name="P68">𐌅</text:p>
          </table:table-cell>
          <table:table-cell table:style-name="Πίνακας8.C7" office:value-type="string">
            <text:p text:style-name="P314">𐌅</text:p>
          </table:table-cell>
          <table:table-cell table:style-name="Πίνακας8.D7" office:value-type="string">
            <text:p text:style-name="P351">𐌅<text:span text:style-name="T1478">𐌅</text:span></text:p>
          </table:table-cell>
          <table:table-cell table:style-name="Πίνακας8.E7" office:value-type="string">
            <text:p text:style-name="P352">𐌅</text:p>
          </table:table-cell>
          <table:table-cell table:style-name="Πίνακας8.F7" office:value-type="string">
            <text:p text:style-name="P346">𐌅<text:span text:style-name="T1480">𐌅</text:span><text:span text:style-name="T1482">𐌅</text:span></text:p>
          </table:table-cell>
          <table:table-cell table:style-name="Πίνακας8.G7" office:value-type="string">
            <text:p text:style-name="P348">𐌅</text:p>
          </table:table-cell>
          <table:table-cell table:style-name="Πίνακας8.H7" office:value-type="string">
            <text:p text:style-name="P350">𐌅<text:span text:style-name="T1453">𐌅</text:span><text:span text:style-name="T1455">𐌅</text:span></text:p>
          </table:table-cell>
          <table:table-cell table:style-name="Πίνακας8.I7" office:value-type="string">
            <text:p text:style-name="P323">𐌅</text:p>
          </table:table-cell>
          <table:table-cell table:style-name="Πίνακας8.J7" office:value-type="string">
            <text:p text:style-name="P343">𐌅</text:p>
          </table:table-cell>
        </table:table-row>
        <table:table-row>
          <table:table-cell table:style-name="Πίνακας8.A2" office:value-type="string">
            <text:p text:style-name="P392">Ze</text:p>
          </table:table-cell>
          <table:table-cell table:style-name="Πίνακας8.A2" office:value-type="string">
            <text:p text:style-name="P68">𐌆</text:p>
          </table:table-cell>
          <table:table-cell table:style-name="Πίνακας8.C8" office:value-type="string">
            <text:p text:style-name="P314">𐌆</text:p>
          </table:table-cell>
          <table:table-cell table:style-name="Πίνακας8.D8" office:value-type="string">
            <text:p text:style-name="P351">𐌆</text:p>
          </table:table-cell>
          <table:table-cell table:style-name="Πίνακας8.E8" office:value-type="string">
            <text:p text:style-name="P352">𐌆</text:p>
          </table:table-cell>
          <table:table-cell table:style-name="Πίνακας8.F8" office:value-type="string">
            <text:p text:style-name="P346">𐌆<text:span text:style-name="T1484">𐌆</text:span><text:span text:style-name="T1486">𐌆</text:span><text:span text:style-name="T1488">𐌆</text:span></text:p>
          </table:table-cell>
          <table:table-cell table:style-name="Πίνακας8.G8" office:value-type="string">
            <text:p text:style-name="P348">𐌆<text:span text:style-name="T1445">𐌆</text:span></text:p>
          </table:table-cell>
          <table:table-cell table:style-name="Πίνακας8.H8" office:value-type="string">
            <text:p text:style-name="P350">𐌆<text:span text:style-name="T1453">𐌆</text:span><text:span text:style-name="T1455">𐌆</text:span></text:p>
          </table:table-cell>
          <table:table-cell table:style-name="Πίνακας8.I8" office:value-type="string">
            <text:p text:style-name="P341">𐌆</text:p>
          </table:table-cell>
          <table:table-cell table:style-name="Πίνακας8.J8" office:value-type="string">
            <text:p text:style-name="P343">𐌆</text:p>
          </table:table-cell>
        </table:table-row>
        <table:table-row>
          <table:table-cell table:style-name="Πίνακας8.A2" office:value-type="string">
            <text:p text:style-name="P392">He</text:p>
          </table:table-cell>
          <table:table-cell table:style-name="Πίνακας8.A2" office:value-type="string">
            <text:p text:style-name="P68">𐌇</text:p>
          </table:table-cell>
          <table:table-cell table:style-name="Πίνακας8.C9" office:value-type="string">
            <text:p text:style-name="P314">𐌇</text:p>
          </table:table-cell>
          <table:table-cell table:style-name="Πίνακας8.D9" office:value-type="string">
            <text:p text:style-name="P316">𐌇</text:p>
          </table:table-cell>
          <table:table-cell table:style-name="Πίνακας8.E9" office:value-type="string">
            <text:p text:style-name="P318">𐌇</text:p>
          </table:table-cell>
          <table:table-cell table:style-name="Πίνακας8.F9" office:value-type="string">
            <text:p text:style-name="P320">𐌇</text:p>
          </table:table-cell>
          <table:table-cell table:style-name="Πίνακας8.G9" office:value-type="string">
            <text:p text:style-name="P348">𐌇<text:span text:style-name="T1445">𐌇</text:span></text:p>
          </table:table-cell>
          <table:table-cell table:style-name="Πίνακας8.H9" office:value-type="string">
            <text:p text:style-name="P350">𐌇<text:span text:style-name="T1490">𐌇</text:span><text:span text:style-name="T1492">𐌇</text:span><text:span text:style-name="T1494">𐌇</text:span><text:span text:style-name="T1496">𐌇</text:span></text:p>
          </table:table-cell>
          <table:table-cell table:style-name="Πίνακας8.I9" office:value-type="string">
            <text:p text:style-name="P323">𐌇</text:p>
          </table:table-cell>
          <table:table-cell table:style-name="Πίνακας8.J9" office:value-type="string">
            <text:p text:style-name="P343">𐌇</text:p>
          </table:table-cell>
        </table:table-row>
        <table:table-row>
          <table:table-cell table:style-name="Πίνακας8.A2" office:value-type="string">
            <text:p text:style-name="P392">The</text:p>
          </table:table-cell>
          <table:table-cell table:style-name="Πίνακας8.A2" office:value-type="string">
            <text:p text:style-name="P68">𐌈</text:p>
          </table:table-cell>
          <table:table-cell table:style-name="Πίνακας8.C10" office:value-type="string">
            <text:p text:style-name="P314">𐌈</text:p>
          </table:table-cell>
          <table:table-cell table:style-name="Πίνακας8.D10" office:value-type="string">
            <text:p text:style-name="P351">𐌈</text:p>
          </table:table-cell>
          <table:table-cell table:style-name="Πίνακας8.E10" office:value-type="string">
            <text:p text:style-name="P352">𐌈</text:p>
          </table:table-cell>
          <table:table-cell table:style-name="Πίνακας8.F10" office:value-type="string">
            <text:p text:style-name="P346">𐌈<text:span text:style-name="T1480">𐌈</text:span><text:span text:style-name="T1482">𐌈</text:span></text:p>
          </table:table-cell>
          <table:table-cell table:style-name="Πίνακας8.G10" office:value-type="string">
            <text:p text:style-name="P348">𐌈</text:p>
          </table:table-cell>
          <table:table-cell table:style-name="Πίνακας8.H10" office:value-type="string">
            <text:p text:style-name="P350">𐌈<text:span text:style-name="T1498">𐌈</text:span><text:span text:style-name="T1500">𐌈</text:span><text:span text:style-name="T1502">𐌈</text:span></text:p>
          </table:table-cell>
          <table:table-cell table:style-name="Πίνακας8.I10" office:value-type="string">
            <text:p text:style-name="P323">𐌈</text:p>
          </table:table-cell>
          <table:table-cell table:style-name="Πίνακας8.J10" office:value-type="string">
            <text:p text:style-name="P343">𐌈</text:p>
          </table:table-cell>
        </table:table-row>
        <table:table-row>
          <table:table-cell table:style-name="Πίνακας8.A2" office:value-type="string">
            <text:p text:style-name="P392">I</text:p>
          </table:table-cell>
          <table:table-cell table:style-name="Πίνακας8.A2" office:value-type="string">
            <text:p text:style-name="P12"><text:span text:style-name="Προεπιλεγμένη_20_γραμματοσειρά"><text:span text:style-name="T1022">𐌉</text:span></text:span></text:p>
          </table:table-cell>
          <table:table-cell table:style-name="Πίνακας8.C11" office:value-type="string">
            <text:p text:style-name="P12"><text:span text:style-name="Προεπιλεγμένη_20_γραμματοσειρά"><text:span text:style-name="T1402">𐌉</text:span></text:span></text:p>
          </table:table-cell>
          <table:table-cell table:style-name="Πίνακας8.D11" office:value-type="string">
            <text:p text:style-name="P12"><text:span text:style-name="Προεπιλεγμένη_20_γραμματοσειρά"><text:span text:style-name="T1403">𐌉</text:span></text:span></text:p>
          </table:table-cell>
          <table:table-cell table:style-name="Πίνακας8.E11" office:value-type="string">
            <text:p text:style-name="P12"><text:span text:style-name="Προεπιλεγμένη_20_γραμματοσειρά"><text:span text:style-name="T1410">𐌉</text:span></text:span></text:p>
          </table:table-cell>
          <table:table-cell table:style-name="Πίνακας8.F11" office:value-type="string">
            <text:p text:style-name="P12"><text:span text:style-name="Προεπιλεγμένη_20_γραμματοσειρά"><text:span text:style-name="T1415">𐌉</text:span></text:span></text:p>
          </table:table-cell>
          <table:table-cell table:style-name="Πίνακας8.G11" office:value-type="string">
            <text:p text:style-name="P12"><text:span text:style-name="Προεπιλεγμένη_20_γραμματοσειρά"><text:span text:style-name="T1421">𐌉</text:span></text:span></text:p>
          </table:table-cell>
          <table:table-cell table:style-name="Πίνακας8.H11" office:value-type="string">
            <text:p text:style-name="P12"><text:span text:style-name="Προεπιλεγμένη_20_γραμματοσειρά"><text:span text:style-name="T1432">𐌉</text:span></text:span></text:p>
          </table:table-cell>
          <table:table-cell table:style-name="Πίνακας8.I11" office:value-type="string">
            <text:p text:style-name="P12"><text:span text:style-name="Προεπιλεγμένη_20_γραμματοσειρά"><text:span text:style-name="T1441">𐌉</text:span></text:span></text:p>
          </table:table-cell>
          <table:table-cell table:style-name="Πίνακας8.J11" office:value-type="string">
            <text:p text:style-name="P12"><text:span text:style-name="Προεπιλεγμένη_20_γραμματοσειρά"><text:span text:style-name="T1444">𐌉</text:span></text:span></text:p>
          </table:table-cell>
        </table:table-row>
        <table:table-row>
          <table:table-cell table:style-name="Πίνακας8.A2" office:value-type="string">
            <text:p text:style-name="P392">Ka</text:p>
          </table:table-cell>
          <table:table-cell table:style-name="Πίνακας8.A2" office:value-type="string">
            <text:p text:style-name="P12"><text:span text:style-name="Προεπιλεγμένη_20_γραμματοσειρά"><text:span text:style-name="T1022">𐌊</text:span></text:span></text:p>
          </table:table-cell>
          <table:table-cell table:style-name="Πίνακας8.C12" office:value-type="string">
            <text:p text:style-name="P12"><text:span text:style-name="Προεπιλεγμένη_20_γραμματοσειρά"><text:span text:style-name="T1402">𐌊</text:span></text:span></text:p>
          </table:table-cell>
          <table:table-cell table:style-name="Πίνακας8.D12" office:value-type="string">
            <text:p text:style-name="P12"><text:span text:style-name="Προεπιλεγμένη_20_γραμματοσειρά"><text:span text:style-name="T1403">𐌊</text:span></text:span></text:p>
          </table:table-cell>
          <table:table-cell table:style-name="Πίνακας8.E12" office:value-type="string">
            <text:p text:style-name="P12"><text:span text:style-name="Προεπιλεγμένη_20_γραμματοσειρά"><text:span text:style-name="T1410">𐌊</text:span></text:span></text:p>
          </table:table-cell>
          <table:table-cell table:style-name="Πίνακας8.F12" office:value-type="string">
            <text:p text:style-name="P12"><text:span text:style-name="Προεπιλεγμένη_20_γραμματοσειρά"><text:span text:style-name="T1415">𐌊</text:span></text:span><text:span text:style-name="Προεπιλεγμένη_20_γραμματοσειρά"><text:span text:style-name="T1485">𐌊</text:span></text:span><text:span text:style-name="Προεπιλεγμένη_20_γραμματοσειρά"><text:span text:style-name="T1487">𐌊</text:span></text:span><text:span text:style-name="Προεπιλεγμένη_20_γραμματοσειρά"><text:span text:style-name="T1489">𐌊</text:span></text:span></text:p>
          </table:table-cell>
          <table:table-cell table:style-name="Πίνακας8.G12" office:value-type="string">
            <text:p text:style-name="P12"><text:span text:style-name="Προεπιλεγμένη_20_γραμματοσειρά"><text:span text:style-name="T1421">𐌊</text:span></text:span></text:p>
          </table:table-cell>
          <table:table-cell table:style-name="Πίνακας8.H12" office:value-type="string">
            <text:p text:style-name="P12"><text:span text:style-name="Προεπιλεγμένη_20_γραμματοσειρά"><text:span text:style-name="T1432">𐌊</text:span></text:span><text:span text:style-name="Προεπιλεγμένη_20_γραμματοσειρά"><text:span text:style-name="T1454">𐌊</text:span></text:span><text:span text:style-name="Προεπιλεγμένη_20_γραμματοσειρά"><text:span text:style-name="T1456">𐌊</text:span></text:span></text:p>
          </table:table-cell>
          <table:table-cell table:style-name="Πίνακας8.I12" office:value-type="string">
            <text:p text:style-name="P12"><text:span text:style-name="Προεπιλεγμένη_20_γραμματοσειρά"><text:span text:style-name="T1457">𐌊</text:span></text:span></text:p>
          </table:table-cell>
          <table:table-cell table:style-name="Πίνακας8.J12" office:value-type="string">
            <text:p text:style-name="P12"><text:span text:style-name="Προεπιλεγμένη_20_γραμματοσειρά"><text:span text:style-name="T1444">𐌊</text:span></text:span></text:p>
          </table:table-cell>
        </table:table-row>
        <table:table-row>
          <table:table-cell table:style-name="Πίνακας8.A2" office:value-type="string">
            <text:p text:style-name="P392">El</text:p>
          </table:table-cell>
          <table:table-cell table:style-name="Πίνακας8.A2" office:value-type="string">
            <text:p text:style-name="P12"><text:span text:style-name="Προεπιλεγμένη_20_γραμματοσειρά"><text:span text:style-name="T1022">𐌋</text:span></text:span></text:p>
          </table:table-cell>
          <table:table-cell table:style-name="Πίνακας8.C13" office:value-type="string">
            <text:p text:style-name="P12"><text:span text:style-name="Προεπιλεγμένη_20_γραμματοσειρά"><text:span text:style-name="T1402">𐌋</text:span></text:span></text:p>
          </table:table-cell>
          <table:table-cell table:style-name="Πίνακας8.D13" office:value-type="string">
            <text:p text:style-name="P12"><text:span text:style-name="Προεπιλεγμένη_20_γραμματοσειρά"><text:span text:style-name="T1403">𐌋</text:span></text:span><text:span text:style-name="Προεπιλεγμένη_20_γραμματοσειρά"><text:span text:style-name="T1505">𐌋</text:span></text:span><text:span text:style-name="Προεπιλεγμένη_20_γραμματοσειρά"><text:span text:style-name="T1507">𐌋</text:span></text:span></text:p>
          </table:table-cell>
          <table:table-cell table:style-name="Πίνακας8.E13" office:value-type="string">
            <text:p text:style-name="P12"><text:span text:style-name="Προεπιλεγμένη_20_γραμματοσειρά"><text:span text:style-name="T1410">𐌋</text:span></text:span></text:p>
          </table:table-cell>
          <table:table-cell table:style-name="Πίνακας8.F13" office:value-type="string">
            <text:p text:style-name="P12"><text:span text:style-name="Προεπιλεγμένη_20_γραμματοσειρά"><text:span text:style-name="T1415">𐌋</text:span></text:span><text:span text:style-name="Προεπιλεγμένη_20_γραμματοσειρά"><text:span text:style-name="T1509">𐌋</text:span></text:span></text:p>
          </table:table-cell>
          <table:table-cell table:style-name="Πίνακας8.G13" office:value-type="string">
            <text:p text:style-name="P12"><text:span text:style-name="Προεπιλεγμένη_20_γραμματοσειρά"><text:span text:style-name="T1421">𐌋</text:span></text:span><text:span text:style-name="Προεπιλεγμένη_20_γραμματοσειρά"><text:span text:style-name="T1446">𐌋</text:span></text:span></text:p>
          </table:table-cell>
          <table:table-cell table:style-name="Πίνακας8.H13" office:value-type="string">
            <text:p text:style-name="P12"><text:span text:style-name="Προεπιλεγμένη_20_γραμματοσειρά"><text:span text:style-name="T1432">𐌋</text:span></text:span><text:span text:style-name="Προεπιλεγμένη_20_γραμματοσειρά"><text:span text:style-name="T1491">𐌋</text:span></text:span><text:span text:style-name="Προεπιλεγμένη_20_γραμματοσειρά"><text:span text:style-name="T1493">𐌋</text:span></text:span><text:span text:style-name="Προεπιλεγμένη_20_γραμματοσειρά"><text:span text:style-name="T1495">𐌋</text:span></text:span><text:span text:style-name="Προεπιλεγμένη_20_γραμματοσειρά"><text:span text:style-name="T1497">𐌋</text:span></text:span></text:p>
          </table:table-cell>
          <table:table-cell table:style-name="Πίνακας8.I13" office:value-type="string">
            <text:p text:style-name="P12"><text:span text:style-name="Προεπιλεγμένη_20_γραμματοσειρά"><text:span text:style-name="T1457">𐌋</text:span></text:span></text:p>
          </table:table-cell>
          <table:table-cell table:style-name="Πίνακας8.J13" office:value-type="string">
            <text:p text:style-name="P12"><text:span text:style-name="Προεπιλεγμένη_20_γραμματοσειρά"><text:span text:style-name="T1444">𐌋</text:span></text:span></text:p>
          </table:table-cell>
        </table:table-row>
        <table:table-row>
          <table:table-cell table:style-name="Πίνακας8.A2" office:value-type="string">
            <text:p text:style-name="P392">Em</text:p>
          </table:table-cell>
          <table:table-cell table:style-name="Πίνακας8.A2" office:value-type="string">
            <text:p text:style-name="P68">𐌌</text:p>
          </table:table-cell>
          <table:table-cell table:style-name="Πίνακας8.C14" office:value-type="string">
            <text:p text:style-name="P314">𐌌</text:p>
          </table:table-cell>
          <table:table-cell table:style-name="Πίνακας8.D14" office:value-type="string">
            <text:p text:style-name="P351">𐌌</text:p>
          </table:table-cell>
          <table:table-cell table:style-name="Πίνακας8.E14" office:value-type="string">
            <text:p text:style-name="P352">𐌌<text:span text:style-name="T1510">𐌌</text:span></text:p>
          </table:table-cell>
          <table:table-cell table:style-name="Πίνακας8.F14" office:value-type="string">
            <text:p text:style-name="P346">𐌌<text:span text:style-name="T1484">𐌌</text:span><text:span text:style-name="T1486">𐌌</text:span><text:span text:style-name="T1488">𐌌</text:span></text:p>
          </table:table-cell>
          <table:table-cell table:style-name="Πίνακας8.G14" office:value-type="string">
            <text:p text:style-name="P348">𐌌<text:span text:style-name="T1512">𐌌</text:span><text:span text:style-name="T1513">𐌌</text:span><text:span text:style-name="T1514">𐌌</text:span></text:p>
          </table:table-cell>
          <table:table-cell table:style-name="Πίνακας8.H14" office:value-type="string">
            <text:p text:style-name="P350">𐌌<text:span text:style-name="T1498">𐌌</text:span><text:span text:style-name="T1500">𐌌</text:span><text:span text:style-name="T1502">𐌌</text:span></text:p>
          </table:table-cell>
          <table:table-cell table:style-name="Πίνακας8.I14" office:value-type="string">
            <text:p text:style-name="P341">𐌌</text:p>
          </table:table-cell>
          <table:table-cell table:style-name="Πίνακας8.J14" office:value-type="string">
            <text:p text:style-name="P343">𐌌</text:p>
          </table:table-cell>
        </table:table-row>
        <table:table-row>
          <table:table-cell table:style-name="Πίνακας8.A2" office:value-type="string">
            <text:p text:style-name="P392">En</text:p>
          </table:table-cell>
          <table:table-cell table:style-name="Πίνακας8.A2" office:value-type="string">
            <text:p text:style-name="P12"><text:span text:style-name="Προεπιλεγμένη_20_γραμματοσειρά"><text:span text:style-name="T1022">𐌍</text:span></text:span></text:p>
          </table:table-cell>
          <table:table-cell table:style-name="Πίνακας8.C15" office:value-type="string">
            <text:p text:style-name="P12"><text:span text:style-name="Προεπιλεγμένη_20_γραμματοσειρά"><text:span text:style-name="T1402">𐌍</text:span></text:span></text:p>
          </table:table-cell>
          <table:table-cell table:style-name="Πίνακας8.D15" office:value-type="string">
            <text:p text:style-name="P12"><text:span text:style-name="Προεπιλεγμένη_20_γραμματοσειρά"><text:span text:style-name="T1403">𐌍</text:span></text:span><text:span text:style-name="Προεπιλεγμένη_20_γραμματοσειρά"><text:span text:style-name="T1505">𐌍</text:span></text:span><text:span text:style-name="Προεπιλεγμένη_20_γραμματοσειρά"><text:span text:style-name="T1507">𐌍</text:span></text:span></text:p>
          </table:table-cell>
          <table:table-cell table:style-name="Πίνακας8.E15" office:value-type="string">
            <text:p text:style-name="P12"><text:span text:style-name="Προεπιλεγμένη_20_γραμματοσειρά"><text:span text:style-name="T1410">𐌍</text:span></text:span></text:p>
          </table:table-cell>
          <table:table-cell table:style-name="Πίνακας8.F15" office:value-type="string">
            <text:p text:style-name="P12"><text:span text:style-name="Προεπιλεγμένη_20_γραμματοσειρά"><text:span text:style-name="T1415">𐌍</text:span></text:span><text:span text:style-name="Προεπιλεγμένη_20_γραμματοσειρά"><text:span text:style-name="T1509">𐌍</text:span></text:span></text:p>
          </table:table-cell>
          <table:table-cell table:style-name="Πίνακας8.G15" office:value-type="string">
            <text:p text:style-name="P12"><text:span text:style-name="Προεπιλεγμένη_20_γραμματοσειρά"><text:span text:style-name="T1421">𐌍</text:span></text:span><text:span text:style-name="Προεπιλεγμένη_20_γραμματοσειρά"><text:span text:style-name="T1446">𐌍</text:span></text:span></text:p>
          </table:table-cell>
          <table:table-cell table:style-name="Πίνακας8.H15" office:value-type="string">
            <text:p text:style-name="P12"><text:span text:style-name="Προεπιλεγμένη_20_γραμματοσειρά"><text:span text:style-name="T1432">𐌍</text:span></text:span><text:span text:style-name="Προεπιλεγμένη_20_γραμματοσειρά"><text:span text:style-name="T1499">𐌍</text:span></text:span><text:span text:style-name="Προεπιλεγμένη_20_γραμματοσειρά"><text:span text:style-name="T1501">𐌍</text:span></text:span><text:span text:style-name="Προεπιλεγμένη_20_γραμματοσειρά"><text:span text:style-name="T1503">𐌍</text:span></text:span></text:p>
          </table:table-cell>
          <table:table-cell table:style-name="Πίνακας8.I15" office:value-type="string">
            <text:p text:style-name="P12"><text:span text:style-name="Προεπιλεγμένη_20_γραμματοσειρά"><text:span text:style-name="T1441">𐌍</text:span></text:span><text:span text:style-name="Προεπιλεγμένη_20_γραμματοσειρά"><text:span text:style-name="T1443">𐌍</text:span></text:span></text:p>
          </table:table-cell>
          <table:table-cell table:style-name="Πίνακας8.J15" office:value-type="string">
            <text:p text:style-name="P12"><text:span text:style-name="Προεπιλεγμένη_20_γραμματοσειρά"><text:span text:style-name="T1444">𐌍</text:span></text:span></text:p>
          </table:table-cell>
        </table:table-row>
        <table:table-row>
          <table:table-cell table:style-name="Πίνακας8.A2" office:value-type="string">
            <text:p text:style-name="P392">Esh</text:p>
          </table:table-cell>
          <table:table-cell table:style-name="Πίνακας8.A2" office:value-type="string">
            <text:p text:style-name="P68">𐌎</text:p>
          </table:table-cell>
          <table:table-cell table:style-name="Πίνακας8.C16" office:value-type="string">
            <text:p text:style-name="P314">𐌎</text:p>
          </table:table-cell>
          <table:table-cell table:style-name="Πίνακας8.D16" office:value-type="string">
            <text:p text:style-name="P316">𐌎</text:p>
          </table:table-cell>
          <table:table-cell table:style-name="Πίνακας8.E16" office:value-type="string">
            <text:p text:style-name="P318">𐌎</text:p>
          </table:table-cell>
          <table:table-cell table:style-name="Πίνακας8.F16" office:value-type="string">
            <text:p text:style-name="P320">𐌎</text:p>
          </table:table-cell>
          <table:table-cell table:style-name="Πίνακας8.G16" office:value-type="string">
            <text:p text:style-name="P321">𐌎</text:p>
          </table:table-cell>
          <table:table-cell table:style-name="Πίνακας8.H16" office:value-type="string">
            <text:p text:style-name="P322">𐌎</text:p>
          </table:table-cell>
          <table:table-cell table:style-name="Πίνακας8.I16" office:value-type="string">
            <text:p text:style-name="P323">𐌎</text:p>
          </table:table-cell>
          <table:table-cell table:style-name="Πίνακας8.J16" office:value-type="string">
            <text:p text:style-name="P343">𐌎</text:p>
          </table:table-cell>
        </table:table-row>
        <table:table-row>
          <table:table-cell table:style-name="Πίνακας8.A2" office:value-type="string">
            <text:p text:style-name="P392">O</text:p>
          </table:table-cell>
          <table:table-cell table:style-name="Πίνακας8.A2" office:value-type="string">
            <text:p text:style-name="P12"><text:span text:style-name="Προεπιλεγμένη_20_γραμματοσειρά"><text:span text:style-name="T1022">𐌏</text:span></text:span></text:p>
          </table:table-cell>
          <table:table-cell table:style-name="Πίνακας8.C17" office:value-type="string">
            <text:p text:style-name="P12"><text:span text:style-name="Προεπιλεγμένη_20_γραμματοσειρά"><text:span text:style-name="T1402">𐌏</text:span></text:span></text:p>
          </table:table-cell>
          <table:table-cell table:style-name="Πίνακας8.D17" office:value-type="string">
            <text:p text:style-name="P12"><text:span text:style-name="Προεπιλεγμένη_20_γραμματοσειρά"><text:span text:style-name="T1403">𐌏</text:span></text:span><text:span text:style-name="Προεπιλεγμένη_20_γραμματοσειρά"><text:span text:style-name="T1479">𐌏</text:span></text:span></text:p>
          </table:table-cell>
          <table:table-cell table:style-name="Πίνακας8.E17" office:value-type="string">
            <text:p text:style-name="P12"><text:span text:style-name="Προεπιλεγμένη_20_γραμματοσειρά"><text:span text:style-name="T1410">𐌏</text:span></text:span></text:p>
          </table:table-cell>
          <table:table-cell table:style-name="Πίνακας8.F17" office:value-type="string">
            <text:p text:style-name="P12"><text:span text:style-name="Προεπιλεγμένη_20_γραμματοσειρά"><text:span text:style-name="T1415">𐌏</text:span></text:span></text:p>
          </table:table-cell>
          <table:table-cell table:style-name="Πίνακας8.G17" office:value-type="string">
            <text:p text:style-name="P12"><text:span text:style-name="Προεπιλεγμένη_20_γραμματοσειρά"><text:span text:style-name="T1421">𐌏</text:span></text:span></text:p>
          </table:table-cell>
          <table:table-cell table:style-name="Πίνακας8.H17" office:value-type="string">
            <text:p text:style-name="P12"><text:span text:style-name="Προεπιλεγμένη_20_γραμματοσειρά"><text:span text:style-name="T1432">𐌏</text:span></text:span><text:span text:style-name="Προεπιλεγμένη_20_γραμματοσειρά"><text:span text:style-name="T1448">𐌏</text:span></text:span></text:p>
          </table:table-cell>
          <table:table-cell table:style-name="Πίνακας8.I17" office:value-type="string">
            <text:p text:style-name="P12"><text:span text:style-name="Προεπιλεγμένη_20_γραμματοσειρά"><text:span text:style-name="T1441">𐌏</text:span></text:span></text:p>
          </table:table-cell>
          <table:table-cell table:style-name="Πίνακας8.J17" office:value-type="string">
            <text:p text:style-name="P12"><text:span text:style-name="Προεπιλεγμένη_20_γραμματοσειρά"><text:span text:style-name="T1444">𐌏</text:span></text:span></text:p>
          </table:table-cell>
        </table:table-row>
        <table:table-row>
          <table:table-cell table:style-name="Πίνακας8.A2" office:value-type="string">
            <text:p text:style-name="P392">Pe</text:p>
          </table:table-cell>
          <table:table-cell table:style-name="Πίνακας8.A2" office:value-type="string">
            <text:p text:style-name="P12"><text:span text:style-name="Προεπιλεγμένη_20_γραμματοσειρά"><text:span text:style-name="T1022">𐌐</text:span></text:span></text:p>
          </table:table-cell>
          <table:table-cell table:style-name="Πίνακας8.C18" office:value-type="string">
            <text:p text:style-name="P12"><text:span text:style-name="Προεπιλεγμένη_20_γραμματοσειρά"><text:span text:style-name="T1402">𐌐</text:span></text:span><text:span text:style-name="Προεπιλεγμένη_20_γραμματοσειρά"><text:span text:style-name="T1516">𐌐</text:span></text:span></text:p>
          </table:table-cell>
          <table:table-cell table:style-name="Πίνακας8.D18" office:value-type="string">
            <text:p text:style-name="P12"><text:span text:style-name="Προεπιλεγμένη_20_γραμματοσειρά"><text:span text:style-name="T1403">𐌐</text:span></text:span><text:span text:style-name="Προεπιλεγμένη_20_γραμματοσειρά"><text:span text:style-name="T1479">𐌐</text:span></text:span></text:p>
          </table:table-cell>
          <table:table-cell table:style-name="Πίνακας8.E18" office:value-type="string">
            <text:p text:style-name="P12"><text:span text:style-name="Προεπιλεγμένη_20_γραμματοσειρά"><text:span text:style-name="T1410">𐌐</text:span></text:span></text:p>
          </table:table-cell>
          <table:table-cell table:style-name="Πίνακας8.F18" office:value-type="string">
            <text:p text:style-name="P12"><text:span text:style-name="Προεπιλεγμένη_20_γραμματοσειρά"><text:span text:style-name="T1415">𐌐</text:span></text:span><text:span text:style-name="Προεπιλεγμένη_20_γραμματοσειρά"><text:span text:style-name="T1481">𐌐</text:span></text:span><text:span text:style-name="Προεπιλεγμένη_20_γραμματοσειρά"><text:span text:style-name="T1483">𐌐</text:span></text:span></text:p>
          </table:table-cell>
          <table:table-cell table:style-name="Πίνακας8.G18" office:value-type="string">
            <text:p text:style-name="P12"><text:span text:style-name="Προεπιλεγμένη_20_γραμματοσειρά"><text:span text:style-name="T1421">𐌐</text:span></text:span><text:span text:style-name="Προεπιλεγμένη_20_γραμματοσειρά"><text:span text:style-name="T1518">𐌐</text:span></text:span><text:span text:style-name="Προεπιλεγμένη_20_γραμματοσειρά"><text:span text:style-name="T1520">𐌐</text:span></text:span><text:span text:style-name="Προεπιλεγμένη_20_γραμματοσειρά"><text:span text:style-name="T1522">𐌐</text:span></text:span><text:span text:style-name="Προεπιλεγμένη_20_γραμματοσειρά"><text:span text:style-name="T1524">𐌐</text:span></text:span></text:p>
          </table:table-cell>
          <table:table-cell table:style-name="Πίνακας8.H18" office:value-type="string">
            <text:p text:style-name="P12"><text:span text:style-name="Προεπιλεγμένη_20_γραμματοσειρά"><text:span text:style-name="T1432">𐌐</text:span></text:span><text:span text:style-name="Προεπιλεγμένη_20_γραμματοσειρά"><text:span text:style-name="T1491">𐌐</text:span></text:span><text:span text:style-name="Προεπιλεγμένη_20_γραμματοσειρά"><text:span text:style-name="T1493">𐌐</text:span></text:span><text:span text:style-name="Προεπιλεγμένη_20_γραμματοσειρά"><text:span text:style-name="T1495">𐌐</text:span></text:span><text:span text:style-name="Προεπιλεγμένη_20_γραμματοσειρά"><text:span text:style-name="T1497">𐌐</text:span></text:span></text:p>
          </table:table-cell>
          <table:table-cell table:style-name="Πίνακας8.I18" office:value-type="string">
            <text:p text:style-name="P12"><text:span text:style-name="Προεπιλεγμένη_20_γραμματοσειρά"><text:span text:style-name="T1441">𐌐</text:span></text:span><text:span text:style-name="Προεπιλεγμένη_20_γραμματοσειρά"><text:span text:style-name="T1443">𐌐</text:span></text:span></text:p>
          </table:table-cell>
          <table:table-cell table:style-name="Πίνακας8.J18" office:value-type="string">
            <text:p text:style-name="P12"><text:span text:style-name="Προεπιλεγμένη_20_γραμματοσειρά"><text:span text:style-name="T1444">𐌐</text:span></text:span></text:p>
          </table:table-cell>
        </table:table-row>
        <table:table-row>
          <table:table-cell table:style-name="Πίνακας8.A2" office:value-type="string">
            <text:p text:style-name="P392">She</text:p>
          </table:table-cell>
          <table:table-cell table:style-name="Πίνακας8.A2" office:value-type="string">
            <text:p text:style-name="P68">𐌑</text:p>
          </table:table-cell>
          <table:table-cell table:style-name="Πίνακας8.C19" office:value-type="string">
            <text:p text:style-name="P353">𐌑</text:p>
          </table:table-cell>
          <table:table-cell table:style-name="Πίνακας8.D19" office:value-type="string">
            <text:p text:style-name="P351">𐌑<text:span text:style-name="T1404">𐌑</text:span><text:span text:style-name="T1406">𐌑</text:span><text:span text:style-name="T1408">𐌑</text:span></text:p>
          </table:table-cell>
          <table:table-cell table:style-name="Πίνακας8.E19" office:value-type="string">
            <text:p text:style-name="P352">𐌑<text:span text:style-name="T1411">𐌑</text:span><text:span text:style-name="T1413">𐌑</text:span></text:p>
          </table:table-cell>
          <table:table-cell table:style-name="Πίνακας8.F19" office:value-type="string">
            <text:p text:style-name="P346">𐌑<text:span text:style-name="T1484">𐌑</text:span><text:span text:style-name="T1486">𐌑</text:span><text:span text:style-name="T1488">𐌑</text:span></text:p>
          </table:table-cell>
          <table:table-cell table:style-name="Πίνακας8.G19" office:value-type="string">
            <text:p text:style-name="P348">𐌑<text:span text:style-name="T1517">𐌑</text:span><text:span text:style-name="T1519">𐌑</text:span><text:span text:style-name="T1521">𐌑</text:span><text:span text:style-name="T1523">𐌑</text:span></text:p>
          </table:table-cell>
          <table:table-cell table:style-name="Πίνακας8.H19" office:value-type="string">
            <text:p text:style-name="P350">𐌑</text:p>
          </table:table-cell>
          <table:table-cell table:style-name="Πίνακας8.I19" office:value-type="string">
            <text:p text:style-name="P323">𐌑</text:p>
          </table:table-cell>
          <table:table-cell table:style-name="Πίνακας8.J19" office:value-type="string">
            <text:p text:style-name="P343">𐌑</text:p>
          </table:table-cell>
        </table:table-row>
        <table:table-row>
          <table:table-cell table:style-name="Πίνακας8.A2" office:value-type="string">
            <text:p text:style-name="P392">Ku</text:p>
          </table:table-cell>
          <table:table-cell table:style-name="Πίνακας8.A2" office:value-type="string">
            <text:p text:style-name="P68">𐌒</text:p>
          </table:table-cell>
          <table:table-cell table:style-name="Πίνακας8.C20" office:value-type="string">
            <text:p text:style-name="P314">𐌒</text:p>
          </table:table-cell>
          <table:table-cell table:style-name="Πίνακας8.D20" office:value-type="string">
            <text:p text:style-name="P316">𐌒</text:p>
          </table:table-cell>
          <table:table-cell table:style-name="Πίνακας8.E20" office:value-type="string">
            <text:p text:style-name="P318">𐌒</text:p>
          </table:table-cell>
          <table:table-cell table:style-name="Πίνακας8.F20" office:value-type="string">
            <text:p text:style-name="P346">𐌒</text:p>
          </table:table-cell>
          <table:table-cell table:style-name="Πίνακας8.G20" office:value-type="string">
            <text:p text:style-name="P321">𐌒</text:p>
          </table:table-cell>
          <table:table-cell table:style-name="Πίνακας8.H20" office:value-type="string">
            <text:p text:style-name="P322">𐌒</text:p>
          </table:table-cell>
          <table:table-cell table:style-name="Πίνακας8.I20" office:value-type="string">
            <text:p text:style-name="P323">𐌒</text:p>
          </table:table-cell>
          <table:table-cell table:style-name="Πίνακας8.J20" office:value-type="string">
            <text:p text:style-name="P343">𐌒</text:p>
          </table:table-cell>
        </table:table-row>
        <table:table-row>
          <table:table-cell table:style-name="Πίνακας8.A2" office:value-type="string">
            <text:p text:style-name="P392">Er</text:p>
          </table:table-cell>
          <table:table-cell table:style-name="Πίνακας8.A2" office:value-type="string">
            <text:p text:style-name="P68">𐌓</text:p>
          </table:table-cell>
          <table:table-cell table:style-name="Πίνακας8.C21" office:value-type="string">
            <text:p text:style-name="P353">𐌓<text:span text:style-name="T1515">𐌓</text:span></text:p>
          </table:table-cell>
          <table:table-cell table:style-name="Πίνακας8.D21" office:value-type="string">
            <text:p text:style-name="P351">𐌓<text:span text:style-name="T1504">𐌓</text:span><text:span text:style-name="T1506">𐌓</text:span></text:p>
          </table:table-cell>
          <table:table-cell table:style-name="Πίνακας8.E21" office:value-type="string">
            <text:p text:style-name="P352">𐌓</text:p>
          </table:table-cell>
          <table:table-cell table:style-name="Πίνακας8.F21" office:value-type="string">
            <text:p text:style-name="P346">𐌓<text:span text:style-name="T1484">𐌓</text:span><text:span text:style-name="T1486">𐌓</text:span><text:span text:style-name="T1488">𐌓</text:span></text:p>
          </table:table-cell>
          <table:table-cell table:style-name="Πίνακας8.G21" office:value-type="string">
            <text:p text:style-name="P348">𐌓<text:span text:style-name="T1512">𐌓</text:span><text:span text:style-name="T1513">𐌓</text:span><text:span text:style-name="T1514">𐌓</text:span></text:p>
          </table:table-cell>
          <table:table-cell table:style-name="Πίνακας8.H21" office:value-type="string">
            <text:p text:style-name="P350">𐌓<text:span text:style-name="T1525">𐌓</text:span><text:span text:style-name="T1527">𐌓</text:span><text:span text:style-name="T1529">𐌓</text:span><text:span text:style-name="T1531">𐌓</text:span><text:span text:style-name="T1533">𐌓</text:span></text:p>
          </table:table-cell>
          <table:table-cell table:style-name="Πίνακας8.I21" office:value-type="string">
            <text:p text:style-name="P323">𐌓</text:p>
          </table:table-cell>
          <table:table-cell table:style-name="Πίνακας8.J21" office:value-type="string">
            <text:p text:style-name="P343">𐌓</text:p>
          </table:table-cell>
        </table:table-row>
        <table:table-row>
          <table:table-cell table:style-name="Πίνακας8.A2" office:value-type="string">
            <text:p text:style-name="P392">Es</text:p>
          </table:table-cell>
          <table:table-cell table:style-name="Πίνακας8.A2" office:value-type="string">
            <text:p text:style-name="P12"><text:span text:style-name="Προεπιλεγμένη_20_γραμματοσειρά"><text:span text:style-name="T1022">𐌔</text:span></text:span></text:p>
          </table:table-cell>
          <table:table-cell table:style-name="Πίνακας8.C22" office:value-type="string">
            <text:p text:style-name="P12"><text:span text:style-name="Προεπιλεγμένη_20_γραμματοσειρά"><text:span text:style-name="T1402">𐌔</text:span></text:span><text:span text:style-name="Προεπιλεγμένη_20_γραμματοσειρά"><text:span text:style-name="T1516">𐌔</text:span></text:span></text:p>
          </table:table-cell>
          <table:table-cell table:style-name="Πίνακας8.D22" office:value-type="string">
            <text:p text:style-name="P12"><text:span text:style-name="Προεπιλεγμένη_20_γραμματοσειρά"><text:span text:style-name="T1403">𐌔</text:span></text:span><text:span text:style-name="Προεπιλεγμένη_20_γραμματοσειρά"><text:span text:style-name="T1479">𐌔</text:span></text:span></text:p>
          </table:table-cell>
          <table:table-cell table:style-name="Πίνακας8.E22" office:value-type="string">
            <text:p text:style-name="P12"><text:span text:style-name="Προεπιλεγμένη_20_γραμματοσειρά"><text:span text:style-name="T1410">𐌔</text:span></text:span><text:span text:style-name="Προεπιλεγμένη_20_γραμματοσειρά"><text:span text:style-name="T1511">𐌔</text:span></text:span></text:p>
          </table:table-cell>
          <table:table-cell table:style-name="Πίνακας8.F22" office:value-type="string">
            <text:p text:style-name="P12"><text:span text:style-name="Προεπιλεγμένη_20_γραμματοσειρά"><text:span text:style-name="T1415">𐌔</text:span></text:span><text:span text:style-name="Προεπιλεγμένη_20_γραμματοσειρά"><text:span text:style-name="T1535">𐌔</text:span></text:span><text:span text:style-name="Προεπιλεγμένη_20_γραμματοσειρά"><text:span text:style-name="T1536">𐌔</text:span></text:span><text:span text:style-name="Προεπιλεγμένη_20_γραμματοσειρά"><text:span text:style-name="T1537">𐌔</text:span></text:span><text:span text:style-name="Προεπιλεγμένη_20_γραμματοσειρά"><text:span text:style-name="T1538">𐌔</text:span></text:span><text:span text:style-name="Προεπιλεγμένη_20_γραμματοσειρά"><text:span text:style-name="T1539">𐌔</text:span></text:span><text:span text:style-name="Προεπιλεγμένη_20_γραμματοσειρά"><text:span text:style-name="T1540">𐌔</text:span></text:span></text:p>
          </table:table-cell>
          <table:table-cell table:style-name="Πίνακας8.G22" office:value-type="string">
            <text:p text:style-name="P12"><text:span text:style-name="Προεπιλεγμένη_20_γραμματοσειρά"><text:span text:style-name="T1421">𐌔</text:span></text:span><text:span text:style-name="Προεπιλεγμένη_20_γραμματοσειρά"><text:span text:style-name="T1446">𐌔</text:span></text:span></text:p>
          </table:table-cell>
          <table:table-cell table:style-name="Πίνακας8.H22" office:value-type="string">
            <text:p text:style-name="P12"><text:span text:style-name="Προεπιλεγμένη_20_γραμματοσειρά"><text:span text:style-name="T1432">𐌔</text:span></text:span><text:span text:style-name="Προεπιλεγμένη_20_γραμματοσειρά"><text:span text:style-name="T1491">𐌔</text:span></text:span><text:span text:style-name="Προεπιλεγμένη_20_γραμματοσειρά"><text:span text:style-name="T1493">𐌔</text:span></text:span><text:span text:style-name="Προεπιλεγμένη_20_γραμματοσειρά"><text:span text:style-name="T1495">𐌔</text:span></text:span><text:span text:style-name="Προεπιλεγμένη_20_γραμματοσειρά"><text:span text:style-name="T1497">𐌔</text:span></text:span></text:p>
          </table:table-cell>
          <table:table-cell table:style-name="Πίνακας8.I22" office:value-type="string">
            <text:p text:style-name="P12"><text:span text:style-name="Προεπιλεγμένη_20_γραμματοσειρά"><text:span text:style-name="T1441">𐌔</text:span></text:span></text:p>
          </table:table-cell>
          <table:table-cell table:style-name="Πίνακας8.J22" office:value-type="string">
            <text:p text:style-name="P12"><text:span text:style-name="Προεπιλεγμένη_20_γραμματοσειρά"><text:span text:style-name="T1444">𐌔</text:span></text:span></text:p>
          </table:table-cell>
        </table:table-row>
        <table:table-row>
          <table:table-cell table:style-name="Πίνακας8.A2" office:value-type="string">
            <text:p text:style-name="P392">Te</text:p>
          </table:table-cell>
          <table:table-cell table:style-name="Πίνακας8.A2" office:value-type="string">
            <text:p text:style-name="P12"><text:span text:style-name="Προεπιλεγμένη_20_γραμματοσειρά"><text:span text:style-name="T1022">𐌕</text:span></text:span></text:p>
          </table:table-cell>
          <table:table-cell table:style-name="Πίνακας8.C23" office:value-type="string">
            <text:p text:style-name="P12"><text:span text:style-name="Προεπιλεγμένη_20_γραμματοσειρά"><text:span text:style-name="T1402">𐌕</text:span></text:span></text:p>
          </table:table-cell>
          <table:table-cell table:style-name="Πίνακας8.D23" office:value-type="string">
            <text:p text:style-name="P12"><text:span text:style-name="Προεπιλεγμένη_20_γραμματοσειρά"><text:span text:style-name="T1403">𐌕</text:span></text:span><text:span text:style-name="Προεπιλεγμένη_20_γραμματοσειρά"><text:span text:style-name="T1541">𐌕</text:span></text:span><text:span text:style-name="Προεπιλεγμένη_20_γραμματοσειρά"><text:span text:style-name="T1542">𐌕</text:span></text:span><text:span text:style-name="Προεπιλεγμένη_20_γραμματοσειρά"><text:span text:style-name="T1543">𐌕</text:span></text:span><text:span text:style-name="Προεπιλεγμένη_20_γραμματοσειρά"><text:span text:style-name="T1544">𐌕</text:span></text:span></text:p>
          </table:table-cell>
          <table:table-cell table:style-name="Πίνακας8.E23" office:value-type="string">
            <text:p text:style-name="P12"><text:span text:style-name="Προεπιλεγμένη_20_γραμματοσειρά"><text:span text:style-name="T1410">𐌕</text:span></text:span></text:p>
          </table:table-cell>
          <table:table-cell table:style-name="Πίνακας8.F23" office:value-type="string">
            <text:p text:style-name="P12"><text:span text:style-name="Προεπιλεγμένη_20_γραμματοσειρά"><text:span text:style-name="T1415">𐌕</text:span></text:span></text:p>
          </table:table-cell>
          <table:table-cell table:style-name="Πίνακας8.G23" office:value-type="string">
            <text:p text:style-name="P12"><text:span text:style-name="Προεπιλεγμένη_20_γραμματοσειρά"><text:span text:style-name="T1421">𐌕</text:span></text:span><text:span text:style-name="Προεπιλεγμένη_20_γραμματοσειρά"><text:span text:style-name="T1423">𐌕</text:span></text:span><text:span text:style-name="Προεπιλεγμένη_20_γραμματοσειρά"><text:span text:style-name="T1425">𐌕</text:span></text:span><text:span text:style-name="Προεπιλεγμένη_20_γραμματοσειρά"><text:span text:style-name="T1427">𐌕</text:span></text:span><text:span text:style-name="Προεπιλεγμένη_20_γραμματοσειρά"><text:span text:style-name="T1429">𐌕</text:span></text:span><text:span text:style-name="Προεπιλεγμένη_20_γραμματοσειρά"><text:span text:style-name="T1431">𐌕</text:span></text:span></text:p>
          </table:table-cell>
          <table:table-cell table:style-name="Πίνακας8.H23" office:value-type="string">
            <text:p text:style-name="P12"><text:span text:style-name="Προεπιλεγμένη_20_γραμματοσειρά"><text:span text:style-name="T1432">𐌕</text:span></text:span><text:span text:style-name="Προεπιλεγμένη_20_γραμματοσειρά"><text:span text:style-name="T1526">𐌕</text:span></text:span><text:span text:style-name="Προεπιλεγμένη_20_γραμματοσειρά"><text:span text:style-name="T1528">𐌕</text:span></text:span><text:span text:style-name="Προεπιλεγμένη_20_γραμματοσειρά"><text:span text:style-name="T1530">𐌕</text:span></text:span><text:span text:style-name="Προεπιλεγμένη_20_γραμματοσειρά"><text:span text:style-name="T1532">𐌕</text:span></text:span><text:span text:style-name="Προεπιλεγμένη_20_γραμματοσειρά"><text:span text:style-name="T1534">𐌕</text:span></text:span></text:p>
          </table:table-cell>
          <table:table-cell table:style-name="Πίνακας8.I23" office:value-type="string">
            <text:p text:style-name="P12"><text:span text:style-name="Προεπιλεγμένη_20_γραμματοσειρά"><text:span text:style-name="T1441">𐌕</text:span></text:span></text:p>
          </table:table-cell>
          <table:table-cell table:style-name="Πίνακας8.J23" office:value-type="string">
            <text:p text:style-name="P12"><text:span text:style-name="Προεπιλεγμένη_20_γραμματοσειρά"><text:span text:style-name="T1444">𐌕</text:span></text:span></text:p>
          </table:table-cell>
        </table:table-row>
        <table:table-row>
          <table:table-cell table:style-name="Πίνακας8.A2" office:value-type="string">
            <text:p text:style-name="P392">U</text:p>
          </table:table-cell>
          <table:table-cell table:style-name="Πίνακας8.A2" office:value-type="string">
            <text:p text:style-name="P12"><text:span text:style-name="Προεπιλεγμένη_20_γραμματοσειρά"><text:span text:style-name="T1022">𐌖</text:span></text:span></text:p>
          </table:table-cell>
          <table:table-cell table:style-name="Πίνακας8.C24" office:value-type="string">
            <text:p text:style-name="P12"><text:span text:style-name="Προεπιλεγμένη_20_γραμματοσειρά"><text:span text:style-name="T1402">𐌖</text:span></text:span></text:p>
          </table:table-cell>
          <table:table-cell table:style-name="Πίνακας8.D24" office:value-type="string">
            <text:p text:style-name="P12"><text:span text:style-name="Προεπιλεγμένη_20_γραμματοσειρά"><text:span text:style-name="T1403">𐌖</text:span></text:span><text:span text:style-name="Προεπιλεγμένη_20_γραμματοσειρά"><text:span text:style-name="T1479">𐌖</text:span></text:span></text:p>
          </table:table-cell>
          <table:table-cell table:style-name="Πίνακας8.E24" office:value-type="string">
            <text:p text:style-name="P12"><text:span text:style-name="Προεπιλεγμένη_20_γραμματοσειρά"><text:span text:style-name="T1410">𐌖</text:span></text:span></text:p>
          </table:table-cell>
          <table:table-cell table:style-name="Πίνακας8.F24" office:value-type="string">
            <text:p text:style-name="P12"><text:span text:style-name="Προεπιλεγμένη_20_γραμματοσειρά"><text:span text:style-name="T1415">𐌖</text:span></text:span><text:span text:style-name="Προεπιλεγμένη_20_γραμματοσειρά"><text:span text:style-name="T1481">𐌖</text:span></text:span><text:span text:style-name="Προεπιλεγμένη_20_γραμματοσειρά"><text:span text:style-name="T1483">𐌖</text:span></text:span></text:p>
          </table:table-cell>
          <table:table-cell table:style-name="Πίνακας8.G24" office:value-type="string">
            <text:p text:style-name="P12"><text:span text:style-name="Προεπιλεγμένη_20_γραμματοσειρά"><text:span text:style-name="T1421">𐌖</text:span></text:span><text:span text:style-name="Προεπιλεγμένη_20_γραμματοσειρά"><text:span text:style-name="T1446">𐌖</text:span></text:span></text:p>
          </table:table-cell>
          <table:table-cell table:style-name="Πίνακας8.H24" office:value-type="string">
            <text:p text:style-name="P12"><text:span text:style-name="Προεπιλεγμένη_20_γραμματοσειρά"><text:span text:style-name="T1432">𐌖</text:span></text:span><text:span text:style-name="Προεπιλεγμένη_20_γραμματοσειρά"><text:span text:style-name="T1448">𐌖</text:span></text:span></text:p>
          </table:table-cell>
          <table:table-cell table:style-name="Πίνακας8.I24" office:value-type="string">
            <text:p text:style-name="P12"><text:span text:style-name="Προεπιλεγμένη_20_γραμματοσειρά"><text:span text:style-name="T1441">𐌖</text:span></text:span></text:p>
          </table:table-cell>
          <table:table-cell table:style-name="Πίνακας8.J24" office:value-type="string">
            <text:p text:style-name="P12"><text:span text:style-name="Προεπιλεγμένη_20_γραμματοσειρά"><text:span text:style-name="T1444">𐌖</text:span></text:span></text:p>
          </table:table-cell>
        </table:table-row>
        <table:table-row>
          <table:table-cell table:style-name="Πίνακας8.A2" office:value-type="string">
            <text:p text:style-name="P392">Eks</text:p>
          </table:table-cell>
          <table:table-cell table:style-name="Πίνακας8.A2" office:value-type="string">
            <text:p text:style-name="P68">𐌗</text:p>
          </table:table-cell>
          <table:table-cell table:style-name="Πίνακας8.C25" office:value-type="string">
            <text:p text:style-name="P314">𐌗</text:p>
          </table:table-cell>
          <table:table-cell table:style-name="Πίνακας8.D25" office:value-type="string">
            <text:p text:style-name="P316">𐌗</text:p>
          </table:table-cell>
          <table:table-cell table:style-name="Πίνακας8.E25" office:value-type="string">
            <text:p text:style-name="P318">𐌗</text:p>
          </table:table-cell>
          <table:table-cell table:style-name="Πίνακας8.F25" office:value-type="string">
            <text:p text:style-name="P346">𐌗<text:span text:style-name="T1508">𐌗</text:span></text:p>
          </table:table-cell>
          <table:table-cell table:style-name="Πίνακας8.G25" office:value-type="string">
            <text:p text:style-name="P321">𐌗</text:p>
          </table:table-cell>
          <table:table-cell table:style-name="Πίνακας8.H25" office:value-type="string">
            <text:p text:style-name="P322">𐌗</text:p>
          </table:table-cell>
          <table:table-cell table:style-name="Πίνακας8.I25" office:value-type="string">
            <text:p text:style-name="P323">𐌗</text:p>
          </table:table-cell>
          <table:table-cell table:style-name="Πίνακας8.J25" office:value-type="string">
            <text:p text:style-name="P343">𐌗</text:p>
          </table:table-cell>
        </table:table-row>
        <table:table-row>
          <table:table-cell table:style-name="Πίνακας8.A2" office:value-type="string">
            <text:p text:style-name="P392">Phe</text:p>
          </table:table-cell>
          <table:table-cell table:style-name="Πίνακας8.A2" office:value-type="string">
            <text:p text:style-name="P68">𐌘</text:p>
          </table:table-cell>
          <table:table-cell table:style-name="Πίνακας8.C26" office:value-type="string">
            <text:p text:style-name="P314">𐌘</text:p>
          </table:table-cell>
          <table:table-cell table:style-name="Πίνακας8.D26" office:value-type="string">
            <text:p text:style-name="P351">𐌘<text:span text:style-name="T1478">𐌘</text:span></text:p>
          </table:table-cell>
          <table:table-cell table:style-name="Πίνακας8.E26" office:value-type="string">
            <text:p text:style-name="P318">𐌘</text:p>
          </table:table-cell>
          <table:table-cell table:style-name="Πίνακας8.F26" office:value-type="string">
            <text:p text:style-name="P346">𐌘</text:p>
          </table:table-cell>
          <table:table-cell table:style-name="Πίνακας8.G26" office:value-type="string">
            <text:p text:style-name="P348">𐌘<text:span text:style-name="T1422">𐌘</text:span><text:span text:style-name="T1424">𐌘</text:span><text:span text:style-name="T1426">𐌘</text:span><text:span text:style-name="T1428">𐌘</text:span><text:span text:style-name="T1430">𐌘</text:span></text:p>
          </table:table-cell>
          <table:table-cell table:style-name="Πίνακας8.H26" office:value-type="string">
            <text:p text:style-name="P350">𐌘<text:span text:style-name="T1490">𐌘</text:span><text:span text:style-name="T1492">𐌘</text:span><text:span text:style-name="T1494">𐌘</text:span><text:span text:style-name="T1496">𐌘</text:span></text:p>
          </table:table-cell>
          <table:table-cell table:style-name="Πίνακας8.I26" office:value-type="string">
            <text:p text:style-name="P323">𐌘</text:p>
          </table:table-cell>
          <table:table-cell table:style-name="Πίνακας8.J26" office:value-type="string">
            <text:p text:style-name="P343">𐌘</text:p>
          </table:table-cell>
        </table:table-row>
        <table:table-row>
          <table:table-cell table:style-name="Πίνακας8.A2" office:value-type="string">
            <text:p text:style-name="P392">Khe</text:p>
          </table:table-cell>
          <table:table-cell table:style-name="Πίνακας8.A2" office:value-type="string">
            <text:p text:style-name="P68">𐌙</text:p>
          </table:table-cell>
          <table:table-cell table:style-name="Πίνακας8.C27" office:value-type="string">
            <text:p text:style-name="P314">𐌙</text:p>
          </table:table-cell>
          <table:table-cell table:style-name="Πίνακας8.D27" office:value-type="string">
            <text:p text:style-name="P351">𐌙<text:span text:style-name="T1504">𐌙</text:span><text:span text:style-name="T1506">𐌙</text:span></text:p>
          </table:table-cell>
          <table:table-cell table:style-name="Πίνακας8.E27" office:value-type="string">
            <text:p text:style-name="P352">𐌙<text:span text:style-name="T1510">𐌙</text:span></text:p>
          </table:table-cell>
          <table:table-cell table:style-name="Πίνακας8.F27" office:value-type="string">
            <text:p text:style-name="P346">𐌙<text:span text:style-name="T1480">𐌙</text:span><text:span text:style-name="T1482">𐌙</text:span></text:p>
          </table:table-cell>
          <table:table-cell table:style-name="Πίνακας8.G27" office:value-type="string">
            <text:p text:style-name="P348">𐌙<text:span text:style-name="T1512">𐌙</text:span><text:span text:style-name="T1513">𐌙</text:span><text:span text:style-name="T1514">𐌙</text:span></text:p>
          </table:table-cell>
          <table:table-cell table:style-name="Πίνακας8.H27" office:value-type="string">
            <text:p text:style-name="P350">𐌙<text:span text:style-name="T1453">𐌙</text:span><text:span text:style-name="T1455">𐌙</text:span></text:p>
          </table:table-cell>
          <table:table-cell table:style-name="Πίνακας8.I27" office:value-type="string">
            <text:p text:style-name="P323">𐌙</text:p>
          </table:table-cell>
          <table:table-cell table:style-name="Πίνακας8.J27" office:value-type="string">
            <text:p text:style-name="P343">𐌙</text:p>
          </table:table-cell>
        </table:table-row>
        <table:table-row>
          <table:table-cell table:style-name="Πίνακας8.A2" office:value-type="string">
            <text:p text:style-name="P392">Ef</text:p>
          </table:table-cell>
          <table:table-cell table:style-name="Πίνακας8.A2" office:value-type="string">
            <text:p text:style-name="P68">𐌚</text:p>
          </table:table-cell>
          <table:table-cell table:style-name="Πίνακας8.C28" office:value-type="string">
            <text:p text:style-name="P314">𐌚</text:p>
          </table:table-cell>
          <table:table-cell table:style-name="Πίνακας8.D28" office:value-type="string">
            <text:p text:style-name="P316">𐌚</text:p>
          </table:table-cell>
          <table:table-cell table:style-name="Πίνακας8.E28" office:value-type="string">
            <text:p text:style-name="P318">𐌚</text:p>
          </table:table-cell>
          <table:table-cell table:style-name="Πίνακας8.F28" office:value-type="string">
            <text:p text:style-name="P320">𐌚</text:p>
          </table:table-cell>
          <table:table-cell table:style-name="Πίνακας8.G28" office:value-type="string">
            <text:p text:style-name="P321">𐌚</text:p>
          </table:table-cell>
          <table:table-cell table:style-name="Πίνακας8.H28" office:value-type="string">
            <text:p text:style-name="P350">𐌚<text:span text:style-name="T1453">𐌚</text:span><text:span text:style-name="T1455">𐌚</text:span></text:p>
          </table:table-cell>
          <table:table-cell table:style-name="Πίνακας8.I28" office:value-type="string">
            <text:p text:style-name="P323">𐌚</text:p>
          </table:table-cell>
          <table:table-cell table:style-name="Πίνακας8.J28" office:value-type="string">
            <text:p text:style-name="P324">𐌚</text:p>
          </table:table-cell>
        </table:table-row>
        <table:table-row>
          <table:table-cell table:style-name="Πίνακας8.A2" office:value-type="string">
            <text:p text:style-name="P392">Ers</text:p>
          </table:table-cell>
          <table:table-cell table:style-name="Πίνακας8.A2" office:value-type="string">
            <text:p text:style-name="P68">𐌛</text:p>
          </table:table-cell>
          <table:table-cell table:style-name="Πίνακας8.C29" office:value-type="string">
            <text:p text:style-name="P314">𐌛</text:p>
          </table:table-cell>
          <table:table-cell table:style-name="Πίνακας8.D29" office:value-type="string">
            <text:p text:style-name="P316">𐌛</text:p>
          </table:table-cell>
          <table:table-cell table:style-name="Πίνακας8.E29" office:value-type="string">
            <text:p text:style-name="P318">𐌛</text:p>
          </table:table-cell>
          <table:table-cell table:style-name="Πίνακας8.F29" office:value-type="string">
            <text:p text:style-name="P320">𐌛</text:p>
          </table:table-cell>
          <table:table-cell table:style-name="Πίνακας8.G29" office:value-type="string">
            <text:p text:style-name="P321">𐌛</text:p>
          </table:table-cell>
          <table:table-cell table:style-name="Πίνακας8.H29" office:value-type="string">
            <text:p text:style-name="P322">𐌛</text:p>
          </table:table-cell>
          <table:table-cell table:style-name="Πίνακας8.I29" office:value-type="string">
            <text:p text:style-name="P323">𐌛</text:p>
          </table:table-cell>
          <table:table-cell table:style-name="Πίνακας8.J29" office:value-type="string">
            <text:p text:style-name="P324">𐌛</text:p>
          </table:table-cell>
        </table:table-row>
        <table:table-row>
          <table:table-cell table:style-name="Πίνακας8.A2" office:value-type="string">
            <text:p text:style-name="P392">Che</text:p>
          </table:table-cell>
          <table:table-cell table:style-name="Πίνακας8.A2" office:value-type="string">
            <text:p text:style-name="P68">𐌜</text:p>
          </table:table-cell>
          <table:table-cell table:style-name="Πίνακας8.C30" office:value-type="string">
            <text:p text:style-name="P314">𐌜</text:p>
          </table:table-cell>
          <table:table-cell table:style-name="Πίνακας8.D30" office:value-type="string">
            <text:p text:style-name="P316">𐌜</text:p>
          </table:table-cell>
          <table:table-cell table:style-name="Πίνακας8.E30" office:value-type="string">
            <text:p text:style-name="P318">𐌜</text:p>
          </table:table-cell>
          <table:table-cell table:style-name="Πίνακας8.F30" office:value-type="string">
            <text:p text:style-name="P320">𐌜</text:p>
          </table:table-cell>
          <table:table-cell table:style-name="Πίνακας8.G30" office:value-type="string">
            <text:p text:style-name="P321">𐌜</text:p>
          </table:table-cell>
          <table:table-cell table:style-name="Πίνακας8.H30" office:value-type="string">
            <text:p text:style-name="P322">𐌜</text:p>
          </table:table-cell>
          <table:table-cell table:style-name="Πίνακας8.I30" office:value-type="string">
            <text:p text:style-name="P323">𐌜</text:p>
          </table:table-cell>
          <table:table-cell table:style-name="Πίνακας8.J30" office:value-type="string">
            <text:p text:style-name="P324">𐌜</text:p>
          </table:table-cell>
        </table:table-row>
        <table:table-row>
          <table:table-cell table:style-name="Πίνακας8.A2" office:value-type="string">
            <text:p text:style-name="P392">Ii</text:p>
          </table:table-cell>
          <table:table-cell table:style-name="Πίνακας8.A2" office:value-type="string">
            <text:p text:style-name="P68">𐌝</text:p>
          </table:table-cell>
          <table:table-cell table:style-name="Πίνακας8.C31" office:value-type="string">
            <text:p text:style-name="P314">𐌝</text:p>
          </table:table-cell>
          <table:table-cell table:style-name="Πίνακας8.D31" office:value-type="string">
            <text:p text:style-name="P316">𐌝</text:p>
          </table:table-cell>
          <table:table-cell table:style-name="Πίνακας8.E31" office:value-type="string">
            <text:p text:style-name="P318">𐌝</text:p>
          </table:table-cell>
          <table:table-cell table:style-name="Πίνακας8.F31" office:value-type="string">
            <text:p text:style-name="P320">𐌝</text:p>
          </table:table-cell>
          <table:table-cell table:style-name="Πίνακας8.G31" office:value-type="string">
            <text:p text:style-name="P321">𐌝</text:p>
          </table:table-cell>
          <table:table-cell table:style-name="Πίνακας8.H31" office:value-type="string">
            <text:p text:style-name="P322">𐌝</text:p>
          </table:table-cell>
          <table:table-cell table:style-name="Πίνακας8.I31" office:value-type="string">
            <text:p text:style-name="P323">𐌝</text:p>
          </table:table-cell>
          <table:table-cell table:style-name="Πίνακας8.J31" office:value-type="string">
            <text:p text:style-name="P324">𐌝</text:p>
          </table:table-cell>
        </table:table-row>
        <table:table-row>
          <table:table-cell table:style-name="Πίνακας8.A2" office:value-type="string">
            <text:p text:style-name="P392">Uu</text:p>
          </table:table-cell>
          <table:table-cell table:style-name="Πίνακας8.A2" office:value-type="string">
            <text:p text:style-name="P68">𐌞</text:p>
          </table:table-cell>
          <table:table-cell table:style-name="Πίνακας8.C32" office:value-type="string">
            <text:p text:style-name="P314">𐌞</text:p>
          </table:table-cell>
          <table:table-cell table:style-name="Πίνακας8.D32" office:value-type="string">
            <text:p text:style-name="P316">𐌞</text:p>
          </table:table-cell>
          <table:table-cell table:style-name="Πίνακας8.E32" office:value-type="string">
            <text:p text:style-name="P318">𐌞</text:p>
          </table:table-cell>
          <table:table-cell table:style-name="Πίνακας8.F32" office:value-type="string">
            <text:p text:style-name="P320">𐌞</text:p>
          </table:table-cell>
          <table:table-cell table:style-name="Πίνακας8.G32" office:value-type="string">
            <text:p text:style-name="P321">𐌞</text:p>
          </table:table-cell>
          <table:table-cell table:style-name="Πίνακας8.H32" office:value-type="string">
            <text:p text:style-name="P322">𐌞</text:p>
          </table:table-cell>
          <table:table-cell table:style-name="Πίνακας8.I32" office:value-type="string">
            <text:p text:style-name="P323">𐌞</text:p>
          </table:table-cell>
          <table:table-cell table:style-name="Πίνακας8.J32" office:value-type="string">
            <text:p text:style-name="P324">𐌞</text:p>
          </table:table-cell>
        </table:table-row>
        <table:table-row>
          <table:table-cell table:style-name="Πίνακας8.A2" office:value-type="string">
            <text:p text:style-name="P392">Ess</text:p>
          </table:table-cell>
          <table:table-cell table:style-name="Πίνακας8.A2" office:value-type="string">
            <text:p text:style-name="P68">𐌟</text:p>
          </table:table-cell>
          <table:table-cell table:style-name="Πίνακας8.C33" office:value-type="string">
            <text:p text:style-name="P325">𐌟</text:p>
          </table:table-cell>
          <table:table-cell table:style-name="Πίνακας8.D33" office:value-type="string">
            <text:p text:style-name="P316">𐌟</text:p>
          </table:table-cell>
          <table:table-cell table:style-name="Πίνακας8.E33" office:value-type="string">
            <text:p text:style-name="P318">𐌟</text:p>
          </table:table-cell>
          <table:table-cell table:style-name="Πίνακας8.F33" office:value-type="string">
            <text:p text:style-name="P320">𐌟</text:p>
          </table:table-cell>
          <table:table-cell table:style-name="Πίνακας8.G33" office:value-type="string">
            <text:p text:style-name="P321">𐌟</text:p>
          </table:table-cell>
          <table:table-cell table:style-name="Πίνακας8.H33" office:value-type="string">
            <text:p text:style-name="P322">𐌟</text:p>
          </table:table-cell>
          <table:table-cell table:style-name="Πίνακας8.I33" office:value-type="string">
            <text:p text:style-name="P323">𐌟</text:p>
          </table:table-cell>
          <table:table-cell table:style-name="Πίνακας8.J33" office:value-type="string">
            <text:p text:style-name="P324">𐌟</text:p>
          </table:table-cell>
        </table:table-row>
        <table:table-row>
          <table:table-cell table:style-name="Πίνακας8.A2" office:value-type="string">
            <text:p text:style-name="P392">Ye</text:p>
          </table:table-cell>
          <table:table-cell table:style-name="Πίνακας8.A2" office:value-type="string">
            <text:p text:style-name="P12"><text:span text:style-name="Προεπιλεγμένη_20_γραμματοσειρά"><text:span text:style-name="T1022">𐌭</text:span></text:span></text:p>
          </table:table-cell>
          <table:table-cell table:style-name="Πίνακας8.C34" office:value-type="string">
            <text:p text:style-name="P12"><text:span text:style-name="Προεπιλεγμένη_20_γραμματοσειρά"><text:span text:style-name="T1458">𐌭</text:span></text:span></text:p>
          </table:table-cell>
          <table:table-cell table:style-name="Πίνακας8.D34" office:value-type="string">
            <text:p text:style-name="P12"><text:span text:style-name="Προεπιλεγμένη_20_γραμματοσειρά"><text:span text:style-name="T1459">𐌭</text:span></text:span></text:p>
          </table:table-cell>
          <table:table-cell table:style-name="Πίνακας8.E34" office:value-type="string">
            <text:p text:style-name="P12"><text:span text:style-name="Προεπιλεγμένη_20_γραμματοσειρά"><text:span text:style-name="T1460">𐌭</text:span></text:span></text:p>
          </table:table-cell>
          <table:table-cell table:style-name="Πίνακας8.F34" office:value-type="string">
            <text:p text:style-name="P12"><text:span text:style-name="Προεπιλεγμένη_20_γραμματοσειρά"><text:span text:style-name="T1461">𐌭</text:span></text:span></text:p>
          </table:table-cell>
          <table:table-cell table:style-name="Πίνακας8.G34" office:value-type="string">
            <text:p text:style-name="P12"><text:span text:style-name="Προεπιλεγμένη_20_γραμματοσειρά"><text:span text:style-name="T1462">𐌭</text:span></text:span></text:p>
          </table:table-cell>
          <table:table-cell table:style-name="Πίνακας8.H34" office:value-type="string">
            <text:p text:style-name="P12"><text:span text:style-name="Προεπιλεγμένη_20_γραμματοσειρά"><text:span text:style-name="T1432">𐌭</text:span></text:span></text:p>
          </table:table-cell>
          <table:table-cell table:style-name="Πίνακας8.I34" office:value-type="string">
            <text:p text:style-name="P12"><text:span text:style-name="Προεπιλεγμένη_20_γραμματοσειρά"><text:span text:style-name="T1457">𐌭</text:span></text:span></text:p>
          </table:table-cell>
          <table:table-cell table:style-name="Πίνακας8.J34" office:value-type="string">
            <text:p text:style-name="P12"><text:span text:style-name="Προεπιλεγμένη_20_γραμματοσειρά"><text:span text:style-name="T1463">𐌭</text:span></text:span></text:p>
          </table:table-cell>
        </table:table-row>
        <table:table-row>
          <table:table-cell table:style-name="Πίνακας8.A2" office:value-type="string">
            <text:p text:style-name="P392"><text:span text:style-name="T1545">n</text:span>Tse</text:p>
          </table:table-cell>
          <table:table-cell table:style-name="Πίνακας8.A2" office:value-type="string">
            <text:p text:style-name="P12"><text:span text:style-name="Προεπιλεγμένη_20_γραμματοσειρά"><text:span text:style-name="T1022">𐌮</text:span></text:span></text:p>
          </table:table-cell>
          <table:table-cell table:style-name="Πίνακας8.C35" office:value-type="string">
            <text:p text:style-name="P12"><text:span text:style-name="Προεπιλεγμένη_20_γραμματοσειρά"><text:span text:style-name="T1458">𐌮</text:span></text:span></text:p>
          </table:table-cell>
          <table:table-cell table:style-name="Πίνακας8.D35" office:value-type="string">
            <text:p text:style-name="P12"><text:span text:style-name="Προεπιλεγμένη_20_γραμματοσειρά"><text:span text:style-name="T1459">𐌮</text:span></text:span></text:p>
          </table:table-cell>
          <table:table-cell table:style-name="Πίνακας8.E35" office:value-type="string">
            <text:p text:style-name="P12"><text:span text:style-name="Προεπιλεγμένη_20_γραμματοσειρά"><text:span text:style-name="T1460">𐌮</text:span></text:span></text:p>
          </table:table-cell>
          <table:table-cell table:style-name="Πίνακας8.F35" office:value-type="string">
            <text:p text:style-name="P12"><text:span text:style-name="Προεπιλεγμένη_20_γραμματοσειρά"><text:span text:style-name="T1461">𐌮</text:span></text:span></text:p>
          </table:table-cell>
          <table:table-cell table:style-name="Πίνακας8.G35" office:value-type="string">
            <text:p text:style-name="P12"><text:span text:style-name="Προεπιλεγμένη_20_γραμματοσειρά"><text:span text:style-name="T634">𐌮</text:span></text:span></text:p>
          </table:table-cell>
          <table:table-cell table:style-name="Πίνακας8.H35" office:value-type="string">
            <text:p text:style-name="P12"><text:span text:style-name="Προεπιλεγμένη_20_γραμματοσειρά"><text:span text:style-name="T1464">𐌮</text:span></text:span></text:p>
          </table:table-cell>
          <table:table-cell table:style-name="Πίνακας8.I35" office:value-type="string">
            <text:p text:style-name="P12"><text:span text:style-name="Προεπιλεγμένη_20_γραμματοσειρά"><text:span text:style-name="T1457">𐌮</text:span></text:span></text:p>
          </table:table-cell>
          <table:table-cell table:style-name="Πίνακας8.J35" office:value-type="string">
            <text:p text:style-name="P12"><text:span text:style-name="Προεπιλεγμένη_20_γραμματοσειρά"><text:span text:style-name="T1463">𐌮</text:span></text:span></text:p>
          </table:table-cell>
        </table:table-row>
        <table:table-row>
          <table:table-cell table:style-name="Πίνακας8.A2" office:value-type="string">
            <text:p text:style-name="P392"><text:span text:style-name="T1545">sT</text:span>se</text:p>
          </table:table-cell>
          <table:table-cell table:style-name="Πίνακας8.A2" office:value-type="string">
            <text:p text:style-name="P68">𐌯</text:p>
          </table:table-cell>
          <table:table-cell table:style-name="Πίνακας8.C36" office:value-type="string">
            <text:p text:style-name="P325">𐌯</text:p>
          </table:table-cell>
          <table:table-cell table:style-name="Πίνακας8.D36" office:value-type="string">
            <text:p text:style-name="P316">𐌯</text:p>
          </table:table-cell>
          <table:table-cell table:style-name="Πίνακας8.E36" office:value-type="string">
            <text:p text:style-name="P318">𐌯</text:p>
          </table:table-cell>
          <table:table-cell table:style-name="Πίνακας8.F36" office:value-type="string">
            <text:p text:style-name="P320">𐌯</text:p>
          </table:table-cell>
          <table:table-cell table:style-name="Πίνακας8.G36" office:value-type="string">
            <text:p text:style-name="P348">𐌯</text:p>
          </table:table-cell>
          <table:table-cell table:style-name="Πίνακας8.H36" office:value-type="string">
            <text:p text:style-name="P322">𐌯</text:p>
          </table:table-cell>
          <table:table-cell table:style-name="Πίνακας8.I36" office:value-type="string">
            <text:p text:style-name="P323">𐌯</text:p>
          </table:table-cell>
          <table:table-cell table:style-name="Πίνακας8.J36" office:value-type="string">
            <text:p text:style-name="P324">𐌯</text:p>
          </table:table-cell>
        </table:table-row>
      </table:table>
      <text:p text:style-name="P452"/>
      <text:p text:style-name="P452"/>
      <text:p text:style-name="P440"/>
      <table:table table:name="Πίνακας9" table:style-name="Πίνακας9">
        <table:table-column table:style-name="Πίνακας9.A"/>
        <table:table-column table:style-name="Πίνακας9.B"/>
        <table:table-column table:style-name="Πίνακας9.C"/>
        <table:table-column table:style-name="Πίνακας9.D"/>
        <table:table-column table:style-name="Πίνακας9.E"/>
        <table:table-column table:style-name="Πίνακας9.F"/>
        <table:table-column table:style-name="Πίνακας9.G"/>
        <table:table-column table:style-name="Πίνακας9.H"/>
        <table:table-row>
          <table:table-cell table:style-name="Πίνακας9.A1" office:value-type="string">
            <text:p text:style-name="P396">name</text:p>
          </table:table-cell>
          <table:table-cell table:style-name="Πίνακας9.A1" office:value-type="string">
            <text:p text:style-name="P396">basic</text:p>
          </table:table-cell>
          <table:table-cell table:style-name="Πίνακας9.C1" office:value-type="string">
            <text:p text:style-name="P81"><text:span text:style-name="Προεπιλεγμένη_20_γραμματοσειρά"><text:span text:style-name="T1960">ss0</text:span></text:span><text:span text:style-name="Προεπιλεγμένη_20_γραμματοσειρά"><text:span text:style-name="T1961">8</text:span></text:span></text:p>
            <text:p text:style-name="P81"><text:span text:style-name="Προεπιλεγμένη_20_γραμματοσειρά"><text:span text:style-name="T2019">Etruscan</text:span></text:span></text:p>
          </table:table-cell>
          <table:table-cell table:style-name="Πίνακας9.D1" office:value-type="string">
            <text:p text:style-name="P81"><text:span text:style-name="Προεπιλεγμένη_20_γραμματοσειρά"><text:span text:style-name="T1960">ss0</text:span></text:span><text:span text:style-name="Προεπιλεγμένη_20_γραμματοσειρά"><text:span text:style-name="T1962">9</text:span></text:span></text:p>
            <text:p text:style-name="P81"><text:span text:style-name="Προεπιλεγμένη_20_γραμματοσειρά"><text:span text:style-name="T2019">Umbrian</text:span></text:span></text:p>
          </table:table-cell>
          <table:table-cell table:style-name="Πίνακας9.E1" office:value-type="string">
            <text:p text:style-name="P81"><text:span text:style-name="Προεπιλεγμένη_20_γραμματοσειρά"><text:span text:style-name="T1960">ss</text:span></text:span><text:span text:style-name="Προεπιλεγμένη_20_γραμματοσειρά"><text:span text:style-name="T1963">1</text:span></text:span><text:span text:style-name="Προεπιλεγμένη_20_γραμματοσειρά"><text:span text:style-name="T1960">0</text:span></text:span></text:p>
            <text:p text:style-name="P81"><text:span text:style-name="Προεπιλεγμένη_20_γραμματοσειρά"><text:span text:style-name="T1964">North P</text:span></text:span><text:span text:style-name="Προεπιλεγμένη_20_γραμματοσειρά"><text:span text:style-name="T2019">icene</text:span></text:span></text:p>
          </table:table-cell>
          <table:table-cell table:style-name="Πίνακας9.F1" office:value-type="string">
            <text:p text:style-name="P81"><text:span text:style-name="Προεπιλεγμένη_20_γραμματοσειρά"><text:span text:style-name="T1960">ss</text:span></text:span><text:span text:style-name="Προεπιλεγμένη_20_γραμματοσειρά"><text:span text:style-name="T1963">1</text:span></text:span><text:span text:style-name="Προεπιλεγμένη_20_γραμματοσειρά"><text:span text:style-name="T1965">1</text:span></text:span></text:p>
            <text:p text:style-name="P81"><text:span text:style-name="Προεπιλεγμένη_20_γραμματοσειρά"><text:span text:style-name="T1965">Sou</text:span></text:span><text:span text:style-name="Προεπιλεγμένη_20_γραμματοσειρά"><text:span text:style-name="T1964">th P</text:span></text:span><text:span text:style-name="Προεπιλεγμένη_20_γραμματοσειρά"><text:span text:style-name="T2019">icene</text:span></text:span></text:p>
          </table:table-cell>
          <table:table-cell table:style-name="Πίνακας9.G1" office:value-type="string">
            <text:p text:style-name="P81"><text:span text:style-name="Προεπιλεγμένη_20_γραμματοσειρά"><text:span text:style-name="T1960">ss</text:span></text:span><text:span text:style-name="Προεπιλεγμένη_20_γραμματοσειρά"><text:span text:style-name="T1963">1</text:span></text:span><text:span text:style-name="Προεπιλεγμένη_20_γραμματοσειρά"><text:span text:style-name="T1965">2</text:span></text:span></text:p>
            <text:p text:style-name="P81"><text:span text:style-name="Προεπιλεγμένη_20_γραμματοσειρά"><text:span text:style-name="T1923">Formello</text:span></text:span></text:p>
          </table:table-cell>
          <table:table-cell table:style-name="Πίνακας9.H1" office:value-type="string">
            <text:p text:style-name="P81"><text:span text:style-name="Προεπιλεγμένη_20_γραμματοσειρά"><text:span text:style-name="T1960">ss</text:span></text:span><text:span text:style-name="Προεπιλεγμένη_20_γραμματοσειρά"><text:span text:style-name="T1963">1</text:span></text:span><text:span text:style-name="Προεπιλεγμένη_20_γραμματοσειρά"><text:span text:style-name="T1966">3</text:span></text:span></text:p>
            <text:p text:style-name="P81"><text:span text:style-name="Προεπιλεγμένη_20_γραμματοσειρά"><text:span text:style-name="T1923">F</text:span></text:span><text:span text:style-name="Προεπιλεγμένη_20_γραμματοσειρά"><text:span text:style-name="T2020">aliscan</text:span></text:span></text:p>
          </table:table-cell>
        </table:table-row>
        <table:table-row>
          <table:table-cell table:style-name="Πίνακας9.A2" office:value-type="string">
            <text:p text:style-name="P393">A</text:p>
          </table:table-cell>
          <table:table-cell table:style-name="Πίνακας9.A2" office:value-type="string">
            <text:p text:style-name="P13"><text:span text:style-name="Προεπιλεγμένη_20_γραμματοσειρά"><text:span text:style-name="T1022">𐌀</text:span></text:span></text:p>
          </table:table-cell>
          <table:table-cell table:style-name="Πίνακας9.C2" office:value-type="string">
            <text:p text:style-name="P13"><text:span text:style-name="Προεπιλεγμένη_20_γραμματοσειρά"><text:span text:style-name="T1546">𐌀</text:span></text:span><text:span text:style-name="Προεπιλεγμένη_20_γραμματοσειρά"><text:span text:style-name="T1548">𐌀</text:span></text:span><text:span text:style-name="Προεπιλεγμένη_20_γραμματοσειρά"><text:span text:style-name="T1550">𐌀</text:span></text:span><text:span text:style-name="Προεπιλεγμένη_20_γραμματοσειρά"><text:span text:style-name="T1552">𐌀</text:span></text:span><text:span text:style-name="Προεπιλεγμένη_20_γραμματοσειρά"><text:span text:style-name="T1554">𐌀</text:span></text:span><text:span text:style-name="Προεπιλεγμένη_20_γραμματοσειρά"><text:span text:style-name="T1556">𐌀</text:span></text:span><text:span text:style-name="Προεπιλεγμένη_20_γραμματοσειρά"><text:span text:style-name="T1558">𐌀</text:span></text:span><text:span text:style-name="Προεπιλεγμένη_20_γραμματοσειρά"><text:span text:style-name="T1560">𐌀</text:span></text:span><text:span text:style-name="Προεπιλεγμένη_20_γραμματοσειρά"><text:span text:style-name="T1562">𐌀</text:span></text:span></text:p>
          </table:table-cell>
          <table:table-cell table:style-name="Πίνακας9.D2" office:value-type="string">
            <text:p text:style-name="P13"><text:span text:style-name="Προεπιλεγμένη_20_γραμματοσειρά"><text:span text:style-name="T1563">𐌀</text:span></text:span><text:span text:style-name="Προεπιλεγμένη_20_γραμματοσειρά"><text:span text:style-name="T1565">𐌀</text:span></text:span><text:span text:style-name="Προεπιλεγμένη_20_γραμματοσειρά"><text:span text:style-name="T1567">𐌀</text:span></text:span><text:span text:style-name="Προεπιλεγμένη_20_γραμματοσειρά"><text:span text:style-name="T1569">𐌀</text:span></text:span></text:p>
          </table:table-cell>
          <table:table-cell table:style-name="Πίνακας9.E2" office:value-type="string">
            <text:p text:style-name="P13"><text:span text:style-name="Προεπιλεγμένη_20_γραμματοσειρά"><text:span text:style-name="T1570">𐌀</text:span></text:span></text:p>
          </table:table-cell>
          <table:table-cell table:style-name="Πίνακας9.F2" office:value-type="string">
            <text:p text:style-name="P13"><text:span text:style-name="Προεπιλεγμένη_20_γραμματοσειρά"><text:span text:style-name="T1571">𐌀</text:span></text:span></text:p>
          </table:table-cell>
          <table:table-cell table:style-name="Πίνακας9.G2" office:value-type="string">
            <text:p text:style-name="P13"><text:span text:style-name="Προεπιλεγμένη_20_γραμματοσειρά"><text:span text:style-name="T1572">𐌀</text:span></text:span></text:p>
          </table:table-cell>
          <table:table-cell table:style-name="Πίνακας9.H2" office:value-type="string">
            <text:p text:style-name="P13"><text:span text:style-name="Προεπιλεγμένη_20_γραμματοσειρά"><text:span text:style-name="T1573">𐌀</text:span></text:span><text:span text:style-name="Προεπιλεγμένη_20_γραμματοσειρά"><text:span text:style-name="T1575">𐌀</text:span></text:span><text:span text:style-name="Προεπιλεγμένη_20_γραμματοσειρά"><text:span text:style-name="T1577">𐌀</text:span></text:span><text:span text:style-name="Προεπιλεγμένη_20_γραμματοσειρά"><text:span text:style-name="T1579">𐌀</text:span></text:span><text:span text:style-name="Προεπιλεγμένη_20_γραμματοσειρά"><text:span text:style-name="T1581">𐌀</text:span></text:span><text:span text:style-name="Προεπιλεγμένη_20_γραμματοσειρά"><text:span text:style-name="T1583">𐌀</text:span></text:span></text:p>
          </table:table-cell>
        </table:table-row>
        <table:table-row>
          <table:table-cell table:style-name="Πίνακας9.A2" office:value-type="string">
            <text:p text:style-name="P393">Be</text:p>
          </table:table-cell>
          <table:table-cell table:style-name="Πίνακας9.A2" office:value-type="string">
            <text:p text:style-name="P69">𐌁</text:p>
          </table:table-cell>
          <table:table-cell table:style-name="Πίνακας9.C3" office:value-type="string">
            <text:p text:style-name="P354">𐌁<text:span text:style-name="T1584">𐌁</text:span></text:p>
          </table:table-cell>
          <table:table-cell table:style-name="Πίνακας9.D3" office:value-type="string">
            <text:p text:style-name="P357">𐌁<text:span text:style-name="T1586">𐌁</text:span></text:p>
          </table:table-cell>
          <table:table-cell table:style-name="Πίνακας9.E3" office:value-type="string">
            <text:p text:style-name="P359">𐌁</text:p>
          </table:table-cell>
          <table:table-cell table:style-name="Πίνακας9.F3" office:value-type="string">
            <text:p text:style-name="P361">𐌁</text:p>
          </table:table-cell>
          <table:table-cell table:style-name="Πίνακας9.G3" office:value-type="string">
            <text:p text:style-name="P362">𐌁</text:p>
          </table:table-cell>
          <table:table-cell table:style-name="Πίνακας9.H3" office:value-type="string">
            <text:p text:style-name="P364">𐌁</text:p>
          </table:table-cell>
        </table:table-row>
        <table:table-row>
          <table:table-cell table:style-name="Πίνακας9.A2" office:value-type="string">
            <text:p text:style-name="P393">Ke</text:p>
          </table:table-cell>
          <table:table-cell table:style-name="Πίνακας9.A2" office:value-type="string">
            <text:p text:style-name="P71">𐌂</text:p>
          </table:table-cell>
          <table:table-cell table:style-name="Πίνακας9.C4" office:value-type="string">
            <text:p text:style-name="P356">𐌂<text:span text:style-name="T1547">𐌂</text:span><text:span text:style-name="T1549">𐌂</text:span><text:span text:style-name="T1551">𐌂</text:span><text:span text:style-name="T1553">𐌂</text:span><text:span text:style-name="T1555">𐌂</text:span><text:span text:style-name="T1557">𐌂</text:span><text:span text:style-name="T1559">𐌂</text:span><text:span text:style-name="T1561">𐌂</text:span></text:p>
          </table:table-cell>
          <table:table-cell table:style-name="Πίνακας9.D4" office:value-type="string">
            <text:p text:style-name="P358">𐌂<text:span text:style-name="T1586">𐌂</text:span></text:p>
          </table:table-cell>
          <table:table-cell table:style-name="Πίνακας9.E4" office:value-type="string">
            <text:p text:style-name="P360">𐌂<text:span text:style-name="T1587">𐌂</text:span></text:p>
          </table:table-cell>
          <table:table-cell table:style-name="Πίνακας9.F4" office:value-type="string">
            <text:p text:style-name="P326">𐌂</text:p>
          </table:table-cell>
          <table:table-cell table:style-name="Πίνακας9.G4" office:value-type="string">
            <text:p text:style-name="P363">𐌂<text:span text:style-name="T1589">𐌂</text:span></text:p>
          </table:table-cell>
          <table:table-cell table:style-name="Πίνακας9.H4" office:value-type="string">
            <text:p text:style-name="P365">𐌂<text:span text:style-name="T1591">𐌂</text:span><text:span text:style-name="T1593">𐌂</text:span><text:span text:style-name="T1595">𐌂</text:span></text:p>
          </table:table-cell>
        </table:table-row>
        <table:table-row>
          <table:table-cell table:style-name="Πίνακας9.A2" office:value-type="string">
            <text:p text:style-name="P393">De</text:p>
          </table:table-cell>
          <table:table-cell table:style-name="Πίνακας9.A2" office:value-type="string">
            <text:p text:style-name="P69">𐌃</text:p>
          </table:table-cell>
          <table:table-cell table:style-name="Πίνακας9.C5" office:value-type="string">
            <text:p text:style-name="P354">𐌃<text:span text:style-name="T1597">𐌃</text:span><text:span text:style-name="T1598">𐌃</text:span><text:span text:style-name="T1599">𐌃</text:span></text:p>
          </table:table-cell>
          <table:table-cell table:style-name="Πίνακας9.D5" office:value-type="string">
            <text:p text:style-name="P357">𐌃<text:span text:style-name="T1600">𐌃</text:span><text:span text:style-name="T1602">𐌃</text:span></text:p>
          </table:table-cell>
          <table:table-cell table:style-name="Πίνακας9.E5" office:value-type="string">
            <text:p text:style-name="P359">𐌃</text:p>
          </table:table-cell>
          <table:table-cell table:style-name="Πίνακας9.F5" office:value-type="string">
            <text:p text:style-name="P327">𐌃</text:p>
          </table:table-cell>
          <table:table-cell table:style-name="Πίνακας9.G5" office:value-type="string">
            <text:p text:style-name="P362">𐌃</text:p>
          </table:table-cell>
          <table:table-cell table:style-name="Πίνακας9.H5" office:value-type="string">
            <text:p text:style-name="P364">𐌃<text:span text:style-name="T1604">𐌃</text:span><text:span text:style-name="T1606">𐌃</text:span></text:p>
          </table:table-cell>
        </table:table-row>
        <table:table-row>
          <table:table-cell table:style-name="Πίνακας9.A2" office:value-type="string">
            <text:p text:style-name="P393">E</text:p>
          </table:table-cell>
          <table:table-cell table:style-name="Πίνακας9.A2" office:value-type="string">
            <text:p text:style-name="P13"><text:span text:style-name="Προεπιλεγμένη_20_γραμματοσειρά"><text:span text:style-name="T1022">𐌄</text:span></text:span></text:p>
          </table:table-cell>
          <table:table-cell table:style-name="Πίνακας9.C6" office:value-type="string">
            <text:p text:style-name="P13"><text:span text:style-name="Προεπιλεγμένη_20_γραμματοσειρά"><text:span text:style-name="T1546">𐌄</text:span></text:span><text:span text:style-name="Προεπιλεγμένη_20_γραμματοσειρά"><text:span text:style-name="T1609">𐌄</text:span></text:span><text:span text:style-name="Προεπιλεγμένη_20_γραμματοσειρά"><text:span text:style-name="T1611">𐌄</text:span></text:span><text:span text:style-name="Προεπιλεγμένη_20_γραμματοσειρά"><text:span text:style-name="T1613">𐌄</text:span></text:span><text:span text:style-name="Προεπιλεγμένη_20_γραμματοσειρά"><text:span text:style-name="T1615">𐌄</text:span></text:span><text:span text:style-name="Προεπιλεγμένη_20_γραμματοσειρά"><text:span text:style-name="T1617">𐌄</text:span></text:span><text:span text:style-name="Προεπιλεγμένη_20_γραμματοσειρά"><text:span text:style-name="T1619">𐌄</text:span></text:span><text:span text:style-name="Προεπιλεγμένη_20_γραμματοσειρά"><text:span text:style-name="T1621">𐌄</text:span></text:span></text:p>
          </table:table-cell>
          <table:table-cell table:style-name="Πίνακας9.D6" office:value-type="string">
            <text:p text:style-name="P13"><text:span text:style-name="Προεπιλεγμένη_20_γραμματοσειρά"><text:span text:style-name="T1563">𐌄</text:span></text:span><text:span text:style-name="Προεπιλεγμένη_20_γραμματοσειρά"><text:span text:style-name="T1622">𐌄</text:span></text:span><text:span text:style-name="Προεπιλεγμένη_20_γραμματοσειρά"><text:span text:style-name="T1623">𐌄</text:span></text:span><text:span text:style-name="Προεπιλεγμένη_20_γραμματοσειρά"><text:span text:style-name="T1624">𐌄</text:span></text:span><text:span text:style-name="Προεπιλεγμένη_20_γραμματοσειρά"><text:span text:style-name="T1625">𐌄</text:span></text:span></text:p>
          </table:table-cell>
          <table:table-cell table:style-name="Πίνακας9.E6" office:value-type="string">
            <text:p text:style-name="P13"><text:span text:style-name="Προεπιλεγμένη_20_γραμματοσειρά"><text:span text:style-name="T1570">𐌄</text:span></text:span></text:p>
          </table:table-cell>
          <table:table-cell table:style-name="Πίνακας9.F6" office:value-type="string">
            <text:p text:style-name="P13"><text:span text:style-name="Προεπιλεγμένη_20_γραμματοσειρά"><text:span text:style-name="T1571">𐌄</text:span></text:span><text:span text:style-name="Προεπιλεγμένη_20_γραμματοσειρά"><text:span text:style-name="T1627">𐌄</text:span></text:span></text:p>
          </table:table-cell>
          <table:table-cell table:style-name="Πίνακας9.G6" office:value-type="string">
            <text:p text:style-name="P13"><text:span text:style-name="Προεπιλεγμένη_20_γραμματοσειρά"><text:span text:style-name="T1572">𐌄</text:span></text:span></text:p>
          </table:table-cell>
          <table:table-cell table:style-name="Πίνακας9.H6" office:value-type="string">
            <text:p text:style-name="P13"><text:span text:style-name="Προεπιλεγμένη_20_γραμματοσειρά"><text:span text:style-name="T1573">𐌄</text:span></text:span><text:span text:style-name="Προεπιλεγμένη_20_γραμματοσειρά"><text:span text:style-name="T1628">𐌄</text:span></text:span><text:span text:style-name="Προεπιλεγμένη_20_γραμματοσειρά"><text:span text:style-name="T1629">𐌄</text:span></text:span><text:span text:style-name="Προεπιλεγμένη_20_γραμματοσειρά"><text:span text:style-name="T1630">𐌄</text:span></text:span><text:span text:style-name="Προεπιλεγμένη_20_γραμματοσειρά"><text:span text:style-name="T1631">𐌄</text:span></text:span></text:p>
          </table:table-cell>
        </table:table-row>
        <table:table-row>
          <table:table-cell table:style-name="Πίνακας9.A2" office:value-type="string">
            <text:p text:style-name="P393">Ve</text:p>
          </table:table-cell>
          <table:table-cell table:style-name="Πίνακας9.A2" office:value-type="string">
            <text:p text:style-name="P69">𐌅</text:p>
          </table:table-cell>
          <table:table-cell table:style-name="Πίνακας9.C7" office:value-type="string">
            <text:p text:style-name="P354">𐌅<text:span text:style-name="T1632">𐌅</text:span><text:span text:style-name="T1634">𐌅</text:span><text:span text:style-name="T1636">𐌅</text:span><text:span text:style-name="T1638">𐌅</text:span></text:p>
          </table:table-cell>
          <table:table-cell table:style-name="Πίνακας9.D7" office:value-type="string">
            <text:p text:style-name="P357">𐌅<text:span text:style-name="T1640">𐌅</text:span><text:span text:style-name="T1642">𐌅</text:span><text:span text:style-name="T1644">𐌅</text:span><text:span text:style-name="T1646">𐌅</text:span><text:span text:style-name="T1648">𐌅</text:span><text:span text:style-name="T1650">𐌅</text:span></text:p>
          </table:table-cell>
          <table:table-cell table:style-name="Πίνακας9.E7" office:value-type="string">
            <text:p text:style-name="P359">𐌅<text:span text:style-name="T1587">𐌅</text:span></text:p>
          </table:table-cell>
          <table:table-cell table:style-name="Πίνακας9.F7" office:value-type="string">
            <text:p text:style-name="P361">𐌅</text:p>
          </table:table-cell>
          <table:table-cell table:style-name="Πίνακας9.G7" office:value-type="string">
            <text:p text:style-name="P362">𐌅</text:p>
          </table:table-cell>
          <table:table-cell table:style-name="Πίνακας9.H7" office:value-type="string">
            <text:p text:style-name="P364">𐌅<text:span text:style-name="T1652">𐌅</text:span></text:p>
          </table:table-cell>
        </table:table-row>
        <table:table-row>
          <table:table-cell table:style-name="Πίνακας9.A2" office:value-type="string">
            <text:p text:style-name="P393">Ze</text:p>
          </table:table-cell>
          <table:table-cell table:style-name="Πίνακας9.A2" office:value-type="string">
            <text:p text:style-name="P69">𐌆</text:p>
          </table:table-cell>
          <table:table-cell table:style-name="Πίνακας9.C8" office:value-type="string">
            <text:p text:style-name="P354">𐌆<text:span text:style-name="T1653">𐌆</text:span><text:span text:style-name="T1655">𐌆</text:span><text:span text:style-name="T1657">𐌆</text:span><text:span text:style-name="T1659">𐌆</text:span><text:span text:style-name="T1661">𐌆</text:span><text:span text:style-name="T1663">𐌆</text:span></text:p>
          </table:table-cell>
          <table:table-cell table:style-name="Πίνακας9.D8" office:value-type="string">
            <text:p text:style-name="P357">𐌆<text:span text:style-name="T1665">𐌆</text:span><text:span text:style-name="T1666">𐌆</text:span><text:span text:style-name="T1667">𐌆</text:span><text:span text:style-name="T1668">𐌆</text:span><text:span text:style-name="T1669">𐌆</text:span><text:span text:style-name="T1670">𐌆</text:span><text:span text:style-name="T1671">𐌆</text:span></text:p>
          </table:table-cell>
          <table:table-cell table:style-name="Πίνακας9.E8" office:value-type="string">
            <text:p text:style-name="P328">𐌆</text:p>
          </table:table-cell>
          <table:table-cell table:style-name="Πίνακας9.F8" office:value-type="string">
            <text:p text:style-name="P327">𐌆</text:p>
          </table:table-cell>
          <table:table-cell table:style-name="Πίνακας9.G8" office:value-type="string">
            <text:p text:style-name="P362">𐌆</text:p>
          </table:table-cell>
          <table:table-cell table:style-name="Πίνακας9.H8" office:value-type="string">
            <text:p text:style-name="P364">𐌆<text:span text:style-name="T1672">𐌆</text:span><text:span text:style-name="T1673">𐌆</text:span><text:span text:style-name="T1674">𐌆</text:span><text:span text:style-name="T1675">𐌆</text:span><text:span text:style-name="T1676">𐌆</text:span><text:span text:style-name="T1677">𐌆</text:span><text:span text:style-name="T1678">𐌆</text:span></text:p>
          </table:table-cell>
        </table:table-row>
        <table:table-row>
          <table:table-cell table:style-name="Πίνακας9.A2" office:value-type="string">
            <text:p text:style-name="P393">He</text:p>
          </table:table-cell>
          <table:table-cell table:style-name="Πίνακας9.A2" office:value-type="string">
            <text:p text:style-name="P69">𐌇</text:p>
          </table:table-cell>
          <table:table-cell table:style-name="Πίνακας9.C9" office:value-type="string">
            <text:p text:style-name="P354">𐌇<text:span text:style-name="T1608">𐌇</text:span><text:span text:style-name="T1610">𐌇</text:span><text:span text:style-name="T1612">𐌇</text:span><text:span text:style-name="T1614">𐌇</text:span><text:span text:style-name="T1616">𐌇</text:span><text:span text:style-name="T1618">𐌇</text:span><text:span text:style-name="T1620">𐌇</text:span></text:p>
          </table:table-cell>
          <table:table-cell table:style-name="Πίνακας9.D9" office:value-type="string">
            <text:p text:style-name="P357">𐌇<text:span text:style-name="T1679">𐌇</text:span><text:span text:style-name="T1680">𐌇</text:span><text:span text:style-name="T1681">𐌇</text:span><text:span text:style-name="T1682">𐌇</text:span><text:span text:style-name="T1683">𐌇</text:span></text:p>
          </table:table-cell>
          <table:table-cell table:style-name="Πίνακας9.E9" office:value-type="string">
            <text:p text:style-name="P359">𐌇</text:p>
          </table:table-cell>
          <table:table-cell table:style-name="Πίνακας9.F9" office:value-type="string">
            <text:p text:style-name="P361">𐌇<text:span text:style-name="T1626">𐌇</text:span></text:p>
          </table:table-cell>
          <table:table-cell table:style-name="Πίνακας9.G9" office:value-type="string">
            <text:p text:style-name="P362">𐌇</text:p>
          </table:table-cell>
          <table:table-cell table:style-name="Πίνακας9.H9" office:value-type="string">
            <text:p text:style-name="P364">𐌇<text:span text:style-name="T1604">𐌇</text:span><text:span text:style-name="T1606">𐌇</text:span></text:p>
          </table:table-cell>
        </table:table-row>
        <table:table-row>
          <table:table-cell table:style-name="Πίνακας9.A2" office:value-type="string">
            <text:p text:style-name="P393">The</text:p>
          </table:table-cell>
          <table:table-cell table:style-name="Πίνακας9.A2" office:value-type="string">
            <text:p text:style-name="P69">𐌈</text:p>
          </table:table-cell>
          <table:table-cell table:style-name="Πίνακας9.C10" office:value-type="string">
            <text:p text:style-name="P354">𐌈<text:span text:style-name="T1684">𐌈</text:span><text:span text:style-name="T1685">𐌈</text:span><text:span text:style-name="T1686">𐌈</text:span><text:span text:style-name="T1687">𐌈</text:span><text:span text:style-name="T1688">𐌈</text:span><text:span text:style-name="T1689">𐌈</text:span><text:span text:style-name="T1690">𐌈</text:span><text:span text:style-name="T1691">𐌈</text:span><text:span text:style-name="T1692">𐌈</text:span></text:p>
          </table:table-cell>
          <table:table-cell table:style-name="Πίνακας9.D10" office:value-type="string">
            <text:p text:style-name="P357">𐌈<text:span text:style-name="T1586">𐌈</text:span></text:p>
          </table:table-cell>
          <table:table-cell table:style-name="Πίνακας9.E10" office:value-type="string">
            <text:p text:style-name="P359">𐌈</text:p>
          </table:table-cell>
          <table:table-cell table:style-name="Πίνακας9.F10" office:value-type="string">
            <text:p text:style-name="P361">𐌈<text:span text:style-name="T1626">𐌈</text:span></text:p>
          </table:table-cell>
          <table:table-cell table:style-name="Πίνακας9.G10" office:value-type="string">
            <text:p text:style-name="P362">𐌈</text:p>
          </table:table-cell>
          <table:table-cell table:style-name="Πίνακας9.H10" office:value-type="string">
            <text:p text:style-name="P364">𐌈<text:span text:style-name="T1652">𐌈</text:span></text:p>
          </table:table-cell>
        </table:table-row>
        <table:table-row>
          <table:table-cell table:style-name="Πίνακας9.A2" office:value-type="string">
            <text:p text:style-name="P393">I</text:p>
          </table:table-cell>
          <table:table-cell table:style-name="Πίνακας9.A2" office:value-type="string">
            <text:p text:style-name="P13"><text:span text:style-name="Προεπιλεγμένη_20_γραμματοσειρά"><text:span text:style-name="T1022">𐌉</text:span></text:span></text:p>
          </table:table-cell>
          <table:table-cell table:style-name="Πίνακας9.C11" office:value-type="string">
            <text:p text:style-name="P13"><text:span text:style-name="Προεπιλεγμένη_20_γραμματοσειρά"><text:span text:style-name="T1546">𐌉</text:span></text:span><text:span text:style-name="Προεπιλεγμένη_20_γραμματοσειρά"><text:span text:style-name="T1585">𐌉</text:span></text:span></text:p>
          </table:table-cell>
          <table:table-cell table:style-name="Πίνακας9.D11" office:value-type="string">
            <text:p text:style-name="P13"><text:span text:style-name="Προεπιλεγμένη_20_γραμματοσειρά"><text:span text:style-name="T1563">𐌉</text:span></text:span></text:p>
          </table:table-cell>
          <table:table-cell table:style-name="Πίνακας9.E11" office:value-type="string">
            <text:p text:style-name="P13"><text:span text:style-name="Προεπιλεγμένη_20_γραμματοσειρά"><text:span text:style-name="T1570">𐌉</text:span></text:span></text:p>
          </table:table-cell>
          <table:table-cell table:style-name="Πίνακας9.F11" office:value-type="string">
            <text:p text:style-name="P13"><text:span text:style-name="Προεπιλεγμένη_20_γραμματοσειρά"><text:span text:style-name="T1571">𐌉</text:span></text:span></text:p>
          </table:table-cell>
          <table:table-cell table:style-name="Πίνακας9.G11" office:value-type="string">
            <text:p text:style-name="P13"><text:span text:style-name="Προεπιλεγμένη_20_γραμματοσειρά"><text:span text:style-name="T1572">𐌉</text:span></text:span></text:p>
          </table:table-cell>
          <table:table-cell table:style-name="Πίνακας9.H11" office:value-type="string">
            <text:p text:style-name="P13"><text:span text:style-name="Προεπιλεγμένη_20_γραμματοσειρά"><text:span text:style-name="T1573">𐌉</text:span></text:span></text:p>
          </table:table-cell>
        </table:table-row>
        <table:table-row>
          <table:table-cell table:style-name="Πίνακας9.A2" office:value-type="string">
            <text:p text:style-name="P393">Ka</text:p>
          </table:table-cell>
          <table:table-cell table:style-name="Πίνακας9.A2" office:value-type="string">
            <text:p text:style-name="P13"><text:span text:style-name="Προεπιλεγμένη_20_γραμματοσειρά"><text:span text:style-name="T1022">𐌊</text:span></text:span></text:p>
          </table:table-cell>
          <table:table-cell table:style-name="Πίνακας9.C12" office:value-type="string">
            <text:p text:style-name="P13"><text:span text:style-name="Προεπιλεγμένη_20_γραμματοσειρά"><text:span text:style-name="T1546">𐌊</text:span></text:span><text:span text:style-name="Προεπιλεγμένη_20_γραμματοσειρά"><text:span text:style-name="T1609">𐌊</text:span></text:span><text:span text:style-name="Προεπιλεγμένη_20_γραμματοσειρά"><text:span text:style-name="T1611">𐌊</text:span></text:span><text:span text:style-name="Προεπιλεγμένη_20_γραμματοσειρά"><text:span text:style-name="T1613">𐌊</text:span></text:span><text:span text:style-name="Προεπιλεγμένη_20_γραμματοσειρά"><text:span text:style-name="T1615">𐌊</text:span></text:span><text:span text:style-name="Προεπιλεγμένη_20_γραμματοσειρά"><text:span text:style-name="T1617">𐌊</text:span></text:span><text:span text:style-name="Προεπιλεγμένη_20_γραμματοσειρά"><text:span text:style-name="T1619">𐌊</text:span></text:span><text:span text:style-name="Προεπιλεγμένη_20_γραμματοσειρά"><text:span text:style-name="T1621">𐌊</text:span></text:span></text:p>
          </table:table-cell>
          <table:table-cell table:style-name="Πίνακας9.D12" office:value-type="string">
            <text:p text:style-name="P13"><text:span text:style-name="Προεπιλεγμένη_20_γραμματοσειρά"><text:span text:style-name="T1563">𐌊</text:span></text:span><text:span text:style-name="Προεπιλεγμένη_20_γραμματοσειρά"><text:span text:style-name="T1641">𐌊</text:span></text:span><text:span text:style-name="Προεπιλεγμένη_20_γραμματοσειρά"><text:span text:style-name="T1643">𐌊</text:span></text:span><text:span text:style-name="Προεπιλεγμένη_20_γραμματοσειρά"><text:span text:style-name="T1645">𐌊</text:span></text:span><text:span text:style-name="Προεπιλεγμένη_20_γραμματοσειρά"><text:span text:style-name="T1647">𐌊</text:span></text:span><text:span text:style-name="Προεπιλεγμένη_20_γραμματοσειρά"><text:span text:style-name="T1649">𐌊</text:span></text:span><text:span text:style-name="Προεπιλεγμένη_20_γραμματοσειρά"><text:span text:style-name="T1651">𐌊</text:span></text:span></text:p>
          </table:table-cell>
          <table:table-cell table:style-name="Πίνακας9.E12" office:value-type="string">
            <text:p text:style-name="P13"><text:span text:style-name="Προεπιλεγμένη_20_γραμματοσειρά"><text:span text:style-name="T1570">𐌊</text:span></text:span></text:p>
          </table:table-cell>
          <table:table-cell table:style-name="Πίνακας9.F12" office:value-type="string">
            <text:p text:style-name="P13"><text:span text:style-name="Προεπιλεγμένη_20_γραμματοσειρά"><text:span text:style-name="T1571">𐌊</text:span></text:span></text:p>
          </table:table-cell>
          <table:table-cell table:style-name="Πίνακας9.G12" office:value-type="string">
            <text:p text:style-name="P13"><text:span text:style-name="Προεπιλεγμένη_20_γραμματοσειρά"><text:span text:style-name="T1572">𐌊</text:span></text:span></text:p>
          </table:table-cell>
          <table:table-cell table:style-name="Πίνακας9.H12" office:value-type="string">
            <text:p text:style-name="P13"><text:span text:style-name="Προεπιλεγμένη_20_γραμματοσειρά"><text:span text:style-name="T1573">𐌊</text:span></text:span><text:span text:style-name="Προεπιλεγμένη_20_γραμματοσειρά"><text:span text:style-name="T1605">𐌊</text:span></text:span><text:span text:style-name="Προεπιλεγμένη_20_γραμματοσειρά"><text:span text:style-name="T1607">𐌊</text:span></text:span></text:p>
          </table:table-cell>
        </table:table-row>
        <table:table-row>
          <table:table-cell table:style-name="Πίνακας9.A2" office:value-type="string">
            <text:p text:style-name="P393">El</text:p>
          </table:table-cell>
          <table:table-cell table:style-name="Πίνακας9.A2" office:value-type="string">
            <text:p text:style-name="P13"><text:span text:style-name="Προεπιλεγμένη_20_γραμματοσειρά"><text:span text:style-name="T1022">𐌋</text:span></text:span></text:p>
          </table:table-cell>
          <table:table-cell table:style-name="Πίνακας9.C13" office:value-type="string">
            <text:p text:style-name="P13"><text:span text:style-name="Προεπιλεγμένη_20_γραμματοσειρά"><text:span text:style-name="T1546">𐌋</text:span></text:span><text:span text:style-name="Προεπιλεγμένη_20_γραμματοσειρά"><text:span text:style-name="T1633">𐌋</text:span></text:span><text:span text:style-name="Προεπιλεγμένη_20_γραμματοσειρά"><text:span text:style-name="T1635">𐌋</text:span></text:span><text:span text:style-name="Προεπιλεγμένη_20_γραμματοσειρά"><text:span text:style-name="T1637">𐌋</text:span></text:span><text:span text:style-name="Προεπιλεγμένη_20_γραμματοσειρά"><text:span text:style-name="T1639">𐌋</text:span></text:span></text:p>
          </table:table-cell>
          <table:table-cell table:style-name="Πίνακας9.D13" office:value-type="string">
            <text:p text:style-name="P13"><text:span text:style-name="Προεπιλεγμένη_20_γραμματοσειρά"><text:span text:style-name="T1563">𐌋</text:span></text:span><text:span text:style-name="Προεπιλεγμένη_20_γραμματοσειρά"><text:span text:style-name="T1601">𐌋</text:span></text:span><text:span text:style-name="Προεπιλεγμένη_20_γραμματοσειρά"><text:span text:style-name="T1603">𐌋</text:span></text:span></text:p>
          </table:table-cell>
          <table:table-cell table:style-name="Πίνακας9.E13" office:value-type="string">
            <text:p text:style-name="P13"><text:span text:style-name="Προεπιλεγμένη_20_γραμματοσειρά"><text:span text:style-name="T1570">𐌋</text:span></text:span></text:p>
          </table:table-cell>
          <table:table-cell table:style-name="Πίνακας9.F13" office:value-type="string">
            <text:p text:style-name="P13"><text:span text:style-name="Προεπιλεγμένη_20_γραμματοσειρά"><text:span text:style-name="T1571">𐌋</text:span></text:span><text:span text:style-name="Προεπιλεγμένη_20_γραμματοσειρά"><text:span text:style-name="T1627">𐌋</text:span></text:span></text:p>
          </table:table-cell>
          <table:table-cell table:style-name="Πίνακας9.G13" office:value-type="string">
            <text:p text:style-name="P13"><text:span text:style-name="Προεπιλεγμένη_20_γραμματοσειρά"><text:span text:style-name="T1572">𐌋</text:span></text:span></text:p>
          </table:table-cell>
          <table:table-cell table:style-name="Πίνακας9.H13" office:value-type="string">
            <text:p text:style-name="P13"><text:span text:style-name="Προεπιλεγμένη_20_γραμματοσειρά"><text:span text:style-name="T1573">𐌋</text:span></text:span><text:span text:style-name="Προεπιλεγμένη_20_γραμματοσειρά"><text:span text:style-name="T1628">𐌋</text:span></text:span><text:span text:style-name="Προεπιλεγμένη_20_γραμματοσειρά"><text:span text:style-name="T1629">𐌋</text:span></text:span><text:span text:style-name="Προεπιλεγμένη_20_γραμματοσειρά"><text:span text:style-name="T1630">𐌋</text:span></text:span><text:span text:style-name="Προεπιλεγμένη_20_γραμματοσειρά"><text:span text:style-name="T1631">𐌋</text:span></text:span></text:p>
          </table:table-cell>
        </table:table-row>
        <table:table-row>
          <table:table-cell table:style-name="Πίνακας9.A2" office:value-type="string">
            <text:p text:style-name="P393">Em</text:p>
          </table:table-cell>
          <table:table-cell table:style-name="Πίνακας9.A2" office:value-type="string">
            <text:p text:style-name="P69">𐌌</text:p>
          </table:table-cell>
          <table:table-cell table:style-name="Πίνακας9.C14" office:value-type="string">
            <text:p text:style-name="P354">𐌌<text:span text:style-name="T1693">𐌌</text:span><text:span text:style-name="T1694">𐌌</text:span><text:span text:style-name="T1695">𐌌</text:span><text:span text:style-name="T1696">𐌌</text:span><text:span text:style-name="T1697">𐌌</text:span></text:p>
          </table:table-cell>
          <table:table-cell table:style-name="Πίνακας9.D14" office:value-type="string">
            <text:p text:style-name="P357">𐌌<text:span text:style-name="T1640">𐌌</text:span><text:span text:style-name="T1642">𐌌</text:span><text:span text:style-name="T1644">𐌌</text:span><text:span text:style-name="T1646">𐌌</text:span><text:span text:style-name="T1648">𐌌</text:span><text:span text:style-name="T1650">𐌌</text:span></text:p>
          </table:table-cell>
          <table:table-cell table:style-name="Πίνακας9.E14" office:value-type="string">
            <text:p text:style-name="P359">𐌌</text:p>
          </table:table-cell>
          <table:table-cell table:style-name="Πίνακας9.F14" office:value-type="string">
            <text:p text:style-name="P361">𐌌</text:p>
          </table:table-cell>
          <table:table-cell table:style-name="Πίνακας9.G14" office:value-type="string">
            <text:p text:style-name="P362">𐌌</text:p>
          </table:table-cell>
          <table:table-cell table:style-name="Πίνακας9.H14" office:value-type="string">
            <text:p text:style-name="P364">𐌌<text:span text:style-name="T1591">𐌌</text:span><text:span text:style-name="T1593">𐌌</text:span><text:span text:style-name="T1595">𐌌</text:span></text:p>
          </table:table-cell>
        </table:table-row>
        <table:table-row>
          <table:table-cell table:style-name="Πίνακας9.A2" office:value-type="string">
            <text:p text:style-name="P393">En</text:p>
          </table:table-cell>
          <table:table-cell table:style-name="Πίνακας9.A2" office:value-type="string">
            <text:p text:style-name="P13"><text:span text:style-name="Προεπιλεγμένη_20_γραμματοσειρά"><text:span text:style-name="T1022">𐌍</text:span></text:span></text:p>
          </table:table-cell>
          <table:table-cell table:style-name="Πίνακας9.C15" office:value-type="string">
            <text:p text:style-name="P13"><text:span text:style-name="Προεπιλεγμένη_20_γραμματοσειρά"><text:span text:style-name="T1546">𐌍</text:span></text:span><text:span text:style-name="Προεπιλεγμένη_20_γραμματοσειρά"><text:span text:style-name="T1654">𐌍</text:span></text:span><text:span text:style-name="Προεπιλεγμένη_20_γραμματοσειρά"><text:span text:style-name="T1656">𐌍</text:span></text:span><text:span text:style-name="Προεπιλεγμένη_20_γραμματοσειρά"><text:span text:style-name="T1658">𐌍</text:span></text:span><text:span text:style-name="Προεπιλεγμένη_20_γραμματοσειρά"><text:span text:style-name="T1660">𐌍</text:span></text:span><text:span text:style-name="Προεπιλεγμένη_20_γραμματοσειρά"><text:span text:style-name="T1662">𐌍</text:span></text:span><text:span text:style-name="Προεπιλεγμένη_20_γραμματοσειρά"><text:span text:style-name="T1664">𐌍</text:span></text:span></text:p>
          </table:table-cell>
          <table:table-cell table:style-name="Πίνακας9.D15" office:value-type="string">
            <text:p text:style-name="P13"><text:span text:style-name="Προεπιλεγμένη_20_γραμματοσειρά"><text:span text:style-name="T1563">𐌍</text:span></text:span><text:span text:style-name="Προεπιλεγμένη_20_γραμματοσειρά"><text:span text:style-name="T1641">𐌍</text:span></text:span><text:span text:style-name="Προεπιλεγμένη_20_γραμματοσειρά"><text:span text:style-name="T1643">𐌍</text:span></text:span><text:span text:style-name="Προεπιλεγμένη_20_γραμματοσειρά"><text:span text:style-name="T1645">𐌍</text:span></text:span><text:span text:style-name="Προεπιλεγμένη_20_γραμματοσειρά"><text:span text:style-name="T1647">𐌍</text:span></text:span><text:span text:style-name="Προεπιλεγμένη_20_γραμματοσειρά"><text:span text:style-name="T1649">𐌍</text:span></text:span><text:span text:style-name="Προεπιλεγμένη_20_γραμματοσειρά"><text:span text:style-name="T1651">𐌍</text:span></text:span></text:p>
          </table:table-cell>
          <table:table-cell table:style-name="Πίνακας9.E15" office:value-type="string">
            <text:p text:style-name="P13"><text:span text:style-name="Προεπιλεγμένη_20_γραμματοσειρά"><text:span text:style-name="T1570">𐌍</text:span></text:span></text:p>
          </table:table-cell>
          <table:table-cell table:style-name="Πίνακας9.F15" office:value-type="string">
            <text:p text:style-name="P13"><text:span text:style-name="Προεπιλεγμένη_20_γραμματοσειρά"><text:span text:style-name="T1571">𐌍</text:span></text:span></text:p>
          </table:table-cell>
          <table:table-cell table:style-name="Πίνακας9.G15" office:value-type="string">
            <text:p text:style-name="P13"><text:span text:style-name="Προεπιλεγμένη_20_γραμματοσειρά"><text:span text:style-name="T1572">𐌍</text:span></text:span><text:span text:style-name="Προεπιλεγμένη_20_γραμματοσειρά"><text:span text:style-name="T1590">𐌍</text:span></text:span></text:p>
          </table:table-cell>
          <table:table-cell table:style-name="Πίνακας9.H15" office:value-type="string">
            <text:p text:style-name="P13"><text:span text:style-name="Προεπιλεγμένη_20_γραμματοσειρά"><text:span text:style-name="T1573">𐌍</text:span></text:span><text:span text:style-name="Προεπιλεγμένη_20_γραμματοσειρά"><text:span text:style-name="T1592">𐌍</text:span></text:span><text:span text:style-name="Προεπιλεγμένη_20_γραμματοσειρά"><text:span text:style-name="T1594">𐌍</text:span></text:span><text:span text:style-name="Προεπιλεγμένη_20_γραμματοσειρά"><text:span text:style-name="T1596">𐌍</text:span></text:span></text:p>
          </table:table-cell>
        </table:table-row>
        <table:table-row>
          <table:table-cell table:style-name="Πίνακας9.A2" office:value-type="string">
            <text:p text:style-name="P393">Esh</text:p>
          </table:table-cell>
          <table:table-cell table:style-name="Πίνακας9.A2" office:value-type="string">
            <text:p text:style-name="P69">𐌎</text:p>
          </table:table-cell>
          <table:table-cell table:style-name="Πίνακας9.C16" office:value-type="string">
            <text:p text:style-name="P354">𐌎</text:p>
          </table:table-cell>
          <table:table-cell table:style-name="Πίνακας9.D16" office:value-type="string">
            <text:p text:style-name="P329">𐌎</text:p>
          </table:table-cell>
          <table:table-cell table:style-name="Πίνακας9.E16" office:value-type="string">
            <text:p text:style-name="P328">𐌎</text:p>
          </table:table-cell>
          <table:table-cell table:style-name="Πίνακας9.F16" office:value-type="string">
            <text:p text:style-name="P327">𐌎</text:p>
          </table:table-cell>
          <table:table-cell table:style-name="Πίνακας9.G16" office:value-type="string">
            <text:p text:style-name="P362">𐌎</text:p>
          </table:table-cell>
          <table:table-cell table:style-name="Πίνακας9.H16" office:value-type="string">
            <text:p text:style-name="P330">𐌎</text:p>
          </table:table-cell>
        </table:table-row>
        <table:table-row>
          <table:table-cell table:style-name="Πίνακας9.A2" office:value-type="string">
            <text:p text:style-name="P393">O</text:p>
          </table:table-cell>
          <table:table-cell table:style-name="Πίνακας9.A2" office:value-type="string">
            <text:p text:style-name="P13"><text:span text:style-name="Προεπιλεγμένη_20_γραμματοσειρά"><text:span text:style-name="T1022">𐌏</text:span></text:span></text:p>
          </table:table-cell>
          <table:table-cell table:style-name="Πίνακας9.C17" office:value-type="string">
            <text:p text:style-name="P13"><text:span text:style-name="Προεπιλεγμένη_20_γραμματοσειρά"><text:span text:style-name="T1546">𐌏</text:span></text:span><text:span text:style-name="Προεπιλεγμένη_20_γραμματοσειρά"><text:span text:style-name="T1585">𐌏</text:span></text:span></text:p>
          </table:table-cell>
          <table:table-cell table:style-name="Πίνακας9.D17" office:value-type="string">
            <text:p text:style-name="P13"><text:span text:style-name="Προεπιλεγμένη_20_γραμματοσειρά"><text:span text:style-name="T1563">𐌏</text:span></text:span></text:p>
          </table:table-cell>
          <table:table-cell table:style-name="Πίνακας9.E17" office:value-type="string">
            <text:p text:style-name="P13"><text:span text:style-name="Προεπιλεγμένη_20_γραμματοσειρά"><text:span text:style-name="T1570">𐌏</text:span></text:span></text:p>
          </table:table-cell>
          <table:table-cell table:style-name="Πίνακας9.F17" office:value-type="string">
            <text:p text:style-name="P13"><text:span text:style-name="Προεπιλεγμένη_20_γραμματοσειρά"><text:span text:style-name="T1571">𐌏</text:span></text:span></text:p>
          </table:table-cell>
          <table:table-cell table:style-name="Πίνακας9.G17" office:value-type="string">
            <text:p text:style-name="P13"><text:span text:style-name="Προεπιλεγμένη_20_γραμματοσειρά"><text:span text:style-name="T1572">𐌏</text:span></text:span></text:p>
          </table:table-cell>
          <table:table-cell table:style-name="Πίνακας9.H17" office:value-type="string">
            <text:p text:style-name="P13"><text:span text:style-name="Προεπιλεγμένη_20_γραμματοσειρά"><text:span text:style-name="T1573">𐌏</text:span></text:span></text:p>
          </table:table-cell>
        </table:table-row>
        <table:table-row>
          <table:table-cell table:style-name="Πίνακας9.A2" office:value-type="string">
            <text:p text:style-name="P393">Pe</text:p>
          </table:table-cell>
          <table:table-cell table:style-name="Πίνακας9.A2" office:value-type="string">
            <text:p text:style-name="P13"><text:span text:style-name="Προεπιλεγμένη_20_γραμματοσειρά"><text:span text:style-name="T1022">𐌐</text:span></text:span></text:p>
          </table:table-cell>
          <table:table-cell table:style-name="Πίνακας9.C18" office:value-type="string">
            <text:p text:style-name="P13"><text:span text:style-name="Προεπιλεγμένη_20_γραμματοσειρά"><text:span text:style-name="T1546">𐌐</text:span></text:span><text:span text:style-name="Προεπιλεγμένη_20_γραμματοσειρά"><text:span text:style-name="T1698">𐌐</text:span></text:span><text:span text:style-name="Προεπιλεγμένη_20_γραμματοσειρά"><text:span text:style-name="T1699">𐌐</text:span></text:span><text:span text:style-name="Προεπιλεγμένη_20_γραμματοσειρά"><text:span text:style-name="T1700">𐌐</text:span></text:span><text:span text:style-name="Προεπιλεγμένη_20_γραμματοσειρά"><text:span text:style-name="T1701">𐌐𐌐</text:span></text:span><text:span text:style-name="Προεπιλεγμένη_20_γραμματοσειρά"><text:span text:style-name="T1702">𐌐</text:span></text:span><text:span text:style-name="Προεπιλεγμένη_20_γραμματοσειρά"><text:span text:style-name="T1703">𐌐</text:span></text:span><text:span text:style-name="Προεπιλεγμένη_20_γραμματοσειρά"><text:span text:style-name="T1704">𐌐</text:span></text:span><text:span text:style-name="Προεπιλεγμένη_20_γραμματοσειρά"><text:span text:style-name="T1705">𐌐</text:span></text:span><text:span text:style-name="Προεπιλεγμένη_20_γραμματοσειρά"><text:span text:style-name="T1706">𐌐</text:span></text:span><text:span text:style-name="Προεπιλεγμένη_20_γραμματοσειρά"><text:span text:style-name="T1707">𐌐</text:span></text:span><text:span text:style-name="Προεπιλεγμένη_20_γραμματοσειρά"><text:span text:style-name="T1708">𐌐</text:span></text:span></text:p>
          </table:table-cell>
          <table:table-cell table:style-name="Πίνακας9.D18" office:value-type="string">
            <text:p text:style-name="P13"><text:span text:style-name="Προεπιλεγμένη_20_γραμματοσειρά"><text:span text:style-name="T1563">𐌐</text:span></text:span><text:span text:style-name="Προεπιλεγμένη_20_γραμματοσειρά"><text:span text:style-name="T1565">𐌐</text:span></text:span><text:span text:style-name="Προεπιλεγμένη_20_γραμματοσειρά"><text:span text:style-name="T1567">𐌐</text:span></text:span><text:span text:style-name="Προεπιλεγμένη_20_γραμματοσειρά"><text:span text:style-name="T1569">𐌐</text:span></text:span></text:p>
          </table:table-cell>
          <table:table-cell table:style-name="Πίνακας9.E18" office:value-type="string">
            <text:p text:style-name="P13"><text:span text:style-name="Προεπιλεγμένη_20_γραμματοσειρά"><text:span text:style-name="T1570">𐌐</text:span></text:span><text:span text:style-name="Προεπιλεγμένη_20_γραμματοσειρά"><text:span text:style-name="T1588">𐌐</text:span></text:span></text:p>
          </table:table-cell>
          <table:table-cell table:style-name="Πίνακας9.F18" office:value-type="string">
            <text:p text:style-name="P13"><text:span text:style-name="Προεπιλεγμένη_20_γραμματοσειρά"><text:span text:style-name="T1571">𐌐</text:span></text:span><text:span text:style-name="Προεπιλεγμένη_20_γραμματοσειρά"><text:span text:style-name="T1627">𐌐</text:span></text:span></text:p>
          </table:table-cell>
          <table:table-cell table:style-name="Πίνακας9.G18" office:value-type="string">
            <text:p text:style-name="P13"><text:span text:style-name="Προεπιλεγμένη_20_γραμματοσειρά"><text:span text:style-name="T1572">𐌐</text:span></text:span></text:p>
          </table:table-cell>
          <table:table-cell table:style-name="Πίνακας9.H18" office:value-type="string">
            <text:p text:style-name="P13"><text:span text:style-name="Προεπιλεγμένη_20_γραμματοσειρά"><text:span text:style-name="T1573">𐌐</text:span></text:span><text:span text:style-name="Προεπιλεγμένη_20_γραμματοσειρά"><text:span text:style-name="T1575">𐌐</text:span></text:span><text:span text:style-name="Προεπιλεγμένη_20_γραμματοσειρά"><text:span text:style-name="T1577">𐌐</text:span></text:span><text:span text:style-name="Προεπιλεγμένη_20_γραμματοσειρά"><text:span text:style-name="T1579">𐌐</text:span></text:span><text:span text:style-name="Προεπιλεγμένη_20_γραμματοσειρά"><text:span text:style-name="T1581">𐌐</text:span></text:span><text:span text:style-name="Προεπιλεγμένη_20_γραμματοσειρά"><text:span text:style-name="T1583">𐌐</text:span></text:span></text:p>
          </table:table-cell>
        </table:table-row>
        <table:table-row>
          <table:table-cell table:style-name="Πίνακας9.A2" office:value-type="string">
            <text:p text:style-name="P393">She</text:p>
          </table:table-cell>
          <table:table-cell table:style-name="Πίνακας9.A2" office:value-type="string">
            <text:p text:style-name="P69">𐌑</text:p>
          </table:table-cell>
          <table:table-cell table:style-name="Πίνακας9.A2" office:value-type="string">
            <text:p text:style-name="P355">𐌑<text:span text:style-name="T1597">𐌑</text:span><text:span text:style-name="T1598">𐌑</text:span><text:span text:style-name="T1599">𐌑</text:span></text:p>
          </table:table-cell>
          <table:table-cell table:style-name="Πίνακας9.D19" office:value-type="string">
            <text:p text:style-name="P357">𐌑</text:p>
          </table:table-cell>
          <table:table-cell table:style-name="Πίνακας9.E19" office:value-type="string">
            <text:p text:style-name="P359">𐌑<text:span text:style-name="T1587">𐌑</text:span></text:p>
          </table:table-cell>
          <table:table-cell table:style-name="Πίνακας9.F19" office:value-type="string">
            <text:p text:style-name="P327">𐌑</text:p>
          </table:table-cell>
          <table:table-cell table:style-name="Πίνακας9.G19" office:value-type="string">
            <text:p text:style-name="P362">𐌑</text:p>
          </table:table-cell>
          <table:table-cell table:style-name="Πίνακας9.H19" office:value-type="string">
            <text:p text:style-name="P364">𐌑</text:p>
          </table:table-cell>
        </table:table-row>
        <table:table-row>
          <table:table-cell table:style-name="Πίνακας9.A2" office:value-type="string">
            <text:p text:style-name="P393">Ku</text:p>
          </table:table-cell>
          <table:table-cell table:style-name="Πίνακας9.A2" office:value-type="string">
            <text:p text:style-name="P69">𐌒</text:p>
          </table:table-cell>
          <table:table-cell table:style-name="Πίνακας9.C20" office:value-type="string">
            <text:p text:style-name="P354">𐌒<text:span text:style-name="T1653">𐌒</text:span><text:span text:style-name="T1655">𐌒</text:span><text:span text:style-name="T1657">𐌒</text:span><text:span text:style-name="T1659">𐌒</text:span><text:span text:style-name="T1661">𐌒</text:span><text:span text:style-name="T1663">𐌒</text:span></text:p>
          </table:table-cell>
          <table:table-cell table:style-name="Πίνακας9.D20" office:value-type="string">
            <text:p text:style-name="P357">𐌒<text:span text:style-name="T1586">𐌒</text:span></text:p>
          </table:table-cell>
          <table:table-cell table:style-name="Πίνακας9.E20" office:value-type="string">
            <text:p text:style-name="P328">𐌒</text:p>
          </table:table-cell>
          <table:table-cell table:style-name="Πίνακας9.F20" office:value-type="string">
            <text:p text:style-name="P361">𐌒</text:p>
          </table:table-cell>
          <table:table-cell table:style-name="Πίνακας9.G20" office:value-type="string">
            <text:p text:style-name="P362">𐌒<text:span text:style-name="T1589">𐌒</text:span></text:p>
          </table:table-cell>
          <table:table-cell table:style-name="Πίνακας9.H20" office:value-type="string">
            <text:p text:style-name="P364">𐌒<text:span text:style-name="T1591">𐌒</text:span><text:span text:style-name="T1593">𐌒</text:span><text:span text:style-name="T1595">𐌒</text:span></text:p>
          </table:table-cell>
        </table:table-row>
        <table:table-row>
          <table:table-cell table:style-name="Πίνακας9.A2" office:value-type="string">
            <text:p text:style-name="P393">Er</text:p>
          </table:table-cell>
          <table:table-cell table:style-name="Πίνακας9.A2" office:value-type="string">
            <text:p text:style-name="P69">𐌓</text:p>
          </table:table-cell>
          <table:table-cell table:style-name="Πίνακας9.C21" office:value-type="string">
            <text:p text:style-name="P354">𐌓<text:span text:style-name="T1547">𐌓</text:span><text:span text:style-name="T1549">𐌓</text:span><text:span text:style-name="T1551">𐌓</text:span><text:span text:style-name="T1553">𐌓</text:span><text:span text:style-name="T1555">𐌓</text:span><text:span text:style-name="T1557">𐌓</text:span><text:span text:style-name="T1559">𐌓</text:span><text:span text:style-name="T1561">𐌓</text:span></text:p>
          </table:table-cell>
          <table:table-cell table:style-name="Πίνακας9.D21" office:value-type="string">
            <text:p text:style-name="P357">𐌓<text:span text:style-name="T1665">𐌓</text:span><text:span text:style-name="T1666">𐌓</text:span><text:span text:style-name="T1667">𐌓</text:span><text:span text:style-name="T1668">𐌓</text:span><text:span text:style-name="T1669">𐌓</text:span><text:span text:style-name="T1670">𐌓</text:span><text:span text:style-name="T1671">𐌓</text:span></text:p>
          </table:table-cell>
          <table:table-cell table:style-name="Πίνακας9.E21" office:value-type="string">
            <text:p text:style-name="P359">𐌓</text:p>
          </table:table-cell>
          <table:table-cell table:style-name="Πίνακας9.F21" office:value-type="string">
            <text:p text:style-name="P361">𐌓<text:span text:style-name="T1626">𐌓</text:span></text:p>
          </table:table-cell>
          <table:table-cell table:style-name="Πίνακας9.G21" office:value-type="string">
            <text:p text:style-name="P362">𐌓</text:p>
          </table:table-cell>
          <table:table-cell table:style-name="Πίνακας9.H21" office:value-type="string">
            <text:p text:style-name="P364">𐌓<text:span text:style-name="T1574">𐌓</text:span><text:span text:style-name="T1576">𐌓</text:span><text:span text:style-name="T1578">𐌓</text:span><text:span text:style-name="T1580">𐌓</text:span><text:span text:style-name="T1582">𐌓</text:span></text:p>
          </table:table-cell>
        </table:table-row>
        <table:table-row>
          <table:table-cell table:style-name="Πίνακας9.A2" office:value-type="string">
            <text:p text:style-name="P393">Es</text:p>
          </table:table-cell>
          <table:table-cell table:style-name="Πίνακας9.A2" office:value-type="string">
            <text:p text:style-name="P13"><text:span text:style-name="Προεπιλεγμένη_20_γραμματοσειρά"><text:span text:style-name="T1022">𐌔</text:span></text:span></text:p>
          </table:table-cell>
          <table:table-cell table:style-name="Πίνακας9.C22" office:value-type="string">
            <text:p text:style-name="P13"><text:span text:style-name="Προεπιλεγμένη_20_γραμματοσειρά"><text:span text:style-name="T1546">𐌔</text:span></text:span><text:span text:style-name="Προεπιλεγμένη_20_γραμματοσειρά"><text:span text:style-name="T1709">𐌔</text:span></text:span><text:span text:style-name="Προεπιλεγμένη_20_γραμματοσειρά"><text:span text:style-name="T1710">𐌔</text:span></text:span><text:span text:style-name="Προεπιλεγμένη_20_γραμματοσειρά"><text:span text:style-name="T1711">𐌔</text:span></text:span><text:span text:style-name="Προεπιλεγμένη_20_γραμματοσειρά"><text:span text:style-name="T1712">𐌔</text:span></text:span><text:span text:style-name="Προεπιλεγμένη_20_γραμματοσειρά"><text:span text:style-name="T1713">𐌔</text:span></text:span><text:span text:style-name="Προεπιλεγμένη_20_γραμματοσειρά"><text:span text:style-name="T1714">𐌔</text:span></text:span><text:span text:style-name="Προεπιλεγμένη_20_γραμματοσειρά"><text:span text:style-name="T1715">𐌔</text:span></text:span><text:span text:style-name="Προεπιλεγμένη_20_γραμματοσειρά"><text:span text:style-name="T1716">𐌔</text:span></text:span><text:span text:style-name="Προεπιλεγμένη_20_γραμματοσειρά"><text:span text:style-name="T1717">𐌔</text:span></text:span><text:span text:style-name="Προεπιλεγμένη_20_γραμματοσειρά"><text:span text:style-name="T1718">𐌔</text:span></text:span></text:p>
          </table:table-cell>
          <table:table-cell table:style-name="Πίνακας9.D22" office:value-type="string">
            <text:p text:style-name="P13"><text:span text:style-name="Προεπιλεγμένη_20_γραμματοσειρά"><text:span text:style-name="T1563">𐌔</text:span></text:span><text:span text:style-name="Προεπιλεγμένη_20_γραμματοσειρά"><text:span text:style-name="T1641">𐌔</text:span></text:span><text:span text:style-name="Προεπιλεγμένη_20_γραμματοσειρά"><text:span text:style-name="T1643">𐌔</text:span></text:span><text:span text:style-name="Προεπιλεγμένη_20_γραμματοσειρά"><text:span text:style-name="T1645">𐌔</text:span></text:span><text:span text:style-name="Προεπιλεγμένη_20_γραμματοσειρά"><text:span text:style-name="T1647">𐌔</text:span></text:span><text:span text:style-name="Προεπιλεγμένη_20_γραμματοσειρά"><text:span text:style-name="T1649">𐌔</text:span></text:span><text:span text:style-name="Προεπιλεγμένη_20_γραμματοσειρά"><text:span text:style-name="T1651">𐌔</text:span></text:span></text:p>
          </table:table-cell>
          <table:table-cell table:style-name="Πίνακας9.E22" office:value-type="string">
            <text:p text:style-name="P13"><text:span text:style-name="Προεπιλεγμένη_20_γραμματοσειρά"><text:span text:style-name="T1465">𐌔</text:span></text:span></text:p>
          </table:table-cell>
          <table:table-cell table:style-name="Πίνακας9.F22" office:value-type="string">
            <text:p text:style-name="P13"><text:span text:style-name="Προεπιλεγμένη_20_γραμματοσειρά"><text:span text:style-name="T1571">𐌔</text:span></text:span><text:span text:style-name="Προεπιλεγμένη_20_γραμματοσειρά"><text:span text:style-name="T1627">𐌔</text:span></text:span></text:p>
          </table:table-cell>
          <table:table-cell table:style-name="Πίνακας9.G22" office:value-type="string">
            <text:p text:style-name="P13"><text:span text:style-name="Προεπιλεγμένη_20_γραμματοσειρά"><text:span text:style-name="T1572">𐌔</text:span></text:span><text:span text:style-name="Προεπιλεγμένη_20_γραμματοσειρά"><text:span text:style-name="T1590">𐌔</text:span></text:span></text:p>
          </table:table-cell>
          <table:table-cell table:style-name="Πίνακας9.H22" office:value-type="string">
            <text:p text:style-name="P13"><text:span text:style-name="Προεπιλεγμένη_20_γραμματοσειρά"><text:span text:style-name="T1573">𐌔</text:span></text:span><text:span text:style-name="Προεπιλεγμένη_20_γραμματοσειρά"><text:span text:style-name="T1719">𐌔</text:span></text:span><text:span text:style-name="Προεπιλεγμένη_20_γραμματοσειρά"><text:span text:style-name="T1720">𐌔</text:span></text:span><text:span text:style-name="Προεπιλεγμένη_20_γραμματοσειρά"><text:span text:style-name="T1721">𐌔</text:span></text:span><text:span text:style-name="Προεπιλεγμένη_20_γραμματοσειρά"><text:span text:style-name="T1722">𐌔</text:span></text:span><text:span text:style-name="Προεπιλεγμένη_20_γραμματοσειρά"><text:span text:style-name="T1723">𐌔</text:span></text:span><text:span text:style-name="Προεπιλεγμένη_20_γραμματοσειρά"><text:span text:style-name="T1724">𐌔</text:span></text:span></text:p>
          </table:table-cell>
        </table:table-row>
        <table:table-row>
          <table:table-cell table:style-name="Πίνακας9.A2" office:value-type="string">
            <text:p text:style-name="P393">Te</text:p>
          </table:table-cell>
          <table:table-cell table:style-name="Πίνακας9.A2" office:value-type="string">
            <text:p text:style-name="P13"><text:span text:style-name="Προεπιλεγμένη_20_γραμματοσειρά"><text:span text:style-name="T1022">𐌕</text:span></text:span></text:p>
          </table:table-cell>
          <table:table-cell table:style-name="Πίνακας9.C23" office:value-type="string">
            <text:p text:style-name="P13"><text:span text:style-name="Προεπιλεγμένη_20_γραμματοσειρά"><text:span text:style-name="T1546">𐌕</text:span></text:span><text:span text:style-name="Προεπιλεγμένη_20_γραμματοσειρά"><text:span text:style-name="T1548">𐌕</text:span></text:span><text:span text:style-name="Προεπιλεγμένη_20_γραμματοσειρά"><text:span text:style-name="T1550">𐌕</text:span></text:span><text:span text:style-name="Προεπιλεγμένη_20_γραμματοσειρά"><text:span text:style-name="T1552">𐌕</text:span></text:span><text:span text:style-name="Προεπιλεγμένη_20_γραμματοσειρά"><text:span text:style-name="T1554">𐌕</text:span></text:span><text:span text:style-name="Προεπιλεγμένη_20_γραμματοσειρά"><text:span text:style-name="T1556">𐌕</text:span></text:span><text:span text:style-name="Προεπιλεγμένη_20_γραμματοσειρά"><text:span text:style-name="T1558">𐌕</text:span></text:span><text:span text:style-name="Προεπιλεγμένη_20_γραμματοσειρά"><text:span text:style-name="T1560">𐌕</text:span></text:span><text:span text:style-name="Προεπιλεγμένη_20_γραμματοσειρά"><text:span text:style-name="T1562">𐌕</text:span></text:span></text:p>
          </table:table-cell>
          <table:table-cell table:style-name="Πίνακας9.D23" office:value-type="string">
            <text:p text:style-name="P13"><text:span text:style-name="Προεπιλεγμένη_20_γραμματοσειρά"><text:span text:style-name="T1563">𐌕</text:span></text:span><text:span text:style-name="Προεπιλεγμένη_20_γραμματοσειρά"><text:span text:style-name="T1725">𐌕</text:span></text:span><text:span text:style-name="Προεπιλεγμένη_20_γραμματοσειρά"><text:span text:style-name="T1726">𐌕</text:span></text:span><text:span text:style-name="Προεπιλεγμένη_20_γραμματοσειρά"><text:span text:style-name="T1727">𐌕</text:span></text:span><text:span text:style-name="Προεπιλεγμένη_20_γραμματοσειρά"><text:span text:style-name="T1728">𐌕</text:span></text:span><text:span text:style-name="Προεπιλεγμένη_20_γραμματοσειρά"><text:span text:style-name="T1729">𐌕</text:span></text:span><text:span text:style-name="Προεπιλεγμένη_20_γραμματοσειρά"><text:span text:style-name="T1730">𐌕</text:span></text:span><text:span text:style-name="Προεπιλεγμένη_20_γραμματοσειρά"><text:span text:style-name="T1731">𐌕</text:span></text:span><text:span text:style-name="Προεπιλεγμένη_20_γραμματοσειρά"><text:span text:style-name="T1732">𐌕</text:span></text:span></text:p>
          </table:table-cell>
          <table:table-cell table:style-name="Πίνακας9.E23" office:value-type="string">
            <text:p text:style-name="P13"><text:span text:style-name="Προεπιλεγμένη_20_γραμματοσειρά"><text:span text:style-name="T1570">𐌕</text:span></text:span><text:span text:style-name="Προεπιλεγμένη_20_γραμματοσειρά"><text:span text:style-name="T1588">𐌕</text:span></text:span></text:p>
          </table:table-cell>
          <table:table-cell table:style-name="Πίνακας9.F23" office:value-type="string">
            <text:p text:style-name="P13"><text:span text:style-name="Προεπιλεγμένη_20_γραμματοσειρά"><text:span text:style-name="T1571">𐌕</text:span></text:span><text:span text:style-name="Προεπιλεγμένη_20_γραμματοσειρά"><text:span text:style-name="T1733">𐌕</text:span></text:span><text:span text:style-name="Προεπιλεγμένη_20_γραμματοσειρά"><text:span text:style-name="T1734">𐌕</text:span></text:span><text:span text:style-name="Προεπιλεγμένη_20_γραμματοσειρά"><text:span text:style-name="T1735">𐌕</text:span></text:span><text:span text:style-name="Προεπιλεγμένη_20_γραμματοσειρά"><text:span text:style-name="T1736">𐌕</text:span></text:span></text:p>
          </table:table-cell>
          <table:table-cell table:style-name="Πίνακας9.G23" office:value-type="string">
            <text:p text:style-name="P13"><text:span text:style-name="Προεπιλεγμένη_20_γραμματοσειρά"><text:span text:style-name="T1572">𐌕</text:span></text:span></text:p>
          </table:table-cell>
          <table:table-cell table:style-name="Πίνακας9.H23" office:value-type="string">
            <text:p text:style-name="P13"><text:span text:style-name="Προεπιλεγμένη_20_γραμματοσειρά"><text:span text:style-name="T1573">𐌕</text:span></text:span><text:span text:style-name="Προεπιλεγμένη_20_γραμματοσειρά"><text:span text:style-name="T1737">𐌕</text:span></text:span><text:span text:style-name="Προεπιλεγμένη_20_γραμματοσειρά"><text:span text:style-name="T1738">𐌕</text:span></text:span><text:span text:style-name="Προεπιλεγμένη_20_γραμματοσειρά"><text:span text:style-name="T1739">𐌕</text:span></text:span><text:span text:style-name="Προεπιλεγμένη_20_γραμματοσειρά"><text:span text:style-name="T1740">𐌕</text:span></text:span><text:span text:style-name="Προεπιλεγμένη_20_γραμματοσειρά"><text:span text:style-name="T1741">𐌕</text:span></text:span><text:span text:style-name="Προεπιλεγμένη_20_γραμματοσειρά"><text:span text:style-name="T1742">𐌕</text:span></text:span><text:span text:style-name="Προεπιλεγμένη_20_γραμματοσειρά"><text:span text:style-name="T1743">𐌕</text:span></text:span><text:span text:style-name="Προεπιλεγμένη_20_γραμματοσειρά"><text:span text:style-name="T1744">𐌕</text:span></text:span></text:p>
          </table:table-cell>
        </table:table-row>
        <table:table-row>
          <table:table-cell table:style-name="Πίνακας9.A2" office:value-type="string">
            <text:p text:style-name="P393">U</text:p>
          </table:table-cell>
          <table:table-cell table:style-name="Πίνακας9.A2" office:value-type="string">
            <text:p text:style-name="P13"><text:span text:style-name="Προεπιλεγμένη_20_γραμματοσειρά"><text:span text:style-name="T1022">𐌖</text:span></text:span></text:p>
          </table:table-cell>
          <table:table-cell table:style-name="Πίνακας9.C24" office:value-type="string">
            <text:p text:style-name="P13"><text:span text:style-name="Προεπιλεγμένη_20_γραμματοσειρά"><text:span text:style-name="T1546">𐌖</text:span></text:span><text:span text:style-name="Προεπιλεγμένη_20_γραμματοσειρά"><text:span text:style-name="T1654">𐌖</text:span></text:span><text:span text:style-name="Προεπιλεγμένη_20_γραμματοσειρά"><text:span text:style-name="T1656">𐌖</text:span></text:span><text:span text:style-name="Προεπιλεγμένη_20_γραμματοσειρά"><text:span text:style-name="T1658">𐌖</text:span></text:span><text:span text:style-name="Προεπιλεγμένη_20_γραμματοσειρά"><text:span text:style-name="T1660">𐌖</text:span></text:span><text:span text:style-name="Προεπιλεγμένη_20_γραμματοσειρά"><text:span text:style-name="T1662">𐌖</text:span></text:span><text:span text:style-name="Προεπιλεγμένη_20_γραμματοσειρά"><text:span text:style-name="T1664">𐌖</text:span></text:span></text:p>
          </table:table-cell>
          <table:table-cell table:style-name="Πίνακας9.D24" office:value-type="string">
            <text:p text:style-name="P13"><text:span text:style-name="Προεπιλεγμένη_20_γραμματοσειρά"><text:span text:style-name="T1563">𐌖</text:span></text:span></text:p>
          </table:table-cell>
          <table:table-cell table:style-name="Πίνακας9.E24" office:value-type="string">
            <text:p text:style-name="P13"><text:span text:style-name="Προεπιλεγμένη_20_γραμματοσειρά"><text:span text:style-name="T1465">𐌖</text:span></text:span></text:p>
          </table:table-cell>
          <table:table-cell table:style-name="Πίνακας9.F24" office:value-type="string">
            <text:p text:style-name="P13"><text:span text:style-name="Προεπιλεγμένη_20_γραμματοσειρά"><text:span text:style-name="T1571">𐌖</text:span></text:span></text:p>
          </table:table-cell>
          <table:table-cell table:style-name="Πίνακας9.G24" office:value-type="string">
            <text:p text:style-name="P13"><text:span text:style-name="Προεπιλεγμένη_20_γραμματοσειρά"><text:span text:style-name="T1572">𐌖</text:span></text:span><text:span text:style-name="Προεπιλεγμένη_20_γραμματοσειρά"><text:span text:style-name="T1590">𐌖</text:span></text:span></text:p>
          </table:table-cell>
          <table:table-cell table:style-name="Πίνακας9.H24" office:value-type="string">
            <text:p text:style-name="P13"><text:span text:style-name="Προεπιλεγμένη_20_γραμματοσειρά"><text:span text:style-name="T1573">𐌖</text:span></text:span></text:p>
          </table:table-cell>
        </table:table-row>
        <table:table-row>
          <table:table-cell table:style-name="Πίνακας9.A2" office:value-type="string">
            <text:p text:style-name="P393">Eks</text:p>
          </table:table-cell>
          <table:table-cell table:style-name="Πίνακας9.A2" office:value-type="string">
            <text:p text:style-name="P69">𐌗</text:p>
          </table:table-cell>
          <table:table-cell table:style-name="Πίνακας9.C25" office:value-type="string">
            <text:p text:style-name="P354">𐌗<text:span text:style-name="T1597">𐌗</text:span><text:span text:style-name="T1598">𐌗</text:span><text:span text:style-name="T1599">𐌗</text:span></text:p>
          </table:table-cell>
          <table:table-cell table:style-name="Πίνακας9.D25" office:value-type="string">
            <text:p text:style-name="P357">𐌗<text:span text:style-name="T1586">𐌗</text:span></text:p>
          </table:table-cell>
          <table:table-cell table:style-name="Πίνακας9.E25" office:value-type="string">
            <text:p text:style-name="P328">𐌗</text:p>
          </table:table-cell>
          <table:table-cell table:style-name="Πίνακας9.F25" office:value-type="string">
            <text:p text:style-name="P327">𐌗</text:p>
          </table:table-cell>
          <table:table-cell table:style-name="Πίνακας9.G25" office:value-type="string">
            <text:p text:style-name="P362">𐌗<text:span text:style-name="T1589">𐌗</text:span></text:p>
          </table:table-cell>
          <table:table-cell table:style-name="Πίνακας9.H25" office:value-type="string">
            <text:p text:style-name="P364">𐌗<text:span text:style-name="T1652">𐌗</text:span></text:p>
          </table:table-cell>
        </table:table-row>
        <table:table-row>
          <table:table-cell table:style-name="Πίνακας9.A2" office:value-type="string">
            <text:p text:style-name="P393">Phe</text:p>
          </table:table-cell>
          <table:table-cell table:style-name="Πίνακας9.A2" office:value-type="string">
            <text:p text:style-name="P69">𐌘</text:p>
          </table:table-cell>
          <table:table-cell table:style-name="Πίνακας9.C26" office:value-type="string">
            <text:p text:style-name="P355">𐌘<text:span text:style-name="T1684">𐌘</text:span><text:span text:style-name="T1685">𐌘</text:span><text:span text:style-name="T1686">𐌘</text:span><text:span text:style-name="T1687">𐌘</text:span><text:span text:style-name="T1688">𐌘</text:span><text:span text:style-name="T1689">𐌘</text:span><text:span text:style-name="T1690">𐌘</text:span><text:span text:style-name="T1691">𐌘</text:span><text:span text:style-name="T1692">𐌘</text:span></text:p>
          </table:table-cell>
          <table:table-cell table:style-name="Πίνακας9.D26" office:value-type="string">
            <text:p text:style-name="P329">𐌘</text:p>
          </table:table-cell>
          <table:table-cell table:style-name="Πίνακας9.E26" office:value-type="string">
            <text:p text:style-name="P328">𐌘</text:p>
          </table:table-cell>
          <table:table-cell table:style-name="Πίνακας9.F26" office:value-type="string">
            <text:p text:style-name="P327">𐌘</text:p>
          </table:table-cell>
          <table:table-cell table:style-name="Πίνακας9.G26" office:value-type="string">
            <text:p text:style-name="P362">𐌘</text:p>
          </table:table-cell>
          <table:table-cell table:style-name="Πίνακας9.H26" office:value-type="string">
            <text:p text:style-name="P330">𐌘</text:p>
          </table:table-cell>
        </table:table-row>
        <table:table-row>
          <table:table-cell table:style-name="Πίνακας9.A2" office:value-type="string">
            <text:p text:style-name="P393">Khe</text:p>
          </table:table-cell>
          <table:table-cell table:style-name="Πίνακας9.A2" office:value-type="string">
            <text:p text:style-name="P69">𐌙</text:p>
          </table:table-cell>
          <table:table-cell table:style-name="Πίνακας9.C27" office:value-type="string">
            <text:p text:style-name="P354">𐌙<text:span text:style-name="T1693">𐌙</text:span><text:span text:style-name="T1694">𐌙</text:span><text:span text:style-name="T1695">𐌙</text:span><text:span text:style-name="T1696">𐌙</text:span><text:span text:style-name="T1697">𐌙</text:span></text:p>
          </table:table-cell>
          <table:table-cell table:style-name="Πίνακας9.D27" office:value-type="string">
            <text:p text:style-name="P329">𐌙</text:p>
          </table:table-cell>
          <table:table-cell table:style-name="Πίνακας9.E27" office:value-type="string">
            <text:p text:style-name="P328">𐌙</text:p>
          </table:table-cell>
          <table:table-cell table:style-name="Πίνακας9.F27" office:value-type="string">
            <text:p text:style-name="P327">𐌙</text:p>
          </table:table-cell>
          <table:table-cell table:style-name="Πίνακας9.G27" office:value-type="string">
            <text:p text:style-name="P362">𐌙</text:p>
          </table:table-cell>
          <table:table-cell table:style-name="Πίνακας9.H27" office:value-type="string">
            <text:p text:style-name="P364">𐌙</text:p>
          </table:table-cell>
        </table:table-row>
        <table:table-row>
          <table:table-cell table:style-name="Πίνακας9.A2" office:value-type="string">
            <text:p text:style-name="P393">Ef</text:p>
          </table:table-cell>
          <table:table-cell table:style-name="Πίνακας9.A2" office:value-type="string">
            <text:p text:style-name="P69">𐌚</text:p>
          </table:table-cell>
          <table:table-cell table:style-name="Πίνακας9.C28" office:value-type="string">
            <text:p text:style-name="P355">𐌚<text:span text:style-name="T1653">𐌚</text:span><text:span text:style-name="T1655">𐌚</text:span><text:span text:style-name="T1657">𐌚</text:span><text:span text:style-name="T1659">𐌚</text:span><text:span text:style-name="T1661">𐌚</text:span><text:span text:style-name="T1663">𐌚</text:span></text:p>
          </table:table-cell>
          <table:table-cell table:style-name="Πίνακας9.D28" office:value-type="string">
            <text:p text:style-name="P357">𐌚<text:span text:style-name="T1586">𐌚</text:span></text:p>
          </table:table-cell>
          <table:table-cell table:style-name="Πίνακας9.E28" office:value-type="string">
            <text:p text:style-name="P328">𐌚</text:p>
          </table:table-cell>
          <table:table-cell table:style-name="Πίνακας9.F28" office:value-type="string">
            <text:p text:style-name="P361">𐌚</text:p>
          </table:table-cell>
          <table:table-cell table:style-name="Πίνακας9.G28" office:value-type="string">
            <text:p text:style-name="P331">𐌚</text:p>
          </table:table-cell>
          <table:table-cell table:style-name="Πίνακας9.H28" office:value-type="string">
            <text:p text:style-name="P364">𐌚</text:p>
          </table:table-cell>
        </table:table-row>
        <table:table-row>
          <table:table-cell table:style-name="Πίνακας9.A2" office:value-type="string">
            <text:p text:style-name="P393">Ers</text:p>
          </table:table-cell>
          <table:table-cell table:style-name="Πίνακας9.A2" office:value-type="string">
            <text:p text:style-name="P69">𐌛</text:p>
          </table:table-cell>
          <table:table-cell table:style-name="Πίνακας9.C29" office:value-type="string">
            <text:p text:style-name="P332">𐌛</text:p>
          </table:table-cell>
          <table:table-cell table:style-name="Πίνακας9.D29" office:value-type="string">
            <text:p text:style-name="P357">𐌛<text:span text:style-name="T1564">𐌛</text:span><text:span text:style-name="T1566">𐌛</text:span><text:span text:style-name="T1568">𐌛</text:span></text:p>
          </table:table-cell>
          <table:table-cell table:style-name="Πίνακας9.E29" office:value-type="string">
            <text:p text:style-name="P328">𐌛</text:p>
          </table:table-cell>
          <table:table-cell table:style-name="Πίνακας9.F29" office:value-type="string">
            <text:p text:style-name="P327">𐌛</text:p>
          </table:table-cell>
          <table:table-cell table:style-name="Πίνακας9.G29" office:value-type="string">
            <text:p text:style-name="P331">𐌛</text:p>
          </table:table-cell>
          <table:table-cell table:style-name="Πίνακας9.H29" office:value-type="string">
            <text:p text:style-name="P330">𐌛</text:p>
          </table:table-cell>
        </table:table-row>
        <table:table-row>
          <table:table-cell table:style-name="Πίνακας9.A2" office:value-type="string">
            <text:p text:style-name="P393">Che</text:p>
          </table:table-cell>
          <table:table-cell table:style-name="Πίνακας9.A2" office:value-type="string">
            <text:p text:style-name="P69">𐌜</text:p>
          </table:table-cell>
          <table:table-cell table:style-name="Πίνακας9.C30" office:value-type="string">
            <text:p text:style-name="P332">𐌜</text:p>
          </table:table-cell>
          <table:table-cell table:style-name="Πίνακας9.D30" office:value-type="string">
            <text:p text:style-name="P357">𐌜<text:span text:style-name="T1600">𐌜</text:span><text:span text:style-name="T1602">𐌜</text:span></text:p>
          </table:table-cell>
          <table:table-cell table:style-name="Πίνακας9.E30" office:value-type="string">
            <text:p text:style-name="P328">𐌜</text:p>
          </table:table-cell>
          <table:table-cell table:style-name="Πίνακας9.F30" office:value-type="string">
            <text:p text:style-name="P327">𐌜</text:p>
          </table:table-cell>
          <table:table-cell table:style-name="Πίνακας9.G30" office:value-type="string">
            <text:p text:style-name="P331">𐌜</text:p>
          </table:table-cell>
          <table:table-cell table:style-name="Πίνακας9.H30" office:value-type="string">
            <text:p text:style-name="P330">𐌜</text:p>
          </table:table-cell>
        </table:table-row>
        <table:table-row>
          <table:table-cell table:style-name="Πίνακας9.A2" office:value-type="string">
            <text:p text:style-name="P393">Ii</text:p>
          </table:table-cell>
          <table:table-cell table:style-name="Πίνακας9.A2" office:value-type="string">
            <text:p text:style-name="P69">𐌝</text:p>
          </table:table-cell>
          <table:table-cell table:style-name="Πίνακας9.C31" office:value-type="string">
            <text:p text:style-name="P332">𐌝</text:p>
          </table:table-cell>
          <table:table-cell table:style-name="Πίνακας9.D31" office:value-type="string">
            <text:p text:style-name="P357">𐌝<text:span text:style-name="T1586">𐌝</text:span></text:p>
          </table:table-cell>
          <table:table-cell table:style-name="Πίνακας9.E31" office:value-type="string">
            <text:p text:style-name="P328">𐌝</text:p>
          </table:table-cell>
          <table:table-cell table:style-name="Πίνακας9.F31" office:value-type="string">
            <text:p text:style-name="P361">𐌝</text:p>
          </table:table-cell>
          <table:table-cell table:style-name="Πίνακας9.G31" office:value-type="string">
            <text:p text:style-name="P331">𐌝</text:p>
          </table:table-cell>
          <table:table-cell table:style-name="Πίνακας9.H31" office:value-type="string">
            <text:p text:style-name="P330">𐌝</text:p>
          </table:table-cell>
        </table:table-row>
        <table:table-row>
          <table:table-cell table:style-name="Πίνακας9.A2" office:value-type="string">
            <text:p text:style-name="P393">Uu</text:p>
          </table:table-cell>
          <table:table-cell table:style-name="Πίνακας9.A2" office:value-type="string">
            <text:p text:style-name="P69">𐌞</text:p>
          </table:table-cell>
          <table:table-cell table:style-name="Πίνακας9.C32" office:value-type="string">
            <text:p text:style-name="P332">𐌞</text:p>
          </table:table-cell>
          <table:table-cell table:style-name="Πίνακας9.D32" office:value-type="string">
            <text:p text:style-name="P357">𐌞</text:p>
          </table:table-cell>
          <table:table-cell table:style-name="Πίνακας9.E32" office:value-type="string">
            <text:p text:style-name="P359">𐌞</text:p>
          </table:table-cell>
          <table:table-cell table:style-name="Πίνακας9.F32" office:value-type="string">
            <text:p text:style-name="P361">𐌞</text:p>
          </table:table-cell>
          <table:table-cell table:style-name="Πίνακας9.G32" office:value-type="string">
            <text:p text:style-name="P331">𐌞</text:p>
          </table:table-cell>
          <table:table-cell table:style-name="Πίνακας9.H32" office:value-type="string">
            <text:p text:style-name="P330">𐌞</text:p>
          </table:table-cell>
        </table:table-row>
        <table:table-row>
          <table:table-cell table:style-name="Πίνακας9.A2" office:value-type="string">
            <text:p text:style-name="P393">Ess</text:p>
          </table:table-cell>
          <table:table-cell table:style-name="Πίνακας9.A2" office:value-type="string">
            <text:p text:style-name="P69">𐌟</text:p>
          </table:table-cell>
          <table:table-cell table:style-name="Πίνακας9.C33" office:value-type="string">
            <text:p text:style-name="P332">𐌟</text:p>
          </table:table-cell>
          <table:table-cell table:style-name="Πίνακας9.D33" office:value-type="string">
            <text:p text:style-name="P329">𐌟</text:p>
          </table:table-cell>
          <table:table-cell table:style-name="Πίνακας9.E33" office:value-type="string">
            <text:p text:style-name="P328">𐌟</text:p>
          </table:table-cell>
          <table:table-cell table:style-name="Πίνακας9.F33" office:value-type="string">
            <text:p text:style-name="P361">𐌟</text:p>
          </table:table-cell>
          <table:table-cell table:style-name="Πίνακας9.G33" office:value-type="string">
            <text:p text:style-name="P331">𐌟</text:p>
          </table:table-cell>
          <table:table-cell table:style-name="Πίνακας9.H33" office:value-type="string">
            <text:p text:style-name="P330">𐌟</text:p>
          </table:table-cell>
        </table:table-row>
        <table:table-row>
          <table:table-cell table:style-name="Πίνακας9.A2" office:value-type="string">
            <text:p text:style-name="P393">Ye</text:p>
          </table:table-cell>
          <table:table-cell table:style-name="Πίνακας9.A2" office:value-type="string">
            <text:p text:style-name="P13"><text:span text:style-name="Προεπιλεγμένη_20_γραμματοσειρά"><text:span text:style-name="T1022">𐌭</text:span></text:span></text:p>
          </table:table-cell>
          <table:table-cell table:style-name="Πίνακας9.C34" office:value-type="string">
            <text:p text:style-name="P13"><text:span text:style-name="Προεπιλεγμένη_20_γραμματοσειρά"><text:span text:style-name="T1466">𐌭</text:span></text:span></text:p>
          </table:table-cell>
          <table:table-cell table:style-name="Πίνακας9.D34" office:value-type="string">
            <text:p text:style-name="P13"><text:span text:style-name="Προεπιλεγμένη_20_γραμματοσειρά"><text:span text:style-name="T1467">𐌭</text:span></text:span></text:p>
          </table:table-cell>
          <table:table-cell table:style-name="Πίνακας9.E34" office:value-type="string">
            <text:p text:style-name="P13"><text:span text:style-name="Προεπιλεγμένη_20_γραμματοσειρά"><text:span text:style-name="T1465">𐌭</text:span></text:span></text:p>
          </table:table-cell>
          <table:table-cell table:style-name="Πίνακας9.F34" office:value-type="string">
            <text:p text:style-name="P13"><text:span text:style-name="Προεπιλεγμένη_20_γραμματοσειρά"><text:span text:style-name="T1468">𐌭</text:span></text:span></text:p>
          </table:table-cell>
          <table:table-cell table:style-name="Πίνακας9.G34" office:value-type="string">
            <text:p text:style-name="P13"><text:span text:style-name="Προεπιλεγμένη_20_γραμματοσειρά"><text:span text:style-name="T1469">𐌭</text:span></text:span></text:p>
          </table:table-cell>
          <table:table-cell table:style-name="Πίνακας9.H34" office:value-type="string">
            <text:p text:style-name="P13"><text:span text:style-name="Προεπιλεγμένη_20_γραμματοσειρά"><text:span text:style-name="T1470">𐌭</text:span></text:span></text:p>
          </table:table-cell>
        </table:table-row>
        <table:table-row>
          <table:table-cell table:style-name="Πίνακας9.A2" office:value-type="string">
            <text:p text:style-name="P393"><text:span text:style-name="T1545">n</text:span>Tse</text:p>
          </table:table-cell>
          <table:table-cell table:style-name="Πίνακας9.A2" office:value-type="string">
            <text:p text:style-name="P13"><text:span text:style-name="Προεπιλεγμένη_20_γραμματοσειρά"><text:span text:style-name="T1022">𐌮</text:span></text:span></text:p>
          </table:table-cell>
          <table:table-cell table:style-name="Πίνακας9.C35" office:value-type="string">
            <text:p text:style-name="P13"><text:span text:style-name="Προεπιλεγμένη_20_γραμματοσειρά"><text:span text:style-name="T1466">𐌮</text:span></text:span></text:p>
          </table:table-cell>
          <table:table-cell table:style-name="Πίνακας9.D35" office:value-type="string">
            <text:p text:style-name="P13"><text:span text:style-name="Προεπιλεγμένη_20_γραμματοσειρά"><text:span text:style-name="T1467">𐌮</text:span></text:span></text:p>
          </table:table-cell>
          <table:table-cell table:style-name="Πίνακας9.E35" office:value-type="string">
            <text:p text:style-name="P13"><text:span text:style-name="Προεπιλεγμένη_20_γραμματοσειρά"><text:span text:style-name="T1465">𐌮</text:span></text:span></text:p>
          </table:table-cell>
          <table:table-cell table:style-name="Πίνακας9.F35" office:value-type="string">
            <text:p text:style-name="P13"><text:span text:style-name="Προεπιλεγμένη_20_γραμματοσειρά"><text:span text:style-name="T1468">𐌮</text:span></text:span></text:p>
          </table:table-cell>
          <table:table-cell table:style-name="Πίνακας9.G35" office:value-type="string">
            <text:p text:style-name="P13"><text:span text:style-name="Προεπιλεγμένη_20_γραμματοσειρά"><text:span text:style-name="T1469">𐌮</text:span></text:span></text:p>
          </table:table-cell>
          <table:table-cell table:style-name="Πίνακας9.H35" office:value-type="string">
            <text:p text:style-name="P13"><text:span text:style-name="Προεπιλεγμένη_20_γραμματοσειρά"><text:span text:style-name="T1470">𐌮</text:span></text:span></text:p>
          </table:table-cell>
        </table:table-row>
        <table:table-row>
          <table:table-cell table:style-name="Πίνακας9.A2" office:value-type="string">
            <text:p text:style-name="P393"><text:span text:style-name="T1545">sT</text:span>se</text:p>
          </table:table-cell>
          <table:table-cell table:style-name="Πίνακας9.A2" office:value-type="string">
            <text:p text:style-name="P69">𐌯</text:p>
          </table:table-cell>
          <table:table-cell table:style-name="Πίνακας9.C36" office:value-type="string">
            <text:p text:style-name="P332">𐌯</text:p>
          </table:table-cell>
          <table:table-cell table:style-name="Πίνακας9.D36" office:value-type="string">
            <text:p text:style-name="P329">𐌯</text:p>
          </table:table-cell>
          <table:table-cell table:style-name="Πίνακας9.E36" office:value-type="string">
            <text:p text:style-name="P328">𐌯</text:p>
          </table:table-cell>
          <table:table-cell table:style-name="Πίνακας9.F36" office:value-type="string">
            <text:p text:style-name="P327">𐌯</text:p>
          </table:table-cell>
          <table:table-cell table:style-name="Πίνακας9.G36" office:value-type="string">
            <text:p text:style-name="P331">𐌯</text:p>
          </table:table-cell>
          <table:table-cell table:style-name="Πίνακας9.H36" office:value-type="string">
            <text:p text:style-name="P330">𐌯</text:p>
          </table:table-cell>
        </table:table-row>
      </table:table>
      <text:p text:style-name="P451"/>
      <text:p text:style-name="P451"/>
      <text:p text:style-name="P441"/>
      <table:table table:name="Πίνακας11" table:style-name="Πίνακας11">
        <table:table-column table:style-name="Πίνακας11.A"/>
        <table:table-column table:style-name="Πίνακας11.B"/>
        <table:table-column table:style-name="Πίνακας11.C"/>
        <table:table-column table:style-name="Πίνακας11.D"/>
        <table:table-column table:style-name="Πίνακας11.E"/>
        <table:table-column table:style-name="Πίνακας11.F"/>
        <table:table-column table:style-name="Πίνακας11.G"/>
        <table:table-column table:style-name="Πίνακας11.H"/>
        <table:table-column table:style-name="Πίνακας11.I"/>
        <table:table-row>
          <table:table-cell table:style-name="Πίνακας11.A1" office:value-type="string">
            <text:p text:style-name="P396">name</text:p>
          </table:table-cell>
          <table:table-cell table:style-name="Πίνακας11.A1" office:value-type="string">
            <text:p text:style-name="P396">basic</text:p>
          </table:table-cell>
          <table:table-cell table:style-name="Πίνακας11.C1" office:value-type="string">
            <text:p text:style-name="P81"><text:span text:style-name="Προεπιλεγμένη_20_γραμματοσειρά"><text:span text:style-name="T1960">ss</text:span></text:span><text:span text:style-name="Προεπιλεγμένη_20_γραμματοσειρά"><text:span text:style-name="T1967">14</text:span></text:span></text:p>
            <text:p text:style-name="P81"><text:span text:style-name="Προεπιλεγμένη_20_γραμματοσειρά"><text:span text:style-name="T2021">Latin</text:span></text:span></text:p>
          </table:table-cell>
          <table:table-cell table:style-name="Πίνακας11.D1" office:value-type="string">
            <text:p text:style-name="P81"><text:span text:style-name="Προεπιλεγμένη_20_γραμματοσειρά"><text:span text:style-name="T1960">ss</text:span></text:span><text:span text:style-name="Προεπιλεγμένη_20_γραμματοσειρά"><text:span text:style-name="T1967">15</text:span></text:span></text:p>
            <text:p text:style-name="P81"><text:span text:style-name="Προεπιλεγμένη_20_γραμματοσειρά"><text:span text:style-name="T1923">Oscan</text:span></text:span></text:p>
          </table:table-cell>
          <table:table-cell table:style-name="Πίνακας11.E1" office:value-type="string">
            <text:p text:style-name="P81"><text:span text:style-name="Προεπιλεγμένη_20_γραμματοσειρά"><text:span text:style-name="T1960">ss</text:span></text:span><text:span text:style-name="Προεπιλεγμένη_20_γραμματοσειρά"><text:span text:style-name="T1963">1</text:span></text:span><text:span text:style-name="Προεπιλεγμένη_20_γραμματοσειρά"><text:span text:style-name="T1967">6</text:span></text:span></text:p>
            <text:p text:style-name="P81"><text:span text:style-name="Προεπιλεγμένη_20_γραμματοσειρά"><text:span text:style-name="T1923">Messapic</text:span></text:span></text:p>
          </table:table-cell>
          <table:table-cell table:style-name="Πίνακας11.F1" office:value-type="string">
            <text:p text:style-name="P81"><text:span text:style-name="Προεπιλεγμένη_20_γραμματοσειρά"><text:span text:style-name="T1960">ss</text:span></text:span><text:span text:style-name="Προεπιλεγμένη_20_γραμματοσειρά"><text:span text:style-name="T1963">1</text:span></text:span><text:span text:style-name="Προεπιλεγμένη_20_γραμματοσειρά"><text:span text:style-name="T1967">7</text:span></text:span></text:p>
            <text:p text:style-name="P81"><text:span text:style-name="Προεπιλεγμένη_20_γραμματοσειρά"><text:span text:style-name="T1968">Elymian</text:span></text:span></text:p>
          </table:table-cell>
          <table:table-cell table:style-name="Πίνακας11.G1" office:value-type="string">
            <text:p text:style-name="P81"><text:span text:style-name="Προεπιλεγμένη_20_γραμματοσειρά"><text:span text:style-name="T1960">ss</text:span></text:span><text:span text:style-name="Προεπιλεγμένη_20_γραμματοσειρά"><text:span text:style-name="T1963">1</text:span></text:span><text:span text:style-name="Προεπιλεγμένη_20_γραμματοσειρά"><text:span text:style-name="T1967">8</text:span></text:span></text:p>
            <text:p text:style-name="P81"><text:span text:style-name="Προεπιλεγμένη_20_γραμματοσειρά"><text:span text:style-name="T1923">Lemnian</text:span></text:span></text:p>
          </table:table-cell>
          <table:table-cell table:style-name="Πίνακας11.H1" office:value-type="string">
            <text:p text:style-name="P81"><text:span text:style-name="Προεπιλεγμένη_20_γραμματοσειρά"><text:span text:style-name="T1960">ss</text:span></text:span><text:span text:style-name="Προεπιλεγμένη_20_γραμματοσειρά"><text:span text:style-name="T1963">1</text:span></text:span><text:span text:style-name="Προεπιλεγμένη_20_γραμματοσειρά"><text:span text:style-name="T1967">9</text:span></text:span></text:p>
            <text:p text:style-name="P81"><text:span text:style-name="Προεπιλεγμένη_20_γραμματοσειρά"><text:span text:style-name="T1923">Ionic</text:span></text:span></text:p>
          </table:table-cell>
          <table:table-cell table:style-name="Πίνακας11.I1" office:value-type="string">
            <text:p text:style-name="P81"><text:span text:style-name="Προεπιλεγμένη_20_γραμματοσειρά"><text:span text:style-name="T1960">ss</text:span></text:span><text:span text:style-name="Προεπιλεγμένη_20_γραμματοσειρά"><text:span text:style-name="T1969">20</text:span></text:span></text:p>
            <text:p text:style-name="P81"><text:span text:style-name="Προεπιλεγμένη_20_γραμματοσειρά"><text:span text:style-name="T1923">Cumaean</text:span></text:span></text:p>
          </table:table-cell>
        </table:table-row>
        <table:table-row>
          <table:table-cell table:style-name="Πίνακας11.A2" office:value-type="string">
            <text:p text:style-name="P393">A</text:p>
          </table:table-cell>
          <table:table-cell table:style-name="Πίνακας11.A2" office:value-type="string">
            <text:p text:style-name="P13"><text:span text:style-name="Προεπιλεγμένη_20_γραμματοσειρά"><text:span text:style-name="T1022">𐌀</text:span></text:span></text:p>
          </table:table-cell>
          <table:table-cell table:style-name="Πίνακας11.C2" office:value-type="string">
            <text:p text:style-name="P13"><text:span text:style-name="Προεπιλεγμένη_20_γραμματοσειρά"><text:span text:style-name="T1745">𐌀</text:span></text:span><text:span text:style-name="Προεπιλεγμένη_20_γραμματοσειρά"><text:span text:style-name="T1746">𐌀</text:span></text:span><text:span text:style-name="Προεπιλεγμένη_20_γραμματοσειρά"><text:span text:style-name="T1747">𐌀</text:span></text:span><text:span text:style-name="Προεπιλεγμένη_20_γραμματοσειρά"><text:span text:style-name="T1748">𐌀</text:span></text:span><text:span text:style-name="Προεπιλεγμένη_20_γραμματοσειρά"><text:span text:style-name="T1749">𐌀</text:span></text:span><text:span text:style-name="Προεπιλεγμένη_20_γραμματοσειρά"><text:span text:style-name="T1750">𐌀</text:span></text:span></text:p>
          </table:table-cell>
          <table:table-cell table:style-name="Πίνακας11.D2" office:value-type="string">
            <text:p text:style-name="P13"><text:span text:style-name="Προεπιλεγμένη_20_γραμματοσειρά"><text:span text:style-name="T1751">𐌀</text:span></text:span><text:span text:style-name="Προεπιλεγμένη_20_γραμματοσειρά"><text:span text:style-name="T1752">𐌀</text:span></text:span><text:span text:style-name="Προεπιλεγμένη_20_γραμματοσειρά"><text:span text:style-name="T1753">𐌀</text:span></text:span><text:span text:style-name="Προεπιλεγμένη_20_γραμματοσειρά"><text:span text:style-name="T1754">𐌀</text:span></text:span><text:span text:style-name="Προεπιλεγμένη_20_γραμματοσειρά"><text:span text:style-name="T1755">𐌀</text:span></text:span><text:span text:style-name="Προεπιλεγμένη_20_γραμματοσειρά"><text:span text:style-name="T1756">𐌀</text:span></text:span><text:span text:style-name="Προεπιλεγμένη_20_γραμματοσειρά"><text:span text:style-name="T1757">𐌀</text:span></text:span><text:span text:style-name="Προεπιλεγμένη_20_γραμματοσειρά"><text:span text:style-name="T1758">𐌀</text:span></text:span></text:p>
          </table:table-cell>
          <table:table-cell table:style-name="Πίνακας11.E2" office:value-type="string">
            <text:p text:style-name="P13"><text:span text:style-name="Προεπιλεγμένη_20_γραμματοσειρά"><text:span text:style-name="T1759">𐌀</text:span></text:span><text:span text:style-name="Προεπιλεγμένη_20_γραμματοσειρά"><text:span text:style-name="T1760">𐌀</text:span></text:span><text:span text:style-name="Προεπιλεγμένη_20_γραμματοσειρά"><text:span text:style-name="T1761">𐌀</text:span></text:span><text:span text:style-name="Προεπιλεγμένη_20_γραμματοσειρά"><text:span text:style-name="T1762">𐌀</text:span></text:span><text:span text:style-name="Προεπιλεγμένη_20_γραμματοσειρά"><text:span text:style-name="T1763">𐌀</text:span></text:span><text:span text:style-name="Προεπιλεγμένη_20_γραμματοσειρά"><text:span text:style-name="T1764">𐌀</text:span></text:span><text:span text:style-name="Προεπιλεγμένη_20_γραμματοσειρά"><text:span text:style-name="T1765">𐌀</text:span></text:span></text:p>
          </table:table-cell>
          <table:table-cell table:style-name="Πίνακας11.F2" office:value-type="string">
            <text:p text:style-name="P13"><text:span text:style-name="Προεπιλεγμένη_20_γραμματοσειρά"><text:span text:style-name="T1766">𐌀</text:span></text:span><text:span text:style-name="Προεπιλεγμένη_20_γραμματοσειρά"><text:span text:style-name="T1767">𐌀</text:span></text:span><text:span text:style-name="Προεπιλεγμένη_20_γραμματοσειρά"><text:span text:style-name="T1768">𐌀</text:span></text:span><text:span text:style-name="Προεπιλεγμένη_20_γραμματοσειρά"><text:span text:style-name="T1769">𐌀</text:span></text:span><text:span text:style-name="Προεπιλεγμένη_20_γραμματοσειρά"><text:span text:style-name="T1770">𐌀</text:span></text:span></text:p>
          </table:table-cell>
          <table:table-cell table:style-name="Πίνακας11.G2" office:value-type="string">
            <text:p text:style-name="P13"><text:span text:style-name="Προεπιλεγμένη_20_γραμματοσειρά"><text:span text:style-name="T1771">𐌀</text:span></text:span><text:span text:style-name="Προεπιλεγμένη_20_γραμματοσειρά"><text:span text:style-name="T1773">𐌀</text:span></text:span></text:p>
          </table:table-cell>
          <table:table-cell table:style-name="Πίνακας11.H2" office:value-type="string">
            <text:p text:style-name="P13"><text:span text:style-name="Προεπιλεγμένη_20_γραμματοσειρά"><text:span text:style-name="T1774">𐌀</text:span></text:span></text:p>
          </table:table-cell>
          <table:table-cell table:style-name="Πίνακας11.I2" office:value-type="string">
            <text:p text:style-name="P13"><text:span text:style-name="Προεπιλεγμένη_20_γραμματοσειρά"><text:span text:style-name="T1775">𐌀</text:span></text:span><text:span text:style-name="Προεπιλεγμένη_20_γραμματοσειρά"><text:span text:style-name="T1777">𐌀</text:span></text:span></text:p>
          </table:table-cell>
        </table:table-row>
        <table:table-row>
          <table:table-cell table:style-name="Πίνακας11.A2" office:value-type="string">
            <text:p text:style-name="P393">Be</text:p>
          </table:table-cell>
          <table:table-cell table:style-name="Πίνακας11.A2" office:value-type="string">
            <text:p text:style-name="P69">𐌁</text:p>
          </table:table-cell>
          <table:table-cell table:style-name="Πίνακας11.C3" office:value-type="string">
            <text:p text:style-name="P366">𐌁<text:span text:style-name="T1778">𐌁</text:span></text:p>
          </table:table-cell>
          <table:table-cell table:style-name="Πίνακας11.D3" office:value-type="string">
            <text:p text:style-name="P368">𐌁<text:span text:style-name="T1779">𐌁</text:span><text:span text:style-name="T1780">𐌁</text:span><text:span text:style-name="T1781">𐌁</text:span></text:p>
          </table:table-cell>
          <table:table-cell table:style-name="Πίνακας11.E3" office:value-type="string">
            <text:p text:style-name="P370">𐌁<text:span text:style-name="T1782">𐌁</text:span></text:p>
          </table:table-cell>
          <table:table-cell table:style-name="Πίνακας11.F3" office:value-type="string">
            <text:p text:style-name="P372">𐌁</text:p>
          </table:table-cell>
          <table:table-cell table:style-name="Πίνακας11.G3" office:value-type="string">
            <text:p text:style-name="P333">𐌁</text:p>
          </table:table-cell>
          <table:table-cell table:style-name="Πίνακας11.H3" office:value-type="string">
            <text:p text:style-name="P374">𐌁</text:p>
          </table:table-cell>
          <table:table-cell table:style-name="Πίνακας11.I3" office:value-type="string">
            <text:p text:style-name="P377">𐌁</text:p>
          </table:table-cell>
        </table:table-row>
        <table:table-row>
          <table:table-cell table:style-name="Πίνακας11.A2" office:value-type="string">
            <text:p text:style-name="P393">Ke</text:p>
          </table:table-cell>
          <table:table-cell table:style-name="Πίνακας11.A2" office:value-type="string">
            <text:p text:style-name="P71">𐌂</text:p>
          </table:table-cell>
          <table:table-cell table:style-name="Πίνακας11.C4" office:value-type="string">
            <text:p text:style-name="P367">𐌂<text:span text:style-name="T1783">𐌂</text:span><text:span text:style-name="T1785">𐌂</text:span><text:span text:style-name="T1787">𐌂</text:span><text:span text:style-name="T1789">𐌂</text:span></text:p>
          </table:table-cell>
          <table:table-cell table:style-name="Πίνακας11.D4" office:value-type="string">
            <text:p text:style-name="P369">𐌂<text:span text:style-name="T1791">𐌂</text:span><text:span text:style-name="T1793">𐌂</text:span><text:span text:style-name="T1795">𐌂</text:span><text:span text:style-name="T1797">𐌂</text:span><text:span text:style-name="T1799">𐌂</text:span></text:p>
          </table:table-cell>
          <table:table-cell table:style-name="Πίνακας11.E4" office:value-type="string">
            <text:p text:style-name="P371">𐌂</text:p>
          </table:table-cell>
          <table:table-cell table:style-name="Πίνακας11.F4" office:value-type="string">
            <text:p text:style-name="P373">𐌂<text:span text:style-name="T1801">𐌂</text:span><text:span text:style-name="T1802">𐌂</text:span><text:span text:style-name="T1803">𐌂</text:span></text:p>
          </table:table-cell>
          <table:table-cell table:style-name="Πίνακας11.G4" office:value-type="string">
            <text:p text:style-name="P334">𐌂</text:p>
          </table:table-cell>
          <table:table-cell table:style-name="Πίνακας11.H4" office:value-type="string">
            <text:p text:style-name="P376">𐌂</text:p>
          </table:table-cell>
          <table:table-cell table:style-name="Πίνακας11.I4" office:value-type="string">
            <text:p text:style-name="P378">𐌂<text:span text:style-name="T1776">𐌂</text:span></text:p>
          </table:table-cell>
        </table:table-row>
        <table:table-row>
          <table:table-cell table:style-name="Πίνακας11.A2" office:value-type="string">
            <text:p text:style-name="P393">De</text:p>
          </table:table-cell>
          <table:table-cell table:style-name="Πίνακας11.A2" office:value-type="string">
            <text:p text:style-name="P69">𐌃</text:p>
          </table:table-cell>
          <table:table-cell table:style-name="Πίνακας11.C5" office:value-type="string">
            <text:p text:style-name="P366">𐌃<text:span text:style-name="T1778">𐌃</text:span></text:p>
          </table:table-cell>
          <table:table-cell table:style-name="Πίνακας11.D5" office:value-type="string">
            <text:p text:style-name="P368">𐌃<text:span text:style-name="T1804">𐌃</text:span><text:span text:style-name="T1805">𐌃</text:span><text:span text:style-name="T1806">𐌃</text:span><text:span text:style-name="T1807">𐌃</text:span><text:span text:style-name="T1808">𐌃</text:span><text:span text:style-name="T1809">𐌃</text:span></text:p>
          </table:table-cell>
          <table:table-cell table:style-name="Πίνακας11.E5" office:value-type="string">
            <text:p text:style-name="P370">𐌃<text:span text:style-name="T1810">𐌃</text:span><text:span text:style-name="T1812">𐌃</text:span><text:span text:style-name="T1814">𐌃</text:span><text:span text:style-name="T1816">𐌃</text:span></text:p>
          </table:table-cell>
          <table:table-cell table:style-name="Πίνακας11.F5" office:value-type="string">
            <text:p text:style-name="P372">𐌃<text:span text:style-name="T1818">𐌃</text:span></text:p>
          </table:table-cell>
          <table:table-cell table:style-name="Πίνακας11.G5" office:value-type="string">
            <text:p text:style-name="P333">𐌃</text:p>
          </table:table-cell>
          <table:table-cell table:style-name="Πίνακας11.H5" office:value-type="string">
            <text:p text:style-name="P374">𐌃</text:p>
          </table:table-cell>
          <table:table-cell table:style-name="Πίνακας11.I5" office:value-type="string">
            <text:p text:style-name="P377">𐌃<text:span text:style-name="T1820">𐌃</text:span><text:span text:style-name="T1821">𐌃</text:span></text:p>
          </table:table-cell>
        </table:table-row>
        <table:table-row>
          <table:table-cell table:style-name="Πίνακας11.A2" office:value-type="string">
            <text:p text:style-name="P393">E</text:p>
          </table:table-cell>
          <table:table-cell table:style-name="Πίνακας11.A2" office:value-type="string">
            <text:p text:style-name="P13"><text:span text:style-name="Προεπιλεγμένη_20_γραμματοσειρά"><text:span text:style-name="T1022">𐌄</text:span></text:span></text:p>
          </table:table-cell>
          <table:table-cell table:style-name="Πίνακας11.C6" office:value-type="string">
            <text:p text:style-name="P13"><text:span text:style-name="Προεπιλεγμένη_20_γραμματοσειρά"><text:span text:style-name="T1745">𐌄</text:span></text:span><text:span text:style-name="Προεπιλεγμένη_20_γραμματοσειρά"><text:span text:style-name="T1784">𐌄</text:span></text:span><text:span text:style-name="Προεπιλεγμένη_20_γραμματοσειρά"><text:span text:style-name="T1786">𐌄</text:span></text:span><text:span text:style-name="Προεπιλεγμένη_20_γραμματοσειρά"><text:span text:style-name="T1788">𐌄</text:span></text:span><text:span text:style-name="Προεπιλεγμένη_20_γραμματοσειρά"><text:span text:style-name="T1790">𐌄</text:span></text:span></text:p>
          </table:table-cell>
          <table:table-cell table:style-name="Πίνακας11.D6" office:value-type="string">
            <text:p text:style-name="P13"><text:span text:style-name="Προεπιλεγμένη_20_γραμματοσειρά"><text:span text:style-name="T1751">𐌄</text:span></text:span><text:span text:style-name="Προεπιλεγμένη_20_γραμματοσειρά"><text:span text:style-name="T1792">𐌄</text:span></text:span><text:span text:style-name="Προεπιλεγμένη_20_γραμματοσειρά"><text:span text:style-name="T1794">𐌄</text:span></text:span><text:span text:style-name="Προεπιλεγμένη_20_γραμματοσειρά"><text:span text:style-name="T1796">𐌄</text:span></text:span><text:span text:style-name="Προεπιλεγμένη_20_γραμματοσειρά"><text:span text:style-name="T1798">𐌄</text:span></text:span><text:span text:style-name="Προεπιλεγμένη_20_γραμματοσειρά"><text:span text:style-name="T1800">𐌄</text:span></text:span></text:p>
          </table:table-cell>
          <table:table-cell table:style-name="Πίνακας11.E6" office:value-type="string">
            <text:p text:style-name="P13"><text:span text:style-name="Προεπιλεγμένη_20_γραμματοσειρά"><text:span text:style-name="T1759">𐌄</text:span></text:span><text:span text:style-name="Προεπιλεγμένη_20_γραμματοσειρά"><text:span text:style-name="T1811">𐌄</text:span></text:span><text:span text:style-name="Προεπιλεγμένη_20_γραμματοσειρά"><text:span text:style-name="T1813">𐌄</text:span></text:span><text:span text:style-name="Προεπιλεγμένη_20_γραμματοσειρά"><text:span text:style-name="T1815">𐌄</text:span></text:span><text:span text:style-name="Προεπιλεγμένη_20_γραμματοσειρά"><text:span text:style-name="T1817">𐌄</text:span></text:span></text:p>
          </table:table-cell>
          <table:table-cell table:style-name="Πίνακας11.F6" office:value-type="string">
            <text:p text:style-name="P13"><text:span text:style-name="Προεπιλεγμένη_20_γραμματοσειρά"><text:span text:style-name="T1766">𐌄</text:span></text:span><text:span text:style-name="Προεπιλεγμένη_20_γραμματοσειρά"><text:span text:style-name="T1822">𐌄</text:span></text:span><text:span text:style-name="Προεπιλεγμένη_20_γραμματοσειρά"><text:span text:style-name="T1823">𐌄</text:span></text:span></text:p>
          </table:table-cell>
          <table:table-cell table:style-name="Πίνακας11.G6" office:value-type="string">
            <text:p text:style-name="P13"><text:span text:style-name="Προεπιλεγμένη_20_γραμματοσειρά"><text:span text:style-name="T1771">𐌄</text:span></text:span></text:p>
          </table:table-cell>
          <table:table-cell table:style-name="Πίνακας11.H6" office:value-type="string">
            <text:p text:style-name="P13"><text:span text:style-name="Προεπιλεγμένη_20_γραμματοσειρά"><text:span text:style-name="T1774">𐌄</text:span></text:span></text:p>
          </table:table-cell>
          <table:table-cell table:style-name="Πίνακας11.I6" office:value-type="string">
            <text:p text:style-name="P13"><text:span text:style-name="Προεπιλεγμένη_20_γραμματοσειρά"><text:span text:style-name="T1775">𐌄</text:span></text:span><text:span text:style-name="Προεπιλεγμένη_20_γραμματοσειρά"><text:span text:style-name="T1777">𐌄</text:span></text:span></text:p>
          </table:table-cell>
        </table:table-row>
        <table:table-row>
          <table:table-cell table:style-name="Πίνακας11.A2" office:value-type="string">
            <text:p text:style-name="P393">Ve</text:p>
          </table:table-cell>
          <table:table-cell table:style-name="Πίνακας11.A2" office:value-type="string">
            <text:p text:style-name="P69">𐌅</text:p>
          </table:table-cell>
          <table:table-cell table:style-name="Πίνακας11.C7" office:value-type="string">
            <text:p text:style-name="P366">𐌅<text:span text:style-name="T1783">𐌅</text:span><text:span text:style-name="T1785">𐌅</text:span><text:span text:style-name="T1787">𐌅</text:span><text:span text:style-name="T1789">𐌅</text:span></text:p>
          </table:table-cell>
          <table:table-cell table:style-name="Πίνακας11.D7" office:value-type="string">
            <text:p text:style-name="P368">𐌅<text:span text:style-name="T1804">𐌅</text:span><text:span text:style-name="T1805">𐌅</text:span><text:span text:style-name="T1806">𐌅</text:span><text:span text:style-name="T1807">𐌅</text:span><text:span text:style-name="T1808">𐌅</text:span><text:span text:style-name="T1809">𐌅</text:span></text:p>
          </table:table-cell>
          <table:table-cell table:style-name="Πίνακας11.E7" office:value-type="string">
            <text:p text:style-name="P370">𐌅<text:span text:style-name="T1824">𐌅</text:span><text:span text:style-name="T1826">𐌅</text:span></text:p>
          </table:table-cell>
          <table:table-cell table:style-name="Πίνακας11.F7" office:value-type="string">
            <text:p text:style-name="P372">𐌅</text:p>
          </table:table-cell>
          <table:table-cell table:style-name="Πίνακας11.G7" office:value-type="string">
            <text:p text:style-name="P379">𐌅<text:span text:style-name="T1772">𐌅</text:span></text:p>
          </table:table-cell>
          <table:table-cell table:style-name="Πίνακας11.H7" office:value-type="string">
            <text:p text:style-name="P335">𐌅</text:p>
          </table:table-cell>
          <table:table-cell table:style-name="Πίνακας11.I7" office:value-type="string">
            <text:p text:style-name="P336">𐌅</text:p>
          </table:table-cell>
        </table:table-row>
        <table:table-row>
          <table:table-cell table:style-name="Πίνακας11.A2" office:value-type="string">
            <text:p text:style-name="P393">Ze</text:p>
          </table:table-cell>
          <table:table-cell table:style-name="Πίνακας11.A2" office:value-type="string">
            <text:p text:style-name="P69">𐌆</text:p>
          </table:table-cell>
          <table:table-cell table:style-name="Πίνακας11.C8" office:value-type="string">
            <text:p text:style-name="P366">𐌆<text:span text:style-name="T1778">𐌆</text:span></text:p>
          </table:table-cell>
          <table:table-cell table:style-name="Πίνακας11.D8" office:value-type="string">
            <text:p text:style-name="P368">𐌆<text:span text:style-name="T1828">𐌆</text:span><text:span text:style-name="T1830">𐌆</text:span><text:span text:style-name="T1832">𐌆</text:span><text:span text:style-name="T1834">𐌆</text:span></text:p>
          </table:table-cell>
          <table:table-cell table:style-name="Πίνακας11.E8" office:value-type="string">
            <text:p text:style-name="P370">𐌆<text:span text:style-name="T1836">𐌆</text:span><text:span text:style-name="T1838">𐌆</text:span><text:span text:style-name="T1840">𐌆</text:span></text:p>
          </table:table-cell>
          <table:table-cell table:style-name="Πίνακας11.F8" office:value-type="string">
            <text:p text:style-name="P372">𐌆<text:span text:style-name="T1818">𐌆</text:span></text:p>
          </table:table-cell>
          <table:table-cell table:style-name="Πίνακας11.G8" office:value-type="string">
            <text:p text:style-name="P379">𐌆</text:p>
          </table:table-cell>
          <table:table-cell table:style-name="Πίνακας11.H8" office:value-type="string">
            <text:p text:style-name="P374">𐌆</text:p>
          </table:table-cell>
          <table:table-cell table:style-name="Πίνακας11.I8" office:value-type="string">
            <text:p text:style-name="P336">𐌆</text:p>
          </table:table-cell>
        </table:table-row>
        <table:table-row>
          <table:table-cell table:style-name="Πίνακας11.A2" office:value-type="string">
            <text:p text:style-name="P393">He</text:p>
          </table:table-cell>
          <table:table-cell table:style-name="Πίνακας11.A2" office:value-type="string">
            <text:p text:style-name="P69">𐌇</text:p>
          </table:table-cell>
          <table:table-cell table:style-name="Πίνακας11.C9" office:value-type="string">
            <text:p text:style-name="P366">𐌇<text:span text:style-name="T1842">𐌇</text:span><text:span text:style-name="T1844">𐌇</text:span><text:span text:style-name="T1846">𐌇</text:span></text:p>
          </table:table-cell>
          <table:table-cell table:style-name="Πίνακας11.D9" office:value-type="string">
            <text:p text:style-name="P368">𐌇<text:span text:style-name="T1779">𐌇</text:span><text:span text:style-name="T1780">𐌇</text:span><text:span text:style-name="T1781">𐌇</text:span></text:p>
          </table:table-cell>
          <table:table-cell table:style-name="Πίνακας11.E9" office:value-type="string">
            <text:p text:style-name="P370">𐌇<text:span text:style-name="T1810">𐌇</text:span><text:span text:style-name="T1812">𐌇</text:span><text:span text:style-name="T1814">𐌇</text:span><text:span text:style-name="T1816">𐌇</text:span></text:p>
          </table:table-cell>
          <table:table-cell table:style-name="Πίνακας11.F9" office:value-type="string">
            <text:p text:style-name="P372">𐌇</text:p>
          </table:table-cell>
          <table:table-cell table:style-name="Πίνακας11.G9" office:value-type="string">
            <text:p text:style-name="P379">𐌇</text:p>
          </table:table-cell>
          <table:table-cell table:style-name="Πίνακας11.H9" office:value-type="string">
            <text:p text:style-name="P374">𐌇</text:p>
          </table:table-cell>
          <table:table-cell table:style-name="Πίνακας11.I9" office:value-type="string">
            <text:p text:style-name="P157">𐌇<text:span text:style-name="T1776">𐌇</text:span></text:p>
          </table:table-cell>
        </table:table-row>
        <table:table-row>
          <table:table-cell table:style-name="Πίνακας11.A2" office:value-type="string">
            <text:p text:style-name="P393">The</text:p>
          </table:table-cell>
          <table:table-cell table:style-name="Πίνακας11.A2" office:value-type="string">
            <text:p text:style-name="P69">𐌈</text:p>
          </table:table-cell>
          <table:table-cell table:style-name="Πίνακας11.C10" office:value-type="string">
            <text:p text:style-name="P337">𐌈</text:p>
          </table:table-cell>
          <table:table-cell table:style-name="Πίνακας11.D10" office:value-type="string">
            <text:p text:style-name="P368">𐌈<text:span text:style-name="T1779">𐌈</text:span><text:span text:style-name="T1780">𐌈</text:span><text:span text:style-name="T1781">𐌈</text:span></text:p>
          </table:table-cell>
          <table:table-cell table:style-name="Πίνακας11.E10" office:value-type="string">
            <text:p text:style-name="P370">𐌈<text:span text:style-name="T1848">𐌈</text:span><text:span text:style-name="T1849">𐌈</text:span><text:span text:style-name="T1850">𐌈</text:span><text:span text:style-name="T1851">𐌈</text:span><text:span text:style-name="T1852">𐌈</text:span><text:span text:style-name="T1853">𐌈</text:span><text:span text:style-name="T1854">𐌈</text:span><text:span text:style-name="T1855">𐌈</text:span></text:p>
          </table:table-cell>
          <table:table-cell table:style-name="Πίνακας11.F10" office:value-type="string">
            <text:p text:style-name="P372">𐌈</text:p>
          </table:table-cell>
          <table:table-cell table:style-name="Πίνακας11.G10" office:value-type="string">
            <text:p text:style-name="P379">𐌈<text:span text:style-name="T1772">𐌈</text:span></text:p>
          </table:table-cell>
          <table:table-cell table:style-name="Πίνακας11.H10" office:value-type="string">
            <text:p text:style-name="P335">𐌈</text:p>
          </table:table-cell>
          <table:table-cell table:style-name="Πίνακας11.I10" office:value-type="string">
            <text:p text:style-name="P377">𐌈</text:p>
          </table:table-cell>
        </table:table-row>
        <table:table-row>
          <table:table-cell table:style-name="Πίνακας11.A2" office:value-type="string">
            <text:p text:style-name="P393">I</text:p>
          </table:table-cell>
          <table:table-cell table:style-name="Πίνακας11.A2" office:value-type="string">
            <text:p text:style-name="P13"><text:span text:style-name="Προεπιλεγμένη_20_γραμματοσειρά"><text:span text:style-name="T1022">𐌉</text:span></text:span></text:p>
          </table:table-cell>
          <table:table-cell table:style-name="Πίνακας11.C11" office:value-type="string">
            <text:p text:style-name="P13"><text:span text:style-name="Προεπιλεγμένη_20_γραμματοσειρά"><text:span text:style-name="T1745">𐌉</text:span></text:span></text:p>
          </table:table-cell>
          <table:table-cell table:style-name="Πίνακας11.D11" office:value-type="string">
            <text:p text:style-name="P13"><text:span text:style-name="Προεπιλεγμένη_20_γραμματοσειρά"><text:span text:style-name="T1751">𐌉</text:span></text:span></text:p>
          </table:table-cell>
          <table:table-cell table:style-name="Πίνακας11.E11" office:value-type="string">
            <text:p text:style-name="P13"><text:span text:style-name="Προεπιλεγμένη_20_γραμματοσειρά"><text:span text:style-name="T1759">𐌉</text:span></text:span></text:p>
          </table:table-cell>
          <table:table-cell table:style-name="Πίνακας11.F11" office:value-type="string">
            <text:p text:style-name="P13"><text:span text:style-name="Προεπιλεγμένη_20_γραμματοσειρά"><text:span text:style-name="T1766">𐌉</text:span></text:span></text:p>
          </table:table-cell>
          <table:table-cell table:style-name="Πίνακας11.G11" office:value-type="string">
            <text:p text:style-name="P13"><text:span text:style-name="Προεπιλεγμένη_20_γραμματοσειρά"><text:span text:style-name="T1771">𐌉</text:span></text:span></text:p>
          </table:table-cell>
          <table:table-cell table:style-name="Πίνακας11.H11" office:value-type="string">
            <text:p text:style-name="P13"><text:span text:style-name="Προεπιλεγμένη_20_γραμματοσειρά"><text:span text:style-name="T1774">𐌉</text:span></text:span></text:p>
          </table:table-cell>
          <table:table-cell table:style-name="Πίνακας11.I11" office:value-type="string">
            <text:p text:style-name="P13"><text:span text:style-name="Προεπιλεγμένη_20_γραμματοσειρά"><text:span text:style-name="T1775">𐌉</text:span></text:span></text:p>
          </table:table-cell>
        </table:table-row>
        <table:table-row>
          <table:table-cell table:style-name="Πίνακας11.A2" office:value-type="string">
            <text:p text:style-name="P393">Ka</text:p>
          </table:table-cell>
          <table:table-cell table:style-name="Πίνακας11.A2" office:value-type="string">
            <text:p text:style-name="P13"><text:span text:style-name="Προεπιλεγμένη_20_γραμματοσειρά"><text:span text:style-name="T1022">𐌊</text:span></text:span></text:p>
          </table:table-cell>
          <table:table-cell table:style-name="Πίνακας11.C12" office:value-type="string">
            <text:p text:style-name="P13"><text:span text:style-name="Προεπιλεγμένη_20_γραμματοσειρά"><text:span text:style-name="T1745">𐌊</text:span></text:span><text:span text:style-name="Προεπιλεγμένη_20_γραμματοσειρά"><text:span text:style-name="T1784">𐌊</text:span></text:span><text:span text:style-name="Προεπιλεγμένη_20_γραμματοσειρά"><text:span text:style-name="T1786">𐌊</text:span></text:span><text:span text:style-name="Προεπιλεγμένη_20_γραμματοσειρά"><text:span text:style-name="T1788">𐌊</text:span></text:span><text:span text:style-name="Προεπιλεγμένη_20_γραμματοσειρά"><text:span text:style-name="T1790">𐌊</text:span></text:span></text:p>
          </table:table-cell>
          <table:table-cell table:style-name="Πίνακας11.D12" office:value-type="string">
            <text:p text:style-name="P13"><text:span text:style-name="Προεπιλεγμένη_20_γραμματοσειρά"><text:span text:style-name="T1751">𐌊</text:span></text:span><text:span text:style-name="Προεπιλεγμένη_20_γραμματοσειρά"><text:span text:style-name="T1829">𐌊</text:span></text:span><text:span text:style-name="Προεπιλεγμένη_20_γραμματοσειρά"><text:span text:style-name="T1831">𐌊</text:span></text:span><text:span text:style-name="Προεπιλεγμένη_20_γραμματοσειρά"><text:span text:style-name="T1833">𐌊</text:span></text:span><text:span text:style-name="Προεπιλεγμένη_20_γραμματοσειρά"><text:span text:style-name="T1835">𐌊</text:span></text:span></text:p>
          </table:table-cell>
          <table:table-cell table:style-name="Πίνακας11.E12" office:value-type="string">
            <text:p text:style-name="P13"><text:span text:style-name="Προεπιλεγμένη_20_γραμματοσειρά"><text:span text:style-name="T1759">𐌊</text:span></text:span></text:p>
          </table:table-cell>
          <table:table-cell table:style-name="Πίνακας11.F12" office:value-type="string">
            <text:p text:style-name="P13"><text:span text:style-name="Προεπιλεγμένη_20_γραμματοσειρά"><text:span text:style-name="T1766">𐌊</text:span></text:span><text:span text:style-name="Προεπιλεγμένη_20_γραμματοσειρά"><text:span text:style-name="T1822">𐌊</text:span></text:span><text:span text:style-name="Προεπιλεγμένη_20_γραμματοσειρά"><text:span text:style-name="T1823">𐌊</text:span></text:span></text:p>
          </table:table-cell>
          <table:table-cell table:style-name="Πίνακας11.G12" office:value-type="string">
            <text:p text:style-name="P13"><text:span text:style-name="Προεπιλεγμένη_20_γραμματοσειρά"><text:span text:style-name="T1771">𐌊</text:span></text:span></text:p>
          </table:table-cell>
          <table:table-cell table:style-name="Πίνακας11.H12" office:value-type="string">
            <text:p text:style-name="P13"><text:span text:style-name="Προεπιλεγμένη_20_γραμματοσειρά"><text:span text:style-name="T1774">𐌊</text:span></text:span></text:p>
          </table:table-cell>
          <table:table-cell table:style-name="Πίνακας11.I12" office:value-type="string">
            <text:p text:style-name="P13"><text:span text:style-name="Προεπιλεγμένη_20_γραμματοσειρά"><text:span text:style-name="T1775">𐌊</text:span></text:span><text:span text:style-name="Προεπιλεγμένη_20_γραμματοσειρά"><text:span text:style-name="T1777">𐌊</text:span></text:span></text:p>
          </table:table-cell>
        </table:table-row>
        <table:table-row>
          <table:table-cell table:style-name="Πίνακας11.A2" office:value-type="string">
            <text:p text:style-name="P393">El</text:p>
          </table:table-cell>
          <table:table-cell table:style-name="Πίνακας11.A2" office:value-type="string">
            <text:p text:style-name="P13"><text:span text:style-name="Προεπιλεγμένη_20_γραμματοσειρά"><text:span text:style-name="T1022">𐌋</text:span></text:span></text:p>
          </table:table-cell>
          <table:table-cell table:style-name="Πίνακας11.C13" office:value-type="string">
            <text:p text:style-name="P13"><text:span text:style-name="Προεπιλεγμένη_20_γραμματοσειρά"><text:span text:style-name="T1745">𐌋</text:span></text:span><text:span text:style-name="Προεπιλεγμένη_20_γραμματοσειρά"><text:span text:style-name="T1857">𐌋</text:span></text:span><text:span text:style-name="Προεπιλεγμένη_20_γραμματοσειρά"><text:span text:style-name="T1859">𐌋</text:span></text:span></text:p>
          </table:table-cell>
          <table:table-cell table:style-name="Πίνακας11.D13" office:value-type="string">
            <text:p text:style-name="P13"><text:span text:style-name="Προεπιλεγμένη_20_γραμματοσειρά"><text:span text:style-name="T1751">𐌋</text:span></text:span><text:span text:style-name="Προεπιλεγμένη_20_γραμματοσειρά"><text:span text:style-name="T1829">𐌋</text:span></text:span><text:span text:style-name="Προεπιλεγμένη_20_γραμματοσειρά"><text:span text:style-name="T1831">𐌋</text:span></text:span><text:span text:style-name="Προεπιλεγμένη_20_γραμματοσειρά"><text:span text:style-name="T1833">𐌋</text:span></text:span><text:span text:style-name="Προεπιλεγμένη_20_γραμματοσειρά"><text:span text:style-name="T1835">𐌋</text:span></text:span></text:p>
          </table:table-cell>
          <table:table-cell table:style-name="Πίνακας11.E13" office:value-type="string">
            <text:p text:style-name="P13"><text:span text:style-name="Προεπιλεγμένη_20_γραμματοσειρά"><text:span text:style-name="T1759">𐌋</text:span></text:span><text:span text:style-name="Προεπιλεγμένη_20_γραμματοσειρά"><text:span text:style-name="T1837">𐌋</text:span></text:span><text:span text:style-name="Προεπιλεγμένη_20_γραμματοσειρά"><text:span text:style-name="T1839">𐌋</text:span></text:span><text:span text:style-name="Προεπιλεγμένη_20_γραμματοσειρά"><text:span text:style-name="T1841">𐌋</text:span></text:span></text:p>
          </table:table-cell>
          <table:table-cell table:style-name="Πίνακας11.F13" office:value-type="string">
            <text:p text:style-name="P13"><text:span text:style-name="Προεπιλεγμένη_20_γραμματοσειρά"><text:span text:style-name="T1766">𐌋</text:span></text:span><text:span text:style-name="Προεπιλεγμένη_20_γραμματοσειρά"><text:span text:style-name="T1819">𐌋</text:span></text:span></text:p>
          </table:table-cell>
          <table:table-cell table:style-name="Πίνακας11.G13" office:value-type="string">
            <text:p text:style-name="P13"><text:span text:style-name="Προεπιλεγμένη_20_γραμματοσειρά"><text:span text:style-name="T1771">𐌋</text:span></text:span></text:p>
          </table:table-cell>
          <table:table-cell table:style-name="Πίνακας11.H13" office:value-type="string">
            <text:p text:style-name="P13"><text:span text:style-name="Προεπιλεγμένη_20_γραμματοσειρά"><text:span text:style-name="T1774">𐌋</text:span></text:span></text:p>
          </table:table-cell>
          <table:table-cell table:style-name="Πίνακας11.I13" office:value-type="string">
            <text:p text:style-name="P13"><text:span text:style-name="Προεπιλεγμένη_20_γραμματοσειρά"><text:span text:style-name="T1775">𐌋</text:span></text:span><text:span text:style-name="Προεπιλεγμένη_20_γραμματοσειρά"><text:span text:style-name="T1777">𐌋</text:span></text:span></text:p>
          </table:table-cell>
        </table:table-row>
        <table:table-row>
          <table:table-cell table:style-name="Πίνακας11.A2" office:value-type="string">
            <text:p text:style-name="P393">Em</text:p>
          </table:table-cell>
          <table:table-cell table:style-name="Πίνακας11.A2" office:value-type="string">
            <text:p text:style-name="P69">𐌌</text:p>
          </table:table-cell>
          <table:table-cell table:style-name="Πίνακας11.C14" office:value-type="string">
            <text:p text:style-name="P366">𐌌<text:span text:style-name="T1783">𐌌</text:span><text:span text:style-name="T1785">𐌌</text:span><text:span text:style-name="T1787">𐌌</text:span><text:span text:style-name="T1789">𐌌</text:span></text:p>
          </table:table-cell>
          <table:table-cell table:style-name="Πίνακας11.D14" office:value-type="string">
            <text:p text:style-name="P368">𐌌<text:span text:style-name="T1791">𐌌</text:span><text:span text:style-name="T1793">𐌌</text:span><text:span text:style-name="T1795">𐌌</text:span><text:span text:style-name="T1797">𐌌</text:span><text:span text:style-name="T1799">𐌌</text:span></text:p>
          </table:table-cell>
          <table:table-cell table:style-name="Πίνακας11.E14" office:value-type="string">
            <text:p text:style-name="P370">𐌌<text:span text:style-name="T1824">𐌌</text:span><text:span text:style-name="T1826">𐌌</text:span></text:p>
          </table:table-cell>
          <table:table-cell table:style-name="Πίνακας11.F14" office:value-type="string">
            <text:p text:style-name="P372">𐌌<text:span text:style-name="T1818">𐌌</text:span></text:p>
          </table:table-cell>
          <table:table-cell table:style-name="Πίνακας11.G14" office:value-type="string">
            <text:p text:style-name="P379">𐌌</text:p>
          </table:table-cell>
          <table:table-cell table:style-name="Πίνακας11.H14" office:value-type="string">
            <text:p text:style-name="P374">𐌌<text:span text:style-name="T1860">𐌌</text:span></text:p>
          </table:table-cell>
          <table:table-cell table:style-name="Πίνακας11.I14" office:value-type="string">
            <text:p text:style-name="P377">𐌌𐌌</text:p>
          </table:table-cell>
        </table:table-row>
        <table:table-row>
          <table:table-cell table:style-name="Πίνακας11.A2" office:value-type="string">
            <text:p text:style-name="P393">En</text:p>
          </table:table-cell>
          <table:table-cell table:style-name="Πίνακας11.A2" office:value-type="string">
            <text:p text:style-name="P13"><text:span text:style-name="Προεπιλεγμένη_20_γραμματοσειρά"><text:span text:style-name="T1022">𐌍</text:span></text:span></text:p>
          </table:table-cell>
          <table:table-cell table:style-name="Πίνακας11.C15" office:value-type="string">
            <text:p text:style-name="P13"><text:span text:style-name="Προεπιλεγμένη_20_γραμματοσειρά"><text:span text:style-name="T1745">𐌍</text:span></text:span><text:span text:style-name="Προεπιλεγμένη_20_γραμματοσειρά"><text:span text:style-name="T1843">𐌍</text:span></text:span><text:span text:style-name="Προεπιλεγμένη_20_γραμματοσειρά"><text:span text:style-name="T1845">𐌍</text:span></text:span><text:span text:style-name="Προεπιλεγμένη_20_γραμματοσειρά"><text:span text:style-name="T1847">𐌍</text:span></text:span></text:p>
          </table:table-cell>
          <table:table-cell table:style-name="Πίνακας11.D15" office:value-type="string">
            <text:p text:style-name="P13"><text:span text:style-name="Προεπιλεγμένη_20_γραμματοσειρά"><text:span text:style-name="T1751">𐌍</text:span></text:span><text:span text:style-name="Προεπιλεγμένη_20_γραμματοσειρά"><text:span text:style-name="T1829">𐌍</text:span></text:span><text:span text:style-name="Προεπιλεγμένη_20_γραμματοσειρά"><text:span text:style-name="T1831">𐌍</text:span></text:span><text:span text:style-name="Προεπιλεγμένη_20_γραμματοσειρά"><text:span text:style-name="T1833">𐌍</text:span></text:span><text:span text:style-name="Προεπιλεγμένη_20_γραμματοσειρά"><text:span text:style-name="T1835">𐌍</text:span></text:span></text:p>
          </table:table-cell>
          <table:table-cell table:style-name="Πίνακας11.E15" office:value-type="string">
            <text:p text:style-name="P13"><text:span text:style-name="Προεπιλεγμένη_20_γραμματοσειρά"><text:span text:style-name="T1759">𐌍</text:span></text:span><text:span text:style-name="Προεπιλεγμένη_20_γραμματοσειρά"><text:span text:style-name="T1862">𐌍</text:span></text:span><text:span text:style-name="Προεπιλεγμένη_20_γραμματοσειρά"><text:span text:style-name="T1864">𐌍</text:span></text:span><text:span text:style-name="Προεπιλεγμένη_20_γραμματοσειρά"><text:span text:style-name="T1866">𐌍</text:span></text:span><text:span text:style-name="Προεπιλεγμένη_20_γραμματοσειρά"><text:span text:style-name="T1868">𐌍</text:span></text:span><text:span text:style-name="Προεπιλεγμένη_20_γραμματοσειρά"><text:span text:style-name="T1870">𐌍</text:span></text:span></text:p>
          </table:table-cell>
          <table:table-cell table:style-name="Πίνακας11.F15" office:value-type="string">
            <text:p text:style-name="P13"><text:span text:style-name="Προεπιλεγμένη_20_γραμματοσειρά"><text:span text:style-name="T1766">𐌍</text:span></text:span><text:span text:style-name="Προεπιλεγμένη_20_γραμματοσειρά"><text:span text:style-name="T1822">𐌍</text:span></text:span><text:span text:style-name="Προεπιλεγμένη_20_γραμματοσειρά"><text:span text:style-name="T1823">𐌍</text:span></text:span></text:p>
          </table:table-cell>
          <table:table-cell table:style-name="Πίνακας11.G15" office:value-type="string">
            <text:p text:style-name="P13"><text:span text:style-name="Προεπιλεγμένη_20_γραμματοσειρά"><text:span text:style-name="T1771">𐌍</text:span></text:span></text:p>
          </table:table-cell>
          <table:table-cell table:style-name="Πίνακας11.H15" office:value-type="string">
            <text:p text:style-name="P13"><text:span text:style-name="Προεπιλεγμένη_20_γραμματοσειρά"><text:span text:style-name="T1774">𐌍</text:span></text:span></text:p>
          </table:table-cell>
          <table:table-cell table:style-name="Πίνακας11.I15" office:value-type="string">
            <text:p text:style-name="P13"><text:span text:style-name="Προεπιλεγμένη_20_γραμματοσειρά"><text:span text:style-name="T1775">𐌍</text:span></text:span><text:span text:style-name="Προεπιλεγμένη_20_γραμματοσειρά"><text:span text:style-name="T1777">𐌍</text:span></text:span></text:p>
          </table:table-cell>
        </table:table-row>
        <table:table-row>
          <table:table-cell table:style-name="Πίνακας11.A2" office:value-type="string">
            <text:p text:style-name="P393">Esh</text:p>
          </table:table-cell>
          <table:table-cell table:style-name="Πίνακας11.A2" office:value-type="string">
            <text:p text:style-name="P69">𐌎</text:p>
          </table:table-cell>
          <table:table-cell table:style-name="Πίνακας11.C16" office:value-type="string">
            <text:p text:style-name="P337">𐌎</text:p>
          </table:table-cell>
          <table:table-cell table:style-name="Πίνακας11.D16" office:value-type="string">
            <text:p text:style-name="P368">𐌎</text:p>
          </table:table-cell>
          <table:table-cell table:style-name="Πίνακας11.E16" office:value-type="string">
            <text:p text:style-name="P370">𐌎<text:span text:style-name="T1782">𐌎</text:span></text:p>
          </table:table-cell>
          <table:table-cell table:style-name="Πίνακας11.F16" office:value-type="string">
            <text:p text:style-name="P372">𐌎</text:p>
          </table:table-cell>
          <table:table-cell table:style-name="Πίνακας11.G16" office:value-type="string">
            <text:p text:style-name="P333">𐌎</text:p>
          </table:table-cell>
          <table:table-cell table:style-name="Πίνακας11.H16" office:value-type="string">
            <text:p text:style-name="P335">𐌎</text:p>
          </table:table-cell>
          <table:table-cell table:style-name="Πίνακας11.I16" office:value-type="string">
            <text:p text:style-name="P336">𐌎</text:p>
          </table:table-cell>
        </table:table-row>
        <table:table-row>
          <table:table-cell table:style-name="Πίνακας11.A2" office:value-type="string">
            <text:p text:style-name="P393">O</text:p>
          </table:table-cell>
          <table:table-cell table:style-name="Πίνακας11.A2" office:value-type="string">
            <text:p text:style-name="P13"><text:span text:style-name="Προεπιλεγμένη_20_γραμματοσειρά"><text:span text:style-name="T1022">𐌏</text:span></text:span></text:p>
          </table:table-cell>
          <table:table-cell table:style-name="Πίνακας11.C17" office:value-type="string">
            <text:p text:style-name="P13"><text:span text:style-name="Προεπιλεγμένη_20_γραμματοσειρά"><text:span text:style-name="T1745">𐌏</text:span></text:span><text:span text:style-name="Προεπιλεγμένη_20_γραμματοσειρά"><text:span text:style-name="T1857">𐌏</text:span></text:span><text:span text:style-name="Προεπιλεγμένη_20_γραμματοσειρά"><text:span text:style-name="T1859">𐌏</text:span></text:span></text:p>
          </table:table-cell>
          <table:table-cell table:style-name="Πίνακας11.D17" office:value-type="string">
            <text:p text:style-name="P13"><text:span text:style-name="Προεπιλεγμένη_20_γραμματοσειρά"><text:span text:style-name="T1751">𐌏</text:span></text:span></text:p>
          </table:table-cell>
          <table:table-cell table:style-name="Πίνακας11.E17" office:value-type="string">
            <text:p text:style-name="P13"><text:span text:style-name="Προεπιλεγμένη_20_γραμματοσειρά"><text:span text:style-name="T1759">𐌏</text:span></text:span><text:span text:style-name="Προεπιλεγμένη_20_γραμματοσειρά"><text:span text:style-name="T1837">𐌏</text:span></text:span><text:span text:style-name="Προεπιλεγμένη_20_γραμματοσειρά"><text:span text:style-name="T1839">𐌏</text:span></text:span><text:span text:style-name="Προεπιλεγμένη_20_γραμματοσειρά"><text:span text:style-name="T1841">𐌏</text:span></text:span></text:p>
          </table:table-cell>
          <table:table-cell table:style-name="Πίνακας11.F17" office:value-type="string">
            <text:p text:style-name="P13"><text:span text:style-name="Προεπιλεγμένη_20_γραμματοσειρά"><text:span text:style-name="T1766">𐌏</text:span></text:span><text:span text:style-name="Προεπιλεγμένη_20_γραμματοσειρά"><text:span text:style-name="T1819">𐌏</text:span></text:span></text:p>
          </table:table-cell>
          <table:table-cell table:style-name="Πίνακας11.G17" office:value-type="string">
            <text:p text:style-name="P13"><text:span text:style-name="Προεπιλεγμένη_20_γραμματοσειρά"><text:span text:style-name="T1771">𐌏</text:span></text:span><text:span text:style-name="Προεπιλεγμένη_20_γραμματοσειρά"><text:span text:style-name="T1773">𐌏</text:span></text:span></text:p>
          </table:table-cell>
          <table:table-cell table:style-name="Πίνακας11.H17" office:value-type="string">
            <text:p text:style-name="P13"><text:span text:style-name="Προεπιλεγμένη_20_γραμματοσειρά"><text:span text:style-name="T1471">𐌏</text:span></text:span></text:p>
          </table:table-cell>
          <table:table-cell table:style-name="Πίνακας11.I17" office:value-type="string">
            <text:p text:style-name="P13"><text:span text:style-name="Προεπιλεγμένη_20_γραμματοσειρά"><text:span text:style-name="T1775">𐌏</text:span></text:span><text:span text:style-name="Προεπιλεγμένη_20_γραμματοσειρά"><text:span text:style-name="T1777">𐌏</text:span></text:span></text:p>
          </table:table-cell>
        </table:table-row>
        <table:table-row>
          <table:table-cell table:style-name="Πίνακας11.A2" office:value-type="string">
            <text:p text:style-name="P393">Pe</text:p>
          </table:table-cell>
          <table:table-cell table:style-name="Πίνακας11.A2" office:value-type="string">
            <text:p text:style-name="P13"><text:span text:style-name="Προεπιλεγμένη_20_γραμματοσειρά"><text:span text:style-name="T1022">𐌐</text:span></text:span></text:p>
          </table:table-cell>
          <table:table-cell table:style-name="Πίνακας11.C18" office:value-type="string">
            <text:p text:style-name="P13"><text:span text:style-name="Προεπιλεγμένη_20_γραμματοσειρά"><text:span text:style-name="T1745">𐌐</text:span></text:span><text:span text:style-name="Προεπιλεγμένη_20_γραμματοσειρά"><text:span text:style-name="T1746">𐌐</text:span></text:span><text:span text:style-name="Προεπιλεγμένη_20_γραμματοσειρά"><text:span text:style-name="T1747">𐌐</text:span></text:span><text:span text:style-name="Προεπιλεγμένη_20_γραμματοσειρά"><text:span text:style-name="T1748">𐌐</text:span></text:span><text:span text:style-name="Προεπιλεγμένη_20_γραμματοσειρά"><text:span text:style-name="T1749">𐌐</text:span></text:span><text:span text:style-name="Προεπιλεγμένη_20_γραμματοσειρά"><text:span text:style-name="T1750">𐌐</text:span></text:span></text:p>
          </table:table-cell>
          <table:table-cell table:style-name="Πίνακας11.D18" office:value-type="string">
            <text:p text:style-name="P13"><text:span text:style-name="Προεπιλεγμένη_20_γραμματοσειρά"><text:span text:style-name="T1751">𐌐</text:span></text:span><text:span text:style-name="Προεπιλεγμένη_20_γραμματοσειρά"><text:span text:style-name="T1752">𐌐</text:span></text:span><text:span text:style-name="Προεπιλεγμένη_20_γραμματοσειρά"><text:span text:style-name="T1753">𐌐</text:span></text:span><text:span text:style-name="Προεπιλεγμένη_20_γραμματοσειρά"><text:span text:style-name="T1754">𐌐</text:span></text:span><text:span text:style-name="Προεπιλεγμένη_20_γραμματοσειρά"><text:span text:style-name="T1755">𐌐</text:span></text:span><text:span text:style-name="Προεπιλεγμένη_20_γραμματοσειρά"><text:span text:style-name="T1756">𐌐</text:span></text:span><text:span text:style-name="Προεπιλεγμένη_20_γραμματοσειρά"><text:span text:style-name="T1757">𐌐</text:span></text:span><text:span text:style-name="Προεπιλεγμένη_20_γραμματοσειρά"><text:span text:style-name="T1758">𐌐</text:span></text:span></text:p>
          </table:table-cell>
          <table:table-cell table:style-name="Πίνακας11.E18" office:value-type="string">
            <text:p text:style-name="P13"><text:span text:style-name="Προεπιλεγμένη_20_γραμματοσειρά"><text:span text:style-name="T1759">𐌐</text:span></text:span><text:span text:style-name="Προεπιλεγμένη_20_γραμματοσειρά"><text:span text:style-name="T1825">𐌐</text:span></text:span><text:span text:style-name="Προεπιλεγμένη_20_γραμματοσειρά"><text:span text:style-name="T1827">𐌐</text:span></text:span></text:p>
          </table:table-cell>
          <table:table-cell table:style-name="Πίνακας11.F18" office:value-type="string">
            <text:p text:style-name="P13"><text:span text:style-name="Προεπιλεγμένη_20_γραμματοσειρά"><text:span text:style-name="T1766">𐌐</text:span></text:span><text:span text:style-name="Προεπιλεγμένη_20_γραμματοσειρά"><text:span text:style-name="T1822">𐌐</text:span></text:span><text:span text:style-name="Προεπιλεγμένη_20_γραμματοσειρά"><text:span text:style-name="T1823">𐌐</text:span></text:span></text:p>
          </table:table-cell>
          <table:table-cell table:style-name="Πίνακας11.G18" office:value-type="string">
            <text:p text:style-name="P13"><text:span text:style-name="Προεπιλεγμένη_20_γραμματοσειρά"><text:span text:style-name="T1771">𐌐</text:span></text:span></text:p>
          </table:table-cell>
          <table:table-cell table:style-name="Πίνακας11.H18" office:value-type="string">
            <text:p text:style-name="P13"><text:span text:style-name="Προεπιλεγμένη_20_γραμματοσειρά"><text:span text:style-name="T1774">𐌐</text:span></text:span></text:p>
          </table:table-cell>
          <table:table-cell table:style-name="Πίνακας11.I18" office:value-type="string">
            <text:p text:style-name="P13"><text:span text:style-name="Προεπιλεγμένη_20_γραμματοσειρά"><text:span text:style-name="T1775">𐌐</text:span></text:span><text:span text:style-name="Προεπιλεγμένη_20_γραμματοσειρά"><text:span text:style-name="T1777">𐌐</text:span></text:span></text:p>
          </table:table-cell>
        </table:table-row>
        <table:table-row>
          <table:table-cell table:style-name="Πίνακας11.A2" office:value-type="string">
            <text:p text:style-name="P393">She</text:p>
          </table:table-cell>
          <table:table-cell table:style-name="Πίνακας11.A2" office:value-type="string">
            <text:p text:style-name="P69">𐌑</text:p>
          </table:table-cell>
          <table:table-cell table:style-name="Πίνακας11.A2" office:value-type="string">
            <text:p text:style-name="P337">𐌑</text:p>
          </table:table-cell>
          <table:table-cell table:style-name="Πίνακας11.D19" office:value-type="string">
            <text:p text:style-name="P368">𐌑</text:p>
          </table:table-cell>
          <table:table-cell table:style-name="Πίνακας11.E19" office:value-type="string">
            <text:p text:style-name="P370">𐌑</text:p>
          </table:table-cell>
          <table:table-cell table:style-name="Πίνακας11.F19" office:value-type="string">
            <text:p text:style-name="P338">𐌑</text:p>
          </table:table-cell>
          <table:table-cell table:style-name="Πίνακας11.G19" office:value-type="string">
            <text:p text:style-name="P379">𐌑</text:p>
          </table:table-cell>
          <table:table-cell table:style-name="Πίνακας11.H19" office:value-type="string">
            <text:p text:style-name="P335">𐌑</text:p>
          </table:table-cell>
          <table:table-cell table:style-name="Πίνακας11.I19" office:value-type="string">
            <text:p text:style-name="P336">𐌑</text:p>
          </table:table-cell>
        </table:table-row>
        <table:table-row>
          <table:table-cell table:style-name="Πίνακας11.A2" office:value-type="string">
            <text:p text:style-name="P393">Ku</text:p>
          </table:table-cell>
          <table:table-cell table:style-name="Πίνακας11.A2" office:value-type="string">
            <text:p text:style-name="P69">𐌒</text:p>
          </table:table-cell>
          <table:table-cell table:style-name="Πίνακας11.C20" office:value-type="string">
            <text:p text:style-name="P366">𐌒<text:span text:style-name="T1856">𐌒</text:span><text:span text:style-name="T1858">𐌒</text:span></text:p>
          </table:table-cell>
          <table:table-cell table:style-name="Πίνακας11.D20" office:value-type="string">
            <text:p text:style-name="P368">𐌒<text:span text:style-name="T1871">𐌒</text:span></text:p>
          </table:table-cell>
          <table:table-cell table:style-name="Πίνακας11.E20" office:value-type="string">
            <text:p text:style-name="P370">𐌒<text:span text:style-name="T1824">𐌒</text:span><text:span text:style-name="T1826">𐌒</text:span></text:p>
          </table:table-cell>
          <table:table-cell table:style-name="Πίνακας11.F20" office:value-type="string">
            <text:p text:style-name="P338">𐌒</text:p>
          </table:table-cell>
          <table:table-cell table:style-name="Πίνακας11.G20" office:value-type="string">
            <text:p text:style-name="P333">𐌒</text:p>
          </table:table-cell>
          <table:table-cell table:style-name="Πίνακας11.H20" office:value-type="string">
            <text:p text:style-name="P335">𐌒</text:p>
          </table:table-cell>
          <table:table-cell table:style-name="Πίνακας11.I20" office:value-type="string">
            <text:p text:style-name="P377">𐌒</text:p>
          </table:table-cell>
        </table:table-row>
        <table:table-row>
          <table:table-cell table:style-name="Πίνακας11.A2" office:value-type="string">
            <text:p text:style-name="P393">Er</text:p>
          </table:table-cell>
          <table:table-cell table:style-name="Πίνακας11.A2" office:value-type="string">
            <text:p text:style-name="P69">𐌓</text:p>
          </table:table-cell>
          <table:table-cell table:style-name="Πίνακας11.C21" office:value-type="string">
            <text:p text:style-name="P366">𐌓<text:span text:style-name="T1842">𐌓</text:span><text:span text:style-name="T1844">𐌓</text:span><text:span text:style-name="T1846">𐌓</text:span></text:p>
          </table:table-cell>
          <table:table-cell table:style-name="Πίνακας11.D21" office:value-type="string">
            <text:p text:style-name="P368">𐌓<text:span text:style-name="T1872">𐌓</text:span><text:span text:style-name="T1873">𐌓</text:span><text:span text:style-name="T1874">𐌓</text:span><text:span text:style-name="T1875">𐌓</text:span><text:span text:style-name="T1876">𐌓</text:span><text:span text:style-name="T1877">𐌓</text:span><text:span text:style-name="T1878">𐌓</text:span><text:span text:style-name="T1879">𐌓</text:span></text:p>
          </table:table-cell>
          <table:table-cell table:style-name="Πίνακας11.E21" office:value-type="string">
            <text:p text:style-name="P370">𐌓<text:span text:style-name="T1861">𐌓</text:span><text:span text:style-name="T1863">𐌓</text:span><text:span text:style-name="T1865">𐌓</text:span><text:span text:style-name="T1867">𐌓</text:span><text:span text:style-name="T1869">𐌓</text:span></text:p>
          </table:table-cell>
          <table:table-cell table:style-name="Πίνακας11.F21" office:value-type="string">
            <text:p text:style-name="P372">𐌓<text:span text:style-name="T1880">𐌓</text:span><text:span text:style-name="T1881">𐌓</text:span><text:span text:style-name="T1882">𐌓</text:span><text:span text:style-name="T1883">𐌓</text:span><text:span text:style-name="T1884">𐌓</text:span></text:p>
          </table:table-cell>
          <table:table-cell table:style-name="Πίνακας11.G21" office:value-type="string">
            <text:p text:style-name="P379">𐌓</text:p>
          </table:table-cell>
          <table:table-cell table:style-name="Πίνακας11.H21" office:value-type="string">
            <text:p text:style-name="P374">𐌓</text:p>
          </table:table-cell>
          <table:table-cell table:style-name="Πίνακας11.I21" office:value-type="string">
            <text:p text:style-name="P377">𐌓<text:span text:style-name="T1820">𐌓</text:span><text:span text:style-name="T1821">𐌓</text:span></text:p>
          </table:table-cell>
        </table:table-row>
        <table:table-row>
          <table:table-cell table:style-name="Πίνακας11.A2" office:value-type="string">
            <text:p text:style-name="P393">Es</text:p>
          </table:table-cell>
          <table:table-cell table:style-name="Πίνακας11.A2" office:value-type="string">
            <text:p text:style-name="P13"><text:span text:style-name="Προεπιλεγμένη_20_γραμματοσειρά"><text:span text:style-name="T1022">𐌔</text:span></text:span></text:p>
          </table:table-cell>
          <table:table-cell table:style-name="Πίνακας11.C22" office:value-type="string">
            <text:p text:style-name="P13"><text:span text:style-name="Προεπιλεγμένη_20_γραμματοσειρά"><text:span text:style-name="T1745">𐌔</text:span></text:span><text:span text:style-name="Προεπιλεγμένη_20_γραμματοσειρά"><text:span text:style-name="T1784">𐌔</text:span></text:span><text:span text:style-name="Προεπιλεγμένη_20_γραμματοσειρά"><text:span text:style-name="T1786">𐌔</text:span></text:span><text:span text:style-name="Προεπιλεγμένη_20_γραμματοσειρά"><text:span text:style-name="T1788">𐌔</text:span></text:span><text:span text:style-name="Προεπιλεγμένη_20_γραμματοσειρά"><text:span text:style-name="T1790">𐌔</text:span></text:span></text:p>
          </table:table-cell>
          <table:table-cell table:style-name="Πίνακας11.D22" office:value-type="string">
            <text:p text:style-name="P13"><text:span text:style-name="Προεπιλεγμένη_20_γραμματοσειρά"><text:span text:style-name="T1751">𐌔</text:span></text:span><text:span text:style-name="Προεπιλεγμένη_20_γραμματοσειρά"><text:span text:style-name="T1752">𐌔</text:span></text:span><text:span text:style-name="Προεπιλεγμένη_20_γραμματοσειρά"><text:span text:style-name="T1753">𐌔</text:span></text:span><text:span text:style-name="Προεπιλεγμένη_20_γραμματοσειρά"><text:span text:style-name="T1754">𐌔</text:span></text:span><text:span text:style-name="Προεπιλεγμένη_20_γραμματοσειρά"><text:span text:style-name="T1755">𐌔</text:span></text:span><text:span text:style-name="Προεπιλεγμένη_20_γραμματοσειρά"><text:span text:style-name="T1756">𐌔</text:span></text:span><text:span text:style-name="Προεπιλεγμένη_20_γραμματοσειρά"><text:span text:style-name="T1757">𐌔</text:span></text:span><text:span text:style-name="Προεπιλεγμένη_20_γραμματοσειρά"><text:span text:style-name="T1758">𐌔</text:span></text:span></text:p>
          </table:table-cell>
          <table:table-cell table:style-name="Πίνακας11.E22" office:value-type="string">
            <text:p text:style-name="P13"><text:span text:style-name="Προεπιλεγμένη_20_γραμματοσειρά"><text:span text:style-name="T1759">𐌔</text:span></text:span><text:span text:style-name="Προεπιλεγμένη_20_γραμματοσειρά"><text:span text:style-name="T1885">𐌔</text:span></text:span><text:span text:style-name="Προεπιλεγμένη_20_γραμματοσειρά"><text:span text:style-name="T1886">𐌔</text:span></text:span><text:span text:style-name="Προεπιλεγμένη_20_γραμματοσειρά"><text:span text:style-name="T1887">𐌔</text:span></text:span><text:span text:style-name="Προεπιλεγμένη_20_γραμματοσειρά"><text:span text:style-name="T1888">𐌔</text:span></text:span><text:span text:style-name="Προεπιλεγμένη_20_γραμματοσειρά"><text:span text:style-name="T1889">𐌔</text:span></text:span><text:span text:style-name="Προεπιλεγμένη_20_γραμματοσειρά"><text:span text:style-name="T1890">𐌔</text:span></text:span><text:span text:style-name="Προεπιλεγμένη_20_γραμματοσειρά"><text:span text:style-name="T1891">𐌔</text:span></text:span><text:span text:style-name="Προεπιλεγμένη_20_γραμματοσειρά"><text:span text:style-name="T1892">𐌔</text:span></text:span><text:span text:style-name="Προεπιλεγμένη_20_γραμματοσειρά"><text:span text:style-name="T1893">𐌔</text:span></text:span></text:p>
          </table:table-cell>
          <table:table-cell table:style-name="Πίνακας11.F22" office:value-type="string">
            <text:p text:style-name="P13"><text:span text:style-name="Προεπιλεγμένη_20_γραμματοσειρά"><text:span text:style-name="T1766">𐌔</text:span></text:span></text:p>
          </table:table-cell>
          <table:table-cell table:style-name="Πίνακας11.G22" office:value-type="string">
            <text:p text:style-name="P13"><text:span text:style-name="Προεπιλεγμένη_20_γραμματοσειρά"><text:span text:style-name="T1771">𐌔</text:span></text:span></text:p>
          </table:table-cell>
          <table:table-cell table:style-name="Πίνακας11.H22" office:value-type="string">
            <text:p text:style-name="P13"><text:span text:style-name="Προεπιλεγμένη_20_γραμματοσειρά"><text:span text:style-name="T1774">𐌔</text:span></text:span><text:span text:style-name="Προεπιλεγμένη_20_γραμματοσειρά"><text:span text:style-name="T1895">𐌔</text:span></text:span><text:span text:style-name="Προεπιλεγμένη_20_γραμματοσειρά"><text:span text:style-name="T1897">𐌔</text:span></text:span></text:p>
          </table:table-cell>
          <table:table-cell table:style-name="Πίνακας11.I22" office:value-type="string">
            <text:p text:style-name="P13"><text:span text:style-name="Προεπιλεγμένη_20_γραμματοσειρά"><text:span text:style-name="T1775">𐌔</text:span></text:span><text:span text:style-name="Προεπιλεγμένη_20_γραμματοσειρά"><text:span text:style-name="T1777">𐌔</text:span></text:span></text:p>
          </table:table-cell>
        </table:table-row>
        <table:table-row>
          <table:table-cell table:style-name="Πίνακας11.A2" office:value-type="string">
            <text:p text:style-name="P393">Te</text:p>
          </table:table-cell>
          <table:table-cell table:style-name="Πίνακας11.A2" office:value-type="string">
            <text:p text:style-name="P13"><text:span text:style-name="Προεπιλεγμένη_20_γραμματοσειρά"><text:span text:style-name="T1022">𐌕</text:span></text:span></text:p>
          </table:table-cell>
          <table:table-cell table:style-name="Πίνακας11.C23" office:value-type="string">
            <text:p text:style-name="P13"><text:span text:style-name="Προεπιλεγμένη_20_γραμματοσειρά"><text:span text:style-name="T1745">𐌕</text:span></text:span><text:span text:style-name="Προεπιλεγμένη_20_γραμματοσειρά"><text:span text:style-name="T1784">𐌕</text:span></text:span><text:span text:style-name="Προεπιλεγμένη_20_γραμματοσειρά"><text:span text:style-name="T1786">𐌕</text:span></text:span><text:span text:style-name="Προεπιλεγμένη_20_γραμματοσειρά"><text:span text:style-name="T1788">𐌕</text:span></text:span><text:span text:style-name="Προεπιλεγμένη_20_γραμματοσειρά"><text:span text:style-name="T1790">𐌕</text:span></text:span></text:p>
          </table:table-cell>
          <table:table-cell table:style-name="Πίνακας11.D23" office:value-type="string">
            <text:p text:style-name="P13"><text:span text:style-name="Προεπιλεγμένη_20_γραμματοσειρά"><text:span text:style-name="T635">𐌕</text:span></text:span><text:span text:style-name="Προεπιλεγμένη_20_γραμματοσειρά"><text:span text:style-name="T636">𐌕</text:span></text:span><text:span text:style-name="Προεπιλεγμένη_20_γραμματοσειρά"><text:span text:style-name="T637">𐌕</text:span></text:span><text:span text:style-name="Προεπιλεγμένη_20_γραμματοσειρά"><text:span text:style-name="T638">𐌕</text:span></text:span><text:span text:style-name="Προεπιλεγμένη_20_γραμματοσειρά"><text:span text:style-name="T639">𐌕</text:span></text:span></text:p>
          </table:table-cell>
          <table:table-cell table:style-name="Πίνακας11.E23" office:value-type="string">
            <text:p text:style-name="P13"><text:span text:style-name="Προεπιλεγμένη_20_γραμματοσειρά"><text:span text:style-name="T1759">𐌕</text:span></text:span><text:span text:style-name="Προεπιλεγμένη_20_γραμματοσειρά"><text:span text:style-name="T1825">𐌕</text:span></text:span><text:span text:style-name="Προεπιλεγμένη_20_γραμματοσειρά"><text:span text:style-name="T1827">𐌕</text:span></text:span></text:p>
          </table:table-cell>
          <table:table-cell table:style-name="Πίνακας11.F23" office:value-type="string">
            <text:p text:style-name="P13"><text:span text:style-name="Προεπιλεγμένη_20_γραμματοσειρά"><text:span text:style-name="T1766">𐌕</text:span></text:span></text:p>
          </table:table-cell>
          <table:table-cell table:style-name="Πίνακας11.G23" office:value-type="string">
            <text:p text:style-name="P13"><text:span text:style-name="Προεπιλεγμένη_20_γραμματοσειρά"><text:span text:style-name="T1771">𐌕</text:span></text:span></text:p>
          </table:table-cell>
          <table:table-cell table:style-name="Πίνακας11.H23" office:value-type="string">
            <text:p text:style-name="P13"><text:span text:style-name="Προεπιλεγμένη_20_γραμματοσειρά"><text:span text:style-name="T1774">𐌕</text:span></text:span></text:p>
          </table:table-cell>
          <table:table-cell table:style-name="Πίνακας11.I23" office:value-type="string">
            <text:p text:style-name="P13"><text:span text:style-name="Προεπιλεγμένη_20_γραμματοσειρά"><text:span text:style-name="T1775">𐌕</text:span></text:span></text:p>
          </table:table-cell>
        </table:table-row>
        <table:table-row>
          <table:table-cell table:style-name="Πίνακας11.A2" office:value-type="string">
            <text:p text:style-name="P393">U</text:p>
          </table:table-cell>
          <table:table-cell table:style-name="Πίνακας11.A2" office:value-type="string">
            <text:p text:style-name="P13"><text:span text:style-name="Προεπιλεγμένη_20_γραμματοσειρά"><text:span text:style-name="T1022">𐌖</text:span></text:span></text:p>
          </table:table-cell>
          <table:table-cell table:style-name="Πίνακας11.C24" office:value-type="string">
            <text:p text:style-name="P13"><text:span text:style-name="Προεπιλεγμένη_20_γραμματοσειρά"><text:span text:style-name="T1745">𐌖</text:span></text:span><text:span text:style-name="Προεπιλεγμένη_20_γραμματοσειρά"><text:span text:style-name="T1857">𐌖</text:span></text:span><text:span text:style-name="Προεπιλεγμένη_20_γραμματοσειρά"><text:span text:style-name="T1859">𐌖</text:span></text:span></text:p>
          </table:table-cell>
          <table:table-cell table:style-name="Πίνακας11.D24" office:value-type="string">
            <text:p text:style-name="P14"><text:span text:style-name="Προεπιλεγμένη_20_γραμματοσειρά"><text:span text:style-name="T635">𐌖</text:span></text:span><text:span text:style-name="Προεπιλεγμένη_20_γραμματοσειρά"><text:span text:style-name="T640">𐌖</text:span></text:span><text:span text:style-name="Προεπιλεγμένη_20_γραμματοσειρά"><text:span text:style-name="T641">𐌖</text:span></text:span></text:p>
          </table:table-cell>
          <table:table-cell table:style-name="Πίνακας11.E24" office:value-type="string">
            <text:p text:style-name="P13"><text:span text:style-name="Προεπιλεγμένη_20_γραμματοσειρά"><text:span text:style-name="T1759">𐌖</text:span></text:span></text:p>
          </table:table-cell>
          <table:table-cell table:style-name="Πίνακας11.F24" office:value-type="string">
            <text:p text:style-name="P13"><text:span text:style-name="Προεπιλεγμένη_20_γραμματοσειρά"><text:span text:style-name="T1766">𐌖</text:span></text:span></text:p>
          </table:table-cell>
          <table:table-cell table:style-name="Πίνακας11.G24" office:value-type="string">
            <text:p text:style-name="P13"><text:span text:style-name="Προεπιλεγμένη_20_γραμματοσειρά"><text:span text:style-name="T1472">𐌖</text:span></text:span></text:p>
          </table:table-cell>
          <table:table-cell table:style-name="Πίνακας11.H24" office:value-type="string">
            <text:p text:style-name="P13"><text:span text:style-name="Προεπιλεγμένη_20_γραμματοσειρά"><text:span text:style-name="T1774">𐌖</text:span></text:span></text:p>
          </table:table-cell>
          <table:table-cell table:style-name="Πίνακας11.I24" office:value-type="string">
            <text:p text:style-name="P13"><text:span text:style-name="Προεπιλεγμένη_20_γραμματοσειρά"><text:span text:style-name="T1775">𐌖</text:span></text:span></text:p>
          </table:table-cell>
        </table:table-row>
        <table:table-row>
          <table:table-cell table:style-name="Πίνακας11.A2" office:value-type="string">
            <text:p text:style-name="P393">Eks</text:p>
          </table:table-cell>
          <table:table-cell table:style-name="Πίνακας11.A2" office:value-type="string">
            <text:p text:style-name="P69">𐌗</text:p>
          </table:table-cell>
          <table:table-cell table:style-name="Πίνακας11.C25" office:value-type="string">
            <text:p text:style-name="P366">𐌗<text:span text:style-name="T1778">𐌗</text:span></text:p>
          </table:table-cell>
          <table:table-cell table:style-name="Πίνακας11.D25" office:value-type="string">
            <text:p text:style-name="P368">𐌗<text:span text:style-name="T1871">𐌗</text:span></text:p>
          </table:table-cell>
          <table:table-cell table:style-name="Πίνακας11.E25" office:value-type="string">
            <text:p text:style-name="P370">𐌗<text:span text:style-name="T1810">𐌗</text:span><text:span text:style-name="T1812">𐌗</text:span><text:span text:style-name="T1814">𐌗</text:span><text:span text:style-name="T1816">𐌗</text:span></text:p>
          </table:table-cell>
          <table:table-cell table:style-name="Πίνακας11.F25" office:value-type="string">
            <text:p text:style-name="P372">𐌗<text:span text:style-name="T1818">𐌗</text:span></text:p>
          </table:table-cell>
          <table:table-cell table:style-name="Πίνακας11.G25" office:value-type="string">
            <text:p text:style-name="P333">𐌗</text:p>
          </table:table-cell>
          <table:table-cell table:style-name="Πίνακας11.H25" office:value-type="string">
            <text:p text:style-name="P374">𐌗</text:p>
          </table:table-cell>
          <table:table-cell table:style-name="Πίνακας11.I25" office:value-type="string">
            <text:p text:style-name="P377">𐌗</text:p>
          </table:table-cell>
        </table:table-row>
        <table:table-row>
          <table:table-cell table:style-name="Πίνακας11.A2" office:value-type="string">
            <text:p text:style-name="P393">Phe</text:p>
          </table:table-cell>
          <table:table-cell table:style-name="Πίνακας11.A2" office:value-type="string">
            <text:p text:style-name="P69">𐌘</text:p>
          </table:table-cell>
          <table:table-cell table:style-name="Πίνακας11.C26" office:value-type="string">
            <text:p text:style-name="P337">𐌘</text:p>
          </table:table-cell>
          <table:table-cell table:style-name="Πίνακας11.D26" office:value-type="string">
            <text:p text:style-name="P339">𐌘</text:p>
          </table:table-cell>
          <table:table-cell table:style-name="Πίνακας11.E26" office:value-type="string">
            <text:p text:style-name="P340">𐌘</text:p>
          </table:table-cell>
          <table:table-cell table:style-name="Πίνακας11.F26" office:value-type="string">
            <text:p text:style-name="P372">𐌘</text:p>
          </table:table-cell>
          <table:table-cell table:style-name="Πίνακας11.G26" office:value-type="string">
            <text:p text:style-name="P379">𐌘<text:span text:style-name="T1772">𐌘</text:span></text:p>
          </table:table-cell>
          <table:table-cell table:style-name="Πίνακας11.H26" office:value-type="string">
            <text:p text:style-name="P374">𐌘</text:p>
          </table:table-cell>
          <table:table-cell table:style-name="Πίνακας11.I26" office:value-type="string">
            <text:p text:style-name="P377">𐌘</text:p>
          </table:table-cell>
        </table:table-row>
        <table:table-row>
          <table:table-cell table:style-name="Πίνακας11.A2" office:value-type="string">
            <text:p text:style-name="P393">Khe</text:p>
          </table:table-cell>
          <table:table-cell table:style-name="Πίνακας11.A2" office:value-type="string">
            <text:p text:style-name="P69">𐌙</text:p>
          </table:table-cell>
          <table:table-cell table:style-name="Πίνακας11.C27" office:value-type="string">
            <text:p text:style-name="P337">𐌙</text:p>
          </table:table-cell>
          <table:table-cell table:style-name="Πίνακας11.D27" office:value-type="string">
            <text:p text:style-name="P368">𐌙<text:span text:style-name="T1871">𐌙</text:span></text:p>
          </table:table-cell>
          <table:table-cell table:style-name="Πίνακας11.E27" office:value-type="string">
            <text:p text:style-name="P370">𐌙<text:span text:style-name="T1824">𐌙</text:span><text:span text:style-name="T1826">𐌙</text:span></text:p>
          </table:table-cell>
          <table:table-cell table:style-name="Πίνακας11.F27" office:value-type="string">
            <text:p text:style-name="P372">𐌙</text:p>
          </table:table-cell>
          <table:table-cell table:style-name="Πίνακας11.G27" office:value-type="string">
            <text:p text:style-name="P379">𐌙</text:p>
          </table:table-cell>
          <table:table-cell table:style-name="Πίνακας11.H27" office:value-type="string">
            <text:p text:style-name="P374">𐌙</text:p>
          </table:table-cell>
          <table:table-cell table:style-name="Πίνακας11.I27" office:value-type="string">
            <text:p text:style-name="P377">𐌙</text:p>
          </table:table-cell>
        </table:table-row>
        <table:table-row>
          <table:table-cell table:style-name="Πίνακας11.A2" office:value-type="string">
            <text:p text:style-name="P393">Ef</text:p>
          </table:table-cell>
          <table:table-cell table:style-name="Πίνακας11.A2" office:value-type="string">
            <text:p text:style-name="P69">𐌚</text:p>
          </table:table-cell>
          <table:table-cell table:style-name="Πίνακας11.C28" office:value-type="string">
            <text:p text:style-name="P366">𐌚</text:p>
          </table:table-cell>
          <table:table-cell table:style-name="Πίνακας11.D28" office:value-type="string">
            <text:p text:style-name="P368">𐌚<text:span text:style-name="T1898">𐌚</text:span><text:span text:style-name="T1899">𐌚</text:span><text:span text:style-name="T1900">𐌚</text:span><text:span text:style-name="T1901">𐌚</text:span><text:span text:style-name="T1902">𐌚</text:span><text:span text:style-name="T1903">𐌚</text:span><text:span text:style-name="T1904">𐌚</text:span><text:span text:style-name="T1905">𐌚</text:span><text:span text:style-name="T1906">𐌚</text:span></text:p>
          </table:table-cell>
          <table:table-cell table:style-name="Πίνακας11.E28" office:value-type="string">
            <text:p text:style-name="P370">𐌚</text:p>
          </table:table-cell>
          <table:table-cell table:style-name="Πίνακας11.F28" office:value-type="string">
            <text:p text:style-name="P338">𐌚</text:p>
          </table:table-cell>
          <table:table-cell table:style-name="Πίνακας11.G28" office:value-type="string">
            <text:p text:style-name="P333">𐌚</text:p>
          </table:table-cell>
          <table:table-cell table:style-name="Πίνακας11.H28" office:value-type="string">
            <text:p text:style-name="P374">𐌚<text:span text:style-name="T1894">𐌚</text:span><text:span text:style-name="T1896">𐌚</text:span></text:p>
          </table:table-cell>
          <table:table-cell table:style-name="Πίνακας11.I28" office:value-type="string">
            <text:p text:style-name="P336">𐌚</text:p>
          </table:table-cell>
        </table:table-row>
        <table:table-row>
          <table:table-cell table:style-name="Πίνακας11.A2" office:value-type="string">
            <text:p text:style-name="P393">Ers</text:p>
          </table:table-cell>
          <table:table-cell table:style-name="Πίνακας11.A2" office:value-type="string">
            <text:p text:style-name="P69">𐌛</text:p>
          </table:table-cell>
          <table:table-cell table:style-name="Πίνακας11.C29" office:value-type="string">
            <text:p text:style-name="P337">𐌛</text:p>
          </table:table-cell>
          <table:table-cell table:style-name="Πίνακας11.D29" office:value-type="string">
            <text:p text:style-name="P339">𐌛</text:p>
          </table:table-cell>
          <table:table-cell table:style-name="Πίνακας11.E29" office:value-type="string">
            <text:p text:style-name="P340">𐌛</text:p>
          </table:table-cell>
          <table:table-cell table:style-name="Πίνακας11.F29" office:value-type="string">
            <text:p text:style-name="P338">𐌛</text:p>
          </table:table-cell>
          <table:table-cell table:style-name="Πίνακας11.G29" office:value-type="string">
            <text:p text:style-name="P333">𐌛</text:p>
          </table:table-cell>
          <table:table-cell table:style-name="Πίνακας11.H29" office:value-type="string">
            <text:p text:style-name="P335">𐌛</text:p>
          </table:table-cell>
          <table:table-cell table:style-name="Πίνακας11.I29" office:value-type="string">
            <text:p text:style-name="P336">𐌛</text:p>
          </table:table-cell>
        </table:table-row>
        <table:table-row>
          <table:table-cell table:style-name="Πίνακας11.A2" office:value-type="string">
            <text:p text:style-name="P393">Che</text:p>
          </table:table-cell>
          <table:table-cell table:style-name="Πίνακας11.A2" office:value-type="string">
            <text:p text:style-name="P69">𐌜</text:p>
          </table:table-cell>
          <table:table-cell table:style-name="Πίνακας11.C30" office:value-type="string">
            <text:p text:style-name="P366">𐌜𐌜𐌜</text:p>
          </table:table-cell>
          <table:table-cell table:style-name="Πίνακας11.D30" office:value-type="string">
            <text:p text:style-name="P339">𐌜</text:p>
          </table:table-cell>
          <table:table-cell table:style-name="Πίνακας11.E30" office:value-type="string">
            <text:p text:style-name="P340">𐌜</text:p>
          </table:table-cell>
          <table:table-cell table:style-name="Πίνακας11.F30" office:value-type="string">
            <text:p text:style-name="P338">𐌜</text:p>
          </table:table-cell>
          <table:table-cell table:style-name="Πίνακας11.G30" office:value-type="string">
            <text:p text:style-name="P333">𐌜</text:p>
          </table:table-cell>
          <table:table-cell table:style-name="Πίνακας11.H30" office:value-type="string">
            <text:p text:style-name="P335">𐌜</text:p>
          </table:table-cell>
          <table:table-cell table:style-name="Πίνακας11.I30" office:value-type="string">
            <text:p text:style-name="P336">𐌜</text:p>
          </table:table-cell>
        </table:table-row>
        <table:table-row>
          <table:table-cell table:style-name="Πίνακας11.A2" office:value-type="string">
            <text:p text:style-name="P393">Ii</text:p>
          </table:table-cell>
          <table:table-cell table:style-name="Πίνακας11.A2" office:value-type="string">
            <text:p text:style-name="P69">𐌝</text:p>
          </table:table-cell>
          <table:table-cell table:style-name="Πίνακας11.C31" office:value-type="string">
            <text:p text:style-name="P337">𐌝</text:p>
          </table:table-cell>
          <table:table-cell table:style-name="Πίνακας11.D31" office:value-type="string">
            <text:p text:style-name="P368">𐌝<text:span text:style-name="T1779">𐌝</text:span><text:span text:style-name="T1780">𐌝</text:span><text:span text:style-name="T1781">𐌝</text:span></text:p>
          </table:table-cell>
          <table:table-cell table:style-name="Πίνακας11.E31" office:value-type="string">
            <text:p text:style-name="P340">𐌝</text:p>
          </table:table-cell>
          <table:table-cell table:style-name="Πίνακας11.F31" office:value-type="string">
            <text:p text:style-name="P338">𐌝</text:p>
          </table:table-cell>
          <table:table-cell table:style-name="Πίνακας11.G31" office:value-type="string">
            <text:p text:style-name="P333">𐌝</text:p>
          </table:table-cell>
          <table:table-cell table:style-name="Πίνακας11.H31" office:value-type="string">
            <text:p text:style-name="P335">𐌝</text:p>
          </table:table-cell>
          <table:table-cell table:style-name="Πίνακας11.I31" office:value-type="string">
            <text:p text:style-name="P336">𐌝</text:p>
          </table:table-cell>
        </table:table-row>
        <table:table-row>
          <table:table-cell table:style-name="Πίνακας11.A2" office:value-type="string">
            <text:p text:style-name="P393">Uu</text:p>
          </table:table-cell>
          <table:table-cell table:style-name="Πίνακας11.A2" office:value-type="string">
            <text:p text:style-name="P69">𐌞</text:p>
          </table:table-cell>
          <table:table-cell table:style-name="Πίνακας11.C32" office:value-type="string">
            <text:p text:style-name="P337">𐌞</text:p>
          </table:table-cell>
          <table:table-cell table:style-name="Πίνακας11.D32" office:value-type="string">
            <text:p text:style-name="P368">𐌞<text:span text:style-name="T1791">𐌞</text:span><text:span text:style-name="T1793">𐌞</text:span><text:span text:style-name="T1795">𐌞</text:span><text:span text:style-name="T1797">𐌞</text:span><text:span text:style-name="T1799">𐌞</text:span></text:p>
          </table:table-cell>
          <table:table-cell table:style-name="Πίνακας11.E32" office:value-type="string">
            <text:p text:style-name="P340">𐌞</text:p>
          </table:table-cell>
          <table:table-cell table:style-name="Πίνακας11.F32" office:value-type="string">
            <text:p text:style-name="P372">𐌞<text:span text:style-name="T1801">𐌞</text:span><text:span text:style-name="T1802">𐌞</text:span><text:span text:style-name="T1803">𐌞</text:span></text:p>
          </table:table-cell>
          <table:table-cell table:style-name="Πίνακας11.G32" office:value-type="string">
            <text:p text:style-name="P333">𐌞</text:p>
          </table:table-cell>
          <table:table-cell table:style-name="Πίνακας11.H32" office:value-type="string">
            <text:p text:style-name="P375">𐌞<text:span text:style-name="T1860">𐌞</text:span></text:p>
          </table:table-cell>
          <table:table-cell table:style-name="Πίνακας11.I32" office:value-type="string">
            <text:p text:style-name="P336">𐌞</text:p>
          </table:table-cell>
        </table:table-row>
        <table:table-row>
          <table:table-cell table:style-name="Πίνακας11.A2" office:value-type="string">
            <text:p text:style-name="P393">Ess</text:p>
          </table:table-cell>
          <table:table-cell table:style-name="Πίνακας11.A2" office:value-type="string">
            <text:p text:style-name="P69">𐌟</text:p>
          </table:table-cell>
          <table:table-cell table:style-name="Πίνακας11.C33" office:value-type="string">
            <text:p text:style-name="P337">𐌟</text:p>
          </table:table-cell>
          <table:table-cell table:style-name="Πίνακας11.D33" office:value-type="string">
            <text:p text:style-name="P339">𐌟</text:p>
          </table:table-cell>
          <table:table-cell table:style-name="Πίνακας11.E33" office:value-type="string">
            <text:p text:style-name="P340">𐌟</text:p>
          </table:table-cell>
          <table:table-cell table:style-name="Πίνακας11.F33" office:value-type="string">
            <text:p text:style-name="P338">𐌟</text:p>
          </table:table-cell>
          <table:table-cell table:style-name="Πίνακας11.G33" office:value-type="string">
            <text:p text:style-name="P333">𐌟</text:p>
          </table:table-cell>
          <table:table-cell table:style-name="Πίνακας11.H33" office:value-type="string">
            <text:p text:style-name="P335">𐌟</text:p>
          </table:table-cell>
          <table:table-cell table:style-name="Πίνακας11.I33" office:value-type="string">
            <text:p text:style-name="P336">𐌟</text:p>
          </table:table-cell>
        </table:table-row>
        <table:table-row>
          <table:table-cell table:style-name="Πίνακας11.A2" office:value-type="string">
            <text:p text:style-name="P393">Ye</text:p>
          </table:table-cell>
          <table:table-cell table:style-name="Πίνακας11.A2" office:value-type="string">
            <text:p text:style-name="P13"><text:span text:style-name="Προεπιλεγμένη_20_γραμματοσειρά"><text:span text:style-name="T1022">𐌭</text:span></text:span></text:p>
          </table:table-cell>
          <table:table-cell table:style-name="Πίνακας11.C34" office:value-type="string">
            <text:p text:style-name="P13"><text:span text:style-name="Προεπιλεγμένη_20_γραμματοσειρά"><text:span text:style-name="T1473">𐌭</text:span></text:span></text:p>
          </table:table-cell>
          <table:table-cell table:style-name="Πίνακας11.D34" office:value-type="string">
            <text:p text:style-name="P13"><text:span text:style-name="Προεπιλεγμένη_20_γραμματοσειρά"><text:span text:style-name="T1474">𐌭</text:span></text:span></text:p>
          </table:table-cell>
          <table:table-cell table:style-name="Πίνακας11.E34" office:value-type="string">
            <text:p text:style-name="P13"><text:span text:style-name="Προεπιλεγμένη_20_γραμματοσειρά"><text:span text:style-name="T1475">𐌭</text:span></text:span></text:p>
          </table:table-cell>
          <table:table-cell table:style-name="Πίνακας11.F34" office:value-type="string">
            <text:p text:style-name="P13"><text:span text:style-name="Προεπιλεγμένη_20_γραμματοσειρά"><text:span text:style-name="T1476">𐌭</text:span></text:span></text:p>
          </table:table-cell>
          <table:table-cell table:style-name="Πίνακας11.G34" office:value-type="string">
            <text:p text:style-name="P13"><text:span text:style-name="Προεπιλεγμένη_20_γραμματοσειρά"><text:span text:style-name="T1472">𐌭</text:span></text:span></text:p>
          </table:table-cell>
          <table:table-cell table:style-name="Πίνακας11.H34" office:value-type="string">
            <text:p text:style-name="P13"><text:span text:style-name="Προεπιλεγμένη_20_γραμματοσειρά"><text:span text:style-name="T1471">𐌭</text:span></text:span></text:p>
          </table:table-cell>
          <table:table-cell table:style-name="Πίνακας11.I34" office:value-type="string">
            <text:p text:style-name="P13"><text:span text:style-name="Προεπιλεγμένη_20_γραμματοσειρά"><text:span text:style-name="T1477">𐌭</text:span></text:span></text:p>
          </table:table-cell>
        </table:table-row>
        <table:table-row>
          <table:table-cell table:style-name="Πίνακας11.A2" office:value-type="string">
            <text:p text:style-name="P393"><text:span text:style-name="T1545">n</text:span>Tse</text:p>
          </table:table-cell>
          <table:table-cell table:style-name="Πίνακας11.A2" office:value-type="string">
            <text:p text:style-name="P13"><text:span text:style-name="Προεπιλεγμένη_20_γραμματοσειρά"><text:span text:style-name="T1022">𐌮</text:span></text:span></text:p>
          </table:table-cell>
          <table:table-cell table:style-name="Πίνακας11.C35" office:value-type="string">
            <text:p text:style-name="P13"><text:span text:style-name="Προεπιλεγμένη_20_γραμματοσειρά"><text:span text:style-name="T1473">𐌮</text:span></text:span></text:p>
          </table:table-cell>
          <table:table-cell table:style-name="Πίνακας11.D35" office:value-type="string">
            <text:p text:style-name="P13"><text:span text:style-name="Προεπιλεγμένη_20_γραμματοσειρά"><text:span text:style-name="T1474">𐌮</text:span></text:span></text:p>
          </table:table-cell>
          <table:table-cell table:style-name="Πίνακας11.E35" office:value-type="string">
            <text:p text:style-name="P13"><text:span text:style-name="Προεπιλεγμένη_20_γραμματοσειρά"><text:span text:style-name="T1475">𐌮</text:span></text:span></text:p>
          </table:table-cell>
          <table:table-cell table:style-name="Πίνακας11.F35" office:value-type="string">
            <text:p text:style-name="P13"><text:span text:style-name="Προεπιλεγμένη_20_γραμματοσειρά"><text:span text:style-name="T1476">𐌮</text:span></text:span></text:p>
          </table:table-cell>
          <table:table-cell table:style-name="Πίνακας11.G35" office:value-type="string">
            <text:p text:style-name="P13"><text:span text:style-name="Προεπιλεγμένη_20_γραμματοσειρά"><text:span text:style-name="T1472">𐌮</text:span></text:span></text:p>
          </table:table-cell>
          <table:table-cell table:style-name="Πίνακας11.H35" office:value-type="string">
            <text:p text:style-name="P13"><text:span text:style-name="Προεπιλεγμένη_20_γραμματοσειρά"><text:span text:style-name="T1471">𐌮</text:span></text:span></text:p>
          </table:table-cell>
          <table:table-cell table:style-name="Πίνακας11.I35" office:value-type="string">
            <text:p text:style-name="P13"><text:span text:style-name="Προεπιλεγμένη_20_γραμματοσειρά"><text:span text:style-name="T1477">𐌮</text:span></text:span></text:p>
          </table:table-cell>
        </table:table-row>
        <table:table-row>
          <table:table-cell table:style-name="Πίνακας11.A2" office:value-type="string">
            <text:p text:style-name="P393"><text:span text:style-name="T1545">sT</text:span>se</text:p>
          </table:table-cell>
          <table:table-cell table:style-name="Πίνακας11.A2" office:value-type="string">
            <text:p text:style-name="P69">𐌯</text:p>
          </table:table-cell>
          <table:table-cell table:style-name="Πίνακας11.C36" office:value-type="string">
            <text:p text:style-name="P337">𐌯</text:p>
          </table:table-cell>
          <table:table-cell table:style-name="Πίνακας11.D36" office:value-type="string">
            <text:p text:style-name="P339">𐌯</text:p>
          </table:table-cell>
          <table:table-cell table:style-name="Πίνακας11.E36" office:value-type="string">
            <text:p text:style-name="P340">𐌯</text:p>
          </table:table-cell>
          <table:table-cell table:style-name="Πίνακας11.F36" office:value-type="string">
            <text:p text:style-name="P338">𐌯</text:p>
          </table:table-cell>
          <table:table-cell table:style-name="Πίνακας11.G36" office:value-type="string">
            <text:p text:style-name="P333">𐌯</text:p>
          </table:table-cell>
          <table:table-cell table:style-name="Πίνακας11.H36" office:value-type="string">
            <text:p text:style-name="P335">𐌯</text:p>
          </table:table-cell>
          <table:table-cell table:style-name="Πίνακας11.I36" office:value-type="string">
            <text:p text:style-name="P336">𐌯</text:p>
          </table:table-cell>
        </table:table-row>
      </table:table>
      <text:p text:style-name="P451"/>
      <text:p text:style-name="P528">Bibliography</text:p>
      <text:p text:style-name="P529"/>
      <text:p text:style-name="P587"><text:span text:style-name="Προεπιλεγμένη_20_γραμματοσειρά"><text:span text:style-name="T2006">Adiego Ignacio Javier, “The Carian Language”, Handbook of Oriental Studies, volume 86, Brill, Lieden,</text:span></text:span><text:span text:style-name="Προεπιλεγμένη_20_γραμματοσειρά"><text:span text:style-name="T2007"> 2007</text:span></text:span></text:p>
      <text:p text:style-name="P576"><text:span text:style-name="Προεπιλεγμένη_20_γραμματοσειρά"><text:span text:style-name="T1970">Andreadaki-Vlasaki Maria, Erik Hallager, «New and unpublished Linear A and Linear B inscriptions from Khania», Proceedings of the Danish Institute at Athens V, p. 7-22,</text:span></text:span><text:span text:style-name="Προεπιλεγμένη_20_γραμματοσειρά"><text:span text:style-name="T1987"> 2007</text:span></text:span></text:p>
      <text:p text:style-name="P585">Bonfante Larissa, ‘The Scripts of Italy’ in “The World’s Writing Systems”, eds. Peter T. Daniels and William Bright, Oxford University Press, Oxford, pp. 297-311, 1996</text:p>
      <text:p text:style-name="P576"><text:span text:style-name="Προεπιλεγμένη_20_γραμματοσειρά"><text:span text:style-name="T1970">Boufides</text:span></text:span><text:span text:style-name="Προεπιλεγμένη_20_γραμματοσειρά"><text:span text:style-name="T1978"> Nikolaos</text:span></text:span><text:span text:style-name="Προεπιλεγμένη_20_γραμματοσειρά"><text:span text:style-name="T1970">, </text:span></text:span><text:span text:style-name="Προεπιλεγμένη_20_γραμματοσειρά"><text:span text:style-name="T2006">“</text:span></text:span><text:span text:style-name="Προεπιλεγμένη_20_γραμματοσειρά"><text:span text:style-name="T1970">Inscribed axes from Arkalochori, Crete</text:span></text:span><text:span text:style-name="Προεπιλεγμένη_20_γραμματοσειρά"><text:span text:style-name="T2006">”</text:span></text:span><text:span text:style-name="Προεπιλεγμένη_20_γραμματοσειρά"><text:span text:style-name="T1970">, Archaeologiki Ephemeris 1953-54, </text:span></text:span><text:span text:style-name="Προεπιλεγμένη_20_γραμματοσειρά"><text:span text:style-name="T1978">pp. </text:span></text:span><text:span text:style-name="Προεπιλεγμένη_20_γραμματοσειρά"><text:span text:style-name="T1970">61-74, 1954</text:span></text:span></text:p>
      <text:p text:style-name="P576"><text:span text:style-name="Προεπιλεγμένη_20_γραμματοσειρά"><text:span text:style-name="T2006">Boulotis Christos, “Les nouveaux documents en linéaire A d’Akrotiri (Théra): remarques préliminaires”, pp. 407-411,</text:span></text:span><text:span text:style-name="Προεπιλεγμένη_20_γραμματοσειρά"><text:span text:style-name="T2007"> 1998</text:span></text:span><text:span text:style-name="Προεπιλεγμένη_20_γραμματοσειρά"><text:span text:style-name="T2006">; comments on s</text:span></text:span><text:span text:style-name="Προεπιλεγμένη_20_γραμματοσειρά"><text:span text:style-name="T1978">ign A801 found on item </text:span></text:span><text:span text:style-name="Προεπιλεγμένη_20_γραμματοσειρά"><text:span text:style-name="T1995">Akrotiri D18, displayed at the Museum of Prehistoric Thera with number</text:span></text:span><text:span text:style-name="Προεπιλεγμένη_20_γραμματοσειρά"><text:span text:style-name="T1996"> 8366</text:span></text:span></text:p>
      <text:p text:style-name="P576"><text:span text:style-name="Προεπιλεγμένη_20_γραμματοσειρά"><text:span text:style-name="T2006">Brice William C.,</text:span></text:span><text:span text:style-name="Προεπιλεγμένη_20_γραμματοσειρά"><text:span text:style-name="T1978"> “</text:span></text:span><text:span text:style-name="Προεπιλεγμένη_20_γραμματοσειρά"><text:span text:style-name="T2006">Epigraphische Mitteilungen: Linear A, Linear B Chronology</text:span></text:span><text:span text:style-name="Προεπιλεγμένη_20_γραμματοσειρά"><text:span text:style-name="T1978">”, Kadmos</text:span></text:span><text:span text:style-name="Προεπιλεγμένη_20_γραμματοσειρά"><text:span text:style-name="T1970"> </text:span></text:span><text:span text:style-name="Προεπιλεγμένη_20_γραμματοσειρά"><text:span text:style-name="T1978">35</text:span></text:span><text:span text:style-name="Προεπιλεγμένη_20_γραμματοσειρά"><text:span text:style-name="T1970">, </text:span></text:span><text:span text:style-name="Προεπιλεγμένη_20_γραμματοσειρά"><text:span text:style-name="T1978">pp. </text:span></text:span><text:span text:style-name="Προεπιλεγμένη_20_γραμματοσειρά"><text:span text:style-name="T1970">1</text:span></text:span><text:span text:style-name="Προεπιλεγμένη_20_γραμματοσειρά"><text:span text:style-name="T1978">76</text:span></text:span><text:span text:style-name="Προεπιλεγμένη_20_γραμματοσειρά"><text:span text:style-name="T1970">-1</text:span></text:span><text:span text:style-name="Προεπιλεγμένη_20_γραμματοσειρά"><text:span text:style-name="T1978">7</text:span></text:span><text:span text:style-name="Προεπιλεγμένη_20_γραμματοσειρά"><text:span text:style-name="T1970">7</text:span></text:span><text:span text:style-name="Προεπιλεγμένη_20_γραμματοσειρά"><text:span text:style-name="T2006">, Walter De Gruyter</text:span></text:span><text:span text:style-name="Προεπιλεγμένη_20_γραμματοσειρά"><text:span text:style-name="T1978">,</text:span></text:span><text:span text:style-name="Προεπιλεγμένη_20_γραμματοσειρά"><text:span text:style-name="T1988"> 1996</text:span></text:span></text:p>
      <text:p text:style-name="P576"><text:span text:style-name="Προεπιλεγμένη_20_γραμματοσειρά"><text:span text:style-name="T2006">Brixhe Claude, “Corpus des inscriptions paléo-phrygiennes”, Supplément I, Kadmos 41, pp. 1-102, Walter De Gruyter,</text:span></text:span><text:span text:style-name="Προεπιλεγμένη_20_γραμματοσειρά"><text:span text:style-name="T2008"> 2002</text:span></text:span><text:span text:style-name="Προεπιλεγμένη_20_γραμματοσειρά"><text:span text:style-name="T2006"><text:line-break/>“Corpus des inscriptions paléo-phrygiennes”, Supplément II, Kadmos 43, pp. 1-130, Walter De Gruyter,</text:span></text:span><text:span text:style-name="Προεπιλεγμένη_20_γραμματοσειρά"><text:span text:style-name="T2008"> 2004</text:span></text:span></text:p>
      <text:p text:style-name="P586">Brixhe Claude, Lejeune Michel, “Corpus des inscriptions paléo-phrygiennes”, Éditions Recherche sur les civilisations, Paris, 1984</text:p>
      <text:p text:style-name="P576"><text:span text:style-name="Προεπιλεγμένη_20_γραμματοσειρά"><text:span text:style-name="T2006">Brixhe Claude, Recai Tekoğlu, Guy Vottéro, “Corpus Des Inscriptions Dialectales De Pamphylie”, Kadmos 46, pp. 39-52, Walter De Gruyter,</text:span></text:span><text:span text:style-name="Προεπιλεγμένη_20_γραμματοσειρά"><text:span text:style-name="T2008"> 2007</text:span></text:span></text:p>
      <text:p text:style-name="P576"><text:span text:style-name="Προεπιλεγμένη_20_γραμματοσειρά"><text:span text:style-name="T1978">Cadogan Gerald, Driessen Jan, Ferrara Silvia, “Four Cypro-Minoan Inscriptions From Maroni-Vournes”, SMEA 51, pp. 145-164,</text:span></text:span><text:span text:style-name="Προεπιλεγμένη_20_γραμματοσειρά"><text:span text:style-name="T1988"> 2009</text:span></text:span></text:p>
      <text:p text:style-name="P576"><text:span text:style-name="Προεπιλεγμένη_20_γραμματοσειρά"><text:span text:style-name="T1978">Chadwick John et al., “Corpus of Mycenaean Inscriptions from Knossos”, volumes 1..4, Cambridge University Press, </text:span></text:span><text:span text:style-name="Προεπιλεγμένη_20_γραμματοσειρά"><text:span text:style-name="T1997">CoMik</text:span></text:span></text:p>
      <text:p text:style-name="P576"><text:span text:style-name="Προεπιλεγμένη_20_γραμματοσειρά"><text:span text:style-name="T1978">Chadwick John, Baumbach Lydia, “The Mycenaean Greek Vocabulary”, Glotta 41, pp. 157-271,</text:span></text:span><text:span text:style-name="Προεπιλεγμένη_20_γραμματοσειρά"><text:span text:style-name="T1988"> 1963</text:span></text:span></text:p>
      <text:p text:style-name="P576"><text:span text:style-name="Προεπιλεγμένη_20_γραμματοσειρά"><text:span text:style-name="T1970">Chapouthier Fernand, </text:span></text:span><text:span text:style-name="Προεπιλεγμένη_20_γραμματοσειρά"><text:span text:style-name="T2006">“</text:span></text:span><text:span text:style-name="Προεπιλεγμένη_20_γραμματοσειρά"><text:span text:style-name="T1970">Inscription hiéroglyphique minoenne gravée sur un bloc de calcaire</text:span></text:span><text:span text:style-name="Προεπιλεγμένη_20_γραμματοσειρά"><text:span text:style-name="T2006">”</text:span></text:span><text:span text:style-name="Προεπιλεγμένη_20_γραμματοσειρά"><text:span text:style-name="T1970">, BCH 62, 104-109,</text:span></text:span><text:span text:style-name="Προεπιλεγμένη_20_γραμματοσειρά"><text:span text:style-name="T1988"> 1938</text:span></text:span></text:p>
      <text:p text:style-name="P576"><text:span text:style-name="Προεπιλεγμένη_20_γραμματοσειρά"><text:span text:style-name="T1970">Christakis Kostis S.</text:span></text:span><text:span text:style-name="Προεπιλεγμένη_20_γραμματοσειρά"><text:span text:style-name="T1978">, </text:span></text:span><text:span text:style-name="Προεπιλεγμένη_20_γραμματοσειρά"><text:span text:style-name="T1970">«A Wine Offering to the Central Palace Sanctuary at Knossos: The Evidence from KN Zb 27», </text:span></text:span><text:span text:style-name="Προεπιλεγμένη_20_γραμματοσειρά"><text:span text:style-name="T1978">in</text:span></text:span><text:span text:style-name="Προεπιλεγμένη_20_γραμματοσειρά"><text:span text:style-name="T1970"> </text:span></text:span><text:span text:style-name="Προεπιλεγμένη_20_γραμματοσειρά"><text:span text:style-name="T1978">“Cretan Offerings, Studies in Honour of Peter Warren”</text:span></text:span><text:span text:style-name="Προεπιλεγμένη_20_γραμματοσειρά"><text:span text:style-name="T1970">, </text:span></text:span><text:span text:style-name="Προεπιλεγμένη_20_γραμματοσειρά"><text:span text:style-name="T1978">ed. Olga Krzyszkowska</text:span></text:span><text:span text:style-name="Προεπιλεγμένη_20_γραμματοσειρά"><text:span text:style-name="T1970"> </text:span></text:span><text:span text:style-name="Προεπιλεγμένη_20_γραμματοσειρά"><text:span text:style-name="T1978">, </text:span></text:span><text:span text:style-name="Προεπιλεγμένη_20_γραμματοσειρά"><text:span text:style-name="T1970">p</text:span></text:span><text:span text:style-name="Προεπιλεγμένη_20_γραμματοσειρά"><text:span text:style-name="T1978">p</text:span></text:span><text:span text:style-name="Προεπιλεγμένη_20_γραμματοσειρά"><text:span text:style-name="T1970">. 49-55</text:span></text:span><text:span text:style-name="Προεπιλεγμένη_20_γραμματοσειρά"><text:span text:style-name="T1978">, British School at Athens , London,</text:span></text:span><text:span text:style-name="Προεπιλεγμένη_20_γραμματοσειρά"><text:span text:style-name="T1988"> 2010</text:span></text:span></text:p>
      <text:p text:style-name="P576"><text:span text:style-name="Προεπιλεγμένη_20_γραμματοσειρά"><text:span text:style-name="T1978">Conway R. S., “The Italic Dialects”, Cambridge University Press, Cambridge,</text:span></text:span><text:span text:style-name="Προεπιλεγμένη_20_γραμματοσειρά"><text:span text:style-name="T1988"> 1897</text:span></text:span></text:p>
      <text:p text:style-name="P576"><text:span text:style-name="Προεπιλεγμένη_20_γραμματοσειρά"><text:span text:style-name="T2013">Corpus der minoischen und mykenischen Siegel, Akademie der Wissenschaften und der Literatur, Mainz, 1958..2011, Arachne images:</text:span></text:span><text:span text:style-name="Προεπιλεγμένη_20_γραμματοσειρά"><text:span text:style-name="T2014"> cms</text:span></text:span></text:p>
      <text:p text:style-name="P576"><text:span text:style-name="Προεπιλεγμένη_20_γραμματοσειρά"><text:span text:style-name="T188">Davis Brent, “A New Reading of PK Zb 21</text:span></text:span><text:span text:style-name="Προεπιλεγμένη_20_γραμματοσειρά"><text:span text:style-name="T198">”</text:span></text:span><text:span text:style-name="Προεπιλεγμένη_20_γραμματοσειρά"><text:span text:style-name="T188">, Kadmos 47, pp. 55-56,</text:span></text:span><text:span text:style-name="Προεπιλεγμένη_20_γραμματοσειρά"><text:span text:style-name="T189"> 2008</text:span></text:span></text:p>
      <text:p text:style-name="P576"><text:span text:style-name="Προεπιλεγμένη_20_γραμματοσειρά"><text:span text:style-name="T188">Davis Brent, Maran J., Wirghová S, </text:span></text:span><text:span text:style-name="Προεπιλεγμένη_20_γραμματοσειρά"><text:span text:style-name="T2006">“</text:span></text:span><text:span text:style-name="Προεπιλεγμένη_20_γραμματοσειρά"><text:span text:style-name="T188">A New Cypro-Minoan Inscription from Tiryns: TIRY Avas 002</text:span></text:span><text:span text:style-name="Προεπιλεγμένη_20_γραμματοσειρά"><text:span text:style-name="T2006">”</text:span></text:span><text:span text:style-name="Προεπιλεγμένη_20_γραμματοσειρά"><text:span text:style-name="T188">, Kadmos 53, 91-109,</text:span></text:span><text:span text:style-name="Προεπιλεγμένη_20_γραμματοσειρά"><text:span text:style-name="T189"> 2014</text:span></text:span></text:p>
      <text:p text:style-name="P576"><text:span text:style-name="Προεπιλεγμένη_20_γραμματοσειρά"><text:span text:style-name="T188">Del Freo Maurizio, </text:span></text:span><text:span text:style-name="Προεπιλεγμένη_20_γραμματοσειρά"><text:span text:style-name="T2006">“</text:span></text:span><text:span text:style-name="Προεπιλεγμένη_20_γραμματοσειρά"><text:span text:style-name="T188">Review of Édition holistique des textes chypro-minoens</text:span></text:span><text:span text:style-name="Προεπιλεγμένη_20_γραμματοσειρά"><text:span text:style-name="T2006">”</text:span></text:span><text:span text:style-name="Προεπιλεγμένη_20_γραμματοσειρά"><text:span text:style-name="T188">, Studi Micenei ed Egeo-Anatolici 52, 305-</text:span></text:span><text:span text:style-name="Προεπιλεγμένη_20_γραμματοσειρά"><text:span text:style-name="T193">313,</text:span></text:span><text:span text:style-name="Προεπιλεγμένη_20_γραμματοσειρά"><text:span text:style-name="T194"> 2010</text:span></text:span></text:p>
      <text:p text:style-name="P577"><text:span text:style-name="Προεπιλεγμένη_20_γραμματοσειρά"><text:span text:style-name="T188">Del Freo Maurizio</text:span></text:span><text:span text:style-name="Προεπιλεγμένη_20_γραμματοσειρά"><text:span text:style-name="T1978">, Julien Zurbach</text:span></text:span><text:span text:style-name="Προεπιλεγμένη_20_γραμματοσειρά"><text:span text:style-name="T188">, </text:span></text:span><text:span text:style-name="Προεπιλεγμένη_20_γραμματοσειρά"><text:span text:style-name="T2006">“</text:span></text:span><text:span text:style-name="Προεπιλεγμένη_20_γραμματοσειρά"><text:span text:style-name="T1978">La préparation d’un supplément au Recueil des inscriptions en linéaire A. Observations à partir d’un travail en cours</text:span></text:span><text:span text:style-name="Προεπιλεγμένη_20_γραμματοσειρά"><text:span text:style-name="T2006">”</text:span></text:span><text:span text:style-name="Προεπιλεγμένη_20_γραμματοσειρά"><text:span text:style-name="T1978">, in BCH 135, pp. 73-97,</text:span></text:span><text:span text:style-name="Προεπιλεγμένη_20_γραμματοσειρά"><text:span text:style-name="T1988"> 2011</text:span></text:span></text:p>
      <text:p text:style-name="P576"><text:span text:style-name="Προεπιλεγμένη_20_γραμματοσειρά"><text:span text:style-name="T1978">Del Freo Maurizio, Nosch Marie-Louise, Rougemont Françoise, “The Terminology of Textiles in the Linear B Tablets, including Some Considerations on Linear A Logograms and Abbreviations”, ‘Textile Terminologies’, pp. 338-373,</text:span></text:span><text:span text:style-name="Προεπιλεγμένη_20_γραμματοσειρά"><text:span text:style-name="T1988"> 2010</text:span></text:span></text:p>
      <text:p text:style-name="P576"><text:span text:style-name="Προεπιλεγμένη_20_γραμματοσειρά"><text:span text:style-name="T1978">Dobson Nick, editor, “Studies in Mycenaean Inscriptions and Dialect 1998-99</text:span></text:span><text:span text:style-name="Προεπιλεγμένη_20_γραμματοσειρά"><text:span text:style-name="T1970">”</text:span></text:span><text:span text:style-name="Προεπιλεγμένη_20_γραμματοσειρά"><text:span text:style-name="T1978">, The University of Texas at Austin,</text:span></text:span><text:span text:style-name="Προεπιλεγμένη_20_γραμματοσειρά"><text:span text:style-name="T1988"> 2002</text:span></text:span></text:p>
      <text:p text:style-name="P576"><text:span text:style-name="Προεπιλεγμένη_20_γραμματοσειρά"><text:span text:style-name="T1978">Driessen Jan, “</text:span></text:span><text:span text:style-name="Προεπιλεγμένη_20_γραμματοσειρά"><text:span text:style-name="T1970">A Fragmentary Linear A Inscription from Petsophas, Palaikastro</text:span></text:span><text:span text:style-name="Προεπιλεγμένη_20_γραμματοσειρά"><text:span text:style-name="T1978">,</text:span></text:span><text:span text:style-name="Προεπιλεγμένη_20_γραμματοσειρά"><text:span text:style-name="T1970"> PK Za 20”, Kadmos </text:span></text:span><text:span text:style-name="Προεπιλεγμένη_20_γραμματοσειρά"><text:span text:style-name="T1978">33</text:span></text:span><text:span text:style-name="Προεπιλεγμένη_20_γραμματοσειρά"><text:span text:style-name="T1970">, p</text:span></text:span><text:span text:style-name="Προεπιλεγμένη_20_γραμματοσειρά"><text:span text:style-name="T1978">p</text:span></text:span><text:span text:style-name="Προεπιλεγμένη_20_γραμματοσειρά"><text:span text:style-name="T1970">. 149-152</text:span></text:span><text:span text:style-name="Προεπιλεγμένη_20_γραμματοσειρά"><text:span text:style-name="T1978">,</text:span></text:span><text:span text:style-name="Προεπιλεγμένη_20_γραμματοσειρά"><text:span text:style-name="T1988"> 1994</text:span></text:span></text:p>
      <text:p text:style-name="P585">Duhoux, Yves, “The Cypro-Minoan Tablet No. 1885 (Enkomi): an Analysis”, Kadmos 48, pp. 5-38, 2009</text:p>
      <text:p text:style-name="P576"><text:span text:style-name="Προεπιλεγμένη_20_γραμματοσειρά"><text:span text:style-name="T1978">Egetmeyer Markus, Karnava Artémis and Perna Massimo, “Rapport 2006-2010 Sur Les Écritures Chypriotes Syllabiques”, pp. 23-40 in ‘Études Mycéniennes 2012’, Fabrizio Serra editore, Pisa · Roma,</text:span></text:span><text:span text:style-name="Προεπιλεγμένη_20_γραμματοσειρά"><text:span text:style-name="T1988"> 2012</text:span></text:span></text:p>
      <text:p text:style-name="P576"><text:span text:style-name="Προεπιλεγμένη_20_γραμματοσειρά"><text:span text:style-name="T1978">Egetmeyer, Markus, “A bronze bowl from Palaepaphos-Skales with a new Cypro-Minoan inscription from the Cypro-Geometric period”, in Karageorghis, 2016<text:line-break/>“Sur l’etat de la recherche en ecriture chypro-minoenne”, Res Antiquae 11, Bruxelles, pp. 101-109, 2014<text:line-break/>“</text:span></text:span><text:span text:style-name="Προεπιλεγμένη_20_γραμματοσειρά"><text:span text:style-name="T2006">Zypern</text:span></text:span><text:span text:style-name="Προεπιλεγμένη_20_γραμματοσειρά"><text:span text:style-name="T1978">”, Kadmos</text:span></text:span><text:span text:style-name="Προεπιλεγμένη_20_γραμματοσειρά"><text:span text:style-name="T1970"> </text:span></text:span><text:span text:style-name="Προεπιλεγμένη_20_γραμματοσειρά"><text:span text:style-name="T1978">35</text:span></text:span><text:span text:style-name="Προεπιλεγμένη_20_γραμματοσειρά"><text:span text:style-name="T1970">, </text:span></text:span><text:span text:style-name="Προεπιλεγμένη_20_γραμματοσειρά"><text:span text:style-name="T1978">pp. </text:span></text:span><text:span text:style-name="Προεπιλεγμένη_20_γραμματοσειρά"><text:span text:style-name="T1970">1</text:span></text:span><text:span text:style-name="Προεπιλεγμένη_20_γραμματοσειρά"><text:span text:style-name="T1978">78</text:span></text:span><text:span text:style-name="Προεπιλεγμένη_20_γραμματοσειρά"><text:span text:style-name="T1970">-17</text:span></text:span><text:span text:style-name="Προεπιλεγμένη_20_γραμματοσειρά"><text:span text:style-name="T1978">9</text:span></text:span><text:span text:style-name="Προεπιλεγμένη_20_γραμματοσειρά"><text:span text:style-name="T2006">, Walter De Gruyter</text:span></text:span><text:span text:style-name="Προεπιλεγμένη_20_γραμματοσειρά"><text:span text:style-name="T1978">,</text:span></text:span><text:span text:style-name="Προεπιλεγμένη_20_γραμματοσειρά"><text:span text:style-name="T1988"> 1996</text:span></text:span></text:p>
      <text:p text:style-name="P576"><text:span text:style-name="Προεπιλεγμένη_20_γραμματοσειρά"><text:span text:style-name="T1978">Evans Arthur J., “Cretan Pictographs and Prae-Phoenician Script”, London - New York,</text:span></text:span><text:span text:style-name="Προεπιλεγμένη_20_γραμματοσειρά"><text:span text:style-name="T1988"> 1895</text:span></text:span><text:span text:style-name="Προεπιλεγμένη_20_γραμματοσειρά"><text:span text:style-name="T1978"><text:line-break/>“The Mycenaean Tree And Pillar Cult”, London,</text:span></text:span><text:span text:style-name="Προεπιλεγμένη_20_γραμματοσειρά"><text:span text:style-name="T1988"> 1901</text:span></text:span><text:span text:style-name="Προεπιλεγμένη_20_γραμματοσειρά"><text:span text:style-name="T1978"><text:line-break/>“Scripta Minoa - The Written Documents Of Minoan Crete”, volume I, Oxford,</text:span></text:span><text:span text:style-name="Προεπιλεγμένη_20_γραμματοσειρά"><text:span text:style-name="T1988"> 1909</text:span></text:span><text:span text:style-name="Προεπιλεγμένη_20_γραμματοσειρά"><text:span text:style-name="T1978">, </text:span></text:span><text:span text:style-name="Προεπιλεγμένη_20_γραμματοσειρά"><text:span text:style-name="T1997">SM I</text:span></text:span><text:span text:style-name="Προεπιλεγμένη_20_γραμματοσειρά"><text:span text:style-name="T1978"><text:line-break/>“The Palace Of Minos At Knossos”, volumes I..IV and index, London,</text:span></text:span><text:span text:style-name="Προεπιλεγμένη_20_γραμματοσειρά"><text:span text:style-name="T1988"> 1921</text:span></text:span><text:span text:style-name="Προεπιλεγμένη_20_γραμματοσειρά"><text:span text:style-name="T1989">-</text:span></text:span><text:span text:style-name="Προεπιλεγμένη_20_γραμματοσειρά"><text:span text:style-name="T1988">1936</text:span></text:span><text:span text:style-name="Προεπιλεγμένη_20_γραμματοσειρά"><text:span text:style-name="T1978">, </text:span></text:span><text:span text:style-name="Προεπιλεγμένη_20_γραμματοσειρά"><text:span text:style-name="T1997">PM I</text:span></text:span><text:span text:style-name="Προεπιλεγμένη_20_γραμματοσειρά"><text:span text:style-name="T1998">-</text:span></text:span><text:span text:style-name="Προεπιλεγμένη_20_γραμματοσειρά"><text:span text:style-name="T1997">IV</text:span></text:span><text:span text:style-name="Προεπιλεγμένη_20_γραμματοσειρά"><text:span text:style-name="T1978"><text:line-break/>“The Ring Of Nestor”, London,</text:span></text:span><text:span text:style-name="Προεπιλεγμένη_20_γραμματοσειρά"><text:span text:style-name="T1988"> 1925</text:span></text:span><text:span text:style-name="Προεπιλεγμένη_20_γραμματοσειρά"><text:span text:style-name="T1978"><text:line-break/>“Scripta Minoa - The Written Documents Of Minoan Crete”, volume II, Oxford,</text:span></text:span><text:span text:style-name="Προεπιλεγμένη_20_γραμματοσειρά"><text:span text:style-name="T1988"> 1952</text:span></text:span><text:span text:style-name="Προεπιλεγμένη_20_γραμματοσειρά"><text:span text:style-name="T1978">, </text:span></text:span><text:span text:style-name="Προεπιλεγμένη_20_γραμματοσειρά"><text:span text:style-name="T1997">SM II</text:span></text:span></text:p>
      <text:p text:style-name="P576"><text:span text:style-name="Προεπιλεγμένη_20_γραμματοσειρά"><text:span text:style-name="T1970">Everson</text:span></text:span><text:span text:style-name="Προεπιλεγμένη_20_γραμματοσειρά"><text:span text:style-name="T1978"> </text:span></text:span><text:span text:style-name="Προεπιλεγμένη_20_γραμματοσειρά"><text:span text:style-name="T1970">Michael</text:span></text:span><text:span text:style-name="Προεπιλεγμένη_20_γραμματοσειρά"><text:span text:style-name="T1978">, “</text:span></text:span><text:span text:style-name="Προεπιλεγμένη_20_γραμματοσειρά"><text:span text:style-name="T1970">Proposal for the addition of three Old Italic characters</text:span></text:span><text:span text:style-name="Προεπιλεγμένη_20_γραμματοσειρά"><text:span text:style-name="T1978">”,</text:span></text:span><text:span text:style-name="Προεπιλεγμένη_20_γραμματοσειρά"><text:span text:style-name="T1989"> UTC, L2/18-181</text:span></text:span></text:p>
      <text:p text:style-name="P583"><text:span text:style-name="Προεπιλεγμένη_20_γραμματοσειρά"><text:span text:style-name="T1970">Everson</text:span></text:span><text:span text:style-name="Προεπιλεγμένη_20_γραμματοσειρά"><text:span text:style-name="T1978"> </text:span></text:span><text:span text:style-name="Προεπιλεγμένη_20_γραμματοσειρά"><text:span text:style-name="T1970">Michael</text:span></text:span><text:span text:style-name="Προεπιλεγμένη_20_γραμματοσειρά"><text:span text:style-name="T1978">, “Revised proposal to encode the Cypro-Minoan script in the SMP of the UCS”,</text:span></text:span><text:span text:style-name="Προεπιλεγμένη_20_γραμματοσειρά"><text:span text:style-name="T1989"> UTC, L2/16-179</text:span></text:span></text:p>
      <text:p text:style-name="P578"><text:span text:style-name="Προεπιλεγμένη_20_γραμματοσειρά"><text:span text:style-name="T1978">Facorellis Yorgos, Sofronidou Marina, Hourmouziadis Giorgos, “Radiocarbon dating of the neolithic lakeside settlement of Dispilio, Kastoria, Northern Greece”, Radiocarbon, Vol 56, Nr 2, 2014, pp.</text:span></text:span><text:span text:style-name="Προεπιλεγμένη_20_γραμματοσειρά"><text:span text:style-name="T1989"> 511-528</text:span></text:span></text:p>
      <text:p text:style-name="P576"><text:span text:style-name="Προεπιλεγμένη_20_γραμματοσειρά"><text:span text:style-name="T2013">Faulmann Carl, “Das Buch der Schrift”, Kaiserlich-Königlichen Hof- und Staatsdruckerei, Wien,</text:span></text:span><text:span text:style-name="Προεπιλεγμένη_20_γραμματοσειρά"><text:span text:style-name="T2015"> 1880</text:span></text:span></text:p>
      <text:p text:style-name="P585">Ferrara Silvia, “Cypro-Minoan Inscriptions”, volume 1: Analysis, volume 2: The Corpus, Oxford University Press, 2013</text:p>
      <text:p text:style-name="P576"><text:span text:style-name="Προεπιλεγμένη_20_γραμματοσειρά"><text:span text:style-name="T188">Floyd Cheryl, “Fragments from Two Pithoi with Linear A Inscriptions from Pseira”, Kadmos 34, pp. 39-48,</text:span></text:span><text:span text:style-name="Προεπιλεγμένη_20_γραμματοσειρά"><text:span text:style-name="T190"> 1995</text:span></text:span></text:p>
      <text:p text:style-name="P576"><text:span text:style-name="Προεπιλεγμένη_20_γραμματοσειρά"><text:span text:style-name="T1978">Fol Alexander, Rudiger Schmitt</text:span></text:span><text:span text:style-name="Προεπιλεγμένη_20_γραμματοσειρά"><text:span text:style-name="T1970">, «A Linear A Text on a Clay Reel from Drama, South-East Bulgaria?», Prähistorische Zeitschrift 75, p</text:span></text:span><text:span text:style-name="Προεπιλεγμένη_20_γραμματοσειρά"><text:span text:style-name="T1978">p</text:span></text:span><text:span text:style-name="Προεπιλεγμένη_20_γραμματοσειρά"><text:span text:style-name="T1970">. 56-62</text:span></text:span><text:span text:style-name="Προεπιλεγμένη_20_γραμματοσειρά"><text:span text:style-name="T1978">,</text:span></text:span><text:span text:style-name="Προεπιλεγμένη_20_γραμματοσειρά"><text:span text:style-name="T1989"> 2000</text:span></text:span></text:p>
      <text:p text:style-name="P576"><text:span text:style-name="Προεπιλεγμένη_20_γραμματοσειρά"><text:span text:style-name="T1978">Georgiadou Anna, “The Tablet of Idalion (ICS 217)”, in</text:span></text:span><text:span text:style-name="Προεπιλεγμένη_20_γραμματοσειρά"><text:span text:style-name="T1989"> Kyprios Character</text:span></text:span><text:span text:style-name="Προεπιλεγμένη_20_γραμματοσειρά"><text:span text:style-name="T1978">, History, Archaeology &amp; Numismatics of Ancient Cyprus.<text:line-break/></text:span></text:span><text:span text:style-name="Προεπιλεγμένη_20_γραμματοσειρά"><text:span text:style-name="T2006">«</text:span></text:span><text:span text:style-name="Προεπιλεγμένη_20_γραμματοσειρά"><text:span text:style-name="T1978">La tablette d’Idalion réexaminée</text:span></text:span><text:span text:style-name="Προεπιλεγμένη_20_γραμματοσειρά"><text:span text:style-name="T2006">», </text:span></text:span><text:span text:style-name="Προεπιλεγμένη_20_γραμματοσειρά"><text:span text:style-name="T1978">Cahiers du Centre d'Etudes Chypriotes, volume 40, pp. 141-203,</text:span></text:span><text:span text:style-name="Προεπιλεγμένη_20_γραμματοσειρά"><text:span text:style-name="T1989"> 2010</text:span></text:span></text:p>
      <text:p text:style-name="P576"><text:span text:style-name="Προεπιλεγμένη_20_γραμματοσειρά"><text:span text:style-name="T2006">Godart Luis et Jean-Pierre Olivier, «Recueil des Inscriptions en Linéaire A», École Française d’Athènes, Études Crétoises XXI: volumes 1-5, Librairie Orientaliste Paul Geuthner (De Boccard, Édition-Diffusion), Paris,</text:span></text:span><text:span text:style-name="Προεπιλεγμένη_20_γραμματοσειρά"><text:span text:style-name="T2009"> 1976-1985</text:span></text:span><text:span text:style-name="Προεπιλεγμένη_20_γραμματοσειρά"><text:span text:style-name="T2006">, </text:span></text:span><text:span text:style-name="Προεπιλεγμένη_20_γραμματοσειρά"><text:span text:style-name="T2012">GORILA</text:span></text:span></text:p>
      <text:p text:style-name="P576"><text:span text:style-name="Προεπιλεγμένη_20_γραμματοσειρά"><text:span text:style-name="T2006">Godart Luis et </text:span></text:span><text:span text:style-name="Προεπιλεγμένη_20_γραμματοσειρά"><text:span text:style-name="T2013">Tzedakis Yannis, </text:span></text:span><text:span text:style-name="Προεπιλεγμένη_20_γραμματοσειρά"><text:span text:style-name="T2006">«</text:span></text:span><text:span text:style-name="Προεπιλεγμένη_20_γραμματοσειρά"><text:span text:style-name="T2013">Témoignages Archéologiques et Épigraphiques en Crète Occidentale du Néolithique au Minoen Récent III B</text:span></text:span><text:span text:style-name="Προεπιλεγμένη_20_γραμματοσειρά"><text:span text:style-name="T2006">»,</text:span></text:span><text:span text:style-name="Προεπιλεγμένη_20_γραμματοσειρά"><text:span text:style-name="T2013"> Incunabula Graeca 93, Rome, Gruppo Editoriale Internazionale, 1992</text:span></text:span></text:p>
      <text:p text:style-name="P576"><text:span text:style-name="Προεπιλεγμένη_20_γραμματοσειρά"><text:span text:style-name="T2013">Godart Luis, </text:span></text:span><text:span text:style-name="Προεπιλεγμένη_20_γραμματοσειρά"><text:span text:style-name="T188">“L’iscrizione NE Za 1”, in ‘Scavi a Nerokourou’, Kydonias, Fascicolo I, Incunabula Graeca XCI, p. 281-283, Roma, 1989</text:span></text:span><text:span text:style-name="Προεπιλεγμένη_20_γραμματοσειρά"><text:span text:style-name="T2013"><text:line-break/></text:span></text:span><text:span text:style-name="Προεπιλεγμένη_20_γραμματοσειρά"><text:span text:style-name="T1970">“</text:span></text:span><text:span text:style-name="Προεπιλεγμένη_20_γραμματοσειρά"><text:span text:style-name="T1978">Les écritures crétoises et le bassin méditerranéen</text:span></text:span><text:span text:style-name="Προεπιλεγμένη_20_γραμματοσειρά"><text:span text:style-name="T1970">”</text:span></text:span><text:span text:style-name="Προεπιλεγμένη_20_γραμματοσειρά"><text:span text:style-name="T1978">, Comptes rendus des séances de l'Académie des Inscriptions et Belles-Lettres, Année 138, 3, pp. 707-731,</text:span></text:span><text:span text:style-name="Προεπιλεγμένη_20_γραμματοσειρά"><text:span text:style-name="T1990"> 1994</text:span></text:span><text:span text:style-name="Προεπιλεγμένη_20_γραμματοσειρά"><text:span text:style-name="T188"><text:line-break/></text:span></text:span><text:span text:style-name="Προεπιλεγμένη_20_γραμματοσειρά"><text:span text:style-name="T2013">“The Phaistos Disc: the enigma of an Aegean script”, photos by Judith Lange, translation by Alexandra Doumas, Editions Itanos, Athens, 1995<text:line-break/>«</text:span></text:span><text:span text:style-name="Προεπιλεγμένη_20_γραμματοσειρά"><text:span text:style-name="T1970">Ο</text:span></text:span><text:span text:style-name="Προεπιλεγμένη_20_γραμματοσειρά"><text:span text:style-name="T2013"> </text:span></text:span><text:span text:style-name="Προεπιλεγμένη_20_γραμματοσειρά"><text:span text:style-name="T1970">δίσκος</text:span></text:span><text:span text:style-name="Προεπιλεγμένη_20_γραμματοσειρά"><text:span text:style-name="T2013"> </text:span></text:span><text:span text:style-name="Προεπιλεγμένη_20_γραμματοσειρά"><text:span text:style-name="T1970">της</text:span></text:span><text:span text:style-name="Προεπιλεγμένη_20_γραμματοσειρά"><text:span text:style-name="T2013"> </text:span></text:span><text:span text:style-name="Προεπιλεγμένη_20_γραμματοσειρά"><text:span text:style-name="T1970">Φαιστού</text:span></text:span><text:span text:style-name="Προεπιλεγμένη_20_γραμματοσειρά"><text:span text:style-name="T2013">: </text:span></text:span><text:span text:style-name="Προεπιλεγμένη_20_γραμματοσειρά"><text:span text:style-name="T1970">το</text:span></text:span><text:span text:style-name="Προεπιλεγμένη_20_γραμματοσειρά"><text:span text:style-name="T2013"> </text:span></text:span><text:span text:style-name="Προεπιλεγμένη_20_γραμματοσειρά"><text:span text:style-name="T1970">αίνιγμα</text:span></text:span><text:span text:style-name="Προεπιλεγμένη_20_γραμματοσειρά"><text:span text:style-name="T2013"> </text:span></text:span><text:span text:style-name="Προεπιλεγμένη_20_γραμματοσειρά"><text:span text:style-name="T1970">μιάς</text:span></text:span><text:span text:style-name="Προεπιλεγμένη_20_γραμματοσειρά"><text:span text:style-name="T2013"> </text:span></text:span><text:span text:style-name="Προεπιλεγμένη_20_γραμματοσειρά"><text:span text:style-name="T1970">γραφής</text:span></text:span><text:span text:style-name="Προεπιλεγμένη_20_γραμματοσειρά"><text:span text:style-name="T2013"> </text:span></text:span><text:span text:style-name="Προεπιλεγμένη_20_γραμματοσειρά"><text:span text:style-name="T1970">του</text:span></text:span><text:span text:style-name="Προεπιλεγμένη_20_γραμματοσειρά"><text:span text:style-name="T2013"> </text:span></text:span><text:span text:style-name="Προεπιλεγμένη_20_γραμματοσειρά"><text:span text:style-name="T1970">Αιγαίου</text:span></text:span><text:span text:style-name="Προεπιλεγμένη_20_γραμματοσειρά"><text:span text:style-name="T2013">», </text:span></text:span><text:span text:style-name="Προεπιλεγμένη_20_γραμματοσειρά"><text:span text:style-name="T1970">φωτογραφίες</text:span></text:span><text:span text:style-name="Προεπιλεγμένη_20_γραμματοσειρά"><text:span text:style-name="T2013"> Judith Lange, </text:span></text:span><text:span text:style-name="Προεπιλεγμένη_20_γραμματοσειρά"><text:span text:style-name="T1970">μετάφραση</text:span></text:span><text:span text:style-name="Προεπιλεγμένη_20_γραμματοσειρά"><text:span text:style-name="T2013"> </text:span></text:span><text:span text:style-name="Προεπιλεγμένη_20_γραμματοσειρά"><text:span text:style-name="T1970">Κυριάκος</text:span></text:span><text:span text:style-name="Προεπιλεγμένη_20_γραμματοσειρά"><text:span text:style-name="T2013"> </text:span></text:span><text:span text:style-name="Προεπιλεγμένη_20_γραμματοσειρά"><text:span text:style-name="T1970">Αξελός</text:span></text:span><text:span text:style-name="Προεπιλεγμένη_20_γραμματοσειρά"><text:span text:style-name="T2013">, </text:span></text:span><text:span text:style-name="Προεπιλεγμένη_20_γραμματοσειρά"><text:span text:style-name="T1970">Εκδόσεις</text:span></text:span><text:span text:style-name="Προεπιλεγμένη_20_γραμματοσειρά"><text:span text:style-name="T2013"> </text:span></text:span><text:span text:style-name="Προεπιλεγμένη_20_γραμματοσειρά"><text:span text:style-name="T1970">Ιτανός</text:span></text:span><text:span text:style-name="Προεπιλεγμένη_20_γραμματοσειρά"><text:span text:style-name="T2013">, </text:span></text:span><text:span text:style-name="Προεπιλεγμένη_20_γραμματοσειρά"><text:span text:style-name="T1970">Αθήνα</text:span></text:span><text:span text:style-name="Προεπιλεγμένη_20_γραμματοσειρά"><text:span text:style-name="T2013">, 1995</text:span></text:span></text:p>
      <text:p text:style-name="P585">Grumach Ernst, “Linear A auf dem Festland”, Kadmos 1, pp. 85-86, 1968</text:p>
      <text:p text:style-name="P576"><text:span text:style-name="Προεπιλεγμένη_20_γραμματοσειρά"><text:span text:style-name="T1978">Guarducci Margherita, “L’epigrafia greca dall origini al tardo impero”, Libreria sello Stato, Roma, 1987<text:line-break/>«</text:span></text:span><text:span text:style-name="Προεπιλεγμένη_20_γραμματοσειρά"><text:span text:style-name="T1970">Η</text:span></text:span><text:span text:style-name="Προεπιλεγμένη_20_γραμματοσειρά"><text:span text:style-name="T1978"> </text:span></text:span><text:span text:style-name="Προεπιλεγμένη_20_γραμματοσειρά"><text:span text:style-name="T1970">ελληνική</text:span></text:span><text:span text:style-name="Προεπιλεγμένη_20_γραμματοσειρά"><text:span text:style-name="T1978"> </text:span></text:span><text:span text:style-name="Προεπιλεγμένη_20_γραμματοσειρά"><text:span text:style-name="T1970">επιγραφική</text:span></text:span><text:span text:style-name="Προεπιλεγμένη_20_γραμματοσειρά"><text:span text:style-name="T1978">, </text:span></text:span><text:span text:style-name="Προεπιλεγμένη_20_γραμματοσειρά"><text:span text:style-name="T1970">από</text:span></text:span><text:span text:style-name="Προεπιλεγμένη_20_γραμματοσειρά"><text:span text:style-name="T1978"> </text:span></text:span><text:span text:style-name="Προεπιλεγμένη_20_γραμματοσειρά"><text:span text:style-name="T1970">τις</text:span></text:span><text:span text:style-name="Προεπιλεγμένη_20_γραμματοσειρά"><text:span text:style-name="T1978"> </text:span></text:span><text:span text:style-name="Προεπιλεγμένη_20_γραμματοσειρά"><text:span text:style-name="T1970">απαρχές</text:span></text:span><text:span text:style-name="Προεπιλεγμένη_20_γραμματοσειρά"><text:span text:style-name="T1978"> </text:span></text:span><text:span text:style-name="Προεπιλεγμένη_20_γραμματοσειρά"><text:span text:style-name="T1970">ως</text:span></text:span><text:span text:style-name="Προεπιλεγμένη_20_γραμματοσειρά"><text:span text:style-name="T1978"> </text:span></text:span><text:span text:style-name="Προεπιλεγμένη_20_γραμματοσειρά"><text:span text:style-name="T1970">την</text:span></text:span><text:span text:style-name="Προεπιλεγμένη_20_γραμματοσειρά"><text:span text:style-name="T1978"> </text:span></text:span><text:span text:style-name="Προεπιλεγμένη_20_γραμματοσειρά"><text:span text:style-name="T1970">ύστερη</text:span></text:span><text:span text:style-name="Προεπιλεγμένη_20_γραμματοσειρά"><text:span text:style-name="T1978"> </text:span></text:span><text:span text:style-name="Προεπιλεγμένη_20_γραμματοσειρά"><text:span text:style-name="T1970">ρωμαϊκή</text:span></text:span><text:span text:style-name="Προεπιλεγμένη_20_γραμματοσειρά"><text:span text:style-name="T1978"> </text:span></text:span><text:span text:style-name="Προεπιλεγμένη_20_γραμματοσειρά"><text:span text:style-name="T1970">αυτοκρατορική</text:span></text:span><text:span text:style-name="Προεπιλεγμένη_20_γραμματοσειρά"><text:span text:style-name="T1978"> </text:span></text:span><text:span text:style-name="Προεπιλεγμένη_20_γραμματοσειρά"><text:span text:style-name="T1970">περίοδο</text:span></text:span><text:span text:style-name="Προεπιλεγμένη_20_γραμματοσειρά"><text:span text:style-name="T1978">», </text:span></text:span><text:span text:style-name="Προεπιλεγμένη_20_γραμματοσειρά"><text:span text:style-name="T1970">ΜΙΕΤ</text:span></text:span><text:span text:style-name="Προεπιλεγμένη_20_γραμματοσειρά"><text:span text:style-name="T1978">, </text:span></text:span><text:span text:style-name="Προεπιλεγμένη_20_γραμματοσειρά"><text:span text:style-name="T1970">Αθήνα</text:span></text:span><text:span text:style-name="Προεπιλεγμένη_20_γραμματοσειρά"><text:span text:style-name="T1978">, 2008</text:span></text:span></text:p>
      <text:p text:style-name="P576"><text:span text:style-name="Προεπιλεγμένη_20_γραμματοσειρά"><text:span text:style-name="T188">Hallager Erik, “New Evidence of Linear A Archives from Khania</text:span></text:span><text:span text:style-name="Προεπιλεγμένη_20_γραμματοσειρά"><text:span text:style-name="T198">”</text:span></text:span><text:span text:style-name="Προεπιλεγμένη_20_γραμματοσειρά"><text:span text:style-name="T188">, Kadmos 25, pp. 108-18,</text:span></text:span><text:span text:style-name="Προεπιλεγμένη_20_γραμματοσειρά"><text:span text:style-name="T191"> 1986</text:span></text:span><text:span text:style-name="Προεπιλεγμένη_20_γραμματοσειρά"><text:span text:style-name="T188"><text:line-break/>“</text:span></text:span><text:span text:style-name="Προεπιλεγμένη_20_γραμματοσειρά"><text:span text:style-name="T1970">Four inscribed hanging nodules in the Heraklion Museum</text:span></text:span><text:span text:style-name="Προεπιλεγμένη_20_γραμματοσειρά"><text:span text:style-name="T198">”</text:span></text:span><text:span text:style-name="Προεπιλεγμένη_20_γραμματοσειρά"><text:span text:style-name="T1970">, Proceedings of the Danish Institute at Athens I, p</text:span></text:span><text:span text:style-name="Προεπιλεγμένη_20_γραμματοσειρά"><text:span text:style-name="T1978">p</text:span></text:span><text:span text:style-name="Προεπιλεγμένη_20_γραμματοσειρά"><text:span text:style-name="T1970">. 9-19</text:span></text:span><text:span text:style-name="Προεπιλεγμένη_20_γραμματοσειρά"><text:span text:style-name="T1978">,</text:span></text:span><text:span text:style-name="Προεπιλεγμένη_20_γραμματοσειρά"><text:span text:style-name="T1990"> 1995</text:span></text:span><text:span text:style-name="Προεπιλεγμένη_20_γραμματοσειρά"><text:span text:style-name="T1978"><text:line-break/></text:span></text:span><text:span text:style-name="Προεπιλεγμένη_20_γραμματοσειρά"><text:span text:style-name="T198">“The Minoan Roundel and Other Sealed Documents in the Neopalatial Linear A Administration”</text:span></text:span><text:span text:style-name="Προεπιλεγμένη_20_γραμματοσειρά"><text:span text:style-name="T188">, </text:span></text:span><text:span text:style-name="Προεπιλεγμένη_20_γραμματοσειρά"><text:span text:style-name="T198">Aegaeum</text:span></text:span><text:span text:style-name="apple-converted-space"><text:span text:style-name="T198"> </text:span></text:span><text:span text:style-name="Προεπιλεγμένη_20_γραμματοσειρά"><text:span text:style-name="T198">14, Liège</text:span></text:span><text:span text:style-name="Προεπιλεγμένη_20_γραμματοσειρά"><text:span text:style-name="T188">,</text:span></text:span><text:span text:style-name="Προεπιλεγμένη_20_γραμματοσειρά"><text:span text:style-name="T198"> 1996</text:span></text:span><text:span text:style-name="Προεπιλεγμένη_20_γραμματοσειρά"><text:span text:style-name="T188"><text:line-break/>“</text:span></text:span><text:span text:style-name="Προεπιλεγμένη_20_γραμματοσειρά"><text:span text:style-name="T2006">Roundels Among Sealings in Minoan Administration: a Comprehensive Analysis of Function</text:span></text:span><text:span text:style-name="Προεπιλεγμένη_20_γραμματοσειρά"><text:span text:style-name="T188">”</text:span></text:span><text:span text:style-name="Προεπιλεγμένη_20_γραμματοσειρά"><text:span text:style-name="T2006">,</text:span></text:span><text:span text:style-name="Προεπιλεγμένη_20_γραμματοσειρά"><text:span text:style-name="T2010"> 1989</text:span></text:span><text:span text:style-name="Προεπιλεγμένη_20_γραμματοσειρά"><text:span text:style-name="T188"><text:line-break/></text:span></text:span><text:soft-page-break/><text:span text:style-name="Προεπιλεγμένη_20_γραμματοσειρά"><text:span text:style-name="T188">“Some Unpublished Linear A Inscriptions</text:span></text:span><text:span text:style-name="Προεπιλεγμένη_20_γραμματοσειρά"><text:span text:style-name="T198">”</text:span></text:span><text:span text:style-name="Προεπιλεγμένη_20_γραμματοσειρά"><text:span text:style-name="T188">, Colloquium Romanum, Atti del XII colloquio internazionale di micenologia, pp. 359-360, Pisa-Roma, 2008</text:span></text:span></text:p>
      <text:p text:style-name="P576"><text:span text:style-name="Προεπιλεγμένη_20_γραμματοσειρά"><text:span text:style-name="T188">Hallager Erik, Louis Godart and Jean-Pierre Oliver, “La Rondelle en linéaire A d’Haghia Triada ‘Wc 3024’ HM 1110”, Bulletin de Correspondence Héllenique 113, pp. 431-437,</text:span></text:span><text:span text:style-name="Προεπιλεγμένη_20_γραμματοσειρά"><text:span text:style-name="T191"> 1989</text:span></text:span></text:p>
      <text:p text:style-name="P576"><text:span text:style-name="Προεπιλεγμένη_20_γραμματοσειρά"><text:span text:style-name="T188">Hallager Erik, Maria Vlasakis and Stauroula Markoulakis, “New and hitherto unpublished Linear A focuments from Kastelli, Khania”, Kadmos 30-1,</text:span></text:span><text:span text:style-name="Προεπιλεγμένη_20_γραμματοσειρά"><text:span text:style-name="T191"> 1991</text:span></text:span></text:p>
      <text:p text:style-name="P579"><text:span text:style-name="Προεπιλεγμένη_20_γραμματοσειρά"><text:span text:style-name="T195">Hawkins, John David, and Halet Çambel, “Corpus of Hieroglyphic Luwian Inscriptions”, volume I, ‘Inscriptions of the Iron Age’, Walter de Gruyter, Berlin - New York,</text:span></text:span><text:span text:style-name="Προεπιλεγμένη_20_γραμματοσειρά"><text:span text:style-name="T196"> 2000</text:span></text:span><text:span text:style-name="Προεπιλεγμένη_20_γραμματοσειρά"><text:span text:style-name="T197"> and volume II, </text:span></text:span><text:span text:style-name="Προεπιλεγμένη_20_γραμματοσειρά"><text:span text:style-name="T195">‘</text:span></text:span><text:span text:style-name="Προεπιλεγμένη_20_γραμματοσειρά"><text:span text:style-name="T197">Karatepe-Aslantaş</text:span></text:span><text:span text:style-name="Προεπιλεγμένη_20_γραμματοσειρά"><text:span text:style-name="T195">’, Walter de Gruyter, Berlin - New York,</text:span></text:span><text:span text:style-name="Προεπιλεγμένη_20_γραμματοσειρά"><text:span text:style-name="T196"> 1999</text:span></text:span></text:p>
      <text:p text:style-name="P576"><text:span text:style-name="Προεπιλεγμένη_20_γραμματοσειρά"><text:span text:style-name="T188">Hirschfeld Nicolle Elise, </text:span></text:span><text:span text:style-name="Προεπιλεγμένη_20_γραμματοσειρά"><text:span text:style-name="T2006">“</text:span></text:span><text:span text:style-name="Προεπιλεγμένη_20_γραμματοσειρά"><text:span text:style-name="T188">Incised Marks of the Late Helladic and Late Minoan III Pottery</text:span></text:span><text:span text:style-name="Προεπιλεγμένη_20_γραμματοσειρά"><text:span text:style-name="T2006">”</text:span></text:span><text:span text:style-name="Προεπιλεγμένη_20_γραμματοσειρά"><text:span text:style-name="T188">, Master Thesis,</text:span></text:span><text:span text:style-name="Προεπιλεγμένη_20_γραμματοσειρά"><text:span text:style-name="T191"> 1990</text:span></text:span><text:span text:style-name="Προεπιλεγμένη_20_γραμματοσειρά"><text:span text:style-name="T188"> and<text:line-break/></text:span></text:span><text:span text:style-name="Προεπιλεγμένη_20_γραμματοσειρά"><text:span text:style-name="T2006">“</text:span></text:span><text:span text:style-name="Προεπιλεγμένη_20_γραμματοσειρά"><text:span text:style-name="T188">Potmarks of the Late Bronze Age Eastern Mediterranean</text:span></text:span><text:span text:style-name="Προεπιλεγμένη_20_γραμματοσειρά"><text:span text:style-name="T2006">”</text:span></text:span><text:span text:style-name="Προεπιλεγμένη_20_γραμματοσειρά"><text:span text:style-name="T188">, Ph.D. dissertation, University of Texas at Austin, 1999</text:span></text:span></text:p>
      <text:p text:style-name="P576"><text:span text:style-name="Προεπιλεγμένη_20_γραμματοσειρά"><text:span text:style-name="T1970">Hood</text:span></text:span><text:span text:style-name="Προεπιλεγμένη_20_γραμματοσειρά"><text:span text:style-name="T1978"> Sinclar</text:span></text:span><text:span text:style-name="Προεπιλεγμένη_20_γραμματοσειρά"><text:span text:style-name="T1970">, «A Monumental Linear Inscription from Knossos», Kadmos </text:span></text:span><text:span text:style-name="Προεπιλεγμένη_20_γραμματοσειρά"><text:span text:style-name="T1978">36</text:span></text:span><text:span text:style-name="Προεπιλεγμένη_20_γραμματοσειρά"><text:span text:style-name="T1970">, p</text:span></text:span><text:span text:style-name="Προεπιλεγμένη_20_γραμματοσειρά"><text:span text:style-name="T1978">p</text:span></text:span><text:span text:style-name="Προεπιλεγμένη_20_γραμματοσειρά"><text:span text:style-name="T1970">. 111-117</text:span></text:span><text:span text:style-name="Προεπιλεγμένη_20_γραμματοσειρά"><text:span text:style-name="T1978">,</text:span></text:span><text:span text:style-name="Προεπιλεγμένη_20_γραμματοσειρά"><text:span text:style-name="T1990"> 1997</text:span></text:span></text:p>
      <text:p text:style-name="P585">Jasink Anna Margherita, «Cretan Hieroglyphic Seals, a new classification of symbols and ornamental - filling motifs», Biblioteca di Pasiphae, Fabrizio Serra Editore, Pisa-Roma, 2009</text:p>
      <text:p text:style-name="P585">Jeffery L. H., “The Local Scripts of Archaic Greece, A Study of the Origin of the Greek Alphabet and Its Development from the Eighth to the Fifth Centuries B.C.”, Revised Edition with Corrections and Supplement by A. W. Johnston, Oxford Monographs on Classical Archaeology, 1990</text:p>
      <text:p text:style-name="P576"><text:span text:style-name="Προεπιλεγμένη_20_γραμματοσειρά"><text:span text:style-name="T1978">Judson Anna P., </text:span></text:span><text:span text:style-name="Προεπιλεγμένη_20_γραμματοσειρά"><text:span text:style-name="T2006">“</text:span></text:span><text:span text:style-name="Προεπιλεγμένη_20_γραμματοσειρά"><text:span text:style-name="T1978">The Linear B Inscribed Stirrup Jars</text:span></text:span><text:span text:style-name="Προεπιλεγμένη_20_γραμματοσειρά"><text:span text:style-name="T2006">”</text:span></text:span><text:span text:style-name="Προεπιλεγμένη_20_γραμματοσειρά"><text:span text:style-name="T1978">, Kadmos</text:span></text:span><text:span text:style-name="Προεπιλεγμένη_20_γραμματοσειρά"><text:span text:style-name="T188">, 52(1), pp. 69-110,</text:span></text:span><text:span text:style-name="Προεπιλεγμένη_20_γραμματοσειρά"><text:span text:style-name="T191"> 2013</text:span></text:span></text:p>
      <text:p text:style-name="P585">Karageorghis, Vassos and Raptou, Efstathios, “Palaepaphos-Skales: Tombs of the Late Cypriote IIIB and Cypro-Geometric Periods (Excavations of 2008 &amp; 2011)”, The Cyprus Institute, Nicosia, 2016</text:p>
      <text:p text:style-name="P576"><text:span text:style-name="Προεπιλεγμένη_20_γραμματοσειρά"><text:span text:style-name="T188">Karetsou Alexandra, Louis Godart and Jean-Pierre Olivier, “Inscriptions en Linéar A du sanctuaire de sommet minoen du mont Iouktas</text:span></text:span><text:span text:style-name="Προεπιλεγμένη_20_γραμματοσειρά"><text:span text:style-name="T198">”</text:span></text:span><text:span text:style-name="Προεπιλεγμένη_20_γραμματοσειρά"><text:span text:style-name="T188">, Kadmos 24, pp. 89-147,</text:span></text:span><text:span text:style-name="Προεπιλεγμένη_20_γραμματοσειρά"><text:span text:style-name="T191"> 1985</text:span></text:span><text:span text:style-name="Προεπιλεγμένη_20_γραμματοσειρά"><text:span text:style-name="T188"><text:line-break/>“Une nouvelle inscription en linéaire A du sanctuaire de sommet du Mont Iouktas (IO Za 16)</text:span></text:span><text:span text:style-name="Προεπιλεγμένη_20_γραμματοσειρά"><text:span text:style-name="T198">”</text:span></text:span><text:span text:style-name="Προεπιλεγμένη_20_γραμματοσειρά"><text:span text:style-name="T188">, Minos 37-38, pp. 437-47,</text:span></text:span><text:span text:style-name="Προεπιλεγμένη_20_γραμματοσειρά"><text:span text:style-name="T191"> 2002-2003</text:span></text:span></text:p>
      <text:p text:style-name="P576"><text:span text:style-name="Προεπιλεγμένη_20_γραμματοσειρά"><text:span text:style-name="T1978">Karnava Artemis and Nikolakopoulou Irene, «A pithos fragment with a Linear A inscription from Akrotiri, Thera», Studi Micenei ed Egeo - Anatolici 47, p. 213-225,</text:span></text:span><text:span text:style-name="Προεπιλεγμένη_20_γραμματοσειρά"><text:span text:style-name="T1990"> 2005</text:span></text:span></text:p>
      <text:p text:style-name="P576"><text:span text:style-name="Προεπιλεγμένη_20_γραμματοσειρά"><text:span text:style-name="T1978">Karnava Artemis, </text:span></text:span><text:span text:style-name="Προεπιλεγμένη_20_γραμματοσειρά"><text:span text:style-name="T1970">«The Tel Haror inscription and Crete: a further link», Aegaeum 25</text:span></text:span><text:span text:style-name="Προεπιλεγμένη_20_γραμματοσειρά"><text:span text:style-name="T1978">,</text:span></text:span><text:span text:style-name="Προεπιλεγμένη_20_γραμματοσειρά"><text:span text:style-name="T1970"> Liège</text:span></text:span><text:span text:style-name="Προεπιλεγμένη_20_γραμματοσειρά"><text:span text:style-name="T1978">-</text:span></text:span><text:span text:style-name="Προεπιλεγμένη_20_γραμματοσειρά"><text:span text:style-name="T1970">Austin, p</text:span></text:span><text:span text:style-name="Προεπιλεγμένη_20_γραμματοσειρά"><text:span text:style-name="T1978">p</text:span></text:span><text:span text:style-name="Προεπιλεγμένη_20_γραμματοσειρά"><text:span text:style-name="T1970">. 837-</text:span></text:span><text:span text:style-name="Προεπιλεγμένη_20_γραμματοσειρά"><text:span text:style-name="T1978">8</text:span></text:span><text:span text:style-name="Προεπιλεγμένη_20_γραμματοσειρά"><text:span text:style-name="T1970">4</text:span></text:span><text:span text:style-name="Προεπιλεγμένη_20_γραμματοσειρά"><text:span text:style-name="T1978">4,</text:span></text:span><text:span text:style-name="Προεπιλεγμένη_20_γραμματοσειρά"><text:span text:style-name="T1990"> 2005</text:span></text:span></text:p>
      <text:p text:style-name="P576"><text:span text:style-name="Προεπιλεγμένη_20_γραμματοσειρά"><text:span text:style-name="T1970">Kena</text:span></text:span><text:span text:style-name="Προεπιλεγμένη_20_γραμματοσειρά"><text:span text:style-name="T1978"> </text:span></text:span><text:span text:style-name="Προεπιλεγμένη_20_γραμματοσειρά"><text:span text:style-name="T1970">V</text:span></text:span><text:span text:style-name="Προεπιλεγμένη_20_γραμματοσειρά"><text:span text:style-name="T1978">ictor</text:span></text:span><text:span text:style-name="Προεπιλεγμένη_20_γραμματοσειρά"><text:span text:style-name="T1970"> E. G., «Seals and Script II», Kadmos II</text:span></text:span><text:span text:style-name="Προεπιλεγμένη_20_γραμματοσειρά"><text:span text:style-name="T1978">.1</text:span></text:span><text:span text:style-name="Προεπιλεγμένη_20_γραμματοσειρά"><text:span text:style-name="T1970">, p</text:span></text:span><text:span text:style-name="Προεπιλεγμένη_20_γραμματοσειρά"><text:span text:style-name="T1978">p</text:span></text:span><text:span text:style-name="Προεπιλεγμένη_20_γραμματοσειρά"><text:span text:style-name="T1970">. 1-6</text:span></text:span><text:span text:style-name="Προεπιλεγμένη_20_γραμματοσειρά"><text:span text:style-name="T1978">,</text:span></text:span><text:span text:style-name="Προεπιλεγμένη_20_γραμματοσειρά"><text:span text:style-name="T1990"> 1963</text:span></text:span></text:p>
      <text:p text:style-name="P576"><text:span text:style-name="Προεπιλεγμένη_20_γραμματοσειρά"><text:span text:style-name="T1978">KENTRO, The Newsletter of the INSTAP Study Center for East Crete, Volume 10,</text:span></text:span><text:span text:style-name="Προεπιλεγμένη_20_γραμματοσειρά"><text:span text:style-name="T1990"> 2008</text:span></text:span></text:p>
      <text:p text:style-name="P576"><text:span text:style-name="Προεπιλεγμένη_20_γραμματοσειρά"><text:span text:style-name="T1970">Kopaka</text:span></text:span><text:span text:style-name="Προεπιλεγμένη_20_γραμματοσειρά"><text:span text:style-name="T1978"> Katerina</text:span></text:span><text:span text:style-name="Προεπιλεγμένη_20_γραμματοσειρά"><text:span text:style-name="T1970">, «Une nouvelle inscription en lin</text:span></text:span><text:span text:style-name="Προεπιλεγμένη_20_γραμματοσειρά"><text:span text:style-name="T1978">é</text:span></text:span><text:span text:style-name="Προεπιλεγμένη_20_γραμματοσειρά"><text:span text:style-name="T1970">aire A de Zakros», Kadmos </text:span></text:span><text:span text:style-name="Προεπιλεγμένη_20_γραμματοσειρά"><text:span text:style-name="T1978">28</text:span></text:span><text:span text:style-name="Προεπιλεγμένη_20_γραμματοσειρά"><text:span text:style-name="T1970">, p</text:span></text:span><text:span text:style-name="Προεπιλεγμένη_20_γραμματοσειρά"><text:span text:style-name="T1978">p</text:span></text:span><text:span text:style-name="Προεπιλεγμένη_20_γραμματοσειρά"><text:span text:style-name="T1970">. 7-13</text:span></text:span><text:span text:style-name="Προεπιλεγμένη_20_γραμματοσειρά"><text:span text:style-name="T2006">, Walter De Gruyter,</text:span></text:span><text:span text:style-name="Προεπιλεγμένη_20_γραμματοσειρά"><text:span text:style-name="T2010"> 1989</text:span></text:span></text:p>
      <text:p text:style-name="P576"><text:span text:style-name="Προεπιλεγμένη_20_γραμματοσειρά"><text:span text:style-name="T188">La Rosa V. and Caratelli G.P., “Nuova rondella con inscrizione in lineare A dall ‘Villa Reale’ di Haghia Triada</text:span></text:span><text:span text:style-name="Προεπιλεγμένη_20_γραμματοσειρά"><text:span text:style-name="T198">”</text:span></text:span><text:span text:style-name="Προεπιλεγμένη_20_γραμματοσειρά"><text:span text:style-name="T188">, Parole del Pasato 237, pp. 463-468, 1987</text:span></text:span></text:p>
      <text:p text:style-name="P576"><text:span text:style-name="Προεπιλεγμένη_20_γραμματοσειρά"><text:span text:style-name="T1978">Lebessi Angelili, Muhly Polymnia, Olivier Jean-Pierre, “An Inscription in the hieroglyphic script from the Syme Sanctuary, Crete (SY Hf 01)”, Kadmos 34, pp. 63-77,</text:span></text:span><text:span text:style-name="Προεπιλεγμένη_20_γραμματοσειρά"><text:span text:style-name="T1990"> 1995</text:span></text:span></text:p>
      <text:p text:style-name="P576"><text:span text:style-name="Προεπιλεγμένη_20_γραμματοσειρά"><text:span text:style-name="T2006">Lejeune Michel, “</text:span></text:span><text:span text:style-name="Προεπιλεγμένη_20_γραμματοσειρά"><text:span text:style-name="T1978">Discussion sur l’alphabet phrygien</text:span></text:span><text:span text:style-name="Προεπιλεγμένη_20_γραμματοσειρά"><text:span text:style-name="T2006">”, </text:span></text:span><text:span text:style-name="Προεπιλεγμένη_20_γραμματοσειρά"><text:span text:style-name="T1978">Studi Micenei ed Egeo-Anatolici</text:span></text:span><text:span text:style-name="Προεπιλεγμένη_20_γραμματοσειρά"><text:span text:style-name="T2006"> 10, pp. 19-46,</text:span></text:span><text:span text:style-name="Προεπιλεγμένη_20_γραμματοσειρά"><text:span text:style-name="T2010"> 1969</text:span></text:span><text:span text:style-name="Προεπιλεγμένη_20_γραμματοσειρά"><text:span text:style-name="T1978"><text:line-break/></text:span></text:span><text:span text:style-name="Προεπιλεγμένη_20_γραμματοσειρά"><text:span text:style-name="T2006">“</text:span></text:span><text:span text:style-name="Προεπιλεγμένη_20_γραμματοσειρά"><text:span text:style-name="T1978">Les inscriptions de Gordion et l’alphabet phrygien</text:span></text:span><text:span text:style-name="Προεπιλεγμένη_20_γραμματοσειρά"><text:span text:style-name="T2006">”, Kadmos 9, pp. 51-74,</text:span></text:span><text:span text:style-name="Προεπιλεγμένη_20_γραμματοσειρά"><text:span text:style-name="T2010"> 1970</text:span></text:span></text:p>
      <text:p text:style-name="P576"><text:span text:style-name="Προεπιλεγμένη_20_γραμματοσειρά"><text:span text:style-name="T1978">Lubotsky Alexander, “The Old Phrygian Areyastis-Inscription”, originally in Kadmos 27-1, pp. 9-26,</text:span></text:span><text:span text:style-name="Προεπιλεγμένη_20_γραμματοσειρά"><text:span text:style-name="T1990"> 1998</text:span></text:span></text:p>
      <text:p text:style-name="P576"><text:span text:style-name="Προεπιλεγμένη_20_γραμματοσειρά"><text:span text:style-name="T188">MacGillivray, J.A. et al., “Excavations at Palaikastro, 1986”, BSA 82, pp. 135-154, 1987, </text:span></text:span><text:span text:style-name="Προεπιλεγμένη_20_γραμματοσειρά"><text:span text:style-name="T1978">Driessen “The Inscribed Pithos PK Zb 19</text:span></text:span><text:span text:style-name="Προεπιλεγμένη_20_γραμματοσειρά"><text:span text:style-name="T1970">”</text:span></text:span><text:span text:style-name="Προεπιλεγμένη_20_γραμματοσειρά"><text:span text:style-name="T188"><text:line-break/>“Excavations at Palaikastro, 1987”, BSA 83, pp. 259-282, 1988<text:line-break/>“Excavations at Palaikastro, 1990”, BSA 86, pp. 121-147, 1991, </text:span></text:span><text:span text:style-name="Προεπιλεγμένη_20_γραμματοσειρά"><text:span text:style-name="T1978">Driessen, “The Inscribed Pithos PK Zb 21</text:span></text:span><text:span text:style-name="Προεπιλεγμένη_20_γραμματοσειρά"><text:span text:style-name="T1970">”</text:span></text:span><text:span text:style-name="Προεπιλεγμένη_20_γραμματοσειρά"><text:span text:style-name="T188"><text:line-break/>“Excavations at Palaikastro, 1994 and 1996”, BSA, 93, p. 267,1998, Schoep, </text:span></text:span><text:span text:style-name="Προεπιλεγμένη_20_γραμματοσειρά"><text:span text:style-name="T1978">“The Inscribed Pithos PK Zb 23</text:span></text:span><text:span text:style-name="Προεπιλεγμένη_20_γραμματοσειρά"><text:span text:style-name="T1970">”</text:span></text:span></text:p>
      <text:p text:style-name="P576"><text:span text:style-name="Προεπιλεγμένη_20_γραμματοσειρά"><text:span text:style-name="T2006">Masson Emilia, “Etudes de vingt-six boules d’argile inscrites trouvées à Enkomi et Hala Sultan Tekke (Chypre)”, Studies In Mediterranean Archaeology, volume XXXI: ‘Studies in Cypro-Minoan Scripts’, part 1, Göteborg, Åströms Förlag, 1971<text:line-break/>«Cyprominoica. Répertoires, Documents de Ras Shamra, Essais d’interprétation», Studies In Mediterranean Archaeology, volume XXXI: ‘Studies in Cypro-Minoan Scripts’, part 2, Göteborg, Åströms Förlag, 1974<text:line-break/>“</text:span></text:span><text:span text:style-name="Προεπιλεγμένη_20_γραμματοσειρά"><text:span text:style-name="T1978">Les écritures chypro-minoennes: état présent des recherches</text:span></text:span><text:span text:style-name="Προεπιλεγμένη_20_γραμματοσειρά"><text:span text:style-name="T2006">”</text:span></text:span><text:span text:style-name="Προεπιλεγμένη_20_γραμματοσειρά"><text:span text:style-name="T1978">, Annali della Scuola Normale di Pisa 8, pp. 805-816, 1978</text:span></text:span></text:p>
      <text:p text:style-name="P586">Masson Olivier, «Les inscriptions chypriotes syllabiques», Requeil critique et commenté, Réimpression augmentée de l’édition de 1961, ‹Études Chypriotes, I›, École Française d’Athènes, De Boccard, Édition-Diffusion, Paris, 1983</text:p>
      <text:p text:style-name="P585">Michailidou Anna, “Ostrakon with linear A script from Akrotiri (Thera): a non-bureaucratic activity?”, Minos, 27-8, pp. 7-24, 1992</text:p>
      <text:p text:style-name="P576"><text:span text:style-name="Προεπιλεγμένη_20_γραμματοσειρά"><text:span text:style-name="T1978">Mitford T.B., «The Tsepis Stele and some others», Minos 6, pp. 37-54,</text:span></text:span><text:span text:style-name="Προεπιλεγμένη_20_γραμματοσειρά"><text:span text:style-name="T1990"> 1958</text:span></text:span></text:p>
      <text:p text:style-name="P576"><text:span text:style-name="Προεπιλεγμένη_20_γραμματοσειρά"><text:span text:style-name="T1978">Moulos Megan, “The Textile and Perfumed Oil Industries of Mycenaean Pylos”, MA Paper,</text:span></text:span><text:span text:style-name="Προεπιλεγμένη_20_γραμματοσειρά"><text:span text:style-name="T1990"> 2015</text:span></text:span></text:p>
      <text:p text:style-name="P576"><text:span text:style-name="Προεπιλεγμένη_20_γραμματοσειρά"><text:span text:style-name="T1978">Muhly Polymnia and Jean-Pierre Olivier, “Linear A inscriptions from the Syme sanctuary, Crete”, Archaiologiki Ephemeris 147, pp. 197-223, 2008. Sign</text:span></text:span><text:span text:style-name="Προεπιλεγμένη_20_γραμματοσειρά"><text:span text:style-name="T1991"> AB048</text:span></text:span><text:span text:style-name="Προεπιλεγμένη_20_γραμματοσειρά"><text:span text:style-name="T1978">, originally thought to occur only in Linear B, is here read and shown to also appear in Linear A</text:span></text:span></text:p>
      <text:p text:style-name="P576"><text:span text:style-name="Προεπιλεγμένη_20_γραμματοσειρά"><text:span text:style-name="T2006">Neumann Günter,</text:span></text:span><text:span text:style-name="Προεπιλεγμένη_20_γραμματοσειρά"><text:span text:style-name="T1978"> “</text:span></text:span><text:span text:style-name="Προεπιλεγμένη_20_γραμματοσειρά"><text:span text:style-name="T2006">Kleinasien</text:span></text:span><text:span text:style-name="Προεπιλεγμένη_20_γραμματοσειρά"><text:span text:style-name="T1978">”, Kadmos</text:span></text:span><text:span text:style-name="Προεπιλεγμένη_20_γραμματοσειρά"><text:span text:style-name="T1970"> </text:span></text:span><text:span text:style-name="Προεπιλεγμένη_20_γραμματοσειρά"><text:span text:style-name="T1978">35</text:span></text:span><text:span text:style-name="Προεπιλεγμένη_20_γραμματοσειρά"><text:span text:style-name="T1970">, </text:span></text:span><text:span text:style-name="Προεπιλεγμένη_20_γραμματοσειρά"><text:span text:style-name="T1978">p. 17</text:span></text:span><text:span text:style-name="Προεπιλεγμένη_20_γραμματοσειρά"><text:span text:style-name="T1970">7</text:span></text:span><text:span text:style-name="Προεπιλεγμένη_20_γραμματοσειρά"><text:span text:style-name="T2006">, Walter De Gruyter</text:span></text:span><text:span text:style-name="Προεπιλεγμένη_20_γραμματοσειρά"><text:span text:style-name="T1978">,</text:span></text:span><text:span text:style-name="Προεπιλεγμένη_20_γραμματοσειρά"><text:span text:style-name="T1990"> 1996</text:span></text:span></text:p>
      <text:p text:style-name="P576"><text:span text:style-name="Προεπιλεγμένη_20_γραμματοσειρά"><text:span text:style-name="T1978">Niemeier Wolf-Dietrich, </text:span></text:span><text:span text:style-name="Προεπιλεγμένη_20_γραμματοσειρά"><text:span text:style-name="T1970">“</text:span></text:span><text:span text:style-name="Προεπιλεγμένη_20_γραμματοσειρά"><text:span text:style-name="T1978">A Linear A Inscription From Miletus, MIL Zb 1</text:span></text:span><text:span text:style-name="Προεπιλεγμένη_20_γραμματοσειρά"><text:span text:style-name="T1970">”</text:span></text:span><text:span text:style-name="Προεπιλεγμένη_20_γραμματοσειρά"><text:span text:style-name="T1978">, Kadmos, 35-2, pp. 87-99,</text:span></text:span><text:span text:style-name="Προεπιλεγμένη_20_γραμματοσειρά"><text:span text:style-name="T1990"> 1996</text:span></text:span></text:p>
      <text:p text:style-name="P576"><text:span text:style-name="Προεπιλεγμένη_20_γραμματοσειρά"><text:span text:style-name="T2006">Olivier Jean-Pierre avec Fr. Vandenabeele, «Édition holistique des textes chypro-minoens», Biblioteca di Pasiphae, Fabrizio Serra Editore, Pisa-Roma, 2007, </text:span></text:span><text:span text:style-name="Προεπιλεγμένη_20_γραμματοσειρά"><text:span text:style-name="T2012">HoChyMin</text:span></text:span></text:p>
      <text:p text:style-name="P576"><text:span text:style-name="Προεπιλεγμένη_20_γραμματοσειρά"><text:span text:style-name="T2006">Olivier Jean-Pierre et Luis Godard avec Jean-Claude Poursat, «Corpus Hieroglyphicarum Inscriptionum Cretae», École Française d’Athènes, Études Crétoises 31, De Boccard, Édition-Diffusion, Paris,</text:span></text:span><text:span text:style-name="Προεπιλεγμένη_20_γραμματοσειρά"><text:span text:style-name="T2010"> 1996</text:span></text:span><text:span text:style-name="Προεπιλεγμένη_20_γραμματοσειρά"><text:span text:style-name="T2006">, </text:span></text:span><text:span text:style-name="Προεπιλεγμένη_20_γραμματοσειρά"><text:span text:style-name="T2012">CHIC</text:span></text:span></text:p>
      <text:p text:style-name="P576"><text:span text:style-name="Προεπιλεγμένη_20_γραμματοσειρά"><text:span text:style-name="T1978">Olivier Jean-Pierre, “Tirynthian Graffiti: AusgrabungeninTiryns 1982-1983”, Archäologischer Anzeiger 103, pp. 253-268, 1988<text:line-break/></text:span></text:span><text:span text:style-name="Προεπιλεγμένη_20_γραμματοσειρά"><text:span text:style-name="T1970">“</text:span></text:span><text:span text:style-name="Προεπιλεγμένη_20_γραμματοσειρά"><text:span text:style-name="T1978">Le </text:span></text:span><text:span text:style-name="Προεπιλεγμένη_20_γραμματοσειρά"><text:span text:style-name="T1970">Disque de Mokhlos”</text:span></text:span><text:span text:style-name="Προεπιλεγμένη_20_γραμματοσειρά"><text:span text:style-name="T1978">, </text:span></text:span><text:span text:style-name="Προεπιλεγμένη_20_γραμματοσειρά"><text:span text:style-name="T1970">Kadmos 28, </text:span></text:span><text:span text:style-name="Προεπιλεγμένη_20_γραμματοσειρά"><text:span text:style-name="T1978">pp.</text:span></text:span><text:span text:style-name="Προεπιλεγμένη_20_γραμματοσειρά"><text:span text:style-name="T1970"> 137-145</text:span></text:span><text:span text:style-name="Προεπιλεγμένη_20_γραμματοσειρά"><text:span text:style-name="T1978">,</text:span></text:span><text:span text:style-name="Προεπιλεγμένη_20_γραμματοσειρά"><text:span text:style-name="T1990"> 1989</text:span></text:span></text:p>
      <text:p text:style-name="P577"><text:span text:style-name="Προεπιλεγμένη_20_γραμματοσειρά"><text:span text:style-name="T1978">Olivier Jean-Pierre, Réthémiotakis Georges, Dimopoulou Nota, </text:span></text:span><text:span text:style-name="Προεπιλεγμένη_20_γραμματοσειρά"><text:span text:style-name="T1970">«</text:span></text:span><text:span text:style-name="Προεπιλεγμένη_20_γραμματοσειρά"><text:span text:style-name="T1978">Une statuette en argile MR IIIA de Poros/Irakliou avec inscription en linéaire A</text:span></text:span><text:span text:style-name="Προεπιλεγμένη_20_γραμματοσειρά"><text:span text:style-name="T1970">»</text:span></text:span><text:span text:style-name="Προεπιλεγμένη_20_γραμματοσειρά"><text:span text:style-name="T1978">, BCH 117, pp. 501-521,</text:span></text:span><text:span text:style-name="Προεπιλεγμένη_20_γραμματοσειρά"><text:span text:style-name="T1990"> 1996</text:span></text:span></text:p>
      <text:p text:style-name="P576"><text:span text:style-name="Προεπιλεγμένη_20_γραμματοσειρά"><text:span text:style-name="T1978">Oren Eliezer, Olivier Jean-Pierre et al., “A Minoan Graffito from Tel Haror (Negev, Israel)</text:span></text:span><text:span text:style-name="Προεπιλεγμένη_20_γραμματοσειρά"><text:span text:style-name="T1970">”</text:span></text:span><text:span text:style-name="Προεπιλεγμένη_20_γραμματοσειρά"><text:span text:style-name="T1978">, Cretan Studies V, Studies Hood, pp. 91-118, 1996</text:span></text:span></text:p>
      <text:p text:style-name="P584"><text:span text:style-name="Προεπιλεγμένη_20_γραμματοσειρά"><text:span text:style-name="T1970">Owens, Gareth</text:span></text:span><text:span text:style-name="Προεπιλεγμένη_20_γραμματοσειρά"><text:span text:style-name="T1978">, </text:span></text:span><text:span text:style-name="Προεπιλεγμένη_20_γραμματοσειρά"><text:span text:style-name="T1970">“Three Re-Discovered Linear A Inscriptions from Knossos”, Minos </text:span></text:span><text:span text:style-name="Προεπιλεγμένη_20_γραμματοσειρά"><text:span text:style-name="T1978">25-26</text:span></text:span><text:span text:style-name="Προεπιλεγμένη_20_γραμματοσειρά"><text:span text:style-name="T1970">, </text:span></text:span><text:span text:style-name="Προεπιλεγμένη_20_γραμματοσειρά"><text:span text:style-name="T1978">pp. </text:span></text:span><text:span text:style-name="Προεπιλεγμένη_20_γραμματοσειρά"><text:span text:style-name="T1970">367-372</text:span></text:span><text:span text:style-name="Προεπιλεγμένη_20_γραμματοσειρά"><text:span text:style-name="T1978">,</text:span></text:span><text:span text:style-name="Προεπιλεγμένη_20_γραμματοσειρά"><text:span text:style-name="T1990"> 1991</text:span></text:span><text:span text:style-name="Προεπιλεγμένη_20_γραμματοσειρά"><text:span text:style-name="T1978"><text:line-break/>“</text:span></text:span><text:span text:style-name="Προεπιλεγμένη_20_γραμματοσειρά"><text:span text:style-name="T2006">The Theran Linear A Inscriptions</text:span></text:span><text:span text:style-name="Προεπιλεγμένη_20_γραμματοσειρά"><text:span text:style-name="T1978">”, Kadmos</text:span></text:span><text:span text:style-name="Προεπιλεγμένη_20_γραμματοσειρά"><text:span text:style-name="T1970"> </text:span></text:span><text:span text:style-name="Προεπιλεγμένη_20_γραμματοσειρά"><text:span text:style-name="T1978">35</text:span></text:span><text:span text:style-name="Προεπιλεγμένη_20_γραμματοσειρά"><text:span text:style-name="T1970">, </text:span></text:span><text:span text:style-name="Προεπιλεγμένη_20_γραμματοσειρά"><text:span text:style-name="T1978">pp. </text:span></text:span><text:span text:style-name="Προεπιλεγμένη_20_γραμματοσειρά"><text:span text:style-name="T1970">16</text:span></text:span><text:span text:style-name="Προεπιλεγμένη_20_γραμματοσειρά"><text:span text:style-name="T1978">8</text:span></text:span><text:span text:style-name="Προεπιλεγμένη_20_γραμματοσειρά"><text:span text:style-name="T1970">-16</text:span></text:span><text:span text:style-name="Προεπιλεγμένη_20_γραμματοσειρά"><text:span text:style-name="T1978">9</text:span></text:span><text:span text:style-name="Προεπιλεγμένη_20_γραμματοσειρά"><text:span text:style-name="T2006">, Walter De Gruyter</text:span></text:span><text:span text:style-name="Προεπιλεγμένη_20_γραμματοσειρά"><text:span text:style-name="T1978">,</text:span></text:span><text:span text:style-name="Προεπιλεγμένη_20_γραμματοσειρά"><text:span text:style-name="T1990"> 1996</text:span></text:span><text:span text:style-name="Προεπιλεγμένη_20_γραμματοσειρά"><text:span text:style-name="T1978"><text:line-break/>“</text:span></text:span><text:span text:style-name="Προεπιλεγμένη_20_γραμματοσειρά"><text:span text:style-name="T2006">Linear A Inscriptions at Entrances to Buildings</text:span></text:span><text:span text:style-name="Προεπιλεγμένη_20_γραμματοσειρά"><text:span text:style-name="T1978">”, Kadmos</text:span></text:span><text:span text:style-name="Προεπιλεγμένη_20_γραμματοσειρά"><text:span text:style-name="T1970"> </text:span></text:span><text:span text:style-name="Προεπιλεγμένη_20_γραμματοσειρά"><text:span text:style-name="T1978">35</text:span></text:span><text:span text:style-name="Προεπιλεγμένη_20_γραμματοσειρά"><text:span text:style-name="T1970">, </text:span></text:span><text:span text:style-name="Προεπιλεγμένη_20_γραμματοσειρά"><text:span text:style-name="T1978">pp. </text:span></text:span><text:span text:style-name="Προεπιλεγμένη_20_γραμματοσειρά"><text:span text:style-name="T1970">16</text:span></text:span><text:span text:style-name="Προεπιλεγμένη_20_γραμματοσειρά"><text:span text:style-name="T1978">9</text:span></text:span><text:span text:style-name="Προεπιλεγμένη_20_γραμματοσειρά"><text:span text:style-name="T1970">-17</text:span></text:span><text:span text:style-name="Προεπιλεγμένη_20_γραμματοσειρά"><text:span text:style-name="T1978">1</text:span></text:span><text:span text:style-name="Προεπιλεγμένη_20_γραμματοσειρά"><text:span text:style-name="T2006">, Walter De Gruyter</text:span></text:span><text:span text:style-name="Προεπιλεγμένη_20_γραμματοσειρά"><text:span text:style-name="T1978">,</text:span></text:span><text:span text:style-name="Προεπιλεγμένη_20_γραμματοσειρά"><text:span text:style-name="T1990"> 1996</text:span></text:span><text:span text:style-name="Προεπιλεγμένη_20_γραμματοσειρά"><text:span text:style-name="T1978"><text:line-break/>“</text:span></text:span><text:span text:style-name="Προεπιλεγμένη_20_γραμματοσειρά"><text:span text:style-name="T2006">A Possible Reading of Linear A PH Zb 4</text:span></text:span><text:span text:style-name="Προεπιλεγμένη_20_γραμματοσειρά"><text:span text:style-name="T1978">”, Kadmos</text:span></text:span><text:span text:style-name="Προεπιλεγμένη_20_γραμματοσειρά"><text:span text:style-name="T1970"> </text:span></text:span><text:span text:style-name="Προεπιλεγμένη_20_γραμματοσειρά"><text:span text:style-name="T1978">35</text:span></text:span><text:span text:style-name="Προεπιλεγμένη_20_γραμματοσειρά"><text:span text:style-name="T1970">, </text:span></text:span><text:span text:style-name="Προεπιλεγμένη_20_γραμματοσειρά"><text:span text:style-name="T1978">pp. </text:span></text:span><text:span text:style-name="Προεπιλεγμένη_20_γραμματοσειρά"><text:span text:style-name="T1970">1</text:span></text:span><text:span text:style-name="Προεπιλεγμένη_20_γραμματοσειρά"><text:span text:style-name="T1978">71</text:span></text:span><text:span text:style-name="Προεπιλεγμένη_20_γραμματοσειρά"><text:span text:style-name="T1970">-</text:span></text:span><text:span text:style-name="Προεπιλεγμένη_20_γραμματοσειρά"><text:span text:style-name="T1978">172</text:span></text:span><text:span text:style-name="Προεπιλεγμένη_20_γραμματοσειρά"><text:span text:style-name="T2006">, Walter De Gruyter</text:span></text:span><text:span text:style-name="Προεπιλεγμένη_20_γραμματοσειρά"><text:span text:style-name="T1978">,</text:span></text:span><text:span text:style-name="Προεπιλεγμένη_20_γραμματοσειρά"><text:span text:style-name="T1990"> 1996</text:span></text:span><text:span text:style-name="Προεπιλεγμένη_20_γραμματοσειρά"><text:span text:style-name="T1978"><text:line-break/> “</text:span></text:span><text:span text:style-name="Προεπιλεγμένη_20_γραμματοσειρά"><text:span text:style-name="T2006">New Evidence for Minoan ‘Demeter’</text:span></text:span><text:span text:style-name="Προεπιλεγμένη_20_γραμματοσειρά"><text:span text:style-name="T1978">”, Kadmos</text:span></text:span><text:span text:style-name="Προεπιλεγμένη_20_γραμματοσειρά"><text:span text:style-name="T1970"> </text:span></text:span><text:span text:style-name="Προεπιλεγμένη_20_γραμματοσειρά"><text:span text:style-name="T1978">35</text:span></text:span><text:span text:style-name="Προεπιλεγμένη_20_γραμματοσειρά"><text:span text:style-name="T1970">, </text:span></text:span><text:span text:style-name="Προεπιλεγμένη_20_γραμματοσειρά"><text:span text:style-name="T1978">pp. </text:span></text:span><text:span text:style-name="Προεπιλεγμένη_20_γραμματοσειρά"><text:span text:style-name="T1970">1</text:span></text:span><text:span text:style-name="Προεπιλεγμένη_20_γραμματοσειρά"><text:span text:style-name="T1978">72</text:span></text:span><text:span text:style-name="Προεπιλεγμένη_20_γραμματοσειρά"><text:span text:style-name="T1970">-17</text:span></text:span><text:span text:style-name="Προεπιλεγμένη_20_γραμματοσειρά"><text:span text:style-name="T1978">5</text:span></text:span><text:span text:style-name="Προεπιλεγμένη_20_γραμματοσειρά"><text:span text:style-name="T2006">, Walter De Gruyter</text:span></text:span><text:span text:style-name="Προεπιλεγμένη_20_γραμματοσειρά"><text:span text:style-name="T1978">,</text:span></text:span><text:span text:style-name="Προεπιλεγμένη_20_γραμματοσειρά"><text:span text:style-name="T1990"> 1996</text:span></text:span><text:span text:style-name="Προεπιλεγμένη_20_γραμματοσειρά"><text:span text:style-name="T1978"><text:line-break/>“A Possible ‘Cretan Hieroglyphic’ Inscription from Mount Ida (IDA Ya 332)”, Kadmos 36:2, pp. 171-173,</text:span></text:span><text:span text:style-name="Προεπιλεγμένη_20_γραμματοσειρά"><text:span text:style-name="T1990"> 1997</text:span></text:span><text:span text:style-name="Προεπιλεγμένη_20_γραμματοσειρά"><text:span text:style-name="T1978"><text:line-break/></text:span></text:span><text:span text:style-name="Προεπιλεγμένη_20_γραμματοσειρά"><text:span text:style-name="T1970">“</text:span></text:span><text:span text:style-name="Προεπιλεγμένη_20_γραμματοσειρά"><text:span text:style-name="T1978">Re-Discovered Linear A Inscriptions from Archanes and Mycenae</text:span></text:span><text:span text:style-name="Προεπιλεγμένη_20_γραμματοσειρά"><text:span text:style-name="T1970">”</text:span></text:span><text:span text:style-name="Προεπιλεγμένη_20_γραμματοσειρά"><text:span text:style-name="T1978">, ‘Kritika Daidalika’, pp. 245-253,</text:span></text:span><text:span text:style-name="Προεπιλεγμένη_20_γραμματοσειρά"><text:span text:style-name="T1990"> 1997</text:span></text:span><text:span text:style-name="Προεπιλεγμένη_20_γραμματοσειρά"><text:span text:style-name="T1978"><text:line-break/></text:span></text:span><text:span text:style-name="Προεπιλεγμένη_20_γραμματοσειρά"><text:span text:style-name="T188">with </text:span></text:span><text:span text:style-name="Προεπιλεγμένη_20_γραμματοσειρά"><text:span text:style-name="T1978">Simon Bennett</text:span></text:span><text:span text:style-name="Προεπιλεγμένη_20_γραμματοσειρά"><text:span text:style-name="T188"> “</text:span></text:span><text:span text:style-name="Προεπιλεγμένη_20_γραμματοσειρά"><text:span text:style-name="T1978">The Dating of the Linear A Inscriptions from Thera</text:span></text:span><text:span text:style-name="Προεπιλεγμένη_20_γραμματοσειρά"><text:span text:style-name="T188">”,</text:span></text:span><text:span text:style-name="Προεπιλεγμένη_20_γραμματοσειρά"><text:span text:style-name="T1978"> Kadmos 38:1, pp.12-18,</text:span></text:span><text:span text:style-name="Προεπιλεγμένη_20_γραμματοσειρά"><text:span text:style-name="T1990"> 1999</text:span></text:span><text:span text:style-name="Προεπιλεγμένη_20_γραμματοσειρά"><text:span text:style-name="T1978"><text:line-break/>with </text:span></text:span><text:span text:style-name="Προεπιλεγμένη_20_γραμματοσειρά"><text:span text:style-name="T1970">Gillian Trench</text:span></text:span><text:span text:style-name="Προεπιλεγμένη_20_γραμματοσειρά"><text:span text:style-name="T1978">, </text:span></text:span><text:span text:style-name="Προεπιλεγμένη_20_γραμματοσειρά"><text:span text:style-name="T1970">“Corpus of Published Inscriptions in Linear A”</text:span></text:span><text:span text:style-name="Προεπιλεγμένη_20_γραμματοσειρά"><text:span text:style-name="T1978">, </text:span></text:span><text:span text:style-name="apple-converted-space"><text:span text:style-name="T1970">‘</text:span></text:span><text:span text:style-name="Προεπιλεγμένη_20_γραμματοσειρά"><text:span text:style-name="T1970">Fascicula Mycenologica Polona</text:span></text:span><text:span text:style-name="apple-converted-space"><text:span text:style-name="T1970">’</text:span></text:span><text:span text:style-name="apple-converted-space"><text:span text:style-name="T1990"> </text:span></text:span><text:span text:style-name="Προεπιλεγμένη_20_γραμματοσειρά"><text:span text:style-name="T1970">6</text:span></text:span><text:span text:style-name="Προεπιλεγμένη_20_γραμματοσειρά"><text:span text:style-name="T1978">, pp.</text:span></text:span><text:span text:style-name="Προεπιλεγμένη_20_γραμματοσειρά"><text:span text:style-name="T1970"> 26-45</text:span></text:span><text:span text:style-name="Προεπιλεγμένη_20_γραμματοσειρά"><text:span text:style-name="T1978">,</text:span></text:span><text:span text:style-name="Προεπιλεγμένη_20_γραμματοσειρά"><text:span text:style-name="T1990"> 2005</text:span></text:span></text:p>
      <text:p text:style-name="P576"><text:span text:style-name="Προεπιλεγμένη_20_γραμματοσειρά"><text:span text:style-name="T1978">Palaima, T.G., “The Inscribed Bronze ‘Kessel’ from Shaft Grave IV and Cretan Heirlooms of the Bronze Artist Named ‘Aigeus’ </text:span></text:span><text:span text:style-name="Προεπιλεγμένη_20_γραμματοσειρά"><text:span text:style-name="T1999">vel sim</text:span></text:span><text:span text:style-name="Προεπιλεγμένη_20_γραμματοσειρά"><text:span text:style-name="T1978">. in the Mycenaean Palatial Period”, Cretan Studies 9, Amsterdam,</text:span></text:span><text:span text:style-name="Προεπιλεγμένη_20_γραμματοσειρά"><text:span text:style-name="T1990"> 2003</text:span></text:span></text:p>
      <text:p text:style-name="P577"><text:span text:style-name="Προεπιλεγμένη_20_γραμματοσειρά"><text:span text:style-name="T1978">Pelon, Olivier, “Empreintes de sceaux et signe incisé sur deux tessons de Malia”, BCH 119, pp. 575-589,</text:span></text:span><text:span text:style-name="Προεπιλεγμένη_20_γραμματοσειρά"><text:span text:style-name="T1990"> 1995</text:span></text:span></text:p>
      <text:p text:style-name="P585">Perna M. con A. Kanta e L. Tyree, “An Unpublished inscription in Linear A from the Skoteino Cave, Crete (SKO Zc 1)”, in ‘Studi in Onore di Enrica Fiandra’, a cura di M. Perna, Studi egei e vicinorientali 1, pp. 321-333, Napoli, 2005</text:p>
      <text:p text:style-name="P585"><text:soft-page-break/>Perna, Massimo “Ideograms of Vases and Fractions in Linear A Script”, in METRON, Measuring the Aegean Bronze Age, Proceedings of the 9th Intenational Aegean Conference, New Haven, Yale University, edited by R. Laffineur and K.P. Foster (Aegaeum 24) pp. 343-47, 2003</text:p>
      <text:p text:style-name="P576"><text:span text:style-name="Προεπιλεγμένη_20_γραμματοσειρά"><text:span text:style-name="T1978">Petrolito Tommaso, Ruggero Petrolito, Grégoire Winterstein, Francesco Perono Cacciafoco, “Minoan linguistic resources: The Linear A Digital Corpus”,</text:span></text:span><text:span text:style-name="Προεπιλεγμένη_20_γραμματοσειρά"><text:span text:style-name="T1990"> 2015</text:span></text:span></text:p>
      <text:p text:style-name="P576"><text:span text:style-name="Προεπιλεγμένη_20_γραμματοσειρά"><text:span text:style-name="T1970">Protonotariou-Deilaki, E., “Burial Customs and Funerary Rites in the Prehistoric Argolid”, </text:span></text:span><text:span text:style-name="Προεπιλεγμένη_20_γραμματοσειρά"><text:span text:style-name="T1978">in ‘</text:span></text:span><text:span text:style-name="Προεπιλεγμένη_20_γραμματοσειρά"><text:span text:style-name="T1970">Celebrations of Death and Divinity in the Bronze Age Argolid</text:span></text:span><text:span text:style-name="Προεπιλεγμένη_20_γραμματοσειρά"><text:span text:style-name="T1978">’, ed. </text:span></text:span><text:span text:style-name="Προεπιλεγμένη_20_γραμματοσειρά"><text:span text:style-name="T1970">Haegg, R. and Nordquist, G.C., </text:span></text:span><text:span text:style-name="Προεπιλεγμένη_20_γραμματοσειρά"><text:span text:style-name="T1978">pp. </text:span></text:span><text:span text:style-name="Προεπιλεγμένη_20_γραμματοσειρά"><text:span text:style-name="T1970">69-83</text:span></text:span><text:span text:style-name="Προεπιλεγμένη_20_γραμματοσειρά"><text:span text:style-name="T1978">, fig. 27,</text:span></text:span><text:span text:style-name="Προεπιλεγμένη_20_γραμματοσειρά"><text:span text:style-name="T1970"> Stockholm</text:span></text:span><text:span text:style-name="Προεπιλεγμένη_20_γραμματοσειρά"><text:span text:style-name="T1978">,</text:span></text:span><text:span text:style-name="Προεπιλεγμένη_20_γραμματοσειρά"><text:span text:style-name="T1970"> 1990</text:span></text:span></text:p>
      <text:p text:style-name="P576"><text:span text:style-name="Προεπιλεγμένη_20_γραμματοσειρά"><text:span text:style-name="T1978">Raison Jacques, Pope Maurice, </text:span></text:span><text:span text:style-name="Προεπιλεγμένη_20_γραμματοσειρά"><text:span text:style-name="T188">“</text:span></text:span><text:span text:style-name="Προεπιλεγμένη_20_γραμματοσειρά"><text:span text:style-name="T1978">Index transnumerée du linéaire A</text:span></text:span><text:span text:style-name="Προεπιλεγμένη_20_γραμματοσειρά"><text:span text:style-name="T188">”</text:span></text:span><text:span text:style-name="Προεπιλεγμένη_20_γραμματοσειρά"><text:span text:style-name="T1978">, Louvain-la-Neuve, Biliothèque des Cahiers de l’Institut de Linguistique de Louvain, 1994</text:span></text:span></text:p>
      <text:p text:style-name="P576"><text:span text:style-name="Προεπιλεγμένη_20_γραμματοσειρά"><text:span text:style-name="T1970">Rehak, Paul and Younger, John G.</text:span></text:span><text:span text:style-name="Προεπιλεγμένη_20_γραμματοσειρά"><text:span text:style-name="T1978">, </text:span></text:span><text:span text:style-name="Προεπιλεγμένη_20_γραμματοσειρά"><text:span text:style-name="T188">“</text:span></text:span><text:span text:style-name="Προεπιλεγμένη_20_γραμματοσειρά"><text:span text:style-name="T1970">A Minoan Roundel from Pyrgos, Southeastern Crete</text:span></text:span><text:span text:style-name="Προεπιλεγμένη_20_γραμματοσειρά"><text:span text:style-name="T188">”</text:span></text:span><text:span text:style-name="Προεπιλεγμένη_20_γραμματοσειρά"><text:span text:style-name="T1970">, Kadmos 34</text:span></text:span><text:span text:style-name="Προεπιλεγμένη_20_γραμματοσειρά"><text:span text:style-name="T1978">, Walter De Gruyter, pp.</text:span></text:span><text:span text:style-name="Προεπιλεγμένη_20_γραμματοσειρά"><text:span text:style-name="T1970"> 81-102</text:span></text:span><text:span text:style-name="Προεπιλεγμένη_20_γραμματοσειρά"><text:span text:style-name="T1978">,</text:span></text:span><text:span text:style-name="Προεπιλεγμένη_20_γραμματοσειρά"><text:span text:style-name="T1990"> 1995</text:span></text:span></text:p>
      <text:p text:style-name="P576"><text:span text:style-name="Προεπιλεγμένη_20_γραμματοσειρά"><text:span text:style-name="T1978">Rizza Alfredo, “A New Epigraphic Document with Sidetic Signs”, Kadmos 44, pp. 60-74, Walter De Gruyter,</text:span></text:span><text:span text:style-name="Προεπιλεγμένη_20_γραμματοσειρά"><text:span text:style-name="T1990"> 2005</text:span></text:span></text:p>
      <text:p text:style-name="P576"><text:span text:style-name="Προεπιλεγμένη_20_γραμματοσειρά"><text:span text:style-name="T1978">Sakellarakis Iannis and </text:span></text:span><text:span text:style-name="Προεπιλεγμένη_20_γραμματοσειρά"><text:span text:style-name="T2006">Efi Sapouna-Sakellaraki</text:span></text:span><text:span text:style-name="Προεπιλεγμένη_20_γραμματοσειρά"><text:span text:style-name="T1978">, «</text:span></text:span><text:span text:style-name="Προεπιλεγμένη_20_γραμματοσειρά"><text:span text:style-name="T2006">Archanes: Minoan Crete in a New Light</text:span></text:span><text:span text:style-name="Προεπιλεγμένη_20_γραμματοσειρά"><text:span text:style-name="T1978">»</text:span></text:span><text:span text:style-name="Προεπιλεγμένη_20_γραμματοσειρά"><text:span text:style-name="T2006">, Ammos Publications</text:span></text:span><text:span text:style-name="Προεπιλεγμένη_20_γραμματοσειρά"><text:span text:style-name="T1978">, </text:span></text:span><text:span text:style-name="Προεπιλεγμένη_20_γραμματοσειρά"><text:span text:style-name="T2006">Athens</text:span></text:span><text:span text:style-name="Προεπιλεγμένη_20_γραμματοσειρά"><text:span text:style-name="T1978">, 1997</text:span></text:span></text:p>
      <text:p text:style-name="P576"><text:span text:style-name="Προεπιλεγμένη_20_γραμματοσειρά"><text:span text:style-name="T1978">Sakellarakis Iannis and Jean-Pierre Olivier, «Un vase en pierre avec inscription en linéaire A du sanctuaire de sommet minoen de Cythère», Bulletin de correspondence hellénique, 118, pp. 343-351,</text:span></text:span><text:span text:style-name="Προεπιλεγμένη_20_γραμματοσειρά"><text:span text:style-name="T1990"> 1994</text:span></text:span></text:p>
      <text:p text:style-name="P576"><text:span text:style-name="Προεπιλεγμένη_20_γραμματοσειρά"><text:span text:style-name="T1978">Sarianidi Viktor Ivanovich, “</text:span></text:span><text:span text:style-name="Προεπιλεγμένη_20_γραμματοσειρά"><text:span text:style-name="T1970">Margiana and Protozoroastrism”</text:span></text:span><text:span text:style-name="Προεπιλεγμένη_20_γραμματοσειρά"><text:span text:style-name="T1978">, </text:span></text:span><text:span text:style-name="Προεπιλεγμένη_20_γραμματοσειρά"><text:span text:style-name="T1970">Kapon Editions, 1998</text:span></text:span></text:p>
      <text:p text:style-name="P576"><text:span text:style-name="Προεπιλεγμένη_20_γραμματοσειρά"><text:span text:style-name="T1978">Schmidt Hubert, </text:span></text:span><text:span text:style-name="Προεπιλεγμένη_20_γραμματοσειρά"><text:span text:style-name="T1970">“Heinrich Schliemann’s Sammlung Trojanischer Altertümer”</text:span></text:span><text:span text:style-name="Προεπιλεγμένη_20_γραμματοσειρά"><text:span text:style-name="T1978">, Reimer, Berlin,</text:span></text:span><text:span text:style-name="Προεπιλεγμένη_20_γραμματοσειρά"><text:span text:style-name="T1990"> 1902</text:span></text:span></text:p>
      <text:p text:style-name="P576"><text:span text:style-name="Προεπιλεγμένη_20_γραμματοσειρά"><text:span text:style-name="T1978">Schoep Ilse, “Social and Political Organisation on Crete in the Protopalatial Period. The Case of Middle Minoan II Malia</text:span></text:span><text:span text:style-name="Προεπιλεγμένη_20_γραμματοσειρά"><text:span text:style-name="T1970">”</text:span></text:span><text:span text:style-name="Προεπιλεγμένη_20_γραμματοσειρά"><text:span text:style-name="T1978">, JMA 15, pp. 101-132, 2002<text:line-break/>“A New Cretan Hieroglyphic Inscription from Malia (M/V Yb 03)</text:span></text:span><text:span text:style-name="Προεπιλεγμένη_20_γραμματοσειρά"><text:span text:style-name="T1970">”</text:span></text:span><text:span text:style-name="Προεπιλεγμένη_20_γραμματοσειρά"><text:span text:style-name="T1978">, Kadmos 34, pp. 78-80,</text:span></text:span><text:span text:style-name="Προεπιλεγμένη_20_γραμματοσειρά"><text:span text:style-name="T1990"> 1995</text:span></text:span></text:p>
      <text:p text:style-name="P576"><text:span text:style-name="Προεπιλεγμένη_20_γραμματοσειρά"><text:span text:style-name="T1970">S</text:span></text:span><text:span text:style-name="Προεπιλεγμένη_20_γραμματοσειρά"><text:span text:style-name="T1978">choep </text:span></text:span><text:span text:style-name="Προεπιλεγμένη_20_γραμματοσειρά"><text:span text:style-name="T1970">I</text:span></text:span><text:span text:style-name="Προεπιλεγμένη_20_γραμματοσειρά"><text:span text:style-name="T1978">sle and</text:span></text:span><text:span text:style-name="Προεπιλεγμένη_20_γραμματοσειρά"><text:span text:style-name="T1970"> </text:span></text:span><text:span text:style-name="Προεπιλεγμένη_20_γραμματοσειρά"><text:span text:style-name="T1978">Driessen Jan</text:span></text:span><text:span text:style-name="Προεπιλεγμένη_20_γραμματοσειρά"><text:span text:style-name="T1970">, «An Inscribed Handle from Palaikastro (PK Zb 25)», Minos 37-38, p</text:span></text:span><text:span text:style-name="Προεπιλεγμένη_20_γραμματοσειρά"><text:span text:style-name="T1978">p</text:span></text:span><text:span text:style-name="Προεπιλεγμένη_20_γραμματοσειρά"><text:span text:style-name="T1970">. 77-80</text:span></text:span><text:span text:style-name="Προεπιλεγμένη_20_γραμματοσειρά"><text:span text:style-name="T1978">,</text:span></text:span><text:span text:style-name="Προεπιλεγμένη_20_γραμματοσειρά"><text:span text:style-name="T1990"> 2002</text:span></text:span></text:p>
      <text:p text:style-name="P585">Sherratt, Susan, “Catalogue of Cycladic Antiquities in the Ashmolean Museum”, Oxford University Press, 2000</text:p>
      <text:p text:style-name="P576"><text:span text:style-name="Προεπιλεγμένη_20_γραμματοσειρά"><text:span text:style-name="T1978">Skafida Evangelia, Karnava Artemis, Jean-Pierre Olivier, “Two new Linear B tablets from the site of Kastro-Palaia in Volos</text:span></text:span><text:span text:style-name="Προεπιλεγμένη_20_γραμματοσειρά"><text:span text:style-name="T1970">”</text:span></text:span><text:span text:style-name="Προεπιλεγμένη_20_γραμματοσειρά"><text:span text:style-name="T1978">, Études Mycéniennes 2010, pp. 55-73, Pisa-Roma,</text:span></text:span><text:span text:style-name="Προεπιλεγμένη_20_γραμματοσειρά"><text:span text:style-name="T1990"> 2012</text:span></text:span></text:p>
      <text:p text:style-name="P585">Steele, Philippa M, “A Linguistic History of Ancient Cyprus”, Cambridge University Press, 2013</text:p>
      <text:p text:style-name="P576"><text:span text:style-name="Προεπιλεγμένη_20_γραμματοσειρά"><text:span text:style-name="T1978">Tsipopoulou Metaxia and Erik Hallager, «Inscriptions with Hieroglyphs and Linear A from Petras, Siteia», Studi Micenei ed Egeo - Anatolici 37, pp. 7-46,</text:span></text:span><text:span text:style-name="Προεπιλεγμένη_20_γραμματοσειρά"><text:span text:style-name="T1990"> 1996</text:span></text:span><text:span text:style-name="Προεπιλεγμένη_20_γραμματοσειρά"><text:span text:style-name="T1978"><text:line-break/>«</text:span></text:span><text:span text:style-name="Προεπιλεγμένη_20_γραμματοσειρά"><text:span text:style-name="T1970">A New Hieroglyphic Archive </text:span></text:span><text:span text:style-name="Προεπιλεγμένη_20_γραμματοσειρά"><text:span text:style-name="T1978">from</text:span></text:span><text:span text:style-name="Προεπιλεγμένη_20_γραμματοσειρά"><text:span text:style-name="T1970"> Petras, Siteia</text:span></text:span><text:span text:style-name="Προεπιλεγμένη_20_γραμματοσειρά"><text:span text:style-name="T1978">», Kadmos</text:span></text:span><text:span text:style-name="Προεπιλεγμένη_20_γραμματοσειρά"><text:span text:style-name="T1970"> </text:span></text:span><text:span text:style-name="Προεπιλεγμένη_20_γραμματοσειρά"><text:span text:style-name="T1978">35</text:span></text:span><text:span text:style-name="Προεπιλεγμένη_20_γραμματοσειρά"><text:span text:style-name="T1970">, </text:span></text:span><text:span text:style-name="Προεπιλεγμένη_20_γραμματοσειρά"><text:span text:style-name="T1978">pp. </text:span></text:span><text:span text:style-name="Προεπιλεγμένη_20_γραμματοσειρά"><text:span text:style-name="T1970">164-167</text:span></text:span><text:span text:style-name="Προεπιλεγμένη_20_γραμματοσειρά"><text:span text:style-name="T2006">, Walter De Gruyter</text:span></text:span><text:span text:style-name="Προεπιλεγμένη_20_γραμματοσειρά"><text:span text:style-name="T1978">,</text:span></text:span><text:span text:style-name="Προεπιλεγμένη_20_γραμματοσειρά"><text:span text:style-name="T1990"> 1996</text:span></text:span></text:p>
      <text:p text:style-name="P576"><text:span text:style-name="Προεπιλεγμένη_20_γραμματοσειρά"><text:span text:style-name="T1978">Tsipopoulou Metaxia, «The</text:span></text:span><text:span text:style-name="Προεπιλεγμένη_20_γραμματοσειρά"><text:span text:style-name="T1970"> Hieroglyphic Archive at Petras, Siteia</text:span></text:span><text:span text:style-name="Προεπιλεγμένη_20_γραμματοσειρά"><text:span text:style-name="T1978">», </text:span></text:span><text:span text:style-name="Προεπιλεγμένη_20_γραμματοσειρά"><text:span text:style-name="T1970">BCH 122</text:span></text:span><text:span text:style-name="Προεπιλεγμένη_20_γραμματοσειρά"><text:span text:style-name="T1978">, pp. </text:span></text:span><text:span text:style-name="Προεπιλεγμένη_20_γραμματοσειρά"><text:span text:style-name="T1970">436-440</text:span></text:span><text:span text:style-name="Προεπιλεγμένη_20_γραμματοσειρά"><text:span text:style-name="T1978">,</text:span></text:span><text:span text:style-name="Προεπιλεγμένη_20_γραμματοσειρά"><text:span text:style-name="T1990"> 1998</text:span></text:span></text:p>
      <text:p text:style-name="P576"><text:span text:style-name="Προεπιλεγμένη_20_γραμματοσειρά"><text:span text:style-name="T1978">UC Berkeley Script Encoding Initiative, Christopher C. Little, “Survey of Old Italic script use across Italy”, in ‘Revised Proposal to Encode Additional Old Italic Characters’,</text:span></text:span><text:span text:style-name="Προεπιλεγμένη_20_γραμματοσειρά"><text:span text:style-name="T1990"> UTC L2/12-386</text:span></text:span></text:p>
      <text:p text:style-name="P584"><text:span text:style-name="Προεπιλεγμένη_20_γραμματοσειρά"><text:span text:style-name="T1978">UC Berkeley Script Encoding Initiative, Michael Everson and John Younger, “Revised proposal for encoding the Linear A script in the SMP of the UCS”,</text:span></text:span><text:span text:style-name="Προεπιλεγμένη_20_γραμματοσειρά"><text:span text:style-name="T1990"> UTC L2/10-422</text:span></text:span></text:p>
      <text:p text:style-name="P584"><text:span text:style-name="Προεπιλεγμένη_20_γραμματοσειρά"><text:span text:style-name="T2000">UC Berkeley Script Encoding Initiative, “Final proposal to encode Anatolian Hieroglyphs in the SMP of the UCS”,</text:span></text:span><text:span text:style-name="Προεπιλεγμένη_20_γραμματοσειρά"><text:span text:style-name="T2001"> UTC L2/12-213</text:span></text:span></text:p>
      <text:p text:style-name="P582"><text:span text:style-name="Προεπιλεγμένη_20_γραμματοσειρά"><text:span text:style-name="T2000">Valério Miguel</text:span></text:span><text:span text:style-name="Προεπιλεγμένη_20_γραμματοσειρά"><text:span text:style-name="T2002"> Filipe Grandão</text:span></text:span><text:span text:style-name="Προεπιλεγμένη_20_γραμματοσειρά"><text:span text:style-name="T1978">, “Seven uncollected Cypro-Minoan inscriptions</text:span></text:span><text:span text:style-name="Προεπιλεγμένη_20_γραμματοσειρά"><text:span text:style-name="T1970">”</text:span></text:span><text:span text:style-name="Προεπιλεγμένη_20_γραμματοσειρά"><text:span text:style-name="T1978">, Kadmos 53</text:span></text:span><text:span text:style-name="Προεπιλεγμένη_20_γραμματοσειρά"><text:span text:style-name="T188">(1-2), pp. 111–127,</text:span></text:span><text:span text:style-name="Προεπιλεγμένη_20_γραμματοσειρά"><text:span text:style-name="T191"> 2014</text:span></text:span><text:span text:style-name="Προεπιλεγμένη_20_γραμματοσειρά"><text:span text:style-name="T1978"><text:line-break/>“</text:span></text:span><text:span text:style-name="Προεπιλεγμένη_20_γραμματοσειρά"><text:span text:style-name="T188">Investigating the Signs and Sounds of Cypro-Minoan</text:span></text:span><text:span text:style-name="Προεπιλεγμένη_20_γραμματοσειρά"><text:span text:style-name="T1970">”</text:span></text:span><text:span text:style-name="Προεπιλεγμένη_20_γραμματοσειρά"><text:span text:style-name="T188">, doctoral dissertation, University of Barcelona,</text:span></text:span><text:span text:style-name="Προεπιλεγμένη_20_γραμματοσειρά"><text:span text:style-name="T191"> 2016</text:span></text:span></text:p>
      <text:p text:style-name="P576"><text:span text:style-name="Προεπιλεγμένη_20_γραμματοσειρά"><text:span text:style-name="T2006">Vandenabeele Frieda et Jean-Pierre Olivier, «Les Idéogrammes Archéologiques du Linéaire B», École Française d’Athènes, Études Crétoises XXIV, Librairie Orientaliste Paul Geuthner, Paris,</text:span></text:span><text:span text:style-name="Προεπιλεγμένη_20_γραμματοσειρά"><text:span text:style-name="T2010"> 1979</text:span></text:span></text:p>
      <text:p text:style-name="P577"><text:span text:style-name="Προεπιλεγμένη_20_γραμματοσειρά"><text:span text:style-name="T1978">Vandenabeele Frieda, </text:span></text:span><text:span text:style-name="Προεπιλεγμένη_20_γραμματοσειρά"><text:span text:style-name="T2006">«</text:span></text:span><text:span text:style-name="Προεπιλεγμένη_20_γραμματοσειρά"><text:span text:style-name="T1978">Les idéogrammes de vases sur les tablettes en linéaire A de Haghia Triada et Phaistos</text:span></text:span><text:span text:style-name="Προεπιλεγμένη_20_γραμματοσειρά"><text:span text:style-name="T2006">», BCH</text:span></text:span><text:span text:style-name="Προεπιλεγμένη_20_γραμματοσειρά"><text:span text:style-name="T1978"> 98, pp. 5-21,</text:span></text:span><text:span text:style-name="Προεπιλεγμένη_20_γραμματοσειρά"><text:span text:style-name="T1990"> 1974</text:span></text:span></text:p>
      <text:p text:style-name="P576"><text:span text:style-name="Προεπιλεγμένη_20_γραμματοσειρά"><text:span text:style-name="T1978">Watrous L. Vance et al., “Excavations at Gournia 2010-2012”, Hesperia 84, pp. 397-465,</text:span></text:span><text:span text:style-name="Προεπιλεγμένη_20_γραμματοσειρά"><text:span text:style-name="T1990"> 2015</text:span></text:span></text:p>
      <text:p text:style-name="P576"><text:span text:style-name="Προεπιλεγμένη_20_γραμματοσειρά"><text:span text:style-name="T1978">Weilhartner Jörg, “Gender Dimorphism in the Linear A and Linear B Tablets”, Aegaeum 33, pp. 287-296, Leuven-Liege,</text:span></text:span><text:span text:style-name="Προεπιλεγμένη_20_γραμματοσειρά"><text:span text:style-name="T1990"> 2012</text:span></text:span></text:p>
      <text:p text:style-name="P577"><text:span text:style-name="Προεπιλεγμένη_20_γραμματοσειρά"><text:span text:style-name="T1978">Weingarten Judith, Hallager Éric, “The Five Roundels from Malia, with a Note on Two New Minoan Genii”, BCH 117, pp. 1-18,</text:span></text:span><text:span text:style-name="Προεπιλεγμένη_20_γραμματοσειρά"><text:span text:style-name="T1990"> 1993</text:span></text:span></text:p>
      <text:p text:style-name="P576"><text:span text:style-name="Προεπιλεγμένη_20_γραμματοσειρά"><text:span text:style-name="T2006">Witczak Krzysztof Tomasz, </text:span></text:span><text:span text:style-name="Προεπιλεγμένη_20_γραμματοσειρά"><text:span text:style-name="T1978">“</text:span></text:span><text:span text:style-name="Προεπιλεγμένη_20_γραμματοσειρά"><text:span text:style-name="T2006">Further On The Mycenaean Goddess MA-PA-SA (PYTn316.4r)</text:span></text:span><text:span text:style-name="Προεπιλεγμένη_20_γραμματοσειρά"><text:span text:style-name="T1978">”, Kadmos</text:span></text:span><text:span text:style-name="Προεπιλεγμένη_20_γραμματοσειρά"><text:span text:style-name="T1970"> </text:span></text:span><text:span text:style-name="Προεπιλεγμένη_20_γραμματοσειρά"><text:span text:style-name="T1978">35</text:span></text:span><text:span text:style-name="Προεπιλεγμένη_20_γραμματοσειρά"><text:span text:style-name="T1970">, </text:span></text:span><text:span text:style-name="Προεπιλεγμένη_20_γραμματοσειρά"><text:span text:style-name="T1978">pp. </text:span></text:span><text:span text:style-name="Προεπιλεγμένη_20_γραμματοσειρά"><text:span text:style-name="T1970">1</text:span></text:span><text:span text:style-name="Προεπιλεγμένη_20_γραμματοσειρά"><text:span text:style-name="T1978">75</text:span></text:span><text:span text:style-name="Προεπιλεγμένη_20_γραμματοσειρά"><text:span text:style-name="T1970">-1</text:span></text:span><text:span text:style-name="Προεπιλεγμένη_20_γραμματοσειρά"><text:span text:style-name="T1978">76</text:span></text:span><text:span text:style-name="Προεπιλεγμένη_20_γραμματοσειρά"><text:span text:style-name="T2006">, Walter De Gruyter</text:span></text:span><text:span text:style-name="Προεπιλεγμένη_20_γραμματοσειρά"><text:span text:style-name="T1978">,</text:span></text:span><text:span text:style-name="Προεπιλεγμένη_20_γραμματοσειρά"><text:span text:style-name="T1990"> 1996</text:span></text:span></text:p>
      <text:p text:style-name="P580"><text:span text:style-name="Προεπιλεγμένη_20_γραμματοσειρά"><text:span text:style-name="T1978">Woudhuizen F.C.</text:span></text:span><text:span text:style-name="Προεπιλεγμένη_20_γραμματοσειρά"><text:span text:style-name="T2006">, </text:span></text:span><text:span text:style-name="Προεπιλεγμένη_20_γραμματοσειρά"><text:span text:style-name="T1978">“Origins of the Sidetic Script”</text:span></text:span><text:span text:style-name="Προεπιλεγμένη_20_γραμματοσειρά"><text:span text:style-name="T2006">, ΤΑΛΑΝΤΑ</text:span></text:span><text:span text:style-name="Προεπιλεγμένη_20_γραμματοσειρά"><text:span text:style-name="T1978">, vol. </text:span></text:span><text:span text:style-name="Προεπιλεγμένη_20_γραμματοσειρά"><text:span text:style-name="T1994">XVI-XVII</text:span></text:span><text:span text:style-name="Προεπιλεγμένη_20_γραμματοσειρά"><text:span text:style-name="T1978">, pp. 115-126,</text:span></text:span><text:span text:style-name="Προεπιλεγμένη_20_γραμματοσειρά"><text:span text:style-name="T2006"> Amsterdam,</text:span></text:span><text:span text:style-name="Προεπιλεγμένη_20_γραμματοσειρά"><text:span text:style-name="T2010"> 1984-1985</text:span></text:span><text:span text:style-name="Προεπιλεγμένη_20_γραμματοσειρά"><text:span text:style-name="T1978"><text:line-break/>“The Recently Discovered Greek-Sidetic Bilingue from Seleucia”</text:span></text:span><text:span text:style-name="Προεπιλεγμένη_20_γραμματοσειρά"><text:span text:style-name="T2006">, </text:span></text:span><text:span text:style-name="Προεπιλεγμένη_20_γραμματοσειρά"><text:span text:style-name="T1970">ΤΑΛΑΝΤΑ</text:span></text:span><text:span text:style-name="Προεπιλεγμένη_20_γραμματοσειρά"><text:span text:style-name="T1978">, vol. </text:span></text:span><text:span text:style-name="Προεπιλεγμένη_20_γραμματοσειρά"><text:span text:style-name="T1994">XX-XXI</text:span></text:span><text:span text:style-name="Προεπιλεγμένη_20_γραμματοσειρά"><text:span text:style-name="T1978">, pp. 87-96,</text:span></text:span><text:span text:style-name="Προεπιλεγμένη_20_γραμματοσειρά"><text:span text:style-name="T2006"> Amsterdam,</text:span></text:span><text:span text:style-name="Προεπιλεγμένη_20_γραμματοσειρά"><text:span text:style-name="T2011"> 1988-1989</text:span></text:span></text:p>
      <text:p text:style-name="P576"><text:span text:style-name="Προεπιλεγμένη_20_γραμματοσειρά"><text:span text:style-name="T1978">Young R.S., “Old Phrygian Inscriptions from Gordion; Toward a History of the Phrygian Alphabet”, Hesperia 38, pp. 252-269,</text:span></text:span><text:span text:style-name="Προεπιλεγμένη_20_γραμματοσειρά"><text:span text:style-name="T1992"> 1969</text:span></text:span></text:p>
      <text:p text:style-name="P576"><text:span text:style-name="Προεπιλεγμένη_20_γραμματοσειρά"><text:span text:style-name="T1978">Zurbach Julien, “Schriftähnliche Zeichen und Töpferzeichen in Troia”, Studia Troica 13, pp. 113-130,</text:span></text:span><text:span text:style-name="Προεπιλεγμένη_20_γραμματοσειρά"><text:span text:style-name="T1992"> 2003</text:span></text:span></text:p>
      <text:p text:style-name="P576"><text:span text:style-name="Προεπιλεγμένη_20_γραμματοσειρά"><text:span text:style-name="T188">Καρ</text:span></text:span><text:span text:style-name="Προεπιλεγμένη_20_γραμματοσειρά"><text:span text:style-name="T198">έ</text:span></text:span><text:span text:style-name="Προεπιλεγμένη_20_γραμματοσειρά"><text:span text:style-name="T188">τσου Α</text:span></text:span><text:span text:style-name="Προεπιλεγμένη_20_γραμματοσειρά"><text:span text:style-name="T198">λεξάνδρα</text:span></text:span><text:span text:style-name="Προεπιλεγμένη_20_γραμματοσειρά"><text:span text:style-name="T188">, «Δυο ν</text:span></text:span><text:span text:style-name="Προεπιλεγμένη_20_γραμματοσειρά"><text:span text:style-name="T198">έ</text:span></text:span><text:span text:style-name="Προεπιλεγμένη_20_γραμματοσειρά"><text:span text:style-name="T188">ες επιγραφ</text:span></text:span><text:span text:style-name="Προεπιλεγμένη_20_γραμματοσειρά"><text:span text:style-name="T198">έ</text:span></text:span><text:span text:style-name="Προεπιλεγμένη_20_γραμματοσειρά"><text:span text:style-name="T188">ς γραμμικ</text:span></text:span><text:span text:style-name="Προεπιλεγμένη_20_γραμματοσειρά"><text:span text:style-name="T198">ή</text:span></text:span><text:span text:style-name="Προεπιλεγμένη_20_γραμματοσειρά"><text:span text:style-name="T188">ς γραφ</text:span></text:span><text:span text:style-name="Προεπιλεγμένη_20_γραμματοσειρά"><text:span text:style-name="T198">ή</text:span></text:span><text:span text:style-name="Προεπιλεγμένη_20_γραμματοσειρά"><text:span text:style-name="T188">ς Α απ</text:span></text:span><text:span text:style-name="Προεπιλεγμένη_20_γραμματοσειρά"><text:span text:style-name="T198">ό</text:span></text:span><text:span text:style-name="Προεπιλεγμένη_20_γραμματοσειρά"><text:span text:style-name="T188"> το ιερ</text:span></text:span><text:span text:style-name="Προεπιλεγμένη_20_γραμματοσειρά"><text:span text:style-name="T198">ό</text:span></text:span><text:span text:style-name="Προεπιλεγμένη_20_γραμματοσειρά"><text:span text:style-name="T188"> κορυφ</text:span></text:span><text:span text:style-name="Προεπιλεγμένη_20_γραμματοσειρά"><text:span text:style-name="T198">ή</text:span></text:span><text:span text:style-name="Προεπιλεγμένη_20_γραμματοσειρά"><text:span text:style-name="T188">ς Γιο</text:span></text:span><text:span text:style-name="Προεπιλεγμένη_20_γραμματοσειρά"><text:span text:style-name="T198">ύ</text:span></text:span><text:span text:style-name="Προεπιλεγμένη_20_γραμματοσειρά"><text:span text:style-name="T188">χτα», ΕΙΛΑΠΙΝΗ</text:span></text:span><text:span text:style-name="Προεπιλεγμένη_20_γραμματοσειρά"><text:span text:style-name="T198"> 1-2</text:span></text:span><text:span text:style-name="Προεπιλεγμένη_20_γραμματοσειρά"><text:span text:style-name="T188">, τ</text:span></text:span><text:span text:style-name="Προεπιλεγμένη_20_γραμματοσειρά"><text:span text:style-name="T198">ό</text:span></text:span><text:span text:style-name="Προεπιλεγμένη_20_γραμματοσειρά"><text:span text:style-name="T188">μος τιμητικ</text:span></text:span><text:span text:style-name="Προεπιλεγμένη_20_γραμματοσειρά"><text:span text:style-name="T198">ό</text:span></text:span><text:span text:style-name="Προεπιλεγμένη_20_γραμματοσειρά"><text:span text:style-name="T188">ς για τον καθηγητ</text:span></text:span><text:span text:style-name="Προεπιλεγμένη_20_γραμματοσειρά"><text:span text:style-name="T198">ή</text:span></text:span><text:span text:style-name="Προεπιλεγμένη_20_γραμματοσειρά"><text:span text:style-name="T188"> Νικ</text:span></text:span><text:span text:style-name="Προεπιλεγμένη_20_γραμματοσειρά"><text:span text:style-name="T198">ό</text:span></text:span><text:span text:style-name="Προεπιλεγμένη_20_γραμματοσειρά"><text:span text:style-name="T188">λαο Πλ</text:span></text:span><text:span text:style-name="Προεπιλεγμένη_20_γραμματοσειρά"><text:span text:style-name="T198">ά</text:span></text:span><text:span text:style-name="Προεπιλεγμένη_20_γραμματοσειρά"><text:span text:style-name="T188">τωνα</text:span></text:span><text:span text:style-name="Προεπιλεγμένη_20_γραμματοσειρά"><text:span text:style-name="T198">, σελ. </text:span></text:span><text:span text:style-name="Προεπιλεγμένη_20_γραμματοσειρά"><text:span text:style-name="T188">84-91, </text:span></text:span><text:span text:style-name="Προεπιλεγμένη_20_γραμματοσειρά"><text:span text:style-name="T198">Ηράκλειο</text:span></text:span><text:span text:style-name="Προεπιλεγμένη_20_γραμματοσειρά"><text:span text:style-name="T188">,</text:span></text:span><text:span text:style-name="Προεπιλεγμένη_20_γραμματοσειρά"><text:span text:style-name="T192"> 1987</text:span></text:span></text:p>
      <text:p text:style-name="P581"><text:span text:style-name="Προεπιλεγμένη_20_γραμματοσειρά"><text:span text:style-name="T2003">Φάππας Ιωάννης, «Τα αρωματικά έλαια και οι πρακτικές χρήσης τους», διδακτορική διατριβή, ΑΠΘ,</text:span></text:span><text:span text:style-name="Προεπιλεγμένη_20_γραμματοσειρά"><text:span text:style-name="T2004"> 2009</text:span></text:span></text:p>
      <text:p text:style-name="P589"><text:span text:style-name="Προεπιλεγμένη_20_γραμματοσειρά"><text:span text:style-name="T1970">Χουρμουζιάδης Γ</text:span></text:span><text:span text:style-name="Προεπιλεγμένη_20_γραμματοσειρά"><text:span text:style-name="T1978">.</text:span></text:span><text:span text:style-name="Προεπιλεγμένη_20_γραμματοσειρά"><text:span text:style-name="T1970"> Χ., «</text:span></text:span><text:span text:style-name="Προεπιλεγμένη_20_γραμματοσειρά"><text:span text:style-name="T1978">Το Δισπηλιό Καστοριάς. Ένας λιμναίος προϊστορικός οικισμός</text:span></text:span><text:span text:style-name="Προεπιλεγμένη_20_γραμματοσειρά"><text:span text:style-name="T1970">»</text:span></text:span><text:span text:style-name="Προεπιλεγμένη_20_γραμματοσειρά"><text:span text:style-name="T1978">, Εκδόσεις Κώδικας</text:span></text:span><text:span text:style-name="Προεπιλεγμένη_20_γραμματοσειρά"><text:span text:style-name="T1970">, </text:span></text:span><text:span text:style-name="Προεπιλεγμένη_20_γραμματοσειρά"><text:span text:style-name="T1978">Θεσσαλονίκη, 1996</text:span></text:span><text:span text:style-name="Προεπιλεγμένη_20_γραμματοσειρά"><text:span text:style-name="T1970"><text:line-break/>«Ο λιμναίος νεολιθικός οικισμός στο Δισπηλιό Καστοριάς», αφιέρωμα</text:span></text:span><text:span text:style-name="Προεπιλεγμένη_20_γραμματοσειρά"><text:span text:style-name="T1289">, ‹</text:span></text:span><text:span text:style-name="Προεπιλεγμένη_20_γραμματοσειρά"><text:span text:style-name="T1970">Επτάκυκλος</text:span></text:span><text:span text:style-name="Προεπιλεγμένη_20_γραμματοσειρά"><text:span text:style-name="T1289">›</text:span></text:span><text:span text:style-name="Προεπιλεγμένη_20_γραμματοσειρά"><text:span text:style-name="T1970"> 15, </text:span></text:span><text:span text:style-name="Προεπιλεγμένη_20_γραμματοσειρά"><text:span text:style-name="T1289">2000</text:span></text:span><text:span text:style-name="Προεπιλεγμένη_20_γραμματοσειρά"><text:span text:style-name="T1290"><text:line-break/></text:span></text:span><text:span text:style-name="Προεπιλεγμένη_20_γραμματοσειρά"><text:span text:style-name="T1970">«Δισπηλιό 7500 χρόνια μετά», University Studio Press, Θεσσαλονίκη, 2002</text:span></text:span><text:span text:style-name="Προεπιλεγμένη_20_γραμματοσειρά"><text:span text:style-name="T1978"><text:line-break/></text:span></text:span><text:span text:style-name="Προεπιλεγμένη_20_γραμματοσειρά"><text:span text:style-name="T1970">«Ανασκαφής Εγκόλπιον», Εκδόσεις Καπόν, Αθήνα, 2006<text:line-break/>«</text:span></text:span><text:span text:style-name="Προεπιλεγμένη_20_γραμματοσειρά"><text:span text:style-name="T1978">Δισπηλιό: Σημειώσεις για τον επισκέπτη</text:span></text:span><text:span text:style-name="Προεπιλεγμένη_20_γραμματοσειρά"><text:span text:style-name="T1970">»</text:span></text:span><text:span text:style-name="Προεπιλεγμένη_20_γραμματοσειρά"><text:span text:style-name="T1978">, Εκδόσεις Καπόν, 2008<text:line-break/></text:span></text:span><text:span text:style-name="Προεπιλεγμένη_20_γραμματοσειρά"><text:span text:style-name="T1970">«Εξηκίας εποίησεν», ‹Αρχαιολογία και Τέχνες›</text:span></text:span><text:span text:style-name="Προεπιλεγμένη_20_γραμματοσειρά"><text:span text:style-name="T1978">,</text:span></text:span><text:span text:style-name="Προεπιλεγμένη_20_γραμματοσειρά"><text:span text:style-name="T1993"> 2012</text:span></text:span></text:p>
      <text:p text:style-name="P588"><text:span text:style-name="Προεπιλεγμένη_20_γραμματοσειρά"><text:span text:style-name="T1978">Internet resources:<text:line-break/></text:span></text:span><text:span text:style-name="Προεπιλεγμένη_20_γραμματοσειρά"><text:span text:style-name="T686">Biblioteca Virtual Miguel de Cervantes, “Diccionario Micénico”, por Francisco Aura Jorro, </text:span></text:span><text:a xlink:type="simple" xlink:href="http://www.cervantesvirtual.com/bib/portal/diccionariomicenico/" office:target-frame-name="_top" xlink:show="replace" text:style-name="Internet_20_link" text:visited-style-name="Visited_20_Internet_20_Link"><text:span text:style-name="Υπερ-σύνδεση"><text:span text:style-name="T1089">diccionario</text:span></text:span></text:a><text:span text:style-name="Προεπιλεγμένη_20_γραμματοσειρά"><text:span text:style-name="T686"><text:line-break/>Corpus of Minoan and Mycenaean Seals,</text:span></text:span><text:span text:style-name="Προεπιλεγμένη_20_γραμματοσειρά"><text:span text:style-name="T695"> Arachne images, </text:span></text:span><text:a xlink:type="simple" xlink:href="https://arachne.uni-koeln.de/drupal/?q=de_DE/node/196" office:target-frame-name="_top" xlink:show="replace" text:style-name="Internet_20_link" text:visited-style-name="Visited_20_Internet_20_Link"><text:span text:style-name="Υπερ-σύνδεση"><text:span text:style-name="T1089">CMS browser</text:span></text:span></text:a><text:span text:style-name="Προεπιλεγμένη_20_γραμματοσειρά"><text:span text:style-name="T686"><text:line-break/></text:span></text:span><text:span text:style-name="Προεπιλεγμένη_20_γραμματοσειρά"><text:span text:style-name="T696">École Française d’Athènes</text:span></text:span><text:span text:style-name="Προεπιλεγμένη_20_γραμματοσειρά"><text:span text:style-name="T697">,</text:span></text:span><text:span text:style-name="Προεπιλεγμένη_20_γραμματοσειρά"><text:span text:style-name="T696"> </text:span></text:span><text:a xlink:type="simple" xlink:href="https://cefael.efa.gr/site.php" office:target-frame-name="_top" xlink:show="replace" text:style-name="Internet_20_link" text:visited-style-name="Visited_20_Internet_20_Link"><text:span text:style-name="Υπερ-σύνδεση"><text:span text:style-name="T1090">cefael</text:span></text:span></text:a><text:span text:style-name="Προεπιλεγμένη_20_γραμματοσειρά"><text:span text:style-name="T686"><text:line-break/>Linear A Texts in phonetic transcription, </text:span></text:span><text:a xlink:type="simple" xlink:href="http://www.people.ku.edu/~jyounger/LinearA/" office:target-frame-name="_top" xlink:show="replace" text:style-name="Internet_20_link" text:visited-style-name="Visited_20_Internet_20_Link"><text:span text:style-name="Υπερ-σύνδεση"><text:span text:style-name="T1089">John Younger</text:span></text:span></text:a><text:span text:style-name="Προεπιλεγμένη_20_γραμματοσειρά"><text:span text:style-name="T686"><text:line-break/>MNAMON, Antiche Scritture del Mediterraneo, </text:span></text:span><text:a xlink:type="simple" xlink:href="http://mnamon.sns.it/" office:target-frame-name="_top" xlink:show="replace" text:style-name="Internet_20_link" text:visited-style-name="Visited_20_Internet_20_Link"><text:span text:style-name="Υπερ-σύνδεση"><text:span text:style-name="T1089">LILA</text:span></text:span></text:a><text:span text:style-name="Προεπιλεγμένη_20_γραμματοσειρά"><text:span text:style-name="T686"><text:line-break/>POINIKASTAS: Epigraphic Sources For Early Greek Writing, The Anne Jeffery Archive</text:span></text:span><text:span text:style-name="Προεπιλεγμένη_20_γραμματοσειρά"><text:span text:style-name="T688">,</text:span></text:span><text:span text:style-name="Προεπιλεγμένη_20_γραμματοσειρά"><text:span text:style-name="T686"> </text:span></text:span><text:a xlink:type="simple" xlink:href="http://poinikastas.csad.ox.ac.uk/introduction.shtml" office:target-frame-name="_top" xlink:show="replace" text:style-name="Internet_20_link" text:visited-style-name="Visited_20_Internet_20_Link"><text:span text:style-name="Υπερ-σύνδεση"><text:span text:style-name="T1089">poinikastas</text:span></text:span></text:a><text:span text:style-name="Προεπιλεγμένη_20_γραμματοσειρά"><text:span text:style-name="T686"><text:line-break/>Thesaurus Linguae Graecae, Unicode proposals et al. </text:span></text:span><text:a xlink:type="simple" xlink:href="http://stephanus.tlg.uci.edu/" office:target-frame-name="_top" xlink:show="replace" text:style-name="Internet_20_link" text:visited-style-name="Visited_20_Internet_20_Link"><text:span text:style-name="Υπερ-σύνδεση"><text:span text:style-name="T1089">TLG</text:span></text:span></text:a><text:span text:style-name="Προεπιλεγμένη_20_γραμματοσειρά"><text:span text:style-name="T686"><text:line-break/>Università degli Studi di Firenze, </text:span></text:span><text:span text:style-name="Προεπιλεγμένη_20_γραμματοσειρά"><text:span text:style-name="T687">DBAS - CHS Cretan Hieroglyphic Seals</text:span></text:span><text:span text:style-name="Προεπιλεγμένη_20_γραμματοσειρά"><text:span text:style-name="T686">, </text:span></text:span><text:a xlink:type="simple" xlink:href="https://www.sagas.unifi.it/vp-394-dbas-chs-cretan-hieroglyphic-seals.html" office:target-frame-name="_top" xlink:show="replace" text:style-name="Internet_20_link" text:visited-style-name="Visited_20_Internet_20_Link"><text:span text:style-name="Υπερ-σύνδεση"><text:span text:style-name="T1089">DBAS</text:span></text:span></text:a><text:span text:style-name="Προεπιλεγμένη_20_γραμματοσειρά"><text:span text:style-name="T686"><text:line-break/>The Unicode Consortium. The Unicode Standard. </text:span></text:span><text:a xlink:type="simple" xlink:href="http://www.unicode.org/versions/latest/" office:target-frame-name="_top" xlink:show="replace" text:style-name="Internet_20_link" text:visited-style-name="Visited_20_Internet_20_Link"><text:span text:style-name="Υπερ-σύνδεση"><text:span text:style-name="T1089">UNi</text:span></text:span></text:a></text:p>
      <text:p text:style-name="P568"><text:span text:style-name="Προεπιλεγμένη_20_γραμματοσειρά"><text:span text:style-name="T199"/></text:span></text:p>
      <text:p text:style-name="P567"/>
      <text:p text:style-name="P567"/>
      <text:p text:style-name="P567"/>
      <text:p text:style-name="P566"><text:span text:style-name="Προεπιλεγμένη_20_γραμματοσειρά"><text:span text:style-name="T199"/></text:span></text:p>
      <text:p text:style-name="P565"><text:span text:style-name="Προεπιλεγμένη_20_γραμματοσειρά"><text:span text:style-name="T691">Th</text:span></text:span><text:span text:style-name="Προεπιλεγμένη_20_γραμματοσειρά"><text:span text:style-name="T692">is document</text:span></text:span><text:span text:style-name="Προεπιλεγμένη_20_γραμματοσειρά"><text:span text:style-name="T691"> w</text:span></text:span><text:span text:style-name="Προεπιλεγμένη_20_γραμματοσειρά"><text:span text:style-name="T692">as</text:span></text:span><text:span text:style-name="Προεπιλεγμένη_20_γραμματοσειρά"><text:span text:style-name="T691"> prepared </text:span></text:span><text:span text:style-name="Προεπιλεγμένη_20_γραμματοσειρά"><text:span text:style-name="T693">in</text:span></text:span><text:span text:style-name="Προεπιλεγμένη_20_γραμματοσειρά"><text:span text:style-name="T691"> LibreOffice 5.4.2.2 </text:span></text:span><text:span text:style-name="Προεπιλεγμένη_20_γραμματοσειρά"><text:span text:style-name="T694">of</text:span></text:span><text:span text:style-name="Προεπιλεγμένη_20_γραμματοσειρά"><text:span text:style-name="T691"> </text:span></text:span><text:a xlink:type="simple" xlink:href="https://www.libreoffice.org/" office:target-frame-name="_top" xlink:show="replace" text:style-name="Internet_20_link" text:visited-style-name="Visited_20_Internet_20_Link"><text:span text:style-name="Υπερ-σύνδεση"><text:span text:style-name="T1091">The Document Foundation</text:span></text:span></text:a><text:span text:style-name="Υπερ-σύνδεση"><text:span text:style-name="T109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egean2" svg:font-family="Aegean"/>
    <style:font-face style:name="Aroania1" svg:font-family="Aroania"/>
    <style:font-face style:name="Asea" svg:font-family="Asea"/>
    <style:font-face style:name="Calibri Light2" svg:font-family="'Calibri Light'" style:font-adornments="Regular"/>
    <style:font-face style:name="Mangal1" svg:font-family="Mangal"/>
    <style:font-face style:name="Aegean" svg:font-family="Aegean" style:font-family-generic="swiss"/>
    <style:font-face style:name="Calibri" svg:font-family="Calibri" style:font-family-generic="swiss"/>
    <style:font-face style:name="Cambria" svg:font-family="Cambria" style:font-family-generic="swiss"/>
    <style:font-face style:name="Consolas" svg:font-family="Consolas" style:font-family-generic="swiss"/>
    <style:font-face style:name="Tahoma" svg:font-family="Tahoma" style:font-family-generic="swiss"/>
    <style:font-face style:name="Times New Roman" svg:font-family="'Times New Roman'"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egean3" svg:font-family="Aegean" style:font-family-generic="roman" style:font-pitch="variable"/>
    <style:font-face style:name="Symbola" svg:font-family="Symbola" style:font-family-generic="roman" style:font-pitch="variable"/>
    <style:font-face style:name="Times" svg:font-family="Times" style:font-family-generic="roman" style:font-pitch="variable"/>
    <style:font-face style:name="Times New Roman2" svg:font-family="'Times New Roman'" style:font-family-generic="roman" style:font-pitch="variable"/>
    <style:font-face style:name="Aegean1" svg:font-family="Aegean" style:font-family-generic="swiss" style:font-pitch="variable"/>
    <style:font-face style:name="Aegean001" svg:font-family="Aegean001" style:font-family-generic="swiss" style:font-pitch="variable"/>
    <style:font-face style:name="Aegean2011" svg:font-family="Aegean2011" style:font-family-generic="swiss" style:font-pitch="variable"/>
    <style:font-face style:name="Aegean:aalt" svg:font-family="Aegean:aalt" style:font-family-generic="swiss" style:font-pitch="variable"/>
    <style:font-face style:name="Aegean:aalt=10" svg:font-family="Aegean:aalt=10" style:font-family-generic="swiss" style:font-pitch="variable"/>
    <style:font-face style:name="Aegean:aalt=11" svg:font-family="Aegean:aalt=11" style:font-family-generic="swiss" style:font-pitch="variable"/>
    <style:font-face style:name="Aegean:aalt=12" svg:font-family="Aegean:aalt=12" style:font-family-generic="swiss" style:font-pitch="variable"/>
    <style:font-face style:name="Aegean:aalt=13" svg:font-family="Aegean:aalt=13" style:font-family-generic="swiss" style:font-pitch="variable"/>
    <style:font-face style:name="Aegean:aalt=14" svg:font-family="Aegean:aalt=14" style:font-family-generic="swiss" style:font-pitch="variable"/>
    <style:font-face style:name="Aegean:aalt=17" svg:font-family="Aegean:aalt=17" style:font-family-generic="swiss" style:font-pitch="variable"/>
    <style:font-face style:name="Aegean:aalt=2" svg:font-family="Aegean:aalt=2" style:font-family-generic="swiss" style:font-pitch="variable"/>
    <style:font-face style:name="Aegean:aalt=3" svg:font-family="Aegean:aalt=3" style:font-family-generic="swiss" style:font-pitch="variable"/>
    <style:font-face style:name="Aegean:aalt=4" svg:font-family="Aegean:aalt=4" style:font-family-generic="swiss" style:font-pitch="variable"/>
    <style:font-face style:name="Aegean:aalt=5" svg:font-family="Aegean:aalt=5" style:font-family-generic="swiss" style:font-pitch="variable"/>
    <style:font-face style:name="Aegean:aalt=6" svg:font-family="Aegean:aalt=6" style:font-family-generic="swiss" style:font-pitch="variable"/>
    <style:font-face style:name="Aegean:aalt=7" svg:font-family="Aegean:aalt=7" style:font-family-generic="swiss" style:font-pitch="variable"/>
    <style:font-face style:name="Aegean:aalt=8" svg:font-family="Aegean:aalt=8" style:font-family-generic="swiss" style:font-pitch="variable"/>
    <style:font-face style:name="Aegean:aalt=9" svg:font-family="Aegean:aalt=9" style:font-family-generic="swiss" style:font-pitch="variable"/>
    <style:font-face style:name="Aegean:cv01" svg:font-family="Aegean:cv01" style:font-family-generic="swiss" style:font-pitch="variable"/>
    <style:font-face style:name="Aegean:cv02" svg:font-family="Aegean:cv02" style:font-family-generic="swiss" style:font-pitch="variable"/>
    <style:font-face style:name="Aegean:cv02=2" svg:font-family="Aegean:cv02=2" style:font-family-generic="swiss" style:font-pitch="variable"/>
    <style:font-face style:name="Aegean:cv03" svg:font-family="Aegean:cv03" style:font-family-generic="swiss" style:font-pitch="variable"/>
    <style:font-face style:name="Aegean:cv03=2" svg:font-family="Aegean:cv03=2" style:font-family-generic="swiss" style:font-pitch="variable"/>
    <style:font-face style:name="Aegean:cv03=3" svg:font-family="Aegean:cv03=3" style:font-family-generic="swiss" style:font-pitch="variable"/>
    <style:font-face style:name="Aegean:cv04" svg:font-family="Aegean:cv04" style:font-family-generic="swiss" style:font-pitch="variable"/>
    <style:font-face style:name="Aegean:cv04=2" svg:font-family="Aegean:cv04=2" style:font-family-generic="swiss" style:font-pitch="variable"/>
    <style:font-face style:name="Aegean:cv04=3" svg:font-family="Aegean:cv04=3" style:font-family-generic="swiss" style:font-pitch="variable"/>
    <style:font-face style:name="Aegean:cv04=4" svg:font-family="Aegean:cv04=4" style:font-family-generic="swiss" style:font-pitch="variable"/>
    <style:font-face style:name="Aegean:cv05" svg:font-family="Aegean:cv05" style:font-family-generic="swiss" style:font-pitch="variable"/>
    <style:font-face style:name="Aegean:cv05=2" svg:font-family="Aegean:cv05=2" style:font-family-generic="swiss" style:font-pitch="variable"/>
    <style:font-face style:name="Aegean:cv05=3" svg:font-family="Aegean:cv05=3" style:font-family-generic="swiss" style:font-pitch="variable"/>
    <style:font-face style:name="Aegean:cv05=4" svg:font-family="Aegean:cv05=4" style:font-family-generic="swiss" style:font-pitch="variable"/>
    <style:font-face style:name="Aegean:cv05=5" svg:font-family="Aegean:cv05=5" style:font-family-generic="swiss" style:font-pitch="variable"/>
    <style:font-face style:name="Aegean:cv06" svg:font-family="Aegean:cv06" style:font-family-generic="swiss" style:font-pitch="variable"/>
    <style:font-face style:name="Aegean:cv06=2" svg:font-family="Aegean:cv06=2" style:font-family-generic="swiss" style:font-pitch="variable"/>
    <style:font-face style:name="Aegean:cv06=3" svg:font-family="Aegean:cv06=3" style:font-family-generic="swiss" style:font-pitch="variable"/>
    <style:font-face style:name="Aegean:cv06=4" svg:font-family="Aegean:cv06=4" style:font-family-generic="swiss" style:font-pitch="variable"/>
    <style:font-face style:name="Aegean:cv06=5" svg:font-family="Aegean:cv06=5" style:font-family-generic="swiss" style:font-pitch="variable"/>
    <style:font-face style:name="Aegean:cv06=6" svg:font-family="Aegean:cv06=6" style:font-family-generic="swiss" style:font-pitch="variable"/>
    <style:font-face style:name="Aegean:cv07" svg:font-family="Aegean:cv07" style:font-family-generic="swiss" style:font-pitch="variable"/>
    <style:font-face style:name="Aegean:cv07=2" svg:font-family="Aegean:cv07=2" style:font-family-generic="swiss" style:font-pitch="variable"/>
    <style:font-face style:name="Aegean:cv07=3" svg:font-family="Aegean:cv07=3" style:font-family-generic="swiss" style:font-pitch="variable"/>
    <style:font-face style:name="Aegean:cv07=4" svg:font-family="Aegean:cv07=4" style:font-family-generic="swiss" style:font-pitch="variable"/>
    <style:font-face style:name="Aegean:cv07=5" svg:font-family="Aegean:cv07=5" style:font-family-generic="swiss" style:font-pitch="variable"/>
    <style:font-face style:name="Aegean:cv07=6" svg:font-family="Aegean:cv07=6" style:font-family-generic="swiss" style:font-pitch="variable"/>
    <style:font-face style:name="Aegean:cv07=7" svg:font-family="Aegean:cv07=7" style:font-family-generic="swiss" style:font-pitch="variable"/>
    <style:font-face style:name="Aegean:cv08" svg:font-family="Aegean:cv08" style:font-family-generic="swiss" style:font-pitch="variable"/>
    <style:font-face style:name="Aegean:cv08=2" svg:font-family="Aegean:cv08=2" style:font-family-generic="swiss" style:font-pitch="variable"/>
    <style:font-face style:name="Aegean:cv08=3" svg:font-family="Aegean:cv08=3" style:font-family-generic="swiss" style:font-pitch="variable"/>
    <style:font-face style:name="Aegean:cv08=4" svg:font-family="Aegean:cv08=4" style:font-family-generic="swiss" style:font-pitch="variable"/>
    <style:font-face style:name="Aegean:cv08=5" svg:font-family="Aegean:cv08=5" style:font-family-generic="swiss" style:font-pitch="variable"/>
    <style:font-face style:name="Aegean:cv08=6" svg:font-family="Aegean:cv08=6" style:font-family-generic="swiss" style:font-pitch="variable"/>
    <style:font-face style:name="Aegean:cv08=7" svg:font-family="Aegean:cv08=7" style:font-family-generic="swiss" style:font-pitch="variable"/>
    <style:font-face style:name="Aegean:cv08=8" svg:font-family="Aegean:cv08=8" style:font-family-generic="swiss" style:font-pitch="variable"/>
    <style:font-face style:name="Aegean:cv09" svg:font-family="Aegean:cv09" style:font-family-generic="swiss" style:font-pitch="variable"/>
    <style:font-face style:name="Aegean:cv09=2" svg:font-family="Aegean:cv09=2" style:font-family-generic="swiss" style:font-pitch="variable"/>
    <style:font-face style:name="Aegean:cv09=3" svg:font-family="Aegean:cv09=3" style:font-family-generic="swiss" style:font-pitch="variable"/>
    <style:font-face style:name="Aegean:cv09=4" svg:font-family="Aegean:cv09=4" style:font-family-generic="swiss" style:font-pitch="variable"/>
    <style:font-face style:name="Aegean:cv09=5" svg:font-family="Aegean:cv09=5" style:font-family-generic="swiss" style:font-pitch="variable"/>
    <style:font-face style:name="Aegean:cv09=6" svg:font-family="Aegean:cv09=6" style:font-family-generic="swiss" style:font-pitch="variable"/>
    <style:font-face style:name="Aegean:cv09=7" svg:font-family="Aegean:cv09=7" style:font-family-generic="swiss" style:font-pitch="variable"/>
    <style:font-face style:name="Aegean:cv09=8" svg:font-family="Aegean:cv09=8" style:font-family-generic="swiss" style:font-pitch="variable"/>
    <style:font-face style:name="Aegean:cv09=9" svg:font-family="Aegean:cv09=9" style:font-family-generic="swiss" style:font-pitch="variable"/>
    <style:font-face style:name="Aegean:cv10" svg:font-family="Aegean:cv10" style:font-family-generic="swiss" style:font-pitch="variable"/>
    <style:font-face style:name="Aegean:cv10=10" svg:font-family="Aegean:cv10=10" style:font-family-generic="swiss" style:font-pitch="variable"/>
    <style:font-face style:name="Aegean:cv10=2" svg:font-family="Aegean:cv10=2" style:font-family-generic="swiss" style:font-pitch="variable"/>
    <style:font-face style:name="Aegean:cv10=3" svg:font-family="Aegean:cv10=3" style:font-family-generic="swiss" style:font-pitch="variable"/>
    <style:font-face style:name="Aegean:cv10=4" svg:font-family="Aegean:cv10=4" style:font-family-generic="swiss" style:font-pitch="variable"/>
    <style:font-face style:name="Aegean:cv10=5" svg:font-family="Aegean:cv10=5" style:font-family-generic="swiss" style:font-pitch="variable"/>
    <style:font-face style:name="Aegean:cv10=6" svg:font-family="Aegean:cv10=6" style:font-family-generic="swiss" style:font-pitch="variable"/>
    <style:font-face style:name="Aegean:cv10=7" svg:font-family="Aegean:cv10=7" style:font-family-generic="swiss" style:font-pitch="variable"/>
    <style:font-face style:name="Aegean:cv10=8" svg:font-family="Aegean:cv10=8" style:font-family-generic="swiss" style:font-pitch="variable"/>
    <style:font-face style:name="Aegean:cv10=9" svg:font-family="Aegean:cv10=9" style:font-family-generic="swiss" style:font-pitch="variable"/>
    <style:font-face style:name="Aegean:cv11" svg:font-family="Aegean:cv11" style:font-family-generic="swiss" style:font-pitch="variable"/>
    <style:font-face style:name="Aegean:cv11=10" svg:font-family="Aegean:cv11=10" style:font-family-generic="swiss" style:font-pitch="variable"/>
    <style:font-face style:name="Aegean:cv11=11" svg:font-family="Aegean:cv11=11" style:font-family-generic="swiss" style:font-pitch="variable"/>
    <style:font-face style:name="Aegean:cv11=2" svg:font-family="Aegean:cv11=2" style:font-family-generic="swiss" style:font-pitch="variable"/>
    <style:font-face style:name="Aegean:cv11=3" svg:font-family="Aegean:cv11=3" style:font-family-generic="swiss" style:font-pitch="variable"/>
    <style:font-face style:name="Aegean:cv11=4" svg:font-family="Aegean:cv11=4" style:font-family-generic="swiss" style:font-pitch="variable"/>
    <style:font-face style:name="Aegean:cv11=5" svg:font-family="Aegean:cv11=5" style:font-family-generic="swiss" style:font-pitch="variable"/>
    <style:font-face style:name="Aegean:cv11=6" svg:font-family="Aegean:cv11=6" style:font-family-generic="swiss" style:font-pitch="variable"/>
    <style:font-face style:name="Aegean:cv11=7" svg:font-family="Aegean:cv11=7" style:font-family-generic="swiss" style:font-pitch="variable"/>
    <style:font-face style:name="Aegean:cv11=8" svg:font-family="Aegean:cv11=8" style:font-family-generic="swiss" style:font-pitch="variable"/>
    <style:font-face style:name="Aegean:cv11=9" svg:font-family="Aegean:cv11=9" style:font-family-generic="swiss" style:font-pitch="variable"/>
    <style:font-face style:name="Aegean:cv12" svg:font-family="Aegean:cv12" style:font-family-generic="swiss" style:font-pitch="variable"/>
    <style:font-face style:name="Aegean:cv12=10" svg:font-family="Aegean:cv12=10" style:font-family-generic="swiss" style:font-pitch="variable"/>
    <style:font-face style:name="Aegean:cv12=11" svg:font-family="Aegean:cv12=11" style:font-family-generic="swiss" style:font-pitch="variable"/>
    <style:font-face style:name="Aegean:cv12=12" svg:font-family="Aegean:cv12=12" style:font-family-generic="swiss" style:font-pitch="variable"/>
    <style:font-face style:name="Aegean:cv12=2" svg:font-family="Aegean:cv12=2" style:font-family-generic="swiss" style:font-pitch="variable"/>
    <style:font-face style:name="Aegean:cv12=3" svg:font-family="Aegean:cv12=3" style:font-family-generic="swiss" style:font-pitch="variable"/>
    <style:font-face style:name="Aegean:cv12=4" svg:font-family="Aegean:cv12=4" style:font-family-generic="swiss" style:font-pitch="variable"/>
    <style:font-face style:name="Aegean:cv12=5" svg:font-family="Aegean:cv12=5" style:font-family-generic="swiss" style:font-pitch="variable"/>
    <style:font-face style:name="Aegean:cv12=6" svg:font-family="Aegean:cv12=6" style:font-family-generic="swiss" style:font-pitch="variable"/>
    <style:font-face style:name="Aegean:cv12=7" svg:font-family="Aegean:cv12=7" style:font-family-generic="swiss" style:font-pitch="variable"/>
    <style:font-face style:name="Aegean:cv12=8" svg:font-family="Aegean:cv12=8" style:font-family-generic="swiss" style:font-pitch="variable"/>
    <style:font-face style:name="Aegean:cv12=9" svg:font-family="Aegean:cv12=9" style:font-family-generic="swiss" style:font-pitch="variable"/>
    <style:font-face style:name="Aegean:cv13" svg:font-family="Aegean:cv13" style:font-family-generic="swiss" style:font-pitch="variable"/>
    <style:font-face style:name="Aegean:cv13=10" svg:font-family="Aegean:cv13=10" style:font-family-generic="swiss" style:font-pitch="variable"/>
    <style:font-face style:name="Aegean:cv13=11" svg:font-family="Aegean:cv13=11" style:font-family-generic="swiss" style:font-pitch="variable"/>
    <style:font-face style:name="Aegean:cv13=12" svg:font-family="Aegean:cv13=12" style:font-family-generic="swiss" style:font-pitch="variable"/>
    <style:font-face style:name="Aegean:cv13=13" svg:font-family="Aegean:cv13=13" style:font-family-generic="swiss" style:font-pitch="variable"/>
    <style:font-face style:name="Aegean:cv13=2" svg:font-family="Aegean:cv13=2" style:font-family-generic="swiss" style:font-pitch="variable"/>
    <style:font-face style:name="Aegean:cv13=3" svg:font-family="Aegean:cv13=3" style:font-family-generic="swiss" style:font-pitch="variable"/>
    <style:font-face style:name="Aegean:cv13=4" svg:font-family="Aegean:cv13=4" style:font-family-generic="swiss" style:font-pitch="variable"/>
    <style:font-face style:name="Aegean:cv13=5" svg:font-family="Aegean:cv13=5" style:font-family-generic="swiss" style:font-pitch="variable"/>
    <style:font-face style:name="Aegean:cv13=6" svg:font-family="Aegean:cv13=6" style:font-family-generic="swiss" style:font-pitch="variable"/>
    <style:font-face style:name="Aegean:cv13=7" svg:font-family="Aegean:cv13=7" style:font-family-generic="swiss" style:font-pitch="variable"/>
    <style:font-face style:name="Aegean:cv13=8" svg:font-family="Aegean:cv13=8" style:font-family-generic="swiss" style:font-pitch="variable"/>
    <style:font-face style:name="Aegean:cv13=9" svg:font-family="Aegean:cv13=9" style:font-family-generic="swiss" style:font-pitch="variable"/>
    <style:font-face style:name="Aegean:cv14" svg:font-family="Aegean:cv14" style:font-family-generic="swiss" style:font-pitch="variable"/>
    <style:font-face style:name="Aegean:cv14=10" svg:font-family="Aegean:cv14=10" style:font-family-generic="swiss" style:font-pitch="variable"/>
    <style:font-face style:name="Aegean:cv14=11" svg:font-family="Aegean:cv14=11" style:font-family-generic="swiss" style:font-pitch="variable"/>
    <style:font-face style:name="Aegean:cv14=12" svg:font-family="Aegean:cv14=12" style:font-family-generic="swiss" style:font-pitch="variable"/>
    <style:font-face style:name="Aegean:cv14=13" svg:font-family="Aegean:cv14=13" style:font-family-generic="swiss" style:font-pitch="variable"/>
    <style:font-face style:name="Aegean:cv14=14" svg:font-family="Aegean:cv14=14" style:font-family-generic="swiss" style:font-pitch="variable"/>
    <style:font-face style:name="Aegean:cv14=2" svg:font-family="Aegean:cv14=2" style:font-family-generic="swiss" style:font-pitch="variable"/>
    <style:font-face style:name="Aegean:cv14=3" svg:font-family="Aegean:cv14=3" style:font-family-generic="swiss" style:font-pitch="variable"/>
    <style:font-face style:name="Aegean:cv14=4" svg:font-family="Aegean:cv14=4" style:font-family-generic="swiss" style:font-pitch="variable"/>
    <style:font-face style:name="Aegean:cv14=5" svg:font-family="Aegean:cv14=5" style:font-family-generic="swiss" style:font-pitch="variable"/>
    <style:font-face style:name="Aegean:cv14=6" svg:font-family="Aegean:cv14=6" style:font-family-generic="swiss" style:font-pitch="variable"/>
    <style:font-face style:name="Aegean:cv14=7" svg:font-family="Aegean:cv14=7" style:font-family-generic="swiss" style:font-pitch="variable"/>
    <style:font-face style:name="Aegean:cv14=8" svg:font-family="Aegean:cv14=8" style:font-family-generic="swiss" style:font-pitch="variable"/>
    <style:font-face style:name="Aegean:cv14=9" svg:font-family="Aegean:cv14=9" style:font-family-generic="swiss" style:font-pitch="variable"/>
    <style:font-face style:name="Aegean:cv15" svg:font-family="Aegean:cv15" style:font-family-generic="swiss" style:font-pitch="variable"/>
    <style:font-face style:name="Aegean:cv15=12" svg:font-family="Aegean:cv15=12" style:font-family-generic="swiss" style:font-pitch="variable"/>
    <style:font-face style:name="Aegean:cv15=13" svg:font-family="Aegean:cv15=13" style:font-family-generic="swiss" style:font-pitch="variable"/>
    <style:font-face style:name="Aegean:cv15=14" svg:font-family="Aegean:cv15=14" style:font-family-generic="swiss" style:font-pitch="variable"/>
    <style:font-face style:name="Aegean:cv15=15" svg:font-family="Aegean:cv15=15" style:font-family-generic="swiss" style:font-pitch="variable"/>
    <style:font-face style:name="Aegean:cv15=2" svg:font-family="Aegean:cv15=2" style:font-family-generic="swiss" style:font-pitch="variable"/>
    <style:font-face style:name="Aegean:cv15=3" svg:font-family="Aegean:cv15=3" style:font-family-generic="swiss" style:font-pitch="variable"/>
    <style:font-face style:name="Aegean:cv15=4" svg:font-family="Aegean:cv15=4" style:font-family-generic="swiss" style:font-pitch="variable"/>
    <style:font-face style:name="Aegean:cv15=5" svg:font-family="Aegean:cv15=5" style:font-family-generic="swiss" style:font-pitch="variable"/>
    <style:font-face style:name="Aegean:cv15=6" svg:font-family="Aegean:cv15=6" style:font-family-generic="swiss" style:font-pitch="variable"/>
    <style:font-face style:name="Aegean:cv15=7" svg:font-family="Aegean:cv15=7" style:font-family-generic="swiss" style:font-pitch="variable"/>
    <style:font-face style:name="Aegean:cv15=8" svg:font-family="Aegean:cv15=8" style:font-family-generic="swiss" style:font-pitch="variable"/>
    <style:font-face style:name="Aegean:cv15=9" svg:font-family="Aegean:cv15=9" style:font-family-generic="swiss" style:font-pitch="variable"/>
    <style:font-face style:name="Aegean:cv16" svg:font-family="Aegean:cv16" style:font-family-generic="swiss" style:font-pitch="variable"/>
    <style:font-face style:name="Aegean:cv16=10" svg:font-family="Aegean:cv16=10" style:font-family-generic="swiss" style:font-pitch="variable"/>
    <style:font-face style:name="Aegean:cv16=11" svg:font-family="Aegean:cv16=11" style:font-family-generic="swiss" style:font-pitch="variable"/>
    <style:font-face style:name="Aegean:cv16=12" svg:font-family="Aegean:cv16=12" style:font-family-generic="swiss" style:font-pitch="variable"/>
    <style:font-face style:name="Aegean:cv16=13" svg:font-family="Aegean:cv16=13" style:font-family-generic="swiss" style:font-pitch="variable"/>
    <style:font-face style:name="Aegean:cv16=14" svg:font-family="Aegean:cv16=14" style:font-family-generic="swiss" style:font-pitch="variable"/>
    <style:font-face style:name="Aegean:cv16=15" svg:font-family="Aegean:cv16=15" style:font-family-generic="swiss" style:font-pitch="variable"/>
    <style:font-face style:name="Aegean:cv16=16" svg:font-family="Aegean:cv16=16" style:font-family-generic="swiss" style:font-pitch="variable"/>
    <style:font-face style:name="Aegean:cv16=2" svg:font-family="Aegean:cv16=2" style:font-family-generic="swiss" style:font-pitch="variable"/>
    <style:font-face style:name="Aegean:cv16=3" svg:font-family="Aegean:cv16=3" style:font-family-generic="swiss" style:font-pitch="variable"/>
    <style:font-face style:name="Aegean:cv16=4" svg:font-family="Aegean:cv16=4" style:font-family-generic="swiss" style:font-pitch="variable"/>
    <style:font-face style:name="Aegean:cv16=5" svg:font-family="Aegean:cv16=5" style:font-family-generic="swiss" style:font-pitch="variable"/>
    <style:font-face style:name="Aegean:cv16=6" svg:font-family="Aegean:cv16=6" style:font-family-generic="swiss" style:font-pitch="variable"/>
    <style:font-face style:name="Aegean:cv16=7" svg:font-family="Aegean:cv16=7" style:font-family-generic="swiss" style:font-pitch="variable"/>
    <style:font-face style:name="Aegean:cv16=8" svg:font-family="Aegean:cv16=8" style:font-family-generic="swiss" style:font-pitch="variable"/>
    <style:font-face style:name="Aegean:cv16=9" svg:font-family="Aegean:cv16=9" style:font-family-generic="swiss" style:font-pitch="variable"/>
    <style:font-face style:name="Aegean:cv17" svg:font-family="Aegean:cv17" style:font-family-generic="swiss" style:font-pitch="variable"/>
    <style:font-face style:name="Aegean:cv17=10" svg:font-family="Aegean:cv17=10" style:font-family-generic="swiss" style:font-pitch="variable"/>
    <style:font-face style:name="Aegean:cv17=11" svg:font-family="Aegean:cv17=11" style:font-family-generic="swiss" style:font-pitch="variable"/>
    <style:font-face style:name="Aegean:cv17=12" svg:font-family="Aegean:cv17=12" style:font-family-generic="swiss" style:font-pitch="variable"/>
    <style:font-face style:name="Aegean:cv17=13" svg:font-family="Aegean:cv17=13" style:font-family-generic="swiss" style:font-pitch="variable"/>
    <style:font-face style:name="Aegean:cv17=14" svg:font-family="Aegean:cv17=14" style:font-family-generic="swiss" style:font-pitch="variable"/>
    <style:font-face style:name="Aegean:cv17=15" svg:font-family="Aegean:cv17=15" style:font-family-generic="swiss" style:font-pitch="variable"/>
    <style:font-face style:name="Aegean:cv17=16" svg:font-family="Aegean:cv17=16" style:font-family-generic="swiss" style:font-pitch="variable"/>
    <style:font-face style:name="Aegean:cv17=17" svg:font-family="Aegean:cv17=17" style:font-family-generic="swiss" style:font-pitch="variable"/>
    <style:font-face style:name="Aegean:cv17=2" svg:font-family="Aegean:cv17=2" style:font-family-generic="swiss" style:font-pitch="variable"/>
    <style:font-face style:name="Aegean:cv17=3" svg:font-family="Aegean:cv17=3" style:font-family-generic="swiss" style:font-pitch="variable"/>
    <style:font-face style:name="Aegean:cv17=4" svg:font-family="Aegean:cv17=4" style:font-family-generic="swiss" style:font-pitch="variable"/>
    <style:font-face style:name="Aegean:cv17=5" svg:font-family="Aegean:cv17=5" style:font-family-generic="swiss" style:font-pitch="variable"/>
    <style:font-face style:name="Aegean:cv17=6" svg:font-family="Aegean:cv17=6" style:font-family-generic="swiss" style:font-pitch="variable"/>
    <style:font-face style:name="Aegean:cv17=7" svg:font-family="Aegean:cv17=7" style:font-family-generic="swiss" style:font-pitch="variable"/>
    <style:font-face style:name="Aegean:cv17=8" svg:font-family="Aegean:cv17=8" style:font-family-generic="swiss" style:font-pitch="variable"/>
    <style:font-face style:name="Aegean:cv17=9" svg:font-family="Aegean:cv17=9" style:font-family-generic="swiss" style:font-pitch="variable"/>
    <style:font-face style:name="Aegean:cv18" svg:font-family="Aegean:cv18" style:font-family-generic="swiss" style:font-pitch="variable"/>
    <style:font-face style:name="Aegean:cv18=10" svg:font-family="Aegean:cv18=10" style:font-family-generic="swiss" style:font-pitch="variable"/>
    <style:font-face style:name="Aegean:cv18=11" svg:font-family="Aegean:cv18=11" style:font-family-generic="swiss" style:font-pitch="variable"/>
    <style:font-face style:name="Aegean:cv18=12" svg:font-family="Aegean:cv18=12" style:font-family-generic="swiss" style:font-pitch="variable"/>
    <style:font-face style:name="Aegean:cv18=13" svg:font-family="Aegean:cv18=13" style:font-family-generic="swiss" style:font-pitch="variable"/>
    <style:font-face style:name="Aegean:cv18=14" svg:font-family="Aegean:cv18=14" style:font-family-generic="swiss" style:font-pitch="variable"/>
    <style:font-face style:name="Aegean:cv18=15" svg:font-family="Aegean:cv18=15" style:font-family-generic="swiss" style:font-pitch="variable"/>
    <style:font-face style:name="Aegean:cv18=16" svg:font-family="Aegean:cv18=16" style:font-family-generic="swiss" style:font-pitch="variable"/>
    <style:font-face style:name="Aegean:cv18=17" svg:font-family="Aegean:cv18=17" style:font-family-generic="swiss" style:font-pitch="variable"/>
    <style:font-face style:name="Aegean:cv18=18" svg:font-family="Aegean:cv18=18" style:font-family-generic="swiss" style:font-pitch="variable"/>
    <style:font-face style:name="Aegean:cv18=2" svg:font-family="Aegean:cv18=2" style:font-family-generic="swiss" style:font-pitch="variable"/>
    <style:font-face style:name="Aegean:cv18=3" svg:font-family="Aegean:cv18=3" style:font-family-generic="swiss" style:font-pitch="variable"/>
    <style:font-face style:name="Aegean:cv18=4" svg:font-family="Aegean:cv18=4" style:font-family-generic="swiss" style:font-pitch="variable"/>
    <style:font-face style:name="Aegean:cv18=5" svg:font-family="Aegean:cv18=5" style:font-family-generic="swiss" style:font-pitch="variable"/>
    <style:font-face style:name="Aegean:cv18=6" svg:font-family="Aegean:cv18=6" style:font-family-generic="swiss" style:font-pitch="variable"/>
    <style:font-face style:name="Aegean:cv18=7" svg:font-family="Aegean:cv18=7" style:font-family-generic="swiss" style:font-pitch="variable"/>
    <style:font-face style:name="Aegean:cv18=8" svg:font-family="Aegean:cv18=8" style:font-family-generic="swiss" style:font-pitch="variable"/>
    <style:font-face style:name="Aegean:cv18=9" svg:font-family="Aegean:cv18=9" style:font-family-generic="swiss" style:font-pitch="variable"/>
    <style:font-face style:name="Aegean:cv19" svg:font-family="Aegean:cv19" style:font-family-generic="swiss" style:font-pitch="variable"/>
    <style:font-face style:name="Aegean:cv19=10" svg:font-family="Aegean:cv19=10" style:font-family-generic="swiss" style:font-pitch="variable"/>
    <style:font-face style:name="Aegean:cv19=11" svg:font-family="Aegean:cv19=11" style:font-family-generic="swiss" style:font-pitch="variable"/>
    <style:font-face style:name="Aegean:cv19=12" svg:font-family="Aegean:cv19=12" style:font-family-generic="swiss" style:font-pitch="variable"/>
    <style:font-face style:name="Aegean:cv19=13" svg:font-family="Aegean:cv19=13" style:font-family-generic="swiss" style:font-pitch="variable"/>
    <style:font-face style:name="Aegean:cv19=14" svg:font-family="Aegean:cv19=14" style:font-family-generic="swiss" style:font-pitch="variable"/>
    <style:font-face style:name="Aegean:cv19=15" svg:font-family="Aegean:cv19=15" style:font-family-generic="swiss" style:font-pitch="variable"/>
    <style:font-face style:name="Aegean:cv19=16" svg:font-family="Aegean:cv19=16" style:font-family-generic="swiss" style:font-pitch="variable"/>
    <style:font-face style:name="Aegean:cv19=17" svg:font-family="Aegean:cv19=17" style:font-family-generic="swiss" style:font-pitch="variable"/>
    <style:font-face style:name="Aegean:cv19=18" svg:font-family="Aegean:cv19=18" style:font-family-generic="swiss" style:font-pitch="variable"/>
    <style:font-face style:name="Aegean:cv19=19" svg:font-family="Aegean:cv19=19" style:font-family-generic="swiss" style:font-pitch="variable"/>
    <style:font-face style:name="Aegean:cv19=2" svg:font-family="Aegean:cv19=2" style:font-family-generic="swiss" style:font-pitch="variable"/>
    <style:font-face style:name="Aegean:cv19=3" svg:font-family="Aegean:cv19=3" style:font-family-generic="swiss" style:font-pitch="variable"/>
    <style:font-face style:name="Aegean:cv19=4" svg:font-family="Aegean:cv19=4" style:font-family-generic="swiss" style:font-pitch="variable"/>
    <style:font-face style:name="Aegean:cv19=5" svg:font-family="Aegean:cv19=5" style:font-family-generic="swiss" style:font-pitch="variable"/>
    <style:font-face style:name="Aegean:cv19=6" svg:font-family="Aegean:cv19=6" style:font-family-generic="swiss" style:font-pitch="variable"/>
    <style:font-face style:name="Aegean:cv19=7" svg:font-family="Aegean:cv19=7" style:font-family-generic="swiss" style:font-pitch="variable"/>
    <style:font-face style:name="Aegean:cv19=8" svg:font-family="Aegean:cv19=8" style:font-family-generic="swiss" style:font-pitch="variable"/>
    <style:font-face style:name="Aegean:cv19=9" svg:font-family="Aegean:cv19=9" style:font-family-generic="swiss" style:font-pitch="variable"/>
    <style:font-face style:name="Aegean:cv20" svg:font-family="Aegean:cv20" style:font-family-generic="swiss" style:font-pitch="variable"/>
    <style:font-face style:name="Aegean:cv20=10" svg:font-family="Aegean:cv20=10" style:font-family-generic="swiss" style:font-pitch="variable"/>
    <style:font-face style:name="Aegean:cv20=11" svg:font-family="Aegean:cv20=11" style:font-family-generic="swiss" style:font-pitch="variable"/>
    <style:font-face style:name="Aegean:cv20=12" svg:font-family="Aegean:cv20=12" style:font-family-generic="swiss" style:font-pitch="variable"/>
    <style:font-face style:name="Aegean:cv20=13" svg:font-family="Aegean:cv20=13" style:font-family-generic="swiss" style:font-pitch="variable"/>
    <style:font-face style:name="Aegean:cv20=14" svg:font-family="Aegean:cv20=14" style:font-family-generic="swiss" style:font-pitch="variable"/>
    <style:font-face style:name="Aegean:cv20=15" svg:font-family="Aegean:cv20=15" style:font-family-generic="swiss" style:font-pitch="variable"/>
    <style:font-face style:name="Aegean:cv20=16" svg:font-family="Aegean:cv20=16" style:font-family-generic="swiss" style:font-pitch="variable"/>
    <style:font-face style:name="Aegean:cv20=17" svg:font-family="Aegean:cv20=17" style:font-family-generic="swiss" style:font-pitch="variable"/>
    <style:font-face style:name="Aegean:cv20=18" svg:font-family="Aegean:cv20=18" style:font-family-generic="swiss" style:font-pitch="variable"/>
    <style:font-face style:name="Aegean:cv20=19" svg:font-family="Aegean:cv20=19" style:font-family-generic="swiss" style:font-pitch="variable"/>
    <style:font-face style:name="Aegean:cv20=2" svg:font-family="Aegean:cv20=2" style:font-family-generic="swiss" style:font-pitch="variable"/>
    <style:font-face style:name="Aegean:cv20=20" svg:font-family="Aegean:cv20=20" style:font-family-generic="swiss" style:font-pitch="variable"/>
    <style:font-face style:name="Aegean:cv20=3" svg:font-family="Aegean:cv20=3" style:font-family-generic="swiss" style:font-pitch="variable"/>
    <style:font-face style:name="Aegean:cv20=4" svg:font-family="Aegean:cv20=4" style:font-family-generic="swiss" style:font-pitch="variable"/>
    <style:font-face style:name="Aegean:cv20=5" svg:font-family="Aegean:cv20=5" style:font-family-generic="swiss" style:font-pitch="variable"/>
    <style:font-face style:name="Aegean:cv20=6" svg:font-family="Aegean:cv20=6" style:font-family-generic="swiss" style:font-pitch="variable"/>
    <style:font-face style:name="Aegean:cv20=7" svg:font-family="Aegean:cv20=7" style:font-family-generic="swiss" style:font-pitch="variable"/>
    <style:font-face style:name="Aegean:cv20=8" svg:font-family="Aegean:cv20=8" style:font-family-generic="swiss" style:font-pitch="variable"/>
    <style:font-face style:name="Aegean:cv20=9" svg:font-family="Aegean:cv20=9" style:font-family-generic="swiss" style:font-pitch="variable"/>
    <style:font-face style:name="Aegean:cv21" svg:font-family="Aegean:cv21" style:font-family-generic="swiss" style:font-pitch="variable"/>
    <style:font-face style:name="Aegean:cv21=9" svg:font-family="Aegean:cv21=9" style:font-family-generic="swiss" style:font-pitch="variable"/>
    <style:font-face style:name="Aegean:cv22" svg:font-family="Aegean:cv22" style:font-family-generic="swiss" style:font-pitch="variable"/>
    <style:font-face style:name="Aegean:cv22=10" svg:font-family="Aegean:cv22=10" style:font-family-generic="swiss" style:font-pitch="variable"/>
    <style:font-face style:name="Aegean:cv22=11" svg:font-family="Aegean:cv22=11" style:font-family-generic="swiss" style:font-pitch="variable"/>
    <style:font-face style:name="Aegean:cv22=12" svg:font-family="Aegean:cv22=12" style:font-family-generic="swiss" style:font-pitch="variable"/>
    <style:font-face style:name="Aegean:cv22=13" svg:font-family="Aegean:cv22=13" style:font-family-generic="swiss" style:font-pitch="variable"/>
    <style:font-face style:name="Aegean:cv22=14" svg:font-family="Aegean:cv22=14" style:font-family-generic="swiss" style:font-pitch="variable"/>
    <style:font-face style:name="Aegean:cv22=15" svg:font-family="Aegean:cv22=15" style:font-family-generic="swiss" style:font-pitch="variable"/>
    <style:font-face style:name="Aegean:cv22=16" svg:font-family="Aegean:cv22=16" style:font-family-generic="swiss" style:font-pitch="variable"/>
    <style:font-face style:name="Aegean:cv22=17" svg:font-family="Aegean:cv22=17" style:font-family-generic="swiss" style:font-pitch="variable"/>
    <style:font-face style:name="Aegean:cv22=18" svg:font-family="Aegean:cv22=18" style:font-family-generic="swiss" style:font-pitch="variable"/>
    <style:font-face style:name="Aegean:cv22=19" svg:font-family="Aegean:cv22=19" style:font-family-generic="swiss" style:font-pitch="variable"/>
    <style:font-face style:name="Aegean:cv22=2" svg:font-family="Aegean:cv22=2" style:font-family-generic="swiss" style:font-pitch="variable"/>
    <style:font-face style:name="Aegean:cv22=20" svg:font-family="Aegean:cv22=20" style:font-family-generic="swiss" style:font-pitch="variable"/>
    <style:font-face style:name="Aegean:cv22=21" svg:font-family="Aegean:cv22=21" style:font-family-generic="swiss" style:font-pitch="variable"/>
    <style:font-face style:name="Aegean:cv22=22" svg:font-family="Aegean:cv22=22" style:font-family-generic="swiss" style:font-pitch="variable"/>
    <style:font-face style:name="Aegean:cv22=3" svg:font-family="Aegean:cv22=3" style:font-family-generic="swiss" style:font-pitch="variable"/>
    <style:font-face style:name="Aegean:cv22=4" svg:font-family="Aegean:cv22=4" style:font-family-generic="swiss" style:font-pitch="variable"/>
    <style:font-face style:name="Aegean:cv22=5" svg:font-family="Aegean:cv22=5" style:font-family-generic="swiss" style:font-pitch="variable"/>
    <style:font-face style:name="Aegean:cv22=6" svg:font-family="Aegean:cv22=6" style:font-family-generic="swiss" style:font-pitch="variable"/>
    <style:font-face style:name="Aegean:cv22=7" svg:font-family="Aegean:cv22=7" style:font-family-generic="swiss" style:font-pitch="variable"/>
    <style:font-face style:name="Aegean:cv22=8" svg:font-family="Aegean:cv22=8" style:font-family-generic="swiss" style:font-pitch="variable"/>
    <style:font-face style:name="Aegean:cv22=9" svg:font-family="Aegean:cv22=9" style:font-family-generic="swiss" style:font-pitch="variable"/>
    <style:font-face style:name="Aegean:cv23" svg:font-family="Aegean:cv23" style:font-family-generic="swiss" style:font-pitch="variable"/>
    <style:font-face style:name="Aegean:cv23=10" svg:font-family="Aegean:cv23=10" style:font-family-generic="swiss" style:font-pitch="variable"/>
    <style:font-face style:name="Aegean:cv23=11" svg:font-family="Aegean:cv23=11" style:font-family-generic="swiss" style:font-pitch="variable"/>
    <style:font-face style:name="Aegean:cv23=12" svg:font-family="Aegean:cv23=12" style:font-family-generic="swiss" style:font-pitch="variable"/>
    <style:font-face style:name="Aegean:cv23=13" svg:font-family="Aegean:cv23=13" style:font-family-generic="swiss" style:font-pitch="variable"/>
    <style:font-face style:name="Aegean:cv23=14" svg:font-family="Aegean:cv23=14" style:font-family-generic="swiss" style:font-pitch="variable"/>
    <style:font-face style:name="Aegean:cv23=15" svg:font-family="Aegean:cv23=15" style:font-family-generic="swiss" style:font-pitch="variable"/>
    <style:font-face style:name="Aegean:cv23=16" svg:font-family="Aegean:cv23=16" style:font-family-generic="swiss" style:font-pitch="variable"/>
    <style:font-face style:name="Aegean:cv23=17" svg:font-family="Aegean:cv23=17" style:font-family-generic="swiss" style:font-pitch="variable"/>
    <style:font-face style:name="Aegean:cv23=18" svg:font-family="Aegean:cv23=18" style:font-family-generic="swiss" style:font-pitch="variable"/>
    <style:font-face style:name="Aegean:cv23=19" svg:font-family="Aegean:cv23=19" style:font-family-generic="swiss" style:font-pitch="variable"/>
    <style:font-face style:name="Aegean:cv23=2" svg:font-family="Aegean:cv23=2" style:font-family-generic="swiss" style:font-pitch="variable"/>
    <style:font-face style:name="Aegean:cv23=20" svg:font-family="Aegean:cv23=20" style:font-family-generic="swiss" style:font-pitch="variable"/>
    <style:font-face style:name="Aegean:cv23=21" svg:font-family="Aegean:cv23=21" style:font-family-generic="swiss" style:font-pitch="variable"/>
    <style:font-face style:name="Aegean:cv23=22" svg:font-family="Aegean:cv23=22" style:font-family-generic="swiss" style:font-pitch="variable"/>
    <style:font-face style:name="Aegean:cv23=23" svg:font-family="Aegean:cv23=23" style:font-family-generic="swiss" style:font-pitch="variable"/>
    <style:font-face style:name="Aegean:cv23=3" svg:font-family="Aegean:cv23=3" style:font-family-generic="swiss" style:font-pitch="variable"/>
    <style:font-face style:name="Aegean:cv23=4" svg:font-family="Aegean:cv23=4" style:font-family-generic="swiss" style:font-pitch="variable"/>
    <style:font-face style:name="Aegean:cv23=5" svg:font-family="Aegean:cv23=5" style:font-family-generic="swiss" style:font-pitch="variable"/>
    <style:font-face style:name="Aegean:cv23=6" svg:font-family="Aegean:cv23=6" style:font-family-generic="swiss" style:font-pitch="variable"/>
    <style:font-face style:name="Aegean:cv23=7" svg:font-family="Aegean:cv23=7" style:font-family-generic="swiss" style:font-pitch="variable"/>
    <style:font-face style:name="Aegean:cv23=8" svg:font-family="Aegean:cv23=8" style:font-family-generic="swiss" style:font-pitch="variable"/>
    <style:font-face style:name="Aegean:cv23=9" svg:font-family="Aegean:cv23=9" style:font-family-generic="swiss" style:font-pitch="variable"/>
    <style:font-face style:name="Aegean:cv26" svg:font-family="Aegean:cv26" style:font-family-generic="swiss" style:font-pitch="variable"/>
    <style:font-face style:name="Aegean:cv26=10" svg:font-family="Aegean:cv26=10" style:font-family-generic="swiss" style:font-pitch="variable"/>
    <style:font-face style:name="Aegean:cv26=11" svg:font-family="Aegean:cv26=11" style:font-family-generic="swiss" style:font-pitch="variable"/>
    <style:font-face style:name="Aegean:cv26=12" svg:font-family="Aegean:cv26=12" style:font-family-generic="swiss" style:font-pitch="variable"/>
    <style:font-face style:name="Aegean:cv26=13" svg:font-family="Aegean:cv26=13" style:font-family-generic="swiss" style:font-pitch="variable"/>
    <style:font-face style:name="Aegean:cv26=14" svg:font-family="Aegean:cv26=14" style:font-family-generic="swiss" style:font-pitch="variable"/>
    <style:font-face style:name="Aegean:cv26=15" svg:font-family="Aegean:cv26=15" style:font-family-generic="swiss" style:font-pitch="variable"/>
    <style:font-face style:name="Aegean:cv26=16" svg:font-family="Aegean:cv26=16" style:font-family-generic="swiss" style:font-pitch="variable"/>
    <style:font-face style:name="Aegean:cv26=17" svg:font-family="Aegean:cv26=17" style:font-family-generic="swiss" style:font-pitch="variable"/>
    <style:font-face style:name="Aegean:cv26=18" svg:font-family="Aegean:cv26=18" style:font-family-generic="swiss" style:font-pitch="variable"/>
    <style:font-face style:name="Aegean:cv26=19" svg:font-family="Aegean:cv26=19" style:font-family-generic="swiss" style:font-pitch="variable"/>
    <style:font-face style:name="Aegean:cv26=2" svg:font-family="Aegean:cv26=2" style:font-family-generic="swiss" style:font-pitch="variable"/>
    <style:font-face style:name="Aegean:cv26=20" svg:font-family="Aegean:cv26=20" style:font-family-generic="swiss" style:font-pitch="variable"/>
    <style:font-face style:name="Aegean:cv26=21" svg:font-family="Aegean:cv26=21" style:font-family-generic="swiss" style:font-pitch="variable"/>
    <style:font-face style:name="Aegean:cv26=22" svg:font-family="Aegean:cv26=22" style:font-family-generic="swiss" style:font-pitch="variable"/>
    <style:font-face style:name="Aegean:cv26=23" svg:font-family="Aegean:cv26=23" style:font-family-generic="swiss" style:font-pitch="variable"/>
    <style:font-face style:name="Aegean:cv26=24" svg:font-family="Aegean:cv26=24" style:font-family-generic="swiss" style:font-pitch="variable"/>
    <style:font-face style:name="Aegean:cv26=25" svg:font-family="Aegean:cv26=25" style:font-family-generic="swiss" style:font-pitch="variable"/>
    <style:font-face style:name="Aegean:cv26=26" svg:font-family="Aegean:cv26=26" style:font-family-generic="swiss" style:font-pitch="variable"/>
    <style:font-face style:name="Aegean:cv26=3" svg:font-family="Aegean:cv26=3" style:font-family-generic="swiss" style:font-pitch="variable"/>
    <style:font-face style:name="Aegean:cv26=4" svg:font-family="Aegean:cv26=4" style:font-family-generic="swiss" style:font-pitch="variable"/>
    <style:font-face style:name="Aegean:cv26=5" svg:font-family="Aegean:cv26=5" style:font-family-generic="swiss" style:font-pitch="variable"/>
    <style:font-face style:name="Aegean:cv26=6" svg:font-family="Aegean:cv26=6" style:font-family-generic="swiss" style:font-pitch="variable"/>
    <style:font-face style:name="Aegean:cv26=7" svg:font-family="Aegean:cv26=7" style:font-family-generic="swiss" style:font-pitch="variable"/>
    <style:font-face style:name="Aegean:cv26=8" svg:font-family="Aegean:cv26=8" style:font-family-generic="swiss" style:font-pitch="variable"/>
    <style:font-face style:name="Aegean:cv26=9" svg:font-family="Aegean:cv26=9" style:font-family-generic="swiss" style:font-pitch="variable"/>
    <style:font-face style:name="Aegean:cv29" svg:font-family="Aegean:cv29" style:font-family-generic="swiss" style:font-pitch="variable"/>
    <style:font-face style:name="Aegean:cv29=10" svg:font-family="Aegean:cv29=10" style:font-family-generic="swiss" style:font-pitch="variable"/>
    <style:font-face style:name="Aegean:cv29=11" svg:font-family="Aegean:cv29=11" style:font-family-generic="swiss" style:font-pitch="variable"/>
    <style:font-face style:name="Aegean:cv29=12" svg:font-family="Aegean:cv29=12" style:font-family-generic="swiss" style:font-pitch="variable"/>
    <style:font-face style:name="Aegean:cv29=13" svg:font-family="Aegean:cv29=13" style:font-family-generic="swiss" style:font-pitch="variable"/>
    <style:font-face style:name="Aegean:cv29=14" svg:font-family="Aegean:cv29=14" style:font-family-generic="swiss" style:font-pitch="variable"/>
    <style:font-face style:name="Aegean:cv29=15" svg:font-family="Aegean:cv29=15" style:font-family-generic="swiss" style:font-pitch="variable"/>
    <style:font-face style:name="Aegean:cv29=16" svg:font-family="Aegean:cv29=16" style:font-family-generic="swiss" style:font-pitch="variable"/>
    <style:font-face style:name="Aegean:cv29=17" svg:font-family="Aegean:cv29=17" style:font-family-generic="swiss" style:font-pitch="variable"/>
    <style:font-face style:name="Aegean:cv29=18" svg:font-family="Aegean:cv29=18" style:font-family-generic="swiss" style:font-pitch="variable"/>
    <style:font-face style:name="Aegean:cv29=19" svg:font-family="Aegean:cv29=19" style:font-family-generic="swiss" style:font-pitch="variable"/>
    <style:font-face style:name="Aegean:cv29=2" svg:font-family="Aegean:cv29=2" style:font-family-generic="swiss" style:font-pitch="variable"/>
    <style:font-face style:name="Aegean:cv29=20" svg:font-family="Aegean:cv29=20" style:font-family-generic="swiss" style:font-pitch="variable"/>
    <style:font-face style:name="Aegean:cv29=21" svg:font-family="Aegean:cv29=21" style:font-family-generic="swiss" style:font-pitch="variable"/>
    <style:font-face style:name="Aegean:cv29=22" svg:font-family="Aegean:cv29=22" style:font-family-generic="swiss" style:font-pitch="variable"/>
    <style:font-face style:name="Aegean:cv29=23" svg:font-family="Aegean:cv29=23" style:font-family-generic="swiss" style:font-pitch="variable"/>
    <style:font-face style:name="Aegean:cv29=24" svg:font-family="Aegean:cv29=24" style:font-family-generic="swiss" style:font-pitch="variable"/>
    <style:font-face style:name="Aegean:cv29=25" svg:font-family="Aegean:cv29=25" style:font-family-generic="swiss" style:font-pitch="variable"/>
    <style:font-face style:name="Aegean:cv29=26" svg:font-family="Aegean:cv29=26" style:font-family-generic="swiss" style:font-pitch="variable"/>
    <style:font-face style:name="Aegean:cv29=27" svg:font-family="Aegean:cv29=27" style:font-family-generic="swiss" style:font-pitch="variable"/>
    <style:font-face style:name="Aegean:cv29=28" svg:font-family="Aegean:cv29=28" style:font-family-generic="swiss" style:font-pitch="variable"/>
    <style:font-face style:name="Aegean:cv29=29" svg:font-family="Aegean:cv29=29" style:font-family-generic="swiss" style:font-pitch="variable"/>
    <style:font-face style:name="Aegean:cv29=3" svg:font-family="Aegean:cv29=3" style:font-family-generic="swiss" style:font-pitch="variable"/>
    <style:font-face style:name="Aegean:cv29=4" svg:font-family="Aegean:cv29=4" style:font-family-generic="swiss" style:font-pitch="variable"/>
    <style:font-face style:name="Aegean:cv29=5" svg:font-family="Aegean:cv29=5" style:font-family-generic="swiss" style:font-pitch="variable"/>
    <style:font-face style:name="Aegean:cv29=6" svg:font-family="Aegean:cv29=6" style:font-family-generic="swiss" style:font-pitch="variable"/>
    <style:font-face style:name="Aegean:cv29=7" svg:font-family="Aegean:cv29=7" style:font-family-generic="swiss" style:font-pitch="variable"/>
    <style:font-face style:name="Aegean:cv29=8" svg:font-family="Aegean:cv29=8" style:font-family-generic="swiss" style:font-pitch="variable"/>
    <style:font-face style:name="Aegean:cv29=9" svg:font-family="Aegean:cv29=9" style:font-family-generic="swiss" style:font-pitch="variable"/>
    <style:font-face style:name="Aegean:cv31" svg:font-family="Aegean:cv31" style:font-family-generic="swiss" style:font-pitch="variable"/>
    <style:font-face style:name="Aegean:cv31=10" svg:font-family="Aegean:cv31=10" style:font-family-generic="swiss" style:font-pitch="variable"/>
    <style:font-face style:name="Aegean:cv31=11" svg:font-family="Aegean:cv31=11" style:font-family-generic="swiss" style:font-pitch="variable"/>
    <style:font-face style:name="Aegean:cv31=12" svg:font-family="Aegean:cv31=12" style:font-family-generic="swiss" style:font-pitch="variable"/>
    <style:font-face style:name="Aegean:cv31=13" svg:font-family="Aegean:cv31=13" style:font-family-generic="swiss" style:font-pitch="variable"/>
    <style:font-face style:name="Aegean:cv31=14" svg:font-family="Aegean:cv31=14" style:font-family-generic="swiss" style:font-pitch="variable"/>
    <style:font-face style:name="Aegean:cv31=15" svg:font-family="Aegean:cv31=15" style:font-family-generic="swiss" style:font-pitch="variable"/>
    <style:font-face style:name="Aegean:cv31=16" svg:font-family="Aegean:cv31=16" style:font-family-generic="swiss" style:font-pitch="variable"/>
    <style:font-face style:name="Aegean:cv31=17" svg:font-family="Aegean:cv31=17" style:font-family-generic="swiss" style:font-pitch="variable"/>
    <style:font-face style:name="Aegean:cv31=18" svg:font-family="Aegean:cv31=18" style:font-family-generic="swiss" style:font-pitch="variable"/>
    <style:font-face style:name="Aegean:cv31=19" svg:font-family="Aegean:cv31=19" style:font-family-generic="swiss" style:font-pitch="variable"/>
    <style:font-face style:name="Aegean:cv31=2" svg:font-family="Aegean:cv31=2" style:font-family-generic="swiss" style:font-pitch="variable"/>
    <style:font-face style:name="Aegean:cv31=20" svg:font-family="Aegean:cv31=20" style:font-family-generic="swiss" style:font-pitch="variable"/>
    <style:font-face style:name="Aegean:cv31=21" svg:font-family="Aegean:cv31=21" style:font-family-generic="swiss" style:font-pitch="variable"/>
    <style:font-face style:name="Aegean:cv31=22" svg:font-family="Aegean:cv31=22" style:font-family-generic="swiss" style:font-pitch="variable"/>
    <style:font-face style:name="Aegean:cv31=23" svg:font-family="Aegean:cv31=23" style:font-family-generic="swiss" style:font-pitch="variable"/>
    <style:font-face style:name="Aegean:cv31=24" svg:font-family="Aegean:cv31=24" style:font-family-generic="swiss" style:font-pitch="variable"/>
    <style:font-face style:name="Aegean:cv31=25" svg:font-family="Aegean:cv31=25" style:font-family-generic="swiss" style:font-pitch="variable"/>
    <style:font-face style:name="Aegean:cv31=26" svg:font-family="Aegean:cv31=26" style:font-family-generic="swiss" style:font-pitch="variable"/>
    <style:font-face style:name="Aegean:cv31=27" svg:font-family="Aegean:cv31=27" style:font-family-generic="swiss" style:font-pitch="variable"/>
    <style:font-face style:name="Aegean:cv31=28" svg:font-family="Aegean:cv31=28" style:font-family-generic="swiss" style:font-pitch="variable"/>
    <style:font-face style:name="Aegean:cv31=29" svg:font-family="Aegean:cv31=29" style:font-family-generic="swiss" style:font-pitch="variable"/>
    <style:font-face style:name="Aegean:cv31=3" svg:font-family="Aegean:cv31=3" style:font-family-generic="swiss" style:font-pitch="variable"/>
    <style:font-face style:name="Aegean:cv31=30" svg:font-family="Aegean:cv31=30" style:font-family-generic="swiss" style:font-pitch="variable"/>
    <style:font-face style:name="Aegean:cv31=31" svg:font-family="Aegean:cv31=31" style:font-family-generic="swiss" style:font-pitch="variable"/>
    <style:font-face style:name="Aegean:cv31=4" svg:font-family="Aegean:cv31=4" style:font-family-generic="swiss" style:font-pitch="variable"/>
    <style:font-face style:name="Aegean:cv31=5" svg:font-family="Aegean:cv31=5" style:font-family-generic="swiss" style:font-pitch="variable"/>
    <style:font-face style:name="Aegean:cv31=6" svg:font-family="Aegean:cv31=6" style:font-family-generic="swiss" style:font-pitch="variable"/>
    <style:font-face style:name="Aegean:cv31=7" svg:font-family="Aegean:cv31=7" style:font-family-generic="swiss" style:font-pitch="variable"/>
    <style:font-face style:name="Aegean:cv31=8" svg:font-family="Aegean:cv31=8" style:font-family-generic="swiss" style:font-pitch="variable"/>
    <style:font-face style:name="Aegean:cv31=9" svg:font-family="Aegean:cv31=9" style:font-family-generic="swiss" style:font-pitch="variable"/>
    <style:font-face style:name="Aegean:cv32" svg:font-family="Aegean:cv32" style:font-family-generic="swiss" style:font-pitch="variable"/>
    <style:font-face style:name="Aegean:cv41" svg:font-family="Aegean:cv41" style:font-family-generic="swiss" style:font-pitch="variable"/>
    <style:font-face style:name="Aegean:cv42" svg:font-family="Aegean:cv42" style:font-family-generic="swiss" style:font-pitch="variable"/>
    <style:font-face style:name="Aegean:cv51" svg:font-family="Aegean:cv51" style:font-family-generic="swiss" style:font-pitch="variable"/>
    <style:font-face style:name="Aegean:cv52" svg:font-family="Aegean:cv52" style:font-family-generic="swiss" style:font-pitch="variable"/>
    <style:font-face style:name="Aegean:cv61" svg:font-family="Aegean:cv61" style:font-family-generic="swiss" style:font-pitch="variable"/>
    <style:font-face style:name="Aegean:cv62" svg:font-family="Aegean:cv62" style:font-family-generic="swiss" style:font-pitch="variable"/>
    <style:font-face style:name="Aegean:cv63" svg:font-family="Aegean:cv63" style:font-family-generic="swiss" style:font-pitch="variable"/>
    <style:font-face style:name="Aegean:dlig" svg:font-family="Aegean:dlig" style:font-family-generic="swiss" style:font-pitch="variable"/>
    <style:font-face style:name="Aegean:dnom" svg:font-family="Aegean:dnom" style:font-family-generic="swiss" style:font-pitch="variable"/>
    <style:font-face style:name="Aegean:frac" svg:font-family="Aegean:frac" style:font-family-generic="swiss" style:font-pitch="variable"/>
    <style:font-face style:name="Aegean:liga=0" svg:font-family="Aegean:liga=0" style:font-family-generic="swiss" style:font-pitch="variable"/>
    <style:font-face style:name="Aegean:numr" svg:font-family="Aegean:numr" style:font-family-generic="swiss" style:font-pitch="variable"/>
    <style:font-face style:name="Aegean:onum" svg:font-family="Aegean:onum" style:font-family-generic="swiss" style:font-pitch="variable"/>
    <style:font-face style:name="Aegean:ornm" svg:font-family="Aegean:ornm" style:font-family-generic="swiss" style:font-pitch="variable"/>
    <style:font-face style:name="Aegean:rtlm" svg:font-family="Aegean:rtlm" style:font-family-generic="swiss" style:font-pitch="variable"/>
    <style:font-face style:name="Aegean:rtlm&amp;cv01" svg:font-family="Aegean:rtlm&amp;cv01" style:font-family-generic="swiss" style:font-pitch="variable"/>
    <style:font-face style:name="Aegean:rtlm&amp;cv02" svg:font-family="Aegean:rtlm&amp;cv02" style:font-family-generic="swiss" style:font-pitch="variable"/>
    <style:font-face style:name="Aegean:rtlm&amp;cv02=2" svg:font-family="Aegean:rtlm&amp;cv02=2" style:font-family-generic="swiss" style:font-pitch="variable"/>
    <style:font-face style:name="Aegean:rtlm&amp;cv03" svg:font-family="Aegean:rtlm&amp;cv03" style:font-family-generic="swiss" style:font-pitch="variable"/>
    <style:font-face style:name="Aegean:rtlm&amp;cv03=2" svg:font-family="Aegean:rtlm&amp;cv03=2" style:font-family-generic="swiss" style:font-pitch="variable"/>
    <style:font-face style:name="Aegean:rtlm&amp;cv03=3" svg:font-family="Aegean:rtlm&amp;cv03=3" style:font-family-generic="swiss" style:font-pitch="variable"/>
    <style:font-face style:name="Aegean:salt" svg:font-family="Aegean:salt" style:font-family-generic="swiss" style:font-pitch="variable"/>
    <style:font-face style:name="Aegean:ss01" svg:font-family="Aegean:ss01" style:font-family-generic="swiss" style:font-pitch="variable"/>
    <style:font-face style:name="Aegean:ss01&amp;aalt" svg:font-family="Aegean:ss01&amp;aalt" style:font-family-generic="swiss" style:font-pitch="variable"/>
    <style:font-face style:name="Aegean:ss01&amp;aalt=3" svg:font-family="Aegean:ss01&amp;aalt=3" style:font-family-generic="swiss" style:font-pitch="variable"/>
    <style:font-face style:name="Aegean:ss01&amp;cv01" svg:font-family="Aegean:ss01&amp;cv01" style:font-family-generic="swiss" style:font-pitch="variable"/>
    <style:font-face style:name="Aegean:ss02" svg:font-family="Aegean:ss02" style:font-family-generic="swiss" style:font-pitch="variable"/>
    <style:font-face style:name="Aegean:ss02&amp;cv01" svg:font-family="Aegean:ss02&amp;cv01" style:font-family-generic="swiss" style:font-pitch="variable"/>
    <style:font-face style:name="Aegean:ss02&amp;cv02" svg:font-family="Aegean:ss02&amp;cv02" style:font-family-generic="swiss" style:font-pitch="variable"/>
    <style:font-face style:name="Aegean:ss02&amp;cv02=2" svg:font-family="Aegean:ss02&amp;cv02=2" style:font-family-generic="swiss" style:font-pitch="variable"/>
    <style:font-face style:name="Aegean:ss02&amp;cv03" svg:font-family="Aegean:ss02&amp;cv03" style:font-family-generic="swiss" style:font-pitch="variable"/>
    <style:font-face style:name="Aegean:ss02&amp;cv03=2" svg:font-family="Aegean:ss02&amp;cv03=2" style:font-family-generic="swiss" style:font-pitch="variable"/>
    <style:font-face style:name="Aegean:ss02&amp;cv03=3" svg:font-family="Aegean:ss02&amp;cv03=3" style:font-family-generic="swiss" style:font-pitch="variable"/>
    <style:font-face style:name="Aegean:ss02&amp;cv04" svg:font-family="Aegean:ss02&amp;cv04" style:font-family-generic="swiss" style:font-pitch="variable"/>
    <style:font-face style:name="Aegean:ss02&amp;cv04=2" svg:font-family="Aegean:ss02&amp;cv04=2" style:font-family-generic="swiss" style:font-pitch="variable"/>
    <style:font-face style:name="Aegean:ss02&amp;cv04=3" svg:font-family="Aegean:ss02&amp;cv04=3" style:font-family-generic="swiss" style:font-pitch="variable"/>
    <style:font-face style:name="Aegean:ss02&amp;cv04=4" svg:font-family="Aegean:ss02&amp;cv04=4" style:font-family-generic="swiss" style:font-pitch="variable"/>
    <style:font-face style:name="Aegean:ss03" svg:font-family="Aegean:ss03" style:font-family-generic="swiss" style:font-pitch="variable"/>
    <style:font-face style:name="Aegean:ss03&amp;cv01" svg:font-family="Aegean:ss03&amp;cv01" style:font-family-generic="swiss" style:font-pitch="variable"/>
    <style:font-face style:name="Aegean:ss03&amp;cv02" svg:font-family="Aegean:ss03&amp;cv02" style:font-family-generic="swiss" style:font-pitch="variable"/>
    <style:font-face style:name="Aegean:ss03&amp;cv02=2" svg:font-family="Aegean:ss03&amp;cv02=2" style:font-family-generic="swiss" style:font-pitch="variable"/>
    <style:font-face style:name="Aegean:ss03*cv01" svg:font-family="Aegean:ss03*cv01" style:font-family-generic="swiss" style:font-pitch="variable"/>
    <style:font-face style:name="Aegean:ss04" svg:font-family="Aegean:ss04" style:font-family-generic="swiss" style:font-pitch="variable"/>
    <style:font-face style:name="Aegean:ss04&amp;cv01" svg:font-family="Aegean:ss04&amp;cv01" style:font-family-generic="swiss" style:font-pitch="variable"/>
    <style:font-face style:name="Aegean:ss04&amp;cv02" svg:font-family="Aegean:ss04&amp;cv02" style:font-family-generic="swiss" style:font-pitch="variable"/>
    <style:font-face style:name="Aegean:ss04&amp;cv02=2" svg:font-family="Aegean:ss04&amp;cv02=2" style:font-family-generic="swiss" style:font-pitch="variable"/>
    <style:font-face style:name="Aegean:ss04&amp;cv03" svg:font-family="Aegean:ss04&amp;cv03" style:font-family-generic="swiss" style:font-pitch="variable"/>
    <style:font-face style:name="Aegean:ss04&amp;cv03=2" svg:font-family="Aegean:ss04&amp;cv03=2" style:font-family-generic="swiss" style:font-pitch="variable"/>
    <style:font-face style:name="Aegean:ss04&amp;cv03=3" svg:font-family="Aegean:ss04&amp;cv03=3" style:font-family-generic="swiss" style:font-pitch="variable"/>
    <style:font-face style:name="Aegean:ss04&amp;cv04" svg:font-family="Aegean:ss04&amp;cv04" style:font-family-generic="swiss" style:font-pitch="variable"/>
    <style:font-face style:name="Aegean:ss04&amp;cv04=2" svg:font-family="Aegean:ss04&amp;cv04=2" style:font-family-generic="swiss" style:font-pitch="variable"/>
    <style:font-face style:name="Aegean:ss04&amp;cv04=3" svg:font-family="Aegean:ss04&amp;cv04=3" style:font-family-generic="swiss" style:font-pitch="variable"/>
    <style:font-face style:name="Aegean:ss04&amp;cv04=4" svg:font-family="Aegean:ss04&amp;cv04=4" style:font-family-generic="swiss" style:font-pitch="variable"/>
    <style:font-face style:name="Aegean:ss04&amp;cv05" svg:font-family="Aegean:ss04&amp;cv05" style:font-family-generic="swiss" style:font-pitch="variable"/>
    <style:font-face style:name="Aegean:ss04&amp;cv05=2" svg:font-family="Aegean:ss04&amp;cv05=2" style:font-family-generic="swiss" style:font-pitch="variable"/>
    <style:font-face style:name="Aegean:ss04&amp;cv05=3" svg:font-family="Aegean:ss04&amp;cv05=3" style:font-family-generic="swiss" style:font-pitch="variable"/>
    <style:font-face style:name="Aegean:ss04&amp;cv05=4" svg:font-family="Aegean:ss04&amp;cv05=4" style:font-family-generic="swiss" style:font-pitch="variable"/>
    <style:font-face style:name="Aegean:ss04&amp;cv05=5" svg:font-family="Aegean:ss04&amp;cv05=5" style:font-family-generic="swiss" style:font-pitch="variable"/>
    <style:font-face style:name="Aegean:ss04&amp;cv06" svg:font-family="Aegean:ss04&amp;cv06" style:font-family-generic="swiss" style:font-pitch="variable"/>
    <style:font-face style:name="Aegean:ss04&amp;cv06=2" svg:font-family="Aegean:ss04&amp;cv06=2" style:font-family-generic="swiss" style:font-pitch="variable"/>
    <style:font-face style:name="Aegean:ss04&amp;cv06=3" svg:font-family="Aegean:ss04&amp;cv06=3" style:font-family-generic="swiss" style:font-pitch="variable"/>
    <style:font-face style:name="Aegean:ss04&amp;cv06=4" svg:font-family="Aegean:ss04&amp;cv06=4" style:font-family-generic="swiss" style:font-pitch="variable"/>
    <style:font-face style:name="Aegean:ss04&amp;cv06=5" svg:font-family="Aegean:ss04&amp;cv06=5" style:font-family-generic="swiss" style:font-pitch="variable"/>
    <style:font-face style:name="Aegean:ss04&amp;cv06=6" svg:font-family="Aegean:ss04&amp;cv06=6" style:font-family-generic="swiss" style:font-pitch="variable"/>
    <style:font-face style:name="Aegean:ss05" svg:font-family="Aegean:ss05" style:font-family-generic="swiss" style:font-pitch="variable"/>
    <style:font-face style:name="Aegean:ss05&amp;cv01" svg:font-family="Aegean:ss05&amp;cv01" style:font-family-generic="swiss" style:font-pitch="variable"/>
    <style:font-face style:name="Aegean:ss05&amp;cv02" svg:font-family="Aegean:ss05&amp;cv02" style:font-family-generic="swiss" style:font-pitch="variable"/>
    <style:font-face style:name="Aegean:ss05&amp;cv02=2" svg:font-family="Aegean:ss05&amp;cv02=2" style:font-family-generic="swiss" style:font-pitch="variable"/>
    <style:font-face style:name="Aegean:ss05&amp;cv03" svg:font-family="Aegean:ss05&amp;cv03" style:font-family-generic="swiss" style:font-pitch="variable"/>
    <style:font-face style:name="Aegean:ss05&amp;cv03=2" svg:font-family="Aegean:ss05&amp;cv03=2" style:font-family-generic="swiss" style:font-pitch="variable"/>
    <style:font-face style:name="Aegean:ss05&amp;cv03=3" svg:font-family="Aegean:ss05&amp;cv03=3" style:font-family-generic="swiss" style:font-pitch="variable"/>
    <style:font-face style:name="Aegean:ss05&amp;cv04" svg:font-family="Aegean:ss05&amp;cv04" style:font-family-generic="swiss" style:font-pitch="variable"/>
    <style:font-face style:name="Aegean:ss05&amp;cv04=2" svg:font-family="Aegean:ss05&amp;cv04=2" style:font-family-generic="swiss" style:font-pitch="variable"/>
    <style:font-face style:name="Aegean:ss05&amp;cv04=3" svg:font-family="Aegean:ss05&amp;cv04=3" style:font-family-generic="swiss" style:font-pitch="variable"/>
    <style:font-face style:name="Aegean:ss05&amp;cv04=4" svg:font-family="Aegean:ss05&amp;cv04=4" style:font-family-generic="swiss" style:font-pitch="variable"/>
    <style:font-face style:name="Aegean:ss05&amp;cv05" svg:font-family="Aegean:ss05&amp;cv05" style:font-family-generic="swiss" style:font-pitch="variable"/>
    <style:font-face style:name="Aegean:ss05&amp;cv05=2" svg:font-family="Aegean:ss05&amp;cv05=2" style:font-family-generic="swiss" style:font-pitch="variable"/>
    <style:font-face style:name="Aegean:ss05&amp;cv05=3" svg:font-family="Aegean:ss05&amp;cv05=3" style:font-family-generic="swiss" style:font-pitch="variable"/>
    <style:font-face style:name="Aegean:ss05&amp;cv05=4" svg:font-family="Aegean:ss05&amp;cv05=4" style:font-family-generic="swiss" style:font-pitch="variable"/>
    <style:font-face style:name="Aegean:ss05&amp;cv05=5" svg:font-family="Aegean:ss05&amp;cv05=5" style:font-family-generic="swiss" style:font-pitch="variable"/>
    <style:font-face style:name="Aegean:ss06" svg:font-family="Aegean:ss06" style:font-family-generic="swiss" style:font-pitch="variable"/>
    <style:font-face style:name="Aegean:ss06&amp;cv01" svg:font-family="Aegean:ss06&amp;cv01" style:font-family-generic="swiss" style:font-pitch="variable"/>
    <style:font-face style:name="Aegean:ss06&amp;cv02" svg:font-family="Aegean:ss06&amp;cv02" style:font-family-generic="swiss" style:font-pitch="variable"/>
    <style:font-face style:name="Aegean:ss06&amp;cv02=2" svg:font-family="Aegean:ss06&amp;cv02=2" style:font-family-generic="swiss" style:font-pitch="variable"/>
    <style:font-face style:name="Aegean:ss06&amp;cv03" svg:font-family="Aegean:ss06&amp;cv03" style:font-family-generic="swiss" style:font-pitch="variable"/>
    <style:font-face style:name="Aegean:ss06&amp;cv03=2" svg:font-family="Aegean:ss06&amp;cv03=2" style:font-family-generic="swiss" style:font-pitch="variable"/>
    <style:font-face style:name="Aegean:ss06&amp;cv03=3" svg:font-family="Aegean:ss06&amp;cv03=3" style:font-family-generic="swiss" style:font-pitch="variable"/>
    <style:font-face style:name="Aegean:ss06&amp;cv04" svg:font-family="Aegean:ss06&amp;cv04" style:font-family-generic="swiss" style:font-pitch="variable"/>
    <style:font-face style:name="Aegean:ss06&amp;cv04=2" svg:font-family="Aegean:ss06&amp;cv04=2" style:font-family-generic="swiss" style:font-pitch="variable"/>
    <style:font-face style:name="Aegean:ss06&amp;cv04=3" svg:font-family="Aegean:ss06&amp;cv04=3" style:font-family-generic="swiss" style:font-pitch="variable"/>
    <style:font-face style:name="Aegean:ss06&amp;cv04=4" svg:font-family="Aegean:ss06&amp;cv04=4" style:font-family-generic="swiss" style:font-pitch="variable"/>
    <style:font-face style:name="Aegean:ss06&amp;cv05" svg:font-family="Aegean:ss06&amp;cv05" style:font-family-generic="swiss" style:font-pitch="variable"/>
    <style:font-face style:name="Aegean:ss06&amp;cv05=2" svg:font-family="Aegean:ss06&amp;cv05=2" style:font-family-generic="swiss" style:font-pitch="variable"/>
    <style:font-face style:name="Aegean:ss06&amp;cv05=3" svg:font-family="Aegean:ss06&amp;cv05=3" style:font-family-generic="swiss" style:font-pitch="variable"/>
    <style:font-face style:name="Aegean:ss06&amp;cv05=4" svg:font-family="Aegean:ss06&amp;cv05=4" style:font-family-generic="swiss" style:font-pitch="variable"/>
    <style:font-face style:name="Aegean:ss06&amp;cv05=5" svg:font-family="Aegean:ss06&amp;cv05=5" style:font-family-generic="swiss" style:font-pitch="variable"/>
    <style:font-face style:name="Aegean:ss06&amp;cv08" svg:font-family="Aegean:ss06&amp;cv08" style:font-family-generic="swiss" style:font-pitch="variable"/>
    <style:font-face style:name="Aegean:ss06&amp;cv08=2" svg:font-family="Aegean:ss06&amp;cv08=2" style:font-family-generic="swiss" style:font-pitch="variable"/>
    <style:font-face style:name="Aegean:ss06&amp;cv08=3" svg:font-family="Aegean:ss06&amp;cv08=3" style:font-family-generic="swiss" style:font-pitch="variable"/>
    <style:font-face style:name="Aegean:ss06&amp;cv08=4" svg:font-family="Aegean:ss06&amp;cv08=4" style:font-family-generic="swiss" style:font-pitch="variable"/>
    <style:font-face style:name="Aegean:ss06&amp;cv08=5" svg:font-family="Aegean:ss06&amp;cv08=5" style:font-family-generic="swiss" style:font-pitch="variable"/>
    <style:font-face style:name="Aegean:ss06&amp;cv08=6" svg:font-family="Aegean:ss06&amp;cv08=6" style:font-family-generic="swiss" style:font-pitch="variable"/>
    <style:font-face style:name="Aegean:ss06&amp;cv08=7" svg:font-family="Aegean:ss06&amp;cv08=7" style:font-family-generic="swiss" style:font-pitch="variable"/>
    <style:font-face style:name="Aegean:ss06&amp;cv08=8" svg:font-family="Aegean:ss06&amp;cv08=8" style:font-family-generic="swiss" style:font-pitch="variable"/>
    <style:font-face style:name="Aegean:ss07" svg:font-family="Aegean:ss07" style:font-family-generic="swiss" style:font-pitch="variable"/>
    <style:font-face style:name="Aegean:ss07&amp;cv01" svg:font-family="Aegean:ss07&amp;cv01" style:font-family-generic="swiss" style:font-pitch="variable"/>
    <style:font-face style:name="Aegean:ss08" svg:font-family="Aegean:ss08" style:font-family-generic="swiss" style:font-pitch="variable"/>
    <style:font-face style:name="Aegean:ss08&amp;cv01" svg:font-family="Aegean:ss08&amp;cv01" style:font-family-generic="swiss" style:font-pitch="variable"/>
    <style:font-face style:name="Aegean:ss08&amp;cv03" svg:font-family="Aegean:ss08&amp;cv03" style:font-family-generic="swiss" style:font-pitch="variable"/>
    <style:font-face style:name="Aegean:ss08&amp;cv03=2" svg:font-family="Aegean:ss08&amp;cv03=2" style:font-family-generic="swiss" style:font-pitch="variable"/>
    <style:font-face style:name="Aegean:ss08&amp;cv03=3" svg:font-family="Aegean:ss08&amp;cv03=3" style:font-family-generic="swiss" style:font-pitch="variable"/>
    <style:font-face style:name="Aegean:ss08&amp;cv04" svg:font-family="Aegean:ss08&amp;cv04" style:font-family-generic="swiss" style:font-pitch="variable"/>
    <style:font-face style:name="Aegean:ss08&amp;cv04=2" svg:font-family="Aegean:ss08&amp;cv04=2" style:font-family-generic="swiss" style:font-pitch="variable"/>
    <style:font-face style:name="Aegean:ss08&amp;cv04=3" svg:font-family="Aegean:ss08&amp;cv04=3" style:font-family-generic="swiss" style:font-pitch="variable"/>
    <style:font-face style:name="Aegean:ss08&amp;cv04=4" svg:font-family="Aegean:ss08&amp;cv04=4" style:font-family-generic="swiss" style:font-pitch="variable"/>
    <style:font-face style:name="Aegean:ss08&amp;cv05" svg:font-family="Aegean:ss08&amp;cv05" style:font-family-generic="swiss" style:font-pitch="variable"/>
    <style:font-face style:name="Aegean:ss08&amp;cv05=2" svg:font-family="Aegean:ss08&amp;cv05=2" style:font-family-generic="swiss" style:font-pitch="variable"/>
    <style:font-face style:name="Aegean:ss08&amp;cv05=3" svg:font-family="Aegean:ss08&amp;cv05=3" style:font-family-generic="swiss" style:font-pitch="variable"/>
    <style:font-face style:name="Aegean:ss08&amp;cv05=4" svg:font-family="Aegean:ss08&amp;cv05=4" style:font-family-generic="swiss" style:font-pitch="variable"/>
    <style:font-face style:name="Aegean:ss08&amp;cv05=5" svg:font-family="Aegean:ss08&amp;cv05=5" style:font-family-generic="swiss" style:font-pitch="variable"/>
    <style:font-face style:name="Aegean:ss08&amp;cv06" svg:font-family="Aegean:ss08&amp;cv06" style:font-family-generic="swiss" style:font-pitch="variable"/>
    <style:font-face style:name="Aegean:ss08&amp;cv06=2" svg:font-family="Aegean:ss08&amp;cv06=2" style:font-family-generic="swiss" style:font-pitch="variable"/>
    <style:font-face style:name="Aegean:ss08&amp;cv06=3" svg:font-family="Aegean:ss08&amp;cv06=3" style:font-family-generic="swiss" style:font-pitch="variable"/>
    <style:font-face style:name="Aegean:ss08&amp;cv06=4" svg:font-family="Aegean:ss08&amp;cv06=4" style:font-family-generic="swiss" style:font-pitch="variable"/>
    <style:font-face style:name="Aegean:ss08&amp;cv06=5" svg:font-family="Aegean:ss08&amp;cv06=5" style:font-family-generic="swiss" style:font-pitch="variable"/>
    <style:font-face style:name="Aegean:ss08&amp;cv06=6" svg:font-family="Aegean:ss08&amp;cv06=6" style:font-family-generic="swiss" style:font-pitch="variable"/>
    <style:font-face style:name="Aegean:ss08&amp;cv07" svg:font-family="Aegean:ss08&amp;cv07" style:font-family-generic="swiss" style:font-pitch="variable"/>
    <style:font-face style:name="Aegean:ss08&amp;cv07=2" svg:font-family="Aegean:ss08&amp;cv07=2" style:font-family-generic="swiss" style:font-pitch="variable"/>
    <style:font-face style:name="Aegean:ss08&amp;cv07=3" svg:font-family="Aegean:ss08&amp;cv07=3" style:font-family-generic="swiss" style:font-pitch="variable"/>
    <style:font-face style:name="Aegean:ss08&amp;cv07=4" svg:font-family="Aegean:ss08&amp;cv07=4" style:font-family-generic="swiss" style:font-pitch="variable"/>
    <style:font-face style:name="Aegean:ss08&amp;cv07=5" svg:font-family="Aegean:ss08&amp;cv07=5" style:font-family-generic="swiss" style:font-pitch="variable"/>
    <style:font-face style:name="Aegean:ss08&amp;cv07=6" svg:font-family="Aegean:ss08&amp;cv07=6" style:font-family-generic="swiss" style:font-pitch="variable"/>
    <style:font-face style:name="Aegean:ss08&amp;cv07=7" svg:font-family="Aegean:ss08&amp;cv07=7" style:font-family-generic="swiss" style:font-pitch="variable"/>
    <style:font-face style:name="Aegean:ss08&amp;cv08" svg:font-family="Aegean:ss08&amp;cv08" style:font-family-generic="swiss" style:font-pitch="variable"/>
    <style:font-face style:name="Aegean:ss08&amp;cv08=2" svg:font-family="Aegean:ss08&amp;cv08=2" style:font-family-generic="swiss" style:font-pitch="variable"/>
    <style:font-face style:name="Aegean:ss08&amp;cv08=3" svg:font-family="Aegean:ss08&amp;cv08=3" style:font-family-generic="swiss" style:font-pitch="variable"/>
    <style:font-face style:name="Aegean:ss08&amp;cv08=4" svg:font-family="Aegean:ss08&amp;cv08=4" style:font-family-generic="swiss" style:font-pitch="variable"/>
    <style:font-face style:name="Aegean:ss08&amp;cv08=5" svg:font-family="Aegean:ss08&amp;cv08=5" style:font-family-generic="swiss" style:font-pitch="variable"/>
    <style:font-face style:name="Aegean:ss08&amp;cv08=6" svg:font-family="Aegean:ss08&amp;cv08=6" style:font-family-generic="swiss" style:font-pitch="variable"/>
    <style:font-face style:name="Aegean:ss08&amp;cv08=7" svg:font-family="Aegean:ss08&amp;cv08=7" style:font-family-generic="swiss" style:font-pitch="variable"/>
    <style:font-face style:name="Aegean:ss08&amp;cv08=8" svg:font-family="Aegean:ss08&amp;cv08=8" style:font-family-generic="swiss" style:font-pitch="variable"/>
    <style:font-face style:name="Aegean:ss08&amp;cv09" svg:font-family="Aegean:ss08&amp;cv09" style:font-family-generic="swiss" style:font-pitch="variable"/>
    <style:font-face style:name="Aegean:ss08&amp;cv09=2" svg:font-family="Aegean:ss08&amp;cv09=2" style:font-family-generic="swiss" style:font-pitch="variable"/>
    <style:font-face style:name="Aegean:ss08&amp;cv09=3" svg:font-family="Aegean:ss08&amp;cv09=3" style:font-family-generic="swiss" style:font-pitch="variable"/>
    <style:font-face style:name="Aegean:ss08&amp;cv09=4" svg:font-family="Aegean:ss08&amp;cv09=4" style:font-family-generic="swiss" style:font-pitch="variable"/>
    <style:font-face style:name="Aegean:ss08&amp;cv09=5" svg:font-family="Aegean:ss08&amp;cv09=5" style:font-family-generic="swiss" style:font-pitch="variable"/>
    <style:font-face style:name="Aegean:ss08&amp;cv09=6" svg:font-family="Aegean:ss08&amp;cv09=6" style:font-family-generic="swiss" style:font-pitch="variable"/>
    <style:font-face style:name="Aegean:ss08&amp;cv09=7" svg:font-family="Aegean:ss08&amp;cv09=7" style:font-family-generic="swiss" style:font-pitch="variable"/>
    <style:font-face style:name="Aegean:ss08&amp;cv09=8" svg:font-family="Aegean:ss08&amp;cv09=8" style:font-family-generic="swiss" style:font-pitch="variable"/>
    <style:font-face style:name="Aegean:ss08&amp;cv09=9" svg:font-family="Aegean:ss08&amp;cv09=9" style:font-family-generic="swiss" style:font-pitch="variable"/>
    <style:font-face style:name="Aegean:ss08&amp;cv10" svg:font-family="Aegean:ss08&amp;cv10" style:font-family-generic="swiss" style:font-pitch="variable"/>
    <style:font-face style:name="Aegean:ss08&amp;cv1010" svg:font-family="Aegean:ss08&amp;cv1010" style:font-family-generic="swiss" style:font-pitch="variable"/>
    <style:font-face style:name="Aegean:ss08&amp;cv10=2" svg:font-family="Aegean:ss08&amp;cv10=2" style:font-family-generic="swiss" style:font-pitch="variable"/>
    <style:font-face style:name="Aegean:ss08&amp;cv10=3" svg:font-family="Aegean:ss08&amp;cv10=3" style:font-family-generic="swiss" style:font-pitch="variable"/>
    <style:font-face style:name="Aegean:ss08&amp;cv10=4" svg:font-family="Aegean:ss08&amp;cv10=4" style:font-family-generic="swiss" style:font-pitch="variable"/>
    <style:font-face style:name="Aegean:ss08&amp;cv10=5" svg:font-family="Aegean:ss08&amp;cv10=5" style:font-family-generic="swiss" style:font-pitch="variable"/>
    <style:font-face style:name="Aegean:ss08&amp;cv10=6" svg:font-family="Aegean:ss08&amp;cv10=6" style:font-family-generic="swiss" style:font-pitch="variable"/>
    <style:font-face style:name="Aegean:ss08&amp;cv10=7" svg:font-family="Aegean:ss08&amp;cv10=7" style:font-family-generic="swiss" style:font-pitch="variable"/>
    <style:font-face style:name="Aegean:ss08&amp;cv10=8" svg:font-family="Aegean:ss08&amp;cv10=8" style:font-family-generic="swiss" style:font-pitch="variable"/>
    <style:font-face style:name="Aegean:ss08&amp;cv10=9" svg:font-family="Aegean:ss08&amp;cv10=9" style:font-family-generic="swiss" style:font-pitch="variable"/>
    <style:font-face style:name="Aegean:ss08&amp;cv12" svg:font-family="Aegean:ss08&amp;cv12" style:font-family-generic="swiss" style:font-pitch="variable"/>
    <style:font-face style:name="Aegean:ss08&amp;cv12=10" svg:font-family="Aegean:ss08&amp;cv12=10" style:font-family-generic="swiss" style:font-pitch="variable"/>
    <style:font-face style:name="Aegean:ss08&amp;cv12=11" svg:font-family="Aegean:ss08&amp;cv12=11" style:font-family-generic="swiss" style:font-pitch="variable"/>
    <style:font-face style:name="Aegean:ss08&amp;cv12=12" svg:font-family="Aegean:ss08&amp;cv12=12" style:font-family-generic="swiss" style:font-pitch="variable"/>
    <style:font-face style:name="Aegean:ss08&amp;cv12=2" svg:font-family="Aegean:ss08&amp;cv12=2" style:font-family-generic="swiss" style:font-pitch="variable"/>
    <style:font-face style:name="Aegean:ss08&amp;cv12=3" svg:font-family="Aegean:ss08&amp;cv12=3" style:font-family-generic="swiss" style:font-pitch="variable"/>
    <style:font-face style:name="Aegean:ss08&amp;cv12=4" svg:font-family="Aegean:ss08&amp;cv12=4" style:font-family-generic="swiss" style:font-pitch="variable"/>
    <style:font-face style:name="Aegean:ss08&amp;cv12=6" svg:font-family="Aegean:ss08&amp;cv12=6" style:font-family-generic="swiss" style:font-pitch="variable"/>
    <style:font-face style:name="Aegean:ss08&amp;cv12=7" svg:font-family="Aegean:ss08&amp;cv12=7" style:font-family-generic="swiss" style:font-pitch="variable"/>
    <style:font-face style:name="Aegean:ss08&amp;cv12=8" svg:font-family="Aegean:ss08&amp;cv12=8" style:font-family-generic="swiss" style:font-pitch="variable"/>
    <style:font-face style:name="Aegean:ss08&amp;cv12=9" svg:font-family="Aegean:ss08&amp;cv12=9" style:font-family-generic="swiss" style:font-pitch="variable"/>
    <style:font-face style:name="Aegean:ss09" svg:font-family="Aegean:ss09" style:font-family-generic="swiss" style:font-pitch="variable"/>
    <style:font-face style:name="Aegean:ss09&amp;cv01" svg:font-family="Aegean:ss09&amp;cv01" style:font-family-generic="swiss" style:font-pitch="variable"/>
    <style:font-face style:name="Aegean:ss09&amp;cv02" svg:font-family="Aegean:ss09&amp;cv02" style:font-family-generic="swiss" style:font-pitch="variable"/>
    <style:font-face style:name="Aegean:ss09&amp;cv02=2" svg:font-family="Aegean:ss09&amp;cv02=2" style:font-family-generic="swiss" style:font-pitch="variable"/>
    <style:font-face style:name="Aegean:ss09&amp;cv03" svg:font-family="Aegean:ss09&amp;cv03" style:font-family-generic="swiss" style:font-pitch="variable"/>
    <style:font-face style:name="Aegean:ss09&amp;cv03=2" svg:font-family="Aegean:ss09&amp;cv03=2" style:font-family-generic="swiss" style:font-pitch="variable"/>
    <style:font-face style:name="Aegean:ss09&amp;cv03=3" svg:font-family="Aegean:ss09&amp;cv03=3" style:font-family-generic="swiss" style:font-pitch="variable"/>
    <style:font-face style:name="Aegean:ss09&amp;cv04" svg:font-family="Aegean:ss09&amp;cv04" style:font-family-generic="swiss" style:font-pitch="variable"/>
    <style:font-face style:name="Aegean:ss09&amp;cv04=2" svg:font-family="Aegean:ss09&amp;cv04=2" style:font-family-generic="swiss" style:font-pitch="variable"/>
    <style:font-face style:name="Aegean:ss09&amp;cv04=3" svg:font-family="Aegean:ss09&amp;cv04=3" style:font-family-generic="swiss" style:font-pitch="variable"/>
    <style:font-face style:name="Aegean:ss09&amp;cv04=4" svg:font-family="Aegean:ss09&amp;cv04=4" style:font-family-generic="swiss" style:font-pitch="variable"/>
    <style:font-face style:name="Aegean:ss09&amp;cv05" svg:font-family="Aegean:ss09&amp;cv05" style:font-family-generic="swiss" style:font-pitch="variable"/>
    <style:font-face style:name="Aegean:ss09&amp;cv05=2" svg:font-family="Aegean:ss09&amp;cv05=2" style:font-family-generic="swiss" style:font-pitch="variable"/>
    <style:font-face style:name="Aegean:ss09&amp;cv05=3" svg:font-family="Aegean:ss09&amp;cv05=3" style:font-family-generic="swiss" style:font-pitch="variable"/>
    <style:font-face style:name="Aegean:ss09&amp;cv05=4" svg:font-family="Aegean:ss09&amp;cv05=4" style:font-family-generic="swiss" style:font-pitch="variable"/>
    <style:font-face style:name="Aegean:ss09&amp;cv05=5" svg:font-family="Aegean:ss09&amp;cv05=5" style:font-family-generic="swiss" style:font-pitch="variable"/>
    <style:font-face style:name="Aegean:ss09&amp;cv06" svg:font-family="Aegean:ss09&amp;cv06" style:font-family-generic="swiss" style:font-pitch="variable"/>
    <style:font-face style:name="Aegean:ss09&amp;cv06=2" svg:font-family="Aegean:ss09&amp;cv06=2" style:font-family-generic="swiss" style:font-pitch="variable"/>
    <style:font-face style:name="Aegean:ss09&amp;cv06=3" svg:font-family="Aegean:ss09&amp;cv06=3" style:font-family-generic="swiss" style:font-pitch="variable"/>
    <style:font-face style:name="Aegean:ss09&amp;cv06=4" svg:font-family="Aegean:ss09&amp;cv06=4" style:font-family-generic="swiss" style:font-pitch="variable"/>
    <style:font-face style:name="Aegean:ss09&amp;cv06=5" svg:font-family="Aegean:ss09&amp;cv06=5" style:font-family-generic="swiss" style:font-pitch="variable"/>
    <style:font-face style:name="Aegean:ss09&amp;cv06=6" svg:font-family="Aegean:ss09&amp;cv06=6" style:font-family-generic="swiss" style:font-pitch="variable"/>
    <style:font-face style:name="Aegean:ss09&amp;cv07" svg:font-family="Aegean:ss09&amp;cv07" style:font-family-generic="swiss" style:font-pitch="variable"/>
    <style:font-face style:name="Aegean:ss09&amp;cv07=2" svg:font-family="Aegean:ss09&amp;cv07=2" style:font-family-generic="swiss" style:font-pitch="variable"/>
    <style:font-face style:name="Aegean:ss09&amp;cv07=3" svg:font-family="Aegean:ss09&amp;cv07=3" style:font-family-generic="swiss" style:font-pitch="variable"/>
    <style:font-face style:name="Aegean:ss09&amp;cv07=4" svg:font-family="Aegean:ss09&amp;cv07=4" style:font-family-generic="swiss" style:font-pitch="variable"/>
    <style:font-face style:name="Aegean:ss09&amp;cv07=5" svg:font-family="Aegean:ss09&amp;cv07=5" style:font-family-generic="swiss" style:font-pitch="variable"/>
    <style:font-face style:name="Aegean:ss09&amp;cv07=6" svg:font-family="Aegean:ss09&amp;cv07=6" style:font-family-generic="swiss" style:font-pitch="variable"/>
    <style:font-face style:name="Aegean:ss09&amp;cv07=7" svg:font-family="Aegean:ss09&amp;cv07=7" style:font-family-generic="swiss" style:font-pitch="variable"/>
    <style:font-face style:name="Aegean:ss09&amp;cv08" svg:font-family="Aegean:ss09&amp;cv08" style:font-family-generic="swiss" style:font-pitch="variable"/>
    <style:font-face style:name="Aegean:ss09&amp;cv08=2" svg:font-family="Aegean:ss09&amp;cv08=2" style:font-family-generic="swiss" style:font-pitch="variable"/>
    <style:font-face style:name="Aegean:ss09&amp;cv08=3" svg:font-family="Aegean:ss09&amp;cv08=3" style:font-family-generic="swiss" style:font-pitch="variable"/>
    <style:font-face style:name="Aegean:ss09&amp;cv08=4" svg:font-family="Aegean:ss09&amp;cv08=4" style:font-family-generic="swiss" style:font-pitch="variable"/>
    <style:font-face style:name="Aegean:ss09&amp;cv08=5" svg:font-family="Aegean:ss09&amp;cv08=5" style:font-family-generic="swiss" style:font-pitch="variable"/>
    <style:font-face style:name="Aegean:ss09&amp;cv08=6" svg:font-family="Aegean:ss09&amp;cv08=6" style:font-family-generic="swiss" style:font-pitch="variable"/>
    <style:font-face style:name="Aegean:ss09&amp;cv08=7" svg:font-family="Aegean:ss09&amp;cv08=7" style:font-family-generic="swiss" style:font-pitch="variable"/>
    <style:font-face style:name="Aegean:ss09&amp;cv08=8" svg:font-family="Aegean:ss09&amp;cv08=8" style:font-family-generic="swiss" style:font-pitch="variable"/>
    <style:font-face style:name="Aegean:ss10" svg:font-family="Aegean:ss10" style:font-family-generic="swiss" style:font-pitch="variable"/>
    <style:font-face style:name="Aegean:ss10&amp;cv01" svg:font-family="Aegean:ss10&amp;cv01" style:font-family-generic="swiss" style:font-pitch="variable"/>
    <style:font-face style:name="Aegean:ss11" svg:font-family="Aegean:ss11" style:font-family-generic="swiss" style:font-pitch="variable"/>
    <style:font-face style:name="Aegean:ss11&amp;cv01" svg:font-family="Aegean:ss11&amp;cv01" style:font-family-generic="swiss" style:font-pitch="variable"/>
    <style:font-face style:name="Aegean:ss11&amp;cv04" svg:font-family="Aegean:ss11&amp;cv04" style:font-family-generic="swiss" style:font-pitch="variable"/>
    <style:font-face style:name="Aegean:ss11&amp;cv04=2" svg:font-family="Aegean:ss11&amp;cv04=2" style:font-family-generic="swiss" style:font-pitch="variable"/>
    <style:font-face style:name="Aegean:ss11&amp;cv04=3" svg:font-family="Aegean:ss11&amp;cv04=3" style:font-family-generic="swiss" style:font-pitch="variable"/>
    <style:font-face style:name="Aegean:ss11&amp;cv04=4" svg:font-family="Aegean:ss11&amp;cv04=4" style:font-family-generic="swiss" style:font-pitch="variable"/>
    <style:font-face style:name="Aegean:ss12" svg:font-family="Aegean:ss12" style:font-family-generic="swiss" style:font-pitch="variable"/>
    <style:font-face style:name="Aegean:ss12&amp;cv01" svg:font-family="Aegean:ss12&amp;cv01" style:font-family-generic="swiss" style:font-pitch="variable"/>
    <style:font-face style:name="Aegean:ss13" svg:font-family="Aegean:ss13" style:font-family-generic="swiss" style:font-pitch="variable"/>
    <style:font-face style:name="Aegean:ss13&amp;cv01" svg:font-family="Aegean:ss13&amp;cv01" style:font-family-generic="swiss" style:font-pitch="variable"/>
    <style:font-face style:name="Aegean:ss13&amp;cv02" svg:font-family="Aegean:ss13&amp;cv02" style:font-family-generic="swiss" style:font-pitch="variable"/>
    <style:font-face style:name="Aegean:ss13&amp;cv02=2" svg:font-family="Aegean:ss13&amp;cv02=2" style:font-family-generic="swiss" style:font-pitch="variable"/>
    <style:font-face style:name="Aegean:ss13&amp;cv03" svg:font-family="Aegean:ss13&amp;cv03" style:font-family-generic="swiss" style:font-pitch="variable"/>
    <style:font-face style:name="Aegean:ss13&amp;cv03=2" svg:font-family="Aegean:ss13&amp;cv03=2" style:font-family-generic="swiss" style:font-pitch="variable"/>
    <style:font-face style:name="Aegean:ss13&amp;cv03=3" svg:font-family="Aegean:ss13&amp;cv03=3" style:font-family-generic="swiss" style:font-pitch="variable"/>
    <style:font-face style:name="Aegean:ss13&amp;cv04" svg:font-family="Aegean:ss13&amp;cv04" style:font-family-generic="swiss" style:font-pitch="variable"/>
    <style:font-face style:name="Aegean:ss13&amp;cv04=2" svg:font-family="Aegean:ss13&amp;cv04=2" style:font-family-generic="swiss" style:font-pitch="variable"/>
    <style:font-face style:name="Aegean:ss13&amp;cv04=3" svg:font-family="Aegean:ss13&amp;cv04=3" style:font-family-generic="swiss" style:font-pitch="variable"/>
    <style:font-face style:name="Aegean:ss13&amp;cv04=4" svg:font-family="Aegean:ss13&amp;cv04=4" style:font-family-generic="swiss" style:font-pitch="variable"/>
    <style:font-face style:name="Aegean:ss13&amp;cv05" svg:font-family="Aegean:ss13&amp;cv05" style:font-family-generic="swiss" style:font-pitch="variable"/>
    <style:font-face style:name="Aegean:ss13&amp;cv05=2" svg:font-family="Aegean:ss13&amp;cv05=2" style:font-family-generic="swiss" style:font-pitch="variable"/>
    <style:font-face style:name="Aegean:ss13&amp;cv05=3" svg:font-family="Aegean:ss13&amp;cv05=3" style:font-family-generic="swiss" style:font-pitch="variable"/>
    <style:font-face style:name="Aegean:ss13&amp;cv05=4" svg:font-family="Aegean:ss13&amp;cv05=4" style:font-family-generic="swiss" style:font-pitch="variable"/>
    <style:font-face style:name="Aegean:ss13&amp;cv05=5" svg:font-family="Aegean:ss13&amp;cv05=5" style:font-family-generic="swiss" style:font-pitch="variable"/>
    <style:font-face style:name="Aegean:ss13&amp;cv06" svg:font-family="Aegean:ss13&amp;cv06" style:font-family-generic="swiss" style:font-pitch="variable"/>
    <style:font-face style:name="Aegean:ss13&amp;cv06=2" svg:font-family="Aegean:ss13&amp;cv06=2" style:font-family-generic="swiss" style:font-pitch="variable"/>
    <style:font-face style:name="Aegean:ss13&amp;cv06=3" svg:font-family="Aegean:ss13&amp;cv06=3" style:font-family-generic="swiss" style:font-pitch="variable"/>
    <style:font-face style:name="Aegean:ss13&amp;cv06=4" svg:font-family="Aegean:ss13&amp;cv06=4" style:font-family-generic="swiss" style:font-pitch="variable"/>
    <style:font-face style:name="Aegean:ss13&amp;cv06=5" svg:font-family="Aegean:ss13&amp;cv06=5" style:font-family-generic="swiss" style:font-pitch="variable"/>
    <style:font-face style:name="Aegean:ss13&amp;cv06=6" svg:font-family="Aegean:ss13&amp;cv06=6" style:font-family-generic="swiss" style:font-pitch="variable"/>
    <style:font-face style:name="Aegean:ss13&amp;cv07" svg:font-family="Aegean:ss13&amp;cv07" style:font-family-generic="swiss" style:font-pitch="variable"/>
    <style:font-face style:name="Aegean:ss13&amp;cv07=2" svg:font-family="Aegean:ss13&amp;cv07=2" style:font-family-generic="swiss" style:font-pitch="variable"/>
    <style:font-face style:name="Aegean:ss13&amp;cv07=3" svg:font-family="Aegean:ss13&amp;cv07=3" style:font-family-generic="swiss" style:font-pitch="variable"/>
    <style:font-face style:name="Aegean:ss13&amp;cv07=4" svg:font-family="Aegean:ss13&amp;cv07=4" style:font-family-generic="swiss" style:font-pitch="variable"/>
    <style:font-face style:name="Aegean:ss13&amp;cv07=5" svg:font-family="Aegean:ss13&amp;cv07=5" style:font-family-generic="swiss" style:font-pitch="variable"/>
    <style:font-face style:name="Aegean:ss13&amp;cv07=6" svg:font-family="Aegean:ss13&amp;cv07=6" style:font-family-generic="swiss" style:font-pitch="variable"/>
    <style:font-face style:name="Aegean:ss13&amp;cv07=7" svg:font-family="Aegean:ss13&amp;cv07=7" style:font-family-generic="swiss" style:font-pitch="variable"/>
    <style:font-face style:name="Aegean:ss13&amp;cv08" svg:font-family="Aegean:ss13&amp;cv08" style:font-family-generic="swiss" style:font-pitch="variable"/>
    <style:font-face style:name="Aegean:ss13&amp;cv08=2" svg:font-family="Aegean:ss13&amp;cv08=2" style:font-family-generic="swiss" style:font-pitch="variable"/>
    <style:font-face style:name="Aegean:ss13&amp;cv08=3" svg:font-family="Aegean:ss13&amp;cv08=3" style:font-family-generic="swiss" style:font-pitch="variable"/>
    <style:font-face style:name="Aegean:ss13&amp;cv08=4" svg:font-family="Aegean:ss13&amp;cv08=4" style:font-family-generic="swiss" style:font-pitch="variable"/>
    <style:font-face style:name="Aegean:ss13&amp;cv08=5" svg:font-family="Aegean:ss13&amp;cv08=5" style:font-family-generic="swiss" style:font-pitch="variable"/>
    <style:font-face style:name="Aegean:ss13&amp;cv08=6" svg:font-family="Aegean:ss13&amp;cv08=6" style:font-family-generic="swiss" style:font-pitch="variable"/>
    <style:font-face style:name="Aegean:ss13&amp;cv08=7" svg:font-family="Aegean:ss13&amp;cv08=7" style:font-family-generic="swiss" style:font-pitch="variable"/>
    <style:font-face style:name="Aegean:ss13&amp;cv08=8" svg:font-family="Aegean:ss13&amp;cv08=8" style:font-family-generic="swiss" style:font-pitch="variable"/>
    <style:font-face style:name="Aegean:ss14" svg:font-family="Aegean:ss14" style:font-family-generic="swiss" style:font-pitch="variable"/>
    <style:font-face style:name="Aegean:ss14&amp;cv01" svg:font-family="Aegean:ss14&amp;cv01" style:font-family-generic="swiss" style:font-pitch="variable"/>
    <style:font-face style:name="Aegean:ss14&amp;cv02" svg:font-family="Aegean:ss14&amp;cv02" style:font-family-generic="swiss" style:font-pitch="variable"/>
    <style:font-face style:name="Aegean:ss14&amp;cv02=2" svg:font-family="Aegean:ss14&amp;cv02=2" style:font-family-generic="swiss" style:font-pitch="variable"/>
    <style:font-face style:name="Aegean:ss14&amp;cv03" svg:font-family="Aegean:ss14&amp;cv03" style:font-family-generic="swiss" style:font-pitch="variable"/>
    <style:font-face style:name="Aegean:ss14&amp;cv03=2" svg:font-family="Aegean:ss14&amp;cv03=2" style:font-family-generic="swiss" style:font-pitch="variable"/>
    <style:font-face style:name="Aegean:ss14&amp;cv03=3" svg:font-family="Aegean:ss14&amp;cv03=3" style:font-family-generic="swiss" style:font-pitch="variable"/>
    <style:font-face style:name="Aegean:ss14&amp;cv04" svg:font-family="Aegean:ss14&amp;cv04" style:font-family-generic="swiss" style:font-pitch="variable"/>
    <style:font-face style:name="Aegean:ss14&amp;cv04=2" svg:font-family="Aegean:ss14&amp;cv04=2" style:font-family-generic="swiss" style:font-pitch="variable"/>
    <style:font-face style:name="Aegean:ss14&amp;cv04=3" svg:font-family="Aegean:ss14&amp;cv04=3" style:font-family-generic="swiss" style:font-pitch="variable"/>
    <style:font-face style:name="Aegean:ss14&amp;cv04=4" svg:font-family="Aegean:ss14&amp;cv04=4" style:font-family-generic="swiss" style:font-pitch="variable"/>
    <style:font-face style:name="Aegean:ss14&amp;cv05" svg:font-family="Aegean:ss14&amp;cv05" style:font-family-generic="swiss" style:font-pitch="variable"/>
    <style:font-face style:name="Aegean:ss14&amp;cv05=2" svg:font-family="Aegean:ss14&amp;cv05=2" style:font-family-generic="swiss" style:font-pitch="variable"/>
    <style:font-face style:name="Aegean:ss14&amp;cv05=3" svg:font-family="Aegean:ss14&amp;cv05=3" style:font-family-generic="swiss" style:font-pitch="variable"/>
    <style:font-face style:name="Aegean:ss14&amp;cv05=4" svg:font-family="Aegean:ss14&amp;cv05=4" style:font-family-generic="swiss" style:font-pitch="variable"/>
    <style:font-face style:name="Aegean:ss14&amp;cv05=5" svg:font-family="Aegean:ss14&amp;cv05=5" style:font-family-generic="swiss" style:font-pitch="variable"/>
    <style:font-face style:name="Aegean:ss15" svg:font-family="Aegean:ss15" style:font-family-generic="swiss" style:font-pitch="variable"/>
    <style:font-face style:name="Aegean:ss15&amp;cv01" svg:font-family="Aegean:ss15&amp;cv01" style:font-family-generic="swiss" style:font-pitch="variable"/>
    <style:font-face style:name="Aegean:ss15&amp;cv02" svg:font-family="Aegean:ss15&amp;cv02" style:font-family-generic="swiss" style:font-pitch="variable"/>
    <style:font-face style:name="Aegean:ss15&amp;cv02=2" svg:font-family="Aegean:ss15&amp;cv02=2" style:font-family-generic="swiss" style:font-pitch="variable"/>
    <style:font-face style:name="Aegean:ss15&amp;cv03" svg:font-family="Aegean:ss15&amp;cv03" style:font-family-generic="swiss" style:font-pitch="variable"/>
    <style:font-face style:name="Aegean:ss15&amp;cv03=2" svg:font-family="Aegean:ss15&amp;cv03=2" style:font-family-generic="swiss" style:font-pitch="variable"/>
    <style:font-face style:name="Aegean:ss15&amp;cv03=3" svg:font-family="Aegean:ss15&amp;cv03=3" style:font-family-generic="swiss" style:font-pitch="variable"/>
    <style:font-face style:name="Aegean:ss15&amp;cv04" svg:font-family="Aegean:ss15&amp;cv04" style:font-family-generic="swiss" style:font-pitch="variable"/>
    <style:font-face style:name="Aegean:ss15&amp;cv04=2" svg:font-family="Aegean:ss15&amp;cv04=2" style:font-family-generic="swiss" style:font-pitch="variable"/>
    <style:font-face style:name="Aegean:ss15&amp;cv04=3" svg:font-family="Aegean:ss15&amp;cv04=3" style:font-family-generic="swiss" style:font-pitch="variable"/>
    <style:font-face style:name="Aegean:ss15&amp;cv04=4" svg:font-family="Aegean:ss15&amp;cv04=4" style:font-family-generic="swiss" style:font-pitch="variable"/>
    <style:font-face style:name="Aegean:ss15&amp;cv05" svg:font-family="Aegean:ss15&amp;cv05" style:font-family-generic="swiss" style:font-pitch="variable"/>
    <style:font-face style:name="Aegean:ss15&amp;cv05=2" svg:font-family="Aegean:ss15&amp;cv05=2" style:font-family-generic="swiss" style:font-pitch="variable"/>
    <style:font-face style:name="Aegean:ss15&amp;cv05=3" svg:font-family="Aegean:ss15&amp;cv05=3" style:font-family-generic="swiss" style:font-pitch="variable"/>
    <style:font-face style:name="Aegean:ss15&amp;cv05=4" svg:font-family="Aegean:ss15&amp;cv05=4" style:font-family-generic="swiss" style:font-pitch="variable"/>
    <style:font-face style:name="Aegean:ss15&amp;cv05=5" svg:font-family="Aegean:ss15&amp;cv05=5" style:font-family-generic="swiss" style:font-pitch="variable"/>
    <style:font-face style:name="Aegean:ss15&amp;cv06" svg:font-family="Aegean:ss15&amp;cv06" style:font-family-generic="swiss" style:font-pitch="variable"/>
    <style:font-face style:name="Aegean:ss15&amp;cv06=2" svg:font-family="Aegean:ss15&amp;cv06=2" style:font-family-generic="swiss" style:font-pitch="variable"/>
    <style:font-face style:name="Aegean:ss15&amp;cv06=3" svg:font-family="Aegean:ss15&amp;cv06=3" style:font-family-generic="swiss" style:font-pitch="variable"/>
    <style:font-face style:name="Aegean:ss15&amp;cv06=4" svg:font-family="Aegean:ss15&amp;cv06=4" style:font-family-generic="swiss" style:font-pitch="variable"/>
    <style:font-face style:name="Aegean:ss15&amp;cv06=5" svg:font-family="Aegean:ss15&amp;cv06=5" style:font-family-generic="swiss" style:font-pitch="variable"/>
    <style:font-face style:name="Aegean:ss15&amp;cv06=6" svg:font-family="Aegean:ss15&amp;cv06=6" style:font-family-generic="swiss" style:font-pitch="variable"/>
    <style:font-face style:name="Aegean:ss15&amp;cv07" svg:font-family="Aegean:ss15&amp;cv07" style:font-family-generic="swiss" style:font-pitch="variable"/>
    <style:font-face style:name="Aegean:ss15&amp;cv07=2" svg:font-family="Aegean:ss15&amp;cv07=2" style:font-family-generic="swiss" style:font-pitch="variable"/>
    <style:font-face style:name="Aegean:ss15&amp;cv07=3" svg:font-family="Aegean:ss15&amp;cv07=3" style:font-family-generic="swiss" style:font-pitch="variable"/>
    <style:font-face style:name="Aegean:ss15&amp;cv07=4" svg:font-family="Aegean:ss15&amp;cv07=4" style:font-family-generic="swiss" style:font-pitch="variable"/>
    <style:font-face style:name="Aegean:ss15&amp;cv07=5" svg:font-family="Aegean:ss15&amp;cv07=5" style:font-family-generic="swiss" style:font-pitch="variable"/>
    <style:font-face style:name="Aegean:ss15&amp;cv07=6" svg:font-family="Aegean:ss15&amp;cv07=6" style:font-family-generic="swiss" style:font-pitch="variable"/>
    <style:font-face style:name="Aegean:ss15&amp;cv07=7" svg:font-family="Aegean:ss15&amp;cv07=7" style:font-family-generic="swiss" style:font-pitch="variable"/>
    <style:font-face style:name="Aegean:ss15&amp;cv08" svg:font-family="Aegean:ss15&amp;cv08" style:font-family-generic="swiss" style:font-pitch="variable"/>
    <style:font-face style:name="Aegean:ss15&amp;cv08=2" svg:font-family="Aegean:ss15&amp;cv08=2" style:font-family-generic="swiss" style:font-pitch="variable"/>
    <style:font-face style:name="Aegean:ss15&amp;cv08=3" svg:font-family="Aegean:ss15&amp;cv08=3" style:font-family-generic="swiss" style:font-pitch="variable"/>
    <style:font-face style:name="Aegean:ss15&amp;cv08=4" svg:font-family="Aegean:ss15&amp;cv08=4" style:font-family-generic="swiss" style:font-pitch="variable"/>
    <style:font-face style:name="Aegean:ss15&amp;cv08=5" svg:font-family="Aegean:ss15&amp;cv08=5" style:font-family-generic="swiss" style:font-pitch="variable"/>
    <style:font-face style:name="Aegean:ss15&amp;cv08=6" svg:font-family="Aegean:ss15&amp;cv08=6" style:font-family-generic="swiss" style:font-pitch="variable"/>
    <style:font-face style:name="Aegean:ss15&amp;cv08=7" svg:font-family="Aegean:ss15&amp;cv08=7" style:font-family-generic="swiss" style:font-pitch="variable"/>
    <style:font-face style:name="Aegean:ss15&amp;cv08=8" svg:font-family="Aegean:ss15&amp;cv08=8" style:font-family-generic="swiss" style:font-pitch="variable"/>
    <style:font-face style:name="Aegean:ss15&amp;cv09" svg:font-family="Aegean:ss15&amp;cv09" style:font-family-generic="swiss" style:font-pitch="variable"/>
    <style:font-face style:name="Aegean:ss15&amp;cv09=2" svg:font-family="Aegean:ss15&amp;cv09=2" style:font-family-generic="swiss" style:font-pitch="variable"/>
    <style:font-face style:name="Aegean:ss15&amp;cv09=3" svg:font-family="Aegean:ss15&amp;cv09=3" style:font-family-generic="swiss" style:font-pitch="variable"/>
    <style:font-face style:name="Aegean:ss15&amp;cv09=4" svg:font-family="Aegean:ss15&amp;cv09=4" style:font-family-generic="swiss" style:font-pitch="variable"/>
    <style:font-face style:name="Aegean:ss15&amp;cv09=5" svg:font-family="Aegean:ss15&amp;cv09=5" style:font-family-generic="swiss" style:font-pitch="variable"/>
    <style:font-face style:name="Aegean:ss15&amp;cv09=6" svg:font-family="Aegean:ss15&amp;cv09=6" style:font-family-generic="swiss" style:font-pitch="variable"/>
    <style:font-face style:name="Aegean:ss15&amp;cv09=7" svg:font-family="Aegean:ss15&amp;cv09=7" style:font-family-generic="swiss" style:font-pitch="variable"/>
    <style:font-face style:name="Aegean:ss15&amp;cv09=8" svg:font-family="Aegean:ss15&amp;cv09=8" style:font-family-generic="swiss" style:font-pitch="variable"/>
    <style:font-face style:name="Aegean:ss15&amp;cv09=9" svg:font-family="Aegean:ss15&amp;cv09=9" style:font-family-generic="swiss" style:font-pitch="variable"/>
    <style:font-face style:name="Aegean:ss16" svg:font-family="Aegean:ss16" style:font-family-generic="swiss" style:font-pitch="variable"/>
    <style:font-face style:name="Aegean:ss16&amp;cv01" svg:font-family="Aegean:ss16&amp;cv01" style:font-family-generic="swiss" style:font-pitch="variable"/>
    <style:font-face style:name="Aegean:ss16&amp;cv02" svg:font-family="Aegean:ss16&amp;cv02" style:font-family-generic="swiss" style:font-pitch="variable"/>
    <style:font-face style:name="Aegean:ss16&amp;cv02=2" svg:font-family="Aegean:ss16&amp;cv02=2" style:font-family-generic="swiss" style:font-pitch="variable"/>
    <style:font-face style:name="Aegean:ss16&amp;cv03" svg:font-family="Aegean:ss16&amp;cv03" style:font-family-generic="swiss" style:font-pitch="variable"/>
    <style:font-face style:name="Aegean:ss16&amp;cv03=2" svg:font-family="Aegean:ss16&amp;cv03=2" style:font-family-generic="swiss" style:font-pitch="variable"/>
    <style:font-face style:name="Aegean:ss16&amp;cv03=3" svg:font-family="Aegean:ss16&amp;cv03=3" style:font-family-generic="swiss" style:font-pitch="variable"/>
    <style:font-face style:name="Aegean:ss16&amp;cv04" svg:font-family="Aegean:ss16&amp;cv04" style:font-family-generic="swiss" style:font-pitch="variable"/>
    <style:font-face style:name="Aegean:ss16&amp;cv04=2" svg:font-family="Aegean:ss16&amp;cv04=2" style:font-family-generic="swiss" style:font-pitch="variable"/>
    <style:font-face style:name="Aegean:ss16&amp;cv04=3" svg:font-family="Aegean:ss16&amp;cv04=3" style:font-family-generic="swiss" style:font-pitch="variable"/>
    <style:font-face style:name="Aegean:ss16&amp;cv04=4" svg:font-family="Aegean:ss16&amp;cv04=4" style:font-family-generic="swiss" style:font-pitch="variable"/>
    <style:font-face style:name="Aegean:ss16&amp;cv05" svg:font-family="Aegean:ss16&amp;cv05" style:font-family-generic="swiss" style:font-pitch="variable"/>
    <style:font-face style:name="Aegean:ss16&amp;cv05=2" svg:font-family="Aegean:ss16&amp;cv05=2" style:font-family-generic="swiss" style:font-pitch="variable"/>
    <style:font-face style:name="Aegean:ss16&amp;cv05=3" svg:font-family="Aegean:ss16&amp;cv05=3" style:font-family-generic="swiss" style:font-pitch="variable"/>
    <style:font-face style:name="Aegean:ss16&amp;cv05=4" svg:font-family="Aegean:ss16&amp;cv05=4" style:font-family-generic="swiss" style:font-pitch="variable"/>
    <style:font-face style:name="Aegean:ss16&amp;cv05=5" svg:font-family="Aegean:ss16&amp;cv05=5" style:font-family-generic="swiss" style:font-pitch="variable"/>
    <style:font-face style:name="Aegean:ss16&amp;cv06" svg:font-family="Aegean:ss16&amp;cv06" style:font-family-generic="swiss" style:font-pitch="variable"/>
    <style:font-face style:name="Aegean:ss16&amp;cv06=2" svg:font-family="Aegean:ss16&amp;cv06=2" style:font-family-generic="swiss" style:font-pitch="variable"/>
    <style:font-face style:name="Aegean:ss16&amp;cv06=3" svg:font-family="Aegean:ss16&amp;cv06=3" style:font-family-generic="swiss" style:font-pitch="variable"/>
    <style:font-face style:name="Aegean:ss16&amp;cv06=4" svg:font-family="Aegean:ss16&amp;cv06=4" style:font-family-generic="swiss" style:font-pitch="variable"/>
    <style:font-face style:name="Aegean:ss16&amp;cv06=5" svg:font-family="Aegean:ss16&amp;cv06=5" style:font-family-generic="swiss" style:font-pitch="variable"/>
    <style:font-face style:name="Aegean:ss16&amp;cv06=6" svg:font-family="Aegean:ss16&amp;cv06=6" style:font-family-generic="swiss" style:font-pitch="variable"/>
    <style:font-face style:name="Aegean:ss16&amp;cv08" svg:font-family="Aegean:ss16&amp;cv08" style:font-family-generic="swiss" style:font-pitch="variable"/>
    <style:font-face style:name="Aegean:ss16&amp;cv08=2" svg:font-family="Aegean:ss16&amp;cv08=2" style:font-family-generic="swiss" style:font-pitch="variable"/>
    <style:font-face style:name="Aegean:ss16&amp;cv08=3" svg:font-family="Aegean:ss16&amp;cv08=3" style:font-family-generic="swiss" style:font-pitch="variable"/>
    <style:font-face style:name="Aegean:ss16&amp;cv08=4" svg:font-family="Aegean:ss16&amp;cv08=4" style:font-family-generic="swiss" style:font-pitch="variable"/>
    <style:font-face style:name="Aegean:ss16&amp;cv08=5" svg:font-family="Aegean:ss16&amp;cv08=5" style:font-family-generic="swiss" style:font-pitch="variable"/>
    <style:font-face style:name="Aegean:ss16&amp;cv08=6" svg:font-family="Aegean:ss16&amp;cv08=6" style:font-family-generic="swiss" style:font-pitch="variable"/>
    <style:font-face style:name="Aegean:ss16&amp;cv08=7" svg:font-family="Aegean:ss16&amp;cv08=7" style:font-family-generic="swiss" style:font-pitch="variable"/>
    <style:font-face style:name="Aegean:ss16&amp;cv08=8" svg:font-family="Aegean:ss16&amp;cv08=8" style:font-family-generic="swiss" style:font-pitch="variable"/>
    <style:font-face style:name="Aegean:ss16&amp;cv09" svg:font-family="Aegean:ss16&amp;cv09" style:font-family-generic="swiss" style:font-pitch="variable"/>
    <style:font-face style:name="Aegean:ss16&amp;cv09=2" svg:font-family="Aegean:ss16&amp;cv09=2" style:font-family-generic="swiss" style:font-pitch="variable"/>
    <style:font-face style:name="Aegean:ss16&amp;cv09=3" svg:font-family="Aegean:ss16&amp;cv09=3" style:font-family-generic="swiss" style:font-pitch="variable"/>
    <style:font-face style:name="Aegean:ss16&amp;cv09=4" svg:font-family="Aegean:ss16&amp;cv09=4" style:font-family-generic="swiss" style:font-pitch="variable"/>
    <style:font-face style:name="Aegean:ss16&amp;cv09=5" svg:font-family="Aegean:ss16&amp;cv09=5" style:font-family-generic="swiss" style:font-pitch="variable"/>
    <style:font-face style:name="Aegean:ss16&amp;cv09=6" svg:font-family="Aegean:ss16&amp;cv09=6" style:font-family-generic="swiss" style:font-pitch="variable"/>
    <style:font-face style:name="Aegean:ss16&amp;cv09=7" svg:font-family="Aegean:ss16&amp;cv09=7" style:font-family-generic="swiss" style:font-pitch="variable"/>
    <style:font-face style:name="Aegean:ss16&amp;cv09=8" svg:font-family="Aegean:ss16&amp;cv09=8" style:font-family-generic="swiss" style:font-pitch="variable"/>
    <style:font-face style:name="Aegean:ss16&amp;cv09=9" svg:font-family="Aegean:ss16&amp;cv09=9" style:font-family-generic="swiss" style:font-pitch="variable"/>
    <style:font-face style:name="Aegean:ss17" svg:font-family="Aegean:ss17" style:font-family-generic="swiss" style:font-pitch="variable"/>
    <style:font-face style:name="Aegean:ss17&amp;cv01" svg:font-family="Aegean:ss17&amp;cv01" style:font-family-generic="swiss" style:font-pitch="variable"/>
    <style:font-face style:name="Aegean:ss17&amp;cv02" svg:font-family="Aegean:ss17&amp;cv02" style:font-family-generic="swiss" style:font-pitch="variable"/>
    <style:font-face style:name="Aegean:ss17&amp;cv02=2" svg:font-family="Aegean:ss17&amp;cv02=2" style:font-family-generic="swiss" style:font-pitch="variable"/>
    <style:font-face style:name="Aegean:ss17&amp;cv03" svg:font-family="Aegean:ss17&amp;cv03" style:font-family-generic="swiss" style:font-pitch="variable"/>
    <style:font-face style:name="Aegean:ss17&amp;cv03=2" svg:font-family="Aegean:ss17&amp;cv03=2" style:font-family-generic="swiss" style:font-pitch="variable"/>
    <style:font-face style:name="Aegean:ss17&amp;cv03=3" svg:font-family="Aegean:ss17&amp;cv03=3" style:font-family-generic="swiss" style:font-pitch="variable"/>
    <style:font-face style:name="Aegean:ss17&amp;cv04" svg:font-family="Aegean:ss17&amp;cv04" style:font-family-generic="swiss" style:font-pitch="variable"/>
    <style:font-face style:name="Aegean:ss17&amp;cv04=2" svg:font-family="Aegean:ss17&amp;cv04=2" style:font-family-generic="swiss" style:font-pitch="variable"/>
    <style:font-face style:name="Aegean:ss17&amp;cv04=3" svg:font-family="Aegean:ss17&amp;cv04=3" style:font-family-generic="swiss" style:font-pitch="variable"/>
    <style:font-face style:name="Aegean:ss17&amp;cv04=4" svg:font-family="Aegean:ss17&amp;cv04=4" style:font-family-generic="swiss" style:font-pitch="variable"/>
    <style:font-face style:name="Aegean:ss17&amp;cv05" svg:font-family="Aegean:ss17&amp;cv05" style:font-family-generic="swiss" style:font-pitch="variable"/>
    <style:font-face style:name="Aegean:ss17&amp;cv05=2" svg:font-family="Aegean:ss17&amp;cv05=2" style:font-family-generic="swiss" style:font-pitch="variable"/>
    <style:font-face style:name="Aegean:ss17&amp;cv05=3" svg:font-family="Aegean:ss17&amp;cv05=3" style:font-family-generic="swiss" style:font-pitch="variable"/>
    <style:font-face style:name="Aegean:ss17&amp;cv05=4" svg:font-family="Aegean:ss17&amp;cv05=4" style:font-family-generic="swiss" style:font-pitch="variable"/>
    <style:font-face style:name="Aegean:ss17&amp;cv05=5" svg:font-family="Aegean:ss17&amp;cv05=5" style:font-family-generic="swiss" style:font-pitch="variable"/>
    <style:font-face style:name="Aegean:ss18" svg:font-family="Aegean:ss18" style:font-family-generic="swiss" style:font-pitch="variable"/>
    <style:font-face style:name="Aegean:ss18&amp;cv01" svg:font-family="Aegean:ss18&amp;cv01" style:font-family-generic="swiss" style:font-pitch="variable"/>
    <style:font-face style:name="Aegean:ss19" svg:font-family="Aegean:ss19" style:font-family-generic="swiss" style:font-pitch="variable"/>
    <style:font-face style:name="Aegean:ss19&amp;cv01" svg:font-family="Aegean:ss19&amp;cv01" style:font-family-generic="swiss" style:font-pitch="variable"/>
    <style:font-face style:name="Aegean:ss19&amp;cv02" svg:font-family="Aegean:ss19&amp;cv02" style:font-family-generic="swiss" style:font-pitch="variable"/>
    <style:font-face style:name="Aegean:ss19&amp;cv02=2" svg:font-family="Aegean:ss19&amp;cv02=2" style:font-family-generic="swiss" style:font-pitch="variable"/>
    <style:font-face style:name="Aegean:ss20" svg:font-family="Aegean:ss20" style:font-family-generic="swiss" style:font-pitch="variable"/>
    <style:font-face style:name="Aegean:ss20&amp;cv01" svg:font-family="Aegean:ss20&amp;cv01" style:font-family-generic="swiss" style:font-pitch="variable"/>
    <style:font-face style:name="Aegean:ss20&amp;cv02" svg:font-family="Aegean:ss20&amp;cv02" style:font-family-generic="swiss" style:font-pitch="variable"/>
    <style:font-face style:name="Aegean:ss20&amp;cv02=2" svg:font-family="Aegean:ss20&amp;cv02=2" style:font-family-generic="swiss" style:font-pitch="variable"/>
    <style:font-face style:name="Aegean:subs" svg:font-family="Aegean:subs" style:font-family-generic="swiss" style:font-pitch="variable"/>
    <style:font-face style:name="Aegean:sups" svg:font-family="Aegean:sups" style:font-family-generic="swiss" style:font-pitch="variable"/>
    <style:font-face style:name="Anatolian" svg:font-family="Anatolian" style:font-family-generic="swiss" style:font-pitch="variable"/>
    <style:font-face style:name="Aroania" svg:font-family="Aroania" style:font-family-generic="swiss" style:font-pitch="variable"/>
    <style:font-face style:name="Aroania:frac" svg:font-family="Aroania:frac" style:font-family-generic="swiss" style:font-pitch="variable"/>
    <style:font-face style:name="Aroania:sups" svg:font-family="Aroania:sups" style:font-family-generic="swiss" style:font-pitch="variable"/>
    <style:font-face style:name="Calibri1" svg:font-family="Calibri"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Calibri Light:c2sc" svg:font-family="'Calibri Light:c2sc'" style:font-adornments="Regular" style:font-family-generic="swiss" style:font-pitch="variable"/>
    <style:font-face style:name="Calibri Light:onum" svg:font-family="'Calibri Light:onum'" style:font-adornments="Regular" style:font-family-generic="swiss" style:font-pitch="variable"/>
    <style:font-face style:name="Calibri Light:smcp" svg:font-family="'Calibri Light:smcp'" style:font-adornments="Regular" style:font-family-generic="swiss" style:font-pitch="variable"/>
    <style:font-face style:name="Calibri:onum" svg:font-family="Calibri:onum" style:font-family-generic="swiss" style:font-pitch="variable"/>
    <style:font-face style:name="Calibri:smcp" svg:font-family="Calibri:smcp" style:font-family-generic="swiss" style:font-pitch="variable"/>
    <style:font-face style:name="Aegean4" svg:font-family="Aegean" style:font-family-generic="system" style:font-pitch="variable"/>
    <style:font-face style:name="Aegean0011" svg:font-family="Aegean001" style:font-family-generic="system" style:font-pitch="variable"/>
    <style:font-face style:name="Calibri2" svg:font-family="Calibri" style:font-family-generic="system" style:font-pitch="variable"/>
    <style:font-face style:name="Calibri Light3" svg:font-family="'Calibri Light'"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2" style:display-name="Heading 2" style:family="paragraph" style:paren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swiss" fo:font-size="13pt" fo:font-weight="bold" style:font-name-asian="Calibri2" style:font-family-asian="Calibri"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swiss" fo:font-weight="bold" style:font-name-asian="Calibri2" style:font-family-asian="Calibri"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paren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swiss" fo:font-style="italic" fo:font-weight="bold" style:font-name-asian="Calibri2" style:font-family-asian="Calibri"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style>
    <style:style style:name="Title" style:family="paragraph" style:paren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swiss" fo:font-size="26pt" fo:letter-spacing="0.009cm" style:letter-kerning="true" style:font-name-asian="Calibri2" style:font-family-asian="Calibri"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swiss" fo:font-size="10.5pt" style:font-size-asian="10.5pt" style:font-size-complex="10.5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font5" style:family="paragraph" style:parent-style-name="Standard" style:default-outline-level="">
      <style:paragraph-properties fo:margin-top="0.494cm" fo:margin-bottom="0.494cm" loext:contextual-spacing="false" fo:line-height="100%"/>
      <style:text-properties fo:color="#ff0000" style:font-name="Aegean" fo:font-family="Aegean" style:font-family-generic="swiss" fo:font-size="14pt" style:font-name-asian="Times New Roman1" style:font-family-asian="'Times New Roman'" style:font-family-generic-asian="system" style:font-pitch-asian="variable" style:font-size-asian="14pt" style:language-asian="el" style:country-asian="GR" style:font-name-complex="Times New Roman1" style:font-family-complex="'Times New Roman'" style:font-family-generic-complex="system" style:font-pitch-complex="variable" style:font-size-complex="14pt" style:language-complex="he" style:country-complex="IL"/>
    </style:style>
    <style:style style:name="font6" style:family="paragraph" style:parent-style-name="Standard" style:default-outline-level="">
      <style:paragraph-properties fo:margin-top="0.494cm" fo:margin-bottom="0.494cm" loext:contextual-spacing="false" fo:line-height="100%"/>
      <style:text-properties fo:color="#cc00ff" style:font-name="Aegean" fo:font-family="Aegean" style:font-family-generic="swiss" fo:font-size="14pt" style:font-name-asian="Times New Roman1" style:font-family-asian="'Times New Roman'" style:font-family-generic-asian="system" style:font-pitch-asian="variable" style:font-size-asian="14pt" style:language-asian="el" style:country-asian="GR" style:font-name-complex="Times New Roman1" style:font-family-complex="'Times New Roman'" style:font-family-generic-complex="system" style:font-pitch-complex="variable" style:font-size-complex="14pt" style:language-complex="he" style:country-complex="IL"/>
    </style:style>
    <style:style style:name="xl63" style:family="paragraph" style:parent-style-name="Standard" style:default-outline-level="">
      <style:paragraph-properties fo:margin-top="0.494cm" fo:margin-bottom="0.494cm" loext:contextual-spacing="false" fo:line-height="100%" fo:text-align="center" style:justify-single-word="false" style:vertical-align="middle"/>
      <style:text-properties style:font-name="Aegean" fo:font-family="Aegean" style:font-family-generic="swiss" fo:font-size="14pt" style:font-name-asian="Times New Roman1" style:font-family-asian="'Times New Roman'" style:font-family-generic-asian="system" style:font-pitch-asian="variable" style:font-size-asian="14pt" style:language-asian="el" style:country-asian="GR" style:font-name-complex="Times New Roman1" style:font-family-complex="'Times New Roman'" style:font-family-generic-complex="system" style:font-pitch-complex="variable" style:font-size-complex="14pt" style:language-complex="he" style:country-complex="IL"/>
    </style:style>
    <style:style style:name="xl64" style:family="paragraph" style:parent-style-name="Standard" style:default-outline-level="">
      <style:paragraph-properties fo:margin-top="0.494cm" fo:margin-bottom="0.494cm" loext:contextual-spacing="false" fo:line-height="100%" style:vertical-align="middle"/>
      <style:text-properties style:font-name="Aegean" fo:font-family="Aegean" style:font-family-generic="swiss" fo:font-size="14pt" style:font-name-asian="Times New Roman1" style:font-family-asian="'Times New Roman'" style:font-family-generic-asian="system" style:font-pitch-asian="variable" style:font-size-asian="14pt" style:language-asian="el" style:country-asian="GR" style:font-name-complex="Times New Roman1" style:font-family-complex="'Times New Roman'" style:font-family-generic-complex="system" style:font-pitch-complex="variable" style:font-size-complex="14pt" style:language-complex="he" style:country-complex="IL"/>
    </style:style>
    <style:style style:name="xl65" style:family="paragraph" style:parent-style-name="Standard" style:default-outline-level="">
      <style:paragraph-properties fo:margin-top="0.494cm" fo:margin-bottom="0.494cm" loext:contextual-spacing="false" fo:line-height="100%"/>
      <style:text-properties fo:color="#006600" style:font-name="Aegean" fo:font-family="Aegean" style:font-family-generic="swiss" fo:font-size="14pt" style:font-name-asian="Times New Roman1" style:font-family-asian="'Times New Roman'" style:font-family-generic-asian="system" style:font-pitch-asian="variable" style:font-size-asian="14pt" style:language-asian="el" style:country-asian="GR" style:font-name-complex="Times New Roman1" style:font-family-complex="'Times New Roman'" style:font-family-generic-complex="system" style:font-pitch-complex="variable" style:font-size-complex="14pt" style:language-complex="he" style:country-complex="IL"/>
    </style:style>
    <style:style style:name="xl66" style:family="paragraph" style:parent-style-name="Standard" style:default-outline-level="">
      <style:paragraph-properties fo:margin-top="0.494cm" fo:margin-bottom="0.494cm" loext:contextual-spacing="false" fo:line-height="100%"/>
      <style:text-properties fo:color="#00b0f0" style:font-name="Aegean" fo:font-family="Aegean" style:font-family-generic="swiss" fo:font-size="14pt" style:font-name-asian="Times New Roman1" style:font-family-asian="'Times New Roman'" style:font-family-generic-asian="system" style:font-pitch-asian="variable" style:font-size-asian="14pt" style:language-asian="el" style:country-asian="GR" style:font-name-complex="Times New Roman1" style:font-family-complex="'Times New Roman'" style:font-family-generic-complex="system" style:font-pitch-complex="variable" style:font-size-complex="14pt" style:language-complex="he" style:country-complex="IL"/>
    </style:style>
    <style:style style:name="xl67" style:family="paragraph" style:parent-style-name="Standard" style:default-outline-level="">
      <style:paragraph-properties fo:margin-top="0.494cm" fo:margin-bottom="0.494cm" loext:contextual-spacing="false" fo:line-height="100%"/>
      <style:text-properties fo:color="#0000ff" style:font-name="Aegean" fo:font-family="Aegean" style:font-family-generic="swiss" fo:font-size="14pt" style:font-name-asian="Times New Roman1" style:font-family-asian="'Times New Roman'" style:font-family-generic-asian="system" style:font-pitch-asian="variable" style:font-size-asian="14pt" style:language-asian="el" style:country-asian="GR" style:font-name-complex="Times New Roman1" style:font-family-complex="'Times New Roman'" style:font-family-generic-complex="system" style:font-pitch-complex="variable" style:font-size-complex="14pt" style:language-complex="he" style:country-complex="IL"/>
    </style:style>
    <style:style style:name="xl68" style:family="paragraph" style:parent-style-name="Standard" style:default-outline-level="">
      <style:paragraph-properties fo:margin-top="0.494cm" fo:margin-bottom="0.494cm" loext:contextual-spacing="false" fo:line-height="100%"/>
      <style:text-properties fo:color="#ff0000" style:font-name="Aegean" fo:font-family="Aegean" style:font-family-generic="swiss" fo:font-size="14pt" style:font-name-asian="Times New Roman1" style:font-family-asian="'Times New Roman'" style:font-family-generic-asian="system" style:font-pitch-asian="variable" style:font-size-asian="14pt" style:language-asian="el" style:country-asian="GR" style:font-name-complex="Times New Roman1" style:font-family-complex="'Times New Roman'" style:font-family-generic-complex="system" style:font-pitch-complex="variable" style:font-size-complex="14pt" style:language-complex="he" style:country-complex="IL"/>
    </style:style>
    <style:style style:name="xl69" style:family="paragraph" style:parent-style-name="Standard" style:default-outline-level="">
      <style:paragraph-properties fo:margin-top="0.494cm" fo:margin-bottom="0.494cm" loext:contextual-spacing="false" fo:line-height="100%"/>
      <style:text-properties fo:color="#000000" style:font-name="Aegean" fo:font-family="Aegean" style:font-family-generic="swiss" fo:font-size="14pt" style:font-name-asian="Times New Roman1" style:font-family-asian="'Times New Roman'" style:font-family-generic-asian="system" style:font-pitch-asian="variable" style:font-size-asian="14pt" style:language-asian="el" style:country-asian="GR" style:font-name-complex="Times New Roman1" style:font-family-complex="'Times New Roman'" style:font-family-generic-complex="system" style:font-pitch-complex="variable" style:font-size-complex="14pt" style:language-complex="he" style:country-complex="IL"/>
    </style:style>
    <style:style style:name="xl70" style:family="paragraph" style:parent-style-name="Standard" style:default-outline-level="">
      <style:paragraph-properties fo:margin-top="0.494cm" fo:margin-bottom="0.494cm" loext:contextual-spacing="false" fo:line-height="100%" fo:text-align="end" style:justify-single-word="false" style:vertical-align="middle"/>
      <style:text-properties fo:color="#948a54" style:font-name="Aegean" fo:font-family="Aegean" style:font-family-generic="swiss"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xl71" style:family="paragraph" style:parent-style-name="Standard" style:default-outline-level="">
      <style:paragraph-properties fo:margin-top="0.494cm" fo:margin-bottom="0.494cm" loext:contextual-spacing="false" fo:line-height="100%" fo:text-align="center" style:justify-single-word="false"/>
      <style:text-properties style:font-name="Aegean" fo:font-family="Aegean" style:font-family-generic="swiss"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he" style:country-complex="IL"/>
    </style:style>
    <style:style style:name="font7" style:family="paragraph" style:parent-style-name="Standard" style:default-outline-level="">
      <style:paragraph-properties fo:margin-top="0.494cm" fo:margin-bottom="0.494cm" loext:contextual-spacing="false" fo:line-height="100%"/>
      <style:text-properties fo:color="#7030a0" style:font-name="Aegean" fo:font-family="Aegean" style:font-family-generic="swiss" fo:font-size="14pt" style:font-name-asian="Times New Roman1" style:font-family-asian="'Times New Roman'" style:font-family-generic-asian="system" style:font-pitch-asian="variable" style:font-size-asian="14pt" style:language-asian="el" style:country-asian="GR" style:font-name-complex="Times New Roman1" style:font-family-complex="'Times New Roman'" style:font-family-generic-complex="system" style:font-pitch-complex="variable" style:font-size-complex="14pt" style:language-complex="he" style:country-complex="IL"/>
    </style:style>
    <style:style style:name="xl72" style:family="paragraph" style:parent-style-name="Standard" style:default-outline-level="">
      <style:paragraph-properties fo:margin-top="0.494cm" fo:margin-bottom="0.494cm" loext:contextual-spacing="false" fo:line-height="100%" style:vertical-align="middle"/>
      <style:text-properties fo:color="#6600cc" style:font-name="Aegean" fo:font-family="Aegean" style:font-family-generic="swiss" fo:font-size="14pt" style:font-name-asian="Times New Roman1" style:font-family-asian="'Times New Roman'" style:font-family-generic-asian="system" style:font-pitch-asian="variable" style:font-size-asian="14pt" style:language-asian="el" style:country-asian="GR" style:font-name-complex="Times New Roman1" style:font-family-complex="'Times New Roman'" style:font-family-generic-complex="system" style:font-pitch-complex="variable" style:font-size-complex="14pt" style:language-complex="he" style:country-complex="IL"/>
    </style:style>
    <style:style style:name="xl73" style:family="paragraph" style:parent-style-name="Standard" style:default-outline-level="">
      <style:paragraph-properties fo:margin-top="0.494cm" fo:margin-bottom="0.494cm" loext:contextual-spacing="false" fo:line-height="100%" style:vertical-align="middle"/>
      <style:text-properties style:font-name="Aegean" fo:font-family="Aegean" style:font-family-generic="swiss" fo:font-size="14pt" style:font-name-asian="Times New Roman1" style:font-family-asian="'Times New Roman'" style:font-family-generic-asian="system" style:font-pitch-asian="variable" style:font-size-asian="14pt" style:language-asian="el" style:country-asian="GR" style:font-name-complex="Times New Roman1" style:font-family-complex="'Times New Roman'" style:font-family-generic-complex="system" style:font-pitch-complex="variable" style:font-size-complex="14pt" style:language-complex="he" style:country-complex="IL"/>
    </style:style>
    <style:style style:name="xl74" style:family="paragraph" style:parent-style-name="Standard" style:default-outline-level="">
      <style:paragraph-properties fo:margin-top="0.494cm" fo:margin-bottom="0.494cm" loext:contextual-spacing="false" fo:line-height="100%" style:vertical-align="middle"/>
      <style:text-properties fo:color="#943634" style:font-name="Aegean" fo:font-family="Aegean" style:font-family-generic="swiss" fo:font-size="14pt" style:font-name-asian="Times New Roman1" style:font-family-asian="'Times New Roman'" style:font-family-generic-asian="system" style:font-pitch-asian="variable" style:font-size-asian="14pt" style:language-asian="el" style:country-asian="GR" style:font-name-complex="Times New Roman1" style:font-family-complex="'Times New Roman'" style:font-family-generic-complex="system" style:font-pitch-complex="variable" style:font-size-complex="14pt" style:language-complex="he" style:country-complex="IL"/>
    </style:style>
    <style:style style:name="xl75" style:family="paragraph" style:parent-style-name="Standard" style:default-outline-level="">
      <style:paragraph-properties fo:margin-top="0.494cm" fo:margin-bottom="0.494cm" loext:contextual-spacing="false" fo:line-height="100%" style:vertical-align="middle"/>
      <style:text-properties fo:color="#0000ff" style:font-name="Aegean" fo:font-family="Aegean" style:font-family-generic="swiss" fo:font-size="14pt" style:font-name-asian="Times New Roman1" style:font-family-asian="'Times New Roman'" style:font-family-generic-asian="system" style:font-pitch-asian="variable" style:font-size-asian="14pt" style:language-asian="el" style:country-asian="GR" style:font-name-complex="Times New Roman1" style:font-family-complex="'Times New Roman'" style:font-family-generic-complex="system" style:font-pitch-complex="variable" style:font-size-complex="14pt" style:language-complex="he" style:country-complex="IL"/>
    </style:style>
    <style:style style:name="xl76" style:family="paragraph" style:parent-style-name="Standard" style:default-outline-level="">
      <style:paragraph-properties fo:margin-top="0.494cm" fo:margin-bottom="0.494cm" loext:contextual-spacing="false" fo:line-height="100%" fo:text-align="center" style:justify-single-word="false" style:vertical-align="middle"/>
      <style:text-properties style:font-name="Aegean" fo:font-family="Aegean" style:font-family-generic="swiss" fo:font-size="14pt" style:font-name-asian="Times New Roman1" style:font-family-asian="'Times New Roman'" style:font-family-generic-asian="system" style:font-pitch-asian="variable" style:font-size-asian="14pt" style:language-asian="el" style:country-asian="GR" style:font-name-complex="Times New Roman1" style:font-family-complex="'Times New Roman'" style:font-family-generic-complex="system" style:font-pitch-complex="variable" style:font-size-complex="14pt" style:language-complex="he" style:country-complex="IL"/>
    </style:style>
    <style:style style:name="Βασικό"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Κεφαλίδα_20_Char" style:display-name="Κεφαλίδα Char" style:family="text" style:parent-style-name="Default_20_Paragraph_20_Font"/>
    <style:style style:name="Υποσέλιδο_20_Char" style:display-name="Υποσέλιδο Char" style:family="text" style:parent-style-name="Default_20_Paragraph_20_Font"/>
    <style:style style:name="Κείμενο_20_πλαισίου_20_Char" style:display-name="Κείμενο πλαισίου Char" style:family="text" style:parent-style-name="Default_20_Paragraph_20_Fon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Επικεφαλίδα_20_2_20_Char" style:display-name="Επικεφαλίδα 2 Char" style:family="text" style:parent-style-name="Default_20_Paragraph_20_Font">
      <style:text-properties fo:color="#4f81bd" style:font-name="Cambria" fo:font-family="Cambria" style:font-family-generic="swiss" fo:font-size="13pt" fo:font-weight="bold" style:font-name-asian="Calibri2" style:font-family-asian="Calibri"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Επικεφαλίδα_20_3_20_Char" style:display-name="Επικεφαλίδα 3 Char" style:family="text" style:parent-style-name="Default_20_Paragraph_20_Font">
      <style:text-properties fo:color="#4f81bd" style:font-name="Cambria" fo:font-family="Cambria" style:font-family-generic="swiss" fo:font-weight="bold" style:font-name-asian="Calibri2" style:font-family-asian="Calibri"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Επικεφαλίδα_20_4_20_Char" style:display-name="Επικεφαλίδα 4 Char" style:family="text" style:parent-style-name="Default_20_Paragraph_20_Font">
      <style:text-properties fo:color="#4f81bd" style:font-name="Cambria" fo:font-family="Cambria" style:font-family-generic="swiss" fo:font-style="italic" fo:font-weight="bold" style:font-name-asian="Calibri2" style:font-family-asian="Calibri"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Τίτλος_20_Char" style:display-name="Τίτλος Char" style:family="text" style:parent-style-name="Default_20_Paragraph_20_Font">
      <style:text-properties fo:color="#17365d" style:font-name="Cambria" fo:font-family="Cambria" style:font-family-generic="swiss" fo:font-size="26pt" fo:letter-spacing="0.009cm" style:letter-kerning="true" style:font-name-asian="Calibri2" style:font-family-asian="Calibri"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Απλό_20_κείμενο_20_Char" style:display-name="Απλό κείμενο Char" style:family="text" style:parent-style-name="Default_20_Paragraph_20_Font">
      <style:text-properties style:font-name="Consolas" fo:font-family="Consolas" style:font-family-generic="swiss" fo:font-size="10.5pt" style:font-size-asian="10.5pt" style:font-size-complex="10.5pt"/>
    </style:style>
    <style:style style:name="Απλό_20_κείμενο_20_Char1" style:display-name="Απλό κείμενο Char1" style:family="text" style:parent-style-name="Default_20_Paragraph_20_Font">
      <style:text-properties style:font-name="Consolas" fo:font-family="Consolas" style:font-family-generic="swiss" fo:font-size="10.5pt" style:font-size-asian="10.5pt" style:font-size-complex="10.5pt"/>
    </style:style>
    <style:style style:name="Τίτλος_20_Char1" style:display-name="Τίτλος Char1" style:family="text" style:parent-style-name="Default_20_Paragraph_20_Font">
      <style:text-properties fo:color="#17365d" style:font-name="Cambria" fo:font-family="Cambria" style:font-family-generic="swiss" fo:font-size="26pt" fo:letter-spacing="0.009cm" style:letter-kerning="true" style:font-name-asian="Calibri2" style:font-family-asian="Calibri"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categorytreeemptybullet" style:family="text" style:parent-style-name="Default_20_Paragraph_20_Font"/>
    <style:style style:name="categorytreebullet" style:family="text" style:parent-style-name="Default_20_Paragraph_20_Font"/>
    <style:style style:name="categorytreetoggle"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Κεφαλίδα_20_Char1" style:display-name="Κεφαλίδα Char1"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style:font-name-asian="Calibri2" style:font-family-asian="Calibri" style:font-family-generic-asian="system" style:font-pitch-asian="variable" style:font-name-complex="Courier New" style:font-family-complex="'Courier New'" style:font-family-generic-complex="system" style:font-pitch-complex="variable"/>
    </style:style>
    <style:style style:name="ListLabel_20_329" style:display-name="ListLabel 329" style:family="text">
      <style:text-properties style:font-name-complex="Courier New" style:font-family-complex="'Courier New'" style:font-family-generic-complex="system" style:font-pitch-complex="variable"/>
    </style:style>
    <style:style style:name="ListLabel_20_330" style:display-name="ListLabel 330" style:family="text">
      <style:text-properties style:font-name-complex="Courier New" style:font-family-complex="'Courier New'" style:font-family-generic-complex="system" style:font-pitch-complex="variable"/>
    </style:style>
    <style:style style:name="ListLabel_20_331" style:display-name="ListLabel 331" style:family="text">
      <style:text-properties style:font-name-complex="Courier New" style:font-family-complex="'Courier New'" style:font-family-generic-complex="system" style:font-pitch-complex="variable"/>
    </style:style>
    <style:style style:name="Προεπιλεγμένη_20_γραμματοσειρά" style:display-name="Προεπιλεγμένη γραμματοσειρά" style:family="text"/>
    <style:style style:name="Υπερ-σύνδεση" style:family="text" style:parent-style-name="Προεπιλεγμένη_20_γραμματοσειρά">
      <style:text-properties fo:color="#0000ff" style:text-underline-style="solid" style:text-underline-width="auto" style:text-underline-color="font-color" style:text-underline-mode="continuous" style:text-overline-mode="continuous" style:text-line-through-mode="continuous"/>
    </style:style>
    <style:style style:name="Bullet_20_Symbols_20__28_user_29_" style:display-name="Bullet Symbols (user)" style:family="text"/>
    <style:style style:name="apple-converted-space" style:family="text" style:parent-style-name="Προεπιλεγμένη_20_γραμματοσειρά"/>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3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4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50"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5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5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5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5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5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59"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6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6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64"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6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6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8"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6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7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7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7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7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77"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7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8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8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8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8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9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9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9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9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9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9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9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0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0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0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0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10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0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0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0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0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1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1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11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1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1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1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1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1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2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1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2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2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2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2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2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3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1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3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3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3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3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3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0"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14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4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4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4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4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4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9"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15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5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5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54"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5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5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58"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15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6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6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6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6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6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67"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16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6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7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7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7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7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7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17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7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7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8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8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8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8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18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8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8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8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9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9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9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9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19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9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9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9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9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0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0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20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0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0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0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0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0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1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1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21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1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1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1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1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1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1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2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22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2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2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2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2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2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2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2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30"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23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3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3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3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3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3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3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3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39"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24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4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4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4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44"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4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4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4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48"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24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5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5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5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5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5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5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57"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25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5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6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6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6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6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6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6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6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26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6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6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7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7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7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7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7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7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27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7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7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7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8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8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8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8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28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8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8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8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8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9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9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29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9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9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9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9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9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0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0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30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0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0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0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0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0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0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31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1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1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1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1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20"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32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2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2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2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2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28" style:num-suffix="–" text:bullet-char="–">
        <style:list-level-properties text:list-level-position-and-space-mode="label-alignment">
          <style:list-level-label-alignment text:label-followed-by="listtab" fo:text-indent="-0.635cm" fo:margin-left="0.688cm"/>
        </style:list-level-properties>
        <style:text-properties fo:font-family="Calibri" style:font-style-name="Regular" style:font-family-generic="swiss" style:font-pitch="variable"/>
      </text:list-level-style-bullet>
      <text:list-level-style-bullet text:level="2" text:style-name="ListLabel_20_329" style:num-suffix="o" text:bullet-char="o">
        <style:list-level-properties text:list-level-position-and-space-mode="label-alignment">
          <style:list-level-label-alignment text:label-followed-by="listtab" fo:text-indent="-0.635cm" fo:margin-left="1.958cm"/>
        </style:list-level-properties>
        <style:text-properties fo:font-family="'Courier New'" style:font-style-name="Κανονικά"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228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98cm"/>
        </style:list-level-properties>
        <style:text-properties fo:font-family="Symbol" style:font-charset="x-symbol"/>
      </text:list-level-style-bullet>
      <text:list-level-style-bullet text:level="5" text:style-name="ListLabel_20_330" style:num-suffix="o" text:bullet-char="o">
        <style:list-level-properties text:list-level-position-and-space-mode="label-alignment">
          <style:list-level-label-alignment text:label-followed-by="listtab" fo:text-indent="-0.635cm" fo:margin-left="5.768cm"/>
        </style:list-level-properties>
        <style:text-properties fo:font-family="'Courier New'" style:font-style-name="Κανονικά"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038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308cm"/>
        </style:list-level-properties>
        <style:text-properties fo:font-family="Symbol" style:font-charset="x-symbol"/>
      </text:list-level-style-bullet>
      <text:list-level-style-bullet text:level="8" text:style-name="ListLabel_20_331" style:num-suffix="o" text:bullet-char="o">
        <style:list-level-properties text:list-level-position-and-space-mode="label-alignment">
          <style:list-level-label-alignment text:label-followed-by="listtab" fo:text-indent="-0.635cm" fo:margin-left="9.578cm"/>
        </style:list-level-properties>
        <style:text-properties fo:font-family="'Courier New'" style:font-style-name="Κανονικά"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848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image text:level="1" xlink:href="Pictures/10000201000001090000007048CC9F035AD67220.png" xlink:type="simple" xlink:show="embed" xlink:actuate="onLoad">
        <style:list-level-properties text:list-level-position-and-space-mode="label-alignment" style:vertical-pos="middle" style:vertical-rel="line" fo:width="0.66cm" fo:height="0.279cm">
          <style:list-level-label-alignment text:label-followed-by="listtab" text:list-tab-stop-position="1.27cm" fo:text-indent="-0.635cm" fo:margin-left="1.27cm"/>
        </style:list-level-properties>
      </text:list-level-style-image>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2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code Fonts for Ancient Scripts</dc:title>
    <dc:subject>UFAS documentation</dc:subject>
    <meta:initial-creator>George Douros</meta:initial-creator>
    <dc:description>Strictly limited to personal use.</dc:description>
    <meta:editing-cycles>134</meta:editing-cycles>
    <meta:print-date>2013-04-12T09:55:00</meta:print-date>
    <meta:creation-date>2017-03-08T09:23:00</meta:creation-date>
    <dc:date>2020-03-11T13:34:08.280000000</dc:date>
    <meta:editing-duration>PT8H8M13S</meta:editing-duration>
    <meta:generator>LibreOffice/5.4.2.2$Windows_x86 LibreOffice_project/22b09f6418e8c2d508a9eaf86b2399209b0990f4</meta:generator>
    <meta:document-statistic meta:table-count="13" meta:image-count="0" meta:object-count="0" meta:page-count="23" meta:paragraph-count="3752" meta:word-count="10988" meta:character-count="43264" meta:non-whitespace-character-count="36052"/>
    <meta:template xlink:type="simple" xlink:actuate="onRequest" xlink:title="Normal.dotm" xlink:href=""/>
  </office:meta>
</office:document-meta>
</file>